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>
      <style:map style:condition="cell-content()=1" style:apply-style-name="Error" style:base-cell-address="Sheet1.E7"/>
    </style:style>
    <style:style style:name="ce3" style:family="table-cell" style:parent-style-name="Default">
      <style:map style:condition="cell-content()=1" style:apply-style-name="Error" style:base-cell-address="Sheet1.E8"/>
    </style:style>
    <style:style style:name="ce4" style:family="table-cell" style:parent-style-name="Default">
      <style:map style:condition="cell-content()=1" style:apply-style-name="Error" style:base-cell-address="Sheet1.E9"/>
    </style:style>
    <style:style style:name="ce5" style:family="table-cell" style:parent-style-name="Default">
      <style:map style:condition="cell-content()=1" style:apply-style-name="Error" style:base-cell-address="Sheet1.E10"/>
    </style:style>
    <style:style style:name="ce6" style:family="table-cell" style:parent-style-name="Default">
      <style:map style:condition="cell-content()=1" style:apply-style-name="Error" style:base-cell-address="Sheet1.E11"/>
    </style:style>
    <style:style style:name="ce7" style:family="table-cell" style:parent-style-name="Default">
      <style:map style:condition="cell-content()=1" style:apply-style-name="Error" style:base-cell-address="Sheet1.E12"/>
    </style:style>
    <style:style style:name="ce8" style:family="table-cell" style:parent-style-name="Default">
      <style:map style:condition="cell-content()=1" style:apply-style-name="Error" style:base-cell-address="Sheet1.E13"/>
    </style:style>
    <style:style style:name="ce9" style:family="table-cell" style:parent-style-name="Default">
      <style:map style:condition="cell-content()=1" style:apply-style-name="Error" style:base-cell-address="Sheet1.E14"/>
    </style:style>
    <style:style style:name="ce10" style:family="table-cell" style:parent-style-name="Default">
      <style:map style:condition="cell-content()=1" style:apply-style-name="Error" style:base-cell-address="Sheet1.E15"/>
    </style:style>
    <style:style style:name="ce11" style:family="table-cell" style:parent-style-name="Default">
      <style:map style:condition="cell-content()=1" style:apply-style-name="Error" style:base-cell-address="Sheet1.E16"/>
    </style:style>
    <style:style style:name="ce12" style:family="table-cell" style:parent-style-name="Default">
      <style:map style:condition="cell-content()=1" style:apply-style-name="Error" style:base-cell-address="Sheet1.E17"/>
    </style:style>
    <style:style style:name="ce13" style:family="table-cell" style:parent-style-name="Default">
      <style:map style:condition="cell-content()=1" style:apply-style-name="Error" style:base-cell-address="Sheet1.E18"/>
    </style:style>
    <style:style style:name="ce14" style:family="table-cell" style:parent-style-name="Default">
      <style:map style:condition="cell-content()=1" style:apply-style-name="Error" style:base-cell-address="Sheet1.E19"/>
    </style:style>
    <style:style style:name="ce15" style:family="table-cell" style:parent-style-name="Default">
      <style:map style:condition="cell-content()=1" style:apply-style-name="Error" style:base-cell-address="Sheet1.E20"/>
    </style:style>
    <style:style style:name="ce16" style:family="table-cell" style:parent-style-name="Default">
      <style:map style:condition="cell-content()=1" style:apply-style-name="Error" style:base-cell-address="Sheet1.E21"/>
    </style:style>
    <style:style style:name="ce17" style:family="table-cell" style:parent-style-name="Default">
      <style:map style:condition="cell-content()=1" style:apply-style-name="Error" style:base-cell-address="Sheet1.E22"/>
    </style:style>
    <style:style style:name="ce18" style:family="table-cell" style:parent-style-name="Default">
      <style:map style:condition="cell-content()=1" style:apply-style-name="Error" style:base-cell-address="Sheet1.E23"/>
    </style:style>
    <style:style style:name="ce19" style:family="table-cell" style:parent-style-name="Default">
      <style:map style:condition="cell-content()=1" style:apply-style-name="Error" style:base-cell-address="Sheet1.E24"/>
    </style:style>
    <style:style style:name="ce20" style:family="table-cell" style:parent-style-name="Default">
      <style:map style:condition="cell-content()=1" style:apply-style-name="Error" style:base-cell-address="Sheet1.E25"/>
    </style:style>
    <style:style style:name="ce21" style:family="table-cell" style:parent-style-name="Default">
      <style:map style:condition="cell-content()=1" style:apply-style-name="Error" style:base-cell-address="Sheet1.E26"/>
    </style:style>
    <style:style style:name="ce22" style:family="table-cell" style:parent-style-name="Default">
      <style:map style:condition="cell-content()=1" style:apply-style-name="Error" style:base-cell-address="Sheet1.E27"/>
    </style:style>
    <style:style style:name="ce23" style:family="table-cell" style:parent-style-name="Default">
      <style:map style:condition="cell-content()=1" style:apply-style-name="Error" style:base-cell-address="Sheet1.E28"/>
    </style:style>
    <style:style style:name="ce24" style:family="table-cell" style:parent-style-name="Default">
      <style:map style:condition="cell-content()=1" style:apply-style-name="Error" style:base-cell-address="Sheet1.E29"/>
    </style:style>
    <style:style style:name="ce25" style:family="table-cell" style:parent-style-name="Default">
      <style:map style:condition="cell-content()=1" style:apply-style-name="Error" style:base-cell-address="Sheet1.E30"/>
    </style:style>
    <style:style style:name="ce26" style:family="table-cell" style:parent-style-name="Default">
      <style:map style:condition="cell-content()=1" style:apply-style-name="Error" style:base-cell-address="Sheet1.E31"/>
    </style:style>
    <style:style style:name="ce27" style:family="table-cell" style:parent-style-name="Default">
      <style:map style:condition="cell-content()=1" style:apply-style-name="Error" style:base-cell-address="Sheet1.E32"/>
    </style:style>
    <style:style style:name="ce28" style:family="table-cell" style:parent-style-name="Default">
      <style:map style:condition="cell-content()=1" style:apply-style-name="Error" style:base-cell-address="Sheet1.E33"/>
    </style:style>
    <style:style style:name="ce29" style:family="table-cell" style:parent-style-name="Default">
      <style:map style:condition="cell-content()=1" style:apply-style-name="Error" style:base-cell-address="Sheet1.E34"/>
    </style:style>
    <style:style style:name="ce30" style:family="table-cell" style:parent-style-name="Default">
      <style:map style:condition="cell-content()=1" style:apply-style-name="Error" style:base-cell-address="Sheet1.E35"/>
    </style:style>
    <style:style style:name="ce31" style:family="table-cell" style:parent-style-name="Default">
      <style:map style:condition="cell-content()=1" style:apply-style-name="Error" style:base-cell-address="Sheet1.E36"/>
    </style:style>
    <style:style style:name="ce32" style:family="table-cell" style:parent-style-name="Default">
      <style:map style:condition="cell-content()=1" style:apply-style-name="Error" style:base-cell-address="Sheet1.E37"/>
    </style:style>
    <style:style style:name="ce33" style:family="table-cell" style:parent-style-name="Default">
      <style:map style:condition="cell-content()=1" style:apply-style-name="Error" style:base-cell-address="Sheet1.E38"/>
    </style:style>
    <style:style style:name="ce34" style:family="table-cell" style:parent-style-name="Default">
      <style:map style:condition="cell-content()=1" style:apply-style-name="Error" style:base-cell-address="Sheet1.E39"/>
    </style:style>
    <style:style style:name="ce35" style:family="table-cell" style:parent-style-name="Default">
      <style:map style:condition="cell-content()=1" style:apply-style-name="Error" style:base-cell-address="Sheet1.E40"/>
    </style:style>
    <style:style style:name="ce36" style:family="table-cell" style:parent-style-name="Default">
      <style:map style:condition="cell-content()=1" style:apply-style-name="Error" style:base-cell-address="Sheet1.E41"/>
    </style:style>
    <style:style style:name="ce37" style:family="table-cell" style:parent-style-name="Default">
      <style:map style:condition="cell-content()=1" style:apply-style-name="Error" style:base-cell-address="Sheet1.E42"/>
    </style:style>
    <style:style style:name="ce38" style:family="table-cell" style:parent-style-name="Default">
      <style:map style:condition="cell-content()=1" style:apply-style-name="Error" style:base-cell-address="Sheet1.E43"/>
    </style:style>
    <style:style style:name="ce39" style:family="table-cell" style:parent-style-name="Default">
      <style:map style:condition="cell-content()=1" style:apply-style-name="Error" style:base-cell-address="Sheet1.E44"/>
    </style:style>
    <style:style style:name="ce40" style:family="table-cell" style:parent-style-name="Default">
      <style:map style:condition="cell-content()=1" style:apply-style-name="Error" style:base-cell-address="Sheet1.E45"/>
    </style:style>
    <style:style style:name="ce41" style:family="table-cell" style:parent-style-name="Default">
      <style:map style:condition="cell-content()=1" style:apply-style-name="Error" style:base-cell-address="Sheet1.E46"/>
    </style:style>
    <style:style style:name="ce42" style:family="table-cell" style:parent-style-name="Default">
      <style:map style:condition="cell-content()=1" style:apply-style-name="Error" style:base-cell-address="Sheet1.E47"/>
    </style:style>
    <style:style style:name="ce43" style:family="table-cell" style:parent-style-name="Default">
      <style:map style:condition="cell-content()=1" style:apply-style-name="Error" style:base-cell-address="Sheet1.E48"/>
    </style:style>
    <style:style style:name="ce44" style:family="table-cell" style:parent-style-name="Default">
      <style:map style:condition="cell-content()=1" style:apply-style-name="Error" style:base-cell-address="Sheet1.E49"/>
    </style:style>
    <style:style style:name="ce45" style:family="table-cell" style:parent-style-name="Default">
      <style:map style:condition="cell-content()=1" style:apply-style-name="Error" style:base-cell-address="Sheet1.E50"/>
    </style:style>
    <style:style style:name="ce46" style:family="table-cell" style:parent-style-name="Default">
      <style:map style:condition="cell-content()=1" style:apply-style-name="Error" style:base-cell-address="Sheet1.E51"/>
    </style:style>
    <style:style style:name="ce47" style:family="table-cell" style:parent-style-name="Default">
      <style:map style:condition="cell-content()=1" style:apply-style-name="Error" style:base-cell-address="Sheet1.E52"/>
    </style:style>
    <style:style style:name="ce48" style:family="table-cell" style:parent-style-name="Default">
      <style:map style:condition="cell-content()=1" style:apply-style-name="Error" style:base-cell-address="Sheet1.E53"/>
    </style:style>
    <style:style style:name="ce49" style:family="table-cell" style:parent-style-name="Default">
      <style:map style:condition="cell-content()=1" style:apply-style-name="Error" style:base-cell-address="Sheet1.E54"/>
    </style:style>
    <style:style style:name="ce50" style:family="table-cell" style:parent-style-name="Default">
      <style:map style:condition="cell-content()=1" style:apply-style-name="Error" style:base-cell-address="Sheet1.E55"/>
    </style:style>
    <style:style style:name="ce51" style:family="table-cell" style:parent-style-name="Default">
      <style:map style:condition="cell-content()=1" style:apply-style-name="Error" style:base-cell-address="Sheet1.E56"/>
    </style:style>
    <style:style style:name="ce52" style:family="table-cell" style:parent-style-name="Default">
      <style:map style:condition="cell-content()=1" style:apply-style-name="Error" style:base-cell-address="Sheet1.E57"/>
    </style:style>
    <style:style style:name="ce53" style:family="table-cell" style:parent-style-name="Default">
      <style:map style:condition="cell-content()=1" style:apply-style-name="Error" style:base-cell-address="Sheet1.E58"/>
    </style:style>
    <style:style style:name="ce54" style:family="table-cell" style:parent-style-name="Default">
      <style:map style:condition="cell-content()=1" style:apply-style-name="Error" style:base-cell-address="Sheet1.E59"/>
    </style:style>
    <style:style style:name="ce55" style:family="table-cell" style:parent-style-name="Default">
      <style:map style:condition="cell-content()=1" style:apply-style-name="Error" style:base-cell-address="Sheet1.E60"/>
    </style:style>
    <style:style style:name="ce56" style:family="table-cell" style:parent-style-name="Default">
      <style:map style:condition="cell-content()=1" style:apply-style-name="Error" style:base-cell-address="Sheet1.E61"/>
    </style:style>
    <style:style style:name="ce57" style:family="table-cell" style:parent-style-name="Default">
      <style:map style:condition="cell-content()=1" style:apply-style-name="Error" style:base-cell-address="Sheet1.E62"/>
    </style:style>
    <style:style style:name="ce58" style:family="table-cell" style:parent-style-name="Default">
      <style:map style:condition="cell-content()=1" style:apply-style-name="Error" style:base-cell-address="Sheet1.E63"/>
    </style:style>
    <style:style style:name="ce59" style:family="table-cell" style:parent-style-name="Default">
      <style:map style:condition="cell-content()=1" style:apply-style-name="Error" style:base-cell-address="Sheet1.E64"/>
    </style:style>
    <style:style style:name="ce60" style:family="table-cell" style:parent-style-name="Default">
      <style:map style:condition="cell-content()=1" style:apply-style-name="Error" style:base-cell-address="Sheet1.E65"/>
    </style:style>
    <style:style style:name="ce61" style:family="table-cell" style:parent-style-name="Default">
      <style:map style:condition="cell-content()=1" style:apply-style-name="Error" style:base-cell-address="Sheet1.E66"/>
    </style:style>
    <style:style style:name="ce62" style:family="table-cell" style:parent-style-name="Default">
      <style:map style:condition="cell-content()=1" style:apply-style-name="Error" style:base-cell-address="Sheet1.E67"/>
    </style:style>
    <style:style style:name="ce63" style:family="table-cell" style:parent-style-name="Default">
      <style:map style:condition="cell-content()=1" style:apply-style-name="Error" style:base-cell-address="Sheet1.E68"/>
    </style:style>
    <style:style style:name="ce64" style:family="table-cell" style:parent-style-name="Default">
      <style:map style:condition="cell-content()=1" style:apply-style-name="Error" style:base-cell-address="Sheet1.E69"/>
    </style:style>
    <style:style style:name="ce65" style:family="table-cell" style:parent-style-name="Default">
      <style:map style:condition="cell-content()=1" style:apply-style-name="Error" style:base-cell-address="Sheet1.E70"/>
    </style:style>
    <style:style style:name="ce66" style:family="table-cell" style:parent-style-name="Default">
      <style:map style:condition="cell-content()=1" style:apply-style-name="Error" style:base-cell-address="Sheet1.E71"/>
    </style:style>
    <style:style style:name="ce67" style:family="table-cell" style:parent-style-name="Default">
      <style:map style:condition="cell-content()=1" style:apply-style-name="Error" style:base-cell-address="Sheet1.E72"/>
    </style:style>
    <style:style style:name="ce68" style:family="table-cell" style:parent-style-name="Default">
      <style:map style:condition="cell-content()=1" style:apply-style-name="Error" style:base-cell-address="Sheet1.E73"/>
    </style:style>
    <style:style style:name="ce69" style:family="table-cell" style:parent-style-name="Default">
      <style:map style:condition="cell-content()=1" style:apply-style-name="Error" style:base-cell-address="Sheet1.E74"/>
    </style:style>
    <style:style style:name="ce70" style:family="table-cell" style:parent-style-name="Default">
      <style:map style:condition="cell-content()=1" style:apply-style-name="Error" style:base-cell-address="Sheet1.E75"/>
    </style:style>
    <style:style style:name="ce71" style:family="table-cell" style:parent-style-name="Default">
      <style:map style:condition="cell-content()=1" style:apply-style-name="Error" style:base-cell-address="Sheet1.E76"/>
    </style:style>
    <style:style style:name="ce72" style:family="table-cell" style:parent-style-name="Default">
      <style:map style:condition="cell-content()=1" style:apply-style-name="Error" style:base-cell-address="Sheet1.E77"/>
    </style:style>
    <style:style style:name="ce73" style:family="table-cell" style:parent-style-name="Default">
      <style:map style:condition="cell-content()=1" style:apply-style-name="Error" style:base-cell-address="Sheet1.E78"/>
    </style:style>
    <style:style style:name="ce74" style:family="table-cell" style:parent-style-name="Default">
      <style:map style:condition="cell-content()=1" style:apply-style-name="Error" style:base-cell-address="Sheet1.E79"/>
    </style:style>
    <style:style style:name="ce75" style:family="table-cell" style:parent-style-name="Default">
      <style:map style:condition="cell-content()=1" style:apply-style-name="Error" style:base-cell-address="Sheet1.E80"/>
    </style:style>
    <style:style style:name="ce76" style:family="table-cell" style:parent-style-name="Default">
      <style:map style:condition="cell-content()=1" style:apply-style-name="Error" style:base-cell-address="Sheet1.E81"/>
    </style:style>
    <style:style style:name="ce77" style:family="table-cell" style:parent-style-name="Default">
      <style:map style:condition="cell-content()=1" style:apply-style-name="Error" style:base-cell-address="Sheet1.E82"/>
    </style:style>
    <style:style style:name="ce78" style:family="table-cell" style:parent-style-name="Default">
      <style:map style:condition="cell-content()=1" style:apply-style-name="Error" style:base-cell-address="Sheet1.E83"/>
    </style:style>
    <style:style style:name="ce79" style:family="table-cell" style:parent-style-name="Default">
      <style:map style:condition="cell-content()=1" style:apply-style-name="Error" style:base-cell-address="Sheet1.E84"/>
    </style:style>
    <style:style style:name="ce80" style:family="table-cell" style:parent-style-name="Default">
      <style:map style:condition="cell-content()=1" style:apply-style-name="Error" style:base-cell-address="Sheet1.E85"/>
    </style:style>
    <style:style style:name="ce81" style:family="table-cell" style:parent-style-name="Default">
      <style:map style:condition="cell-content()=1" style:apply-style-name="Error" style:base-cell-address="Sheet1.E86"/>
    </style:style>
    <style:style style:name="ce82" style:family="table-cell" style:parent-style-name="Default">
      <style:map style:condition="cell-content()=1" style:apply-style-name="Error" style:base-cell-address="Sheet1.E87"/>
    </style:style>
    <style:style style:name="ce83" style:family="table-cell" style:parent-style-name="Default">
      <style:map style:condition="cell-content()=1" style:apply-style-name="Error" style:base-cell-address="Sheet1.E88"/>
    </style:style>
    <style:style style:name="ce84" style:family="table-cell" style:parent-style-name="Default">
      <style:map style:condition="cell-content()=1" style:apply-style-name="Error" style:base-cell-address="Sheet1.E89"/>
    </style:style>
    <style:style style:name="ce85" style:family="table-cell" style:parent-style-name="Default">
      <style:map style:condition="cell-content()=1" style:apply-style-name="Error" style:base-cell-address="Sheet1.E90"/>
    </style:style>
    <style:style style:name="ce86" style:family="table-cell" style:parent-style-name="Default">
      <style:map style:condition="cell-content()=1" style:apply-style-name="Error" style:base-cell-address="Sheet1.E91"/>
    </style:style>
    <style:style style:name="ce87" style:family="table-cell" style:parent-style-name="Default">
      <style:map style:condition="cell-content()=1" style:apply-style-name="Error" style:base-cell-address="Sheet1.E92"/>
    </style:style>
    <style:style style:name="ce88" style:family="table-cell" style:parent-style-name="Default">
      <style:map style:condition="cell-content()=1" style:apply-style-name="Error" style:base-cell-address="Sheet1.E93"/>
    </style:style>
    <style:style style:name="ce89" style:family="table-cell" style:parent-style-name="Default">
      <style:map style:condition="cell-content()=1" style:apply-style-name="Error" style:base-cell-address="Sheet1.E94"/>
    </style:style>
    <style:style style:name="ce90" style:family="table-cell" style:parent-style-name="Default">
      <style:map style:condition="cell-content()=1" style:apply-style-name="Error" style:base-cell-address="Sheet1.E95"/>
    </style:style>
    <style:style style:name="ce91" style:family="table-cell" style:parent-style-name="Default">
      <style:map style:condition="cell-content()=1" style:apply-style-name="Error" style:base-cell-address="Sheet1.E96"/>
    </style:style>
    <style:style style:name="ce92" style:family="table-cell" style:parent-style-name="Default">
      <style:map style:condition="cell-content()=1" style:apply-style-name="Error" style:base-cell-address="Sheet1.E97"/>
    </style:style>
    <style:style style:name="ce93" style:family="table-cell" style:parent-style-name="Default">
      <style:map style:condition="cell-content()=1" style:apply-style-name="Error" style:base-cell-address="Sheet1.E98"/>
    </style:style>
    <style:style style:name="ce94" style:family="table-cell" style:parent-style-name="Default">
      <style:map style:condition="cell-content()=1" style:apply-style-name="Error" style:base-cell-address="Sheet1.E99"/>
    </style:style>
    <style:style style:name="ce95" style:family="table-cell" style:parent-style-name="Default">
      <style:map style:condition="cell-content()=1" style:apply-style-name="Error" style:base-cell-address="Sheet1.E100"/>
    </style:style>
    <style:style style:name="ce96" style:family="table-cell" style:parent-style-name="Default">
      <style:map style:condition="cell-content()=1" style:apply-style-name="Error" style:base-cell-address="Sheet1.E101"/>
    </style:style>
    <style:style style:name="ce97" style:family="table-cell" style:parent-style-name="Default">
      <style:map style:condition="cell-content()=1" style:apply-style-name="Error" style:base-cell-address="Sheet1.E102"/>
    </style:style>
    <style:style style:name="ce98" style:family="table-cell" style:parent-style-name="Default">
      <style:map style:condition="cell-content()=1" style:apply-style-name="Error" style:base-cell-address="Sheet1.E103"/>
    </style:style>
    <style:style style:name="ce99" style:family="table-cell" style:parent-style-name="Default">
      <style:map style:condition="cell-content()=1" style:apply-style-name="Error" style:base-cell-address="Sheet1.E104"/>
    </style:style>
    <style:style style:name="ce100" style:family="table-cell" style:parent-style-name="Default">
      <style:map style:condition="cell-content()=1" style:apply-style-name="Error" style:base-cell-address="Sheet1.E105"/>
    </style:style>
    <style:style style:name="ce101" style:family="table-cell" style:parent-style-name="Default">
      <style:map style:condition="cell-content()=1" style:apply-style-name="Error" style:base-cell-address="Sheet1.E106"/>
    </style:style>
    <style:style style:name="ce102" style:family="table-cell" style:parent-style-name="Default">
      <style:map style:condition="cell-content()=1" style:apply-style-name="Error" style:base-cell-address="Sheet1.E107"/>
    </style:style>
    <style:style style:name="ce103" style:family="table-cell" style:parent-style-name="Default">
      <style:map style:condition="cell-content()=1" style:apply-style-name="Error" style:base-cell-address="Sheet1.E108"/>
    </style:style>
    <style:style style:name="ce104" style:family="table-cell" style:parent-style-name="Default">
      <style:map style:condition="cell-content()=1" style:apply-style-name="Error" style:base-cell-address="Sheet1.E109"/>
    </style:style>
    <style:style style:name="ce105" style:family="table-cell" style:parent-style-name="Default">
      <style:map style:condition="cell-content()=1" style:apply-style-name="Error" style:base-cell-address="Sheet1.E110"/>
    </style:style>
    <style:style style:name="ce106" style:family="table-cell" style:parent-style-name="Default">
      <style:map style:condition="cell-content()=1" style:apply-style-name="Error" style:base-cell-address="Sheet1.E111"/>
    </style:style>
    <style:style style:name="ce107" style:family="table-cell" style:parent-style-name="Default">
      <style:map style:condition="cell-content()=1" style:apply-style-name="Error" style:base-cell-address="Sheet1.E112"/>
    </style:style>
    <style:style style:name="ce108" style:family="table-cell" style:parent-style-name="Default">
      <style:map style:condition="cell-content()=1" style:apply-style-name="Error" style:base-cell-address="Sheet1.E113"/>
    </style:style>
    <style:style style:name="ce109" style:family="table-cell" style:parent-style-name="Default">
      <style:map style:condition="cell-content()=1" style:apply-style-name="Error" style:base-cell-address="Sheet1.E114"/>
    </style:style>
    <style:style style:name="ce110" style:family="table-cell" style:parent-style-name="Default">
      <style:map style:condition="cell-content()=1" style:apply-style-name="Error" style:base-cell-address="Sheet1.E115"/>
    </style:style>
    <style:style style:name="ce111" style:family="table-cell" style:parent-style-name="Default">
      <style:map style:condition="cell-content()=1" style:apply-style-name="Error" style:base-cell-address="Sheet1.E116"/>
    </style:style>
    <style:style style:name="ce112" style:family="table-cell" style:parent-style-name="Default">
      <style:map style:condition="cell-content()=1" style:apply-style-name="Error" style:base-cell-address="Sheet1.E117"/>
    </style:style>
    <style:style style:name="ce113" style:family="table-cell" style:parent-style-name="Default">
      <style:map style:condition="cell-content()=1" style:apply-style-name="Error" style:base-cell-address="Sheet1.E118"/>
    </style:style>
    <style:style style:name="ce114" style:family="table-cell" style:parent-style-name="Default">
      <style:map style:condition="cell-content()=1" style:apply-style-name="Error" style:base-cell-address="Sheet1.E119"/>
    </style:style>
    <style:style style:name="ce115" style:family="table-cell" style:parent-style-name="Default">
      <style:map style:condition="cell-content()=1" style:apply-style-name="Error" style:base-cell-address="Sheet1.E120"/>
    </style:style>
    <style:style style:name="ce116" style:family="table-cell" style:parent-style-name="Default">
      <style:map style:condition="cell-content()=1" style:apply-style-name="Error" style:base-cell-address="Sheet1.E121"/>
    </style:style>
    <style:style style:name="ce117" style:family="table-cell" style:parent-style-name="Default">
      <style:map style:condition="cell-content()=1" style:apply-style-name="Error" style:base-cell-address="Sheet1.E122"/>
    </style:style>
    <style:style style:name="ce118" style:family="table-cell" style:parent-style-name="Default">
      <style:map style:condition="cell-content()=1" style:apply-style-name="Error" style:base-cell-address="Sheet1.E123"/>
    </style:style>
    <style:style style:name="ce119" style:family="table-cell" style:parent-style-name="Default">
      <style:map style:condition="cell-content()=1" style:apply-style-name="Error" style:base-cell-address="Sheet1.E124"/>
    </style:style>
    <style:style style:name="ce120" style:family="table-cell" style:parent-style-name="Default">
      <style:map style:condition="cell-content()=1" style:apply-style-name="Error" style:base-cell-address="Sheet1.E125"/>
    </style:style>
    <style:style style:name="ce121" style:family="table-cell" style:parent-style-name="Default">
      <style:map style:condition="cell-content()=1" style:apply-style-name="Error" style:base-cell-address="Sheet1.E126"/>
    </style:style>
    <style:style style:name="ce122" style:family="table-cell" style:parent-style-name="Default">
      <style:map style:condition="cell-content()=1" style:apply-style-name="Error" style:base-cell-address="Sheet1.E127"/>
    </style:style>
    <style:style style:name="ce123" style:family="table-cell" style:parent-style-name="Default">
      <style:map style:condition="cell-content()=1" style:apply-style-name="Error" style:base-cell-address="Sheet1.E128"/>
    </style:style>
    <style:style style:name="ce124" style:family="table-cell" style:parent-style-name="Default">
      <style:map style:condition="cell-content()=1" style:apply-style-name="Error" style:base-cell-address="Sheet1.E129"/>
    </style:style>
    <style:style style:name="ce125" style:family="table-cell" style:parent-style-name="Default">
      <style:map style:condition="cell-content()=1" style:apply-style-name="Error" style:base-cell-address="Sheet1.E130"/>
    </style:style>
    <style:style style:name="ce126" style:family="table-cell" style:parent-style-name="Default">
      <style:map style:condition="cell-content()=1" style:apply-style-name="Error" style:base-cell-address="Sheet1.E131"/>
    </style:style>
    <style:style style:name="ce127" style:family="table-cell" style:parent-style-name="Default">
      <style:map style:condition="cell-content()=1" style:apply-style-name="Error" style:base-cell-address="Sheet1.E132"/>
    </style:style>
    <style:style style:name="ce128" style:family="table-cell" style:parent-style-name="Default">
      <style:map style:condition="cell-content()=1" style:apply-style-name="Error" style:base-cell-address="Sheet1.E133"/>
    </style:style>
    <style:style style:name="ce129" style:family="table-cell" style:parent-style-name="Default">
      <style:map style:condition="cell-content()=1" style:apply-style-name="Error" style:base-cell-address="Sheet1.E134"/>
    </style:style>
    <style:style style:name="ce130" style:family="table-cell" style:parent-style-name="Default">
      <style:map style:condition="cell-content()=1" style:apply-style-name="Error" style:base-cell-address="Sheet1.E135"/>
    </style:style>
    <style:style style:name="ce131" style:family="table-cell" style:parent-style-name="Default">
      <style:map style:condition="cell-content()=1" style:apply-style-name="Error" style:base-cell-address="Sheet1.E136"/>
    </style:style>
    <style:style style:name="ce132" style:family="table-cell" style:parent-style-name="Default">
      <style:map style:condition="cell-content()=1" style:apply-style-name="Error" style:base-cell-address="Sheet1.E137"/>
    </style:style>
    <style:style style:name="ce133" style:family="table-cell" style:parent-style-name="Default">
      <style:map style:condition="cell-content()=1" style:apply-style-name="Error" style:base-cell-address="Sheet1.E138"/>
    </style:style>
    <style:style style:name="ce134" style:family="table-cell" style:parent-style-name="Default">
      <style:map style:condition="cell-content()=1" style:apply-style-name="Error" style:base-cell-address="Sheet1.E139"/>
    </style:style>
    <style:style style:name="ce135" style:family="table-cell" style:parent-style-name="Default">
      <style:map style:condition="cell-content()=1" style:apply-style-name="Error" style:base-cell-address="Sheet1.E140"/>
    </style:style>
    <style:style style:name="ce136" style:family="table-cell" style:parent-style-name="Default">
      <style:map style:condition="cell-content()=1" style:apply-style-name="Error" style:base-cell-address="Sheet1.E141"/>
    </style:style>
    <style:style style:name="ce137" style:family="table-cell" style:parent-style-name="Default">
      <style:map style:condition="cell-content()=1" style:apply-style-name="Error" style:base-cell-address="Sheet1.E142"/>
    </style:style>
    <style:style style:name="ce138" style:family="table-cell" style:parent-style-name="Default">
      <style:map style:condition="cell-content()=1" style:apply-style-name="Error" style:base-cell-address="Sheet1.E143"/>
    </style:style>
    <style:style style:name="ce139" style:family="table-cell" style:parent-style-name="Default">
      <style:map style:condition="cell-content()=1" style:apply-style-name="Error" style:base-cell-address="Sheet1.E144"/>
    </style:style>
    <style:style style:name="ce140" style:family="table-cell" style:parent-style-name="Default">
      <style:map style:condition="cell-content()=1" style:apply-style-name="Error" style:base-cell-address="Sheet1.E145"/>
    </style:style>
    <style:style style:name="ce141" style:family="table-cell" style:parent-style-name="Default">
      <style:map style:condition="cell-content()=1" style:apply-style-name="Error" style:base-cell-address="Sheet1.E146"/>
    </style:style>
    <style:style style:name="ce142" style:family="table-cell" style:parent-style-name="Default">
      <style:map style:condition="cell-content()=1" style:apply-style-name="Error" style:base-cell-address="Sheet1.E147"/>
    </style:style>
    <style:style style:name="ce143" style:family="table-cell" style:parent-style-name="Default">
      <style:map style:condition="cell-content()=1" style:apply-style-name="Error" style:base-cell-address="Sheet1.E148"/>
    </style:style>
    <style:style style:name="ce144" style:family="table-cell" style:parent-style-name="Default">
      <style:map style:condition="cell-content()=1" style:apply-style-name="Error" style:base-cell-address="Sheet1.E149"/>
    </style:style>
    <style:style style:name="ce145" style:family="table-cell" style:parent-style-name="Default">
      <style:map style:condition="cell-content()=1" style:apply-style-name="Error" style:base-cell-address="Sheet1.E150"/>
    </style:style>
    <style:style style:name="ce146" style:family="table-cell" style:parent-style-name="Default">
      <style:map style:condition="cell-content()=1" style:apply-style-name="Error" style:base-cell-address="Sheet1.E151"/>
    </style:style>
    <style:style style:name="ce147" style:family="table-cell" style:parent-style-name="Default">
      <style:map style:condition="cell-content()=1" style:apply-style-name="Error" style:base-cell-address="Sheet1.E152"/>
    </style:style>
    <style:style style:name="ce148" style:family="table-cell" style:parent-style-name="Default">
      <style:map style:condition="cell-content()=1" style:apply-style-name="Error" style:base-cell-address="Sheet1.E153"/>
    </style:style>
    <style:style style:name="ce149" style:family="table-cell" style:parent-style-name="Default">
      <style:map style:condition="cell-content()=1" style:apply-style-name="Error" style:base-cell-address="Sheet1.E154"/>
    </style:style>
    <style:style style:name="ce150" style:family="table-cell" style:parent-style-name="Default">
      <style:map style:condition="cell-content()=1" style:apply-style-name="Error" style:base-cell-address="Sheet1.E155"/>
    </style:style>
    <style:style style:name="ce151" style:family="table-cell" style:parent-style-name="Default">
      <style:map style:condition="cell-content()=1" style:apply-style-name="Error" style:base-cell-address="Sheet1.E156"/>
    </style:style>
    <style:style style:name="ce152" style:family="table-cell" style:parent-style-name="Default">
      <style:map style:condition="cell-content()=1" style:apply-style-name="Error" style:base-cell-address="Sheet1.E157"/>
    </style:style>
    <style:style style:name="ce153" style:family="table-cell" style:parent-style-name="Default">
      <style:map style:condition="cell-content()=1" style:apply-style-name="Error" style:base-cell-address="Sheet1.E158"/>
    </style:style>
    <style:style style:name="ce154" style:family="table-cell" style:parent-style-name="Default">
      <style:map style:condition="cell-content()=1" style:apply-style-name="Error" style:base-cell-address="Sheet1.E159"/>
    </style:style>
    <style:style style:name="ce155" style:family="table-cell" style:parent-style-name="Default">
      <style:map style:condition="cell-content()=1" style:apply-style-name="Error" style:base-cell-address="Sheet1.E160"/>
    </style:style>
    <style:style style:name="ce156" style:family="table-cell" style:parent-style-name="Default">
      <style:map style:condition="cell-content()=1" style:apply-style-name="Error" style:base-cell-address="Sheet1.E161"/>
    </style:style>
    <style:style style:name="ce157" style:family="table-cell" style:parent-style-name="Default">
      <style:map style:condition="cell-content()=1" style:apply-style-name="Error" style:base-cell-address="Sheet1.E162"/>
    </style:style>
    <style:style style:name="ce158" style:family="table-cell" style:parent-style-name="Default">
      <style:map style:condition="cell-content()=1" style:apply-style-name="Error" style:base-cell-address="Sheet1.E163"/>
    </style:style>
    <style:style style:name="ce159" style:family="table-cell" style:parent-style-name="Default">
      <style:map style:condition="cell-content()=1" style:apply-style-name="Error" style:base-cell-address="Sheet1.E164"/>
    </style:style>
    <style:style style:name="ce160" style:family="table-cell" style:parent-style-name="Default">
      <style:map style:condition="cell-content()=1" style:apply-style-name="Error" style:base-cell-address="Sheet1.E165"/>
    </style:style>
    <style:style style:name="ce161" style:family="table-cell" style:parent-style-name="Default">
      <style:map style:condition="cell-content()=1" style:apply-style-name="Error" style:base-cell-address="Sheet1.E166"/>
    </style:style>
    <style:style style:name="ce162" style:family="table-cell" style:parent-style-name="Default">
      <style:map style:condition="cell-content()=1" style:apply-style-name="Error" style:base-cell-address="Sheet1.E167"/>
    </style:style>
    <style:style style:name="ce163" style:family="table-cell" style:parent-style-name="Default">
      <style:map style:condition="cell-content()=1" style:apply-style-name="Error" style:base-cell-address="Sheet1.E168"/>
    </style:style>
    <style:style style:name="ce164" style:family="table-cell" style:parent-style-name="Default">
      <style:map style:condition="cell-content()=1" style:apply-style-name="Error" style:base-cell-address="Sheet1.E169"/>
    </style:style>
    <style:style style:name="ce165" style:family="table-cell" style:parent-style-name="Default">
      <style:map style:condition="cell-content()=1" style:apply-style-name="Error" style:base-cell-address="Sheet1.E170"/>
    </style:style>
    <style:style style:name="ce166" style:family="table-cell" style:parent-style-name="Default">
      <style:map style:condition="cell-content()=1" style:apply-style-name="Error" style:base-cell-address="Sheet1.E171"/>
    </style:style>
    <style:style style:name="ce167" style:family="table-cell" style:parent-style-name="Default">
      <style:map style:condition="cell-content()=1" style:apply-style-name="Error" style:base-cell-address="Sheet1.E172"/>
    </style:style>
    <style:style style:name="ce168" style:family="table-cell" style:parent-style-name="Default">
      <style:map style:condition="cell-content()=1" style:apply-style-name="Error" style:base-cell-address="Sheet1.E173"/>
    </style:style>
    <style:style style:name="ce169" style:family="table-cell" style:parent-style-name="Default">
      <style:map style:condition="cell-content()=1" style:apply-style-name="Error" style:base-cell-address="Sheet1.E174"/>
    </style:style>
    <style:style style:name="ce170" style:family="table-cell" style:parent-style-name="Default">
      <style:map style:condition="cell-content()=1" style:apply-style-name="Error" style:base-cell-address="Sheet1.E175"/>
    </style:style>
    <style:style style:name="ce171" style:family="table-cell" style:parent-style-name="Default">
      <style:map style:condition="cell-content()=1" style:apply-style-name="Error" style:base-cell-address="Sheet1.E176"/>
    </style:style>
    <style:style style:name="ce172" style:family="table-cell" style:parent-style-name="Default">
      <style:map style:condition="cell-content()=1" style:apply-style-name="Error" style:base-cell-address="Sheet1.E177"/>
    </style:style>
    <style:style style:name="ce173" style:family="table-cell" style:parent-style-name="Default">
      <style:map style:condition="cell-content()=1" style:apply-style-name="Error" style:base-cell-address="Sheet1.E178"/>
    </style:style>
    <style:style style:name="ce174" style:family="table-cell" style:parent-style-name="Default">
      <style:map style:condition="cell-content()=1" style:apply-style-name="Error" style:base-cell-address="Sheet1.E179"/>
    </style:style>
    <style:style style:name="ce175" style:family="table-cell" style:parent-style-name="Default">
      <style:map style:condition="cell-content()=1" style:apply-style-name="Error" style:base-cell-address="Sheet1.E180"/>
    </style:style>
    <style:style style:name="ce176" style:family="table-cell" style:parent-style-name="Default">
      <style:map style:condition="cell-content()=1" style:apply-style-name="Error" style:base-cell-address="Sheet1.E181"/>
    </style:style>
    <style:style style:name="ce177" style:family="table-cell" style:parent-style-name="Default">
      <style:map style:condition="cell-content()=1" style:apply-style-name="Error" style:base-cell-address="Sheet1.E182"/>
    </style:style>
    <style:style style:name="ce178" style:family="table-cell" style:parent-style-name="Default">
      <style:map style:condition="cell-content()=1" style:apply-style-name="Error" style:base-cell-address="Sheet1.E183"/>
    </style:style>
    <style:style style:name="ce179" style:family="table-cell" style:parent-style-name="Default">
      <style:map style:condition="cell-content()=1" style:apply-style-name="Error" style:base-cell-address="Sheet1.E184"/>
    </style:style>
    <style:style style:name="ce180" style:family="table-cell" style:parent-style-name="Default">
      <style:map style:condition="cell-content()=1" style:apply-style-name="Error" style:base-cell-address="Sheet1.E185"/>
    </style:style>
    <style:style style:name="ce181" style:family="table-cell" style:parent-style-name="Default">
      <style:map style:condition="cell-content()=1" style:apply-style-name="Error" style:base-cell-address="Sheet1.E186"/>
    </style:style>
    <style:style style:name="ce182" style:family="table-cell" style:parent-style-name="Default">
      <style:map style:condition="cell-content()=1" style:apply-style-name="Error" style:base-cell-address="Sheet1.E187"/>
    </style:style>
    <style:style style:name="ce183" style:family="table-cell" style:parent-style-name="Default">
      <style:map style:condition="cell-content()=1" style:apply-style-name="Error" style:base-cell-address="Sheet1.E188"/>
    </style:style>
    <style:style style:name="ce184" style:family="table-cell" style:parent-style-name="Default">
      <style:map style:condition="cell-content()=1" style:apply-style-name="Error" style:base-cell-address="Sheet1.F7"/>
    </style:style>
    <style:style style:name="ce185" style:family="table-cell" style:parent-style-name="Default">
      <style:map style:condition="cell-content()=1" style:apply-style-name="Error" style:base-cell-address="Sheet1.F8"/>
    </style:style>
    <style:style style:name="ce186" style:family="table-cell" style:parent-style-name="Default">
      <style:map style:condition="cell-content()=1" style:apply-style-name="Error" style:base-cell-address="Sheet1.F9"/>
    </style:style>
    <style:style style:name="ce187" style:family="table-cell" style:parent-style-name="Default">
      <style:map style:condition="cell-content()=1" style:apply-style-name="Error" style:base-cell-address="Sheet1.F10"/>
    </style:style>
    <style:style style:name="ce188" style:family="table-cell" style:parent-style-name="Default">
      <style:map style:condition="cell-content()=1" style:apply-style-name="Error" style:base-cell-address="Sheet1.F11"/>
    </style:style>
    <style:style style:name="ce189" style:family="table-cell" style:parent-style-name="Default">
      <style:map style:condition="cell-content()=1" style:apply-style-name="Error" style:base-cell-address="Sheet1.F12"/>
    </style:style>
    <style:style style:name="ce190" style:family="table-cell" style:parent-style-name="Default">
      <style:map style:condition="cell-content()=1" style:apply-style-name="Error" style:base-cell-address="Sheet1.F13"/>
    </style:style>
    <style:style style:name="ce191" style:family="table-cell" style:parent-style-name="Default">
      <style:map style:condition="cell-content()=1" style:apply-style-name="Error" style:base-cell-address="Sheet1.F14"/>
    </style:style>
    <style:style style:name="ce192" style:family="table-cell" style:parent-style-name="Default">
      <style:map style:condition="cell-content()=1" style:apply-style-name="Error" style:base-cell-address="Sheet1.F15"/>
    </style:style>
    <style:style style:name="ce193" style:family="table-cell" style:parent-style-name="Default">
      <style:map style:condition="cell-content()=1" style:apply-style-name="Error" style:base-cell-address="Sheet1.F16"/>
    </style:style>
    <style:style style:name="ce194" style:family="table-cell" style:parent-style-name="Default">
      <style:map style:condition="cell-content()=1" style:apply-style-name="Error" style:base-cell-address="Sheet1.F17"/>
    </style:style>
    <style:style style:name="ce195" style:family="table-cell" style:parent-style-name="Default">
      <style:map style:condition="cell-content()=1" style:apply-style-name="Error" style:base-cell-address="Sheet1.F18"/>
    </style:style>
    <style:style style:name="ce196" style:family="table-cell" style:parent-style-name="Default">
      <style:map style:condition="cell-content()=1" style:apply-style-name="Error" style:base-cell-address="Sheet1.F19"/>
    </style:style>
    <style:style style:name="ce197" style:family="table-cell" style:parent-style-name="Default">
      <style:map style:condition="cell-content()=1" style:apply-style-name="Error" style:base-cell-address="Sheet1.F20"/>
    </style:style>
    <style:style style:name="ce198" style:family="table-cell" style:parent-style-name="Default">
      <style:map style:condition="cell-content()=1" style:apply-style-name="Error" style:base-cell-address="Sheet1.F21"/>
    </style:style>
    <style:style style:name="ce199" style:family="table-cell" style:parent-style-name="Default">
      <style:map style:condition="cell-content()=1" style:apply-style-name="Error" style:base-cell-address="Sheet1.F22"/>
    </style:style>
    <style:style style:name="ce200" style:family="table-cell" style:parent-style-name="Default">
      <style:map style:condition="cell-content()=1" style:apply-style-name="Error" style:base-cell-address="Sheet1.F23"/>
    </style:style>
    <style:style style:name="ce201" style:family="table-cell" style:parent-style-name="Default">
      <style:map style:condition="cell-content()=1" style:apply-style-name="Error" style:base-cell-address="Sheet1.F24"/>
    </style:style>
    <style:style style:name="ce202" style:family="table-cell" style:parent-style-name="Default">
      <style:map style:condition="cell-content()=1" style:apply-style-name="Error" style:base-cell-address="Sheet1.F25"/>
    </style:style>
    <style:style style:name="ce203" style:family="table-cell" style:parent-style-name="Default">
      <style:map style:condition="cell-content()=1" style:apply-style-name="Error" style:base-cell-address="Sheet1.F26"/>
    </style:style>
    <style:style style:name="ce204" style:family="table-cell" style:parent-style-name="Default">
      <style:map style:condition="cell-content()=1" style:apply-style-name="Error" style:base-cell-address="Sheet1.F27"/>
    </style:style>
    <style:style style:name="ce205" style:family="table-cell" style:parent-style-name="Default">
      <style:map style:condition="cell-content()=1" style:apply-style-name="Error" style:base-cell-address="Sheet1.F28"/>
    </style:style>
    <style:style style:name="ce206" style:family="table-cell" style:parent-style-name="Default">
      <style:map style:condition="cell-content()=1" style:apply-style-name="Error" style:base-cell-address="Sheet1.F29"/>
    </style:style>
    <style:style style:name="ce207" style:family="table-cell" style:parent-style-name="Default">
      <style:map style:condition="cell-content()=1" style:apply-style-name="Error" style:base-cell-address="Sheet1.F30"/>
    </style:style>
    <style:style style:name="ce208" style:family="table-cell" style:parent-style-name="Default">
      <style:map style:condition="cell-content()=1" style:apply-style-name="Error" style:base-cell-address="Sheet1.F31"/>
    </style:style>
    <style:style style:name="ce209" style:family="table-cell" style:parent-style-name="Default">
      <style:map style:condition="cell-content()=1" style:apply-style-name="Error" style:base-cell-address="Sheet1.F32"/>
    </style:style>
    <style:style style:name="ce210" style:family="table-cell" style:parent-style-name="Default">
      <style:map style:condition="cell-content()=1" style:apply-style-name="Error" style:base-cell-address="Sheet1.F33"/>
    </style:style>
    <style:style style:name="ce211" style:family="table-cell" style:parent-style-name="Default">
      <style:map style:condition="cell-content()=1" style:apply-style-name="Error" style:base-cell-address="Sheet1.F34"/>
    </style:style>
    <style:style style:name="ce212" style:family="table-cell" style:parent-style-name="Default">
      <style:map style:condition="cell-content()=1" style:apply-style-name="Error" style:base-cell-address="Sheet1.F35"/>
    </style:style>
    <style:style style:name="ce213" style:family="table-cell" style:parent-style-name="Default">
      <style:map style:condition="cell-content()=1" style:apply-style-name="Error" style:base-cell-address="Sheet1.F36"/>
    </style:style>
    <style:style style:name="ce214" style:family="table-cell" style:parent-style-name="Default">
      <style:map style:condition="cell-content()=1" style:apply-style-name="Error" style:base-cell-address="Sheet1.F37"/>
    </style:style>
    <style:style style:name="ce215" style:family="table-cell" style:parent-style-name="Default">
      <style:map style:condition="cell-content()=1" style:apply-style-name="Error" style:base-cell-address="Sheet1.F38"/>
    </style:style>
    <style:style style:name="ce216" style:family="table-cell" style:parent-style-name="Default">
      <style:map style:condition="cell-content()=1" style:apply-style-name="Error" style:base-cell-address="Sheet1.F39"/>
    </style:style>
    <style:style style:name="ce217" style:family="table-cell" style:parent-style-name="Default">
      <style:map style:condition="cell-content()=1" style:apply-style-name="Error" style:base-cell-address="Sheet1.F40"/>
    </style:style>
    <style:style style:name="ce218" style:family="table-cell" style:parent-style-name="Default">
      <style:map style:condition="cell-content()=1" style:apply-style-name="Error" style:base-cell-address="Sheet1.F41"/>
    </style:style>
    <style:style style:name="ce219" style:family="table-cell" style:parent-style-name="Default">
      <style:map style:condition="cell-content()=1" style:apply-style-name="Error" style:base-cell-address="Sheet1.F42"/>
    </style:style>
    <style:style style:name="ce220" style:family="table-cell" style:parent-style-name="Default">
      <style:map style:condition="cell-content()=1" style:apply-style-name="Error" style:base-cell-address="Sheet1.F43"/>
    </style:style>
    <style:style style:name="ce221" style:family="table-cell" style:parent-style-name="Default">
      <style:map style:condition="cell-content()=1" style:apply-style-name="Error" style:base-cell-address="Sheet1.F44"/>
    </style:style>
    <style:style style:name="ce222" style:family="table-cell" style:parent-style-name="Default">
      <style:map style:condition="cell-content()=1" style:apply-style-name="Error" style:base-cell-address="Sheet1.F45"/>
    </style:style>
    <style:style style:name="ce223" style:family="table-cell" style:parent-style-name="Default">
      <style:map style:condition="cell-content()=1" style:apply-style-name="Error" style:base-cell-address="Sheet1.F46"/>
    </style:style>
    <style:style style:name="ce224" style:family="table-cell" style:parent-style-name="Default">
      <style:map style:condition="cell-content()=1" style:apply-style-name="Error" style:base-cell-address="Sheet1.F47"/>
    </style:style>
    <style:style style:name="ce225" style:family="table-cell" style:parent-style-name="Default">
      <style:map style:condition="cell-content()=1" style:apply-style-name="Error" style:base-cell-address="Sheet1.F48"/>
    </style:style>
    <style:style style:name="ce226" style:family="table-cell" style:parent-style-name="Default">
      <style:map style:condition="cell-content()=1" style:apply-style-name="Error" style:base-cell-address="Sheet1.F49"/>
    </style:style>
    <style:style style:name="ce227" style:family="table-cell" style:parent-style-name="Default">
      <style:map style:condition="cell-content()=1" style:apply-style-name="Error" style:base-cell-address="Sheet1.F50"/>
    </style:style>
    <style:style style:name="ce228" style:family="table-cell" style:parent-style-name="Default">
      <style:map style:condition="cell-content()=1" style:apply-style-name="Error" style:base-cell-address="Sheet1.F51"/>
    </style:style>
    <style:style style:name="ce229" style:family="table-cell" style:parent-style-name="Default">
      <style:map style:condition="cell-content()=1" style:apply-style-name="Error" style:base-cell-address="Sheet1.F52"/>
    </style:style>
    <style:style style:name="ce230" style:family="table-cell" style:parent-style-name="Default">
      <style:map style:condition="cell-content()=1" style:apply-style-name="Error" style:base-cell-address="Sheet1.F53"/>
    </style:style>
    <style:style style:name="ce231" style:family="table-cell" style:parent-style-name="Default">
      <style:map style:condition="cell-content()=1" style:apply-style-name="Error" style:base-cell-address="Sheet1.F54"/>
    </style:style>
    <style:style style:name="ce232" style:family="table-cell" style:parent-style-name="Default">
      <style:map style:condition="cell-content()=1" style:apply-style-name="Error" style:base-cell-address="Sheet1.F55"/>
    </style:style>
    <style:style style:name="ce233" style:family="table-cell" style:parent-style-name="Default">
      <style:map style:condition="cell-content()=1" style:apply-style-name="Error" style:base-cell-address="Sheet1.F56"/>
    </style:style>
    <style:style style:name="ce234" style:family="table-cell" style:parent-style-name="Default">
      <style:map style:condition="cell-content()=1" style:apply-style-name="Error" style:base-cell-address="Sheet1.F57"/>
    </style:style>
    <style:style style:name="ce235" style:family="table-cell" style:parent-style-name="Default">
      <style:map style:condition="cell-content()=1" style:apply-style-name="Error" style:base-cell-address="Sheet1.F58"/>
    </style:style>
    <style:style style:name="ce236" style:family="table-cell" style:parent-style-name="Default">
      <style:map style:condition="cell-content()=1" style:apply-style-name="Error" style:base-cell-address="Sheet1.F59"/>
    </style:style>
    <style:style style:name="ce237" style:family="table-cell" style:parent-style-name="Default">
      <style:map style:condition="cell-content()=1" style:apply-style-name="Error" style:base-cell-address="Sheet1.F60"/>
    </style:style>
    <style:style style:name="ce238" style:family="table-cell" style:parent-style-name="Default">
      <style:map style:condition="cell-content()=1" style:apply-style-name="Error" style:base-cell-address="Sheet1.F61"/>
    </style:style>
    <style:style style:name="ce239" style:family="table-cell" style:parent-style-name="Default">
      <style:map style:condition="cell-content()=1" style:apply-style-name="Error" style:base-cell-address="Sheet1.F62"/>
    </style:style>
    <style:style style:name="ce240" style:family="table-cell" style:parent-style-name="Default">
      <style:map style:condition="cell-content()=1" style:apply-style-name="Error" style:base-cell-address="Sheet1.F63"/>
    </style:style>
    <style:style style:name="ce241" style:family="table-cell" style:parent-style-name="Default">
      <style:map style:condition="cell-content()=1" style:apply-style-name="Error" style:base-cell-address="Sheet1.F64"/>
    </style:style>
    <style:style style:name="ce242" style:family="table-cell" style:parent-style-name="Default">
      <style:map style:condition="cell-content()=1" style:apply-style-name="Error" style:base-cell-address="Sheet1.F65"/>
    </style:style>
    <style:style style:name="ce243" style:family="table-cell" style:parent-style-name="Default">
      <style:map style:condition="cell-content()=1" style:apply-style-name="Error" style:base-cell-address="Sheet1.F66"/>
    </style:style>
    <style:style style:name="ce244" style:family="table-cell" style:parent-style-name="Default">
      <style:map style:condition="cell-content()=1" style:apply-style-name="Error" style:base-cell-address="Sheet1.F67"/>
    </style:style>
    <style:style style:name="ce245" style:family="table-cell" style:parent-style-name="Default">
      <style:map style:condition="cell-content()=1" style:apply-style-name="Error" style:base-cell-address="Sheet1.F68"/>
    </style:style>
    <style:style style:name="ce246" style:family="table-cell" style:parent-style-name="Default">
      <style:map style:condition="cell-content()=1" style:apply-style-name="Error" style:base-cell-address="Sheet1.F69"/>
    </style:style>
    <style:style style:name="ce247" style:family="table-cell" style:parent-style-name="Default">
      <style:map style:condition="cell-content()=1" style:apply-style-name="Error" style:base-cell-address="Sheet1.F70"/>
    </style:style>
    <style:style style:name="ce248" style:family="table-cell" style:parent-style-name="Default">
      <style:map style:condition="cell-content()=1" style:apply-style-name="Error" style:base-cell-address="Sheet1.F71"/>
    </style:style>
    <style:style style:name="ce249" style:family="table-cell" style:parent-style-name="Default">
      <style:map style:condition="cell-content()=1" style:apply-style-name="Error" style:base-cell-address="Sheet1.F72"/>
    </style:style>
    <style:style style:name="ce250" style:family="table-cell" style:parent-style-name="Default">
      <style:map style:condition="cell-content()=1" style:apply-style-name="Error" style:base-cell-address="Sheet1.F73"/>
    </style:style>
    <style:style style:name="ce251" style:family="table-cell" style:parent-style-name="Default">
      <style:map style:condition="cell-content()=1" style:apply-style-name="Error" style:base-cell-address="Sheet1.F74"/>
    </style:style>
    <style:style style:name="ce252" style:family="table-cell" style:parent-style-name="Default">
      <style:map style:condition="cell-content()=1" style:apply-style-name="Error" style:base-cell-address="Sheet1.F75"/>
    </style:style>
    <style:style style:name="ce253" style:family="table-cell" style:parent-style-name="Default">
      <style:map style:condition="cell-content()=1" style:apply-style-name="Error" style:base-cell-address="Sheet1.F76"/>
    </style:style>
    <style:style style:name="ce254" style:family="table-cell" style:parent-style-name="Default">
      <style:map style:condition="cell-content()=1" style:apply-style-name="Error" style:base-cell-address="Sheet1.F77"/>
    </style:style>
    <style:style style:name="ce255" style:family="table-cell" style:parent-style-name="Default">
      <style:map style:condition="cell-content()=1" style:apply-style-name="Error" style:base-cell-address="Sheet1.F78"/>
    </style:style>
    <style:style style:name="ce256" style:family="table-cell" style:parent-style-name="Default">
      <style:map style:condition="cell-content()=1" style:apply-style-name="Error" style:base-cell-address="Sheet1.F79"/>
    </style:style>
    <style:style style:name="ce257" style:family="table-cell" style:parent-style-name="Default">
      <style:map style:condition="cell-content()=1" style:apply-style-name="Error" style:base-cell-address="Sheet1.F80"/>
    </style:style>
    <style:style style:name="ce258" style:family="table-cell" style:parent-style-name="Default">
      <style:map style:condition="cell-content()=1" style:apply-style-name="Error" style:base-cell-address="Sheet1.F81"/>
    </style:style>
    <style:style style:name="ce259" style:family="table-cell" style:parent-style-name="Default">
      <style:map style:condition="cell-content()=1" style:apply-style-name="Error" style:base-cell-address="Sheet1.F82"/>
    </style:style>
    <style:style style:name="ce260" style:family="table-cell" style:parent-style-name="Default">
      <style:map style:condition="cell-content()=1" style:apply-style-name="Error" style:base-cell-address="Sheet1.F83"/>
    </style:style>
    <style:style style:name="ce261" style:family="table-cell" style:parent-style-name="Default">
      <style:map style:condition="cell-content()=1" style:apply-style-name="Error" style:base-cell-address="Sheet1.F84"/>
    </style:style>
    <style:style style:name="ce262" style:family="table-cell" style:parent-style-name="Default">
      <style:map style:condition="cell-content()=1" style:apply-style-name="Error" style:base-cell-address="Sheet1.F85"/>
    </style:style>
    <style:style style:name="ce263" style:family="table-cell" style:parent-style-name="Default">
      <style:map style:condition="cell-content()=1" style:apply-style-name="Error" style:base-cell-address="Sheet1.F86"/>
    </style:style>
    <style:style style:name="ce264" style:family="table-cell" style:parent-style-name="Default">
      <style:map style:condition="cell-content()=1" style:apply-style-name="Error" style:base-cell-address="Sheet1.F87"/>
    </style:style>
    <style:style style:name="ce265" style:family="table-cell" style:parent-style-name="Default">
      <style:map style:condition="cell-content()=1" style:apply-style-name="Error" style:base-cell-address="Sheet1.F88"/>
    </style:style>
    <style:style style:name="ce266" style:family="table-cell" style:parent-style-name="Default">
      <style:map style:condition="cell-content()=1" style:apply-style-name="Error" style:base-cell-address="Sheet1.F89"/>
    </style:style>
    <style:style style:name="ce267" style:family="table-cell" style:parent-style-name="Default">
      <style:map style:condition="cell-content()=1" style:apply-style-name="Error" style:base-cell-address="Sheet1.F90"/>
    </style:style>
    <style:style style:name="ce268" style:family="table-cell" style:parent-style-name="Default">
      <style:map style:condition="cell-content()=1" style:apply-style-name="Error" style:base-cell-address="Sheet1.F91"/>
    </style:style>
    <style:style style:name="ce269" style:family="table-cell" style:parent-style-name="Default">
      <style:map style:condition="cell-content()=1" style:apply-style-name="Error" style:base-cell-address="Sheet1.F92"/>
    </style:style>
    <style:style style:name="ce270" style:family="table-cell" style:parent-style-name="Default">
      <style:map style:condition="cell-content()=1" style:apply-style-name="Error" style:base-cell-address="Sheet1.F93"/>
    </style:style>
    <style:style style:name="ce271" style:family="table-cell" style:parent-style-name="Default">
      <style:map style:condition="cell-content()=1" style:apply-style-name="Error" style:base-cell-address="Sheet1.F94"/>
    </style:style>
    <style:style style:name="ce272" style:family="table-cell" style:parent-style-name="Default">
      <style:map style:condition="cell-content()=1" style:apply-style-name="Error" style:base-cell-address="Sheet1.F95"/>
    </style:style>
    <style:style style:name="ce273" style:family="table-cell" style:parent-style-name="Default">
      <style:map style:condition="cell-content()=1" style:apply-style-name="Error" style:base-cell-address="Sheet1.F96"/>
    </style:style>
    <style:style style:name="ce274" style:family="table-cell" style:parent-style-name="Default">
      <style:map style:condition="cell-content()=1" style:apply-style-name="Error" style:base-cell-address="Sheet1.F97"/>
    </style:style>
    <style:style style:name="ce275" style:family="table-cell" style:parent-style-name="Default">
      <style:map style:condition="cell-content()=1" style:apply-style-name="Error" style:base-cell-address="Sheet1.F98"/>
    </style:style>
    <style:style style:name="ce276" style:family="table-cell" style:parent-style-name="Default">
      <style:map style:condition="cell-content()=1" style:apply-style-name="Error" style:base-cell-address="Sheet1.F99"/>
    </style:style>
    <style:style style:name="ce277" style:family="table-cell" style:parent-style-name="Default">
      <style:map style:condition="cell-content()=1" style:apply-style-name="Error" style:base-cell-address="Sheet1.F100"/>
    </style:style>
    <style:style style:name="ce278" style:family="table-cell" style:parent-style-name="Default">
      <style:map style:condition="cell-content()=1" style:apply-style-name="Error" style:base-cell-address="Sheet1.F101"/>
    </style:style>
    <style:style style:name="ce279" style:family="table-cell" style:parent-style-name="Default">
      <style:map style:condition="cell-content()=1" style:apply-style-name="Error" style:base-cell-address="Sheet1.F102"/>
    </style:style>
    <style:style style:name="ce280" style:family="table-cell" style:parent-style-name="Default">
      <style:map style:condition="cell-content()=1" style:apply-style-name="Error" style:base-cell-address="Sheet1.F103"/>
    </style:style>
    <style:style style:name="ce281" style:family="table-cell" style:parent-style-name="Default">
      <style:map style:condition="cell-content()=1" style:apply-style-name="Error" style:base-cell-address="Sheet1.F104"/>
    </style:style>
    <style:style style:name="ce282" style:family="table-cell" style:parent-style-name="Default">
      <style:map style:condition="cell-content()=1" style:apply-style-name="Error" style:base-cell-address="Sheet1.F105"/>
    </style:style>
    <style:style style:name="ce283" style:family="table-cell" style:parent-style-name="Default">
      <style:map style:condition="cell-content()=1" style:apply-style-name="Error" style:base-cell-address="Sheet1.F106"/>
    </style:style>
    <style:style style:name="ce284" style:family="table-cell" style:parent-style-name="Default">
      <style:map style:condition="cell-content()=1" style:apply-style-name="Error" style:base-cell-address="Sheet1.F107"/>
    </style:style>
    <style:style style:name="ce285" style:family="table-cell" style:parent-style-name="Default">
      <style:map style:condition="cell-content()=1" style:apply-style-name="Error" style:base-cell-address="Sheet1.F108"/>
    </style:style>
    <style:style style:name="ce286" style:family="table-cell" style:parent-style-name="Default">
      <style:map style:condition="cell-content()=1" style:apply-style-name="Error" style:base-cell-address="Sheet1.F109"/>
    </style:style>
    <style:style style:name="ce287" style:family="table-cell" style:parent-style-name="Default">
      <style:map style:condition="cell-content()=1" style:apply-style-name="Error" style:base-cell-address="Sheet1.F110"/>
    </style:style>
    <style:style style:name="ce288" style:family="table-cell" style:parent-style-name="Default">
      <style:map style:condition="cell-content()=1" style:apply-style-name="Error" style:base-cell-address="Sheet1.F111"/>
    </style:style>
    <style:style style:name="ce289" style:family="table-cell" style:parent-style-name="Default">
      <style:map style:condition="cell-content()=1" style:apply-style-name="Error" style:base-cell-address="Sheet1.F112"/>
    </style:style>
    <style:style style:name="ce290" style:family="table-cell" style:parent-style-name="Default">
      <style:map style:condition="cell-content()=1" style:apply-style-name="Error" style:base-cell-address="Sheet1.F113"/>
    </style:style>
    <style:style style:name="ce291" style:family="table-cell" style:parent-style-name="Default">
      <style:map style:condition="cell-content()=1" style:apply-style-name="Error" style:base-cell-address="Sheet1.F114"/>
    </style:style>
    <style:style style:name="ce292" style:family="table-cell" style:parent-style-name="Default">
      <style:map style:condition="cell-content()=1" style:apply-style-name="Error" style:base-cell-address="Sheet1.F115"/>
    </style:style>
    <style:style style:name="ce293" style:family="table-cell" style:parent-style-name="Default">
      <style:map style:condition="cell-content()=1" style:apply-style-name="Error" style:base-cell-address="Sheet1.F116"/>
    </style:style>
    <style:style style:name="ce294" style:family="table-cell" style:parent-style-name="Default">
      <style:map style:condition="cell-content()=1" style:apply-style-name="Error" style:base-cell-address="Sheet1.F117"/>
    </style:style>
    <style:style style:name="ce295" style:family="table-cell" style:parent-style-name="Default">
      <style:map style:condition="cell-content()=1" style:apply-style-name="Error" style:base-cell-address="Sheet1.F118"/>
    </style:style>
    <style:style style:name="ce296" style:family="table-cell" style:parent-style-name="Default">
      <style:map style:condition="cell-content()=1" style:apply-style-name="Error" style:base-cell-address="Sheet1.F119"/>
    </style:style>
    <style:style style:name="ce297" style:family="table-cell" style:parent-style-name="Default">
      <style:map style:condition="cell-content()=1" style:apply-style-name="Error" style:base-cell-address="Sheet1.F120"/>
    </style:style>
    <style:style style:name="ce298" style:family="table-cell" style:parent-style-name="Default">
      <style:map style:condition="cell-content()=1" style:apply-style-name="Error" style:base-cell-address="Sheet1.F121"/>
    </style:style>
    <style:style style:name="ce299" style:family="table-cell" style:parent-style-name="Default">
      <style:map style:condition="cell-content()=1" style:apply-style-name="Error" style:base-cell-address="Sheet1.F122"/>
    </style:style>
    <style:style style:name="ce300" style:family="table-cell" style:parent-style-name="Default">
      <style:map style:condition="cell-content()=1" style:apply-style-name="Error" style:base-cell-address="Sheet1.F123"/>
    </style:style>
    <style:style style:name="ce301" style:family="table-cell" style:parent-style-name="Default">
      <style:map style:condition="cell-content()=1" style:apply-style-name="Error" style:base-cell-address="Sheet1.F124"/>
    </style:style>
    <style:style style:name="ce302" style:family="table-cell" style:parent-style-name="Default">
      <style:map style:condition="cell-content()=1" style:apply-style-name="Error" style:base-cell-address="Sheet1.F125"/>
    </style:style>
    <style:style style:name="ce303" style:family="table-cell" style:parent-style-name="Default">
      <style:map style:condition="cell-content()=1" style:apply-style-name="Error" style:base-cell-address="Sheet1.F126"/>
    </style:style>
    <style:style style:name="ce304" style:family="table-cell" style:parent-style-name="Default">
      <style:map style:condition="cell-content()=1" style:apply-style-name="Error" style:base-cell-address="Sheet1.F127"/>
    </style:style>
    <style:style style:name="ce305" style:family="table-cell" style:parent-style-name="Default">
      <style:map style:condition="cell-content()=1" style:apply-style-name="Error" style:base-cell-address="Sheet1.F128"/>
    </style:style>
    <style:style style:name="ce306" style:family="table-cell" style:parent-style-name="Default">
      <style:map style:condition="cell-content()=1" style:apply-style-name="Error" style:base-cell-address="Sheet1.F129"/>
    </style:style>
    <style:style style:name="ce307" style:family="table-cell" style:parent-style-name="Default">
      <style:map style:condition="cell-content()=1" style:apply-style-name="Error" style:base-cell-address="Sheet1.F130"/>
    </style:style>
    <style:style style:name="ce308" style:family="table-cell" style:parent-style-name="Default">
      <style:map style:condition="cell-content()=1" style:apply-style-name="Error" style:base-cell-address="Sheet1.F131"/>
    </style:style>
    <style:style style:name="ce309" style:family="table-cell" style:parent-style-name="Default">
      <style:map style:condition="cell-content()=1" style:apply-style-name="Error" style:base-cell-address="Sheet1.F132"/>
    </style:style>
    <style:style style:name="ce310" style:family="table-cell" style:parent-style-name="Default">
      <style:map style:condition="cell-content()=1" style:apply-style-name="Error" style:base-cell-address="Sheet1.F133"/>
    </style:style>
    <style:style style:name="ce311" style:family="table-cell" style:parent-style-name="Default">
      <style:map style:condition="cell-content()=1" style:apply-style-name="Error" style:base-cell-address="Sheet1.F134"/>
    </style:style>
    <style:style style:name="ce312" style:family="table-cell" style:parent-style-name="Default">
      <style:map style:condition="cell-content()=1" style:apply-style-name="Error" style:base-cell-address="Sheet1.F135"/>
    </style:style>
    <style:style style:name="ce313" style:family="table-cell" style:parent-style-name="Default">
      <style:map style:condition="cell-content()=1" style:apply-style-name="Error" style:base-cell-address="Sheet1.F136"/>
    </style:style>
    <style:style style:name="ce314" style:family="table-cell" style:parent-style-name="Default">
      <style:map style:condition="cell-content()=1" style:apply-style-name="Error" style:base-cell-address="Sheet1.F137"/>
    </style:style>
    <style:style style:name="ce315" style:family="table-cell" style:parent-style-name="Default">
      <style:map style:condition="cell-content()=1" style:apply-style-name="Error" style:base-cell-address="Sheet1.F138"/>
    </style:style>
    <style:style style:name="ce316" style:family="table-cell" style:parent-style-name="Default">
      <style:map style:condition="cell-content()=1" style:apply-style-name="Error" style:base-cell-address="Sheet1.F139"/>
    </style:style>
    <style:style style:name="ce317" style:family="table-cell" style:parent-style-name="Default">
      <style:map style:condition="cell-content()=1" style:apply-style-name="Error" style:base-cell-address="Sheet1.F140"/>
    </style:style>
    <style:style style:name="ce318" style:family="table-cell" style:parent-style-name="Default">
      <style:map style:condition="cell-content()=1" style:apply-style-name="Error" style:base-cell-address="Sheet1.F141"/>
    </style:style>
    <style:style style:name="ce319" style:family="table-cell" style:parent-style-name="Default">
      <style:map style:condition="cell-content()=1" style:apply-style-name="Error" style:base-cell-address="Sheet1.F142"/>
    </style:style>
    <style:style style:name="ce320" style:family="table-cell" style:parent-style-name="Default">
      <style:map style:condition="cell-content()=1" style:apply-style-name="Error" style:base-cell-address="Sheet1.F143"/>
    </style:style>
    <style:style style:name="ce321" style:family="table-cell" style:parent-style-name="Default">
      <style:map style:condition="cell-content()=1" style:apply-style-name="Error" style:base-cell-address="Sheet1.F144"/>
    </style:style>
    <style:style style:name="ce322" style:family="table-cell" style:parent-style-name="Default">
      <style:map style:condition="cell-content()=1" style:apply-style-name="Error" style:base-cell-address="Sheet1.F145"/>
    </style:style>
    <style:style style:name="ce323" style:family="table-cell" style:parent-style-name="Default">
      <style:map style:condition="cell-content()=1" style:apply-style-name="Error" style:base-cell-address="Sheet1.F146"/>
    </style:style>
    <style:style style:name="ce324" style:family="table-cell" style:parent-style-name="Default">
      <style:map style:condition="cell-content()=1" style:apply-style-name="Error" style:base-cell-address="Sheet1.F147"/>
    </style:style>
    <style:style style:name="ce325" style:family="table-cell" style:parent-style-name="Default">
      <style:map style:condition="cell-content()=1" style:apply-style-name="Error" style:base-cell-address="Sheet1.F148"/>
    </style:style>
    <style:style style:name="ce326" style:family="table-cell" style:parent-style-name="Default">
      <style:map style:condition="cell-content()=1" style:apply-style-name="Error" style:base-cell-address="Sheet1.F149"/>
    </style:style>
    <style:style style:name="ce327" style:family="table-cell" style:parent-style-name="Default">
      <style:map style:condition="cell-content()=1" style:apply-style-name="Error" style:base-cell-address="Sheet1.F150"/>
    </style:style>
    <style:style style:name="ce328" style:family="table-cell" style:parent-style-name="Default">
      <style:map style:condition="cell-content()=1" style:apply-style-name="Error" style:base-cell-address="Sheet1.F151"/>
    </style:style>
    <style:style style:name="ce329" style:family="table-cell" style:parent-style-name="Default">
      <style:map style:condition="cell-content()=1" style:apply-style-name="Error" style:base-cell-address="Sheet1.F152"/>
    </style:style>
    <style:style style:name="ce330" style:family="table-cell" style:parent-style-name="Default">
      <style:map style:condition="cell-content()=1" style:apply-style-name="Error" style:base-cell-address="Sheet1.F153"/>
    </style:style>
    <style:style style:name="ce331" style:family="table-cell" style:parent-style-name="Default">
      <style:map style:condition="cell-content()=1" style:apply-style-name="Error" style:base-cell-address="Sheet1.F154"/>
    </style:style>
    <style:style style:name="ce332" style:family="table-cell" style:parent-style-name="Default">
      <style:map style:condition="cell-content()=1" style:apply-style-name="Error" style:base-cell-address="Sheet1.F155"/>
    </style:style>
    <style:style style:name="ce333" style:family="table-cell" style:parent-style-name="Default">
      <style:map style:condition="cell-content()=1" style:apply-style-name="Error" style:base-cell-address="Sheet1.F156"/>
    </style:style>
    <style:style style:name="ce334" style:family="table-cell" style:parent-style-name="Default">
      <style:map style:condition="cell-content()=1" style:apply-style-name="Error" style:base-cell-address="Sheet1.F157"/>
    </style:style>
    <style:style style:name="ce335" style:family="table-cell" style:parent-style-name="Default">
      <style:map style:condition="cell-content()=1" style:apply-style-name="Error" style:base-cell-address="Sheet1.F158"/>
    </style:style>
    <style:style style:name="ce336" style:family="table-cell" style:parent-style-name="Default">
      <style:map style:condition="cell-content()=1" style:apply-style-name="Error" style:base-cell-address="Sheet1.F159"/>
    </style:style>
    <style:style style:name="ce337" style:family="table-cell" style:parent-style-name="Default">
      <style:map style:condition="cell-content()=1" style:apply-style-name="Error" style:base-cell-address="Sheet1.F160"/>
    </style:style>
    <style:style style:name="ce338" style:family="table-cell" style:parent-style-name="Default">
      <style:map style:condition="cell-content()=1" style:apply-style-name="Error" style:base-cell-address="Sheet1.F161"/>
    </style:style>
    <style:style style:name="ce339" style:family="table-cell" style:parent-style-name="Default">
      <style:map style:condition="cell-content()=1" style:apply-style-name="Error" style:base-cell-address="Sheet1.F162"/>
    </style:style>
    <style:style style:name="ce340" style:family="table-cell" style:parent-style-name="Default">
      <style:map style:condition="cell-content()=1" style:apply-style-name="Error" style:base-cell-address="Sheet1.F163"/>
    </style:style>
    <style:style style:name="ce341" style:family="table-cell" style:parent-style-name="Default">
      <style:map style:condition="cell-content()=1" style:apply-style-name="Error" style:base-cell-address="Sheet1.F164"/>
    </style:style>
    <style:style style:name="ce342" style:family="table-cell" style:parent-style-name="Default">
      <style:map style:condition="cell-content()=1" style:apply-style-name="Error" style:base-cell-address="Sheet1.F165"/>
    </style:style>
    <style:style style:name="ce343" style:family="table-cell" style:parent-style-name="Default">
      <style:map style:condition="cell-content()=1" style:apply-style-name="Error" style:base-cell-address="Sheet1.F166"/>
    </style:style>
    <style:style style:name="ce344" style:family="table-cell" style:parent-style-name="Default">
      <style:map style:condition="cell-content()=1" style:apply-style-name="Error" style:base-cell-address="Sheet1.F167"/>
    </style:style>
    <style:style style:name="ce345" style:family="table-cell" style:parent-style-name="Default">
      <style:map style:condition="cell-content()=1" style:apply-style-name="Error" style:base-cell-address="Sheet1.F168"/>
    </style:style>
    <style:style style:name="ce346" style:family="table-cell" style:parent-style-name="Default">
      <style:map style:condition="cell-content()=1" style:apply-style-name="Error" style:base-cell-address="Sheet1.F169"/>
    </style:style>
    <style:style style:name="ce347" style:family="table-cell" style:parent-style-name="Default">
      <style:map style:condition="cell-content()=1" style:apply-style-name="Error" style:base-cell-address="Sheet1.F170"/>
    </style:style>
    <style:style style:name="ce348" style:family="table-cell" style:parent-style-name="Default">
      <style:map style:condition="cell-content()=1" style:apply-style-name="Error" style:base-cell-address="Sheet1.F171"/>
    </style:style>
    <style:style style:name="ce349" style:family="table-cell" style:parent-style-name="Default">
      <style:map style:condition="cell-content()=1" style:apply-style-name="Error" style:base-cell-address="Sheet1.F172"/>
    </style:style>
    <style:style style:name="ce350" style:family="table-cell" style:parent-style-name="Default">
      <style:map style:condition="cell-content()=1" style:apply-style-name="Error" style:base-cell-address="Sheet1.F173"/>
    </style:style>
    <style:style style:name="ce351" style:family="table-cell" style:parent-style-name="Default">
      <style:map style:condition="cell-content()=1" style:apply-style-name="Error" style:base-cell-address="Sheet1.F174"/>
    </style:style>
    <style:style style:name="ce352" style:family="table-cell" style:parent-style-name="Default">
      <style:map style:condition="cell-content()=1" style:apply-style-name="Error" style:base-cell-address="Sheet1.F175"/>
    </style:style>
    <style:style style:name="ce353" style:family="table-cell" style:parent-style-name="Default">
      <style:map style:condition="cell-content()=1" style:apply-style-name="Error" style:base-cell-address="Sheet1.F176"/>
    </style:style>
    <style:style style:name="ce354" style:family="table-cell" style:parent-style-name="Default">
      <style:map style:condition="cell-content()=1" style:apply-style-name="Error" style:base-cell-address="Sheet1.F177"/>
    </style:style>
    <style:style style:name="ce355" style:family="table-cell" style:parent-style-name="Default">
      <style:map style:condition="cell-content()=1" style:apply-style-name="Error" style:base-cell-address="Sheet1.F178"/>
    </style:style>
    <style:style style:name="ce356" style:family="table-cell" style:parent-style-name="Default">
      <style:map style:condition="cell-content()=1" style:apply-style-name="Error" style:base-cell-address="Sheet1.F179"/>
    </style:style>
    <style:style style:name="ce357" style:family="table-cell" style:parent-style-name="Default">
      <style:map style:condition="cell-content()=1" style:apply-style-name="Error" style:base-cell-address="Sheet1.F180"/>
    </style:style>
    <style:style style:name="ce358" style:family="table-cell" style:parent-style-name="Default">
      <style:map style:condition="cell-content()=1" style:apply-style-name="Error" style:base-cell-address="Sheet1.F181"/>
    </style:style>
    <style:style style:name="ce359" style:family="table-cell" style:parent-style-name="Default">
      <style:map style:condition="cell-content()=1" style:apply-style-name="Error" style:base-cell-address="Sheet1.F182"/>
    </style:style>
    <style:style style:name="ce360" style:family="table-cell" style:parent-style-name="Default">
      <style:map style:condition="cell-content()=1" style:apply-style-name="Error" style:base-cell-address="Sheet1.F183"/>
    </style:style>
    <style:style style:name="ce361" style:family="table-cell" style:parent-style-name="Default">
      <style:map style:condition="cell-content()=1" style:apply-style-name="Error" style:base-cell-address="Sheet1.F184"/>
    </style:style>
    <style:style style:name="ce362" style:family="table-cell" style:parent-style-name="Default">
      <style:map style:condition="cell-content()=1" style:apply-style-name="Error" style:base-cell-address="Sheet1.F185"/>
    </style:style>
    <style:style style:name="ce363" style:family="table-cell" style:parent-style-name="Default">
      <style:map style:condition="cell-content()=1" style:apply-style-name="Error" style:base-cell-address="Sheet1.F186"/>
    </style:style>
    <style:style style:name="ce364" style:family="table-cell" style:parent-style-name="Default">
      <style:map style:condition="cell-content()=1" style:apply-style-name="Error" style:base-cell-address="Sheet1.F187"/>
    </style:style>
    <style:style style:name="ce365" style:family="table-cell" style:parent-style-name="Default">
      <style:map style:condition="cell-content()=1" style:apply-style-name="Error" style:base-cell-address="Sheet1.F188"/>
    </style:style>
    <style:style style:name="ce36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7" style:family="table-cell" style:parent-style-name="Default">
      <style:map style:condition="cell-content()=1" style:apply-style-name="Error" style:base-cell-address="Sheet1.G7"/>
    </style:style>
    <style:style style:name="ce368" style:family="table-cell" style:parent-style-name="Default">
      <style:map style:condition="cell-content()=1" style:apply-style-name="Error" style:base-cell-address="Sheet1.G8"/>
    </style:style>
    <style:style style:name="ce369" style:family="table-cell" style:parent-style-name="Default">
      <style:map style:condition="cell-content()=1" style:apply-style-name="Error" style:base-cell-address="Sheet1.G9"/>
    </style:style>
    <style:style style:name="ce370" style:family="table-cell" style:parent-style-name="Default">
      <style:map style:condition="cell-content()=1" style:apply-style-name="Error" style:base-cell-address="Sheet1.G10"/>
    </style:style>
    <style:style style:name="ce371" style:family="table-cell" style:parent-style-name="Default">
      <style:map style:condition="cell-content()=1" style:apply-style-name="Error" style:base-cell-address="Sheet1.G11"/>
    </style:style>
    <style:style style:name="ce372" style:family="table-cell" style:parent-style-name="Default">
      <style:map style:condition="cell-content()=1" style:apply-style-name="Error" style:base-cell-address="Sheet1.G12"/>
    </style:style>
    <style:style style:name="ce373" style:family="table-cell" style:parent-style-name="Default">
      <style:map style:condition="cell-content()=1" style:apply-style-name="Error" style:base-cell-address="Sheet1.G13"/>
    </style:style>
    <style:style style:name="ce374" style:family="table-cell" style:parent-style-name="Default">
      <style:map style:condition="cell-content()=1" style:apply-style-name="Error" style:base-cell-address="Sheet1.G14"/>
    </style:style>
    <style:style style:name="ce375" style:family="table-cell" style:parent-style-name="Default">
      <style:map style:condition="cell-content()=1" style:apply-style-name="Error" style:base-cell-address="Sheet1.G15"/>
    </style:style>
    <style:style style:name="ce376" style:family="table-cell" style:parent-style-name="Default">
      <style:map style:condition="cell-content()=1" style:apply-style-name="Error" style:base-cell-address="Sheet1.G16"/>
    </style:style>
    <style:style style:name="ce377" style:family="table-cell" style:parent-style-name="Default">
      <style:map style:condition="cell-content()=1" style:apply-style-name="Error" style:base-cell-address="Sheet1.G17"/>
    </style:style>
    <style:style style:name="ce378" style:family="table-cell" style:parent-style-name="Default">
      <style:map style:condition="cell-content()=1" style:apply-style-name="Error" style:base-cell-address="Sheet1.G18"/>
    </style:style>
    <style:style style:name="ce379" style:family="table-cell" style:parent-style-name="Default">
      <style:map style:condition="cell-content()=1" style:apply-style-name="Error" style:base-cell-address="Sheet1.G19"/>
    </style:style>
    <style:style style:name="ce380" style:family="table-cell" style:parent-style-name="Default">
      <style:map style:condition="cell-content()=1" style:apply-style-name="Error" style:base-cell-address="Sheet1.G20"/>
    </style:style>
    <style:style style:name="ce381" style:family="table-cell" style:parent-style-name="Default">
      <style:map style:condition="cell-content()=1" style:apply-style-name="Error" style:base-cell-address="Sheet1.G21"/>
    </style:style>
    <style:style style:name="ce382" style:family="table-cell" style:parent-style-name="Default">
      <style:map style:condition="cell-content()=1" style:apply-style-name="Error" style:base-cell-address="Sheet1.G22"/>
    </style:style>
    <style:style style:name="ce383" style:family="table-cell" style:parent-style-name="Default">
      <style:map style:condition="cell-content()=1" style:apply-style-name="Error" style:base-cell-address="Sheet1.G23"/>
    </style:style>
    <style:style style:name="ce384" style:family="table-cell" style:parent-style-name="Default">
      <style:map style:condition="cell-content()=1" style:apply-style-name="Error" style:base-cell-address="Sheet1.G24"/>
    </style:style>
    <style:style style:name="ce385" style:family="table-cell" style:parent-style-name="Default">
      <style:map style:condition="cell-content()=1" style:apply-style-name="Error" style:base-cell-address="Sheet1.G25"/>
    </style:style>
    <style:style style:name="ce386" style:family="table-cell" style:parent-style-name="Default">
      <style:map style:condition="cell-content()=1" style:apply-style-name="Error" style:base-cell-address="Sheet1.G26"/>
    </style:style>
    <style:style style:name="ce387" style:family="table-cell" style:parent-style-name="Default">
      <style:map style:condition="cell-content()=1" style:apply-style-name="Error" style:base-cell-address="Sheet1.G27"/>
    </style:style>
    <style:style style:name="ce388" style:family="table-cell" style:parent-style-name="Default">
      <style:map style:condition="cell-content()=1" style:apply-style-name="Error" style:base-cell-address="Sheet1.G28"/>
    </style:style>
    <style:style style:name="ce389" style:family="table-cell" style:parent-style-name="Default">
      <style:map style:condition="cell-content()=1" style:apply-style-name="Error" style:base-cell-address="Sheet1.G29"/>
    </style:style>
    <style:style style:name="ce390" style:family="table-cell" style:parent-style-name="Default">
      <style:map style:condition="cell-content()=1" style:apply-style-name="Error" style:base-cell-address="Sheet1.G30"/>
    </style:style>
    <style:style style:name="ce391" style:family="table-cell" style:parent-style-name="Default">
      <style:map style:condition="cell-content()=1" style:apply-style-name="Error" style:base-cell-address="Sheet1.G31"/>
    </style:style>
    <style:style style:name="ce392" style:family="table-cell" style:parent-style-name="Default">
      <style:map style:condition="cell-content()=1" style:apply-style-name="Error" style:base-cell-address="Sheet1.G32"/>
    </style:style>
    <style:style style:name="ce393" style:family="table-cell" style:parent-style-name="Default">
      <style:map style:condition="cell-content()=1" style:apply-style-name="Error" style:base-cell-address="Sheet1.G33"/>
    </style:style>
    <style:style style:name="ce394" style:family="table-cell" style:parent-style-name="Default">
      <style:map style:condition="cell-content()=1" style:apply-style-name="Error" style:base-cell-address="Sheet1.G34"/>
    </style:style>
    <style:style style:name="ce395" style:family="table-cell" style:parent-style-name="Default">
      <style:map style:condition="cell-content()=1" style:apply-style-name="Error" style:base-cell-address="Sheet1.G35"/>
    </style:style>
    <style:style style:name="ce396" style:family="table-cell" style:parent-style-name="Default">
      <style:map style:condition="cell-content()=1" style:apply-style-name="Error" style:base-cell-address="Sheet1.G36"/>
    </style:style>
    <style:style style:name="ce397" style:family="table-cell" style:parent-style-name="Default">
      <style:map style:condition="cell-content()=1" style:apply-style-name="Error" style:base-cell-address="Sheet1.G37"/>
    </style:style>
    <style:style style:name="ce398" style:family="table-cell" style:parent-style-name="Default">
      <style:map style:condition="cell-content()=1" style:apply-style-name="Error" style:base-cell-address="Sheet1.G38"/>
    </style:style>
    <style:style style:name="ce399" style:family="table-cell" style:parent-style-name="Default">
      <style:map style:condition="cell-content()=1" style:apply-style-name="Error" style:base-cell-address="Sheet1.G39"/>
    </style:style>
    <style:style style:name="ce400" style:family="table-cell" style:parent-style-name="Default">
      <style:map style:condition="cell-content()=1" style:apply-style-name="Error" style:base-cell-address="Sheet1.G40"/>
    </style:style>
    <style:style style:name="ce401" style:family="table-cell" style:parent-style-name="Default">
      <style:map style:condition="cell-content()=1" style:apply-style-name="Error" style:base-cell-address="Sheet1.G41"/>
    </style:style>
    <style:style style:name="ce402" style:family="table-cell" style:parent-style-name="Default">
      <style:map style:condition="cell-content()=1" style:apply-style-name="Error" style:base-cell-address="Sheet1.G42"/>
    </style:style>
    <style:style style:name="ce403" style:family="table-cell" style:parent-style-name="Default">
      <style:map style:condition="cell-content()=1" style:apply-style-name="Error" style:base-cell-address="Sheet1.G43"/>
    </style:style>
    <style:style style:name="ce404" style:family="table-cell" style:parent-style-name="Default">
      <style:map style:condition="cell-content()=1" style:apply-style-name="Error" style:base-cell-address="Sheet1.G44"/>
    </style:style>
    <style:style style:name="ce405" style:family="table-cell" style:parent-style-name="Default">
      <style:map style:condition="cell-content()=1" style:apply-style-name="Error" style:base-cell-address="Sheet1.G45"/>
    </style:style>
    <style:style style:name="ce406" style:family="table-cell" style:parent-style-name="Default">
      <style:map style:condition="cell-content()=1" style:apply-style-name="Error" style:base-cell-address="Sheet1.G46"/>
    </style:style>
    <style:style style:name="ce407" style:family="table-cell" style:parent-style-name="Default">
      <style:map style:condition="cell-content()=1" style:apply-style-name="Error" style:base-cell-address="Sheet1.G47"/>
    </style:style>
    <style:style style:name="ce408" style:family="table-cell" style:parent-style-name="Default">
      <style:map style:condition="cell-content()=1" style:apply-style-name="Error" style:base-cell-address="Sheet1.G48"/>
    </style:style>
    <style:style style:name="ce409" style:family="table-cell" style:parent-style-name="Default">
      <style:map style:condition="cell-content()=1" style:apply-style-name="Error" style:base-cell-address="Sheet1.G49"/>
    </style:style>
    <style:style style:name="ce410" style:family="table-cell" style:parent-style-name="Default">
      <style:map style:condition="cell-content()=1" style:apply-style-name="Error" style:base-cell-address="Sheet1.G50"/>
    </style:style>
    <style:style style:name="ce411" style:family="table-cell" style:parent-style-name="Default">
      <style:map style:condition="cell-content()=1" style:apply-style-name="Error" style:base-cell-address="Sheet1.G51"/>
    </style:style>
    <style:style style:name="ce412" style:family="table-cell" style:parent-style-name="Default">
      <style:map style:condition="cell-content()=1" style:apply-style-name="Error" style:base-cell-address="Sheet1.G52"/>
    </style:style>
    <style:style style:name="ce413" style:family="table-cell" style:parent-style-name="Default">
      <style:map style:condition="cell-content()=1" style:apply-style-name="Error" style:base-cell-address="Sheet1.G53"/>
    </style:style>
    <style:style style:name="ce414" style:family="table-cell" style:parent-style-name="Default">
      <style:map style:condition="cell-content()=1" style:apply-style-name="Error" style:base-cell-address="Sheet1.G54"/>
    </style:style>
    <style:style style:name="ce415" style:family="table-cell" style:parent-style-name="Default">
      <style:map style:condition="cell-content()=1" style:apply-style-name="Error" style:base-cell-address="Sheet1.G55"/>
    </style:style>
    <style:style style:name="ce416" style:family="table-cell" style:parent-style-name="Default">
      <style:map style:condition="cell-content()=1" style:apply-style-name="Error" style:base-cell-address="Sheet1.G56"/>
    </style:style>
    <style:style style:name="ce417" style:family="table-cell" style:parent-style-name="Default">
      <style:map style:condition="cell-content()=1" style:apply-style-name="Error" style:base-cell-address="Sheet1.G57"/>
    </style:style>
    <style:style style:name="ce418" style:family="table-cell" style:parent-style-name="Default">
      <style:map style:condition="cell-content()=1" style:apply-style-name="Error" style:base-cell-address="Sheet1.G58"/>
    </style:style>
    <style:style style:name="ce419" style:family="table-cell" style:parent-style-name="Default">
      <style:map style:condition="cell-content()=1" style:apply-style-name="Error" style:base-cell-address="Sheet1.G59"/>
    </style:style>
    <style:style style:name="ce420" style:family="table-cell" style:parent-style-name="Default">
      <style:map style:condition="cell-content()=1" style:apply-style-name="Error" style:base-cell-address="Sheet1.G60"/>
    </style:style>
    <style:style style:name="ce421" style:family="table-cell" style:parent-style-name="Default">
      <style:map style:condition="cell-content()=1" style:apply-style-name="Error" style:base-cell-address="Sheet1.G61"/>
    </style:style>
    <style:style style:name="ce422" style:family="table-cell" style:parent-style-name="Default">
      <style:map style:condition="cell-content()=1" style:apply-style-name="Error" style:base-cell-address="Sheet1.G62"/>
    </style:style>
    <style:style style:name="ce423" style:family="table-cell" style:parent-style-name="Default">
      <style:map style:condition="cell-content()=1" style:apply-style-name="Error" style:base-cell-address="Sheet1.G63"/>
    </style:style>
    <style:style style:name="ce424" style:family="table-cell" style:parent-style-name="Default">
      <style:map style:condition="cell-content()=1" style:apply-style-name="Error" style:base-cell-address="Sheet1.G64"/>
    </style:style>
    <style:style style:name="ce425" style:family="table-cell" style:parent-style-name="Default">
      <style:map style:condition="cell-content()=1" style:apply-style-name="Error" style:base-cell-address="Sheet1.G65"/>
    </style:style>
    <style:style style:name="ce426" style:family="table-cell" style:parent-style-name="Default">
      <style:map style:condition="cell-content()=1" style:apply-style-name="Error" style:base-cell-address="Sheet1.G66"/>
    </style:style>
    <style:style style:name="ce427" style:family="table-cell" style:parent-style-name="Default">
      <style:map style:condition="cell-content()=1" style:apply-style-name="Error" style:base-cell-address="Sheet1.G67"/>
    </style:style>
    <style:style style:name="ce428" style:family="table-cell" style:parent-style-name="Default">
      <style:map style:condition="cell-content()=1" style:apply-style-name="Error" style:base-cell-address="Sheet1.G68"/>
    </style:style>
    <style:style style:name="ce429" style:family="table-cell" style:parent-style-name="Default">
      <style:map style:condition="cell-content()=1" style:apply-style-name="Error" style:base-cell-address="Sheet1.G69"/>
    </style:style>
    <style:style style:name="ce430" style:family="table-cell" style:parent-style-name="Default">
      <style:map style:condition="cell-content()=1" style:apply-style-name="Error" style:base-cell-address="Sheet1.G70"/>
    </style:style>
    <style:style style:name="ce431" style:family="table-cell" style:parent-style-name="Default">
      <style:map style:condition="cell-content()=1" style:apply-style-name="Error" style:base-cell-address="Sheet1.G71"/>
    </style:style>
    <style:style style:name="ce432" style:family="table-cell" style:parent-style-name="Default">
      <style:map style:condition="cell-content()=1" style:apply-style-name="Error" style:base-cell-address="Sheet1.G72"/>
    </style:style>
    <style:style style:name="ce433" style:family="table-cell" style:parent-style-name="Default">
      <style:map style:condition="cell-content()=1" style:apply-style-name="Error" style:base-cell-address="Sheet1.G73"/>
    </style:style>
    <style:style style:name="ce434" style:family="table-cell" style:parent-style-name="Default">
      <style:map style:condition="cell-content()=1" style:apply-style-name="Error" style:base-cell-address="Sheet1.G74"/>
    </style:style>
    <style:style style:name="ce435" style:family="table-cell" style:parent-style-name="Default">
      <style:map style:condition="cell-content()=1" style:apply-style-name="Error" style:base-cell-address="Sheet1.G75"/>
    </style:style>
    <style:style style:name="ce436" style:family="table-cell" style:parent-style-name="Default">
      <style:map style:condition="cell-content()=1" style:apply-style-name="Error" style:base-cell-address="Sheet1.G76"/>
    </style:style>
    <style:style style:name="ce437" style:family="table-cell" style:parent-style-name="Default">
      <style:map style:condition="cell-content()=1" style:apply-style-name="Error" style:base-cell-address="Sheet1.G77"/>
    </style:style>
    <style:style style:name="ce438" style:family="table-cell" style:parent-style-name="Default">
      <style:map style:condition="cell-content()=1" style:apply-style-name="Error" style:base-cell-address="Sheet1.G78"/>
    </style:style>
    <style:style style:name="ce439" style:family="table-cell" style:parent-style-name="Default">
      <style:map style:condition="cell-content()=1" style:apply-style-name="Error" style:base-cell-address="Sheet1.G79"/>
    </style:style>
    <style:style style:name="ce440" style:family="table-cell" style:parent-style-name="Default">
      <style:map style:condition="cell-content()=1" style:apply-style-name="Error" style:base-cell-address="Sheet1.G80"/>
    </style:style>
    <style:style style:name="ce441" style:family="table-cell" style:parent-style-name="Default">
      <style:map style:condition="cell-content()=1" style:apply-style-name="Error" style:base-cell-address="Sheet1.G81"/>
    </style:style>
    <style:style style:name="ce442" style:family="table-cell" style:parent-style-name="Default">
      <style:map style:condition="cell-content()=1" style:apply-style-name="Error" style:base-cell-address="Sheet1.G82"/>
    </style:style>
    <style:style style:name="ce443" style:family="table-cell" style:parent-style-name="Default">
      <style:map style:condition="cell-content()=1" style:apply-style-name="Error" style:base-cell-address="Sheet1.G83"/>
    </style:style>
    <style:style style:name="ce444" style:family="table-cell" style:parent-style-name="Default">
      <style:map style:condition="cell-content()=1" style:apply-style-name="Error" style:base-cell-address="Sheet1.G84"/>
    </style:style>
    <style:style style:name="ce445" style:family="table-cell" style:parent-style-name="Default">
      <style:map style:condition="cell-content()=1" style:apply-style-name="Error" style:base-cell-address="Sheet1.G85"/>
    </style:style>
    <style:style style:name="ce446" style:family="table-cell" style:parent-style-name="Default">
      <style:map style:condition="cell-content()=1" style:apply-style-name="Error" style:base-cell-address="Sheet1.G86"/>
    </style:style>
    <style:style style:name="ce447" style:family="table-cell" style:parent-style-name="Default">
      <style:map style:condition="cell-content()=1" style:apply-style-name="Error" style:base-cell-address="Sheet1.G87"/>
    </style:style>
    <style:style style:name="ce448" style:family="table-cell" style:parent-style-name="Default">
      <style:map style:condition="cell-content()=1" style:apply-style-name="Error" style:base-cell-address="Sheet1.G88"/>
    </style:style>
    <style:style style:name="ce449" style:family="table-cell" style:parent-style-name="Default">
      <style:map style:condition="cell-content()=1" style:apply-style-name="Error" style:base-cell-address="Sheet1.G89"/>
    </style:style>
    <style:style style:name="ce450" style:family="table-cell" style:parent-style-name="Default">
      <style:map style:condition="cell-content()=1" style:apply-style-name="Error" style:base-cell-address="Sheet1.G90"/>
    </style:style>
    <style:style style:name="ce451" style:family="table-cell" style:parent-style-name="Default">
      <style:map style:condition="cell-content()=1" style:apply-style-name="Error" style:base-cell-address="Sheet1.G91"/>
    </style:style>
    <style:style style:name="ce452" style:family="table-cell" style:parent-style-name="Default">
      <style:map style:condition="cell-content()=1" style:apply-style-name="Error" style:base-cell-address="Sheet1.G92"/>
    </style:style>
    <style:style style:name="ce453" style:family="table-cell" style:parent-style-name="Default">
      <style:map style:condition="cell-content()=1" style:apply-style-name="Error" style:base-cell-address="Sheet1.G93"/>
    </style:style>
    <style:style style:name="ce454" style:family="table-cell" style:parent-style-name="Default">
      <style:map style:condition="cell-content()=1" style:apply-style-name="Error" style:base-cell-address="Sheet1.G94"/>
    </style:style>
    <style:style style:name="ce455" style:family="table-cell" style:parent-style-name="Default">
      <style:map style:condition="cell-content()=1" style:apply-style-name="Error" style:base-cell-address="Sheet1.G95"/>
    </style:style>
    <style:style style:name="ce456" style:family="table-cell" style:parent-style-name="Default">
      <style:map style:condition="cell-content()=1" style:apply-style-name="Error" style:base-cell-address="Sheet1.G96"/>
    </style:style>
    <style:style style:name="ce457" style:family="table-cell" style:parent-style-name="Default">
      <style:map style:condition="cell-content()=1" style:apply-style-name="Error" style:base-cell-address="Sheet1.G97"/>
    </style:style>
    <style:style style:name="ce458" style:family="table-cell" style:parent-style-name="Default">
      <style:map style:condition="cell-content()=1" style:apply-style-name="Error" style:base-cell-address="Sheet1.G98"/>
    </style:style>
    <style:style style:name="ce459" style:family="table-cell" style:parent-style-name="Default">
      <style:map style:condition="cell-content()=1" style:apply-style-name="Error" style:base-cell-address="Sheet1.G99"/>
    </style:style>
    <style:style style:name="ce460" style:family="table-cell" style:parent-style-name="Default">
      <style:map style:condition="cell-content()=1" style:apply-style-name="Error" style:base-cell-address="Sheet1.G100"/>
    </style:style>
    <style:style style:name="ce461" style:family="table-cell" style:parent-style-name="Default">
      <style:map style:condition="cell-content()=1" style:apply-style-name="Error" style:base-cell-address="Sheet1.G101"/>
    </style:style>
    <style:style style:name="ce462" style:family="table-cell" style:parent-style-name="Default">
      <style:map style:condition="cell-content()=1" style:apply-style-name="Error" style:base-cell-address="Sheet1.G102"/>
    </style:style>
    <style:style style:name="ce463" style:family="table-cell" style:parent-style-name="Default">
      <style:map style:condition="cell-content()=1" style:apply-style-name="Error" style:base-cell-address="Sheet1.G103"/>
    </style:style>
    <style:style style:name="ce464" style:family="table-cell" style:parent-style-name="Default">
      <style:map style:condition="cell-content()=1" style:apply-style-name="Error" style:base-cell-address="Sheet1.G104"/>
    </style:style>
    <style:style style:name="ce465" style:family="table-cell" style:parent-style-name="Default">
      <style:map style:condition="cell-content()=1" style:apply-style-name="Error" style:base-cell-address="Sheet1.G105"/>
    </style:style>
    <style:style style:name="ce466" style:family="table-cell" style:parent-style-name="Default">
      <style:map style:condition="cell-content()=1" style:apply-style-name="Error" style:base-cell-address="Sheet1.G106"/>
    </style:style>
    <style:style style:name="ce467" style:family="table-cell" style:parent-style-name="Default">
      <style:map style:condition="cell-content()=1" style:apply-style-name="Error" style:base-cell-address="Sheet1.G107"/>
    </style:style>
    <style:style style:name="ce468" style:family="table-cell" style:parent-style-name="Default">
      <style:map style:condition="cell-content()=1" style:apply-style-name="Error" style:base-cell-address="Sheet1.G108"/>
    </style:style>
    <style:style style:name="ce469" style:family="table-cell" style:parent-style-name="Default">
      <style:map style:condition="cell-content()=1" style:apply-style-name="Error" style:base-cell-address="Sheet1.G109"/>
    </style:style>
    <style:style style:name="ce470" style:family="table-cell" style:parent-style-name="Default">
      <style:map style:condition="cell-content()=1" style:apply-style-name="Error" style:base-cell-address="Sheet1.G110"/>
    </style:style>
    <style:style style:name="ce471" style:family="table-cell" style:parent-style-name="Default">
      <style:map style:condition="cell-content()=1" style:apply-style-name="Error" style:base-cell-address="Sheet1.G111"/>
    </style:style>
    <style:style style:name="ce472" style:family="table-cell" style:parent-style-name="Default">
      <style:map style:condition="cell-content()=1" style:apply-style-name="Error" style:base-cell-address="Sheet1.G112"/>
    </style:style>
    <style:style style:name="ce473" style:family="table-cell" style:parent-style-name="Default">
      <style:map style:condition="cell-content()=1" style:apply-style-name="Error" style:base-cell-address="Sheet1.G113"/>
    </style:style>
    <style:style style:name="ce474" style:family="table-cell" style:parent-style-name="Default">
      <style:map style:condition="cell-content()=1" style:apply-style-name="Error" style:base-cell-address="Sheet1.G114"/>
    </style:style>
    <style:style style:name="ce475" style:family="table-cell" style:parent-style-name="Default">
      <style:map style:condition="cell-content()=1" style:apply-style-name="Error" style:base-cell-address="Sheet1.G115"/>
    </style:style>
    <style:style style:name="ce476" style:family="table-cell" style:parent-style-name="Default">
      <style:map style:condition="cell-content()=1" style:apply-style-name="Error" style:base-cell-address="Sheet1.G116"/>
    </style:style>
    <style:style style:name="ce477" style:family="table-cell" style:parent-style-name="Default">
      <style:map style:condition="cell-content()=1" style:apply-style-name="Error" style:base-cell-address="Sheet1.G117"/>
    </style:style>
    <style:style style:name="ce478" style:family="table-cell" style:parent-style-name="Default">
      <style:map style:condition="cell-content()=1" style:apply-style-name="Error" style:base-cell-address="Sheet1.G118"/>
    </style:style>
    <style:style style:name="ce479" style:family="table-cell" style:parent-style-name="Default">
      <style:map style:condition="cell-content()=1" style:apply-style-name="Error" style:base-cell-address="Sheet1.G119"/>
    </style:style>
    <style:style style:name="ce480" style:family="table-cell" style:parent-style-name="Default">
      <style:map style:condition="cell-content()=1" style:apply-style-name="Error" style:base-cell-address="Sheet1.G120"/>
    </style:style>
    <style:style style:name="ce481" style:family="table-cell" style:parent-style-name="Default">
      <style:map style:condition="cell-content()=1" style:apply-style-name="Error" style:base-cell-address="Sheet1.G121"/>
    </style:style>
    <style:style style:name="ce482" style:family="table-cell" style:parent-style-name="Default">
      <style:map style:condition="cell-content()=1" style:apply-style-name="Error" style:base-cell-address="Sheet1.G122"/>
    </style:style>
    <style:style style:name="ce483" style:family="table-cell" style:parent-style-name="Default">
      <style:map style:condition="cell-content()=1" style:apply-style-name="Error" style:base-cell-address="Sheet1.G123"/>
    </style:style>
    <style:style style:name="ce484" style:family="table-cell" style:parent-style-name="Default">
      <style:map style:condition="cell-content()=1" style:apply-style-name="Error" style:base-cell-address="Sheet1.G124"/>
    </style:style>
    <style:style style:name="ce485" style:family="table-cell" style:parent-style-name="Default">
      <style:map style:condition="cell-content()=1" style:apply-style-name="Error" style:base-cell-address="Sheet1.G125"/>
    </style:style>
    <style:style style:name="ce486" style:family="table-cell" style:parent-style-name="Default">
      <style:map style:condition="cell-content()=1" style:apply-style-name="Error" style:base-cell-address="Sheet1.G126"/>
    </style:style>
    <style:style style:name="ce487" style:family="table-cell" style:parent-style-name="Default">
      <style:map style:condition="cell-content()=1" style:apply-style-name="Error" style:base-cell-address="Sheet1.G127"/>
    </style:style>
    <style:style style:name="ce488" style:family="table-cell" style:parent-style-name="Default">
      <style:map style:condition="cell-content()=1" style:apply-style-name="Error" style:base-cell-address="Sheet1.G128"/>
    </style:style>
    <style:style style:name="ce489" style:family="table-cell" style:parent-style-name="Default">
      <style:map style:condition="cell-content()=1" style:apply-style-name="Error" style:base-cell-address="Sheet1.G129"/>
    </style:style>
    <style:style style:name="ce490" style:family="table-cell" style:parent-style-name="Default">
      <style:map style:condition="cell-content()=1" style:apply-style-name="Error" style:base-cell-address="Sheet1.G130"/>
    </style:style>
    <style:style style:name="ce491" style:family="table-cell" style:parent-style-name="Default">
      <style:map style:condition="cell-content()=1" style:apply-style-name="Error" style:base-cell-address="Sheet1.G131"/>
    </style:style>
    <style:style style:name="ce492" style:family="table-cell" style:parent-style-name="Default">
      <style:map style:condition="cell-content()=1" style:apply-style-name="Error" style:base-cell-address="Sheet1.G132"/>
    </style:style>
    <style:style style:name="ce493" style:family="table-cell" style:parent-style-name="Default">
      <style:map style:condition="cell-content()=1" style:apply-style-name="Error" style:base-cell-address="Sheet1.G133"/>
    </style:style>
    <style:style style:name="ce494" style:family="table-cell" style:parent-style-name="Default">
      <style:map style:condition="cell-content()=1" style:apply-style-name="Error" style:base-cell-address="Sheet1.G134"/>
    </style:style>
    <style:style style:name="ce495" style:family="table-cell" style:parent-style-name="Default">
      <style:map style:condition="cell-content()=1" style:apply-style-name="Error" style:base-cell-address="Sheet1.G135"/>
    </style:style>
    <style:style style:name="ce496" style:family="table-cell" style:parent-style-name="Default">
      <style:map style:condition="cell-content()=1" style:apply-style-name="Error" style:base-cell-address="Sheet1.G136"/>
    </style:style>
    <style:style style:name="ce497" style:family="table-cell" style:parent-style-name="Default">
      <style:map style:condition="cell-content()=1" style:apply-style-name="Error" style:base-cell-address="Sheet1.G137"/>
    </style:style>
    <style:style style:name="ce498" style:family="table-cell" style:parent-style-name="Default">
      <style:map style:condition="cell-content()=1" style:apply-style-name="Error" style:base-cell-address="Sheet1.G138"/>
    </style:style>
    <style:style style:name="ce499" style:family="table-cell" style:parent-style-name="Default">
      <style:map style:condition="cell-content()=1" style:apply-style-name="Error" style:base-cell-address="Sheet1.G139"/>
    </style:style>
    <style:style style:name="ce500" style:family="table-cell" style:parent-style-name="Default">
      <style:map style:condition="cell-content()=1" style:apply-style-name="Error" style:base-cell-address="Sheet1.G140"/>
    </style:style>
    <style:style style:name="ce501" style:family="table-cell" style:parent-style-name="Default">
      <style:map style:condition="cell-content()=1" style:apply-style-name="Error" style:base-cell-address="Sheet1.G141"/>
    </style:style>
    <style:style style:name="ce502" style:family="table-cell" style:parent-style-name="Default">
      <style:map style:condition="cell-content()=1" style:apply-style-name="Error" style:base-cell-address="Sheet1.G142"/>
    </style:style>
    <style:style style:name="ce503" style:family="table-cell" style:parent-style-name="Default">
      <style:map style:condition="cell-content()=1" style:apply-style-name="Error" style:base-cell-address="Sheet1.G143"/>
    </style:style>
    <style:style style:name="ce504" style:family="table-cell" style:parent-style-name="Default">
      <style:map style:condition="cell-content()=1" style:apply-style-name="Error" style:base-cell-address="Sheet1.G144"/>
    </style:style>
    <style:style style:name="ce505" style:family="table-cell" style:parent-style-name="Default">
      <style:map style:condition="cell-content()=1" style:apply-style-name="Error" style:base-cell-address="Sheet1.G145"/>
    </style:style>
    <style:style style:name="ce506" style:family="table-cell" style:parent-style-name="Default">
      <style:map style:condition="cell-content()=1" style:apply-style-name="Error" style:base-cell-address="Sheet1.G146"/>
    </style:style>
    <style:style style:name="ce507" style:family="table-cell" style:parent-style-name="Default">
      <style:map style:condition="cell-content()=1" style:apply-style-name="Error" style:base-cell-address="Sheet1.G147"/>
    </style:style>
    <style:style style:name="ce508" style:family="table-cell" style:parent-style-name="Default">
      <style:map style:condition="cell-content()=1" style:apply-style-name="Error" style:base-cell-address="Sheet1.G148"/>
    </style:style>
    <style:style style:name="ce509" style:family="table-cell" style:parent-style-name="Default">
      <style:map style:condition="cell-content()=1" style:apply-style-name="Error" style:base-cell-address="Sheet1.G149"/>
    </style:style>
    <style:style style:name="ce510" style:family="table-cell" style:parent-style-name="Default">
      <style:map style:condition="cell-content()=1" style:apply-style-name="Error" style:base-cell-address="Sheet1.G150"/>
    </style:style>
    <style:style style:name="ce511" style:family="table-cell" style:parent-style-name="Default">
      <style:map style:condition="cell-content()=1" style:apply-style-name="Error" style:base-cell-address="Sheet1.G151"/>
    </style:style>
    <style:style style:name="ce512" style:family="table-cell" style:parent-style-name="Default">
      <style:map style:condition="cell-content()=1" style:apply-style-name="Error" style:base-cell-address="Sheet1.G152"/>
    </style:style>
    <style:style style:name="ce513" style:family="table-cell" style:parent-style-name="Default">
      <style:map style:condition="cell-content()=1" style:apply-style-name="Error" style:base-cell-address="Sheet1.G153"/>
    </style:style>
    <style:style style:name="ce514" style:family="table-cell" style:parent-style-name="Default">
      <style:map style:condition="cell-content()=1" style:apply-style-name="Error" style:base-cell-address="Sheet1.G154"/>
    </style:style>
    <style:style style:name="ce515" style:family="table-cell" style:parent-style-name="Default">
      <style:map style:condition="cell-content()=1" style:apply-style-name="Error" style:base-cell-address="Sheet1.G155"/>
    </style:style>
    <style:style style:name="ce516" style:family="table-cell" style:parent-style-name="Default">
      <style:map style:condition="cell-content()=1" style:apply-style-name="Error" style:base-cell-address="Sheet1.G156"/>
    </style:style>
    <style:style style:name="ce517" style:family="table-cell" style:parent-style-name="Default">
      <style:map style:condition="cell-content()=1" style:apply-style-name="Error" style:base-cell-address="Sheet1.G157"/>
    </style:style>
    <style:style style:name="ce518" style:family="table-cell" style:parent-style-name="Default">
      <style:map style:condition="cell-content()=1" style:apply-style-name="Error" style:base-cell-address="Sheet1.G158"/>
    </style:style>
    <style:style style:name="ce519" style:family="table-cell" style:parent-style-name="Default">
      <style:map style:condition="cell-content()=1" style:apply-style-name="Error" style:base-cell-address="Sheet1.G159"/>
    </style:style>
    <style:style style:name="ce520" style:family="table-cell" style:parent-style-name="Default">
      <style:map style:condition="cell-content()=1" style:apply-style-name="Error" style:base-cell-address="Sheet1.G160"/>
    </style:style>
    <style:style style:name="ce521" style:family="table-cell" style:parent-style-name="Default">
      <style:map style:condition="cell-content()=1" style:apply-style-name="Error" style:base-cell-address="Sheet1.G161"/>
    </style:style>
    <style:style style:name="ce522" style:family="table-cell" style:parent-style-name="Default">
      <style:map style:condition="cell-content()=1" style:apply-style-name="Error" style:base-cell-address="Sheet1.G162"/>
    </style:style>
    <style:style style:name="ce523" style:family="table-cell" style:parent-style-name="Default">
      <style:map style:condition="cell-content()=1" style:apply-style-name="Error" style:base-cell-address="Sheet1.G163"/>
    </style:style>
    <style:style style:name="ce524" style:family="table-cell" style:parent-style-name="Default">
      <style:map style:condition="cell-content()=1" style:apply-style-name="Error" style:base-cell-address="Sheet1.G164"/>
    </style:style>
    <style:style style:name="ce525" style:family="table-cell" style:parent-style-name="Default">
      <style:map style:condition="cell-content()=1" style:apply-style-name="Error" style:base-cell-address="Sheet1.G165"/>
    </style:style>
    <style:style style:name="ce526" style:family="table-cell" style:parent-style-name="Default">
      <style:map style:condition="cell-content()=1" style:apply-style-name="Error" style:base-cell-address="Sheet1.G166"/>
    </style:style>
    <style:style style:name="ce527" style:family="table-cell" style:parent-style-name="Default">
      <style:map style:condition="cell-content()=1" style:apply-style-name="Error" style:base-cell-address="Sheet1.G167"/>
    </style:style>
    <style:style style:name="ce528" style:family="table-cell" style:parent-style-name="Default">
      <style:map style:condition="cell-content()=1" style:apply-style-name="Error" style:base-cell-address="Sheet1.G168"/>
    </style:style>
    <style:style style:name="ce529" style:family="table-cell" style:parent-style-name="Default">
      <style:map style:condition="cell-content()=1" style:apply-style-name="Error" style:base-cell-address="Sheet1.G169"/>
    </style:style>
    <style:style style:name="ce530" style:family="table-cell" style:parent-style-name="Default">
      <style:map style:condition="cell-content()=1" style:apply-style-name="Error" style:base-cell-address="Sheet1.G170"/>
    </style:style>
    <style:style style:name="ce531" style:family="table-cell" style:parent-style-name="Default">
      <style:map style:condition="cell-content()=1" style:apply-style-name="Error" style:base-cell-address="Sheet1.G171"/>
    </style:style>
    <style:style style:name="ce532" style:family="table-cell" style:parent-style-name="Default">
      <style:map style:condition="cell-content()=1" style:apply-style-name="Error" style:base-cell-address="Sheet1.G172"/>
    </style:style>
    <style:style style:name="ce533" style:family="table-cell" style:parent-style-name="Default">
      <style:map style:condition="cell-content()=1" style:apply-style-name="Error" style:base-cell-address="Sheet1.G173"/>
    </style:style>
    <style:style style:name="ce534" style:family="table-cell" style:parent-style-name="Default">
      <style:map style:condition="cell-content()=1" style:apply-style-name="Error" style:base-cell-address="Sheet1.G174"/>
    </style:style>
    <style:style style:name="ce535" style:family="table-cell" style:parent-style-name="Default">
      <style:map style:condition="cell-content()=1" style:apply-style-name="Error" style:base-cell-address="Sheet1.G175"/>
    </style:style>
    <style:style style:name="ce536" style:family="table-cell" style:parent-style-name="Default">
      <style:map style:condition="cell-content()=1" style:apply-style-name="Error" style:base-cell-address="Sheet1.G176"/>
    </style:style>
    <style:style style:name="ce537" style:family="table-cell" style:parent-style-name="Default">
      <style:map style:condition="cell-content()=1" style:apply-style-name="Error" style:base-cell-address="Sheet1.G177"/>
    </style:style>
    <style:style style:name="ce538" style:family="table-cell" style:parent-style-name="Default">
      <style:map style:condition="cell-content()=1" style:apply-style-name="Error" style:base-cell-address="Sheet1.G178"/>
    </style:style>
    <style:style style:name="ce539" style:family="table-cell" style:parent-style-name="Default">
      <style:map style:condition="cell-content()=1" style:apply-style-name="Error" style:base-cell-address="Sheet1.G179"/>
    </style:style>
    <style:style style:name="ce540" style:family="table-cell" style:parent-style-name="Default">
      <style:map style:condition="cell-content()=1" style:apply-style-name="Error" style:base-cell-address="Sheet1.G180"/>
    </style:style>
    <style:style style:name="ce541" style:family="table-cell" style:parent-style-name="Default">
      <style:map style:condition="cell-content()=1" style:apply-style-name="Error" style:base-cell-address="Sheet1.G181"/>
    </style:style>
    <style:style style:name="ce542" style:family="table-cell" style:parent-style-name="Default">
      <style:map style:condition="cell-content()=1" style:apply-style-name="Error" style:base-cell-address="Sheet1.G182"/>
    </style:style>
    <style:style style:name="ce543" style:family="table-cell" style:parent-style-name="Default">
      <style:map style:condition="cell-content()=1" style:apply-style-name="Error" style:base-cell-address="Sheet1.G183"/>
    </style:style>
    <style:style style:name="ce544" style:family="table-cell" style:parent-style-name="Default">
      <style:map style:condition="cell-content()=1" style:apply-style-name="Error" style:base-cell-address="Sheet1.G184"/>
    </style:style>
    <style:style style:name="ce545" style:family="table-cell" style:parent-style-name="Default">
      <style:map style:condition="cell-content()=1" style:apply-style-name="Error" style:base-cell-address="Sheet1.G185"/>
    </style:style>
    <style:style style:name="ce546" style:family="table-cell" style:parent-style-name="Default">
      <style:map style:condition="cell-content()=1" style:apply-style-name="Error" style:base-cell-address="Sheet1.G186"/>
    </style:style>
    <style:style style:name="ce547" style:family="table-cell" style:parent-style-name="Default">
      <style:map style:condition="cell-content()=1" style:apply-style-name="Error" style:base-cell-address="Sheet1.G187"/>
    </style:style>
    <style:style style:name="ce548" style:family="table-cell" style:parent-style-name="Default">
      <style:map style:condition="cell-content()=1" style:apply-style-name="Error" style:base-cell-address="Sheet1.G188"/>
    </style:style>
    <style:style style:name="ce549" style:family="table-cell" style:parent-style-name="Default">
      <style:map style:condition="cell-content()=1" style:apply-style-name="Error" style:base-cell-address="Sheet1.G189"/>
    </style:style>
    <style:style style:name="ce550" style:family="table-cell" style:parent-style-name="Default">
      <style:map style:condition="cell-content()=1" style:apply-style-name="Error" style:base-cell-address="Sheet1.H7"/>
    </style:style>
    <style:style style:name="ce551" style:family="table-cell" style:parent-style-name="Default">
      <style:map style:condition="cell-content()=1" style:apply-style-name="Error" style:base-cell-address="Sheet1.H8"/>
    </style:style>
    <style:style style:name="ce552" style:family="table-cell" style:parent-style-name="Default">
      <style:map style:condition="cell-content()=1" style:apply-style-name="Error" style:base-cell-address="Sheet1.H9"/>
    </style:style>
    <style:style style:name="ce553" style:family="table-cell" style:parent-style-name="Default">
      <style:map style:condition="cell-content()=1" style:apply-style-name="Error" style:base-cell-address="Sheet1.H10"/>
    </style:style>
    <style:style style:name="ce554" style:family="table-cell" style:parent-style-name="Default">
      <style:map style:condition="cell-content()=1" style:apply-style-name="Error" style:base-cell-address="Sheet1.H11"/>
    </style:style>
    <style:style style:name="ce555" style:family="table-cell" style:parent-style-name="Default">
      <style:map style:condition="cell-content()=1" style:apply-style-name="Error" style:base-cell-address="Sheet1.H12"/>
    </style:style>
    <style:style style:name="ce556" style:family="table-cell" style:parent-style-name="Default">
      <style:map style:condition="cell-content()=1" style:apply-style-name="Error" style:base-cell-address="Sheet1.H13"/>
    </style:style>
    <style:style style:name="ce557" style:family="table-cell" style:parent-style-name="Default">
      <style:map style:condition="cell-content()=1" style:apply-style-name="Error" style:base-cell-address="Sheet1.H14"/>
    </style:style>
    <style:style style:name="ce558" style:family="table-cell" style:parent-style-name="Default">
      <style:map style:condition="cell-content()=1" style:apply-style-name="Error" style:base-cell-address="Sheet1.H15"/>
    </style:style>
    <style:style style:name="ce559" style:family="table-cell" style:parent-style-name="Default">
      <style:map style:condition="cell-content()=1" style:apply-style-name="Error" style:base-cell-address="Sheet1.H16"/>
    </style:style>
    <style:style style:name="ce560" style:family="table-cell" style:parent-style-name="Default">
      <style:map style:condition="cell-content()=1" style:apply-style-name="Error" style:base-cell-address="Sheet1.H17"/>
    </style:style>
    <style:style style:name="ce561" style:family="table-cell" style:parent-style-name="Default">
      <style:map style:condition="cell-content()=1" style:apply-style-name="Error" style:base-cell-address="Sheet1.H18"/>
    </style:style>
    <style:style style:name="ce562" style:family="table-cell" style:parent-style-name="Default">
      <style:map style:condition="cell-content()=1" style:apply-style-name="Error" style:base-cell-address="Sheet1.H19"/>
    </style:style>
    <style:style style:name="ce563" style:family="table-cell" style:parent-style-name="Default">
      <style:map style:condition="cell-content()=1" style:apply-style-name="Error" style:base-cell-address="Sheet1.H20"/>
    </style:style>
    <style:style style:name="ce564" style:family="table-cell" style:parent-style-name="Default">
      <style:map style:condition="cell-content()=1" style:apply-style-name="Error" style:base-cell-address="Sheet1.H21"/>
    </style:style>
    <style:style style:name="ce565" style:family="table-cell" style:parent-style-name="Default">
      <style:map style:condition="cell-content()=1" style:apply-style-name="Error" style:base-cell-address="Sheet1.H22"/>
    </style:style>
    <style:style style:name="ce566" style:family="table-cell" style:parent-style-name="Default">
      <style:map style:condition="cell-content()=1" style:apply-style-name="Error" style:base-cell-address="Sheet1.H23"/>
    </style:style>
    <style:style style:name="ce567" style:family="table-cell" style:parent-style-name="Default">
      <style:map style:condition="cell-content()=1" style:apply-style-name="Error" style:base-cell-address="Sheet1.H24"/>
    </style:style>
    <style:style style:name="ce568" style:family="table-cell" style:parent-style-name="Default">
      <style:map style:condition="cell-content()=1" style:apply-style-name="Error" style:base-cell-address="Sheet1.H25"/>
    </style:style>
    <style:style style:name="ce569" style:family="table-cell" style:parent-style-name="Default">
      <style:map style:condition="cell-content()=1" style:apply-style-name="Error" style:base-cell-address="Sheet1.H26"/>
    </style:style>
    <style:style style:name="ce570" style:family="table-cell" style:parent-style-name="Default">
      <style:map style:condition="cell-content()=1" style:apply-style-name="Error" style:base-cell-address="Sheet1.H27"/>
    </style:style>
    <style:style style:name="ce571" style:family="table-cell" style:parent-style-name="Default">
      <style:map style:condition="cell-content()=1" style:apply-style-name="Error" style:base-cell-address="Sheet1.H28"/>
    </style:style>
    <style:style style:name="ce572" style:family="table-cell" style:parent-style-name="Default">
      <style:map style:condition="cell-content()=1" style:apply-style-name="Error" style:base-cell-address="Sheet1.H29"/>
    </style:style>
    <style:style style:name="ce573" style:family="table-cell" style:parent-style-name="Default">
      <style:map style:condition="cell-content()=1" style:apply-style-name="Error" style:base-cell-address="Sheet1.H30"/>
    </style:style>
    <style:style style:name="ce574" style:family="table-cell" style:parent-style-name="Default">
      <style:map style:condition="cell-content()=1" style:apply-style-name="Error" style:base-cell-address="Sheet1.H31"/>
    </style:style>
    <style:style style:name="ce575" style:family="table-cell" style:parent-style-name="Default">
      <style:map style:condition="cell-content()=1" style:apply-style-name="Error" style:base-cell-address="Sheet1.H32"/>
    </style:style>
    <style:style style:name="ce576" style:family="table-cell" style:parent-style-name="Default">
      <style:map style:condition="cell-content()=1" style:apply-style-name="Error" style:base-cell-address="Sheet1.H33"/>
    </style:style>
    <style:style style:name="ce577" style:family="table-cell" style:parent-style-name="Default">
      <style:map style:condition="cell-content()=1" style:apply-style-name="Error" style:base-cell-address="Sheet1.H34"/>
    </style:style>
    <style:style style:name="ce578" style:family="table-cell" style:parent-style-name="Default">
      <style:map style:condition="cell-content()=1" style:apply-style-name="Error" style:base-cell-address="Sheet1.H35"/>
    </style:style>
    <style:style style:name="ce579" style:family="table-cell" style:parent-style-name="Default">
      <style:map style:condition="cell-content()=1" style:apply-style-name="Error" style:base-cell-address="Sheet1.H36"/>
    </style:style>
    <style:style style:name="ce580" style:family="table-cell" style:parent-style-name="Default">
      <style:map style:condition="cell-content()=1" style:apply-style-name="Error" style:base-cell-address="Sheet1.H37"/>
    </style:style>
    <style:style style:name="ce581" style:family="table-cell" style:parent-style-name="Default">
      <style:map style:condition="cell-content()=1" style:apply-style-name="Error" style:base-cell-address="Sheet1.H38"/>
    </style:style>
    <style:style style:name="ce582" style:family="table-cell" style:parent-style-name="Default">
      <style:map style:condition="cell-content()=1" style:apply-style-name="Error" style:base-cell-address="Sheet1.H39"/>
    </style:style>
    <style:style style:name="ce583" style:family="table-cell" style:parent-style-name="Default">
      <style:map style:condition="cell-content()=1" style:apply-style-name="Error" style:base-cell-address="Sheet1.H40"/>
    </style:style>
    <style:style style:name="ce584" style:family="table-cell" style:parent-style-name="Default">
      <style:map style:condition="cell-content()=1" style:apply-style-name="Error" style:base-cell-address="Sheet1.H41"/>
    </style:style>
    <style:style style:name="ce585" style:family="table-cell" style:parent-style-name="Default">
      <style:map style:condition="cell-content()=1" style:apply-style-name="Error" style:base-cell-address="Sheet1.H42"/>
    </style:style>
    <style:style style:name="ce586" style:family="table-cell" style:parent-style-name="Default">
      <style:map style:condition="cell-content()=1" style:apply-style-name="Error" style:base-cell-address="Sheet1.H43"/>
    </style:style>
    <style:style style:name="ce587" style:family="table-cell" style:parent-style-name="Default">
      <style:map style:condition="cell-content()=1" style:apply-style-name="Error" style:base-cell-address="Sheet1.H44"/>
    </style:style>
    <style:style style:name="ce588" style:family="table-cell" style:parent-style-name="Default">
      <style:map style:condition="cell-content()=1" style:apply-style-name="Error" style:base-cell-address="Sheet1.H45"/>
    </style:style>
    <style:style style:name="ce589" style:family="table-cell" style:parent-style-name="Default">
      <style:map style:condition="cell-content()=1" style:apply-style-name="Error" style:base-cell-address="Sheet1.H46"/>
    </style:style>
    <style:style style:name="ce590" style:family="table-cell" style:parent-style-name="Default">
      <style:map style:condition="cell-content()=1" style:apply-style-name="Error" style:base-cell-address="Sheet1.H47"/>
    </style:style>
    <style:style style:name="ce591" style:family="table-cell" style:parent-style-name="Default">
      <style:map style:condition="cell-content()=1" style:apply-style-name="Error" style:base-cell-address="Sheet1.H48"/>
    </style:style>
    <style:style style:name="ce592" style:family="table-cell" style:parent-style-name="Default">
      <style:map style:condition="cell-content()=1" style:apply-style-name="Error" style:base-cell-address="Sheet1.H49"/>
    </style:style>
    <style:style style:name="ce593" style:family="table-cell" style:parent-style-name="Default">
      <style:map style:condition="cell-content()=1" style:apply-style-name="Error" style:base-cell-address="Sheet1.H50"/>
    </style:style>
    <style:style style:name="ce594" style:family="table-cell" style:parent-style-name="Default">
      <style:map style:condition="cell-content()=1" style:apply-style-name="Error" style:base-cell-address="Sheet1.H51"/>
    </style:style>
    <style:style style:name="ce595" style:family="table-cell" style:parent-style-name="Default">
      <style:map style:condition="cell-content()=1" style:apply-style-name="Error" style:base-cell-address="Sheet1.H52"/>
    </style:style>
    <style:style style:name="ce596" style:family="table-cell" style:parent-style-name="Default">
      <style:map style:condition="cell-content()=1" style:apply-style-name="Error" style:base-cell-address="Sheet1.H53"/>
    </style:style>
    <style:style style:name="ce597" style:family="table-cell" style:parent-style-name="Default">
      <style:map style:condition="cell-content()=1" style:apply-style-name="Error" style:base-cell-address="Sheet1.H54"/>
    </style:style>
    <style:style style:name="ce598" style:family="table-cell" style:parent-style-name="Default">
      <style:map style:condition="cell-content()=1" style:apply-style-name="Error" style:base-cell-address="Sheet1.H55"/>
    </style:style>
    <style:style style:name="ce599" style:family="table-cell" style:parent-style-name="Default">
      <style:map style:condition="cell-content()=1" style:apply-style-name="Error" style:base-cell-address="Sheet1.H56"/>
    </style:style>
    <style:style style:name="ce600" style:family="table-cell" style:parent-style-name="Default">
      <style:map style:condition="cell-content()=1" style:apply-style-name="Error" style:base-cell-address="Sheet1.H57"/>
    </style:style>
    <style:style style:name="ce601" style:family="table-cell" style:parent-style-name="Default">
      <style:map style:condition="cell-content()=1" style:apply-style-name="Error" style:base-cell-address="Sheet1.H58"/>
    </style:style>
    <style:style style:name="ce602" style:family="table-cell" style:parent-style-name="Default">
      <style:map style:condition="cell-content()=1" style:apply-style-name="Error" style:base-cell-address="Sheet1.H59"/>
    </style:style>
    <style:style style:name="ce603" style:family="table-cell" style:parent-style-name="Default">
      <style:map style:condition="cell-content()=1" style:apply-style-name="Error" style:base-cell-address="Sheet1.H60"/>
    </style:style>
    <style:style style:name="ce604" style:family="table-cell" style:parent-style-name="Default">
      <style:map style:condition="cell-content()=1" style:apply-style-name="Error" style:base-cell-address="Sheet1.H61"/>
    </style:style>
    <style:style style:name="ce605" style:family="table-cell" style:parent-style-name="Default">
      <style:map style:condition="cell-content()=1" style:apply-style-name="Error" style:base-cell-address="Sheet1.H62"/>
    </style:style>
    <style:style style:name="ce606" style:family="table-cell" style:parent-style-name="Default">
      <style:map style:condition="cell-content()=1" style:apply-style-name="Error" style:base-cell-address="Sheet1.H63"/>
    </style:style>
    <style:style style:name="ce607" style:family="table-cell" style:parent-style-name="Default">
      <style:map style:condition="cell-content()=1" style:apply-style-name="Error" style:base-cell-address="Sheet1.H64"/>
    </style:style>
    <style:style style:name="ce608" style:family="table-cell" style:parent-style-name="Default">
      <style:map style:condition="cell-content()=1" style:apply-style-name="Error" style:base-cell-address="Sheet1.H65"/>
    </style:style>
    <style:style style:name="ce609" style:family="table-cell" style:parent-style-name="Default">
      <style:map style:condition="cell-content()=1" style:apply-style-name="Error" style:base-cell-address="Sheet1.H66"/>
    </style:style>
    <style:style style:name="ce610" style:family="table-cell" style:parent-style-name="Default">
      <style:map style:condition="cell-content()=1" style:apply-style-name="Error" style:base-cell-address="Sheet1.H67"/>
    </style:style>
    <style:style style:name="ce611" style:family="table-cell" style:parent-style-name="Default">
      <style:map style:condition="cell-content()=1" style:apply-style-name="Error" style:base-cell-address="Sheet1.H68"/>
    </style:style>
    <style:style style:name="ce612" style:family="table-cell" style:parent-style-name="Default">
      <style:map style:condition="cell-content()=1" style:apply-style-name="Error" style:base-cell-address="Sheet1.H69"/>
    </style:style>
    <style:style style:name="ce613" style:family="table-cell" style:parent-style-name="Default">
      <style:map style:condition="cell-content()=1" style:apply-style-name="Error" style:base-cell-address="Sheet1.H70"/>
    </style:style>
    <style:style style:name="ce614" style:family="table-cell" style:parent-style-name="Default">
      <style:map style:condition="cell-content()=1" style:apply-style-name="Error" style:base-cell-address="Sheet1.H71"/>
    </style:style>
    <style:style style:name="ce615" style:family="table-cell" style:parent-style-name="Default">
      <style:map style:condition="cell-content()=1" style:apply-style-name="Error" style:base-cell-address="Sheet1.H72"/>
    </style:style>
    <style:style style:name="ce616" style:family="table-cell" style:parent-style-name="Default">
      <style:map style:condition="cell-content()=1" style:apply-style-name="Error" style:base-cell-address="Sheet1.H73"/>
    </style:style>
    <style:style style:name="ce617" style:family="table-cell" style:parent-style-name="Default">
      <style:map style:condition="cell-content()=1" style:apply-style-name="Error" style:base-cell-address="Sheet1.H74"/>
    </style:style>
    <style:style style:name="ce618" style:family="table-cell" style:parent-style-name="Default">
      <style:map style:condition="cell-content()=1" style:apply-style-name="Error" style:base-cell-address="Sheet1.H75"/>
    </style:style>
    <style:style style:name="ce619" style:family="table-cell" style:parent-style-name="Default">
      <style:map style:condition="cell-content()=1" style:apply-style-name="Error" style:base-cell-address="Sheet1.H76"/>
    </style:style>
    <style:style style:name="ce620" style:family="table-cell" style:parent-style-name="Default">
      <style:map style:condition="cell-content()=1" style:apply-style-name="Error" style:base-cell-address="Sheet1.H77"/>
    </style:style>
    <style:style style:name="ce621" style:family="table-cell" style:parent-style-name="Default">
      <style:map style:condition="cell-content()=1" style:apply-style-name="Error" style:base-cell-address="Sheet1.H78"/>
    </style:style>
    <style:style style:name="ce622" style:family="table-cell" style:parent-style-name="Default">
      <style:map style:condition="cell-content()=1" style:apply-style-name="Error" style:base-cell-address="Sheet1.H79"/>
    </style:style>
    <style:style style:name="ce623" style:family="table-cell" style:parent-style-name="Default">
      <style:map style:condition="cell-content()=1" style:apply-style-name="Error" style:base-cell-address="Sheet1.H80"/>
    </style:style>
    <style:style style:name="ce624" style:family="table-cell" style:parent-style-name="Default">
      <style:map style:condition="cell-content()=1" style:apply-style-name="Error" style:base-cell-address="Sheet1.H81"/>
    </style:style>
    <style:style style:name="ce625" style:family="table-cell" style:parent-style-name="Default">
      <style:map style:condition="cell-content()=1" style:apply-style-name="Error" style:base-cell-address="Sheet1.H82"/>
    </style:style>
    <style:style style:name="ce626" style:family="table-cell" style:parent-style-name="Default">
      <style:map style:condition="cell-content()=1" style:apply-style-name="Error" style:base-cell-address="Sheet1.H83"/>
    </style:style>
    <style:style style:name="ce627" style:family="table-cell" style:parent-style-name="Default">
      <style:map style:condition="cell-content()=1" style:apply-style-name="Error" style:base-cell-address="Sheet1.H84"/>
    </style:style>
    <style:style style:name="ce628" style:family="table-cell" style:parent-style-name="Default">
      <style:map style:condition="cell-content()=1" style:apply-style-name="Error" style:base-cell-address="Sheet1.H85"/>
    </style:style>
    <style:style style:name="ce629" style:family="table-cell" style:parent-style-name="Default">
      <style:map style:condition="cell-content()=1" style:apply-style-name="Error" style:base-cell-address="Sheet1.H86"/>
    </style:style>
    <style:style style:name="ce630" style:family="table-cell" style:parent-style-name="Default">
      <style:map style:condition="cell-content()=1" style:apply-style-name="Error" style:base-cell-address="Sheet1.H87"/>
    </style:style>
    <style:style style:name="ce631" style:family="table-cell" style:parent-style-name="Default">
      <style:map style:condition="cell-content()=1" style:apply-style-name="Error" style:base-cell-address="Sheet1.H88"/>
    </style:style>
    <style:style style:name="ce632" style:family="table-cell" style:parent-style-name="Default">
      <style:map style:condition="cell-content()=1" style:apply-style-name="Error" style:base-cell-address="Sheet1.H89"/>
    </style:style>
    <style:style style:name="ce633" style:family="table-cell" style:parent-style-name="Default">
      <style:map style:condition="cell-content()=1" style:apply-style-name="Error" style:base-cell-address="Sheet1.H90"/>
    </style:style>
    <style:style style:name="ce634" style:family="table-cell" style:parent-style-name="Default">
      <style:map style:condition="cell-content()=1" style:apply-style-name="Error" style:base-cell-address="Sheet1.H91"/>
    </style:style>
    <style:style style:name="ce635" style:family="table-cell" style:parent-style-name="Default">
      <style:map style:condition="cell-content()=1" style:apply-style-name="Error" style:base-cell-address="Sheet1.H92"/>
    </style:style>
    <style:style style:name="ce636" style:family="table-cell" style:parent-style-name="Default">
      <style:map style:condition="cell-content()=1" style:apply-style-name="Error" style:base-cell-address="Sheet1.H93"/>
    </style:style>
    <style:style style:name="ce637" style:family="table-cell" style:parent-style-name="Default">
      <style:map style:condition="cell-content()=1" style:apply-style-name="Error" style:base-cell-address="Sheet1.H94"/>
    </style:style>
    <style:style style:name="ce638" style:family="table-cell" style:parent-style-name="Default">
      <style:map style:condition="cell-content()=1" style:apply-style-name="Error" style:base-cell-address="Sheet1.H95"/>
    </style:style>
    <style:style style:name="ce639" style:family="table-cell" style:parent-style-name="Default">
      <style:map style:condition="cell-content()=1" style:apply-style-name="Error" style:base-cell-address="Sheet1.H96"/>
    </style:style>
    <style:style style:name="ce640" style:family="table-cell" style:parent-style-name="Default">
      <style:map style:condition="cell-content()=1" style:apply-style-name="Error" style:base-cell-address="Sheet1.H97"/>
    </style:style>
    <style:style style:name="ce641" style:family="table-cell" style:parent-style-name="Default">
      <style:map style:condition="cell-content()=1" style:apply-style-name="Error" style:base-cell-address="Sheet1.H98"/>
    </style:style>
    <style:style style:name="ce642" style:family="table-cell" style:parent-style-name="Default">
      <style:map style:condition="cell-content()=1" style:apply-style-name="Error" style:base-cell-address="Sheet1.H99"/>
    </style:style>
    <style:style style:name="ce643" style:family="table-cell" style:parent-style-name="Default">
      <style:map style:condition="cell-content()=1" style:apply-style-name="Error" style:base-cell-address="Sheet1.H100"/>
    </style:style>
    <style:style style:name="ce644" style:family="table-cell" style:parent-style-name="Default">
      <style:map style:condition="cell-content()=1" style:apply-style-name="Error" style:base-cell-address="Sheet1.H101"/>
    </style:style>
    <style:style style:name="ce645" style:family="table-cell" style:parent-style-name="Default">
      <style:map style:condition="cell-content()=1" style:apply-style-name="Error" style:base-cell-address="Sheet1.H102"/>
    </style:style>
    <style:style style:name="ce646" style:family="table-cell" style:parent-style-name="Default">
      <style:map style:condition="cell-content()=1" style:apply-style-name="Error" style:base-cell-address="Sheet1.H103"/>
    </style:style>
    <style:style style:name="ce647" style:family="table-cell" style:parent-style-name="Default">
      <style:map style:condition="cell-content()=1" style:apply-style-name="Error" style:base-cell-address="Sheet1.H104"/>
    </style:style>
    <style:style style:name="ce648" style:family="table-cell" style:parent-style-name="Default">
      <style:map style:condition="cell-content()=1" style:apply-style-name="Error" style:base-cell-address="Sheet1.H105"/>
    </style:style>
    <style:style style:name="ce649" style:family="table-cell" style:parent-style-name="Default">
      <style:map style:condition="cell-content()=1" style:apply-style-name="Error" style:base-cell-address="Sheet1.H106"/>
    </style:style>
    <style:style style:name="ce650" style:family="table-cell" style:parent-style-name="Default">
      <style:map style:condition="cell-content()=1" style:apply-style-name="Error" style:base-cell-address="Sheet1.H107"/>
    </style:style>
    <style:style style:name="ce651" style:family="table-cell" style:parent-style-name="Default">
      <style:map style:condition="cell-content()=1" style:apply-style-name="Error" style:base-cell-address="Sheet1.H108"/>
    </style:style>
    <style:style style:name="ce652" style:family="table-cell" style:parent-style-name="Default">
      <style:map style:condition="cell-content()=1" style:apply-style-name="Error" style:base-cell-address="Sheet1.H109"/>
    </style:style>
    <style:style style:name="ce653" style:family="table-cell" style:parent-style-name="Default">
      <style:map style:condition="cell-content()=1" style:apply-style-name="Error" style:base-cell-address="Sheet1.H110"/>
    </style:style>
    <style:style style:name="ce654" style:family="table-cell" style:parent-style-name="Default">
      <style:map style:condition="cell-content()=1" style:apply-style-name="Error" style:base-cell-address="Sheet1.H111"/>
    </style:style>
    <style:style style:name="ce655" style:family="table-cell" style:parent-style-name="Default">
      <style:map style:condition="cell-content()=1" style:apply-style-name="Error" style:base-cell-address="Sheet1.H112"/>
    </style:style>
    <style:style style:name="ce656" style:family="table-cell" style:parent-style-name="Default">
      <style:map style:condition="cell-content()=1" style:apply-style-name="Error" style:base-cell-address="Sheet1.H113"/>
    </style:style>
    <style:style style:name="ce657" style:family="table-cell" style:parent-style-name="Default">
      <style:map style:condition="cell-content()=1" style:apply-style-name="Error" style:base-cell-address="Sheet1.H114"/>
    </style:style>
    <style:style style:name="ce658" style:family="table-cell" style:parent-style-name="Default">
      <style:map style:condition="cell-content()=1" style:apply-style-name="Error" style:base-cell-address="Sheet1.H115"/>
    </style:style>
    <style:style style:name="ce659" style:family="table-cell" style:parent-style-name="Default">
      <style:map style:condition="cell-content()=1" style:apply-style-name="Error" style:base-cell-address="Sheet1.H116"/>
    </style:style>
    <style:style style:name="ce660" style:family="table-cell" style:parent-style-name="Default">
      <style:map style:condition="cell-content()=1" style:apply-style-name="Error" style:base-cell-address="Sheet1.H117"/>
    </style:style>
    <style:style style:name="ce661" style:family="table-cell" style:parent-style-name="Default">
      <style:map style:condition="cell-content()=1" style:apply-style-name="Error" style:base-cell-address="Sheet1.H118"/>
    </style:style>
    <style:style style:name="ce662" style:family="table-cell" style:parent-style-name="Default">
      <style:map style:condition="cell-content()=1" style:apply-style-name="Error" style:base-cell-address="Sheet1.H119"/>
    </style:style>
    <style:style style:name="ce663" style:family="table-cell" style:parent-style-name="Default">
      <style:map style:condition="cell-content()=1" style:apply-style-name="Error" style:base-cell-address="Sheet1.H120"/>
    </style:style>
    <style:style style:name="ce664" style:family="table-cell" style:parent-style-name="Default">
      <style:map style:condition="cell-content()=1" style:apply-style-name="Error" style:base-cell-address="Sheet1.H121"/>
    </style:style>
    <style:style style:name="ce665" style:family="table-cell" style:parent-style-name="Default">
      <style:map style:condition="cell-content()=1" style:apply-style-name="Error" style:base-cell-address="Sheet1.H122"/>
    </style:style>
    <style:style style:name="ce666" style:family="table-cell" style:parent-style-name="Default">
      <style:map style:condition="cell-content()=1" style:apply-style-name="Error" style:base-cell-address="Sheet1.H123"/>
    </style:style>
    <style:style style:name="ce667" style:family="table-cell" style:parent-style-name="Default">
      <style:map style:condition="cell-content()=1" style:apply-style-name="Error" style:base-cell-address="Sheet1.H124"/>
    </style:style>
    <style:style style:name="ce668" style:family="table-cell" style:parent-style-name="Default">
      <style:map style:condition="cell-content()=1" style:apply-style-name="Error" style:base-cell-address="Sheet1.H125"/>
    </style:style>
    <style:style style:name="ce669" style:family="table-cell" style:parent-style-name="Default">
      <style:map style:condition="cell-content()=1" style:apply-style-name="Error" style:base-cell-address="Sheet1.H126"/>
    </style:style>
    <style:style style:name="ce670" style:family="table-cell" style:parent-style-name="Default">
      <style:map style:condition="cell-content()=1" style:apply-style-name="Error" style:base-cell-address="Sheet1.H127"/>
    </style:style>
    <style:style style:name="ce671" style:family="table-cell" style:parent-style-name="Default">
      <style:map style:condition="cell-content()=1" style:apply-style-name="Error" style:base-cell-address="Sheet1.H128"/>
    </style:style>
    <style:style style:name="ce672" style:family="table-cell" style:parent-style-name="Default">
      <style:map style:condition="cell-content()=1" style:apply-style-name="Error" style:base-cell-address="Sheet1.H129"/>
    </style:style>
    <style:style style:name="ce673" style:family="table-cell" style:parent-style-name="Default">
      <style:map style:condition="cell-content()=1" style:apply-style-name="Error" style:base-cell-address="Sheet1.H130"/>
    </style:style>
    <style:style style:name="ce674" style:family="table-cell" style:parent-style-name="Default">
      <style:map style:condition="cell-content()=1" style:apply-style-name="Error" style:base-cell-address="Sheet1.H131"/>
    </style:style>
    <style:style style:name="ce675" style:family="table-cell" style:parent-style-name="Default">
      <style:map style:condition="cell-content()=1" style:apply-style-name="Error" style:base-cell-address="Sheet1.H132"/>
    </style:style>
    <style:style style:name="ce676" style:family="table-cell" style:parent-style-name="Default">
      <style:map style:condition="cell-content()=1" style:apply-style-name="Error" style:base-cell-address="Sheet1.H133"/>
    </style:style>
    <style:style style:name="ce677" style:family="table-cell" style:parent-style-name="Default">
      <style:map style:condition="cell-content()=1" style:apply-style-name="Error" style:base-cell-address="Sheet1.H134"/>
    </style:style>
    <style:style style:name="ce678" style:family="table-cell" style:parent-style-name="Default">
      <style:map style:condition="cell-content()=1" style:apply-style-name="Error" style:base-cell-address="Sheet1.H135"/>
    </style:style>
    <style:style style:name="ce679" style:family="table-cell" style:parent-style-name="Default">
      <style:map style:condition="cell-content()=1" style:apply-style-name="Error" style:base-cell-address="Sheet1.H136"/>
    </style:style>
    <style:style style:name="ce680" style:family="table-cell" style:parent-style-name="Default">
      <style:map style:condition="cell-content()=1" style:apply-style-name="Error" style:base-cell-address="Sheet1.H137"/>
    </style:style>
    <style:style style:name="ce681" style:family="table-cell" style:parent-style-name="Default">
      <style:map style:condition="cell-content()=1" style:apply-style-name="Error" style:base-cell-address="Sheet1.H138"/>
    </style:style>
    <style:style style:name="ce682" style:family="table-cell" style:parent-style-name="Default">
      <style:map style:condition="cell-content()=1" style:apply-style-name="Error" style:base-cell-address="Sheet1.H139"/>
    </style:style>
    <style:style style:name="ce683" style:family="table-cell" style:parent-style-name="Default">
      <style:map style:condition="cell-content()=1" style:apply-style-name="Error" style:base-cell-address="Sheet1.H140"/>
    </style:style>
    <style:style style:name="ce684" style:family="table-cell" style:parent-style-name="Default">
      <style:map style:condition="cell-content()=1" style:apply-style-name="Error" style:base-cell-address="Sheet1.H141"/>
    </style:style>
    <style:style style:name="ce685" style:family="table-cell" style:parent-style-name="Default">
      <style:map style:condition="cell-content()=1" style:apply-style-name="Error" style:base-cell-address="Sheet1.H142"/>
    </style:style>
    <style:style style:name="ce686" style:family="table-cell" style:parent-style-name="Default">
      <style:map style:condition="cell-content()=1" style:apply-style-name="Error" style:base-cell-address="Sheet1.H143"/>
    </style:style>
    <style:style style:name="ce687" style:family="table-cell" style:parent-style-name="Default">
      <style:map style:condition="cell-content()=1" style:apply-style-name="Error" style:base-cell-address="Sheet1.H144"/>
    </style:style>
    <style:style style:name="ce688" style:family="table-cell" style:parent-style-name="Default">
      <style:map style:condition="cell-content()=1" style:apply-style-name="Error" style:base-cell-address="Sheet1.H145"/>
    </style:style>
    <style:style style:name="ce689" style:family="table-cell" style:parent-style-name="Default">
      <style:map style:condition="cell-content()=1" style:apply-style-name="Error" style:base-cell-address="Sheet1.H146"/>
    </style:style>
    <style:style style:name="ce690" style:family="table-cell" style:parent-style-name="Default">
      <style:map style:condition="cell-content()=1" style:apply-style-name="Error" style:base-cell-address="Sheet1.H147"/>
    </style:style>
    <style:style style:name="ce691" style:family="table-cell" style:parent-style-name="Default">
      <style:map style:condition="cell-content()=1" style:apply-style-name="Error" style:base-cell-address="Sheet1.H148"/>
    </style:style>
    <style:style style:name="ce692" style:family="table-cell" style:parent-style-name="Default">
      <style:map style:condition="cell-content()=1" style:apply-style-name="Error" style:base-cell-address="Sheet1.H149"/>
    </style:style>
    <style:style style:name="ce693" style:family="table-cell" style:parent-style-name="Default">
      <style:map style:condition="cell-content()=1" style:apply-style-name="Error" style:base-cell-address="Sheet1.H150"/>
    </style:style>
    <style:style style:name="ce694" style:family="table-cell" style:parent-style-name="Default">
      <style:map style:condition="cell-content()=1" style:apply-style-name="Error" style:base-cell-address="Sheet1.H151"/>
    </style:style>
    <style:style style:name="ce695" style:family="table-cell" style:parent-style-name="Default">
      <style:map style:condition="cell-content()=1" style:apply-style-name="Error" style:base-cell-address="Sheet1.H152"/>
    </style:style>
    <style:style style:name="ce696" style:family="table-cell" style:parent-style-name="Default">
      <style:map style:condition="cell-content()=1" style:apply-style-name="Error" style:base-cell-address="Sheet1.H153"/>
    </style:style>
    <style:style style:name="ce697" style:family="table-cell" style:parent-style-name="Default">
      <style:map style:condition="cell-content()=1" style:apply-style-name="Error" style:base-cell-address="Sheet1.H154"/>
    </style:style>
    <style:style style:name="ce698" style:family="table-cell" style:parent-style-name="Default">
      <style:map style:condition="cell-content()=1" style:apply-style-name="Error" style:base-cell-address="Sheet1.H155"/>
    </style:style>
    <style:style style:name="ce699" style:family="table-cell" style:parent-style-name="Default">
      <style:map style:condition="cell-content()=1" style:apply-style-name="Error" style:base-cell-address="Sheet1.H156"/>
    </style:style>
    <style:style style:name="ce700" style:family="table-cell" style:parent-style-name="Default">
      <style:map style:condition="cell-content()=1" style:apply-style-name="Error" style:base-cell-address="Sheet1.H157"/>
    </style:style>
    <style:style style:name="ce701" style:family="table-cell" style:parent-style-name="Default">
      <style:map style:condition="cell-content()=1" style:apply-style-name="Error" style:base-cell-address="Sheet1.H158"/>
    </style:style>
    <style:style style:name="ce702" style:family="table-cell" style:parent-style-name="Default">
      <style:map style:condition="cell-content()=1" style:apply-style-name="Error" style:base-cell-address="Sheet1.H159"/>
    </style:style>
    <style:style style:name="ce703" style:family="table-cell" style:parent-style-name="Default">
      <style:map style:condition="cell-content()=1" style:apply-style-name="Error" style:base-cell-address="Sheet1.H160"/>
    </style:style>
    <style:style style:name="ce704" style:family="table-cell" style:parent-style-name="Default">
      <style:map style:condition="cell-content()=1" style:apply-style-name="Error" style:base-cell-address="Sheet1.H161"/>
    </style:style>
    <style:style style:name="ce705" style:family="table-cell" style:parent-style-name="Default">
      <style:map style:condition="cell-content()=1" style:apply-style-name="Error" style:base-cell-address="Sheet1.H162"/>
    </style:style>
    <style:style style:name="ce706" style:family="table-cell" style:parent-style-name="Default">
      <style:map style:condition="cell-content()=1" style:apply-style-name="Error" style:base-cell-address="Sheet1.H163"/>
    </style:style>
    <style:style style:name="ce707" style:family="table-cell" style:parent-style-name="Default">
      <style:map style:condition="cell-content()=1" style:apply-style-name="Error" style:base-cell-address="Sheet1.H164"/>
    </style:style>
    <style:style style:name="ce708" style:family="table-cell" style:parent-style-name="Default">
      <style:map style:condition="cell-content()=1" style:apply-style-name="Error" style:base-cell-address="Sheet1.H165"/>
    </style:style>
    <style:style style:name="ce709" style:family="table-cell" style:parent-style-name="Default">
      <style:map style:condition="cell-content()=1" style:apply-style-name="Error" style:base-cell-address="Sheet1.H166"/>
    </style:style>
    <style:style style:name="ce710" style:family="table-cell" style:parent-style-name="Default">
      <style:map style:condition="cell-content()=1" style:apply-style-name="Error" style:base-cell-address="Sheet1.H167"/>
    </style:style>
    <style:style style:name="ce711" style:family="table-cell" style:parent-style-name="Default">
      <style:map style:condition="cell-content()=1" style:apply-style-name="Error" style:base-cell-address="Sheet1.H168"/>
    </style:style>
    <style:style style:name="ce712" style:family="table-cell" style:parent-style-name="Default">
      <style:map style:condition="cell-content()=1" style:apply-style-name="Error" style:base-cell-address="Sheet1.H169"/>
    </style:style>
    <style:style style:name="ce713" style:family="table-cell" style:parent-style-name="Default">
      <style:map style:condition="cell-content()=1" style:apply-style-name="Error" style:base-cell-address="Sheet1.H170"/>
    </style:style>
    <style:style style:name="ce714" style:family="table-cell" style:parent-style-name="Default">
      <style:map style:condition="cell-content()=1" style:apply-style-name="Error" style:base-cell-address="Sheet1.H171"/>
    </style:style>
    <style:style style:name="ce715" style:family="table-cell" style:parent-style-name="Default">
      <style:map style:condition="cell-content()=1" style:apply-style-name="Error" style:base-cell-address="Sheet1.H172"/>
    </style:style>
    <style:style style:name="ce716" style:family="table-cell" style:parent-style-name="Default">
      <style:map style:condition="cell-content()=1" style:apply-style-name="Error" style:base-cell-address="Sheet1.H173"/>
    </style:style>
    <style:style style:name="ce717" style:family="table-cell" style:parent-style-name="Default">
      <style:map style:condition="cell-content()=1" style:apply-style-name="Error" style:base-cell-address="Sheet1.H174"/>
    </style:style>
    <style:style style:name="ce718" style:family="table-cell" style:parent-style-name="Default">
      <style:map style:condition="cell-content()=1" style:apply-style-name="Error" style:base-cell-address="Sheet1.H175"/>
    </style:style>
    <style:style style:name="ce719" style:family="table-cell" style:parent-style-name="Default">
      <style:map style:condition="cell-content()=1" style:apply-style-name="Error" style:base-cell-address="Sheet1.H176"/>
    </style:style>
    <style:style style:name="ce720" style:family="table-cell" style:parent-style-name="Default">
      <style:map style:condition="cell-content()=1" style:apply-style-name="Error" style:base-cell-address="Sheet1.H177"/>
    </style:style>
    <style:style style:name="ce721" style:family="table-cell" style:parent-style-name="Default">
      <style:map style:condition="cell-content()=1" style:apply-style-name="Error" style:base-cell-address="Sheet1.H178"/>
    </style:style>
    <style:style style:name="ce722" style:family="table-cell" style:parent-style-name="Default">
      <style:map style:condition="cell-content()=1" style:apply-style-name="Error" style:base-cell-address="Sheet1.H179"/>
    </style:style>
    <style:style style:name="ce723" style:family="table-cell" style:parent-style-name="Default">
      <style:map style:condition="cell-content()=1" style:apply-style-name="Error" style:base-cell-address="Sheet1.H180"/>
    </style:style>
    <style:style style:name="ce724" style:family="table-cell" style:parent-style-name="Default">
      <style:map style:condition="cell-content()=1" style:apply-style-name="Error" style:base-cell-address="Sheet1.H181"/>
    </style:style>
    <style:style style:name="ce725" style:family="table-cell" style:parent-style-name="Default">
      <style:map style:condition="cell-content()=1" style:apply-style-name="Error" style:base-cell-address="Sheet1.H182"/>
    </style:style>
    <style:style style:name="ce726" style:family="table-cell" style:parent-style-name="Default">
      <style:map style:condition="cell-content()=1" style:apply-style-name="Error" style:base-cell-address="Sheet1.H183"/>
    </style:style>
    <style:style style:name="ce727" style:family="table-cell" style:parent-style-name="Default">
      <style:map style:condition="cell-content()=1" style:apply-style-name="Error" style:base-cell-address="Sheet1.H184"/>
    </style:style>
    <style:style style:name="ce728" style:family="table-cell" style:parent-style-name="Default">
      <style:map style:condition="cell-content()=1" style:apply-style-name="Error" style:base-cell-address="Sheet1.H185"/>
    </style:style>
    <style:style style:name="ce729" style:family="table-cell" style:parent-style-name="Default">
      <style:map style:condition="cell-content()=1" style:apply-style-name="Error" style:base-cell-address="Sheet1.H186"/>
    </style:style>
    <style:style style:name="ce730" style:family="table-cell" style:parent-style-name="Default">
      <style:map style:condition="cell-content()=1" style:apply-style-name="Error" style:base-cell-address="Sheet1.H187"/>
    </style:style>
    <style:style style:name="ce731" style:family="table-cell" style:parent-style-name="Default">
      <style:map style:condition="cell-content()=1" style:apply-style-name="Error" style:base-cell-address="Sheet1.H188"/>
    </style:style>
    <style:style style:name="ce732" style:family="table-cell" style:parent-style-name="Default">
      <style:map style:condition="cell-content()=1" style:apply-style-name="Error" style:base-cell-address="Sheet1.I7"/>
    </style:style>
    <style:style style:name="ce733" style:family="table-cell" style:parent-style-name="Default">
      <style:map style:condition="cell-content()=1" style:apply-style-name="Error" style:base-cell-address="Sheet1.I8"/>
    </style:style>
    <style:style style:name="ce734" style:family="table-cell" style:parent-style-name="Default">
      <style:map style:condition="cell-content()=1" style:apply-style-name="Error" style:base-cell-address="Sheet1.I9"/>
    </style:style>
    <style:style style:name="ce735" style:family="table-cell" style:parent-style-name="Default">
      <style:map style:condition="cell-content()=1" style:apply-style-name="Error" style:base-cell-address="Sheet1.I10"/>
    </style:style>
    <style:style style:name="ce736" style:family="table-cell" style:parent-style-name="Default">
      <style:map style:condition="cell-content()=1" style:apply-style-name="Error" style:base-cell-address="Sheet1.I11"/>
    </style:style>
    <style:style style:name="ce737" style:family="table-cell" style:parent-style-name="Default">
      <style:map style:condition="cell-content()=1" style:apply-style-name="Error" style:base-cell-address="Sheet1.I12"/>
    </style:style>
    <style:style style:name="ce738" style:family="table-cell" style:parent-style-name="Default">
      <style:map style:condition="cell-content()=1" style:apply-style-name="Error" style:base-cell-address="Sheet1.I13"/>
    </style:style>
    <style:style style:name="ce739" style:family="table-cell" style:parent-style-name="Default">
      <style:map style:condition="cell-content()=1" style:apply-style-name="Error" style:base-cell-address="Sheet1.I14"/>
    </style:style>
    <style:style style:name="ce740" style:family="table-cell" style:parent-style-name="Default">
      <style:map style:condition="cell-content()=1" style:apply-style-name="Error" style:base-cell-address="Sheet1.I15"/>
    </style:style>
    <style:style style:name="ce741" style:family="table-cell" style:parent-style-name="Default">
      <style:map style:condition="cell-content()=1" style:apply-style-name="Error" style:base-cell-address="Sheet1.I16"/>
    </style:style>
    <style:style style:name="ce742" style:family="table-cell" style:parent-style-name="Default">
      <style:map style:condition="cell-content()=1" style:apply-style-name="Error" style:base-cell-address="Sheet1.I17"/>
    </style:style>
    <style:style style:name="ce743" style:family="table-cell" style:parent-style-name="Default">
      <style:map style:condition="cell-content()=1" style:apply-style-name="Error" style:base-cell-address="Sheet1.I18"/>
    </style:style>
    <style:style style:name="ce744" style:family="table-cell" style:parent-style-name="Default">
      <style:map style:condition="cell-content()=1" style:apply-style-name="Error" style:base-cell-address="Sheet1.I19"/>
    </style:style>
    <style:style style:name="ce745" style:family="table-cell" style:parent-style-name="Default">
      <style:map style:condition="cell-content()=1" style:apply-style-name="Error" style:base-cell-address="Sheet1.I20"/>
    </style:style>
    <style:style style:name="ce746" style:family="table-cell" style:parent-style-name="Default">
      <style:map style:condition="cell-content()=1" style:apply-style-name="Error" style:base-cell-address="Sheet1.I21"/>
    </style:style>
    <style:style style:name="ce747" style:family="table-cell" style:parent-style-name="Default">
      <style:map style:condition="cell-content()=1" style:apply-style-name="Error" style:base-cell-address="Sheet1.I22"/>
    </style:style>
    <style:style style:name="ce748" style:family="table-cell" style:parent-style-name="Default">
      <style:map style:condition="cell-content()=1" style:apply-style-name="Error" style:base-cell-address="Sheet1.I23"/>
    </style:style>
    <style:style style:name="ce749" style:family="table-cell" style:parent-style-name="Default">
      <style:map style:condition="cell-content()=1" style:apply-style-name="Error" style:base-cell-address="Sheet1.I24"/>
    </style:style>
    <style:style style:name="ce750" style:family="table-cell" style:parent-style-name="Default">
      <style:map style:condition="cell-content()=1" style:apply-style-name="Error" style:base-cell-address="Sheet1.I25"/>
    </style:style>
    <style:style style:name="ce751" style:family="table-cell" style:parent-style-name="Default">
      <style:map style:condition="cell-content()=1" style:apply-style-name="Error" style:base-cell-address="Sheet1.I26"/>
    </style:style>
    <style:style style:name="ce752" style:family="table-cell" style:parent-style-name="Default">
      <style:map style:condition="cell-content()=1" style:apply-style-name="Error" style:base-cell-address="Sheet1.I27"/>
    </style:style>
    <style:style style:name="ce753" style:family="table-cell" style:parent-style-name="Default">
      <style:map style:condition="cell-content()=1" style:apply-style-name="Error" style:base-cell-address="Sheet1.I28"/>
    </style:style>
    <style:style style:name="ce754" style:family="table-cell" style:parent-style-name="Default">
      <style:map style:condition="cell-content()=1" style:apply-style-name="Error" style:base-cell-address="Sheet1.I29"/>
    </style:style>
    <style:style style:name="ce755" style:family="table-cell" style:parent-style-name="Default">
      <style:map style:condition="cell-content()=1" style:apply-style-name="Error" style:base-cell-address="Sheet1.I30"/>
    </style:style>
    <style:style style:name="ce756" style:family="table-cell" style:parent-style-name="Default">
      <style:map style:condition="cell-content()=1" style:apply-style-name="Error" style:base-cell-address="Sheet1.I31"/>
    </style:style>
    <style:style style:name="ce757" style:family="table-cell" style:parent-style-name="Default">
      <style:map style:condition="cell-content()=1" style:apply-style-name="Error" style:base-cell-address="Sheet1.I32"/>
    </style:style>
    <style:style style:name="ce758" style:family="table-cell" style:parent-style-name="Default">
      <style:map style:condition="cell-content()=1" style:apply-style-name="Error" style:base-cell-address="Sheet1.I33"/>
    </style:style>
    <style:style style:name="ce759" style:family="table-cell" style:parent-style-name="Default">
      <style:map style:condition="cell-content()=1" style:apply-style-name="Error" style:base-cell-address="Sheet1.I34"/>
    </style:style>
    <style:style style:name="ce760" style:family="table-cell" style:parent-style-name="Default">
      <style:map style:condition="cell-content()=1" style:apply-style-name="Error" style:base-cell-address="Sheet1.I35"/>
    </style:style>
    <style:style style:name="ce761" style:family="table-cell" style:parent-style-name="Default">
      <style:map style:condition="cell-content()=1" style:apply-style-name="Error" style:base-cell-address="Sheet1.I36"/>
    </style:style>
    <style:style style:name="ce762" style:family="table-cell" style:parent-style-name="Default">
      <style:map style:condition="cell-content()=1" style:apply-style-name="Error" style:base-cell-address="Sheet1.I37"/>
    </style:style>
    <style:style style:name="ce763" style:family="table-cell" style:parent-style-name="Default">
      <style:map style:condition="cell-content()=1" style:apply-style-name="Error" style:base-cell-address="Sheet1.I38"/>
    </style:style>
    <style:style style:name="ce764" style:family="table-cell" style:parent-style-name="Default">
      <style:map style:condition="cell-content()=1" style:apply-style-name="Error" style:base-cell-address="Sheet1.I39"/>
    </style:style>
    <style:style style:name="ce765" style:family="table-cell" style:parent-style-name="Default">
      <style:map style:condition="cell-content()=1" style:apply-style-name="Error" style:base-cell-address="Sheet1.I40"/>
    </style:style>
    <style:style style:name="ce766" style:family="table-cell" style:parent-style-name="Default">
      <style:map style:condition="cell-content()=1" style:apply-style-name="Error" style:base-cell-address="Sheet1.I41"/>
    </style:style>
    <style:style style:name="ce767" style:family="table-cell" style:parent-style-name="Default">
      <style:map style:condition="cell-content()=1" style:apply-style-name="Error" style:base-cell-address="Sheet1.I42"/>
    </style:style>
    <style:style style:name="ce768" style:family="table-cell" style:parent-style-name="Default">
      <style:map style:condition="cell-content()=1" style:apply-style-name="Error" style:base-cell-address="Sheet1.I43"/>
    </style:style>
    <style:style style:name="ce769" style:family="table-cell" style:parent-style-name="Default">
      <style:map style:condition="cell-content()=1" style:apply-style-name="Error" style:base-cell-address="Sheet1.I44"/>
    </style:style>
    <style:style style:name="ce770" style:family="table-cell" style:parent-style-name="Default">
      <style:map style:condition="cell-content()=1" style:apply-style-name="Error" style:base-cell-address="Sheet1.I45"/>
    </style:style>
    <style:style style:name="ce771" style:family="table-cell" style:parent-style-name="Default">
      <style:map style:condition="cell-content()=1" style:apply-style-name="Error" style:base-cell-address="Sheet1.I46"/>
    </style:style>
    <style:style style:name="ce772" style:family="table-cell" style:parent-style-name="Default">
      <style:map style:condition="cell-content()=1" style:apply-style-name="Error" style:base-cell-address="Sheet1.I47"/>
    </style:style>
    <style:style style:name="ce773" style:family="table-cell" style:parent-style-name="Default">
      <style:map style:condition="cell-content()=1" style:apply-style-name="Error" style:base-cell-address="Sheet1.I48"/>
    </style:style>
    <style:style style:name="ce774" style:family="table-cell" style:parent-style-name="Default">
      <style:map style:condition="cell-content()=1" style:apply-style-name="Error" style:base-cell-address="Sheet1.I49"/>
    </style:style>
    <style:style style:name="ce775" style:family="table-cell" style:parent-style-name="Default">
      <style:map style:condition="cell-content()=1" style:apply-style-name="Error" style:base-cell-address="Sheet1.I50"/>
    </style:style>
    <style:style style:name="ce776" style:family="table-cell" style:parent-style-name="Default">
      <style:map style:condition="cell-content()=1" style:apply-style-name="Error" style:base-cell-address="Sheet1.I51"/>
    </style:style>
    <style:style style:name="ce777" style:family="table-cell" style:parent-style-name="Default">
      <style:map style:condition="cell-content()=1" style:apply-style-name="Error" style:base-cell-address="Sheet1.I52"/>
    </style:style>
    <style:style style:name="ce778" style:family="table-cell" style:parent-style-name="Default">
      <style:map style:condition="cell-content()=1" style:apply-style-name="Error" style:base-cell-address="Sheet1.I53"/>
    </style:style>
    <style:style style:name="ce779" style:family="table-cell" style:parent-style-name="Default">
      <style:map style:condition="cell-content()=1" style:apply-style-name="Error" style:base-cell-address="Sheet1.I54"/>
    </style:style>
    <style:style style:name="ce780" style:family="table-cell" style:parent-style-name="Default">
      <style:map style:condition="cell-content()=1" style:apply-style-name="Error" style:base-cell-address="Sheet1.I55"/>
    </style:style>
    <style:style style:name="ce781" style:family="table-cell" style:parent-style-name="Default">
      <style:map style:condition="cell-content()=1" style:apply-style-name="Error" style:base-cell-address="Sheet1.I56"/>
    </style:style>
    <style:style style:name="ce782" style:family="table-cell" style:parent-style-name="Default">
      <style:map style:condition="cell-content()=1" style:apply-style-name="Error" style:base-cell-address="Sheet1.I57"/>
    </style:style>
    <style:style style:name="ce783" style:family="table-cell" style:parent-style-name="Default">
      <style:map style:condition="cell-content()=1" style:apply-style-name="Error" style:base-cell-address="Sheet1.I58"/>
    </style:style>
    <style:style style:name="ce784" style:family="table-cell" style:parent-style-name="Default">
      <style:map style:condition="cell-content()=1" style:apply-style-name="Error" style:base-cell-address="Sheet1.I59"/>
    </style:style>
    <style:style style:name="ce785" style:family="table-cell" style:parent-style-name="Default">
      <style:map style:condition="cell-content()=1" style:apply-style-name="Error" style:base-cell-address="Sheet1.I60"/>
    </style:style>
    <style:style style:name="ce786" style:family="table-cell" style:parent-style-name="Default">
      <style:map style:condition="cell-content()=1" style:apply-style-name="Error" style:base-cell-address="Sheet1.I61"/>
    </style:style>
    <style:style style:name="ce787" style:family="table-cell" style:parent-style-name="Default">
      <style:map style:condition="cell-content()=1" style:apply-style-name="Error" style:base-cell-address="Sheet1.I62"/>
    </style:style>
    <style:style style:name="ce788" style:family="table-cell" style:parent-style-name="Default">
      <style:map style:condition="cell-content()=1" style:apply-style-name="Error" style:base-cell-address="Sheet1.I63"/>
    </style:style>
    <style:style style:name="ce789" style:family="table-cell" style:parent-style-name="Default">
      <style:map style:condition="cell-content()=1" style:apply-style-name="Error" style:base-cell-address="Sheet1.I64"/>
    </style:style>
    <style:style style:name="ce790" style:family="table-cell" style:parent-style-name="Default">
      <style:map style:condition="cell-content()=1" style:apply-style-name="Error" style:base-cell-address="Sheet1.I65"/>
    </style:style>
    <style:style style:name="ce791" style:family="table-cell" style:parent-style-name="Default">
      <style:map style:condition="cell-content()=1" style:apply-style-name="Error" style:base-cell-address="Sheet1.I66"/>
    </style:style>
    <style:style style:name="ce792" style:family="table-cell" style:parent-style-name="Default">
      <style:map style:condition="cell-content()=1" style:apply-style-name="Error" style:base-cell-address="Sheet1.I67"/>
    </style:style>
    <style:style style:name="ce793" style:family="table-cell" style:parent-style-name="Default">
      <style:map style:condition="cell-content()=1" style:apply-style-name="Error" style:base-cell-address="Sheet1.I68"/>
    </style:style>
    <style:style style:name="ce794" style:family="table-cell" style:parent-style-name="Default">
      <style:map style:condition="cell-content()=1" style:apply-style-name="Error" style:base-cell-address="Sheet1.I69"/>
    </style:style>
    <style:style style:name="ce795" style:family="table-cell" style:parent-style-name="Default">
      <style:map style:condition="cell-content()=1" style:apply-style-name="Error" style:base-cell-address="Sheet1.I70"/>
    </style:style>
    <style:style style:name="ce796" style:family="table-cell" style:parent-style-name="Default">
      <style:map style:condition="cell-content()=1" style:apply-style-name="Error" style:base-cell-address="Sheet1.I71"/>
    </style:style>
    <style:style style:name="ce797" style:family="table-cell" style:parent-style-name="Default">
      <style:map style:condition="cell-content()=1" style:apply-style-name="Error" style:base-cell-address="Sheet1.I72"/>
    </style:style>
    <style:style style:name="ce798" style:family="table-cell" style:parent-style-name="Default">
      <style:map style:condition="cell-content()=1" style:apply-style-name="Error" style:base-cell-address="Sheet1.I73"/>
    </style:style>
    <style:style style:name="ce799" style:family="table-cell" style:parent-style-name="Default">
      <style:map style:condition="cell-content()=1" style:apply-style-name="Error" style:base-cell-address="Sheet1.I74"/>
    </style:style>
    <style:style style:name="ce800" style:family="table-cell" style:parent-style-name="Default">
      <style:map style:condition="cell-content()=1" style:apply-style-name="Error" style:base-cell-address="Sheet1.I75"/>
    </style:style>
    <style:style style:name="ce801" style:family="table-cell" style:parent-style-name="Default">
      <style:map style:condition="cell-content()=1" style:apply-style-name="Error" style:base-cell-address="Sheet1.I76"/>
    </style:style>
    <style:style style:name="ce802" style:family="table-cell" style:parent-style-name="Default">
      <style:map style:condition="cell-content()=1" style:apply-style-name="Error" style:base-cell-address="Sheet1.I77"/>
    </style:style>
    <style:style style:name="ce803" style:family="table-cell" style:parent-style-name="Default">
      <style:map style:condition="cell-content()=1" style:apply-style-name="Error" style:base-cell-address="Sheet1.I78"/>
    </style:style>
    <style:style style:name="ce804" style:family="table-cell" style:parent-style-name="Default">
      <style:map style:condition="cell-content()=1" style:apply-style-name="Error" style:base-cell-address="Sheet1.I79"/>
    </style:style>
    <style:style style:name="ce805" style:family="table-cell" style:parent-style-name="Default">
      <style:map style:condition="cell-content()=1" style:apply-style-name="Error" style:base-cell-address="Sheet1.I80"/>
    </style:style>
    <style:style style:name="ce806" style:family="table-cell" style:parent-style-name="Default">
      <style:map style:condition="cell-content()=1" style:apply-style-name="Error" style:base-cell-address="Sheet1.I81"/>
    </style:style>
    <style:style style:name="ce807" style:family="table-cell" style:parent-style-name="Default">
      <style:map style:condition="cell-content()=1" style:apply-style-name="Error" style:base-cell-address="Sheet1.I82"/>
    </style:style>
    <style:style style:name="ce808" style:family="table-cell" style:parent-style-name="Default">
      <style:map style:condition="cell-content()=1" style:apply-style-name="Error" style:base-cell-address="Sheet1.I83"/>
    </style:style>
    <style:style style:name="ce809" style:family="table-cell" style:parent-style-name="Default">
      <style:map style:condition="cell-content()=1" style:apply-style-name="Error" style:base-cell-address="Sheet1.I84"/>
    </style:style>
    <style:style style:name="ce810" style:family="table-cell" style:parent-style-name="Default">
      <style:map style:condition="cell-content()=1" style:apply-style-name="Error" style:base-cell-address="Sheet1.I85"/>
    </style:style>
    <style:style style:name="ce811" style:family="table-cell" style:parent-style-name="Default">
      <style:map style:condition="cell-content()=1" style:apply-style-name="Error" style:base-cell-address="Sheet1.I86"/>
    </style:style>
    <style:style style:name="ce812" style:family="table-cell" style:parent-style-name="Default">
      <style:map style:condition="cell-content()=1" style:apply-style-name="Error" style:base-cell-address="Sheet1.I87"/>
    </style:style>
    <style:style style:name="ce813" style:family="table-cell" style:parent-style-name="Default">
      <style:map style:condition="cell-content()=1" style:apply-style-name="Error" style:base-cell-address="Sheet1.I88"/>
    </style:style>
    <style:style style:name="ce814" style:family="table-cell" style:parent-style-name="Default">
      <style:map style:condition="cell-content()=1" style:apply-style-name="Error" style:base-cell-address="Sheet1.I89"/>
    </style:style>
    <style:style style:name="ce815" style:family="table-cell" style:parent-style-name="Default">
      <style:map style:condition="cell-content()=1" style:apply-style-name="Error" style:base-cell-address="Sheet1.I90"/>
    </style:style>
    <style:style style:name="ce816" style:family="table-cell" style:parent-style-name="Default">
      <style:map style:condition="cell-content()=1" style:apply-style-name="Error" style:base-cell-address="Sheet1.I91"/>
    </style:style>
    <style:style style:name="ce817" style:family="table-cell" style:parent-style-name="Default">
      <style:map style:condition="cell-content()=1" style:apply-style-name="Error" style:base-cell-address="Sheet1.I92"/>
    </style:style>
    <style:style style:name="ce818" style:family="table-cell" style:parent-style-name="Default">
      <style:map style:condition="cell-content()=1" style:apply-style-name="Error" style:base-cell-address="Sheet1.I93"/>
    </style:style>
    <style:style style:name="ce819" style:family="table-cell" style:parent-style-name="Default">
      <style:map style:condition="cell-content()=1" style:apply-style-name="Error" style:base-cell-address="Sheet1.I94"/>
    </style:style>
    <style:style style:name="ce820" style:family="table-cell" style:parent-style-name="Default">
      <style:map style:condition="cell-content()=1" style:apply-style-name="Error" style:base-cell-address="Sheet1.I95"/>
    </style:style>
    <style:style style:name="ce821" style:family="table-cell" style:parent-style-name="Default">
      <style:map style:condition="cell-content()=1" style:apply-style-name="Error" style:base-cell-address="Sheet1.I96"/>
    </style:style>
    <style:style style:name="ce822" style:family="table-cell" style:parent-style-name="Default">
      <style:map style:condition="cell-content()=1" style:apply-style-name="Error" style:base-cell-address="Sheet1.I97"/>
    </style:style>
    <style:style style:name="ce823" style:family="table-cell" style:parent-style-name="Default">
      <style:map style:condition="cell-content()=1" style:apply-style-name="Error" style:base-cell-address="Sheet1.I98"/>
    </style:style>
    <style:style style:name="ce824" style:family="table-cell" style:parent-style-name="Default">
      <style:map style:condition="cell-content()=1" style:apply-style-name="Error" style:base-cell-address="Sheet1.I99"/>
    </style:style>
    <style:style style:name="ce825" style:family="table-cell" style:parent-style-name="Default">
      <style:map style:condition="cell-content()=1" style:apply-style-name="Error" style:base-cell-address="Sheet1.I100"/>
    </style:style>
    <style:style style:name="ce826" style:family="table-cell" style:parent-style-name="Default">
      <style:map style:condition="cell-content()=1" style:apply-style-name="Error" style:base-cell-address="Sheet1.I101"/>
    </style:style>
    <style:style style:name="ce827" style:family="table-cell" style:parent-style-name="Default">
      <style:map style:condition="cell-content()=1" style:apply-style-name="Error" style:base-cell-address="Sheet1.I102"/>
    </style:style>
    <style:style style:name="ce828" style:family="table-cell" style:parent-style-name="Default">
      <style:map style:condition="cell-content()=1" style:apply-style-name="Error" style:base-cell-address="Sheet1.I103"/>
    </style:style>
    <style:style style:name="ce829" style:family="table-cell" style:parent-style-name="Default">
      <style:map style:condition="cell-content()=1" style:apply-style-name="Error" style:base-cell-address="Sheet1.I104"/>
    </style:style>
    <style:style style:name="ce830" style:family="table-cell" style:parent-style-name="Default">
      <style:map style:condition="cell-content()=1" style:apply-style-name="Error" style:base-cell-address="Sheet1.I105"/>
    </style:style>
    <style:style style:name="ce831" style:family="table-cell" style:parent-style-name="Default">
      <style:map style:condition="cell-content()=1" style:apply-style-name="Error" style:base-cell-address="Sheet1.I106"/>
    </style:style>
    <style:style style:name="ce832" style:family="table-cell" style:parent-style-name="Default">
      <style:map style:condition="cell-content()=1" style:apply-style-name="Error" style:base-cell-address="Sheet1.I107"/>
    </style:style>
    <style:style style:name="ce833" style:family="table-cell" style:parent-style-name="Default">
      <style:map style:condition="cell-content()=1" style:apply-style-name="Error" style:base-cell-address="Sheet1.I108"/>
    </style:style>
    <style:style style:name="ce834" style:family="table-cell" style:parent-style-name="Default">
      <style:map style:condition="cell-content()=1" style:apply-style-name="Error" style:base-cell-address="Sheet1.I109"/>
    </style:style>
    <style:style style:name="ce835" style:family="table-cell" style:parent-style-name="Default">
      <style:map style:condition="cell-content()=1" style:apply-style-name="Error" style:base-cell-address="Sheet1.I110"/>
    </style:style>
    <style:style style:name="ce836" style:family="table-cell" style:parent-style-name="Default">
      <style:map style:condition="cell-content()=1" style:apply-style-name="Error" style:base-cell-address="Sheet1.I111"/>
    </style:style>
    <style:style style:name="ce837" style:family="table-cell" style:parent-style-name="Default">
      <style:map style:condition="cell-content()=1" style:apply-style-name="Error" style:base-cell-address="Sheet1.I112"/>
    </style:style>
    <style:style style:name="ce838" style:family="table-cell" style:parent-style-name="Default">
      <style:map style:condition="cell-content()=1" style:apply-style-name="Error" style:base-cell-address="Sheet1.I113"/>
    </style:style>
    <style:style style:name="ce839" style:family="table-cell" style:parent-style-name="Default">
      <style:map style:condition="cell-content()=1" style:apply-style-name="Error" style:base-cell-address="Sheet1.I114"/>
    </style:style>
    <style:style style:name="ce840" style:family="table-cell" style:parent-style-name="Default">
      <style:map style:condition="cell-content()=1" style:apply-style-name="Error" style:base-cell-address="Sheet1.I115"/>
    </style:style>
    <style:style style:name="ce841" style:family="table-cell" style:parent-style-name="Default">
      <style:map style:condition="cell-content()=1" style:apply-style-name="Error" style:base-cell-address="Sheet1.I116"/>
    </style:style>
    <style:style style:name="ce842" style:family="table-cell" style:parent-style-name="Default">
      <style:map style:condition="cell-content()=1" style:apply-style-name="Error" style:base-cell-address="Sheet1.I117"/>
    </style:style>
    <style:style style:name="ce843" style:family="table-cell" style:parent-style-name="Default">
      <style:map style:condition="cell-content()=1" style:apply-style-name="Error" style:base-cell-address="Sheet1.I118"/>
    </style:style>
    <style:style style:name="ce844" style:family="table-cell" style:parent-style-name="Default">
      <style:map style:condition="cell-content()=1" style:apply-style-name="Error" style:base-cell-address="Sheet1.I119"/>
    </style:style>
    <style:style style:name="ce845" style:family="table-cell" style:parent-style-name="Default">
      <style:map style:condition="cell-content()=1" style:apply-style-name="Error" style:base-cell-address="Sheet1.I120"/>
    </style:style>
    <style:style style:name="ce846" style:family="table-cell" style:parent-style-name="Default">
      <style:map style:condition="cell-content()=1" style:apply-style-name="Error" style:base-cell-address="Sheet1.I121"/>
    </style:style>
    <style:style style:name="ce847" style:family="table-cell" style:parent-style-name="Default">
      <style:map style:condition="cell-content()=1" style:apply-style-name="Error" style:base-cell-address="Sheet1.I122"/>
    </style:style>
    <style:style style:name="ce848" style:family="table-cell" style:parent-style-name="Default">
      <style:map style:condition="cell-content()=1" style:apply-style-name="Error" style:base-cell-address="Sheet1.I123"/>
    </style:style>
    <style:style style:name="ce849" style:family="table-cell" style:parent-style-name="Default">
      <style:map style:condition="cell-content()=1" style:apply-style-name="Error" style:base-cell-address="Sheet1.I124"/>
    </style:style>
    <style:style style:name="ce850" style:family="table-cell" style:parent-style-name="Default">
      <style:map style:condition="cell-content()=1" style:apply-style-name="Error" style:base-cell-address="Sheet1.I125"/>
    </style:style>
    <style:style style:name="ce851" style:family="table-cell" style:parent-style-name="Default">
      <style:map style:condition="cell-content()=1" style:apply-style-name="Error" style:base-cell-address="Sheet1.I126"/>
    </style:style>
    <style:style style:name="ce852" style:family="table-cell" style:parent-style-name="Default">
      <style:map style:condition="cell-content()=1" style:apply-style-name="Error" style:base-cell-address="Sheet1.I127"/>
    </style:style>
    <style:style style:name="ce853" style:family="table-cell" style:parent-style-name="Default">
      <style:map style:condition="cell-content()=1" style:apply-style-name="Error" style:base-cell-address="Sheet1.I128"/>
    </style:style>
    <style:style style:name="ce854" style:family="table-cell" style:parent-style-name="Default">
      <style:map style:condition="cell-content()=1" style:apply-style-name="Error" style:base-cell-address="Sheet1.I129"/>
    </style:style>
    <style:style style:name="ce855" style:family="table-cell" style:parent-style-name="Default">
      <style:map style:condition="cell-content()=1" style:apply-style-name="Error" style:base-cell-address="Sheet1.I130"/>
    </style:style>
    <style:style style:name="ce856" style:family="table-cell" style:parent-style-name="Default">
      <style:map style:condition="cell-content()=1" style:apply-style-name="Error" style:base-cell-address="Sheet1.I131"/>
    </style:style>
    <style:style style:name="ce857" style:family="table-cell" style:parent-style-name="Default">
      <style:map style:condition="cell-content()=1" style:apply-style-name="Error" style:base-cell-address="Sheet1.I132"/>
    </style:style>
    <style:style style:name="ce858" style:family="table-cell" style:parent-style-name="Default">
      <style:map style:condition="cell-content()=1" style:apply-style-name="Error" style:base-cell-address="Sheet1.I133"/>
    </style:style>
    <style:style style:name="ce859" style:family="table-cell" style:parent-style-name="Default">
      <style:map style:condition="cell-content()=1" style:apply-style-name="Error" style:base-cell-address="Sheet1.I134"/>
    </style:style>
    <style:style style:name="ce860" style:family="table-cell" style:parent-style-name="Default">
      <style:map style:condition="cell-content()=1" style:apply-style-name="Error" style:base-cell-address="Sheet1.I135"/>
    </style:style>
    <style:style style:name="ce861" style:family="table-cell" style:parent-style-name="Default">
      <style:map style:condition="cell-content()=1" style:apply-style-name="Error" style:base-cell-address="Sheet1.I136"/>
    </style:style>
    <style:style style:name="ce862" style:family="table-cell" style:parent-style-name="Default">
      <style:map style:condition="cell-content()=1" style:apply-style-name="Error" style:base-cell-address="Sheet1.I137"/>
    </style:style>
    <style:style style:name="ce863" style:family="table-cell" style:parent-style-name="Default">
      <style:map style:condition="cell-content()=1" style:apply-style-name="Error" style:base-cell-address="Sheet1.I138"/>
    </style:style>
    <style:style style:name="ce864" style:family="table-cell" style:parent-style-name="Default">
      <style:map style:condition="cell-content()=1" style:apply-style-name="Error" style:base-cell-address="Sheet1.I139"/>
    </style:style>
    <style:style style:name="ce865" style:family="table-cell" style:parent-style-name="Default">
      <style:map style:condition="cell-content()=1" style:apply-style-name="Error" style:base-cell-address="Sheet1.I140"/>
    </style:style>
    <style:style style:name="ce866" style:family="table-cell" style:parent-style-name="Default">
      <style:map style:condition="cell-content()=1" style:apply-style-name="Error" style:base-cell-address="Sheet1.I141"/>
    </style:style>
    <style:style style:name="ce867" style:family="table-cell" style:parent-style-name="Default">
      <style:map style:condition="cell-content()=1" style:apply-style-name="Error" style:base-cell-address="Sheet1.I142"/>
    </style:style>
    <style:style style:name="ce868" style:family="table-cell" style:parent-style-name="Default">
      <style:map style:condition="cell-content()=1" style:apply-style-name="Error" style:base-cell-address="Sheet1.I143"/>
    </style:style>
    <style:style style:name="ce869" style:family="table-cell" style:parent-style-name="Default">
      <style:map style:condition="cell-content()=1" style:apply-style-name="Error" style:base-cell-address="Sheet1.I144"/>
    </style:style>
    <style:style style:name="ce870" style:family="table-cell" style:parent-style-name="Default">
      <style:map style:condition="cell-content()=1" style:apply-style-name="Error" style:base-cell-address="Sheet1.I145"/>
    </style:style>
    <style:style style:name="ce871" style:family="table-cell" style:parent-style-name="Default">
      <style:map style:condition="cell-content()=1" style:apply-style-name="Error" style:base-cell-address="Sheet1.I146"/>
    </style:style>
    <style:style style:name="ce872" style:family="table-cell" style:parent-style-name="Default">
      <style:map style:condition="cell-content()=1" style:apply-style-name="Error" style:base-cell-address="Sheet1.I147"/>
    </style:style>
    <style:style style:name="ce873" style:family="table-cell" style:parent-style-name="Default">
      <style:map style:condition="cell-content()=1" style:apply-style-name="Error" style:base-cell-address="Sheet1.I148"/>
    </style:style>
    <style:style style:name="ce874" style:family="table-cell" style:parent-style-name="Default">
      <style:map style:condition="cell-content()=1" style:apply-style-name="Error" style:base-cell-address="Sheet1.I149"/>
    </style:style>
    <style:style style:name="ce875" style:family="table-cell" style:parent-style-name="Default">
      <style:map style:condition="cell-content()=1" style:apply-style-name="Error" style:base-cell-address="Sheet1.I150"/>
    </style:style>
    <style:style style:name="ce876" style:family="table-cell" style:parent-style-name="Default">
      <style:map style:condition="cell-content()=1" style:apply-style-name="Error" style:base-cell-address="Sheet1.I151"/>
    </style:style>
    <style:style style:name="ce877" style:family="table-cell" style:parent-style-name="Default">
      <style:map style:condition="cell-content()=1" style:apply-style-name="Error" style:base-cell-address="Sheet1.I152"/>
    </style:style>
    <style:style style:name="ce878" style:family="table-cell" style:parent-style-name="Default">
      <style:map style:condition="cell-content()=1" style:apply-style-name="Error" style:base-cell-address="Sheet1.I153"/>
    </style:style>
    <style:style style:name="ce879" style:family="table-cell" style:parent-style-name="Default">
      <style:map style:condition="cell-content()=1" style:apply-style-name="Error" style:base-cell-address="Sheet1.I154"/>
    </style:style>
    <style:style style:name="ce880" style:family="table-cell" style:parent-style-name="Default">
      <style:map style:condition="cell-content()=1" style:apply-style-name="Error" style:base-cell-address="Sheet1.I155"/>
    </style:style>
    <style:style style:name="ce881" style:family="table-cell" style:parent-style-name="Default">
      <style:map style:condition="cell-content()=1" style:apply-style-name="Error" style:base-cell-address="Sheet1.I156"/>
    </style:style>
    <style:style style:name="ce882" style:family="table-cell" style:parent-style-name="Default">
      <style:map style:condition="cell-content()=1" style:apply-style-name="Error" style:base-cell-address="Sheet1.I157"/>
    </style:style>
    <style:style style:name="ce883" style:family="table-cell" style:parent-style-name="Default">
      <style:map style:condition="cell-content()=1" style:apply-style-name="Error" style:base-cell-address="Sheet1.I158"/>
    </style:style>
    <style:style style:name="ce884" style:family="table-cell" style:parent-style-name="Default">
      <style:map style:condition="cell-content()=1" style:apply-style-name="Error" style:base-cell-address="Sheet1.I159"/>
    </style:style>
    <style:style style:name="ce885" style:family="table-cell" style:parent-style-name="Default">
      <style:map style:condition="cell-content()=1" style:apply-style-name="Error" style:base-cell-address="Sheet1.I160"/>
    </style:style>
    <style:style style:name="ce886" style:family="table-cell" style:parent-style-name="Default">
      <style:map style:condition="cell-content()=1" style:apply-style-name="Error" style:base-cell-address="Sheet1.I161"/>
    </style:style>
    <style:style style:name="ce887" style:family="table-cell" style:parent-style-name="Default">
      <style:map style:condition="cell-content()=1" style:apply-style-name="Error" style:base-cell-address="Sheet1.I162"/>
    </style:style>
    <style:style style:name="ce888" style:family="table-cell" style:parent-style-name="Default">
      <style:map style:condition="cell-content()=1" style:apply-style-name="Error" style:base-cell-address="Sheet1.I163"/>
    </style:style>
    <style:style style:name="ce889" style:family="table-cell" style:parent-style-name="Default">
      <style:map style:condition="cell-content()=1" style:apply-style-name="Error" style:base-cell-address="Sheet1.I164"/>
    </style:style>
    <style:style style:name="ce890" style:family="table-cell" style:parent-style-name="Default">
      <style:map style:condition="cell-content()=1" style:apply-style-name="Error" style:base-cell-address="Sheet1.I165"/>
    </style:style>
    <style:style style:name="ce891" style:family="table-cell" style:parent-style-name="Default">
      <style:map style:condition="cell-content()=1" style:apply-style-name="Error" style:base-cell-address="Sheet1.I166"/>
    </style:style>
    <style:style style:name="ce892" style:family="table-cell" style:parent-style-name="Default">
      <style:map style:condition="cell-content()=1" style:apply-style-name="Error" style:base-cell-address="Sheet1.I167"/>
    </style:style>
    <style:style style:name="ce893" style:family="table-cell" style:parent-style-name="Default">
      <style:map style:condition="cell-content()=1" style:apply-style-name="Error" style:base-cell-address="Sheet1.I168"/>
    </style:style>
    <style:style style:name="ce894" style:family="table-cell" style:parent-style-name="Default">
      <style:map style:condition="cell-content()=1" style:apply-style-name="Error" style:base-cell-address="Sheet1.I169"/>
    </style:style>
    <style:style style:name="ce895" style:family="table-cell" style:parent-style-name="Default">
      <style:map style:condition="cell-content()=1" style:apply-style-name="Error" style:base-cell-address="Sheet1.I170"/>
    </style:style>
    <style:style style:name="ce896" style:family="table-cell" style:parent-style-name="Default">
      <style:map style:condition="cell-content()=1" style:apply-style-name="Error" style:base-cell-address="Sheet1.I171"/>
    </style:style>
    <style:style style:name="ce897" style:family="table-cell" style:parent-style-name="Default">
      <style:map style:condition="cell-content()=1" style:apply-style-name="Error" style:base-cell-address="Sheet1.I172"/>
    </style:style>
    <style:style style:name="ce898" style:family="table-cell" style:parent-style-name="Default">
      <style:map style:condition="cell-content()=1" style:apply-style-name="Error" style:base-cell-address="Sheet1.I173"/>
    </style:style>
    <style:style style:name="ce899" style:family="table-cell" style:parent-style-name="Default">
      <style:map style:condition="cell-content()=1" style:apply-style-name="Error" style:base-cell-address="Sheet1.I174"/>
    </style:style>
    <style:style style:name="ce900" style:family="table-cell" style:parent-style-name="Default">
      <style:map style:condition="cell-content()=1" style:apply-style-name="Error" style:base-cell-address="Sheet1.I175"/>
    </style:style>
    <style:style style:name="ce901" style:family="table-cell" style:parent-style-name="Default">
      <style:map style:condition="cell-content()=1" style:apply-style-name="Error" style:base-cell-address="Sheet1.I176"/>
    </style:style>
    <style:style style:name="ce902" style:family="table-cell" style:parent-style-name="Default">
      <style:map style:condition="cell-content()=1" style:apply-style-name="Error" style:base-cell-address="Sheet1.I177"/>
    </style:style>
    <style:style style:name="ce903" style:family="table-cell" style:parent-style-name="Default">
      <style:map style:condition="cell-content()=1" style:apply-style-name="Error" style:base-cell-address="Sheet1.I178"/>
    </style:style>
    <style:style style:name="ce904" style:family="table-cell" style:parent-style-name="Default">
      <style:map style:condition="cell-content()=1" style:apply-style-name="Error" style:base-cell-address="Sheet1.I179"/>
    </style:style>
    <style:style style:name="ce905" style:family="table-cell" style:parent-style-name="Default">
      <style:map style:condition="cell-content()=1" style:apply-style-name="Error" style:base-cell-address="Sheet1.I180"/>
    </style:style>
    <style:style style:name="ce906" style:family="table-cell" style:parent-style-name="Default">
      <style:map style:condition="cell-content()=1" style:apply-style-name="Error" style:base-cell-address="Sheet1.I181"/>
    </style:style>
    <style:style style:name="ce907" style:family="table-cell" style:parent-style-name="Default">
      <style:map style:condition="cell-content()=1" style:apply-style-name="Error" style:base-cell-address="Sheet1.I182"/>
    </style:style>
    <style:style style:name="ce908" style:family="table-cell" style:parent-style-name="Default">
      <style:map style:condition="cell-content()=1" style:apply-style-name="Error" style:base-cell-address="Sheet1.I183"/>
    </style:style>
    <style:style style:name="ce909" style:family="table-cell" style:parent-style-name="Default">
      <style:map style:condition="cell-content()=1" style:apply-style-name="Error" style:base-cell-address="Sheet1.I184"/>
    </style:style>
    <style:style style:name="ce910" style:family="table-cell" style:parent-style-name="Default">
      <style:map style:condition="cell-content()=1" style:apply-style-name="Error" style:base-cell-address="Sheet1.I185"/>
    </style:style>
    <style:style style:name="ce911" style:family="table-cell" style:parent-style-name="Default">
      <style:map style:condition="cell-content()=1" style:apply-style-name="Error" style:base-cell-address="Sheet1.I186"/>
    </style:style>
    <style:style style:name="ce912" style:family="table-cell" style:parent-style-name="Default">
      <style:map style:condition="cell-content()=1" style:apply-style-name="Error" style:base-cell-address="Sheet1.I187"/>
    </style:style>
    <style:style style:name="ce913" style:family="table-cell" style:parent-style-name="Default">
      <style:map style:condition="cell-content()=1" style:apply-style-name="Error" style:base-cell-address="Sheet1.I188"/>
    </style:style>
    <style:style style:name="ce914" style:family="table-cell" style:parent-style-name="Default">
      <style:map style:condition="cell-content()=1" style:apply-style-name="Error" style:base-cell-address="Sheet1.J7"/>
    </style:style>
    <style:style style:name="ce915" style:family="table-cell" style:parent-style-name="Default">
      <style:map style:condition="cell-content()=1" style:apply-style-name="Error" style:base-cell-address="Sheet1.J8"/>
    </style:style>
    <style:style style:name="ce916" style:family="table-cell" style:parent-style-name="Default">
      <style:map style:condition="cell-content()=1" style:apply-style-name="Error" style:base-cell-address="Sheet1.J9"/>
    </style:style>
    <style:style style:name="ce917" style:family="table-cell" style:parent-style-name="Default">
      <style:map style:condition="cell-content()=1" style:apply-style-name="Error" style:base-cell-address="Sheet1.J10"/>
    </style:style>
    <style:style style:name="ce918" style:family="table-cell" style:parent-style-name="Default">
      <style:map style:condition="cell-content()=1" style:apply-style-name="Error" style:base-cell-address="Sheet1.J11"/>
    </style:style>
    <style:style style:name="ce919" style:family="table-cell" style:parent-style-name="Default">
      <style:map style:condition="cell-content()=1" style:apply-style-name="Error" style:base-cell-address="Sheet1.J12"/>
    </style:style>
    <style:style style:name="ce920" style:family="table-cell" style:parent-style-name="Default">
      <style:map style:condition="cell-content()=1" style:apply-style-name="Error" style:base-cell-address="Sheet1.J13"/>
    </style:style>
    <style:style style:name="ce921" style:family="table-cell" style:parent-style-name="Default">
      <style:map style:condition="cell-content()=1" style:apply-style-name="Error" style:base-cell-address="Sheet1.J14"/>
    </style:style>
    <style:style style:name="ce922" style:family="table-cell" style:parent-style-name="Default">
      <style:map style:condition="cell-content()=1" style:apply-style-name="Error" style:base-cell-address="Sheet1.J15"/>
    </style:style>
    <style:style style:name="ce923" style:family="table-cell" style:parent-style-name="Default">
      <style:map style:condition="cell-content()=1" style:apply-style-name="Error" style:base-cell-address="Sheet1.J16"/>
    </style:style>
    <style:style style:name="ce924" style:family="table-cell" style:parent-style-name="Default">
      <style:map style:condition="cell-content()=1" style:apply-style-name="Error" style:base-cell-address="Sheet1.J17"/>
    </style:style>
    <style:style style:name="ce925" style:family="table-cell" style:parent-style-name="Default">
      <style:map style:condition="cell-content()=1" style:apply-style-name="Error" style:base-cell-address="Sheet1.J18"/>
    </style:style>
    <style:style style:name="ce926" style:family="table-cell" style:parent-style-name="Default">
      <style:map style:condition="cell-content()=1" style:apply-style-name="Error" style:base-cell-address="Sheet1.J19"/>
    </style:style>
    <style:style style:name="ce927" style:family="table-cell" style:parent-style-name="Default">
      <style:map style:condition="cell-content()=1" style:apply-style-name="Error" style:base-cell-address="Sheet1.J20"/>
    </style:style>
    <style:style style:name="ce928" style:family="table-cell" style:parent-style-name="Default">
      <style:map style:condition="cell-content()=1" style:apply-style-name="Error" style:base-cell-address="Sheet1.J21"/>
    </style:style>
    <style:style style:name="ce929" style:family="table-cell" style:parent-style-name="Default">
      <style:map style:condition="cell-content()=1" style:apply-style-name="Error" style:base-cell-address="Sheet1.J22"/>
    </style:style>
    <style:style style:name="ce930" style:family="table-cell" style:parent-style-name="Default">
      <style:map style:condition="cell-content()=1" style:apply-style-name="Error" style:base-cell-address="Sheet1.J23"/>
    </style:style>
    <style:style style:name="ce931" style:family="table-cell" style:parent-style-name="Default">
      <style:map style:condition="cell-content()=1" style:apply-style-name="Error" style:base-cell-address="Sheet1.J24"/>
    </style:style>
    <style:style style:name="ce932" style:family="table-cell" style:parent-style-name="Default">
      <style:map style:condition="cell-content()=1" style:apply-style-name="Error" style:base-cell-address="Sheet1.J25"/>
    </style:style>
    <style:style style:name="ce933" style:family="table-cell" style:parent-style-name="Default">
      <style:map style:condition="cell-content()=1" style:apply-style-name="Error" style:base-cell-address="Sheet1.J26"/>
    </style:style>
    <style:style style:name="ce934" style:family="table-cell" style:parent-style-name="Default">
      <style:map style:condition="cell-content()=1" style:apply-style-name="Error" style:base-cell-address="Sheet1.J27"/>
    </style:style>
    <style:style style:name="ce935" style:family="table-cell" style:parent-style-name="Default">
      <style:map style:condition="cell-content()=1" style:apply-style-name="Error" style:base-cell-address="Sheet1.J28"/>
    </style:style>
    <style:style style:name="ce936" style:family="table-cell" style:parent-style-name="Default">
      <style:map style:condition="cell-content()=1" style:apply-style-name="Error" style:base-cell-address="Sheet1.J29"/>
    </style:style>
    <style:style style:name="ce937" style:family="table-cell" style:parent-style-name="Default">
      <style:map style:condition="cell-content()=1" style:apply-style-name="Error" style:base-cell-address="Sheet1.J30"/>
    </style:style>
    <style:style style:name="ce938" style:family="table-cell" style:parent-style-name="Default">
      <style:map style:condition="cell-content()=1" style:apply-style-name="Error" style:base-cell-address="Sheet1.J31"/>
    </style:style>
    <style:style style:name="ce939" style:family="table-cell" style:parent-style-name="Default">
      <style:map style:condition="cell-content()=1" style:apply-style-name="Error" style:base-cell-address="Sheet1.J32"/>
    </style:style>
    <style:style style:name="ce940" style:family="table-cell" style:parent-style-name="Default">
      <style:map style:condition="cell-content()=1" style:apply-style-name="Error" style:base-cell-address="Sheet1.J33"/>
    </style:style>
    <style:style style:name="ce941" style:family="table-cell" style:parent-style-name="Default">
      <style:map style:condition="cell-content()=1" style:apply-style-name="Error" style:base-cell-address="Sheet1.J34"/>
    </style:style>
    <style:style style:name="ce942" style:family="table-cell" style:parent-style-name="Default">
      <style:map style:condition="cell-content()=1" style:apply-style-name="Error" style:base-cell-address="Sheet1.J35"/>
    </style:style>
    <style:style style:name="ce943" style:family="table-cell" style:parent-style-name="Default">
      <style:map style:condition="cell-content()=1" style:apply-style-name="Error" style:base-cell-address="Sheet1.J36"/>
    </style:style>
    <style:style style:name="ce944" style:family="table-cell" style:parent-style-name="Default">
      <style:map style:condition="cell-content()=1" style:apply-style-name="Error" style:base-cell-address="Sheet1.J37"/>
    </style:style>
    <style:style style:name="ce945" style:family="table-cell" style:parent-style-name="Default">
      <style:map style:condition="cell-content()=1" style:apply-style-name="Error" style:base-cell-address="Sheet1.J38"/>
    </style:style>
    <style:style style:name="ce946" style:family="table-cell" style:parent-style-name="Default">
      <style:map style:condition="cell-content()=1" style:apply-style-name="Error" style:base-cell-address="Sheet1.J39"/>
    </style:style>
    <style:style style:name="ce947" style:family="table-cell" style:parent-style-name="Default">
      <style:map style:condition="cell-content()=1" style:apply-style-name="Error" style:base-cell-address="Sheet1.J40"/>
    </style:style>
    <style:style style:name="ce948" style:family="table-cell" style:parent-style-name="Default">
      <style:map style:condition="cell-content()=1" style:apply-style-name="Error" style:base-cell-address="Sheet1.J41"/>
    </style:style>
    <style:style style:name="ce949" style:family="table-cell" style:parent-style-name="Default">
      <style:map style:condition="cell-content()=1" style:apply-style-name="Error" style:base-cell-address="Sheet1.J42"/>
    </style:style>
    <style:style style:name="ce950" style:family="table-cell" style:parent-style-name="Default">
      <style:map style:condition="cell-content()=1" style:apply-style-name="Error" style:base-cell-address="Sheet1.J43"/>
    </style:style>
    <style:style style:name="ce951" style:family="table-cell" style:parent-style-name="Default">
      <style:map style:condition="cell-content()=1" style:apply-style-name="Error" style:base-cell-address="Sheet1.J44"/>
    </style:style>
    <style:style style:name="ce952" style:family="table-cell" style:parent-style-name="Default">
      <style:map style:condition="cell-content()=1" style:apply-style-name="Error" style:base-cell-address="Sheet1.J45"/>
    </style:style>
    <style:style style:name="ce953" style:family="table-cell" style:parent-style-name="Default">
      <style:map style:condition="cell-content()=1" style:apply-style-name="Error" style:base-cell-address="Sheet1.J46"/>
    </style:style>
    <style:style style:name="ce954" style:family="table-cell" style:parent-style-name="Default">
      <style:map style:condition="cell-content()=1" style:apply-style-name="Error" style:base-cell-address="Sheet1.J47"/>
    </style:style>
    <style:style style:name="ce955" style:family="table-cell" style:parent-style-name="Default">
      <style:map style:condition="cell-content()=1" style:apply-style-name="Error" style:base-cell-address="Sheet1.J48"/>
    </style:style>
    <style:style style:name="ce956" style:family="table-cell" style:parent-style-name="Default">
      <style:map style:condition="cell-content()=1" style:apply-style-name="Error" style:base-cell-address="Sheet1.J49"/>
    </style:style>
    <style:style style:name="ce957" style:family="table-cell" style:parent-style-name="Default">
      <style:map style:condition="cell-content()=1" style:apply-style-name="Error" style:base-cell-address="Sheet1.J50"/>
    </style:style>
    <style:style style:name="ce958" style:family="table-cell" style:parent-style-name="Default">
      <style:map style:condition="cell-content()=1" style:apply-style-name="Error" style:base-cell-address="Sheet1.J51"/>
    </style:style>
    <style:style style:name="ce959" style:family="table-cell" style:parent-style-name="Default">
      <style:map style:condition="cell-content()=1" style:apply-style-name="Error" style:base-cell-address="Sheet1.J52"/>
    </style:style>
    <style:style style:name="ce960" style:family="table-cell" style:parent-style-name="Default">
      <style:map style:condition="cell-content()=1" style:apply-style-name="Error" style:base-cell-address="Sheet1.J53"/>
    </style:style>
    <style:style style:name="ce961" style:family="table-cell" style:parent-style-name="Default">
      <style:map style:condition="cell-content()=1" style:apply-style-name="Error" style:base-cell-address="Sheet1.J54"/>
    </style:style>
    <style:style style:name="ce962" style:family="table-cell" style:parent-style-name="Default">
      <style:map style:condition="cell-content()=1" style:apply-style-name="Error" style:base-cell-address="Sheet1.J55"/>
    </style:style>
    <style:style style:name="ce963" style:family="table-cell" style:parent-style-name="Default">
      <style:map style:condition="cell-content()=1" style:apply-style-name="Error" style:base-cell-address="Sheet1.J56"/>
    </style:style>
    <style:style style:name="ce964" style:family="table-cell" style:parent-style-name="Default">
      <style:map style:condition="cell-content()=1" style:apply-style-name="Error" style:base-cell-address="Sheet1.J57"/>
    </style:style>
    <style:style style:name="ce965" style:family="table-cell" style:parent-style-name="Default">
      <style:map style:condition="cell-content()=1" style:apply-style-name="Error" style:base-cell-address="Sheet1.J58"/>
    </style:style>
    <style:style style:name="ce966" style:family="table-cell" style:parent-style-name="Default">
      <style:map style:condition="cell-content()=1" style:apply-style-name="Error" style:base-cell-address="Sheet1.J59"/>
    </style:style>
    <style:style style:name="ce967" style:family="table-cell" style:parent-style-name="Default">
      <style:map style:condition="cell-content()=1" style:apply-style-name="Error" style:base-cell-address="Sheet1.J60"/>
    </style:style>
    <style:style style:name="ce968" style:family="table-cell" style:parent-style-name="Default">
      <style:map style:condition="cell-content()=1" style:apply-style-name="Error" style:base-cell-address="Sheet1.J61"/>
    </style:style>
    <style:style style:name="ce969" style:family="table-cell" style:parent-style-name="Default">
      <style:map style:condition="cell-content()=1" style:apply-style-name="Error" style:base-cell-address="Sheet1.J62"/>
    </style:style>
    <style:style style:name="ce970" style:family="table-cell" style:parent-style-name="Default">
      <style:map style:condition="cell-content()=1" style:apply-style-name="Error" style:base-cell-address="Sheet1.J63"/>
    </style:style>
    <style:style style:name="ce971" style:family="table-cell" style:parent-style-name="Default">
      <style:map style:condition="cell-content()=1" style:apply-style-name="Error" style:base-cell-address="Sheet1.J64"/>
    </style:style>
    <style:style style:name="ce972" style:family="table-cell" style:parent-style-name="Default">
      <style:map style:condition="cell-content()=1" style:apply-style-name="Error" style:base-cell-address="Sheet1.J65"/>
    </style:style>
    <style:style style:name="ce973" style:family="table-cell" style:parent-style-name="Default">
      <style:map style:condition="cell-content()=1" style:apply-style-name="Error" style:base-cell-address="Sheet1.J66"/>
    </style:style>
    <style:style style:name="ce974" style:family="table-cell" style:parent-style-name="Default">
      <style:map style:condition="cell-content()=1" style:apply-style-name="Error" style:base-cell-address="Sheet1.J67"/>
    </style:style>
    <style:style style:name="ce975" style:family="table-cell" style:parent-style-name="Default">
      <style:map style:condition="cell-content()=1" style:apply-style-name="Error" style:base-cell-address="Sheet1.J68"/>
    </style:style>
    <style:style style:name="ce976" style:family="table-cell" style:parent-style-name="Default">
      <style:map style:condition="cell-content()=1" style:apply-style-name="Error" style:base-cell-address="Sheet1.J69"/>
    </style:style>
    <style:style style:name="ce977" style:family="table-cell" style:parent-style-name="Default">
      <style:map style:condition="cell-content()=1" style:apply-style-name="Error" style:base-cell-address="Sheet1.J70"/>
    </style:style>
    <style:style style:name="ce978" style:family="table-cell" style:parent-style-name="Default">
      <style:map style:condition="cell-content()=1" style:apply-style-name="Error" style:base-cell-address="Sheet1.J71"/>
    </style:style>
    <style:style style:name="ce979" style:family="table-cell" style:parent-style-name="Default">
      <style:map style:condition="cell-content()=1" style:apply-style-name="Error" style:base-cell-address="Sheet1.J72"/>
    </style:style>
    <style:style style:name="ce980" style:family="table-cell" style:parent-style-name="Default">
      <style:map style:condition="cell-content()=1" style:apply-style-name="Error" style:base-cell-address="Sheet1.J73"/>
    </style:style>
    <style:style style:name="ce981" style:family="table-cell" style:parent-style-name="Default">
      <style:map style:condition="cell-content()=1" style:apply-style-name="Error" style:base-cell-address="Sheet1.J74"/>
    </style:style>
    <style:style style:name="ce982" style:family="table-cell" style:parent-style-name="Default">
      <style:map style:condition="cell-content()=1" style:apply-style-name="Error" style:base-cell-address="Sheet1.J75"/>
    </style:style>
    <style:style style:name="ce983" style:family="table-cell" style:parent-style-name="Default">
      <style:map style:condition="cell-content()=1" style:apply-style-name="Error" style:base-cell-address="Sheet1.J76"/>
    </style:style>
    <style:style style:name="ce984" style:family="table-cell" style:parent-style-name="Default">
      <style:map style:condition="cell-content()=1" style:apply-style-name="Error" style:base-cell-address="Sheet1.J77"/>
    </style:style>
    <style:style style:name="ce985" style:family="table-cell" style:parent-style-name="Default">
      <style:map style:condition="cell-content()=1" style:apply-style-name="Error" style:base-cell-address="Sheet1.J78"/>
    </style:style>
    <style:style style:name="ce986" style:family="table-cell" style:parent-style-name="Default">
      <style:map style:condition="cell-content()=1" style:apply-style-name="Error" style:base-cell-address="Sheet1.J79"/>
    </style:style>
    <style:style style:name="ce987" style:family="table-cell" style:parent-style-name="Default">
      <style:map style:condition="cell-content()=1" style:apply-style-name="Error" style:base-cell-address="Sheet1.J80"/>
    </style:style>
    <style:style style:name="ce988" style:family="table-cell" style:parent-style-name="Default">
      <style:map style:condition="cell-content()=1" style:apply-style-name="Error" style:base-cell-address="Sheet1.J81"/>
    </style:style>
    <style:style style:name="ce989" style:family="table-cell" style:parent-style-name="Default">
      <style:map style:condition="cell-content()=1" style:apply-style-name="Error" style:base-cell-address="Sheet1.J82"/>
    </style:style>
    <style:style style:name="ce990" style:family="table-cell" style:parent-style-name="Default">
      <style:map style:condition="cell-content()=1" style:apply-style-name="Error" style:base-cell-address="Sheet1.J83"/>
    </style:style>
    <style:style style:name="ce991" style:family="table-cell" style:parent-style-name="Default">
      <style:map style:condition="cell-content()=1" style:apply-style-name="Error" style:base-cell-address="Sheet1.J84"/>
    </style:style>
    <style:style style:name="ce992" style:family="table-cell" style:parent-style-name="Default">
      <style:map style:condition="cell-content()=1" style:apply-style-name="Error" style:base-cell-address="Sheet1.J85"/>
    </style:style>
    <style:style style:name="ce993" style:family="table-cell" style:parent-style-name="Default">
      <style:map style:condition="cell-content()=1" style:apply-style-name="Error" style:base-cell-address="Sheet1.J86"/>
    </style:style>
    <style:style style:name="ce994" style:family="table-cell" style:parent-style-name="Default">
      <style:map style:condition="cell-content()=1" style:apply-style-name="Error" style:base-cell-address="Sheet1.J87"/>
    </style:style>
    <style:style style:name="ce995" style:family="table-cell" style:parent-style-name="Default">
      <style:map style:condition="cell-content()=1" style:apply-style-name="Error" style:base-cell-address="Sheet1.J88"/>
    </style:style>
    <style:style style:name="ce996" style:family="table-cell" style:parent-style-name="Default">
      <style:map style:condition="cell-content()=1" style:apply-style-name="Error" style:base-cell-address="Sheet1.J89"/>
    </style:style>
    <style:style style:name="ce997" style:family="table-cell" style:parent-style-name="Default">
      <style:map style:condition="cell-content()=1" style:apply-style-name="Error" style:base-cell-address="Sheet1.J90"/>
    </style:style>
    <style:style style:name="ce998" style:family="table-cell" style:parent-style-name="Default">
      <style:map style:condition="cell-content()=1" style:apply-style-name="Error" style:base-cell-address="Sheet1.J91"/>
    </style:style>
    <style:style style:name="ce999" style:family="table-cell" style:parent-style-name="Default">
      <style:map style:condition="cell-content()=1" style:apply-style-name="Error" style:base-cell-address="Sheet1.J92"/>
    </style:style>
    <style:style style:name="ce1000" style:family="table-cell" style:parent-style-name="Default">
      <style:map style:condition="cell-content()=1" style:apply-style-name="Error" style:base-cell-address="Sheet1.J93"/>
    </style:style>
    <style:style style:name="ce1001" style:family="table-cell" style:parent-style-name="Default">
      <style:map style:condition="cell-content()=1" style:apply-style-name="Error" style:base-cell-address="Sheet1.J94"/>
    </style:style>
    <style:style style:name="ce1002" style:family="table-cell" style:parent-style-name="Default">
      <style:map style:condition="cell-content()=1" style:apply-style-name="Error" style:base-cell-address="Sheet1.J95"/>
    </style:style>
    <style:style style:name="ce1003" style:family="table-cell" style:parent-style-name="Default">
      <style:map style:condition="cell-content()=1" style:apply-style-name="Error" style:base-cell-address="Sheet1.J96"/>
    </style:style>
    <style:style style:name="ce1004" style:family="table-cell" style:parent-style-name="Default">
      <style:map style:condition="cell-content()=1" style:apply-style-name="Error" style:base-cell-address="Sheet1.J97"/>
    </style:style>
    <style:style style:name="ce1005" style:family="table-cell" style:parent-style-name="Default">
      <style:map style:condition="cell-content()=1" style:apply-style-name="Error" style:base-cell-address="Sheet1.J98"/>
    </style:style>
    <style:style style:name="ce1006" style:family="table-cell" style:parent-style-name="Default">
      <style:map style:condition="cell-content()=1" style:apply-style-name="Error" style:base-cell-address="Sheet1.J99"/>
    </style:style>
    <style:style style:name="ce1007" style:family="table-cell" style:parent-style-name="Default">
      <style:map style:condition="cell-content()=1" style:apply-style-name="Error" style:base-cell-address="Sheet1.J100"/>
    </style:style>
    <style:style style:name="ce1008" style:family="table-cell" style:parent-style-name="Default">
      <style:map style:condition="cell-content()=1" style:apply-style-name="Error" style:base-cell-address="Sheet1.J101"/>
    </style:style>
    <style:style style:name="ce1009" style:family="table-cell" style:parent-style-name="Default">
      <style:map style:condition="cell-content()=1" style:apply-style-name="Error" style:base-cell-address="Sheet1.J102"/>
    </style:style>
    <style:style style:name="ce1010" style:family="table-cell" style:parent-style-name="Default">
      <style:map style:condition="cell-content()=1" style:apply-style-name="Error" style:base-cell-address="Sheet1.J103"/>
    </style:style>
    <style:style style:name="ce1011" style:family="table-cell" style:parent-style-name="Default">
      <style:map style:condition="cell-content()=1" style:apply-style-name="Error" style:base-cell-address="Sheet1.J104"/>
    </style:style>
    <style:style style:name="ce1012" style:family="table-cell" style:parent-style-name="Default">
      <style:map style:condition="cell-content()=1" style:apply-style-name="Error" style:base-cell-address="Sheet1.J105"/>
    </style:style>
    <style:style style:name="ce1013" style:family="table-cell" style:parent-style-name="Default">
      <style:map style:condition="cell-content()=1" style:apply-style-name="Error" style:base-cell-address="Sheet1.J106"/>
    </style:style>
    <style:style style:name="ce1014" style:family="table-cell" style:parent-style-name="Default">
      <style:map style:condition="cell-content()=1" style:apply-style-name="Error" style:base-cell-address="Sheet1.J107"/>
    </style:style>
    <style:style style:name="ce1015" style:family="table-cell" style:parent-style-name="Default">
      <style:map style:condition="cell-content()=1" style:apply-style-name="Error" style:base-cell-address="Sheet1.J108"/>
    </style:style>
    <style:style style:name="ce1016" style:family="table-cell" style:parent-style-name="Default">
      <style:map style:condition="cell-content()=1" style:apply-style-name="Error" style:base-cell-address="Sheet1.J109"/>
    </style:style>
    <style:style style:name="ce1017" style:family="table-cell" style:parent-style-name="Default">
      <style:map style:condition="cell-content()=1" style:apply-style-name="Error" style:base-cell-address="Sheet1.J110"/>
    </style:style>
    <style:style style:name="ce1018" style:family="table-cell" style:parent-style-name="Default">
      <style:map style:condition="cell-content()=1" style:apply-style-name="Error" style:base-cell-address="Sheet1.J111"/>
    </style:style>
    <style:style style:name="ce1019" style:family="table-cell" style:parent-style-name="Default">
      <style:map style:condition="cell-content()=1" style:apply-style-name="Error" style:base-cell-address="Sheet1.J112"/>
    </style:style>
    <style:style style:name="ce1020" style:family="table-cell" style:parent-style-name="Default">
      <style:map style:condition="cell-content()=1" style:apply-style-name="Error" style:base-cell-address="Sheet1.J113"/>
    </style:style>
    <style:style style:name="ce1021" style:family="table-cell" style:parent-style-name="Default">
      <style:map style:condition="cell-content()=1" style:apply-style-name="Error" style:base-cell-address="Sheet1.J114"/>
    </style:style>
    <style:style style:name="ce1022" style:family="table-cell" style:parent-style-name="Default">
      <style:map style:condition="cell-content()=1" style:apply-style-name="Error" style:base-cell-address="Sheet1.J115"/>
    </style:style>
    <style:style style:name="ce1023" style:family="table-cell" style:parent-style-name="Default">
      <style:map style:condition="cell-content()=1" style:apply-style-name="Error" style:base-cell-address="Sheet1.J116"/>
    </style:style>
    <style:style style:name="ce1024" style:family="table-cell" style:parent-style-name="Default">
      <style:map style:condition="cell-content()=1" style:apply-style-name="Error" style:base-cell-address="Sheet1.J117"/>
    </style:style>
    <style:style style:name="ce1025" style:family="table-cell" style:parent-style-name="Default">
      <style:map style:condition="cell-content()=1" style:apply-style-name="Error" style:base-cell-address="Sheet1.J118"/>
    </style:style>
    <style:style style:name="ce1026" style:family="table-cell" style:parent-style-name="Default">
      <style:map style:condition="cell-content()=1" style:apply-style-name="Error" style:base-cell-address="Sheet1.J119"/>
    </style:style>
    <style:style style:name="ce1027" style:family="table-cell" style:parent-style-name="Default">
      <style:map style:condition="cell-content()=1" style:apply-style-name="Error" style:base-cell-address="Sheet1.J120"/>
    </style:style>
    <style:style style:name="ce1028" style:family="table-cell" style:parent-style-name="Default">
      <style:map style:condition="cell-content()=1" style:apply-style-name="Error" style:base-cell-address="Sheet1.J121"/>
    </style:style>
    <style:style style:name="ce1029" style:family="table-cell" style:parent-style-name="Default">
      <style:map style:condition="cell-content()=1" style:apply-style-name="Error" style:base-cell-address="Sheet1.J122"/>
    </style:style>
    <style:style style:name="ce1030" style:family="table-cell" style:parent-style-name="Default">
      <style:map style:condition="cell-content()=1" style:apply-style-name="Error" style:base-cell-address="Sheet1.J123"/>
    </style:style>
    <style:style style:name="ce1031" style:family="table-cell" style:parent-style-name="Default">
      <style:map style:condition="cell-content()=1" style:apply-style-name="Error" style:base-cell-address="Sheet1.J124"/>
    </style:style>
    <style:style style:name="ce1032" style:family="table-cell" style:parent-style-name="Default">
      <style:map style:condition="cell-content()=1" style:apply-style-name="Error" style:base-cell-address="Sheet1.J125"/>
    </style:style>
    <style:style style:name="ce1033" style:family="table-cell" style:parent-style-name="Default">
      <style:map style:condition="cell-content()=1" style:apply-style-name="Error" style:base-cell-address="Sheet1.J126"/>
    </style:style>
    <style:style style:name="ce1034" style:family="table-cell" style:parent-style-name="Default">
      <style:map style:condition="cell-content()=1" style:apply-style-name="Error" style:base-cell-address="Sheet1.J127"/>
    </style:style>
    <style:style style:name="ce1035" style:family="table-cell" style:parent-style-name="Default">
      <style:map style:condition="cell-content()=1" style:apply-style-name="Error" style:base-cell-address="Sheet1.J128"/>
    </style:style>
    <style:style style:name="ce1036" style:family="table-cell" style:parent-style-name="Default">
      <style:map style:condition="cell-content()=1" style:apply-style-name="Error" style:base-cell-address="Sheet1.J129"/>
    </style:style>
    <style:style style:name="ce1037" style:family="table-cell" style:parent-style-name="Default">
      <style:map style:condition="cell-content()=1" style:apply-style-name="Error" style:base-cell-address="Sheet1.J130"/>
    </style:style>
    <style:style style:name="ce1038" style:family="table-cell" style:parent-style-name="Default">
      <style:map style:condition="cell-content()=1" style:apply-style-name="Error" style:base-cell-address="Sheet1.J131"/>
    </style:style>
    <style:style style:name="ce1039" style:family="table-cell" style:parent-style-name="Default">
      <style:map style:condition="cell-content()=1" style:apply-style-name="Error" style:base-cell-address="Sheet1.J132"/>
    </style:style>
    <style:style style:name="ce1040" style:family="table-cell" style:parent-style-name="Default">
      <style:map style:condition="cell-content()=1" style:apply-style-name="Error" style:base-cell-address="Sheet1.J133"/>
    </style:style>
    <style:style style:name="ce1041" style:family="table-cell" style:parent-style-name="Default">
      <style:map style:condition="cell-content()=1" style:apply-style-name="Error" style:base-cell-address="Sheet1.J134"/>
    </style:style>
    <style:style style:name="ce1042" style:family="table-cell" style:parent-style-name="Default">
      <style:map style:condition="cell-content()=1" style:apply-style-name="Error" style:base-cell-address="Sheet1.J135"/>
    </style:style>
    <style:style style:name="ce1043" style:family="table-cell" style:parent-style-name="Default">
      <style:map style:condition="cell-content()=1" style:apply-style-name="Error" style:base-cell-address="Sheet1.J136"/>
    </style:style>
    <style:style style:name="ce1044" style:family="table-cell" style:parent-style-name="Default">
      <style:map style:condition="cell-content()=1" style:apply-style-name="Error" style:base-cell-address="Sheet1.J137"/>
    </style:style>
    <style:style style:name="ce1045" style:family="table-cell" style:parent-style-name="Default">
      <style:map style:condition="cell-content()=1" style:apply-style-name="Error" style:base-cell-address="Sheet1.J138"/>
    </style:style>
    <style:style style:name="ce1046" style:family="table-cell" style:parent-style-name="Default">
      <style:map style:condition="cell-content()=1" style:apply-style-name="Error" style:base-cell-address="Sheet1.J139"/>
    </style:style>
    <style:style style:name="ce1047" style:family="table-cell" style:parent-style-name="Default">
      <style:map style:condition="cell-content()=1" style:apply-style-name="Error" style:base-cell-address="Sheet1.J140"/>
    </style:style>
    <style:style style:name="ce1048" style:family="table-cell" style:parent-style-name="Default">
      <style:map style:condition="cell-content()=1" style:apply-style-name="Error" style:base-cell-address="Sheet1.J141"/>
    </style:style>
    <style:style style:name="ce1049" style:family="table-cell" style:parent-style-name="Default">
      <style:map style:condition="cell-content()=1" style:apply-style-name="Error" style:base-cell-address="Sheet1.J142"/>
    </style:style>
    <style:style style:name="ce1050" style:family="table-cell" style:parent-style-name="Default">
      <style:map style:condition="cell-content()=1" style:apply-style-name="Error" style:base-cell-address="Sheet1.J143"/>
    </style:style>
    <style:style style:name="ce1051" style:family="table-cell" style:parent-style-name="Default">
      <style:map style:condition="cell-content()=1" style:apply-style-name="Error" style:base-cell-address="Sheet1.J144"/>
    </style:style>
    <style:style style:name="ce1052" style:family="table-cell" style:parent-style-name="Default">
      <style:map style:condition="cell-content()=1" style:apply-style-name="Error" style:base-cell-address="Sheet1.J145"/>
    </style:style>
    <style:style style:name="ce1053" style:family="table-cell" style:parent-style-name="Default">
      <style:map style:condition="cell-content()=1" style:apply-style-name="Error" style:base-cell-address="Sheet1.J146"/>
    </style:style>
    <style:style style:name="ce1054" style:family="table-cell" style:parent-style-name="Default">
      <style:map style:condition="cell-content()=1" style:apply-style-name="Error" style:base-cell-address="Sheet1.J147"/>
    </style:style>
    <style:style style:name="ce1055" style:family="table-cell" style:parent-style-name="Default">
      <style:map style:condition="cell-content()=1" style:apply-style-name="Error" style:base-cell-address="Sheet1.J148"/>
    </style:style>
    <style:style style:name="ce1056" style:family="table-cell" style:parent-style-name="Default">
      <style:map style:condition="cell-content()=1" style:apply-style-name="Error" style:base-cell-address="Sheet1.J149"/>
    </style:style>
    <style:style style:name="ce1057" style:family="table-cell" style:parent-style-name="Default">
      <style:map style:condition="cell-content()=1" style:apply-style-name="Error" style:base-cell-address="Sheet1.J150"/>
    </style:style>
    <style:style style:name="ce1058" style:family="table-cell" style:parent-style-name="Default">
      <style:map style:condition="cell-content()=1" style:apply-style-name="Error" style:base-cell-address="Sheet1.J151"/>
    </style:style>
    <style:style style:name="ce1059" style:family="table-cell" style:parent-style-name="Default">
      <style:map style:condition="cell-content()=1" style:apply-style-name="Error" style:base-cell-address="Sheet1.J152"/>
    </style:style>
    <style:style style:name="ce1060" style:family="table-cell" style:parent-style-name="Default">
      <style:map style:condition="cell-content()=1" style:apply-style-name="Error" style:base-cell-address="Sheet1.J153"/>
    </style:style>
    <style:style style:name="ce1061" style:family="table-cell" style:parent-style-name="Default">
      <style:map style:condition="cell-content()=1" style:apply-style-name="Error" style:base-cell-address="Sheet1.J154"/>
    </style:style>
    <style:style style:name="ce1062" style:family="table-cell" style:parent-style-name="Default">
      <style:map style:condition="cell-content()=1" style:apply-style-name="Error" style:base-cell-address="Sheet1.J155"/>
    </style:style>
    <style:style style:name="ce1063" style:family="table-cell" style:parent-style-name="Default">
      <style:map style:condition="cell-content()=1" style:apply-style-name="Error" style:base-cell-address="Sheet1.J156"/>
    </style:style>
    <style:style style:name="ce1064" style:family="table-cell" style:parent-style-name="Default">
      <style:map style:condition="cell-content()=1" style:apply-style-name="Error" style:base-cell-address="Sheet1.J157"/>
    </style:style>
    <style:style style:name="ce1065" style:family="table-cell" style:parent-style-name="Default">
      <style:map style:condition="cell-content()=1" style:apply-style-name="Error" style:base-cell-address="Sheet1.J158"/>
    </style:style>
    <style:style style:name="ce1066" style:family="table-cell" style:parent-style-name="Default">
      <style:map style:condition="cell-content()=1" style:apply-style-name="Error" style:base-cell-address="Sheet1.J159"/>
    </style:style>
    <style:style style:name="ce1067" style:family="table-cell" style:parent-style-name="Default">
      <style:map style:condition="cell-content()=1" style:apply-style-name="Error" style:base-cell-address="Sheet1.J160"/>
    </style:style>
    <style:style style:name="ce1068" style:family="table-cell" style:parent-style-name="Default">
      <style:map style:condition="cell-content()=1" style:apply-style-name="Error" style:base-cell-address="Sheet1.J161"/>
    </style:style>
    <style:style style:name="ce1069" style:family="table-cell" style:parent-style-name="Default">
      <style:map style:condition="cell-content()=1" style:apply-style-name="Error" style:base-cell-address="Sheet1.J162"/>
    </style:style>
    <style:style style:name="ce1070" style:family="table-cell" style:parent-style-name="Default">
      <style:map style:condition="cell-content()=1" style:apply-style-name="Error" style:base-cell-address="Sheet1.J163"/>
    </style:style>
    <style:style style:name="ce1071" style:family="table-cell" style:parent-style-name="Default">
      <style:map style:condition="cell-content()=1" style:apply-style-name="Error" style:base-cell-address="Sheet1.J164"/>
    </style:style>
    <style:style style:name="ce1072" style:family="table-cell" style:parent-style-name="Default">
      <style:map style:condition="cell-content()=1" style:apply-style-name="Error" style:base-cell-address="Sheet1.J165"/>
    </style:style>
    <style:style style:name="ce1073" style:family="table-cell" style:parent-style-name="Default">
      <style:map style:condition="cell-content()=1" style:apply-style-name="Error" style:base-cell-address="Sheet1.J166"/>
    </style:style>
    <style:style style:name="ce1074" style:family="table-cell" style:parent-style-name="Default">
      <style:map style:condition="cell-content()=1" style:apply-style-name="Error" style:base-cell-address="Sheet1.J167"/>
    </style:style>
    <style:style style:name="ce1075" style:family="table-cell" style:parent-style-name="Default">
      <style:map style:condition="cell-content()=1" style:apply-style-name="Error" style:base-cell-address="Sheet1.J168"/>
    </style:style>
    <style:style style:name="ce1076" style:family="table-cell" style:parent-style-name="Default">
      <style:map style:condition="cell-content()=1" style:apply-style-name="Error" style:base-cell-address="Sheet1.J169"/>
    </style:style>
    <style:style style:name="ce1077" style:family="table-cell" style:parent-style-name="Default">
      <style:map style:condition="cell-content()=1" style:apply-style-name="Error" style:base-cell-address="Sheet1.J170"/>
    </style:style>
    <style:style style:name="ce1078" style:family="table-cell" style:parent-style-name="Default">
      <style:map style:condition="cell-content()=1" style:apply-style-name="Error" style:base-cell-address="Sheet1.J171"/>
    </style:style>
    <style:style style:name="ce1079" style:family="table-cell" style:parent-style-name="Default">
      <style:map style:condition="cell-content()=1" style:apply-style-name="Error" style:base-cell-address="Sheet1.J172"/>
    </style:style>
    <style:style style:name="ce1080" style:family="table-cell" style:parent-style-name="Default">
      <style:map style:condition="cell-content()=1" style:apply-style-name="Error" style:base-cell-address="Sheet1.J173"/>
    </style:style>
    <style:style style:name="ce1081" style:family="table-cell" style:parent-style-name="Default">
      <style:map style:condition="cell-content()=1" style:apply-style-name="Error" style:base-cell-address="Sheet1.J174"/>
    </style:style>
    <style:style style:name="ce1082" style:family="table-cell" style:parent-style-name="Default">
      <style:map style:condition="cell-content()=1" style:apply-style-name="Error" style:base-cell-address="Sheet1.J175"/>
    </style:style>
    <style:style style:name="ce1083" style:family="table-cell" style:parent-style-name="Default">
      <style:map style:condition="cell-content()=1" style:apply-style-name="Error" style:base-cell-address="Sheet1.J176"/>
    </style:style>
    <style:style style:name="ce1084" style:family="table-cell" style:parent-style-name="Default">
      <style:map style:condition="cell-content()=1" style:apply-style-name="Error" style:base-cell-address="Sheet1.J177"/>
    </style:style>
    <style:style style:name="ce1085" style:family="table-cell" style:parent-style-name="Default">
      <style:map style:condition="cell-content()=1" style:apply-style-name="Error" style:base-cell-address="Sheet1.J178"/>
    </style:style>
    <style:style style:name="ce1086" style:family="table-cell" style:parent-style-name="Default">
      <style:map style:condition="cell-content()=1" style:apply-style-name="Error" style:base-cell-address="Sheet1.J179"/>
    </style:style>
    <style:style style:name="ce1087" style:family="table-cell" style:parent-style-name="Default">
      <style:map style:condition="cell-content()=1" style:apply-style-name="Error" style:base-cell-address="Sheet1.J180"/>
    </style:style>
    <style:style style:name="ce1088" style:family="table-cell" style:parent-style-name="Default">
      <style:map style:condition="cell-content()=1" style:apply-style-name="Error" style:base-cell-address="Sheet1.J181"/>
    </style:style>
    <style:style style:name="ce1089" style:family="table-cell" style:parent-style-name="Default">
      <style:map style:condition="cell-content()=1" style:apply-style-name="Error" style:base-cell-address="Sheet1.J182"/>
    </style:style>
    <style:style style:name="ce1090" style:family="table-cell" style:parent-style-name="Default">
      <style:map style:condition="cell-content()=1" style:apply-style-name="Error" style:base-cell-address="Sheet1.J183"/>
    </style:style>
    <style:style style:name="ce1091" style:family="table-cell" style:parent-style-name="Default">
      <style:map style:condition="cell-content()=1" style:apply-style-name="Error" style:base-cell-address="Sheet1.J184"/>
    </style:style>
    <style:style style:name="ce1092" style:family="table-cell" style:parent-style-name="Default">
      <style:map style:condition="cell-content()=1" style:apply-style-name="Error" style:base-cell-address="Sheet1.J185"/>
    </style:style>
    <style:style style:name="ce1093" style:family="table-cell" style:parent-style-name="Default">
      <style:map style:condition="cell-content()=1" style:apply-style-name="Error" style:base-cell-address="Sheet1.J186"/>
    </style:style>
    <style:style style:name="ce1094" style:family="table-cell" style:parent-style-name="Default">
      <style:map style:condition="cell-content()=1" style:apply-style-name="Error" style:base-cell-address="Sheet1.J187"/>
    </style:style>
    <style:style style:name="ce1095" style:family="table-cell" style:parent-style-name="Default">
      <style:map style:condition="cell-content()=1" style:apply-style-name="Error" style:base-cell-address="Sheet1.J188"/>
    </style:style>
    <style:style style:name="ce1096" style:family="table-cell" style:parent-style-name="Default">
      <style:map style:condition="cell-content()=1" style:apply-style-name="Error" style:base-cell-address="Sheet1.K7"/>
    </style:style>
    <style:style style:name="ce1097" style:family="table-cell" style:parent-style-name="Default">
      <style:map style:condition="cell-content()=1" style:apply-style-name="Error" style:base-cell-address="Sheet1.K8"/>
    </style:style>
    <style:style style:name="ce1098" style:family="table-cell" style:parent-style-name="Default">
      <style:map style:condition="cell-content()=1" style:apply-style-name="Error" style:base-cell-address="Sheet1.K9"/>
    </style:style>
    <style:style style:name="ce1099" style:family="table-cell" style:parent-style-name="Default">
      <style:map style:condition="cell-content()=1" style:apply-style-name="Error" style:base-cell-address="Sheet1.K10"/>
    </style:style>
    <style:style style:name="ce1100" style:family="table-cell" style:parent-style-name="Default">
      <style:map style:condition="cell-content()=1" style:apply-style-name="Error" style:base-cell-address="Sheet1.K11"/>
    </style:style>
    <style:style style:name="ce1101" style:family="table-cell" style:parent-style-name="Default">
      <style:map style:condition="cell-content()=1" style:apply-style-name="Error" style:base-cell-address="Sheet1.K12"/>
    </style:style>
    <style:style style:name="ce1102" style:family="table-cell" style:parent-style-name="Default">
      <style:map style:condition="cell-content()=1" style:apply-style-name="Error" style:base-cell-address="Sheet1.K13"/>
    </style:style>
    <style:style style:name="ce1103" style:family="table-cell" style:parent-style-name="Default">
      <style:map style:condition="cell-content()=1" style:apply-style-name="Error" style:base-cell-address="Sheet1.K14"/>
    </style:style>
    <style:style style:name="ce1104" style:family="table-cell" style:parent-style-name="Default">
      <style:map style:condition="cell-content()=1" style:apply-style-name="Error" style:base-cell-address="Sheet1.K15"/>
    </style:style>
    <style:style style:name="ce1105" style:family="table-cell" style:parent-style-name="Default">
      <style:map style:condition="cell-content()=1" style:apply-style-name="Error" style:base-cell-address="Sheet1.K16"/>
    </style:style>
    <style:style style:name="ce1106" style:family="table-cell" style:parent-style-name="Default">
      <style:map style:condition="cell-content()=1" style:apply-style-name="Error" style:base-cell-address="Sheet1.K17"/>
    </style:style>
    <style:style style:name="ce1107" style:family="table-cell" style:parent-style-name="Default">
      <style:map style:condition="cell-content()=1" style:apply-style-name="Error" style:base-cell-address="Sheet1.K18"/>
    </style:style>
    <style:style style:name="ce1108" style:family="table-cell" style:parent-style-name="Default">
      <style:map style:condition="cell-content()=1" style:apply-style-name="Error" style:base-cell-address="Sheet1.K19"/>
    </style:style>
    <style:style style:name="ce1109" style:family="table-cell" style:parent-style-name="Default">
      <style:map style:condition="cell-content()=1" style:apply-style-name="Error" style:base-cell-address="Sheet1.K20"/>
    </style:style>
    <style:style style:name="ce1110" style:family="table-cell" style:parent-style-name="Default">
      <style:map style:condition="cell-content()=1" style:apply-style-name="Error" style:base-cell-address="Sheet1.K21"/>
    </style:style>
    <style:style style:name="ce1111" style:family="table-cell" style:parent-style-name="Default">
      <style:map style:condition="cell-content()=1" style:apply-style-name="Error" style:base-cell-address="Sheet1.K22"/>
    </style:style>
    <style:style style:name="ce1112" style:family="table-cell" style:parent-style-name="Default">
      <style:map style:condition="cell-content()=1" style:apply-style-name="Error" style:base-cell-address="Sheet1.K23"/>
    </style:style>
    <style:style style:name="ce1113" style:family="table-cell" style:parent-style-name="Default">
      <style:map style:condition="cell-content()=1" style:apply-style-name="Error" style:base-cell-address="Sheet1.K24"/>
    </style:style>
    <style:style style:name="ce1114" style:family="table-cell" style:parent-style-name="Default">
      <style:map style:condition="cell-content()=1" style:apply-style-name="Error" style:base-cell-address="Sheet1.K25"/>
    </style:style>
    <style:style style:name="ce1115" style:family="table-cell" style:parent-style-name="Default">
      <style:map style:condition="cell-content()=1" style:apply-style-name="Error" style:base-cell-address="Sheet1.K26"/>
    </style:style>
    <style:style style:name="ce1116" style:family="table-cell" style:parent-style-name="Default">
      <style:map style:condition="cell-content()=1" style:apply-style-name="Error" style:base-cell-address="Sheet1.K27"/>
    </style:style>
    <style:style style:name="ce1117" style:family="table-cell" style:parent-style-name="Default">
      <style:map style:condition="cell-content()=1" style:apply-style-name="Error" style:base-cell-address="Sheet1.K28"/>
    </style:style>
    <style:style style:name="ce1118" style:family="table-cell" style:parent-style-name="Default">
      <style:map style:condition="cell-content()=1" style:apply-style-name="Error" style:base-cell-address="Sheet1.K29"/>
    </style:style>
    <style:style style:name="ce1119" style:family="table-cell" style:parent-style-name="Default">
      <style:map style:condition="cell-content()=1" style:apply-style-name="Error" style:base-cell-address="Sheet1.K30"/>
    </style:style>
    <style:style style:name="ce1120" style:family="table-cell" style:parent-style-name="Default">
      <style:map style:condition="cell-content()=1" style:apply-style-name="Error" style:base-cell-address="Sheet1.K31"/>
    </style:style>
    <style:style style:name="ce1121" style:family="table-cell" style:parent-style-name="Default">
      <style:map style:condition="cell-content()=1" style:apply-style-name="Error" style:base-cell-address="Sheet1.K32"/>
    </style:style>
    <style:style style:name="ce1122" style:family="table-cell" style:parent-style-name="Default">
      <style:map style:condition="cell-content()=1" style:apply-style-name="Error" style:base-cell-address="Sheet1.K33"/>
    </style:style>
    <style:style style:name="ce1123" style:family="table-cell" style:parent-style-name="Default">
      <style:map style:condition="cell-content()=1" style:apply-style-name="Error" style:base-cell-address="Sheet1.K34"/>
    </style:style>
    <style:style style:name="ce1124" style:family="table-cell" style:parent-style-name="Default">
      <style:map style:condition="cell-content()=1" style:apply-style-name="Error" style:base-cell-address="Sheet1.K35"/>
    </style:style>
    <style:style style:name="ce1125" style:family="table-cell" style:parent-style-name="Default">
      <style:map style:condition="cell-content()=1" style:apply-style-name="Error" style:base-cell-address="Sheet1.K36"/>
    </style:style>
    <style:style style:name="ce1126" style:family="table-cell" style:parent-style-name="Default">
      <style:map style:condition="cell-content()=1" style:apply-style-name="Error" style:base-cell-address="Sheet1.K37"/>
    </style:style>
    <style:style style:name="ce1127" style:family="table-cell" style:parent-style-name="Default">
      <style:map style:condition="cell-content()=1" style:apply-style-name="Error" style:base-cell-address="Sheet1.K38"/>
    </style:style>
    <style:style style:name="ce1128" style:family="table-cell" style:parent-style-name="Default">
      <style:map style:condition="cell-content()=1" style:apply-style-name="Error" style:base-cell-address="Sheet1.K39"/>
    </style:style>
    <style:style style:name="ce1129" style:family="table-cell" style:parent-style-name="Default">
      <style:map style:condition="cell-content()=1" style:apply-style-name="Error" style:base-cell-address="Sheet1.K40"/>
    </style:style>
    <style:style style:name="ce1130" style:family="table-cell" style:parent-style-name="Default">
      <style:map style:condition="cell-content()=1" style:apply-style-name="Error" style:base-cell-address="Sheet1.K41"/>
    </style:style>
    <style:style style:name="ce1131" style:family="table-cell" style:parent-style-name="Default">
      <style:map style:condition="cell-content()=1" style:apply-style-name="Error" style:base-cell-address="Sheet1.K42"/>
    </style:style>
    <style:style style:name="ce1132" style:family="table-cell" style:parent-style-name="Default">
      <style:map style:condition="cell-content()=1" style:apply-style-name="Error" style:base-cell-address="Sheet1.K43"/>
    </style:style>
    <style:style style:name="ce1133" style:family="table-cell" style:parent-style-name="Default">
      <style:map style:condition="cell-content()=1" style:apply-style-name="Error" style:base-cell-address="Sheet1.K44"/>
    </style:style>
    <style:style style:name="ce1134" style:family="table-cell" style:parent-style-name="Default">
      <style:map style:condition="cell-content()=1" style:apply-style-name="Error" style:base-cell-address="Sheet1.K45"/>
    </style:style>
    <style:style style:name="ce1135" style:family="table-cell" style:parent-style-name="Default">
      <style:map style:condition="cell-content()=1" style:apply-style-name="Error" style:base-cell-address="Sheet1.K46"/>
    </style:style>
    <style:style style:name="ce1136" style:family="table-cell" style:parent-style-name="Default">
      <style:map style:condition="cell-content()=1" style:apply-style-name="Error" style:base-cell-address="Sheet1.K47"/>
    </style:style>
    <style:style style:name="ce1137" style:family="table-cell" style:parent-style-name="Default">
      <style:map style:condition="cell-content()=1" style:apply-style-name="Error" style:base-cell-address="Sheet1.K48"/>
    </style:style>
    <style:style style:name="ce1138" style:family="table-cell" style:parent-style-name="Default">
      <style:map style:condition="cell-content()=1" style:apply-style-name="Error" style:base-cell-address="Sheet1.K49"/>
    </style:style>
    <style:style style:name="ce1139" style:family="table-cell" style:parent-style-name="Default">
      <style:map style:condition="cell-content()=1" style:apply-style-name="Error" style:base-cell-address="Sheet1.K50"/>
    </style:style>
    <style:style style:name="ce1140" style:family="table-cell" style:parent-style-name="Default">
      <style:map style:condition="cell-content()=1" style:apply-style-name="Error" style:base-cell-address="Sheet1.K51"/>
    </style:style>
    <style:style style:name="ce1141" style:family="table-cell" style:parent-style-name="Default">
      <style:map style:condition="cell-content()=1" style:apply-style-name="Error" style:base-cell-address="Sheet1.K52"/>
    </style:style>
    <style:style style:name="ce1142" style:family="table-cell" style:parent-style-name="Default">
      <style:map style:condition="cell-content()=1" style:apply-style-name="Error" style:base-cell-address="Sheet1.K53"/>
    </style:style>
    <style:style style:name="ce1143" style:family="table-cell" style:parent-style-name="Default">
      <style:map style:condition="cell-content()=1" style:apply-style-name="Error" style:base-cell-address="Sheet1.K54"/>
    </style:style>
    <style:style style:name="ce1144" style:family="table-cell" style:parent-style-name="Default">
      <style:map style:condition="cell-content()=1" style:apply-style-name="Error" style:base-cell-address="Sheet1.K55"/>
    </style:style>
    <style:style style:name="ce1145" style:family="table-cell" style:parent-style-name="Default">
      <style:map style:condition="cell-content()=1" style:apply-style-name="Error" style:base-cell-address="Sheet1.K56"/>
    </style:style>
    <style:style style:name="ce1146" style:family="table-cell" style:parent-style-name="Default">
      <style:map style:condition="cell-content()=1" style:apply-style-name="Error" style:base-cell-address="Sheet1.K57"/>
    </style:style>
    <style:style style:name="ce1147" style:family="table-cell" style:parent-style-name="Default">
      <style:map style:condition="cell-content()=1" style:apply-style-name="Error" style:base-cell-address="Sheet1.K58"/>
    </style:style>
    <style:style style:name="ce1148" style:family="table-cell" style:parent-style-name="Default">
      <style:map style:condition="cell-content()=1" style:apply-style-name="Error" style:base-cell-address="Sheet1.K59"/>
    </style:style>
    <style:style style:name="ce1149" style:family="table-cell" style:parent-style-name="Default">
      <style:map style:condition="cell-content()=1" style:apply-style-name="Error" style:base-cell-address="Sheet1.K60"/>
    </style:style>
    <style:style style:name="ce1150" style:family="table-cell" style:parent-style-name="Default">
      <style:map style:condition="cell-content()=1" style:apply-style-name="Error" style:base-cell-address="Sheet1.K61"/>
    </style:style>
    <style:style style:name="ce1151" style:family="table-cell" style:parent-style-name="Default">
      <style:map style:condition="cell-content()=1" style:apply-style-name="Error" style:base-cell-address="Sheet1.K62"/>
    </style:style>
    <style:style style:name="ce1152" style:family="table-cell" style:parent-style-name="Default">
      <style:map style:condition="cell-content()=1" style:apply-style-name="Error" style:base-cell-address="Sheet1.K63"/>
    </style:style>
    <style:style style:name="ce1153" style:family="table-cell" style:parent-style-name="Default">
      <style:map style:condition="cell-content()=1" style:apply-style-name="Error" style:base-cell-address="Sheet1.K64"/>
    </style:style>
    <style:style style:name="ce1154" style:family="table-cell" style:parent-style-name="Default">
      <style:map style:condition="cell-content()=1" style:apply-style-name="Error" style:base-cell-address="Sheet1.K65"/>
    </style:style>
    <style:style style:name="ce1155" style:family="table-cell" style:parent-style-name="Default">
      <style:map style:condition="cell-content()=1" style:apply-style-name="Error" style:base-cell-address="Sheet1.K66"/>
    </style:style>
    <style:style style:name="ce1156" style:family="table-cell" style:parent-style-name="Default">
      <style:map style:condition="cell-content()=1" style:apply-style-name="Error" style:base-cell-address="Sheet1.K67"/>
    </style:style>
    <style:style style:name="ce1157" style:family="table-cell" style:parent-style-name="Default">
      <style:map style:condition="cell-content()=1" style:apply-style-name="Error" style:base-cell-address="Sheet1.K68"/>
    </style:style>
    <style:style style:name="ce1158" style:family="table-cell" style:parent-style-name="Default">
      <style:map style:condition="cell-content()=1" style:apply-style-name="Error" style:base-cell-address="Sheet1.K69"/>
    </style:style>
    <style:style style:name="ce1159" style:family="table-cell" style:parent-style-name="Default">
      <style:map style:condition="cell-content()=1" style:apply-style-name="Error" style:base-cell-address="Sheet1.K70"/>
    </style:style>
    <style:style style:name="ce1160" style:family="table-cell" style:parent-style-name="Default">
      <style:map style:condition="cell-content()=1" style:apply-style-name="Error" style:base-cell-address="Sheet1.K71"/>
    </style:style>
    <style:style style:name="ce1161" style:family="table-cell" style:parent-style-name="Default">
      <style:map style:condition="cell-content()=1" style:apply-style-name="Error" style:base-cell-address="Sheet1.K72"/>
    </style:style>
    <style:style style:name="ce1162" style:family="table-cell" style:parent-style-name="Default">
      <style:map style:condition="cell-content()=1" style:apply-style-name="Error" style:base-cell-address="Sheet1.K73"/>
    </style:style>
    <style:style style:name="ce1163" style:family="table-cell" style:parent-style-name="Default">
      <style:map style:condition="cell-content()=1" style:apply-style-name="Error" style:base-cell-address="Sheet1.K74"/>
    </style:style>
    <style:style style:name="ce1164" style:family="table-cell" style:parent-style-name="Default">
      <style:map style:condition="cell-content()=1" style:apply-style-name="Error" style:base-cell-address="Sheet1.K75"/>
    </style:style>
    <style:style style:name="ce1165" style:family="table-cell" style:parent-style-name="Default">
      <style:map style:condition="cell-content()=1" style:apply-style-name="Error" style:base-cell-address="Sheet1.K76"/>
    </style:style>
    <style:style style:name="ce1166" style:family="table-cell" style:parent-style-name="Default">
      <style:map style:condition="cell-content()=1" style:apply-style-name="Error" style:base-cell-address="Sheet1.K77"/>
    </style:style>
    <style:style style:name="ce1167" style:family="table-cell" style:parent-style-name="Default">
      <style:map style:condition="cell-content()=1" style:apply-style-name="Error" style:base-cell-address="Sheet1.K78"/>
    </style:style>
    <style:style style:name="ce1168" style:family="table-cell" style:parent-style-name="Default">
      <style:map style:condition="cell-content()=1" style:apply-style-name="Error" style:base-cell-address="Sheet1.K79"/>
    </style:style>
    <style:style style:name="ce1169" style:family="table-cell" style:parent-style-name="Default">
      <style:map style:condition="cell-content()=1" style:apply-style-name="Error" style:base-cell-address="Sheet1.K80"/>
    </style:style>
    <style:style style:name="ce1170" style:family="table-cell" style:parent-style-name="Default">
      <style:map style:condition="cell-content()=1" style:apply-style-name="Error" style:base-cell-address="Sheet1.K81"/>
    </style:style>
    <style:style style:name="ce1171" style:family="table-cell" style:parent-style-name="Default">
      <style:map style:condition="cell-content()=1" style:apply-style-name="Error" style:base-cell-address="Sheet1.K82"/>
    </style:style>
    <style:style style:name="ce1172" style:family="table-cell" style:parent-style-name="Default">
      <style:map style:condition="cell-content()=1" style:apply-style-name="Error" style:base-cell-address="Sheet1.K83"/>
    </style:style>
    <style:style style:name="ce1173" style:family="table-cell" style:parent-style-name="Default">
      <style:map style:condition="cell-content()=1" style:apply-style-name="Error" style:base-cell-address="Sheet1.K84"/>
    </style:style>
    <style:style style:name="ce1174" style:family="table-cell" style:parent-style-name="Default">
      <style:map style:condition="cell-content()=1" style:apply-style-name="Error" style:base-cell-address="Sheet1.K85"/>
    </style:style>
    <style:style style:name="ce1175" style:family="table-cell" style:parent-style-name="Default">
      <style:map style:condition="cell-content()=1" style:apply-style-name="Error" style:base-cell-address="Sheet1.K86"/>
    </style:style>
    <style:style style:name="ce1176" style:family="table-cell" style:parent-style-name="Default">
      <style:map style:condition="cell-content()=1" style:apply-style-name="Error" style:base-cell-address="Sheet1.K87"/>
    </style:style>
    <style:style style:name="ce1177" style:family="table-cell" style:parent-style-name="Default">
      <style:map style:condition="cell-content()=1" style:apply-style-name="Error" style:base-cell-address="Sheet1.K88"/>
    </style:style>
    <style:style style:name="ce1178" style:family="table-cell" style:parent-style-name="Default">
      <style:map style:condition="cell-content()=1" style:apply-style-name="Error" style:base-cell-address="Sheet1.K89"/>
    </style:style>
    <style:style style:name="ce1179" style:family="table-cell" style:parent-style-name="Default">
      <style:map style:condition="cell-content()=1" style:apply-style-name="Error" style:base-cell-address="Sheet1.K90"/>
    </style:style>
    <style:style style:name="ce1180" style:family="table-cell" style:parent-style-name="Default">
      <style:map style:condition="cell-content()=1" style:apply-style-name="Error" style:base-cell-address="Sheet1.K91"/>
    </style:style>
    <style:style style:name="ce1181" style:family="table-cell" style:parent-style-name="Default">
      <style:map style:condition="cell-content()=1" style:apply-style-name="Error" style:base-cell-address="Sheet1.K92"/>
    </style:style>
    <style:style style:name="ce1182" style:family="table-cell" style:parent-style-name="Default">
      <style:map style:condition="cell-content()=1" style:apply-style-name="Error" style:base-cell-address="Sheet1.K93"/>
    </style:style>
    <style:style style:name="ce1183" style:family="table-cell" style:parent-style-name="Default">
      <style:map style:condition="cell-content()=1" style:apply-style-name="Error" style:base-cell-address="Sheet1.K94"/>
    </style:style>
    <style:style style:name="ce1184" style:family="table-cell" style:parent-style-name="Default">
      <style:map style:condition="cell-content()=1" style:apply-style-name="Error" style:base-cell-address="Sheet1.K95"/>
    </style:style>
    <style:style style:name="ce1185" style:family="table-cell" style:parent-style-name="Default">
      <style:map style:condition="cell-content()=1" style:apply-style-name="Error" style:base-cell-address="Sheet1.K96"/>
    </style:style>
    <style:style style:name="ce1186" style:family="table-cell" style:parent-style-name="Default">
      <style:map style:condition="cell-content()=1" style:apply-style-name="Error" style:base-cell-address="Sheet1.K97"/>
    </style:style>
    <style:style style:name="ce1187" style:family="table-cell" style:parent-style-name="Default">
      <style:map style:condition="cell-content()=1" style:apply-style-name="Error" style:base-cell-address="Sheet1.K98"/>
    </style:style>
    <style:style style:name="ce1188" style:family="table-cell" style:parent-style-name="Default">
      <style:map style:condition="cell-content()=1" style:apply-style-name="Error" style:base-cell-address="Sheet1.K99"/>
    </style:style>
    <style:style style:name="ce1189" style:family="table-cell" style:parent-style-name="Default">
      <style:map style:condition="cell-content()=1" style:apply-style-name="Error" style:base-cell-address="Sheet1.K100"/>
    </style:style>
    <style:style style:name="ce1190" style:family="table-cell" style:parent-style-name="Default">
      <style:map style:condition="cell-content()=1" style:apply-style-name="Error" style:base-cell-address="Sheet1.K101"/>
    </style:style>
    <style:style style:name="ce1191" style:family="table-cell" style:parent-style-name="Default">
      <style:map style:condition="cell-content()=1" style:apply-style-name="Error" style:base-cell-address="Sheet1.K102"/>
    </style:style>
    <style:style style:name="ce1192" style:family="table-cell" style:parent-style-name="Default">
      <style:map style:condition="cell-content()=1" style:apply-style-name="Error" style:base-cell-address="Sheet1.K103"/>
    </style:style>
    <style:style style:name="ce1193" style:family="table-cell" style:parent-style-name="Default">
      <style:map style:condition="cell-content()=1" style:apply-style-name="Error" style:base-cell-address="Sheet1.K104"/>
    </style:style>
    <style:style style:name="ce1194" style:family="table-cell" style:parent-style-name="Default">
      <style:map style:condition="cell-content()=1" style:apply-style-name="Error" style:base-cell-address="Sheet1.K105"/>
    </style:style>
    <style:style style:name="ce1195" style:family="table-cell" style:parent-style-name="Default">
      <style:map style:condition="cell-content()=1" style:apply-style-name="Error" style:base-cell-address="Sheet1.K106"/>
    </style:style>
    <style:style style:name="ce1196" style:family="table-cell" style:parent-style-name="Default">
      <style:map style:condition="cell-content()=1" style:apply-style-name="Error" style:base-cell-address="Sheet1.K107"/>
    </style:style>
    <style:style style:name="ce1197" style:family="table-cell" style:parent-style-name="Default">
      <style:map style:condition="cell-content()=1" style:apply-style-name="Error" style:base-cell-address="Sheet1.K108"/>
    </style:style>
    <style:style style:name="ce1198" style:family="table-cell" style:parent-style-name="Default">
      <style:map style:condition="cell-content()=1" style:apply-style-name="Error" style:base-cell-address="Sheet1.K109"/>
    </style:style>
    <style:style style:name="ce1199" style:family="table-cell" style:parent-style-name="Default">
      <style:map style:condition="cell-content()=1" style:apply-style-name="Error" style:base-cell-address="Sheet1.K110"/>
    </style:style>
    <style:style style:name="ce1200" style:family="table-cell" style:parent-style-name="Default">
      <style:map style:condition="cell-content()=1" style:apply-style-name="Error" style:base-cell-address="Sheet1.K111"/>
    </style:style>
    <style:style style:name="ce1201" style:family="table-cell" style:parent-style-name="Default">
      <style:map style:condition="cell-content()=1" style:apply-style-name="Error" style:base-cell-address="Sheet1.K112"/>
    </style:style>
    <style:style style:name="ce1202" style:family="table-cell" style:parent-style-name="Default">
      <style:map style:condition="cell-content()=1" style:apply-style-name="Error" style:base-cell-address="Sheet1.K113"/>
    </style:style>
    <style:style style:name="ce1203" style:family="table-cell" style:parent-style-name="Default">
      <style:map style:condition="cell-content()=1" style:apply-style-name="Error" style:base-cell-address="Sheet1.K114"/>
    </style:style>
    <style:style style:name="ce1204" style:family="table-cell" style:parent-style-name="Default">
      <style:map style:condition="cell-content()=1" style:apply-style-name="Error" style:base-cell-address="Sheet1.K115"/>
    </style:style>
    <style:style style:name="ce1205" style:family="table-cell" style:parent-style-name="Default">
      <style:map style:condition="cell-content()=1" style:apply-style-name="Error" style:base-cell-address="Sheet1.K116"/>
    </style:style>
    <style:style style:name="ce1206" style:family="table-cell" style:parent-style-name="Default">
      <style:map style:condition="cell-content()=1" style:apply-style-name="Error" style:base-cell-address="Sheet1.K117"/>
    </style:style>
    <style:style style:name="ce1207" style:family="table-cell" style:parent-style-name="Default">
      <style:map style:condition="cell-content()=1" style:apply-style-name="Error" style:base-cell-address="Sheet1.K118"/>
    </style:style>
    <style:style style:name="ce1208" style:family="table-cell" style:parent-style-name="Default">
      <style:map style:condition="cell-content()=1" style:apply-style-name="Error" style:base-cell-address="Sheet1.K119"/>
    </style:style>
    <style:style style:name="ce1209" style:family="table-cell" style:parent-style-name="Default">
      <style:map style:condition="cell-content()=1" style:apply-style-name="Error" style:base-cell-address="Sheet1.K120"/>
    </style:style>
    <style:style style:name="ce1210" style:family="table-cell" style:parent-style-name="Default">
      <style:map style:condition="cell-content()=1" style:apply-style-name="Error" style:base-cell-address="Sheet1.K121"/>
    </style:style>
    <style:style style:name="ce1211" style:family="table-cell" style:parent-style-name="Default">
      <style:map style:condition="cell-content()=1" style:apply-style-name="Error" style:base-cell-address="Sheet1.K122"/>
    </style:style>
    <style:style style:name="ce1212" style:family="table-cell" style:parent-style-name="Default">
      <style:map style:condition="cell-content()=1" style:apply-style-name="Error" style:base-cell-address="Sheet1.K123"/>
    </style:style>
    <style:style style:name="ce1213" style:family="table-cell" style:parent-style-name="Default">
      <style:map style:condition="cell-content()=1" style:apply-style-name="Error" style:base-cell-address="Sheet1.K124"/>
    </style:style>
    <style:style style:name="ce1214" style:family="table-cell" style:parent-style-name="Default">
      <style:map style:condition="cell-content()=1" style:apply-style-name="Error" style:base-cell-address="Sheet1.K125"/>
    </style:style>
    <style:style style:name="ce1215" style:family="table-cell" style:parent-style-name="Default">
      <style:map style:condition="cell-content()=1" style:apply-style-name="Error" style:base-cell-address="Sheet1.K126"/>
    </style:style>
    <style:style style:name="ce1216" style:family="table-cell" style:parent-style-name="Default">
      <style:map style:condition="cell-content()=1" style:apply-style-name="Error" style:base-cell-address="Sheet1.K127"/>
    </style:style>
    <style:style style:name="ce1217" style:family="table-cell" style:parent-style-name="Default">
      <style:map style:condition="cell-content()=1" style:apply-style-name="Error" style:base-cell-address="Sheet1.K128"/>
    </style:style>
    <style:style style:name="ce1218" style:family="table-cell" style:parent-style-name="Default">
      <style:map style:condition="cell-content()=1" style:apply-style-name="Error" style:base-cell-address="Sheet1.K129"/>
    </style:style>
    <style:style style:name="ce1219" style:family="table-cell" style:parent-style-name="Default">
      <style:map style:condition="cell-content()=1" style:apply-style-name="Error" style:base-cell-address="Sheet1.K130"/>
    </style:style>
    <style:style style:name="ce1220" style:family="table-cell" style:parent-style-name="Default">
      <style:map style:condition="cell-content()=1" style:apply-style-name="Error" style:base-cell-address="Sheet1.K131"/>
    </style:style>
    <style:style style:name="ce1221" style:family="table-cell" style:parent-style-name="Default">
      <style:map style:condition="cell-content()=1" style:apply-style-name="Error" style:base-cell-address="Sheet1.K132"/>
    </style:style>
    <style:style style:name="ce1222" style:family="table-cell" style:parent-style-name="Default">
      <style:map style:condition="cell-content()=1" style:apply-style-name="Error" style:base-cell-address="Sheet1.K133"/>
    </style:style>
    <style:style style:name="ce1223" style:family="table-cell" style:parent-style-name="Default">
      <style:map style:condition="cell-content()=1" style:apply-style-name="Error" style:base-cell-address="Sheet1.K134"/>
    </style:style>
    <style:style style:name="ce1224" style:family="table-cell" style:parent-style-name="Default">
      <style:map style:condition="cell-content()=1" style:apply-style-name="Error" style:base-cell-address="Sheet1.K135"/>
    </style:style>
    <style:style style:name="ce1225" style:family="table-cell" style:parent-style-name="Default">
      <style:map style:condition="cell-content()=1" style:apply-style-name="Error" style:base-cell-address="Sheet1.K136"/>
    </style:style>
    <style:style style:name="ce1226" style:family="table-cell" style:parent-style-name="Default">
      <style:map style:condition="cell-content()=1" style:apply-style-name="Error" style:base-cell-address="Sheet1.K137"/>
    </style:style>
    <style:style style:name="ce1227" style:family="table-cell" style:parent-style-name="Default">
      <style:map style:condition="cell-content()=1" style:apply-style-name="Error" style:base-cell-address="Sheet1.K138"/>
    </style:style>
    <style:style style:name="ce1228" style:family="table-cell" style:parent-style-name="Default">
      <style:map style:condition="cell-content()=1" style:apply-style-name="Error" style:base-cell-address="Sheet1.K139"/>
    </style:style>
    <style:style style:name="ce1229" style:family="table-cell" style:parent-style-name="Default">
      <style:map style:condition="cell-content()=1" style:apply-style-name="Error" style:base-cell-address="Sheet1.K140"/>
    </style:style>
    <style:style style:name="ce1230" style:family="table-cell" style:parent-style-name="Default">
      <style:map style:condition="cell-content()=1" style:apply-style-name="Error" style:base-cell-address="Sheet1.K141"/>
    </style:style>
    <style:style style:name="ce1231" style:family="table-cell" style:parent-style-name="Default">
      <style:map style:condition="cell-content()=1" style:apply-style-name="Error" style:base-cell-address="Sheet1.K142"/>
    </style:style>
    <style:style style:name="ce1232" style:family="table-cell" style:parent-style-name="Default">
      <style:map style:condition="cell-content()=1" style:apply-style-name="Error" style:base-cell-address="Sheet1.K143"/>
    </style:style>
    <style:style style:name="ce1233" style:family="table-cell" style:parent-style-name="Default">
      <style:map style:condition="cell-content()=1" style:apply-style-name="Error" style:base-cell-address="Sheet1.K144"/>
    </style:style>
    <style:style style:name="ce1234" style:family="table-cell" style:parent-style-name="Default">
      <style:map style:condition="cell-content()=1" style:apply-style-name="Error" style:base-cell-address="Sheet1.K145"/>
    </style:style>
    <style:style style:name="ce1235" style:family="table-cell" style:parent-style-name="Default">
      <style:map style:condition="cell-content()=1" style:apply-style-name="Error" style:base-cell-address="Sheet1.K146"/>
    </style:style>
    <style:style style:name="ce1236" style:family="table-cell" style:parent-style-name="Default">
      <style:map style:condition="cell-content()=1" style:apply-style-name="Error" style:base-cell-address="Sheet1.K147"/>
    </style:style>
    <style:style style:name="ce1237" style:family="table-cell" style:parent-style-name="Default">
      <style:map style:condition="cell-content()=1" style:apply-style-name="Error" style:base-cell-address="Sheet1.K148"/>
    </style:style>
    <style:style style:name="ce1238" style:family="table-cell" style:parent-style-name="Default">
      <style:map style:condition="cell-content()=1" style:apply-style-name="Error" style:base-cell-address="Sheet1.K149"/>
    </style:style>
    <style:style style:name="ce1239" style:family="table-cell" style:parent-style-name="Default">
      <style:map style:condition="cell-content()=1" style:apply-style-name="Error" style:base-cell-address="Sheet1.K150"/>
    </style:style>
    <style:style style:name="ce1240" style:family="table-cell" style:parent-style-name="Default">
      <style:map style:condition="cell-content()=1" style:apply-style-name="Error" style:base-cell-address="Sheet1.K151"/>
    </style:style>
    <style:style style:name="ce1241" style:family="table-cell" style:parent-style-name="Default">
      <style:map style:condition="cell-content()=1" style:apply-style-name="Error" style:base-cell-address="Sheet1.K152"/>
    </style:style>
    <style:style style:name="ce1242" style:family="table-cell" style:parent-style-name="Default">
      <style:map style:condition="cell-content()=1" style:apply-style-name="Error" style:base-cell-address="Sheet1.K153"/>
    </style:style>
    <style:style style:name="ce1243" style:family="table-cell" style:parent-style-name="Default">
      <style:map style:condition="cell-content()=1" style:apply-style-name="Error" style:base-cell-address="Sheet1.K154"/>
    </style:style>
    <style:style style:name="ce1244" style:family="table-cell" style:parent-style-name="Default">
      <style:map style:condition="cell-content()=1" style:apply-style-name="Error" style:base-cell-address="Sheet1.K155"/>
    </style:style>
    <style:style style:name="ce1245" style:family="table-cell" style:parent-style-name="Default">
      <style:map style:condition="cell-content()=1" style:apply-style-name="Error" style:base-cell-address="Sheet1.K156"/>
    </style:style>
    <style:style style:name="ce1246" style:family="table-cell" style:parent-style-name="Default">
      <style:map style:condition="cell-content()=1" style:apply-style-name="Error" style:base-cell-address="Sheet1.K157"/>
    </style:style>
    <style:style style:name="ce1247" style:family="table-cell" style:parent-style-name="Default">
      <style:map style:condition="cell-content()=1" style:apply-style-name="Error" style:base-cell-address="Sheet1.K158"/>
    </style:style>
    <style:style style:name="ce1248" style:family="table-cell" style:parent-style-name="Default">
      <style:map style:condition="cell-content()=1" style:apply-style-name="Error" style:base-cell-address="Sheet1.K159"/>
    </style:style>
    <style:style style:name="ce1249" style:family="table-cell" style:parent-style-name="Default">
      <style:map style:condition="cell-content()=1" style:apply-style-name="Error" style:base-cell-address="Sheet1.K160"/>
    </style:style>
    <style:style style:name="ce1250" style:family="table-cell" style:parent-style-name="Default">
      <style:map style:condition="cell-content()=1" style:apply-style-name="Error" style:base-cell-address="Sheet1.K161"/>
    </style:style>
    <style:style style:name="ce1251" style:family="table-cell" style:parent-style-name="Default">
      <style:map style:condition="cell-content()=1" style:apply-style-name="Error" style:base-cell-address="Sheet1.K162"/>
    </style:style>
    <style:style style:name="ce1252" style:family="table-cell" style:parent-style-name="Default">
      <style:map style:condition="cell-content()=1" style:apply-style-name="Error" style:base-cell-address="Sheet1.K163"/>
    </style:style>
    <style:style style:name="ce1253" style:family="table-cell" style:parent-style-name="Default">
      <style:map style:condition="cell-content()=1" style:apply-style-name="Error" style:base-cell-address="Sheet1.K164"/>
    </style:style>
    <style:style style:name="ce1254" style:family="table-cell" style:parent-style-name="Default">
      <style:map style:condition="cell-content()=1" style:apply-style-name="Error" style:base-cell-address="Sheet1.K165"/>
    </style:style>
    <style:style style:name="ce1255" style:family="table-cell" style:parent-style-name="Default">
      <style:map style:condition="cell-content()=1" style:apply-style-name="Error" style:base-cell-address="Sheet1.K166"/>
    </style:style>
    <style:style style:name="ce1256" style:family="table-cell" style:parent-style-name="Default">
      <style:map style:condition="cell-content()=1" style:apply-style-name="Error" style:base-cell-address="Sheet1.K167"/>
    </style:style>
    <style:style style:name="ce1257" style:family="table-cell" style:parent-style-name="Default">
      <style:map style:condition="cell-content()=1" style:apply-style-name="Error" style:base-cell-address="Sheet1.K168"/>
    </style:style>
    <style:style style:name="ce1258" style:family="table-cell" style:parent-style-name="Default">
      <style:map style:condition="cell-content()=1" style:apply-style-name="Error" style:base-cell-address="Sheet1.K169"/>
    </style:style>
    <style:style style:name="ce1259" style:family="table-cell" style:parent-style-name="Default">
      <style:map style:condition="cell-content()=1" style:apply-style-name="Error" style:base-cell-address="Sheet1.K170"/>
    </style:style>
    <style:style style:name="ce1260" style:family="table-cell" style:parent-style-name="Default">
      <style:map style:condition="cell-content()=1" style:apply-style-name="Error" style:base-cell-address="Sheet1.K171"/>
    </style:style>
    <style:style style:name="ce1261" style:family="table-cell" style:parent-style-name="Default">
      <style:map style:condition="cell-content()=1" style:apply-style-name="Error" style:base-cell-address="Sheet1.K172"/>
    </style:style>
    <style:style style:name="ce1262" style:family="table-cell" style:parent-style-name="Default">
      <style:map style:condition="cell-content()=1" style:apply-style-name="Error" style:base-cell-address="Sheet1.K173"/>
    </style:style>
    <style:style style:name="ce1263" style:family="table-cell" style:parent-style-name="Default">
      <style:map style:condition="cell-content()=1" style:apply-style-name="Error" style:base-cell-address="Sheet1.K174"/>
    </style:style>
    <style:style style:name="ce1264" style:family="table-cell" style:parent-style-name="Default">
      <style:map style:condition="cell-content()=1" style:apply-style-name="Error" style:base-cell-address="Sheet1.K175"/>
    </style:style>
    <style:style style:name="ce1265" style:family="table-cell" style:parent-style-name="Default">
      <style:map style:condition="cell-content()=1" style:apply-style-name="Error" style:base-cell-address="Sheet1.K176"/>
    </style:style>
    <style:style style:name="ce1266" style:family="table-cell" style:parent-style-name="Default">
      <style:map style:condition="cell-content()=1" style:apply-style-name="Error" style:base-cell-address="Sheet1.K177"/>
    </style:style>
    <style:style style:name="ce1267" style:family="table-cell" style:parent-style-name="Default">
      <style:map style:condition="cell-content()=1" style:apply-style-name="Error" style:base-cell-address="Sheet1.K178"/>
    </style:style>
    <style:style style:name="ce1268" style:family="table-cell" style:parent-style-name="Default">
      <style:map style:condition="cell-content()=1" style:apply-style-name="Error" style:base-cell-address="Sheet1.K179"/>
    </style:style>
    <style:style style:name="ce1269" style:family="table-cell" style:parent-style-name="Default">
      <style:map style:condition="cell-content()=1" style:apply-style-name="Error" style:base-cell-address="Sheet1.K180"/>
    </style:style>
    <style:style style:name="ce1270" style:family="table-cell" style:parent-style-name="Default">
      <style:map style:condition="cell-content()=1" style:apply-style-name="Error" style:base-cell-address="Sheet1.K181"/>
    </style:style>
    <style:style style:name="ce1271" style:family="table-cell" style:parent-style-name="Default">
      <style:map style:condition="cell-content()=1" style:apply-style-name="Error" style:base-cell-address="Sheet1.K182"/>
    </style:style>
    <style:style style:name="ce1272" style:family="table-cell" style:parent-style-name="Default">
      <style:map style:condition="cell-content()=1" style:apply-style-name="Error" style:base-cell-address="Sheet1.K183"/>
    </style:style>
    <style:style style:name="ce1273" style:family="table-cell" style:parent-style-name="Default">
      <style:map style:condition="cell-content()=1" style:apply-style-name="Error" style:base-cell-address="Sheet1.K184"/>
    </style:style>
    <style:style style:name="ce1274" style:family="table-cell" style:parent-style-name="Default">
      <style:map style:condition="cell-content()=1" style:apply-style-name="Error" style:base-cell-address="Sheet1.K185"/>
    </style:style>
    <style:style style:name="ce1275" style:family="table-cell" style:parent-style-name="Default">
      <style:map style:condition="cell-content()=1" style:apply-style-name="Error" style:base-cell-address="Sheet1.K186"/>
    </style:style>
    <style:style style:name="ce1276" style:family="table-cell" style:parent-style-name="Default">
      <style:map style:condition="cell-content()=1" style:apply-style-name="Error" style:base-cell-address="Sheet1.K187"/>
    </style:style>
    <style:style style:name="ce1277" style:family="table-cell" style:parent-style-name="Default">
      <style:map style:condition="cell-content()=1" style:apply-style-name="Error" style:base-cell-address="Sheet1.K188"/>
    </style:style>
    <style:style style:name="ce1278" style:family="table-cell" style:parent-style-name="Default">
      <style:map style:condition="cell-content()=1" style:apply-style-name="Error" style:base-cell-address="Sheet1.L7"/>
    </style:style>
    <style:style style:name="ce1279" style:family="table-cell" style:parent-style-name="Default">
      <style:map style:condition="cell-content()=1" style:apply-style-name="Error" style:base-cell-address="Sheet1.L8"/>
    </style:style>
    <style:style style:name="ce1280" style:family="table-cell" style:parent-style-name="Default">
      <style:map style:condition="cell-content()=1" style:apply-style-name="Error" style:base-cell-address="Sheet1.L9"/>
    </style:style>
    <style:style style:name="ce1281" style:family="table-cell" style:parent-style-name="Default">
      <style:map style:condition="cell-content()=1" style:apply-style-name="Error" style:base-cell-address="Sheet1.L10"/>
    </style:style>
    <style:style style:name="ce1282" style:family="table-cell" style:parent-style-name="Default">
      <style:map style:condition="cell-content()=1" style:apply-style-name="Error" style:base-cell-address="Sheet1.L11"/>
    </style:style>
    <style:style style:name="ce1283" style:family="table-cell" style:parent-style-name="Default">
      <style:map style:condition="cell-content()=1" style:apply-style-name="Error" style:base-cell-address="Sheet1.L12"/>
    </style:style>
    <style:style style:name="ce1284" style:family="table-cell" style:parent-style-name="Default">
      <style:map style:condition="cell-content()=1" style:apply-style-name="Error" style:base-cell-address="Sheet1.L13"/>
    </style:style>
    <style:style style:name="ce1285" style:family="table-cell" style:parent-style-name="Default">
      <style:map style:condition="cell-content()=1" style:apply-style-name="Error" style:base-cell-address="Sheet1.L14"/>
    </style:style>
    <style:style style:name="ce1286" style:family="table-cell" style:parent-style-name="Default">
      <style:map style:condition="cell-content()=1" style:apply-style-name="Error" style:base-cell-address="Sheet1.L15"/>
    </style:style>
    <style:style style:name="ce1287" style:family="table-cell" style:parent-style-name="Default">
      <style:map style:condition="cell-content()=1" style:apply-style-name="Error" style:base-cell-address="Sheet1.L16"/>
    </style:style>
    <style:style style:name="ce1288" style:family="table-cell" style:parent-style-name="Default">
      <style:map style:condition="cell-content()=1" style:apply-style-name="Error" style:base-cell-address="Sheet1.L17"/>
    </style:style>
    <style:style style:name="ce1289" style:family="table-cell" style:parent-style-name="Default">
      <style:map style:condition="cell-content()=1" style:apply-style-name="Error" style:base-cell-address="Sheet1.L18"/>
    </style:style>
    <style:style style:name="ce1290" style:family="table-cell" style:parent-style-name="Default">
      <style:map style:condition="cell-content()=1" style:apply-style-name="Error" style:base-cell-address="Sheet1.L19"/>
    </style:style>
    <style:style style:name="ce1291" style:family="table-cell" style:parent-style-name="Default">
      <style:map style:condition="cell-content()=1" style:apply-style-name="Error" style:base-cell-address="Sheet1.L20"/>
    </style:style>
    <style:style style:name="ce1292" style:family="table-cell" style:parent-style-name="Default">
      <style:map style:condition="cell-content()=1" style:apply-style-name="Error" style:base-cell-address="Sheet1.L21"/>
    </style:style>
    <style:style style:name="ce1293" style:family="table-cell" style:parent-style-name="Default">
      <style:map style:condition="cell-content()=1" style:apply-style-name="Error" style:base-cell-address="Sheet1.L22"/>
    </style:style>
    <style:style style:name="ce1294" style:family="table-cell" style:parent-style-name="Default">
      <style:map style:condition="cell-content()=1" style:apply-style-name="Error" style:base-cell-address="Sheet1.L23"/>
    </style:style>
    <style:style style:name="ce1295" style:family="table-cell" style:parent-style-name="Default">
      <style:map style:condition="cell-content()=1" style:apply-style-name="Error" style:base-cell-address="Sheet1.L24"/>
    </style:style>
    <style:style style:name="ce1296" style:family="table-cell" style:parent-style-name="Default">
      <style:map style:condition="cell-content()=1" style:apply-style-name="Error" style:base-cell-address="Sheet1.L25"/>
    </style:style>
    <style:style style:name="ce1297" style:family="table-cell" style:parent-style-name="Default">
      <style:map style:condition="cell-content()=1" style:apply-style-name="Error" style:base-cell-address="Sheet1.L26"/>
    </style:style>
    <style:style style:name="ce1298" style:family="table-cell" style:parent-style-name="Default">
      <style:map style:condition="cell-content()=1" style:apply-style-name="Error" style:base-cell-address="Sheet1.L27"/>
    </style:style>
    <style:style style:name="ce1299" style:family="table-cell" style:parent-style-name="Default">
      <style:map style:condition="cell-content()=1" style:apply-style-name="Error" style:base-cell-address="Sheet1.L28"/>
    </style:style>
    <style:style style:name="ce1300" style:family="table-cell" style:parent-style-name="Default">
      <style:map style:condition="cell-content()=1" style:apply-style-name="Error" style:base-cell-address="Sheet1.L29"/>
    </style:style>
    <style:style style:name="ce1301" style:family="table-cell" style:parent-style-name="Default">
      <style:map style:condition="cell-content()=1" style:apply-style-name="Error" style:base-cell-address="Sheet1.L30"/>
    </style:style>
    <style:style style:name="ce1302" style:family="table-cell" style:parent-style-name="Default">
      <style:map style:condition="cell-content()=1" style:apply-style-name="Error" style:base-cell-address="Sheet1.L31"/>
    </style:style>
    <style:style style:name="ce1303" style:family="table-cell" style:parent-style-name="Default">
      <style:map style:condition="cell-content()=1" style:apply-style-name="Error" style:base-cell-address="Sheet1.L32"/>
    </style:style>
    <style:style style:name="ce1304" style:family="table-cell" style:parent-style-name="Default">
      <style:map style:condition="cell-content()=1" style:apply-style-name="Error" style:base-cell-address="Sheet1.L33"/>
    </style:style>
    <style:style style:name="ce1305" style:family="table-cell" style:parent-style-name="Default">
      <style:map style:condition="cell-content()=1" style:apply-style-name="Error" style:base-cell-address="Sheet1.L34"/>
    </style:style>
    <style:style style:name="ce1306" style:family="table-cell" style:parent-style-name="Default">
      <style:map style:condition="cell-content()=1" style:apply-style-name="Error" style:base-cell-address="Sheet1.L35"/>
    </style:style>
    <style:style style:name="ce1307" style:family="table-cell" style:parent-style-name="Default">
      <style:map style:condition="cell-content()=1" style:apply-style-name="Error" style:base-cell-address="Sheet1.L36"/>
    </style:style>
    <style:style style:name="ce1308" style:family="table-cell" style:parent-style-name="Default">
      <style:map style:condition="cell-content()=1" style:apply-style-name="Error" style:base-cell-address="Sheet1.L37"/>
    </style:style>
    <style:style style:name="ce1309" style:family="table-cell" style:parent-style-name="Default">
      <style:map style:condition="cell-content()=1" style:apply-style-name="Error" style:base-cell-address="Sheet1.L38"/>
    </style:style>
    <style:style style:name="ce1310" style:family="table-cell" style:parent-style-name="Default">
      <style:map style:condition="cell-content()=1" style:apply-style-name="Error" style:base-cell-address="Sheet1.L39"/>
    </style:style>
    <style:style style:name="ce1311" style:family="table-cell" style:parent-style-name="Default">
      <style:map style:condition="cell-content()=1" style:apply-style-name="Error" style:base-cell-address="Sheet1.L40"/>
    </style:style>
    <style:style style:name="ce1312" style:family="table-cell" style:parent-style-name="Default">
      <style:map style:condition="cell-content()=1" style:apply-style-name="Error" style:base-cell-address="Sheet1.L41"/>
    </style:style>
    <style:style style:name="ce1313" style:family="table-cell" style:parent-style-name="Default">
      <style:map style:condition="cell-content()=1" style:apply-style-name="Error" style:base-cell-address="Sheet1.L42"/>
    </style:style>
    <style:style style:name="ce1314" style:family="table-cell" style:parent-style-name="Default">
      <style:map style:condition="cell-content()=1" style:apply-style-name="Error" style:base-cell-address="Sheet1.L43"/>
    </style:style>
    <style:style style:name="ce1315" style:family="table-cell" style:parent-style-name="Default">
      <style:map style:condition="cell-content()=1" style:apply-style-name="Error" style:base-cell-address="Sheet1.L44"/>
    </style:style>
    <style:style style:name="ce1316" style:family="table-cell" style:parent-style-name="Default">
      <style:map style:condition="cell-content()=1" style:apply-style-name="Error" style:base-cell-address="Sheet1.L45"/>
    </style:style>
    <style:style style:name="ce1317" style:family="table-cell" style:parent-style-name="Default">
      <style:map style:condition="cell-content()=1" style:apply-style-name="Error" style:base-cell-address="Sheet1.L46"/>
    </style:style>
    <style:style style:name="ce1318" style:family="table-cell" style:parent-style-name="Default">
      <style:map style:condition="cell-content()=1" style:apply-style-name="Error" style:base-cell-address="Sheet1.L47"/>
    </style:style>
    <style:style style:name="ce1319" style:family="table-cell" style:parent-style-name="Default">
      <style:map style:condition="cell-content()=1" style:apply-style-name="Error" style:base-cell-address="Sheet1.L48"/>
    </style:style>
    <style:style style:name="ce1320" style:family="table-cell" style:parent-style-name="Default">
      <style:map style:condition="cell-content()=1" style:apply-style-name="Error" style:base-cell-address="Sheet1.L49"/>
    </style:style>
    <style:style style:name="ce1321" style:family="table-cell" style:parent-style-name="Default">
      <style:map style:condition="cell-content()=1" style:apply-style-name="Error" style:base-cell-address="Sheet1.L50"/>
    </style:style>
    <style:style style:name="ce1322" style:family="table-cell" style:parent-style-name="Default">
      <style:map style:condition="cell-content()=1" style:apply-style-name="Error" style:base-cell-address="Sheet1.L51"/>
    </style:style>
    <style:style style:name="ce1323" style:family="table-cell" style:parent-style-name="Default">
      <style:map style:condition="cell-content()=1" style:apply-style-name="Error" style:base-cell-address="Sheet1.L52"/>
    </style:style>
    <style:style style:name="ce1324" style:family="table-cell" style:parent-style-name="Default">
      <style:map style:condition="cell-content()=1" style:apply-style-name="Error" style:base-cell-address="Sheet1.L53"/>
    </style:style>
    <style:style style:name="ce1325" style:family="table-cell" style:parent-style-name="Default">
      <style:map style:condition="cell-content()=1" style:apply-style-name="Error" style:base-cell-address="Sheet1.L54"/>
    </style:style>
    <style:style style:name="ce1326" style:family="table-cell" style:parent-style-name="Default">
      <style:map style:condition="cell-content()=1" style:apply-style-name="Error" style:base-cell-address="Sheet1.L55"/>
    </style:style>
    <style:style style:name="ce1327" style:family="table-cell" style:parent-style-name="Default">
      <style:map style:condition="cell-content()=1" style:apply-style-name="Error" style:base-cell-address="Sheet1.L56"/>
    </style:style>
    <style:style style:name="ce1328" style:family="table-cell" style:parent-style-name="Default">
      <style:map style:condition="cell-content()=1" style:apply-style-name="Error" style:base-cell-address="Sheet1.L57"/>
    </style:style>
    <style:style style:name="ce1329" style:family="table-cell" style:parent-style-name="Default">
      <style:map style:condition="cell-content()=1" style:apply-style-name="Error" style:base-cell-address="Sheet1.L58"/>
    </style:style>
    <style:style style:name="ce1330" style:family="table-cell" style:parent-style-name="Default">
      <style:map style:condition="cell-content()=1" style:apply-style-name="Error" style:base-cell-address="Sheet1.L59"/>
    </style:style>
    <style:style style:name="ce1331" style:family="table-cell" style:parent-style-name="Default">
      <style:map style:condition="cell-content()=1" style:apply-style-name="Error" style:base-cell-address="Sheet1.L60"/>
    </style:style>
    <style:style style:name="ce1332" style:family="table-cell" style:parent-style-name="Default">
      <style:map style:condition="cell-content()=1" style:apply-style-name="Error" style:base-cell-address="Sheet1.L61"/>
    </style:style>
    <style:style style:name="ce1333" style:family="table-cell" style:parent-style-name="Default">
      <style:map style:condition="cell-content()=1" style:apply-style-name="Error" style:base-cell-address="Sheet1.L62"/>
    </style:style>
    <style:style style:name="ce1334" style:family="table-cell" style:parent-style-name="Default">
      <style:map style:condition="cell-content()=1" style:apply-style-name="Error" style:base-cell-address="Sheet1.L63"/>
    </style:style>
    <style:style style:name="ce1335" style:family="table-cell" style:parent-style-name="Default">
      <style:map style:condition="cell-content()=1" style:apply-style-name="Error" style:base-cell-address="Sheet1.L64"/>
    </style:style>
    <style:style style:name="ce1336" style:family="table-cell" style:parent-style-name="Default">
      <style:map style:condition="cell-content()=1" style:apply-style-name="Error" style:base-cell-address="Sheet1.L65"/>
    </style:style>
    <style:style style:name="ce1337" style:family="table-cell" style:parent-style-name="Default">
      <style:map style:condition="cell-content()=1" style:apply-style-name="Error" style:base-cell-address="Sheet1.L66"/>
    </style:style>
    <style:style style:name="ce1338" style:family="table-cell" style:parent-style-name="Default">
      <style:map style:condition="cell-content()=1" style:apply-style-name="Error" style:base-cell-address="Sheet1.L67"/>
    </style:style>
    <style:style style:name="ce1339" style:family="table-cell" style:parent-style-name="Default">
      <style:map style:condition="cell-content()=1" style:apply-style-name="Error" style:base-cell-address="Sheet1.L68"/>
    </style:style>
    <style:style style:name="ce1340" style:family="table-cell" style:parent-style-name="Default">
      <style:map style:condition="cell-content()=1" style:apply-style-name="Error" style:base-cell-address="Sheet1.L69"/>
    </style:style>
    <style:style style:name="ce1341" style:family="table-cell" style:parent-style-name="Default">
      <style:map style:condition="cell-content()=1" style:apply-style-name="Error" style:base-cell-address="Sheet1.L70"/>
    </style:style>
    <style:style style:name="ce1342" style:family="table-cell" style:parent-style-name="Default">
      <style:map style:condition="cell-content()=1" style:apply-style-name="Error" style:base-cell-address="Sheet1.L71"/>
    </style:style>
    <style:style style:name="ce1343" style:family="table-cell" style:parent-style-name="Default">
      <style:map style:condition="cell-content()=1" style:apply-style-name="Error" style:base-cell-address="Sheet1.L72"/>
    </style:style>
    <style:style style:name="ce1344" style:family="table-cell" style:parent-style-name="Default">
      <style:map style:condition="cell-content()=1" style:apply-style-name="Error" style:base-cell-address="Sheet1.L73"/>
    </style:style>
    <style:style style:name="ce1345" style:family="table-cell" style:parent-style-name="Default">
      <style:map style:condition="cell-content()=1" style:apply-style-name="Error" style:base-cell-address="Sheet1.L74"/>
    </style:style>
    <style:style style:name="ce1346" style:family="table-cell" style:parent-style-name="Default">
      <style:map style:condition="cell-content()=1" style:apply-style-name="Error" style:base-cell-address="Sheet1.L75"/>
    </style:style>
    <style:style style:name="ce1347" style:family="table-cell" style:parent-style-name="Default">
      <style:map style:condition="cell-content()=1" style:apply-style-name="Error" style:base-cell-address="Sheet1.L76"/>
    </style:style>
    <style:style style:name="ce1348" style:family="table-cell" style:parent-style-name="Default">
      <style:map style:condition="cell-content()=1" style:apply-style-name="Error" style:base-cell-address="Sheet1.L77"/>
    </style:style>
    <style:style style:name="ce1349" style:family="table-cell" style:parent-style-name="Default">
      <style:map style:condition="cell-content()=1" style:apply-style-name="Error" style:base-cell-address="Sheet1.L78"/>
    </style:style>
    <style:style style:name="ce1350" style:family="table-cell" style:parent-style-name="Default">
      <style:map style:condition="cell-content()=1" style:apply-style-name="Error" style:base-cell-address="Sheet1.L79"/>
    </style:style>
    <style:style style:name="ce1351" style:family="table-cell" style:parent-style-name="Default">
      <style:map style:condition="cell-content()=1" style:apply-style-name="Error" style:base-cell-address="Sheet1.L80"/>
    </style:style>
    <style:style style:name="ce1352" style:family="table-cell" style:parent-style-name="Default">
      <style:map style:condition="cell-content()=1" style:apply-style-name="Error" style:base-cell-address="Sheet1.L81"/>
    </style:style>
    <style:style style:name="ce1353" style:family="table-cell" style:parent-style-name="Default">
      <style:map style:condition="cell-content()=1" style:apply-style-name="Error" style:base-cell-address="Sheet1.L82"/>
    </style:style>
    <style:style style:name="ce1354" style:family="table-cell" style:parent-style-name="Default">
      <style:map style:condition="cell-content()=1" style:apply-style-name="Error" style:base-cell-address="Sheet1.L83"/>
    </style:style>
    <style:style style:name="ce1355" style:family="table-cell" style:parent-style-name="Default">
      <style:map style:condition="cell-content()=1" style:apply-style-name="Error" style:base-cell-address="Sheet1.L84"/>
    </style:style>
    <style:style style:name="ce1356" style:family="table-cell" style:parent-style-name="Default">
      <style:map style:condition="cell-content()=1" style:apply-style-name="Error" style:base-cell-address="Sheet1.L85"/>
    </style:style>
    <style:style style:name="ce1357" style:family="table-cell" style:parent-style-name="Default">
      <style:map style:condition="cell-content()=1" style:apply-style-name="Error" style:base-cell-address="Sheet1.L86"/>
    </style:style>
    <style:style style:name="ce1358" style:family="table-cell" style:parent-style-name="Default">
      <style:map style:condition="cell-content()=1" style:apply-style-name="Error" style:base-cell-address="Sheet1.L87"/>
    </style:style>
    <style:style style:name="ce1359" style:family="table-cell" style:parent-style-name="Default">
      <style:map style:condition="cell-content()=1" style:apply-style-name="Error" style:base-cell-address="Sheet1.L88"/>
    </style:style>
    <style:style style:name="ce1360" style:family="table-cell" style:parent-style-name="Default">
      <style:map style:condition="cell-content()=1" style:apply-style-name="Error" style:base-cell-address="Sheet1.L89"/>
    </style:style>
    <style:style style:name="ce1361" style:family="table-cell" style:parent-style-name="Default">
      <style:map style:condition="cell-content()=1" style:apply-style-name="Error" style:base-cell-address="Sheet1.L90"/>
    </style:style>
    <style:style style:name="ce1362" style:family="table-cell" style:parent-style-name="Default">
      <style:map style:condition="cell-content()=1" style:apply-style-name="Error" style:base-cell-address="Sheet1.L91"/>
    </style:style>
    <style:style style:name="ce1363" style:family="table-cell" style:parent-style-name="Default">
      <style:map style:condition="cell-content()=1" style:apply-style-name="Error" style:base-cell-address="Sheet1.L92"/>
    </style:style>
    <style:style style:name="ce1364" style:family="table-cell" style:parent-style-name="Default">
      <style:map style:condition="cell-content()=1" style:apply-style-name="Error" style:base-cell-address="Sheet1.L93"/>
    </style:style>
    <style:style style:name="ce1365" style:family="table-cell" style:parent-style-name="Default">
      <style:map style:condition="cell-content()=1" style:apply-style-name="Error" style:base-cell-address="Sheet1.L94"/>
    </style:style>
    <style:style style:name="ce1366" style:family="table-cell" style:parent-style-name="Default">
      <style:map style:condition="cell-content()=1" style:apply-style-name="Error" style:base-cell-address="Sheet1.L95"/>
    </style:style>
    <style:style style:name="ce1367" style:family="table-cell" style:parent-style-name="Default">
      <style:map style:condition="cell-content()=1" style:apply-style-name="Error" style:base-cell-address="Sheet1.L96"/>
    </style:style>
    <style:style style:name="ce1368" style:family="table-cell" style:parent-style-name="Default">
      <style:map style:condition="cell-content()=1" style:apply-style-name="Error" style:base-cell-address="Sheet1.L97"/>
    </style:style>
    <style:style style:name="ce1369" style:family="table-cell" style:parent-style-name="Default">
      <style:map style:condition="cell-content()=1" style:apply-style-name="Error" style:base-cell-address="Sheet1.L98"/>
    </style:style>
    <style:style style:name="ce1370" style:family="table-cell" style:parent-style-name="Default">
      <style:map style:condition="cell-content()=1" style:apply-style-name="Error" style:base-cell-address="Sheet1.L99"/>
    </style:style>
    <style:style style:name="ce1371" style:family="table-cell" style:parent-style-name="Default">
      <style:map style:condition="cell-content()=1" style:apply-style-name="Error" style:base-cell-address="Sheet1.L100"/>
    </style:style>
    <style:style style:name="ce1372" style:family="table-cell" style:parent-style-name="Default">
      <style:map style:condition="cell-content()=1" style:apply-style-name="Error" style:base-cell-address="Sheet1.L101"/>
    </style:style>
    <style:style style:name="ce1373" style:family="table-cell" style:parent-style-name="Default">
      <style:map style:condition="cell-content()=1" style:apply-style-name="Error" style:base-cell-address="Sheet1.L102"/>
    </style:style>
    <style:style style:name="ce1374" style:family="table-cell" style:parent-style-name="Default">
      <style:map style:condition="cell-content()=1" style:apply-style-name="Error" style:base-cell-address="Sheet1.L103"/>
    </style:style>
    <style:style style:name="ce1375" style:family="table-cell" style:parent-style-name="Default">
      <style:map style:condition="cell-content()=1" style:apply-style-name="Error" style:base-cell-address="Sheet1.L104"/>
    </style:style>
    <style:style style:name="ce1376" style:family="table-cell" style:parent-style-name="Default">
      <style:map style:condition="cell-content()=1" style:apply-style-name="Error" style:base-cell-address="Sheet1.L105"/>
    </style:style>
    <style:style style:name="ce1377" style:family="table-cell" style:parent-style-name="Default">
      <style:map style:condition="cell-content()=1" style:apply-style-name="Error" style:base-cell-address="Sheet1.L106"/>
    </style:style>
    <style:style style:name="ce1378" style:family="table-cell" style:parent-style-name="Default">
      <style:map style:condition="cell-content()=1" style:apply-style-name="Error" style:base-cell-address="Sheet1.L107"/>
    </style:style>
    <style:style style:name="ce1379" style:family="table-cell" style:parent-style-name="Default">
      <style:map style:condition="cell-content()=1" style:apply-style-name="Error" style:base-cell-address="Sheet1.L108"/>
    </style:style>
    <style:style style:name="ce1380" style:family="table-cell" style:parent-style-name="Default">
      <style:map style:condition="cell-content()=1" style:apply-style-name="Error" style:base-cell-address="Sheet1.L109"/>
    </style:style>
    <style:style style:name="ce1381" style:family="table-cell" style:parent-style-name="Default">
      <style:map style:condition="cell-content()=1" style:apply-style-name="Error" style:base-cell-address="Sheet1.L110"/>
    </style:style>
    <style:style style:name="ce1382" style:family="table-cell" style:parent-style-name="Default">
      <style:map style:condition="cell-content()=1" style:apply-style-name="Error" style:base-cell-address="Sheet1.L111"/>
    </style:style>
    <style:style style:name="ce1383" style:family="table-cell" style:parent-style-name="Default">
      <style:map style:condition="cell-content()=1" style:apply-style-name="Error" style:base-cell-address="Sheet1.L112"/>
    </style:style>
    <style:style style:name="ce1384" style:family="table-cell" style:parent-style-name="Default">
      <style:map style:condition="cell-content()=1" style:apply-style-name="Error" style:base-cell-address="Sheet1.L113"/>
    </style:style>
    <style:style style:name="ce1385" style:family="table-cell" style:parent-style-name="Default">
      <style:map style:condition="cell-content()=1" style:apply-style-name="Error" style:base-cell-address="Sheet1.L114"/>
    </style:style>
    <style:style style:name="ce1386" style:family="table-cell" style:parent-style-name="Default">
      <style:map style:condition="cell-content()=1" style:apply-style-name="Error" style:base-cell-address="Sheet1.L115"/>
    </style:style>
    <style:style style:name="ce1387" style:family="table-cell" style:parent-style-name="Default">
      <style:map style:condition="cell-content()=1" style:apply-style-name="Error" style:base-cell-address="Sheet1.L116"/>
    </style:style>
    <style:style style:name="ce1388" style:family="table-cell" style:parent-style-name="Default">
      <style:map style:condition="cell-content()=1" style:apply-style-name="Error" style:base-cell-address="Sheet1.L117"/>
    </style:style>
    <style:style style:name="ce1389" style:family="table-cell" style:parent-style-name="Default">
      <style:map style:condition="cell-content()=1" style:apply-style-name="Error" style:base-cell-address="Sheet1.L118"/>
    </style:style>
    <style:style style:name="ce1390" style:family="table-cell" style:parent-style-name="Default">
      <style:map style:condition="cell-content()=1" style:apply-style-name="Error" style:base-cell-address="Sheet1.L119"/>
    </style:style>
    <style:style style:name="ce1391" style:family="table-cell" style:parent-style-name="Default">
      <style:map style:condition="cell-content()=1" style:apply-style-name="Error" style:base-cell-address="Sheet1.L120"/>
    </style:style>
    <style:style style:name="ce1392" style:family="table-cell" style:parent-style-name="Default">
      <style:map style:condition="cell-content()=1" style:apply-style-name="Error" style:base-cell-address="Sheet1.L121"/>
    </style:style>
    <style:style style:name="ce1393" style:family="table-cell" style:parent-style-name="Default">
      <style:map style:condition="cell-content()=1" style:apply-style-name="Error" style:base-cell-address="Sheet1.L122"/>
    </style:style>
    <style:style style:name="ce1394" style:family="table-cell" style:parent-style-name="Default">
      <style:map style:condition="cell-content()=1" style:apply-style-name="Error" style:base-cell-address="Sheet1.L123"/>
    </style:style>
    <style:style style:name="ce1395" style:family="table-cell" style:parent-style-name="Default">
      <style:map style:condition="cell-content()=1" style:apply-style-name="Error" style:base-cell-address="Sheet1.L124"/>
    </style:style>
    <style:style style:name="ce1396" style:family="table-cell" style:parent-style-name="Default">
      <style:map style:condition="cell-content()=1" style:apply-style-name="Error" style:base-cell-address="Sheet1.L125"/>
    </style:style>
    <style:style style:name="ce1397" style:family="table-cell" style:parent-style-name="Default">
      <style:map style:condition="cell-content()=1" style:apply-style-name="Error" style:base-cell-address="Sheet1.L126"/>
    </style:style>
    <style:style style:name="ce1398" style:family="table-cell" style:parent-style-name="Default">
      <style:map style:condition="cell-content()=1" style:apply-style-name="Error" style:base-cell-address="Sheet1.L127"/>
    </style:style>
    <style:style style:name="ce1399" style:family="table-cell" style:parent-style-name="Default">
      <style:map style:condition="cell-content()=1" style:apply-style-name="Error" style:base-cell-address="Sheet1.L128"/>
    </style:style>
    <style:style style:name="ce1400" style:family="table-cell" style:parent-style-name="Default">
      <style:map style:condition="cell-content()=1" style:apply-style-name="Error" style:base-cell-address="Sheet1.L129"/>
    </style:style>
    <style:style style:name="ce1401" style:family="table-cell" style:parent-style-name="Default">
      <style:map style:condition="cell-content()=1" style:apply-style-name="Error" style:base-cell-address="Sheet1.L130"/>
    </style:style>
    <style:style style:name="ce1402" style:family="table-cell" style:parent-style-name="Default">
      <style:map style:condition="cell-content()=1" style:apply-style-name="Error" style:base-cell-address="Sheet1.L131"/>
    </style:style>
    <style:style style:name="ce1403" style:family="table-cell" style:parent-style-name="Default">
      <style:map style:condition="cell-content()=1" style:apply-style-name="Error" style:base-cell-address="Sheet1.L132"/>
    </style:style>
    <style:style style:name="ce1404" style:family="table-cell" style:parent-style-name="Default">
      <style:map style:condition="cell-content()=1" style:apply-style-name="Error" style:base-cell-address="Sheet1.L133"/>
    </style:style>
    <style:style style:name="ce1405" style:family="table-cell" style:parent-style-name="Default">
      <style:map style:condition="cell-content()=1" style:apply-style-name="Error" style:base-cell-address="Sheet1.L134"/>
    </style:style>
    <style:style style:name="ce1406" style:family="table-cell" style:parent-style-name="Default">
      <style:map style:condition="cell-content()=1" style:apply-style-name="Error" style:base-cell-address="Sheet1.L135"/>
    </style:style>
    <style:style style:name="ce1407" style:family="table-cell" style:parent-style-name="Default">
      <style:map style:condition="cell-content()=1" style:apply-style-name="Error" style:base-cell-address="Sheet1.L136"/>
    </style:style>
    <style:style style:name="ce1408" style:family="table-cell" style:parent-style-name="Default">
      <style:map style:condition="cell-content()=1" style:apply-style-name="Error" style:base-cell-address="Sheet1.L137"/>
    </style:style>
    <style:style style:name="ce1409" style:family="table-cell" style:parent-style-name="Default">
      <style:map style:condition="cell-content()=1" style:apply-style-name="Error" style:base-cell-address="Sheet1.L138"/>
    </style:style>
    <style:style style:name="ce1410" style:family="table-cell" style:parent-style-name="Default">
      <style:map style:condition="cell-content()=1" style:apply-style-name="Error" style:base-cell-address="Sheet1.L139"/>
    </style:style>
    <style:style style:name="ce1411" style:family="table-cell" style:parent-style-name="Default">
      <style:map style:condition="cell-content()=1" style:apply-style-name="Error" style:base-cell-address="Sheet1.L140"/>
    </style:style>
    <style:style style:name="ce1412" style:family="table-cell" style:parent-style-name="Default">
      <style:map style:condition="cell-content()=1" style:apply-style-name="Error" style:base-cell-address="Sheet1.L141"/>
    </style:style>
    <style:style style:name="ce1413" style:family="table-cell" style:parent-style-name="Default">
      <style:map style:condition="cell-content()=1" style:apply-style-name="Error" style:base-cell-address="Sheet1.L142"/>
    </style:style>
    <style:style style:name="ce1414" style:family="table-cell" style:parent-style-name="Default">
      <style:map style:condition="cell-content()=1" style:apply-style-name="Error" style:base-cell-address="Sheet1.L143"/>
    </style:style>
    <style:style style:name="ce1415" style:family="table-cell" style:parent-style-name="Default">
      <style:map style:condition="cell-content()=1" style:apply-style-name="Error" style:base-cell-address="Sheet1.L144"/>
    </style:style>
    <style:style style:name="ce1416" style:family="table-cell" style:parent-style-name="Default">
      <style:map style:condition="cell-content()=1" style:apply-style-name="Error" style:base-cell-address="Sheet1.L145"/>
    </style:style>
    <style:style style:name="ce1417" style:family="table-cell" style:parent-style-name="Default">
      <style:map style:condition="cell-content()=1" style:apply-style-name="Error" style:base-cell-address="Sheet1.L146"/>
    </style:style>
    <style:style style:name="ce1418" style:family="table-cell" style:parent-style-name="Default">
      <style:map style:condition="cell-content()=1" style:apply-style-name="Error" style:base-cell-address="Sheet1.L147"/>
    </style:style>
    <style:style style:name="ce1419" style:family="table-cell" style:parent-style-name="Default">
      <style:map style:condition="cell-content()=1" style:apply-style-name="Error" style:base-cell-address="Sheet1.L148"/>
    </style:style>
    <style:style style:name="ce1420" style:family="table-cell" style:parent-style-name="Default">
      <style:map style:condition="cell-content()=1" style:apply-style-name="Error" style:base-cell-address="Sheet1.L149"/>
    </style:style>
    <style:style style:name="ce1421" style:family="table-cell" style:parent-style-name="Default">
      <style:map style:condition="cell-content()=1" style:apply-style-name="Error" style:base-cell-address="Sheet1.L150"/>
    </style:style>
    <style:style style:name="ce1422" style:family="table-cell" style:parent-style-name="Default">
      <style:map style:condition="cell-content()=1" style:apply-style-name="Error" style:base-cell-address="Sheet1.L151"/>
    </style:style>
    <style:style style:name="ce1423" style:family="table-cell" style:parent-style-name="Default">
      <style:map style:condition="cell-content()=1" style:apply-style-name="Error" style:base-cell-address="Sheet1.L152"/>
    </style:style>
    <style:style style:name="ce1424" style:family="table-cell" style:parent-style-name="Default">
      <style:map style:condition="cell-content()=1" style:apply-style-name="Error" style:base-cell-address="Sheet1.L153"/>
    </style:style>
    <style:style style:name="ce1425" style:family="table-cell" style:parent-style-name="Default">
      <style:map style:condition="cell-content()=1" style:apply-style-name="Error" style:base-cell-address="Sheet1.L154"/>
    </style:style>
    <style:style style:name="ce1426" style:family="table-cell" style:parent-style-name="Default">
      <style:map style:condition="cell-content()=1" style:apply-style-name="Error" style:base-cell-address="Sheet1.L155"/>
    </style:style>
    <style:style style:name="ce1427" style:family="table-cell" style:parent-style-name="Default">
      <style:map style:condition="cell-content()=1" style:apply-style-name="Error" style:base-cell-address="Sheet1.L156"/>
    </style:style>
    <style:style style:name="ce1428" style:family="table-cell" style:parent-style-name="Default">
      <style:map style:condition="cell-content()=1" style:apply-style-name="Error" style:base-cell-address="Sheet1.L157"/>
    </style:style>
    <style:style style:name="ce1429" style:family="table-cell" style:parent-style-name="Default">
      <style:map style:condition="cell-content()=1" style:apply-style-name="Error" style:base-cell-address="Sheet1.L158"/>
    </style:style>
    <style:style style:name="ce1430" style:family="table-cell" style:parent-style-name="Default">
      <style:map style:condition="cell-content()=1" style:apply-style-name="Error" style:base-cell-address="Sheet1.L159"/>
    </style:style>
    <style:style style:name="ce1431" style:family="table-cell" style:parent-style-name="Default">
      <style:map style:condition="cell-content()=1" style:apply-style-name="Error" style:base-cell-address="Sheet1.L160"/>
    </style:style>
    <style:style style:name="ce1432" style:family="table-cell" style:parent-style-name="Default">
      <style:map style:condition="cell-content()=1" style:apply-style-name="Error" style:base-cell-address="Sheet1.L161"/>
    </style:style>
    <style:style style:name="ce1433" style:family="table-cell" style:parent-style-name="Default">
      <style:map style:condition="cell-content()=1" style:apply-style-name="Error" style:base-cell-address="Sheet1.L162"/>
    </style:style>
    <style:style style:name="ce1434" style:family="table-cell" style:parent-style-name="Default">
      <style:map style:condition="cell-content()=1" style:apply-style-name="Error" style:base-cell-address="Sheet1.L163"/>
    </style:style>
    <style:style style:name="ce1435" style:family="table-cell" style:parent-style-name="Default">
      <style:map style:condition="cell-content()=1" style:apply-style-name="Error" style:base-cell-address="Sheet1.L164"/>
    </style:style>
    <style:style style:name="ce1436" style:family="table-cell" style:parent-style-name="Default">
      <style:map style:condition="cell-content()=1" style:apply-style-name="Error" style:base-cell-address="Sheet1.L165"/>
    </style:style>
    <style:style style:name="ce1437" style:family="table-cell" style:parent-style-name="Default">
      <style:map style:condition="cell-content()=1" style:apply-style-name="Error" style:base-cell-address="Sheet1.L166"/>
    </style:style>
    <style:style style:name="ce1438" style:family="table-cell" style:parent-style-name="Default">
      <style:map style:condition="cell-content()=1" style:apply-style-name="Error" style:base-cell-address="Sheet1.L167"/>
    </style:style>
    <style:style style:name="ce1439" style:family="table-cell" style:parent-style-name="Default">
      <style:map style:condition="cell-content()=1" style:apply-style-name="Error" style:base-cell-address="Sheet1.L168"/>
    </style:style>
    <style:style style:name="ce1440" style:family="table-cell" style:parent-style-name="Default">
      <style:map style:condition="cell-content()=1" style:apply-style-name="Error" style:base-cell-address="Sheet1.L169"/>
    </style:style>
    <style:style style:name="ce1441" style:family="table-cell" style:parent-style-name="Default">
      <style:map style:condition="cell-content()=1" style:apply-style-name="Error" style:base-cell-address="Sheet1.L170"/>
    </style:style>
    <style:style style:name="ce1442" style:family="table-cell" style:parent-style-name="Default">
      <style:map style:condition="cell-content()=1" style:apply-style-name="Error" style:base-cell-address="Sheet1.L171"/>
    </style:style>
    <style:style style:name="ce1443" style:family="table-cell" style:parent-style-name="Default">
      <style:map style:condition="cell-content()=1" style:apply-style-name="Error" style:base-cell-address="Sheet1.L172"/>
    </style:style>
    <style:style style:name="ce1444" style:family="table-cell" style:parent-style-name="Default">
      <style:map style:condition="cell-content()=1" style:apply-style-name="Error" style:base-cell-address="Sheet1.L173"/>
    </style:style>
    <style:style style:name="ce1445" style:family="table-cell" style:parent-style-name="Default">
      <style:map style:condition="cell-content()=1" style:apply-style-name="Error" style:base-cell-address="Sheet1.L174"/>
    </style:style>
    <style:style style:name="ce1446" style:family="table-cell" style:parent-style-name="Default">
      <style:map style:condition="cell-content()=1" style:apply-style-name="Error" style:base-cell-address="Sheet1.L175"/>
    </style:style>
    <style:style style:name="ce1447" style:family="table-cell" style:parent-style-name="Default">
      <style:map style:condition="cell-content()=1" style:apply-style-name="Error" style:base-cell-address="Sheet1.L176"/>
    </style:style>
    <style:style style:name="ce1448" style:family="table-cell" style:parent-style-name="Default">
      <style:map style:condition="cell-content()=1" style:apply-style-name="Error" style:base-cell-address="Sheet1.L177"/>
    </style:style>
    <style:style style:name="ce1449" style:family="table-cell" style:parent-style-name="Default">
      <style:map style:condition="cell-content()=1" style:apply-style-name="Error" style:base-cell-address="Sheet1.L178"/>
    </style:style>
    <style:style style:name="ce1450" style:family="table-cell" style:parent-style-name="Default">
      <style:map style:condition="cell-content()=1" style:apply-style-name="Error" style:base-cell-address="Sheet1.L179"/>
    </style:style>
    <style:style style:name="ce1451" style:family="table-cell" style:parent-style-name="Default">
      <style:map style:condition="cell-content()=1" style:apply-style-name="Error" style:base-cell-address="Sheet1.L180"/>
    </style:style>
    <style:style style:name="ce1452" style:family="table-cell" style:parent-style-name="Default">
      <style:map style:condition="cell-content()=1" style:apply-style-name="Error" style:base-cell-address="Sheet1.L181"/>
    </style:style>
    <style:style style:name="ce1453" style:family="table-cell" style:parent-style-name="Default">
      <style:map style:condition="cell-content()=1" style:apply-style-name="Error" style:base-cell-address="Sheet1.L182"/>
    </style:style>
    <style:style style:name="ce1454" style:family="table-cell" style:parent-style-name="Default">
      <style:map style:condition="cell-content()=1" style:apply-style-name="Error" style:base-cell-address="Sheet1.L183"/>
    </style:style>
    <style:style style:name="ce1455" style:family="table-cell" style:parent-style-name="Default">
      <style:map style:condition="cell-content()=1" style:apply-style-name="Error" style:base-cell-address="Sheet1.L184"/>
    </style:style>
    <style:style style:name="ce1456" style:family="table-cell" style:parent-style-name="Default">
      <style:map style:condition="cell-content()=1" style:apply-style-name="Error" style:base-cell-address="Sheet1.L185"/>
    </style:style>
    <style:style style:name="ce1457" style:family="table-cell" style:parent-style-name="Default">
      <style:map style:condition="cell-content()=1" style:apply-style-name="Error" style:base-cell-address="Sheet1.L186"/>
    </style:style>
    <style:style style:name="ce1458" style:family="table-cell" style:parent-style-name="Default">
      <style:map style:condition="cell-content()=1" style:apply-style-name="Error" style:base-cell-address="Sheet1.L187"/>
    </style:style>
    <style:style style:name="ce1459" style:family="table-cell" style:parent-style-name="Default">
      <style:map style:condition="cell-content()=1" style:apply-style-name="Error" style:base-cell-address="Sheet1.L188"/>
    </style:style>
    <style:style style:name="ce1460" style:family="table-cell" style:parent-style-name="Default">
      <style:map style:condition="cell-content()=1" style:apply-style-name="Error" style:base-cell-address="Sheet1.M7"/>
    </style:style>
    <style:style style:name="ce1461" style:family="table-cell" style:parent-style-name="Default">
      <style:map style:condition="cell-content()=1" style:apply-style-name="Error" style:base-cell-address="Sheet1.M8"/>
    </style:style>
    <style:style style:name="ce1462" style:family="table-cell" style:parent-style-name="Default">
      <style:map style:condition="cell-content()=1" style:apply-style-name="Error" style:base-cell-address="Sheet1.M9"/>
    </style:style>
    <style:style style:name="ce1463" style:family="table-cell" style:parent-style-name="Default">
      <style:map style:condition="cell-content()=1" style:apply-style-name="Error" style:base-cell-address="Sheet1.M10"/>
    </style:style>
    <style:style style:name="ce1464" style:family="table-cell" style:parent-style-name="Default">
      <style:map style:condition="cell-content()=1" style:apply-style-name="Error" style:base-cell-address="Sheet1.M11"/>
    </style:style>
    <style:style style:name="ce1465" style:family="table-cell" style:parent-style-name="Default">
      <style:map style:condition="cell-content()=1" style:apply-style-name="Error" style:base-cell-address="Sheet1.M12"/>
    </style:style>
    <style:style style:name="ce1466" style:family="table-cell" style:parent-style-name="Default">
      <style:map style:condition="cell-content()=1" style:apply-style-name="Error" style:base-cell-address="Sheet1.M13"/>
    </style:style>
    <style:style style:name="ce1467" style:family="table-cell" style:parent-style-name="Default">
      <style:map style:condition="cell-content()=1" style:apply-style-name="Error" style:base-cell-address="Sheet1.M14"/>
    </style:style>
    <style:style style:name="ce1468" style:family="table-cell" style:parent-style-name="Default">
      <style:map style:condition="cell-content()=1" style:apply-style-name="Error" style:base-cell-address="Sheet1.M15"/>
    </style:style>
    <style:style style:name="ce1469" style:family="table-cell" style:parent-style-name="Default">
      <style:map style:condition="cell-content()=1" style:apply-style-name="Error" style:base-cell-address="Sheet1.M16"/>
    </style:style>
    <style:style style:name="ce1470" style:family="table-cell" style:parent-style-name="Default">
      <style:map style:condition="cell-content()=1" style:apply-style-name="Error" style:base-cell-address="Sheet1.M17"/>
    </style:style>
    <style:style style:name="ce1471" style:family="table-cell" style:parent-style-name="Default">
      <style:map style:condition="cell-content()=1" style:apply-style-name="Error" style:base-cell-address="Sheet1.M18"/>
    </style:style>
    <style:style style:name="ce1472" style:family="table-cell" style:parent-style-name="Default">
      <style:map style:condition="cell-content()=1" style:apply-style-name="Error" style:base-cell-address="Sheet1.M19"/>
    </style:style>
    <style:style style:name="ce1473" style:family="table-cell" style:parent-style-name="Default">
      <style:map style:condition="cell-content()=1" style:apply-style-name="Error" style:base-cell-address="Sheet1.M20"/>
    </style:style>
    <style:style style:name="ce1474" style:family="table-cell" style:parent-style-name="Default">
      <style:map style:condition="cell-content()=1" style:apply-style-name="Error" style:base-cell-address="Sheet1.M21"/>
    </style:style>
    <style:style style:name="ce1475" style:family="table-cell" style:parent-style-name="Default">
      <style:map style:condition="cell-content()=1" style:apply-style-name="Error" style:base-cell-address="Sheet1.M22"/>
    </style:style>
    <style:style style:name="ce1476" style:family="table-cell" style:parent-style-name="Default">
      <style:map style:condition="cell-content()=1" style:apply-style-name="Error" style:base-cell-address="Sheet1.M23"/>
    </style:style>
    <style:style style:name="ce1477" style:family="table-cell" style:parent-style-name="Default">
      <style:map style:condition="cell-content()=1" style:apply-style-name="Error" style:base-cell-address="Sheet1.M24"/>
    </style:style>
    <style:style style:name="ce1478" style:family="table-cell" style:parent-style-name="Default">
      <style:map style:condition="cell-content()=1" style:apply-style-name="Error" style:base-cell-address="Sheet1.M25"/>
    </style:style>
    <style:style style:name="ce1479" style:family="table-cell" style:parent-style-name="Default">
      <style:map style:condition="cell-content()=1" style:apply-style-name="Error" style:base-cell-address="Sheet1.M26"/>
    </style:style>
    <style:style style:name="ce1480" style:family="table-cell" style:parent-style-name="Default">
      <style:map style:condition="cell-content()=1" style:apply-style-name="Error" style:base-cell-address="Sheet1.M27"/>
    </style:style>
    <style:style style:name="ce1481" style:family="table-cell" style:parent-style-name="Default">
      <style:map style:condition="cell-content()=1" style:apply-style-name="Error" style:base-cell-address="Sheet1.M28"/>
    </style:style>
    <style:style style:name="ce1482" style:family="table-cell" style:parent-style-name="Default">
      <style:map style:condition="cell-content()=1" style:apply-style-name="Error" style:base-cell-address="Sheet1.M29"/>
    </style:style>
    <style:style style:name="ce1483" style:family="table-cell" style:parent-style-name="Default">
      <style:map style:condition="cell-content()=1" style:apply-style-name="Error" style:base-cell-address="Sheet1.M30"/>
    </style:style>
    <style:style style:name="ce1484" style:family="table-cell" style:parent-style-name="Default">
      <style:map style:condition="cell-content()=1" style:apply-style-name="Error" style:base-cell-address="Sheet1.M31"/>
    </style:style>
    <style:style style:name="ce1485" style:family="table-cell" style:parent-style-name="Default">
      <style:map style:condition="cell-content()=1" style:apply-style-name="Error" style:base-cell-address="Sheet1.M32"/>
    </style:style>
    <style:style style:name="ce1486" style:family="table-cell" style:parent-style-name="Default">
      <style:map style:condition="cell-content()=1" style:apply-style-name="Error" style:base-cell-address="Sheet1.M33"/>
    </style:style>
    <style:style style:name="ce1487" style:family="table-cell" style:parent-style-name="Default">
      <style:map style:condition="cell-content()=1" style:apply-style-name="Error" style:base-cell-address="Sheet1.M34"/>
    </style:style>
    <style:style style:name="ce1488" style:family="table-cell" style:parent-style-name="Default">
      <style:map style:condition="cell-content()=1" style:apply-style-name="Error" style:base-cell-address="Sheet1.M35"/>
    </style:style>
    <style:style style:name="ce1489" style:family="table-cell" style:parent-style-name="Default">
      <style:map style:condition="cell-content()=1" style:apply-style-name="Error" style:base-cell-address="Sheet1.M36"/>
    </style:style>
    <style:style style:name="ce1490" style:family="table-cell" style:parent-style-name="Default">
      <style:map style:condition="cell-content()=1" style:apply-style-name="Error" style:base-cell-address="Sheet1.M37"/>
    </style:style>
    <style:style style:name="ce1491" style:family="table-cell" style:parent-style-name="Default">
      <style:map style:condition="cell-content()=1" style:apply-style-name="Error" style:base-cell-address="Sheet1.M38"/>
    </style:style>
    <style:style style:name="ce1492" style:family="table-cell" style:parent-style-name="Default">
      <style:map style:condition="cell-content()=1" style:apply-style-name="Error" style:base-cell-address="Sheet1.M39"/>
    </style:style>
    <style:style style:name="ce1493" style:family="table-cell" style:parent-style-name="Default">
      <style:map style:condition="cell-content()=1" style:apply-style-name="Error" style:base-cell-address="Sheet1.M40"/>
    </style:style>
    <style:style style:name="ce1494" style:family="table-cell" style:parent-style-name="Default">
      <style:map style:condition="cell-content()=1" style:apply-style-name="Error" style:base-cell-address="Sheet1.M41"/>
    </style:style>
    <style:style style:name="ce1495" style:family="table-cell" style:parent-style-name="Default">
      <style:map style:condition="cell-content()=1" style:apply-style-name="Error" style:base-cell-address="Sheet1.M42"/>
    </style:style>
    <style:style style:name="ce1496" style:family="table-cell" style:parent-style-name="Default">
      <style:map style:condition="cell-content()=1" style:apply-style-name="Error" style:base-cell-address="Sheet1.M43"/>
    </style:style>
    <style:style style:name="ce1497" style:family="table-cell" style:parent-style-name="Default">
      <style:map style:condition="cell-content()=1" style:apply-style-name="Error" style:base-cell-address="Sheet1.M44"/>
    </style:style>
    <style:style style:name="ce1498" style:family="table-cell" style:parent-style-name="Default">
      <style:map style:condition="cell-content()=1" style:apply-style-name="Error" style:base-cell-address="Sheet1.M45"/>
    </style:style>
    <style:style style:name="ce1499" style:family="table-cell" style:parent-style-name="Default">
      <style:map style:condition="cell-content()=1" style:apply-style-name="Error" style:base-cell-address="Sheet1.M46"/>
    </style:style>
    <style:style style:name="ce1500" style:family="table-cell" style:parent-style-name="Default">
      <style:map style:condition="cell-content()=1" style:apply-style-name="Error" style:base-cell-address="Sheet1.M47"/>
    </style:style>
    <style:style style:name="ce1501" style:family="table-cell" style:parent-style-name="Default">
      <style:map style:condition="cell-content()=1" style:apply-style-name="Error" style:base-cell-address="Sheet1.M48"/>
    </style:style>
    <style:style style:name="ce1502" style:family="table-cell" style:parent-style-name="Default">
      <style:map style:condition="cell-content()=1" style:apply-style-name="Error" style:base-cell-address="Sheet1.M49"/>
    </style:style>
    <style:style style:name="ce1503" style:family="table-cell" style:parent-style-name="Default">
      <style:map style:condition="cell-content()=1" style:apply-style-name="Error" style:base-cell-address="Sheet1.M50"/>
    </style:style>
    <style:style style:name="ce1504" style:family="table-cell" style:parent-style-name="Default">
      <style:map style:condition="cell-content()=1" style:apply-style-name="Error" style:base-cell-address="Sheet1.M51"/>
    </style:style>
    <style:style style:name="ce1505" style:family="table-cell" style:parent-style-name="Default">
      <style:map style:condition="cell-content()=1" style:apply-style-name="Error" style:base-cell-address="Sheet1.M52"/>
    </style:style>
    <style:style style:name="ce1506" style:family="table-cell" style:parent-style-name="Default">
      <style:map style:condition="cell-content()=1" style:apply-style-name="Error" style:base-cell-address="Sheet1.M53"/>
    </style:style>
    <style:style style:name="ce1507" style:family="table-cell" style:parent-style-name="Default">
      <style:map style:condition="cell-content()=1" style:apply-style-name="Error" style:base-cell-address="Sheet1.M54"/>
    </style:style>
    <style:style style:name="ce1508" style:family="table-cell" style:parent-style-name="Default">
      <style:map style:condition="cell-content()=1" style:apply-style-name="Error" style:base-cell-address="Sheet1.M55"/>
    </style:style>
    <style:style style:name="ce1509" style:family="table-cell" style:parent-style-name="Default">
      <style:map style:condition="cell-content()=1" style:apply-style-name="Error" style:base-cell-address="Sheet1.M56"/>
    </style:style>
    <style:style style:name="ce1510" style:family="table-cell" style:parent-style-name="Default">
      <style:map style:condition="cell-content()=1" style:apply-style-name="Error" style:base-cell-address="Sheet1.M57"/>
    </style:style>
    <style:style style:name="ce1511" style:family="table-cell" style:parent-style-name="Default">
      <style:map style:condition="cell-content()=1" style:apply-style-name="Error" style:base-cell-address="Sheet1.M58"/>
    </style:style>
    <style:style style:name="ce1512" style:family="table-cell" style:parent-style-name="Default">
      <style:map style:condition="cell-content()=1" style:apply-style-name="Error" style:base-cell-address="Sheet1.M59"/>
    </style:style>
    <style:style style:name="ce1513" style:family="table-cell" style:parent-style-name="Default">
      <style:map style:condition="cell-content()=1" style:apply-style-name="Error" style:base-cell-address="Sheet1.M60"/>
    </style:style>
    <style:style style:name="ce1514" style:family="table-cell" style:parent-style-name="Default">
      <style:map style:condition="cell-content()=1" style:apply-style-name="Error" style:base-cell-address="Sheet1.M61"/>
    </style:style>
    <style:style style:name="ce1515" style:family="table-cell" style:parent-style-name="Default">
      <style:map style:condition="cell-content()=1" style:apply-style-name="Error" style:base-cell-address="Sheet1.M62"/>
    </style:style>
    <style:style style:name="ce1516" style:family="table-cell" style:parent-style-name="Default">
      <style:map style:condition="cell-content()=1" style:apply-style-name="Error" style:base-cell-address="Sheet1.M63"/>
    </style:style>
    <style:style style:name="ce1517" style:family="table-cell" style:parent-style-name="Default">
      <style:map style:condition="cell-content()=1" style:apply-style-name="Error" style:base-cell-address="Sheet1.M64"/>
    </style:style>
    <style:style style:name="ce1518" style:family="table-cell" style:parent-style-name="Default">
      <style:map style:condition="cell-content()=1" style:apply-style-name="Error" style:base-cell-address="Sheet1.M65"/>
    </style:style>
    <style:style style:name="ce1519" style:family="table-cell" style:parent-style-name="Default">
      <style:map style:condition="cell-content()=1" style:apply-style-name="Error" style:base-cell-address="Sheet1.M66"/>
    </style:style>
    <style:style style:name="ce1520" style:family="table-cell" style:parent-style-name="Default">
      <style:map style:condition="cell-content()=1" style:apply-style-name="Error" style:base-cell-address="Sheet1.M67"/>
    </style:style>
    <style:style style:name="ce1521" style:family="table-cell" style:parent-style-name="Default">
      <style:map style:condition="cell-content()=1" style:apply-style-name="Error" style:base-cell-address="Sheet1.M68"/>
    </style:style>
    <style:style style:name="ce1522" style:family="table-cell" style:parent-style-name="Default">
      <style:map style:condition="cell-content()=1" style:apply-style-name="Error" style:base-cell-address="Sheet1.M69"/>
    </style:style>
    <style:style style:name="ce1523" style:family="table-cell" style:parent-style-name="Default">
      <style:map style:condition="cell-content()=1" style:apply-style-name="Error" style:base-cell-address="Sheet1.M70"/>
    </style:style>
    <style:style style:name="ce1524" style:family="table-cell" style:parent-style-name="Default">
      <style:map style:condition="cell-content()=1" style:apply-style-name="Error" style:base-cell-address="Sheet1.M71"/>
    </style:style>
    <style:style style:name="ce1525" style:family="table-cell" style:parent-style-name="Default">
      <style:map style:condition="cell-content()=1" style:apply-style-name="Error" style:base-cell-address="Sheet1.M72"/>
    </style:style>
    <style:style style:name="ce1526" style:family="table-cell" style:parent-style-name="Default">
      <style:map style:condition="cell-content()=1" style:apply-style-name="Error" style:base-cell-address="Sheet1.M73"/>
    </style:style>
    <style:style style:name="ce1527" style:family="table-cell" style:parent-style-name="Default">
      <style:map style:condition="cell-content()=1" style:apply-style-name="Error" style:base-cell-address="Sheet1.M74"/>
    </style:style>
    <style:style style:name="ce1528" style:family="table-cell" style:parent-style-name="Default">
      <style:map style:condition="cell-content()=1" style:apply-style-name="Error" style:base-cell-address="Sheet1.M75"/>
    </style:style>
    <style:style style:name="ce1529" style:family="table-cell" style:parent-style-name="Default">
      <style:map style:condition="cell-content()=1" style:apply-style-name="Error" style:base-cell-address="Sheet1.M76"/>
    </style:style>
    <style:style style:name="ce1530" style:family="table-cell" style:parent-style-name="Default">
      <style:map style:condition="cell-content()=1" style:apply-style-name="Error" style:base-cell-address="Sheet1.M77"/>
    </style:style>
    <style:style style:name="ce1531" style:family="table-cell" style:parent-style-name="Default">
      <style:map style:condition="cell-content()=1" style:apply-style-name="Error" style:base-cell-address="Sheet1.M78"/>
    </style:style>
    <style:style style:name="ce1532" style:family="table-cell" style:parent-style-name="Default">
      <style:map style:condition="cell-content()=1" style:apply-style-name="Error" style:base-cell-address="Sheet1.M79"/>
    </style:style>
    <style:style style:name="ce1533" style:family="table-cell" style:parent-style-name="Default">
      <style:map style:condition="cell-content()=1" style:apply-style-name="Error" style:base-cell-address="Sheet1.M80"/>
    </style:style>
    <style:style style:name="ce1534" style:family="table-cell" style:parent-style-name="Default">
      <style:map style:condition="cell-content()=1" style:apply-style-name="Error" style:base-cell-address="Sheet1.M81"/>
    </style:style>
    <style:style style:name="ce1535" style:family="table-cell" style:parent-style-name="Default">
      <style:map style:condition="cell-content()=1" style:apply-style-name="Error" style:base-cell-address="Sheet1.M82"/>
    </style:style>
    <style:style style:name="ce1536" style:family="table-cell" style:parent-style-name="Default">
      <style:map style:condition="cell-content()=1" style:apply-style-name="Error" style:base-cell-address="Sheet1.M83"/>
    </style:style>
    <style:style style:name="ce1537" style:family="table-cell" style:parent-style-name="Default">
      <style:map style:condition="cell-content()=1" style:apply-style-name="Error" style:base-cell-address="Sheet1.M84"/>
    </style:style>
    <style:style style:name="ce1538" style:family="table-cell" style:parent-style-name="Default">
      <style:map style:condition="cell-content()=1" style:apply-style-name="Error" style:base-cell-address="Sheet1.M85"/>
    </style:style>
    <style:style style:name="ce1539" style:family="table-cell" style:parent-style-name="Default">
      <style:map style:condition="cell-content()=1" style:apply-style-name="Error" style:base-cell-address="Sheet1.M86"/>
    </style:style>
    <style:style style:name="ce1540" style:family="table-cell" style:parent-style-name="Default">
      <style:map style:condition="cell-content()=1" style:apply-style-name="Error" style:base-cell-address="Sheet1.M87"/>
    </style:style>
    <style:style style:name="ce1541" style:family="table-cell" style:parent-style-name="Default">
      <style:map style:condition="cell-content()=1" style:apply-style-name="Error" style:base-cell-address="Sheet1.M88"/>
    </style:style>
    <style:style style:name="ce1542" style:family="table-cell" style:parent-style-name="Default">
      <style:map style:condition="cell-content()=1" style:apply-style-name="Error" style:base-cell-address="Sheet1.M89"/>
    </style:style>
    <style:style style:name="ce1543" style:family="table-cell" style:parent-style-name="Default">
      <style:map style:condition="cell-content()=1" style:apply-style-name="Error" style:base-cell-address="Sheet1.M90"/>
    </style:style>
    <style:style style:name="ce1544" style:family="table-cell" style:parent-style-name="Default">
      <style:map style:condition="cell-content()=1" style:apply-style-name="Error" style:base-cell-address="Sheet1.M91"/>
    </style:style>
    <style:style style:name="ce1545" style:family="table-cell" style:parent-style-name="Default">
      <style:map style:condition="cell-content()=1" style:apply-style-name="Error" style:base-cell-address="Sheet1.M92"/>
    </style:style>
    <style:style style:name="ce1546" style:family="table-cell" style:parent-style-name="Default">
      <style:map style:condition="cell-content()=1" style:apply-style-name="Error" style:base-cell-address="Sheet1.M93"/>
    </style:style>
    <style:style style:name="ce1547" style:family="table-cell" style:parent-style-name="Default">
      <style:map style:condition="cell-content()=1" style:apply-style-name="Error" style:base-cell-address="Sheet1.M94"/>
    </style:style>
    <style:style style:name="ce1548" style:family="table-cell" style:parent-style-name="Default">
      <style:map style:condition="cell-content()=1" style:apply-style-name="Error" style:base-cell-address="Sheet1.M95"/>
    </style:style>
    <style:style style:name="ce1549" style:family="table-cell" style:parent-style-name="Default">
      <style:map style:condition="cell-content()=1" style:apply-style-name="Error" style:base-cell-address="Sheet1.M96"/>
    </style:style>
    <style:style style:name="ce1550" style:family="table-cell" style:parent-style-name="Default">
      <style:map style:condition="cell-content()=1" style:apply-style-name="Error" style:base-cell-address="Sheet1.M97"/>
    </style:style>
    <style:style style:name="ce1551" style:family="table-cell" style:parent-style-name="Default">
      <style:map style:condition="cell-content()=1" style:apply-style-name="Error" style:base-cell-address="Sheet1.M98"/>
    </style:style>
    <style:style style:name="ce1552" style:family="table-cell" style:parent-style-name="Default">
      <style:map style:condition="cell-content()=1" style:apply-style-name="Error" style:base-cell-address="Sheet1.M99"/>
    </style:style>
    <style:style style:name="ce1553" style:family="table-cell" style:parent-style-name="Default">
      <style:map style:condition="cell-content()=1" style:apply-style-name="Error" style:base-cell-address="Sheet1.M100"/>
    </style:style>
    <style:style style:name="ce1554" style:family="table-cell" style:parent-style-name="Default">
      <style:map style:condition="cell-content()=1" style:apply-style-name="Error" style:base-cell-address="Sheet1.M101"/>
    </style:style>
    <style:style style:name="ce1555" style:family="table-cell" style:parent-style-name="Default">
      <style:map style:condition="cell-content()=1" style:apply-style-name="Error" style:base-cell-address="Sheet1.M102"/>
    </style:style>
    <style:style style:name="ce1556" style:family="table-cell" style:parent-style-name="Default">
      <style:map style:condition="cell-content()=1" style:apply-style-name="Error" style:base-cell-address="Sheet1.M103"/>
    </style:style>
    <style:style style:name="ce1557" style:family="table-cell" style:parent-style-name="Default">
      <style:map style:condition="cell-content()=1" style:apply-style-name="Error" style:base-cell-address="Sheet1.M104"/>
    </style:style>
    <style:style style:name="ce1558" style:family="table-cell" style:parent-style-name="Default">
      <style:map style:condition="cell-content()=1" style:apply-style-name="Error" style:base-cell-address="Sheet1.M105"/>
    </style:style>
    <style:style style:name="ce1559" style:family="table-cell" style:parent-style-name="Default">
      <style:map style:condition="cell-content()=1" style:apply-style-name="Error" style:base-cell-address="Sheet1.M106"/>
    </style:style>
    <style:style style:name="ce1560" style:family="table-cell" style:parent-style-name="Default">
      <style:map style:condition="cell-content()=1" style:apply-style-name="Error" style:base-cell-address="Sheet1.M107"/>
    </style:style>
    <style:style style:name="ce1561" style:family="table-cell" style:parent-style-name="Default">
      <style:map style:condition="cell-content()=1" style:apply-style-name="Error" style:base-cell-address="Sheet1.M108"/>
    </style:style>
    <style:style style:name="ce1562" style:family="table-cell" style:parent-style-name="Default">
      <style:map style:condition="cell-content()=1" style:apply-style-name="Error" style:base-cell-address="Sheet1.M109"/>
    </style:style>
    <style:style style:name="ce1563" style:family="table-cell" style:parent-style-name="Default">
      <style:map style:condition="cell-content()=1" style:apply-style-name="Error" style:base-cell-address="Sheet1.M110"/>
    </style:style>
    <style:style style:name="ce1564" style:family="table-cell" style:parent-style-name="Default">
      <style:map style:condition="cell-content()=1" style:apply-style-name="Error" style:base-cell-address="Sheet1.M111"/>
    </style:style>
    <style:style style:name="ce1565" style:family="table-cell" style:parent-style-name="Default">
      <style:map style:condition="cell-content()=1" style:apply-style-name="Error" style:base-cell-address="Sheet1.M112"/>
    </style:style>
    <style:style style:name="ce1566" style:family="table-cell" style:parent-style-name="Default">
      <style:map style:condition="cell-content()=1" style:apply-style-name="Error" style:base-cell-address="Sheet1.M113"/>
    </style:style>
    <style:style style:name="ce1567" style:family="table-cell" style:parent-style-name="Default">
      <style:map style:condition="cell-content()=1" style:apply-style-name="Error" style:base-cell-address="Sheet1.M114"/>
    </style:style>
    <style:style style:name="ce1568" style:family="table-cell" style:parent-style-name="Default">
      <style:map style:condition="cell-content()=1" style:apply-style-name="Error" style:base-cell-address="Sheet1.M115"/>
    </style:style>
    <style:style style:name="ce1569" style:family="table-cell" style:parent-style-name="Default">
      <style:map style:condition="cell-content()=1" style:apply-style-name="Error" style:base-cell-address="Sheet1.M116"/>
    </style:style>
    <style:style style:name="ce1570" style:family="table-cell" style:parent-style-name="Default">
      <style:map style:condition="cell-content()=1" style:apply-style-name="Error" style:base-cell-address="Sheet1.M117"/>
    </style:style>
    <style:style style:name="ce1571" style:family="table-cell" style:parent-style-name="Default">
      <style:map style:condition="cell-content()=1" style:apply-style-name="Error" style:base-cell-address="Sheet1.M118"/>
    </style:style>
    <style:style style:name="ce1572" style:family="table-cell" style:parent-style-name="Default">
      <style:map style:condition="cell-content()=1" style:apply-style-name="Error" style:base-cell-address="Sheet1.M119"/>
    </style:style>
    <style:style style:name="ce1573" style:family="table-cell" style:parent-style-name="Default">
      <style:map style:condition="cell-content()=1" style:apply-style-name="Error" style:base-cell-address="Sheet1.M120"/>
    </style:style>
    <style:style style:name="ce1574" style:family="table-cell" style:parent-style-name="Default">
      <style:map style:condition="cell-content()=1" style:apply-style-name="Error" style:base-cell-address="Sheet1.M121"/>
    </style:style>
    <style:style style:name="ce1575" style:family="table-cell" style:parent-style-name="Default">
      <style:map style:condition="cell-content()=1" style:apply-style-name="Error" style:base-cell-address="Sheet1.M122"/>
    </style:style>
    <style:style style:name="ce1576" style:family="table-cell" style:parent-style-name="Default">
      <style:map style:condition="cell-content()=1" style:apply-style-name="Error" style:base-cell-address="Sheet1.M123"/>
    </style:style>
    <style:style style:name="ce1577" style:family="table-cell" style:parent-style-name="Default">
      <style:map style:condition="cell-content()=1" style:apply-style-name="Error" style:base-cell-address="Sheet1.M124"/>
    </style:style>
    <style:style style:name="ce1578" style:family="table-cell" style:parent-style-name="Default">
      <style:map style:condition="cell-content()=1" style:apply-style-name="Error" style:base-cell-address="Sheet1.M125"/>
    </style:style>
    <style:style style:name="ce1579" style:family="table-cell" style:parent-style-name="Default">
      <style:map style:condition="cell-content()=1" style:apply-style-name="Error" style:base-cell-address="Sheet1.M126"/>
    </style:style>
    <style:style style:name="ce1580" style:family="table-cell" style:parent-style-name="Default">
      <style:map style:condition="cell-content()=1" style:apply-style-name="Error" style:base-cell-address="Sheet1.M127"/>
    </style:style>
    <style:style style:name="ce1581" style:family="table-cell" style:parent-style-name="Default">
      <style:map style:condition="cell-content()=1" style:apply-style-name="Error" style:base-cell-address="Sheet1.M128"/>
    </style:style>
    <style:style style:name="ce1582" style:family="table-cell" style:parent-style-name="Default">
      <style:map style:condition="cell-content()=1" style:apply-style-name="Error" style:base-cell-address="Sheet1.M129"/>
    </style:style>
    <style:style style:name="ce1583" style:family="table-cell" style:parent-style-name="Default">
      <style:map style:condition="cell-content()=1" style:apply-style-name="Error" style:base-cell-address="Sheet1.M130"/>
    </style:style>
    <style:style style:name="ce1584" style:family="table-cell" style:parent-style-name="Default">
      <style:map style:condition="cell-content()=1" style:apply-style-name="Error" style:base-cell-address="Sheet1.M131"/>
    </style:style>
    <style:style style:name="ce1585" style:family="table-cell" style:parent-style-name="Default">
      <style:map style:condition="cell-content()=1" style:apply-style-name="Error" style:base-cell-address="Sheet1.M132"/>
    </style:style>
    <style:style style:name="ce1586" style:family="table-cell" style:parent-style-name="Default">
      <style:map style:condition="cell-content()=1" style:apply-style-name="Error" style:base-cell-address="Sheet1.M133"/>
    </style:style>
    <style:style style:name="ce1587" style:family="table-cell" style:parent-style-name="Default">
      <style:map style:condition="cell-content()=1" style:apply-style-name="Error" style:base-cell-address="Sheet1.M134"/>
    </style:style>
    <style:style style:name="ce1588" style:family="table-cell" style:parent-style-name="Default">
      <style:map style:condition="cell-content()=1" style:apply-style-name="Error" style:base-cell-address="Sheet1.M135"/>
    </style:style>
    <style:style style:name="ce1589" style:family="table-cell" style:parent-style-name="Default">
      <style:map style:condition="cell-content()=1" style:apply-style-name="Error" style:base-cell-address="Sheet1.M136"/>
    </style:style>
    <style:style style:name="ce1590" style:family="table-cell" style:parent-style-name="Default">
      <style:map style:condition="cell-content()=1" style:apply-style-name="Error" style:base-cell-address="Sheet1.M137"/>
    </style:style>
    <style:style style:name="ce1591" style:family="table-cell" style:parent-style-name="Default">
      <style:map style:condition="cell-content()=1" style:apply-style-name="Error" style:base-cell-address="Sheet1.M138"/>
    </style:style>
    <style:style style:name="ce1592" style:family="table-cell" style:parent-style-name="Default">
      <style:map style:condition="cell-content()=1" style:apply-style-name="Error" style:base-cell-address="Sheet1.M139"/>
    </style:style>
    <style:style style:name="ce1593" style:family="table-cell" style:parent-style-name="Default">
      <style:map style:condition="cell-content()=1" style:apply-style-name="Error" style:base-cell-address="Sheet1.M140"/>
    </style:style>
    <style:style style:name="ce1594" style:family="table-cell" style:parent-style-name="Default">
      <style:map style:condition="cell-content()=1" style:apply-style-name="Error" style:base-cell-address="Sheet1.M141"/>
    </style:style>
    <style:style style:name="ce1595" style:family="table-cell" style:parent-style-name="Default">
      <style:map style:condition="cell-content()=1" style:apply-style-name="Error" style:base-cell-address="Sheet1.M142"/>
    </style:style>
    <style:style style:name="ce1596" style:family="table-cell" style:parent-style-name="Default">
      <style:map style:condition="cell-content()=1" style:apply-style-name="Error" style:base-cell-address="Sheet1.M143"/>
    </style:style>
    <style:style style:name="ce1597" style:family="table-cell" style:parent-style-name="Default">
      <style:map style:condition="cell-content()=1" style:apply-style-name="Error" style:base-cell-address="Sheet1.M144"/>
    </style:style>
    <style:style style:name="ce1598" style:family="table-cell" style:parent-style-name="Default">
      <style:map style:condition="cell-content()=1" style:apply-style-name="Error" style:base-cell-address="Sheet1.M145"/>
    </style:style>
    <style:style style:name="ce1599" style:family="table-cell" style:parent-style-name="Default">
      <style:map style:condition="cell-content()=1" style:apply-style-name="Error" style:base-cell-address="Sheet1.M146"/>
    </style:style>
    <style:style style:name="ce1600" style:family="table-cell" style:parent-style-name="Default">
      <style:map style:condition="cell-content()=1" style:apply-style-name="Error" style:base-cell-address="Sheet1.M147"/>
    </style:style>
    <style:style style:name="ce1601" style:family="table-cell" style:parent-style-name="Default">
      <style:map style:condition="cell-content()=1" style:apply-style-name="Error" style:base-cell-address="Sheet1.M148"/>
    </style:style>
    <style:style style:name="ce1602" style:family="table-cell" style:parent-style-name="Default">
      <style:map style:condition="cell-content()=1" style:apply-style-name="Error" style:base-cell-address="Sheet1.M149"/>
    </style:style>
    <style:style style:name="ce1603" style:family="table-cell" style:parent-style-name="Default">
      <style:map style:condition="cell-content()=1" style:apply-style-name="Error" style:base-cell-address="Sheet1.M150"/>
    </style:style>
    <style:style style:name="ce1604" style:family="table-cell" style:parent-style-name="Default">
      <style:map style:condition="cell-content()=1" style:apply-style-name="Error" style:base-cell-address="Sheet1.M151"/>
    </style:style>
    <style:style style:name="ce1605" style:family="table-cell" style:parent-style-name="Default">
      <style:map style:condition="cell-content()=1" style:apply-style-name="Error" style:base-cell-address="Sheet1.M152"/>
    </style:style>
    <style:style style:name="ce1606" style:family="table-cell" style:parent-style-name="Default">
      <style:map style:condition="cell-content()=1" style:apply-style-name="Error" style:base-cell-address="Sheet1.M153"/>
    </style:style>
    <style:style style:name="ce1607" style:family="table-cell" style:parent-style-name="Default">
      <style:map style:condition="cell-content()=1" style:apply-style-name="Error" style:base-cell-address="Sheet1.M154"/>
    </style:style>
    <style:style style:name="ce1608" style:family="table-cell" style:parent-style-name="Default">
      <style:map style:condition="cell-content()=1" style:apply-style-name="Error" style:base-cell-address="Sheet1.M155"/>
    </style:style>
    <style:style style:name="ce1609" style:family="table-cell" style:parent-style-name="Default">
      <style:map style:condition="cell-content()=1" style:apply-style-name="Error" style:base-cell-address="Sheet1.M156"/>
    </style:style>
    <style:style style:name="ce1610" style:family="table-cell" style:parent-style-name="Default">
      <style:map style:condition="cell-content()=1" style:apply-style-name="Error" style:base-cell-address="Sheet1.M157"/>
    </style:style>
    <style:style style:name="ce1611" style:family="table-cell" style:parent-style-name="Default">
      <style:map style:condition="cell-content()=1" style:apply-style-name="Error" style:base-cell-address="Sheet1.M158"/>
    </style:style>
    <style:style style:name="ce1612" style:family="table-cell" style:parent-style-name="Default">
      <style:map style:condition="cell-content()=1" style:apply-style-name="Error" style:base-cell-address="Sheet1.M159"/>
    </style:style>
    <style:style style:name="ce1613" style:family="table-cell" style:parent-style-name="Default">
      <style:map style:condition="cell-content()=1" style:apply-style-name="Error" style:base-cell-address="Sheet1.M160"/>
    </style:style>
    <style:style style:name="ce1614" style:family="table-cell" style:parent-style-name="Default">
      <style:map style:condition="cell-content()=1" style:apply-style-name="Error" style:base-cell-address="Sheet1.M161"/>
    </style:style>
    <style:style style:name="ce1615" style:family="table-cell" style:parent-style-name="Default">
      <style:map style:condition="cell-content()=1" style:apply-style-name="Error" style:base-cell-address="Sheet1.M162"/>
    </style:style>
    <style:style style:name="ce1616" style:family="table-cell" style:parent-style-name="Default">
      <style:map style:condition="cell-content()=1" style:apply-style-name="Error" style:base-cell-address="Sheet1.M163"/>
    </style:style>
    <style:style style:name="ce1617" style:family="table-cell" style:parent-style-name="Default">
      <style:map style:condition="cell-content()=1" style:apply-style-name="Error" style:base-cell-address="Sheet1.M164"/>
    </style:style>
    <style:style style:name="ce1618" style:family="table-cell" style:parent-style-name="Default">
      <style:map style:condition="cell-content()=1" style:apply-style-name="Error" style:base-cell-address="Sheet1.M165"/>
    </style:style>
    <style:style style:name="ce1619" style:family="table-cell" style:parent-style-name="Default">
      <style:map style:condition="cell-content()=1" style:apply-style-name="Error" style:base-cell-address="Sheet1.M166"/>
    </style:style>
    <style:style style:name="ce1620" style:family="table-cell" style:parent-style-name="Default">
      <style:map style:condition="cell-content()=1" style:apply-style-name="Error" style:base-cell-address="Sheet1.M167"/>
    </style:style>
    <style:style style:name="ce1621" style:family="table-cell" style:parent-style-name="Default">
      <style:map style:condition="cell-content()=1" style:apply-style-name="Error" style:base-cell-address="Sheet1.M168"/>
    </style:style>
    <style:style style:name="ce1622" style:family="table-cell" style:parent-style-name="Default">
      <style:map style:condition="cell-content()=1" style:apply-style-name="Error" style:base-cell-address="Sheet1.M169"/>
    </style:style>
    <style:style style:name="ce1623" style:family="table-cell" style:parent-style-name="Default">
      <style:map style:condition="cell-content()=1" style:apply-style-name="Error" style:base-cell-address="Sheet1.M170"/>
    </style:style>
    <style:style style:name="ce1624" style:family="table-cell" style:parent-style-name="Default">
      <style:map style:condition="cell-content()=1" style:apply-style-name="Error" style:base-cell-address="Sheet1.M171"/>
    </style:style>
    <style:style style:name="ce1625" style:family="table-cell" style:parent-style-name="Default">
      <style:map style:condition="cell-content()=1" style:apply-style-name="Error" style:base-cell-address="Sheet1.M172"/>
    </style:style>
    <style:style style:name="ce1626" style:family="table-cell" style:parent-style-name="Default">
      <style:map style:condition="cell-content()=1" style:apply-style-name="Error" style:base-cell-address="Sheet1.M173"/>
    </style:style>
    <style:style style:name="ce1627" style:family="table-cell" style:parent-style-name="Default">
      <style:map style:condition="cell-content()=1" style:apply-style-name="Error" style:base-cell-address="Sheet1.M174"/>
    </style:style>
    <style:style style:name="ce1628" style:family="table-cell" style:parent-style-name="Default">
      <style:map style:condition="cell-content()=1" style:apply-style-name="Error" style:base-cell-address="Sheet1.M175"/>
    </style:style>
    <style:style style:name="ce1629" style:family="table-cell" style:parent-style-name="Default">
      <style:map style:condition="cell-content()=1" style:apply-style-name="Error" style:base-cell-address="Sheet1.M176"/>
    </style:style>
    <style:style style:name="ce1630" style:family="table-cell" style:parent-style-name="Default">
      <style:map style:condition="cell-content()=1" style:apply-style-name="Error" style:base-cell-address="Sheet1.M177"/>
    </style:style>
    <style:style style:name="ce1631" style:family="table-cell" style:parent-style-name="Default">
      <style:map style:condition="cell-content()=1" style:apply-style-name="Error" style:base-cell-address="Sheet1.M178"/>
    </style:style>
    <style:style style:name="ce1632" style:family="table-cell" style:parent-style-name="Default">
      <style:map style:condition="cell-content()=1" style:apply-style-name="Error" style:base-cell-address="Sheet1.M179"/>
    </style:style>
    <style:style style:name="ce1633" style:family="table-cell" style:parent-style-name="Default">
      <style:map style:condition="cell-content()=1" style:apply-style-name="Error" style:base-cell-address="Sheet1.M180"/>
    </style:style>
    <style:style style:name="ce1634" style:family="table-cell" style:parent-style-name="Default">
      <style:map style:condition="cell-content()=1" style:apply-style-name="Error" style:base-cell-address="Sheet1.M181"/>
    </style:style>
    <style:style style:name="ce1635" style:family="table-cell" style:parent-style-name="Default">
      <style:map style:condition="cell-content()=1" style:apply-style-name="Error" style:base-cell-address="Sheet1.M182"/>
    </style:style>
    <style:style style:name="ce1636" style:family="table-cell" style:parent-style-name="Default">
      <style:map style:condition="cell-content()=1" style:apply-style-name="Error" style:base-cell-address="Sheet1.M183"/>
    </style:style>
    <style:style style:name="ce1637" style:family="table-cell" style:parent-style-name="Default">
      <style:map style:condition="cell-content()=1" style:apply-style-name="Error" style:base-cell-address="Sheet1.M184"/>
    </style:style>
    <style:style style:name="ce1638" style:family="table-cell" style:parent-style-name="Default">
      <style:map style:condition="cell-content()=1" style:apply-style-name="Error" style:base-cell-address="Sheet1.M185"/>
    </style:style>
    <style:style style:name="ce1639" style:family="table-cell" style:parent-style-name="Default">
      <style:map style:condition="cell-content()=1" style:apply-style-name="Error" style:base-cell-address="Sheet1.M186"/>
    </style:style>
    <style:style style:name="ce1640" style:family="table-cell" style:parent-style-name="Default">
      <style:map style:condition="cell-content()=1" style:apply-style-name="Error" style:base-cell-address="Sheet1.M187"/>
    </style:style>
    <style:style style:name="ce1641" style:family="table-cell" style:parent-style-name="Default">
      <style:map style:condition="cell-content()=1" style:apply-style-name="Error" style:base-cell-address="Sheet1.M188"/>
    </style:style>
    <style:style style:name="ce1642" style:family="table-cell" style:parent-style-name="Default">
      <style:text-properties fo:font-style="normal" style:font-style-asian="normal" style:font-style-complex="normal"/>
    </style:style>
    <style:style style:name="ce164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N7"/>
    </style:style>
    <style:style style:name="ce164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7"/>
    </style:style>
    <style:style style:name="ce164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8"/>
    </style:style>
    <style:style style:name="ce164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9"/>
    </style:style>
    <style:style style:name="ce164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0"/>
    </style:style>
    <style:style style:name="ce164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1"/>
    </style:style>
    <style:style style:name="ce164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2"/>
    </style:style>
    <style:style style:name="ce165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3"/>
    </style:style>
    <style:style style:name="ce165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4"/>
    </style:style>
    <style:style style:name="ce165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5"/>
    </style:style>
    <style:style style:name="ce165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6"/>
    </style:style>
    <style:style style:name="ce165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7"/>
    </style:style>
    <style:style style:name="ce165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8"/>
    </style:style>
    <style:style style:name="ce165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9"/>
    </style:style>
    <style:style style:name="ce165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20"/>
    </style:style>
    <style:style style:name="ce165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21"/>
    </style:style>
    <style:style style:name="ce165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22"/>
    </style:style>
    <style:style style:name="ce166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23"/>
    </style:style>
    <style:style style:name="ce166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24"/>
    </style:style>
    <style:style style:name="ce166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25"/>
    </style:style>
    <style:style style:name="ce166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26"/>
    </style:style>
    <style:style style:name="ce166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27"/>
    </style:style>
    <style:style style:name="ce166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28"/>
    </style:style>
    <style:style style:name="ce166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29"/>
    </style:style>
    <style:style style:name="ce166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30"/>
    </style:style>
    <style:style style:name="ce166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31"/>
    </style:style>
    <style:style style:name="ce166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32"/>
    </style:style>
    <style:style style:name="ce167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33"/>
    </style:style>
    <style:style style:name="ce167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34"/>
    </style:style>
    <style:style style:name="ce167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35"/>
    </style:style>
    <style:style style:name="ce167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36"/>
    </style:style>
    <style:style style:name="ce167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37"/>
    </style:style>
    <style:style style:name="ce167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38"/>
    </style:style>
    <style:style style:name="ce167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39"/>
    </style:style>
    <style:style style:name="ce167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40"/>
    </style:style>
    <style:style style:name="ce167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41"/>
    </style:style>
    <style:style style:name="ce167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42"/>
    </style:style>
    <style:style style:name="ce168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43"/>
    </style:style>
    <style:style style:name="ce168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44"/>
    </style:style>
    <style:style style:name="ce168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45"/>
    </style:style>
    <style:style style:name="ce168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46"/>
    </style:style>
    <style:style style:name="ce168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47"/>
    </style:style>
    <style:style style:name="ce168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48"/>
    </style:style>
    <style:style style:name="ce168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49"/>
    </style:style>
    <style:style style:name="ce168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50"/>
    </style:style>
    <style:style style:name="ce168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51"/>
    </style:style>
    <style:style style:name="ce168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52"/>
    </style:style>
    <style:style style:name="ce169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53"/>
    </style:style>
    <style:style style:name="ce169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54"/>
    </style:style>
    <style:style style:name="ce169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55"/>
    </style:style>
    <style:style style:name="ce169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56"/>
    </style:style>
    <style:style style:name="ce169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57"/>
    </style:style>
    <style:style style:name="ce169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58"/>
    </style:style>
    <style:style style:name="ce169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59"/>
    </style:style>
    <style:style style:name="ce169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60"/>
    </style:style>
    <style:style style:name="ce169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61"/>
    </style:style>
    <style:style style:name="ce169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62"/>
    </style:style>
    <style:style style:name="ce170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63"/>
    </style:style>
    <style:style style:name="ce170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64"/>
    </style:style>
    <style:style style:name="ce170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65"/>
    </style:style>
    <style:style style:name="ce170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66"/>
    </style:style>
    <style:style style:name="ce170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67"/>
    </style:style>
    <style:style style:name="ce170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68"/>
    </style:style>
    <style:style style:name="ce170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69"/>
    </style:style>
    <style:style style:name="ce170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70"/>
    </style:style>
    <style:style style:name="ce170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71"/>
    </style:style>
    <style:style style:name="ce170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72"/>
    </style:style>
    <style:style style:name="ce171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73"/>
    </style:style>
    <style:style style:name="ce171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74"/>
    </style:style>
    <style:style style:name="ce171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75"/>
    </style:style>
    <style:style style:name="ce171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76"/>
    </style:style>
    <style:style style:name="ce171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77"/>
    </style:style>
    <style:style style:name="ce171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78"/>
    </style:style>
    <style:style style:name="ce171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79"/>
    </style:style>
    <style:style style:name="ce171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80"/>
    </style:style>
    <style:style style:name="ce171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81"/>
    </style:style>
    <style:style style:name="ce171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82"/>
    </style:style>
    <style:style style:name="ce172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83"/>
    </style:style>
    <style:style style:name="ce172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84"/>
    </style:style>
    <style:style style:name="ce172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85"/>
    </style:style>
    <style:style style:name="ce172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86"/>
    </style:style>
    <style:style style:name="ce172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87"/>
    </style:style>
    <style:style style:name="ce172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88"/>
    </style:style>
    <style:style style:name="ce172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89"/>
    </style:style>
    <style:style style:name="ce172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90"/>
    </style:style>
    <style:style style:name="ce172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91"/>
    </style:style>
    <style:style style:name="ce172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92"/>
    </style:style>
    <style:style style:name="ce173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93"/>
    </style:style>
    <style:style style:name="ce173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94"/>
    </style:style>
    <style:style style:name="ce173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95"/>
    </style:style>
    <style:style style:name="ce173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96"/>
    </style:style>
    <style:style style:name="ce173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97"/>
    </style:style>
    <style:style style:name="ce173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98"/>
    </style:style>
    <style:style style:name="ce173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99"/>
    </style:style>
    <style:style style:name="ce173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00"/>
    </style:style>
    <style:style style:name="ce173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01"/>
    </style:style>
    <style:style style:name="ce173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02"/>
    </style:style>
    <style:style style:name="ce174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03"/>
    </style:style>
    <style:style style:name="ce174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04"/>
    </style:style>
    <style:style style:name="ce174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05"/>
    </style:style>
    <style:style style:name="ce174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06"/>
    </style:style>
    <style:style style:name="ce174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07"/>
    </style:style>
    <style:style style:name="ce174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08"/>
    </style:style>
    <style:style style:name="ce174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09"/>
    </style:style>
    <style:style style:name="ce174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10"/>
    </style:style>
    <style:style style:name="ce174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11"/>
    </style:style>
    <style:style style:name="ce174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12"/>
    </style:style>
    <style:style style:name="ce175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13"/>
    </style:style>
    <style:style style:name="ce175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14"/>
    </style:style>
    <style:style style:name="ce175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15"/>
    </style:style>
    <style:style style:name="ce175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16"/>
    </style:style>
    <style:style style:name="ce175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17"/>
    </style:style>
    <style:style style:name="ce175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18"/>
    </style:style>
    <style:style style:name="ce175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19"/>
    </style:style>
    <style:style style:name="ce175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20"/>
    </style:style>
    <style:style style:name="ce175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21"/>
    </style:style>
    <style:style style:name="ce175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22"/>
    </style:style>
    <style:style style:name="ce176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23"/>
    </style:style>
    <style:style style:name="ce176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24"/>
    </style:style>
    <style:style style:name="ce176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25"/>
    </style:style>
    <style:style style:name="ce176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26"/>
    </style:style>
    <style:style style:name="ce176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27"/>
    </style:style>
    <style:style style:name="ce176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28"/>
    </style:style>
    <style:style style:name="ce176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29"/>
    </style:style>
    <style:style style:name="ce176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30"/>
    </style:style>
    <style:style style:name="ce176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31"/>
    </style:style>
    <style:style style:name="ce176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32"/>
    </style:style>
    <style:style style:name="ce177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33"/>
    </style:style>
    <style:style style:name="ce177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34"/>
    </style:style>
    <style:style style:name="ce177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35"/>
    </style:style>
    <style:style style:name="ce177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36"/>
    </style:style>
    <style:style style:name="ce177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37"/>
    </style:style>
    <style:style style:name="ce177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38"/>
    </style:style>
    <style:style style:name="ce177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39"/>
    </style:style>
    <style:style style:name="ce177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40"/>
    </style:style>
    <style:style style:name="ce177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41"/>
    </style:style>
    <style:style style:name="ce177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42"/>
    </style:style>
    <style:style style:name="ce178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43"/>
    </style:style>
    <style:style style:name="ce178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44"/>
    </style:style>
    <style:style style:name="ce178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45"/>
    </style:style>
    <style:style style:name="ce178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46"/>
    </style:style>
    <style:style style:name="ce178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47"/>
    </style:style>
    <style:style style:name="ce178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48"/>
    </style:style>
    <style:style style:name="ce178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49"/>
    </style:style>
    <style:style style:name="ce178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50"/>
    </style:style>
    <style:style style:name="ce178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51"/>
    </style:style>
    <style:style style:name="ce178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52"/>
    </style:style>
    <style:style style:name="ce179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53"/>
    </style:style>
    <style:style style:name="ce179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54"/>
    </style:style>
    <style:style style:name="ce179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55"/>
    </style:style>
    <style:style style:name="ce179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56"/>
    </style:style>
    <style:style style:name="ce179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57"/>
    </style:style>
    <style:style style:name="ce179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58"/>
    </style:style>
    <style:style style:name="ce179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59"/>
    </style:style>
    <style:style style:name="ce179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60"/>
    </style:style>
    <style:style style:name="ce179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61"/>
    </style:style>
    <style:style style:name="ce179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62"/>
    </style:style>
    <style:style style:name="ce180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63"/>
    </style:style>
    <style:style style:name="ce180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64"/>
    </style:style>
    <style:style style:name="ce180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65"/>
    </style:style>
    <style:style style:name="ce180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66"/>
    </style:style>
    <style:style style:name="ce180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67"/>
    </style:style>
    <style:style style:name="ce180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68"/>
    </style:style>
    <style:style style:name="ce180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69"/>
    </style:style>
    <style:style style:name="ce180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70"/>
    </style:style>
    <style:style style:name="ce180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71"/>
    </style:style>
    <style:style style:name="ce180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72"/>
    </style:style>
    <style:style style:name="ce181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73"/>
    </style:style>
    <style:style style:name="ce181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74"/>
    </style:style>
    <style:style style:name="ce181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75"/>
    </style:style>
    <style:style style:name="ce181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76"/>
    </style:style>
    <style:style style:name="ce181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77"/>
    </style:style>
    <style:style style:name="ce181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78"/>
    </style:style>
    <style:style style:name="ce181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79"/>
    </style:style>
    <style:style style:name="ce181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80"/>
    </style:style>
    <style:style style:name="ce181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81"/>
    </style:style>
    <style:style style:name="ce181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82"/>
    </style:style>
    <style:style style:name="ce182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83"/>
    </style:style>
    <style:style style:name="ce182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84"/>
    </style:style>
    <style:style style:name="ce182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85"/>
    </style:style>
    <style:style style:name="ce182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86"/>
    </style:style>
    <style:style style:name="ce182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87"/>
    </style:style>
    <style:style style:name="ce182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O188"/>
    </style:style>
    <style:style style:name="ce1826" style:family="table-cell" style:parent-style-name="Default">
      <style:text-properties fo:font-style="italic" style:font-style-asian="italic" style:font-style-complex="italic"/>
    </style:style>
    <style:style style:name="ce182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7"/>
    </style:style>
    <style:style style:name="ce182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8"/>
    </style:style>
    <style:style style:name="ce182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9"/>
    </style:style>
    <style:style style:name="ce183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0"/>
    </style:style>
    <style:style style:name="ce183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1"/>
    </style:style>
    <style:style style:name="ce183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2"/>
    </style:style>
    <style:style style:name="ce183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3"/>
    </style:style>
    <style:style style:name="ce183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4"/>
    </style:style>
    <style:style style:name="ce183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5"/>
    </style:style>
    <style:style style:name="ce183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6"/>
    </style:style>
    <style:style style:name="ce183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7"/>
    </style:style>
    <style:style style:name="ce183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8"/>
    </style:style>
    <style:style style:name="ce183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9"/>
    </style:style>
    <style:style style:name="ce184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20"/>
    </style:style>
    <style:style style:name="ce184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21"/>
    </style:style>
    <style:style style:name="ce184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22"/>
    </style:style>
    <style:style style:name="ce184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23"/>
    </style:style>
    <style:style style:name="ce184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24"/>
    </style:style>
    <style:style style:name="ce184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25"/>
    </style:style>
    <style:style style:name="ce184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26"/>
    </style:style>
    <style:style style:name="ce184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27"/>
    </style:style>
    <style:style style:name="ce184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28"/>
    </style:style>
    <style:style style:name="ce184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29"/>
    </style:style>
    <style:style style:name="ce185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30"/>
    </style:style>
    <style:style style:name="ce185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31"/>
    </style:style>
    <style:style style:name="ce185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32"/>
    </style:style>
    <style:style style:name="ce185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33"/>
    </style:style>
    <style:style style:name="ce185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34"/>
    </style:style>
    <style:style style:name="ce185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35"/>
    </style:style>
    <style:style style:name="ce185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36"/>
    </style:style>
    <style:style style:name="ce185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37"/>
    </style:style>
    <style:style style:name="ce185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38"/>
    </style:style>
    <style:style style:name="ce185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39"/>
    </style:style>
    <style:style style:name="ce186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40"/>
    </style:style>
    <style:style style:name="ce186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41"/>
    </style:style>
    <style:style style:name="ce186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42"/>
    </style:style>
    <style:style style:name="ce186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43"/>
    </style:style>
    <style:style style:name="ce186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44"/>
    </style:style>
    <style:style style:name="ce186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45"/>
    </style:style>
    <style:style style:name="ce186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46"/>
    </style:style>
    <style:style style:name="ce186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47"/>
    </style:style>
    <style:style style:name="ce186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48"/>
    </style:style>
    <style:style style:name="ce186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49"/>
    </style:style>
    <style:style style:name="ce187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50"/>
    </style:style>
    <style:style style:name="ce187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51"/>
    </style:style>
    <style:style style:name="ce187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52"/>
    </style:style>
    <style:style style:name="ce187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53"/>
    </style:style>
    <style:style style:name="ce187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54"/>
    </style:style>
    <style:style style:name="ce187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55"/>
    </style:style>
    <style:style style:name="ce187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56"/>
    </style:style>
    <style:style style:name="ce187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57"/>
    </style:style>
    <style:style style:name="ce187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58"/>
    </style:style>
    <style:style style:name="ce187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59"/>
    </style:style>
    <style:style style:name="ce188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60"/>
    </style:style>
    <style:style style:name="ce188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61"/>
    </style:style>
    <style:style style:name="ce188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62"/>
    </style:style>
    <style:style style:name="ce188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63"/>
    </style:style>
    <style:style style:name="ce188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64"/>
    </style:style>
    <style:style style:name="ce188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65"/>
    </style:style>
    <style:style style:name="ce188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66"/>
    </style:style>
    <style:style style:name="ce188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67"/>
    </style:style>
    <style:style style:name="ce188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68"/>
    </style:style>
    <style:style style:name="ce188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69"/>
    </style:style>
    <style:style style:name="ce189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70"/>
    </style:style>
    <style:style style:name="ce189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71"/>
    </style:style>
    <style:style style:name="ce189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72"/>
    </style:style>
    <style:style style:name="ce189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73"/>
    </style:style>
    <style:style style:name="ce189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74"/>
    </style:style>
    <style:style style:name="ce189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75"/>
    </style:style>
    <style:style style:name="ce189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76"/>
    </style:style>
    <style:style style:name="ce189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77"/>
    </style:style>
    <style:style style:name="ce189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78"/>
    </style:style>
    <style:style style:name="ce189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79"/>
    </style:style>
    <style:style style:name="ce190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80"/>
    </style:style>
    <style:style style:name="ce190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81"/>
    </style:style>
    <style:style style:name="ce190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82"/>
    </style:style>
    <style:style style:name="ce190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83"/>
    </style:style>
    <style:style style:name="ce190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84"/>
    </style:style>
    <style:style style:name="ce190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85"/>
    </style:style>
    <style:style style:name="ce190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86"/>
    </style:style>
    <style:style style:name="ce190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87"/>
    </style:style>
    <style:style style:name="ce190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88"/>
    </style:style>
    <style:style style:name="ce190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89"/>
    </style:style>
    <style:style style:name="ce191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90"/>
    </style:style>
    <style:style style:name="ce191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91"/>
    </style:style>
    <style:style style:name="ce191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92"/>
    </style:style>
    <style:style style:name="ce191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93"/>
    </style:style>
    <style:style style:name="ce191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94"/>
    </style:style>
    <style:style style:name="ce191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95"/>
    </style:style>
    <style:style style:name="ce191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96"/>
    </style:style>
    <style:style style:name="ce191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97"/>
    </style:style>
    <style:style style:name="ce191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98"/>
    </style:style>
    <style:style style:name="ce191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99"/>
    </style:style>
    <style:style style:name="ce192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00"/>
    </style:style>
    <style:style style:name="ce192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01"/>
    </style:style>
    <style:style style:name="ce192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02"/>
    </style:style>
    <style:style style:name="ce192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03"/>
    </style:style>
    <style:style style:name="ce192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04"/>
    </style:style>
    <style:style style:name="ce192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05"/>
    </style:style>
    <style:style style:name="ce192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06"/>
    </style:style>
    <style:style style:name="ce192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07"/>
    </style:style>
    <style:style style:name="ce192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08"/>
    </style:style>
    <style:style style:name="ce192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09"/>
    </style:style>
    <style:style style:name="ce193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10"/>
    </style:style>
    <style:style style:name="ce193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11"/>
    </style:style>
    <style:style style:name="ce193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12"/>
    </style:style>
    <style:style style:name="ce193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13"/>
    </style:style>
    <style:style style:name="ce193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14"/>
    </style:style>
    <style:style style:name="ce193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15"/>
    </style:style>
    <style:style style:name="ce193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16"/>
    </style:style>
    <style:style style:name="ce193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17"/>
    </style:style>
    <style:style style:name="ce193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18"/>
    </style:style>
    <style:style style:name="ce193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19"/>
    </style:style>
    <style:style style:name="ce194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20"/>
    </style:style>
    <style:style style:name="ce194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21"/>
    </style:style>
    <style:style style:name="ce194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22"/>
    </style:style>
    <style:style style:name="ce194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23"/>
    </style:style>
    <style:style style:name="ce194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24"/>
    </style:style>
    <style:style style:name="ce194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25"/>
    </style:style>
    <style:style style:name="ce194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26"/>
    </style:style>
    <style:style style:name="ce194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27"/>
    </style:style>
    <style:style style:name="ce194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28"/>
    </style:style>
    <style:style style:name="ce194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29"/>
    </style:style>
    <style:style style:name="ce195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30"/>
    </style:style>
    <style:style style:name="ce195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31"/>
    </style:style>
    <style:style style:name="ce195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32"/>
    </style:style>
    <style:style style:name="ce195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33"/>
    </style:style>
    <style:style style:name="ce195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34"/>
    </style:style>
    <style:style style:name="ce195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35"/>
    </style:style>
    <style:style style:name="ce195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36"/>
    </style:style>
    <style:style style:name="ce195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37"/>
    </style:style>
    <style:style style:name="ce195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38"/>
    </style:style>
    <style:style style:name="ce195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39"/>
    </style:style>
    <style:style style:name="ce196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40"/>
    </style:style>
    <style:style style:name="ce196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41"/>
    </style:style>
    <style:style style:name="ce196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42"/>
    </style:style>
    <style:style style:name="ce196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43"/>
    </style:style>
    <style:style style:name="ce196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44"/>
    </style:style>
    <style:style style:name="ce196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45"/>
    </style:style>
    <style:style style:name="ce196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46"/>
    </style:style>
    <style:style style:name="ce196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47"/>
    </style:style>
    <style:style style:name="ce196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48"/>
    </style:style>
    <style:style style:name="ce196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49"/>
    </style:style>
    <style:style style:name="ce197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50"/>
    </style:style>
    <style:style style:name="ce197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51"/>
    </style:style>
    <style:style style:name="ce197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52"/>
    </style:style>
    <style:style style:name="ce197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53"/>
    </style:style>
    <style:style style:name="ce197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54"/>
    </style:style>
    <style:style style:name="ce197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55"/>
    </style:style>
    <style:style style:name="ce197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56"/>
    </style:style>
    <style:style style:name="ce197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57"/>
    </style:style>
    <style:style style:name="ce197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58"/>
    </style:style>
    <style:style style:name="ce197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59"/>
    </style:style>
    <style:style style:name="ce198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60"/>
    </style:style>
    <style:style style:name="ce198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61"/>
    </style:style>
    <style:style style:name="ce198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62"/>
    </style:style>
    <style:style style:name="ce198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63"/>
    </style:style>
    <style:style style:name="ce198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64"/>
    </style:style>
    <style:style style:name="ce198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65"/>
    </style:style>
    <style:style style:name="ce198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66"/>
    </style:style>
    <style:style style:name="ce198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67"/>
    </style:style>
    <style:style style:name="ce198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68"/>
    </style:style>
    <style:style style:name="ce198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69"/>
    </style:style>
    <style:style style:name="ce199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70"/>
    </style:style>
    <style:style style:name="ce199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71"/>
    </style:style>
    <style:style style:name="ce199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72"/>
    </style:style>
    <style:style style:name="ce199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73"/>
    </style:style>
    <style:style style:name="ce199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74"/>
    </style:style>
    <style:style style:name="ce199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75"/>
    </style:style>
    <style:style style:name="ce199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76"/>
    </style:style>
    <style:style style:name="ce199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77"/>
    </style:style>
    <style:style style:name="ce199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78"/>
    </style:style>
    <style:style style:name="ce199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79"/>
    </style:style>
    <style:style style:name="ce200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80"/>
    </style:style>
    <style:style style:name="ce200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81"/>
    </style:style>
    <style:style style:name="ce200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82"/>
    </style:style>
    <style:style style:name="ce200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83"/>
    </style:style>
    <style:style style:name="ce200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84"/>
    </style:style>
    <style:style style:name="ce200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85"/>
    </style:style>
    <style:style style:name="ce200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86"/>
    </style:style>
    <style:style style:name="ce200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87"/>
    </style:style>
    <style:style style:name="ce200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P188"/>
    </style:style>
    <style:style style:name="ce2009" style:family="table-cell" style:parent-style-name="Default" style:data-style-name="N84">
      <style:text-properties fo:font-style="normal" style:font-style-asian="normal" style:font-style-complex="normal"/>
    </style:style>
    <style:style style:name="ce201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7"/>
    </style:style>
    <style:style style:name="ce201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8"/>
    </style:style>
    <style:style style:name="ce201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9"/>
    </style:style>
    <style:style style:name="ce201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0"/>
    </style:style>
    <style:style style:name="ce201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1"/>
    </style:style>
    <style:style style:name="ce201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2"/>
    </style:style>
    <style:style style:name="ce201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3"/>
    </style:style>
    <style:style style:name="ce201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4"/>
    </style:style>
    <style:style style:name="ce201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5"/>
    </style:style>
    <style:style style:name="ce201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6"/>
    </style:style>
    <style:style style:name="ce202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7"/>
    </style:style>
    <style:style style:name="ce202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8"/>
    </style:style>
    <style:style style:name="ce202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9"/>
    </style:style>
    <style:style style:name="ce202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20"/>
    </style:style>
    <style:style style:name="ce202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21"/>
    </style:style>
    <style:style style:name="ce202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22"/>
    </style:style>
    <style:style style:name="ce202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23"/>
    </style:style>
    <style:style style:name="ce202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24"/>
    </style:style>
    <style:style style:name="ce202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25"/>
    </style:style>
    <style:style style:name="ce202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26"/>
    </style:style>
    <style:style style:name="ce203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27"/>
    </style:style>
    <style:style style:name="ce203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28"/>
    </style:style>
    <style:style style:name="ce203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29"/>
    </style:style>
    <style:style style:name="ce203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30"/>
    </style:style>
    <style:style style:name="ce203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31"/>
    </style:style>
    <style:style style:name="ce203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32"/>
    </style:style>
    <style:style style:name="ce203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33"/>
    </style:style>
    <style:style style:name="ce203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34"/>
    </style:style>
    <style:style style:name="ce203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35"/>
    </style:style>
    <style:style style:name="ce203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36"/>
    </style:style>
    <style:style style:name="ce204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37"/>
    </style:style>
    <style:style style:name="ce204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38"/>
    </style:style>
    <style:style style:name="ce204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39"/>
    </style:style>
    <style:style style:name="ce204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40"/>
    </style:style>
    <style:style style:name="ce204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41"/>
    </style:style>
    <style:style style:name="ce204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42"/>
    </style:style>
    <style:style style:name="ce204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43"/>
    </style:style>
    <style:style style:name="ce204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44"/>
    </style:style>
    <style:style style:name="ce204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45"/>
    </style:style>
    <style:style style:name="ce204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46"/>
    </style:style>
    <style:style style:name="ce205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47"/>
    </style:style>
    <style:style style:name="ce205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48"/>
    </style:style>
    <style:style style:name="ce205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49"/>
    </style:style>
    <style:style style:name="ce205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50"/>
    </style:style>
    <style:style style:name="ce205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51"/>
    </style:style>
    <style:style style:name="ce205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52"/>
    </style:style>
    <style:style style:name="ce205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53"/>
    </style:style>
    <style:style style:name="ce205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54"/>
    </style:style>
    <style:style style:name="ce205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55"/>
    </style:style>
    <style:style style:name="ce205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56"/>
    </style:style>
    <style:style style:name="ce206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57"/>
    </style:style>
    <style:style style:name="ce206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58"/>
    </style:style>
    <style:style style:name="ce206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59"/>
    </style:style>
    <style:style style:name="ce206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60"/>
    </style:style>
    <style:style style:name="ce206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61"/>
    </style:style>
    <style:style style:name="ce206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62"/>
    </style:style>
    <style:style style:name="ce206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63"/>
    </style:style>
    <style:style style:name="ce206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64"/>
    </style:style>
    <style:style style:name="ce206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65"/>
    </style:style>
    <style:style style:name="ce206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66"/>
    </style:style>
    <style:style style:name="ce207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67"/>
    </style:style>
    <style:style style:name="ce207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68"/>
    </style:style>
    <style:style style:name="ce207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69"/>
    </style:style>
    <style:style style:name="ce207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70"/>
    </style:style>
    <style:style style:name="ce207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71"/>
    </style:style>
    <style:style style:name="ce207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72"/>
    </style:style>
    <style:style style:name="ce207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73"/>
    </style:style>
    <style:style style:name="ce207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74"/>
    </style:style>
    <style:style style:name="ce207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75"/>
    </style:style>
    <style:style style:name="ce207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76"/>
    </style:style>
    <style:style style:name="ce208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77"/>
    </style:style>
    <style:style style:name="ce208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78"/>
    </style:style>
    <style:style style:name="ce208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79"/>
    </style:style>
    <style:style style:name="ce208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80"/>
    </style:style>
    <style:style style:name="ce208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81"/>
    </style:style>
    <style:style style:name="ce208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82"/>
    </style:style>
    <style:style style:name="ce208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83"/>
    </style:style>
    <style:style style:name="ce208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84"/>
    </style:style>
    <style:style style:name="ce208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85"/>
    </style:style>
    <style:style style:name="ce208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86"/>
    </style:style>
    <style:style style:name="ce209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87"/>
    </style:style>
    <style:style style:name="ce209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88"/>
    </style:style>
    <style:style style:name="ce209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89"/>
    </style:style>
    <style:style style:name="ce209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90"/>
    </style:style>
    <style:style style:name="ce209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91"/>
    </style:style>
    <style:style style:name="ce209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92"/>
    </style:style>
    <style:style style:name="ce209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93"/>
    </style:style>
    <style:style style:name="ce209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94"/>
    </style:style>
    <style:style style:name="ce209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95"/>
    </style:style>
    <style:style style:name="ce209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96"/>
    </style:style>
    <style:style style:name="ce210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97"/>
    </style:style>
    <style:style style:name="ce210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98"/>
    </style:style>
    <style:style style:name="ce210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99"/>
    </style:style>
    <style:style style:name="ce210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00"/>
    </style:style>
    <style:style style:name="ce210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01"/>
    </style:style>
    <style:style style:name="ce210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02"/>
    </style:style>
    <style:style style:name="ce210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03"/>
    </style:style>
    <style:style style:name="ce210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04"/>
    </style:style>
    <style:style style:name="ce210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05"/>
    </style:style>
    <style:style style:name="ce210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06"/>
    </style:style>
    <style:style style:name="ce211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07"/>
    </style:style>
    <style:style style:name="ce211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08"/>
    </style:style>
    <style:style style:name="ce211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09"/>
    </style:style>
    <style:style style:name="ce211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10"/>
    </style:style>
    <style:style style:name="ce211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11"/>
    </style:style>
    <style:style style:name="ce211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12"/>
    </style:style>
    <style:style style:name="ce211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13"/>
    </style:style>
    <style:style style:name="ce211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14"/>
    </style:style>
    <style:style style:name="ce211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15"/>
    </style:style>
    <style:style style:name="ce211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16"/>
    </style:style>
    <style:style style:name="ce212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17"/>
    </style:style>
    <style:style style:name="ce212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18"/>
    </style:style>
    <style:style style:name="ce212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19"/>
    </style:style>
    <style:style style:name="ce212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20"/>
    </style:style>
    <style:style style:name="ce212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21"/>
    </style:style>
    <style:style style:name="ce212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22"/>
    </style:style>
    <style:style style:name="ce212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23"/>
    </style:style>
    <style:style style:name="ce212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24"/>
    </style:style>
    <style:style style:name="ce212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25"/>
    </style:style>
    <style:style style:name="ce212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26"/>
    </style:style>
    <style:style style:name="ce213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27"/>
    </style:style>
    <style:style style:name="ce213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28"/>
    </style:style>
    <style:style style:name="ce213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29"/>
    </style:style>
    <style:style style:name="ce213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30"/>
    </style:style>
    <style:style style:name="ce213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31"/>
    </style:style>
    <style:style style:name="ce213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32"/>
    </style:style>
    <style:style style:name="ce213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33"/>
    </style:style>
    <style:style style:name="ce213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34"/>
    </style:style>
    <style:style style:name="ce213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35"/>
    </style:style>
    <style:style style:name="ce213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36"/>
    </style:style>
    <style:style style:name="ce214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37"/>
    </style:style>
    <style:style style:name="ce214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38"/>
    </style:style>
    <style:style style:name="ce214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39"/>
    </style:style>
    <style:style style:name="ce214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40"/>
    </style:style>
    <style:style style:name="ce214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41"/>
    </style:style>
    <style:style style:name="ce214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42"/>
    </style:style>
    <style:style style:name="ce214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43"/>
    </style:style>
    <style:style style:name="ce214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44"/>
    </style:style>
    <style:style style:name="ce214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45"/>
    </style:style>
    <style:style style:name="ce214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46"/>
    </style:style>
    <style:style style:name="ce215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47"/>
    </style:style>
    <style:style style:name="ce215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48"/>
    </style:style>
    <style:style style:name="ce215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49"/>
    </style:style>
    <style:style style:name="ce215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50"/>
    </style:style>
    <style:style style:name="ce215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51"/>
    </style:style>
    <style:style style:name="ce215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52"/>
    </style:style>
    <style:style style:name="ce215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53"/>
    </style:style>
    <style:style style:name="ce215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54"/>
    </style:style>
    <style:style style:name="ce215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55"/>
    </style:style>
    <style:style style:name="ce215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56"/>
    </style:style>
    <style:style style:name="ce216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57"/>
    </style:style>
    <style:style style:name="ce216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58"/>
    </style:style>
    <style:style style:name="ce216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59"/>
    </style:style>
    <style:style style:name="ce216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60"/>
    </style:style>
    <style:style style:name="ce216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61"/>
    </style:style>
    <style:style style:name="ce216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62"/>
    </style:style>
    <style:style style:name="ce216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63"/>
    </style:style>
    <style:style style:name="ce216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64"/>
    </style:style>
    <style:style style:name="ce216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65"/>
    </style:style>
    <style:style style:name="ce216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66"/>
    </style:style>
    <style:style style:name="ce217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67"/>
    </style:style>
    <style:style style:name="ce217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68"/>
    </style:style>
    <style:style style:name="ce217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69"/>
    </style:style>
    <style:style style:name="ce217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70"/>
    </style:style>
    <style:style style:name="ce217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71"/>
    </style:style>
    <style:style style:name="ce217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72"/>
    </style:style>
    <style:style style:name="ce217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73"/>
    </style:style>
    <style:style style:name="ce217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74"/>
    </style:style>
    <style:style style:name="ce217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75"/>
    </style:style>
    <style:style style:name="ce217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76"/>
    </style:style>
    <style:style style:name="ce218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77"/>
    </style:style>
    <style:style style:name="ce218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78"/>
    </style:style>
    <style:style style:name="ce218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79"/>
    </style:style>
    <style:style style:name="ce218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80"/>
    </style:style>
    <style:style style:name="ce218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81"/>
    </style:style>
    <style:style style:name="ce218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82"/>
    </style:style>
    <style:style style:name="ce218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83"/>
    </style:style>
    <style:style style:name="ce218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84"/>
    </style:style>
    <style:style style:name="ce218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85"/>
    </style:style>
    <style:style style:name="ce218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86"/>
    </style:style>
    <style:style style:name="ce219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87"/>
    </style:style>
    <style:style style:name="ce219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Q188"/>
    </style:style>
    <style:style style:name="ce219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7"/>
    </style:style>
    <style:style style:name="ce219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8"/>
    </style:style>
    <style:style style:name="ce219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9"/>
    </style:style>
    <style:style style:name="ce219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0"/>
    </style:style>
    <style:style style:name="ce219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1"/>
    </style:style>
    <style:style style:name="ce219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2"/>
    </style:style>
    <style:style style:name="ce219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3"/>
    </style:style>
    <style:style style:name="ce219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4"/>
    </style:style>
    <style:style style:name="ce220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5"/>
    </style:style>
    <style:style style:name="ce220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6"/>
    </style:style>
    <style:style style:name="ce220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7"/>
    </style:style>
    <style:style style:name="ce220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8"/>
    </style:style>
    <style:style style:name="ce220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9"/>
    </style:style>
    <style:style style:name="ce220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20"/>
    </style:style>
    <style:style style:name="ce220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21"/>
    </style:style>
    <style:style style:name="ce220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22"/>
    </style:style>
    <style:style style:name="ce220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23"/>
    </style:style>
    <style:style style:name="ce220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24"/>
    </style:style>
    <style:style style:name="ce221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25"/>
    </style:style>
    <style:style style:name="ce221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26"/>
    </style:style>
    <style:style style:name="ce221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27"/>
    </style:style>
    <style:style style:name="ce221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28"/>
    </style:style>
    <style:style style:name="ce221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29"/>
    </style:style>
    <style:style style:name="ce221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30"/>
    </style:style>
    <style:style style:name="ce221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31"/>
    </style:style>
    <style:style style:name="ce221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32"/>
    </style:style>
    <style:style style:name="ce221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33"/>
    </style:style>
    <style:style style:name="ce221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34"/>
    </style:style>
    <style:style style:name="ce222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35"/>
    </style:style>
    <style:style style:name="ce222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36"/>
    </style:style>
    <style:style style:name="ce222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37"/>
    </style:style>
    <style:style style:name="ce222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38"/>
    </style:style>
    <style:style style:name="ce222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39"/>
    </style:style>
    <style:style style:name="ce222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40"/>
    </style:style>
    <style:style style:name="ce222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41"/>
    </style:style>
    <style:style style:name="ce222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42"/>
    </style:style>
    <style:style style:name="ce222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43"/>
    </style:style>
    <style:style style:name="ce222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44"/>
    </style:style>
    <style:style style:name="ce223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45"/>
    </style:style>
    <style:style style:name="ce223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46"/>
    </style:style>
    <style:style style:name="ce223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47"/>
    </style:style>
    <style:style style:name="ce223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48"/>
    </style:style>
    <style:style style:name="ce223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49"/>
    </style:style>
    <style:style style:name="ce223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50"/>
    </style:style>
    <style:style style:name="ce223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51"/>
    </style:style>
    <style:style style:name="ce223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52"/>
    </style:style>
    <style:style style:name="ce223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53"/>
    </style:style>
    <style:style style:name="ce223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54"/>
    </style:style>
    <style:style style:name="ce224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55"/>
    </style:style>
    <style:style style:name="ce224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56"/>
    </style:style>
    <style:style style:name="ce224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57"/>
    </style:style>
    <style:style style:name="ce224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58"/>
    </style:style>
    <style:style style:name="ce224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59"/>
    </style:style>
    <style:style style:name="ce224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60"/>
    </style:style>
    <style:style style:name="ce224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61"/>
    </style:style>
    <style:style style:name="ce224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62"/>
    </style:style>
    <style:style style:name="ce224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63"/>
    </style:style>
    <style:style style:name="ce224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64"/>
    </style:style>
    <style:style style:name="ce225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65"/>
    </style:style>
    <style:style style:name="ce225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66"/>
    </style:style>
    <style:style style:name="ce225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67"/>
    </style:style>
    <style:style style:name="ce225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68"/>
    </style:style>
    <style:style style:name="ce225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69"/>
    </style:style>
    <style:style style:name="ce225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70"/>
    </style:style>
    <style:style style:name="ce225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71"/>
    </style:style>
    <style:style style:name="ce225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72"/>
    </style:style>
    <style:style style:name="ce225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73"/>
    </style:style>
    <style:style style:name="ce225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74"/>
    </style:style>
    <style:style style:name="ce226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75"/>
    </style:style>
    <style:style style:name="ce226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76"/>
    </style:style>
    <style:style style:name="ce226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77"/>
    </style:style>
    <style:style style:name="ce226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78"/>
    </style:style>
    <style:style style:name="ce226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79"/>
    </style:style>
    <style:style style:name="ce226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80"/>
    </style:style>
    <style:style style:name="ce226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81"/>
    </style:style>
    <style:style style:name="ce226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82"/>
    </style:style>
    <style:style style:name="ce226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83"/>
    </style:style>
    <style:style style:name="ce226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84"/>
    </style:style>
    <style:style style:name="ce227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85"/>
    </style:style>
    <style:style style:name="ce227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86"/>
    </style:style>
    <style:style style:name="ce227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87"/>
    </style:style>
    <style:style style:name="ce227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88"/>
    </style:style>
    <style:style style:name="ce227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89"/>
    </style:style>
    <style:style style:name="ce227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90"/>
    </style:style>
    <style:style style:name="ce227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91"/>
    </style:style>
    <style:style style:name="ce227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92"/>
    </style:style>
    <style:style style:name="ce227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93"/>
    </style:style>
    <style:style style:name="ce227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94"/>
    </style:style>
    <style:style style:name="ce228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95"/>
    </style:style>
    <style:style style:name="ce228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96"/>
    </style:style>
    <style:style style:name="ce228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97"/>
    </style:style>
    <style:style style:name="ce228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98"/>
    </style:style>
    <style:style style:name="ce228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99"/>
    </style:style>
    <style:style style:name="ce228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00"/>
    </style:style>
    <style:style style:name="ce228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01"/>
    </style:style>
    <style:style style:name="ce228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02"/>
    </style:style>
    <style:style style:name="ce228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03"/>
    </style:style>
    <style:style style:name="ce228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04"/>
    </style:style>
    <style:style style:name="ce229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05"/>
    </style:style>
    <style:style style:name="ce229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06"/>
    </style:style>
    <style:style style:name="ce229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07"/>
    </style:style>
    <style:style style:name="ce229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08"/>
    </style:style>
    <style:style style:name="ce229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09"/>
    </style:style>
    <style:style style:name="ce229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10"/>
    </style:style>
    <style:style style:name="ce229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11"/>
    </style:style>
    <style:style style:name="ce229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12"/>
    </style:style>
    <style:style style:name="ce229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13"/>
    </style:style>
    <style:style style:name="ce229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14"/>
    </style:style>
    <style:style style:name="ce230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15"/>
    </style:style>
    <style:style style:name="ce230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16"/>
    </style:style>
    <style:style style:name="ce230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17"/>
    </style:style>
    <style:style style:name="ce230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18"/>
    </style:style>
    <style:style style:name="ce230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19"/>
    </style:style>
    <style:style style:name="ce230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20"/>
    </style:style>
    <style:style style:name="ce230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21"/>
    </style:style>
    <style:style style:name="ce230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22"/>
    </style:style>
    <style:style style:name="ce230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23"/>
    </style:style>
    <style:style style:name="ce230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24"/>
    </style:style>
    <style:style style:name="ce231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25"/>
    </style:style>
    <style:style style:name="ce231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26"/>
    </style:style>
    <style:style style:name="ce231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27"/>
    </style:style>
    <style:style style:name="ce231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28"/>
    </style:style>
    <style:style style:name="ce231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29"/>
    </style:style>
    <style:style style:name="ce231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30"/>
    </style:style>
    <style:style style:name="ce231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31"/>
    </style:style>
    <style:style style:name="ce231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32"/>
    </style:style>
    <style:style style:name="ce231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33"/>
    </style:style>
    <style:style style:name="ce231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34"/>
    </style:style>
    <style:style style:name="ce232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35"/>
    </style:style>
    <style:style style:name="ce232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36"/>
    </style:style>
    <style:style style:name="ce232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37"/>
    </style:style>
    <style:style style:name="ce232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38"/>
    </style:style>
    <style:style style:name="ce232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39"/>
    </style:style>
    <style:style style:name="ce232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40"/>
    </style:style>
    <style:style style:name="ce232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41"/>
    </style:style>
    <style:style style:name="ce232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42"/>
    </style:style>
    <style:style style:name="ce232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43"/>
    </style:style>
    <style:style style:name="ce232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44"/>
    </style:style>
    <style:style style:name="ce233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45"/>
    </style:style>
    <style:style style:name="ce233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46"/>
    </style:style>
    <style:style style:name="ce233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47"/>
    </style:style>
    <style:style style:name="ce233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48"/>
    </style:style>
    <style:style style:name="ce233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49"/>
    </style:style>
    <style:style style:name="ce233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50"/>
    </style:style>
    <style:style style:name="ce233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51"/>
    </style:style>
    <style:style style:name="ce233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52"/>
    </style:style>
    <style:style style:name="ce233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53"/>
    </style:style>
    <style:style style:name="ce233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54"/>
    </style:style>
    <style:style style:name="ce234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55"/>
    </style:style>
    <style:style style:name="ce234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56"/>
    </style:style>
    <style:style style:name="ce234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57"/>
    </style:style>
    <style:style style:name="ce234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58"/>
    </style:style>
    <style:style style:name="ce234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59"/>
    </style:style>
    <style:style style:name="ce234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60"/>
    </style:style>
    <style:style style:name="ce234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61"/>
    </style:style>
    <style:style style:name="ce234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62"/>
    </style:style>
    <style:style style:name="ce234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63"/>
    </style:style>
    <style:style style:name="ce234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64"/>
    </style:style>
    <style:style style:name="ce235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65"/>
    </style:style>
    <style:style style:name="ce235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66"/>
    </style:style>
    <style:style style:name="ce235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67"/>
    </style:style>
    <style:style style:name="ce235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68"/>
    </style:style>
    <style:style style:name="ce235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69"/>
    </style:style>
    <style:style style:name="ce235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70"/>
    </style:style>
    <style:style style:name="ce235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71"/>
    </style:style>
    <style:style style:name="ce235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72"/>
    </style:style>
    <style:style style:name="ce235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73"/>
    </style:style>
    <style:style style:name="ce235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74"/>
    </style:style>
    <style:style style:name="ce236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75"/>
    </style:style>
    <style:style style:name="ce236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76"/>
    </style:style>
    <style:style style:name="ce236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77"/>
    </style:style>
    <style:style style:name="ce236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78"/>
    </style:style>
    <style:style style:name="ce236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79"/>
    </style:style>
    <style:style style:name="ce236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80"/>
    </style:style>
    <style:style style:name="ce236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81"/>
    </style:style>
    <style:style style:name="ce236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82"/>
    </style:style>
    <style:style style:name="ce236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83"/>
    </style:style>
    <style:style style:name="ce236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84"/>
    </style:style>
    <style:style style:name="ce237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85"/>
    </style:style>
    <style:style style:name="ce237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86"/>
    </style:style>
    <style:style style:name="ce237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87"/>
    </style:style>
    <style:style style:name="ce237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R188"/>
    </style:style>
    <style:style style:name="ce237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7"/>
    </style:style>
    <style:style style:name="ce237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8"/>
    </style:style>
    <style:style style:name="ce237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9"/>
    </style:style>
    <style:style style:name="ce237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0"/>
    </style:style>
    <style:style style:name="ce237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1"/>
    </style:style>
    <style:style style:name="ce237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2"/>
    </style:style>
    <style:style style:name="ce238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3"/>
    </style:style>
    <style:style style:name="ce238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4"/>
    </style:style>
    <style:style style:name="ce238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5"/>
    </style:style>
    <style:style style:name="ce238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6"/>
    </style:style>
    <style:style style:name="ce238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7"/>
    </style:style>
    <style:style style:name="ce238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8"/>
    </style:style>
    <style:style style:name="ce238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9"/>
    </style:style>
    <style:style style:name="ce238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20"/>
    </style:style>
    <style:style style:name="ce238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21"/>
    </style:style>
    <style:style style:name="ce238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22"/>
    </style:style>
    <style:style style:name="ce239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23"/>
    </style:style>
    <style:style style:name="ce239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24"/>
    </style:style>
    <style:style style:name="ce239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25"/>
    </style:style>
    <style:style style:name="ce239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26"/>
    </style:style>
    <style:style style:name="ce239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27"/>
    </style:style>
    <style:style style:name="ce239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28"/>
    </style:style>
    <style:style style:name="ce239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29"/>
    </style:style>
    <style:style style:name="ce239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30"/>
    </style:style>
    <style:style style:name="ce239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31"/>
    </style:style>
    <style:style style:name="ce239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32"/>
    </style:style>
    <style:style style:name="ce240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33"/>
    </style:style>
    <style:style style:name="ce240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34"/>
    </style:style>
    <style:style style:name="ce240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35"/>
    </style:style>
    <style:style style:name="ce240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36"/>
    </style:style>
    <style:style style:name="ce240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37"/>
    </style:style>
    <style:style style:name="ce240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38"/>
    </style:style>
    <style:style style:name="ce240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39"/>
    </style:style>
    <style:style style:name="ce240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40"/>
    </style:style>
    <style:style style:name="ce240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41"/>
    </style:style>
    <style:style style:name="ce240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42"/>
    </style:style>
    <style:style style:name="ce241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43"/>
    </style:style>
    <style:style style:name="ce241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44"/>
    </style:style>
    <style:style style:name="ce241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45"/>
    </style:style>
    <style:style style:name="ce241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46"/>
    </style:style>
    <style:style style:name="ce241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47"/>
    </style:style>
    <style:style style:name="ce241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48"/>
    </style:style>
    <style:style style:name="ce241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49"/>
    </style:style>
    <style:style style:name="ce241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50"/>
    </style:style>
    <style:style style:name="ce241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51"/>
    </style:style>
    <style:style style:name="ce241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52"/>
    </style:style>
    <style:style style:name="ce242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53"/>
    </style:style>
    <style:style style:name="ce242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54"/>
    </style:style>
    <style:style style:name="ce242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55"/>
    </style:style>
    <style:style style:name="ce242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56"/>
    </style:style>
    <style:style style:name="ce242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57"/>
    </style:style>
    <style:style style:name="ce242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58"/>
    </style:style>
    <style:style style:name="ce242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59"/>
    </style:style>
    <style:style style:name="ce242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60"/>
    </style:style>
    <style:style style:name="ce242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61"/>
    </style:style>
    <style:style style:name="ce242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62"/>
    </style:style>
    <style:style style:name="ce243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63"/>
    </style:style>
    <style:style style:name="ce243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64"/>
    </style:style>
    <style:style style:name="ce243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65"/>
    </style:style>
    <style:style style:name="ce243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66"/>
    </style:style>
    <style:style style:name="ce243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67"/>
    </style:style>
    <style:style style:name="ce243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68"/>
    </style:style>
    <style:style style:name="ce243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69"/>
    </style:style>
    <style:style style:name="ce243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70"/>
    </style:style>
    <style:style style:name="ce243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71"/>
    </style:style>
    <style:style style:name="ce243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72"/>
    </style:style>
    <style:style style:name="ce244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73"/>
    </style:style>
    <style:style style:name="ce244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74"/>
    </style:style>
    <style:style style:name="ce244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75"/>
    </style:style>
    <style:style style:name="ce244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76"/>
    </style:style>
    <style:style style:name="ce244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77"/>
    </style:style>
    <style:style style:name="ce244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78"/>
    </style:style>
    <style:style style:name="ce244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79"/>
    </style:style>
    <style:style style:name="ce244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80"/>
    </style:style>
    <style:style style:name="ce244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81"/>
    </style:style>
    <style:style style:name="ce244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82"/>
    </style:style>
    <style:style style:name="ce245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83"/>
    </style:style>
    <style:style style:name="ce245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84"/>
    </style:style>
    <style:style style:name="ce245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85"/>
    </style:style>
    <style:style style:name="ce245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86"/>
    </style:style>
    <style:style style:name="ce245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87"/>
    </style:style>
    <style:style style:name="ce245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88"/>
    </style:style>
    <style:style style:name="ce245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89"/>
    </style:style>
    <style:style style:name="ce245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90"/>
    </style:style>
    <style:style style:name="ce245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91"/>
    </style:style>
    <style:style style:name="ce245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92"/>
    </style:style>
    <style:style style:name="ce246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93"/>
    </style:style>
    <style:style style:name="ce246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94"/>
    </style:style>
    <style:style style:name="ce246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95"/>
    </style:style>
    <style:style style:name="ce246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96"/>
    </style:style>
    <style:style style:name="ce246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97"/>
    </style:style>
    <style:style style:name="ce246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98"/>
    </style:style>
    <style:style style:name="ce246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99"/>
    </style:style>
    <style:style style:name="ce246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00"/>
    </style:style>
    <style:style style:name="ce246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01"/>
    </style:style>
    <style:style style:name="ce246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02"/>
    </style:style>
    <style:style style:name="ce247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03"/>
    </style:style>
    <style:style style:name="ce247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04"/>
    </style:style>
    <style:style style:name="ce247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05"/>
    </style:style>
    <style:style style:name="ce247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06"/>
    </style:style>
    <style:style style:name="ce247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07"/>
    </style:style>
    <style:style style:name="ce247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08"/>
    </style:style>
    <style:style style:name="ce247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09"/>
    </style:style>
    <style:style style:name="ce247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10"/>
    </style:style>
    <style:style style:name="ce247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11"/>
    </style:style>
    <style:style style:name="ce247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12"/>
    </style:style>
    <style:style style:name="ce248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13"/>
    </style:style>
    <style:style style:name="ce248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14"/>
    </style:style>
    <style:style style:name="ce248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15"/>
    </style:style>
    <style:style style:name="ce248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16"/>
    </style:style>
    <style:style style:name="ce248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17"/>
    </style:style>
    <style:style style:name="ce248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18"/>
    </style:style>
    <style:style style:name="ce248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19"/>
    </style:style>
    <style:style style:name="ce248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20"/>
    </style:style>
    <style:style style:name="ce248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21"/>
    </style:style>
    <style:style style:name="ce248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22"/>
    </style:style>
    <style:style style:name="ce249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23"/>
    </style:style>
    <style:style style:name="ce249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24"/>
    </style:style>
    <style:style style:name="ce249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25"/>
    </style:style>
    <style:style style:name="ce249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26"/>
    </style:style>
    <style:style style:name="ce249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27"/>
    </style:style>
    <style:style style:name="ce249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28"/>
    </style:style>
    <style:style style:name="ce249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29"/>
    </style:style>
    <style:style style:name="ce249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30"/>
    </style:style>
    <style:style style:name="ce249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31"/>
    </style:style>
    <style:style style:name="ce249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32"/>
    </style:style>
    <style:style style:name="ce250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33"/>
    </style:style>
    <style:style style:name="ce250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34"/>
    </style:style>
    <style:style style:name="ce250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35"/>
    </style:style>
    <style:style style:name="ce250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36"/>
    </style:style>
    <style:style style:name="ce250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37"/>
    </style:style>
    <style:style style:name="ce250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38"/>
    </style:style>
    <style:style style:name="ce250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39"/>
    </style:style>
    <style:style style:name="ce250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40"/>
    </style:style>
    <style:style style:name="ce250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41"/>
    </style:style>
    <style:style style:name="ce250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42"/>
    </style:style>
    <style:style style:name="ce251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43"/>
    </style:style>
    <style:style style:name="ce251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44"/>
    </style:style>
    <style:style style:name="ce251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45"/>
    </style:style>
    <style:style style:name="ce251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46"/>
    </style:style>
    <style:style style:name="ce251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47"/>
    </style:style>
    <style:style style:name="ce251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48"/>
    </style:style>
    <style:style style:name="ce251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49"/>
    </style:style>
    <style:style style:name="ce251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50"/>
    </style:style>
    <style:style style:name="ce251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51"/>
    </style:style>
    <style:style style:name="ce251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52"/>
    </style:style>
    <style:style style:name="ce252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53"/>
    </style:style>
    <style:style style:name="ce252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54"/>
    </style:style>
    <style:style style:name="ce252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55"/>
    </style:style>
    <style:style style:name="ce252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56"/>
    </style:style>
    <style:style style:name="ce252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57"/>
    </style:style>
    <style:style style:name="ce252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58"/>
    </style:style>
    <style:style style:name="ce252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59"/>
    </style:style>
    <style:style style:name="ce252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60"/>
    </style:style>
    <style:style style:name="ce252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61"/>
    </style:style>
    <style:style style:name="ce252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62"/>
    </style:style>
    <style:style style:name="ce253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63"/>
    </style:style>
    <style:style style:name="ce253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64"/>
    </style:style>
    <style:style style:name="ce253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65"/>
    </style:style>
    <style:style style:name="ce253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66"/>
    </style:style>
    <style:style style:name="ce253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67"/>
    </style:style>
    <style:style style:name="ce253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68"/>
    </style:style>
    <style:style style:name="ce253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69"/>
    </style:style>
    <style:style style:name="ce253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70"/>
    </style:style>
    <style:style style:name="ce253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71"/>
    </style:style>
    <style:style style:name="ce253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72"/>
    </style:style>
    <style:style style:name="ce254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73"/>
    </style:style>
    <style:style style:name="ce254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74"/>
    </style:style>
    <style:style style:name="ce254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75"/>
    </style:style>
    <style:style style:name="ce254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76"/>
    </style:style>
    <style:style style:name="ce254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77"/>
    </style:style>
    <style:style style:name="ce254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78"/>
    </style:style>
    <style:style style:name="ce254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79"/>
    </style:style>
    <style:style style:name="ce254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80"/>
    </style:style>
    <style:style style:name="ce254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81"/>
    </style:style>
    <style:style style:name="ce254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82"/>
    </style:style>
    <style:style style:name="ce255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83"/>
    </style:style>
    <style:style style:name="ce255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84"/>
    </style:style>
    <style:style style:name="ce255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85"/>
    </style:style>
    <style:style style:name="ce255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86"/>
    </style:style>
    <style:style style:name="ce255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87"/>
    </style:style>
    <style:style style:name="ce255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S188"/>
    </style:style>
    <style:style style:name="ce255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7"/>
    </style:style>
    <style:style style:name="ce255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8"/>
    </style:style>
    <style:style style:name="ce255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9"/>
    </style:style>
    <style:style style:name="ce255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0"/>
    </style:style>
    <style:style style:name="ce256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1"/>
    </style:style>
    <style:style style:name="ce256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2"/>
    </style:style>
    <style:style style:name="ce256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3"/>
    </style:style>
    <style:style style:name="ce256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4"/>
    </style:style>
    <style:style style:name="ce256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5"/>
    </style:style>
    <style:style style:name="ce256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6"/>
    </style:style>
    <style:style style:name="ce256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7"/>
    </style:style>
    <style:style style:name="ce256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8"/>
    </style:style>
    <style:style style:name="ce256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9"/>
    </style:style>
    <style:style style:name="ce256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20"/>
    </style:style>
    <style:style style:name="ce257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21"/>
    </style:style>
    <style:style style:name="ce257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22"/>
    </style:style>
    <style:style style:name="ce257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23"/>
    </style:style>
    <style:style style:name="ce257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24"/>
    </style:style>
    <style:style style:name="ce257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25"/>
    </style:style>
    <style:style style:name="ce257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26"/>
    </style:style>
    <style:style style:name="ce257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27"/>
    </style:style>
    <style:style style:name="ce257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28"/>
    </style:style>
    <style:style style:name="ce257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29"/>
    </style:style>
    <style:style style:name="ce257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30"/>
    </style:style>
    <style:style style:name="ce258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31"/>
    </style:style>
    <style:style style:name="ce258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32"/>
    </style:style>
    <style:style style:name="ce258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33"/>
    </style:style>
    <style:style style:name="ce258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34"/>
    </style:style>
    <style:style style:name="ce258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35"/>
    </style:style>
    <style:style style:name="ce258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36"/>
    </style:style>
    <style:style style:name="ce258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37"/>
    </style:style>
    <style:style style:name="ce258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38"/>
    </style:style>
    <style:style style:name="ce258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39"/>
    </style:style>
    <style:style style:name="ce258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40"/>
    </style:style>
    <style:style style:name="ce259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41"/>
    </style:style>
    <style:style style:name="ce259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42"/>
    </style:style>
    <style:style style:name="ce259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43"/>
    </style:style>
    <style:style style:name="ce259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44"/>
    </style:style>
    <style:style style:name="ce259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45"/>
    </style:style>
    <style:style style:name="ce259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46"/>
    </style:style>
    <style:style style:name="ce259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47"/>
    </style:style>
    <style:style style:name="ce259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48"/>
    </style:style>
    <style:style style:name="ce259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49"/>
    </style:style>
    <style:style style:name="ce259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50"/>
    </style:style>
    <style:style style:name="ce260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51"/>
    </style:style>
    <style:style style:name="ce260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52"/>
    </style:style>
    <style:style style:name="ce260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53"/>
    </style:style>
    <style:style style:name="ce260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54"/>
    </style:style>
    <style:style style:name="ce260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55"/>
    </style:style>
    <style:style style:name="ce260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56"/>
    </style:style>
    <style:style style:name="ce260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57"/>
    </style:style>
    <style:style style:name="ce260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58"/>
    </style:style>
    <style:style style:name="ce260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59"/>
    </style:style>
    <style:style style:name="ce260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60"/>
    </style:style>
    <style:style style:name="ce261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61"/>
    </style:style>
    <style:style style:name="ce261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62"/>
    </style:style>
    <style:style style:name="ce261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63"/>
    </style:style>
    <style:style style:name="ce261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64"/>
    </style:style>
    <style:style style:name="ce261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65"/>
    </style:style>
    <style:style style:name="ce261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66"/>
    </style:style>
    <style:style style:name="ce261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67"/>
    </style:style>
    <style:style style:name="ce261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68"/>
    </style:style>
    <style:style style:name="ce261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69"/>
    </style:style>
    <style:style style:name="ce261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70"/>
    </style:style>
    <style:style style:name="ce262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71"/>
    </style:style>
    <style:style style:name="ce262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72"/>
    </style:style>
    <style:style style:name="ce262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73"/>
    </style:style>
    <style:style style:name="ce262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74"/>
    </style:style>
    <style:style style:name="ce262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75"/>
    </style:style>
    <style:style style:name="ce262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76"/>
    </style:style>
    <style:style style:name="ce262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77"/>
    </style:style>
    <style:style style:name="ce262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78"/>
    </style:style>
    <style:style style:name="ce262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79"/>
    </style:style>
    <style:style style:name="ce262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80"/>
    </style:style>
    <style:style style:name="ce263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81"/>
    </style:style>
    <style:style style:name="ce263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82"/>
    </style:style>
    <style:style style:name="ce263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83"/>
    </style:style>
    <style:style style:name="ce263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84"/>
    </style:style>
    <style:style style:name="ce263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85"/>
    </style:style>
    <style:style style:name="ce263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86"/>
    </style:style>
    <style:style style:name="ce263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87"/>
    </style:style>
    <style:style style:name="ce263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88"/>
    </style:style>
    <style:style style:name="ce263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89"/>
    </style:style>
    <style:style style:name="ce263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90"/>
    </style:style>
    <style:style style:name="ce264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91"/>
    </style:style>
    <style:style style:name="ce264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92"/>
    </style:style>
    <style:style style:name="ce264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93"/>
    </style:style>
    <style:style style:name="ce264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94"/>
    </style:style>
    <style:style style:name="ce264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95"/>
    </style:style>
    <style:style style:name="ce264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96"/>
    </style:style>
    <style:style style:name="ce264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97"/>
    </style:style>
    <style:style style:name="ce264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98"/>
    </style:style>
    <style:style style:name="ce264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99"/>
    </style:style>
    <style:style style:name="ce264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00"/>
    </style:style>
    <style:style style:name="ce265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01"/>
    </style:style>
    <style:style style:name="ce265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02"/>
    </style:style>
    <style:style style:name="ce265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03"/>
    </style:style>
    <style:style style:name="ce265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04"/>
    </style:style>
    <style:style style:name="ce265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05"/>
    </style:style>
    <style:style style:name="ce265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06"/>
    </style:style>
    <style:style style:name="ce265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07"/>
    </style:style>
    <style:style style:name="ce265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08"/>
    </style:style>
    <style:style style:name="ce265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09"/>
    </style:style>
    <style:style style:name="ce265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10"/>
    </style:style>
    <style:style style:name="ce266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11"/>
    </style:style>
    <style:style style:name="ce266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12"/>
    </style:style>
    <style:style style:name="ce266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13"/>
    </style:style>
    <style:style style:name="ce266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14"/>
    </style:style>
    <style:style style:name="ce266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15"/>
    </style:style>
    <style:style style:name="ce266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16"/>
    </style:style>
    <style:style style:name="ce266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17"/>
    </style:style>
    <style:style style:name="ce266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18"/>
    </style:style>
    <style:style style:name="ce266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19"/>
    </style:style>
    <style:style style:name="ce266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20"/>
    </style:style>
    <style:style style:name="ce267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21"/>
    </style:style>
    <style:style style:name="ce267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22"/>
    </style:style>
    <style:style style:name="ce267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23"/>
    </style:style>
    <style:style style:name="ce267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24"/>
    </style:style>
    <style:style style:name="ce267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25"/>
    </style:style>
    <style:style style:name="ce267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26"/>
    </style:style>
    <style:style style:name="ce267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27"/>
    </style:style>
    <style:style style:name="ce267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28"/>
    </style:style>
    <style:style style:name="ce267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29"/>
    </style:style>
    <style:style style:name="ce267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30"/>
    </style:style>
    <style:style style:name="ce268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31"/>
    </style:style>
    <style:style style:name="ce268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32"/>
    </style:style>
    <style:style style:name="ce268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33"/>
    </style:style>
    <style:style style:name="ce268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34"/>
    </style:style>
    <style:style style:name="ce268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35"/>
    </style:style>
    <style:style style:name="ce268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36"/>
    </style:style>
    <style:style style:name="ce268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37"/>
    </style:style>
    <style:style style:name="ce268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38"/>
    </style:style>
    <style:style style:name="ce268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39"/>
    </style:style>
    <style:style style:name="ce268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40"/>
    </style:style>
    <style:style style:name="ce269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41"/>
    </style:style>
    <style:style style:name="ce269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42"/>
    </style:style>
    <style:style style:name="ce269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43"/>
    </style:style>
    <style:style style:name="ce269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44"/>
    </style:style>
    <style:style style:name="ce269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45"/>
    </style:style>
    <style:style style:name="ce269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46"/>
    </style:style>
    <style:style style:name="ce269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47"/>
    </style:style>
    <style:style style:name="ce269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48"/>
    </style:style>
    <style:style style:name="ce269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49"/>
    </style:style>
    <style:style style:name="ce269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50"/>
    </style:style>
    <style:style style:name="ce270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51"/>
    </style:style>
    <style:style style:name="ce270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52"/>
    </style:style>
    <style:style style:name="ce270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53"/>
    </style:style>
    <style:style style:name="ce270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54"/>
    </style:style>
    <style:style style:name="ce270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55"/>
    </style:style>
    <style:style style:name="ce270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56"/>
    </style:style>
    <style:style style:name="ce270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57"/>
    </style:style>
    <style:style style:name="ce270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58"/>
    </style:style>
    <style:style style:name="ce270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59"/>
    </style:style>
    <style:style style:name="ce270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60"/>
    </style:style>
    <style:style style:name="ce271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61"/>
    </style:style>
    <style:style style:name="ce271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62"/>
    </style:style>
    <style:style style:name="ce271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63"/>
    </style:style>
    <style:style style:name="ce271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64"/>
    </style:style>
    <style:style style:name="ce271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65"/>
    </style:style>
    <style:style style:name="ce271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66"/>
    </style:style>
    <style:style style:name="ce271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67"/>
    </style:style>
    <style:style style:name="ce271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68"/>
    </style:style>
    <style:style style:name="ce271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69"/>
    </style:style>
    <style:style style:name="ce271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70"/>
    </style:style>
    <style:style style:name="ce272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71"/>
    </style:style>
    <style:style style:name="ce272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72"/>
    </style:style>
    <style:style style:name="ce272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73"/>
    </style:style>
    <style:style style:name="ce272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74"/>
    </style:style>
    <style:style style:name="ce272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75"/>
    </style:style>
    <style:style style:name="ce272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76"/>
    </style:style>
    <style:style style:name="ce272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77"/>
    </style:style>
    <style:style style:name="ce272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78"/>
    </style:style>
    <style:style style:name="ce272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79"/>
    </style:style>
    <style:style style:name="ce272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80"/>
    </style:style>
    <style:style style:name="ce273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81"/>
    </style:style>
    <style:style style:name="ce273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82"/>
    </style:style>
    <style:style style:name="ce273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83"/>
    </style:style>
    <style:style style:name="ce273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84"/>
    </style:style>
    <style:style style:name="ce273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85"/>
    </style:style>
    <style:style style:name="ce273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86"/>
    </style:style>
    <style:style style:name="ce273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87"/>
    </style:style>
    <style:style style:name="ce273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T188"/>
    </style:style>
    <style:style style:name="ce273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7"/>
    </style:style>
    <style:style style:name="ce273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8"/>
    </style:style>
    <style:style style:name="ce274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9"/>
    </style:style>
    <style:style style:name="ce274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0"/>
    </style:style>
    <style:style style:name="ce274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1"/>
    </style:style>
    <style:style style:name="ce274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2"/>
    </style:style>
    <style:style style:name="ce274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3"/>
    </style:style>
    <style:style style:name="ce274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4"/>
    </style:style>
    <style:style style:name="ce274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5"/>
    </style:style>
    <style:style style:name="ce274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6"/>
    </style:style>
    <style:style style:name="ce274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7"/>
    </style:style>
    <style:style style:name="ce274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8"/>
    </style:style>
    <style:style style:name="ce275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9"/>
    </style:style>
    <style:style style:name="ce275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20"/>
    </style:style>
    <style:style style:name="ce275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21"/>
    </style:style>
    <style:style style:name="ce275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22"/>
    </style:style>
    <style:style style:name="ce275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23"/>
    </style:style>
    <style:style style:name="ce275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24"/>
    </style:style>
    <style:style style:name="ce275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25"/>
    </style:style>
    <style:style style:name="ce275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26"/>
    </style:style>
    <style:style style:name="ce275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27"/>
    </style:style>
    <style:style style:name="ce275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28"/>
    </style:style>
    <style:style style:name="ce276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29"/>
    </style:style>
    <style:style style:name="ce276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30"/>
    </style:style>
    <style:style style:name="ce276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31"/>
    </style:style>
    <style:style style:name="ce276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32"/>
    </style:style>
    <style:style style:name="ce276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33"/>
    </style:style>
    <style:style style:name="ce276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34"/>
    </style:style>
    <style:style style:name="ce276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35"/>
    </style:style>
    <style:style style:name="ce276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36"/>
    </style:style>
    <style:style style:name="ce276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37"/>
    </style:style>
    <style:style style:name="ce276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38"/>
    </style:style>
    <style:style style:name="ce277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39"/>
    </style:style>
    <style:style style:name="ce277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40"/>
    </style:style>
    <style:style style:name="ce277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41"/>
    </style:style>
    <style:style style:name="ce277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42"/>
    </style:style>
    <style:style style:name="ce277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43"/>
    </style:style>
    <style:style style:name="ce277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44"/>
    </style:style>
    <style:style style:name="ce277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45"/>
    </style:style>
    <style:style style:name="ce277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46"/>
    </style:style>
    <style:style style:name="ce277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47"/>
    </style:style>
    <style:style style:name="ce277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48"/>
    </style:style>
    <style:style style:name="ce278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49"/>
    </style:style>
    <style:style style:name="ce278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50"/>
    </style:style>
    <style:style style:name="ce278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51"/>
    </style:style>
    <style:style style:name="ce278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52"/>
    </style:style>
    <style:style style:name="ce278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53"/>
    </style:style>
    <style:style style:name="ce278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54"/>
    </style:style>
    <style:style style:name="ce278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55"/>
    </style:style>
    <style:style style:name="ce278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56"/>
    </style:style>
    <style:style style:name="ce278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57"/>
    </style:style>
    <style:style style:name="ce278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58"/>
    </style:style>
    <style:style style:name="ce279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59"/>
    </style:style>
    <style:style style:name="ce279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60"/>
    </style:style>
    <style:style style:name="ce279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61"/>
    </style:style>
    <style:style style:name="ce279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62"/>
    </style:style>
    <style:style style:name="ce279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63"/>
    </style:style>
    <style:style style:name="ce279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64"/>
    </style:style>
    <style:style style:name="ce279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65"/>
    </style:style>
    <style:style style:name="ce279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66"/>
    </style:style>
    <style:style style:name="ce279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67"/>
    </style:style>
    <style:style style:name="ce279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68"/>
    </style:style>
    <style:style style:name="ce280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69"/>
    </style:style>
    <style:style style:name="ce280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70"/>
    </style:style>
    <style:style style:name="ce280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71"/>
    </style:style>
    <style:style style:name="ce280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72"/>
    </style:style>
    <style:style style:name="ce280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73"/>
    </style:style>
    <style:style style:name="ce280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74"/>
    </style:style>
    <style:style style:name="ce280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75"/>
    </style:style>
    <style:style style:name="ce280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76"/>
    </style:style>
    <style:style style:name="ce280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77"/>
    </style:style>
    <style:style style:name="ce280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78"/>
    </style:style>
    <style:style style:name="ce281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79"/>
    </style:style>
    <style:style style:name="ce281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80"/>
    </style:style>
    <style:style style:name="ce281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81"/>
    </style:style>
    <style:style style:name="ce281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82"/>
    </style:style>
    <style:style style:name="ce281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83"/>
    </style:style>
    <style:style style:name="ce281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84"/>
    </style:style>
    <style:style style:name="ce281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85"/>
    </style:style>
    <style:style style:name="ce281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86"/>
    </style:style>
    <style:style style:name="ce281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87"/>
    </style:style>
    <style:style style:name="ce281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88"/>
    </style:style>
    <style:style style:name="ce282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89"/>
    </style:style>
    <style:style style:name="ce282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90"/>
    </style:style>
    <style:style style:name="ce282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91"/>
    </style:style>
    <style:style style:name="ce282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92"/>
    </style:style>
    <style:style style:name="ce282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93"/>
    </style:style>
    <style:style style:name="ce282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94"/>
    </style:style>
    <style:style style:name="ce282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95"/>
    </style:style>
    <style:style style:name="ce282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96"/>
    </style:style>
    <style:style style:name="ce282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97"/>
    </style:style>
    <style:style style:name="ce282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98"/>
    </style:style>
    <style:style style:name="ce283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99"/>
    </style:style>
    <style:style style:name="ce283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00"/>
    </style:style>
    <style:style style:name="ce283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01"/>
    </style:style>
    <style:style style:name="ce283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02"/>
    </style:style>
    <style:style style:name="ce283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03"/>
    </style:style>
    <style:style style:name="ce283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04"/>
    </style:style>
    <style:style style:name="ce283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05"/>
    </style:style>
    <style:style style:name="ce283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06"/>
    </style:style>
    <style:style style:name="ce283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07"/>
    </style:style>
    <style:style style:name="ce283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08"/>
    </style:style>
    <style:style style:name="ce284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09"/>
    </style:style>
    <style:style style:name="ce284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10"/>
    </style:style>
    <style:style style:name="ce284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11"/>
    </style:style>
    <style:style style:name="ce284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12"/>
    </style:style>
    <style:style style:name="ce284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13"/>
    </style:style>
    <style:style style:name="ce284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14"/>
    </style:style>
    <style:style style:name="ce284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15"/>
    </style:style>
    <style:style style:name="ce284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16"/>
    </style:style>
    <style:style style:name="ce284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17"/>
    </style:style>
    <style:style style:name="ce284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18"/>
    </style:style>
    <style:style style:name="ce285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19"/>
    </style:style>
    <style:style style:name="ce285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20"/>
    </style:style>
    <style:style style:name="ce285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21"/>
    </style:style>
    <style:style style:name="ce285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22"/>
    </style:style>
    <style:style style:name="ce285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23"/>
    </style:style>
    <style:style style:name="ce285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24"/>
    </style:style>
    <style:style style:name="ce285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25"/>
    </style:style>
    <style:style style:name="ce285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26"/>
    </style:style>
    <style:style style:name="ce285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27"/>
    </style:style>
    <style:style style:name="ce285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28"/>
    </style:style>
    <style:style style:name="ce286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29"/>
    </style:style>
    <style:style style:name="ce286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30"/>
    </style:style>
    <style:style style:name="ce286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31"/>
    </style:style>
    <style:style style:name="ce286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32"/>
    </style:style>
    <style:style style:name="ce286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33"/>
    </style:style>
    <style:style style:name="ce286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34"/>
    </style:style>
    <style:style style:name="ce286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35"/>
    </style:style>
    <style:style style:name="ce286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36"/>
    </style:style>
    <style:style style:name="ce286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37"/>
    </style:style>
    <style:style style:name="ce286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38"/>
    </style:style>
    <style:style style:name="ce287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39"/>
    </style:style>
    <style:style style:name="ce287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40"/>
    </style:style>
    <style:style style:name="ce287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41"/>
    </style:style>
    <style:style style:name="ce287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42"/>
    </style:style>
    <style:style style:name="ce287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43"/>
    </style:style>
    <style:style style:name="ce287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44"/>
    </style:style>
    <style:style style:name="ce287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45"/>
    </style:style>
    <style:style style:name="ce287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46"/>
    </style:style>
    <style:style style:name="ce287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47"/>
    </style:style>
    <style:style style:name="ce287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48"/>
    </style:style>
    <style:style style:name="ce288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49"/>
    </style:style>
    <style:style style:name="ce288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50"/>
    </style:style>
    <style:style style:name="ce288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51"/>
    </style:style>
    <style:style style:name="ce288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52"/>
    </style:style>
    <style:style style:name="ce288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53"/>
    </style:style>
    <style:style style:name="ce288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54"/>
    </style:style>
    <style:style style:name="ce288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55"/>
    </style:style>
    <style:style style:name="ce288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56"/>
    </style:style>
    <style:style style:name="ce288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57"/>
    </style:style>
    <style:style style:name="ce288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58"/>
    </style:style>
    <style:style style:name="ce289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59"/>
    </style:style>
    <style:style style:name="ce289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60"/>
    </style:style>
    <style:style style:name="ce289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61"/>
    </style:style>
    <style:style style:name="ce289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62"/>
    </style:style>
    <style:style style:name="ce289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63"/>
    </style:style>
    <style:style style:name="ce289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64"/>
    </style:style>
    <style:style style:name="ce289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65"/>
    </style:style>
    <style:style style:name="ce289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66"/>
    </style:style>
    <style:style style:name="ce289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67"/>
    </style:style>
    <style:style style:name="ce289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68"/>
    </style:style>
    <style:style style:name="ce290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69"/>
    </style:style>
    <style:style style:name="ce290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70"/>
    </style:style>
    <style:style style:name="ce290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71"/>
    </style:style>
    <style:style style:name="ce290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72"/>
    </style:style>
    <style:style style:name="ce290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73"/>
    </style:style>
    <style:style style:name="ce290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74"/>
    </style:style>
    <style:style style:name="ce290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75"/>
    </style:style>
    <style:style style:name="ce290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76"/>
    </style:style>
    <style:style style:name="ce290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77"/>
    </style:style>
    <style:style style:name="ce290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78"/>
    </style:style>
    <style:style style:name="ce291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79"/>
    </style:style>
    <style:style style:name="ce291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80"/>
    </style:style>
    <style:style style:name="ce291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81"/>
    </style:style>
    <style:style style:name="ce291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82"/>
    </style:style>
    <style:style style:name="ce291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83"/>
    </style:style>
    <style:style style:name="ce291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84"/>
    </style:style>
    <style:style style:name="ce291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85"/>
    </style:style>
    <style:style style:name="ce291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86"/>
    </style:style>
    <style:style style:name="ce291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87"/>
    </style:style>
    <style:style style:name="ce291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U188"/>
    </style:style>
    <style:style style:name="ce292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7"/>
    </style:style>
    <style:style style:name="ce292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8"/>
    </style:style>
    <style:style style:name="ce292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9"/>
    </style:style>
    <style:style style:name="ce292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0"/>
    </style:style>
    <style:style style:name="ce292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1"/>
    </style:style>
    <style:style style:name="ce292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2"/>
    </style:style>
    <style:style style:name="ce292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3"/>
    </style:style>
    <style:style style:name="ce292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4"/>
    </style:style>
    <style:style style:name="ce292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5"/>
    </style:style>
    <style:style style:name="ce292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6"/>
    </style:style>
    <style:style style:name="ce293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7"/>
    </style:style>
    <style:style style:name="ce293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8"/>
    </style:style>
    <style:style style:name="ce293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9"/>
    </style:style>
    <style:style style:name="ce293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20"/>
    </style:style>
    <style:style style:name="ce293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21"/>
    </style:style>
    <style:style style:name="ce293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22"/>
    </style:style>
    <style:style style:name="ce293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23"/>
    </style:style>
    <style:style style:name="ce293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24"/>
    </style:style>
    <style:style style:name="ce293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25"/>
    </style:style>
    <style:style style:name="ce293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26"/>
    </style:style>
    <style:style style:name="ce294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27"/>
    </style:style>
    <style:style style:name="ce294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28"/>
    </style:style>
    <style:style style:name="ce294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29"/>
    </style:style>
    <style:style style:name="ce294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30"/>
    </style:style>
    <style:style style:name="ce294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31"/>
    </style:style>
    <style:style style:name="ce294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32"/>
    </style:style>
    <style:style style:name="ce294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33"/>
    </style:style>
    <style:style style:name="ce294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34"/>
    </style:style>
    <style:style style:name="ce294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35"/>
    </style:style>
    <style:style style:name="ce294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36"/>
    </style:style>
    <style:style style:name="ce295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37"/>
    </style:style>
    <style:style style:name="ce295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38"/>
    </style:style>
    <style:style style:name="ce295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39"/>
    </style:style>
    <style:style style:name="ce295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40"/>
    </style:style>
    <style:style style:name="ce295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41"/>
    </style:style>
    <style:style style:name="ce295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42"/>
    </style:style>
    <style:style style:name="ce295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43"/>
    </style:style>
    <style:style style:name="ce295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44"/>
    </style:style>
    <style:style style:name="ce295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45"/>
    </style:style>
    <style:style style:name="ce295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46"/>
    </style:style>
    <style:style style:name="ce296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47"/>
    </style:style>
    <style:style style:name="ce296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48"/>
    </style:style>
    <style:style style:name="ce296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49"/>
    </style:style>
    <style:style style:name="ce296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50"/>
    </style:style>
    <style:style style:name="ce296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51"/>
    </style:style>
    <style:style style:name="ce296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52"/>
    </style:style>
    <style:style style:name="ce296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53"/>
    </style:style>
    <style:style style:name="ce296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54"/>
    </style:style>
    <style:style style:name="ce296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55"/>
    </style:style>
    <style:style style:name="ce296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56"/>
    </style:style>
    <style:style style:name="ce297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57"/>
    </style:style>
    <style:style style:name="ce297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58"/>
    </style:style>
    <style:style style:name="ce297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59"/>
    </style:style>
    <style:style style:name="ce297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60"/>
    </style:style>
    <style:style style:name="ce297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61"/>
    </style:style>
    <style:style style:name="ce297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62"/>
    </style:style>
    <style:style style:name="ce297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63"/>
    </style:style>
    <style:style style:name="ce297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64"/>
    </style:style>
    <style:style style:name="ce297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65"/>
    </style:style>
    <style:style style:name="ce297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66"/>
    </style:style>
    <style:style style:name="ce298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67"/>
    </style:style>
    <style:style style:name="ce298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68"/>
    </style:style>
    <style:style style:name="ce298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69"/>
    </style:style>
    <style:style style:name="ce298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70"/>
    </style:style>
    <style:style style:name="ce298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71"/>
    </style:style>
    <style:style style:name="ce298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72"/>
    </style:style>
    <style:style style:name="ce298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73"/>
    </style:style>
    <style:style style:name="ce298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74"/>
    </style:style>
    <style:style style:name="ce298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75"/>
    </style:style>
    <style:style style:name="ce298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76"/>
    </style:style>
    <style:style style:name="ce299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77"/>
    </style:style>
    <style:style style:name="ce299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78"/>
    </style:style>
    <style:style style:name="ce299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79"/>
    </style:style>
    <style:style style:name="ce299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80"/>
    </style:style>
    <style:style style:name="ce299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81"/>
    </style:style>
    <style:style style:name="ce299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82"/>
    </style:style>
    <style:style style:name="ce299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83"/>
    </style:style>
    <style:style style:name="ce299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84"/>
    </style:style>
    <style:style style:name="ce299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85"/>
    </style:style>
    <style:style style:name="ce299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86"/>
    </style:style>
    <style:style style:name="ce300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87"/>
    </style:style>
    <style:style style:name="ce300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88"/>
    </style:style>
    <style:style style:name="ce300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89"/>
    </style:style>
    <style:style style:name="ce300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90"/>
    </style:style>
    <style:style style:name="ce300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91"/>
    </style:style>
    <style:style style:name="ce300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92"/>
    </style:style>
    <style:style style:name="ce300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93"/>
    </style:style>
    <style:style style:name="ce300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94"/>
    </style:style>
    <style:style style:name="ce300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95"/>
    </style:style>
    <style:style style:name="ce300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96"/>
    </style:style>
    <style:style style:name="ce301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97"/>
    </style:style>
    <style:style style:name="ce301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98"/>
    </style:style>
    <style:style style:name="ce301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99"/>
    </style:style>
    <style:style style:name="ce301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00"/>
    </style:style>
    <style:style style:name="ce301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01"/>
    </style:style>
    <style:style style:name="ce301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02"/>
    </style:style>
    <style:style style:name="ce301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03"/>
    </style:style>
    <style:style style:name="ce301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04"/>
    </style:style>
    <style:style style:name="ce301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05"/>
    </style:style>
    <style:style style:name="ce301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06"/>
    </style:style>
    <style:style style:name="ce302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07"/>
    </style:style>
    <style:style style:name="ce302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08"/>
    </style:style>
    <style:style style:name="ce302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09"/>
    </style:style>
    <style:style style:name="ce302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10"/>
    </style:style>
    <style:style style:name="ce302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11"/>
    </style:style>
    <style:style style:name="ce302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12"/>
    </style:style>
    <style:style style:name="ce302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13"/>
    </style:style>
    <style:style style:name="ce302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14"/>
    </style:style>
    <style:style style:name="ce302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15"/>
    </style:style>
    <style:style style:name="ce302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16"/>
    </style:style>
    <style:style style:name="ce303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17"/>
    </style:style>
    <style:style style:name="ce303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18"/>
    </style:style>
    <style:style style:name="ce303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19"/>
    </style:style>
    <style:style style:name="ce303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20"/>
    </style:style>
    <style:style style:name="ce303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21"/>
    </style:style>
    <style:style style:name="ce303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22"/>
    </style:style>
    <style:style style:name="ce303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23"/>
    </style:style>
    <style:style style:name="ce303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24"/>
    </style:style>
    <style:style style:name="ce303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25"/>
    </style:style>
    <style:style style:name="ce303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26"/>
    </style:style>
    <style:style style:name="ce304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27"/>
    </style:style>
    <style:style style:name="ce304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28"/>
    </style:style>
    <style:style style:name="ce304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29"/>
    </style:style>
    <style:style style:name="ce304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30"/>
    </style:style>
    <style:style style:name="ce304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31"/>
    </style:style>
    <style:style style:name="ce304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32"/>
    </style:style>
    <style:style style:name="ce304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33"/>
    </style:style>
    <style:style style:name="ce304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34"/>
    </style:style>
    <style:style style:name="ce304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35"/>
    </style:style>
    <style:style style:name="ce304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36"/>
    </style:style>
    <style:style style:name="ce305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37"/>
    </style:style>
    <style:style style:name="ce305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38"/>
    </style:style>
    <style:style style:name="ce305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39"/>
    </style:style>
    <style:style style:name="ce305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40"/>
    </style:style>
    <style:style style:name="ce305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41"/>
    </style:style>
    <style:style style:name="ce305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42"/>
    </style:style>
    <style:style style:name="ce305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43"/>
    </style:style>
    <style:style style:name="ce305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44"/>
    </style:style>
    <style:style style:name="ce305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45"/>
    </style:style>
    <style:style style:name="ce305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46"/>
    </style:style>
    <style:style style:name="ce306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47"/>
    </style:style>
    <style:style style:name="ce306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48"/>
    </style:style>
    <style:style style:name="ce306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49"/>
    </style:style>
    <style:style style:name="ce306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50"/>
    </style:style>
    <style:style style:name="ce306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51"/>
    </style:style>
    <style:style style:name="ce306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52"/>
    </style:style>
    <style:style style:name="ce306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53"/>
    </style:style>
    <style:style style:name="ce306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54"/>
    </style:style>
    <style:style style:name="ce306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55"/>
    </style:style>
    <style:style style:name="ce306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56"/>
    </style:style>
    <style:style style:name="ce307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57"/>
    </style:style>
    <style:style style:name="ce307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58"/>
    </style:style>
    <style:style style:name="ce307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59"/>
    </style:style>
    <style:style style:name="ce307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60"/>
    </style:style>
    <style:style style:name="ce307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61"/>
    </style:style>
    <style:style style:name="ce307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62"/>
    </style:style>
    <style:style style:name="ce307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63"/>
    </style:style>
    <style:style style:name="ce307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64"/>
    </style:style>
    <style:style style:name="ce307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65"/>
    </style:style>
    <style:style style:name="ce307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66"/>
    </style:style>
    <style:style style:name="ce308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67"/>
    </style:style>
    <style:style style:name="ce308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68"/>
    </style:style>
    <style:style style:name="ce308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69"/>
    </style:style>
    <style:style style:name="ce308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70"/>
    </style:style>
    <style:style style:name="ce308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71"/>
    </style:style>
    <style:style style:name="ce308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72"/>
    </style:style>
    <style:style style:name="ce308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73"/>
    </style:style>
    <style:style style:name="ce308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74"/>
    </style:style>
    <style:style style:name="ce308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75"/>
    </style:style>
    <style:style style:name="ce308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76"/>
    </style:style>
    <style:style style:name="ce309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77"/>
    </style:style>
    <style:style style:name="ce309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78"/>
    </style:style>
    <style:style style:name="ce3092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79"/>
    </style:style>
    <style:style style:name="ce3093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80"/>
    </style:style>
    <style:style style:name="ce3094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81"/>
    </style:style>
    <style:style style:name="ce3095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82"/>
    </style:style>
    <style:style style:name="ce3096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83"/>
    </style:style>
    <style:style style:name="ce3097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84"/>
    </style:style>
    <style:style style:name="ce3098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85"/>
    </style:style>
    <style:style style:name="ce3099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86"/>
    </style:style>
    <style:style style:name="ce3100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87"/>
    </style:style>
    <style:style style:name="ce3101" style:family="table-cell" style:parent-style-name="Default">
      <style:text-properties fo:font-style="normal" style:font-style-asian="normal" style:font-style-complex="normal"/>
      <style:map style:condition="cell-content()=1" style:apply-style-name="Error" style:base-cell-address="Sheet1.V188"/>
    </style:style>
    <style:style style:name="ce3102" style:family="table-cell" style:parent-style-name="Default">
      <style:map style:condition="cell-content()=1" style:apply-style-name="Error" style:base-cell-address="Sheet1.N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column table:style-name="co1" table:number-columns-repeated="4" table:default-cell-style-name="ce1826"/>
        <table:table-column table:style-name="co1" table:number-columns-repeated="13" table:default-cell-style-name="Default"/>
        <table:table-row table:style-name="ro1">
          <table:table-cell table:number-columns-repeated="6"/>
          <table:table-cell table:style-name="ce1"/>
          <table:table-cell table:number-columns-repeated="6"/>
          <table:table-cell table:style-name="ce1642" table:number-columns-repeated="3"/>
          <table:table-cell table:style-name="ce2009"/>
          <table:table-cell table:style-name="ce1642"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nalyse</text:p>
          </table:table-cell>
          <table:table-cell table:number-columns-repeated="10"/>
          <table:table-cell table:style-name="ce1642" table:number-columns-repeated="9"/>
          <table:table-cell table:number-columns-repeated="9"/>
        </table:table-row>
        <table:table-row table:style-name="ro1">
          <table:table-cell office:value-type="string" calcext:value-type="string">
            <text:p>Day</text:p>
          </table:table-cell>
          <table:table-cell/>
          <table:table-cell office:value-type="string" calcext:value-type="string">
            <text:p>Temp</text:p>
          </table:table-cell>
          <table:table-cell table:number-columns-repeated="3"/>
          <table:table-cell table:style-name="ce366" table:number-columns-spanned="3" table:number-rows-spanned="1"/>
          <table:covered-table-cell table:number-columns-repeated="2"/>
          <table:table-cell table:number-columns-repeated="4"/>
          <table:table-cell table:style-name="ce1642" table:number-columns-repeated="9"/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Day to day</text:p>
          </table:table-cell>
          <table:table-cell table:number-columns-repeated="8"/>
          <table:table-cell table:style-name="ce1642"/>
          <table:table-cell table:style-name="ce1642" office:value-type="string" calcext:value-type="string">
            <text:p>Per event</text:p>
          </table:table-cell>
          <table:table-cell table:style-name="ce1642" table:number-columns-repeated="7"/>
          <table:table-cell table:number-columns-repeated="9"/>
        </table:table-row>
        <table:table-row table:style-name="ro1">
          <table:table-cell/>
          <table:table-cell office:value-type="string" calcext:value-type="string">
            <text:p>Temp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emp-Averag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642"/>
          <table:table-cell table:style-name="ce1642" office:value-type="float" office:value="2" calcext:value-type="float">
            <text:p>2</text:p>
          </table:table-cell>
          <table:table-cell table:style-name="ce1642" office:value-type="float" office:value="3" calcext:value-type="float">
            <text:p>3</text:p>
          </table:table-cell>
          <table:table-cell table:style-name="ce1642" office:value-type="float" office:value="4" calcext:value-type="float">
            <text:p>4</text:p>
          </table:table-cell>
          <table:table-cell table:style-name="ce1642" office:value-type="float" office:value="5" calcext:value-type="float">
            <text:p>5</text:p>
          </table:table-cell>
          <table:table-cell table:style-name="ce1642" office:value-type="float" office:value="6" calcext:value-type="float">
            <text:p>6</text:p>
          </table:table-cell>
          <table:table-cell table:style-name="ce1642" office:value-type="float" office:value="7" calcext:value-type="float">
            <text:p>7</text:p>
          </table:table-cell>
          <table:table-cell table:style-name="ce1642" office:value-type="float" office:value="8" calcext:value-type="float">
            <text:p>8</text:p>
          </table:table-cell>
          <table:table-cell table:style-name="ce1642" office:value-type="float" office:value="9" calcext:value-type="float">
            <text:p>9</text:p>
          </table:table-cell>
          <table:table-cell/>
          <table:table-cell table:style-name="ce1642" office:value-type="float" office:value="2" calcext:value-type="float">
            <text:p>2</text:p>
          </table:table-cell>
          <table:table-cell table:style-name="ce1642" office:value-type="float" office:value="3" calcext:value-type="float">
            <text:p>3</text:p>
          </table:table-cell>
          <table:table-cell table:style-name="ce1642" office:value-type="float" office:value="4" calcext:value-type="float">
            <text:p>4</text:p>
          </table:table-cell>
          <table:table-cell table:style-name="ce1642" office:value-type="float" office:value="5" calcext:value-type="float">
            <text:p>5</text:p>
          </table:table-cell>
          <table:table-cell table:style-name="ce1642" office:value-type="float" office:value="6" calcext:value-type="float">
            <text:p>6</text:p>
          </table:table-cell>
          <table:table-cell table:style-name="ce1642" office:value-type="float" office:value="7" calcext:value-type="float">
            <text:p>7</text:p>
          </table:table-cell>
          <table:table-cell table:style-name="ce1642" office:value-type="float" office:value="8" calcext:value-type="float">
            <text:p>8</text:p>
          </table:table-cell>
          <table:table-cell table:style-name="ce1642" office:value-type="float" office:value="9" calcext:value-type="float">
            <text:p>9</text:p>
          </table:table-cell>
        </table:table-row>
        <table:table-row table:style-name="ro1">
          <table:table-cell table:number-columns-repeated="13"/>
          <table:table-cell table:style-name="ce1642" table:number-columns-repeated="9"/>
          <table:table-cell/>
          <table:table-cell table:style-name="ce1642" table:number-columns-repeated="8"/>
        </table:table-row>
        <table:table-row table:style-name="ro1">
          <table:table-cell table:style-name="ce1" office:value-type="date" office:date-value="2016-01-01" calcext:value-type="date">
            <text:p>2016-01-01</text:p>
          </table:table-cell>
          <table:table-cell office:value-type="float" office:value="0.26" calcext:value-type="float">
            <text:p>0.26</text:p>
          </table:table-cell>
          <table:table-cell table:formula="of:=AVERAGE([.B$7:.B36])" office:value-type="float" office:value="-2.24683333333333" calcext:value-type="float">
            <text:p>-2.24683333333333</text:p>
          </table:table-cell>
          <table:table-cell table:formula="of:=ABS([.B7]-[.C7])" office:value-type="float" office:value="2.50683333333333" calcext:value-type="float">
            <text:p>2.50683333333333</text:p>
          </table:table-cell>
          <table:table-cell table:style-name="ce2" table:formula="of:=IF(IF(ABS([.$C7]-[.$B7])&gt;=[.E$5];1;0)=1; IF( ABS([.$C7]-[.$B7])&lt;[.F$5]; 2; 1);0)" office:value-type="float" office:value="2" calcext:value-type="float">
            <text:p>2</text:p>
          </table:table-cell>
          <table:table-cell table:style-name="ce184" table:formula="of:=IF(IF(ABS([.$C7]-[.$B7])&gt;=[.F$5];1;0)=1; IF( ABS([.$C7]-[.$B7])&lt;[.G$5]; 2; 1);0)" office:value-type="float" office:value="0" calcext:value-type="float">
            <text:p>0</text:p>
          </table:table-cell>
          <table:table-cell table:style-name="ce367" table:formula="of:=IF(IF(ABS([.$C7]-[.$B7])&gt;=[.G$5];1;0)=1; IF( ABS([.$C7]-[.$B7])&lt;[.H$5]; 2; 1);0)" office:value-type="float" office:value="0" calcext:value-type="float">
            <text:p>0</text:p>
          </table:table-cell>
          <table:table-cell table:style-name="ce550" table:formula="of:=IF(IF(ABS([.$C7]-[.$B7])&gt;=[.H$5];1;0)=1; IF( ABS([.$C7]-[.$B7])&lt;[.I$5]; 2; 1);0)" office:value-type="float" office:value="0" calcext:value-type="float">
            <text:p>0</text:p>
          </table:table-cell>
          <table:table-cell table:style-name="ce732" table:formula="of:=IF(IF(ABS([.$C7]-[.$B7])&gt;=[.I$5];1;0)=1; IF( ABS([.$C7]-[.$B7])&lt;[.J$5]; 2; 1);0)" office:value-type="float" office:value="0" calcext:value-type="float">
            <text:p>0</text:p>
          </table:table-cell>
          <table:table-cell table:style-name="ce914" table:formula="of:=IF(IF(ABS([.$C7]-[.$B7])&gt;=[.J$5];1;0)=1; IF( ABS([.$C7]-[.$B7])&lt;[.K$5]; 2; 1);0)" office:value-type="float" office:value="0" calcext:value-type="float">
            <text:p>0</text:p>
          </table:table-cell>
          <table:table-cell table:style-name="ce1096" table:formula="of:=IF(IF(ABS([.$C7]-[.$B7])&gt;=[.K$5];1;0)=1; IF( ABS([.$C7]-[.$B7])&lt;[.L$5]; 2; 1);0)" office:value-type="float" office:value="0" calcext:value-type="float">
            <text:p>0</text:p>
          </table:table-cell>
          <table:table-cell table:style-name="ce1278" table:formula="of:=IF(IF(ABS([.$C7]-[.$B7])&gt;=[.L$5];1;0)=1; IF( ABS([.$C7]-[.$B7])&lt;[.M$5]; 2; 1);0)" office:value-type="float" office:value="0" calcext:value-type="float">
            <text:p>0</text:p>
          </table:table-cell>
          <table:table-cell table:style-name="ce1460" table:formula="of:=IF(IF(ABS([.$C7]-[.$B7])&gt;=[.M$5];1;0)=1; IF( ABS([.$C7]-[.$B7])&lt;[.N$5]; 2; 1);0)" office:value-type="float" office:value="0" calcext:value-type="float">
            <text:p>0</text:p>
          </table:table-cell>
          <table:table-cell table:style-name="ce1643"/>
          <table:table-cell table:style-name="ce1644" table:formula="of:=IF(AND([.E7]&gt;0; [.E8]=0; [.E9]=0);IF(AND([.E7]=2;[.E6]&lt;&gt;1;[.F6]&lt;&gt;1;[.F8]&lt;&gt;1;[.F7]&lt;&gt;1;[.E8]&lt;&gt;1);2;1);0)" office:value-type="float" office:value="2" calcext:value-type="float">
            <text:p>2</text:p>
          </table:table-cell>
          <table:table-cell table:style-name="ce1827" table:formula="of:=IF(AND([.F7]&gt;0; [.F8]=0; [.F9]=0);IF(AND([.F7]=2;[.F6]&lt;&gt;1;[.G6]&lt;&gt;1;[.G8]&lt;&gt;1;[.G7]&lt;&gt;1;[.F8]&lt;&gt;1);2;1);0)" office:value-type="float" office:value="0" calcext:value-type="float">
            <text:p>0</text:p>
          </table:table-cell>
          <table:table-cell table:style-name="ce2010" table:formula="of:=IF(AND([.G7]&gt;0; [.G8]=0; [.G9]=0);IF(AND([.G7]=2;[.G6]&lt;&gt;1;[.H6]&lt;&gt;1;[.H8]&lt;&gt;1;[.H7]&lt;&gt;1;[.G8]&lt;&gt;1);2;1);0)" office:value-type="float" office:value="0" calcext:value-type="float">
            <text:p>0</text:p>
          </table:table-cell>
          <table:table-cell table:style-name="ce2192" table:formula="of:=IF(AND([.H7]&gt;0; [.H8]=0; [.H9]=0);IF(AND([.H7]=2;[.H6]&lt;&gt;1;[.I6]&lt;&gt;1;[.I8]&lt;&gt;1;[.I7]&lt;&gt;1;[.H8]&lt;&gt;1);2;1);0)" office:value-type="float" office:value="0" calcext:value-type="float">
            <text:p>0</text:p>
          </table:table-cell>
          <table:table-cell table:style-name="ce2374" table:formula="of:=IF(AND([.I7]&gt;0; [.I8]=0; [.I9]=0);IF(AND([.I7]=2;[.I6]&lt;&gt;1;[.J6]&lt;&gt;1;[.J8]&lt;&gt;1;[.J7]&lt;&gt;1;[.I8]&lt;&gt;1);2;1);0)" office:value-type="float" office:value="0" calcext:value-type="float">
            <text:p>0</text:p>
          </table:table-cell>
          <table:table-cell table:style-name="ce2556" table:formula="of:=IF(AND([.J7]&gt;0; [.J8]=0; [.J9]=0);IF(AND([.J7]=2;[.J6]&lt;&gt;1;[.K6]&lt;&gt;1;[.K8]&lt;&gt;1;[.K7]&lt;&gt;1;[.J8]&lt;&gt;1);2;1);0)" office:value-type="float" office:value="0" calcext:value-type="float">
            <text:p>0</text:p>
          </table:table-cell>
          <table:table-cell table:style-name="ce2738" table:formula="of:=IF(AND([.K7]&gt;0; [.K8]=0; [.K9]=0);IF(AND([.K7]=2;[.K6]&lt;&gt;1;[.L6]&lt;&gt;1;[.L8]&lt;&gt;1;[.L7]&lt;&gt;1;[.K8]&lt;&gt;1);2;1);0)" office:value-type="float" office:value="0" calcext:value-type="float">
            <text:p>0</text:p>
          </table:table-cell>
          <table:table-cell table:style-name="ce2920" table:formula="of:=IF(AND([.L7]&gt;0; [.L8]=0; [.L9]=0);IF(AND([.L7]=2;[.L6]&lt;&gt;1;[.M6]&lt;&gt;1;[.M8]&lt;&gt;1;[.M7]&lt;&gt;1;[.L8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1-02" calcext:value-type="date">
            <text:p>2016-01-02</text:p>
          </table:table-cell>
          <table:table-cell office:value-type="float" office:value="-1.19" calcext:value-type="float">
            <text:p>-1.19</text:p>
          </table:table-cell>
          <table:table-cell table:formula="of:=AVERAGE([.B$7:.B37])" office:value-type="float" office:value="-2.12138709677419" calcext:value-type="float">
            <text:p>-2.12138709677419</text:p>
          </table:table-cell>
          <table:table-cell table:formula="of:=ABS([.B8]-[.C8])" office:value-type="float" office:value="0.931387096774194" calcext:value-type="float">
            <text:p>0.931387096774194</text:p>
          </table:table-cell>
          <table:table-cell table:style-name="ce3" table:formula="of:=IF(IF(ABS([.$C8]-[.$B8])&gt;=[.E$5];1;0)=1; IF( ABS([.$C8]-[.$B8])&lt;[.F$5]; 2; 1);0)" office:value-type="float" office:value="0" calcext:value-type="float">
            <text:p>0</text:p>
          </table:table-cell>
          <table:table-cell table:style-name="ce185" table:formula="of:=IF(IF(ABS([.$C8]-[.$B8])&gt;=[.F$5];1;0)=1; IF( ABS([.$C8]-[.$B8])&lt;[.G$5]; 2; 1);0)" office:value-type="float" office:value="0" calcext:value-type="float">
            <text:p>0</text:p>
          </table:table-cell>
          <table:table-cell table:style-name="ce368" table:formula="of:=IF(IF(ABS([.$C8]-[.$B8])&gt;=[.G$5];1;0)=1; IF( ABS([.$C8]-[.$B8])&lt;[.H$5]; 2; 1);0)" office:value-type="float" office:value="0" calcext:value-type="float">
            <text:p>0</text:p>
          </table:table-cell>
          <table:table-cell table:style-name="ce551" table:formula="of:=IF(IF(ABS([.$C8]-[.$B8])&gt;=[.H$5];1;0)=1; IF( ABS([.$C8]-[.$B8])&lt;[.I$5]; 2; 1);0)" office:value-type="float" office:value="0" calcext:value-type="float">
            <text:p>0</text:p>
          </table:table-cell>
          <table:table-cell table:style-name="ce733" table:formula="of:=IF(IF(ABS([.$C8]-[.$B8])&gt;=[.I$5];1;0)=1; IF( ABS([.$C8]-[.$B8])&lt;[.J$5]; 2; 1);0)" office:value-type="float" office:value="0" calcext:value-type="float">
            <text:p>0</text:p>
          </table:table-cell>
          <table:table-cell table:style-name="ce915" table:formula="of:=IF(IF(ABS([.$C8]-[.$B8])&gt;=[.J$5];1;0)=1; IF( ABS([.$C8]-[.$B8])&lt;[.K$5]; 2; 1);0)" office:value-type="float" office:value="0" calcext:value-type="float">
            <text:p>0</text:p>
          </table:table-cell>
          <table:table-cell table:style-name="ce1097" table:formula="of:=IF(IF(ABS([.$C8]-[.$B8])&gt;=[.K$5];1;0)=1; IF( ABS([.$C8]-[.$B8])&lt;[.L$5]; 2; 1);0)" office:value-type="float" office:value="0" calcext:value-type="float">
            <text:p>0</text:p>
          </table:table-cell>
          <table:table-cell table:style-name="ce1279" table:formula="of:=IF(IF(ABS([.$C8]-[.$B8])&gt;=[.L$5];1;0)=1; IF( ABS([.$C8]-[.$B8])&lt;[.M$5]; 2; 1);0)" office:value-type="float" office:value="0" calcext:value-type="float">
            <text:p>0</text:p>
          </table:table-cell>
          <table:table-cell table:style-name="ce1461" table:formula="of:=IF(IF(ABS([.$C8]-[.$B8])&gt;=[.M$5];1;0)=1; IF( ABS([.$C8]-[.$B8])&lt;[.N$5]; 2; 1);0)" office:value-type="float" office:value="0" calcext:value-type="float">
            <text:p>0</text:p>
          </table:table-cell>
          <table:table-cell table:style-name="ce1643"/>
          <table:table-cell table:style-name="ce1645" table:formula="of:=IF(AND([.E8]&gt;0; [.E9]=0; [.E10]=0);IF(AND([.E8]=2;[.E7]&lt;&gt;1;[.F7]&lt;&gt;1;[.F9]&lt;&gt;1;[.F8]&lt;&gt;1;[.E9]&lt;&gt;1);2;1);0)" office:value-type="float" office:value="0" calcext:value-type="float">
            <text:p>0</text:p>
          </table:table-cell>
          <table:table-cell table:style-name="ce1828" table:formula="of:=IF(AND([.F8]&gt;0; [.F9]=0; [.F10]=0);IF(AND([.F8]=2;[.F7]&lt;&gt;1;[.G7]&lt;&gt;1;[.G9]&lt;&gt;1;[.G8]&lt;&gt;1;[.F9]&lt;&gt;1);2;1);0)" office:value-type="float" office:value="0" calcext:value-type="float">
            <text:p>0</text:p>
          </table:table-cell>
          <table:table-cell table:style-name="ce2011" table:formula="of:=IF(AND([.G8]&gt;0; [.G9]=0; [.G10]=0);IF(AND([.G8]=2;[.G7]&lt;&gt;1;[.H7]&lt;&gt;1;[.H9]&lt;&gt;1;[.H8]&lt;&gt;1;[.G9]&lt;&gt;1);2;1);0)" office:value-type="float" office:value="0" calcext:value-type="float">
            <text:p>0</text:p>
          </table:table-cell>
          <table:table-cell table:style-name="ce2193" table:formula="of:=IF(AND([.H8]&gt;0; [.H9]=0; [.H10]=0);IF(AND([.H8]=2;[.H7]&lt;&gt;1;[.I7]&lt;&gt;1;[.I9]&lt;&gt;1;[.I8]&lt;&gt;1;[.H9]&lt;&gt;1);2;1);0)" office:value-type="float" office:value="0" calcext:value-type="float">
            <text:p>0</text:p>
          </table:table-cell>
          <table:table-cell table:style-name="ce2375" table:formula="of:=IF(AND([.I8]&gt;0; [.I9]=0; [.I10]=0);IF(AND([.I8]=2;[.I7]&lt;&gt;1;[.J7]&lt;&gt;1;[.J9]&lt;&gt;1;[.J8]&lt;&gt;1;[.I9]&lt;&gt;1);2;1);0)" office:value-type="float" office:value="0" calcext:value-type="float">
            <text:p>0</text:p>
          </table:table-cell>
          <table:table-cell table:style-name="ce2557" table:formula="of:=IF(AND([.J8]&gt;0; [.J9]=0; [.J10]=0);IF(AND([.J8]=2;[.J7]&lt;&gt;1;[.K7]&lt;&gt;1;[.K9]&lt;&gt;1;[.K8]&lt;&gt;1;[.J9]&lt;&gt;1);2;1);0)" office:value-type="float" office:value="0" calcext:value-type="float">
            <text:p>0</text:p>
          </table:table-cell>
          <table:table-cell table:style-name="ce2739" table:formula="of:=IF(AND([.K8]&gt;0; [.K9]=0; [.K10]=0);IF(AND([.K8]=2;[.K7]&lt;&gt;1;[.L7]&lt;&gt;1;[.L9]&lt;&gt;1;[.L8]&lt;&gt;1;[.K9]&lt;&gt;1);2;1);0)" office:value-type="float" office:value="0" calcext:value-type="float">
            <text:p>0</text:p>
          </table:table-cell>
          <table:table-cell table:style-name="ce2921" table:formula="of:=IF(AND([.L8]&gt;0; [.L9]=0; [.L10]=0);IF(AND([.L8]=2;[.L7]&lt;&gt;1;[.M7]&lt;&gt;1;[.M9]&lt;&gt;1;[.M8]&lt;&gt;1;[.L9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1-03" calcext:value-type="date">
            <text:p>2016-01-03</text:p>
          </table:table-cell>
          <table:table-cell office:value-type="float" office:value="-3.438" calcext:value-type="float">
            <text:p>-3.438</text:p>
          </table:table-cell>
          <table:table-cell table:formula="of:=AVERAGE([.B$7:.B38])" office:value-type="float" office:value="-1.89059375" calcext:value-type="float">
            <text:p>-1.89059375</text:p>
          </table:table-cell>
          <table:table-cell table:formula="of:=ABS([.B9]-[.C9])" office:value-type="float" office:value="1.54740625" calcext:value-type="float">
            <text:p>1.54740625</text:p>
          </table:table-cell>
          <table:table-cell table:style-name="ce4" table:formula="of:=IF(IF(ABS([.$C9]-[.$B9])&gt;=[.E$5];1;0)=1; IF( ABS([.$C9]-[.$B9])&lt;[.F$5]; 2; 1);0)" office:value-type="float" office:value="0" calcext:value-type="float">
            <text:p>0</text:p>
          </table:table-cell>
          <table:table-cell table:style-name="ce186" table:formula="of:=IF(IF(ABS([.$C9]-[.$B9])&gt;=[.F$5];1;0)=1; IF( ABS([.$C9]-[.$B9])&lt;[.G$5]; 2; 1);0)" office:value-type="float" office:value="0" calcext:value-type="float">
            <text:p>0</text:p>
          </table:table-cell>
          <table:table-cell table:style-name="ce369" table:formula="of:=IF(IF(ABS([.$C9]-[.$B9])&gt;=[.G$5];1;0)=1; IF( ABS([.$C9]-[.$B9])&lt;[.H$5]; 2; 1);0)" office:value-type="float" office:value="0" calcext:value-type="float">
            <text:p>0</text:p>
          </table:table-cell>
          <table:table-cell table:style-name="ce552" table:formula="of:=IF(IF(ABS([.$C9]-[.$B9])&gt;=[.H$5];1;0)=1; IF( ABS([.$C9]-[.$B9])&lt;[.I$5]; 2; 1);0)" office:value-type="float" office:value="0" calcext:value-type="float">
            <text:p>0</text:p>
          </table:table-cell>
          <table:table-cell table:style-name="ce734" table:formula="of:=IF(IF(ABS([.$C9]-[.$B9])&gt;=[.I$5];1;0)=1; IF( ABS([.$C9]-[.$B9])&lt;[.J$5]; 2; 1);0)" office:value-type="float" office:value="0" calcext:value-type="float">
            <text:p>0</text:p>
          </table:table-cell>
          <table:table-cell table:style-name="ce916" table:formula="of:=IF(IF(ABS([.$C9]-[.$B9])&gt;=[.J$5];1;0)=1; IF( ABS([.$C9]-[.$B9])&lt;[.K$5]; 2; 1);0)" office:value-type="float" office:value="0" calcext:value-type="float">
            <text:p>0</text:p>
          </table:table-cell>
          <table:table-cell table:style-name="ce1098" table:formula="of:=IF(IF(ABS([.$C9]-[.$B9])&gt;=[.K$5];1;0)=1; IF( ABS([.$C9]-[.$B9])&lt;[.L$5]; 2; 1);0)" office:value-type="float" office:value="0" calcext:value-type="float">
            <text:p>0</text:p>
          </table:table-cell>
          <table:table-cell table:style-name="ce1280" table:formula="of:=IF(IF(ABS([.$C9]-[.$B9])&gt;=[.L$5];1;0)=1; IF( ABS([.$C9]-[.$B9])&lt;[.M$5]; 2; 1);0)" office:value-type="float" office:value="0" calcext:value-type="float">
            <text:p>0</text:p>
          </table:table-cell>
          <table:table-cell table:style-name="ce1462" table:formula="of:=IF(IF(ABS([.$C9]-[.$B9])&gt;=[.M$5];1;0)=1; IF( ABS([.$C9]-[.$B9])&lt;[.N$5]; 2; 1);0)" office:value-type="float" office:value="0" calcext:value-type="float">
            <text:p>0</text:p>
          </table:table-cell>
          <table:table-cell table:style-name="ce1643"/>
          <table:table-cell table:style-name="ce1646" table:formula="of:=IF(AND([.E9]&gt;0; [.E10]=0; [.E11]=0);IF(AND([.E9]=2;[.E8]&lt;&gt;1;[.F8]&lt;&gt;1;[.F10]&lt;&gt;1;[.F9]&lt;&gt;1;[.E10]&lt;&gt;1);2;1);0)" office:value-type="float" office:value="0" calcext:value-type="float">
            <text:p>0</text:p>
          </table:table-cell>
          <table:table-cell table:style-name="ce1829" table:formula="of:=IF(AND([.F9]&gt;0; [.F10]=0; [.F11]=0);IF(AND([.F9]=2;[.F8]&lt;&gt;1;[.G8]&lt;&gt;1;[.G10]&lt;&gt;1;[.G9]&lt;&gt;1;[.F10]&lt;&gt;1);2;1);0)" office:value-type="float" office:value="0" calcext:value-type="float">
            <text:p>0</text:p>
          </table:table-cell>
          <table:table-cell table:style-name="ce2012" table:formula="of:=IF(AND([.G9]&gt;0; [.G10]=0; [.G11]=0);IF(AND([.G9]=2;[.G8]&lt;&gt;1;[.H8]&lt;&gt;1;[.H10]&lt;&gt;1;[.H9]&lt;&gt;1;[.G10]&lt;&gt;1);2;1);0)" office:value-type="float" office:value="0" calcext:value-type="float">
            <text:p>0</text:p>
          </table:table-cell>
          <table:table-cell table:style-name="ce2194" table:formula="of:=IF(AND([.H9]&gt;0; [.H10]=0; [.H11]=0);IF(AND([.H9]=2;[.H8]&lt;&gt;1;[.I8]&lt;&gt;1;[.I10]&lt;&gt;1;[.I9]&lt;&gt;1;[.H10]&lt;&gt;1);2;1);0)" office:value-type="float" office:value="0" calcext:value-type="float">
            <text:p>0</text:p>
          </table:table-cell>
          <table:table-cell table:style-name="ce2376" table:formula="of:=IF(AND([.I9]&gt;0; [.I10]=0; [.I11]=0);IF(AND([.I9]=2;[.I8]&lt;&gt;1;[.J8]&lt;&gt;1;[.J10]&lt;&gt;1;[.J9]&lt;&gt;1;[.I10]&lt;&gt;1);2;1);0)" office:value-type="float" office:value="0" calcext:value-type="float">
            <text:p>0</text:p>
          </table:table-cell>
          <table:table-cell table:style-name="ce2558" table:formula="of:=IF(AND([.J9]&gt;0; [.J10]=0; [.J11]=0);IF(AND([.J9]=2;[.J8]&lt;&gt;1;[.K8]&lt;&gt;1;[.K10]&lt;&gt;1;[.K9]&lt;&gt;1;[.J10]&lt;&gt;1);2;1);0)" office:value-type="float" office:value="0" calcext:value-type="float">
            <text:p>0</text:p>
          </table:table-cell>
          <table:table-cell table:style-name="ce2740" table:formula="of:=IF(AND([.K9]&gt;0; [.K10]=0; [.K11]=0);IF(AND([.K9]=2;[.K8]&lt;&gt;1;[.L8]&lt;&gt;1;[.L10]&lt;&gt;1;[.L9]&lt;&gt;1;[.K10]&lt;&gt;1);2;1);0)" office:value-type="float" office:value="0" calcext:value-type="float">
            <text:p>0</text:p>
          </table:table-cell>
          <table:table-cell table:style-name="ce2922" table:formula="of:=IF(AND([.L9]&gt;0; [.L10]=0; [.L11]=0);IF(AND([.L9]=2;[.L8]&lt;&gt;1;[.M8]&lt;&gt;1;[.M10]&lt;&gt;1;[.M9]&lt;&gt;1;[.L10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1-04" calcext:value-type="date">
            <text:p>2016-01-04</text:p>
          </table:table-cell>
          <table:table-cell office:value-type="float" office:value="-3.471" calcext:value-type="float">
            <text:p>-3.471</text:p>
          </table:table-cell>
          <table:table-cell table:formula="of:=AVERAGE([.B$7:.B39])" office:value-type="float" office:value="-1.63148484848485" calcext:value-type="float">
            <text:p>-1.63148484848485</text:p>
          </table:table-cell>
          <table:table-cell table:formula="of:=ABS([.B10]-[.C10])" office:value-type="float" office:value="1.83951515151515" calcext:value-type="float">
            <text:p>1.83951515151515</text:p>
          </table:table-cell>
          <table:table-cell table:style-name="ce5" table:formula="of:=IF(IF(ABS([.$C10]-[.$B10])&gt;=[.E$5];1;0)=1; IF( ABS([.$C10]-[.$B10])&lt;[.F$5]; 2; 1);0)" office:value-type="float" office:value="0" calcext:value-type="float">
            <text:p>0</text:p>
          </table:table-cell>
          <table:table-cell table:style-name="ce187" table:formula="of:=IF(IF(ABS([.$C10]-[.$B10])&gt;=[.F$5];1;0)=1; IF( ABS([.$C10]-[.$B10])&lt;[.G$5]; 2; 1);0)" office:value-type="float" office:value="0" calcext:value-type="float">
            <text:p>0</text:p>
          </table:table-cell>
          <table:table-cell table:style-name="ce370" table:formula="of:=IF(IF(ABS([.$C10]-[.$B10])&gt;=[.G$5];1;0)=1; IF( ABS([.$C10]-[.$B10])&lt;[.H$5]; 2; 1);0)" office:value-type="float" office:value="0" calcext:value-type="float">
            <text:p>0</text:p>
          </table:table-cell>
          <table:table-cell table:style-name="ce553" table:formula="of:=IF(IF(ABS([.$C10]-[.$B10])&gt;=[.H$5];1;0)=1; IF( ABS([.$C10]-[.$B10])&lt;[.I$5]; 2; 1);0)" office:value-type="float" office:value="0" calcext:value-type="float">
            <text:p>0</text:p>
          </table:table-cell>
          <table:table-cell table:style-name="ce735" table:formula="of:=IF(IF(ABS([.$C10]-[.$B10])&gt;=[.I$5];1;0)=1; IF( ABS([.$C10]-[.$B10])&lt;[.J$5]; 2; 1);0)" office:value-type="float" office:value="0" calcext:value-type="float">
            <text:p>0</text:p>
          </table:table-cell>
          <table:table-cell table:style-name="ce917" table:formula="of:=IF(IF(ABS([.$C10]-[.$B10])&gt;=[.J$5];1;0)=1; IF( ABS([.$C10]-[.$B10])&lt;[.K$5]; 2; 1);0)" office:value-type="float" office:value="0" calcext:value-type="float">
            <text:p>0</text:p>
          </table:table-cell>
          <table:table-cell table:style-name="ce1099" table:formula="of:=IF(IF(ABS([.$C10]-[.$B10])&gt;=[.K$5];1;0)=1; IF( ABS([.$C10]-[.$B10])&lt;[.L$5]; 2; 1);0)" office:value-type="float" office:value="0" calcext:value-type="float">
            <text:p>0</text:p>
          </table:table-cell>
          <table:table-cell table:style-name="ce1281" table:formula="of:=IF(IF(ABS([.$C10]-[.$B10])&gt;=[.L$5];1;0)=1; IF( ABS([.$C10]-[.$B10])&lt;[.M$5]; 2; 1);0)" office:value-type="float" office:value="0" calcext:value-type="float">
            <text:p>0</text:p>
          </table:table-cell>
          <table:table-cell table:style-name="ce1463" table:formula="of:=IF(IF(ABS([.$C10]-[.$B10])&gt;=[.M$5];1;0)=1; IF( ABS([.$C10]-[.$B10])&lt;[.N$5]; 2; 1);0)" office:value-type="float" office:value="0" calcext:value-type="float">
            <text:p>0</text:p>
          </table:table-cell>
          <table:table-cell table:style-name="ce1643"/>
          <table:table-cell table:style-name="ce1647" table:formula="of:=IF(AND([.E10]&gt;0; [.E11]=0; [.E12]=0);IF(AND([.E10]=2;[.E9]&lt;&gt;1;[.F9]&lt;&gt;1;[.F11]&lt;&gt;1;[.F10]&lt;&gt;1;[.E11]&lt;&gt;1);2;1);0)" office:value-type="float" office:value="0" calcext:value-type="float">
            <text:p>0</text:p>
          </table:table-cell>
          <table:table-cell table:style-name="ce1830" table:formula="of:=IF(AND([.F10]&gt;0; [.F11]=0; [.F12]=0);IF(AND([.F10]=2;[.F9]&lt;&gt;1;[.G9]&lt;&gt;1;[.G11]&lt;&gt;1;[.G10]&lt;&gt;1;[.F11]&lt;&gt;1);2;1);0)" office:value-type="float" office:value="0" calcext:value-type="float">
            <text:p>0</text:p>
          </table:table-cell>
          <table:table-cell table:style-name="ce2013" table:formula="of:=IF(AND([.G10]&gt;0; [.G11]=0; [.G12]=0);IF(AND([.G10]=2;[.G9]&lt;&gt;1;[.H9]&lt;&gt;1;[.H11]&lt;&gt;1;[.H10]&lt;&gt;1;[.G11]&lt;&gt;1);2;1);0)" office:value-type="float" office:value="0" calcext:value-type="float">
            <text:p>0</text:p>
          </table:table-cell>
          <table:table-cell table:style-name="ce2195" table:formula="of:=IF(AND([.H10]&gt;0; [.H11]=0; [.H12]=0);IF(AND([.H10]=2;[.H9]&lt;&gt;1;[.I9]&lt;&gt;1;[.I11]&lt;&gt;1;[.I10]&lt;&gt;1;[.H11]&lt;&gt;1);2;1);0)" office:value-type="float" office:value="0" calcext:value-type="float">
            <text:p>0</text:p>
          </table:table-cell>
          <table:table-cell table:style-name="ce2377" table:formula="of:=IF(AND([.I10]&gt;0; [.I11]=0; [.I12]=0);IF(AND([.I10]=2;[.I9]&lt;&gt;1;[.J9]&lt;&gt;1;[.J11]&lt;&gt;1;[.J10]&lt;&gt;1;[.I11]&lt;&gt;1);2;1);0)" office:value-type="float" office:value="0" calcext:value-type="float">
            <text:p>0</text:p>
          </table:table-cell>
          <table:table-cell table:style-name="ce2559" table:formula="of:=IF(AND([.J10]&gt;0; [.J11]=0; [.J12]=0);IF(AND([.J10]=2;[.J9]&lt;&gt;1;[.K9]&lt;&gt;1;[.K11]&lt;&gt;1;[.K10]&lt;&gt;1;[.J11]&lt;&gt;1);2;1);0)" office:value-type="float" office:value="0" calcext:value-type="float">
            <text:p>0</text:p>
          </table:table-cell>
          <table:table-cell table:style-name="ce2741" table:formula="of:=IF(AND([.K10]&gt;0; [.K11]=0; [.K12]=0);IF(AND([.K10]=2;[.K9]&lt;&gt;1;[.L9]&lt;&gt;1;[.L11]&lt;&gt;1;[.L10]&lt;&gt;1;[.K11]&lt;&gt;1);2;1);0)" office:value-type="float" office:value="0" calcext:value-type="float">
            <text:p>0</text:p>
          </table:table-cell>
          <table:table-cell table:style-name="ce2923" table:formula="of:=IF(AND([.L10]&gt;0; [.L11]=0; [.L12]=0);IF(AND([.L10]=2;[.L9]&lt;&gt;1;[.M9]&lt;&gt;1;[.M11]&lt;&gt;1;[.M10]&lt;&gt;1;[.L11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1-05" calcext:value-type="date">
            <text:p>2016-01-05</text:p>
          </table:table-cell>
          <table:table-cell office:value-type="float" office:value="-3.865" calcext:value-type="float">
            <text:p>-3.865</text:p>
          </table:table-cell>
          <table:table-cell table:formula="of:=AVERAGE([.B$7:.B40])" office:value-type="float" office:value="-1.67676470588235" calcext:value-type="float">
            <text:p>-1.67676470588235</text:p>
          </table:table-cell>
          <table:table-cell table:formula="of:=ABS([.B11]-[.C11])" office:value-type="float" office:value="2.18823529411765" calcext:value-type="float">
            <text:p>2.18823529411765</text:p>
          </table:table-cell>
          <table:table-cell table:style-name="ce6" table:formula="of:=IF(IF(ABS([.$C11]-[.$B11])&gt;=[.E$5];1;0)=1; IF( ABS([.$C11]-[.$B11])&lt;[.F$5]; 2; 1);0)" office:value-type="float" office:value="2" calcext:value-type="float">
            <text:p>2</text:p>
          </table:table-cell>
          <table:table-cell table:style-name="ce188" table:formula="of:=IF(IF(ABS([.$C11]-[.$B11])&gt;=[.F$5];1;0)=1; IF( ABS([.$C11]-[.$B11])&lt;[.G$5]; 2; 1);0)" office:value-type="float" office:value="0" calcext:value-type="float">
            <text:p>0</text:p>
          </table:table-cell>
          <table:table-cell table:style-name="ce371" table:formula="of:=IF(IF(ABS([.$C11]-[.$B11])&gt;=[.G$5];1;0)=1; IF( ABS([.$C11]-[.$B11])&lt;[.H$5]; 2; 1);0)" office:value-type="float" office:value="0" calcext:value-type="float">
            <text:p>0</text:p>
          </table:table-cell>
          <table:table-cell table:style-name="ce554" table:formula="of:=IF(IF(ABS([.$C11]-[.$B11])&gt;=[.H$5];1;0)=1; IF( ABS([.$C11]-[.$B11])&lt;[.I$5]; 2; 1);0)" office:value-type="float" office:value="0" calcext:value-type="float">
            <text:p>0</text:p>
          </table:table-cell>
          <table:table-cell table:style-name="ce736" table:formula="of:=IF(IF(ABS([.$C11]-[.$B11])&gt;=[.I$5];1;0)=1; IF( ABS([.$C11]-[.$B11])&lt;[.J$5]; 2; 1);0)" office:value-type="float" office:value="0" calcext:value-type="float">
            <text:p>0</text:p>
          </table:table-cell>
          <table:table-cell table:style-name="ce918" table:formula="of:=IF(IF(ABS([.$C11]-[.$B11])&gt;=[.J$5];1;0)=1; IF( ABS([.$C11]-[.$B11])&lt;[.K$5]; 2; 1);0)" office:value-type="float" office:value="0" calcext:value-type="float">
            <text:p>0</text:p>
          </table:table-cell>
          <table:table-cell table:style-name="ce1100" table:formula="of:=IF(IF(ABS([.$C11]-[.$B11])&gt;=[.K$5];1;0)=1; IF( ABS([.$C11]-[.$B11])&lt;[.L$5]; 2; 1);0)" office:value-type="float" office:value="0" calcext:value-type="float">
            <text:p>0</text:p>
          </table:table-cell>
          <table:table-cell table:style-name="ce1282" table:formula="of:=IF(IF(ABS([.$C11]-[.$B11])&gt;=[.L$5];1;0)=1; IF( ABS([.$C11]-[.$B11])&lt;[.M$5]; 2; 1);0)" office:value-type="float" office:value="0" calcext:value-type="float">
            <text:p>0</text:p>
          </table:table-cell>
          <table:table-cell table:style-name="ce1464" table:formula="of:=IF(IF(ABS([.$C11]-[.$B11])&gt;=[.M$5];1;0)=1; IF( ABS([.$C11]-[.$B11])&lt;[.N$5]; 2; 1);0)" office:value-type="float" office:value="0" calcext:value-type="float">
            <text:p>0</text:p>
          </table:table-cell>
          <table:table-cell table:style-name="ce1643"/>
          <table:table-cell table:style-name="ce1648" table:formula="of:=IF(AND([.E11]&gt;0; [.E12]=0; [.E13]=0);IF(AND([.E11]=2;[.E10]&lt;&gt;1;[.F10]&lt;&gt;1;[.F12]&lt;&gt;1;[.F11]&lt;&gt;1;[.E12]&lt;&gt;1);2;1);0)" office:value-type="float" office:value="0" calcext:value-type="float">
            <text:p>0</text:p>
          </table:table-cell>
          <table:table-cell table:style-name="ce1831" table:formula="of:=IF(AND([.F11]&gt;0; [.F12]=0; [.F13]=0);IF(AND([.F11]=2;[.F10]&lt;&gt;1;[.G10]&lt;&gt;1;[.G12]&lt;&gt;1;[.G11]&lt;&gt;1;[.F12]&lt;&gt;1);2;1);0)" office:value-type="float" office:value="0" calcext:value-type="float">
            <text:p>0</text:p>
          </table:table-cell>
          <table:table-cell table:style-name="ce2014" table:formula="of:=IF(AND([.G11]&gt;0; [.G12]=0; [.G13]=0);IF(AND([.G11]=2;[.G10]&lt;&gt;1;[.H10]&lt;&gt;1;[.H12]&lt;&gt;1;[.H11]&lt;&gt;1;[.G12]&lt;&gt;1);2;1);0)" office:value-type="float" office:value="0" calcext:value-type="float">
            <text:p>0</text:p>
          </table:table-cell>
          <table:table-cell table:style-name="ce2196" table:formula="of:=IF(AND([.H11]&gt;0; [.H12]=0; [.H13]=0);IF(AND([.H11]=2;[.H10]&lt;&gt;1;[.I10]&lt;&gt;1;[.I12]&lt;&gt;1;[.I11]&lt;&gt;1;[.H12]&lt;&gt;1);2;1);0)" office:value-type="float" office:value="0" calcext:value-type="float">
            <text:p>0</text:p>
          </table:table-cell>
          <table:table-cell table:style-name="ce2378" table:formula="of:=IF(AND([.I11]&gt;0; [.I12]=0; [.I13]=0);IF(AND([.I11]=2;[.I10]&lt;&gt;1;[.J10]&lt;&gt;1;[.J12]&lt;&gt;1;[.J11]&lt;&gt;1;[.I12]&lt;&gt;1);2;1);0)" office:value-type="float" office:value="0" calcext:value-type="float">
            <text:p>0</text:p>
          </table:table-cell>
          <table:table-cell table:style-name="ce2560" table:formula="of:=IF(AND([.J11]&gt;0; [.J12]=0; [.J13]=0);IF(AND([.J11]=2;[.J10]&lt;&gt;1;[.K10]&lt;&gt;1;[.K12]&lt;&gt;1;[.K11]&lt;&gt;1;[.J12]&lt;&gt;1);2;1);0)" office:value-type="float" office:value="0" calcext:value-type="float">
            <text:p>0</text:p>
          </table:table-cell>
          <table:table-cell table:style-name="ce2742" table:formula="of:=IF(AND([.K11]&gt;0; [.K12]=0; [.K13]=0);IF(AND([.K11]=2;[.K10]&lt;&gt;1;[.L10]&lt;&gt;1;[.L12]&lt;&gt;1;[.L11]&lt;&gt;1;[.K12]&lt;&gt;1);2;1);0)" office:value-type="float" office:value="0" calcext:value-type="float">
            <text:p>0</text:p>
          </table:table-cell>
          <table:table-cell table:style-name="ce2924" table:formula="of:=IF(AND([.L11]&gt;0; [.L12]=0; [.L13]=0);IF(AND([.L11]=2;[.L10]&lt;&gt;1;[.M10]&lt;&gt;1;[.M12]&lt;&gt;1;[.M11]&lt;&gt;1;[.L12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1-06" calcext:value-type="date">
            <text:p>2016-01-06</text:p>
          </table:table-cell>
          <table:table-cell office:value-type="float" office:value="-4.694" calcext:value-type="float">
            <text:p>-4.694</text:p>
          </table:table-cell>
          <table:table-cell table:formula="of:=AVERAGE([.B$7:.B41])" office:value-type="float" office:value="-1.77077142857143" calcext:value-type="float">
            <text:p>-1.77077142857143</text:p>
          </table:table-cell>
          <table:table-cell table:formula="of:=ABS([.B12]-[.C12])" office:value-type="float" office:value="2.92322857142857" calcext:value-type="float">
            <text:p>2.92322857142857</text:p>
          </table:table-cell>
          <table:table-cell table:style-name="ce7" table:formula="of:=IF(IF(ABS([.$C12]-[.$B12])&gt;=[.E$5];1;0)=1; IF( ABS([.$C12]-[.$B12])&lt;[.F$5]; 2; 1);0)" office:value-type="float" office:value="2" calcext:value-type="float">
            <text:p>2</text:p>
          </table:table-cell>
          <table:table-cell table:style-name="ce189" table:formula="of:=IF(IF(ABS([.$C12]-[.$B12])&gt;=[.F$5];1;0)=1; IF( ABS([.$C12]-[.$B12])&lt;[.G$5]; 2; 1);0)" office:value-type="float" office:value="0" calcext:value-type="float">
            <text:p>0</text:p>
          </table:table-cell>
          <table:table-cell table:style-name="ce372" table:formula="of:=IF(IF(ABS([.$C12]-[.$B12])&gt;=[.G$5];1;0)=1; IF( ABS([.$C12]-[.$B12])&lt;[.H$5]; 2; 1);0)" office:value-type="float" office:value="0" calcext:value-type="float">
            <text:p>0</text:p>
          </table:table-cell>
          <table:table-cell table:style-name="ce555" table:formula="of:=IF(IF(ABS([.$C12]-[.$B12])&gt;=[.H$5];1;0)=1; IF( ABS([.$C12]-[.$B12])&lt;[.I$5]; 2; 1);0)" office:value-type="float" office:value="0" calcext:value-type="float">
            <text:p>0</text:p>
          </table:table-cell>
          <table:table-cell table:style-name="ce737" table:formula="of:=IF(IF(ABS([.$C12]-[.$B12])&gt;=[.I$5];1;0)=1; IF( ABS([.$C12]-[.$B12])&lt;[.J$5]; 2; 1);0)" office:value-type="float" office:value="0" calcext:value-type="float">
            <text:p>0</text:p>
          </table:table-cell>
          <table:table-cell table:style-name="ce919" table:formula="of:=IF(IF(ABS([.$C12]-[.$B12])&gt;=[.J$5];1;0)=1; IF( ABS([.$C12]-[.$B12])&lt;[.K$5]; 2; 1);0)" office:value-type="float" office:value="0" calcext:value-type="float">
            <text:p>0</text:p>
          </table:table-cell>
          <table:table-cell table:style-name="ce1101" table:formula="of:=IF(IF(ABS([.$C12]-[.$B12])&gt;=[.K$5];1;0)=1; IF( ABS([.$C12]-[.$B12])&lt;[.L$5]; 2; 1);0)" office:value-type="float" office:value="0" calcext:value-type="float">
            <text:p>0</text:p>
          </table:table-cell>
          <table:table-cell table:style-name="ce1283" table:formula="of:=IF(IF(ABS([.$C12]-[.$B12])&gt;=[.L$5];1;0)=1; IF( ABS([.$C12]-[.$B12])&lt;[.M$5]; 2; 1);0)" office:value-type="float" office:value="0" calcext:value-type="float">
            <text:p>0</text:p>
          </table:table-cell>
          <table:table-cell table:style-name="ce1465" table:formula="of:=IF(IF(ABS([.$C12]-[.$B12])&gt;=[.M$5];1;0)=1; IF( ABS([.$C12]-[.$B12])&lt;[.N$5]; 2; 1);0)" office:value-type="float" office:value="0" calcext:value-type="float">
            <text:p>0</text:p>
          </table:table-cell>
          <table:table-cell table:style-name="ce1643"/>
          <table:table-cell table:style-name="ce1649" table:formula="of:=IF(AND([.E12]&gt;0; [.E13]=0; [.E14]=0);IF(AND([.E12]=2;[.E11]&lt;&gt;1;[.F11]&lt;&gt;1;[.F13]&lt;&gt;1;[.F12]&lt;&gt;1;[.E13]&lt;&gt;1);2;1);0)" office:value-type="float" office:value="2" calcext:value-type="float">
            <text:p>2</text:p>
          </table:table-cell>
          <table:table-cell table:style-name="ce1832" table:formula="of:=IF(AND([.F12]&gt;0; [.F13]=0; [.F14]=0);IF(AND([.F12]=2;[.F11]&lt;&gt;1;[.G11]&lt;&gt;1;[.G13]&lt;&gt;1;[.G12]&lt;&gt;1;[.F13]&lt;&gt;1);2;1);0)" office:value-type="float" office:value="0" calcext:value-type="float">
            <text:p>0</text:p>
          </table:table-cell>
          <table:table-cell table:style-name="ce2015" table:formula="of:=IF(AND([.G12]&gt;0; [.G13]=0; [.G14]=0);IF(AND([.G12]=2;[.G11]&lt;&gt;1;[.H11]&lt;&gt;1;[.H13]&lt;&gt;1;[.H12]&lt;&gt;1;[.G13]&lt;&gt;1);2;1);0)" office:value-type="float" office:value="0" calcext:value-type="float">
            <text:p>0</text:p>
          </table:table-cell>
          <table:table-cell table:style-name="ce2197" table:formula="of:=IF(AND([.H12]&gt;0; [.H13]=0; [.H14]=0);IF(AND([.H12]=2;[.H11]&lt;&gt;1;[.I11]&lt;&gt;1;[.I13]&lt;&gt;1;[.I12]&lt;&gt;1;[.H13]&lt;&gt;1);2;1);0)" office:value-type="float" office:value="0" calcext:value-type="float">
            <text:p>0</text:p>
          </table:table-cell>
          <table:table-cell table:style-name="ce2379" table:formula="of:=IF(AND([.I12]&gt;0; [.I13]=0; [.I14]=0);IF(AND([.I12]=2;[.I11]&lt;&gt;1;[.J11]&lt;&gt;1;[.J13]&lt;&gt;1;[.J12]&lt;&gt;1;[.I13]&lt;&gt;1);2;1);0)" office:value-type="float" office:value="0" calcext:value-type="float">
            <text:p>0</text:p>
          </table:table-cell>
          <table:table-cell table:style-name="ce2561" table:formula="of:=IF(AND([.J12]&gt;0; [.J13]=0; [.J14]=0);IF(AND([.J12]=2;[.J11]&lt;&gt;1;[.K11]&lt;&gt;1;[.K13]&lt;&gt;1;[.K12]&lt;&gt;1;[.J13]&lt;&gt;1);2;1);0)" office:value-type="float" office:value="0" calcext:value-type="float">
            <text:p>0</text:p>
          </table:table-cell>
          <table:table-cell table:style-name="ce2743" table:formula="of:=IF(AND([.K12]&gt;0; [.K13]=0; [.K14]=0);IF(AND([.K12]=2;[.K11]&lt;&gt;1;[.L11]&lt;&gt;1;[.L13]&lt;&gt;1;[.L12]&lt;&gt;1;[.K13]&lt;&gt;1);2;1);0)" office:value-type="float" office:value="0" calcext:value-type="float">
            <text:p>0</text:p>
          </table:table-cell>
          <table:table-cell table:style-name="ce2925" table:formula="of:=IF(AND([.L12]&gt;0; [.L13]=0; [.L14]=0);IF(AND([.L12]=2;[.L11]&lt;&gt;1;[.M11]&lt;&gt;1;[.M13]&lt;&gt;1;[.M12]&lt;&gt;1;[.L13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1-07" calcext:value-type="date">
            <text:p>2016-01-07</text:p>
          </table:table-cell>
          <table:table-cell office:value-type="float" office:value="-3.105" calcext:value-type="float">
            <text:p>-3.105</text:p>
          </table:table-cell>
          <table:table-cell table:formula="of:=AVERAGE([.B$7:.B42])" office:value-type="float" office:value="-1.69691666666667" calcext:value-type="float">
            <text:p>-1.69691666666667</text:p>
          </table:table-cell>
          <table:table-cell table:formula="of:=ABS([.B13]-[.C13])" office:value-type="float" office:value="1.40808333333333" calcext:value-type="float">
            <text:p>1.40808333333333</text:p>
          </table:table-cell>
          <table:table-cell table:style-name="ce8" table:formula="of:=IF(IF(ABS([.$C13]-[.$B13])&gt;=[.E$5];1;0)=1; IF( ABS([.$C13]-[.$B13])&lt;[.F$5]; 2; 1);0)" office:value-type="float" office:value="0" calcext:value-type="float">
            <text:p>0</text:p>
          </table:table-cell>
          <table:table-cell table:style-name="ce190" table:formula="of:=IF(IF(ABS([.$C13]-[.$B13])&gt;=[.F$5];1;0)=1; IF( ABS([.$C13]-[.$B13])&lt;[.G$5]; 2; 1);0)" office:value-type="float" office:value="0" calcext:value-type="float">
            <text:p>0</text:p>
          </table:table-cell>
          <table:table-cell table:style-name="ce373" table:formula="of:=IF(IF(ABS([.$C13]-[.$B13])&gt;=[.G$5];1;0)=1; IF( ABS([.$C13]-[.$B13])&lt;[.H$5]; 2; 1);0)" office:value-type="float" office:value="0" calcext:value-type="float">
            <text:p>0</text:p>
          </table:table-cell>
          <table:table-cell table:style-name="ce556" table:formula="of:=IF(IF(ABS([.$C13]-[.$B13])&gt;=[.H$5];1;0)=1; IF( ABS([.$C13]-[.$B13])&lt;[.I$5]; 2; 1);0)" office:value-type="float" office:value="0" calcext:value-type="float">
            <text:p>0</text:p>
          </table:table-cell>
          <table:table-cell table:style-name="ce738" table:formula="of:=IF(IF(ABS([.$C13]-[.$B13])&gt;=[.I$5];1;0)=1; IF( ABS([.$C13]-[.$B13])&lt;[.J$5]; 2; 1);0)" office:value-type="float" office:value="0" calcext:value-type="float">
            <text:p>0</text:p>
          </table:table-cell>
          <table:table-cell table:style-name="ce920" table:formula="of:=IF(IF(ABS([.$C13]-[.$B13])&gt;=[.J$5];1;0)=1; IF( ABS([.$C13]-[.$B13])&lt;[.K$5]; 2; 1);0)" office:value-type="float" office:value="0" calcext:value-type="float">
            <text:p>0</text:p>
          </table:table-cell>
          <table:table-cell table:style-name="ce1102" table:formula="of:=IF(IF(ABS([.$C13]-[.$B13])&gt;=[.K$5];1;0)=1; IF( ABS([.$C13]-[.$B13])&lt;[.L$5]; 2; 1);0)" office:value-type="float" office:value="0" calcext:value-type="float">
            <text:p>0</text:p>
          </table:table-cell>
          <table:table-cell table:style-name="ce1284" table:formula="of:=IF(IF(ABS([.$C13]-[.$B13])&gt;=[.L$5];1;0)=1; IF( ABS([.$C13]-[.$B13])&lt;[.M$5]; 2; 1);0)" office:value-type="float" office:value="0" calcext:value-type="float">
            <text:p>0</text:p>
          </table:table-cell>
          <table:table-cell table:style-name="ce1466" table:formula="of:=IF(IF(ABS([.$C13]-[.$B13])&gt;=[.M$5];1;0)=1; IF( ABS([.$C13]-[.$B13])&lt;[.N$5]; 2; 1);0)" office:value-type="float" office:value="0" calcext:value-type="float">
            <text:p>0</text:p>
          </table:table-cell>
          <table:table-cell table:style-name="ce1643"/>
          <table:table-cell table:style-name="ce1650" table:formula="of:=IF(AND([.E13]&gt;0; [.E14]=0; [.E15]=0);IF(AND([.E13]=2;[.E12]&lt;&gt;1;[.F12]&lt;&gt;1;[.F14]&lt;&gt;1;[.F13]&lt;&gt;1;[.E14]&lt;&gt;1);2;1);0)" office:value-type="float" office:value="0" calcext:value-type="float">
            <text:p>0</text:p>
          </table:table-cell>
          <table:table-cell table:style-name="ce1833" table:formula="of:=IF(AND([.F13]&gt;0; [.F14]=0; [.F15]=0);IF(AND([.F13]=2;[.F12]&lt;&gt;1;[.G12]&lt;&gt;1;[.G14]&lt;&gt;1;[.G13]&lt;&gt;1;[.F14]&lt;&gt;1);2;1);0)" office:value-type="float" office:value="0" calcext:value-type="float">
            <text:p>0</text:p>
          </table:table-cell>
          <table:table-cell table:style-name="ce2016" table:formula="of:=IF(AND([.G13]&gt;0; [.G14]=0; [.G15]=0);IF(AND([.G13]=2;[.G12]&lt;&gt;1;[.H12]&lt;&gt;1;[.H14]&lt;&gt;1;[.H13]&lt;&gt;1;[.G14]&lt;&gt;1);2;1);0)" office:value-type="float" office:value="0" calcext:value-type="float">
            <text:p>0</text:p>
          </table:table-cell>
          <table:table-cell table:style-name="ce2198" table:formula="of:=IF(AND([.H13]&gt;0; [.H14]=0; [.H15]=0);IF(AND([.H13]=2;[.H12]&lt;&gt;1;[.I12]&lt;&gt;1;[.I14]&lt;&gt;1;[.I13]&lt;&gt;1;[.H14]&lt;&gt;1);2;1);0)" office:value-type="float" office:value="0" calcext:value-type="float">
            <text:p>0</text:p>
          </table:table-cell>
          <table:table-cell table:style-name="ce2380" table:formula="of:=IF(AND([.I13]&gt;0; [.I14]=0; [.I15]=0);IF(AND([.I13]=2;[.I12]&lt;&gt;1;[.J12]&lt;&gt;1;[.J14]&lt;&gt;1;[.J13]&lt;&gt;1;[.I14]&lt;&gt;1);2;1);0)" office:value-type="float" office:value="0" calcext:value-type="float">
            <text:p>0</text:p>
          </table:table-cell>
          <table:table-cell table:style-name="ce2562" table:formula="of:=IF(AND([.J13]&gt;0; [.J14]=0; [.J15]=0);IF(AND([.J13]=2;[.J12]&lt;&gt;1;[.K12]&lt;&gt;1;[.K14]&lt;&gt;1;[.K13]&lt;&gt;1;[.J14]&lt;&gt;1);2;1);0)" office:value-type="float" office:value="0" calcext:value-type="float">
            <text:p>0</text:p>
          </table:table-cell>
          <table:table-cell table:style-name="ce2744" table:formula="of:=IF(AND([.K13]&gt;0; [.K14]=0; [.K15]=0);IF(AND([.K13]=2;[.K12]&lt;&gt;1;[.L12]&lt;&gt;1;[.L14]&lt;&gt;1;[.L13]&lt;&gt;1;[.K14]&lt;&gt;1);2;1);0)" office:value-type="float" office:value="0" calcext:value-type="float">
            <text:p>0</text:p>
          </table:table-cell>
          <table:table-cell table:style-name="ce2926" table:formula="of:=IF(AND([.L13]&gt;0; [.L14]=0; [.L15]=0);IF(AND([.L13]=2;[.L12]&lt;&gt;1;[.M12]&lt;&gt;1;[.M14]&lt;&gt;1;[.M13]&lt;&gt;1;[.L14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1-08" calcext:value-type="date">
            <text:p>2016-01-08</text:p>
          </table:table-cell>
          <table:table-cell office:value-type="float" office:value="0.372" calcext:value-type="float">
            <text:p>0.372</text:p>
          </table:table-cell>
          <table:table-cell table:formula="of:=AVERAGE([.B$7:.B43])" office:value-type="float" office:value="-1.59154054054054" calcext:value-type="float">
            <text:p>-1.59154054054054</text:p>
          </table:table-cell>
          <table:table-cell table:formula="of:=ABS([.B14]-[.C14])" office:value-type="float" office:value="1.96354054054054" calcext:value-type="float">
            <text:p>1.96354054054054</text:p>
          </table:table-cell>
          <table:table-cell table:style-name="ce9" table:formula="of:=IF(IF(ABS([.$C14]-[.$B14])&gt;=[.E$5];1;0)=1; IF( ABS([.$C14]-[.$B14])&lt;[.F$5]; 2; 1);0)" office:value-type="float" office:value="0" calcext:value-type="float">
            <text:p>0</text:p>
          </table:table-cell>
          <table:table-cell table:style-name="ce191" table:formula="of:=IF(IF(ABS([.$C14]-[.$B14])&gt;=[.F$5];1;0)=1; IF( ABS([.$C14]-[.$B14])&lt;[.G$5]; 2; 1);0)" office:value-type="float" office:value="0" calcext:value-type="float">
            <text:p>0</text:p>
          </table:table-cell>
          <table:table-cell table:style-name="ce374" table:formula="of:=IF(IF(ABS([.$C14]-[.$B14])&gt;=[.G$5];1;0)=1; IF( ABS([.$C14]-[.$B14])&lt;[.H$5]; 2; 1);0)" office:value-type="float" office:value="0" calcext:value-type="float">
            <text:p>0</text:p>
          </table:table-cell>
          <table:table-cell table:style-name="ce557" table:formula="of:=IF(IF(ABS([.$C14]-[.$B14])&gt;=[.H$5];1;0)=1; IF( ABS([.$C14]-[.$B14])&lt;[.I$5]; 2; 1);0)" office:value-type="float" office:value="0" calcext:value-type="float">
            <text:p>0</text:p>
          </table:table-cell>
          <table:table-cell table:style-name="ce739" table:formula="of:=IF(IF(ABS([.$C14]-[.$B14])&gt;=[.I$5];1;0)=1; IF( ABS([.$C14]-[.$B14])&lt;[.J$5]; 2; 1);0)" office:value-type="float" office:value="0" calcext:value-type="float">
            <text:p>0</text:p>
          </table:table-cell>
          <table:table-cell table:style-name="ce921" table:formula="of:=IF(IF(ABS([.$C14]-[.$B14])&gt;=[.J$5];1;0)=1; IF( ABS([.$C14]-[.$B14])&lt;[.K$5]; 2; 1);0)" office:value-type="float" office:value="0" calcext:value-type="float">
            <text:p>0</text:p>
          </table:table-cell>
          <table:table-cell table:style-name="ce1103" table:formula="of:=IF(IF(ABS([.$C14]-[.$B14])&gt;=[.K$5];1;0)=1; IF( ABS([.$C14]-[.$B14])&lt;[.L$5]; 2; 1);0)" office:value-type="float" office:value="0" calcext:value-type="float">
            <text:p>0</text:p>
          </table:table-cell>
          <table:table-cell table:style-name="ce1285" table:formula="of:=IF(IF(ABS([.$C14]-[.$B14])&gt;=[.L$5];1;0)=1; IF( ABS([.$C14]-[.$B14])&lt;[.M$5]; 2; 1);0)" office:value-type="float" office:value="0" calcext:value-type="float">
            <text:p>0</text:p>
          </table:table-cell>
          <table:table-cell table:style-name="ce1467" table:formula="of:=IF(IF(ABS([.$C14]-[.$B14])&gt;=[.M$5];1;0)=1; IF( ABS([.$C14]-[.$B14])&lt;[.N$5]; 2; 1);0)" office:value-type="float" office:value="0" calcext:value-type="float">
            <text:p>0</text:p>
          </table:table-cell>
          <table:table-cell table:style-name="ce1643"/>
          <table:table-cell table:style-name="ce1651" table:formula="of:=IF(AND([.E14]&gt;0; [.E15]=0; [.E16]=0);IF(AND([.E14]=2;[.E13]&lt;&gt;1;[.F13]&lt;&gt;1;[.F15]&lt;&gt;1;[.F14]&lt;&gt;1;[.E15]&lt;&gt;1);2;1);0)" office:value-type="float" office:value="0" calcext:value-type="float">
            <text:p>0</text:p>
          </table:table-cell>
          <table:table-cell table:style-name="ce1834" table:formula="of:=IF(AND([.F14]&gt;0; [.F15]=0; [.F16]=0);IF(AND([.F14]=2;[.F13]&lt;&gt;1;[.G13]&lt;&gt;1;[.G15]&lt;&gt;1;[.G14]&lt;&gt;1;[.F15]&lt;&gt;1);2;1);0)" office:value-type="float" office:value="0" calcext:value-type="float">
            <text:p>0</text:p>
          </table:table-cell>
          <table:table-cell table:style-name="ce2017" table:formula="of:=IF(AND([.G14]&gt;0; [.G15]=0; [.G16]=0);IF(AND([.G14]=2;[.G13]&lt;&gt;1;[.H13]&lt;&gt;1;[.H15]&lt;&gt;1;[.H14]&lt;&gt;1;[.G15]&lt;&gt;1);2;1);0)" office:value-type="float" office:value="0" calcext:value-type="float">
            <text:p>0</text:p>
          </table:table-cell>
          <table:table-cell table:style-name="ce2199" table:formula="of:=IF(AND([.H14]&gt;0; [.H15]=0; [.H16]=0);IF(AND([.H14]=2;[.H13]&lt;&gt;1;[.I13]&lt;&gt;1;[.I15]&lt;&gt;1;[.I14]&lt;&gt;1;[.H15]&lt;&gt;1);2;1);0)" office:value-type="float" office:value="0" calcext:value-type="float">
            <text:p>0</text:p>
          </table:table-cell>
          <table:table-cell table:style-name="ce2381" table:formula="of:=IF(AND([.I14]&gt;0; [.I15]=0; [.I16]=0);IF(AND([.I14]=2;[.I13]&lt;&gt;1;[.J13]&lt;&gt;1;[.J15]&lt;&gt;1;[.J14]&lt;&gt;1;[.I15]&lt;&gt;1);2;1);0)" office:value-type="float" office:value="0" calcext:value-type="float">
            <text:p>0</text:p>
          </table:table-cell>
          <table:table-cell table:style-name="ce2563" table:formula="of:=IF(AND([.J14]&gt;0; [.J15]=0; [.J16]=0);IF(AND([.J14]=2;[.J13]&lt;&gt;1;[.K13]&lt;&gt;1;[.K15]&lt;&gt;1;[.K14]&lt;&gt;1;[.J15]&lt;&gt;1);2;1);0)" office:value-type="float" office:value="0" calcext:value-type="float">
            <text:p>0</text:p>
          </table:table-cell>
          <table:table-cell table:style-name="ce2745" table:formula="of:=IF(AND([.K14]&gt;0; [.K15]=0; [.K16]=0);IF(AND([.K14]=2;[.K13]&lt;&gt;1;[.L13]&lt;&gt;1;[.L15]&lt;&gt;1;[.L14]&lt;&gt;1;[.K15]&lt;&gt;1);2;1);0)" office:value-type="float" office:value="0" calcext:value-type="float">
            <text:p>0</text:p>
          </table:table-cell>
          <table:table-cell table:style-name="ce2927" table:formula="of:=IF(AND([.L14]&gt;0; [.L15]=0; [.L16]=0);IF(AND([.L14]=2;[.L13]&lt;&gt;1;[.M13]&lt;&gt;1;[.M15]&lt;&gt;1;[.M14]&lt;&gt;1;[.L15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1-09" calcext:value-type="date">
            <text:p>2016-01-09</text:p>
          </table:table-cell>
          <table:table-cell office:value-type="float" office:value="0.528" calcext:value-type="float">
            <text:p>0.528</text:p>
          </table:table-cell>
          <table:table-cell table:formula="of:=AVERAGE([.B$7:.B44])" office:value-type="float" office:value="-1.54436842105263" calcext:value-type="float">
            <text:p>-1.54436842105263</text:p>
          </table:table-cell>
          <table:table-cell table:formula="of:=ABS([.B15]-[.C15])" office:value-type="float" office:value="2.07236842105263" calcext:value-type="float">
            <text:p>2.07236842105263</text:p>
          </table:table-cell>
          <table:table-cell table:style-name="ce10" table:formula="of:=IF(IF(ABS([.$C15]-[.$B15])&gt;=[.E$5];1;0)=1; IF( ABS([.$C15]-[.$B15])&lt;[.F$5]; 2; 1);0)" office:value-type="float" office:value="2" calcext:value-type="float">
            <text:p>2</text:p>
          </table:table-cell>
          <table:table-cell table:style-name="ce192" table:formula="of:=IF(IF(ABS([.$C15]-[.$B15])&gt;=[.F$5];1;0)=1; IF( ABS([.$C15]-[.$B15])&lt;[.G$5]; 2; 1);0)" office:value-type="float" office:value="0" calcext:value-type="float">
            <text:p>0</text:p>
          </table:table-cell>
          <table:table-cell table:style-name="ce375" table:formula="of:=IF(IF(ABS([.$C15]-[.$B15])&gt;=[.G$5];1;0)=1; IF( ABS([.$C15]-[.$B15])&lt;[.H$5]; 2; 1);0)" office:value-type="float" office:value="0" calcext:value-type="float">
            <text:p>0</text:p>
          </table:table-cell>
          <table:table-cell table:style-name="ce558" table:formula="of:=IF(IF(ABS([.$C15]-[.$B15])&gt;=[.H$5];1;0)=1; IF( ABS([.$C15]-[.$B15])&lt;[.I$5]; 2; 1);0)" office:value-type="float" office:value="0" calcext:value-type="float">
            <text:p>0</text:p>
          </table:table-cell>
          <table:table-cell table:style-name="ce740" table:formula="of:=IF(IF(ABS([.$C15]-[.$B15])&gt;=[.I$5];1;0)=1; IF( ABS([.$C15]-[.$B15])&lt;[.J$5]; 2; 1);0)" office:value-type="float" office:value="0" calcext:value-type="float">
            <text:p>0</text:p>
          </table:table-cell>
          <table:table-cell table:style-name="ce922" table:formula="of:=IF(IF(ABS([.$C15]-[.$B15])&gt;=[.J$5];1;0)=1; IF( ABS([.$C15]-[.$B15])&lt;[.K$5]; 2; 1);0)" office:value-type="float" office:value="0" calcext:value-type="float">
            <text:p>0</text:p>
          </table:table-cell>
          <table:table-cell table:style-name="ce1104" table:formula="of:=IF(IF(ABS([.$C15]-[.$B15])&gt;=[.K$5];1;0)=1; IF( ABS([.$C15]-[.$B15])&lt;[.L$5]; 2; 1);0)" office:value-type="float" office:value="0" calcext:value-type="float">
            <text:p>0</text:p>
          </table:table-cell>
          <table:table-cell table:style-name="ce1286" table:formula="of:=IF(IF(ABS([.$C15]-[.$B15])&gt;=[.L$5];1;0)=1; IF( ABS([.$C15]-[.$B15])&lt;[.M$5]; 2; 1);0)" office:value-type="float" office:value="0" calcext:value-type="float">
            <text:p>0</text:p>
          </table:table-cell>
          <table:table-cell table:style-name="ce1468" table:formula="of:=IF(IF(ABS([.$C15]-[.$B15])&gt;=[.M$5];1;0)=1; IF( ABS([.$C15]-[.$B15])&lt;[.N$5]; 2; 1);0)" office:value-type="float" office:value="0" calcext:value-type="float">
            <text:p>0</text:p>
          </table:table-cell>
          <table:table-cell table:style-name="ce1643"/>
          <table:table-cell table:style-name="ce1652" table:formula="of:=IF(AND([.E15]&gt;0; [.E16]=0; [.E17]=0);IF(AND([.E15]=2;[.E14]&lt;&gt;1;[.F14]&lt;&gt;1;[.F16]&lt;&gt;1;[.F15]&lt;&gt;1;[.E16]&lt;&gt;1);2;1);0)" office:value-type="float" office:value="2" calcext:value-type="float">
            <text:p>2</text:p>
          </table:table-cell>
          <table:table-cell table:style-name="ce1835" table:formula="of:=IF(AND([.F15]&gt;0; [.F16]=0; [.F17]=0);IF(AND([.F15]=2;[.F14]&lt;&gt;1;[.G14]&lt;&gt;1;[.G16]&lt;&gt;1;[.G15]&lt;&gt;1;[.F16]&lt;&gt;1);2;1);0)" office:value-type="float" office:value="0" calcext:value-type="float">
            <text:p>0</text:p>
          </table:table-cell>
          <table:table-cell table:style-name="ce2018" table:formula="of:=IF(AND([.G15]&gt;0; [.G16]=0; [.G17]=0);IF(AND([.G15]=2;[.G14]&lt;&gt;1;[.H14]&lt;&gt;1;[.H16]&lt;&gt;1;[.H15]&lt;&gt;1;[.G16]&lt;&gt;1);2;1);0)" office:value-type="float" office:value="0" calcext:value-type="float">
            <text:p>0</text:p>
          </table:table-cell>
          <table:table-cell table:style-name="ce2200" table:formula="of:=IF(AND([.H15]&gt;0; [.H16]=0; [.H17]=0);IF(AND([.H15]=2;[.H14]&lt;&gt;1;[.I14]&lt;&gt;1;[.I16]&lt;&gt;1;[.I15]&lt;&gt;1;[.H16]&lt;&gt;1);2;1);0)" office:value-type="float" office:value="0" calcext:value-type="float">
            <text:p>0</text:p>
          </table:table-cell>
          <table:table-cell table:style-name="ce2382" table:formula="of:=IF(AND([.I15]&gt;0; [.I16]=0; [.I17]=0);IF(AND([.I15]=2;[.I14]&lt;&gt;1;[.J14]&lt;&gt;1;[.J16]&lt;&gt;1;[.J15]&lt;&gt;1;[.I16]&lt;&gt;1);2;1);0)" office:value-type="float" office:value="0" calcext:value-type="float">
            <text:p>0</text:p>
          </table:table-cell>
          <table:table-cell table:style-name="ce2564" table:formula="of:=IF(AND([.J15]&gt;0; [.J16]=0; [.J17]=0);IF(AND([.J15]=2;[.J14]&lt;&gt;1;[.K14]&lt;&gt;1;[.K16]&lt;&gt;1;[.K15]&lt;&gt;1;[.J16]&lt;&gt;1);2;1);0)" office:value-type="float" office:value="0" calcext:value-type="float">
            <text:p>0</text:p>
          </table:table-cell>
          <table:table-cell table:style-name="ce2746" table:formula="of:=IF(AND([.K15]&gt;0; [.K16]=0; [.K17]=0);IF(AND([.K15]=2;[.K14]&lt;&gt;1;[.L14]&lt;&gt;1;[.L16]&lt;&gt;1;[.L15]&lt;&gt;1;[.K16]&lt;&gt;1);2;1);0)" office:value-type="float" office:value="0" calcext:value-type="float">
            <text:p>0</text:p>
          </table:table-cell>
          <table:table-cell table:style-name="ce2928" table:formula="of:=IF(AND([.L15]&gt;0; [.L16]=0; [.L17]=0);IF(AND([.L15]=2;[.L14]&lt;&gt;1;[.M14]&lt;&gt;1;[.M16]&lt;&gt;1;[.M15]&lt;&gt;1;[.L16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1-10" calcext:value-type="date">
            <text:p>2016-01-10</text:p>
          </table:table-cell>
          <table:table-cell office:value-type="float" office:value="-0.896" calcext:value-type="float">
            <text:p>-0.896</text:p>
          </table:table-cell>
          <table:table-cell table:formula="of:=AVERAGE([.B$7:.B45])" office:value-type="float" office:value="-1.49984615384615" calcext:value-type="float">
            <text:p>-1.49984615384615</text:p>
          </table:table-cell>
          <table:table-cell table:formula="of:=ABS([.B16]-[.C16])" office:value-type="float" office:value="0.603846153846154" calcext:value-type="float">
            <text:p>0.603846153846154</text:p>
          </table:table-cell>
          <table:table-cell table:style-name="ce11" table:formula="of:=IF(IF(ABS([.$C16]-[.$B16])&gt;=[.E$5];1;0)=1; IF( ABS([.$C16]-[.$B16])&lt;[.F$5]; 2; 1);0)" office:value-type="float" office:value="0" calcext:value-type="float">
            <text:p>0</text:p>
          </table:table-cell>
          <table:table-cell table:style-name="ce193" table:formula="of:=IF(IF(ABS([.$C16]-[.$B16])&gt;=[.F$5];1;0)=1; IF( ABS([.$C16]-[.$B16])&lt;[.G$5]; 2; 1);0)" office:value-type="float" office:value="0" calcext:value-type="float">
            <text:p>0</text:p>
          </table:table-cell>
          <table:table-cell table:style-name="ce376" table:formula="of:=IF(IF(ABS([.$C16]-[.$B16])&gt;=[.G$5];1;0)=1; IF( ABS([.$C16]-[.$B16])&lt;[.H$5]; 2; 1);0)" office:value-type="float" office:value="0" calcext:value-type="float">
            <text:p>0</text:p>
          </table:table-cell>
          <table:table-cell table:style-name="ce559" table:formula="of:=IF(IF(ABS([.$C16]-[.$B16])&gt;=[.H$5];1;0)=1; IF( ABS([.$C16]-[.$B16])&lt;[.I$5]; 2; 1);0)" office:value-type="float" office:value="0" calcext:value-type="float">
            <text:p>0</text:p>
          </table:table-cell>
          <table:table-cell table:style-name="ce741" table:formula="of:=IF(IF(ABS([.$C16]-[.$B16])&gt;=[.I$5];1;0)=1; IF( ABS([.$C16]-[.$B16])&lt;[.J$5]; 2; 1);0)" office:value-type="float" office:value="0" calcext:value-type="float">
            <text:p>0</text:p>
          </table:table-cell>
          <table:table-cell table:style-name="ce923" table:formula="of:=IF(IF(ABS([.$C16]-[.$B16])&gt;=[.J$5];1;0)=1; IF( ABS([.$C16]-[.$B16])&lt;[.K$5]; 2; 1);0)" office:value-type="float" office:value="0" calcext:value-type="float">
            <text:p>0</text:p>
          </table:table-cell>
          <table:table-cell table:style-name="ce1105" table:formula="of:=IF(IF(ABS([.$C16]-[.$B16])&gt;=[.K$5];1;0)=1; IF( ABS([.$C16]-[.$B16])&lt;[.L$5]; 2; 1);0)" office:value-type="float" office:value="0" calcext:value-type="float">
            <text:p>0</text:p>
          </table:table-cell>
          <table:table-cell table:style-name="ce1287" table:formula="of:=IF(IF(ABS([.$C16]-[.$B16])&gt;=[.L$5];1;0)=1; IF( ABS([.$C16]-[.$B16])&lt;[.M$5]; 2; 1);0)" office:value-type="float" office:value="0" calcext:value-type="float">
            <text:p>0</text:p>
          </table:table-cell>
          <table:table-cell table:style-name="ce1469" table:formula="of:=IF(IF(ABS([.$C16]-[.$B16])&gt;=[.M$5];1;0)=1; IF( ABS([.$C16]-[.$B16])&lt;[.N$5]; 2; 1);0)" office:value-type="float" office:value="0" calcext:value-type="float">
            <text:p>0</text:p>
          </table:table-cell>
          <table:table-cell table:style-name="ce1643"/>
          <table:table-cell table:style-name="ce1653" table:formula="of:=IF(AND([.E16]&gt;0; [.E17]=0; [.E18]=0);IF(AND([.E16]=2;[.E15]&lt;&gt;1;[.F15]&lt;&gt;1;[.F17]&lt;&gt;1;[.F16]&lt;&gt;1;[.E17]&lt;&gt;1);2;1);0)" office:value-type="float" office:value="0" calcext:value-type="float">
            <text:p>0</text:p>
          </table:table-cell>
          <table:table-cell table:style-name="ce1836" table:formula="of:=IF(AND([.F16]&gt;0; [.F17]=0; [.F18]=0);IF(AND([.F16]=2;[.F15]&lt;&gt;1;[.G15]&lt;&gt;1;[.G17]&lt;&gt;1;[.G16]&lt;&gt;1;[.F17]&lt;&gt;1);2;1);0)" office:value-type="float" office:value="0" calcext:value-type="float">
            <text:p>0</text:p>
          </table:table-cell>
          <table:table-cell table:style-name="ce2019" table:formula="of:=IF(AND([.G16]&gt;0; [.G17]=0; [.G18]=0);IF(AND([.G16]=2;[.G15]&lt;&gt;1;[.H15]&lt;&gt;1;[.H17]&lt;&gt;1;[.H16]&lt;&gt;1;[.G17]&lt;&gt;1);2;1);0)" office:value-type="float" office:value="0" calcext:value-type="float">
            <text:p>0</text:p>
          </table:table-cell>
          <table:table-cell table:style-name="ce2201" table:formula="of:=IF(AND([.H16]&gt;0; [.H17]=0; [.H18]=0);IF(AND([.H16]=2;[.H15]&lt;&gt;1;[.I15]&lt;&gt;1;[.I17]&lt;&gt;1;[.I16]&lt;&gt;1;[.H17]&lt;&gt;1);2;1);0)" office:value-type="float" office:value="0" calcext:value-type="float">
            <text:p>0</text:p>
          </table:table-cell>
          <table:table-cell table:style-name="ce2383" table:formula="of:=IF(AND([.I16]&gt;0; [.I17]=0; [.I18]=0);IF(AND([.I16]=2;[.I15]&lt;&gt;1;[.J15]&lt;&gt;1;[.J17]&lt;&gt;1;[.J16]&lt;&gt;1;[.I17]&lt;&gt;1);2;1);0)" office:value-type="float" office:value="0" calcext:value-type="float">
            <text:p>0</text:p>
          </table:table-cell>
          <table:table-cell table:style-name="ce2565" table:formula="of:=IF(AND([.J16]&gt;0; [.J17]=0; [.J18]=0);IF(AND([.J16]=2;[.J15]&lt;&gt;1;[.K15]&lt;&gt;1;[.K17]&lt;&gt;1;[.K16]&lt;&gt;1;[.J17]&lt;&gt;1);2;1);0)" office:value-type="float" office:value="0" calcext:value-type="float">
            <text:p>0</text:p>
          </table:table-cell>
          <table:table-cell table:style-name="ce2747" table:formula="of:=IF(AND([.K16]&gt;0; [.K17]=0; [.K18]=0);IF(AND([.K16]=2;[.K15]&lt;&gt;1;[.L15]&lt;&gt;1;[.L17]&lt;&gt;1;[.L16]&lt;&gt;1;[.K17]&lt;&gt;1);2;1);0)" office:value-type="float" office:value="0" calcext:value-type="float">
            <text:p>0</text:p>
          </table:table-cell>
          <table:table-cell table:style-name="ce2929" table:formula="of:=IF(AND([.L16]&gt;0; [.L17]=0; [.L18]=0);IF(AND([.L16]=2;[.L15]&lt;&gt;1;[.M15]&lt;&gt;1;[.M17]&lt;&gt;1;[.M16]&lt;&gt;1;[.L17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1-11" calcext:value-type="date">
            <text:p>2016-01-11</text:p>
          </table:table-cell>
          <table:table-cell office:value-type="float" office:value="-1.796" calcext:value-type="float">
            <text:p>-1.796</text:p>
          </table:table-cell>
          <table:table-cell table:formula="of:=AVERAGE([.B$7:.B46])" office:value-type="float" office:value="-1.479175" calcext:value-type="float">
            <text:p>-1.479175</text:p>
          </table:table-cell>
          <table:table-cell table:formula="of:=ABS([.B17]-[.C17])" office:value-type="float" office:value="0.316825" calcext:value-type="float">
            <text:p>0.316825</text:p>
          </table:table-cell>
          <table:table-cell table:style-name="ce12" table:formula="of:=IF(IF(ABS([.$C17]-[.$B17])&gt;=[.E$5];1;0)=1; IF( ABS([.$C17]-[.$B17])&lt;[.F$5]; 2; 1);0)" office:value-type="float" office:value="0" calcext:value-type="float">
            <text:p>0</text:p>
          </table:table-cell>
          <table:table-cell table:style-name="ce194" table:formula="of:=IF(IF(ABS([.$C17]-[.$B17])&gt;=[.F$5];1;0)=1; IF( ABS([.$C17]-[.$B17])&lt;[.G$5]; 2; 1);0)" office:value-type="float" office:value="0" calcext:value-type="float">
            <text:p>0</text:p>
          </table:table-cell>
          <table:table-cell table:style-name="ce377" table:formula="of:=IF(IF(ABS([.$C17]-[.$B17])&gt;=[.G$5];1;0)=1; IF( ABS([.$C17]-[.$B17])&lt;[.H$5]; 2; 1);0)" office:value-type="float" office:value="0" calcext:value-type="float">
            <text:p>0</text:p>
          </table:table-cell>
          <table:table-cell table:style-name="ce560" table:formula="of:=IF(IF(ABS([.$C17]-[.$B17])&gt;=[.H$5];1;0)=1; IF( ABS([.$C17]-[.$B17])&lt;[.I$5]; 2; 1);0)" office:value-type="float" office:value="0" calcext:value-type="float">
            <text:p>0</text:p>
          </table:table-cell>
          <table:table-cell table:style-name="ce742" table:formula="of:=IF(IF(ABS([.$C17]-[.$B17])&gt;=[.I$5];1;0)=1; IF( ABS([.$C17]-[.$B17])&lt;[.J$5]; 2; 1);0)" office:value-type="float" office:value="0" calcext:value-type="float">
            <text:p>0</text:p>
          </table:table-cell>
          <table:table-cell table:style-name="ce924" table:formula="of:=IF(IF(ABS([.$C17]-[.$B17])&gt;=[.J$5];1;0)=1; IF( ABS([.$C17]-[.$B17])&lt;[.K$5]; 2; 1);0)" office:value-type="float" office:value="0" calcext:value-type="float">
            <text:p>0</text:p>
          </table:table-cell>
          <table:table-cell table:style-name="ce1106" table:formula="of:=IF(IF(ABS([.$C17]-[.$B17])&gt;=[.K$5];1;0)=1; IF( ABS([.$C17]-[.$B17])&lt;[.L$5]; 2; 1);0)" office:value-type="float" office:value="0" calcext:value-type="float">
            <text:p>0</text:p>
          </table:table-cell>
          <table:table-cell table:style-name="ce1288" table:formula="of:=IF(IF(ABS([.$C17]-[.$B17])&gt;=[.L$5];1;0)=1; IF( ABS([.$C17]-[.$B17])&lt;[.M$5]; 2; 1);0)" office:value-type="float" office:value="0" calcext:value-type="float">
            <text:p>0</text:p>
          </table:table-cell>
          <table:table-cell table:style-name="ce1470" table:formula="of:=IF(IF(ABS([.$C17]-[.$B17])&gt;=[.M$5];1;0)=1; IF( ABS([.$C17]-[.$B17])&lt;[.N$5]; 2; 1);0)" office:value-type="float" office:value="0" calcext:value-type="float">
            <text:p>0</text:p>
          </table:table-cell>
          <table:table-cell table:style-name="ce1643"/>
          <table:table-cell table:style-name="ce1654" table:formula="of:=IF(AND([.E17]&gt;0; [.E18]=0; [.E19]=0);IF(AND([.E17]=2;[.E16]&lt;&gt;1;[.F16]&lt;&gt;1;[.F18]&lt;&gt;1;[.F17]&lt;&gt;1;[.E18]&lt;&gt;1);2;1);0)" office:value-type="float" office:value="0" calcext:value-type="float">
            <text:p>0</text:p>
          </table:table-cell>
          <table:table-cell table:style-name="ce1837" table:formula="of:=IF(AND([.F17]&gt;0; [.F18]=0; [.F19]=0);IF(AND([.F17]=2;[.F16]&lt;&gt;1;[.G16]&lt;&gt;1;[.G18]&lt;&gt;1;[.G17]&lt;&gt;1;[.F18]&lt;&gt;1);2;1);0)" office:value-type="float" office:value="0" calcext:value-type="float">
            <text:p>0</text:p>
          </table:table-cell>
          <table:table-cell table:style-name="ce2020" table:formula="of:=IF(AND([.G17]&gt;0; [.G18]=0; [.G19]=0);IF(AND([.G17]=2;[.G16]&lt;&gt;1;[.H16]&lt;&gt;1;[.H18]&lt;&gt;1;[.H17]&lt;&gt;1;[.G18]&lt;&gt;1);2;1);0)" office:value-type="float" office:value="0" calcext:value-type="float">
            <text:p>0</text:p>
          </table:table-cell>
          <table:table-cell table:style-name="ce2202" table:formula="of:=IF(AND([.H17]&gt;0; [.H18]=0; [.H19]=0);IF(AND([.H17]=2;[.H16]&lt;&gt;1;[.I16]&lt;&gt;1;[.I18]&lt;&gt;1;[.I17]&lt;&gt;1;[.H18]&lt;&gt;1);2;1);0)" office:value-type="float" office:value="0" calcext:value-type="float">
            <text:p>0</text:p>
          </table:table-cell>
          <table:table-cell table:style-name="ce2384" table:formula="of:=IF(AND([.I17]&gt;0; [.I18]=0; [.I19]=0);IF(AND([.I17]=2;[.I16]&lt;&gt;1;[.J16]&lt;&gt;1;[.J18]&lt;&gt;1;[.J17]&lt;&gt;1;[.I18]&lt;&gt;1);2;1);0)" office:value-type="float" office:value="0" calcext:value-type="float">
            <text:p>0</text:p>
          </table:table-cell>
          <table:table-cell table:style-name="ce2566" table:formula="of:=IF(AND([.J17]&gt;0; [.J18]=0; [.J19]=0);IF(AND([.J17]=2;[.J16]&lt;&gt;1;[.K16]&lt;&gt;1;[.K18]&lt;&gt;1;[.K17]&lt;&gt;1;[.J18]&lt;&gt;1);2;1);0)" office:value-type="float" office:value="0" calcext:value-type="float">
            <text:p>0</text:p>
          </table:table-cell>
          <table:table-cell table:style-name="ce2748" table:formula="of:=IF(AND([.K17]&gt;0; [.K18]=0; [.K19]=0);IF(AND([.K17]=2;[.K16]&lt;&gt;1;[.L16]&lt;&gt;1;[.L18]&lt;&gt;1;[.L17]&lt;&gt;1;[.K18]&lt;&gt;1);2;1);0)" office:value-type="float" office:value="0" calcext:value-type="float">
            <text:p>0</text:p>
          </table:table-cell>
          <table:table-cell table:style-name="ce2930" table:formula="of:=IF(AND([.L17]&gt;0; [.L18]=0; [.L19]=0);IF(AND([.L17]=2;[.L16]&lt;&gt;1;[.M16]&lt;&gt;1;[.M18]&lt;&gt;1;[.M17]&lt;&gt;1;[.L18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1-12" calcext:value-type="date">
            <text:p>2016-01-12</text:p>
          </table:table-cell>
          <table:table-cell office:value-type="float" office:value="-4.596" calcext:value-type="float">
            <text:p>-4.596</text:p>
          </table:table-cell>
          <table:table-cell table:formula="of:=AVERAGE([.B$7:.B47])" office:value-type="float" office:value="-1.62356097560976" calcext:value-type="float">
            <text:p>-1.62356097560976</text:p>
          </table:table-cell>
          <table:table-cell table:formula="of:=ABS([.B18]-[.C18])" office:value-type="float" office:value="2.97243902439024" calcext:value-type="float">
            <text:p>2.97243902439024</text:p>
          </table:table-cell>
          <table:table-cell table:style-name="ce13" table:formula="of:=IF(IF(ABS([.$C18]-[.$B18])&gt;=[.E$5];1;0)=1; IF( ABS([.$C18]-[.$B18])&lt;[.F$5]; 2; 1);0)" office:value-type="float" office:value="2" calcext:value-type="float">
            <text:p>2</text:p>
          </table:table-cell>
          <table:table-cell table:style-name="ce195" table:formula="of:=IF(IF(ABS([.$C18]-[.$B18])&gt;=[.F$5];1;0)=1; IF( ABS([.$C18]-[.$B18])&lt;[.G$5]; 2; 1);0)" office:value-type="float" office:value="0" calcext:value-type="float">
            <text:p>0</text:p>
          </table:table-cell>
          <table:table-cell table:style-name="ce378" table:formula="of:=IF(IF(ABS([.$C18]-[.$B18])&gt;=[.G$5];1;0)=1; IF( ABS([.$C18]-[.$B18])&lt;[.H$5]; 2; 1);0)" office:value-type="float" office:value="0" calcext:value-type="float">
            <text:p>0</text:p>
          </table:table-cell>
          <table:table-cell table:style-name="ce561" table:formula="of:=IF(IF(ABS([.$C18]-[.$B18])&gt;=[.H$5];1;0)=1; IF( ABS([.$C18]-[.$B18])&lt;[.I$5]; 2; 1);0)" office:value-type="float" office:value="0" calcext:value-type="float">
            <text:p>0</text:p>
          </table:table-cell>
          <table:table-cell table:style-name="ce743" table:formula="of:=IF(IF(ABS([.$C18]-[.$B18])&gt;=[.I$5];1;0)=1; IF( ABS([.$C18]-[.$B18])&lt;[.J$5]; 2; 1);0)" office:value-type="float" office:value="0" calcext:value-type="float">
            <text:p>0</text:p>
          </table:table-cell>
          <table:table-cell table:style-name="ce925" table:formula="of:=IF(IF(ABS([.$C18]-[.$B18])&gt;=[.J$5];1;0)=1; IF( ABS([.$C18]-[.$B18])&lt;[.K$5]; 2; 1);0)" office:value-type="float" office:value="0" calcext:value-type="float">
            <text:p>0</text:p>
          </table:table-cell>
          <table:table-cell table:style-name="ce1107" table:formula="of:=IF(IF(ABS([.$C18]-[.$B18])&gt;=[.K$5];1;0)=1; IF( ABS([.$C18]-[.$B18])&lt;[.L$5]; 2; 1);0)" office:value-type="float" office:value="0" calcext:value-type="float">
            <text:p>0</text:p>
          </table:table-cell>
          <table:table-cell table:style-name="ce1289" table:formula="of:=IF(IF(ABS([.$C18]-[.$B18])&gt;=[.L$5];1;0)=1; IF( ABS([.$C18]-[.$B18])&lt;[.M$5]; 2; 1);0)" office:value-type="float" office:value="0" calcext:value-type="float">
            <text:p>0</text:p>
          </table:table-cell>
          <table:table-cell table:style-name="ce1471" table:formula="of:=IF(IF(ABS([.$C18]-[.$B18])&gt;=[.M$5];1;0)=1; IF( ABS([.$C18]-[.$B18])&lt;[.N$5]; 2; 1);0)" office:value-type="float" office:value="0" calcext:value-type="float">
            <text:p>0</text:p>
          </table:table-cell>
          <table:table-cell table:style-name="ce1643"/>
          <table:table-cell table:style-name="ce1655" table:formula="of:=IF(AND([.E18]&gt;0; [.E19]=0; [.E20]=0);IF(AND([.E18]=2;[.E17]&lt;&gt;1;[.F17]&lt;&gt;1;[.F19]&lt;&gt;1;[.F18]&lt;&gt;1;[.E19]&lt;&gt;1);2;1);0)" office:value-type="float" office:value="0" calcext:value-type="float">
            <text:p>0</text:p>
          </table:table-cell>
          <table:table-cell table:style-name="ce1838" table:formula="of:=IF(AND([.F18]&gt;0; [.F19]=0; [.F20]=0);IF(AND([.F18]=2;[.F17]&lt;&gt;1;[.G17]&lt;&gt;1;[.G19]&lt;&gt;1;[.G18]&lt;&gt;1;[.F19]&lt;&gt;1);2;1);0)" office:value-type="float" office:value="0" calcext:value-type="float">
            <text:p>0</text:p>
          </table:table-cell>
          <table:table-cell table:style-name="ce2021" table:formula="of:=IF(AND([.G18]&gt;0; [.G19]=0; [.G20]=0);IF(AND([.G18]=2;[.G17]&lt;&gt;1;[.H17]&lt;&gt;1;[.H19]&lt;&gt;1;[.H18]&lt;&gt;1;[.G19]&lt;&gt;1);2;1);0)" office:value-type="float" office:value="0" calcext:value-type="float">
            <text:p>0</text:p>
          </table:table-cell>
          <table:table-cell table:style-name="ce2203" table:formula="of:=IF(AND([.H18]&gt;0; [.H19]=0; [.H20]=0);IF(AND([.H18]=2;[.H17]&lt;&gt;1;[.I17]&lt;&gt;1;[.I19]&lt;&gt;1;[.I18]&lt;&gt;1;[.H19]&lt;&gt;1);2;1);0)" office:value-type="float" office:value="0" calcext:value-type="float">
            <text:p>0</text:p>
          </table:table-cell>
          <table:table-cell table:style-name="ce2385" table:formula="of:=IF(AND([.I18]&gt;0; [.I19]=0; [.I20]=0);IF(AND([.I18]=2;[.I17]&lt;&gt;1;[.J17]&lt;&gt;1;[.J19]&lt;&gt;1;[.J18]&lt;&gt;1;[.I19]&lt;&gt;1);2;1);0)" office:value-type="float" office:value="0" calcext:value-type="float">
            <text:p>0</text:p>
          </table:table-cell>
          <table:table-cell table:style-name="ce2567" table:formula="of:=IF(AND([.J18]&gt;0; [.J19]=0; [.J20]=0);IF(AND([.J18]=2;[.J17]&lt;&gt;1;[.K17]&lt;&gt;1;[.K19]&lt;&gt;1;[.K18]&lt;&gt;1;[.J19]&lt;&gt;1);2;1);0)" office:value-type="float" office:value="0" calcext:value-type="float">
            <text:p>0</text:p>
          </table:table-cell>
          <table:table-cell table:style-name="ce2749" table:formula="of:=IF(AND([.K18]&gt;0; [.K19]=0; [.K20]=0);IF(AND([.K18]=2;[.K17]&lt;&gt;1;[.L17]&lt;&gt;1;[.L19]&lt;&gt;1;[.L18]&lt;&gt;1;[.K19]&lt;&gt;1);2;1);0)" office:value-type="float" office:value="0" calcext:value-type="float">
            <text:p>0</text:p>
          </table:table-cell>
          <table:table-cell table:style-name="ce2931" table:formula="of:=IF(AND([.L18]&gt;0; [.L19]=0; [.L20]=0);IF(AND([.L18]=2;[.L17]&lt;&gt;1;[.M17]&lt;&gt;1;[.M19]&lt;&gt;1;[.M18]&lt;&gt;1;[.L19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1-13" calcext:value-type="date">
            <text:p>2016-01-13</text:p>
          </table:table-cell>
          <table:table-cell office:value-type="float" office:value="-7.259" calcext:value-type="float">
            <text:p>-7.259</text:p>
          </table:table-cell>
          <table:table-cell table:formula="of:=AVERAGE([.B$7:.B48])" office:value-type="float" office:value="-1.77530952380952" calcext:value-type="float">
            <text:p>-1.77530952380952</text:p>
          </table:table-cell>
          <table:table-cell table:formula="of:=ABS([.B19]-[.C19])" office:value-type="float" office:value="5.48369047619048" calcext:value-type="float">
            <text:p>5.48369047619048</text:p>
          </table:table-cell>
          <table:table-cell table:style-name="ce14" table:formula="of:=IF(IF(ABS([.$C19]-[.$B19])&gt;=[.E$5];1;0)=1; IF( ABS([.$C19]-[.$B19])&lt;[.F$5]; 2; 1);0)" office:value-type="float" office:value="1" calcext:value-type="float">
            <text:p>1</text:p>
          </table:table-cell>
          <table:table-cell table:style-name="ce196" table:formula="of:=IF(IF(ABS([.$C19]-[.$B19])&gt;=[.F$5];1;0)=1; IF( ABS([.$C19]-[.$B19])&lt;[.G$5]; 2; 1);0)" office:value-type="float" office:value="1" calcext:value-type="float">
            <text:p>1</text:p>
          </table:table-cell>
          <table:table-cell table:style-name="ce379" table:formula="of:=IF(IF(ABS([.$C19]-[.$B19])&gt;=[.G$5];1;0)=1; IF( ABS([.$C19]-[.$B19])&lt;[.H$5]; 2; 1);0)" office:value-type="float" office:value="1" calcext:value-type="float">
            <text:p>1</text:p>
          </table:table-cell>
          <table:table-cell table:style-name="ce562" table:formula="of:=IF(IF(ABS([.$C19]-[.$B19])&gt;=[.H$5];1;0)=1; IF( ABS([.$C19]-[.$B19])&lt;[.I$5]; 2; 1);0)" office:value-type="float" office:value="2" calcext:value-type="float">
            <text:p>2</text:p>
          </table:table-cell>
          <table:table-cell table:style-name="ce744" table:formula="of:=IF(IF(ABS([.$C19]-[.$B19])&gt;=[.I$5];1;0)=1; IF( ABS([.$C19]-[.$B19])&lt;[.J$5]; 2; 1);0)" office:value-type="float" office:value="0" calcext:value-type="float">
            <text:p>0</text:p>
          </table:table-cell>
          <table:table-cell table:style-name="ce926" table:formula="of:=IF(IF(ABS([.$C19]-[.$B19])&gt;=[.J$5];1;0)=1; IF( ABS([.$C19]-[.$B19])&lt;[.K$5]; 2; 1);0)" office:value-type="float" office:value="0" calcext:value-type="float">
            <text:p>0</text:p>
          </table:table-cell>
          <table:table-cell table:style-name="ce1108" table:formula="of:=IF(IF(ABS([.$C19]-[.$B19])&gt;=[.K$5];1;0)=1; IF( ABS([.$C19]-[.$B19])&lt;[.L$5]; 2; 1);0)" office:value-type="float" office:value="0" calcext:value-type="float">
            <text:p>0</text:p>
          </table:table-cell>
          <table:table-cell table:style-name="ce1290" table:formula="of:=IF(IF(ABS([.$C19]-[.$B19])&gt;=[.L$5];1;0)=1; IF( ABS([.$C19]-[.$B19])&lt;[.M$5]; 2; 1);0)" office:value-type="float" office:value="0" calcext:value-type="float">
            <text:p>0</text:p>
          </table:table-cell>
          <table:table-cell table:style-name="ce1472" table:formula="of:=IF(IF(ABS([.$C19]-[.$B19])&gt;=[.M$5];1;0)=1; IF( ABS([.$C19]-[.$B19])&lt;[.N$5]; 2; 1);0)" office:value-type="float" office:value="0" calcext:value-type="float">
            <text:p>0</text:p>
          </table:table-cell>
          <table:table-cell table:style-name="ce1643"/>
          <table:table-cell table:style-name="ce1656" table:formula="of:=IF(AND([.E19]&gt;0; [.E20]=0; [.E21]=0);IF(AND([.E19]=2;[.E18]&lt;&gt;1;[.F18]&lt;&gt;1;[.F20]&lt;&gt;1;[.F19]&lt;&gt;1;[.E20]&lt;&gt;1);2;1);0)" office:value-type="float" office:value="0" calcext:value-type="float">
            <text:p>0</text:p>
          </table:table-cell>
          <table:table-cell table:style-name="ce1839" table:formula="of:=IF(AND([.F19]&gt;0; [.F20]=0; [.F21]=0);IF(AND([.F19]=2;[.F18]&lt;&gt;1;[.G18]&lt;&gt;1;[.G20]&lt;&gt;1;[.G19]&lt;&gt;1;[.F20]&lt;&gt;1);2;1);0)" office:value-type="float" office:value="0" calcext:value-type="float">
            <text:p>0</text:p>
          </table:table-cell>
          <table:table-cell table:style-name="ce2022" table:formula="of:=IF(AND([.G19]&gt;0; [.G20]=0; [.G21]=0);IF(AND([.G19]=2;[.G18]&lt;&gt;1;[.H18]&lt;&gt;1;[.H20]&lt;&gt;1;[.H19]&lt;&gt;1;[.G20]&lt;&gt;1);2;1);0)" office:value-type="float" office:value="0" calcext:value-type="float">
            <text:p>0</text:p>
          </table:table-cell>
          <table:table-cell table:style-name="ce2204" table:formula="of:=IF(AND([.H19]&gt;0; [.H20]=0; [.H21]=0);IF(AND([.H19]=2;[.H18]&lt;&gt;1;[.I18]&lt;&gt;1;[.I20]&lt;&gt;1;[.I19]&lt;&gt;1;[.H20]&lt;&gt;1);2;1);0)" office:value-type="float" office:value="0" calcext:value-type="float">
            <text:p>0</text:p>
          </table:table-cell>
          <table:table-cell table:style-name="ce2386" table:formula="of:=IF(AND([.I19]&gt;0; [.I20]=0; [.I21]=0);IF(AND([.I19]=2;[.I18]&lt;&gt;1;[.J18]&lt;&gt;1;[.J20]&lt;&gt;1;[.J19]&lt;&gt;1;[.I20]&lt;&gt;1);2;1);0)" office:value-type="float" office:value="0" calcext:value-type="float">
            <text:p>0</text:p>
          </table:table-cell>
          <table:table-cell table:style-name="ce2568" table:formula="of:=IF(AND([.J19]&gt;0; [.J20]=0; [.J21]=0);IF(AND([.J19]=2;[.J18]&lt;&gt;1;[.K18]&lt;&gt;1;[.K20]&lt;&gt;1;[.K19]&lt;&gt;1;[.J20]&lt;&gt;1);2;1);0)" office:value-type="float" office:value="0" calcext:value-type="float">
            <text:p>0</text:p>
          </table:table-cell>
          <table:table-cell table:style-name="ce2750" table:formula="of:=IF(AND([.K19]&gt;0; [.K20]=0; [.K21]=0);IF(AND([.K19]=2;[.K18]&lt;&gt;1;[.L18]&lt;&gt;1;[.L20]&lt;&gt;1;[.L19]&lt;&gt;1;[.K20]&lt;&gt;1);2;1);0)" office:value-type="float" office:value="0" calcext:value-type="float">
            <text:p>0</text:p>
          </table:table-cell>
          <table:table-cell table:style-name="ce2932" table:formula="of:=IF(AND([.L19]&gt;0; [.L20]=0; [.L21]=0);IF(AND([.L19]=2;[.L18]&lt;&gt;1;[.M18]&lt;&gt;1;[.M20]&lt;&gt;1;[.M19]&lt;&gt;1;[.L20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1-14" calcext:value-type="date">
            <text:p>2016-01-14</text:p>
          </table:table-cell>
          <table:table-cell office:value-type="float" office:value="-6.794" calcext:value-type="float">
            <text:p>-6.794</text:p>
          </table:table-cell>
          <table:table-cell table:formula="of:=AVERAGE([.B$7:.B49])" office:value-type="float" office:value="-1.90306976744186" calcext:value-type="float">
            <text:p>-1.90306976744186</text:p>
          </table:table-cell>
          <table:table-cell table:formula="of:=ABS([.B20]-[.C20])" office:value-type="float" office:value="4.89093023255814" calcext:value-type="float">
            <text:p>4.89093023255814</text:p>
          </table:table-cell>
          <table:table-cell table:style-name="ce15" table:formula="of:=IF(IF(ABS([.$C20]-[.$B20])&gt;=[.E$5];1;0)=1; IF( ABS([.$C20]-[.$B20])&lt;[.F$5]; 2; 1);0)" office:value-type="float" office:value="1" calcext:value-type="float">
            <text:p>1</text:p>
          </table:table-cell>
          <table:table-cell table:style-name="ce197" table:formula="of:=IF(IF(ABS([.$C20]-[.$B20])&gt;=[.F$5];1;0)=1; IF( ABS([.$C20]-[.$B20])&lt;[.G$5]; 2; 1);0)" office:value-type="float" office:value="1" calcext:value-type="float">
            <text:p>1</text:p>
          </table:table-cell>
          <table:table-cell table:style-name="ce380" table:formula="of:=IF(IF(ABS([.$C20]-[.$B20])&gt;=[.G$5];1;0)=1; IF( ABS([.$C20]-[.$B20])&lt;[.H$5]; 2; 1);0)" office:value-type="float" office:value="2" calcext:value-type="float">
            <text:p>2</text:p>
          </table:table-cell>
          <table:table-cell table:style-name="ce563" table:formula="of:=IF(IF(ABS([.$C20]-[.$B20])&gt;=[.H$5];1;0)=1; IF( ABS([.$C20]-[.$B20])&lt;[.I$5]; 2; 1);0)" office:value-type="float" office:value="0" calcext:value-type="float">
            <text:p>0</text:p>
          </table:table-cell>
          <table:table-cell table:style-name="ce745" table:formula="of:=IF(IF(ABS([.$C20]-[.$B20])&gt;=[.I$5];1;0)=1; IF( ABS([.$C20]-[.$B20])&lt;[.J$5]; 2; 1);0)" office:value-type="float" office:value="0" calcext:value-type="float">
            <text:p>0</text:p>
          </table:table-cell>
          <table:table-cell table:style-name="ce927" table:formula="of:=IF(IF(ABS([.$C20]-[.$B20])&gt;=[.J$5];1;0)=1; IF( ABS([.$C20]-[.$B20])&lt;[.K$5]; 2; 1);0)" office:value-type="float" office:value="0" calcext:value-type="float">
            <text:p>0</text:p>
          </table:table-cell>
          <table:table-cell table:style-name="ce1109" table:formula="of:=IF(IF(ABS([.$C20]-[.$B20])&gt;=[.K$5];1;0)=1; IF( ABS([.$C20]-[.$B20])&lt;[.L$5]; 2; 1);0)" office:value-type="float" office:value="0" calcext:value-type="float">
            <text:p>0</text:p>
          </table:table-cell>
          <table:table-cell table:style-name="ce1291" table:formula="of:=IF(IF(ABS([.$C20]-[.$B20])&gt;=[.L$5];1;0)=1; IF( ABS([.$C20]-[.$B20])&lt;[.M$5]; 2; 1);0)" office:value-type="float" office:value="0" calcext:value-type="float">
            <text:p>0</text:p>
          </table:table-cell>
          <table:table-cell table:style-name="ce1473" table:formula="of:=IF(IF(ABS([.$C20]-[.$B20])&gt;=[.M$5];1;0)=1; IF( ABS([.$C20]-[.$B20])&lt;[.N$5]; 2; 1);0)" office:value-type="float" office:value="0" calcext:value-type="float">
            <text:p>0</text:p>
          </table:table-cell>
          <table:table-cell table:style-name="ce1643"/>
          <table:table-cell table:style-name="ce1657" table:formula="of:=IF(AND([.E20]&gt;0; [.E21]=0; [.E22]=0);IF(AND([.E20]=2;[.E19]&lt;&gt;1;[.F19]&lt;&gt;1;[.F21]&lt;&gt;1;[.F20]&lt;&gt;1;[.E21]&lt;&gt;1);2;1);0)" office:value-type="float" office:value="0" calcext:value-type="float">
            <text:p>0</text:p>
          </table:table-cell>
          <table:table-cell table:style-name="ce1840" table:formula="of:=IF(AND([.F20]&gt;0; [.F21]=0; [.F22]=0);IF(AND([.F20]=2;[.F19]&lt;&gt;1;[.G19]&lt;&gt;1;[.G21]&lt;&gt;1;[.G20]&lt;&gt;1;[.F21]&lt;&gt;1);2;1);0)" office:value-type="float" office:value="0" calcext:value-type="float">
            <text:p>0</text:p>
          </table:table-cell>
          <table:table-cell table:style-name="ce2023" table:formula="of:=IF(AND([.G20]&gt;0; [.G21]=0; [.G22]=0);IF(AND([.G20]=2;[.G19]&lt;&gt;1;[.H19]&lt;&gt;1;[.H21]&lt;&gt;1;[.H20]&lt;&gt;1;[.G21]&lt;&gt;1);2;1);0)" office:value-type="float" office:value="0" calcext:value-type="float">
            <text:p>0</text:p>
          </table:table-cell>
          <table:table-cell table:style-name="ce2205" table:formula="of:=IF(AND([.H20]&gt;0; [.H21]=0; [.H22]=0);IF(AND([.H20]=2;[.H19]&lt;&gt;1;[.I19]&lt;&gt;1;[.I21]&lt;&gt;1;[.I20]&lt;&gt;1;[.H21]&lt;&gt;1);2;1);0)" office:value-type="float" office:value="0" calcext:value-type="float">
            <text:p>0</text:p>
          </table:table-cell>
          <table:table-cell table:style-name="ce2387" table:formula="of:=IF(AND([.I20]&gt;0; [.I21]=0; [.I22]=0);IF(AND([.I20]=2;[.I19]&lt;&gt;1;[.J19]&lt;&gt;1;[.J21]&lt;&gt;1;[.J20]&lt;&gt;1;[.I21]&lt;&gt;1);2;1);0)" office:value-type="float" office:value="0" calcext:value-type="float">
            <text:p>0</text:p>
          </table:table-cell>
          <table:table-cell table:style-name="ce2569" table:formula="of:=IF(AND([.J20]&gt;0; [.J21]=0; [.J22]=0);IF(AND([.J20]=2;[.J19]&lt;&gt;1;[.K19]&lt;&gt;1;[.K21]&lt;&gt;1;[.K20]&lt;&gt;1;[.J21]&lt;&gt;1);2;1);0)" office:value-type="float" office:value="0" calcext:value-type="float">
            <text:p>0</text:p>
          </table:table-cell>
          <table:table-cell table:style-name="ce2751" table:formula="of:=IF(AND([.K20]&gt;0; [.K21]=0; [.K22]=0);IF(AND([.K20]=2;[.K19]&lt;&gt;1;[.L19]&lt;&gt;1;[.L21]&lt;&gt;1;[.L20]&lt;&gt;1;[.K21]&lt;&gt;1);2;1);0)" office:value-type="float" office:value="0" calcext:value-type="float">
            <text:p>0</text:p>
          </table:table-cell>
          <table:table-cell table:style-name="ce2933" table:formula="of:=IF(AND([.L20]&gt;0; [.L21]=0; [.L22]=0);IF(AND([.L20]=2;[.L19]&lt;&gt;1;[.M19]&lt;&gt;1;[.M21]&lt;&gt;1;[.M20]&lt;&gt;1;[.L21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1-15" calcext:value-type="date">
            <text:p>2016-01-15</text:p>
          </table:table-cell>
          <table:table-cell office:value-type="float" office:value="-8.547" calcext:value-type="float">
            <text:p>-8.547</text:p>
          </table:table-cell>
          <table:table-cell table:formula="of:=AVERAGE([.B$7:.B50])" office:value-type="float" office:value="-1.91831818181818" calcext:value-type="float">
            <text:p>-1.91831818181818</text:p>
          </table:table-cell>
          <table:table-cell table:formula="of:=ABS([.B21]-[.C21])" office:value-type="float" office:value="6.62868181818182" calcext:value-type="float">
            <text:p>6.62868181818182</text:p>
          </table:table-cell>
          <table:table-cell table:style-name="ce16" table:formula="of:=IF(IF(ABS([.$C21]-[.$B21])&gt;=[.E$5];1;0)=1; IF( ABS([.$C21]-[.$B21])&lt;[.F$5]; 2; 1);0)" office:value-type="float" office:value="1" calcext:value-type="float">
            <text:p>1</text:p>
          </table:table-cell>
          <table:table-cell table:style-name="ce198" table:formula="of:=IF(IF(ABS([.$C21]-[.$B21])&gt;=[.F$5];1;0)=1; IF( ABS([.$C21]-[.$B21])&lt;[.G$5]; 2; 1);0)" office:value-type="float" office:value="1" calcext:value-type="float">
            <text:p>1</text:p>
          </table:table-cell>
          <table:table-cell table:style-name="ce381" table:formula="of:=IF(IF(ABS([.$C21]-[.$B21])&gt;=[.G$5];1;0)=1; IF( ABS([.$C21]-[.$B21])&lt;[.H$5]; 2; 1);0)" office:value-type="float" office:value="1" calcext:value-type="float">
            <text:p>1</text:p>
          </table:table-cell>
          <table:table-cell table:style-name="ce564" table:formula="of:=IF(IF(ABS([.$C21]-[.$B21])&gt;=[.H$5];1;0)=1; IF( ABS([.$C21]-[.$B21])&lt;[.I$5]; 2; 1);0)" office:value-type="float" office:value="1" calcext:value-type="float">
            <text:p>1</text:p>
          </table:table-cell>
          <table:table-cell table:style-name="ce746" table:formula="of:=IF(IF(ABS([.$C21]-[.$B21])&gt;=[.I$5];1;0)=1; IF( ABS([.$C21]-[.$B21])&lt;[.J$5]; 2; 1);0)" office:value-type="float" office:value="2" calcext:value-type="float">
            <text:p>2</text:p>
          </table:table-cell>
          <table:table-cell table:style-name="ce928" table:formula="of:=IF(IF(ABS([.$C21]-[.$B21])&gt;=[.J$5];1;0)=1; IF( ABS([.$C21]-[.$B21])&lt;[.K$5]; 2; 1);0)" office:value-type="float" office:value="0" calcext:value-type="float">
            <text:p>0</text:p>
          </table:table-cell>
          <table:table-cell table:style-name="ce1110" table:formula="of:=IF(IF(ABS([.$C21]-[.$B21])&gt;=[.K$5];1;0)=1; IF( ABS([.$C21]-[.$B21])&lt;[.L$5]; 2; 1);0)" office:value-type="float" office:value="0" calcext:value-type="float">
            <text:p>0</text:p>
          </table:table-cell>
          <table:table-cell table:style-name="ce1292" table:formula="of:=IF(IF(ABS([.$C21]-[.$B21])&gt;=[.L$5];1;0)=1; IF( ABS([.$C21]-[.$B21])&lt;[.M$5]; 2; 1);0)" office:value-type="float" office:value="0" calcext:value-type="float">
            <text:p>0</text:p>
          </table:table-cell>
          <table:table-cell table:style-name="ce1474" table:formula="of:=IF(IF(ABS([.$C21]-[.$B21])&gt;=[.M$5];1;0)=1; IF( ABS([.$C21]-[.$B21])&lt;[.N$5]; 2; 1);0)" office:value-type="float" office:value="0" calcext:value-type="float">
            <text:p>0</text:p>
          </table:table-cell>
          <table:table-cell table:style-name="ce1643"/>
          <table:table-cell table:style-name="ce1658" table:formula="of:=IF(AND([.E21]&gt;0; [.E22]=0; [.E23]=0);IF(AND([.E21]=2;[.E20]&lt;&gt;1;[.F20]&lt;&gt;1;[.F22]&lt;&gt;1;[.F21]&lt;&gt;1;[.E22]&lt;&gt;1);2;1);0)" office:value-type="float" office:value="0" calcext:value-type="float">
            <text:p>0</text:p>
          </table:table-cell>
          <table:table-cell table:style-name="ce1841" table:formula="of:=IF(AND([.F21]&gt;0; [.F22]=0; [.F23]=0);IF(AND([.F21]=2;[.F20]&lt;&gt;1;[.G20]&lt;&gt;1;[.G22]&lt;&gt;1;[.G21]&lt;&gt;1;[.F22]&lt;&gt;1);2;1);0)" office:value-type="float" office:value="0" calcext:value-type="float">
            <text:p>0</text:p>
          </table:table-cell>
          <table:table-cell table:style-name="ce2024" table:formula="of:=IF(AND([.G21]&gt;0; [.G22]=0; [.G23]=0);IF(AND([.G21]=2;[.G20]&lt;&gt;1;[.H20]&lt;&gt;1;[.H22]&lt;&gt;1;[.H21]&lt;&gt;1;[.G22]&lt;&gt;1);2;1);0)" office:value-type="float" office:value="0" calcext:value-type="float">
            <text:p>0</text:p>
          </table:table-cell>
          <table:table-cell table:style-name="ce2206" table:formula="of:=IF(AND([.H21]&gt;0; [.H22]=0; [.H23]=0);IF(AND([.H21]=2;[.H20]&lt;&gt;1;[.I20]&lt;&gt;1;[.I22]&lt;&gt;1;[.I21]&lt;&gt;1;[.H22]&lt;&gt;1);2;1);0)" office:value-type="float" office:value="0" calcext:value-type="float">
            <text:p>0</text:p>
          </table:table-cell>
          <table:table-cell table:style-name="ce2388" table:formula="of:=IF(AND([.I21]&gt;0; [.I22]=0; [.I23]=0);IF(AND([.I21]=2;[.I20]&lt;&gt;1;[.J20]&lt;&gt;1;[.J22]&lt;&gt;1;[.J21]&lt;&gt;1;[.I22]&lt;&gt;1);2;1);0)" office:value-type="float" office:value="0" calcext:value-type="float">
            <text:p>0</text:p>
          </table:table-cell>
          <table:table-cell table:style-name="ce2570" table:formula="of:=IF(AND([.J21]&gt;0; [.J22]=0; [.J23]=0);IF(AND([.J21]=2;[.J20]&lt;&gt;1;[.K20]&lt;&gt;1;[.K22]&lt;&gt;1;[.K21]&lt;&gt;1;[.J22]&lt;&gt;1);2;1);0)" office:value-type="float" office:value="0" calcext:value-type="float">
            <text:p>0</text:p>
          </table:table-cell>
          <table:table-cell table:style-name="ce2752" table:formula="of:=IF(AND([.K21]&gt;0; [.K22]=0; [.K23]=0);IF(AND([.K21]=2;[.K20]&lt;&gt;1;[.L20]&lt;&gt;1;[.L22]&lt;&gt;1;[.L21]&lt;&gt;1;[.K22]&lt;&gt;1);2;1);0)" office:value-type="float" office:value="0" calcext:value-type="float">
            <text:p>0</text:p>
          </table:table-cell>
          <table:table-cell table:style-name="ce2934" table:formula="of:=IF(AND([.L21]&gt;0; [.L22]=0; [.L23]=0);IF(AND([.L21]=2;[.L20]&lt;&gt;1;[.M20]&lt;&gt;1;[.M22]&lt;&gt;1;[.M21]&lt;&gt;1;[.L22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1-16" calcext:value-type="date">
            <text:p>2016-01-16</text:p>
          </table:table-cell>
          <table:table-cell office:value-type="float" office:value="-9.841" calcext:value-type="float">
            <text:p>-9.841</text:p>
          </table:table-cell>
          <table:table-cell table:formula="of:=AVERAGE([.B$7:.B51])" office:value-type="float" office:value="-1.93535555555556" calcext:value-type="float">
            <text:p>-1.93535555555556</text:p>
          </table:table-cell>
          <table:table-cell table:formula="of:=ABS([.B22]-[.C22])" office:value-type="float" office:value="7.90564444444444" calcext:value-type="float">
            <text:p>7.90564444444444</text:p>
          </table:table-cell>
          <table:table-cell table:style-name="ce17" table:formula="of:=IF(IF(ABS([.$C22]-[.$B22])&gt;=[.E$5];1;0)=1; IF( ABS([.$C22]-[.$B22])&lt;[.F$5]; 2; 1);0)" office:value-type="float" office:value="1" calcext:value-type="float">
            <text:p>1</text:p>
          </table:table-cell>
          <table:table-cell table:style-name="ce199" table:formula="of:=IF(IF(ABS([.$C22]-[.$B22])&gt;=[.F$5];1;0)=1; IF( ABS([.$C22]-[.$B22])&lt;[.G$5]; 2; 1);0)" office:value-type="float" office:value="1" calcext:value-type="float">
            <text:p>1</text:p>
          </table:table-cell>
          <table:table-cell table:style-name="ce382" table:formula="of:=IF(IF(ABS([.$C22]-[.$B22])&gt;=[.G$5];1;0)=1; IF( ABS([.$C22]-[.$B22])&lt;[.H$5]; 2; 1);0)" office:value-type="float" office:value="1" calcext:value-type="float">
            <text:p>1</text:p>
          </table:table-cell>
          <table:table-cell table:style-name="ce565" table:formula="of:=IF(IF(ABS([.$C22]-[.$B22])&gt;=[.H$5];1;0)=1; IF( ABS([.$C22]-[.$B22])&lt;[.I$5]; 2; 1);0)" office:value-type="float" office:value="1" calcext:value-type="float">
            <text:p>1</text:p>
          </table:table-cell>
          <table:table-cell table:style-name="ce747" table:formula="of:=IF(IF(ABS([.$C22]-[.$B22])&gt;=[.I$5];1;0)=1; IF( ABS([.$C22]-[.$B22])&lt;[.J$5]; 2; 1);0)" office:value-type="float" office:value="1" calcext:value-type="float">
            <text:p>1</text:p>
          </table:table-cell>
          <table:table-cell table:style-name="ce929" table:formula="of:=IF(IF(ABS([.$C22]-[.$B22])&gt;=[.J$5];1;0)=1; IF( ABS([.$C22]-[.$B22])&lt;[.K$5]; 2; 1);0)" office:value-type="float" office:value="2" calcext:value-type="float">
            <text:p>2</text:p>
          </table:table-cell>
          <table:table-cell table:style-name="ce1111" table:formula="of:=IF(IF(ABS([.$C22]-[.$B22])&gt;=[.K$5];1;0)=1; IF( ABS([.$C22]-[.$B22])&lt;[.L$5]; 2; 1);0)" office:value-type="float" office:value="0" calcext:value-type="float">
            <text:p>0</text:p>
          </table:table-cell>
          <table:table-cell table:style-name="ce1293" table:formula="of:=IF(IF(ABS([.$C22]-[.$B22])&gt;=[.L$5];1;0)=1; IF( ABS([.$C22]-[.$B22])&lt;[.M$5]; 2; 1);0)" office:value-type="float" office:value="0" calcext:value-type="float">
            <text:p>0</text:p>
          </table:table-cell>
          <table:table-cell table:style-name="ce1475" table:formula="of:=IF(IF(ABS([.$C22]-[.$B22])&gt;=[.M$5];1;0)=1; IF( ABS([.$C22]-[.$B22])&lt;[.N$5]; 2; 1);0)" office:value-type="float" office:value="0" calcext:value-type="float">
            <text:p>0</text:p>
          </table:table-cell>
          <table:table-cell table:style-name="ce1643"/>
          <table:table-cell table:style-name="ce1659" table:formula="of:=IF(AND([.E22]&gt;0; [.E23]=0; [.E24]=0);IF(AND([.E22]=2;[.E21]&lt;&gt;1;[.F21]&lt;&gt;1;[.F23]&lt;&gt;1;[.F22]&lt;&gt;1;[.E23]&lt;&gt;1);2;1);0)" office:value-type="float" office:value="0" calcext:value-type="float">
            <text:p>0</text:p>
          </table:table-cell>
          <table:table-cell table:style-name="ce1842" table:formula="of:=IF(AND([.F22]&gt;0; [.F23]=0; [.F24]=0);IF(AND([.F22]=2;[.F21]&lt;&gt;1;[.G21]&lt;&gt;1;[.G23]&lt;&gt;1;[.G22]&lt;&gt;1;[.F23]&lt;&gt;1);2;1);0)" office:value-type="float" office:value="0" calcext:value-type="float">
            <text:p>0</text:p>
          </table:table-cell>
          <table:table-cell table:style-name="ce2025" table:formula="of:=IF(AND([.G22]&gt;0; [.G23]=0; [.G24]=0);IF(AND([.G22]=2;[.G21]&lt;&gt;1;[.H21]&lt;&gt;1;[.H23]&lt;&gt;1;[.H22]&lt;&gt;1;[.G23]&lt;&gt;1);2;1);0)" office:value-type="float" office:value="0" calcext:value-type="float">
            <text:p>0</text:p>
          </table:table-cell>
          <table:table-cell table:style-name="ce2207" table:formula="of:=IF(AND([.H22]&gt;0; [.H23]=0; [.H24]=0);IF(AND([.H22]=2;[.H21]&lt;&gt;1;[.I21]&lt;&gt;1;[.I23]&lt;&gt;1;[.I22]&lt;&gt;1;[.H23]&lt;&gt;1);2;1);0)" office:value-type="float" office:value="0" calcext:value-type="float">
            <text:p>0</text:p>
          </table:table-cell>
          <table:table-cell table:style-name="ce2389" table:formula="of:=IF(AND([.I22]&gt;0; [.I23]=0; [.I24]=0);IF(AND([.I22]=2;[.I21]&lt;&gt;1;[.J21]&lt;&gt;1;[.J23]&lt;&gt;1;[.J22]&lt;&gt;1;[.I23]&lt;&gt;1);2;1);0)" office:value-type="float" office:value="0" calcext:value-type="float">
            <text:p>0</text:p>
          </table:table-cell>
          <table:table-cell table:style-name="ce2571" table:formula="of:=IF(AND([.J22]&gt;0; [.J23]=0; [.J24]=0);IF(AND([.J22]=2;[.J21]&lt;&gt;1;[.K21]&lt;&gt;1;[.K23]&lt;&gt;1;[.K22]&lt;&gt;1;[.J23]&lt;&gt;1);2;1);0)" office:value-type="float" office:value="0" calcext:value-type="float">
            <text:p>0</text:p>
          </table:table-cell>
          <table:table-cell table:style-name="ce2753" table:formula="of:=IF(AND([.K22]&gt;0; [.K23]=0; [.K24]=0);IF(AND([.K22]=2;[.K21]&lt;&gt;1;[.L21]&lt;&gt;1;[.L23]&lt;&gt;1;[.L22]&lt;&gt;1;[.K23]&lt;&gt;1);2;1);0)" office:value-type="float" office:value="0" calcext:value-type="float">
            <text:p>0</text:p>
          </table:table-cell>
          <table:table-cell table:style-name="ce2935" table:formula="of:=IF(AND([.L22]&gt;0; [.L23]=0; [.L24]=0);IF(AND([.L22]=2;[.L21]&lt;&gt;1;[.M21]&lt;&gt;1;[.M23]&lt;&gt;1;[.M22]&lt;&gt;1;[.L23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1-17" calcext:value-type="date">
            <text:p>2016-01-17</text:p>
          </table:table-cell>
          <table:table-cell office:value-type="float" office:value="-11.185" calcext:value-type="float">
            <text:p>-11.185</text:p>
          </table:table-cell>
          <table:table-cell table:formula="of:=AVERAGE([.B$7:.B52])" office:value-type="float" office:value="-2.01110869565217" calcext:value-type="float">
            <text:p>-2.01110869565217</text:p>
          </table:table-cell>
          <table:table-cell table:formula="of:=ABS([.B23]-[.C23])" office:value-type="float" office:value="9.17389130434783" calcext:value-type="float">
            <text:p>9.17389130434783</text:p>
          </table:table-cell>
          <table:table-cell table:style-name="ce18" table:formula="of:=IF(IF(ABS([.$C23]-[.$B23])&gt;=[.E$5];1;0)=1; IF( ABS([.$C23]-[.$B23])&lt;[.F$5]; 2; 1);0)" office:value-type="float" office:value="1" calcext:value-type="float">
            <text:p>1</text:p>
          </table:table-cell>
          <table:table-cell table:style-name="ce200" table:formula="of:=IF(IF(ABS([.$C23]-[.$B23])&gt;=[.F$5];1;0)=1; IF( ABS([.$C23]-[.$B23])&lt;[.G$5]; 2; 1);0)" office:value-type="float" office:value="1" calcext:value-type="float">
            <text:p>1</text:p>
          </table:table-cell>
          <table:table-cell table:style-name="ce383" table:formula="of:=IF(IF(ABS([.$C23]-[.$B23])&gt;=[.G$5];1;0)=1; IF( ABS([.$C23]-[.$B23])&lt;[.H$5]; 2; 1);0)" office:value-type="float" office:value="1" calcext:value-type="float">
            <text:p>1</text:p>
          </table:table-cell>
          <table:table-cell table:style-name="ce566" table:formula="of:=IF(IF(ABS([.$C23]-[.$B23])&gt;=[.H$5];1;0)=1; IF( ABS([.$C23]-[.$B23])&lt;[.I$5]; 2; 1);0)" office:value-type="float" office:value="1" calcext:value-type="float">
            <text:p>1</text:p>
          </table:table-cell>
          <table:table-cell table:style-name="ce748" table:formula="of:=IF(IF(ABS([.$C23]-[.$B23])&gt;=[.I$5];1;0)=1; IF( ABS([.$C23]-[.$B23])&lt;[.J$5]; 2; 1);0)" office:value-type="float" office:value="1" calcext:value-type="float">
            <text:p>1</text:p>
          </table:table-cell>
          <table:table-cell table:style-name="ce930" table:formula="of:=IF(IF(ABS([.$C23]-[.$B23])&gt;=[.J$5];1;0)=1; IF( ABS([.$C23]-[.$B23])&lt;[.K$5]; 2; 1);0)" office:value-type="float" office:value="1" calcext:value-type="float">
            <text:p>1</text:p>
          </table:table-cell>
          <table:table-cell table:style-name="ce1112" table:formula="of:=IF(IF(ABS([.$C23]-[.$B23])&gt;=[.K$5];1;0)=1; IF( ABS([.$C23]-[.$B23])&lt;[.L$5]; 2; 1);0)" office:value-type="float" office:value="1" calcext:value-type="float">
            <text:p>1</text:p>
          </table:table-cell>
          <table:table-cell table:style-name="ce1294" table:formula="of:=IF(IF(ABS([.$C23]-[.$B23])&gt;=[.L$5];1;0)=1; IF( ABS([.$C23]-[.$B23])&lt;[.M$5]; 2; 1);0)" office:value-type="float" office:value="2" calcext:value-type="float">
            <text:p>2</text:p>
          </table:table-cell>
          <table:table-cell table:style-name="ce1476" table:formula="of:=IF(IF(ABS([.$C23]-[.$B23])&gt;=[.M$5];1;0)=1; IF( ABS([.$C23]-[.$B23])&lt;[.N$5]; 2; 1);0)" office:value-type="float" office:value="0" calcext:value-type="float">
            <text:p>0</text:p>
          </table:table-cell>
          <table:table-cell table:style-name="ce1643"/>
          <table:table-cell table:style-name="ce1660" table:formula="of:=IF(AND([.E23]&gt;0; [.E24]=0; [.E25]=0);IF(AND([.E23]=2;[.E22]&lt;&gt;1;[.F22]&lt;&gt;1;[.F24]&lt;&gt;1;[.F23]&lt;&gt;1;[.E24]&lt;&gt;1);2;1);0)" office:value-type="float" office:value="0" calcext:value-type="float">
            <text:p>0</text:p>
          </table:table-cell>
          <table:table-cell table:style-name="ce1843" table:formula="of:=IF(AND([.F23]&gt;0; [.F24]=0; [.F25]=0);IF(AND([.F23]=2;[.F22]&lt;&gt;1;[.G22]&lt;&gt;1;[.G24]&lt;&gt;1;[.G23]&lt;&gt;1;[.F24]&lt;&gt;1);2;1);0)" office:value-type="float" office:value="0" calcext:value-type="float">
            <text:p>0</text:p>
          </table:table-cell>
          <table:table-cell table:style-name="ce2026" table:formula="of:=IF(AND([.G23]&gt;0; [.G24]=0; [.G25]=0);IF(AND([.G23]=2;[.G22]&lt;&gt;1;[.H22]&lt;&gt;1;[.H24]&lt;&gt;1;[.H23]&lt;&gt;1;[.G24]&lt;&gt;1);2;1);0)" office:value-type="float" office:value="0" calcext:value-type="float">
            <text:p>0</text:p>
          </table:table-cell>
          <table:table-cell table:style-name="ce2208" table:formula="of:=IF(AND([.H23]&gt;0; [.H24]=0; [.H25]=0);IF(AND([.H23]=2;[.H22]&lt;&gt;1;[.I22]&lt;&gt;1;[.I24]&lt;&gt;1;[.I23]&lt;&gt;1;[.H24]&lt;&gt;1);2;1);0)" office:value-type="float" office:value="0" calcext:value-type="float">
            <text:p>0</text:p>
          </table:table-cell>
          <table:table-cell table:style-name="ce2390" table:formula="of:=IF(AND([.I23]&gt;0; [.I24]=0; [.I25]=0);IF(AND([.I23]=2;[.I22]&lt;&gt;1;[.J22]&lt;&gt;1;[.J24]&lt;&gt;1;[.J23]&lt;&gt;1;[.I24]&lt;&gt;1);2;1);0)" office:value-type="float" office:value="0" calcext:value-type="float">
            <text:p>0</text:p>
          </table:table-cell>
          <table:table-cell table:style-name="ce2572" table:formula="of:=IF(AND([.J23]&gt;0; [.J24]=0; [.J25]=0);IF(AND([.J23]=2;[.J22]&lt;&gt;1;[.K22]&lt;&gt;1;[.K24]&lt;&gt;1;[.K23]&lt;&gt;1;[.J24]&lt;&gt;1);2;1);0)" office:value-type="float" office:value="1" calcext:value-type="float">
            <text:p>1</text:p>
          </table:table-cell>
          <table:table-cell table:style-name="ce2754" table:formula="of:=IF(AND([.K23]&gt;0; [.K24]=0; [.K25]=0);IF(AND([.K23]=2;[.K22]&lt;&gt;1;[.L22]&lt;&gt;1;[.L24]&lt;&gt;1;[.L23]&lt;&gt;1;[.K24]&lt;&gt;1);2;1);0)" office:value-type="float" office:value="1" calcext:value-type="float">
            <text:p>1</text:p>
          </table:table-cell>
          <table:table-cell table:style-name="ce2936" table:formula="of:=IF(AND([.L23]&gt;0; [.L24]=0; [.L25]=0);IF(AND([.L23]=2;[.L22]&lt;&gt;1;[.M22]&lt;&gt;1;[.M24]&lt;&gt;1;[.M23]&lt;&gt;1;[.L24]&lt;&gt;1);2;1);0)" office:value-type="float" office:value="2" calcext:value-type="float">
            <text:p>2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1-18" calcext:value-type="date">
            <text:p>2016-01-18</text:p>
          </table:table-cell>
          <table:table-cell office:value-type="float" office:value="-8.971" calcext:value-type="float">
            <text:p>-8.971</text:p>
          </table:table-cell>
          <table:table-cell table:formula="of:=AVERAGE([.B$7:.B53])" office:value-type="float" office:value="-2.08346808510638" calcext:value-type="float">
            <text:p>-2.08346808510638</text:p>
          </table:table-cell>
          <table:table-cell table:formula="of:=ABS([.B24]-[.C24])" office:value-type="float" office:value="6.88753191489362" calcext:value-type="float">
            <text:p>6.88753191489362</text:p>
          </table:table-cell>
          <table:table-cell table:style-name="ce19" table:formula="of:=IF(IF(ABS([.$C24]-[.$B24])&gt;=[.E$5];1;0)=1; IF( ABS([.$C24]-[.$B24])&lt;[.F$5]; 2; 1);0)" office:value-type="float" office:value="1" calcext:value-type="float">
            <text:p>1</text:p>
          </table:table-cell>
          <table:table-cell table:style-name="ce201" table:formula="of:=IF(IF(ABS([.$C24]-[.$B24])&gt;=[.F$5];1;0)=1; IF( ABS([.$C24]-[.$B24])&lt;[.G$5]; 2; 1);0)" office:value-type="float" office:value="1" calcext:value-type="float">
            <text:p>1</text:p>
          </table:table-cell>
          <table:table-cell table:style-name="ce384" table:formula="of:=IF(IF(ABS([.$C24]-[.$B24])&gt;=[.G$5];1;0)=1; IF( ABS([.$C24]-[.$B24])&lt;[.H$5]; 2; 1);0)" office:value-type="float" office:value="1" calcext:value-type="float">
            <text:p>1</text:p>
          </table:table-cell>
          <table:table-cell table:style-name="ce567" table:formula="of:=IF(IF(ABS([.$C24]-[.$B24])&gt;=[.H$5];1;0)=1; IF( ABS([.$C24]-[.$B24])&lt;[.I$5]; 2; 1);0)" office:value-type="float" office:value="1" calcext:value-type="float">
            <text:p>1</text:p>
          </table:table-cell>
          <table:table-cell table:style-name="ce749" table:formula="of:=IF(IF(ABS([.$C24]-[.$B24])&gt;=[.I$5];1;0)=1; IF( ABS([.$C24]-[.$B24])&lt;[.J$5]; 2; 1);0)" office:value-type="float" office:value="2" calcext:value-type="float">
            <text:p>2</text:p>
          </table:table-cell>
          <table:table-cell table:style-name="ce931" table:formula="of:=IF(IF(ABS([.$C24]-[.$B24])&gt;=[.J$5];1;0)=1; IF( ABS([.$C24]-[.$B24])&lt;[.K$5]; 2; 1);0)" office:value-type="float" office:value="0" calcext:value-type="float">
            <text:p>0</text:p>
          </table:table-cell>
          <table:table-cell table:style-name="ce1113" table:formula="of:=IF(IF(ABS([.$C24]-[.$B24])&gt;=[.K$5];1;0)=1; IF( ABS([.$C24]-[.$B24])&lt;[.L$5]; 2; 1);0)" office:value-type="float" office:value="0" calcext:value-type="float">
            <text:p>0</text:p>
          </table:table-cell>
          <table:table-cell table:style-name="ce1295" table:formula="of:=IF(IF(ABS([.$C24]-[.$B24])&gt;=[.L$5];1;0)=1; IF( ABS([.$C24]-[.$B24])&lt;[.M$5]; 2; 1);0)" office:value-type="float" office:value="0" calcext:value-type="float">
            <text:p>0</text:p>
          </table:table-cell>
          <table:table-cell table:style-name="ce1477" table:formula="of:=IF(IF(ABS([.$C24]-[.$B24])&gt;=[.M$5];1;0)=1; IF( ABS([.$C24]-[.$B24])&lt;[.N$5]; 2; 1);0)" office:value-type="float" office:value="0" calcext:value-type="float">
            <text:p>0</text:p>
          </table:table-cell>
          <table:table-cell table:style-name="ce1643"/>
          <table:table-cell table:style-name="ce1661" table:formula="of:=IF(AND([.E24]&gt;0; [.E25]=0; [.E26]=0);IF(AND([.E24]=2;[.E23]&lt;&gt;1;[.F23]&lt;&gt;1;[.F25]&lt;&gt;1;[.F24]&lt;&gt;1;[.E25]&lt;&gt;1);2;1);0)" office:value-type="float" office:value="0" calcext:value-type="float">
            <text:p>0</text:p>
          </table:table-cell>
          <table:table-cell table:style-name="ce1844" table:formula="of:=IF(AND([.F24]&gt;0; [.F25]=0; [.F26]=0);IF(AND([.F24]=2;[.F23]&lt;&gt;1;[.G23]&lt;&gt;1;[.G25]&lt;&gt;1;[.G24]&lt;&gt;1;[.F25]&lt;&gt;1);2;1);0)" office:value-type="float" office:value="0" calcext:value-type="float">
            <text:p>0</text:p>
          </table:table-cell>
          <table:table-cell table:style-name="ce2027" table:formula="of:=IF(AND([.G24]&gt;0; [.G25]=0; [.G26]=0);IF(AND([.G24]=2;[.G23]&lt;&gt;1;[.H23]&lt;&gt;1;[.H25]&lt;&gt;1;[.H24]&lt;&gt;1;[.G25]&lt;&gt;1);2;1);0)" office:value-type="float" office:value="1" calcext:value-type="float">
            <text:p>1</text:p>
          </table:table-cell>
          <table:table-cell table:style-name="ce2209" table:formula="of:=IF(AND([.H24]&gt;0; [.H25]=0; [.H26]=0);IF(AND([.H24]=2;[.H23]&lt;&gt;1;[.I23]&lt;&gt;1;[.I25]&lt;&gt;1;[.I24]&lt;&gt;1;[.H25]&lt;&gt;1);2;1);0)" office:value-type="float" office:value="1" calcext:value-type="float">
            <text:p>1</text:p>
          </table:table-cell>
          <table:table-cell table:style-name="ce2391" table:formula="of:=IF(AND([.I24]&gt;0; [.I25]=0; [.I26]=0);IF(AND([.I24]=2;[.I23]&lt;&gt;1;[.J23]&lt;&gt;1;[.J25]&lt;&gt;1;[.J24]&lt;&gt;1;[.I25]&lt;&gt;1);2;1);0)" office:value-type="float" office:value="1" calcext:value-type="float">
            <text:p>1</text:p>
          </table:table-cell>
          <table:table-cell table:style-name="ce2573" table:formula="of:=IF(AND([.J24]&gt;0; [.J25]=0; [.J26]=0);IF(AND([.J24]=2;[.J23]&lt;&gt;1;[.K23]&lt;&gt;1;[.K25]&lt;&gt;1;[.K24]&lt;&gt;1;[.J25]&lt;&gt;1);2;1);0)" office:value-type="float" office:value="0" calcext:value-type="float">
            <text:p>0</text:p>
          </table:table-cell>
          <table:table-cell table:style-name="ce2755" table:formula="of:=IF(AND([.K24]&gt;0; [.K25]=0; [.K26]=0);IF(AND([.K24]=2;[.K23]&lt;&gt;1;[.L23]&lt;&gt;1;[.L25]&lt;&gt;1;[.L24]&lt;&gt;1;[.K25]&lt;&gt;1);2;1);0)" office:value-type="float" office:value="0" calcext:value-type="float">
            <text:p>0</text:p>
          </table:table-cell>
          <table:table-cell table:style-name="ce2937" table:formula="of:=IF(AND([.L24]&gt;0; [.L25]=0; [.L26]=0);IF(AND([.L24]=2;[.L23]&lt;&gt;1;[.M23]&lt;&gt;1;[.M25]&lt;&gt;1;[.M24]&lt;&gt;1;[.L25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1-19" calcext:value-type="date">
            <text:p>2016-01-19</text:p>
          </table:table-cell>
          <table:table-cell office:value-type="float" office:value="-5.451" calcext:value-type="float">
            <text:p>-5.451</text:p>
          </table:table-cell>
          <table:table-cell table:formula="of:=AVERAGE([.B$7:.B54])" office:value-type="float" office:value="-2.10402083333333" calcext:value-type="float">
            <text:p>-2.10402083333333</text:p>
          </table:table-cell>
          <table:table-cell table:formula="of:=ABS([.B25]-[.C25])" office:value-type="float" office:value="3.34697916666667" calcext:value-type="float">
            <text:p>3.34697916666667</text:p>
          </table:table-cell>
          <table:table-cell table:style-name="ce20" table:formula="of:=IF(IF(ABS([.$C25]-[.$B25])&gt;=[.E$5];1;0)=1; IF( ABS([.$C25]-[.$B25])&lt;[.F$5]; 2; 1);0)" office:value-type="float" office:value="1" calcext:value-type="float">
            <text:p>1</text:p>
          </table:table-cell>
          <table:table-cell table:style-name="ce202" table:formula="of:=IF(IF(ABS([.$C25]-[.$B25])&gt;=[.F$5];1;0)=1; IF( ABS([.$C25]-[.$B25])&lt;[.G$5]; 2; 1);0)" office:value-type="float" office:value="2" calcext:value-type="float">
            <text:p>2</text:p>
          </table:table-cell>
          <table:table-cell table:style-name="ce385" table:formula="of:=IF(IF(ABS([.$C25]-[.$B25])&gt;=[.G$5];1;0)=1; IF( ABS([.$C25]-[.$B25])&lt;[.H$5]; 2; 1);0)" office:value-type="float" office:value="0" calcext:value-type="float">
            <text:p>0</text:p>
          </table:table-cell>
          <table:table-cell table:style-name="ce568" table:formula="of:=IF(IF(ABS([.$C25]-[.$B25])&gt;=[.H$5];1;0)=1; IF( ABS([.$C25]-[.$B25])&lt;[.I$5]; 2; 1);0)" office:value-type="float" office:value="0" calcext:value-type="float">
            <text:p>0</text:p>
          </table:table-cell>
          <table:table-cell table:style-name="ce750" table:formula="of:=IF(IF(ABS([.$C25]-[.$B25])&gt;=[.I$5];1;0)=1; IF( ABS([.$C25]-[.$B25])&lt;[.J$5]; 2; 1);0)" office:value-type="float" office:value="0" calcext:value-type="float">
            <text:p>0</text:p>
          </table:table-cell>
          <table:table-cell table:style-name="ce932" table:formula="of:=IF(IF(ABS([.$C25]-[.$B25])&gt;=[.J$5];1;0)=1; IF( ABS([.$C25]-[.$B25])&lt;[.K$5]; 2; 1);0)" office:value-type="float" office:value="0" calcext:value-type="float">
            <text:p>0</text:p>
          </table:table-cell>
          <table:table-cell table:style-name="ce1114" table:formula="of:=IF(IF(ABS([.$C25]-[.$B25])&gt;=[.K$5];1;0)=1; IF( ABS([.$C25]-[.$B25])&lt;[.L$5]; 2; 1);0)" office:value-type="float" office:value="0" calcext:value-type="float">
            <text:p>0</text:p>
          </table:table-cell>
          <table:table-cell table:style-name="ce1296" table:formula="of:=IF(IF(ABS([.$C25]-[.$B25])&gt;=[.L$5];1;0)=1; IF( ABS([.$C25]-[.$B25])&lt;[.M$5]; 2; 1);0)" office:value-type="float" office:value="0" calcext:value-type="float">
            <text:p>0</text:p>
          </table:table-cell>
          <table:table-cell table:style-name="ce1478" table:formula="of:=IF(IF(ABS([.$C25]-[.$B25])&gt;=[.M$5];1;0)=1; IF( ABS([.$C25]-[.$B25])&lt;[.N$5]; 2; 1);0)" office:value-type="float" office:value="0" calcext:value-type="float">
            <text:p>0</text:p>
          </table:table-cell>
          <table:table-cell table:style-name="ce1643"/>
          <table:table-cell table:style-name="ce1662" table:formula="of:=IF(AND([.E25]&gt;0; [.E26]=0; [.E27]=0);IF(AND([.E25]=2;[.E24]&lt;&gt;1;[.F24]&lt;&gt;1;[.F26]&lt;&gt;1;[.F25]&lt;&gt;1;[.E26]&lt;&gt;1);2;1);0)" office:value-type="float" office:value="0" calcext:value-type="float">
            <text:p>0</text:p>
          </table:table-cell>
          <table:table-cell table:style-name="ce1845" table:formula="of:=IF(AND([.F25]&gt;0; [.F26]=0; [.F27]=0);IF(AND([.F25]=2;[.F24]&lt;&gt;1;[.G24]&lt;&gt;1;[.G26]&lt;&gt;1;[.G25]&lt;&gt;1;[.F26]&lt;&gt;1);2;1);0)" office:value-type="float" office:value="1" calcext:value-type="float">
            <text:p>1</text:p>
          </table:table-cell>
          <table:table-cell table:style-name="ce2028" table:formula="of:=IF(AND([.G25]&gt;0; [.G26]=0; [.G27]=0);IF(AND([.G25]=2;[.G24]&lt;&gt;1;[.H24]&lt;&gt;1;[.H26]&lt;&gt;1;[.H25]&lt;&gt;1;[.G26]&lt;&gt;1);2;1);0)" office:value-type="float" office:value="0" calcext:value-type="float">
            <text:p>0</text:p>
          </table:table-cell>
          <table:table-cell table:style-name="ce2210" table:formula="of:=IF(AND([.H25]&gt;0; [.H26]=0; [.H27]=0);IF(AND([.H25]=2;[.H24]&lt;&gt;1;[.I24]&lt;&gt;1;[.I26]&lt;&gt;1;[.I25]&lt;&gt;1;[.H26]&lt;&gt;1);2;1);0)" office:value-type="float" office:value="0" calcext:value-type="float">
            <text:p>0</text:p>
          </table:table-cell>
          <table:table-cell table:style-name="ce2392" table:formula="of:=IF(AND([.I25]&gt;0; [.I26]=0; [.I27]=0);IF(AND([.I25]=2;[.I24]&lt;&gt;1;[.J24]&lt;&gt;1;[.J26]&lt;&gt;1;[.J25]&lt;&gt;1;[.I26]&lt;&gt;1);2;1);0)" office:value-type="float" office:value="0" calcext:value-type="float">
            <text:p>0</text:p>
          </table:table-cell>
          <table:table-cell table:style-name="ce2574" table:formula="of:=IF(AND([.J25]&gt;0; [.J26]=0; [.J27]=0);IF(AND([.J25]=2;[.J24]&lt;&gt;1;[.K24]&lt;&gt;1;[.K26]&lt;&gt;1;[.K25]&lt;&gt;1;[.J26]&lt;&gt;1);2;1);0)" office:value-type="float" office:value="0" calcext:value-type="float">
            <text:p>0</text:p>
          </table:table-cell>
          <table:table-cell table:style-name="ce2756" table:formula="of:=IF(AND([.K25]&gt;0; [.K26]=0; [.K27]=0);IF(AND([.K25]=2;[.K24]&lt;&gt;1;[.L24]&lt;&gt;1;[.L26]&lt;&gt;1;[.L25]&lt;&gt;1;[.K26]&lt;&gt;1);2;1);0)" office:value-type="float" office:value="0" calcext:value-type="float">
            <text:p>0</text:p>
          </table:table-cell>
          <table:table-cell table:style-name="ce2938" table:formula="of:=IF(AND([.L25]&gt;0; [.L26]=0; [.L27]=0);IF(AND([.L25]=2;[.L24]&lt;&gt;1;[.M24]&lt;&gt;1;[.M26]&lt;&gt;1;[.M25]&lt;&gt;1;[.L26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1-20" calcext:value-type="date">
            <text:p>2016-01-20</text:p>
          </table:table-cell>
          <table:table-cell office:value-type="float" office:value="-3.999" calcext:value-type="float">
            <text:p>-3.999</text:p>
          </table:table-cell>
          <table:table-cell table:formula="of:=AVERAGE([.B$7:.B55])" office:value-type="float" office:value="-2.13744897959184" calcext:value-type="float">
            <text:p>-2.13744897959184</text:p>
          </table:table-cell>
          <table:table-cell table:formula="of:=ABS([.B26]-[.C26])" office:value-type="float" office:value="1.86155102040816" calcext:value-type="float">
            <text:p>1.86155102040816</text:p>
          </table:table-cell>
          <table:table-cell table:style-name="ce21" table:formula="of:=IF(IF(ABS([.$C26]-[.$B26])&gt;=[.E$5];1;0)=1; IF( ABS([.$C26]-[.$B26])&lt;[.F$5]; 2; 1);0)" office:value-type="float" office:value="0" calcext:value-type="float">
            <text:p>0</text:p>
          </table:table-cell>
          <table:table-cell table:style-name="ce203" table:formula="of:=IF(IF(ABS([.$C26]-[.$B26])&gt;=[.F$5];1;0)=1; IF( ABS([.$C26]-[.$B26])&lt;[.G$5]; 2; 1);0)" office:value-type="float" office:value="0" calcext:value-type="float">
            <text:p>0</text:p>
          </table:table-cell>
          <table:table-cell table:style-name="ce386" table:formula="of:=IF(IF(ABS([.$C26]-[.$B26])&gt;=[.G$5];1;0)=1; IF( ABS([.$C26]-[.$B26])&lt;[.H$5]; 2; 1);0)" office:value-type="float" office:value="0" calcext:value-type="float">
            <text:p>0</text:p>
          </table:table-cell>
          <table:table-cell table:style-name="ce569" table:formula="of:=IF(IF(ABS([.$C26]-[.$B26])&gt;=[.H$5];1;0)=1; IF( ABS([.$C26]-[.$B26])&lt;[.I$5]; 2; 1);0)" office:value-type="float" office:value="0" calcext:value-type="float">
            <text:p>0</text:p>
          </table:table-cell>
          <table:table-cell table:style-name="ce751" table:formula="of:=IF(IF(ABS([.$C26]-[.$B26])&gt;=[.I$5];1;0)=1; IF( ABS([.$C26]-[.$B26])&lt;[.J$5]; 2; 1);0)" office:value-type="float" office:value="0" calcext:value-type="float">
            <text:p>0</text:p>
          </table:table-cell>
          <table:table-cell table:style-name="ce933" table:formula="of:=IF(IF(ABS([.$C26]-[.$B26])&gt;=[.J$5];1;0)=1; IF( ABS([.$C26]-[.$B26])&lt;[.K$5]; 2; 1);0)" office:value-type="float" office:value="0" calcext:value-type="float">
            <text:p>0</text:p>
          </table:table-cell>
          <table:table-cell table:style-name="ce1115" table:formula="of:=IF(IF(ABS([.$C26]-[.$B26])&gt;=[.K$5];1;0)=1; IF( ABS([.$C26]-[.$B26])&lt;[.L$5]; 2; 1);0)" office:value-type="float" office:value="0" calcext:value-type="float">
            <text:p>0</text:p>
          </table:table-cell>
          <table:table-cell table:style-name="ce1297" table:formula="of:=IF(IF(ABS([.$C26]-[.$B26])&gt;=[.L$5];1;0)=1; IF( ABS([.$C26]-[.$B26])&lt;[.M$5]; 2; 1);0)" office:value-type="float" office:value="0" calcext:value-type="float">
            <text:p>0</text:p>
          </table:table-cell>
          <table:table-cell table:style-name="ce1479" table:formula="of:=IF(IF(ABS([.$C26]-[.$B26])&gt;=[.M$5];1;0)=1; IF( ABS([.$C26]-[.$B26])&lt;[.N$5]; 2; 1);0)" office:value-type="float" office:value="0" calcext:value-type="float">
            <text:p>0</text:p>
          </table:table-cell>
          <table:table-cell table:style-name="ce1643"/>
          <table:table-cell table:style-name="ce1663" table:formula="of:=IF(AND([.E26]&gt;0; [.E27]=0; [.E28]=0);IF(AND([.E26]=2;[.E25]&lt;&gt;1;[.F25]&lt;&gt;1;[.F27]&lt;&gt;1;[.F26]&lt;&gt;1;[.E27]&lt;&gt;1);2;1);0)" office:value-type="float" office:value="0" calcext:value-type="float">
            <text:p>0</text:p>
          </table:table-cell>
          <table:table-cell table:style-name="ce1846" table:formula="of:=IF(AND([.F26]&gt;0; [.F27]=0; [.F28]=0);IF(AND([.F26]=2;[.F25]&lt;&gt;1;[.G25]&lt;&gt;1;[.G27]&lt;&gt;1;[.G26]&lt;&gt;1;[.F27]&lt;&gt;1);2;1);0)" office:value-type="float" office:value="0" calcext:value-type="float">
            <text:p>0</text:p>
          </table:table-cell>
          <table:table-cell table:style-name="ce2029" table:formula="of:=IF(AND([.G26]&gt;0; [.G27]=0; [.G28]=0);IF(AND([.G26]=2;[.G25]&lt;&gt;1;[.H25]&lt;&gt;1;[.H27]&lt;&gt;1;[.H26]&lt;&gt;1;[.G27]&lt;&gt;1);2;1);0)" office:value-type="float" office:value="0" calcext:value-type="float">
            <text:p>0</text:p>
          </table:table-cell>
          <table:table-cell table:style-name="ce2211" table:formula="of:=IF(AND([.H26]&gt;0; [.H27]=0; [.H28]=0);IF(AND([.H26]=2;[.H25]&lt;&gt;1;[.I25]&lt;&gt;1;[.I27]&lt;&gt;1;[.I26]&lt;&gt;1;[.H27]&lt;&gt;1);2;1);0)" office:value-type="float" office:value="0" calcext:value-type="float">
            <text:p>0</text:p>
          </table:table-cell>
          <table:table-cell table:style-name="ce2393" table:formula="of:=IF(AND([.I26]&gt;0; [.I27]=0; [.I28]=0);IF(AND([.I26]=2;[.I25]&lt;&gt;1;[.J25]&lt;&gt;1;[.J27]&lt;&gt;1;[.J26]&lt;&gt;1;[.I27]&lt;&gt;1);2;1);0)" office:value-type="float" office:value="0" calcext:value-type="float">
            <text:p>0</text:p>
          </table:table-cell>
          <table:table-cell table:style-name="ce2575" table:formula="of:=IF(AND([.J26]&gt;0; [.J27]=0; [.J28]=0);IF(AND([.J26]=2;[.J25]&lt;&gt;1;[.K25]&lt;&gt;1;[.K27]&lt;&gt;1;[.K26]&lt;&gt;1;[.J27]&lt;&gt;1);2;1);0)" office:value-type="float" office:value="0" calcext:value-type="float">
            <text:p>0</text:p>
          </table:table-cell>
          <table:table-cell table:style-name="ce2757" table:formula="of:=IF(AND([.K26]&gt;0; [.K27]=0; [.K28]=0);IF(AND([.K26]=2;[.K25]&lt;&gt;1;[.L25]&lt;&gt;1;[.L27]&lt;&gt;1;[.L26]&lt;&gt;1;[.K27]&lt;&gt;1);2;1);0)" office:value-type="float" office:value="0" calcext:value-type="float">
            <text:p>0</text:p>
          </table:table-cell>
          <table:table-cell table:style-name="ce2939" table:formula="of:=IF(AND([.L26]&gt;0; [.L27]=0; [.L28]=0);IF(AND([.L26]=2;[.L25]&lt;&gt;1;[.M25]&lt;&gt;1;[.M27]&lt;&gt;1;[.M26]&lt;&gt;1;[.L27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1-21" calcext:value-type="date">
            <text:p>2016-01-21</text:p>
          </table:table-cell>
          <table:table-cell office:value-type="float" office:value="-4.745" calcext:value-type="float">
            <text:p>-4.745</text:p>
          </table:table-cell>
          <table:table-cell table:formula="of:=AVERAGE([.B$7:.B56])" office:value-type="float" office:value="-2.22486" calcext:value-type="float">
            <text:p>-2.22486</text:p>
          </table:table-cell>
          <table:table-cell table:formula="of:=ABS([.B27]-[.C27])" office:value-type="float" office:value="2.52014" calcext:value-type="float">
            <text:p>2.52014</text:p>
          </table:table-cell>
          <table:table-cell table:style-name="ce22" table:formula="of:=IF(IF(ABS([.$C27]-[.$B27])&gt;=[.E$5];1;0)=1; IF( ABS([.$C27]-[.$B27])&lt;[.F$5]; 2; 1);0)" office:value-type="float" office:value="2" calcext:value-type="float">
            <text:p>2</text:p>
          </table:table-cell>
          <table:table-cell table:style-name="ce204" table:formula="of:=IF(IF(ABS([.$C27]-[.$B27])&gt;=[.F$5];1;0)=1; IF( ABS([.$C27]-[.$B27])&lt;[.G$5]; 2; 1);0)" office:value-type="float" office:value="0" calcext:value-type="float">
            <text:p>0</text:p>
          </table:table-cell>
          <table:table-cell table:style-name="ce387" table:formula="of:=IF(IF(ABS([.$C27]-[.$B27])&gt;=[.G$5];1;0)=1; IF( ABS([.$C27]-[.$B27])&lt;[.H$5]; 2; 1);0)" office:value-type="float" office:value="0" calcext:value-type="float">
            <text:p>0</text:p>
          </table:table-cell>
          <table:table-cell table:style-name="ce570" table:formula="of:=IF(IF(ABS([.$C27]-[.$B27])&gt;=[.H$5];1;0)=1; IF( ABS([.$C27]-[.$B27])&lt;[.I$5]; 2; 1);0)" office:value-type="float" office:value="0" calcext:value-type="float">
            <text:p>0</text:p>
          </table:table-cell>
          <table:table-cell table:style-name="ce752" table:formula="of:=IF(IF(ABS([.$C27]-[.$B27])&gt;=[.I$5];1;0)=1; IF( ABS([.$C27]-[.$B27])&lt;[.J$5]; 2; 1);0)" office:value-type="float" office:value="0" calcext:value-type="float">
            <text:p>0</text:p>
          </table:table-cell>
          <table:table-cell table:style-name="ce934" table:formula="of:=IF(IF(ABS([.$C27]-[.$B27])&gt;=[.J$5];1;0)=1; IF( ABS([.$C27]-[.$B27])&lt;[.K$5]; 2; 1);0)" office:value-type="float" office:value="0" calcext:value-type="float">
            <text:p>0</text:p>
          </table:table-cell>
          <table:table-cell table:style-name="ce1116" table:formula="of:=IF(IF(ABS([.$C27]-[.$B27])&gt;=[.K$5];1;0)=1; IF( ABS([.$C27]-[.$B27])&lt;[.L$5]; 2; 1);0)" office:value-type="float" office:value="0" calcext:value-type="float">
            <text:p>0</text:p>
          </table:table-cell>
          <table:table-cell table:style-name="ce1298" table:formula="of:=IF(IF(ABS([.$C27]-[.$B27])&gt;=[.L$5];1;0)=1; IF( ABS([.$C27]-[.$B27])&lt;[.M$5]; 2; 1);0)" office:value-type="float" office:value="0" calcext:value-type="float">
            <text:p>0</text:p>
          </table:table-cell>
          <table:table-cell table:style-name="ce1480" table:formula="of:=IF(IF(ABS([.$C27]-[.$B27])&gt;=[.M$5];1;0)=1; IF( ABS([.$C27]-[.$B27])&lt;[.N$5]; 2; 1);0)" office:value-type="float" office:value="0" calcext:value-type="float">
            <text:p>0</text:p>
          </table:table-cell>
          <table:table-cell table:style-name="ce1643"/>
          <table:table-cell table:style-name="ce1664" table:formula="of:=IF(AND([.E27]&gt;0; [.E28]=0; [.E29]=0);IF(AND([.E27]=2;[.E26]&lt;&gt;1;[.F26]&lt;&gt;1;[.F28]&lt;&gt;1;[.F27]&lt;&gt;1;[.E28]&lt;&gt;1);2;1);0)" office:value-type="float" office:value="0" calcext:value-type="float">
            <text:p>0</text:p>
          </table:table-cell>
          <table:table-cell table:style-name="ce1847" table:formula="of:=IF(AND([.F27]&gt;0; [.F28]=0; [.F29]=0);IF(AND([.F27]=2;[.F26]&lt;&gt;1;[.G26]&lt;&gt;1;[.G28]&lt;&gt;1;[.G27]&lt;&gt;1;[.F28]&lt;&gt;1);2;1);0)" office:value-type="float" office:value="0" calcext:value-type="float">
            <text:p>0</text:p>
          </table:table-cell>
          <table:table-cell table:style-name="ce2030" table:formula="of:=IF(AND([.G27]&gt;0; [.G28]=0; [.G29]=0);IF(AND([.G27]=2;[.G26]&lt;&gt;1;[.H26]&lt;&gt;1;[.H28]&lt;&gt;1;[.H27]&lt;&gt;1;[.G28]&lt;&gt;1);2;1);0)" office:value-type="float" office:value="0" calcext:value-type="float">
            <text:p>0</text:p>
          </table:table-cell>
          <table:table-cell table:style-name="ce2212" table:formula="of:=IF(AND([.H27]&gt;0; [.H28]=0; [.H29]=0);IF(AND([.H27]=2;[.H26]&lt;&gt;1;[.I26]&lt;&gt;1;[.I28]&lt;&gt;1;[.I27]&lt;&gt;1;[.H28]&lt;&gt;1);2;1);0)" office:value-type="float" office:value="0" calcext:value-type="float">
            <text:p>0</text:p>
          </table:table-cell>
          <table:table-cell table:style-name="ce2394" table:formula="of:=IF(AND([.I27]&gt;0; [.I28]=0; [.I29]=0);IF(AND([.I27]=2;[.I26]&lt;&gt;1;[.J26]&lt;&gt;1;[.J28]&lt;&gt;1;[.J27]&lt;&gt;1;[.I28]&lt;&gt;1);2;1);0)" office:value-type="float" office:value="0" calcext:value-type="float">
            <text:p>0</text:p>
          </table:table-cell>
          <table:table-cell table:style-name="ce2576" table:formula="of:=IF(AND([.J27]&gt;0; [.J28]=0; [.J29]=0);IF(AND([.J27]=2;[.J26]&lt;&gt;1;[.K26]&lt;&gt;1;[.K28]&lt;&gt;1;[.K27]&lt;&gt;1;[.J28]&lt;&gt;1);2;1);0)" office:value-type="float" office:value="0" calcext:value-type="float">
            <text:p>0</text:p>
          </table:table-cell>
          <table:table-cell table:style-name="ce2758" table:formula="of:=IF(AND([.K27]&gt;0; [.K28]=0; [.K29]=0);IF(AND([.K27]=2;[.K26]&lt;&gt;1;[.L26]&lt;&gt;1;[.L28]&lt;&gt;1;[.L27]&lt;&gt;1;[.K28]&lt;&gt;1);2;1);0)" office:value-type="float" office:value="0" calcext:value-type="float">
            <text:p>0</text:p>
          </table:table-cell>
          <table:table-cell table:style-name="ce2940" table:formula="of:=IF(AND([.L27]&gt;0; [.L28]=0; [.L29]=0);IF(AND([.L27]=2;[.L26]&lt;&gt;1;[.M26]&lt;&gt;1;[.M28]&lt;&gt;1;[.M27]&lt;&gt;1;[.L28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1-22" calcext:value-type="date">
            <text:p>2016-01-22</text:p>
          </table:table-cell>
          <table:table-cell office:value-type="float" office:value="-0.156" calcext:value-type="float">
            <text:p>-0.156</text:p>
          </table:table-cell>
          <table:table-cell table:formula="of:=AVERAGE([.B$7:.B57])" office:value-type="float" office:value="-2.23086274509804" calcext:value-type="float">
            <text:p>-2.23086274509804</text:p>
          </table:table-cell>
          <table:table-cell table:formula="of:=ABS([.B28]-[.C28])" office:value-type="float" office:value="2.07486274509804" calcext:value-type="float">
            <text:p>2.07486274509804</text:p>
          </table:table-cell>
          <table:table-cell table:style-name="ce23" table:formula="of:=IF(IF(ABS([.$C28]-[.$B28])&gt;=[.E$5];1;0)=1; IF( ABS([.$C28]-[.$B28])&lt;[.F$5]; 2; 1);0)" office:value-type="float" office:value="2" calcext:value-type="float">
            <text:p>2</text:p>
          </table:table-cell>
          <table:table-cell table:style-name="ce205" table:formula="of:=IF(IF(ABS([.$C28]-[.$B28])&gt;=[.F$5];1;0)=1; IF( ABS([.$C28]-[.$B28])&lt;[.G$5]; 2; 1);0)" office:value-type="float" office:value="0" calcext:value-type="float">
            <text:p>0</text:p>
          </table:table-cell>
          <table:table-cell table:style-name="ce388" table:formula="of:=IF(IF(ABS([.$C28]-[.$B28])&gt;=[.G$5];1;0)=1; IF( ABS([.$C28]-[.$B28])&lt;[.H$5]; 2; 1);0)" office:value-type="float" office:value="0" calcext:value-type="float">
            <text:p>0</text:p>
          </table:table-cell>
          <table:table-cell table:style-name="ce571" table:formula="of:=IF(IF(ABS([.$C28]-[.$B28])&gt;=[.H$5];1;0)=1; IF( ABS([.$C28]-[.$B28])&lt;[.I$5]; 2; 1);0)" office:value-type="float" office:value="0" calcext:value-type="float">
            <text:p>0</text:p>
          </table:table-cell>
          <table:table-cell table:style-name="ce753" table:formula="of:=IF(IF(ABS([.$C28]-[.$B28])&gt;=[.I$5];1;0)=1; IF( ABS([.$C28]-[.$B28])&lt;[.J$5]; 2; 1);0)" office:value-type="float" office:value="0" calcext:value-type="float">
            <text:p>0</text:p>
          </table:table-cell>
          <table:table-cell table:style-name="ce935" table:formula="of:=IF(IF(ABS([.$C28]-[.$B28])&gt;=[.J$5];1;0)=1; IF( ABS([.$C28]-[.$B28])&lt;[.K$5]; 2; 1);0)" office:value-type="float" office:value="0" calcext:value-type="float">
            <text:p>0</text:p>
          </table:table-cell>
          <table:table-cell table:style-name="ce1117" table:formula="of:=IF(IF(ABS([.$C28]-[.$B28])&gt;=[.K$5];1;0)=1; IF( ABS([.$C28]-[.$B28])&lt;[.L$5]; 2; 1);0)" office:value-type="float" office:value="0" calcext:value-type="float">
            <text:p>0</text:p>
          </table:table-cell>
          <table:table-cell table:style-name="ce1299" table:formula="of:=IF(IF(ABS([.$C28]-[.$B28])&gt;=[.L$5];1;0)=1; IF( ABS([.$C28]-[.$B28])&lt;[.M$5]; 2; 1);0)" office:value-type="float" office:value="0" calcext:value-type="float">
            <text:p>0</text:p>
          </table:table-cell>
          <table:table-cell table:style-name="ce1481" table:formula="of:=IF(IF(ABS([.$C28]-[.$B28])&gt;=[.M$5];1;0)=1; IF( ABS([.$C28]-[.$B28])&lt;[.N$5]; 2; 1);0)" office:value-type="float" office:value="0" calcext:value-type="float">
            <text:p>0</text:p>
          </table:table-cell>
          <table:table-cell table:style-name="ce1643"/>
          <table:table-cell table:style-name="ce1665" table:formula="of:=IF(AND([.E28]&gt;0; [.E29]=0; [.E30]=0);IF(AND([.E28]=2;[.E27]&lt;&gt;1;[.F27]&lt;&gt;1;[.F29]&lt;&gt;1;[.F28]&lt;&gt;1;[.E29]&lt;&gt;1);2;1);0)" office:value-type="float" office:value="0" calcext:value-type="float">
            <text:p>0</text:p>
          </table:table-cell>
          <table:table-cell table:style-name="ce1848" table:formula="of:=IF(AND([.F28]&gt;0; [.F29]=0; [.F30]=0);IF(AND([.F28]=2;[.F27]&lt;&gt;1;[.G27]&lt;&gt;1;[.G29]&lt;&gt;1;[.G28]&lt;&gt;1;[.F29]&lt;&gt;1);2;1);0)" office:value-type="float" office:value="0" calcext:value-type="float">
            <text:p>0</text:p>
          </table:table-cell>
          <table:table-cell table:style-name="ce2031" table:formula="of:=IF(AND([.G28]&gt;0; [.G29]=0; [.G30]=0);IF(AND([.G28]=2;[.G27]&lt;&gt;1;[.H27]&lt;&gt;1;[.H29]&lt;&gt;1;[.H28]&lt;&gt;1;[.G29]&lt;&gt;1);2;1);0)" office:value-type="float" office:value="0" calcext:value-type="float">
            <text:p>0</text:p>
          </table:table-cell>
          <table:table-cell table:style-name="ce2213" table:formula="of:=IF(AND([.H28]&gt;0; [.H29]=0; [.H30]=0);IF(AND([.H28]=2;[.H27]&lt;&gt;1;[.I27]&lt;&gt;1;[.I29]&lt;&gt;1;[.I28]&lt;&gt;1;[.H29]&lt;&gt;1);2;1);0)" office:value-type="float" office:value="0" calcext:value-type="float">
            <text:p>0</text:p>
          </table:table-cell>
          <table:table-cell table:style-name="ce2395" table:formula="of:=IF(AND([.I28]&gt;0; [.I29]=0; [.I30]=0);IF(AND([.I28]=2;[.I27]&lt;&gt;1;[.J27]&lt;&gt;1;[.J29]&lt;&gt;1;[.J28]&lt;&gt;1;[.I29]&lt;&gt;1);2;1);0)" office:value-type="float" office:value="0" calcext:value-type="float">
            <text:p>0</text:p>
          </table:table-cell>
          <table:table-cell table:style-name="ce2577" table:formula="of:=IF(AND([.J28]&gt;0; [.J29]=0; [.J30]=0);IF(AND([.J28]=2;[.J27]&lt;&gt;1;[.K27]&lt;&gt;1;[.K29]&lt;&gt;1;[.K28]&lt;&gt;1;[.J29]&lt;&gt;1);2;1);0)" office:value-type="float" office:value="0" calcext:value-type="float">
            <text:p>0</text:p>
          </table:table-cell>
          <table:table-cell table:style-name="ce2759" table:formula="of:=IF(AND([.K28]&gt;0; [.K29]=0; [.K30]=0);IF(AND([.K28]=2;[.K27]&lt;&gt;1;[.L27]&lt;&gt;1;[.L29]&lt;&gt;1;[.L28]&lt;&gt;1;[.K29]&lt;&gt;1);2;1);0)" office:value-type="float" office:value="0" calcext:value-type="float">
            <text:p>0</text:p>
          </table:table-cell>
          <table:table-cell table:style-name="ce2941" table:formula="of:=IF(AND([.L28]&gt;0; [.L29]=0; [.L30]=0);IF(AND([.L28]=2;[.L27]&lt;&gt;1;[.M27]&lt;&gt;1;[.M29]&lt;&gt;1;[.M28]&lt;&gt;1;[.L29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1-23" calcext:value-type="date">
            <text:p>2016-01-23</text:p>
          </table:table-cell>
          <table:table-cell office:value-type="float" office:value="0.477" calcext:value-type="float">
            <text:p>0.477</text:p>
          </table:table-cell>
          <table:table-cell table:formula="of:=AVERAGE([.B$7:.B58])" office:value-type="float" office:value="-2.04042307692308" calcext:value-type="float">
            <text:p>-2.04042307692308</text:p>
          </table:table-cell>
          <table:table-cell table:formula="of:=ABS([.B29]-[.C29])" office:value-type="float" office:value="2.51742307692308" calcext:value-type="float">
            <text:p>2.51742307692308</text:p>
          </table:table-cell>
          <table:table-cell table:style-name="ce24" table:formula="of:=IF(IF(ABS([.$C29]-[.$B29])&gt;=[.E$5];1;0)=1; IF( ABS([.$C29]-[.$B29])&lt;[.F$5]; 2; 1);0)" office:value-type="float" office:value="2" calcext:value-type="float">
            <text:p>2</text:p>
          </table:table-cell>
          <table:table-cell table:style-name="ce206" table:formula="of:=IF(IF(ABS([.$C29]-[.$B29])&gt;=[.F$5];1;0)=1; IF( ABS([.$C29]-[.$B29])&lt;[.G$5]; 2; 1);0)" office:value-type="float" office:value="0" calcext:value-type="float">
            <text:p>0</text:p>
          </table:table-cell>
          <table:table-cell table:style-name="ce389" table:formula="of:=IF(IF(ABS([.$C29]-[.$B29])&gt;=[.G$5];1;0)=1; IF( ABS([.$C29]-[.$B29])&lt;[.H$5]; 2; 1);0)" office:value-type="float" office:value="0" calcext:value-type="float">
            <text:p>0</text:p>
          </table:table-cell>
          <table:table-cell table:style-name="ce572" table:formula="of:=IF(IF(ABS([.$C29]-[.$B29])&gt;=[.H$5];1;0)=1; IF( ABS([.$C29]-[.$B29])&lt;[.I$5]; 2; 1);0)" office:value-type="float" office:value="0" calcext:value-type="float">
            <text:p>0</text:p>
          </table:table-cell>
          <table:table-cell table:style-name="ce754" table:formula="of:=IF(IF(ABS([.$C29]-[.$B29])&gt;=[.I$5];1;0)=1; IF( ABS([.$C29]-[.$B29])&lt;[.J$5]; 2; 1);0)" office:value-type="float" office:value="0" calcext:value-type="float">
            <text:p>0</text:p>
          </table:table-cell>
          <table:table-cell table:style-name="ce936" table:formula="of:=IF(IF(ABS([.$C29]-[.$B29])&gt;=[.J$5];1;0)=1; IF( ABS([.$C29]-[.$B29])&lt;[.K$5]; 2; 1);0)" office:value-type="float" office:value="0" calcext:value-type="float">
            <text:p>0</text:p>
          </table:table-cell>
          <table:table-cell table:style-name="ce1118" table:formula="of:=IF(IF(ABS([.$C29]-[.$B29])&gt;=[.K$5];1;0)=1; IF( ABS([.$C29]-[.$B29])&lt;[.L$5]; 2; 1);0)" office:value-type="float" office:value="0" calcext:value-type="float">
            <text:p>0</text:p>
          </table:table-cell>
          <table:table-cell table:style-name="ce1300" table:formula="of:=IF(IF(ABS([.$C29]-[.$B29])&gt;=[.L$5];1;0)=1; IF( ABS([.$C29]-[.$B29])&lt;[.M$5]; 2; 1);0)" office:value-type="float" office:value="0" calcext:value-type="float">
            <text:p>0</text:p>
          </table:table-cell>
          <table:table-cell table:style-name="ce1482" table:formula="of:=IF(IF(ABS([.$C29]-[.$B29])&gt;=[.M$5];1;0)=1; IF( ABS([.$C29]-[.$B29])&lt;[.N$5]; 2; 1);0)" office:value-type="float" office:value="0" calcext:value-type="float">
            <text:p>0</text:p>
          </table:table-cell>
          <table:table-cell table:style-name="ce1643"/>
          <table:table-cell table:style-name="ce1666" table:formula="of:=IF(AND([.E29]&gt;0; [.E30]=0; [.E31]=0);IF(AND([.E29]=2;[.E28]&lt;&gt;1;[.F28]&lt;&gt;1;[.F30]&lt;&gt;1;[.F29]&lt;&gt;1;[.E30]&lt;&gt;1);2;1);0)" office:value-type="float" office:value="0" calcext:value-type="float">
            <text:p>0</text:p>
          </table:table-cell>
          <table:table-cell table:style-name="ce1849" table:formula="of:=IF(AND([.F29]&gt;0; [.F30]=0; [.F31]=0);IF(AND([.F29]=2;[.F28]&lt;&gt;1;[.G28]&lt;&gt;1;[.G30]&lt;&gt;1;[.G29]&lt;&gt;1;[.F30]&lt;&gt;1);2;1);0)" office:value-type="float" office:value="0" calcext:value-type="float">
            <text:p>0</text:p>
          </table:table-cell>
          <table:table-cell table:style-name="ce2032" table:formula="of:=IF(AND([.G29]&gt;0; [.G30]=0; [.G31]=0);IF(AND([.G29]=2;[.G28]&lt;&gt;1;[.H28]&lt;&gt;1;[.H30]&lt;&gt;1;[.H29]&lt;&gt;1;[.G30]&lt;&gt;1);2;1);0)" office:value-type="float" office:value="0" calcext:value-type="float">
            <text:p>0</text:p>
          </table:table-cell>
          <table:table-cell table:style-name="ce2214" table:formula="of:=IF(AND([.H29]&gt;0; [.H30]=0; [.H31]=0);IF(AND([.H29]=2;[.H28]&lt;&gt;1;[.I28]&lt;&gt;1;[.I30]&lt;&gt;1;[.I29]&lt;&gt;1;[.H30]&lt;&gt;1);2;1);0)" office:value-type="float" office:value="0" calcext:value-type="float">
            <text:p>0</text:p>
          </table:table-cell>
          <table:table-cell table:style-name="ce2396" table:formula="of:=IF(AND([.I29]&gt;0; [.I30]=0; [.I31]=0);IF(AND([.I29]=2;[.I28]&lt;&gt;1;[.J28]&lt;&gt;1;[.J30]&lt;&gt;1;[.J29]&lt;&gt;1;[.I30]&lt;&gt;1);2;1);0)" office:value-type="float" office:value="0" calcext:value-type="float">
            <text:p>0</text:p>
          </table:table-cell>
          <table:table-cell table:style-name="ce2578" table:formula="of:=IF(AND([.J29]&gt;0; [.J30]=0; [.J31]=0);IF(AND([.J29]=2;[.J28]&lt;&gt;1;[.K28]&lt;&gt;1;[.K30]&lt;&gt;1;[.K29]&lt;&gt;1;[.J30]&lt;&gt;1);2;1);0)" office:value-type="float" office:value="0" calcext:value-type="float">
            <text:p>0</text:p>
          </table:table-cell>
          <table:table-cell table:style-name="ce2760" table:formula="of:=IF(AND([.K29]&gt;0; [.K30]=0; [.K31]=0);IF(AND([.K29]=2;[.K28]&lt;&gt;1;[.L28]&lt;&gt;1;[.L30]&lt;&gt;1;[.L29]&lt;&gt;1;[.K30]&lt;&gt;1);2;1);0)" office:value-type="float" office:value="0" calcext:value-type="float">
            <text:p>0</text:p>
          </table:table-cell>
          <table:table-cell table:style-name="ce2942" table:formula="of:=IF(AND([.L29]&gt;0; [.L30]=0; [.L31]=0);IF(AND([.L29]=2;[.L28]&lt;&gt;1;[.M28]&lt;&gt;1;[.M30]&lt;&gt;1;[.M29]&lt;&gt;1;[.L30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1-24" calcext:value-type="date">
            <text:p>2016-01-24</text:p>
          </table:table-cell>
          <table:table-cell office:value-type="float" office:value="3.881" calcext:value-type="float">
            <text:p>3.881</text:p>
          </table:table-cell>
          <table:table-cell table:formula="of:=AVERAGE([.B$7:.B59])" office:value-type="float" office:value="-1.89498113207547" calcext:value-type="float">
            <text:p>-1.89498113207547</text:p>
          </table:table-cell>
          <table:table-cell table:formula="of:=ABS([.B30]-[.C30])" office:value-type="float" office:value="5.77598113207547" calcext:value-type="float">
            <text:p>5.77598113207547</text:p>
          </table:table-cell>
          <table:table-cell table:style-name="ce25" table:formula="of:=IF(IF(ABS([.$C30]-[.$B30])&gt;=[.E$5];1;0)=1; IF( ABS([.$C30]-[.$B30])&lt;[.F$5]; 2; 1);0)" office:value-type="float" office:value="1" calcext:value-type="float">
            <text:p>1</text:p>
          </table:table-cell>
          <table:table-cell table:style-name="ce207" table:formula="of:=IF(IF(ABS([.$C30]-[.$B30])&gt;=[.F$5];1;0)=1; IF( ABS([.$C30]-[.$B30])&lt;[.G$5]; 2; 1);0)" office:value-type="float" office:value="1" calcext:value-type="float">
            <text:p>1</text:p>
          </table:table-cell>
          <table:table-cell table:style-name="ce390" table:formula="of:=IF(IF(ABS([.$C30]-[.$B30])&gt;=[.G$5];1;0)=1; IF( ABS([.$C30]-[.$B30])&lt;[.H$5]; 2; 1);0)" office:value-type="float" office:value="1" calcext:value-type="float">
            <text:p>1</text:p>
          </table:table-cell>
          <table:table-cell table:style-name="ce573" table:formula="of:=IF(IF(ABS([.$C30]-[.$B30])&gt;=[.H$5];1;0)=1; IF( ABS([.$C30]-[.$B30])&lt;[.I$5]; 2; 1);0)" office:value-type="float" office:value="2" calcext:value-type="float">
            <text:p>2</text:p>
          </table:table-cell>
          <table:table-cell table:style-name="ce755" table:formula="of:=IF(IF(ABS([.$C30]-[.$B30])&gt;=[.I$5];1;0)=1; IF( ABS([.$C30]-[.$B30])&lt;[.J$5]; 2; 1);0)" office:value-type="float" office:value="0" calcext:value-type="float">
            <text:p>0</text:p>
          </table:table-cell>
          <table:table-cell table:style-name="ce937" table:formula="of:=IF(IF(ABS([.$C30]-[.$B30])&gt;=[.J$5];1;0)=1; IF( ABS([.$C30]-[.$B30])&lt;[.K$5]; 2; 1);0)" office:value-type="float" office:value="0" calcext:value-type="float">
            <text:p>0</text:p>
          </table:table-cell>
          <table:table-cell table:style-name="ce1119" table:formula="of:=IF(IF(ABS([.$C30]-[.$B30])&gt;=[.K$5];1;0)=1; IF( ABS([.$C30]-[.$B30])&lt;[.L$5]; 2; 1);0)" office:value-type="float" office:value="0" calcext:value-type="float">
            <text:p>0</text:p>
          </table:table-cell>
          <table:table-cell table:style-name="ce1301" table:formula="of:=IF(IF(ABS([.$C30]-[.$B30])&gt;=[.L$5];1;0)=1; IF( ABS([.$C30]-[.$B30])&lt;[.M$5]; 2; 1);0)" office:value-type="float" office:value="0" calcext:value-type="float">
            <text:p>0</text:p>
          </table:table-cell>
          <table:table-cell table:style-name="ce1483" table:formula="of:=IF(IF(ABS([.$C30]-[.$B30])&gt;=[.M$5];1;0)=1; IF( ABS([.$C30]-[.$B30])&lt;[.N$5]; 2; 1);0)" office:value-type="float" office:value="0" calcext:value-type="float">
            <text:p>0</text:p>
          </table:table-cell>
          <table:table-cell table:style-name="ce1643"/>
          <table:table-cell table:style-name="ce1667" table:formula="of:=IF(AND([.E30]&gt;0; [.E31]=0; [.E32]=0);IF(AND([.E30]=2;[.E29]&lt;&gt;1;[.F29]&lt;&gt;1;[.F31]&lt;&gt;1;[.F30]&lt;&gt;1;[.E31]&lt;&gt;1);2;1);0)" office:value-type="float" office:value="0" calcext:value-type="float">
            <text:p>0</text:p>
          </table:table-cell>
          <table:table-cell table:style-name="ce1850" table:formula="of:=IF(AND([.F30]&gt;0; [.F31]=0; [.F32]=0);IF(AND([.F30]=2;[.F29]&lt;&gt;1;[.G29]&lt;&gt;1;[.G31]&lt;&gt;1;[.G30]&lt;&gt;1;[.F31]&lt;&gt;1);2;1);0)" office:value-type="float" office:value="0" calcext:value-type="float">
            <text:p>0</text:p>
          </table:table-cell>
          <table:table-cell table:style-name="ce2033" table:formula="of:=IF(AND([.G30]&gt;0; [.G31]=0; [.G32]=0);IF(AND([.G30]=2;[.G29]&lt;&gt;1;[.H29]&lt;&gt;1;[.H31]&lt;&gt;1;[.H30]&lt;&gt;1;[.G31]&lt;&gt;1);2;1);0)" office:value-type="float" office:value="0" calcext:value-type="float">
            <text:p>0</text:p>
          </table:table-cell>
          <table:table-cell table:style-name="ce2215" table:formula="of:=IF(AND([.H30]&gt;0; [.H31]=0; [.H32]=0);IF(AND([.H30]=2;[.H29]&lt;&gt;1;[.I29]&lt;&gt;1;[.I31]&lt;&gt;1;[.I30]&lt;&gt;1;[.H31]&lt;&gt;1);2;1);0)" office:value-type="float" office:value="0" calcext:value-type="float">
            <text:p>0</text:p>
          </table:table-cell>
          <table:table-cell table:style-name="ce2397" table:formula="of:=IF(AND([.I30]&gt;0; [.I31]=0; [.I32]=0);IF(AND([.I30]=2;[.I29]&lt;&gt;1;[.J29]&lt;&gt;1;[.J31]&lt;&gt;1;[.J30]&lt;&gt;1;[.I31]&lt;&gt;1);2;1);0)" office:value-type="float" office:value="0" calcext:value-type="float">
            <text:p>0</text:p>
          </table:table-cell>
          <table:table-cell table:style-name="ce2579" table:formula="of:=IF(AND([.J30]&gt;0; [.J31]=0; [.J32]=0);IF(AND([.J30]=2;[.J29]&lt;&gt;1;[.K29]&lt;&gt;1;[.K31]&lt;&gt;1;[.K30]&lt;&gt;1;[.J31]&lt;&gt;1);2;1);0)" office:value-type="float" office:value="0" calcext:value-type="float">
            <text:p>0</text:p>
          </table:table-cell>
          <table:table-cell table:style-name="ce2761" table:formula="of:=IF(AND([.K30]&gt;0; [.K31]=0; [.K32]=0);IF(AND([.K30]=2;[.K29]&lt;&gt;1;[.L29]&lt;&gt;1;[.L31]&lt;&gt;1;[.L30]&lt;&gt;1;[.K31]&lt;&gt;1);2;1);0)" office:value-type="float" office:value="0" calcext:value-type="float">
            <text:p>0</text:p>
          </table:table-cell>
          <table:table-cell table:style-name="ce2943" table:formula="of:=IF(AND([.L30]&gt;0; [.L31]=0; [.L32]=0);IF(AND([.L30]=2;[.L29]&lt;&gt;1;[.M29]&lt;&gt;1;[.M31]&lt;&gt;1;[.M30]&lt;&gt;1;[.L31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1-25" calcext:value-type="date">
            <text:p>2016-01-25</text:p>
          </table:table-cell>
          <table:table-cell office:value-type="float" office:value="5.438" calcext:value-type="float">
            <text:p>5.438</text:p>
          </table:table-cell>
          <table:table-cell table:formula="of:=AVERAGE([.B$7:.B60])" office:value-type="float" office:value="-1.86496296296296" calcext:value-type="float">
            <text:p>-1.86496296296296</text:p>
          </table:table-cell>
          <table:table-cell table:formula="of:=ABS([.B31]-[.C31])" office:value-type="float" office:value="7.30296296296296" calcext:value-type="float">
            <text:p>7.30296296296296</text:p>
          </table:table-cell>
          <table:table-cell table:style-name="ce26" table:formula="of:=IF(IF(ABS([.$C31]-[.$B31])&gt;=[.E$5];1;0)=1; IF( ABS([.$C31]-[.$B31])&lt;[.F$5]; 2; 1);0)" office:value-type="float" office:value="1" calcext:value-type="float">
            <text:p>1</text:p>
          </table:table-cell>
          <table:table-cell table:style-name="ce208" table:formula="of:=IF(IF(ABS([.$C31]-[.$B31])&gt;=[.F$5];1;0)=1; IF( ABS([.$C31]-[.$B31])&lt;[.G$5]; 2; 1);0)" office:value-type="float" office:value="1" calcext:value-type="float">
            <text:p>1</text:p>
          </table:table-cell>
          <table:table-cell table:style-name="ce391" table:formula="of:=IF(IF(ABS([.$C31]-[.$B31])&gt;=[.G$5];1;0)=1; IF( ABS([.$C31]-[.$B31])&lt;[.H$5]; 2; 1);0)" office:value-type="float" office:value="1" calcext:value-type="float">
            <text:p>1</text:p>
          </table:table-cell>
          <table:table-cell table:style-name="ce574" table:formula="of:=IF(IF(ABS([.$C31]-[.$B31])&gt;=[.H$5];1;0)=1; IF( ABS([.$C31]-[.$B31])&lt;[.I$5]; 2; 1);0)" office:value-type="float" office:value="1" calcext:value-type="float">
            <text:p>1</text:p>
          </table:table-cell>
          <table:table-cell table:style-name="ce756" table:formula="of:=IF(IF(ABS([.$C31]-[.$B31])&gt;=[.I$5];1;0)=1; IF( ABS([.$C31]-[.$B31])&lt;[.J$5]; 2; 1);0)" office:value-type="float" office:value="1" calcext:value-type="float">
            <text:p>1</text:p>
          </table:table-cell>
          <table:table-cell table:style-name="ce938" table:formula="of:=IF(IF(ABS([.$C31]-[.$B31])&gt;=[.J$5];1;0)=1; IF( ABS([.$C31]-[.$B31])&lt;[.K$5]; 2; 1);0)" office:value-type="float" office:value="2" calcext:value-type="float">
            <text:p>2</text:p>
          </table:table-cell>
          <table:table-cell table:style-name="ce1120" table:formula="of:=IF(IF(ABS([.$C31]-[.$B31])&gt;=[.K$5];1;0)=1; IF( ABS([.$C31]-[.$B31])&lt;[.L$5]; 2; 1);0)" office:value-type="float" office:value="0" calcext:value-type="float">
            <text:p>0</text:p>
          </table:table-cell>
          <table:table-cell table:style-name="ce1302" table:formula="of:=IF(IF(ABS([.$C31]-[.$B31])&gt;=[.L$5];1;0)=1; IF( ABS([.$C31]-[.$B31])&lt;[.M$5]; 2; 1);0)" office:value-type="float" office:value="0" calcext:value-type="float">
            <text:p>0</text:p>
          </table:table-cell>
          <table:table-cell table:style-name="ce1484" table:formula="of:=IF(IF(ABS([.$C31]-[.$B31])&gt;=[.M$5];1;0)=1; IF( ABS([.$C31]-[.$B31])&lt;[.N$5]; 2; 1);0)" office:value-type="float" office:value="0" calcext:value-type="float">
            <text:p>0</text:p>
          </table:table-cell>
          <table:table-cell table:style-name="ce1643"/>
          <table:table-cell table:style-name="ce1668" table:formula="of:=IF(AND([.E31]&gt;0; [.E32]=0; [.E33]=0);IF(AND([.E31]=2;[.E30]&lt;&gt;1;[.F30]&lt;&gt;1;[.F32]&lt;&gt;1;[.F31]&lt;&gt;1;[.E32]&lt;&gt;1);2;1);0)" office:value-type="float" office:value="0" calcext:value-type="float">
            <text:p>0</text:p>
          </table:table-cell>
          <table:table-cell table:style-name="ce1851" table:formula="of:=IF(AND([.F31]&gt;0; [.F32]=0; [.F33]=0);IF(AND([.F31]=2;[.F30]&lt;&gt;1;[.G30]&lt;&gt;1;[.G32]&lt;&gt;1;[.G31]&lt;&gt;1;[.F32]&lt;&gt;1);2;1);0)" office:value-type="float" office:value="0" calcext:value-type="float">
            <text:p>0</text:p>
          </table:table-cell>
          <table:table-cell table:style-name="ce2034" table:formula="of:=IF(AND([.G31]&gt;0; [.G32]=0; [.G33]=0);IF(AND([.G31]=2;[.G30]&lt;&gt;1;[.H30]&lt;&gt;1;[.H32]&lt;&gt;1;[.H31]&lt;&gt;1;[.G32]&lt;&gt;1);2;1);0)" office:value-type="float" office:value="0" calcext:value-type="float">
            <text:p>0</text:p>
          </table:table-cell>
          <table:table-cell table:style-name="ce2216" table:formula="of:=IF(AND([.H31]&gt;0; [.H32]=0; [.H33]=0);IF(AND([.H31]=2;[.H30]&lt;&gt;1;[.I30]&lt;&gt;1;[.I32]&lt;&gt;1;[.I31]&lt;&gt;1;[.H32]&lt;&gt;1);2;1);0)" office:value-type="float" office:value="0" calcext:value-type="float">
            <text:p>0</text:p>
          </table:table-cell>
          <table:table-cell table:style-name="ce2398" table:formula="of:=IF(AND([.I31]&gt;0; [.I32]=0; [.I33]=0);IF(AND([.I31]=2;[.I30]&lt;&gt;1;[.J30]&lt;&gt;1;[.J32]&lt;&gt;1;[.J31]&lt;&gt;1;[.I32]&lt;&gt;1);2;1);0)" office:value-type="float" office:value="0" calcext:value-type="float">
            <text:p>0</text:p>
          </table:table-cell>
          <table:table-cell table:style-name="ce2580" table:formula="of:=IF(AND([.J31]&gt;0; [.J32]=0; [.J33]=0);IF(AND([.J31]=2;[.J30]&lt;&gt;1;[.K30]&lt;&gt;1;[.K32]&lt;&gt;1;[.K31]&lt;&gt;1;[.J32]&lt;&gt;1);2;1);0)" office:value-type="float" office:value="0" calcext:value-type="float">
            <text:p>0</text:p>
          </table:table-cell>
          <table:table-cell table:style-name="ce2762" table:formula="of:=IF(AND([.K31]&gt;0; [.K32]=0; [.K33]=0);IF(AND([.K31]=2;[.K30]&lt;&gt;1;[.L30]&lt;&gt;1;[.L32]&lt;&gt;1;[.L31]&lt;&gt;1;[.K32]&lt;&gt;1);2;1);0)" office:value-type="float" office:value="0" calcext:value-type="float">
            <text:p>0</text:p>
          </table:table-cell>
          <table:table-cell table:style-name="ce2944" table:formula="of:=IF(AND([.L31]&gt;0; [.L32]=0; [.L33]=0);IF(AND([.L31]=2;[.L30]&lt;&gt;1;[.M30]&lt;&gt;1;[.M32]&lt;&gt;1;[.M31]&lt;&gt;1;[.L32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1-26" calcext:value-type="date">
            <text:p>2016-01-26</text:p>
          </table:table-cell>
          <table:table-cell office:value-type="float" office:value="5.341" calcext:value-type="float">
            <text:p>5.341</text:p>
          </table:table-cell>
          <table:table-cell table:formula="of:=AVERAGE([.B$7:.B61])" office:value-type="float" office:value="-1.87469090909091" calcext:value-type="float">
            <text:p>-1.87469090909091</text:p>
          </table:table-cell>
          <table:table-cell table:formula="of:=ABS([.B32]-[.C32])" office:value-type="float" office:value="7.21569090909091" calcext:value-type="float">
            <text:p>7.21569090909091</text:p>
          </table:table-cell>
          <table:table-cell table:style-name="ce27" table:formula="of:=IF(IF(ABS([.$C32]-[.$B32])&gt;=[.E$5];1;0)=1; IF( ABS([.$C32]-[.$B32])&lt;[.F$5]; 2; 1);0)" office:value-type="float" office:value="1" calcext:value-type="float">
            <text:p>1</text:p>
          </table:table-cell>
          <table:table-cell table:style-name="ce209" table:formula="of:=IF(IF(ABS([.$C32]-[.$B32])&gt;=[.F$5];1;0)=1; IF( ABS([.$C32]-[.$B32])&lt;[.G$5]; 2; 1);0)" office:value-type="float" office:value="1" calcext:value-type="float">
            <text:p>1</text:p>
          </table:table-cell>
          <table:table-cell table:style-name="ce392" table:formula="of:=IF(IF(ABS([.$C32]-[.$B32])&gt;=[.G$5];1;0)=1; IF( ABS([.$C32]-[.$B32])&lt;[.H$5]; 2; 1);0)" office:value-type="float" office:value="1" calcext:value-type="float">
            <text:p>1</text:p>
          </table:table-cell>
          <table:table-cell table:style-name="ce575" table:formula="of:=IF(IF(ABS([.$C32]-[.$B32])&gt;=[.H$5];1;0)=1; IF( ABS([.$C32]-[.$B32])&lt;[.I$5]; 2; 1);0)" office:value-type="float" office:value="1" calcext:value-type="float">
            <text:p>1</text:p>
          </table:table-cell>
          <table:table-cell table:style-name="ce757" table:formula="of:=IF(IF(ABS([.$C32]-[.$B32])&gt;=[.I$5];1;0)=1; IF( ABS([.$C32]-[.$B32])&lt;[.J$5]; 2; 1);0)" office:value-type="float" office:value="1" calcext:value-type="float">
            <text:p>1</text:p>
          </table:table-cell>
          <table:table-cell table:style-name="ce939" table:formula="of:=IF(IF(ABS([.$C32]-[.$B32])&gt;=[.J$5];1;0)=1; IF( ABS([.$C32]-[.$B32])&lt;[.K$5]; 2; 1);0)" office:value-type="float" office:value="2" calcext:value-type="float">
            <text:p>2</text:p>
          </table:table-cell>
          <table:table-cell table:style-name="ce1121" table:formula="of:=IF(IF(ABS([.$C32]-[.$B32])&gt;=[.K$5];1;0)=1; IF( ABS([.$C32]-[.$B32])&lt;[.L$5]; 2; 1);0)" office:value-type="float" office:value="0" calcext:value-type="float">
            <text:p>0</text:p>
          </table:table-cell>
          <table:table-cell table:style-name="ce1303" table:formula="of:=IF(IF(ABS([.$C32]-[.$B32])&gt;=[.L$5];1;0)=1; IF( ABS([.$C32]-[.$B32])&lt;[.M$5]; 2; 1);0)" office:value-type="float" office:value="0" calcext:value-type="float">
            <text:p>0</text:p>
          </table:table-cell>
          <table:table-cell table:style-name="ce1485" table:formula="of:=IF(IF(ABS([.$C32]-[.$B32])&gt;=[.M$5];1;0)=1; IF( ABS([.$C32]-[.$B32])&lt;[.N$5]; 2; 1);0)" office:value-type="float" office:value="0" calcext:value-type="float">
            <text:p>0</text:p>
          </table:table-cell>
          <table:table-cell table:style-name="ce1643"/>
          <table:table-cell table:style-name="ce1669" table:formula="of:=IF(AND([.E32]&gt;0; [.E33]=0; [.E34]=0);IF(AND([.E32]=2;[.E31]&lt;&gt;1;[.F31]&lt;&gt;1;[.F33]&lt;&gt;1;[.F32]&lt;&gt;1;[.E33]&lt;&gt;1);2;1);0)" office:value-type="float" office:value="0" calcext:value-type="float">
            <text:p>0</text:p>
          </table:table-cell>
          <table:table-cell table:style-name="ce1852" table:formula="of:=IF(AND([.F32]&gt;0; [.F33]=0; [.F34]=0);IF(AND([.F32]=2;[.F31]&lt;&gt;1;[.G31]&lt;&gt;1;[.G33]&lt;&gt;1;[.G32]&lt;&gt;1;[.F33]&lt;&gt;1);2;1);0)" office:value-type="float" office:value="0" calcext:value-type="float">
            <text:p>0</text:p>
          </table:table-cell>
          <table:table-cell table:style-name="ce2035" table:formula="of:=IF(AND([.G32]&gt;0; [.G33]=0; [.G34]=0);IF(AND([.G32]=2;[.G31]&lt;&gt;1;[.H31]&lt;&gt;1;[.H33]&lt;&gt;1;[.H32]&lt;&gt;1;[.G33]&lt;&gt;1);2;1);0)" office:value-type="float" office:value="0" calcext:value-type="float">
            <text:p>0</text:p>
          </table:table-cell>
          <table:table-cell table:style-name="ce2217" table:formula="of:=IF(AND([.H32]&gt;0; [.H33]=0; [.H34]=0);IF(AND([.H32]=2;[.H31]&lt;&gt;1;[.I31]&lt;&gt;1;[.I33]&lt;&gt;1;[.I32]&lt;&gt;1;[.H33]&lt;&gt;1);2;1);0)" office:value-type="float" office:value="0" calcext:value-type="float">
            <text:p>0</text:p>
          </table:table-cell>
          <table:table-cell table:style-name="ce2399" table:formula="of:=IF(AND([.I32]&gt;0; [.I33]=0; [.I34]=0);IF(AND([.I32]=2;[.I31]&lt;&gt;1;[.J31]&lt;&gt;1;[.J33]&lt;&gt;1;[.J32]&lt;&gt;1;[.I33]&lt;&gt;1);2;1);0)" office:value-type="float" office:value="0" calcext:value-type="float">
            <text:p>0</text:p>
          </table:table-cell>
          <table:table-cell table:style-name="ce2581" table:formula="of:=IF(AND([.J32]&gt;0; [.J33]=0; [.J34]=0);IF(AND([.J32]=2;[.J31]&lt;&gt;1;[.K31]&lt;&gt;1;[.K33]&lt;&gt;1;[.K32]&lt;&gt;1;[.J33]&lt;&gt;1);2;1);0)" office:value-type="float" office:value="2" calcext:value-type="float">
            <text:p>2</text:p>
          </table:table-cell>
          <table:table-cell table:style-name="ce2763" table:formula="of:=IF(AND([.K32]&gt;0; [.K33]=0; [.K34]=0);IF(AND([.K32]=2;[.K31]&lt;&gt;1;[.L31]&lt;&gt;1;[.L33]&lt;&gt;1;[.L32]&lt;&gt;1;[.K33]&lt;&gt;1);2;1);0)" office:value-type="float" office:value="0" calcext:value-type="float">
            <text:p>0</text:p>
          </table:table-cell>
          <table:table-cell table:style-name="ce2945" table:formula="of:=IF(AND([.L32]&gt;0; [.L33]=0; [.L34]=0);IF(AND([.L32]=2;[.L31]&lt;&gt;1;[.M31]&lt;&gt;1;[.M33]&lt;&gt;1;[.M32]&lt;&gt;1;[.L33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1-27" calcext:value-type="date">
            <text:p>2016-01-27</text:p>
          </table:table-cell>
          <table:table-cell office:value-type="float" office:value="4.693" calcext:value-type="float">
            <text:p>4.693</text:p>
          </table:table-cell>
          <table:table-cell table:formula="of:=AVERAGE([.B$7:.B62])" office:value-type="float" office:value="-1.87664285714286" calcext:value-type="float">
            <text:p>-1.87664285714286</text:p>
          </table:table-cell>
          <table:table-cell table:formula="of:=ABS([.B33]-[.C33])" office:value-type="float" office:value="6.56964285714286" calcext:value-type="float">
            <text:p>6.56964285714286</text:p>
          </table:table-cell>
          <table:table-cell table:style-name="ce28" table:formula="of:=IF(IF(ABS([.$C33]-[.$B33])&gt;=[.E$5];1;0)=1; IF( ABS([.$C33]-[.$B33])&lt;[.F$5]; 2; 1);0)" office:value-type="float" office:value="1" calcext:value-type="float">
            <text:p>1</text:p>
          </table:table-cell>
          <table:table-cell table:style-name="ce210" table:formula="of:=IF(IF(ABS([.$C33]-[.$B33])&gt;=[.F$5];1;0)=1; IF( ABS([.$C33]-[.$B33])&lt;[.G$5]; 2; 1);0)" office:value-type="float" office:value="1" calcext:value-type="float">
            <text:p>1</text:p>
          </table:table-cell>
          <table:table-cell table:style-name="ce393" table:formula="of:=IF(IF(ABS([.$C33]-[.$B33])&gt;=[.G$5];1;0)=1; IF( ABS([.$C33]-[.$B33])&lt;[.H$5]; 2; 1);0)" office:value-type="float" office:value="1" calcext:value-type="float">
            <text:p>1</text:p>
          </table:table-cell>
          <table:table-cell table:style-name="ce576" table:formula="of:=IF(IF(ABS([.$C33]-[.$B33])&gt;=[.H$5];1;0)=1; IF( ABS([.$C33]-[.$B33])&lt;[.I$5]; 2; 1);0)" office:value-type="float" office:value="1" calcext:value-type="float">
            <text:p>1</text:p>
          </table:table-cell>
          <table:table-cell table:style-name="ce758" table:formula="of:=IF(IF(ABS([.$C33]-[.$B33])&gt;=[.I$5];1;0)=1; IF( ABS([.$C33]-[.$B33])&lt;[.J$5]; 2; 1);0)" office:value-type="float" office:value="2" calcext:value-type="float">
            <text:p>2</text:p>
          </table:table-cell>
          <table:table-cell table:style-name="ce940" table:formula="of:=IF(IF(ABS([.$C33]-[.$B33])&gt;=[.J$5];1;0)=1; IF( ABS([.$C33]-[.$B33])&lt;[.K$5]; 2; 1);0)" office:value-type="float" office:value="0" calcext:value-type="float">
            <text:p>0</text:p>
          </table:table-cell>
          <table:table-cell table:style-name="ce1122" table:formula="of:=IF(IF(ABS([.$C33]-[.$B33])&gt;=[.K$5];1;0)=1; IF( ABS([.$C33]-[.$B33])&lt;[.L$5]; 2; 1);0)" office:value-type="float" office:value="0" calcext:value-type="float">
            <text:p>0</text:p>
          </table:table-cell>
          <table:table-cell table:style-name="ce1304" table:formula="of:=IF(IF(ABS([.$C33]-[.$B33])&gt;=[.L$5];1;0)=1; IF( ABS([.$C33]-[.$B33])&lt;[.M$5]; 2; 1);0)" office:value-type="float" office:value="0" calcext:value-type="float">
            <text:p>0</text:p>
          </table:table-cell>
          <table:table-cell table:style-name="ce1486" table:formula="of:=IF(IF(ABS([.$C33]-[.$B33])&gt;=[.M$5];1;0)=1; IF( ABS([.$C33]-[.$B33])&lt;[.N$5]; 2; 1);0)" office:value-type="float" office:value="0" calcext:value-type="float">
            <text:p>0</text:p>
          </table:table-cell>
          <table:table-cell table:style-name="ce1643"/>
          <table:table-cell table:style-name="ce1670" table:formula="of:=IF(AND([.E33]&gt;0; [.E34]=0; [.E35]=0);IF(AND([.E33]=2;[.E32]&lt;&gt;1;[.F32]&lt;&gt;1;[.F34]&lt;&gt;1;[.F33]&lt;&gt;1;[.E34]&lt;&gt;1);2;1);0)" office:value-type="float" office:value="0" calcext:value-type="float">
            <text:p>0</text:p>
          </table:table-cell>
          <table:table-cell table:style-name="ce1853" table:formula="of:=IF(AND([.F33]&gt;0; [.F34]=0; [.F35]=0);IF(AND([.F33]=2;[.F32]&lt;&gt;1;[.G32]&lt;&gt;1;[.G34]&lt;&gt;1;[.G33]&lt;&gt;1;[.F34]&lt;&gt;1);2;1);0)" office:value-type="float" office:value="0" calcext:value-type="float">
            <text:p>0</text:p>
          </table:table-cell>
          <table:table-cell table:style-name="ce2036" table:formula="of:=IF(AND([.G33]&gt;0; [.G34]=0; [.G35]=0);IF(AND([.G33]=2;[.G32]&lt;&gt;1;[.H32]&lt;&gt;1;[.H34]&lt;&gt;1;[.H33]&lt;&gt;1;[.G34]&lt;&gt;1);2;1);0)" office:value-type="float" office:value="0" calcext:value-type="float">
            <text:p>0</text:p>
          </table:table-cell>
          <table:table-cell table:style-name="ce2218" table:formula="of:=IF(AND([.H33]&gt;0; [.H34]=0; [.H35]=0);IF(AND([.H33]=2;[.H32]&lt;&gt;1;[.I32]&lt;&gt;1;[.I34]&lt;&gt;1;[.I33]&lt;&gt;1;[.H34]&lt;&gt;1);2;1);0)" office:value-type="float" office:value="0" calcext:value-type="float">
            <text:p>0</text:p>
          </table:table-cell>
          <table:table-cell table:style-name="ce2400" table:formula="of:=IF(AND([.I33]&gt;0; [.I34]=0; [.I35]=0);IF(AND([.I33]=2;[.I32]&lt;&gt;1;[.J32]&lt;&gt;1;[.J34]&lt;&gt;1;[.J33]&lt;&gt;1;[.I34]&lt;&gt;1);2;1);0)" office:value-type="float" office:value="1" calcext:value-type="float">
            <text:p>1</text:p>
          </table:table-cell>
          <table:table-cell table:style-name="ce2582" table:formula="of:=IF(AND([.J33]&gt;0; [.J34]=0; [.J35]=0);IF(AND([.J33]=2;[.J32]&lt;&gt;1;[.K32]&lt;&gt;1;[.K34]&lt;&gt;1;[.K33]&lt;&gt;1;[.J34]&lt;&gt;1);2;1);0)" office:value-type="float" office:value="0" calcext:value-type="float">
            <text:p>0</text:p>
          </table:table-cell>
          <table:table-cell table:style-name="ce2764" table:formula="of:=IF(AND([.K33]&gt;0; [.K34]=0; [.K35]=0);IF(AND([.K33]=2;[.K32]&lt;&gt;1;[.L32]&lt;&gt;1;[.L34]&lt;&gt;1;[.L33]&lt;&gt;1;[.K34]&lt;&gt;1);2;1);0)" office:value-type="float" office:value="0" calcext:value-type="float">
            <text:p>0</text:p>
          </table:table-cell>
          <table:table-cell table:style-name="ce2946" table:formula="of:=IF(AND([.L33]&gt;0; [.L34]=0; [.L35]=0);IF(AND([.L33]=2;[.L32]&lt;&gt;1;[.M32]&lt;&gt;1;[.M34]&lt;&gt;1;[.M33]&lt;&gt;1;[.L34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1-28" calcext:value-type="date">
            <text:p>2016-01-28</text:p>
          </table:table-cell>
          <table:table-cell office:value-type="float" office:value="3.283" calcext:value-type="float">
            <text:p>3.283</text:p>
          </table:table-cell>
          <table:table-cell table:formula="of:=AVERAGE([.B$7:.B63])" office:value-type="float" office:value="-1.92664912280702" calcext:value-type="float">
            <text:p>-1.92664912280702</text:p>
          </table:table-cell>
          <table:table-cell table:formula="of:=ABS([.B34]-[.C34])" office:value-type="float" office:value="5.20964912280702" calcext:value-type="float">
            <text:p>5.20964912280702</text:p>
          </table:table-cell>
          <table:table-cell table:style-name="ce29" table:formula="of:=IF(IF(ABS([.$C34]-[.$B34])&gt;=[.E$5];1;0)=1; IF( ABS([.$C34]-[.$B34])&lt;[.F$5]; 2; 1);0)" office:value-type="float" office:value="1" calcext:value-type="float">
            <text:p>1</text:p>
          </table:table-cell>
          <table:table-cell table:style-name="ce211" table:formula="of:=IF(IF(ABS([.$C34]-[.$B34])&gt;=[.F$5];1;0)=1; IF( ABS([.$C34]-[.$B34])&lt;[.G$5]; 2; 1);0)" office:value-type="float" office:value="1" calcext:value-type="float">
            <text:p>1</text:p>
          </table:table-cell>
          <table:table-cell table:style-name="ce394" table:formula="of:=IF(IF(ABS([.$C34]-[.$B34])&gt;=[.G$5];1;0)=1; IF( ABS([.$C34]-[.$B34])&lt;[.H$5]; 2; 1);0)" office:value-type="float" office:value="1" calcext:value-type="float">
            <text:p>1</text:p>
          </table:table-cell>
          <table:table-cell table:style-name="ce577" table:formula="of:=IF(IF(ABS([.$C34]-[.$B34])&gt;=[.H$5];1;0)=1; IF( ABS([.$C34]-[.$B34])&lt;[.I$5]; 2; 1);0)" office:value-type="float" office:value="2" calcext:value-type="float">
            <text:p>2</text:p>
          </table:table-cell>
          <table:table-cell table:style-name="ce759" table:formula="of:=IF(IF(ABS([.$C34]-[.$B34])&gt;=[.I$5];1;0)=1; IF( ABS([.$C34]-[.$B34])&lt;[.J$5]; 2; 1);0)" office:value-type="float" office:value="0" calcext:value-type="float">
            <text:p>0</text:p>
          </table:table-cell>
          <table:table-cell table:style-name="ce941" table:formula="of:=IF(IF(ABS([.$C34]-[.$B34])&gt;=[.J$5];1;0)=1; IF( ABS([.$C34]-[.$B34])&lt;[.K$5]; 2; 1);0)" office:value-type="float" office:value="0" calcext:value-type="float">
            <text:p>0</text:p>
          </table:table-cell>
          <table:table-cell table:style-name="ce1123" table:formula="of:=IF(IF(ABS([.$C34]-[.$B34])&gt;=[.K$5];1;0)=1; IF( ABS([.$C34]-[.$B34])&lt;[.L$5]; 2; 1);0)" office:value-type="float" office:value="0" calcext:value-type="float">
            <text:p>0</text:p>
          </table:table-cell>
          <table:table-cell table:style-name="ce1305" table:formula="of:=IF(IF(ABS([.$C34]-[.$B34])&gt;=[.L$5];1;0)=1; IF( ABS([.$C34]-[.$B34])&lt;[.M$5]; 2; 1);0)" office:value-type="float" office:value="0" calcext:value-type="float">
            <text:p>0</text:p>
          </table:table-cell>
          <table:table-cell table:style-name="ce1487" table:formula="of:=IF(IF(ABS([.$C34]-[.$B34])&gt;=[.M$5];1;0)=1; IF( ABS([.$C34]-[.$B34])&lt;[.N$5]; 2; 1);0)" office:value-type="float" office:value="0" calcext:value-type="float">
            <text:p>0</text:p>
          </table:table-cell>
          <table:table-cell table:style-name="ce1643"/>
          <table:table-cell table:style-name="ce1671" table:formula="of:=IF(AND([.E34]&gt;0; [.E35]=0; [.E36]=0);IF(AND([.E34]=2;[.E33]&lt;&gt;1;[.F33]&lt;&gt;1;[.F35]&lt;&gt;1;[.F34]&lt;&gt;1;[.E35]&lt;&gt;1);2;1);0)" office:value-type="float" office:value="0" calcext:value-type="float">
            <text:p>0</text:p>
          </table:table-cell>
          <table:table-cell table:style-name="ce1854" table:formula="of:=IF(AND([.F34]&gt;0; [.F35]=0; [.F36]=0);IF(AND([.F34]=2;[.F33]&lt;&gt;1;[.G33]&lt;&gt;1;[.G35]&lt;&gt;1;[.G34]&lt;&gt;1;[.F35]&lt;&gt;1);2;1);0)" office:value-type="float" office:value="0" calcext:value-type="float">
            <text:p>0</text:p>
          </table:table-cell>
          <table:table-cell table:style-name="ce2037" table:formula="of:=IF(AND([.G34]&gt;0; [.G35]=0; [.G36]=0);IF(AND([.G34]=2;[.G33]&lt;&gt;1;[.H33]&lt;&gt;1;[.H35]&lt;&gt;1;[.H34]&lt;&gt;1;[.G35]&lt;&gt;1);2;1);0)" office:value-type="float" office:value="1" calcext:value-type="float">
            <text:p>1</text:p>
          </table:table-cell>
          <table:table-cell table:style-name="ce2219" table:formula="of:=IF(AND([.H34]&gt;0; [.H35]=0; [.H36]=0);IF(AND([.H34]=2;[.H33]&lt;&gt;1;[.I33]&lt;&gt;1;[.I35]&lt;&gt;1;[.I34]&lt;&gt;1;[.H35]&lt;&gt;1);2;1);0)" office:value-type="float" office:value="1" calcext:value-type="float">
            <text:p>1</text:p>
          </table:table-cell>
          <table:table-cell table:style-name="ce2401" table:formula="of:=IF(AND([.I34]&gt;0; [.I35]=0; [.I36]=0);IF(AND([.I34]=2;[.I33]&lt;&gt;1;[.J33]&lt;&gt;1;[.J35]&lt;&gt;1;[.J34]&lt;&gt;1;[.I35]&lt;&gt;1);2;1);0)" office:value-type="float" office:value="0" calcext:value-type="float">
            <text:p>0</text:p>
          </table:table-cell>
          <table:table-cell table:style-name="ce2583" table:formula="of:=IF(AND([.J34]&gt;0; [.J35]=0; [.J36]=0);IF(AND([.J34]=2;[.J33]&lt;&gt;1;[.K33]&lt;&gt;1;[.K35]&lt;&gt;1;[.K34]&lt;&gt;1;[.J35]&lt;&gt;1);2;1);0)" office:value-type="float" office:value="0" calcext:value-type="float">
            <text:p>0</text:p>
          </table:table-cell>
          <table:table-cell table:style-name="ce2765" table:formula="of:=IF(AND([.K34]&gt;0; [.K35]=0; [.K36]=0);IF(AND([.K34]=2;[.K33]&lt;&gt;1;[.L33]&lt;&gt;1;[.L35]&lt;&gt;1;[.L34]&lt;&gt;1;[.K35]&lt;&gt;1);2;1);0)" office:value-type="float" office:value="0" calcext:value-type="float">
            <text:p>0</text:p>
          </table:table-cell>
          <table:table-cell table:style-name="ce2947" table:formula="of:=IF(AND([.L34]&gt;0; [.L35]=0; [.L36]=0);IF(AND([.L34]=2;[.L33]&lt;&gt;1;[.M33]&lt;&gt;1;[.M35]&lt;&gt;1;[.M34]&lt;&gt;1;[.L35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1-29" calcext:value-type="date">
            <text:p>2016-01-29</text:p>
          </table:table-cell>
          <table:table-cell office:value-type="float" office:value="1.247" calcext:value-type="float">
            <text:p>1.247</text:p>
          </table:table-cell>
          <table:table-cell table:formula="of:=AVERAGE([.B$7:.B64])" office:value-type="float" office:value="-1.92460344827586" calcext:value-type="float">
            <text:p>-1.92460344827586</text:p>
          </table:table-cell>
          <table:table-cell table:formula="of:=ABS([.B35]-[.C35])" office:value-type="float" office:value="3.17160344827586" calcext:value-type="float">
            <text:p>3.17160344827586</text:p>
          </table:table-cell>
          <table:table-cell table:style-name="ce30" table:formula="of:=IF(IF(ABS([.$C35]-[.$B35])&gt;=[.E$5];1;0)=1; IF( ABS([.$C35]-[.$B35])&lt;[.F$5]; 2; 1);0)" office:value-type="float" office:value="1" calcext:value-type="float">
            <text:p>1</text:p>
          </table:table-cell>
          <table:table-cell table:style-name="ce212" table:formula="of:=IF(IF(ABS([.$C35]-[.$B35])&gt;=[.F$5];1;0)=1; IF( ABS([.$C35]-[.$B35])&lt;[.G$5]; 2; 1);0)" office:value-type="float" office:value="2" calcext:value-type="float">
            <text:p>2</text:p>
          </table:table-cell>
          <table:table-cell table:style-name="ce395" table:formula="of:=IF(IF(ABS([.$C35]-[.$B35])&gt;=[.G$5];1;0)=1; IF( ABS([.$C35]-[.$B35])&lt;[.H$5]; 2; 1);0)" office:value-type="float" office:value="0" calcext:value-type="float">
            <text:p>0</text:p>
          </table:table-cell>
          <table:table-cell table:style-name="ce578" table:formula="of:=IF(IF(ABS([.$C35]-[.$B35])&gt;=[.H$5];1;0)=1; IF( ABS([.$C35]-[.$B35])&lt;[.I$5]; 2; 1);0)" office:value-type="float" office:value="0" calcext:value-type="float">
            <text:p>0</text:p>
          </table:table-cell>
          <table:table-cell table:style-name="ce760" table:formula="of:=IF(IF(ABS([.$C35]-[.$B35])&gt;=[.I$5];1;0)=1; IF( ABS([.$C35]-[.$B35])&lt;[.J$5]; 2; 1);0)" office:value-type="float" office:value="0" calcext:value-type="float">
            <text:p>0</text:p>
          </table:table-cell>
          <table:table-cell table:style-name="ce942" table:formula="of:=IF(IF(ABS([.$C35]-[.$B35])&gt;=[.J$5];1;0)=1; IF( ABS([.$C35]-[.$B35])&lt;[.K$5]; 2; 1);0)" office:value-type="float" office:value="0" calcext:value-type="float">
            <text:p>0</text:p>
          </table:table-cell>
          <table:table-cell table:style-name="ce1124" table:formula="of:=IF(IF(ABS([.$C35]-[.$B35])&gt;=[.K$5];1;0)=1; IF( ABS([.$C35]-[.$B35])&lt;[.L$5]; 2; 1);0)" office:value-type="float" office:value="0" calcext:value-type="float">
            <text:p>0</text:p>
          </table:table-cell>
          <table:table-cell table:style-name="ce1306" table:formula="of:=IF(IF(ABS([.$C35]-[.$B35])&gt;=[.L$5];1;0)=1; IF( ABS([.$C35]-[.$B35])&lt;[.M$5]; 2; 1);0)" office:value-type="float" office:value="0" calcext:value-type="float">
            <text:p>0</text:p>
          </table:table-cell>
          <table:table-cell table:style-name="ce1488" table:formula="of:=IF(IF(ABS([.$C35]-[.$B35])&gt;=[.M$5];1;0)=1; IF( ABS([.$C35]-[.$B35])&lt;[.N$5]; 2; 1);0)" office:value-type="float" office:value="0" calcext:value-type="float">
            <text:p>0</text:p>
          </table:table-cell>
          <table:table-cell table:style-name="ce1643"/>
          <table:table-cell table:style-name="ce1672" table:formula="of:=IF(AND([.E35]&gt;0; [.E36]=0; [.E37]=0);IF(AND([.E35]=2;[.E34]&lt;&gt;1;[.F34]&lt;&gt;1;[.F36]&lt;&gt;1;[.F35]&lt;&gt;1;[.E36]&lt;&gt;1);2;1);0)" office:value-type="float" office:value="0" calcext:value-type="float">
            <text:p>0</text:p>
          </table:table-cell>
          <table:table-cell table:style-name="ce1855" table:formula="of:=IF(AND([.F35]&gt;0; [.F36]=0; [.F37]=0);IF(AND([.F35]=2;[.F34]&lt;&gt;1;[.G34]&lt;&gt;1;[.G36]&lt;&gt;1;[.G35]&lt;&gt;1;[.F36]&lt;&gt;1);2;1);0)" office:value-type="float" office:value="0" calcext:value-type="float">
            <text:p>0</text:p>
          </table:table-cell>
          <table:table-cell table:style-name="ce2038" table:formula="of:=IF(AND([.G35]&gt;0; [.G36]=0; [.G37]=0);IF(AND([.G35]=2;[.G34]&lt;&gt;1;[.H34]&lt;&gt;1;[.H36]&lt;&gt;1;[.H35]&lt;&gt;1;[.G36]&lt;&gt;1);2;1);0)" office:value-type="float" office:value="0" calcext:value-type="float">
            <text:p>0</text:p>
          </table:table-cell>
          <table:table-cell table:style-name="ce2220" table:formula="of:=IF(AND([.H35]&gt;0; [.H36]=0; [.H37]=0);IF(AND([.H35]=2;[.H34]&lt;&gt;1;[.I34]&lt;&gt;1;[.I36]&lt;&gt;1;[.I35]&lt;&gt;1;[.H36]&lt;&gt;1);2;1);0)" office:value-type="float" office:value="0" calcext:value-type="float">
            <text:p>0</text:p>
          </table:table-cell>
          <table:table-cell table:style-name="ce2402" table:formula="of:=IF(AND([.I35]&gt;0; [.I36]=0; [.I37]=0);IF(AND([.I35]=2;[.I34]&lt;&gt;1;[.J34]&lt;&gt;1;[.J36]&lt;&gt;1;[.J35]&lt;&gt;1;[.I36]&lt;&gt;1);2;1);0)" office:value-type="float" office:value="0" calcext:value-type="float">
            <text:p>0</text:p>
          </table:table-cell>
          <table:table-cell table:style-name="ce2584" table:formula="of:=IF(AND([.J35]&gt;0; [.J36]=0; [.J37]=0);IF(AND([.J35]=2;[.J34]&lt;&gt;1;[.K34]&lt;&gt;1;[.K36]&lt;&gt;1;[.K35]&lt;&gt;1;[.J36]&lt;&gt;1);2;1);0)" office:value-type="float" office:value="0" calcext:value-type="float">
            <text:p>0</text:p>
          </table:table-cell>
          <table:table-cell table:style-name="ce2766" table:formula="of:=IF(AND([.K35]&gt;0; [.K36]=0; [.K37]=0);IF(AND([.K35]=2;[.K34]&lt;&gt;1;[.L34]&lt;&gt;1;[.L36]&lt;&gt;1;[.L35]&lt;&gt;1;[.K36]&lt;&gt;1);2;1);0)" office:value-type="float" office:value="0" calcext:value-type="float">
            <text:p>0</text:p>
          </table:table-cell>
          <table:table-cell table:style-name="ce2948" table:formula="of:=IF(AND([.L35]&gt;0; [.L36]=0; [.L37]=0);IF(AND([.L35]=2;[.L34]&lt;&gt;1;[.M34]&lt;&gt;1;[.M36]&lt;&gt;1;[.M35]&lt;&gt;1;[.L36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1-30" calcext:value-type="date">
            <text:p>2016-01-30</text:p>
          </table:table-cell>
          <table:table-cell office:value-type="float" office:value="1.074" calcext:value-type="float">
            <text:p>1.074</text:p>
          </table:table-cell>
          <table:table-cell table:formula="of:=AVERAGE([.B7:.B65])" office:value-type="float" office:value="-1.90769491525424" calcext:value-type="float">
            <text:p>-1.90769491525424</text:p>
          </table:table-cell>
          <table:table-cell table:formula="of:=ABS([.B36]-[.C36])" office:value-type="float" office:value="2.98169491525424" calcext:value-type="float">
            <text:p>2.98169491525424</text:p>
          </table:table-cell>
          <table:table-cell table:style-name="ce31" table:formula="of:=IF(IF(ABS([.$C36]-[.$B36])&gt;=[.E$5];1;0)=1; IF( ABS([.$C36]-[.$B36])&lt;[.F$5]; 2; 1);0)" office:value-type="float" office:value="2" calcext:value-type="float">
            <text:p>2</text:p>
          </table:table-cell>
          <table:table-cell table:style-name="ce213" table:formula="of:=IF(IF(ABS([.$C36]-[.$B36])&gt;=[.F$5];1;0)=1; IF( ABS([.$C36]-[.$B36])&lt;[.G$5]; 2; 1);0)" office:value-type="float" office:value="0" calcext:value-type="float">
            <text:p>0</text:p>
          </table:table-cell>
          <table:table-cell table:style-name="ce396" table:formula="of:=IF(IF(ABS([.$C36]-[.$B36])&gt;=[.G$5];1;0)=1; IF( ABS([.$C36]-[.$B36])&lt;[.H$5]; 2; 1);0)" office:value-type="float" office:value="0" calcext:value-type="float">
            <text:p>0</text:p>
          </table:table-cell>
          <table:table-cell table:style-name="ce579" table:formula="of:=IF(IF(ABS([.$C36]-[.$B36])&gt;=[.H$5];1;0)=1; IF( ABS([.$C36]-[.$B36])&lt;[.I$5]; 2; 1);0)" office:value-type="float" office:value="0" calcext:value-type="float">
            <text:p>0</text:p>
          </table:table-cell>
          <table:table-cell table:style-name="ce761" table:formula="of:=IF(IF(ABS([.$C36]-[.$B36])&gt;=[.I$5];1;0)=1; IF( ABS([.$C36]-[.$B36])&lt;[.J$5]; 2; 1);0)" office:value-type="float" office:value="0" calcext:value-type="float">
            <text:p>0</text:p>
          </table:table-cell>
          <table:table-cell table:style-name="ce943" table:formula="of:=IF(IF(ABS([.$C36]-[.$B36])&gt;=[.J$5];1;0)=1; IF( ABS([.$C36]-[.$B36])&lt;[.K$5]; 2; 1);0)" office:value-type="float" office:value="0" calcext:value-type="float">
            <text:p>0</text:p>
          </table:table-cell>
          <table:table-cell table:style-name="ce1125" table:formula="of:=IF(IF(ABS([.$C36]-[.$B36])&gt;=[.K$5];1;0)=1; IF( ABS([.$C36]-[.$B36])&lt;[.L$5]; 2; 1);0)" office:value-type="float" office:value="0" calcext:value-type="float">
            <text:p>0</text:p>
          </table:table-cell>
          <table:table-cell table:style-name="ce1307" table:formula="of:=IF(IF(ABS([.$C36]-[.$B36])&gt;=[.L$5];1;0)=1; IF( ABS([.$C36]-[.$B36])&lt;[.M$5]; 2; 1);0)" office:value-type="float" office:value="0" calcext:value-type="float">
            <text:p>0</text:p>
          </table:table-cell>
          <table:table-cell table:style-name="ce1489" table:formula="of:=IF(IF(ABS([.$C36]-[.$B36])&gt;=[.M$5];1;0)=1; IF( ABS([.$C36]-[.$B36])&lt;[.N$5]; 2; 1);0)" office:value-type="float" office:value="0" calcext:value-type="float">
            <text:p>0</text:p>
          </table:table-cell>
          <table:table-cell table:style-name="ce1643"/>
          <table:table-cell table:style-name="ce1673" table:formula="of:=IF(AND([.E36]&gt;0; [.E37]=0; [.E38]=0);IF(AND([.E36]=2;[.E35]&lt;&gt;1;[.F35]&lt;&gt;1;[.F37]&lt;&gt;1;[.F36]&lt;&gt;1;[.E37]&lt;&gt;1);2;1);0)" office:value-type="float" office:value="0" calcext:value-type="float">
            <text:p>0</text:p>
          </table:table-cell>
          <table:table-cell table:style-name="ce1856" table:formula="of:=IF(AND([.F36]&gt;0; [.F37]=0; [.F38]=0);IF(AND([.F36]=2;[.F35]&lt;&gt;1;[.G35]&lt;&gt;1;[.G37]&lt;&gt;1;[.G36]&lt;&gt;1;[.F37]&lt;&gt;1);2;1);0)" office:value-type="float" office:value="0" calcext:value-type="float">
            <text:p>0</text:p>
          </table:table-cell>
          <table:table-cell table:style-name="ce2039" table:formula="of:=IF(AND([.G36]&gt;0; [.G37]=0; [.G38]=0);IF(AND([.G36]=2;[.G35]&lt;&gt;1;[.H35]&lt;&gt;1;[.H37]&lt;&gt;1;[.H36]&lt;&gt;1;[.G37]&lt;&gt;1);2;1);0)" office:value-type="float" office:value="0" calcext:value-type="float">
            <text:p>0</text:p>
          </table:table-cell>
          <table:table-cell table:style-name="ce2221" table:formula="of:=IF(AND([.H36]&gt;0; [.H37]=0; [.H38]=0);IF(AND([.H36]=2;[.H35]&lt;&gt;1;[.I35]&lt;&gt;1;[.I37]&lt;&gt;1;[.I36]&lt;&gt;1;[.H37]&lt;&gt;1);2;1);0)" office:value-type="float" office:value="0" calcext:value-type="float">
            <text:p>0</text:p>
          </table:table-cell>
          <table:table-cell table:style-name="ce2403" table:formula="of:=IF(AND([.I36]&gt;0; [.I37]=0; [.I38]=0);IF(AND([.I36]=2;[.I35]&lt;&gt;1;[.J35]&lt;&gt;1;[.J37]&lt;&gt;1;[.J36]&lt;&gt;1;[.I37]&lt;&gt;1);2;1);0)" office:value-type="float" office:value="0" calcext:value-type="float">
            <text:p>0</text:p>
          </table:table-cell>
          <table:table-cell table:style-name="ce2585" table:formula="of:=IF(AND([.J36]&gt;0; [.J37]=0; [.J38]=0);IF(AND([.J36]=2;[.J35]&lt;&gt;1;[.K35]&lt;&gt;1;[.K37]&lt;&gt;1;[.K36]&lt;&gt;1;[.J37]&lt;&gt;1);2;1);0)" office:value-type="float" office:value="0" calcext:value-type="float">
            <text:p>0</text:p>
          </table:table-cell>
          <table:table-cell table:style-name="ce2767" table:formula="of:=IF(AND([.K36]&gt;0; [.K37]=0; [.K38]=0);IF(AND([.K36]=2;[.K35]&lt;&gt;1;[.L35]&lt;&gt;1;[.L37]&lt;&gt;1;[.L36]&lt;&gt;1;[.K37]&lt;&gt;1);2;1);0)" office:value-type="float" office:value="0" calcext:value-type="float">
            <text:p>0</text:p>
          </table:table-cell>
          <table:table-cell table:style-name="ce2949" table:formula="of:=IF(AND([.L36]&gt;0; [.L37]=0; [.L38]=0);IF(AND([.L36]=2;[.L35]&lt;&gt;1;[.M35]&lt;&gt;1;[.M37]&lt;&gt;1;[.M36]&lt;&gt;1;[.L37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1-31" calcext:value-type="date">
            <text:p>2016-01-31</text:p>
          </table:table-cell>
          <table:table-cell office:value-type="float" office:value="1.642" calcext:value-type="float">
            <text:p>1.642</text:p>
          </table:table-cell>
          <table:table-cell table:formula="of:=AVERAGE([.B8:.B66])" office:value-type="float" office:value="-1.95362711864407" calcext:value-type="float">
            <text:p>-1.95362711864407</text:p>
          </table:table-cell>
          <table:table-cell table:formula="of:=ABS([.B37]-[.C37])" office:value-type="float" office:value="3.59562711864407" calcext:value-type="float">
            <text:p>3.59562711864407</text:p>
          </table:table-cell>
          <table:table-cell table:style-name="ce32" table:formula="of:=IF(IF(ABS([.$C37]-[.$B37])&gt;=[.E$5];1;0)=1; IF( ABS([.$C37]-[.$B37])&lt;[.F$5]; 2; 1);0)" office:value-type="float" office:value="1" calcext:value-type="float">
            <text:p>1</text:p>
          </table:table-cell>
          <table:table-cell table:style-name="ce214" table:formula="of:=IF(IF(ABS([.$C37]-[.$B37])&gt;=[.F$5];1;0)=1; IF( ABS([.$C37]-[.$B37])&lt;[.G$5]; 2; 1);0)" office:value-type="float" office:value="2" calcext:value-type="float">
            <text:p>2</text:p>
          </table:table-cell>
          <table:table-cell table:style-name="ce397" table:formula="of:=IF(IF(ABS([.$C37]-[.$B37])&gt;=[.G$5];1;0)=1; IF( ABS([.$C37]-[.$B37])&lt;[.H$5]; 2; 1);0)" office:value-type="float" office:value="0" calcext:value-type="float">
            <text:p>0</text:p>
          </table:table-cell>
          <table:table-cell table:style-name="ce580" table:formula="of:=IF(IF(ABS([.$C37]-[.$B37])&gt;=[.H$5];1;0)=1; IF( ABS([.$C37]-[.$B37])&lt;[.I$5]; 2; 1);0)" office:value-type="float" office:value="0" calcext:value-type="float">
            <text:p>0</text:p>
          </table:table-cell>
          <table:table-cell table:style-name="ce762" table:formula="of:=IF(IF(ABS([.$C37]-[.$B37])&gt;=[.I$5];1;0)=1; IF( ABS([.$C37]-[.$B37])&lt;[.J$5]; 2; 1);0)" office:value-type="float" office:value="0" calcext:value-type="float">
            <text:p>0</text:p>
          </table:table-cell>
          <table:table-cell table:style-name="ce944" table:formula="of:=IF(IF(ABS([.$C37]-[.$B37])&gt;=[.J$5];1;0)=1; IF( ABS([.$C37]-[.$B37])&lt;[.K$5]; 2; 1);0)" office:value-type="float" office:value="0" calcext:value-type="float">
            <text:p>0</text:p>
          </table:table-cell>
          <table:table-cell table:style-name="ce1126" table:formula="of:=IF(IF(ABS([.$C37]-[.$B37])&gt;=[.K$5];1;0)=1; IF( ABS([.$C37]-[.$B37])&lt;[.L$5]; 2; 1);0)" office:value-type="float" office:value="0" calcext:value-type="float">
            <text:p>0</text:p>
          </table:table-cell>
          <table:table-cell table:style-name="ce1308" table:formula="of:=IF(IF(ABS([.$C37]-[.$B37])&gt;=[.L$5];1;0)=1; IF( ABS([.$C37]-[.$B37])&lt;[.M$5]; 2; 1);0)" office:value-type="float" office:value="0" calcext:value-type="float">
            <text:p>0</text:p>
          </table:table-cell>
          <table:table-cell table:style-name="ce1490" table:formula="of:=IF(IF(ABS([.$C37]-[.$B37])&gt;=[.M$5];1;0)=1; IF( ABS([.$C37]-[.$B37])&lt;[.N$5]; 2; 1);0)" office:value-type="float" office:value="0" calcext:value-type="float">
            <text:p>0</text:p>
          </table:table-cell>
          <table:table-cell table:style-name="ce1643"/>
          <table:table-cell table:style-name="ce1674" table:formula="of:=IF(AND([.E37]&gt;0; [.E38]=0; [.E39]=0);IF(AND([.E37]=2;[.E36]&lt;&gt;1;[.F36]&lt;&gt;1;[.F38]&lt;&gt;1;[.F37]&lt;&gt;1;[.E38]&lt;&gt;1);2;1);0)" office:value-type="float" office:value="0" calcext:value-type="float">
            <text:p>0</text:p>
          </table:table-cell>
          <table:table-cell table:style-name="ce1857" table:formula="of:=IF(AND([.F37]&gt;0; [.F38]=0; [.F39]=0);IF(AND([.F37]=2;[.F36]&lt;&gt;1;[.G36]&lt;&gt;1;[.G38]&lt;&gt;1;[.G37]&lt;&gt;1;[.F38]&lt;&gt;1);2;1);0)" office:value-type="float" office:value="0" calcext:value-type="float">
            <text:p>0</text:p>
          </table:table-cell>
          <table:table-cell table:style-name="ce2040" table:formula="of:=IF(AND([.G37]&gt;0; [.G38]=0; [.G39]=0);IF(AND([.G37]=2;[.G36]&lt;&gt;1;[.H36]&lt;&gt;1;[.H38]&lt;&gt;1;[.H37]&lt;&gt;1;[.G38]&lt;&gt;1);2;1);0)" office:value-type="float" office:value="0" calcext:value-type="float">
            <text:p>0</text:p>
          </table:table-cell>
          <table:table-cell table:style-name="ce2222" table:formula="of:=IF(AND([.H37]&gt;0; [.H38]=0; [.H39]=0);IF(AND([.H37]=2;[.H36]&lt;&gt;1;[.I36]&lt;&gt;1;[.I38]&lt;&gt;1;[.I37]&lt;&gt;1;[.H38]&lt;&gt;1);2;1);0)" office:value-type="float" office:value="0" calcext:value-type="float">
            <text:p>0</text:p>
          </table:table-cell>
          <table:table-cell table:style-name="ce2404" table:formula="of:=IF(AND([.I37]&gt;0; [.I38]=0; [.I39]=0);IF(AND([.I37]=2;[.I36]&lt;&gt;1;[.J36]&lt;&gt;1;[.J38]&lt;&gt;1;[.J37]&lt;&gt;1;[.I38]&lt;&gt;1);2;1);0)" office:value-type="float" office:value="0" calcext:value-type="float">
            <text:p>0</text:p>
          </table:table-cell>
          <table:table-cell table:style-name="ce2586" table:formula="of:=IF(AND([.J37]&gt;0; [.J38]=0; [.J39]=0);IF(AND([.J37]=2;[.J36]&lt;&gt;1;[.K36]&lt;&gt;1;[.K38]&lt;&gt;1;[.K37]&lt;&gt;1;[.J38]&lt;&gt;1);2;1);0)" office:value-type="float" office:value="0" calcext:value-type="float">
            <text:p>0</text:p>
          </table:table-cell>
          <table:table-cell table:style-name="ce2768" table:formula="of:=IF(AND([.K37]&gt;0; [.K38]=0; [.K39]=0);IF(AND([.K37]=2;[.K36]&lt;&gt;1;[.L36]&lt;&gt;1;[.L38]&lt;&gt;1;[.L37]&lt;&gt;1;[.K38]&lt;&gt;1);2;1);0)" office:value-type="float" office:value="0" calcext:value-type="float">
            <text:p>0</text:p>
          </table:table-cell>
          <table:table-cell table:style-name="ce2950" table:formula="of:=IF(AND([.L37]&gt;0; [.L38]=0; [.L39]=0);IF(AND([.L37]=2;[.L36]&lt;&gt;1;[.M36]&lt;&gt;1;[.M38]&lt;&gt;1;[.M37]&lt;&gt;1;[.L38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2-01" calcext:value-type="date">
            <text:p>2016-02-01</text:p>
          </table:table-cell>
          <table:table-cell office:value-type="float" office:value="5.264" calcext:value-type="float">
            <text:p>5.264</text:p>
          </table:table-cell>
          <table:table-cell table:formula="of:=AVERAGE([.B9:.B67])" office:value-type="float" office:value="-1.97403389830509" calcext:value-type="float">
            <text:p>-1.97403389830509</text:p>
          </table:table-cell>
          <table:table-cell table:formula="of:=ABS([.B38]-[.C38])" office:value-type="float" office:value="7.23803389830509" calcext:value-type="float">
            <text:p>7.23803389830509</text:p>
          </table:table-cell>
          <table:table-cell table:style-name="ce33" table:formula="of:=IF(IF(ABS([.$C38]-[.$B38])&gt;=[.E$5];1;0)=1; IF( ABS([.$C38]-[.$B38])&lt;[.F$5]; 2; 1);0)" office:value-type="float" office:value="1" calcext:value-type="float">
            <text:p>1</text:p>
          </table:table-cell>
          <table:table-cell table:style-name="ce215" table:formula="of:=IF(IF(ABS([.$C38]-[.$B38])&gt;=[.F$5];1;0)=1; IF( ABS([.$C38]-[.$B38])&lt;[.G$5]; 2; 1);0)" office:value-type="float" office:value="1" calcext:value-type="float">
            <text:p>1</text:p>
          </table:table-cell>
          <table:table-cell table:style-name="ce398" table:formula="of:=IF(IF(ABS([.$C38]-[.$B38])&gt;=[.G$5];1;0)=1; IF( ABS([.$C38]-[.$B38])&lt;[.H$5]; 2; 1);0)" office:value-type="float" office:value="1" calcext:value-type="float">
            <text:p>1</text:p>
          </table:table-cell>
          <table:table-cell table:style-name="ce581" table:formula="of:=IF(IF(ABS([.$C38]-[.$B38])&gt;=[.H$5];1;0)=1; IF( ABS([.$C38]-[.$B38])&lt;[.I$5]; 2; 1);0)" office:value-type="float" office:value="1" calcext:value-type="float">
            <text:p>1</text:p>
          </table:table-cell>
          <table:table-cell table:style-name="ce763" table:formula="of:=IF(IF(ABS([.$C38]-[.$B38])&gt;=[.I$5];1;0)=1; IF( ABS([.$C38]-[.$B38])&lt;[.J$5]; 2; 1);0)" office:value-type="float" office:value="1" calcext:value-type="float">
            <text:p>1</text:p>
          </table:table-cell>
          <table:table-cell table:style-name="ce945" table:formula="of:=IF(IF(ABS([.$C38]-[.$B38])&gt;=[.J$5];1;0)=1; IF( ABS([.$C38]-[.$B38])&lt;[.K$5]; 2; 1);0)" office:value-type="float" office:value="2" calcext:value-type="float">
            <text:p>2</text:p>
          </table:table-cell>
          <table:table-cell table:style-name="ce1127" table:formula="of:=IF(IF(ABS([.$C38]-[.$B38])&gt;=[.K$5];1;0)=1; IF( ABS([.$C38]-[.$B38])&lt;[.L$5]; 2; 1);0)" office:value-type="float" office:value="0" calcext:value-type="float">
            <text:p>0</text:p>
          </table:table-cell>
          <table:table-cell table:style-name="ce1309" table:formula="of:=IF(IF(ABS([.$C38]-[.$B38])&gt;=[.L$5];1;0)=1; IF( ABS([.$C38]-[.$B38])&lt;[.M$5]; 2; 1);0)" office:value-type="float" office:value="0" calcext:value-type="float">
            <text:p>0</text:p>
          </table:table-cell>
          <table:table-cell table:style-name="ce1491" table:formula="of:=IF(IF(ABS([.$C38]-[.$B38])&gt;=[.M$5];1;0)=1; IF( ABS([.$C38]-[.$B38])&lt;[.N$5]; 2; 1);0)" office:value-type="float" office:value="0" calcext:value-type="float">
            <text:p>0</text:p>
          </table:table-cell>
          <table:table-cell table:style-name="ce1643"/>
          <table:table-cell table:style-name="ce1675" table:formula="of:=IF(AND([.E38]&gt;0; [.E39]=0; [.E40]=0);IF(AND([.E38]=2;[.E37]&lt;&gt;1;[.F37]&lt;&gt;1;[.F39]&lt;&gt;1;[.F38]&lt;&gt;1;[.E39]&lt;&gt;1);2;1);0)" office:value-type="float" office:value="0" calcext:value-type="float">
            <text:p>0</text:p>
          </table:table-cell>
          <table:table-cell table:style-name="ce1858" table:formula="of:=IF(AND([.F38]&gt;0; [.F39]=0; [.F40]=0);IF(AND([.F38]=2;[.F37]&lt;&gt;1;[.G37]&lt;&gt;1;[.G39]&lt;&gt;1;[.G38]&lt;&gt;1;[.F39]&lt;&gt;1);2;1);0)" office:value-type="float" office:value="0" calcext:value-type="float">
            <text:p>0</text:p>
          </table:table-cell>
          <table:table-cell table:style-name="ce2041" table:formula="of:=IF(AND([.G38]&gt;0; [.G39]=0; [.G40]=0);IF(AND([.G38]=2;[.G37]&lt;&gt;1;[.H37]&lt;&gt;1;[.H39]&lt;&gt;1;[.H38]&lt;&gt;1;[.G39]&lt;&gt;1);2;1);0)" office:value-type="float" office:value="0" calcext:value-type="float">
            <text:p>0</text:p>
          </table:table-cell>
          <table:table-cell table:style-name="ce2223" table:formula="of:=IF(AND([.H38]&gt;0; [.H39]=0; [.H40]=0);IF(AND([.H38]=2;[.H37]&lt;&gt;1;[.I37]&lt;&gt;1;[.I39]&lt;&gt;1;[.I38]&lt;&gt;1;[.H39]&lt;&gt;1);2;1);0)" office:value-type="float" office:value="0" calcext:value-type="float">
            <text:p>0</text:p>
          </table:table-cell>
          <table:table-cell table:style-name="ce2405" table:formula="of:=IF(AND([.I38]&gt;0; [.I39]=0; [.I40]=0);IF(AND([.I38]=2;[.I37]&lt;&gt;1;[.J37]&lt;&gt;1;[.J39]&lt;&gt;1;[.J38]&lt;&gt;1;[.I39]&lt;&gt;1);2;1);0)" office:value-type="float" office:value="0" calcext:value-type="float">
            <text:p>0</text:p>
          </table:table-cell>
          <table:table-cell table:style-name="ce2587" table:formula="of:=IF(AND([.J38]&gt;0; [.J39]=0; [.J40]=0);IF(AND([.J38]=2;[.J37]&lt;&gt;1;[.K37]&lt;&gt;1;[.K39]&lt;&gt;1;[.K38]&lt;&gt;1;[.J39]&lt;&gt;1);2;1);0)" office:value-type="float" office:value="0" calcext:value-type="float">
            <text:p>0</text:p>
          </table:table-cell>
          <table:table-cell table:style-name="ce2769" table:formula="of:=IF(AND([.K38]&gt;0; [.K39]=0; [.K40]=0);IF(AND([.K38]=2;[.K37]&lt;&gt;1;[.L37]&lt;&gt;1;[.L39]&lt;&gt;1;[.L38]&lt;&gt;1;[.K39]&lt;&gt;1);2;1);0)" office:value-type="float" office:value="0" calcext:value-type="float">
            <text:p>0</text:p>
          </table:table-cell>
          <table:table-cell table:style-name="ce2951" table:formula="of:=IF(AND([.L38]&gt;0; [.L39]=0; [.L40]=0);IF(AND([.L38]=2;[.L37]&lt;&gt;1;[.M37]&lt;&gt;1;[.M39]&lt;&gt;1;[.M38]&lt;&gt;1;[.L39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2-02" calcext:value-type="date">
            <text:p>2016-02-02</text:p>
          </table:table-cell>
          <table:table-cell office:value-type="float" office:value="6.66" calcext:value-type="float">
            <text:p>6.66</text:p>
          </table:table-cell>
          <table:table-cell table:formula="of:=AVERAGE([.B10:.B68])" office:value-type="float" office:value="-1.9415593220339" calcext:value-type="float">
            <text:p>-1.9415593220339</text:p>
          </table:table-cell>
          <table:table-cell table:formula="of:=ABS([.B39]-[.C39])" office:value-type="float" office:value="8.6015593220339" calcext:value-type="float">
            <text:p>8.6015593220339</text:p>
          </table:table-cell>
          <table:table-cell table:style-name="ce34" table:formula="of:=IF(IF(ABS([.$C39]-[.$B39])&gt;=[.E$5];1;0)=1; IF( ABS([.$C39]-[.$B39])&lt;[.F$5]; 2; 1);0)" office:value-type="float" office:value="1" calcext:value-type="float">
            <text:p>1</text:p>
          </table:table-cell>
          <table:table-cell table:style-name="ce216" table:formula="of:=IF(IF(ABS([.$C39]-[.$B39])&gt;=[.F$5];1;0)=1; IF( ABS([.$C39]-[.$B39])&lt;[.G$5]; 2; 1);0)" office:value-type="float" office:value="1" calcext:value-type="float">
            <text:p>1</text:p>
          </table:table-cell>
          <table:table-cell table:style-name="ce399" table:formula="of:=IF(IF(ABS([.$C39]-[.$B39])&gt;=[.G$5];1;0)=1; IF( ABS([.$C39]-[.$B39])&lt;[.H$5]; 2; 1);0)" office:value-type="float" office:value="1" calcext:value-type="float">
            <text:p>1</text:p>
          </table:table-cell>
          <table:table-cell table:style-name="ce582" table:formula="of:=IF(IF(ABS([.$C39]-[.$B39])&gt;=[.H$5];1;0)=1; IF( ABS([.$C39]-[.$B39])&lt;[.I$5]; 2; 1);0)" office:value-type="float" office:value="1" calcext:value-type="float">
            <text:p>1</text:p>
          </table:table-cell>
          <table:table-cell table:style-name="ce764" table:formula="of:=IF(IF(ABS([.$C39]-[.$B39])&gt;=[.I$5];1;0)=1; IF( ABS([.$C39]-[.$B39])&lt;[.J$5]; 2; 1);0)" office:value-type="float" office:value="1" calcext:value-type="float">
            <text:p>1</text:p>
          </table:table-cell>
          <table:table-cell table:style-name="ce946" table:formula="of:=IF(IF(ABS([.$C39]-[.$B39])&gt;=[.J$5];1;0)=1; IF( ABS([.$C39]-[.$B39])&lt;[.K$5]; 2; 1);0)" office:value-type="float" office:value="1" calcext:value-type="float">
            <text:p>1</text:p>
          </table:table-cell>
          <table:table-cell table:style-name="ce1128" table:formula="of:=IF(IF(ABS([.$C39]-[.$B39])&gt;=[.K$5];1;0)=1; IF( ABS([.$C39]-[.$B39])&lt;[.L$5]; 2; 1);0)" office:value-type="float" office:value="2" calcext:value-type="float">
            <text:p>2</text:p>
          </table:table-cell>
          <table:table-cell table:style-name="ce1310" table:formula="of:=IF(IF(ABS([.$C39]-[.$B39])&gt;=[.L$5];1;0)=1; IF( ABS([.$C39]-[.$B39])&lt;[.M$5]; 2; 1);0)" office:value-type="float" office:value="0" calcext:value-type="float">
            <text:p>0</text:p>
          </table:table-cell>
          <table:table-cell table:style-name="ce1492" table:formula="of:=IF(IF(ABS([.$C39]-[.$B39])&gt;=[.M$5];1;0)=1; IF( ABS([.$C39]-[.$B39])&lt;[.N$5]; 2; 1);0)" office:value-type="float" office:value="0" calcext:value-type="float">
            <text:p>0</text:p>
          </table:table-cell>
          <table:table-cell table:style-name="ce1643"/>
          <table:table-cell table:style-name="ce1676" table:formula="of:=IF(AND([.E39]&gt;0; [.E40]=0; [.E41]=0);IF(AND([.E39]=2;[.E38]&lt;&gt;1;[.F38]&lt;&gt;1;[.F40]&lt;&gt;1;[.F39]&lt;&gt;1;[.E40]&lt;&gt;1);2;1);0)" office:value-type="float" office:value="0" calcext:value-type="float">
            <text:p>0</text:p>
          </table:table-cell>
          <table:table-cell table:style-name="ce1859" table:formula="of:=IF(AND([.F39]&gt;0; [.F40]=0; [.F41]=0);IF(AND([.F39]=2;[.F38]&lt;&gt;1;[.G38]&lt;&gt;1;[.G40]&lt;&gt;1;[.G39]&lt;&gt;1;[.F40]&lt;&gt;1);2;1);0)" office:value-type="float" office:value="1" calcext:value-type="float">
            <text:p>1</text:p>
          </table:table-cell>
          <table:table-cell table:style-name="ce2042" table:formula="of:=IF(AND([.G39]&gt;0; [.G40]=0; [.G41]=0);IF(AND([.G39]=2;[.G38]&lt;&gt;1;[.H38]&lt;&gt;1;[.H40]&lt;&gt;1;[.H39]&lt;&gt;1;[.G40]&lt;&gt;1);2;1);0)" office:value-type="float" office:value="1" calcext:value-type="float">
            <text:p>1</text:p>
          </table:table-cell>
          <table:table-cell table:style-name="ce2224" table:formula="of:=IF(AND([.H39]&gt;0; [.H40]=0; [.H41]=0);IF(AND([.H39]=2;[.H38]&lt;&gt;1;[.I38]&lt;&gt;1;[.I40]&lt;&gt;1;[.I39]&lt;&gt;1;[.H40]&lt;&gt;1);2;1);0)" office:value-type="float" office:value="1" calcext:value-type="float">
            <text:p>1</text:p>
          </table:table-cell>
          <table:table-cell table:style-name="ce2406" table:formula="of:=IF(AND([.I39]&gt;0; [.I40]=0; [.I41]=0);IF(AND([.I39]=2;[.I38]&lt;&gt;1;[.J38]&lt;&gt;1;[.J40]&lt;&gt;1;[.J39]&lt;&gt;1;[.I40]&lt;&gt;1);2;1);0)" office:value-type="float" office:value="1" calcext:value-type="float">
            <text:p>1</text:p>
          </table:table-cell>
          <table:table-cell table:style-name="ce2588" table:formula="of:=IF(AND([.J39]&gt;0; [.J40]=0; [.J41]=0);IF(AND([.J39]=2;[.J38]&lt;&gt;1;[.K38]&lt;&gt;1;[.K40]&lt;&gt;1;[.K39]&lt;&gt;1;[.J40]&lt;&gt;1);2;1);0)" office:value-type="float" office:value="1" calcext:value-type="float">
            <text:p>1</text:p>
          </table:table-cell>
          <table:table-cell table:style-name="ce2770" table:formula="of:=IF(AND([.K39]&gt;0; [.K40]=0; [.K41]=0);IF(AND([.K39]=2;[.K38]&lt;&gt;1;[.L38]&lt;&gt;1;[.L40]&lt;&gt;1;[.L39]&lt;&gt;1;[.K40]&lt;&gt;1);2;1);0)" office:value-type="float" office:value="2" calcext:value-type="float">
            <text:p>2</text:p>
          </table:table-cell>
          <table:table-cell table:style-name="ce2952" table:formula="of:=IF(AND([.L39]&gt;0; [.L40]=0; [.L41]=0);IF(AND([.L39]=2;[.L38]&lt;&gt;1;[.M38]&lt;&gt;1;[.M40]&lt;&gt;1;[.M39]&lt;&gt;1;[.L40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2-03" calcext:value-type="date">
            <text:p>2016-02-03</text:p>
          </table:table-cell>
          <table:table-cell office:value-type="float" office:value="-3.171" calcext:value-type="float">
            <text:p>-3.171</text:p>
          </table:table-cell>
          <table:table-cell table:formula="of:=AVERAGE([.B11:.B69])" office:value-type="float" office:value="-1.9998813559322" calcext:value-type="float">
            <text:p>-1.9998813559322</text:p>
          </table:table-cell>
          <table:table-cell table:formula="of:=ABS([.B40]-[.C40])" office:value-type="float" office:value="1.1711186440678" calcext:value-type="float">
            <text:p>1.1711186440678</text:p>
          </table:table-cell>
          <table:table-cell table:style-name="ce35" table:formula="of:=IF(IF(ABS([.$C40]-[.$B40])&gt;=[.E$5];1;0)=1; IF( ABS([.$C40]-[.$B40])&lt;[.F$5]; 2; 1);0)" office:value-type="float" office:value="0" calcext:value-type="float">
            <text:p>0</text:p>
          </table:table-cell>
          <table:table-cell table:style-name="ce217" table:formula="of:=IF(IF(ABS([.$C40]-[.$B40])&gt;=[.F$5];1;0)=1; IF( ABS([.$C40]-[.$B40])&lt;[.G$5]; 2; 1);0)" office:value-type="float" office:value="0" calcext:value-type="float">
            <text:p>0</text:p>
          </table:table-cell>
          <table:table-cell table:style-name="ce400" table:formula="of:=IF(IF(ABS([.$C40]-[.$B40])&gt;=[.G$5];1;0)=1; IF( ABS([.$C40]-[.$B40])&lt;[.H$5]; 2; 1);0)" office:value-type="float" office:value="0" calcext:value-type="float">
            <text:p>0</text:p>
          </table:table-cell>
          <table:table-cell table:style-name="ce583" table:formula="of:=IF(IF(ABS([.$C40]-[.$B40])&gt;=[.H$5];1;0)=1; IF( ABS([.$C40]-[.$B40])&lt;[.I$5]; 2; 1);0)" office:value-type="float" office:value="0" calcext:value-type="float">
            <text:p>0</text:p>
          </table:table-cell>
          <table:table-cell table:style-name="ce765" table:formula="of:=IF(IF(ABS([.$C40]-[.$B40])&gt;=[.I$5];1;0)=1; IF( ABS([.$C40]-[.$B40])&lt;[.J$5]; 2; 1);0)" office:value-type="float" office:value="0" calcext:value-type="float">
            <text:p>0</text:p>
          </table:table-cell>
          <table:table-cell table:style-name="ce947" table:formula="of:=IF(IF(ABS([.$C40]-[.$B40])&gt;=[.J$5];1;0)=1; IF( ABS([.$C40]-[.$B40])&lt;[.K$5]; 2; 1);0)" office:value-type="float" office:value="0" calcext:value-type="float">
            <text:p>0</text:p>
          </table:table-cell>
          <table:table-cell table:style-name="ce1129" table:formula="of:=IF(IF(ABS([.$C40]-[.$B40])&gt;=[.K$5];1;0)=1; IF( ABS([.$C40]-[.$B40])&lt;[.L$5]; 2; 1);0)" office:value-type="float" office:value="0" calcext:value-type="float">
            <text:p>0</text:p>
          </table:table-cell>
          <table:table-cell table:style-name="ce1311" table:formula="of:=IF(IF(ABS([.$C40]-[.$B40])&gt;=[.L$5];1;0)=1; IF( ABS([.$C40]-[.$B40])&lt;[.M$5]; 2; 1);0)" office:value-type="float" office:value="0" calcext:value-type="float">
            <text:p>0</text:p>
          </table:table-cell>
          <table:table-cell table:style-name="ce1493" table:formula="of:=IF(IF(ABS([.$C40]-[.$B40])&gt;=[.M$5];1;0)=1; IF( ABS([.$C40]-[.$B40])&lt;[.N$5]; 2; 1);0)" office:value-type="float" office:value="0" calcext:value-type="float">
            <text:p>0</text:p>
          </table:table-cell>
          <table:table-cell table:style-name="ce1643"/>
          <table:table-cell table:style-name="ce1677" table:formula="of:=IF(AND([.E40]&gt;0; [.E41]=0; [.E42]=0);IF(AND([.E40]=2;[.E39]&lt;&gt;1;[.F39]&lt;&gt;1;[.F41]&lt;&gt;1;[.F40]&lt;&gt;1;[.E41]&lt;&gt;1);2;1);0)" office:value-type="float" office:value="0" calcext:value-type="float">
            <text:p>0</text:p>
          </table:table-cell>
          <table:table-cell table:style-name="ce1860" table:formula="of:=IF(AND([.F40]&gt;0; [.F41]=0; [.F42]=0);IF(AND([.F40]=2;[.F39]&lt;&gt;1;[.G39]&lt;&gt;1;[.G41]&lt;&gt;1;[.G40]&lt;&gt;1;[.F41]&lt;&gt;1);2;1);0)" office:value-type="float" office:value="0" calcext:value-type="float">
            <text:p>0</text:p>
          </table:table-cell>
          <table:table-cell table:style-name="ce2043" table:formula="of:=IF(AND([.G40]&gt;0; [.G41]=0; [.G42]=0);IF(AND([.G40]=2;[.G39]&lt;&gt;1;[.H39]&lt;&gt;1;[.H41]&lt;&gt;1;[.H40]&lt;&gt;1;[.G41]&lt;&gt;1);2;1);0)" office:value-type="float" office:value="0" calcext:value-type="float">
            <text:p>0</text:p>
          </table:table-cell>
          <table:table-cell table:style-name="ce2225" table:formula="of:=IF(AND([.H40]&gt;0; [.H41]=0; [.H42]=0);IF(AND([.H40]=2;[.H39]&lt;&gt;1;[.I39]&lt;&gt;1;[.I41]&lt;&gt;1;[.I40]&lt;&gt;1;[.H41]&lt;&gt;1);2;1);0)" office:value-type="float" office:value="0" calcext:value-type="float">
            <text:p>0</text:p>
          </table:table-cell>
          <table:table-cell table:style-name="ce2407" table:formula="of:=IF(AND([.I40]&gt;0; [.I41]=0; [.I42]=0);IF(AND([.I40]=2;[.I39]&lt;&gt;1;[.J39]&lt;&gt;1;[.J41]&lt;&gt;1;[.J40]&lt;&gt;1;[.I41]&lt;&gt;1);2;1);0)" office:value-type="float" office:value="0" calcext:value-type="float">
            <text:p>0</text:p>
          </table:table-cell>
          <table:table-cell table:style-name="ce2589" table:formula="of:=IF(AND([.J40]&gt;0; [.J41]=0; [.J42]=0);IF(AND([.J40]=2;[.J39]&lt;&gt;1;[.K39]&lt;&gt;1;[.K41]&lt;&gt;1;[.K40]&lt;&gt;1;[.J41]&lt;&gt;1);2;1);0)" office:value-type="float" office:value="0" calcext:value-type="float">
            <text:p>0</text:p>
          </table:table-cell>
          <table:table-cell table:style-name="ce2771" table:formula="of:=IF(AND([.K40]&gt;0; [.K41]=0; [.K42]=0);IF(AND([.K40]=2;[.K39]&lt;&gt;1;[.L39]&lt;&gt;1;[.L41]&lt;&gt;1;[.L40]&lt;&gt;1;[.K41]&lt;&gt;1);2;1);0)" office:value-type="float" office:value="0" calcext:value-type="float">
            <text:p>0</text:p>
          </table:table-cell>
          <table:table-cell table:style-name="ce2953" table:formula="of:=IF(AND([.L40]&gt;0; [.L41]=0; [.L42]=0);IF(AND([.L40]=2;[.L39]&lt;&gt;1;[.M39]&lt;&gt;1;[.M41]&lt;&gt;1;[.M40]&lt;&gt;1;[.L41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2-04" calcext:value-type="date">
            <text:p>2016-02-04</text:p>
          </table:table-cell>
          <table:table-cell office:value-type="float" office:value="-4.967" calcext:value-type="float">
            <text:p>-4.967</text:p>
          </table:table-cell>
          <table:table-cell table:formula="of:=AVERAGE([.B12:.B70])" office:value-type="float" office:value="-2.0044406779661" calcext:value-type="float">
            <text:p>-2.0044406779661</text:p>
          </table:table-cell>
          <table:table-cell table:formula="of:=ABS([.B41]-[.C41])" office:value-type="float" office:value="2.9625593220339" calcext:value-type="float">
            <text:p>2.9625593220339</text:p>
          </table:table-cell>
          <table:table-cell table:style-name="ce36" table:formula="of:=IF(IF(ABS([.$C41]-[.$B41])&gt;=[.E$5];1;0)=1; IF( ABS([.$C41]-[.$B41])&lt;[.F$5]; 2; 1);0)" office:value-type="float" office:value="2" calcext:value-type="float">
            <text:p>2</text:p>
          </table:table-cell>
          <table:table-cell table:style-name="ce218" table:formula="of:=IF(IF(ABS([.$C41]-[.$B41])&gt;=[.F$5];1;0)=1; IF( ABS([.$C41]-[.$B41])&lt;[.G$5]; 2; 1);0)" office:value-type="float" office:value="0" calcext:value-type="float">
            <text:p>0</text:p>
          </table:table-cell>
          <table:table-cell table:style-name="ce401" table:formula="of:=IF(IF(ABS([.$C41]-[.$B41])&gt;=[.G$5];1;0)=1; IF( ABS([.$C41]-[.$B41])&lt;[.H$5]; 2; 1);0)" office:value-type="float" office:value="0" calcext:value-type="float">
            <text:p>0</text:p>
          </table:table-cell>
          <table:table-cell table:style-name="ce584" table:formula="of:=IF(IF(ABS([.$C41]-[.$B41])&gt;=[.H$5];1;0)=1; IF( ABS([.$C41]-[.$B41])&lt;[.I$5]; 2; 1);0)" office:value-type="float" office:value="0" calcext:value-type="float">
            <text:p>0</text:p>
          </table:table-cell>
          <table:table-cell table:style-name="ce766" table:formula="of:=IF(IF(ABS([.$C41]-[.$B41])&gt;=[.I$5];1;0)=1; IF( ABS([.$C41]-[.$B41])&lt;[.J$5]; 2; 1);0)" office:value-type="float" office:value="0" calcext:value-type="float">
            <text:p>0</text:p>
          </table:table-cell>
          <table:table-cell table:style-name="ce948" table:formula="of:=IF(IF(ABS([.$C41]-[.$B41])&gt;=[.J$5];1;0)=1; IF( ABS([.$C41]-[.$B41])&lt;[.K$5]; 2; 1);0)" office:value-type="float" office:value="0" calcext:value-type="float">
            <text:p>0</text:p>
          </table:table-cell>
          <table:table-cell table:style-name="ce1130" table:formula="of:=IF(IF(ABS([.$C41]-[.$B41])&gt;=[.K$5];1;0)=1; IF( ABS([.$C41]-[.$B41])&lt;[.L$5]; 2; 1);0)" office:value-type="float" office:value="0" calcext:value-type="float">
            <text:p>0</text:p>
          </table:table-cell>
          <table:table-cell table:style-name="ce1312" table:formula="of:=IF(IF(ABS([.$C41]-[.$B41])&gt;=[.L$5];1;0)=1; IF( ABS([.$C41]-[.$B41])&lt;[.M$5]; 2; 1);0)" office:value-type="float" office:value="0" calcext:value-type="float">
            <text:p>0</text:p>
          </table:table-cell>
          <table:table-cell table:style-name="ce1494" table:formula="of:=IF(IF(ABS([.$C41]-[.$B41])&gt;=[.M$5];1;0)=1; IF( ABS([.$C41]-[.$B41])&lt;[.N$5]; 2; 1);0)" office:value-type="float" office:value="0" calcext:value-type="float">
            <text:p>0</text:p>
          </table:table-cell>
          <table:table-cell table:style-name="ce1643"/>
          <table:table-cell table:style-name="ce1678" table:formula="of:=IF(AND([.E41]&gt;0; [.E42]=0; [.E43]=0);IF(AND([.E41]=2;[.E40]&lt;&gt;1;[.F40]&lt;&gt;1;[.F42]&lt;&gt;1;[.F41]&lt;&gt;1;[.E42]&lt;&gt;1);2;1);0)" office:value-type="float" office:value="0" calcext:value-type="float">
            <text:p>0</text:p>
          </table:table-cell>
          <table:table-cell table:style-name="ce1861" table:formula="of:=IF(AND([.F41]&gt;0; [.F42]=0; [.F43]=0);IF(AND([.F41]=2;[.F40]&lt;&gt;1;[.G40]&lt;&gt;1;[.G42]&lt;&gt;1;[.G41]&lt;&gt;1;[.F42]&lt;&gt;1);2;1);0)" office:value-type="float" office:value="0" calcext:value-type="float">
            <text:p>0</text:p>
          </table:table-cell>
          <table:table-cell table:style-name="ce2044" table:formula="of:=IF(AND([.G41]&gt;0; [.G42]=0; [.G43]=0);IF(AND([.G41]=2;[.G40]&lt;&gt;1;[.H40]&lt;&gt;1;[.H42]&lt;&gt;1;[.H41]&lt;&gt;1;[.G42]&lt;&gt;1);2;1);0)" office:value-type="float" office:value="0" calcext:value-type="float">
            <text:p>0</text:p>
          </table:table-cell>
          <table:table-cell table:style-name="ce2226" table:formula="of:=IF(AND([.H41]&gt;0; [.H42]=0; [.H43]=0);IF(AND([.H41]=2;[.H40]&lt;&gt;1;[.I40]&lt;&gt;1;[.I42]&lt;&gt;1;[.I41]&lt;&gt;1;[.H42]&lt;&gt;1);2;1);0)" office:value-type="float" office:value="0" calcext:value-type="float">
            <text:p>0</text:p>
          </table:table-cell>
          <table:table-cell table:style-name="ce2408" table:formula="of:=IF(AND([.I41]&gt;0; [.I42]=0; [.I43]=0);IF(AND([.I41]=2;[.I40]&lt;&gt;1;[.J40]&lt;&gt;1;[.J42]&lt;&gt;1;[.J41]&lt;&gt;1;[.I42]&lt;&gt;1);2;1);0)" office:value-type="float" office:value="0" calcext:value-type="float">
            <text:p>0</text:p>
          </table:table-cell>
          <table:table-cell table:style-name="ce2590" table:formula="of:=IF(AND([.J41]&gt;0; [.J42]=0; [.J43]=0);IF(AND([.J41]=2;[.J40]&lt;&gt;1;[.K40]&lt;&gt;1;[.K42]&lt;&gt;1;[.K41]&lt;&gt;1;[.J42]&lt;&gt;1);2;1);0)" office:value-type="float" office:value="0" calcext:value-type="float">
            <text:p>0</text:p>
          </table:table-cell>
          <table:table-cell table:style-name="ce2772" table:formula="of:=IF(AND([.K41]&gt;0; [.K42]=0; [.K43]=0);IF(AND([.K41]=2;[.K40]&lt;&gt;1;[.L40]&lt;&gt;1;[.L42]&lt;&gt;1;[.L41]&lt;&gt;1;[.K42]&lt;&gt;1);2;1);0)" office:value-type="float" office:value="0" calcext:value-type="float">
            <text:p>0</text:p>
          </table:table-cell>
          <table:table-cell table:style-name="ce2954" table:formula="of:=IF(AND([.L41]&gt;0; [.L42]=0; [.L43]=0);IF(AND([.L41]=2;[.L40]&lt;&gt;1;[.M40]&lt;&gt;1;[.M42]&lt;&gt;1;[.M41]&lt;&gt;1;[.L42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2-05" calcext:value-type="date">
            <text:p>2016-02-05</text:p>
          </table:table-cell>
          <table:table-cell office:value-type="float" office:value="0.888" calcext:value-type="float">
            <text:p>0.888</text:p>
          </table:table-cell>
          <table:table-cell table:formula="of:=AVERAGE([.B13:.B71])" office:value-type="float" office:value="-2.00837288135593" calcext:value-type="float">
            <text:p>-2.00837288135593</text:p>
          </table:table-cell>
          <table:table-cell table:formula="of:=ABS([.B42]-[.C42])" office:value-type="float" office:value="2.89637288135593" calcext:value-type="float">
            <text:p>2.89637288135593</text:p>
          </table:table-cell>
          <table:table-cell table:style-name="ce37" table:formula="of:=IF(IF(ABS([.$C42]-[.$B42])&gt;=[.E$5];1;0)=1; IF( ABS([.$C42]-[.$B42])&lt;[.F$5]; 2; 1);0)" office:value-type="float" office:value="2" calcext:value-type="float">
            <text:p>2</text:p>
          </table:table-cell>
          <table:table-cell table:style-name="ce219" table:formula="of:=IF(IF(ABS([.$C42]-[.$B42])&gt;=[.F$5];1;0)=1; IF( ABS([.$C42]-[.$B42])&lt;[.G$5]; 2; 1);0)" office:value-type="float" office:value="0" calcext:value-type="float">
            <text:p>0</text:p>
          </table:table-cell>
          <table:table-cell table:style-name="ce402" table:formula="of:=IF(IF(ABS([.$C42]-[.$B42])&gt;=[.G$5];1;0)=1; IF( ABS([.$C42]-[.$B42])&lt;[.H$5]; 2; 1);0)" office:value-type="float" office:value="0" calcext:value-type="float">
            <text:p>0</text:p>
          </table:table-cell>
          <table:table-cell table:style-name="ce585" table:formula="of:=IF(IF(ABS([.$C42]-[.$B42])&gt;=[.H$5];1;0)=1; IF( ABS([.$C42]-[.$B42])&lt;[.I$5]; 2; 1);0)" office:value-type="float" office:value="0" calcext:value-type="float">
            <text:p>0</text:p>
          </table:table-cell>
          <table:table-cell table:style-name="ce767" table:formula="of:=IF(IF(ABS([.$C42]-[.$B42])&gt;=[.I$5];1;0)=1; IF( ABS([.$C42]-[.$B42])&lt;[.J$5]; 2; 1);0)" office:value-type="float" office:value="0" calcext:value-type="float">
            <text:p>0</text:p>
          </table:table-cell>
          <table:table-cell table:style-name="ce949" table:formula="of:=IF(IF(ABS([.$C42]-[.$B42])&gt;=[.J$5];1;0)=1; IF( ABS([.$C42]-[.$B42])&lt;[.K$5]; 2; 1);0)" office:value-type="float" office:value="0" calcext:value-type="float">
            <text:p>0</text:p>
          </table:table-cell>
          <table:table-cell table:style-name="ce1131" table:formula="of:=IF(IF(ABS([.$C42]-[.$B42])&gt;=[.K$5];1;0)=1; IF( ABS([.$C42]-[.$B42])&lt;[.L$5]; 2; 1);0)" office:value-type="float" office:value="0" calcext:value-type="float">
            <text:p>0</text:p>
          </table:table-cell>
          <table:table-cell table:style-name="ce1313" table:formula="of:=IF(IF(ABS([.$C42]-[.$B42])&gt;=[.L$5];1;0)=1; IF( ABS([.$C42]-[.$B42])&lt;[.M$5]; 2; 1);0)" office:value-type="float" office:value="0" calcext:value-type="float">
            <text:p>0</text:p>
          </table:table-cell>
          <table:table-cell table:style-name="ce1495" table:formula="of:=IF(IF(ABS([.$C42]-[.$B42])&gt;=[.M$5];1;0)=1; IF( ABS([.$C42]-[.$B42])&lt;[.N$5]; 2; 1);0)" office:value-type="float" office:value="0" calcext:value-type="float">
            <text:p>0</text:p>
          </table:table-cell>
          <table:table-cell table:style-name="ce1643"/>
          <table:table-cell table:style-name="ce1679" table:formula="of:=IF(AND([.E42]&gt;0; [.E43]=0; [.E44]=0);IF(AND([.E42]=2;[.E41]&lt;&gt;1;[.F41]&lt;&gt;1;[.F43]&lt;&gt;1;[.F42]&lt;&gt;1;[.E43]&lt;&gt;1);2;1);0)" office:value-type="float" office:value="0" calcext:value-type="float">
            <text:p>0</text:p>
          </table:table-cell>
          <table:table-cell table:style-name="ce1862" table:formula="of:=IF(AND([.F42]&gt;0; [.F43]=0; [.F44]=0);IF(AND([.F42]=2;[.F41]&lt;&gt;1;[.G41]&lt;&gt;1;[.G43]&lt;&gt;1;[.G42]&lt;&gt;1;[.F43]&lt;&gt;1);2;1);0)" office:value-type="float" office:value="0" calcext:value-type="float">
            <text:p>0</text:p>
          </table:table-cell>
          <table:table-cell table:style-name="ce2045" table:formula="of:=IF(AND([.G42]&gt;0; [.G43]=0; [.G44]=0);IF(AND([.G42]=2;[.G41]&lt;&gt;1;[.H41]&lt;&gt;1;[.H43]&lt;&gt;1;[.H42]&lt;&gt;1;[.G43]&lt;&gt;1);2;1);0)" office:value-type="float" office:value="0" calcext:value-type="float">
            <text:p>0</text:p>
          </table:table-cell>
          <table:table-cell table:style-name="ce2227" table:formula="of:=IF(AND([.H42]&gt;0; [.H43]=0; [.H44]=0);IF(AND([.H42]=2;[.H41]&lt;&gt;1;[.I41]&lt;&gt;1;[.I43]&lt;&gt;1;[.I42]&lt;&gt;1;[.H43]&lt;&gt;1);2;1);0)" office:value-type="float" office:value="0" calcext:value-type="float">
            <text:p>0</text:p>
          </table:table-cell>
          <table:table-cell table:style-name="ce2409" table:formula="of:=IF(AND([.I42]&gt;0; [.I43]=0; [.I44]=0);IF(AND([.I42]=2;[.I41]&lt;&gt;1;[.J41]&lt;&gt;1;[.J43]&lt;&gt;1;[.J42]&lt;&gt;1;[.I43]&lt;&gt;1);2;1);0)" office:value-type="float" office:value="0" calcext:value-type="float">
            <text:p>0</text:p>
          </table:table-cell>
          <table:table-cell table:style-name="ce2591" table:formula="of:=IF(AND([.J42]&gt;0; [.J43]=0; [.J44]=0);IF(AND([.J42]=2;[.J41]&lt;&gt;1;[.K41]&lt;&gt;1;[.K43]&lt;&gt;1;[.K42]&lt;&gt;1;[.J43]&lt;&gt;1);2;1);0)" office:value-type="float" office:value="0" calcext:value-type="float">
            <text:p>0</text:p>
          </table:table-cell>
          <table:table-cell table:style-name="ce2773" table:formula="of:=IF(AND([.K42]&gt;0; [.K43]=0; [.K44]=0);IF(AND([.K42]=2;[.K41]&lt;&gt;1;[.L41]&lt;&gt;1;[.L43]&lt;&gt;1;[.L42]&lt;&gt;1;[.K43]&lt;&gt;1);2;1);0)" office:value-type="float" office:value="0" calcext:value-type="float">
            <text:p>0</text:p>
          </table:table-cell>
          <table:table-cell table:style-name="ce2955" table:formula="of:=IF(AND([.L42]&gt;0; [.L43]=0; [.L44]=0);IF(AND([.L42]=2;[.L41]&lt;&gt;1;[.M41]&lt;&gt;1;[.M43]&lt;&gt;1;[.M42]&lt;&gt;1;[.L43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2-06" calcext:value-type="date">
            <text:p>2016-02-06</text:p>
          </table:table-cell>
          <table:table-cell office:value-type="float" office:value="2.202" calcext:value-type="float">
            <text:p>2.202</text:p>
          </table:table-cell>
          <table:table-cell table:formula="of:=AVERAGE([.B14:.B72])" office:value-type="float" office:value="-2.07703389830509" calcext:value-type="float">
            <text:p>-2.07703389830509</text:p>
          </table:table-cell>
          <table:table-cell table:formula="of:=ABS([.B43]-[.C43])" office:value-type="float" office:value="4.27903389830509" calcext:value-type="float">
            <text:p>4.27903389830509</text:p>
          </table:table-cell>
          <table:table-cell table:style-name="ce38" table:formula="of:=IF(IF(ABS([.$C43]-[.$B43])&gt;=[.E$5];1;0)=1; IF( ABS([.$C43]-[.$B43])&lt;[.F$5]; 2; 1);0)" office:value-type="float" office:value="1" calcext:value-type="float">
            <text:p>1</text:p>
          </table:table-cell>
          <table:table-cell table:style-name="ce220" table:formula="of:=IF(IF(ABS([.$C43]-[.$B43])&gt;=[.F$5];1;0)=1; IF( ABS([.$C43]-[.$B43])&lt;[.G$5]; 2; 1);0)" office:value-type="float" office:value="1" calcext:value-type="float">
            <text:p>1</text:p>
          </table:table-cell>
          <table:table-cell table:style-name="ce403" table:formula="of:=IF(IF(ABS([.$C43]-[.$B43])&gt;=[.G$5];1;0)=1; IF( ABS([.$C43]-[.$B43])&lt;[.H$5]; 2; 1);0)" office:value-type="float" office:value="2" calcext:value-type="float">
            <text:p>2</text:p>
          </table:table-cell>
          <table:table-cell table:style-name="ce586" table:formula="of:=IF(IF(ABS([.$C43]-[.$B43])&gt;=[.H$5];1;0)=1; IF( ABS([.$C43]-[.$B43])&lt;[.I$5]; 2; 1);0)" office:value-type="float" office:value="0" calcext:value-type="float">
            <text:p>0</text:p>
          </table:table-cell>
          <table:table-cell table:style-name="ce768" table:formula="of:=IF(IF(ABS([.$C43]-[.$B43])&gt;=[.I$5];1;0)=1; IF( ABS([.$C43]-[.$B43])&lt;[.J$5]; 2; 1);0)" office:value-type="float" office:value="0" calcext:value-type="float">
            <text:p>0</text:p>
          </table:table-cell>
          <table:table-cell table:style-name="ce950" table:formula="of:=IF(IF(ABS([.$C43]-[.$B43])&gt;=[.J$5];1;0)=1; IF( ABS([.$C43]-[.$B43])&lt;[.K$5]; 2; 1);0)" office:value-type="float" office:value="0" calcext:value-type="float">
            <text:p>0</text:p>
          </table:table-cell>
          <table:table-cell table:style-name="ce1132" table:formula="of:=IF(IF(ABS([.$C43]-[.$B43])&gt;=[.K$5];1;0)=1; IF( ABS([.$C43]-[.$B43])&lt;[.L$5]; 2; 1);0)" office:value-type="float" office:value="0" calcext:value-type="float">
            <text:p>0</text:p>
          </table:table-cell>
          <table:table-cell table:style-name="ce1314" table:formula="of:=IF(IF(ABS([.$C43]-[.$B43])&gt;=[.L$5];1;0)=1; IF( ABS([.$C43]-[.$B43])&lt;[.M$5]; 2; 1);0)" office:value-type="float" office:value="0" calcext:value-type="float">
            <text:p>0</text:p>
          </table:table-cell>
          <table:table-cell table:style-name="ce1496" table:formula="of:=IF(IF(ABS([.$C43]-[.$B43])&gt;=[.M$5];1;0)=1; IF( ABS([.$C43]-[.$B43])&lt;[.N$5]; 2; 1);0)" office:value-type="float" office:value="0" calcext:value-type="float">
            <text:p>0</text:p>
          </table:table-cell>
          <table:table-cell table:style-name="ce1643"/>
          <table:table-cell table:style-name="ce1680" table:formula="of:=IF(AND([.E43]&gt;0; [.E44]=0; [.E45]=0);IF(AND([.E43]=2;[.E42]&lt;&gt;1;[.F42]&lt;&gt;1;[.F44]&lt;&gt;1;[.F43]&lt;&gt;1;[.E44]&lt;&gt;1);2;1);0)" office:value-type="float" office:value="0" calcext:value-type="float">
            <text:p>0</text:p>
          </table:table-cell>
          <table:table-cell table:style-name="ce1863" table:formula="of:=IF(AND([.F43]&gt;0; [.F44]=0; [.F45]=0);IF(AND([.F43]=2;[.F42]&lt;&gt;1;[.G42]&lt;&gt;1;[.G44]&lt;&gt;1;[.G43]&lt;&gt;1;[.F44]&lt;&gt;1);2;1);0)" office:value-type="float" office:value="1" calcext:value-type="float">
            <text:p>1</text:p>
          </table:table-cell>
          <table:table-cell table:style-name="ce2046" table:formula="of:=IF(AND([.G43]&gt;0; [.G44]=0; [.G45]=0);IF(AND([.G43]=2;[.G42]&lt;&gt;1;[.H42]&lt;&gt;1;[.H44]&lt;&gt;1;[.H43]&lt;&gt;1;[.G44]&lt;&gt;1);2;1);0)" office:value-type="float" office:value="2" calcext:value-type="float">
            <text:p>2</text:p>
          </table:table-cell>
          <table:table-cell table:style-name="ce2228" table:formula="of:=IF(AND([.H43]&gt;0; [.H44]=0; [.H45]=0);IF(AND([.H43]=2;[.H42]&lt;&gt;1;[.I42]&lt;&gt;1;[.I44]&lt;&gt;1;[.I43]&lt;&gt;1;[.H44]&lt;&gt;1);2;1);0)" office:value-type="float" office:value="0" calcext:value-type="float">
            <text:p>0</text:p>
          </table:table-cell>
          <table:table-cell table:style-name="ce2410" table:formula="of:=IF(AND([.I43]&gt;0; [.I44]=0; [.I45]=0);IF(AND([.I43]=2;[.I42]&lt;&gt;1;[.J42]&lt;&gt;1;[.J44]&lt;&gt;1;[.J43]&lt;&gt;1;[.I44]&lt;&gt;1);2;1);0)" office:value-type="float" office:value="0" calcext:value-type="float">
            <text:p>0</text:p>
          </table:table-cell>
          <table:table-cell table:style-name="ce2592" table:formula="of:=IF(AND([.J43]&gt;0; [.J44]=0; [.J45]=0);IF(AND([.J43]=2;[.J42]&lt;&gt;1;[.K42]&lt;&gt;1;[.K44]&lt;&gt;1;[.K43]&lt;&gt;1;[.J44]&lt;&gt;1);2;1);0)" office:value-type="float" office:value="0" calcext:value-type="float">
            <text:p>0</text:p>
          </table:table-cell>
          <table:table-cell table:style-name="ce2774" table:formula="of:=IF(AND([.K43]&gt;0; [.K44]=0; [.K45]=0);IF(AND([.K43]=2;[.K42]&lt;&gt;1;[.L42]&lt;&gt;1;[.L44]&lt;&gt;1;[.L43]&lt;&gt;1;[.K44]&lt;&gt;1);2;1);0)" office:value-type="float" office:value="0" calcext:value-type="float">
            <text:p>0</text:p>
          </table:table-cell>
          <table:table-cell table:style-name="ce2956" table:formula="of:=IF(AND([.L43]&gt;0; [.L44]=0; [.L45]=0);IF(AND([.L43]=2;[.L42]&lt;&gt;1;[.M42]&lt;&gt;1;[.M44]&lt;&gt;1;[.M43]&lt;&gt;1;[.L44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2-07" calcext:value-type="date">
            <text:p>2016-02-07</text:p>
          </table:table-cell>
          <table:table-cell office:value-type="float" office:value="0.201" calcext:value-type="float">
            <text:p>0.201</text:p>
          </table:table-cell>
          <table:table-cell table:formula="of:=AVERAGE([.B15:.B73])" office:value-type="float" office:value="-2.22042372881356" calcext:value-type="float">
            <text:p>-2.22042372881356</text:p>
          </table:table-cell>
          <table:table-cell table:formula="of:=ABS([.B44]-[.C44])" office:value-type="float" office:value="2.42142372881356" calcext:value-type="float">
            <text:p>2.42142372881356</text:p>
          </table:table-cell>
          <table:table-cell table:style-name="ce39" table:formula="of:=IF(IF(ABS([.$C44]-[.$B44])&gt;=[.E$5];1;0)=1; IF( ABS([.$C44]-[.$B44])&lt;[.F$5]; 2; 1);0)" office:value-type="float" office:value="2" calcext:value-type="float">
            <text:p>2</text:p>
          </table:table-cell>
          <table:table-cell table:style-name="ce221" table:formula="of:=IF(IF(ABS([.$C44]-[.$B44])&gt;=[.F$5];1;0)=1; IF( ABS([.$C44]-[.$B44])&lt;[.G$5]; 2; 1);0)" office:value-type="float" office:value="0" calcext:value-type="float">
            <text:p>0</text:p>
          </table:table-cell>
          <table:table-cell table:style-name="ce404" table:formula="of:=IF(IF(ABS([.$C44]-[.$B44])&gt;=[.G$5];1;0)=1; IF( ABS([.$C44]-[.$B44])&lt;[.H$5]; 2; 1);0)" office:value-type="float" office:value="0" calcext:value-type="float">
            <text:p>0</text:p>
          </table:table-cell>
          <table:table-cell table:style-name="ce587" table:formula="of:=IF(IF(ABS([.$C44]-[.$B44])&gt;=[.H$5];1;0)=1; IF( ABS([.$C44]-[.$B44])&lt;[.I$5]; 2; 1);0)" office:value-type="float" office:value="0" calcext:value-type="float">
            <text:p>0</text:p>
          </table:table-cell>
          <table:table-cell table:style-name="ce769" table:formula="of:=IF(IF(ABS([.$C44]-[.$B44])&gt;=[.I$5];1;0)=1; IF( ABS([.$C44]-[.$B44])&lt;[.J$5]; 2; 1);0)" office:value-type="float" office:value="0" calcext:value-type="float">
            <text:p>0</text:p>
          </table:table-cell>
          <table:table-cell table:style-name="ce951" table:formula="of:=IF(IF(ABS([.$C44]-[.$B44])&gt;=[.J$5];1;0)=1; IF( ABS([.$C44]-[.$B44])&lt;[.K$5]; 2; 1);0)" office:value-type="float" office:value="0" calcext:value-type="float">
            <text:p>0</text:p>
          </table:table-cell>
          <table:table-cell table:style-name="ce1133" table:formula="of:=IF(IF(ABS([.$C44]-[.$B44])&gt;=[.K$5];1;0)=1; IF( ABS([.$C44]-[.$B44])&lt;[.L$5]; 2; 1);0)" office:value-type="float" office:value="0" calcext:value-type="float">
            <text:p>0</text:p>
          </table:table-cell>
          <table:table-cell table:style-name="ce1315" table:formula="of:=IF(IF(ABS([.$C44]-[.$B44])&gt;=[.L$5];1;0)=1; IF( ABS([.$C44]-[.$B44])&lt;[.M$5]; 2; 1);0)" office:value-type="float" office:value="0" calcext:value-type="float">
            <text:p>0</text:p>
          </table:table-cell>
          <table:table-cell table:style-name="ce1497" table:formula="of:=IF(IF(ABS([.$C44]-[.$B44])&gt;=[.M$5];1;0)=1; IF( ABS([.$C44]-[.$B44])&lt;[.N$5]; 2; 1);0)" office:value-type="float" office:value="0" calcext:value-type="float">
            <text:p>0</text:p>
          </table:table-cell>
          <table:table-cell table:style-name="ce1643"/>
          <table:table-cell table:style-name="ce1681" table:formula="of:=IF(AND([.E44]&gt;0; [.E45]=0; [.E46]=0);IF(AND([.E44]=2;[.E43]&lt;&gt;1;[.F43]&lt;&gt;1;[.F45]&lt;&gt;1;[.F44]&lt;&gt;1;[.E45]&lt;&gt;1);2;1);0)" office:value-type="float" office:value="0" calcext:value-type="float">
            <text:p>0</text:p>
          </table:table-cell>
          <table:table-cell table:style-name="ce1864" table:formula="of:=IF(AND([.F44]&gt;0; [.F45]=0; [.F46]=0);IF(AND([.F44]=2;[.F43]&lt;&gt;1;[.G43]&lt;&gt;1;[.G45]&lt;&gt;1;[.G44]&lt;&gt;1;[.F45]&lt;&gt;1);2;1);0)" office:value-type="float" office:value="0" calcext:value-type="float">
            <text:p>0</text:p>
          </table:table-cell>
          <table:table-cell table:style-name="ce2047" table:formula="of:=IF(AND([.G44]&gt;0; [.G45]=0; [.G46]=0);IF(AND([.G44]=2;[.G43]&lt;&gt;1;[.H43]&lt;&gt;1;[.H45]&lt;&gt;1;[.H44]&lt;&gt;1;[.G45]&lt;&gt;1);2;1);0)" office:value-type="float" office:value="0" calcext:value-type="float">
            <text:p>0</text:p>
          </table:table-cell>
          <table:table-cell table:style-name="ce2229" table:formula="of:=IF(AND([.H44]&gt;0; [.H45]=0; [.H46]=0);IF(AND([.H44]=2;[.H43]&lt;&gt;1;[.I43]&lt;&gt;1;[.I45]&lt;&gt;1;[.I44]&lt;&gt;1;[.H45]&lt;&gt;1);2;1);0)" office:value-type="float" office:value="0" calcext:value-type="float">
            <text:p>0</text:p>
          </table:table-cell>
          <table:table-cell table:style-name="ce2411" table:formula="of:=IF(AND([.I44]&gt;0; [.I45]=0; [.I46]=0);IF(AND([.I44]=2;[.I43]&lt;&gt;1;[.J43]&lt;&gt;1;[.J45]&lt;&gt;1;[.J44]&lt;&gt;1;[.I45]&lt;&gt;1);2;1);0)" office:value-type="float" office:value="0" calcext:value-type="float">
            <text:p>0</text:p>
          </table:table-cell>
          <table:table-cell table:style-name="ce2593" table:formula="of:=IF(AND([.J44]&gt;0; [.J45]=0; [.J46]=0);IF(AND([.J44]=2;[.J43]&lt;&gt;1;[.K43]&lt;&gt;1;[.K45]&lt;&gt;1;[.K44]&lt;&gt;1;[.J45]&lt;&gt;1);2;1);0)" office:value-type="float" office:value="0" calcext:value-type="float">
            <text:p>0</text:p>
          </table:table-cell>
          <table:table-cell table:style-name="ce2775" table:formula="of:=IF(AND([.K44]&gt;0; [.K45]=0; [.K46]=0);IF(AND([.K44]=2;[.K43]&lt;&gt;1;[.L43]&lt;&gt;1;[.L45]&lt;&gt;1;[.L44]&lt;&gt;1;[.K45]&lt;&gt;1);2;1);0)" office:value-type="float" office:value="0" calcext:value-type="float">
            <text:p>0</text:p>
          </table:table-cell>
          <table:table-cell table:style-name="ce2957" table:formula="of:=IF(AND([.L44]&gt;0; [.L45]=0; [.L46]=0);IF(AND([.L44]=2;[.L43]&lt;&gt;1;[.M43]&lt;&gt;1;[.M45]&lt;&gt;1;[.M44]&lt;&gt;1;[.L45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2-08" calcext:value-type="date">
            <text:p>2016-02-08</text:p>
          </table:table-cell>
          <table:table-cell office:value-type="float" office:value="0.192" calcext:value-type="float">
            <text:p>0.192</text:p>
          </table:table-cell>
          <table:table-cell table:formula="of:=AVERAGE([.B16:.B74])" office:value-type="float" office:value="-2.36942372881356" calcext:value-type="float">
            <text:p>-2.36942372881356</text:p>
          </table:table-cell>
          <table:table-cell table:formula="of:=ABS([.B45]-[.C45])" office:value-type="float" office:value="2.56142372881356" calcext:value-type="float">
            <text:p>2.56142372881356</text:p>
          </table:table-cell>
          <table:table-cell table:style-name="ce40" table:formula="of:=IF(IF(ABS([.$C45]-[.$B45])&gt;=[.E$5];1;0)=1; IF( ABS([.$C45]-[.$B45])&lt;[.F$5]; 2; 1);0)" office:value-type="float" office:value="2" calcext:value-type="float">
            <text:p>2</text:p>
          </table:table-cell>
          <table:table-cell table:style-name="ce222" table:formula="of:=IF(IF(ABS([.$C45]-[.$B45])&gt;=[.F$5];1;0)=1; IF( ABS([.$C45]-[.$B45])&lt;[.G$5]; 2; 1);0)" office:value-type="float" office:value="0" calcext:value-type="float">
            <text:p>0</text:p>
          </table:table-cell>
          <table:table-cell table:style-name="ce405" table:formula="of:=IF(IF(ABS([.$C45]-[.$B45])&gt;=[.G$5];1;0)=1; IF( ABS([.$C45]-[.$B45])&lt;[.H$5]; 2; 1);0)" office:value-type="float" office:value="0" calcext:value-type="float">
            <text:p>0</text:p>
          </table:table-cell>
          <table:table-cell table:style-name="ce588" table:formula="of:=IF(IF(ABS([.$C45]-[.$B45])&gt;=[.H$5];1;0)=1; IF( ABS([.$C45]-[.$B45])&lt;[.I$5]; 2; 1);0)" office:value-type="float" office:value="0" calcext:value-type="float">
            <text:p>0</text:p>
          </table:table-cell>
          <table:table-cell table:style-name="ce770" table:formula="of:=IF(IF(ABS([.$C45]-[.$B45])&gt;=[.I$5];1;0)=1; IF( ABS([.$C45]-[.$B45])&lt;[.J$5]; 2; 1);0)" office:value-type="float" office:value="0" calcext:value-type="float">
            <text:p>0</text:p>
          </table:table-cell>
          <table:table-cell table:style-name="ce952" table:formula="of:=IF(IF(ABS([.$C45]-[.$B45])&gt;=[.J$5];1;0)=1; IF( ABS([.$C45]-[.$B45])&lt;[.K$5]; 2; 1);0)" office:value-type="float" office:value="0" calcext:value-type="float">
            <text:p>0</text:p>
          </table:table-cell>
          <table:table-cell table:style-name="ce1134" table:formula="of:=IF(IF(ABS([.$C45]-[.$B45])&gt;=[.K$5];1;0)=1; IF( ABS([.$C45]-[.$B45])&lt;[.L$5]; 2; 1);0)" office:value-type="float" office:value="0" calcext:value-type="float">
            <text:p>0</text:p>
          </table:table-cell>
          <table:table-cell table:style-name="ce1316" table:formula="of:=IF(IF(ABS([.$C45]-[.$B45])&gt;=[.L$5];1;0)=1; IF( ABS([.$C45]-[.$B45])&lt;[.M$5]; 2; 1);0)" office:value-type="float" office:value="0" calcext:value-type="float">
            <text:p>0</text:p>
          </table:table-cell>
          <table:table-cell table:style-name="ce1498" table:formula="of:=IF(IF(ABS([.$C45]-[.$B45])&gt;=[.M$5];1;0)=1; IF( ABS([.$C45]-[.$B45])&lt;[.N$5]; 2; 1);0)" office:value-type="float" office:value="0" calcext:value-type="float">
            <text:p>0</text:p>
          </table:table-cell>
          <table:table-cell table:style-name="ce1643"/>
          <table:table-cell table:style-name="ce1682" table:formula="of:=IF(AND([.E45]&gt;0; [.E46]=0; [.E47]=0);IF(AND([.E45]=2;[.E44]&lt;&gt;1;[.F44]&lt;&gt;1;[.F46]&lt;&gt;1;[.F45]&lt;&gt;1;[.E46]&lt;&gt;1);2;1);0)" office:value-type="float" office:value="0" calcext:value-type="float">
            <text:p>0</text:p>
          </table:table-cell>
          <table:table-cell table:style-name="ce1865" table:formula="of:=IF(AND([.F45]&gt;0; [.F46]=0; [.F47]=0);IF(AND([.F45]=2;[.F44]&lt;&gt;1;[.G44]&lt;&gt;1;[.G46]&lt;&gt;1;[.G45]&lt;&gt;1;[.F46]&lt;&gt;1);2;1);0)" office:value-type="float" office:value="0" calcext:value-type="float">
            <text:p>0</text:p>
          </table:table-cell>
          <table:table-cell table:style-name="ce2048" table:formula="of:=IF(AND([.G45]&gt;0; [.G46]=0; [.G47]=0);IF(AND([.G45]=2;[.G44]&lt;&gt;1;[.H44]&lt;&gt;1;[.H46]&lt;&gt;1;[.H45]&lt;&gt;1;[.G46]&lt;&gt;1);2;1);0)" office:value-type="float" office:value="0" calcext:value-type="float">
            <text:p>0</text:p>
          </table:table-cell>
          <table:table-cell table:style-name="ce2230" table:formula="of:=IF(AND([.H45]&gt;0; [.H46]=0; [.H47]=0);IF(AND([.H45]=2;[.H44]&lt;&gt;1;[.I44]&lt;&gt;1;[.I46]&lt;&gt;1;[.I45]&lt;&gt;1;[.H46]&lt;&gt;1);2;1);0)" office:value-type="float" office:value="0" calcext:value-type="float">
            <text:p>0</text:p>
          </table:table-cell>
          <table:table-cell table:style-name="ce2412" table:formula="of:=IF(AND([.I45]&gt;0; [.I46]=0; [.I47]=0);IF(AND([.I45]=2;[.I44]&lt;&gt;1;[.J44]&lt;&gt;1;[.J46]&lt;&gt;1;[.J45]&lt;&gt;1;[.I46]&lt;&gt;1);2;1);0)" office:value-type="float" office:value="0" calcext:value-type="float">
            <text:p>0</text:p>
          </table:table-cell>
          <table:table-cell table:style-name="ce2594" table:formula="of:=IF(AND([.J45]&gt;0; [.J46]=0; [.J47]=0);IF(AND([.J45]=2;[.J44]&lt;&gt;1;[.K44]&lt;&gt;1;[.K46]&lt;&gt;1;[.K45]&lt;&gt;1;[.J46]&lt;&gt;1);2;1);0)" office:value-type="float" office:value="0" calcext:value-type="float">
            <text:p>0</text:p>
          </table:table-cell>
          <table:table-cell table:style-name="ce2776" table:formula="of:=IF(AND([.K45]&gt;0; [.K46]=0; [.K47]=0);IF(AND([.K45]=2;[.K44]&lt;&gt;1;[.L44]&lt;&gt;1;[.L46]&lt;&gt;1;[.L45]&lt;&gt;1;[.K46]&lt;&gt;1);2;1);0)" office:value-type="float" office:value="0" calcext:value-type="float">
            <text:p>0</text:p>
          </table:table-cell>
          <table:table-cell table:style-name="ce2958" table:formula="of:=IF(AND([.L45]&gt;0; [.L46]=0; [.L47]=0);IF(AND([.L45]=2;[.L44]&lt;&gt;1;[.M44]&lt;&gt;1;[.M46]&lt;&gt;1;[.M45]&lt;&gt;1;[.L46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2-09" calcext:value-type="date">
            <text:p>2016-02-09</text:p>
          </table:table-cell>
          <table:table-cell office:value-type="float" office:value="-0.673" calcext:value-type="float">
            <text:p>-0.673</text:p>
          </table:table-cell>
          <table:table-cell table:formula="of:=AVERAGE([.B17:.B75])" office:value-type="float" office:value="-2.47035593220339" calcext:value-type="float">
            <text:p>-2.47035593220339</text:p>
          </table:table-cell>
          <table:table-cell table:formula="of:=ABS([.B46]-[.C46])" office:value-type="float" office:value="1.79735593220339" calcext:value-type="float">
            <text:p>1.79735593220339</text:p>
          </table:table-cell>
          <table:table-cell table:style-name="ce41" table:formula="of:=IF(IF(ABS([.$C46]-[.$B46])&gt;=[.E$5];1;0)=1; IF( ABS([.$C46]-[.$B46])&lt;[.F$5]; 2; 1);0)" office:value-type="float" office:value="0" calcext:value-type="float">
            <text:p>0</text:p>
          </table:table-cell>
          <table:table-cell table:style-name="ce223" table:formula="of:=IF(IF(ABS([.$C46]-[.$B46])&gt;=[.F$5];1;0)=1; IF( ABS([.$C46]-[.$B46])&lt;[.G$5]; 2; 1);0)" office:value-type="float" office:value="0" calcext:value-type="float">
            <text:p>0</text:p>
          </table:table-cell>
          <table:table-cell table:style-name="ce406" table:formula="of:=IF(IF(ABS([.$C46]-[.$B46])&gt;=[.G$5];1;0)=1; IF( ABS([.$C46]-[.$B46])&lt;[.H$5]; 2; 1);0)" office:value-type="float" office:value="0" calcext:value-type="float">
            <text:p>0</text:p>
          </table:table-cell>
          <table:table-cell table:style-name="ce589" table:formula="of:=IF(IF(ABS([.$C46]-[.$B46])&gt;=[.H$5];1;0)=1; IF( ABS([.$C46]-[.$B46])&lt;[.I$5]; 2; 1);0)" office:value-type="float" office:value="0" calcext:value-type="float">
            <text:p>0</text:p>
          </table:table-cell>
          <table:table-cell table:style-name="ce771" table:formula="of:=IF(IF(ABS([.$C46]-[.$B46])&gt;=[.I$5];1;0)=1; IF( ABS([.$C46]-[.$B46])&lt;[.J$5]; 2; 1);0)" office:value-type="float" office:value="0" calcext:value-type="float">
            <text:p>0</text:p>
          </table:table-cell>
          <table:table-cell table:style-name="ce953" table:formula="of:=IF(IF(ABS([.$C46]-[.$B46])&gt;=[.J$5];1;0)=1; IF( ABS([.$C46]-[.$B46])&lt;[.K$5]; 2; 1);0)" office:value-type="float" office:value="0" calcext:value-type="float">
            <text:p>0</text:p>
          </table:table-cell>
          <table:table-cell table:style-name="ce1135" table:formula="of:=IF(IF(ABS([.$C46]-[.$B46])&gt;=[.K$5];1;0)=1; IF( ABS([.$C46]-[.$B46])&lt;[.L$5]; 2; 1);0)" office:value-type="float" office:value="0" calcext:value-type="float">
            <text:p>0</text:p>
          </table:table-cell>
          <table:table-cell table:style-name="ce1317" table:formula="of:=IF(IF(ABS([.$C46]-[.$B46])&gt;=[.L$5];1;0)=1; IF( ABS([.$C46]-[.$B46])&lt;[.M$5]; 2; 1);0)" office:value-type="float" office:value="0" calcext:value-type="float">
            <text:p>0</text:p>
          </table:table-cell>
          <table:table-cell table:style-name="ce1499" table:formula="of:=IF(IF(ABS([.$C46]-[.$B46])&gt;=[.M$5];1;0)=1; IF( ABS([.$C46]-[.$B46])&lt;[.N$5]; 2; 1);0)" office:value-type="float" office:value="0" calcext:value-type="float">
            <text:p>0</text:p>
          </table:table-cell>
          <table:table-cell table:style-name="ce1643"/>
          <table:table-cell table:style-name="ce1683" table:formula="of:=IF(AND([.E46]&gt;0; [.E47]=0; [.E48]=0);IF(AND([.E46]=2;[.E45]&lt;&gt;1;[.F45]&lt;&gt;1;[.F47]&lt;&gt;1;[.F46]&lt;&gt;1;[.E47]&lt;&gt;1);2;1);0)" office:value-type="float" office:value="0" calcext:value-type="float">
            <text:p>0</text:p>
          </table:table-cell>
          <table:table-cell table:style-name="ce1866" table:formula="of:=IF(AND([.F46]&gt;0; [.F47]=0; [.F48]=0);IF(AND([.F46]=2;[.F45]&lt;&gt;1;[.G45]&lt;&gt;1;[.G47]&lt;&gt;1;[.G46]&lt;&gt;1;[.F47]&lt;&gt;1);2;1);0)" office:value-type="float" office:value="0" calcext:value-type="float">
            <text:p>0</text:p>
          </table:table-cell>
          <table:table-cell table:style-name="ce2049" table:formula="of:=IF(AND([.G46]&gt;0; [.G47]=0; [.G48]=0);IF(AND([.G46]=2;[.G45]&lt;&gt;1;[.H45]&lt;&gt;1;[.H47]&lt;&gt;1;[.H46]&lt;&gt;1;[.G47]&lt;&gt;1);2;1);0)" office:value-type="float" office:value="0" calcext:value-type="float">
            <text:p>0</text:p>
          </table:table-cell>
          <table:table-cell table:style-name="ce2231" table:formula="of:=IF(AND([.H46]&gt;0; [.H47]=0; [.H48]=0);IF(AND([.H46]=2;[.H45]&lt;&gt;1;[.I45]&lt;&gt;1;[.I47]&lt;&gt;1;[.I46]&lt;&gt;1;[.H47]&lt;&gt;1);2;1);0)" office:value-type="float" office:value="0" calcext:value-type="float">
            <text:p>0</text:p>
          </table:table-cell>
          <table:table-cell table:style-name="ce2413" table:formula="of:=IF(AND([.I46]&gt;0; [.I47]=0; [.I48]=0);IF(AND([.I46]=2;[.I45]&lt;&gt;1;[.J45]&lt;&gt;1;[.J47]&lt;&gt;1;[.J46]&lt;&gt;1;[.I47]&lt;&gt;1);2;1);0)" office:value-type="float" office:value="0" calcext:value-type="float">
            <text:p>0</text:p>
          </table:table-cell>
          <table:table-cell table:style-name="ce2595" table:formula="of:=IF(AND([.J46]&gt;0; [.J47]=0; [.J48]=0);IF(AND([.J46]=2;[.J45]&lt;&gt;1;[.K45]&lt;&gt;1;[.K47]&lt;&gt;1;[.K46]&lt;&gt;1;[.J47]&lt;&gt;1);2;1);0)" office:value-type="float" office:value="0" calcext:value-type="float">
            <text:p>0</text:p>
          </table:table-cell>
          <table:table-cell table:style-name="ce2777" table:formula="of:=IF(AND([.K46]&gt;0; [.K47]=0; [.K48]=0);IF(AND([.K46]=2;[.K45]&lt;&gt;1;[.L45]&lt;&gt;1;[.L47]&lt;&gt;1;[.L46]&lt;&gt;1;[.K47]&lt;&gt;1);2;1);0)" office:value-type="float" office:value="0" calcext:value-type="float">
            <text:p>0</text:p>
          </table:table-cell>
          <table:table-cell table:style-name="ce2959" table:formula="of:=IF(AND([.L46]&gt;0; [.L47]=0; [.L48]=0);IF(AND([.L46]=2;[.L45]&lt;&gt;1;[.M45]&lt;&gt;1;[.M47]&lt;&gt;1;[.M46]&lt;&gt;1;[.L47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2-10" calcext:value-type="date">
            <text:p>2016-02-10</text:p>
          </table:table-cell>
          <table:table-cell office:value-type="float" office:value="-7.399" calcext:value-type="float">
            <text:p>-7.399</text:p>
          </table:table-cell>
          <table:table-cell table:formula="of:=AVERAGE([.B18:.B76])" office:value-type="float" office:value="-2.50740677966102" calcext:value-type="float">
            <text:p>-2.50740677966102</text:p>
          </table:table-cell>
          <table:table-cell table:formula="of:=ABS([.B47]-[.C47])" office:value-type="float" office:value="4.89159322033898" calcext:value-type="float">
            <text:p>4.89159322033898</text:p>
          </table:table-cell>
          <table:table-cell table:style-name="ce42" table:formula="of:=IF(IF(ABS([.$C47]-[.$B47])&gt;=[.E$5];1;0)=1; IF( ABS([.$C47]-[.$B47])&lt;[.F$5]; 2; 1);0)" office:value-type="float" office:value="1" calcext:value-type="float">
            <text:p>1</text:p>
          </table:table-cell>
          <table:table-cell table:style-name="ce224" table:formula="of:=IF(IF(ABS([.$C47]-[.$B47])&gt;=[.F$5];1;0)=1; IF( ABS([.$C47]-[.$B47])&lt;[.G$5]; 2; 1);0)" office:value-type="float" office:value="1" calcext:value-type="float">
            <text:p>1</text:p>
          </table:table-cell>
          <table:table-cell table:style-name="ce407" table:formula="of:=IF(IF(ABS([.$C47]-[.$B47])&gt;=[.G$5];1;0)=1; IF( ABS([.$C47]-[.$B47])&lt;[.H$5]; 2; 1);0)" office:value-type="float" office:value="2" calcext:value-type="float">
            <text:p>2</text:p>
          </table:table-cell>
          <table:table-cell table:style-name="ce590" table:formula="of:=IF(IF(ABS([.$C47]-[.$B47])&gt;=[.H$5];1;0)=1; IF( ABS([.$C47]-[.$B47])&lt;[.I$5]; 2; 1);0)" office:value-type="float" office:value="0" calcext:value-type="float">
            <text:p>0</text:p>
          </table:table-cell>
          <table:table-cell table:style-name="ce772" table:formula="of:=IF(IF(ABS([.$C47]-[.$B47])&gt;=[.I$5];1;0)=1; IF( ABS([.$C47]-[.$B47])&lt;[.J$5]; 2; 1);0)" office:value-type="float" office:value="0" calcext:value-type="float">
            <text:p>0</text:p>
          </table:table-cell>
          <table:table-cell table:style-name="ce954" table:formula="of:=IF(IF(ABS([.$C47]-[.$B47])&gt;=[.J$5];1;0)=1; IF( ABS([.$C47]-[.$B47])&lt;[.K$5]; 2; 1);0)" office:value-type="float" office:value="0" calcext:value-type="float">
            <text:p>0</text:p>
          </table:table-cell>
          <table:table-cell table:style-name="ce1136" table:formula="of:=IF(IF(ABS([.$C47]-[.$B47])&gt;=[.K$5];1;0)=1; IF( ABS([.$C47]-[.$B47])&lt;[.L$5]; 2; 1);0)" office:value-type="float" office:value="0" calcext:value-type="float">
            <text:p>0</text:p>
          </table:table-cell>
          <table:table-cell table:style-name="ce1318" table:formula="of:=IF(IF(ABS([.$C47]-[.$B47])&gt;=[.L$5];1;0)=1; IF( ABS([.$C47]-[.$B47])&lt;[.M$5]; 2; 1);0)" office:value-type="float" office:value="0" calcext:value-type="float">
            <text:p>0</text:p>
          </table:table-cell>
          <table:table-cell table:style-name="ce1500" table:formula="of:=IF(IF(ABS([.$C47]-[.$B47])&gt;=[.M$5];1;0)=1; IF( ABS([.$C47]-[.$B47])&lt;[.N$5]; 2; 1);0)" office:value-type="float" office:value="0" calcext:value-type="float">
            <text:p>0</text:p>
          </table:table-cell>
          <table:table-cell table:style-name="ce1643"/>
          <table:table-cell table:style-name="ce1684" table:formula="of:=IF(AND([.E47]&gt;0; [.E48]=0; [.E49]=0);IF(AND([.E47]=2;[.E46]&lt;&gt;1;[.F46]&lt;&gt;1;[.F48]&lt;&gt;1;[.F47]&lt;&gt;1;[.E48]&lt;&gt;1);2;1);0)" office:value-type="float" office:value="0" calcext:value-type="float">
            <text:p>0</text:p>
          </table:table-cell>
          <table:table-cell table:style-name="ce1867" table:formula="of:=IF(AND([.F47]&gt;0; [.F48]=0; [.F49]=0);IF(AND([.F47]=2;[.F46]&lt;&gt;1;[.G46]&lt;&gt;1;[.G48]&lt;&gt;1;[.G47]&lt;&gt;1;[.F48]&lt;&gt;1);2;1);0)" office:value-type="float" office:value="0" calcext:value-type="float">
            <text:p>0</text:p>
          </table:table-cell>
          <table:table-cell table:style-name="ce2050" table:formula="of:=IF(AND([.G47]&gt;0; [.G48]=0; [.G49]=0);IF(AND([.G47]=2;[.G46]&lt;&gt;1;[.H46]&lt;&gt;1;[.H48]&lt;&gt;1;[.H47]&lt;&gt;1;[.G48]&lt;&gt;1);2;1);0)" office:value-type="float" office:value="0" calcext:value-type="float">
            <text:p>0</text:p>
          </table:table-cell>
          <table:table-cell table:style-name="ce2232" table:formula="of:=IF(AND([.H47]&gt;0; [.H48]=0; [.H49]=0);IF(AND([.H47]=2;[.H46]&lt;&gt;1;[.I46]&lt;&gt;1;[.I48]&lt;&gt;1;[.I47]&lt;&gt;1;[.H48]&lt;&gt;1);2;1);0)" office:value-type="float" office:value="0" calcext:value-type="float">
            <text:p>0</text:p>
          </table:table-cell>
          <table:table-cell table:style-name="ce2414" table:formula="of:=IF(AND([.I47]&gt;0; [.I48]=0; [.I49]=0);IF(AND([.I47]=2;[.I46]&lt;&gt;1;[.J46]&lt;&gt;1;[.J48]&lt;&gt;1;[.J47]&lt;&gt;1;[.I48]&lt;&gt;1);2;1);0)" office:value-type="float" office:value="0" calcext:value-type="float">
            <text:p>0</text:p>
          </table:table-cell>
          <table:table-cell table:style-name="ce2596" table:formula="of:=IF(AND([.J47]&gt;0; [.J48]=0; [.J49]=0);IF(AND([.J47]=2;[.J46]&lt;&gt;1;[.K46]&lt;&gt;1;[.K48]&lt;&gt;1;[.K47]&lt;&gt;1;[.J48]&lt;&gt;1);2;1);0)" office:value-type="float" office:value="0" calcext:value-type="float">
            <text:p>0</text:p>
          </table:table-cell>
          <table:table-cell table:style-name="ce2778" table:formula="of:=IF(AND([.K47]&gt;0; [.K48]=0; [.K49]=0);IF(AND([.K47]=2;[.K46]&lt;&gt;1;[.L46]&lt;&gt;1;[.L48]&lt;&gt;1;[.L47]&lt;&gt;1;[.K48]&lt;&gt;1);2;1);0)" office:value-type="float" office:value="0" calcext:value-type="float">
            <text:p>0</text:p>
          </table:table-cell>
          <table:table-cell table:style-name="ce2960" table:formula="of:=IF(AND([.L47]&gt;0; [.L48]=0; [.L49]=0);IF(AND([.L47]=2;[.L46]&lt;&gt;1;[.M46]&lt;&gt;1;[.M48]&lt;&gt;1;[.M47]&lt;&gt;1;[.L48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2-11" calcext:value-type="date">
            <text:p>2016-02-11</text:p>
          </table:table-cell>
          <table:table-cell office:value-type="float" office:value="-7.997" calcext:value-type="float">
            <text:p>-7.997</text:p>
          </table:table-cell>
          <table:table-cell table:formula="of:=AVERAGE([.B19:.B77])" office:value-type="float" office:value="-2.46957627118644" calcext:value-type="float">
            <text:p>-2.46957627118644</text:p>
          </table:table-cell>
          <table:table-cell table:formula="of:=ABS([.B48]-[.C48])" office:value-type="float" office:value="5.52742372881356" calcext:value-type="float">
            <text:p>5.52742372881356</text:p>
          </table:table-cell>
          <table:table-cell table:style-name="ce43" table:formula="of:=IF(IF(ABS([.$C48]-[.$B48])&gt;=[.E$5];1;0)=1; IF( ABS([.$C48]-[.$B48])&lt;[.F$5]; 2; 1);0)" office:value-type="float" office:value="1" calcext:value-type="float">
            <text:p>1</text:p>
          </table:table-cell>
          <table:table-cell table:style-name="ce225" table:formula="of:=IF(IF(ABS([.$C48]-[.$B48])&gt;=[.F$5];1;0)=1; IF( ABS([.$C48]-[.$B48])&lt;[.G$5]; 2; 1);0)" office:value-type="float" office:value="1" calcext:value-type="float">
            <text:p>1</text:p>
          </table:table-cell>
          <table:table-cell table:style-name="ce408" table:formula="of:=IF(IF(ABS([.$C48]-[.$B48])&gt;=[.G$5];1;0)=1; IF( ABS([.$C48]-[.$B48])&lt;[.H$5]; 2; 1);0)" office:value-type="float" office:value="1" calcext:value-type="float">
            <text:p>1</text:p>
          </table:table-cell>
          <table:table-cell table:style-name="ce591" table:formula="of:=IF(IF(ABS([.$C48]-[.$B48])&gt;=[.H$5];1;0)=1; IF( ABS([.$C48]-[.$B48])&lt;[.I$5]; 2; 1);0)" office:value-type="float" office:value="2" calcext:value-type="float">
            <text:p>2</text:p>
          </table:table-cell>
          <table:table-cell table:style-name="ce773" table:formula="of:=IF(IF(ABS([.$C48]-[.$B48])&gt;=[.I$5];1;0)=1; IF( ABS([.$C48]-[.$B48])&lt;[.J$5]; 2; 1);0)" office:value-type="float" office:value="0" calcext:value-type="float">
            <text:p>0</text:p>
          </table:table-cell>
          <table:table-cell table:style-name="ce955" table:formula="of:=IF(IF(ABS([.$C48]-[.$B48])&gt;=[.J$5];1;0)=1; IF( ABS([.$C48]-[.$B48])&lt;[.K$5]; 2; 1);0)" office:value-type="float" office:value="0" calcext:value-type="float">
            <text:p>0</text:p>
          </table:table-cell>
          <table:table-cell table:style-name="ce1137" table:formula="of:=IF(IF(ABS([.$C48]-[.$B48])&gt;=[.K$5];1;0)=1; IF( ABS([.$C48]-[.$B48])&lt;[.L$5]; 2; 1);0)" office:value-type="float" office:value="0" calcext:value-type="float">
            <text:p>0</text:p>
          </table:table-cell>
          <table:table-cell table:style-name="ce1319" table:formula="of:=IF(IF(ABS([.$C48]-[.$B48])&gt;=[.L$5];1;0)=1; IF( ABS([.$C48]-[.$B48])&lt;[.M$5]; 2; 1);0)" office:value-type="float" office:value="0" calcext:value-type="float">
            <text:p>0</text:p>
          </table:table-cell>
          <table:table-cell table:style-name="ce1501" table:formula="of:=IF(IF(ABS([.$C48]-[.$B48])&gt;=[.M$5];1;0)=1; IF( ABS([.$C48]-[.$B48])&lt;[.N$5]; 2; 1);0)" office:value-type="float" office:value="0" calcext:value-type="float">
            <text:p>0</text:p>
          </table:table-cell>
          <table:table-cell table:style-name="ce1643"/>
          <table:table-cell table:style-name="ce1685" table:formula="of:=IF(AND([.E48]&gt;0; [.E49]=0; [.E50]=0);IF(AND([.E48]=2;[.E47]&lt;&gt;1;[.F47]&lt;&gt;1;[.F49]&lt;&gt;1;[.F48]&lt;&gt;1;[.E49]&lt;&gt;1);2;1);0)" office:value-type="float" office:value="0" calcext:value-type="float">
            <text:p>0</text:p>
          </table:table-cell>
          <table:table-cell table:style-name="ce1868" table:formula="of:=IF(AND([.F48]&gt;0; [.F49]=0; [.F50]=0);IF(AND([.F48]=2;[.F47]&lt;&gt;1;[.G47]&lt;&gt;1;[.G49]&lt;&gt;1;[.G48]&lt;&gt;1;[.F49]&lt;&gt;1);2;1);0)" office:value-type="float" office:value="0" calcext:value-type="float">
            <text:p>0</text:p>
          </table:table-cell>
          <table:table-cell table:style-name="ce2051" table:formula="of:=IF(AND([.G48]&gt;0; [.G49]=0; [.G50]=0);IF(AND([.G48]=2;[.G47]&lt;&gt;1;[.H47]&lt;&gt;1;[.H49]&lt;&gt;1;[.H48]&lt;&gt;1;[.G49]&lt;&gt;1);2;1);0)" office:value-type="float" office:value="0" calcext:value-type="float">
            <text:p>0</text:p>
          </table:table-cell>
          <table:table-cell table:style-name="ce2233" table:formula="of:=IF(AND([.H48]&gt;0; [.H49]=0; [.H50]=0);IF(AND([.H48]=2;[.H47]&lt;&gt;1;[.I47]&lt;&gt;1;[.I49]&lt;&gt;1;[.I48]&lt;&gt;1;[.H49]&lt;&gt;1);2;1);0)" office:value-type="float" office:value="2" calcext:value-type="float">
            <text:p>2</text:p>
          </table:table-cell>
          <table:table-cell table:style-name="ce2415" table:formula="of:=IF(AND([.I48]&gt;0; [.I49]=0; [.I50]=0);IF(AND([.I48]=2;[.I47]&lt;&gt;1;[.J47]&lt;&gt;1;[.J49]&lt;&gt;1;[.J48]&lt;&gt;1;[.I49]&lt;&gt;1);2;1);0)" office:value-type="float" office:value="0" calcext:value-type="float">
            <text:p>0</text:p>
          </table:table-cell>
          <table:table-cell table:style-name="ce2597" table:formula="of:=IF(AND([.J48]&gt;0; [.J49]=0; [.J50]=0);IF(AND([.J48]=2;[.J47]&lt;&gt;1;[.K47]&lt;&gt;1;[.K49]&lt;&gt;1;[.K48]&lt;&gt;1;[.J49]&lt;&gt;1);2;1);0)" office:value-type="float" office:value="0" calcext:value-type="float">
            <text:p>0</text:p>
          </table:table-cell>
          <table:table-cell table:style-name="ce2779" table:formula="of:=IF(AND([.K48]&gt;0; [.K49]=0; [.K50]=0);IF(AND([.K48]=2;[.K47]&lt;&gt;1;[.L47]&lt;&gt;1;[.L49]&lt;&gt;1;[.L48]&lt;&gt;1;[.K49]&lt;&gt;1);2;1);0)" office:value-type="float" office:value="0" calcext:value-type="float">
            <text:p>0</text:p>
          </table:table-cell>
          <table:table-cell table:style-name="ce2961" table:formula="of:=IF(AND([.L48]&gt;0; [.L49]=0; [.L50]=0);IF(AND([.L48]=2;[.L47]&lt;&gt;1;[.M47]&lt;&gt;1;[.M49]&lt;&gt;1;[.M48]&lt;&gt;1;[.L49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2-12" calcext:value-type="date">
            <text:p>2016-02-12</text:p>
          </table:table-cell>
          <table:table-cell office:value-type="float" office:value="-7.269" calcext:value-type="float">
            <text:p>-7.269</text:p>
          </table:table-cell>
          <table:table-cell table:formula="of:=AVERAGE([.B20:.B78])" office:value-type="float" office:value="-2.36481355932203" calcext:value-type="float">
            <text:p>-2.36481355932203</text:p>
          </table:table-cell>
          <table:table-cell table:formula="of:=ABS([.B49]-[.C49])" office:value-type="float" office:value="4.90418644067797" calcext:value-type="float">
            <text:p>4.90418644067797</text:p>
          </table:table-cell>
          <table:table-cell table:style-name="ce44" table:formula="of:=IF(IF(ABS([.$C49]-[.$B49])&gt;=[.E$5];1;0)=1; IF( ABS([.$C49]-[.$B49])&lt;[.F$5]; 2; 1);0)" office:value-type="float" office:value="1" calcext:value-type="float">
            <text:p>1</text:p>
          </table:table-cell>
          <table:table-cell table:style-name="ce226" table:formula="of:=IF(IF(ABS([.$C49]-[.$B49])&gt;=[.F$5];1;0)=1; IF( ABS([.$C49]-[.$B49])&lt;[.G$5]; 2; 1);0)" office:value-type="float" office:value="1" calcext:value-type="float">
            <text:p>1</text:p>
          </table:table-cell>
          <table:table-cell table:style-name="ce409" table:formula="of:=IF(IF(ABS([.$C49]-[.$B49])&gt;=[.G$5];1;0)=1; IF( ABS([.$C49]-[.$B49])&lt;[.H$5]; 2; 1);0)" office:value-type="float" office:value="2" calcext:value-type="float">
            <text:p>2</text:p>
          </table:table-cell>
          <table:table-cell table:style-name="ce592" table:formula="of:=IF(IF(ABS([.$C49]-[.$B49])&gt;=[.H$5];1;0)=1; IF( ABS([.$C49]-[.$B49])&lt;[.I$5]; 2; 1);0)" office:value-type="float" office:value="0" calcext:value-type="float">
            <text:p>0</text:p>
          </table:table-cell>
          <table:table-cell table:style-name="ce774" table:formula="of:=IF(IF(ABS([.$C49]-[.$B49])&gt;=[.I$5];1;0)=1; IF( ABS([.$C49]-[.$B49])&lt;[.J$5]; 2; 1);0)" office:value-type="float" office:value="0" calcext:value-type="float">
            <text:p>0</text:p>
          </table:table-cell>
          <table:table-cell table:style-name="ce956" table:formula="of:=IF(IF(ABS([.$C49]-[.$B49])&gt;=[.J$5];1;0)=1; IF( ABS([.$C49]-[.$B49])&lt;[.K$5]; 2; 1);0)" office:value-type="float" office:value="0" calcext:value-type="float">
            <text:p>0</text:p>
          </table:table-cell>
          <table:table-cell table:style-name="ce1138" table:formula="of:=IF(IF(ABS([.$C49]-[.$B49])&gt;=[.K$5];1;0)=1; IF( ABS([.$C49]-[.$B49])&lt;[.L$5]; 2; 1);0)" office:value-type="float" office:value="0" calcext:value-type="float">
            <text:p>0</text:p>
          </table:table-cell>
          <table:table-cell table:style-name="ce1320" table:formula="of:=IF(IF(ABS([.$C49]-[.$B49])&gt;=[.L$5];1;0)=1; IF( ABS([.$C49]-[.$B49])&lt;[.M$5]; 2; 1);0)" office:value-type="float" office:value="0" calcext:value-type="float">
            <text:p>0</text:p>
          </table:table-cell>
          <table:table-cell table:style-name="ce1502" table:formula="of:=IF(IF(ABS([.$C49]-[.$B49])&gt;=[.M$5];1;0)=1; IF( ABS([.$C49]-[.$B49])&lt;[.N$5]; 2; 1);0)" office:value-type="float" office:value="0" calcext:value-type="float">
            <text:p>0</text:p>
          </table:table-cell>
          <table:table-cell table:style-name="ce1643"/>
          <table:table-cell table:style-name="ce1686" table:formula="of:=IF(AND([.E49]&gt;0; [.E50]=0; [.E51]=0);IF(AND([.E49]=2;[.E48]&lt;&gt;1;[.F48]&lt;&gt;1;[.F50]&lt;&gt;1;[.F49]&lt;&gt;1;[.E50]&lt;&gt;1);2;1);0)" office:value-type="float" office:value="1" calcext:value-type="float">
            <text:p>1</text:p>
          </table:table-cell>
          <table:table-cell table:style-name="ce1869" table:formula="of:=IF(AND([.F49]&gt;0; [.F50]=0; [.F51]=0);IF(AND([.F49]=2;[.F48]&lt;&gt;1;[.G48]&lt;&gt;1;[.G50]&lt;&gt;1;[.G49]&lt;&gt;1;[.F50]&lt;&gt;1);2;1);0)" office:value-type="float" office:value="1" calcext:value-type="float">
            <text:p>1</text:p>
          </table:table-cell>
          <table:table-cell table:style-name="ce2052" table:formula="of:=IF(AND([.G49]&gt;0; [.G50]=0; [.G51]=0);IF(AND([.G49]=2;[.G48]&lt;&gt;1;[.H48]&lt;&gt;1;[.H50]&lt;&gt;1;[.H49]&lt;&gt;1;[.G50]&lt;&gt;1);2;1);0)" office:value-type="float" office:value="1" calcext:value-type="float">
            <text:p>1</text:p>
          </table:table-cell>
          <table:table-cell table:style-name="ce2234" table:formula="of:=IF(AND([.H49]&gt;0; [.H50]=0; [.H51]=0);IF(AND([.H49]=2;[.H48]&lt;&gt;1;[.I48]&lt;&gt;1;[.I50]&lt;&gt;1;[.I49]&lt;&gt;1;[.H50]&lt;&gt;1);2;1);0)" office:value-type="float" office:value="0" calcext:value-type="float">
            <text:p>0</text:p>
          </table:table-cell>
          <table:table-cell table:style-name="ce2416" table:formula="of:=IF(AND([.I49]&gt;0; [.I50]=0; [.I51]=0);IF(AND([.I49]=2;[.I48]&lt;&gt;1;[.J48]&lt;&gt;1;[.J50]&lt;&gt;1;[.J49]&lt;&gt;1;[.I50]&lt;&gt;1);2;1);0)" office:value-type="float" office:value="0" calcext:value-type="float">
            <text:p>0</text:p>
          </table:table-cell>
          <table:table-cell table:style-name="ce2598" table:formula="of:=IF(AND([.J49]&gt;0; [.J50]=0; [.J51]=0);IF(AND([.J49]=2;[.J48]&lt;&gt;1;[.K48]&lt;&gt;1;[.K50]&lt;&gt;1;[.K49]&lt;&gt;1;[.J50]&lt;&gt;1);2;1);0)" office:value-type="float" office:value="0" calcext:value-type="float">
            <text:p>0</text:p>
          </table:table-cell>
          <table:table-cell table:style-name="ce2780" table:formula="of:=IF(AND([.K49]&gt;0; [.K50]=0; [.K51]=0);IF(AND([.K49]=2;[.K48]&lt;&gt;1;[.L48]&lt;&gt;1;[.L50]&lt;&gt;1;[.L49]&lt;&gt;1;[.K50]&lt;&gt;1);2;1);0)" office:value-type="float" office:value="0" calcext:value-type="float">
            <text:p>0</text:p>
          </table:table-cell>
          <table:table-cell table:style-name="ce2962" table:formula="of:=IF(AND([.L49]&gt;0; [.L50]=0; [.L51]=0);IF(AND([.L49]=2;[.L48]&lt;&gt;1;[.M48]&lt;&gt;1;[.M50]&lt;&gt;1;[.M49]&lt;&gt;1;[.L50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2-13" calcext:value-type="date">
            <text:p>2016-02-13</text:p>
          </table:table-cell>
          <table:table-cell office:value-type="float" office:value="-2.574" calcext:value-type="float">
            <text:p>-2.574</text:p>
          </table:table-cell>
          <table:table-cell table:formula="of:=AVERAGE([.B21:.B79])" office:value-type="float" office:value="-2.28427118644068" calcext:value-type="float">
            <text:p>-2.28427118644068</text:p>
          </table:table-cell>
          <table:table-cell table:formula="of:=ABS([.B50]-[.C50])" office:value-type="float" office:value="0.289728813559321" calcext:value-type="float">
            <text:p>0.289728813559321</text:p>
          </table:table-cell>
          <table:table-cell table:style-name="ce45" table:formula="of:=IF(IF(ABS([.$C50]-[.$B50])&gt;=[.E$5];1;0)=1; IF( ABS([.$C50]-[.$B50])&lt;[.F$5]; 2; 1);0)" office:value-type="float" office:value="0" calcext:value-type="float">
            <text:p>0</text:p>
          </table:table-cell>
          <table:table-cell table:style-name="ce227" table:formula="of:=IF(IF(ABS([.$C50]-[.$B50])&gt;=[.F$5];1;0)=1; IF( ABS([.$C50]-[.$B50])&lt;[.G$5]; 2; 1);0)" office:value-type="float" office:value="0" calcext:value-type="float">
            <text:p>0</text:p>
          </table:table-cell>
          <table:table-cell table:style-name="ce410" table:formula="of:=IF(IF(ABS([.$C50]-[.$B50])&gt;=[.G$5];1;0)=1; IF( ABS([.$C50]-[.$B50])&lt;[.H$5]; 2; 1);0)" office:value-type="float" office:value="0" calcext:value-type="float">
            <text:p>0</text:p>
          </table:table-cell>
          <table:table-cell table:style-name="ce593" table:formula="of:=IF(IF(ABS([.$C50]-[.$B50])&gt;=[.H$5];1;0)=1; IF( ABS([.$C50]-[.$B50])&lt;[.I$5]; 2; 1);0)" office:value-type="float" office:value="0" calcext:value-type="float">
            <text:p>0</text:p>
          </table:table-cell>
          <table:table-cell table:style-name="ce775" table:formula="of:=IF(IF(ABS([.$C50]-[.$B50])&gt;=[.I$5];1;0)=1; IF( ABS([.$C50]-[.$B50])&lt;[.J$5]; 2; 1);0)" office:value-type="float" office:value="0" calcext:value-type="float">
            <text:p>0</text:p>
          </table:table-cell>
          <table:table-cell table:style-name="ce957" table:formula="of:=IF(IF(ABS([.$C50]-[.$B50])&gt;=[.J$5];1;0)=1; IF( ABS([.$C50]-[.$B50])&lt;[.K$5]; 2; 1);0)" office:value-type="float" office:value="0" calcext:value-type="float">
            <text:p>0</text:p>
          </table:table-cell>
          <table:table-cell table:style-name="ce1139" table:formula="of:=IF(IF(ABS([.$C50]-[.$B50])&gt;=[.K$5];1;0)=1; IF( ABS([.$C50]-[.$B50])&lt;[.L$5]; 2; 1);0)" office:value-type="float" office:value="0" calcext:value-type="float">
            <text:p>0</text:p>
          </table:table-cell>
          <table:table-cell table:style-name="ce1321" table:formula="of:=IF(IF(ABS([.$C50]-[.$B50])&gt;=[.L$5];1;0)=1; IF( ABS([.$C50]-[.$B50])&lt;[.M$5]; 2; 1);0)" office:value-type="float" office:value="0" calcext:value-type="float">
            <text:p>0</text:p>
          </table:table-cell>
          <table:table-cell table:style-name="ce1503" table:formula="of:=IF(IF(ABS([.$C50]-[.$B50])&gt;=[.M$5];1;0)=1; IF( ABS([.$C50]-[.$B50])&lt;[.N$5]; 2; 1);0)" office:value-type="float" office:value="0" calcext:value-type="float">
            <text:p>0</text:p>
          </table:table-cell>
          <table:table-cell table:style-name="ce1643"/>
          <table:table-cell table:style-name="ce1687" table:formula="of:=IF(AND([.E50]&gt;0; [.E51]=0; [.E52]=0);IF(AND([.E50]=2;[.E49]&lt;&gt;1;[.F49]&lt;&gt;1;[.F51]&lt;&gt;1;[.F50]&lt;&gt;1;[.E51]&lt;&gt;1);2;1);0)" office:value-type="float" office:value="0" calcext:value-type="float">
            <text:p>0</text:p>
          </table:table-cell>
          <table:table-cell table:style-name="ce1870" table:formula="of:=IF(AND([.F50]&gt;0; [.F51]=0; [.F52]=0);IF(AND([.F50]=2;[.F49]&lt;&gt;1;[.G49]&lt;&gt;1;[.G51]&lt;&gt;1;[.G50]&lt;&gt;1;[.F51]&lt;&gt;1);2;1);0)" office:value-type="float" office:value="0" calcext:value-type="float">
            <text:p>0</text:p>
          </table:table-cell>
          <table:table-cell table:style-name="ce2053" table:formula="of:=IF(AND([.G50]&gt;0; [.G51]=0; [.G52]=0);IF(AND([.G50]=2;[.G49]&lt;&gt;1;[.H49]&lt;&gt;1;[.H51]&lt;&gt;1;[.H50]&lt;&gt;1;[.G51]&lt;&gt;1);2;1);0)" office:value-type="float" office:value="0" calcext:value-type="float">
            <text:p>0</text:p>
          </table:table-cell>
          <table:table-cell table:style-name="ce2235" table:formula="of:=IF(AND([.H50]&gt;0; [.H51]=0; [.H52]=0);IF(AND([.H50]=2;[.H49]&lt;&gt;1;[.I49]&lt;&gt;1;[.I51]&lt;&gt;1;[.I50]&lt;&gt;1;[.H51]&lt;&gt;1);2;1);0)" office:value-type="float" office:value="0" calcext:value-type="float">
            <text:p>0</text:p>
          </table:table-cell>
          <table:table-cell table:style-name="ce2417" table:formula="of:=IF(AND([.I50]&gt;0; [.I51]=0; [.I52]=0);IF(AND([.I50]=2;[.I49]&lt;&gt;1;[.J49]&lt;&gt;1;[.J51]&lt;&gt;1;[.J50]&lt;&gt;1;[.I51]&lt;&gt;1);2;1);0)" office:value-type="float" office:value="0" calcext:value-type="float">
            <text:p>0</text:p>
          </table:table-cell>
          <table:table-cell table:style-name="ce2599" table:formula="of:=IF(AND([.J50]&gt;0; [.J51]=0; [.J52]=0);IF(AND([.J50]=2;[.J49]&lt;&gt;1;[.K49]&lt;&gt;1;[.K51]&lt;&gt;1;[.K50]&lt;&gt;1;[.J51]&lt;&gt;1);2;1);0)" office:value-type="float" office:value="0" calcext:value-type="float">
            <text:p>0</text:p>
          </table:table-cell>
          <table:table-cell table:style-name="ce2781" table:formula="of:=IF(AND([.K50]&gt;0; [.K51]=0; [.K52]=0);IF(AND([.K50]=2;[.K49]&lt;&gt;1;[.L49]&lt;&gt;1;[.L51]&lt;&gt;1;[.L50]&lt;&gt;1;[.K51]&lt;&gt;1);2;1);0)" office:value-type="float" office:value="0" calcext:value-type="float">
            <text:p>0</text:p>
          </table:table-cell>
          <table:table-cell table:style-name="ce2963" table:formula="of:=IF(AND([.L50]&gt;0; [.L51]=0; [.L52]=0);IF(AND([.L50]=2;[.L49]&lt;&gt;1;[.M49]&lt;&gt;1;[.M51]&lt;&gt;1;[.M50]&lt;&gt;1;[.L51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2-14" calcext:value-type="date">
            <text:p>2016-02-14</text:p>
          </table:table-cell>
          <table:table-cell office:value-type="float" office:value="-2.685" calcext:value-type="float">
            <text:p>-2.685</text:p>
          </table:table-cell>
          <table:table-cell table:formula="of:=AVERAGE([.B22:.B80])" office:value-type="float" office:value="-2.15923728813559" calcext:value-type="float">
            <text:p>-2.15923728813559</text:p>
          </table:table-cell>
          <table:table-cell table:formula="of:=ABS([.B51]-[.C51])" office:value-type="float" office:value="0.525762711864407" calcext:value-type="float">
            <text:p>0.525762711864407</text:p>
          </table:table-cell>
          <table:table-cell table:style-name="ce46" table:formula="of:=IF(IF(ABS([.$C51]-[.$B51])&gt;=[.E$5];1;0)=1; IF( ABS([.$C51]-[.$B51])&lt;[.F$5]; 2; 1);0)" office:value-type="float" office:value="0" calcext:value-type="float">
            <text:p>0</text:p>
          </table:table-cell>
          <table:table-cell table:style-name="ce228" table:formula="of:=IF(IF(ABS([.$C51]-[.$B51])&gt;=[.F$5];1;0)=1; IF( ABS([.$C51]-[.$B51])&lt;[.G$5]; 2; 1);0)" office:value-type="float" office:value="0" calcext:value-type="float">
            <text:p>0</text:p>
          </table:table-cell>
          <table:table-cell table:style-name="ce411" table:formula="of:=IF(IF(ABS([.$C51]-[.$B51])&gt;=[.G$5];1;0)=1; IF( ABS([.$C51]-[.$B51])&lt;[.H$5]; 2; 1);0)" office:value-type="float" office:value="0" calcext:value-type="float">
            <text:p>0</text:p>
          </table:table-cell>
          <table:table-cell table:style-name="ce594" table:formula="of:=IF(IF(ABS([.$C51]-[.$B51])&gt;=[.H$5];1;0)=1; IF( ABS([.$C51]-[.$B51])&lt;[.I$5]; 2; 1);0)" office:value-type="float" office:value="0" calcext:value-type="float">
            <text:p>0</text:p>
          </table:table-cell>
          <table:table-cell table:style-name="ce776" table:formula="of:=IF(IF(ABS([.$C51]-[.$B51])&gt;=[.I$5];1;0)=1; IF( ABS([.$C51]-[.$B51])&lt;[.J$5]; 2; 1);0)" office:value-type="float" office:value="0" calcext:value-type="float">
            <text:p>0</text:p>
          </table:table-cell>
          <table:table-cell table:style-name="ce958" table:formula="of:=IF(IF(ABS([.$C51]-[.$B51])&gt;=[.J$5];1;0)=1; IF( ABS([.$C51]-[.$B51])&lt;[.K$5]; 2; 1);0)" office:value-type="float" office:value="0" calcext:value-type="float">
            <text:p>0</text:p>
          </table:table-cell>
          <table:table-cell table:style-name="ce1140" table:formula="of:=IF(IF(ABS([.$C51]-[.$B51])&gt;=[.K$5];1;0)=1; IF( ABS([.$C51]-[.$B51])&lt;[.L$5]; 2; 1);0)" office:value-type="float" office:value="0" calcext:value-type="float">
            <text:p>0</text:p>
          </table:table-cell>
          <table:table-cell table:style-name="ce1322" table:formula="of:=IF(IF(ABS([.$C51]-[.$B51])&gt;=[.L$5];1;0)=1; IF( ABS([.$C51]-[.$B51])&lt;[.M$5]; 2; 1);0)" office:value-type="float" office:value="0" calcext:value-type="float">
            <text:p>0</text:p>
          </table:table-cell>
          <table:table-cell table:style-name="ce1504" table:formula="of:=IF(IF(ABS([.$C51]-[.$B51])&gt;=[.M$5];1;0)=1; IF( ABS([.$C51]-[.$B51])&lt;[.N$5]; 2; 1);0)" office:value-type="float" office:value="0" calcext:value-type="float">
            <text:p>0</text:p>
          </table:table-cell>
          <table:table-cell table:style-name="ce1643"/>
          <table:table-cell table:style-name="ce1688" table:formula="of:=IF(AND([.E51]&gt;0; [.E52]=0; [.E53]=0);IF(AND([.E51]=2;[.E50]&lt;&gt;1;[.F50]&lt;&gt;1;[.F52]&lt;&gt;1;[.F51]&lt;&gt;1;[.E52]&lt;&gt;1);2;1);0)" office:value-type="float" office:value="0" calcext:value-type="float">
            <text:p>0</text:p>
          </table:table-cell>
          <table:table-cell table:style-name="ce1871" table:formula="of:=IF(AND([.F51]&gt;0; [.F52]=0; [.F53]=0);IF(AND([.F51]=2;[.F50]&lt;&gt;1;[.G50]&lt;&gt;1;[.G52]&lt;&gt;1;[.G51]&lt;&gt;1;[.F52]&lt;&gt;1);2;1);0)" office:value-type="float" office:value="0" calcext:value-type="float">
            <text:p>0</text:p>
          </table:table-cell>
          <table:table-cell table:style-name="ce2054" table:formula="of:=IF(AND([.G51]&gt;0; [.G52]=0; [.G53]=0);IF(AND([.G51]=2;[.G50]&lt;&gt;1;[.H50]&lt;&gt;1;[.H52]&lt;&gt;1;[.H51]&lt;&gt;1;[.G52]&lt;&gt;1);2;1);0)" office:value-type="float" office:value="0" calcext:value-type="float">
            <text:p>0</text:p>
          </table:table-cell>
          <table:table-cell table:style-name="ce2236" table:formula="of:=IF(AND([.H51]&gt;0; [.H52]=0; [.H53]=0);IF(AND([.H51]=2;[.H50]&lt;&gt;1;[.I50]&lt;&gt;1;[.I52]&lt;&gt;1;[.I51]&lt;&gt;1;[.H52]&lt;&gt;1);2;1);0)" office:value-type="float" office:value="0" calcext:value-type="float">
            <text:p>0</text:p>
          </table:table-cell>
          <table:table-cell table:style-name="ce2418" table:formula="of:=IF(AND([.I51]&gt;0; [.I52]=0; [.I53]=0);IF(AND([.I51]=2;[.I50]&lt;&gt;1;[.J50]&lt;&gt;1;[.J52]&lt;&gt;1;[.J51]&lt;&gt;1;[.I52]&lt;&gt;1);2;1);0)" office:value-type="float" office:value="0" calcext:value-type="float">
            <text:p>0</text:p>
          </table:table-cell>
          <table:table-cell table:style-name="ce2600" table:formula="of:=IF(AND([.J51]&gt;0; [.J52]=0; [.J53]=0);IF(AND([.J51]=2;[.J50]&lt;&gt;1;[.K50]&lt;&gt;1;[.K52]&lt;&gt;1;[.K51]&lt;&gt;1;[.J52]&lt;&gt;1);2;1);0)" office:value-type="float" office:value="0" calcext:value-type="float">
            <text:p>0</text:p>
          </table:table-cell>
          <table:table-cell table:style-name="ce2782" table:formula="of:=IF(AND([.K51]&gt;0; [.K52]=0; [.K53]=0);IF(AND([.K51]=2;[.K50]&lt;&gt;1;[.L50]&lt;&gt;1;[.L52]&lt;&gt;1;[.L51]&lt;&gt;1;[.K52]&lt;&gt;1);2;1);0)" office:value-type="float" office:value="0" calcext:value-type="float">
            <text:p>0</text:p>
          </table:table-cell>
          <table:table-cell table:style-name="ce2964" table:formula="of:=IF(AND([.L51]&gt;0; [.L52]=0; [.L53]=0);IF(AND([.L51]=2;[.L50]&lt;&gt;1;[.M50]&lt;&gt;1;[.M52]&lt;&gt;1;[.M51]&lt;&gt;1;[.L52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2-15" calcext:value-type="date">
            <text:p>2016-02-15</text:p>
          </table:table-cell>
          <table:table-cell office:value-type="float" office:value="-5.42" calcext:value-type="float">
            <text:p>-5.42</text:p>
          </table:table-cell>
          <table:table-cell table:formula="of:=AVERAGE([.B23:.B81])" office:value-type="float" office:value="-2.02403389830509" calcext:value-type="float">
            <text:p>-2.02403389830509</text:p>
          </table:table-cell>
          <table:table-cell table:formula="of:=ABS([.B52]-[.C52])" office:value-type="float" office:value="3.39596610169491" calcext:value-type="float">
            <text:p>3.39596610169491</text:p>
          </table:table-cell>
          <table:table-cell table:style-name="ce47" table:formula="of:=IF(IF(ABS([.$C52]-[.$B52])&gt;=[.E$5];1;0)=1; IF( ABS([.$C52]-[.$B52])&lt;[.F$5]; 2; 1);0)" office:value-type="float" office:value="1" calcext:value-type="float">
            <text:p>1</text:p>
          </table:table-cell>
          <table:table-cell table:style-name="ce229" table:formula="of:=IF(IF(ABS([.$C52]-[.$B52])&gt;=[.F$5];1;0)=1; IF( ABS([.$C52]-[.$B52])&lt;[.G$5]; 2; 1);0)" office:value-type="float" office:value="2" calcext:value-type="float">
            <text:p>2</text:p>
          </table:table-cell>
          <table:table-cell table:style-name="ce412" table:formula="of:=IF(IF(ABS([.$C52]-[.$B52])&gt;=[.G$5];1;0)=1; IF( ABS([.$C52]-[.$B52])&lt;[.H$5]; 2; 1);0)" office:value-type="float" office:value="0" calcext:value-type="float">
            <text:p>0</text:p>
          </table:table-cell>
          <table:table-cell table:style-name="ce595" table:formula="of:=IF(IF(ABS([.$C52]-[.$B52])&gt;=[.H$5];1;0)=1; IF( ABS([.$C52]-[.$B52])&lt;[.I$5]; 2; 1);0)" office:value-type="float" office:value="0" calcext:value-type="float">
            <text:p>0</text:p>
          </table:table-cell>
          <table:table-cell table:style-name="ce777" table:formula="of:=IF(IF(ABS([.$C52]-[.$B52])&gt;=[.I$5];1;0)=1; IF( ABS([.$C52]-[.$B52])&lt;[.J$5]; 2; 1);0)" office:value-type="float" office:value="0" calcext:value-type="float">
            <text:p>0</text:p>
          </table:table-cell>
          <table:table-cell table:style-name="ce959" table:formula="of:=IF(IF(ABS([.$C52]-[.$B52])&gt;=[.J$5];1;0)=1; IF( ABS([.$C52]-[.$B52])&lt;[.K$5]; 2; 1);0)" office:value-type="float" office:value="0" calcext:value-type="float">
            <text:p>0</text:p>
          </table:table-cell>
          <table:table-cell table:style-name="ce1141" table:formula="of:=IF(IF(ABS([.$C52]-[.$B52])&gt;=[.K$5];1;0)=1; IF( ABS([.$C52]-[.$B52])&lt;[.L$5]; 2; 1);0)" office:value-type="float" office:value="0" calcext:value-type="float">
            <text:p>0</text:p>
          </table:table-cell>
          <table:table-cell table:style-name="ce1323" table:formula="of:=IF(IF(ABS([.$C52]-[.$B52])&gt;=[.L$5];1;0)=1; IF( ABS([.$C52]-[.$B52])&lt;[.M$5]; 2; 1);0)" office:value-type="float" office:value="0" calcext:value-type="float">
            <text:p>0</text:p>
          </table:table-cell>
          <table:table-cell table:style-name="ce1505" table:formula="of:=IF(IF(ABS([.$C52]-[.$B52])&gt;=[.M$5];1;0)=1; IF( ABS([.$C52]-[.$B52])&lt;[.N$5]; 2; 1);0)" office:value-type="float" office:value="0" calcext:value-type="float">
            <text:p>0</text:p>
          </table:table-cell>
          <table:table-cell table:style-name="ce1643"/>
          <table:table-cell table:style-name="ce1689" table:formula="of:=IF(AND([.E52]&gt;0; [.E53]=0; [.E54]=0);IF(AND([.E52]=2;[.E51]&lt;&gt;1;[.F51]&lt;&gt;1;[.F53]&lt;&gt;1;[.F52]&lt;&gt;1;[.E53]&lt;&gt;1);2;1);0)" office:value-type="float" office:value="0" calcext:value-type="float">
            <text:p>0</text:p>
          </table:table-cell>
          <table:table-cell table:style-name="ce1872" table:formula="of:=IF(AND([.F52]&gt;0; [.F53]=0; [.F54]=0);IF(AND([.F52]=2;[.F51]&lt;&gt;1;[.G51]&lt;&gt;1;[.G53]&lt;&gt;1;[.G52]&lt;&gt;1;[.F53]&lt;&gt;1);2;1);0)" office:value-type="float" office:value="0" calcext:value-type="float">
            <text:p>0</text:p>
          </table:table-cell>
          <table:table-cell table:style-name="ce2055" table:formula="of:=IF(AND([.G52]&gt;0; [.G53]=0; [.G54]=0);IF(AND([.G52]=2;[.G51]&lt;&gt;1;[.H51]&lt;&gt;1;[.H53]&lt;&gt;1;[.H52]&lt;&gt;1;[.G53]&lt;&gt;1);2;1);0)" office:value-type="float" office:value="0" calcext:value-type="float">
            <text:p>0</text:p>
          </table:table-cell>
          <table:table-cell table:style-name="ce2237" table:formula="of:=IF(AND([.H52]&gt;0; [.H53]=0; [.H54]=0);IF(AND([.H52]=2;[.H51]&lt;&gt;1;[.I51]&lt;&gt;1;[.I53]&lt;&gt;1;[.I52]&lt;&gt;1;[.H53]&lt;&gt;1);2;1);0)" office:value-type="float" office:value="0" calcext:value-type="float">
            <text:p>0</text:p>
          </table:table-cell>
          <table:table-cell table:style-name="ce2419" table:formula="of:=IF(AND([.I52]&gt;0; [.I53]=0; [.I54]=0);IF(AND([.I52]=2;[.I51]&lt;&gt;1;[.J51]&lt;&gt;1;[.J53]&lt;&gt;1;[.J52]&lt;&gt;1;[.I53]&lt;&gt;1);2;1);0)" office:value-type="float" office:value="0" calcext:value-type="float">
            <text:p>0</text:p>
          </table:table-cell>
          <table:table-cell table:style-name="ce2601" table:formula="of:=IF(AND([.J52]&gt;0; [.J53]=0; [.J54]=0);IF(AND([.J52]=2;[.J51]&lt;&gt;1;[.K51]&lt;&gt;1;[.K53]&lt;&gt;1;[.K52]&lt;&gt;1;[.J53]&lt;&gt;1);2;1);0)" office:value-type="float" office:value="0" calcext:value-type="float">
            <text:p>0</text:p>
          </table:table-cell>
          <table:table-cell table:style-name="ce2783" table:formula="of:=IF(AND([.K52]&gt;0; [.K53]=0; [.K54]=0);IF(AND([.K52]=2;[.K51]&lt;&gt;1;[.L51]&lt;&gt;1;[.L53]&lt;&gt;1;[.L52]&lt;&gt;1;[.K53]&lt;&gt;1);2;1);0)" office:value-type="float" office:value="0" calcext:value-type="float">
            <text:p>0</text:p>
          </table:table-cell>
          <table:table-cell table:style-name="ce2965" table:formula="of:=IF(AND([.L52]&gt;0; [.L53]=0; [.L54]=0);IF(AND([.L52]=2;[.L51]&lt;&gt;1;[.M51]&lt;&gt;1;[.M53]&lt;&gt;1;[.M52]&lt;&gt;1;[.L53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2-16" calcext:value-type="date">
            <text:p>2016-02-16</text:p>
          </table:table-cell>
          <table:table-cell office:value-type="float" office:value="-5.412" calcext:value-type="float">
            <text:p>-5.412</text:p>
          </table:table-cell>
          <table:table-cell table:formula="of:=AVERAGE([.B24:.B82])" office:value-type="float" office:value="-1.88438983050847" calcext:value-type="float">
            <text:p>-1.88438983050847</text:p>
          </table:table-cell>
          <table:table-cell table:formula="of:=ABS([.B53]-[.C53])" office:value-type="float" office:value="3.52761016949152" calcext:value-type="float">
            <text:p>3.52761016949152</text:p>
          </table:table-cell>
          <table:table-cell table:style-name="ce48" table:formula="of:=IF(IF(ABS([.$C53]-[.$B53])&gt;=[.E$5];1;0)=1; IF( ABS([.$C53]-[.$B53])&lt;[.F$5]; 2; 1);0)" office:value-type="float" office:value="1" calcext:value-type="float">
            <text:p>1</text:p>
          </table:table-cell>
          <table:table-cell table:style-name="ce230" table:formula="of:=IF(IF(ABS([.$C53]-[.$B53])&gt;=[.F$5];1;0)=1; IF( ABS([.$C53]-[.$B53])&lt;[.G$5]; 2; 1);0)" office:value-type="float" office:value="2" calcext:value-type="float">
            <text:p>2</text:p>
          </table:table-cell>
          <table:table-cell table:style-name="ce413" table:formula="of:=IF(IF(ABS([.$C53]-[.$B53])&gt;=[.G$5];1;0)=1; IF( ABS([.$C53]-[.$B53])&lt;[.H$5]; 2; 1);0)" office:value-type="float" office:value="0" calcext:value-type="float">
            <text:p>0</text:p>
          </table:table-cell>
          <table:table-cell table:style-name="ce596" table:formula="of:=IF(IF(ABS([.$C53]-[.$B53])&gt;=[.H$5];1;0)=1; IF( ABS([.$C53]-[.$B53])&lt;[.I$5]; 2; 1);0)" office:value-type="float" office:value="0" calcext:value-type="float">
            <text:p>0</text:p>
          </table:table-cell>
          <table:table-cell table:style-name="ce778" table:formula="of:=IF(IF(ABS([.$C53]-[.$B53])&gt;=[.I$5];1;0)=1; IF( ABS([.$C53]-[.$B53])&lt;[.J$5]; 2; 1);0)" office:value-type="float" office:value="0" calcext:value-type="float">
            <text:p>0</text:p>
          </table:table-cell>
          <table:table-cell table:style-name="ce960" table:formula="of:=IF(IF(ABS([.$C53]-[.$B53])&gt;=[.J$5];1;0)=1; IF( ABS([.$C53]-[.$B53])&lt;[.K$5]; 2; 1);0)" office:value-type="float" office:value="0" calcext:value-type="float">
            <text:p>0</text:p>
          </table:table-cell>
          <table:table-cell table:style-name="ce1142" table:formula="of:=IF(IF(ABS([.$C53]-[.$B53])&gt;=[.K$5];1;0)=1; IF( ABS([.$C53]-[.$B53])&lt;[.L$5]; 2; 1);0)" office:value-type="float" office:value="0" calcext:value-type="float">
            <text:p>0</text:p>
          </table:table-cell>
          <table:table-cell table:style-name="ce1324" table:formula="of:=IF(IF(ABS([.$C53]-[.$B53])&gt;=[.L$5];1;0)=1; IF( ABS([.$C53]-[.$B53])&lt;[.M$5]; 2; 1);0)" office:value-type="float" office:value="0" calcext:value-type="float">
            <text:p>0</text:p>
          </table:table-cell>
          <table:table-cell table:style-name="ce1506" table:formula="of:=IF(IF(ABS([.$C53]-[.$B53])&gt;=[.M$5];1;0)=1; IF( ABS([.$C53]-[.$B53])&lt;[.N$5]; 2; 1);0)" office:value-type="float" office:value="0" calcext:value-type="float">
            <text:p>0</text:p>
          </table:table-cell>
          <table:table-cell table:style-name="ce1643"/>
          <table:table-cell table:style-name="ce1690" table:formula="of:=IF(AND([.E53]&gt;0; [.E54]=0; [.E55]=0);IF(AND([.E53]=2;[.E52]&lt;&gt;1;[.F52]&lt;&gt;1;[.F54]&lt;&gt;1;[.F53]&lt;&gt;1;[.E54]&lt;&gt;1);2;1);0)" office:value-type="float" office:value="0" calcext:value-type="float">
            <text:p>0</text:p>
          </table:table-cell>
          <table:table-cell table:style-name="ce1873" table:formula="of:=IF(AND([.F53]&gt;0; [.F54]=0; [.F55]=0);IF(AND([.F53]=2;[.F52]&lt;&gt;1;[.G52]&lt;&gt;1;[.G54]&lt;&gt;1;[.G53]&lt;&gt;1;[.F54]&lt;&gt;1);2;1);0)" office:value-type="float" office:value="2" calcext:value-type="float">
            <text:p>2</text:p>
          </table:table-cell>
          <table:table-cell table:style-name="ce2056" table:formula="of:=IF(AND([.G53]&gt;0; [.G54]=0; [.G55]=0);IF(AND([.G53]=2;[.G52]&lt;&gt;1;[.H52]&lt;&gt;1;[.H54]&lt;&gt;1;[.H53]&lt;&gt;1;[.G54]&lt;&gt;1);2;1);0)" office:value-type="float" office:value="0" calcext:value-type="float">
            <text:p>0</text:p>
          </table:table-cell>
          <table:table-cell table:style-name="ce2238" table:formula="of:=IF(AND([.H53]&gt;0; [.H54]=0; [.H55]=0);IF(AND([.H53]=2;[.H52]&lt;&gt;1;[.I52]&lt;&gt;1;[.I54]&lt;&gt;1;[.I53]&lt;&gt;1;[.H54]&lt;&gt;1);2;1);0)" office:value-type="float" office:value="0" calcext:value-type="float">
            <text:p>0</text:p>
          </table:table-cell>
          <table:table-cell table:style-name="ce2420" table:formula="of:=IF(AND([.I53]&gt;0; [.I54]=0; [.I55]=0);IF(AND([.I53]=2;[.I52]&lt;&gt;1;[.J52]&lt;&gt;1;[.J54]&lt;&gt;1;[.J53]&lt;&gt;1;[.I54]&lt;&gt;1);2;1);0)" office:value-type="float" office:value="0" calcext:value-type="float">
            <text:p>0</text:p>
          </table:table-cell>
          <table:table-cell table:style-name="ce2602" table:formula="of:=IF(AND([.J53]&gt;0; [.J54]=0; [.J55]=0);IF(AND([.J53]=2;[.J52]&lt;&gt;1;[.K52]&lt;&gt;1;[.K54]&lt;&gt;1;[.K53]&lt;&gt;1;[.J54]&lt;&gt;1);2;1);0)" office:value-type="float" office:value="0" calcext:value-type="float">
            <text:p>0</text:p>
          </table:table-cell>
          <table:table-cell table:style-name="ce2784" table:formula="of:=IF(AND([.K53]&gt;0; [.K54]=0; [.K55]=0);IF(AND([.K53]=2;[.K52]&lt;&gt;1;[.L52]&lt;&gt;1;[.L54]&lt;&gt;1;[.L53]&lt;&gt;1;[.K54]&lt;&gt;1);2;1);0)" office:value-type="float" office:value="0" calcext:value-type="float">
            <text:p>0</text:p>
          </table:table-cell>
          <table:table-cell table:style-name="ce2966" table:formula="of:=IF(AND([.L53]&gt;0; [.L54]=0; [.L55]=0);IF(AND([.L53]=2;[.L52]&lt;&gt;1;[.M52]&lt;&gt;1;[.M54]&lt;&gt;1;[.M53]&lt;&gt;1;[.L54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2-17" calcext:value-type="date">
            <text:p>2016-02-17</text:p>
          </table:table-cell>
          <table:table-cell office:value-type="float" office:value="-3.07" calcext:value-type="float">
            <text:p>-3.07</text:p>
          </table:table-cell>
          <table:table-cell table:formula="of:=AVERAGE([.B25:.B83])" office:value-type="float" office:value="-1.75203389830508" calcext:value-type="float">
            <text:p>-1.75203389830508</text:p>
          </table:table-cell>
          <table:table-cell table:formula="of:=ABS([.B54]-[.C54])" office:value-type="float" office:value="1.31796610169492" calcext:value-type="float">
            <text:p>1.31796610169492</text:p>
          </table:table-cell>
          <table:table-cell table:style-name="ce49" table:formula="of:=IF(IF(ABS([.$C54]-[.$B54])&gt;=[.E$5];1;0)=1; IF( ABS([.$C54]-[.$B54])&lt;[.F$5]; 2; 1);0)" office:value-type="float" office:value="0" calcext:value-type="float">
            <text:p>0</text:p>
          </table:table-cell>
          <table:table-cell table:style-name="ce231" table:formula="of:=IF(IF(ABS([.$C54]-[.$B54])&gt;=[.F$5];1;0)=1; IF( ABS([.$C54]-[.$B54])&lt;[.G$5]; 2; 1);0)" office:value-type="float" office:value="0" calcext:value-type="float">
            <text:p>0</text:p>
          </table:table-cell>
          <table:table-cell table:style-name="ce414" table:formula="of:=IF(IF(ABS([.$C54]-[.$B54])&gt;=[.G$5];1;0)=1; IF( ABS([.$C54]-[.$B54])&lt;[.H$5]; 2; 1);0)" office:value-type="float" office:value="0" calcext:value-type="float">
            <text:p>0</text:p>
          </table:table-cell>
          <table:table-cell table:style-name="ce597" table:formula="of:=IF(IF(ABS([.$C54]-[.$B54])&gt;=[.H$5];1;0)=1; IF( ABS([.$C54]-[.$B54])&lt;[.I$5]; 2; 1);0)" office:value-type="float" office:value="0" calcext:value-type="float">
            <text:p>0</text:p>
          </table:table-cell>
          <table:table-cell table:style-name="ce779" table:formula="of:=IF(IF(ABS([.$C54]-[.$B54])&gt;=[.I$5];1;0)=1; IF( ABS([.$C54]-[.$B54])&lt;[.J$5]; 2; 1);0)" office:value-type="float" office:value="0" calcext:value-type="float">
            <text:p>0</text:p>
          </table:table-cell>
          <table:table-cell table:style-name="ce961" table:formula="of:=IF(IF(ABS([.$C54]-[.$B54])&gt;=[.J$5];1;0)=1; IF( ABS([.$C54]-[.$B54])&lt;[.K$5]; 2; 1);0)" office:value-type="float" office:value="0" calcext:value-type="float">
            <text:p>0</text:p>
          </table:table-cell>
          <table:table-cell table:style-name="ce1143" table:formula="of:=IF(IF(ABS([.$C54]-[.$B54])&gt;=[.K$5];1;0)=1; IF( ABS([.$C54]-[.$B54])&lt;[.L$5]; 2; 1);0)" office:value-type="float" office:value="0" calcext:value-type="float">
            <text:p>0</text:p>
          </table:table-cell>
          <table:table-cell table:style-name="ce1325" table:formula="of:=IF(IF(ABS([.$C54]-[.$B54])&gt;=[.L$5];1;0)=1; IF( ABS([.$C54]-[.$B54])&lt;[.M$5]; 2; 1);0)" office:value-type="float" office:value="0" calcext:value-type="float">
            <text:p>0</text:p>
          </table:table-cell>
          <table:table-cell table:style-name="ce1507" table:formula="of:=IF(IF(ABS([.$C54]-[.$B54])&gt;=[.M$5];1;0)=1; IF( ABS([.$C54]-[.$B54])&lt;[.N$5]; 2; 1);0)" office:value-type="float" office:value="0" calcext:value-type="float">
            <text:p>0</text:p>
          </table:table-cell>
          <table:table-cell table:style-name="ce1643"/>
          <table:table-cell table:style-name="ce1691" table:formula="of:=IF(AND([.E54]&gt;0; [.E55]=0; [.E56]=0);IF(AND([.E54]=2;[.E53]&lt;&gt;1;[.F53]&lt;&gt;1;[.F55]&lt;&gt;1;[.F54]&lt;&gt;1;[.E55]&lt;&gt;1);2;1);0)" office:value-type="float" office:value="0" calcext:value-type="float">
            <text:p>0</text:p>
          </table:table-cell>
          <table:table-cell table:style-name="ce1874" table:formula="of:=IF(AND([.F54]&gt;0; [.F55]=0; [.F56]=0);IF(AND([.F54]=2;[.F53]&lt;&gt;1;[.G53]&lt;&gt;1;[.G55]&lt;&gt;1;[.G54]&lt;&gt;1;[.F55]&lt;&gt;1);2;1);0)" office:value-type="float" office:value="0" calcext:value-type="float">
            <text:p>0</text:p>
          </table:table-cell>
          <table:table-cell table:style-name="ce2057" table:formula="of:=IF(AND([.G54]&gt;0; [.G55]=0; [.G56]=0);IF(AND([.G54]=2;[.G53]&lt;&gt;1;[.H53]&lt;&gt;1;[.H55]&lt;&gt;1;[.H54]&lt;&gt;1;[.G55]&lt;&gt;1);2;1);0)" office:value-type="float" office:value="0" calcext:value-type="float">
            <text:p>0</text:p>
          </table:table-cell>
          <table:table-cell table:style-name="ce2239" table:formula="of:=IF(AND([.H54]&gt;0; [.H55]=0; [.H56]=0);IF(AND([.H54]=2;[.H53]&lt;&gt;1;[.I53]&lt;&gt;1;[.I55]&lt;&gt;1;[.I54]&lt;&gt;1;[.H55]&lt;&gt;1);2;1);0)" office:value-type="float" office:value="0" calcext:value-type="float">
            <text:p>0</text:p>
          </table:table-cell>
          <table:table-cell table:style-name="ce2421" table:formula="of:=IF(AND([.I54]&gt;0; [.I55]=0; [.I56]=0);IF(AND([.I54]=2;[.I53]&lt;&gt;1;[.J53]&lt;&gt;1;[.J55]&lt;&gt;1;[.J54]&lt;&gt;1;[.I55]&lt;&gt;1);2;1);0)" office:value-type="float" office:value="0" calcext:value-type="float">
            <text:p>0</text:p>
          </table:table-cell>
          <table:table-cell table:style-name="ce2603" table:formula="of:=IF(AND([.J54]&gt;0; [.J55]=0; [.J56]=0);IF(AND([.J54]=2;[.J53]&lt;&gt;1;[.K53]&lt;&gt;1;[.K55]&lt;&gt;1;[.K54]&lt;&gt;1;[.J55]&lt;&gt;1);2;1);0)" office:value-type="float" office:value="0" calcext:value-type="float">
            <text:p>0</text:p>
          </table:table-cell>
          <table:table-cell table:style-name="ce2785" table:formula="of:=IF(AND([.K54]&gt;0; [.K55]=0; [.K56]=0);IF(AND([.K54]=2;[.K53]&lt;&gt;1;[.L53]&lt;&gt;1;[.L55]&lt;&gt;1;[.L54]&lt;&gt;1;[.K55]&lt;&gt;1);2;1);0)" office:value-type="float" office:value="0" calcext:value-type="float">
            <text:p>0</text:p>
          </table:table-cell>
          <table:table-cell table:style-name="ce2967" table:formula="of:=IF(AND([.L54]&gt;0; [.L55]=0; [.L56]=0);IF(AND([.L54]=2;[.L53]&lt;&gt;1;[.M53]&lt;&gt;1;[.M55]&lt;&gt;1;[.M54]&lt;&gt;1;[.L55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2-18" calcext:value-type="date">
            <text:p>2016-02-18</text:p>
          </table:table-cell>
          <table:table-cell office:value-type="float" office:value="-3.742" calcext:value-type="float">
            <text:p>-3.742</text:p>
          </table:table-cell>
          <table:table-cell table:formula="of:=AVERAGE([.B26:.B84])" office:value-type="float" office:value="-1.65581355932203" calcext:value-type="float">
            <text:p>-1.65581355932203</text:p>
          </table:table-cell>
          <table:table-cell table:formula="of:=ABS([.B55]-[.C55])" office:value-type="float" office:value="2.08618644067797" calcext:value-type="float">
            <text:p>2.08618644067797</text:p>
          </table:table-cell>
          <table:table-cell table:style-name="ce50" table:formula="of:=IF(IF(ABS([.$C55]-[.$B55])&gt;=[.E$5];1;0)=1; IF( ABS([.$C55]-[.$B55])&lt;[.F$5]; 2; 1);0)" office:value-type="float" office:value="2" calcext:value-type="float">
            <text:p>2</text:p>
          </table:table-cell>
          <table:table-cell table:style-name="ce232" table:formula="of:=IF(IF(ABS([.$C55]-[.$B55])&gt;=[.F$5];1;0)=1; IF( ABS([.$C55]-[.$B55])&lt;[.G$5]; 2; 1);0)" office:value-type="float" office:value="0" calcext:value-type="float">
            <text:p>0</text:p>
          </table:table-cell>
          <table:table-cell table:style-name="ce415" table:formula="of:=IF(IF(ABS([.$C55]-[.$B55])&gt;=[.G$5];1;0)=1; IF( ABS([.$C55]-[.$B55])&lt;[.H$5]; 2; 1);0)" office:value-type="float" office:value="0" calcext:value-type="float">
            <text:p>0</text:p>
          </table:table-cell>
          <table:table-cell table:style-name="ce598" table:formula="of:=IF(IF(ABS([.$C55]-[.$B55])&gt;=[.H$5];1;0)=1; IF( ABS([.$C55]-[.$B55])&lt;[.I$5]; 2; 1);0)" office:value-type="float" office:value="0" calcext:value-type="float">
            <text:p>0</text:p>
          </table:table-cell>
          <table:table-cell table:style-name="ce780" table:formula="of:=IF(IF(ABS([.$C55]-[.$B55])&gt;=[.I$5];1;0)=1; IF( ABS([.$C55]-[.$B55])&lt;[.J$5]; 2; 1);0)" office:value-type="float" office:value="0" calcext:value-type="float">
            <text:p>0</text:p>
          </table:table-cell>
          <table:table-cell table:style-name="ce962" table:formula="of:=IF(IF(ABS([.$C55]-[.$B55])&gt;=[.J$5];1;0)=1; IF( ABS([.$C55]-[.$B55])&lt;[.K$5]; 2; 1);0)" office:value-type="float" office:value="0" calcext:value-type="float">
            <text:p>0</text:p>
          </table:table-cell>
          <table:table-cell table:style-name="ce1144" table:formula="of:=IF(IF(ABS([.$C55]-[.$B55])&gt;=[.K$5];1;0)=1; IF( ABS([.$C55]-[.$B55])&lt;[.L$5]; 2; 1);0)" office:value-type="float" office:value="0" calcext:value-type="float">
            <text:p>0</text:p>
          </table:table-cell>
          <table:table-cell table:style-name="ce1326" table:formula="of:=IF(IF(ABS([.$C55]-[.$B55])&gt;=[.L$5];1;0)=1; IF( ABS([.$C55]-[.$B55])&lt;[.M$5]; 2; 1);0)" office:value-type="float" office:value="0" calcext:value-type="float">
            <text:p>0</text:p>
          </table:table-cell>
          <table:table-cell table:style-name="ce1508" table:formula="of:=IF(IF(ABS([.$C55]-[.$B55])&gt;=[.M$5];1;0)=1; IF( ABS([.$C55]-[.$B55])&lt;[.N$5]; 2; 1);0)" office:value-type="float" office:value="0" calcext:value-type="float">
            <text:p>0</text:p>
          </table:table-cell>
          <table:table-cell table:style-name="ce1643"/>
          <table:table-cell table:style-name="ce1692" table:formula="of:=IF(AND([.E55]&gt;0; [.E56]=0; [.E57]=0);IF(AND([.E55]=2;[.E54]&lt;&gt;1;[.F54]&lt;&gt;1;[.F56]&lt;&gt;1;[.F55]&lt;&gt;1;[.E56]&lt;&gt;1);2;1);0)" office:value-type="float" office:value="0" calcext:value-type="float">
            <text:p>0</text:p>
          </table:table-cell>
          <table:table-cell table:style-name="ce1875" table:formula="of:=IF(AND([.F55]&gt;0; [.F56]=0; [.F57]=0);IF(AND([.F55]=2;[.F54]&lt;&gt;1;[.G54]&lt;&gt;1;[.G56]&lt;&gt;1;[.G55]&lt;&gt;1;[.F56]&lt;&gt;1);2;1);0)" office:value-type="float" office:value="0" calcext:value-type="float">
            <text:p>0</text:p>
          </table:table-cell>
          <table:table-cell table:style-name="ce2058" table:formula="of:=IF(AND([.G55]&gt;0; [.G56]=0; [.G57]=0);IF(AND([.G55]=2;[.G54]&lt;&gt;1;[.H54]&lt;&gt;1;[.H56]&lt;&gt;1;[.H55]&lt;&gt;1;[.G56]&lt;&gt;1);2;1);0)" office:value-type="float" office:value="0" calcext:value-type="float">
            <text:p>0</text:p>
          </table:table-cell>
          <table:table-cell table:style-name="ce2240" table:formula="of:=IF(AND([.H55]&gt;0; [.H56]=0; [.H57]=0);IF(AND([.H55]=2;[.H54]&lt;&gt;1;[.I54]&lt;&gt;1;[.I56]&lt;&gt;1;[.I55]&lt;&gt;1;[.H56]&lt;&gt;1);2;1);0)" office:value-type="float" office:value="0" calcext:value-type="float">
            <text:p>0</text:p>
          </table:table-cell>
          <table:table-cell table:style-name="ce2422" table:formula="of:=IF(AND([.I55]&gt;0; [.I56]=0; [.I57]=0);IF(AND([.I55]=2;[.I54]&lt;&gt;1;[.J54]&lt;&gt;1;[.J56]&lt;&gt;1;[.J55]&lt;&gt;1;[.I56]&lt;&gt;1);2;1);0)" office:value-type="float" office:value="0" calcext:value-type="float">
            <text:p>0</text:p>
          </table:table-cell>
          <table:table-cell table:style-name="ce2604" table:formula="of:=IF(AND([.J55]&gt;0; [.J56]=0; [.J57]=0);IF(AND([.J55]=2;[.J54]&lt;&gt;1;[.K54]&lt;&gt;1;[.K56]&lt;&gt;1;[.K55]&lt;&gt;1;[.J56]&lt;&gt;1);2;1);0)" office:value-type="float" office:value="0" calcext:value-type="float">
            <text:p>0</text:p>
          </table:table-cell>
          <table:table-cell table:style-name="ce2786" table:formula="of:=IF(AND([.K55]&gt;0; [.K56]=0; [.K57]=0);IF(AND([.K55]=2;[.K54]&lt;&gt;1;[.L54]&lt;&gt;1;[.L56]&lt;&gt;1;[.L55]&lt;&gt;1;[.K56]&lt;&gt;1);2;1);0)" office:value-type="float" office:value="0" calcext:value-type="float">
            <text:p>0</text:p>
          </table:table-cell>
          <table:table-cell table:style-name="ce2968" table:formula="of:=IF(AND([.L55]&gt;0; [.L56]=0; [.L57]=0);IF(AND([.L55]=2;[.L54]&lt;&gt;1;[.M54]&lt;&gt;1;[.M56]&lt;&gt;1;[.M55]&lt;&gt;1;[.L56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2-19" calcext:value-type="date">
            <text:p>2016-02-19</text:p>
          </table:table-cell>
          <table:table-cell office:value-type="float" office:value="-6.508" calcext:value-type="float">
            <text:p>-6.508</text:p>
          </table:table-cell>
          <table:table-cell table:formula="of:=AVERAGE([.B27:.B85])" office:value-type="float" office:value="-1.56371186440678" calcext:value-type="float">
            <text:p>-1.56371186440678</text:p>
          </table:table-cell>
          <table:table-cell table:formula="of:=ABS([.B56]-[.C56])" office:value-type="float" office:value="4.94428813559322" calcext:value-type="float">
            <text:p>4.94428813559322</text:p>
          </table:table-cell>
          <table:table-cell table:style-name="ce51" table:formula="of:=IF(IF(ABS([.$C56]-[.$B56])&gt;=[.E$5];1;0)=1; IF( ABS([.$C56]-[.$B56])&lt;[.F$5]; 2; 1);0)" office:value-type="float" office:value="1" calcext:value-type="float">
            <text:p>1</text:p>
          </table:table-cell>
          <table:table-cell table:style-name="ce233" table:formula="of:=IF(IF(ABS([.$C56]-[.$B56])&gt;=[.F$5];1;0)=1; IF( ABS([.$C56]-[.$B56])&lt;[.G$5]; 2; 1);0)" office:value-type="float" office:value="1" calcext:value-type="float">
            <text:p>1</text:p>
          </table:table-cell>
          <table:table-cell table:style-name="ce416" table:formula="of:=IF(IF(ABS([.$C56]-[.$B56])&gt;=[.G$5];1;0)=1; IF( ABS([.$C56]-[.$B56])&lt;[.H$5]; 2; 1);0)" office:value-type="float" office:value="2" calcext:value-type="float">
            <text:p>2</text:p>
          </table:table-cell>
          <table:table-cell table:style-name="ce599" table:formula="of:=IF(IF(ABS([.$C56]-[.$B56])&gt;=[.H$5];1;0)=1; IF( ABS([.$C56]-[.$B56])&lt;[.I$5]; 2; 1);0)" office:value-type="float" office:value="0" calcext:value-type="float">
            <text:p>0</text:p>
          </table:table-cell>
          <table:table-cell table:style-name="ce781" table:formula="of:=IF(IF(ABS([.$C56]-[.$B56])&gt;=[.I$5];1;0)=1; IF( ABS([.$C56]-[.$B56])&lt;[.J$5]; 2; 1);0)" office:value-type="float" office:value="0" calcext:value-type="float">
            <text:p>0</text:p>
          </table:table-cell>
          <table:table-cell table:style-name="ce963" table:formula="of:=IF(IF(ABS([.$C56]-[.$B56])&gt;=[.J$5];1;0)=1; IF( ABS([.$C56]-[.$B56])&lt;[.K$5]; 2; 1);0)" office:value-type="float" office:value="0" calcext:value-type="float">
            <text:p>0</text:p>
          </table:table-cell>
          <table:table-cell table:style-name="ce1145" table:formula="of:=IF(IF(ABS([.$C56]-[.$B56])&gt;=[.K$5];1;0)=1; IF( ABS([.$C56]-[.$B56])&lt;[.L$5]; 2; 1);0)" office:value-type="float" office:value="0" calcext:value-type="float">
            <text:p>0</text:p>
          </table:table-cell>
          <table:table-cell table:style-name="ce1327" table:formula="of:=IF(IF(ABS([.$C56]-[.$B56])&gt;=[.L$5];1;0)=1; IF( ABS([.$C56]-[.$B56])&lt;[.M$5]; 2; 1);0)" office:value-type="float" office:value="0" calcext:value-type="float">
            <text:p>0</text:p>
          </table:table-cell>
          <table:table-cell table:style-name="ce1509" table:formula="of:=IF(IF(ABS([.$C56]-[.$B56])&gt;=[.M$5];1;0)=1; IF( ABS([.$C56]-[.$B56])&lt;[.N$5]; 2; 1);0)" office:value-type="float" office:value="0" calcext:value-type="float">
            <text:p>0</text:p>
          </table:table-cell>
          <table:table-cell table:style-name="ce1643"/>
          <table:table-cell table:style-name="ce1693" table:formula="of:=IF(AND([.E56]&gt;0; [.E57]=0; [.E58]=0);IF(AND([.E56]=2;[.E55]&lt;&gt;1;[.F55]&lt;&gt;1;[.F57]&lt;&gt;1;[.F56]&lt;&gt;1;[.E57]&lt;&gt;1);2;1);0)" office:value-type="float" office:value="0" calcext:value-type="float">
            <text:p>0</text:p>
          </table:table-cell>
          <table:table-cell table:style-name="ce1876" table:formula="of:=IF(AND([.F56]&gt;0; [.F57]=0; [.F58]=0);IF(AND([.F56]=2;[.F55]&lt;&gt;1;[.G55]&lt;&gt;1;[.G57]&lt;&gt;1;[.G56]&lt;&gt;1;[.F57]&lt;&gt;1);2;1);0)" office:value-type="float" office:value="0" calcext:value-type="float">
            <text:p>0</text:p>
          </table:table-cell>
          <table:table-cell table:style-name="ce2059" table:formula="of:=IF(AND([.G56]&gt;0; [.G57]=0; [.G58]=0);IF(AND([.G56]=2;[.G55]&lt;&gt;1;[.H55]&lt;&gt;1;[.H57]&lt;&gt;1;[.H56]&lt;&gt;1;[.G57]&lt;&gt;1);2;1);0)" office:value-type="float" office:value="0" calcext:value-type="float">
            <text:p>0</text:p>
          </table:table-cell>
          <table:table-cell table:style-name="ce2241" table:formula="of:=IF(AND([.H56]&gt;0; [.H57]=0; [.H58]=0);IF(AND([.H56]=2;[.H55]&lt;&gt;1;[.I55]&lt;&gt;1;[.I57]&lt;&gt;1;[.I56]&lt;&gt;1;[.H57]&lt;&gt;1);2;1);0)" office:value-type="float" office:value="0" calcext:value-type="float">
            <text:p>0</text:p>
          </table:table-cell>
          <table:table-cell table:style-name="ce2423" table:formula="of:=IF(AND([.I56]&gt;0; [.I57]=0; [.I58]=0);IF(AND([.I56]=2;[.I55]&lt;&gt;1;[.J55]&lt;&gt;1;[.J57]&lt;&gt;1;[.J56]&lt;&gt;1;[.I57]&lt;&gt;1);2;1);0)" office:value-type="float" office:value="0" calcext:value-type="float">
            <text:p>0</text:p>
          </table:table-cell>
          <table:table-cell table:style-name="ce2605" table:formula="of:=IF(AND([.J56]&gt;0; [.J57]=0; [.J58]=0);IF(AND([.J56]=2;[.J55]&lt;&gt;1;[.K55]&lt;&gt;1;[.K57]&lt;&gt;1;[.K56]&lt;&gt;1;[.J57]&lt;&gt;1);2;1);0)" office:value-type="float" office:value="0" calcext:value-type="float">
            <text:p>0</text:p>
          </table:table-cell>
          <table:table-cell table:style-name="ce2787" table:formula="of:=IF(AND([.K56]&gt;0; [.K57]=0; [.K58]=0);IF(AND([.K56]=2;[.K55]&lt;&gt;1;[.L55]&lt;&gt;1;[.L57]&lt;&gt;1;[.L56]&lt;&gt;1;[.K57]&lt;&gt;1);2;1);0)" office:value-type="float" office:value="0" calcext:value-type="float">
            <text:p>0</text:p>
          </table:table-cell>
          <table:table-cell table:style-name="ce2969" table:formula="of:=IF(AND([.L56]&gt;0; [.L57]=0; [.L58]=0);IF(AND([.L56]=2;[.L55]&lt;&gt;1;[.M55]&lt;&gt;1;[.M57]&lt;&gt;1;[.M56]&lt;&gt;1;[.L57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2-20" calcext:value-type="date">
            <text:p>2016-02-20</text:p>
          </table:table-cell>
          <table:table-cell office:value-type="float" office:value="-2.531" calcext:value-type="float">
            <text:p>-2.531</text:p>
          </table:table-cell>
          <table:table-cell table:formula="of:=AVERAGE([.B28:.B86])" office:value-type="float" office:value="-1.45198305084746" calcext:value-type="float">
            <text:p>-1.45198305084746</text:p>
          </table:table-cell>
          <table:table-cell table:formula="of:=ABS([.B57]-[.C57])" office:value-type="float" office:value="1.07901694915254" calcext:value-type="float">
            <text:p>1.07901694915254</text:p>
          </table:table-cell>
          <table:table-cell table:style-name="ce52" table:formula="of:=IF(IF(ABS([.$C57]-[.$B57])&gt;=[.E$5];1;0)=1; IF( ABS([.$C57]-[.$B57])&lt;[.F$5]; 2; 1);0)" office:value-type="float" office:value="0" calcext:value-type="float">
            <text:p>0</text:p>
          </table:table-cell>
          <table:table-cell table:style-name="ce234" table:formula="of:=IF(IF(ABS([.$C57]-[.$B57])&gt;=[.F$5];1;0)=1; IF( ABS([.$C57]-[.$B57])&lt;[.G$5]; 2; 1);0)" office:value-type="float" office:value="0" calcext:value-type="float">
            <text:p>0</text:p>
          </table:table-cell>
          <table:table-cell table:style-name="ce417" table:formula="of:=IF(IF(ABS([.$C57]-[.$B57])&gt;=[.G$5];1;0)=1; IF( ABS([.$C57]-[.$B57])&lt;[.H$5]; 2; 1);0)" office:value-type="float" office:value="0" calcext:value-type="float">
            <text:p>0</text:p>
          </table:table-cell>
          <table:table-cell table:style-name="ce600" table:formula="of:=IF(IF(ABS([.$C57]-[.$B57])&gt;=[.H$5];1;0)=1; IF( ABS([.$C57]-[.$B57])&lt;[.I$5]; 2; 1);0)" office:value-type="float" office:value="0" calcext:value-type="float">
            <text:p>0</text:p>
          </table:table-cell>
          <table:table-cell table:style-name="ce782" table:formula="of:=IF(IF(ABS([.$C57]-[.$B57])&gt;=[.I$5];1;0)=1; IF( ABS([.$C57]-[.$B57])&lt;[.J$5]; 2; 1);0)" office:value-type="float" office:value="0" calcext:value-type="float">
            <text:p>0</text:p>
          </table:table-cell>
          <table:table-cell table:style-name="ce964" table:formula="of:=IF(IF(ABS([.$C57]-[.$B57])&gt;=[.J$5];1;0)=1; IF( ABS([.$C57]-[.$B57])&lt;[.K$5]; 2; 1);0)" office:value-type="float" office:value="0" calcext:value-type="float">
            <text:p>0</text:p>
          </table:table-cell>
          <table:table-cell table:style-name="ce1146" table:formula="of:=IF(IF(ABS([.$C57]-[.$B57])&gt;=[.K$5];1;0)=1; IF( ABS([.$C57]-[.$B57])&lt;[.L$5]; 2; 1);0)" office:value-type="float" office:value="0" calcext:value-type="float">
            <text:p>0</text:p>
          </table:table-cell>
          <table:table-cell table:style-name="ce1328" table:formula="of:=IF(IF(ABS([.$C57]-[.$B57])&gt;=[.L$5];1;0)=1; IF( ABS([.$C57]-[.$B57])&lt;[.M$5]; 2; 1);0)" office:value-type="float" office:value="0" calcext:value-type="float">
            <text:p>0</text:p>
          </table:table-cell>
          <table:table-cell table:style-name="ce1510" table:formula="of:=IF(IF(ABS([.$C57]-[.$B57])&gt;=[.M$5];1;0)=1; IF( ABS([.$C57]-[.$B57])&lt;[.N$5]; 2; 1);0)" office:value-type="float" office:value="0" calcext:value-type="float">
            <text:p>0</text:p>
          </table:table-cell>
          <table:table-cell table:style-name="ce1643"/>
          <table:table-cell table:style-name="ce1694" table:formula="of:=IF(AND([.E57]&gt;0; [.E58]=0; [.E59]=0);IF(AND([.E57]=2;[.E56]&lt;&gt;1;[.F56]&lt;&gt;1;[.F58]&lt;&gt;1;[.F57]&lt;&gt;1;[.E58]&lt;&gt;1);2;1);0)" office:value-type="float" office:value="0" calcext:value-type="float">
            <text:p>0</text:p>
          </table:table-cell>
          <table:table-cell table:style-name="ce1877" table:formula="of:=IF(AND([.F57]&gt;0; [.F58]=0; [.F59]=0);IF(AND([.F57]=2;[.F56]&lt;&gt;1;[.G56]&lt;&gt;1;[.G58]&lt;&gt;1;[.G57]&lt;&gt;1;[.F58]&lt;&gt;1);2;1);0)" office:value-type="float" office:value="0" calcext:value-type="float">
            <text:p>0</text:p>
          </table:table-cell>
          <table:table-cell table:style-name="ce2060" table:formula="of:=IF(AND([.G57]&gt;0; [.G58]=0; [.G59]=0);IF(AND([.G57]=2;[.G56]&lt;&gt;1;[.H56]&lt;&gt;1;[.H58]&lt;&gt;1;[.H57]&lt;&gt;1;[.G58]&lt;&gt;1);2;1);0)" office:value-type="float" office:value="0" calcext:value-type="float">
            <text:p>0</text:p>
          </table:table-cell>
          <table:table-cell table:style-name="ce2242" table:formula="of:=IF(AND([.H57]&gt;0; [.H58]=0; [.H59]=0);IF(AND([.H57]=2;[.H56]&lt;&gt;1;[.I56]&lt;&gt;1;[.I58]&lt;&gt;1;[.I57]&lt;&gt;1;[.H58]&lt;&gt;1);2;1);0)" office:value-type="float" office:value="0" calcext:value-type="float">
            <text:p>0</text:p>
          </table:table-cell>
          <table:table-cell table:style-name="ce2424" table:formula="of:=IF(AND([.I57]&gt;0; [.I58]=0; [.I59]=0);IF(AND([.I57]=2;[.I56]&lt;&gt;1;[.J56]&lt;&gt;1;[.J58]&lt;&gt;1;[.J57]&lt;&gt;1;[.I58]&lt;&gt;1);2;1);0)" office:value-type="float" office:value="0" calcext:value-type="float">
            <text:p>0</text:p>
          </table:table-cell>
          <table:table-cell table:style-name="ce2606" table:formula="of:=IF(AND([.J57]&gt;0; [.J58]=0; [.J59]=0);IF(AND([.J57]=2;[.J56]&lt;&gt;1;[.K56]&lt;&gt;1;[.K58]&lt;&gt;1;[.K57]&lt;&gt;1;[.J58]&lt;&gt;1);2;1);0)" office:value-type="float" office:value="0" calcext:value-type="float">
            <text:p>0</text:p>
          </table:table-cell>
          <table:table-cell table:style-name="ce2788" table:formula="of:=IF(AND([.K57]&gt;0; [.K58]=0; [.K59]=0);IF(AND([.K57]=2;[.K56]&lt;&gt;1;[.L56]&lt;&gt;1;[.L58]&lt;&gt;1;[.L57]&lt;&gt;1;[.K58]&lt;&gt;1);2;1);0)" office:value-type="float" office:value="0" calcext:value-type="float">
            <text:p>0</text:p>
          </table:table-cell>
          <table:table-cell table:style-name="ce2970" table:formula="of:=IF(AND([.L57]&gt;0; [.L58]=0; [.L59]=0);IF(AND([.L57]=2;[.L56]&lt;&gt;1;[.M56]&lt;&gt;1;[.M58]&lt;&gt;1;[.M57]&lt;&gt;1;[.L58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2-21" calcext:value-type="date">
            <text:p>2016-02-21</text:p>
          </table:table-cell>
          <table:table-cell office:value-type="float" office:value="7.672" calcext:value-type="float">
            <text:p>7.672</text:p>
          </table:table-cell>
          <table:table-cell table:formula="of:=AVERAGE([.B29:.B87])" office:value-type="float" office:value="-1.42862711864407" calcext:value-type="float">
            <text:p>-1.42862711864407</text:p>
          </table:table-cell>
          <table:table-cell table:formula="of:=ABS([.B58]-[.C58])" office:value-type="float" office:value="9.10062711864407" calcext:value-type="float">
            <text:p>9.10062711864407</text:p>
          </table:table-cell>
          <table:table-cell table:style-name="ce53" table:formula="of:=IF(IF(ABS([.$C58]-[.$B58])&gt;=[.E$5];1;0)=1; IF( ABS([.$C58]-[.$B58])&lt;[.F$5]; 2; 1);0)" office:value-type="float" office:value="1" calcext:value-type="float">
            <text:p>1</text:p>
          </table:table-cell>
          <table:table-cell table:style-name="ce235" table:formula="of:=IF(IF(ABS([.$C58]-[.$B58])&gt;=[.F$5];1;0)=1; IF( ABS([.$C58]-[.$B58])&lt;[.G$5]; 2; 1);0)" office:value-type="float" office:value="1" calcext:value-type="float">
            <text:p>1</text:p>
          </table:table-cell>
          <table:table-cell table:style-name="ce418" table:formula="of:=IF(IF(ABS([.$C58]-[.$B58])&gt;=[.G$5];1;0)=1; IF( ABS([.$C58]-[.$B58])&lt;[.H$5]; 2; 1);0)" office:value-type="float" office:value="1" calcext:value-type="float">
            <text:p>1</text:p>
          </table:table-cell>
          <table:table-cell table:style-name="ce601" table:formula="of:=IF(IF(ABS([.$C58]-[.$B58])&gt;=[.H$5];1;0)=1; IF( ABS([.$C58]-[.$B58])&lt;[.I$5]; 2; 1);0)" office:value-type="float" office:value="1" calcext:value-type="float">
            <text:p>1</text:p>
          </table:table-cell>
          <table:table-cell table:style-name="ce783" table:formula="of:=IF(IF(ABS([.$C58]-[.$B58])&gt;=[.I$5];1;0)=1; IF( ABS([.$C58]-[.$B58])&lt;[.J$5]; 2; 1);0)" office:value-type="float" office:value="1" calcext:value-type="float">
            <text:p>1</text:p>
          </table:table-cell>
          <table:table-cell table:style-name="ce965" table:formula="of:=IF(IF(ABS([.$C58]-[.$B58])&gt;=[.J$5];1;0)=1; IF( ABS([.$C58]-[.$B58])&lt;[.K$5]; 2; 1);0)" office:value-type="float" office:value="1" calcext:value-type="float">
            <text:p>1</text:p>
          </table:table-cell>
          <table:table-cell table:style-name="ce1147" table:formula="of:=IF(IF(ABS([.$C58]-[.$B58])&gt;=[.K$5];1;0)=1; IF( ABS([.$C58]-[.$B58])&lt;[.L$5]; 2; 1);0)" office:value-type="float" office:value="1" calcext:value-type="float">
            <text:p>1</text:p>
          </table:table-cell>
          <table:table-cell table:style-name="ce1329" table:formula="of:=IF(IF(ABS([.$C58]-[.$B58])&gt;=[.L$5];1;0)=1; IF( ABS([.$C58]-[.$B58])&lt;[.M$5]; 2; 1);0)" office:value-type="float" office:value="2" calcext:value-type="float">
            <text:p>2</text:p>
          </table:table-cell>
          <table:table-cell table:style-name="ce1511" table:formula="of:=IF(IF(ABS([.$C58]-[.$B58])&gt;=[.M$5];1;0)=1; IF( ABS([.$C58]-[.$B58])&lt;[.N$5]; 2; 1);0)" office:value-type="float" office:value="0" calcext:value-type="float">
            <text:p>0</text:p>
          </table:table-cell>
          <table:table-cell table:style-name="ce1643"/>
          <table:table-cell table:style-name="ce1695" table:formula="of:=IF(AND([.E58]&gt;0; [.E59]=0; [.E60]=0);IF(AND([.E58]=2;[.E57]&lt;&gt;1;[.F57]&lt;&gt;1;[.F59]&lt;&gt;1;[.F58]&lt;&gt;1;[.E59]&lt;&gt;1);2;1);0)" office:value-type="float" office:value="0" calcext:value-type="float">
            <text:p>0</text:p>
          </table:table-cell>
          <table:table-cell table:style-name="ce1878" table:formula="of:=IF(AND([.F58]&gt;0; [.F59]=0; [.F60]=0);IF(AND([.F58]=2;[.F57]&lt;&gt;1;[.G57]&lt;&gt;1;[.G59]&lt;&gt;1;[.G58]&lt;&gt;1;[.F59]&lt;&gt;1);2;1);0)" office:value-type="float" office:value="0" calcext:value-type="float">
            <text:p>0</text:p>
          </table:table-cell>
          <table:table-cell table:style-name="ce2061" table:formula="of:=IF(AND([.G58]&gt;0; [.G59]=0; [.G60]=0);IF(AND([.G58]=2;[.G57]&lt;&gt;1;[.H57]&lt;&gt;1;[.H59]&lt;&gt;1;[.H58]&lt;&gt;1;[.G59]&lt;&gt;1);2;1);0)" office:value-type="float" office:value="0" calcext:value-type="float">
            <text:p>0</text:p>
          </table:table-cell>
          <table:table-cell table:style-name="ce2243" table:formula="of:=IF(AND([.H58]&gt;0; [.H59]=0; [.H60]=0);IF(AND([.H58]=2;[.H57]&lt;&gt;1;[.I57]&lt;&gt;1;[.I59]&lt;&gt;1;[.I58]&lt;&gt;1;[.H59]&lt;&gt;1);2;1);0)" office:value-type="float" office:value="0" calcext:value-type="float">
            <text:p>0</text:p>
          </table:table-cell>
          <table:table-cell table:style-name="ce2425" table:formula="of:=IF(AND([.I58]&gt;0; [.I59]=0; [.I60]=0);IF(AND([.I58]=2;[.I57]&lt;&gt;1;[.J57]&lt;&gt;1;[.J59]&lt;&gt;1;[.J58]&lt;&gt;1;[.I59]&lt;&gt;1);2;1);0)" office:value-type="float" office:value="0" calcext:value-type="float">
            <text:p>0</text:p>
          </table:table-cell>
          <table:table-cell table:style-name="ce2607" table:formula="of:=IF(AND([.J58]&gt;0; [.J59]=0; [.J60]=0);IF(AND([.J58]=2;[.J57]&lt;&gt;1;[.K57]&lt;&gt;1;[.K59]&lt;&gt;1;[.K58]&lt;&gt;1;[.J59]&lt;&gt;1);2;1);0)" office:value-type="float" office:value="0" calcext:value-type="float">
            <text:p>0</text:p>
          </table:table-cell>
          <table:table-cell table:style-name="ce2789" table:formula="of:=IF(AND([.K58]&gt;0; [.K59]=0; [.K60]=0);IF(AND([.K58]=2;[.K57]&lt;&gt;1;[.L57]&lt;&gt;1;[.L59]&lt;&gt;1;[.L58]&lt;&gt;1;[.K59]&lt;&gt;1);2;1);0)" office:value-type="float" office:value="1" calcext:value-type="float">
            <text:p>1</text:p>
          </table:table-cell>
          <table:table-cell table:style-name="ce2971" table:formula="of:=IF(AND([.L58]&gt;0; [.L59]=0; [.L60]=0);IF(AND([.L58]=2;[.L57]&lt;&gt;1;[.M57]&lt;&gt;1;[.M59]&lt;&gt;1;[.M58]&lt;&gt;1;[.L59]&lt;&gt;1);2;1);0)" office:value-type="float" office:value="2" calcext:value-type="float">
            <text:p>2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2-22" calcext:value-type="date">
            <text:p>2016-02-22</text:p>
          </table:table-cell>
          <table:table-cell office:value-type="float" office:value="5.668" calcext:value-type="float">
            <text:p>5.668</text:p>
          </table:table-cell>
          <table:table-cell table:formula="of:=AVERAGE([.B30:.B88])" office:value-type="float" office:value="-1.42489830508475" calcext:value-type="float">
            <text:p>-1.42489830508475</text:p>
          </table:table-cell>
          <table:table-cell table:formula="of:=ABS([.B59]-[.C59])" office:value-type="float" office:value="7.09289830508475" calcext:value-type="float">
            <text:p>7.09289830508475</text:p>
          </table:table-cell>
          <table:table-cell table:style-name="ce54" table:formula="of:=IF(IF(ABS([.$C59]-[.$B59])&gt;=[.E$5];1;0)=1; IF( ABS([.$C59]-[.$B59])&lt;[.F$5]; 2; 1);0)" office:value-type="float" office:value="1" calcext:value-type="float">
            <text:p>1</text:p>
          </table:table-cell>
          <table:table-cell table:style-name="ce236" table:formula="of:=IF(IF(ABS([.$C59]-[.$B59])&gt;=[.F$5];1;0)=1; IF( ABS([.$C59]-[.$B59])&lt;[.G$5]; 2; 1);0)" office:value-type="float" office:value="1" calcext:value-type="float">
            <text:p>1</text:p>
          </table:table-cell>
          <table:table-cell table:style-name="ce419" table:formula="of:=IF(IF(ABS([.$C59]-[.$B59])&gt;=[.G$5];1;0)=1; IF( ABS([.$C59]-[.$B59])&lt;[.H$5]; 2; 1);0)" office:value-type="float" office:value="1" calcext:value-type="float">
            <text:p>1</text:p>
          </table:table-cell>
          <table:table-cell table:style-name="ce602" table:formula="of:=IF(IF(ABS([.$C59]-[.$B59])&gt;=[.H$5];1;0)=1; IF( ABS([.$C59]-[.$B59])&lt;[.I$5]; 2; 1);0)" office:value-type="float" office:value="1" calcext:value-type="float">
            <text:p>1</text:p>
          </table:table-cell>
          <table:table-cell table:style-name="ce784" table:formula="of:=IF(IF(ABS([.$C59]-[.$B59])&gt;=[.I$5];1;0)=1; IF( ABS([.$C59]-[.$B59])&lt;[.J$5]; 2; 1);0)" office:value-type="float" office:value="1" calcext:value-type="float">
            <text:p>1</text:p>
          </table:table-cell>
          <table:table-cell table:style-name="ce966" table:formula="of:=IF(IF(ABS([.$C59]-[.$B59])&gt;=[.J$5];1;0)=1; IF( ABS([.$C59]-[.$B59])&lt;[.K$5]; 2; 1);0)" office:value-type="float" office:value="2" calcext:value-type="float">
            <text:p>2</text:p>
          </table:table-cell>
          <table:table-cell table:style-name="ce1148" table:formula="of:=IF(IF(ABS([.$C59]-[.$B59])&gt;=[.K$5];1;0)=1; IF( ABS([.$C59]-[.$B59])&lt;[.L$5]; 2; 1);0)" office:value-type="float" office:value="0" calcext:value-type="float">
            <text:p>0</text:p>
          </table:table-cell>
          <table:table-cell table:style-name="ce1330" table:formula="of:=IF(IF(ABS([.$C59]-[.$B59])&gt;=[.L$5];1;0)=1; IF( ABS([.$C59]-[.$B59])&lt;[.M$5]; 2; 1);0)" office:value-type="float" office:value="0" calcext:value-type="float">
            <text:p>0</text:p>
          </table:table-cell>
          <table:table-cell table:style-name="ce1512" table:formula="of:=IF(IF(ABS([.$C59]-[.$B59])&gt;=[.M$5];1;0)=1; IF( ABS([.$C59]-[.$B59])&lt;[.N$5]; 2; 1);0)" office:value-type="float" office:value="0" calcext:value-type="float">
            <text:p>0</text:p>
          </table:table-cell>
          <table:table-cell table:style-name="ce1643"/>
          <table:table-cell table:style-name="ce1696" table:formula="of:=IF(AND([.E59]&gt;0; [.E60]=0; [.E61]=0);IF(AND([.E59]=2;[.E58]&lt;&gt;1;[.F58]&lt;&gt;1;[.F60]&lt;&gt;1;[.F59]&lt;&gt;1;[.E60]&lt;&gt;1);2;1);0)" office:value-type="float" office:value="1" calcext:value-type="float">
            <text:p>1</text:p>
          </table:table-cell>
          <table:table-cell table:style-name="ce1879" table:formula="of:=IF(AND([.F59]&gt;0; [.F60]=0; [.F61]=0);IF(AND([.F59]=2;[.F58]&lt;&gt;1;[.G58]&lt;&gt;1;[.G60]&lt;&gt;1;[.G59]&lt;&gt;1;[.F60]&lt;&gt;1);2;1);0)" office:value-type="float" office:value="1" calcext:value-type="float">
            <text:p>1</text:p>
          </table:table-cell>
          <table:table-cell table:style-name="ce2062" table:formula="of:=IF(AND([.G59]&gt;0; [.G60]=0; [.G61]=0);IF(AND([.G59]=2;[.G58]&lt;&gt;1;[.H58]&lt;&gt;1;[.H60]&lt;&gt;1;[.H59]&lt;&gt;1;[.G60]&lt;&gt;1);2;1);0)" office:value-type="float" office:value="1" calcext:value-type="float">
            <text:p>1</text:p>
          </table:table-cell>
          <table:table-cell table:style-name="ce2244" table:formula="of:=IF(AND([.H59]&gt;0; [.H60]=0; [.H61]=0);IF(AND([.H59]=2;[.H58]&lt;&gt;1;[.I58]&lt;&gt;1;[.I60]&lt;&gt;1;[.I59]&lt;&gt;1;[.H60]&lt;&gt;1);2;1);0)" office:value-type="float" office:value="1" calcext:value-type="float">
            <text:p>1</text:p>
          </table:table-cell>
          <table:table-cell table:style-name="ce2426" table:formula="of:=IF(AND([.I59]&gt;0; [.I60]=0; [.I61]=0);IF(AND([.I59]=2;[.I58]&lt;&gt;1;[.J58]&lt;&gt;1;[.J60]&lt;&gt;1;[.J59]&lt;&gt;1;[.I60]&lt;&gt;1);2;1);0)" office:value-type="float" office:value="1" calcext:value-type="float">
            <text:p>1</text:p>
          </table:table-cell>
          <table:table-cell table:style-name="ce2608" table:formula="of:=IF(AND([.J59]&gt;0; [.J60]=0; [.J61]=0);IF(AND([.J59]=2;[.J58]&lt;&gt;1;[.K58]&lt;&gt;1;[.K60]&lt;&gt;1;[.K59]&lt;&gt;1;[.J60]&lt;&gt;1);2;1);0)" office:value-type="float" office:value="1" calcext:value-type="float">
            <text:p>1</text:p>
          </table:table-cell>
          <table:table-cell table:style-name="ce2790" table:formula="of:=IF(AND([.K59]&gt;0; [.K60]=0; [.K61]=0);IF(AND([.K59]=2;[.K58]&lt;&gt;1;[.L58]&lt;&gt;1;[.L60]&lt;&gt;1;[.L59]&lt;&gt;1;[.K60]&lt;&gt;1);2;1);0)" office:value-type="float" office:value="0" calcext:value-type="float">
            <text:p>0</text:p>
          </table:table-cell>
          <table:table-cell table:style-name="ce2972" table:formula="of:=IF(AND([.L59]&gt;0; [.L60]=0; [.L61]=0);IF(AND([.L59]=2;[.L58]&lt;&gt;1;[.M58]&lt;&gt;1;[.M60]&lt;&gt;1;[.M59]&lt;&gt;1;[.L60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2-23" calcext:value-type="date">
            <text:p>2016-02-23</text:p>
          </table:table-cell>
          <table:table-cell office:value-type="float" office:value="-0.274" calcext:value-type="float">
            <text:p>-0.274</text:p>
          </table:table-cell>
          <table:table-cell table:formula="of:=AVERAGE([.B31:.B89])" office:value-type="float" office:value="-1.5321186440678" calcext:value-type="float">
            <text:p>-1.5321186440678</text:p>
          </table:table-cell>
          <table:table-cell table:formula="of:=ABS([.B60]-[.C60])" office:value-type="float" office:value="1.2581186440678" calcext:value-type="float">
            <text:p>1.2581186440678</text:p>
          </table:table-cell>
          <table:table-cell table:style-name="ce55" table:formula="of:=IF(IF(ABS([.$C60]-[.$B60])&gt;=[.E$5];1;0)=1; IF( ABS([.$C60]-[.$B60])&lt;[.F$5]; 2; 1);0)" office:value-type="float" office:value="0" calcext:value-type="float">
            <text:p>0</text:p>
          </table:table-cell>
          <table:table-cell table:style-name="ce237" table:formula="of:=IF(IF(ABS([.$C60]-[.$B60])&gt;=[.F$5];1;0)=1; IF( ABS([.$C60]-[.$B60])&lt;[.G$5]; 2; 1);0)" office:value-type="float" office:value="0" calcext:value-type="float">
            <text:p>0</text:p>
          </table:table-cell>
          <table:table-cell table:style-name="ce420" table:formula="of:=IF(IF(ABS([.$C60]-[.$B60])&gt;=[.G$5];1;0)=1; IF( ABS([.$C60]-[.$B60])&lt;[.H$5]; 2; 1);0)" office:value-type="float" office:value="0" calcext:value-type="float">
            <text:p>0</text:p>
          </table:table-cell>
          <table:table-cell table:style-name="ce603" table:formula="of:=IF(IF(ABS([.$C60]-[.$B60])&gt;=[.H$5];1;0)=1; IF( ABS([.$C60]-[.$B60])&lt;[.I$5]; 2; 1);0)" office:value-type="float" office:value="0" calcext:value-type="float">
            <text:p>0</text:p>
          </table:table-cell>
          <table:table-cell table:style-name="ce785" table:formula="of:=IF(IF(ABS([.$C60]-[.$B60])&gt;=[.I$5];1;0)=1; IF( ABS([.$C60]-[.$B60])&lt;[.J$5]; 2; 1);0)" office:value-type="float" office:value="0" calcext:value-type="float">
            <text:p>0</text:p>
          </table:table-cell>
          <table:table-cell table:style-name="ce967" table:formula="of:=IF(IF(ABS([.$C60]-[.$B60])&gt;=[.J$5];1;0)=1; IF( ABS([.$C60]-[.$B60])&lt;[.K$5]; 2; 1);0)" office:value-type="float" office:value="0" calcext:value-type="float">
            <text:p>0</text:p>
          </table:table-cell>
          <table:table-cell table:style-name="ce1149" table:formula="of:=IF(IF(ABS([.$C60]-[.$B60])&gt;=[.K$5];1;0)=1; IF( ABS([.$C60]-[.$B60])&lt;[.L$5]; 2; 1);0)" office:value-type="float" office:value="0" calcext:value-type="float">
            <text:p>0</text:p>
          </table:table-cell>
          <table:table-cell table:style-name="ce1331" table:formula="of:=IF(IF(ABS([.$C60]-[.$B60])&gt;=[.L$5];1;0)=1; IF( ABS([.$C60]-[.$B60])&lt;[.M$5]; 2; 1);0)" office:value-type="float" office:value="0" calcext:value-type="float">
            <text:p>0</text:p>
          </table:table-cell>
          <table:table-cell table:style-name="ce1513" table:formula="of:=IF(IF(ABS([.$C60]-[.$B60])&gt;=[.M$5];1;0)=1; IF( ABS([.$C60]-[.$B60])&lt;[.N$5]; 2; 1);0)" office:value-type="float" office:value="0" calcext:value-type="float">
            <text:p>0</text:p>
          </table:table-cell>
          <table:table-cell table:style-name="ce1643"/>
          <table:table-cell table:style-name="ce1697" table:formula="of:=IF(AND([.E60]&gt;0; [.E61]=0; [.E62]=0);IF(AND([.E60]=2;[.E59]&lt;&gt;1;[.F59]&lt;&gt;1;[.F61]&lt;&gt;1;[.F60]&lt;&gt;1;[.E61]&lt;&gt;1);2;1);0)" office:value-type="float" office:value="0" calcext:value-type="float">
            <text:p>0</text:p>
          </table:table-cell>
          <table:table-cell table:style-name="ce1880" table:formula="of:=IF(AND([.F60]&gt;0; [.F61]=0; [.F62]=0);IF(AND([.F60]=2;[.F59]&lt;&gt;1;[.G59]&lt;&gt;1;[.G61]&lt;&gt;1;[.G60]&lt;&gt;1;[.F61]&lt;&gt;1);2;1);0)" office:value-type="float" office:value="0" calcext:value-type="float">
            <text:p>0</text:p>
          </table:table-cell>
          <table:table-cell table:style-name="ce2063" table:formula="of:=IF(AND([.G60]&gt;0; [.G61]=0; [.G62]=0);IF(AND([.G60]=2;[.G59]&lt;&gt;1;[.H59]&lt;&gt;1;[.H61]&lt;&gt;1;[.H60]&lt;&gt;1;[.G61]&lt;&gt;1);2;1);0)" office:value-type="float" office:value="0" calcext:value-type="float">
            <text:p>0</text:p>
          </table:table-cell>
          <table:table-cell table:style-name="ce2245" table:formula="of:=IF(AND([.H60]&gt;0; [.H61]=0; [.H62]=0);IF(AND([.H60]=2;[.H59]&lt;&gt;1;[.I59]&lt;&gt;1;[.I61]&lt;&gt;1;[.I60]&lt;&gt;1;[.H61]&lt;&gt;1);2;1);0)" office:value-type="float" office:value="0" calcext:value-type="float">
            <text:p>0</text:p>
          </table:table-cell>
          <table:table-cell table:style-name="ce2427" table:formula="of:=IF(AND([.I60]&gt;0; [.I61]=0; [.I62]=0);IF(AND([.I60]=2;[.I59]&lt;&gt;1;[.J59]&lt;&gt;1;[.J61]&lt;&gt;1;[.J60]&lt;&gt;1;[.I61]&lt;&gt;1);2;1);0)" office:value-type="float" office:value="0" calcext:value-type="float">
            <text:p>0</text:p>
          </table:table-cell>
          <table:table-cell table:style-name="ce2609" table:formula="of:=IF(AND([.J60]&gt;0; [.J61]=0; [.J62]=0);IF(AND([.J60]=2;[.J59]&lt;&gt;1;[.K59]&lt;&gt;1;[.K61]&lt;&gt;1;[.K60]&lt;&gt;1;[.J61]&lt;&gt;1);2;1);0)" office:value-type="float" office:value="0" calcext:value-type="float">
            <text:p>0</text:p>
          </table:table-cell>
          <table:table-cell table:style-name="ce2791" table:formula="of:=IF(AND([.K60]&gt;0; [.K61]=0; [.K62]=0);IF(AND([.K60]=2;[.K59]&lt;&gt;1;[.L59]&lt;&gt;1;[.L61]&lt;&gt;1;[.L60]&lt;&gt;1;[.K61]&lt;&gt;1);2;1);0)" office:value-type="float" office:value="0" calcext:value-type="float">
            <text:p>0</text:p>
          </table:table-cell>
          <table:table-cell table:style-name="ce2973" table:formula="of:=IF(AND([.L60]&gt;0; [.L61]=0; [.L62]=0);IF(AND([.L60]=2;[.L59]&lt;&gt;1;[.M59]&lt;&gt;1;[.M61]&lt;&gt;1;[.M60]&lt;&gt;1;[.L61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2-24" calcext:value-type="date">
            <text:p>2016-02-24</text:p>
          </table:table-cell>
          <table:table-cell office:value-type="float" office:value="-2.4" calcext:value-type="float">
            <text:p>-2.4</text:p>
          </table:table-cell>
          <table:table-cell table:formula="of:=AVERAGE([.B32:.B90])" office:value-type="float" office:value="-1.6368813559322" calcext:value-type="float">
            <text:p>-1.6368813559322</text:p>
          </table:table-cell>
          <table:table-cell table:formula="of:=ABS([.B61]-[.C61])" office:value-type="float" office:value="0.763118644067796" calcext:value-type="float">
            <text:p>0.763118644067796</text:p>
          </table:table-cell>
          <table:table-cell table:style-name="ce56" table:formula="of:=IF(IF(ABS([.$C61]-[.$B61])&gt;=[.E$5];1;0)=1; IF( ABS([.$C61]-[.$B61])&lt;[.F$5]; 2; 1);0)" office:value-type="float" office:value="0" calcext:value-type="float">
            <text:p>0</text:p>
          </table:table-cell>
          <table:table-cell table:style-name="ce238" table:formula="of:=IF(IF(ABS([.$C61]-[.$B61])&gt;=[.F$5];1;0)=1; IF( ABS([.$C61]-[.$B61])&lt;[.G$5]; 2; 1);0)" office:value-type="float" office:value="0" calcext:value-type="float">
            <text:p>0</text:p>
          </table:table-cell>
          <table:table-cell table:style-name="ce421" table:formula="of:=IF(IF(ABS([.$C61]-[.$B61])&gt;=[.G$5];1;0)=1; IF( ABS([.$C61]-[.$B61])&lt;[.H$5]; 2; 1);0)" office:value-type="float" office:value="0" calcext:value-type="float">
            <text:p>0</text:p>
          </table:table-cell>
          <table:table-cell table:style-name="ce604" table:formula="of:=IF(IF(ABS([.$C61]-[.$B61])&gt;=[.H$5];1;0)=1; IF( ABS([.$C61]-[.$B61])&lt;[.I$5]; 2; 1);0)" office:value-type="float" office:value="0" calcext:value-type="float">
            <text:p>0</text:p>
          </table:table-cell>
          <table:table-cell table:style-name="ce786" table:formula="of:=IF(IF(ABS([.$C61]-[.$B61])&gt;=[.I$5];1;0)=1; IF( ABS([.$C61]-[.$B61])&lt;[.J$5]; 2; 1);0)" office:value-type="float" office:value="0" calcext:value-type="float">
            <text:p>0</text:p>
          </table:table-cell>
          <table:table-cell table:style-name="ce968" table:formula="of:=IF(IF(ABS([.$C61]-[.$B61])&gt;=[.J$5];1;0)=1; IF( ABS([.$C61]-[.$B61])&lt;[.K$5]; 2; 1);0)" office:value-type="float" office:value="0" calcext:value-type="float">
            <text:p>0</text:p>
          </table:table-cell>
          <table:table-cell table:style-name="ce1150" table:formula="of:=IF(IF(ABS([.$C61]-[.$B61])&gt;=[.K$5];1;0)=1; IF( ABS([.$C61]-[.$B61])&lt;[.L$5]; 2; 1);0)" office:value-type="float" office:value="0" calcext:value-type="float">
            <text:p>0</text:p>
          </table:table-cell>
          <table:table-cell table:style-name="ce1332" table:formula="of:=IF(IF(ABS([.$C61]-[.$B61])&gt;=[.L$5];1;0)=1; IF( ABS([.$C61]-[.$B61])&lt;[.M$5]; 2; 1);0)" office:value-type="float" office:value="0" calcext:value-type="float">
            <text:p>0</text:p>
          </table:table-cell>
          <table:table-cell table:style-name="ce1514" table:formula="of:=IF(IF(ABS([.$C61]-[.$B61])&gt;=[.M$5];1;0)=1; IF( ABS([.$C61]-[.$B61])&lt;[.N$5]; 2; 1);0)" office:value-type="float" office:value="0" calcext:value-type="float">
            <text:p>0</text:p>
          </table:table-cell>
          <table:table-cell table:style-name="ce1643"/>
          <table:table-cell table:style-name="ce1698" table:formula="of:=IF(AND([.E61]&gt;0; [.E62]=0; [.E63]=0);IF(AND([.E61]=2;[.E60]&lt;&gt;1;[.F60]&lt;&gt;1;[.F62]&lt;&gt;1;[.F61]&lt;&gt;1;[.E62]&lt;&gt;1);2;1);0)" office:value-type="float" office:value="0" calcext:value-type="float">
            <text:p>0</text:p>
          </table:table-cell>
          <table:table-cell table:style-name="ce1881" table:formula="of:=IF(AND([.F61]&gt;0; [.F62]=0; [.F63]=0);IF(AND([.F61]=2;[.F60]&lt;&gt;1;[.G60]&lt;&gt;1;[.G62]&lt;&gt;1;[.G61]&lt;&gt;1;[.F62]&lt;&gt;1);2;1);0)" office:value-type="float" office:value="0" calcext:value-type="float">
            <text:p>0</text:p>
          </table:table-cell>
          <table:table-cell table:style-name="ce2064" table:formula="of:=IF(AND([.G61]&gt;0; [.G62]=0; [.G63]=0);IF(AND([.G61]=2;[.G60]&lt;&gt;1;[.H60]&lt;&gt;1;[.H62]&lt;&gt;1;[.H61]&lt;&gt;1;[.G62]&lt;&gt;1);2;1);0)" office:value-type="float" office:value="0" calcext:value-type="float">
            <text:p>0</text:p>
          </table:table-cell>
          <table:table-cell table:style-name="ce2246" table:formula="of:=IF(AND([.H61]&gt;0; [.H62]=0; [.H63]=0);IF(AND([.H61]=2;[.H60]&lt;&gt;1;[.I60]&lt;&gt;1;[.I62]&lt;&gt;1;[.I61]&lt;&gt;1;[.H62]&lt;&gt;1);2;1);0)" office:value-type="float" office:value="0" calcext:value-type="float">
            <text:p>0</text:p>
          </table:table-cell>
          <table:table-cell table:style-name="ce2428" table:formula="of:=IF(AND([.I61]&gt;0; [.I62]=0; [.I63]=0);IF(AND([.I61]=2;[.I60]&lt;&gt;1;[.J60]&lt;&gt;1;[.J62]&lt;&gt;1;[.J61]&lt;&gt;1;[.I62]&lt;&gt;1);2;1);0)" office:value-type="float" office:value="0" calcext:value-type="float">
            <text:p>0</text:p>
          </table:table-cell>
          <table:table-cell table:style-name="ce2610" table:formula="of:=IF(AND([.J61]&gt;0; [.J62]=0; [.J63]=0);IF(AND([.J61]=2;[.J60]&lt;&gt;1;[.K60]&lt;&gt;1;[.K62]&lt;&gt;1;[.K61]&lt;&gt;1;[.J62]&lt;&gt;1);2;1);0)" office:value-type="float" office:value="0" calcext:value-type="float">
            <text:p>0</text:p>
          </table:table-cell>
          <table:table-cell table:style-name="ce2792" table:formula="of:=IF(AND([.K61]&gt;0; [.K62]=0; [.K63]=0);IF(AND([.K61]=2;[.K60]&lt;&gt;1;[.L60]&lt;&gt;1;[.L62]&lt;&gt;1;[.L61]&lt;&gt;1;[.K62]&lt;&gt;1);2;1);0)" office:value-type="float" office:value="0" calcext:value-type="float">
            <text:p>0</text:p>
          </table:table-cell>
          <table:table-cell table:style-name="ce2974" table:formula="of:=IF(AND([.L61]&gt;0; [.L62]=0; [.L63]=0);IF(AND([.L61]=2;[.L60]&lt;&gt;1;[.M60]&lt;&gt;1;[.M62]&lt;&gt;1;[.M61]&lt;&gt;1;[.L62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2-25" calcext:value-type="date">
            <text:p>2016-02-25</text:p>
          </table:table-cell>
          <table:table-cell office:value-type="float" office:value="-1.984" calcext:value-type="float">
            <text:p>-1.984</text:p>
          </table:table-cell>
          <table:table-cell table:formula="of:=AVERAGE([.B33:.B91])" office:value-type="float" office:value="-1.74330508474576" calcext:value-type="float">
            <text:p>-1.74330508474576</text:p>
          </table:table-cell>
          <table:table-cell table:formula="of:=ABS([.B62]-[.C62])" office:value-type="float" office:value="0.240694915254237" calcext:value-type="float">
            <text:p>0.240694915254237</text:p>
          </table:table-cell>
          <table:table-cell table:style-name="ce57" table:formula="of:=IF(IF(ABS([.$C62]-[.$B62])&gt;=[.E$5];1;0)=1; IF( ABS([.$C62]-[.$B62])&lt;[.F$5]; 2; 1);0)" office:value-type="float" office:value="0" calcext:value-type="float">
            <text:p>0</text:p>
          </table:table-cell>
          <table:table-cell table:style-name="ce239" table:formula="of:=IF(IF(ABS([.$C62]-[.$B62])&gt;=[.F$5];1;0)=1; IF( ABS([.$C62]-[.$B62])&lt;[.G$5]; 2; 1);0)" office:value-type="float" office:value="0" calcext:value-type="float">
            <text:p>0</text:p>
          </table:table-cell>
          <table:table-cell table:style-name="ce422" table:formula="of:=IF(IF(ABS([.$C62]-[.$B62])&gt;=[.G$5];1;0)=1; IF( ABS([.$C62]-[.$B62])&lt;[.H$5]; 2; 1);0)" office:value-type="float" office:value="0" calcext:value-type="float">
            <text:p>0</text:p>
          </table:table-cell>
          <table:table-cell table:style-name="ce605" table:formula="of:=IF(IF(ABS([.$C62]-[.$B62])&gt;=[.H$5];1;0)=1; IF( ABS([.$C62]-[.$B62])&lt;[.I$5]; 2; 1);0)" office:value-type="float" office:value="0" calcext:value-type="float">
            <text:p>0</text:p>
          </table:table-cell>
          <table:table-cell table:style-name="ce787" table:formula="of:=IF(IF(ABS([.$C62]-[.$B62])&gt;=[.I$5];1;0)=1; IF( ABS([.$C62]-[.$B62])&lt;[.J$5]; 2; 1);0)" office:value-type="float" office:value="0" calcext:value-type="float">
            <text:p>0</text:p>
          </table:table-cell>
          <table:table-cell table:style-name="ce969" table:formula="of:=IF(IF(ABS([.$C62]-[.$B62])&gt;=[.J$5];1;0)=1; IF( ABS([.$C62]-[.$B62])&lt;[.K$5]; 2; 1);0)" office:value-type="float" office:value="0" calcext:value-type="float">
            <text:p>0</text:p>
          </table:table-cell>
          <table:table-cell table:style-name="ce1151" table:formula="of:=IF(IF(ABS([.$C62]-[.$B62])&gt;=[.K$5];1;0)=1; IF( ABS([.$C62]-[.$B62])&lt;[.L$5]; 2; 1);0)" office:value-type="float" office:value="0" calcext:value-type="float">
            <text:p>0</text:p>
          </table:table-cell>
          <table:table-cell table:style-name="ce1333" table:formula="of:=IF(IF(ABS([.$C62]-[.$B62])&gt;=[.L$5];1;0)=1; IF( ABS([.$C62]-[.$B62])&lt;[.M$5]; 2; 1);0)" office:value-type="float" office:value="0" calcext:value-type="float">
            <text:p>0</text:p>
          </table:table-cell>
          <table:table-cell table:style-name="ce1515" table:formula="of:=IF(IF(ABS([.$C62]-[.$B62])&gt;=[.M$5];1;0)=1; IF( ABS([.$C62]-[.$B62])&lt;[.N$5]; 2; 1);0)" office:value-type="float" office:value="0" calcext:value-type="float">
            <text:p>0</text:p>
          </table:table-cell>
          <table:table-cell table:style-name="ce1643"/>
          <table:table-cell table:style-name="ce1699" table:formula="of:=IF(AND([.E62]&gt;0; [.E63]=0; [.E64]=0);IF(AND([.E62]=2;[.E61]&lt;&gt;1;[.F61]&lt;&gt;1;[.F63]&lt;&gt;1;[.F62]&lt;&gt;1;[.E63]&lt;&gt;1);2;1);0)" office:value-type="float" office:value="0" calcext:value-type="float">
            <text:p>0</text:p>
          </table:table-cell>
          <table:table-cell table:style-name="ce1882" table:formula="of:=IF(AND([.F62]&gt;0; [.F63]=0; [.F64]=0);IF(AND([.F62]=2;[.F61]&lt;&gt;1;[.G61]&lt;&gt;1;[.G63]&lt;&gt;1;[.G62]&lt;&gt;1;[.F63]&lt;&gt;1);2;1);0)" office:value-type="float" office:value="0" calcext:value-type="float">
            <text:p>0</text:p>
          </table:table-cell>
          <table:table-cell table:style-name="ce2065" table:formula="of:=IF(AND([.G62]&gt;0; [.G63]=0; [.G64]=0);IF(AND([.G62]=2;[.G61]&lt;&gt;1;[.H61]&lt;&gt;1;[.H63]&lt;&gt;1;[.H62]&lt;&gt;1;[.G63]&lt;&gt;1);2;1);0)" office:value-type="float" office:value="0" calcext:value-type="float">
            <text:p>0</text:p>
          </table:table-cell>
          <table:table-cell table:style-name="ce2247" table:formula="of:=IF(AND([.H62]&gt;0; [.H63]=0; [.H64]=0);IF(AND([.H62]=2;[.H61]&lt;&gt;1;[.I61]&lt;&gt;1;[.I63]&lt;&gt;1;[.I62]&lt;&gt;1;[.H63]&lt;&gt;1);2;1);0)" office:value-type="float" office:value="0" calcext:value-type="float">
            <text:p>0</text:p>
          </table:table-cell>
          <table:table-cell table:style-name="ce2429" table:formula="of:=IF(AND([.I62]&gt;0; [.I63]=0; [.I64]=0);IF(AND([.I62]=2;[.I61]&lt;&gt;1;[.J61]&lt;&gt;1;[.J63]&lt;&gt;1;[.J62]&lt;&gt;1;[.I63]&lt;&gt;1);2;1);0)" office:value-type="float" office:value="0" calcext:value-type="float">
            <text:p>0</text:p>
          </table:table-cell>
          <table:table-cell table:style-name="ce2611" table:formula="of:=IF(AND([.J62]&gt;0; [.J63]=0; [.J64]=0);IF(AND([.J62]=2;[.J61]&lt;&gt;1;[.K61]&lt;&gt;1;[.K63]&lt;&gt;1;[.K62]&lt;&gt;1;[.J63]&lt;&gt;1);2;1);0)" office:value-type="float" office:value="0" calcext:value-type="float">
            <text:p>0</text:p>
          </table:table-cell>
          <table:table-cell table:style-name="ce2793" table:formula="of:=IF(AND([.K62]&gt;0; [.K63]=0; [.K64]=0);IF(AND([.K62]=2;[.K61]&lt;&gt;1;[.L61]&lt;&gt;1;[.L63]&lt;&gt;1;[.L62]&lt;&gt;1;[.K63]&lt;&gt;1);2;1);0)" office:value-type="float" office:value="0" calcext:value-type="float">
            <text:p>0</text:p>
          </table:table-cell>
          <table:table-cell table:style-name="ce2975" table:formula="of:=IF(AND([.L62]&gt;0; [.L63]=0; [.L64]=0);IF(AND([.L62]=2;[.L61]&lt;&gt;1;[.M61]&lt;&gt;1;[.M63]&lt;&gt;1;[.M62]&lt;&gt;1;[.L63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2-26" calcext:value-type="date">
            <text:p>2016-02-26</text:p>
          </table:table-cell>
          <table:table-cell office:value-type="float" office:value="-4.727" calcext:value-type="float">
            <text:p>-4.727</text:p>
          </table:table-cell>
          <table:table-cell table:formula="of:=AVERAGE([.B34:.B92])" office:value-type="float" office:value="-1.77808474576271" calcext:value-type="float">
            <text:p>-1.77808474576271</text:p>
          </table:table-cell>
          <table:table-cell table:formula="of:=ABS([.B63]-[.C63])" office:value-type="float" office:value="2.94891525423729" calcext:value-type="float">
            <text:p>2.94891525423729</text:p>
          </table:table-cell>
          <table:table-cell table:style-name="ce58" table:formula="of:=IF(IF(ABS([.$C63]-[.$B63])&gt;=[.E$5];1;0)=1; IF( ABS([.$C63]-[.$B63])&lt;[.F$5]; 2; 1);0)" office:value-type="float" office:value="2" calcext:value-type="float">
            <text:p>2</text:p>
          </table:table-cell>
          <table:table-cell table:style-name="ce240" table:formula="of:=IF(IF(ABS([.$C63]-[.$B63])&gt;=[.F$5];1;0)=1; IF( ABS([.$C63]-[.$B63])&lt;[.G$5]; 2; 1);0)" office:value-type="float" office:value="0" calcext:value-type="float">
            <text:p>0</text:p>
          </table:table-cell>
          <table:table-cell table:style-name="ce423" table:formula="of:=IF(IF(ABS([.$C63]-[.$B63])&gt;=[.G$5];1;0)=1; IF( ABS([.$C63]-[.$B63])&lt;[.H$5]; 2; 1);0)" office:value-type="float" office:value="0" calcext:value-type="float">
            <text:p>0</text:p>
          </table:table-cell>
          <table:table-cell table:style-name="ce606" table:formula="of:=IF(IF(ABS([.$C63]-[.$B63])&gt;=[.H$5];1;0)=1; IF( ABS([.$C63]-[.$B63])&lt;[.I$5]; 2; 1);0)" office:value-type="float" office:value="0" calcext:value-type="float">
            <text:p>0</text:p>
          </table:table-cell>
          <table:table-cell table:style-name="ce788" table:formula="of:=IF(IF(ABS([.$C63]-[.$B63])&gt;=[.I$5];1;0)=1; IF( ABS([.$C63]-[.$B63])&lt;[.J$5]; 2; 1);0)" office:value-type="float" office:value="0" calcext:value-type="float">
            <text:p>0</text:p>
          </table:table-cell>
          <table:table-cell table:style-name="ce970" table:formula="of:=IF(IF(ABS([.$C63]-[.$B63])&gt;=[.J$5];1;0)=1; IF( ABS([.$C63]-[.$B63])&lt;[.K$5]; 2; 1);0)" office:value-type="float" office:value="0" calcext:value-type="float">
            <text:p>0</text:p>
          </table:table-cell>
          <table:table-cell table:style-name="ce1152" table:formula="of:=IF(IF(ABS([.$C63]-[.$B63])&gt;=[.K$5];1;0)=1; IF( ABS([.$C63]-[.$B63])&lt;[.L$5]; 2; 1);0)" office:value-type="float" office:value="0" calcext:value-type="float">
            <text:p>0</text:p>
          </table:table-cell>
          <table:table-cell table:style-name="ce1334" table:formula="of:=IF(IF(ABS([.$C63]-[.$B63])&gt;=[.L$5];1;0)=1; IF( ABS([.$C63]-[.$B63])&lt;[.M$5]; 2; 1);0)" office:value-type="float" office:value="0" calcext:value-type="float">
            <text:p>0</text:p>
          </table:table-cell>
          <table:table-cell table:style-name="ce1516" table:formula="of:=IF(IF(ABS([.$C63]-[.$B63])&gt;=[.M$5];1;0)=1; IF( ABS([.$C63]-[.$B63])&lt;[.N$5]; 2; 1);0)" office:value-type="float" office:value="0" calcext:value-type="float">
            <text:p>0</text:p>
          </table:table-cell>
          <table:table-cell table:style-name="ce1643"/>
          <table:table-cell table:style-name="ce1700" table:formula="of:=IF(AND([.E63]&gt;0; [.E64]=0; [.E65]=0);IF(AND([.E63]=2;[.E62]&lt;&gt;1;[.F62]&lt;&gt;1;[.F64]&lt;&gt;1;[.F63]&lt;&gt;1;[.E64]&lt;&gt;1);2;1);0)" office:value-type="float" office:value="2" calcext:value-type="float">
            <text:p>2</text:p>
          </table:table-cell>
          <table:table-cell table:style-name="ce1883" table:formula="of:=IF(AND([.F63]&gt;0; [.F64]=0; [.F65]=0);IF(AND([.F63]=2;[.F62]&lt;&gt;1;[.G62]&lt;&gt;1;[.G64]&lt;&gt;1;[.G63]&lt;&gt;1;[.F64]&lt;&gt;1);2;1);0)" office:value-type="float" office:value="0" calcext:value-type="float">
            <text:p>0</text:p>
          </table:table-cell>
          <table:table-cell table:style-name="ce2066" table:formula="of:=IF(AND([.G63]&gt;0; [.G64]=0; [.G65]=0);IF(AND([.G63]=2;[.G62]&lt;&gt;1;[.H62]&lt;&gt;1;[.H64]&lt;&gt;1;[.H63]&lt;&gt;1;[.G64]&lt;&gt;1);2;1);0)" office:value-type="float" office:value="0" calcext:value-type="float">
            <text:p>0</text:p>
          </table:table-cell>
          <table:table-cell table:style-name="ce2248" table:formula="of:=IF(AND([.H63]&gt;0; [.H64]=0; [.H65]=0);IF(AND([.H63]=2;[.H62]&lt;&gt;1;[.I62]&lt;&gt;1;[.I64]&lt;&gt;1;[.I63]&lt;&gt;1;[.H64]&lt;&gt;1);2;1);0)" office:value-type="float" office:value="0" calcext:value-type="float">
            <text:p>0</text:p>
          </table:table-cell>
          <table:table-cell table:style-name="ce2430" table:formula="of:=IF(AND([.I63]&gt;0; [.I64]=0; [.I65]=0);IF(AND([.I63]=2;[.I62]&lt;&gt;1;[.J62]&lt;&gt;1;[.J64]&lt;&gt;1;[.J63]&lt;&gt;1;[.I64]&lt;&gt;1);2;1);0)" office:value-type="float" office:value="0" calcext:value-type="float">
            <text:p>0</text:p>
          </table:table-cell>
          <table:table-cell table:style-name="ce2612" table:formula="of:=IF(AND([.J63]&gt;0; [.J64]=0; [.J65]=0);IF(AND([.J63]=2;[.J62]&lt;&gt;1;[.K62]&lt;&gt;1;[.K64]&lt;&gt;1;[.K63]&lt;&gt;1;[.J64]&lt;&gt;1);2;1);0)" office:value-type="float" office:value="0" calcext:value-type="float">
            <text:p>0</text:p>
          </table:table-cell>
          <table:table-cell table:style-name="ce2794" table:formula="of:=IF(AND([.K63]&gt;0; [.K64]=0; [.K65]=0);IF(AND([.K63]=2;[.K62]&lt;&gt;1;[.L62]&lt;&gt;1;[.L64]&lt;&gt;1;[.L63]&lt;&gt;1;[.K64]&lt;&gt;1);2;1);0)" office:value-type="float" office:value="0" calcext:value-type="float">
            <text:p>0</text:p>
          </table:table-cell>
          <table:table-cell table:style-name="ce2976" table:formula="of:=IF(AND([.L63]&gt;0; [.L64]=0; [.L65]=0);IF(AND([.L63]=2;[.L62]&lt;&gt;1;[.M62]&lt;&gt;1;[.M64]&lt;&gt;1;[.M63]&lt;&gt;1;[.L64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2-27" calcext:value-type="date">
            <text:p>2016-02-27</text:p>
          </table:table-cell>
          <table:table-cell office:value-type="float" office:value="-1.808" calcext:value-type="float">
            <text:p>-1.808</text:p>
          </table:table-cell>
          <table:table-cell table:formula="of:=AVERAGE([.B35:.B93])" office:value-type="float" office:value="-1.8174406779661" calcext:value-type="float">
            <text:p>-1.8174406779661</text:p>
          </table:table-cell>
          <table:table-cell table:formula="of:=ABS([.B64]-[.C64])" office:value-type="float" office:value="0.00944067796610182" calcext:value-type="float">
            <text:p>0.009440677966102</text:p>
          </table:table-cell>
          <table:table-cell table:style-name="ce59" table:formula="of:=IF(IF(ABS([.$C64]-[.$B64])&gt;=[.E$5];1;0)=1; IF( ABS([.$C64]-[.$B64])&lt;[.F$5]; 2; 1);0)" office:value-type="float" office:value="0" calcext:value-type="float">
            <text:p>0</text:p>
          </table:table-cell>
          <table:table-cell table:style-name="ce241" table:formula="of:=IF(IF(ABS([.$C64]-[.$B64])&gt;=[.F$5];1;0)=1; IF( ABS([.$C64]-[.$B64])&lt;[.G$5]; 2; 1);0)" office:value-type="float" office:value="0" calcext:value-type="float">
            <text:p>0</text:p>
          </table:table-cell>
          <table:table-cell table:style-name="ce424" table:formula="of:=IF(IF(ABS([.$C64]-[.$B64])&gt;=[.G$5];1;0)=1; IF( ABS([.$C64]-[.$B64])&lt;[.H$5]; 2; 1);0)" office:value-type="float" office:value="0" calcext:value-type="float">
            <text:p>0</text:p>
          </table:table-cell>
          <table:table-cell table:style-name="ce607" table:formula="of:=IF(IF(ABS([.$C64]-[.$B64])&gt;=[.H$5];1;0)=1; IF( ABS([.$C64]-[.$B64])&lt;[.I$5]; 2; 1);0)" office:value-type="float" office:value="0" calcext:value-type="float">
            <text:p>0</text:p>
          </table:table-cell>
          <table:table-cell table:style-name="ce789" table:formula="of:=IF(IF(ABS([.$C64]-[.$B64])&gt;=[.I$5];1;0)=1; IF( ABS([.$C64]-[.$B64])&lt;[.J$5]; 2; 1);0)" office:value-type="float" office:value="0" calcext:value-type="float">
            <text:p>0</text:p>
          </table:table-cell>
          <table:table-cell table:style-name="ce971" table:formula="of:=IF(IF(ABS([.$C64]-[.$B64])&gt;=[.J$5];1;0)=1; IF( ABS([.$C64]-[.$B64])&lt;[.K$5]; 2; 1);0)" office:value-type="float" office:value="0" calcext:value-type="float">
            <text:p>0</text:p>
          </table:table-cell>
          <table:table-cell table:style-name="ce1153" table:formula="of:=IF(IF(ABS([.$C64]-[.$B64])&gt;=[.K$5];1;0)=1; IF( ABS([.$C64]-[.$B64])&lt;[.L$5]; 2; 1);0)" office:value-type="float" office:value="0" calcext:value-type="float">
            <text:p>0</text:p>
          </table:table-cell>
          <table:table-cell table:style-name="ce1335" table:formula="of:=IF(IF(ABS([.$C64]-[.$B64])&gt;=[.L$5];1;0)=1; IF( ABS([.$C64]-[.$B64])&lt;[.M$5]; 2; 1);0)" office:value-type="float" office:value="0" calcext:value-type="float">
            <text:p>0</text:p>
          </table:table-cell>
          <table:table-cell table:style-name="ce1517" table:formula="of:=IF(IF(ABS([.$C64]-[.$B64])&gt;=[.M$5];1;0)=1; IF( ABS([.$C64]-[.$B64])&lt;[.N$5]; 2; 1);0)" office:value-type="float" office:value="0" calcext:value-type="float">
            <text:p>0</text:p>
          </table:table-cell>
          <table:table-cell table:style-name="ce1643"/>
          <table:table-cell table:style-name="ce1701" table:formula="of:=IF(AND([.E64]&gt;0; [.E65]=0; [.E66]=0);IF(AND([.E64]=2;[.E63]&lt;&gt;1;[.F63]&lt;&gt;1;[.F65]&lt;&gt;1;[.F64]&lt;&gt;1;[.E65]&lt;&gt;1);2;1);0)" office:value-type="float" office:value="0" calcext:value-type="float">
            <text:p>0</text:p>
          </table:table-cell>
          <table:table-cell table:style-name="ce1884" table:formula="of:=IF(AND([.F64]&gt;0; [.F65]=0; [.F66]=0);IF(AND([.F64]=2;[.F63]&lt;&gt;1;[.G63]&lt;&gt;1;[.G65]&lt;&gt;1;[.G64]&lt;&gt;1;[.F65]&lt;&gt;1);2;1);0)" office:value-type="float" office:value="0" calcext:value-type="float">
            <text:p>0</text:p>
          </table:table-cell>
          <table:table-cell table:style-name="ce2067" table:formula="of:=IF(AND([.G64]&gt;0; [.G65]=0; [.G66]=0);IF(AND([.G64]=2;[.G63]&lt;&gt;1;[.H63]&lt;&gt;1;[.H65]&lt;&gt;1;[.H64]&lt;&gt;1;[.G65]&lt;&gt;1);2;1);0)" office:value-type="float" office:value="0" calcext:value-type="float">
            <text:p>0</text:p>
          </table:table-cell>
          <table:table-cell table:style-name="ce2249" table:formula="of:=IF(AND([.H64]&gt;0; [.H65]=0; [.H66]=0);IF(AND([.H64]=2;[.H63]&lt;&gt;1;[.I63]&lt;&gt;1;[.I65]&lt;&gt;1;[.I64]&lt;&gt;1;[.H65]&lt;&gt;1);2;1);0)" office:value-type="float" office:value="0" calcext:value-type="float">
            <text:p>0</text:p>
          </table:table-cell>
          <table:table-cell table:style-name="ce2431" table:formula="of:=IF(AND([.I64]&gt;0; [.I65]=0; [.I66]=0);IF(AND([.I64]=2;[.I63]&lt;&gt;1;[.J63]&lt;&gt;1;[.J65]&lt;&gt;1;[.J64]&lt;&gt;1;[.I65]&lt;&gt;1);2;1);0)" office:value-type="float" office:value="0" calcext:value-type="float">
            <text:p>0</text:p>
          </table:table-cell>
          <table:table-cell table:style-name="ce2613" table:formula="of:=IF(AND([.J64]&gt;0; [.J65]=0; [.J66]=0);IF(AND([.J64]=2;[.J63]&lt;&gt;1;[.K63]&lt;&gt;1;[.K65]&lt;&gt;1;[.K64]&lt;&gt;1;[.J65]&lt;&gt;1);2;1);0)" office:value-type="float" office:value="0" calcext:value-type="float">
            <text:p>0</text:p>
          </table:table-cell>
          <table:table-cell table:style-name="ce2795" table:formula="of:=IF(AND([.K64]&gt;0; [.K65]=0; [.K66]=0);IF(AND([.K64]=2;[.K63]&lt;&gt;1;[.L63]&lt;&gt;1;[.L65]&lt;&gt;1;[.L64]&lt;&gt;1;[.K65]&lt;&gt;1);2;1);0)" office:value-type="float" office:value="0" calcext:value-type="float">
            <text:p>0</text:p>
          </table:table-cell>
          <table:table-cell table:style-name="ce2977" table:formula="of:=IF(AND([.L64]&gt;0; [.L65]=0; [.L66]=0);IF(AND([.L64]=2;[.L63]&lt;&gt;1;[.M63]&lt;&gt;1;[.M65]&lt;&gt;1;[.M64]&lt;&gt;1;[.L65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2-28" calcext:value-type="date">
            <text:p>2016-02-28</text:p>
          </table:table-cell>
          <table:table-cell office:value-type="float" office:value="-0.927" calcext:value-type="float">
            <text:p>-0.927</text:p>
          </table:table-cell>
          <table:table-cell table:formula="of:=AVERAGE([.B36:.B94])" office:value-type="float" office:value="-1.81976271186441" calcext:value-type="float">
            <text:p>-1.81976271186441</text:p>
          </table:table-cell>
          <table:table-cell table:formula="of:=ABS([.B65]-[.C65])" office:value-type="float" office:value="0.892762711864407" calcext:value-type="float">
            <text:p>0.892762711864407</text:p>
          </table:table-cell>
          <table:table-cell table:style-name="ce60" table:formula="of:=IF(IF(ABS([.$C65]-[.$B65])&gt;=[.E$5];1;0)=1; IF( ABS([.$C65]-[.$B65])&lt;[.F$5]; 2; 1);0)" office:value-type="float" office:value="0" calcext:value-type="float">
            <text:p>0</text:p>
          </table:table-cell>
          <table:table-cell table:style-name="ce242" table:formula="of:=IF(IF(ABS([.$C65]-[.$B65])&gt;=[.F$5];1;0)=1; IF( ABS([.$C65]-[.$B65])&lt;[.G$5]; 2; 1);0)" office:value-type="float" office:value="0" calcext:value-type="float">
            <text:p>0</text:p>
          </table:table-cell>
          <table:table-cell table:style-name="ce425" table:formula="of:=IF(IF(ABS([.$C65]-[.$B65])&gt;=[.G$5];1;0)=1; IF( ABS([.$C65]-[.$B65])&lt;[.H$5]; 2; 1);0)" office:value-type="float" office:value="0" calcext:value-type="float">
            <text:p>0</text:p>
          </table:table-cell>
          <table:table-cell table:style-name="ce608" table:formula="of:=IF(IF(ABS([.$C65]-[.$B65])&gt;=[.H$5];1;0)=1; IF( ABS([.$C65]-[.$B65])&lt;[.I$5]; 2; 1);0)" office:value-type="float" office:value="0" calcext:value-type="float">
            <text:p>0</text:p>
          </table:table-cell>
          <table:table-cell table:style-name="ce790" table:formula="of:=IF(IF(ABS([.$C65]-[.$B65])&gt;=[.I$5];1;0)=1; IF( ABS([.$C65]-[.$B65])&lt;[.J$5]; 2; 1);0)" office:value-type="float" office:value="0" calcext:value-type="float">
            <text:p>0</text:p>
          </table:table-cell>
          <table:table-cell table:style-name="ce972" table:formula="of:=IF(IF(ABS([.$C65]-[.$B65])&gt;=[.J$5];1;0)=1; IF( ABS([.$C65]-[.$B65])&lt;[.K$5]; 2; 1);0)" office:value-type="float" office:value="0" calcext:value-type="float">
            <text:p>0</text:p>
          </table:table-cell>
          <table:table-cell table:style-name="ce1154" table:formula="of:=IF(IF(ABS([.$C65]-[.$B65])&gt;=[.K$5];1;0)=1; IF( ABS([.$C65]-[.$B65])&lt;[.L$5]; 2; 1);0)" office:value-type="float" office:value="0" calcext:value-type="float">
            <text:p>0</text:p>
          </table:table-cell>
          <table:table-cell table:style-name="ce1336" table:formula="of:=IF(IF(ABS([.$C65]-[.$B65])&gt;=[.L$5];1;0)=1; IF( ABS([.$C65]-[.$B65])&lt;[.M$5]; 2; 1);0)" office:value-type="float" office:value="0" calcext:value-type="float">
            <text:p>0</text:p>
          </table:table-cell>
          <table:table-cell table:style-name="ce1518" table:formula="of:=IF(IF(ABS([.$C65]-[.$B65])&gt;=[.M$5];1;0)=1; IF( ABS([.$C65]-[.$B65])&lt;[.N$5]; 2; 1);0)" office:value-type="float" office:value="0" calcext:value-type="float">
            <text:p>0</text:p>
          </table:table-cell>
          <table:table-cell table:style-name="ce1643"/>
          <table:table-cell table:style-name="ce1702" table:formula="of:=IF(AND([.E65]&gt;0; [.E66]=0; [.E67]=0);IF(AND([.E65]=2;[.E64]&lt;&gt;1;[.F64]&lt;&gt;1;[.F66]&lt;&gt;1;[.F65]&lt;&gt;1;[.E66]&lt;&gt;1);2;1);0)" office:value-type="float" office:value="0" calcext:value-type="float">
            <text:p>0</text:p>
          </table:table-cell>
          <table:table-cell table:style-name="ce1885" table:formula="of:=IF(AND([.F65]&gt;0; [.F66]=0; [.F67]=0);IF(AND([.F65]=2;[.F64]&lt;&gt;1;[.G64]&lt;&gt;1;[.G66]&lt;&gt;1;[.G65]&lt;&gt;1;[.F66]&lt;&gt;1);2;1);0)" office:value-type="float" office:value="0" calcext:value-type="float">
            <text:p>0</text:p>
          </table:table-cell>
          <table:table-cell table:style-name="ce2068" table:formula="of:=IF(AND([.G65]&gt;0; [.G66]=0; [.G67]=0);IF(AND([.G65]=2;[.G64]&lt;&gt;1;[.H64]&lt;&gt;1;[.H66]&lt;&gt;1;[.H65]&lt;&gt;1;[.G66]&lt;&gt;1);2;1);0)" office:value-type="float" office:value="0" calcext:value-type="float">
            <text:p>0</text:p>
          </table:table-cell>
          <table:table-cell table:style-name="ce2250" table:formula="of:=IF(AND([.H65]&gt;0; [.H66]=0; [.H67]=0);IF(AND([.H65]=2;[.H64]&lt;&gt;1;[.I64]&lt;&gt;1;[.I66]&lt;&gt;1;[.I65]&lt;&gt;1;[.H66]&lt;&gt;1);2;1);0)" office:value-type="float" office:value="0" calcext:value-type="float">
            <text:p>0</text:p>
          </table:table-cell>
          <table:table-cell table:style-name="ce2432" table:formula="of:=IF(AND([.I65]&gt;0; [.I66]=0; [.I67]=0);IF(AND([.I65]=2;[.I64]&lt;&gt;1;[.J64]&lt;&gt;1;[.J66]&lt;&gt;1;[.J65]&lt;&gt;1;[.I66]&lt;&gt;1);2;1);0)" office:value-type="float" office:value="0" calcext:value-type="float">
            <text:p>0</text:p>
          </table:table-cell>
          <table:table-cell table:style-name="ce2614" table:formula="of:=IF(AND([.J65]&gt;0; [.J66]=0; [.J67]=0);IF(AND([.J65]=2;[.J64]&lt;&gt;1;[.K64]&lt;&gt;1;[.K66]&lt;&gt;1;[.K65]&lt;&gt;1;[.J66]&lt;&gt;1);2;1);0)" office:value-type="float" office:value="0" calcext:value-type="float">
            <text:p>0</text:p>
          </table:table-cell>
          <table:table-cell table:style-name="ce2796" table:formula="of:=IF(AND([.K65]&gt;0; [.K66]=0; [.K67]=0);IF(AND([.K65]=2;[.K64]&lt;&gt;1;[.L64]&lt;&gt;1;[.L66]&lt;&gt;1;[.L65]&lt;&gt;1;[.K66]&lt;&gt;1);2;1);0)" office:value-type="float" office:value="0" calcext:value-type="float">
            <text:p>0</text:p>
          </table:table-cell>
          <table:table-cell table:style-name="ce2978" table:formula="of:=IF(AND([.L65]&gt;0; [.L66]=0; [.L67]=0);IF(AND([.L65]=2;[.L64]&lt;&gt;1;[.M64]&lt;&gt;1;[.M66]&lt;&gt;1;[.M65]&lt;&gt;1;[.L66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2-29" calcext:value-type="date">
            <text:p>2016-02-29</text:p>
          </table:table-cell>
          <table:table-cell office:value-type="float" office:value="-2.45" calcext:value-type="float">
            <text:p>-2.45</text:p>
          </table:table-cell>
          <table:table-cell table:formula="of:=AVERAGE([.B37:.B95])" office:value-type="float" office:value="-1.80169491525424" calcext:value-type="float">
            <text:p>-1.80169491525424</text:p>
          </table:table-cell>
          <table:table-cell table:formula="of:=ABS([.B66]-[.C66])" office:value-type="float" office:value="0.648305084745763" calcext:value-type="float">
            <text:p>0.648305084745763</text:p>
          </table:table-cell>
          <table:table-cell table:style-name="ce61" table:formula="of:=IF(IF(ABS([.$C66]-[.$B66])&gt;=[.E$5];1;0)=1; IF( ABS([.$C66]-[.$B66])&lt;[.F$5]; 2; 1);0)" office:value-type="float" office:value="0" calcext:value-type="float">
            <text:p>0</text:p>
          </table:table-cell>
          <table:table-cell table:style-name="ce243" table:formula="of:=IF(IF(ABS([.$C66]-[.$B66])&gt;=[.F$5];1;0)=1; IF( ABS([.$C66]-[.$B66])&lt;[.G$5]; 2; 1);0)" office:value-type="float" office:value="0" calcext:value-type="float">
            <text:p>0</text:p>
          </table:table-cell>
          <table:table-cell table:style-name="ce426" table:formula="of:=IF(IF(ABS([.$C66]-[.$B66])&gt;=[.G$5];1;0)=1; IF( ABS([.$C66]-[.$B66])&lt;[.H$5]; 2; 1);0)" office:value-type="float" office:value="0" calcext:value-type="float">
            <text:p>0</text:p>
          </table:table-cell>
          <table:table-cell table:style-name="ce609" table:formula="of:=IF(IF(ABS([.$C66]-[.$B66])&gt;=[.H$5];1;0)=1; IF( ABS([.$C66]-[.$B66])&lt;[.I$5]; 2; 1);0)" office:value-type="float" office:value="0" calcext:value-type="float">
            <text:p>0</text:p>
          </table:table-cell>
          <table:table-cell table:style-name="ce791" table:formula="of:=IF(IF(ABS([.$C66]-[.$B66])&gt;=[.I$5];1;0)=1; IF( ABS([.$C66]-[.$B66])&lt;[.J$5]; 2; 1);0)" office:value-type="float" office:value="0" calcext:value-type="float">
            <text:p>0</text:p>
          </table:table-cell>
          <table:table-cell table:style-name="ce973" table:formula="of:=IF(IF(ABS([.$C66]-[.$B66])&gt;=[.J$5];1;0)=1; IF( ABS([.$C66]-[.$B66])&lt;[.K$5]; 2; 1);0)" office:value-type="float" office:value="0" calcext:value-type="float">
            <text:p>0</text:p>
          </table:table-cell>
          <table:table-cell table:style-name="ce1155" table:formula="of:=IF(IF(ABS([.$C66]-[.$B66])&gt;=[.K$5];1;0)=1; IF( ABS([.$C66]-[.$B66])&lt;[.L$5]; 2; 1);0)" office:value-type="float" office:value="0" calcext:value-type="float">
            <text:p>0</text:p>
          </table:table-cell>
          <table:table-cell table:style-name="ce1337" table:formula="of:=IF(IF(ABS([.$C66]-[.$B66])&gt;=[.L$5];1;0)=1; IF( ABS([.$C66]-[.$B66])&lt;[.M$5]; 2; 1);0)" office:value-type="float" office:value="0" calcext:value-type="float">
            <text:p>0</text:p>
          </table:table-cell>
          <table:table-cell table:style-name="ce1519" table:formula="of:=IF(IF(ABS([.$C66]-[.$B66])&gt;=[.M$5];1;0)=1; IF( ABS([.$C66]-[.$B66])&lt;[.N$5]; 2; 1);0)" office:value-type="float" office:value="0" calcext:value-type="float">
            <text:p>0</text:p>
          </table:table-cell>
          <table:table-cell table:style-name="ce1643"/>
          <table:table-cell table:style-name="ce1703" table:formula="of:=IF(AND([.E66]&gt;0; [.E67]=0; [.E68]=0);IF(AND([.E66]=2;[.E65]&lt;&gt;1;[.F65]&lt;&gt;1;[.F67]&lt;&gt;1;[.F66]&lt;&gt;1;[.E67]&lt;&gt;1);2;1);0)" office:value-type="float" office:value="0" calcext:value-type="float">
            <text:p>0</text:p>
          </table:table-cell>
          <table:table-cell table:style-name="ce1886" table:formula="of:=IF(AND([.F66]&gt;0; [.F67]=0; [.F68]=0);IF(AND([.F66]=2;[.F65]&lt;&gt;1;[.G65]&lt;&gt;1;[.G67]&lt;&gt;1;[.G66]&lt;&gt;1;[.F67]&lt;&gt;1);2;1);0)" office:value-type="float" office:value="0" calcext:value-type="float">
            <text:p>0</text:p>
          </table:table-cell>
          <table:table-cell table:style-name="ce2069" table:formula="of:=IF(AND([.G66]&gt;0; [.G67]=0; [.G68]=0);IF(AND([.G66]=2;[.G65]&lt;&gt;1;[.H65]&lt;&gt;1;[.H67]&lt;&gt;1;[.H66]&lt;&gt;1;[.G67]&lt;&gt;1);2;1);0)" office:value-type="float" office:value="0" calcext:value-type="float">
            <text:p>0</text:p>
          </table:table-cell>
          <table:table-cell table:style-name="ce2251" table:formula="of:=IF(AND([.H66]&gt;0; [.H67]=0; [.H68]=0);IF(AND([.H66]=2;[.H65]&lt;&gt;1;[.I65]&lt;&gt;1;[.I67]&lt;&gt;1;[.I66]&lt;&gt;1;[.H67]&lt;&gt;1);2;1);0)" office:value-type="float" office:value="0" calcext:value-type="float">
            <text:p>0</text:p>
          </table:table-cell>
          <table:table-cell table:style-name="ce2433" table:formula="of:=IF(AND([.I66]&gt;0; [.I67]=0; [.I68]=0);IF(AND([.I66]=2;[.I65]&lt;&gt;1;[.J65]&lt;&gt;1;[.J67]&lt;&gt;1;[.J66]&lt;&gt;1;[.I67]&lt;&gt;1);2;1);0)" office:value-type="float" office:value="0" calcext:value-type="float">
            <text:p>0</text:p>
          </table:table-cell>
          <table:table-cell table:style-name="ce2615" table:formula="of:=IF(AND([.J66]&gt;0; [.J67]=0; [.J68]=0);IF(AND([.J66]=2;[.J65]&lt;&gt;1;[.K65]&lt;&gt;1;[.K67]&lt;&gt;1;[.K66]&lt;&gt;1;[.J67]&lt;&gt;1);2;1);0)" office:value-type="float" office:value="0" calcext:value-type="float">
            <text:p>0</text:p>
          </table:table-cell>
          <table:table-cell table:style-name="ce2797" table:formula="of:=IF(AND([.K66]&gt;0; [.K67]=0; [.K68]=0);IF(AND([.K66]=2;[.K65]&lt;&gt;1;[.L65]&lt;&gt;1;[.L67]&lt;&gt;1;[.L66]&lt;&gt;1;[.K67]&lt;&gt;1);2;1);0)" office:value-type="float" office:value="0" calcext:value-type="float">
            <text:p>0</text:p>
          </table:table-cell>
          <table:table-cell table:style-name="ce2979" table:formula="of:=IF(AND([.L66]&gt;0; [.L67]=0; [.L68]=0);IF(AND([.L66]=2;[.L65]&lt;&gt;1;[.M65]&lt;&gt;1;[.M67]&lt;&gt;1;[.M66]&lt;&gt;1;[.L67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3-01" calcext:value-type="date">
            <text:p>2016-03-01</text:p>
          </table:table-cell>
          <table:table-cell office:value-type="float" office:value="-2.394" calcext:value-type="float">
            <text:p>-2.394</text:p>
          </table:table-cell>
          <table:table-cell table:formula="of:=AVERAGE([.B38:.B96])" office:value-type="float" office:value="-1.73608474576271" calcext:value-type="float">
            <text:p>-1.73608474576271</text:p>
          </table:table-cell>
          <table:table-cell table:formula="of:=ABS([.B67]-[.C67])" office:value-type="float" office:value="0.657915254237288" calcext:value-type="float">
            <text:p>0.657915254237288</text:p>
          </table:table-cell>
          <table:table-cell table:style-name="ce62" table:formula="of:=IF(IF(ABS([.$C67]-[.$B67])&gt;=[.E$5];1;0)=1; IF( ABS([.$C67]-[.$B67])&lt;[.F$5]; 2; 1);0)" office:value-type="float" office:value="0" calcext:value-type="float">
            <text:p>0</text:p>
          </table:table-cell>
          <table:table-cell table:style-name="ce244" table:formula="of:=IF(IF(ABS([.$C67]-[.$B67])&gt;=[.F$5];1;0)=1; IF( ABS([.$C67]-[.$B67])&lt;[.G$5]; 2; 1);0)" office:value-type="float" office:value="0" calcext:value-type="float">
            <text:p>0</text:p>
          </table:table-cell>
          <table:table-cell table:style-name="ce427" table:formula="of:=IF(IF(ABS([.$C67]-[.$B67])&gt;=[.G$5];1;0)=1; IF( ABS([.$C67]-[.$B67])&lt;[.H$5]; 2; 1);0)" office:value-type="float" office:value="0" calcext:value-type="float">
            <text:p>0</text:p>
          </table:table-cell>
          <table:table-cell table:style-name="ce610" table:formula="of:=IF(IF(ABS([.$C67]-[.$B67])&gt;=[.H$5];1;0)=1; IF( ABS([.$C67]-[.$B67])&lt;[.I$5]; 2; 1);0)" office:value-type="float" office:value="0" calcext:value-type="float">
            <text:p>0</text:p>
          </table:table-cell>
          <table:table-cell table:style-name="ce792" table:formula="of:=IF(IF(ABS([.$C67]-[.$B67])&gt;=[.I$5];1;0)=1; IF( ABS([.$C67]-[.$B67])&lt;[.J$5]; 2; 1);0)" office:value-type="float" office:value="0" calcext:value-type="float">
            <text:p>0</text:p>
          </table:table-cell>
          <table:table-cell table:style-name="ce974" table:formula="of:=IF(IF(ABS([.$C67]-[.$B67])&gt;=[.J$5];1;0)=1; IF( ABS([.$C67]-[.$B67])&lt;[.K$5]; 2; 1);0)" office:value-type="float" office:value="0" calcext:value-type="float">
            <text:p>0</text:p>
          </table:table-cell>
          <table:table-cell table:style-name="ce1156" table:formula="of:=IF(IF(ABS([.$C67]-[.$B67])&gt;=[.K$5];1;0)=1; IF( ABS([.$C67]-[.$B67])&lt;[.L$5]; 2; 1);0)" office:value-type="float" office:value="0" calcext:value-type="float">
            <text:p>0</text:p>
          </table:table-cell>
          <table:table-cell table:style-name="ce1338" table:formula="of:=IF(IF(ABS([.$C67]-[.$B67])&gt;=[.L$5];1;0)=1; IF( ABS([.$C67]-[.$B67])&lt;[.M$5]; 2; 1);0)" office:value-type="float" office:value="0" calcext:value-type="float">
            <text:p>0</text:p>
          </table:table-cell>
          <table:table-cell table:style-name="ce1520" table:formula="of:=IF(IF(ABS([.$C67]-[.$B67])&gt;=[.M$5];1;0)=1; IF( ABS([.$C67]-[.$B67])&lt;[.N$5]; 2; 1);0)" office:value-type="float" office:value="0" calcext:value-type="float">
            <text:p>0</text:p>
          </table:table-cell>
          <table:table-cell table:style-name="ce1643"/>
          <table:table-cell table:style-name="ce1704" table:formula="of:=IF(AND([.E67]&gt;0; [.E68]=0; [.E69]=0);IF(AND([.E67]=2;[.E66]&lt;&gt;1;[.F66]&lt;&gt;1;[.F68]&lt;&gt;1;[.F67]&lt;&gt;1;[.E68]&lt;&gt;1);2;1);0)" office:value-type="float" office:value="0" calcext:value-type="float">
            <text:p>0</text:p>
          </table:table-cell>
          <table:table-cell table:style-name="ce1887" table:formula="of:=IF(AND([.F67]&gt;0; [.F68]=0; [.F69]=0);IF(AND([.F67]=2;[.F66]&lt;&gt;1;[.G66]&lt;&gt;1;[.G68]&lt;&gt;1;[.G67]&lt;&gt;1;[.F68]&lt;&gt;1);2;1);0)" office:value-type="float" office:value="0" calcext:value-type="float">
            <text:p>0</text:p>
          </table:table-cell>
          <table:table-cell table:style-name="ce2070" table:formula="of:=IF(AND([.G67]&gt;0; [.G68]=0; [.G69]=0);IF(AND([.G67]=2;[.G66]&lt;&gt;1;[.H66]&lt;&gt;1;[.H68]&lt;&gt;1;[.H67]&lt;&gt;1;[.G68]&lt;&gt;1);2;1);0)" office:value-type="float" office:value="0" calcext:value-type="float">
            <text:p>0</text:p>
          </table:table-cell>
          <table:table-cell table:style-name="ce2252" table:formula="of:=IF(AND([.H67]&gt;0; [.H68]=0; [.H69]=0);IF(AND([.H67]=2;[.H66]&lt;&gt;1;[.I66]&lt;&gt;1;[.I68]&lt;&gt;1;[.I67]&lt;&gt;1;[.H68]&lt;&gt;1);2;1);0)" office:value-type="float" office:value="0" calcext:value-type="float">
            <text:p>0</text:p>
          </table:table-cell>
          <table:table-cell table:style-name="ce2434" table:formula="of:=IF(AND([.I67]&gt;0; [.I68]=0; [.I69]=0);IF(AND([.I67]=2;[.I66]&lt;&gt;1;[.J66]&lt;&gt;1;[.J68]&lt;&gt;1;[.J67]&lt;&gt;1;[.I68]&lt;&gt;1);2;1);0)" office:value-type="float" office:value="0" calcext:value-type="float">
            <text:p>0</text:p>
          </table:table-cell>
          <table:table-cell table:style-name="ce2616" table:formula="of:=IF(AND([.J67]&gt;0; [.J68]=0; [.J69]=0);IF(AND([.J67]=2;[.J66]&lt;&gt;1;[.K66]&lt;&gt;1;[.K68]&lt;&gt;1;[.K67]&lt;&gt;1;[.J68]&lt;&gt;1);2;1);0)" office:value-type="float" office:value="0" calcext:value-type="float">
            <text:p>0</text:p>
          </table:table-cell>
          <table:table-cell table:style-name="ce2798" table:formula="of:=IF(AND([.K67]&gt;0; [.K68]=0; [.K69]=0);IF(AND([.K67]=2;[.K66]&lt;&gt;1;[.L66]&lt;&gt;1;[.L68]&lt;&gt;1;[.L67]&lt;&gt;1;[.K68]&lt;&gt;1);2;1);0)" office:value-type="float" office:value="0" calcext:value-type="float">
            <text:p>0</text:p>
          </table:table-cell>
          <table:table-cell table:style-name="ce2980" table:formula="of:=IF(AND([.L67]&gt;0; [.L68]=0; [.L69]=0);IF(AND([.L67]=2;[.L66]&lt;&gt;1;[.M66]&lt;&gt;1;[.M68]&lt;&gt;1;[.M67]&lt;&gt;1;[.L68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3-02" calcext:value-type="date">
            <text:p>2016-03-02</text:p>
          </table:table-cell>
          <table:table-cell office:value-type="float" office:value="-1.522" calcext:value-type="float">
            <text:p>-1.522</text:p>
          </table:table-cell>
          <table:table-cell table:formula="of:=AVERAGE([.B39:.B97])" office:value-type="float" office:value="-1.71566101694915" calcext:value-type="float">
            <text:p>-1.71566101694915</text:p>
          </table:table-cell>
          <table:table-cell table:formula="of:=ABS([.B68]-[.C68])" office:value-type="float" office:value="0.193661016949153" calcext:value-type="float">
            <text:p>0.193661016949153</text:p>
          </table:table-cell>
          <table:table-cell table:style-name="ce63" table:formula="of:=IF(IF(ABS([.$C68]-[.$B68])&gt;=[.E$5];1;0)=1; IF( ABS([.$C68]-[.$B68])&lt;[.F$5]; 2; 1);0)" office:value-type="float" office:value="0" calcext:value-type="float">
            <text:p>0</text:p>
          </table:table-cell>
          <table:table-cell table:style-name="ce245" table:formula="of:=IF(IF(ABS([.$C68]-[.$B68])&gt;=[.F$5];1;0)=1; IF( ABS([.$C68]-[.$B68])&lt;[.G$5]; 2; 1);0)" office:value-type="float" office:value="0" calcext:value-type="float">
            <text:p>0</text:p>
          </table:table-cell>
          <table:table-cell table:style-name="ce428" table:formula="of:=IF(IF(ABS([.$C68]-[.$B68])&gt;=[.G$5];1;0)=1; IF( ABS([.$C68]-[.$B68])&lt;[.H$5]; 2; 1);0)" office:value-type="float" office:value="0" calcext:value-type="float">
            <text:p>0</text:p>
          </table:table-cell>
          <table:table-cell table:style-name="ce611" table:formula="of:=IF(IF(ABS([.$C68]-[.$B68])&gt;=[.H$5];1;0)=1; IF( ABS([.$C68]-[.$B68])&lt;[.I$5]; 2; 1);0)" office:value-type="float" office:value="0" calcext:value-type="float">
            <text:p>0</text:p>
          </table:table-cell>
          <table:table-cell table:style-name="ce793" table:formula="of:=IF(IF(ABS([.$C68]-[.$B68])&gt;=[.I$5];1;0)=1; IF( ABS([.$C68]-[.$B68])&lt;[.J$5]; 2; 1);0)" office:value-type="float" office:value="0" calcext:value-type="float">
            <text:p>0</text:p>
          </table:table-cell>
          <table:table-cell table:style-name="ce975" table:formula="of:=IF(IF(ABS([.$C68]-[.$B68])&gt;=[.J$5];1;0)=1; IF( ABS([.$C68]-[.$B68])&lt;[.K$5]; 2; 1);0)" office:value-type="float" office:value="0" calcext:value-type="float">
            <text:p>0</text:p>
          </table:table-cell>
          <table:table-cell table:style-name="ce1157" table:formula="of:=IF(IF(ABS([.$C68]-[.$B68])&gt;=[.K$5];1;0)=1; IF( ABS([.$C68]-[.$B68])&lt;[.L$5]; 2; 1);0)" office:value-type="float" office:value="0" calcext:value-type="float">
            <text:p>0</text:p>
          </table:table-cell>
          <table:table-cell table:style-name="ce1339" table:formula="of:=IF(IF(ABS([.$C68]-[.$B68])&gt;=[.L$5];1;0)=1; IF( ABS([.$C68]-[.$B68])&lt;[.M$5]; 2; 1);0)" office:value-type="float" office:value="0" calcext:value-type="float">
            <text:p>0</text:p>
          </table:table-cell>
          <table:table-cell table:style-name="ce1521" table:formula="of:=IF(IF(ABS([.$C68]-[.$B68])&gt;=[.M$5];1;0)=1; IF( ABS([.$C68]-[.$B68])&lt;[.N$5]; 2; 1);0)" office:value-type="float" office:value="0" calcext:value-type="float">
            <text:p>0</text:p>
          </table:table-cell>
          <table:table-cell table:style-name="ce1643"/>
          <table:table-cell table:style-name="ce1705" table:formula="of:=IF(AND([.E68]&gt;0; [.E69]=0; [.E70]=0);IF(AND([.E68]=2;[.E67]&lt;&gt;1;[.F67]&lt;&gt;1;[.F69]&lt;&gt;1;[.F68]&lt;&gt;1;[.E69]&lt;&gt;1);2;1);0)" office:value-type="float" office:value="0" calcext:value-type="float">
            <text:p>0</text:p>
          </table:table-cell>
          <table:table-cell table:style-name="ce1888" table:formula="of:=IF(AND([.F68]&gt;0; [.F69]=0; [.F70]=0);IF(AND([.F68]=2;[.F67]&lt;&gt;1;[.G67]&lt;&gt;1;[.G69]&lt;&gt;1;[.G68]&lt;&gt;1;[.F69]&lt;&gt;1);2;1);0)" office:value-type="float" office:value="0" calcext:value-type="float">
            <text:p>0</text:p>
          </table:table-cell>
          <table:table-cell table:style-name="ce2071" table:formula="of:=IF(AND([.G68]&gt;0; [.G69]=0; [.G70]=0);IF(AND([.G68]=2;[.G67]&lt;&gt;1;[.H67]&lt;&gt;1;[.H69]&lt;&gt;1;[.H68]&lt;&gt;1;[.G69]&lt;&gt;1);2;1);0)" office:value-type="float" office:value="0" calcext:value-type="float">
            <text:p>0</text:p>
          </table:table-cell>
          <table:table-cell table:style-name="ce2253" table:formula="of:=IF(AND([.H68]&gt;0; [.H69]=0; [.H70]=0);IF(AND([.H68]=2;[.H67]&lt;&gt;1;[.I67]&lt;&gt;1;[.I69]&lt;&gt;1;[.I68]&lt;&gt;1;[.H69]&lt;&gt;1);2;1);0)" office:value-type="float" office:value="0" calcext:value-type="float">
            <text:p>0</text:p>
          </table:table-cell>
          <table:table-cell table:style-name="ce2435" table:formula="of:=IF(AND([.I68]&gt;0; [.I69]=0; [.I70]=0);IF(AND([.I68]=2;[.I67]&lt;&gt;1;[.J67]&lt;&gt;1;[.J69]&lt;&gt;1;[.J68]&lt;&gt;1;[.I69]&lt;&gt;1);2;1);0)" office:value-type="float" office:value="0" calcext:value-type="float">
            <text:p>0</text:p>
          </table:table-cell>
          <table:table-cell table:style-name="ce2617" table:formula="of:=IF(AND([.J68]&gt;0; [.J69]=0; [.J70]=0);IF(AND([.J68]=2;[.J67]&lt;&gt;1;[.K67]&lt;&gt;1;[.K69]&lt;&gt;1;[.K68]&lt;&gt;1;[.J69]&lt;&gt;1);2;1);0)" office:value-type="float" office:value="0" calcext:value-type="float">
            <text:p>0</text:p>
          </table:table-cell>
          <table:table-cell table:style-name="ce2799" table:formula="of:=IF(AND([.K68]&gt;0; [.K69]=0; [.K70]=0);IF(AND([.K68]=2;[.K67]&lt;&gt;1;[.L67]&lt;&gt;1;[.L69]&lt;&gt;1;[.L68]&lt;&gt;1;[.K69]&lt;&gt;1);2;1);0)" office:value-type="float" office:value="0" calcext:value-type="float">
            <text:p>0</text:p>
          </table:table-cell>
          <table:table-cell table:style-name="ce2981" table:formula="of:=IF(AND([.L68]&gt;0; [.L69]=0; [.L70]=0);IF(AND([.L68]=2;[.L67]&lt;&gt;1;[.M67]&lt;&gt;1;[.M69]&lt;&gt;1;[.M68]&lt;&gt;1;[.L69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3-03" calcext:value-type="date">
            <text:p>2016-03-03</text:p>
          </table:table-cell>
          <table:table-cell office:value-type="float" office:value="-6.912" calcext:value-type="float">
            <text:p>-6.912</text:p>
          </table:table-cell>
          <table:table-cell table:formula="of:=AVERAGE([.B40:.B98])" office:value-type="float" office:value="-1.72128813559322" calcext:value-type="float">
            <text:p>-1.72128813559322</text:p>
          </table:table-cell>
          <table:table-cell table:formula="of:=ABS([.B69]-[.C69])" office:value-type="float" office:value="5.19071186440678" calcext:value-type="float">
            <text:p>5.19071186440678</text:p>
          </table:table-cell>
          <table:table-cell table:style-name="ce64" table:formula="of:=IF(IF(ABS([.$C69]-[.$B69])&gt;=[.E$5];1;0)=1; IF( ABS([.$C69]-[.$B69])&lt;[.F$5]; 2; 1);0)" office:value-type="float" office:value="1" calcext:value-type="float">
            <text:p>1</text:p>
          </table:table-cell>
          <table:table-cell table:style-name="ce246" table:formula="of:=IF(IF(ABS([.$C69]-[.$B69])&gt;=[.F$5];1;0)=1; IF( ABS([.$C69]-[.$B69])&lt;[.G$5]; 2; 1);0)" office:value-type="float" office:value="1" calcext:value-type="float">
            <text:p>1</text:p>
          </table:table-cell>
          <table:table-cell table:style-name="ce429" table:formula="of:=IF(IF(ABS([.$C69]-[.$B69])&gt;=[.G$5];1;0)=1; IF( ABS([.$C69]-[.$B69])&lt;[.H$5]; 2; 1);0)" office:value-type="float" office:value="1" calcext:value-type="float">
            <text:p>1</text:p>
          </table:table-cell>
          <table:table-cell table:style-name="ce612" table:formula="of:=IF(IF(ABS([.$C69]-[.$B69])&gt;=[.H$5];1;0)=1; IF( ABS([.$C69]-[.$B69])&lt;[.I$5]; 2; 1);0)" office:value-type="float" office:value="2" calcext:value-type="float">
            <text:p>2</text:p>
          </table:table-cell>
          <table:table-cell table:style-name="ce794" table:formula="of:=IF(IF(ABS([.$C69]-[.$B69])&gt;=[.I$5];1;0)=1; IF( ABS([.$C69]-[.$B69])&lt;[.J$5]; 2; 1);0)" office:value-type="float" office:value="0" calcext:value-type="float">
            <text:p>0</text:p>
          </table:table-cell>
          <table:table-cell table:style-name="ce976" table:formula="of:=IF(IF(ABS([.$C69]-[.$B69])&gt;=[.J$5];1;0)=1; IF( ABS([.$C69]-[.$B69])&lt;[.K$5]; 2; 1);0)" office:value-type="float" office:value="0" calcext:value-type="float">
            <text:p>0</text:p>
          </table:table-cell>
          <table:table-cell table:style-name="ce1158" table:formula="of:=IF(IF(ABS([.$C69]-[.$B69])&gt;=[.K$5];1;0)=1; IF( ABS([.$C69]-[.$B69])&lt;[.L$5]; 2; 1);0)" office:value-type="float" office:value="0" calcext:value-type="float">
            <text:p>0</text:p>
          </table:table-cell>
          <table:table-cell table:style-name="ce1340" table:formula="of:=IF(IF(ABS([.$C69]-[.$B69])&gt;=[.L$5];1;0)=1; IF( ABS([.$C69]-[.$B69])&lt;[.M$5]; 2; 1);0)" office:value-type="float" office:value="0" calcext:value-type="float">
            <text:p>0</text:p>
          </table:table-cell>
          <table:table-cell table:style-name="ce1522" table:formula="of:=IF(IF(ABS([.$C69]-[.$B69])&gt;=[.M$5];1;0)=1; IF( ABS([.$C69]-[.$B69])&lt;[.N$5]; 2; 1);0)" office:value-type="float" office:value="0" calcext:value-type="float">
            <text:p>0</text:p>
          </table:table-cell>
          <table:table-cell table:style-name="ce1643"/>
          <table:table-cell table:style-name="ce1706" table:formula="of:=IF(AND([.E69]&gt;0; [.E70]=0; [.E71]=0);IF(AND([.E69]=2;[.E68]&lt;&gt;1;[.F68]&lt;&gt;1;[.F70]&lt;&gt;1;[.F69]&lt;&gt;1;[.E70]&lt;&gt;1);2;1);0)" office:value-type="float" office:value="0" calcext:value-type="float">
            <text:p>0</text:p>
          </table:table-cell>
          <table:table-cell table:style-name="ce1889" table:formula="of:=IF(AND([.F69]&gt;0; [.F70]=0; [.F71]=0);IF(AND([.F69]=2;[.F68]&lt;&gt;1;[.G68]&lt;&gt;1;[.G70]&lt;&gt;1;[.G69]&lt;&gt;1;[.F70]&lt;&gt;1);2;1);0)" office:value-type="float" office:value="0" calcext:value-type="float">
            <text:p>0</text:p>
          </table:table-cell>
          <table:table-cell table:style-name="ce2072" table:formula="of:=IF(AND([.G69]&gt;0; [.G70]=0; [.G71]=0);IF(AND([.G69]=2;[.G68]&lt;&gt;1;[.H68]&lt;&gt;1;[.H70]&lt;&gt;1;[.H69]&lt;&gt;1;[.G70]&lt;&gt;1);2;1);0)" office:value-type="float" office:value="1" calcext:value-type="float">
            <text:p>1</text:p>
          </table:table-cell>
          <table:table-cell table:style-name="ce2254" table:formula="of:=IF(AND([.H69]&gt;0; [.H70]=0; [.H71]=0);IF(AND([.H69]=2;[.H68]&lt;&gt;1;[.I68]&lt;&gt;1;[.I70]&lt;&gt;1;[.I69]&lt;&gt;1;[.H70]&lt;&gt;1);2;1);0)" office:value-type="float" office:value="2" calcext:value-type="float">
            <text:p>2</text:p>
          </table:table-cell>
          <table:table-cell table:style-name="ce2436" table:formula="of:=IF(AND([.I69]&gt;0; [.I70]=0; [.I71]=0);IF(AND([.I69]=2;[.I68]&lt;&gt;1;[.J68]&lt;&gt;1;[.J70]&lt;&gt;1;[.J69]&lt;&gt;1;[.I70]&lt;&gt;1);2;1);0)" office:value-type="float" office:value="0" calcext:value-type="float">
            <text:p>0</text:p>
          </table:table-cell>
          <table:table-cell table:style-name="ce2618" table:formula="of:=IF(AND([.J69]&gt;0; [.J70]=0; [.J71]=0);IF(AND([.J69]=2;[.J68]&lt;&gt;1;[.K68]&lt;&gt;1;[.K70]&lt;&gt;1;[.K69]&lt;&gt;1;[.J70]&lt;&gt;1);2;1);0)" office:value-type="float" office:value="0" calcext:value-type="float">
            <text:p>0</text:p>
          </table:table-cell>
          <table:table-cell table:style-name="ce2800" table:formula="of:=IF(AND([.K69]&gt;0; [.K70]=0; [.K71]=0);IF(AND([.K69]=2;[.K68]&lt;&gt;1;[.L68]&lt;&gt;1;[.L70]&lt;&gt;1;[.L69]&lt;&gt;1;[.K70]&lt;&gt;1);2;1);0)" office:value-type="float" office:value="0" calcext:value-type="float">
            <text:p>0</text:p>
          </table:table-cell>
          <table:table-cell table:style-name="ce2982" table:formula="of:=IF(AND([.L69]&gt;0; [.L70]=0; [.L71]=0);IF(AND([.L69]=2;[.L68]&lt;&gt;1;[.M68]&lt;&gt;1;[.M70]&lt;&gt;1;[.M69]&lt;&gt;1;[.L70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3-04" calcext:value-type="date">
            <text:p>2016-03-04</text:p>
          </table:table-cell>
          <table:table-cell office:value-type="float" office:value="-4.134" calcext:value-type="float">
            <text:p>-4.134</text:p>
          </table:table-cell>
          <table:table-cell table:formula="of:=AVERAGE([.B41:.B99])" office:value-type="float" office:value="-1.52769491525424" calcext:value-type="float">
            <text:p>-1.52769491525424</text:p>
          </table:table-cell>
          <table:table-cell table:formula="of:=ABS([.B70]-[.C70])" office:value-type="float" office:value="2.60630508474576" calcext:value-type="float">
            <text:p>2.60630508474576</text:p>
          </table:table-cell>
          <table:table-cell table:style-name="ce65" table:formula="of:=IF(IF(ABS([.$C70]-[.$B70])&gt;=[.E$5];1;0)=1; IF( ABS([.$C70]-[.$B70])&lt;[.F$5]; 2; 1);0)" office:value-type="float" office:value="2" calcext:value-type="float">
            <text:p>2</text:p>
          </table:table-cell>
          <table:table-cell table:style-name="ce247" table:formula="of:=IF(IF(ABS([.$C70]-[.$B70])&gt;=[.F$5];1;0)=1; IF( ABS([.$C70]-[.$B70])&lt;[.G$5]; 2; 1);0)" office:value-type="float" office:value="0" calcext:value-type="float">
            <text:p>0</text:p>
          </table:table-cell>
          <table:table-cell table:style-name="ce430" table:formula="of:=IF(IF(ABS([.$C70]-[.$B70])&gt;=[.G$5];1;0)=1; IF( ABS([.$C70]-[.$B70])&lt;[.H$5]; 2; 1);0)" office:value-type="float" office:value="0" calcext:value-type="float">
            <text:p>0</text:p>
          </table:table-cell>
          <table:table-cell table:style-name="ce613" table:formula="of:=IF(IF(ABS([.$C70]-[.$B70])&gt;=[.H$5];1;0)=1; IF( ABS([.$C70]-[.$B70])&lt;[.I$5]; 2; 1);0)" office:value-type="float" office:value="0" calcext:value-type="float">
            <text:p>0</text:p>
          </table:table-cell>
          <table:table-cell table:style-name="ce795" table:formula="of:=IF(IF(ABS([.$C70]-[.$B70])&gt;=[.I$5];1;0)=1; IF( ABS([.$C70]-[.$B70])&lt;[.J$5]; 2; 1);0)" office:value-type="float" office:value="0" calcext:value-type="float">
            <text:p>0</text:p>
          </table:table-cell>
          <table:table-cell table:style-name="ce977" table:formula="of:=IF(IF(ABS([.$C70]-[.$B70])&gt;=[.J$5];1;0)=1; IF( ABS([.$C70]-[.$B70])&lt;[.K$5]; 2; 1);0)" office:value-type="float" office:value="0" calcext:value-type="float">
            <text:p>0</text:p>
          </table:table-cell>
          <table:table-cell table:style-name="ce1159" table:formula="of:=IF(IF(ABS([.$C70]-[.$B70])&gt;=[.K$5];1;0)=1; IF( ABS([.$C70]-[.$B70])&lt;[.L$5]; 2; 1);0)" office:value-type="float" office:value="0" calcext:value-type="float">
            <text:p>0</text:p>
          </table:table-cell>
          <table:table-cell table:style-name="ce1341" table:formula="of:=IF(IF(ABS([.$C70]-[.$B70])&gt;=[.L$5];1;0)=1; IF( ABS([.$C70]-[.$B70])&lt;[.M$5]; 2; 1);0)" office:value-type="float" office:value="0" calcext:value-type="float">
            <text:p>0</text:p>
          </table:table-cell>
          <table:table-cell table:style-name="ce1523" table:formula="of:=IF(IF(ABS([.$C70]-[.$B70])&gt;=[.M$5];1;0)=1; IF( ABS([.$C70]-[.$B70])&lt;[.N$5]; 2; 1);0)" office:value-type="float" office:value="0" calcext:value-type="float">
            <text:p>0</text:p>
          </table:table-cell>
          <table:table-cell table:style-name="ce1643"/>
          <table:table-cell table:style-name="ce1707" table:formula="of:=IF(AND([.E70]&gt;0; [.E71]=0; [.E72]=0);IF(AND([.E70]=2;[.E69]&lt;&gt;1;[.F69]&lt;&gt;1;[.F71]&lt;&gt;1;[.F70]&lt;&gt;1;[.E71]&lt;&gt;1);2;1);0)" office:value-type="float" office:value="0" calcext:value-type="float">
            <text:p>0</text:p>
          </table:table-cell>
          <table:table-cell table:style-name="ce1890" table:formula="of:=IF(AND([.F70]&gt;0; [.F71]=0; [.F72]=0);IF(AND([.F70]=2;[.F69]&lt;&gt;1;[.G69]&lt;&gt;1;[.G71]&lt;&gt;1;[.G70]&lt;&gt;1;[.F71]&lt;&gt;1);2;1);0)" office:value-type="float" office:value="0" calcext:value-type="float">
            <text:p>0</text:p>
          </table:table-cell>
          <table:table-cell table:style-name="ce2073" table:formula="of:=IF(AND([.G70]&gt;0; [.G71]=0; [.G72]=0);IF(AND([.G70]=2;[.G69]&lt;&gt;1;[.H69]&lt;&gt;1;[.H71]&lt;&gt;1;[.H70]&lt;&gt;1;[.G71]&lt;&gt;1);2;1);0)" office:value-type="float" office:value="0" calcext:value-type="float">
            <text:p>0</text:p>
          </table:table-cell>
          <table:table-cell table:style-name="ce2255" table:formula="of:=IF(AND([.H70]&gt;0; [.H71]=0; [.H72]=0);IF(AND([.H70]=2;[.H69]&lt;&gt;1;[.I69]&lt;&gt;1;[.I71]&lt;&gt;1;[.I70]&lt;&gt;1;[.H71]&lt;&gt;1);2;1);0)" office:value-type="float" office:value="0" calcext:value-type="float">
            <text:p>0</text:p>
          </table:table-cell>
          <table:table-cell table:style-name="ce2437" table:formula="of:=IF(AND([.I70]&gt;0; [.I71]=0; [.I72]=0);IF(AND([.I70]=2;[.I69]&lt;&gt;1;[.J69]&lt;&gt;1;[.J71]&lt;&gt;1;[.J70]&lt;&gt;1;[.I71]&lt;&gt;1);2;1);0)" office:value-type="float" office:value="0" calcext:value-type="float">
            <text:p>0</text:p>
          </table:table-cell>
          <table:table-cell table:style-name="ce2619" table:formula="of:=IF(AND([.J70]&gt;0; [.J71]=0; [.J72]=0);IF(AND([.J70]=2;[.J69]&lt;&gt;1;[.K69]&lt;&gt;1;[.K71]&lt;&gt;1;[.K70]&lt;&gt;1;[.J71]&lt;&gt;1);2;1);0)" office:value-type="float" office:value="0" calcext:value-type="float">
            <text:p>0</text:p>
          </table:table-cell>
          <table:table-cell table:style-name="ce2801" table:formula="of:=IF(AND([.K70]&gt;0; [.K71]=0; [.K72]=0);IF(AND([.K70]=2;[.K69]&lt;&gt;1;[.L69]&lt;&gt;1;[.L71]&lt;&gt;1;[.L70]&lt;&gt;1;[.K71]&lt;&gt;1);2;1);0)" office:value-type="float" office:value="0" calcext:value-type="float">
            <text:p>0</text:p>
          </table:table-cell>
          <table:table-cell table:style-name="ce2983" table:formula="of:=IF(AND([.L70]&gt;0; [.L71]=0; [.L72]=0);IF(AND([.L70]=2;[.L69]&lt;&gt;1;[.M69]&lt;&gt;1;[.M71]&lt;&gt;1;[.M70]&lt;&gt;1;[.L71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3-05" calcext:value-type="date">
            <text:p>2016-03-05</text:p>
          </table:table-cell>
          <table:table-cell office:value-type="float" office:value="-4.926" calcext:value-type="float">
            <text:p>-4.926</text:p>
          </table:table-cell>
          <table:table-cell table:formula="of:=AVERAGE([.B42:.B100])" office:value-type="float" office:value="-1.29594915254237" calcext:value-type="float">
            <text:p>-1.29594915254237</text:p>
          </table:table-cell>
          <table:table-cell table:formula="of:=ABS([.B71]-[.C71])" office:value-type="float" office:value="3.63005084745763" calcext:value-type="float">
            <text:p>3.63005084745763</text:p>
          </table:table-cell>
          <table:table-cell table:style-name="ce66" table:formula="of:=IF(IF(ABS([.$C71]-[.$B71])&gt;=[.E$5];1;0)=1; IF( ABS([.$C71]-[.$B71])&lt;[.F$5]; 2; 1);0)" office:value-type="float" office:value="1" calcext:value-type="float">
            <text:p>1</text:p>
          </table:table-cell>
          <table:table-cell table:style-name="ce248" table:formula="of:=IF(IF(ABS([.$C71]-[.$B71])&gt;=[.F$5];1;0)=1; IF( ABS([.$C71]-[.$B71])&lt;[.G$5]; 2; 1);0)" office:value-type="float" office:value="2" calcext:value-type="float">
            <text:p>2</text:p>
          </table:table-cell>
          <table:table-cell table:style-name="ce431" table:formula="of:=IF(IF(ABS([.$C71]-[.$B71])&gt;=[.G$5];1;0)=1; IF( ABS([.$C71]-[.$B71])&lt;[.H$5]; 2; 1);0)" office:value-type="float" office:value="0" calcext:value-type="float">
            <text:p>0</text:p>
          </table:table-cell>
          <table:table-cell table:style-name="ce614" table:formula="of:=IF(IF(ABS([.$C71]-[.$B71])&gt;=[.H$5];1;0)=1; IF( ABS([.$C71]-[.$B71])&lt;[.I$5]; 2; 1);0)" office:value-type="float" office:value="0" calcext:value-type="float">
            <text:p>0</text:p>
          </table:table-cell>
          <table:table-cell table:style-name="ce796" table:formula="of:=IF(IF(ABS([.$C71]-[.$B71])&gt;=[.I$5];1;0)=1; IF( ABS([.$C71]-[.$B71])&lt;[.J$5]; 2; 1);0)" office:value-type="float" office:value="0" calcext:value-type="float">
            <text:p>0</text:p>
          </table:table-cell>
          <table:table-cell table:style-name="ce978" table:formula="of:=IF(IF(ABS([.$C71]-[.$B71])&gt;=[.J$5];1;0)=1; IF( ABS([.$C71]-[.$B71])&lt;[.K$5]; 2; 1);0)" office:value-type="float" office:value="0" calcext:value-type="float">
            <text:p>0</text:p>
          </table:table-cell>
          <table:table-cell table:style-name="ce1160" table:formula="of:=IF(IF(ABS([.$C71]-[.$B71])&gt;=[.K$5];1;0)=1; IF( ABS([.$C71]-[.$B71])&lt;[.L$5]; 2; 1);0)" office:value-type="float" office:value="0" calcext:value-type="float">
            <text:p>0</text:p>
          </table:table-cell>
          <table:table-cell table:style-name="ce1342" table:formula="of:=IF(IF(ABS([.$C71]-[.$B71])&gt;=[.L$5];1;0)=1; IF( ABS([.$C71]-[.$B71])&lt;[.M$5]; 2; 1);0)" office:value-type="float" office:value="0" calcext:value-type="float">
            <text:p>0</text:p>
          </table:table-cell>
          <table:table-cell table:style-name="ce1524" table:formula="of:=IF(IF(ABS([.$C71]-[.$B71])&gt;=[.M$5];1;0)=1; IF( ABS([.$C71]-[.$B71])&lt;[.N$5]; 2; 1);0)" office:value-type="float" office:value="0" calcext:value-type="float">
            <text:p>0</text:p>
          </table:table-cell>
          <table:table-cell table:style-name="ce1643"/>
          <table:table-cell table:style-name="ce1708" table:formula="of:=IF(AND([.E71]&gt;0; [.E72]=0; [.E73]=0);IF(AND([.E71]=2;[.E70]&lt;&gt;1;[.F70]&lt;&gt;1;[.F72]&lt;&gt;1;[.F71]&lt;&gt;1;[.E72]&lt;&gt;1);2;1);0)" office:value-type="float" office:value="0" calcext:value-type="float">
            <text:p>0</text:p>
          </table:table-cell>
          <table:table-cell table:style-name="ce1891" table:formula="of:=IF(AND([.F71]&gt;0; [.F72]=0; [.F73]=0);IF(AND([.F71]=2;[.F70]&lt;&gt;1;[.G70]&lt;&gt;1;[.G72]&lt;&gt;1;[.G71]&lt;&gt;1;[.F72]&lt;&gt;1);2;1);0)" office:value-type="float" office:value="0" calcext:value-type="float">
            <text:p>0</text:p>
          </table:table-cell>
          <table:table-cell table:style-name="ce2074" table:formula="of:=IF(AND([.G71]&gt;0; [.G72]=0; [.G73]=0);IF(AND([.G71]=2;[.G70]&lt;&gt;1;[.H70]&lt;&gt;1;[.H72]&lt;&gt;1;[.H71]&lt;&gt;1;[.G72]&lt;&gt;1);2;1);0)" office:value-type="float" office:value="0" calcext:value-type="float">
            <text:p>0</text:p>
          </table:table-cell>
          <table:table-cell table:style-name="ce2256" table:formula="of:=IF(AND([.H71]&gt;0; [.H72]=0; [.H73]=0);IF(AND([.H71]=2;[.H70]&lt;&gt;1;[.I70]&lt;&gt;1;[.I72]&lt;&gt;1;[.I71]&lt;&gt;1;[.H72]&lt;&gt;1);2;1);0)" office:value-type="float" office:value="0" calcext:value-type="float">
            <text:p>0</text:p>
          </table:table-cell>
          <table:table-cell table:style-name="ce2438" table:formula="of:=IF(AND([.I71]&gt;0; [.I72]=0; [.I73]=0);IF(AND([.I71]=2;[.I70]&lt;&gt;1;[.J70]&lt;&gt;1;[.J72]&lt;&gt;1;[.J71]&lt;&gt;1;[.I72]&lt;&gt;1);2;1);0)" office:value-type="float" office:value="0" calcext:value-type="float">
            <text:p>0</text:p>
          </table:table-cell>
          <table:table-cell table:style-name="ce2620" table:formula="of:=IF(AND([.J71]&gt;0; [.J72]=0; [.J73]=0);IF(AND([.J71]=2;[.J70]&lt;&gt;1;[.K70]&lt;&gt;1;[.K72]&lt;&gt;1;[.K71]&lt;&gt;1;[.J72]&lt;&gt;1);2;1);0)" office:value-type="float" office:value="0" calcext:value-type="float">
            <text:p>0</text:p>
          </table:table-cell>
          <table:table-cell table:style-name="ce2802" table:formula="of:=IF(AND([.K71]&gt;0; [.K72]=0; [.K73]=0);IF(AND([.K71]=2;[.K70]&lt;&gt;1;[.L70]&lt;&gt;1;[.L72]&lt;&gt;1;[.L71]&lt;&gt;1;[.K72]&lt;&gt;1);2;1);0)" office:value-type="float" office:value="0" calcext:value-type="float">
            <text:p>0</text:p>
          </table:table-cell>
          <table:table-cell table:style-name="ce2984" table:formula="of:=IF(AND([.L71]&gt;0; [.L72]=0; [.L73]=0);IF(AND([.L71]=2;[.L70]&lt;&gt;1;[.M70]&lt;&gt;1;[.M72]&lt;&gt;1;[.M71]&lt;&gt;1;[.L72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3-06" calcext:value-type="date">
            <text:p>2016-03-06</text:p>
          </table:table-cell>
          <table:table-cell office:value-type="float" office:value="-7.156" calcext:value-type="float">
            <text:p>-7.156</text:p>
          </table:table-cell>
          <table:table-cell table:formula="of:=AVERAGE([.B43:.B101])" office:value-type="float" office:value="-1.18015254237288" calcext:value-type="float">
            <text:p>-1.18015254237288</text:p>
          </table:table-cell>
          <table:table-cell table:formula="of:=ABS([.B72]-[.C72])" office:value-type="float" office:value="5.97584745762712" calcext:value-type="float">
            <text:p>5.97584745762712</text:p>
          </table:table-cell>
          <table:table-cell table:style-name="ce67" table:formula="of:=IF(IF(ABS([.$C72]-[.$B72])&gt;=[.E$5];1;0)=1; IF( ABS([.$C72]-[.$B72])&lt;[.F$5]; 2; 1);0)" office:value-type="float" office:value="1" calcext:value-type="float">
            <text:p>1</text:p>
          </table:table-cell>
          <table:table-cell table:style-name="ce249" table:formula="of:=IF(IF(ABS([.$C72]-[.$B72])&gt;=[.F$5];1;0)=1; IF( ABS([.$C72]-[.$B72])&lt;[.G$5]; 2; 1);0)" office:value-type="float" office:value="1" calcext:value-type="float">
            <text:p>1</text:p>
          </table:table-cell>
          <table:table-cell table:style-name="ce432" table:formula="of:=IF(IF(ABS([.$C72]-[.$B72])&gt;=[.G$5];1;0)=1; IF( ABS([.$C72]-[.$B72])&lt;[.H$5]; 2; 1);0)" office:value-type="float" office:value="1" calcext:value-type="float">
            <text:p>1</text:p>
          </table:table-cell>
          <table:table-cell table:style-name="ce615" table:formula="of:=IF(IF(ABS([.$C72]-[.$B72])&gt;=[.H$5];1;0)=1; IF( ABS([.$C72]-[.$B72])&lt;[.I$5]; 2; 1);0)" office:value-type="float" office:value="2" calcext:value-type="float">
            <text:p>2</text:p>
          </table:table-cell>
          <table:table-cell table:style-name="ce797" table:formula="of:=IF(IF(ABS([.$C72]-[.$B72])&gt;=[.I$5];1;0)=1; IF( ABS([.$C72]-[.$B72])&lt;[.J$5]; 2; 1);0)" office:value-type="float" office:value="0" calcext:value-type="float">
            <text:p>0</text:p>
          </table:table-cell>
          <table:table-cell table:style-name="ce979" table:formula="of:=IF(IF(ABS([.$C72]-[.$B72])&gt;=[.J$5];1;0)=1; IF( ABS([.$C72]-[.$B72])&lt;[.K$5]; 2; 1);0)" office:value-type="float" office:value="0" calcext:value-type="float">
            <text:p>0</text:p>
          </table:table-cell>
          <table:table-cell table:style-name="ce1161" table:formula="of:=IF(IF(ABS([.$C72]-[.$B72])&gt;=[.K$5];1;0)=1; IF( ABS([.$C72]-[.$B72])&lt;[.L$5]; 2; 1);0)" office:value-type="float" office:value="0" calcext:value-type="float">
            <text:p>0</text:p>
          </table:table-cell>
          <table:table-cell table:style-name="ce1343" table:formula="of:=IF(IF(ABS([.$C72]-[.$B72])&gt;=[.L$5];1;0)=1; IF( ABS([.$C72]-[.$B72])&lt;[.M$5]; 2; 1);0)" office:value-type="float" office:value="0" calcext:value-type="float">
            <text:p>0</text:p>
          </table:table-cell>
          <table:table-cell table:style-name="ce1525" table:formula="of:=IF(IF(ABS([.$C72]-[.$B72])&gt;=[.M$5];1;0)=1; IF( ABS([.$C72]-[.$B72])&lt;[.N$5]; 2; 1);0)" office:value-type="float" office:value="0" calcext:value-type="float">
            <text:p>0</text:p>
          </table:table-cell>
          <table:table-cell table:style-name="ce1643"/>
          <table:table-cell table:style-name="ce1709" table:formula="of:=IF(AND([.E72]&gt;0; [.E73]=0; [.E74]=0);IF(AND([.E72]=2;[.E71]&lt;&gt;1;[.F71]&lt;&gt;1;[.F73]&lt;&gt;1;[.F72]&lt;&gt;1;[.E73]&lt;&gt;1);2;1);0)" office:value-type="float" office:value="0" calcext:value-type="float">
            <text:p>0</text:p>
          </table:table-cell>
          <table:table-cell table:style-name="ce1892" table:formula="of:=IF(AND([.F72]&gt;0; [.F73]=0; [.F74]=0);IF(AND([.F72]=2;[.F71]&lt;&gt;1;[.G71]&lt;&gt;1;[.G73]&lt;&gt;1;[.G72]&lt;&gt;1;[.F73]&lt;&gt;1);2;1);0)" office:value-type="float" office:value="0" calcext:value-type="float">
            <text:p>0</text:p>
          </table:table-cell>
          <table:table-cell table:style-name="ce2075" table:formula="of:=IF(AND([.G72]&gt;0; [.G73]=0; [.G74]=0);IF(AND([.G72]=2;[.G71]&lt;&gt;1;[.H71]&lt;&gt;1;[.H73]&lt;&gt;1;[.H72]&lt;&gt;1;[.G73]&lt;&gt;1);2;1);0)" office:value-type="float" office:value="0" calcext:value-type="float">
            <text:p>0</text:p>
          </table:table-cell>
          <table:table-cell table:style-name="ce2257" table:formula="of:=IF(AND([.H72]&gt;0; [.H73]=0; [.H74]=0);IF(AND([.H72]=2;[.H71]&lt;&gt;1;[.I71]&lt;&gt;1;[.I73]&lt;&gt;1;[.I72]&lt;&gt;1;[.H73]&lt;&gt;1);2;1);0)" office:value-type="float" office:value="0" calcext:value-type="float">
            <text:p>0</text:p>
          </table:table-cell>
          <table:table-cell table:style-name="ce2439" table:formula="of:=IF(AND([.I72]&gt;0; [.I73]=0; [.I74]=0);IF(AND([.I72]=2;[.I71]&lt;&gt;1;[.J71]&lt;&gt;1;[.J73]&lt;&gt;1;[.J72]&lt;&gt;1;[.I73]&lt;&gt;1);2;1);0)" office:value-type="float" office:value="0" calcext:value-type="float">
            <text:p>0</text:p>
          </table:table-cell>
          <table:table-cell table:style-name="ce2621" table:formula="of:=IF(AND([.J72]&gt;0; [.J73]=0; [.J74]=0);IF(AND([.J72]=2;[.J71]&lt;&gt;1;[.K71]&lt;&gt;1;[.K73]&lt;&gt;1;[.K72]&lt;&gt;1;[.J73]&lt;&gt;1);2;1);0)" office:value-type="float" office:value="0" calcext:value-type="float">
            <text:p>0</text:p>
          </table:table-cell>
          <table:table-cell table:style-name="ce2803" table:formula="of:=IF(AND([.K72]&gt;0; [.K73]=0; [.K74]=0);IF(AND([.K72]=2;[.K71]&lt;&gt;1;[.L71]&lt;&gt;1;[.L73]&lt;&gt;1;[.L72]&lt;&gt;1;[.K73]&lt;&gt;1);2;1);0)" office:value-type="float" office:value="0" calcext:value-type="float">
            <text:p>0</text:p>
          </table:table-cell>
          <table:table-cell table:style-name="ce2985" table:formula="of:=IF(AND([.L72]&gt;0; [.L73]=0; [.L74]=0);IF(AND([.L72]=2;[.L71]&lt;&gt;1;[.M71]&lt;&gt;1;[.M73]&lt;&gt;1;[.M72]&lt;&gt;1;[.L73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3-07" calcext:value-type="date">
            <text:p>2016-03-07</text:p>
          </table:table-cell>
          <table:table-cell office:value-type="float" office:value="-8.088" calcext:value-type="float">
            <text:p>-8.088</text:p>
          </table:table-cell>
          <table:table-cell table:formula="of:=AVERAGE([.B44:.B102])" office:value-type="float" office:value="-1.09701694915254" calcext:value-type="float">
            <text:p>-1.09701694915254</text:p>
          </table:table-cell>
          <table:table-cell table:formula="of:=ABS([.B73]-[.C73])" office:value-type="float" office:value="6.99098305084746" calcext:value-type="float">
            <text:p>6.99098305084746</text:p>
          </table:table-cell>
          <table:table-cell table:style-name="ce68" table:formula="of:=IF(IF(ABS([.$C73]-[.$B73])&gt;=[.E$5];1;0)=1; IF( ABS([.$C73]-[.$B73])&lt;[.F$5]; 2; 1);0)" office:value-type="float" office:value="1" calcext:value-type="float">
            <text:p>1</text:p>
          </table:table-cell>
          <table:table-cell table:style-name="ce250" table:formula="of:=IF(IF(ABS([.$C73]-[.$B73])&gt;=[.F$5];1;0)=1; IF( ABS([.$C73]-[.$B73])&lt;[.G$5]; 2; 1);0)" office:value-type="float" office:value="1" calcext:value-type="float">
            <text:p>1</text:p>
          </table:table-cell>
          <table:table-cell table:style-name="ce433" table:formula="of:=IF(IF(ABS([.$C73]-[.$B73])&gt;=[.G$5];1;0)=1; IF( ABS([.$C73]-[.$B73])&lt;[.H$5]; 2; 1);0)" office:value-type="float" office:value="1" calcext:value-type="float">
            <text:p>1</text:p>
          </table:table-cell>
          <table:table-cell table:style-name="ce616" table:formula="of:=IF(IF(ABS([.$C73]-[.$B73])&gt;=[.H$5];1;0)=1; IF( ABS([.$C73]-[.$B73])&lt;[.I$5]; 2; 1);0)" office:value-type="float" office:value="1" calcext:value-type="float">
            <text:p>1</text:p>
          </table:table-cell>
          <table:table-cell table:style-name="ce798" table:formula="of:=IF(IF(ABS([.$C73]-[.$B73])&gt;=[.I$5];1;0)=1; IF( ABS([.$C73]-[.$B73])&lt;[.J$5]; 2; 1);0)" office:value-type="float" office:value="2" calcext:value-type="float">
            <text:p>2</text:p>
          </table:table-cell>
          <table:table-cell table:style-name="ce980" table:formula="of:=IF(IF(ABS([.$C73]-[.$B73])&gt;=[.J$5];1;0)=1; IF( ABS([.$C73]-[.$B73])&lt;[.K$5]; 2; 1);0)" office:value-type="float" office:value="0" calcext:value-type="float">
            <text:p>0</text:p>
          </table:table-cell>
          <table:table-cell table:style-name="ce1162" table:formula="of:=IF(IF(ABS([.$C73]-[.$B73])&gt;=[.K$5];1;0)=1; IF( ABS([.$C73]-[.$B73])&lt;[.L$5]; 2; 1);0)" office:value-type="float" office:value="0" calcext:value-type="float">
            <text:p>0</text:p>
          </table:table-cell>
          <table:table-cell table:style-name="ce1344" table:formula="of:=IF(IF(ABS([.$C73]-[.$B73])&gt;=[.L$5];1;0)=1; IF( ABS([.$C73]-[.$B73])&lt;[.M$5]; 2; 1);0)" office:value-type="float" office:value="0" calcext:value-type="float">
            <text:p>0</text:p>
          </table:table-cell>
          <table:table-cell table:style-name="ce1526" table:formula="of:=IF(IF(ABS([.$C73]-[.$B73])&gt;=[.M$5];1;0)=1; IF( ABS([.$C73]-[.$B73])&lt;[.N$5]; 2; 1);0)" office:value-type="float" office:value="0" calcext:value-type="float">
            <text:p>0</text:p>
          </table:table-cell>
          <table:table-cell table:style-name="ce1643"/>
          <table:table-cell table:style-name="ce1710" table:formula="of:=IF(AND([.E73]&gt;0; [.E74]=0; [.E75]=0);IF(AND([.E73]=2;[.E72]&lt;&gt;1;[.F72]&lt;&gt;1;[.F74]&lt;&gt;1;[.F73]&lt;&gt;1;[.E74]&lt;&gt;1);2;1);0)" office:value-type="float" office:value="0" calcext:value-type="float">
            <text:p>0</text:p>
          </table:table-cell>
          <table:table-cell table:style-name="ce1893" table:formula="of:=IF(AND([.F73]&gt;0; [.F74]=0; [.F75]=0);IF(AND([.F73]=2;[.F72]&lt;&gt;1;[.G72]&lt;&gt;1;[.G74]&lt;&gt;1;[.G73]&lt;&gt;1;[.F74]&lt;&gt;1);2;1);0)" office:value-type="float" office:value="0" calcext:value-type="float">
            <text:p>0</text:p>
          </table:table-cell>
          <table:table-cell table:style-name="ce2076" table:formula="of:=IF(AND([.G73]&gt;0; [.G74]=0; [.G75]=0);IF(AND([.G73]=2;[.G72]&lt;&gt;1;[.H72]&lt;&gt;1;[.H74]&lt;&gt;1;[.H73]&lt;&gt;1;[.G74]&lt;&gt;1);2;1);0)" office:value-type="float" office:value="0" calcext:value-type="float">
            <text:p>0</text:p>
          </table:table-cell>
          <table:table-cell table:style-name="ce2258" table:formula="of:=IF(AND([.H73]&gt;0; [.H74]=0; [.H75]=0);IF(AND([.H73]=2;[.H72]&lt;&gt;1;[.I72]&lt;&gt;1;[.I74]&lt;&gt;1;[.I73]&lt;&gt;1;[.H74]&lt;&gt;1);2;1);0)" office:value-type="float" office:value="0" calcext:value-type="float">
            <text:p>0</text:p>
          </table:table-cell>
          <table:table-cell table:style-name="ce2440" table:formula="of:=IF(AND([.I73]&gt;0; [.I74]=0; [.I75]=0);IF(AND([.I73]=2;[.I72]&lt;&gt;1;[.J72]&lt;&gt;1;[.J74]&lt;&gt;1;[.J73]&lt;&gt;1;[.I74]&lt;&gt;1);2;1);0)" office:value-type="float" office:value="0" calcext:value-type="float">
            <text:p>0</text:p>
          </table:table-cell>
          <table:table-cell table:style-name="ce2622" table:formula="of:=IF(AND([.J73]&gt;0; [.J74]=0; [.J75]=0);IF(AND([.J73]=2;[.J72]&lt;&gt;1;[.K72]&lt;&gt;1;[.K74]&lt;&gt;1;[.K73]&lt;&gt;1;[.J74]&lt;&gt;1);2;1);0)" office:value-type="float" office:value="0" calcext:value-type="float">
            <text:p>0</text:p>
          </table:table-cell>
          <table:table-cell table:style-name="ce2804" table:formula="of:=IF(AND([.K73]&gt;0; [.K74]=0; [.K75]=0);IF(AND([.K73]=2;[.K72]&lt;&gt;1;[.L72]&lt;&gt;1;[.L74]&lt;&gt;1;[.L73]&lt;&gt;1;[.K74]&lt;&gt;1);2;1);0)" office:value-type="float" office:value="0" calcext:value-type="float">
            <text:p>0</text:p>
          </table:table-cell>
          <table:table-cell table:style-name="ce2986" table:formula="of:=IF(AND([.L73]&gt;0; [.L74]=0; [.L75]=0);IF(AND([.L73]=2;[.L72]&lt;&gt;1;[.M72]&lt;&gt;1;[.M74]&lt;&gt;1;[.M73]&lt;&gt;1;[.L74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3-08" calcext:value-type="date">
            <text:p>2016-03-08</text:p>
          </table:table-cell>
          <table:table-cell office:value-type="float" office:value="-8.263" calcext:value-type="float">
            <text:p>-8.263</text:p>
          </table:table-cell>
          <table:table-cell table:formula="of:=AVERAGE([.B45:.B103])" office:value-type="float" office:value="-1.0505593220339" calcext:value-type="float">
            <text:p>-1.0505593220339</text:p>
          </table:table-cell>
          <table:table-cell table:formula="of:=ABS([.B74]-[.C74])" office:value-type="float" office:value="7.2124406779661" calcext:value-type="float">
            <text:p>7.2124406779661</text:p>
          </table:table-cell>
          <table:table-cell table:style-name="ce69" table:formula="of:=IF(IF(ABS([.$C74]-[.$B74])&gt;=[.E$5];1;0)=1; IF( ABS([.$C74]-[.$B74])&lt;[.F$5]; 2; 1);0)" office:value-type="float" office:value="1" calcext:value-type="float">
            <text:p>1</text:p>
          </table:table-cell>
          <table:table-cell table:style-name="ce251" table:formula="of:=IF(IF(ABS([.$C74]-[.$B74])&gt;=[.F$5];1;0)=1; IF( ABS([.$C74]-[.$B74])&lt;[.G$5]; 2; 1);0)" office:value-type="float" office:value="1" calcext:value-type="float">
            <text:p>1</text:p>
          </table:table-cell>
          <table:table-cell table:style-name="ce434" table:formula="of:=IF(IF(ABS([.$C74]-[.$B74])&gt;=[.G$5];1;0)=1; IF( ABS([.$C74]-[.$B74])&lt;[.H$5]; 2; 1);0)" office:value-type="float" office:value="1" calcext:value-type="float">
            <text:p>1</text:p>
          </table:table-cell>
          <table:table-cell table:style-name="ce617" table:formula="of:=IF(IF(ABS([.$C74]-[.$B74])&gt;=[.H$5];1;0)=1; IF( ABS([.$C74]-[.$B74])&lt;[.I$5]; 2; 1);0)" office:value-type="float" office:value="1" calcext:value-type="float">
            <text:p>1</text:p>
          </table:table-cell>
          <table:table-cell table:style-name="ce799" table:formula="of:=IF(IF(ABS([.$C74]-[.$B74])&gt;=[.I$5];1;0)=1; IF( ABS([.$C74]-[.$B74])&lt;[.J$5]; 2; 1);0)" office:value-type="float" office:value="1" calcext:value-type="float">
            <text:p>1</text:p>
          </table:table-cell>
          <table:table-cell table:style-name="ce981" table:formula="of:=IF(IF(ABS([.$C74]-[.$B74])&gt;=[.J$5];1;0)=1; IF( ABS([.$C74]-[.$B74])&lt;[.K$5]; 2; 1);0)" office:value-type="float" office:value="2" calcext:value-type="float">
            <text:p>2</text:p>
          </table:table-cell>
          <table:table-cell table:style-name="ce1163" table:formula="of:=IF(IF(ABS([.$C74]-[.$B74])&gt;=[.K$5];1;0)=1; IF( ABS([.$C74]-[.$B74])&lt;[.L$5]; 2; 1);0)" office:value-type="float" office:value="0" calcext:value-type="float">
            <text:p>0</text:p>
          </table:table-cell>
          <table:table-cell table:style-name="ce1345" table:formula="of:=IF(IF(ABS([.$C74]-[.$B74])&gt;=[.L$5];1;0)=1; IF( ABS([.$C74]-[.$B74])&lt;[.M$5]; 2; 1);0)" office:value-type="float" office:value="0" calcext:value-type="float">
            <text:p>0</text:p>
          </table:table-cell>
          <table:table-cell table:style-name="ce1527" table:formula="of:=IF(IF(ABS([.$C74]-[.$B74])&gt;=[.M$5];1;0)=1; IF( ABS([.$C74]-[.$B74])&lt;[.N$5]; 2; 1);0)" office:value-type="float" office:value="0" calcext:value-type="float">
            <text:p>0</text:p>
          </table:table-cell>
          <table:table-cell table:style-name="ce1643"/>
          <table:table-cell table:style-name="ce1711" table:formula="of:=IF(AND([.E74]&gt;0; [.E75]=0; [.E76]=0);IF(AND([.E74]=2;[.E73]&lt;&gt;1;[.F73]&lt;&gt;1;[.F75]&lt;&gt;1;[.F74]&lt;&gt;1;[.E75]&lt;&gt;1);2;1);0)" office:value-type="float" office:value="0" calcext:value-type="float">
            <text:p>0</text:p>
          </table:table-cell>
          <table:table-cell table:style-name="ce1894" table:formula="of:=IF(AND([.F74]&gt;0; [.F75]=0; [.F76]=0);IF(AND([.F74]=2;[.F73]&lt;&gt;1;[.G73]&lt;&gt;1;[.G75]&lt;&gt;1;[.G74]&lt;&gt;1;[.F75]&lt;&gt;1);2;1);0)" office:value-type="float" office:value="0" calcext:value-type="float">
            <text:p>0</text:p>
          </table:table-cell>
          <table:table-cell table:style-name="ce2077" table:formula="of:=IF(AND([.G74]&gt;0; [.G75]=0; [.G76]=0);IF(AND([.G74]=2;[.G73]&lt;&gt;1;[.H73]&lt;&gt;1;[.H75]&lt;&gt;1;[.H74]&lt;&gt;1;[.G75]&lt;&gt;1);2;1);0)" office:value-type="float" office:value="0" calcext:value-type="float">
            <text:p>0</text:p>
          </table:table-cell>
          <table:table-cell table:style-name="ce2259" table:formula="of:=IF(AND([.H74]&gt;0; [.H75]=0; [.H76]=0);IF(AND([.H74]=2;[.H73]&lt;&gt;1;[.I73]&lt;&gt;1;[.I75]&lt;&gt;1;[.I74]&lt;&gt;1;[.H75]&lt;&gt;1);2;1);0)" office:value-type="float" office:value="0" calcext:value-type="float">
            <text:p>0</text:p>
          </table:table-cell>
          <table:table-cell table:style-name="ce2441" table:formula="of:=IF(AND([.I74]&gt;0; [.I75]=0; [.I76]=0);IF(AND([.I74]=2;[.I73]&lt;&gt;1;[.J73]&lt;&gt;1;[.J75]&lt;&gt;1;[.J74]&lt;&gt;1;[.I75]&lt;&gt;1);2;1);0)" office:value-type="float" office:value="1" calcext:value-type="float">
            <text:p>1</text:p>
          </table:table-cell>
          <table:table-cell table:style-name="ce2623" table:formula="of:=IF(AND([.J74]&gt;0; [.J75]=0; [.J76]=0);IF(AND([.J74]=2;[.J73]&lt;&gt;1;[.K73]&lt;&gt;1;[.K75]&lt;&gt;1;[.K74]&lt;&gt;1;[.J75]&lt;&gt;1);2;1);0)" office:value-type="float" office:value="2" calcext:value-type="float">
            <text:p>2</text:p>
          </table:table-cell>
          <table:table-cell table:style-name="ce2805" table:formula="of:=IF(AND([.K74]&gt;0; [.K75]=0; [.K76]=0);IF(AND([.K74]=2;[.K73]&lt;&gt;1;[.L73]&lt;&gt;1;[.L75]&lt;&gt;1;[.L74]&lt;&gt;1;[.K75]&lt;&gt;1);2;1);0)" office:value-type="float" office:value="0" calcext:value-type="float">
            <text:p>0</text:p>
          </table:table-cell>
          <table:table-cell table:style-name="ce2987" table:formula="of:=IF(AND([.L74]&gt;0; [.L75]=0; [.L76]=0);IF(AND([.L74]=2;[.L73]&lt;&gt;1;[.M73]&lt;&gt;1;[.M75]&lt;&gt;1;[.M74]&lt;&gt;1;[.L75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3-09" calcext:value-type="date">
            <text:p>2016-03-09</text:p>
          </table:table-cell>
          <table:table-cell office:value-type="float" office:value="-6.851" calcext:value-type="float">
            <text:p>-6.851</text:p>
          </table:table-cell>
          <table:table-cell table:formula="of:=AVERAGE([.B46:.B104])" office:value-type="float" office:value="-1.00618644067797" calcext:value-type="float">
            <text:p>-1.00618644067797</text:p>
          </table:table-cell>
          <table:table-cell table:formula="of:=ABS([.B75]-[.C75])" office:value-type="float" office:value="5.84481355932203" calcext:value-type="float">
            <text:p>5.84481355932203</text:p>
          </table:table-cell>
          <table:table-cell table:style-name="ce70" table:formula="of:=IF(IF(ABS([.$C75]-[.$B75])&gt;=[.E$5];1;0)=1; IF( ABS([.$C75]-[.$B75])&lt;[.F$5]; 2; 1);0)" office:value-type="float" office:value="1" calcext:value-type="float">
            <text:p>1</text:p>
          </table:table-cell>
          <table:table-cell table:style-name="ce252" table:formula="of:=IF(IF(ABS([.$C75]-[.$B75])&gt;=[.F$5];1;0)=1; IF( ABS([.$C75]-[.$B75])&lt;[.G$5]; 2; 1);0)" office:value-type="float" office:value="1" calcext:value-type="float">
            <text:p>1</text:p>
          </table:table-cell>
          <table:table-cell table:style-name="ce435" table:formula="of:=IF(IF(ABS([.$C75]-[.$B75])&gt;=[.G$5];1;0)=1; IF( ABS([.$C75]-[.$B75])&lt;[.H$5]; 2; 1);0)" office:value-type="float" office:value="1" calcext:value-type="float">
            <text:p>1</text:p>
          </table:table-cell>
          <table:table-cell table:style-name="ce618" table:formula="of:=IF(IF(ABS([.$C75]-[.$B75])&gt;=[.H$5];1;0)=1; IF( ABS([.$C75]-[.$B75])&lt;[.I$5]; 2; 1);0)" office:value-type="float" office:value="2" calcext:value-type="float">
            <text:p>2</text:p>
          </table:table-cell>
          <table:table-cell table:style-name="ce800" table:formula="of:=IF(IF(ABS([.$C75]-[.$B75])&gt;=[.I$5];1;0)=1; IF( ABS([.$C75]-[.$B75])&lt;[.J$5]; 2; 1);0)" office:value-type="float" office:value="0" calcext:value-type="float">
            <text:p>0</text:p>
          </table:table-cell>
          <table:table-cell table:style-name="ce982" table:formula="of:=IF(IF(ABS([.$C75]-[.$B75])&gt;=[.J$5];1;0)=1; IF( ABS([.$C75]-[.$B75])&lt;[.K$5]; 2; 1);0)" office:value-type="float" office:value="0" calcext:value-type="float">
            <text:p>0</text:p>
          </table:table-cell>
          <table:table-cell table:style-name="ce1164" table:formula="of:=IF(IF(ABS([.$C75]-[.$B75])&gt;=[.K$5];1;0)=1; IF( ABS([.$C75]-[.$B75])&lt;[.L$5]; 2; 1);0)" office:value-type="float" office:value="0" calcext:value-type="float">
            <text:p>0</text:p>
          </table:table-cell>
          <table:table-cell table:style-name="ce1346" table:formula="of:=IF(IF(ABS([.$C75]-[.$B75])&gt;=[.L$5];1;0)=1; IF( ABS([.$C75]-[.$B75])&lt;[.M$5]; 2; 1);0)" office:value-type="float" office:value="0" calcext:value-type="float">
            <text:p>0</text:p>
          </table:table-cell>
          <table:table-cell table:style-name="ce1528" table:formula="of:=IF(IF(ABS([.$C75]-[.$B75])&gt;=[.M$5];1;0)=1; IF( ABS([.$C75]-[.$B75])&lt;[.N$5]; 2; 1);0)" office:value-type="float" office:value="0" calcext:value-type="float">
            <text:p>0</text:p>
          </table:table-cell>
          <table:table-cell table:style-name="ce1643"/>
          <table:table-cell table:style-name="ce1712" table:formula="of:=IF(AND([.E75]&gt;0; [.E76]=0; [.E77]=0);IF(AND([.E75]=2;[.E74]&lt;&gt;1;[.F74]&lt;&gt;1;[.F76]&lt;&gt;1;[.F75]&lt;&gt;1;[.E76]&lt;&gt;1);2;1);0)" office:value-type="float" office:value="0" calcext:value-type="float">
            <text:p>0</text:p>
          </table:table-cell>
          <table:table-cell table:style-name="ce1895" table:formula="of:=IF(AND([.F75]&gt;0; [.F76]=0; [.F77]=0);IF(AND([.F75]=2;[.F74]&lt;&gt;1;[.G74]&lt;&gt;1;[.G76]&lt;&gt;1;[.G75]&lt;&gt;1;[.F76]&lt;&gt;1);2;1);0)" office:value-type="float" office:value="1" calcext:value-type="float">
            <text:p>1</text:p>
          </table:table-cell>
          <table:table-cell table:style-name="ce2078" table:formula="of:=IF(AND([.G75]&gt;0; [.G76]=0; [.G77]=0);IF(AND([.G75]=2;[.G74]&lt;&gt;1;[.H74]&lt;&gt;1;[.H76]&lt;&gt;1;[.H75]&lt;&gt;1;[.G76]&lt;&gt;1);2;1);0)" office:value-type="float" office:value="1" calcext:value-type="float">
            <text:p>1</text:p>
          </table:table-cell>
          <table:table-cell table:style-name="ce2260" table:formula="of:=IF(AND([.H75]&gt;0; [.H76]=0; [.H77]=0);IF(AND([.H75]=2;[.H74]&lt;&gt;1;[.I74]&lt;&gt;1;[.I76]&lt;&gt;1;[.I75]&lt;&gt;1;[.H76]&lt;&gt;1);2;1);0)" office:value-type="float" office:value="1" calcext:value-type="float">
            <text:p>1</text:p>
          </table:table-cell>
          <table:table-cell table:style-name="ce2442" table:formula="of:=IF(AND([.I75]&gt;0; [.I76]=0; [.I77]=0);IF(AND([.I75]=2;[.I74]&lt;&gt;1;[.J74]&lt;&gt;1;[.J76]&lt;&gt;1;[.J75]&lt;&gt;1;[.I76]&lt;&gt;1);2;1);0)" office:value-type="float" office:value="0" calcext:value-type="float">
            <text:p>0</text:p>
          </table:table-cell>
          <table:table-cell table:style-name="ce2624" table:formula="of:=IF(AND([.J75]&gt;0; [.J76]=0; [.J77]=0);IF(AND([.J75]=2;[.J74]&lt;&gt;1;[.K74]&lt;&gt;1;[.K76]&lt;&gt;1;[.K75]&lt;&gt;1;[.J76]&lt;&gt;1);2;1);0)" office:value-type="float" office:value="0" calcext:value-type="float">
            <text:p>0</text:p>
          </table:table-cell>
          <table:table-cell table:style-name="ce2806" table:formula="of:=IF(AND([.K75]&gt;0; [.K76]=0; [.K77]=0);IF(AND([.K75]=2;[.K74]&lt;&gt;1;[.L74]&lt;&gt;1;[.L76]&lt;&gt;1;[.L75]&lt;&gt;1;[.K76]&lt;&gt;1);2;1);0)" office:value-type="float" office:value="0" calcext:value-type="float">
            <text:p>0</text:p>
          </table:table-cell>
          <table:table-cell table:style-name="ce2988" table:formula="of:=IF(AND([.L75]&gt;0; [.L76]=0; [.L77]=0);IF(AND([.L75]=2;[.L74]&lt;&gt;1;[.M74]&lt;&gt;1;[.M76]&lt;&gt;1;[.M75]&lt;&gt;1;[.L76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3-10" calcext:value-type="date">
            <text:p>2016-03-10</text:p>
          </table:table-cell>
          <table:table-cell office:value-type="float" office:value="-3.982" calcext:value-type="float">
            <text:p>-3.982</text:p>
          </table:table-cell>
          <table:table-cell table:formula="of:=AVERAGE([.B47:.B105])" office:value-type="float" office:value="-1.02937288135593" calcext:value-type="float">
            <text:p>-1.02937288135593</text:p>
          </table:table-cell>
          <table:table-cell table:formula="of:=ABS([.B76]-[.C76])" office:value-type="float" office:value="2.95262711864407" calcext:value-type="float">
            <text:p>2.95262711864407</text:p>
          </table:table-cell>
          <table:table-cell table:style-name="ce71" table:formula="of:=IF(IF(ABS([.$C76]-[.$B76])&gt;=[.E$5];1;0)=1; IF( ABS([.$C76]-[.$B76])&lt;[.F$5]; 2; 1);0)" office:value-type="float" office:value="2" calcext:value-type="float">
            <text:p>2</text:p>
          </table:table-cell>
          <table:table-cell table:style-name="ce253" table:formula="of:=IF(IF(ABS([.$C76]-[.$B76])&gt;=[.F$5];1;0)=1; IF( ABS([.$C76]-[.$B76])&lt;[.G$5]; 2; 1);0)" office:value-type="float" office:value="0" calcext:value-type="float">
            <text:p>0</text:p>
          </table:table-cell>
          <table:table-cell table:style-name="ce436" table:formula="of:=IF(IF(ABS([.$C76]-[.$B76])&gt;=[.G$5];1;0)=1; IF( ABS([.$C76]-[.$B76])&lt;[.H$5]; 2; 1);0)" office:value-type="float" office:value="0" calcext:value-type="float">
            <text:p>0</text:p>
          </table:table-cell>
          <table:table-cell table:style-name="ce619" table:formula="of:=IF(IF(ABS([.$C76]-[.$B76])&gt;=[.H$5];1;0)=1; IF( ABS([.$C76]-[.$B76])&lt;[.I$5]; 2; 1);0)" office:value-type="float" office:value="0" calcext:value-type="float">
            <text:p>0</text:p>
          </table:table-cell>
          <table:table-cell table:style-name="ce801" table:formula="of:=IF(IF(ABS([.$C76]-[.$B76])&gt;=[.I$5];1;0)=1; IF( ABS([.$C76]-[.$B76])&lt;[.J$5]; 2; 1);0)" office:value-type="float" office:value="0" calcext:value-type="float">
            <text:p>0</text:p>
          </table:table-cell>
          <table:table-cell table:style-name="ce983" table:formula="of:=IF(IF(ABS([.$C76]-[.$B76])&gt;=[.J$5];1;0)=1; IF( ABS([.$C76]-[.$B76])&lt;[.K$5]; 2; 1);0)" office:value-type="float" office:value="0" calcext:value-type="float">
            <text:p>0</text:p>
          </table:table-cell>
          <table:table-cell table:style-name="ce1165" table:formula="of:=IF(IF(ABS([.$C76]-[.$B76])&gt;=[.K$5];1;0)=1; IF( ABS([.$C76]-[.$B76])&lt;[.L$5]; 2; 1);0)" office:value-type="float" office:value="0" calcext:value-type="float">
            <text:p>0</text:p>
          </table:table-cell>
          <table:table-cell table:style-name="ce1347" table:formula="of:=IF(IF(ABS([.$C76]-[.$B76])&gt;=[.L$5];1;0)=1; IF( ABS([.$C76]-[.$B76])&lt;[.M$5]; 2; 1);0)" office:value-type="float" office:value="0" calcext:value-type="float">
            <text:p>0</text:p>
          </table:table-cell>
          <table:table-cell table:style-name="ce1529" table:formula="of:=IF(IF(ABS([.$C76]-[.$B76])&gt;=[.M$5];1;0)=1; IF( ABS([.$C76]-[.$B76])&lt;[.N$5]; 2; 1);0)" office:value-type="float" office:value="0" calcext:value-type="float">
            <text:p>0</text:p>
          </table:table-cell>
          <table:table-cell table:style-name="ce1643"/>
          <table:table-cell table:style-name="ce1713" table:formula="of:=IF(AND([.E76]&gt;0; [.E77]=0; [.E78]=0);IF(AND([.E76]=2;[.E75]&lt;&gt;1;[.F75]&lt;&gt;1;[.F77]&lt;&gt;1;[.F76]&lt;&gt;1;[.E77]&lt;&gt;1);2;1);0)" office:value-type="float" office:value="1" calcext:value-type="float">
            <text:p>1</text:p>
          </table:table-cell>
          <table:table-cell table:style-name="ce1896" table:formula="of:=IF(AND([.F76]&gt;0; [.F77]=0; [.F78]=0);IF(AND([.F76]=2;[.F75]&lt;&gt;1;[.G75]&lt;&gt;1;[.G77]&lt;&gt;1;[.G76]&lt;&gt;1;[.F77]&lt;&gt;1);2;1);0)" office:value-type="float" office:value="0" calcext:value-type="float">
            <text:p>0</text:p>
          </table:table-cell>
          <table:table-cell table:style-name="ce2079" table:formula="of:=IF(AND([.G76]&gt;0; [.G77]=0; [.G78]=0);IF(AND([.G76]=2;[.G75]&lt;&gt;1;[.H75]&lt;&gt;1;[.H77]&lt;&gt;1;[.H76]&lt;&gt;1;[.G77]&lt;&gt;1);2;1);0)" office:value-type="float" office:value="0" calcext:value-type="float">
            <text:p>0</text:p>
          </table:table-cell>
          <table:table-cell table:style-name="ce2261" table:formula="of:=IF(AND([.H76]&gt;0; [.H77]=0; [.H78]=0);IF(AND([.H76]=2;[.H75]&lt;&gt;1;[.I75]&lt;&gt;1;[.I77]&lt;&gt;1;[.I76]&lt;&gt;1;[.H77]&lt;&gt;1);2;1);0)" office:value-type="float" office:value="0" calcext:value-type="float">
            <text:p>0</text:p>
          </table:table-cell>
          <table:table-cell table:style-name="ce2443" table:formula="of:=IF(AND([.I76]&gt;0; [.I77]=0; [.I78]=0);IF(AND([.I76]=2;[.I75]&lt;&gt;1;[.J75]&lt;&gt;1;[.J77]&lt;&gt;1;[.J76]&lt;&gt;1;[.I77]&lt;&gt;1);2;1);0)" office:value-type="float" office:value="0" calcext:value-type="float">
            <text:p>0</text:p>
          </table:table-cell>
          <table:table-cell table:style-name="ce2625" table:formula="of:=IF(AND([.J76]&gt;0; [.J77]=0; [.J78]=0);IF(AND([.J76]=2;[.J75]&lt;&gt;1;[.K75]&lt;&gt;1;[.K77]&lt;&gt;1;[.K76]&lt;&gt;1;[.J77]&lt;&gt;1);2;1);0)" office:value-type="float" office:value="0" calcext:value-type="float">
            <text:p>0</text:p>
          </table:table-cell>
          <table:table-cell table:style-name="ce2807" table:formula="of:=IF(AND([.K76]&gt;0; [.K77]=0; [.K78]=0);IF(AND([.K76]=2;[.K75]&lt;&gt;1;[.L75]&lt;&gt;1;[.L77]&lt;&gt;1;[.L76]&lt;&gt;1;[.K77]&lt;&gt;1);2;1);0)" office:value-type="float" office:value="0" calcext:value-type="float">
            <text:p>0</text:p>
          </table:table-cell>
          <table:table-cell table:style-name="ce2989" table:formula="of:=IF(AND([.L76]&gt;0; [.L77]=0; [.L78]=0);IF(AND([.L76]=2;[.L75]&lt;&gt;1;[.M75]&lt;&gt;1;[.M77]&lt;&gt;1;[.M76]&lt;&gt;1;[.L77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3-11" calcext:value-type="date">
            <text:p>2016-03-11</text:p>
          </table:table-cell>
          <table:table-cell office:value-type="float" office:value="-2.364" calcext:value-type="float">
            <text:p>-2.364</text:p>
          </table:table-cell>
          <table:table-cell table:formula="of:=AVERAGE([.B48:.B106])" office:value-type="float" office:value="-0.941661016949152" calcext:value-type="float">
            <text:p>-0.941661016949152</text:p>
          </table:table-cell>
          <table:table-cell table:formula="of:=ABS([.B77]-[.C77])" office:value-type="float" office:value="1.42233898305085" calcext:value-type="float">
            <text:p>1.42233898305085</text:p>
          </table:table-cell>
          <table:table-cell table:style-name="ce72" table:formula="of:=IF(IF(ABS([.$C77]-[.$B77])&gt;=[.E$5];1;0)=1; IF( ABS([.$C77]-[.$B77])&lt;[.F$5]; 2; 1);0)" office:value-type="float" office:value="0" calcext:value-type="float">
            <text:p>0</text:p>
          </table:table-cell>
          <table:table-cell table:style-name="ce254" table:formula="of:=IF(IF(ABS([.$C77]-[.$B77])&gt;=[.F$5];1;0)=1; IF( ABS([.$C77]-[.$B77])&lt;[.G$5]; 2; 1);0)" office:value-type="float" office:value="0" calcext:value-type="float">
            <text:p>0</text:p>
          </table:table-cell>
          <table:table-cell table:style-name="ce437" table:formula="of:=IF(IF(ABS([.$C77]-[.$B77])&gt;=[.G$5];1;0)=1; IF( ABS([.$C77]-[.$B77])&lt;[.H$5]; 2; 1);0)" office:value-type="float" office:value="0" calcext:value-type="float">
            <text:p>0</text:p>
          </table:table-cell>
          <table:table-cell table:style-name="ce620" table:formula="of:=IF(IF(ABS([.$C77]-[.$B77])&gt;=[.H$5];1;0)=1; IF( ABS([.$C77]-[.$B77])&lt;[.I$5]; 2; 1);0)" office:value-type="float" office:value="0" calcext:value-type="float">
            <text:p>0</text:p>
          </table:table-cell>
          <table:table-cell table:style-name="ce802" table:formula="of:=IF(IF(ABS([.$C77]-[.$B77])&gt;=[.I$5];1;0)=1; IF( ABS([.$C77]-[.$B77])&lt;[.J$5]; 2; 1);0)" office:value-type="float" office:value="0" calcext:value-type="float">
            <text:p>0</text:p>
          </table:table-cell>
          <table:table-cell table:style-name="ce984" table:formula="of:=IF(IF(ABS([.$C77]-[.$B77])&gt;=[.J$5];1;0)=1; IF( ABS([.$C77]-[.$B77])&lt;[.K$5]; 2; 1);0)" office:value-type="float" office:value="0" calcext:value-type="float">
            <text:p>0</text:p>
          </table:table-cell>
          <table:table-cell table:style-name="ce1166" table:formula="of:=IF(IF(ABS([.$C77]-[.$B77])&gt;=[.K$5];1;0)=1; IF( ABS([.$C77]-[.$B77])&lt;[.L$5]; 2; 1);0)" office:value-type="float" office:value="0" calcext:value-type="float">
            <text:p>0</text:p>
          </table:table-cell>
          <table:table-cell table:style-name="ce1348" table:formula="of:=IF(IF(ABS([.$C77]-[.$B77])&gt;=[.L$5];1;0)=1; IF( ABS([.$C77]-[.$B77])&lt;[.M$5]; 2; 1);0)" office:value-type="float" office:value="0" calcext:value-type="float">
            <text:p>0</text:p>
          </table:table-cell>
          <table:table-cell table:style-name="ce1530" table:formula="of:=IF(IF(ABS([.$C77]-[.$B77])&gt;=[.M$5];1;0)=1; IF( ABS([.$C77]-[.$B77])&lt;[.N$5]; 2; 1);0)" office:value-type="float" office:value="0" calcext:value-type="float">
            <text:p>0</text:p>
          </table:table-cell>
          <table:table-cell table:style-name="ce1643"/>
          <table:table-cell table:style-name="ce1714" table:formula="of:=IF(AND([.E77]&gt;0; [.E78]=0; [.E79]=0);IF(AND([.E77]=2;[.E76]&lt;&gt;1;[.F76]&lt;&gt;1;[.F78]&lt;&gt;1;[.F77]&lt;&gt;1;[.E78]&lt;&gt;1);2;1);0)" office:value-type="float" office:value="0" calcext:value-type="float">
            <text:p>0</text:p>
          </table:table-cell>
          <table:table-cell table:style-name="ce1897" table:formula="of:=IF(AND([.F77]&gt;0; [.F78]=0; [.F79]=0);IF(AND([.F77]=2;[.F76]&lt;&gt;1;[.G76]&lt;&gt;1;[.G78]&lt;&gt;1;[.G77]&lt;&gt;1;[.F78]&lt;&gt;1);2;1);0)" office:value-type="float" office:value="0" calcext:value-type="float">
            <text:p>0</text:p>
          </table:table-cell>
          <table:table-cell table:style-name="ce2080" table:formula="of:=IF(AND([.G77]&gt;0; [.G78]=0; [.G79]=0);IF(AND([.G77]=2;[.G76]&lt;&gt;1;[.H76]&lt;&gt;1;[.H78]&lt;&gt;1;[.H77]&lt;&gt;1;[.G78]&lt;&gt;1);2;1);0)" office:value-type="float" office:value="0" calcext:value-type="float">
            <text:p>0</text:p>
          </table:table-cell>
          <table:table-cell table:style-name="ce2262" table:formula="of:=IF(AND([.H77]&gt;0; [.H78]=0; [.H79]=0);IF(AND([.H77]=2;[.H76]&lt;&gt;1;[.I76]&lt;&gt;1;[.I78]&lt;&gt;1;[.I77]&lt;&gt;1;[.H78]&lt;&gt;1);2;1);0)" office:value-type="float" office:value="0" calcext:value-type="float">
            <text:p>0</text:p>
          </table:table-cell>
          <table:table-cell table:style-name="ce2444" table:formula="of:=IF(AND([.I77]&gt;0; [.I78]=0; [.I79]=0);IF(AND([.I77]=2;[.I76]&lt;&gt;1;[.J76]&lt;&gt;1;[.J78]&lt;&gt;1;[.J77]&lt;&gt;1;[.I78]&lt;&gt;1);2;1);0)" office:value-type="float" office:value="0" calcext:value-type="float">
            <text:p>0</text:p>
          </table:table-cell>
          <table:table-cell table:style-name="ce2626" table:formula="of:=IF(AND([.J77]&gt;0; [.J78]=0; [.J79]=0);IF(AND([.J77]=2;[.J76]&lt;&gt;1;[.K76]&lt;&gt;1;[.K78]&lt;&gt;1;[.K77]&lt;&gt;1;[.J78]&lt;&gt;1);2;1);0)" office:value-type="float" office:value="0" calcext:value-type="float">
            <text:p>0</text:p>
          </table:table-cell>
          <table:table-cell table:style-name="ce2808" table:formula="of:=IF(AND([.K77]&gt;0; [.K78]=0; [.K79]=0);IF(AND([.K77]=2;[.K76]&lt;&gt;1;[.L76]&lt;&gt;1;[.L78]&lt;&gt;1;[.L77]&lt;&gt;1;[.K78]&lt;&gt;1);2;1);0)" office:value-type="float" office:value="0" calcext:value-type="float">
            <text:p>0</text:p>
          </table:table-cell>
          <table:table-cell table:style-name="ce2990" table:formula="of:=IF(AND([.L77]&gt;0; [.L78]=0; [.L79]=0);IF(AND([.L77]=2;[.L76]&lt;&gt;1;[.M76]&lt;&gt;1;[.M78]&lt;&gt;1;[.M77]&lt;&gt;1;[.L78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3-12" calcext:value-type="date">
            <text:p>2016-03-12</text:p>
          </table:table-cell>
          <table:table-cell office:value-type="float" office:value="-1.078" calcext:value-type="float">
            <text:p>-1.078</text:p>
          </table:table-cell>
          <table:table-cell table:formula="of:=AVERAGE([.B49:.B107])" office:value-type="float" office:value="-0.766610169491525" calcext:value-type="float">
            <text:p>-0.766610169491525</text:p>
          </table:table-cell>
          <table:table-cell table:formula="of:=ABS([.B78]-[.C78])" office:value-type="float" office:value="0.311389830508475" calcext:value-type="float">
            <text:p>0.311389830508475</text:p>
          </table:table-cell>
          <table:table-cell table:style-name="ce73" table:formula="of:=IF(IF(ABS([.$C78]-[.$B78])&gt;=[.E$5];1;0)=1; IF( ABS([.$C78]-[.$B78])&lt;[.F$5]; 2; 1);0)" office:value-type="float" office:value="0" calcext:value-type="float">
            <text:p>0</text:p>
          </table:table-cell>
          <table:table-cell table:style-name="ce255" table:formula="of:=IF(IF(ABS([.$C78]-[.$B78])&gt;=[.F$5];1;0)=1; IF( ABS([.$C78]-[.$B78])&lt;[.G$5]; 2; 1);0)" office:value-type="float" office:value="0" calcext:value-type="float">
            <text:p>0</text:p>
          </table:table-cell>
          <table:table-cell table:style-name="ce438" table:formula="of:=IF(IF(ABS([.$C78]-[.$B78])&gt;=[.G$5];1;0)=1; IF( ABS([.$C78]-[.$B78])&lt;[.H$5]; 2; 1);0)" office:value-type="float" office:value="0" calcext:value-type="float">
            <text:p>0</text:p>
          </table:table-cell>
          <table:table-cell table:style-name="ce621" table:formula="of:=IF(IF(ABS([.$C78]-[.$B78])&gt;=[.H$5];1;0)=1; IF( ABS([.$C78]-[.$B78])&lt;[.I$5]; 2; 1);0)" office:value-type="float" office:value="0" calcext:value-type="float">
            <text:p>0</text:p>
          </table:table-cell>
          <table:table-cell table:style-name="ce803" table:formula="of:=IF(IF(ABS([.$C78]-[.$B78])&gt;=[.I$5];1;0)=1; IF( ABS([.$C78]-[.$B78])&lt;[.J$5]; 2; 1);0)" office:value-type="float" office:value="0" calcext:value-type="float">
            <text:p>0</text:p>
          </table:table-cell>
          <table:table-cell table:style-name="ce985" table:formula="of:=IF(IF(ABS([.$C78]-[.$B78])&gt;=[.J$5];1;0)=1; IF( ABS([.$C78]-[.$B78])&lt;[.K$5]; 2; 1);0)" office:value-type="float" office:value="0" calcext:value-type="float">
            <text:p>0</text:p>
          </table:table-cell>
          <table:table-cell table:style-name="ce1167" table:formula="of:=IF(IF(ABS([.$C78]-[.$B78])&gt;=[.K$5];1;0)=1; IF( ABS([.$C78]-[.$B78])&lt;[.L$5]; 2; 1);0)" office:value-type="float" office:value="0" calcext:value-type="float">
            <text:p>0</text:p>
          </table:table-cell>
          <table:table-cell table:style-name="ce1349" table:formula="of:=IF(IF(ABS([.$C78]-[.$B78])&gt;=[.L$5];1;0)=1; IF( ABS([.$C78]-[.$B78])&lt;[.M$5]; 2; 1);0)" office:value-type="float" office:value="0" calcext:value-type="float">
            <text:p>0</text:p>
          </table:table-cell>
          <table:table-cell table:style-name="ce1531" table:formula="of:=IF(IF(ABS([.$C78]-[.$B78])&gt;=[.M$5];1;0)=1; IF( ABS([.$C78]-[.$B78])&lt;[.N$5]; 2; 1);0)" office:value-type="float" office:value="0" calcext:value-type="float">
            <text:p>0</text:p>
          </table:table-cell>
          <table:table-cell table:style-name="ce1643"/>
          <table:table-cell table:style-name="ce1715" table:formula="of:=IF(AND([.E78]&gt;0; [.E79]=0; [.E80]=0);IF(AND([.E78]=2;[.E77]&lt;&gt;1;[.F77]&lt;&gt;1;[.F79]&lt;&gt;1;[.F78]&lt;&gt;1;[.E79]&lt;&gt;1);2;1);0)" office:value-type="float" office:value="0" calcext:value-type="float">
            <text:p>0</text:p>
          </table:table-cell>
          <table:table-cell table:style-name="ce1898" table:formula="of:=IF(AND([.F78]&gt;0; [.F79]=0; [.F80]=0);IF(AND([.F78]=2;[.F77]&lt;&gt;1;[.G77]&lt;&gt;1;[.G79]&lt;&gt;1;[.G78]&lt;&gt;1;[.F79]&lt;&gt;1);2;1);0)" office:value-type="float" office:value="0" calcext:value-type="float">
            <text:p>0</text:p>
          </table:table-cell>
          <table:table-cell table:style-name="ce2081" table:formula="of:=IF(AND([.G78]&gt;0; [.G79]=0; [.G80]=0);IF(AND([.G78]=2;[.G77]&lt;&gt;1;[.H77]&lt;&gt;1;[.H79]&lt;&gt;1;[.H78]&lt;&gt;1;[.G79]&lt;&gt;1);2;1);0)" office:value-type="float" office:value="0" calcext:value-type="float">
            <text:p>0</text:p>
          </table:table-cell>
          <table:table-cell table:style-name="ce2263" table:formula="of:=IF(AND([.H78]&gt;0; [.H79]=0; [.H80]=0);IF(AND([.H78]=2;[.H77]&lt;&gt;1;[.I77]&lt;&gt;1;[.I79]&lt;&gt;1;[.I78]&lt;&gt;1;[.H79]&lt;&gt;1);2;1);0)" office:value-type="float" office:value="0" calcext:value-type="float">
            <text:p>0</text:p>
          </table:table-cell>
          <table:table-cell table:style-name="ce2445" table:formula="of:=IF(AND([.I78]&gt;0; [.I79]=0; [.I80]=0);IF(AND([.I78]=2;[.I77]&lt;&gt;1;[.J77]&lt;&gt;1;[.J79]&lt;&gt;1;[.J78]&lt;&gt;1;[.I79]&lt;&gt;1);2;1);0)" office:value-type="float" office:value="0" calcext:value-type="float">
            <text:p>0</text:p>
          </table:table-cell>
          <table:table-cell table:style-name="ce2627" table:formula="of:=IF(AND([.J78]&gt;0; [.J79]=0; [.J80]=0);IF(AND([.J78]=2;[.J77]&lt;&gt;1;[.K77]&lt;&gt;1;[.K79]&lt;&gt;1;[.K78]&lt;&gt;1;[.J79]&lt;&gt;1);2;1);0)" office:value-type="float" office:value="0" calcext:value-type="float">
            <text:p>0</text:p>
          </table:table-cell>
          <table:table-cell table:style-name="ce2809" table:formula="of:=IF(AND([.K78]&gt;0; [.K79]=0; [.K80]=0);IF(AND([.K78]=2;[.K77]&lt;&gt;1;[.L77]&lt;&gt;1;[.L79]&lt;&gt;1;[.L78]&lt;&gt;1;[.K79]&lt;&gt;1);2;1);0)" office:value-type="float" office:value="0" calcext:value-type="float">
            <text:p>0</text:p>
          </table:table-cell>
          <table:table-cell table:style-name="ce2991" table:formula="of:=IF(AND([.L78]&gt;0; [.L79]=0; [.L80]=0);IF(AND([.L78]=2;[.L77]&lt;&gt;1;[.M77]&lt;&gt;1;[.M79]&lt;&gt;1;[.M78]&lt;&gt;1;[.L79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3-13" calcext:value-type="date">
            <text:p>2016-03-13</text:p>
          </table:table-cell>
          <table:table-cell office:value-type="float" office:value="-2.042" calcext:value-type="float">
            <text:p>-2.042</text:p>
          </table:table-cell>
          <table:table-cell table:formula="of:=AVERAGE([.B50:.B108])" office:value-type="float" office:value="-0.551220338983051" calcext:value-type="float">
            <text:p>-0.551220338983051</text:p>
          </table:table-cell>
          <table:table-cell table:formula="of:=ABS([.B79]-[.C79])" office:value-type="float" office:value="1.49077966101695" calcext:value-type="float">
            <text:p>1.49077966101695</text:p>
          </table:table-cell>
          <table:table-cell table:style-name="ce74" table:formula="of:=IF(IF(ABS([.$C79]-[.$B79])&gt;=[.E$5];1;0)=1; IF( ABS([.$C79]-[.$B79])&lt;[.F$5]; 2; 1);0)" office:value-type="float" office:value="0" calcext:value-type="float">
            <text:p>0</text:p>
          </table:table-cell>
          <table:table-cell table:style-name="ce256" table:formula="of:=IF(IF(ABS([.$C79]-[.$B79])&gt;=[.F$5];1;0)=1; IF( ABS([.$C79]-[.$B79])&lt;[.G$5]; 2; 1);0)" office:value-type="float" office:value="0" calcext:value-type="float">
            <text:p>0</text:p>
          </table:table-cell>
          <table:table-cell table:style-name="ce439" table:formula="of:=IF(IF(ABS([.$C79]-[.$B79])&gt;=[.G$5];1;0)=1; IF( ABS([.$C79]-[.$B79])&lt;[.H$5]; 2; 1);0)" office:value-type="float" office:value="0" calcext:value-type="float">
            <text:p>0</text:p>
          </table:table-cell>
          <table:table-cell table:style-name="ce622" table:formula="of:=IF(IF(ABS([.$C79]-[.$B79])&gt;=[.H$5];1;0)=1; IF( ABS([.$C79]-[.$B79])&lt;[.I$5]; 2; 1);0)" office:value-type="float" office:value="0" calcext:value-type="float">
            <text:p>0</text:p>
          </table:table-cell>
          <table:table-cell table:style-name="ce804" table:formula="of:=IF(IF(ABS([.$C79]-[.$B79])&gt;=[.I$5];1;0)=1; IF( ABS([.$C79]-[.$B79])&lt;[.J$5]; 2; 1);0)" office:value-type="float" office:value="0" calcext:value-type="float">
            <text:p>0</text:p>
          </table:table-cell>
          <table:table-cell table:style-name="ce986" table:formula="of:=IF(IF(ABS([.$C79]-[.$B79])&gt;=[.J$5];1;0)=1; IF( ABS([.$C79]-[.$B79])&lt;[.K$5]; 2; 1);0)" office:value-type="float" office:value="0" calcext:value-type="float">
            <text:p>0</text:p>
          </table:table-cell>
          <table:table-cell table:style-name="ce1168" table:formula="of:=IF(IF(ABS([.$C79]-[.$B79])&gt;=[.K$5];1;0)=1; IF( ABS([.$C79]-[.$B79])&lt;[.L$5]; 2; 1);0)" office:value-type="float" office:value="0" calcext:value-type="float">
            <text:p>0</text:p>
          </table:table-cell>
          <table:table-cell table:style-name="ce1350" table:formula="of:=IF(IF(ABS([.$C79]-[.$B79])&gt;=[.L$5];1;0)=1; IF( ABS([.$C79]-[.$B79])&lt;[.M$5]; 2; 1);0)" office:value-type="float" office:value="0" calcext:value-type="float">
            <text:p>0</text:p>
          </table:table-cell>
          <table:table-cell table:style-name="ce1532" table:formula="of:=IF(IF(ABS([.$C79]-[.$B79])&gt;=[.M$5];1;0)=1; IF( ABS([.$C79]-[.$B79])&lt;[.N$5]; 2; 1);0)" office:value-type="float" office:value="0" calcext:value-type="float">
            <text:p>0</text:p>
          </table:table-cell>
          <table:table-cell table:style-name="ce1643"/>
          <table:table-cell table:style-name="ce1716" table:formula="of:=IF(AND([.E79]&gt;0; [.E80]=0; [.E81]=0);IF(AND([.E79]=2;[.E78]&lt;&gt;1;[.F78]&lt;&gt;1;[.F80]&lt;&gt;1;[.F79]&lt;&gt;1;[.E80]&lt;&gt;1);2;1);0)" office:value-type="float" office:value="0" calcext:value-type="float">
            <text:p>0</text:p>
          </table:table-cell>
          <table:table-cell table:style-name="ce1899" table:formula="of:=IF(AND([.F79]&gt;0; [.F80]=0; [.F81]=0);IF(AND([.F79]=2;[.F78]&lt;&gt;1;[.G78]&lt;&gt;1;[.G80]&lt;&gt;1;[.G79]&lt;&gt;1;[.F80]&lt;&gt;1);2;1);0)" office:value-type="float" office:value="0" calcext:value-type="float">
            <text:p>0</text:p>
          </table:table-cell>
          <table:table-cell table:style-name="ce2082" table:formula="of:=IF(AND([.G79]&gt;0; [.G80]=0; [.G81]=0);IF(AND([.G79]=2;[.G78]&lt;&gt;1;[.H78]&lt;&gt;1;[.H80]&lt;&gt;1;[.H79]&lt;&gt;1;[.G80]&lt;&gt;1);2;1);0)" office:value-type="float" office:value="0" calcext:value-type="float">
            <text:p>0</text:p>
          </table:table-cell>
          <table:table-cell table:style-name="ce2264" table:formula="of:=IF(AND([.H79]&gt;0; [.H80]=0; [.H81]=0);IF(AND([.H79]=2;[.H78]&lt;&gt;1;[.I78]&lt;&gt;1;[.I80]&lt;&gt;1;[.I79]&lt;&gt;1;[.H80]&lt;&gt;1);2;1);0)" office:value-type="float" office:value="0" calcext:value-type="float">
            <text:p>0</text:p>
          </table:table-cell>
          <table:table-cell table:style-name="ce2446" table:formula="of:=IF(AND([.I79]&gt;0; [.I80]=0; [.I81]=0);IF(AND([.I79]=2;[.I78]&lt;&gt;1;[.J78]&lt;&gt;1;[.J80]&lt;&gt;1;[.J79]&lt;&gt;1;[.I80]&lt;&gt;1);2;1);0)" office:value-type="float" office:value="0" calcext:value-type="float">
            <text:p>0</text:p>
          </table:table-cell>
          <table:table-cell table:style-name="ce2628" table:formula="of:=IF(AND([.J79]&gt;0; [.J80]=0; [.J81]=0);IF(AND([.J79]=2;[.J78]&lt;&gt;1;[.K78]&lt;&gt;1;[.K80]&lt;&gt;1;[.K79]&lt;&gt;1;[.J80]&lt;&gt;1);2;1);0)" office:value-type="float" office:value="0" calcext:value-type="float">
            <text:p>0</text:p>
          </table:table-cell>
          <table:table-cell table:style-name="ce2810" table:formula="of:=IF(AND([.K79]&gt;0; [.K80]=0; [.K81]=0);IF(AND([.K79]=2;[.K78]&lt;&gt;1;[.L78]&lt;&gt;1;[.L80]&lt;&gt;1;[.L79]&lt;&gt;1;[.K80]&lt;&gt;1);2;1);0)" office:value-type="float" office:value="0" calcext:value-type="float">
            <text:p>0</text:p>
          </table:table-cell>
          <table:table-cell table:style-name="ce2992" table:formula="of:=IF(AND([.L79]&gt;0; [.L80]=0; [.L81]=0);IF(AND([.L79]=2;[.L78]&lt;&gt;1;[.M78]&lt;&gt;1;[.M80]&lt;&gt;1;[.M79]&lt;&gt;1;[.L80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3-14" calcext:value-type="date">
            <text:p>2016-03-14</text:p>
          </table:table-cell>
          <table:table-cell office:value-type="float" office:value="-1.17" calcext:value-type="float">
            <text:p>-1.17</text:p>
          </table:table-cell>
          <table:table-cell table:formula="of:=AVERAGE([.B51:.B109])" office:value-type="float" office:value="-0.416220338983051" calcext:value-type="float">
            <text:p>-0.416220338983051</text:p>
          </table:table-cell>
          <table:table-cell table:formula="of:=ABS([.B80]-[.C80])" office:value-type="float" office:value="0.753779661016949" calcext:value-type="float">
            <text:p>0.753779661016949</text:p>
          </table:table-cell>
          <table:table-cell table:style-name="ce75" table:formula="of:=IF(IF(ABS([.$C80]-[.$B80])&gt;=[.E$5];1;0)=1; IF( ABS([.$C80]-[.$B80])&lt;[.F$5]; 2; 1);0)" office:value-type="float" office:value="0" calcext:value-type="float">
            <text:p>0</text:p>
          </table:table-cell>
          <table:table-cell table:style-name="ce257" table:formula="of:=IF(IF(ABS([.$C80]-[.$B80])&gt;=[.F$5];1;0)=1; IF( ABS([.$C80]-[.$B80])&lt;[.G$5]; 2; 1);0)" office:value-type="float" office:value="0" calcext:value-type="float">
            <text:p>0</text:p>
          </table:table-cell>
          <table:table-cell table:style-name="ce440" table:formula="of:=IF(IF(ABS([.$C80]-[.$B80])&gt;=[.G$5];1;0)=1; IF( ABS([.$C80]-[.$B80])&lt;[.H$5]; 2; 1);0)" office:value-type="float" office:value="0" calcext:value-type="float">
            <text:p>0</text:p>
          </table:table-cell>
          <table:table-cell table:style-name="ce623" table:formula="of:=IF(IF(ABS([.$C80]-[.$B80])&gt;=[.H$5];1;0)=1; IF( ABS([.$C80]-[.$B80])&lt;[.I$5]; 2; 1);0)" office:value-type="float" office:value="0" calcext:value-type="float">
            <text:p>0</text:p>
          </table:table-cell>
          <table:table-cell table:style-name="ce805" table:formula="of:=IF(IF(ABS([.$C80]-[.$B80])&gt;=[.I$5];1;0)=1; IF( ABS([.$C80]-[.$B80])&lt;[.J$5]; 2; 1);0)" office:value-type="float" office:value="0" calcext:value-type="float">
            <text:p>0</text:p>
          </table:table-cell>
          <table:table-cell table:style-name="ce987" table:formula="of:=IF(IF(ABS([.$C80]-[.$B80])&gt;=[.J$5];1;0)=1; IF( ABS([.$C80]-[.$B80])&lt;[.K$5]; 2; 1);0)" office:value-type="float" office:value="0" calcext:value-type="float">
            <text:p>0</text:p>
          </table:table-cell>
          <table:table-cell table:style-name="ce1169" table:formula="of:=IF(IF(ABS([.$C80]-[.$B80])&gt;=[.K$5];1;0)=1; IF( ABS([.$C80]-[.$B80])&lt;[.L$5]; 2; 1);0)" office:value-type="float" office:value="0" calcext:value-type="float">
            <text:p>0</text:p>
          </table:table-cell>
          <table:table-cell table:style-name="ce1351" table:formula="of:=IF(IF(ABS([.$C80]-[.$B80])&gt;=[.L$5];1;0)=1; IF( ABS([.$C80]-[.$B80])&lt;[.M$5]; 2; 1);0)" office:value-type="float" office:value="0" calcext:value-type="float">
            <text:p>0</text:p>
          </table:table-cell>
          <table:table-cell table:style-name="ce1533" table:formula="of:=IF(IF(ABS([.$C80]-[.$B80])&gt;=[.M$5];1;0)=1; IF( ABS([.$C80]-[.$B80])&lt;[.N$5]; 2; 1);0)" office:value-type="float" office:value="0" calcext:value-type="float">
            <text:p>0</text:p>
          </table:table-cell>
          <table:table-cell table:style-name="ce1643"/>
          <table:table-cell table:style-name="ce1717" table:formula="of:=IF(AND([.E80]&gt;0; [.E81]=0; [.E82]=0);IF(AND([.E80]=2;[.E79]&lt;&gt;1;[.F79]&lt;&gt;1;[.F81]&lt;&gt;1;[.F80]&lt;&gt;1;[.E81]&lt;&gt;1);2;1);0)" office:value-type="float" office:value="0" calcext:value-type="float">
            <text:p>0</text:p>
          </table:table-cell>
          <table:table-cell table:style-name="ce1900" table:formula="of:=IF(AND([.F80]&gt;0; [.F81]=0; [.F82]=0);IF(AND([.F80]=2;[.F79]&lt;&gt;1;[.G79]&lt;&gt;1;[.G81]&lt;&gt;1;[.G80]&lt;&gt;1;[.F81]&lt;&gt;1);2;1);0)" office:value-type="float" office:value="0" calcext:value-type="float">
            <text:p>0</text:p>
          </table:table-cell>
          <table:table-cell table:style-name="ce2083" table:formula="of:=IF(AND([.G80]&gt;0; [.G81]=0; [.G82]=0);IF(AND([.G80]=2;[.G79]&lt;&gt;1;[.H79]&lt;&gt;1;[.H81]&lt;&gt;1;[.H80]&lt;&gt;1;[.G81]&lt;&gt;1);2;1);0)" office:value-type="float" office:value="0" calcext:value-type="float">
            <text:p>0</text:p>
          </table:table-cell>
          <table:table-cell table:style-name="ce2265" table:formula="of:=IF(AND([.H80]&gt;0; [.H81]=0; [.H82]=0);IF(AND([.H80]=2;[.H79]&lt;&gt;1;[.I79]&lt;&gt;1;[.I81]&lt;&gt;1;[.I80]&lt;&gt;1;[.H81]&lt;&gt;1);2;1);0)" office:value-type="float" office:value="0" calcext:value-type="float">
            <text:p>0</text:p>
          </table:table-cell>
          <table:table-cell table:style-name="ce2447" table:formula="of:=IF(AND([.I80]&gt;0; [.I81]=0; [.I82]=0);IF(AND([.I80]=2;[.I79]&lt;&gt;1;[.J79]&lt;&gt;1;[.J81]&lt;&gt;1;[.J80]&lt;&gt;1;[.I81]&lt;&gt;1);2;1);0)" office:value-type="float" office:value="0" calcext:value-type="float">
            <text:p>0</text:p>
          </table:table-cell>
          <table:table-cell table:style-name="ce2629" table:formula="of:=IF(AND([.J80]&gt;0; [.J81]=0; [.J82]=0);IF(AND([.J80]=2;[.J79]&lt;&gt;1;[.K79]&lt;&gt;1;[.K81]&lt;&gt;1;[.K80]&lt;&gt;1;[.J81]&lt;&gt;1);2;1);0)" office:value-type="float" office:value="0" calcext:value-type="float">
            <text:p>0</text:p>
          </table:table-cell>
          <table:table-cell table:style-name="ce2811" table:formula="of:=IF(AND([.K80]&gt;0; [.K81]=0; [.K82]=0);IF(AND([.K80]=2;[.K79]&lt;&gt;1;[.L79]&lt;&gt;1;[.L81]&lt;&gt;1;[.L80]&lt;&gt;1;[.K81]&lt;&gt;1);2;1);0)" office:value-type="float" office:value="0" calcext:value-type="float">
            <text:p>0</text:p>
          </table:table-cell>
          <table:table-cell table:style-name="ce2993" table:formula="of:=IF(AND([.L80]&gt;0; [.L81]=0; [.L82]=0);IF(AND([.L80]=2;[.L79]&lt;&gt;1;[.M79]&lt;&gt;1;[.M81]&lt;&gt;1;[.M80]&lt;&gt;1;[.L81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3-15" calcext:value-type="date">
            <text:p>2016-03-15</text:p>
          </table:table-cell>
          <table:table-cell office:value-type="float" office:value="-1.864" calcext:value-type="float">
            <text:p>-1.864</text:p>
          </table:table-cell>
          <table:table-cell table:formula="of:=AVERAGE([.B52:.B110])" office:value-type="float" office:value="-0.327050847457628" calcext:value-type="float">
            <text:p>-0.327050847457628</text:p>
          </table:table-cell>
          <table:table-cell table:formula="of:=ABS([.B81]-[.C81])" office:value-type="float" office:value="1.53694915254237" calcext:value-type="float">
            <text:p>1.53694915254237</text:p>
          </table:table-cell>
          <table:table-cell table:style-name="ce76" table:formula="of:=IF(IF(ABS([.$C81]-[.$B81])&gt;=[.E$5];1;0)=1; IF( ABS([.$C81]-[.$B81])&lt;[.F$5]; 2; 1);0)" office:value-type="float" office:value="0" calcext:value-type="float">
            <text:p>0</text:p>
          </table:table-cell>
          <table:table-cell table:style-name="ce258" table:formula="of:=IF(IF(ABS([.$C81]-[.$B81])&gt;=[.F$5];1;0)=1; IF( ABS([.$C81]-[.$B81])&lt;[.G$5]; 2; 1);0)" office:value-type="float" office:value="0" calcext:value-type="float">
            <text:p>0</text:p>
          </table:table-cell>
          <table:table-cell table:style-name="ce441" table:formula="of:=IF(IF(ABS([.$C81]-[.$B81])&gt;=[.G$5];1;0)=1; IF( ABS([.$C81]-[.$B81])&lt;[.H$5]; 2; 1);0)" office:value-type="float" office:value="0" calcext:value-type="float">
            <text:p>0</text:p>
          </table:table-cell>
          <table:table-cell table:style-name="ce624" table:formula="of:=IF(IF(ABS([.$C81]-[.$B81])&gt;=[.H$5];1;0)=1; IF( ABS([.$C81]-[.$B81])&lt;[.I$5]; 2; 1);0)" office:value-type="float" office:value="0" calcext:value-type="float">
            <text:p>0</text:p>
          </table:table-cell>
          <table:table-cell table:style-name="ce806" table:formula="of:=IF(IF(ABS([.$C81]-[.$B81])&gt;=[.I$5];1;0)=1; IF( ABS([.$C81]-[.$B81])&lt;[.J$5]; 2; 1);0)" office:value-type="float" office:value="0" calcext:value-type="float">
            <text:p>0</text:p>
          </table:table-cell>
          <table:table-cell table:style-name="ce988" table:formula="of:=IF(IF(ABS([.$C81]-[.$B81])&gt;=[.J$5];1;0)=1; IF( ABS([.$C81]-[.$B81])&lt;[.K$5]; 2; 1);0)" office:value-type="float" office:value="0" calcext:value-type="float">
            <text:p>0</text:p>
          </table:table-cell>
          <table:table-cell table:style-name="ce1170" table:formula="of:=IF(IF(ABS([.$C81]-[.$B81])&gt;=[.K$5];1;0)=1; IF( ABS([.$C81]-[.$B81])&lt;[.L$5]; 2; 1);0)" office:value-type="float" office:value="0" calcext:value-type="float">
            <text:p>0</text:p>
          </table:table-cell>
          <table:table-cell table:style-name="ce1352" table:formula="of:=IF(IF(ABS([.$C81]-[.$B81])&gt;=[.L$5];1;0)=1; IF( ABS([.$C81]-[.$B81])&lt;[.M$5]; 2; 1);0)" office:value-type="float" office:value="0" calcext:value-type="float">
            <text:p>0</text:p>
          </table:table-cell>
          <table:table-cell table:style-name="ce1534" table:formula="of:=IF(IF(ABS([.$C81]-[.$B81])&gt;=[.M$5];1;0)=1; IF( ABS([.$C81]-[.$B81])&lt;[.N$5]; 2; 1);0)" office:value-type="float" office:value="0" calcext:value-type="float">
            <text:p>0</text:p>
          </table:table-cell>
          <table:table-cell table:style-name="ce1643"/>
          <table:table-cell table:style-name="ce1718" table:formula="of:=IF(AND([.E81]&gt;0; [.E82]=0; [.E83]=0);IF(AND([.E81]=2;[.E80]&lt;&gt;1;[.F80]&lt;&gt;1;[.F82]&lt;&gt;1;[.F81]&lt;&gt;1;[.E82]&lt;&gt;1);2;1);0)" office:value-type="float" office:value="0" calcext:value-type="float">
            <text:p>0</text:p>
          </table:table-cell>
          <table:table-cell table:style-name="ce1901" table:formula="of:=IF(AND([.F81]&gt;0; [.F82]=0; [.F83]=0);IF(AND([.F81]=2;[.F80]&lt;&gt;1;[.G80]&lt;&gt;1;[.G82]&lt;&gt;1;[.G81]&lt;&gt;1;[.F82]&lt;&gt;1);2;1);0)" office:value-type="float" office:value="0" calcext:value-type="float">
            <text:p>0</text:p>
          </table:table-cell>
          <table:table-cell table:style-name="ce2084" table:formula="of:=IF(AND([.G81]&gt;0; [.G82]=0; [.G83]=0);IF(AND([.G81]=2;[.G80]&lt;&gt;1;[.H80]&lt;&gt;1;[.H82]&lt;&gt;1;[.H81]&lt;&gt;1;[.G82]&lt;&gt;1);2;1);0)" office:value-type="float" office:value="0" calcext:value-type="float">
            <text:p>0</text:p>
          </table:table-cell>
          <table:table-cell table:style-name="ce2266" table:formula="of:=IF(AND([.H81]&gt;0; [.H82]=0; [.H83]=0);IF(AND([.H81]=2;[.H80]&lt;&gt;1;[.I80]&lt;&gt;1;[.I82]&lt;&gt;1;[.I81]&lt;&gt;1;[.H82]&lt;&gt;1);2;1);0)" office:value-type="float" office:value="0" calcext:value-type="float">
            <text:p>0</text:p>
          </table:table-cell>
          <table:table-cell table:style-name="ce2448" table:formula="of:=IF(AND([.I81]&gt;0; [.I82]=0; [.I83]=0);IF(AND([.I81]=2;[.I80]&lt;&gt;1;[.J80]&lt;&gt;1;[.J82]&lt;&gt;1;[.J81]&lt;&gt;1;[.I82]&lt;&gt;1);2;1);0)" office:value-type="float" office:value="0" calcext:value-type="float">
            <text:p>0</text:p>
          </table:table-cell>
          <table:table-cell table:style-name="ce2630" table:formula="of:=IF(AND([.J81]&gt;0; [.J82]=0; [.J83]=0);IF(AND([.J81]=2;[.J80]&lt;&gt;1;[.K80]&lt;&gt;1;[.K82]&lt;&gt;1;[.K81]&lt;&gt;1;[.J82]&lt;&gt;1);2;1);0)" office:value-type="float" office:value="0" calcext:value-type="float">
            <text:p>0</text:p>
          </table:table-cell>
          <table:table-cell table:style-name="ce2812" table:formula="of:=IF(AND([.K81]&gt;0; [.K82]=0; [.K83]=0);IF(AND([.K81]=2;[.K80]&lt;&gt;1;[.L80]&lt;&gt;1;[.L82]&lt;&gt;1;[.L81]&lt;&gt;1;[.K82]&lt;&gt;1);2;1);0)" office:value-type="float" office:value="0" calcext:value-type="float">
            <text:p>0</text:p>
          </table:table-cell>
          <table:table-cell table:style-name="ce2994" table:formula="of:=IF(AND([.L81]&gt;0; [.L82]=0; [.L83]=0);IF(AND([.L81]=2;[.L80]&lt;&gt;1;[.M80]&lt;&gt;1;[.M82]&lt;&gt;1;[.M81]&lt;&gt;1;[.L82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3-16" calcext:value-type="date">
            <text:p>2016-03-16</text:p>
          </table:table-cell>
          <table:table-cell office:value-type="float" office:value="-2.946" calcext:value-type="float">
            <text:p>-2.946</text:p>
          </table:table-cell>
          <table:table-cell table:formula="of:=AVERAGE([.B53:.B111])" office:value-type="float" office:value="-0.175406779661017" calcext:value-type="float">
            <text:p>-0.175406779661017</text:p>
          </table:table-cell>
          <table:table-cell table:formula="of:=ABS([.B82]-[.C82])" office:value-type="float" office:value="2.77059322033898" calcext:value-type="float">
            <text:p>2.77059322033898</text:p>
          </table:table-cell>
          <table:table-cell table:style-name="ce77" table:formula="of:=IF(IF(ABS([.$C82]-[.$B82])&gt;=[.E$5];1;0)=1; IF( ABS([.$C82]-[.$B82])&lt;[.F$5]; 2; 1);0)" office:value-type="float" office:value="2" calcext:value-type="float">
            <text:p>2</text:p>
          </table:table-cell>
          <table:table-cell table:style-name="ce259" table:formula="of:=IF(IF(ABS([.$C82]-[.$B82])&gt;=[.F$5];1;0)=1; IF( ABS([.$C82]-[.$B82])&lt;[.G$5]; 2; 1);0)" office:value-type="float" office:value="0" calcext:value-type="float">
            <text:p>0</text:p>
          </table:table-cell>
          <table:table-cell table:style-name="ce442" table:formula="of:=IF(IF(ABS([.$C82]-[.$B82])&gt;=[.G$5];1;0)=1; IF( ABS([.$C82]-[.$B82])&lt;[.H$5]; 2; 1);0)" office:value-type="float" office:value="0" calcext:value-type="float">
            <text:p>0</text:p>
          </table:table-cell>
          <table:table-cell table:style-name="ce625" table:formula="of:=IF(IF(ABS([.$C82]-[.$B82])&gt;=[.H$5];1;0)=1; IF( ABS([.$C82]-[.$B82])&lt;[.I$5]; 2; 1);0)" office:value-type="float" office:value="0" calcext:value-type="float">
            <text:p>0</text:p>
          </table:table-cell>
          <table:table-cell table:style-name="ce807" table:formula="of:=IF(IF(ABS([.$C82]-[.$B82])&gt;=[.I$5];1;0)=1; IF( ABS([.$C82]-[.$B82])&lt;[.J$5]; 2; 1);0)" office:value-type="float" office:value="0" calcext:value-type="float">
            <text:p>0</text:p>
          </table:table-cell>
          <table:table-cell table:style-name="ce989" table:formula="of:=IF(IF(ABS([.$C82]-[.$B82])&gt;=[.J$5];1;0)=1; IF( ABS([.$C82]-[.$B82])&lt;[.K$5]; 2; 1);0)" office:value-type="float" office:value="0" calcext:value-type="float">
            <text:p>0</text:p>
          </table:table-cell>
          <table:table-cell table:style-name="ce1171" table:formula="of:=IF(IF(ABS([.$C82]-[.$B82])&gt;=[.K$5];1;0)=1; IF( ABS([.$C82]-[.$B82])&lt;[.L$5]; 2; 1);0)" office:value-type="float" office:value="0" calcext:value-type="float">
            <text:p>0</text:p>
          </table:table-cell>
          <table:table-cell table:style-name="ce1353" table:formula="of:=IF(IF(ABS([.$C82]-[.$B82])&gt;=[.L$5];1;0)=1; IF( ABS([.$C82]-[.$B82])&lt;[.M$5]; 2; 1);0)" office:value-type="float" office:value="0" calcext:value-type="float">
            <text:p>0</text:p>
          </table:table-cell>
          <table:table-cell table:style-name="ce1535" table:formula="of:=IF(IF(ABS([.$C82]-[.$B82])&gt;=[.M$5];1;0)=1; IF( ABS([.$C82]-[.$B82])&lt;[.N$5]; 2; 1);0)" office:value-type="float" office:value="0" calcext:value-type="float">
            <text:p>0</text:p>
          </table:table-cell>
          <table:table-cell table:style-name="ce1643"/>
          <table:table-cell table:style-name="ce1719" table:formula="of:=IF(AND([.E82]&gt;0; [.E83]=0; [.E84]=0);IF(AND([.E82]=2;[.E81]&lt;&gt;1;[.F81]&lt;&gt;1;[.F83]&lt;&gt;1;[.F82]&lt;&gt;1;[.E83]&lt;&gt;1);2;1);0)" office:value-type="float" office:value="2" calcext:value-type="float">
            <text:p>2</text:p>
          </table:table-cell>
          <table:table-cell table:style-name="ce1902" table:formula="of:=IF(AND([.F82]&gt;0; [.F83]=0; [.F84]=0);IF(AND([.F82]=2;[.F81]&lt;&gt;1;[.G81]&lt;&gt;1;[.G83]&lt;&gt;1;[.G82]&lt;&gt;1;[.F83]&lt;&gt;1);2;1);0)" office:value-type="float" office:value="0" calcext:value-type="float">
            <text:p>0</text:p>
          </table:table-cell>
          <table:table-cell table:style-name="ce2085" table:formula="of:=IF(AND([.G82]&gt;0; [.G83]=0; [.G84]=0);IF(AND([.G82]=2;[.G81]&lt;&gt;1;[.H81]&lt;&gt;1;[.H83]&lt;&gt;1;[.H82]&lt;&gt;1;[.G83]&lt;&gt;1);2;1);0)" office:value-type="float" office:value="0" calcext:value-type="float">
            <text:p>0</text:p>
          </table:table-cell>
          <table:table-cell table:style-name="ce2267" table:formula="of:=IF(AND([.H82]&gt;0; [.H83]=0; [.H84]=0);IF(AND([.H82]=2;[.H81]&lt;&gt;1;[.I81]&lt;&gt;1;[.I83]&lt;&gt;1;[.I82]&lt;&gt;1;[.H83]&lt;&gt;1);2;1);0)" office:value-type="float" office:value="0" calcext:value-type="float">
            <text:p>0</text:p>
          </table:table-cell>
          <table:table-cell table:style-name="ce2449" table:formula="of:=IF(AND([.I82]&gt;0; [.I83]=0; [.I84]=0);IF(AND([.I82]=2;[.I81]&lt;&gt;1;[.J81]&lt;&gt;1;[.J83]&lt;&gt;1;[.J82]&lt;&gt;1;[.I83]&lt;&gt;1);2;1);0)" office:value-type="float" office:value="0" calcext:value-type="float">
            <text:p>0</text:p>
          </table:table-cell>
          <table:table-cell table:style-name="ce2631" table:formula="of:=IF(AND([.J82]&gt;0; [.J83]=0; [.J84]=0);IF(AND([.J82]=2;[.J81]&lt;&gt;1;[.K81]&lt;&gt;1;[.K83]&lt;&gt;1;[.K82]&lt;&gt;1;[.J83]&lt;&gt;1);2;1);0)" office:value-type="float" office:value="0" calcext:value-type="float">
            <text:p>0</text:p>
          </table:table-cell>
          <table:table-cell table:style-name="ce2813" table:formula="of:=IF(AND([.K82]&gt;0; [.K83]=0; [.K84]=0);IF(AND([.K82]=2;[.K81]&lt;&gt;1;[.L81]&lt;&gt;1;[.L83]&lt;&gt;1;[.L82]&lt;&gt;1;[.K83]&lt;&gt;1);2;1);0)" office:value-type="float" office:value="0" calcext:value-type="float">
            <text:p>0</text:p>
          </table:table-cell>
          <table:table-cell table:style-name="ce2995" table:formula="of:=IF(AND([.L82]&gt;0; [.L83]=0; [.L84]=0);IF(AND([.L82]=2;[.L81]&lt;&gt;1;[.M81]&lt;&gt;1;[.M83]&lt;&gt;1;[.M82]&lt;&gt;1;[.L83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3-17" calcext:value-type="date">
            <text:p>2016-03-17</text:p>
          </table:table-cell>
          <table:table-cell office:value-type="float" office:value="-1.162" calcext:value-type="float">
            <text:p>-1.162</text:p>
          </table:table-cell>
          <table:table-cell table:formula="of:=AVERAGE([.B54:.B112])" office:value-type="float" office:value="-0.00415254237288153" calcext:value-type="float">
            <text:p>-0.004152542372882</text:p>
          </table:table-cell>
          <table:table-cell table:formula="of:=ABS([.B83]-[.C83])" office:value-type="float" office:value="1.15784745762712" calcext:value-type="float">
            <text:p>1.15784745762712</text:p>
          </table:table-cell>
          <table:table-cell table:style-name="ce78" table:formula="of:=IF(IF(ABS([.$C83]-[.$B83])&gt;=[.E$5];1;0)=1; IF( ABS([.$C83]-[.$B83])&lt;[.F$5]; 2; 1);0)" office:value-type="float" office:value="0" calcext:value-type="float">
            <text:p>0</text:p>
          </table:table-cell>
          <table:table-cell table:style-name="ce260" table:formula="of:=IF(IF(ABS([.$C83]-[.$B83])&gt;=[.F$5];1;0)=1; IF( ABS([.$C83]-[.$B83])&lt;[.G$5]; 2; 1);0)" office:value-type="float" office:value="0" calcext:value-type="float">
            <text:p>0</text:p>
          </table:table-cell>
          <table:table-cell table:style-name="ce443" table:formula="of:=IF(IF(ABS([.$C83]-[.$B83])&gt;=[.G$5];1;0)=1; IF( ABS([.$C83]-[.$B83])&lt;[.H$5]; 2; 1);0)" office:value-type="float" office:value="0" calcext:value-type="float">
            <text:p>0</text:p>
          </table:table-cell>
          <table:table-cell table:style-name="ce626" table:formula="of:=IF(IF(ABS([.$C83]-[.$B83])&gt;=[.H$5];1;0)=1; IF( ABS([.$C83]-[.$B83])&lt;[.I$5]; 2; 1);0)" office:value-type="float" office:value="0" calcext:value-type="float">
            <text:p>0</text:p>
          </table:table-cell>
          <table:table-cell table:style-name="ce808" table:formula="of:=IF(IF(ABS([.$C83]-[.$B83])&gt;=[.I$5];1;0)=1; IF( ABS([.$C83]-[.$B83])&lt;[.J$5]; 2; 1);0)" office:value-type="float" office:value="0" calcext:value-type="float">
            <text:p>0</text:p>
          </table:table-cell>
          <table:table-cell table:style-name="ce990" table:formula="of:=IF(IF(ABS([.$C83]-[.$B83])&gt;=[.J$5];1;0)=1; IF( ABS([.$C83]-[.$B83])&lt;[.K$5]; 2; 1);0)" office:value-type="float" office:value="0" calcext:value-type="float">
            <text:p>0</text:p>
          </table:table-cell>
          <table:table-cell table:style-name="ce1172" table:formula="of:=IF(IF(ABS([.$C83]-[.$B83])&gt;=[.K$5];1;0)=1; IF( ABS([.$C83]-[.$B83])&lt;[.L$5]; 2; 1);0)" office:value-type="float" office:value="0" calcext:value-type="float">
            <text:p>0</text:p>
          </table:table-cell>
          <table:table-cell table:style-name="ce1354" table:formula="of:=IF(IF(ABS([.$C83]-[.$B83])&gt;=[.L$5];1;0)=1; IF( ABS([.$C83]-[.$B83])&lt;[.M$5]; 2; 1);0)" office:value-type="float" office:value="0" calcext:value-type="float">
            <text:p>0</text:p>
          </table:table-cell>
          <table:table-cell table:style-name="ce1536" table:formula="of:=IF(IF(ABS([.$C83]-[.$B83])&gt;=[.M$5];1;0)=1; IF( ABS([.$C83]-[.$B83])&lt;[.N$5]; 2; 1);0)" office:value-type="float" office:value="0" calcext:value-type="float">
            <text:p>0</text:p>
          </table:table-cell>
          <table:table-cell table:style-name="ce1643"/>
          <table:table-cell table:style-name="ce1720" table:formula="of:=IF(AND([.E83]&gt;0; [.E84]=0; [.E85]=0);IF(AND([.E83]=2;[.E82]&lt;&gt;1;[.F82]&lt;&gt;1;[.F84]&lt;&gt;1;[.F83]&lt;&gt;1;[.E84]&lt;&gt;1);2;1);0)" office:value-type="float" office:value="0" calcext:value-type="float">
            <text:p>0</text:p>
          </table:table-cell>
          <table:table-cell table:style-name="ce1903" table:formula="of:=IF(AND([.F83]&gt;0; [.F84]=0; [.F85]=0);IF(AND([.F83]=2;[.F82]&lt;&gt;1;[.G82]&lt;&gt;1;[.G84]&lt;&gt;1;[.G83]&lt;&gt;1;[.F84]&lt;&gt;1);2;1);0)" office:value-type="float" office:value="0" calcext:value-type="float">
            <text:p>0</text:p>
          </table:table-cell>
          <table:table-cell table:style-name="ce2086" table:formula="of:=IF(AND([.G83]&gt;0; [.G84]=0; [.G85]=0);IF(AND([.G83]=2;[.G82]&lt;&gt;1;[.H82]&lt;&gt;1;[.H84]&lt;&gt;1;[.H83]&lt;&gt;1;[.G84]&lt;&gt;1);2;1);0)" office:value-type="float" office:value="0" calcext:value-type="float">
            <text:p>0</text:p>
          </table:table-cell>
          <table:table-cell table:style-name="ce2268" table:formula="of:=IF(AND([.H83]&gt;0; [.H84]=0; [.H85]=0);IF(AND([.H83]=2;[.H82]&lt;&gt;1;[.I82]&lt;&gt;1;[.I84]&lt;&gt;1;[.I83]&lt;&gt;1;[.H84]&lt;&gt;1);2;1);0)" office:value-type="float" office:value="0" calcext:value-type="float">
            <text:p>0</text:p>
          </table:table-cell>
          <table:table-cell table:style-name="ce2450" table:formula="of:=IF(AND([.I83]&gt;0; [.I84]=0; [.I85]=0);IF(AND([.I83]=2;[.I82]&lt;&gt;1;[.J82]&lt;&gt;1;[.J84]&lt;&gt;1;[.J83]&lt;&gt;1;[.I84]&lt;&gt;1);2;1);0)" office:value-type="float" office:value="0" calcext:value-type="float">
            <text:p>0</text:p>
          </table:table-cell>
          <table:table-cell table:style-name="ce2632" table:formula="of:=IF(AND([.J83]&gt;0; [.J84]=0; [.J85]=0);IF(AND([.J83]=2;[.J82]&lt;&gt;1;[.K82]&lt;&gt;1;[.K84]&lt;&gt;1;[.K83]&lt;&gt;1;[.J84]&lt;&gt;1);2;1);0)" office:value-type="float" office:value="0" calcext:value-type="float">
            <text:p>0</text:p>
          </table:table-cell>
          <table:table-cell table:style-name="ce2814" table:formula="of:=IF(AND([.K83]&gt;0; [.K84]=0; [.K85]=0);IF(AND([.K83]=2;[.K82]&lt;&gt;1;[.L82]&lt;&gt;1;[.L84]&lt;&gt;1;[.L83]&lt;&gt;1;[.K84]&lt;&gt;1);2;1);0)" office:value-type="float" office:value="0" calcext:value-type="float">
            <text:p>0</text:p>
          </table:table-cell>
          <table:table-cell table:style-name="ce2996" table:formula="of:=IF(AND([.L83]&gt;0; [.L84]=0; [.L85]=0);IF(AND([.L83]=2;[.L82]&lt;&gt;1;[.M82]&lt;&gt;1;[.M84]&lt;&gt;1;[.M83]&lt;&gt;1;[.L84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3-18" calcext:value-type="date">
            <text:p>2016-03-18</text:p>
          </table:table-cell>
          <table:table-cell office:value-type="float" office:value="0.226" calcext:value-type="float">
            <text:p>0.226</text:p>
          </table:table-cell>
          <table:table-cell table:formula="of:=AVERAGE([.B55:.B113])" office:value-type="float" office:value="0.169084745762712" calcext:value-type="float">
            <text:p>0.169084745762712</text:p>
          </table:table-cell>
          <table:table-cell table:formula="of:=ABS([.B84]-[.C84])" office:value-type="float" office:value="0.0569152542372885" calcext:value-type="float">
            <text:p>0.056915254237289</text:p>
          </table:table-cell>
          <table:table-cell table:style-name="ce79" table:formula="of:=IF(IF(ABS([.$C84]-[.$B84])&gt;=[.E$5];1;0)=1; IF( ABS([.$C84]-[.$B84])&lt;[.F$5]; 2; 1);0)" office:value-type="float" office:value="0" calcext:value-type="float">
            <text:p>0</text:p>
          </table:table-cell>
          <table:table-cell table:style-name="ce261" table:formula="of:=IF(IF(ABS([.$C84]-[.$B84])&gt;=[.F$5];1;0)=1; IF( ABS([.$C84]-[.$B84])&lt;[.G$5]; 2; 1);0)" office:value-type="float" office:value="0" calcext:value-type="float">
            <text:p>0</text:p>
          </table:table-cell>
          <table:table-cell table:style-name="ce444" table:formula="of:=IF(IF(ABS([.$C84]-[.$B84])&gt;=[.G$5];1;0)=1; IF( ABS([.$C84]-[.$B84])&lt;[.H$5]; 2; 1);0)" office:value-type="float" office:value="0" calcext:value-type="float">
            <text:p>0</text:p>
          </table:table-cell>
          <table:table-cell table:style-name="ce627" table:formula="of:=IF(IF(ABS([.$C84]-[.$B84])&gt;=[.H$5];1;0)=1; IF( ABS([.$C84]-[.$B84])&lt;[.I$5]; 2; 1);0)" office:value-type="float" office:value="0" calcext:value-type="float">
            <text:p>0</text:p>
          </table:table-cell>
          <table:table-cell table:style-name="ce809" table:formula="of:=IF(IF(ABS([.$C84]-[.$B84])&gt;=[.I$5];1;0)=1; IF( ABS([.$C84]-[.$B84])&lt;[.J$5]; 2; 1);0)" office:value-type="float" office:value="0" calcext:value-type="float">
            <text:p>0</text:p>
          </table:table-cell>
          <table:table-cell table:style-name="ce991" table:formula="of:=IF(IF(ABS([.$C84]-[.$B84])&gt;=[.J$5];1;0)=1; IF( ABS([.$C84]-[.$B84])&lt;[.K$5]; 2; 1);0)" office:value-type="float" office:value="0" calcext:value-type="float">
            <text:p>0</text:p>
          </table:table-cell>
          <table:table-cell table:style-name="ce1173" table:formula="of:=IF(IF(ABS([.$C84]-[.$B84])&gt;=[.K$5];1;0)=1; IF( ABS([.$C84]-[.$B84])&lt;[.L$5]; 2; 1);0)" office:value-type="float" office:value="0" calcext:value-type="float">
            <text:p>0</text:p>
          </table:table-cell>
          <table:table-cell table:style-name="ce1355" table:formula="of:=IF(IF(ABS([.$C84]-[.$B84])&gt;=[.L$5];1;0)=1; IF( ABS([.$C84]-[.$B84])&lt;[.M$5]; 2; 1);0)" office:value-type="float" office:value="0" calcext:value-type="float">
            <text:p>0</text:p>
          </table:table-cell>
          <table:table-cell table:style-name="ce1537" table:formula="of:=IF(IF(ABS([.$C84]-[.$B84])&gt;=[.M$5];1;0)=1; IF( ABS([.$C84]-[.$B84])&lt;[.N$5]; 2; 1);0)" office:value-type="float" office:value="0" calcext:value-type="float">
            <text:p>0</text:p>
          </table:table-cell>
          <table:table-cell table:style-name="ce1643"/>
          <table:table-cell table:style-name="ce1721" table:formula="of:=IF(AND([.E84]&gt;0; [.E85]=0; [.E86]=0);IF(AND([.E84]=2;[.E83]&lt;&gt;1;[.F83]&lt;&gt;1;[.F85]&lt;&gt;1;[.F84]&lt;&gt;1;[.E85]&lt;&gt;1);2;1);0)" office:value-type="float" office:value="0" calcext:value-type="float">
            <text:p>0</text:p>
          </table:table-cell>
          <table:table-cell table:style-name="ce1904" table:formula="of:=IF(AND([.F84]&gt;0; [.F85]=0; [.F86]=0);IF(AND([.F84]=2;[.F83]&lt;&gt;1;[.G83]&lt;&gt;1;[.G85]&lt;&gt;1;[.G84]&lt;&gt;1;[.F85]&lt;&gt;1);2;1);0)" office:value-type="float" office:value="0" calcext:value-type="float">
            <text:p>0</text:p>
          </table:table-cell>
          <table:table-cell table:style-name="ce2087" table:formula="of:=IF(AND([.G84]&gt;0; [.G85]=0; [.G86]=0);IF(AND([.G84]=2;[.G83]&lt;&gt;1;[.H83]&lt;&gt;1;[.H85]&lt;&gt;1;[.H84]&lt;&gt;1;[.G85]&lt;&gt;1);2;1);0)" office:value-type="float" office:value="0" calcext:value-type="float">
            <text:p>0</text:p>
          </table:table-cell>
          <table:table-cell table:style-name="ce2269" table:formula="of:=IF(AND([.H84]&gt;0; [.H85]=0; [.H86]=0);IF(AND([.H84]=2;[.H83]&lt;&gt;1;[.I83]&lt;&gt;1;[.I85]&lt;&gt;1;[.I84]&lt;&gt;1;[.H85]&lt;&gt;1);2;1);0)" office:value-type="float" office:value="0" calcext:value-type="float">
            <text:p>0</text:p>
          </table:table-cell>
          <table:table-cell table:style-name="ce2451" table:formula="of:=IF(AND([.I84]&gt;0; [.I85]=0; [.I86]=0);IF(AND([.I84]=2;[.I83]&lt;&gt;1;[.J83]&lt;&gt;1;[.J85]&lt;&gt;1;[.J84]&lt;&gt;1;[.I85]&lt;&gt;1);2;1);0)" office:value-type="float" office:value="0" calcext:value-type="float">
            <text:p>0</text:p>
          </table:table-cell>
          <table:table-cell table:style-name="ce2633" table:formula="of:=IF(AND([.J84]&gt;0; [.J85]=0; [.J86]=0);IF(AND([.J84]=2;[.J83]&lt;&gt;1;[.K83]&lt;&gt;1;[.K85]&lt;&gt;1;[.K84]&lt;&gt;1;[.J85]&lt;&gt;1);2;1);0)" office:value-type="float" office:value="0" calcext:value-type="float">
            <text:p>0</text:p>
          </table:table-cell>
          <table:table-cell table:style-name="ce2815" table:formula="of:=IF(AND([.K84]&gt;0; [.K85]=0; [.K86]=0);IF(AND([.K84]=2;[.K83]&lt;&gt;1;[.L83]&lt;&gt;1;[.L85]&lt;&gt;1;[.L84]&lt;&gt;1;[.K85]&lt;&gt;1);2;1);0)" office:value-type="float" office:value="0" calcext:value-type="float">
            <text:p>0</text:p>
          </table:table-cell>
          <table:table-cell table:style-name="ce2997" table:formula="of:=IF(AND([.L84]&gt;0; [.L85]=0; [.L86]=0);IF(AND([.L84]=2;[.L83]&lt;&gt;1;[.M83]&lt;&gt;1;[.M85]&lt;&gt;1;[.M84]&lt;&gt;1;[.L85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3-19" calcext:value-type="date">
            <text:p>2016-03-19</text:p>
          </table:table-cell>
          <table:table-cell office:value-type="float" office:value="1.435" calcext:value-type="float">
            <text:p>1.435</text:p>
          </table:table-cell>
          <table:table-cell table:formula="of:=AVERAGE([.B56:.B114])" office:value-type="float" office:value="0.28235593220339" calcext:value-type="float">
            <text:p>0.28235593220339</text:p>
          </table:table-cell>
          <table:table-cell table:formula="of:=ABS([.B85]-[.C85])" office:value-type="float" office:value="1.15264406779661" calcext:value-type="float">
            <text:p>1.15264406779661</text:p>
          </table:table-cell>
          <table:table-cell table:style-name="ce80" table:formula="of:=IF(IF(ABS([.$C85]-[.$B85])&gt;=[.E$5];1;0)=1; IF( ABS([.$C85]-[.$B85])&lt;[.F$5]; 2; 1);0)" office:value-type="float" office:value="0" calcext:value-type="float">
            <text:p>0</text:p>
          </table:table-cell>
          <table:table-cell table:style-name="ce262" table:formula="of:=IF(IF(ABS([.$C85]-[.$B85])&gt;=[.F$5];1;0)=1; IF( ABS([.$C85]-[.$B85])&lt;[.G$5]; 2; 1);0)" office:value-type="float" office:value="0" calcext:value-type="float">
            <text:p>0</text:p>
          </table:table-cell>
          <table:table-cell table:style-name="ce445" table:formula="of:=IF(IF(ABS([.$C85]-[.$B85])&gt;=[.G$5];1;0)=1; IF( ABS([.$C85]-[.$B85])&lt;[.H$5]; 2; 1);0)" office:value-type="float" office:value="0" calcext:value-type="float">
            <text:p>0</text:p>
          </table:table-cell>
          <table:table-cell table:style-name="ce628" table:formula="of:=IF(IF(ABS([.$C85]-[.$B85])&gt;=[.H$5];1;0)=1; IF( ABS([.$C85]-[.$B85])&lt;[.I$5]; 2; 1);0)" office:value-type="float" office:value="0" calcext:value-type="float">
            <text:p>0</text:p>
          </table:table-cell>
          <table:table-cell table:style-name="ce810" table:formula="of:=IF(IF(ABS([.$C85]-[.$B85])&gt;=[.I$5];1;0)=1; IF( ABS([.$C85]-[.$B85])&lt;[.J$5]; 2; 1);0)" office:value-type="float" office:value="0" calcext:value-type="float">
            <text:p>0</text:p>
          </table:table-cell>
          <table:table-cell table:style-name="ce992" table:formula="of:=IF(IF(ABS([.$C85]-[.$B85])&gt;=[.J$5];1;0)=1; IF( ABS([.$C85]-[.$B85])&lt;[.K$5]; 2; 1);0)" office:value-type="float" office:value="0" calcext:value-type="float">
            <text:p>0</text:p>
          </table:table-cell>
          <table:table-cell table:style-name="ce1174" table:formula="of:=IF(IF(ABS([.$C85]-[.$B85])&gt;=[.K$5];1;0)=1; IF( ABS([.$C85]-[.$B85])&lt;[.L$5]; 2; 1);0)" office:value-type="float" office:value="0" calcext:value-type="float">
            <text:p>0</text:p>
          </table:table-cell>
          <table:table-cell table:style-name="ce1356" table:formula="of:=IF(IF(ABS([.$C85]-[.$B85])&gt;=[.L$5];1;0)=1; IF( ABS([.$C85]-[.$B85])&lt;[.M$5]; 2; 1);0)" office:value-type="float" office:value="0" calcext:value-type="float">
            <text:p>0</text:p>
          </table:table-cell>
          <table:table-cell table:style-name="ce1538" table:formula="of:=IF(IF(ABS([.$C85]-[.$B85])&gt;=[.M$5];1;0)=1; IF( ABS([.$C85]-[.$B85])&lt;[.N$5]; 2; 1);0)" office:value-type="float" office:value="0" calcext:value-type="float">
            <text:p>0</text:p>
          </table:table-cell>
          <table:table-cell table:style-name="ce1643"/>
          <table:table-cell table:style-name="ce1722" table:formula="of:=IF(AND([.E85]&gt;0; [.E86]=0; [.E87]=0);IF(AND([.E85]=2;[.E84]&lt;&gt;1;[.F84]&lt;&gt;1;[.F86]&lt;&gt;1;[.F85]&lt;&gt;1;[.E86]&lt;&gt;1);2;1);0)" office:value-type="float" office:value="0" calcext:value-type="float">
            <text:p>0</text:p>
          </table:table-cell>
          <table:table-cell table:style-name="ce1905" table:formula="of:=IF(AND([.F85]&gt;0; [.F86]=0; [.F87]=0);IF(AND([.F85]=2;[.F84]&lt;&gt;1;[.G84]&lt;&gt;1;[.G86]&lt;&gt;1;[.G85]&lt;&gt;1;[.F86]&lt;&gt;1);2;1);0)" office:value-type="float" office:value="0" calcext:value-type="float">
            <text:p>0</text:p>
          </table:table-cell>
          <table:table-cell table:style-name="ce2088" table:formula="of:=IF(AND([.G85]&gt;0; [.G86]=0; [.G87]=0);IF(AND([.G85]=2;[.G84]&lt;&gt;1;[.H84]&lt;&gt;1;[.H86]&lt;&gt;1;[.H85]&lt;&gt;1;[.G86]&lt;&gt;1);2;1);0)" office:value-type="float" office:value="0" calcext:value-type="float">
            <text:p>0</text:p>
          </table:table-cell>
          <table:table-cell table:style-name="ce2270" table:formula="of:=IF(AND([.H85]&gt;0; [.H86]=0; [.H87]=0);IF(AND([.H85]=2;[.H84]&lt;&gt;1;[.I84]&lt;&gt;1;[.I86]&lt;&gt;1;[.I85]&lt;&gt;1;[.H86]&lt;&gt;1);2;1);0)" office:value-type="float" office:value="0" calcext:value-type="float">
            <text:p>0</text:p>
          </table:table-cell>
          <table:table-cell table:style-name="ce2452" table:formula="of:=IF(AND([.I85]&gt;0; [.I86]=0; [.I87]=0);IF(AND([.I85]=2;[.I84]&lt;&gt;1;[.J84]&lt;&gt;1;[.J86]&lt;&gt;1;[.J85]&lt;&gt;1;[.I86]&lt;&gt;1);2;1);0)" office:value-type="float" office:value="0" calcext:value-type="float">
            <text:p>0</text:p>
          </table:table-cell>
          <table:table-cell table:style-name="ce2634" table:formula="of:=IF(AND([.J85]&gt;0; [.J86]=0; [.J87]=0);IF(AND([.J85]=2;[.J84]&lt;&gt;1;[.K84]&lt;&gt;1;[.K86]&lt;&gt;1;[.K85]&lt;&gt;1;[.J86]&lt;&gt;1);2;1);0)" office:value-type="float" office:value="0" calcext:value-type="float">
            <text:p>0</text:p>
          </table:table-cell>
          <table:table-cell table:style-name="ce2816" table:formula="of:=IF(AND([.K85]&gt;0; [.K86]=0; [.K87]=0);IF(AND([.K85]=2;[.K84]&lt;&gt;1;[.L84]&lt;&gt;1;[.L86]&lt;&gt;1;[.L85]&lt;&gt;1;[.K86]&lt;&gt;1);2;1);0)" office:value-type="float" office:value="0" calcext:value-type="float">
            <text:p>0</text:p>
          </table:table-cell>
          <table:table-cell table:style-name="ce2998" table:formula="of:=IF(AND([.L85]&gt;0; [.L86]=0; [.L87]=0);IF(AND([.L85]=2;[.L84]&lt;&gt;1;[.M84]&lt;&gt;1;[.M86]&lt;&gt;1;[.M85]&lt;&gt;1;[.L86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3-20" calcext:value-type="date">
            <text:p>2016-03-20</text:p>
          </table:table-cell>
          <table:table-cell office:value-type="float" office:value="1.847" calcext:value-type="float">
            <text:p>1.847</text:p>
          </table:table-cell>
          <table:table-cell table:formula="of:=AVERAGE([.B57:.B115])" office:value-type="float" office:value="0.367847457627119" calcext:value-type="float">
            <text:p>0.367847457627119</text:p>
          </table:table-cell>
          <table:table-cell table:formula="of:=ABS([.B86]-[.C86])" office:value-type="float" office:value="1.47915254237288" calcext:value-type="float">
            <text:p>1.47915254237288</text:p>
          </table:table-cell>
          <table:table-cell table:style-name="ce81" table:formula="of:=IF(IF(ABS([.$C86]-[.$B86])&gt;=[.E$5];1;0)=1; IF( ABS([.$C86]-[.$B86])&lt;[.F$5]; 2; 1);0)" office:value-type="float" office:value="0" calcext:value-type="float">
            <text:p>0</text:p>
          </table:table-cell>
          <table:table-cell table:style-name="ce263" table:formula="of:=IF(IF(ABS([.$C86]-[.$B86])&gt;=[.F$5];1;0)=1; IF( ABS([.$C86]-[.$B86])&lt;[.G$5]; 2; 1);0)" office:value-type="float" office:value="0" calcext:value-type="float">
            <text:p>0</text:p>
          </table:table-cell>
          <table:table-cell table:style-name="ce446" table:formula="of:=IF(IF(ABS([.$C86]-[.$B86])&gt;=[.G$5];1;0)=1; IF( ABS([.$C86]-[.$B86])&lt;[.H$5]; 2; 1);0)" office:value-type="float" office:value="0" calcext:value-type="float">
            <text:p>0</text:p>
          </table:table-cell>
          <table:table-cell table:style-name="ce629" table:formula="of:=IF(IF(ABS([.$C86]-[.$B86])&gt;=[.H$5];1;0)=1; IF( ABS([.$C86]-[.$B86])&lt;[.I$5]; 2; 1);0)" office:value-type="float" office:value="0" calcext:value-type="float">
            <text:p>0</text:p>
          </table:table-cell>
          <table:table-cell table:style-name="ce811" table:formula="of:=IF(IF(ABS([.$C86]-[.$B86])&gt;=[.I$5];1;0)=1; IF( ABS([.$C86]-[.$B86])&lt;[.J$5]; 2; 1);0)" office:value-type="float" office:value="0" calcext:value-type="float">
            <text:p>0</text:p>
          </table:table-cell>
          <table:table-cell table:style-name="ce993" table:formula="of:=IF(IF(ABS([.$C86]-[.$B86])&gt;=[.J$5];1;0)=1; IF( ABS([.$C86]-[.$B86])&lt;[.K$5]; 2; 1);0)" office:value-type="float" office:value="0" calcext:value-type="float">
            <text:p>0</text:p>
          </table:table-cell>
          <table:table-cell table:style-name="ce1175" table:formula="of:=IF(IF(ABS([.$C86]-[.$B86])&gt;=[.K$5];1;0)=1; IF( ABS([.$C86]-[.$B86])&lt;[.L$5]; 2; 1);0)" office:value-type="float" office:value="0" calcext:value-type="float">
            <text:p>0</text:p>
          </table:table-cell>
          <table:table-cell table:style-name="ce1357" table:formula="of:=IF(IF(ABS([.$C86]-[.$B86])&gt;=[.L$5];1;0)=1; IF( ABS([.$C86]-[.$B86])&lt;[.M$5]; 2; 1);0)" office:value-type="float" office:value="0" calcext:value-type="float">
            <text:p>0</text:p>
          </table:table-cell>
          <table:table-cell table:style-name="ce1539" table:formula="of:=IF(IF(ABS([.$C86]-[.$B86])&gt;=[.M$5];1;0)=1; IF( ABS([.$C86]-[.$B86])&lt;[.N$5]; 2; 1);0)" office:value-type="float" office:value="0" calcext:value-type="float">
            <text:p>0</text:p>
          </table:table-cell>
          <table:table-cell table:style-name="ce1643"/>
          <table:table-cell table:style-name="ce1723" table:formula="of:=IF(AND([.E86]&gt;0; [.E87]=0; [.E88]=0);IF(AND([.E86]=2;[.E85]&lt;&gt;1;[.F85]&lt;&gt;1;[.F87]&lt;&gt;1;[.F86]&lt;&gt;1;[.E87]&lt;&gt;1);2;1);0)" office:value-type="float" office:value="0" calcext:value-type="float">
            <text:p>0</text:p>
          </table:table-cell>
          <table:table-cell table:style-name="ce1906" table:formula="of:=IF(AND([.F86]&gt;0; [.F87]=0; [.F88]=0);IF(AND([.F86]=2;[.F85]&lt;&gt;1;[.G85]&lt;&gt;1;[.G87]&lt;&gt;1;[.G86]&lt;&gt;1;[.F87]&lt;&gt;1);2;1);0)" office:value-type="float" office:value="0" calcext:value-type="float">
            <text:p>0</text:p>
          </table:table-cell>
          <table:table-cell table:style-name="ce2089" table:formula="of:=IF(AND([.G86]&gt;0; [.G87]=0; [.G88]=0);IF(AND([.G86]=2;[.G85]&lt;&gt;1;[.H85]&lt;&gt;1;[.H87]&lt;&gt;1;[.H86]&lt;&gt;1;[.G87]&lt;&gt;1);2;1);0)" office:value-type="float" office:value="0" calcext:value-type="float">
            <text:p>0</text:p>
          </table:table-cell>
          <table:table-cell table:style-name="ce2271" table:formula="of:=IF(AND([.H86]&gt;0; [.H87]=0; [.H88]=0);IF(AND([.H86]=2;[.H85]&lt;&gt;1;[.I85]&lt;&gt;1;[.I87]&lt;&gt;1;[.I86]&lt;&gt;1;[.H87]&lt;&gt;1);2;1);0)" office:value-type="float" office:value="0" calcext:value-type="float">
            <text:p>0</text:p>
          </table:table-cell>
          <table:table-cell table:style-name="ce2453" table:formula="of:=IF(AND([.I86]&gt;0; [.I87]=0; [.I88]=0);IF(AND([.I86]=2;[.I85]&lt;&gt;1;[.J85]&lt;&gt;1;[.J87]&lt;&gt;1;[.J86]&lt;&gt;1;[.I87]&lt;&gt;1);2;1);0)" office:value-type="float" office:value="0" calcext:value-type="float">
            <text:p>0</text:p>
          </table:table-cell>
          <table:table-cell table:style-name="ce2635" table:formula="of:=IF(AND([.J86]&gt;0; [.J87]=0; [.J88]=0);IF(AND([.J86]=2;[.J85]&lt;&gt;1;[.K85]&lt;&gt;1;[.K87]&lt;&gt;1;[.K86]&lt;&gt;1;[.J87]&lt;&gt;1);2;1);0)" office:value-type="float" office:value="0" calcext:value-type="float">
            <text:p>0</text:p>
          </table:table-cell>
          <table:table-cell table:style-name="ce2817" table:formula="of:=IF(AND([.K86]&gt;0; [.K87]=0; [.K88]=0);IF(AND([.K86]=2;[.K85]&lt;&gt;1;[.L85]&lt;&gt;1;[.L87]&lt;&gt;1;[.L86]&lt;&gt;1;[.K87]&lt;&gt;1);2;1);0)" office:value-type="float" office:value="0" calcext:value-type="float">
            <text:p>0</text:p>
          </table:table-cell>
          <table:table-cell table:style-name="ce2999" table:formula="of:=IF(AND([.L86]&gt;0; [.L87]=0; [.L88]=0);IF(AND([.L86]=2;[.L85]&lt;&gt;1;[.M85]&lt;&gt;1;[.M87]&lt;&gt;1;[.M86]&lt;&gt;1;[.L87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3-21" calcext:value-type="date">
            <text:p>2016-03-21</text:p>
          </table:table-cell>
          <table:table-cell office:value-type="float" office:value="1.222" calcext:value-type="float">
            <text:p>1.222</text:p>
          </table:table-cell>
          <table:table-cell table:formula="of:=AVERAGE([.B58:.B116])" office:value-type="float" office:value="0.445593220338983" calcext:value-type="float">
            <text:p>0.445593220338983</text:p>
          </table:table-cell>
          <table:table-cell table:formula="of:=ABS([.B87]-[.C87])" office:value-type="float" office:value="0.776406779661017" calcext:value-type="float">
            <text:p>0.776406779661017</text:p>
          </table:table-cell>
          <table:table-cell table:style-name="ce82" table:formula="of:=IF(IF(ABS([.$C87]-[.$B87])&gt;=[.E$5];1;0)=1; IF( ABS([.$C87]-[.$B87])&lt;[.F$5]; 2; 1);0)" office:value-type="float" office:value="0" calcext:value-type="float">
            <text:p>0</text:p>
          </table:table-cell>
          <table:table-cell table:style-name="ce264" table:formula="of:=IF(IF(ABS([.$C87]-[.$B87])&gt;=[.F$5];1;0)=1; IF( ABS([.$C87]-[.$B87])&lt;[.G$5]; 2; 1);0)" office:value-type="float" office:value="0" calcext:value-type="float">
            <text:p>0</text:p>
          </table:table-cell>
          <table:table-cell table:style-name="ce447" table:formula="of:=IF(IF(ABS([.$C87]-[.$B87])&gt;=[.G$5];1;0)=1; IF( ABS([.$C87]-[.$B87])&lt;[.H$5]; 2; 1);0)" office:value-type="float" office:value="0" calcext:value-type="float">
            <text:p>0</text:p>
          </table:table-cell>
          <table:table-cell table:style-name="ce630" table:formula="of:=IF(IF(ABS([.$C87]-[.$B87])&gt;=[.H$5];1;0)=1; IF( ABS([.$C87]-[.$B87])&lt;[.I$5]; 2; 1);0)" office:value-type="float" office:value="0" calcext:value-type="float">
            <text:p>0</text:p>
          </table:table-cell>
          <table:table-cell table:style-name="ce812" table:formula="of:=IF(IF(ABS([.$C87]-[.$B87])&gt;=[.I$5];1;0)=1; IF( ABS([.$C87]-[.$B87])&lt;[.J$5]; 2; 1);0)" office:value-type="float" office:value="0" calcext:value-type="float">
            <text:p>0</text:p>
          </table:table-cell>
          <table:table-cell table:style-name="ce994" table:formula="of:=IF(IF(ABS([.$C87]-[.$B87])&gt;=[.J$5];1;0)=1; IF( ABS([.$C87]-[.$B87])&lt;[.K$5]; 2; 1);0)" office:value-type="float" office:value="0" calcext:value-type="float">
            <text:p>0</text:p>
          </table:table-cell>
          <table:table-cell table:style-name="ce1176" table:formula="of:=IF(IF(ABS([.$C87]-[.$B87])&gt;=[.K$5];1;0)=1; IF( ABS([.$C87]-[.$B87])&lt;[.L$5]; 2; 1);0)" office:value-type="float" office:value="0" calcext:value-type="float">
            <text:p>0</text:p>
          </table:table-cell>
          <table:table-cell table:style-name="ce1358" table:formula="of:=IF(IF(ABS([.$C87]-[.$B87])&gt;=[.L$5];1;0)=1; IF( ABS([.$C87]-[.$B87])&lt;[.M$5]; 2; 1);0)" office:value-type="float" office:value="0" calcext:value-type="float">
            <text:p>0</text:p>
          </table:table-cell>
          <table:table-cell table:style-name="ce1540" table:formula="of:=IF(IF(ABS([.$C87]-[.$B87])&gt;=[.M$5];1;0)=1; IF( ABS([.$C87]-[.$B87])&lt;[.N$5]; 2; 1);0)" office:value-type="float" office:value="0" calcext:value-type="float">
            <text:p>0</text:p>
          </table:table-cell>
          <table:table-cell table:style-name="ce1643"/>
          <table:table-cell table:style-name="ce1724" table:formula="of:=IF(AND([.E87]&gt;0; [.E88]=0; [.E89]=0);IF(AND([.E87]=2;[.E86]&lt;&gt;1;[.F86]&lt;&gt;1;[.F88]&lt;&gt;1;[.F87]&lt;&gt;1;[.E88]&lt;&gt;1);2;1);0)" office:value-type="float" office:value="0" calcext:value-type="float">
            <text:p>0</text:p>
          </table:table-cell>
          <table:table-cell table:style-name="ce1907" table:formula="of:=IF(AND([.F87]&gt;0; [.F88]=0; [.F89]=0);IF(AND([.F87]=2;[.F86]&lt;&gt;1;[.G86]&lt;&gt;1;[.G88]&lt;&gt;1;[.G87]&lt;&gt;1;[.F88]&lt;&gt;1);2;1);0)" office:value-type="float" office:value="0" calcext:value-type="float">
            <text:p>0</text:p>
          </table:table-cell>
          <table:table-cell table:style-name="ce2090" table:formula="of:=IF(AND([.G87]&gt;0; [.G88]=0; [.G89]=0);IF(AND([.G87]=2;[.G86]&lt;&gt;1;[.H86]&lt;&gt;1;[.H88]&lt;&gt;1;[.H87]&lt;&gt;1;[.G88]&lt;&gt;1);2;1);0)" office:value-type="float" office:value="0" calcext:value-type="float">
            <text:p>0</text:p>
          </table:table-cell>
          <table:table-cell table:style-name="ce2272" table:formula="of:=IF(AND([.H87]&gt;0; [.H88]=0; [.H89]=0);IF(AND([.H87]=2;[.H86]&lt;&gt;1;[.I86]&lt;&gt;1;[.I88]&lt;&gt;1;[.I87]&lt;&gt;1;[.H88]&lt;&gt;1);2;1);0)" office:value-type="float" office:value="0" calcext:value-type="float">
            <text:p>0</text:p>
          </table:table-cell>
          <table:table-cell table:style-name="ce2454" table:formula="of:=IF(AND([.I87]&gt;0; [.I88]=0; [.I89]=0);IF(AND([.I87]=2;[.I86]&lt;&gt;1;[.J86]&lt;&gt;1;[.J88]&lt;&gt;1;[.J87]&lt;&gt;1;[.I88]&lt;&gt;1);2;1);0)" office:value-type="float" office:value="0" calcext:value-type="float">
            <text:p>0</text:p>
          </table:table-cell>
          <table:table-cell table:style-name="ce2636" table:formula="of:=IF(AND([.J87]&gt;0; [.J88]=0; [.J89]=0);IF(AND([.J87]=2;[.J86]&lt;&gt;1;[.K86]&lt;&gt;1;[.K88]&lt;&gt;1;[.K87]&lt;&gt;1;[.J88]&lt;&gt;1);2;1);0)" office:value-type="float" office:value="0" calcext:value-type="float">
            <text:p>0</text:p>
          </table:table-cell>
          <table:table-cell table:style-name="ce2818" table:formula="of:=IF(AND([.K87]&gt;0; [.K88]=0; [.K89]=0);IF(AND([.K87]=2;[.K86]&lt;&gt;1;[.L86]&lt;&gt;1;[.L88]&lt;&gt;1;[.L87]&lt;&gt;1;[.K88]&lt;&gt;1);2;1);0)" office:value-type="float" office:value="0" calcext:value-type="float">
            <text:p>0</text:p>
          </table:table-cell>
          <table:table-cell table:style-name="ce3000" table:formula="of:=IF(AND([.L87]&gt;0; [.L88]=0; [.L89]=0);IF(AND([.L87]=2;[.L86]&lt;&gt;1;[.M86]&lt;&gt;1;[.M88]&lt;&gt;1;[.M87]&lt;&gt;1;[.L88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3-22" calcext:value-type="date">
            <text:p>2016-03-22</text:p>
          </table:table-cell>
          <table:table-cell office:value-type="float" office:value="0.697" calcext:value-type="float">
            <text:p>0.697</text:p>
          </table:table-cell>
          <table:table-cell table:formula="of:=AVERAGE([.B59:.B117])" office:value-type="float" office:value="0.450237288135593" calcext:value-type="float">
            <text:p>0.450237288135593</text:p>
          </table:table-cell>
          <table:table-cell table:formula="of:=ABS([.B88]-[.C88])" office:value-type="float" office:value="0.246762711864407" calcext:value-type="float">
            <text:p>0.246762711864407</text:p>
          </table:table-cell>
          <table:table-cell table:style-name="ce83" table:formula="of:=IF(IF(ABS([.$C88]-[.$B88])&gt;=[.E$5];1;0)=1; IF( ABS([.$C88]-[.$B88])&lt;[.F$5]; 2; 1);0)" office:value-type="float" office:value="0" calcext:value-type="float">
            <text:p>0</text:p>
          </table:table-cell>
          <table:table-cell table:style-name="ce265" table:formula="of:=IF(IF(ABS([.$C88]-[.$B88])&gt;=[.F$5];1;0)=1; IF( ABS([.$C88]-[.$B88])&lt;[.G$5]; 2; 1);0)" office:value-type="float" office:value="0" calcext:value-type="float">
            <text:p>0</text:p>
          </table:table-cell>
          <table:table-cell table:style-name="ce448" table:formula="of:=IF(IF(ABS([.$C88]-[.$B88])&gt;=[.G$5];1;0)=1; IF( ABS([.$C88]-[.$B88])&lt;[.H$5]; 2; 1);0)" office:value-type="float" office:value="0" calcext:value-type="float">
            <text:p>0</text:p>
          </table:table-cell>
          <table:table-cell table:style-name="ce631" table:formula="of:=IF(IF(ABS([.$C88]-[.$B88])&gt;=[.H$5];1;0)=1; IF( ABS([.$C88]-[.$B88])&lt;[.I$5]; 2; 1);0)" office:value-type="float" office:value="0" calcext:value-type="float">
            <text:p>0</text:p>
          </table:table-cell>
          <table:table-cell table:style-name="ce813" table:formula="of:=IF(IF(ABS([.$C88]-[.$B88])&gt;=[.I$5];1;0)=1; IF( ABS([.$C88]-[.$B88])&lt;[.J$5]; 2; 1);0)" office:value-type="float" office:value="0" calcext:value-type="float">
            <text:p>0</text:p>
          </table:table-cell>
          <table:table-cell table:style-name="ce995" table:formula="of:=IF(IF(ABS([.$C88]-[.$B88])&gt;=[.J$5];1;0)=1; IF( ABS([.$C88]-[.$B88])&lt;[.K$5]; 2; 1);0)" office:value-type="float" office:value="0" calcext:value-type="float">
            <text:p>0</text:p>
          </table:table-cell>
          <table:table-cell table:style-name="ce1177" table:formula="of:=IF(IF(ABS([.$C88]-[.$B88])&gt;=[.K$5];1;0)=1; IF( ABS([.$C88]-[.$B88])&lt;[.L$5]; 2; 1);0)" office:value-type="float" office:value="0" calcext:value-type="float">
            <text:p>0</text:p>
          </table:table-cell>
          <table:table-cell table:style-name="ce1359" table:formula="of:=IF(IF(ABS([.$C88]-[.$B88])&gt;=[.L$5];1;0)=1; IF( ABS([.$C88]-[.$B88])&lt;[.M$5]; 2; 1);0)" office:value-type="float" office:value="0" calcext:value-type="float">
            <text:p>0</text:p>
          </table:table-cell>
          <table:table-cell table:style-name="ce1541" table:formula="of:=IF(IF(ABS([.$C88]-[.$B88])&gt;=[.M$5];1;0)=1; IF( ABS([.$C88]-[.$B88])&lt;[.N$5]; 2; 1);0)" office:value-type="float" office:value="0" calcext:value-type="float">
            <text:p>0</text:p>
          </table:table-cell>
          <table:table-cell table:style-name="ce1643"/>
          <table:table-cell table:style-name="ce1725" table:formula="of:=IF(AND([.E88]&gt;0; [.E89]=0; [.E90]=0);IF(AND([.E88]=2;[.E87]&lt;&gt;1;[.F87]&lt;&gt;1;[.F89]&lt;&gt;1;[.F88]&lt;&gt;1;[.E89]&lt;&gt;1);2;1);0)" office:value-type="float" office:value="0" calcext:value-type="float">
            <text:p>0</text:p>
          </table:table-cell>
          <table:table-cell table:style-name="ce1908" table:formula="of:=IF(AND([.F88]&gt;0; [.F89]=0; [.F90]=0);IF(AND([.F88]=2;[.F87]&lt;&gt;1;[.G87]&lt;&gt;1;[.G89]&lt;&gt;1;[.G88]&lt;&gt;1;[.F89]&lt;&gt;1);2;1);0)" office:value-type="float" office:value="0" calcext:value-type="float">
            <text:p>0</text:p>
          </table:table-cell>
          <table:table-cell table:style-name="ce2091" table:formula="of:=IF(AND([.G88]&gt;0; [.G89]=0; [.G90]=0);IF(AND([.G88]=2;[.G87]&lt;&gt;1;[.H87]&lt;&gt;1;[.H89]&lt;&gt;1;[.H88]&lt;&gt;1;[.G89]&lt;&gt;1);2;1);0)" office:value-type="float" office:value="0" calcext:value-type="float">
            <text:p>0</text:p>
          </table:table-cell>
          <table:table-cell table:style-name="ce2273" table:formula="of:=IF(AND([.H88]&gt;0; [.H89]=0; [.H90]=0);IF(AND([.H88]=2;[.H87]&lt;&gt;1;[.I87]&lt;&gt;1;[.I89]&lt;&gt;1;[.I88]&lt;&gt;1;[.H89]&lt;&gt;1);2;1);0)" office:value-type="float" office:value="0" calcext:value-type="float">
            <text:p>0</text:p>
          </table:table-cell>
          <table:table-cell table:style-name="ce2455" table:formula="of:=IF(AND([.I88]&gt;0; [.I89]=0; [.I90]=0);IF(AND([.I88]=2;[.I87]&lt;&gt;1;[.J87]&lt;&gt;1;[.J89]&lt;&gt;1;[.J88]&lt;&gt;1;[.I89]&lt;&gt;1);2;1);0)" office:value-type="float" office:value="0" calcext:value-type="float">
            <text:p>0</text:p>
          </table:table-cell>
          <table:table-cell table:style-name="ce2637" table:formula="of:=IF(AND([.J88]&gt;0; [.J89]=0; [.J90]=0);IF(AND([.J88]=2;[.J87]&lt;&gt;1;[.K87]&lt;&gt;1;[.K89]&lt;&gt;1;[.K88]&lt;&gt;1;[.J89]&lt;&gt;1);2;1);0)" office:value-type="float" office:value="0" calcext:value-type="float">
            <text:p>0</text:p>
          </table:table-cell>
          <table:table-cell table:style-name="ce2819" table:formula="of:=IF(AND([.K88]&gt;0; [.K89]=0; [.K90]=0);IF(AND([.K88]=2;[.K87]&lt;&gt;1;[.L87]&lt;&gt;1;[.L89]&lt;&gt;1;[.L88]&lt;&gt;1;[.K89]&lt;&gt;1);2;1);0)" office:value-type="float" office:value="0" calcext:value-type="float">
            <text:p>0</text:p>
          </table:table-cell>
          <table:table-cell table:style-name="ce3001" table:formula="of:=IF(AND([.L88]&gt;0; [.L89]=0; [.L90]=0);IF(AND([.L88]=2;[.L87]&lt;&gt;1;[.M87]&lt;&gt;1;[.M89]&lt;&gt;1;[.M88]&lt;&gt;1;[.L89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3-23" calcext:value-type="date">
            <text:p>2016-03-23</text:p>
          </table:table-cell>
          <table:table-cell office:value-type="float" office:value="-2.445" calcext:value-type="float">
            <text:p>-2.445</text:p>
          </table:table-cell>
          <table:table-cell table:formula="of:=AVERAGE([.B60:.B118])" office:value-type="float" office:value="0.515593220338983" calcext:value-type="float">
            <text:p>0.515593220338983</text:p>
          </table:table-cell>
          <table:table-cell table:formula="of:=ABS([.B89]-[.C89])" office:value-type="float" office:value="2.96059322033898" calcext:value-type="float">
            <text:p>2.96059322033898</text:p>
          </table:table-cell>
          <table:table-cell table:style-name="ce84" table:formula="of:=IF(IF(ABS([.$C89]-[.$B89])&gt;=[.E$5];1;0)=1; IF( ABS([.$C89]-[.$B89])&lt;[.F$5]; 2; 1);0)" office:value-type="float" office:value="2" calcext:value-type="float">
            <text:p>2</text:p>
          </table:table-cell>
          <table:table-cell table:style-name="ce266" table:formula="of:=IF(IF(ABS([.$C89]-[.$B89])&gt;=[.F$5];1;0)=1; IF( ABS([.$C89]-[.$B89])&lt;[.G$5]; 2; 1);0)" office:value-type="float" office:value="0" calcext:value-type="float">
            <text:p>0</text:p>
          </table:table-cell>
          <table:table-cell table:style-name="ce449" table:formula="of:=IF(IF(ABS([.$C89]-[.$B89])&gt;=[.G$5];1;0)=1; IF( ABS([.$C89]-[.$B89])&lt;[.H$5]; 2; 1);0)" office:value-type="float" office:value="0" calcext:value-type="float">
            <text:p>0</text:p>
          </table:table-cell>
          <table:table-cell table:style-name="ce632" table:formula="of:=IF(IF(ABS([.$C89]-[.$B89])&gt;=[.H$5];1;0)=1; IF( ABS([.$C89]-[.$B89])&lt;[.I$5]; 2; 1);0)" office:value-type="float" office:value="0" calcext:value-type="float">
            <text:p>0</text:p>
          </table:table-cell>
          <table:table-cell table:style-name="ce814" table:formula="of:=IF(IF(ABS([.$C89]-[.$B89])&gt;=[.I$5];1;0)=1; IF( ABS([.$C89]-[.$B89])&lt;[.J$5]; 2; 1);0)" office:value-type="float" office:value="0" calcext:value-type="float">
            <text:p>0</text:p>
          </table:table-cell>
          <table:table-cell table:style-name="ce996" table:formula="of:=IF(IF(ABS([.$C89]-[.$B89])&gt;=[.J$5];1;0)=1; IF( ABS([.$C89]-[.$B89])&lt;[.K$5]; 2; 1);0)" office:value-type="float" office:value="0" calcext:value-type="float">
            <text:p>0</text:p>
          </table:table-cell>
          <table:table-cell table:style-name="ce1178" table:formula="of:=IF(IF(ABS([.$C89]-[.$B89])&gt;=[.K$5];1;0)=1; IF( ABS([.$C89]-[.$B89])&lt;[.L$5]; 2; 1);0)" office:value-type="float" office:value="0" calcext:value-type="float">
            <text:p>0</text:p>
          </table:table-cell>
          <table:table-cell table:style-name="ce1360" table:formula="of:=IF(IF(ABS([.$C89]-[.$B89])&gt;=[.L$5];1;0)=1; IF( ABS([.$C89]-[.$B89])&lt;[.M$5]; 2; 1);0)" office:value-type="float" office:value="0" calcext:value-type="float">
            <text:p>0</text:p>
          </table:table-cell>
          <table:table-cell table:style-name="ce1542" table:formula="of:=IF(IF(ABS([.$C89]-[.$B89])&gt;=[.M$5];1;0)=1; IF( ABS([.$C89]-[.$B89])&lt;[.N$5]; 2; 1);0)" office:value-type="float" office:value="0" calcext:value-type="float">
            <text:p>0</text:p>
          </table:table-cell>
          <table:table-cell table:style-name="ce1643"/>
          <table:table-cell table:style-name="ce1726" table:formula="of:=IF(AND([.E89]&gt;0; [.E90]=0; [.E91]=0);IF(AND([.E89]=2;[.E88]&lt;&gt;1;[.F88]&lt;&gt;1;[.F90]&lt;&gt;1;[.F89]&lt;&gt;1;[.E90]&lt;&gt;1);2;1);0)" office:value-type="float" office:value="2" calcext:value-type="float">
            <text:p>2</text:p>
          </table:table-cell>
          <table:table-cell table:style-name="ce1909" table:formula="of:=IF(AND([.F89]&gt;0; [.F90]=0; [.F91]=0);IF(AND([.F89]=2;[.F88]&lt;&gt;1;[.G88]&lt;&gt;1;[.G90]&lt;&gt;1;[.G89]&lt;&gt;1;[.F90]&lt;&gt;1);2;1);0)" office:value-type="float" office:value="0" calcext:value-type="float">
            <text:p>0</text:p>
          </table:table-cell>
          <table:table-cell table:style-name="ce2092" table:formula="of:=IF(AND([.G89]&gt;0; [.G90]=0; [.G91]=0);IF(AND([.G89]=2;[.G88]&lt;&gt;1;[.H88]&lt;&gt;1;[.H90]&lt;&gt;1;[.H89]&lt;&gt;1;[.G90]&lt;&gt;1);2;1);0)" office:value-type="float" office:value="0" calcext:value-type="float">
            <text:p>0</text:p>
          </table:table-cell>
          <table:table-cell table:style-name="ce2274" table:formula="of:=IF(AND([.H89]&gt;0; [.H90]=0; [.H91]=0);IF(AND([.H89]=2;[.H88]&lt;&gt;1;[.I88]&lt;&gt;1;[.I90]&lt;&gt;1;[.I89]&lt;&gt;1;[.H90]&lt;&gt;1);2;1);0)" office:value-type="float" office:value="0" calcext:value-type="float">
            <text:p>0</text:p>
          </table:table-cell>
          <table:table-cell table:style-name="ce2456" table:formula="of:=IF(AND([.I89]&gt;0; [.I90]=0; [.I91]=0);IF(AND([.I89]=2;[.I88]&lt;&gt;1;[.J88]&lt;&gt;1;[.J90]&lt;&gt;1;[.J89]&lt;&gt;1;[.I90]&lt;&gt;1);2;1);0)" office:value-type="float" office:value="0" calcext:value-type="float">
            <text:p>0</text:p>
          </table:table-cell>
          <table:table-cell table:style-name="ce2638" table:formula="of:=IF(AND([.J89]&gt;0; [.J90]=0; [.J91]=0);IF(AND([.J89]=2;[.J88]&lt;&gt;1;[.K88]&lt;&gt;1;[.K90]&lt;&gt;1;[.K89]&lt;&gt;1;[.J90]&lt;&gt;1);2;1);0)" office:value-type="float" office:value="0" calcext:value-type="float">
            <text:p>0</text:p>
          </table:table-cell>
          <table:table-cell table:style-name="ce2820" table:formula="of:=IF(AND([.K89]&gt;0; [.K90]=0; [.K91]=0);IF(AND([.K89]=2;[.K88]&lt;&gt;1;[.L88]&lt;&gt;1;[.L90]&lt;&gt;1;[.L89]&lt;&gt;1;[.K90]&lt;&gt;1);2;1);0)" office:value-type="float" office:value="0" calcext:value-type="float">
            <text:p>0</text:p>
          </table:table-cell>
          <table:table-cell table:style-name="ce3002" table:formula="of:=IF(AND([.L89]&gt;0; [.L90]=0; [.L91]=0);IF(AND([.L89]=2;[.L88]&lt;&gt;1;[.M88]&lt;&gt;1;[.M90]&lt;&gt;1;[.M89]&lt;&gt;1;[.L90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3-24" calcext:value-type="date">
            <text:p>2016-03-24</text:p>
          </table:table-cell>
          <table:table-cell office:value-type="float" office:value="-0.743" calcext:value-type="float">
            <text:p>-0.743</text:p>
          </table:table-cell>
          <table:table-cell table:formula="of:=AVERAGE([.B61:.B119])" office:value-type="float" office:value="0.613830508474576" calcext:value-type="float">
            <text:p>0.613830508474576</text:p>
          </table:table-cell>
          <table:table-cell table:formula="of:=ABS([.B90]-[.C90])" office:value-type="float" office:value="1.35683050847458" calcext:value-type="float">
            <text:p>1.35683050847458</text:p>
          </table:table-cell>
          <table:table-cell table:style-name="ce85" table:formula="of:=IF(IF(ABS([.$C90]-[.$B90])&gt;=[.E$5];1;0)=1; IF( ABS([.$C90]-[.$B90])&lt;[.F$5]; 2; 1);0)" office:value-type="float" office:value="0" calcext:value-type="float">
            <text:p>0</text:p>
          </table:table-cell>
          <table:table-cell table:style-name="ce267" table:formula="of:=IF(IF(ABS([.$C90]-[.$B90])&gt;=[.F$5];1;0)=1; IF( ABS([.$C90]-[.$B90])&lt;[.G$5]; 2; 1);0)" office:value-type="float" office:value="0" calcext:value-type="float">
            <text:p>0</text:p>
          </table:table-cell>
          <table:table-cell table:style-name="ce450" table:formula="of:=IF(IF(ABS([.$C90]-[.$B90])&gt;=[.G$5];1;0)=1; IF( ABS([.$C90]-[.$B90])&lt;[.H$5]; 2; 1);0)" office:value-type="float" office:value="0" calcext:value-type="float">
            <text:p>0</text:p>
          </table:table-cell>
          <table:table-cell table:style-name="ce633" table:formula="of:=IF(IF(ABS([.$C90]-[.$B90])&gt;=[.H$5];1;0)=1; IF( ABS([.$C90]-[.$B90])&lt;[.I$5]; 2; 1);0)" office:value-type="float" office:value="0" calcext:value-type="float">
            <text:p>0</text:p>
          </table:table-cell>
          <table:table-cell table:style-name="ce815" table:formula="of:=IF(IF(ABS([.$C90]-[.$B90])&gt;=[.I$5];1;0)=1; IF( ABS([.$C90]-[.$B90])&lt;[.J$5]; 2; 1);0)" office:value-type="float" office:value="0" calcext:value-type="float">
            <text:p>0</text:p>
          </table:table-cell>
          <table:table-cell table:style-name="ce997" table:formula="of:=IF(IF(ABS([.$C90]-[.$B90])&gt;=[.J$5];1;0)=1; IF( ABS([.$C90]-[.$B90])&lt;[.K$5]; 2; 1);0)" office:value-type="float" office:value="0" calcext:value-type="float">
            <text:p>0</text:p>
          </table:table-cell>
          <table:table-cell table:style-name="ce1179" table:formula="of:=IF(IF(ABS([.$C90]-[.$B90])&gt;=[.K$5];1;0)=1; IF( ABS([.$C90]-[.$B90])&lt;[.L$5]; 2; 1);0)" office:value-type="float" office:value="0" calcext:value-type="float">
            <text:p>0</text:p>
          </table:table-cell>
          <table:table-cell table:style-name="ce1361" table:formula="of:=IF(IF(ABS([.$C90]-[.$B90])&gt;=[.L$5];1;0)=1; IF( ABS([.$C90]-[.$B90])&lt;[.M$5]; 2; 1);0)" office:value-type="float" office:value="0" calcext:value-type="float">
            <text:p>0</text:p>
          </table:table-cell>
          <table:table-cell table:style-name="ce1543" table:formula="of:=IF(IF(ABS([.$C90]-[.$B90])&gt;=[.M$5];1;0)=1; IF( ABS([.$C90]-[.$B90])&lt;[.N$5]; 2; 1);0)" office:value-type="float" office:value="0" calcext:value-type="float">
            <text:p>0</text:p>
          </table:table-cell>
          <table:table-cell table:style-name="ce1643"/>
          <table:table-cell table:style-name="ce1727" table:formula="of:=IF(AND([.E90]&gt;0; [.E91]=0; [.E92]=0);IF(AND([.E90]=2;[.E89]&lt;&gt;1;[.F89]&lt;&gt;1;[.F91]&lt;&gt;1;[.F90]&lt;&gt;1;[.E91]&lt;&gt;1);2;1);0)" office:value-type="float" office:value="0" calcext:value-type="float">
            <text:p>0</text:p>
          </table:table-cell>
          <table:table-cell table:style-name="ce1910" table:formula="of:=IF(AND([.F90]&gt;0; [.F91]=0; [.F92]=0);IF(AND([.F90]=2;[.F89]&lt;&gt;1;[.G89]&lt;&gt;1;[.G91]&lt;&gt;1;[.G90]&lt;&gt;1;[.F91]&lt;&gt;1);2;1);0)" office:value-type="float" office:value="0" calcext:value-type="float">
            <text:p>0</text:p>
          </table:table-cell>
          <table:table-cell table:style-name="ce2093" table:formula="of:=IF(AND([.G90]&gt;0; [.G91]=0; [.G92]=0);IF(AND([.G90]=2;[.G89]&lt;&gt;1;[.H89]&lt;&gt;1;[.H91]&lt;&gt;1;[.H90]&lt;&gt;1;[.G91]&lt;&gt;1);2;1);0)" office:value-type="float" office:value="0" calcext:value-type="float">
            <text:p>0</text:p>
          </table:table-cell>
          <table:table-cell table:style-name="ce2275" table:formula="of:=IF(AND([.H90]&gt;0; [.H91]=0; [.H92]=0);IF(AND([.H90]=2;[.H89]&lt;&gt;1;[.I89]&lt;&gt;1;[.I91]&lt;&gt;1;[.I90]&lt;&gt;1;[.H91]&lt;&gt;1);2;1);0)" office:value-type="float" office:value="0" calcext:value-type="float">
            <text:p>0</text:p>
          </table:table-cell>
          <table:table-cell table:style-name="ce2457" table:formula="of:=IF(AND([.I90]&gt;0; [.I91]=0; [.I92]=0);IF(AND([.I90]=2;[.I89]&lt;&gt;1;[.J89]&lt;&gt;1;[.J91]&lt;&gt;1;[.J90]&lt;&gt;1;[.I91]&lt;&gt;1);2;1);0)" office:value-type="float" office:value="0" calcext:value-type="float">
            <text:p>0</text:p>
          </table:table-cell>
          <table:table-cell table:style-name="ce2639" table:formula="of:=IF(AND([.J90]&gt;0; [.J91]=0; [.J92]=0);IF(AND([.J90]=2;[.J89]&lt;&gt;1;[.K89]&lt;&gt;1;[.K91]&lt;&gt;1;[.K90]&lt;&gt;1;[.J91]&lt;&gt;1);2;1);0)" office:value-type="float" office:value="0" calcext:value-type="float">
            <text:p>0</text:p>
          </table:table-cell>
          <table:table-cell table:style-name="ce2821" table:formula="of:=IF(AND([.K90]&gt;0; [.K91]=0; [.K92]=0);IF(AND([.K90]=2;[.K89]&lt;&gt;1;[.L89]&lt;&gt;1;[.L91]&lt;&gt;1;[.L90]&lt;&gt;1;[.K91]&lt;&gt;1);2;1);0)" office:value-type="float" office:value="0" calcext:value-type="float">
            <text:p>0</text:p>
          </table:table-cell>
          <table:table-cell table:style-name="ce3003" table:formula="of:=IF(AND([.L90]&gt;0; [.L91]=0; [.L92]=0);IF(AND([.L90]=2;[.L89]&lt;&gt;1;[.M89]&lt;&gt;1;[.M91]&lt;&gt;1;[.M90]&lt;&gt;1;[.L91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3-25" calcext:value-type="date">
            <text:p>2016-03-25</text:p>
          </table:table-cell>
          <table:table-cell office:value-type="float" office:value="-0.938" calcext:value-type="float">
            <text:p>-0.938</text:p>
          </table:table-cell>
          <table:table-cell table:formula="of:=AVERAGE([.B62:.B120])" office:value-type="float" office:value="0.697389830508474" calcext:value-type="float">
            <text:p>0.697389830508474</text:p>
          </table:table-cell>
          <table:table-cell table:formula="of:=ABS([.B91]-[.C91])" office:value-type="float" office:value="1.63538983050847" calcext:value-type="float">
            <text:p>1.63538983050847</text:p>
          </table:table-cell>
          <table:table-cell table:style-name="ce86" table:formula="of:=IF(IF(ABS([.$C91]-[.$B91])&gt;=[.E$5];1;0)=1; IF( ABS([.$C91]-[.$B91])&lt;[.F$5]; 2; 1);0)" office:value-type="float" office:value="0" calcext:value-type="float">
            <text:p>0</text:p>
          </table:table-cell>
          <table:table-cell table:style-name="ce268" table:formula="of:=IF(IF(ABS([.$C91]-[.$B91])&gt;=[.F$5];1;0)=1; IF( ABS([.$C91]-[.$B91])&lt;[.G$5]; 2; 1);0)" office:value-type="float" office:value="0" calcext:value-type="float">
            <text:p>0</text:p>
          </table:table-cell>
          <table:table-cell table:style-name="ce451" table:formula="of:=IF(IF(ABS([.$C91]-[.$B91])&gt;=[.G$5];1;0)=1; IF( ABS([.$C91]-[.$B91])&lt;[.H$5]; 2; 1);0)" office:value-type="float" office:value="0" calcext:value-type="float">
            <text:p>0</text:p>
          </table:table-cell>
          <table:table-cell table:style-name="ce634" table:formula="of:=IF(IF(ABS([.$C91]-[.$B91])&gt;=[.H$5];1;0)=1; IF( ABS([.$C91]-[.$B91])&lt;[.I$5]; 2; 1);0)" office:value-type="float" office:value="0" calcext:value-type="float">
            <text:p>0</text:p>
          </table:table-cell>
          <table:table-cell table:style-name="ce816" table:formula="of:=IF(IF(ABS([.$C91]-[.$B91])&gt;=[.I$5];1;0)=1; IF( ABS([.$C91]-[.$B91])&lt;[.J$5]; 2; 1);0)" office:value-type="float" office:value="0" calcext:value-type="float">
            <text:p>0</text:p>
          </table:table-cell>
          <table:table-cell table:style-name="ce998" table:formula="of:=IF(IF(ABS([.$C91]-[.$B91])&gt;=[.J$5];1;0)=1; IF( ABS([.$C91]-[.$B91])&lt;[.K$5]; 2; 1);0)" office:value-type="float" office:value="0" calcext:value-type="float">
            <text:p>0</text:p>
          </table:table-cell>
          <table:table-cell table:style-name="ce1180" table:formula="of:=IF(IF(ABS([.$C91]-[.$B91])&gt;=[.K$5];1;0)=1; IF( ABS([.$C91]-[.$B91])&lt;[.L$5]; 2; 1);0)" office:value-type="float" office:value="0" calcext:value-type="float">
            <text:p>0</text:p>
          </table:table-cell>
          <table:table-cell table:style-name="ce1362" table:formula="of:=IF(IF(ABS([.$C91]-[.$B91])&gt;=[.L$5];1;0)=1; IF( ABS([.$C91]-[.$B91])&lt;[.M$5]; 2; 1);0)" office:value-type="float" office:value="0" calcext:value-type="float">
            <text:p>0</text:p>
          </table:table-cell>
          <table:table-cell table:style-name="ce1544" table:formula="of:=IF(IF(ABS([.$C91]-[.$B91])&gt;=[.M$5];1;0)=1; IF( ABS([.$C91]-[.$B91])&lt;[.N$5]; 2; 1);0)" office:value-type="float" office:value="0" calcext:value-type="float">
            <text:p>0</text:p>
          </table:table-cell>
          <table:table-cell table:style-name="ce1643"/>
          <table:table-cell table:style-name="ce1728" table:formula="of:=IF(AND([.E91]&gt;0; [.E92]=0; [.E93]=0);IF(AND([.E91]=2;[.E90]&lt;&gt;1;[.F90]&lt;&gt;1;[.F92]&lt;&gt;1;[.F91]&lt;&gt;1;[.E92]&lt;&gt;1);2;1);0)" office:value-type="float" office:value="0" calcext:value-type="float">
            <text:p>0</text:p>
          </table:table-cell>
          <table:table-cell table:style-name="ce1911" table:formula="of:=IF(AND([.F91]&gt;0; [.F92]=0; [.F93]=0);IF(AND([.F91]=2;[.F90]&lt;&gt;1;[.G90]&lt;&gt;1;[.G92]&lt;&gt;1;[.G91]&lt;&gt;1;[.F92]&lt;&gt;1);2;1);0)" office:value-type="float" office:value="0" calcext:value-type="float">
            <text:p>0</text:p>
          </table:table-cell>
          <table:table-cell table:style-name="ce2094" table:formula="of:=IF(AND([.G91]&gt;0; [.G92]=0; [.G93]=0);IF(AND([.G91]=2;[.G90]&lt;&gt;1;[.H90]&lt;&gt;1;[.H92]&lt;&gt;1;[.H91]&lt;&gt;1;[.G92]&lt;&gt;1);2;1);0)" office:value-type="float" office:value="0" calcext:value-type="float">
            <text:p>0</text:p>
          </table:table-cell>
          <table:table-cell table:style-name="ce2276" table:formula="of:=IF(AND([.H91]&gt;0; [.H92]=0; [.H93]=0);IF(AND([.H91]=2;[.H90]&lt;&gt;1;[.I90]&lt;&gt;1;[.I92]&lt;&gt;1;[.I91]&lt;&gt;1;[.H92]&lt;&gt;1);2;1);0)" office:value-type="float" office:value="0" calcext:value-type="float">
            <text:p>0</text:p>
          </table:table-cell>
          <table:table-cell table:style-name="ce2458" table:formula="of:=IF(AND([.I91]&gt;0; [.I92]=0; [.I93]=0);IF(AND([.I91]=2;[.I90]&lt;&gt;1;[.J90]&lt;&gt;1;[.J92]&lt;&gt;1;[.J91]&lt;&gt;1;[.I92]&lt;&gt;1);2;1);0)" office:value-type="float" office:value="0" calcext:value-type="float">
            <text:p>0</text:p>
          </table:table-cell>
          <table:table-cell table:style-name="ce2640" table:formula="of:=IF(AND([.J91]&gt;0; [.J92]=0; [.J93]=0);IF(AND([.J91]=2;[.J90]&lt;&gt;1;[.K90]&lt;&gt;1;[.K92]&lt;&gt;1;[.K91]&lt;&gt;1;[.J92]&lt;&gt;1);2;1);0)" office:value-type="float" office:value="0" calcext:value-type="float">
            <text:p>0</text:p>
          </table:table-cell>
          <table:table-cell table:style-name="ce2822" table:formula="of:=IF(AND([.K91]&gt;0; [.K92]=0; [.K93]=0);IF(AND([.K91]=2;[.K90]&lt;&gt;1;[.L90]&lt;&gt;1;[.L92]&lt;&gt;1;[.L91]&lt;&gt;1;[.K92]&lt;&gt;1);2;1);0)" office:value-type="float" office:value="0" calcext:value-type="float">
            <text:p>0</text:p>
          </table:table-cell>
          <table:table-cell table:style-name="ce3004" table:formula="of:=IF(AND([.L91]&gt;0; [.L92]=0; [.L93]=0);IF(AND([.L91]=2;[.L90]&lt;&gt;1;[.M90]&lt;&gt;1;[.M92]&lt;&gt;1;[.M91]&lt;&gt;1;[.L92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3-26" calcext:value-type="date">
            <text:p>2016-03-26</text:p>
          </table:table-cell>
          <table:table-cell office:value-type="float" office:value="2.641" calcext:value-type="float">
            <text:p>2.641</text:p>
          </table:table-cell>
          <table:table-cell table:formula="of:=AVERAGE([.B63:.B121])" office:value-type="float" office:value="0.686542372881356" calcext:value-type="float">
            <text:p>0.686542372881356</text:p>
          </table:table-cell>
          <table:table-cell table:formula="of:=ABS([.B92]-[.C92])" office:value-type="float" office:value="1.95445762711864" calcext:value-type="float">
            <text:p>1.95445762711864</text:p>
          </table:table-cell>
          <table:table-cell table:style-name="ce87" table:formula="of:=IF(IF(ABS([.$C92]-[.$B92])&gt;=[.E$5];1;0)=1; IF( ABS([.$C92]-[.$B92])&lt;[.F$5]; 2; 1);0)" office:value-type="float" office:value="0" calcext:value-type="float">
            <text:p>0</text:p>
          </table:table-cell>
          <table:table-cell table:style-name="ce269" table:formula="of:=IF(IF(ABS([.$C92]-[.$B92])&gt;=[.F$5];1;0)=1; IF( ABS([.$C92]-[.$B92])&lt;[.G$5]; 2; 1);0)" office:value-type="float" office:value="0" calcext:value-type="float">
            <text:p>0</text:p>
          </table:table-cell>
          <table:table-cell table:style-name="ce452" table:formula="of:=IF(IF(ABS([.$C92]-[.$B92])&gt;=[.G$5];1;0)=1; IF( ABS([.$C92]-[.$B92])&lt;[.H$5]; 2; 1);0)" office:value-type="float" office:value="0" calcext:value-type="float">
            <text:p>0</text:p>
          </table:table-cell>
          <table:table-cell table:style-name="ce635" table:formula="of:=IF(IF(ABS([.$C92]-[.$B92])&gt;=[.H$5];1;0)=1; IF( ABS([.$C92]-[.$B92])&lt;[.I$5]; 2; 1);0)" office:value-type="float" office:value="0" calcext:value-type="float">
            <text:p>0</text:p>
          </table:table-cell>
          <table:table-cell table:style-name="ce817" table:formula="of:=IF(IF(ABS([.$C92]-[.$B92])&gt;=[.I$5];1;0)=1; IF( ABS([.$C92]-[.$B92])&lt;[.J$5]; 2; 1);0)" office:value-type="float" office:value="0" calcext:value-type="float">
            <text:p>0</text:p>
          </table:table-cell>
          <table:table-cell table:style-name="ce999" table:formula="of:=IF(IF(ABS([.$C92]-[.$B92])&gt;=[.J$5];1;0)=1; IF( ABS([.$C92]-[.$B92])&lt;[.K$5]; 2; 1);0)" office:value-type="float" office:value="0" calcext:value-type="float">
            <text:p>0</text:p>
          </table:table-cell>
          <table:table-cell table:style-name="ce1181" table:formula="of:=IF(IF(ABS([.$C92]-[.$B92])&gt;=[.K$5];1;0)=1; IF( ABS([.$C92]-[.$B92])&lt;[.L$5]; 2; 1);0)" office:value-type="float" office:value="0" calcext:value-type="float">
            <text:p>0</text:p>
          </table:table-cell>
          <table:table-cell table:style-name="ce1363" table:formula="of:=IF(IF(ABS([.$C92]-[.$B92])&gt;=[.L$5];1;0)=1; IF( ABS([.$C92]-[.$B92])&lt;[.M$5]; 2; 1);0)" office:value-type="float" office:value="0" calcext:value-type="float">
            <text:p>0</text:p>
          </table:table-cell>
          <table:table-cell table:style-name="ce1545" table:formula="of:=IF(IF(ABS([.$C92]-[.$B92])&gt;=[.M$5];1;0)=1; IF( ABS([.$C92]-[.$B92])&lt;[.N$5]; 2; 1);0)" office:value-type="float" office:value="0" calcext:value-type="float">
            <text:p>0</text:p>
          </table:table-cell>
          <table:table-cell table:style-name="ce1643"/>
          <table:table-cell table:style-name="ce1729" table:formula="of:=IF(AND([.E92]&gt;0; [.E93]=0; [.E94]=0);IF(AND([.E92]=2;[.E91]&lt;&gt;1;[.F91]&lt;&gt;1;[.F93]&lt;&gt;1;[.F92]&lt;&gt;1;[.E93]&lt;&gt;1);2;1);0)" office:value-type="float" office:value="0" calcext:value-type="float">
            <text:p>0</text:p>
          </table:table-cell>
          <table:table-cell table:style-name="ce1912" table:formula="of:=IF(AND([.F92]&gt;0; [.F93]=0; [.F94]=0);IF(AND([.F92]=2;[.F91]&lt;&gt;1;[.G91]&lt;&gt;1;[.G93]&lt;&gt;1;[.G92]&lt;&gt;1;[.F93]&lt;&gt;1);2;1);0)" office:value-type="float" office:value="0" calcext:value-type="float">
            <text:p>0</text:p>
          </table:table-cell>
          <table:table-cell table:style-name="ce2095" table:formula="of:=IF(AND([.G92]&gt;0; [.G93]=0; [.G94]=0);IF(AND([.G92]=2;[.G91]&lt;&gt;1;[.H91]&lt;&gt;1;[.H93]&lt;&gt;1;[.H92]&lt;&gt;1;[.G93]&lt;&gt;1);2;1);0)" office:value-type="float" office:value="0" calcext:value-type="float">
            <text:p>0</text:p>
          </table:table-cell>
          <table:table-cell table:style-name="ce2277" table:formula="of:=IF(AND([.H92]&gt;0; [.H93]=0; [.H94]=0);IF(AND([.H92]=2;[.H91]&lt;&gt;1;[.I91]&lt;&gt;1;[.I93]&lt;&gt;1;[.I92]&lt;&gt;1;[.H93]&lt;&gt;1);2;1);0)" office:value-type="float" office:value="0" calcext:value-type="float">
            <text:p>0</text:p>
          </table:table-cell>
          <table:table-cell table:style-name="ce2459" table:formula="of:=IF(AND([.I92]&gt;0; [.I93]=0; [.I94]=0);IF(AND([.I92]=2;[.I91]&lt;&gt;1;[.J91]&lt;&gt;1;[.J93]&lt;&gt;1;[.J92]&lt;&gt;1;[.I93]&lt;&gt;1);2;1);0)" office:value-type="float" office:value="0" calcext:value-type="float">
            <text:p>0</text:p>
          </table:table-cell>
          <table:table-cell table:style-name="ce2641" table:formula="of:=IF(AND([.J92]&gt;0; [.J93]=0; [.J94]=0);IF(AND([.J92]=2;[.J91]&lt;&gt;1;[.K91]&lt;&gt;1;[.K93]&lt;&gt;1;[.K92]&lt;&gt;1;[.J93]&lt;&gt;1);2;1);0)" office:value-type="float" office:value="0" calcext:value-type="float">
            <text:p>0</text:p>
          </table:table-cell>
          <table:table-cell table:style-name="ce2823" table:formula="of:=IF(AND([.K92]&gt;0; [.K93]=0; [.K94]=0);IF(AND([.K92]=2;[.K91]&lt;&gt;1;[.L91]&lt;&gt;1;[.L93]&lt;&gt;1;[.L92]&lt;&gt;1;[.K93]&lt;&gt;1);2;1);0)" office:value-type="float" office:value="0" calcext:value-type="float">
            <text:p>0</text:p>
          </table:table-cell>
          <table:table-cell table:style-name="ce3005" table:formula="of:=IF(AND([.L92]&gt;0; [.L93]=0; [.L94]=0);IF(AND([.L92]=2;[.L91]&lt;&gt;1;[.M91]&lt;&gt;1;[.M93]&lt;&gt;1;[.M92]&lt;&gt;1;[.L93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3-27" calcext:value-type="date">
            <text:p>2016-03-27</text:p>
          </table:table-cell>
          <table:table-cell office:value-type="float" office:value="0.961" calcext:value-type="float">
            <text:p>0.961</text:p>
          </table:table-cell>
          <table:table-cell table:formula="of:=AVERAGE([.B64:.B122])" office:value-type="float" office:value="0.696491525423729" calcext:value-type="float">
            <text:p>0.696491525423729</text:p>
          </table:table-cell>
          <table:table-cell table:formula="of:=ABS([.B93]-[.C93])" office:value-type="float" office:value="0.264508474576271" calcext:value-type="float">
            <text:p>0.264508474576271</text:p>
          </table:table-cell>
          <table:table-cell table:style-name="ce88" table:formula="of:=IF(IF(ABS([.$C93]-[.$B93])&gt;=[.E$5];1;0)=1; IF( ABS([.$C93]-[.$B93])&lt;[.F$5]; 2; 1);0)" office:value-type="float" office:value="0" calcext:value-type="float">
            <text:p>0</text:p>
          </table:table-cell>
          <table:table-cell table:style-name="ce270" table:formula="of:=IF(IF(ABS([.$C93]-[.$B93])&gt;=[.F$5];1;0)=1; IF( ABS([.$C93]-[.$B93])&lt;[.G$5]; 2; 1);0)" office:value-type="float" office:value="0" calcext:value-type="float">
            <text:p>0</text:p>
          </table:table-cell>
          <table:table-cell table:style-name="ce453" table:formula="of:=IF(IF(ABS([.$C93]-[.$B93])&gt;=[.G$5];1;0)=1; IF( ABS([.$C93]-[.$B93])&lt;[.H$5]; 2; 1);0)" office:value-type="float" office:value="0" calcext:value-type="float">
            <text:p>0</text:p>
          </table:table-cell>
          <table:table-cell table:style-name="ce636" table:formula="of:=IF(IF(ABS([.$C93]-[.$B93])&gt;=[.H$5];1;0)=1; IF( ABS([.$C93]-[.$B93])&lt;[.I$5]; 2; 1);0)" office:value-type="float" office:value="0" calcext:value-type="float">
            <text:p>0</text:p>
          </table:table-cell>
          <table:table-cell table:style-name="ce818" table:formula="of:=IF(IF(ABS([.$C93]-[.$B93])&gt;=[.I$5];1;0)=1; IF( ABS([.$C93]-[.$B93])&lt;[.J$5]; 2; 1);0)" office:value-type="float" office:value="0" calcext:value-type="float">
            <text:p>0</text:p>
          </table:table-cell>
          <table:table-cell table:style-name="ce1000" table:formula="of:=IF(IF(ABS([.$C93]-[.$B93])&gt;=[.J$5];1;0)=1; IF( ABS([.$C93]-[.$B93])&lt;[.K$5]; 2; 1);0)" office:value-type="float" office:value="0" calcext:value-type="float">
            <text:p>0</text:p>
          </table:table-cell>
          <table:table-cell table:style-name="ce1182" table:formula="of:=IF(IF(ABS([.$C93]-[.$B93])&gt;=[.K$5];1;0)=1; IF( ABS([.$C93]-[.$B93])&lt;[.L$5]; 2; 1);0)" office:value-type="float" office:value="0" calcext:value-type="float">
            <text:p>0</text:p>
          </table:table-cell>
          <table:table-cell table:style-name="ce1364" table:formula="of:=IF(IF(ABS([.$C93]-[.$B93])&gt;=[.L$5];1;0)=1; IF( ABS([.$C93]-[.$B93])&lt;[.M$5]; 2; 1);0)" office:value-type="float" office:value="0" calcext:value-type="float">
            <text:p>0</text:p>
          </table:table-cell>
          <table:table-cell table:style-name="ce1546" table:formula="of:=IF(IF(ABS([.$C93]-[.$B93])&gt;=[.M$5];1;0)=1; IF( ABS([.$C93]-[.$B93])&lt;[.N$5]; 2; 1);0)" office:value-type="float" office:value="0" calcext:value-type="float">
            <text:p>0</text:p>
          </table:table-cell>
          <table:table-cell table:style-name="ce1643"/>
          <table:table-cell table:style-name="ce1730" table:formula="of:=IF(AND([.E93]&gt;0; [.E94]=0; [.E95]=0);IF(AND([.E93]=2;[.E92]&lt;&gt;1;[.F92]&lt;&gt;1;[.F94]&lt;&gt;1;[.F93]&lt;&gt;1;[.E94]&lt;&gt;1);2;1);0)" office:value-type="float" office:value="0" calcext:value-type="float">
            <text:p>0</text:p>
          </table:table-cell>
          <table:table-cell table:style-name="ce1913" table:formula="of:=IF(AND([.F93]&gt;0; [.F94]=0; [.F95]=0);IF(AND([.F93]=2;[.F92]&lt;&gt;1;[.G92]&lt;&gt;1;[.G94]&lt;&gt;1;[.G93]&lt;&gt;1;[.F94]&lt;&gt;1);2;1);0)" office:value-type="float" office:value="0" calcext:value-type="float">
            <text:p>0</text:p>
          </table:table-cell>
          <table:table-cell table:style-name="ce2096" table:formula="of:=IF(AND([.G93]&gt;0; [.G94]=0; [.G95]=0);IF(AND([.G93]=2;[.G92]&lt;&gt;1;[.H92]&lt;&gt;1;[.H94]&lt;&gt;1;[.H93]&lt;&gt;1;[.G94]&lt;&gt;1);2;1);0)" office:value-type="float" office:value="0" calcext:value-type="float">
            <text:p>0</text:p>
          </table:table-cell>
          <table:table-cell table:style-name="ce2278" table:formula="of:=IF(AND([.H93]&gt;0; [.H94]=0; [.H95]=0);IF(AND([.H93]=2;[.H92]&lt;&gt;1;[.I92]&lt;&gt;1;[.I94]&lt;&gt;1;[.I93]&lt;&gt;1;[.H94]&lt;&gt;1);2;1);0)" office:value-type="float" office:value="0" calcext:value-type="float">
            <text:p>0</text:p>
          </table:table-cell>
          <table:table-cell table:style-name="ce2460" table:formula="of:=IF(AND([.I93]&gt;0; [.I94]=0; [.I95]=0);IF(AND([.I93]=2;[.I92]&lt;&gt;1;[.J92]&lt;&gt;1;[.J94]&lt;&gt;1;[.J93]&lt;&gt;1;[.I94]&lt;&gt;1);2;1);0)" office:value-type="float" office:value="0" calcext:value-type="float">
            <text:p>0</text:p>
          </table:table-cell>
          <table:table-cell table:style-name="ce2642" table:formula="of:=IF(AND([.J93]&gt;0; [.J94]=0; [.J95]=0);IF(AND([.J93]=2;[.J92]&lt;&gt;1;[.K92]&lt;&gt;1;[.K94]&lt;&gt;1;[.K93]&lt;&gt;1;[.J94]&lt;&gt;1);2;1);0)" office:value-type="float" office:value="0" calcext:value-type="float">
            <text:p>0</text:p>
          </table:table-cell>
          <table:table-cell table:style-name="ce2824" table:formula="of:=IF(AND([.K93]&gt;0; [.K94]=0; [.K95]=0);IF(AND([.K93]=2;[.K92]&lt;&gt;1;[.L92]&lt;&gt;1;[.L94]&lt;&gt;1;[.L93]&lt;&gt;1;[.K94]&lt;&gt;1);2;1);0)" office:value-type="float" office:value="0" calcext:value-type="float">
            <text:p>0</text:p>
          </table:table-cell>
          <table:table-cell table:style-name="ce3006" table:formula="of:=IF(AND([.L93]&gt;0; [.L94]=0; [.L95]=0);IF(AND([.L93]=2;[.L92]&lt;&gt;1;[.M92]&lt;&gt;1;[.M94]&lt;&gt;1;[.M93]&lt;&gt;1;[.L94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3-28" calcext:value-type="date">
            <text:p>2016-03-28</text:p>
          </table:table-cell>
          <table:table-cell office:value-type="float" office:value="1.11" calcext:value-type="float">
            <text:p>1.11</text:p>
          </table:table-cell>
          <table:table-cell table:formula="of:=AVERAGE([.B65:.B123])" office:value-type="float" office:value="0.723881355932203" calcext:value-type="float">
            <text:p>0.723881355932203</text:p>
          </table:table-cell>
          <table:table-cell table:formula="of:=ABS([.B94]-[.C94])" office:value-type="float" office:value="0.386118644067797" calcext:value-type="float">
            <text:p>0.386118644067797</text:p>
          </table:table-cell>
          <table:table-cell table:style-name="ce89" table:formula="of:=IF(IF(ABS([.$C94]-[.$B94])&gt;=[.E$5];1;0)=1; IF( ABS([.$C94]-[.$B94])&lt;[.F$5]; 2; 1);0)" office:value-type="float" office:value="0" calcext:value-type="float">
            <text:p>0</text:p>
          </table:table-cell>
          <table:table-cell table:style-name="ce271" table:formula="of:=IF(IF(ABS([.$C94]-[.$B94])&gt;=[.F$5];1;0)=1; IF( ABS([.$C94]-[.$B94])&lt;[.G$5]; 2; 1);0)" office:value-type="float" office:value="0" calcext:value-type="float">
            <text:p>0</text:p>
          </table:table-cell>
          <table:table-cell table:style-name="ce454" table:formula="of:=IF(IF(ABS([.$C94]-[.$B94])&gt;=[.G$5];1;0)=1; IF( ABS([.$C94]-[.$B94])&lt;[.H$5]; 2; 1);0)" office:value-type="float" office:value="0" calcext:value-type="float">
            <text:p>0</text:p>
          </table:table-cell>
          <table:table-cell table:style-name="ce637" table:formula="of:=IF(IF(ABS([.$C94]-[.$B94])&gt;=[.H$5];1;0)=1; IF( ABS([.$C94]-[.$B94])&lt;[.I$5]; 2; 1);0)" office:value-type="float" office:value="0" calcext:value-type="float">
            <text:p>0</text:p>
          </table:table-cell>
          <table:table-cell table:style-name="ce819" table:formula="of:=IF(IF(ABS([.$C94]-[.$B94])&gt;=[.I$5];1;0)=1; IF( ABS([.$C94]-[.$B94])&lt;[.J$5]; 2; 1);0)" office:value-type="float" office:value="0" calcext:value-type="float">
            <text:p>0</text:p>
          </table:table-cell>
          <table:table-cell table:style-name="ce1001" table:formula="of:=IF(IF(ABS([.$C94]-[.$B94])&gt;=[.J$5];1;0)=1; IF( ABS([.$C94]-[.$B94])&lt;[.K$5]; 2; 1);0)" office:value-type="float" office:value="0" calcext:value-type="float">
            <text:p>0</text:p>
          </table:table-cell>
          <table:table-cell table:style-name="ce1183" table:formula="of:=IF(IF(ABS([.$C94]-[.$B94])&gt;=[.K$5];1;0)=1; IF( ABS([.$C94]-[.$B94])&lt;[.L$5]; 2; 1);0)" office:value-type="float" office:value="0" calcext:value-type="float">
            <text:p>0</text:p>
          </table:table-cell>
          <table:table-cell table:style-name="ce1365" table:formula="of:=IF(IF(ABS([.$C94]-[.$B94])&gt;=[.L$5];1;0)=1; IF( ABS([.$C94]-[.$B94])&lt;[.M$5]; 2; 1);0)" office:value-type="float" office:value="0" calcext:value-type="float">
            <text:p>0</text:p>
          </table:table-cell>
          <table:table-cell table:style-name="ce1547" table:formula="of:=IF(IF(ABS([.$C94]-[.$B94])&gt;=[.M$5];1;0)=1; IF( ABS([.$C94]-[.$B94])&lt;[.N$5]; 2; 1);0)" office:value-type="float" office:value="0" calcext:value-type="float">
            <text:p>0</text:p>
          </table:table-cell>
          <table:table-cell table:style-name="ce1643"/>
          <table:table-cell table:style-name="ce1731" table:formula="of:=IF(AND([.E94]&gt;0; [.E95]=0; [.E96]=0);IF(AND([.E94]=2;[.E93]&lt;&gt;1;[.F93]&lt;&gt;1;[.F95]&lt;&gt;1;[.F94]&lt;&gt;1;[.E95]&lt;&gt;1);2;1);0)" office:value-type="float" office:value="0" calcext:value-type="float">
            <text:p>0</text:p>
          </table:table-cell>
          <table:table-cell table:style-name="ce1914" table:formula="of:=IF(AND([.F94]&gt;0; [.F95]=0; [.F96]=0);IF(AND([.F94]=2;[.F93]&lt;&gt;1;[.G93]&lt;&gt;1;[.G95]&lt;&gt;1;[.G94]&lt;&gt;1;[.F95]&lt;&gt;1);2;1);0)" office:value-type="float" office:value="0" calcext:value-type="float">
            <text:p>0</text:p>
          </table:table-cell>
          <table:table-cell table:style-name="ce2097" table:formula="of:=IF(AND([.G94]&gt;0; [.G95]=0; [.G96]=0);IF(AND([.G94]=2;[.G93]&lt;&gt;1;[.H93]&lt;&gt;1;[.H95]&lt;&gt;1;[.H94]&lt;&gt;1;[.G95]&lt;&gt;1);2;1);0)" office:value-type="float" office:value="0" calcext:value-type="float">
            <text:p>0</text:p>
          </table:table-cell>
          <table:table-cell table:style-name="ce2279" table:formula="of:=IF(AND([.H94]&gt;0; [.H95]=0; [.H96]=0);IF(AND([.H94]=2;[.H93]&lt;&gt;1;[.I93]&lt;&gt;1;[.I95]&lt;&gt;1;[.I94]&lt;&gt;1;[.H95]&lt;&gt;1);2;1);0)" office:value-type="float" office:value="0" calcext:value-type="float">
            <text:p>0</text:p>
          </table:table-cell>
          <table:table-cell table:style-name="ce2461" table:formula="of:=IF(AND([.I94]&gt;0; [.I95]=0; [.I96]=0);IF(AND([.I94]=2;[.I93]&lt;&gt;1;[.J93]&lt;&gt;1;[.J95]&lt;&gt;1;[.J94]&lt;&gt;1;[.I95]&lt;&gt;1);2;1);0)" office:value-type="float" office:value="0" calcext:value-type="float">
            <text:p>0</text:p>
          </table:table-cell>
          <table:table-cell table:style-name="ce2643" table:formula="of:=IF(AND([.J94]&gt;0; [.J95]=0; [.J96]=0);IF(AND([.J94]=2;[.J93]&lt;&gt;1;[.K93]&lt;&gt;1;[.K95]&lt;&gt;1;[.K94]&lt;&gt;1;[.J95]&lt;&gt;1);2;1);0)" office:value-type="float" office:value="0" calcext:value-type="float">
            <text:p>0</text:p>
          </table:table-cell>
          <table:table-cell table:style-name="ce2825" table:formula="of:=IF(AND([.K94]&gt;0; [.K95]=0; [.K96]=0);IF(AND([.K94]=2;[.K93]&lt;&gt;1;[.L93]&lt;&gt;1;[.L95]&lt;&gt;1;[.L94]&lt;&gt;1;[.K95]&lt;&gt;1);2;1);0)" office:value-type="float" office:value="0" calcext:value-type="float">
            <text:p>0</text:p>
          </table:table-cell>
          <table:table-cell table:style-name="ce3007" table:formula="of:=IF(AND([.L94]&gt;0; [.L95]=0; [.L96]=0);IF(AND([.L94]=2;[.L93]&lt;&gt;1;[.M93]&lt;&gt;1;[.M95]&lt;&gt;1;[.M94]&lt;&gt;1;[.L95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3-29" calcext:value-type="date">
            <text:p>2016-03-29</text:p>
          </table:table-cell>
          <table:table-cell office:value-type="float" office:value="2.14" calcext:value-type="float">
            <text:p>2.14</text:p>
          </table:table-cell>
          <table:table-cell table:formula="of:=AVERAGE([.B66:.B124])" office:value-type="float" office:value="0.682440677966102" calcext:value-type="float">
            <text:p>0.682440677966102</text:p>
          </table:table-cell>
          <table:table-cell table:formula="of:=ABS([.B95]-[.C95])" office:value-type="float" office:value="1.4575593220339" calcext:value-type="float">
            <text:p>1.4575593220339</text:p>
          </table:table-cell>
          <table:table-cell table:style-name="ce90" table:formula="of:=IF(IF(ABS([.$C95]-[.$B95])&gt;=[.E$5];1;0)=1; IF( ABS([.$C95]-[.$B95])&lt;[.F$5]; 2; 1);0)" office:value-type="float" office:value="0" calcext:value-type="float">
            <text:p>0</text:p>
          </table:table-cell>
          <table:table-cell table:style-name="ce272" table:formula="of:=IF(IF(ABS([.$C95]-[.$B95])&gt;=[.F$5];1;0)=1; IF( ABS([.$C95]-[.$B95])&lt;[.G$5]; 2; 1);0)" office:value-type="float" office:value="0" calcext:value-type="float">
            <text:p>0</text:p>
          </table:table-cell>
          <table:table-cell table:style-name="ce455" table:formula="of:=IF(IF(ABS([.$C95]-[.$B95])&gt;=[.G$5];1;0)=1; IF( ABS([.$C95]-[.$B95])&lt;[.H$5]; 2; 1);0)" office:value-type="float" office:value="0" calcext:value-type="float">
            <text:p>0</text:p>
          </table:table-cell>
          <table:table-cell table:style-name="ce638" table:formula="of:=IF(IF(ABS([.$C95]-[.$B95])&gt;=[.H$5];1;0)=1; IF( ABS([.$C95]-[.$B95])&lt;[.I$5]; 2; 1);0)" office:value-type="float" office:value="0" calcext:value-type="float">
            <text:p>0</text:p>
          </table:table-cell>
          <table:table-cell table:style-name="ce820" table:formula="of:=IF(IF(ABS([.$C95]-[.$B95])&gt;=[.I$5];1;0)=1; IF( ABS([.$C95]-[.$B95])&lt;[.J$5]; 2; 1);0)" office:value-type="float" office:value="0" calcext:value-type="float">
            <text:p>0</text:p>
          </table:table-cell>
          <table:table-cell table:style-name="ce1002" table:formula="of:=IF(IF(ABS([.$C95]-[.$B95])&gt;=[.J$5];1;0)=1; IF( ABS([.$C95]-[.$B95])&lt;[.K$5]; 2; 1);0)" office:value-type="float" office:value="0" calcext:value-type="float">
            <text:p>0</text:p>
          </table:table-cell>
          <table:table-cell table:style-name="ce1184" table:formula="of:=IF(IF(ABS([.$C95]-[.$B95])&gt;=[.K$5];1;0)=1; IF( ABS([.$C95]-[.$B95])&lt;[.L$5]; 2; 1);0)" office:value-type="float" office:value="0" calcext:value-type="float">
            <text:p>0</text:p>
          </table:table-cell>
          <table:table-cell table:style-name="ce1366" table:formula="of:=IF(IF(ABS([.$C95]-[.$B95])&gt;=[.L$5];1;0)=1; IF( ABS([.$C95]-[.$B95])&lt;[.M$5]; 2; 1);0)" office:value-type="float" office:value="0" calcext:value-type="float">
            <text:p>0</text:p>
          </table:table-cell>
          <table:table-cell table:style-name="ce1548" table:formula="of:=IF(IF(ABS([.$C95]-[.$B95])&gt;=[.M$5];1;0)=1; IF( ABS([.$C95]-[.$B95])&lt;[.N$5]; 2; 1);0)" office:value-type="float" office:value="0" calcext:value-type="float">
            <text:p>0</text:p>
          </table:table-cell>
          <table:table-cell table:style-name="ce1643"/>
          <table:table-cell table:style-name="ce1732" table:formula="of:=IF(AND([.E95]&gt;0; [.E96]=0; [.E97]=0);IF(AND([.E95]=2;[.E94]&lt;&gt;1;[.F94]&lt;&gt;1;[.F96]&lt;&gt;1;[.F95]&lt;&gt;1;[.E96]&lt;&gt;1);2;1);0)" office:value-type="float" office:value="0" calcext:value-type="float">
            <text:p>0</text:p>
          </table:table-cell>
          <table:table-cell table:style-name="ce1915" table:formula="of:=IF(AND([.F95]&gt;0; [.F96]=0; [.F97]=0);IF(AND([.F95]=2;[.F94]&lt;&gt;1;[.G94]&lt;&gt;1;[.G96]&lt;&gt;1;[.G95]&lt;&gt;1;[.F96]&lt;&gt;1);2;1);0)" office:value-type="float" office:value="0" calcext:value-type="float">
            <text:p>0</text:p>
          </table:table-cell>
          <table:table-cell table:style-name="ce2098" table:formula="of:=IF(AND([.G95]&gt;0; [.G96]=0; [.G97]=0);IF(AND([.G95]=2;[.G94]&lt;&gt;1;[.H94]&lt;&gt;1;[.H96]&lt;&gt;1;[.H95]&lt;&gt;1;[.G96]&lt;&gt;1);2;1);0)" office:value-type="float" office:value="0" calcext:value-type="float">
            <text:p>0</text:p>
          </table:table-cell>
          <table:table-cell table:style-name="ce2280" table:formula="of:=IF(AND([.H95]&gt;0; [.H96]=0; [.H97]=0);IF(AND([.H95]=2;[.H94]&lt;&gt;1;[.I94]&lt;&gt;1;[.I96]&lt;&gt;1;[.I95]&lt;&gt;1;[.H96]&lt;&gt;1);2;1);0)" office:value-type="float" office:value="0" calcext:value-type="float">
            <text:p>0</text:p>
          </table:table-cell>
          <table:table-cell table:style-name="ce2462" table:formula="of:=IF(AND([.I95]&gt;0; [.I96]=0; [.I97]=0);IF(AND([.I95]=2;[.I94]&lt;&gt;1;[.J94]&lt;&gt;1;[.J96]&lt;&gt;1;[.J95]&lt;&gt;1;[.I96]&lt;&gt;1);2;1);0)" office:value-type="float" office:value="0" calcext:value-type="float">
            <text:p>0</text:p>
          </table:table-cell>
          <table:table-cell table:style-name="ce2644" table:formula="of:=IF(AND([.J95]&gt;0; [.J96]=0; [.J97]=0);IF(AND([.J95]=2;[.J94]&lt;&gt;1;[.K94]&lt;&gt;1;[.K96]&lt;&gt;1;[.K95]&lt;&gt;1;[.J96]&lt;&gt;1);2;1);0)" office:value-type="float" office:value="0" calcext:value-type="float">
            <text:p>0</text:p>
          </table:table-cell>
          <table:table-cell table:style-name="ce2826" table:formula="of:=IF(AND([.K95]&gt;0; [.K96]=0; [.K97]=0);IF(AND([.K95]=2;[.K94]&lt;&gt;1;[.L94]&lt;&gt;1;[.L96]&lt;&gt;1;[.L95]&lt;&gt;1;[.K96]&lt;&gt;1);2;1);0)" office:value-type="float" office:value="0" calcext:value-type="float">
            <text:p>0</text:p>
          </table:table-cell>
          <table:table-cell table:style-name="ce3008" table:formula="of:=IF(AND([.L95]&gt;0; [.L96]=0; [.L97]=0);IF(AND([.L95]=2;[.L94]&lt;&gt;1;[.M94]&lt;&gt;1;[.M96]&lt;&gt;1;[.M95]&lt;&gt;1;[.L96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3-30" calcext:value-type="date">
            <text:p>2016-03-30</text:p>
          </table:table-cell>
          <table:table-cell office:value-type="float" office:value="5.513" calcext:value-type="float">
            <text:p>5.513</text:p>
          </table:table-cell>
          <table:table-cell table:formula="of:=AVERAGE([.B67:.B125])" office:value-type="float" office:value="0.699491525423729" calcext:value-type="float">
            <text:p>0.699491525423729</text:p>
          </table:table-cell>
          <table:table-cell table:formula="of:=ABS([.B96]-[.C96])" office:value-type="float" office:value="4.81350847457627" calcext:value-type="float">
            <text:p>4.81350847457627</text:p>
          </table:table-cell>
          <table:table-cell table:style-name="ce91" table:formula="of:=IF(IF(ABS([.$C96]-[.$B96])&gt;=[.E$5];1;0)=1; IF( ABS([.$C96]-[.$B96])&lt;[.F$5]; 2; 1);0)" office:value-type="float" office:value="1" calcext:value-type="float">
            <text:p>1</text:p>
          </table:table-cell>
          <table:table-cell table:style-name="ce273" table:formula="of:=IF(IF(ABS([.$C96]-[.$B96])&gt;=[.F$5];1;0)=1; IF( ABS([.$C96]-[.$B96])&lt;[.G$5]; 2; 1);0)" office:value-type="float" office:value="1" calcext:value-type="float">
            <text:p>1</text:p>
          </table:table-cell>
          <table:table-cell table:style-name="ce456" table:formula="of:=IF(IF(ABS([.$C96]-[.$B96])&gt;=[.G$5];1;0)=1; IF( ABS([.$C96]-[.$B96])&lt;[.H$5]; 2; 1);0)" office:value-type="float" office:value="2" calcext:value-type="float">
            <text:p>2</text:p>
          </table:table-cell>
          <table:table-cell table:style-name="ce639" table:formula="of:=IF(IF(ABS([.$C96]-[.$B96])&gt;=[.H$5];1;0)=1; IF( ABS([.$C96]-[.$B96])&lt;[.I$5]; 2; 1);0)" office:value-type="float" office:value="0" calcext:value-type="float">
            <text:p>0</text:p>
          </table:table-cell>
          <table:table-cell table:style-name="ce821" table:formula="of:=IF(IF(ABS([.$C96]-[.$B96])&gt;=[.I$5];1;0)=1; IF( ABS([.$C96]-[.$B96])&lt;[.J$5]; 2; 1);0)" office:value-type="float" office:value="0" calcext:value-type="float">
            <text:p>0</text:p>
          </table:table-cell>
          <table:table-cell table:style-name="ce1003" table:formula="of:=IF(IF(ABS([.$C96]-[.$B96])&gt;=[.J$5];1;0)=1; IF( ABS([.$C96]-[.$B96])&lt;[.K$5]; 2; 1);0)" office:value-type="float" office:value="0" calcext:value-type="float">
            <text:p>0</text:p>
          </table:table-cell>
          <table:table-cell table:style-name="ce1185" table:formula="of:=IF(IF(ABS([.$C96]-[.$B96])&gt;=[.K$5];1;0)=1; IF( ABS([.$C96]-[.$B96])&lt;[.L$5]; 2; 1);0)" office:value-type="float" office:value="0" calcext:value-type="float">
            <text:p>0</text:p>
          </table:table-cell>
          <table:table-cell table:style-name="ce1367" table:formula="of:=IF(IF(ABS([.$C96]-[.$B96])&gt;=[.L$5];1;0)=1; IF( ABS([.$C96]-[.$B96])&lt;[.M$5]; 2; 1);0)" office:value-type="float" office:value="0" calcext:value-type="float">
            <text:p>0</text:p>
          </table:table-cell>
          <table:table-cell table:style-name="ce1549" table:formula="of:=IF(IF(ABS([.$C96]-[.$B96])&gt;=[.M$5];1;0)=1; IF( ABS([.$C96]-[.$B96])&lt;[.N$5]; 2; 1);0)" office:value-type="float" office:value="0" calcext:value-type="float">
            <text:p>0</text:p>
          </table:table-cell>
          <table:table-cell table:style-name="ce1643"/>
          <table:table-cell table:style-name="ce1733" table:formula="of:=IF(AND([.E96]&gt;0; [.E97]=0; [.E98]=0);IF(AND([.E96]=2;[.E95]&lt;&gt;1;[.F95]&lt;&gt;1;[.F97]&lt;&gt;1;[.F96]&lt;&gt;1;[.E97]&lt;&gt;1);2;1);0)" office:value-type="float" office:value="0" calcext:value-type="float">
            <text:p>0</text:p>
          </table:table-cell>
          <table:table-cell table:style-name="ce1916" table:formula="of:=IF(AND([.F96]&gt;0; [.F97]=0; [.F98]=0);IF(AND([.F96]=2;[.F95]&lt;&gt;1;[.G95]&lt;&gt;1;[.G97]&lt;&gt;1;[.G96]&lt;&gt;1;[.F97]&lt;&gt;1);2;1);0)" office:value-type="float" office:value="0" calcext:value-type="float">
            <text:p>0</text:p>
          </table:table-cell>
          <table:table-cell table:style-name="ce2099" table:formula="of:=IF(AND([.G96]&gt;0; [.G97]=0; [.G98]=0);IF(AND([.G96]=2;[.G95]&lt;&gt;1;[.H95]&lt;&gt;1;[.H97]&lt;&gt;1;[.H96]&lt;&gt;1;[.G97]&lt;&gt;1);2;1);0)" office:value-type="float" office:value="0" calcext:value-type="float">
            <text:p>0</text:p>
          </table:table-cell>
          <table:table-cell table:style-name="ce2281" table:formula="of:=IF(AND([.H96]&gt;0; [.H97]=0; [.H98]=0);IF(AND([.H96]=2;[.H95]&lt;&gt;1;[.I95]&lt;&gt;1;[.I97]&lt;&gt;1;[.I96]&lt;&gt;1;[.H97]&lt;&gt;1);2;1);0)" office:value-type="float" office:value="0" calcext:value-type="float">
            <text:p>0</text:p>
          </table:table-cell>
          <table:table-cell table:style-name="ce2463" table:formula="of:=IF(AND([.I96]&gt;0; [.I97]=0; [.I98]=0);IF(AND([.I96]=2;[.I95]&lt;&gt;1;[.J95]&lt;&gt;1;[.J97]&lt;&gt;1;[.J96]&lt;&gt;1;[.I97]&lt;&gt;1);2;1);0)" office:value-type="float" office:value="0" calcext:value-type="float">
            <text:p>0</text:p>
          </table:table-cell>
          <table:table-cell table:style-name="ce2645" table:formula="of:=IF(AND([.J96]&gt;0; [.J97]=0; [.J98]=0);IF(AND([.J96]=2;[.J95]&lt;&gt;1;[.K95]&lt;&gt;1;[.K97]&lt;&gt;1;[.K96]&lt;&gt;1;[.J97]&lt;&gt;1);2;1);0)" office:value-type="float" office:value="0" calcext:value-type="float">
            <text:p>0</text:p>
          </table:table-cell>
          <table:table-cell table:style-name="ce2827" table:formula="of:=IF(AND([.K96]&gt;0; [.K97]=0; [.K98]=0);IF(AND([.K96]=2;[.K95]&lt;&gt;1;[.L95]&lt;&gt;1;[.L97]&lt;&gt;1;[.L96]&lt;&gt;1;[.K97]&lt;&gt;1);2;1);0)" office:value-type="float" office:value="0" calcext:value-type="float">
            <text:p>0</text:p>
          </table:table-cell>
          <table:table-cell table:style-name="ce3009" table:formula="of:=IF(AND([.L96]&gt;0; [.L97]=0; [.L98]=0);IF(AND([.L96]=2;[.L95]&lt;&gt;1;[.M95]&lt;&gt;1;[.M97]&lt;&gt;1;[.M96]&lt;&gt;1;[.L97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3-31" calcext:value-type="date">
            <text:p>2016-03-31</text:p>
          </table:table-cell>
          <table:table-cell office:value-type="float" office:value="6.469" calcext:value-type="float">
            <text:p>6.469</text:p>
          </table:table-cell>
          <table:table-cell table:formula="of:=AVERAGE([.B68:.B126])" office:value-type="float" office:value="0.775491525423729" calcext:value-type="float">
            <text:p>0.775491525423729</text:p>
          </table:table-cell>
          <table:table-cell table:formula="of:=ABS([.B97]-[.C97])" office:value-type="float" office:value="5.69350847457627" calcext:value-type="float">
            <text:p>5.69350847457627</text:p>
          </table:table-cell>
          <table:table-cell table:style-name="ce92" table:formula="of:=IF(IF(ABS([.$C97]-[.$B97])&gt;=[.E$5];1;0)=1; IF( ABS([.$C97]-[.$B97])&lt;[.F$5]; 2; 1);0)" office:value-type="float" office:value="1" calcext:value-type="float">
            <text:p>1</text:p>
          </table:table-cell>
          <table:table-cell table:style-name="ce274" table:formula="of:=IF(IF(ABS([.$C97]-[.$B97])&gt;=[.F$5];1;0)=1; IF( ABS([.$C97]-[.$B97])&lt;[.G$5]; 2; 1);0)" office:value-type="float" office:value="1" calcext:value-type="float">
            <text:p>1</text:p>
          </table:table-cell>
          <table:table-cell table:style-name="ce457" table:formula="of:=IF(IF(ABS([.$C97]-[.$B97])&gt;=[.G$5];1;0)=1; IF( ABS([.$C97]-[.$B97])&lt;[.H$5]; 2; 1);0)" office:value-type="float" office:value="1" calcext:value-type="float">
            <text:p>1</text:p>
          </table:table-cell>
          <table:table-cell table:style-name="ce640" table:formula="of:=IF(IF(ABS([.$C97]-[.$B97])&gt;=[.H$5];1;0)=1; IF( ABS([.$C97]-[.$B97])&lt;[.I$5]; 2; 1);0)" office:value-type="float" office:value="2" calcext:value-type="float">
            <text:p>2</text:p>
          </table:table-cell>
          <table:table-cell table:style-name="ce822" table:formula="of:=IF(IF(ABS([.$C97]-[.$B97])&gt;=[.I$5];1;0)=1; IF( ABS([.$C97]-[.$B97])&lt;[.J$5]; 2; 1);0)" office:value-type="float" office:value="0" calcext:value-type="float">
            <text:p>0</text:p>
          </table:table-cell>
          <table:table-cell table:style-name="ce1004" table:formula="of:=IF(IF(ABS([.$C97]-[.$B97])&gt;=[.J$5];1;0)=1; IF( ABS([.$C97]-[.$B97])&lt;[.K$5]; 2; 1);0)" office:value-type="float" office:value="0" calcext:value-type="float">
            <text:p>0</text:p>
          </table:table-cell>
          <table:table-cell table:style-name="ce1186" table:formula="of:=IF(IF(ABS([.$C97]-[.$B97])&gt;=[.K$5];1;0)=1; IF( ABS([.$C97]-[.$B97])&lt;[.L$5]; 2; 1);0)" office:value-type="float" office:value="0" calcext:value-type="float">
            <text:p>0</text:p>
          </table:table-cell>
          <table:table-cell table:style-name="ce1368" table:formula="of:=IF(IF(ABS([.$C97]-[.$B97])&gt;=[.L$5];1;0)=1; IF( ABS([.$C97]-[.$B97])&lt;[.M$5]; 2; 1);0)" office:value-type="float" office:value="0" calcext:value-type="float">
            <text:p>0</text:p>
          </table:table-cell>
          <table:table-cell table:style-name="ce1550" table:formula="of:=IF(IF(ABS([.$C97]-[.$B97])&gt;=[.M$5];1;0)=1; IF( ABS([.$C97]-[.$B97])&lt;[.N$5]; 2; 1);0)" office:value-type="float" office:value="0" calcext:value-type="float">
            <text:p>0</text:p>
          </table:table-cell>
          <table:table-cell table:style-name="ce1643"/>
          <table:table-cell table:style-name="ce1734" table:formula="of:=IF(AND([.E97]&gt;0; [.E98]=0; [.E99]=0);IF(AND([.E97]=2;[.E96]&lt;&gt;1;[.F96]&lt;&gt;1;[.F98]&lt;&gt;1;[.F97]&lt;&gt;1;[.E98]&lt;&gt;1);2;1);0)" office:value-type="float" office:value="0" calcext:value-type="float">
            <text:p>0</text:p>
          </table:table-cell>
          <table:table-cell table:style-name="ce1917" table:formula="of:=IF(AND([.F97]&gt;0; [.F98]=0; [.F99]=0);IF(AND([.F97]=2;[.F96]&lt;&gt;1;[.G96]&lt;&gt;1;[.G98]&lt;&gt;1;[.G97]&lt;&gt;1;[.F98]&lt;&gt;1);2;1);0)" office:value-type="float" office:value="0" calcext:value-type="float">
            <text:p>0</text:p>
          </table:table-cell>
          <table:table-cell table:style-name="ce2100" table:formula="of:=IF(AND([.G97]&gt;0; [.G98]=0; [.G99]=0);IF(AND([.G97]=2;[.G96]&lt;&gt;1;[.H96]&lt;&gt;1;[.H98]&lt;&gt;1;[.H97]&lt;&gt;1;[.G98]&lt;&gt;1);2;1);0)" office:value-type="float" office:value="0" calcext:value-type="float">
            <text:p>0</text:p>
          </table:table-cell>
          <table:table-cell table:style-name="ce2282" table:formula="of:=IF(AND([.H97]&gt;0; [.H98]=0; [.H99]=0);IF(AND([.H97]=2;[.H96]&lt;&gt;1;[.I96]&lt;&gt;1;[.I98]&lt;&gt;1;[.I97]&lt;&gt;1;[.H98]&lt;&gt;1);2;1);0)" office:value-type="float" office:value="0" calcext:value-type="float">
            <text:p>0</text:p>
          </table:table-cell>
          <table:table-cell table:style-name="ce2464" table:formula="of:=IF(AND([.I97]&gt;0; [.I98]=0; [.I99]=0);IF(AND([.I97]=2;[.I96]&lt;&gt;1;[.J96]&lt;&gt;1;[.J98]&lt;&gt;1;[.J97]&lt;&gt;1;[.I98]&lt;&gt;1);2;1);0)" office:value-type="float" office:value="0" calcext:value-type="float">
            <text:p>0</text:p>
          </table:table-cell>
          <table:table-cell table:style-name="ce2646" table:formula="of:=IF(AND([.J97]&gt;0; [.J98]=0; [.J99]=0);IF(AND([.J97]=2;[.J96]&lt;&gt;1;[.K96]&lt;&gt;1;[.K98]&lt;&gt;1;[.K97]&lt;&gt;1;[.J98]&lt;&gt;1);2;1);0)" office:value-type="float" office:value="0" calcext:value-type="float">
            <text:p>0</text:p>
          </table:table-cell>
          <table:table-cell table:style-name="ce2828" table:formula="of:=IF(AND([.K97]&gt;0; [.K98]=0; [.K99]=0);IF(AND([.K97]=2;[.K96]&lt;&gt;1;[.L96]&lt;&gt;1;[.L98]&lt;&gt;1;[.L97]&lt;&gt;1;[.K98]&lt;&gt;1);2;1);0)" office:value-type="float" office:value="0" calcext:value-type="float">
            <text:p>0</text:p>
          </table:table-cell>
          <table:table-cell table:style-name="ce3010" table:formula="of:=IF(AND([.L97]&gt;0; [.L98]=0; [.L99]=0);IF(AND([.L97]=2;[.L96]&lt;&gt;1;[.M96]&lt;&gt;1;[.M98]&lt;&gt;1;[.M97]&lt;&gt;1;[.L98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4-01" calcext:value-type="date">
            <text:p>2016-04-01</text:p>
          </table:table-cell>
          <table:table-cell office:value-type="float" office:value="6.328" calcext:value-type="float">
            <text:p>6.328</text:p>
          </table:table-cell>
          <table:table-cell table:formula="of:=AVERAGE([.B69:.B127])" office:value-type="float" office:value="0.830118644067797" calcext:value-type="float">
            <text:p>0.830118644067797</text:p>
          </table:table-cell>
          <table:table-cell table:formula="of:=ABS([.B98]-[.C98])" office:value-type="float" office:value="5.4978813559322" calcext:value-type="float">
            <text:p>5.4978813559322</text:p>
          </table:table-cell>
          <table:table-cell table:style-name="ce93" table:formula="of:=IF(IF(ABS([.$C98]-[.$B98])&gt;=[.E$5];1;0)=1; IF( ABS([.$C98]-[.$B98])&lt;[.F$5]; 2; 1);0)" office:value-type="float" office:value="1" calcext:value-type="float">
            <text:p>1</text:p>
          </table:table-cell>
          <table:table-cell table:style-name="ce275" table:formula="of:=IF(IF(ABS([.$C98]-[.$B98])&gt;=[.F$5];1;0)=1; IF( ABS([.$C98]-[.$B98])&lt;[.G$5]; 2; 1);0)" office:value-type="float" office:value="1" calcext:value-type="float">
            <text:p>1</text:p>
          </table:table-cell>
          <table:table-cell table:style-name="ce458" table:formula="of:=IF(IF(ABS([.$C98]-[.$B98])&gt;=[.G$5];1;0)=1; IF( ABS([.$C98]-[.$B98])&lt;[.H$5]; 2; 1);0)" office:value-type="float" office:value="1" calcext:value-type="float">
            <text:p>1</text:p>
          </table:table-cell>
          <table:table-cell table:style-name="ce641" table:formula="of:=IF(IF(ABS([.$C98]-[.$B98])&gt;=[.H$5];1;0)=1; IF( ABS([.$C98]-[.$B98])&lt;[.I$5]; 2; 1);0)" office:value-type="float" office:value="2" calcext:value-type="float">
            <text:p>2</text:p>
          </table:table-cell>
          <table:table-cell table:style-name="ce823" table:formula="of:=IF(IF(ABS([.$C98]-[.$B98])&gt;=[.I$5];1;0)=1; IF( ABS([.$C98]-[.$B98])&lt;[.J$5]; 2; 1);0)" office:value-type="float" office:value="0" calcext:value-type="float">
            <text:p>0</text:p>
          </table:table-cell>
          <table:table-cell table:style-name="ce1005" table:formula="of:=IF(IF(ABS([.$C98]-[.$B98])&gt;=[.J$5];1;0)=1; IF( ABS([.$C98]-[.$B98])&lt;[.K$5]; 2; 1);0)" office:value-type="float" office:value="0" calcext:value-type="float">
            <text:p>0</text:p>
          </table:table-cell>
          <table:table-cell table:style-name="ce1187" table:formula="of:=IF(IF(ABS([.$C98]-[.$B98])&gt;=[.K$5];1;0)=1; IF( ABS([.$C98]-[.$B98])&lt;[.L$5]; 2; 1);0)" office:value-type="float" office:value="0" calcext:value-type="float">
            <text:p>0</text:p>
          </table:table-cell>
          <table:table-cell table:style-name="ce1369" table:formula="of:=IF(IF(ABS([.$C98]-[.$B98])&gt;=[.L$5];1;0)=1; IF( ABS([.$C98]-[.$B98])&lt;[.M$5]; 2; 1);0)" office:value-type="float" office:value="0" calcext:value-type="float">
            <text:p>0</text:p>
          </table:table-cell>
          <table:table-cell table:style-name="ce1551" table:formula="of:=IF(IF(ABS([.$C98]-[.$B98])&gt;=[.M$5];1;0)=1; IF( ABS([.$C98]-[.$B98])&lt;[.N$5]; 2; 1);0)" office:value-type="float" office:value="0" calcext:value-type="float">
            <text:p>0</text:p>
          </table:table-cell>
          <table:table-cell table:style-name="ce1643"/>
          <table:table-cell table:style-name="ce1735" table:formula="of:=IF(AND([.E98]&gt;0; [.E99]=0; [.E100]=0);IF(AND([.E98]=2;[.E97]&lt;&gt;1;[.F97]&lt;&gt;1;[.F99]&lt;&gt;1;[.F98]&lt;&gt;1;[.E99]&lt;&gt;1);2;1);0)" office:value-type="float" office:value="0" calcext:value-type="float">
            <text:p>0</text:p>
          </table:table-cell>
          <table:table-cell table:style-name="ce1918" table:formula="of:=IF(AND([.F98]&gt;0; [.F99]=0; [.F100]=0);IF(AND([.F98]=2;[.F97]&lt;&gt;1;[.G97]&lt;&gt;1;[.G99]&lt;&gt;1;[.G98]&lt;&gt;1;[.F99]&lt;&gt;1);2;1);0)" office:value-type="float" office:value="0" calcext:value-type="float">
            <text:p>0</text:p>
          </table:table-cell>
          <table:table-cell table:style-name="ce2101" table:formula="of:=IF(AND([.G98]&gt;0; [.G99]=0; [.G100]=0);IF(AND([.G98]=2;[.G97]&lt;&gt;1;[.H97]&lt;&gt;1;[.H99]&lt;&gt;1;[.H98]&lt;&gt;1;[.G99]&lt;&gt;1);2;1);0)" office:value-type="float" office:value="0" calcext:value-type="float">
            <text:p>0</text:p>
          </table:table-cell>
          <table:table-cell table:style-name="ce2283" table:formula="of:=IF(AND([.H98]&gt;0; [.H99]=0; [.H100]=0);IF(AND([.H98]=2;[.H97]&lt;&gt;1;[.I97]&lt;&gt;1;[.I99]&lt;&gt;1;[.I98]&lt;&gt;1;[.H99]&lt;&gt;1);2;1);0)" office:value-type="float" office:value="0" calcext:value-type="float">
            <text:p>0</text:p>
          </table:table-cell>
          <table:table-cell table:style-name="ce2465" table:formula="of:=IF(AND([.I98]&gt;0; [.I99]=0; [.I100]=0);IF(AND([.I98]=2;[.I97]&lt;&gt;1;[.J97]&lt;&gt;1;[.J99]&lt;&gt;1;[.J98]&lt;&gt;1;[.I99]&lt;&gt;1);2;1);0)" office:value-type="float" office:value="0" calcext:value-type="float">
            <text:p>0</text:p>
          </table:table-cell>
          <table:table-cell table:style-name="ce2647" table:formula="of:=IF(AND([.J98]&gt;0; [.J99]=0; [.J100]=0);IF(AND([.J98]=2;[.J97]&lt;&gt;1;[.K97]&lt;&gt;1;[.K99]&lt;&gt;1;[.K98]&lt;&gt;1;[.J99]&lt;&gt;1);2;1);0)" office:value-type="float" office:value="0" calcext:value-type="float">
            <text:p>0</text:p>
          </table:table-cell>
          <table:table-cell table:style-name="ce2829" table:formula="of:=IF(AND([.K98]&gt;0; [.K99]=0; [.K100]=0);IF(AND([.K98]=2;[.K97]&lt;&gt;1;[.L97]&lt;&gt;1;[.L99]&lt;&gt;1;[.L98]&lt;&gt;1;[.K99]&lt;&gt;1);2;1);0)" office:value-type="float" office:value="0" calcext:value-type="float">
            <text:p>0</text:p>
          </table:table-cell>
          <table:table-cell table:style-name="ce3011" table:formula="of:=IF(AND([.L98]&gt;0; [.L99]=0; [.L100]=0);IF(AND([.L98]=2;[.L97]&lt;&gt;1;[.M97]&lt;&gt;1;[.M99]&lt;&gt;1;[.M98]&lt;&gt;1;[.L99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4-02" calcext:value-type="date">
            <text:p>2016-04-02</text:p>
          </table:table-cell>
          <table:table-cell office:value-type="float" office:value="8.251" calcext:value-type="float">
            <text:p>8.251</text:p>
          </table:table-cell>
          <table:table-cell table:formula="of:=AVERAGE([.B70:.B128])" office:value-type="float" office:value="0.917016949152542" calcext:value-type="float">
            <text:p>0.917016949152542</text:p>
          </table:table-cell>
          <table:table-cell table:formula="of:=ABS([.B99]-[.C99])" office:value-type="float" office:value="7.33398305084746" calcext:value-type="float">
            <text:p>7.33398305084746</text:p>
          </table:table-cell>
          <table:table-cell table:style-name="ce94" table:formula="of:=IF(IF(ABS([.$C99]-[.$B99])&gt;=[.E$5];1;0)=1; IF( ABS([.$C99]-[.$B99])&lt;[.F$5]; 2; 1);0)" office:value-type="float" office:value="1" calcext:value-type="float">
            <text:p>1</text:p>
          </table:table-cell>
          <table:table-cell table:style-name="ce276" table:formula="of:=IF(IF(ABS([.$C99]-[.$B99])&gt;=[.F$5];1;0)=1; IF( ABS([.$C99]-[.$B99])&lt;[.G$5]; 2; 1);0)" office:value-type="float" office:value="1" calcext:value-type="float">
            <text:p>1</text:p>
          </table:table-cell>
          <table:table-cell table:style-name="ce459" table:formula="of:=IF(IF(ABS([.$C99]-[.$B99])&gt;=[.G$5];1;0)=1; IF( ABS([.$C99]-[.$B99])&lt;[.H$5]; 2; 1);0)" office:value-type="float" office:value="1" calcext:value-type="float">
            <text:p>1</text:p>
          </table:table-cell>
          <table:table-cell table:style-name="ce642" table:formula="of:=IF(IF(ABS([.$C99]-[.$B99])&gt;=[.H$5];1;0)=1; IF( ABS([.$C99]-[.$B99])&lt;[.I$5]; 2; 1);0)" office:value-type="float" office:value="1" calcext:value-type="float">
            <text:p>1</text:p>
          </table:table-cell>
          <table:table-cell table:style-name="ce824" table:formula="of:=IF(IF(ABS([.$C99]-[.$B99])&gt;=[.I$5];1;0)=1; IF( ABS([.$C99]-[.$B99])&lt;[.J$5]; 2; 1);0)" office:value-type="float" office:value="1" calcext:value-type="float">
            <text:p>1</text:p>
          </table:table-cell>
          <table:table-cell table:style-name="ce1006" table:formula="of:=IF(IF(ABS([.$C99]-[.$B99])&gt;=[.J$5];1;0)=1; IF( ABS([.$C99]-[.$B99])&lt;[.K$5]; 2; 1);0)" office:value-type="float" office:value="2" calcext:value-type="float">
            <text:p>2</text:p>
          </table:table-cell>
          <table:table-cell table:style-name="ce1188" table:formula="of:=IF(IF(ABS([.$C99]-[.$B99])&gt;=[.K$5];1;0)=1; IF( ABS([.$C99]-[.$B99])&lt;[.L$5]; 2; 1);0)" office:value-type="float" office:value="0" calcext:value-type="float">
            <text:p>0</text:p>
          </table:table-cell>
          <table:table-cell table:style-name="ce1370" table:formula="of:=IF(IF(ABS([.$C99]-[.$B99])&gt;=[.L$5];1;0)=1; IF( ABS([.$C99]-[.$B99])&lt;[.M$5]; 2; 1);0)" office:value-type="float" office:value="0" calcext:value-type="float">
            <text:p>0</text:p>
          </table:table-cell>
          <table:table-cell table:style-name="ce1552" table:formula="of:=IF(IF(ABS([.$C99]-[.$B99])&gt;=[.M$5];1;0)=1; IF( ABS([.$C99]-[.$B99])&lt;[.N$5]; 2; 1);0)" office:value-type="float" office:value="0" calcext:value-type="float">
            <text:p>0</text:p>
          </table:table-cell>
          <table:table-cell table:style-name="ce1643"/>
          <table:table-cell table:style-name="ce1736" table:formula="of:=IF(AND([.E99]&gt;0; [.E100]=0; [.E101]=0);IF(AND([.E99]=2;[.E98]&lt;&gt;1;[.F98]&lt;&gt;1;[.F100]&lt;&gt;1;[.F99]&lt;&gt;1;[.E100]&lt;&gt;1);2;1);0)" office:value-type="float" office:value="0" calcext:value-type="float">
            <text:p>0</text:p>
          </table:table-cell>
          <table:table-cell table:style-name="ce1919" table:formula="of:=IF(AND([.F99]&gt;0; [.F100]=0; [.F101]=0);IF(AND([.F99]=2;[.F98]&lt;&gt;1;[.G98]&lt;&gt;1;[.G100]&lt;&gt;1;[.G99]&lt;&gt;1;[.F100]&lt;&gt;1);2;1);0)" office:value-type="float" office:value="0" calcext:value-type="float">
            <text:p>0</text:p>
          </table:table-cell>
          <table:table-cell table:style-name="ce2102" table:formula="of:=IF(AND([.G99]&gt;0; [.G100]=0; [.G101]=0);IF(AND([.G99]=2;[.G98]&lt;&gt;1;[.H98]&lt;&gt;1;[.H100]&lt;&gt;1;[.H99]&lt;&gt;1;[.G100]&lt;&gt;1);2;1);0)" office:value-type="float" office:value="0" calcext:value-type="float">
            <text:p>0</text:p>
          </table:table-cell>
          <table:table-cell table:style-name="ce2284" table:formula="of:=IF(AND([.H99]&gt;0; [.H100]=0; [.H101]=0);IF(AND([.H99]=2;[.H98]&lt;&gt;1;[.I98]&lt;&gt;1;[.I100]&lt;&gt;1;[.I99]&lt;&gt;1;[.H100]&lt;&gt;1);2;1);0)" office:value-type="float" office:value="0" calcext:value-type="float">
            <text:p>0</text:p>
          </table:table-cell>
          <table:table-cell table:style-name="ce2466" table:formula="of:=IF(AND([.I99]&gt;0; [.I100]=0; [.I101]=0);IF(AND([.I99]=2;[.I98]&lt;&gt;1;[.J98]&lt;&gt;1;[.J100]&lt;&gt;1;[.J99]&lt;&gt;1;[.I100]&lt;&gt;1);2;1);0)" office:value-type="float" office:value="0" calcext:value-type="float">
            <text:p>0</text:p>
          </table:table-cell>
          <table:table-cell table:style-name="ce2648" table:formula="of:=IF(AND([.J99]&gt;0; [.J100]=0; [.J101]=0);IF(AND([.J99]=2;[.J98]&lt;&gt;1;[.K98]&lt;&gt;1;[.K100]&lt;&gt;1;[.K99]&lt;&gt;1;[.J100]&lt;&gt;1);2;1);0)" office:value-type="float" office:value="0" calcext:value-type="float">
            <text:p>0</text:p>
          </table:table-cell>
          <table:table-cell table:style-name="ce2830" table:formula="of:=IF(AND([.K99]&gt;0; [.K100]=0; [.K101]=0);IF(AND([.K99]=2;[.K98]&lt;&gt;1;[.L98]&lt;&gt;1;[.L100]&lt;&gt;1;[.L99]&lt;&gt;1;[.K100]&lt;&gt;1);2;1);0)" office:value-type="float" office:value="0" calcext:value-type="float">
            <text:p>0</text:p>
          </table:table-cell>
          <table:table-cell table:style-name="ce3012" table:formula="of:=IF(AND([.L99]&gt;0; [.L100]=0; [.L101]=0);IF(AND([.L99]=2;[.L98]&lt;&gt;1;[.M98]&lt;&gt;1;[.M100]&lt;&gt;1;[.M99]&lt;&gt;1;[.L100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4-03" calcext:value-type="date">
            <text:p>2016-04-03</text:p>
          </table:table-cell>
          <table:table-cell office:value-type="float" office:value="8.706" calcext:value-type="float">
            <text:p>8.706</text:p>
          </table:table-cell>
          <table:table-cell table:formula="of:=AVERAGE([.B71:.B129])" office:value-type="float" office:value="1.01391525423729" calcext:value-type="float">
            <text:p>1.01391525423729</text:p>
          </table:table-cell>
          <table:table-cell table:formula="of:=ABS([.B100]-[.C100])" office:value-type="float" office:value="7.69208474576271" calcext:value-type="float">
            <text:p>7.69208474576271</text:p>
          </table:table-cell>
          <table:table-cell table:style-name="ce95" table:formula="of:=IF(IF(ABS([.$C100]-[.$B100])&gt;=[.E$5];1;0)=1; IF( ABS([.$C100]-[.$B100])&lt;[.F$5]; 2; 1);0)" office:value-type="float" office:value="1" calcext:value-type="float">
            <text:p>1</text:p>
          </table:table-cell>
          <table:table-cell table:style-name="ce277" table:formula="of:=IF(IF(ABS([.$C100]-[.$B100])&gt;=[.F$5];1;0)=1; IF( ABS([.$C100]-[.$B100])&lt;[.G$5]; 2; 1);0)" office:value-type="float" office:value="1" calcext:value-type="float">
            <text:p>1</text:p>
          </table:table-cell>
          <table:table-cell table:style-name="ce460" table:formula="of:=IF(IF(ABS([.$C100]-[.$B100])&gt;=[.G$5];1;0)=1; IF( ABS([.$C100]-[.$B100])&lt;[.H$5]; 2; 1);0)" office:value-type="float" office:value="1" calcext:value-type="float">
            <text:p>1</text:p>
          </table:table-cell>
          <table:table-cell table:style-name="ce643" table:formula="of:=IF(IF(ABS([.$C100]-[.$B100])&gt;=[.H$5];1;0)=1; IF( ABS([.$C100]-[.$B100])&lt;[.I$5]; 2; 1);0)" office:value-type="float" office:value="1" calcext:value-type="float">
            <text:p>1</text:p>
          </table:table-cell>
          <table:table-cell table:style-name="ce825" table:formula="of:=IF(IF(ABS([.$C100]-[.$B100])&gt;=[.I$5];1;0)=1; IF( ABS([.$C100]-[.$B100])&lt;[.J$5]; 2; 1);0)" office:value-type="float" office:value="1" calcext:value-type="float">
            <text:p>1</text:p>
          </table:table-cell>
          <table:table-cell table:style-name="ce1007" table:formula="of:=IF(IF(ABS([.$C100]-[.$B100])&gt;=[.J$5];1;0)=1; IF( ABS([.$C100]-[.$B100])&lt;[.K$5]; 2; 1);0)" office:value-type="float" office:value="2" calcext:value-type="float">
            <text:p>2</text:p>
          </table:table-cell>
          <table:table-cell table:style-name="ce1189" table:formula="of:=IF(IF(ABS([.$C100]-[.$B100])&gt;=[.K$5];1;0)=1; IF( ABS([.$C100]-[.$B100])&lt;[.L$5]; 2; 1);0)" office:value-type="float" office:value="0" calcext:value-type="float">
            <text:p>0</text:p>
          </table:table-cell>
          <table:table-cell table:style-name="ce1371" table:formula="of:=IF(IF(ABS([.$C100]-[.$B100])&gt;=[.L$5];1;0)=1; IF( ABS([.$C100]-[.$B100])&lt;[.M$5]; 2; 1);0)" office:value-type="float" office:value="0" calcext:value-type="float">
            <text:p>0</text:p>
          </table:table-cell>
          <table:table-cell table:style-name="ce1553" table:formula="of:=IF(IF(ABS([.$C100]-[.$B100])&gt;=[.M$5];1;0)=1; IF( ABS([.$C100]-[.$B100])&lt;[.N$5]; 2; 1);0)" office:value-type="float" office:value="0" calcext:value-type="float">
            <text:p>0</text:p>
          </table:table-cell>
          <table:table-cell table:style-name="ce1643"/>
          <table:table-cell table:style-name="ce1737" table:formula="of:=IF(AND([.E100]&gt;0; [.E101]=0; [.E102]=0);IF(AND([.E100]=2;[.E99]&lt;&gt;1;[.F99]&lt;&gt;1;[.F101]&lt;&gt;1;[.F100]&lt;&gt;1;[.E101]&lt;&gt;1);2;1);0)" office:value-type="float" office:value="0" calcext:value-type="float">
            <text:p>0</text:p>
          </table:table-cell>
          <table:table-cell table:style-name="ce1920" table:formula="of:=IF(AND([.F100]&gt;0; [.F101]=0; [.F102]=0);IF(AND([.F100]=2;[.F99]&lt;&gt;1;[.G99]&lt;&gt;1;[.G101]&lt;&gt;1;[.G100]&lt;&gt;1;[.F101]&lt;&gt;1);2;1);0)" office:value-type="float" office:value="0" calcext:value-type="float">
            <text:p>0</text:p>
          </table:table-cell>
          <table:table-cell table:style-name="ce2103" table:formula="of:=IF(AND([.G100]&gt;0; [.G101]=0; [.G102]=0);IF(AND([.G100]=2;[.G99]&lt;&gt;1;[.H99]&lt;&gt;1;[.H101]&lt;&gt;1;[.H100]&lt;&gt;1;[.G101]&lt;&gt;1);2;1);0)" office:value-type="float" office:value="0" calcext:value-type="float">
            <text:p>0</text:p>
          </table:table-cell>
          <table:table-cell table:style-name="ce2285" table:formula="of:=IF(AND([.H100]&gt;0; [.H101]=0; [.H102]=0);IF(AND([.H100]=2;[.H99]&lt;&gt;1;[.I99]&lt;&gt;1;[.I101]&lt;&gt;1;[.I100]&lt;&gt;1;[.H101]&lt;&gt;1);2;1);0)" office:value-type="float" office:value="0" calcext:value-type="float">
            <text:p>0</text:p>
          </table:table-cell>
          <table:table-cell table:style-name="ce2467" table:formula="of:=IF(AND([.I100]&gt;0; [.I101]=0; [.I102]=0);IF(AND([.I100]=2;[.I99]&lt;&gt;1;[.J99]&lt;&gt;1;[.J101]&lt;&gt;1;[.J100]&lt;&gt;1;[.I101]&lt;&gt;1);2;1);0)" office:value-type="float" office:value="0" calcext:value-type="float">
            <text:p>0</text:p>
          </table:table-cell>
          <table:table-cell table:style-name="ce2649" table:formula="of:=IF(AND([.J100]&gt;0; [.J101]=0; [.J102]=0);IF(AND([.J100]=2;[.J99]&lt;&gt;1;[.K99]&lt;&gt;1;[.K101]&lt;&gt;1;[.K100]&lt;&gt;1;[.J101]&lt;&gt;1);2;1);0)" office:value-type="float" office:value="2" calcext:value-type="float">
            <text:p>2</text:p>
          </table:table-cell>
          <table:table-cell table:style-name="ce2831" table:formula="of:=IF(AND([.K100]&gt;0; [.K101]=0; [.K102]=0);IF(AND([.K100]=2;[.K99]&lt;&gt;1;[.L99]&lt;&gt;1;[.L101]&lt;&gt;1;[.L100]&lt;&gt;1;[.K101]&lt;&gt;1);2;1);0)" office:value-type="float" office:value="0" calcext:value-type="float">
            <text:p>0</text:p>
          </table:table-cell>
          <table:table-cell table:style-name="ce3013" table:formula="of:=IF(AND([.L100]&gt;0; [.L101]=0; [.L102]=0);IF(AND([.L100]=2;[.L99]&lt;&gt;1;[.M99]&lt;&gt;1;[.M101]&lt;&gt;1;[.M100]&lt;&gt;1;[.L101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4-04" calcext:value-type="date">
            <text:p>2016-04-04</text:p>
          </table:table-cell>
          <table:table-cell office:value-type="float" office:value="7.72" calcext:value-type="float">
            <text:p>7.72</text:p>
          </table:table-cell>
          <table:table-cell table:formula="of:=AVERAGE([.B72:.B130])" office:value-type="float" office:value="1.1371186440678" calcext:value-type="float">
            <text:p>1.1371186440678</text:p>
          </table:table-cell>
          <table:table-cell table:formula="of:=ABS([.B101]-[.C101])" office:value-type="float" office:value="6.5828813559322" calcext:value-type="float">
            <text:p>6.5828813559322</text:p>
          </table:table-cell>
          <table:table-cell table:style-name="ce96" table:formula="of:=IF(IF(ABS([.$C101]-[.$B101])&gt;=[.E$5];1;0)=1; IF( ABS([.$C101]-[.$B101])&lt;[.F$5]; 2; 1);0)" office:value-type="float" office:value="1" calcext:value-type="float">
            <text:p>1</text:p>
          </table:table-cell>
          <table:table-cell table:style-name="ce278" table:formula="of:=IF(IF(ABS([.$C101]-[.$B101])&gt;=[.F$5];1;0)=1; IF( ABS([.$C101]-[.$B101])&lt;[.G$5]; 2; 1);0)" office:value-type="float" office:value="1" calcext:value-type="float">
            <text:p>1</text:p>
          </table:table-cell>
          <table:table-cell table:style-name="ce461" table:formula="of:=IF(IF(ABS([.$C101]-[.$B101])&gt;=[.G$5];1;0)=1; IF( ABS([.$C101]-[.$B101])&lt;[.H$5]; 2; 1);0)" office:value-type="float" office:value="1" calcext:value-type="float">
            <text:p>1</text:p>
          </table:table-cell>
          <table:table-cell table:style-name="ce644" table:formula="of:=IF(IF(ABS([.$C101]-[.$B101])&gt;=[.H$5];1;0)=1; IF( ABS([.$C101]-[.$B101])&lt;[.I$5]; 2; 1);0)" office:value-type="float" office:value="1" calcext:value-type="float">
            <text:p>1</text:p>
          </table:table-cell>
          <table:table-cell table:style-name="ce826" table:formula="of:=IF(IF(ABS([.$C101]-[.$B101])&gt;=[.I$5];1;0)=1; IF( ABS([.$C101]-[.$B101])&lt;[.J$5]; 2; 1);0)" office:value-type="float" office:value="2" calcext:value-type="float">
            <text:p>2</text:p>
          </table:table-cell>
          <table:table-cell table:style-name="ce1008" table:formula="of:=IF(IF(ABS([.$C101]-[.$B101])&gt;=[.J$5];1;0)=1; IF( ABS([.$C101]-[.$B101])&lt;[.K$5]; 2; 1);0)" office:value-type="float" office:value="0" calcext:value-type="float">
            <text:p>0</text:p>
          </table:table-cell>
          <table:table-cell table:style-name="ce1190" table:formula="of:=IF(IF(ABS([.$C101]-[.$B101])&gt;=[.K$5];1;0)=1; IF( ABS([.$C101]-[.$B101])&lt;[.L$5]; 2; 1);0)" office:value-type="float" office:value="0" calcext:value-type="float">
            <text:p>0</text:p>
          </table:table-cell>
          <table:table-cell table:style-name="ce1372" table:formula="of:=IF(IF(ABS([.$C101]-[.$B101])&gt;=[.L$5];1;0)=1; IF( ABS([.$C101]-[.$B101])&lt;[.M$5]; 2; 1);0)" office:value-type="float" office:value="0" calcext:value-type="float">
            <text:p>0</text:p>
          </table:table-cell>
          <table:table-cell table:style-name="ce1554" table:formula="of:=IF(IF(ABS([.$C101]-[.$B101])&gt;=[.M$5];1;0)=1; IF( ABS([.$C101]-[.$B101])&lt;[.N$5]; 2; 1);0)" office:value-type="float" office:value="0" calcext:value-type="float">
            <text:p>0</text:p>
          </table:table-cell>
          <table:table-cell table:style-name="ce1643"/>
          <table:table-cell table:style-name="ce1738" table:formula="of:=IF(AND([.E101]&gt;0; [.E102]=0; [.E103]=0);IF(AND([.E101]=2;[.E100]&lt;&gt;1;[.F100]&lt;&gt;1;[.F102]&lt;&gt;1;[.F101]&lt;&gt;1;[.E102]&lt;&gt;1);2;1);0)" office:value-type="float" office:value="0" calcext:value-type="float">
            <text:p>0</text:p>
          </table:table-cell>
          <table:table-cell table:style-name="ce1921" table:formula="of:=IF(AND([.F101]&gt;0; [.F102]=0; [.F103]=0);IF(AND([.F101]=2;[.F100]&lt;&gt;1;[.G100]&lt;&gt;1;[.G102]&lt;&gt;1;[.G101]&lt;&gt;1;[.F102]&lt;&gt;1);2;1);0)" office:value-type="float" office:value="0" calcext:value-type="float">
            <text:p>0</text:p>
          </table:table-cell>
          <table:table-cell table:style-name="ce2104" table:formula="of:=IF(AND([.G101]&gt;0; [.G102]=0; [.G103]=0);IF(AND([.G101]=2;[.G100]&lt;&gt;1;[.H100]&lt;&gt;1;[.H102]&lt;&gt;1;[.H101]&lt;&gt;1;[.G102]&lt;&gt;1);2;1);0)" office:value-type="float" office:value="0" calcext:value-type="float">
            <text:p>0</text:p>
          </table:table-cell>
          <table:table-cell table:style-name="ce2286" table:formula="of:=IF(AND([.H101]&gt;0; [.H102]=0; [.H103]=0);IF(AND([.H101]=2;[.H100]&lt;&gt;1;[.I100]&lt;&gt;1;[.I102]&lt;&gt;1;[.I101]&lt;&gt;1;[.H102]&lt;&gt;1);2;1);0)" office:value-type="float" office:value="0" calcext:value-type="float">
            <text:p>0</text:p>
          </table:table-cell>
          <table:table-cell table:style-name="ce2468" table:formula="of:=IF(AND([.I101]&gt;0; [.I102]=0; [.I103]=0);IF(AND([.I101]=2;[.I100]&lt;&gt;1;[.J100]&lt;&gt;1;[.J102]&lt;&gt;1;[.J101]&lt;&gt;1;[.I102]&lt;&gt;1);2;1);0)" office:value-type="float" office:value="1" calcext:value-type="float">
            <text:p>1</text:p>
          </table:table-cell>
          <table:table-cell table:style-name="ce2650" table:formula="of:=IF(AND([.J101]&gt;0; [.J102]=0; [.J103]=0);IF(AND([.J101]=2;[.J100]&lt;&gt;1;[.K100]&lt;&gt;1;[.K102]&lt;&gt;1;[.K101]&lt;&gt;1;[.J102]&lt;&gt;1);2;1);0)" office:value-type="float" office:value="0" calcext:value-type="float">
            <text:p>0</text:p>
          </table:table-cell>
          <table:table-cell table:style-name="ce2832" table:formula="of:=IF(AND([.K101]&gt;0; [.K102]=0; [.K103]=0);IF(AND([.K101]=2;[.K100]&lt;&gt;1;[.L100]&lt;&gt;1;[.L102]&lt;&gt;1;[.L101]&lt;&gt;1;[.K102]&lt;&gt;1);2;1);0)" office:value-type="float" office:value="0" calcext:value-type="float">
            <text:p>0</text:p>
          </table:table-cell>
          <table:table-cell table:style-name="ce3014" table:formula="of:=IF(AND([.L101]&gt;0; [.L102]=0; [.L103]=0);IF(AND([.L101]=2;[.L100]&lt;&gt;1;[.M100]&lt;&gt;1;[.M102]&lt;&gt;1;[.M101]&lt;&gt;1;[.L102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4-05" calcext:value-type="date">
            <text:p>2016-04-05</text:p>
          </table:table-cell>
          <table:table-cell office:value-type="float" office:value="7.107" calcext:value-type="float">
            <text:p>7.107</text:p>
          </table:table-cell>
          <table:table-cell table:formula="of:=AVERAGE([.B73:.B131])" office:value-type="float" office:value="1.31018644067797" calcext:value-type="float">
            <text:p>1.31018644067797</text:p>
          </table:table-cell>
          <table:table-cell table:formula="of:=ABS([.B102]-[.C102])" office:value-type="float" office:value="5.79681355932203" calcext:value-type="float">
            <text:p>5.79681355932203</text:p>
          </table:table-cell>
          <table:table-cell table:style-name="ce97" table:formula="of:=IF(IF(ABS([.$C102]-[.$B102])&gt;=[.E$5];1;0)=1; IF( ABS([.$C102]-[.$B102])&lt;[.F$5]; 2; 1);0)" office:value-type="float" office:value="1" calcext:value-type="float">
            <text:p>1</text:p>
          </table:table-cell>
          <table:table-cell table:style-name="ce279" table:formula="of:=IF(IF(ABS([.$C102]-[.$B102])&gt;=[.F$5];1;0)=1; IF( ABS([.$C102]-[.$B102])&lt;[.G$5]; 2; 1);0)" office:value-type="float" office:value="1" calcext:value-type="float">
            <text:p>1</text:p>
          </table:table-cell>
          <table:table-cell table:style-name="ce462" table:formula="of:=IF(IF(ABS([.$C102]-[.$B102])&gt;=[.G$5];1;0)=1; IF( ABS([.$C102]-[.$B102])&lt;[.H$5]; 2; 1);0)" office:value-type="float" office:value="1" calcext:value-type="float">
            <text:p>1</text:p>
          </table:table-cell>
          <table:table-cell table:style-name="ce645" table:formula="of:=IF(IF(ABS([.$C102]-[.$B102])&gt;=[.H$5];1;0)=1; IF( ABS([.$C102]-[.$B102])&lt;[.I$5]; 2; 1);0)" office:value-type="float" office:value="2" calcext:value-type="float">
            <text:p>2</text:p>
          </table:table-cell>
          <table:table-cell table:style-name="ce827" table:formula="of:=IF(IF(ABS([.$C102]-[.$B102])&gt;=[.I$5];1;0)=1; IF( ABS([.$C102]-[.$B102])&lt;[.J$5]; 2; 1);0)" office:value-type="float" office:value="0" calcext:value-type="float">
            <text:p>0</text:p>
          </table:table-cell>
          <table:table-cell table:style-name="ce1009" table:formula="of:=IF(IF(ABS([.$C102]-[.$B102])&gt;=[.J$5];1;0)=1; IF( ABS([.$C102]-[.$B102])&lt;[.K$5]; 2; 1);0)" office:value-type="float" office:value="0" calcext:value-type="float">
            <text:p>0</text:p>
          </table:table-cell>
          <table:table-cell table:style-name="ce1191" table:formula="of:=IF(IF(ABS([.$C102]-[.$B102])&gt;=[.K$5];1;0)=1; IF( ABS([.$C102]-[.$B102])&lt;[.L$5]; 2; 1);0)" office:value-type="float" office:value="0" calcext:value-type="float">
            <text:p>0</text:p>
          </table:table-cell>
          <table:table-cell table:style-name="ce1373" table:formula="of:=IF(IF(ABS([.$C102]-[.$B102])&gt;=[.L$5];1;0)=1; IF( ABS([.$C102]-[.$B102])&lt;[.M$5]; 2; 1);0)" office:value-type="float" office:value="0" calcext:value-type="float">
            <text:p>0</text:p>
          </table:table-cell>
          <table:table-cell table:style-name="ce1555" table:formula="of:=IF(IF(ABS([.$C102]-[.$B102])&gt;=[.M$5];1;0)=1; IF( ABS([.$C102]-[.$B102])&lt;[.N$5]; 2; 1);0)" office:value-type="float" office:value="0" calcext:value-type="float">
            <text:p>0</text:p>
          </table:table-cell>
          <table:table-cell table:style-name="ce1643"/>
          <table:table-cell table:style-name="ce1739" table:formula="of:=IF(AND([.E102]&gt;0; [.E103]=0; [.E104]=0);IF(AND([.E102]=2;[.E101]&lt;&gt;1;[.F101]&lt;&gt;1;[.F103]&lt;&gt;1;[.F102]&lt;&gt;1;[.E103]&lt;&gt;1);2;1);0)" office:value-type="float" office:value="1" calcext:value-type="float">
            <text:p>1</text:p>
          </table:table-cell>
          <table:table-cell table:style-name="ce1922" table:formula="of:=IF(AND([.F102]&gt;0; [.F103]=0; [.F104]=0);IF(AND([.F102]=2;[.F101]&lt;&gt;1;[.G101]&lt;&gt;1;[.G103]&lt;&gt;1;[.G102]&lt;&gt;1;[.F103]&lt;&gt;1);2;1);0)" office:value-type="float" office:value="1" calcext:value-type="float">
            <text:p>1</text:p>
          </table:table-cell>
          <table:table-cell table:style-name="ce2105" table:formula="of:=IF(AND([.G102]&gt;0; [.G103]=0; [.G104]=0);IF(AND([.G102]=2;[.G101]&lt;&gt;1;[.H101]&lt;&gt;1;[.H103]&lt;&gt;1;[.H102]&lt;&gt;1;[.G103]&lt;&gt;1);2;1);0)" office:value-type="float" office:value="1" calcext:value-type="float">
            <text:p>1</text:p>
          </table:table-cell>
          <table:table-cell table:style-name="ce2287" table:formula="of:=IF(AND([.H102]&gt;0; [.H103]=0; [.H104]=0);IF(AND([.H102]=2;[.H101]&lt;&gt;1;[.I101]&lt;&gt;1;[.I103]&lt;&gt;1;[.I102]&lt;&gt;1;[.H103]&lt;&gt;1);2;1);0)" office:value-type="float" office:value="1" calcext:value-type="float">
            <text:p>1</text:p>
          </table:table-cell>
          <table:table-cell table:style-name="ce2469" table:formula="of:=IF(AND([.I102]&gt;0; [.I103]=0; [.I104]=0);IF(AND([.I102]=2;[.I101]&lt;&gt;1;[.J101]&lt;&gt;1;[.J103]&lt;&gt;1;[.J102]&lt;&gt;1;[.I103]&lt;&gt;1);2;1);0)" office:value-type="float" office:value="0" calcext:value-type="float">
            <text:p>0</text:p>
          </table:table-cell>
          <table:table-cell table:style-name="ce2651" table:formula="of:=IF(AND([.J102]&gt;0; [.J103]=0; [.J104]=0);IF(AND([.J102]=2;[.J101]&lt;&gt;1;[.K101]&lt;&gt;1;[.K103]&lt;&gt;1;[.K102]&lt;&gt;1;[.J103]&lt;&gt;1);2;1);0)" office:value-type="float" office:value="0" calcext:value-type="float">
            <text:p>0</text:p>
          </table:table-cell>
          <table:table-cell table:style-name="ce2833" table:formula="of:=IF(AND([.K102]&gt;0; [.K103]=0; [.K104]=0);IF(AND([.K102]=2;[.K101]&lt;&gt;1;[.L101]&lt;&gt;1;[.L103]&lt;&gt;1;[.L102]&lt;&gt;1;[.K103]&lt;&gt;1);2;1);0)" office:value-type="float" office:value="0" calcext:value-type="float">
            <text:p>0</text:p>
          </table:table-cell>
          <table:table-cell table:style-name="ce3015" table:formula="of:=IF(AND([.L102]&gt;0; [.L103]=0; [.L104]=0);IF(AND([.L102]=2;[.L101]&lt;&gt;1;[.M101]&lt;&gt;1;[.M103]&lt;&gt;1;[.M102]&lt;&gt;1;[.L103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4-06" calcext:value-type="date">
            <text:p>2016-04-06</text:p>
          </table:table-cell>
          <table:table-cell office:value-type="float" office:value="2.942" calcext:value-type="float">
            <text:p>2.942</text:p>
          </table:table-cell>
          <table:table-cell table:formula="of:=AVERAGE([.B74:.B132])" office:value-type="float" office:value="1.5385593220339" calcext:value-type="float">
            <text:p>1.5385593220339</text:p>
          </table:table-cell>
          <table:table-cell table:formula="of:=ABS([.B103]-[.C103])" office:value-type="float" office:value="1.4034406779661" calcext:value-type="float">
            <text:p>1.4034406779661</text:p>
          </table:table-cell>
          <table:table-cell table:style-name="ce98" table:formula="of:=IF(IF(ABS([.$C103]-[.$B103])&gt;=[.E$5];1;0)=1; IF( ABS([.$C103]-[.$B103])&lt;[.F$5]; 2; 1);0)" office:value-type="float" office:value="0" calcext:value-type="float">
            <text:p>0</text:p>
          </table:table-cell>
          <table:table-cell table:style-name="ce280" table:formula="of:=IF(IF(ABS([.$C103]-[.$B103])&gt;=[.F$5];1;0)=1; IF( ABS([.$C103]-[.$B103])&lt;[.G$5]; 2; 1);0)" office:value-type="float" office:value="0" calcext:value-type="float">
            <text:p>0</text:p>
          </table:table-cell>
          <table:table-cell table:style-name="ce463" table:formula="of:=IF(IF(ABS([.$C103]-[.$B103])&gt;=[.G$5];1;0)=1; IF( ABS([.$C103]-[.$B103])&lt;[.H$5]; 2; 1);0)" office:value-type="float" office:value="0" calcext:value-type="float">
            <text:p>0</text:p>
          </table:table-cell>
          <table:table-cell table:style-name="ce646" table:formula="of:=IF(IF(ABS([.$C103]-[.$B103])&gt;=[.H$5];1;0)=1; IF( ABS([.$C103]-[.$B103])&lt;[.I$5]; 2; 1);0)" office:value-type="float" office:value="0" calcext:value-type="float">
            <text:p>0</text:p>
          </table:table-cell>
          <table:table-cell table:style-name="ce828" table:formula="of:=IF(IF(ABS([.$C103]-[.$B103])&gt;=[.I$5];1;0)=1; IF( ABS([.$C103]-[.$B103])&lt;[.J$5]; 2; 1);0)" office:value-type="float" office:value="0" calcext:value-type="float">
            <text:p>0</text:p>
          </table:table-cell>
          <table:table-cell table:style-name="ce1010" table:formula="of:=IF(IF(ABS([.$C103]-[.$B103])&gt;=[.J$5];1;0)=1; IF( ABS([.$C103]-[.$B103])&lt;[.K$5]; 2; 1);0)" office:value-type="float" office:value="0" calcext:value-type="float">
            <text:p>0</text:p>
          </table:table-cell>
          <table:table-cell table:style-name="ce1192" table:formula="of:=IF(IF(ABS([.$C103]-[.$B103])&gt;=[.K$5];1;0)=1; IF( ABS([.$C103]-[.$B103])&lt;[.L$5]; 2; 1);0)" office:value-type="float" office:value="0" calcext:value-type="float">
            <text:p>0</text:p>
          </table:table-cell>
          <table:table-cell table:style-name="ce1374" table:formula="of:=IF(IF(ABS([.$C103]-[.$B103])&gt;=[.L$5];1;0)=1; IF( ABS([.$C103]-[.$B103])&lt;[.M$5]; 2; 1);0)" office:value-type="float" office:value="0" calcext:value-type="float">
            <text:p>0</text:p>
          </table:table-cell>
          <table:table-cell table:style-name="ce1556" table:formula="of:=IF(IF(ABS([.$C103]-[.$B103])&gt;=[.M$5];1;0)=1; IF( ABS([.$C103]-[.$B103])&lt;[.N$5]; 2; 1);0)" office:value-type="float" office:value="0" calcext:value-type="float">
            <text:p>0</text:p>
          </table:table-cell>
          <table:table-cell table:style-name="ce1643"/>
          <table:table-cell table:style-name="ce1740" table:formula="of:=IF(AND([.E103]&gt;0; [.E104]=0; [.E105]=0);IF(AND([.E103]=2;[.E102]&lt;&gt;1;[.F102]&lt;&gt;1;[.F104]&lt;&gt;1;[.F103]&lt;&gt;1;[.E104]&lt;&gt;1);2;1);0)" office:value-type="float" office:value="0" calcext:value-type="float">
            <text:p>0</text:p>
          </table:table-cell>
          <table:table-cell table:style-name="ce1923" table:formula="of:=IF(AND([.F103]&gt;0; [.F104]=0; [.F105]=0);IF(AND([.F103]=2;[.F102]&lt;&gt;1;[.G102]&lt;&gt;1;[.G104]&lt;&gt;1;[.G103]&lt;&gt;1;[.F104]&lt;&gt;1);2;1);0)" office:value-type="float" office:value="0" calcext:value-type="float">
            <text:p>0</text:p>
          </table:table-cell>
          <table:table-cell table:style-name="ce2106" table:formula="of:=IF(AND([.G103]&gt;0; [.G104]=0; [.G105]=0);IF(AND([.G103]=2;[.G102]&lt;&gt;1;[.H102]&lt;&gt;1;[.H104]&lt;&gt;1;[.H103]&lt;&gt;1;[.G104]&lt;&gt;1);2;1);0)" office:value-type="float" office:value="0" calcext:value-type="float">
            <text:p>0</text:p>
          </table:table-cell>
          <table:table-cell table:style-name="ce2288" table:formula="of:=IF(AND([.H103]&gt;0; [.H104]=0; [.H105]=0);IF(AND([.H103]=2;[.H102]&lt;&gt;1;[.I102]&lt;&gt;1;[.I104]&lt;&gt;1;[.I103]&lt;&gt;1;[.H104]&lt;&gt;1);2;1);0)" office:value-type="float" office:value="0" calcext:value-type="float">
            <text:p>0</text:p>
          </table:table-cell>
          <table:table-cell table:style-name="ce2470" table:formula="of:=IF(AND([.I103]&gt;0; [.I104]=0; [.I105]=0);IF(AND([.I103]=2;[.I102]&lt;&gt;1;[.J102]&lt;&gt;1;[.J104]&lt;&gt;1;[.J103]&lt;&gt;1;[.I104]&lt;&gt;1);2;1);0)" office:value-type="float" office:value="0" calcext:value-type="float">
            <text:p>0</text:p>
          </table:table-cell>
          <table:table-cell table:style-name="ce2652" table:formula="of:=IF(AND([.J103]&gt;0; [.J104]=0; [.J105]=0);IF(AND([.J103]=2;[.J102]&lt;&gt;1;[.K102]&lt;&gt;1;[.K104]&lt;&gt;1;[.K103]&lt;&gt;1;[.J104]&lt;&gt;1);2;1);0)" office:value-type="float" office:value="0" calcext:value-type="float">
            <text:p>0</text:p>
          </table:table-cell>
          <table:table-cell table:style-name="ce2834" table:formula="of:=IF(AND([.K103]&gt;0; [.K104]=0; [.K105]=0);IF(AND([.K103]=2;[.K102]&lt;&gt;1;[.L102]&lt;&gt;1;[.L104]&lt;&gt;1;[.L103]&lt;&gt;1;[.K104]&lt;&gt;1);2;1);0)" office:value-type="float" office:value="0" calcext:value-type="float">
            <text:p>0</text:p>
          </table:table-cell>
          <table:table-cell table:style-name="ce3016" table:formula="of:=IF(AND([.L103]&gt;0; [.L104]=0; [.L105]=0);IF(AND([.L103]=2;[.L102]&lt;&gt;1;[.M102]&lt;&gt;1;[.M104]&lt;&gt;1;[.M103]&lt;&gt;1;[.L104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4-07" calcext:value-type="date">
            <text:p>2016-04-07</text:p>
          </table:table-cell>
          <table:table-cell office:value-type="float" office:value="2.81" calcext:value-type="float">
            <text:p>2.81</text:p>
          </table:table-cell>
          <table:table-cell table:formula="of:=AVERAGE([.B75:.B133])" office:value-type="float" office:value="1.79676271186441" calcext:value-type="float">
            <text:p>1.79676271186441</text:p>
          </table:table-cell>
          <table:table-cell table:formula="of:=ABS([.B104]-[.C104])" office:value-type="float" office:value="1.01323728813559" calcext:value-type="float">
            <text:p>1.01323728813559</text:p>
          </table:table-cell>
          <table:table-cell table:style-name="ce99" table:formula="of:=IF(IF(ABS([.$C104]-[.$B104])&gt;=[.E$5];1;0)=1; IF( ABS([.$C104]-[.$B104])&lt;[.F$5]; 2; 1);0)" office:value-type="float" office:value="0" calcext:value-type="float">
            <text:p>0</text:p>
          </table:table-cell>
          <table:table-cell table:style-name="ce281" table:formula="of:=IF(IF(ABS([.$C104]-[.$B104])&gt;=[.F$5];1;0)=1; IF( ABS([.$C104]-[.$B104])&lt;[.G$5]; 2; 1);0)" office:value-type="float" office:value="0" calcext:value-type="float">
            <text:p>0</text:p>
          </table:table-cell>
          <table:table-cell table:style-name="ce464" table:formula="of:=IF(IF(ABS([.$C104]-[.$B104])&gt;=[.G$5];1;0)=1; IF( ABS([.$C104]-[.$B104])&lt;[.H$5]; 2; 1);0)" office:value-type="float" office:value="0" calcext:value-type="float">
            <text:p>0</text:p>
          </table:table-cell>
          <table:table-cell table:style-name="ce647" table:formula="of:=IF(IF(ABS([.$C104]-[.$B104])&gt;=[.H$5];1;0)=1; IF( ABS([.$C104]-[.$B104])&lt;[.I$5]; 2; 1);0)" office:value-type="float" office:value="0" calcext:value-type="float">
            <text:p>0</text:p>
          </table:table-cell>
          <table:table-cell table:style-name="ce829" table:formula="of:=IF(IF(ABS([.$C104]-[.$B104])&gt;=[.I$5];1;0)=1; IF( ABS([.$C104]-[.$B104])&lt;[.J$5]; 2; 1);0)" office:value-type="float" office:value="0" calcext:value-type="float">
            <text:p>0</text:p>
          </table:table-cell>
          <table:table-cell table:style-name="ce1011" table:formula="of:=IF(IF(ABS([.$C104]-[.$B104])&gt;=[.J$5];1;0)=1; IF( ABS([.$C104]-[.$B104])&lt;[.K$5]; 2; 1);0)" office:value-type="float" office:value="0" calcext:value-type="float">
            <text:p>0</text:p>
          </table:table-cell>
          <table:table-cell table:style-name="ce1193" table:formula="of:=IF(IF(ABS([.$C104]-[.$B104])&gt;=[.K$5];1;0)=1; IF( ABS([.$C104]-[.$B104])&lt;[.L$5]; 2; 1);0)" office:value-type="float" office:value="0" calcext:value-type="float">
            <text:p>0</text:p>
          </table:table-cell>
          <table:table-cell table:style-name="ce1375" table:formula="of:=IF(IF(ABS([.$C104]-[.$B104])&gt;=[.L$5];1;0)=1; IF( ABS([.$C104]-[.$B104])&lt;[.M$5]; 2; 1);0)" office:value-type="float" office:value="0" calcext:value-type="float">
            <text:p>0</text:p>
          </table:table-cell>
          <table:table-cell table:style-name="ce1557" table:formula="of:=IF(IF(ABS([.$C104]-[.$B104])&gt;=[.M$5];1;0)=1; IF( ABS([.$C104]-[.$B104])&lt;[.N$5]; 2; 1);0)" office:value-type="float" office:value="0" calcext:value-type="float">
            <text:p>0</text:p>
          </table:table-cell>
          <table:table-cell table:style-name="ce1643"/>
          <table:table-cell table:style-name="ce1741" table:formula="of:=IF(AND([.E104]&gt;0; [.E105]=0; [.E106]=0);IF(AND([.E104]=2;[.E103]&lt;&gt;1;[.F103]&lt;&gt;1;[.F105]&lt;&gt;1;[.F104]&lt;&gt;1;[.E105]&lt;&gt;1);2;1);0)" office:value-type="float" office:value="0" calcext:value-type="float">
            <text:p>0</text:p>
          </table:table-cell>
          <table:table-cell table:style-name="ce1924" table:formula="of:=IF(AND([.F104]&gt;0; [.F105]=0; [.F106]=0);IF(AND([.F104]=2;[.F103]&lt;&gt;1;[.G103]&lt;&gt;1;[.G105]&lt;&gt;1;[.G104]&lt;&gt;1;[.F105]&lt;&gt;1);2;1);0)" office:value-type="float" office:value="0" calcext:value-type="float">
            <text:p>0</text:p>
          </table:table-cell>
          <table:table-cell table:style-name="ce2107" table:formula="of:=IF(AND([.G104]&gt;0; [.G105]=0; [.G106]=0);IF(AND([.G104]=2;[.G103]&lt;&gt;1;[.H103]&lt;&gt;1;[.H105]&lt;&gt;1;[.H104]&lt;&gt;1;[.G105]&lt;&gt;1);2;1);0)" office:value-type="float" office:value="0" calcext:value-type="float">
            <text:p>0</text:p>
          </table:table-cell>
          <table:table-cell table:style-name="ce2289" table:formula="of:=IF(AND([.H104]&gt;0; [.H105]=0; [.H106]=0);IF(AND([.H104]=2;[.H103]&lt;&gt;1;[.I103]&lt;&gt;1;[.I105]&lt;&gt;1;[.I104]&lt;&gt;1;[.H105]&lt;&gt;1);2;1);0)" office:value-type="float" office:value="0" calcext:value-type="float">
            <text:p>0</text:p>
          </table:table-cell>
          <table:table-cell table:style-name="ce2471" table:formula="of:=IF(AND([.I104]&gt;0; [.I105]=0; [.I106]=0);IF(AND([.I104]=2;[.I103]&lt;&gt;1;[.J103]&lt;&gt;1;[.J105]&lt;&gt;1;[.J104]&lt;&gt;1;[.I105]&lt;&gt;1);2;1);0)" office:value-type="float" office:value="0" calcext:value-type="float">
            <text:p>0</text:p>
          </table:table-cell>
          <table:table-cell table:style-name="ce2653" table:formula="of:=IF(AND([.J104]&gt;0; [.J105]=0; [.J106]=0);IF(AND([.J104]=2;[.J103]&lt;&gt;1;[.K103]&lt;&gt;1;[.K105]&lt;&gt;1;[.K104]&lt;&gt;1;[.J105]&lt;&gt;1);2;1);0)" office:value-type="float" office:value="0" calcext:value-type="float">
            <text:p>0</text:p>
          </table:table-cell>
          <table:table-cell table:style-name="ce2835" table:formula="of:=IF(AND([.K104]&gt;0; [.K105]=0; [.K106]=0);IF(AND([.K104]=2;[.K103]&lt;&gt;1;[.L103]&lt;&gt;1;[.L105]&lt;&gt;1;[.L104]&lt;&gt;1;[.K105]&lt;&gt;1);2;1);0)" office:value-type="float" office:value="0" calcext:value-type="float">
            <text:p>0</text:p>
          </table:table-cell>
          <table:table-cell table:style-name="ce3017" table:formula="of:=IF(AND([.L104]&gt;0; [.L105]=0; [.L106]=0);IF(AND([.L104]=2;[.L103]&lt;&gt;1;[.M103]&lt;&gt;1;[.M105]&lt;&gt;1;[.M104]&lt;&gt;1;[.L105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4-08" calcext:value-type="date">
            <text:p>2016-04-08</text:p>
          </table:table-cell>
          <table:table-cell office:value-type="float" office:value="-2.041" calcext:value-type="float">
            <text:p>-2.041</text:p>
          </table:table-cell>
          <table:table-cell table:formula="of:=AVERAGE([.B76:.B134])" office:value-type="float" office:value="2.03298305084746" calcext:value-type="float">
            <text:p>2.03298305084746</text:p>
          </table:table-cell>
          <table:table-cell table:formula="of:=ABS([.B105]-[.C105])" office:value-type="float" office:value="4.07398305084746" calcext:value-type="float">
            <text:p>4.07398305084746</text:p>
          </table:table-cell>
          <table:table-cell table:style-name="ce100" table:formula="of:=IF(IF(ABS([.$C105]-[.$B105])&gt;=[.E$5];1;0)=1; IF( ABS([.$C105]-[.$B105])&lt;[.F$5]; 2; 1);0)" office:value-type="float" office:value="1" calcext:value-type="float">
            <text:p>1</text:p>
          </table:table-cell>
          <table:table-cell table:style-name="ce282" table:formula="of:=IF(IF(ABS([.$C105]-[.$B105])&gt;=[.F$5];1;0)=1; IF( ABS([.$C105]-[.$B105])&lt;[.G$5]; 2; 1);0)" office:value-type="float" office:value="1" calcext:value-type="float">
            <text:p>1</text:p>
          </table:table-cell>
          <table:table-cell table:style-name="ce465" table:formula="of:=IF(IF(ABS([.$C105]-[.$B105])&gt;=[.G$5];1;0)=1; IF( ABS([.$C105]-[.$B105])&lt;[.H$5]; 2; 1);0)" office:value-type="float" office:value="2" calcext:value-type="float">
            <text:p>2</text:p>
          </table:table-cell>
          <table:table-cell table:style-name="ce648" table:formula="of:=IF(IF(ABS([.$C105]-[.$B105])&gt;=[.H$5];1;0)=1; IF( ABS([.$C105]-[.$B105])&lt;[.I$5]; 2; 1);0)" office:value-type="float" office:value="0" calcext:value-type="float">
            <text:p>0</text:p>
          </table:table-cell>
          <table:table-cell table:style-name="ce830" table:formula="of:=IF(IF(ABS([.$C105]-[.$B105])&gt;=[.I$5];1;0)=1; IF( ABS([.$C105]-[.$B105])&lt;[.J$5]; 2; 1);0)" office:value-type="float" office:value="0" calcext:value-type="float">
            <text:p>0</text:p>
          </table:table-cell>
          <table:table-cell table:style-name="ce1012" table:formula="of:=IF(IF(ABS([.$C105]-[.$B105])&gt;=[.J$5];1;0)=1; IF( ABS([.$C105]-[.$B105])&lt;[.K$5]; 2; 1);0)" office:value-type="float" office:value="0" calcext:value-type="float">
            <text:p>0</text:p>
          </table:table-cell>
          <table:table-cell table:style-name="ce1194" table:formula="of:=IF(IF(ABS([.$C105]-[.$B105])&gt;=[.K$5];1;0)=1; IF( ABS([.$C105]-[.$B105])&lt;[.L$5]; 2; 1);0)" office:value-type="float" office:value="0" calcext:value-type="float">
            <text:p>0</text:p>
          </table:table-cell>
          <table:table-cell table:style-name="ce1376" table:formula="of:=IF(IF(ABS([.$C105]-[.$B105])&gt;=[.L$5];1;0)=1; IF( ABS([.$C105]-[.$B105])&lt;[.M$5]; 2; 1);0)" office:value-type="float" office:value="0" calcext:value-type="float">
            <text:p>0</text:p>
          </table:table-cell>
          <table:table-cell table:style-name="ce1558" table:formula="of:=IF(IF(ABS([.$C105]-[.$B105])&gt;=[.M$5];1;0)=1; IF( ABS([.$C105]-[.$B105])&lt;[.N$5]; 2; 1);0)" office:value-type="float" office:value="0" calcext:value-type="float">
            <text:p>0</text:p>
          </table:table-cell>
          <table:table-cell table:style-name="ce1643"/>
          <table:table-cell table:style-name="ce1742" table:formula="of:=IF(AND([.E105]&gt;0; [.E106]=0; [.E107]=0);IF(AND([.E105]=2;[.E104]&lt;&gt;1;[.F104]&lt;&gt;1;[.F106]&lt;&gt;1;[.F105]&lt;&gt;1;[.E106]&lt;&gt;1);2;1);0)" office:value-type="float" office:value="0" calcext:value-type="float">
            <text:p>0</text:p>
          </table:table-cell>
          <table:table-cell table:style-name="ce1925" table:formula="of:=IF(AND([.F105]&gt;0; [.F106]=0; [.F107]=0);IF(AND([.F105]=2;[.F104]&lt;&gt;1;[.G104]&lt;&gt;1;[.G106]&lt;&gt;1;[.G105]&lt;&gt;1;[.F106]&lt;&gt;1);2;1);0)" office:value-type="float" office:value="0" calcext:value-type="float">
            <text:p>0</text:p>
          </table:table-cell>
          <table:table-cell table:style-name="ce2108" table:formula="of:=IF(AND([.G105]&gt;0; [.G106]=0; [.G107]=0);IF(AND([.G105]=2;[.G104]&lt;&gt;1;[.H104]&lt;&gt;1;[.H106]&lt;&gt;1;[.H105]&lt;&gt;1;[.G106]&lt;&gt;1);2;1);0)" office:value-type="float" office:value="0" calcext:value-type="float">
            <text:p>0</text:p>
          </table:table-cell>
          <table:table-cell table:style-name="ce2290" table:formula="of:=IF(AND([.H105]&gt;0; [.H106]=0; [.H107]=0);IF(AND([.H105]=2;[.H104]&lt;&gt;1;[.I104]&lt;&gt;1;[.I106]&lt;&gt;1;[.I105]&lt;&gt;1;[.H106]&lt;&gt;1);2;1);0)" office:value-type="float" office:value="0" calcext:value-type="float">
            <text:p>0</text:p>
          </table:table-cell>
          <table:table-cell table:style-name="ce2472" table:formula="of:=IF(AND([.I105]&gt;0; [.I106]=0; [.I107]=0);IF(AND([.I105]=2;[.I104]&lt;&gt;1;[.J104]&lt;&gt;1;[.J106]&lt;&gt;1;[.J105]&lt;&gt;1;[.I106]&lt;&gt;1);2;1);0)" office:value-type="float" office:value="0" calcext:value-type="float">
            <text:p>0</text:p>
          </table:table-cell>
          <table:table-cell table:style-name="ce2654" table:formula="of:=IF(AND([.J105]&gt;0; [.J106]=0; [.J107]=0);IF(AND([.J105]=2;[.J104]&lt;&gt;1;[.K104]&lt;&gt;1;[.K106]&lt;&gt;1;[.K105]&lt;&gt;1;[.J106]&lt;&gt;1);2;1);0)" office:value-type="float" office:value="0" calcext:value-type="float">
            <text:p>0</text:p>
          </table:table-cell>
          <table:table-cell table:style-name="ce2836" table:formula="of:=IF(AND([.K105]&gt;0; [.K106]=0; [.K107]=0);IF(AND([.K105]=2;[.K104]&lt;&gt;1;[.L104]&lt;&gt;1;[.L106]&lt;&gt;1;[.L105]&lt;&gt;1;[.K106]&lt;&gt;1);2;1);0)" office:value-type="float" office:value="0" calcext:value-type="float">
            <text:p>0</text:p>
          </table:table-cell>
          <table:table-cell table:style-name="ce3018" table:formula="of:=IF(AND([.L105]&gt;0; [.L106]=0; [.L107]=0);IF(AND([.L105]=2;[.L104]&lt;&gt;1;[.M104]&lt;&gt;1;[.M106]&lt;&gt;1;[.M105]&lt;&gt;1;[.L106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4-09" calcext:value-type="date">
            <text:p>2016-04-09</text:p>
          </table:table-cell>
          <table:table-cell office:value-type="float" office:value="-2.224" calcext:value-type="float">
            <text:p>-2.224</text:p>
          </table:table-cell>
          <table:table-cell table:formula="of:=AVERAGE([.B77:.B135])" office:value-type="float" office:value="2.22681355932203" calcext:value-type="float">
            <text:p>2.22681355932203</text:p>
          </table:table-cell>
          <table:table-cell table:formula="of:=ABS([.B106]-[.C106])" office:value-type="float" office:value="4.45081355932203" calcext:value-type="float">
            <text:p>4.45081355932203</text:p>
          </table:table-cell>
          <table:table-cell table:style-name="ce101" table:formula="of:=IF(IF(ABS([.$C106]-[.$B106])&gt;=[.E$5];1;0)=1; IF( ABS([.$C106]-[.$B106])&lt;[.F$5]; 2; 1);0)" office:value-type="float" office:value="1" calcext:value-type="float">
            <text:p>1</text:p>
          </table:table-cell>
          <table:table-cell table:style-name="ce283" table:formula="of:=IF(IF(ABS([.$C106]-[.$B106])&gt;=[.F$5];1;0)=1; IF( ABS([.$C106]-[.$B106])&lt;[.G$5]; 2; 1);0)" office:value-type="float" office:value="1" calcext:value-type="float">
            <text:p>1</text:p>
          </table:table-cell>
          <table:table-cell table:style-name="ce466" table:formula="of:=IF(IF(ABS([.$C106]-[.$B106])&gt;=[.G$5];1;0)=1; IF( ABS([.$C106]-[.$B106])&lt;[.H$5]; 2; 1);0)" office:value-type="float" office:value="2" calcext:value-type="float">
            <text:p>2</text:p>
          </table:table-cell>
          <table:table-cell table:style-name="ce649" table:formula="of:=IF(IF(ABS([.$C106]-[.$B106])&gt;=[.H$5];1;0)=1; IF( ABS([.$C106]-[.$B106])&lt;[.I$5]; 2; 1);0)" office:value-type="float" office:value="0" calcext:value-type="float">
            <text:p>0</text:p>
          </table:table-cell>
          <table:table-cell table:style-name="ce831" table:formula="of:=IF(IF(ABS([.$C106]-[.$B106])&gt;=[.I$5];1;0)=1; IF( ABS([.$C106]-[.$B106])&lt;[.J$5]; 2; 1);0)" office:value-type="float" office:value="0" calcext:value-type="float">
            <text:p>0</text:p>
          </table:table-cell>
          <table:table-cell table:style-name="ce1013" table:formula="of:=IF(IF(ABS([.$C106]-[.$B106])&gt;=[.J$5];1;0)=1; IF( ABS([.$C106]-[.$B106])&lt;[.K$5]; 2; 1);0)" office:value-type="float" office:value="0" calcext:value-type="float">
            <text:p>0</text:p>
          </table:table-cell>
          <table:table-cell table:style-name="ce1195" table:formula="of:=IF(IF(ABS([.$C106]-[.$B106])&gt;=[.K$5];1;0)=1; IF( ABS([.$C106]-[.$B106])&lt;[.L$5]; 2; 1);0)" office:value-type="float" office:value="0" calcext:value-type="float">
            <text:p>0</text:p>
          </table:table-cell>
          <table:table-cell table:style-name="ce1377" table:formula="of:=IF(IF(ABS([.$C106]-[.$B106])&gt;=[.L$5];1;0)=1; IF( ABS([.$C106]-[.$B106])&lt;[.M$5]; 2; 1);0)" office:value-type="float" office:value="0" calcext:value-type="float">
            <text:p>0</text:p>
          </table:table-cell>
          <table:table-cell table:style-name="ce1559" table:formula="of:=IF(IF(ABS([.$C106]-[.$B106])&gt;=[.M$5];1;0)=1; IF( ABS([.$C106]-[.$B106])&lt;[.N$5]; 2; 1);0)" office:value-type="float" office:value="0" calcext:value-type="float">
            <text:p>0</text:p>
          </table:table-cell>
          <table:table-cell table:style-name="ce1643"/>
          <table:table-cell table:style-name="ce1743" table:formula="of:=IF(AND([.E106]&gt;0; [.E107]=0; [.E108]=0);IF(AND([.E106]=2;[.E105]&lt;&gt;1;[.F105]&lt;&gt;1;[.F107]&lt;&gt;1;[.F106]&lt;&gt;1;[.E107]&lt;&gt;1);2;1);0)" office:value-type="float" office:value="0" calcext:value-type="float">
            <text:p>0</text:p>
          </table:table-cell>
          <table:table-cell table:style-name="ce1926" table:formula="of:=IF(AND([.F106]&gt;0; [.F107]=0; [.F108]=0);IF(AND([.F106]=2;[.F105]&lt;&gt;1;[.G105]&lt;&gt;1;[.G107]&lt;&gt;1;[.G106]&lt;&gt;1;[.F107]&lt;&gt;1);2;1);0)" office:value-type="float" office:value="1" calcext:value-type="float">
            <text:p>1</text:p>
          </table:table-cell>
          <table:table-cell table:style-name="ce2109" table:formula="of:=IF(AND([.G106]&gt;0; [.G107]=0; [.G108]=0);IF(AND([.G106]=2;[.G105]&lt;&gt;1;[.H105]&lt;&gt;1;[.H107]&lt;&gt;1;[.H106]&lt;&gt;1;[.G107]&lt;&gt;1);2;1);0)" office:value-type="float" office:value="2" calcext:value-type="float">
            <text:p>2</text:p>
          </table:table-cell>
          <table:table-cell table:style-name="ce2291" table:formula="of:=IF(AND([.H106]&gt;0; [.H107]=0; [.H108]=0);IF(AND([.H106]=2;[.H105]&lt;&gt;1;[.I105]&lt;&gt;1;[.I107]&lt;&gt;1;[.I106]&lt;&gt;1;[.H107]&lt;&gt;1);2;1);0)" office:value-type="float" office:value="0" calcext:value-type="float">
            <text:p>0</text:p>
          </table:table-cell>
          <table:table-cell table:style-name="ce2473" table:formula="of:=IF(AND([.I106]&gt;0; [.I107]=0; [.I108]=0);IF(AND([.I106]=2;[.I105]&lt;&gt;1;[.J105]&lt;&gt;1;[.J107]&lt;&gt;1;[.J106]&lt;&gt;1;[.I107]&lt;&gt;1);2;1);0)" office:value-type="float" office:value="0" calcext:value-type="float">
            <text:p>0</text:p>
          </table:table-cell>
          <table:table-cell table:style-name="ce2655" table:formula="of:=IF(AND([.J106]&gt;0; [.J107]=0; [.J108]=0);IF(AND([.J106]=2;[.J105]&lt;&gt;1;[.K105]&lt;&gt;1;[.K107]&lt;&gt;1;[.K106]&lt;&gt;1;[.J107]&lt;&gt;1);2;1);0)" office:value-type="float" office:value="0" calcext:value-type="float">
            <text:p>0</text:p>
          </table:table-cell>
          <table:table-cell table:style-name="ce2837" table:formula="of:=IF(AND([.K106]&gt;0; [.K107]=0; [.K108]=0);IF(AND([.K106]=2;[.K105]&lt;&gt;1;[.L105]&lt;&gt;1;[.L107]&lt;&gt;1;[.L106]&lt;&gt;1;[.K107]&lt;&gt;1);2;1);0)" office:value-type="float" office:value="0" calcext:value-type="float">
            <text:p>0</text:p>
          </table:table-cell>
          <table:table-cell table:style-name="ce3019" table:formula="of:=IF(AND([.L106]&gt;0; [.L107]=0; [.L108]=0);IF(AND([.L106]=2;[.L105]&lt;&gt;1;[.M105]&lt;&gt;1;[.M107]&lt;&gt;1;[.M106]&lt;&gt;1;[.L107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4-10" calcext:value-type="date">
            <text:p>2016-04-10</text:p>
          </table:table-cell>
          <table:table-cell office:value-type="float" office:value="2.331" calcext:value-type="float">
            <text:p>2.331</text:p>
          </table:table-cell>
          <table:table-cell table:formula="of:=AVERAGE([.B78:.B136])" office:value-type="float" office:value="2.40272881355932" calcext:value-type="float">
            <text:p>2.40272881355932</text:p>
          </table:table-cell>
          <table:table-cell table:formula="of:=ABS([.B107]-[.C107])" office:value-type="float" office:value="0.0717288135593219" calcext:value-type="float">
            <text:p>0.071728813559322</text:p>
          </table:table-cell>
          <table:table-cell table:style-name="ce102" table:formula="of:=IF(IF(ABS([.$C107]-[.$B107])&gt;=[.E$5];1;0)=1; IF( ABS([.$C107]-[.$B107])&lt;[.F$5]; 2; 1);0)" office:value-type="float" office:value="0" calcext:value-type="float">
            <text:p>0</text:p>
          </table:table-cell>
          <table:table-cell table:style-name="ce284" table:formula="of:=IF(IF(ABS([.$C107]-[.$B107])&gt;=[.F$5];1;0)=1; IF( ABS([.$C107]-[.$B107])&lt;[.G$5]; 2; 1);0)" office:value-type="float" office:value="0" calcext:value-type="float">
            <text:p>0</text:p>
          </table:table-cell>
          <table:table-cell table:style-name="ce467" table:formula="of:=IF(IF(ABS([.$C107]-[.$B107])&gt;=[.G$5];1;0)=1; IF( ABS([.$C107]-[.$B107])&lt;[.H$5]; 2; 1);0)" office:value-type="float" office:value="0" calcext:value-type="float">
            <text:p>0</text:p>
          </table:table-cell>
          <table:table-cell table:style-name="ce650" table:formula="of:=IF(IF(ABS([.$C107]-[.$B107])&gt;=[.H$5];1;0)=1; IF( ABS([.$C107]-[.$B107])&lt;[.I$5]; 2; 1);0)" office:value-type="float" office:value="0" calcext:value-type="float">
            <text:p>0</text:p>
          </table:table-cell>
          <table:table-cell table:style-name="ce832" table:formula="of:=IF(IF(ABS([.$C107]-[.$B107])&gt;=[.I$5];1;0)=1; IF( ABS([.$C107]-[.$B107])&lt;[.J$5]; 2; 1);0)" office:value-type="float" office:value="0" calcext:value-type="float">
            <text:p>0</text:p>
          </table:table-cell>
          <table:table-cell table:style-name="ce1014" table:formula="of:=IF(IF(ABS([.$C107]-[.$B107])&gt;=[.J$5];1;0)=1; IF( ABS([.$C107]-[.$B107])&lt;[.K$5]; 2; 1);0)" office:value-type="float" office:value="0" calcext:value-type="float">
            <text:p>0</text:p>
          </table:table-cell>
          <table:table-cell table:style-name="ce1196" table:formula="of:=IF(IF(ABS([.$C107]-[.$B107])&gt;=[.K$5];1;0)=1; IF( ABS([.$C107]-[.$B107])&lt;[.L$5]; 2; 1);0)" office:value-type="float" office:value="0" calcext:value-type="float">
            <text:p>0</text:p>
          </table:table-cell>
          <table:table-cell table:style-name="ce1378" table:formula="of:=IF(IF(ABS([.$C107]-[.$B107])&gt;=[.L$5];1;0)=1; IF( ABS([.$C107]-[.$B107])&lt;[.M$5]; 2; 1);0)" office:value-type="float" office:value="0" calcext:value-type="float">
            <text:p>0</text:p>
          </table:table-cell>
          <table:table-cell table:style-name="ce1560" table:formula="of:=IF(IF(ABS([.$C107]-[.$B107])&gt;=[.M$5];1;0)=1; IF( ABS([.$C107]-[.$B107])&lt;[.N$5]; 2; 1);0)" office:value-type="float" office:value="0" calcext:value-type="float">
            <text:p>0</text:p>
          </table:table-cell>
          <table:table-cell table:style-name="ce1643"/>
          <table:table-cell table:style-name="ce1744" table:formula="of:=IF(AND([.E107]&gt;0; [.E108]=0; [.E109]=0);IF(AND([.E107]=2;[.E106]&lt;&gt;1;[.F106]&lt;&gt;1;[.F108]&lt;&gt;1;[.F107]&lt;&gt;1;[.E108]&lt;&gt;1);2;1);0)" office:value-type="float" office:value="0" calcext:value-type="float">
            <text:p>0</text:p>
          </table:table-cell>
          <table:table-cell table:style-name="ce1927" table:formula="of:=IF(AND([.F107]&gt;0; [.F108]=0; [.F109]=0);IF(AND([.F107]=2;[.F106]&lt;&gt;1;[.G106]&lt;&gt;1;[.G108]&lt;&gt;1;[.G107]&lt;&gt;1;[.F108]&lt;&gt;1);2;1);0)" office:value-type="float" office:value="0" calcext:value-type="float">
            <text:p>0</text:p>
          </table:table-cell>
          <table:table-cell table:style-name="ce2110" table:formula="of:=IF(AND([.G107]&gt;0; [.G108]=0; [.G109]=0);IF(AND([.G107]=2;[.G106]&lt;&gt;1;[.H106]&lt;&gt;1;[.H108]&lt;&gt;1;[.H107]&lt;&gt;1;[.G108]&lt;&gt;1);2;1);0)" office:value-type="float" office:value="0" calcext:value-type="float">
            <text:p>0</text:p>
          </table:table-cell>
          <table:table-cell table:style-name="ce2292" table:formula="of:=IF(AND([.H107]&gt;0; [.H108]=0; [.H109]=0);IF(AND([.H107]=2;[.H106]&lt;&gt;1;[.I106]&lt;&gt;1;[.I108]&lt;&gt;1;[.I107]&lt;&gt;1;[.H108]&lt;&gt;1);2;1);0)" office:value-type="float" office:value="0" calcext:value-type="float">
            <text:p>0</text:p>
          </table:table-cell>
          <table:table-cell table:style-name="ce2474" table:formula="of:=IF(AND([.I107]&gt;0; [.I108]=0; [.I109]=0);IF(AND([.I107]=2;[.I106]&lt;&gt;1;[.J106]&lt;&gt;1;[.J108]&lt;&gt;1;[.J107]&lt;&gt;1;[.I108]&lt;&gt;1);2;1);0)" office:value-type="float" office:value="0" calcext:value-type="float">
            <text:p>0</text:p>
          </table:table-cell>
          <table:table-cell table:style-name="ce2656" table:formula="of:=IF(AND([.J107]&gt;0; [.J108]=0; [.J109]=0);IF(AND([.J107]=2;[.J106]&lt;&gt;1;[.K106]&lt;&gt;1;[.K108]&lt;&gt;1;[.K107]&lt;&gt;1;[.J108]&lt;&gt;1);2;1);0)" office:value-type="float" office:value="0" calcext:value-type="float">
            <text:p>0</text:p>
          </table:table-cell>
          <table:table-cell table:style-name="ce2838" table:formula="of:=IF(AND([.K107]&gt;0; [.K108]=0; [.K109]=0);IF(AND([.K107]=2;[.K106]&lt;&gt;1;[.L106]&lt;&gt;1;[.L108]&lt;&gt;1;[.L107]&lt;&gt;1;[.K108]&lt;&gt;1);2;1);0)" office:value-type="float" office:value="0" calcext:value-type="float">
            <text:p>0</text:p>
          </table:table-cell>
          <table:table-cell table:style-name="ce3020" table:formula="of:=IF(AND([.L107]&gt;0; [.L108]=0; [.L109]=0);IF(AND([.L107]=2;[.L106]&lt;&gt;1;[.M106]&lt;&gt;1;[.M108]&lt;&gt;1;[.M107]&lt;&gt;1;[.L108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4-11" calcext:value-type="date">
            <text:p>2016-04-11</text:p>
          </table:table-cell>
          <table:table-cell office:value-type="float" office:value="5.439" calcext:value-type="float">
            <text:p>5.439</text:p>
          </table:table-cell>
          <table:table-cell table:formula="of:=AVERAGE([.B79:.B137])" office:value-type="float" office:value="2.58145762711864" calcext:value-type="float">
            <text:p>2.58145762711864</text:p>
          </table:table-cell>
          <table:table-cell table:formula="of:=ABS([.B108]-[.C108])" office:value-type="float" office:value="2.85754237288136" calcext:value-type="float">
            <text:p>2.85754237288136</text:p>
          </table:table-cell>
          <table:table-cell table:style-name="ce103" table:formula="of:=IF(IF(ABS([.$C108]-[.$B108])&gt;=[.E$5];1;0)=1; IF( ABS([.$C108]-[.$B108])&lt;[.F$5]; 2; 1);0)" office:value-type="float" office:value="2" calcext:value-type="float">
            <text:p>2</text:p>
          </table:table-cell>
          <table:table-cell table:style-name="ce285" table:formula="of:=IF(IF(ABS([.$C108]-[.$B108])&gt;=[.F$5];1;0)=1; IF( ABS([.$C108]-[.$B108])&lt;[.G$5]; 2; 1);0)" office:value-type="float" office:value="0" calcext:value-type="float">
            <text:p>0</text:p>
          </table:table-cell>
          <table:table-cell table:style-name="ce468" table:formula="of:=IF(IF(ABS([.$C108]-[.$B108])&gt;=[.G$5];1;0)=1; IF( ABS([.$C108]-[.$B108])&lt;[.H$5]; 2; 1);0)" office:value-type="float" office:value="0" calcext:value-type="float">
            <text:p>0</text:p>
          </table:table-cell>
          <table:table-cell table:style-name="ce651" table:formula="of:=IF(IF(ABS([.$C108]-[.$B108])&gt;=[.H$5];1;0)=1; IF( ABS([.$C108]-[.$B108])&lt;[.I$5]; 2; 1);0)" office:value-type="float" office:value="0" calcext:value-type="float">
            <text:p>0</text:p>
          </table:table-cell>
          <table:table-cell table:style-name="ce833" table:formula="of:=IF(IF(ABS([.$C108]-[.$B108])&gt;=[.I$5];1;0)=1; IF( ABS([.$C108]-[.$B108])&lt;[.J$5]; 2; 1);0)" office:value-type="float" office:value="0" calcext:value-type="float">
            <text:p>0</text:p>
          </table:table-cell>
          <table:table-cell table:style-name="ce1015" table:formula="of:=IF(IF(ABS([.$C108]-[.$B108])&gt;=[.J$5];1;0)=1; IF( ABS([.$C108]-[.$B108])&lt;[.K$5]; 2; 1);0)" office:value-type="float" office:value="0" calcext:value-type="float">
            <text:p>0</text:p>
          </table:table-cell>
          <table:table-cell table:style-name="ce1197" table:formula="of:=IF(IF(ABS([.$C108]-[.$B108])&gt;=[.K$5];1;0)=1; IF( ABS([.$C108]-[.$B108])&lt;[.L$5]; 2; 1);0)" office:value-type="float" office:value="0" calcext:value-type="float">
            <text:p>0</text:p>
          </table:table-cell>
          <table:table-cell table:style-name="ce1379" table:formula="of:=IF(IF(ABS([.$C108]-[.$B108])&gt;=[.L$5];1;0)=1; IF( ABS([.$C108]-[.$B108])&lt;[.M$5]; 2; 1);0)" office:value-type="float" office:value="0" calcext:value-type="float">
            <text:p>0</text:p>
          </table:table-cell>
          <table:table-cell table:style-name="ce1561" table:formula="of:=IF(IF(ABS([.$C108]-[.$B108])&gt;=[.M$5];1;0)=1; IF( ABS([.$C108]-[.$B108])&lt;[.N$5]; 2; 1);0)" office:value-type="float" office:value="0" calcext:value-type="float">
            <text:p>0</text:p>
          </table:table-cell>
          <table:table-cell table:style-name="ce1643"/>
          <table:table-cell table:style-name="ce1745" table:formula="of:=IF(AND([.E108]&gt;0; [.E109]=0; [.E110]=0);IF(AND([.E108]=2;[.E107]&lt;&gt;1;[.F107]&lt;&gt;1;[.F109]&lt;&gt;1;[.F108]&lt;&gt;1;[.E109]&lt;&gt;1);2;1);0)" office:value-type="float" office:value="0" calcext:value-type="float">
            <text:p>0</text:p>
          </table:table-cell>
          <table:table-cell table:style-name="ce1928" table:formula="of:=IF(AND([.F108]&gt;0; [.F109]=0; [.F110]=0);IF(AND([.F108]=2;[.F107]&lt;&gt;1;[.G107]&lt;&gt;1;[.G109]&lt;&gt;1;[.G108]&lt;&gt;1;[.F109]&lt;&gt;1);2;1);0)" office:value-type="float" office:value="0" calcext:value-type="float">
            <text:p>0</text:p>
          </table:table-cell>
          <table:table-cell table:style-name="ce2111" table:formula="of:=IF(AND([.G108]&gt;0; [.G109]=0; [.G110]=0);IF(AND([.G108]=2;[.G107]&lt;&gt;1;[.H107]&lt;&gt;1;[.H109]&lt;&gt;1;[.H108]&lt;&gt;1;[.G109]&lt;&gt;1);2;1);0)" office:value-type="float" office:value="0" calcext:value-type="float">
            <text:p>0</text:p>
          </table:table-cell>
          <table:table-cell table:style-name="ce2293" table:formula="of:=IF(AND([.H108]&gt;0; [.H109]=0; [.H110]=0);IF(AND([.H108]=2;[.H107]&lt;&gt;1;[.I107]&lt;&gt;1;[.I109]&lt;&gt;1;[.I108]&lt;&gt;1;[.H109]&lt;&gt;1);2;1);0)" office:value-type="float" office:value="0" calcext:value-type="float">
            <text:p>0</text:p>
          </table:table-cell>
          <table:table-cell table:style-name="ce2475" table:formula="of:=IF(AND([.I108]&gt;0; [.I109]=0; [.I110]=0);IF(AND([.I108]=2;[.I107]&lt;&gt;1;[.J107]&lt;&gt;1;[.J109]&lt;&gt;1;[.J108]&lt;&gt;1;[.I109]&lt;&gt;1);2;1);0)" office:value-type="float" office:value="0" calcext:value-type="float">
            <text:p>0</text:p>
          </table:table-cell>
          <table:table-cell table:style-name="ce2657" table:formula="of:=IF(AND([.J108]&gt;0; [.J109]=0; [.J110]=0);IF(AND([.J108]=2;[.J107]&lt;&gt;1;[.K107]&lt;&gt;1;[.K109]&lt;&gt;1;[.K108]&lt;&gt;1;[.J109]&lt;&gt;1);2;1);0)" office:value-type="float" office:value="0" calcext:value-type="float">
            <text:p>0</text:p>
          </table:table-cell>
          <table:table-cell table:style-name="ce2839" table:formula="of:=IF(AND([.K108]&gt;0; [.K109]=0; [.K110]=0);IF(AND([.K108]=2;[.K107]&lt;&gt;1;[.L107]&lt;&gt;1;[.L109]&lt;&gt;1;[.L108]&lt;&gt;1;[.K109]&lt;&gt;1);2;1);0)" office:value-type="float" office:value="0" calcext:value-type="float">
            <text:p>0</text:p>
          </table:table-cell>
          <table:table-cell table:style-name="ce3021" table:formula="of:=IF(AND([.L108]&gt;0; [.L109]=0; [.L110]=0);IF(AND([.L108]=2;[.L107]&lt;&gt;1;[.M107]&lt;&gt;1;[.M109]&lt;&gt;1;[.M108]&lt;&gt;1;[.L109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4-12" calcext:value-type="date">
            <text:p>2016-04-12</text:p>
          </table:table-cell>
          <table:table-cell office:value-type="float" office:value="5.391" calcext:value-type="float">
            <text:p>5.391</text:p>
          </table:table-cell>
          <table:table-cell table:formula="of:=AVERAGE([.B80:.B138])" office:value-type="float" office:value="2.75062711864407" calcext:value-type="float">
            <text:p>2.75062711864407</text:p>
          </table:table-cell>
          <table:table-cell table:formula="of:=ABS([.B109]-[.C109])" office:value-type="float" office:value="2.64037288135593" calcext:value-type="float">
            <text:p>2.64037288135593</text:p>
          </table:table-cell>
          <table:table-cell table:style-name="ce104" table:formula="of:=IF(IF(ABS([.$C109]-[.$B109])&gt;=[.E$5];1;0)=1; IF( ABS([.$C109]-[.$B109])&lt;[.F$5]; 2; 1);0)" office:value-type="float" office:value="2" calcext:value-type="float">
            <text:p>2</text:p>
          </table:table-cell>
          <table:table-cell table:style-name="ce286" table:formula="of:=IF(IF(ABS([.$C109]-[.$B109])&gt;=[.F$5];1;0)=1; IF( ABS([.$C109]-[.$B109])&lt;[.G$5]; 2; 1);0)" office:value-type="float" office:value="0" calcext:value-type="float">
            <text:p>0</text:p>
          </table:table-cell>
          <table:table-cell table:style-name="ce469" table:formula="of:=IF(IF(ABS([.$C109]-[.$B109])&gt;=[.G$5];1;0)=1; IF( ABS([.$C109]-[.$B109])&lt;[.H$5]; 2; 1);0)" office:value-type="float" office:value="0" calcext:value-type="float">
            <text:p>0</text:p>
          </table:table-cell>
          <table:table-cell table:style-name="ce652" table:formula="of:=IF(IF(ABS([.$C109]-[.$B109])&gt;=[.H$5];1;0)=1; IF( ABS([.$C109]-[.$B109])&lt;[.I$5]; 2; 1);0)" office:value-type="float" office:value="0" calcext:value-type="float">
            <text:p>0</text:p>
          </table:table-cell>
          <table:table-cell table:style-name="ce834" table:formula="of:=IF(IF(ABS([.$C109]-[.$B109])&gt;=[.I$5];1;0)=1; IF( ABS([.$C109]-[.$B109])&lt;[.J$5]; 2; 1);0)" office:value-type="float" office:value="0" calcext:value-type="float">
            <text:p>0</text:p>
          </table:table-cell>
          <table:table-cell table:style-name="ce1016" table:formula="of:=IF(IF(ABS([.$C109]-[.$B109])&gt;=[.J$5];1;0)=1; IF( ABS([.$C109]-[.$B109])&lt;[.K$5]; 2; 1);0)" office:value-type="float" office:value="0" calcext:value-type="float">
            <text:p>0</text:p>
          </table:table-cell>
          <table:table-cell table:style-name="ce1198" table:formula="of:=IF(IF(ABS([.$C109]-[.$B109])&gt;=[.K$5];1;0)=1; IF( ABS([.$C109]-[.$B109])&lt;[.L$5]; 2; 1);0)" office:value-type="float" office:value="0" calcext:value-type="float">
            <text:p>0</text:p>
          </table:table-cell>
          <table:table-cell table:style-name="ce1380" table:formula="of:=IF(IF(ABS([.$C109]-[.$B109])&gt;=[.L$5];1;0)=1; IF( ABS([.$C109]-[.$B109])&lt;[.M$5]; 2; 1);0)" office:value-type="float" office:value="0" calcext:value-type="float">
            <text:p>0</text:p>
          </table:table-cell>
          <table:table-cell table:style-name="ce1562" table:formula="of:=IF(IF(ABS([.$C109]-[.$B109])&gt;=[.M$5];1;0)=1; IF( ABS([.$C109]-[.$B109])&lt;[.N$5]; 2; 1);0)" office:value-type="float" office:value="0" calcext:value-type="float">
            <text:p>0</text:p>
          </table:table-cell>
          <table:table-cell table:style-name="ce1643"/>
          <table:table-cell table:style-name="ce1746" table:formula="of:=IF(AND([.E109]&gt;0; [.E110]=0; [.E111]=0);IF(AND([.E109]=2;[.E108]&lt;&gt;1;[.F108]&lt;&gt;1;[.F110]&lt;&gt;1;[.F109]&lt;&gt;1;[.E110]&lt;&gt;1);2;1);0)" office:value-type="float" office:value="2" calcext:value-type="float">
            <text:p>2</text:p>
          </table:table-cell>
          <table:table-cell table:style-name="ce1929" table:formula="of:=IF(AND([.F109]&gt;0; [.F110]=0; [.F111]=0);IF(AND([.F109]=2;[.F108]&lt;&gt;1;[.G108]&lt;&gt;1;[.G110]&lt;&gt;1;[.G109]&lt;&gt;1;[.F110]&lt;&gt;1);2;1);0)" office:value-type="float" office:value="0" calcext:value-type="float">
            <text:p>0</text:p>
          </table:table-cell>
          <table:table-cell table:style-name="ce2112" table:formula="of:=IF(AND([.G109]&gt;0; [.G110]=0; [.G111]=0);IF(AND([.G109]=2;[.G108]&lt;&gt;1;[.H108]&lt;&gt;1;[.H110]&lt;&gt;1;[.H109]&lt;&gt;1;[.G110]&lt;&gt;1);2;1);0)" office:value-type="float" office:value="0" calcext:value-type="float">
            <text:p>0</text:p>
          </table:table-cell>
          <table:table-cell table:style-name="ce2294" table:formula="of:=IF(AND([.H109]&gt;0; [.H110]=0; [.H111]=0);IF(AND([.H109]=2;[.H108]&lt;&gt;1;[.I108]&lt;&gt;1;[.I110]&lt;&gt;1;[.I109]&lt;&gt;1;[.H110]&lt;&gt;1);2;1);0)" office:value-type="float" office:value="0" calcext:value-type="float">
            <text:p>0</text:p>
          </table:table-cell>
          <table:table-cell table:style-name="ce2476" table:formula="of:=IF(AND([.I109]&gt;0; [.I110]=0; [.I111]=0);IF(AND([.I109]=2;[.I108]&lt;&gt;1;[.J108]&lt;&gt;1;[.J110]&lt;&gt;1;[.J109]&lt;&gt;1;[.I110]&lt;&gt;1);2;1);0)" office:value-type="float" office:value="0" calcext:value-type="float">
            <text:p>0</text:p>
          </table:table-cell>
          <table:table-cell table:style-name="ce2658" table:formula="of:=IF(AND([.J109]&gt;0; [.J110]=0; [.J111]=0);IF(AND([.J109]=2;[.J108]&lt;&gt;1;[.K108]&lt;&gt;1;[.K110]&lt;&gt;1;[.K109]&lt;&gt;1;[.J110]&lt;&gt;1);2;1);0)" office:value-type="float" office:value="0" calcext:value-type="float">
            <text:p>0</text:p>
          </table:table-cell>
          <table:table-cell table:style-name="ce2840" table:formula="of:=IF(AND([.K109]&gt;0; [.K110]=0; [.K111]=0);IF(AND([.K109]=2;[.K108]&lt;&gt;1;[.L108]&lt;&gt;1;[.L110]&lt;&gt;1;[.L109]&lt;&gt;1;[.K110]&lt;&gt;1);2;1);0)" office:value-type="float" office:value="0" calcext:value-type="float">
            <text:p>0</text:p>
          </table:table-cell>
          <table:table-cell table:style-name="ce3022" table:formula="of:=IF(AND([.L109]&gt;0; [.L110]=0; [.L111]=0);IF(AND([.L109]=2;[.L108]&lt;&gt;1;[.M108]&lt;&gt;1;[.M110]&lt;&gt;1;[.M109]&lt;&gt;1;[.L110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4-13" calcext:value-type="date">
            <text:p>2016-04-13</text:p>
          </table:table-cell>
          <table:table-cell office:value-type="float" office:value="2.576" calcext:value-type="float">
            <text:p>2.576</text:p>
          </table:table-cell>
          <table:table-cell table:formula="of:=AVERAGE([.B81:.B139])" office:value-type="float" office:value="2.82379661016949" calcext:value-type="float">
            <text:p>2.82379661016949</text:p>
          </table:table-cell>
          <table:table-cell table:formula="of:=ABS([.B110]-[.C110])" office:value-type="float" office:value="0.247796610169491" calcext:value-type="float">
            <text:p>0.247796610169491</text:p>
          </table:table-cell>
          <table:table-cell table:style-name="ce105" table:formula="of:=IF(IF(ABS([.$C110]-[.$B110])&gt;=[.E$5];1;0)=1; IF( ABS([.$C110]-[.$B110])&lt;[.F$5]; 2; 1);0)" office:value-type="float" office:value="0" calcext:value-type="float">
            <text:p>0</text:p>
          </table:table-cell>
          <table:table-cell table:style-name="ce287" table:formula="of:=IF(IF(ABS([.$C110]-[.$B110])&gt;=[.F$5];1;0)=1; IF( ABS([.$C110]-[.$B110])&lt;[.G$5]; 2; 1);0)" office:value-type="float" office:value="0" calcext:value-type="float">
            <text:p>0</text:p>
          </table:table-cell>
          <table:table-cell table:style-name="ce470" table:formula="of:=IF(IF(ABS([.$C110]-[.$B110])&gt;=[.G$5];1;0)=1; IF( ABS([.$C110]-[.$B110])&lt;[.H$5]; 2; 1);0)" office:value-type="float" office:value="0" calcext:value-type="float">
            <text:p>0</text:p>
          </table:table-cell>
          <table:table-cell table:style-name="ce653" table:formula="of:=IF(IF(ABS([.$C110]-[.$B110])&gt;=[.H$5];1;0)=1; IF( ABS([.$C110]-[.$B110])&lt;[.I$5]; 2; 1);0)" office:value-type="float" office:value="0" calcext:value-type="float">
            <text:p>0</text:p>
          </table:table-cell>
          <table:table-cell table:style-name="ce835" table:formula="of:=IF(IF(ABS([.$C110]-[.$B110])&gt;=[.I$5];1;0)=1; IF( ABS([.$C110]-[.$B110])&lt;[.J$5]; 2; 1);0)" office:value-type="float" office:value="0" calcext:value-type="float">
            <text:p>0</text:p>
          </table:table-cell>
          <table:table-cell table:style-name="ce1017" table:formula="of:=IF(IF(ABS([.$C110]-[.$B110])&gt;=[.J$5];1;0)=1; IF( ABS([.$C110]-[.$B110])&lt;[.K$5]; 2; 1);0)" office:value-type="float" office:value="0" calcext:value-type="float">
            <text:p>0</text:p>
          </table:table-cell>
          <table:table-cell table:style-name="ce1199" table:formula="of:=IF(IF(ABS([.$C110]-[.$B110])&gt;=[.K$5];1;0)=1; IF( ABS([.$C110]-[.$B110])&lt;[.L$5]; 2; 1);0)" office:value-type="float" office:value="0" calcext:value-type="float">
            <text:p>0</text:p>
          </table:table-cell>
          <table:table-cell table:style-name="ce1381" table:formula="of:=IF(IF(ABS([.$C110]-[.$B110])&gt;=[.L$5];1;0)=1; IF( ABS([.$C110]-[.$B110])&lt;[.M$5]; 2; 1);0)" office:value-type="float" office:value="0" calcext:value-type="float">
            <text:p>0</text:p>
          </table:table-cell>
          <table:table-cell table:style-name="ce1563" table:formula="of:=IF(IF(ABS([.$C110]-[.$B110])&gt;=[.M$5];1;0)=1; IF( ABS([.$C110]-[.$B110])&lt;[.N$5]; 2; 1);0)" office:value-type="float" office:value="0" calcext:value-type="float">
            <text:p>0</text:p>
          </table:table-cell>
          <table:table-cell table:style-name="ce1643"/>
          <table:table-cell table:style-name="ce1747" table:formula="of:=IF(AND([.E110]&gt;0; [.E111]=0; [.E112]=0);IF(AND([.E110]=2;[.E109]&lt;&gt;1;[.F109]&lt;&gt;1;[.F111]&lt;&gt;1;[.F110]&lt;&gt;1;[.E111]&lt;&gt;1);2;1);0)" office:value-type="float" office:value="0" calcext:value-type="float">
            <text:p>0</text:p>
          </table:table-cell>
          <table:table-cell table:style-name="ce1930" table:formula="of:=IF(AND([.F110]&gt;0; [.F111]=0; [.F112]=0);IF(AND([.F110]=2;[.F109]&lt;&gt;1;[.G109]&lt;&gt;1;[.G111]&lt;&gt;1;[.G110]&lt;&gt;1;[.F111]&lt;&gt;1);2;1);0)" office:value-type="float" office:value="0" calcext:value-type="float">
            <text:p>0</text:p>
          </table:table-cell>
          <table:table-cell table:style-name="ce2113" table:formula="of:=IF(AND([.G110]&gt;0; [.G111]=0; [.G112]=0);IF(AND([.G110]=2;[.G109]&lt;&gt;1;[.H109]&lt;&gt;1;[.H111]&lt;&gt;1;[.H110]&lt;&gt;1;[.G111]&lt;&gt;1);2;1);0)" office:value-type="float" office:value="0" calcext:value-type="float">
            <text:p>0</text:p>
          </table:table-cell>
          <table:table-cell table:style-name="ce2295" table:formula="of:=IF(AND([.H110]&gt;0; [.H111]=0; [.H112]=0);IF(AND([.H110]=2;[.H109]&lt;&gt;1;[.I109]&lt;&gt;1;[.I111]&lt;&gt;1;[.I110]&lt;&gt;1;[.H111]&lt;&gt;1);2;1);0)" office:value-type="float" office:value="0" calcext:value-type="float">
            <text:p>0</text:p>
          </table:table-cell>
          <table:table-cell table:style-name="ce2477" table:formula="of:=IF(AND([.I110]&gt;0; [.I111]=0; [.I112]=0);IF(AND([.I110]=2;[.I109]&lt;&gt;1;[.J109]&lt;&gt;1;[.J111]&lt;&gt;1;[.J110]&lt;&gt;1;[.I111]&lt;&gt;1);2;1);0)" office:value-type="float" office:value="0" calcext:value-type="float">
            <text:p>0</text:p>
          </table:table-cell>
          <table:table-cell table:style-name="ce2659" table:formula="of:=IF(AND([.J110]&gt;0; [.J111]=0; [.J112]=0);IF(AND([.J110]=2;[.J109]&lt;&gt;1;[.K109]&lt;&gt;1;[.K111]&lt;&gt;1;[.K110]&lt;&gt;1;[.J111]&lt;&gt;1);2;1);0)" office:value-type="float" office:value="0" calcext:value-type="float">
            <text:p>0</text:p>
          </table:table-cell>
          <table:table-cell table:style-name="ce2841" table:formula="of:=IF(AND([.K110]&gt;0; [.K111]=0; [.K112]=0);IF(AND([.K110]=2;[.K109]&lt;&gt;1;[.L109]&lt;&gt;1;[.L111]&lt;&gt;1;[.L110]&lt;&gt;1;[.K111]&lt;&gt;1);2;1);0)" office:value-type="float" office:value="0" calcext:value-type="float">
            <text:p>0</text:p>
          </table:table-cell>
          <table:table-cell table:style-name="ce3023" table:formula="of:=IF(AND([.L110]&gt;0; [.L111]=0; [.L112]=0);IF(AND([.L110]=2;[.L109]&lt;&gt;1;[.M109]&lt;&gt;1;[.M111]&lt;&gt;1;[.M110]&lt;&gt;1;[.L111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4-14" calcext:value-type="date">
            <text:p>2016-04-14</text:p>
          </table:table-cell>
          <table:table-cell office:value-type="float" office:value="3.527" calcext:value-type="float">
            <text:p>3.527</text:p>
          </table:table-cell>
          <table:table-cell table:formula="of:=AVERAGE([.B82:.B140])" office:value-type="float" office:value="2.92501694915254" calcext:value-type="float">
            <text:p>2.92501694915254</text:p>
          </table:table-cell>
          <table:table-cell table:formula="of:=ABS([.B111]-[.C111])" office:value-type="float" office:value="0.601983050847457" calcext:value-type="float">
            <text:p>0.601983050847457</text:p>
          </table:table-cell>
          <table:table-cell table:style-name="ce106" table:formula="of:=IF(IF(ABS([.$C111]-[.$B111])&gt;=[.E$5];1;0)=1; IF( ABS([.$C111]-[.$B111])&lt;[.F$5]; 2; 1);0)" office:value-type="float" office:value="0" calcext:value-type="float">
            <text:p>0</text:p>
          </table:table-cell>
          <table:table-cell table:style-name="ce288" table:formula="of:=IF(IF(ABS([.$C111]-[.$B111])&gt;=[.F$5];1;0)=1; IF( ABS([.$C111]-[.$B111])&lt;[.G$5]; 2; 1);0)" office:value-type="float" office:value="0" calcext:value-type="float">
            <text:p>0</text:p>
          </table:table-cell>
          <table:table-cell table:style-name="ce471" table:formula="of:=IF(IF(ABS([.$C111]-[.$B111])&gt;=[.G$5];1;0)=1; IF( ABS([.$C111]-[.$B111])&lt;[.H$5]; 2; 1);0)" office:value-type="float" office:value="0" calcext:value-type="float">
            <text:p>0</text:p>
          </table:table-cell>
          <table:table-cell table:style-name="ce654" table:formula="of:=IF(IF(ABS([.$C111]-[.$B111])&gt;=[.H$5];1;0)=1; IF( ABS([.$C111]-[.$B111])&lt;[.I$5]; 2; 1);0)" office:value-type="float" office:value="0" calcext:value-type="float">
            <text:p>0</text:p>
          </table:table-cell>
          <table:table-cell table:style-name="ce836" table:formula="of:=IF(IF(ABS([.$C111]-[.$B111])&gt;=[.I$5];1;0)=1; IF( ABS([.$C111]-[.$B111])&lt;[.J$5]; 2; 1);0)" office:value-type="float" office:value="0" calcext:value-type="float">
            <text:p>0</text:p>
          </table:table-cell>
          <table:table-cell table:style-name="ce1018" table:formula="of:=IF(IF(ABS([.$C111]-[.$B111])&gt;=[.J$5];1;0)=1; IF( ABS([.$C111]-[.$B111])&lt;[.K$5]; 2; 1);0)" office:value-type="float" office:value="0" calcext:value-type="float">
            <text:p>0</text:p>
          </table:table-cell>
          <table:table-cell table:style-name="ce1200" table:formula="of:=IF(IF(ABS([.$C111]-[.$B111])&gt;=[.K$5];1;0)=1; IF( ABS([.$C111]-[.$B111])&lt;[.L$5]; 2; 1);0)" office:value-type="float" office:value="0" calcext:value-type="float">
            <text:p>0</text:p>
          </table:table-cell>
          <table:table-cell table:style-name="ce1382" table:formula="of:=IF(IF(ABS([.$C111]-[.$B111])&gt;=[.L$5];1;0)=1; IF( ABS([.$C111]-[.$B111])&lt;[.M$5]; 2; 1);0)" office:value-type="float" office:value="0" calcext:value-type="float">
            <text:p>0</text:p>
          </table:table-cell>
          <table:table-cell table:style-name="ce1564" table:formula="of:=IF(IF(ABS([.$C111]-[.$B111])&gt;=[.M$5];1;0)=1; IF( ABS([.$C111]-[.$B111])&lt;[.N$5]; 2; 1);0)" office:value-type="float" office:value="0" calcext:value-type="float">
            <text:p>0</text:p>
          </table:table-cell>
          <table:table-cell table:style-name="ce1643"/>
          <table:table-cell table:style-name="ce1748" table:formula="of:=IF(AND([.E111]&gt;0; [.E112]=0; [.E113]=0);IF(AND([.E111]=2;[.E110]&lt;&gt;1;[.F110]&lt;&gt;1;[.F112]&lt;&gt;1;[.F111]&lt;&gt;1;[.E112]&lt;&gt;1);2;1);0)" office:value-type="float" office:value="0" calcext:value-type="float">
            <text:p>0</text:p>
          </table:table-cell>
          <table:table-cell table:style-name="ce1931" table:formula="of:=IF(AND([.F111]&gt;0; [.F112]=0; [.F113]=0);IF(AND([.F111]=2;[.F110]&lt;&gt;1;[.G110]&lt;&gt;1;[.G112]&lt;&gt;1;[.G111]&lt;&gt;1;[.F112]&lt;&gt;1);2;1);0)" office:value-type="float" office:value="0" calcext:value-type="float">
            <text:p>0</text:p>
          </table:table-cell>
          <table:table-cell table:style-name="ce2114" table:formula="of:=IF(AND([.G111]&gt;0; [.G112]=0; [.G113]=0);IF(AND([.G111]=2;[.G110]&lt;&gt;1;[.H110]&lt;&gt;1;[.H112]&lt;&gt;1;[.H111]&lt;&gt;1;[.G112]&lt;&gt;1);2;1);0)" office:value-type="float" office:value="0" calcext:value-type="float">
            <text:p>0</text:p>
          </table:table-cell>
          <table:table-cell table:style-name="ce2296" table:formula="of:=IF(AND([.H111]&gt;0; [.H112]=0; [.H113]=0);IF(AND([.H111]=2;[.H110]&lt;&gt;1;[.I110]&lt;&gt;1;[.I112]&lt;&gt;1;[.I111]&lt;&gt;1;[.H112]&lt;&gt;1);2;1);0)" office:value-type="float" office:value="0" calcext:value-type="float">
            <text:p>0</text:p>
          </table:table-cell>
          <table:table-cell table:style-name="ce2478" table:formula="of:=IF(AND([.I111]&gt;0; [.I112]=0; [.I113]=0);IF(AND([.I111]=2;[.I110]&lt;&gt;1;[.J110]&lt;&gt;1;[.J112]&lt;&gt;1;[.J111]&lt;&gt;1;[.I112]&lt;&gt;1);2;1);0)" office:value-type="float" office:value="0" calcext:value-type="float">
            <text:p>0</text:p>
          </table:table-cell>
          <table:table-cell table:style-name="ce2660" table:formula="of:=IF(AND([.J111]&gt;0; [.J112]=0; [.J113]=0);IF(AND([.J111]=2;[.J110]&lt;&gt;1;[.K110]&lt;&gt;1;[.K112]&lt;&gt;1;[.K111]&lt;&gt;1;[.J112]&lt;&gt;1);2;1);0)" office:value-type="float" office:value="0" calcext:value-type="float">
            <text:p>0</text:p>
          </table:table-cell>
          <table:table-cell table:style-name="ce2842" table:formula="of:=IF(AND([.K111]&gt;0; [.K112]=0; [.K113]=0);IF(AND([.K111]=2;[.K110]&lt;&gt;1;[.L110]&lt;&gt;1;[.L112]&lt;&gt;1;[.L111]&lt;&gt;1;[.K112]&lt;&gt;1);2;1);0)" office:value-type="float" office:value="0" calcext:value-type="float">
            <text:p>0</text:p>
          </table:table-cell>
          <table:table-cell table:style-name="ce3024" table:formula="of:=IF(AND([.L111]&gt;0; [.L112]=0; [.L113]=0);IF(AND([.L111]=2;[.L110]&lt;&gt;1;[.M110]&lt;&gt;1;[.M112]&lt;&gt;1;[.M111]&lt;&gt;1;[.L112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4-15" calcext:value-type="date">
            <text:p>2016-04-15</text:p>
          </table:table-cell>
          <table:table-cell office:value-type="float" office:value="4.692" calcext:value-type="float">
            <text:p>4.692</text:p>
          </table:table-cell>
          <table:table-cell table:formula="of:=AVERAGE([.B83:.B141])" office:value-type="float" office:value="3.04613559322034" calcext:value-type="float">
            <text:p>3.04613559322034</text:p>
          </table:table-cell>
          <table:table-cell table:formula="of:=ABS([.B112]-[.C112])" office:value-type="float" office:value="1.64586440677966" calcext:value-type="float">
            <text:p>1.64586440677966</text:p>
          </table:table-cell>
          <table:table-cell table:style-name="ce107" table:formula="of:=IF(IF(ABS([.$C112]-[.$B112])&gt;=[.E$5];1;0)=1; IF( ABS([.$C112]-[.$B112])&lt;[.F$5]; 2; 1);0)" office:value-type="float" office:value="0" calcext:value-type="float">
            <text:p>0</text:p>
          </table:table-cell>
          <table:table-cell table:style-name="ce289" table:formula="of:=IF(IF(ABS([.$C112]-[.$B112])&gt;=[.F$5];1;0)=1; IF( ABS([.$C112]-[.$B112])&lt;[.G$5]; 2; 1);0)" office:value-type="float" office:value="0" calcext:value-type="float">
            <text:p>0</text:p>
          </table:table-cell>
          <table:table-cell table:style-name="ce472" table:formula="of:=IF(IF(ABS([.$C112]-[.$B112])&gt;=[.G$5];1;0)=1; IF( ABS([.$C112]-[.$B112])&lt;[.H$5]; 2; 1);0)" office:value-type="float" office:value="0" calcext:value-type="float">
            <text:p>0</text:p>
          </table:table-cell>
          <table:table-cell table:style-name="ce655" table:formula="of:=IF(IF(ABS([.$C112]-[.$B112])&gt;=[.H$5];1;0)=1; IF( ABS([.$C112]-[.$B112])&lt;[.I$5]; 2; 1);0)" office:value-type="float" office:value="0" calcext:value-type="float">
            <text:p>0</text:p>
          </table:table-cell>
          <table:table-cell table:style-name="ce837" table:formula="of:=IF(IF(ABS([.$C112]-[.$B112])&gt;=[.I$5];1;0)=1; IF( ABS([.$C112]-[.$B112])&lt;[.J$5]; 2; 1);0)" office:value-type="float" office:value="0" calcext:value-type="float">
            <text:p>0</text:p>
          </table:table-cell>
          <table:table-cell table:style-name="ce1019" table:formula="of:=IF(IF(ABS([.$C112]-[.$B112])&gt;=[.J$5];1;0)=1; IF( ABS([.$C112]-[.$B112])&lt;[.K$5]; 2; 1);0)" office:value-type="float" office:value="0" calcext:value-type="float">
            <text:p>0</text:p>
          </table:table-cell>
          <table:table-cell table:style-name="ce1201" table:formula="of:=IF(IF(ABS([.$C112]-[.$B112])&gt;=[.K$5];1;0)=1; IF( ABS([.$C112]-[.$B112])&lt;[.L$5]; 2; 1);0)" office:value-type="float" office:value="0" calcext:value-type="float">
            <text:p>0</text:p>
          </table:table-cell>
          <table:table-cell table:style-name="ce1383" table:formula="of:=IF(IF(ABS([.$C112]-[.$B112])&gt;=[.L$5];1;0)=1; IF( ABS([.$C112]-[.$B112])&lt;[.M$5]; 2; 1);0)" office:value-type="float" office:value="0" calcext:value-type="float">
            <text:p>0</text:p>
          </table:table-cell>
          <table:table-cell table:style-name="ce1565" table:formula="of:=IF(IF(ABS([.$C112]-[.$B112])&gt;=[.M$5];1;0)=1; IF( ABS([.$C112]-[.$B112])&lt;[.N$5]; 2; 1);0)" office:value-type="float" office:value="0" calcext:value-type="float">
            <text:p>0</text:p>
          </table:table-cell>
          <table:table-cell table:style-name="ce1643"/>
          <table:table-cell table:style-name="ce1749" table:formula="of:=IF(AND([.E112]&gt;0; [.E113]=0; [.E114]=0);IF(AND([.E112]=2;[.E111]&lt;&gt;1;[.F111]&lt;&gt;1;[.F113]&lt;&gt;1;[.F112]&lt;&gt;1;[.E113]&lt;&gt;1);2;1);0)" office:value-type="float" office:value="0" calcext:value-type="float">
            <text:p>0</text:p>
          </table:table-cell>
          <table:table-cell table:style-name="ce1932" table:formula="of:=IF(AND([.F112]&gt;0; [.F113]=0; [.F114]=0);IF(AND([.F112]=2;[.F111]&lt;&gt;1;[.G111]&lt;&gt;1;[.G113]&lt;&gt;1;[.G112]&lt;&gt;1;[.F113]&lt;&gt;1);2;1);0)" office:value-type="float" office:value="0" calcext:value-type="float">
            <text:p>0</text:p>
          </table:table-cell>
          <table:table-cell table:style-name="ce2115" table:formula="of:=IF(AND([.G112]&gt;0; [.G113]=0; [.G114]=0);IF(AND([.G112]=2;[.G111]&lt;&gt;1;[.H111]&lt;&gt;1;[.H113]&lt;&gt;1;[.H112]&lt;&gt;1;[.G113]&lt;&gt;1);2;1);0)" office:value-type="float" office:value="0" calcext:value-type="float">
            <text:p>0</text:p>
          </table:table-cell>
          <table:table-cell table:style-name="ce2297" table:formula="of:=IF(AND([.H112]&gt;0; [.H113]=0; [.H114]=0);IF(AND([.H112]=2;[.H111]&lt;&gt;1;[.I111]&lt;&gt;1;[.I113]&lt;&gt;1;[.I112]&lt;&gt;1;[.H113]&lt;&gt;1);2;1);0)" office:value-type="float" office:value="0" calcext:value-type="float">
            <text:p>0</text:p>
          </table:table-cell>
          <table:table-cell table:style-name="ce2479" table:formula="of:=IF(AND([.I112]&gt;0; [.I113]=0; [.I114]=0);IF(AND([.I112]=2;[.I111]&lt;&gt;1;[.J111]&lt;&gt;1;[.J113]&lt;&gt;1;[.J112]&lt;&gt;1;[.I113]&lt;&gt;1);2;1);0)" office:value-type="float" office:value="0" calcext:value-type="float">
            <text:p>0</text:p>
          </table:table-cell>
          <table:table-cell table:style-name="ce2661" table:formula="of:=IF(AND([.J112]&gt;0; [.J113]=0; [.J114]=0);IF(AND([.J112]=2;[.J111]&lt;&gt;1;[.K111]&lt;&gt;1;[.K113]&lt;&gt;1;[.K112]&lt;&gt;1;[.J113]&lt;&gt;1);2;1);0)" office:value-type="float" office:value="0" calcext:value-type="float">
            <text:p>0</text:p>
          </table:table-cell>
          <table:table-cell table:style-name="ce2843" table:formula="of:=IF(AND([.K112]&gt;0; [.K113]=0; [.K114]=0);IF(AND([.K112]=2;[.K111]&lt;&gt;1;[.L111]&lt;&gt;1;[.L113]&lt;&gt;1;[.L112]&lt;&gt;1;[.K113]&lt;&gt;1);2;1);0)" office:value-type="float" office:value="0" calcext:value-type="float">
            <text:p>0</text:p>
          </table:table-cell>
          <table:table-cell table:style-name="ce3025" table:formula="of:=IF(AND([.L112]&gt;0; [.L113]=0; [.L114]=0);IF(AND([.L112]=2;[.L111]&lt;&gt;1;[.M111]&lt;&gt;1;[.M113]&lt;&gt;1;[.M112]&lt;&gt;1;[.L113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4-16" calcext:value-type="date">
            <text:p>2016-04-16</text:p>
          </table:table-cell>
          <table:table-cell office:value-type="float" office:value="7.151" calcext:value-type="float">
            <text:p>7.151</text:p>
          </table:table-cell>
          <table:table-cell table:formula="of:=AVERAGE([.B84:.B142])" office:value-type="float" office:value="3.10791525423729" calcext:value-type="float">
            <text:p>3.10791525423729</text:p>
          </table:table-cell>
          <table:table-cell table:formula="of:=ABS([.B113]-[.C113])" office:value-type="float" office:value="4.04308474576271" calcext:value-type="float">
            <text:p>4.04308474576271</text:p>
          </table:table-cell>
          <table:table-cell table:style-name="ce108" table:formula="of:=IF(IF(ABS([.$C113]-[.$B113])&gt;=[.E$5];1;0)=1; IF( ABS([.$C113]-[.$B113])&lt;[.F$5]; 2; 1);0)" office:value-type="float" office:value="1" calcext:value-type="float">
            <text:p>1</text:p>
          </table:table-cell>
          <table:table-cell table:style-name="ce290" table:formula="of:=IF(IF(ABS([.$C113]-[.$B113])&gt;=[.F$5];1;0)=1; IF( ABS([.$C113]-[.$B113])&lt;[.G$5]; 2; 1);0)" office:value-type="float" office:value="1" calcext:value-type="float">
            <text:p>1</text:p>
          </table:table-cell>
          <table:table-cell table:style-name="ce473" table:formula="of:=IF(IF(ABS([.$C113]-[.$B113])&gt;=[.G$5];1;0)=1; IF( ABS([.$C113]-[.$B113])&lt;[.H$5]; 2; 1);0)" office:value-type="float" office:value="2" calcext:value-type="float">
            <text:p>2</text:p>
          </table:table-cell>
          <table:table-cell table:style-name="ce656" table:formula="of:=IF(IF(ABS([.$C113]-[.$B113])&gt;=[.H$5];1;0)=1; IF( ABS([.$C113]-[.$B113])&lt;[.I$5]; 2; 1);0)" office:value-type="float" office:value="0" calcext:value-type="float">
            <text:p>0</text:p>
          </table:table-cell>
          <table:table-cell table:style-name="ce838" table:formula="of:=IF(IF(ABS([.$C113]-[.$B113])&gt;=[.I$5];1;0)=1; IF( ABS([.$C113]-[.$B113])&lt;[.J$5]; 2; 1);0)" office:value-type="float" office:value="0" calcext:value-type="float">
            <text:p>0</text:p>
          </table:table-cell>
          <table:table-cell table:style-name="ce1020" table:formula="of:=IF(IF(ABS([.$C113]-[.$B113])&gt;=[.J$5];1;0)=1; IF( ABS([.$C113]-[.$B113])&lt;[.K$5]; 2; 1);0)" office:value-type="float" office:value="0" calcext:value-type="float">
            <text:p>0</text:p>
          </table:table-cell>
          <table:table-cell table:style-name="ce1202" table:formula="of:=IF(IF(ABS([.$C113]-[.$B113])&gt;=[.K$5];1;0)=1; IF( ABS([.$C113]-[.$B113])&lt;[.L$5]; 2; 1);0)" office:value-type="float" office:value="0" calcext:value-type="float">
            <text:p>0</text:p>
          </table:table-cell>
          <table:table-cell table:style-name="ce1384" table:formula="of:=IF(IF(ABS([.$C113]-[.$B113])&gt;=[.L$5];1;0)=1; IF( ABS([.$C113]-[.$B113])&lt;[.M$5]; 2; 1);0)" office:value-type="float" office:value="0" calcext:value-type="float">
            <text:p>0</text:p>
          </table:table-cell>
          <table:table-cell table:style-name="ce1566" table:formula="of:=IF(IF(ABS([.$C113]-[.$B113])&gt;=[.M$5];1;0)=1; IF( ABS([.$C113]-[.$B113])&lt;[.N$5]; 2; 1);0)" office:value-type="float" office:value="0" calcext:value-type="float">
            <text:p>0</text:p>
          </table:table-cell>
          <table:table-cell table:style-name="ce1643"/>
          <table:table-cell table:style-name="ce1750" table:formula="of:=IF(AND([.E113]&gt;0; [.E114]=0; [.E115]=0);IF(AND([.E113]=2;[.E112]&lt;&gt;1;[.F112]&lt;&gt;1;[.F114]&lt;&gt;1;[.F113]&lt;&gt;1;[.E114]&lt;&gt;1);2;1);0)" office:value-type="float" office:value="0" calcext:value-type="float">
            <text:p>0</text:p>
          </table:table-cell>
          <table:table-cell table:style-name="ce1933" table:formula="of:=IF(AND([.F113]&gt;0; [.F114]=0; [.F115]=0);IF(AND([.F113]=2;[.F112]&lt;&gt;1;[.G112]&lt;&gt;1;[.G114]&lt;&gt;1;[.G113]&lt;&gt;1;[.F114]&lt;&gt;1);2;1);0)" office:value-type="float" office:value="0" calcext:value-type="float">
            <text:p>0</text:p>
          </table:table-cell>
          <table:table-cell table:style-name="ce2116" table:formula="of:=IF(AND([.G113]&gt;0; [.G114]=0; [.G115]=0);IF(AND([.G113]=2;[.G112]&lt;&gt;1;[.H112]&lt;&gt;1;[.H114]&lt;&gt;1;[.H113]&lt;&gt;1;[.G114]&lt;&gt;1);2;1);0)" office:value-type="float" office:value="0" calcext:value-type="float">
            <text:p>0</text:p>
          </table:table-cell>
          <table:table-cell table:style-name="ce2298" table:formula="of:=IF(AND([.H113]&gt;0; [.H114]=0; [.H115]=0);IF(AND([.H113]=2;[.H112]&lt;&gt;1;[.I112]&lt;&gt;1;[.I114]&lt;&gt;1;[.I113]&lt;&gt;1;[.H114]&lt;&gt;1);2;1);0)" office:value-type="float" office:value="0" calcext:value-type="float">
            <text:p>0</text:p>
          </table:table-cell>
          <table:table-cell table:style-name="ce2480" table:formula="of:=IF(AND([.I113]&gt;0; [.I114]=0; [.I115]=0);IF(AND([.I113]=2;[.I112]&lt;&gt;1;[.J112]&lt;&gt;1;[.J114]&lt;&gt;1;[.J113]&lt;&gt;1;[.I114]&lt;&gt;1);2;1);0)" office:value-type="float" office:value="0" calcext:value-type="float">
            <text:p>0</text:p>
          </table:table-cell>
          <table:table-cell table:style-name="ce2662" table:formula="of:=IF(AND([.J113]&gt;0; [.J114]=0; [.J115]=0);IF(AND([.J113]=2;[.J112]&lt;&gt;1;[.K112]&lt;&gt;1;[.K114]&lt;&gt;1;[.K113]&lt;&gt;1;[.J114]&lt;&gt;1);2;1);0)" office:value-type="float" office:value="0" calcext:value-type="float">
            <text:p>0</text:p>
          </table:table-cell>
          <table:table-cell table:style-name="ce2844" table:formula="of:=IF(AND([.K113]&gt;0; [.K114]=0; [.K115]=0);IF(AND([.K113]=2;[.K112]&lt;&gt;1;[.L112]&lt;&gt;1;[.L114]&lt;&gt;1;[.L113]&lt;&gt;1;[.K114]&lt;&gt;1);2;1);0)" office:value-type="float" office:value="0" calcext:value-type="float">
            <text:p>0</text:p>
          </table:table-cell>
          <table:table-cell table:style-name="ce3026" table:formula="of:=IF(AND([.L113]&gt;0; [.L114]=0; [.L115]=0);IF(AND([.L113]=2;[.L112]&lt;&gt;1;[.M112]&lt;&gt;1;[.M114]&lt;&gt;1;[.M113]&lt;&gt;1;[.L114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4-17" calcext:value-type="date">
            <text:p>2016-04-17</text:p>
          </table:table-cell>
          <table:table-cell office:value-type="float" office:value="2.941" calcext:value-type="float">
            <text:p>2.941</text:p>
          </table:table-cell>
          <table:table-cell table:formula="of:=AVERAGE([.B85:.B143])" office:value-type="float" office:value="3.1341186440678" calcext:value-type="float">
            <text:p>3.1341186440678</text:p>
          </table:table-cell>
          <table:table-cell table:formula="of:=ABS([.B114]-[.C114])" office:value-type="float" office:value="0.193118644067798" calcext:value-type="float">
            <text:p>0.193118644067798</text:p>
          </table:table-cell>
          <table:table-cell table:style-name="ce109" table:formula="of:=IF(IF(ABS([.$C114]-[.$B114])&gt;=[.E$5];1;0)=1; IF( ABS([.$C114]-[.$B114])&lt;[.F$5]; 2; 1);0)" office:value-type="float" office:value="0" calcext:value-type="float">
            <text:p>0</text:p>
          </table:table-cell>
          <table:table-cell table:style-name="ce291" table:formula="of:=IF(IF(ABS([.$C114]-[.$B114])&gt;=[.F$5];1;0)=1; IF( ABS([.$C114]-[.$B114])&lt;[.G$5]; 2; 1);0)" office:value-type="float" office:value="0" calcext:value-type="float">
            <text:p>0</text:p>
          </table:table-cell>
          <table:table-cell table:style-name="ce474" table:formula="of:=IF(IF(ABS([.$C114]-[.$B114])&gt;=[.G$5];1;0)=1; IF( ABS([.$C114]-[.$B114])&lt;[.H$5]; 2; 1);0)" office:value-type="float" office:value="0" calcext:value-type="float">
            <text:p>0</text:p>
          </table:table-cell>
          <table:table-cell table:style-name="ce657" table:formula="of:=IF(IF(ABS([.$C114]-[.$B114])&gt;=[.H$5];1;0)=1; IF( ABS([.$C114]-[.$B114])&lt;[.I$5]; 2; 1);0)" office:value-type="float" office:value="0" calcext:value-type="float">
            <text:p>0</text:p>
          </table:table-cell>
          <table:table-cell table:style-name="ce839" table:formula="of:=IF(IF(ABS([.$C114]-[.$B114])&gt;=[.I$5];1;0)=1; IF( ABS([.$C114]-[.$B114])&lt;[.J$5]; 2; 1);0)" office:value-type="float" office:value="0" calcext:value-type="float">
            <text:p>0</text:p>
          </table:table-cell>
          <table:table-cell table:style-name="ce1021" table:formula="of:=IF(IF(ABS([.$C114]-[.$B114])&gt;=[.J$5];1;0)=1; IF( ABS([.$C114]-[.$B114])&lt;[.K$5]; 2; 1);0)" office:value-type="float" office:value="0" calcext:value-type="float">
            <text:p>0</text:p>
          </table:table-cell>
          <table:table-cell table:style-name="ce1203" table:formula="of:=IF(IF(ABS([.$C114]-[.$B114])&gt;=[.K$5];1;0)=1; IF( ABS([.$C114]-[.$B114])&lt;[.L$5]; 2; 1);0)" office:value-type="float" office:value="0" calcext:value-type="float">
            <text:p>0</text:p>
          </table:table-cell>
          <table:table-cell table:style-name="ce1385" table:formula="of:=IF(IF(ABS([.$C114]-[.$B114])&gt;=[.L$5];1;0)=1; IF( ABS([.$C114]-[.$B114])&lt;[.M$5]; 2; 1);0)" office:value-type="float" office:value="0" calcext:value-type="float">
            <text:p>0</text:p>
          </table:table-cell>
          <table:table-cell table:style-name="ce1567" table:formula="of:=IF(IF(ABS([.$C114]-[.$B114])&gt;=[.M$5];1;0)=1; IF( ABS([.$C114]-[.$B114])&lt;[.N$5]; 2; 1);0)" office:value-type="float" office:value="0" calcext:value-type="float">
            <text:p>0</text:p>
          </table:table-cell>
          <table:table-cell table:style-name="ce1643"/>
          <table:table-cell table:style-name="ce1751" table:formula="of:=IF(AND([.E114]&gt;0; [.E115]=0; [.E116]=0);IF(AND([.E114]=2;[.E113]&lt;&gt;1;[.F113]&lt;&gt;1;[.F115]&lt;&gt;1;[.F114]&lt;&gt;1;[.E115]&lt;&gt;1);2;1);0)" office:value-type="float" office:value="0" calcext:value-type="float">
            <text:p>0</text:p>
          </table:table-cell>
          <table:table-cell table:style-name="ce1934" table:formula="of:=IF(AND([.F114]&gt;0; [.F115]=0; [.F116]=0);IF(AND([.F114]=2;[.F113]&lt;&gt;1;[.G113]&lt;&gt;1;[.G115]&lt;&gt;1;[.G114]&lt;&gt;1;[.F115]&lt;&gt;1);2;1);0)" office:value-type="float" office:value="0" calcext:value-type="float">
            <text:p>0</text:p>
          </table:table-cell>
          <table:table-cell table:style-name="ce2117" table:formula="of:=IF(AND([.G114]&gt;0; [.G115]=0; [.G116]=0);IF(AND([.G114]=2;[.G113]&lt;&gt;1;[.H113]&lt;&gt;1;[.H115]&lt;&gt;1;[.H114]&lt;&gt;1;[.G115]&lt;&gt;1);2;1);0)" office:value-type="float" office:value="0" calcext:value-type="float">
            <text:p>0</text:p>
          </table:table-cell>
          <table:table-cell table:style-name="ce2299" table:formula="of:=IF(AND([.H114]&gt;0; [.H115]=0; [.H116]=0);IF(AND([.H114]=2;[.H113]&lt;&gt;1;[.I113]&lt;&gt;1;[.I115]&lt;&gt;1;[.I114]&lt;&gt;1;[.H115]&lt;&gt;1);2;1);0)" office:value-type="float" office:value="0" calcext:value-type="float">
            <text:p>0</text:p>
          </table:table-cell>
          <table:table-cell table:style-name="ce2481" table:formula="of:=IF(AND([.I114]&gt;0; [.I115]=0; [.I116]=0);IF(AND([.I114]=2;[.I113]&lt;&gt;1;[.J113]&lt;&gt;1;[.J115]&lt;&gt;1;[.J114]&lt;&gt;1;[.I115]&lt;&gt;1);2;1);0)" office:value-type="float" office:value="0" calcext:value-type="float">
            <text:p>0</text:p>
          </table:table-cell>
          <table:table-cell table:style-name="ce2663" table:formula="of:=IF(AND([.J114]&gt;0; [.J115]=0; [.J116]=0);IF(AND([.J114]=2;[.J113]&lt;&gt;1;[.K113]&lt;&gt;1;[.K115]&lt;&gt;1;[.K114]&lt;&gt;1;[.J115]&lt;&gt;1);2;1);0)" office:value-type="float" office:value="0" calcext:value-type="float">
            <text:p>0</text:p>
          </table:table-cell>
          <table:table-cell table:style-name="ce2845" table:formula="of:=IF(AND([.K114]&gt;0; [.K115]=0; [.K116]=0);IF(AND([.K114]=2;[.K113]&lt;&gt;1;[.L113]&lt;&gt;1;[.L115]&lt;&gt;1;[.L114]&lt;&gt;1;[.K115]&lt;&gt;1);2;1);0)" office:value-type="float" office:value="0" calcext:value-type="float">
            <text:p>0</text:p>
          </table:table-cell>
          <table:table-cell table:style-name="ce3027" table:formula="of:=IF(AND([.L114]&gt;0; [.L115]=0; [.L116]=0);IF(AND([.L114]=2;[.L113]&lt;&gt;1;[.M113]&lt;&gt;1;[.M115]&lt;&gt;1;[.M114]&lt;&gt;1;[.L115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4-18" calcext:value-type="date">
            <text:p>2016-04-18</text:p>
          </table:table-cell>
          <table:table-cell office:value-type="float" office:value="-1.464" calcext:value-type="float">
            <text:p>-1.464</text:p>
          </table:table-cell>
          <table:table-cell table:formula="of:=AVERAGE([.B86:.B144])" office:value-type="float" office:value="3.18054237288136" calcext:value-type="float">
            <text:p>3.18054237288136</text:p>
          </table:table-cell>
          <table:table-cell table:formula="of:=ABS([.B115]-[.C115])" office:value-type="float" office:value="4.64454237288136" calcext:value-type="float">
            <text:p>4.64454237288136</text:p>
          </table:table-cell>
          <table:table-cell table:style-name="ce110" table:formula="of:=IF(IF(ABS([.$C115]-[.$B115])&gt;=[.E$5];1;0)=1; IF( ABS([.$C115]-[.$B115])&lt;[.F$5]; 2; 1);0)" office:value-type="float" office:value="1" calcext:value-type="float">
            <text:p>1</text:p>
          </table:table-cell>
          <table:table-cell table:style-name="ce292" table:formula="of:=IF(IF(ABS([.$C115]-[.$B115])&gt;=[.F$5];1;0)=1; IF( ABS([.$C115]-[.$B115])&lt;[.G$5]; 2; 1);0)" office:value-type="float" office:value="1" calcext:value-type="float">
            <text:p>1</text:p>
          </table:table-cell>
          <table:table-cell table:style-name="ce475" table:formula="of:=IF(IF(ABS([.$C115]-[.$B115])&gt;=[.G$5];1;0)=1; IF( ABS([.$C115]-[.$B115])&lt;[.H$5]; 2; 1);0)" office:value-type="float" office:value="2" calcext:value-type="float">
            <text:p>2</text:p>
          </table:table-cell>
          <table:table-cell table:style-name="ce658" table:formula="of:=IF(IF(ABS([.$C115]-[.$B115])&gt;=[.H$5];1;0)=1; IF( ABS([.$C115]-[.$B115])&lt;[.I$5]; 2; 1);0)" office:value-type="float" office:value="0" calcext:value-type="float">
            <text:p>0</text:p>
          </table:table-cell>
          <table:table-cell table:style-name="ce840" table:formula="of:=IF(IF(ABS([.$C115]-[.$B115])&gt;=[.I$5];1;0)=1; IF( ABS([.$C115]-[.$B115])&lt;[.J$5]; 2; 1);0)" office:value-type="float" office:value="0" calcext:value-type="float">
            <text:p>0</text:p>
          </table:table-cell>
          <table:table-cell table:style-name="ce1022" table:formula="of:=IF(IF(ABS([.$C115]-[.$B115])&gt;=[.J$5];1;0)=1; IF( ABS([.$C115]-[.$B115])&lt;[.K$5]; 2; 1);0)" office:value-type="float" office:value="0" calcext:value-type="float">
            <text:p>0</text:p>
          </table:table-cell>
          <table:table-cell table:style-name="ce1204" table:formula="of:=IF(IF(ABS([.$C115]-[.$B115])&gt;=[.K$5];1;0)=1; IF( ABS([.$C115]-[.$B115])&lt;[.L$5]; 2; 1);0)" office:value-type="float" office:value="0" calcext:value-type="float">
            <text:p>0</text:p>
          </table:table-cell>
          <table:table-cell table:style-name="ce1386" table:formula="of:=IF(IF(ABS([.$C115]-[.$B115])&gt;=[.L$5];1;0)=1; IF( ABS([.$C115]-[.$B115])&lt;[.M$5]; 2; 1);0)" office:value-type="float" office:value="0" calcext:value-type="float">
            <text:p>0</text:p>
          </table:table-cell>
          <table:table-cell table:style-name="ce1568" table:formula="of:=IF(IF(ABS([.$C115]-[.$B115])&gt;=[.M$5];1;0)=1; IF( ABS([.$C115]-[.$B115])&lt;[.N$5]; 2; 1);0)" office:value-type="float" office:value="0" calcext:value-type="float">
            <text:p>0</text:p>
          </table:table-cell>
          <table:table-cell table:style-name="ce1643"/>
          <table:table-cell table:style-name="ce1752" table:formula="of:=IF(AND([.E115]&gt;0; [.E116]=0; [.E117]=0);IF(AND([.E115]=2;[.E114]&lt;&gt;1;[.F114]&lt;&gt;1;[.F116]&lt;&gt;1;[.F115]&lt;&gt;1;[.E116]&lt;&gt;1);2;1);0)" office:value-type="float" office:value="0" calcext:value-type="float">
            <text:p>0</text:p>
          </table:table-cell>
          <table:table-cell table:style-name="ce1935" table:formula="of:=IF(AND([.F115]&gt;0; [.F116]=0; [.F117]=0);IF(AND([.F115]=2;[.F114]&lt;&gt;1;[.G114]&lt;&gt;1;[.G116]&lt;&gt;1;[.G115]&lt;&gt;1;[.F116]&lt;&gt;1);2;1);0)" office:value-type="float" office:value="0" calcext:value-type="float">
            <text:p>0</text:p>
          </table:table-cell>
          <table:table-cell table:style-name="ce2118" table:formula="of:=IF(AND([.G115]&gt;0; [.G116]=0; [.G117]=0);IF(AND([.G115]=2;[.G114]&lt;&gt;1;[.H114]&lt;&gt;1;[.H116]&lt;&gt;1;[.H115]&lt;&gt;1;[.G116]&lt;&gt;1);2;1);0)" office:value-type="float" office:value="0" calcext:value-type="float">
            <text:p>0</text:p>
          </table:table-cell>
          <table:table-cell table:style-name="ce2300" table:formula="of:=IF(AND([.H115]&gt;0; [.H116]=0; [.H117]=0);IF(AND([.H115]=2;[.H114]&lt;&gt;1;[.I114]&lt;&gt;1;[.I116]&lt;&gt;1;[.I115]&lt;&gt;1;[.H116]&lt;&gt;1);2;1);0)" office:value-type="float" office:value="0" calcext:value-type="float">
            <text:p>0</text:p>
          </table:table-cell>
          <table:table-cell table:style-name="ce2482" table:formula="of:=IF(AND([.I115]&gt;0; [.I116]=0; [.I117]=0);IF(AND([.I115]=2;[.I114]&lt;&gt;1;[.J114]&lt;&gt;1;[.J116]&lt;&gt;1;[.J115]&lt;&gt;1;[.I116]&lt;&gt;1);2;1);0)" office:value-type="float" office:value="0" calcext:value-type="float">
            <text:p>0</text:p>
          </table:table-cell>
          <table:table-cell table:style-name="ce2664" table:formula="of:=IF(AND([.J115]&gt;0; [.J116]=0; [.J117]=0);IF(AND([.J115]=2;[.J114]&lt;&gt;1;[.K114]&lt;&gt;1;[.K116]&lt;&gt;1;[.K115]&lt;&gt;1;[.J116]&lt;&gt;1);2;1);0)" office:value-type="float" office:value="0" calcext:value-type="float">
            <text:p>0</text:p>
          </table:table-cell>
          <table:table-cell table:style-name="ce2846" table:formula="of:=IF(AND([.K115]&gt;0; [.K116]=0; [.K117]=0);IF(AND([.K115]=2;[.K114]&lt;&gt;1;[.L114]&lt;&gt;1;[.L116]&lt;&gt;1;[.L115]&lt;&gt;1;[.K116]&lt;&gt;1);2;1);0)" office:value-type="float" office:value="0" calcext:value-type="float">
            <text:p>0</text:p>
          </table:table-cell>
          <table:table-cell table:style-name="ce3028" table:formula="of:=IF(AND([.L115]&gt;0; [.L116]=0; [.L117]=0);IF(AND([.L115]=2;[.L114]&lt;&gt;1;[.M114]&lt;&gt;1;[.M116]&lt;&gt;1;[.M115]&lt;&gt;1;[.L116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4-19" calcext:value-type="date">
            <text:p>2016-04-19</text:p>
          </table:table-cell>
          <table:table-cell office:value-type="float" office:value="2.056" calcext:value-type="float">
            <text:p>2.056</text:p>
          </table:table-cell>
          <table:table-cell table:formula="of:=AVERAGE([.B87:.B145])" office:value-type="float" office:value="3.25716949152542" calcext:value-type="float">
            <text:p>3.25716949152542</text:p>
          </table:table-cell>
          <table:table-cell table:formula="of:=ABS([.B116]-[.C116])" office:value-type="float" office:value="1.20116949152542" calcext:value-type="float">
            <text:p>1.20116949152542</text:p>
          </table:table-cell>
          <table:table-cell table:style-name="ce111" table:formula="of:=IF(IF(ABS([.$C116]-[.$B116])&gt;=[.E$5];1;0)=1; IF( ABS([.$C116]-[.$B116])&lt;[.F$5]; 2; 1);0)" office:value-type="float" office:value="0" calcext:value-type="float">
            <text:p>0</text:p>
          </table:table-cell>
          <table:table-cell table:style-name="ce293" table:formula="of:=IF(IF(ABS([.$C116]-[.$B116])&gt;=[.F$5];1;0)=1; IF( ABS([.$C116]-[.$B116])&lt;[.G$5]; 2; 1);0)" office:value-type="float" office:value="0" calcext:value-type="float">
            <text:p>0</text:p>
          </table:table-cell>
          <table:table-cell table:style-name="ce476" table:formula="of:=IF(IF(ABS([.$C116]-[.$B116])&gt;=[.G$5];1;0)=1; IF( ABS([.$C116]-[.$B116])&lt;[.H$5]; 2; 1);0)" office:value-type="float" office:value="0" calcext:value-type="float">
            <text:p>0</text:p>
          </table:table-cell>
          <table:table-cell table:style-name="ce659" table:formula="of:=IF(IF(ABS([.$C116]-[.$B116])&gt;=[.H$5];1;0)=1; IF( ABS([.$C116]-[.$B116])&lt;[.I$5]; 2; 1);0)" office:value-type="float" office:value="0" calcext:value-type="float">
            <text:p>0</text:p>
          </table:table-cell>
          <table:table-cell table:style-name="ce841" table:formula="of:=IF(IF(ABS([.$C116]-[.$B116])&gt;=[.I$5];1;0)=1; IF( ABS([.$C116]-[.$B116])&lt;[.J$5]; 2; 1);0)" office:value-type="float" office:value="0" calcext:value-type="float">
            <text:p>0</text:p>
          </table:table-cell>
          <table:table-cell table:style-name="ce1023" table:formula="of:=IF(IF(ABS([.$C116]-[.$B116])&gt;=[.J$5];1;0)=1; IF( ABS([.$C116]-[.$B116])&lt;[.K$5]; 2; 1);0)" office:value-type="float" office:value="0" calcext:value-type="float">
            <text:p>0</text:p>
          </table:table-cell>
          <table:table-cell table:style-name="ce1205" table:formula="of:=IF(IF(ABS([.$C116]-[.$B116])&gt;=[.K$5];1;0)=1; IF( ABS([.$C116]-[.$B116])&lt;[.L$5]; 2; 1);0)" office:value-type="float" office:value="0" calcext:value-type="float">
            <text:p>0</text:p>
          </table:table-cell>
          <table:table-cell table:style-name="ce1387" table:formula="of:=IF(IF(ABS([.$C116]-[.$B116])&gt;=[.L$5];1;0)=1; IF( ABS([.$C116]-[.$B116])&lt;[.M$5]; 2; 1);0)" office:value-type="float" office:value="0" calcext:value-type="float">
            <text:p>0</text:p>
          </table:table-cell>
          <table:table-cell table:style-name="ce1569" table:formula="of:=IF(IF(ABS([.$C116]-[.$B116])&gt;=[.M$5];1;0)=1; IF( ABS([.$C116]-[.$B116])&lt;[.N$5]; 2; 1);0)" office:value-type="float" office:value="0" calcext:value-type="float">
            <text:p>0</text:p>
          </table:table-cell>
          <table:table-cell table:style-name="ce1643"/>
          <table:table-cell table:style-name="ce1753" table:formula="of:=IF(AND([.E116]&gt;0; [.E117]=0; [.E118]=0);IF(AND([.E116]=2;[.E115]&lt;&gt;1;[.F115]&lt;&gt;1;[.F117]&lt;&gt;1;[.F116]&lt;&gt;1;[.E117]&lt;&gt;1);2;1);0)" office:value-type="float" office:value="0" calcext:value-type="float">
            <text:p>0</text:p>
          </table:table-cell>
          <table:table-cell table:style-name="ce1936" table:formula="of:=IF(AND([.F116]&gt;0; [.F117]=0; [.F118]=0);IF(AND([.F116]=2;[.F115]&lt;&gt;1;[.G115]&lt;&gt;1;[.G117]&lt;&gt;1;[.G116]&lt;&gt;1;[.F117]&lt;&gt;1);2;1);0)" office:value-type="float" office:value="0" calcext:value-type="float">
            <text:p>0</text:p>
          </table:table-cell>
          <table:table-cell table:style-name="ce2119" table:formula="of:=IF(AND([.G116]&gt;0; [.G117]=0; [.G118]=0);IF(AND([.G116]=2;[.G115]&lt;&gt;1;[.H115]&lt;&gt;1;[.H117]&lt;&gt;1;[.H116]&lt;&gt;1;[.G117]&lt;&gt;1);2;1);0)" office:value-type="float" office:value="0" calcext:value-type="float">
            <text:p>0</text:p>
          </table:table-cell>
          <table:table-cell table:style-name="ce2301" table:formula="of:=IF(AND([.H116]&gt;0; [.H117]=0; [.H118]=0);IF(AND([.H116]=2;[.H115]&lt;&gt;1;[.I115]&lt;&gt;1;[.I117]&lt;&gt;1;[.I116]&lt;&gt;1;[.H117]&lt;&gt;1);2;1);0)" office:value-type="float" office:value="0" calcext:value-type="float">
            <text:p>0</text:p>
          </table:table-cell>
          <table:table-cell table:style-name="ce2483" table:formula="of:=IF(AND([.I116]&gt;0; [.I117]=0; [.I118]=0);IF(AND([.I116]=2;[.I115]&lt;&gt;1;[.J115]&lt;&gt;1;[.J117]&lt;&gt;1;[.J116]&lt;&gt;1;[.I117]&lt;&gt;1);2;1);0)" office:value-type="float" office:value="0" calcext:value-type="float">
            <text:p>0</text:p>
          </table:table-cell>
          <table:table-cell table:style-name="ce2665" table:formula="of:=IF(AND([.J116]&gt;0; [.J117]=0; [.J118]=0);IF(AND([.J116]=2;[.J115]&lt;&gt;1;[.K115]&lt;&gt;1;[.K117]&lt;&gt;1;[.K116]&lt;&gt;1;[.J117]&lt;&gt;1);2;1);0)" office:value-type="float" office:value="0" calcext:value-type="float">
            <text:p>0</text:p>
          </table:table-cell>
          <table:table-cell table:style-name="ce2847" table:formula="of:=IF(AND([.K116]&gt;0; [.K117]=0; [.K118]=0);IF(AND([.K116]=2;[.K115]&lt;&gt;1;[.L115]&lt;&gt;1;[.L117]&lt;&gt;1;[.L116]&lt;&gt;1;[.K117]&lt;&gt;1);2;1);0)" office:value-type="float" office:value="0" calcext:value-type="float">
            <text:p>0</text:p>
          </table:table-cell>
          <table:table-cell table:style-name="ce3029" table:formula="of:=IF(AND([.L116]&gt;0; [.L117]=0; [.L118]=0);IF(AND([.L116]=2;[.L115]&lt;&gt;1;[.M115]&lt;&gt;1;[.M117]&lt;&gt;1;[.M116]&lt;&gt;1;[.L117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4-20" calcext:value-type="date">
            <text:p>2016-04-20</text:p>
          </table:table-cell>
          <table:table-cell office:value-type="float" office:value="7.946" calcext:value-type="float">
            <text:p>7.946</text:p>
          </table:table-cell>
          <table:table-cell table:formula="of:=AVERAGE([.B88:.B146])" office:value-type="float" office:value="3.27291525423729" calcext:value-type="float">
            <text:p>3.27291525423729</text:p>
          </table:table-cell>
          <table:table-cell table:formula="of:=ABS([.B117]-[.C117])" office:value-type="float" office:value="4.67308474576271" calcext:value-type="float">
            <text:p>4.67308474576271</text:p>
          </table:table-cell>
          <table:table-cell table:style-name="ce112" table:formula="of:=IF(IF(ABS([.$C117]-[.$B117])&gt;=[.E$5];1;0)=1; IF( ABS([.$C117]-[.$B117])&lt;[.F$5]; 2; 1);0)" office:value-type="float" office:value="1" calcext:value-type="float">
            <text:p>1</text:p>
          </table:table-cell>
          <table:table-cell table:style-name="ce294" table:formula="of:=IF(IF(ABS([.$C117]-[.$B117])&gt;=[.F$5];1;0)=1; IF( ABS([.$C117]-[.$B117])&lt;[.G$5]; 2; 1);0)" office:value-type="float" office:value="1" calcext:value-type="float">
            <text:p>1</text:p>
          </table:table-cell>
          <table:table-cell table:style-name="ce477" table:formula="of:=IF(IF(ABS([.$C117]-[.$B117])&gt;=[.G$5];1;0)=1; IF( ABS([.$C117]-[.$B117])&lt;[.H$5]; 2; 1);0)" office:value-type="float" office:value="2" calcext:value-type="float">
            <text:p>2</text:p>
          </table:table-cell>
          <table:table-cell table:style-name="ce660" table:formula="of:=IF(IF(ABS([.$C117]-[.$B117])&gt;=[.H$5];1;0)=1; IF( ABS([.$C117]-[.$B117])&lt;[.I$5]; 2; 1);0)" office:value-type="float" office:value="0" calcext:value-type="float">
            <text:p>0</text:p>
          </table:table-cell>
          <table:table-cell table:style-name="ce842" table:formula="of:=IF(IF(ABS([.$C117]-[.$B117])&gt;=[.I$5];1;0)=1; IF( ABS([.$C117]-[.$B117])&lt;[.J$5]; 2; 1);0)" office:value-type="float" office:value="0" calcext:value-type="float">
            <text:p>0</text:p>
          </table:table-cell>
          <table:table-cell table:style-name="ce1024" table:formula="of:=IF(IF(ABS([.$C117]-[.$B117])&gt;=[.J$5];1;0)=1; IF( ABS([.$C117]-[.$B117])&lt;[.K$5]; 2; 1);0)" office:value-type="float" office:value="0" calcext:value-type="float">
            <text:p>0</text:p>
          </table:table-cell>
          <table:table-cell table:style-name="ce1206" table:formula="of:=IF(IF(ABS([.$C117]-[.$B117])&gt;=[.K$5];1;0)=1; IF( ABS([.$C117]-[.$B117])&lt;[.L$5]; 2; 1);0)" office:value-type="float" office:value="0" calcext:value-type="float">
            <text:p>0</text:p>
          </table:table-cell>
          <table:table-cell table:style-name="ce1388" table:formula="of:=IF(IF(ABS([.$C117]-[.$B117])&gt;=[.L$5];1;0)=1; IF( ABS([.$C117]-[.$B117])&lt;[.M$5]; 2; 1);0)" office:value-type="float" office:value="0" calcext:value-type="float">
            <text:p>0</text:p>
          </table:table-cell>
          <table:table-cell table:style-name="ce1570" table:formula="of:=IF(IF(ABS([.$C117]-[.$B117])&gt;=[.M$5];1;0)=1; IF( ABS([.$C117]-[.$B117])&lt;[.N$5]; 2; 1);0)" office:value-type="float" office:value="0" calcext:value-type="float">
            <text:p>0</text:p>
          </table:table-cell>
          <table:table-cell table:style-name="ce1643"/>
          <table:table-cell table:style-name="ce1754" table:formula="of:=IF(AND([.E117]&gt;0; [.E118]=0; [.E119]=0);IF(AND([.E117]=2;[.E116]&lt;&gt;1;[.F116]&lt;&gt;1;[.F118]&lt;&gt;1;[.F117]&lt;&gt;1;[.E118]&lt;&gt;1);2;1);0)" office:value-type="float" office:value="0" calcext:value-type="float">
            <text:p>0</text:p>
          </table:table-cell>
          <table:table-cell table:style-name="ce1937" table:formula="of:=IF(AND([.F117]&gt;0; [.F118]=0; [.F119]=0);IF(AND([.F117]=2;[.F116]&lt;&gt;1;[.G116]&lt;&gt;1;[.G118]&lt;&gt;1;[.G117]&lt;&gt;1;[.F118]&lt;&gt;1);2;1);0)" office:value-type="float" office:value="0" calcext:value-type="float">
            <text:p>0</text:p>
          </table:table-cell>
          <table:table-cell table:style-name="ce2120" table:formula="of:=IF(AND([.G117]&gt;0; [.G118]=0; [.G119]=0);IF(AND([.G117]=2;[.G116]&lt;&gt;1;[.H116]&lt;&gt;1;[.H118]&lt;&gt;1;[.H117]&lt;&gt;1;[.G118]&lt;&gt;1);2;1);0)" office:value-type="float" office:value="0" calcext:value-type="float">
            <text:p>0</text:p>
          </table:table-cell>
          <table:table-cell table:style-name="ce2302" table:formula="of:=IF(AND([.H117]&gt;0; [.H118]=0; [.H119]=0);IF(AND([.H117]=2;[.H116]&lt;&gt;1;[.I116]&lt;&gt;1;[.I118]&lt;&gt;1;[.I117]&lt;&gt;1;[.H118]&lt;&gt;1);2;1);0)" office:value-type="float" office:value="0" calcext:value-type="float">
            <text:p>0</text:p>
          </table:table-cell>
          <table:table-cell table:style-name="ce2484" table:formula="of:=IF(AND([.I117]&gt;0; [.I118]=0; [.I119]=0);IF(AND([.I117]=2;[.I116]&lt;&gt;1;[.J116]&lt;&gt;1;[.J118]&lt;&gt;1;[.J117]&lt;&gt;1;[.I118]&lt;&gt;1);2;1);0)" office:value-type="float" office:value="0" calcext:value-type="float">
            <text:p>0</text:p>
          </table:table-cell>
          <table:table-cell table:style-name="ce2666" table:formula="of:=IF(AND([.J117]&gt;0; [.J118]=0; [.J119]=0);IF(AND([.J117]=2;[.J116]&lt;&gt;1;[.K116]&lt;&gt;1;[.K118]&lt;&gt;1;[.K117]&lt;&gt;1;[.J118]&lt;&gt;1);2;1);0)" office:value-type="float" office:value="0" calcext:value-type="float">
            <text:p>0</text:p>
          </table:table-cell>
          <table:table-cell table:style-name="ce2848" table:formula="of:=IF(AND([.K117]&gt;0; [.K118]=0; [.K119]=0);IF(AND([.K117]=2;[.K116]&lt;&gt;1;[.L116]&lt;&gt;1;[.L118]&lt;&gt;1;[.L117]&lt;&gt;1;[.K118]&lt;&gt;1);2;1);0)" office:value-type="float" office:value="0" calcext:value-type="float">
            <text:p>0</text:p>
          </table:table-cell>
          <table:table-cell table:style-name="ce3030" table:formula="of:=IF(AND([.L117]&gt;0; [.L118]=0; [.L119]=0);IF(AND([.L117]=2;[.L116]&lt;&gt;1;[.M116]&lt;&gt;1;[.M118]&lt;&gt;1;[.M117]&lt;&gt;1;[.L118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4-21" calcext:value-type="date">
            <text:p>2016-04-21</text:p>
          </table:table-cell>
          <table:table-cell office:value-type="float" office:value="9.524" calcext:value-type="float">
            <text:p>9.524</text:p>
          </table:table-cell>
          <table:table-cell table:formula="of:=AVERAGE([.B89:.B147])" office:value-type="float" office:value="3.35374576271187" calcext:value-type="float">
            <text:p>3.35374576271187</text:p>
          </table:table-cell>
          <table:table-cell table:formula="of:=ABS([.B118]-[.C118])" office:value-type="float" office:value="6.17025423728814" calcext:value-type="float">
            <text:p>6.17025423728814</text:p>
          </table:table-cell>
          <table:table-cell table:style-name="ce113" table:formula="of:=IF(IF(ABS([.$C118]-[.$B118])&gt;=[.E$5];1;0)=1; IF( ABS([.$C118]-[.$B118])&lt;[.F$5]; 2; 1);0)" office:value-type="float" office:value="1" calcext:value-type="float">
            <text:p>1</text:p>
          </table:table-cell>
          <table:table-cell table:style-name="ce295" table:formula="of:=IF(IF(ABS([.$C118]-[.$B118])&gt;=[.F$5];1;0)=1; IF( ABS([.$C118]-[.$B118])&lt;[.G$5]; 2; 1);0)" office:value-type="float" office:value="1" calcext:value-type="float">
            <text:p>1</text:p>
          </table:table-cell>
          <table:table-cell table:style-name="ce478" table:formula="of:=IF(IF(ABS([.$C118]-[.$B118])&gt;=[.G$5];1;0)=1; IF( ABS([.$C118]-[.$B118])&lt;[.H$5]; 2; 1);0)" office:value-type="float" office:value="1" calcext:value-type="float">
            <text:p>1</text:p>
          </table:table-cell>
          <table:table-cell table:style-name="ce661" table:formula="of:=IF(IF(ABS([.$C118]-[.$B118])&gt;=[.H$5];1;0)=1; IF( ABS([.$C118]-[.$B118])&lt;[.I$5]; 2; 1);0)" office:value-type="float" office:value="1" calcext:value-type="float">
            <text:p>1</text:p>
          </table:table-cell>
          <table:table-cell table:style-name="ce843" table:formula="of:=IF(IF(ABS([.$C118]-[.$B118])&gt;=[.I$5];1;0)=1; IF( ABS([.$C118]-[.$B118])&lt;[.J$5]; 2; 1);0)" office:value-type="float" office:value="2" calcext:value-type="float">
            <text:p>2</text:p>
          </table:table-cell>
          <table:table-cell table:style-name="ce1025" table:formula="of:=IF(IF(ABS([.$C118]-[.$B118])&gt;=[.J$5];1;0)=1; IF( ABS([.$C118]-[.$B118])&lt;[.K$5]; 2; 1);0)" office:value-type="float" office:value="0" calcext:value-type="float">
            <text:p>0</text:p>
          </table:table-cell>
          <table:table-cell table:style-name="ce1207" table:formula="of:=IF(IF(ABS([.$C118]-[.$B118])&gt;=[.K$5];1;0)=1; IF( ABS([.$C118]-[.$B118])&lt;[.L$5]; 2; 1);0)" office:value-type="float" office:value="0" calcext:value-type="float">
            <text:p>0</text:p>
          </table:table-cell>
          <table:table-cell table:style-name="ce1389" table:formula="of:=IF(IF(ABS([.$C118]-[.$B118])&gt;=[.L$5];1;0)=1; IF( ABS([.$C118]-[.$B118])&lt;[.M$5]; 2; 1);0)" office:value-type="float" office:value="0" calcext:value-type="float">
            <text:p>0</text:p>
          </table:table-cell>
          <table:table-cell table:style-name="ce1571" table:formula="of:=IF(IF(ABS([.$C118]-[.$B118])&gt;=[.M$5];1;0)=1; IF( ABS([.$C118]-[.$B118])&lt;[.N$5]; 2; 1);0)" office:value-type="float" office:value="0" calcext:value-type="float">
            <text:p>0</text:p>
          </table:table-cell>
          <table:table-cell table:style-name="ce1643"/>
          <table:table-cell table:style-name="ce1755" table:formula="of:=IF(AND([.E118]&gt;0; [.E119]=0; [.E120]=0);IF(AND([.E118]=2;[.E117]&lt;&gt;1;[.F117]&lt;&gt;1;[.F119]&lt;&gt;1;[.F118]&lt;&gt;1;[.E119]&lt;&gt;1);2;1);0)" office:value-type="float" office:value="1" calcext:value-type="float">
            <text:p>1</text:p>
          </table:table-cell>
          <table:table-cell table:style-name="ce1938" table:formula="of:=IF(AND([.F118]&gt;0; [.F119]=0; [.F120]=0);IF(AND([.F118]=2;[.F117]&lt;&gt;1;[.G117]&lt;&gt;1;[.G119]&lt;&gt;1;[.G118]&lt;&gt;1;[.F119]&lt;&gt;1);2;1);0)" office:value-type="float" office:value="1" calcext:value-type="float">
            <text:p>1</text:p>
          </table:table-cell>
          <table:table-cell table:style-name="ce2121" table:formula="of:=IF(AND([.G118]&gt;0; [.G119]=0; [.G120]=0);IF(AND([.G118]=2;[.G117]&lt;&gt;1;[.H117]&lt;&gt;1;[.H119]&lt;&gt;1;[.H118]&lt;&gt;1;[.G119]&lt;&gt;1);2;1);0)" office:value-type="float" office:value="1" calcext:value-type="float">
            <text:p>1</text:p>
          </table:table-cell>
          <table:table-cell table:style-name="ce2303" table:formula="of:=IF(AND([.H118]&gt;0; [.H119]=0; [.H120]=0);IF(AND([.H118]=2;[.H117]&lt;&gt;1;[.I117]&lt;&gt;1;[.I119]&lt;&gt;1;[.I118]&lt;&gt;1;[.H119]&lt;&gt;1);2;1);0)" office:value-type="float" office:value="1" calcext:value-type="float">
            <text:p>1</text:p>
          </table:table-cell>
          <table:table-cell table:style-name="ce2485" table:formula="of:=IF(AND([.I118]&gt;0; [.I119]=0; [.I120]=0);IF(AND([.I118]=2;[.I117]&lt;&gt;1;[.J117]&lt;&gt;1;[.J119]&lt;&gt;1;[.J118]&lt;&gt;1;[.I119]&lt;&gt;1);2;1);0)" office:value-type="float" office:value="2" calcext:value-type="float">
            <text:p>2</text:p>
          </table:table-cell>
          <table:table-cell table:style-name="ce2667" table:formula="of:=IF(AND([.J118]&gt;0; [.J119]=0; [.J120]=0);IF(AND([.J118]=2;[.J117]&lt;&gt;1;[.K117]&lt;&gt;1;[.K119]&lt;&gt;1;[.K118]&lt;&gt;1;[.J119]&lt;&gt;1);2;1);0)" office:value-type="float" office:value="0" calcext:value-type="float">
            <text:p>0</text:p>
          </table:table-cell>
          <table:table-cell table:style-name="ce2849" table:formula="of:=IF(AND([.K118]&gt;0; [.K119]=0; [.K120]=0);IF(AND([.K118]=2;[.K117]&lt;&gt;1;[.L117]&lt;&gt;1;[.L119]&lt;&gt;1;[.L118]&lt;&gt;1;[.K119]&lt;&gt;1);2;1);0)" office:value-type="float" office:value="0" calcext:value-type="float">
            <text:p>0</text:p>
          </table:table-cell>
          <table:table-cell table:style-name="ce3031" table:formula="of:=IF(AND([.L118]&gt;0; [.L119]=0; [.L120]=0);IF(AND([.L118]=2;[.L117]&lt;&gt;1;[.M117]&lt;&gt;1;[.M119]&lt;&gt;1;[.M118]&lt;&gt;1;[.L119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4-22" calcext:value-type="date">
            <text:p>2016-04-22</text:p>
          </table:table-cell>
          <table:table-cell office:value-type="float" office:value="5.522" calcext:value-type="float">
            <text:p>5.522</text:p>
          </table:table-cell>
          <table:table-cell table:formula="of:=AVERAGE([.B90:.B148])" office:value-type="float" office:value="3.58316949152542" calcext:value-type="float">
            <text:p>3.58316949152542</text:p>
          </table:table-cell>
          <table:table-cell table:formula="of:=ABS([.B119]-[.C119])" office:value-type="float" office:value="1.93883050847458" calcext:value-type="float">
            <text:p>1.93883050847458</text:p>
          </table:table-cell>
          <table:table-cell table:style-name="ce114" table:formula="of:=IF(IF(ABS([.$C119]-[.$B119])&gt;=[.E$5];1;0)=1; IF( ABS([.$C119]-[.$B119])&lt;[.F$5]; 2; 1);0)" office:value-type="float" office:value="0" calcext:value-type="float">
            <text:p>0</text:p>
          </table:table-cell>
          <table:table-cell table:style-name="ce296" table:formula="of:=IF(IF(ABS([.$C119]-[.$B119])&gt;=[.F$5];1;0)=1; IF( ABS([.$C119]-[.$B119])&lt;[.G$5]; 2; 1);0)" office:value-type="float" office:value="0" calcext:value-type="float">
            <text:p>0</text:p>
          </table:table-cell>
          <table:table-cell table:style-name="ce479" table:formula="of:=IF(IF(ABS([.$C119]-[.$B119])&gt;=[.G$5];1;0)=1; IF( ABS([.$C119]-[.$B119])&lt;[.H$5]; 2; 1);0)" office:value-type="float" office:value="0" calcext:value-type="float">
            <text:p>0</text:p>
          </table:table-cell>
          <table:table-cell table:style-name="ce662" table:formula="of:=IF(IF(ABS([.$C119]-[.$B119])&gt;=[.H$5];1;0)=1; IF( ABS([.$C119]-[.$B119])&lt;[.I$5]; 2; 1);0)" office:value-type="float" office:value="0" calcext:value-type="float">
            <text:p>0</text:p>
          </table:table-cell>
          <table:table-cell table:style-name="ce844" table:formula="of:=IF(IF(ABS([.$C119]-[.$B119])&gt;=[.I$5];1;0)=1; IF( ABS([.$C119]-[.$B119])&lt;[.J$5]; 2; 1);0)" office:value-type="float" office:value="0" calcext:value-type="float">
            <text:p>0</text:p>
          </table:table-cell>
          <table:table-cell table:style-name="ce1026" table:formula="of:=IF(IF(ABS([.$C119]-[.$B119])&gt;=[.J$5];1;0)=1; IF( ABS([.$C119]-[.$B119])&lt;[.K$5]; 2; 1);0)" office:value-type="float" office:value="0" calcext:value-type="float">
            <text:p>0</text:p>
          </table:table-cell>
          <table:table-cell table:style-name="ce1208" table:formula="of:=IF(IF(ABS([.$C119]-[.$B119])&gt;=[.K$5];1;0)=1; IF( ABS([.$C119]-[.$B119])&lt;[.L$5]; 2; 1);0)" office:value-type="float" office:value="0" calcext:value-type="float">
            <text:p>0</text:p>
          </table:table-cell>
          <table:table-cell table:style-name="ce1390" table:formula="of:=IF(IF(ABS([.$C119]-[.$B119])&gt;=[.L$5];1;0)=1; IF( ABS([.$C119]-[.$B119])&lt;[.M$5]; 2; 1);0)" office:value-type="float" office:value="0" calcext:value-type="float">
            <text:p>0</text:p>
          </table:table-cell>
          <table:table-cell table:style-name="ce1572" table:formula="of:=IF(IF(ABS([.$C119]-[.$B119])&gt;=[.M$5];1;0)=1; IF( ABS([.$C119]-[.$B119])&lt;[.N$5]; 2; 1);0)" office:value-type="float" office:value="0" calcext:value-type="float">
            <text:p>0</text:p>
          </table:table-cell>
          <table:table-cell table:style-name="ce1643"/>
          <table:table-cell table:style-name="ce1756" table:formula="of:=IF(AND([.E119]&gt;0; [.E120]=0; [.E121]=0);IF(AND([.E119]=2;[.E118]&lt;&gt;1;[.F118]&lt;&gt;1;[.F120]&lt;&gt;1;[.F119]&lt;&gt;1;[.E120]&lt;&gt;1);2;1);0)" office:value-type="float" office:value="0" calcext:value-type="float">
            <text:p>0</text:p>
          </table:table-cell>
          <table:table-cell table:style-name="ce1939" table:formula="of:=IF(AND([.F119]&gt;0; [.F120]=0; [.F121]=0);IF(AND([.F119]=2;[.F118]&lt;&gt;1;[.G118]&lt;&gt;1;[.G120]&lt;&gt;1;[.G119]&lt;&gt;1;[.F120]&lt;&gt;1);2;1);0)" office:value-type="float" office:value="0" calcext:value-type="float">
            <text:p>0</text:p>
          </table:table-cell>
          <table:table-cell table:style-name="ce2122" table:formula="of:=IF(AND([.G119]&gt;0; [.G120]=0; [.G121]=0);IF(AND([.G119]=2;[.G118]&lt;&gt;1;[.H118]&lt;&gt;1;[.H120]&lt;&gt;1;[.H119]&lt;&gt;1;[.G120]&lt;&gt;1);2;1);0)" office:value-type="float" office:value="0" calcext:value-type="float">
            <text:p>0</text:p>
          </table:table-cell>
          <table:table-cell table:style-name="ce2304" table:formula="of:=IF(AND([.H119]&gt;0; [.H120]=0; [.H121]=0);IF(AND([.H119]=2;[.H118]&lt;&gt;1;[.I118]&lt;&gt;1;[.I120]&lt;&gt;1;[.I119]&lt;&gt;1;[.H120]&lt;&gt;1);2;1);0)" office:value-type="float" office:value="0" calcext:value-type="float">
            <text:p>0</text:p>
          </table:table-cell>
          <table:table-cell table:style-name="ce2486" table:formula="of:=IF(AND([.I119]&gt;0; [.I120]=0; [.I121]=0);IF(AND([.I119]=2;[.I118]&lt;&gt;1;[.J118]&lt;&gt;1;[.J120]&lt;&gt;1;[.J119]&lt;&gt;1;[.I120]&lt;&gt;1);2;1);0)" office:value-type="float" office:value="0" calcext:value-type="float">
            <text:p>0</text:p>
          </table:table-cell>
          <table:table-cell table:style-name="ce2668" table:formula="of:=IF(AND([.J119]&gt;0; [.J120]=0; [.J121]=0);IF(AND([.J119]=2;[.J118]&lt;&gt;1;[.K118]&lt;&gt;1;[.K120]&lt;&gt;1;[.K119]&lt;&gt;1;[.J120]&lt;&gt;1);2;1);0)" office:value-type="float" office:value="0" calcext:value-type="float">
            <text:p>0</text:p>
          </table:table-cell>
          <table:table-cell table:style-name="ce2850" table:formula="of:=IF(AND([.K119]&gt;0; [.K120]=0; [.K121]=0);IF(AND([.K119]=2;[.K118]&lt;&gt;1;[.L118]&lt;&gt;1;[.L120]&lt;&gt;1;[.L119]&lt;&gt;1;[.K120]&lt;&gt;1);2;1);0)" office:value-type="float" office:value="0" calcext:value-type="float">
            <text:p>0</text:p>
          </table:table-cell>
          <table:table-cell table:style-name="ce3032" table:formula="of:=IF(AND([.L119]&gt;0; [.L120]=0; [.L121]=0);IF(AND([.L119]=2;[.L118]&lt;&gt;1;[.M118]&lt;&gt;1;[.M120]&lt;&gt;1;[.M119]&lt;&gt;1;[.L120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4-23" calcext:value-type="date">
            <text:p>2016-04-23</text:p>
          </table:table-cell>
          <table:table-cell office:value-type="float" office:value="2.53" calcext:value-type="float">
            <text:p>2.53</text:p>
          </table:table-cell>
          <table:table-cell table:formula="of:=AVERAGE([.B91:.B149])" office:value-type="float" office:value="3.78215254237288" calcext:value-type="float">
            <text:p>3.78215254237288</text:p>
          </table:table-cell>
          <table:table-cell table:formula="of:=ABS([.B120]-[.C120])" office:value-type="float" office:value="1.25215254237288" calcext:value-type="float">
            <text:p>1.25215254237288</text:p>
          </table:table-cell>
          <table:table-cell table:style-name="ce115" table:formula="of:=IF(IF(ABS([.$C120]-[.$B120])&gt;=[.E$5];1;0)=1; IF( ABS([.$C120]-[.$B120])&lt;[.F$5]; 2; 1);0)" office:value-type="float" office:value="0" calcext:value-type="float">
            <text:p>0</text:p>
          </table:table-cell>
          <table:table-cell table:style-name="ce297" table:formula="of:=IF(IF(ABS([.$C120]-[.$B120])&gt;=[.F$5];1;0)=1; IF( ABS([.$C120]-[.$B120])&lt;[.G$5]; 2; 1);0)" office:value-type="float" office:value="0" calcext:value-type="float">
            <text:p>0</text:p>
          </table:table-cell>
          <table:table-cell table:style-name="ce480" table:formula="of:=IF(IF(ABS([.$C120]-[.$B120])&gt;=[.G$5];1;0)=1; IF( ABS([.$C120]-[.$B120])&lt;[.H$5]; 2; 1);0)" office:value-type="float" office:value="0" calcext:value-type="float">
            <text:p>0</text:p>
          </table:table-cell>
          <table:table-cell table:style-name="ce663" table:formula="of:=IF(IF(ABS([.$C120]-[.$B120])&gt;=[.H$5];1;0)=1; IF( ABS([.$C120]-[.$B120])&lt;[.I$5]; 2; 1);0)" office:value-type="float" office:value="0" calcext:value-type="float">
            <text:p>0</text:p>
          </table:table-cell>
          <table:table-cell table:style-name="ce845" table:formula="of:=IF(IF(ABS([.$C120]-[.$B120])&gt;=[.I$5];1;0)=1; IF( ABS([.$C120]-[.$B120])&lt;[.J$5]; 2; 1);0)" office:value-type="float" office:value="0" calcext:value-type="float">
            <text:p>0</text:p>
          </table:table-cell>
          <table:table-cell table:style-name="ce1027" table:formula="of:=IF(IF(ABS([.$C120]-[.$B120])&gt;=[.J$5];1;0)=1; IF( ABS([.$C120]-[.$B120])&lt;[.K$5]; 2; 1);0)" office:value-type="float" office:value="0" calcext:value-type="float">
            <text:p>0</text:p>
          </table:table-cell>
          <table:table-cell table:style-name="ce1209" table:formula="of:=IF(IF(ABS([.$C120]-[.$B120])&gt;=[.K$5];1;0)=1; IF( ABS([.$C120]-[.$B120])&lt;[.L$5]; 2; 1);0)" office:value-type="float" office:value="0" calcext:value-type="float">
            <text:p>0</text:p>
          </table:table-cell>
          <table:table-cell table:style-name="ce1391" table:formula="of:=IF(IF(ABS([.$C120]-[.$B120])&gt;=[.L$5];1;0)=1; IF( ABS([.$C120]-[.$B120])&lt;[.M$5]; 2; 1);0)" office:value-type="float" office:value="0" calcext:value-type="float">
            <text:p>0</text:p>
          </table:table-cell>
          <table:table-cell table:style-name="ce1573" table:formula="of:=IF(IF(ABS([.$C120]-[.$B120])&gt;=[.M$5];1;0)=1; IF( ABS([.$C120]-[.$B120])&lt;[.N$5]; 2; 1);0)" office:value-type="float" office:value="0" calcext:value-type="float">
            <text:p>0</text:p>
          </table:table-cell>
          <table:table-cell table:style-name="ce1643"/>
          <table:table-cell table:style-name="ce1757" table:formula="of:=IF(AND([.E120]&gt;0; [.E121]=0; [.E122]=0);IF(AND([.E120]=2;[.E119]&lt;&gt;1;[.F119]&lt;&gt;1;[.F121]&lt;&gt;1;[.F120]&lt;&gt;1;[.E121]&lt;&gt;1);2;1);0)" office:value-type="float" office:value="0" calcext:value-type="float">
            <text:p>0</text:p>
          </table:table-cell>
          <table:table-cell table:style-name="ce1940" table:formula="of:=IF(AND([.F120]&gt;0; [.F121]=0; [.F122]=0);IF(AND([.F120]=2;[.F119]&lt;&gt;1;[.G119]&lt;&gt;1;[.G121]&lt;&gt;1;[.G120]&lt;&gt;1;[.F121]&lt;&gt;1);2;1);0)" office:value-type="float" office:value="0" calcext:value-type="float">
            <text:p>0</text:p>
          </table:table-cell>
          <table:table-cell table:style-name="ce2123" table:formula="of:=IF(AND([.G120]&gt;0; [.G121]=0; [.G122]=0);IF(AND([.G120]=2;[.G119]&lt;&gt;1;[.H119]&lt;&gt;1;[.H121]&lt;&gt;1;[.H120]&lt;&gt;1;[.G121]&lt;&gt;1);2;1);0)" office:value-type="float" office:value="0" calcext:value-type="float">
            <text:p>0</text:p>
          </table:table-cell>
          <table:table-cell table:style-name="ce2305" table:formula="of:=IF(AND([.H120]&gt;0; [.H121]=0; [.H122]=0);IF(AND([.H120]=2;[.H119]&lt;&gt;1;[.I119]&lt;&gt;1;[.I121]&lt;&gt;1;[.I120]&lt;&gt;1;[.H121]&lt;&gt;1);2;1);0)" office:value-type="float" office:value="0" calcext:value-type="float">
            <text:p>0</text:p>
          </table:table-cell>
          <table:table-cell table:style-name="ce2487" table:formula="of:=IF(AND([.I120]&gt;0; [.I121]=0; [.I122]=0);IF(AND([.I120]=2;[.I119]&lt;&gt;1;[.J119]&lt;&gt;1;[.J121]&lt;&gt;1;[.J120]&lt;&gt;1;[.I121]&lt;&gt;1);2;1);0)" office:value-type="float" office:value="0" calcext:value-type="float">
            <text:p>0</text:p>
          </table:table-cell>
          <table:table-cell table:style-name="ce2669" table:formula="of:=IF(AND([.J120]&gt;0; [.J121]=0; [.J122]=0);IF(AND([.J120]=2;[.J119]&lt;&gt;1;[.K119]&lt;&gt;1;[.K121]&lt;&gt;1;[.K120]&lt;&gt;1;[.J121]&lt;&gt;1);2;1);0)" office:value-type="float" office:value="0" calcext:value-type="float">
            <text:p>0</text:p>
          </table:table-cell>
          <table:table-cell table:style-name="ce2851" table:formula="of:=IF(AND([.K120]&gt;0; [.K121]=0; [.K122]=0);IF(AND([.K120]=2;[.K119]&lt;&gt;1;[.L119]&lt;&gt;1;[.L121]&lt;&gt;1;[.L120]&lt;&gt;1;[.K121]&lt;&gt;1);2;1);0)" office:value-type="float" office:value="0" calcext:value-type="float">
            <text:p>0</text:p>
          </table:table-cell>
          <table:table-cell table:style-name="ce3033" table:formula="of:=IF(AND([.L120]&gt;0; [.L121]=0; [.L122]=0);IF(AND([.L120]=2;[.L119]&lt;&gt;1;[.M119]&lt;&gt;1;[.M121]&lt;&gt;1;[.M120]&lt;&gt;1;[.L121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4-24" calcext:value-type="date">
            <text:p>2016-04-24</text:p>
          </table:table-cell>
          <table:table-cell office:value-type="float" office:value="-2.624" calcext:value-type="float">
            <text:p>-2.624</text:p>
          </table:table-cell>
          <table:table-cell table:formula="of:=AVERAGE([.B92:.B150])" office:value-type="float" office:value="3.79161016949153" calcext:value-type="float">
            <text:p>3.79161016949153</text:p>
          </table:table-cell>
          <table:table-cell table:formula="of:=ABS([.B121]-[.C121])" office:value-type="float" office:value="6.41561016949153" calcext:value-type="float">
            <text:p>6.41561016949153</text:p>
          </table:table-cell>
          <table:table-cell table:style-name="ce116" table:formula="of:=IF(IF(ABS([.$C121]-[.$B121])&gt;=[.E$5];1;0)=1; IF( ABS([.$C121]-[.$B121])&lt;[.F$5]; 2; 1);0)" office:value-type="float" office:value="1" calcext:value-type="float">
            <text:p>1</text:p>
          </table:table-cell>
          <table:table-cell table:style-name="ce298" table:formula="of:=IF(IF(ABS([.$C121]-[.$B121])&gt;=[.F$5];1;0)=1; IF( ABS([.$C121]-[.$B121])&lt;[.G$5]; 2; 1);0)" office:value-type="float" office:value="1" calcext:value-type="float">
            <text:p>1</text:p>
          </table:table-cell>
          <table:table-cell table:style-name="ce481" table:formula="of:=IF(IF(ABS([.$C121]-[.$B121])&gt;=[.G$5];1;0)=1; IF( ABS([.$C121]-[.$B121])&lt;[.H$5]; 2; 1);0)" office:value-type="float" office:value="1" calcext:value-type="float">
            <text:p>1</text:p>
          </table:table-cell>
          <table:table-cell table:style-name="ce664" table:formula="of:=IF(IF(ABS([.$C121]-[.$B121])&gt;=[.H$5];1;0)=1; IF( ABS([.$C121]-[.$B121])&lt;[.I$5]; 2; 1);0)" office:value-type="float" office:value="1" calcext:value-type="float">
            <text:p>1</text:p>
          </table:table-cell>
          <table:table-cell table:style-name="ce846" table:formula="of:=IF(IF(ABS([.$C121]-[.$B121])&gt;=[.I$5];1;0)=1; IF( ABS([.$C121]-[.$B121])&lt;[.J$5]; 2; 1);0)" office:value-type="float" office:value="2" calcext:value-type="float">
            <text:p>2</text:p>
          </table:table-cell>
          <table:table-cell table:style-name="ce1028" table:formula="of:=IF(IF(ABS([.$C121]-[.$B121])&gt;=[.J$5];1;0)=1; IF( ABS([.$C121]-[.$B121])&lt;[.K$5]; 2; 1);0)" office:value-type="float" office:value="0" calcext:value-type="float">
            <text:p>0</text:p>
          </table:table-cell>
          <table:table-cell table:style-name="ce1210" table:formula="of:=IF(IF(ABS([.$C121]-[.$B121])&gt;=[.K$5];1;0)=1; IF( ABS([.$C121]-[.$B121])&lt;[.L$5]; 2; 1);0)" office:value-type="float" office:value="0" calcext:value-type="float">
            <text:p>0</text:p>
          </table:table-cell>
          <table:table-cell table:style-name="ce1392" table:formula="of:=IF(IF(ABS([.$C121]-[.$B121])&gt;=[.L$5];1;0)=1; IF( ABS([.$C121]-[.$B121])&lt;[.M$5]; 2; 1);0)" office:value-type="float" office:value="0" calcext:value-type="float">
            <text:p>0</text:p>
          </table:table-cell>
          <table:table-cell table:style-name="ce1574" table:formula="of:=IF(IF(ABS([.$C121]-[.$B121])&gt;=[.M$5];1;0)=1; IF( ABS([.$C121]-[.$B121])&lt;[.N$5]; 2; 1);0)" office:value-type="float" office:value="0" calcext:value-type="float">
            <text:p>0</text:p>
          </table:table-cell>
          <table:table-cell table:style-name="ce1643"/>
          <table:table-cell table:style-name="ce1758" table:formula="of:=IF(AND([.E121]&gt;0; [.E122]=0; [.E123]=0);IF(AND([.E121]=2;[.E120]&lt;&gt;1;[.F120]&lt;&gt;1;[.F122]&lt;&gt;1;[.F121]&lt;&gt;1;[.E122]&lt;&gt;1);2;1);0)" office:value-type="float" office:value="0" calcext:value-type="float">
            <text:p>0</text:p>
          </table:table-cell>
          <table:table-cell table:style-name="ce1941" table:formula="of:=IF(AND([.F121]&gt;0; [.F122]=0; [.F123]=0);IF(AND([.F121]=2;[.F120]&lt;&gt;1;[.G120]&lt;&gt;1;[.G122]&lt;&gt;1;[.G121]&lt;&gt;1;[.F122]&lt;&gt;1);2;1);0)" office:value-type="float" office:value="0" calcext:value-type="float">
            <text:p>0</text:p>
          </table:table-cell>
          <table:table-cell table:style-name="ce2124" table:formula="of:=IF(AND([.G121]&gt;0; [.G122]=0; [.G123]=0);IF(AND([.G121]=2;[.G120]&lt;&gt;1;[.H120]&lt;&gt;1;[.H122]&lt;&gt;1;[.H121]&lt;&gt;1;[.G122]&lt;&gt;1);2;1);0)" office:value-type="float" office:value="0" calcext:value-type="float">
            <text:p>0</text:p>
          </table:table-cell>
          <table:table-cell table:style-name="ce2306" table:formula="of:=IF(AND([.H121]&gt;0; [.H122]=0; [.H123]=0);IF(AND([.H121]=2;[.H120]&lt;&gt;1;[.I120]&lt;&gt;1;[.I122]&lt;&gt;1;[.I121]&lt;&gt;1;[.H122]&lt;&gt;1);2;1);0)" office:value-type="float" office:value="0" calcext:value-type="float">
            <text:p>0</text:p>
          </table:table-cell>
          <table:table-cell table:style-name="ce2488" table:formula="of:=IF(AND([.I121]&gt;0; [.I122]=0; [.I123]=0);IF(AND([.I121]=2;[.I120]&lt;&gt;1;[.J120]&lt;&gt;1;[.J122]&lt;&gt;1;[.J121]&lt;&gt;1;[.I122]&lt;&gt;1);2;1);0)" office:value-type="float" office:value="0" calcext:value-type="float">
            <text:p>0</text:p>
          </table:table-cell>
          <table:table-cell table:style-name="ce2670" table:formula="of:=IF(AND([.J121]&gt;0; [.J122]=0; [.J123]=0);IF(AND([.J121]=2;[.J120]&lt;&gt;1;[.K120]&lt;&gt;1;[.K122]&lt;&gt;1;[.K121]&lt;&gt;1;[.J122]&lt;&gt;1);2;1);0)" office:value-type="float" office:value="0" calcext:value-type="float">
            <text:p>0</text:p>
          </table:table-cell>
          <table:table-cell table:style-name="ce2852" table:formula="of:=IF(AND([.K121]&gt;0; [.K122]=0; [.K123]=0);IF(AND([.K121]=2;[.K120]&lt;&gt;1;[.L120]&lt;&gt;1;[.L122]&lt;&gt;1;[.L121]&lt;&gt;1;[.K122]&lt;&gt;1);2;1);0)" office:value-type="float" office:value="0" calcext:value-type="float">
            <text:p>0</text:p>
          </table:table-cell>
          <table:table-cell table:style-name="ce3034" table:formula="of:=IF(AND([.L121]&gt;0; [.L122]=0; [.L123]=0);IF(AND([.L121]=2;[.L120]&lt;&gt;1;[.M120]&lt;&gt;1;[.M122]&lt;&gt;1;[.M121]&lt;&gt;1;[.L122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4-25" calcext:value-type="date">
            <text:p>2016-04-25</text:p>
          </table:table-cell>
          <table:table-cell office:value-type="float" office:value="-4.14" calcext:value-type="float">
            <text:p>-4.14</text:p>
          </table:table-cell>
          <table:table-cell table:formula="of:=AVERAGE([.B93:.B151])" office:value-type="float" office:value="3.80135593220339" calcext:value-type="float">
            <text:p>3.80135593220339</text:p>
          </table:table-cell>
          <table:table-cell table:formula="of:=ABS([.B122]-[.C122])" office:value-type="float" office:value="7.94135593220339" calcext:value-type="float">
            <text:p>7.94135593220339</text:p>
          </table:table-cell>
          <table:table-cell table:style-name="ce117" table:formula="of:=IF(IF(ABS([.$C122]-[.$B122])&gt;=[.E$5];1;0)=1; IF( ABS([.$C122]-[.$B122])&lt;[.F$5]; 2; 1);0)" office:value-type="float" office:value="1" calcext:value-type="float">
            <text:p>1</text:p>
          </table:table-cell>
          <table:table-cell table:style-name="ce299" table:formula="of:=IF(IF(ABS([.$C122]-[.$B122])&gt;=[.F$5];1;0)=1; IF( ABS([.$C122]-[.$B122])&lt;[.G$5]; 2; 1);0)" office:value-type="float" office:value="1" calcext:value-type="float">
            <text:p>1</text:p>
          </table:table-cell>
          <table:table-cell table:style-name="ce482" table:formula="of:=IF(IF(ABS([.$C122]-[.$B122])&gt;=[.G$5];1;0)=1; IF( ABS([.$C122]-[.$B122])&lt;[.H$5]; 2; 1);0)" office:value-type="float" office:value="1" calcext:value-type="float">
            <text:p>1</text:p>
          </table:table-cell>
          <table:table-cell table:style-name="ce665" table:formula="of:=IF(IF(ABS([.$C122]-[.$B122])&gt;=[.H$5];1;0)=1; IF( ABS([.$C122]-[.$B122])&lt;[.I$5]; 2; 1);0)" office:value-type="float" office:value="1" calcext:value-type="float">
            <text:p>1</text:p>
          </table:table-cell>
          <table:table-cell table:style-name="ce847" table:formula="of:=IF(IF(ABS([.$C122]-[.$B122])&gt;=[.I$5];1;0)=1; IF( ABS([.$C122]-[.$B122])&lt;[.J$5]; 2; 1);0)" office:value-type="float" office:value="1" calcext:value-type="float">
            <text:p>1</text:p>
          </table:table-cell>
          <table:table-cell table:style-name="ce1029" table:formula="of:=IF(IF(ABS([.$C122]-[.$B122])&gt;=[.J$5];1;0)=1; IF( ABS([.$C122]-[.$B122])&lt;[.K$5]; 2; 1);0)" office:value-type="float" office:value="2" calcext:value-type="float">
            <text:p>2</text:p>
          </table:table-cell>
          <table:table-cell table:style-name="ce1211" table:formula="of:=IF(IF(ABS([.$C122]-[.$B122])&gt;=[.K$5];1;0)=1; IF( ABS([.$C122]-[.$B122])&lt;[.L$5]; 2; 1);0)" office:value-type="float" office:value="0" calcext:value-type="float">
            <text:p>0</text:p>
          </table:table-cell>
          <table:table-cell table:style-name="ce1393" table:formula="of:=IF(IF(ABS([.$C122]-[.$B122])&gt;=[.L$5];1;0)=1; IF( ABS([.$C122]-[.$B122])&lt;[.M$5]; 2; 1);0)" office:value-type="float" office:value="0" calcext:value-type="float">
            <text:p>0</text:p>
          </table:table-cell>
          <table:table-cell table:style-name="ce1575" table:formula="of:=IF(IF(ABS([.$C122]-[.$B122])&gt;=[.M$5];1;0)=1; IF( ABS([.$C122]-[.$B122])&lt;[.N$5]; 2; 1);0)" office:value-type="float" office:value="0" calcext:value-type="float">
            <text:p>0</text:p>
          </table:table-cell>
          <table:table-cell table:style-name="ce1643"/>
          <table:table-cell table:style-name="ce1759" table:formula="of:=IF(AND([.E122]&gt;0; [.E123]=0; [.E124]=0);IF(AND([.E122]=2;[.E121]&lt;&gt;1;[.F121]&lt;&gt;1;[.F123]&lt;&gt;1;[.F122]&lt;&gt;1;[.E123]&lt;&gt;1);2;1);0)" office:value-type="float" office:value="0" calcext:value-type="float">
            <text:p>0</text:p>
          </table:table-cell>
          <table:table-cell table:style-name="ce1942" table:formula="of:=IF(AND([.F122]&gt;0; [.F123]=0; [.F124]=0);IF(AND([.F122]=2;[.F121]&lt;&gt;1;[.G121]&lt;&gt;1;[.G123]&lt;&gt;1;[.G122]&lt;&gt;1;[.F123]&lt;&gt;1);2;1);0)" office:value-type="float" office:value="0" calcext:value-type="float">
            <text:p>0</text:p>
          </table:table-cell>
          <table:table-cell table:style-name="ce2125" table:formula="of:=IF(AND([.G122]&gt;0; [.G123]=0; [.G124]=0);IF(AND([.G122]=2;[.G121]&lt;&gt;1;[.H121]&lt;&gt;1;[.H123]&lt;&gt;1;[.H122]&lt;&gt;1;[.G123]&lt;&gt;1);2;1);0)" office:value-type="float" office:value="0" calcext:value-type="float">
            <text:p>0</text:p>
          </table:table-cell>
          <table:table-cell table:style-name="ce2307" table:formula="of:=IF(AND([.H122]&gt;0; [.H123]=0; [.H124]=0);IF(AND([.H122]=2;[.H121]&lt;&gt;1;[.I121]&lt;&gt;1;[.I123]&lt;&gt;1;[.I122]&lt;&gt;1;[.H123]&lt;&gt;1);2;1);0)" office:value-type="float" office:value="0" calcext:value-type="float">
            <text:p>0</text:p>
          </table:table-cell>
          <table:table-cell table:style-name="ce2489" table:formula="of:=IF(AND([.I122]&gt;0; [.I123]=0; [.I124]=0);IF(AND([.I122]=2;[.I121]&lt;&gt;1;[.J121]&lt;&gt;1;[.J123]&lt;&gt;1;[.J122]&lt;&gt;1;[.I123]&lt;&gt;1);2;1);0)" office:value-type="float" office:value="0" calcext:value-type="float">
            <text:p>0</text:p>
          </table:table-cell>
          <table:table-cell table:style-name="ce2671" table:formula="of:=IF(AND([.J122]&gt;0; [.J123]=0; [.J124]=0);IF(AND([.J122]=2;[.J121]&lt;&gt;1;[.K121]&lt;&gt;1;[.K123]&lt;&gt;1;[.K122]&lt;&gt;1;[.J123]&lt;&gt;1);2;1);0)" office:value-type="float" office:value="0" calcext:value-type="float">
            <text:p>0</text:p>
          </table:table-cell>
          <table:table-cell table:style-name="ce2853" table:formula="of:=IF(AND([.K122]&gt;0; [.K123]=0; [.K124]=0);IF(AND([.K122]=2;[.K121]&lt;&gt;1;[.L121]&lt;&gt;1;[.L123]&lt;&gt;1;[.L122]&lt;&gt;1;[.K123]&lt;&gt;1);2;1);0)" office:value-type="float" office:value="0" calcext:value-type="float">
            <text:p>0</text:p>
          </table:table-cell>
          <table:table-cell table:style-name="ce3035" table:formula="of:=IF(AND([.L122]&gt;0; [.L123]=0; [.L124]=0);IF(AND([.L122]=2;[.L121]&lt;&gt;1;[.M121]&lt;&gt;1;[.M123]&lt;&gt;1;[.M122]&lt;&gt;1;[.L123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4-26" calcext:value-type="date">
            <text:p>2016-04-26</text:p>
          </table:table-cell>
          <table:table-cell office:value-type="float" office:value="-0.192" calcext:value-type="float">
            <text:p>-0.192</text:p>
          </table:table-cell>
          <table:table-cell table:formula="of:=AVERAGE([.B94:.B152])" office:value-type="float" office:value="3.90584745762712" calcext:value-type="float">
            <text:p>3.90584745762712</text:p>
          </table:table-cell>
          <table:table-cell table:formula="of:=ABS([.B123]-[.C123])" office:value-type="float" office:value="4.09784745762712" calcext:value-type="float">
            <text:p>4.09784745762712</text:p>
          </table:table-cell>
          <table:table-cell table:style-name="ce118" table:formula="of:=IF(IF(ABS([.$C123]-[.$B123])&gt;=[.E$5];1;0)=1; IF( ABS([.$C123]-[.$B123])&lt;[.F$5]; 2; 1);0)" office:value-type="float" office:value="1" calcext:value-type="float">
            <text:p>1</text:p>
          </table:table-cell>
          <table:table-cell table:style-name="ce300" table:formula="of:=IF(IF(ABS([.$C123]-[.$B123])&gt;=[.F$5];1;0)=1; IF( ABS([.$C123]-[.$B123])&lt;[.G$5]; 2; 1);0)" office:value-type="float" office:value="1" calcext:value-type="float">
            <text:p>1</text:p>
          </table:table-cell>
          <table:table-cell table:style-name="ce483" table:formula="of:=IF(IF(ABS([.$C123]-[.$B123])&gt;=[.G$5];1;0)=1; IF( ABS([.$C123]-[.$B123])&lt;[.H$5]; 2; 1);0)" office:value-type="float" office:value="2" calcext:value-type="float">
            <text:p>2</text:p>
          </table:table-cell>
          <table:table-cell table:style-name="ce666" table:formula="of:=IF(IF(ABS([.$C123]-[.$B123])&gt;=[.H$5];1;0)=1; IF( ABS([.$C123]-[.$B123])&lt;[.I$5]; 2; 1);0)" office:value-type="float" office:value="0" calcext:value-type="float">
            <text:p>0</text:p>
          </table:table-cell>
          <table:table-cell table:style-name="ce848" table:formula="of:=IF(IF(ABS([.$C123]-[.$B123])&gt;=[.I$5];1;0)=1; IF( ABS([.$C123]-[.$B123])&lt;[.J$5]; 2; 1);0)" office:value-type="float" office:value="0" calcext:value-type="float">
            <text:p>0</text:p>
          </table:table-cell>
          <table:table-cell table:style-name="ce1030" table:formula="of:=IF(IF(ABS([.$C123]-[.$B123])&gt;=[.J$5];1;0)=1; IF( ABS([.$C123]-[.$B123])&lt;[.K$5]; 2; 1);0)" office:value-type="float" office:value="0" calcext:value-type="float">
            <text:p>0</text:p>
          </table:table-cell>
          <table:table-cell table:style-name="ce1212" table:formula="of:=IF(IF(ABS([.$C123]-[.$B123])&gt;=[.K$5];1;0)=1; IF( ABS([.$C123]-[.$B123])&lt;[.L$5]; 2; 1);0)" office:value-type="float" office:value="0" calcext:value-type="float">
            <text:p>0</text:p>
          </table:table-cell>
          <table:table-cell table:style-name="ce1394" table:formula="of:=IF(IF(ABS([.$C123]-[.$B123])&gt;=[.L$5];1;0)=1; IF( ABS([.$C123]-[.$B123])&lt;[.M$5]; 2; 1);0)" office:value-type="float" office:value="0" calcext:value-type="float">
            <text:p>0</text:p>
          </table:table-cell>
          <table:table-cell table:style-name="ce1576" table:formula="of:=IF(IF(ABS([.$C123]-[.$B123])&gt;=[.M$5];1;0)=1; IF( ABS([.$C123]-[.$B123])&lt;[.N$5]; 2; 1);0)" office:value-type="float" office:value="0" calcext:value-type="float">
            <text:p>0</text:p>
          </table:table-cell>
          <table:table-cell table:style-name="ce1643"/>
          <table:table-cell table:style-name="ce1760" table:formula="of:=IF(AND([.E123]&gt;0; [.E124]=0; [.E125]=0);IF(AND([.E123]=2;[.E122]&lt;&gt;1;[.F122]&lt;&gt;1;[.F124]&lt;&gt;1;[.F123]&lt;&gt;1;[.E124]&lt;&gt;1);2;1);0)" office:value-type="float" office:value="0" calcext:value-type="float">
            <text:p>0</text:p>
          </table:table-cell>
          <table:table-cell table:style-name="ce1943" table:formula="of:=IF(AND([.F123]&gt;0; [.F124]=0; [.F125]=0);IF(AND([.F123]=2;[.F122]&lt;&gt;1;[.G122]&lt;&gt;1;[.G124]&lt;&gt;1;[.G123]&lt;&gt;1;[.F124]&lt;&gt;1);2;1);0)" office:value-type="float" office:value="0" calcext:value-type="float">
            <text:p>0</text:p>
          </table:table-cell>
          <table:table-cell table:style-name="ce2126" table:formula="of:=IF(AND([.G123]&gt;0; [.G124]=0; [.G125]=0);IF(AND([.G123]=2;[.G122]&lt;&gt;1;[.H122]&lt;&gt;1;[.H124]&lt;&gt;1;[.H123]&lt;&gt;1;[.G124]&lt;&gt;1);2;1);0)" office:value-type="float" office:value="0" calcext:value-type="float">
            <text:p>0</text:p>
          </table:table-cell>
          <table:table-cell table:style-name="ce2308" table:formula="of:=IF(AND([.H123]&gt;0; [.H124]=0; [.H125]=0);IF(AND([.H123]=2;[.H122]&lt;&gt;1;[.I122]&lt;&gt;1;[.I124]&lt;&gt;1;[.I123]&lt;&gt;1;[.H124]&lt;&gt;1);2;1);0)" office:value-type="float" office:value="0" calcext:value-type="float">
            <text:p>0</text:p>
          </table:table-cell>
          <table:table-cell table:style-name="ce2490" table:formula="of:=IF(AND([.I123]&gt;0; [.I124]=0; [.I125]=0);IF(AND([.I123]=2;[.I122]&lt;&gt;1;[.J122]&lt;&gt;1;[.J124]&lt;&gt;1;[.J123]&lt;&gt;1;[.I124]&lt;&gt;1);2;1);0)" office:value-type="float" office:value="0" calcext:value-type="float">
            <text:p>0</text:p>
          </table:table-cell>
          <table:table-cell table:style-name="ce2672" table:formula="of:=IF(AND([.J123]&gt;0; [.J124]=0; [.J125]=0);IF(AND([.J123]=2;[.J122]&lt;&gt;1;[.K122]&lt;&gt;1;[.K124]&lt;&gt;1;[.K123]&lt;&gt;1;[.J124]&lt;&gt;1);2;1);0)" office:value-type="float" office:value="0" calcext:value-type="float">
            <text:p>0</text:p>
          </table:table-cell>
          <table:table-cell table:style-name="ce2854" table:formula="of:=IF(AND([.K123]&gt;0; [.K124]=0; [.K125]=0);IF(AND([.K123]=2;[.K122]&lt;&gt;1;[.L122]&lt;&gt;1;[.L124]&lt;&gt;1;[.L123]&lt;&gt;1;[.K124]&lt;&gt;1);2;1);0)" office:value-type="float" office:value="0" calcext:value-type="float">
            <text:p>0</text:p>
          </table:table-cell>
          <table:table-cell table:style-name="ce3036" table:formula="of:=IF(AND([.L123]&gt;0; [.L124]=0; [.L125]=0);IF(AND([.L123]=2;[.L122]&lt;&gt;1;[.M122]&lt;&gt;1;[.M124]&lt;&gt;1;[.M123]&lt;&gt;1;[.L124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4-27" calcext:value-type="date">
            <text:p>2016-04-27</text:p>
          </table:table-cell>
          <table:table-cell office:value-type="float" office:value="-3.372" calcext:value-type="float">
            <text:p>-3.372</text:p>
          </table:table-cell>
          <table:table-cell table:formula="of:=AVERAGE([.B95:.B153])" office:value-type="float" office:value="4.0606779661017" calcext:value-type="float">
            <text:p>4.0606779661017</text:p>
          </table:table-cell>
          <table:table-cell table:formula="of:=ABS([.B124]-[.C124])" office:value-type="float" office:value="7.4326779661017" calcext:value-type="float">
            <text:p>7.4326779661017</text:p>
          </table:table-cell>
          <table:table-cell table:style-name="ce119" table:formula="of:=IF(IF(ABS([.$C124]-[.$B124])&gt;=[.E$5];1;0)=1; IF( ABS([.$C124]-[.$B124])&lt;[.F$5]; 2; 1);0)" office:value-type="float" office:value="1" calcext:value-type="float">
            <text:p>1</text:p>
          </table:table-cell>
          <table:table-cell table:style-name="ce301" table:formula="of:=IF(IF(ABS([.$C124]-[.$B124])&gt;=[.F$5];1;0)=1; IF( ABS([.$C124]-[.$B124])&lt;[.G$5]; 2; 1);0)" office:value-type="float" office:value="1" calcext:value-type="float">
            <text:p>1</text:p>
          </table:table-cell>
          <table:table-cell table:style-name="ce484" table:formula="of:=IF(IF(ABS([.$C124]-[.$B124])&gt;=[.G$5];1;0)=1; IF( ABS([.$C124]-[.$B124])&lt;[.H$5]; 2; 1);0)" office:value-type="float" office:value="1" calcext:value-type="float">
            <text:p>1</text:p>
          </table:table-cell>
          <table:table-cell table:style-name="ce667" table:formula="of:=IF(IF(ABS([.$C124]-[.$B124])&gt;=[.H$5];1;0)=1; IF( ABS([.$C124]-[.$B124])&lt;[.I$5]; 2; 1);0)" office:value-type="float" office:value="1" calcext:value-type="float">
            <text:p>1</text:p>
          </table:table-cell>
          <table:table-cell table:style-name="ce849" table:formula="of:=IF(IF(ABS([.$C124]-[.$B124])&gt;=[.I$5];1;0)=1; IF( ABS([.$C124]-[.$B124])&lt;[.J$5]; 2; 1);0)" office:value-type="float" office:value="1" calcext:value-type="float">
            <text:p>1</text:p>
          </table:table-cell>
          <table:table-cell table:style-name="ce1031" table:formula="of:=IF(IF(ABS([.$C124]-[.$B124])&gt;=[.J$5];1;0)=1; IF( ABS([.$C124]-[.$B124])&lt;[.K$5]; 2; 1);0)" office:value-type="float" office:value="2" calcext:value-type="float">
            <text:p>2</text:p>
          </table:table-cell>
          <table:table-cell table:style-name="ce1213" table:formula="of:=IF(IF(ABS([.$C124]-[.$B124])&gt;=[.K$5];1;0)=1; IF( ABS([.$C124]-[.$B124])&lt;[.L$5]; 2; 1);0)" office:value-type="float" office:value="0" calcext:value-type="float">
            <text:p>0</text:p>
          </table:table-cell>
          <table:table-cell table:style-name="ce1395" table:formula="of:=IF(IF(ABS([.$C124]-[.$B124])&gt;=[.L$5];1;0)=1; IF( ABS([.$C124]-[.$B124])&lt;[.M$5]; 2; 1);0)" office:value-type="float" office:value="0" calcext:value-type="float">
            <text:p>0</text:p>
          </table:table-cell>
          <table:table-cell table:style-name="ce1577" table:formula="of:=IF(IF(ABS([.$C124]-[.$B124])&gt;=[.M$5];1;0)=1; IF( ABS([.$C124]-[.$B124])&lt;[.N$5]; 2; 1);0)" office:value-type="float" office:value="0" calcext:value-type="float">
            <text:p>0</text:p>
          </table:table-cell>
          <table:table-cell table:style-name="ce1643"/>
          <table:table-cell table:style-name="ce1761" table:formula="of:=IF(AND([.E124]&gt;0; [.E125]=0; [.E126]=0);IF(AND([.E124]=2;[.E123]&lt;&gt;1;[.F123]&lt;&gt;1;[.F125]&lt;&gt;1;[.F124]&lt;&gt;1;[.E125]&lt;&gt;1);2;1);0)" office:value-type="float" office:value="0" calcext:value-type="float">
            <text:p>0</text:p>
          </table:table-cell>
          <table:table-cell table:style-name="ce1944" table:formula="of:=IF(AND([.F124]&gt;0; [.F125]=0; [.F126]=0);IF(AND([.F124]=2;[.F123]&lt;&gt;1;[.G123]&lt;&gt;1;[.G125]&lt;&gt;1;[.G124]&lt;&gt;1;[.F125]&lt;&gt;1);2;1);0)" office:value-type="float" office:value="0" calcext:value-type="float">
            <text:p>0</text:p>
          </table:table-cell>
          <table:table-cell table:style-name="ce2127" table:formula="of:=IF(AND([.G124]&gt;0; [.G125]=0; [.G126]=0);IF(AND([.G124]=2;[.G123]&lt;&gt;1;[.H123]&lt;&gt;1;[.H125]&lt;&gt;1;[.H124]&lt;&gt;1;[.G125]&lt;&gt;1);2;1);0)" office:value-type="float" office:value="0" calcext:value-type="float">
            <text:p>0</text:p>
          </table:table-cell>
          <table:table-cell table:style-name="ce2309" table:formula="of:=IF(AND([.H124]&gt;0; [.H125]=0; [.H126]=0);IF(AND([.H124]=2;[.H123]&lt;&gt;1;[.I123]&lt;&gt;1;[.I125]&lt;&gt;1;[.I124]&lt;&gt;1;[.H125]&lt;&gt;1);2;1);0)" office:value-type="float" office:value="0" calcext:value-type="float">
            <text:p>0</text:p>
          </table:table-cell>
          <table:table-cell table:style-name="ce2491" table:formula="of:=IF(AND([.I124]&gt;0; [.I125]=0; [.I126]=0);IF(AND([.I124]=2;[.I123]&lt;&gt;1;[.J123]&lt;&gt;1;[.J125]&lt;&gt;1;[.J124]&lt;&gt;1;[.I125]&lt;&gt;1);2;1);0)" office:value-type="float" office:value="1" calcext:value-type="float">
            <text:p>1</text:p>
          </table:table-cell>
          <table:table-cell table:style-name="ce2673" table:formula="of:=IF(AND([.J124]&gt;0; [.J125]=0; [.J126]=0);IF(AND([.J124]=2;[.J123]&lt;&gt;1;[.K123]&lt;&gt;1;[.K125]&lt;&gt;1;[.K124]&lt;&gt;1;[.J125]&lt;&gt;1);2;1);0)" office:value-type="float" office:value="2" calcext:value-type="float">
            <text:p>2</text:p>
          </table:table-cell>
          <table:table-cell table:style-name="ce2855" table:formula="of:=IF(AND([.K124]&gt;0; [.K125]=0; [.K126]=0);IF(AND([.K124]=2;[.K123]&lt;&gt;1;[.L123]&lt;&gt;1;[.L125]&lt;&gt;1;[.L124]&lt;&gt;1;[.K125]&lt;&gt;1);2;1);0)" office:value-type="float" office:value="0" calcext:value-type="float">
            <text:p>0</text:p>
          </table:table-cell>
          <table:table-cell table:style-name="ce3037" table:formula="of:=IF(AND([.L124]&gt;0; [.L125]=0; [.L126]=0);IF(AND([.L124]=2;[.L123]&lt;&gt;1;[.M123]&lt;&gt;1;[.M125]&lt;&gt;1;[.M124]&lt;&gt;1;[.L125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4-28" calcext:value-type="date">
            <text:p>2016-04-28</text:p>
          </table:table-cell>
          <table:table-cell office:value-type="float" office:value="-1.444" calcext:value-type="float">
            <text:p>-1.444</text:p>
          </table:table-cell>
          <table:table-cell table:formula="of:=AVERAGE([.B96:.B154])" office:value-type="float" office:value="4.23966101694915" calcext:value-type="float">
            <text:p>4.23966101694915</text:p>
          </table:table-cell>
          <table:table-cell table:formula="of:=ABS([.B125]-[.C125])" office:value-type="float" office:value="5.68366101694915" calcext:value-type="float">
            <text:p>5.68366101694915</text:p>
          </table:table-cell>
          <table:table-cell table:style-name="ce120" table:formula="of:=IF(IF(ABS([.$C125]-[.$B125])&gt;=[.E$5];1;0)=1; IF( ABS([.$C125]-[.$B125])&lt;[.F$5]; 2; 1);0)" office:value-type="float" office:value="1" calcext:value-type="float">
            <text:p>1</text:p>
          </table:table-cell>
          <table:table-cell table:style-name="ce302" table:formula="of:=IF(IF(ABS([.$C125]-[.$B125])&gt;=[.F$5];1;0)=1; IF( ABS([.$C125]-[.$B125])&lt;[.G$5]; 2; 1);0)" office:value-type="float" office:value="1" calcext:value-type="float">
            <text:p>1</text:p>
          </table:table-cell>
          <table:table-cell table:style-name="ce485" table:formula="of:=IF(IF(ABS([.$C125]-[.$B125])&gt;=[.G$5];1;0)=1; IF( ABS([.$C125]-[.$B125])&lt;[.H$5]; 2; 1);0)" office:value-type="float" office:value="1" calcext:value-type="float">
            <text:p>1</text:p>
          </table:table-cell>
          <table:table-cell table:style-name="ce668" table:formula="of:=IF(IF(ABS([.$C125]-[.$B125])&gt;=[.H$5];1;0)=1; IF( ABS([.$C125]-[.$B125])&lt;[.I$5]; 2; 1);0)" office:value-type="float" office:value="2" calcext:value-type="float">
            <text:p>2</text:p>
          </table:table-cell>
          <table:table-cell table:style-name="ce850" table:formula="of:=IF(IF(ABS([.$C125]-[.$B125])&gt;=[.I$5];1;0)=1; IF( ABS([.$C125]-[.$B125])&lt;[.J$5]; 2; 1);0)" office:value-type="float" office:value="0" calcext:value-type="float">
            <text:p>0</text:p>
          </table:table-cell>
          <table:table-cell table:style-name="ce1032" table:formula="of:=IF(IF(ABS([.$C125]-[.$B125])&gt;=[.J$5];1;0)=1; IF( ABS([.$C125]-[.$B125])&lt;[.K$5]; 2; 1);0)" office:value-type="float" office:value="0" calcext:value-type="float">
            <text:p>0</text:p>
          </table:table-cell>
          <table:table-cell table:style-name="ce1214" table:formula="of:=IF(IF(ABS([.$C125]-[.$B125])&gt;=[.K$5];1;0)=1; IF( ABS([.$C125]-[.$B125])&lt;[.L$5]; 2; 1);0)" office:value-type="float" office:value="0" calcext:value-type="float">
            <text:p>0</text:p>
          </table:table-cell>
          <table:table-cell table:style-name="ce1396" table:formula="of:=IF(IF(ABS([.$C125]-[.$B125])&gt;=[.L$5];1;0)=1; IF( ABS([.$C125]-[.$B125])&lt;[.M$5]; 2; 1);0)" office:value-type="float" office:value="0" calcext:value-type="float">
            <text:p>0</text:p>
          </table:table-cell>
          <table:table-cell table:style-name="ce1578" table:formula="of:=IF(IF(ABS([.$C125]-[.$B125])&gt;=[.M$5];1;0)=1; IF( ABS([.$C125]-[.$B125])&lt;[.N$5]; 2; 1);0)" office:value-type="float" office:value="0" calcext:value-type="float">
            <text:p>0</text:p>
          </table:table-cell>
          <table:table-cell table:style-name="ce1643"/>
          <table:table-cell table:style-name="ce1762" table:formula="of:=IF(AND([.E125]&gt;0; [.E126]=0; [.E127]=0);IF(AND([.E125]=2;[.E124]&lt;&gt;1;[.F124]&lt;&gt;1;[.F126]&lt;&gt;1;[.F125]&lt;&gt;1;[.E126]&lt;&gt;1);2;1);0)" office:value-type="float" office:value="0" calcext:value-type="float">
            <text:p>0</text:p>
          </table:table-cell>
          <table:table-cell table:style-name="ce1945" table:formula="of:=IF(AND([.F125]&gt;0; [.F126]=0; [.F127]=0);IF(AND([.F125]=2;[.F124]&lt;&gt;1;[.G124]&lt;&gt;1;[.G126]&lt;&gt;1;[.G125]&lt;&gt;1;[.F126]&lt;&gt;1);2;1);0)" office:value-type="float" office:value="1" calcext:value-type="float">
            <text:p>1</text:p>
          </table:table-cell>
          <table:table-cell table:style-name="ce2128" table:formula="of:=IF(AND([.G125]&gt;0; [.G126]=0; [.G127]=0);IF(AND([.G125]=2;[.G124]&lt;&gt;1;[.H124]&lt;&gt;1;[.H126]&lt;&gt;1;[.H125]&lt;&gt;1;[.G126]&lt;&gt;1);2;1);0)" office:value-type="float" office:value="1" calcext:value-type="float">
            <text:p>1</text:p>
          </table:table-cell>
          <table:table-cell table:style-name="ce2310" table:formula="of:=IF(AND([.H125]&gt;0; [.H126]=0; [.H127]=0);IF(AND([.H125]=2;[.H124]&lt;&gt;1;[.I124]&lt;&gt;1;[.I126]&lt;&gt;1;[.I125]&lt;&gt;1;[.H126]&lt;&gt;1);2;1);0)" office:value-type="float" office:value="1" calcext:value-type="float">
            <text:p>1</text:p>
          </table:table-cell>
          <table:table-cell table:style-name="ce2492" table:formula="of:=IF(AND([.I125]&gt;0; [.I126]=0; [.I127]=0);IF(AND([.I125]=2;[.I124]&lt;&gt;1;[.J124]&lt;&gt;1;[.J126]&lt;&gt;1;[.J125]&lt;&gt;1;[.I126]&lt;&gt;1);2;1);0)" office:value-type="float" office:value="0" calcext:value-type="float">
            <text:p>0</text:p>
          </table:table-cell>
          <table:table-cell table:style-name="ce2674" table:formula="of:=IF(AND([.J125]&gt;0; [.J126]=0; [.J127]=0);IF(AND([.J125]=2;[.J124]&lt;&gt;1;[.K124]&lt;&gt;1;[.K126]&lt;&gt;1;[.K125]&lt;&gt;1;[.J126]&lt;&gt;1);2;1);0)" office:value-type="float" office:value="0" calcext:value-type="float">
            <text:p>0</text:p>
          </table:table-cell>
          <table:table-cell table:style-name="ce2856" table:formula="of:=IF(AND([.K125]&gt;0; [.K126]=0; [.K127]=0);IF(AND([.K125]=2;[.K124]&lt;&gt;1;[.L124]&lt;&gt;1;[.L126]&lt;&gt;1;[.L125]&lt;&gt;1;[.K126]&lt;&gt;1);2;1);0)" office:value-type="float" office:value="0" calcext:value-type="float">
            <text:p>0</text:p>
          </table:table-cell>
          <table:table-cell table:style-name="ce3038" table:formula="of:=IF(AND([.L125]&gt;0; [.L126]=0; [.L127]=0);IF(AND([.L125]=2;[.L124]&lt;&gt;1;[.M124]&lt;&gt;1;[.M126]&lt;&gt;1;[.M125]&lt;&gt;1;[.L126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4-29" calcext:value-type="date">
            <text:p>2016-04-29</text:p>
          </table:table-cell>
          <table:table-cell office:value-type="float" office:value="2.09" calcext:value-type="float">
            <text:p>2.09</text:p>
          </table:table-cell>
          <table:table-cell table:formula="of:=AVERAGE([.B97:.B155])" office:value-type="float" office:value="4.35691525423729" calcext:value-type="float">
            <text:p>4.35691525423729</text:p>
          </table:table-cell>
          <table:table-cell table:formula="of:=ABS([.B126]-[.C126])" office:value-type="float" office:value="2.26691525423729" calcext:value-type="float">
            <text:p>2.26691525423729</text:p>
          </table:table-cell>
          <table:table-cell table:style-name="ce121" table:formula="of:=IF(IF(ABS([.$C126]-[.$B126])&gt;=[.E$5];1;0)=1; IF( ABS([.$C126]-[.$B126])&lt;[.F$5]; 2; 1);0)" office:value-type="float" office:value="2" calcext:value-type="float">
            <text:p>2</text:p>
          </table:table-cell>
          <table:table-cell table:style-name="ce303" table:formula="of:=IF(IF(ABS([.$C126]-[.$B126])&gt;=[.F$5];1;0)=1; IF( ABS([.$C126]-[.$B126])&lt;[.G$5]; 2; 1);0)" office:value-type="float" office:value="0" calcext:value-type="float">
            <text:p>0</text:p>
          </table:table-cell>
          <table:table-cell table:style-name="ce486" table:formula="of:=IF(IF(ABS([.$C126]-[.$B126])&gt;=[.G$5];1;0)=1; IF( ABS([.$C126]-[.$B126])&lt;[.H$5]; 2; 1);0)" office:value-type="float" office:value="0" calcext:value-type="float">
            <text:p>0</text:p>
          </table:table-cell>
          <table:table-cell table:style-name="ce669" table:formula="of:=IF(IF(ABS([.$C126]-[.$B126])&gt;=[.H$5];1;0)=1; IF( ABS([.$C126]-[.$B126])&lt;[.I$5]; 2; 1);0)" office:value-type="float" office:value="0" calcext:value-type="float">
            <text:p>0</text:p>
          </table:table-cell>
          <table:table-cell table:style-name="ce851" table:formula="of:=IF(IF(ABS([.$C126]-[.$B126])&gt;=[.I$5];1;0)=1; IF( ABS([.$C126]-[.$B126])&lt;[.J$5]; 2; 1);0)" office:value-type="float" office:value="0" calcext:value-type="float">
            <text:p>0</text:p>
          </table:table-cell>
          <table:table-cell table:style-name="ce1033" table:formula="of:=IF(IF(ABS([.$C126]-[.$B126])&gt;=[.J$5];1;0)=1; IF( ABS([.$C126]-[.$B126])&lt;[.K$5]; 2; 1);0)" office:value-type="float" office:value="0" calcext:value-type="float">
            <text:p>0</text:p>
          </table:table-cell>
          <table:table-cell table:style-name="ce1215" table:formula="of:=IF(IF(ABS([.$C126]-[.$B126])&gt;=[.K$5];1;0)=1; IF( ABS([.$C126]-[.$B126])&lt;[.L$5]; 2; 1);0)" office:value-type="float" office:value="0" calcext:value-type="float">
            <text:p>0</text:p>
          </table:table-cell>
          <table:table-cell table:style-name="ce1397" table:formula="of:=IF(IF(ABS([.$C126]-[.$B126])&gt;=[.L$5];1;0)=1; IF( ABS([.$C126]-[.$B126])&lt;[.M$5]; 2; 1);0)" office:value-type="float" office:value="0" calcext:value-type="float">
            <text:p>0</text:p>
          </table:table-cell>
          <table:table-cell table:style-name="ce1579" table:formula="of:=IF(IF(ABS([.$C126]-[.$B126])&gt;=[.M$5];1;0)=1; IF( ABS([.$C126]-[.$B126])&lt;[.N$5]; 2; 1);0)" office:value-type="float" office:value="0" calcext:value-type="float">
            <text:p>0</text:p>
          </table:table-cell>
          <table:table-cell table:style-name="ce1643"/>
          <table:table-cell table:style-name="ce1763" table:formula="of:=IF(AND([.E126]&gt;0; [.E127]=0; [.E128]=0);IF(AND([.E126]=2;[.E125]&lt;&gt;1;[.F125]&lt;&gt;1;[.F127]&lt;&gt;1;[.F126]&lt;&gt;1;[.E127]&lt;&gt;1);2;1);0)" office:value-type="float" office:value="0" calcext:value-type="float">
            <text:p>0</text:p>
          </table:table-cell>
          <table:table-cell table:style-name="ce1946" table:formula="of:=IF(AND([.F126]&gt;0; [.F127]=0; [.F128]=0);IF(AND([.F126]=2;[.F125]&lt;&gt;1;[.G125]&lt;&gt;1;[.G127]&lt;&gt;1;[.G126]&lt;&gt;1;[.F127]&lt;&gt;1);2;1);0)" office:value-type="float" office:value="0" calcext:value-type="float">
            <text:p>0</text:p>
          </table:table-cell>
          <table:table-cell table:style-name="ce2129" table:formula="of:=IF(AND([.G126]&gt;0; [.G127]=0; [.G128]=0);IF(AND([.G126]=2;[.G125]&lt;&gt;1;[.H125]&lt;&gt;1;[.H127]&lt;&gt;1;[.H126]&lt;&gt;1;[.G127]&lt;&gt;1);2;1);0)" office:value-type="float" office:value="0" calcext:value-type="float">
            <text:p>0</text:p>
          </table:table-cell>
          <table:table-cell table:style-name="ce2311" table:formula="of:=IF(AND([.H126]&gt;0; [.H127]=0; [.H128]=0);IF(AND([.H126]=2;[.H125]&lt;&gt;1;[.I125]&lt;&gt;1;[.I127]&lt;&gt;1;[.I126]&lt;&gt;1;[.H127]&lt;&gt;1);2;1);0)" office:value-type="float" office:value="0" calcext:value-type="float">
            <text:p>0</text:p>
          </table:table-cell>
          <table:table-cell table:style-name="ce2493" table:formula="of:=IF(AND([.I126]&gt;0; [.I127]=0; [.I128]=0);IF(AND([.I126]=2;[.I125]&lt;&gt;1;[.J125]&lt;&gt;1;[.J127]&lt;&gt;1;[.J126]&lt;&gt;1;[.I127]&lt;&gt;1);2;1);0)" office:value-type="float" office:value="0" calcext:value-type="float">
            <text:p>0</text:p>
          </table:table-cell>
          <table:table-cell table:style-name="ce2675" table:formula="of:=IF(AND([.J126]&gt;0; [.J127]=0; [.J128]=0);IF(AND([.J126]=2;[.J125]&lt;&gt;1;[.K125]&lt;&gt;1;[.K127]&lt;&gt;1;[.K126]&lt;&gt;1;[.J127]&lt;&gt;1);2;1);0)" office:value-type="float" office:value="0" calcext:value-type="float">
            <text:p>0</text:p>
          </table:table-cell>
          <table:table-cell table:style-name="ce2857" table:formula="of:=IF(AND([.K126]&gt;0; [.K127]=0; [.K128]=0);IF(AND([.K126]=2;[.K125]&lt;&gt;1;[.L125]&lt;&gt;1;[.L127]&lt;&gt;1;[.L126]&lt;&gt;1;[.K127]&lt;&gt;1);2;1);0)" office:value-type="float" office:value="0" calcext:value-type="float">
            <text:p>0</text:p>
          </table:table-cell>
          <table:table-cell table:style-name="ce3039" table:formula="of:=IF(AND([.L126]&gt;0; [.L127]=0; [.L128]=0);IF(AND([.L126]=2;[.L125]&lt;&gt;1;[.M125]&lt;&gt;1;[.M127]&lt;&gt;1;[.M126]&lt;&gt;1;[.L127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4-30" calcext:value-type="date">
            <text:p>2016-04-30</text:p>
          </table:table-cell>
          <table:table-cell office:value-type="float" office:value="1.701" calcext:value-type="float">
            <text:p>1.701</text:p>
          </table:table-cell>
          <table:table-cell table:formula="of:=AVERAGE([.B98:.B156])" office:value-type="float" office:value="4.36120338983051" calcext:value-type="float">
            <text:p>4.36120338983051</text:p>
          </table:table-cell>
          <table:table-cell table:formula="of:=ABS([.B127]-[.C127])" office:value-type="float" office:value="2.66020338983051" calcext:value-type="float">
            <text:p>2.66020338983051</text:p>
          </table:table-cell>
          <table:table-cell table:style-name="ce122" table:formula="of:=IF(IF(ABS([.$C127]-[.$B127])&gt;=[.E$5];1;0)=1; IF( ABS([.$C127]-[.$B127])&lt;[.F$5]; 2; 1);0)" office:value-type="float" office:value="2" calcext:value-type="float">
            <text:p>2</text:p>
          </table:table-cell>
          <table:table-cell table:style-name="ce304" table:formula="of:=IF(IF(ABS([.$C127]-[.$B127])&gt;=[.F$5];1;0)=1; IF( ABS([.$C127]-[.$B127])&lt;[.G$5]; 2; 1);0)" office:value-type="float" office:value="0" calcext:value-type="float">
            <text:p>0</text:p>
          </table:table-cell>
          <table:table-cell table:style-name="ce487" table:formula="of:=IF(IF(ABS([.$C127]-[.$B127])&gt;=[.G$5];1;0)=1; IF( ABS([.$C127]-[.$B127])&lt;[.H$5]; 2; 1);0)" office:value-type="float" office:value="0" calcext:value-type="float">
            <text:p>0</text:p>
          </table:table-cell>
          <table:table-cell table:style-name="ce670" table:formula="of:=IF(IF(ABS([.$C127]-[.$B127])&gt;=[.H$5];1;0)=1; IF( ABS([.$C127]-[.$B127])&lt;[.I$5]; 2; 1);0)" office:value-type="float" office:value="0" calcext:value-type="float">
            <text:p>0</text:p>
          </table:table-cell>
          <table:table-cell table:style-name="ce852" table:formula="of:=IF(IF(ABS([.$C127]-[.$B127])&gt;=[.I$5];1;0)=1; IF( ABS([.$C127]-[.$B127])&lt;[.J$5]; 2; 1);0)" office:value-type="float" office:value="0" calcext:value-type="float">
            <text:p>0</text:p>
          </table:table-cell>
          <table:table-cell table:style-name="ce1034" table:formula="of:=IF(IF(ABS([.$C127]-[.$B127])&gt;=[.J$5];1;0)=1; IF( ABS([.$C127]-[.$B127])&lt;[.K$5]; 2; 1);0)" office:value-type="float" office:value="0" calcext:value-type="float">
            <text:p>0</text:p>
          </table:table-cell>
          <table:table-cell table:style-name="ce1216" table:formula="of:=IF(IF(ABS([.$C127]-[.$B127])&gt;=[.K$5];1;0)=1; IF( ABS([.$C127]-[.$B127])&lt;[.L$5]; 2; 1);0)" office:value-type="float" office:value="0" calcext:value-type="float">
            <text:p>0</text:p>
          </table:table-cell>
          <table:table-cell table:style-name="ce1398" table:formula="of:=IF(IF(ABS([.$C127]-[.$B127])&gt;=[.L$5];1;0)=1; IF( ABS([.$C127]-[.$B127])&lt;[.M$5]; 2; 1);0)" office:value-type="float" office:value="0" calcext:value-type="float">
            <text:p>0</text:p>
          </table:table-cell>
          <table:table-cell table:style-name="ce1580" table:formula="of:=IF(IF(ABS([.$C127]-[.$B127])&gt;=[.M$5];1;0)=1; IF( ABS([.$C127]-[.$B127])&lt;[.N$5]; 2; 1);0)" office:value-type="float" office:value="0" calcext:value-type="float">
            <text:p>0</text:p>
          </table:table-cell>
          <table:table-cell table:style-name="ce1643"/>
          <table:table-cell table:style-name="ce1764" table:formula="of:=IF(AND([.E127]&gt;0; [.E128]=0; [.E129]=0);IF(AND([.E127]=2;[.E126]&lt;&gt;1;[.F126]&lt;&gt;1;[.F128]&lt;&gt;1;[.F127]&lt;&gt;1;[.E128]&lt;&gt;1);2;1);0)" office:value-type="float" office:value="0" calcext:value-type="float">
            <text:p>0</text:p>
          </table:table-cell>
          <table:table-cell table:style-name="ce1947" table:formula="of:=IF(AND([.F127]&gt;0; [.F128]=0; [.F129]=0);IF(AND([.F127]=2;[.F126]&lt;&gt;1;[.G126]&lt;&gt;1;[.G128]&lt;&gt;1;[.G127]&lt;&gt;1;[.F128]&lt;&gt;1);2;1);0)" office:value-type="float" office:value="0" calcext:value-type="float">
            <text:p>0</text:p>
          </table:table-cell>
          <table:table-cell table:style-name="ce2130" table:formula="of:=IF(AND([.G127]&gt;0; [.G128]=0; [.G129]=0);IF(AND([.G127]=2;[.G126]&lt;&gt;1;[.H126]&lt;&gt;1;[.H128]&lt;&gt;1;[.H127]&lt;&gt;1;[.G128]&lt;&gt;1);2;1);0)" office:value-type="float" office:value="0" calcext:value-type="float">
            <text:p>0</text:p>
          </table:table-cell>
          <table:table-cell table:style-name="ce2312" table:formula="of:=IF(AND([.H127]&gt;0; [.H128]=0; [.H129]=0);IF(AND([.H127]=2;[.H126]&lt;&gt;1;[.I126]&lt;&gt;1;[.I128]&lt;&gt;1;[.I127]&lt;&gt;1;[.H128]&lt;&gt;1);2;1);0)" office:value-type="float" office:value="0" calcext:value-type="float">
            <text:p>0</text:p>
          </table:table-cell>
          <table:table-cell table:style-name="ce2494" table:formula="of:=IF(AND([.I127]&gt;0; [.I128]=0; [.I129]=0);IF(AND([.I127]=2;[.I126]&lt;&gt;1;[.J126]&lt;&gt;1;[.J128]&lt;&gt;1;[.J127]&lt;&gt;1;[.I128]&lt;&gt;1);2;1);0)" office:value-type="float" office:value="0" calcext:value-type="float">
            <text:p>0</text:p>
          </table:table-cell>
          <table:table-cell table:style-name="ce2676" table:formula="of:=IF(AND([.J127]&gt;0; [.J128]=0; [.J129]=0);IF(AND([.J127]=2;[.J126]&lt;&gt;1;[.K126]&lt;&gt;1;[.K128]&lt;&gt;1;[.K127]&lt;&gt;1;[.J128]&lt;&gt;1);2;1);0)" office:value-type="float" office:value="0" calcext:value-type="float">
            <text:p>0</text:p>
          </table:table-cell>
          <table:table-cell table:style-name="ce2858" table:formula="of:=IF(AND([.K127]&gt;0; [.K128]=0; [.K129]=0);IF(AND([.K127]=2;[.K126]&lt;&gt;1;[.L126]&lt;&gt;1;[.L128]&lt;&gt;1;[.L127]&lt;&gt;1;[.K128]&lt;&gt;1);2;1);0)" office:value-type="float" office:value="0" calcext:value-type="float">
            <text:p>0</text:p>
          </table:table-cell>
          <table:table-cell table:style-name="ce3040" table:formula="of:=IF(AND([.L127]&gt;0; [.L128]=0; [.L129]=0);IF(AND([.L127]=2;[.L126]&lt;&gt;1;[.M126]&lt;&gt;1;[.M128]&lt;&gt;1;[.M127]&lt;&gt;1;[.L128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5-01" calcext:value-type="date">
            <text:p>2016-05-01</text:p>
          </table:table-cell>
          <table:table-cell office:value-type="float" office:value="-1.785" calcext:value-type="float">
            <text:p>-1.785</text:p>
          </table:table-cell>
          <table:table-cell table:formula="of:=AVERAGE([.B99:.B157])" office:value-type="float" office:value="4.36250847457627" calcext:value-type="float">
            <text:p>4.36250847457627</text:p>
          </table:table-cell>
          <table:table-cell table:formula="of:=ABS([.B128]-[.C128])" office:value-type="float" office:value="6.14750847457627" calcext:value-type="float">
            <text:p>6.14750847457627</text:p>
          </table:table-cell>
          <table:table-cell table:style-name="ce123" table:formula="of:=IF(IF(ABS([.$C128]-[.$B128])&gt;=[.E$5];1;0)=1; IF( ABS([.$C128]-[.$B128])&lt;[.F$5]; 2; 1);0)" office:value-type="float" office:value="1" calcext:value-type="float">
            <text:p>1</text:p>
          </table:table-cell>
          <table:table-cell table:style-name="ce305" table:formula="of:=IF(IF(ABS([.$C128]-[.$B128])&gt;=[.F$5];1;0)=1; IF( ABS([.$C128]-[.$B128])&lt;[.G$5]; 2; 1);0)" office:value-type="float" office:value="1" calcext:value-type="float">
            <text:p>1</text:p>
          </table:table-cell>
          <table:table-cell table:style-name="ce488" table:formula="of:=IF(IF(ABS([.$C128]-[.$B128])&gt;=[.G$5];1;0)=1; IF( ABS([.$C128]-[.$B128])&lt;[.H$5]; 2; 1);0)" office:value-type="float" office:value="1" calcext:value-type="float">
            <text:p>1</text:p>
          </table:table-cell>
          <table:table-cell table:style-name="ce671" table:formula="of:=IF(IF(ABS([.$C128]-[.$B128])&gt;=[.H$5];1;0)=1; IF( ABS([.$C128]-[.$B128])&lt;[.I$5]; 2; 1);0)" office:value-type="float" office:value="1" calcext:value-type="float">
            <text:p>1</text:p>
          </table:table-cell>
          <table:table-cell table:style-name="ce853" table:formula="of:=IF(IF(ABS([.$C128]-[.$B128])&gt;=[.I$5];1;0)=1; IF( ABS([.$C128]-[.$B128])&lt;[.J$5]; 2; 1);0)" office:value-type="float" office:value="2" calcext:value-type="float">
            <text:p>2</text:p>
          </table:table-cell>
          <table:table-cell table:style-name="ce1035" table:formula="of:=IF(IF(ABS([.$C128]-[.$B128])&gt;=[.J$5];1;0)=1; IF( ABS([.$C128]-[.$B128])&lt;[.K$5]; 2; 1);0)" office:value-type="float" office:value="0" calcext:value-type="float">
            <text:p>0</text:p>
          </table:table-cell>
          <table:table-cell table:style-name="ce1217" table:formula="of:=IF(IF(ABS([.$C128]-[.$B128])&gt;=[.K$5];1;0)=1; IF( ABS([.$C128]-[.$B128])&lt;[.L$5]; 2; 1);0)" office:value-type="float" office:value="0" calcext:value-type="float">
            <text:p>0</text:p>
          </table:table-cell>
          <table:table-cell table:style-name="ce1399" table:formula="of:=IF(IF(ABS([.$C128]-[.$B128])&gt;=[.L$5];1;0)=1; IF( ABS([.$C128]-[.$B128])&lt;[.M$5]; 2; 1);0)" office:value-type="float" office:value="0" calcext:value-type="float">
            <text:p>0</text:p>
          </table:table-cell>
          <table:table-cell table:style-name="ce1581" table:formula="of:=IF(IF(ABS([.$C128]-[.$B128])&gt;=[.M$5];1;0)=1; IF( ABS([.$C128]-[.$B128])&lt;[.N$5]; 2; 1);0)" office:value-type="float" office:value="0" calcext:value-type="float">
            <text:p>0</text:p>
          </table:table-cell>
          <table:table-cell table:style-name="ce1643"/>
          <table:table-cell table:style-name="ce1765" table:formula="of:=IF(AND([.E128]&gt;0; [.E129]=0; [.E130]=0);IF(AND([.E128]=2;[.E127]&lt;&gt;1;[.F127]&lt;&gt;1;[.F129]&lt;&gt;1;[.F128]&lt;&gt;1;[.E129]&lt;&gt;1);2;1);0)" office:value-type="float" office:value="0" calcext:value-type="float">
            <text:p>0</text:p>
          </table:table-cell>
          <table:table-cell table:style-name="ce1948" table:formula="of:=IF(AND([.F128]&gt;0; [.F129]=0; [.F130]=0);IF(AND([.F128]=2;[.F127]&lt;&gt;1;[.G127]&lt;&gt;1;[.G129]&lt;&gt;1;[.G128]&lt;&gt;1;[.F129]&lt;&gt;1);2;1);0)" office:value-type="float" office:value="1" calcext:value-type="float">
            <text:p>1</text:p>
          </table:table-cell>
          <table:table-cell table:style-name="ce2131" table:formula="of:=IF(AND([.G128]&gt;0; [.G129]=0; [.G130]=0);IF(AND([.G128]=2;[.G127]&lt;&gt;1;[.H127]&lt;&gt;1;[.H129]&lt;&gt;1;[.H128]&lt;&gt;1;[.G129]&lt;&gt;1);2;1);0)" office:value-type="float" office:value="1" calcext:value-type="float">
            <text:p>1</text:p>
          </table:table-cell>
          <table:table-cell table:style-name="ce2313" table:formula="of:=IF(AND([.H128]&gt;0; [.H129]=0; [.H130]=0);IF(AND([.H128]=2;[.H127]&lt;&gt;1;[.I127]&lt;&gt;1;[.I129]&lt;&gt;1;[.I128]&lt;&gt;1;[.H129]&lt;&gt;1);2;1);0)" office:value-type="float" office:value="1" calcext:value-type="float">
            <text:p>1</text:p>
          </table:table-cell>
          <table:table-cell table:style-name="ce2495" table:formula="of:=IF(AND([.I128]&gt;0; [.I129]=0; [.I130]=0);IF(AND([.I128]=2;[.I127]&lt;&gt;1;[.J127]&lt;&gt;1;[.J129]&lt;&gt;1;[.J128]&lt;&gt;1;[.I129]&lt;&gt;1);2;1);0)" office:value-type="float" office:value="2" calcext:value-type="float">
            <text:p>2</text:p>
          </table:table-cell>
          <table:table-cell table:style-name="ce2677" table:formula="of:=IF(AND([.J128]&gt;0; [.J129]=0; [.J130]=0);IF(AND([.J128]=2;[.J127]&lt;&gt;1;[.K127]&lt;&gt;1;[.K129]&lt;&gt;1;[.K128]&lt;&gt;1;[.J129]&lt;&gt;1);2;1);0)" office:value-type="float" office:value="0" calcext:value-type="float">
            <text:p>0</text:p>
          </table:table-cell>
          <table:table-cell table:style-name="ce2859" table:formula="of:=IF(AND([.K128]&gt;0; [.K129]=0; [.K130]=0);IF(AND([.K128]=2;[.K127]&lt;&gt;1;[.L127]&lt;&gt;1;[.L129]&lt;&gt;1;[.L128]&lt;&gt;1;[.K129]&lt;&gt;1);2;1);0)" office:value-type="float" office:value="0" calcext:value-type="float">
            <text:p>0</text:p>
          </table:table-cell>
          <table:table-cell table:style-name="ce3041" table:formula="of:=IF(AND([.L128]&gt;0; [.L129]=0; [.L130]=0);IF(AND([.L128]=2;[.L127]&lt;&gt;1;[.M127]&lt;&gt;1;[.M129]&lt;&gt;1;[.M128]&lt;&gt;1;[.L129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5-02" calcext:value-type="date">
            <text:p>2016-05-02</text:p>
          </table:table-cell>
          <table:table-cell office:value-type="float" office:value="1.583" calcext:value-type="float">
            <text:p>1.583</text:p>
          </table:table-cell>
          <table:table-cell table:formula="of:=AVERAGE([.B100:.B158])" office:value-type="float" office:value="4.33994915254237" calcext:value-type="float">
            <text:p>4.33994915254237</text:p>
          </table:table-cell>
          <table:table-cell table:formula="of:=ABS([.B129]-[.C129])" office:value-type="float" office:value="2.75694915254237" calcext:value-type="float">
            <text:p>2.75694915254237</text:p>
          </table:table-cell>
          <table:table-cell table:style-name="ce124" table:formula="of:=IF(IF(ABS([.$C129]-[.$B129])&gt;=[.E$5];1;0)=1; IF( ABS([.$C129]-[.$B129])&lt;[.F$5]; 2; 1);0)" office:value-type="float" office:value="2" calcext:value-type="float">
            <text:p>2</text:p>
          </table:table-cell>
          <table:table-cell table:style-name="ce306" table:formula="of:=IF(IF(ABS([.$C129]-[.$B129])&gt;=[.F$5];1;0)=1; IF( ABS([.$C129]-[.$B129])&lt;[.G$5]; 2; 1);0)" office:value-type="float" office:value="0" calcext:value-type="float">
            <text:p>0</text:p>
          </table:table-cell>
          <table:table-cell table:style-name="ce489" table:formula="of:=IF(IF(ABS([.$C129]-[.$B129])&gt;=[.G$5];1;0)=1; IF( ABS([.$C129]-[.$B129])&lt;[.H$5]; 2; 1);0)" office:value-type="float" office:value="0" calcext:value-type="float">
            <text:p>0</text:p>
          </table:table-cell>
          <table:table-cell table:style-name="ce672" table:formula="of:=IF(IF(ABS([.$C129]-[.$B129])&gt;=[.H$5];1;0)=1; IF( ABS([.$C129]-[.$B129])&lt;[.I$5]; 2; 1);0)" office:value-type="float" office:value="0" calcext:value-type="float">
            <text:p>0</text:p>
          </table:table-cell>
          <table:table-cell table:style-name="ce854" table:formula="of:=IF(IF(ABS([.$C129]-[.$B129])&gt;=[.I$5];1;0)=1; IF( ABS([.$C129]-[.$B129])&lt;[.J$5]; 2; 1);0)" office:value-type="float" office:value="0" calcext:value-type="float">
            <text:p>0</text:p>
          </table:table-cell>
          <table:table-cell table:style-name="ce1036" table:formula="of:=IF(IF(ABS([.$C129]-[.$B129])&gt;=[.J$5];1;0)=1; IF( ABS([.$C129]-[.$B129])&lt;[.K$5]; 2; 1);0)" office:value-type="float" office:value="0" calcext:value-type="float">
            <text:p>0</text:p>
          </table:table-cell>
          <table:table-cell table:style-name="ce1218" table:formula="of:=IF(IF(ABS([.$C129]-[.$B129])&gt;=[.K$5];1;0)=1; IF( ABS([.$C129]-[.$B129])&lt;[.L$5]; 2; 1);0)" office:value-type="float" office:value="0" calcext:value-type="float">
            <text:p>0</text:p>
          </table:table-cell>
          <table:table-cell table:style-name="ce1400" table:formula="of:=IF(IF(ABS([.$C129]-[.$B129])&gt;=[.L$5];1;0)=1; IF( ABS([.$C129]-[.$B129])&lt;[.M$5]; 2; 1);0)" office:value-type="float" office:value="0" calcext:value-type="float">
            <text:p>0</text:p>
          </table:table-cell>
          <table:table-cell table:style-name="ce1582" table:formula="of:=IF(IF(ABS([.$C129]-[.$B129])&gt;=[.M$5];1;0)=1; IF( ABS([.$C129]-[.$B129])&lt;[.N$5]; 2; 1);0)" office:value-type="float" office:value="0" calcext:value-type="float">
            <text:p>0</text:p>
          </table:table-cell>
          <table:table-cell table:style-name="ce1643"/>
          <table:table-cell table:style-name="ce1766" table:formula="of:=IF(AND([.E129]&gt;0; [.E130]=0; [.E131]=0);IF(AND([.E129]=2;[.E128]&lt;&gt;1;[.F128]&lt;&gt;1;[.F130]&lt;&gt;1;[.F129]&lt;&gt;1;[.E130]&lt;&gt;1);2;1);0)" office:value-type="float" office:value="1" calcext:value-type="float">
            <text:p>1</text:p>
          </table:table-cell>
          <table:table-cell table:style-name="ce1949" table:formula="of:=IF(AND([.F129]&gt;0; [.F130]=0; [.F131]=0);IF(AND([.F129]=2;[.F128]&lt;&gt;1;[.G128]&lt;&gt;1;[.G130]&lt;&gt;1;[.G129]&lt;&gt;1;[.F130]&lt;&gt;1);2;1);0)" office:value-type="float" office:value="0" calcext:value-type="float">
            <text:p>0</text:p>
          </table:table-cell>
          <table:table-cell table:style-name="ce2132" table:formula="of:=IF(AND([.G129]&gt;0; [.G130]=0; [.G131]=0);IF(AND([.G129]=2;[.G128]&lt;&gt;1;[.H128]&lt;&gt;1;[.H130]&lt;&gt;1;[.H129]&lt;&gt;1;[.G130]&lt;&gt;1);2;1);0)" office:value-type="float" office:value="0" calcext:value-type="float">
            <text:p>0</text:p>
          </table:table-cell>
          <table:table-cell table:style-name="ce2314" table:formula="of:=IF(AND([.H129]&gt;0; [.H130]=0; [.H131]=0);IF(AND([.H129]=2;[.H128]&lt;&gt;1;[.I128]&lt;&gt;1;[.I130]&lt;&gt;1;[.I129]&lt;&gt;1;[.H130]&lt;&gt;1);2;1);0)" office:value-type="float" office:value="0" calcext:value-type="float">
            <text:p>0</text:p>
          </table:table-cell>
          <table:table-cell table:style-name="ce2496" table:formula="of:=IF(AND([.I129]&gt;0; [.I130]=0; [.I131]=0);IF(AND([.I129]=2;[.I128]&lt;&gt;1;[.J128]&lt;&gt;1;[.J130]&lt;&gt;1;[.J129]&lt;&gt;1;[.I130]&lt;&gt;1);2;1);0)" office:value-type="float" office:value="0" calcext:value-type="float">
            <text:p>0</text:p>
          </table:table-cell>
          <table:table-cell table:style-name="ce2678" table:formula="of:=IF(AND([.J129]&gt;0; [.J130]=0; [.J131]=0);IF(AND([.J129]=2;[.J128]&lt;&gt;1;[.K128]&lt;&gt;1;[.K130]&lt;&gt;1;[.K129]&lt;&gt;1;[.J130]&lt;&gt;1);2;1);0)" office:value-type="float" office:value="0" calcext:value-type="float">
            <text:p>0</text:p>
          </table:table-cell>
          <table:table-cell table:style-name="ce2860" table:formula="of:=IF(AND([.K129]&gt;0; [.K130]=0; [.K131]=0);IF(AND([.K129]=2;[.K128]&lt;&gt;1;[.L128]&lt;&gt;1;[.L130]&lt;&gt;1;[.L129]&lt;&gt;1;[.K130]&lt;&gt;1);2;1);0)" office:value-type="float" office:value="0" calcext:value-type="float">
            <text:p>0</text:p>
          </table:table-cell>
          <table:table-cell table:style-name="ce3042" table:formula="of:=IF(AND([.L129]&gt;0; [.L130]=0; [.L131]=0);IF(AND([.L129]=2;[.L128]&lt;&gt;1;[.M128]&lt;&gt;1;[.M130]&lt;&gt;1;[.M129]&lt;&gt;1;[.L130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5-03" calcext:value-type="date">
            <text:p>2016-05-03</text:p>
          </table:table-cell>
          <table:table-cell office:value-type="float" office:value="2.343" calcext:value-type="float">
            <text:p>2.343</text:p>
          </table:table-cell>
          <table:table-cell table:formula="of:=AVERAGE([.B101:.B159])" office:value-type="float" office:value="4.31761016949153" calcext:value-type="float">
            <text:p>4.31761016949153</text:p>
          </table:table-cell>
          <table:table-cell table:formula="of:=ABS([.B130]-[.C130])" office:value-type="float" office:value="1.97461016949153" calcext:value-type="float">
            <text:p>1.97461016949153</text:p>
          </table:table-cell>
          <table:table-cell table:style-name="ce125" table:formula="of:=IF(IF(ABS([.$C130]-[.$B130])&gt;=[.E$5];1;0)=1; IF( ABS([.$C130]-[.$B130])&lt;[.F$5]; 2; 1);0)" office:value-type="float" office:value="0" calcext:value-type="float">
            <text:p>0</text:p>
          </table:table-cell>
          <table:table-cell table:style-name="ce307" table:formula="of:=IF(IF(ABS([.$C130]-[.$B130])&gt;=[.F$5];1;0)=1; IF( ABS([.$C130]-[.$B130])&lt;[.G$5]; 2; 1);0)" office:value-type="float" office:value="0" calcext:value-type="float">
            <text:p>0</text:p>
          </table:table-cell>
          <table:table-cell table:style-name="ce490" table:formula="of:=IF(IF(ABS([.$C130]-[.$B130])&gt;=[.G$5];1;0)=1; IF( ABS([.$C130]-[.$B130])&lt;[.H$5]; 2; 1);0)" office:value-type="float" office:value="0" calcext:value-type="float">
            <text:p>0</text:p>
          </table:table-cell>
          <table:table-cell table:style-name="ce673" table:formula="of:=IF(IF(ABS([.$C130]-[.$B130])&gt;=[.H$5];1;0)=1; IF( ABS([.$C130]-[.$B130])&lt;[.I$5]; 2; 1);0)" office:value-type="float" office:value="0" calcext:value-type="float">
            <text:p>0</text:p>
          </table:table-cell>
          <table:table-cell table:style-name="ce855" table:formula="of:=IF(IF(ABS([.$C130]-[.$B130])&gt;=[.I$5];1;0)=1; IF( ABS([.$C130]-[.$B130])&lt;[.J$5]; 2; 1);0)" office:value-type="float" office:value="0" calcext:value-type="float">
            <text:p>0</text:p>
          </table:table-cell>
          <table:table-cell table:style-name="ce1037" table:formula="of:=IF(IF(ABS([.$C130]-[.$B130])&gt;=[.J$5];1;0)=1; IF( ABS([.$C130]-[.$B130])&lt;[.K$5]; 2; 1);0)" office:value-type="float" office:value="0" calcext:value-type="float">
            <text:p>0</text:p>
          </table:table-cell>
          <table:table-cell table:style-name="ce1219" table:formula="of:=IF(IF(ABS([.$C130]-[.$B130])&gt;=[.K$5];1;0)=1; IF( ABS([.$C130]-[.$B130])&lt;[.L$5]; 2; 1);0)" office:value-type="float" office:value="0" calcext:value-type="float">
            <text:p>0</text:p>
          </table:table-cell>
          <table:table-cell table:style-name="ce1401" table:formula="of:=IF(IF(ABS([.$C130]-[.$B130])&gt;=[.L$5];1;0)=1; IF( ABS([.$C130]-[.$B130])&lt;[.M$5]; 2; 1);0)" office:value-type="float" office:value="0" calcext:value-type="float">
            <text:p>0</text:p>
          </table:table-cell>
          <table:table-cell table:style-name="ce1583" table:formula="of:=IF(IF(ABS([.$C130]-[.$B130])&gt;=[.M$5];1;0)=1; IF( ABS([.$C130]-[.$B130])&lt;[.N$5]; 2; 1);0)" office:value-type="float" office:value="0" calcext:value-type="float">
            <text:p>0</text:p>
          </table:table-cell>
          <table:table-cell table:style-name="ce1643"/>
          <table:table-cell table:style-name="ce1767" table:formula="of:=IF(AND([.E130]&gt;0; [.E131]=0; [.E132]=0);IF(AND([.E130]=2;[.E129]&lt;&gt;1;[.F129]&lt;&gt;1;[.F131]&lt;&gt;1;[.F130]&lt;&gt;1;[.E131]&lt;&gt;1);2;1);0)" office:value-type="float" office:value="0" calcext:value-type="float">
            <text:p>0</text:p>
          </table:table-cell>
          <table:table-cell table:style-name="ce1950" table:formula="of:=IF(AND([.F130]&gt;0; [.F131]=0; [.F132]=0);IF(AND([.F130]=2;[.F129]&lt;&gt;1;[.G129]&lt;&gt;1;[.G131]&lt;&gt;1;[.G130]&lt;&gt;1;[.F131]&lt;&gt;1);2;1);0)" office:value-type="float" office:value="0" calcext:value-type="float">
            <text:p>0</text:p>
          </table:table-cell>
          <table:table-cell table:style-name="ce2133" table:formula="of:=IF(AND([.G130]&gt;0; [.G131]=0; [.G132]=0);IF(AND([.G130]=2;[.G129]&lt;&gt;1;[.H129]&lt;&gt;1;[.H131]&lt;&gt;1;[.H130]&lt;&gt;1;[.G131]&lt;&gt;1);2;1);0)" office:value-type="float" office:value="0" calcext:value-type="float">
            <text:p>0</text:p>
          </table:table-cell>
          <table:table-cell table:style-name="ce2315" table:formula="of:=IF(AND([.H130]&gt;0; [.H131]=0; [.H132]=0);IF(AND([.H130]=2;[.H129]&lt;&gt;1;[.I129]&lt;&gt;1;[.I131]&lt;&gt;1;[.I130]&lt;&gt;1;[.H131]&lt;&gt;1);2;1);0)" office:value-type="float" office:value="0" calcext:value-type="float">
            <text:p>0</text:p>
          </table:table-cell>
          <table:table-cell table:style-name="ce2497" table:formula="of:=IF(AND([.I130]&gt;0; [.I131]=0; [.I132]=0);IF(AND([.I130]=2;[.I129]&lt;&gt;1;[.J129]&lt;&gt;1;[.J131]&lt;&gt;1;[.J130]&lt;&gt;1;[.I131]&lt;&gt;1);2;1);0)" office:value-type="float" office:value="0" calcext:value-type="float">
            <text:p>0</text:p>
          </table:table-cell>
          <table:table-cell table:style-name="ce2679" table:formula="of:=IF(AND([.J130]&gt;0; [.J131]=0; [.J132]=0);IF(AND([.J130]=2;[.J129]&lt;&gt;1;[.K129]&lt;&gt;1;[.K131]&lt;&gt;1;[.K130]&lt;&gt;1;[.J131]&lt;&gt;1);2;1);0)" office:value-type="float" office:value="0" calcext:value-type="float">
            <text:p>0</text:p>
          </table:table-cell>
          <table:table-cell table:style-name="ce2861" table:formula="of:=IF(AND([.K130]&gt;0; [.K131]=0; [.K132]=0);IF(AND([.K130]=2;[.K129]&lt;&gt;1;[.L129]&lt;&gt;1;[.L131]&lt;&gt;1;[.L130]&lt;&gt;1;[.K131]&lt;&gt;1);2;1);0)" office:value-type="float" office:value="0" calcext:value-type="float">
            <text:p>0</text:p>
          </table:table-cell>
          <table:table-cell table:style-name="ce3043" table:formula="of:=IF(AND([.L130]&gt;0; [.L131]=0; [.L132]=0);IF(AND([.L130]=2;[.L129]&lt;&gt;1;[.M129]&lt;&gt;1;[.M131]&lt;&gt;1;[.M130]&lt;&gt;1;[.L131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5-04" calcext:value-type="date">
            <text:p>2016-05-04</text:p>
          </table:table-cell>
          <table:table-cell office:value-type="float" office:value="3.055" calcext:value-type="float">
            <text:p>3.055</text:p>
          </table:table-cell>
          <table:table-cell table:formula="of:=AVERAGE([.B102:.B160])" office:value-type="float" office:value="4.28920338983051" calcext:value-type="float">
            <text:p>4.28920338983051</text:p>
          </table:table-cell>
          <table:table-cell table:formula="of:=ABS([.B131]-[.C131])" office:value-type="float" office:value="1.23420338983051" calcext:value-type="float">
            <text:p>1.23420338983051</text:p>
          </table:table-cell>
          <table:table-cell table:style-name="ce126" table:formula="of:=IF(IF(ABS([.$C131]-[.$B131])&gt;=[.E$5];1;0)=1; IF( ABS([.$C131]-[.$B131])&lt;[.F$5]; 2; 1);0)" office:value-type="float" office:value="0" calcext:value-type="float">
            <text:p>0</text:p>
          </table:table-cell>
          <table:table-cell table:style-name="ce308" table:formula="of:=IF(IF(ABS([.$C131]-[.$B131])&gt;=[.F$5];1;0)=1; IF( ABS([.$C131]-[.$B131])&lt;[.G$5]; 2; 1);0)" office:value-type="float" office:value="0" calcext:value-type="float">
            <text:p>0</text:p>
          </table:table-cell>
          <table:table-cell table:style-name="ce491" table:formula="of:=IF(IF(ABS([.$C131]-[.$B131])&gt;=[.G$5];1;0)=1; IF( ABS([.$C131]-[.$B131])&lt;[.H$5]; 2; 1);0)" office:value-type="float" office:value="0" calcext:value-type="float">
            <text:p>0</text:p>
          </table:table-cell>
          <table:table-cell table:style-name="ce674" table:formula="of:=IF(IF(ABS([.$C131]-[.$B131])&gt;=[.H$5];1;0)=1; IF( ABS([.$C131]-[.$B131])&lt;[.I$5]; 2; 1);0)" office:value-type="float" office:value="0" calcext:value-type="float">
            <text:p>0</text:p>
          </table:table-cell>
          <table:table-cell table:style-name="ce856" table:formula="of:=IF(IF(ABS([.$C131]-[.$B131])&gt;=[.I$5];1;0)=1; IF( ABS([.$C131]-[.$B131])&lt;[.J$5]; 2; 1);0)" office:value-type="float" office:value="0" calcext:value-type="float">
            <text:p>0</text:p>
          </table:table-cell>
          <table:table-cell table:style-name="ce1038" table:formula="of:=IF(IF(ABS([.$C131]-[.$B131])&gt;=[.J$5];1;0)=1; IF( ABS([.$C131]-[.$B131])&lt;[.K$5]; 2; 1);0)" office:value-type="float" office:value="0" calcext:value-type="float">
            <text:p>0</text:p>
          </table:table-cell>
          <table:table-cell table:style-name="ce1220" table:formula="of:=IF(IF(ABS([.$C131]-[.$B131])&gt;=[.K$5];1;0)=1; IF( ABS([.$C131]-[.$B131])&lt;[.L$5]; 2; 1);0)" office:value-type="float" office:value="0" calcext:value-type="float">
            <text:p>0</text:p>
          </table:table-cell>
          <table:table-cell table:style-name="ce1402" table:formula="of:=IF(IF(ABS([.$C131]-[.$B131])&gt;=[.L$5];1;0)=1; IF( ABS([.$C131]-[.$B131])&lt;[.M$5]; 2; 1);0)" office:value-type="float" office:value="0" calcext:value-type="float">
            <text:p>0</text:p>
          </table:table-cell>
          <table:table-cell table:style-name="ce1584" table:formula="of:=IF(IF(ABS([.$C131]-[.$B131])&gt;=[.M$5];1;0)=1; IF( ABS([.$C131]-[.$B131])&lt;[.N$5]; 2; 1);0)" office:value-type="float" office:value="0" calcext:value-type="float">
            <text:p>0</text:p>
          </table:table-cell>
          <table:table-cell table:style-name="ce1643"/>
          <table:table-cell table:style-name="ce1768" table:formula="of:=IF(AND([.E131]&gt;0; [.E132]=0; [.E133]=0);IF(AND([.E131]=2;[.E130]&lt;&gt;1;[.F130]&lt;&gt;1;[.F132]&lt;&gt;1;[.F131]&lt;&gt;1;[.E132]&lt;&gt;1);2;1);0)" office:value-type="float" office:value="0" calcext:value-type="float">
            <text:p>0</text:p>
          </table:table-cell>
          <table:table-cell table:style-name="ce1951" table:formula="of:=IF(AND([.F131]&gt;0; [.F132]=0; [.F133]=0);IF(AND([.F131]=2;[.F130]&lt;&gt;1;[.G130]&lt;&gt;1;[.G132]&lt;&gt;1;[.G131]&lt;&gt;1;[.F132]&lt;&gt;1);2;1);0)" office:value-type="float" office:value="0" calcext:value-type="float">
            <text:p>0</text:p>
          </table:table-cell>
          <table:table-cell table:style-name="ce2134" table:formula="of:=IF(AND([.G131]&gt;0; [.G132]=0; [.G133]=0);IF(AND([.G131]=2;[.G130]&lt;&gt;1;[.H130]&lt;&gt;1;[.H132]&lt;&gt;1;[.H131]&lt;&gt;1;[.G132]&lt;&gt;1);2;1);0)" office:value-type="float" office:value="0" calcext:value-type="float">
            <text:p>0</text:p>
          </table:table-cell>
          <table:table-cell table:style-name="ce2316" table:formula="of:=IF(AND([.H131]&gt;0; [.H132]=0; [.H133]=0);IF(AND([.H131]=2;[.H130]&lt;&gt;1;[.I130]&lt;&gt;1;[.I132]&lt;&gt;1;[.I131]&lt;&gt;1;[.H132]&lt;&gt;1);2;1);0)" office:value-type="float" office:value="0" calcext:value-type="float">
            <text:p>0</text:p>
          </table:table-cell>
          <table:table-cell table:style-name="ce2498" table:formula="of:=IF(AND([.I131]&gt;0; [.I132]=0; [.I133]=0);IF(AND([.I131]=2;[.I130]&lt;&gt;1;[.J130]&lt;&gt;1;[.J132]&lt;&gt;1;[.J131]&lt;&gt;1;[.I132]&lt;&gt;1);2;1);0)" office:value-type="float" office:value="0" calcext:value-type="float">
            <text:p>0</text:p>
          </table:table-cell>
          <table:table-cell table:style-name="ce2680" table:formula="of:=IF(AND([.J131]&gt;0; [.J132]=0; [.J133]=0);IF(AND([.J131]=2;[.J130]&lt;&gt;1;[.K130]&lt;&gt;1;[.K132]&lt;&gt;1;[.K131]&lt;&gt;1;[.J132]&lt;&gt;1);2;1);0)" office:value-type="float" office:value="0" calcext:value-type="float">
            <text:p>0</text:p>
          </table:table-cell>
          <table:table-cell table:style-name="ce2862" table:formula="of:=IF(AND([.K131]&gt;0; [.K132]=0; [.K133]=0);IF(AND([.K131]=2;[.K130]&lt;&gt;1;[.L130]&lt;&gt;1;[.L132]&lt;&gt;1;[.L131]&lt;&gt;1;[.K132]&lt;&gt;1);2;1);0)" office:value-type="float" office:value="0" calcext:value-type="float">
            <text:p>0</text:p>
          </table:table-cell>
          <table:table-cell table:style-name="ce3044" table:formula="of:=IF(AND([.L131]&gt;0; [.L132]=0; [.L133]=0);IF(AND([.L131]=2;[.L130]&lt;&gt;1;[.M130]&lt;&gt;1;[.M132]&lt;&gt;1;[.M131]&lt;&gt;1;[.L132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5-05" calcext:value-type="date">
            <text:p>2016-05-05</text:p>
          </table:table-cell>
          <table:table-cell office:value-type="float" office:value="5.386" calcext:value-type="float">
            <text:p>5.386</text:p>
          </table:table-cell>
          <table:table-cell table:formula="of:=AVERAGE([.B103:.B161])" office:value-type="float" office:value="4.2866779661017" calcext:value-type="float">
            <text:p>4.2866779661017</text:p>
          </table:table-cell>
          <table:table-cell table:formula="of:=ABS([.B132]-[.C132])" office:value-type="float" office:value="1.0993220338983" calcext:value-type="float">
            <text:p>1.0993220338983</text:p>
          </table:table-cell>
          <table:table-cell table:style-name="ce127" table:formula="of:=IF(IF(ABS([.$C132]-[.$B132])&gt;=[.E$5];1;0)=1; IF( ABS([.$C132]-[.$B132])&lt;[.F$5]; 2; 1);0)" office:value-type="float" office:value="0" calcext:value-type="float">
            <text:p>0</text:p>
          </table:table-cell>
          <table:table-cell table:style-name="ce309" table:formula="of:=IF(IF(ABS([.$C132]-[.$B132])&gt;=[.F$5];1;0)=1; IF( ABS([.$C132]-[.$B132])&lt;[.G$5]; 2; 1);0)" office:value-type="float" office:value="0" calcext:value-type="float">
            <text:p>0</text:p>
          </table:table-cell>
          <table:table-cell table:style-name="ce492" table:formula="of:=IF(IF(ABS([.$C132]-[.$B132])&gt;=[.G$5];1;0)=1; IF( ABS([.$C132]-[.$B132])&lt;[.H$5]; 2; 1);0)" office:value-type="float" office:value="0" calcext:value-type="float">
            <text:p>0</text:p>
          </table:table-cell>
          <table:table-cell table:style-name="ce675" table:formula="of:=IF(IF(ABS([.$C132]-[.$B132])&gt;=[.H$5];1;0)=1; IF( ABS([.$C132]-[.$B132])&lt;[.I$5]; 2; 1);0)" office:value-type="float" office:value="0" calcext:value-type="float">
            <text:p>0</text:p>
          </table:table-cell>
          <table:table-cell table:style-name="ce857" table:formula="of:=IF(IF(ABS([.$C132]-[.$B132])&gt;=[.I$5];1;0)=1; IF( ABS([.$C132]-[.$B132])&lt;[.J$5]; 2; 1);0)" office:value-type="float" office:value="0" calcext:value-type="float">
            <text:p>0</text:p>
          </table:table-cell>
          <table:table-cell table:style-name="ce1039" table:formula="of:=IF(IF(ABS([.$C132]-[.$B132])&gt;=[.J$5];1;0)=1; IF( ABS([.$C132]-[.$B132])&lt;[.K$5]; 2; 1);0)" office:value-type="float" office:value="0" calcext:value-type="float">
            <text:p>0</text:p>
          </table:table-cell>
          <table:table-cell table:style-name="ce1221" table:formula="of:=IF(IF(ABS([.$C132]-[.$B132])&gt;=[.K$5];1;0)=1; IF( ABS([.$C132]-[.$B132])&lt;[.L$5]; 2; 1);0)" office:value-type="float" office:value="0" calcext:value-type="float">
            <text:p>0</text:p>
          </table:table-cell>
          <table:table-cell table:style-name="ce1403" table:formula="of:=IF(IF(ABS([.$C132]-[.$B132])&gt;=[.L$5];1;0)=1; IF( ABS([.$C132]-[.$B132])&lt;[.M$5]; 2; 1);0)" office:value-type="float" office:value="0" calcext:value-type="float">
            <text:p>0</text:p>
          </table:table-cell>
          <table:table-cell table:style-name="ce1585" table:formula="of:=IF(IF(ABS([.$C132]-[.$B132])&gt;=[.M$5];1;0)=1; IF( ABS([.$C132]-[.$B132])&lt;[.N$5]; 2; 1);0)" office:value-type="float" office:value="0" calcext:value-type="float">
            <text:p>0</text:p>
          </table:table-cell>
          <table:table-cell table:style-name="ce1643"/>
          <table:table-cell table:style-name="ce1769" table:formula="of:=IF(AND([.E132]&gt;0; [.E133]=0; [.E134]=0);IF(AND([.E132]=2;[.E131]&lt;&gt;1;[.F131]&lt;&gt;1;[.F133]&lt;&gt;1;[.F132]&lt;&gt;1;[.E133]&lt;&gt;1);2;1);0)" office:value-type="float" office:value="0" calcext:value-type="float">
            <text:p>0</text:p>
          </table:table-cell>
          <table:table-cell table:style-name="ce1952" table:formula="of:=IF(AND([.F132]&gt;0; [.F133]=0; [.F134]=0);IF(AND([.F132]=2;[.F131]&lt;&gt;1;[.G131]&lt;&gt;1;[.G133]&lt;&gt;1;[.G132]&lt;&gt;1;[.F133]&lt;&gt;1);2;1);0)" office:value-type="float" office:value="0" calcext:value-type="float">
            <text:p>0</text:p>
          </table:table-cell>
          <table:table-cell table:style-name="ce2135" table:formula="of:=IF(AND([.G132]&gt;0; [.G133]=0; [.G134]=0);IF(AND([.G132]=2;[.G131]&lt;&gt;1;[.H131]&lt;&gt;1;[.H133]&lt;&gt;1;[.H132]&lt;&gt;1;[.G133]&lt;&gt;1);2;1);0)" office:value-type="float" office:value="0" calcext:value-type="float">
            <text:p>0</text:p>
          </table:table-cell>
          <table:table-cell table:style-name="ce2317" table:formula="of:=IF(AND([.H132]&gt;0; [.H133]=0; [.H134]=0);IF(AND([.H132]=2;[.H131]&lt;&gt;1;[.I131]&lt;&gt;1;[.I133]&lt;&gt;1;[.I132]&lt;&gt;1;[.H133]&lt;&gt;1);2;1);0)" office:value-type="float" office:value="0" calcext:value-type="float">
            <text:p>0</text:p>
          </table:table-cell>
          <table:table-cell table:style-name="ce2499" table:formula="of:=IF(AND([.I132]&gt;0; [.I133]=0; [.I134]=0);IF(AND([.I132]=2;[.I131]&lt;&gt;1;[.J131]&lt;&gt;1;[.J133]&lt;&gt;1;[.J132]&lt;&gt;1;[.I133]&lt;&gt;1);2;1);0)" office:value-type="float" office:value="0" calcext:value-type="float">
            <text:p>0</text:p>
          </table:table-cell>
          <table:table-cell table:style-name="ce2681" table:formula="of:=IF(AND([.J132]&gt;0; [.J133]=0; [.J134]=0);IF(AND([.J132]=2;[.J131]&lt;&gt;1;[.K131]&lt;&gt;1;[.K133]&lt;&gt;1;[.K132]&lt;&gt;1;[.J133]&lt;&gt;1);2;1);0)" office:value-type="float" office:value="0" calcext:value-type="float">
            <text:p>0</text:p>
          </table:table-cell>
          <table:table-cell table:style-name="ce2863" table:formula="of:=IF(AND([.K132]&gt;0; [.K133]=0; [.K134]=0);IF(AND([.K132]=2;[.K131]&lt;&gt;1;[.L131]&lt;&gt;1;[.L133]&lt;&gt;1;[.L132]&lt;&gt;1;[.K133]&lt;&gt;1);2;1);0)" office:value-type="float" office:value="0" calcext:value-type="float">
            <text:p>0</text:p>
          </table:table-cell>
          <table:table-cell table:style-name="ce3045" table:formula="of:=IF(AND([.L132]&gt;0; [.L133]=0; [.L134]=0);IF(AND([.L132]=2;[.L131]&lt;&gt;1;[.M131]&lt;&gt;1;[.M133]&lt;&gt;1;[.M132]&lt;&gt;1;[.L133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5-06" calcext:value-type="date">
            <text:p>2016-05-06</text:p>
          </table:table-cell>
          <table:table-cell office:value-type="float" office:value="6.971" calcext:value-type="float">
            <text:p>6.971</text:p>
          </table:table-cell>
          <table:table-cell table:formula="of:=AVERAGE([.B104:.B162])" office:value-type="float" office:value="4.36923728813559" calcext:value-type="float">
            <text:p>4.36923728813559</text:p>
          </table:table-cell>
          <table:table-cell table:formula="of:=ABS([.B133]-[.C133])" office:value-type="float" office:value="2.60176271186441" calcext:value-type="float">
            <text:p>2.60176271186441</text:p>
          </table:table-cell>
          <table:table-cell table:style-name="ce128" table:formula="of:=IF(IF(ABS([.$C133]-[.$B133])&gt;=[.E$5];1;0)=1; IF( ABS([.$C133]-[.$B133])&lt;[.F$5]; 2; 1);0)" office:value-type="float" office:value="2" calcext:value-type="float">
            <text:p>2</text:p>
          </table:table-cell>
          <table:table-cell table:style-name="ce310" table:formula="of:=IF(IF(ABS([.$C133]-[.$B133])&gt;=[.F$5];1;0)=1; IF( ABS([.$C133]-[.$B133])&lt;[.G$5]; 2; 1);0)" office:value-type="float" office:value="0" calcext:value-type="float">
            <text:p>0</text:p>
          </table:table-cell>
          <table:table-cell table:style-name="ce493" table:formula="of:=IF(IF(ABS([.$C133]-[.$B133])&gt;=[.G$5];1;0)=1; IF( ABS([.$C133]-[.$B133])&lt;[.H$5]; 2; 1);0)" office:value-type="float" office:value="0" calcext:value-type="float">
            <text:p>0</text:p>
          </table:table-cell>
          <table:table-cell table:style-name="ce676" table:formula="of:=IF(IF(ABS([.$C133]-[.$B133])&gt;=[.H$5];1;0)=1; IF( ABS([.$C133]-[.$B133])&lt;[.I$5]; 2; 1);0)" office:value-type="float" office:value="0" calcext:value-type="float">
            <text:p>0</text:p>
          </table:table-cell>
          <table:table-cell table:style-name="ce858" table:formula="of:=IF(IF(ABS([.$C133]-[.$B133])&gt;=[.I$5];1;0)=1; IF( ABS([.$C133]-[.$B133])&lt;[.J$5]; 2; 1);0)" office:value-type="float" office:value="0" calcext:value-type="float">
            <text:p>0</text:p>
          </table:table-cell>
          <table:table-cell table:style-name="ce1040" table:formula="of:=IF(IF(ABS([.$C133]-[.$B133])&gt;=[.J$5];1;0)=1; IF( ABS([.$C133]-[.$B133])&lt;[.K$5]; 2; 1);0)" office:value-type="float" office:value="0" calcext:value-type="float">
            <text:p>0</text:p>
          </table:table-cell>
          <table:table-cell table:style-name="ce1222" table:formula="of:=IF(IF(ABS([.$C133]-[.$B133])&gt;=[.K$5];1;0)=1; IF( ABS([.$C133]-[.$B133])&lt;[.L$5]; 2; 1);0)" office:value-type="float" office:value="0" calcext:value-type="float">
            <text:p>0</text:p>
          </table:table-cell>
          <table:table-cell table:style-name="ce1404" table:formula="of:=IF(IF(ABS([.$C133]-[.$B133])&gt;=[.L$5];1;0)=1; IF( ABS([.$C133]-[.$B133])&lt;[.M$5]; 2; 1);0)" office:value-type="float" office:value="0" calcext:value-type="float">
            <text:p>0</text:p>
          </table:table-cell>
          <table:table-cell table:style-name="ce1586" table:formula="of:=IF(IF(ABS([.$C133]-[.$B133])&gt;=[.M$5];1;0)=1; IF( ABS([.$C133]-[.$B133])&lt;[.N$5]; 2; 1);0)" office:value-type="float" office:value="0" calcext:value-type="float">
            <text:p>0</text:p>
          </table:table-cell>
          <table:table-cell table:style-name="ce1643"/>
          <table:table-cell table:style-name="ce1770" table:formula="of:=IF(AND([.E133]&gt;0; [.E134]=0; [.E135]=0);IF(AND([.E133]=2;[.E132]&lt;&gt;1;[.F132]&lt;&gt;1;[.F134]&lt;&gt;1;[.F133]&lt;&gt;1;[.E134]&lt;&gt;1);2;1);0)" office:value-type="float" office:value="0" calcext:value-type="float">
            <text:p>0</text:p>
          </table:table-cell>
          <table:table-cell table:style-name="ce1953" table:formula="of:=IF(AND([.F133]&gt;0; [.F134]=0; [.F135]=0);IF(AND([.F133]=2;[.F132]&lt;&gt;1;[.G132]&lt;&gt;1;[.G134]&lt;&gt;1;[.G133]&lt;&gt;1;[.F134]&lt;&gt;1);2;1);0)" office:value-type="float" office:value="0" calcext:value-type="float">
            <text:p>0</text:p>
          </table:table-cell>
          <table:table-cell table:style-name="ce2136" table:formula="of:=IF(AND([.G133]&gt;0; [.G134]=0; [.G135]=0);IF(AND([.G133]=2;[.G132]&lt;&gt;1;[.H132]&lt;&gt;1;[.H134]&lt;&gt;1;[.H133]&lt;&gt;1;[.G134]&lt;&gt;1);2;1);0)" office:value-type="float" office:value="0" calcext:value-type="float">
            <text:p>0</text:p>
          </table:table-cell>
          <table:table-cell table:style-name="ce2318" table:formula="of:=IF(AND([.H133]&gt;0; [.H134]=0; [.H135]=0);IF(AND([.H133]=2;[.H132]&lt;&gt;1;[.I132]&lt;&gt;1;[.I134]&lt;&gt;1;[.I133]&lt;&gt;1;[.H134]&lt;&gt;1);2;1);0)" office:value-type="float" office:value="0" calcext:value-type="float">
            <text:p>0</text:p>
          </table:table-cell>
          <table:table-cell table:style-name="ce2500" table:formula="of:=IF(AND([.I133]&gt;0; [.I134]=0; [.I135]=0);IF(AND([.I133]=2;[.I132]&lt;&gt;1;[.J132]&lt;&gt;1;[.J134]&lt;&gt;1;[.J133]&lt;&gt;1;[.I134]&lt;&gt;1);2;1);0)" office:value-type="float" office:value="0" calcext:value-type="float">
            <text:p>0</text:p>
          </table:table-cell>
          <table:table-cell table:style-name="ce2682" table:formula="of:=IF(AND([.J133]&gt;0; [.J134]=0; [.J135]=0);IF(AND([.J133]=2;[.J132]&lt;&gt;1;[.K132]&lt;&gt;1;[.K134]&lt;&gt;1;[.K133]&lt;&gt;1;[.J134]&lt;&gt;1);2;1);0)" office:value-type="float" office:value="0" calcext:value-type="float">
            <text:p>0</text:p>
          </table:table-cell>
          <table:table-cell table:style-name="ce2864" table:formula="of:=IF(AND([.K133]&gt;0; [.K134]=0; [.K135]=0);IF(AND([.K133]=2;[.K132]&lt;&gt;1;[.L132]&lt;&gt;1;[.L134]&lt;&gt;1;[.L133]&lt;&gt;1;[.K134]&lt;&gt;1);2;1);0)" office:value-type="float" office:value="0" calcext:value-type="float">
            <text:p>0</text:p>
          </table:table-cell>
          <table:table-cell table:style-name="ce3046" table:formula="of:=IF(AND([.L133]&gt;0; [.L134]=0; [.L135]=0);IF(AND([.L133]=2;[.L132]&lt;&gt;1;[.M132]&lt;&gt;1;[.M134]&lt;&gt;1;[.M133]&lt;&gt;1;[.L134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5-07" calcext:value-type="date">
            <text:p>2016-05-07</text:p>
          </table:table-cell>
          <table:table-cell office:value-type="float" office:value="7.086" calcext:value-type="float">
            <text:p>7.086</text:p>
          </table:table-cell>
          <table:table-cell table:formula="of:=AVERAGE([.B105:.B163])" office:value-type="float" office:value="4.46879661016949" calcext:value-type="float">
            <text:p>4.46879661016949</text:p>
          </table:table-cell>
          <table:table-cell table:formula="of:=ABS([.B134]-[.C134])" office:value-type="float" office:value="2.61720338983051" calcext:value-type="float">
            <text:p>2.61720338983051</text:p>
          </table:table-cell>
          <table:table-cell table:style-name="ce129" table:formula="of:=IF(IF(ABS([.$C134]-[.$B134])&gt;=[.E$5];1;0)=1; IF( ABS([.$C134]-[.$B134])&lt;[.F$5]; 2; 1);0)" office:value-type="float" office:value="2" calcext:value-type="float">
            <text:p>2</text:p>
          </table:table-cell>
          <table:table-cell table:style-name="ce311" table:formula="of:=IF(IF(ABS([.$C134]-[.$B134])&gt;=[.F$5];1;0)=1; IF( ABS([.$C134]-[.$B134])&lt;[.G$5]; 2; 1);0)" office:value-type="float" office:value="0" calcext:value-type="float">
            <text:p>0</text:p>
          </table:table-cell>
          <table:table-cell table:style-name="ce494" table:formula="of:=IF(IF(ABS([.$C134]-[.$B134])&gt;=[.G$5];1;0)=1; IF( ABS([.$C134]-[.$B134])&lt;[.H$5]; 2; 1);0)" office:value-type="float" office:value="0" calcext:value-type="float">
            <text:p>0</text:p>
          </table:table-cell>
          <table:table-cell table:style-name="ce677" table:formula="of:=IF(IF(ABS([.$C134]-[.$B134])&gt;=[.H$5];1;0)=1; IF( ABS([.$C134]-[.$B134])&lt;[.I$5]; 2; 1);0)" office:value-type="float" office:value="0" calcext:value-type="float">
            <text:p>0</text:p>
          </table:table-cell>
          <table:table-cell table:style-name="ce859" table:formula="of:=IF(IF(ABS([.$C134]-[.$B134])&gt;=[.I$5];1;0)=1; IF( ABS([.$C134]-[.$B134])&lt;[.J$5]; 2; 1);0)" office:value-type="float" office:value="0" calcext:value-type="float">
            <text:p>0</text:p>
          </table:table-cell>
          <table:table-cell table:style-name="ce1041" table:formula="of:=IF(IF(ABS([.$C134]-[.$B134])&gt;=[.J$5];1;0)=1; IF( ABS([.$C134]-[.$B134])&lt;[.K$5]; 2; 1);0)" office:value-type="float" office:value="0" calcext:value-type="float">
            <text:p>0</text:p>
          </table:table-cell>
          <table:table-cell table:style-name="ce1223" table:formula="of:=IF(IF(ABS([.$C134]-[.$B134])&gt;=[.K$5];1;0)=1; IF( ABS([.$C134]-[.$B134])&lt;[.L$5]; 2; 1);0)" office:value-type="float" office:value="0" calcext:value-type="float">
            <text:p>0</text:p>
          </table:table-cell>
          <table:table-cell table:style-name="ce1405" table:formula="of:=IF(IF(ABS([.$C134]-[.$B134])&gt;=[.L$5];1;0)=1; IF( ABS([.$C134]-[.$B134])&lt;[.M$5]; 2; 1);0)" office:value-type="float" office:value="0" calcext:value-type="float">
            <text:p>0</text:p>
          </table:table-cell>
          <table:table-cell table:style-name="ce1587" table:formula="of:=IF(IF(ABS([.$C134]-[.$B134])&gt;=[.M$5];1;0)=1; IF( ABS([.$C134]-[.$B134])&lt;[.N$5]; 2; 1);0)" office:value-type="float" office:value="0" calcext:value-type="float">
            <text:p>0</text:p>
          </table:table-cell>
          <table:table-cell table:style-name="ce1643"/>
          <table:table-cell table:style-name="ce1771" table:formula="of:=IF(AND([.E134]&gt;0; [.E135]=0; [.E136]=0);IF(AND([.E134]=2;[.E133]&lt;&gt;1;[.F133]&lt;&gt;1;[.F135]&lt;&gt;1;[.F134]&lt;&gt;1;[.E135]&lt;&gt;1);2;1);0)" office:value-type="float" office:value="0" calcext:value-type="float">
            <text:p>0</text:p>
          </table:table-cell>
          <table:table-cell table:style-name="ce1954" table:formula="of:=IF(AND([.F134]&gt;0; [.F135]=0; [.F136]=0);IF(AND([.F134]=2;[.F133]&lt;&gt;1;[.G133]&lt;&gt;1;[.G135]&lt;&gt;1;[.G134]&lt;&gt;1;[.F135]&lt;&gt;1);2;1);0)" office:value-type="float" office:value="0" calcext:value-type="float">
            <text:p>0</text:p>
          </table:table-cell>
          <table:table-cell table:style-name="ce2137" table:formula="of:=IF(AND([.G134]&gt;0; [.G135]=0; [.G136]=0);IF(AND([.G134]=2;[.G133]&lt;&gt;1;[.H133]&lt;&gt;1;[.H135]&lt;&gt;1;[.H134]&lt;&gt;1;[.G135]&lt;&gt;1);2;1);0)" office:value-type="float" office:value="0" calcext:value-type="float">
            <text:p>0</text:p>
          </table:table-cell>
          <table:table-cell table:style-name="ce2319" table:formula="of:=IF(AND([.H134]&gt;0; [.H135]=0; [.H136]=0);IF(AND([.H134]=2;[.H133]&lt;&gt;1;[.I133]&lt;&gt;1;[.I135]&lt;&gt;1;[.I134]&lt;&gt;1;[.H135]&lt;&gt;1);2;1);0)" office:value-type="float" office:value="0" calcext:value-type="float">
            <text:p>0</text:p>
          </table:table-cell>
          <table:table-cell table:style-name="ce2501" table:formula="of:=IF(AND([.I134]&gt;0; [.I135]=0; [.I136]=0);IF(AND([.I134]=2;[.I133]&lt;&gt;1;[.J133]&lt;&gt;1;[.J135]&lt;&gt;1;[.J134]&lt;&gt;1;[.I135]&lt;&gt;1);2;1);0)" office:value-type="float" office:value="0" calcext:value-type="float">
            <text:p>0</text:p>
          </table:table-cell>
          <table:table-cell table:style-name="ce2683" table:formula="of:=IF(AND([.J134]&gt;0; [.J135]=0; [.J136]=0);IF(AND([.J134]=2;[.J133]&lt;&gt;1;[.K133]&lt;&gt;1;[.K135]&lt;&gt;1;[.K134]&lt;&gt;1;[.J135]&lt;&gt;1);2;1);0)" office:value-type="float" office:value="0" calcext:value-type="float">
            <text:p>0</text:p>
          </table:table-cell>
          <table:table-cell table:style-name="ce2865" table:formula="of:=IF(AND([.K134]&gt;0; [.K135]=0; [.K136]=0);IF(AND([.K134]=2;[.K133]&lt;&gt;1;[.L133]&lt;&gt;1;[.L135]&lt;&gt;1;[.L134]&lt;&gt;1;[.K135]&lt;&gt;1);2;1);0)" office:value-type="float" office:value="0" calcext:value-type="float">
            <text:p>0</text:p>
          </table:table-cell>
          <table:table-cell table:style-name="ce3047" table:formula="of:=IF(AND([.L134]&gt;0; [.L135]=0; [.L136]=0);IF(AND([.L134]=2;[.L133]&lt;&gt;1;[.M133]&lt;&gt;1;[.M135]&lt;&gt;1;[.M134]&lt;&gt;1;[.L135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5-08" calcext:value-type="date">
            <text:p>2016-05-08</text:p>
          </table:table-cell>
          <table:table-cell office:value-type="float" office:value="7.454" calcext:value-type="float">
            <text:p>7.454</text:p>
          </table:table-cell>
          <table:table-cell table:formula="of:=AVERAGE([.B106:.B164])" office:value-type="float" office:value="4.68284745762712" calcext:value-type="float">
            <text:p>4.68284745762712</text:p>
          </table:table-cell>
          <table:table-cell table:formula="of:=ABS([.B135]-[.C135])" office:value-type="float" office:value="2.77115254237288" calcext:value-type="float">
            <text:p>2.77115254237288</text:p>
          </table:table-cell>
          <table:table-cell table:style-name="ce130" table:formula="of:=IF(IF(ABS([.$C135]-[.$B135])&gt;=[.E$5];1;0)=1; IF( ABS([.$C135]-[.$B135])&lt;[.F$5]; 2; 1);0)" office:value-type="float" office:value="2" calcext:value-type="float">
            <text:p>2</text:p>
          </table:table-cell>
          <table:table-cell table:style-name="ce312" table:formula="of:=IF(IF(ABS([.$C135]-[.$B135])&gt;=[.F$5];1;0)=1; IF( ABS([.$C135]-[.$B135])&lt;[.G$5]; 2; 1);0)" office:value-type="float" office:value="0" calcext:value-type="float">
            <text:p>0</text:p>
          </table:table-cell>
          <table:table-cell table:style-name="ce495" table:formula="of:=IF(IF(ABS([.$C135]-[.$B135])&gt;=[.G$5];1;0)=1; IF( ABS([.$C135]-[.$B135])&lt;[.H$5]; 2; 1);0)" office:value-type="float" office:value="0" calcext:value-type="float">
            <text:p>0</text:p>
          </table:table-cell>
          <table:table-cell table:style-name="ce678" table:formula="of:=IF(IF(ABS([.$C135]-[.$B135])&gt;=[.H$5];1;0)=1; IF( ABS([.$C135]-[.$B135])&lt;[.I$5]; 2; 1);0)" office:value-type="float" office:value="0" calcext:value-type="float">
            <text:p>0</text:p>
          </table:table-cell>
          <table:table-cell table:style-name="ce860" table:formula="of:=IF(IF(ABS([.$C135]-[.$B135])&gt;=[.I$5];1;0)=1; IF( ABS([.$C135]-[.$B135])&lt;[.J$5]; 2; 1);0)" office:value-type="float" office:value="0" calcext:value-type="float">
            <text:p>0</text:p>
          </table:table-cell>
          <table:table-cell table:style-name="ce1042" table:formula="of:=IF(IF(ABS([.$C135]-[.$B135])&gt;=[.J$5];1;0)=1; IF( ABS([.$C135]-[.$B135])&lt;[.K$5]; 2; 1);0)" office:value-type="float" office:value="0" calcext:value-type="float">
            <text:p>0</text:p>
          </table:table-cell>
          <table:table-cell table:style-name="ce1224" table:formula="of:=IF(IF(ABS([.$C135]-[.$B135])&gt;=[.K$5];1;0)=1; IF( ABS([.$C135]-[.$B135])&lt;[.L$5]; 2; 1);0)" office:value-type="float" office:value="0" calcext:value-type="float">
            <text:p>0</text:p>
          </table:table-cell>
          <table:table-cell table:style-name="ce1406" table:formula="of:=IF(IF(ABS([.$C135]-[.$B135])&gt;=[.L$5];1;0)=1; IF( ABS([.$C135]-[.$B135])&lt;[.M$5]; 2; 1);0)" office:value-type="float" office:value="0" calcext:value-type="float">
            <text:p>0</text:p>
          </table:table-cell>
          <table:table-cell table:style-name="ce1588" table:formula="of:=IF(IF(ABS([.$C135]-[.$B135])&gt;=[.M$5];1;0)=1; IF( ABS([.$C135]-[.$B135])&lt;[.N$5]; 2; 1);0)" office:value-type="float" office:value="0" calcext:value-type="float">
            <text:p>0</text:p>
          </table:table-cell>
          <table:table-cell table:style-name="ce1643"/>
          <table:table-cell table:style-name="ce1772" table:formula="of:=IF(AND([.E135]&gt;0; [.E136]=0; [.E137]=0);IF(AND([.E135]=2;[.E134]&lt;&gt;1;[.F134]&lt;&gt;1;[.F136]&lt;&gt;1;[.F135]&lt;&gt;1;[.E136]&lt;&gt;1);2;1);0)" office:value-type="float" office:value="0" calcext:value-type="float">
            <text:p>0</text:p>
          </table:table-cell>
          <table:table-cell table:style-name="ce1955" table:formula="of:=IF(AND([.F135]&gt;0; [.F136]=0; [.F137]=0);IF(AND([.F135]=2;[.F134]&lt;&gt;1;[.G134]&lt;&gt;1;[.G136]&lt;&gt;1;[.G135]&lt;&gt;1;[.F136]&lt;&gt;1);2;1);0)" office:value-type="float" office:value="0" calcext:value-type="float">
            <text:p>0</text:p>
          </table:table-cell>
          <table:table-cell table:style-name="ce2138" table:formula="of:=IF(AND([.G135]&gt;0; [.G136]=0; [.G137]=0);IF(AND([.G135]=2;[.G134]&lt;&gt;1;[.H134]&lt;&gt;1;[.H136]&lt;&gt;1;[.H135]&lt;&gt;1;[.G136]&lt;&gt;1);2;1);0)" office:value-type="float" office:value="0" calcext:value-type="float">
            <text:p>0</text:p>
          </table:table-cell>
          <table:table-cell table:style-name="ce2320" table:formula="of:=IF(AND([.H135]&gt;0; [.H136]=0; [.H137]=0);IF(AND([.H135]=2;[.H134]&lt;&gt;1;[.I134]&lt;&gt;1;[.I136]&lt;&gt;1;[.I135]&lt;&gt;1;[.H136]&lt;&gt;1);2;1);0)" office:value-type="float" office:value="0" calcext:value-type="float">
            <text:p>0</text:p>
          </table:table-cell>
          <table:table-cell table:style-name="ce2502" table:formula="of:=IF(AND([.I135]&gt;0; [.I136]=0; [.I137]=0);IF(AND([.I135]=2;[.I134]&lt;&gt;1;[.J134]&lt;&gt;1;[.J136]&lt;&gt;1;[.J135]&lt;&gt;1;[.I136]&lt;&gt;1);2;1);0)" office:value-type="float" office:value="0" calcext:value-type="float">
            <text:p>0</text:p>
          </table:table-cell>
          <table:table-cell table:style-name="ce2684" table:formula="of:=IF(AND([.J135]&gt;0; [.J136]=0; [.J137]=0);IF(AND([.J135]=2;[.J134]&lt;&gt;1;[.K134]&lt;&gt;1;[.K136]&lt;&gt;1;[.K135]&lt;&gt;1;[.J136]&lt;&gt;1);2;1);0)" office:value-type="float" office:value="0" calcext:value-type="float">
            <text:p>0</text:p>
          </table:table-cell>
          <table:table-cell table:style-name="ce2866" table:formula="of:=IF(AND([.K135]&gt;0; [.K136]=0; [.K137]=0);IF(AND([.K135]=2;[.K134]&lt;&gt;1;[.L134]&lt;&gt;1;[.L136]&lt;&gt;1;[.L135]&lt;&gt;1;[.K136]&lt;&gt;1);2;1);0)" office:value-type="float" office:value="0" calcext:value-type="float">
            <text:p>0</text:p>
          </table:table-cell>
          <table:table-cell table:style-name="ce3048" table:formula="of:=IF(AND([.L135]&gt;0; [.L136]=0; [.L137]=0);IF(AND([.L135]=2;[.L134]&lt;&gt;1;[.M134]&lt;&gt;1;[.M136]&lt;&gt;1;[.M135]&lt;&gt;1;[.L136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5-09" calcext:value-type="date">
            <text:p>2016-05-09</text:p>
          </table:table-cell>
          <table:table-cell office:value-type="float" office:value="8.015" calcext:value-type="float">
            <text:p>8.015</text:p>
          </table:table-cell>
          <table:table-cell table:formula="of:=AVERAGE([.B107:.B165])" office:value-type="float" office:value="4.90820338983051" calcext:value-type="float">
            <text:p>4.90820338983051</text:p>
          </table:table-cell>
          <table:table-cell table:formula="of:=ABS([.B136]-[.C136])" office:value-type="float" office:value="3.10679661016949" calcext:value-type="float">
            <text:p>3.10679661016949</text:p>
          </table:table-cell>
          <table:table-cell table:style-name="ce131" table:formula="of:=IF(IF(ABS([.$C136]-[.$B136])&gt;=[.E$5];1;0)=1; IF( ABS([.$C136]-[.$B136])&lt;[.F$5]; 2; 1);0)" office:value-type="float" office:value="1" calcext:value-type="float">
            <text:p>1</text:p>
          </table:table-cell>
          <table:table-cell table:style-name="ce313" table:formula="of:=IF(IF(ABS([.$C136]-[.$B136])&gt;=[.F$5];1;0)=1; IF( ABS([.$C136]-[.$B136])&lt;[.G$5]; 2; 1);0)" office:value-type="float" office:value="2" calcext:value-type="float">
            <text:p>2</text:p>
          </table:table-cell>
          <table:table-cell table:style-name="ce496" table:formula="of:=IF(IF(ABS([.$C136]-[.$B136])&gt;=[.G$5];1;0)=1; IF( ABS([.$C136]-[.$B136])&lt;[.H$5]; 2; 1);0)" office:value-type="float" office:value="0" calcext:value-type="float">
            <text:p>0</text:p>
          </table:table-cell>
          <table:table-cell table:style-name="ce679" table:formula="of:=IF(IF(ABS([.$C136]-[.$B136])&gt;=[.H$5];1;0)=1; IF( ABS([.$C136]-[.$B136])&lt;[.I$5]; 2; 1);0)" office:value-type="float" office:value="0" calcext:value-type="float">
            <text:p>0</text:p>
          </table:table-cell>
          <table:table-cell table:style-name="ce861" table:formula="of:=IF(IF(ABS([.$C136]-[.$B136])&gt;=[.I$5];1;0)=1; IF( ABS([.$C136]-[.$B136])&lt;[.J$5]; 2; 1);0)" office:value-type="float" office:value="0" calcext:value-type="float">
            <text:p>0</text:p>
          </table:table-cell>
          <table:table-cell table:style-name="ce1043" table:formula="of:=IF(IF(ABS([.$C136]-[.$B136])&gt;=[.J$5];1;0)=1; IF( ABS([.$C136]-[.$B136])&lt;[.K$5]; 2; 1);0)" office:value-type="float" office:value="0" calcext:value-type="float">
            <text:p>0</text:p>
          </table:table-cell>
          <table:table-cell table:style-name="ce1225" table:formula="of:=IF(IF(ABS([.$C136]-[.$B136])&gt;=[.K$5];1;0)=1; IF( ABS([.$C136]-[.$B136])&lt;[.L$5]; 2; 1);0)" office:value-type="float" office:value="0" calcext:value-type="float">
            <text:p>0</text:p>
          </table:table-cell>
          <table:table-cell table:style-name="ce1407" table:formula="of:=IF(IF(ABS([.$C136]-[.$B136])&gt;=[.L$5];1;0)=1; IF( ABS([.$C136]-[.$B136])&lt;[.M$5]; 2; 1);0)" office:value-type="float" office:value="0" calcext:value-type="float">
            <text:p>0</text:p>
          </table:table-cell>
          <table:table-cell table:style-name="ce1589" table:formula="of:=IF(IF(ABS([.$C136]-[.$B136])&gt;=[.M$5];1;0)=1; IF( ABS([.$C136]-[.$B136])&lt;[.N$5]; 2; 1);0)" office:value-type="float" office:value="0" calcext:value-type="float">
            <text:p>0</text:p>
          </table:table-cell>
          <table:table-cell table:style-name="ce1643"/>
          <table:table-cell table:style-name="ce1773" table:formula="of:=IF(AND([.E136]&gt;0; [.E137]=0; [.E138]=0);IF(AND([.E136]=2;[.E135]&lt;&gt;1;[.F135]&lt;&gt;1;[.F137]&lt;&gt;1;[.F136]&lt;&gt;1;[.E137]&lt;&gt;1);2;1);0)" office:value-type="float" office:value="0" calcext:value-type="float">
            <text:p>0</text:p>
          </table:table-cell>
          <table:table-cell table:style-name="ce1956" table:formula="of:=IF(AND([.F136]&gt;0; [.F137]=0; [.F138]=0);IF(AND([.F136]=2;[.F135]&lt;&gt;1;[.G135]&lt;&gt;1;[.G137]&lt;&gt;1;[.G136]&lt;&gt;1;[.F137]&lt;&gt;1);2;1);0)" office:value-type="float" office:value="0" calcext:value-type="float">
            <text:p>0</text:p>
          </table:table-cell>
          <table:table-cell table:style-name="ce2139" table:formula="of:=IF(AND([.G136]&gt;0; [.G137]=0; [.G138]=0);IF(AND([.G136]=2;[.G135]&lt;&gt;1;[.H135]&lt;&gt;1;[.H137]&lt;&gt;1;[.H136]&lt;&gt;1;[.G137]&lt;&gt;1);2;1);0)" office:value-type="float" office:value="0" calcext:value-type="float">
            <text:p>0</text:p>
          </table:table-cell>
          <table:table-cell table:style-name="ce2321" table:formula="of:=IF(AND([.H136]&gt;0; [.H137]=0; [.H138]=0);IF(AND([.H136]=2;[.H135]&lt;&gt;1;[.I135]&lt;&gt;1;[.I137]&lt;&gt;1;[.I136]&lt;&gt;1;[.H137]&lt;&gt;1);2;1);0)" office:value-type="float" office:value="0" calcext:value-type="float">
            <text:p>0</text:p>
          </table:table-cell>
          <table:table-cell table:style-name="ce2503" table:formula="of:=IF(AND([.I136]&gt;0; [.I137]=0; [.I138]=0);IF(AND([.I136]=2;[.I135]&lt;&gt;1;[.J135]&lt;&gt;1;[.J137]&lt;&gt;1;[.J136]&lt;&gt;1;[.I137]&lt;&gt;1);2;1);0)" office:value-type="float" office:value="0" calcext:value-type="float">
            <text:p>0</text:p>
          </table:table-cell>
          <table:table-cell table:style-name="ce2685" table:formula="of:=IF(AND([.J136]&gt;0; [.J137]=0; [.J138]=0);IF(AND([.J136]=2;[.J135]&lt;&gt;1;[.K135]&lt;&gt;1;[.K137]&lt;&gt;1;[.K136]&lt;&gt;1;[.J137]&lt;&gt;1);2;1);0)" office:value-type="float" office:value="0" calcext:value-type="float">
            <text:p>0</text:p>
          </table:table-cell>
          <table:table-cell table:style-name="ce2867" table:formula="of:=IF(AND([.K136]&gt;0; [.K137]=0; [.K138]=0);IF(AND([.K136]=2;[.K135]&lt;&gt;1;[.L135]&lt;&gt;1;[.L137]&lt;&gt;1;[.L136]&lt;&gt;1;[.K137]&lt;&gt;1);2;1);0)" office:value-type="float" office:value="0" calcext:value-type="float">
            <text:p>0</text:p>
          </table:table-cell>
          <table:table-cell table:style-name="ce3049" table:formula="of:=IF(AND([.L136]&gt;0; [.L137]=0; [.L138]=0);IF(AND([.L136]=2;[.L135]&lt;&gt;1;[.M135]&lt;&gt;1;[.M137]&lt;&gt;1;[.M136]&lt;&gt;1;[.L137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5-10" calcext:value-type="date">
            <text:p>2016-05-10</text:p>
          </table:table-cell>
          <table:table-cell office:value-type="float" office:value="9.467" calcext:value-type="float">
            <text:p>9.467</text:p>
          </table:table-cell>
          <table:table-cell table:formula="of:=AVERAGE([.B108:.B166])" office:value-type="float" office:value="5.02266101694916" calcext:value-type="float">
            <text:p>5.02266101694916</text:p>
          </table:table-cell>
          <table:table-cell table:formula="of:=ABS([.B137]-[.C137])" office:value-type="float" office:value="4.44433898305085" calcext:value-type="float">
            <text:p>4.44433898305085</text:p>
          </table:table-cell>
          <table:table-cell table:style-name="ce132" table:formula="of:=IF(IF(ABS([.$C137]-[.$B137])&gt;=[.E$5];1;0)=1; IF( ABS([.$C137]-[.$B137])&lt;[.F$5]; 2; 1);0)" office:value-type="float" office:value="1" calcext:value-type="float">
            <text:p>1</text:p>
          </table:table-cell>
          <table:table-cell table:style-name="ce314" table:formula="of:=IF(IF(ABS([.$C137]-[.$B137])&gt;=[.F$5];1;0)=1; IF( ABS([.$C137]-[.$B137])&lt;[.G$5]; 2; 1);0)" office:value-type="float" office:value="1" calcext:value-type="float">
            <text:p>1</text:p>
          </table:table-cell>
          <table:table-cell table:style-name="ce497" table:formula="of:=IF(IF(ABS([.$C137]-[.$B137])&gt;=[.G$5];1;0)=1; IF( ABS([.$C137]-[.$B137])&lt;[.H$5]; 2; 1);0)" office:value-type="float" office:value="2" calcext:value-type="float">
            <text:p>2</text:p>
          </table:table-cell>
          <table:table-cell table:style-name="ce680" table:formula="of:=IF(IF(ABS([.$C137]-[.$B137])&gt;=[.H$5];1;0)=1; IF( ABS([.$C137]-[.$B137])&lt;[.I$5]; 2; 1);0)" office:value-type="float" office:value="0" calcext:value-type="float">
            <text:p>0</text:p>
          </table:table-cell>
          <table:table-cell table:style-name="ce862" table:formula="of:=IF(IF(ABS([.$C137]-[.$B137])&gt;=[.I$5];1;0)=1; IF( ABS([.$C137]-[.$B137])&lt;[.J$5]; 2; 1);0)" office:value-type="float" office:value="0" calcext:value-type="float">
            <text:p>0</text:p>
          </table:table-cell>
          <table:table-cell table:style-name="ce1044" table:formula="of:=IF(IF(ABS([.$C137]-[.$B137])&gt;=[.J$5];1;0)=1; IF( ABS([.$C137]-[.$B137])&lt;[.K$5]; 2; 1);0)" office:value-type="float" office:value="0" calcext:value-type="float">
            <text:p>0</text:p>
          </table:table-cell>
          <table:table-cell table:style-name="ce1226" table:formula="of:=IF(IF(ABS([.$C137]-[.$B137])&gt;=[.K$5];1;0)=1; IF( ABS([.$C137]-[.$B137])&lt;[.L$5]; 2; 1);0)" office:value-type="float" office:value="0" calcext:value-type="float">
            <text:p>0</text:p>
          </table:table-cell>
          <table:table-cell table:style-name="ce1408" table:formula="of:=IF(IF(ABS([.$C137]-[.$B137])&gt;=[.L$5];1;0)=1; IF( ABS([.$C137]-[.$B137])&lt;[.M$5]; 2; 1);0)" office:value-type="float" office:value="0" calcext:value-type="float">
            <text:p>0</text:p>
          </table:table-cell>
          <table:table-cell table:style-name="ce1590" table:formula="of:=IF(IF(ABS([.$C137]-[.$B137])&gt;=[.M$5];1;0)=1; IF( ABS([.$C137]-[.$B137])&lt;[.N$5]; 2; 1);0)" office:value-type="float" office:value="0" calcext:value-type="float">
            <text:p>0</text:p>
          </table:table-cell>
          <table:table-cell table:style-name="ce1643"/>
          <table:table-cell table:style-name="ce1774" table:formula="of:=IF(AND([.E137]&gt;0; [.E138]=0; [.E139]=0);IF(AND([.E137]=2;[.E136]&lt;&gt;1;[.F136]&lt;&gt;1;[.F138]&lt;&gt;1;[.F137]&lt;&gt;1;[.E138]&lt;&gt;1);2;1);0)" office:value-type="float" office:value="0" calcext:value-type="float">
            <text:p>0</text:p>
          </table:table-cell>
          <table:table-cell table:style-name="ce1957" table:formula="of:=IF(AND([.F137]&gt;0; [.F138]=0; [.F139]=0);IF(AND([.F137]=2;[.F136]&lt;&gt;1;[.G136]&lt;&gt;1;[.G138]&lt;&gt;1;[.G137]&lt;&gt;1;[.F138]&lt;&gt;1);2;1);0)" office:value-type="float" office:value="1" calcext:value-type="float">
            <text:p>1</text:p>
          </table:table-cell>
          <table:table-cell table:style-name="ce2140" table:formula="of:=IF(AND([.G137]&gt;0; [.G138]=0; [.G139]=0);IF(AND([.G137]=2;[.G136]&lt;&gt;1;[.H136]&lt;&gt;1;[.H138]&lt;&gt;1;[.H137]&lt;&gt;1;[.G138]&lt;&gt;1);2;1);0)" office:value-type="float" office:value="2" calcext:value-type="float">
            <text:p>2</text:p>
          </table:table-cell>
          <table:table-cell table:style-name="ce2322" table:formula="of:=IF(AND([.H137]&gt;0; [.H138]=0; [.H139]=0);IF(AND([.H137]=2;[.H136]&lt;&gt;1;[.I136]&lt;&gt;1;[.I138]&lt;&gt;1;[.I137]&lt;&gt;1;[.H138]&lt;&gt;1);2;1);0)" office:value-type="float" office:value="0" calcext:value-type="float">
            <text:p>0</text:p>
          </table:table-cell>
          <table:table-cell table:style-name="ce2504" table:formula="of:=IF(AND([.I137]&gt;0; [.I138]=0; [.I139]=0);IF(AND([.I137]=2;[.I136]&lt;&gt;1;[.J136]&lt;&gt;1;[.J138]&lt;&gt;1;[.J137]&lt;&gt;1;[.I138]&lt;&gt;1);2;1);0)" office:value-type="float" office:value="0" calcext:value-type="float">
            <text:p>0</text:p>
          </table:table-cell>
          <table:table-cell table:style-name="ce2686" table:formula="of:=IF(AND([.J137]&gt;0; [.J138]=0; [.J139]=0);IF(AND([.J137]=2;[.J136]&lt;&gt;1;[.K136]&lt;&gt;1;[.K138]&lt;&gt;1;[.K137]&lt;&gt;1;[.J138]&lt;&gt;1);2;1);0)" office:value-type="float" office:value="0" calcext:value-type="float">
            <text:p>0</text:p>
          </table:table-cell>
          <table:table-cell table:style-name="ce2868" table:formula="of:=IF(AND([.K137]&gt;0; [.K138]=0; [.K139]=0);IF(AND([.K137]=2;[.K136]&lt;&gt;1;[.L136]&lt;&gt;1;[.L138]&lt;&gt;1;[.L137]&lt;&gt;1;[.K138]&lt;&gt;1);2;1);0)" office:value-type="float" office:value="0" calcext:value-type="float">
            <text:p>0</text:p>
          </table:table-cell>
          <table:table-cell table:style-name="ce3050" table:formula="of:=IF(AND([.L137]&gt;0; [.L138]=0; [.L139]=0);IF(AND([.L137]=2;[.L136]&lt;&gt;1;[.M136]&lt;&gt;1;[.M138]&lt;&gt;1;[.M137]&lt;&gt;1;[.L138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5-11" calcext:value-type="date">
            <text:p>2016-05-11</text:p>
          </table:table-cell>
          <table:table-cell office:value-type="float" office:value="7.939" calcext:value-type="float">
            <text:p>7.939</text:p>
          </table:table-cell>
          <table:table-cell table:formula="of:=AVERAGE([.B109:.B167])" office:value-type="float" office:value="5.06616949152542" calcext:value-type="float">
            <text:p>5.06616949152542</text:p>
          </table:table-cell>
          <table:table-cell table:formula="of:=ABS([.B138]-[.C138])" office:value-type="float" office:value="2.87283050847458" calcext:value-type="float">
            <text:p>2.87283050847458</text:p>
          </table:table-cell>
          <table:table-cell table:style-name="ce133" table:formula="of:=IF(IF(ABS([.$C138]-[.$B138])&gt;=[.E$5];1;0)=1; IF( ABS([.$C138]-[.$B138])&lt;[.F$5]; 2; 1);0)" office:value-type="float" office:value="2" calcext:value-type="float">
            <text:p>2</text:p>
          </table:table-cell>
          <table:table-cell table:style-name="ce315" table:formula="of:=IF(IF(ABS([.$C138]-[.$B138])&gt;=[.F$5];1;0)=1; IF( ABS([.$C138]-[.$B138])&lt;[.G$5]; 2; 1);0)" office:value-type="float" office:value="0" calcext:value-type="float">
            <text:p>0</text:p>
          </table:table-cell>
          <table:table-cell table:style-name="ce498" table:formula="of:=IF(IF(ABS([.$C138]-[.$B138])&gt;=[.G$5];1;0)=1; IF( ABS([.$C138]-[.$B138])&lt;[.H$5]; 2; 1);0)" office:value-type="float" office:value="0" calcext:value-type="float">
            <text:p>0</text:p>
          </table:table-cell>
          <table:table-cell table:style-name="ce681" table:formula="of:=IF(IF(ABS([.$C138]-[.$B138])&gt;=[.H$5];1;0)=1; IF( ABS([.$C138]-[.$B138])&lt;[.I$5]; 2; 1);0)" office:value-type="float" office:value="0" calcext:value-type="float">
            <text:p>0</text:p>
          </table:table-cell>
          <table:table-cell table:style-name="ce863" table:formula="of:=IF(IF(ABS([.$C138]-[.$B138])&gt;=[.I$5];1;0)=1; IF( ABS([.$C138]-[.$B138])&lt;[.J$5]; 2; 1);0)" office:value-type="float" office:value="0" calcext:value-type="float">
            <text:p>0</text:p>
          </table:table-cell>
          <table:table-cell table:style-name="ce1045" table:formula="of:=IF(IF(ABS([.$C138]-[.$B138])&gt;=[.J$5];1;0)=1; IF( ABS([.$C138]-[.$B138])&lt;[.K$5]; 2; 1);0)" office:value-type="float" office:value="0" calcext:value-type="float">
            <text:p>0</text:p>
          </table:table-cell>
          <table:table-cell table:style-name="ce1227" table:formula="of:=IF(IF(ABS([.$C138]-[.$B138])&gt;=[.K$5];1;0)=1; IF( ABS([.$C138]-[.$B138])&lt;[.L$5]; 2; 1);0)" office:value-type="float" office:value="0" calcext:value-type="float">
            <text:p>0</text:p>
          </table:table-cell>
          <table:table-cell table:style-name="ce1409" table:formula="of:=IF(IF(ABS([.$C138]-[.$B138])&gt;=[.L$5];1;0)=1; IF( ABS([.$C138]-[.$B138])&lt;[.M$5]; 2; 1);0)" office:value-type="float" office:value="0" calcext:value-type="float">
            <text:p>0</text:p>
          </table:table-cell>
          <table:table-cell table:style-name="ce1591" table:formula="of:=IF(IF(ABS([.$C138]-[.$B138])&gt;=[.M$5];1;0)=1; IF( ABS([.$C138]-[.$B138])&lt;[.N$5]; 2; 1);0)" office:value-type="float" office:value="0" calcext:value-type="float">
            <text:p>0</text:p>
          </table:table-cell>
          <table:table-cell table:style-name="ce1643"/>
          <table:table-cell table:style-name="ce1775" table:formula="of:=IF(AND([.E138]&gt;0; [.E139]=0; [.E140]=0);IF(AND([.E138]=2;[.E137]&lt;&gt;1;[.F137]&lt;&gt;1;[.F139]&lt;&gt;1;[.F138]&lt;&gt;1;[.E139]&lt;&gt;1);2;1);0)" office:value-type="float" office:value="1" calcext:value-type="float">
            <text:p>1</text:p>
          </table:table-cell>
          <table:table-cell table:style-name="ce1958" table:formula="of:=IF(AND([.F138]&gt;0; [.F139]=0; [.F140]=0);IF(AND([.F138]=2;[.F137]&lt;&gt;1;[.G137]&lt;&gt;1;[.G139]&lt;&gt;1;[.G138]&lt;&gt;1;[.F139]&lt;&gt;1);2;1);0)" office:value-type="float" office:value="0" calcext:value-type="float">
            <text:p>0</text:p>
          </table:table-cell>
          <table:table-cell table:style-name="ce2141" table:formula="of:=IF(AND([.G138]&gt;0; [.G139]=0; [.G140]=0);IF(AND([.G138]=2;[.G137]&lt;&gt;1;[.H137]&lt;&gt;1;[.H139]&lt;&gt;1;[.H138]&lt;&gt;1;[.G139]&lt;&gt;1);2;1);0)" office:value-type="float" office:value="0" calcext:value-type="float">
            <text:p>0</text:p>
          </table:table-cell>
          <table:table-cell table:style-name="ce2323" table:formula="of:=IF(AND([.H138]&gt;0; [.H139]=0; [.H140]=0);IF(AND([.H138]=2;[.H137]&lt;&gt;1;[.I137]&lt;&gt;1;[.I139]&lt;&gt;1;[.I138]&lt;&gt;1;[.H139]&lt;&gt;1);2;1);0)" office:value-type="float" office:value="0" calcext:value-type="float">
            <text:p>0</text:p>
          </table:table-cell>
          <table:table-cell table:style-name="ce2505" table:formula="of:=IF(AND([.I138]&gt;0; [.I139]=0; [.I140]=0);IF(AND([.I138]=2;[.I137]&lt;&gt;1;[.J137]&lt;&gt;1;[.J139]&lt;&gt;1;[.J138]&lt;&gt;1;[.I139]&lt;&gt;1);2;1);0)" office:value-type="float" office:value="0" calcext:value-type="float">
            <text:p>0</text:p>
          </table:table-cell>
          <table:table-cell table:style-name="ce2687" table:formula="of:=IF(AND([.J138]&gt;0; [.J139]=0; [.J140]=0);IF(AND([.J138]=2;[.J137]&lt;&gt;1;[.K137]&lt;&gt;1;[.K139]&lt;&gt;1;[.K138]&lt;&gt;1;[.J139]&lt;&gt;1);2;1);0)" office:value-type="float" office:value="0" calcext:value-type="float">
            <text:p>0</text:p>
          </table:table-cell>
          <table:table-cell table:style-name="ce2869" table:formula="of:=IF(AND([.K138]&gt;0; [.K139]=0; [.K140]=0);IF(AND([.K138]=2;[.K137]&lt;&gt;1;[.L137]&lt;&gt;1;[.L139]&lt;&gt;1;[.L138]&lt;&gt;1;[.K139]&lt;&gt;1);2;1);0)" office:value-type="float" office:value="0" calcext:value-type="float">
            <text:p>0</text:p>
          </table:table-cell>
          <table:table-cell table:style-name="ce3051" table:formula="of:=IF(AND([.L138]&gt;0; [.L139]=0; [.L140]=0);IF(AND([.L138]=2;[.L137]&lt;&gt;1;[.M137]&lt;&gt;1;[.M139]&lt;&gt;1;[.M138]&lt;&gt;1;[.L139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5-12" calcext:value-type="date">
            <text:p>2016-05-12</text:p>
          </table:table-cell>
          <table:table-cell office:value-type="float" office:value="3.147" calcext:value-type="float">
            <text:p>3.147</text:p>
          </table:table-cell>
          <table:table-cell table:formula="of:=AVERAGE([.B110:.B168])" office:value-type="float" office:value="5.14642372881356" calcext:value-type="float">
            <text:p>5.14642372881356</text:p>
          </table:table-cell>
          <table:table-cell table:formula="of:=ABS([.B139]-[.C139])" office:value-type="float" office:value="1.99942372881356" calcext:value-type="float">
            <text:p>1.99942372881356</text:p>
          </table:table-cell>
          <table:table-cell table:style-name="ce134" table:formula="of:=IF(IF(ABS([.$C139]-[.$B139])&gt;=[.E$5];1;0)=1; IF( ABS([.$C139]-[.$B139])&lt;[.F$5]; 2; 1);0)" office:value-type="float" office:value="0" calcext:value-type="float">
            <text:p>0</text:p>
          </table:table-cell>
          <table:table-cell table:style-name="ce316" table:formula="of:=IF(IF(ABS([.$C139]-[.$B139])&gt;=[.F$5];1;0)=1; IF( ABS([.$C139]-[.$B139])&lt;[.G$5]; 2; 1);0)" office:value-type="float" office:value="0" calcext:value-type="float">
            <text:p>0</text:p>
          </table:table-cell>
          <table:table-cell table:style-name="ce499" table:formula="of:=IF(IF(ABS([.$C139]-[.$B139])&gt;=[.G$5];1;0)=1; IF( ABS([.$C139]-[.$B139])&lt;[.H$5]; 2; 1);0)" office:value-type="float" office:value="0" calcext:value-type="float">
            <text:p>0</text:p>
          </table:table-cell>
          <table:table-cell table:style-name="ce682" table:formula="of:=IF(IF(ABS([.$C139]-[.$B139])&gt;=[.H$5];1;0)=1; IF( ABS([.$C139]-[.$B139])&lt;[.I$5]; 2; 1);0)" office:value-type="float" office:value="0" calcext:value-type="float">
            <text:p>0</text:p>
          </table:table-cell>
          <table:table-cell table:style-name="ce864" table:formula="of:=IF(IF(ABS([.$C139]-[.$B139])&gt;=[.I$5];1;0)=1; IF( ABS([.$C139]-[.$B139])&lt;[.J$5]; 2; 1);0)" office:value-type="float" office:value="0" calcext:value-type="float">
            <text:p>0</text:p>
          </table:table-cell>
          <table:table-cell table:style-name="ce1046" table:formula="of:=IF(IF(ABS([.$C139]-[.$B139])&gt;=[.J$5];1;0)=1; IF( ABS([.$C139]-[.$B139])&lt;[.K$5]; 2; 1);0)" office:value-type="float" office:value="0" calcext:value-type="float">
            <text:p>0</text:p>
          </table:table-cell>
          <table:table-cell table:style-name="ce1228" table:formula="of:=IF(IF(ABS([.$C139]-[.$B139])&gt;=[.K$5];1;0)=1; IF( ABS([.$C139]-[.$B139])&lt;[.L$5]; 2; 1);0)" office:value-type="float" office:value="0" calcext:value-type="float">
            <text:p>0</text:p>
          </table:table-cell>
          <table:table-cell table:style-name="ce1410" table:formula="of:=IF(IF(ABS([.$C139]-[.$B139])&gt;=[.L$5];1;0)=1; IF( ABS([.$C139]-[.$B139])&lt;[.M$5]; 2; 1);0)" office:value-type="float" office:value="0" calcext:value-type="float">
            <text:p>0</text:p>
          </table:table-cell>
          <table:table-cell table:style-name="ce1592" table:formula="of:=IF(IF(ABS([.$C139]-[.$B139])&gt;=[.M$5];1;0)=1; IF( ABS([.$C139]-[.$B139])&lt;[.N$5]; 2; 1);0)" office:value-type="float" office:value="0" calcext:value-type="float">
            <text:p>0</text:p>
          </table:table-cell>
          <table:table-cell table:style-name="ce1643"/>
          <table:table-cell table:style-name="ce1776" table:formula="of:=IF(AND([.E139]&gt;0; [.E140]=0; [.E141]=0);IF(AND([.E139]=2;[.E138]&lt;&gt;1;[.F138]&lt;&gt;1;[.F140]&lt;&gt;1;[.F139]&lt;&gt;1;[.E140]&lt;&gt;1);2;1);0)" office:value-type="float" office:value="0" calcext:value-type="float">
            <text:p>0</text:p>
          </table:table-cell>
          <table:table-cell table:style-name="ce1959" table:formula="of:=IF(AND([.F139]&gt;0; [.F140]=0; [.F141]=0);IF(AND([.F139]=2;[.F138]&lt;&gt;1;[.G138]&lt;&gt;1;[.G140]&lt;&gt;1;[.G139]&lt;&gt;1;[.F140]&lt;&gt;1);2;1);0)" office:value-type="float" office:value="0" calcext:value-type="float">
            <text:p>0</text:p>
          </table:table-cell>
          <table:table-cell table:style-name="ce2142" table:formula="of:=IF(AND([.G139]&gt;0; [.G140]=0; [.G141]=0);IF(AND([.G139]=2;[.G138]&lt;&gt;1;[.H138]&lt;&gt;1;[.H140]&lt;&gt;1;[.H139]&lt;&gt;1;[.G140]&lt;&gt;1);2;1);0)" office:value-type="float" office:value="0" calcext:value-type="float">
            <text:p>0</text:p>
          </table:table-cell>
          <table:table-cell table:style-name="ce2324" table:formula="of:=IF(AND([.H139]&gt;0; [.H140]=0; [.H141]=0);IF(AND([.H139]=2;[.H138]&lt;&gt;1;[.I138]&lt;&gt;1;[.I140]&lt;&gt;1;[.I139]&lt;&gt;1;[.H140]&lt;&gt;1);2;1);0)" office:value-type="float" office:value="0" calcext:value-type="float">
            <text:p>0</text:p>
          </table:table-cell>
          <table:table-cell table:style-name="ce2506" table:formula="of:=IF(AND([.I139]&gt;0; [.I140]=0; [.I141]=0);IF(AND([.I139]=2;[.I138]&lt;&gt;1;[.J138]&lt;&gt;1;[.J140]&lt;&gt;1;[.J139]&lt;&gt;1;[.I140]&lt;&gt;1);2;1);0)" office:value-type="float" office:value="0" calcext:value-type="float">
            <text:p>0</text:p>
          </table:table-cell>
          <table:table-cell table:style-name="ce2688" table:formula="of:=IF(AND([.J139]&gt;0; [.J140]=0; [.J141]=0);IF(AND([.J139]=2;[.J138]&lt;&gt;1;[.K138]&lt;&gt;1;[.K140]&lt;&gt;1;[.K139]&lt;&gt;1;[.J140]&lt;&gt;1);2;1);0)" office:value-type="float" office:value="0" calcext:value-type="float">
            <text:p>0</text:p>
          </table:table-cell>
          <table:table-cell table:style-name="ce2870" table:formula="of:=IF(AND([.K139]&gt;0; [.K140]=0; [.K141]=0);IF(AND([.K139]=2;[.K138]&lt;&gt;1;[.L138]&lt;&gt;1;[.L140]&lt;&gt;1;[.L139]&lt;&gt;1;[.K140]&lt;&gt;1);2;1);0)" office:value-type="float" office:value="0" calcext:value-type="float">
            <text:p>0</text:p>
          </table:table-cell>
          <table:table-cell table:style-name="ce3052" table:formula="of:=IF(AND([.L139]&gt;0; [.L140]=0; [.L141]=0);IF(AND([.L139]=2;[.L138]&lt;&gt;1;[.M138]&lt;&gt;1;[.M140]&lt;&gt;1;[.M139]&lt;&gt;1;[.L140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5-13" calcext:value-type="date">
            <text:p>2016-05-13</text:p>
          </table:table-cell>
          <table:table-cell office:value-type="float" office:value="4.108" calcext:value-type="float">
            <text:p>4.108</text:p>
          </table:table-cell>
          <table:table-cell table:formula="of:=AVERAGE([.B111:.B169])" office:value-type="float" office:value="5.22972881355932" calcext:value-type="float">
            <text:p>5.22972881355932</text:p>
          </table:table-cell>
          <table:table-cell table:formula="of:=ABS([.B140]-[.C140])" office:value-type="float" office:value="1.12172881355932" calcext:value-type="float">
            <text:p>1.12172881355932</text:p>
          </table:table-cell>
          <table:table-cell table:style-name="ce135" table:formula="of:=IF(IF(ABS([.$C140]-[.$B140])&gt;=[.E$5];1;0)=1; IF( ABS([.$C140]-[.$B140])&lt;[.F$5]; 2; 1);0)" office:value-type="float" office:value="0" calcext:value-type="float">
            <text:p>0</text:p>
          </table:table-cell>
          <table:table-cell table:style-name="ce317" table:formula="of:=IF(IF(ABS([.$C140]-[.$B140])&gt;=[.F$5];1;0)=1; IF( ABS([.$C140]-[.$B140])&lt;[.G$5]; 2; 1);0)" office:value-type="float" office:value="0" calcext:value-type="float">
            <text:p>0</text:p>
          </table:table-cell>
          <table:table-cell table:style-name="ce500" table:formula="of:=IF(IF(ABS([.$C140]-[.$B140])&gt;=[.G$5];1;0)=1; IF( ABS([.$C140]-[.$B140])&lt;[.H$5]; 2; 1);0)" office:value-type="float" office:value="0" calcext:value-type="float">
            <text:p>0</text:p>
          </table:table-cell>
          <table:table-cell table:style-name="ce683" table:formula="of:=IF(IF(ABS([.$C140]-[.$B140])&gt;=[.H$5];1;0)=1; IF( ABS([.$C140]-[.$B140])&lt;[.I$5]; 2; 1);0)" office:value-type="float" office:value="0" calcext:value-type="float">
            <text:p>0</text:p>
          </table:table-cell>
          <table:table-cell table:style-name="ce865" table:formula="of:=IF(IF(ABS([.$C140]-[.$B140])&gt;=[.I$5];1;0)=1; IF( ABS([.$C140]-[.$B140])&lt;[.J$5]; 2; 1);0)" office:value-type="float" office:value="0" calcext:value-type="float">
            <text:p>0</text:p>
          </table:table-cell>
          <table:table-cell table:style-name="ce1047" table:formula="of:=IF(IF(ABS([.$C140]-[.$B140])&gt;=[.J$5];1;0)=1; IF( ABS([.$C140]-[.$B140])&lt;[.K$5]; 2; 1);0)" office:value-type="float" office:value="0" calcext:value-type="float">
            <text:p>0</text:p>
          </table:table-cell>
          <table:table-cell table:style-name="ce1229" table:formula="of:=IF(IF(ABS([.$C140]-[.$B140])&gt;=[.K$5];1;0)=1; IF( ABS([.$C140]-[.$B140])&lt;[.L$5]; 2; 1);0)" office:value-type="float" office:value="0" calcext:value-type="float">
            <text:p>0</text:p>
          </table:table-cell>
          <table:table-cell table:style-name="ce1411" table:formula="of:=IF(IF(ABS([.$C140]-[.$B140])&gt;=[.L$5];1;0)=1; IF( ABS([.$C140]-[.$B140])&lt;[.M$5]; 2; 1);0)" office:value-type="float" office:value="0" calcext:value-type="float">
            <text:p>0</text:p>
          </table:table-cell>
          <table:table-cell table:style-name="ce1593" table:formula="of:=IF(IF(ABS([.$C140]-[.$B140])&gt;=[.M$5];1;0)=1; IF( ABS([.$C140]-[.$B140])&lt;[.N$5]; 2; 1);0)" office:value-type="float" office:value="0" calcext:value-type="float">
            <text:p>0</text:p>
          </table:table-cell>
          <table:table-cell table:style-name="ce1643"/>
          <table:table-cell table:style-name="ce1777" table:formula="of:=IF(AND([.E140]&gt;0; [.E141]=0; [.E142]=0);IF(AND([.E140]=2;[.E139]&lt;&gt;1;[.F139]&lt;&gt;1;[.F141]&lt;&gt;1;[.F140]&lt;&gt;1;[.E141]&lt;&gt;1);2;1);0)" office:value-type="float" office:value="0" calcext:value-type="float">
            <text:p>0</text:p>
          </table:table-cell>
          <table:table-cell table:style-name="ce1960" table:formula="of:=IF(AND([.F140]&gt;0; [.F141]=0; [.F142]=0);IF(AND([.F140]=2;[.F139]&lt;&gt;1;[.G139]&lt;&gt;1;[.G141]&lt;&gt;1;[.G140]&lt;&gt;1;[.F141]&lt;&gt;1);2;1);0)" office:value-type="float" office:value="0" calcext:value-type="float">
            <text:p>0</text:p>
          </table:table-cell>
          <table:table-cell table:style-name="ce2143" table:formula="of:=IF(AND([.G140]&gt;0; [.G141]=0; [.G142]=0);IF(AND([.G140]=2;[.G139]&lt;&gt;1;[.H139]&lt;&gt;1;[.H141]&lt;&gt;1;[.H140]&lt;&gt;1;[.G141]&lt;&gt;1);2;1);0)" office:value-type="float" office:value="0" calcext:value-type="float">
            <text:p>0</text:p>
          </table:table-cell>
          <table:table-cell table:style-name="ce2325" table:formula="of:=IF(AND([.H140]&gt;0; [.H141]=0; [.H142]=0);IF(AND([.H140]=2;[.H139]&lt;&gt;1;[.I139]&lt;&gt;1;[.I141]&lt;&gt;1;[.I140]&lt;&gt;1;[.H141]&lt;&gt;1);2;1);0)" office:value-type="float" office:value="0" calcext:value-type="float">
            <text:p>0</text:p>
          </table:table-cell>
          <table:table-cell table:style-name="ce2507" table:formula="of:=IF(AND([.I140]&gt;0; [.I141]=0; [.I142]=0);IF(AND([.I140]=2;[.I139]&lt;&gt;1;[.J139]&lt;&gt;1;[.J141]&lt;&gt;1;[.J140]&lt;&gt;1;[.I141]&lt;&gt;1);2;1);0)" office:value-type="float" office:value="0" calcext:value-type="float">
            <text:p>0</text:p>
          </table:table-cell>
          <table:table-cell table:style-name="ce2689" table:formula="of:=IF(AND([.J140]&gt;0; [.J141]=0; [.J142]=0);IF(AND([.J140]=2;[.J139]&lt;&gt;1;[.K139]&lt;&gt;1;[.K141]&lt;&gt;1;[.K140]&lt;&gt;1;[.J141]&lt;&gt;1);2;1);0)" office:value-type="float" office:value="0" calcext:value-type="float">
            <text:p>0</text:p>
          </table:table-cell>
          <table:table-cell table:style-name="ce2871" table:formula="of:=IF(AND([.K140]&gt;0; [.K141]=0; [.K142]=0);IF(AND([.K140]=2;[.K139]&lt;&gt;1;[.L139]&lt;&gt;1;[.L141]&lt;&gt;1;[.L140]&lt;&gt;1;[.K141]&lt;&gt;1);2;1);0)" office:value-type="float" office:value="0" calcext:value-type="float">
            <text:p>0</text:p>
          </table:table-cell>
          <table:table-cell table:style-name="ce3053" table:formula="of:=IF(AND([.L140]&gt;0; [.L141]=0; [.L142]=0);IF(AND([.L140]=2;[.L139]&lt;&gt;1;[.M139]&lt;&gt;1;[.M141]&lt;&gt;1;[.M140]&lt;&gt;1;[.L141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5-14" calcext:value-type="date">
            <text:p>2016-05-14</text:p>
          </table:table-cell>
          <table:table-cell office:value-type="float" office:value="4.2" calcext:value-type="float">
            <text:p>4.2</text:p>
          </table:table-cell>
          <table:table-cell table:formula="of:=AVERAGE([.B112:.B170])" office:value-type="float" office:value="5.29123728813559" calcext:value-type="float">
            <text:p>5.29123728813559</text:p>
          </table:table-cell>
          <table:table-cell table:formula="of:=ABS([.B141]-[.C141])" office:value-type="float" office:value="1.09123728813559" calcext:value-type="float">
            <text:p>1.09123728813559</text:p>
          </table:table-cell>
          <table:table-cell table:style-name="ce136" table:formula="of:=IF(IF(ABS([.$C141]-[.$B141])&gt;=[.E$5];1;0)=1; IF( ABS([.$C141]-[.$B141])&lt;[.F$5]; 2; 1);0)" office:value-type="float" office:value="0" calcext:value-type="float">
            <text:p>0</text:p>
          </table:table-cell>
          <table:table-cell table:style-name="ce318" table:formula="of:=IF(IF(ABS([.$C141]-[.$B141])&gt;=[.F$5];1;0)=1; IF( ABS([.$C141]-[.$B141])&lt;[.G$5]; 2; 1);0)" office:value-type="float" office:value="0" calcext:value-type="float">
            <text:p>0</text:p>
          </table:table-cell>
          <table:table-cell table:style-name="ce501" table:formula="of:=IF(IF(ABS([.$C141]-[.$B141])&gt;=[.G$5];1;0)=1; IF( ABS([.$C141]-[.$B141])&lt;[.H$5]; 2; 1);0)" office:value-type="float" office:value="0" calcext:value-type="float">
            <text:p>0</text:p>
          </table:table-cell>
          <table:table-cell table:style-name="ce684" table:formula="of:=IF(IF(ABS([.$C141]-[.$B141])&gt;=[.H$5];1;0)=1; IF( ABS([.$C141]-[.$B141])&lt;[.I$5]; 2; 1);0)" office:value-type="float" office:value="0" calcext:value-type="float">
            <text:p>0</text:p>
          </table:table-cell>
          <table:table-cell table:style-name="ce866" table:formula="of:=IF(IF(ABS([.$C141]-[.$B141])&gt;=[.I$5];1;0)=1; IF( ABS([.$C141]-[.$B141])&lt;[.J$5]; 2; 1);0)" office:value-type="float" office:value="0" calcext:value-type="float">
            <text:p>0</text:p>
          </table:table-cell>
          <table:table-cell table:style-name="ce1048" table:formula="of:=IF(IF(ABS([.$C141]-[.$B141])&gt;=[.J$5];1;0)=1; IF( ABS([.$C141]-[.$B141])&lt;[.K$5]; 2; 1);0)" office:value-type="float" office:value="0" calcext:value-type="float">
            <text:p>0</text:p>
          </table:table-cell>
          <table:table-cell table:style-name="ce1230" table:formula="of:=IF(IF(ABS([.$C141]-[.$B141])&gt;=[.K$5];1;0)=1; IF( ABS([.$C141]-[.$B141])&lt;[.L$5]; 2; 1);0)" office:value-type="float" office:value="0" calcext:value-type="float">
            <text:p>0</text:p>
          </table:table-cell>
          <table:table-cell table:style-name="ce1412" table:formula="of:=IF(IF(ABS([.$C141]-[.$B141])&gt;=[.L$5];1;0)=1; IF( ABS([.$C141]-[.$B141])&lt;[.M$5]; 2; 1);0)" office:value-type="float" office:value="0" calcext:value-type="float">
            <text:p>0</text:p>
          </table:table-cell>
          <table:table-cell table:style-name="ce1594" table:formula="of:=IF(IF(ABS([.$C141]-[.$B141])&gt;=[.M$5];1;0)=1; IF( ABS([.$C141]-[.$B141])&lt;[.N$5]; 2; 1);0)" office:value-type="float" office:value="0" calcext:value-type="float">
            <text:p>0</text:p>
          </table:table-cell>
          <table:table-cell table:style-name="ce1643"/>
          <table:table-cell table:style-name="ce1778" table:formula="of:=IF(AND([.E141]&gt;0; [.E142]=0; [.E143]=0);IF(AND([.E141]=2;[.E140]&lt;&gt;1;[.F140]&lt;&gt;1;[.F142]&lt;&gt;1;[.F141]&lt;&gt;1;[.E142]&lt;&gt;1);2;1);0)" office:value-type="float" office:value="0" calcext:value-type="float">
            <text:p>0</text:p>
          </table:table-cell>
          <table:table-cell table:style-name="ce1961" table:formula="of:=IF(AND([.F141]&gt;0; [.F142]=0; [.F143]=0);IF(AND([.F141]=2;[.F140]&lt;&gt;1;[.G140]&lt;&gt;1;[.G142]&lt;&gt;1;[.G141]&lt;&gt;1;[.F142]&lt;&gt;1);2;1);0)" office:value-type="float" office:value="0" calcext:value-type="float">
            <text:p>0</text:p>
          </table:table-cell>
          <table:table-cell table:style-name="ce2144" table:formula="of:=IF(AND([.G141]&gt;0; [.G142]=0; [.G143]=0);IF(AND([.G141]=2;[.G140]&lt;&gt;1;[.H140]&lt;&gt;1;[.H142]&lt;&gt;1;[.H141]&lt;&gt;1;[.G142]&lt;&gt;1);2;1);0)" office:value-type="float" office:value="0" calcext:value-type="float">
            <text:p>0</text:p>
          </table:table-cell>
          <table:table-cell table:style-name="ce2326" table:formula="of:=IF(AND([.H141]&gt;0; [.H142]=0; [.H143]=0);IF(AND([.H141]=2;[.H140]&lt;&gt;1;[.I140]&lt;&gt;1;[.I142]&lt;&gt;1;[.I141]&lt;&gt;1;[.H142]&lt;&gt;1);2;1);0)" office:value-type="float" office:value="0" calcext:value-type="float">
            <text:p>0</text:p>
          </table:table-cell>
          <table:table-cell table:style-name="ce2508" table:formula="of:=IF(AND([.I141]&gt;0; [.I142]=0; [.I143]=0);IF(AND([.I141]=2;[.I140]&lt;&gt;1;[.J140]&lt;&gt;1;[.J142]&lt;&gt;1;[.J141]&lt;&gt;1;[.I142]&lt;&gt;1);2;1);0)" office:value-type="float" office:value="0" calcext:value-type="float">
            <text:p>0</text:p>
          </table:table-cell>
          <table:table-cell table:style-name="ce2690" table:formula="of:=IF(AND([.J141]&gt;0; [.J142]=0; [.J143]=0);IF(AND([.J141]=2;[.J140]&lt;&gt;1;[.K140]&lt;&gt;1;[.K142]&lt;&gt;1;[.K141]&lt;&gt;1;[.J142]&lt;&gt;1);2;1);0)" office:value-type="float" office:value="0" calcext:value-type="float">
            <text:p>0</text:p>
          </table:table-cell>
          <table:table-cell table:style-name="ce2872" table:formula="of:=IF(AND([.K141]&gt;0; [.K142]=0; [.K143]=0);IF(AND([.K141]=2;[.K140]&lt;&gt;1;[.L140]&lt;&gt;1;[.L142]&lt;&gt;1;[.L141]&lt;&gt;1;[.K142]&lt;&gt;1);2;1);0)" office:value-type="float" office:value="0" calcext:value-type="float">
            <text:p>0</text:p>
          </table:table-cell>
          <table:table-cell table:style-name="ce3054" table:formula="of:=IF(AND([.L141]&gt;0; [.L142]=0; [.L143]=0);IF(AND([.L141]=2;[.L140]&lt;&gt;1;[.M140]&lt;&gt;1;[.M142]&lt;&gt;1;[.M141]&lt;&gt;1;[.L142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5-15" calcext:value-type="date">
            <text:p>2016-05-15</text:p>
          </table:table-cell>
          <table:table-cell office:value-type="float" office:value="2.483" calcext:value-type="float">
            <text:p>2.483</text:p>
          </table:table-cell>
          <table:table-cell table:formula="of:=AVERAGE([.B113:.B171])" office:value-type="float" office:value="5.33664406779661" calcext:value-type="float">
            <text:p>5.33664406779661</text:p>
          </table:table-cell>
          <table:table-cell table:formula="of:=ABS([.B142]-[.C142])" office:value-type="float" office:value="2.85364406779661" calcext:value-type="float">
            <text:p>2.85364406779661</text:p>
          </table:table-cell>
          <table:table-cell table:style-name="ce137" table:formula="of:=IF(IF(ABS([.$C142]-[.$B142])&gt;=[.E$5];1;0)=1; IF( ABS([.$C142]-[.$B142])&lt;[.F$5]; 2; 1);0)" office:value-type="float" office:value="2" calcext:value-type="float">
            <text:p>2</text:p>
          </table:table-cell>
          <table:table-cell table:style-name="ce319" table:formula="of:=IF(IF(ABS([.$C142]-[.$B142])&gt;=[.F$5];1;0)=1; IF( ABS([.$C142]-[.$B142])&lt;[.G$5]; 2; 1);0)" office:value-type="float" office:value="0" calcext:value-type="float">
            <text:p>0</text:p>
          </table:table-cell>
          <table:table-cell table:style-name="ce502" table:formula="of:=IF(IF(ABS([.$C142]-[.$B142])&gt;=[.G$5];1;0)=1; IF( ABS([.$C142]-[.$B142])&lt;[.H$5]; 2; 1);0)" office:value-type="float" office:value="0" calcext:value-type="float">
            <text:p>0</text:p>
          </table:table-cell>
          <table:table-cell table:style-name="ce685" table:formula="of:=IF(IF(ABS([.$C142]-[.$B142])&gt;=[.H$5];1;0)=1; IF( ABS([.$C142]-[.$B142])&lt;[.I$5]; 2; 1);0)" office:value-type="float" office:value="0" calcext:value-type="float">
            <text:p>0</text:p>
          </table:table-cell>
          <table:table-cell table:style-name="ce867" table:formula="of:=IF(IF(ABS([.$C142]-[.$B142])&gt;=[.I$5];1;0)=1; IF( ABS([.$C142]-[.$B142])&lt;[.J$5]; 2; 1);0)" office:value-type="float" office:value="0" calcext:value-type="float">
            <text:p>0</text:p>
          </table:table-cell>
          <table:table-cell table:style-name="ce1049" table:formula="of:=IF(IF(ABS([.$C142]-[.$B142])&gt;=[.J$5];1;0)=1; IF( ABS([.$C142]-[.$B142])&lt;[.K$5]; 2; 1);0)" office:value-type="float" office:value="0" calcext:value-type="float">
            <text:p>0</text:p>
          </table:table-cell>
          <table:table-cell table:style-name="ce1231" table:formula="of:=IF(IF(ABS([.$C142]-[.$B142])&gt;=[.K$5];1;0)=1; IF( ABS([.$C142]-[.$B142])&lt;[.L$5]; 2; 1);0)" office:value-type="float" office:value="0" calcext:value-type="float">
            <text:p>0</text:p>
          </table:table-cell>
          <table:table-cell table:style-name="ce1413" table:formula="of:=IF(IF(ABS([.$C142]-[.$B142])&gt;=[.L$5];1;0)=1; IF( ABS([.$C142]-[.$B142])&lt;[.M$5]; 2; 1);0)" office:value-type="float" office:value="0" calcext:value-type="float">
            <text:p>0</text:p>
          </table:table-cell>
          <table:table-cell table:style-name="ce1595" table:formula="of:=IF(IF(ABS([.$C142]-[.$B142])&gt;=[.M$5];1;0)=1; IF( ABS([.$C142]-[.$B142])&lt;[.N$5]; 2; 1);0)" office:value-type="float" office:value="0" calcext:value-type="float">
            <text:p>0</text:p>
          </table:table-cell>
          <table:table-cell table:style-name="ce1643"/>
          <table:table-cell table:style-name="ce1779" table:formula="of:=IF(AND([.E142]&gt;0; [.E143]=0; [.E144]=0);IF(AND([.E142]=2;[.E141]&lt;&gt;1;[.F141]&lt;&gt;1;[.F143]&lt;&gt;1;[.F142]&lt;&gt;1;[.E143]&lt;&gt;1);2;1);0)" office:value-type="float" office:value="0" calcext:value-type="float">
            <text:p>0</text:p>
          </table:table-cell>
          <table:table-cell table:style-name="ce1962" table:formula="of:=IF(AND([.F142]&gt;0; [.F143]=0; [.F144]=0);IF(AND([.F142]=2;[.F141]&lt;&gt;1;[.G141]&lt;&gt;1;[.G143]&lt;&gt;1;[.G142]&lt;&gt;1;[.F143]&lt;&gt;1);2;1);0)" office:value-type="float" office:value="0" calcext:value-type="float">
            <text:p>0</text:p>
          </table:table-cell>
          <table:table-cell table:style-name="ce2145" table:formula="of:=IF(AND([.G142]&gt;0; [.G143]=0; [.G144]=0);IF(AND([.G142]=2;[.G141]&lt;&gt;1;[.H141]&lt;&gt;1;[.H143]&lt;&gt;1;[.H142]&lt;&gt;1;[.G143]&lt;&gt;1);2;1);0)" office:value-type="float" office:value="0" calcext:value-type="float">
            <text:p>0</text:p>
          </table:table-cell>
          <table:table-cell table:style-name="ce2327" table:formula="of:=IF(AND([.H142]&gt;0; [.H143]=0; [.H144]=0);IF(AND([.H142]=2;[.H141]&lt;&gt;1;[.I141]&lt;&gt;1;[.I143]&lt;&gt;1;[.I142]&lt;&gt;1;[.H143]&lt;&gt;1);2;1);0)" office:value-type="float" office:value="0" calcext:value-type="float">
            <text:p>0</text:p>
          </table:table-cell>
          <table:table-cell table:style-name="ce2509" table:formula="of:=IF(AND([.I142]&gt;0; [.I143]=0; [.I144]=0);IF(AND([.I142]=2;[.I141]&lt;&gt;1;[.J141]&lt;&gt;1;[.J143]&lt;&gt;1;[.J142]&lt;&gt;1;[.I143]&lt;&gt;1);2;1);0)" office:value-type="float" office:value="0" calcext:value-type="float">
            <text:p>0</text:p>
          </table:table-cell>
          <table:table-cell table:style-name="ce2691" table:formula="of:=IF(AND([.J142]&gt;0; [.J143]=0; [.J144]=0);IF(AND([.J142]=2;[.J141]&lt;&gt;1;[.K141]&lt;&gt;1;[.K143]&lt;&gt;1;[.K142]&lt;&gt;1;[.J143]&lt;&gt;1);2;1);0)" office:value-type="float" office:value="0" calcext:value-type="float">
            <text:p>0</text:p>
          </table:table-cell>
          <table:table-cell table:style-name="ce2873" table:formula="of:=IF(AND([.K142]&gt;0; [.K143]=0; [.K144]=0);IF(AND([.K142]=2;[.K141]&lt;&gt;1;[.L141]&lt;&gt;1;[.L143]&lt;&gt;1;[.L142]&lt;&gt;1;[.K143]&lt;&gt;1);2;1);0)" office:value-type="float" office:value="0" calcext:value-type="float">
            <text:p>0</text:p>
          </table:table-cell>
          <table:table-cell table:style-name="ce3055" table:formula="of:=IF(AND([.L142]&gt;0; [.L143]=0; [.L144]=0);IF(AND([.L142]=2;[.L141]&lt;&gt;1;[.M141]&lt;&gt;1;[.M143]&lt;&gt;1;[.M142]&lt;&gt;1;[.L143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5-16" calcext:value-type="date">
            <text:p>2016-05-16</text:p>
          </table:table-cell>
          <table:table-cell office:value-type="float" office:value="1.772" calcext:value-type="float">
            <text:p>1.772</text:p>
          </table:table-cell>
          <table:table-cell table:formula="of:=AVERAGE([.B114:.B172])" office:value-type="float" office:value="5.33479661016949" calcext:value-type="float">
            <text:p>5.33479661016949</text:p>
          </table:table-cell>
          <table:table-cell table:formula="of:=ABS([.B143]-[.C143])" office:value-type="float" office:value="3.56279661016949" calcext:value-type="float">
            <text:p>3.56279661016949</text:p>
          </table:table-cell>
          <table:table-cell table:style-name="ce138" table:formula="of:=IF(IF(ABS([.$C143]-[.$B143])&gt;=[.E$5];1;0)=1; IF( ABS([.$C143]-[.$B143])&lt;[.F$5]; 2; 1);0)" office:value-type="float" office:value="1" calcext:value-type="float">
            <text:p>1</text:p>
          </table:table-cell>
          <table:table-cell table:style-name="ce320" table:formula="of:=IF(IF(ABS([.$C143]-[.$B143])&gt;=[.F$5];1;0)=1; IF( ABS([.$C143]-[.$B143])&lt;[.G$5]; 2; 1);0)" office:value-type="float" office:value="2" calcext:value-type="float">
            <text:p>2</text:p>
          </table:table-cell>
          <table:table-cell table:style-name="ce503" table:formula="of:=IF(IF(ABS([.$C143]-[.$B143])&gt;=[.G$5];1;0)=1; IF( ABS([.$C143]-[.$B143])&lt;[.H$5]; 2; 1);0)" office:value-type="float" office:value="0" calcext:value-type="float">
            <text:p>0</text:p>
          </table:table-cell>
          <table:table-cell table:style-name="ce686" table:formula="of:=IF(IF(ABS([.$C143]-[.$B143])&gt;=[.H$5];1;0)=1; IF( ABS([.$C143]-[.$B143])&lt;[.I$5]; 2; 1);0)" office:value-type="float" office:value="0" calcext:value-type="float">
            <text:p>0</text:p>
          </table:table-cell>
          <table:table-cell table:style-name="ce868" table:formula="of:=IF(IF(ABS([.$C143]-[.$B143])&gt;=[.I$5];1;0)=1; IF( ABS([.$C143]-[.$B143])&lt;[.J$5]; 2; 1);0)" office:value-type="float" office:value="0" calcext:value-type="float">
            <text:p>0</text:p>
          </table:table-cell>
          <table:table-cell table:style-name="ce1050" table:formula="of:=IF(IF(ABS([.$C143]-[.$B143])&gt;=[.J$5];1;0)=1; IF( ABS([.$C143]-[.$B143])&lt;[.K$5]; 2; 1);0)" office:value-type="float" office:value="0" calcext:value-type="float">
            <text:p>0</text:p>
          </table:table-cell>
          <table:table-cell table:style-name="ce1232" table:formula="of:=IF(IF(ABS([.$C143]-[.$B143])&gt;=[.K$5];1;0)=1; IF( ABS([.$C143]-[.$B143])&lt;[.L$5]; 2; 1);0)" office:value-type="float" office:value="0" calcext:value-type="float">
            <text:p>0</text:p>
          </table:table-cell>
          <table:table-cell table:style-name="ce1414" table:formula="of:=IF(IF(ABS([.$C143]-[.$B143])&gt;=[.L$5];1;0)=1; IF( ABS([.$C143]-[.$B143])&lt;[.M$5]; 2; 1);0)" office:value-type="float" office:value="0" calcext:value-type="float">
            <text:p>0</text:p>
          </table:table-cell>
          <table:table-cell table:style-name="ce1596" table:formula="of:=IF(IF(ABS([.$C143]-[.$B143])&gt;=[.M$5];1;0)=1; IF( ABS([.$C143]-[.$B143])&lt;[.N$5]; 2; 1);0)" office:value-type="float" office:value="0" calcext:value-type="float">
            <text:p>0</text:p>
          </table:table-cell>
          <table:table-cell table:style-name="ce1643"/>
          <table:table-cell table:style-name="ce1780" table:formula="of:=IF(AND([.E143]&gt;0; [.E144]=0; [.E145]=0);IF(AND([.E143]=2;[.E142]&lt;&gt;1;[.F142]&lt;&gt;1;[.F144]&lt;&gt;1;[.F143]&lt;&gt;1;[.E144]&lt;&gt;1);2;1);0)" office:value-type="float" office:value="1" calcext:value-type="float">
            <text:p>1</text:p>
          </table:table-cell>
          <table:table-cell table:style-name="ce1963" table:formula="of:=IF(AND([.F143]&gt;0; [.F144]=0; [.F145]=0);IF(AND([.F143]=2;[.F142]&lt;&gt;1;[.G142]&lt;&gt;1;[.G144]&lt;&gt;1;[.G143]&lt;&gt;1;[.F144]&lt;&gt;1);2;1);0)" office:value-type="float" office:value="2" calcext:value-type="float">
            <text:p>2</text:p>
          </table:table-cell>
          <table:table-cell table:style-name="ce2146" table:formula="of:=IF(AND([.G143]&gt;0; [.G144]=0; [.G145]=0);IF(AND([.G143]=2;[.G142]&lt;&gt;1;[.H142]&lt;&gt;1;[.H144]&lt;&gt;1;[.H143]&lt;&gt;1;[.G144]&lt;&gt;1);2;1);0)" office:value-type="float" office:value="0" calcext:value-type="float">
            <text:p>0</text:p>
          </table:table-cell>
          <table:table-cell table:style-name="ce2328" table:formula="of:=IF(AND([.H143]&gt;0; [.H144]=0; [.H145]=0);IF(AND([.H143]=2;[.H142]&lt;&gt;1;[.I142]&lt;&gt;1;[.I144]&lt;&gt;1;[.I143]&lt;&gt;1;[.H144]&lt;&gt;1);2;1);0)" office:value-type="float" office:value="0" calcext:value-type="float">
            <text:p>0</text:p>
          </table:table-cell>
          <table:table-cell table:style-name="ce2510" table:formula="of:=IF(AND([.I143]&gt;0; [.I144]=0; [.I145]=0);IF(AND([.I143]=2;[.I142]&lt;&gt;1;[.J142]&lt;&gt;1;[.J144]&lt;&gt;1;[.J143]&lt;&gt;1;[.I144]&lt;&gt;1);2;1);0)" office:value-type="float" office:value="0" calcext:value-type="float">
            <text:p>0</text:p>
          </table:table-cell>
          <table:table-cell table:style-name="ce2692" table:formula="of:=IF(AND([.J143]&gt;0; [.J144]=0; [.J145]=0);IF(AND([.J143]=2;[.J142]&lt;&gt;1;[.K142]&lt;&gt;1;[.K144]&lt;&gt;1;[.K143]&lt;&gt;1;[.J144]&lt;&gt;1);2;1);0)" office:value-type="float" office:value="0" calcext:value-type="float">
            <text:p>0</text:p>
          </table:table-cell>
          <table:table-cell table:style-name="ce2874" table:formula="of:=IF(AND([.K143]&gt;0; [.K144]=0; [.K145]=0);IF(AND([.K143]=2;[.K142]&lt;&gt;1;[.L142]&lt;&gt;1;[.L144]&lt;&gt;1;[.L143]&lt;&gt;1;[.K144]&lt;&gt;1);2;1);0)" office:value-type="float" office:value="0" calcext:value-type="float">
            <text:p>0</text:p>
          </table:table-cell>
          <table:table-cell table:style-name="ce3056" table:formula="of:=IF(AND([.L143]&gt;0; [.L144]=0; [.L145]=0);IF(AND([.L143]=2;[.L142]&lt;&gt;1;[.M142]&lt;&gt;1;[.M144]&lt;&gt;1;[.M143]&lt;&gt;1;[.L144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5-17" calcext:value-type="date">
            <text:p>2016-05-17</text:p>
          </table:table-cell>
          <table:table-cell office:value-type="float" office:value="4.174" calcext:value-type="float">
            <text:p>4.174</text:p>
          </table:table-cell>
          <table:table-cell table:formula="of:=AVERAGE([.B115:.B173])" office:value-type="float" office:value="5.41584745762712" calcext:value-type="float">
            <text:p>5.41584745762712</text:p>
          </table:table-cell>
          <table:table-cell table:formula="of:=ABS([.B144]-[.C144])" office:value-type="float" office:value="1.24184745762712" calcext:value-type="float">
            <text:p>1.24184745762712</text:p>
          </table:table-cell>
          <table:table-cell table:style-name="ce139" table:formula="of:=IF(IF(ABS([.$C144]-[.$B144])&gt;=[.E$5];1;0)=1; IF( ABS([.$C144]-[.$B144])&lt;[.F$5]; 2; 1);0)" office:value-type="float" office:value="0" calcext:value-type="float">
            <text:p>0</text:p>
          </table:table-cell>
          <table:table-cell table:style-name="ce321" table:formula="of:=IF(IF(ABS([.$C144]-[.$B144])&gt;=[.F$5];1;0)=1; IF( ABS([.$C144]-[.$B144])&lt;[.G$5]; 2; 1);0)" office:value-type="float" office:value="0" calcext:value-type="float">
            <text:p>0</text:p>
          </table:table-cell>
          <table:table-cell table:style-name="ce504" table:formula="of:=IF(IF(ABS([.$C144]-[.$B144])&gt;=[.G$5];1;0)=1; IF( ABS([.$C144]-[.$B144])&lt;[.H$5]; 2; 1);0)" office:value-type="float" office:value="0" calcext:value-type="float">
            <text:p>0</text:p>
          </table:table-cell>
          <table:table-cell table:style-name="ce687" table:formula="of:=IF(IF(ABS([.$C144]-[.$B144])&gt;=[.H$5];1;0)=1; IF( ABS([.$C144]-[.$B144])&lt;[.I$5]; 2; 1);0)" office:value-type="float" office:value="0" calcext:value-type="float">
            <text:p>0</text:p>
          </table:table-cell>
          <table:table-cell table:style-name="ce869" table:formula="of:=IF(IF(ABS([.$C144]-[.$B144])&gt;=[.I$5];1;0)=1; IF( ABS([.$C144]-[.$B144])&lt;[.J$5]; 2; 1);0)" office:value-type="float" office:value="0" calcext:value-type="float">
            <text:p>0</text:p>
          </table:table-cell>
          <table:table-cell table:style-name="ce1051" table:formula="of:=IF(IF(ABS([.$C144]-[.$B144])&gt;=[.J$5];1;0)=1; IF( ABS([.$C144]-[.$B144])&lt;[.K$5]; 2; 1);0)" office:value-type="float" office:value="0" calcext:value-type="float">
            <text:p>0</text:p>
          </table:table-cell>
          <table:table-cell table:style-name="ce1233" table:formula="of:=IF(IF(ABS([.$C144]-[.$B144])&gt;=[.K$5];1;0)=1; IF( ABS([.$C144]-[.$B144])&lt;[.L$5]; 2; 1);0)" office:value-type="float" office:value="0" calcext:value-type="float">
            <text:p>0</text:p>
          </table:table-cell>
          <table:table-cell table:style-name="ce1415" table:formula="of:=IF(IF(ABS([.$C144]-[.$B144])&gt;=[.L$5];1;0)=1; IF( ABS([.$C144]-[.$B144])&lt;[.M$5]; 2; 1);0)" office:value-type="float" office:value="0" calcext:value-type="float">
            <text:p>0</text:p>
          </table:table-cell>
          <table:table-cell table:style-name="ce1597" table:formula="of:=IF(IF(ABS([.$C144]-[.$B144])&gt;=[.M$5];1;0)=1; IF( ABS([.$C144]-[.$B144])&lt;[.N$5]; 2; 1);0)" office:value-type="float" office:value="0" calcext:value-type="float">
            <text:p>0</text:p>
          </table:table-cell>
          <table:table-cell table:style-name="ce1643"/>
          <table:table-cell table:style-name="ce1781" table:formula="of:=IF(AND([.E144]&gt;0; [.E145]=0; [.E146]=0);IF(AND([.E144]=2;[.E143]&lt;&gt;1;[.F143]&lt;&gt;1;[.F145]&lt;&gt;1;[.F144]&lt;&gt;1;[.E145]&lt;&gt;1);2;1);0)" office:value-type="float" office:value="0" calcext:value-type="float">
            <text:p>0</text:p>
          </table:table-cell>
          <table:table-cell table:style-name="ce1964" table:formula="of:=IF(AND([.F144]&gt;0; [.F145]=0; [.F146]=0);IF(AND([.F144]=2;[.F143]&lt;&gt;1;[.G143]&lt;&gt;1;[.G145]&lt;&gt;1;[.G144]&lt;&gt;1;[.F145]&lt;&gt;1);2;1);0)" office:value-type="float" office:value="0" calcext:value-type="float">
            <text:p>0</text:p>
          </table:table-cell>
          <table:table-cell table:style-name="ce2147" table:formula="of:=IF(AND([.G144]&gt;0; [.G145]=0; [.G146]=0);IF(AND([.G144]=2;[.G143]&lt;&gt;1;[.H143]&lt;&gt;1;[.H145]&lt;&gt;1;[.H144]&lt;&gt;1;[.G145]&lt;&gt;1);2;1);0)" office:value-type="float" office:value="0" calcext:value-type="float">
            <text:p>0</text:p>
          </table:table-cell>
          <table:table-cell table:style-name="ce2329" table:formula="of:=IF(AND([.H144]&gt;0; [.H145]=0; [.H146]=0);IF(AND([.H144]=2;[.H143]&lt;&gt;1;[.I143]&lt;&gt;1;[.I145]&lt;&gt;1;[.I144]&lt;&gt;1;[.H145]&lt;&gt;1);2;1);0)" office:value-type="float" office:value="0" calcext:value-type="float">
            <text:p>0</text:p>
          </table:table-cell>
          <table:table-cell table:style-name="ce2511" table:formula="of:=IF(AND([.I144]&gt;0; [.I145]=0; [.I146]=0);IF(AND([.I144]=2;[.I143]&lt;&gt;1;[.J143]&lt;&gt;1;[.J145]&lt;&gt;1;[.J144]&lt;&gt;1;[.I145]&lt;&gt;1);2;1);0)" office:value-type="float" office:value="0" calcext:value-type="float">
            <text:p>0</text:p>
          </table:table-cell>
          <table:table-cell table:style-name="ce2693" table:formula="of:=IF(AND([.J144]&gt;0; [.J145]=0; [.J146]=0);IF(AND([.J144]=2;[.J143]&lt;&gt;1;[.K143]&lt;&gt;1;[.K145]&lt;&gt;1;[.K144]&lt;&gt;1;[.J145]&lt;&gt;1);2;1);0)" office:value-type="float" office:value="0" calcext:value-type="float">
            <text:p>0</text:p>
          </table:table-cell>
          <table:table-cell table:style-name="ce2875" table:formula="of:=IF(AND([.K144]&gt;0; [.K145]=0; [.K146]=0);IF(AND([.K144]=2;[.K143]&lt;&gt;1;[.L143]&lt;&gt;1;[.L145]&lt;&gt;1;[.L144]&lt;&gt;1;[.K145]&lt;&gt;1);2;1);0)" office:value-type="float" office:value="0" calcext:value-type="float">
            <text:p>0</text:p>
          </table:table-cell>
          <table:table-cell table:style-name="ce3057" table:formula="of:=IF(AND([.L144]&gt;0; [.L145]=0; [.L146]=0);IF(AND([.L144]=2;[.L143]&lt;&gt;1;[.M143]&lt;&gt;1;[.M145]&lt;&gt;1;[.M144]&lt;&gt;1;[.L145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5-18" calcext:value-type="date">
            <text:p>2016-05-18</text:p>
          </table:table-cell>
          <table:table-cell office:value-type="float" office:value="6.368" calcext:value-type="float">
            <text:p>6.368</text:p>
          </table:table-cell>
          <table:table-cell table:formula="of:=AVERAGE([.B116:.B174])" office:value-type="float" office:value="5.54149152542373" calcext:value-type="float">
            <text:p>5.54149152542373</text:p>
          </table:table-cell>
          <table:table-cell table:formula="of:=ABS([.B145]-[.C145])" office:value-type="float" office:value="0.826508474576273" calcext:value-type="float">
            <text:p>0.826508474576273</text:p>
          </table:table-cell>
          <table:table-cell table:style-name="ce140" table:formula="of:=IF(IF(ABS([.$C145]-[.$B145])&gt;=[.E$5];1;0)=1; IF( ABS([.$C145]-[.$B145])&lt;[.F$5]; 2; 1);0)" office:value-type="float" office:value="0" calcext:value-type="float">
            <text:p>0</text:p>
          </table:table-cell>
          <table:table-cell table:style-name="ce322" table:formula="of:=IF(IF(ABS([.$C145]-[.$B145])&gt;=[.F$5];1;0)=1; IF( ABS([.$C145]-[.$B145])&lt;[.G$5]; 2; 1);0)" office:value-type="float" office:value="0" calcext:value-type="float">
            <text:p>0</text:p>
          </table:table-cell>
          <table:table-cell table:style-name="ce505" table:formula="of:=IF(IF(ABS([.$C145]-[.$B145])&gt;=[.G$5];1;0)=1; IF( ABS([.$C145]-[.$B145])&lt;[.H$5]; 2; 1);0)" office:value-type="float" office:value="0" calcext:value-type="float">
            <text:p>0</text:p>
          </table:table-cell>
          <table:table-cell table:style-name="ce688" table:formula="of:=IF(IF(ABS([.$C145]-[.$B145])&gt;=[.H$5];1;0)=1; IF( ABS([.$C145]-[.$B145])&lt;[.I$5]; 2; 1);0)" office:value-type="float" office:value="0" calcext:value-type="float">
            <text:p>0</text:p>
          </table:table-cell>
          <table:table-cell table:style-name="ce870" table:formula="of:=IF(IF(ABS([.$C145]-[.$B145])&gt;=[.I$5];1;0)=1; IF( ABS([.$C145]-[.$B145])&lt;[.J$5]; 2; 1);0)" office:value-type="float" office:value="0" calcext:value-type="float">
            <text:p>0</text:p>
          </table:table-cell>
          <table:table-cell table:style-name="ce1052" table:formula="of:=IF(IF(ABS([.$C145]-[.$B145])&gt;=[.J$5];1;0)=1; IF( ABS([.$C145]-[.$B145])&lt;[.K$5]; 2; 1);0)" office:value-type="float" office:value="0" calcext:value-type="float">
            <text:p>0</text:p>
          </table:table-cell>
          <table:table-cell table:style-name="ce1234" table:formula="of:=IF(IF(ABS([.$C145]-[.$B145])&gt;=[.K$5];1;0)=1; IF( ABS([.$C145]-[.$B145])&lt;[.L$5]; 2; 1);0)" office:value-type="float" office:value="0" calcext:value-type="float">
            <text:p>0</text:p>
          </table:table-cell>
          <table:table-cell table:style-name="ce1416" table:formula="of:=IF(IF(ABS([.$C145]-[.$B145])&gt;=[.L$5];1;0)=1; IF( ABS([.$C145]-[.$B145])&lt;[.M$5]; 2; 1);0)" office:value-type="float" office:value="0" calcext:value-type="float">
            <text:p>0</text:p>
          </table:table-cell>
          <table:table-cell table:style-name="ce1598" table:formula="of:=IF(IF(ABS([.$C145]-[.$B145])&gt;=[.M$5];1;0)=1; IF( ABS([.$C145]-[.$B145])&lt;[.N$5]; 2; 1);0)" office:value-type="float" office:value="0" calcext:value-type="float">
            <text:p>0</text:p>
          </table:table-cell>
          <table:table-cell table:style-name="ce1643"/>
          <table:table-cell table:style-name="ce1782" table:formula="of:=IF(AND([.E145]&gt;0; [.E146]=0; [.E147]=0);IF(AND([.E145]=2;[.E144]&lt;&gt;1;[.F144]&lt;&gt;1;[.F146]&lt;&gt;1;[.F145]&lt;&gt;1;[.E146]&lt;&gt;1);2;1);0)" office:value-type="float" office:value="0" calcext:value-type="float">
            <text:p>0</text:p>
          </table:table-cell>
          <table:table-cell table:style-name="ce1965" table:formula="of:=IF(AND([.F145]&gt;0; [.F146]=0; [.F147]=0);IF(AND([.F145]=2;[.F144]&lt;&gt;1;[.G144]&lt;&gt;1;[.G146]&lt;&gt;1;[.G145]&lt;&gt;1;[.F146]&lt;&gt;1);2;1);0)" office:value-type="float" office:value="0" calcext:value-type="float">
            <text:p>0</text:p>
          </table:table-cell>
          <table:table-cell table:style-name="ce2148" table:formula="of:=IF(AND([.G145]&gt;0; [.G146]=0; [.G147]=0);IF(AND([.G145]=2;[.G144]&lt;&gt;1;[.H144]&lt;&gt;1;[.H146]&lt;&gt;1;[.H145]&lt;&gt;1;[.G146]&lt;&gt;1);2;1);0)" office:value-type="float" office:value="0" calcext:value-type="float">
            <text:p>0</text:p>
          </table:table-cell>
          <table:table-cell table:style-name="ce2330" table:formula="of:=IF(AND([.H145]&gt;0; [.H146]=0; [.H147]=0);IF(AND([.H145]=2;[.H144]&lt;&gt;1;[.I144]&lt;&gt;1;[.I146]&lt;&gt;1;[.I145]&lt;&gt;1;[.H146]&lt;&gt;1);2;1);0)" office:value-type="float" office:value="0" calcext:value-type="float">
            <text:p>0</text:p>
          </table:table-cell>
          <table:table-cell table:style-name="ce2512" table:formula="of:=IF(AND([.I145]&gt;0; [.I146]=0; [.I147]=0);IF(AND([.I145]=2;[.I144]&lt;&gt;1;[.J144]&lt;&gt;1;[.J146]&lt;&gt;1;[.J145]&lt;&gt;1;[.I146]&lt;&gt;1);2;1);0)" office:value-type="float" office:value="0" calcext:value-type="float">
            <text:p>0</text:p>
          </table:table-cell>
          <table:table-cell table:style-name="ce2694" table:formula="of:=IF(AND([.J145]&gt;0; [.J146]=0; [.J147]=0);IF(AND([.J145]=2;[.J144]&lt;&gt;1;[.K144]&lt;&gt;1;[.K146]&lt;&gt;1;[.K145]&lt;&gt;1;[.J146]&lt;&gt;1);2;1);0)" office:value-type="float" office:value="0" calcext:value-type="float">
            <text:p>0</text:p>
          </table:table-cell>
          <table:table-cell table:style-name="ce2876" table:formula="of:=IF(AND([.K145]&gt;0; [.K146]=0; [.K147]=0);IF(AND([.K145]=2;[.K144]&lt;&gt;1;[.L144]&lt;&gt;1;[.L146]&lt;&gt;1;[.L145]&lt;&gt;1;[.K146]&lt;&gt;1);2;1);0)" office:value-type="float" office:value="0" calcext:value-type="float">
            <text:p>0</text:p>
          </table:table-cell>
          <table:table-cell table:style-name="ce3058" table:formula="of:=IF(AND([.L145]&gt;0; [.L146]=0; [.L147]=0);IF(AND([.L145]=2;[.L144]&lt;&gt;1;[.M144]&lt;&gt;1;[.M146]&lt;&gt;1;[.M145]&lt;&gt;1;[.L146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5-19" calcext:value-type="date">
            <text:p>2016-05-19</text:p>
          </table:table-cell>
          <table:table-cell office:value-type="float" office:value="2.151" calcext:value-type="float">
            <text:p>2.151</text:p>
          </table:table-cell>
          <table:table-cell table:formula="of:=AVERAGE([.B117:.B175])" office:value-type="float" office:value="5.61310169491525" calcext:value-type="float">
            <text:p>5.61310169491525</text:p>
          </table:table-cell>
          <table:table-cell table:formula="of:=ABS([.B146]-[.C146])" office:value-type="float" office:value="3.46210169491525" calcext:value-type="float">
            <text:p>3.46210169491525</text:p>
          </table:table-cell>
          <table:table-cell table:style-name="ce141" table:formula="of:=IF(IF(ABS([.$C146]-[.$B146])&gt;=[.E$5];1;0)=1; IF( ABS([.$C146]-[.$B146])&lt;[.F$5]; 2; 1);0)" office:value-type="float" office:value="1" calcext:value-type="float">
            <text:p>1</text:p>
          </table:table-cell>
          <table:table-cell table:style-name="ce323" table:formula="of:=IF(IF(ABS([.$C146]-[.$B146])&gt;=[.F$5];1;0)=1; IF( ABS([.$C146]-[.$B146])&lt;[.G$5]; 2; 1);0)" office:value-type="float" office:value="2" calcext:value-type="float">
            <text:p>2</text:p>
          </table:table-cell>
          <table:table-cell table:style-name="ce506" table:formula="of:=IF(IF(ABS([.$C146]-[.$B146])&gt;=[.G$5];1;0)=1; IF( ABS([.$C146]-[.$B146])&lt;[.H$5]; 2; 1);0)" office:value-type="float" office:value="0" calcext:value-type="float">
            <text:p>0</text:p>
          </table:table-cell>
          <table:table-cell table:style-name="ce689" table:formula="of:=IF(IF(ABS([.$C146]-[.$B146])&gt;=[.H$5];1;0)=1; IF( ABS([.$C146]-[.$B146])&lt;[.I$5]; 2; 1);0)" office:value-type="float" office:value="0" calcext:value-type="float">
            <text:p>0</text:p>
          </table:table-cell>
          <table:table-cell table:style-name="ce871" table:formula="of:=IF(IF(ABS([.$C146]-[.$B146])&gt;=[.I$5];1;0)=1; IF( ABS([.$C146]-[.$B146])&lt;[.J$5]; 2; 1);0)" office:value-type="float" office:value="0" calcext:value-type="float">
            <text:p>0</text:p>
          </table:table-cell>
          <table:table-cell table:style-name="ce1053" table:formula="of:=IF(IF(ABS([.$C146]-[.$B146])&gt;=[.J$5];1;0)=1; IF( ABS([.$C146]-[.$B146])&lt;[.K$5]; 2; 1);0)" office:value-type="float" office:value="0" calcext:value-type="float">
            <text:p>0</text:p>
          </table:table-cell>
          <table:table-cell table:style-name="ce1235" table:formula="of:=IF(IF(ABS([.$C146]-[.$B146])&gt;=[.K$5];1;0)=1; IF( ABS([.$C146]-[.$B146])&lt;[.L$5]; 2; 1);0)" office:value-type="float" office:value="0" calcext:value-type="float">
            <text:p>0</text:p>
          </table:table-cell>
          <table:table-cell table:style-name="ce1417" table:formula="of:=IF(IF(ABS([.$C146]-[.$B146])&gt;=[.L$5];1;0)=1; IF( ABS([.$C146]-[.$B146])&lt;[.M$5]; 2; 1);0)" office:value-type="float" office:value="0" calcext:value-type="float">
            <text:p>0</text:p>
          </table:table-cell>
          <table:table-cell table:style-name="ce1599" table:formula="of:=IF(IF(ABS([.$C146]-[.$B146])&gt;=[.M$5];1;0)=1; IF( ABS([.$C146]-[.$B146])&lt;[.N$5]; 2; 1);0)" office:value-type="float" office:value="0" calcext:value-type="float">
            <text:p>0</text:p>
          </table:table-cell>
          <table:table-cell table:style-name="ce1643"/>
          <table:table-cell table:style-name="ce1783" table:formula="of:=IF(AND([.E146]&gt;0; [.E147]=0; [.E148]=0);IF(AND([.E146]=2;[.E145]&lt;&gt;1;[.F145]&lt;&gt;1;[.F147]&lt;&gt;1;[.F146]&lt;&gt;1;[.E147]&lt;&gt;1);2;1);0)" office:value-type="float" office:value="0" calcext:value-type="float">
            <text:p>0</text:p>
          </table:table-cell>
          <table:table-cell table:style-name="ce1966" table:formula="of:=IF(AND([.F146]&gt;0; [.F147]=0; [.F148]=0);IF(AND([.F146]=2;[.F145]&lt;&gt;1;[.G145]&lt;&gt;1;[.G147]&lt;&gt;1;[.G146]&lt;&gt;1;[.F147]&lt;&gt;1);2;1);0)" office:value-type="float" office:value="0" calcext:value-type="float">
            <text:p>0</text:p>
          </table:table-cell>
          <table:table-cell table:style-name="ce2149" table:formula="of:=IF(AND([.G146]&gt;0; [.G147]=0; [.G148]=0);IF(AND([.G146]=2;[.G145]&lt;&gt;1;[.H145]&lt;&gt;1;[.H147]&lt;&gt;1;[.H146]&lt;&gt;1;[.G147]&lt;&gt;1);2;1);0)" office:value-type="float" office:value="0" calcext:value-type="float">
            <text:p>0</text:p>
          </table:table-cell>
          <table:table-cell table:style-name="ce2331" table:formula="of:=IF(AND([.H146]&gt;0; [.H147]=0; [.H148]=0);IF(AND([.H146]=2;[.H145]&lt;&gt;1;[.I145]&lt;&gt;1;[.I147]&lt;&gt;1;[.I146]&lt;&gt;1;[.H147]&lt;&gt;1);2;1);0)" office:value-type="float" office:value="0" calcext:value-type="float">
            <text:p>0</text:p>
          </table:table-cell>
          <table:table-cell table:style-name="ce2513" table:formula="of:=IF(AND([.I146]&gt;0; [.I147]=0; [.I148]=0);IF(AND([.I146]=2;[.I145]&lt;&gt;1;[.J145]&lt;&gt;1;[.J147]&lt;&gt;1;[.J146]&lt;&gt;1;[.I147]&lt;&gt;1);2;1);0)" office:value-type="float" office:value="0" calcext:value-type="float">
            <text:p>0</text:p>
          </table:table-cell>
          <table:table-cell table:style-name="ce2695" table:formula="of:=IF(AND([.J146]&gt;0; [.J147]=0; [.J148]=0);IF(AND([.J146]=2;[.J145]&lt;&gt;1;[.K145]&lt;&gt;1;[.K147]&lt;&gt;1;[.K146]&lt;&gt;1;[.J147]&lt;&gt;1);2;1);0)" office:value-type="float" office:value="0" calcext:value-type="float">
            <text:p>0</text:p>
          </table:table-cell>
          <table:table-cell table:style-name="ce2877" table:formula="of:=IF(AND([.K146]&gt;0; [.K147]=0; [.K148]=0);IF(AND([.K146]=2;[.K145]&lt;&gt;1;[.L145]&lt;&gt;1;[.L147]&lt;&gt;1;[.L146]&lt;&gt;1;[.K147]&lt;&gt;1);2;1);0)" office:value-type="float" office:value="0" calcext:value-type="float">
            <text:p>0</text:p>
          </table:table-cell>
          <table:table-cell table:style-name="ce3059" table:formula="of:=IF(AND([.L146]&gt;0; [.L147]=0; [.L148]=0);IF(AND([.L146]=2;[.L145]&lt;&gt;1;[.M145]&lt;&gt;1;[.M147]&lt;&gt;1;[.M146]&lt;&gt;1;[.L147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5-20" calcext:value-type="date">
            <text:p>2016-05-20</text:p>
          </table:table-cell>
          <table:table-cell office:value-type="float" office:value="5.466" calcext:value-type="float">
            <text:p>5.466</text:p>
          </table:table-cell>
          <table:table-cell table:formula="of:=AVERAGE([.B118:.B176])" office:value-type="float" office:value="5.58866101694915" calcext:value-type="float">
            <text:p>5.58866101694915</text:p>
          </table:table-cell>
          <table:table-cell table:formula="of:=ABS([.B147]-[.C147])" office:value-type="float" office:value="0.122661016949152" calcext:value-type="float">
            <text:p>0.122661016949152</text:p>
          </table:table-cell>
          <table:table-cell table:style-name="ce142" table:formula="of:=IF(IF(ABS([.$C147]-[.$B147])&gt;=[.E$5];1;0)=1; IF( ABS([.$C147]-[.$B147])&lt;[.F$5]; 2; 1);0)" office:value-type="float" office:value="0" calcext:value-type="float">
            <text:p>0</text:p>
          </table:table-cell>
          <table:table-cell table:style-name="ce324" table:formula="of:=IF(IF(ABS([.$C147]-[.$B147])&gt;=[.F$5];1;0)=1; IF( ABS([.$C147]-[.$B147])&lt;[.G$5]; 2; 1);0)" office:value-type="float" office:value="0" calcext:value-type="float">
            <text:p>0</text:p>
          </table:table-cell>
          <table:table-cell table:style-name="ce507" table:formula="of:=IF(IF(ABS([.$C147]-[.$B147])&gt;=[.G$5];1;0)=1; IF( ABS([.$C147]-[.$B147])&lt;[.H$5]; 2; 1);0)" office:value-type="float" office:value="0" calcext:value-type="float">
            <text:p>0</text:p>
          </table:table-cell>
          <table:table-cell table:style-name="ce690" table:formula="of:=IF(IF(ABS([.$C147]-[.$B147])&gt;=[.H$5];1;0)=1; IF( ABS([.$C147]-[.$B147])&lt;[.I$5]; 2; 1);0)" office:value-type="float" office:value="0" calcext:value-type="float">
            <text:p>0</text:p>
          </table:table-cell>
          <table:table-cell table:style-name="ce872" table:formula="of:=IF(IF(ABS([.$C147]-[.$B147])&gt;=[.I$5];1;0)=1; IF( ABS([.$C147]-[.$B147])&lt;[.J$5]; 2; 1);0)" office:value-type="float" office:value="0" calcext:value-type="float">
            <text:p>0</text:p>
          </table:table-cell>
          <table:table-cell table:style-name="ce1054" table:formula="of:=IF(IF(ABS([.$C147]-[.$B147])&gt;=[.J$5];1;0)=1; IF( ABS([.$C147]-[.$B147])&lt;[.K$5]; 2; 1);0)" office:value-type="float" office:value="0" calcext:value-type="float">
            <text:p>0</text:p>
          </table:table-cell>
          <table:table-cell table:style-name="ce1236" table:formula="of:=IF(IF(ABS([.$C147]-[.$B147])&gt;=[.K$5];1;0)=1; IF( ABS([.$C147]-[.$B147])&lt;[.L$5]; 2; 1);0)" office:value-type="float" office:value="0" calcext:value-type="float">
            <text:p>0</text:p>
          </table:table-cell>
          <table:table-cell table:style-name="ce1418" table:formula="of:=IF(IF(ABS([.$C147]-[.$B147])&gt;=[.L$5];1;0)=1; IF( ABS([.$C147]-[.$B147])&lt;[.M$5]; 2; 1);0)" office:value-type="float" office:value="0" calcext:value-type="float">
            <text:p>0</text:p>
          </table:table-cell>
          <table:table-cell table:style-name="ce1600" table:formula="of:=IF(IF(ABS([.$C147]-[.$B147])&gt;=[.M$5];1;0)=1; IF( ABS([.$C147]-[.$B147])&lt;[.N$5]; 2; 1);0)" office:value-type="float" office:value="0" calcext:value-type="float">
            <text:p>0</text:p>
          </table:table-cell>
          <table:table-cell table:style-name="ce1643"/>
          <table:table-cell table:style-name="ce1784" table:formula="of:=IF(AND([.E147]&gt;0; [.E148]=0; [.E149]=0);IF(AND([.E147]=2;[.E146]&lt;&gt;1;[.F146]&lt;&gt;1;[.F148]&lt;&gt;1;[.F147]&lt;&gt;1;[.E148]&lt;&gt;1);2;1);0)" office:value-type="float" office:value="0" calcext:value-type="float">
            <text:p>0</text:p>
          </table:table-cell>
          <table:table-cell table:style-name="ce1967" table:formula="of:=IF(AND([.F147]&gt;0; [.F148]=0; [.F149]=0);IF(AND([.F147]=2;[.F146]&lt;&gt;1;[.G146]&lt;&gt;1;[.G148]&lt;&gt;1;[.G147]&lt;&gt;1;[.F148]&lt;&gt;1);2;1);0)" office:value-type="float" office:value="0" calcext:value-type="float">
            <text:p>0</text:p>
          </table:table-cell>
          <table:table-cell table:style-name="ce2150" table:formula="of:=IF(AND([.G147]&gt;0; [.G148]=0; [.G149]=0);IF(AND([.G147]=2;[.G146]&lt;&gt;1;[.H146]&lt;&gt;1;[.H148]&lt;&gt;1;[.H147]&lt;&gt;1;[.G148]&lt;&gt;1);2;1);0)" office:value-type="float" office:value="0" calcext:value-type="float">
            <text:p>0</text:p>
          </table:table-cell>
          <table:table-cell table:style-name="ce2332" table:formula="of:=IF(AND([.H147]&gt;0; [.H148]=0; [.H149]=0);IF(AND([.H147]=2;[.H146]&lt;&gt;1;[.I146]&lt;&gt;1;[.I148]&lt;&gt;1;[.I147]&lt;&gt;1;[.H148]&lt;&gt;1);2;1);0)" office:value-type="float" office:value="0" calcext:value-type="float">
            <text:p>0</text:p>
          </table:table-cell>
          <table:table-cell table:style-name="ce2514" table:formula="of:=IF(AND([.I147]&gt;0; [.I148]=0; [.I149]=0);IF(AND([.I147]=2;[.I146]&lt;&gt;1;[.J146]&lt;&gt;1;[.J148]&lt;&gt;1;[.J147]&lt;&gt;1;[.I148]&lt;&gt;1);2;1);0)" office:value-type="float" office:value="0" calcext:value-type="float">
            <text:p>0</text:p>
          </table:table-cell>
          <table:table-cell table:style-name="ce2696" table:formula="of:=IF(AND([.J147]&gt;0; [.J148]=0; [.J149]=0);IF(AND([.J147]=2;[.J146]&lt;&gt;1;[.K146]&lt;&gt;1;[.K148]&lt;&gt;1;[.K147]&lt;&gt;1;[.J148]&lt;&gt;1);2;1);0)" office:value-type="float" office:value="0" calcext:value-type="float">
            <text:p>0</text:p>
          </table:table-cell>
          <table:table-cell table:style-name="ce2878" table:formula="of:=IF(AND([.K147]&gt;0; [.K148]=0; [.K149]=0);IF(AND([.K147]=2;[.K146]&lt;&gt;1;[.L146]&lt;&gt;1;[.L148]&lt;&gt;1;[.L147]&lt;&gt;1;[.K148]&lt;&gt;1);2;1);0)" office:value-type="float" office:value="0" calcext:value-type="float">
            <text:p>0</text:p>
          </table:table-cell>
          <table:table-cell table:style-name="ce3060" table:formula="of:=IF(AND([.L147]&gt;0; [.L148]=0; [.L149]=0);IF(AND([.L147]=2;[.L146]&lt;&gt;1;[.M146]&lt;&gt;1;[.M148]&lt;&gt;1;[.M147]&lt;&gt;1;[.L148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5-21" calcext:value-type="date">
            <text:p>2016-05-21</text:p>
          </table:table-cell>
          <table:table-cell office:value-type="float" office:value="11.091" calcext:value-type="float">
            <text:p>11.091</text:p>
          </table:table-cell>
          <table:table-cell table:formula="of:=AVERAGE([.B119:.B177])" office:value-type="float" office:value="5.52535593220339" calcext:value-type="float">
            <text:p>5.52535593220339</text:p>
          </table:table-cell>
          <table:table-cell table:formula="of:=ABS([.B148]-[.C148])" office:value-type="float" office:value="5.56564406779661" calcext:value-type="float">
            <text:p>5.56564406779661</text:p>
          </table:table-cell>
          <table:table-cell table:style-name="ce143" table:formula="of:=IF(IF(ABS([.$C148]-[.$B148])&gt;=[.E$5];1;0)=1; IF( ABS([.$C148]-[.$B148])&lt;[.F$5]; 2; 1);0)" office:value-type="float" office:value="1" calcext:value-type="float">
            <text:p>1</text:p>
          </table:table-cell>
          <table:table-cell table:style-name="ce325" table:formula="of:=IF(IF(ABS([.$C148]-[.$B148])&gt;=[.F$5];1;0)=1; IF( ABS([.$C148]-[.$B148])&lt;[.G$5]; 2; 1);0)" office:value-type="float" office:value="1" calcext:value-type="float">
            <text:p>1</text:p>
          </table:table-cell>
          <table:table-cell table:style-name="ce508" table:formula="of:=IF(IF(ABS([.$C148]-[.$B148])&gt;=[.G$5];1;0)=1; IF( ABS([.$C148]-[.$B148])&lt;[.H$5]; 2; 1);0)" office:value-type="float" office:value="1" calcext:value-type="float">
            <text:p>1</text:p>
          </table:table-cell>
          <table:table-cell table:style-name="ce691" table:formula="of:=IF(IF(ABS([.$C148]-[.$B148])&gt;=[.H$5];1;0)=1; IF( ABS([.$C148]-[.$B148])&lt;[.I$5]; 2; 1);0)" office:value-type="float" office:value="2" calcext:value-type="float">
            <text:p>2</text:p>
          </table:table-cell>
          <table:table-cell table:style-name="ce873" table:formula="of:=IF(IF(ABS([.$C148]-[.$B148])&gt;=[.I$5];1;0)=1; IF( ABS([.$C148]-[.$B148])&lt;[.J$5]; 2; 1);0)" office:value-type="float" office:value="0" calcext:value-type="float">
            <text:p>0</text:p>
          </table:table-cell>
          <table:table-cell table:style-name="ce1055" table:formula="of:=IF(IF(ABS([.$C148]-[.$B148])&gt;=[.J$5];1;0)=1; IF( ABS([.$C148]-[.$B148])&lt;[.K$5]; 2; 1);0)" office:value-type="float" office:value="0" calcext:value-type="float">
            <text:p>0</text:p>
          </table:table-cell>
          <table:table-cell table:style-name="ce1237" table:formula="of:=IF(IF(ABS([.$C148]-[.$B148])&gt;=[.K$5];1;0)=1; IF( ABS([.$C148]-[.$B148])&lt;[.L$5]; 2; 1);0)" office:value-type="float" office:value="0" calcext:value-type="float">
            <text:p>0</text:p>
          </table:table-cell>
          <table:table-cell table:style-name="ce1419" table:formula="of:=IF(IF(ABS([.$C148]-[.$B148])&gt;=[.L$5];1;0)=1; IF( ABS([.$C148]-[.$B148])&lt;[.M$5]; 2; 1);0)" office:value-type="float" office:value="0" calcext:value-type="float">
            <text:p>0</text:p>
          </table:table-cell>
          <table:table-cell table:style-name="ce1601" table:formula="of:=IF(IF(ABS([.$C148]-[.$B148])&gt;=[.M$5];1;0)=1; IF( ABS([.$C148]-[.$B148])&lt;[.N$5]; 2; 1);0)" office:value-type="float" office:value="0" calcext:value-type="float">
            <text:p>0</text:p>
          </table:table-cell>
          <table:table-cell table:style-name="ce1643"/>
          <table:table-cell table:style-name="ce1785" table:formula="of:=IF(AND([.E148]&gt;0; [.E149]=0; [.E150]=0);IF(AND([.E148]=2;[.E147]&lt;&gt;1;[.F147]&lt;&gt;1;[.F149]&lt;&gt;1;[.F148]&lt;&gt;1;[.E149]&lt;&gt;1);2;1);0)" office:value-type="float" office:value="0" calcext:value-type="float">
            <text:p>0</text:p>
          </table:table-cell>
          <table:table-cell table:style-name="ce1968" table:formula="of:=IF(AND([.F148]&gt;0; [.F149]=0; [.F150]=0);IF(AND([.F148]=2;[.F147]&lt;&gt;1;[.G147]&lt;&gt;1;[.G149]&lt;&gt;1;[.G148]&lt;&gt;1;[.F149]&lt;&gt;1);2;1);0)" office:value-type="float" office:value="0" calcext:value-type="float">
            <text:p>0</text:p>
          </table:table-cell>
          <table:table-cell table:style-name="ce2151" table:formula="of:=IF(AND([.G148]&gt;0; [.G149]=0; [.G150]=0);IF(AND([.G148]=2;[.G147]&lt;&gt;1;[.H147]&lt;&gt;1;[.H149]&lt;&gt;1;[.H148]&lt;&gt;1;[.G149]&lt;&gt;1);2;1);0)" office:value-type="float" office:value="0" calcext:value-type="float">
            <text:p>0</text:p>
          </table:table-cell>
          <table:table-cell table:style-name="ce2333" table:formula="of:=IF(AND([.H148]&gt;0; [.H149]=0; [.H150]=0);IF(AND([.H148]=2;[.H147]&lt;&gt;1;[.I147]&lt;&gt;1;[.I149]&lt;&gt;1;[.I148]&lt;&gt;1;[.H149]&lt;&gt;1);2;1);0)" office:value-type="float" office:value="0" calcext:value-type="float">
            <text:p>0</text:p>
          </table:table-cell>
          <table:table-cell table:style-name="ce2515" table:formula="of:=IF(AND([.I148]&gt;0; [.I149]=0; [.I150]=0);IF(AND([.I148]=2;[.I147]&lt;&gt;1;[.J147]&lt;&gt;1;[.J149]&lt;&gt;1;[.J148]&lt;&gt;1;[.I149]&lt;&gt;1);2;1);0)" office:value-type="float" office:value="0" calcext:value-type="float">
            <text:p>0</text:p>
          </table:table-cell>
          <table:table-cell table:style-name="ce2697" table:formula="of:=IF(AND([.J148]&gt;0; [.J149]=0; [.J150]=0);IF(AND([.J148]=2;[.J147]&lt;&gt;1;[.K147]&lt;&gt;1;[.K149]&lt;&gt;1;[.K148]&lt;&gt;1;[.J149]&lt;&gt;1);2;1);0)" office:value-type="float" office:value="0" calcext:value-type="float">
            <text:p>0</text:p>
          </table:table-cell>
          <table:table-cell table:style-name="ce2879" table:formula="of:=IF(AND([.K148]&gt;0; [.K149]=0; [.K150]=0);IF(AND([.K148]=2;[.K147]&lt;&gt;1;[.L147]&lt;&gt;1;[.L149]&lt;&gt;1;[.L148]&lt;&gt;1;[.K149]&lt;&gt;1);2;1);0)" office:value-type="float" office:value="0" calcext:value-type="float">
            <text:p>0</text:p>
          </table:table-cell>
          <table:table-cell table:style-name="ce3061" table:formula="of:=IF(AND([.L148]&gt;0; [.L149]=0; [.L150]=0);IF(AND([.L148]=2;[.L147]&lt;&gt;1;[.M147]&lt;&gt;1;[.M149]&lt;&gt;1;[.M148]&lt;&gt;1;[.L149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5-22" calcext:value-type="date">
            <text:p>2016-05-22</text:p>
          </table:table-cell>
          <table:table-cell office:value-type="float" office:value="10.997" calcext:value-type="float">
            <text:p>10.997</text:p>
          </table:table-cell>
          <table:table-cell table:formula="of:=AVERAGE([.B120:.B178])" office:value-type="float" office:value="5.58574576271186" calcext:value-type="float">
            <text:p>5.58574576271186</text:p>
          </table:table-cell>
          <table:table-cell table:formula="of:=ABS([.B149]-[.C149])" office:value-type="float" office:value="5.41125423728814" calcext:value-type="float">
            <text:p>5.41125423728814</text:p>
          </table:table-cell>
          <table:table-cell table:style-name="ce144" table:formula="of:=IF(IF(ABS([.$C149]-[.$B149])&gt;=[.E$5];1;0)=1; IF( ABS([.$C149]-[.$B149])&lt;[.F$5]; 2; 1);0)" office:value-type="float" office:value="1" calcext:value-type="float">
            <text:p>1</text:p>
          </table:table-cell>
          <table:table-cell table:style-name="ce326" table:formula="of:=IF(IF(ABS([.$C149]-[.$B149])&gt;=[.F$5];1;0)=1; IF( ABS([.$C149]-[.$B149])&lt;[.G$5]; 2; 1);0)" office:value-type="float" office:value="1" calcext:value-type="float">
            <text:p>1</text:p>
          </table:table-cell>
          <table:table-cell table:style-name="ce509" table:formula="of:=IF(IF(ABS([.$C149]-[.$B149])&gt;=[.G$5];1;0)=1; IF( ABS([.$C149]-[.$B149])&lt;[.H$5]; 2; 1);0)" office:value-type="float" office:value="1" calcext:value-type="float">
            <text:p>1</text:p>
          </table:table-cell>
          <table:table-cell table:style-name="ce692" table:formula="of:=IF(IF(ABS([.$C149]-[.$B149])&gt;=[.H$5];1;0)=1; IF( ABS([.$C149]-[.$B149])&lt;[.I$5]; 2; 1);0)" office:value-type="float" office:value="2" calcext:value-type="float">
            <text:p>2</text:p>
          </table:table-cell>
          <table:table-cell table:style-name="ce874" table:formula="of:=IF(IF(ABS([.$C149]-[.$B149])&gt;=[.I$5];1;0)=1; IF( ABS([.$C149]-[.$B149])&lt;[.J$5]; 2; 1);0)" office:value-type="float" office:value="0" calcext:value-type="float">
            <text:p>0</text:p>
          </table:table-cell>
          <table:table-cell table:style-name="ce1056" table:formula="of:=IF(IF(ABS([.$C149]-[.$B149])&gt;=[.J$5];1;0)=1; IF( ABS([.$C149]-[.$B149])&lt;[.K$5]; 2; 1);0)" office:value-type="float" office:value="0" calcext:value-type="float">
            <text:p>0</text:p>
          </table:table-cell>
          <table:table-cell table:style-name="ce1238" table:formula="of:=IF(IF(ABS([.$C149]-[.$B149])&gt;=[.K$5];1;0)=1; IF( ABS([.$C149]-[.$B149])&lt;[.L$5]; 2; 1);0)" office:value-type="float" office:value="0" calcext:value-type="float">
            <text:p>0</text:p>
          </table:table-cell>
          <table:table-cell table:style-name="ce1420" table:formula="of:=IF(IF(ABS([.$C149]-[.$B149])&gt;=[.L$5];1;0)=1; IF( ABS([.$C149]-[.$B149])&lt;[.M$5]; 2; 1);0)" office:value-type="float" office:value="0" calcext:value-type="float">
            <text:p>0</text:p>
          </table:table-cell>
          <table:table-cell table:style-name="ce1602" table:formula="of:=IF(IF(ABS([.$C149]-[.$B149])&gt;=[.M$5];1;0)=1; IF( ABS([.$C149]-[.$B149])&lt;[.N$5]; 2; 1);0)" office:value-type="float" office:value="0" calcext:value-type="float">
            <text:p>0</text:p>
          </table:table-cell>
          <table:table-cell table:style-name="ce1643"/>
          <table:table-cell table:style-name="ce1786" table:formula="of:=IF(AND([.E149]&gt;0; [.E150]=0; [.E151]=0);IF(AND([.E149]=2;[.E148]&lt;&gt;1;[.F148]&lt;&gt;1;[.F150]&lt;&gt;1;[.F149]&lt;&gt;1;[.E150]&lt;&gt;1);2;1);0)" office:value-type="float" office:value="0" calcext:value-type="float">
            <text:p>0</text:p>
          </table:table-cell>
          <table:table-cell table:style-name="ce1969" table:formula="of:=IF(AND([.F149]&gt;0; [.F150]=0; [.F151]=0);IF(AND([.F149]=2;[.F148]&lt;&gt;1;[.G148]&lt;&gt;1;[.G150]&lt;&gt;1;[.G149]&lt;&gt;1;[.F150]&lt;&gt;1);2;1);0)" office:value-type="float" office:value="0" calcext:value-type="float">
            <text:p>0</text:p>
          </table:table-cell>
          <table:table-cell table:style-name="ce2152" table:formula="of:=IF(AND([.G149]&gt;0; [.G150]=0; [.G151]=0);IF(AND([.G149]=2;[.G148]&lt;&gt;1;[.H148]&lt;&gt;1;[.H150]&lt;&gt;1;[.H149]&lt;&gt;1;[.G150]&lt;&gt;1);2;1);0)" office:value-type="float" office:value="0" calcext:value-type="float">
            <text:p>0</text:p>
          </table:table-cell>
          <table:table-cell table:style-name="ce2334" table:formula="of:=IF(AND([.H149]&gt;0; [.H150]=0; [.H151]=0);IF(AND([.H149]=2;[.H148]&lt;&gt;1;[.I148]&lt;&gt;1;[.I150]&lt;&gt;1;[.I149]&lt;&gt;1;[.H150]&lt;&gt;1);2;1);0)" office:value-type="float" office:value="0" calcext:value-type="float">
            <text:p>0</text:p>
          </table:table-cell>
          <table:table-cell table:style-name="ce2516" table:formula="of:=IF(AND([.I149]&gt;0; [.I150]=0; [.I151]=0);IF(AND([.I149]=2;[.I148]&lt;&gt;1;[.J148]&lt;&gt;1;[.J150]&lt;&gt;1;[.J149]&lt;&gt;1;[.I150]&lt;&gt;1);2;1);0)" office:value-type="float" office:value="0" calcext:value-type="float">
            <text:p>0</text:p>
          </table:table-cell>
          <table:table-cell table:style-name="ce2698" table:formula="of:=IF(AND([.J149]&gt;0; [.J150]=0; [.J151]=0);IF(AND([.J149]=2;[.J148]&lt;&gt;1;[.K148]&lt;&gt;1;[.K150]&lt;&gt;1;[.K149]&lt;&gt;1;[.J150]&lt;&gt;1);2;1);0)" office:value-type="float" office:value="0" calcext:value-type="float">
            <text:p>0</text:p>
          </table:table-cell>
          <table:table-cell table:style-name="ce2880" table:formula="of:=IF(AND([.K149]&gt;0; [.K150]=0; [.K151]=0);IF(AND([.K149]=2;[.K148]&lt;&gt;1;[.L148]&lt;&gt;1;[.L150]&lt;&gt;1;[.L149]&lt;&gt;1;[.K150]&lt;&gt;1);2;1);0)" office:value-type="float" office:value="0" calcext:value-type="float">
            <text:p>0</text:p>
          </table:table-cell>
          <table:table-cell table:style-name="ce3062" table:formula="of:=IF(AND([.L149]&gt;0; [.L150]=0; [.L151]=0);IF(AND([.L149]=2;[.L148]&lt;&gt;1;[.M148]&lt;&gt;1;[.M150]&lt;&gt;1;[.M149]&lt;&gt;1;[.L150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5-23" calcext:value-type="date">
            <text:p>2016-05-23</text:p>
          </table:table-cell>
          <table:table-cell office:value-type="float" office:value="-0.38" calcext:value-type="float">
            <text:p>-0.38</text:p>
          </table:table-cell>
          <table:table-cell table:formula="of:=AVERAGE([.B121:.B179])" office:value-type="float" office:value="5.71706779661017" calcext:value-type="float">
            <text:p>5.71706779661017</text:p>
          </table:table-cell>
          <table:table-cell table:formula="of:=ABS([.B150]-[.C150])" office:value-type="float" office:value="6.09706779661017" calcext:value-type="float">
            <text:p>6.09706779661017</text:p>
          </table:table-cell>
          <table:table-cell table:style-name="ce145" table:formula="of:=IF(IF(ABS([.$C150]-[.$B150])&gt;=[.E$5];1;0)=1; IF( ABS([.$C150]-[.$B150])&lt;[.F$5]; 2; 1);0)" office:value-type="float" office:value="1" calcext:value-type="float">
            <text:p>1</text:p>
          </table:table-cell>
          <table:table-cell table:style-name="ce327" table:formula="of:=IF(IF(ABS([.$C150]-[.$B150])&gt;=[.F$5];1;0)=1; IF( ABS([.$C150]-[.$B150])&lt;[.G$5]; 2; 1);0)" office:value-type="float" office:value="1" calcext:value-type="float">
            <text:p>1</text:p>
          </table:table-cell>
          <table:table-cell table:style-name="ce510" table:formula="of:=IF(IF(ABS([.$C150]-[.$B150])&gt;=[.G$5];1;0)=1; IF( ABS([.$C150]-[.$B150])&lt;[.H$5]; 2; 1);0)" office:value-type="float" office:value="1" calcext:value-type="float">
            <text:p>1</text:p>
          </table:table-cell>
          <table:table-cell table:style-name="ce693" table:formula="of:=IF(IF(ABS([.$C150]-[.$B150])&gt;=[.H$5];1;0)=1; IF( ABS([.$C150]-[.$B150])&lt;[.I$5]; 2; 1);0)" office:value-type="float" office:value="1" calcext:value-type="float">
            <text:p>1</text:p>
          </table:table-cell>
          <table:table-cell table:style-name="ce875" table:formula="of:=IF(IF(ABS([.$C150]-[.$B150])&gt;=[.I$5];1;0)=1; IF( ABS([.$C150]-[.$B150])&lt;[.J$5]; 2; 1);0)" office:value-type="float" office:value="2" calcext:value-type="float">
            <text:p>2</text:p>
          </table:table-cell>
          <table:table-cell table:style-name="ce1057" table:formula="of:=IF(IF(ABS([.$C150]-[.$B150])&gt;=[.J$5];1;0)=1; IF( ABS([.$C150]-[.$B150])&lt;[.K$5]; 2; 1);0)" office:value-type="float" office:value="0" calcext:value-type="float">
            <text:p>0</text:p>
          </table:table-cell>
          <table:table-cell table:style-name="ce1239" table:formula="of:=IF(IF(ABS([.$C150]-[.$B150])&gt;=[.K$5];1;0)=1; IF( ABS([.$C150]-[.$B150])&lt;[.L$5]; 2; 1);0)" office:value-type="float" office:value="0" calcext:value-type="float">
            <text:p>0</text:p>
          </table:table-cell>
          <table:table-cell table:style-name="ce1421" table:formula="of:=IF(IF(ABS([.$C150]-[.$B150])&gt;=[.L$5];1;0)=1; IF( ABS([.$C150]-[.$B150])&lt;[.M$5]; 2; 1);0)" office:value-type="float" office:value="0" calcext:value-type="float">
            <text:p>0</text:p>
          </table:table-cell>
          <table:table-cell table:style-name="ce1603" table:formula="of:=IF(IF(ABS([.$C150]-[.$B150])&gt;=[.M$5];1;0)=1; IF( ABS([.$C150]-[.$B150])&lt;[.N$5]; 2; 1);0)" office:value-type="float" office:value="0" calcext:value-type="float">
            <text:p>0</text:p>
          </table:table-cell>
          <table:table-cell table:style-name="ce1643"/>
          <table:table-cell table:style-name="ce1787" table:formula="of:=IF(AND([.E150]&gt;0; [.E151]=0; [.E152]=0);IF(AND([.E150]=2;[.E149]&lt;&gt;1;[.F149]&lt;&gt;1;[.F151]&lt;&gt;1;[.F150]&lt;&gt;1;[.E151]&lt;&gt;1);2;1);0)" office:value-type="float" office:value="0" calcext:value-type="float">
            <text:p>0</text:p>
          </table:table-cell>
          <table:table-cell table:style-name="ce1970" table:formula="of:=IF(AND([.F150]&gt;0; [.F151]=0; [.F152]=0);IF(AND([.F150]=2;[.F149]&lt;&gt;1;[.G149]&lt;&gt;1;[.G151]&lt;&gt;1;[.G150]&lt;&gt;1;[.F151]&lt;&gt;1);2;1);0)" office:value-type="float" office:value="1" calcext:value-type="float">
            <text:p>1</text:p>
          </table:table-cell>
          <table:table-cell table:style-name="ce2153" table:formula="of:=IF(AND([.G150]&gt;0; [.G151]=0; [.G152]=0);IF(AND([.G150]=2;[.G149]&lt;&gt;1;[.H149]&lt;&gt;1;[.H151]&lt;&gt;1;[.H150]&lt;&gt;1;[.G151]&lt;&gt;1);2;1);0)" office:value-type="float" office:value="1" calcext:value-type="float">
            <text:p>1</text:p>
          </table:table-cell>
          <table:table-cell table:style-name="ce2335" table:formula="of:=IF(AND([.H150]&gt;0; [.H151]=0; [.H152]=0);IF(AND([.H150]=2;[.H149]&lt;&gt;1;[.I149]&lt;&gt;1;[.I151]&lt;&gt;1;[.I150]&lt;&gt;1;[.H151]&lt;&gt;1);2;1);0)" office:value-type="float" office:value="1" calcext:value-type="float">
            <text:p>1</text:p>
          </table:table-cell>
          <table:table-cell table:style-name="ce2517" table:formula="of:=IF(AND([.I150]&gt;0; [.I151]=0; [.I152]=0);IF(AND([.I150]=2;[.I149]&lt;&gt;1;[.J149]&lt;&gt;1;[.J151]&lt;&gt;1;[.J150]&lt;&gt;1;[.I151]&lt;&gt;1);2;1);0)" office:value-type="float" office:value="2" calcext:value-type="float">
            <text:p>2</text:p>
          </table:table-cell>
          <table:table-cell table:style-name="ce2699" table:formula="of:=IF(AND([.J150]&gt;0; [.J151]=0; [.J152]=0);IF(AND([.J150]=2;[.J149]&lt;&gt;1;[.K149]&lt;&gt;1;[.K151]&lt;&gt;1;[.K150]&lt;&gt;1;[.J151]&lt;&gt;1);2;1);0)" office:value-type="float" office:value="0" calcext:value-type="float">
            <text:p>0</text:p>
          </table:table-cell>
          <table:table-cell table:style-name="ce2881" table:formula="of:=IF(AND([.K150]&gt;0; [.K151]=0; [.K152]=0);IF(AND([.K150]=2;[.K149]&lt;&gt;1;[.L149]&lt;&gt;1;[.L151]&lt;&gt;1;[.L150]&lt;&gt;1;[.K151]&lt;&gt;1);2;1);0)" office:value-type="float" office:value="0" calcext:value-type="float">
            <text:p>0</text:p>
          </table:table-cell>
          <table:table-cell table:style-name="ce3063" table:formula="of:=IF(AND([.L150]&gt;0; [.L151]=0; [.L152]=0);IF(AND([.L150]=2;[.L149]&lt;&gt;1;[.M149]&lt;&gt;1;[.M151]&lt;&gt;1;[.M150]&lt;&gt;1;[.L151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5-24" calcext:value-type="date">
            <text:p>2016-05-24</text:p>
          </table:table-cell>
          <table:table-cell office:value-type="float" office:value="3.216" calcext:value-type="float">
            <text:p>3.216</text:p>
          </table:table-cell>
          <table:table-cell table:formula="of:=AVERAGE([.B122:.B180])" office:value-type="float" office:value="6.03247457627119" calcext:value-type="float">
            <text:p>6.03247457627119</text:p>
          </table:table-cell>
          <table:table-cell table:formula="of:=ABS([.B151]-[.C151])" office:value-type="float" office:value="2.81647457627119" calcext:value-type="float">
            <text:p>2.81647457627119</text:p>
          </table:table-cell>
          <table:table-cell table:style-name="ce146" table:formula="of:=IF(IF(ABS([.$C151]-[.$B151])&gt;=[.E$5];1;0)=1; IF( ABS([.$C151]-[.$B151])&lt;[.F$5]; 2; 1);0)" office:value-type="float" office:value="2" calcext:value-type="float">
            <text:p>2</text:p>
          </table:table-cell>
          <table:table-cell table:style-name="ce328" table:formula="of:=IF(IF(ABS([.$C151]-[.$B151])&gt;=[.F$5];1;0)=1; IF( ABS([.$C151]-[.$B151])&lt;[.G$5]; 2; 1);0)" office:value-type="float" office:value="0" calcext:value-type="float">
            <text:p>0</text:p>
          </table:table-cell>
          <table:table-cell table:style-name="ce511" table:formula="of:=IF(IF(ABS([.$C151]-[.$B151])&gt;=[.G$5];1;0)=1; IF( ABS([.$C151]-[.$B151])&lt;[.H$5]; 2; 1);0)" office:value-type="float" office:value="0" calcext:value-type="float">
            <text:p>0</text:p>
          </table:table-cell>
          <table:table-cell table:style-name="ce694" table:formula="of:=IF(IF(ABS([.$C151]-[.$B151])&gt;=[.H$5];1;0)=1; IF( ABS([.$C151]-[.$B151])&lt;[.I$5]; 2; 1);0)" office:value-type="float" office:value="0" calcext:value-type="float">
            <text:p>0</text:p>
          </table:table-cell>
          <table:table-cell table:style-name="ce876" table:formula="of:=IF(IF(ABS([.$C151]-[.$B151])&gt;=[.I$5];1;0)=1; IF( ABS([.$C151]-[.$B151])&lt;[.J$5]; 2; 1);0)" office:value-type="float" office:value="0" calcext:value-type="float">
            <text:p>0</text:p>
          </table:table-cell>
          <table:table-cell table:style-name="ce1058" table:formula="of:=IF(IF(ABS([.$C151]-[.$B151])&gt;=[.J$5];1;0)=1; IF( ABS([.$C151]-[.$B151])&lt;[.K$5]; 2; 1);0)" office:value-type="float" office:value="0" calcext:value-type="float">
            <text:p>0</text:p>
          </table:table-cell>
          <table:table-cell table:style-name="ce1240" table:formula="of:=IF(IF(ABS([.$C151]-[.$B151])&gt;=[.K$5];1;0)=1; IF( ABS([.$C151]-[.$B151])&lt;[.L$5]; 2; 1);0)" office:value-type="float" office:value="0" calcext:value-type="float">
            <text:p>0</text:p>
          </table:table-cell>
          <table:table-cell table:style-name="ce1422" table:formula="of:=IF(IF(ABS([.$C151]-[.$B151])&gt;=[.L$5];1;0)=1; IF( ABS([.$C151]-[.$B151])&lt;[.M$5]; 2; 1);0)" office:value-type="float" office:value="0" calcext:value-type="float">
            <text:p>0</text:p>
          </table:table-cell>
          <table:table-cell table:style-name="ce1604" table:formula="of:=IF(IF(ABS([.$C151]-[.$B151])&gt;=[.M$5];1;0)=1; IF( ABS([.$C151]-[.$B151])&lt;[.N$5]; 2; 1);0)" office:value-type="float" office:value="0" calcext:value-type="float">
            <text:p>0</text:p>
          </table:table-cell>
          <table:table-cell table:style-name="ce1643"/>
          <table:table-cell table:style-name="ce1788" table:formula="of:=IF(AND([.E151]&gt;0; [.E152]=0; [.E153]=0);IF(AND([.E151]=2;[.E150]&lt;&gt;1;[.F150]&lt;&gt;1;[.F152]&lt;&gt;1;[.F151]&lt;&gt;1;[.E152]&lt;&gt;1);2;1);0)" office:value-type="float" office:value="0" calcext:value-type="float">
            <text:p>0</text:p>
          </table:table-cell>
          <table:table-cell table:style-name="ce1971" table:formula="of:=IF(AND([.F151]&gt;0; [.F152]=0; [.F153]=0);IF(AND([.F151]=2;[.F150]&lt;&gt;1;[.G150]&lt;&gt;1;[.G152]&lt;&gt;1;[.G151]&lt;&gt;1;[.F152]&lt;&gt;1);2;1);0)" office:value-type="float" office:value="0" calcext:value-type="float">
            <text:p>0</text:p>
          </table:table-cell>
          <table:table-cell table:style-name="ce2154" table:formula="of:=IF(AND([.G151]&gt;0; [.G152]=0; [.G153]=0);IF(AND([.G151]=2;[.G150]&lt;&gt;1;[.H150]&lt;&gt;1;[.H152]&lt;&gt;1;[.H151]&lt;&gt;1;[.G152]&lt;&gt;1);2;1);0)" office:value-type="float" office:value="0" calcext:value-type="float">
            <text:p>0</text:p>
          </table:table-cell>
          <table:table-cell table:style-name="ce2336" table:formula="of:=IF(AND([.H151]&gt;0; [.H152]=0; [.H153]=0);IF(AND([.H151]=2;[.H150]&lt;&gt;1;[.I150]&lt;&gt;1;[.I152]&lt;&gt;1;[.I151]&lt;&gt;1;[.H152]&lt;&gt;1);2;1);0)" office:value-type="float" office:value="0" calcext:value-type="float">
            <text:p>0</text:p>
          </table:table-cell>
          <table:table-cell table:style-name="ce2518" table:formula="of:=IF(AND([.I151]&gt;0; [.I152]=0; [.I153]=0);IF(AND([.I151]=2;[.I150]&lt;&gt;1;[.J150]&lt;&gt;1;[.J152]&lt;&gt;1;[.J151]&lt;&gt;1;[.I152]&lt;&gt;1);2;1);0)" office:value-type="float" office:value="0" calcext:value-type="float">
            <text:p>0</text:p>
          </table:table-cell>
          <table:table-cell table:style-name="ce2700" table:formula="of:=IF(AND([.J151]&gt;0; [.J152]=0; [.J153]=0);IF(AND([.J151]=2;[.J150]&lt;&gt;1;[.K150]&lt;&gt;1;[.K152]&lt;&gt;1;[.K151]&lt;&gt;1;[.J152]&lt;&gt;1);2;1);0)" office:value-type="float" office:value="0" calcext:value-type="float">
            <text:p>0</text:p>
          </table:table-cell>
          <table:table-cell table:style-name="ce2882" table:formula="of:=IF(AND([.K151]&gt;0; [.K152]=0; [.K153]=0);IF(AND([.K151]=2;[.K150]&lt;&gt;1;[.L150]&lt;&gt;1;[.L152]&lt;&gt;1;[.L151]&lt;&gt;1;[.K152]&lt;&gt;1);2;1);0)" office:value-type="float" office:value="0" calcext:value-type="float">
            <text:p>0</text:p>
          </table:table-cell>
          <table:table-cell table:style-name="ce3064" table:formula="of:=IF(AND([.L151]&gt;0; [.L152]=0; [.L153]=0);IF(AND([.L151]=2;[.L150]&lt;&gt;1;[.M150]&lt;&gt;1;[.M152]&lt;&gt;1;[.M151]&lt;&gt;1;[.L152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5-25" calcext:value-type="date">
            <text:p>2016-05-25</text:p>
          </table:table-cell>
          <table:table-cell office:value-type="float" office:value="7.126" calcext:value-type="float">
            <text:p>7.126</text:p>
          </table:table-cell>
          <table:table-cell table:formula="of:=AVERAGE([.B123:.B181])" office:value-type="float" office:value="6.4135593220339" calcext:value-type="float">
            <text:p>6.4135593220339</text:p>
          </table:table-cell>
          <table:table-cell table:formula="of:=ABS([.B152]-[.C152])" office:value-type="float" office:value="0.712440677966103" calcext:value-type="float">
            <text:p>0.712440677966103</text:p>
          </table:table-cell>
          <table:table-cell table:style-name="ce147" table:formula="of:=IF(IF(ABS([.$C152]-[.$B152])&gt;=[.E$5];1;0)=1; IF( ABS([.$C152]-[.$B152])&lt;[.F$5]; 2; 1);0)" office:value-type="float" office:value="0" calcext:value-type="float">
            <text:p>0</text:p>
          </table:table-cell>
          <table:table-cell table:style-name="ce329" table:formula="of:=IF(IF(ABS([.$C152]-[.$B152])&gt;=[.F$5];1;0)=1; IF( ABS([.$C152]-[.$B152])&lt;[.G$5]; 2; 1);0)" office:value-type="float" office:value="0" calcext:value-type="float">
            <text:p>0</text:p>
          </table:table-cell>
          <table:table-cell table:style-name="ce512" table:formula="of:=IF(IF(ABS([.$C152]-[.$B152])&gt;=[.G$5];1;0)=1; IF( ABS([.$C152]-[.$B152])&lt;[.H$5]; 2; 1);0)" office:value-type="float" office:value="0" calcext:value-type="float">
            <text:p>0</text:p>
          </table:table-cell>
          <table:table-cell table:style-name="ce695" table:formula="of:=IF(IF(ABS([.$C152]-[.$B152])&gt;=[.H$5];1;0)=1; IF( ABS([.$C152]-[.$B152])&lt;[.I$5]; 2; 1);0)" office:value-type="float" office:value="0" calcext:value-type="float">
            <text:p>0</text:p>
          </table:table-cell>
          <table:table-cell table:style-name="ce877" table:formula="of:=IF(IF(ABS([.$C152]-[.$B152])&gt;=[.I$5];1;0)=1; IF( ABS([.$C152]-[.$B152])&lt;[.J$5]; 2; 1);0)" office:value-type="float" office:value="0" calcext:value-type="float">
            <text:p>0</text:p>
          </table:table-cell>
          <table:table-cell table:style-name="ce1059" table:formula="of:=IF(IF(ABS([.$C152]-[.$B152])&gt;=[.J$5];1;0)=1; IF( ABS([.$C152]-[.$B152])&lt;[.K$5]; 2; 1);0)" office:value-type="float" office:value="0" calcext:value-type="float">
            <text:p>0</text:p>
          </table:table-cell>
          <table:table-cell table:style-name="ce1241" table:formula="of:=IF(IF(ABS([.$C152]-[.$B152])&gt;=[.K$5];1;0)=1; IF( ABS([.$C152]-[.$B152])&lt;[.L$5]; 2; 1);0)" office:value-type="float" office:value="0" calcext:value-type="float">
            <text:p>0</text:p>
          </table:table-cell>
          <table:table-cell table:style-name="ce1423" table:formula="of:=IF(IF(ABS([.$C152]-[.$B152])&gt;=[.L$5];1;0)=1; IF( ABS([.$C152]-[.$B152])&lt;[.M$5]; 2; 1);0)" office:value-type="float" office:value="0" calcext:value-type="float">
            <text:p>0</text:p>
          </table:table-cell>
          <table:table-cell table:style-name="ce1605" table:formula="of:=IF(IF(ABS([.$C152]-[.$B152])&gt;=[.M$5];1;0)=1; IF( ABS([.$C152]-[.$B152])&lt;[.N$5]; 2; 1);0)" office:value-type="float" office:value="0" calcext:value-type="float">
            <text:p>0</text:p>
          </table:table-cell>
          <table:table-cell table:style-name="ce1643"/>
          <table:table-cell table:style-name="ce1789" table:formula="of:=IF(AND([.E152]&gt;0; [.E153]=0; [.E154]=0);IF(AND([.E152]=2;[.E151]&lt;&gt;1;[.F151]&lt;&gt;1;[.F153]&lt;&gt;1;[.F152]&lt;&gt;1;[.E153]&lt;&gt;1);2;1);0)" office:value-type="float" office:value="0" calcext:value-type="float">
            <text:p>0</text:p>
          </table:table-cell>
          <table:table-cell table:style-name="ce1972" table:formula="of:=IF(AND([.F152]&gt;0; [.F153]=0; [.F154]=0);IF(AND([.F152]=2;[.F151]&lt;&gt;1;[.G151]&lt;&gt;1;[.G153]&lt;&gt;1;[.G152]&lt;&gt;1;[.F153]&lt;&gt;1);2;1);0)" office:value-type="float" office:value="0" calcext:value-type="float">
            <text:p>0</text:p>
          </table:table-cell>
          <table:table-cell table:style-name="ce2155" table:formula="of:=IF(AND([.G152]&gt;0; [.G153]=0; [.G154]=0);IF(AND([.G152]=2;[.G151]&lt;&gt;1;[.H151]&lt;&gt;1;[.H153]&lt;&gt;1;[.H152]&lt;&gt;1;[.G153]&lt;&gt;1);2;1);0)" office:value-type="float" office:value="0" calcext:value-type="float">
            <text:p>0</text:p>
          </table:table-cell>
          <table:table-cell table:style-name="ce2337" table:formula="of:=IF(AND([.H152]&gt;0; [.H153]=0; [.H154]=0);IF(AND([.H152]=2;[.H151]&lt;&gt;1;[.I151]&lt;&gt;1;[.I153]&lt;&gt;1;[.I152]&lt;&gt;1;[.H153]&lt;&gt;1);2;1);0)" office:value-type="float" office:value="0" calcext:value-type="float">
            <text:p>0</text:p>
          </table:table-cell>
          <table:table-cell table:style-name="ce2519" table:formula="of:=IF(AND([.I152]&gt;0; [.I153]=0; [.I154]=0);IF(AND([.I152]=2;[.I151]&lt;&gt;1;[.J151]&lt;&gt;1;[.J153]&lt;&gt;1;[.J152]&lt;&gt;1;[.I153]&lt;&gt;1);2;1);0)" office:value-type="float" office:value="0" calcext:value-type="float">
            <text:p>0</text:p>
          </table:table-cell>
          <table:table-cell table:style-name="ce2701" table:formula="of:=IF(AND([.J152]&gt;0; [.J153]=0; [.J154]=0);IF(AND([.J152]=2;[.J151]&lt;&gt;1;[.K151]&lt;&gt;1;[.K153]&lt;&gt;1;[.K152]&lt;&gt;1;[.J153]&lt;&gt;1);2;1);0)" office:value-type="float" office:value="0" calcext:value-type="float">
            <text:p>0</text:p>
          </table:table-cell>
          <table:table-cell table:style-name="ce2883" table:formula="of:=IF(AND([.K152]&gt;0; [.K153]=0; [.K154]=0);IF(AND([.K152]=2;[.K151]&lt;&gt;1;[.L151]&lt;&gt;1;[.L153]&lt;&gt;1;[.L152]&lt;&gt;1;[.K153]&lt;&gt;1);2;1);0)" office:value-type="float" office:value="0" calcext:value-type="float">
            <text:p>0</text:p>
          </table:table-cell>
          <table:table-cell table:style-name="ce3065" table:formula="of:=IF(AND([.L152]&gt;0; [.L153]=0; [.L154]=0);IF(AND([.L152]=2;[.L151]&lt;&gt;1;[.M151]&lt;&gt;1;[.M153]&lt;&gt;1;[.M152]&lt;&gt;1;[.L153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5-26" calcext:value-type="date">
            <text:p>2016-05-26</text:p>
          </table:table-cell>
          <table:table-cell office:value-type="float" office:value="10.245" calcext:value-type="float">
            <text:p>10.245</text:p>
          </table:table-cell>
          <table:table-cell table:formula="of:=AVERAGE([.B124:.B182])" office:value-type="float" office:value="6.71310169491525" calcext:value-type="float">
            <text:p>6.71310169491525</text:p>
          </table:table-cell>
          <table:table-cell table:formula="of:=ABS([.B153]-[.C153])" office:value-type="float" office:value="3.53189830508474" calcext:value-type="float">
            <text:p>3.53189830508474</text:p>
          </table:table-cell>
          <table:table-cell table:style-name="ce148" table:formula="of:=IF(IF(ABS([.$C153]-[.$B153])&gt;=[.E$5];1;0)=1; IF( ABS([.$C153]-[.$B153])&lt;[.F$5]; 2; 1);0)" office:value-type="float" office:value="1" calcext:value-type="float">
            <text:p>1</text:p>
          </table:table-cell>
          <table:table-cell table:style-name="ce330" table:formula="of:=IF(IF(ABS([.$C153]-[.$B153])&gt;=[.F$5];1;0)=1; IF( ABS([.$C153]-[.$B153])&lt;[.G$5]; 2; 1);0)" office:value-type="float" office:value="2" calcext:value-type="float">
            <text:p>2</text:p>
          </table:table-cell>
          <table:table-cell table:style-name="ce513" table:formula="of:=IF(IF(ABS([.$C153]-[.$B153])&gt;=[.G$5];1;0)=1; IF( ABS([.$C153]-[.$B153])&lt;[.H$5]; 2; 1);0)" office:value-type="float" office:value="0" calcext:value-type="float">
            <text:p>0</text:p>
          </table:table-cell>
          <table:table-cell table:style-name="ce696" table:formula="of:=IF(IF(ABS([.$C153]-[.$B153])&gt;=[.H$5];1;0)=1; IF( ABS([.$C153]-[.$B153])&lt;[.I$5]; 2; 1);0)" office:value-type="float" office:value="0" calcext:value-type="float">
            <text:p>0</text:p>
          </table:table-cell>
          <table:table-cell table:style-name="ce878" table:formula="of:=IF(IF(ABS([.$C153]-[.$B153])&gt;=[.I$5];1;0)=1; IF( ABS([.$C153]-[.$B153])&lt;[.J$5]; 2; 1);0)" office:value-type="float" office:value="0" calcext:value-type="float">
            <text:p>0</text:p>
          </table:table-cell>
          <table:table-cell table:style-name="ce1060" table:formula="of:=IF(IF(ABS([.$C153]-[.$B153])&gt;=[.J$5];1;0)=1; IF( ABS([.$C153]-[.$B153])&lt;[.K$5]; 2; 1);0)" office:value-type="float" office:value="0" calcext:value-type="float">
            <text:p>0</text:p>
          </table:table-cell>
          <table:table-cell table:style-name="ce1242" table:formula="of:=IF(IF(ABS([.$C153]-[.$B153])&gt;=[.K$5];1;0)=1; IF( ABS([.$C153]-[.$B153])&lt;[.L$5]; 2; 1);0)" office:value-type="float" office:value="0" calcext:value-type="float">
            <text:p>0</text:p>
          </table:table-cell>
          <table:table-cell table:style-name="ce1424" table:formula="of:=IF(IF(ABS([.$C153]-[.$B153])&gt;=[.L$5];1;0)=1; IF( ABS([.$C153]-[.$B153])&lt;[.M$5]; 2; 1);0)" office:value-type="float" office:value="0" calcext:value-type="float">
            <text:p>0</text:p>
          </table:table-cell>
          <table:table-cell table:style-name="ce1606" table:formula="of:=IF(IF(ABS([.$C153]-[.$B153])&gt;=[.M$5];1;0)=1; IF( ABS([.$C153]-[.$B153])&lt;[.N$5]; 2; 1);0)" office:value-type="float" office:value="0" calcext:value-type="float">
            <text:p>0</text:p>
          </table:table-cell>
          <table:table-cell table:style-name="ce1643"/>
          <table:table-cell table:style-name="ce1790" table:formula="of:=IF(AND([.E153]&gt;0; [.E154]=0; [.E155]=0);IF(AND([.E153]=2;[.E152]&lt;&gt;1;[.F152]&lt;&gt;1;[.F154]&lt;&gt;1;[.F153]&lt;&gt;1;[.E154]&lt;&gt;1);2;1);0)" office:value-type="float" office:value="0" calcext:value-type="float">
            <text:p>0</text:p>
          </table:table-cell>
          <table:table-cell table:style-name="ce1973" table:formula="of:=IF(AND([.F153]&gt;0; [.F154]=0; [.F155]=0);IF(AND([.F153]=2;[.F152]&lt;&gt;1;[.G152]&lt;&gt;1;[.G154]&lt;&gt;1;[.G153]&lt;&gt;1;[.F154]&lt;&gt;1);2;1);0)" office:value-type="float" office:value="0" calcext:value-type="float">
            <text:p>0</text:p>
          </table:table-cell>
          <table:table-cell table:style-name="ce2156" table:formula="of:=IF(AND([.G153]&gt;0; [.G154]=0; [.G155]=0);IF(AND([.G153]=2;[.G152]&lt;&gt;1;[.H152]&lt;&gt;1;[.H154]&lt;&gt;1;[.H153]&lt;&gt;1;[.G154]&lt;&gt;1);2;1);0)" office:value-type="float" office:value="0" calcext:value-type="float">
            <text:p>0</text:p>
          </table:table-cell>
          <table:table-cell table:style-name="ce2338" table:formula="of:=IF(AND([.H153]&gt;0; [.H154]=0; [.H155]=0);IF(AND([.H153]=2;[.H152]&lt;&gt;1;[.I152]&lt;&gt;1;[.I154]&lt;&gt;1;[.I153]&lt;&gt;1;[.H154]&lt;&gt;1);2;1);0)" office:value-type="float" office:value="0" calcext:value-type="float">
            <text:p>0</text:p>
          </table:table-cell>
          <table:table-cell table:style-name="ce2520" table:formula="of:=IF(AND([.I153]&gt;0; [.I154]=0; [.I155]=0);IF(AND([.I153]=2;[.I152]&lt;&gt;1;[.J152]&lt;&gt;1;[.J154]&lt;&gt;1;[.J153]&lt;&gt;1;[.I154]&lt;&gt;1);2;1);0)" office:value-type="float" office:value="0" calcext:value-type="float">
            <text:p>0</text:p>
          </table:table-cell>
          <table:table-cell table:style-name="ce2702" table:formula="of:=IF(AND([.J153]&gt;0; [.J154]=0; [.J155]=0);IF(AND([.J153]=2;[.J152]&lt;&gt;1;[.K152]&lt;&gt;1;[.K154]&lt;&gt;1;[.K153]&lt;&gt;1;[.J154]&lt;&gt;1);2;1);0)" office:value-type="float" office:value="0" calcext:value-type="float">
            <text:p>0</text:p>
          </table:table-cell>
          <table:table-cell table:style-name="ce2884" table:formula="of:=IF(AND([.K153]&gt;0; [.K154]=0; [.K155]=0);IF(AND([.K153]=2;[.K152]&lt;&gt;1;[.L152]&lt;&gt;1;[.L154]&lt;&gt;1;[.L153]&lt;&gt;1;[.K154]&lt;&gt;1);2;1);0)" office:value-type="float" office:value="0" calcext:value-type="float">
            <text:p>0</text:p>
          </table:table-cell>
          <table:table-cell table:style-name="ce3066" table:formula="of:=IF(AND([.L153]&gt;0; [.L154]=0; [.L155]=0);IF(AND([.L153]=2;[.L152]&lt;&gt;1;[.M152]&lt;&gt;1;[.M154]&lt;&gt;1;[.M153]&lt;&gt;1;[.L154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5-27" calcext:value-type="date">
            <text:p>2016-05-27</text:p>
          </table:table-cell>
          <table:table-cell office:value-type="float" office:value="12.7" calcext:value-type="float">
            <text:p>12.7</text:p>
          </table:table-cell>
          <table:table-cell table:formula="of:=AVERAGE([.B125:.B183])" office:value-type="float" office:value="6.97330508474576" calcext:value-type="float">
            <text:p>6.97330508474576</text:p>
          </table:table-cell>
          <table:table-cell table:formula="of:=ABS([.B154]-[.C154])" office:value-type="float" office:value="5.72669491525424" calcext:value-type="float">
            <text:p>5.72669491525424</text:p>
          </table:table-cell>
          <table:table-cell table:style-name="ce149" table:formula="of:=IF(IF(ABS([.$C154]-[.$B154])&gt;=[.E$5];1;0)=1; IF( ABS([.$C154]-[.$B154])&lt;[.F$5]; 2; 1);0)" office:value-type="float" office:value="1" calcext:value-type="float">
            <text:p>1</text:p>
          </table:table-cell>
          <table:table-cell table:style-name="ce331" table:formula="of:=IF(IF(ABS([.$C154]-[.$B154])&gt;=[.F$5];1;0)=1; IF( ABS([.$C154]-[.$B154])&lt;[.G$5]; 2; 1);0)" office:value-type="float" office:value="1" calcext:value-type="float">
            <text:p>1</text:p>
          </table:table-cell>
          <table:table-cell table:style-name="ce514" table:formula="of:=IF(IF(ABS([.$C154]-[.$B154])&gt;=[.G$5];1;0)=1; IF( ABS([.$C154]-[.$B154])&lt;[.H$5]; 2; 1);0)" office:value-type="float" office:value="1" calcext:value-type="float">
            <text:p>1</text:p>
          </table:table-cell>
          <table:table-cell table:style-name="ce697" table:formula="of:=IF(IF(ABS([.$C154]-[.$B154])&gt;=[.H$5];1;0)=1; IF( ABS([.$C154]-[.$B154])&lt;[.I$5]; 2; 1);0)" office:value-type="float" office:value="2" calcext:value-type="float">
            <text:p>2</text:p>
          </table:table-cell>
          <table:table-cell table:style-name="ce879" table:formula="of:=IF(IF(ABS([.$C154]-[.$B154])&gt;=[.I$5];1;0)=1; IF( ABS([.$C154]-[.$B154])&lt;[.J$5]; 2; 1);0)" office:value-type="float" office:value="0" calcext:value-type="float">
            <text:p>0</text:p>
          </table:table-cell>
          <table:table-cell table:style-name="ce1061" table:formula="of:=IF(IF(ABS([.$C154]-[.$B154])&gt;=[.J$5];1;0)=1; IF( ABS([.$C154]-[.$B154])&lt;[.K$5]; 2; 1);0)" office:value-type="float" office:value="0" calcext:value-type="float">
            <text:p>0</text:p>
          </table:table-cell>
          <table:table-cell table:style-name="ce1243" table:formula="of:=IF(IF(ABS([.$C154]-[.$B154])&gt;=[.K$5];1;0)=1; IF( ABS([.$C154]-[.$B154])&lt;[.L$5]; 2; 1);0)" office:value-type="float" office:value="0" calcext:value-type="float">
            <text:p>0</text:p>
          </table:table-cell>
          <table:table-cell table:style-name="ce1425" table:formula="of:=IF(IF(ABS([.$C154]-[.$B154])&gt;=[.L$5];1;0)=1; IF( ABS([.$C154]-[.$B154])&lt;[.M$5]; 2; 1);0)" office:value-type="float" office:value="0" calcext:value-type="float">
            <text:p>0</text:p>
          </table:table-cell>
          <table:table-cell table:style-name="ce1607" table:formula="of:=IF(IF(ABS([.$C154]-[.$B154])&gt;=[.M$5];1;0)=1; IF( ABS([.$C154]-[.$B154])&lt;[.N$5]; 2; 1);0)" office:value-type="float" office:value="0" calcext:value-type="float">
            <text:p>0</text:p>
          </table:table-cell>
          <table:table-cell table:style-name="ce1643"/>
          <table:table-cell table:style-name="ce1791" table:formula="of:=IF(AND([.E154]&gt;0; [.E155]=0; [.E156]=0);IF(AND([.E154]=2;[.E153]&lt;&gt;1;[.F153]&lt;&gt;1;[.F155]&lt;&gt;1;[.F154]&lt;&gt;1;[.E155]&lt;&gt;1);2;1);0)" office:value-type="float" office:value="0" calcext:value-type="float">
            <text:p>0</text:p>
          </table:table-cell>
          <table:table-cell table:style-name="ce1974" table:formula="of:=IF(AND([.F154]&gt;0; [.F155]=0; [.F156]=0);IF(AND([.F154]=2;[.F153]&lt;&gt;1;[.G153]&lt;&gt;1;[.G155]&lt;&gt;1;[.G154]&lt;&gt;1;[.F155]&lt;&gt;1);2;1);0)" office:value-type="float" office:value="0" calcext:value-type="float">
            <text:p>0</text:p>
          </table:table-cell>
          <table:table-cell table:style-name="ce2157" table:formula="of:=IF(AND([.G154]&gt;0; [.G155]=0; [.G156]=0);IF(AND([.G154]=2;[.G153]&lt;&gt;1;[.H153]&lt;&gt;1;[.H155]&lt;&gt;1;[.H154]&lt;&gt;1;[.G155]&lt;&gt;1);2;1);0)" office:value-type="float" office:value="0" calcext:value-type="float">
            <text:p>0</text:p>
          </table:table-cell>
          <table:table-cell table:style-name="ce2339" table:formula="of:=IF(AND([.H154]&gt;0; [.H155]=0; [.H156]=0);IF(AND([.H154]=2;[.H153]&lt;&gt;1;[.I153]&lt;&gt;1;[.I155]&lt;&gt;1;[.I154]&lt;&gt;1;[.H155]&lt;&gt;1);2;1);0)" office:value-type="float" office:value="0" calcext:value-type="float">
            <text:p>0</text:p>
          </table:table-cell>
          <table:table-cell table:style-name="ce2521" table:formula="of:=IF(AND([.I154]&gt;0; [.I155]=0; [.I156]=0);IF(AND([.I154]=2;[.I153]&lt;&gt;1;[.J153]&lt;&gt;1;[.J155]&lt;&gt;1;[.J154]&lt;&gt;1;[.I155]&lt;&gt;1);2;1);0)" office:value-type="float" office:value="0" calcext:value-type="float">
            <text:p>0</text:p>
          </table:table-cell>
          <table:table-cell table:style-name="ce2703" table:formula="of:=IF(AND([.J154]&gt;0; [.J155]=0; [.J156]=0);IF(AND([.J154]=2;[.J153]&lt;&gt;1;[.K153]&lt;&gt;1;[.K155]&lt;&gt;1;[.K154]&lt;&gt;1;[.J155]&lt;&gt;1);2;1);0)" office:value-type="float" office:value="0" calcext:value-type="float">
            <text:p>0</text:p>
          </table:table-cell>
          <table:table-cell table:style-name="ce2885" table:formula="of:=IF(AND([.K154]&gt;0; [.K155]=0; [.K156]=0);IF(AND([.K154]=2;[.K153]&lt;&gt;1;[.L153]&lt;&gt;1;[.L155]&lt;&gt;1;[.L154]&lt;&gt;1;[.K155]&lt;&gt;1);2;1);0)" office:value-type="float" office:value="0" calcext:value-type="float">
            <text:p>0</text:p>
          </table:table-cell>
          <table:table-cell table:style-name="ce3067" table:formula="of:=IF(AND([.L154]&gt;0; [.L155]=0; [.L156]=0);IF(AND([.L154]=2;[.L153]&lt;&gt;1;[.M153]&lt;&gt;1;[.M155]&lt;&gt;1;[.M154]&lt;&gt;1;[.L155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5-28" calcext:value-type="date">
            <text:p>2016-05-28</text:p>
          </table:table-cell>
          <table:table-cell office:value-type="float" office:value="12.431" calcext:value-type="float">
            <text:p>12.431</text:p>
          </table:table-cell>
          <table:table-cell table:formula="of:=AVERAGE([.B126:.B184])" office:value-type="float" office:value="7.16598305084746" calcext:value-type="float">
            <text:p>7.16598305084746</text:p>
          </table:table-cell>
          <table:table-cell table:formula="of:=ABS([.B155]-[.C155])" office:value-type="float" office:value="5.26501694915254" calcext:value-type="float">
            <text:p>5.26501694915254</text:p>
          </table:table-cell>
          <table:table-cell table:style-name="ce150" table:formula="of:=IF(IF(ABS([.$C155]-[.$B155])&gt;=[.E$5];1;0)=1; IF( ABS([.$C155]-[.$B155])&lt;[.F$5]; 2; 1);0)" office:value-type="float" office:value="1" calcext:value-type="float">
            <text:p>1</text:p>
          </table:table-cell>
          <table:table-cell table:style-name="ce332" table:formula="of:=IF(IF(ABS([.$C155]-[.$B155])&gt;=[.F$5];1;0)=1; IF( ABS([.$C155]-[.$B155])&lt;[.G$5]; 2; 1);0)" office:value-type="float" office:value="1" calcext:value-type="float">
            <text:p>1</text:p>
          </table:table-cell>
          <table:table-cell table:style-name="ce515" table:formula="of:=IF(IF(ABS([.$C155]-[.$B155])&gt;=[.G$5];1;0)=1; IF( ABS([.$C155]-[.$B155])&lt;[.H$5]; 2; 1);0)" office:value-type="float" office:value="1" calcext:value-type="float">
            <text:p>1</text:p>
          </table:table-cell>
          <table:table-cell table:style-name="ce698" table:formula="of:=IF(IF(ABS([.$C155]-[.$B155])&gt;=[.H$5];1;0)=1; IF( ABS([.$C155]-[.$B155])&lt;[.I$5]; 2; 1);0)" office:value-type="float" office:value="2" calcext:value-type="float">
            <text:p>2</text:p>
          </table:table-cell>
          <table:table-cell table:style-name="ce880" table:formula="of:=IF(IF(ABS([.$C155]-[.$B155])&gt;=[.I$5];1;0)=1; IF( ABS([.$C155]-[.$B155])&lt;[.J$5]; 2; 1);0)" office:value-type="float" office:value="0" calcext:value-type="float">
            <text:p>0</text:p>
          </table:table-cell>
          <table:table-cell table:style-name="ce1062" table:formula="of:=IF(IF(ABS([.$C155]-[.$B155])&gt;=[.J$5];1;0)=1; IF( ABS([.$C155]-[.$B155])&lt;[.K$5]; 2; 1);0)" office:value-type="float" office:value="0" calcext:value-type="float">
            <text:p>0</text:p>
          </table:table-cell>
          <table:table-cell table:style-name="ce1244" table:formula="of:=IF(IF(ABS([.$C155]-[.$B155])&gt;=[.K$5];1;0)=1; IF( ABS([.$C155]-[.$B155])&lt;[.L$5]; 2; 1);0)" office:value-type="float" office:value="0" calcext:value-type="float">
            <text:p>0</text:p>
          </table:table-cell>
          <table:table-cell table:style-name="ce1426" table:formula="of:=IF(IF(ABS([.$C155]-[.$B155])&gt;=[.L$5];1;0)=1; IF( ABS([.$C155]-[.$B155])&lt;[.M$5]; 2; 1);0)" office:value-type="float" office:value="0" calcext:value-type="float">
            <text:p>0</text:p>
          </table:table-cell>
          <table:table-cell table:style-name="ce1608" table:formula="of:=IF(IF(ABS([.$C155]-[.$B155])&gt;=[.M$5];1;0)=1; IF( ABS([.$C155]-[.$B155])&lt;[.N$5]; 2; 1);0)" office:value-type="float" office:value="0" calcext:value-type="float">
            <text:p>0</text:p>
          </table:table-cell>
          <table:table-cell table:style-name="ce1643"/>
          <table:table-cell table:style-name="ce1792" table:formula="of:=IF(AND([.E155]&gt;0; [.E156]=0; [.E157]=0);IF(AND([.E155]=2;[.E154]&lt;&gt;1;[.F154]&lt;&gt;1;[.F156]&lt;&gt;1;[.F155]&lt;&gt;1;[.E156]&lt;&gt;1);2;1);0)" office:value-type="float" office:value="1" calcext:value-type="float">
            <text:p>1</text:p>
          </table:table-cell>
          <table:table-cell table:style-name="ce1975" table:formula="of:=IF(AND([.F155]&gt;0; [.F156]=0; [.F157]=0);IF(AND([.F155]=2;[.F154]&lt;&gt;1;[.G154]&lt;&gt;1;[.G156]&lt;&gt;1;[.G155]&lt;&gt;1;[.F156]&lt;&gt;1);2;1);0)" office:value-type="float" office:value="1" calcext:value-type="float">
            <text:p>1</text:p>
          </table:table-cell>
          <table:table-cell table:style-name="ce2158" table:formula="of:=IF(AND([.G155]&gt;0; [.G156]=0; [.G157]=0);IF(AND([.G155]=2;[.G154]&lt;&gt;1;[.H154]&lt;&gt;1;[.H156]&lt;&gt;1;[.H155]&lt;&gt;1;[.G156]&lt;&gt;1);2;1);0)" office:value-type="float" office:value="1" calcext:value-type="float">
            <text:p>1</text:p>
          </table:table-cell>
          <table:table-cell table:style-name="ce2340" table:formula="of:=IF(AND([.H155]&gt;0; [.H156]=0; [.H157]=0);IF(AND([.H155]=2;[.H154]&lt;&gt;1;[.I154]&lt;&gt;1;[.I156]&lt;&gt;1;[.I155]&lt;&gt;1;[.H156]&lt;&gt;1);2;1);0)" office:value-type="float" office:value="2" calcext:value-type="float">
            <text:p>2</text:p>
          </table:table-cell>
          <table:table-cell table:style-name="ce2522" table:formula="of:=IF(AND([.I155]&gt;0; [.I156]=0; [.I157]=0);IF(AND([.I155]=2;[.I154]&lt;&gt;1;[.J154]&lt;&gt;1;[.J156]&lt;&gt;1;[.J155]&lt;&gt;1;[.I156]&lt;&gt;1);2;1);0)" office:value-type="float" office:value="0" calcext:value-type="float">
            <text:p>0</text:p>
          </table:table-cell>
          <table:table-cell table:style-name="ce2704" table:formula="of:=IF(AND([.J155]&gt;0; [.J156]=0; [.J157]=0);IF(AND([.J155]=2;[.J154]&lt;&gt;1;[.K154]&lt;&gt;1;[.K156]&lt;&gt;1;[.K155]&lt;&gt;1;[.J156]&lt;&gt;1);2;1);0)" office:value-type="float" office:value="0" calcext:value-type="float">
            <text:p>0</text:p>
          </table:table-cell>
          <table:table-cell table:style-name="ce2886" table:formula="of:=IF(AND([.K155]&gt;0; [.K156]=0; [.K157]=0);IF(AND([.K155]=2;[.K154]&lt;&gt;1;[.L154]&lt;&gt;1;[.L156]&lt;&gt;1;[.L155]&lt;&gt;1;[.K156]&lt;&gt;1);2;1);0)" office:value-type="float" office:value="0" calcext:value-type="float">
            <text:p>0</text:p>
          </table:table-cell>
          <table:table-cell table:style-name="ce3068" table:formula="of:=IF(AND([.L155]&gt;0; [.L156]=0; [.L157]=0);IF(AND([.L155]=2;[.L154]&lt;&gt;1;[.M154]&lt;&gt;1;[.M156]&lt;&gt;1;[.M155]&lt;&gt;1;[.L156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5-29" calcext:value-type="date">
            <text:p>2016-05-29</text:p>
          </table:table-cell>
          <table:table-cell office:value-type="float" office:value="6.722" calcext:value-type="float">
            <text:p>6.722</text:p>
          </table:table-cell>
          <table:table-cell table:formula="of:=AVERAGE([.B127:.B185])" office:value-type="float" office:value="7.29649152542373" calcext:value-type="float">
            <text:p>7.29649152542373</text:p>
          </table:table-cell>
          <table:table-cell table:formula="of:=ABS([.B156]-[.C156])" office:value-type="float" office:value="0.57449152542373" calcext:value-type="float">
            <text:p>0.57449152542373</text:p>
          </table:table-cell>
          <table:table-cell table:style-name="ce151" table:formula="of:=IF(IF(ABS([.$C156]-[.$B156])&gt;=[.E$5];1;0)=1; IF( ABS([.$C156]-[.$B156])&lt;[.F$5]; 2; 1);0)" office:value-type="float" office:value="0" calcext:value-type="float">
            <text:p>0</text:p>
          </table:table-cell>
          <table:table-cell table:style-name="ce333" table:formula="of:=IF(IF(ABS([.$C156]-[.$B156])&gt;=[.F$5];1;0)=1; IF( ABS([.$C156]-[.$B156])&lt;[.G$5]; 2; 1);0)" office:value-type="float" office:value="0" calcext:value-type="float">
            <text:p>0</text:p>
          </table:table-cell>
          <table:table-cell table:style-name="ce516" table:formula="of:=IF(IF(ABS([.$C156]-[.$B156])&gt;=[.G$5];1;0)=1; IF( ABS([.$C156]-[.$B156])&lt;[.H$5]; 2; 1);0)" office:value-type="float" office:value="0" calcext:value-type="float">
            <text:p>0</text:p>
          </table:table-cell>
          <table:table-cell table:style-name="ce699" table:formula="of:=IF(IF(ABS([.$C156]-[.$B156])&gt;=[.H$5];1;0)=1; IF( ABS([.$C156]-[.$B156])&lt;[.I$5]; 2; 1);0)" office:value-type="float" office:value="0" calcext:value-type="float">
            <text:p>0</text:p>
          </table:table-cell>
          <table:table-cell table:style-name="ce881" table:formula="of:=IF(IF(ABS([.$C156]-[.$B156])&gt;=[.I$5];1;0)=1; IF( ABS([.$C156]-[.$B156])&lt;[.J$5]; 2; 1);0)" office:value-type="float" office:value="0" calcext:value-type="float">
            <text:p>0</text:p>
          </table:table-cell>
          <table:table-cell table:style-name="ce1063" table:formula="of:=IF(IF(ABS([.$C156]-[.$B156])&gt;=[.J$5];1;0)=1; IF( ABS([.$C156]-[.$B156])&lt;[.K$5]; 2; 1);0)" office:value-type="float" office:value="0" calcext:value-type="float">
            <text:p>0</text:p>
          </table:table-cell>
          <table:table-cell table:style-name="ce1245" table:formula="of:=IF(IF(ABS([.$C156]-[.$B156])&gt;=[.K$5];1;0)=1; IF( ABS([.$C156]-[.$B156])&lt;[.L$5]; 2; 1);0)" office:value-type="float" office:value="0" calcext:value-type="float">
            <text:p>0</text:p>
          </table:table-cell>
          <table:table-cell table:style-name="ce1427" table:formula="of:=IF(IF(ABS([.$C156]-[.$B156])&gt;=[.L$5];1;0)=1; IF( ABS([.$C156]-[.$B156])&lt;[.M$5]; 2; 1);0)" office:value-type="float" office:value="0" calcext:value-type="float">
            <text:p>0</text:p>
          </table:table-cell>
          <table:table-cell table:style-name="ce1609" table:formula="of:=IF(IF(ABS([.$C156]-[.$B156])&gt;=[.M$5];1;0)=1; IF( ABS([.$C156]-[.$B156])&lt;[.N$5]; 2; 1);0)" office:value-type="float" office:value="0" calcext:value-type="float">
            <text:p>0</text:p>
          </table:table-cell>
          <table:table-cell table:style-name="ce1643"/>
          <table:table-cell table:style-name="ce1793" table:formula="of:=IF(AND([.E156]&gt;0; [.E157]=0; [.E158]=0);IF(AND([.E156]=2;[.E155]&lt;&gt;1;[.F155]&lt;&gt;1;[.F157]&lt;&gt;1;[.F156]&lt;&gt;1;[.E157]&lt;&gt;1);2;1);0)" office:value-type="float" office:value="0" calcext:value-type="float">
            <text:p>0</text:p>
          </table:table-cell>
          <table:table-cell table:style-name="ce1976" table:formula="of:=IF(AND([.F156]&gt;0; [.F157]=0; [.F158]=0);IF(AND([.F156]=2;[.F155]&lt;&gt;1;[.G155]&lt;&gt;1;[.G157]&lt;&gt;1;[.G156]&lt;&gt;1;[.F157]&lt;&gt;1);2;1);0)" office:value-type="float" office:value="0" calcext:value-type="float">
            <text:p>0</text:p>
          </table:table-cell>
          <table:table-cell table:style-name="ce2159" table:formula="of:=IF(AND([.G156]&gt;0; [.G157]=0; [.G158]=0);IF(AND([.G156]=2;[.G155]&lt;&gt;1;[.H155]&lt;&gt;1;[.H157]&lt;&gt;1;[.H156]&lt;&gt;1;[.G157]&lt;&gt;1);2;1);0)" office:value-type="float" office:value="0" calcext:value-type="float">
            <text:p>0</text:p>
          </table:table-cell>
          <table:table-cell table:style-name="ce2341" table:formula="of:=IF(AND([.H156]&gt;0; [.H157]=0; [.H158]=0);IF(AND([.H156]=2;[.H155]&lt;&gt;1;[.I155]&lt;&gt;1;[.I157]&lt;&gt;1;[.I156]&lt;&gt;1;[.H157]&lt;&gt;1);2;1);0)" office:value-type="float" office:value="0" calcext:value-type="float">
            <text:p>0</text:p>
          </table:table-cell>
          <table:table-cell table:style-name="ce2523" table:formula="of:=IF(AND([.I156]&gt;0; [.I157]=0; [.I158]=0);IF(AND([.I156]=2;[.I155]&lt;&gt;1;[.J155]&lt;&gt;1;[.J157]&lt;&gt;1;[.J156]&lt;&gt;1;[.I157]&lt;&gt;1);2;1);0)" office:value-type="float" office:value="0" calcext:value-type="float">
            <text:p>0</text:p>
          </table:table-cell>
          <table:table-cell table:style-name="ce2705" table:formula="of:=IF(AND([.J156]&gt;0; [.J157]=0; [.J158]=0);IF(AND([.J156]=2;[.J155]&lt;&gt;1;[.K155]&lt;&gt;1;[.K157]&lt;&gt;1;[.K156]&lt;&gt;1;[.J157]&lt;&gt;1);2;1);0)" office:value-type="float" office:value="0" calcext:value-type="float">
            <text:p>0</text:p>
          </table:table-cell>
          <table:table-cell table:style-name="ce2887" table:formula="of:=IF(AND([.K156]&gt;0; [.K157]=0; [.K158]=0);IF(AND([.K156]=2;[.K155]&lt;&gt;1;[.L155]&lt;&gt;1;[.L157]&lt;&gt;1;[.L156]&lt;&gt;1;[.K157]&lt;&gt;1);2;1);0)" office:value-type="float" office:value="0" calcext:value-type="float">
            <text:p>0</text:p>
          </table:table-cell>
          <table:table-cell table:style-name="ce3069" table:formula="of:=IF(AND([.L156]&gt;0; [.L157]=0; [.L158]=0);IF(AND([.L156]=2;[.L155]&lt;&gt;1;[.M155]&lt;&gt;1;[.M157]&lt;&gt;1;[.M156]&lt;&gt;1;[.L157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5-30" calcext:value-type="date">
            <text:p>2016-05-30</text:p>
          </table:table-cell>
          <table:table-cell office:value-type="float" office:value="6.405" calcext:value-type="float">
            <text:p>6.405</text:p>
          </table:table-cell>
          <table:table-cell table:formula="of:=AVERAGE([.B128:.B186])" office:value-type="float" office:value="7.47705084745763" calcext:value-type="float">
            <text:p>7.47705084745763</text:p>
          </table:table-cell>
          <table:table-cell table:formula="of:=ABS([.B157]-[.C157])" office:value-type="float" office:value="1.07205084745763" calcext:value-type="float">
            <text:p>1.07205084745763</text:p>
          </table:table-cell>
          <table:table-cell table:style-name="ce152" table:formula="of:=IF(IF(ABS([.$C157]-[.$B157])&gt;=[.E$5];1;0)=1; IF( ABS([.$C157]-[.$B157])&lt;[.F$5]; 2; 1);0)" office:value-type="float" office:value="0" calcext:value-type="float">
            <text:p>0</text:p>
          </table:table-cell>
          <table:table-cell table:style-name="ce334" table:formula="of:=IF(IF(ABS([.$C157]-[.$B157])&gt;=[.F$5];1;0)=1; IF( ABS([.$C157]-[.$B157])&lt;[.G$5]; 2; 1);0)" office:value-type="float" office:value="0" calcext:value-type="float">
            <text:p>0</text:p>
          </table:table-cell>
          <table:table-cell table:style-name="ce517" table:formula="of:=IF(IF(ABS([.$C157]-[.$B157])&gt;=[.G$5];1;0)=1; IF( ABS([.$C157]-[.$B157])&lt;[.H$5]; 2; 1);0)" office:value-type="float" office:value="0" calcext:value-type="float">
            <text:p>0</text:p>
          </table:table-cell>
          <table:table-cell table:style-name="ce700" table:formula="of:=IF(IF(ABS([.$C157]-[.$B157])&gt;=[.H$5];1;0)=1; IF( ABS([.$C157]-[.$B157])&lt;[.I$5]; 2; 1);0)" office:value-type="float" office:value="0" calcext:value-type="float">
            <text:p>0</text:p>
          </table:table-cell>
          <table:table-cell table:style-name="ce882" table:formula="of:=IF(IF(ABS([.$C157]-[.$B157])&gt;=[.I$5];1;0)=1; IF( ABS([.$C157]-[.$B157])&lt;[.J$5]; 2; 1);0)" office:value-type="float" office:value="0" calcext:value-type="float">
            <text:p>0</text:p>
          </table:table-cell>
          <table:table-cell table:style-name="ce1064" table:formula="of:=IF(IF(ABS([.$C157]-[.$B157])&gt;=[.J$5];1;0)=1; IF( ABS([.$C157]-[.$B157])&lt;[.K$5]; 2; 1);0)" office:value-type="float" office:value="0" calcext:value-type="float">
            <text:p>0</text:p>
          </table:table-cell>
          <table:table-cell table:style-name="ce1246" table:formula="of:=IF(IF(ABS([.$C157]-[.$B157])&gt;=[.K$5];1;0)=1; IF( ABS([.$C157]-[.$B157])&lt;[.L$5]; 2; 1);0)" office:value-type="float" office:value="0" calcext:value-type="float">
            <text:p>0</text:p>
          </table:table-cell>
          <table:table-cell table:style-name="ce1428" table:formula="of:=IF(IF(ABS([.$C157]-[.$B157])&gt;=[.L$5];1;0)=1; IF( ABS([.$C157]-[.$B157])&lt;[.M$5]; 2; 1);0)" office:value-type="float" office:value="0" calcext:value-type="float">
            <text:p>0</text:p>
          </table:table-cell>
          <table:table-cell table:style-name="ce1610" table:formula="of:=IF(IF(ABS([.$C157]-[.$B157])&gt;=[.M$5];1;0)=1; IF( ABS([.$C157]-[.$B157])&lt;[.N$5]; 2; 1);0)" office:value-type="float" office:value="0" calcext:value-type="float">
            <text:p>0</text:p>
          </table:table-cell>
          <table:table-cell table:style-name="ce1643"/>
          <table:table-cell table:style-name="ce1794" table:formula="of:=IF(AND([.E157]&gt;0; [.E158]=0; [.E159]=0);IF(AND([.E157]=2;[.E156]&lt;&gt;1;[.F156]&lt;&gt;1;[.F158]&lt;&gt;1;[.F157]&lt;&gt;1;[.E158]&lt;&gt;1);2;1);0)" office:value-type="float" office:value="0" calcext:value-type="float">
            <text:p>0</text:p>
          </table:table-cell>
          <table:table-cell table:style-name="ce1977" table:formula="of:=IF(AND([.F157]&gt;0; [.F158]=0; [.F159]=0);IF(AND([.F157]=2;[.F156]&lt;&gt;1;[.G156]&lt;&gt;1;[.G158]&lt;&gt;1;[.G157]&lt;&gt;1;[.F158]&lt;&gt;1);2;1);0)" office:value-type="float" office:value="0" calcext:value-type="float">
            <text:p>0</text:p>
          </table:table-cell>
          <table:table-cell table:style-name="ce2160" table:formula="of:=IF(AND([.G157]&gt;0; [.G158]=0; [.G159]=0);IF(AND([.G157]=2;[.G156]&lt;&gt;1;[.H156]&lt;&gt;1;[.H158]&lt;&gt;1;[.H157]&lt;&gt;1;[.G158]&lt;&gt;1);2;1);0)" office:value-type="float" office:value="0" calcext:value-type="float">
            <text:p>0</text:p>
          </table:table-cell>
          <table:table-cell table:style-name="ce2342" table:formula="of:=IF(AND([.H157]&gt;0; [.H158]=0; [.H159]=0);IF(AND([.H157]=2;[.H156]&lt;&gt;1;[.I156]&lt;&gt;1;[.I158]&lt;&gt;1;[.I157]&lt;&gt;1;[.H158]&lt;&gt;1);2;1);0)" office:value-type="float" office:value="0" calcext:value-type="float">
            <text:p>0</text:p>
          </table:table-cell>
          <table:table-cell table:style-name="ce2524" table:formula="of:=IF(AND([.I157]&gt;0; [.I158]=0; [.I159]=0);IF(AND([.I157]=2;[.I156]&lt;&gt;1;[.J156]&lt;&gt;1;[.J158]&lt;&gt;1;[.J157]&lt;&gt;1;[.I158]&lt;&gt;1);2;1);0)" office:value-type="float" office:value="0" calcext:value-type="float">
            <text:p>0</text:p>
          </table:table-cell>
          <table:table-cell table:style-name="ce2706" table:formula="of:=IF(AND([.J157]&gt;0; [.J158]=0; [.J159]=0);IF(AND([.J157]=2;[.J156]&lt;&gt;1;[.K156]&lt;&gt;1;[.K158]&lt;&gt;1;[.K157]&lt;&gt;1;[.J158]&lt;&gt;1);2;1);0)" office:value-type="float" office:value="0" calcext:value-type="float">
            <text:p>0</text:p>
          </table:table-cell>
          <table:table-cell table:style-name="ce2888" table:formula="of:=IF(AND([.K157]&gt;0; [.K158]=0; [.K159]=0);IF(AND([.K157]=2;[.K156]&lt;&gt;1;[.L156]&lt;&gt;1;[.L158]&lt;&gt;1;[.L157]&lt;&gt;1;[.K158]&lt;&gt;1);2;1);0)" office:value-type="float" office:value="0" calcext:value-type="float">
            <text:p>0</text:p>
          </table:table-cell>
          <table:table-cell table:style-name="ce3070" table:formula="of:=IF(AND([.L157]&gt;0; [.L158]=0; [.L159]=0);IF(AND([.L157]=2;[.L156]&lt;&gt;1;[.M156]&lt;&gt;1;[.M158]&lt;&gt;1;[.M157]&lt;&gt;1;[.L158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5-31" calcext:value-type="date">
            <text:p>2016-05-31</text:p>
          </table:table-cell>
          <table:table-cell office:value-type="float" office:value="6.92" calcext:value-type="float">
            <text:p>6.92</text:p>
          </table:table-cell>
          <table:table-cell table:formula="of:=AVERAGE([.B129:.B187])" office:value-type="float" office:value="7.75984745762712" calcext:value-type="float">
            <text:p>7.75984745762712</text:p>
          </table:table-cell>
          <table:table-cell table:formula="of:=ABS([.B158]-[.C158])" office:value-type="float" office:value="0.839847457627118" calcext:value-type="float">
            <text:p>0.839847457627118</text:p>
          </table:table-cell>
          <table:table-cell table:style-name="ce153" table:formula="of:=IF(IF(ABS([.$C158]-[.$B158])&gt;=[.E$5];1;0)=1; IF( ABS([.$C158]-[.$B158])&lt;[.F$5]; 2; 1);0)" office:value-type="float" office:value="0" calcext:value-type="float">
            <text:p>0</text:p>
          </table:table-cell>
          <table:table-cell table:style-name="ce335" table:formula="of:=IF(IF(ABS([.$C158]-[.$B158])&gt;=[.F$5];1;0)=1; IF( ABS([.$C158]-[.$B158])&lt;[.G$5]; 2; 1);0)" office:value-type="float" office:value="0" calcext:value-type="float">
            <text:p>0</text:p>
          </table:table-cell>
          <table:table-cell table:style-name="ce518" table:formula="of:=IF(IF(ABS([.$C158]-[.$B158])&gt;=[.G$5];1;0)=1; IF( ABS([.$C158]-[.$B158])&lt;[.H$5]; 2; 1);0)" office:value-type="float" office:value="0" calcext:value-type="float">
            <text:p>0</text:p>
          </table:table-cell>
          <table:table-cell table:style-name="ce701" table:formula="of:=IF(IF(ABS([.$C158]-[.$B158])&gt;=[.H$5];1;0)=1; IF( ABS([.$C158]-[.$B158])&lt;[.I$5]; 2; 1);0)" office:value-type="float" office:value="0" calcext:value-type="float">
            <text:p>0</text:p>
          </table:table-cell>
          <table:table-cell table:style-name="ce883" table:formula="of:=IF(IF(ABS([.$C158]-[.$B158])&gt;=[.I$5];1;0)=1; IF( ABS([.$C158]-[.$B158])&lt;[.J$5]; 2; 1);0)" office:value-type="float" office:value="0" calcext:value-type="float">
            <text:p>0</text:p>
          </table:table-cell>
          <table:table-cell table:style-name="ce1065" table:formula="of:=IF(IF(ABS([.$C158]-[.$B158])&gt;=[.J$5];1;0)=1; IF( ABS([.$C158]-[.$B158])&lt;[.K$5]; 2; 1);0)" office:value-type="float" office:value="0" calcext:value-type="float">
            <text:p>0</text:p>
          </table:table-cell>
          <table:table-cell table:style-name="ce1247" table:formula="of:=IF(IF(ABS([.$C158]-[.$B158])&gt;=[.K$5];1;0)=1; IF( ABS([.$C158]-[.$B158])&lt;[.L$5]; 2; 1);0)" office:value-type="float" office:value="0" calcext:value-type="float">
            <text:p>0</text:p>
          </table:table-cell>
          <table:table-cell table:style-name="ce1429" table:formula="of:=IF(IF(ABS([.$C158]-[.$B158])&gt;=[.L$5];1;0)=1; IF( ABS([.$C158]-[.$B158])&lt;[.M$5]; 2; 1);0)" office:value-type="float" office:value="0" calcext:value-type="float">
            <text:p>0</text:p>
          </table:table-cell>
          <table:table-cell table:style-name="ce1611" table:formula="of:=IF(IF(ABS([.$C158]-[.$B158])&gt;=[.M$5];1;0)=1; IF( ABS([.$C158]-[.$B158])&lt;[.N$5]; 2; 1);0)" office:value-type="float" office:value="0" calcext:value-type="float">
            <text:p>0</text:p>
          </table:table-cell>
          <table:table-cell table:style-name="ce1643"/>
          <table:table-cell table:style-name="ce1795" table:formula="of:=IF(AND([.E158]&gt;0; [.E159]=0; [.E160]=0);IF(AND([.E158]=2;[.E157]&lt;&gt;1;[.F157]&lt;&gt;1;[.F159]&lt;&gt;1;[.F158]&lt;&gt;1;[.E159]&lt;&gt;1);2;1);0)" office:value-type="float" office:value="0" calcext:value-type="float">
            <text:p>0</text:p>
          </table:table-cell>
          <table:table-cell table:style-name="ce1978" table:formula="of:=IF(AND([.F158]&gt;0; [.F159]=0; [.F160]=0);IF(AND([.F158]=2;[.F157]&lt;&gt;1;[.G157]&lt;&gt;1;[.G159]&lt;&gt;1;[.G158]&lt;&gt;1;[.F159]&lt;&gt;1);2;1);0)" office:value-type="float" office:value="0" calcext:value-type="float">
            <text:p>0</text:p>
          </table:table-cell>
          <table:table-cell table:style-name="ce2161" table:formula="of:=IF(AND([.G158]&gt;0; [.G159]=0; [.G160]=0);IF(AND([.G158]=2;[.G157]&lt;&gt;1;[.H157]&lt;&gt;1;[.H159]&lt;&gt;1;[.H158]&lt;&gt;1;[.G159]&lt;&gt;1);2;1);0)" office:value-type="float" office:value="0" calcext:value-type="float">
            <text:p>0</text:p>
          </table:table-cell>
          <table:table-cell table:style-name="ce2343" table:formula="of:=IF(AND([.H158]&gt;0; [.H159]=0; [.H160]=0);IF(AND([.H158]=2;[.H157]&lt;&gt;1;[.I157]&lt;&gt;1;[.I159]&lt;&gt;1;[.I158]&lt;&gt;1;[.H159]&lt;&gt;1);2;1);0)" office:value-type="float" office:value="0" calcext:value-type="float">
            <text:p>0</text:p>
          </table:table-cell>
          <table:table-cell table:style-name="ce2525" table:formula="of:=IF(AND([.I158]&gt;0; [.I159]=0; [.I160]=0);IF(AND([.I158]=2;[.I157]&lt;&gt;1;[.J157]&lt;&gt;1;[.J159]&lt;&gt;1;[.J158]&lt;&gt;1;[.I159]&lt;&gt;1);2;1);0)" office:value-type="float" office:value="0" calcext:value-type="float">
            <text:p>0</text:p>
          </table:table-cell>
          <table:table-cell table:style-name="ce2707" table:formula="of:=IF(AND([.J158]&gt;0; [.J159]=0; [.J160]=0);IF(AND([.J158]=2;[.J157]&lt;&gt;1;[.K157]&lt;&gt;1;[.K159]&lt;&gt;1;[.K158]&lt;&gt;1;[.J159]&lt;&gt;1);2;1);0)" office:value-type="float" office:value="0" calcext:value-type="float">
            <text:p>0</text:p>
          </table:table-cell>
          <table:table-cell table:style-name="ce2889" table:formula="of:=IF(AND([.K158]&gt;0; [.K159]=0; [.K160]=0);IF(AND([.K158]=2;[.K157]&lt;&gt;1;[.L157]&lt;&gt;1;[.L159]&lt;&gt;1;[.L158]&lt;&gt;1;[.K159]&lt;&gt;1);2;1);0)" office:value-type="float" office:value="0" calcext:value-type="float">
            <text:p>0</text:p>
          </table:table-cell>
          <table:table-cell table:style-name="ce3071" table:formula="of:=IF(AND([.L158]&gt;0; [.L159]=0; [.L160]=0);IF(AND([.L158]=2;[.L157]&lt;&gt;1;[.M157]&lt;&gt;1;[.M159]&lt;&gt;1;[.M158]&lt;&gt;1;[.L159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6-01" calcext:value-type="date">
            <text:p>2016-06-01</text:p>
          </table:table-cell>
          <table:table-cell office:value-type="float" office:value="7.388" calcext:value-type="float">
            <text:p>7.388</text:p>
          </table:table-cell>
          <table:table-cell table:formula="of:=AVERAGE([.B130:.B188])" office:value-type="float" office:value="7.94277966101695" calcext:value-type="float">
            <text:p>7.94277966101695</text:p>
          </table:table-cell>
          <table:table-cell table:formula="of:=ABS([.B159]-[.C159])" office:value-type="float" office:value="0.554779661016948" calcext:value-type="float">
            <text:p>0.554779661016948</text:p>
          </table:table-cell>
          <table:table-cell table:style-name="ce154" table:formula="of:=IF(IF(ABS([.$C159]-[.$B159])&gt;=[.E$5];1;0)=1; IF( ABS([.$C159]-[.$B159])&lt;[.F$5]; 2; 1);0)" office:value-type="float" office:value="0" calcext:value-type="float">
            <text:p>0</text:p>
          </table:table-cell>
          <table:table-cell table:style-name="ce336" table:formula="of:=IF(IF(ABS([.$C159]-[.$B159])&gt;=[.F$5];1;0)=1; IF( ABS([.$C159]-[.$B159])&lt;[.G$5]; 2; 1);0)" office:value-type="float" office:value="0" calcext:value-type="float">
            <text:p>0</text:p>
          </table:table-cell>
          <table:table-cell table:style-name="ce519" table:formula="of:=IF(IF(ABS([.$C159]-[.$B159])&gt;=[.G$5];1;0)=1; IF( ABS([.$C159]-[.$B159])&lt;[.H$5]; 2; 1);0)" office:value-type="float" office:value="0" calcext:value-type="float">
            <text:p>0</text:p>
          </table:table-cell>
          <table:table-cell table:style-name="ce702" table:formula="of:=IF(IF(ABS([.$C159]-[.$B159])&gt;=[.H$5];1;0)=1; IF( ABS([.$C159]-[.$B159])&lt;[.I$5]; 2; 1);0)" office:value-type="float" office:value="0" calcext:value-type="float">
            <text:p>0</text:p>
          </table:table-cell>
          <table:table-cell table:style-name="ce884" table:formula="of:=IF(IF(ABS([.$C159]-[.$B159])&gt;=[.I$5];1;0)=1; IF( ABS([.$C159]-[.$B159])&lt;[.J$5]; 2; 1);0)" office:value-type="float" office:value="0" calcext:value-type="float">
            <text:p>0</text:p>
          </table:table-cell>
          <table:table-cell table:style-name="ce1066" table:formula="of:=IF(IF(ABS([.$C159]-[.$B159])&gt;=[.J$5];1;0)=1; IF( ABS([.$C159]-[.$B159])&lt;[.K$5]; 2; 1);0)" office:value-type="float" office:value="0" calcext:value-type="float">
            <text:p>0</text:p>
          </table:table-cell>
          <table:table-cell table:style-name="ce1248" table:formula="of:=IF(IF(ABS([.$C159]-[.$B159])&gt;=[.K$5];1;0)=1; IF( ABS([.$C159]-[.$B159])&lt;[.L$5]; 2; 1);0)" office:value-type="float" office:value="0" calcext:value-type="float">
            <text:p>0</text:p>
          </table:table-cell>
          <table:table-cell table:style-name="ce1430" table:formula="of:=IF(IF(ABS([.$C159]-[.$B159])&gt;=[.L$5];1;0)=1; IF( ABS([.$C159]-[.$B159])&lt;[.M$5]; 2; 1);0)" office:value-type="float" office:value="0" calcext:value-type="float">
            <text:p>0</text:p>
          </table:table-cell>
          <table:table-cell table:style-name="ce1612" table:formula="of:=IF(IF(ABS([.$C159]-[.$B159])&gt;=[.M$5];1;0)=1; IF( ABS([.$C159]-[.$B159])&lt;[.N$5]; 2; 1);0)" office:value-type="float" office:value="0" calcext:value-type="float">
            <text:p>0</text:p>
          </table:table-cell>
          <table:table-cell table:style-name="ce1643"/>
          <table:table-cell table:style-name="ce1796" table:formula="of:=IF(AND([.E159]&gt;0; [.E160]=0; [.E161]=0);IF(AND([.E159]=2;[.E158]&lt;&gt;1;[.F158]&lt;&gt;1;[.F160]&lt;&gt;1;[.F159]&lt;&gt;1;[.E160]&lt;&gt;1);2;1);0)" office:value-type="float" office:value="0" calcext:value-type="float">
            <text:p>0</text:p>
          </table:table-cell>
          <table:table-cell table:style-name="ce1979" table:formula="of:=IF(AND([.F159]&gt;0; [.F160]=0; [.F161]=0);IF(AND([.F159]=2;[.F158]&lt;&gt;1;[.G158]&lt;&gt;1;[.G160]&lt;&gt;1;[.G159]&lt;&gt;1;[.F160]&lt;&gt;1);2;1);0)" office:value-type="float" office:value="0" calcext:value-type="float">
            <text:p>0</text:p>
          </table:table-cell>
          <table:table-cell table:style-name="ce2162" table:formula="of:=IF(AND([.G159]&gt;0; [.G160]=0; [.G161]=0);IF(AND([.G159]=2;[.G158]&lt;&gt;1;[.H158]&lt;&gt;1;[.H160]&lt;&gt;1;[.H159]&lt;&gt;1;[.G160]&lt;&gt;1);2;1);0)" office:value-type="float" office:value="0" calcext:value-type="float">
            <text:p>0</text:p>
          </table:table-cell>
          <table:table-cell table:style-name="ce2344" table:formula="of:=IF(AND([.H159]&gt;0; [.H160]=0; [.H161]=0);IF(AND([.H159]=2;[.H158]&lt;&gt;1;[.I158]&lt;&gt;1;[.I160]&lt;&gt;1;[.I159]&lt;&gt;1;[.H160]&lt;&gt;1);2;1);0)" office:value-type="float" office:value="0" calcext:value-type="float">
            <text:p>0</text:p>
          </table:table-cell>
          <table:table-cell table:style-name="ce2526" table:formula="of:=IF(AND([.I159]&gt;0; [.I160]=0; [.I161]=0);IF(AND([.I159]=2;[.I158]&lt;&gt;1;[.J158]&lt;&gt;1;[.J160]&lt;&gt;1;[.J159]&lt;&gt;1;[.I160]&lt;&gt;1);2;1);0)" office:value-type="float" office:value="0" calcext:value-type="float">
            <text:p>0</text:p>
          </table:table-cell>
          <table:table-cell table:style-name="ce2708" table:formula="of:=IF(AND([.J159]&gt;0; [.J160]=0; [.J161]=0);IF(AND([.J159]=2;[.J158]&lt;&gt;1;[.K158]&lt;&gt;1;[.K160]&lt;&gt;1;[.K159]&lt;&gt;1;[.J160]&lt;&gt;1);2;1);0)" office:value-type="float" office:value="0" calcext:value-type="float">
            <text:p>0</text:p>
          </table:table-cell>
          <table:table-cell table:style-name="ce2890" table:formula="of:=IF(AND([.K159]&gt;0; [.K160]=0; [.K161]=0);IF(AND([.K159]=2;[.K158]&lt;&gt;1;[.L158]&lt;&gt;1;[.L160]&lt;&gt;1;[.L159]&lt;&gt;1;[.K160]&lt;&gt;1);2;1);0)" office:value-type="float" office:value="0" calcext:value-type="float">
            <text:p>0</text:p>
          </table:table-cell>
          <table:table-cell table:style-name="ce3072" table:formula="of:=IF(AND([.L159]&gt;0; [.L160]=0; [.L161]=0);IF(AND([.L159]=2;[.L158]&lt;&gt;1;[.M158]&lt;&gt;1;[.M160]&lt;&gt;1;[.M159]&lt;&gt;1;[.L160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6-02" calcext:value-type="date">
            <text:p>2016-06-02</text:p>
          </table:table-cell>
          <table:table-cell office:value-type="float" office:value="6.044" calcext:value-type="float">
            <text:p>6.044</text:p>
          </table:table-cell>
          <table:table-cell table:formula="of:=AVERAGE([.B131:.B189])" office:value-type="float" office:value="8.0393275862069" calcext:value-type="float">
            <text:p>8.0393275862069</text:p>
          </table:table-cell>
          <table:table-cell table:formula="of:=ABS([.B160]-[.C160])" office:value-type="float" office:value="1.9953275862069" calcext:value-type="float">
            <text:p>1.9953275862069</text:p>
          </table:table-cell>
          <table:table-cell table:style-name="ce155" table:formula="of:=IF(IF(ABS([.$C160]-[.$B160])&gt;=[.E$5];1;0)=1; IF( ABS([.$C160]-[.$B160])&lt;[.F$5]; 2; 1);0)" office:value-type="float" office:value="0" calcext:value-type="float">
            <text:p>0</text:p>
          </table:table-cell>
          <table:table-cell table:style-name="ce337" table:formula="of:=IF(IF(ABS([.$C160]-[.$B160])&gt;=[.F$5];1;0)=1; IF( ABS([.$C160]-[.$B160])&lt;[.G$5]; 2; 1);0)" office:value-type="float" office:value="0" calcext:value-type="float">
            <text:p>0</text:p>
          </table:table-cell>
          <table:table-cell table:style-name="ce520" table:formula="of:=IF(IF(ABS([.$C160]-[.$B160])&gt;=[.G$5];1;0)=1; IF( ABS([.$C160]-[.$B160])&lt;[.H$5]; 2; 1);0)" office:value-type="float" office:value="0" calcext:value-type="float">
            <text:p>0</text:p>
          </table:table-cell>
          <table:table-cell table:style-name="ce703" table:formula="of:=IF(IF(ABS([.$C160]-[.$B160])&gt;=[.H$5];1;0)=1; IF( ABS([.$C160]-[.$B160])&lt;[.I$5]; 2; 1);0)" office:value-type="float" office:value="0" calcext:value-type="float">
            <text:p>0</text:p>
          </table:table-cell>
          <table:table-cell table:style-name="ce885" table:formula="of:=IF(IF(ABS([.$C160]-[.$B160])&gt;=[.I$5];1;0)=1; IF( ABS([.$C160]-[.$B160])&lt;[.J$5]; 2; 1);0)" office:value-type="float" office:value="0" calcext:value-type="float">
            <text:p>0</text:p>
          </table:table-cell>
          <table:table-cell table:style-name="ce1067" table:formula="of:=IF(IF(ABS([.$C160]-[.$B160])&gt;=[.J$5];1;0)=1; IF( ABS([.$C160]-[.$B160])&lt;[.K$5]; 2; 1);0)" office:value-type="float" office:value="0" calcext:value-type="float">
            <text:p>0</text:p>
          </table:table-cell>
          <table:table-cell table:style-name="ce1249" table:formula="of:=IF(IF(ABS([.$C160]-[.$B160])&gt;=[.K$5];1;0)=1; IF( ABS([.$C160]-[.$B160])&lt;[.L$5]; 2; 1);0)" office:value-type="float" office:value="0" calcext:value-type="float">
            <text:p>0</text:p>
          </table:table-cell>
          <table:table-cell table:style-name="ce1431" table:formula="of:=IF(IF(ABS([.$C160]-[.$B160])&gt;=[.L$5];1;0)=1; IF( ABS([.$C160]-[.$B160])&lt;[.M$5]; 2; 1);0)" office:value-type="float" office:value="0" calcext:value-type="float">
            <text:p>0</text:p>
          </table:table-cell>
          <table:table-cell table:style-name="ce1613" table:formula="of:=IF(IF(ABS([.$C160]-[.$B160])&gt;=[.M$5];1;0)=1; IF( ABS([.$C160]-[.$B160])&lt;[.N$5]; 2; 1);0)" office:value-type="float" office:value="0" calcext:value-type="float">
            <text:p>0</text:p>
          </table:table-cell>
          <table:table-cell table:style-name="ce1643"/>
          <table:table-cell table:style-name="ce1797" table:formula="of:=IF(AND([.E160]&gt;0; [.E161]=0; [.E162]=0);IF(AND([.E160]=2;[.E159]&lt;&gt;1;[.F159]&lt;&gt;1;[.F161]&lt;&gt;1;[.F160]&lt;&gt;1;[.E161]&lt;&gt;1);2;1);0)" office:value-type="float" office:value="0" calcext:value-type="float">
            <text:p>0</text:p>
          </table:table-cell>
          <table:table-cell table:style-name="ce1980" table:formula="of:=IF(AND([.F160]&gt;0; [.F161]=0; [.F162]=0);IF(AND([.F160]=2;[.F159]&lt;&gt;1;[.G159]&lt;&gt;1;[.G161]&lt;&gt;1;[.G160]&lt;&gt;1;[.F161]&lt;&gt;1);2;1);0)" office:value-type="float" office:value="0" calcext:value-type="float">
            <text:p>0</text:p>
          </table:table-cell>
          <table:table-cell table:style-name="ce2163" table:formula="of:=IF(AND([.G160]&gt;0; [.G161]=0; [.G162]=0);IF(AND([.G160]=2;[.G159]&lt;&gt;1;[.H159]&lt;&gt;1;[.H161]&lt;&gt;1;[.H160]&lt;&gt;1;[.G161]&lt;&gt;1);2;1);0)" office:value-type="float" office:value="0" calcext:value-type="float">
            <text:p>0</text:p>
          </table:table-cell>
          <table:table-cell table:style-name="ce2345" table:formula="of:=IF(AND([.H160]&gt;0; [.H161]=0; [.H162]=0);IF(AND([.H160]=2;[.H159]&lt;&gt;1;[.I159]&lt;&gt;1;[.I161]&lt;&gt;1;[.I160]&lt;&gt;1;[.H161]&lt;&gt;1);2;1);0)" office:value-type="float" office:value="0" calcext:value-type="float">
            <text:p>0</text:p>
          </table:table-cell>
          <table:table-cell table:style-name="ce2527" table:formula="of:=IF(AND([.I160]&gt;0; [.I161]=0; [.I162]=0);IF(AND([.I160]=2;[.I159]&lt;&gt;1;[.J159]&lt;&gt;1;[.J161]&lt;&gt;1;[.J160]&lt;&gt;1;[.I161]&lt;&gt;1);2;1);0)" office:value-type="float" office:value="0" calcext:value-type="float">
            <text:p>0</text:p>
          </table:table-cell>
          <table:table-cell table:style-name="ce2709" table:formula="of:=IF(AND([.J160]&gt;0; [.J161]=0; [.J162]=0);IF(AND([.J160]=2;[.J159]&lt;&gt;1;[.K159]&lt;&gt;1;[.K161]&lt;&gt;1;[.K160]&lt;&gt;1;[.J161]&lt;&gt;1);2;1);0)" office:value-type="float" office:value="0" calcext:value-type="float">
            <text:p>0</text:p>
          </table:table-cell>
          <table:table-cell table:style-name="ce2891" table:formula="of:=IF(AND([.K160]&gt;0; [.K161]=0; [.K162]=0);IF(AND([.K160]=2;[.K159]&lt;&gt;1;[.L159]&lt;&gt;1;[.L161]&lt;&gt;1;[.L160]&lt;&gt;1;[.K161]&lt;&gt;1);2;1);0)" office:value-type="float" office:value="0" calcext:value-type="float">
            <text:p>0</text:p>
          </table:table-cell>
          <table:table-cell table:style-name="ce3073" table:formula="of:=IF(AND([.L160]&gt;0; [.L161]=0; [.L162]=0);IF(AND([.L160]=2;[.L159]&lt;&gt;1;[.M159]&lt;&gt;1;[.M161]&lt;&gt;1;[.M160]&lt;&gt;1;[.L161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6-03" calcext:value-type="date">
            <text:p>2016-06-03</text:p>
          </table:table-cell>
          <table:table-cell office:value-type="float" office:value="6.958" calcext:value-type="float">
            <text:p>6.958</text:p>
          </table:table-cell>
          <table:table-cell table:formula="of:=AVERAGE([.B132:.B191])" office:value-type="float" office:value="8.12677192982456" calcext:value-type="float">
            <text:p>8.12677192982456</text:p>
          </table:table-cell>
          <table:table-cell table:formula="of:=ABS([.B161]-[.C161])" office:value-type="float" office:value="1.16877192982456" calcext:value-type="float">
            <text:p>1.16877192982456</text:p>
          </table:table-cell>
          <table:table-cell table:style-name="ce156" table:formula="of:=IF(IF(ABS([.$C161]-[.$B161])&gt;=[.E$5];1;0)=1; IF( ABS([.$C161]-[.$B161])&lt;[.F$5]; 2; 1);0)" office:value-type="float" office:value="0" calcext:value-type="float">
            <text:p>0</text:p>
          </table:table-cell>
          <table:table-cell table:style-name="ce338" table:formula="of:=IF(IF(ABS([.$C161]-[.$B161])&gt;=[.F$5];1;0)=1; IF( ABS([.$C161]-[.$B161])&lt;[.G$5]; 2; 1);0)" office:value-type="float" office:value="0" calcext:value-type="float">
            <text:p>0</text:p>
          </table:table-cell>
          <table:table-cell table:style-name="ce521" table:formula="of:=IF(IF(ABS([.$C161]-[.$B161])&gt;=[.G$5];1;0)=1; IF( ABS([.$C161]-[.$B161])&lt;[.H$5]; 2; 1);0)" office:value-type="float" office:value="0" calcext:value-type="float">
            <text:p>0</text:p>
          </table:table-cell>
          <table:table-cell table:style-name="ce704" table:formula="of:=IF(IF(ABS([.$C161]-[.$B161])&gt;=[.H$5];1;0)=1; IF( ABS([.$C161]-[.$B161])&lt;[.I$5]; 2; 1);0)" office:value-type="float" office:value="0" calcext:value-type="float">
            <text:p>0</text:p>
          </table:table-cell>
          <table:table-cell table:style-name="ce886" table:formula="of:=IF(IF(ABS([.$C161]-[.$B161])&gt;=[.I$5];1;0)=1; IF( ABS([.$C161]-[.$B161])&lt;[.J$5]; 2; 1);0)" office:value-type="float" office:value="0" calcext:value-type="float">
            <text:p>0</text:p>
          </table:table-cell>
          <table:table-cell table:style-name="ce1068" table:formula="of:=IF(IF(ABS([.$C161]-[.$B161])&gt;=[.J$5];1;0)=1; IF( ABS([.$C161]-[.$B161])&lt;[.K$5]; 2; 1);0)" office:value-type="float" office:value="0" calcext:value-type="float">
            <text:p>0</text:p>
          </table:table-cell>
          <table:table-cell table:style-name="ce1250" table:formula="of:=IF(IF(ABS([.$C161]-[.$B161])&gt;=[.K$5];1;0)=1; IF( ABS([.$C161]-[.$B161])&lt;[.L$5]; 2; 1);0)" office:value-type="float" office:value="0" calcext:value-type="float">
            <text:p>0</text:p>
          </table:table-cell>
          <table:table-cell table:style-name="ce1432" table:formula="of:=IF(IF(ABS([.$C161]-[.$B161])&gt;=[.L$5];1;0)=1; IF( ABS([.$C161]-[.$B161])&lt;[.M$5]; 2; 1);0)" office:value-type="float" office:value="0" calcext:value-type="float">
            <text:p>0</text:p>
          </table:table-cell>
          <table:table-cell table:style-name="ce1614" table:formula="of:=IF(IF(ABS([.$C161]-[.$B161])&gt;=[.M$5];1;0)=1; IF( ABS([.$C161]-[.$B161])&lt;[.N$5]; 2; 1);0)" office:value-type="float" office:value="0" calcext:value-type="float">
            <text:p>0</text:p>
          </table:table-cell>
          <table:table-cell table:style-name="ce1643"/>
          <table:table-cell table:style-name="ce1798" table:formula="of:=IF(AND([.E161]&gt;0; [.E162]=0; [.E163]=0);IF(AND([.E161]=2;[.E160]&lt;&gt;1;[.F160]&lt;&gt;1;[.F162]&lt;&gt;1;[.F161]&lt;&gt;1;[.E162]&lt;&gt;1);2;1);0)" office:value-type="float" office:value="0" calcext:value-type="float">
            <text:p>0</text:p>
          </table:table-cell>
          <table:table-cell table:style-name="ce1981" table:formula="of:=IF(AND([.F161]&gt;0; [.F162]=0; [.F163]=0);IF(AND([.F161]=2;[.F160]&lt;&gt;1;[.G160]&lt;&gt;1;[.G162]&lt;&gt;1;[.G161]&lt;&gt;1;[.F162]&lt;&gt;1);2;1);0)" office:value-type="float" office:value="0" calcext:value-type="float">
            <text:p>0</text:p>
          </table:table-cell>
          <table:table-cell table:style-name="ce2164" table:formula="of:=IF(AND([.G161]&gt;0; [.G162]=0; [.G163]=0);IF(AND([.G161]=2;[.G160]&lt;&gt;1;[.H160]&lt;&gt;1;[.H162]&lt;&gt;1;[.H161]&lt;&gt;1;[.G162]&lt;&gt;1);2;1);0)" office:value-type="float" office:value="0" calcext:value-type="float">
            <text:p>0</text:p>
          </table:table-cell>
          <table:table-cell table:style-name="ce2346" table:formula="of:=IF(AND([.H161]&gt;0; [.H162]=0; [.H163]=0);IF(AND([.H161]=2;[.H160]&lt;&gt;1;[.I160]&lt;&gt;1;[.I162]&lt;&gt;1;[.I161]&lt;&gt;1;[.H162]&lt;&gt;1);2;1);0)" office:value-type="float" office:value="0" calcext:value-type="float">
            <text:p>0</text:p>
          </table:table-cell>
          <table:table-cell table:style-name="ce2528" table:formula="of:=IF(AND([.I161]&gt;0; [.I162]=0; [.I163]=0);IF(AND([.I161]=2;[.I160]&lt;&gt;1;[.J160]&lt;&gt;1;[.J162]&lt;&gt;1;[.J161]&lt;&gt;1;[.I162]&lt;&gt;1);2;1);0)" office:value-type="float" office:value="0" calcext:value-type="float">
            <text:p>0</text:p>
          </table:table-cell>
          <table:table-cell table:style-name="ce2710" table:formula="of:=IF(AND([.J161]&gt;0; [.J162]=0; [.J163]=0);IF(AND([.J161]=2;[.J160]&lt;&gt;1;[.K160]&lt;&gt;1;[.K162]&lt;&gt;1;[.K161]&lt;&gt;1;[.J162]&lt;&gt;1);2;1);0)" office:value-type="float" office:value="0" calcext:value-type="float">
            <text:p>0</text:p>
          </table:table-cell>
          <table:table-cell table:style-name="ce2892" table:formula="of:=IF(AND([.K161]&gt;0; [.K162]=0; [.K163]=0);IF(AND([.K161]=2;[.K160]&lt;&gt;1;[.L160]&lt;&gt;1;[.L162]&lt;&gt;1;[.L161]&lt;&gt;1;[.K162]&lt;&gt;1);2;1);0)" office:value-type="float" office:value="0" calcext:value-type="float">
            <text:p>0</text:p>
          </table:table-cell>
          <table:table-cell table:style-name="ce3074" table:formula="of:=IF(AND([.L161]&gt;0; [.L162]=0; [.L163]=0);IF(AND([.L161]=2;[.L160]&lt;&gt;1;[.M160]&lt;&gt;1;[.M162]&lt;&gt;1;[.M161]&lt;&gt;1;[.L162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6-04" calcext:value-type="date">
            <text:p>2016-06-04</text:p>
          </table:table-cell>
          <table:table-cell office:value-type="float" office:value="7.813" calcext:value-type="float">
            <text:p>7.813</text:p>
          </table:table-cell>
          <table:table-cell table:formula="of:=AVERAGE([.B133:.B193])" office:value-type="float" office:value="8.17571428571429" calcext:value-type="float">
            <text:p>8.17571428571429</text:p>
          </table:table-cell>
          <table:table-cell table:formula="of:=ABS([.B162]-[.C162])" office:value-type="float" office:value="0.362714285714286" calcext:value-type="float">
            <text:p>0.362714285714286</text:p>
          </table:table-cell>
          <table:table-cell table:style-name="ce157" table:formula="of:=IF(IF(ABS([.$C162]-[.$B162])&gt;=[.E$5];1;0)=1; IF( ABS([.$C162]-[.$B162])&lt;[.F$5]; 2; 1);0)" office:value-type="float" office:value="0" calcext:value-type="float">
            <text:p>0</text:p>
          </table:table-cell>
          <table:table-cell table:style-name="ce339" table:formula="of:=IF(IF(ABS([.$C162]-[.$B162])&gt;=[.F$5];1;0)=1; IF( ABS([.$C162]-[.$B162])&lt;[.G$5]; 2; 1);0)" office:value-type="float" office:value="0" calcext:value-type="float">
            <text:p>0</text:p>
          </table:table-cell>
          <table:table-cell table:style-name="ce522" table:formula="of:=IF(IF(ABS([.$C162]-[.$B162])&gt;=[.G$5];1;0)=1; IF( ABS([.$C162]-[.$B162])&lt;[.H$5]; 2; 1);0)" office:value-type="float" office:value="0" calcext:value-type="float">
            <text:p>0</text:p>
          </table:table-cell>
          <table:table-cell table:style-name="ce705" table:formula="of:=IF(IF(ABS([.$C162]-[.$B162])&gt;=[.H$5];1;0)=1; IF( ABS([.$C162]-[.$B162])&lt;[.I$5]; 2; 1);0)" office:value-type="float" office:value="0" calcext:value-type="float">
            <text:p>0</text:p>
          </table:table-cell>
          <table:table-cell table:style-name="ce887" table:formula="of:=IF(IF(ABS([.$C162]-[.$B162])&gt;=[.I$5];1;0)=1; IF( ABS([.$C162]-[.$B162])&lt;[.J$5]; 2; 1);0)" office:value-type="float" office:value="0" calcext:value-type="float">
            <text:p>0</text:p>
          </table:table-cell>
          <table:table-cell table:style-name="ce1069" table:formula="of:=IF(IF(ABS([.$C162]-[.$B162])&gt;=[.J$5];1;0)=1; IF( ABS([.$C162]-[.$B162])&lt;[.K$5]; 2; 1);0)" office:value-type="float" office:value="0" calcext:value-type="float">
            <text:p>0</text:p>
          </table:table-cell>
          <table:table-cell table:style-name="ce1251" table:formula="of:=IF(IF(ABS([.$C162]-[.$B162])&gt;=[.K$5];1;0)=1; IF( ABS([.$C162]-[.$B162])&lt;[.L$5]; 2; 1);0)" office:value-type="float" office:value="0" calcext:value-type="float">
            <text:p>0</text:p>
          </table:table-cell>
          <table:table-cell table:style-name="ce1433" table:formula="of:=IF(IF(ABS([.$C162]-[.$B162])&gt;=[.L$5];1;0)=1; IF( ABS([.$C162]-[.$B162])&lt;[.M$5]; 2; 1);0)" office:value-type="float" office:value="0" calcext:value-type="float">
            <text:p>0</text:p>
          </table:table-cell>
          <table:table-cell table:style-name="ce1615" table:formula="of:=IF(IF(ABS([.$C162]-[.$B162])&gt;=[.M$5];1;0)=1; IF( ABS([.$C162]-[.$B162])&lt;[.N$5]; 2; 1);0)" office:value-type="float" office:value="0" calcext:value-type="float">
            <text:p>0</text:p>
          </table:table-cell>
          <table:table-cell table:style-name="ce1643"/>
          <table:table-cell table:style-name="ce1799" table:formula="of:=IF(AND([.E162]&gt;0; [.E163]=0; [.E164]=0);IF(AND([.E162]=2;[.E161]&lt;&gt;1;[.F161]&lt;&gt;1;[.F163]&lt;&gt;1;[.F162]&lt;&gt;1;[.E163]&lt;&gt;1);2;1);0)" office:value-type="float" office:value="0" calcext:value-type="float">
            <text:p>0</text:p>
          </table:table-cell>
          <table:table-cell table:style-name="ce1982" table:formula="of:=IF(AND([.F162]&gt;0; [.F163]=0; [.F164]=0);IF(AND([.F162]=2;[.F161]&lt;&gt;1;[.G161]&lt;&gt;1;[.G163]&lt;&gt;1;[.G162]&lt;&gt;1;[.F163]&lt;&gt;1);2;1);0)" office:value-type="float" office:value="0" calcext:value-type="float">
            <text:p>0</text:p>
          </table:table-cell>
          <table:table-cell table:style-name="ce2165" table:formula="of:=IF(AND([.G162]&gt;0; [.G163]=0; [.G164]=0);IF(AND([.G162]=2;[.G161]&lt;&gt;1;[.H161]&lt;&gt;1;[.H163]&lt;&gt;1;[.H162]&lt;&gt;1;[.G163]&lt;&gt;1);2;1);0)" office:value-type="float" office:value="0" calcext:value-type="float">
            <text:p>0</text:p>
          </table:table-cell>
          <table:table-cell table:style-name="ce2347" table:formula="of:=IF(AND([.H162]&gt;0; [.H163]=0; [.H164]=0);IF(AND([.H162]=2;[.H161]&lt;&gt;1;[.I161]&lt;&gt;1;[.I163]&lt;&gt;1;[.I162]&lt;&gt;1;[.H163]&lt;&gt;1);2;1);0)" office:value-type="float" office:value="0" calcext:value-type="float">
            <text:p>0</text:p>
          </table:table-cell>
          <table:table-cell table:style-name="ce2529" table:formula="of:=IF(AND([.I162]&gt;0; [.I163]=0; [.I164]=0);IF(AND([.I162]=2;[.I161]&lt;&gt;1;[.J161]&lt;&gt;1;[.J163]&lt;&gt;1;[.J162]&lt;&gt;1;[.I163]&lt;&gt;1);2;1);0)" office:value-type="float" office:value="0" calcext:value-type="float">
            <text:p>0</text:p>
          </table:table-cell>
          <table:table-cell table:style-name="ce2711" table:formula="of:=IF(AND([.J162]&gt;0; [.J163]=0; [.J164]=0);IF(AND([.J162]=2;[.J161]&lt;&gt;1;[.K161]&lt;&gt;1;[.K163]&lt;&gt;1;[.K162]&lt;&gt;1;[.J163]&lt;&gt;1);2;1);0)" office:value-type="float" office:value="0" calcext:value-type="float">
            <text:p>0</text:p>
          </table:table-cell>
          <table:table-cell table:style-name="ce2893" table:formula="of:=IF(AND([.K162]&gt;0; [.K163]=0; [.K164]=0);IF(AND([.K162]=2;[.K161]&lt;&gt;1;[.L161]&lt;&gt;1;[.L163]&lt;&gt;1;[.L162]&lt;&gt;1;[.K163]&lt;&gt;1);2;1);0)" office:value-type="float" office:value="0" calcext:value-type="float">
            <text:p>0</text:p>
          </table:table-cell>
          <table:table-cell table:style-name="ce3075" table:formula="of:=IF(AND([.L162]&gt;0; [.L163]=0; [.L164]=0);IF(AND([.L162]=2;[.L161]&lt;&gt;1;[.M161]&lt;&gt;1;[.M163]&lt;&gt;1;[.M162]&lt;&gt;1;[.L163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6-05" calcext:value-type="date">
            <text:p>2016-06-05</text:p>
          </table:table-cell>
          <table:table-cell office:value-type="float" office:value="8.684" calcext:value-type="float">
            <text:p>8.684</text:p>
          </table:table-cell>
          <table:table-cell table:formula="of:=AVERAGE([.B134:.B194])" office:value-type="float" office:value="8.19761818181818" calcext:value-type="float">
            <text:p>8.19761818181818</text:p>
          </table:table-cell>
          <table:table-cell table:formula="of:=ABS([.B163]-[.C163])" office:value-type="float" office:value="0.486381818181817" calcext:value-type="float">
            <text:p>0.486381818181817</text:p>
          </table:table-cell>
          <table:table-cell table:style-name="ce158" table:formula="of:=IF(IF(ABS([.$C163]-[.$B163])&gt;=[.E$5];1;0)=1; IF( ABS([.$C163]-[.$B163])&lt;[.F$5]; 2; 1);0)" office:value-type="float" office:value="0" calcext:value-type="float">
            <text:p>0</text:p>
          </table:table-cell>
          <table:table-cell table:style-name="ce340" table:formula="of:=IF(IF(ABS([.$C163]-[.$B163])&gt;=[.F$5];1;0)=1; IF( ABS([.$C163]-[.$B163])&lt;[.G$5]; 2; 1);0)" office:value-type="float" office:value="0" calcext:value-type="float">
            <text:p>0</text:p>
          </table:table-cell>
          <table:table-cell table:style-name="ce523" table:formula="of:=IF(IF(ABS([.$C163]-[.$B163])&gt;=[.G$5];1;0)=1; IF( ABS([.$C163]-[.$B163])&lt;[.H$5]; 2; 1);0)" office:value-type="float" office:value="0" calcext:value-type="float">
            <text:p>0</text:p>
          </table:table-cell>
          <table:table-cell table:style-name="ce706" table:formula="of:=IF(IF(ABS([.$C163]-[.$B163])&gt;=[.H$5];1;0)=1; IF( ABS([.$C163]-[.$B163])&lt;[.I$5]; 2; 1);0)" office:value-type="float" office:value="0" calcext:value-type="float">
            <text:p>0</text:p>
          </table:table-cell>
          <table:table-cell table:style-name="ce888" table:formula="of:=IF(IF(ABS([.$C163]-[.$B163])&gt;=[.I$5];1;0)=1; IF( ABS([.$C163]-[.$B163])&lt;[.J$5]; 2; 1);0)" office:value-type="float" office:value="0" calcext:value-type="float">
            <text:p>0</text:p>
          </table:table-cell>
          <table:table-cell table:style-name="ce1070" table:formula="of:=IF(IF(ABS([.$C163]-[.$B163])&gt;=[.J$5];1;0)=1; IF( ABS([.$C163]-[.$B163])&lt;[.K$5]; 2; 1);0)" office:value-type="float" office:value="0" calcext:value-type="float">
            <text:p>0</text:p>
          </table:table-cell>
          <table:table-cell table:style-name="ce1252" table:formula="of:=IF(IF(ABS([.$C163]-[.$B163])&gt;=[.K$5];1;0)=1; IF( ABS([.$C163]-[.$B163])&lt;[.L$5]; 2; 1);0)" office:value-type="float" office:value="0" calcext:value-type="float">
            <text:p>0</text:p>
          </table:table-cell>
          <table:table-cell table:style-name="ce1434" table:formula="of:=IF(IF(ABS([.$C163]-[.$B163])&gt;=[.L$5];1;0)=1; IF( ABS([.$C163]-[.$B163])&lt;[.M$5]; 2; 1);0)" office:value-type="float" office:value="0" calcext:value-type="float">
            <text:p>0</text:p>
          </table:table-cell>
          <table:table-cell table:style-name="ce1616" table:formula="of:=IF(IF(ABS([.$C163]-[.$B163])&gt;=[.M$5];1;0)=1; IF( ABS([.$C163]-[.$B163])&lt;[.N$5]; 2; 1);0)" office:value-type="float" office:value="0" calcext:value-type="float">
            <text:p>0</text:p>
          </table:table-cell>
          <table:table-cell table:style-name="ce1643"/>
          <table:table-cell table:style-name="ce1800" table:formula="of:=IF(AND([.E163]&gt;0; [.E164]=0; [.E165]=0);IF(AND([.E163]=2;[.E162]&lt;&gt;1;[.F162]&lt;&gt;1;[.F164]&lt;&gt;1;[.F163]&lt;&gt;1;[.E164]&lt;&gt;1);2;1);0)" office:value-type="float" office:value="0" calcext:value-type="float">
            <text:p>0</text:p>
          </table:table-cell>
          <table:table-cell table:style-name="ce1983" table:formula="of:=IF(AND([.F163]&gt;0; [.F164]=0; [.F165]=0);IF(AND([.F163]=2;[.F162]&lt;&gt;1;[.G162]&lt;&gt;1;[.G164]&lt;&gt;1;[.G163]&lt;&gt;1;[.F164]&lt;&gt;1);2;1);0)" office:value-type="float" office:value="0" calcext:value-type="float">
            <text:p>0</text:p>
          </table:table-cell>
          <table:table-cell table:style-name="ce2166" table:formula="of:=IF(AND([.G163]&gt;0; [.G164]=0; [.G165]=0);IF(AND([.G163]=2;[.G162]&lt;&gt;1;[.H162]&lt;&gt;1;[.H164]&lt;&gt;1;[.H163]&lt;&gt;1;[.G164]&lt;&gt;1);2;1);0)" office:value-type="float" office:value="0" calcext:value-type="float">
            <text:p>0</text:p>
          </table:table-cell>
          <table:table-cell table:style-name="ce2348" table:formula="of:=IF(AND([.H163]&gt;0; [.H164]=0; [.H165]=0);IF(AND([.H163]=2;[.H162]&lt;&gt;1;[.I162]&lt;&gt;1;[.I164]&lt;&gt;1;[.I163]&lt;&gt;1;[.H164]&lt;&gt;1);2;1);0)" office:value-type="float" office:value="0" calcext:value-type="float">
            <text:p>0</text:p>
          </table:table-cell>
          <table:table-cell table:style-name="ce2530" table:formula="of:=IF(AND([.I163]&gt;0; [.I164]=0; [.I165]=0);IF(AND([.I163]=2;[.I162]&lt;&gt;1;[.J162]&lt;&gt;1;[.J164]&lt;&gt;1;[.J163]&lt;&gt;1;[.I164]&lt;&gt;1);2;1);0)" office:value-type="float" office:value="0" calcext:value-type="float">
            <text:p>0</text:p>
          </table:table-cell>
          <table:table-cell table:style-name="ce2712" table:formula="of:=IF(AND([.J163]&gt;0; [.J164]=0; [.J165]=0);IF(AND([.J163]=2;[.J162]&lt;&gt;1;[.K162]&lt;&gt;1;[.K164]&lt;&gt;1;[.K163]&lt;&gt;1;[.J164]&lt;&gt;1);2;1);0)" office:value-type="float" office:value="0" calcext:value-type="float">
            <text:p>0</text:p>
          </table:table-cell>
          <table:table-cell table:style-name="ce2894" table:formula="of:=IF(AND([.K163]&gt;0; [.K164]=0; [.K165]=0);IF(AND([.K163]=2;[.K162]&lt;&gt;1;[.L162]&lt;&gt;1;[.L164]&lt;&gt;1;[.L163]&lt;&gt;1;[.K164]&lt;&gt;1);2;1);0)" office:value-type="float" office:value="0" calcext:value-type="float">
            <text:p>0</text:p>
          </table:table-cell>
          <table:table-cell table:style-name="ce3076" table:formula="of:=IF(AND([.L163]&gt;0; [.L164]=0; [.L165]=0);IF(AND([.L163]=2;[.L162]&lt;&gt;1;[.M162]&lt;&gt;1;[.M164]&lt;&gt;1;[.M163]&lt;&gt;1;[.L164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6-06" calcext:value-type="date">
            <text:p>2016-06-06</text:p>
          </table:table-cell>
          <table:table-cell office:value-type="float" office:value="10.588" calcext:value-type="float">
            <text:p>10.588</text:p>
          </table:table-cell>
          <table:table-cell table:formula="of:=AVERAGE([.B135:.B195])" office:value-type="float" office:value="8.2182037037037" calcext:value-type="float">
            <text:p>8.2182037037037</text:p>
          </table:table-cell>
          <table:table-cell table:formula="of:=ABS([.B164]-[.C164])" office:value-type="float" office:value="2.36979629629629" calcext:value-type="float">
            <text:p>2.36979629629629</text:p>
          </table:table-cell>
          <table:table-cell table:style-name="ce159" table:formula="of:=IF(IF(ABS([.$C164]-[.$B164])&gt;=[.E$5];1;0)=1; IF( ABS([.$C164]-[.$B164])&lt;[.F$5]; 2; 1);0)" office:value-type="float" office:value="2" calcext:value-type="float">
            <text:p>2</text:p>
          </table:table-cell>
          <table:table-cell table:style-name="ce341" table:formula="of:=IF(IF(ABS([.$C164]-[.$B164])&gt;=[.F$5];1;0)=1; IF( ABS([.$C164]-[.$B164])&lt;[.G$5]; 2; 1);0)" office:value-type="float" office:value="0" calcext:value-type="float">
            <text:p>0</text:p>
          </table:table-cell>
          <table:table-cell table:style-name="ce524" table:formula="of:=IF(IF(ABS([.$C164]-[.$B164])&gt;=[.G$5];1;0)=1; IF( ABS([.$C164]-[.$B164])&lt;[.H$5]; 2; 1);0)" office:value-type="float" office:value="0" calcext:value-type="float">
            <text:p>0</text:p>
          </table:table-cell>
          <table:table-cell table:style-name="ce707" table:formula="of:=IF(IF(ABS([.$C164]-[.$B164])&gt;=[.H$5];1;0)=1; IF( ABS([.$C164]-[.$B164])&lt;[.I$5]; 2; 1);0)" office:value-type="float" office:value="0" calcext:value-type="float">
            <text:p>0</text:p>
          </table:table-cell>
          <table:table-cell table:style-name="ce889" table:formula="of:=IF(IF(ABS([.$C164]-[.$B164])&gt;=[.I$5];1;0)=1; IF( ABS([.$C164]-[.$B164])&lt;[.J$5]; 2; 1);0)" office:value-type="float" office:value="0" calcext:value-type="float">
            <text:p>0</text:p>
          </table:table-cell>
          <table:table-cell table:style-name="ce1071" table:formula="of:=IF(IF(ABS([.$C164]-[.$B164])&gt;=[.J$5];1;0)=1; IF( ABS([.$C164]-[.$B164])&lt;[.K$5]; 2; 1);0)" office:value-type="float" office:value="0" calcext:value-type="float">
            <text:p>0</text:p>
          </table:table-cell>
          <table:table-cell table:style-name="ce1253" table:formula="of:=IF(IF(ABS([.$C164]-[.$B164])&gt;=[.K$5];1;0)=1; IF( ABS([.$C164]-[.$B164])&lt;[.L$5]; 2; 1);0)" office:value-type="float" office:value="0" calcext:value-type="float">
            <text:p>0</text:p>
          </table:table-cell>
          <table:table-cell table:style-name="ce1435" table:formula="of:=IF(IF(ABS([.$C164]-[.$B164])&gt;=[.L$5];1;0)=1; IF( ABS([.$C164]-[.$B164])&lt;[.M$5]; 2; 1);0)" office:value-type="float" office:value="0" calcext:value-type="float">
            <text:p>0</text:p>
          </table:table-cell>
          <table:table-cell table:style-name="ce1617" table:formula="of:=IF(IF(ABS([.$C164]-[.$B164])&gt;=[.M$5];1;0)=1; IF( ABS([.$C164]-[.$B164])&lt;[.N$5]; 2; 1);0)" office:value-type="float" office:value="0" calcext:value-type="float">
            <text:p>0</text:p>
          </table:table-cell>
          <table:table-cell table:style-name="ce1643"/>
          <table:table-cell table:style-name="ce1801" table:formula="of:=IF(AND([.E164]&gt;0; [.E165]=0; [.E166]=0);IF(AND([.E164]=2;[.E163]&lt;&gt;1;[.F163]&lt;&gt;1;[.F165]&lt;&gt;1;[.F164]&lt;&gt;1;[.E165]&lt;&gt;1);2;1);0)" office:value-type="float" office:value="0" calcext:value-type="float">
            <text:p>0</text:p>
          </table:table-cell>
          <table:table-cell table:style-name="ce1984" table:formula="of:=IF(AND([.F164]&gt;0; [.F165]=0; [.F166]=0);IF(AND([.F164]=2;[.F163]&lt;&gt;1;[.G163]&lt;&gt;1;[.G165]&lt;&gt;1;[.G164]&lt;&gt;1;[.F165]&lt;&gt;1);2;1);0)" office:value-type="float" office:value="0" calcext:value-type="float">
            <text:p>0</text:p>
          </table:table-cell>
          <table:table-cell table:style-name="ce2167" table:formula="of:=IF(AND([.G164]&gt;0; [.G165]=0; [.G166]=0);IF(AND([.G164]=2;[.G163]&lt;&gt;1;[.H163]&lt;&gt;1;[.H165]&lt;&gt;1;[.H164]&lt;&gt;1;[.G165]&lt;&gt;1);2;1);0)" office:value-type="float" office:value="0" calcext:value-type="float">
            <text:p>0</text:p>
          </table:table-cell>
          <table:table-cell table:style-name="ce2349" table:formula="of:=IF(AND([.H164]&gt;0; [.H165]=0; [.H166]=0);IF(AND([.H164]=2;[.H163]&lt;&gt;1;[.I163]&lt;&gt;1;[.I165]&lt;&gt;1;[.I164]&lt;&gt;1;[.H165]&lt;&gt;1);2;1);0)" office:value-type="float" office:value="0" calcext:value-type="float">
            <text:p>0</text:p>
          </table:table-cell>
          <table:table-cell table:style-name="ce2531" table:formula="of:=IF(AND([.I164]&gt;0; [.I165]=0; [.I166]=0);IF(AND([.I164]=2;[.I163]&lt;&gt;1;[.J163]&lt;&gt;1;[.J165]&lt;&gt;1;[.J164]&lt;&gt;1;[.I165]&lt;&gt;1);2;1);0)" office:value-type="float" office:value="0" calcext:value-type="float">
            <text:p>0</text:p>
          </table:table-cell>
          <table:table-cell table:style-name="ce2713" table:formula="of:=IF(AND([.J164]&gt;0; [.J165]=0; [.J166]=0);IF(AND([.J164]=2;[.J163]&lt;&gt;1;[.K163]&lt;&gt;1;[.K165]&lt;&gt;1;[.K164]&lt;&gt;1;[.J165]&lt;&gt;1);2;1);0)" office:value-type="float" office:value="0" calcext:value-type="float">
            <text:p>0</text:p>
          </table:table-cell>
          <table:table-cell table:style-name="ce2895" table:formula="of:=IF(AND([.K164]&gt;0; [.K165]=0; [.K166]=0);IF(AND([.K164]=2;[.K163]&lt;&gt;1;[.L163]&lt;&gt;1;[.L165]&lt;&gt;1;[.L164]&lt;&gt;1;[.K165]&lt;&gt;1);2;1);0)" office:value-type="float" office:value="0" calcext:value-type="float">
            <text:p>0</text:p>
          </table:table-cell>
          <table:table-cell table:style-name="ce3077" table:formula="of:=IF(AND([.L164]&gt;0; [.L165]=0; [.L166]=0);IF(AND([.L164]=2;[.L163]&lt;&gt;1;[.M163]&lt;&gt;1;[.M165]&lt;&gt;1;[.M164]&lt;&gt;1;[.L165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6-07" calcext:value-type="date">
            <text:p>2016-06-07</text:p>
          </table:table-cell>
          <table:table-cell office:value-type="float" office:value="11.072" calcext:value-type="float">
            <text:p>11.072</text:p>
          </table:table-cell>
          <table:table-cell table:formula="of:=AVERAGE([.B136:.B196])" office:value-type="float" office:value="8.23262264150943" calcext:value-type="float">
            <text:p>8.23262264150943</text:p>
          </table:table-cell>
          <table:table-cell table:formula="of:=ABS([.B165]-[.C165])" office:value-type="float" office:value="2.83937735849057" calcext:value-type="float">
            <text:p>2.83937735849057</text:p>
          </table:table-cell>
          <table:table-cell table:style-name="ce160" table:formula="of:=IF(IF(ABS([.$C165]-[.$B165])&gt;=[.E$5];1;0)=1; IF( ABS([.$C165]-[.$B165])&lt;[.F$5]; 2; 1);0)" office:value-type="float" office:value="2" calcext:value-type="float">
            <text:p>2</text:p>
          </table:table-cell>
          <table:table-cell table:style-name="ce342" table:formula="of:=IF(IF(ABS([.$C165]-[.$B165])&gt;=[.F$5];1;0)=1; IF( ABS([.$C165]-[.$B165])&lt;[.G$5]; 2; 1);0)" office:value-type="float" office:value="0" calcext:value-type="float">
            <text:p>0</text:p>
          </table:table-cell>
          <table:table-cell table:style-name="ce525" table:formula="of:=IF(IF(ABS([.$C165]-[.$B165])&gt;=[.G$5];1;0)=1; IF( ABS([.$C165]-[.$B165])&lt;[.H$5]; 2; 1);0)" office:value-type="float" office:value="0" calcext:value-type="float">
            <text:p>0</text:p>
          </table:table-cell>
          <table:table-cell table:style-name="ce708" table:formula="of:=IF(IF(ABS([.$C165]-[.$B165])&gt;=[.H$5];1;0)=1; IF( ABS([.$C165]-[.$B165])&lt;[.I$5]; 2; 1);0)" office:value-type="float" office:value="0" calcext:value-type="float">
            <text:p>0</text:p>
          </table:table-cell>
          <table:table-cell table:style-name="ce890" table:formula="of:=IF(IF(ABS([.$C165]-[.$B165])&gt;=[.I$5];1;0)=1; IF( ABS([.$C165]-[.$B165])&lt;[.J$5]; 2; 1);0)" office:value-type="float" office:value="0" calcext:value-type="float">
            <text:p>0</text:p>
          </table:table-cell>
          <table:table-cell table:style-name="ce1072" table:formula="of:=IF(IF(ABS([.$C165]-[.$B165])&gt;=[.J$5];1;0)=1; IF( ABS([.$C165]-[.$B165])&lt;[.K$5]; 2; 1);0)" office:value-type="float" office:value="0" calcext:value-type="float">
            <text:p>0</text:p>
          </table:table-cell>
          <table:table-cell table:style-name="ce1254" table:formula="of:=IF(IF(ABS([.$C165]-[.$B165])&gt;=[.K$5];1;0)=1; IF( ABS([.$C165]-[.$B165])&lt;[.L$5]; 2; 1);0)" office:value-type="float" office:value="0" calcext:value-type="float">
            <text:p>0</text:p>
          </table:table-cell>
          <table:table-cell table:style-name="ce1436" table:formula="of:=IF(IF(ABS([.$C165]-[.$B165])&gt;=[.L$5];1;0)=1; IF( ABS([.$C165]-[.$B165])&lt;[.M$5]; 2; 1);0)" office:value-type="float" office:value="0" calcext:value-type="float">
            <text:p>0</text:p>
          </table:table-cell>
          <table:table-cell table:style-name="ce1618" table:formula="of:=IF(IF(ABS([.$C165]-[.$B165])&gt;=[.M$5];1;0)=1; IF( ABS([.$C165]-[.$B165])&lt;[.N$5]; 2; 1);0)" office:value-type="float" office:value="0" calcext:value-type="float">
            <text:p>0</text:p>
          </table:table-cell>
          <table:table-cell table:style-name="ce1643"/>
          <table:table-cell table:style-name="ce1802" table:formula="of:=IF(AND([.E165]&gt;0; [.E166]=0; [.E167]=0);IF(AND([.E165]=2;[.E164]&lt;&gt;1;[.F164]&lt;&gt;1;[.F166]&lt;&gt;1;[.F165]&lt;&gt;1;[.E166]&lt;&gt;1);2;1);0)" office:value-type="float" office:value="2" calcext:value-type="float">
            <text:p>2</text:p>
          </table:table-cell>
          <table:table-cell table:style-name="ce1985" table:formula="of:=IF(AND([.F165]&gt;0; [.F166]=0; [.F167]=0);IF(AND([.F165]=2;[.F164]&lt;&gt;1;[.G164]&lt;&gt;1;[.G166]&lt;&gt;1;[.G165]&lt;&gt;1;[.F166]&lt;&gt;1);2;1);0)" office:value-type="float" office:value="0" calcext:value-type="float">
            <text:p>0</text:p>
          </table:table-cell>
          <table:table-cell table:style-name="ce2168" table:formula="of:=IF(AND([.G165]&gt;0; [.G166]=0; [.G167]=0);IF(AND([.G165]=2;[.G164]&lt;&gt;1;[.H164]&lt;&gt;1;[.H166]&lt;&gt;1;[.H165]&lt;&gt;1;[.G166]&lt;&gt;1);2;1);0)" office:value-type="float" office:value="0" calcext:value-type="float">
            <text:p>0</text:p>
          </table:table-cell>
          <table:table-cell table:style-name="ce2350" table:formula="of:=IF(AND([.H165]&gt;0; [.H166]=0; [.H167]=0);IF(AND([.H165]=2;[.H164]&lt;&gt;1;[.I164]&lt;&gt;1;[.I166]&lt;&gt;1;[.I165]&lt;&gt;1;[.H166]&lt;&gt;1);2;1);0)" office:value-type="float" office:value="0" calcext:value-type="float">
            <text:p>0</text:p>
          </table:table-cell>
          <table:table-cell table:style-name="ce2532" table:formula="of:=IF(AND([.I165]&gt;0; [.I166]=0; [.I167]=0);IF(AND([.I165]=2;[.I164]&lt;&gt;1;[.J164]&lt;&gt;1;[.J166]&lt;&gt;1;[.J165]&lt;&gt;1;[.I166]&lt;&gt;1);2;1);0)" office:value-type="float" office:value="0" calcext:value-type="float">
            <text:p>0</text:p>
          </table:table-cell>
          <table:table-cell table:style-name="ce2714" table:formula="of:=IF(AND([.J165]&gt;0; [.J166]=0; [.J167]=0);IF(AND([.J165]=2;[.J164]&lt;&gt;1;[.K164]&lt;&gt;1;[.K166]&lt;&gt;1;[.K165]&lt;&gt;1;[.J166]&lt;&gt;1);2;1);0)" office:value-type="float" office:value="0" calcext:value-type="float">
            <text:p>0</text:p>
          </table:table-cell>
          <table:table-cell table:style-name="ce2896" table:formula="of:=IF(AND([.K165]&gt;0; [.K166]=0; [.K167]=0);IF(AND([.K165]=2;[.K164]&lt;&gt;1;[.L164]&lt;&gt;1;[.L166]&lt;&gt;1;[.L165]&lt;&gt;1;[.K166]&lt;&gt;1);2;1);0)" office:value-type="float" office:value="0" calcext:value-type="float">
            <text:p>0</text:p>
          </table:table-cell>
          <table:table-cell table:style-name="ce3078" table:formula="of:=IF(AND([.L165]&gt;0; [.L166]=0; [.L167]=0);IF(AND([.L165]=2;[.L164]&lt;&gt;1;[.M164]&lt;&gt;1;[.M166]&lt;&gt;1;[.M165]&lt;&gt;1;[.L166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6-08" calcext:value-type="date">
            <text:p>2016-06-08</text:p>
          </table:table-cell>
          <table:table-cell office:value-type="float" office:value="9.084" calcext:value-type="float">
            <text:p>9.084</text:p>
          </table:table-cell>
          <table:table-cell table:formula="of:=AVERAGE([.B137:.B197])" office:value-type="float" office:value="8.23680769230769" calcext:value-type="float">
            <text:p>8.23680769230769</text:p>
          </table:table-cell>
          <table:table-cell table:formula="of:=ABS([.B166]-[.C166])" office:value-type="float" office:value="0.847192307692307" calcext:value-type="float">
            <text:p>0.847192307692307</text:p>
          </table:table-cell>
          <table:table-cell table:style-name="ce161" table:formula="of:=IF(IF(ABS([.$C166]-[.$B166])&gt;=[.E$5];1;0)=1; IF( ABS([.$C166]-[.$B166])&lt;[.F$5]; 2; 1);0)" office:value-type="float" office:value="0" calcext:value-type="float">
            <text:p>0</text:p>
          </table:table-cell>
          <table:table-cell table:style-name="ce343" table:formula="of:=IF(IF(ABS([.$C166]-[.$B166])&gt;=[.F$5];1;0)=1; IF( ABS([.$C166]-[.$B166])&lt;[.G$5]; 2; 1);0)" office:value-type="float" office:value="0" calcext:value-type="float">
            <text:p>0</text:p>
          </table:table-cell>
          <table:table-cell table:style-name="ce526" table:formula="of:=IF(IF(ABS([.$C166]-[.$B166])&gt;=[.G$5];1;0)=1; IF( ABS([.$C166]-[.$B166])&lt;[.H$5]; 2; 1);0)" office:value-type="float" office:value="0" calcext:value-type="float">
            <text:p>0</text:p>
          </table:table-cell>
          <table:table-cell table:style-name="ce709" table:formula="of:=IF(IF(ABS([.$C166]-[.$B166])&gt;=[.H$5];1;0)=1; IF( ABS([.$C166]-[.$B166])&lt;[.I$5]; 2; 1);0)" office:value-type="float" office:value="0" calcext:value-type="float">
            <text:p>0</text:p>
          </table:table-cell>
          <table:table-cell table:style-name="ce891" table:formula="of:=IF(IF(ABS([.$C166]-[.$B166])&gt;=[.I$5];1;0)=1; IF( ABS([.$C166]-[.$B166])&lt;[.J$5]; 2; 1);0)" office:value-type="float" office:value="0" calcext:value-type="float">
            <text:p>0</text:p>
          </table:table-cell>
          <table:table-cell table:style-name="ce1073" table:formula="of:=IF(IF(ABS([.$C166]-[.$B166])&gt;=[.J$5];1;0)=1; IF( ABS([.$C166]-[.$B166])&lt;[.K$5]; 2; 1);0)" office:value-type="float" office:value="0" calcext:value-type="float">
            <text:p>0</text:p>
          </table:table-cell>
          <table:table-cell table:style-name="ce1255" table:formula="of:=IF(IF(ABS([.$C166]-[.$B166])&gt;=[.K$5];1;0)=1; IF( ABS([.$C166]-[.$B166])&lt;[.L$5]; 2; 1);0)" office:value-type="float" office:value="0" calcext:value-type="float">
            <text:p>0</text:p>
          </table:table-cell>
          <table:table-cell table:style-name="ce1437" table:formula="of:=IF(IF(ABS([.$C166]-[.$B166])&gt;=[.L$5];1;0)=1; IF( ABS([.$C166]-[.$B166])&lt;[.M$5]; 2; 1);0)" office:value-type="float" office:value="0" calcext:value-type="float">
            <text:p>0</text:p>
          </table:table-cell>
          <table:table-cell table:style-name="ce1619" table:formula="of:=IF(IF(ABS([.$C166]-[.$B166])&gt;=[.M$5];1;0)=1; IF( ABS([.$C166]-[.$B166])&lt;[.N$5]; 2; 1);0)" office:value-type="float" office:value="0" calcext:value-type="float">
            <text:p>0</text:p>
          </table:table-cell>
          <table:table-cell table:style-name="ce1643"/>
          <table:table-cell table:style-name="ce1803" table:formula="of:=IF(AND([.E166]&gt;0; [.E167]=0; [.E168]=0);IF(AND([.E166]=2;[.E165]&lt;&gt;1;[.F165]&lt;&gt;1;[.F167]&lt;&gt;1;[.F166]&lt;&gt;1;[.E167]&lt;&gt;1);2;1);0)" office:value-type="float" office:value="0" calcext:value-type="float">
            <text:p>0</text:p>
          </table:table-cell>
          <table:table-cell table:style-name="ce1986" table:formula="of:=IF(AND([.F166]&gt;0; [.F167]=0; [.F168]=0);IF(AND([.F166]=2;[.F165]&lt;&gt;1;[.G165]&lt;&gt;1;[.G167]&lt;&gt;1;[.G166]&lt;&gt;1;[.F167]&lt;&gt;1);2;1);0)" office:value-type="float" office:value="0" calcext:value-type="float">
            <text:p>0</text:p>
          </table:table-cell>
          <table:table-cell table:style-name="ce2169" table:formula="of:=IF(AND([.G166]&gt;0; [.G167]=0; [.G168]=0);IF(AND([.G166]=2;[.G165]&lt;&gt;1;[.H165]&lt;&gt;1;[.H167]&lt;&gt;1;[.H166]&lt;&gt;1;[.G167]&lt;&gt;1);2;1);0)" office:value-type="float" office:value="0" calcext:value-type="float">
            <text:p>0</text:p>
          </table:table-cell>
          <table:table-cell table:style-name="ce2351" table:formula="of:=IF(AND([.H166]&gt;0; [.H167]=0; [.H168]=0);IF(AND([.H166]=2;[.H165]&lt;&gt;1;[.I165]&lt;&gt;1;[.I167]&lt;&gt;1;[.I166]&lt;&gt;1;[.H167]&lt;&gt;1);2;1);0)" office:value-type="float" office:value="0" calcext:value-type="float">
            <text:p>0</text:p>
          </table:table-cell>
          <table:table-cell table:style-name="ce2533" table:formula="of:=IF(AND([.I166]&gt;0; [.I167]=0; [.I168]=0);IF(AND([.I166]=2;[.I165]&lt;&gt;1;[.J165]&lt;&gt;1;[.J167]&lt;&gt;1;[.J166]&lt;&gt;1;[.I167]&lt;&gt;1);2;1);0)" office:value-type="float" office:value="0" calcext:value-type="float">
            <text:p>0</text:p>
          </table:table-cell>
          <table:table-cell table:style-name="ce2715" table:formula="of:=IF(AND([.J166]&gt;0; [.J167]=0; [.J168]=0);IF(AND([.J166]=2;[.J165]&lt;&gt;1;[.K165]&lt;&gt;1;[.K167]&lt;&gt;1;[.K166]&lt;&gt;1;[.J167]&lt;&gt;1);2;1);0)" office:value-type="float" office:value="0" calcext:value-type="float">
            <text:p>0</text:p>
          </table:table-cell>
          <table:table-cell table:style-name="ce2897" table:formula="of:=IF(AND([.K166]&gt;0; [.K167]=0; [.K168]=0);IF(AND([.K166]=2;[.K165]&lt;&gt;1;[.L165]&lt;&gt;1;[.L167]&lt;&gt;1;[.L166]&lt;&gt;1;[.K167]&lt;&gt;1);2;1);0)" office:value-type="float" office:value="0" calcext:value-type="float">
            <text:p>0</text:p>
          </table:table-cell>
          <table:table-cell table:style-name="ce3079" table:formula="of:=IF(AND([.L166]&gt;0; [.L167]=0; [.L168]=0);IF(AND([.L166]=2;[.L165]&lt;&gt;1;[.M165]&lt;&gt;1;[.M167]&lt;&gt;1;[.M166]&lt;&gt;1;[.L167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6-09" calcext:value-type="date">
            <text:p>2016-06-09</text:p>
          </table:table-cell>
          <table:table-cell office:value-type="float" office:value="8.006" calcext:value-type="float">
            <text:p>8.006</text:p>
          </table:table-cell>
          <table:table-cell table:formula="of:=AVERAGE([.B138:.B198])" office:value-type="float" office:value="8.21268627450981" calcext:value-type="float">
            <text:p>8.21268627450981</text:p>
          </table:table-cell>
          <table:table-cell table:formula="of:=ABS([.B167]-[.C167])" office:value-type="float" office:value="0.206686274509805" calcext:value-type="float">
            <text:p>0.206686274509805</text:p>
          </table:table-cell>
          <table:table-cell table:style-name="ce162" table:formula="of:=IF(IF(ABS([.$C167]-[.$B167])&gt;=[.E$5];1;0)=1; IF( ABS([.$C167]-[.$B167])&lt;[.F$5]; 2; 1);0)" office:value-type="float" office:value="0" calcext:value-type="float">
            <text:p>0</text:p>
          </table:table-cell>
          <table:table-cell table:style-name="ce344" table:formula="of:=IF(IF(ABS([.$C167]-[.$B167])&gt;=[.F$5];1;0)=1; IF( ABS([.$C167]-[.$B167])&lt;[.G$5]; 2; 1);0)" office:value-type="float" office:value="0" calcext:value-type="float">
            <text:p>0</text:p>
          </table:table-cell>
          <table:table-cell table:style-name="ce527" table:formula="of:=IF(IF(ABS([.$C167]-[.$B167])&gt;=[.G$5];1;0)=1; IF( ABS([.$C167]-[.$B167])&lt;[.H$5]; 2; 1);0)" office:value-type="float" office:value="0" calcext:value-type="float">
            <text:p>0</text:p>
          </table:table-cell>
          <table:table-cell table:style-name="ce710" table:formula="of:=IF(IF(ABS([.$C167]-[.$B167])&gt;=[.H$5];1;0)=1; IF( ABS([.$C167]-[.$B167])&lt;[.I$5]; 2; 1);0)" office:value-type="float" office:value="0" calcext:value-type="float">
            <text:p>0</text:p>
          </table:table-cell>
          <table:table-cell table:style-name="ce892" table:formula="of:=IF(IF(ABS([.$C167]-[.$B167])&gt;=[.I$5];1;0)=1; IF( ABS([.$C167]-[.$B167])&lt;[.J$5]; 2; 1);0)" office:value-type="float" office:value="0" calcext:value-type="float">
            <text:p>0</text:p>
          </table:table-cell>
          <table:table-cell table:style-name="ce1074" table:formula="of:=IF(IF(ABS([.$C167]-[.$B167])&gt;=[.J$5];1;0)=1; IF( ABS([.$C167]-[.$B167])&lt;[.K$5]; 2; 1);0)" office:value-type="float" office:value="0" calcext:value-type="float">
            <text:p>0</text:p>
          </table:table-cell>
          <table:table-cell table:style-name="ce1256" table:formula="of:=IF(IF(ABS([.$C167]-[.$B167])&gt;=[.K$5];1;0)=1; IF( ABS([.$C167]-[.$B167])&lt;[.L$5]; 2; 1);0)" office:value-type="float" office:value="0" calcext:value-type="float">
            <text:p>0</text:p>
          </table:table-cell>
          <table:table-cell table:style-name="ce1438" table:formula="of:=IF(IF(ABS([.$C167]-[.$B167])&gt;=[.L$5];1;0)=1; IF( ABS([.$C167]-[.$B167])&lt;[.M$5]; 2; 1);0)" office:value-type="float" office:value="0" calcext:value-type="float">
            <text:p>0</text:p>
          </table:table-cell>
          <table:table-cell table:style-name="ce1620" table:formula="of:=IF(IF(ABS([.$C167]-[.$B167])&gt;=[.M$5];1;0)=1; IF( ABS([.$C167]-[.$B167])&lt;[.N$5]; 2; 1);0)" office:value-type="float" office:value="0" calcext:value-type="float">
            <text:p>0</text:p>
          </table:table-cell>
          <table:table-cell table:style-name="ce1643"/>
          <table:table-cell table:style-name="ce1804" table:formula="of:=IF(AND([.E167]&gt;0; [.E168]=0; [.E169]=0);IF(AND([.E167]=2;[.E166]&lt;&gt;1;[.F166]&lt;&gt;1;[.F168]&lt;&gt;1;[.F167]&lt;&gt;1;[.E168]&lt;&gt;1);2;1);0)" office:value-type="float" office:value="0" calcext:value-type="float">
            <text:p>0</text:p>
          </table:table-cell>
          <table:table-cell table:style-name="ce1987" table:formula="of:=IF(AND([.F167]&gt;0; [.F168]=0; [.F169]=0);IF(AND([.F167]=2;[.F166]&lt;&gt;1;[.G166]&lt;&gt;1;[.G168]&lt;&gt;1;[.G167]&lt;&gt;1;[.F168]&lt;&gt;1);2;1);0)" office:value-type="float" office:value="0" calcext:value-type="float">
            <text:p>0</text:p>
          </table:table-cell>
          <table:table-cell table:style-name="ce2170" table:formula="of:=IF(AND([.G167]&gt;0; [.G168]=0; [.G169]=0);IF(AND([.G167]=2;[.G166]&lt;&gt;1;[.H166]&lt;&gt;1;[.H168]&lt;&gt;1;[.H167]&lt;&gt;1;[.G168]&lt;&gt;1);2;1);0)" office:value-type="float" office:value="0" calcext:value-type="float">
            <text:p>0</text:p>
          </table:table-cell>
          <table:table-cell table:style-name="ce2352" table:formula="of:=IF(AND([.H167]&gt;0; [.H168]=0; [.H169]=0);IF(AND([.H167]=2;[.H166]&lt;&gt;1;[.I166]&lt;&gt;1;[.I168]&lt;&gt;1;[.I167]&lt;&gt;1;[.H168]&lt;&gt;1);2;1);0)" office:value-type="float" office:value="0" calcext:value-type="float">
            <text:p>0</text:p>
          </table:table-cell>
          <table:table-cell table:style-name="ce2534" table:formula="of:=IF(AND([.I167]&gt;0; [.I168]=0; [.I169]=0);IF(AND([.I167]=2;[.I166]&lt;&gt;1;[.J166]&lt;&gt;1;[.J168]&lt;&gt;1;[.J167]&lt;&gt;1;[.I168]&lt;&gt;1);2;1);0)" office:value-type="float" office:value="0" calcext:value-type="float">
            <text:p>0</text:p>
          </table:table-cell>
          <table:table-cell table:style-name="ce2716" table:formula="of:=IF(AND([.J167]&gt;0; [.J168]=0; [.J169]=0);IF(AND([.J167]=2;[.J166]&lt;&gt;1;[.K166]&lt;&gt;1;[.K168]&lt;&gt;1;[.K167]&lt;&gt;1;[.J168]&lt;&gt;1);2;1);0)" office:value-type="float" office:value="0" calcext:value-type="float">
            <text:p>0</text:p>
          </table:table-cell>
          <table:table-cell table:style-name="ce2898" table:formula="of:=IF(AND([.K167]&gt;0; [.K168]=0; [.K169]=0);IF(AND([.K167]=2;[.K166]&lt;&gt;1;[.L166]&lt;&gt;1;[.L168]&lt;&gt;1;[.L167]&lt;&gt;1;[.K168]&lt;&gt;1);2;1);0)" office:value-type="float" office:value="0" calcext:value-type="float">
            <text:p>0</text:p>
          </table:table-cell>
          <table:table-cell table:style-name="ce3080" table:formula="of:=IF(AND([.L167]&gt;0; [.L168]=0; [.L169]=0);IF(AND([.L167]=2;[.L166]&lt;&gt;1;[.M166]&lt;&gt;1;[.M168]&lt;&gt;1;[.M167]&lt;&gt;1;[.L168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6-10" calcext:value-type="date">
            <text:p>2016-06-10</text:p>
          </table:table-cell>
          <table:table-cell office:value-type="float" office:value="10.126" calcext:value-type="float">
            <text:p>10.126</text:p>
          </table:table-cell>
          <table:table-cell table:formula="of:=AVERAGE([.B139:.B199])" office:value-type="float" office:value="8.21816" calcext:value-type="float">
            <text:p>8.21816</text:p>
          </table:table-cell>
          <table:table-cell table:formula="of:=ABS([.B168]-[.C168])" office:value-type="float" office:value="1.90784" calcext:value-type="float">
            <text:p>1.90784</text:p>
          </table:table-cell>
          <table:table-cell table:style-name="ce163" table:formula="of:=IF(IF(ABS([.$C168]-[.$B168])&gt;=[.E$5];1;0)=1; IF( ABS([.$C168]-[.$B168])&lt;[.F$5]; 2; 1);0)" office:value-type="float" office:value="0" calcext:value-type="float">
            <text:p>0</text:p>
          </table:table-cell>
          <table:table-cell table:style-name="ce345" table:formula="of:=IF(IF(ABS([.$C168]-[.$B168])&gt;=[.F$5];1;0)=1; IF( ABS([.$C168]-[.$B168])&lt;[.G$5]; 2; 1);0)" office:value-type="float" office:value="0" calcext:value-type="float">
            <text:p>0</text:p>
          </table:table-cell>
          <table:table-cell table:style-name="ce528" table:formula="of:=IF(IF(ABS([.$C168]-[.$B168])&gt;=[.G$5];1;0)=1; IF( ABS([.$C168]-[.$B168])&lt;[.H$5]; 2; 1);0)" office:value-type="float" office:value="0" calcext:value-type="float">
            <text:p>0</text:p>
          </table:table-cell>
          <table:table-cell table:style-name="ce711" table:formula="of:=IF(IF(ABS([.$C168]-[.$B168])&gt;=[.H$5];1;0)=1; IF( ABS([.$C168]-[.$B168])&lt;[.I$5]; 2; 1);0)" office:value-type="float" office:value="0" calcext:value-type="float">
            <text:p>0</text:p>
          </table:table-cell>
          <table:table-cell table:style-name="ce893" table:formula="of:=IF(IF(ABS([.$C168]-[.$B168])&gt;=[.I$5];1;0)=1; IF( ABS([.$C168]-[.$B168])&lt;[.J$5]; 2; 1);0)" office:value-type="float" office:value="0" calcext:value-type="float">
            <text:p>0</text:p>
          </table:table-cell>
          <table:table-cell table:style-name="ce1075" table:formula="of:=IF(IF(ABS([.$C168]-[.$B168])&gt;=[.J$5];1;0)=1; IF( ABS([.$C168]-[.$B168])&lt;[.K$5]; 2; 1);0)" office:value-type="float" office:value="0" calcext:value-type="float">
            <text:p>0</text:p>
          </table:table-cell>
          <table:table-cell table:style-name="ce1257" table:formula="of:=IF(IF(ABS([.$C168]-[.$B168])&gt;=[.K$5];1;0)=1; IF( ABS([.$C168]-[.$B168])&lt;[.L$5]; 2; 1);0)" office:value-type="float" office:value="0" calcext:value-type="float">
            <text:p>0</text:p>
          </table:table-cell>
          <table:table-cell table:style-name="ce1439" table:formula="of:=IF(IF(ABS([.$C168]-[.$B168])&gt;=[.L$5];1;0)=1; IF( ABS([.$C168]-[.$B168])&lt;[.M$5]; 2; 1);0)" office:value-type="float" office:value="0" calcext:value-type="float">
            <text:p>0</text:p>
          </table:table-cell>
          <table:table-cell table:style-name="ce1621" table:formula="of:=IF(IF(ABS([.$C168]-[.$B168])&gt;=[.M$5];1;0)=1; IF( ABS([.$C168]-[.$B168])&lt;[.N$5]; 2; 1);0)" office:value-type="float" office:value="0" calcext:value-type="float">
            <text:p>0</text:p>
          </table:table-cell>
          <table:table-cell table:style-name="ce1643"/>
          <table:table-cell table:style-name="ce1805" table:formula="of:=IF(AND([.E168]&gt;0; [.E169]=0; [.E170]=0);IF(AND([.E168]=2;[.E167]&lt;&gt;1;[.F167]&lt;&gt;1;[.F169]&lt;&gt;1;[.F168]&lt;&gt;1;[.E169]&lt;&gt;1);2;1);0)" office:value-type="float" office:value="0" calcext:value-type="float">
            <text:p>0</text:p>
          </table:table-cell>
          <table:table-cell table:style-name="ce1988" table:formula="of:=IF(AND([.F168]&gt;0; [.F169]=0; [.F170]=0);IF(AND([.F168]=2;[.F167]&lt;&gt;1;[.G167]&lt;&gt;1;[.G169]&lt;&gt;1;[.G168]&lt;&gt;1;[.F169]&lt;&gt;1);2;1);0)" office:value-type="float" office:value="0" calcext:value-type="float">
            <text:p>0</text:p>
          </table:table-cell>
          <table:table-cell table:style-name="ce2171" table:formula="of:=IF(AND([.G168]&gt;0; [.G169]=0; [.G170]=0);IF(AND([.G168]=2;[.G167]&lt;&gt;1;[.H167]&lt;&gt;1;[.H169]&lt;&gt;1;[.H168]&lt;&gt;1;[.G169]&lt;&gt;1);2;1);0)" office:value-type="float" office:value="0" calcext:value-type="float">
            <text:p>0</text:p>
          </table:table-cell>
          <table:table-cell table:style-name="ce2353" table:formula="of:=IF(AND([.H168]&gt;0; [.H169]=0; [.H170]=0);IF(AND([.H168]=2;[.H167]&lt;&gt;1;[.I167]&lt;&gt;1;[.I169]&lt;&gt;1;[.I168]&lt;&gt;1;[.H169]&lt;&gt;1);2;1);0)" office:value-type="float" office:value="0" calcext:value-type="float">
            <text:p>0</text:p>
          </table:table-cell>
          <table:table-cell table:style-name="ce2535" table:formula="of:=IF(AND([.I168]&gt;0; [.I169]=0; [.I170]=0);IF(AND([.I168]=2;[.I167]&lt;&gt;1;[.J167]&lt;&gt;1;[.J169]&lt;&gt;1;[.J168]&lt;&gt;1;[.I169]&lt;&gt;1);2;1);0)" office:value-type="float" office:value="0" calcext:value-type="float">
            <text:p>0</text:p>
          </table:table-cell>
          <table:table-cell table:style-name="ce2717" table:formula="of:=IF(AND([.J168]&gt;0; [.J169]=0; [.J170]=0);IF(AND([.J168]=2;[.J167]&lt;&gt;1;[.K167]&lt;&gt;1;[.K169]&lt;&gt;1;[.K168]&lt;&gt;1;[.J169]&lt;&gt;1);2;1);0)" office:value-type="float" office:value="0" calcext:value-type="float">
            <text:p>0</text:p>
          </table:table-cell>
          <table:table-cell table:style-name="ce2899" table:formula="of:=IF(AND([.K168]&gt;0; [.K169]=0; [.K170]=0);IF(AND([.K168]=2;[.K167]&lt;&gt;1;[.L167]&lt;&gt;1;[.L169]&lt;&gt;1;[.L168]&lt;&gt;1;[.K169]&lt;&gt;1);2;1);0)" office:value-type="float" office:value="0" calcext:value-type="float">
            <text:p>0</text:p>
          </table:table-cell>
          <table:table-cell table:style-name="ce3081" table:formula="of:=IF(AND([.L168]&gt;0; [.L169]=0; [.L170]=0);IF(AND([.L168]=2;[.L167]&lt;&gt;1;[.M167]&lt;&gt;1;[.M169]&lt;&gt;1;[.M168]&lt;&gt;1;[.L169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6-11" calcext:value-type="date">
            <text:p>2016-06-11</text:p>
          </table:table-cell>
          <table:table-cell office:value-type="float" office:value="7.491" calcext:value-type="float">
            <text:p>7.491</text:p>
          </table:table-cell>
          <table:table-cell table:formula="of:=AVERAGE([.B140:.B200])" office:value-type="float" office:value="8.32165306122449" calcext:value-type="float">
            <text:p>8.32165306122449</text:p>
          </table:table-cell>
          <table:table-cell table:formula="of:=ABS([.B169]-[.C169])" office:value-type="float" office:value="0.83065306122449" calcext:value-type="float">
            <text:p>0.83065306122449</text:p>
          </table:table-cell>
          <table:table-cell table:style-name="ce164" table:formula="of:=IF(IF(ABS([.$C169]-[.$B169])&gt;=[.E$5];1;0)=1; IF( ABS([.$C169]-[.$B169])&lt;[.F$5]; 2; 1);0)" office:value-type="float" office:value="0" calcext:value-type="float">
            <text:p>0</text:p>
          </table:table-cell>
          <table:table-cell table:style-name="ce346" table:formula="of:=IF(IF(ABS([.$C169]-[.$B169])&gt;=[.F$5];1;0)=1; IF( ABS([.$C169]-[.$B169])&lt;[.G$5]; 2; 1);0)" office:value-type="float" office:value="0" calcext:value-type="float">
            <text:p>0</text:p>
          </table:table-cell>
          <table:table-cell table:style-name="ce529" table:formula="of:=IF(IF(ABS([.$C169]-[.$B169])&gt;=[.G$5];1;0)=1; IF( ABS([.$C169]-[.$B169])&lt;[.H$5]; 2; 1);0)" office:value-type="float" office:value="0" calcext:value-type="float">
            <text:p>0</text:p>
          </table:table-cell>
          <table:table-cell table:style-name="ce712" table:formula="of:=IF(IF(ABS([.$C169]-[.$B169])&gt;=[.H$5];1;0)=1; IF( ABS([.$C169]-[.$B169])&lt;[.I$5]; 2; 1);0)" office:value-type="float" office:value="0" calcext:value-type="float">
            <text:p>0</text:p>
          </table:table-cell>
          <table:table-cell table:style-name="ce894" table:formula="of:=IF(IF(ABS([.$C169]-[.$B169])&gt;=[.I$5];1;0)=1; IF( ABS([.$C169]-[.$B169])&lt;[.J$5]; 2; 1);0)" office:value-type="float" office:value="0" calcext:value-type="float">
            <text:p>0</text:p>
          </table:table-cell>
          <table:table-cell table:style-name="ce1076" table:formula="of:=IF(IF(ABS([.$C169]-[.$B169])&gt;=[.J$5];1;0)=1; IF( ABS([.$C169]-[.$B169])&lt;[.K$5]; 2; 1);0)" office:value-type="float" office:value="0" calcext:value-type="float">
            <text:p>0</text:p>
          </table:table-cell>
          <table:table-cell table:style-name="ce1258" table:formula="of:=IF(IF(ABS([.$C169]-[.$B169])&gt;=[.K$5];1;0)=1; IF( ABS([.$C169]-[.$B169])&lt;[.L$5]; 2; 1);0)" office:value-type="float" office:value="0" calcext:value-type="float">
            <text:p>0</text:p>
          </table:table-cell>
          <table:table-cell table:style-name="ce1440" table:formula="of:=IF(IF(ABS([.$C169]-[.$B169])&gt;=[.L$5];1;0)=1; IF( ABS([.$C169]-[.$B169])&lt;[.M$5]; 2; 1);0)" office:value-type="float" office:value="0" calcext:value-type="float">
            <text:p>0</text:p>
          </table:table-cell>
          <table:table-cell table:style-name="ce1622" table:formula="of:=IF(IF(ABS([.$C169]-[.$B169])&gt;=[.M$5];1;0)=1; IF( ABS([.$C169]-[.$B169])&lt;[.N$5]; 2; 1);0)" office:value-type="float" office:value="0" calcext:value-type="float">
            <text:p>0</text:p>
          </table:table-cell>
          <table:table-cell table:style-name="ce1643"/>
          <table:table-cell table:style-name="ce1806" table:formula="of:=IF(AND([.E169]&gt;0; [.E170]=0; [.E171]=0);IF(AND([.E169]=2;[.E168]&lt;&gt;1;[.F168]&lt;&gt;1;[.F170]&lt;&gt;1;[.F169]&lt;&gt;1;[.E170]&lt;&gt;1);2;1);0)" office:value-type="float" office:value="0" calcext:value-type="float">
            <text:p>0</text:p>
          </table:table-cell>
          <table:table-cell table:style-name="ce1989" table:formula="of:=IF(AND([.F169]&gt;0; [.F170]=0; [.F171]=0);IF(AND([.F169]=2;[.F168]&lt;&gt;1;[.G168]&lt;&gt;1;[.G170]&lt;&gt;1;[.G169]&lt;&gt;1;[.F170]&lt;&gt;1);2;1);0)" office:value-type="float" office:value="0" calcext:value-type="float">
            <text:p>0</text:p>
          </table:table-cell>
          <table:table-cell table:style-name="ce2172" table:formula="of:=IF(AND([.G169]&gt;0; [.G170]=0; [.G171]=0);IF(AND([.G169]=2;[.G168]&lt;&gt;1;[.H168]&lt;&gt;1;[.H170]&lt;&gt;1;[.H169]&lt;&gt;1;[.G170]&lt;&gt;1);2;1);0)" office:value-type="float" office:value="0" calcext:value-type="float">
            <text:p>0</text:p>
          </table:table-cell>
          <table:table-cell table:style-name="ce2354" table:formula="of:=IF(AND([.H169]&gt;0; [.H170]=0; [.H171]=0);IF(AND([.H169]=2;[.H168]&lt;&gt;1;[.I168]&lt;&gt;1;[.I170]&lt;&gt;1;[.I169]&lt;&gt;1;[.H170]&lt;&gt;1);2;1);0)" office:value-type="float" office:value="0" calcext:value-type="float">
            <text:p>0</text:p>
          </table:table-cell>
          <table:table-cell table:style-name="ce2536" table:formula="of:=IF(AND([.I169]&gt;0; [.I170]=0; [.I171]=0);IF(AND([.I169]=2;[.I168]&lt;&gt;1;[.J168]&lt;&gt;1;[.J170]&lt;&gt;1;[.J169]&lt;&gt;1;[.I170]&lt;&gt;1);2;1);0)" office:value-type="float" office:value="0" calcext:value-type="float">
            <text:p>0</text:p>
          </table:table-cell>
          <table:table-cell table:style-name="ce2718" table:formula="of:=IF(AND([.J169]&gt;0; [.J170]=0; [.J171]=0);IF(AND([.J169]=2;[.J168]&lt;&gt;1;[.K168]&lt;&gt;1;[.K170]&lt;&gt;1;[.K169]&lt;&gt;1;[.J170]&lt;&gt;1);2;1);0)" office:value-type="float" office:value="0" calcext:value-type="float">
            <text:p>0</text:p>
          </table:table-cell>
          <table:table-cell table:style-name="ce2900" table:formula="of:=IF(AND([.K169]&gt;0; [.K170]=0; [.K171]=0);IF(AND([.K169]=2;[.K168]&lt;&gt;1;[.L168]&lt;&gt;1;[.L170]&lt;&gt;1;[.L169]&lt;&gt;1;[.K170]&lt;&gt;1);2;1);0)" office:value-type="float" office:value="0" calcext:value-type="float">
            <text:p>0</text:p>
          </table:table-cell>
          <table:table-cell table:style-name="ce3082" table:formula="of:=IF(AND([.L169]&gt;0; [.L170]=0; [.L171]=0);IF(AND([.L169]=2;[.L168]&lt;&gt;1;[.M168]&lt;&gt;1;[.M170]&lt;&gt;1;[.M169]&lt;&gt;1;[.L170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6-12" calcext:value-type="date">
            <text:p>2016-06-12</text:p>
          </table:table-cell>
          <table:table-cell office:value-type="float" office:value="7.156" calcext:value-type="float">
            <text:p>7.156</text:p>
          </table:table-cell>
          <table:table-cell table:formula="of:=AVERAGE([.B141:.B201])" office:value-type="float" office:value="8.4094375" calcext:value-type="float">
            <text:p>8.4094375</text:p>
          </table:table-cell>
          <table:table-cell table:formula="of:=ABS([.B170]-[.C170])" office:value-type="float" office:value="1.2534375" calcext:value-type="float">
            <text:p>1.2534375</text:p>
          </table:table-cell>
          <table:table-cell table:style-name="ce165" table:formula="of:=IF(IF(ABS([.$C170]-[.$B170])&gt;=[.E$5];1;0)=1; IF( ABS([.$C170]-[.$B170])&lt;[.F$5]; 2; 1);0)" office:value-type="float" office:value="0" calcext:value-type="float">
            <text:p>0</text:p>
          </table:table-cell>
          <table:table-cell table:style-name="ce347" table:formula="of:=IF(IF(ABS([.$C170]-[.$B170])&gt;=[.F$5];1;0)=1; IF( ABS([.$C170]-[.$B170])&lt;[.G$5]; 2; 1);0)" office:value-type="float" office:value="0" calcext:value-type="float">
            <text:p>0</text:p>
          </table:table-cell>
          <table:table-cell table:style-name="ce530" table:formula="of:=IF(IF(ABS([.$C170]-[.$B170])&gt;=[.G$5];1;0)=1; IF( ABS([.$C170]-[.$B170])&lt;[.H$5]; 2; 1);0)" office:value-type="float" office:value="0" calcext:value-type="float">
            <text:p>0</text:p>
          </table:table-cell>
          <table:table-cell table:style-name="ce713" table:formula="of:=IF(IF(ABS([.$C170]-[.$B170])&gt;=[.H$5];1;0)=1; IF( ABS([.$C170]-[.$B170])&lt;[.I$5]; 2; 1);0)" office:value-type="float" office:value="0" calcext:value-type="float">
            <text:p>0</text:p>
          </table:table-cell>
          <table:table-cell table:style-name="ce895" table:formula="of:=IF(IF(ABS([.$C170]-[.$B170])&gt;=[.I$5];1;0)=1; IF( ABS([.$C170]-[.$B170])&lt;[.J$5]; 2; 1);0)" office:value-type="float" office:value="0" calcext:value-type="float">
            <text:p>0</text:p>
          </table:table-cell>
          <table:table-cell table:style-name="ce1077" table:formula="of:=IF(IF(ABS([.$C170]-[.$B170])&gt;=[.J$5];1;0)=1; IF( ABS([.$C170]-[.$B170])&lt;[.K$5]; 2; 1);0)" office:value-type="float" office:value="0" calcext:value-type="float">
            <text:p>0</text:p>
          </table:table-cell>
          <table:table-cell table:style-name="ce1259" table:formula="of:=IF(IF(ABS([.$C170]-[.$B170])&gt;=[.K$5];1;0)=1; IF( ABS([.$C170]-[.$B170])&lt;[.L$5]; 2; 1);0)" office:value-type="float" office:value="0" calcext:value-type="float">
            <text:p>0</text:p>
          </table:table-cell>
          <table:table-cell table:style-name="ce1441" table:formula="of:=IF(IF(ABS([.$C170]-[.$B170])&gt;=[.L$5];1;0)=1; IF( ABS([.$C170]-[.$B170])&lt;[.M$5]; 2; 1);0)" office:value-type="float" office:value="0" calcext:value-type="float">
            <text:p>0</text:p>
          </table:table-cell>
          <table:table-cell table:style-name="ce1623" table:formula="of:=IF(IF(ABS([.$C170]-[.$B170])&gt;=[.M$5];1;0)=1; IF( ABS([.$C170]-[.$B170])&lt;[.N$5]; 2; 1);0)" office:value-type="float" office:value="0" calcext:value-type="float">
            <text:p>0</text:p>
          </table:table-cell>
          <table:table-cell table:style-name="ce1643"/>
          <table:table-cell table:style-name="ce1807" table:formula="of:=IF(AND([.E170]&gt;0; [.E171]=0; [.E172]=0);IF(AND([.E170]=2;[.E169]&lt;&gt;1;[.F169]&lt;&gt;1;[.F171]&lt;&gt;1;[.F170]&lt;&gt;1;[.E171]&lt;&gt;1);2;1);0)" office:value-type="float" office:value="0" calcext:value-type="float">
            <text:p>0</text:p>
          </table:table-cell>
          <table:table-cell table:style-name="ce1990" table:formula="of:=IF(AND([.F170]&gt;0; [.F171]=0; [.F172]=0);IF(AND([.F170]=2;[.F169]&lt;&gt;1;[.G169]&lt;&gt;1;[.G171]&lt;&gt;1;[.G170]&lt;&gt;1;[.F171]&lt;&gt;1);2;1);0)" office:value-type="float" office:value="0" calcext:value-type="float">
            <text:p>0</text:p>
          </table:table-cell>
          <table:table-cell table:style-name="ce2173" table:formula="of:=IF(AND([.G170]&gt;0; [.G171]=0; [.G172]=0);IF(AND([.G170]=2;[.G169]&lt;&gt;1;[.H169]&lt;&gt;1;[.H171]&lt;&gt;1;[.H170]&lt;&gt;1;[.G171]&lt;&gt;1);2;1);0)" office:value-type="float" office:value="0" calcext:value-type="float">
            <text:p>0</text:p>
          </table:table-cell>
          <table:table-cell table:style-name="ce2355" table:formula="of:=IF(AND([.H170]&gt;0; [.H171]=0; [.H172]=0);IF(AND([.H170]=2;[.H169]&lt;&gt;1;[.I169]&lt;&gt;1;[.I171]&lt;&gt;1;[.I170]&lt;&gt;1;[.H171]&lt;&gt;1);2;1);0)" office:value-type="float" office:value="0" calcext:value-type="float">
            <text:p>0</text:p>
          </table:table-cell>
          <table:table-cell table:style-name="ce2537" table:formula="of:=IF(AND([.I170]&gt;0; [.I171]=0; [.I172]=0);IF(AND([.I170]=2;[.I169]&lt;&gt;1;[.J169]&lt;&gt;1;[.J171]&lt;&gt;1;[.J170]&lt;&gt;1;[.I171]&lt;&gt;1);2;1);0)" office:value-type="float" office:value="0" calcext:value-type="float">
            <text:p>0</text:p>
          </table:table-cell>
          <table:table-cell table:style-name="ce2719" table:formula="of:=IF(AND([.J170]&gt;0; [.J171]=0; [.J172]=0);IF(AND([.J170]=2;[.J169]&lt;&gt;1;[.K169]&lt;&gt;1;[.K171]&lt;&gt;1;[.K170]&lt;&gt;1;[.J171]&lt;&gt;1);2;1);0)" office:value-type="float" office:value="0" calcext:value-type="float">
            <text:p>0</text:p>
          </table:table-cell>
          <table:table-cell table:style-name="ce2901" table:formula="of:=IF(AND([.K170]&gt;0; [.K171]=0; [.K172]=0);IF(AND([.K170]=2;[.K169]&lt;&gt;1;[.L169]&lt;&gt;1;[.L171]&lt;&gt;1;[.L170]&lt;&gt;1;[.K171]&lt;&gt;1);2;1);0)" office:value-type="float" office:value="0" calcext:value-type="float">
            <text:p>0</text:p>
          </table:table-cell>
          <table:table-cell table:style-name="ce3083" table:formula="of:=IF(AND([.L170]&gt;0; [.L171]=0; [.L172]=0);IF(AND([.L170]=2;[.L169]&lt;&gt;1;[.M169]&lt;&gt;1;[.M171]&lt;&gt;1;[.M170]&lt;&gt;1;[.L171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6-13" calcext:value-type="date">
            <text:p>2016-06-13</text:p>
          </table:table-cell>
          <table:table-cell office:value-type="float" office:value="7.371" calcext:value-type="float">
            <text:p>7.371</text:p>
          </table:table-cell>
          <table:table-cell table:formula="of:=AVERAGE([.B142:.B202])" office:value-type="float" office:value="8.499" calcext:value-type="float">
            <text:p>8.499</text:p>
          </table:table-cell>
          <table:table-cell table:formula="of:=ABS([.B171]-[.C171])" office:value-type="float" office:value="1.128" calcext:value-type="float">
            <text:p>1.128</text:p>
          </table:table-cell>
          <table:table-cell table:style-name="ce166" table:formula="of:=IF(IF(ABS([.$C171]-[.$B171])&gt;=[.E$5];1;0)=1; IF( ABS([.$C171]-[.$B171])&lt;[.F$5]; 2; 1);0)" office:value-type="float" office:value="0" calcext:value-type="float">
            <text:p>0</text:p>
          </table:table-cell>
          <table:table-cell table:style-name="ce348" table:formula="of:=IF(IF(ABS([.$C171]-[.$B171])&gt;=[.F$5];1;0)=1; IF( ABS([.$C171]-[.$B171])&lt;[.G$5]; 2; 1);0)" office:value-type="float" office:value="0" calcext:value-type="float">
            <text:p>0</text:p>
          </table:table-cell>
          <table:table-cell table:style-name="ce531" table:formula="of:=IF(IF(ABS([.$C171]-[.$B171])&gt;=[.G$5];1;0)=1; IF( ABS([.$C171]-[.$B171])&lt;[.H$5]; 2; 1);0)" office:value-type="float" office:value="0" calcext:value-type="float">
            <text:p>0</text:p>
          </table:table-cell>
          <table:table-cell table:style-name="ce714" table:formula="of:=IF(IF(ABS([.$C171]-[.$B171])&gt;=[.H$5];1;0)=1; IF( ABS([.$C171]-[.$B171])&lt;[.I$5]; 2; 1);0)" office:value-type="float" office:value="0" calcext:value-type="float">
            <text:p>0</text:p>
          </table:table-cell>
          <table:table-cell table:style-name="ce896" table:formula="of:=IF(IF(ABS([.$C171]-[.$B171])&gt;=[.I$5];1;0)=1; IF( ABS([.$C171]-[.$B171])&lt;[.J$5]; 2; 1);0)" office:value-type="float" office:value="0" calcext:value-type="float">
            <text:p>0</text:p>
          </table:table-cell>
          <table:table-cell table:style-name="ce1078" table:formula="of:=IF(IF(ABS([.$C171]-[.$B171])&gt;=[.J$5];1;0)=1; IF( ABS([.$C171]-[.$B171])&lt;[.K$5]; 2; 1);0)" office:value-type="float" office:value="0" calcext:value-type="float">
            <text:p>0</text:p>
          </table:table-cell>
          <table:table-cell table:style-name="ce1260" table:formula="of:=IF(IF(ABS([.$C171]-[.$B171])&gt;=[.K$5];1;0)=1; IF( ABS([.$C171]-[.$B171])&lt;[.L$5]; 2; 1);0)" office:value-type="float" office:value="0" calcext:value-type="float">
            <text:p>0</text:p>
          </table:table-cell>
          <table:table-cell table:style-name="ce1442" table:formula="of:=IF(IF(ABS([.$C171]-[.$B171])&gt;=[.L$5];1;0)=1; IF( ABS([.$C171]-[.$B171])&lt;[.M$5]; 2; 1);0)" office:value-type="float" office:value="0" calcext:value-type="float">
            <text:p>0</text:p>
          </table:table-cell>
          <table:table-cell table:style-name="ce1624" table:formula="of:=IF(IF(ABS([.$C171]-[.$B171])&gt;=[.M$5];1;0)=1; IF( ABS([.$C171]-[.$B171])&lt;[.N$5]; 2; 1);0)" office:value-type="float" office:value="0" calcext:value-type="float">
            <text:p>0</text:p>
          </table:table-cell>
          <table:table-cell table:style-name="ce1643"/>
          <table:table-cell table:style-name="ce1808" table:formula="of:=IF(AND([.E171]&gt;0; [.E172]=0; [.E173]=0);IF(AND([.E171]=2;[.E170]&lt;&gt;1;[.F170]&lt;&gt;1;[.F172]&lt;&gt;1;[.F171]&lt;&gt;1;[.E172]&lt;&gt;1);2;1);0)" office:value-type="float" office:value="0" calcext:value-type="float">
            <text:p>0</text:p>
          </table:table-cell>
          <table:table-cell table:style-name="ce1991" table:formula="of:=IF(AND([.F171]&gt;0; [.F172]=0; [.F173]=0);IF(AND([.F171]=2;[.F170]&lt;&gt;1;[.G170]&lt;&gt;1;[.G172]&lt;&gt;1;[.G171]&lt;&gt;1;[.F172]&lt;&gt;1);2;1);0)" office:value-type="float" office:value="0" calcext:value-type="float">
            <text:p>0</text:p>
          </table:table-cell>
          <table:table-cell table:style-name="ce2174" table:formula="of:=IF(AND([.G171]&gt;0; [.G172]=0; [.G173]=0);IF(AND([.G171]=2;[.G170]&lt;&gt;1;[.H170]&lt;&gt;1;[.H172]&lt;&gt;1;[.H171]&lt;&gt;1;[.G172]&lt;&gt;1);2;1);0)" office:value-type="float" office:value="0" calcext:value-type="float">
            <text:p>0</text:p>
          </table:table-cell>
          <table:table-cell table:style-name="ce2356" table:formula="of:=IF(AND([.H171]&gt;0; [.H172]=0; [.H173]=0);IF(AND([.H171]=2;[.H170]&lt;&gt;1;[.I170]&lt;&gt;1;[.I172]&lt;&gt;1;[.I171]&lt;&gt;1;[.H172]&lt;&gt;1);2;1);0)" office:value-type="float" office:value="0" calcext:value-type="float">
            <text:p>0</text:p>
          </table:table-cell>
          <table:table-cell table:style-name="ce2538" table:formula="of:=IF(AND([.I171]&gt;0; [.I172]=0; [.I173]=0);IF(AND([.I171]=2;[.I170]&lt;&gt;1;[.J170]&lt;&gt;1;[.J172]&lt;&gt;1;[.J171]&lt;&gt;1;[.I172]&lt;&gt;1);2;1);0)" office:value-type="float" office:value="0" calcext:value-type="float">
            <text:p>0</text:p>
          </table:table-cell>
          <table:table-cell table:style-name="ce2720" table:formula="of:=IF(AND([.J171]&gt;0; [.J172]=0; [.J173]=0);IF(AND([.J171]=2;[.J170]&lt;&gt;1;[.K170]&lt;&gt;1;[.K172]&lt;&gt;1;[.K171]&lt;&gt;1;[.J172]&lt;&gt;1);2;1);0)" office:value-type="float" office:value="0" calcext:value-type="float">
            <text:p>0</text:p>
          </table:table-cell>
          <table:table-cell table:style-name="ce2902" table:formula="of:=IF(AND([.K171]&gt;0; [.K172]=0; [.K173]=0);IF(AND([.K171]=2;[.K170]&lt;&gt;1;[.L170]&lt;&gt;1;[.L172]&lt;&gt;1;[.L171]&lt;&gt;1;[.K172]&lt;&gt;1);2;1);0)" office:value-type="float" office:value="0" calcext:value-type="float">
            <text:p>0</text:p>
          </table:table-cell>
          <table:table-cell table:style-name="ce3084" table:formula="of:=IF(AND([.L171]&gt;0; [.L172]=0; [.L173]=0);IF(AND([.L171]=2;[.L170]&lt;&gt;1;[.M170]&lt;&gt;1;[.M172]&lt;&gt;1;[.M171]&lt;&gt;1;[.L172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6-14" calcext:value-type="date">
            <text:p>2016-06-14</text:p>
          </table:table-cell>
          <table:table-cell office:value-type="float" office:value="7.042" calcext:value-type="float">
            <text:p>7.042</text:p>
          </table:table-cell>
          <table:table-cell table:formula="of:=AVERAGE([.B143:.B203])" office:value-type="float" office:value="8.62978260869565" calcext:value-type="float">
            <text:p>8.62978260869565</text:p>
          </table:table-cell>
          <table:table-cell table:formula="of:=ABS([.B172]-[.C172])" office:value-type="float" office:value="1.58778260869565" calcext:value-type="float">
            <text:p>1.58778260869565</text:p>
          </table:table-cell>
          <table:table-cell table:style-name="ce167" table:formula="of:=IF(IF(ABS([.$C172]-[.$B172])&gt;=[.E$5];1;0)=1; IF( ABS([.$C172]-[.$B172])&lt;[.F$5]; 2; 1);0)" office:value-type="float" office:value="0" calcext:value-type="float">
            <text:p>0</text:p>
          </table:table-cell>
          <table:table-cell table:style-name="ce349" table:formula="of:=IF(IF(ABS([.$C172]-[.$B172])&gt;=[.F$5];1;0)=1; IF( ABS([.$C172]-[.$B172])&lt;[.G$5]; 2; 1);0)" office:value-type="float" office:value="0" calcext:value-type="float">
            <text:p>0</text:p>
          </table:table-cell>
          <table:table-cell table:style-name="ce532" table:formula="of:=IF(IF(ABS([.$C172]-[.$B172])&gt;=[.G$5];1;0)=1; IF( ABS([.$C172]-[.$B172])&lt;[.H$5]; 2; 1);0)" office:value-type="float" office:value="0" calcext:value-type="float">
            <text:p>0</text:p>
          </table:table-cell>
          <table:table-cell table:style-name="ce715" table:formula="of:=IF(IF(ABS([.$C172]-[.$B172])&gt;=[.H$5];1;0)=1; IF( ABS([.$C172]-[.$B172])&lt;[.I$5]; 2; 1);0)" office:value-type="float" office:value="0" calcext:value-type="float">
            <text:p>0</text:p>
          </table:table-cell>
          <table:table-cell table:style-name="ce897" table:formula="of:=IF(IF(ABS([.$C172]-[.$B172])&gt;=[.I$5];1;0)=1; IF( ABS([.$C172]-[.$B172])&lt;[.J$5]; 2; 1);0)" office:value-type="float" office:value="0" calcext:value-type="float">
            <text:p>0</text:p>
          </table:table-cell>
          <table:table-cell table:style-name="ce1079" table:formula="of:=IF(IF(ABS([.$C172]-[.$B172])&gt;=[.J$5];1;0)=1; IF( ABS([.$C172]-[.$B172])&lt;[.K$5]; 2; 1);0)" office:value-type="float" office:value="0" calcext:value-type="float">
            <text:p>0</text:p>
          </table:table-cell>
          <table:table-cell table:style-name="ce1261" table:formula="of:=IF(IF(ABS([.$C172]-[.$B172])&gt;=[.K$5];1;0)=1; IF( ABS([.$C172]-[.$B172])&lt;[.L$5]; 2; 1);0)" office:value-type="float" office:value="0" calcext:value-type="float">
            <text:p>0</text:p>
          </table:table-cell>
          <table:table-cell table:style-name="ce1443" table:formula="of:=IF(IF(ABS([.$C172]-[.$B172])&gt;=[.L$5];1;0)=1; IF( ABS([.$C172]-[.$B172])&lt;[.M$5]; 2; 1);0)" office:value-type="float" office:value="0" calcext:value-type="float">
            <text:p>0</text:p>
          </table:table-cell>
          <table:table-cell table:style-name="ce1625" table:formula="of:=IF(IF(ABS([.$C172]-[.$B172])&gt;=[.M$5];1;0)=1; IF( ABS([.$C172]-[.$B172])&lt;[.N$5]; 2; 1);0)" office:value-type="float" office:value="0" calcext:value-type="float">
            <text:p>0</text:p>
          </table:table-cell>
          <table:table-cell table:style-name="ce1643"/>
          <table:table-cell table:style-name="ce1809" table:formula="of:=IF(AND([.E172]&gt;0; [.E173]=0; [.E174]=0);IF(AND([.E172]=2;[.E171]&lt;&gt;1;[.F171]&lt;&gt;1;[.F173]&lt;&gt;1;[.F172]&lt;&gt;1;[.E173]&lt;&gt;1);2;1);0)" office:value-type="float" office:value="0" calcext:value-type="float">
            <text:p>0</text:p>
          </table:table-cell>
          <table:table-cell table:style-name="ce1992" table:formula="of:=IF(AND([.F172]&gt;0; [.F173]=0; [.F174]=0);IF(AND([.F172]=2;[.F171]&lt;&gt;1;[.G171]&lt;&gt;1;[.G173]&lt;&gt;1;[.G172]&lt;&gt;1;[.F173]&lt;&gt;1);2;1);0)" office:value-type="float" office:value="0" calcext:value-type="float">
            <text:p>0</text:p>
          </table:table-cell>
          <table:table-cell table:style-name="ce2175" table:formula="of:=IF(AND([.G172]&gt;0; [.G173]=0; [.G174]=0);IF(AND([.G172]=2;[.G171]&lt;&gt;1;[.H171]&lt;&gt;1;[.H173]&lt;&gt;1;[.H172]&lt;&gt;1;[.G173]&lt;&gt;1);2;1);0)" office:value-type="float" office:value="0" calcext:value-type="float">
            <text:p>0</text:p>
          </table:table-cell>
          <table:table-cell table:style-name="ce2357" table:formula="of:=IF(AND([.H172]&gt;0; [.H173]=0; [.H174]=0);IF(AND([.H172]=2;[.H171]&lt;&gt;1;[.I171]&lt;&gt;1;[.I173]&lt;&gt;1;[.I172]&lt;&gt;1;[.H173]&lt;&gt;1);2;1);0)" office:value-type="float" office:value="0" calcext:value-type="float">
            <text:p>0</text:p>
          </table:table-cell>
          <table:table-cell table:style-name="ce2539" table:formula="of:=IF(AND([.I172]&gt;0; [.I173]=0; [.I174]=0);IF(AND([.I172]=2;[.I171]&lt;&gt;1;[.J171]&lt;&gt;1;[.J173]&lt;&gt;1;[.J172]&lt;&gt;1;[.I173]&lt;&gt;1);2;1);0)" office:value-type="float" office:value="0" calcext:value-type="float">
            <text:p>0</text:p>
          </table:table-cell>
          <table:table-cell table:style-name="ce2721" table:formula="of:=IF(AND([.J172]&gt;0; [.J173]=0; [.J174]=0);IF(AND([.J172]=2;[.J171]&lt;&gt;1;[.K171]&lt;&gt;1;[.K173]&lt;&gt;1;[.K172]&lt;&gt;1;[.J173]&lt;&gt;1);2;1);0)" office:value-type="float" office:value="0" calcext:value-type="float">
            <text:p>0</text:p>
          </table:table-cell>
          <table:table-cell table:style-name="ce2903" table:formula="of:=IF(AND([.K172]&gt;0; [.K173]=0; [.K174]=0);IF(AND([.K172]=2;[.K171]&lt;&gt;1;[.L171]&lt;&gt;1;[.L173]&lt;&gt;1;[.L172]&lt;&gt;1;[.K173]&lt;&gt;1);2;1);0)" office:value-type="float" office:value="0" calcext:value-type="float">
            <text:p>0</text:p>
          </table:table-cell>
          <table:table-cell table:style-name="ce3085" table:formula="of:=IF(AND([.L172]&gt;0; [.L173]=0; [.L174]=0);IF(AND([.L172]=2;[.L171]&lt;&gt;1;[.M171]&lt;&gt;1;[.M173]&lt;&gt;1;[.M172]&lt;&gt;1;[.L173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6-15" calcext:value-type="date">
            <text:p>2016-06-15</text:p>
          </table:table-cell>
          <table:table-cell office:value-type="float" office:value="7.723" calcext:value-type="float">
            <text:p>7.723</text:p>
          </table:table-cell>
          <table:table-cell table:formula="of:=AVERAGE([.B144:.B204])" office:value-type="float" office:value="8.78217777777778" calcext:value-type="float">
            <text:p>8.78217777777778</text:p>
          </table:table-cell>
          <table:table-cell table:formula="of:=ABS([.B173]-[.C173])" office:value-type="float" office:value="1.05917777777778" calcext:value-type="float">
            <text:p>1.05917777777778</text:p>
          </table:table-cell>
          <table:table-cell table:style-name="ce168" table:formula="of:=IF(IF(ABS([.$C173]-[.$B173])&gt;=[.E$5];1;0)=1; IF( ABS([.$C173]-[.$B173])&lt;[.F$5]; 2; 1);0)" office:value-type="float" office:value="0" calcext:value-type="float">
            <text:p>0</text:p>
          </table:table-cell>
          <table:table-cell table:style-name="ce350" table:formula="of:=IF(IF(ABS([.$C173]-[.$B173])&gt;=[.F$5];1;0)=1; IF( ABS([.$C173]-[.$B173])&lt;[.G$5]; 2; 1);0)" office:value-type="float" office:value="0" calcext:value-type="float">
            <text:p>0</text:p>
          </table:table-cell>
          <table:table-cell table:style-name="ce533" table:formula="of:=IF(IF(ABS([.$C173]-[.$B173])&gt;=[.G$5];1;0)=1; IF( ABS([.$C173]-[.$B173])&lt;[.H$5]; 2; 1);0)" office:value-type="float" office:value="0" calcext:value-type="float">
            <text:p>0</text:p>
          </table:table-cell>
          <table:table-cell table:style-name="ce716" table:formula="of:=IF(IF(ABS([.$C173]-[.$B173])&gt;=[.H$5];1;0)=1; IF( ABS([.$C173]-[.$B173])&lt;[.I$5]; 2; 1);0)" office:value-type="float" office:value="0" calcext:value-type="float">
            <text:p>0</text:p>
          </table:table-cell>
          <table:table-cell table:style-name="ce898" table:formula="of:=IF(IF(ABS([.$C173]-[.$B173])&gt;=[.I$5];1;0)=1; IF( ABS([.$C173]-[.$B173])&lt;[.J$5]; 2; 1);0)" office:value-type="float" office:value="0" calcext:value-type="float">
            <text:p>0</text:p>
          </table:table-cell>
          <table:table-cell table:style-name="ce1080" table:formula="of:=IF(IF(ABS([.$C173]-[.$B173])&gt;=[.J$5];1;0)=1; IF( ABS([.$C173]-[.$B173])&lt;[.K$5]; 2; 1);0)" office:value-type="float" office:value="0" calcext:value-type="float">
            <text:p>0</text:p>
          </table:table-cell>
          <table:table-cell table:style-name="ce1262" table:formula="of:=IF(IF(ABS([.$C173]-[.$B173])&gt;=[.K$5];1;0)=1; IF( ABS([.$C173]-[.$B173])&lt;[.L$5]; 2; 1);0)" office:value-type="float" office:value="0" calcext:value-type="float">
            <text:p>0</text:p>
          </table:table-cell>
          <table:table-cell table:style-name="ce1444" table:formula="of:=IF(IF(ABS([.$C173]-[.$B173])&gt;=[.L$5];1;0)=1; IF( ABS([.$C173]-[.$B173])&lt;[.M$5]; 2; 1);0)" office:value-type="float" office:value="0" calcext:value-type="float">
            <text:p>0</text:p>
          </table:table-cell>
          <table:table-cell table:style-name="ce1626" table:formula="of:=IF(IF(ABS([.$C173]-[.$B173])&gt;=[.M$5];1;0)=1; IF( ABS([.$C173]-[.$B173])&lt;[.N$5]; 2; 1);0)" office:value-type="float" office:value="0" calcext:value-type="float">
            <text:p>0</text:p>
          </table:table-cell>
          <table:table-cell table:style-name="ce1643"/>
          <table:table-cell table:style-name="ce1810" table:formula="of:=IF(AND([.E173]&gt;0; [.E174]=0; [.E175]=0);IF(AND([.E173]=2;[.E172]&lt;&gt;1;[.F172]&lt;&gt;1;[.F174]&lt;&gt;1;[.F173]&lt;&gt;1;[.E174]&lt;&gt;1);2;1);0)" office:value-type="float" office:value="0" calcext:value-type="float">
            <text:p>0</text:p>
          </table:table-cell>
          <table:table-cell table:style-name="ce1993" table:formula="of:=IF(AND([.F173]&gt;0; [.F174]=0; [.F175]=0);IF(AND([.F173]=2;[.F172]&lt;&gt;1;[.G172]&lt;&gt;1;[.G174]&lt;&gt;1;[.G173]&lt;&gt;1;[.F174]&lt;&gt;1);2;1);0)" office:value-type="float" office:value="0" calcext:value-type="float">
            <text:p>0</text:p>
          </table:table-cell>
          <table:table-cell table:style-name="ce2176" table:formula="of:=IF(AND([.G173]&gt;0; [.G174]=0; [.G175]=0);IF(AND([.G173]=2;[.G172]&lt;&gt;1;[.H172]&lt;&gt;1;[.H174]&lt;&gt;1;[.H173]&lt;&gt;1;[.G174]&lt;&gt;1);2;1);0)" office:value-type="float" office:value="0" calcext:value-type="float">
            <text:p>0</text:p>
          </table:table-cell>
          <table:table-cell table:style-name="ce2358" table:formula="of:=IF(AND([.H173]&gt;0; [.H174]=0; [.H175]=0);IF(AND([.H173]=2;[.H172]&lt;&gt;1;[.I172]&lt;&gt;1;[.I174]&lt;&gt;1;[.I173]&lt;&gt;1;[.H174]&lt;&gt;1);2;1);0)" office:value-type="float" office:value="0" calcext:value-type="float">
            <text:p>0</text:p>
          </table:table-cell>
          <table:table-cell table:style-name="ce2540" table:formula="of:=IF(AND([.I173]&gt;0; [.I174]=0; [.I175]=0);IF(AND([.I173]=2;[.I172]&lt;&gt;1;[.J172]&lt;&gt;1;[.J174]&lt;&gt;1;[.J173]&lt;&gt;1;[.I174]&lt;&gt;1);2;1);0)" office:value-type="float" office:value="0" calcext:value-type="float">
            <text:p>0</text:p>
          </table:table-cell>
          <table:table-cell table:style-name="ce2722" table:formula="of:=IF(AND([.J173]&gt;0; [.J174]=0; [.J175]=0);IF(AND([.J173]=2;[.J172]&lt;&gt;1;[.K172]&lt;&gt;1;[.K174]&lt;&gt;1;[.K173]&lt;&gt;1;[.J174]&lt;&gt;1);2;1);0)" office:value-type="float" office:value="0" calcext:value-type="float">
            <text:p>0</text:p>
          </table:table-cell>
          <table:table-cell table:style-name="ce2904" table:formula="of:=IF(AND([.K173]&gt;0; [.K174]=0; [.K175]=0);IF(AND([.K173]=2;[.K172]&lt;&gt;1;[.L172]&lt;&gt;1;[.L174]&lt;&gt;1;[.L173]&lt;&gt;1;[.K174]&lt;&gt;1);2;1);0)" office:value-type="float" office:value="0" calcext:value-type="float">
            <text:p>0</text:p>
          </table:table-cell>
          <table:table-cell table:style-name="ce3086" table:formula="of:=IF(AND([.L173]&gt;0; [.L174]=0; [.L175]=0);IF(AND([.L173]=2;[.L172]&lt;&gt;1;[.M172]&lt;&gt;1;[.M174]&lt;&gt;1;[.M173]&lt;&gt;1;[.L174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6-16" calcext:value-type="date">
            <text:p>2016-06-16</text:p>
          </table:table-cell>
          <table:table-cell office:value-type="float" office:value="5.949" calcext:value-type="float">
            <text:p>5.949</text:p>
          </table:table-cell>
          <table:table-cell table:formula="of:=AVERAGE([.B145:.B205])" office:value-type="float" office:value="8.88690909090909" calcext:value-type="float">
            <text:p>8.88690909090909</text:p>
          </table:table-cell>
          <table:table-cell table:formula="of:=ABS([.B174]-[.C174])" office:value-type="float" office:value="2.93790909090909" calcext:value-type="float">
            <text:p>2.93790909090909</text:p>
          </table:table-cell>
          <table:table-cell table:style-name="ce169" table:formula="of:=IF(IF(ABS([.$C174]-[.$B174])&gt;=[.E$5];1;0)=1; IF( ABS([.$C174]-[.$B174])&lt;[.F$5]; 2; 1);0)" office:value-type="float" office:value="2" calcext:value-type="float">
            <text:p>2</text:p>
          </table:table-cell>
          <table:table-cell table:style-name="ce351" table:formula="of:=IF(IF(ABS([.$C174]-[.$B174])&gt;=[.F$5];1;0)=1; IF( ABS([.$C174]-[.$B174])&lt;[.G$5]; 2; 1);0)" office:value-type="float" office:value="0" calcext:value-type="float">
            <text:p>0</text:p>
          </table:table-cell>
          <table:table-cell table:style-name="ce534" table:formula="of:=IF(IF(ABS([.$C174]-[.$B174])&gt;=[.G$5];1;0)=1; IF( ABS([.$C174]-[.$B174])&lt;[.H$5]; 2; 1);0)" office:value-type="float" office:value="0" calcext:value-type="float">
            <text:p>0</text:p>
          </table:table-cell>
          <table:table-cell table:style-name="ce717" table:formula="of:=IF(IF(ABS([.$C174]-[.$B174])&gt;=[.H$5];1;0)=1; IF( ABS([.$C174]-[.$B174])&lt;[.I$5]; 2; 1);0)" office:value-type="float" office:value="0" calcext:value-type="float">
            <text:p>0</text:p>
          </table:table-cell>
          <table:table-cell table:style-name="ce899" table:formula="of:=IF(IF(ABS([.$C174]-[.$B174])&gt;=[.I$5];1;0)=1; IF( ABS([.$C174]-[.$B174])&lt;[.J$5]; 2; 1);0)" office:value-type="float" office:value="0" calcext:value-type="float">
            <text:p>0</text:p>
          </table:table-cell>
          <table:table-cell table:style-name="ce1081" table:formula="of:=IF(IF(ABS([.$C174]-[.$B174])&gt;=[.J$5];1;0)=1; IF( ABS([.$C174]-[.$B174])&lt;[.K$5]; 2; 1);0)" office:value-type="float" office:value="0" calcext:value-type="float">
            <text:p>0</text:p>
          </table:table-cell>
          <table:table-cell table:style-name="ce1263" table:formula="of:=IF(IF(ABS([.$C174]-[.$B174])&gt;=[.K$5];1;0)=1; IF( ABS([.$C174]-[.$B174])&lt;[.L$5]; 2; 1);0)" office:value-type="float" office:value="0" calcext:value-type="float">
            <text:p>0</text:p>
          </table:table-cell>
          <table:table-cell table:style-name="ce1445" table:formula="of:=IF(IF(ABS([.$C174]-[.$B174])&gt;=[.L$5];1;0)=1; IF( ABS([.$C174]-[.$B174])&lt;[.M$5]; 2; 1);0)" office:value-type="float" office:value="0" calcext:value-type="float">
            <text:p>0</text:p>
          </table:table-cell>
          <table:table-cell table:style-name="ce1627" table:formula="of:=IF(IF(ABS([.$C174]-[.$B174])&gt;=[.M$5];1;0)=1; IF( ABS([.$C174]-[.$B174])&lt;[.N$5]; 2; 1);0)" office:value-type="float" office:value="0" calcext:value-type="float">
            <text:p>0</text:p>
          </table:table-cell>
          <table:table-cell table:style-name="ce1643"/>
          <table:table-cell table:style-name="ce1811" table:formula="of:=IF(AND([.E174]&gt;0; [.E175]=0; [.E176]=0);IF(AND([.E174]=2;[.E173]&lt;&gt;1;[.F173]&lt;&gt;1;[.F175]&lt;&gt;1;[.F174]&lt;&gt;1;[.E175]&lt;&gt;1);2;1);0)" office:value-type="float" office:value="0" calcext:value-type="float">
            <text:p>0</text:p>
          </table:table-cell>
          <table:table-cell table:style-name="ce1994" table:formula="of:=IF(AND([.F174]&gt;0; [.F175]=0; [.F176]=0);IF(AND([.F174]=2;[.F173]&lt;&gt;1;[.G173]&lt;&gt;1;[.G175]&lt;&gt;1;[.G174]&lt;&gt;1;[.F175]&lt;&gt;1);2;1);0)" office:value-type="float" office:value="0" calcext:value-type="float">
            <text:p>0</text:p>
          </table:table-cell>
          <table:table-cell table:style-name="ce2177" table:formula="of:=IF(AND([.G174]&gt;0; [.G175]=0; [.G176]=0);IF(AND([.G174]=2;[.G173]&lt;&gt;1;[.H173]&lt;&gt;1;[.H175]&lt;&gt;1;[.H174]&lt;&gt;1;[.G175]&lt;&gt;1);2;1);0)" office:value-type="float" office:value="0" calcext:value-type="float">
            <text:p>0</text:p>
          </table:table-cell>
          <table:table-cell table:style-name="ce2359" table:formula="of:=IF(AND([.H174]&gt;0; [.H175]=0; [.H176]=0);IF(AND([.H174]=2;[.H173]&lt;&gt;1;[.I173]&lt;&gt;1;[.I175]&lt;&gt;1;[.I174]&lt;&gt;1;[.H175]&lt;&gt;1);2;1);0)" office:value-type="float" office:value="0" calcext:value-type="float">
            <text:p>0</text:p>
          </table:table-cell>
          <table:table-cell table:style-name="ce2541" table:formula="of:=IF(AND([.I174]&gt;0; [.I175]=0; [.I176]=0);IF(AND([.I174]=2;[.I173]&lt;&gt;1;[.J173]&lt;&gt;1;[.J175]&lt;&gt;1;[.J174]&lt;&gt;1;[.I175]&lt;&gt;1);2;1);0)" office:value-type="float" office:value="0" calcext:value-type="float">
            <text:p>0</text:p>
          </table:table-cell>
          <table:table-cell table:style-name="ce2723" table:formula="of:=IF(AND([.J174]&gt;0; [.J175]=0; [.J176]=0);IF(AND([.J174]=2;[.J173]&lt;&gt;1;[.K173]&lt;&gt;1;[.K175]&lt;&gt;1;[.K174]&lt;&gt;1;[.J175]&lt;&gt;1);2;1);0)" office:value-type="float" office:value="0" calcext:value-type="float">
            <text:p>0</text:p>
          </table:table-cell>
          <table:table-cell table:style-name="ce2905" table:formula="of:=IF(AND([.K174]&gt;0; [.K175]=0; [.K176]=0);IF(AND([.K174]=2;[.K173]&lt;&gt;1;[.L173]&lt;&gt;1;[.L175]&lt;&gt;1;[.L174]&lt;&gt;1;[.K175]&lt;&gt;1);2;1);0)" office:value-type="float" office:value="0" calcext:value-type="float">
            <text:p>0</text:p>
          </table:table-cell>
          <table:table-cell table:style-name="ce3087" table:formula="of:=IF(AND([.L174]&gt;0; [.L175]=0; [.L176]=0);IF(AND([.L174]=2;[.L173]&lt;&gt;1;[.M173]&lt;&gt;1;[.M175]&lt;&gt;1;[.M174]&lt;&gt;1;[.L175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6-17" calcext:value-type="date">
            <text:p>2016-06-17</text:p>
          </table:table-cell>
          <table:table-cell office:value-type="float" office:value="6.281" calcext:value-type="float">
            <text:p>6.281</text:p>
          </table:table-cell>
          <table:table-cell table:formula="of:=AVERAGE([.B146:.B206])" office:value-type="float" office:value="8.94548837209302" calcext:value-type="float">
            <text:p>8.94548837209302</text:p>
          </table:table-cell>
          <table:table-cell table:formula="of:=ABS([.B175]-[.C175])" office:value-type="float" office:value="2.66448837209302" calcext:value-type="float">
            <text:p>2.66448837209302</text:p>
          </table:table-cell>
          <table:table-cell table:style-name="ce170" table:formula="of:=IF(IF(ABS([.$C175]-[.$B175])&gt;=[.E$5];1;0)=1; IF( ABS([.$C175]-[.$B175])&lt;[.F$5]; 2; 1);0)" office:value-type="float" office:value="2" calcext:value-type="float">
            <text:p>2</text:p>
          </table:table-cell>
          <table:table-cell table:style-name="ce352" table:formula="of:=IF(IF(ABS([.$C175]-[.$B175])&gt;=[.F$5];1;0)=1; IF( ABS([.$C175]-[.$B175])&lt;[.G$5]; 2; 1);0)" office:value-type="float" office:value="0" calcext:value-type="float">
            <text:p>0</text:p>
          </table:table-cell>
          <table:table-cell table:style-name="ce535" table:formula="of:=IF(IF(ABS([.$C175]-[.$B175])&gt;=[.G$5];1;0)=1; IF( ABS([.$C175]-[.$B175])&lt;[.H$5]; 2; 1);0)" office:value-type="float" office:value="0" calcext:value-type="float">
            <text:p>0</text:p>
          </table:table-cell>
          <table:table-cell table:style-name="ce718" table:formula="of:=IF(IF(ABS([.$C175]-[.$B175])&gt;=[.H$5];1;0)=1; IF( ABS([.$C175]-[.$B175])&lt;[.I$5]; 2; 1);0)" office:value-type="float" office:value="0" calcext:value-type="float">
            <text:p>0</text:p>
          </table:table-cell>
          <table:table-cell table:style-name="ce900" table:formula="of:=IF(IF(ABS([.$C175]-[.$B175])&gt;=[.I$5];1;0)=1; IF( ABS([.$C175]-[.$B175])&lt;[.J$5]; 2; 1);0)" office:value-type="float" office:value="0" calcext:value-type="float">
            <text:p>0</text:p>
          </table:table-cell>
          <table:table-cell table:style-name="ce1082" table:formula="of:=IF(IF(ABS([.$C175]-[.$B175])&gt;=[.J$5];1;0)=1; IF( ABS([.$C175]-[.$B175])&lt;[.K$5]; 2; 1);0)" office:value-type="float" office:value="0" calcext:value-type="float">
            <text:p>0</text:p>
          </table:table-cell>
          <table:table-cell table:style-name="ce1264" table:formula="of:=IF(IF(ABS([.$C175]-[.$B175])&gt;=[.K$5];1;0)=1; IF( ABS([.$C175]-[.$B175])&lt;[.L$5]; 2; 1);0)" office:value-type="float" office:value="0" calcext:value-type="float">
            <text:p>0</text:p>
          </table:table-cell>
          <table:table-cell table:style-name="ce1446" table:formula="of:=IF(IF(ABS([.$C175]-[.$B175])&gt;=[.L$5];1;0)=1; IF( ABS([.$C175]-[.$B175])&lt;[.M$5]; 2; 1);0)" office:value-type="float" office:value="0" calcext:value-type="float">
            <text:p>0</text:p>
          </table:table-cell>
          <table:table-cell table:style-name="ce1628" table:formula="of:=IF(IF(ABS([.$C175]-[.$B175])&gt;=[.M$5];1;0)=1; IF( ABS([.$C175]-[.$B175])&lt;[.N$5]; 2; 1);0)" office:value-type="float" office:value="0" calcext:value-type="float">
            <text:p>0</text:p>
          </table:table-cell>
          <table:table-cell table:style-name="ce1643"/>
          <table:table-cell table:style-name="ce1812" table:formula="of:=IF(AND([.E175]&gt;0; [.E176]=0; [.E177]=0);IF(AND([.E175]=2;[.E174]&lt;&gt;1;[.F174]&lt;&gt;1;[.F176]&lt;&gt;1;[.F175]&lt;&gt;1;[.E176]&lt;&gt;1);2;1);0)" office:value-type="float" office:value="0" calcext:value-type="float">
            <text:p>0</text:p>
          </table:table-cell>
          <table:table-cell table:style-name="ce1995" table:formula="of:=IF(AND([.F175]&gt;0; [.F176]=0; [.F177]=0);IF(AND([.F175]=2;[.F174]&lt;&gt;1;[.G174]&lt;&gt;1;[.G176]&lt;&gt;1;[.G175]&lt;&gt;1;[.F176]&lt;&gt;1);2;1);0)" office:value-type="float" office:value="0" calcext:value-type="float">
            <text:p>0</text:p>
          </table:table-cell>
          <table:table-cell table:style-name="ce2178" table:formula="of:=IF(AND([.G175]&gt;0; [.G176]=0; [.G177]=0);IF(AND([.G175]=2;[.G174]&lt;&gt;1;[.H174]&lt;&gt;1;[.H176]&lt;&gt;1;[.H175]&lt;&gt;1;[.G176]&lt;&gt;1);2;1);0)" office:value-type="float" office:value="0" calcext:value-type="float">
            <text:p>0</text:p>
          </table:table-cell>
          <table:table-cell table:style-name="ce2360" table:formula="of:=IF(AND([.H175]&gt;0; [.H176]=0; [.H177]=0);IF(AND([.H175]=2;[.H174]&lt;&gt;1;[.I174]&lt;&gt;1;[.I176]&lt;&gt;1;[.I175]&lt;&gt;1;[.H176]&lt;&gt;1);2;1);0)" office:value-type="float" office:value="0" calcext:value-type="float">
            <text:p>0</text:p>
          </table:table-cell>
          <table:table-cell table:style-name="ce2542" table:formula="of:=IF(AND([.I175]&gt;0; [.I176]=0; [.I177]=0);IF(AND([.I175]=2;[.I174]&lt;&gt;1;[.J174]&lt;&gt;1;[.J176]&lt;&gt;1;[.J175]&lt;&gt;1;[.I176]&lt;&gt;1);2;1);0)" office:value-type="float" office:value="0" calcext:value-type="float">
            <text:p>0</text:p>
          </table:table-cell>
          <table:table-cell table:style-name="ce2724" table:formula="of:=IF(AND([.J175]&gt;0; [.J176]=0; [.J177]=0);IF(AND([.J175]=2;[.J174]&lt;&gt;1;[.K174]&lt;&gt;1;[.K176]&lt;&gt;1;[.K175]&lt;&gt;1;[.J176]&lt;&gt;1);2;1);0)" office:value-type="float" office:value="0" calcext:value-type="float">
            <text:p>0</text:p>
          </table:table-cell>
          <table:table-cell table:style-name="ce2906" table:formula="of:=IF(AND([.K175]&gt;0; [.K176]=0; [.K177]=0);IF(AND([.K175]=2;[.K174]&lt;&gt;1;[.L174]&lt;&gt;1;[.L176]&lt;&gt;1;[.L175]&lt;&gt;1;[.K176]&lt;&gt;1);2;1);0)" office:value-type="float" office:value="0" calcext:value-type="float">
            <text:p>0</text:p>
          </table:table-cell>
          <table:table-cell table:style-name="ce3088" table:formula="of:=IF(AND([.L175]&gt;0; [.L176]=0; [.L177]=0);IF(AND([.L175]=2;[.L174]&lt;&gt;1;[.M174]&lt;&gt;1;[.M176]&lt;&gt;1;[.M175]&lt;&gt;1;[.L176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6-18" calcext:value-type="date">
            <text:p>2016-06-18</text:p>
          </table:table-cell>
          <table:table-cell office:value-type="float" office:value="6.504" calcext:value-type="float">
            <text:p>6.504</text:p>
          </table:table-cell>
          <table:table-cell table:formula="of:=AVERAGE([.B147:.B207])" office:value-type="float" office:value="9.1072619047619" calcext:value-type="float">
            <text:p>9.1072619047619</text:p>
          </table:table-cell>
          <table:table-cell table:formula="of:=ABS([.B176]-[.C176])" office:value-type="float" office:value="2.6032619047619" calcext:value-type="float">
            <text:p>2.6032619047619</text:p>
          </table:table-cell>
          <table:table-cell table:style-name="ce171" table:formula="of:=IF(IF(ABS([.$C176]-[.$B176])&gt;=[.E$5];1;0)=1; IF( ABS([.$C176]-[.$B176])&lt;[.F$5]; 2; 1);0)" office:value-type="float" office:value="2" calcext:value-type="float">
            <text:p>2</text:p>
          </table:table-cell>
          <table:table-cell table:style-name="ce353" table:formula="of:=IF(IF(ABS([.$C176]-[.$B176])&gt;=[.F$5];1;0)=1; IF( ABS([.$C176]-[.$B176])&lt;[.G$5]; 2; 1);0)" office:value-type="float" office:value="0" calcext:value-type="float">
            <text:p>0</text:p>
          </table:table-cell>
          <table:table-cell table:style-name="ce536" table:formula="of:=IF(IF(ABS([.$C176]-[.$B176])&gt;=[.G$5];1;0)=1; IF( ABS([.$C176]-[.$B176])&lt;[.H$5]; 2; 1);0)" office:value-type="float" office:value="0" calcext:value-type="float">
            <text:p>0</text:p>
          </table:table-cell>
          <table:table-cell table:style-name="ce719" table:formula="of:=IF(IF(ABS([.$C176]-[.$B176])&gt;=[.H$5];1;0)=1; IF( ABS([.$C176]-[.$B176])&lt;[.I$5]; 2; 1);0)" office:value-type="float" office:value="0" calcext:value-type="float">
            <text:p>0</text:p>
          </table:table-cell>
          <table:table-cell table:style-name="ce901" table:formula="of:=IF(IF(ABS([.$C176]-[.$B176])&gt;=[.I$5];1;0)=1; IF( ABS([.$C176]-[.$B176])&lt;[.J$5]; 2; 1);0)" office:value-type="float" office:value="0" calcext:value-type="float">
            <text:p>0</text:p>
          </table:table-cell>
          <table:table-cell table:style-name="ce1083" table:formula="of:=IF(IF(ABS([.$C176]-[.$B176])&gt;=[.J$5];1;0)=1; IF( ABS([.$C176]-[.$B176])&lt;[.K$5]; 2; 1);0)" office:value-type="float" office:value="0" calcext:value-type="float">
            <text:p>0</text:p>
          </table:table-cell>
          <table:table-cell table:style-name="ce1265" table:formula="of:=IF(IF(ABS([.$C176]-[.$B176])&gt;=[.K$5];1;0)=1; IF( ABS([.$C176]-[.$B176])&lt;[.L$5]; 2; 1);0)" office:value-type="float" office:value="0" calcext:value-type="float">
            <text:p>0</text:p>
          </table:table-cell>
          <table:table-cell table:style-name="ce1447" table:formula="of:=IF(IF(ABS([.$C176]-[.$B176])&gt;=[.L$5];1;0)=1; IF( ABS([.$C176]-[.$B176])&lt;[.M$5]; 2; 1);0)" office:value-type="float" office:value="0" calcext:value-type="float">
            <text:p>0</text:p>
          </table:table-cell>
          <table:table-cell table:style-name="ce1629" table:formula="of:=IF(IF(ABS([.$C176]-[.$B176])&gt;=[.M$5];1;0)=1; IF( ABS([.$C176]-[.$B176])&lt;[.N$5]; 2; 1);0)" office:value-type="float" office:value="0" calcext:value-type="float">
            <text:p>0</text:p>
          </table:table-cell>
          <table:table-cell table:style-name="ce1643"/>
          <table:table-cell table:style-name="ce1813" table:formula="of:=IF(AND([.E176]&gt;0; [.E177]=0; [.E178]=0);IF(AND([.E176]=2;[.E175]&lt;&gt;1;[.F175]&lt;&gt;1;[.F177]&lt;&gt;1;[.F176]&lt;&gt;1;[.E177]&lt;&gt;1);2;1);0)" office:value-type="float" office:value="0" calcext:value-type="float">
            <text:p>0</text:p>
          </table:table-cell>
          <table:table-cell table:style-name="ce1996" table:formula="of:=IF(AND([.F176]&gt;0; [.F177]=0; [.F178]=0);IF(AND([.F176]=2;[.F175]&lt;&gt;1;[.G175]&lt;&gt;1;[.G177]&lt;&gt;1;[.G176]&lt;&gt;1;[.F177]&lt;&gt;1);2;1);0)" office:value-type="float" office:value="0" calcext:value-type="float">
            <text:p>0</text:p>
          </table:table-cell>
          <table:table-cell table:style-name="ce2179" table:formula="of:=IF(AND([.G176]&gt;0; [.G177]=0; [.G178]=0);IF(AND([.G176]=2;[.G175]&lt;&gt;1;[.H175]&lt;&gt;1;[.H177]&lt;&gt;1;[.H176]&lt;&gt;1;[.G177]&lt;&gt;1);2;1);0)" office:value-type="float" office:value="0" calcext:value-type="float">
            <text:p>0</text:p>
          </table:table-cell>
          <table:table-cell table:style-name="ce2361" table:formula="of:=IF(AND([.H176]&gt;0; [.H177]=0; [.H178]=0);IF(AND([.H176]=2;[.H175]&lt;&gt;1;[.I175]&lt;&gt;1;[.I177]&lt;&gt;1;[.I176]&lt;&gt;1;[.H177]&lt;&gt;1);2;1);0)" office:value-type="float" office:value="0" calcext:value-type="float">
            <text:p>0</text:p>
          </table:table-cell>
          <table:table-cell table:style-name="ce2543" table:formula="of:=IF(AND([.I176]&gt;0; [.I177]=0; [.I178]=0);IF(AND([.I176]=2;[.I175]&lt;&gt;1;[.J175]&lt;&gt;1;[.J177]&lt;&gt;1;[.J176]&lt;&gt;1;[.I177]&lt;&gt;1);2;1);0)" office:value-type="float" office:value="0" calcext:value-type="float">
            <text:p>0</text:p>
          </table:table-cell>
          <table:table-cell table:style-name="ce2725" table:formula="of:=IF(AND([.J176]&gt;0; [.J177]=0; [.J178]=0);IF(AND([.J176]=2;[.J175]&lt;&gt;1;[.K175]&lt;&gt;1;[.K177]&lt;&gt;1;[.K176]&lt;&gt;1;[.J177]&lt;&gt;1);2;1);0)" office:value-type="float" office:value="0" calcext:value-type="float">
            <text:p>0</text:p>
          </table:table-cell>
          <table:table-cell table:style-name="ce2907" table:formula="of:=IF(AND([.K176]&gt;0; [.K177]=0; [.K178]=0);IF(AND([.K176]=2;[.K175]&lt;&gt;1;[.L175]&lt;&gt;1;[.L177]&lt;&gt;1;[.L176]&lt;&gt;1;[.K177]&lt;&gt;1);2;1);0)" office:value-type="float" office:value="0" calcext:value-type="float">
            <text:p>0</text:p>
          </table:table-cell>
          <table:table-cell table:style-name="ce3089" table:formula="of:=IF(AND([.L176]&gt;0; [.L177]=0; [.L178]=0);IF(AND([.L176]=2;[.L175]&lt;&gt;1;[.M175]&lt;&gt;1;[.M177]&lt;&gt;1;[.M176]&lt;&gt;1;[.L177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6-19" calcext:value-type="date">
            <text:p>2016-06-19</text:p>
          </table:table-cell>
          <table:table-cell office:value-type="float" office:value="5.789" calcext:value-type="float">
            <text:p>5.789</text:p>
          </table:table-cell>
          <table:table-cell table:formula="of:=AVERAGE([.B148:.B208])" office:value-type="float" office:value="9.19607317073171" calcext:value-type="float">
            <text:p>9.19607317073171</text:p>
          </table:table-cell>
          <table:table-cell table:formula="of:=ABS([.B177]-[.C177])" office:value-type="float" office:value="3.40707317073171" calcext:value-type="float">
            <text:p>3.40707317073171</text:p>
          </table:table-cell>
          <table:table-cell table:style-name="ce172" table:formula="of:=IF(IF(ABS([.$C177]-[.$B177])&gt;=[.E$5];1;0)=1; IF( ABS([.$C177]-[.$B177])&lt;[.F$5]; 2; 1);0)" office:value-type="float" office:value="1" calcext:value-type="float">
            <text:p>1</text:p>
          </table:table-cell>
          <table:table-cell table:style-name="ce354" table:formula="of:=IF(IF(ABS([.$C177]-[.$B177])&gt;=[.F$5];1;0)=1; IF( ABS([.$C177]-[.$B177])&lt;[.G$5]; 2; 1);0)" office:value-type="float" office:value="2" calcext:value-type="float">
            <text:p>2</text:p>
          </table:table-cell>
          <table:table-cell table:style-name="ce537" table:formula="of:=IF(IF(ABS([.$C177]-[.$B177])&gt;=[.G$5];1;0)=1; IF( ABS([.$C177]-[.$B177])&lt;[.H$5]; 2; 1);0)" office:value-type="float" office:value="0" calcext:value-type="float">
            <text:p>0</text:p>
          </table:table-cell>
          <table:table-cell table:style-name="ce720" table:formula="of:=IF(IF(ABS([.$C177]-[.$B177])&gt;=[.H$5];1;0)=1; IF( ABS([.$C177]-[.$B177])&lt;[.I$5]; 2; 1);0)" office:value-type="float" office:value="0" calcext:value-type="float">
            <text:p>0</text:p>
          </table:table-cell>
          <table:table-cell table:style-name="ce902" table:formula="of:=IF(IF(ABS([.$C177]-[.$B177])&gt;=[.I$5];1;0)=1; IF( ABS([.$C177]-[.$B177])&lt;[.J$5]; 2; 1);0)" office:value-type="float" office:value="0" calcext:value-type="float">
            <text:p>0</text:p>
          </table:table-cell>
          <table:table-cell table:style-name="ce1084" table:formula="of:=IF(IF(ABS([.$C177]-[.$B177])&gt;=[.J$5];1;0)=1; IF( ABS([.$C177]-[.$B177])&lt;[.K$5]; 2; 1);0)" office:value-type="float" office:value="0" calcext:value-type="float">
            <text:p>0</text:p>
          </table:table-cell>
          <table:table-cell table:style-name="ce1266" table:formula="of:=IF(IF(ABS([.$C177]-[.$B177])&gt;=[.K$5];1;0)=1; IF( ABS([.$C177]-[.$B177])&lt;[.L$5]; 2; 1);0)" office:value-type="float" office:value="0" calcext:value-type="float">
            <text:p>0</text:p>
          </table:table-cell>
          <table:table-cell table:style-name="ce1448" table:formula="of:=IF(IF(ABS([.$C177]-[.$B177])&gt;=[.L$5];1;0)=1; IF( ABS([.$C177]-[.$B177])&lt;[.M$5]; 2; 1);0)" office:value-type="float" office:value="0" calcext:value-type="float">
            <text:p>0</text:p>
          </table:table-cell>
          <table:table-cell table:style-name="ce1630" table:formula="of:=IF(IF(ABS([.$C177]-[.$B177])&gt;=[.M$5];1;0)=1; IF( ABS([.$C177]-[.$B177])&lt;[.N$5]; 2; 1);0)" office:value-type="float" office:value="0" calcext:value-type="float">
            <text:p>0</text:p>
          </table:table-cell>
          <table:table-cell table:style-name="ce1643"/>
          <table:table-cell table:style-name="ce1814" table:formula="of:=IF(AND([.E177]&gt;0; [.E178]=0; [.E179]=0);IF(AND([.E177]=2;[.E176]&lt;&gt;1;[.F176]&lt;&gt;1;[.F178]&lt;&gt;1;[.F177]&lt;&gt;1;[.E178]&lt;&gt;1);2;1);0)" office:value-type="float" office:value="1" calcext:value-type="float">
            <text:p>1</text:p>
          </table:table-cell>
          <table:table-cell table:style-name="ce1997" table:formula="of:=IF(AND([.F177]&gt;0; [.F178]=0; [.F179]=0);IF(AND([.F177]=2;[.F176]&lt;&gt;1;[.G176]&lt;&gt;1;[.G178]&lt;&gt;1;[.G177]&lt;&gt;1;[.F178]&lt;&gt;1);2;1);0)" office:value-type="float" office:value="2" calcext:value-type="float">
            <text:p>2</text:p>
          </table:table-cell>
          <table:table-cell table:style-name="ce2180" table:formula="of:=IF(AND([.G177]&gt;0; [.G178]=0; [.G179]=0);IF(AND([.G177]=2;[.G176]&lt;&gt;1;[.H176]&lt;&gt;1;[.H178]&lt;&gt;1;[.H177]&lt;&gt;1;[.G178]&lt;&gt;1);2;1);0)" office:value-type="float" office:value="0" calcext:value-type="float">
            <text:p>0</text:p>
          </table:table-cell>
          <table:table-cell table:style-name="ce2362" table:formula="of:=IF(AND([.H177]&gt;0; [.H178]=0; [.H179]=0);IF(AND([.H177]=2;[.H176]&lt;&gt;1;[.I176]&lt;&gt;1;[.I178]&lt;&gt;1;[.I177]&lt;&gt;1;[.H178]&lt;&gt;1);2;1);0)" office:value-type="float" office:value="0" calcext:value-type="float">
            <text:p>0</text:p>
          </table:table-cell>
          <table:table-cell table:style-name="ce2544" table:formula="of:=IF(AND([.I177]&gt;0; [.I178]=0; [.I179]=0);IF(AND([.I177]=2;[.I176]&lt;&gt;1;[.J176]&lt;&gt;1;[.J178]&lt;&gt;1;[.J177]&lt;&gt;1;[.I178]&lt;&gt;1);2;1);0)" office:value-type="float" office:value="0" calcext:value-type="float">
            <text:p>0</text:p>
          </table:table-cell>
          <table:table-cell table:style-name="ce2726" table:formula="of:=IF(AND([.J177]&gt;0; [.J178]=0; [.J179]=0);IF(AND([.J177]=2;[.J176]&lt;&gt;1;[.K176]&lt;&gt;1;[.K178]&lt;&gt;1;[.K177]&lt;&gt;1;[.J178]&lt;&gt;1);2;1);0)" office:value-type="float" office:value="0" calcext:value-type="float">
            <text:p>0</text:p>
          </table:table-cell>
          <table:table-cell table:style-name="ce2908" table:formula="of:=IF(AND([.K177]&gt;0; [.K178]=0; [.K179]=0);IF(AND([.K177]=2;[.K176]&lt;&gt;1;[.L176]&lt;&gt;1;[.L178]&lt;&gt;1;[.L177]&lt;&gt;1;[.K178]&lt;&gt;1);2;1);0)" office:value-type="float" office:value="0" calcext:value-type="float">
            <text:p>0</text:p>
          </table:table-cell>
          <table:table-cell table:style-name="ce3090" table:formula="of:=IF(AND([.L177]&gt;0; [.L178]=0; [.L179]=0);IF(AND([.L177]=2;[.L176]&lt;&gt;1;[.M176]&lt;&gt;1;[.M178]&lt;&gt;1;[.M177]&lt;&gt;1;[.L178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6-20" calcext:value-type="date">
            <text:p>2016-06-20</text:p>
          </table:table-cell>
          <table:table-cell office:value-type="float" office:value="9.085" calcext:value-type="float">
            <text:p>9.085</text:p>
          </table:table-cell>
          <table:table-cell table:formula="of:=AVERAGE([.B149:.B209])" office:value-type="float" office:value="9.1487" calcext:value-type="float">
            <text:p>9.1487</text:p>
          </table:table-cell>
          <table:table-cell table:formula="of:=ABS([.B178]-[.C178])" office:value-type="float" office:value="0.063699999999999" calcext:value-type="float">
            <text:p>0.063699999999999</text:p>
          </table:table-cell>
          <table:table-cell table:style-name="ce173" table:formula="of:=IF(IF(ABS([.$C178]-[.$B178])&gt;=[.E$5];1;0)=1; IF( ABS([.$C178]-[.$B178])&lt;[.F$5]; 2; 1);0)" office:value-type="float" office:value="0" calcext:value-type="float">
            <text:p>0</text:p>
          </table:table-cell>
          <table:table-cell table:style-name="ce355" table:formula="of:=IF(IF(ABS([.$C178]-[.$B178])&gt;=[.F$5];1;0)=1; IF( ABS([.$C178]-[.$B178])&lt;[.G$5]; 2; 1);0)" office:value-type="float" office:value="0" calcext:value-type="float">
            <text:p>0</text:p>
          </table:table-cell>
          <table:table-cell table:style-name="ce538" table:formula="of:=IF(IF(ABS([.$C178]-[.$B178])&gt;=[.G$5];1;0)=1; IF( ABS([.$C178]-[.$B178])&lt;[.H$5]; 2; 1);0)" office:value-type="float" office:value="0" calcext:value-type="float">
            <text:p>0</text:p>
          </table:table-cell>
          <table:table-cell table:style-name="ce721" table:formula="of:=IF(IF(ABS([.$C178]-[.$B178])&gt;=[.H$5];1;0)=1; IF( ABS([.$C178]-[.$B178])&lt;[.I$5]; 2; 1);0)" office:value-type="float" office:value="0" calcext:value-type="float">
            <text:p>0</text:p>
          </table:table-cell>
          <table:table-cell table:style-name="ce903" table:formula="of:=IF(IF(ABS([.$C178]-[.$B178])&gt;=[.I$5];1;0)=1; IF( ABS([.$C178]-[.$B178])&lt;[.J$5]; 2; 1);0)" office:value-type="float" office:value="0" calcext:value-type="float">
            <text:p>0</text:p>
          </table:table-cell>
          <table:table-cell table:style-name="ce1085" table:formula="of:=IF(IF(ABS([.$C178]-[.$B178])&gt;=[.J$5];1;0)=1; IF( ABS([.$C178]-[.$B178])&lt;[.K$5]; 2; 1);0)" office:value-type="float" office:value="0" calcext:value-type="float">
            <text:p>0</text:p>
          </table:table-cell>
          <table:table-cell table:style-name="ce1267" table:formula="of:=IF(IF(ABS([.$C178]-[.$B178])&gt;=[.K$5];1;0)=1; IF( ABS([.$C178]-[.$B178])&lt;[.L$5]; 2; 1);0)" office:value-type="float" office:value="0" calcext:value-type="float">
            <text:p>0</text:p>
          </table:table-cell>
          <table:table-cell table:style-name="ce1449" table:formula="of:=IF(IF(ABS([.$C178]-[.$B178])&gt;=[.L$5];1;0)=1; IF( ABS([.$C178]-[.$B178])&lt;[.M$5]; 2; 1);0)" office:value-type="float" office:value="0" calcext:value-type="float">
            <text:p>0</text:p>
          </table:table-cell>
          <table:table-cell table:style-name="ce1631" table:formula="of:=IF(IF(ABS([.$C178]-[.$B178])&gt;=[.M$5];1;0)=1; IF( ABS([.$C178]-[.$B178])&lt;[.N$5]; 2; 1);0)" office:value-type="float" office:value="0" calcext:value-type="float">
            <text:p>0</text:p>
          </table:table-cell>
          <table:table-cell table:style-name="ce1643"/>
          <table:table-cell table:style-name="ce1815" table:formula="of:=IF(AND([.E178]&gt;0; [.E179]=0; [.E180]=0);IF(AND([.E178]=2;[.E177]&lt;&gt;1;[.F177]&lt;&gt;1;[.F179]&lt;&gt;1;[.F178]&lt;&gt;1;[.E179]&lt;&gt;1);2;1);0)" office:value-type="float" office:value="0" calcext:value-type="float">
            <text:p>0</text:p>
          </table:table-cell>
          <table:table-cell table:style-name="ce1998" table:formula="of:=IF(AND([.F178]&gt;0; [.F179]=0; [.F180]=0);IF(AND([.F178]=2;[.F177]&lt;&gt;1;[.G177]&lt;&gt;1;[.G179]&lt;&gt;1;[.G178]&lt;&gt;1;[.F179]&lt;&gt;1);2;1);0)" office:value-type="float" office:value="0" calcext:value-type="float">
            <text:p>0</text:p>
          </table:table-cell>
          <table:table-cell table:style-name="ce2181" table:formula="of:=IF(AND([.G178]&gt;0; [.G179]=0; [.G180]=0);IF(AND([.G178]=2;[.G177]&lt;&gt;1;[.H177]&lt;&gt;1;[.H179]&lt;&gt;1;[.H178]&lt;&gt;1;[.G179]&lt;&gt;1);2;1);0)" office:value-type="float" office:value="0" calcext:value-type="float">
            <text:p>0</text:p>
          </table:table-cell>
          <table:table-cell table:style-name="ce2363" table:formula="of:=IF(AND([.H178]&gt;0; [.H179]=0; [.H180]=0);IF(AND([.H178]=2;[.H177]&lt;&gt;1;[.I177]&lt;&gt;1;[.I179]&lt;&gt;1;[.I178]&lt;&gt;1;[.H179]&lt;&gt;1);2;1);0)" office:value-type="float" office:value="0" calcext:value-type="float">
            <text:p>0</text:p>
          </table:table-cell>
          <table:table-cell table:style-name="ce2545" table:formula="of:=IF(AND([.I178]&gt;0; [.I179]=0; [.I180]=0);IF(AND([.I178]=2;[.I177]&lt;&gt;1;[.J177]&lt;&gt;1;[.J179]&lt;&gt;1;[.J178]&lt;&gt;1;[.I179]&lt;&gt;1);2;1);0)" office:value-type="float" office:value="0" calcext:value-type="float">
            <text:p>0</text:p>
          </table:table-cell>
          <table:table-cell table:style-name="ce2727" table:formula="of:=IF(AND([.J178]&gt;0; [.J179]=0; [.J180]=0);IF(AND([.J178]=2;[.J177]&lt;&gt;1;[.K177]&lt;&gt;1;[.K179]&lt;&gt;1;[.K178]&lt;&gt;1;[.J179]&lt;&gt;1);2;1);0)" office:value-type="float" office:value="0" calcext:value-type="float">
            <text:p>0</text:p>
          </table:table-cell>
          <table:table-cell table:style-name="ce2909" table:formula="of:=IF(AND([.K178]&gt;0; [.K179]=0; [.K180]=0);IF(AND([.K178]=2;[.K177]&lt;&gt;1;[.L177]&lt;&gt;1;[.L179]&lt;&gt;1;[.L178]&lt;&gt;1;[.K179]&lt;&gt;1);2;1);0)" office:value-type="float" office:value="0" calcext:value-type="float">
            <text:p>0</text:p>
          </table:table-cell>
          <table:table-cell table:style-name="ce3091" table:formula="of:=IF(AND([.L178]&gt;0; [.L179]=0; [.L180]=0);IF(AND([.L178]=2;[.L177]&lt;&gt;1;[.M177]&lt;&gt;1;[.M179]&lt;&gt;1;[.M178]&lt;&gt;1;[.L179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6-21" calcext:value-type="date">
            <text:p>2016-06-21</text:p>
          </table:table-cell>
          <table:table-cell office:value-type="float" office:value="10.278" calcext:value-type="float">
            <text:p>10.278</text:p>
          </table:table-cell>
          <table:table-cell table:formula="of:=AVERAGE([.B150:.B210])" office:value-type="float" office:value="9.10130769230769" calcext:value-type="float">
            <text:p>9.10130769230769</text:p>
          </table:table-cell>
          <table:table-cell table:formula="of:=ABS([.B179]-[.C179])" office:value-type="float" office:value="1.17669230769231" calcext:value-type="float">
            <text:p>1.17669230769231</text:p>
          </table:table-cell>
          <table:table-cell table:style-name="ce174" table:formula="of:=IF(IF(ABS([.$C179]-[.$B179])&gt;=[.E$5];1;0)=1; IF( ABS([.$C179]-[.$B179])&lt;[.F$5]; 2; 1);0)" office:value-type="float" office:value="0" calcext:value-type="float">
            <text:p>0</text:p>
          </table:table-cell>
          <table:table-cell table:style-name="ce356" table:formula="of:=IF(IF(ABS([.$C179]-[.$B179])&gt;=[.F$5];1;0)=1; IF( ABS([.$C179]-[.$B179])&lt;[.G$5]; 2; 1);0)" office:value-type="float" office:value="0" calcext:value-type="float">
            <text:p>0</text:p>
          </table:table-cell>
          <table:table-cell table:style-name="ce539" table:formula="of:=IF(IF(ABS([.$C179]-[.$B179])&gt;=[.G$5];1;0)=1; IF( ABS([.$C179]-[.$B179])&lt;[.H$5]; 2; 1);0)" office:value-type="float" office:value="0" calcext:value-type="float">
            <text:p>0</text:p>
          </table:table-cell>
          <table:table-cell table:style-name="ce722" table:formula="of:=IF(IF(ABS([.$C179]-[.$B179])&gt;=[.H$5];1;0)=1; IF( ABS([.$C179]-[.$B179])&lt;[.I$5]; 2; 1);0)" office:value-type="float" office:value="0" calcext:value-type="float">
            <text:p>0</text:p>
          </table:table-cell>
          <table:table-cell table:style-name="ce904" table:formula="of:=IF(IF(ABS([.$C179]-[.$B179])&gt;=[.I$5];1;0)=1; IF( ABS([.$C179]-[.$B179])&lt;[.J$5]; 2; 1);0)" office:value-type="float" office:value="0" calcext:value-type="float">
            <text:p>0</text:p>
          </table:table-cell>
          <table:table-cell table:style-name="ce1086" table:formula="of:=IF(IF(ABS([.$C179]-[.$B179])&gt;=[.J$5];1;0)=1; IF( ABS([.$C179]-[.$B179])&lt;[.K$5]; 2; 1);0)" office:value-type="float" office:value="0" calcext:value-type="float">
            <text:p>0</text:p>
          </table:table-cell>
          <table:table-cell table:style-name="ce1268" table:formula="of:=IF(IF(ABS([.$C179]-[.$B179])&gt;=[.K$5];1;0)=1; IF( ABS([.$C179]-[.$B179])&lt;[.L$5]; 2; 1);0)" office:value-type="float" office:value="0" calcext:value-type="float">
            <text:p>0</text:p>
          </table:table-cell>
          <table:table-cell table:style-name="ce1450" table:formula="of:=IF(IF(ABS([.$C179]-[.$B179])&gt;=[.L$5];1;0)=1; IF( ABS([.$C179]-[.$B179])&lt;[.M$5]; 2; 1);0)" office:value-type="float" office:value="0" calcext:value-type="float">
            <text:p>0</text:p>
          </table:table-cell>
          <table:table-cell table:style-name="ce1632" table:formula="of:=IF(IF(ABS([.$C179]-[.$B179])&gt;=[.M$5];1;0)=1; IF( ABS([.$C179]-[.$B179])&lt;[.N$5]; 2; 1);0)" office:value-type="float" office:value="0" calcext:value-type="float">
            <text:p>0</text:p>
          </table:table-cell>
          <table:table-cell table:style-name="ce1643"/>
          <table:table-cell table:style-name="ce1816" table:formula="of:=IF(AND([.E179]&gt;0; [.E180]=0; [.E181]=0);IF(AND([.E179]=2;[.E178]&lt;&gt;1;[.F178]&lt;&gt;1;[.F180]&lt;&gt;1;[.F179]&lt;&gt;1;[.E180]&lt;&gt;1);2;1);0)" office:value-type="float" office:value="0" calcext:value-type="float">
            <text:p>0</text:p>
          </table:table-cell>
          <table:table-cell table:style-name="ce1999" table:formula="of:=IF(AND([.F179]&gt;0; [.F180]=0; [.F181]=0);IF(AND([.F179]=2;[.F178]&lt;&gt;1;[.G178]&lt;&gt;1;[.G180]&lt;&gt;1;[.G179]&lt;&gt;1;[.F180]&lt;&gt;1);2;1);0)" office:value-type="float" office:value="0" calcext:value-type="float">
            <text:p>0</text:p>
          </table:table-cell>
          <table:table-cell table:style-name="ce2182" table:formula="of:=IF(AND([.G179]&gt;0; [.G180]=0; [.G181]=0);IF(AND([.G179]=2;[.G178]&lt;&gt;1;[.H178]&lt;&gt;1;[.H180]&lt;&gt;1;[.H179]&lt;&gt;1;[.G180]&lt;&gt;1);2;1);0)" office:value-type="float" office:value="0" calcext:value-type="float">
            <text:p>0</text:p>
          </table:table-cell>
          <table:table-cell table:style-name="ce2364" table:formula="of:=IF(AND([.H179]&gt;0; [.H180]=0; [.H181]=0);IF(AND([.H179]=2;[.H178]&lt;&gt;1;[.I178]&lt;&gt;1;[.I180]&lt;&gt;1;[.I179]&lt;&gt;1;[.H180]&lt;&gt;1);2;1);0)" office:value-type="float" office:value="0" calcext:value-type="float">
            <text:p>0</text:p>
          </table:table-cell>
          <table:table-cell table:style-name="ce2546" table:formula="of:=IF(AND([.I179]&gt;0; [.I180]=0; [.I181]=0);IF(AND([.I179]=2;[.I178]&lt;&gt;1;[.J178]&lt;&gt;1;[.J180]&lt;&gt;1;[.J179]&lt;&gt;1;[.I180]&lt;&gt;1);2;1);0)" office:value-type="float" office:value="0" calcext:value-type="float">
            <text:p>0</text:p>
          </table:table-cell>
          <table:table-cell table:style-name="ce2728" table:formula="of:=IF(AND([.J179]&gt;0; [.J180]=0; [.J181]=0);IF(AND([.J179]=2;[.J178]&lt;&gt;1;[.K178]&lt;&gt;1;[.K180]&lt;&gt;1;[.K179]&lt;&gt;1;[.J180]&lt;&gt;1);2;1);0)" office:value-type="float" office:value="0" calcext:value-type="float">
            <text:p>0</text:p>
          </table:table-cell>
          <table:table-cell table:style-name="ce2910" table:formula="of:=IF(AND([.K179]&gt;0; [.K180]=0; [.K181]=0);IF(AND([.K179]=2;[.K178]&lt;&gt;1;[.L178]&lt;&gt;1;[.L180]&lt;&gt;1;[.L179]&lt;&gt;1;[.K180]&lt;&gt;1);2;1);0)" office:value-type="float" office:value="0" calcext:value-type="float">
            <text:p>0</text:p>
          </table:table-cell>
          <table:table-cell table:style-name="ce3092" table:formula="of:=IF(AND([.L179]&gt;0; [.L180]=0; [.L181]=0);IF(AND([.L179]=2;[.L178]&lt;&gt;1;[.M178]&lt;&gt;1;[.M180]&lt;&gt;1;[.M179]&lt;&gt;1;[.L180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6-22" calcext:value-type="date">
            <text:p>2016-06-22</text:p>
          </table:table-cell>
          <table:table-cell office:value-type="float" office:value="15.985" calcext:value-type="float">
            <text:p>15.985</text:p>
          </table:table-cell>
          <table:table-cell table:formula="of:=AVERAGE([.B151:.B211])" office:value-type="float" office:value="9.35081578947368" calcext:value-type="float">
            <text:p>9.35081578947368</text:p>
          </table:table-cell>
          <table:table-cell table:formula="of:=ABS([.B180]-[.C180])" office:value-type="float" office:value="6.63418421052632" calcext:value-type="float">
            <text:p>6.63418421052632</text:p>
          </table:table-cell>
          <table:table-cell table:style-name="ce175" table:formula="of:=IF(IF(ABS([.$C180]-[.$B180])&gt;=[.E$5];1;0)=1; IF( ABS([.$C180]-[.$B180])&lt;[.F$5]; 2; 1);0)" office:value-type="float" office:value="1" calcext:value-type="float">
            <text:p>1</text:p>
          </table:table-cell>
          <table:table-cell table:style-name="ce357" table:formula="of:=IF(IF(ABS([.$C180]-[.$B180])&gt;=[.F$5];1;0)=1; IF( ABS([.$C180]-[.$B180])&lt;[.G$5]; 2; 1);0)" office:value-type="float" office:value="1" calcext:value-type="float">
            <text:p>1</text:p>
          </table:table-cell>
          <table:table-cell table:style-name="ce540" table:formula="of:=IF(IF(ABS([.$C180]-[.$B180])&gt;=[.G$5];1;0)=1; IF( ABS([.$C180]-[.$B180])&lt;[.H$5]; 2; 1);0)" office:value-type="float" office:value="1" calcext:value-type="float">
            <text:p>1</text:p>
          </table:table-cell>
          <table:table-cell table:style-name="ce723" table:formula="of:=IF(IF(ABS([.$C180]-[.$B180])&gt;=[.H$5];1;0)=1; IF( ABS([.$C180]-[.$B180])&lt;[.I$5]; 2; 1);0)" office:value-type="float" office:value="1" calcext:value-type="float">
            <text:p>1</text:p>
          </table:table-cell>
          <table:table-cell table:style-name="ce905" table:formula="of:=IF(IF(ABS([.$C180]-[.$B180])&gt;=[.I$5];1;0)=1; IF( ABS([.$C180]-[.$B180])&lt;[.J$5]; 2; 1);0)" office:value-type="float" office:value="2" calcext:value-type="float">
            <text:p>2</text:p>
          </table:table-cell>
          <table:table-cell table:style-name="ce1087" table:formula="of:=IF(IF(ABS([.$C180]-[.$B180])&gt;=[.J$5];1;0)=1; IF( ABS([.$C180]-[.$B180])&lt;[.K$5]; 2; 1);0)" office:value-type="float" office:value="0" calcext:value-type="float">
            <text:p>0</text:p>
          </table:table-cell>
          <table:table-cell table:style-name="ce1269" table:formula="of:=IF(IF(ABS([.$C180]-[.$B180])&gt;=[.K$5];1;0)=1; IF( ABS([.$C180]-[.$B180])&lt;[.L$5]; 2; 1);0)" office:value-type="float" office:value="0" calcext:value-type="float">
            <text:p>0</text:p>
          </table:table-cell>
          <table:table-cell table:style-name="ce1451" table:formula="of:=IF(IF(ABS([.$C180]-[.$B180])&gt;=[.L$5];1;0)=1; IF( ABS([.$C180]-[.$B180])&lt;[.M$5]; 2; 1);0)" office:value-type="float" office:value="0" calcext:value-type="float">
            <text:p>0</text:p>
          </table:table-cell>
          <table:table-cell table:style-name="ce1633" table:formula="of:=IF(IF(ABS([.$C180]-[.$B180])&gt;=[.M$5];1;0)=1; IF( ABS([.$C180]-[.$B180])&lt;[.N$5]; 2; 1);0)" office:value-type="float" office:value="0" calcext:value-type="float">
            <text:p>0</text:p>
          </table:table-cell>
          <table:table-cell table:style-name="ce1643"/>
          <table:table-cell table:style-name="ce1817" table:formula="of:=IF(AND([.E180]&gt;0; [.E181]=0; [.E182]=0);IF(AND([.E180]=2;[.E179]&lt;&gt;1;[.F179]&lt;&gt;1;[.F181]&lt;&gt;1;[.F180]&lt;&gt;1;[.E181]&lt;&gt;1);2;1);0)" office:value-type="float" office:value="0" calcext:value-type="float">
            <text:p>0</text:p>
          </table:table-cell>
          <table:table-cell table:style-name="ce2000" table:formula="of:=IF(AND([.F180]&gt;0; [.F181]=0; [.F182]=0);IF(AND([.F180]=2;[.F179]&lt;&gt;1;[.G179]&lt;&gt;1;[.G181]&lt;&gt;1;[.G180]&lt;&gt;1;[.F181]&lt;&gt;1);2;1);0)" office:value-type="float" office:value="0" calcext:value-type="float">
            <text:p>0</text:p>
          </table:table-cell>
          <table:table-cell table:style-name="ce2183" table:formula="of:=IF(AND([.G180]&gt;0; [.G181]=0; [.G182]=0);IF(AND([.G180]=2;[.G179]&lt;&gt;1;[.H179]&lt;&gt;1;[.H181]&lt;&gt;1;[.H180]&lt;&gt;1;[.G181]&lt;&gt;1);2;1);0)" office:value-type="float" office:value="0" calcext:value-type="float">
            <text:p>0</text:p>
          </table:table-cell>
          <table:table-cell table:style-name="ce2365" table:formula="of:=IF(AND([.H180]&gt;0; [.H181]=0; [.H182]=0);IF(AND([.H180]=2;[.H179]&lt;&gt;1;[.I179]&lt;&gt;1;[.I181]&lt;&gt;1;[.I180]&lt;&gt;1;[.H181]&lt;&gt;1);2;1);0)" office:value-type="float" office:value="0" calcext:value-type="float">
            <text:p>0</text:p>
          </table:table-cell>
          <table:table-cell table:style-name="ce2547" table:formula="of:=IF(AND([.I180]&gt;0; [.I181]=0; [.I182]=0);IF(AND([.I180]=2;[.I179]&lt;&gt;1;[.J179]&lt;&gt;1;[.J181]&lt;&gt;1;[.J180]&lt;&gt;1;[.I181]&lt;&gt;1);2;1);0)" office:value-type="float" office:value="0" calcext:value-type="float">
            <text:p>0</text:p>
          </table:table-cell>
          <table:table-cell table:style-name="ce2729" table:formula="of:=IF(AND([.J180]&gt;0; [.J181]=0; [.J182]=0);IF(AND([.J180]=2;[.J179]&lt;&gt;1;[.K179]&lt;&gt;1;[.K181]&lt;&gt;1;[.K180]&lt;&gt;1;[.J181]&lt;&gt;1);2;1);0)" office:value-type="float" office:value="0" calcext:value-type="float">
            <text:p>0</text:p>
          </table:table-cell>
          <table:table-cell table:style-name="ce2911" table:formula="of:=IF(AND([.K180]&gt;0; [.K181]=0; [.K182]=0);IF(AND([.K180]=2;[.K179]&lt;&gt;1;[.L179]&lt;&gt;1;[.L181]&lt;&gt;1;[.L180]&lt;&gt;1;[.K181]&lt;&gt;1);2;1);0)" office:value-type="float" office:value="0" calcext:value-type="float">
            <text:p>0</text:p>
          </table:table-cell>
          <table:table-cell table:style-name="ce3093" table:formula="of:=IF(AND([.L180]&gt;0; [.L181]=0; [.L182]=0);IF(AND([.L180]=2;[.L179]&lt;&gt;1;[.M179]&lt;&gt;1;[.M181]&lt;&gt;1;[.M180]&lt;&gt;1;[.L181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6-23" calcext:value-type="date">
            <text:p>2016-06-23</text:p>
          </table:table-cell>
          <table:table-cell office:value-type="float" office:value="18.344" calcext:value-type="float">
            <text:p>18.344</text:p>
          </table:table-cell>
          <table:table-cell table:formula="of:=AVERAGE([.B152:.B212])" office:value-type="float" office:value="9.51662162162162" calcext:value-type="float">
            <text:p>9.51662162162162</text:p>
          </table:table-cell>
          <table:table-cell table:formula="of:=ABS([.B181]-[.C181])" office:value-type="float" office:value="8.82737837837838" calcext:value-type="float">
            <text:p>8.82737837837838</text:p>
          </table:table-cell>
          <table:table-cell table:style-name="ce176" table:formula="of:=IF(IF(ABS([.$C181]-[.$B181])&gt;=[.E$5];1;0)=1; IF( ABS([.$C181]-[.$B181])&lt;[.F$5]; 2; 1);0)" office:value-type="float" office:value="1" calcext:value-type="float">
            <text:p>1</text:p>
          </table:table-cell>
          <table:table-cell table:style-name="ce358" table:formula="of:=IF(IF(ABS([.$C181]-[.$B181])&gt;=[.F$5];1;0)=1; IF( ABS([.$C181]-[.$B181])&lt;[.G$5]; 2; 1);0)" office:value-type="float" office:value="1" calcext:value-type="float">
            <text:p>1</text:p>
          </table:table-cell>
          <table:table-cell table:style-name="ce541" table:formula="of:=IF(IF(ABS([.$C181]-[.$B181])&gt;=[.G$5];1;0)=1; IF( ABS([.$C181]-[.$B181])&lt;[.H$5]; 2; 1);0)" office:value-type="float" office:value="1" calcext:value-type="float">
            <text:p>1</text:p>
          </table:table-cell>
          <table:table-cell table:style-name="ce724" table:formula="of:=IF(IF(ABS([.$C181]-[.$B181])&gt;=[.H$5];1;0)=1; IF( ABS([.$C181]-[.$B181])&lt;[.I$5]; 2; 1);0)" office:value-type="float" office:value="1" calcext:value-type="float">
            <text:p>1</text:p>
          </table:table-cell>
          <table:table-cell table:style-name="ce906" table:formula="of:=IF(IF(ABS([.$C181]-[.$B181])&gt;=[.I$5];1;0)=1; IF( ABS([.$C181]-[.$B181])&lt;[.J$5]; 2; 1);0)" office:value-type="float" office:value="1" calcext:value-type="float">
            <text:p>1</text:p>
          </table:table-cell>
          <table:table-cell table:style-name="ce1088" table:formula="of:=IF(IF(ABS([.$C181]-[.$B181])&gt;=[.J$5];1;0)=1; IF( ABS([.$C181]-[.$B181])&lt;[.K$5]; 2; 1);0)" office:value-type="float" office:value="1" calcext:value-type="float">
            <text:p>1</text:p>
          </table:table-cell>
          <table:table-cell table:style-name="ce1270" table:formula="of:=IF(IF(ABS([.$C181]-[.$B181])&gt;=[.K$5];1;0)=1; IF( ABS([.$C181]-[.$B181])&lt;[.L$5]; 2; 1);0)" office:value-type="float" office:value="2" calcext:value-type="float">
            <text:p>2</text:p>
          </table:table-cell>
          <table:table-cell table:style-name="ce1452" table:formula="of:=IF(IF(ABS([.$C181]-[.$B181])&gt;=[.L$5];1;0)=1; IF( ABS([.$C181]-[.$B181])&lt;[.M$5]; 2; 1);0)" office:value-type="float" office:value="0" calcext:value-type="float">
            <text:p>0</text:p>
          </table:table-cell>
          <table:table-cell table:style-name="ce1634" table:formula="of:=IF(IF(ABS([.$C181]-[.$B181])&gt;=[.M$5];1;0)=1; IF( ABS([.$C181]-[.$B181])&lt;[.N$5]; 2; 1);0)" office:value-type="float" office:value="0" calcext:value-type="float">
            <text:p>0</text:p>
          </table:table-cell>
          <table:table-cell table:style-name="ce1643"/>
          <table:table-cell table:style-name="ce1818" table:formula="of:=IF(AND([.E181]&gt;0; [.E182]=0; [.E183]=0);IF(AND([.E181]=2;[.E180]&lt;&gt;1;[.F180]&lt;&gt;1;[.F182]&lt;&gt;1;[.F181]&lt;&gt;1;[.E182]&lt;&gt;1);2;1);0)" office:value-type="float" office:value="0" calcext:value-type="float">
            <text:p>0</text:p>
          </table:table-cell>
          <table:table-cell table:style-name="ce2001" table:formula="of:=IF(AND([.F181]&gt;0; [.F182]=0; [.F183]=0);IF(AND([.F181]=2;[.F180]&lt;&gt;1;[.G180]&lt;&gt;1;[.G182]&lt;&gt;1;[.G181]&lt;&gt;1;[.F182]&lt;&gt;1);2;1);0)" office:value-type="float" office:value="0" calcext:value-type="float">
            <text:p>0</text:p>
          </table:table-cell>
          <table:table-cell table:style-name="ce2184" table:formula="of:=IF(AND([.G181]&gt;0; [.G182]=0; [.G183]=0);IF(AND([.G181]=2;[.G180]&lt;&gt;1;[.H180]&lt;&gt;1;[.H182]&lt;&gt;1;[.H181]&lt;&gt;1;[.G182]&lt;&gt;1);2;1);0)" office:value-type="float" office:value="0" calcext:value-type="float">
            <text:p>0</text:p>
          </table:table-cell>
          <table:table-cell table:style-name="ce2366" table:formula="of:=IF(AND([.H181]&gt;0; [.H182]=0; [.H183]=0);IF(AND([.H181]=2;[.H180]&lt;&gt;1;[.I180]&lt;&gt;1;[.I182]&lt;&gt;1;[.I181]&lt;&gt;1;[.H182]&lt;&gt;1);2;1);0)" office:value-type="float" office:value="0" calcext:value-type="float">
            <text:p>0</text:p>
          </table:table-cell>
          <table:table-cell table:style-name="ce2548" table:formula="of:=IF(AND([.I181]&gt;0; [.I182]=0; [.I183]=0);IF(AND([.I181]=2;[.I180]&lt;&gt;1;[.J180]&lt;&gt;1;[.J182]&lt;&gt;1;[.J181]&lt;&gt;1;[.I182]&lt;&gt;1);2;1);0)" office:value-type="float" office:value="0" calcext:value-type="float">
            <text:p>0</text:p>
          </table:table-cell>
          <table:table-cell table:style-name="ce2730" table:formula="of:=IF(AND([.J181]&gt;0; [.J182]=0; [.J183]=0);IF(AND([.J181]=2;[.J180]&lt;&gt;1;[.K180]&lt;&gt;1;[.K182]&lt;&gt;1;[.K181]&lt;&gt;1;[.J182]&lt;&gt;1);2;1);0)" office:value-type="float" office:value="0" calcext:value-type="float">
            <text:p>0</text:p>
          </table:table-cell>
          <table:table-cell table:style-name="ce2912" table:formula="of:=IF(AND([.K181]&gt;0; [.K182]=0; [.K183]=0);IF(AND([.K181]=2;[.K180]&lt;&gt;1;[.L180]&lt;&gt;1;[.L182]&lt;&gt;1;[.L181]&lt;&gt;1;[.K182]&lt;&gt;1);2;1);0)" office:value-type="float" office:value="2" calcext:value-type="float">
            <text:p>2</text:p>
          </table:table-cell>
          <table:table-cell table:style-name="ce3094" table:formula="of:=IF(AND([.L181]&gt;0; [.L182]=0; [.L183]=0);IF(AND([.L181]=2;[.L180]&lt;&gt;1;[.M180]&lt;&gt;1;[.M182]&lt;&gt;1;[.M181]&lt;&gt;1;[.L182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6-24" calcext:value-type="date">
            <text:p>2016-06-24</text:p>
          </table:table-cell>
          <table:table-cell office:value-type="float" office:value="17.481" calcext:value-type="float">
            <text:p>17.481</text:p>
          </table:table-cell>
          <table:table-cell table:formula="of:=AVERAGE([.B153:.B213])" office:value-type="float" office:value="9.58302777777778" calcext:value-type="float">
            <text:p>9.58302777777778</text:p>
          </table:table-cell>
          <table:table-cell table:formula="of:=ABS([.B182]-[.C182])" office:value-type="float" office:value="7.89797222222222" calcext:value-type="float">
            <text:p>7.89797222222222</text:p>
          </table:table-cell>
          <table:table-cell table:style-name="ce177" table:formula="of:=IF(IF(ABS([.$C182]-[.$B182])&gt;=[.E$5];1;0)=1; IF( ABS([.$C182]-[.$B182])&lt;[.F$5]; 2; 1);0)" office:value-type="float" office:value="1" calcext:value-type="float">
            <text:p>1</text:p>
          </table:table-cell>
          <table:table-cell table:style-name="ce359" table:formula="of:=IF(IF(ABS([.$C182]-[.$B182])&gt;=[.F$5];1;0)=1; IF( ABS([.$C182]-[.$B182])&lt;[.G$5]; 2; 1);0)" office:value-type="float" office:value="1" calcext:value-type="float">
            <text:p>1</text:p>
          </table:table-cell>
          <table:table-cell table:style-name="ce542" table:formula="of:=IF(IF(ABS([.$C182]-[.$B182])&gt;=[.G$5];1;0)=1; IF( ABS([.$C182]-[.$B182])&lt;[.H$5]; 2; 1);0)" office:value-type="float" office:value="1" calcext:value-type="float">
            <text:p>1</text:p>
          </table:table-cell>
          <table:table-cell table:style-name="ce725" table:formula="of:=IF(IF(ABS([.$C182]-[.$B182])&gt;=[.H$5];1;0)=1; IF( ABS([.$C182]-[.$B182])&lt;[.I$5]; 2; 1);0)" office:value-type="float" office:value="1" calcext:value-type="float">
            <text:p>1</text:p>
          </table:table-cell>
          <table:table-cell table:style-name="ce907" table:formula="of:=IF(IF(ABS([.$C182]-[.$B182])&gt;=[.I$5];1;0)=1; IF( ABS([.$C182]-[.$B182])&lt;[.J$5]; 2; 1);0)" office:value-type="float" office:value="1" calcext:value-type="float">
            <text:p>1</text:p>
          </table:table-cell>
          <table:table-cell table:style-name="ce1089" table:formula="of:=IF(IF(ABS([.$C182]-[.$B182])&gt;=[.J$5];1;0)=1; IF( ABS([.$C182]-[.$B182])&lt;[.K$5]; 2; 1);0)" office:value-type="float" office:value="2" calcext:value-type="float">
            <text:p>2</text:p>
          </table:table-cell>
          <table:table-cell table:style-name="ce1271" table:formula="of:=IF(IF(ABS([.$C182]-[.$B182])&gt;=[.K$5];1;0)=1; IF( ABS([.$C182]-[.$B182])&lt;[.L$5]; 2; 1);0)" office:value-type="float" office:value="0" calcext:value-type="float">
            <text:p>0</text:p>
          </table:table-cell>
          <table:table-cell table:style-name="ce1453" table:formula="of:=IF(IF(ABS([.$C182]-[.$B182])&gt;=[.L$5];1;0)=1; IF( ABS([.$C182]-[.$B182])&lt;[.M$5]; 2; 1);0)" office:value-type="float" office:value="0" calcext:value-type="float">
            <text:p>0</text:p>
          </table:table-cell>
          <table:table-cell table:style-name="ce1635" table:formula="of:=IF(IF(ABS([.$C182]-[.$B182])&gt;=[.M$5];1;0)=1; IF( ABS([.$C182]-[.$B182])&lt;[.N$5]; 2; 1);0)" office:value-type="float" office:value="0" calcext:value-type="float">
            <text:p>0</text:p>
          </table:table-cell>
          <table:table-cell table:style-name="ce1643"/>
          <table:table-cell table:style-name="ce1819" table:formula="of:=IF(AND([.E182]&gt;0; [.E183]=0; [.E184]=0);IF(AND([.E182]=2;[.E181]&lt;&gt;1;[.F181]&lt;&gt;1;[.F183]&lt;&gt;1;[.F182]&lt;&gt;1;[.E183]&lt;&gt;1);2;1);0)" office:value-type="float" office:value="0" calcext:value-type="float">
            <text:p>0</text:p>
          </table:table-cell>
          <table:table-cell table:style-name="ce2002" table:formula="of:=IF(AND([.F182]&gt;0; [.F183]=0; [.F184]=0);IF(AND([.F182]=2;[.F181]&lt;&gt;1;[.G181]&lt;&gt;1;[.G183]&lt;&gt;1;[.G182]&lt;&gt;1;[.F183]&lt;&gt;1);2;1);0)" office:value-type="float" office:value="1" calcext:value-type="float">
            <text:p>1</text:p>
          </table:table-cell>
          <table:table-cell table:style-name="ce2185" table:formula="of:=IF(AND([.G182]&gt;0; [.G183]=0; [.G184]=0);IF(AND([.G182]=2;[.G181]&lt;&gt;1;[.H181]&lt;&gt;1;[.H183]&lt;&gt;1;[.H182]&lt;&gt;1;[.G183]&lt;&gt;1);2;1);0)" office:value-type="float" office:value="1" calcext:value-type="float">
            <text:p>1</text:p>
          </table:table-cell>
          <table:table-cell table:style-name="ce2367" table:formula="of:=IF(AND([.H182]&gt;0; [.H183]=0; [.H184]=0);IF(AND([.H182]=2;[.H181]&lt;&gt;1;[.I181]&lt;&gt;1;[.I183]&lt;&gt;1;[.I182]&lt;&gt;1;[.H183]&lt;&gt;1);2;1);0)" office:value-type="float" office:value="1" calcext:value-type="float">
            <text:p>1</text:p>
          </table:table-cell>
          <table:table-cell table:style-name="ce2549" table:formula="of:=IF(AND([.I182]&gt;0; [.I183]=0; [.I184]=0);IF(AND([.I182]=2;[.I181]&lt;&gt;1;[.J181]&lt;&gt;1;[.J183]&lt;&gt;1;[.J182]&lt;&gt;1;[.I183]&lt;&gt;1);2;1);0)" office:value-type="float" office:value="1" calcext:value-type="float">
            <text:p>1</text:p>
          </table:table-cell>
          <table:table-cell table:style-name="ce2731" table:formula="of:=IF(AND([.J182]&gt;0; [.J183]=0; [.J184]=0);IF(AND([.J182]=2;[.J181]&lt;&gt;1;[.K181]&lt;&gt;1;[.K183]&lt;&gt;1;[.K182]&lt;&gt;1;[.J183]&lt;&gt;1);2;1);0)" office:value-type="float" office:value="1" calcext:value-type="float">
            <text:p>1</text:p>
          </table:table-cell>
          <table:table-cell table:style-name="ce2913" table:formula="of:=IF(AND([.K182]&gt;0; [.K183]=0; [.K184]=0);IF(AND([.K182]=2;[.K181]&lt;&gt;1;[.L181]&lt;&gt;1;[.L183]&lt;&gt;1;[.L182]&lt;&gt;1;[.K183]&lt;&gt;1);2;1);0)" office:value-type="float" office:value="0" calcext:value-type="float">
            <text:p>0</text:p>
          </table:table-cell>
          <table:table-cell table:style-name="ce3095" table:formula="of:=IF(AND([.L182]&gt;0; [.L183]=0; [.L184]=0);IF(AND([.L182]=2;[.L181]&lt;&gt;1;[.M181]&lt;&gt;1;[.M183]&lt;&gt;1;[.M182]&lt;&gt;1;[.L183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6-25" calcext:value-type="date">
            <text:p>2016-06-25</text:p>
          </table:table-cell>
          <table:table-cell office:value-type="float" office:value="11.98" calcext:value-type="float">
            <text:p>11.98</text:p>
          </table:table-cell>
          <table:table-cell table:formula="of:=AVERAGE([.B154:.B214])" office:value-type="float" office:value="9.56411428571428" calcext:value-type="float">
            <text:p>9.56411428571428</text:p>
          </table:table-cell>
          <table:table-cell table:formula="of:=ABS([.B183]-[.C183])" office:value-type="float" office:value="2.41588571428572" calcext:value-type="float">
            <text:p>2.41588571428572</text:p>
          </table:table-cell>
          <table:table-cell table:style-name="ce178" table:formula="of:=IF(IF(ABS([.$C183]-[.$B183])&gt;=[.E$5];1;0)=1; IF( ABS([.$C183]-[.$B183])&lt;[.F$5]; 2; 1);0)" office:value-type="float" office:value="2" calcext:value-type="float">
            <text:p>2</text:p>
          </table:table-cell>
          <table:table-cell table:style-name="ce360" table:formula="of:=IF(IF(ABS([.$C183]-[.$B183])&gt;=[.F$5];1;0)=1; IF( ABS([.$C183]-[.$B183])&lt;[.G$5]; 2; 1);0)" office:value-type="float" office:value="0" calcext:value-type="float">
            <text:p>0</text:p>
          </table:table-cell>
          <table:table-cell table:style-name="ce543" table:formula="of:=IF(IF(ABS([.$C183]-[.$B183])&gt;=[.G$5];1;0)=1; IF( ABS([.$C183]-[.$B183])&lt;[.H$5]; 2; 1);0)" office:value-type="float" office:value="0" calcext:value-type="float">
            <text:p>0</text:p>
          </table:table-cell>
          <table:table-cell table:style-name="ce726" table:formula="of:=IF(IF(ABS([.$C183]-[.$B183])&gt;=[.H$5];1;0)=1; IF( ABS([.$C183]-[.$B183])&lt;[.I$5]; 2; 1);0)" office:value-type="float" office:value="0" calcext:value-type="float">
            <text:p>0</text:p>
          </table:table-cell>
          <table:table-cell table:style-name="ce908" table:formula="of:=IF(IF(ABS([.$C183]-[.$B183])&gt;=[.I$5];1;0)=1; IF( ABS([.$C183]-[.$B183])&lt;[.J$5]; 2; 1);0)" office:value-type="float" office:value="0" calcext:value-type="float">
            <text:p>0</text:p>
          </table:table-cell>
          <table:table-cell table:style-name="ce1090" table:formula="of:=IF(IF(ABS([.$C183]-[.$B183])&gt;=[.J$5];1;0)=1; IF( ABS([.$C183]-[.$B183])&lt;[.K$5]; 2; 1);0)" office:value-type="float" office:value="0" calcext:value-type="float">
            <text:p>0</text:p>
          </table:table-cell>
          <table:table-cell table:style-name="ce1272" table:formula="of:=IF(IF(ABS([.$C183]-[.$B183])&gt;=[.K$5];1;0)=1; IF( ABS([.$C183]-[.$B183])&lt;[.L$5]; 2; 1);0)" office:value-type="float" office:value="0" calcext:value-type="float">
            <text:p>0</text:p>
          </table:table-cell>
          <table:table-cell table:style-name="ce1454" table:formula="of:=IF(IF(ABS([.$C183]-[.$B183])&gt;=[.L$5];1;0)=1; IF( ABS([.$C183]-[.$B183])&lt;[.M$5]; 2; 1);0)" office:value-type="float" office:value="0" calcext:value-type="float">
            <text:p>0</text:p>
          </table:table-cell>
          <table:table-cell table:style-name="ce1636" table:formula="of:=IF(IF(ABS([.$C183]-[.$B183])&gt;=[.M$5];1;0)=1; IF( ABS([.$C183]-[.$B183])&lt;[.N$5]; 2; 1);0)" office:value-type="float" office:value="0" calcext:value-type="float">
            <text:p>0</text:p>
          </table:table-cell>
          <table:table-cell table:style-name="ce1643"/>
          <table:table-cell table:style-name="ce1820" table:formula="of:=IF(AND([.E183]&gt;0; [.E184]=0; [.E185]=0);IF(AND([.E183]=2;[.E182]&lt;&gt;1;[.F182]&lt;&gt;1;[.F184]&lt;&gt;1;[.F183]&lt;&gt;1;[.E184]&lt;&gt;1);2;1);0)" office:value-type="float" office:value="1" calcext:value-type="float">
            <text:p>1</text:p>
          </table:table-cell>
          <table:table-cell table:style-name="ce2003" table:formula="of:=IF(AND([.F183]&gt;0; [.F184]=0; [.F185]=0);IF(AND([.F183]=2;[.F182]&lt;&gt;1;[.G182]&lt;&gt;1;[.G184]&lt;&gt;1;[.G183]&lt;&gt;1;[.F184]&lt;&gt;1);2;1);0)" office:value-type="float" office:value="0" calcext:value-type="float">
            <text:p>0</text:p>
          </table:table-cell>
          <table:table-cell table:style-name="ce2186" table:formula="of:=IF(AND([.G183]&gt;0; [.G184]=0; [.G185]=0);IF(AND([.G183]=2;[.G182]&lt;&gt;1;[.H182]&lt;&gt;1;[.H184]&lt;&gt;1;[.H183]&lt;&gt;1;[.G184]&lt;&gt;1);2;1);0)" office:value-type="float" office:value="0" calcext:value-type="float">
            <text:p>0</text:p>
          </table:table-cell>
          <table:table-cell table:style-name="ce2368" table:formula="of:=IF(AND([.H183]&gt;0; [.H184]=0; [.H185]=0);IF(AND([.H183]=2;[.H182]&lt;&gt;1;[.I182]&lt;&gt;1;[.I184]&lt;&gt;1;[.I183]&lt;&gt;1;[.H184]&lt;&gt;1);2;1);0)" office:value-type="float" office:value="0" calcext:value-type="float">
            <text:p>0</text:p>
          </table:table-cell>
          <table:table-cell table:style-name="ce2550" table:formula="of:=IF(AND([.I183]&gt;0; [.I184]=0; [.I185]=0);IF(AND([.I183]=2;[.I182]&lt;&gt;1;[.J182]&lt;&gt;1;[.J184]&lt;&gt;1;[.J183]&lt;&gt;1;[.I184]&lt;&gt;1);2;1);0)" office:value-type="float" office:value="0" calcext:value-type="float">
            <text:p>0</text:p>
          </table:table-cell>
          <table:table-cell table:style-name="ce2732" table:formula="of:=IF(AND([.J183]&gt;0; [.J184]=0; [.J185]=0);IF(AND([.J183]=2;[.J182]&lt;&gt;1;[.K182]&lt;&gt;1;[.K184]&lt;&gt;1;[.K183]&lt;&gt;1;[.J184]&lt;&gt;1);2;1);0)" office:value-type="float" office:value="0" calcext:value-type="float">
            <text:p>0</text:p>
          </table:table-cell>
          <table:table-cell table:style-name="ce2914" table:formula="of:=IF(AND([.K183]&gt;0; [.K184]=0; [.K185]=0);IF(AND([.K183]=2;[.K182]&lt;&gt;1;[.L182]&lt;&gt;1;[.L184]&lt;&gt;1;[.L183]&lt;&gt;1;[.K184]&lt;&gt;1);2;1);0)" office:value-type="float" office:value="0" calcext:value-type="float">
            <text:p>0</text:p>
          </table:table-cell>
          <table:table-cell table:style-name="ce3096" table:formula="of:=IF(AND([.L183]&gt;0; [.L184]=0; [.L185]=0);IF(AND([.L183]=2;[.L182]&lt;&gt;1;[.M182]&lt;&gt;1;[.M184]&lt;&gt;1;[.M183]&lt;&gt;1;[.L184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6-26" calcext:value-type="date">
            <text:p>2016-06-26</text:p>
          </table:table-cell>
          <table:table-cell office:value-type="float" office:value="9.924" calcext:value-type="float">
            <text:p>9.924</text:p>
          </table:table-cell>
          <table:table-cell table:formula="of:=AVERAGE([.B155:.B215])" office:value-type="float" office:value="9.47188235294117" calcext:value-type="float">
            <text:p>9.47188235294117</text:p>
          </table:table-cell>
          <table:table-cell table:formula="of:=ABS([.B184]-[.C184])" office:value-type="float" office:value="0.452117647058826" calcext:value-type="float">
            <text:p>0.452117647058826</text:p>
          </table:table-cell>
          <table:table-cell table:style-name="ce179" table:formula="of:=IF(IF(ABS([.$C184]-[.$B184])&gt;=[.E$5];1;0)=1; IF( ABS([.$C184]-[.$B184])&lt;[.F$5]; 2; 1);0)" office:value-type="float" office:value="0" calcext:value-type="float">
            <text:p>0</text:p>
          </table:table-cell>
          <table:table-cell table:style-name="ce361" table:formula="of:=IF(IF(ABS([.$C184]-[.$B184])&gt;=[.F$5];1;0)=1; IF( ABS([.$C184]-[.$B184])&lt;[.G$5]; 2; 1);0)" office:value-type="float" office:value="0" calcext:value-type="float">
            <text:p>0</text:p>
          </table:table-cell>
          <table:table-cell table:style-name="ce544" table:formula="of:=IF(IF(ABS([.$C184]-[.$B184])&gt;=[.G$5];1;0)=1; IF( ABS([.$C184]-[.$B184])&lt;[.H$5]; 2; 1);0)" office:value-type="float" office:value="0" calcext:value-type="float">
            <text:p>0</text:p>
          </table:table-cell>
          <table:table-cell table:style-name="ce727" table:formula="of:=IF(IF(ABS([.$C184]-[.$B184])&gt;=[.H$5];1;0)=1; IF( ABS([.$C184]-[.$B184])&lt;[.I$5]; 2; 1);0)" office:value-type="float" office:value="0" calcext:value-type="float">
            <text:p>0</text:p>
          </table:table-cell>
          <table:table-cell table:style-name="ce909" table:formula="of:=IF(IF(ABS([.$C184]-[.$B184])&gt;=[.I$5];1;0)=1; IF( ABS([.$C184]-[.$B184])&lt;[.J$5]; 2; 1);0)" office:value-type="float" office:value="0" calcext:value-type="float">
            <text:p>0</text:p>
          </table:table-cell>
          <table:table-cell table:style-name="ce1091" table:formula="of:=IF(IF(ABS([.$C184]-[.$B184])&gt;=[.J$5];1;0)=1; IF( ABS([.$C184]-[.$B184])&lt;[.K$5]; 2; 1);0)" office:value-type="float" office:value="0" calcext:value-type="float">
            <text:p>0</text:p>
          </table:table-cell>
          <table:table-cell table:style-name="ce1273" table:formula="of:=IF(IF(ABS([.$C184]-[.$B184])&gt;=[.K$5];1;0)=1; IF( ABS([.$C184]-[.$B184])&lt;[.L$5]; 2; 1);0)" office:value-type="float" office:value="0" calcext:value-type="float">
            <text:p>0</text:p>
          </table:table-cell>
          <table:table-cell table:style-name="ce1455" table:formula="of:=IF(IF(ABS([.$C184]-[.$B184])&gt;=[.L$5];1;0)=1; IF( ABS([.$C184]-[.$B184])&lt;[.M$5]; 2; 1);0)" office:value-type="float" office:value="0" calcext:value-type="float">
            <text:p>0</text:p>
          </table:table-cell>
          <table:table-cell table:style-name="ce1637" table:formula="of:=IF(IF(ABS([.$C184]-[.$B184])&gt;=[.M$5];1;0)=1; IF( ABS([.$C184]-[.$B184])&lt;[.N$5]; 2; 1);0)" office:value-type="float" office:value="0" calcext:value-type="float">
            <text:p>0</text:p>
          </table:table-cell>
          <table:table-cell table:style-name="ce1643"/>
          <table:table-cell table:style-name="ce1821" table:formula="of:=IF(AND([.E184]&gt;0; [.E185]=0; [.E186]=0);IF(AND([.E184]=2;[.E183]&lt;&gt;1;[.F183]&lt;&gt;1;[.F185]&lt;&gt;1;[.F184]&lt;&gt;1;[.E185]&lt;&gt;1);2;1);0)" office:value-type="float" office:value="0" calcext:value-type="float">
            <text:p>0</text:p>
          </table:table-cell>
          <table:table-cell table:style-name="ce2004" table:formula="of:=IF(AND([.F184]&gt;0; [.F185]=0; [.F186]=0);IF(AND([.F184]=2;[.F183]&lt;&gt;1;[.G183]&lt;&gt;1;[.G185]&lt;&gt;1;[.G184]&lt;&gt;1;[.F185]&lt;&gt;1);2;1);0)" office:value-type="float" office:value="0" calcext:value-type="float">
            <text:p>0</text:p>
          </table:table-cell>
          <table:table-cell table:style-name="ce2187" table:formula="of:=IF(AND([.G184]&gt;0; [.G185]=0; [.G186]=0);IF(AND([.G184]=2;[.G183]&lt;&gt;1;[.H183]&lt;&gt;1;[.H185]&lt;&gt;1;[.H184]&lt;&gt;1;[.G185]&lt;&gt;1);2;1);0)" office:value-type="float" office:value="0" calcext:value-type="float">
            <text:p>0</text:p>
          </table:table-cell>
          <table:table-cell table:style-name="ce2369" table:formula="of:=IF(AND([.H184]&gt;0; [.H185]=0; [.H186]=0);IF(AND([.H184]=2;[.H183]&lt;&gt;1;[.I183]&lt;&gt;1;[.I185]&lt;&gt;1;[.I184]&lt;&gt;1;[.H185]&lt;&gt;1);2;1);0)" office:value-type="float" office:value="0" calcext:value-type="float">
            <text:p>0</text:p>
          </table:table-cell>
          <table:table-cell table:style-name="ce2551" table:formula="of:=IF(AND([.I184]&gt;0; [.I185]=0; [.I186]=0);IF(AND([.I184]=2;[.I183]&lt;&gt;1;[.J183]&lt;&gt;1;[.J185]&lt;&gt;1;[.J184]&lt;&gt;1;[.I185]&lt;&gt;1);2;1);0)" office:value-type="float" office:value="0" calcext:value-type="float">
            <text:p>0</text:p>
          </table:table-cell>
          <table:table-cell table:style-name="ce2733" table:formula="of:=IF(AND([.J184]&gt;0; [.J185]=0; [.J186]=0);IF(AND([.J184]=2;[.J183]&lt;&gt;1;[.K183]&lt;&gt;1;[.K185]&lt;&gt;1;[.K184]&lt;&gt;1;[.J185]&lt;&gt;1);2;1);0)" office:value-type="float" office:value="0" calcext:value-type="float">
            <text:p>0</text:p>
          </table:table-cell>
          <table:table-cell table:style-name="ce2915" table:formula="of:=IF(AND([.K184]&gt;0; [.K185]=0; [.K186]=0);IF(AND([.K184]=2;[.K183]&lt;&gt;1;[.L183]&lt;&gt;1;[.L185]&lt;&gt;1;[.L184]&lt;&gt;1;[.K185]&lt;&gt;1);2;1);0)" office:value-type="float" office:value="0" calcext:value-type="float">
            <text:p>0</text:p>
          </table:table-cell>
          <table:table-cell table:style-name="ce3097" table:formula="of:=IF(AND([.L184]&gt;0; [.L185]=0; [.L186]=0);IF(AND([.L184]=2;[.L183]&lt;&gt;1;[.M183]&lt;&gt;1;[.M185]&lt;&gt;1;[.M184]&lt;&gt;1;[.L185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6-27" calcext:value-type="date">
            <text:p>2016-06-27</text:p>
          </table:table-cell>
          <table:table-cell office:value-type="float" office:value="9.79" calcext:value-type="float">
            <text:p>9.79</text:p>
          </table:table-cell>
          <table:table-cell table:formula="of:=AVERAGE([.B156:.B216])" office:value-type="float" office:value="9.38221212121212" calcext:value-type="float">
            <text:p>9.38221212121212</text:p>
          </table:table-cell>
          <table:table-cell table:formula="of:=ABS([.B185]-[.C185])" office:value-type="float" office:value="0.407787878787879" calcext:value-type="float">
            <text:p>0.407787878787879</text:p>
          </table:table-cell>
          <table:table-cell table:style-name="ce180" table:formula="of:=IF(IF(ABS([.$C185]-[.$B185])&gt;=[.E$5];1;0)=1; IF( ABS([.$C185]-[.$B185])&lt;[.F$5]; 2; 1);0)" office:value-type="float" office:value="0" calcext:value-type="float">
            <text:p>0</text:p>
          </table:table-cell>
          <table:table-cell table:style-name="ce362" table:formula="of:=IF(IF(ABS([.$C185]-[.$B185])&gt;=[.F$5];1;0)=1; IF( ABS([.$C185]-[.$B185])&lt;[.G$5]; 2; 1);0)" office:value-type="float" office:value="0" calcext:value-type="float">
            <text:p>0</text:p>
          </table:table-cell>
          <table:table-cell table:style-name="ce545" table:formula="of:=IF(IF(ABS([.$C185]-[.$B185])&gt;=[.G$5];1;0)=1; IF( ABS([.$C185]-[.$B185])&lt;[.H$5]; 2; 1);0)" office:value-type="float" office:value="0" calcext:value-type="float">
            <text:p>0</text:p>
          </table:table-cell>
          <table:table-cell table:style-name="ce728" table:formula="of:=IF(IF(ABS([.$C185]-[.$B185])&gt;=[.H$5];1;0)=1; IF( ABS([.$C185]-[.$B185])&lt;[.I$5]; 2; 1);0)" office:value-type="float" office:value="0" calcext:value-type="float">
            <text:p>0</text:p>
          </table:table-cell>
          <table:table-cell table:style-name="ce910" table:formula="of:=IF(IF(ABS([.$C185]-[.$B185])&gt;=[.I$5];1;0)=1; IF( ABS([.$C185]-[.$B185])&lt;[.J$5]; 2; 1);0)" office:value-type="float" office:value="0" calcext:value-type="float">
            <text:p>0</text:p>
          </table:table-cell>
          <table:table-cell table:style-name="ce1092" table:formula="of:=IF(IF(ABS([.$C185]-[.$B185])&gt;=[.J$5];1;0)=1; IF( ABS([.$C185]-[.$B185])&lt;[.K$5]; 2; 1);0)" office:value-type="float" office:value="0" calcext:value-type="float">
            <text:p>0</text:p>
          </table:table-cell>
          <table:table-cell table:style-name="ce1274" table:formula="of:=IF(IF(ABS([.$C185]-[.$B185])&gt;=[.K$5];1;0)=1; IF( ABS([.$C185]-[.$B185])&lt;[.L$5]; 2; 1);0)" office:value-type="float" office:value="0" calcext:value-type="float">
            <text:p>0</text:p>
          </table:table-cell>
          <table:table-cell table:style-name="ce1456" table:formula="of:=IF(IF(ABS([.$C185]-[.$B185])&gt;=[.L$5];1;0)=1; IF( ABS([.$C185]-[.$B185])&lt;[.M$5]; 2; 1);0)" office:value-type="float" office:value="0" calcext:value-type="float">
            <text:p>0</text:p>
          </table:table-cell>
          <table:table-cell table:style-name="ce1638" table:formula="of:=IF(IF(ABS([.$C185]-[.$B185])&gt;=[.M$5];1;0)=1; IF( ABS([.$C185]-[.$B185])&lt;[.N$5]; 2; 1);0)" office:value-type="float" office:value="0" calcext:value-type="float">
            <text:p>0</text:p>
          </table:table-cell>
          <table:table-cell table:style-name="ce1643"/>
          <table:table-cell table:style-name="ce1822" table:formula="of:=IF(AND([.E185]&gt;0; [.E186]=0; [.E187]=0);IF(AND([.E185]=2;[.E184]&lt;&gt;1;[.F184]&lt;&gt;1;[.F186]&lt;&gt;1;[.F185]&lt;&gt;1;[.E186]&lt;&gt;1);2;1);0)" office:value-type="float" office:value="0" calcext:value-type="float">
            <text:p>0</text:p>
          </table:table-cell>
          <table:table-cell table:style-name="ce2005" table:formula="of:=IF(AND([.F185]&gt;0; [.F186]=0; [.F187]=0);IF(AND([.F185]=2;[.F184]&lt;&gt;1;[.G184]&lt;&gt;1;[.G186]&lt;&gt;1;[.G185]&lt;&gt;1;[.F186]&lt;&gt;1);2;1);0)" office:value-type="float" office:value="0" calcext:value-type="float">
            <text:p>0</text:p>
          </table:table-cell>
          <table:table-cell table:style-name="ce2188" table:formula="of:=IF(AND([.G185]&gt;0; [.G186]=0; [.G187]=0);IF(AND([.G185]=2;[.G184]&lt;&gt;1;[.H184]&lt;&gt;1;[.H186]&lt;&gt;1;[.H185]&lt;&gt;1;[.G186]&lt;&gt;1);2;1);0)" office:value-type="float" office:value="0" calcext:value-type="float">
            <text:p>0</text:p>
          </table:table-cell>
          <table:table-cell table:style-name="ce2370" table:formula="of:=IF(AND([.H185]&gt;0; [.H186]=0; [.H187]=0);IF(AND([.H185]=2;[.H184]&lt;&gt;1;[.I184]&lt;&gt;1;[.I186]&lt;&gt;1;[.I185]&lt;&gt;1;[.H186]&lt;&gt;1);2;1);0)" office:value-type="float" office:value="0" calcext:value-type="float">
            <text:p>0</text:p>
          </table:table-cell>
          <table:table-cell table:style-name="ce2552" table:formula="of:=IF(AND([.I185]&gt;0; [.I186]=0; [.I187]=0);IF(AND([.I185]=2;[.I184]&lt;&gt;1;[.J184]&lt;&gt;1;[.J186]&lt;&gt;1;[.J185]&lt;&gt;1;[.I186]&lt;&gt;1);2;1);0)" office:value-type="float" office:value="0" calcext:value-type="float">
            <text:p>0</text:p>
          </table:table-cell>
          <table:table-cell table:style-name="ce2734" table:formula="of:=IF(AND([.J185]&gt;0; [.J186]=0; [.J187]=0);IF(AND([.J185]=2;[.J184]&lt;&gt;1;[.K184]&lt;&gt;1;[.K186]&lt;&gt;1;[.K185]&lt;&gt;1;[.J186]&lt;&gt;1);2;1);0)" office:value-type="float" office:value="0" calcext:value-type="float">
            <text:p>0</text:p>
          </table:table-cell>
          <table:table-cell table:style-name="ce2916" table:formula="of:=IF(AND([.K185]&gt;0; [.K186]=0; [.K187]=0);IF(AND([.K185]=2;[.K184]&lt;&gt;1;[.L184]&lt;&gt;1;[.L186]&lt;&gt;1;[.L185]&lt;&gt;1;[.K186]&lt;&gt;1);2;1);0)" office:value-type="float" office:value="0" calcext:value-type="float">
            <text:p>0</text:p>
          </table:table-cell>
          <table:table-cell table:style-name="ce3098" table:formula="of:=IF(AND([.L185]&gt;0; [.L186]=0; [.L187]=0);IF(AND([.L185]=2;[.L184]&lt;&gt;1;[.M184]&lt;&gt;1;[.M186]&lt;&gt;1;[.M185]&lt;&gt;1;[.L186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6-28" calcext:value-type="date">
            <text:p>2016-06-28</text:p>
          </table:table-cell>
          <table:table-cell office:value-type="float" office:value="12.354" calcext:value-type="float">
            <text:p>12.354</text:p>
          </table:table-cell>
          <table:table-cell table:formula="of:=AVERAGE([.B157:.B217])" office:value-type="float" office:value="9.46534375" calcext:value-type="float">
            <text:p>9.46534375</text:p>
          </table:table-cell>
          <table:table-cell table:formula="of:=ABS([.B186]-[.C186])" office:value-type="float" office:value="2.88865625" calcext:value-type="float">
            <text:p>2.88865625</text:p>
          </table:table-cell>
          <table:table-cell table:style-name="ce181" table:formula="of:=IF(IF(ABS([.$C186]-[.$B186])&gt;=[.E$5];1;0)=1; IF( ABS([.$C186]-[.$B186])&lt;[.F$5]; 2; 1);0)" office:value-type="float" office:value="2" calcext:value-type="float">
            <text:p>2</text:p>
          </table:table-cell>
          <table:table-cell table:style-name="ce363" table:formula="of:=IF(IF(ABS([.$C186]-[.$B186])&gt;=[.F$5];1;0)=1; IF( ABS([.$C186]-[.$B186])&lt;[.G$5]; 2; 1);0)" office:value-type="float" office:value="0" calcext:value-type="float">
            <text:p>0</text:p>
          </table:table-cell>
          <table:table-cell table:style-name="ce546" table:formula="of:=IF(IF(ABS([.$C186]-[.$B186])&gt;=[.G$5];1;0)=1; IF( ABS([.$C186]-[.$B186])&lt;[.H$5]; 2; 1);0)" office:value-type="float" office:value="0" calcext:value-type="float">
            <text:p>0</text:p>
          </table:table-cell>
          <table:table-cell table:style-name="ce729" table:formula="of:=IF(IF(ABS([.$C186]-[.$B186])&gt;=[.H$5];1;0)=1; IF( ABS([.$C186]-[.$B186])&lt;[.I$5]; 2; 1);0)" office:value-type="float" office:value="0" calcext:value-type="float">
            <text:p>0</text:p>
          </table:table-cell>
          <table:table-cell table:style-name="ce911" table:formula="of:=IF(IF(ABS([.$C186]-[.$B186])&gt;=[.I$5];1;0)=1; IF( ABS([.$C186]-[.$B186])&lt;[.J$5]; 2; 1);0)" office:value-type="float" office:value="0" calcext:value-type="float">
            <text:p>0</text:p>
          </table:table-cell>
          <table:table-cell table:style-name="ce1093" table:formula="of:=IF(IF(ABS([.$C186]-[.$B186])&gt;=[.J$5];1;0)=1; IF( ABS([.$C186]-[.$B186])&lt;[.K$5]; 2; 1);0)" office:value-type="float" office:value="0" calcext:value-type="float">
            <text:p>0</text:p>
          </table:table-cell>
          <table:table-cell table:style-name="ce1275" table:formula="of:=IF(IF(ABS([.$C186]-[.$B186])&gt;=[.K$5];1;0)=1; IF( ABS([.$C186]-[.$B186])&lt;[.L$5]; 2; 1);0)" office:value-type="float" office:value="0" calcext:value-type="float">
            <text:p>0</text:p>
          </table:table-cell>
          <table:table-cell table:style-name="ce1457" table:formula="of:=IF(IF(ABS([.$C186]-[.$B186])&gt;=[.L$5];1;0)=1; IF( ABS([.$C186]-[.$B186])&lt;[.M$5]; 2; 1);0)" office:value-type="float" office:value="0" calcext:value-type="float">
            <text:p>0</text:p>
          </table:table-cell>
          <table:table-cell table:style-name="ce1639" table:formula="of:=IF(IF(ABS([.$C186]-[.$B186])&gt;=[.M$5];1;0)=1; IF( ABS([.$C186]-[.$B186])&lt;[.N$5]; 2; 1);0)" office:value-type="float" office:value="0" calcext:value-type="float">
            <text:p>0</text:p>
          </table:table-cell>
          <table:table-cell table:style-name="ce1643"/>
          <table:table-cell table:style-name="ce1823" table:formula="of:=IF(AND([.E186]&gt;0; [.E187]=0; [.E188]=0);IF(AND([.E186]=2;[.E185]&lt;&gt;1;[.F185]&lt;&gt;1;[.F187]&lt;&gt;1;[.F186]&lt;&gt;1;[.E187]&lt;&gt;1);2;1);0)" office:value-type="float" office:value="0" calcext:value-type="float">
            <text:p>0</text:p>
          </table:table-cell>
          <table:table-cell table:style-name="ce2006" table:formula="of:=IF(AND([.F186]&gt;0; [.F187]=0; [.F188]=0);IF(AND([.F186]=2;[.F185]&lt;&gt;1;[.G185]&lt;&gt;1;[.G187]&lt;&gt;1;[.G186]&lt;&gt;1;[.F187]&lt;&gt;1);2;1);0)" office:value-type="float" office:value="0" calcext:value-type="float">
            <text:p>0</text:p>
          </table:table-cell>
          <table:table-cell table:style-name="ce2189" table:formula="of:=IF(AND([.G186]&gt;0; [.G187]=0; [.G188]=0);IF(AND([.G186]=2;[.G185]&lt;&gt;1;[.H185]&lt;&gt;1;[.H187]&lt;&gt;1;[.H186]&lt;&gt;1;[.G187]&lt;&gt;1);2;1);0)" office:value-type="float" office:value="0" calcext:value-type="float">
            <text:p>0</text:p>
          </table:table-cell>
          <table:table-cell table:style-name="ce2371" table:formula="of:=IF(AND([.H186]&gt;0; [.H187]=0; [.H188]=0);IF(AND([.H186]=2;[.H185]&lt;&gt;1;[.I185]&lt;&gt;1;[.I187]&lt;&gt;1;[.I186]&lt;&gt;1;[.H187]&lt;&gt;1);2;1);0)" office:value-type="float" office:value="0" calcext:value-type="float">
            <text:p>0</text:p>
          </table:table-cell>
          <table:table-cell table:style-name="ce2553" table:formula="of:=IF(AND([.I186]&gt;0; [.I187]=0; [.I188]=0);IF(AND([.I186]=2;[.I185]&lt;&gt;1;[.J185]&lt;&gt;1;[.J187]&lt;&gt;1;[.J186]&lt;&gt;1;[.I187]&lt;&gt;1);2;1);0)" office:value-type="float" office:value="0" calcext:value-type="float">
            <text:p>0</text:p>
          </table:table-cell>
          <table:table-cell table:style-name="ce2735" table:formula="of:=IF(AND([.J186]&gt;0; [.J187]=0; [.J188]=0);IF(AND([.J186]=2;[.J185]&lt;&gt;1;[.K185]&lt;&gt;1;[.K187]&lt;&gt;1;[.K186]&lt;&gt;1;[.J187]&lt;&gt;1);2;1);0)" office:value-type="float" office:value="0" calcext:value-type="float">
            <text:p>0</text:p>
          </table:table-cell>
          <table:table-cell table:style-name="ce2917" table:formula="of:=IF(AND([.K186]&gt;0; [.K187]=0; [.K188]=0);IF(AND([.K186]=2;[.K185]&lt;&gt;1;[.L185]&lt;&gt;1;[.L187]&lt;&gt;1;[.L186]&lt;&gt;1;[.K187]&lt;&gt;1);2;1);0)" office:value-type="float" office:value="0" calcext:value-type="float">
            <text:p>0</text:p>
          </table:table-cell>
          <table:table-cell table:style-name="ce3099" table:formula="of:=IF(AND([.L186]&gt;0; [.L187]=0; [.L188]=0);IF(AND([.L186]=2;[.L185]&lt;&gt;1;[.M185]&lt;&gt;1;[.M187]&lt;&gt;1;[.M186]&lt;&gt;1;[.L187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6-29" calcext:value-type="date">
            <text:p>2016-06-29</text:p>
          </table:table-cell>
          <table:table-cell office:value-type="float" office:value="14.9" calcext:value-type="float">
            <text:p>14.9</text:p>
          </table:table-cell>
          <table:table-cell table:formula="of:=AVERAGE([.B158:.B218])" office:value-type="float" office:value="9.56406451612903" calcext:value-type="float">
            <text:p>9.56406451612903</text:p>
          </table:table-cell>
          <table:table-cell table:formula="of:=ABS([.B187]-[.C187])" office:value-type="float" office:value="5.33593548387097" calcext:value-type="float">
            <text:p>5.33593548387097</text:p>
          </table:table-cell>
          <table:table-cell table:style-name="ce182" table:formula="of:=IF(IF(ABS([.$C187]-[.$B187])&gt;=[.E$5];1;0)=1; IF( ABS([.$C187]-[.$B187])&lt;[.F$5]; 2; 1);0)" office:value-type="float" office:value="1" calcext:value-type="float">
            <text:p>1</text:p>
          </table:table-cell>
          <table:table-cell table:style-name="ce364" table:formula="of:=IF(IF(ABS([.$C187]-[.$B187])&gt;=[.F$5];1;0)=1; IF( ABS([.$C187]-[.$B187])&lt;[.G$5]; 2; 1);0)" office:value-type="float" office:value="1" calcext:value-type="float">
            <text:p>1</text:p>
          </table:table-cell>
          <table:table-cell table:style-name="ce547" table:formula="of:=IF(IF(ABS([.$C187]-[.$B187])&gt;=[.G$5];1;0)=1; IF( ABS([.$C187]-[.$B187])&lt;[.H$5]; 2; 1);0)" office:value-type="float" office:value="1" calcext:value-type="float">
            <text:p>1</text:p>
          </table:table-cell>
          <table:table-cell table:style-name="ce730" table:formula="of:=IF(IF(ABS([.$C187]-[.$B187])&gt;=[.H$5];1;0)=1; IF( ABS([.$C187]-[.$B187])&lt;[.I$5]; 2; 1);0)" office:value-type="float" office:value="2" calcext:value-type="float">
            <text:p>2</text:p>
          </table:table-cell>
          <table:table-cell table:style-name="ce912" table:formula="of:=IF(IF(ABS([.$C187]-[.$B187])&gt;=[.I$5];1;0)=1; IF( ABS([.$C187]-[.$B187])&lt;[.J$5]; 2; 1);0)" office:value-type="float" office:value="0" calcext:value-type="float">
            <text:p>0</text:p>
          </table:table-cell>
          <table:table-cell table:style-name="ce1094" table:formula="of:=IF(IF(ABS([.$C187]-[.$B187])&gt;=[.J$5];1;0)=1; IF( ABS([.$C187]-[.$B187])&lt;[.K$5]; 2; 1);0)" office:value-type="float" office:value="0" calcext:value-type="float">
            <text:p>0</text:p>
          </table:table-cell>
          <table:table-cell table:style-name="ce1276" table:formula="of:=IF(IF(ABS([.$C187]-[.$B187])&gt;=[.K$5];1;0)=1; IF( ABS([.$C187]-[.$B187])&lt;[.L$5]; 2; 1);0)" office:value-type="float" office:value="0" calcext:value-type="float">
            <text:p>0</text:p>
          </table:table-cell>
          <table:table-cell table:style-name="ce1458" table:formula="of:=IF(IF(ABS([.$C187]-[.$B187])&gt;=[.L$5];1;0)=1; IF( ABS([.$C187]-[.$B187])&lt;[.M$5]; 2; 1);0)" office:value-type="float" office:value="0" calcext:value-type="float">
            <text:p>0</text:p>
          </table:table-cell>
          <table:table-cell table:style-name="ce1640" table:formula="of:=IF(IF(ABS([.$C187]-[.$B187])&gt;=[.M$5];1;0)=1; IF( ABS([.$C187]-[.$B187])&lt;[.N$5]; 2; 1);0)" office:value-type="float" office:value="0" calcext:value-type="float">
            <text:p>0</text:p>
          </table:table-cell>
          <table:table-cell table:style-name="ce1643"/>
          <table:table-cell table:style-name="ce1824" table:formula="of:=IF(AND([.E187]&gt;0; [.E188]=0; [.E189]=0);IF(AND([.E187]=2;[.E186]&lt;&gt;1;[.F186]&lt;&gt;1;[.F188]&lt;&gt;1;[.F187]&lt;&gt;1;[.E188]&lt;&gt;1);2;1);0)" office:value-type="float" office:value="0" calcext:value-type="float">
            <text:p>0</text:p>
          </table:table-cell>
          <table:table-cell table:style-name="ce2007" table:formula="of:=IF(AND([.F187]&gt;0; [.F188]=0; [.F189]=0);IF(AND([.F187]=2;[.F186]&lt;&gt;1;[.G186]&lt;&gt;1;[.G188]&lt;&gt;1;[.G187]&lt;&gt;1;[.F188]&lt;&gt;1);2;1);0)" office:value-type="float" office:value="1" calcext:value-type="float">
            <text:p>1</text:p>
          </table:table-cell>
          <table:table-cell table:style-name="ce2190" table:formula="of:=IF(AND([.G187]&gt;0; [.G188]=0; [.G189]=0);IF(AND([.G187]=2;[.G186]&lt;&gt;1;[.H186]&lt;&gt;1;[.H188]&lt;&gt;1;[.H187]&lt;&gt;1;[.G188]&lt;&gt;1);2;1);0)" office:value-type="float" office:value="1" calcext:value-type="float">
            <text:p>1</text:p>
          </table:table-cell>
          <table:table-cell table:style-name="ce2372" table:formula="of:=IF(AND([.H187]&gt;0; [.H188]=0; [.H189]=0);IF(AND([.H187]=2;[.H186]&lt;&gt;1;[.I186]&lt;&gt;1;[.I188]&lt;&gt;1;[.I187]&lt;&gt;1;[.H188]&lt;&gt;1);2;1);0)" office:value-type="float" office:value="2" calcext:value-type="float">
            <text:p>2</text:p>
          </table:table-cell>
          <table:table-cell table:style-name="ce2554" table:formula="of:=IF(AND([.I187]&gt;0; [.I188]=0; [.I189]=0);IF(AND([.I187]=2;[.I186]&lt;&gt;1;[.J186]&lt;&gt;1;[.J188]&lt;&gt;1;[.J187]&lt;&gt;1;[.I188]&lt;&gt;1);2;1);0)" office:value-type="float" office:value="0" calcext:value-type="float">
            <text:p>0</text:p>
          </table:table-cell>
          <table:table-cell table:style-name="ce2736" table:formula="of:=IF(AND([.J187]&gt;0; [.J188]=0; [.J189]=0);IF(AND([.J187]=2;[.J186]&lt;&gt;1;[.K186]&lt;&gt;1;[.K188]&lt;&gt;1;[.K187]&lt;&gt;1;[.J188]&lt;&gt;1);2;1);0)" office:value-type="float" office:value="0" calcext:value-type="float">
            <text:p>0</text:p>
          </table:table-cell>
          <table:table-cell table:style-name="ce2918" table:formula="of:=IF(AND([.K187]&gt;0; [.K188]=0; [.K189]=0);IF(AND([.K187]=2;[.K186]&lt;&gt;1;[.L186]&lt;&gt;1;[.L188]&lt;&gt;1;[.L187]&lt;&gt;1;[.K188]&lt;&gt;1);2;1);0)" office:value-type="float" office:value="0" calcext:value-type="float">
            <text:p>0</text:p>
          </table:table-cell>
          <table:table-cell table:style-name="ce3100" table:formula="of:=IF(AND([.L187]&gt;0; [.L188]=0; [.L189]=0);IF(AND([.L187]=2;[.L186]&lt;&gt;1;[.M186]&lt;&gt;1;[.M188]&lt;&gt;1;[.M187]&lt;&gt;1;[.L188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style-name="ce1" office:value-type="date" office:date-value="2016-06-30" calcext:value-type="date">
            <text:p>2016-06-30</text:p>
          </table:table-cell>
          <table:table-cell office:value-type="float" office:value="12.376" calcext:value-type="float">
            <text:p>12.376</text:p>
          </table:table-cell>
          <table:table-cell table:formula="of:=AVERAGE([.B159:.B219])" office:value-type="float" office:value="9.6522" calcext:value-type="float">
            <text:p>9.6522</text:p>
          </table:table-cell>
          <table:table-cell table:formula="of:=ABS([.B188]-[.C188])" office:value-type="float" office:value="2.7238" calcext:value-type="float">
            <text:p>2.7238</text:p>
          </table:table-cell>
          <table:table-cell table:style-name="ce183" table:formula="of:=IF(IF(ABS([.$C188]-[.$B188])&gt;=[.E$5];1;0)=1; IF( ABS([.$C188]-[.$B188])&lt;[.F$5]; 2; 1);0)" office:value-type="float" office:value="2" calcext:value-type="float">
            <text:p>2</text:p>
          </table:table-cell>
          <table:table-cell table:style-name="ce365" table:formula="of:=IF(IF(ABS([.$C188]-[.$B188])&gt;=[.F$5];1;0)=1; IF( ABS([.$C188]-[.$B188])&lt;[.G$5]; 2; 1);0)" office:value-type="float" office:value="0" calcext:value-type="float">
            <text:p>0</text:p>
          </table:table-cell>
          <table:table-cell table:style-name="ce548" table:formula="of:=IF(IF(ABS([.$C188]-[.$B188])&gt;=[.G$5];1;0)=1; IF( ABS([.$C188]-[.$B188])&lt;[.H$5]; 2; 1);0)" office:value-type="float" office:value="0" calcext:value-type="float">
            <text:p>0</text:p>
          </table:table-cell>
          <table:table-cell table:style-name="ce731" table:formula="of:=IF(IF(ABS([.$C188]-[.$B188])&gt;=[.H$5];1;0)=1; IF( ABS([.$C188]-[.$B188])&lt;[.I$5]; 2; 1);0)" office:value-type="float" office:value="0" calcext:value-type="float">
            <text:p>0</text:p>
          </table:table-cell>
          <table:table-cell table:style-name="ce913" table:formula="of:=IF(IF(ABS([.$C188]-[.$B188])&gt;=[.I$5];1;0)=1; IF( ABS([.$C188]-[.$B188])&lt;[.J$5]; 2; 1);0)" office:value-type="float" office:value="0" calcext:value-type="float">
            <text:p>0</text:p>
          </table:table-cell>
          <table:table-cell table:style-name="ce1095" table:formula="of:=IF(IF(ABS([.$C188]-[.$B188])&gt;=[.J$5];1;0)=1; IF( ABS([.$C188]-[.$B188])&lt;[.K$5]; 2; 1);0)" office:value-type="float" office:value="0" calcext:value-type="float">
            <text:p>0</text:p>
          </table:table-cell>
          <table:table-cell table:style-name="ce1277" table:formula="of:=IF(IF(ABS([.$C188]-[.$B188])&gt;=[.K$5];1;0)=1; IF( ABS([.$C188]-[.$B188])&lt;[.L$5]; 2; 1);0)" office:value-type="float" office:value="0" calcext:value-type="float">
            <text:p>0</text:p>
          </table:table-cell>
          <table:table-cell table:style-name="ce1459" table:formula="of:=IF(IF(ABS([.$C188]-[.$B188])&gt;=[.L$5];1;0)=1; IF( ABS([.$C188]-[.$B188])&lt;[.M$5]; 2; 1);0)" office:value-type="float" office:value="0" calcext:value-type="float">
            <text:p>0</text:p>
          </table:table-cell>
          <table:table-cell table:style-name="ce1641" table:formula="of:=IF(IF(ABS([.$C188]-[.$B188])&gt;=[.M$5];1;0)=1; IF( ABS([.$C188]-[.$B188])&lt;[.N$5]; 2; 1);0)" office:value-type="float" office:value="0" calcext:value-type="float">
            <text:p>0</text:p>
          </table:table-cell>
          <table:table-cell table:style-name="ce1643"/>
          <table:table-cell table:style-name="ce1825" table:formula="of:=IF(AND([.E188]&gt;0; [.E189]=0; [.E190]=0);IF(AND([.E188]=2;[.E187]&lt;&gt;1;[.F187]&lt;&gt;1;[.F189]&lt;&gt;1;[.F188]&lt;&gt;1;[.E189]&lt;&gt;1);2;1);0)" office:value-type="float" office:value="1" calcext:value-type="float">
            <text:p>1</text:p>
          </table:table-cell>
          <table:table-cell table:style-name="ce2008" table:formula="of:=IF(AND([.F188]&gt;0; [.F189]=0; [.F190]=0);IF(AND([.F188]=2;[.F187]&lt;&gt;1;[.G187]&lt;&gt;1;[.G189]&lt;&gt;1;[.G188]&lt;&gt;1;[.F189]&lt;&gt;1);2;1);0)" office:value-type="float" office:value="0" calcext:value-type="float">
            <text:p>0</text:p>
          </table:table-cell>
          <table:table-cell table:style-name="ce2191" table:formula="of:=IF(AND([.G188]&gt;0; [.G189]=0; [.G190]=0);IF(AND([.G188]=2;[.G187]&lt;&gt;1;[.H187]&lt;&gt;1;[.H189]&lt;&gt;1;[.H188]&lt;&gt;1;[.G189]&lt;&gt;1);2;1);0)" office:value-type="float" office:value="0" calcext:value-type="float">
            <text:p>0</text:p>
          </table:table-cell>
          <table:table-cell table:style-name="ce2373" table:formula="of:=IF(AND([.H188]&gt;0; [.H189]=0; [.H190]=0);IF(AND([.H188]=2;[.H187]&lt;&gt;1;[.I187]&lt;&gt;1;[.I189]&lt;&gt;1;[.I188]&lt;&gt;1;[.H189]&lt;&gt;1);2;1);0)" office:value-type="float" office:value="0" calcext:value-type="float">
            <text:p>0</text:p>
          </table:table-cell>
          <table:table-cell table:style-name="ce2555" table:formula="of:=IF(AND([.I188]&gt;0; [.I189]=0; [.I190]=0);IF(AND([.I188]=2;[.I187]&lt;&gt;1;[.J187]&lt;&gt;1;[.J189]&lt;&gt;1;[.J188]&lt;&gt;1;[.I189]&lt;&gt;1);2;1);0)" office:value-type="float" office:value="0" calcext:value-type="float">
            <text:p>0</text:p>
          </table:table-cell>
          <table:table-cell table:style-name="ce2737" table:formula="of:=IF(AND([.J188]&gt;0; [.J189]=0; [.J190]=0);IF(AND([.J188]=2;[.J187]&lt;&gt;1;[.K187]&lt;&gt;1;[.K189]&lt;&gt;1;[.K188]&lt;&gt;1;[.J189]&lt;&gt;1);2;1);0)" office:value-type="float" office:value="0" calcext:value-type="float">
            <text:p>0</text:p>
          </table:table-cell>
          <table:table-cell table:style-name="ce2919" table:formula="of:=IF(AND([.K188]&gt;0; [.K189]=0; [.K190]=0);IF(AND([.K188]=2;[.K187]&lt;&gt;1;[.L187]&lt;&gt;1;[.L189]&lt;&gt;1;[.L188]&lt;&gt;1;[.K189]&lt;&gt;1);2;1);0)" office:value-type="float" office:value="0" calcext:value-type="float">
            <text:p>0</text:p>
          </table:table-cell>
          <table:table-cell table:style-name="ce3101" table:formula="of:=IF(AND([.L188]&gt;0; [.L189]=0; [.L190]=0);IF(AND([.L188]=2;[.L187]&lt;&gt;1;[.M187]&lt;&gt;1;[.M189]&lt;&gt;1;[.M188]&lt;&gt;1;[.L189]&lt;&gt;1);2;1);0)" office:value-type="float" office:value="0" calcext:value-type="float">
            <text:p>0</text:p>
          </table:table-cell>
          <table:table-cell table:style-name="ce3102" table:number-columns-repeated="4"/>
          <table:table-cell table:number-columns-repeated="5"/>
        </table:table-row>
        <table:table-row table:style-name="ro1">
          <table:table-cell table:number-columns-repeated="6"/>
          <table:table-cell table:style-name="ce549"/>
          <table:table-cell table:number-columns-repeated="6"/>
          <table:table-cell table:style-name="ce1642" table:number-columns-repeated="9"/>
          <table:table-cell table:number-columns-repeated="9"/>
        </table:table-row>
        <table:table-row table:style-name="ro1">
          <table:table-cell table:number-columns-repeated="13"/>
          <table:table-cell table:style-name="ce1642" table:number-columns-repeated="9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tal </text:p>
          </table:table-cell>
          <table:table-cell office:value-type="string" calcext:value-type="string">
            <text:p>Total</text:p>
          </table:table-cell>
          <table:table-cell table:formula="of:=COUNTIF([.E7:.E188];1)+COUNTIF([.E7:.E188];2)" office:value-type="float" office:value="103" calcext:value-type="float">
            <text:p>103</text:p>
          </table:table-cell>
          <table:table-cell table:formula="of:=COUNTIF([.F7:.F188];1)+COUNTIF([.F7:.F188];2)" office:value-type="float" office:value="65" calcext:value-type="float">
            <text:p>65</text:p>
          </table:table-cell>
          <table:table-cell table:formula="of:=COUNTIF([.G7:.G188];1)+COUNTIF([.G7:.G188];2)" office:value-type="float" office:value="54" calcext:value-type="float">
            <text:p>54</text:p>
          </table:table-cell>
          <table:table-cell table:formula="of:=COUNTIF([.H7:.H188];1)+COUNTIF([.H7:.H188];2)" office:value-type="float" office:value="41" calcext:value-type="float">
            <text:p>41</text:p>
          </table:table-cell>
          <table:table-cell table:formula="of:=COUNTIF([.I7:.I188];1)+COUNTIF([.I7:.I188];2)" office:value-type="float" office:value="25" calcext:value-type="float">
            <text:p>25</text:p>
          </table:table-cell>
          <table:table-cell table:formula="of:=COUNTIF([.J7:.J188];1)+COUNTIF([.J7:.J188];2)" office:value-type="float" office:value="15" calcext:value-type="float">
            <text:p>15</text:p>
          </table:table-cell>
          <table:table-cell table:formula="of:=COUNTIF([.K7:.K188];1)+COUNTIF([.K7:.K188];2)" office:value-type="float" office:value="4" calcext:value-type="float">
            <text:p>4</text:p>
          </table:table-cell>
          <table:table-cell table:formula="of:=COUNTIF([.L7:.L188];1)+COUNTIF([.L7:.L188];2)" office:value-type="float" office:value="2" calcext:value-type="float">
            <text:p>2</text:p>
          </table:table-cell>
          <table:table-cell table:formula="of:=COUNTIF([.M7:.M188];1)+COUNTIF([.M7:.M188];2)" office:value-type="float" office:value="0" calcext:value-type="float">
            <text:p>0</text:p>
          </table:table-cell>
          <table:table-cell/>
          <table:table-cell table:style-name="Default" table:formula="of:=COUNTIF([.O7:.O188];1)+COUNTIF([.O7:.O188];2)" office:value-type="float" office:value="20" calcext:value-type="float">
            <text:p>20</text:p>
          </table:table-cell>
          <table:table-cell table:style-name="Default" table:formula="of:=COUNTIF([.P7:.P188];1)+COUNTIF([.P7:.P188];2)" office:value-type="float" office:value="19" calcext:value-type="float">
            <text:p>19</text:p>
          </table:table-cell>
          <table:table-cell table:style-name="Default" table:formula="of:=COUNTIF([.Q7:.Q188];1)+COUNTIF([.Q7:.Q188];2)" office:value-type="float" office:value="18" calcext:value-type="float">
            <text:p>18</text:p>
          </table:table-cell>
          <table:table-cell table:style-name="Default" table:formula="of:=COUNTIF([.R7:.R188];1)+COUNTIF([.R7:.R188];2)" office:value-type="float" office:value="15" calcext:value-type="float">
            <text:p>15</text:p>
          </table:table-cell>
          <table:table-cell table:formula="of:=COUNTIF([.S7:.S188];1)+COUNTIF([.S7:.S188];2)" office:value-type="float" office:value="11" calcext:value-type="float">
            <text:p>11</text:p>
          </table:table-cell>
          <table:table-cell table:formula="of:=COUNTIF([.T7:.T188];1)+COUNTIF([.T7:.T188];2)" office:value-type="float" office:value="8" calcext:value-type="float">
            <text:p>8</text:p>
          </table:table-cell>
          <table:table-cell table:formula="of:=COUNTIF([.U7:.U188];1)+COUNTIF([.U7:.U188];2)" office:value-type="float" office:value="4" calcext:value-type="float">
            <text:p>4</text:p>
          </table:table-cell>
          <table:table-cell table:formula="of:=COUNTIF([.V7:.V188];1)+COUNTIF([.V7:.V188];2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With max</text:p>
          </table:table-cell>
          <table:table-cell table:formula="of:=COUNTIF([.E7:.E188];2)" office:value-type="float" office:value="38" calcext:value-type="float">
            <text:p>38</text:p>
          </table:table-cell>
          <table:table-cell table:formula="of:=COUNTIF([.F7:.F188];2)" office:value-type="float" office:value="11" calcext:value-type="float">
            <text:p>11</text:p>
          </table:table-cell>
          <table:table-cell table:formula="of:=COUNTIF([.G7:.G188];2)" office:value-type="float" office:value="13" calcext:value-type="float">
            <text:p>13</text:p>
          </table:table-cell>
          <table:table-cell table:formula="of:=COUNTIF([.H7:.H188];2)" office:value-type="float" office:value="16" calcext:value-type="float">
            <text:p>16</text:p>
          </table:table-cell>
          <table:table-cell table:formula="of:=COUNTIF([.I7:.I188];2)" office:value-type="float" office:value="10" calcext:value-type="float">
            <text:p>10</text:p>
          </table:table-cell>
          <table:table-cell table:formula="of:=COUNTIF([.J7:.J188];2)" office:value-type="float" office:value="11" calcext:value-type="float">
            <text:p>11</text:p>
          </table:table-cell>
          <table:table-cell table:formula="of:=COUNTIF([.K7:.K188];2)" office:value-type="float" office:value="2" calcext:value-type="float">
            <text:p>2</text:p>
          </table:table-cell>
          <table:table-cell table:formula="of:=COUNTIF([.L7:.L188];2)" office:value-type="float" office:value="2" calcext:value-type="float">
            <text:p>2</text:p>
          </table:table-cell>
          <table:table-cell table:formula="of:=COUNTIF([.M7:.M188];2)" office:value-type="float" office:value="0" calcext:value-type="float">
            <text:p>0</text:p>
          </table:table-cell>
          <table:table-cell/>
          <table:table-cell table:style-name="Default" table:formula="of:=COUNTIF([.O7:.O188];2)" office:value-type="float" office:value="8" calcext:value-type="float">
            <text:p>8</text:p>
          </table:table-cell>
          <table:table-cell table:style-name="Default" table:formula="of:=COUNTIF([.P7:.P188];2)" office:value-type="float" office:value="3" calcext:value-type="float">
            <text:p>3</text:p>
          </table:table-cell>
          <table:table-cell table:style-name="Default" table:formula="of:=COUNTIF([.Q7:.Q188];2)" office:value-type="float" office:value="3" calcext:value-type="float">
            <text:p>3</text:p>
          </table:table-cell>
          <table:table-cell table:style-name="Default" table:formula="of:=COUNTIF([.R7:.R188];2)" office:value-type="float" office:value="4" calcext:value-type="float">
            <text:p>4</text:p>
          </table:table-cell>
          <table:table-cell table:formula="of:=COUNTIF([.S7:.S188];2)" office:value-type="float" office:value="3" calcext:value-type="float">
            <text:p>3</text:p>
          </table:table-cell>
          <table:table-cell table:formula="of:=COUNTIF([.T7:.T188];2)" office:value-type="float" office:value="4" calcext:value-type="float">
            <text:p>4</text:p>
          </table:table-cell>
          <table:table-cell table:formula="of:=COUNTIF([.U7:.U188];2)" office:value-type="float" office:value="2" calcext:value-type="float">
            <text:p>2</text:p>
          </table:table-cell>
          <table:table-cell table:formula="of:=COUNTIF([.V7:.V188];2)" office:value-type="float" office:value="2" calcext:value-type="float">
            <text:p>2</text:p>
          </table:table-cell>
          <table:table-cell table:number-columns-repeated="9"/>
        </table:table-row>
        <table:table-row table:style-name="ro1" table:number-rows-repeated="1048383">
          <table:table-cell table:number-columns-repeated="31"/>
        </table:table-row>
        <table:table-row table:style-name="ro1">
          <table:table-cell table:number-columns-repeated="31"/>
        </table:table-row>
        <calcext:conditional-formats>
          <calcext:conditional-format calcext:target-range-address="Sheet1.W7:Sheet1.Z188 Sheet1.N7:Sheet1.N188">
            <calcext:condition calcext:apply-style-name="Error" calcext:value="=1" calcext:base-cell-address="Sheet1.N7"/>
          </calcext:conditional-format>
          <calcext:conditional-format calcext:target-range-address="Sheet1.G189:Sheet1.G189">
            <calcext:condition calcext:apply-style-name="Error" calcext:value="=1" calcext:base-cell-address="Sheet1.G189"/>
          </calcext:conditional-format>
          <calcext:conditional-format calcext:target-range-address="Sheet1.E7:Sheet1.E7">
            <calcext:condition calcext:apply-style-name="Error" calcext:value="=1" calcext:base-cell-address="Sheet1.E7"/>
          </calcext:conditional-format>
          <calcext:conditional-format calcext:target-range-address="Sheet1.E7:Sheet1.E7">
            <calcext:condition calcext:apply-style-name="Good" calcext:value="=2" calcext:base-cell-address="Sheet1.E7"/>
          </calcext:conditional-format>
          <calcext:conditional-format calcext:target-range-address="Sheet1.E8:Sheet1.E8">
            <calcext:condition calcext:apply-style-name="Error" calcext:value="=1" calcext:base-cell-address="Sheet1.E8"/>
          </calcext:conditional-format>
          <calcext:conditional-format calcext:target-range-address="Sheet1.E8:Sheet1.E8">
            <calcext:condition calcext:apply-style-name="Good" calcext:value="=2" calcext:base-cell-address="Sheet1.E8"/>
          </calcext:conditional-format>
          <calcext:conditional-format calcext:target-range-address="Sheet1.E9:Sheet1.E9">
            <calcext:condition calcext:apply-style-name="Error" calcext:value="=1" calcext:base-cell-address="Sheet1.E9"/>
          </calcext:conditional-format>
          <calcext:conditional-format calcext:target-range-address="Sheet1.E9:Sheet1.E9">
            <calcext:condition calcext:apply-style-name="Good" calcext:value="=2" calcext:base-cell-address="Sheet1.E9"/>
          </calcext:conditional-format>
          <calcext:conditional-format calcext:target-range-address="Sheet1.E10:Sheet1.E10">
            <calcext:condition calcext:apply-style-name="Error" calcext:value="=1" calcext:base-cell-address="Sheet1.E10"/>
          </calcext:conditional-format>
          <calcext:conditional-format calcext:target-range-address="Sheet1.E10:Sheet1.E10">
            <calcext:condition calcext:apply-style-name="Good" calcext:value="=2" calcext:base-cell-address="Sheet1.E10"/>
          </calcext:conditional-format>
          <calcext:conditional-format calcext:target-range-address="Sheet1.E11:Sheet1.E11">
            <calcext:condition calcext:apply-style-name="Error" calcext:value="=1" calcext:base-cell-address="Sheet1.E11"/>
          </calcext:conditional-format>
          <calcext:conditional-format calcext:target-range-address="Sheet1.E11:Sheet1.E11">
            <calcext:condition calcext:apply-style-name="Good" calcext:value="=2" calcext:base-cell-address="Sheet1.E11"/>
          </calcext:conditional-format>
          <calcext:conditional-format calcext:target-range-address="Sheet1.E12:Sheet1.E12">
            <calcext:condition calcext:apply-style-name="Error" calcext:value="=1" calcext:base-cell-address="Sheet1.E12"/>
          </calcext:conditional-format>
          <calcext:conditional-format calcext:target-range-address="Sheet1.E12:Sheet1.E12">
            <calcext:condition calcext:apply-style-name="Good" calcext:value="=2" calcext:base-cell-address="Sheet1.E12"/>
          </calcext:conditional-format>
          <calcext:conditional-format calcext:target-range-address="Sheet1.E13:Sheet1.E13">
            <calcext:condition calcext:apply-style-name="Error" calcext:value="=1" calcext:base-cell-address="Sheet1.E13"/>
          </calcext:conditional-format>
          <calcext:conditional-format calcext:target-range-address="Sheet1.E13:Sheet1.E13">
            <calcext:condition calcext:apply-style-name="Good" calcext:value="=2" calcext:base-cell-address="Sheet1.E13"/>
          </calcext:conditional-format>
          <calcext:conditional-format calcext:target-range-address="Sheet1.E14:Sheet1.E14">
            <calcext:condition calcext:apply-style-name="Error" calcext:value="=1" calcext:base-cell-address="Sheet1.E14"/>
          </calcext:conditional-format>
          <calcext:conditional-format calcext:target-range-address="Sheet1.E14:Sheet1.E14">
            <calcext:condition calcext:apply-style-name="Good" calcext:value="=2" calcext:base-cell-address="Sheet1.E14"/>
          </calcext:conditional-format>
          <calcext:conditional-format calcext:target-range-address="Sheet1.E15:Sheet1.E15">
            <calcext:condition calcext:apply-style-name="Error" calcext:value="=1" calcext:base-cell-address="Sheet1.E15"/>
          </calcext:conditional-format>
          <calcext:conditional-format calcext:target-range-address="Sheet1.E15:Sheet1.E15">
            <calcext:condition calcext:apply-style-name="Good" calcext:value="=2" calcext:base-cell-address="Sheet1.E15"/>
          </calcext:conditional-format>
          <calcext:conditional-format calcext:target-range-address="Sheet1.E16:Sheet1.E16">
            <calcext:condition calcext:apply-style-name="Error" calcext:value="=1" calcext:base-cell-address="Sheet1.E16"/>
          </calcext:conditional-format>
          <calcext:conditional-format calcext:target-range-address="Sheet1.E16:Sheet1.E16">
            <calcext:condition calcext:apply-style-name="Good" calcext:value="=2" calcext:base-cell-address="Sheet1.E16"/>
          </calcext:conditional-format>
          <calcext:conditional-format calcext:target-range-address="Sheet1.E17:Sheet1.E17">
            <calcext:condition calcext:apply-style-name="Error" calcext:value="=1" calcext:base-cell-address="Sheet1.E17"/>
          </calcext:conditional-format>
          <calcext:conditional-format calcext:target-range-address="Sheet1.E17:Sheet1.E17">
            <calcext:condition calcext:apply-style-name="Good" calcext:value="=2" calcext:base-cell-address="Sheet1.E17"/>
          </calcext:conditional-format>
          <calcext:conditional-format calcext:target-range-address="Sheet1.E18:Sheet1.E18">
            <calcext:condition calcext:apply-style-name="Error" calcext:value="=1" calcext:base-cell-address="Sheet1.E18"/>
          </calcext:conditional-format>
          <calcext:conditional-format calcext:target-range-address="Sheet1.E18:Sheet1.E18">
            <calcext:condition calcext:apply-style-name="Good" calcext:value="=2" calcext:base-cell-address="Sheet1.E18"/>
          </calcext:conditional-format>
          <calcext:conditional-format calcext:target-range-address="Sheet1.E19:Sheet1.E19">
            <calcext:condition calcext:apply-style-name="Error" calcext:value="=1" calcext:base-cell-address="Sheet1.E19"/>
          </calcext:conditional-format>
          <calcext:conditional-format calcext:target-range-address="Sheet1.E19:Sheet1.E19">
            <calcext:condition calcext:apply-style-name="Good" calcext:value="=2" calcext:base-cell-address="Sheet1.E19"/>
          </calcext:conditional-format>
          <calcext:conditional-format calcext:target-range-address="Sheet1.E20:Sheet1.E20">
            <calcext:condition calcext:apply-style-name="Error" calcext:value="=1" calcext:base-cell-address="Sheet1.E20"/>
          </calcext:conditional-format>
          <calcext:conditional-format calcext:target-range-address="Sheet1.E20:Sheet1.E20">
            <calcext:condition calcext:apply-style-name="Good" calcext:value="=2" calcext:base-cell-address="Sheet1.E20"/>
          </calcext:conditional-format>
          <calcext:conditional-format calcext:target-range-address="Sheet1.E21:Sheet1.E21">
            <calcext:condition calcext:apply-style-name="Error" calcext:value="=1" calcext:base-cell-address="Sheet1.E21"/>
          </calcext:conditional-format>
          <calcext:conditional-format calcext:target-range-address="Sheet1.E21:Sheet1.E21">
            <calcext:condition calcext:apply-style-name="Good" calcext:value="=2" calcext:base-cell-address="Sheet1.E21"/>
          </calcext:conditional-format>
          <calcext:conditional-format calcext:target-range-address="Sheet1.E22:Sheet1.E22">
            <calcext:condition calcext:apply-style-name="Error" calcext:value="=1" calcext:base-cell-address="Sheet1.E22"/>
          </calcext:conditional-format>
          <calcext:conditional-format calcext:target-range-address="Sheet1.E22:Sheet1.E22">
            <calcext:condition calcext:apply-style-name="Good" calcext:value="=2" calcext:base-cell-address="Sheet1.E22"/>
          </calcext:conditional-format>
          <calcext:conditional-format calcext:target-range-address="Sheet1.E23:Sheet1.E23">
            <calcext:condition calcext:apply-style-name="Error" calcext:value="=1" calcext:base-cell-address="Sheet1.E23"/>
          </calcext:conditional-format>
          <calcext:conditional-format calcext:target-range-address="Sheet1.E23:Sheet1.E23">
            <calcext:condition calcext:apply-style-name="Good" calcext:value="=2" calcext:base-cell-address="Sheet1.E23"/>
          </calcext:conditional-format>
          <calcext:conditional-format calcext:target-range-address="Sheet1.E24:Sheet1.E24">
            <calcext:condition calcext:apply-style-name="Error" calcext:value="=1" calcext:base-cell-address="Sheet1.E24"/>
          </calcext:conditional-format>
          <calcext:conditional-format calcext:target-range-address="Sheet1.E24:Sheet1.E24">
            <calcext:condition calcext:apply-style-name="Good" calcext:value="=2" calcext:base-cell-address="Sheet1.E24"/>
          </calcext:conditional-format>
          <calcext:conditional-format calcext:target-range-address="Sheet1.E25:Sheet1.E25">
            <calcext:condition calcext:apply-style-name="Error" calcext:value="=1" calcext:base-cell-address="Sheet1.E25"/>
          </calcext:conditional-format>
          <calcext:conditional-format calcext:target-range-address="Sheet1.E25:Sheet1.E25">
            <calcext:condition calcext:apply-style-name="Good" calcext:value="=2" calcext:base-cell-address="Sheet1.E25"/>
          </calcext:conditional-format>
          <calcext:conditional-format calcext:target-range-address="Sheet1.E26:Sheet1.E26">
            <calcext:condition calcext:apply-style-name="Error" calcext:value="=1" calcext:base-cell-address="Sheet1.E26"/>
          </calcext:conditional-format>
          <calcext:conditional-format calcext:target-range-address="Sheet1.E26:Sheet1.E26">
            <calcext:condition calcext:apply-style-name="Good" calcext:value="=2" calcext:base-cell-address="Sheet1.E26"/>
          </calcext:conditional-format>
          <calcext:conditional-format calcext:target-range-address="Sheet1.E27:Sheet1.E27">
            <calcext:condition calcext:apply-style-name="Error" calcext:value="=1" calcext:base-cell-address="Sheet1.E27"/>
          </calcext:conditional-format>
          <calcext:conditional-format calcext:target-range-address="Sheet1.E27:Sheet1.E27">
            <calcext:condition calcext:apply-style-name="Good" calcext:value="=2" calcext:base-cell-address="Sheet1.E27"/>
          </calcext:conditional-format>
          <calcext:conditional-format calcext:target-range-address="Sheet1.E28:Sheet1.E28">
            <calcext:condition calcext:apply-style-name="Error" calcext:value="=1" calcext:base-cell-address="Sheet1.E28"/>
          </calcext:conditional-format>
          <calcext:conditional-format calcext:target-range-address="Sheet1.E28:Sheet1.E28">
            <calcext:condition calcext:apply-style-name="Good" calcext:value="=2" calcext:base-cell-address="Sheet1.E28"/>
          </calcext:conditional-format>
          <calcext:conditional-format calcext:target-range-address="Sheet1.E29:Sheet1.E29">
            <calcext:condition calcext:apply-style-name="Error" calcext:value="=1" calcext:base-cell-address="Sheet1.E29"/>
          </calcext:conditional-format>
          <calcext:conditional-format calcext:target-range-address="Sheet1.E29:Sheet1.E29">
            <calcext:condition calcext:apply-style-name="Good" calcext:value="=2" calcext:base-cell-address="Sheet1.E29"/>
          </calcext:conditional-format>
          <calcext:conditional-format calcext:target-range-address="Sheet1.E30:Sheet1.E30">
            <calcext:condition calcext:apply-style-name="Error" calcext:value="=1" calcext:base-cell-address="Sheet1.E30"/>
          </calcext:conditional-format>
          <calcext:conditional-format calcext:target-range-address="Sheet1.E30:Sheet1.E30">
            <calcext:condition calcext:apply-style-name="Good" calcext:value="=2" calcext:base-cell-address="Sheet1.E30"/>
          </calcext:conditional-format>
          <calcext:conditional-format calcext:target-range-address="Sheet1.E31:Sheet1.E31">
            <calcext:condition calcext:apply-style-name="Error" calcext:value="=1" calcext:base-cell-address="Sheet1.E31"/>
          </calcext:conditional-format>
          <calcext:conditional-format calcext:target-range-address="Sheet1.E31:Sheet1.E31">
            <calcext:condition calcext:apply-style-name="Good" calcext:value="=2" calcext:base-cell-address="Sheet1.E31"/>
          </calcext:conditional-format>
          <calcext:conditional-format calcext:target-range-address="Sheet1.E32:Sheet1.E32">
            <calcext:condition calcext:apply-style-name="Error" calcext:value="=1" calcext:base-cell-address="Sheet1.E32"/>
          </calcext:conditional-format>
          <calcext:conditional-format calcext:target-range-address="Sheet1.E32:Sheet1.E32">
            <calcext:condition calcext:apply-style-name="Good" calcext:value="=2" calcext:base-cell-address="Sheet1.E32"/>
          </calcext:conditional-format>
          <calcext:conditional-format calcext:target-range-address="Sheet1.E33:Sheet1.E33">
            <calcext:condition calcext:apply-style-name="Error" calcext:value="=1" calcext:base-cell-address="Sheet1.E33"/>
          </calcext:conditional-format>
          <calcext:conditional-format calcext:target-range-address="Sheet1.E33:Sheet1.E33">
            <calcext:condition calcext:apply-style-name="Good" calcext:value="=2" calcext:base-cell-address="Sheet1.E33"/>
          </calcext:conditional-format>
          <calcext:conditional-format calcext:target-range-address="Sheet1.E34:Sheet1.E34">
            <calcext:condition calcext:apply-style-name="Error" calcext:value="=1" calcext:base-cell-address="Sheet1.E34"/>
          </calcext:conditional-format>
          <calcext:conditional-format calcext:target-range-address="Sheet1.E34:Sheet1.E34">
            <calcext:condition calcext:apply-style-name="Good" calcext:value="=2" calcext:base-cell-address="Sheet1.E34"/>
          </calcext:conditional-format>
          <calcext:conditional-format calcext:target-range-address="Sheet1.E35:Sheet1.E35">
            <calcext:condition calcext:apply-style-name="Error" calcext:value="=1" calcext:base-cell-address="Sheet1.E35"/>
          </calcext:conditional-format>
          <calcext:conditional-format calcext:target-range-address="Sheet1.E35:Sheet1.E35">
            <calcext:condition calcext:apply-style-name="Good" calcext:value="=2" calcext:base-cell-address="Sheet1.E35"/>
          </calcext:conditional-format>
          <calcext:conditional-format calcext:target-range-address="Sheet1.E36:Sheet1.E36">
            <calcext:condition calcext:apply-style-name="Error" calcext:value="=1" calcext:base-cell-address="Sheet1.E36"/>
          </calcext:conditional-format>
          <calcext:conditional-format calcext:target-range-address="Sheet1.E36:Sheet1.E36">
            <calcext:condition calcext:apply-style-name="Good" calcext:value="=2" calcext:base-cell-address="Sheet1.E36"/>
          </calcext:conditional-format>
          <calcext:conditional-format calcext:target-range-address="Sheet1.E37:Sheet1.E37">
            <calcext:condition calcext:apply-style-name="Error" calcext:value="=1" calcext:base-cell-address="Sheet1.E37"/>
          </calcext:conditional-format>
          <calcext:conditional-format calcext:target-range-address="Sheet1.E37:Sheet1.E37">
            <calcext:condition calcext:apply-style-name="Good" calcext:value="=2" calcext:base-cell-address="Sheet1.E37"/>
          </calcext:conditional-format>
          <calcext:conditional-format calcext:target-range-address="Sheet1.E38:Sheet1.E38">
            <calcext:condition calcext:apply-style-name="Error" calcext:value="=1" calcext:base-cell-address="Sheet1.E38"/>
          </calcext:conditional-format>
          <calcext:conditional-format calcext:target-range-address="Sheet1.E38:Sheet1.E38">
            <calcext:condition calcext:apply-style-name="Good" calcext:value="=2" calcext:base-cell-address="Sheet1.E38"/>
          </calcext:conditional-format>
          <calcext:conditional-format calcext:target-range-address="Sheet1.E39:Sheet1.E39">
            <calcext:condition calcext:apply-style-name="Error" calcext:value="=1" calcext:base-cell-address="Sheet1.E39"/>
          </calcext:conditional-format>
          <calcext:conditional-format calcext:target-range-address="Sheet1.E39:Sheet1.E39">
            <calcext:condition calcext:apply-style-name="Good" calcext:value="=2" calcext:base-cell-address="Sheet1.E39"/>
          </calcext:conditional-format>
          <calcext:conditional-format calcext:target-range-address="Sheet1.E40:Sheet1.E40">
            <calcext:condition calcext:apply-style-name="Error" calcext:value="=1" calcext:base-cell-address="Sheet1.E40"/>
          </calcext:conditional-format>
          <calcext:conditional-format calcext:target-range-address="Sheet1.E40:Sheet1.E40">
            <calcext:condition calcext:apply-style-name="Good" calcext:value="=2" calcext:base-cell-address="Sheet1.E40"/>
          </calcext:conditional-format>
          <calcext:conditional-format calcext:target-range-address="Sheet1.E41:Sheet1.E41">
            <calcext:condition calcext:apply-style-name="Error" calcext:value="=1" calcext:base-cell-address="Sheet1.E41"/>
          </calcext:conditional-format>
          <calcext:conditional-format calcext:target-range-address="Sheet1.E41:Sheet1.E41">
            <calcext:condition calcext:apply-style-name="Good" calcext:value="=2" calcext:base-cell-address="Sheet1.E41"/>
          </calcext:conditional-format>
          <calcext:conditional-format calcext:target-range-address="Sheet1.E42:Sheet1.E42">
            <calcext:condition calcext:apply-style-name="Error" calcext:value="=1" calcext:base-cell-address="Sheet1.E42"/>
          </calcext:conditional-format>
          <calcext:conditional-format calcext:target-range-address="Sheet1.E42:Sheet1.E42">
            <calcext:condition calcext:apply-style-name="Good" calcext:value="=2" calcext:base-cell-address="Sheet1.E42"/>
          </calcext:conditional-format>
          <calcext:conditional-format calcext:target-range-address="Sheet1.E43:Sheet1.E43">
            <calcext:condition calcext:apply-style-name="Error" calcext:value="=1" calcext:base-cell-address="Sheet1.E43"/>
          </calcext:conditional-format>
          <calcext:conditional-format calcext:target-range-address="Sheet1.E43:Sheet1.E43">
            <calcext:condition calcext:apply-style-name="Good" calcext:value="=2" calcext:base-cell-address="Sheet1.E43"/>
          </calcext:conditional-format>
          <calcext:conditional-format calcext:target-range-address="Sheet1.E44:Sheet1.E44">
            <calcext:condition calcext:apply-style-name="Error" calcext:value="=1" calcext:base-cell-address="Sheet1.E44"/>
          </calcext:conditional-format>
          <calcext:conditional-format calcext:target-range-address="Sheet1.E44:Sheet1.E44">
            <calcext:condition calcext:apply-style-name="Good" calcext:value="=2" calcext:base-cell-address="Sheet1.E44"/>
          </calcext:conditional-format>
          <calcext:conditional-format calcext:target-range-address="Sheet1.E45:Sheet1.E45">
            <calcext:condition calcext:apply-style-name="Error" calcext:value="=1" calcext:base-cell-address="Sheet1.E45"/>
          </calcext:conditional-format>
          <calcext:conditional-format calcext:target-range-address="Sheet1.E45:Sheet1.E45">
            <calcext:condition calcext:apply-style-name="Good" calcext:value="=2" calcext:base-cell-address="Sheet1.E45"/>
          </calcext:conditional-format>
          <calcext:conditional-format calcext:target-range-address="Sheet1.E46:Sheet1.E46">
            <calcext:condition calcext:apply-style-name="Error" calcext:value="=1" calcext:base-cell-address="Sheet1.E46"/>
          </calcext:conditional-format>
          <calcext:conditional-format calcext:target-range-address="Sheet1.E46:Sheet1.E46">
            <calcext:condition calcext:apply-style-name="Good" calcext:value="=2" calcext:base-cell-address="Sheet1.E46"/>
          </calcext:conditional-format>
          <calcext:conditional-format calcext:target-range-address="Sheet1.E47:Sheet1.E47">
            <calcext:condition calcext:apply-style-name="Error" calcext:value="=1" calcext:base-cell-address="Sheet1.E47"/>
          </calcext:conditional-format>
          <calcext:conditional-format calcext:target-range-address="Sheet1.E47:Sheet1.E47">
            <calcext:condition calcext:apply-style-name="Good" calcext:value="=2" calcext:base-cell-address="Sheet1.E47"/>
          </calcext:conditional-format>
          <calcext:conditional-format calcext:target-range-address="Sheet1.E48:Sheet1.E48">
            <calcext:condition calcext:apply-style-name="Error" calcext:value="=1" calcext:base-cell-address="Sheet1.E48"/>
          </calcext:conditional-format>
          <calcext:conditional-format calcext:target-range-address="Sheet1.E48:Sheet1.E48">
            <calcext:condition calcext:apply-style-name="Good" calcext:value="=2" calcext:base-cell-address="Sheet1.E48"/>
          </calcext:conditional-format>
          <calcext:conditional-format calcext:target-range-address="Sheet1.E49:Sheet1.E49">
            <calcext:condition calcext:apply-style-name="Error" calcext:value="=1" calcext:base-cell-address="Sheet1.E49"/>
          </calcext:conditional-format>
          <calcext:conditional-format calcext:target-range-address="Sheet1.E49:Sheet1.E49">
            <calcext:condition calcext:apply-style-name="Good" calcext:value="=2" calcext:base-cell-address="Sheet1.E49"/>
          </calcext:conditional-format>
          <calcext:conditional-format calcext:target-range-address="Sheet1.E50:Sheet1.E50">
            <calcext:condition calcext:apply-style-name="Error" calcext:value="=1" calcext:base-cell-address="Sheet1.E50"/>
          </calcext:conditional-format>
          <calcext:conditional-format calcext:target-range-address="Sheet1.E50:Sheet1.E50">
            <calcext:condition calcext:apply-style-name="Good" calcext:value="=2" calcext:base-cell-address="Sheet1.E50"/>
          </calcext:conditional-format>
          <calcext:conditional-format calcext:target-range-address="Sheet1.E51:Sheet1.E51">
            <calcext:condition calcext:apply-style-name="Error" calcext:value="=1" calcext:base-cell-address="Sheet1.E51"/>
          </calcext:conditional-format>
          <calcext:conditional-format calcext:target-range-address="Sheet1.E51:Sheet1.E51">
            <calcext:condition calcext:apply-style-name="Good" calcext:value="=2" calcext:base-cell-address="Sheet1.E51"/>
          </calcext:conditional-format>
          <calcext:conditional-format calcext:target-range-address="Sheet1.E52:Sheet1.E52">
            <calcext:condition calcext:apply-style-name="Error" calcext:value="=1" calcext:base-cell-address="Sheet1.E52"/>
          </calcext:conditional-format>
          <calcext:conditional-format calcext:target-range-address="Sheet1.E52:Sheet1.E52">
            <calcext:condition calcext:apply-style-name="Good" calcext:value="=2" calcext:base-cell-address="Sheet1.E52"/>
          </calcext:conditional-format>
          <calcext:conditional-format calcext:target-range-address="Sheet1.E53:Sheet1.E53">
            <calcext:condition calcext:apply-style-name="Error" calcext:value="=1" calcext:base-cell-address="Sheet1.E53"/>
          </calcext:conditional-format>
          <calcext:conditional-format calcext:target-range-address="Sheet1.E53:Sheet1.E53">
            <calcext:condition calcext:apply-style-name="Good" calcext:value="=2" calcext:base-cell-address="Sheet1.E53"/>
          </calcext:conditional-format>
          <calcext:conditional-format calcext:target-range-address="Sheet1.E54:Sheet1.E54">
            <calcext:condition calcext:apply-style-name="Error" calcext:value="=1" calcext:base-cell-address="Sheet1.E54"/>
          </calcext:conditional-format>
          <calcext:conditional-format calcext:target-range-address="Sheet1.E54:Sheet1.E54">
            <calcext:condition calcext:apply-style-name="Good" calcext:value="=2" calcext:base-cell-address="Sheet1.E54"/>
          </calcext:conditional-format>
          <calcext:conditional-format calcext:target-range-address="Sheet1.E55:Sheet1.E55">
            <calcext:condition calcext:apply-style-name="Error" calcext:value="=1" calcext:base-cell-address="Sheet1.E55"/>
          </calcext:conditional-format>
          <calcext:conditional-format calcext:target-range-address="Sheet1.E55:Sheet1.E55">
            <calcext:condition calcext:apply-style-name="Good" calcext:value="=2" calcext:base-cell-address="Sheet1.E55"/>
          </calcext:conditional-format>
          <calcext:conditional-format calcext:target-range-address="Sheet1.E56:Sheet1.E56">
            <calcext:condition calcext:apply-style-name="Error" calcext:value="=1" calcext:base-cell-address="Sheet1.E56"/>
          </calcext:conditional-format>
          <calcext:conditional-format calcext:target-range-address="Sheet1.E56:Sheet1.E56">
            <calcext:condition calcext:apply-style-name="Good" calcext:value="=2" calcext:base-cell-address="Sheet1.E56"/>
          </calcext:conditional-format>
          <calcext:conditional-format calcext:target-range-address="Sheet1.E57:Sheet1.E57">
            <calcext:condition calcext:apply-style-name="Error" calcext:value="=1" calcext:base-cell-address="Sheet1.E57"/>
          </calcext:conditional-format>
          <calcext:conditional-format calcext:target-range-address="Sheet1.E57:Sheet1.E57">
            <calcext:condition calcext:apply-style-name="Good" calcext:value="=2" calcext:base-cell-address="Sheet1.E57"/>
          </calcext:conditional-format>
          <calcext:conditional-format calcext:target-range-address="Sheet1.E58:Sheet1.E58">
            <calcext:condition calcext:apply-style-name="Error" calcext:value="=1" calcext:base-cell-address="Sheet1.E58"/>
          </calcext:conditional-format>
          <calcext:conditional-format calcext:target-range-address="Sheet1.E58:Sheet1.E58">
            <calcext:condition calcext:apply-style-name="Good" calcext:value="=2" calcext:base-cell-address="Sheet1.E58"/>
          </calcext:conditional-format>
          <calcext:conditional-format calcext:target-range-address="Sheet1.E59:Sheet1.E59">
            <calcext:condition calcext:apply-style-name="Error" calcext:value="=1" calcext:base-cell-address="Sheet1.E59"/>
          </calcext:conditional-format>
          <calcext:conditional-format calcext:target-range-address="Sheet1.E59:Sheet1.E59">
            <calcext:condition calcext:apply-style-name="Good" calcext:value="=2" calcext:base-cell-address="Sheet1.E59"/>
          </calcext:conditional-format>
          <calcext:conditional-format calcext:target-range-address="Sheet1.E60:Sheet1.E60">
            <calcext:condition calcext:apply-style-name="Error" calcext:value="=1" calcext:base-cell-address="Sheet1.E60"/>
          </calcext:conditional-format>
          <calcext:conditional-format calcext:target-range-address="Sheet1.E60:Sheet1.E60">
            <calcext:condition calcext:apply-style-name="Good" calcext:value="=2" calcext:base-cell-address="Sheet1.E60"/>
          </calcext:conditional-format>
          <calcext:conditional-format calcext:target-range-address="Sheet1.E61:Sheet1.E61">
            <calcext:condition calcext:apply-style-name="Error" calcext:value="=1" calcext:base-cell-address="Sheet1.E61"/>
          </calcext:conditional-format>
          <calcext:conditional-format calcext:target-range-address="Sheet1.E61:Sheet1.E61">
            <calcext:condition calcext:apply-style-name="Good" calcext:value="=2" calcext:base-cell-address="Sheet1.E61"/>
          </calcext:conditional-format>
          <calcext:conditional-format calcext:target-range-address="Sheet1.E62:Sheet1.E62">
            <calcext:condition calcext:apply-style-name="Error" calcext:value="=1" calcext:base-cell-address="Sheet1.E62"/>
          </calcext:conditional-format>
          <calcext:conditional-format calcext:target-range-address="Sheet1.E62:Sheet1.E62">
            <calcext:condition calcext:apply-style-name="Good" calcext:value="=2" calcext:base-cell-address="Sheet1.E62"/>
          </calcext:conditional-format>
          <calcext:conditional-format calcext:target-range-address="Sheet1.E63:Sheet1.E63">
            <calcext:condition calcext:apply-style-name="Error" calcext:value="=1" calcext:base-cell-address="Sheet1.E63"/>
          </calcext:conditional-format>
          <calcext:conditional-format calcext:target-range-address="Sheet1.E63:Sheet1.E63">
            <calcext:condition calcext:apply-style-name="Good" calcext:value="=2" calcext:base-cell-address="Sheet1.E63"/>
          </calcext:conditional-format>
          <calcext:conditional-format calcext:target-range-address="Sheet1.E64:Sheet1.E64">
            <calcext:condition calcext:apply-style-name="Error" calcext:value="=1" calcext:base-cell-address="Sheet1.E64"/>
          </calcext:conditional-format>
          <calcext:conditional-format calcext:target-range-address="Sheet1.E64:Sheet1.E64">
            <calcext:condition calcext:apply-style-name="Good" calcext:value="=2" calcext:base-cell-address="Sheet1.E64"/>
          </calcext:conditional-format>
          <calcext:conditional-format calcext:target-range-address="Sheet1.E65:Sheet1.E65">
            <calcext:condition calcext:apply-style-name="Error" calcext:value="=1" calcext:base-cell-address="Sheet1.E65"/>
          </calcext:conditional-format>
          <calcext:conditional-format calcext:target-range-address="Sheet1.E65:Sheet1.E65">
            <calcext:condition calcext:apply-style-name="Good" calcext:value="=2" calcext:base-cell-address="Sheet1.E65"/>
          </calcext:conditional-format>
          <calcext:conditional-format calcext:target-range-address="Sheet1.E66:Sheet1.E66">
            <calcext:condition calcext:apply-style-name="Error" calcext:value="=1" calcext:base-cell-address="Sheet1.E66"/>
          </calcext:conditional-format>
          <calcext:conditional-format calcext:target-range-address="Sheet1.E66:Sheet1.E66">
            <calcext:condition calcext:apply-style-name="Good" calcext:value="=2" calcext:base-cell-address="Sheet1.E66"/>
          </calcext:conditional-format>
          <calcext:conditional-format calcext:target-range-address="Sheet1.E67:Sheet1.E67">
            <calcext:condition calcext:apply-style-name="Error" calcext:value="=1" calcext:base-cell-address="Sheet1.E67"/>
          </calcext:conditional-format>
          <calcext:conditional-format calcext:target-range-address="Sheet1.E67:Sheet1.E67">
            <calcext:condition calcext:apply-style-name="Good" calcext:value="=2" calcext:base-cell-address="Sheet1.E67"/>
          </calcext:conditional-format>
          <calcext:conditional-format calcext:target-range-address="Sheet1.E68:Sheet1.E68">
            <calcext:condition calcext:apply-style-name="Error" calcext:value="=1" calcext:base-cell-address="Sheet1.E68"/>
          </calcext:conditional-format>
          <calcext:conditional-format calcext:target-range-address="Sheet1.E68:Sheet1.E68">
            <calcext:condition calcext:apply-style-name="Good" calcext:value="=2" calcext:base-cell-address="Sheet1.E68"/>
          </calcext:conditional-format>
          <calcext:conditional-format calcext:target-range-address="Sheet1.E69:Sheet1.E69">
            <calcext:condition calcext:apply-style-name="Error" calcext:value="=1" calcext:base-cell-address="Sheet1.E69"/>
          </calcext:conditional-format>
          <calcext:conditional-format calcext:target-range-address="Sheet1.E69:Sheet1.E69">
            <calcext:condition calcext:apply-style-name="Good" calcext:value="=2" calcext:base-cell-address="Sheet1.E69"/>
          </calcext:conditional-format>
          <calcext:conditional-format calcext:target-range-address="Sheet1.E70:Sheet1.E70">
            <calcext:condition calcext:apply-style-name="Error" calcext:value="=1" calcext:base-cell-address="Sheet1.E70"/>
          </calcext:conditional-format>
          <calcext:conditional-format calcext:target-range-address="Sheet1.E70:Sheet1.E70">
            <calcext:condition calcext:apply-style-name="Good" calcext:value="=2" calcext:base-cell-address="Sheet1.E70"/>
          </calcext:conditional-format>
          <calcext:conditional-format calcext:target-range-address="Sheet1.E71:Sheet1.E71">
            <calcext:condition calcext:apply-style-name="Error" calcext:value="=1" calcext:base-cell-address="Sheet1.E71"/>
          </calcext:conditional-format>
          <calcext:conditional-format calcext:target-range-address="Sheet1.E71:Sheet1.E71">
            <calcext:condition calcext:apply-style-name="Good" calcext:value="=2" calcext:base-cell-address="Sheet1.E71"/>
          </calcext:conditional-format>
          <calcext:conditional-format calcext:target-range-address="Sheet1.E72:Sheet1.E72">
            <calcext:condition calcext:apply-style-name="Error" calcext:value="=1" calcext:base-cell-address="Sheet1.E72"/>
          </calcext:conditional-format>
          <calcext:conditional-format calcext:target-range-address="Sheet1.E72:Sheet1.E72">
            <calcext:condition calcext:apply-style-name="Good" calcext:value="=2" calcext:base-cell-address="Sheet1.E72"/>
          </calcext:conditional-format>
          <calcext:conditional-format calcext:target-range-address="Sheet1.E73:Sheet1.E73">
            <calcext:condition calcext:apply-style-name="Error" calcext:value="=1" calcext:base-cell-address="Sheet1.E73"/>
          </calcext:conditional-format>
          <calcext:conditional-format calcext:target-range-address="Sheet1.E73:Sheet1.E73">
            <calcext:condition calcext:apply-style-name="Good" calcext:value="=2" calcext:base-cell-address="Sheet1.E73"/>
          </calcext:conditional-format>
          <calcext:conditional-format calcext:target-range-address="Sheet1.E74:Sheet1.E74">
            <calcext:condition calcext:apply-style-name="Error" calcext:value="=1" calcext:base-cell-address="Sheet1.E74"/>
          </calcext:conditional-format>
          <calcext:conditional-format calcext:target-range-address="Sheet1.E74:Sheet1.E74">
            <calcext:condition calcext:apply-style-name="Good" calcext:value="=2" calcext:base-cell-address="Sheet1.E74"/>
          </calcext:conditional-format>
          <calcext:conditional-format calcext:target-range-address="Sheet1.E75:Sheet1.E75">
            <calcext:condition calcext:apply-style-name="Error" calcext:value="=1" calcext:base-cell-address="Sheet1.E75"/>
          </calcext:conditional-format>
          <calcext:conditional-format calcext:target-range-address="Sheet1.E75:Sheet1.E75">
            <calcext:condition calcext:apply-style-name="Good" calcext:value="=2" calcext:base-cell-address="Sheet1.E75"/>
          </calcext:conditional-format>
          <calcext:conditional-format calcext:target-range-address="Sheet1.E76:Sheet1.E76">
            <calcext:condition calcext:apply-style-name="Error" calcext:value="=1" calcext:base-cell-address="Sheet1.E76"/>
          </calcext:conditional-format>
          <calcext:conditional-format calcext:target-range-address="Sheet1.E76:Sheet1.E76">
            <calcext:condition calcext:apply-style-name="Good" calcext:value="=2" calcext:base-cell-address="Sheet1.E76"/>
          </calcext:conditional-format>
          <calcext:conditional-format calcext:target-range-address="Sheet1.E77:Sheet1.E77">
            <calcext:condition calcext:apply-style-name="Error" calcext:value="=1" calcext:base-cell-address="Sheet1.E77"/>
          </calcext:conditional-format>
          <calcext:conditional-format calcext:target-range-address="Sheet1.E77:Sheet1.E77">
            <calcext:condition calcext:apply-style-name="Good" calcext:value="=2" calcext:base-cell-address="Sheet1.E77"/>
          </calcext:conditional-format>
          <calcext:conditional-format calcext:target-range-address="Sheet1.E78:Sheet1.E78">
            <calcext:condition calcext:apply-style-name="Error" calcext:value="=1" calcext:base-cell-address="Sheet1.E78"/>
          </calcext:conditional-format>
          <calcext:conditional-format calcext:target-range-address="Sheet1.E78:Sheet1.E78">
            <calcext:condition calcext:apply-style-name="Good" calcext:value="=2" calcext:base-cell-address="Sheet1.E78"/>
          </calcext:conditional-format>
          <calcext:conditional-format calcext:target-range-address="Sheet1.E79:Sheet1.E79">
            <calcext:condition calcext:apply-style-name="Error" calcext:value="=1" calcext:base-cell-address="Sheet1.E79"/>
          </calcext:conditional-format>
          <calcext:conditional-format calcext:target-range-address="Sheet1.E79:Sheet1.E79">
            <calcext:condition calcext:apply-style-name="Good" calcext:value="=2" calcext:base-cell-address="Sheet1.E79"/>
          </calcext:conditional-format>
          <calcext:conditional-format calcext:target-range-address="Sheet1.E80:Sheet1.E80">
            <calcext:condition calcext:apply-style-name="Error" calcext:value="=1" calcext:base-cell-address="Sheet1.E80"/>
          </calcext:conditional-format>
          <calcext:conditional-format calcext:target-range-address="Sheet1.E80:Sheet1.E80">
            <calcext:condition calcext:apply-style-name="Good" calcext:value="=2" calcext:base-cell-address="Sheet1.E80"/>
          </calcext:conditional-format>
          <calcext:conditional-format calcext:target-range-address="Sheet1.E81:Sheet1.E81">
            <calcext:condition calcext:apply-style-name="Error" calcext:value="=1" calcext:base-cell-address="Sheet1.E81"/>
          </calcext:conditional-format>
          <calcext:conditional-format calcext:target-range-address="Sheet1.E81:Sheet1.E81">
            <calcext:condition calcext:apply-style-name="Good" calcext:value="=2" calcext:base-cell-address="Sheet1.E81"/>
          </calcext:conditional-format>
          <calcext:conditional-format calcext:target-range-address="Sheet1.E82:Sheet1.E82">
            <calcext:condition calcext:apply-style-name="Error" calcext:value="=1" calcext:base-cell-address="Sheet1.E82"/>
          </calcext:conditional-format>
          <calcext:conditional-format calcext:target-range-address="Sheet1.E82:Sheet1.E82">
            <calcext:condition calcext:apply-style-name="Good" calcext:value="=2" calcext:base-cell-address="Sheet1.E82"/>
          </calcext:conditional-format>
          <calcext:conditional-format calcext:target-range-address="Sheet1.E83:Sheet1.E83">
            <calcext:condition calcext:apply-style-name="Error" calcext:value="=1" calcext:base-cell-address="Sheet1.E83"/>
          </calcext:conditional-format>
          <calcext:conditional-format calcext:target-range-address="Sheet1.E83:Sheet1.E83">
            <calcext:condition calcext:apply-style-name="Good" calcext:value="=2" calcext:base-cell-address="Sheet1.E83"/>
          </calcext:conditional-format>
          <calcext:conditional-format calcext:target-range-address="Sheet1.E84:Sheet1.E84">
            <calcext:condition calcext:apply-style-name="Error" calcext:value="=1" calcext:base-cell-address="Sheet1.E84"/>
          </calcext:conditional-format>
          <calcext:conditional-format calcext:target-range-address="Sheet1.E84:Sheet1.E84">
            <calcext:condition calcext:apply-style-name="Good" calcext:value="=2" calcext:base-cell-address="Sheet1.E84"/>
          </calcext:conditional-format>
          <calcext:conditional-format calcext:target-range-address="Sheet1.E85:Sheet1.E85">
            <calcext:condition calcext:apply-style-name="Error" calcext:value="=1" calcext:base-cell-address="Sheet1.E85"/>
          </calcext:conditional-format>
          <calcext:conditional-format calcext:target-range-address="Sheet1.E85:Sheet1.E85">
            <calcext:condition calcext:apply-style-name="Good" calcext:value="=2" calcext:base-cell-address="Sheet1.E85"/>
          </calcext:conditional-format>
          <calcext:conditional-format calcext:target-range-address="Sheet1.E86:Sheet1.E86">
            <calcext:condition calcext:apply-style-name="Error" calcext:value="=1" calcext:base-cell-address="Sheet1.E86"/>
          </calcext:conditional-format>
          <calcext:conditional-format calcext:target-range-address="Sheet1.E86:Sheet1.E86">
            <calcext:condition calcext:apply-style-name="Good" calcext:value="=2" calcext:base-cell-address="Sheet1.E86"/>
          </calcext:conditional-format>
          <calcext:conditional-format calcext:target-range-address="Sheet1.E87:Sheet1.E87">
            <calcext:condition calcext:apply-style-name="Error" calcext:value="=1" calcext:base-cell-address="Sheet1.E87"/>
          </calcext:conditional-format>
          <calcext:conditional-format calcext:target-range-address="Sheet1.E87:Sheet1.E87">
            <calcext:condition calcext:apply-style-name="Good" calcext:value="=2" calcext:base-cell-address="Sheet1.E87"/>
          </calcext:conditional-format>
          <calcext:conditional-format calcext:target-range-address="Sheet1.E88:Sheet1.E88">
            <calcext:condition calcext:apply-style-name="Error" calcext:value="=1" calcext:base-cell-address="Sheet1.E88"/>
          </calcext:conditional-format>
          <calcext:conditional-format calcext:target-range-address="Sheet1.E88:Sheet1.E88">
            <calcext:condition calcext:apply-style-name="Good" calcext:value="=2" calcext:base-cell-address="Sheet1.E88"/>
          </calcext:conditional-format>
          <calcext:conditional-format calcext:target-range-address="Sheet1.E89:Sheet1.E89">
            <calcext:condition calcext:apply-style-name="Error" calcext:value="=1" calcext:base-cell-address="Sheet1.E89"/>
          </calcext:conditional-format>
          <calcext:conditional-format calcext:target-range-address="Sheet1.E89:Sheet1.E89">
            <calcext:condition calcext:apply-style-name="Good" calcext:value="=2" calcext:base-cell-address="Sheet1.E89"/>
          </calcext:conditional-format>
          <calcext:conditional-format calcext:target-range-address="Sheet1.E90:Sheet1.E90">
            <calcext:condition calcext:apply-style-name="Error" calcext:value="=1" calcext:base-cell-address="Sheet1.E90"/>
          </calcext:conditional-format>
          <calcext:conditional-format calcext:target-range-address="Sheet1.E90:Sheet1.E90">
            <calcext:condition calcext:apply-style-name="Good" calcext:value="=2" calcext:base-cell-address="Sheet1.E90"/>
          </calcext:conditional-format>
          <calcext:conditional-format calcext:target-range-address="Sheet1.E91:Sheet1.E91">
            <calcext:condition calcext:apply-style-name="Error" calcext:value="=1" calcext:base-cell-address="Sheet1.E91"/>
          </calcext:conditional-format>
          <calcext:conditional-format calcext:target-range-address="Sheet1.E91:Sheet1.E91">
            <calcext:condition calcext:apply-style-name="Good" calcext:value="=2" calcext:base-cell-address="Sheet1.E91"/>
          </calcext:conditional-format>
          <calcext:conditional-format calcext:target-range-address="Sheet1.E92:Sheet1.E92">
            <calcext:condition calcext:apply-style-name="Error" calcext:value="=1" calcext:base-cell-address="Sheet1.E92"/>
          </calcext:conditional-format>
          <calcext:conditional-format calcext:target-range-address="Sheet1.E92:Sheet1.E92">
            <calcext:condition calcext:apply-style-name="Good" calcext:value="=2" calcext:base-cell-address="Sheet1.E92"/>
          </calcext:conditional-format>
          <calcext:conditional-format calcext:target-range-address="Sheet1.E93:Sheet1.E93">
            <calcext:condition calcext:apply-style-name="Error" calcext:value="=1" calcext:base-cell-address="Sheet1.E93"/>
          </calcext:conditional-format>
          <calcext:conditional-format calcext:target-range-address="Sheet1.E93:Sheet1.E93">
            <calcext:condition calcext:apply-style-name="Good" calcext:value="=2" calcext:base-cell-address="Sheet1.E93"/>
          </calcext:conditional-format>
          <calcext:conditional-format calcext:target-range-address="Sheet1.E94:Sheet1.E94">
            <calcext:condition calcext:apply-style-name="Error" calcext:value="=1" calcext:base-cell-address="Sheet1.E94"/>
          </calcext:conditional-format>
          <calcext:conditional-format calcext:target-range-address="Sheet1.E94:Sheet1.E94">
            <calcext:condition calcext:apply-style-name="Good" calcext:value="=2" calcext:base-cell-address="Sheet1.E94"/>
          </calcext:conditional-format>
          <calcext:conditional-format calcext:target-range-address="Sheet1.E95:Sheet1.E95">
            <calcext:condition calcext:apply-style-name="Error" calcext:value="=1" calcext:base-cell-address="Sheet1.E95"/>
          </calcext:conditional-format>
          <calcext:conditional-format calcext:target-range-address="Sheet1.E95:Sheet1.E95">
            <calcext:condition calcext:apply-style-name="Good" calcext:value="=2" calcext:base-cell-address="Sheet1.E95"/>
          </calcext:conditional-format>
          <calcext:conditional-format calcext:target-range-address="Sheet1.E96:Sheet1.E96">
            <calcext:condition calcext:apply-style-name="Error" calcext:value="=1" calcext:base-cell-address="Sheet1.E96"/>
          </calcext:conditional-format>
          <calcext:conditional-format calcext:target-range-address="Sheet1.E96:Sheet1.E96">
            <calcext:condition calcext:apply-style-name="Good" calcext:value="=2" calcext:base-cell-address="Sheet1.E96"/>
          </calcext:conditional-format>
          <calcext:conditional-format calcext:target-range-address="Sheet1.E97:Sheet1.E97">
            <calcext:condition calcext:apply-style-name="Error" calcext:value="=1" calcext:base-cell-address="Sheet1.E97"/>
          </calcext:conditional-format>
          <calcext:conditional-format calcext:target-range-address="Sheet1.E97:Sheet1.E97">
            <calcext:condition calcext:apply-style-name="Good" calcext:value="=2" calcext:base-cell-address="Sheet1.E97"/>
          </calcext:conditional-format>
          <calcext:conditional-format calcext:target-range-address="Sheet1.E98:Sheet1.E98">
            <calcext:condition calcext:apply-style-name="Error" calcext:value="=1" calcext:base-cell-address="Sheet1.E98"/>
          </calcext:conditional-format>
          <calcext:conditional-format calcext:target-range-address="Sheet1.E98:Sheet1.E98">
            <calcext:condition calcext:apply-style-name="Good" calcext:value="=2" calcext:base-cell-address="Sheet1.E98"/>
          </calcext:conditional-format>
          <calcext:conditional-format calcext:target-range-address="Sheet1.E99:Sheet1.E99">
            <calcext:condition calcext:apply-style-name="Error" calcext:value="=1" calcext:base-cell-address="Sheet1.E99"/>
          </calcext:conditional-format>
          <calcext:conditional-format calcext:target-range-address="Sheet1.E99:Sheet1.E99">
            <calcext:condition calcext:apply-style-name="Good" calcext:value="=2" calcext:base-cell-address="Sheet1.E99"/>
          </calcext:conditional-format>
          <calcext:conditional-format calcext:target-range-address="Sheet1.E100:Sheet1.E100">
            <calcext:condition calcext:apply-style-name="Error" calcext:value="=1" calcext:base-cell-address="Sheet1.E100"/>
          </calcext:conditional-format>
          <calcext:conditional-format calcext:target-range-address="Sheet1.E100:Sheet1.E100">
            <calcext:condition calcext:apply-style-name="Good" calcext:value="=2" calcext:base-cell-address="Sheet1.E100"/>
          </calcext:conditional-format>
          <calcext:conditional-format calcext:target-range-address="Sheet1.E101:Sheet1.E101">
            <calcext:condition calcext:apply-style-name="Error" calcext:value="=1" calcext:base-cell-address="Sheet1.E101"/>
          </calcext:conditional-format>
          <calcext:conditional-format calcext:target-range-address="Sheet1.E101:Sheet1.E101">
            <calcext:condition calcext:apply-style-name="Good" calcext:value="=2" calcext:base-cell-address="Sheet1.E101"/>
          </calcext:conditional-format>
          <calcext:conditional-format calcext:target-range-address="Sheet1.E102:Sheet1.E102">
            <calcext:condition calcext:apply-style-name="Error" calcext:value="=1" calcext:base-cell-address="Sheet1.E102"/>
          </calcext:conditional-format>
          <calcext:conditional-format calcext:target-range-address="Sheet1.E102:Sheet1.E102">
            <calcext:condition calcext:apply-style-name="Good" calcext:value="=2" calcext:base-cell-address="Sheet1.E102"/>
          </calcext:conditional-format>
          <calcext:conditional-format calcext:target-range-address="Sheet1.E103:Sheet1.E103">
            <calcext:condition calcext:apply-style-name="Error" calcext:value="=1" calcext:base-cell-address="Sheet1.E103"/>
          </calcext:conditional-format>
          <calcext:conditional-format calcext:target-range-address="Sheet1.E103:Sheet1.E103">
            <calcext:condition calcext:apply-style-name="Good" calcext:value="=2" calcext:base-cell-address="Sheet1.E103"/>
          </calcext:conditional-format>
          <calcext:conditional-format calcext:target-range-address="Sheet1.E104:Sheet1.E104">
            <calcext:condition calcext:apply-style-name="Error" calcext:value="=1" calcext:base-cell-address="Sheet1.E104"/>
          </calcext:conditional-format>
          <calcext:conditional-format calcext:target-range-address="Sheet1.E104:Sheet1.E104">
            <calcext:condition calcext:apply-style-name="Good" calcext:value="=2" calcext:base-cell-address="Sheet1.E104"/>
          </calcext:conditional-format>
          <calcext:conditional-format calcext:target-range-address="Sheet1.E105:Sheet1.E105">
            <calcext:condition calcext:apply-style-name="Error" calcext:value="=1" calcext:base-cell-address="Sheet1.E105"/>
          </calcext:conditional-format>
          <calcext:conditional-format calcext:target-range-address="Sheet1.E105:Sheet1.E105">
            <calcext:condition calcext:apply-style-name="Good" calcext:value="=2" calcext:base-cell-address="Sheet1.E105"/>
          </calcext:conditional-format>
          <calcext:conditional-format calcext:target-range-address="Sheet1.E106:Sheet1.E106">
            <calcext:condition calcext:apply-style-name="Error" calcext:value="=1" calcext:base-cell-address="Sheet1.E106"/>
          </calcext:conditional-format>
          <calcext:conditional-format calcext:target-range-address="Sheet1.E106:Sheet1.E106">
            <calcext:condition calcext:apply-style-name="Good" calcext:value="=2" calcext:base-cell-address="Sheet1.E106"/>
          </calcext:conditional-format>
          <calcext:conditional-format calcext:target-range-address="Sheet1.E107:Sheet1.E107">
            <calcext:condition calcext:apply-style-name="Error" calcext:value="=1" calcext:base-cell-address="Sheet1.E107"/>
          </calcext:conditional-format>
          <calcext:conditional-format calcext:target-range-address="Sheet1.E107:Sheet1.E107">
            <calcext:condition calcext:apply-style-name="Good" calcext:value="=2" calcext:base-cell-address="Sheet1.E107"/>
          </calcext:conditional-format>
          <calcext:conditional-format calcext:target-range-address="Sheet1.E108:Sheet1.E108">
            <calcext:condition calcext:apply-style-name="Error" calcext:value="=1" calcext:base-cell-address="Sheet1.E108"/>
          </calcext:conditional-format>
          <calcext:conditional-format calcext:target-range-address="Sheet1.E108:Sheet1.E108">
            <calcext:condition calcext:apply-style-name="Good" calcext:value="=2" calcext:base-cell-address="Sheet1.E108"/>
          </calcext:conditional-format>
          <calcext:conditional-format calcext:target-range-address="Sheet1.E109:Sheet1.E109">
            <calcext:condition calcext:apply-style-name="Error" calcext:value="=1" calcext:base-cell-address="Sheet1.E109"/>
          </calcext:conditional-format>
          <calcext:conditional-format calcext:target-range-address="Sheet1.E109:Sheet1.E109">
            <calcext:condition calcext:apply-style-name="Good" calcext:value="=2" calcext:base-cell-address="Sheet1.E109"/>
          </calcext:conditional-format>
          <calcext:conditional-format calcext:target-range-address="Sheet1.E110:Sheet1.E110">
            <calcext:condition calcext:apply-style-name="Error" calcext:value="=1" calcext:base-cell-address="Sheet1.E110"/>
          </calcext:conditional-format>
          <calcext:conditional-format calcext:target-range-address="Sheet1.E110:Sheet1.E110">
            <calcext:condition calcext:apply-style-name="Good" calcext:value="=2" calcext:base-cell-address="Sheet1.E110"/>
          </calcext:conditional-format>
          <calcext:conditional-format calcext:target-range-address="Sheet1.E111:Sheet1.E111">
            <calcext:condition calcext:apply-style-name="Error" calcext:value="=1" calcext:base-cell-address="Sheet1.E111"/>
          </calcext:conditional-format>
          <calcext:conditional-format calcext:target-range-address="Sheet1.E111:Sheet1.E111">
            <calcext:condition calcext:apply-style-name="Good" calcext:value="=2" calcext:base-cell-address="Sheet1.E111"/>
          </calcext:conditional-format>
          <calcext:conditional-format calcext:target-range-address="Sheet1.E112:Sheet1.E112">
            <calcext:condition calcext:apply-style-name="Error" calcext:value="=1" calcext:base-cell-address="Sheet1.E112"/>
          </calcext:conditional-format>
          <calcext:conditional-format calcext:target-range-address="Sheet1.E112:Sheet1.E112">
            <calcext:condition calcext:apply-style-name="Good" calcext:value="=2" calcext:base-cell-address="Sheet1.E112"/>
          </calcext:conditional-format>
          <calcext:conditional-format calcext:target-range-address="Sheet1.E113:Sheet1.E113">
            <calcext:condition calcext:apply-style-name="Error" calcext:value="=1" calcext:base-cell-address="Sheet1.E113"/>
          </calcext:conditional-format>
          <calcext:conditional-format calcext:target-range-address="Sheet1.E113:Sheet1.E113">
            <calcext:condition calcext:apply-style-name="Good" calcext:value="=2" calcext:base-cell-address="Sheet1.E113"/>
          </calcext:conditional-format>
          <calcext:conditional-format calcext:target-range-address="Sheet1.E114:Sheet1.E114">
            <calcext:condition calcext:apply-style-name="Error" calcext:value="=1" calcext:base-cell-address="Sheet1.E114"/>
          </calcext:conditional-format>
          <calcext:conditional-format calcext:target-range-address="Sheet1.E114:Sheet1.E114">
            <calcext:condition calcext:apply-style-name="Good" calcext:value="=2" calcext:base-cell-address="Sheet1.E114"/>
          </calcext:conditional-format>
          <calcext:conditional-format calcext:target-range-address="Sheet1.E115:Sheet1.E115">
            <calcext:condition calcext:apply-style-name="Error" calcext:value="=1" calcext:base-cell-address="Sheet1.E115"/>
          </calcext:conditional-format>
          <calcext:conditional-format calcext:target-range-address="Sheet1.E115:Sheet1.E115">
            <calcext:condition calcext:apply-style-name="Good" calcext:value="=2" calcext:base-cell-address="Sheet1.E115"/>
          </calcext:conditional-format>
          <calcext:conditional-format calcext:target-range-address="Sheet1.E116:Sheet1.E116">
            <calcext:condition calcext:apply-style-name="Error" calcext:value="=1" calcext:base-cell-address="Sheet1.E116"/>
          </calcext:conditional-format>
          <calcext:conditional-format calcext:target-range-address="Sheet1.E116:Sheet1.E116">
            <calcext:condition calcext:apply-style-name="Good" calcext:value="=2" calcext:base-cell-address="Sheet1.E116"/>
          </calcext:conditional-format>
          <calcext:conditional-format calcext:target-range-address="Sheet1.E117:Sheet1.E117">
            <calcext:condition calcext:apply-style-name="Error" calcext:value="=1" calcext:base-cell-address="Sheet1.E117"/>
          </calcext:conditional-format>
          <calcext:conditional-format calcext:target-range-address="Sheet1.E117:Sheet1.E117">
            <calcext:condition calcext:apply-style-name="Good" calcext:value="=2" calcext:base-cell-address="Sheet1.E117"/>
          </calcext:conditional-format>
          <calcext:conditional-format calcext:target-range-address="Sheet1.E118:Sheet1.E118">
            <calcext:condition calcext:apply-style-name="Error" calcext:value="=1" calcext:base-cell-address="Sheet1.E118"/>
          </calcext:conditional-format>
          <calcext:conditional-format calcext:target-range-address="Sheet1.E118:Sheet1.E118">
            <calcext:condition calcext:apply-style-name="Good" calcext:value="=2" calcext:base-cell-address="Sheet1.E118"/>
          </calcext:conditional-format>
          <calcext:conditional-format calcext:target-range-address="Sheet1.E119:Sheet1.E119">
            <calcext:condition calcext:apply-style-name="Error" calcext:value="=1" calcext:base-cell-address="Sheet1.E119"/>
          </calcext:conditional-format>
          <calcext:conditional-format calcext:target-range-address="Sheet1.E119:Sheet1.E119">
            <calcext:condition calcext:apply-style-name="Good" calcext:value="=2" calcext:base-cell-address="Sheet1.E119"/>
          </calcext:conditional-format>
          <calcext:conditional-format calcext:target-range-address="Sheet1.E120:Sheet1.E120">
            <calcext:condition calcext:apply-style-name="Error" calcext:value="=1" calcext:base-cell-address="Sheet1.E120"/>
          </calcext:conditional-format>
          <calcext:conditional-format calcext:target-range-address="Sheet1.E120:Sheet1.E120">
            <calcext:condition calcext:apply-style-name="Good" calcext:value="=2" calcext:base-cell-address="Sheet1.E120"/>
          </calcext:conditional-format>
          <calcext:conditional-format calcext:target-range-address="Sheet1.E121:Sheet1.E121">
            <calcext:condition calcext:apply-style-name="Error" calcext:value="=1" calcext:base-cell-address="Sheet1.E121"/>
          </calcext:conditional-format>
          <calcext:conditional-format calcext:target-range-address="Sheet1.E121:Sheet1.E121">
            <calcext:condition calcext:apply-style-name="Good" calcext:value="=2" calcext:base-cell-address="Sheet1.E121"/>
          </calcext:conditional-format>
          <calcext:conditional-format calcext:target-range-address="Sheet1.E122:Sheet1.E122">
            <calcext:condition calcext:apply-style-name="Error" calcext:value="=1" calcext:base-cell-address="Sheet1.E122"/>
          </calcext:conditional-format>
          <calcext:conditional-format calcext:target-range-address="Sheet1.E122:Sheet1.E122">
            <calcext:condition calcext:apply-style-name="Good" calcext:value="=2" calcext:base-cell-address="Sheet1.E122"/>
          </calcext:conditional-format>
          <calcext:conditional-format calcext:target-range-address="Sheet1.E123:Sheet1.E123">
            <calcext:condition calcext:apply-style-name="Error" calcext:value="=1" calcext:base-cell-address="Sheet1.E123"/>
          </calcext:conditional-format>
          <calcext:conditional-format calcext:target-range-address="Sheet1.E123:Sheet1.E123">
            <calcext:condition calcext:apply-style-name="Good" calcext:value="=2" calcext:base-cell-address="Sheet1.E123"/>
          </calcext:conditional-format>
          <calcext:conditional-format calcext:target-range-address="Sheet1.E124:Sheet1.E124">
            <calcext:condition calcext:apply-style-name="Error" calcext:value="=1" calcext:base-cell-address="Sheet1.E124"/>
          </calcext:conditional-format>
          <calcext:conditional-format calcext:target-range-address="Sheet1.E124:Sheet1.E124">
            <calcext:condition calcext:apply-style-name="Good" calcext:value="=2" calcext:base-cell-address="Sheet1.E124"/>
          </calcext:conditional-format>
          <calcext:conditional-format calcext:target-range-address="Sheet1.E125:Sheet1.E125">
            <calcext:condition calcext:apply-style-name="Error" calcext:value="=1" calcext:base-cell-address="Sheet1.E125"/>
          </calcext:conditional-format>
          <calcext:conditional-format calcext:target-range-address="Sheet1.E125:Sheet1.E125">
            <calcext:condition calcext:apply-style-name="Good" calcext:value="=2" calcext:base-cell-address="Sheet1.E125"/>
          </calcext:conditional-format>
          <calcext:conditional-format calcext:target-range-address="Sheet1.E126:Sheet1.E126">
            <calcext:condition calcext:apply-style-name="Error" calcext:value="=1" calcext:base-cell-address="Sheet1.E126"/>
          </calcext:conditional-format>
          <calcext:conditional-format calcext:target-range-address="Sheet1.E126:Sheet1.E126">
            <calcext:condition calcext:apply-style-name="Good" calcext:value="=2" calcext:base-cell-address="Sheet1.E126"/>
          </calcext:conditional-format>
          <calcext:conditional-format calcext:target-range-address="Sheet1.E127:Sheet1.E127">
            <calcext:condition calcext:apply-style-name="Error" calcext:value="=1" calcext:base-cell-address="Sheet1.E127"/>
          </calcext:conditional-format>
          <calcext:conditional-format calcext:target-range-address="Sheet1.E127:Sheet1.E127">
            <calcext:condition calcext:apply-style-name="Good" calcext:value="=2" calcext:base-cell-address="Sheet1.E127"/>
          </calcext:conditional-format>
          <calcext:conditional-format calcext:target-range-address="Sheet1.E128:Sheet1.E128">
            <calcext:condition calcext:apply-style-name="Error" calcext:value="=1" calcext:base-cell-address="Sheet1.E128"/>
          </calcext:conditional-format>
          <calcext:conditional-format calcext:target-range-address="Sheet1.E128:Sheet1.E128">
            <calcext:condition calcext:apply-style-name="Good" calcext:value="=2" calcext:base-cell-address="Sheet1.E128"/>
          </calcext:conditional-format>
          <calcext:conditional-format calcext:target-range-address="Sheet1.E129:Sheet1.E129">
            <calcext:condition calcext:apply-style-name="Error" calcext:value="=1" calcext:base-cell-address="Sheet1.E129"/>
          </calcext:conditional-format>
          <calcext:conditional-format calcext:target-range-address="Sheet1.E129:Sheet1.E129">
            <calcext:condition calcext:apply-style-name="Good" calcext:value="=2" calcext:base-cell-address="Sheet1.E129"/>
          </calcext:conditional-format>
          <calcext:conditional-format calcext:target-range-address="Sheet1.E130:Sheet1.E130">
            <calcext:condition calcext:apply-style-name="Error" calcext:value="=1" calcext:base-cell-address="Sheet1.E130"/>
          </calcext:conditional-format>
          <calcext:conditional-format calcext:target-range-address="Sheet1.E130:Sheet1.E130">
            <calcext:condition calcext:apply-style-name="Good" calcext:value="=2" calcext:base-cell-address="Sheet1.E130"/>
          </calcext:conditional-format>
          <calcext:conditional-format calcext:target-range-address="Sheet1.E131:Sheet1.E131">
            <calcext:condition calcext:apply-style-name="Error" calcext:value="=1" calcext:base-cell-address="Sheet1.E131"/>
          </calcext:conditional-format>
          <calcext:conditional-format calcext:target-range-address="Sheet1.E131:Sheet1.E131">
            <calcext:condition calcext:apply-style-name="Good" calcext:value="=2" calcext:base-cell-address="Sheet1.E131"/>
          </calcext:conditional-format>
          <calcext:conditional-format calcext:target-range-address="Sheet1.E132:Sheet1.E132">
            <calcext:condition calcext:apply-style-name="Error" calcext:value="=1" calcext:base-cell-address="Sheet1.E132"/>
          </calcext:conditional-format>
          <calcext:conditional-format calcext:target-range-address="Sheet1.E132:Sheet1.E132">
            <calcext:condition calcext:apply-style-name="Good" calcext:value="=2" calcext:base-cell-address="Sheet1.E132"/>
          </calcext:conditional-format>
          <calcext:conditional-format calcext:target-range-address="Sheet1.E133:Sheet1.E133">
            <calcext:condition calcext:apply-style-name="Error" calcext:value="=1" calcext:base-cell-address="Sheet1.E133"/>
          </calcext:conditional-format>
          <calcext:conditional-format calcext:target-range-address="Sheet1.E133:Sheet1.E133">
            <calcext:condition calcext:apply-style-name="Good" calcext:value="=2" calcext:base-cell-address="Sheet1.E133"/>
          </calcext:conditional-format>
          <calcext:conditional-format calcext:target-range-address="Sheet1.E134:Sheet1.E134">
            <calcext:condition calcext:apply-style-name="Error" calcext:value="=1" calcext:base-cell-address="Sheet1.E134"/>
          </calcext:conditional-format>
          <calcext:conditional-format calcext:target-range-address="Sheet1.E134:Sheet1.E134">
            <calcext:condition calcext:apply-style-name="Good" calcext:value="=2" calcext:base-cell-address="Sheet1.E134"/>
          </calcext:conditional-format>
          <calcext:conditional-format calcext:target-range-address="Sheet1.E135:Sheet1.E135">
            <calcext:condition calcext:apply-style-name="Error" calcext:value="=1" calcext:base-cell-address="Sheet1.E135"/>
          </calcext:conditional-format>
          <calcext:conditional-format calcext:target-range-address="Sheet1.E135:Sheet1.E135">
            <calcext:condition calcext:apply-style-name="Good" calcext:value="=2" calcext:base-cell-address="Sheet1.E135"/>
          </calcext:conditional-format>
          <calcext:conditional-format calcext:target-range-address="Sheet1.E136:Sheet1.E136">
            <calcext:condition calcext:apply-style-name="Error" calcext:value="=1" calcext:base-cell-address="Sheet1.E136"/>
          </calcext:conditional-format>
          <calcext:conditional-format calcext:target-range-address="Sheet1.E136:Sheet1.E136">
            <calcext:condition calcext:apply-style-name="Good" calcext:value="=2" calcext:base-cell-address="Sheet1.E136"/>
          </calcext:conditional-format>
          <calcext:conditional-format calcext:target-range-address="Sheet1.E137:Sheet1.E137">
            <calcext:condition calcext:apply-style-name="Error" calcext:value="=1" calcext:base-cell-address="Sheet1.E137"/>
          </calcext:conditional-format>
          <calcext:conditional-format calcext:target-range-address="Sheet1.E137:Sheet1.E137">
            <calcext:condition calcext:apply-style-name="Good" calcext:value="=2" calcext:base-cell-address="Sheet1.E137"/>
          </calcext:conditional-format>
          <calcext:conditional-format calcext:target-range-address="Sheet1.E138:Sheet1.E138">
            <calcext:condition calcext:apply-style-name="Error" calcext:value="=1" calcext:base-cell-address="Sheet1.E138"/>
          </calcext:conditional-format>
          <calcext:conditional-format calcext:target-range-address="Sheet1.E138:Sheet1.E138">
            <calcext:condition calcext:apply-style-name="Good" calcext:value="=2" calcext:base-cell-address="Sheet1.E138"/>
          </calcext:conditional-format>
          <calcext:conditional-format calcext:target-range-address="Sheet1.E139:Sheet1.E139">
            <calcext:condition calcext:apply-style-name="Error" calcext:value="=1" calcext:base-cell-address="Sheet1.E139"/>
          </calcext:conditional-format>
          <calcext:conditional-format calcext:target-range-address="Sheet1.E139:Sheet1.E139">
            <calcext:condition calcext:apply-style-name="Good" calcext:value="=2" calcext:base-cell-address="Sheet1.E139"/>
          </calcext:conditional-format>
          <calcext:conditional-format calcext:target-range-address="Sheet1.E140:Sheet1.E140">
            <calcext:condition calcext:apply-style-name="Error" calcext:value="=1" calcext:base-cell-address="Sheet1.E140"/>
          </calcext:conditional-format>
          <calcext:conditional-format calcext:target-range-address="Sheet1.E140:Sheet1.E140">
            <calcext:condition calcext:apply-style-name="Good" calcext:value="=2" calcext:base-cell-address="Sheet1.E140"/>
          </calcext:conditional-format>
          <calcext:conditional-format calcext:target-range-address="Sheet1.E141:Sheet1.E141">
            <calcext:condition calcext:apply-style-name="Error" calcext:value="=1" calcext:base-cell-address="Sheet1.E141"/>
          </calcext:conditional-format>
          <calcext:conditional-format calcext:target-range-address="Sheet1.E141:Sheet1.E141">
            <calcext:condition calcext:apply-style-name="Good" calcext:value="=2" calcext:base-cell-address="Sheet1.E141"/>
          </calcext:conditional-format>
          <calcext:conditional-format calcext:target-range-address="Sheet1.E142:Sheet1.E142">
            <calcext:condition calcext:apply-style-name="Error" calcext:value="=1" calcext:base-cell-address="Sheet1.E142"/>
          </calcext:conditional-format>
          <calcext:conditional-format calcext:target-range-address="Sheet1.E142:Sheet1.E142">
            <calcext:condition calcext:apply-style-name="Good" calcext:value="=2" calcext:base-cell-address="Sheet1.E142"/>
          </calcext:conditional-format>
          <calcext:conditional-format calcext:target-range-address="Sheet1.E143:Sheet1.E143">
            <calcext:condition calcext:apply-style-name="Error" calcext:value="=1" calcext:base-cell-address="Sheet1.E143"/>
          </calcext:conditional-format>
          <calcext:conditional-format calcext:target-range-address="Sheet1.E143:Sheet1.E143">
            <calcext:condition calcext:apply-style-name="Good" calcext:value="=2" calcext:base-cell-address="Sheet1.E143"/>
          </calcext:conditional-format>
          <calcext:conditional-format calcext:target-range-address="Sheet1.E144:Sheet1.E144">
            <calcext:condition calcext:apply-style-name="Error" calcext:value="=1" calcext:base-cell-address="Sheet1.E144"/>
          </calcext:conditional-format>
          <calcext:conditional-format calcext:target-range-address="Sheet1.E144:Sheet1.E144">
            <calcext:condition calcext:apply-style-name="Good" calcext:value="=2" calcext:base-cell-address="Sheet1.E144"/>
          </calcext:conditional-format>
          <calcext:conditional-format calcext:target-range-address="Sheet1.E145:Sheet1.E145">
            <calcext:condition calcext:apply-style-name="Error" calcext:value="=1" calcext:base-cell-address="Sheet1.E145"/>
          </calcext:conditional-format>
          <calcext:conditional-format calcext:target-range-address="Sheet1.E145:Sheet1.E145">
            <calcext:condition calcext:apply-style-name="Good" calcext:value="=2" calcext:base-cell-address="Sheet1.E145"/>
          </calcext:conditional-format>
          <calcext:conditional-format calcext:target-range-address="Sheet1.E146:Sheet1.E146">
            <calcext:condition calcext:apply-style-name="Error" calcext:value="=1" calcext:base-cell-address="Sheet1.E146"/>
          </calcext:conditional-format>
          <calcext:conditional-format calcext:target-range-address="Sheet1.E146:Sheet1.E146">
            <calcext:condition calcext:apply-style-name="Good" calcext:value="=2" calcext:base-cell-address="Sheet1.E146"/>
          </calcext:conditional-format>
          <calcext:conditional-format calcext:target-range-address="Sheet1.E147:Sheet1.E147">
            <calcext:condition calcext:apply-style-name="Error" calcext:value="=1" calcext:base-cell-address="Sheet1.E147"/>
          </calcext:conditional-format>
          <calcext:conditional-format calcext:target-range-address="Sheet1.E147:Sheet1.E147">
            <calcext:condition calcext:apply-style-name="Good" calcext:value="=2" calcext:base-cell-address="Sheet1.E147"/>
          </calcext:conditional-format>
          <calcext:conditional-format calcext:target-range-address="Sheet1.E148:Sheet1.E148">
            <calcext:condition calcext:apply-style-name="Error" calcext:value="=1" calcext:base-cell-address="Sheet1.E148"/>
          </calcext:conditional-format>
          <calcext:conditional-format calcext:target-range-address="Sheet1.E148:Sheet1.E148">
            <calcext:condition calcext:apply-style-name="Good" calcext:value="=2" calcext:base-cell-address="Sheet1.E148"/>
          </calcext:conditional-format>
          <calcext:conditional-format calcext:target-range-address="Sheet1.E149:Sheet1.E149">
            <calcext:condition calcext:apply-style-name="Error" calcext:value="=1" calcext:base-cell-address="Sheet1.E149"/>
          </calcext:conditional-format>
          <calcext:conditional-format calcext:target-range-address="Sheet1.E149:Sheet1.E149">
            <calcext:condition calcext:apply-style-name="Good" calcext:value="=2" calcext:base-cell-address="Sheet1.E149"/>
          </calcext:conditional-format>
          <calcext:conditional-format calcext:target-range-address="Sheet1.E150:Sheet1.E150">
            <calcext:condition calcext:apply-style-name="Error" calcext:value="=1" calcext:base-cell-address="Sheet1.E150"/>
          </calcext:conditional-format>
          <calcext:conditional-format calcext:target-range-address="Sheet1.E150:Sheet1.E150">
            <calcext:condition calcext:apply-style-name="Good" calcext:value="=2" calcext:base-cell-address="Sheet1.E150"/>
          </calcext:conditional-format>
          <calcext:conditional-format calcext:target-range-address="Sheet1.E151:Sheet1.E151">
            <calcext:condition calcext:apply-style-name="Error" calcext:value="=1" calcext:base-cell-address="Sheet1.E151"/>
          </calcext:conditional-format>
          <calcext:conditional-format calcext:target-range-address="Sheet1.E151:Sheet1.E151">
            <calcext:condition calcext:apply-style-name="Good" calcext:value="=2" calcext:base-cell-address="Sheet1.E151"/>
          </calcext:conditional-format>
          <calcext:conditional-format calcext:target-range-address="Sheet1.E152:Sheet1.E152">
            <calcext:condition calcext:apply-style-name="Error" calcext:value="=1" calcext:base-cell-address="Sheet1.E152"/>
          </calcext:conditional-format>
          <calcext:conditional-format calcext:target-range-address="Sheet1.E152:Sheet1.E152">
            <calcext:condition calcext:apply-style-name="Good" calcext:value="=2" calcext:base-cell-address="Sheet1.E152"/>
          </calcext:conditional-format>
          <calcext:conditional-format calcext:target-range-address="Sheet1.E153:Sheet1.E153">
            <calcext:condition calcext:apply-style-name="Error" calcext:value="=1" calcext:base-cell-address="Sheet1.E153"/>
          </calcext:conditional-format>
          <calcext:conditional-format calcext:target-range-address="Sheet1.E153:Sheet1.E153">
            <calcext:condition calcext:apply-style-name="Good" calcext:value="=2" calcext:base-cell-address="Sheet1.E153"/>
          </calcext:conditional-format>
          <calcext:conditional-format calcext:target-range-address="Sheet1.E154:Sheet1.E154">
            <calcext:condition calcext:apply-style-name="Error" calcext:value="=1" calcext:base-cell-address="Sheet1.E154"/>
          </calcext:conditional-format>
          <calcext:conditional-format calcext:target-range-address="Sheet1.E154:Sheet1.E154">
            <calcext:condition calcext:apply-style-name="Good" calcext:value="=2" calcext:base-cell-address="Sheet1.E154"/>
          </calcext:conditional-format>
          <calcext:conditional-format calcext:target-range-address="Sheet1.E155:Sheet1.E155">
            <calcext:condition calcext:apply-style-name="Error" calcext:value="=1" calcext:base-cell-address="Sheet1.E155"/>
          </calcext:conditional-format>
          <calcext:conditional-format calcext:target-range-address="Sheet1.E155:Sheet1.E155">
            <calcext:condition calcext:apply-style-name="Good" calcext:value="=2" calcext:base-cell-address="Sheet1.E155"/>
          </calcext:conditional-format>
          <calcext:conditional-format calcext:target-range-address="Sheet1.E156:Sheet1.E156">
            <calcext:condition calcext:apply-style-name="Error" calcext:value="=1" calcext:base-cell-address="Sheet1.E156"/>
          </calcext:conditional-format>
          <calcext:conditional-format calcext:target-range-address="Sheet1.E156:Sheet1.E156">
            <calcext:condition calcext:apply-style-name="Good" calcext:value="=2" calcext:base-cell-address="Sheet1.E156"/>
          </calcext:conditional-format>
          <calcext:conditional-format calcext:target-range-address="Sheet1.E157:Sheet1.E157">
            <calcext:condition calcext:apply-style-name="Error" calcext:value="=1" calcext:base-cell-address="Sheet1.E157"/>
          </calcext:conditional-format>
          <calcext:conditional-format calcext:target-range-address="Sheet1.E157:Sheet1.E157">
            <calcext:condition calcext:apply-style-name="Good" calcext:value="=2" calcext:base-cell-address="Sheet1.E157"/>
          </calcext:conditional-format>
          <calcext:conditional-format calcext:target-range-address="Sheet1.E158:Sheet1.E158">
            <calcext:condition calcext:apply-style-name="Error" calcext:value="=1" calcext:base-cell-address="Sheet1.E158"/>
          </calcext:conditional-format>
          <calcext:conditional-format calcext:target-range-address="Sheet1.E158:Sheet1.E158">
            <calcext:condition calcext:apply-style-name="Good" calcext:value="=2" calcext:base-cell-address="Sheet1.E158"/>
          </calcext:conditional-format>
          <calcext:conditional-format calcext:target-range-address="Sheet1.E159:Sheet1.E159">
            <calcext:condition calcext:apply-style-name="Error" calcext:value="=1" calcext:base-cell-address="Sheet1.E159"/>
          </calcext:conditional-format>
          <calcext:conditional-format calcext:target-range-address="Sheet1.E159:Sheet1.E159">
            <calcext:condition calcext:apply-style-name="Good" calcext:value="=2" calcext:base-cell-address="Sheet1.E159"/>
          </calcext:conditional-format>
          <calcext:conditional-format calcext:target-range-address="Sheet1.E160:Sheet1.E160">
            <calcext:condition calcext:apply-style-name="Error" calcext:value="=1" calcext:base-cell-address="Sheet1.E160"/>
          </calcext:conditional-format>
          <calcext:conditional-format calcext:target-range-address="Sheet1.E160:Sheet1.E160">
            <calcext:condition calcext:apply-style-name="Good" calcext:value="=2" calcext:base-cell-address="Sheet1.E160"/>
          </calcext:conditional-format>
          <calcext:conditional-format calcext:target-range-address="Sheet1.E161:Sheet1.E161">
            <calcext:condition calcext:apply-style-name="Error" calcext:value="=1" calcext:base-cell-address="Sheet1.E161"/>
          </calcext:conditional-format>
          <calcext:conditional-format calcext:target-range-address="Sheet1.E161:Sheet1.E161">
            <calcext:condition calcext:apply-style-name="Good" calcext:value="=2" calcext:base-cell-address="Sheet1.E161"/>
          </calcext:conditional-format>
          <calcext:conditional-format calcext:target-range-address="Sheet1.E162:Sheet1.E162">
            <calcext:condition calcext:apply-style-name="Error" calcext:value="=1" calcext:base-cell-address="Sheet1.E162"/>
          </calcext:conditional-format>
          <calcext:conditional-format calcext:target-range-address="Sheet1.E162:Sheet1.E162">
            <calcext:condition calcext:apply-style-name="Good" calcext:value="=2" calcext:base-cell-address="Sheet1.E162"/>
          </calcext:conditional-format>
          <calcext:conditional-format calcext:target-range-address="Sheet1.E163:Sheet1.E163">
            <calcext:condition calcext:apply-style-name="Error" calcext:value="=1" calcext:base-cell-address="Sheet1.E163"/>
          </calcext:conditional-format>
          <calcext:conditional-format calcext:target-range-address="Sheet1.E163:Sheet1.E163">
            <calcext:condition calcext:apply-style-name="Good" calcext:value="=2" calcext:base-cell-address="Sheet1.E163"/>
          </calcext:conditional-format>
          <calcext:conditional-format calcext:target-range-address="Sheet1.E164:Sheet1.E164">
            <calcext:condition calcext:apply-style-name="Error" calcext:value="=1" calcext:base-cell-address="Sheet1.E164"/>
          </calcext:conditional-format>
          <calcext:conditional-format calcext:target-range-address="Sheet1.E164:Sheet1.E164">
            <calcext:condition calcext:apply-style-name="Good" calcext:value="=2" calcext:base-cell-address="Sheet1.E164"/>
          </calcext:conditional-format>
          <calcext:conditional-format calcext:target-range-address="Sheet1.E165:Sheet1.E165">
            <calcext:condition calcext:apply-style-name="Error" calcext:value="=1" calcext:base-cell-address="Sheet1.E165"/>
          </calcext:conditional-format>
          <calcext:conditional-format calcext:target-range-address="Sheet1.E165:Sheet1.E165">
            <calcext:condition calcext:apply-style-name="Good" calcext:value="=2" calcext:base-cell-address="Sheet1.E165"/>
          </calcext:conditional-format>
          <calcext:conditional-format calcext:target-range-address="Sheet1.E166:Sheet1.E166">
            <calcext:condition calcext:apply-style-name="Error" calcext:value="=1" calcext:base-cell-address="Sheet1.E166"/>
          </calcext:conditional-format>
          <calcext:conditional-format calcext:target-range-address="Sheet1.E166:Sheet1.E166">
            <calcext:condition calcext:apply-style-name="Good" calcext:value="=2" calcext:base-cell-address="Sheet1.E166"/>
          </calcext:conditional-format>
          <calcext:conditional-format calcext:target-range-address="Sheet1.E167:Sheet1.E167">
            <calcext:condition calcext:apply-style-name="Error" calcext:value="=1" calcext:base-cell-address="Sheet1.E167"/>
          </calcext:conditional-format>
          <calcext:conditional-format calcext:target-range-address="Sheet1.E167:Sheet1.E167">
            <calcext:condition calcext:apply-style-name="Good" calcext:value="=2" calcext:base-cell-address="Sheet1.E167"/>
          </calcext:conditional-format>
          <calcext:conditional-format calcext:target-range-address="Sheet1.E168:Sheet1.E168">
            <calcext:condition calcext:apply-style-name="Error" calcext:value="=1" calcext:base-cell-address="Sheet1.E168"/>
          </calcext:conditional-format>
          <calcext:conditional-format calcext:target-range-address="Sheet1.E168:Sheet1.E168">
            <calcext:condition calcext:apply-style-name="Good" calcext:value="=2" calcext:base-cell-address="Sheet1.E168"/>
          </calcext:conditional-format>
          <calcext:conditional-format calcext:target-range-address="Sheet1.E169:Sheet1.E169">
            <calcext:condition calcext:apply-style-name="Error" calcext:value="=1" calcext:base-cell-address="Sheet1.E169"/>
          </calcext:conditional-format>
          <calcext:conditional-format calcext:target-range-address="Sheet1.E169:Sheet1.E169">
            <calcext:condition calcext:apply-style-name="Good" calcext:value="=2" calcext:base-cell-address="Sheet1.E169"/>
          </calcext:conditional-format>
          <calcext:conditional-format calcext:target-range-address="Sheet1.E170:Sheet1.E170">
            <calcext:condition calcext:apply-style-name="Error" calcext:value="=1" calcext:base-cell-address="Sheet1.E170"/>
          </calcext:conditional-format>
          <calcext:conditional-format calcext:target-range-address="Sheet1.E170:Sheet1.E170">
            <calcext:condition calcext:apply-style-name="Good" calcext:value="=2" calcext:base-cell-address="Sheet1.E170"/>
          </calcext:conditional-format>
          <calcext:conditional-format calcext:target-range-address="Sheet1.E171:Sheet1.E171">
            <calcext:condition calcext:apply-style-name="Error" calcext:value="=1" calcext:base-cell-address="Sheet1.E171"/>
          </calcext:conditional-format>
          <calcext:conditional-format calcext:target-range-address="Sheet1.E171:Sheet1.E171">
            <calcext:condition calcext:apply-style-name="Good" calcext:value="=2" calcext:base-cell-address="Sheet1.E171"/>
          </calcext:conditional-format>
          <calcext:conditional-format calcext:target-range-address="Sheet1.E172:Sheet1.E172">
            <calcext:condition calcext:apply-style-name="Error" calcext:value="=1" calcext:base-cell-address="Sheet1.E172"/>
          </calcext:conditional-format>
          <calcext:conditional-format calcext:target-range-address="Sheet1.E172:Sheet1.E172">
            <calcext:condition calcext:apply-style-name="Good" calcext:value="=2" calcext:base-cell-address="Sheet1.E172"/>
          </calcext:conditional-format>
          <calcext:conditional-format calcext:target-range-address="Sheet1.E173:Sheet1.E173">
            <calcext:condition calcext:apply-style-name="Error" calcext:value="=1" calcext:base-cell-address="Sheet1.E173"/>
          </calcext:conditional-format>
          <calcext:conditional-format calcext:target-range-address="Sheet1.E173:Sheet1.E173">
            <calcext:condition calcext:apply-style-name="Good" calcext:value="=2" calcext:base-cell-address="Sheet1.E173"/>
          </calcext:conditional-format>
          <calcext:conditional-format calcext:target-range-address="Sheet1.E174:Sheet1.E174">
            <calcext:condition calcext:apply-style-name="Error" calcext:value="=1" calcext:base-cell-address="Sheet1.E174"/>
          </calcext:conditional-format>
          <calcext:conditional-format calcext:target-range-address="Sheet1.E174:Sheet1.E174">
            <calcext:condition calcext:apply-style-name="Good" calcext:value="=2" calcext:base-cell-address="Sheet1.E174"/>
          </calcext:conditional-format>
          <calcext:conditional-format calcext:target-range-address="Sheet1.E175:Sheet1.E175">
            <calcext:condition calcext:apply-style-name="Error" calcext:value="=1" calcext:base-cell-address="Sheet1.E175"/>
          </calcext:conditional-format>
          <calcext:conditional-format calcext:target-range-address="Sheet1.E175:Sheet1.E175">
            <calcext:condition calcext:apply-style-name="Good" calcext:value="=2" calcext:base-cell-address="Sheet1.E175"/>
          </calcext:conditional-format>
          <calcext:conditional-format calcext:target-range-address="Sheet1.E176:Sheet1.E176">
            <calcext:condition calcext:apply-style-name="Error" calcext:value="=1" calcext:base-cell-address="Sheet1.E176"/>
          </calcext:conditional-format>
          <calcext:conditional-format calcext:target-range-address="Sheet1.E176:Sheet1.E176">
            <calcext:condition calcext:apply-style-name="Good" calcext:value="=2" calcext:base-cell-address="Sheet1.E176"/>
          </calcext:conditional-format>
          <calcext:conditional-format calcext:target-range-address="Sheet1.E177:Sheet1.E177">
            <calcext:condition calcext:apply-style-name="Error" calcext:value="=1" calcext:base-cell-address="Sheet1.E177"/>
          </calcext:conditional-format>
          <calcext:conditional-format calcext:target-range-address="Sheet1.E177:Sheet1.E177">
            <calcext:condition calcext:apply-style-name="Good" calcext:value="=2" calcext:base-cell-address="Sheet1.E177"/>
          </calcext:conditional-format>
          <calcext:conditional-format calcext:target-range-address="Sheet1.E178:Sheet1.E178">
            <calcext:condition calcext:apply-style-name="Error" calcext:value="=1" calcext:base-cell-address="Sheet1.E178"/>
          </calcext:conditional-format>
          <calcext:conditional-format calcext:target-range-address="Sheet1.E178:Sheet1.E178">
            <calcext:condition calcext:apply-style-name="Good" calcext:value="=2" calcext:base-cell-address="Sheet1.E178"/>
          </calcext:conditional-format>
          <calcext:conditional-format calcext:target-range-address="Sheet1.E179:Sheet1.E179">
            <calcext:condition calcext:apply-style-name="Error" calcext:value="=1" calcext:base-cell-address="Sheet1.E179"/>
          </calcext:conditional-format>
          <calcext:conditional-format calcext:target-range-address="Sheet1.E179:Sheet1.E179">
            <calcext:condition calcext:apply-style-name="Good" calcext:value="=2" calcext:base-cell-address="Sheet1.E179"/>
          </calcext:conditional-format>
          <calcext:conditional-format calcext:target-range-address="Sheet1.E180:Sheet1.E180">
            <calcext:condition calcext:apply-style-name="Error" calcext:value="=1" calcext:base-cell-address="Sheet1.E180"/>
          </calcext:conditional-format>
          <calcext:conditional-format calcext:target-range-address="Sheet1.E180:Sheet1.E180">
            <calcext:condition calcext:apply-style-name="Good" calcext:value="=2" calcext:base-cell-address="Sheet1.E180"/>
          </calcext:conditional-format>
          <calcext:conditional-format calcext:target-range-address="Sheet1.E181:Sheet1.E181">
            <calcext:condition calcext:apply-style-name="Error" calcext:value="=1" calcext:base-cell-address="Sheet1.E181"/>
          </calcext:conditional-format>
          <calcext:conditional-format calcext:target-range-address="Sheet1.E181:Sheet1.E181">
            <calcext:condition calcext:apply-style-name="Good" calcext:value="=2" calcext:base-cell-address="Sheet1.E181"/>
          </calcext:conditional-format>
          <calcext:conditional-format calcext:target-range-address="Sheet1.E182:Sheet1.E182">
            <calcext:condition calcext:apply-style-name="Error" calcext:value="=1" calcext:base-cell-address="Sheet1.E182"/>
          </calcext:conditional-format>
          <calcext:conditional-format calcext:target-range-address="Sheet1.E182:Sheet1.E182">
            <calcext:condition calcext:apply-style-name="Good" calcext:value="=2" calcext:base-cell-address="Sheet1.E182"/>
          </calcext:conditional-format>
          <calcext:conditional-format calcext:target-range-address="Sheet1.E183:Sheet1.E183">
            <calcext:condition calcext:apply-style-name="Error" calcext:value="=1" calcext:base-cell-address="Sheet1.E183"/>
          </calcext:conditional-format>
          <calcext:conditional-format calcext:target-range-address="Sheet1.E183:Sheet1.E183">
            <calcext:condition calcext:apply-style-name="Good" calcext:value="=2" calcext:base-cell-address="Sheet1.E183"/>
          </calcext:conditional-format>
          <calcext:conditional-format calcext:target-range-address="Sheet1.E184:Sheet1.E184">
            <calcext:condition calcext:apply-style-name="Error" calcext:value="=1" calcext:base-cell-address="Sheet1.E184"/>
          </calcext:conditional-format>
          <calcext:conditional-format calcext:target-range-address="Sheet1.E184:Sheet1.E184">
            <calcext:condition calcext:apply-style-name="Good" calcext:value="=2" calcext:base-cell-address="Sheet1.E184"/>
          </calcext:conditional-format>
          <calcext:conditional-format calcext:target-range-address="Sheet1.E185:Sheet1.E185">
            <calcext:condition calcext:apply-style-name="Error" calcext:value="=1" calcext:base-cell-address="Sheet1.E185"/>
          </calcext:conditional-format>
          <calcext:conditional-format calcext:target-range-address="Sheet1.E185:Sheet1.E185">
            <calcext:condition calcext:apply-style-name="Good" calcext:value="=2" calcext:base-cell-address="Sheet1.E185"/>
          </calcext:conditional-format>
          <calcext:conditional-format calcext:target-range-address="Sheet1.E186:Sheet1.E186">
            <calcext:condition calcext:apply-style-name="Error" calcext:value="=1" calcext:base-cell-address="Sheet1.E186"/>
          </calcext:conditional-format>
          <calcext:conditional-format calcext:target-range-address="Sheet1.E186:Sheet1.E186">
            <calcext:condition calcext:apply-style-name="Good" calcext:value="=2" calcext:base-cell-address="Sheet1.E186"/>
          </calcext:conditional-format>
          <calcext:conditional-format calcext:target-range-address="Sheet1.E187:Sheet1.E187">
            <calcext:condition calcext:apply-style-name="Error" calcext:value="=1" calcext:base-cell-address="Sheet1.E187"/>
          </calcext:conditional-format>
          <calcext:conditional-format calcext:target-range-address="Sheet1.E187:Sheet1.E187">
            <calcext:condition calcext:apply-style-name="Good" calcext:value="=2" calcext:base-cell-address="Sheet1.E187"/>
          </calcext:conditional-format>
          <calcext:conditional-format calcext:target-range-address="Sheet1.E188:Sheet1.E188">
            <calcext:condition calcext:apply-style-name="Error" calcext:value="=1" calcext:base-cell-address="Sheet1.E188"/>
          </calcext:conditional-format>
          <calcext:conditional-format calcext:target-range-address="Sheet1.E188:Sheet1.E188">
            <calcext:condition calcext:apply-style-name="Good" calcext:value="=2" calcext:base-cell-address="Sheet1.E188"/>
          </calcext:conditional-format>
          <calcext:conditional-format calcext:target-range-address="Sheet1.F7:Sheet1.F7">
            <calcext:condition calcext:apply-style-name="Error" calcext:value="=1" calcext:base-cell-address="Sheet1.F7"/>
          </calcext:conditional-format>
          <calcext:conditional-format calcext:target-range-address="Sheet1.F7:Sheet1.F7">
            <calcext:condition calcext:apply-style-name="Good" calcext:value="=2" calcext:base-cell-address="Sheet1.F7"/>
          </calcext:conditional-format>
          <calcext:conditional-format calcext:target-range-address="Sheet1.F8:Sheet1.F8">
            <calcext:condition calcext:apply-style-name="Error" calcext:value="=1" calcext:base-cell-address="Sheet1.F8"/>
          </calcext:conditional-format>
          <calcext:conditional-format calcext:target-range-address="Sheet1.F8:Sheet1.F8">
            <calcext:condition calcext:apply-style-name="Good" calcext:value="=2" calcext:base-cell-address="Sheet1.F8"/>
          </calcext:conditional-format>
          <calcext:conditional-format calcext:target-range-address="Sheet1.F9:Sheet1.F9">
            <calcext:condition calcext:apply-style-name="Error" calcext:value="=1" calcext:base-cell-address="Sheet1.F9"/>
          </calcext:conditional-format>
          <calcext:conditional-format calcext:target-range-address="Sheet1.F9:Sheet1.F9">
            <calcext:condition calcext:apply-style-name="Good" calcext:value="=2" calcext:base-cell-address="Sheet1.F9"/>
          </calcext:conditional-format>
          <calcext:conditional-format calcext:target-range-address="Sheet1.F10:Sheet1.F10">
            <calcext:condition calcext:apply-style-name="Error" calcext:value="=1" calcext:base-cell-address="Sheet1.F10"/>
          </calcext:conditional-format>
          <calcext:conditional-format calcext:target-range-address="Sheet1.F10:Sheet1.F10">
            <calcext:condition calcext:apply-style-name="Good" calcext:value="=2" calcext:base-cell-address="Sheet1.F10"/>
          </calcext:conditional-format>
          <calcext:conditional-format calcext:target-range-address="Sheet1.F11:Sheet1.F11">
            <calcext:condition calcext:apply-style-name="Error" calcext:value="=1" calcext:base-cell-address="Sheet1.F11"/>
          </calcext:conditional-format>
          <calcext:conditional-format calcext:target-range-address="Sheet1.F11:Sheet1.F11">
            <calcext:condition calcext:apply-style-name="Good" calcext:value="=2" calcext:base-cell-address="Sheet1.F11"/>
          </calcext:conditional-format>
          <calcext:conditional-format calcext:target-range-address="Sheet1.F12:Sheet1.F12">
            <calcext:condition calcext:apply-style-name="Error" calcext:value="=1" calcext:base-cell-address="Sheet1.F12"/>
          </calcext:conditional-format>
          <calcext:conditional-format calcext:target-range-address="Sheet1.F12:Sheet1.F12">
            <calcext:condition calcext:apply-style-name="Good" calcext:value="=2" calcext:base-cell-address="Sheet1.F12"/>
          </calcext:conditional-format>
          <calcext:conditional-format calcext:target-range-address="Sheet1.F13:Sheet1.F13">
            <calcext:condition calcext:apply-style-name="Error" calcext:value="=1" calcext:base-cell-address="Sheet1.F13"/>
          </calcext:conditional-format>
          <calcext:conditional-format calcext:target-range-address="Sheet1.F13:Sheet1.F13">
            <calcext:condition calcext:apply-style-name="Good" calcext:value="=2" calcext:base-cell-address="Sheet1.F13"/>
          </calcext:conditional-format>
          <calcext:conditional-format calcext:target-range-address="Sheet1.F14:Sheet1.F14">
            <calcext:condition calcext:apply-style-name="Error" calcext:value="=1" calcext:base-cell-address="Sheet1.F14"/>
          </calcext:conditional-format>
          <calcext:conditional-format calcext:target-range-address="Sheet1.F14:Sheet1.F14">
            <calcext:condition calcext:apply-style-name="Good" calcext:value="=2" calcext:base-cell-address="Sheet1.F14"/>
          </calcext:conditional-format>
          <calcext:conditional-format calcext:target-range-address="Sheet1.F15:Sheet1.F15">
            <calcext:condition calcext:apply-style-name="Error" calcext:value="=1" calcext:base-cell-address="Sheet1.F15"/>
          </calcext:conditional-format>
          <calcext:conditional-format calcext:target-range-address="Sheet1.F15:Sheet1.F15">
            <calcext:condition calcext:apply-style-name="Good" calcext:value="=2" calcext:base-cell-address="Sheet1.F15"/>
          </calcext:conditional-format>
          <calcext:conditional-format calcext:target-range-address="Sheet1.F16:Sheet1.F16">
            <calcext:condition calcext:apply-style-name="Error" calcext:value="=1" calcext:base-cell-address="Sheet1.F16"/>
          </calcext:conditional-format>
          <calcext:conditional-format calcext:target-range-address="Sheet1.F16:Sheet1.F16">
            <calcext:condition calcext:apply-style-name="Good" calcext:value="=2" calcext:base-cell-address="Sheet1.F16"/>
          </calcext:conditional-format>
          <calcext:conditional-format calcext:target-range-address="Sheet1.F17:Sheet1.F17">
            <calcext:condition calcext:apply-style-name="Error" calcext:value="=1" calcext:base-cell-address="Sheet1.F17"/>
          </calcext:conditional-format>
          <calcext:conditional-format calcext:target-range-address="Sheet1.F17:Sheet1.F17">
            <calcext:condition calcext:apply-style-name="Good" calcext:value="=2" calcext:base-cell-address="Sheet1.F17"/>
          </calcext:conditional-format>
          <calcext:conditional-format calcext:target-range-address="Sheet1.F18:Sheet1.F18">
            <calcext:condition calcext:apply-style-name="Error" calcext:value="=1" calcext:base-cell-address="Sheet1.F18"/>
          </calcext:conditional-format>
          <calcext:conditional-format calcext:target-range-address="Sheet1.F18:Sheet1.F18">
            <calcext:condition calcext:apply-style-name="Good" calcext:value="=2" calcext:base-cell-address="Sheet1.F18"/>
          </calcext:conditional-format>
          <calcext:conditional-format calcext:target-range-address="Sheet1.F19:Sheet1.F19">
            <calcext:condition calcext:apply-style-name="Error" calcext:value="=1" calcext:base-cell-address="Sheet1.F19"/>
          </calcext:conditional-format>
          <calcext:conditional-format calcext:target-range-address="Sheet1.F19:Sheet1.F19">
            <calcext:condition calcext:apply-style-name="Good" calcext:value="=2" calcext:base-cell-address="Sheet1.F19"/>
          </calcext:conditional-format>
          <calcext:conditional-format calcext:target-range-address="Sheet1.F20:Sheet1.F20">
            <calcext:condition calcext:apply-style-name="Error" calcext:value="=1" calcext:base-cell-address="Sheet1.F20"/>
          </calcext:conditional-format>
          <calcext:conditional-format calcext:target-range-address="Sheet1.F20:Sheet1.F20">
            <calcext:condition calcext:apply-style-name="Good" calcext:value="=2" calcext:base-cell-address="Sheet1.F20"/>
          </calcext:conditional-format>
          <calcext:conditional-format calcext:target-range-address="Sheet1.F21:Sheet1.F21">
            <calcext:condition calcext:apply-style-name="Error" calcext:value="=1" calcext:base-cell-address="Sheet1.F21"/>
          </calcext:conditional-format>
          <calcext:conditional-format calcext:target-range-address="Sheet1.F21:Sheet1.F21">
            <calcext:condition calcext:apply-style-name="Good" calcext:value="=2" calcext:base-cell-address="Sheet1.F21"/>
          </calcext:conditional-format>
          <calcext:conditional-format calcext:target-range-address="Sheet1.F22:Sheet1.F22">
            <calcext:condition calcext:apply-style-name="Error" calcext:value="=1" calcext:base-cell-address="Sheet1.F22"/>
          </calcext:conditional-format>
          <calcext:conditional-format calcext:target-range-address="Sheet1.F22:Sheet1.F22">
            <calcext:condition calcext:apply-style-name="Good" calcext:value="=2" calcext:base-cell-address="Sheet1.F22"/>
          </calcext:conditional-format>
          <calcext:conditional-format calcext:target-range-address="Sheet1.F23:Sheet1.F23">
            <calcext:condition calcext:apply-style-name="Error" calcext:value="=1" calcext:base-cell-address="Sheet1.F23"/>
          </calcext:conditional-format>
          <calcext:conditional-format calcext:target-range-address="Sheet1.F23:Sheet1.F23">
            <calcext:condition calcext:apply-style-name="Good" calcext:value="=2" calcext:base-cell-address="Sheet1.F23"/>
          </calcext:conditional-format>
          <calcext:conditional-format calcext:target-range-address="Sheet1.F24:Sheet1.F24">
            <calcext:condition calcext:apply-style-name="Error" calcext:value="=1" calcext:base-cell-address="Sheet1.F24"/>
          </calcext:conditional-format>
          <calcext:conditional-format calcext:target-range-address="Sheet1.F24:Sheet1.F24">
            <calcext:condition calcext:apply-style-name="Good" calcext:value="=2" calcext:base-cell-address="Sheet1.F24"/>
          </calcext:conditional-format>
          <calcext:conditional-format calcext:target-range-address="Sheet1.F25:Sheet1.F25">
            <calcext:condition calcext:apply-style-name="Error" calcext:value="=1" calcext:base-cell-address="Sheet1.F25"/>
          </calcext:conditional-format>
          <calcext:conditional-format calcext:target-range-address="Sheet1.F25:Sheet1.F25">
            <calcext:condition calcext:apply-style-name="Good" calcext:value="=2" calcext:base-cell-address="Sheet1.F25"/>
          </calcext:conditional-format>
          <calcext:conditional-format calcext:target-range-address="Sheet1.F26:Sheet1.F26">
            <calcext:condition calcext:apply-style-name="Error" calcext:value="=1" calcext:base-cell-address="Sheet1.F26"/>
          </calcext:conditional-format>
          <calcext:conditional-format calcext:target-range-address="Sheet1.F26:Sheet1.F26">
            <calcext:condition calcext:apply-style-name="Good" calcext:value="=2" calcext:base-cell-address="Sheet1.F26"/>
          </calcext:conditional-format>
          <calcext:conditional-format calcext:target-range-address="Sheet1.F27:Sheet1.F27">
            <calcext:condition calcext:apply-style-name="Error" calcext:value="=1" calcext:base-cell-address="Sheet1.F27"/>
          </calcext:conditional-format>
          <calcext:conditional-format calcext:target-range-address="Sheet1.F27:Sheet1.F27">
            <calcext:condition calcext:apply-style-name="Good" calcext:value="=2" calcext:base-cell-address="Sheet1.F27"/>
          </calcext:conditional-format>
          <calcext:conditional-format calcext:target-range-address="Sheet1.F28:Sheet1.F28">
            <calcext:condition calcext:apply-style-name="Error" calcext:value="=1" calcext:base-cell-address="Sheet1.F28"/>
          </calcext:conditional-format>
          <calcext:conditional-format calcext:target-range-address="Sheet1.F28:Sheet1.F28">
            <calcext:condition calcext:apply-style-name="Good" calcext:value="=2" calcext:base-cell-address="Sheet1.F28"/>
          </calcext:conditional-format>
          <calcext:conditional-format calcext:target-range-address="Sheet1.F29:Sheet1.F29">
            <calcext:condition calcext:apply-style-name="Error" calcext:value="=1" calcext:base-cell-address="Sheet1.F29"/>
          </calcext:conditional-format>
          <calcext:conditional-format calcext:target-range-address="Sheet1.F29:Sheet1.F29">
            <calcext:condition calcext:apply-style-name="Good" calcext:value="=2" calcext:base-cell-address="Sheet1.F29"/>
          </calcext:conditional-format>
          <calcext:conditional-format calcext:target-range-address="Sheet1.F30:Sheet1.F30">
            <calcext:condition calcext:apply-style-name="Error" calcext:value="=1" calcext:base-cell-address="Sheet1.F30"/>
          </calcext:conditional-format>
          <calcext:conditional-format calcext:target-range-address="Sheet1.F30:Sheet1.F30">
            <calcext:condition calcext:apply-style-name="Good" calcext:value="=2" calcext:base-cell-address="Sheet1.F30"/>
          </calcext:conditional-format>
          <calcext:conditional-format calcext:target-range-address="Sheet1.F31:Sheet1.F31">
            <calcext:condition calcext:apply-style-name="Error" calcext:value="=1" calcext:base-cell-address="Sheet1.F31"/>
          </calcext:conditional-format>
          <calcext:conditional-format calcext:target-range-address="Sheet1.F31:Sheet1.F31">
            <calcext:condition calcext:apply-style-name="Good" calcext:value="=2" calcext:base-cell-address="Sheet1.F31"/>
          </calcext:conditional-format>
          <calcext:conditional-format calcext:target-range-address="Sheet1.F32:Sheet1.F32">
            <calcext:condition calcext:apply-style-name="Error" calcext:value="=1" calcext:base-cell-address="Sheet1.F32"/>
          </calcext:conditional-format>
          <calcext:conditional-format calcext:target-range-address="Sheet1.F32:Sheet1.F32">
            <calcext:condition calcext:apply-style-name="Good" calcext:value="=2" calcext:base-cell-address="Sheet1.F32"/>
          </calcext:conditional-format>
          <calcext:conditional-format calcext:target-range-address="Sheet1.F33:Sheet1.F33">
            <calcext:condition calcext:apply-style-name="Error" calcext:value="=1" calcext:base-cell-address="Sheet1.F33"/>
          </calcext:conditional-format>
          <calcext:conditional-format calcext:target-range-address="Sheet1.F33:Sheet1.F33">
            <calcext:condition calcext:apply-style-name="Good" calcext:value="=2" calcext:base-cell-address="Sheet1.F33"/>
          </calcext:conditional-format>
          <calcext:conditional-format calcext:target-range-address="Sheet1.F34:Sheet1.F34">
            <calcext:condition calcext:apply-style-name="Error" calcext:value="=1" calcext:base-cell-address="Sheet1.F34"/>
          </calcext:conditional-format>
          <calcext:conditional-format calcext:target-range-address="Sheet1.F34:Sheet1.F34">
            <calcext:condition calcext:apply-style-name="Good" calcext:value="=2" calcext:base-cell-address="Sheet1.F34"/>
          </calcext:conditional-format>
          <calcext:conditional-format calcext:target-range-address="Sheet1.F35:Sheet1.F35">
            <calcext:condition calcext:apply-style-name="Error" calcext:value="=1" calcext:base-cell-address="Sheet1.F35"/>
          </calcext:conditional-format>
          <calcext:conditional-format calcext:target-range-address="Sheet1.F35:Sheet1.F35">
            <calcext:condition calcext:apply-style-name="Good" calcext:value="=2" calcext:base-cell-address="Sheet1.F35"/>
          </calcext:conditional-format>
          <calcext:conditional-format calcext:target-range-address="Sheet1.F36:Sheet1.F36">
            <calcext:condition calcext:apply-style-name="Error" calcext:value="=1" calcext:base-cell-address="Sheet1.F36"/>
          </calcext:conditional-format>
          <calcext:conditional-format calcext:target-range-address="Sheet1.F36:Sheet1.F36">
            <calcext:condition calcext:apply-style-name="Good" calcext:value="=2" calcext:base-cell-address="Sheet1.F36"/>
          </calcext:conditional-format>
          <calcext:conditional-format calcext:target-range-address="Sheet1.F37:Sheet1.F37">
            <calcext:condition calcext:apply-style-name="Error" calcext:value="=1" calcext:base-cell-address="Sheet1.F37"/>
          </calcext:conditional-format>
          <calcext:conditional-format calcext:target-range-address="Sheet1.F37:Sheet1.F37">
            <calcext:condition calcext:apply-style-name="Good" calcext:value="=2" calcext:base-cell-address="Sheet1.F37"/>
          </calcext:conditional-format>
          <calcext:conditional-format calcext:target-range-address="Sheet1.F38:Sheet1.F38">
            <calcext:condition calcext:apply-style-name="Error" calcext:value="=1" calcext:base-cell-address="Sheet1.F38"/>
          </calcext:conditional-format>
          <calcext:conditional-format calcext:target-range-address="Sheet1.F38:Sheet1.F38">
            <calcext:condition calcext:apply-style-name="Good" calcext:value="=2" calcext:base-cell-address="Sheet1.F38"/>
          </calcext:conditional-format>
          <calcext:conditional-format calcext:target-range-address="Sheet1.F39:Sheet1.F39">
            <calcext:condition calcext:apply-style-name="Error" calcext:value="=1" calcext:base-cell-address="Sheet1.F39"/>
          </calcext:conditional-format>
          <calcext:conditional-format calcext:target-range-address="Sheet1.F39:Sheet1.F39">
            <calcext:condition calcext:apply-style-name="Good" calcext:value="=2" calcext:base-cell-address="Sheet1.F39"/>
          </calcext:conditional-format>
          <calcext:conditional-format calcext:target-range-address="Sheet1.F40:Sheet1.F40">
            <calcext:condition calcext:apply-style-name="Error" calcext:value="=1" calcext:base-cell-address="Sheet1.F40"/>
          </calcext:conditional-format>
          <calcext:conditional-format calcext:target-range-address="Sheet1.F40:Sheet1.F40">
            <calcext:condition calcext:apply-style-name="Good" calcext:value="=2" calcext:base-cell-address="Sheet1.F40"/>
          </calcext:conditional-format>
          <calcext:conditional-format calcext:target-range-address="Sheet1.F41:Sheet1.F41">
            <calcext:condition calcext:apply-style-name="Error" calcext:value="=1" calcext:base-cell-address="Sheet1.F41"/>
          </calcext:conditional-format>
          <calcext:conditional-format calcext:target-range-address="Sheet1.F41:Sheet1.F41">
            <calcext:condition calcext:apply-style-name="Good" calcext:value="=2" calcext:base-cell-address="Sheet1.F41"/>
          </calcext:conditional-format>
          <calcext:conditional-format calcext:target-range-address="Sheet1.F42:Sheet1.F42">
            <calcext:condition calcext:apply-style-name="Error" calcext:value="=1" calcext:base-cell-address="Sheet1.F42"/>
          </calcext:conditional-format>
          <calcext:conditional-format calcext:target-range-address="Sheet1.F42:Sheet1.F42">
            <calcext:condition calcext:apply-style-name="Good" calcext:value="=2" calcext:base-cell-address="Sheet1.F42"/>
          </calcext:conditional-format>
          <calcext:conditional-format calcext:target-range-address="Sheet1.F43:Sheet1.F43">
            <calcext:condition calcext:apply-style-name="Error" calcext:value="=1" calcext:base-cell-address="Sheet1.F43"/>
          </calcext:conditional-format>
          <calcext:conditional-format calcext:target-range-address="Sheet1.F43:Sheet1.F43">
            <calcext:condition calcext:apply-style-name="Good" calcext:value="=2" calcext:base-cell-address="Sheet1.F43"/>
          </calcext:conditional-format>
          <calcext:conditional-format calcext:target-range-address="Sheet1.F44:Sheet1.F44">
            <calcext:condition calcext:apply-style-name="Error" calcext:value="=1" calcext:base-cell-address="Sheet1.F44"/>
          </calcext:conditional-format>
          <calcext:conditional-format calcext:target-range-address="Sheet1.F44:Sheet1.F44">
            <calcext:condition calcext:apply-style-name="Good" calcext:value="=2" calcext:base-cell-address="Sheet1.F44"/>
          </calcext:conditional-format>
          <calcext:conditional-format calcext:target-range-address="Sheet1.F45:Sheet1.F45">
            <calcext:condition calcext:apply-style-name="Error" calcext:value="=1" calcext:base-cell-address="Sheet1.F45"/>
          </calcext:conditional-format>
          <calcext:conditional-format calcext:target-range-address="Sheet1.F45:Sheet1.F45">
            <calcext:condition calcext:apply-style-name="Good" calcext:value="=2" calcext:base-cell-address="Sheet1.F45"/>
          </calcext:conditional-format>
          <calcext:conditional-format calcext:target-range-address="Sheet1.F46:Sheet1.F46">
            <calcext:condition calcext:apply-style-name="Error" calcext:value="=1" calcext:base-cell-address="Sheet1.F46"/>
          </calcext:conditional-format>
          <calcext:conditional-format calcext:target-range-address="Sheet1.F46:Sheet1.F46">
            <calcext:condition calcext:apply-style-name="Good" calcext:value="=2" calcext:base-cell-address="Sheet1.F46"/>
          </calcext:conditional-format>
          <calcext:conditional-format calcext:target-range-address="Sheet1.F47:Sheet1.F47">
            <calcext:condition calcext:apply-style-name="Error" calcext:value="=1" calcext:base-cell-address="Sheet1.F47"/>
          </calcext:conditional-format>
          <calcext:conditional-format calcext:target-range-address="Sheet1.F47:Sheet1.F47">
            <calcext:condition calcext:apply-style-name="Good" calcext:value="=2" calcext:base-cell-address="Sheet1.F47"/>
          </calcext:conditional-format>
          <calcext:conditional-format calcext:target-range-address="Sheet1.F48:Sheet1.F48">
            <calcext:condition calcext:apply-style-name="Error" calcext:value="=1" calcext:base-cell-address="Sheet1.F48"/>
          </calcext:conditional-format>
          <calcext:conditional-format calcext:target-range-address="Sheet1.F48:Sheet1.F48">
            <calcext:condition calcext:apply-style-name="Good" calcext:value="=2" calcext:base-cell-address="Sheet1.F48"/>
          </calcext:conditional-format>
          <calcext:conditional-format calcext:target-range-address="Sheet1.F49:Sheet1.F49">
            <calcext:condition calcext:apply-style-name="Error" calcext:value="=1" calcext:base-cell-address="Sheet1.F49"/>
          </calcext:conditional-format>
          <calcext:conditional-format calcext:target-range-address="Sheet1.F49:Sheet1.F49">
            <calcext:condition calcext:apply-style-name="Good" calcext:value="=2" calcext:base-cell-address="Sheet1.F49"/>
          </calcext:conditional-format>
          <calcext:conditional-format calcext:target-range-address="Sheet1.F50:Sheet1.F50">
            <calcext:condition calcext:apply-style-name="Error" calcext:value="=1" calcext:base-cell-address="Sheet1.F50"/>
          </calcext:conditional-format>
          <calcext:conditional-format calcext:target-range-address="Sheet1.F50:Sheet1.F50">
            <calcext:condition calcext:apply-style-name="Good" calcext:value="=2" calcext:base-cell-address="Sheet1.F50"/>
          </calcext:conditional-format>
          <calcext:conditional-format calcext:target-range-address="Sheet1.F51:Sheet1.F51">
            <calcext:condition calcext:apply-style-name="Error" calcext:value="=1" calcext:base-cell-address="Sheet1.F51"/>
          </calcext:conditional-format>
          <calcext:conditional-format calcext:target-range-address="Sheet1.F51:Sheet1.F51">
            <calcext:condition calcext:apply-style-name="Good" calcext:value="=2" calcext:base-cell-address="Sheet1.F51"/>
          </calcext:conditional-format>
          <calcext:conditional-format calcext:target-range-address="Sheet1.F52:Sheet1.F52">
            <calcext:condition calcext:apply-style-name="Error" calcext:value="=1" calcext:base-cell-address="Sheet1.F52"/>
          </calcext:conditional-format>
          <calcext:conditional-format calcext:target-range-address="Sheet1.F52:Sheet1.F52">
            <calcext:condition calcext:apply-style-name="Good" calcext:value="=2" calcext:base-cell-address="Sheet1.F52"/>
          </calcext:conditional-format>
          <calcext:conditional-format calcext:target-range-address="Sheet1.F53:Sheet1.F53">
            <calcext:condition calcext:apply-style-name="Error" calcext:value="=1" calcext:base-cell-address="Sheet1.F53"/>
          </calcext:conditional-format>
          <calcext:conditional-format calcext:target-range-address="Sheet1.F53:Sheet1.F53">
            <calcext:condition calcext:apply-style-name="Good" calcext:value="=2" calcext:base-cell-address="Sheet1.F53"/>
          </calcext:conditional-format>
          <calcext:conditional-format calcext:target-range-address="Sheet1.F54:Sheet1.F54">
            <calcext:condition calcext:apply-style-name="Error" calcext:value="=1" calcext:base-cell-address="Sheet1.F54"/>
          </calcext:conditional-format>
          <calcext:conditional-format calcext:target-range-address="Sheet1.F54:Sheet1.F54">
            <calcext:condition calcext:apply-style-name="Good" calcext:value="=2" calcext:base-cell-address="Sheet1.F54"/>
          </calcext:conditional-format>
          <calcext:conditional-format calcext:target-range-address="Sheet1.F55:Sheet1.F55">
            <calcext:condition calcext:apply-style-name="Error" calcext:value="=1" calcext:base-cell-address="Sheet1.F55"/>
          </calcext:conditional-format>
          <calcext:conditional-format calcext:target-range-address="Sheet1.F55:Sheet1.F55">
            <calcext:condition calcext:apply-style-name="Good" calcext:value="=2" calcext:base-cell-address="Sheet1.F55"/>
          </calcext:conditional-format>
          <calcext:conditional-format calcext:target-range-address="Sheet1.F56:Sheet1.F56">
            <calcext:condition calcext:apply-style-name="Error" calcext:value="=1" calcext:base-cell-address="Sheet1.F56"/>
          </calcext:conditional-format>
          <calcext:conditional-format calcext:target-range-address="Sheet1.F56:Sheet1.F56">
            <calcext:condition calcext:apply-style-name="Good" calcext:value="=2" calcext:base-cell-address="Sheet1.F56"/>
          </calcext:conditional-format>
          <calcext:conditional-format calcext:target-range-address="Sheet1.F57:Sheet1.F57">
            <calcext:condition calcext:apply-style-name="Error" calcext:value="=1" calcext:base-cell-address="Sheet1.F57"/>
          </calcext:conditional-format>
          <calcext:conditional-format calcext:target-range-address="Sheet1.F57:Sheet1.F57">
            <calcext:condition calcext:apply-style-name="Good" calcext:value="=2" calcext:base-cell-address="Sheet1.F57"/>
          </calcext:conditional-format>
          <calcext:conditional-format calcext:target-range-address="Sheet1.F58:Sheet1.F58">
            <calcext:condition calcext:apply-style-name="Error" calcext:value="=1" calcext:base-cell-address="Sheet1.F58"/>
          </calcext:conditional-format>
          <calcext:conditional-format calcext:target-range-address="Sheet1.F58:Sheet1.F58">
            <calcext:condition calcext:apply-style-name="Good" calcext:value="=2" calcext:base-cell-address="Sheet1.F58"/>
          </calcext:conditional-format>
          <calcext:conditional-format calcext:target-range-address="Sheet1.F59:Sheet1.F59">
            <calcext:condition calcext:apply-style-name="Error" calcext:value="=1" calcext:base-cell-address="Sheet1.F59"/>
          </calcext:conditional-format>
          <calcext:conditional-format calcext:target-range-address="Sheet1.F59:Sheet1.F59">
            <calcext:condition calcext:apply-style-name="Good" calcext:value="=2" calcext:base-cell-address="Sheet1.F59"/>
          </calcext:conditional-format>
          <calcext:conditional-format calcext:target-range-address="Sheet1.F60:Sheet1.F60">
            <calcext:condition calcext:apply-style-name="Error" calcext:value="=1" calcext:base-cell-address="Sheet1.F60"/>
          </calcext:conditional-format>
          <calcext:conditional-format calcext:target-range-address="Sheet1.F60:Sheet1.F60">
            <calcext:condition calcext:apply-style-name="Good" calcext:value="=2" calcext:base-cell-address="Sheet1.F60"/>
          </calcext:conditional-format>
          <calcext:conditional-format calcext:target-range-address="Sheet1.F61:Sheet1.F61">
            <calcext:condition calcext:apply-style-name="Error" calcext:value="=1" calcext:base-cell-address="Sheet1.F61"/>
          </calcext:conditional-format>
          <calcext:conditional-format calcext:target-range-address="Sheet1.F61:Sheet1.F61">
            <calcext:condition calcext:apply-style-name="Good" calcext:value="=2" calcext:base-cell-address="Sheet1.F61"/>
          </calcext:conditional-format>
          <calcext:conditional-format calcext:target-range-address="Sheet1.F62:Sheet1.F62">
            <calcext:condition calcext:apply-style-name="Error" calcext:value="=1" calcext:base-cell-address="Sheet1.F62"/>
          </calcext:conditional-format>
          <calcext:conditional-format calcext:target-range-address="Sheet1.F62:Sheet1.F62">
            <calcext:condition calcext:apply-style-name="Good" calcext:value="=2" calcext:base-cell-address="Sheet1.F62"/>
          </calcext:conditional-format>
          <calcext:conditional-format calcext:target-range-address="Sheet1.F63:Sheet1.F63">
            <calcext:condition calcext:apply-style-name="Error" calcext:value="=1" calcext:base-cell-address="Sheet1.F63"/>
          </calcext:conditional-format>
          <calcext:conditional-format calcext:target-range-address="Sheet1.F63:Sheet1.F63">
            <calcext:condition calcext:apply-style-name="Good" calcext:value="=2" calcext:base-cell-address="Sheet1.F63"/>
          </calcext:conditional-format>
          <calcext:conditional-format calcext:target-range-address="Sheet1.F64:Sheet1.F64">
            <calcext:condition calcext:apply-style-name="Error" calcext:value="=1" calcext:base-cell-address="Sheet1.F64"/>
          </calcext:conditional-format>
          <calcext:conditional-format calcext:target-range-address="Sheet1.F64:Sheet1.F64">
            <calcext:condition calcext:apply-style-name="Good" calcext:value="=2" calcext:base-cell-address="Sheet1.F64"/>
          </calcext:conditional-format>
          <calcext:conditional-format calcext:target-range-address="Sheet1.F65:Sheet1.F65">
            <calcext:condition calcext:apply-style-name="Error" calcext:value="=1" calcext:base-cell-address="Sheet1.F65"/>
          </calcext:conditional-format>
          <calcext:conditional-format calcext:target-range-address="Sheet1.F65:Sheet1.F65">
            <calcext:condition calcext:apply-style-name="Good" calcext:value="=2" calcext:base-cell-address="Sheet1.F65"/>
          </calcext:conditional-format>
          <calcext:conditional-format calcext:target-range-address="Sheet1.F66:Sheet1.F66">
            <calcext:condition calcext:apply-style-name="Error" calcext:value="=1" calcext:base-cell-address="Sheet1.F66"/>
          </calcext:conditional-format>
          <calcext:conditional-format calcext:target-range-address="Sheet1.F66:Sheet1.F66">
            <calcext:condition calcext:apply-style-name="Good" calcext:value="=2" calcext:base-cell-address="Sheet1.F66"/>
          </calcext:conditional-format>
          <calcext:conditional-format calcext:target-range-address="Sheet1.F67:Sheet1.F67">
            <calcext:condition calcext:apply-style-name="Error" calcext:value="=1" calcext:base-cell-address="Sheet1.F67"/>
          </calcext:conditional-format>
          <calcext:conditional-format calcext:target-range-address="Sheet1.F67:Sheet1.F67">
            <calcext:condition calcext:apply-style-name="Good" calcext:value="=2" calcext:base-cell-address="Sheet1.F67"/>
          </calcext:conditional-format>
          <calcext:conditional-format calcext:target-range-address="Sheet1.F68:Sheet1.F68">
            <calcext:condition calcext:apply-style-name="Error" calcext:value="=1" calcext:base-cell-address="Sheet1.F68"/>
          </calcext:conditional-format>
          <calcext:conditional-format calcext:target-range-address="Sheet1.F68:Sheet1.F68">
            <calcext:condition calcext:apply-style-name="Good" calcext:value="=2" calcext:base-cell-address="Sheet1.F68"/>
          </calcext:conditional-format>
          <calcext:conditional-format calcext:target-range-address="Sheet1.F69:Sheet1.F69">
            <calcext:condition calcext:apply-style-name="Error" calcext:value="=1" calcext:base-cell-address="Sheet1.F69"/>
          </calcext:conditional-format>
          <calcext:conditional-format calcext:target-range-address="Sheet1.F69:Sheet1.F69">
            <calcext:condition calcext:apply-style-name="Good" calcext:value="=2" calcext:base-cell-address="Sheet1.F69"/>
          </calcext:conditional-format>
          <calcext:conditional-format calcext:target-range-address="Sheet1.F70:Sheet1.F70">
            <calcext:condition calcext:apply-style-name="Error" calcext:value="=1" calcext:base-cell-address="Sheet1.F70"/>
          </calcext:conditional-format>
          <calcext:conditional-format calcext:target-range-address="Sheet1.F70:Sheet1.F70">
            <calcext:condition calcext:apply-style-name="Good" calcext:value="=2" calcext:base-cell-address="Sheet1.F70"/>
          </calcext:conditional-format>
          <calcext:conditional-format calcext:target-range-address="Sheet1.F71:Sheet1.F71">
            <calcext:condition calcext:apply-style-name="Error" calcext:value="=1" calcext:base-cell-address="Sheet1.F71"/>
          </calcext:conditional-format>
          <calcext:conditional-format calcext:target-range-address="Sheet1.F71:Sheet1.F71">
            <calcext:condition calcext:apply-style-name="Good" calcext:value="=2" calcext:base-cell-address="Sheet1.F71"/>
          </calcext:conditional-format>
          <calcext:conditional-format calcext:target-range-address="Sheet1.F72:Sheet1.F72">
            <calcext:condition calcext:apply-style-name="Error" calcext:value="=1" calcext:base-cell-address="Sheet1.F72"/>
          </calcext:conditional-format>
          <calcext:conditional-format calcext:target-range-address="Sheet1.F72:Sheet1.F72">
            <calcext:condition calcext:apply-style-name="Good" calcext:value="=2" calcext:base-cell-address="Sheet1.F72"/>
          </calcext:conditional-format>
          <calcext:conditional-format calcext:target-range-address="Sheet1.F73:Sheet1.F73">
            <calcext:condition calcext:apply-style-name="Error" calcext:value="=1" calcext:base-cell-address="Sheet1.F73"/>
          </calcext:conditional-format>
          <calcext:conditional-format calcext:target-range-address="Sheet1.F73:Sheet1.F73">
            <calcext:condition calcext:apply-style-name="Good" calcext:value="=2" calcext:base-cell-address="Sheet1.F73"/>
          </calcext:conditional-format>
          <calcext:conditional-format calcext:target-range-address="Sheet1.F74:Sheet1.F74">
            <calcext:condition calcext:apply-style-name="Error" calcext:value="=1" calcext:base-cell-address="Sheet1.F74"/>
          </calcext:conditional-format>
          <calcext:conditional-format calcext:target-range-address="Sheet1.F74:Sheet1.F74">
            <calcext:condition calcext:apply-style-name="Good" calcext:value="=2" calcext:base-cell-address="Sheet1.F74"/>
          </calcext:conditional-format>
          <calcext:conditional-format calcext:target-range-address="Sheet1.F75:Sheet1.F75">
            <calcext:condition calcext:apply-style-name="Error" calcext:value="=1" calcext:base-cell-address="Sheet1.F75"/>
          </calcext:conditional-format>
          <calcext:conditional-format calcext:target-range-address="Sheet1.F75:Sheet1.F75">
            <calcext:condition calcext:apply-style-name="Good" calcext:value="=2" calcext:base-cell-address="Sheet1.F75"/>
          </calcext:conditional-format>
          <calcext:conditional-format calcext:target-range-address="Sheet1.F76:Sheet1.F76">
            <calcext:condition calcext:apply-style-name="Error" calcext:value="=1" calcext:base-cell-address="Sheet1.F76"/>
          </calcext:conditional-format>
          <calcext:conditional-format calcext:target-range-address="Sheet1.F76:Sheet1.F76">
            <calcext:condition calcext:apply-style-name="Good" calcext:value="=2" calcext:base-cell-address="Sheet1.F76"/>
          </calcext:conditional-format>
          <calcext:conditional-format calcext:target-range-address="Sheet1.F77:Sheet1.F77">
            <calcext:condition calcext:apply-style-name="Error" calcext:value="=1" calcext:base-cell-address="Sheet1.F77"/>
          </calcext:conditional-format>
          <calcext:conditional-format calcext:target-range-address="Sheet1.F77:Sheet1.F77">
            <calcext:condition calcext:apply-style-name="Good" calcext:value="=2" calcext:base-cell-address="Sheet1.F77"/>
          </calcext:conditional-format>
          <calcext:conditional-format calcext:target-range-address="Sheet1.F78:Sheet1.F78">
            <calcext:condition calcext:apply-style-name="Error" calcext:value="=1" calcext:base-cell-address="Sheet1.F78"/>
          </calcext:conditional-format>
          <calcext:conditional-format calcext:target-range-address="Sheet1.F78:Sheet1.F78">
            <calcext:condition calcext:apply-style-name="Good" calcext:value="=2" calcext:base-cell-address="Sheet1.F78"/>
          </calcext:conditional-format>
          <calcext:conditional-format calcext:target-range-address="Sheet1.F79:Sheet1.F79">
            <calcext:condition calcext:apply-style-name="Error" calcext:value="=1" calcext:base-cell-address="Sheet1.F79"/>
          </calcext:conditional-format>
          <calcext:conditional-format calcext:target-range-address="Sheet1.F79:Sheet1.F79">
            <calcext:condition calcext:apply-style-name="Good" calcext:value="=2" calcext:base-cell-address="Sheet1.F79"/>
          </calcext:conditional-format>
          <calcext:conditional-format calcext:target-range-address="Sheet1.F80:Sheet1.F80">
            <calcext:condition calcext:apply-style-name="Error" calcext:value="=1" calcext:base-cell-address="Sheet1.F80"/>
          </calcext:conditional-format>
          <calcext:conditional-format calcext:target-range-address="Sheet1.F80:Sheet1.F80">
            <calcext:condition calcext:apply-style-name="Good" calcext:value="=2" calcext:base-cell-address="Sheet1.F80"/>
          </calcext:conditional-format>
          <calcext:conditional-format calcext:target-range-address="Sheet1.F81:Sheet1.F81">
            <calcext:condition calcext:apply-style-name="Error" calcext:value="=1" calcext:base-cell-address="Sheet1.F81"/>
          </calcext:conditional-format>
          <calcext:conditional-format calcext:target-range-address="Sheet1.F81:Sheet1.F81">
            <calcext:condition calcext:apply-style-name="Good" calcext:value="=2" calcext:base-cell-address="Sheet1.F81"/>
          </calcext:conditional-format>
          <calcext:conditional-format calcext:target-range-address="Sheet1.F82:Sheet1.F82">
            <calcext:condition calcext:apply-style-name="Error" calcext:value="=1" calcext:base-cell-address="Sheet1.F82"/>
          </calcext:conditional-format>
          <calcext:conditional-format calcext:target-range-address="Sheet1.F82:Sheet1.F82">
            <calcext:condition calcext:apply-style-name="Good" calcext:value="=2" calcext:base-cell-address="Sheet1.F82"/>
          </calcext:conditional-format>
          <calcext:conditional-format calcext:target-range-address="Sheet1.F83:Sheet1.F83">
            <calcext:condition calcext:apply-style-name="Error" calcext:value="=1" calcext:base-cell-address="Sheet1.F83"/>
          </calcext:conditional-format>
          <calcext:conditional-format calcext:target-range-address="Sheet1.F83:Sheet1.F83">
            <calcext:condition calcext:apply-style-name="Good" calcext:value="=2" calcext:base-cell-address="Sheet1.F83"/>
          </calcext:conditional-format>
          <calcext:conditional-format calcext:target-range-address="Sheet1.F84:Sheet1.F84">
            <calcext:condition calcext:apply-style-name="Error" calcext:value="=1" calcext:base-cell-address="Sheet1.F84"/>
          </calcext:conditional-format>
          <calcext:conditional-format calcext:target-range-address="Sheet1.F84:Sheet1.F84">
            <calcext:condition calcext:apply-style-name="Good" calcext:value="=2" calcext:base-cell-address="Sheet1.F84"/>
          </calcext:conditional-format>
          <calcext:conditional-format calcext:target-range-address="Sheet1.F85:Sheet1.F85">
            <calcext:condition calcext:apply-style-name="Error" calcext:value="=1" calcext:base-cell-address="Sheet1.F85"/>
          </calcext:conditional-format>
          <calcext:conditional-format calcext:target-range-address="Sheet1.F85:Sheet1.F85">
            <calcext:condition calcext:apply-style-name="Good" calcext:value="=2" calcext:base-cell-address="Sheet1.F85"/>
          </calcext:conditional-format>
          <calcext:conditional-format calcext:target-range-address="Sheet1.F86:Sheet1.F86">
            <calcext:condition calcext:apply-style-name="Error" calcext:value="=1" calcext:base-cell-address="Sheet1.F86"/>
          </calcext:conditional-format>
          <calcext:conditional-format calcext:target-range-address="Sheet1.F86:Sheet1.F86">
            <calcext:condition calcext:apply-style-name="Good" calcext:value="=2" calcext:base-cell-address="Sheet1.F86"/>
          </calcext:conditional-format>
          <calcext:conditional-format calcext:target-range-address="Sheet1.F87:Sheet1.F87">
            <calcext:condition calcext:apply-style-name="Error" calcext:value="=1" calcext:base-cell-address="Sheet1.F87"/>
          </calcext:conditional-format>
          <calcext:conditional-format calcext:target-range-address="Sheet1.F87:Sheet1.F87">
            <calcext:condition calcext:apply-style-name="Good" calcext:value="=2" calcext:base-cell-address="Sheet1.F87"/>
          </calcext:conditional-format>
          <calcext:conditional-format calcext:target-range-address="Sheet1.F88:Sheet1.F88">
            <calcext:condition calcext:apply-style-name="Error" calcext:value="=1" calcext:base-cell-address="Sheet1.F88"/>
          </calcext:conditional-format>
          <calcext:conditional-format calcext:target-range-address="Sheet1.F88:Sheet1.F88">
            <calcext:condition calcext:apply-style-name="Good" calcext:value="=2" calcext:base-cell-address="Sheet1.F88"/>
          </calcext:conditional-format>
          <calcext:conditional-format calcext:target-range-address="Sheet1.F89:Sheet1.F89">
            <calcext:condition calcext:apply-style-name="Error" calcext:value="=1" calcext:base-cell-address="Sheet1.F89"/>
          </calcext:conditional-format>
          <calcext:conditional-format calcext:target-range-address="Sheet1.F89:Sheet1.F89">
            <calcext:condition calcext:apply-style-name="Good" calcext:value="=2" calcext:base-cell-address="Sheet1.F89"/>
          </calcext:conditional-format>
          <calcext:conditional-format calcext:target-range-address="Sheet1.F90:Sheet1.F90">
            <calcext:condition calcext:apply-style-name="Error" calcext:value="=1" calcext:base-cell-address="Sheet1.F90"/>
          </calcext:conditional-format>
          <calcext:conditional-format calcext:target-range-address="Sheet1.F90:Sheet1.F90">
            <calcext:condition calcext:apply-style-name="Good" calcext:value="=2" calcext:base-cell-address="Sheet1.F90"/>
          </calcext:conditional-format>
          <calcext:conditional-format calcext:target-range-address="Sheet1.F91:Sheet1.F91">
            <calcext:condition calcext:apply-style-name="Error" calcext:value="=1" calcext:base-cell-address="Sheet1.F91"/>
          </calcext:conditional-format>
          <calcext:conditional-format calcext:target-range-address="Sheet1.F91:Sheet1.F91">
            <calcext:condition calcext:apply-style-name="Good" calcext:value="=2" calcext:base-cell-address="Sheet1.F91"/>
          </calcext:conditional-format>
          <calcext:conditional-format calcext:target-range-address="Sheet1.F92:Sheet1.F92">
            <calcext:condition calcext:apply-style-name="Error" calcext:value="=1" calcext:base-cell-address="Sheet1.F92"/>
          </calcext:conditional-format>
          <calcext:conditional-format calcext:target-range-address="Sheet1.F92:Sheet1.F92">
            <calcext:condition calcext:apply-style-name="Good" calcext:value="=2" calcext:base-cell-address="Sheet1.F92"/>
          </calcext:conditional-format>
          <calcext:conditional-format calcext:target-range-address="Sheet1.F93:Sheet1.F93">
            <calcext:condition calcext:apply-style-name="Error" calcext:value="=1" calcext:base-cell-address="Sheet1.F93"/>
          </calcext:conditional-format>
          <calcext:conditional-format calcext:target-range-address="Sheet1.F93:Sheet1.F93">
            <calcext:condition calcext:apply-style-name="Good" calcext:value="=2" calcext:base-cell-address="Sheet1.F93"/>
          </calcext:conditional-format>
          <calcext:conditional-format calcext:target-range-address="Sheet1.F94:Sheet1.F94">
            <calcext:condition calcext:apply-style-name="Error" calcext:value="=1" calcext:base-cell-address="Sheet1.F94"/>
          </calcext:conditional-format>
          <calcext:conditional-format calcext:target-range-address="Sheet1.F94:Sheet1.F94">
            <calcext:condition calcext:apply-style-name="Good" calcext:value="=2" calcext:base-cell-address="Sheet1.F94"/>
          </calcext:conditional-format>
          <calcext:conditional-format calcext:target-range-address="Sheet1.F95:Sheet1.F95">
            <calcext:condition calcext:apply-style-name="Error" calcext:value="=1" calcext:base-cell-address="Sheet1.F95"/>
          </calcext:conditional-format>
          <calcext:conditional-format calcext:target-range-address="Sheet1.F95:Sheet1.F95">
            <calcext:condition calcext:apply-style-name="Good" calcext:value="=2" calcext:base-cell-address="Sheet1.F95"/>
          </calcext:conditional-format>
          <calcext:conditional-format calcext:target-range-address="Sheet1.F96:Sheet1.F96">
            <calcext:condition calcext:apply-style-name="Error" calcext:value="=1" calcext:base-cell-address="Sheet1.F96"/>
          </calcext:conditional-format>
          <calcext:conditional-format calcext:target-range-address="Sheet1.F96:Sheet1.F96">
            <calcext:condition calcext:apply-style-name="Good" calcext:value="=2" calcext:base-cell-address="Sheet1.F96"/>
          </calcext:conditional-format>
          <calcext:conditional-format calcext:target-range-address="Sheet1.F97:Sheet1.F97">
            <calcext:condition calcext:apply-style-name="Error" calcext:value="=1" calcext:base-cell-address="Sheet1.F97"/>
          </calcext:conditional-format>
          <calcext:conditional-format calcext:target-range-address="Sheet1.F97:Sheet1.F97">
            <calcext:condition calcext:apply-style-name="Good" calcext:value="=2" calcext:base-cell-address="Sheet1.F97"/>
          </calcext:conditional-format>
          <calcext:conditional-format calcext:target-range-address="Sheet1.F98:Sheet1.F98">
            <calcext:condition calcext:apply-style-name="Error" calcext:value="=1" calcext:base-cell-address="Sheet1.F98"/>
          </calcext:conditional-format>
          <calcext:conditional-format calcext:target-range-address="Sheet1.F98:Sheet1.F98">
            <calcext:condition calcext:apply-style-name="Good" calcext:value="=2" calcext:base-cell-address="Sheet1.F98"/>
          </calcext:conditional-format>
          <calcext:conditional-format calcext:target-range-address="Sheet1.F99:Sheet1.F99">
            <calcext:condition calcext:apply-style-name="Error" calcext:value="=1" calcext:base-cell-address="Sheet1.F99"/>
          </calcext:conditional-format>
          <calcext:conditional-format calcext:target-range-address="Sheet1.F99:Sheet1.F99">
            <calcext:condition calcext:apply-style-name="Good" calcext:value="=2" calcext:base-cell-address="Sheet1.F99"/>
          </calcext:conditional-format>
          <calcext:conditional-format calcext:target-range-address="Sheet1.F100:Sheet1.F100">
            <calcext:condition calcext:apply-style-name="Error" calcext:value="=1" calcext:base-cell-address="Sheet1.F100"/>
          </calcext:conditional-format>
          <calcext:conditional-format calcext:target-range-address="Sheet1.F100:Sheet1.F100">
            <calcext:condition calcext:apply-style-name="Good" calcext:value="=2" calcext:base-cell-address="Sheet1.F100"/>
          </calcext:conditional-format>
          <calcext:conditional-format calcext:target-range-address="Sheet1.F101:Sheet1.F101">
            <calcext:condition calcext:apply-style-name="Error" calcext:value="=1" calcext:base-cell-address="Sheet1.F101"/>
          </calcext:conditional-format>
          <calcext:conditional-format calcext:target-range-address="Sheet1.F101:Sheet1.F101">
            <calcext:condition calcext:apply-style-name="Good" calcext:value="=2" calcext:base-cell-address="Sheet1.F101"/>
          </calcext:conditional-format>
          <calcext:conditional-format calcext:target-range-address="Sheet1.F102:Sheet1.F102">
            <calcext:condition calcext:apply-style-name="Error" calcext:value="=1" calcext:base-cell-address="Sheet1.F102"/>
          </calcext:conditional-format>
          <calcext:conditional-format calcext:target-range-address="Sheet1.F102:Sheet1.F102">
            <calcext:condition calcext:apply-style-name="Good" calcext:value="=2" calcext:base-cell-address="Sheet1.F102"/>
          </calcext:conditional-format>
          <calcext:conditional-format calcext:target-range-address="Sheet1.F103:Sheet1.F103">
            <calcext:condition calcext:apply-style-name="Error" calcext:value="=1" calcext:base-cell-address="Sheet1.F103"/>
          </calcext:conditional-format>
          <calcext:conditional-format calcext:target-range-address="Sheet1.F103:Sheet1.F103">
            <calcext:condition calcext:apply-style-name="Good" calcext:value="=2" calcext:base-cell-address="Sheet1.F103"/>
          </calcext:conditional-format>
          <calcext:conditional-format calcext:target-range-address="Sheet1.F104:Sheet1.F104">
            <calcext:condition calcext:apply-style-name="Error" calcext:value="=1" calcext:base-cell-address="Sheet1.F104"/>
          </calcext:conditional-format>
          <calcext:conditional-format calcext:target-range-address="Sheet1.F104:Sheet1.F104">
            <calcext:condition calcext:apply-style-name="Good" calcext:value="=2" calcext:base-cell-address="Sheet1.F104"/>
          </calcext:conditional-format>
          <calcext:conditional-format calcext:target-range-address="Sheet1.F105:Sheet1.F105">
            <calcext:condition calcext:apply-style-name="Error" calcext:value="=1" calcext:base-cell-address="Sheet1.F105"/>
          </calcext:conditional-format>
          <calcext:conditional-format calcext:target-range-address="Sheet1.F105:Sheet1.F105">
            <calcext:condition calcext:apply-style-name="Good" calcext:value="=2" calcext:base-cell-address="Sheet1.F105"/>
          </calcext:conditional-format>
          <calcext:conditional-format calcext:target-range-address="Sheet1.F106:Sheet1.F106">
            <calcext:condition calcext:apply-style-name="Error" calcext:value="=1" calcext:base-cell-address="Sheet1.F106"/>
          </calcext:conditional-format>
          <calcext:conditional-format calcext:target-range-address="Sheet1.F106:Sheet1.F106">
            <calcext:condition calcext:apply-style-name="Good" calcext:value="=2" calcext:base-cell-address="Sheet1.F106"/>
          </calcext:conditional-format>
          <calcext:conditional-format calcext:target-range-address="Sheet1.F107:Sheet1.F107">
            <calcext:condition calcext:apply-style-name="Error" calcext:value="=1" calcext:base-cell-address="Sheet1.F107"/>
          </calcext:conditional-format>
          <calcext:conditional-format calcext:target-range-address="Sheet1.F107:Sheet1.F107">
            <calcext:condition calcext:apply-style-name="Good" calcext:value="=2" calcext:base-cell-address="Sheet1.F107"/>
          </calcext:conditional-format>
          <calcext:conditional-format calcext:target-range-address="Sheet1.F108:Sheet1.F108">
            <calcext:condition calcext:apply-style-name="Error" calcext:value="=1" calcext:base-cell-address="Sheet1.F108"/>
          </calcext:conditional-format>
          <calcext:conditional-format calcext:target-range-address="Sheet1.F108:Sheet1.F108">
            <calcext:condition calcext:apply-style-name="Good" calcext:value="=2" calcext:base-cell-address="Sheet1.F108"/>
          </calcext:conditional-format>
          <calcext:conditional-format calcext:target-range-address="Sheet1.F109:Sheet1.F109">
            <calcext:condition calcext:apply-style-name="Error" calcext:value="=1" calcext:base-cell-address="Sheet1.F109"/>
          </calcext:conditional-format>
          <calcext:conditional-format calcext:target-range-address="Sheet1.F109:Sheet1.F109">
            <calcext:condition calcext:apply-style-name="Good" calcext:value="=2" calcext:base-cell-address="Sheet1.F109"/>
          </calcext:conditional-format>
          <calcext:conditional-format calcext:target-range-address="Sheet1.F110:Sheet1.F110">
            <calcext:condition calcext:apply-style-name="Error" calcext:value="=1" calcext:base-cell-address="Sheet1.F110"/>
          </calcext:conditional-format>
          <calcext:conditional-format calcext:target-range-address="Sheet1.F110:Sheet1.F110">
            <calcext:condition calcext:apply-style-name="Good" calcext:value="=2" calcext:base-cell-address="Sheet1.F110"/>
          </calcext:conditional-format>
          <calcext:conditional-format calcext:target-range-address="Sheet1.F111:Sheet1.F111">
            <calcext:condition calcext:apply-style-name="Error" calcext:value="=1" calcext:base-cell-address="Sheet1.F111"/>
          </calcext:conditional-format>
          <calcext:conditional-format calcext:target-range-address="Sheet1.F111:Sheet1.F111">
            <calcext:condition calcext:apply-style-name="Good" calcext:value="=2" calcext:base-cell-address="Sheet1.F111"/>
          </calcext:conditional-format>
          <calcext:conditional-format calcext:target-range-address="Sheet1.F112:Sheet1.F112">
            <calcext:condition calcext:apply-style-name="Error" calcext:value="=1" calcext:base-cell-address="Sheet1.F112"/>
          </calcext:conditional-format>
          <calcext:conditional-format calcext:target-range-address="Sheet1.F112:Sheet1.F112">
            <calcext:condition calcext:apply-style-name="Good" calcext:value="=2" calcext:base-cell-address="Sheet1.F112"/>
          </calcext:conditional-format>
          <calcext:conditional-format calcext:target-range-address="Sheet1.F113:Sheet1.F113">
            <calcext:condition calcext:apply-style-name="Error" calcext:value="=1" calcext:base-cell-address="Sheet1.F113"/>
          </calcext:conditional-format>
          <calcext:conditional-format calcext:target-range-address="Sheet1.F113:Sheet1.F113">
            <calcext:condition calcext:apply-style-name="Good" calcext:value="=2" calcext:base-cell-address="Sheet1.F113"/>
          </calcext:conditional-format>
          <calcext:conditional-format calcext:target-range-address="Sheet1.F114:Sheet1.F114">
            <calcext:condition calcext:apply-style-name="Error" calcext:value="=1" calcext:base-cell-address="Sheet1.F114"/>
          </calcext:conditional-format>
          <calcext:conditional-format calcext:target-range-address="Sheet1.F114:Sheet1.F114">
            <calcext:condition calcext:apply-style-name="Good" calcext:value="=2" calcext:base-cell-address="Sheet1.F114"/>
          </calcext:conditional-format>
          <calcext:conditional-format calcext:target-range-address="Sheet1.F115:Sheet1.F115">
            <calcext:condition calcext:apply-style-name="Error" calcext:value="=1" calcext:base-cell-address="Sheet1.F115"/>
          </calcext:conditional-format>
          <calcext:conditional-format calcext:target-range-address="Sheet1.F115:Sheet1.F115">
            <calcext:condition calcext:apply-style-name="Good" calcext:value="=2" calcext:base-cell-address="Sheet1.F115"/>
          </calcext:conditional-format>
          <calcext:conditional-format calcext:target-range-address="Sheet1.F116:Sheet1.F116">
            <calcext:condition calcext:apply-style-name="Error" calcext:value="=1" calcext:base-cell-address="Sheet1.F116"/>
          </calcext:conditional-format>
          <calcext:conditional-format calcext:target-range-address="Sheet1.F116:Sheet1.F116">
            <calcext:condition calcext:apply-style-name="Good" calcext:value="=2" calcext:base-cell-address="Sheet1.F116"/>
          </calcext:conditional-format>
          <calcext:conditional-format calcext:target-range-address="Sheet1.F117:Sheet1.F117">
            <calcext:condition calcext:apply-style-name="Error" calcext:value="=1" calcext:base-cell-address="Sheet1.F117"/>
          </calcext:conditional-format>
          <calcext:conditional-format calcext:target-range-address="Sheet1.F117:Sheet1.F117">
            <calcext:condition calcext:apply-style-name="Good" calcext:value="=2" calcext:base-cell-address="Sheet1.F117"/>
          </calcext:conditional-format>
          <calcext:conditional-format calcext:target-range-address="Sheet1.F118:Sheet1.F118">
            <calcext:condition calcext:apply-style-name="Error" calcext:value="=1" calcext:base-cell-address="Sheet1.F118"/>
          </calcext:conditional-format>
          <calcext:conditional-format calcext:target-range-address="Sheet1.F118:Sheet1.F118">
            <calcext:condition calcext:apply-style-name="Good" calcext:value="=2" calcext:base-cell-address="Sheet1.F118"/>
          </calcext:conditional-format>
          <calcext:conditional-format calcext:target-range-address="Sheet1.F119:Sheet1.F119">
            <calcext:condition calcext:apply-style-name="Error" calcext:value="=1" calcext:base-cell-address="Sheet1.F119"/>
          </calcext:conditional-format>
          <calcext:conditional-format calcext:target-range-address="Sheet1.F119:Sheet1.F119">
            <calcext:condition calcext:apply-style-name="Good" calcext:value="=2" calcext:base-cell-address="Sheet1.F119"/>
          </calcext:conditional-format>
          <calcext:conditional-format calcext:target-range-address="Sheet1.F120:Sheet1.F120">
            <calcext:condition calcext:apply-style-name="Error" calcext:value="=1" calcext:base-cell-address="Sheet1.F120"/>
          </calcext:conditional-format>
          <calcext:conditional-format calcext:target-range-address="Sheet1.F120:Sheet1.F120">
            <calcext:condition calcext:apply-style-name="Good" calcext:value="=2" calcext:base-cell-address="Sheet1.F120"/>
          </calcext:conditional-format>
          <calcext:conditional-format calcext:target-range-address="Sheet1.F121:Sheet1.F121">
            <calcext:condition calcext:apply-style-name="Error" calcext:value="=1" calcext:base-cell-address="Sheet1.F121"/>
          </calcext:conditional-format>
          <calcext:conditional-format calcext:target-range-address="Sheet1.F121:Sheet1.F121">
            <calcext:condition calcext:apply-style-name="Good" calcext:value="=2" calcext:base-cell-address="Sheet1.F121"/>
          </calcext:conditional-format>
          <calcext:conditional-format calcext:target-range-address="Sheet1.F122:Sheet1.F122">
            <calcext:condition calcext:apply-style-name="Error" calcext:value="=1" calcext:base-cell-address="Sheet1.F122"/>
          </calcext:conditional-format>
          <calcext:conditional-format calcext:target-range-address="Sheet1.F122:Sheet1.F122">
            <calcext:condition calcext:apply-style-name="Good" calcext:value="=2" calcext:base-cell-address="Sheet1.F122"/>
          </calcext:conditional-format>
          <calcext:conditional-format calcext:target-range-address="Sheet1.F123:Sheet1.F123">
            <calcext:condition calcext:apply-style-name="Error" calcext:value="=1" calcext:base-cell-address="Sheet1.F123"/>
          </calcext:conditional-format>
          <calcext:conditional-format calcext:target-range-address="Sheet1.F123:Sheet1.F123">
            <calcext:condition calcext:apply-style-name="Good" calcext:value="=2" calcext:base-cell-address="Sheet1.F123"/>
          </calcext:conditional-format>
          <calcext:conditional-format calcext:target-range-address="Sheet1.F124:Sheet1.F124">
            <calcext:condition calcext:apply-style-name="Error" calcext:value="=1" calcext:base-cell-address="Sheet1.F124"/>
          </calcext:conditional-format>
          <calcext:conditional-format calcext:target-range-address="Sheet1.F124:Sheet1.F124">
            <calcext:condition calcext:apply-style-name="Good" calcext:value="=2" calcext:base-cell-address="Sheet1.F124"/>
          </calcext:conditional-format>
          <calcext:conditional-format calcext:target-range-address="Sheet1.F125:Sheet1.F125">
            <calcext:condition calcext:apply-style-name="Error" calcext:value="=1" calcext:base-cell-address="Sheet1.F125"/>
          </calcext:conditional-format>
          <calcext:conditional-format calcext:target-range-address="Sheet1.F125:Sheet1.F125">
            <calcext:condition calcext:apply-style-name="Good" calcext:value="=2" calcext:base-cell-address="Sheet1.F125"/>
          </calcext:conditional-format>
          <calcext:conditional-format calcext:target-range-address="Sheet1.F126:Sheet1.F126">
            <calcext:condition calcext:apply-style-name="Error" calcext:value="=1" calcext:base-cell-address="Sheet1.F126"/>
          </calcext:conditional-format>
          <calcext:conditional-format calcext:target-range-address="Sheet1.F126:Sheet1.F126">
            <calcext:condition calcext:apply-style-name="Good" calcext:value="=2" calcext:base-cell-address="Sheet1.F126"/>
          </calcext:conditional-format>
          <calcext:conditional-format calcext:target-range-address="Sheet1.F127:Sheet1.F127">
            <calcext:condition calcext:apply-style-name="Error" calcext:value="=1" calcext:base-cell-address="Sheet1.F127"/>
          </calcext:conditional-format>
          <calcext:conditional-format calcext:target-range-address="Sheet1.F127:Sheet1.F127">
            <calcext:condition calcext:apply-style-name="Good" calcext:value="=2" calcext:base-cell-address="Sheet1.F127"/>
          </calcext:conditional-format>
          <calcext:conditional-format calcext:target-range-address="Sheet1.F128:Sheet1.F128">
            <calcext:condition calcext:apply-style-name="Error" calcext:value="=1" calcext:base-cell-address="Sheet1.F128"/>
          </calcext:conditional-format>
          <calcext:conditional-format calcext:target-range-address="Sheet1.F128:Sheet1.F128">
            <calcext:condition calcext:apply-style-name="Good" calcext:value="=2" calcext:base-cell-address="Sheet1.F128"/>
          </calcext:conditional-format>
          <calcext:conditional-format calcext:target-range-address="Sheet1.F129:Sheet1.F129">
            <calcext:condition calcext:apply-style-name="Error" calcext:value="=1" calcext:base-cell-address="Sheet1.F129"/>
          </calcext:conditional-format>
          <calcext:conditional-format calcext:target-range-address="Sheet1.F129:Sheet1.F129">
            <calcext:condition calcext:apply-style-name="Good" calcext:value="=2" calcext:base-cell-address="Sheet1.F129"/>
          </calcext:conditional-format>
          <calcext:conditional-format calcext:target-range-address="Sheet1.F130:Sheet1.F130">
            <calcext:condition calcext:apply-style-name="Error" calcext:value="=1" calcext:base-cell-address="Sheet1.F130"/>
          </calcext:conditional-format>
          <calcext:conditional-format calcext:target-range-address="Sheet1.F130:Sheet1.F130">
            <calcext:condition calcext:apply-style-name="Good" calcext:value="=2" calcext:base-cell-address="Sheet1.F130"/>
          </calcext:conditional-format>
          <calcext:conditional-format calcext:target-range-address="Sheet1.F131:Sheet1.F131">
            <calcext:condition calcext:apply-style-name="Error" calcext:value="=1" calcext:base-cell-address="Sheet1.F131"/>
          </calcext:conditional-format>
          <calcext:conditional-format calcext:target-range-address="Sheet1.F131:Sheet1.F131">
            <calcext:condition calcext:apply-style-name="Good" calcext:value="=2" calcext:base-cell-address="Sheet1.F131"/>
          </calcext:conditional-format>
          <calcext:conditional-format calcext:target-range-address="Sheet1.F132:Sheet1.F132">
            <calcext:condition calcext:apply-style-name="Error" calcext:value="=1" calcext:base-cell-address="Sheet1.F132"/>
          </calcext:conditional-format>
          <calcext:conditional-format calcext:target-range-address="Sheet1.F132:Sheet1.F132">
            <calcext:condition calcext:apply-style-name="Good" calcext:value="=2" calcext:base-cell-address="Sheet1.F132"/>
          </calcext:conditional-format>
          <calcext:conditional-format calcext:target-range-address="Sheet1.F133:Sheet1.F133">
            <calcext:condition calcext:apply-style-name="Error" calcext:value="=1" calcext:base-cell-address="Sheet1.F133"/>
          </calcext:conditional-format>
          <calcext:conditional-format calcext:target-range-address="Sheet1.F133:Sheet1.F133">
            <calcext:condition calcext:apply-style-name="Good" calcext:value="=2" calcext:base-cell-address="Sheet1.F133"/>
          </calcext:conditional-format>
          <calcext:conditional-format calcext:target-range-address="Sheet1.F134:Sheet1.F134">
            <calcext:condition calcext:apply-style-name="Error" calcext:value="=1" calcext:base-cell-address="Sheet1.F134"/>
          </calcext:conditional-format>
          <calcext:conditional-format calcext:target-range-address="Sheet1.F134:Sheet1.F134">
            <calcext:condition calcext:apply-style-name="Good" calcext:value="=2" calcext:base-cell-address="Sheet1.F134"/>
          </calcext:conditional-format>
          <calcext:conditional-format calcext:target-range-address="Sheet1.F135:Sheet1.F135">
            <calcext:condition calcext:apply-style-name="Error" calcext:value="=1" calcext:base-cell-address="Sheet1.F135"/>
          </calcext:conditional-format>
          <calcext:conditional-format calcext:target-range-address="Sheet1.F135:Sheet1.F135">
            <calcext:condition calcext:apply-style-name="Good" calcext:value="=2" calcext:base-cell-address="Sheet1.F135"/>
          </calcext:conditional-format>
          <calcext:conditional-format calcext:target-range-address="Sheet1.F136:Sheet1.F136">
            <calcext:condition calcext:apply-style-name="Error" calcext:value="=1" calcext:base-cell-address="Sheet1.F136"/>
          </calcext:conditional-format>
          <calcext:conditional-format calcext:target-range-address="Sheet1.F136:Sheet1.F136">
            <calcext:condition calcext:apply-style-name="Good" calcext:value="=2" calcext:base-cell-address="Sheet1.F136"/>
          </calcext:conditional-format>
          <calcext:conditional-format calcext:target-range-address="Sheet1.F137:Sheet1.F137">
            <calcext:condition calcext:apply-style-name="Error" calcext:value="=1" calcext:base-cell-address="Sheet1.F137"/>
          </calcext:conditional-format>
          <calcext:conditional-format calcext:target-range-address="Sheet1.F137:Sheet1.F137">
            <calcext:condition calcext:apply-style-name="Good" calcext:value="=2" calcext:base-cell-address="Sheet1.F137"/>
          </calcext:conditional-format>
          <calcext:conditional-format calcext:target-range-address="Sheet1.F138:Sheet1.F138">
            <calcext:condition calcext:apply-style-name="Error" calcext:value="=1" calcext:base-cell-address="Sheet1.F138"/>
          </calcext:conditional-format>
          <calcext:conditional-format calcext:target-range-address="Sheet1.F138:Sheet1.F138">
            <calcext:condition calcext:apply-style-name="Good" calcext:value="=2" calcext:base-cell-address="Sheet1.F138"/>
          </calcext:conditional-format>
          <calcext:conditional-format calcext:target-range-address="Sheet1.F139:Sheet1.F139">
            <calcext:condition calcext:apply-style-name="Error" calcext:value="=1" calcext:base-cell-address="Sheet1.F139"/>
          </calcext:conditional-format>
          <calcext:conditional-format calcext:target-range-address="Sheet1.F139:Sheet1.F139">
            <calcext:condition calcext:apply-style-name="Good" calcext:value="=2" calcext:base-cell-address="Sheet1.F139"/>
          </calcext:conditional-format>
          <calcext:conditional-format calcext:target-range-address="Sheet1.F140:Sheet1.F140">
            <calcext:condition calcext:apply-style-name="Error" calcext:value="=1" calcext:base-cell-address="Sheet1.F140"/>
          </calcext:conditional-format>
          <calcext:conditional-format calcext:target-range-address="Sheet1.F140:Sheet1.F140">
            <calcext:condition calcext:apply-style-name="Good" calcext:value="=2" calcext:base-cell-address="Sheet1.F140"/>
          </calcext:conditional-format>
          <calcext:conditional-format calcext:target-range-address="Sheet1.F141:Sheet1.F141">
            <calcext:condition calcext:apply-style-name="Error" calcext:value="=1" calcext:base-cell-address="Sheet1.F141"/>
          </calcext:conditional-format>
          <calcext:conditional-format calcext:target-range-address="Sheet1.F141:Sheet1.F141">
            <calcext:condition calcext:apply-style-name="Good" calcext:value="=2" calcext:base-cell-address="Sheet1.F141"/>
          </calcext:conditional-format>
          <calcext:conditional-format calcext:target-range-address="Sheet1.F142:Sheet1.F142">
            <calcext:condition calcext:apply-style-name="Error" calcext:value="=1" calcext:base-cell-address="Sheet1.F142"/>
          </calcext:conditional-format>
          <calcext:conditional-format calcext:target-range-address="Sheet1.F142:Sheet1.F142">
            <calcext:condition calcext:apply-style-name="Good" calcext:value="=2" calcext:base-cell-address="Sheet1.F142"/>
          </calcext:conditional-format>
          <calcext:conditional-format calcext:target-range-address="Sheet1.F143:Sheet1.F143">
            <calcext:condition calcext:apply-style-name="Error" calcext:value="=1" calcext:base-cell-address="Sheet1.F143"/>
          </calcext:conditional-format>
          <calcext:conditional-format calcext:target-range-address="Sheet1.F143:Sheet1.F143">
            <calcext:condition calcext:apply-style-name="Good" calcext:value="=2" calcext:base-cell-address="Sheet1.F143"/>
          </calcext:conditional-format>
          <calcext:conditional-format calcext:target-range-address="Sheet1.F144:Sheet1.F144">
            <calcext:condition calcext:apply-style-name="Error" calcext:value="=1" calcext:base-cell-address="Sheet1.F144"/>
          </calcext:conditional-format>
          <calcext:conditional-format calcext:target-range-address="Sheet1.F144:Sheet1.F144">
            <calcext:condition calcext:apply-style-name="Good" calcext:value="=2" calcext:base-cell-address="Sheet1.F144"/>
          </calcext:conditional-format>
          <calcext:conditional-format calcext:target-range-address="Sheet1.F145:Sheet1.F145">
            <calcext:condition calcext:apply-style-name="Error" calcext:value="=1" calcext:base-cell-address="Sheet1.F145"/>
          </calcext:conditional-format>
          <calcext:conditional-format calcext:target-range-address="Sheet1.F145:Sheet1.F145">
            <calcext:condition calcext:apply-style-name="Good" calcext:value="=2" calcext:base-cell-address="Sheet1.F145"/>
          </calcext:conditional-format>
          <calcext:conditional-format calcext:target-range-address="Sheet1.F146:Sheet1.F146">
            <calcext:condition calcext:apply-style-name="Error" calcext:value="=1" calcext:base-cell-address="Sheet1.F146"/>
          </calcext:conditional-format>
          <calcext:conditional-format calcext:target-range-address="Sheet1.F146:Sheet1.F146">
            <calcext:condition calcext:apply-style-name="Good" calcext:value="=2" calcext:base-cell-address="Sheet1.F146"/>
          </calcext:conditional-format>
          <calcext:conditional-format calcext:target-range-address="Sheet1.F147:Sheet1.F147">
            <calcext:condition calcext:apply-style-name="Error" calcext:value="=1" calcext:base-cell-address="Sheet1.F147"/>
          </calcext:conditional-format>
          <calcext:conditional-format calcext:target-range-address="Sheet1.F147:Sheet1.F147">
            <calcext:condition calcext:apply-style-name="Good" calcext:value="=2" calcext:base-cell-address="Sheet1.F147"/>
          </calcext:conditional-format>
          <calcext:conditional-format calcext:target-range-address="Sheet1.F148:Sheet1.F148">
            <calcext:condition calcext:apply-style-name="Error" calcext:value="=1" calcext:base-cell-address="Sheet1.F148"/>
          </calcext:conditional-format>
          <calcext:conditional-format calcext:target-range-address="Sheet1.F148:Sheet1.F148">
            <calcext:condition calcext:apply-style-name="Good" calcext:value="=2" calcext:base-cell-address="Sheet1.F148"/>
          </calcext:conditional-format>
          <calcext:conditional-format calcext:target-range-address="Sheet1.F149:Sheet1.F149">
            <calcext:condition calcext:apply-style-name="Error" calcext:value="=1" calcext:base-cell-address="Sheet1.F149"/>
          </calcext:conditional-format>
          <calcext:conditional-format calcext:target-range-address="Sheet1.F149:Sheet1.F149">
            <calcext:condition calcext:apply-style-name="Good" calcext:value="=2" calcext:base-cell-address="Sheet1.F149"/>
          </calcext:conditional-format>
          <calcext:conditional-format calcext:target-range-address="Sheet1.F150:Sheet1.F150">
            <calcext:condition calcext:apply-style-name="Error" calcext:value="=1" calcext:base-cell-address="Sheet1.F150"/>
          </calcext:conditional-format>
          <calcext:conditional-format calcext:target-range-address="Sheet1.F150:Sheet1.F150">
            <calcext:condition calcext:apply-style-name="Good" calcext:value="=2" calcext:base-cell-address="Sheet1.F150"/>
          </calcext:conditional-format>
          <calcext:conditional-format calcext:target-range-address="Sheet1.F151:Sheet1.F151">
            <calcext:condition calcext:apply-style-name="Error" calcext:value="=1" calcext:base-cell-address="Sheet1.F151"/>
          </calcext:conditional-format>
          <calcext:conditional-format calcext:target-range-address="Sheet1.F151:Sheet1.F151">
            <calcext:condition calcext:apply-style-name="Good" calcext:value="=2" calcext:base-cell-address="Sheet1.F151"/>
          </calcext:conditional-format>
          <calcext:conditional-format calcext:target-range-address="Sheet1.F152:Sheet1.F152">
            <calcext:condition calcext:apply-style-name="Error" calcext:value="=1" calcext:base-cell-address="Sheet1.F152"/>
          </calcext:conditional-format>
          <calcext:conditional-format calcext:target-range-address="Sheet1.F152:Sheet1.F152">
            <calcext:condition calcext:apply-style-name="Good" calcext:value="=2" calcext:base-cell-address="Sheet1.F152"/>
          </calcext:conditional-format>
          <calcext:conditional-format calcext:target-range-address="Sheet1.F153:Sheet1.F153">
            <calcext:condition calcext:apply-style-name="Error" calcext:value="=1" calcext:base-cell-address="Sheet1.F153"/>
          </calcext:conditional-format>
          <calcext:conditional-format calcext:target-range-address="Sheet1.F153:Sheet1.F153">
            <calcext:condition calcext:apply-style-name="Good" calcext:value="=2" calcext:base-cell-address="Sheet1.F153"/>
          </calcext:conditional-format>
          <calcext:conditional-format calcext:target-range-address="Sheet1.F154:Sheet1.F154">
            <calcext:condition calcext:apply-style-name="Error" calcext:value="=1" calcext:base-cell-address="Sheet1.F154"/>
          </calcext:conditional-format>
          <calcext:conditional-format calcext:target-range-address="Sheet1.F154:Sheet1.F154">
            <calcext:condition calcext:apply-style-name="Good" calcext:value="=2" calcext:base-cell-address="Sheet1.F154"/>
          </calcext:conditional-format>
          <calcext:conditional-format calcext:target-range-address="Sheet1.F155:Sheet1.F155">
            <calcext:condition calcext:apply-style-name="Error" calcext:value="=1" calcext:base-cell-address="Sheet1.F155"/>
          </calcext:conditional-format>
          <calcext:conditional-format calcext:target-range-address="Sheet1.F155:Sheet1.F155">
            <calcext:condition calcext:apply-style-name="Good" calcext:value="=2" calcext:base-cell-address="Sheet1.F155"/>
          </calcext:conditional-format>
          <calcext:conditional-format calcext:target-range-address="Sheet1.F156:Sheet1.F156">
            <calcext:condition calcext:apply-style-name="Error" calcext:value="=1" calcext:base-cell-address="Sheet1.F156"/>
          </calcext:conditional-format>
          <calcext:conditional-format calcext:target-range-address="Sheet1.F156:Sheet1.F156">
            <calcext:condition calcext:apply-style-name="Good" calcext:value="=2" calcext:base-cell-address="Sheet1.F156"/>
          </calcext:conditional-format>
          <calcext:conditional-format calcext:target-range-address="Sheet1.F157:Sheet1.F157">
            <calcext:condition calcext:apply-style-name="Error" calcext:value="=1" calcext:base-cell-address="Sheet1.F157"/>
          </calcext:conditional-format>
          <calcext:conditional-format calcext:target-range-address="Sheet1.F157:Sheet1.F157">
            <calcext:condition calcext:apply-style-name="Good" calcext:value="=2" calcext:base-cell-address="Sheet1.F157"/>
          </calcext:conditional-format>
          <calcext:conditional-format calcext:target-range-address="Sheet1.F158:Sheet1.F158">
            <calcext:condition calcext:apply-style-name="Error" calcext:value="=1" calcext:base-cell-address="Sheet1.F158"/>
          </calcext:conditional-format>
          <calcext:conditional-format calcext:target-range-address="Sheet1.F158:Sheet1.F158">
            <calcext:condition calcext:apply-style-name="Good" calcext:value="=2" calcext:base-cell-address="Sheet1.F158"/>
          </calcext:conditional-format>
          <calcext:conditional-format calcext:target-range-address="Sheet1.F159:Sheet1.F159">
            <calcext:condition calcext:apply-style-name="Error" calcext:value="=1" calcext:base-cell-address="Sheet1.F159"/>
          </calcext:conditional-format>
          <calcext:conditional-format calcext:target-range-address="Sheet1.F159:Sheet1.F159">
            <calcext:condition calcext:apply-style-name="Good" calcext:value="=2" calcext:base-cell-address="Sheet1.F159"/>
          </calcext:conditional-format>
          <calcext:conditional-format calcext:target-range-address="Sheet1.F160:Sheet1.F160">
            <calcext:condition calcext:apply-style-name="Error" calcext:value="=1" calcext:base-cell-address="Sheet1.F160"/>
          </calcext:conditional-format>
          <calcext:conditional-format calcext:target-range-address="Sheet1.F160:Sheet1.F160">
            <calcext:condition calcext:apply-style-name="Good" calcext:value="=2" calcext:base-cell-address="Sheet1.F160"/>
          </calcext:conditional-format>
          <calcext:conditional-format calcext:target-range-address="Sheet1.F161:Sheet1.F161">
            <calcext:condition calcext:apply-style-name="Error" calcext:value="=1" calcext:base-cell-address="Sheet1.F161"/>
          </calcext:conditional-format>
          <calcext:conditional-format calcext:target-range-address="Sheet1.F161:Sheet1.F161">
            <calcext:condition calcext:apply-style-name="Good" calcext:value="=2" calcext:base-cell-address="Sheet1.F161"/>
          </calcext:conditional-format>
          <calcext:conditional-format calcext:target-range-address="Sheet1.F162:Sheet1.F162">
            <calcext:condition calcext:apply-style-name="Error" calcext:value="=1" calcext:base-cell-address="Sheet1.F162"/>
          </calcext:conditional-format>
          <calcext:conditional-format calcext:target-range-address="Sheet1.F162:Sheet1.F162">
            <calcext:condition calcext:apply-style-name="Good" calcext:value="=2" calcext:base-cell-address="Sheet1.F162"/>
          </calcext:conditional-format>
          <calcext:conditional-format calcext:target-range-address="Sheet1.F163:Sheet1.F163">
            <calcext:condition calcext:apply-style-name="Error" calcext:value="=1" calcext:base-cell-address="Sheet1.F163"/>
          </calcext:conditional-format>
          <calcext:conditional-format calcext:target-range-address="Sheet1.F163:Sheet1.F163">
            <calcext:condition calcext:apply-style-name="Good" calcext:value="=2" calcext:base-cell-address="Sheet1.F163"/>
          </calcext:conditional-format>
          <calcext:conditional-format calcext:target-range-address="Sheet1.F164:Sheet1.F164">
            <calcext:condition calcext:apply-style-name="Error" calcext:value="=1" calcext:base-cell-address="Sheet1.F164"/>
          </calcext:conditional-format>
          <calcext:conditional-format calcext:target-range-address="Sheet1.F164:Sheet1.F164">
            <calcext:condition calcext:apply-style-name="Good" calcext:value="=2" calcext:base-cell-address="Sheet1.F164"/>
          </calcext:conditional-format>
          <calcext:conditional-format calcext:target-range-address="Sheet1.F165:Sheet1.F165">
            <calcext:condition calcext:apply-style-name="Error" calcext:value="=1" calcext:base-cell-address="Sheet1.F165"/>
          </calcext:conditional-format>
          <calcext:conditional-format calcext:target-range-address="Sheet1.F165:Sheet1.F165">
            <calcext:condition calcext:apply-style-name="Good" calcext:value="=2" calcext:base-cell-address="Sheet1.F165"/>
          </calcext:conditional-format>
          <calcext:conditional-format calcext:target-range-address="Sheet1.F166:Sheet1.F166">
            <calcext:condition calcext:apply-style-name="Error" calcext:value="=1" calcext:base-cell-address="Sheet1.F166"/>
          </calcext:conditional-format>
          <calcext:conditional-format calcext:target-range-address="Sheet1.F166:Sheet1.F166">
            <calcext:condition calcext:apply-style-name="Good" calcext:value="=2" calcext:base-cell-address="Sheet1.F166"/>
          </calcext:conditional-format>
          <calcext:conditional-format calcext:target-range-address="Sheet1.F167:Sheet1.F167">
            <calcext:condition calcext:apply-style-name="Error" calcext:value="=1" calcext:base-cell-address="Sheet1.F167"/>
          </calcext:conditional-format>
          <calcext:conditional-format calcext:target-range-address="Sheet1.F167:Sheet1.F167">
            <calcext:condition calcext:apply-style-name="Good" calcext:value="=2" calcext:base-cell-address="Sheet1.F167"/>
          </calcext:conditional-format>
          <calcext:conditional-format calcext:target-range-address="Sheet1.F168:Sheet1.F168">
            <calcext:condition calcext:apply-style-name="Error" calcext:value="=1" calcext:base-cell-address="Sheet1.F168"/>
          </calcext:conditional-format>
          <calcext:conditional-format calcext:target-range-address="Sheet1.F168:Sheet1.F168">
            <calcext:condition calcext:apply-style-name="Good" calcext:value="=2" calcext:base-cell-address="Sheet1.F168"/>
          </calcext:conditional-format>
          <calcext:conditional-format calcext:target-range-address="Sheet1.F169:Sheet1.F169">
            <calcext:condition calcext:apply-style-name="Error" calcext:value="=1" calcext:base-cell-address="Sheet1.F169"/>
          </calcext:conditional-format>
          <calcext:conditional-format calcext:target-range-address="Sheet1.F169:Sheet1.F169">
            <calcext:condition calcext:apply-style-name="Good" calcext:value="=2" calcext:base-cell-address="Sheet1.F169"/>
          </calcext:conditional-format>
          <calcext:conditional-format calcext:target-range-address="Sheet1.F170:Sheet1.F170">
            <calcext:condition calcext:apply-style-name="Error" calcext:value="=1" calcext:base-cell-address="Sheet1.F170"/>
          </calcext:conditional-format>
          <calcext:conditional-format calcext:target-range-address="Sheet1.F170:Sheet1.F170">
            <calcext:condition calcext:apply-style-name="Good" calcext:value="=2" calcext:base-cell-address="Sheet1.F170"/>
          </calcext:conditional-format>
          <calcext:conditional-format calcext:target-range-address="Sheet1.F171:Sheet1.F171">
            <calcext:condition calcext:apply-style-name="Error" calcext:value="=1" calcext:base-cell-address="Sheet1.F171"/>
          </calcext:conditional-format>
          <calcext:conditional-format calcext:target-range-address="Sheet1.F171:Sheet1.F171">
            <calcext:condition calcext:apply-style-name="Good" calcext:value="=2" calcext:base-cell-address="Sheet1.F171"/>
          </calcext:conditional-format>
          <calcext:conditional-format calcext:target-range-address="Sheet1.F172:Sheet1.F172">
            <calcext:condition calcext:apply-style-name="Error" calcext:value="=1" calcext:base-cell-address="Sheet1.F172"/>
          </calcext:conditional-format>
          <calcext:conditional-format calcext:target-range-address="Sheet1.F172:Sheet1.F172">
            <calcext:condition calcext:apply-style-name="Good" calcext:value="=2" calcext:base-cell-address="Sheet1.F172"/>
          </calcext:conditional-format>
          <calcext:conditional-format calcext:target-range-address="Sheet1.F173:Sheet1.F173">
            <calcext:condition calcext:apply-style-name="Error" calcext:value="=1" calcext:base-cell-address="Sheet1.F173"/>
          </calcext:conditional-format>
          <calcext:conditional-format calcext:target-range-address="Sheet1.F173:Sheet1.F173">
            <calcext:condition calcext:apply-style-name="Good" calcext:value="=2" calcext:base-cell-address="Sheet1.F173"/>
          </calcext:conditional-format>
          <calcext:conditional-format calcext:target-range-address="Sheet1.F174:Sheet1.F174">
            <calcext:condition calcext:apply-style-name="Error" calcext:value="=1" calcext:base-cell-address="Sheet1.F174"/>
          </calcext:conditional-format>
          <calcext:conditional-format calcext:target-range-address="Sheet1.F174:Sheet1.F174">
            <calcext:condition calcext:apply-style-name="Good" calcext:value="=2" calcext:base-cell-address="Sheet1.F174"/>
          </calcext:conditional-format>
          <calcext:conditional-format calcext:target-range-address="Sheet1.F175:Sheet1.F175">
            <calcext:condition calcext:apply-style-name="Error" calcext:value="=1" calcext:base-cell-address="Sheet1.F175"/>
          </calcext:conditional-format>
          <calcext:conditional-format calcext:target-range-address="Sheet1.F175:Sheet1.F175">
            <calcext:condition calcext:apply-style-name="Good" calcext:value="=2" calcext:base-cell-address="Sheet1.F175"/>
          </calcext:conditional-format>
          <calcext:conditional-format calcext:target-range-address="Sheet1.F176:Sheet1.F176">
            <calcext:condition calcext:apply-style-name="Error" calcext:value="=1" calcext:base-cell-address="Sheet1.F176"/>
          </calcext:conditional-format>
          <calcext:conditional-format calcext:target-range-address="Sheet1.F176:Sheet1.F176">
            <calcext:condition calcext:apply-style-name="Good" calcext:value="=2" calcext:base-cell-address="Sheet1.F176"/>
          </calcext:conditional-format>
          <calcext:conditional-format calcext:target-range-address="Sheet1.F177:Sheet1.F177">
            <calcext:condition calcext:apply-style-name="Error" calcext:value="=1" calcext:base-cell-address="Sheet1.F177"/>
          </calcext:conditional-format>
          <calcext:conditional-format calcext:target-range-address="Sheet1.F177:Sheet1.F177">
            <calcext:condition calcext:apply-style-name="Good" calcext:value="=2" calcext:base-cell-address="Sheet1.F177"/>
          </calcext:conditional-format>
          <calcext:conditional-format calcext:target-range-address="Sheet1.F178:Sheet1.F178">
            <calcext:condition calcext:apply-style-name="Error" calcext:value="=1" calcext:base-cell-address="Sheet1.F178"/>
          </calcext:conditional-format>
          <calcext:conditional-format calcext:target-range-address="Sheet1.F178:Sheet1.F178">
            <calcext:condition calcext:apply-style-name="Good" calcext:value="=2" calcext:base-cell-address="Sheet1.F178"/>
          </calcext:conditional-format>
          <calcext:conditional-format calcext:target-range-address="Sheet1.F179:Sheet1.F179">
            <calcext:condition calcext:apply-style-name="Error" calcext:value="=1" calcext:base-cell-address="Sheet1.F179"/>
          </calcext:conditional-format>
          <calcext:conditional-format calcext:target-range-address="Sheet1.F179:Sheet1.F179">
            <calcext:condition calcext:apply-style-name="Good" calcext:value="=2" calcext:base-cell-address="Sheet1.F179"/>
          </calcext:conditional-format>
          <calcext:conditional-format calcext:target-range-address="Sheet1.F180:Sheet1.F180">
            <calcext:condition calcext:apply-style-name="Error" calcext:value="=1" calcext:base-cell-address="Sheet1.F180"/>
          </calcext:conditional-format>
          <calcext:conditional-format calcext:target-range-address="Sheet1.F180:Sheet1.F180">
            <calcext:condition calcext:apply-style-name="Good" calcext:value="=2" calcext:base-cell-address="Sheet1.F180"/>
          </calcext:conditional-format>
          <calcext:conditional-format calcext:target-range-address="Sheet1.F181:Sheet1.F181">
            <calcext:condition calcext:apply-style-name="Error" calcext:value="=1" calcext:base-cell-address="Sheet1.F181"/>
          </calcext:conditional-format>
          <calcext:conditional-format calcext:target-range-address="Sheet1.F181:Sheet1.F181">
            <calcext:condition calcext:apply-style-name="Good" calcext:value="=2" calcext:base-cell-address="Sheet1.F181"/>
          </calcext:conditional-format>
          <calcext:conditional-format calcext:target-range-address="Sheet1.F182:Sheet1.F182">
            <calcext:condition calcext:apply-style-name="Error" calcext:value="=1" calcext:base-cell-address="Sheet1.F182"/>
          </calcext:conditional-format>
          <calcext:conditional-format calcext:target-range-address="Sheet1.F182:Sheet1.F182">
            <calcext:condition calcext:apply-style-name="Good" calcext:value="=2" calcext:base-cell-address="Sheet1.F182"/>
          </calcext:conditional-format>
          <calcext:conditional-format calcext:target-range-address="Sheet1.F183:Sheet1.F183">
            <calcext:condition calcext:apply-style-name="Error" calcext:value="=1" calcext:base-cell-address="Sheet1.F183"/>
          </calcext:conditional-format>
          <calcext:conditional-format calcext:target-range-address="Sheet1.F183:Sheet1.F183">
            <calcext:condition calcext:apply-style-name="Good" calcext:value="=2" calcext:base-cell-address="Sheet1.F183"/>
          </calcext:conditional-format>
          <calcext:conditional-format calcext:target-range-address="Sheet1.F184:Sheet1.F184">
            <calcext:condition calcext:apply-style-name="Error" calcext:value="=1" calcext:base-cell-address="Sheet1.F184"/>
          </calcext:conditional-format>
          <calcext:conditional-format calcext:target-range-address="Sheet1.F184:Sheet1.F184">
            <calcext:condition calcext:apply-style-name="Good" calcext:value="=2" calcext:base-cell-address="Sheet1.F184"/>
          </calcext:conditional-format>
          <calcext:conditional-format calcext:target-range-address="Sheet1.F185:Sheet1.F185">
            <calcext:condition calcext:apply-style-name="Error" calcext:value="=1" calcext:base-cell-address="Sheet1.F185"/>
          </calcext:conditional-format>
          <calcext:conditional-format calcext:target-range-address="Sheet1.F185:Sheet1.F185">
            <calcext:condition calcext:apply-style-name="Good" calcext:value="=2" calcext:base-cell-address="Sheet1.F185"/>
          </calcext:conditional-format>
          <calcext:conditional-format calcext:target-range-address="Sheet1.F186:Sheet1.F186">
            <calcext:condition calcext:apply-style-name="Error" calcext:value="=1" calcext:base-cell-address="Sheet1.F186"/>
          </calcext:conditional-format>
          <calcext:conditional-format calcext:target-range-address="Sheet1.F186:Sheet1.F186">
            <calcext:condition calcext:apply-style-name="Good" calcext:value="=2" calcext:base-cell-address="Sheet1.F186"/>
          </calcext:conditional-format>
          <calcext:conditional-format calcext:target-range-address="Sheet1.F187:Sheet1.F187">
            <calcext:condition calcext:apply-style-name="Error" calcext:value="=1" calcext:base-cell-address="Sheet1.F187"/>
          </calcext:conditional-format>
          <calcext:conditional-format calcext:target-range-address="Sheet1.F187:Sheet1.F187">
            <calcext:condition calcext:apply-style-name="Good" calcext:value="=2" calcext:base-cell-address="Sheet1.F187"/>
          </calcext:conditional-format>
          <calcext:conditional-format calcext:target-range-address="Sheet1.F188:Sheet1.F188">
            <calcext:condition calcext:apply-style-name="Error" calcext:value="=1" calcext:base-cell-address="Sheet1.F188"/>
          </calcext:conditional-format>
          <calcext:conditional-format calcext:target-range-address="Sheet1.F188:Sheet1.F188">
            <calcext:condition calcext:apply-style-name="Good" calcext:value="=2" calcext:base-cell-address="Sheet1.F188"/>
          </calcext:conditional-format>
          <calcext:conditional-format calcext:target-range-address="Sheet1.G7:Sheet1.G7">
            <calcext:condition calcext:apply-style-name="Error" calcext:value="=1" calcext:base-cell-address="Sheet1.G7"/>
          </calcext:conditional-format>
          <calcext:conditional-format calcext:target-range-address="Sheet1.G7:Sheet1.G7">
            <calcext:condition calcext:apply-style-name="Good" calcext:value="=2" calcext:base-cell-address="Sheet1.G7"/>
          </calcext:conditional-format>
          <calcext:conditional-format calcext:target-range-address="Sheet1.G8:Sheet1.G8">
            <calcext:condition calcext:apply-style-name="Error" calcext:value="=1" calcext:base-cell-address="Sheet1.G8"/>
          </calcext:conditional-format>
          <calcext:conditional-format calcext:target-range-address="Sheet1.G8:Sheet1.G8">
            <calcext:condition calcext:apply-style-name="Good" calcext:value="=2" calcext:base-cell-address="Sheet1.G8"/>
          </calcext:conditional-format>
          <calcext:conditional-format calcext:target-range-address="Sheet1.G9:Sheet1.G9">
            <calcext:condition calcext:apply-style-name="Error" calcext:value="=1" calcext:base-cell-address="Sheet1.G9"/>
          </calcext:conditional-format>
          <calcext:conditional-format calcext:target-range-address="Sheet1.G9:Sheet1.G9">
            <calcext:condition calcext:apply-style-name="Good" calcext:value="=2" calcext:base-cell-address="Sheet1.G9"/>
          </calcext:conditional-format>
          <calcext:conditional-format calcext:target-range-address="Sheet1.G10:Sheet1.G10">
            <calcext:condition calcext:apply-style-name="Error" calcext:value="=1" calcext:base-cell-address="Sheet1.G10"/>
          </calcext:conditional-format>
          <calcext:conditional-format calcext:target-range-address="Sheet1.G10:Sheet1.G10">
            <calcext:condition calcext:apply-style-name="Good" calcext:value="=2" calcext:base-cell-address="Sheet1.G10"/>
          </calcext:conditional-format>
          <calcext:conditional-format calcext:target-range-address="Sheet1.G11:Sheet1.G11">
            <calcext:condition calcext:apply-style-name="Error" calcext:value="=1" calcext:base-cell-address="Sheet1.G11"/>
          </calcext:conditional-format>
          <calcext:conditional-format calcext:target-range-address="Sheet1.G11:Sheet1.G11">
            <calcext:condition calcext:apply-style-name="Good" calcext:value="=2" calcext:base-cell-address="Sheet1.G11"/>
          </calcext:conditional-format>
          <calcext:conditional-format calcext:target-range-address="Sheet1.G12:Sheet1.G12">
            <calcext:condition calcext:apply-style-name="Error" calcext:value="=1" calcext:base-cell-address="Sheet1.G12"/>
          </calcext:conditional-format>
          <calcext:conditional-format calcext:target-range-address="Sheet1.G12:Sheet1.G12">
            <calcext:condition calcext:apply-style-name="Good" calcext:value="=2" calcext:base-cell-address="Sheet1.G12"/>
          </calcext:conditional-format>
          <calcext:conditional-format calcext:target-range-address="Sheet1.G13:Sheet1.G13">
            <calcext:condition calcext:apply-style-name="Error" calcext:value="=1" calcext:base-cell-address="Sheet1.G13"/>
          </calcext:conditional-format>
          <calcext:conditional-format calcext:target-range-address="Sheet1.G13:Sheet1.G13">
            <calcext:condition calcext:apply-style-name="Good" calcext:value="=2" calcext:base-cell-address="Sheet1.G13"/>
          </calcext:conditional-format>
          <calcext:conditional-format calcext:target-range-address="Sheet1.G14:Sheet1.G14">
            <calcext:condition calcext:apply-style-name="Error" calcext:value="=1" calcext:base-cell-address="Sheet1.G14"/>
          </calcext:conditional-format>
          <calcext:conditional-format calcext:target-range-address="Sheet1.G14:Sheet1.G14">
            <calcext:condition calcext:apply-style-name="Good" calcext:value="=2" calcext:base-cell-address="Sheet1.G14"/>
          </calcext:conditional-format>
          <calcext:conditional-format calcext:target-range-address="Sheet1.G15:Sheet1.G15">
            <calcext:condition calcext:apply-style-name="Error" calcext:value="=1" calcext:base-cell-address="Sheet1.G15"/>
          </calcext:conditional-format>
          <calcext:conditional-format calcext:target-range-address="Sheet1.G15:Sheet1.G15">
            <calcext:condition calcext:apply-style-name="Good" calcext:value="=2" calcext:base-cell-address="Sheet1.G15"/>
          </calcext:conditional-format>
          <calcext:conditional-format calcext:target-range-address="Sheet1.G16:Sheet1.G16">
            <calcext:condition calcext:apply-style-name="Error" calcext:value="=1" calcext:base-cell-address="Sheet1.G16"/>
          </calcext:conditional-format>
          <calcext:conditional-format calcext:target-range-address="Sheet1.G16:Sheet1.G16">
            <calcext:condition calcext:apply-style-name="Good" calcext:value="=2" calcext:base-cell-address="Sheet1.G16"/>
          </calcext:conditional-format>
          <calcext:conditional-format calcext:target-range-address="Sheet1.G17:Sheet1.G17">
            <calcext:condition calcext:apply-style-name="Error" calcext:value="=1" calcext:base-cell-address="Sheet1.G17"/>
          </calcext:conditional-format>
          <calcext:conditional-format calcext:target-range-address="Sheet1.G17:Sheet1.G17">
            <calcext:condition calcext:apply-style-name="Good" calcext:value="=2" calcext:base-cell-address="Sheet1.G17"/>
          </calcext:conditional-format>
          <calcext:conditional-format calcext:target-range-address="Sheet1.G18:Sheet1.G18">
            <calcext:condition calcext:apply-style-name="Error" calcext:value="=1" calcext:base-cell-address="Sheet1.G18"/>
          </calcext:conditional-format>
          <calcext:conditional-format calcext:target-range-address="Sheet1.G18:Sheet1.G18">
            <calcext:condition calcext:apply-style-name="Good" calcext:value="=2" calcext:base-cell-address="Sheet1.G18"/>
          </calcext:conditional-format>
          <calcext:conditional-format calcext:target-range-address="Sheet1.G19:Sheet1.G19">
            <calcext:condition calcext:apply-style-name="Error" calcext:value="=1" calcext:base-cell-address="Sheet1.G19"/>
          </calcext:conditional-format>
          <calcext:conditional-format calcext:target-range-address="Sheet1.G19:Sheet1.G19">
            <calcext:condition calcext:apply-style-name="Good" calcext:value="=2" calcext:base-cell-address="Sheet1.G19"/>
          </calcext:conditional-format>
          <calcext:conditional-format calcext:target-range-address="Sheet1.G20:Sheet1.G20">
            <calcext:condition calcext:apply-style-name="Error" calcext:value="=1" calcext:base-cell-address="Sheet1.G20"/>
          </calcext:conditional-format>
          <calcext:conditional-format calcext:target-range-address="Sheet1.G20:Sheet1.G20">
            <calcext:condition calcext:apply-style-name="Good" calcext:value="=2" calcext:base-cell-address="Sheet1.G20"/>
          </calcext:conditional-format>
          <calcext:conditional-format calcext:target-range-address="Sheet1.G21:Sheet1.G21">
            <calcext:condition calcext:apply-style-name="Error" calcext:value="=1" calcext:base-cell-address="Sheet1.G21"/>
          </calcext:conditional-format>
          <calcext:conditional-format calcext:target-range-address="Sheet1.G21:Sheet1.G21">
            <calcext:condition calcext:apply-style-name="Good" calcext:value="=2" calcext:base-cell-address="Sheet1.G21"/>
          </calcext:conditional-format>
          <calcext:conditional-format calcext:target-range-address="Sheet1.G22:Sheet1.G22">
            <calcext:condition calcext:apply-style-name="Error" calcext:value="=1" calcext:base-cell-address="Sheet1.G22"/>
          </calcext:conditional-format>
          <calcext:conditional-format calcext:target-range-address="Sheet1.G22:Sheet1.G22">
            <calcext:condition calcext:apply-style-name="Good" calcext:value="=2" calcext:base-cell-address="Sheet1.G22"/>
          </calcext:conditional-format>
          <calcext:conditional-format calcext:target-range-address="Sheet1.G23:Sheet1.G23">
            <calcext:condition calcext:apply-style-name="Error" calcext:value="=1" calcext:base-cell-address="Sheet1.G23"/>
          </calcext:conditional-format>
          <calcext:conditional-format calcext:target-range-address="Sheet1.G23:Sheet1.G23">
            <calcext:condition calcext:apply-style-name="Good" calcext:value="=2" calcext:base-cell-address="Sheet1.G23"/>
          </calcext:conditional-format>
          <calcext:conditional-format calcext:target-range-address="Sheet1.G24:Sheet1.G24">
            <calcext:condition calcext:apply-style-name="Error" calcext:value="=1" calcext:base-cell-address="Sheet1.G24"/>
          </calcext:conditional-format>
          <calcext:conditional-format calcext:target-range-address="Sheet1.G24:Sheet1.G24">
            <calcext:condition calcext:apply-style-name="Good" calcext:value="=2" calcext:base-cell-address="Sheet1.G24"/>
          </calcext:conditional-format>
          <calcext:conditional-format calcext:target-range-address="Sheet1.G25:Sheet1.G25">
            <calcext:condition calcext:apply-style-name="Error" calcext:value="=1" calcext:base-cell-address="Sheet1.G25"/>
          </calcext:conditional-format>
          <calcext:conditional-format calcext:target-range-address="Sheet1.G25:Sheet1.G25">
            <calcext:condition calcext:apply-style-name="Good" calcext:value="=2" calcext:base-cell-address="Sheet1.G25"/>
          </calcext:conditional-format>
          <calcext:conditional-format calcext:target-range-address="Sheet1.G26:Sheet1.G26">
            <calcext:condition calcext:apply-style-name="Error" calcext:value="=1" calcext:base-cell-address="Sheet1.G26"/>
          </calcext:conditional-format>
          <calcext:conditional-format calcext:target-range-address="Sheet1.G26:Sheet1.G26">
            <calcext:condition calcext:apply-style-name="Good" calcext:value="=2" calcext:base-cell-address="Sheet1.G26"/>
          </calcext:conditional-format>
          <calcext:conditional-format calcext:target-range-address="Sheet1.G27:Sheet1.G27">
            <calcext:condition calcext:apply-style-name="Error" calcext:value="=1" calcext:base-cell-address="Sheet1.G27"/>
          </calcext:conditional-format>
          <calcext:conditional-format calcext:target-range-address="Sheet1.G27:Sheet1.G27">
            <calcext:condition calcext:apply-style-name="Good" calcext:value="=2" calcext:base-cell-address="Sheet1.G27"/>
          </calcext:conditional-format>
          <calcext:conditional-format calcext:target-range-address="Sheet1.G28:Sheet1.G28">
            <calcext:condition calcext:apply-style-name="Error" calcext:value="=1" calcext:base-cell-address="Sheet1.G28"/>
          </calcext:conditional-format>
          <calcext:conditional-format calcext:target-range-address="Sheet1.G28:Sheet1.G28">
            <calcext:condition calcext:apply-style-name="Good" calcext:value="=2" calcext:base-cell-address="Sheet1.G28"/>
          </calcext:conditional-format>
          <calcext:conditional-format calcext:target-range-address="Sheet1.G29:Sheet1.G29">
            <calcext:condition calcext:apply-style-name="Error" calcext:value="=1" calcext:base-cell-address="Sheet1.G29"/>
          </calcext:conditional-format>
          <calcext:conditional-format calcext:target-range-address="Sheet1.G29:Sheet1.G29">
            <calcext:condition calcext:apply-style-name="Good" calcext:value="=2" calcext:base-cell-address="Sheet1.G29"/>
          </calcext:conditional-format>
          <calcext:conditional-format calcext:target-range-address="Sheet1.G30:Sheet1.G30">
            <calcext:condition calcext:apply-style-name="Error" calcext:value="=1" calcext:base-cell-address="Sheet1.G30"/>
          </calcext:conditional-format>
          <calcext:conditional-format calcext:target-range-address="Sheet1.G30:Sheet1.G30">
            <calcext:condition calcext:apply-style-name="Good" calcext:value="=2" calcext:base-cell-address="Sheet1.G30"/>
          </calcext:conditional-format>
          <calcext:conditional-format calcext:target-range-address="Sheet1.G31:Sheet1.G31">
            <calcext:condition calcext:apply-style-name="Error" calcext:value="=1" calcext:base-cell-address="Sheet1.G31"/>
          </calcext:conditional-format>
          <calcext:conditional-format calcext:target-range-address="Sheet1.G31:Sheet1.G31">
            <calcext:condition calcext:apply-style-name="Good" calcext:value="=2" calcext:base-cell-address="Sheet1.G31"/>
          </calcext:conditional-format>
          <calcext:conditional-format calcext:target-range-address="Sheet1.G32:Sheet1.G32">
            <calcext:condition calcext:apply-style-name="Error" calcext:value="=1" calcext:base-cell-address="Sheet1.G32"/>
          </calcext:conditional-format>
          <calcext:conditional-format calcext:target-range-address="Sheet1.G32:Sheet1.G32">
            <calcext:condition calcext:apply-style-name="Good" calcext:value="=2" calcext:base-cell-address="Sheet1.G32"/>
          </calcext:conditional-format>
          <calcext:conditional-format calcext:target-range-address="Sheet1.G33:Sheet1.G33">
            <calcext:condition calcext:apply-style-name="Error" calcext:value="=1" calcext:base-cell-address="Sheet1.G33"/>
          </calcext:conditional-format>
          <calcext:conditional-format calcext:target-range-address="Sheet1.G33:Sheet1.G33">
            <calcext:condition calcext:apply-style-name="Good" calcext:value="=2" calcext:base-cell-address="Sheet1.G33"/>
          </calcext:conditional-format>
          <calcext:conditional-format calcext:target-range-address="Sheet1.G34:Sheet1.G34">
            <calcext:condition calcext:apply-style-name="Error" calcext:value="=1" calcext:base-cell-address="Sheet1.G34"/>
          </calcext:conditional-format>
          <calcext:conditional-format calcext:target-range-address="Sheet1.G34:Sheet1.G34">
            <calcext:condition calcext:apply-style-name="Good" calcext:value="=2" calcext:base-cell-address="Sheet1.G34"/>
          </calcext:conditional-format>
          <calcext:conditional-format calcext:target-range-address="Sheet1.G35:Sheet1.G35">
            <calcext:condition calcext:apply-style-name="Error" calcext:value="=1" calcext:base-cell-address="Sheet1.G35"/>
          </calcext:conditional-format>
          <calcext:conditional-format calcext:target-range-address="Sheet1.G35:Sheet1.G35">
            <calcext:condition calcext:apply-style-name="Good" calcext:value="=2" calcext:base-cell-address="Sheet1.G35"/>
          </calcext:conditional-format>
          <calcext:conditional-format calcext:target-range-address="Sheet1.G36:Sheet1.G36">
            <calcext:condition calcext:apply-style-name="Error" calcext:value="=1" calcext:base-cell-address="Sheet1.G36"/>
          </calcext:conditional-format>
          <calcext:conditional-format calcext:target-range-address="Sheet1.G36:Sheet1.G36">
            <calcext:condition calcext:apply-style-name="Good" calcext:value="=2" calcext:base-cell-address="Sheet1.G36"/>
          </calcext:conditional-format>
          <calcext:conditional-format calcext:target-range-address="Sheet1.G37:Sheet1.G37">
            <calcext:condition calcext:apply-style-name="Error" calcext:value="=1" calcext:base-cell-address="Sheet1.G37"/>
          </calcext:conditional-format>
          <calcext:conditional-format calcext:target-range-address="Sheet1.G37:Sheet1.G37">
            <calcext:condition calcext:apply-style-name="Good" calcext:value="=2" calcext:base-cell-address="Sheet1.G37"/>
          </calcext:conditional-format>
          <calcext:conditional-format calcext:target-range-address="Sheet1.G38:Sheet1.G38">
            <calcext:condition calcext:apply-style-name="Error" calcext:value="=1" calcext:base-cell-address="Sheet1.G38"/>
          </calcext:conditional-format>
          <calcext:conditional-format calcext:target-range-address="Sheet1.G38:Sheet1.G38">
            <calcext:condition calcext:apply-style-name="Good" calcext:value="=2" calcext:base-cell-address="Sheet1.G38"/>
          </calcext:conditional-format>
          <calcext:conditional-format calcext:target-range-address="Sheet1.G39:Sheet1.G39">
            <calcext:condition calcext:apply-style-name="Error" calcext:value="=1" calcext:base-cell-address="Sheet1.G39"/>
          </calcext:conditional-format>
          <calcext:conditional-format calcext:target-range-address="Sheet1.G39:Sheet1.G39">
            <calcext:condition calcext:apply-style-name="Good" calcext:value="=2" calcext:base-cell-address="Sheet1.G39"/>
          </calcext:conditional-format>
          <calcext:conditional-format calcext:target-range-address="Sheet1.G40:Sheet1.G40">
            <calcext:condition calcext:apply-style-name="Error" calcext:value="=1" calcext:base-cell-address="Sheet1.G40"/>
          </calcext:conditional-format>
          <calcext:conditional-format calcext:target-range-address="Sheet1.G40:Sheet1.G40">
            <calcext:condition calcext:apply-style-name="Good" calcext:value="=2" calcext:base-cell-address="Sheet1.G40"/>
          </calcext:conditional-format>
          <calcext:conditional-format calcext:target-range-address="Sheet1.G41:Sheet1.G41">
            <calcext:condition calcext:apply-style-name="Error" calcext:value="=1" calcext:base-cell-address="Sheet1.G41"/>
          </calcext:conditional-format>
          <calcext:conditional-format calcext:target-range-address="Sheet1.G41:Sheet1.G41">
            <calcext:condition calcext:apply-style-name="Good" calcext:value="=2" calcext:base-cell-address="Sheet1.G41"/>
          </calcext:conditional-format>
          <calcext:conditional-format calcext:target-range-address="Sheet1.G42:Sheet1.G42">
            <calcext:condition calcext:apply-style-name="Error" calcext:value="=1" calcext:base-cell-address="Sheet1.G42"/>
          </calcext:conditional-format>
          <calcext:conditional-format calcext:target-range-address="Sheet1.G42:Sheet1.G42">
            <calcext:condition calcext:apply-style-name="Good" calcext:value="=2" calcext:base-cell-address="Sheet1.G42"/>
          </calcext:conditional-format>
          <calcext:conditional-format calcext:target-range-address="Sheet1.G43:Sheet1.G43">
            <calcext:condition calcext:apply-style-name="Error" calcext:value="=1" calcext:base-cell-address="Sheet1.G43"/>
          </calcext:conditional-format>
          <calcext:conditional-format calcext:target-range-address="Sheet1.G43:Sheet1.G43">
            <calcext:condition calcext:apply-style-name="Good" calcext:value="=2" calcext:base-cell-address="Sheet1.G43"/>
          </calcext:conditional-format>
          <calcext:conditional-format calcext:target-range-address="Sheet1.G44:Sheet1.G44">
            <calcext:condition calcext:apply-style-name="Error" calcext:value="=1" calcext:base-cell-address="Sheet1.G44"/>
          </calcext:conditional-format>
          <calcext:conditional-format calcext:target-range-address="Sheet1.G44:Sheet1.G44">
            <calcext:condition calcext:apply-style-name="Good" calcext:value="=2" calcext:base-cell-address="Sheet1.G44"/>
          </calcext:conditional-format>
          <calcext:conditional-format calcext:target-range-address="Sheet1.G45:Sheet1.G45">
            <calcext:condition calcext:apply-style-name="Error" calcext:value="=1" calcext:base-cell-address="Sheet1.G45"/>
          </calcext:conditional-format>
          <calcext:conditional-format calcext:target-range-address="Sheet1.G45:Sheet1.G45">
            <calcext:condition calcext:apply-style-name="Good" calcext:value="=2" calcext:base-cell-address="Sheet1.G45"/>
          </calcext:conditional-format>
          <calcext:conditional-format calcext:target-range-address="Sheet1.G46:Sheet1.G46">
            <calcext:condition calcext:apply-style-name="Error" calcext:value="=1" calcext:base-cell-address="Sheet1.G46"/>
          </calcext:conditional-format>
          <calcext:conditional-format calcext:target-range-address="Sheet1.G46:Sheet1.G46">
            <calcext:condition calcext:apply-style-name="Good" calcext:value="=2" calcext:base-cell-address="Sheet1.G46"/>
          </calcext:conditional-format>
          <calcext:conditional-format calcext:target-range-address="Sheet1.G47:Sheet1.G47">
            <calcext:condition calcext:apply-style-name="Error" calcext:value="=1" calcext:base-cell-address="Sheet1.G47"/>
          </calcext:conditional-format>
          <calcext:conditional-format calcext:target-range-address="Sheet1.G47:Sheet1.G47">
            <calcext:condition calcext:apply-style-name="Good" calcext:value="=2" calcext:base-cell-address="Sheet1.G47"/>
          </calcext:conditional-format>
          <calcext:conditional-format calcext:target-range-address="Sheet1.G48:Sheet1.G48">
            <calcext:condition calcext:apply-style-name="Error" calcext:value="=1" calcext:base-cell-address="Sheet1.G48"/>
          </calcext:conditional-format>
          <calcext:conditional-format calcext:target-range-address="Sheet1.G48:Sheet1.G48">
            <calcext:condition calcext:apply-style-name="Good" calcext:value="=2" calcext:base-cell-address="Sheet1.G48"/>
          </calcext:conditional-format>
          <calcext:conditional-format calcext:target-range-address="Sheet1.G49:Sheet1.G49">
            <calcext:condition calcext:apply-style-name="Error" calcext:value="=1" calcext:base-cell-address="Sheet1.G49"/>
          </calcext:conditional-format>
          <calcext:conditional-format calcext:target-range-address="Sheet1.G49:Sheet1.G49">
            <calcext:condition calcext:apply-style-name="Good" calcext:value="=2" calcext:base-cell-address="Sheet1.G49"/>
          </calcext:conditional-format>
          <calcext:conditional-format calcext:target-range-address="Sheet1.G50:Sheet1.G50">
            <calcext:condition calcext:apply-style-name="Error" calcext:value="=1" calcext:base-cell-address="Sheet1.G50"/>
          </calcext:conditional-format>
          <calcext:conditional-format calcext:target-range-address="Sheet1.G50:Sheet1.G50">
            <calcext:condition calcext:apply-style-name="Good" calcext:value="=2" calcext:base-cell-address="Sheet1.G50"/>
          </calcext:conditional-format>
          <calcext:conditional-format calcext:target-range-address="Sheet1.G51:Sheet1.G51">
            <calcext:condition calcext:apply-style-name="Error" calcext:value="=1" calcext:base-cell-address="Sheet1.G51"/>
          </calcext:conditional-format>
          <calcext:conditional-format calcext:target-range-address="Sheet1.G51:Sheet1.G51">
            <calcext:condition calcext:apply-style-name="Good" calcext:value="=2" calcext:base-cell-address="Sheet1.G51"/>
          </calcext:conditional-format>
          <calcext:conditional-format calcext:target-range-address="Sheet1.G52:Sheet1.G52">
            <calcext:condition calcext:apply-style-name="Error" calcext:value="=1" calcext:base-cell-address="Sheet1.G52"/>
          </calcext:conditional-format>
          <calcext:conditional-format calcext:target-range-address="Sheet1.G52:Sheet1.G52">
            <calcext:condition calcext:apply-style-name="Good" calcext:value="=2" calcext:base-cell-address="Sheet1.G52"/>
          </calcext:conditional-format>
          <calcext:conditional-format calcext:target-range-address="Sheet1.G53:Sheet1.G53">
            <calcext:condition calcext:apply-style-name="Error" calcext:value="=1" calcext:base-cell-address="Sheet1.G53"/>
          </calcext:conditional-format>
          <calcext:conditional-format calcext:target-range-address="Sheet1.G53:Sheet1.G53">
            <calcext:condition calcext:apply-style-name="Good" calcext:value="=2" calcext:base-cell-address="Sheet1.G53"/>
          </calcext:conditional-format>
          <calcext:conditional-format calcext:target-range-address="Sheet1.G54:Sheet1.G54">
            <calcext:condition calcext:apply-style-name="Error" calcext:value="=1" calcext:base-cell-address="Sheet1.G54"/>
          </calcext:conditional-format>
          <calcext:conditional-format calcext:target-range-address="Sheet1.G54:Sheet1.G54">
            <calcext:condition calcext:apply-style-name="Good" calcext:value="=2" calcext:base-cell-address="Sheet1.G54"/>
          </calcext:conditional-format>
          <calcext:conditional-format calcext:target-range-address="Sheet1.G55:Sheet1.G55">
            <calcext:condition calcext:apply-style-name="Error" calcext:value="=1" calcext:base-cell-address="Sheet1.G55"/>
          </calcext:conditional-format>
          <calcext:conditional-format calcext:target-range-address="Sheet1.G55:Sheet1.G55">
            <calcext:condition calcext:apply-style-name="Good" calcext:value="=2" calcext:base-cell-address="Sheet1.G55"/>
          </calcext:conditional-format>
          <calcext:conditional-format calcext:target-range-address="Sheet1.G56:Sheet1.G56">
            <calcext:condition calcext:apply-style-name="Error" calcext:value="=1" calcext:base-cell-address="Sheet1.G56"/>
          </calcext:conditional-format>
          <calcext:conditional-format calcext:target-range-address="Sheet1.G56:Sheet1.G56">
            <calcext:condition calcext:apply-style-name="Good" calcext:value="=2" calcext:base-cell-address="Sheet1.G56"/>
          </calcext:conditional-format>
          <calcext:conditional-format calcext:target-range-address="Sheet1.G57:Sheet1.G57">
            <calcext:condition calcext:apply-style-name="Error" calcext:value="=1" calcext:base-cell-address="Sheet1.G57"/>
          </calcext:conditional-format>
          <calcext:conditional-format calcext:target-range-address="Sheet1.G57:Sheet1.G57">
            <calcext:condition calcext:apply-style-name="Good" calcext:value="=2" calcext:base-cell-address="Sheet1.G57"/>
          </calcext:conditional-format>
          <calcext:conditional-format calcext:target-range-address="Sheet1.G58:Sheet1.G58">
            <calcext:condition calcext:apply-style-name="Error" calcext:value="=1" calcext:base-cell-address="Sheet1.G58"/>
          </calcext:conditional-format>
          <calcext:conditional-format calcext:target-range-address="Sheet1.G58:Sheet1.G58">
            <calcext:condition calcext:apply-style-name="Good" calcext:value="=2" calcext:base-cell-address="Sheet1.G58"/>
          </calcext:conditional-format>
          <calcext:conditional-format calcext:target-range-address="Sheet1.G59:Sheet1.G59">
            <calcext:condition calcext:apply-style-name="Error" calcext:value="=1" calcext:base-cell-address="Sheet1.G59"/>
          </calcext:conditional-format>
          <calcext:conditional-format calcext:target-range-address="Sheet1.G59:Sheet1.G59">
            <calcext:condition calcext:apply-style-name="Good" calcext:value="=2" calcext:base-cell-address="Sheet1.G59"/>
          </calcext:conditional-format>
          <calcext:conditional-format calcext:target-range-address="Sheet1.G60:Sheet1.G60">
            <calcext:condition calcext:apply-style-name="Error" calcext:value="=1" calcext:base-cell-address="Sheet1.G60"/>
          </calcext:conditional-format>
          <calcext:conditional-format calcext:target-range-address="Sheet1.G60:Sheet1.G60">
            <calcext:condition calcext:apply-style-name="Good" calcext:value="=2" calcext:base-cell-address="Sheet1.G60"/>
          </calcext:conditional-format>
          <calcext:conditional-format calcext:target-range-address="Sheet1.G61:Sheet1.G61">
            <calcext:condition calcext:apply-style-name="Error" calcext:value="=1" calcext:base-cell-address="Sheet1.G61"/>
          </calcext:conditional-format>
          <calcext:conditional-format calcext:target-range-address="Sheet1.G61:Sheet1.G61">
            <calcext:condition calcext:apply-style-name="Good" calcext:value="=2" calcext:base-cell-address="Sheet1.G61"/>
          </calcext:conditional-format>
          <calcext:conditional-format calcext:target-range-address="Sheet1.G62:Sheet1.G62">
            <calcext:condition calcext:apply-style-name="Error" calcext:value="=1" calcext:base-cell-address="Sheet1.G62"/>
          </calcext:conditional-format>
          <calcext:conditional-format calcext:target-range-address="Sheet1.G62:Sheet1.G62">
            <calcext:condition calcext:apply-style-name="Good" calcext:value="=2" calcext:base-cell-address="Sheet1.G62"/>
          </calcext:conditional-format>
          <calcext:conditional-format calcext:target-range-address="Sheet1.G63:Sheet1.G63">
            <calcext:condition calcext:apply-style-name="Error" calcext:value="=1" calcext:base-cell-address="Sheet1.G63"/>
          </calcext:conditional-format>
          <calcext:conditional-format calcext:target-range-address="Sheet1.G63:Sheet1.G63">
            <calcext:condition calcext:apply-style-name="Good" calcext:value="=2" calcext:base-cell-address="Sheet1.G63"/>
          </calcext:conditional-format>
          <calcext:conditional-format calcext:target-range-address="Sheet1.G64:Sheet1.G64">
            <calcext:condition calcext:apply-style-name="Error" calcext:value="=1" calcext:base-cell-address="Sheet1.G64"/>
          </calcext:conditional-format>
          <calcext:conditional-format calcext:target-range-address="Sheet1.G64:Sheet1.G64">
            <calcext:condition calcext:apply-style-name="Good" calcext:value="=2" calcext:base-cell-address="Sheet1.G64"/>
          </calcext:conditional-format>
          <calcext:conditional-format calcext:target-range-address="Sheet1.G65:Sheet1.G65">
            <calcext:condition calcext:apply-style-name="Error" calcext:value="=1" calcext:base-cell-address="Sheet1.G65"/>
          </calcext:conditional-format>
          <calcext:conditional-format calcext:target-range-address="Sheet1.G65:Sheet1.G65">
            <calcext:condition calcext:apply-style-name="Good" calcext:value="=2" calcext:base-cell-address="Sheet1.G65"/>
          </calcext:conditional-format>
          <calcext:conditional-format calcext:target-range-address="Sheet1.G66:Sheet1.G66">
            <calcext:condition calcext:apply-style-name="Error" calcext:value="=1" calcext:base-cell-address="Sheet1.G66"/>
          </calcext:conditional-format>
          <calcext:conditional-format calcext:target-range-address="Sheet1.G66:Sheet1.G66">
            <calcext:condition calcext:apply-style-name="Good" calcext:value="=2" calcext:base-cell-address="Sheet1.G66"/>
          </calcext:conditional-format>
          <calcext:conditional-format calcext:target-range-address="Sheet1.G67:Sheet1.G67">
            <calcext:condition calcext:apply-style-name="Error" calcext:value="=1" calcext:base-cell-address="Sheet1.G67"/>
          </calcext:conditional-format>
          <calcext:conditional-format calcext:target-range-address="Sheet1.G67:Sheet1.G67">
            <calcext:condition calcext:apply-style-name="Good" calcext:value="=2" calcext:base-cell-address="Sheet1.G67"/>
          </calcext:conditional-format>
          <calcext:conditional-format calcext:target-range-address="Sheet1.G68:Sheet1.G68">
            <calcext:condition calcext:apply-style-name="Error" calcext:value="=1" calcext:base-cell-address="Sheet1.G68"/>
          </calcext:conditional-format>
          <calcext:conditional-format calcext:target-range-address="Sheet1.G68:Sheet1.G68">
            <calcext:condition calcext:apply-style-name="Good" calcext:value="=2" calcext:base-cell-address="Sheet1.G68"/>
          </calcext:conditional-format>
          <calcext:conditional-format calcext:target-range-address="Sheet1.G69:Sheet1.G69">
            <calcext:condition calcext:apply-style-name="Error" calcext:value="=1" calcext:base-cell-address="Sheet1.G69"/>
          </calcext:conditional-format>
          <calcext:conditional-format calcext:target-range-address="Sheet1.G69:Sheet1.G69">
            <calcext:condition calcext:apply-style-name="Good" calcext:value="=2" calcext:base-cell-address="Sheet1.G69"/>
          </calcext:conditional-format>
          <calcext:conditional-format calcext:target-range-address="Sheet1.G70:Sheet1.G70">
            <calcext:condition calcext:apply-style-name="Error" calcext:value="=1" calcext:base-cell-address="Sheet1.G70"/>
          </calcext:conditional-format>
          <calcext:conditional-format calcext:target-range-address="Sheet1.G70:Sheet1.G70">
            <calcext:condition calcext:apply-style-name="Good" calcext:value="=2" calcext:base-cell-address="Sheet1.G70"/>
          </calcext:conditional-format>
          <calcext:conditional-format calcext:target-range-address="Sheet1.G71:Sheet1.G71">
            <calcext:condition calcext:apply-style-name="Error" calcext:value="=1" calcext:base-cell-address="Sheet1.G71"/>
          </calcext:conditional-format>
          <calcext:conditional-format calcext:target-range-address="Sheet1.G71:Sheet1.G71">
            <calcext:condition calcext:apply-style-name="Good" calcext:value="=2" calcext:base-cell-address="Sheet1.G71"/>
          </calcext:conditional-format>
          <calcext:conditional-format calcext:target-range-address="Sheet1.G72:Sheet1.G72">
            <calcext:condition calcext:apply-style-name="Error" calcext:value="=1" calcext:base-cell-address="Sheet1.G72"/>
          </calcext:conditional-format>
          <calcext:conditional-format calcext:target-range-address="Sheet1.G72:Sheet1.G72">
            <calcext:condition calcext:apply-style-name="Good" calcext:value="=2" calcext:base-cell-address="Sheet1.G72"/>
          </calcext:conditional-format>
          <calcext:conditional-format calcext:target-range-address="Sheet1.G73:Sheet1.G73">
            <calcext:condition calcext:apply-style-name="Error" calcext:value="=1" calcext:base-cell-address="Sheet1.G73"/>
          </calcext:conditional-format>
          <calcext:conditional-format calcext:target-range-address="Sheet1.G73:Sheet1.G73">
            <calcext:condition calcext:apply-style-name="Good" calcext:value="=2" calcext:base-cell-address="Sheet1.G73"/>
          </calcext:conditional-format>
          <calcext:conditional-format calcext:target-range-address="Sheet1.G74:Sheet1.G74">
            <calcext:condition calcext:apply-style-name="Error" calcext:value="=1" calcext:base-cell-address="Sheet1.G74"/>
          </calcext:conditional-format>
          <calcext:conditional-format calcext:target-range-address="Sheet1.G74:Sheet1.G74">
            <calcext:condition calcext:apply-style-name="Good" calcext:value="=2" calcext:base-cell-address="Sheet1.G74"/>
          </calcext:conditional-format>
          <calcext:conditional-format calcext:target-range-address="Sheet1.G75:Sheet1.G75">
            <calcext:condition calcext:apply-style-name="Error" calcext:value="=1" calcext:base-cell-address="Sheet1.G75"/>
          </calcext:conditional-format>
          <calcext:conditional-format calcext:target-range-address="Sheet1.G75:Sheet1.G75">
            <calcext:condition calcext:apply-style-name="Good" calcext:value="=2" calcext:base-cell-address="Sheet1.G75"/>
          </calcext:conditional-format>
          <calcext:conditional-format calcext:target-range-address="Sheet1.G76:Sheet1.G76">
            <calcext:condition calcext:apply-style-name="Error" calcext:value="=1" calcext:base-cell-address="Sheet1.G76"/>
          </calcext:conditional-format>
          <calcext:conditional-format calcext:target-range-address="Sheet1.G76:Sheet1.G76">
            <calcext:condition calcext:apply-style-name="Good" calcext:value="=2" calcext:base-cell-address="Sheet1.G76"/>
          </calcext:conditional-format>
          <calcext:conditional-format calcext:target-range-address="Sheet1.G77:Sheet1.G77">
            <calcext:condition calcext:apply-style-name="Error" calcext:value="=1" calcext:base-cell-address="Sheet1.G77"/>
          </calcext:conditional-format>
          <calcext:conditional-format calcext:target-range-address="Sheet1.G77:Sheet1.G77">
            <calcext:condition calcext:apply-style-name="Good" calcext:value="=2" calcext:base-cell-address="Sheet1.G77"/>
          </calcext:conditional-format>
          <calcext:conditional-format calcext:target-range-address="Sheet1.G78:Sheet1.G78">
            <calcext:condition calcext:apply-style-name="Error" calcext:value="=1" calcext:base-cell-address="Sheet1.G78"/>
          </calcext:conditional-format>
          <calcext:conditional-format calcext:target-range-address="Sheet1.G78:Sheet1.G78">
            <calcext:condition calcext:apply-style-name="Good" calcext:value="=2" calcext:base-cell-address="Sheet1.G78"/>
          </calcext:conditional-format>
          <calcext:conditional-format calcext:target-range-address="Sheet1.G79:Sheet1.G79">
            <calcext:condition calcext:apply-style-name="Error" calcext:value="=1" calcext:base-cell-address="Sheet1.G79"/>
          </calcext:conditional-format>
          <calcext:conditional-format calcext:target-range-address="Sheet1.G79:Sheet1.G79">
            <calcext:condition calcext:apply-style-name="Good" calcext:value="=2" calcext:base-cell-address="Sheet1.G79"/>
          </calcext:conditional-format>
          <calcext:conditional-format calcext:target-range-address="Sheet1.G80:Sheet1.G80">
            <calcext:condition calcext:apply-style-name="Error" calcext:value="=1" calcext:base-cell-address="Sheet1.G80"/>
          </calcext:conditional-format>
          <calcext:conditional-format calcext:target-range-address="Sheet1.G80:Sheet1.G80">
            <calcext:condition calcext:apply-style-name="Good" calcext:value="=2" calcext:base-cell-address="Sheet1.G80"/>
          </calcext:conditional-format>
          <calcext:conditional-format calcext:target-range-address="Sheet1.G81:Sheet1.G81">
            <calcext:condition calcext:apply-style-name="Error" calcext:value="=1" calcext:base-cell-address="Sheet1.G81"/>
          </calcext:conditional-format>
          <calcext:conditional-format calcext:target-range-address="Sheet1.G81:Sheet1.G81">
            <calcext:condition calcext:apply-style-name="Good" calcext:value="=2" calcext:base-cell-address="Sheet1.G81"/>
          </calcext:conditional-format>
          <calcext:conditional-format calcext:target-range-address="Sheet1.G82:Sheet1.G82">
            <calcext:condition calcext:apply-style-name="Error" calcext:value="=1" calcext:base-cell-address="Sheet1.G82"/>
          </calcext:conditional-format>
          <calcext:conditional-format calcext:target-range-address="Sheet1.G82:Sheet1.G82">
            <calcext:condition calcext:apply-style-name="Good" calcext:value="=2" calcext:base-cell-address="Sheet1.G82"/>
          </calcext:conditional-format>
          <calcext:conditional-format calcext:target-range-address="Sheet1.G83:Sheet1.G83">
            <calcext:condition calcext:apply-style-name="Error" calcext:value="=1" calcext:base-cell-address="Sheet1.G83"/>
          </calcext:conditional-format>
          <calcext:conditional-format calcext:target-range-address="Sheet1.G83:Sheet1.G83">
            <calcext:condition calcext:apply-style-name="Good" calcext:value="=2" calcext:base-cell-address="Sheet1.G83"/>
          </calcext:conditional-format>
          <calcext:conditional-format calcext:target-range-address="Sheet1.G84:Sheet1.G84">
            <calcext:condition calcext:apply-style-name="Error" calcext:value="=1" calcext:base-cell-address="Sheet1.G84"/>
          </calcext:conditional-format>
          <calcext:conditional-format calcext:target-range-address="Sheet1.G84:Sheet1.G84">
            <calcext:condition calcext:apply-style-name="Good" calcext:value="=2" calcext:base-cell-address="Sheet1.G84"/>
          </calcext:conditional-format>
          <calcext:conditional-format calcext:target-range-address="Sheet1.G85:Sheet1.G85">
            <calcext:condition calcext:apply-style-name="Error" calcext:value="=1" calcext:base-cell-address="Sheet1.G85"/>
          </calcext:conditional-format>
          <calcext:conditional-format calcext:target-range-address="Sheet1.G85:Sheet1.G85">
            <calcext:condition calcext:apply-style-name="Good" calcext:value="=2" calcext:base-cell-address="Sheet1.G85"/>
          </calcext:conditional-format>
          <calcext:conditional-format calcext:target-range-address="Sheet1.G86:Sheet1.G86">
            <calcext:condition calcext:apply-style-name="Error" calcext:value="=1" calcext:base-cell-address="Sheet1.G86"/>
          </calcext:conditional-format>
          <calcext:conditional-format calcext:target-range-address="Sheet1.G86:Sheet1.G86">
            <calcext:condition calcext:apply-style-name="Good" calcext:value="=2" calcext:base-cell-address="Sheet1.G86"/>
          </calcext:conditional-format>
          <calcext:conditional-format calcext:target-range-address="Sheet1.G87:Sheet1.G87">
            <calcext:condition calcext:apply-style-name="Error" calcext:value="=1" calcext:base-cell-address="Sheet1.G87"/>
          </calcext:conditional-format>
          <calcext:conditional-format calcext:target-range-address="Sheet1.G87:Sheet1.G87">
            <calcext:condition calcext:apply-style-name="Good" calcext:value="=2" calcext:base-cell-address="Sheet1.G87"/>
          </calcext:conditional-format>
          <calcext:conditional-format calcext:target-range-address="Sheet1.G88:Sheet1.G88">
            <calcext:condition calcext:apply-style-name="Error" calcext:value="=1" calcext:base-cell-address="Sheet1.G88"/>
          </calcext:conditional-format>
          <calcext:conditional-format calcext:target-range-address="Sheet1.G88:Sheet1.G88">
            <calcext:condition calcext:apply-style-name="Good" calcext:value="=2" calcext:base-cell-address="Sheet1.G88"/>
          </calcext:conditional-format>
          <calcext:conditional-format calcext:target-range-address="Sheet1.G89:Sheet1.G89">
            <calcext:condition calcext:apply-style-name="Error" calcext:value="=1" calcext:base-cell-address="Sheet1.G89"/>
          </calcext:conditional-format>
          <calcext:conditional-format calcext:target-range-address="Sheet1.G89:Sheet1.G89">
            <calcext:condition calcext:apply-style-name="Good" calcext:value="=2" calcext:base-cell-address="Sheet1.G89"/>
          </calcext:conditional-format>
          <calcext:conditional-format calcext:target-range-address="Sheet1.G90:Sheet1.G90">
            <calcext:condition calcext:apply-style-name="Error" calcext:value="=1" calcext:base-cell-address="Sheet1.G90"/>
          </calcext:conditional-format>
          <calcext:conditional-format calcext:target-range-address="Sheet1.G90:Sheet1.G90">
            <calcext:condition calcext:apply-style-name="Good" calcext:value="=2" calcext:base-cell-address="Sheet1.G90"/>
          </calcext:conditional-format>
          <calcext:conditional-format calcext:target-range-address="Sheet1.G91:Sheet1.G91">
            <calcext:condition calcext:apply-style-name="Error" calcext:value="=1" calcext:base-cell-address="Sheet1.G91"/>
          </calcext:conditional-format>
          <calcext:conditional-format calcext:target-range-address="Sheet1.G91:Sheet1.G91">
            <calcext:condition calcext:apply-style-name="Good" calcext:value="=2" calcext:base-cell-address="Sheet1.G91"/>
          </calcext:conditional-format>
          <calcext:conditional-format calcext:target-range-address="Sheet1.G92:Sheet1.G92">
            <calcext:condition calcext:apply-style-name="Error" calcext:value="=1" calcext:base-cell-address="Sheet1.G92"/>
          </calcext:conditional-format>
          <calcext:conditional-format calcext:target-range-address="Sheet1.G92:Sheet1.G92">
            <calcext:condition calcext:apply-style-name="Good" calcext:value="=2" calcext:base-cell-address="Sheet1.G92"/>
          </calcext:conditional-format>
          <calcext:conditional-format calcext:target-range-address="Sheet1.G93:Sheet1.G93">
            <calcext:condition calcext:apply-style-name="Error" calcext:value="=1" calcext:base-cell-address="Sheet1.G93"/>
          </calcext:conditional-format>
          <calcext:conditional-format calcext:target-range-address="Sheet1.G93:Sheet1.G93">
            <calcext:condition calcext:apply-style-name="Good" calcext:value="=2" calcext:base-cell-address="Sheet1.G93"/>
          </calcext:conditional-format>
          <calcext:conditional-format calcext:target-range-address="Sheet1.G94:Sheet1.G94">
            <calcext:condition calcext:apply-style-name="Error" calcext:value="=1" calcext:base-cell-address="Sheet1.G94"/>
          </calcext:conditional-format>
          <calcext:conditional-format calcext:target-range-address="Sheet1.G94:Sheet1.G94">
            <calcext:condition calcext:apply-style-name="Good" calcext:value="=2" calcext:base-cell-address="Sheet1.G94"/>
          </calcext:conditional-format>
          <calcext:conditional-format calcext:target-range-address="Sheet1.G95:Sheet1.G95">
            <calcext:condition calcext:apply-style-name="Error" calcext:value="=1" calcext:base-cell-address="Sheet1.G95"/>
          </calcext:conditional-format>
          <calcext:conditional-format calcext:target-range-address="Sheet1.G95:Sheet1.G95">
            <calcext:condition calcext:apply-style-name="Good" calcext:value="=2" calcext:base-cell-address="Sheet1.G95"/>
          </calcext:conditional-format>
          <calcext:conditional-format calcext:target-range-address="Sheet1.G96:Sheet1.G96">
            <calcext:condition calcext:apply-style-name="Error" calcext:value="=1" calcext:base-cell-address="Sheet1.G96"/>
          </calcext:conditional-format>
          <calcext:conditional-format calcext:target-range-address="Sheet1.G96:Sheet1.G96">
            <calcext:condition calcext:apply-style-name="Good" calcext:value="=2" calcext:base-cell-address="Sheet1.G96"/>
          </calcext:conditional-format>
          <calcext:conditional-format calcext:target-range-address="Sheet1.G97:Sheet1.G97">
            <calcext:condition calcext:apply-style-name="Error" calcext:value="=1" calcext:base-cell-address="Sheet1.G97"/>
          </calcext:conditional-format>
          <calcext:conditional-format calcext:target-range-address="Sheet1.G97:Sheet1.G97">
            <calcext:condition calcext:apply-style-name="Good" calcext:value="=2" calcext:base-cell-address="Sheet1.G97"/>
          </calcext:conditional-format>
          <calcext:conditional-format calcext:target-range-address="Sheet1.G98:Sheet1.G98">
            <calcext:condition calcext:apply-style-name="Error" calcext:value="=1" calcext:base-cell-address="Sheet1.G98"/>
          </calcext:conditional-format>
          <calcext:conditional-format calcext:target-range-address="Sheet1.G98:Sheet1.G98">
            <calcext:condition calcext:apply-style-name="Good" calcext:value="=2" calcext:base-cell-address="Sheet1.G98"/>
          </calcext:conditional-format>
          <calcext:conditional-format calcext:target-range-address="Sheet1.G99:Sheet1.G99">
            <calcext:condition calcext:apply-style-name="Error" calcext:value="=1" calcext:base-cell-address="Sheet1.G99"/>
          </calcext:conditional-format>
          <calcext:conditional-format calcext:target-range-address="Sheet1.G99:Sheet1.G99">
            <calcext:condition calcext:apply-style-name="Good" calcext:value="=2" calcext:base-cell-address="Sheet1.G99"/>
          </calcext:conditional-format>
          <calcext:conditional-format calcext:target-range-address="Sheet1.G100:Sheet1.G100">
            <calcext:condition calcext:apply-style-name="Error" calcext:value="=1" calcext:base-cell-address="Sheet1.G100"/>
          </calcext:conditional-format>
          <calcext:conditional-format calcext:target-range-address="Sheet1.G100:Sheet1.G100">
            <calcext:condition calcext:apply-style-name="Good" calcext:value="=2" calcext:base-cell-address="Sheet1.G100"/>
          </calcext:conditional-format>
          <calcext:conditional-format calcext:target-range-address="Sheet1.G101:Sheet1.G101">
            <calcext:condition calcext:apply-style-name="Error" calcext:value="=1" calcext:base-cell-address="Sheet1.G101"/>
          </calcext:conditional-format>
          <calcext:conditional-format calcext:target-range-address="Sheet1.G101:Sheet1.G101">
            <calcext:condition calcext:apply-style-name="Good" calcext:value="=2" calcext:base-cell-address="Sheet1.G101"/>
          </calcext:conditional-format>
          <calcext:conditional-format calcext:target-range-address="Sheet1.G102:Sheet1.G102">
            <calcext:condition calcext:apply-style-name="Error" calcext:value="=1" calcext:base-cell-address="Sheet1.G102"/>
          </calcext:conditional-format>
          <calcext:conditional-format calcext:target-range-address="Sheet1.G102:Sheet1.G102">
            <calcext:condition calcext:apply-style-name="Good" calcext:value="=2" calcext:base-cell-address="Sheet1.G102"/>
          </calcext:conditional-format>
          <calcext:conditional-format calcext:target-range-address="Sheet1.G103:Sheet1.G103">
            <calcext:condition calcext:apply-style-name="Error" calcext:value="=1" calcext:base-cell-address="Sheet1.G103"/>
          </calcext:conditional-format>
          <calcext:conditional-format calcext:target-range-address="Sheet1.G103:Sheet1.G103">
            <calcext:condition calcext:apply-style-name="Good" calcext:value="=2" calcext:base-cell-address="Sheet1.G103"/>
          </calcext:conditional-format>
          <calcext:conditional-format calcext:target-range-address="Sheet1.G104:Sheet1.G104">
            <calcext:condition calcext:apply-style-name="Error" calcext:value="=1" calcext:base-cell-address="Sheet1.G104"/>
          </calcext:conditional-format>
          <calcext:conditional-format calcext:target-range-address="Sheet1.G104:Sheet1.G104">
            <calcext:condition calcext:apply-style-name="Good" calcext:value="=2" calcext:base-cell-address="Sheet1.G104"/>
          </calcext:conditional-format>
          <calcext:conditional-format calcext:target-range-address="Sheet1.G105:Sheet1.G105">
            <calcext:condition calcext:apply-style-name="Error" calcext:value="=1" calcext:base-cell-address="Sheet1.G105"/>
          </calcext:conditional-format>
          <calcext:conditional-format calcext:target-range-address="Sheet1.G105:Sheet1.G105">
            <calcext:condition calcext:apply-style-name="Good" calcext:value="=2" calcext:base-cell-address="Sheet1.G105"/>
          </calcext:conditional-format>
          <calcext:conditional-format calcext:target-range-address="Sheet1.G106:Sheet1.G106">
            <calcext:condition calcext:apply-style-name="Error" calcext:value="=1" calcext:base-cell-address="Sheet1.G106"/>
          </calcext:conditional-format>
          <calcext:conditional-format calcext:target-range-address="Sheet1.G106:Sheet1.G106">
            <calcext:condition calcext:apply-style-name="Good" calcext:value="=2" calcext:base-cell-address="Sheet1.G106"/>
          </calcext:conditional-format>
          <calcext:conditional-format calcext:target-range-address="Sheet1.G107:Sheet1.G107">
            <calcext:condition calcext:apply-style-name="Error" calcext:value="=1" calcext:base-cell-address="Sheet1.G107"/>
          </calcext:conditional-format>
          <calcext:conditional-format calcext:target-range-address="Sheet1.G107:Sheet1.G107">
            <calcext:condition calcext:apply-style-name="Good" calcext:value="=2" calcext:base-cell-address="Sheet1.G107"/>
          </calcext:conditional-format>
          <calcext:conditional-format calcext:target-range-address="Sheet1.G108:Sheet1.G108">
            <calcext:condition calcext:apply-style-name="Error" calcext:value="=1" calcext:base-cell-address="Sheet1.G108"/>
          </calcext:conditional-format>
          <calcext:conditional-format calcext:target-range-address="Sheet1.G108:Sheet1.G108">
            <calcext:condition calcext:apply-style-name="Good" calcext:value="=2" calcext:base-cell-address="Sheet1.G108"/>
          </calcext:conditional-format>
          <calcext:conditional-format calcext:target-range-address="Sheet1.G109:Sheet1.G109">
            <calcext:condition calcext:apply-style-name="Error" calcext:value="=1" calcext:base-cell-address="Sheet1.G109"/>
          </calcext:conditional-format>
          <calcext:conditional-format calcext:target-range-address="Sheet1.G109:Sheet1.G109">
            <calcext:condition calcext:apply-style-name="Good" calcext:value="=2" calcext:base-cell-address="Sheet1.G109"/>
          </calcext:conditional-format>
          <calcext:conditional-format calcext:target-range-address="Sheet1.G110:Sheet1.G110">
            <calcext:condition calcext:apply-style-name="Error" calcext:value="=1" calcext:base-cell-address="Sheet1.G110"/>
          </calcext:conditional-format>
          <calcext:conditional-format calcext:target-range-address="Sheet1.G110:Sheet1.G110">
            <calcext:condition calcext:apply-style-name="Good" calcext:value="=2" calcext:base-cell-address="Sheet1.G110"/>
          </calcext:conditional-format>
          <calcext:conditional-format calcext:target-range-address="Sheet1.G111:Sheet1.G111">
            <calcext:condition calcext:apply-style-name="Error" calcext:value="=1" calcext:base-cell-address="Sheet1.G111"/>
          </calcext:conditional-format>
          <calcext:conditional-format calcext:target-range-address="Sheet1.G111:Sheet1.G111">
            <calcext:condition calcext:apply-style-name="Good" calcext:value="=2" calcext:base-cell-address="Sheet1.G111"/>
          </calcext:conditional-format>
          <calcext:conditional-format calcext:target-range-address="Sheet1.G112:Sheet1.G112">
            <calcext:condition calcext:apply-style-name="Error" calcext:value="=1" calcext:base-cell-address="Sheet1.G112"/>
          </calcext:conditional-format>
          <calcext:conditional-format calcext:target-range-address="Sheet1.G112:Sheet1.G112">
            <calcext:condition calcext:apply-style-name="Good" calcext:value="=2" calcext:base-cell-address="Sheet1.G112"/>
          </calcext:conditional-format>
          <calcext:conditional-format calcext:target-range-address="Sheet1.G113:Sheet1.G113">
            <calcext:condition calcext:apply-style-name="Error" calcext:value="=1" calcext:base-cell-address="Sheet1.G113"/>
          </calcext:conditional-format>
          <calcext:conditional-format calcext:target-range-address="Sheet1.G113:Sheet1.G113">
            <calcext:condition calcext:apply-style-name="Good" calcext:value="=2" calcext:base-cell-address="Sheet1.G113"/>
          </calcext:conditional-format>
          <calcext:conditional-format calcext:target-range-address="Sheet1.G114:Sheet1.G114">
            <calcext:condition calcext:apply-style-name="Error" calcext:value="=1" calcext:base-cell-address="Sheet1.G114"/>
          </calcext:conditional-format>
          <calcext:conditional-format calcext:target-range-address="Sheet1.G114:Sheet1.G114">
            <calcext:condition calcext:apply-style-name="Good" calcext:value="=2" calcext:base-cell-address="Sheet1.G114"/>
          </calcext:conditional-format>
          <calcext:conditional-format calcext:target-range-address="Sheet1.G115:Sheet1.G115">
            <calcext:condition calcext:apply-style-name="Error" calcext:value="=1" calcext:base-cell-address="Sheet1.G115"/>
          </calcext:conditional-format>
          <calcext:conditional-format calcext:target-range-address="Sheet1.G115:Sheet1.G115">
            <calcext:condition calcext:apply-style-name="Good" calcext:value="=2" calcext:base-cell-address="Sheet1.G115"/>
          </calcext:conditional-format>
          <calcext:conditional-format calcext:target-range-address="Sheet1.G116:Sheet1.G116">
            <calcext:condition calcext:apply-style-name="Error" calcext:value="=1" calcext:base-cell-address="Sheet1.G116"/>
          </calcext:conditional-format>
          <calcext:conditional-format calcext:target-range-address="Sheet1.G116:Sheet1.G116">
            <calcext:condition calcext:apply-style-name="Good" calcext:value="=2" calcext:base-cell-address="Sheet1.G116"/>
          </calcext:conditional-format>
          <calcext:conditional-format calcext:target-range-address="Sheet1.G117:Sheet1.G117">
            <calcext:condition calcext:apply-style-name="Error" calcext:value="=1" calcext:base-cell-address="Sheet1.G117"/>
          </calcext:conditional-format>
          <calcext:conditional-format calcext:target-range-address="Sheet1.G117:Sheet1.G117">
            <calcext:condition calcext:apply-style-name="Good" calcext:value="=2" calcext:base-cell-address="Sheet1.G117"/>
          </calcext:conditional-format>
          <calcext:conditional-format calcext:target-range-address="Sheet1.G118:Sheet1.G118">
            <calcext:condition calcext:apply-style-name="Error" calcext:value="=1" calcext:base-cell-address="Sheet1.G118"/>
          </calcext:conditional-format>
          <calcext:conditional-format calcext:target-range-address="Sheet1.G118:Sheet1.G118">
            <calcext:condition calcext:apply-style-name="Good" calcext:value="=2" calcext:base-cell-address="Sheet1.G118"/>
          </calcext:conditional-format>
          <calcext:conditional-format calcext:target-range-address="Sheet1.G119:Sheet1.G119">
            <calcext:condition calcext:apply-style-name="Error" calcext:value="=1" calcext:base-cell-address="Sheet1.G119"/>
          </calcext:conditional-format>
          <calcext:conditional-format calcext:target-range-address="Sheet1.G119:Sheet1.G119">
            <calcext:condition calcext:apply-style-name="Good" calcext:value="=2" calcext:base-cell-address="Sheet1.G119"/>
          </calcext:conditional-format>
          <calcext:conditional-format calcext:target-range-address="Sheet1.G120:Sheet1.G120">
            <calcext:condition calcext:apply-style-name="Error" calcext:value="=1" calcext:base-cell-address="Sheet1.G120"/>
          </calcext:conditional-format>
          <calcext:conditional-format calcext:target-range-address="Sheet1.G120:Sheet1.G120">
            <calcext:condition calcext:apply-style-name="Good" calcext:value="=2" calcext:base-cell-address="Sheet1.G120"/>
          </calcext:conditional-format>
          <calcext:conditional-format calcext:target-range-address="Sheet1.G121:Sheet1.G121">
            <calcext:condition calcext:apply-style-name="Error" calcext:value="=1" calcext:base-cell-address="Sheet1.G121"/>
          </calcext:conditional-format>
          <calcext:conditional-format calcext:target-range-address="Sheet1.G121:Sheet1.G121">
            <calcext:condition calcext:apply-style-name="Good" calcext:value="=2" calcext:base-cell-address="Sheet1.G121"/>
          </calcext:conditional-format>
          <calcext:conditional-format calcext:target-range-address="Sheet1.G122:Sheet1.G122">
            <calcext:condition calcext:apply-style-name="Error" calcext:value="=1" calcext:base-cell-address="Sheet1.G122"/>
          </calcext:conditional-format>
          <calcext:conditional-format calcext:target-range-address="Sheet1.G122:Sheet1.G122">
            <calcext:condition calcext:apply-style-name="Good" calcext:value="=2" calcext:base-cell-address="Sheet1.G122"/>
          </calcext:conditional-format>
          <calcext:conditional-format calcext:target-range-address="Sheet1.G123:Sheet1.G123">
            <calcext:condition calcext:apply-style-name="Error" calcext:value="=1" calcext:base-cell-address="Sheet1.G123"/>
          </calcext:conditional-format>
          <calcext:conditional-format calcext:target-range-address="Sheet1.G123:Sheet1.G123">
            <calcext:condition calcext:apply-style-name="Good" calcext:value="=2" calcext:base-cell-address="Sheet1.G123"/>
          </calcext:conditional-format>
          <calcext:conditional-format calcext:target-range-address="Sheet1.G124:Sheet1.G124">
            <calcext:condition calcext:apply-style-name="Error" calcext:value="=1" calcext:base-cell-address="Sheet1.G124"/>
          </calcext:conditional-format>
          <calcext:conditional-format calcext:target-range-address="Sheet1.G124:Sheet1.G124">
            <calcext:condition calcext:apply-style-name="Good" calcext:value="=2" calcext:base-cell-address="Sheet1.G124"/>
          </calcext:conditional-format>
          <calcext:conditional-format calcext:target-range-address="Sheet1.G125:Sheet1.G125">
            <calcext:condition calcext:apply-style-name="Error" calcext:value="=1" calcext:base-cell-address="Sheet1.G125"/>
          </calcext:conditional-format>
          <calcext:conditional-format calcext:target-range-address="Sheet1.G125:Sheet1.G125">
            <calcext:condition calcext:apply-style-name="Good" calcext:value="=2" calcext:base-cell-address="Sheet1.G125"/>
          </calcext:conditional-format>
          <calcext:conditional-format calcext:target-range-address="Sheet1.G126:Sheet1.G126">
            <calcext:condition calcext:apply-style-name="Error" calcext:value="=1" calcext:base-cell-address="Sheet1.G126"/>
          </calcext:conditional-format>
          <calcext:conditional-format calcext:target-range-address="Sheet1.G126:Sheet1.G126">
            <calcext:condition calcext:apply-style-name="Good" calcext:value="=2" calcext:base-cell-address="Sheet1.G126"/>
          </calcext:conditional-format>
          <calcext:conditional-format calcext:target-range-address="Sheet1.G127:Sheet1.G127">
            <calcext:condition calcext:apply-style-name="Error" calcext:value="=1" calcext:base-cell-address="Sheet1.G127"/>
          </calcext:conditional-format>
          <calcext:conditional-format calcext:target-range-address="Sheet1.G127:Sheet1.G127">
            <calcext:condition calcext:apply-style-name="Good" calcext:value="=2" calcext:base-cell-address="Sheet1.G127"/>
          </calcext:conditional-format>
          <calcext:conditional-format calcext:target-range-address="Sheet1.G128:Sheet1.G128">
            <calcext:condition calcext:apply-style-name="Error" calcext:value="=1" calcext:base-cell-address="Sheet1.G128"/>
          </calcext:conditional-format>
          <calcext:conditional-format calcext:target-range-address="Sheet1.G128:Sheet1.G128">
            <calcext:condition calcext:apply-style-name="Good" calcext:value="=2" calcext:base-cell-address="Sheet1.G128"/>
          </calcext:conditional-format>
          <calcext:conditional-format calcext:target-range-address="Sheet1.G129:Sheet1.G129">
            <calcext:condition calcext:apply-style-name="Error" calcext:value="=1" calcext:base-cell-address="Sheet1.G129"/>
          </calcext:conditional-format>
          <calcext:conditional-format calcext:target-range-address="Sheet1.G129:Sheet1.G129">
            <calcext:condition calcext:apply-style-name="Good" calcext:value="=2" calcext:base-cell-address="Sheet1.G129"/>
          </calcext:conditional-format>
          <calcext:conditional-format calcext:target-range-address="Sheet1.G130:Sheet1.G130">
            <calcext:condition calcext:apply-style-name="Error" calcext:value="=1" calcext:base-cell-address="Sheet1.G130"/>
          </calcext:conditional-format>
          <calcext:conditional-format calcext:target-range-address="Sheet1.G130:Sheet1.G130">
            <calcext:condition calcext:apply-style-name="Good" calcext:value="=2" calcext:base-cell-address="Sheet1.G130"/>
          </calcext:conditional-format>
          <calcext:conditional-format calcext:target-range-address="Sheet1.G131:Sheet1.G131">
            <calcext:condition calcext:apply-style-name="Error" calcext:value="=1" calcext:base-cell-address="Sheet1.G131"/>
          </calcext:conditional-format>
          <calcext:conditional-format calcext:target-range-address="Sheet1.G131:Sheet1.G131">
            <calcext:condition calcext:apply-style-name="Good" calcext:value="=2" calcext:base-cell-address="Sheet1.G131"/>
          </calcext:conditional-format>
          <calcext:conditional-format calcext:target-range-address="Sheet1.G132:Sheet1.G132">
            <calcext:condition calcext:apply-style-name="Error" calcext:value="=1" calcext:base-cell-address="Sheet1.G132"/>
          </calcext:conditional-format>
          <calcext:conditional-format calcext:target-range-address="Sheet1.G132:Sheet1.G132">
            <calcext:condition calcext:apply-style-name="Good" calcext:value="=2" calcext:base-cell-address="Sheet1.G132"/>
          </calcext:conditional-format>
          <calcext:conditional-format calcext:target-range-address="Sheet1.G133:Sheet1.G133">
            <calcext:condition calcext:apply-style-name="Error" calcext:value="=1" calcext:base-cell-address="Sheet1.G133"/>
          </calcext:conditional-format>
          <calcext:conditional-format calcext:target-range-address="Sheet1.G133:Sheet1.G133">
            <calcext:condition calcext:apply-style-name="Good" calcext:value="=2" calcext:base-cell-address="Sheet1.G133"/>
          </calcext:conditional-format>
          <calcext:conditional-format calcext:target-range-address="Sheet1.G134:Sheet1.G134">
            <calcext:condition calcext:apply-style-name="Error" calcext:value="=1" calcext:base-cell-address="Sheet1.G134"/>
          </calcext:conditional-format>
          <calcext:conditional-format calcext:target-range-address="Sheet1.G134:Sheet1.G134">
            <calcext:condition calcext:apply-style-name="Good" calcext:value="=2" calcext:base-cell-address="Sheet1.G134"/>
          </calcext:conditional-format>
          <calcext:conditional-format calcext:target-range-address="Sheet1.G135:Sheet1.G135">
            <calcext:condition calcext:apply-style-name="Error" calcext:value="=1" calcext:base-cell-address="Sheet1.G135"/>
          </calcext:conditional-format>
          <calcext:conditional-format calcext:target-range-address="Sheet1.G135:Sheet1.G135">
            <calcext:condition calcext:apply-style-name="Good" calcext:value="=2" calcext:base-cell-address="Sheet1.G135"/>
          </calcext:conditional-format>
          <calcext:conditional-format calcext:target-range-address="Sheet1.G136:Sheet1.G136">
            <calcext:condition calcext:apply-style-name="Error" calcext:value="=1" calcext:base-cell-address="Sheet1.G136"/>
          </calcext:conditional-format>
          <calcext:conditional-format calcext:target-range-address="Sheet1.G136:Sheet1.G136">
            <calcext:condition calcext:apply-style-name="Good" calcext:value="=2" calcext:base-cell-address="Sheet1.G136"/>
          </calcext:conditional-format>
          <calcext:conditional-format calcext:target-range-address="Sheet1.G137:Sheet1.G137">
            <calcext:condition calcext:apply-style-name="Error" calcext:value="=1" calcext:base-cell-address="Sheet1.G137"/>
          </calcext:conditional-format>
          <calcext:conditional-format calcext:target-range-address="Sheet1.G137:Sheet1.G137">
            <calcext:condition calcext:apply-style-name="Good" calcext:value="=2" calcext:base-cell-address="Sheet1.G137"/>
          </calcext:conditional-format>
          <calcext:conditional-format calcext:target-range-address="Sheet1.G138:Sheet1.G138">
            <calcext:condition calcext:apply-style-name="Error" calcext:value="=1" calcext:base-cell-address="Sheet1.G138"/>
          </calcext:conditional-format>
          <calcext:conditional-format calcext:target-range-address="Sheet1.G138:Sheet1.G138">
            <calcext:condition calcext:apply-style-name="Good" calcext:value="=2" calcext:base-cell-address="Sheet1.G138"/>
          </calcext:conditional-format>
          <calcext:conditional-format calcext:target-range-address="Sheet1.G139:Sheet1.G139">
            <calcext:condition calcext:apply-style-name="Error" calcext:value="=1" calcext:base-cell-address="Sheet1.G139"/>
          </calcext:conditional-format>
          <calcext:conditional-format calcext:target-range-address="Sheet1.G139:Sheet1.G139">
            <calcext:condition calcext:apply-style-name="Good" calcext:value="=2" calcext:base-cell-address="Sheet1.G139"/>
          </calcext:conditional-format>
          <calcext:conditional-format calcext:target-range-address="Sheet1.G140:Sheet1.G140">
            <calcext:condition calcext:apply-style-name="Error" calcext:value="=1" calcext:base-cell-address="Sheet1.G140"/>
          </calcext:conditional-format>
          <calcext:conditional-format calcext:target-range-address="Sheet1.G140:Sheet1.G140">
            <calcext:condition calcext:apply-style-name="Good" calcext:value="=2" calcext:base-cell-address="Sheet1.G140"/>
          </calcext:conditional-format>
          <calcext:conditional-format calcext:target-range-address="Sheet1.G141:Sheet1.G141">
            <calcext:condition calcext:apply-style-name="Error" calcext:value="=1" calcext:base-cell-address="Sheet1.G141"/>
          </calcext:conditional-format>
          <calcext:conditional-format calcext:target-range-address="Sheet1.G141:Sheet1.G141">
            <calcext:condition calcext:apply-style-name="Good" calcext:value="=2" calcext:base-cell-address="Sheet1.G141"/>
          </calcext:conditional-format>
          <calcext:conditional-format calcext:target-range-address="Sheet1.G142:Sheet1.G142">
            <calcext:condition calcext:apply-style-name="Error" calcext:value="=1" calcext:base-cell-address="Sheet1.G142"/>
          </calcext:conditional-format>
          <calcext:conditional-format calcext:target-range-address="Sheet1.G142:Sheet1.G142">
            <calcext:condition calcext:apply-style-name="Good" calcext:value="=2" calcext:base-cell-address="Sheet1.G142"/>
          </calcext:conditional-format>
          <calcext:conditional-format calcext:target-range-address="Sheet1.G143:Sheet1.G143">
            <calcext:condition calcext:apply-style-name="Error" calcext:value="=1" calcext:base-cell-address="Sheet1.G143"/>
          </calcext:conditional-format>
          <calcext:conditional-format calcext:target-range-address="Sheet1.G143:Sheet1.G143">
            <calcext:condition calcext:apply-style-name="Good" calcext:value="=2" calcext:base-cell-address="Sheet1.G143"/>
          </calcext:conditional-format>
          <calcext:conditional-format calcext:target-range-address="Sheet1.G144:Sheet1.G144">
            <calcext:condition calcext:apply-style-name="Error" calcext:value="=1" calcext:base-cell-address="Sheet1.G144"/>
          </calcext:conditional-format>
          <calcext:conditional-format calcext:target-range-address="Sheet1.G144:Sheet1.G144">
            <calcext:condition calcext:apply-style-name="Good" calcext:value="=2" calcext:base-cell-address="Sheet1.G144"/>
          </calcext:conditional-format>
          <calcext:conditional-format calcext:target-range-address="Sheet1.G145:Sheet1.G145">
            <calcext:condition calcext:apply-style-name="Error" calcext:value="=1" calcext:base-cell-address="Sheet1.G145"/>
          </calcext:conditional-format>
          <calcext:conditional-format calcext:target-range-address="Sheet1.G145:Sheet1.G145">
            <calcext:condition calcext:apply-style-name="Good" calcext:value="=2" calcext:base-cell-address="Sheet1.G145"/>
          </calcext:conditional-format>
          <calcext:conditional-format calcext:target-range-address="Sheet1.G146:Sheet1.G146">
            <calcext:condition calcext:apply-style-name="Error" calcext:value="=1" calcext:base-cell-address="Sheet1.G146"/>
          </calcext:conditional-format>
          <calcext:conditional-format calcext:target-range-address="Sheet1.G146:Sheet1.G146">
            <calcext:condition calcext:apply-style-name="Good" calcext:value="=2" calcext:base-cell-address="Sheet1.G146"/>
          </calcext:conditional-format>
          <calcext:conditional-format calcext:target-range-address="Sheet1.G147:Sheet1.G147">
            <calcext:condition calcext:apply-style-name="Error" calcext:value="=1" calcext:base-cell-address="Sheet1.G147"/>
          </calcext:conditional-format>
          <calcext:conditional-format calcext:target-range-address="Sheet1.G147:Sheet1.G147">
            <calcext:condition calcext:apply-style-name="Good" calcext:value="=2" calcext:base-cell-address="Sheet1.G147"/>
          </calcext:conditional-format>
          <calcext:conditional-format calcext:target-range-address="Sheet1.G148:Sheet1.G148">
            <calcext:condition calcext:apply-style-name="Error" calcext:value="=1" calcext:base-cell-address="Sheet1.G148"/>
          </calcext:conditional-format>
          <calcext:conditional-format calcext:target-range-address="Sheet1.G148:Sheet1.G148">
            <calcext:condition calcext:apply-style-name="Good" calcext:value="=2" calcext:base-cell-address="Sheet1.G148"/>
          </calcext:conditional-format>
          <calcext:conditional-format calcext:target-range-address="Sheet1.G149:Sheet1.G149">
            <calcext:condition calcext:apply-style-name="Error" calcext:value="=1" calcext:base-cell-address="Sheet1.G149"/>
          </calcext:conditional-format>
          <calcext:conditional-format calcext:target-range-address="Sheet1.G149:Sheet1.G149">
            <calcext:condition calcext:apply-style-name="Good" calcext:value="=2" calcext:base-cell-address="Sheet1.G149"/>
          </calcext:conditional-format>
          <calcext:conditional-format calcext:target-range-address="Sheet1.G150:Sheet1.G150">
            <calcext:condition calcext:apply-style-name="Error" calcext:value="=1" calcext:base-cell-address="Sheet1.G150"/>
          </calcext:conditional-format>
          <calcext:conditional-format calcext:target-range-address="Sheet1.G150:Sheet1.G150">
            <calcext:condition calcext:apply-style-name="Good" calcext:value="=2" calcext:base-cell-address="Sheet1.G150"/>
          </calcext:conditional-format>
          <calcext:conditional-format calcext:target-range-address="Sheet1.G151:Sheet1.G151">
            <calcext:condition calcext:apply-style-name="Error" calcext:value="=1" calcext:base-cell-address="Sheet1.G151"/>
          </calcext:conditional-format>
          <calcext:conditional-format calcext:target-range-address="Sheet1.G151:Sheet1.G151">
            <calcext:condition calcext:apply-style-name="Good" calcext:value="=2" calcext:base-cell-address="Sheet1.G151"/>
          </calcext:conditional-format>
          <calcext:conditional-format calcext:target-range-address="Sheet1.G152:Sheet1.G152">
            <calcext:condition calcext:apply-style-name="Error" calcext:value="=1" calcext:base-cell-address="Sheet1.G152"/>
          </calcext:conditional-format>
          <calcext:conditional-format calcext:target-range-address="Sheet1.G152:Sheet1.G152">
            <calcext:condition calcext:apply-style-name="Good" calcext:value="=2" calcext:base-cell-address="Sheet1.G152"/>
          </calcext:conditional-format>
          <calcext:conditional-format calcext:target-range-address="Sheet1.G153:Sheet1.G153">
            <calcext:condition calcext:apply-style-name="Error" calcext:value="=1" calcext:base-cell-address="Sheet1.G153"/>
          </calcext:conditional-format>
          <calcext:conditional-format calcext:target-range-address="Sheet1.G153:Sheet1.G153">
            <calcext:condition calcext:apply-style-name="Good" calcext:value="=2" calcext:base-cell-address="Sheet1.G153"/>
          </calcext:conditional-format>
          <calcext:conditional-format calcext:target-range-address="Sheet1.G154:Sheet1.G154">
            <calcext:condition calcext:apply-style-name="Error" calcext:value="=1" calcext:base-cell-address="Sheet1.G154"/>
          </calcext:conditional-format>
          <calcext:conditional-format calcext:target-range-address="Sheet1.G154:Sheet1.G154">
            <calcext:condition calcext:apply-style-name="Good" calcext:value="=2" calcext:base-cell-address="Sheet1.G154"/>
          </calcext:conditional-format>
          <calcext:conditional-format calcext:target-range-address="Sheet1.G155:Sheet1.G155">
            <calcext:condition calcext:apply-style-name="Error" calcext:value="=1" calcext:base-cell-address="Sheet1.G155"/>
          </calcext:conditional-format>
          <calcext:conditional-format calcext:target-range-address="Sheet1.G155:Sheet1.G155">
            <calcext:condition calcext:apply-style-name="Good" calcext:value="=2" calcext:base-cell-address="Sheet1.G155"/>
          </calcext:conditional-format>
          <calcext:conditional-format calcext:target-range-address="Sheet1.G156:Sheet1.G156">
            <calcext:condition calcext:apply-style-name="Error" calcext:value="=1" calcext:base-cell-address="Sheet1.G156"/>
          </calcext:conditional-format>
          <calcext:conditional-format calcext:target-range-address="Sheet1.G156:Sheet1.G156">
            <calcext:condition calcext:apply-style-name="Good" calcext:value="=2" calcext:base-cell-address="Sheet1.G156"/>
          </calcext:conditional-format>
          <calcext:conditional-format calcext:target-range-address="Sheet1.G157:Sheet1.G157">
            <calcext:condition calcext:apply-style-name="Error" calcext:value="=1" calcext:base-cell-address="Sheet1.G157"/>
          </calcext:conditional-format>
          <calcext:conditional-format calcext:target-range-address="Sheet1.G157:Sheet1.G157">
            <calcext:condition calcext:apply-style-name="Good" calcext:value="=2" calcext:base-cell-address="Sheet1.G157"/>
          </calcext:conditional-format>
          <calcext:conditional-format calcext:target-range-address="Sheet1.G158:Sheet1.G158">
            <calcext:condition calcext:apply-style-name="Error" calcext:value="=1" calcext:base-cell-address="Sheet1.G158"/>
          </calcext:conditional-format>
          <calcext:conditional-format calcext:target-range-address="Sheet1.G158:Sheet1.G158">
            <calcext:condition calcext:apply-style-name="Good" calcext:value="=2" calcext:base-cell-address="Sheet1.G158"/>
          </calcext:conditional-format>
          <calcext:conditional-format calcext:target-range-address="Sheet1.G159:Sheet1.G159">
            <calcext:condition calcext:apply-style-name="Error" calcext:value="=1" calcext:base-cell-address="Sheet1.G159"/>
          </calcext:conditional-format>
          <calcext:conditional-format calcext:target-range-address="Sheet1.G159:Sheet1.G159">
            <calcext:condition calcext:apply-style-name="Good" calcext:value="=2" calcext:base-cell-address="Sheet1.G159"/>
          </calcext:conditional-format>
          <calcext:conditional-format calcext:target-range-address="Sheet1.G160:Sheet1.G160">
            <calcext:condition calcext:apply-style-name="Error" calcext:value="=1" calcext:base-cell-address="Sheet1.G160"/>
          </calcext:conditional-format>
          <calcext:conditional-format calcext:target-range-address="Sheet1.G160:Sheet1.G160">
            <calcext:condition calcext:apply-style-name="Good" calcext:value="=2" calcext:base-cell-address="Sheet1.G160"/>
          </calcext:conditional-format>
          <calcext:conditional-format calcext:target-range-address="Sheet1.G161:Sheet1.G161">
            <calcext:condition calcext:apply-style-name="Error" calcext:value="=1" calcext:base-cell-address="Sheet1.G161"/>
          </calcext:conditional-format>
          <calcext:conditional-format calcext:target-range-address="Sheet1.G161:Sheet1.G161">
            <calcext:condition calcext:apply-style-name="Good" calcext:value="=2" calcext:base-cell-address="Sheet1.G161"/>
          </calcext:conditional-format>
          <calcext:conditional-format calcext:target-range-address="Sheet1.G162:Sheet1.G162">
            <calcext:condition calcext:apply-style-name="Error" calcext:value="=1" calcext:base-cell-address="Sheet1.G162"/>
          </calcext:conditional-format>
          <calcext:conditional-format calcext:target-range-address="Sheet1.G162:Sheet1.G162">
            <calcext:condition calcext:apply-style-name="Good" calcext:value="=2" calcext:base-cell-address="Sheet1.G162"/>
          </calcext:conditional-format>
          <calcext:conditional-format calcext:target-range-address="Sheet1.G163:Sheet1.G163">
            <calcext:condition calcext:apply-style-name="Error" calcext:value="=1" calcext:base-cell-address="Sheet1.G163"/>
          </calcext:conditional-format>
          <calcext:conditional-format calcext:target-range-address="Sheet1.G163:Sheet1.G163">
            <calcext:condition calcext:apply-style-name="Good" calcext:value="=2" calcext:base-cell-address="Sheet1.G163"/>
          </calcext:conditional-format>
          <calcext:conditional-format calcext:target-range-address="Sheet1.G164:Sheet1.G164">
            <calcext:condition calcext:apply-style-name="Error" calcext:value="=1" calcext:base-cell-address="Sheet1.G164"/>
          </calcext:conditional-format>
          <calcext:conditional-format calcext:target-range-address="Sheet1.G164:Sheet1.G164">
            <calcext:condition calcext:apply-style-name="Good" calcext:value="=2" calcext:base-cell-address="Sheet1.G164"/>
          </calcext:conditional-format>
          <calcext:conditional-format calcext:target-range-address="Sheet1.G165:Sheet1.G165">
            <calcext:condition calcext:apply-style-name="Error" calcext:value="=1" calcext:base-cell-address="Sheet1.G165"/>
          </calcext:conditional-format>
          <calcext:conditional-format calcext:target-range-address="Sheet1.G165:Sheet1.G165">
            <calcext:condition calcext:apply-style-name="Good" calcext:value="=2" calcext:base-cell-address="Sheet1.G165"/>
          </calcext:conditional-format>
          <calcext:conditional-format calcext:target-range-address="Sheet1.G166:Sheet1.G166">
            <calcext:condition calcext:apply-style-name="Error" calcext:value="=1" calcext:base-cell-address="Sheet1.G166"/>
          </calcext:conditional-format>
          <calcext:conditional-format calcext:target-range-address="Sheet1.G166:Sheet1.G166">
            <calcext:condition calcext:apply-style-name="Good" calcext:value="=2" calcext:base-cell-address="Sheet1.G166"/>
          </calcext:conditional-format>
          <calcext:conditional-format calcext:target-range-address="Sheet1.G167:Sheet1.G167">
            <calcext:condition calcext:apply-style-name="Error" calcext:value="=1" calcext:base-cell-address="Sheet1.G167"/>
          </calcext:conditional-format>
          <calcext:conditional-format calcext:target-range-address="Sheet1.G167:Sheet1.G167">
            <calcext:condition calcext:apply-style-name="Good" calcext:value="=2" calcext:base-cell-address="Sheet1.G167"/>
          </calcext:conditional-format>
          <calcext:conditional-format calcext:target-range-address="Sheet1.G168:Sheet1.G168">
            <calcext:condition calcext:apply-style-name="Error" calcext:value="=1" calcext:base-cell-address="Sheet1.G168"/>
          </calcext:conditional-format>
          <calcext:conditional-format calcext:target-range-address="Sheet1.G168:Sheet1.G168">
            <calcext:condition calcext:apply-style-name="Good" calcext:value="=2" calcext:base-cell-address="Sheet1.G168"/>
          </calcext:conditional-format>
          <calcext:conditional-format calcext:target-range-address="Sheet1.G169:Sheet1.G169">
            <calcext:condition calcext:apply-style-name="Error" calcext:value="=1" calcext:base-cell-address="Sheet1.G169"/>
          </calcext:conditional-format>
          <calcext:conditional-format calcext:target-range-address="Sheet1.G169:Sheet1.G169">
            <calcext:condition calcext:apply-style-name="Good" calcext:value="=2" calcext:base-cell-address="Sheet1.G169"/>
          </calcext:conditional-format>
          <calcext:conditional-format calcext:target-range-address="Sheet1.G170:Sheet1.G170">
            <calcext:condition calcext:apply-style-name="Error" calcext:value="=1" calcext:base-cell-address="Sheet1.G170"/>
          </calcext:conditional-format>
          <calcext:conditional-format calcext:target-range-address="Sheet1.G170:Sheet1.G170">
            <calcext:condition calcext:apply-style-name="Good" calcext:value="=2" calcext:base-cell-address="Sheet1.G170"/>
          </calcext:conditional-format>
          <calcext:conditional-format calcext:target-range-address="Sheet1.G171:Sheet1.G171">
            <calcext:condition calcext:apply-style-name="Error" calcext:value="=1" calcext:base-cell-address="Sheet1.G171"/>
          </calcext:conditional-format>
          <calcext:conditional-format calcext:target-range-address="Sheet1.G171:Sheet1.G171">
            <calcext:condition calcext:apply-style-name="Good" calcext:value="=2" calcext:base-cell-address="Sheet1.G171"/>
          </calcext:conditional-format>
          <calcext:conditional-format calcext:target-range-address="Sheet1.G172:Sheet1.G172">
            <calcext:condition calcext:apply-style-name="Error" calcext:value="=1" calcext:base-cell-address="Sheet1.G172"/>
          </calcext:conditional-format>
          <calcext:conditional-format calcext:target-range-address="Sheet1.G172:Sheet1.G172">
            <calcext:condition calcext:apply-style-name="Good" calcext:value="=2" calcext:base-cell-address="Sheet1.G172"/>
          </calcext:conditional-format>
          <calcext:conditional-format calcext:target-range-address="Sheet1.G173:Sheet1.G173">
            <calcext:condition calcext:apply-style-name="Error" calcext:value="=1" calcext:base-cell-address="Sheet1.G173"/>
          </calcext:conditional-format>
          <calcext:conditional-format calcext:target-range-address="Sheet1.G173:Sheet1.G173">
            <calcext:condition calcext:apply-style-name="Good" calcext:value="=2" calcext:base-cell-address="Sheet1.G173"/>
          </calcext:conditional-format>
          <calcext:conditional-format calcext:target-range-address="Sheet1.G174:Sheet1.G174">
            <calcext:condition calcext:apply-style-name="Error" calcext:value="=1" calcext:base-cell-address="Sheet1.G174"/>
          </calcext:conditional-format>
          <calcext:conditional-format calcext:target-range-address="Sheet1.G174:Sheet1.G174">
            <calcext:condition calcext:apply-style-name="Good" calcext:value="=2" calcext:base-cell-address="Sheet1.G174"/>
          </calcext:conditional-format>
          <calcext:conditional-format calcext:target-range-address="Sheet1.G175:Sheet1.G175">
            <calcext:condition calcext:apply-style-name="Error" calcext:value="=1" calcext:base-cell-address="Sheet1.G175"/>
          </calcext:conditional-format>
          <calcext:conditional-format calcext:target-range-address="Sheet1.G175:Sheet1.G175">
            <calcext:condition calcext:apply-style-name="Good" calcext:value="=2" calcext:base-cell-address="Sheet1.G175"/>
          </calcext:conditional-format>
          <calcext:conditional-format calcext:target-range-address="Sheet1.G176:Sheet1.G176">
            <calcext:condition calcext:apply-style-name="Error" calcext:value="=1" calcext:base-cell-address="Sheet1.G176"/>
          </calcext:conditional-format>
          <calcext:conditional-format calcext:target-range-address="Sheet1.G176:Sheet1.G176">
            <calcext:condition calcext:apply-style-name="Good" calcext:value="=2" calcext:base-cell-address="Sheet1.G176"/>
          </calcext:conditional-format>
          <calcext:conditional-format calcext:target-range-address="Sheet1.G177:Sheet1.G177">
            <calcext:condition calcext:apply-style-name="Error" calcext:value="=1" calcext:base-cell-address="Sheet1.G177"/>
          </calcext:conditional-format>
          <calcext:conditional-format calcext:target-range-address="Sheet1.G177:Sheet1.G177">
            <calcext:condition calcext:apply-style-name="Good" calcext:value="=2" calcext:base-cell-address="Sheet1.G177"/>
          </calcext:conditional-format>
          <calcext:conditional-format calcext:target-range-address="Sheet1.G178:Sheet1.G178">
            <calcext:condition calcext:apply-style-name="Error" calcext:value="=1" calcext:base-cell-address="Sheet1.G178"/>
          </calcext:conditional-format>
          <calcext:conditional-format calcext:target-range-address="Sheet1.G178:Sheet1.G178">
            <calcext:condition calcext:apply-style-name="Good" calcext:value="=2" calcext:base-cell-address="Sheet1.G178"/>
          </calcext:conditional-format>
          <calcext:conditional-format calcext:target-range-address="Sheet1.G179:Sheet1.G179">
            <calcext:condition calcext:apply-style-name="Error" calcext:value="=1" calcext:base-cell-address="Sheet1.G179"/>
          </calcext:conditional-format>
          <calcext:conditional-format calcext:target-range-address="Sheet1.G179:Sheet1.G179">
            <calcext:condition calcext:apply-style-name="Good" calcext:value="=2" calcext:base-cell-address="Sheet1.G179"/>
          </calcext:conditional-format>
          <calcext:conditional-format calcext:target-range-address="Sheet1.G180:Sheet1.G180">
            <calcext:condition calcext:apply-style-name="Error" calcext:value="=1" calcext:base-cell-address="Sheet1.G180"/>
          </calcext:conditional-format>
          <calcext:conditional-format calcext:target-range-address="Sheet1.G180:Sheet1.G180">
            <calcext:condition calcext:apply-style-name="Good" calcext:value="=2" calcext:base-cell-address="Sheet1.G180"/>
          </calcext:conditional-format>
          <calcext:conditional-format calcext:target-range-address="Sheet1.G181:Sheet1.G181">
            <calcext:condition calcext:apply-style-name="Error" calcext:value="=1" calcext:base-cell-address="Sheet1.G181"/>
          </calcext:conditional-format>
          <calcext:conditional-format calcext:target-range-address="Sheet1.G181:Sheet1.G181">
            <calcext:condition calcext:apply-style-name="Good" calcext:value="=2" calcext:base-cell-address="Sheet1.G181"/>
          </calcext:conditional-format>
          <calcext:conditional-format calcext:target-range-address="Sheet1.G182:Sheet1.G182">
            <calcext:condition calcext:apply-style-name="Error" calcext:value="=1" calcext:base-cell-address="Sheet1.G182"/>
          </calcext:conditional-format>
          <calcext:conditional-format calcext:target-range-address="Sheet1.G182:Sheet1.G182">
            <calcext:condition calcext:apply-style-name="Good" calcext:value="=2" calcext:base-cell-address="Sheet1.G182"/>
          </calcext:conditional-format>
          <calcext:conditional-format calcext:target-range-address="Sheet1.G183:Sheet1.G183">
            <calcext:condition calcext:apply-style-name="Error" calcext:value="=1" calcext:base-cell-address="Sheet1.G183"/>
          </calcext:conditional-format>
          <calcext:conditional-format calcext:target-range-address="Sheet1.G183:Sheet1.G183">
            <calcext:condition calcext:apply-style-name="Good" calcext:value="=2" calcext:base-cell-address="Sheet1.G183"/>
          </calcext:conditional-format>
          <calcext:conditional-format calcext:target-range-address="Sheet1.G184:Sheet1.G184">
            <calcext:condition calcext:apply-style-name="Error" calcext:value="=1" calcext:base-cell-address="Sheet1.G184"/>
          </calcext:conditional-format>
          <calcext:conditional-format calcext:target-range-address="Sheet1.G184:Sheet1.G184">
            <calcext:condition calcext:apply-style-name="Good" calcext:value="=2" calcext:base-cell-address="Sheet1.G184"/>
          </calcext:conditional-format>
          <calcext:conditional-format calcext:target-range-address="Sheet1.G185:Sheet1.G185">
            <calcext:condition calcext:apply-style-name="Error" calcext:value="=1" calcext:base-cell-address="Sheet1.G185"/>
          </calcext:conditional-format>
          <calcext:conditional-format calcext:target-range-address="Sheet1.G185:Sheet1.G185">
            <calcext:condition calcext:apply-style-name="Good" calcext:value="=2" calcext:base-cell-address="Sheet1.G185"/>
          </calcext:conditional-format>
          <calcext:conditional-format calcext:target-range-address="Sheet1.G186:Sheet1.G186">
            <calcext:condition calcext:apply-style-name="Error" calcext:value="=1" calcext:base-cell-address="Sheet1.G186"/>
          </calcext:conditional-format>
          <calcext:conditional-format calcext:target-range-address="Sheet1.G186:Sheet1.G186">
            <calcext:condition calcext:apply-style-name="Good" calcext:value="=2" calcext:base-cell-address="Sheet1.G186"/>
          </calcext:conditional-format>
          <calcext:conditional-format calcext:target-range-address="Sheet1.G187:Sheet1.G187">
            <calcext:condition calcext:apply-style-name="Error" calcext:value="=1" calcext:base-cell-address="Sheet1.G187"/>
          </calcext:conditional-format>
          <calcext:conditional-format calcext:target-range-address="Sheet1.G187:Sheet1.G187">
            <calcext:condition calcext:apply-style-name="Good" calcext:value="=2" calcext:base-cell-address="Sheet1.G187"/>
          </calcext:conditional-format>
          <calcext:conditional-format calcext:target-range-address="Sheet1.G188:Sheet1.G188">
            <calcext:condition calcext:apply-style-name="Error" calcext:value="=1" calcext:base-cell-address="Sheet1.G188"/>
          </calcext:conditional-format>
          <calcext:conditional-format calcext:target-range-address="Sheet1.G188:Sheet1.G188">
            <calcext:condition calcext:apply-style-name="Good" calcext:value="=2" calcext:base-cell-address="Sheet1.G188"/>
          </calcext:conditional-format>
          <calcext:conditional-format calcext:target-range-address="Sheet1.H7:Sheet1.H7">
            <calcext:condition calcext:apply-style-name="Error" calcext:value="=1" calcext:base-cell-address="Sheet1.H7"/>
          </calcext:conditional-format>
          <calcext:conditional-format calcext:target-range-address="Sheet1.H7:Sheet1.H7">
            <calcext:condition calcext:apply-style-name="Good" calcext:value="=2" calcext:base-cell-address="Sheet1.H7"/>
          </calcext:conditional-format>
          <calcext:conditional-format calcext:target-range-address="Sheet1.H8:Sheet1.H8">
            <calcext:condition calcext:apply-style-name="Error" calcext:value="=1" calcext:base-cell-address="Sheet1.H8"/>
          </calcext:conditional-format>
          <calcext:conditional-format calcext:target-range-address="Sheet1.H8:Sheet1.H8">
            <calcext:condition calcext:apply-style-name="Good" calcext:value="=2" calcext:base-cell-address="Sheet1.H8"/>
          </calcext:conditional-format>
          <calcext:conditional-format calcext:target-range-address="Sheet1.H9:Sheet1.H9">
            <calcext:condition calcext:apply-style-name="Error" calcext:value="=1" calcext:base-cell-address="Sheet1.H9"/>
          </calcext:conditional-format>
          <calcext:conditional-format calcext:target-range-address="Sheet1.H9:Sheet1.H9">
            <calcext:condition calcext:apply-style-name="Good" calcext:value="=2" calcext:base-cell-address="Sheet1.H9"/>
          </calcext:conditional-format>
          <calcext:conditional-format calcext:target-range-address="Sheet1.H10:Sheet1.H10">
            <calcext:condition calcext:apply-style-name="Error" calcext:value="=1" calcext:base-cell-address="Sheet1.H10"/>
          </calcext:conditional-format>
          <calcext:conditional-format calcext:target-range-address="Sheet1.H10:Sheet1.H10">
            <calcext:condition calcext:apply-style-name="Good" calcext:value="=2" calcext:base-cell-address="Sheet1.H10"/>
          </calcext:conditional-format>
          <calcext:conditional-format calcext:target-range-address="Sheet1.H11:Sheet1.H11">
            <calcext:condition calcext:apply-style-name="Error" calcext:value="=1" calcext:base-cell-address="Sheet1.H11"/>
          </calcext:conditional-format>
          <calcext:conditional-format calcext:target-range-address="Sheet1.H11:Sheet1.H11">
            <calcext:condition calcext:apply-style-name="Good" calcext:value="=2" calcext:base-cell-address="Sheet1.H11"/>
          </calcext:conditional-format>
          <calcext:conditional-format calcext:target-range-address="Sheet1.H12:Sheet1.H12">
            <calcext:condition calcext:apply-style-name="Error" calcext:value="=1" calcext:base-cell-address="Sheet1.H12"/>
          </calcext:conditional-format>
          <calcext:conditional-format calcext:target-range-address="Sheet1.H12:Sheet1.H12">
            <calcext:condition calcext:apply-style-name="Good" calcext:value="=2" calcext:base-cell-address="Sheet1.H12"/>
          </calcext:conditional-format>
          <calcext:conditional-format calcext:target-range-address="Sheet1.H13:Sheet1.H13">
            <calcext:condition calcext:apply-style-name="Error" calcext:value="=1" calcext:base-cell-address="Sheet1.H13"/>
          </calcext:conditional-format>
          <calcext:conditional-format calcext:target-range-address="Sheet1.H13:Sheet1.H13">
            <calcext:condition calcext:apply-style-name="Good" calcext:value="=2" calcext:base-cell-address="Sheet1.H13"/>
          </calcext:conditional-format>
          <calcext:conditional-format calcext:target-range-address="Sheet1.H14:Sheet1.H14">
            <calcext:condition calcext:apply-style-name="Error" calcext:value="=1" calcext:base-cell-address="Sheet1.H14"/>
          </calcext:conditional-format>
          <calcext:conditional-format calcext:target-range-address="Sheet1.H14:Sheet1.H14">
            <calcext:condition calcext:apply-style-name="Good" calcext:value="=2" calcext:base-cell-address="Sheet1.H14"/>
          </calcext:conditional-format>
          <calcext:conditional-format calcext:target-range-address="Sheet1.H15:Sheet1.H15">
            <calcext:condition calcext:apply-style-name="Error" calcext:value="=1" calcext:base-cell-address="Sheet1.H15"/>
          </calcext:conditional-format>
          <calcext:conditional-format calcext:target-range-address="Sheet1.H15:Sheet1.H15">
            <calcext:condition calcext:apply-style-name="Good" calcext:value="=2" calcext:base-cell-address="Sheet1.H15"/>
          </calcext:conditional-format>
          <calcext:conditional-format calcext:target-range-address="Sheet1.H16:Sheet1.H16">
            <calcext:condition calcext:apply-style-name="Error" calcext:value="=1" calcext:base-cell-address="Sheet1.H16"/>
          </calcext:conditional-format>
          <calcext:conditional-format calcext:target-range-address="Sheet1.H16:Sheet1.H16">
            <calcext:condition calcext:apply-style-name="Good" calcext:value="=2" calcext:base-cell-address="Sheet1.H16"/>
          </calcext:conditional-format>
          <calcext:conditional-format calcext:target-range-address="Sheet1.H17:Sheet1.H17">
            <calcext:condition calcext:apply-style-name="Error" calcext:value="=1" calcext:base-cell-address="Sheet1.H17"/>
          </calcext:conditional-format>
          <calcext:conditional-format calcext:target-range-address="Sheet1.H17:Sheet1.H17">
            <calcext:condition calcext:apply-style-name="Good" calcext:value="=2" calcext:base-cell-address="Sheet1.H17"/>
          </calcext:conditional-format>
          <calcext:conditional-format calcext:target-range-address="Sheet1.H18:Sheet1.H18">
            <calcext:condition calcext:apply-style-name="Error" calcext:value="=1" calcext:base-cell-address="Sheet1.H18"/>
          </calcext:conditional-format>
          <calcext:conditional-format calcext:target-range-address="Sheet1.H18:Sheet1.H18">
            <calcext:condition calcext:apply-style-name="Good" calcext:value="=2" calcext:base-cell-address="Sheet1.H18"/>
          </calcext:conditional-format>
          <calcext:conditional-format calcext:target-range-address="Sheet1.H19:Sheet1.H19">
            <calcext:condition calcext:apply-style-name="Error" calcext:value="=1" calcext:base-cell-address="Sheet1.H19"/>
          </calcext:conditional-format>
          <calcext:conditional-format calcext:target-range-address="Sheet1.H19:Sheet1.H19">
            <calcext:condition calcext:apply-style-name="Good" calcext:value="=2" calcext:base-cell-address="Sheet1.H19"/>
          </calcext:conditional-format>
          <calcext:conditional-format calcext:target-range-address="Sheet1.H20:Sheet1.H20">
            <calcext:condition calcext:apply-style-name="Error" calcext:value="=1" calcext:base-cell-address="Sheet1.H20"/>
          </calcext:conditional-format>
          <calcext:conditional-format calcext:target-range-address="Sheet1.H20:Sheet1.H20">
            <calcext:condition calcext:apply-style-name="Good" calcext:value="=2" calcext:base-cell-address="Sheet1.H20"/>
          </calcext:conditional-format>
          <calcext:conditional-format calcext:target-range-address="Sheet1.H21:Sheet1.H21">
            <calcext:condition calcext:apply-style-name="Error" calcext:value="=1" calcext:base-cell-address="Sheet1.H21"/>
          </calcext:conditional-format>
          <calcext:conditional-format calcext:target-range-address="Sheet1.H21:Sheet1.H21">
            <calcext:condition calcext:apply-style-name="Good" calcext:value="=2" calcext:base-cell-address="Sheet1.H21"/>
          </calcext:conditional-format>
          <calcext:conditional-format calcext:target-range-address="Sheet1.H22:Sheet1.H22">
            <calcext:condition calcext:apply-style-name="Error" calcext:value="=1" calcext:base-cell-address="Sheet1.H22"/>
          </calcext:conditional-format>
          <calcext:conditional-format calcext:target-range-address="Sheet1.H22:Sheet1.H22">
            <calcext:condition calcext:apply-style-name="Good" calcext:value="=2" calcext:base-cell-address="Sheet1.H22"/>
          </calcext:conditional-format>
          <calcext:conditional-format calcext:target-range-address="Sheet1.H23:Sheet1.H23">
            <calcext:condition calcext:apply-style-name="Error" calcext:value="=1" calcext:base-cell-address="Sheet1.H23"/>
          </calcext:conditional-format>
          <calcext:conditional-format calcext:target-range-address="Sheet1.H23:Sheet1.H23">
            <calcext:condition calcext:apply-style-name="Good" calcext:value="=2" calcext:base-cell-address="Sheet1.H23"/>
          </calcext:conditional-format>
          <calcext:conditional-format calcext:target-range-address="Sheet1.H24:Sheet1.H24">
            <calcext:condition calcext:apply-style-name="Error" calcext:value="=1" calcext:base-cell-address="Sheet1.H24"/>
          </calcext:conditional-format>
          <calcext:conditional-format calcext:target-range-address="Sheet1.H24:Sheet1.H24">
            <calcext:condition calcext:apply-style-name="Good" calcext:value="=2" calcext:base-cell-address="Sheet1.H24"/>
          </calcext:conditional-format>
          <calcext:conditional-format calcext:target-range-address="Sheet1.H25:Sheet1.H25">
            <calcext:condition calcext:apply-style-name="Error" calcext:value="=1" calcext:base-cell-address="Sheet1.H25"/>
          </calcext:conditional-format>
          <calcext:conditional-format calcext:target-range-address="Sheet1.H25:Sheet1.H25">
            <calcext:condition calcext:apply-style-name="Good" calcext:value="=2" calcext:base-cell-address="Sheet1.H25"/>
          </calcext:conditional-format>
          <calcext:conditional-format calcext:target-range-address="Sheet1.H26:Sheet1.H26">
            <calcext:condition calcext:apply-style-name="Error" calcext:value="=1" calcext:base-cell-address="Sheet1.H26"/>
          </calcext:conditional-format>
          <calcext:conditional-format calcext:target-range-address="Sheet1.H26:Sheet1.H26">
            <calcext:condition calcext:apply-style-name="Good" calcext:value="=2" calcext:base-cell-address="Sheet1.H26"/>
          </calcext:conditional-format>
          <calcext:conditional-format calcext:target-range-address="Sheet1.H27:Sheet1.H27">
            <calcext:condition calcext:apply-style-name="Error" calcext:value="=1" calcext:base-cell-address="Sheet1.H27"/>
          </calcext:conditional-format>
          <calcext:conditional-format calcext:target-range-address="Sheet1.H27:Sheet1.H27">
            <calcext:condition calcext:apply-style-name="Good" calcext:value="=2" calcext:base-cell-address="Sheet1.H27"/>
          </calcext:conditional-format>
          <calcext:conditional-format calcext:target-range-address="Sheet1.H28:Sheet1.H28">
            <calcext:condition calcext:apply-style-name="Error" calcext:value="=1" calcext:base-cell-address="Sheet1.H28"/>
          </calcext:conditional-format>
          <calcext:conditional-format calcext:target-range-address="Sheet1.H28:Sheet1.H28">
            <calcext:condition calcext:apply-style-name="Good" calcext:value="=2" calcext:base-cell-address="Sheet1.H28"/>
          </calcext:conditional-format>
          <calcext:conditional-format calcext:target-range-address="Sheet1.H29:Sheet1.H29">
            <calcext:condition calcext:apply-style-name="Error" calcext:value="=1" calcext:base-cell-address="Sheet1.H29"/>
          </calcext:conditional-format>
          <calcext:conditional-format calcext:target-range-address="Sheet1.H29:Sheet1.H29">
            <calcext:condition calcext:apply-style-name="Good" calcext:value="=2" calcext:base-cell-address="Sheet1.H29"/>
          </calcext:conditional-format>
          <calcext:conditional-format calcext:target-range-address="Sheet1.H30:Sheet1.H30">
            <calcext:condition calcext:apply-style-name="Error" calcext:value="=1" calcext:base-cell-address="Sheet1.H30"/>
          </calcext:conditional-format>
          <calcext:conditional-format calcext:target-range-address="Sheet1.H30:Sheet1.H30">
            <calcext:condition calcext:apply-style-name="Good" calcext:value="=2" calcext:base-cell-address="Sheet1.H30"/>
          </calcext:conditional-format>
          <calcext:conditional-format calcext:target-range-address="Sheet1.H31:Sheet1.H31">
            <calcext:condition calcext:apply-style-name="Error" calcext:value="=1" calcext:base-cell-address="Sheet1.H31"/>
          </calcext:conditional-format>
          <calcext:conditional-format calcext:target-range-address="Sheet1.H31:Sheet1.H31">
            <calcext:condition calcext:apply-style-name="Good" calcext:value="=2" calcext:base-cell-address="Sheet1.H31"/>
          </calcext:conditional-format>
          <calcext:conditional-format calcext:target-range-address="Sheet1.H32:Sheet1.H32">
            <calcext:condition calcext:apply-style-name="Error" calcext:value="=1" calcext:base-cell-address="Sheet1.H32"/>
          </calcext:conditional-format>
          <calcext:conditional-format calcext:target-range-address="Sheet1.H32:Sheet1.H32">
            <calcext:condition calcext:apply-style-name="Good" calcext:value="=2" calcext:base-cell-address="Sheet1.H32"/>
          </calcext:conditional-format>
          <calcext:conditional-format calcext:target-range-address="Sheet1.H33:Sheet1.H33">
            <calcext:condition calcext:apply-style-name="Error" calcext:value="=1" calcext:base-cell-address="Sheet1.H33"/>
          </calcext:conditional-format>
          <calcext:conditional-format calcext:target-range-address="Sheet1.H33:Sheet1.H33">
            <calcext:condition calcext:apply-style-name="Good" calcext:value="=2" calcext:base-cell-address="Sheet1.H33"/>
          </calcext:conditional-format>
          <calcext:conditional-format calcext:target-range-address="Sheet1.H34:Sheet1.H34">
            <calcext:condition calcext:apply-style-name="Error" calcext:value="=1" calcext:base-cell-address="Sheet1.H34"/>
          </calcext:conditional-format>
          <calcext:conditional-format calcext:target-range-address="Sheet1.H34:Sheet1.H34">
            <calcext:condition calcext:apply-style-name="Good" calcext:value="=2" calcext:base-cell-address="Sheet1.H34"/>
          </calcext:conditional-format>
          <calcext:conditional-format calcext:target-range-address="Sheet1.H35:Sheet1.H35">
            <calcext:condition calcext:apply-style-name="Error" calcext:value="=1" calcext:base-cell-address="Sheet1.H35"/>
          </calcext:conditional-format>
          <calcext:conditional-format calcext:target-range-address="Sheet1.H35:Sheet1.H35">
            <calcext:condition calcext:apply-style-name="Good" calcext:value="=2" calcext:base-cell-address="Sheet1.H35"/>
          </calcext:conditional-format>
          <calcext:conditional-format calcext:target-range-address="Sheet1.H36:Sheet1.H36">
            <calcext:condition calcext:apply-style-name="Error" calcext:value="=1" calcext:base-cell-address="Sheet1.H36"/>
          </calcext:conditional-format>
          <calcext:conditional-format calcext:target-range-address="Sheet1.H36:Sheet1.H36">
            <calcext:condition calcext:apply-style-name="Good" calcext:value="=2" calcext:base-cell-address="Sheet1.H36"/>
          </calcext:conditional-format>
          <calcext:conditional-format calcext:target-range-address="Sheet1.H37:Sheet1.H37">
            <calcext:condition calcext:apply-style-name="Error" calcext:value="=1" calcext:base-cell-address="Sheet1.H37"/>
          </calcext:conditional-format>
          <calcext:conditional-format calcext:target-range-address="Sheet1.H37:Sheet1.H37">
            <calcext:condition calcext:apply-style-name="Good" calcext:value="=2" calcext:base-cell-address="Sheet1.H37"/>
          </calcext:conditional-format>
          <calcext:conditional-format calcext:target-range-address="Sheet1.H38:Sheet1.H38">
            <calcext:condition calcext:apply-style-name="Error" calcext:value="=1" calcext:base-cell-address="Sheet1.H38"/>
          </calcext:conditional-format>
          <calcext:conditional-format calcext:target-range-address="Sheet1.H38:Sheet1.H38">
            <calcext:condition calcext:apply-style-name="Good" calcext:value="=2" calcext:base-cell-address="Sheet1.H38"/>
          </calcext:conditional-format>
          <calcext:conditional-format calcext:target-range-address="Sheet1.H39:Sheet1.H39">
            <calcext:condition calcext:apply-style-name="Error" calcext:value="=1" calcext:base-cell-address="Sheet1.H39"/>
          </calcext:conditional-format>
          <calcext:conditional-format calcext:target-range-address="Sheet1.H39:Sheet1.H39">
            <calcext:condition calcext:apply-style-name="Good" calcext:value="=2" calcext:base-cell-address="Sheet1.H39"/>
          </calcext:conditional-format>
          <calcext:conditional-format calcext:target-range-address="Sheet1.H40:Sheet1.H40">
            <calcext:condition calcext:apply-style-name="Error" calcext:value="=1" calcext:base-cell-address="Sheet1.H40"/>
          </calcext:conditional-format>
          <calcext:conditional-format calcext:target-range-address="Sheet1.H40:Sheet1.H40">
            <calcext:condition calcext:apply-style-name="Good" calcext:value="=2" calcext:base-cell-address="Sheet1.H40"/>
          </calcext:conditional-format>
          <calcext:conditional-format calcext:target-range-address="Sheet1.H41:Sheet1.H41">
            <calcext:condition calcext:apply-style-name="Error" calcext:value="=1" calcext:base-cell-address="Sheet1.H41"/>
          </calcext:conditional-format>
          <calcext:conditional-format calcext:target-range-address="Sheet1.H41:Sheet1.H41">
            <calcext:condition calcext:apply-style-name="Good" calcext:value="=2" calcext:base-cell-address="Sheet1.H41"/>
          </calcext:conditional-format>
          <calcext:conditional-format calcext:target-range-address="Sheet1.H42:Sheet1.H42">
            <calcext:condition calcext:apply-style-name="Error" calcext:value="=1" calcext:base-cell-address="Sheet1.H42"/>
          </calcext:conditional-format>
          <calcext:conditional-format calcext:target-range-address="Sheet1.H42:Sheet1.H42">
            <calcext:condition calcext:apply-style-name="Good" calcext:value="=2" calcext:base-cell-address="Sheet1.H42"/>
          </calcext:conditional-format>
          <calcext:conditional-format calcext:target-range-address="Sheet1.H43:Sheet1.H43">
            <calcext:condition calcext:apply-style-name="Error" calcext:value="=1" calcext:base-cell-address="Sheet1.H43"/>
          </calcext:conditional-format>
          <calcext:conditional-format calcext:target-range-address="Sheet1.H43:Sheet1.H43">
            <calcext:condition calcext:apply-style-name="Good" calcext:value="=2" calcext:base-cell-address="Sheet1.H43"/>
          </calcext:conditional-format>
          <calcext:conditional-format calcext:target-range-address="Sheet1.H44:Sheet1.H44">
            <calcext:condition calcext:apply-style-name="Error" calcext:value="=1" calcext:base-cell-address="Sheet1.H44"/>
          </calcext:conditional-format>
          <calcext:conditional-format calcext:target-range-address="Sheet1.H44:Sheet1.H44">
            <calcext:condition calcext:apply-style-name="Good" calcext:value="=2" calcext:base-cell-address="Sheet1.H44"/>
          </calcext:conditional-format>
          <calcext:conditional-format calcext:target-range-address="Sheet1.H45:Sheet1.H45">
            <calcext:condition calcext:apply-style-name="Error" calcext:value="=1" calcext:base-cell-address="Sheet1.H45"/>
          </calcext:conditional-format>
          <calcext:conditional-format calcext:target-range-address="Sheet1.H45:Sheet1.H45">
            <calcext:condition calcext:apply-style-name="Good" calcext:value="=2" calcext:base-cell-address="Sheet1.H45"/>
          </calcext:conditional-format>
          <calcext:conditional-format calcext:target-range-address="Sheet1.H46:Sheet1.H46">
            <calcext:condition calcext:apply-style-name="Error" calcext:value="=1" calcext:base-cell-address="Sheet1.H46"/>
          </calcext:conditional-format>
          <calcext:conditional-format calcext:target-range-address="Sheet1.H46:Sheet1.H46">
            <calcext:condition calcext:apply-style-name="Good" calcext:value="=2" calcext:base-cell-address="Sheet1.H46"/>
          </calcext:conditional-format>
          <calcext:conditional-format calcext:target-range-address="Sheet1.H47:Sheet1.H47">
            <calcext:condition calcext:apply-style-name="Error" calcext:value="=1" calcext:base-cell-address="Sheet1.H47"/>
          </calcext:conditional-format>
          <calcext:conditional-format calcext:target-range-address="Sheet1.H47:Sheet1.H47">
            <calcext:condition calcext:apply-style-name="Good" calcext:value="=2" calcext:base-cell-address="Sheet1.H47"/>
          </calcext:conditional-format>
          <calcext:conditional-format calcext:target-range-address="Sheet1.H48:Sheet1.H48">
            <calcext:condition calcext:apply-style-name="Error" calcext:value="=1" calcext:base-cell-address="Sheet1.H48"/>
          </calcext:conditional-format>
          <calcext:conditional-format calcext:target-range-address="Sheet1.H48:Sheet1.H48">
            <calcext:condition calcext:apply-style-name="Good" calcext:value="=2" calcext:base-cell-address="Sheet1.H48"/>
          </calcext:conditional-format>
          <calcext:conditional-format calcext:target-range-address="Sheet1.H49:Sheet1.H49">
            <calcext:condition calcext:apply-style-name="Error" calcext:value="=1" calcext:base-cell-address="Sheet1.H49"/>
          </calcext:conditional-format>
          <calcext:conditional-format calcext:target-range-address="Sheet1.H49:Sheet1.H49">
            <calcext:condition calcext:apply-style-name="Good" calcext:value="=2" calcext:base-cell-address="Sheet1.H49"/>
          </calcext:conditional-format>
          <calcext:conditional-format calcext:target-range-address="Sheet1.H50:Sheet1.H50">
            <calcext:condition calcext:apply-style-name="Error" calcext:value="=1" calcext:base-cell-address="Sheet1.H50"/>
          </calcext:conditional-format>
          <calcext:conditional-format calcext:target-range-address="Sheet1.H50:Sheet1.H50">
            <calcext:condition calcext:apply-style-name="Good" calcext:value="=2" calcext:base-cell-address="Sheet1.H50"/>
          </calcext:conditional-format>
          <calcext:conditional-format calcext:target-range-address="Sheet1.H51:Sheet1.H51">
            <calcext:condition calcext:apply-style-name="Error" calcext:value="=1" calcext:base-cell-address="Sheet1.H51"/>
          </calcext:conditional-format>
          <calcext:conditional-format calcext:target-range-address="Sheet1.H51:Sheet1.H51">
            <calcext:condition calcext:apply-style-name="Good" calcext:value="=2" calcext:base-cell-address="Sheet1.H51"/>
          </calcext:conditional-format>
          <calcext:conditional-format calcext:target-range-address="Sheet1.H52:Sheet1.H52">
            <calcext:condition calcext:apply-style-name="Error" calcext:value="=1" calcext:base-cell-address="Sheet1.H52"/>
          </calcext:conditional-format>
          <calcext:conditional-format calcext:target-range-address="Sheet1.H52:Sheet1.H52">
            <calcext:condition calcext:apply-style-name="Good" calcext:value="=2" calcext:base-cell-address="Sheet1.H52"/>
          </calcext:conditional-format>
          <calcext:conditional-format calcext:target-range-address="Sheet1.H53:Sheet1.H53">
            <calcext:condition calcext:apply-style-name="Error" calcext:value="=1" calcext:base-cell-address="Sheet1.H53"/>
          </calcext:conditional-format>
          <calcext:conditional-format calcext:target-range-address="Sheet1.H53:Sheet1.H53">
            <calcext:condition calcext:apply-style-name="Good" calcext:value="=2" calcext:base-cell-address="Sheet1.H53"/>
          </calcext:conditional-format>
          <calcext:conditional-format calcext:target-range-address="Sheet1.H54:Sheet1.H54">
            <calcext:condition calcext:apply-style-name="Error" calcext:value="=1" calcext:base-cell-address="Sheet1.H54"/>
          </calcext:conditional-format>
          <calcext:conditional-format calcext:target-range-address="Sheet1.H54:Sheet1.H54">
            <calcext:condition calcext:apply-style-name="Good" calcext:value="=2" calcext:base-cell-address="Sheet1.H54"/>
          </calcext:conditional-format>
          <calcext:conditional-format calcext:target-range-address="Sheet1.H55:Sheet1.H55">
            <calcext:condition calcext:apply-style-name="Error" calcext:value="=1" calcext:base-cell-address="Sheet1.H55"/>
          </calcext:conditional-format>
          <calcext:conditional-format calcext:target-range-address="Sheet1.H55:Sheet1.H55">
            <calcext:condition calcext:apply-style-name="Good" calcext:value="=2" calcext:base-cell-address="Sheet1.H55"/>
          </calcext:conditional-format>
          <calcext:conditional-format calcext:target-range-address="Sheet1.H56:Sheet1.H56">
            <calcext:condition calcext:apply-style-name="Error" calcext:value="=1" calcext:base-cell-address="Sheet1.H56"/>
          </calcext:conditional-format>
          <calcext:conditional-format calcext:target-range-address="Sheet1.H56:Sheet1.H56">
            <calcext:condition calcext:apply-style-name="Good" calcext:value="=2" calcext:base-cell-address="Sheet1.H56"/>
          </calcext:conditional-format>
          <calcext:conditional-format calcext:target-range-address="Sheet1.H57:Sheet1.H57">
            <calcext:condition calcext:apply-style-name="Error" calcext:value="=1" calcext:base-cell-address="Sheet1.H57"/>
          </calcext:conditional-format>
          <calcext:conditional-format calcext:target-range-address="Sheet1.H57:Sheet1.H57">
            <calcext:condition calcext:apply-style-name="Good" calcext:value="=2" calcext:base-cell-address="Sheet1.H57"/>
          </calcext:conditional-format>
          <calcext:conditional-format calcext:target-range-address="Sheet1.H58:Sheet1.H58">
            <calcext:condition calcext:apply-style-name="Error" calcext:value="=1" calcext:base-cell-address="Sheet1.H58"/>
          </calcext:conditional-format>
          <calcext:conditional-format calcext:target-range-address="Sheet1.H58:Sheet1.H58">
            <calcext:condition calcext:apply-style-name="Good" calcext:value="=2" calcext:base-cell-address="Sheet1.H58"/>
          </calcext:conditional-format>
          <calcext:conditional-format calcext:target-range-address="Sheet1.H59:Sheet1.H59">
            <calcext:condition calcext:apply-style-name="Error" calcext:value="=1" calcext:base-cell-address="Sheet1.H59"/>
          </calcext:conditional-format>
          <calcext:conditional-format calcext:target-range-address="Sheet1.H59:Sheet1.H59">
            <calcext:condition calcext:apply-style-name="Good" calcext:value="=2" calcext:base-cell-address="Sheet1.H59"/>
          </calcext:conditional-format>
          <calcext:conditional-format calcext:target-range-address="Sheet1.H60:Sheet1.H60">
            <calcext:condition calcext:apply-style-name="Error" calcext:value="=1" calcext:base-cell-address="Sheet1.H60"/>
          </calcext:conditional-format>
          <calcext:conditional-format calcext:target-range-address="Sheet1.H60:Sheet1.H60">
            <calcext:condition calcext:apply-style-name="Good" calcext:value="=2" calcext:base-cell-address="Sheet1.H60"/>
          </calcext:conditional-format>
          <calcext:conditional-format calcext:target-range-address="Sheet1.H61:Sheet1.H61">
            <calcext:condition calcext:apply-style-name="Error" calcext:value="=1" calcext:base-cell-address="Sheet1.H61"/>
          </calcext:conditional-format>
          <calcext:conditional-format calcext:target-range-address="Sheet1.H61:Sheet1.H61">
            <calcext:condition calcext:apply-style-name="Good" calcext:value="=2" calcext:base-cell-address="Sheet1.H61"/>
          </calcext:conditional-format>
          <calcext:conditional-format calcext:target-range-address="Sheet1.H62:Sheet1.H62">
            <calcext:condition calcext:apply-style-name="Error" calcext:value="=1" calcext:base-cell-address="Sheet1.H62"/>
          </calcext:conditional-format>
          <calcext:conditional-format calcext:target-range-address="Sheet1.H62:Sheet1.H62">
            <calcext:condition calcext:apply-style-name="Good" calcext:value="=2" calcext:base-cell-address="Sheet1.H62"/>
          </calcext:conditional-format>
          <calcext:conditional-format calcext:target-range-address="Sheet1.H63:Sheet1.H63">
            <calcext:condition calcext:apply-style-name="Error" calcext:value="=1" calcext:base-cell-address="Sheet1.H63"/>
          </calcext:conditional-format>
          <calcext:conditional-format calcext:target-range-address="Sheet1.H63:Sheet1.H63">
            <calcext:condition calcext:apply-style-name="Good" calcext:value="=2" calcext:base-cell-address="Sheet1.H63"/>
          </calcext:conditional-format>
          <calcext:conditional-format calcext:target-range-address="Sheet1.H64:Sheet1.H64">
            <calcext:condition calcext:apply-style-name="Error" calcext:value="=1" calcext:base-cell-address="Sheet1.H64"/>
          </calcext:conditional-format>
          <calcext:conditional-format calcext:target-range-address="Sheet1.H64:Sheet1.H64">
            <calcext:condition calcext:apply-style-name="Good" calcext:value="=2" calcext:base-cell-address="Sheet1.H64"/>
          </calcext:conditional-format>
          <calcext:conditional-format calcext:target-range-address="Sheet1.H65:Sheet1.H65">
            <calcext:condition calcext:apply-style-name="Error" calcext:value="=1" calcext:base-cell-address="Sheet1.H65"/>
          </calcext:conditional-format>
          <calcext:conditional-format calcext:target-range-address="Sheet1.H65:Sheet1.H65">
            <calcext:condition calcext:apply-style-name="Good" calcext:value="=2" calcext:base-cell-address="Sheet1.H65"/>
          </calcext:conditional-format>
          <calcext:conditional-format calcext:target-range-address="Sheet1.H66:Sheet1.H66">
            <calcext:condition calcext:apply-style-name="Error" calcext:value="=1" calcext:base-cell-address="Sheet1.H66"/>
          </calcext:conditional-format>
          <calcext:conditional-format calcext:target-range-address="Sheet1.H66:Sheet1.H66">
            <calcext:condition calcext:apply-style-name="Good" calcext:value="=2" calcext:base-cell-address="Sheet1.H66"/>
          </calcext:conditional-format>
          <calcext:conditional-format calcext:target-range-address="Sheet1.H67:Sheet1.H67">
            <calcext:condition calcext:apply-style-name="Error" calcext:value="=1" calcext:base-cell-address="Sheet1.H67"/>
          </calcext:conditional-format>
          <calcext:conditional-format calcext:target-range-address="Sheet1.H67:Sheet1.H67">
            <calcext:condition calcext:apply-style-name="Good" calcext:value="=2" calcext:base-cell-address="Sheet1.H67"/>
          </calcext:conditional-format>
          <calcext:conditional-format calcext:target-range-address="Sheet1.H68:Sheet1.H68">
            <calcext:condition calcext:apply-style-name="Error" calcext:value="=1" calcext:base-cell-address="Sheet1.H68"/>
          </calcext:conditional-format>
          <calcext:conditional-format calcext:target-range-address="Sheet1.H68:Sheet1.H68">
            <calcext:condition calcext:apply-style-name="Good" calcext:value="=2" calcext:base-cell-address="Sheet1.H68"/>
          </calcext:conditional-format>
          <calcext:conditional-format calcext:target-range-address="Sheet1.H69:Sheet1.H69">
            <calcext:condition calcext:apply-style-name="Error" calcext:value="=1" calcext:base-cell-address="Sheet1.H69"/>
          </calcext:conditional-format>
          <calcext:conditional-format calcext:target-range-address="Sheet1.H69:Sheet1.H69">
            <calcext:condition calcext:apply-style-name="Good" calcext:value="=2" calcext:base-cell-address="Sheet1.H69"/>
          </calcext:conditional-format>
          <calcext:conditional-format calcext:target-range-address="Sheet1.H70:Sheet1.H70">
            <calcext:condition calcext:apply-style-name="Error" calcext:value="=1" calcext:base-cell-address="Sheet1.H70"/>
          </calcext:conditional-format>
          <calcext:conditional-format calcext:target-range-address="Sheet1.H70:Sheet1.H70">
            <calcext:condition calcext:apply-style-name="Good" calcext:value="=2" calcext:base-cell-address="Sheet1.H70"/>
          </calcext:conditional-format>
          <calcext:conditional-format calcext:target-range-address="Sheet1.H71:Sheet1.H71">
            <calcext:condition calcext:apply-style-name="Error" calcext:value="=1" calcext:base-cell-address="Sheet1.H71"/>
          </calcext:conditional-format>
          <calcext:conditional-format calcext:target-range-address="Sheet1.H71:Sheet1.H71">
            <calcext:condition calcext:apply-style-name="Good" calcext:value="=2" calcext:base-cell-address="Sheet1.H71"/>
          </calcext:conditional-format>
          <calcext:conditional-format calcext:target-range-address="Sheet1.H72:Sheet1.H72">
            <calcext:condition calcext:apply-style-name="Error" calcext:value="=1" calcext:base-cell-address="Sheet1.H72"/>
          </calcext:conditional-format>
          <calcext:conditional-format calcext:target-range-address="Sheet1.H72:Sheet1.H72">
            <calcext:condition calcext:apply-style-name="Good" calcext:value="=2" calcext:base-cell-address="Sheet1.H72"/>
          </calcext:conditional-format>
          <calcext:conditional-format calcext:target-range-address="Sheet1.H73:Sheet1.H73">
            <calcext:condition calcext:apply-style-name="Error" calcext:value="=1" calcext:base-cell-address="Sheet1.H73"/>
          </calcext:conditional-format>
          <calcext:conditional-format calcext:target-range-address="Sheet1.H73:Sheet1.H73">
            <calcext:condition calcext:apply-style-name="Good" calcext:value="=2" calcext:base-cell-address="Sheet1.H73"/>
          </calcext:conditional-format>
          <calcext:conditional-format calcext:target-range-address="Sheet1.H74:Sheet1.H74">
            <calcext:condition calcext:apply-style-name="Error" calcext:value="=1" calcext:base-cell-address="Sheet1.H74"/>
          </calcext:conditional-format>
          <calcext:conditional-format calcext:target-range-address="Sheet1.H74:Sheet1.H74">
            <calcext:condition calcext:apply-style-name="Good" calcext:value="=2" calcext:base-cell-address="Sheet1.H74"/>
          </calcext:conditional-format>
          <calcext:conditional-format calcext:target-range-address="Sheet1.H75:Sheet1.H75">
            <calcext:condition calcext:apply-style-name="Error" calcext:value="=1" calcext:base-cell-address="Sheet1.H75"/>
          </calcext:conditional-format>
          <calcext:conditional-format calcext:target-range-address="Sheet1.H75:Sheet1.H75">
            <calcext:condition calcext:apply-style-name="Good" calcext:value="=2" calcext:base-cell-address="Sheet1.H75"/>
          </calcext:conditional-format>
          <calcext:conditional-format calcext:target-range-address="Sheet1.H76:Sheet1.H76">
            <calcext:condition calcext:apply-style-name="Error" calcext:value="=1" calcext:base-cell-address="Sheet1.H76"/>
          </calcext:conditional-format>
          <calcext:conditional-format calcext:target-range-address="Sheet1.H76:Sheet1.H76">
            <calcext:condition calcext:apply-style-name="Good" calcext:value="=2" calcext:base-cell-address="Sheet1.H76"/>
          </calcext:conditional-format>
          <calcext:conditional-format calcext:target-range-address="Sheet1.H77:Sheet1.H77">
            <calcext:condition calcext:apply-style-name="Error" calcext:value="=1" calcext:base-cell-address="Sheet1.H77"/>
          </calcext:conditional-format>
          <calcext:conditional-format calcext:target-range-address="Sheet1.H77:Sheet1.H77">
            <calcext:condition calcext:apply-style-name="Good" calcext:value="=2" calcext:base-cell-address="Sheet1.H77"/>
          </calcext:conditional-format>
          <calcext:conditional-format calcext:target-range-address="Sheet1.H78:Sheet1.H78">
            <calcext:condition calcext:apply-style-name="Error" calcext:value="=1" calcext:base-cell-address="Sheet1.H78"/>
          </calcext:conditional-format>
          <calcext:conditional-format calcext:target-range-address="Sheet1.H78:Sheet1.H78">
            <calcext:condition calcext:apply-style-name="Good" calcext:value="=2" calcext:base-cell-address="Sheet1.H78"/>
          </calcext:conditional-format>
          <calcext:conditional-format calcext:target-range-address="Sheet1.H79:Sheet1.H79">
            <calcext:condition calcext:apply-style-name="Error" calcext:value="=1" calcext:base-cell-address="Sheet1.H79"/>
          </calcext:conditional-format>
          <calcext:conditional-format calcext:target-range-address="Sheet1.H79:Sheet1.H79">
            <calcext:condition calcext:apply-style-name="Good" calcext:value="=2" calcext:base-cell-address="Sheet1.H79"/>
          </calcext:conditional-format>
          <calcext:conditional-format calcext:target-range-address="Sheet1.H80:Sheet1.H80">
            <calcext:condition calcext:apply-style-name="Error" calcext:value="=1" calcext:base-cell-address="Sheet1.H80"/>
          </calcext:conditional-format>
          <calcext:conditional-format calcext:target-range-address="Sheet1.H80:Sheet1.H80">
            <calcext:condition calcext:apply-style-name="Good" calcext:value="=2" calcext:base-cell-address="Sheet1.H80"/>
          </calcext:conditional-format>
          <calcext:conditional-format calcext:target-range-address="Sheet1.H81:Sheet1.H81">
            <calcext:condition calcext:apply-style-name="Error" calcext:value="=1" calcext:base-cell-address="Sheet1.H81"/>
          </calcext:conditional-format>
          <calcext:conditional-format calcext:target-range-address="Sheet1.H81:Sheet1.H81">
            <calcext:condition calcext:apply-style-name="Good" calcext:value="=2" calcext:base-cell-address="Sheet1.H81"/>
          </calcext:conditional-format>
          <calcext:conditional-format calcext:target-range-address="Sheet1.H82:Sheet1.H82">
            <calcext:condition calcext:apply-style-name="Error" calcext:value="=1" calcext:base-cell-address="Sheet1.H82"/>
          </calcext:conditional-format>
          <calcext:conditional-format calcext:target-range-address="Sheet1.H82:Sheet1.H82">
            <calcext:condition calcext:apply-style-name="Good" calcext:value="=2" calcext:base-cell-address="Sheet1.H82"/>
          </calcext:conditional-format>
          <calcext:conditional-format calcext:target-range-address="Sheet1.H83:Sheet1.H83">
            <calcext:condition calcext:apply-style-name="Error" calcext:value="=1" calcext:base-cell-address="Sheet1.H83"/>
          </calcext:conditional-format>
          <calcext:conditional-format calcext:target-range-address="Sheet1.H83:Sheet1.H83">
            <calcext:condition calcext:apply-style-name="Good" calcext:value="=2" calcext:base-cell-address="Sheet1.H83"/>
          </calcext:conditional-format>
          <calcext:conditional-format calcext:target-range-address="Sheet1.H84:Sheet1.H84">
            <calcext:condition calcext:apply-style-name="Error" calcext:value="=1" calcext:base-cell-address="Sheet1.H84"/>
          </calcext:conditional-format>
          <calcext:conditional-format calcext:target-range-address="Sheet1.H84:Sheet1.H84">
            <calcext:condition calcext:apply-style-name="Good" calcext:value="=2" calcext:base-cell-address="Sheet1.H84"/>
          </calcext:conditional-format>
          <calcext:conditional-format calcext:target-range-address="Sheet1.H85:Sheet1.H85">
            <calcext:condition calcext:apply-style-name="Error" calcext:value="=1" calcext:base-cell-address="Sheet1.H85"/>
          </calcext:conditional-format>
          <calcext:conditional-format calcext:target-range-address="Sheet1.H85:Sheet1.H85">
            <calcext:condition calcext:apply-style-name="Good" calcext:value="=2" calcext:base-cell-address="Sheet1.H85"/>
          </calcext:conditional-format>
          <calcext:conditional-format calcext:target-range-address="Sheet1.H86:Sheet1.H86">
            <calcext:condition calcext:apply-style-name="Error" calcext:value="=1" calcext:base-cell-address="Sheet1.H86"/>
          </calcext:conditional-format>
          <calcext:conditional-format calcext:target-range-address="Sheet1.H86:Sheet1.H86">
            <calcext:condition calcext:apply-style-name="Good" calcext:value="=2" calcext:base-cell-address="Sheet1.H86"/>
          </calcext:conditional-format>
          <calcext:conditional-format calcext:target-range-address="Sheet1.H87:Sheet1.H87">
            <calcext:condition calcext:apply-style-name="Error" calcext:value="=1" calcext:base-cell-address="Sheet1.H87"/>
          </calcext:conditional-format>
          <calcext:conditional-format calcext:target-range-address="Sheet1.H87:Sheet1.H87">
            <calcext:condition calcext:apply-style-name="Good" calcext:value="=2" calcext:base-cell-address="Sheet1.H87"/>
          </calcext:conditional-format>
          <calcext:conditional-format calcext:target-range-address="Sheet1.H88:Sheet1.H88">
            <calcext:condition calcext:apply-style-name="Error" calcext:value="=1" calcext:base-cell-address="Sheet1.H88"/>
          </calcext:conditional-format>
          <calcext:conditional-format calcext:target-range-address="Sheet1.H88:Sheet1.H88">
            <calcext:condition calcext:apply-style-name="Good" calcext:value="=2" calcext:base-cell-address="Sheet1.H88"/>
          </calcext:conditional-format>
          <calcext:conditional-format calcext:target-range-address="Sheet1.H89:Sheet1.H89">
            <calcext:condition calcext:apply-style-name="Error" calcext:value="=1" calcext:base-cell-address="Sheet1.H89"/>
          </calcext:conditional-format>
          <calcext:conditional-format calcext:target-range-address="Sheet1.H89:Sheet1.H89">
            <calcext:condition calcext:apply-style-name="Good" calcext:value="=2" calcext:base-cell-address="Sheet1.H89"/>
          </calcext:conditional-format>
          <calcext:conditional-format calcext:target-range-address="Sheet1.H90:Sheet1.H90">
            <calcext:condition calcext:apply-style-name="Error" calcext:value="=1" calcext:base-cell-address="Sheet1.H90"/>
          </calcext:conditional-format>
          <calcext:conditional-format calcext:target-range-address="Sheet1.H90:Sheet1.H90">
            <calcext:condition calcext:apply-style-name="Good" calcext:value="=2" calcext:base-cell-address="Sheet1.H90"/>
          </calcext:conditional-format>
          <calcext:conditional-format calcext:target-range-address="Sheet1.H91:Sheet1.H91">
            <calcext:condition calcext:apply-style-name="Error" calcext:value="=1" calcext:base-cell-address="Sheet1.H91"/>
          </calcext:conditional-format>
          <calcext:conditional-format calcext:target-range-address="Sheet1.H91:Sheet1.H91">
            <calcext:condition calcext:apply-style-name="Good" calcext:value="=2" calcext:base-cell-address="Sheet1.H91"/>
          </calcext:conditional-format>
          <calcext:conditional-format calcext:target-range-address="Sheet1.H92:Sheet1.H92">
            <calcext:condition calcext:apply-style-name="Error" calcext:value="=1" calcext:base-cell-address="Sheet1.H92"/>
          </calcext:conditional-format>
          <calcext:conditional-format calcext:target-range-address="Sheet1.H92:Sheet1.H92">
            <calcext:condition calcext:apply-style-name="Good" calcext:value="=2" calcext:base-cell-address="Sheet1.H92"/>
          </calcext:conditional-format>
          <calcext:conditional-format calcext:target-range-address="Sheet1.H93:Sheet1.H93">
            <calcext:condition calcext:apply-style-name="Error" calcext:value="=1" calcext:base-cell-address="Sheet1.H93"/>
          </calcext:conditional-format>
          <calcext:conditional-format calcext:target-range-address="Sheet1.H93:Sheet1.H93">
            <calcext:condition calcext:apply-style-name="Good" calcext:value="=2" calcext:base-cell-address="Sheet1.H93"/>
          </calcext:conditional-format>
          <calcext:conditional-format calcext:target-range-address="Sheet1.H94:Sheet1.H94">
            <calcext:condition calcext:apply-style-name="Error" calcext:value="=1" calcext:base-cell-address="Sheet1.H94"/>
          </calcext:conditional-format>
          <calcext:conditional-format calcext:target-range-address="Sheet1.H94:Sheet1.H94">
            <calcext:condition calcext:apply-style-name="Good" calcext:value="=2" calcext:base-cell-address="Sheet1.H94"/>
          </calcext:conditional-format>
          <calcext:conditional-format calcext:target-range-address="Sheet1.H95:Sheet1.H95">
            <calcext:condition calcext:apply-style-name="Error" calcext:value="=1" calcext:base-cell-address="Sheet1.H95"/>
          </calcext:conditional-format>
          <calcext:conditional-format calcext:target-range-address="Sheet1.H95:Sheet1.H95">
            <calcext:condition calcext:apply-style-name="Good" calcext:value="=2" calcext:base-cell-address="Sheet1.H95"/>
          </calcext:conditional-format>
          <calcext:conditional-format calcext:target-range-address="Sheet1.H96:Sheet1.H96">
            <calcext:condition calcext:apply-style-name="Error" calcext:value="=1" calcext:base-cell-address="Sheet1.H96"/>
          </calcext:conditional-format>
          <calcext:conditional-format calcext:target-range-address="Sheet1.H96:Sheet1.H96">
            <calcext:condition calcext:apply-style-name="Good" calcext:value="=2" calcext:base-cell-address="Sheet1.H96"/>
          </calcext:conditional-format>
          <calcext:conditional-format calcext:target-range-address="Sheet1.H97:Sheet1.H97">
            <calcext:condition calcext:apply-style-name="Error" calcext:value="=1" calcext:base-cell-address="Sheet1.H97"/>
          </calcext:conditional-format>
          <calcext:conditional-format calcext:target-range-address="Sheet1.H97:Sheet1.H97">
            <calcext:condition calcext:apply-style-name="Good" calcext:value="=2" calcext:base-cell-address="Sheet1.H97"/>
          </calcext:conditional-format>
          <calcext:conditional-format calcext:target-range-address="Sheet1.H98:Sheet1.H98">
            <calcext:condition calcext:apply-style-name="Error" calcext:value="=1" calcext:base-cell-address="Sheet1.H98"/>
          </calcext:conditional-format>
          <calcext:conditional-format calcext:target-range-address="Sheet1.H98:Sheet1.H98">
            <calcext:condition calcext:apply-style-name="Good" calcext:value="=2" calcext:base-cell-address="Sheet1.H98"/>
          </calcext:conditional-format>
          <calcext:conditional-format calcext:target-range-address="Sheet1.H99:Sheet1.H99">
            <calcext:condition calcext:apply-style-name="Error" calcext:value="=1" calcext:base-cell-address="Sheet1.H99"/>
          </calcext:conditional-format>
          <calcext:conditional-format calcext:target-range-address="Sheet1.H99:Sheet1.H99">
            <calcext:condition calcext:apply-style-name="Good" calcext:value="=2" calcext:base-cell-address="Sheet1.H99"/>
          </calcext:conditional-format>
          <calcext:conditional-format calcext:target-range-address="Sheet1.H100:Sheet1.H100">
            <calcext:condition calcext:apply-style-name="Error" calcext:value="=1" calcext:base-cell-address="Sheet1.H100"/>
          </calcext:conditional-format>
          <calcext:conditional-format calcext:target-range-address="Sheet1.H100:Sheet1.H100">
            <calcext:condition calcext:apply-style-name="Good" calcext:value="=2" calcext:base-cell-address="Sheet1.H100"/>
          </calcext:conditional-format>
          <calcext:conditional-format calcext:target-range-address="Sheet1.H101:Sheet1.H101">
            <calcext:condition calcext:apply-style-name="Error" calcext:value="=1" calcext:base-cell-address="Sheet1.H101"/>
          </calcext:conditional-format>
          <calcext:conditional-format calcext:target-range-address="Sheet1.H101:Sheet1.H101">
            <calcext:condition calcext:apply-style-name="Good" calcext:value="=2" calcext:base-cell-address="Sheet1.H101"/>
          </calcext:conditional-format>
          <calcext:conditional-format calcext:target-range-address="Sheet1.H102:Sheet1.H102">
            <calcext:condition calcext:apply-style-name="Error" calcext:value="=1" calcext:base-cell-address="Sheet1.H102"/>
          </calcext:conditional-format>
          <calcext:conditional-format calcext:target-range-address="Sheet1.H102:Sheet1.H102">
            <calcext:condition calcext:apply-style-name="Good" calcext:value="=2" calcext:base-cell-address="Sheet1.H102"/>
          </calcext:conditional-format>
          <calcext:conditional-format calcext:target-range-address="Sheet1.H103:Sheet1.H103">
            <calcext:condition calcext:apply-style-name="Error" calcext:value="=1" calcext:base-cell-address="Sheet1.H103"/>
          </calcext:conditional-format>
          <calcext:conditional-format calcext:target-range-address="Sheet1.H103:Sheet1.H103">
            <calcext:condition calcext:apply-style-name="Good" calcext:value="=2" calcext:base-cell-address="Sheet1.H103"/>
          </calcext:conditional-format>
          <calcext:conditional-format calcext:target-range-address="Sheet1.H104:Sheet1.H104">
            <calcext:condition calcext:apply-style-name="Error" calcext:value="=1" calcext:base-cell-address="Sheet1.H104"/>
          </calcext:conditional-format>
          <calcext:conditional-format calcext:target-range-address="Sheet1.H104:Sheet1.H104">
            <calcext:condition calcext:apply-style-name="Good" calcext:value="=2" calcext:base-cell-address="Sheet1.H104"/>
          </calcext:conditional-format>
          <calcext:conditional-format calcext:target-range-address="Sheet1.H105:Sheet1.H105">
            <calcext:condition calcext:apply-style-name="Error" calcext:value="=1" calcext:base-cell-address="Sheet1.H105"/>
          </calcext:conditional-format>
          <calcext:conditional-format calcext:target-range-address="Sheet1.H105:Sheet1.H105">
            <calcext:condition calcext:apply-style-name="Good" calcext:value="=2" calcext:base-cell-address="Sheet1.H105"/>
          </calcext:conditional-format>
          <calcext:conditional-format calcext:target-range-address="Sheet1.H106:Sheet1.H106">
            <calcext:condition calcext:apply-style-name="Error" calcext:value="=1" calcext:base-cell-address="Sheet1.H106"/>
          </calcext:conditional-format>
          <calcext:conditional-format calcext:target-range-address="Sheet1.H106:Sheet1.H106">
            <calcext:condition calcext:apply-style-name="Good" calcext:value="=2" calcext:base-cell-address="Sheet1.H106"/>
          </calcext:conditional-format>
          <calcext:conditional-format calcext:target-range-address="Sheet1.H107:Sheet1.H107">
            <calcext:condition calcext:apply-style-name="Error" calcext:value="=1" calcext:base-cell-address="Sheet1.H107"/>
          </calcext:conditional-format>
          <calcext:conditional-format calcext:target-range-address="Sheet1.H107:Sheet1.H107">
            <calcext:condition calcext:apply-style-name="Good" calcext:value="=2" calcext:base-cell-address="Sheet1.H107"/>
          </calcext:conditional-format>
          <calcext:conditional-format calcext:target-range-address="Sheet1.H108:Sheet1.H108">
            <calcext:condition calcext:apply-style-name="Error" calcext:value="=1" calcext:base-cell-address="Sheet1.H108"/>
          </calcext:conditional-format>
          <calcext:conditional-format calcext:target-range-address="Sheet1.H108:Sheet1.H108">
            <calcext:condition calcext:apply-style-name="Good" calcext:value="=2" calcext:base-cell-address="Sheet1.H108"/>
          </calcext:conditional-format>
          <calcext:conditional-format calcext:target-range-address="Sheet1.H109:Sheet1.H109">
            <calcext:condition calcext:apply-style-name="Error" calcext:value="=1" calcext:base-cell-address="Sheet1.H109"/>
          </calcext:conditional-format>
          <calcext:conditional-format calcext:target-range-address="Sheet1.H109:Sheet1.H109">
            <calcext:condition calcext:apply-style-name="Good" calcext:value="=2" calcext:base-cell-address="Sheet1.H109"/>
          </calcext:conditional-format>
          <calcext:conditional-format calcext:target-range-address="Sheet1.H110:Sheet1.H110">
            <calcext:condition calcext:apply-style-name="Error" calcext:value="=1" calcext:base-cell-address="Sheet1.H110"/>
          </calcext:conditional-format>
          <calcext:conditional-format calcext:target-range-address="Sheet1.H110:Sheet1.H110">
            <calcext:condition calcext:apply-style-name="Good" calcext:value="=2" calcext:base-cell-address="Sheet1.H110"/>
          </calcext:conditional-format>
          <calcext:conditional-format calcext:target-range-address="Sheet1.H111:Sheet1.H111">
            <calcext:condition calcext:apply-style-name="Error" calcext:value="=1" calcext:base-cell-address="Sheet1.H111"/>
          </calcext:conditional-format>
          <calcext:conditional-format calcext:target-range-address="Sheet1.H111:Sheet1.H111">
            <calcext:condition calcext:apply-style-name="Good" calcext:value="=2" calcext:base-cell-address="Sheet1.H111"/>
          </calcext:conditional-format>
          <calcext:conditional-format calcext:target-range-address="Sheet1.H112:Sheet1.H112">
            <calcext:condition calcext:apply-style-name="Error" calcext:value="=1" calcext:base-cell-address="Sheet1.H112"/>
          </calcext:conditional-format>
          <calcext:conditional-format calcext:target-range-address="Sheet1.H112:Sheet1.H112">
            <calcext:condition calcext:apply-style-name="Good" calcext:value="=2" calcext:base-cell-address="Sheet1.H112"/>
          </calcext:conditional-format>
          <calcext:conditional-format calcext:target-range-address="Sheet1.H113:Sheet1.H113">
            <calcext:condition calcext:apply-style-name="Error" calcext:value="=1" calcext:base-cell-address="Sheet1.H113"/>
          </calcext:conditional-format>
          <calcext:conditional-format calcext:target-range-address="Sheet1.H113:Sheet1.H113">
            <calcext:condition calcext:apply-style-name="Good" calcext:value="=2" calcext:base-cell-address="Sheet1.H113"/>
          </calcext:conditional-format>
          <calcext:conditional-format calcext:target-range-address="Sheet1.H114:Sheet1.H114">
            <calcext:condition calcext:apply-style-name="Error" calcext:value="=1" calcext:base-cell-address="Sheet1.H114"/>
          </calcext:conditional-format>
          <calcext:conditional-format calcext:target-range-address="Sheet1.H114:Sheet1.H114">
            <calcext:condition calcext:apply-style-name="Good" calcext:value="=2" calcext:base-cell-address="Sheet1.H114"/>
          </calcext:conditional-format>
          <calcext:conditional-format calcext:target-range-address="Sheet1.H115:Sheet1.H115">
            <calcext:condition calcext:apply-style-name="Error" calcext:value="=1" calcext:base-cell-address="Sheet1.H115"/>
          </calcext:conditional-format>
          <calcext:conditional-format calcext:target-range-address="Sheet1.H115:Sheet1.H115">
            <calcext:condition calcext:apply-style-name="Good" calcext:value="=2" calcext:base-cell-address="Sheet1.H115"/>
          </calcext:conditional-format>
          <calcext:conditional-format calcext:target-range-address="Sheet1.H116:Sheet1.H116">
            <calcext:condition calcext:apply-style-name="Error" calcext:value="=1" calcext:base-cell-address="Sheet1.H116"/>
          </calcext:conditional-format>
          <calcext:conditional-format calcext:target-range-address="Sheet1.H116:Sheet1.H116">
            <calcext:condition calcext:apply-style-name="Good" calcext:value="=2" calcext:base-cell-address="Sheet1.H116"/>
          </calcext:conditional-format>
          <calcext:conditional-format calcext:target-range-address="Sheet1.H117:Sheet1.H117">
            <calcext:condition calcext:apply-style-name="Error" calcext:value="=1" calcext:base-cell-address="Sheet1.H117"/>
          </calcext:conditional-format>
          <calcext:conditional-format calcext:target-range-address="Sheet1.H117:Sheet1.H117">
            <calcext:condition calcext:apply-style-name="Good" calcext:value="=2" calcext:base-cell-address="Sheet1.H117"/>
          </calcext:conditional-format>
          <calcext:conditional-format calcext:target-range-address="Sheet1.H118:Sheet1.H118">
            <calcext:condition calcext:apply-style-name="Error" calcext:value="=1" calcext:base-cell-address="Sheet1.H118"/>
          </calcext:conditional-format>
          <calcext:conditional-format calcext:target-range-address="Sheet1.H118:Sheet1.H118">
            <calcext:condition calcext:apply-style-name="Good" calcext:value="=2" calcext:base-cell-address="Sheet1.H118"/>
          </calcext:conditional-format>
          <calcext:conditional-format calcext:target-range-address="Sheet1.H119:Sheet1.H119">
            <calcext:condition calcext:apply-style-name="Error" calcext:value="=1" calcext:base-cell-address="Sheet1.H119"/>
          </calcext:conditional-format>
          <calcext:conditional-format calcext:target-range-address="Sheet1.H119:Sheet1.H119">
            <calcext:condition calcext:apply-style-name="Good" calcext:value="=2" calcext:base-cell-address="Sheet1.H119"/>
          </calcext:conditional-format>
          <calcext:conditional-format calcext:target-range-address="Sheet1.H120:Sheet1.H120">
            <calcext:condition calcext:apply-style-name="Error" calcext:value="=1" calcext:base-cell-address="Sheet1.H120"/>
          </calcext:conditional-format>
          <calcext:conditional-format calcext:target-range-address="Sheet1.H120:Sheet1.H120">
            <calcext:condition calcext:apply-style-name="Good" calcext:value="=2" calcext:base-cell-address="Sheet1.H120"/>
          </calcext:conditional-format>
          <calcext:conditional-format calcext:target-range-address="Sheet1.H121:Sheet1.H121">
            <calcext:condition calcext:apply-style-name="Error" calcext:value="=1" calcext:base-cell-address="Sheet1.H121"/>
          </calcext:conditional-format>
          <calcext:conditional-format calcext:target-range-address="Sheet1.H121:Sheet1.H121">
            <calcext:condition calcext:apply-style-name="Good" calcext:value="=2" calcext:base-cell-address="Sheet1.H121"/>
          </calcext:conditional-format>
          <calcext:conditional-format calcext:target-range-address="Sheet1.H122:Sheet1.H122">
            <calcext:condition calcext:apply-style-name="Error" calcext:value="=1" calcext:base-cell-address="Sheet1.H122"/>
          </calcext:conditional-format>
          <calcext:conditional-format calcext:target-range-address="Sheet1.H122:Sheet1.H122">
            <calcext:condition calcext:apply-style-name="Good" calcext:value="=2" calcext:base-cell-address="Sheet1.H122"/>
          </calcext:conditional-format>
          <calcext:conditional-format calcext:target-range-address="Sheet1.H123:Sheet1.H123">
            <calcext:condition calcext:apply-style-name="Error" calcext:value="=1" calcext:base-cell-address="Sheet1.H123"/>
          </calcext:conditional-format>
          <calcext:conditional-format calcext:target-range-address="Sheet1.H123:Sheet1.H123">
            <calcext:condition calcext:apply-style-name="Good" calcext:value="=2" calcext:base-cell-address="Sheet1.H123"/>
          </calcext:conditional-format>
          <calcext:conditional-format calcext:target-range-address="Sheet1.H124:Sheet1.H124">
            <calcext:condition calcext:apply-style-name="Error" calcext:value="=1" calcext:base-cell-address="Sheet1.H124"/>
          </calcext:conditional-format>
          <calcext:conditional-format calcext:target-range-address="Sheet1.H124:Sheet1.H124">
            <calcext:condition calcext:apply-style-name="Good" calcext:value="=2" calcext:base-cell-address="Sheet1.H124"/>
          </calcext:conditional-format>
          <calcext:conditional-format calcext:target-range-address="Sheet1.H125:Sheet1.H125">
            <calcext:condition calcext:apply-style-name="Error" calcext:value="=1" calcext:base-cell-address="Sheet1.H125"/>
          </calcext:conditional-format>
          <calcext:conditional-format calcext:target-range-address="Sheet1.H125:Sheet1.H125">
            <calcext:condition calcext:apply-style-name="Good" calcext:value="=2" calcext:base-cell-address="Sheet1.H125"/>
          </calcext:conditional-format>
          <calcext:conditional-format calcext:target-range-address="Sheet1.H126:Sheet1.H126">
            <calcext:condition calcext:apply-style-name="Error" calcext:value="=1" calcext:base-cell-address="Sheet1.H126"/>
          </calcext:conditional-format>
          <calcext:conditional-format calcext:target-range-address="Sheet1.H126:Sheet1.H126">
            <calcext:condition calcext:apply-style-name="Good" calcext:value="=2" calcext:base-cell-address="Sheet1.H126"/>
          </calcext:conditional-format>
          <calcext:conditional-format calcext:target-range-address="Sheet1.H127:Sheet1.H127">
            <calcext:condition calcext:apply-style-name="Error" calcext:value="=1" calcext:base-cell-address="Sheet1.H127"/>
          </calcext:conditional-format>
          <calcext:conditional-format calcext:target-range-address="Sheet1.H127:Sheet1.H127">
            <calcext:condition calcext:apply-style-name="Good" calcext:value="=2" calcext:base-cell-address="Sheet1.H127"/>
          </calcext:conditional-format>
          <calcext:conditional-format calcext:target-range-address="Sheet1.H128:Sheet1.H128">
            <calcext:condition calcext:apply-style-name="Error" calcext:value="=1" calcext:base-cell-address="Sheet1.H128"/>
          </calcext:conditional-format>
          <calcext:conditional-format calcext:target-range-address="Sheet1.H128:Sheet1.H128">
            <calcext:condition calcext:apply-style-name="Good" calcext:value="=2" calcext:base-cell-address="Sheet1.H128"/>
          </calcext:conditional-format>
          <calcext:conditional-format calcext:target-range-address="Sheet1.H129:Sheet1.H129">
            <calcext:condition calcext:apply-style-name="Error" calcext:value="=1" calcext:base-cell-address="Sheet1.H129"/>
          </calcext:conditional-format>
          <calcext:conditional-format calcext:target-range-address="Sheet1.H129:Sheet1.H129">
            <calcext:condition calcext:apply-style-name="Good" calcext:value="=2" calcext:base-cell-address="Sheet1.H129"/>
          </calcext:conditional-format>
          <calcext:conditional-format calcext:target-range-address="Sheet1.H130:Sheet1.H130">
            <calcext:condition calcext:apply-style-name="Error" calcext:value="=1" calcext:base-cell-address="Sheet1.H130"/>
          </calcext:conditional-format>
          <calcext:conditional-format calcext:target-range-address="Sheet1.H130:Sheet1.H130">
            <calcext:condition calcext:apply-style-name="Good" calcext:value="=2" calcext:base-cell-address="Sheet1.H130"/>
          </calcext:conditional-format>
          <calcext:conditional-format calcext:target-range-address="Sheet1.H131:Sheet1.H131">
            <calcext:condition calcext:apply-style-name="Error" calcext:value="=1" calcext:base-cell-address="Sheet1.H131"/>
          </calcext:conditional-format>
          <calcext:conditional-format calcext:target-range-address="Sheet1.H131:Sheet1.H131">
            <calcext:condition calcext:apply-style-name="Good" calcext:value="=2" calcext:base-cell-address="Sheet1.H131"/>
          </calcext:conditional-format>
          <calcext:conditional-format calcext:target-range-address="Sheet1.H132:Sheet1.H132">
            <calcext:condition calcext:apply-style-name="Error" calcext:value="=1" calcext:base-cell-address="Sheet1.H132"/>
          </calcext:conditional-format>
          <calcext:conditional-format calcext:target-range-address="Sheet1.H132:Sheet1.H132">
            <calcext:condition calcext:apply-style-name="Good" calcext:value="=2" calcext:base-cell-address="Sheet1.H132"/>
          </calcext:conditional-format>
          <calcext:conditional-format calcext:target-range-address="Sheet1.H133:Sheet1.H133">
            <calcext:condition calcext:apply-style-name="Error" calcext:value="=1" calcext:base-cell-address="Sheet1.H133"/>
          </calcext:conditional-format>
          <calcext:conditional-format calcext:target-range-address="Sheet1.H133:Sheet1.H133">
            <calcext:condition calcext:apply-style-name="Good" calcext:value="=2" calcext:base-cell-address="Sheet1.H133"/>
          </calcext:conditional-format>
          <calcext:conditional-format calcext:target-range-address="Sheet1.H134:Sheet1.H134">
            <calcext:condition calcext:apply-style-name="Error" calcext:value="=1" calcext:base-cell-address="Sheet1.H134"/>
          </calcext:conditional-format>
          <calcext:conditional-format calcext:target-range-address="Sheet1.H134:Sheet1.H134">
            <calcext:condition calcext:apply-style-name="Good" calcext:value="=2" calcext:base-cell-address="Sheet1.H134"/>
          </calcext:conditional-format>
          <calcext:conditional-format calcext:target-range-address="Sheet1.H135:Sheet1.H135">
            <calcext:condition calcext:apply-style-name="Error" calcext:value="=1" calcext:base-cell-address="Sheet1.H135"/>
          </calcext:conditional-format>
          <calcext:conditional-format calcext:target-range-address="Sheet1.H135:Sheet1.H135">
            <calcext:condition calcext:apply-style-name="Good" calcext:value="=2" calcext:base-cell-address="Sheet1.H135"/>
          </calcext:conditional-format>
          <calcext:conditional-format calcext:target-range-address="Sheet1.H136:Sheet1.H136">
            <calcext:condition calcext:apply-style-name="Error" calcext:value="=1" calcext:base-cell-address="Sheet1.H136"/>
          </calcext:conditional-format>
          <calcext:conditional-format calcext:target-range-address="Sheet1.H136:Sheet1.H136">
            <calcext:condition calcext:apply-style-name="Good" calcext:value="=2" calcext:base-cell-address="Sheet1.H136"/>
          </calcext:conditional-format>
          <calcext:conditional-format calcext:target-range-address="Sheet1.H137:Sheet1.H137">
            <calcext:condition calcext:apply-style-name="Error" calcext:value="=1" calcext:base-cell-address="Sheet1.H137"/>
          </calcext:conditional-format>
          <calcext:conditional-format calcext:target-range-address="Sheet1.H137:Sheet1.H137">
            <calcext:condition calcext:apply-style-name="Good" calcext:value="=2" calcext:base-cell-address="Sheet1.H137"/>
          </calcext:conditional-format>
          <calcext:conditional-format calcext:target-range-address="Sheet1.H138:Sheet1.H138">
            <calcext:condition calcext:apply-style-name="Error" calcext:value="=1" calcext:base-cell-address="Sheet1.H138"/>
          </calcext:conditional-format>
          <calcext:conditional-format calcext:target-range-address="Sheet1.H138:Sheet1.H138">
            <calcext:condition calcext:apply-style-name="Good" calcext:value="=2" calcext:base-cell-address="Sheet1.H138"/>
          </calcext:conditional-format>
          <calcext:conditional-format calcext:target-range-address="Sheet1.H139:Sheet1.H139">
            <calcext:condition calcext:apply-style-name="Error" calcext:value="=1" calcext:base-cell-address="Sheet1.H139"/>
          </calcext:conditional-format>
          <calcext:conditional-format calcext:target-range-address="Sheet1.H139:Sheet1.H139">
            <calcext:condition calcext:apply-style-name="Good" calcext:value="=2" calcext:base-cell-address="Sheet1.H139"/>
          </calcext:conditional-format>
          <calcext:conditional-format calcext:target-range-address="Sheet1.H140:Sheet1.H140">
            <calcext:condition calcext:apply-style-name="Error" calcext:value="=1" calcext:base-cell-address="Sheet1.H140"/>
          </calcext:conditional-format>
          <calcext:conditional-format calcext:target-range-address="Sheet1.H140:Sheet1.H140">
            <calcext:condition calcext:apply-style-name="Good" calcext:value="=2" calcext:base-cell-address="Sheet1.H140"/>
          </calcext:conditional-format>
          <calcext:conditional-format calcext:target-range-address="Sheet1.H141:Sheet1.H141">
            <calcext:condition calcext:apply-style-name="Error" calcext:value="=1" calcext:base-cell-address="Sheet1.H141"/>
          </calcext:conditional-format>
          <calcext:conditional-format calcext:target-range-address="Sheet1.H141:Sheet1.H141">
            <calcext:condition calcext:apply-style-name="Good" calcext:value="=2" calcext:base-cell-address="Sheet1.H141"/>
          </calcext:conditional-format>
          <calcext:conditional-format calcext:target-range-address="Sheet1.H142:Sheet1.H142">
            <calcext:condition calcext:apply-style-name="Error" calcext:value="=1" calcext:base-cell-address="Sheet1.H142"/>
          </calcext:conditional-format>
          <calcext:conditional-format calcext:target-range-address="Sheet1.H142:Sheet1.H142">
            <calcext:condition calcext:apply-style-name="Good" calcext:value="=2" calcext:base-cell-address="Sheet1.H142"/>
          </calcext:conditional-format>
          <calcext:conditional-format calcext:target-range-address="Sheet1.H143:Sheet1.H143">
            <calcext:condition calcext:apply-style-name="Error" calcext:value="=1" calcext:base-cell-address="Sheet1.H143"/>
          </calcext:conditional-format>
          <calcext:conditional-format calcext:target-range-address="Sheet1.H143:Sheet1.H143">
            <calcext:condition calcext:apply-style-name="Good" calcext:value="=2" calcext:base-cell-address="Sheet1.H143"/>
          </calcext:conditional-format>
          <calcext:conditional-format calcext:target-range-address="Sheet1.H144:Sheet1.H144">
            <calcext:condition calcext:apply-style-name="Error" calcext:value="=1" calcext:base-cell-address="Sheet1.H144"/>
          </calcext:conditional-format>
          <calcext:conditional-format calcext:target-range-address="Sheet1.H144:Sheet1.H144">
            <calcext:condition calcext:apply-style-name="Good" calcext:value="=2" calcext:base-cell-address="Sheet1.H144"/>
          </calcext:conditional-format>
          <calcext:conditional-format calcext:target-range-address="Sheet1.H145:Sheet1.H145">
            <calcext:condition calcext:apply-style-name="Error" calcext:value="=1" calcext:base-cell-address="Sheet1.H145"/>
          </calcext:conditional-format>
          <calcext:conditional-format calcext:target-range-address="Sheet1.H145:Sheet1.H145">
            <calcext:condition calcext:apply-style-name="Good" calcext:value="=2" calcext:base-cell-address="Sheet1.H145"/>
          </calcext:conditional-format>
          <calcext:conditional-format calcext:target-range-address="Sheet1.H146:Sheet1.H146">
            <calcext:condition calcext:apply-style-name="Error" calcext:value="=1" calcext:base-cell-address="Sheet1.H146"/>
          </calcext:conditional-format>
          <calcext:conditional-format calcext:target-range-address="Sheet1.H146:Sheet1.H146">
            <calcext:condition calcext:apply-style-name="Good" calcext:value="=2" calcext:base-cell-address="Sheet1.H146"/>
          </calcext:conditional-format>
          <calcext:conditional-format calcext:target-range-address="Sheet1.H147:Sheet1.H147">
            <calcext:condition calcext:apply-style-name="Error" calcext:value="=1" calcext:base-cell-address="Sheet1.H147"/>
          </calcext:conditional-format>
          <calcext:conditional-format calcext:target-range-address="Sheet1.H147:Sheet1.H147">
            <calcext:condition calcext:apply-style-name="Good" calcext:value="=2" calcext:base-cell-address="Sheet1.H147"/>
          </calcext:conditional-format>
          <calcext:conditional-format calcext:target-range-address="Sheet1.H148:Sheet1.H148">
            <calcext:condition calcext:apply-style-name="Error" calcext:value="=1" calcext:base-cell-address="Sheet1.H148"/>
          </calcext:conditional-format>
          <calcext:conditional-format calcext:target-range-address="Sheet1.H148:Sheet1.H148">
            <calcext:condition calcext:apply-style-name="Good" calcext:value="=2" calcext:base-cell-address="Sheet1.H148"/>
          </calcext:conditional-format>
          <calcext:conditional-format calcext:target-range-address="Sheet1.H149:Sheet1.H149">
            <calcext:condition calcext:apply-style-name="Error" calcext:value="=1" calcext:base-cell-address="Sheet1.H149"/>
          </calcext:conditional-format>
          <calcext:conditional-format calcext:target-range-address="Sheet1.H149:Sheet1.H149">
            <calcext:condition calcext:apply-style-name="Good" calcext:value="=2" calcext:base-cell-address="Sheet1.H149"/>
          </calcext:conditional-format>
          <calcext:conditional-format calcext:target-range-address="Sheet1.H150:Sheet1.H150">
            <calcext:condition calcext:apply-style-name="Error" calcext:value="=1" calcext:base-cell-address="Sheet1.H150"/>
          </calcext:conditional-format>
          <calcext:conditional-format calcext:target-range-address="Sheet1.H150:Sheet1.H150">
            <calcext:condition calcext:apply-style-name="Good" calcext:value="=2" calcext:base-cell-address="Sheet1.H150"/>
          </calcext:conditional-format>
          <calcext:conditional-format calcext:target-range-address="Sheet1.H151:Sheet1.H151">
            <calcext:condition calcext:apply-style-name="Error" calcext:value="=1" calcext:base-cell-address="Sheet1.H151"/>
          </calcext:conditional-format>
          <calcext:conditional-format calcext:target-range-address="Sheet1.H151:Sheet1.H151">
            <calcext:condition calcext:apply-style-name="Good" calcext:value="=2" calcext:base-cell-address="Sheet1.H151"/>
          </calcext:conditional-format>
          <calcext:conditional-format calcext:target-range-address="Sheet1.H152:Sheet1.H152">
            <calcext:condition calcext:apply-style-name="Error" calcext:value="=1" calcext:base-cell-address="Sheet1.H152"/>
          </calcext:conditional-format>
          <calcext:conditional-format calcext:target-range-address="Sheet1.H152:Sheet1.H152">
            <calcext:condition calcext:apply-style-name="Good" calcext:value="=2" calcext:base-cell-address="Sheet1.H152"/>
          </calcext:conditional-format>
          <calcext:conditional-format calcext:target-range-address="Sheet1.H153:Sheet1.H153">
            <calcext:condition calcext:apply-style-name="Error" calcext:value="=1" calcext:base-cell-address="Sheet1.H153"/>
          </calcext:conditional-format>
          <calcext:conditional-format calcext:target-range-address="Sheet1.H153:Sheet1.H153">
            <calcext:condition calcext:apply-style-name="Good" calcext:value="=2" calcext:base-cell-address="Sheet1.H153"/>
          </calcext:conditional-format>
          <calcext:conditional-format calcext:target-range-address="Sheet1.H154:Sheet1.H154">
            <calcext:condition calcext:apply-style-name="Error" calcext:value="=1" calcext:base-cell-address="Sheet1.H154"/>
          </calcext:conditional-format>
          <calcext:conditional-format calcext:target-range-address="Sheet1.H154:Sheet1.H154">
            <calcext:condition calcext:apply-style-name="Good" calcext:value="=2" calcext:base-cell-address="Sheet1.H154"/>
          </calcext:conditional-format>
          <calcext:conditional-format calcext:target-range-address="Sheet1.H155:Sheet1.H155">
            <calcext:condition calcext:apply-style-name="Error" calcext:value="=1" calcext:base-cell-address="Sheet1.H155"/>
          </calcext:conditional-format>
          <calcext:conditional-format calcext:target-range-address="Sheet1.H155:Sheet1.H155">
            <calcext:condition calcext:apply-style-name="Good" calcext:value="=2" calcext:base-cell-address="Sheet1.H155"/>
          </calcext:conditional-format>
          <calcext:conditional-format calcext:target-range-address="Sheet1.H156:Sheet1.H156">
            <calcext:condition calcext:apply-style-name="Error" calcext:value="=1" calcext:base-cell-address="Sheet1.H156"/>
          </calcext:conditional-format>
          <calcext:conditional-format calcext:target-range-address="Sheet1.H156:Sheet1.H156">
            <calcext:condition calcext:apply-style-name="Good" calcext:value="=2" calcext:base-cell-address="Sheet1.H156"/>
          </calcext:conditional-format>
          <calcext:conditional-format calcext:target-range-address="Sheet1.H157:Sheet1.H157">
            <calcext:condition calcext:apply-style-name="Error" calcext:value="=1" calcext:base-cell-address="Sheet1.H157"/>
          </calcext:conditional-format>
          <calcext:conditional-format calcext:target-range-address="Sheet1.H157:Sheet1.H157">
            <calcext:condition calcext:apply-style-name="Good" calcext:value="=2" calcext:base-cell-address="Sheet1.H157"/>
          </calcext:conditional-format>
          <calcext:conditional-format calcext:target-range-address="Sheet1.H158:Sheet1.H158">
            <calcext:condition calcext:apply-style-name="Error" calcext:value="=1" calcext:base-cell-address="Sheet1.H158"/>
          </calcext:conditional-format>
          <calcext:conditional-format calcext:target-range-address="Sheet1.H158:Sheet1.H158">
            <calcext:condition calcext:apply-style-name="Good" calcext:value="=2" calcext:base-cell-address="Sheet1.H158"/>
          </calcext:conditional-format>
          <calcext:conditional-format calcext:target-range-address="Sheet1.H159:Sheet1.H159">
            <calcext:condition calcext:apply-style-name="Error" calcext:value="=1" calcext:base-cell-address="Sheet1.H159"/>
          </calcext:conditional-format>
          <calcext:conditional-format calcext:target-range-address="Sheet1.H159:Sheet1.H159">
            <calcext:condition calcext:apply-style-name="Good" calcext:value="=2" calcext:base-cell-address="Sheet1.H159"/>
          </calcext:conditional-format>
          <calcext:conditional-format calcext:target-range-address="Sheet1.H160:Sheet1.H160">
            <calcext:condition calcext:apply-style-name="Error" calcext:value="=1" calcext:base-cell-address="Sheet1.H160"/>
          </calcext:conditional-format>
          <calcext:conditional-format calcext:target-range-address="Sheet1.H160:Sheet1.H160">
            <calcext:condition calcext:apply-style-name="Good" calcext:value="=2" calcext:base-cell-address="Sheet1.H160"/>
          </calcext:conditional-format>
          <calcext:conditional-format calcext:target-range-address="Sheet1.H161:Sheet1.H161">
            <calcext:condition calcext:apply-style-name="Error" calcext:value="=1" calcext:base-cell-address="Sheet1.H161"/>
          </calcext:conditional-format>
          <calcext:conditional-format calcext:target-range-address="Sheet1.H161:Sheet1.H161">
            <calcext:condition calcext:apply-style-name="Good" calcext:value="=2" calcext:base-cell-address="Sheet1.H161"/>
          </calcext:conditional-format>
          <calcext:conditional-format calcext:target-range-address="Sheet1.H162:Sheet1.H162">
            <calcext:condition calcext:apply-style-name="Error" calcext:value="=1" calcext:base-cell-address="Sheet1.H162"/>
          </calcext:conditional-format>
          <calcext:conditional-format calcext:target-range-address="Sheet1.H162:Sheet1.H162">
            <calcext:condition calcext:apply-style-name="Good" calcext:value="=2" calcext:base-cell-address="Sheet1.H162"/>
          </calcext:conditional-format>
          <calcext:conditional-format calcext:target-range-address="Sheet1.H163:Sheet1.H163">
            <calcext:condition calcext:apply-style-name="Error" calcext:value="=1" calcext:base-cell-address="Sheet1.H163"/>
          </calcext:conditional-format>
          <calcext:conditional-format calcext:target-range-address="Sheet1.H163:Sheet1.H163">
            <calcext:condition calcext:apply-style-name="Good" calcext:value="=2" calcext:base-cell-address="Sheet1.H163"/>
          </calcext:conditional-format>
          <calcext:conditional-format calcext:target-range-address="Sheet1.H164:Sheet1.H164">
            <calcext:condition calcext:apply-style-name="Error" calcext:value="=1" calcext:base-cell-address="Sheet1.H164"/>
          </calcext:conditional-format>
          <calcext:conditional-format calcext:target-range-address="Sheet1.H164:Sheet1.H164">
            <calcext:condition calcext:apply-style-name="Good" calcext:value="=2" calcext:base-cell-address="Sheet1.H164"/>
          </calcext:conditional-format>
          <calcext:conditional-format calcext:target-range-address="Sheet1.H165:Sheet1.H165">
            <calcext:condition calcext:apply-style-name="Error" calcext:value="=1" calcext:base-cell-address="Sheet1.H165"/>
          </calcext:conditional-format>
          <calcext:conditional-format calcext:target-range-address="Sheet1.H165:Sheet1.H165">
            <calcext:condition calcext:apply-style-name="Good" calcext:value="=2" calcext:base-cell-address="Sheet1.H165"/>
          </calcext:conditional-format>
          <calcext:conditional-format calcext:target-range-address="Sheet1.H166:Sheet1.H166">
            <calcext:condition calcext:apply-style-name="Error" calcext:value="=1" calcext:base-cell-address="Sheet1.H166"/>
          </calcext:conditional-format>
          <calcext:conditional-format calcext:target-range-address="Sheet1.H166:Sheet1.H166">
            <calcext:condition calcext:apply-style-name="Good" calcext:value="=2" calcext:base-cell-address="Sheet1.H166"/>
          </calcext:conditional-format>
          <calcext:conditional-format calcext:target-range-address="Sheet1.H167:Sheet1.H167">
            <calcext:condition calcext:apply-style-name="Error" calcext:value="=1" calcext:base-cell-address="Sheet1.H167"/>
          </calcext:conditional-format>
          <calcext:conditional-format calcext:target-range-address="Sheet1.H167:Sheet1.H167">
            <calcext:condition calcext:apply-style-name="Good" calcext:value="=2" calcext:base-cell-address="Sheet1.H167"/>
          </calcext:conditional-format>
          <calcext:conditional-format calcext:target-range-address="Sheet1.H168:Sheet1.H168">
            <calcext:condition calcext:apply-style-name="Error" calcext:value="=1" calcext:base-cell-address="Sheet1.H168"/>
          </calcext:conditional-format>
          <calcext:conditional-format calcext:target-range-address="Sheet1.H168:Sheet1.H168">
            <calcext:condition calcext:apply-style-name="Good" calcext:value="=2" calcext:base-cell-address="Sheet1.H168"/>
          </calcext:conditional-format>
          <calcext:conditional-format calcext:target-range-address="Sheet1.H169:Sheet1.H169">
            <calcext:condition calcext:apply-style-name="Error" calcext:value="=1" calcext:base-cell-address="Sheet1.H169"/>
          </calcext:conditional-format>
          <calcext:conditional-format calcext:target-range-address="Sheet1.H169:Sheet1.H169">
            <calcext:condition calcext:apply-style-name="Good" calcext:value="=2" calcext:base-cell-address="Sheet1.H169"/>
          </calcext:conditional-format>
          <calcext:conditional-format calcext:target-range-address="Sheet1.H170:Sheet1.H170">
            <calcext:condition calcext:apply-style-name="Error" calcext:value="=1" calcext:base-cell-address="Sheet1.H170"/>
          </calcext:conditional-format>
          <calcext:conditional-format calcext:target-range-address="Sheet1.H170:Sheet1.H170">
            <calcext:condition calcext:apply-style-name="Good" calcext:value="=2" calcext:base-cell-address="Sheet1.H170"/>
          </calcext:conditional-format>
          <calcext:conditional-format calcext:target-range-address="Sheet1.H171:Sheet1.H171">
            <calcext:condition calcext:apply-style-name="Error" calcext:value="=1" calcext:base-cell-address="Sheet1.H171"/>
          </calcext:conditional-format>
          <calcext:conditional-format calcext:target-range-address="Sheet1.H171:Sheet1.H171">
            <calcext:condition calcext:apply-style-name="Good" calcext:value="=2" calcext:base-cell-address="Sheet1.H171"/>
          </calcext:conditional-format>
          <calcext:conditional-format calcext:target-range-address="Sheet1.H172:Sheet1.H172">
            <calcext:condition calcext:apply-style-name="Error" calcext:value="=1" calcext:base-cell-address="Sheet1.H172"/>
          </calcext:conditional-format>
          <calcext:conditional-format calcext:target-range-address="Sheet1.H172:Sheet1.H172">
            <calcext:condition calcext:apply-style-name="Good" calcext:value="=2" calcext:base-cell-address="Sheet1.H172"/>
          </calcext:conditional-format>
          <calcext:conditional-format calcext:target-range-address="Sheet1.H173:Sheet1.H173">
            <calcext:condition calcext:apply-style-name="Error" calcext:value="=1" calcext:base-cell-address="Sheet1.H173"/>
          </calcext:conditional-format>
          <calcext:conditional-format calcext:target-range-address="Sheet1.H173:Sheet1.H173">
            <calcext:condition calcext:apply-style-name="Good" calcext:value="=2" calcext:base-cell-address="Sheet1.H173"/>
          </calcext:conditional-format>
          <calcext:conditional-format calcext:target-range-address="Sheet1.H174:Sheet1.H174">
            <calcext:condition calcext:apply-style-name="Error" calcext:value="=1" calcext:base-cell-address="Sheet1.H174"/>
          </calcext:conditional-format>
          <calcext:conditional-format calcext:target-range-address="Sheet1.H174:Sheet1.H174">
            <calcext:condition calcext:apply-style-name="Good" calcext:value="=2" calcext:base-cell-address="Sheet1.H174"/>
          </calcext:conditional-format>
          <calcext:conditional-format calcext:target-range-address="Sheet1.H175:Sheet1.H175">
            <calcext:condition calcext:apply-style-name="Error" calcext:value="=1" calcext:base-cell-address="Sheet1.H175"/>
          </calcext:conditional-format>
          <calcext:conditional-format calcext:target-range-address="Sheet1.H175:Sheet1.H175">
            <calcext:condition calcext:apply-style-name="Good" calcext:value="=2" calcext:base-cell-address="Sheet1.H175"/>
          </calcext:conditional-format>
          <calcext:conditional-format calcext:target-range-address="Sheet1.H176:Sheet1.H176">
            <calcext:condition calcext:apply-style-name="Error" calcext:value="=1" calcext:base-cell-address="Sheet1.H176"/>
          </calcext:conditional-format>
          <calcext:conditional-format calcext:target-range-address="Sheet1.H176:Sheet1.H176">
            <calcext:condition calcext:apply-style-name="Good" calcext:value="=2" calcext:base-cell-address="Sheet1.H176"/>
          </calcext:conditional-format>
          <calcext:conditional-format calcext:target-range-address="Sheet1.H177:Sheet1.H177">
            <calcext:condition calcext:apply-style-name="Error" calcext:value="=1" calcext:base-cell-address="Sheet1.H177"/>
          </calcext:conditional-format>
          <calcext:conditional-format calcext:target-range-address="Sheet1.H177:Sheet1.H177">
            <calcext:condition calcext:apply-style-name="Good" calcext:value="=2" calcext:base-cell-address="Sheet1.H177"/>
          </calcext:conditional-format>
          <calcext:conditional-format calcext:target-range-address="Sheet1.H178:Sheet1.H178">
            <calcext:condition calcext:apply-style-name="Error" calcext:value="=1" calcext:base-cell-address="Sheet1.H178"/>
          </calcext:conditional-format>
          <calcext:conditional-format calcext:target-range-address="Sheet1.H178:Sheet1.H178">
            <calcext:condition calcext:apply-style-name="Good" calcext:value="=2" calcext:base-cell-address="Sheet1.H178"/>
          </calcext:conditional-format>
          <calcext:conditional-format calcext:target-range-address="Sheet1.H179:Sheet1.H179">
            <calcext:condition calcext:apply-style-name="Error" calcext:value="=1" calcext:base-cell-address="Sheet1.H179"/>
          </calcext:conditional-format>
          <calcext:conditional-format calcext:target-range-address="Sheet1.H179:Sheet1.H179">
            <calcext:condition calcext:apply-style-name="Good" calcext:value="=2" calcext:base-cell-address="Sheet1.H179"/>
          </calcext:conditional-format>
          <calcext:conditional-format calcext:target-range-address="Sheet1.H180:Sheet1.H180">
            <calcext:condition calcext:apply-style-name="Error" calcext:value="=1" calcext:base-cell-address="Sheet1.H180"/>
          </calcext:conditional-format>
          <calcext:conditional-format calcext:target-range-address="Sheet1.H180:Sheet1.H180">
            <calcext:condition calcext:apply-style-name="Good" calcext:value="=2" calcext:base-cell-address="Sheet1.H180"/>
          </calcext:conditional-format>
          <calcext:conditional-format calcext:target-range-address="Sheet1.H181:Sheet1.H181">
            <calcext:condition calcext:apply-style-name="Error" calcext:value="=1" calcext:base-cell-address="Sheet1.H181"/>
          </calcext:conditional-format>
          <calcext:conditional-format calcext:target-range-address="Sheet1.H181:Sheet1.H181">
            <calcext:condition calcext:apply-style-name="Good" calcext:value="=2" calcext:base-cell-address="Sheet1.H181"/>
          </calcext:conditional-format>
          <calcext:conditional-format calcext:target-range-address="Sheet1.H182:Sheet1.H182">
            <calcext:condition calcext:apply-style-name="Error" calcext:value="=1" calcext:base-cell-address="Sheet1.H182"/>
          </calcext:conditional-format>
          <calcext:conditional-format calcext:target-range-address="Sheet1.H182:Sheet1.H182">
            <calcext:condition calcext:apply-style-name="Good" calcext:value="=2" calcext:base-cell-address="Sheet1.H182"/>
          </calcext:conditional-format>
          <calcext:conditional-format calcext:target-range-address="Sheet1.H183:Sheet1.H183">
            <calcext:condition calcext:apply-style-name="Error" calcext:value="=1" calcext:base-cell-address="Sheet1.H183"/>
          </calcext:conditional-format>
          <calcext:conditional-format calcext:target-range-address="Sheet1.H183:Sheet1.H183">
            <calcext:condition calcext:apply-style-name="Good" calcext:value="=2" calcext:base-cell-address="Sheet1.H183"/>
          </calcext:conditional-format>
          <calcext:conditional-format calcext:target-range-address="Sheet1.H184:Sheet1.H184">
            <calcext:condition calcext:apply-style-name="Error" calcext:value="=1" calcext:base-cell-address="Sheet1.H184"/>
          </calcext:conditional-format>
          <calcext:conditional-format calcext:target-range-address="Sheet1.H184:Sheet1.H184">
            <calcext:condition calcext:apply-style-name="Good" calcext:value="=2" calcext:base-cell-address="Sheet1.H184"/>
          </calcext:conditional-format>
          <calcext:conditional-format calcext:target-range-address="Sheet1.H185:Sheet1.H185">
            <calcext:condition calcext:apply-style-name="Error" calcext:value="=1" calcext:base-cell-address="Sheet1.H185"/>
          </calcext:conditional-format>
          <calcext:conditional-format calcext:target-range-address="Sheet1.H185:Sheet1.H185">
            <calcext:condition calcext:apply-style-name="Good" calcext:value="=2" calcext:base-cell-address="Sheet1.H185"/>
          </calcext:conditional-format>
          <calcext:conditional-format calcext:target-range-address="Sheet1.H186:Sheet1.H186">
            <calcext:condition calcext:apply-style-name="Error" calcext:value="=1" calcext:base-cell-address="Sheet1.H186"/>
          </calcext:conditional-format>
          <calcext:conditional-format calcext:target-range-address="Sheet1.H186:Sheet1.H186">
            <calcext:condition calcext:apply-style-name="Good" calcext:value="=2" calcext:base-cell-address="Sheet1.H186"/>
          </calcext:conditional-format>
          <calcext:conditional-format calcext:target-range-address="Sheet1.H187:Sheet1.H187">
            <calcext:condition calcext:apply-style-name="Error" calcext:value="=1" calcext:base-cell-address="Sheet1.H187"/>
          </calcext:conditional-format>
          <calcext:conditional-format calcext:target-range-address="Sheet1.H187:Sheet1.H187">
            <calcext:condition calcext:apply-style-name="Good" calcext:value="=2" calcext:base-cell-address="Sheet1.H187"/>
          </calcext:conditional-format>
          <calcext:conditional-format calcext:target-range-address="Sheet1.H188:Sheet1.H188">
            <calcext:condition calcext:apply-style-name="Error" calcext:value="=1" calcext:base-cell-address="Sheet1.H188"/>
          </calcext:conditional-format>
          <calcext:conditional-format calcext:target-range-address="Sheet1.H188:Sheet1.H188">
            <calcext:condition calcext:apply-style-name="Good" calcext:value="=2" calcext:base-cell-address="Sheet1.H188"/>
          </calcext:conditional-format>
          <calcext:conditional-format calcext:target-range-address="Sheet1.I7:Sheet1.I7">
            <calcext:condition calcext:apply-style-name="Error" calcext:value="=1" calcext:base-cell-address="Sheet1.I7"/>
          </calcext:conditional-format>
          <calcext:conditional-format calcext:target-range-address="Sheet1.I7:Sheet1.I7">
            <calcext:condition calcext:apply-style-name="Good" calcext:value="=2" calcext:base-cell-address="Sheet1.I7"/>
          </calcext:conditional-format>
          <calcext:conditional-format calcext:target-range-address="Sheet1.I8:Sheet1.I8">
            <calcext:condition calcext:apply-style-name="Error" calcext:value="=1" calcext:base-cell-address="Sheet1.I8"/>
          </calcext:conditional-format>
          <calcext:conditional-format calcext:target-range-address="Sheet1.I8:Sheet1.I8">
            <calcext:condition calcext:apply-style-name="Good" calcext:value="=2" calcext:base-cell-address="Sheet1.I8"/>
          </calcext:conditional-format>
          <calcext:conditional-format calcext:target-range-address="Sheet1.I9:Sheet1.I9">
            <calcext:condition calcext:apply-style-name="Error" calcext:value="=1" calcext:base-cell-address="Sheet1.I9"/>
          </calcext:conditional-format>
          <calcext:conditional-format calcext:target-range-address="Sheet1.I9:Sheet1.I9">
            <calcext:condition calcext:apply-style-name="Good" calcext:value="=2" calcext:base-cell-address="Sheet1.I9"/>
          </calcext:conditional-format>
          <calcext:conditional-format calcext:target-range-address="Sheet1.I10:Sheet1.I10">
            <calcext:condition calcext:apply-style-name="Error" calcext:value="=1" calcext:base-cell-address="Sheet1.I10"/>
          </calcext:conditional-format>
          <calcext:conditional-format calcext:target-range-address="Sheet1.I10:Sheet1.I10">
            <calcext:condition calcext:apply-style-name="Good" calcext:value="=2" calcext:base-cell-address="Sheet1.I10"/>
          </calcext:conditional-format>
          <calcext:conditional-format calcext:target-range-address="Sheet1.I11:Sheet1.I11">
            <calcext:condition calcext:apply-style-name="Error" calcext:value="=1" calcext:base-cell-address="Sheet1.I11"/>
          </calcext:conditional-format>
          <calcext:conditional-format calcext:target-range-address="Sheet1.I11:Sheet1.I11">
            <calcext:condition calcext:apply-style-name="Good" calcext:value="=2" calcext:base-cell-address="Sheet1.I11"/>
          </calcext:conditional-format>
          <calcext:conditional-format calcext:target-range-address="Sheet1.I12:Sheet1.I12">
            <calcext:condition calcext:apply-style-name="Error" calcext:value="=1" calcext:base-cell-address="Sheet1.I12"/>
          </calcext:conditional-format>
          <calcext:conditional-format calcext:target-range-address="Sheet1.I12:Sheet1.I12">
            <calcext:condition calcext:apply-style-name="Good" calcext:value="=2" calcext:base-cell-address="Sheet1.I12"/>
          </calcext:conditional-format>
          <calcext:conditional-format calcext:target-range-address="Sheet1.I13:Sheet1.I13">
            <calcext:condition calcext:apply-style-name="Error" calcext:value="=1" calcext:base-cell-address="Sheet1.I13"/>
          </calcext:conditional-format>
          <calcext:conditional-format calcext:target-range-address="Sheet1.I13:Sheet1.I13">
            <calcext:condition calcext:apply-style-name="Good" calcext:value="=2" calcext:base-cell-address="Sheet1.I13"/>
          </calcext:conditional-format>
          <calcext:conditional-format calcext:target-range-address="Sheet1.I14:Sheet1.I14">
            <calcext:condition calcext:apply-style-name="Error" calcext:value="=1" calcext:base-cell-address="Sheet1.I14"/>
          </calcext:conditional-format>
          <calcext:conditional-format calcext:target-range-address="Sheet1.I14:Sheet1.I14">
            <calcext:condition calcext:apply-style-name="Good" calcext:value="=2" calcext:base-cell-address="Sheet1.I14"/>
          </calcext:conditional-format>
          <calcext:conditional-format calcext:target-range-address="Sheet1.I15:Sheet1.I15">
            <calcext:condition calcext:apply-style-name="Error" calcext:value="=1" calcext:base-cell-address="Sheet1.I15"/>
          </calcext:conditional-format>
          <calcext:conditional-format calcext:target-range-address="Sheet1.I15:Sheet1.I15">
            <calcext:condition calcext:apply-style-name="Good" calcext:value="=2" calcext:base-cell-address="Sheet1.I15"/>
          </calcext:conditional-format>
          <calcext:conditional-format calcext:target-range-address="Sheet1.I16:Sheet1.I16">
            <calcext:condition calcext:apply-style-name="Error" calcext:value="=1" calcext:base-cell-address="Sheet1.I16"/>
          </calcext:conditional-format>
          <calcext:conditional-format calcext:target-range-address="Sheet1.I16:Sheet1.I16">
            <calcext:condition calcext:apply-style-name="Good" calcext:value="=2" calcext:base-cell-address="Sheet1.I16"/>
          </calcext:conditional-format>
          <calcext:conditional-format calcext:target-range-address="Sheet1.I17:Sheet1.I17">
            <calcext:condition calcext:apply-style-name="Error" calcext:value="=1" calcext:base-cell-address="Sheet1.I17"/>
          </calcext:conditional-format>
          <calcext:conditional-format calcext:target-range-address="Sheet1.I17:Sheet1.I17">
            <calcext:condition calcext:apply-style-name="Good" calcext:value="=2" calcext:base-cell-address="Sheet1.I17"/>
          </calcext:conditional-format>
          <calcext:conditional-format calcext:target-range-address="Sheet1.I18:Sheet1.I18">
            <calcext:condition calcext:apply-style-name="Error" calcext:value="=1" calcext:base-cell-address="Sheet1.I18"/>
          </calcext:conditional-format>
          <calcext:conditional-format calcext:target-range-address="Sheet1.I18:Sheet1.I18">
            <calcext:condition calcext:apply-style-name="Good" calcext:value="=2" calcext:base-cell-address="Sheet1.I18"/>
          </calcext:conditional-format>
          <calcext:conditional-format calcext:target-range-address="Sheet1.I19:Sheet1.I19">
            <calcext:condition calcext:apply-style-name="Error" calcext:value="=1" calcext:base-cell-address="Sheet1.I19"/>
          </calcext:conditional-format>
          <calcext:conditional-format calcext:target-range-address="Sheet1.I19:Sheet1.I19">
            <calcext:condition calcext:apply-style-name="Good" calcext:value="=2" calcext:base-cell-address="Sheet1.I19"/>
          </calcext:conditional-format>
          <calcext:conditional-format calcext:target-range-address="Sheet1.I20:Sheet1.I20">
            <calcext:condition calcext:apply-style-name="Error" calcext:value="=1" calcext:base-cell-address="Sheet1.I20"/>
          </calcext:conditional-format>
          <calcext:conditional-format calcext:target-range-address="Sheet1.I20:Sheet1.I20">
            <calcext:condition calcext:apply-style-name="Good" calcext:value="=2" calcext:base-cell-address="Sheet1.I20"/>
          </calcext:conditional-format>
          <calcext:conditional-format calcext:target-range-address="Sheet1.I21:Sheet1.I21">
            <calcext:condition calcext:apply-style-name="Error" calcext:value="=1" calcext:base-cell-address="Sheet1.I21"/>
          </calcext:conditional-format>
          <calcext:conditional-format calcext:target-range-address="Sheet1.I21:Sheet1.I21">
            <calcext:condition calcext:apply-style-name="Good" calcext:value="=2" calcext:base-cell-address="Sheet1.I21"/>
          </calcext:conditional-format>
          <calcext:conditional-format calcext:target-range-address="Sheet1.I22:Sheet1.I22">
            <calcext:condition calcext:apply-style-name="Error" calcext:value="=1" calcext:base-cell-address="Sheet1.I22"/>
          </calcext:conditional-format>
          <calcext:conditional-format calcext:target-range-address="Sheet1.I22:Sheet1.I22">
            <calcext:condition calcext:apply-style-name="Good" calcext:value="=2" calcext:base-cell-address="Sheet1.I22"/>
          </calcext:conditional-format>
          <calcext:conditional-format calcext:target-range-address="Sheet1.I23:Sheet1.I23">
            <calcext:condition calcext:apply-style-name="Error" calcext:value="=1" calcext:base-cell-address="Sheet1.I23"/>
          </calcext:conditional-format>
          <calcext:conditional-format calcext:target-range-address="Sheet1.I23:Sheet1.I23">
            <calcext:condition calcext:apply-style-name="Good" calcext:value="=2" calcext:base-cell-address="Sheet1.I23"/>
          </calcext:conditional-format>
          <calcext:conditional-format calcext:target-range-address="Sheet1.I24:Sheet1.I24">
            <calcext:condition calcext:apply-style-name="Error" calcext:value="=1" calcext:base-cell-address="Sheet1.I24"/>
          </calcext:conditional-format>
          <calcext:conditional-format calcext:target-range-address="Sheet1.I24:Sheet1.I24">
            <calcext:condition calcext:apply-style-name="Good" calcext:value="=2" calcext:base-cell-address="Sheet1.I24"/>
          </calcext:conditional-format>
          <calcext:conditional-format calcext:target-range-address="Sheet1.I25:Sheet1.I25">
            <calcext:condition calcext:apply-style-name="Error" calcext:value="=1" calcext:base-cell-address="Sheet1.I25"/>
          </calcext:conditional-format>
          <calcext:conditional-format calcext:target-range-address="Sheet1.I25:Sheet1.I25">
            <calcext:condition calcext:apply-style-name="Good" calcext:value="=2" calcext:base-cell-address="Sheet1.I25"/>
          </calcext:conditional-format>
          <calcext:conditional-format calcext:target-range-address="Sheet1.I26:Sheet1.I26">
            <calcext:condition calcext:apply-style-name="Error" calcext:value="=1" calcext:base-cell-address="Sheet1.I26"/>
          </calcext:conditional-format>
          <calcext:conditional-format calcext:target-range-address="Sheet1.I26:Sheet1.I26">
            <calcext:condition calcext:apply-style-name="Good" calcext:value="=2" calcext:base-cell-address="Sheet1.I26"/>
          </calcext:conditional-format>
          <calcext:conditional-format calcext:target-range-address="Sheet1.I27:Sheet1.I27">
            <calcext:condition calcext:apply-style-name="Error" calcext:value="=1" calcext:base-cell-address="Sheet1.I27"/>
          </calcext:conditional-format>
          <calcext:conditional-format calcext:target-range-address="Sheet1.I27:Sheet1.I27">
            <calcext:condition calcext:apply-style-name="Good" calcext:value="=2" calcext:base-cell-address="Sheet1.I27"/>
          </calcext:conditional-format>
          <calcext:conditional-format calcext:target-range-address="Sheet1.I28:Sheet1.I28">
            <calcext:condition calcext:apply-style-name="Error" calcext:value="=1" calcext:base-cell-address="Sheet1.I28"/>
          </calcext:conditional-format>
          <calcext:conditional-format calcext:target-range-address="Sheet1.I28:Sheet1.I28">
            <calcext:condition calcext:apply-style-name="Good" calcext:value="=2" calcext:base-cell-address="Sheet1.I28"/>
          </calcext:conditional-format>
          <calcext:conditional-format calcext:target-range-address="Sheet1.I29:Sheet1.I29">
            <calcext:condition calcext:apply-style-name="Error" calcext:value="=1" calcext:base-cell-address="Sheet1.I29"/>
          </calcext:conditional-format>
          <calcext:conditional-format calcext:target-range-address="Sheet1.I29:Sheet1.I29">
            <calcext:condition calcext:apply-style-name="Good" calcext:value="=2" calcext:base-cell-address="Sheet1.I29"/>
          </calcext:conditional-format>
          <calcext:conditional-format calcext:target-range-address="Sheet1.I30:Sheet1.I30">
            <calcext:condition calcext:apply-style-name="Error" calcext:value="=1" calcext:base-cell-address="Sheet1.I30"/>
          </calcext:conditional-format>
          <calcext:conditional-format calcext:target-range-address="Sheet1.I30:Sheet1.I30">
            <calcext:condition calcext:apply-style-name="Good" calcext:value="=2" calcext:base-cell-address="Sheet1.I30"/>
          </calcext:conditional-format>
          <calcext:conditional-format calcext:target-range-address="Sheet1.I31:Sheet1.I31">
            <calcext:condition calcext:apply-style-name="Error" calcext:value="=1" calcext:base-cell-address="Sheet1.I31"/>
          </calcext:conditional-format>
          <calcext:conditional-format calcext:target-range-address="Sheet1.I31:Sheet1.I31">
            <calcext:condition calcext:apply-style-name="Good" calcext:value="=2" calcext:base-cell-address="Sheet1.I31"/>
          </calcext:conditional-format>
          <calcext:conditional-format calcext:target-range-address="Sheet1.I32:Sheet1.I32">
            <calcext:condition calcext:apply-style-name="Error" calcext:value="=1" calcext:base-cell-address="Sheet1.I32"/>
          </calcext:conditional-format>
          <calcext:conditional-format calcext:target-range-address="Sheet1.I32:Sheet1.I32">
            <calcext:condition calcext:apply-style-name="Good" calcext:value="=2" calcext:base-cell-address="Sheet1.I32"/>
          </calcext:conditional-format>
          <calcext:conditional-format calcext:target-range-address="Sheet1.I33:Sheet1.I33">
            <calcext:condition calcext:apply-style-name="Error" calcext:value="=1" calcext:base-cell-address="Sheet1.I33"/>
          </calcext:conditional-format>
          <calcext:conditional-format calcext:target-range-address="Sheet1.I33:Sheet1.I33">
            <calcext:condition calcext:apply-style-name="Good" calcext:value="=2" calcext:base-cell-address="Sheet1.I33"/>
          </calcext:conditional-format>
          <calcext:conditional-format calcext:target-range-address="Sheet1.I34:Sheet1.I34">
            <calcext:condition calcext:apply-style-name="Error" calcext:value="=1" calcext:base-cell-address="Sheet1.I34"/>
          </calcext:conditional-format>
          <calcext:conditional-format calcext:target-range-address="Sheet1.I34:Sheet1.I34">
            <calcext:condition calcext:apply-style-name="Good" calcext:value="=2" calcext:base-cell-address="Sheet1.I34"/>
          </calcext:conditional-format>
          <calcext:conditional-format calcext:target-range-address="Sheet1.I35:Sheet1.I35">
            <calcext:condition calcext:apply-style-name="Error" calcext:value="=1" calcext:base-cell-address="Sheet1.I35"/>
          </calcext:conditional-format>
          <calcext:conditional-format calcext:target-range-address="Sheet1.I35:Sheet1.I35">
            <calcext:condition calcext:apply-style-name="Good" calcext:value="=2" calcext:base-cell-address="Sheet1.I35"/>
          </calcext:conditional-format>
          <calcext:conditional-format calcext:target-range-address="Sheet1.I36:Sheet1.I36">
            <calcext:condition calcext:apply-style-name="Error" calcext:value="=1" calcext:base-cell-address="Sheet1.I36"/>
          </calcext:conditional-format>
          <calcext:conditional-format calcext:target-range-address="Sheet1.I36:Sheet1.I36">
            <calcext:condition calcext:apply-style-name="Good" calcext:value="=2" calcext:base-cell-address="Sheet1.I36"/>
          </calcext:conditional-format>
          <calcext:conditional-format calcext:target-range-address="Sheet1.I37:Sheet1.I37">
            <calcext:condition calcext:apply-style-name="Error" calcext:value="=1" calcext:base-cell-address="Sheet1.I37"/>
          </calcext:conditional-format>
          <calcext:conditional-format calcext:target-range-address="Sheet1.I37:Sheet1.I37">
            <calcext:condition calcext:apply-style-name="Good" calcext:value="=2" calcext:base-cell-address="Sheet1.I37"/>
          </calcext:conditional-format>
          <calcext:conditional-format calcext:target-range-address="Sheet1.I38:Sheet1.I38">
            <calcext:condition calcext:apply-style-name="Error" calcext:value="=1" calcext:base-cell-address="Sheet1.I38"/>
          </calcext:conditional-format>
          <calcext:conditional-format calcext:target-range-address="Sheet1.I38:Sheet1.I38">
            <calcext:condition calcext:apply-style-name="Good" calcext:value="=2" calcext:base-cell-address="Sheet1.I38"/>
          </calcext:conditional-format>
          <calcext:conditional-format calcext:target-range-address="Sheet1.I39:Sheet1.I39">
            <calcext:condition calcext:apply-style-name="Error" calcext:value="=1" calcext:base-cell-address="Sheet1.I39"/>
          </calcext:conditional-format>
          <calcext:conditional-format calcext:target-range-address="Sheet1.I39:Sheet1.I39">
            <calcext:condition calcext:apply-style-name="Good" calcext:value="=2" calcext:base-cell-address="Sheet1.I39"/>
          </calcext:conditional-format>
          <calcext:conditional-format calcext:target-range-address="Sheet1.I40:Sheet1.I40">
            <calcext:condition calcext:apply-style-name="Error" calcext:value="=1" calcext:base-cell-address="Sheet1.I40"/>
          </calcext:conditional-format>
          <calcext:conditional-format calcext:target-range-address="Sheet1.I40:Sheet1.I40">
            <calcext:condition calcext:apply-style-name="Good" calcext:value="=2" calcext:base-cell-address="Sheet1.I40"/>
          </calcext:conditional-format>
          <calcext:conditional-format calcext:target-range-address="Sheet1.I41:Sheet1.I41">
            <calcext:condition calcext:apply-style-name="Error" calcext:value="=1" calcext:base-cell-address="Sheet1.I41"/>
          </calcext:conditional-format>
          <calcext:conditional-format calcext:target-range-address="Sheet1.I41:Sheet1.I41">
            <calcext:condition calcext:apply-style-name="Good" calcext:value="=2" calcext:base-cell-address="Sheet1.I41"/>
          </calcext:conditional-format>
          <calcext:conditional-format calcext:target-range-address="Sheet1.I42:Sheet1.I42">
            <calcext:condition calcext:apply-style-name="Error" calcext:value="=1" calcext:base-cell-address="Sheet1.I42"/>
          </calcext:conditional-format>
          <calcext:conditional-format calcext:target-range-address="Sheet1.I42:Sheet1.I42">
            <calcext:condition calcext:apply-style-name="Good" calcext:value="=2" calcext:base-cell-address="Sheet1.I42"/>
          </calcext:conditional-format>
          <calcext:conditional-format calcext:target-range-address="Sheet1.I43:Sheet1.I43">
            <calcext:condition calcext:apply-style-name="Error" calcext:value="=1" calcext:base-cell-address="Sheet1.I43"/>
          </calcext:conditional-format>
          <calcext:conditional-format calcext:target-range-address="Sheet1.I43:Sheet1.I43">
            <calcext:condition calcext:apply-style-name="Good" calcext:value="=2" calcext:base-cell-address="Sheet1.I43"/>
          </calcext:conditional-format>
          <calcext:conditional-format calcext:target-range-address="Sheet1.I44:Sheet1.I44">
            <calcext:condition calcext:apply-style-name="Error" calcext:value="=1" calcext:base-cell-address="Sheet1.I44"/>
          </calcext:conditional-format>
          <calcext:conditional-format calcext:target-range-address="Sheet1.I44:Sheet1.I44">
            <calcext:condition calcext:apply-style-name="Good" calcext:value="=2" calcext:base-cell-address="Sheet1.I44"/>
          </calcext:conditional-format>
          <calcext:conditional-format calcext:target-range-address="Sheet1.I45:Sheet1.I45">
            <calcext:condition calcext:apply-style-name="Error" calcext:value="=1" calcext:base-cell-address="Sheet1.I45"/>
          </calcext:conditional-format>
          <calcext:conditional-format calcext:target-range-address="Sheet1.I45:Sheet1.I45">
            <calcext:condition calcext:apply-style-name="Good" calcext:value="=2" calcext:base-cell-address="Sheet1.I45"/>
          </calcext:conditional-format>
          <calcext:conditional-format calcext:target-range-address="Sheet1.I46:Sheet1.I46">
            <calcext:condition calcext:apply-style-name="Error" calcext:value="=1" calcext:base-cell-address="Sheet1.I46"/>
          </calcext:conditional-format>
          <calcext:conditional-format calcext:target-range-address="Sheet1.I46:Sheet1.I46">
            <calcext:condition calcext:apply-style-name="Good" calcext:value="=2" calcext:base-cell-address="Sheet1.I46"/>
          </calcext:conditional-format>
          <calcext:conditional-format calcext:target-range-address="Sheet1.I47:Sheet1.I47">
            <calcext:condition calcext:apply-style-name="Error" calcext:value="=1" calcext:base-cell-address="Sheet1.I47"/>
          </calcext:conditional-format>
          <calcext:conditional-format calcext:target-range-address="Sheet1.I47:Sheet1.I47">
            <calcext:condition calcext:apply-style-name="Good" calcext:value="=2" calcext:base-cell-address="Sheet1.I47"/>
          </calcext:conditional-format>
          <calcext:conditional-format calcext:target-range-address="Sheet1.I48:Sheet1.I48">
            <calcext:condition calcext:apply-style-name="Error" calcext:value="=1" calcext:base-cell-address="Sheet1.I48"/>
          </calcext:conditional-format>
          <calcext:conditional-format calcext:target-range-address="Sheet1.I48:Sheet1.I48">
            <calcext:condition calcext:apply-style-name="Good" calcext:value="=2" calcext:base-cell-address="Sheet1.I48"/>
          </calcext:conditional-format>
          <calcext:conditional-format calcext:target-range-address="Sheet1.I49:Sheet1.I49">
            <calcext:condition calcext:apply-style-name="Error" calcext:value="=1" calcext:base-cell-address="Sheet1.I49"/>
          </calcext:conditional-format>
          <calcext:conditional-format calcext:target-range-address="Sheet1.I49:Sheet1.I49">
            <calcext:condition calcext:apply-style-name="Good" calcext:value="=2" calcext:base-cell-address="Sheet1.I49"/>
          </calcext:conditional-format>
          <calcext:conditional-format calcext:target-range-address="Sheet1.I50:Sheet1.I50">
            <calcext:condition calcext:apply-style-name="Error" calcext:value="=1" calcext:base-cell-address="Sheet1.I50"/>
          </calcext:conditional-format>
          <calcext:conditional-format calcext:target-range-address="Sheet1.I50:Sheet1.I50">
            <calcext:condition calcext:apply-style-name="Good" calcext:value="=2" calcext:base-cell-address="Sheet1.I50"/>
          </calcext:conditional-format>
          <calcext:conditional-format calcext:target-range-address="Sheet1.I51:Sheet1.I51">
            <calcext:condition calcext:apply-style-name="Error" calcext:value="=1" calcext:base-cell-address="Sheet1.I51"/>
          </calcext:conditional-format>
          <calcext:conditional-format calcext:target-range-address="Sheet1.I51:Sheet1.I51">
            <calcext:condition calcext:apply-style-name="Good" calcext:value="=2" calcext:base-cell-address="Sheet1.I51"/>
          </calcext:conditional-format>
          <calcext:conditional-format calcext:target-range-address="Sheet1.I52:Sheet1.I52">
            <calcext:condition calcext:apply-style-name="Error" calcext:value="=1" calcext:base-cell-address="Sheet1.I52"/>
          </calcext:conditional-format>
          <calcext:conditional-format calcext:target-range-address="Sheet1.I52:Sheet1.I52">
            <calcext:condition calcext:apply-style-name="Good" calcext:value="=2" calcext:base-cell-address="Sheet1.I52"/>
          </calcext:conditional-format>
          <calcext:conditional-format calcext:target-range-address="Sheet1.I53:Sheet1.I53">
            <calcext:condition calcext:apply-style-name="Error" calcext:value="=1" calcext:base-cell-address="Sheet1.I53"/>
          </calcext:conditional-format>
          <calcext:conditional-format calcext:target-range-address="Sheet1.I53:Sheet1.I53">
            <calcext:condition calcext:apply-style-name="Good" calcext:value="=2" calcext:base-cell-address="Sheet1.I53"/>
          </calcext:conditional-format>
          <calcext:conditional-format calcext:target-range-address="Sheet1.I54:Sheet1.I54">
            <calcext:condition calcext:apply-style-name="Error" calcext:value="=1" calcext:base-cell-address="Sheet1.I54"/>
          </calcext:conditional-format>
          <calcext:conditional-format calcext:target-range-address="Sheet1.I54:Sheet1.I54">
            <calcext:condition calcext:apply-style-name="Good" calcext:value="=2" calcext:base-cell-address="Sheet1.I54"/>
          </calcext:conditional-format>
          <calcext:conditional-format calcext:target-range-address="Sheet1.I55:Sheet1.I55">
            <calcext:condition calcext:apply-style-name="Error" calcext:value="=1" calcext:base-cell-address="Sheet1.I55"/>
          </calcext:conditional-format>
          <calcext:conditional-format calcext:target-range-address="Sheet1.I55:Sheet1.I55">
            <calcext:condition calcext:apply-style-name="Good" calcext:value="=2" calcext:base-cell-address="Sheet1.I55"/>
          </calcext:conditional-format>
          <calcext:conditional-format calcext:target-range-address="Sheet1.I56:Sheet1.I56">
            <calcext:condition calcext:apply-style-name="Error" calcext:value="=1" calcext:base-cell-address="Sheet1.I56"/>
          </calcext:conditional-format>
          <calcext:conditional-format calcext:target-range-address="Sheet1.I56:Sheet1.I56">
            <calcext:condition calcext:apply-style-name="Good" calcext:value="=2" calcext:base-cell-address="Sheet1.I56"/>
          </calcext:conditional-format>
          <calcext:conditional-format calcext:target-range-address="Sheet1.I57:Sheet1.I57">
            <calcext:condition calcext:apply-style-name="Error" calcext:value="=1" calcext:base-cell-address="Sheet1.I57"/>
          </calcext:conditional-format>
          <calcext:conditional-format calcext:target-range-address="Sheet1.I57:Sheet1.I57">
            <calcext:condition calcext:apply-style-name="Good" calcext:value="=2" calcext:base-cell-address="Sheet1.I57"/>
          </calcext:conditional-format>
          <calcext:conditional-format calcext:target-range-address="Sheet1.I58:Sheet1.I58">
            <calcext:condition calcext:apply-style-name="Error" calcext:value="=1" calcext:base-cell-address="Sheet1.I58"/>
          </calcext:conditional-format>
          <calcext:conditional-format calcext:target-range-address="Sheet1.I58:Sheet1.I58">
            <calcext:condition calcext:apply-style-name="Good" calcext:value="=2" calcext:base-cell-address="Sheet1.I58"/>
          </calcext:conditional-format>
          <calcext:conditional-format calcext:target-range-address="Sheet1.I59:Sheet1.I59">
            <calcext:condition calcext:apply-style-name="Error" calcext:value="=1" calcext:base-cell-address="Sheet1.I59"/>
          </calcext:conditional-format>
          <calcext:conditional-format calcext:target-range-address="Sheet1.I59:Sheet1.I59">
            <calcext:condition calcext:apply-style-name="Good" calcext:value="=2" calcext:base-cell-address="Sheet1.I59"/>
          </calcext:conditional-format>
          <calcext:conditional-format calcext:target-range-address="Sheet1.I60:Sheet1.I60">
            <calcext:condition calcext:apply-style-name="Error" calcext:value="=1" calcext:base-cell-address="Sheet1.I60"/>
          </calcext:conditional-format>
          <calcext:conditional-format calcext:target-range-address="Sheet1.I60:Sheet1.I60">
            <calcext:condition calcext:apply-style-name="Good" calcext:value="=2" calcext:base-cell-address="Sheet1.I60"/>
          </calcext:conditional-format>
          <calcext:conditional-format calcext:target-range-address="Sheet1.I61:Sheet1.I61">
            <calcext:condition calcext:apply-style-name="Error" calcext:value="=1" calcext:base-cell-address="Sheet1.I61"/>
          </calcext:conditional-format>
          <calcext:conditional-format calcext:target-range-address="Sheet1.I61:Sheet1.I61">
            <calcext:condition calcext:apply-style-name="Good" calcext:value="=2" calcext:base-cell-address="Sheet1.I61"/>
          </calcext:conditional-format>
          <calcext:conditional-format calcext:target-range-address="Sheet1.I62:Sheet1.I62">
            <calcext:condition calcext:apply-style-name="Error" calcext:value="=1" calcext:base-cell-address="Sheet1.I62"/>
          </calcext:conditional-format>
          <calcext:conditional-format calcext:target-range-address="Sheet1.I62:Sheet1.I62">
            <calcext:condition calcext:apply-style-name="Good" calcext:value="=2" calcext:base-cell-address="Sheet1.I62"/>
          </calcext:conditional-format>
          <calcext:conditional-format calcext:target-range-address="Sheet1.I63:Sheet1.I63">
            <calcext:condition calcext:apply-style-name="Error" calcext:value="=1" calcext:base-cell-address="Sheet1.I63"/>
          </calcext:conditional-format>
          <calcext:conditional-format calcext:target-range-address="Sheet1.I63:Sheet1.I63">
            <calcext:condition calcext:apply-style-name="Good" calcext:value="=2" calcext:base-cell-address="Sheet1.I63"/>
          </calcext:conditional-format>
          <calcext:conditional-format calcext:target-range-address="Sheet1.I64:Sheet1.I64">
            <calcext:condition calcext:apply-style-name="Error" calcext:value="=1" calcext:base-cell-address="Sheet1.I64"/>
          </calcext:conditional-format>
          <calcext:conditional-format calcext:target-range-address="Sheet1.I64:Sheet1.I64">
            <calcext:condition calcext:apply-style-name="Good" calcext:value="=2" calcext:base-cell-address="Sheet1.I64"/>
          </calcext:conditional-format>
          <calcext:conditional-format calcext:target-range-address="Sheet1.I65:Sheet1.I65">
            <calcext:condition calcext:apply-style-name="Error" calcext:value="=1" calcext:base-cell-address="Sheet1.I65"/>
          </calcext:conditional-format>
          <calcext:conditional-format calcext:target-range-address="Sheet1.I65:Sheet1.I65">
            <calcext:condition calcext:apply-style-name="Good" calcext:value="=2" calcext:base-cell-address="Sheet1.I65"/>
          </calcext:conditional-format>
          <calcext:conditional-format calcext:target-range-address="Sheet1.I66:Sheet1.I66">
            <calcext:condition calcext:apply-style-name="Error" calcext:value="=1" calcext:base-cell-address="Sheet1.I66"/>
          </calcext:conditional-format>
          <calcext:conditional-format calcext:target-range-address="Sheet1.I66:Sheet1.I66">
            <calcext:condition calcext:apply-style-name="Good" calcext:value="=2" calcext:base-cell-address="Sheet1.I66"/>
          </calcext:conditional-format>
          <calcext:conditional-format calcext:target-range-address="Sheet1.I67:Sheet1.I67">
            <calcext:condition calcext:apply-style-name="Error" calcext:value="=1" calcext:base-cell-address="Sheet1.I67"/>
          </calcext:conditional-format>
          <calcext:conditional-format calcext:target-range-address="Sheet1.I67:Sheet1.I67">
            <calcext:condition calcext:apply-style-name="Good" calcext:value="=2" calcext:base-cell-address="Sheet1.I67"/>
          </calcext:conditional-format>
          <calcext:conditional-format calcext:target-range-address="Sheet1.I68:Sheet1.I68">
            <calcext:condition calcext:apply-style-name="Error" calcext:value="=1" calcext:base-cell-address="Sheet1.I68"/>
          </calcext:conditional-format>
          <calcext:conditional-format calcext:target-range-address="Sheet1.I68:Sheet1.I68">
            <calcext:condition calcext:apply-style-name="Good" calcext:value="=2" calcext:base-cell-address="Sheet1.I68"/>
          </calcext:conditional-format>
          <calcext:conditional-format calcext:target-range-address="Sheet1.I69:Sheet1.I69">
            <calcext:condition calcext:apply-style-name="Error" calcext:value="=1" calcext:base-cell-address="Sheet1.I69"/>
          </calcext:conditional-format>
          <calcext:conditional-format calcext:target-range-address="Sheet1.I69:Sheet1.I69">
            <calcext:condition calcext:apply-style-name="Good" calcext:value="=2" calcext:base-cell-address="Sheet1.I69"/>
          </calcext:conditional-format>
          <calcext:conditional-format calcext:target-range-address="Sheet1.I70:Sheet1.I70">
            <calcext:condition calcext:apply-style-name="Error" calcext:value="=1" calcext:base-cell-address="Sheet1.I70"/>
          </calcext:conditional-format>
          <calcext:conditional-format calcext:target-range-address="Sheet1.I70:Sheet1.I70">
            <calcext:condition calcext:apply-style-name="Good" calcext:value="=2" calcext:base-cell-address="Sheet1.I70"/>
          </calcext:conditional-format>
          <calcext:conditional-format calcext:target-range-address="Sheet1.I71:Sheet1.I71">
            <calcext:condition calcext:apply-style-name="Error" calcext:value="=1" calcext:base-cell-address="Sheet1.I71"/>
          </calcext:conditional-format>
          <calcext:conditional-format calcext:target-range-address="Sheet1.I71:Sheet1.I71">
            <calcext:condition calcext:apply-style-name="Good" calcext:value="=2" calcext:base-cell-address="Sheet1.I71"/>
          </calcext:conditional-format>
          <calcext:conditional-format calcext:target-range-address="Sheet1.I72:Sheet1.I72">
            <calcext:condition calcext:apply-style-name="Error" calcext:value="=1" calcext:base-cell-address="Sheet1.I72"/>
          </calcext:conditional-format>
          <calcext:conditional-format calcext:target-range-address="Sheet1.I72:Sheet1.I72">
            <calcext:condition calcext:apply-style-name="Good" calcext:value="=2" calcext:base-cell-address="Sheet1.I72"/>
          </calcext:conditional-format>
          <calcext:conditional-format calcext:target-range-address="Sheet1.I73:Sheet1.I73">
            <calcext:condition calcext:apply-style-name="Error" calcext:value="=1" calcext:base-cell-address="Sheet1.I73"/>
          </calcext:conditional-format>
          <calcext:conditional-format calcext:target-range-address="Sheet1.I73:Sheet1.I73">
            <calcext:condition calcext:apply-style-name="Good" calcext:value="=2" calcext:base-cell-address="Sheet1.I73"/>
          </calcext:conditional-format>
          <calcext:conditional-format calcext:target-range-address="Sheet1.I74:Sheet1.I74">
            <calcext:condition calcext:apply-style-name="Error" calcext:value="=1" calcext:base-cell-address="Sheet1.I74"/>
          </calcext:conditional-format>
          <calcext:conditional-format calcext:target-range-address="Sheet1.I74:Sheet1.I74">
            <calcext:condition calcext:apply-style-name="Good" calcext:value="=2" calcext:base-cell-address="Sheet1.I74"/>
          </calcext:conditional-format>
          <calcext:conditional-format calcext:target-range-address="Sheet1.I75:Sheet1.I75">
            <calcext:condition calcext:apply-style-name="Error" calcext:value="=1" calcext:base-cell-address="Sheet1.I75"/>
          </calcext:conditional-format>
          <calcext:conditional-format calcext:target-range-address="Sheet1.I75:Sheet1.I75">
            <calcext:condition calcext:apply-style-name="Good" calcext:value="=2" calcext:base-cell-address="Sheet1.I75"/>
          </calcext:conditional-format>
          <calcext:conditional-format calcext:target-range-address="Sheet1.I76:Sheet1.I76">
            <calcext:condition calcext:apply-style-name="Error" calcext:value="=1" calcext:base-cell-address="Sheet1.I76"/>
          </calcext:conditional-format>
          <calcext:conditional-format calcext:target-range-address="Sheet1.I76:Sheet1.I76">
            <calcext:condition calcext:apply-style-name="Good" calcext:value="=2" calcext:base-cell-address="Sheet1.I76"/>
          </calcext:conditional-format>
          <calcext:conditional-format calcext:target-range-address="Sheet1.I77:Sheet1.I77">
            <calcext:condition calcext:apply-style-name="Error" calcext:value="=1" calcext:base-cell-address="Sheet1.I77"/>
          </calcext:conditional-format>
          <calcext:conditional-format calcext:target-range-address="Sheet1.I77:Sheet1.I77">
            <calcext:condition calcext:apply-style-name="Good" calcext:value="=2" calcext:base-cell-address="Sheet1.I77"/>
          </calcext:conditional-format>
          <calcext:conditional-format calcext:target-range-address="Sheet1.I78:Sheet1.I78">
            <calcext:condition calcext:apply-style-name="Error" calcext:value="=1" calcext:base-cell-address="Sheet1.I78"/>
          </calcext:conditional-format>
          <calcext:conditional-format calcext:target-range-address="Sheet1.I78:Sheet1.I78">
            <calcext:condition calcext:apply-style-name="Good" calcext:value="=2" calcext:base-cell-address="Sheet1.I78"/>
          </calcext:conditional-format>
          <calcext:conditional-format calcext:target-range-address="Sheet1.I79:Sheet1.I79">
            <calcext:condition calcext:apply-style-name="Error" calcext:value="=1" calcext:base-cell-address="Sheet1.I79"/>
          </calcext:conditional-format>
          <calcext:conditional-format calcext:target-range-address="Sheet1.I79:Sheet1.I79">
            <calcext:condition calcext:apply-style-name="Good" calcext:value="=2" calcext:base-cell-address="Sheet1.I79"/>
          </calcext:conditional-format>
          <calcext:conditional-format calcext:target-range-address="Sheet1.I80:Sheet1.I80">
            <calcext:condition calcext:apply-style-name="Error" calcext:value="=1" calcext:base-cell-address="Sheet1.I80"/>
          </calcext:conditional-format>
          <calcext:conditional-format calcext:target-range-address="Sheet1.I80:Sheet1.I80">
            <calcext:condition calcext:apply-style-name="Good" calcext:value="=2" calcext:base-cell-address="Sheet1.I80"/>
          </calcext:conditional-format>
          <calcext:conditional-format calcext:target-range-address="Sheet1.I81:Sheet1.I81">
            <calcext:condition calcext:apply-style-name="Error" calcext:value="=1" calcext:base-cell-address="Sheet1.I81"/>
          </calcext:conditional-format>
          <calcext:conditional-format calcext:target-range-address="Sheet1.I81:Sheet1.I81">
            <calcext:condition calcext:apply-style-name="Good" calcext:value="=2" calcext:base-cell-address="Sheet1.I81"/>
          </calcext:conditional-format>
          <calcext:conditional-format calcext:target-range-address="Sheet1.I82:Sheet1.I82">
            <calcext:condition calcext:apply-style-name="Error" calcext:value="=1" calcext:base-cell-address="Sheet1.I82"/>
          </calcext:conditional-format>
          <calcext:conditional-format calcext:target-range-address="Sheet1.I82:Sheet1.I82">
            <calcext:condition calcext:apply-style-name="Good" calcext:value="=2" calcext:base-cell-address="Sheet1.I82"/>
          </calcext:conditional-format>
          <calcext:conditional-format calcext:target-range-address="Sheet1.I83:Sheet1.I83">
            <calcext:condition calcext:apply-style-name="Error" calcext:value="=1" calcext:base-cell-address="Sheet1.I83"/>
          </calcext:conditional-format>
          <calcext:conditional-format calcext:target-range-address="Sheet1.I83:Sheet1.I83">
            <calcext:condition calcext:apply-style-name="Good" calcext:value="=2" calcext:base-cell-address="Sheet1.I83"/>
          </calcext:conditional-format>
          <calcext:conditional-format calcext:target-range-address="Sheet1.I84:Sheet1.I84">
            <calcext:condition calcext:apply-style-name="Error" calcext:value="=1" calcext:base-cell-address="Sheet1.I84"/>
          </calcext:conditional-format>
          <calcext:conditional-format calcext:target-range-address="Sheet1.I84:Sheet1.I84">
            <calcext:condition calcext:apply-style-name="Good" calcext:value="=2" calcext:base-cell-address="Sheet1.I84"/>
          </calcext:conditional-format>
          <calcext:conditional-format calcext:target-range-address="Sheet1.I85:Sheet1.I85">
            <calcext:condition calcext:apply-style-name="Error" calcext:value="=1" calcext:base-cell-address="Sheet1.I85"/>
          </calcext:conditional-format>
          <calcext:conditional-format calcext:target-range-address="Sheet1.I85:Sheet1.I85">
            <calcext:condition calcext:apply-style-name="Good" calcext:value="=2" calcext:base-cell-address="Sheet1.I85"/>
          </calcext:conditional-format>
          <calcext:conditional-format calcext:target-range-address="Sheet1.I86:Sheet1.I86">
            <calcext:condition calcext:apply-style-name="Error" calcext:value="=1" calcext:base-cell-address="Sheet1.I86"/>
          </calcext:conditional-format>
          <calcext:conditional-format calcext:target-range-address="Sheet1.I86:Sheet1.I86">
            <calcext:condition calcext:apply-style-name="Good" calcext:value="=2" calcext:base-cell-address="Sheet1.I86"/>
          </calcext:conditional-format>
          <calcext:conditional-format calcext:target-range-address="Sheet1.I87:Sheet1.I87">
            <calcext:condition calcext:apply-style-name="Error" calcext:value="=1" calcext:base-cell-address="Sheet1.I87"/>
          </calcext:conditional-format>
          <calcext:conditional-format calcext:target-range-address="Sheet1.I87:Sheet1.I87">
            <calcext:condition calcext:apply-style-name="Good" calcext:value="=2" calcext:base-cell-address="Sheet1.I87"/>
          </calcext:conditional-format>
          <calcext:conditional-format calcext:target-range-address="Sheet1.I88:Sheet1.I88">
            <calcext:condition calcext:apply-style-name="Error" calcext:value="=1" calcext:base-cell-address="Sheet1.I88"/>
          </calcext:conditional-format>
          <calcext:conditional-format calcext:target-range-address="Sheet1.I88:Sheet1.I88">
            <calcext:condition calcext:apply-style-name="Good" calcext:value="=2" calcext:base-cell-address="Sheet1.I88"/>
          </calcext:conditional-format>
          <calcext:conditional-format calcext:target-range-address="Sheet1.I89:Sheet1.I89">
            <calcext:condition calcext:apply-style-name="Error" calcext:value="=1" calcext:base-cell-address="Sheet1.I89"/>
          </calcext:conditional-format>
          <calcext:conditional-format calcext:target-range-address="Sheet1.I89:Sheet1.I89">
            <calcext:condition calcext:apply-style-name="Good" calcext:value="=2" calcext:base-cell-address="Sheet1.I89"/>
          </calcext:conditional-format>
          <calcext:conditional-format calcext:target-range-address="Sheet1.I90:Sheet1.I90">
            <calcext:condition calcext:apply-style-name="Error" calcext:value="=1" calcext:base-cell-address="Sheet1.I90"/>
          </calcext:conditional-format>
          <calcext:conditional-format calcext:target-range-address="Sheet1.I90:Sheet1.I90">
            <calcext:condition calcext:apply-style-name="Good" calcext:value="=2" calcext:base-cell-address="Sheet1.I90"/>
          </calcext:conditional-format>
          <calcext:conditional-format calcext:target-range-address="Sheet1.I91:Sheet1.I91">
            <calcext:condition calcext:apply-style-name="Error" calcext:value="=1" calcext:base-cell-address="Sheet1.I91"/>
          </calcext:conditional-format>
          <calcext:conditional-format calcext:target-range-address="Sheet1.I91:Sheet1.I91">
            <calcext:condition calcext:apply-style-name="Good" calcext:value="=2" calcext:base-cell-address="Sheet1.I91"/>
          </calcext:conditional-format>
          <calcext:conditional-format calcext:target-range-address="Sheet1.I92:Sheet1.I92">
            <calcext:condition calcext:apply-style-name="Error" calcext:value="=1" calcext:base-cell-address="Sheet1.I92"/>
          </calcext:conditional-format>
          <calcext:conditional-format calcext:target-range-address="Sheet1.I92:Sheet1.I92">
            <calcext:condition calcext:apply-style-name="Good" calcext:value="=2" calcext:base-cell-address="Sheet1.I92"/>
          </calcext:conditional-format>
          <calcext:conditional-format calcext:target-range-address="Sheet1.I93:Sheet1.I93">
            <calcext:condition calcext:apply-style-name="Error" calcext:value="=1" calcext:base-cell-address="Sheet1.I93"/>
          </calcext:conditional-format>
          <calcext:conditional-format calcext:target-range-address="Sheet1.I93:Sheet1.I93">
            <calcext:condition calcext:apply-style-name="Good" calcext:value="=2" calcext:base-cell-address="Sheet1.I93"/>
          </calcext:conditional-format>
          <calcext:conditional-format calcext:target-range-address="Sheet1.I94:Sheet1.I94">
            <calcext:condition calcext:apply-style-name="Error" calcext:value="=1" calcext:base-cell-address="Sheet1.I94"/>
          </calcext:conditional-format>
          <calcext:conditional-format calcext:target-range-address="Sheet1.I94:Sheet1.I94">
            <calcext:condition calcext:apply-style-name="Good" calcext:value="=2" calcext:base-cell-address="Sheet1.I94"/>
          </calcext:conditional-format>
          <calcext:conditional-format calcext:target-range-address="Sheet1.I95:Sheet1.I95">
            <calcext:condition calcext:apply-style-name="Error" calcext:value="=1" calcext:base-cell-address="Sheet1.I95"/>
          </calcext:conditional-format>
          <calcext:conditional-format calcext:target-range-address="Sheet1.I95:Sheet1.I95">
            <calcext:condition calcext:apply-style-name="Good" calcext:value="=2" calcext:base-cell-address="Sheet1.I95"/>
          </calcext:conditional-format>
          <calcext:conditional-format calcext:target-range-address="Sheet1.I96:Sheet1.I96">
            <calcext:condition calcext:apply-style-name="Error" calcext:value="=1" calcext:base-cell-address="Sheet1.I96"/>
          </calcext:conditional-format>
          <calcext:conditional-format calcext:target-range-address="Sheet1.I96:Sheet1.I96">
            <calcext:condition calcext:apply-style-name="Good" calcext:value="=2" calcext:base-cell-address="Sheet1.I96"/>
          </calcext:conditional-format>
          <calcext:conditional-format calcext:target-range-address="Sheet1.I97:Sheet1.I97">
            <calcext:condition calcext:apply-style-name="Error" calcext:value="=1" calcext:base-cell-address="Sheet1.I97"/>
          </calcext:conditional-format>
          <calcext:conditional-format calcext:target-range-address="Sheet1.I97:Sheet1.I97">
            <calcext:condition calcext:apply-style-name="Good" calcext:value="=2" calcext:base-cell-address="Sheet1.I97"/>
          </calcext:conditional-format>
          <calcext:conditional-format calcext:target-range-address="Sheet1.I98:Sheet1.I98">
            <calcext:condition calcext:apply-style-name="Error" calcext:value="=1" calcext:base-cell-address="Sheet1.I98"/>
          </calcext:conditional-format>
          <calcext:conditional-format calcext:target-range-address="Sheet1.I98:Sheet1.I98">
            <calcext:condition calcext:apply-style-name="Good" calcext:value="=2" calcext:base-cell-address="Sheet1.I98"/>
          </calcext:conditional-format>
          <calcext:conditional-format calcext:target-range-address="Sheet1.I99:Sheet1.I99">
            <calcext:condition calcext:apply-style-name="Error" calcext:value="=1" calcext:base-cell-address="Sheet1.I99"/>
          </calcext:conditional-format>
          <calcext:conditional-format calcext:target-range-address="Sheet1.I99:Sheet1.I99">
            <calcext:condition calcext:apply-style-name="Good" calcext:value="=2" calcext:base-cell-address="Sheet1.I99"/>
          </calcext:conditional-format>
          <calcext:conditional-format calcext:target-range-address="Sheet1.I100:Sheet1.I100">
            <calcext:condition calcext:apply-style-name="Error" calcext:value="=1" calcext:base-cell-address="Sheet1.I100"/>
          </calcext:conditional-format>
          <calcext:conditional-format calcext:target-range-address="Sheet1.I100:Sheet1.I100">
            <calcext:condition calcext:apply-style-name="Good" calcext:value="=2" calcext:base-cell-address="Sheet1.I100"/>
          </calcext:conditional-format>
          <calcext:conditional-format calcext:target-range-address="Sheet1.I101:Sheet1.I101">
            <calcext:condition calcext:apply-style-name="Error" calcext:value="=1" calcext:base-cell-address="Sheet1.I101"/>
          </calcext:conditional-format>
          <calcext:conditional-format calcext:target-range-address="Sheet1.I101:Sheet1.I101">
            <calcext:condition calcext:apply-style-name="Good" calcext:value="=2" calcext:base-cell-address="Sheet1.I101"/>
          </calcext:conditional-format>
          <calcext:conditional-format calcext:target-range-address="Sheet1.I102:Sheet1.I102">
            <calcext:condition calcext:apply-style-name="Error" calcext:value="=1" calcext:base-cell-address="Sheet1.I102"/>
          </calcext:conditional-format>
          <calcext:conditional-format calcext:target-range-address="Sheet1.I102:Sheet1.I102">
            <calcext:condition calcext:apply-style-name="Good" calcext:value="=2" calcext:base-cell-address="Sheet1.I102"/>
          </calcext:conditional-format>
          <calcext:conditional-format calcext:target-range-address="Sheet1.I103:Sheet1.I103">
            <calcext:condition calcext:apply-style-name="Error" calcext:value="=1" calcext:base-cell-address="Sheet1.I103"/>
          </calcext:conditional-format>
          <calcext:conditional-format calcext:target-range-address="Sheet1.I103:Sheet1.I103">
            <calcext:condition calcext:apply-style-name="Good" calcext:value="=2" calcext:base-cell-address="Sheet1.I103"/>
          </calcext:conditional-format>
          <calcext:conditional-format calcext:target-range-address="Sheet1.I104:Sheet1.I104">
            <calcext:condition calcext:apply-style-name="Error" calcext:value="=1" calcext:base-cell-address="Sheet1.I104"/>
          </calcext:conditional-format>
          <calcext:conditional-format calcext:target-range-address="Sheet1.I104:Sheet1.I104">
            <calcext:condition calcext:apply-style-name="Good" calcext:value="=2" calcext:base-cell-address="Sheet1.I104"/>
          </calcext:conditional-format>
          <calcext:conditional-format calcext:target-range-address="Sheet1.I105:Sheet1.I105">
            <calcext:condition calcext:apply-style-name="Error" calcext:value="=1" calcext:base-cell-address="Sheet1.I105"/>
          </calcext:conditional-format>
          <calcext:conditional-format calcext:target-range-address="Sheet1.I105:Sheet1.I105">
            <calcext:condition calcext:apply-style-name="Good" calcext:value="=2" calcext:base-cell-address="Sheet1.I105"/>
          </calcext:conditional-format>
          <calcext:conditional-format calcext:target-range-address="Sheet1.I106:Sheet1.I106">
            <calcext:condition calcext:apply-style-name="Error" calcext:value="=1" calcext:base-cell-address="Sheet1.I106"/>
          </calcext:conditional-format>
          <calcext:conditional-format calcext:target-range-address="Sheet1.I106:Sheet1.I106">
            <calcext:condition calcext:apply-style-name="Good" calcext:value="=2" calcext:base-cell-address="Sheet1.I106"/>
          </calcext:conditional-format>
          <calcext:conditional-format calcext:target-range-address="Sheet1.I107:Sheet1.I107">
            <calcext:condition calcext:apply-style-name="Error" calcext:value="=1" calcext:base-cell-address="Sheet1.I107"/>
          </calcext:conditional-format>
          <calcext:conditional-format calcext:target-range-address="Sheet1.I107:Sheet1.I107">
            <calcext:condition calcext:apply-style-name="Good" calcext:value="=2" calcext:base-cell-address="Sheet1.I107"/>
          </calcext:conditional-format>
          <calcext:conditional-format calcext:target-range-address="Sheet1.I108:Sheet1.I108">
            <calcext:condition calcext:apply-style-name="Error" calcext:value="=1" calcext:base-cell-address="Sheet1.I108"/>
          </calcext:conditional-format>
          <calcext:conditional-format calcext:target-range-address="Sheet1.I108:Sheet1.I108">
            <calcext:condition calcext:apply-style-name="Good" calcext:value="=2" calcext:base-cell-address="Sheet1.I108"/>
          </calcext:conditional-format>
          <calcext:conditional-format calcext:target-range-address="Sheet1.I109:Sheet1.I109">
            <calcext:condition calcext:apply-style-name="Error" calcext:value="=1" calcext:base-cell-address="Sheet1.I109"/>
          </calcext:conditional-format>
          <calcext:conditional-format calcext:target-range-address="Sheet1.I109:Sheet1.I109">
            <calcext:condition calcext:apply-style-name="Good" calcext:value="=2" calcext:base-cell-address="Sheet1.I109"/>
          </calcext:conditional-format>
          <calcext:conditional-format calcext:target-range-address="Sheet1.I110:Sheet1.I110">
            <calcext:condition calcext:apply-style-name="Error" calcext:value="=1" calcext:base-cell-address="Sheet1.I110"/>
          </calcext:conditional-format>
          <calcext:conditional-format calcext:target-range-address="Sheet1.I110:Sheet1.I110">
            <calcext:condition calcext:apply-style-name="Good" calcext:value="=2" calcext:base-cell-address="Sheet1.I110"/>
          </calcext:conditional-format>
          <calcext:conditional-format calcext:target-range-address="Sheet1.I111:Sheet1.I111">
            <calcext:condition calcext:apply-style-name="Error" calcext:value="=1" calcext:base-cell-address="Sheet1.I111"/>
          </calcext:conditional-format>
          <calcext:conditional-format calcext:target-range-address="Sheet1.I111:Sheet1.I111">
            <calcext:condition calcext:apply-style-name="Good" calcext:value="=2" calcext:base-cell-address="Sheet1.I111"/>
          </calcext:conditional-format>
          <calcext:conditional-format calcext:target-range-address="Sheet1.I112:Sheet1.I112">
            <calcext:condition calcext:apply-style-name="Error" calcext:value="=1" calcext:base-cell-address="Sheet1.I112"/>
          </calcext:conditional-format>
          <calcext:conditional-format calcext:target-range-address="Sheet1.I112:Sheet1.I112">
            <calcext:condition calcext:apply-style-name="Good" calcext:value="=2" calcext:base-cell-address="Sheet1.I112"/>
          </calcext:conditional-format>
          <calcext:conditional-format calcext:target-range-address="Sheet1.I113:Sheet1.I113">
            <calcext:condition calcext:apply-style-name="Error" calcext:value="=1" calcext:base-cell-address="Sheet1.I113"/>
          </calcext:conditional-format>
          <calcext:conditional-format calcext:target-range-address="Sheet1.I113:Sheet1.I113">
            <calcext:condition calcext:apply-style-name="Good" calcext:value="=2" calcext:base-cell-address="Sheet1.I113"/>
          </calcext:conditional-format>
          <calcext:conditional-format calcext:target-range-address="Sheet1.I114:Sheet1.I114">
            <calcext:condition calcext:apply-style-name="Error" calcext:value="=1" calcext:base-cell-address="Sheet1.I114"/>
          </calcext:conditional-format>
          <calcext:conditional-format calcext:target-range-address="Sheet1.I114:Sheet1.I114">
            <calcext:condition calcext:apply-style-name="Good" calcext:value="=2" calcext:base-cell-address="Sheet1.I114"/>
          </calcext:conditional-format>
          <calcext:conditional-format calcext:target-range-address="Sheet1.I115:Sheet1.I115">
            <calcext:condition calcext:apply-style-name="Error" calcext:value="=1" calcext:base-cell-address="Sheet1.I115"/>
          </calcext:conditional-format>
          <calcext:conditional-format calcext:target-range-address="Sheet1.I115:Sheet1.I115">
            <calcext:condition calcext:apply-style-name="Good" calcext:value="=2" calcext:base-cell-address="Sheet1.I115"/>
          </calcext:conditional-format>
          <calcext:conditional-format calcext:target-range-address="Sheet1.I116:Sheet1.I116">
            <calcext:condition calcext:apply-style-name="Error" calcext:value="=1" calcext:base-cell-address="Sheet1.I116"/>
          </calcext:conditional-format>
          <calcext:conditional-format calcext:target-range-address="Sheet1.I116:Sheet1.I116">
            <calcext:condition calcext:apply-style-name="Good" calcext:value="=2" calcext:base-cell-address="Sheet1.I116"/>
          </calcext:conditional-format>
          <calcext:conditional-format calcext:target-range-address="Sheet1.I117:Sheet1.I117">
            <calcext:condition calcext:apply-style-name="Error" calcext:value="=1" calcext:base-cell-address="Sheet1.I117"/>
          </calcext:conditional-format>
          <calcext:conditional-format calcext:target-range-address="Sheet1.I117:Sheet1.I117">
            <calcext:condition calcext:apply-style-name="Good" calcext:value="=2" calcext:base-cell-address="Sheet1.I117"/>
          </calcext:conditional-format>
          <calcext:conditional-format calcext:target-range-address="Sheet1.I118:Sheet1.I118">
            <calcext:condition calcext:apply-style-name="Error" calcext:value="=1" calcext:base-cell-address="Sheet1.I118"/>
          </calcext:conditional-format>
          <calcext:conditional-format calcext:target-range-address="Sheet1.I118:Sheet1.I118">
            <calcext:condition calcext:apply-style-name="Good" calcext:value="=2" calcext:base-cell-address="Sheet1.I118"/>
          </calcext:conditional-format>
          <calcext:conditional-format calcext:target-range-address="Sheet1.I119:Sheet1.I119">
            <calcext:condition calcext:apply-style-name="Error" calcext:value="=1" calcext:base-cell-address="Sheet1.I119"/>
          </calcext:conditional-format>
          <calcext:conditional-format calcext:target-range-address="Sheet1.I119:Sheet1.I119">
            <calcext:condition calcext:apply-style-name="Good" calcext:value="=2" calcext:base-cell-address="Sheet1.I119"/>
          </calcext:conditional-format>
          <calcext:conditional-format calcext:target-range-address="Sheet1.I120:Sheet1.I120">
            <calcext:condition calcext:apply-style-name="Error" calcext:value="=1" calcext:base-cell-address="Sheet1.I120"/>
          </calcext:conditional-format>
          <calcext:conditional-format calcext:target-range-address="Sheet1.I120:Sheet1.I120">
            <calcext:condition calcext:apply-style-name="Good" calcext:value="=2" calcext:base-cell-address="Sheet1.I120"/>
          </calcext:conditional-format>
          <calcext:conditional-format calcext:target-range-address="Sheet1.I121:Sheet1.I121">
            <calcext:condition calcext:apply-style-name="Error" calcext:value="=1" calcext:base-cell-address="Sheet1.I121"/>
          </calcext:conditional-format>
          <calcext:conditional-format calcext:target-range-address="Sheet1.I121:Sheet1.I121">
            <calcext:condition calcext:apply-style-name="Good" calcext:value="=2" calcext:base-cell-address="Sheet1.I121"/>
          </calcext:conditional-format>
          <calcext:conditional-format calcext:target-range-address="Sheet1.I122:Sheet1.I122">
            <calcext:condition calcext:apply-style-name="Error" calcext:value="=1" calcext:base-cell-address="Sheet1.I122"/>
          </calcext:conditional-format>
          <calcext:conditional-format calcext:target-range-address="Sheet1.I122:Sheet1.I122">
            <calcext:condition calcext:apply-style-name="Good" calcext:value="=2" calcext:base-cell-address="Sheet1.I122"/>
          </calcext:conditional-format>
          <calcext:conditional-format calcext:target-range-address="Sheet1.I123:Sheet1.I123">
            <calcext:condition calcext:apply-style-name="Error" calcext:value="=1" calcext:base-cell-address="Sheet1.I123"/>
          </calcext:conditional-format>
          <calcext:conditional-format calcext:target-range-address="Sheet1.I123:Sheet1.I123">
            <calcext:condition calcext:apply-style-name="Good" calcext:value="=2" calcext:base-cell-address="Sheet1.I123"/>
          </calcext:conditional-format>
          <calcext:conditional-format calcext:target-range-address="Sheet1.I124:Sheet1.I124">
            <calcext:condition calcext:apply-style-name="Error" calcext:value="=1" calcext:base-cell-address="Sheet1.I124"/>
          </calcext:conditional-format>
          <calcext:conditional-format calcext:target-range-address="Sheet1.I124:Sheet1.I124">
            <calcext:condition calcext:apply-style-name="Good" calcext:value="=2" calcext:base-cell-address="Sheet1.I124"/>
          </calcext:conditional-format>
          <calcext:conditional-format calcext:target-range-address="Sheet1.I125:Sheet1.I125">
            <calcext:condition calcext:apply-style-name="Error" calcext:value="=1" calcext:base-cell-address="Sheet1.I125"/>
          </calcext:conditional-format>
          <calcext:conditional-format calcext:target-range-address="Sheet1.I125:Sheet1.I125">
            <calcext:condition calcext:apply-style-name="Good" calcext:value="=2" calcext:base-cell-address="Sheet1.I125"/>
          </calcext:conditional-format>
          <calcext:conditional-format calcext:target-range-address="Sheet1.I126:Sheet1.I126">
            <calcext:condition calcext:apply-style-name="Error" calcext:value="=1" calcext:base-cell-address="Sheet1.I126"/>
          </calcext:conditional-format>
          <calcext:conditional-format calcext:target-range-address="Sheet1.I126:Sheet1.I126">
            <calcext:condition calcext:apply-style-name="Good" calcext:value="=2" calcext:base-cell-address="Sheet1.I126"/>
          </calcext:conditional-format>
          <calcext:conditional-format calcext:target-range-address="Sheet1.I127:Sheet1.I127">
            <calcext:condition calcext:apply-style-name="Error" calcext:value="=1" calcext:base-cell-address="Sheet1.I127"/>
          </calcext:conditional-format>
          <calcext:conditional-format calcext:target-range-address="Sheet1.I127:Sheet1.I127">
            <calcext:condition calcext:apply-style-name="Good" calcext:value="=2" calcext:base-cell-address="Sheet1.I127"/>
          </calcext:conditional-format>
          <calcext:conditional-format calcext:target-range-address="Sheet1.I128:Sheet1.I128">
            <calcext:condition calcext:apply-style-name="Error" calcext:value="=1" calcext:base-cell-address="Sheet1.I128"/>
          </calcext:conditional-format>
          <calcext:conditional-format calcext:target-range-address="Sheet1.I128:Sheet1.I128">
            <calcext:condition calcext:apply-style-name="Good" calcext:value="=2" calcext:base-cell-address="Sheet1.I128"/>
          </calcext:conditional-format>
          <calcext:conditional-format calcext:target-range-address="Sheet1.I129:Sheet1.I129">
            <calcext:condition calcext:apply-style-name="Error" calcext:value="=1" calcext:base-cell-address="Sheet1.I129"/>
          </calcext:conditional-format>
          <calcext:conditional-format calcext:target-range-address="Sheet1.I129:Sheet1.I129">
            <calcext:condition calcext:apply-style-name="Good" calcext:value="=2" calcext:base-cell-address="Sheet1.I129"/>
          </calcext:conditional-format>
          <calcext:conditional-format calcext:target-range-address="Sheet1.I130:Sheet1.I130">
            <calcext:condition calcext:apply-style-name="Error" calcext:value="=1" calcext:base-cell-address="Sheet1.I130"/>
          </calcext:conditional-format>
          <calcext:conditional-format calcext:target-range-address="Sheet1.I130:Sheet1.I130">
            <calcext:condition calcext:apply-style-name="Good" calcext:value="=2" calcext:base-cell-address="Sheet1.I130"/>
          </calcext:conditional-format>
          <calcext:conditional-format calcext:target-range-address="Sheet1.I131:Sheet1.I131">
            <calcext:condition calcext:apply-style-name="Error" calcext:value="=1" calcext:base-cell-address="Sheet1.I131"/>
          </calcext:conditional-format>
          <calcext:conditional-format calcext:target-range-address="Sheet1.I131:Sheet1.I131">
            <calcext:condition calcext:apply-style-name="Good" calcext:value="=2" calcext:base-cell-address="Sheet1.I131"/>
          </calcext:conditional-format>
          <calcext:conditional-format calcext:target-range-address="Sheet1.I132:Sheet1.I132">
            <calcext:condition calcext:apply-style-name="Error" calcext:value="=1" calcext:base-cell-address="Sheet1.I132"/>
          </calcext:conditional-format>
          <calcext:conditional-format calcext:target-range-address="Sheet1.I132:Sheet1.I132">
            <calcext:condition calcext:apply-style-name="Good" calcext:value="=2" calcext:base-cell-address="Sheet1.I132"/>
          </calcext:conditional-format>
          <calcext:conditional-format calcext:target-range-address="Sheet1.I133:Sheet1.I133">
            <calcext:condition calcext:apply-style-name="Error" calcext:value="=1" calcext:base-cell-address="Sheet1.I133"/>
          </calcext:conditional-format>
          <calcext:conditional-format calcext:target-range-address="Sheet1.I133:Sheet1.I133">
            <calcext:condition calcext:apply-style-name="Good" calcext:value="=2" calcext:base-cell-address="Sheet1.I133"/>
          </calcext:conditional-format>
          <calcext:conditional-format calcext:target-range-address="Sheet1.I134:Sheet1.I134">
            <calcext:condition calcext:apply-style-name="Error" calcext:value="=1" calcext:base-cell-address="Sheet1.I134"/>
          </calcext:conditional-format>
          <calcext:conditional-format calcext:target-range-address="Sheet1.I134:Sheet1.I134">
            <calcext:condition calcext:apply-style-name="Good" calcext:value="=2" calcext:base-cell-address="Sheet1.I134"/>
          </calcext:conditional-format>
          <calcext:conditional-format calcext:target-range-address="Sheet1.I135:Sheet1.I135">
            <calcext:condition calcext:apply-style-name="Error" calcext:value="=1" calcext:base-cell-address="Sheet1.I135"/>
          </calcext:conditional-format>
          <calcext:conditional-format calcext:target-range-address="Sheet1.I135:Sheet1.I135">
            <calcext:condition calcext:apply-style-name="Good" calcext:value="=2" calcext:base-cell-address="Sheet1.I135"/>
          </calcext:conditional-format>
          <calcext:conditional-format calcext:target-range-address="Sheet1.I136:Sheet1.I136">
            <calcext:condition calcext:apply-style-name="Error" calcext:value="=1" calcext:base-cell-address="Sheet1.I136"/>
          </calcext:conditional-format>
          <calcext:conditional-format calcext:target-range-address="Sheet1.I136:Sheet1.I136">
            <calcext:condition calcext:apply-style-name="Good" calcext:value="=2" calcext:base-cell-address="Sheet1.I136"/>
          </calcext:conditional-format>
          <calcext:conditional-format calcext:target-range-address="Sheet1.I137:Sheet1.I137">
            <calcext:condition calcext:apply-style-name="Error" calcext:value="=1" calcext:base-cell-address="Sheet1.I137"/>
          </calcext:conditional-format>
          <calcext:conditional-format calcext:target-range-address="Sheet1.I137:Sheet1.I137">
            <calcext:condition calcext:apply-style-name="Good" calcext:value="=2" calcext:base-cell-address="Sheet1.I137"/>
          </calcext:conditional-format>
          <calcext:conditional-format calcext:target-range-address="Sheet1.I138:Sheet1.I138">
            <calcext:condition calcext:apply-style-name="Error" calcext:value="=1" calcext:base-cell-address="Sheet1.I138"/>
          </calcext:conditional-format>
          <calcext:conditional-format calcext:target-range-address="Sheet1.I138:Sheet1.I138">
            <calcext:condition calcext:apply-style-name="Good" calcext:value="=2" calcext:base-cell-address="Sheet1.I138"/>
          </calcext:conditional-format>
          <calcext:conditional-format calcext:target-range-address="Sheet1.I139:Sheet1.I139">
            <calcext:condition calcext:apply-style-name="Error" calcext:value="=1" calcext:base-cell-address="Sheet1.I139"/>
          </calcext:conditional-format>
          <calcext:conditional-format calcext:target-range-address="Sheet1.I139:Sheet1.I139">
            <calcext:condition calcext:apply-style-name="Good" calcext:value="=2" calcext:base-cell-address="Sheet1.I139"/>
          </calcext:conditional-format>
          <calcext:conditional-format calcext:target-range-address="Sheet1.I140:Sheet1.I140">
            <calcext:condition calcext:apply-style-name="Error" calcext:value="=1" calcext:base-cell-address="Sheet1.I140"/>
          </calcext:conditional-format>
          <calcext:conditional-format calcext:target-range-address="Sheet1.I140:Sheet1.I140">
            <calcext:condition calcext:apply-style-name="Good" calcext:value="=2" calcext:base-cell-address="Sheet1.I140"/>
          </calcext:conditional-format>
          <calcext:conditional-format calcext:target-range-address="Sheet1.I141:Sheet1.I141">
            <calcext:condition calcext:apply-style-name="Error" calcext:value="=1" calcext:base-cell-address="Sheet1.I141"/>
          </calcext:conditional-format>
          <calcext:conditional-format calcext:target-range-address="Sheet1.I141:Sheet1.I141">
            <calcext:condition calcext:apply-style-name="Good" calcext:value="=2" calcext:base-cell-address="Sheet1.I141"/>
          </calcext:conditional-format>
          <calcext:conditional-format calcext:target-range-address="Sheet1.I142:Sheet1.I142">
            <calcext:condition calcext:apply-style-name="Error" calcext:value="=1" calcext:base-cell-address="Sheet1.I142"/>
          </calcext:conditional-format>
          <calcext:conditional-format calcext:target-range-address="Sheet1.I142:Sheet1.I142">
            <calcext:condition calcext:apply-style-name="Good" calcext:value="=2" calcext:base-cell-address="Sheet1.I142"/>
          </calcext:conditional-format>
          <calcext:conditional-format calcext:target-range-address="Sheet1.I143:Sheet1.I143">
            <calcext:condition calcext:apply-style-name="Error" calcext:value="=1" calcext:base-cell-address="Sheet1.I143"/>
          </calcext:conditional-format>
          <calcext:conditional-format calcext:target-range-address="Sheet1.I143:Sheet1.I143">
            <calcext:condition calcext:apply-style-name="Good" calcext:value="=2" calcext:base-cell-address="Sheet1.I143"/>
          </calcext:conditional-format>
          <calcext:conditional-format calcext:target-range-address="Sheet1.I144:Sheet1.I144">
            <calcext:condition calcext:apply-style-name="Error" calcext:value="=1" calcext:base-cell-address="Sheet1.I144"/>
          </calcext:conditional-format>
          <calcext:conditional-format calcext:target-range-address="Sheet1.I144:Sheet1.I144">
            <calcext:condition calcext:apply-style-name="Good" calcext:value="=2" calcext:base-cell-address="Sheet1.I144"/>
          </calcext:conditional-format>
          <calcext:conditional-format calcext:target-range-address="Sheet1.I145:Sheet1.I145">
            <calcext:condition calcext:apply-style-name="Error" calcext:value="=1" calcext:base-cell-address="Sheet1.I145"/>
          </calcext:conditional-format>
          <calcext:conditional-format calcext:target-range-address="Sheet1.I145:Sheet1.I145">
            <calcext:condition calcext:apply-style-name="Good" calcext:value="=2" calcext:base-cell-address="Sheet1.I145"/>
          </calcext:conditional-format>
          <calcext:conditional-format calcext:target-range-address="Sheet1.I146:Sheet1.I146">
            <calcext:condition calcext:apply-style-name="Error" calcext:value="=1" calcext:base-cell-address="Sheet1.I146"/>
          </calcext:conditional-format>
          <calcext:conditional-format calcext:target-range-address="Sheet1.I146:Sheet1.I146">
            <calcext:condition calcext:apply-style-name="Good" calcext:value="=2" calcext:base-cell-address="Sheet1.I146"/>
          </calcext:conditional-format>
          <calcext:conditional-format calcext:target-range-address="Sheet1.I147:Sheet1.I147">
            <calcext:condition calcext:apply-style-name="Error" calcext:value="=1" calcext:base-cell-address="Sheet1.I147"/>
          </calcext:conditional-format>
          <calcext:conditional-format calcext:target-range-address="Sheet1.I147:Sheet1.I147">
            <calcext:condition calcext:apply-style-name="Good" calcext:value="=2" calcext:base-cell-address="Sheet1.I147"/>
          </calcext:conditional-format>
          <calcext:conditional-format calcext:target-range-address="Sheet1.I148:Sheet1.I148">
            <calcext:condition calcext:apply-style-name="Error" calcext:value="=1" calcext:base-cell-address="Sheet1.I148"/>
          </calcext:conditional-format>
          <calcext:conditional-format calcext:target-range-address="Sheet1.I148:Sheet1.I148">
            <calcext:condition calcext:apply-style-name="Good" calcext:value="=2" calcext:base-cell-address="Sheet1.I148"/>
          </calcext:conditional-format>
          <calcext:conditional-format calcext:target-range-address="Sheet1.I149:Sheet1.I149">
            <calcext:condition calcext:apply-style-name="Error" calcext:value="=1" calcext:base-cell-address="Sheet1.I149"/>
          </calcext:conditional-format>
          <calcext:conditional-format calcext:target-range-address="Sheet1.I149:Sheet1.I149">
            <calcext:condition calcext:apply-style-name="Good" calcext:value="=2" calcext:base-cell-address="Sheet1.I149"/>
          </calcext:conditional-format>
          <calcext:conditional-format calcext:target-range-address="Sheet1.I150:Sheet1.I150">
            <calcext:condition calcext:apply-style-name="Error" calcext:value="=1" calcext:base-cell-address="Sheet1.I150"/>
          </calcext:conditional-format>
          <calcext:conditional-format calcext:target-range-address="Sheet1.I150:Sheet1.I150">
            <calcext:condition calcext:apply-style-name="Good" calcext:value="=2" calcext:base-cell-address="Sheet1.I150"/>
          </calcext:conditional-format>
          <calcext:conditional-format calcext:target-range-address="Sheet1.I151:Sheet1.I151">
            <calcext:condition calcext:apply-style-name="Error" calcext:value="=1" calcext:base-cell-address="Sheet1.I151"/>
          </calcext:conditional-format>
          <calcext:conditional-format calcext:target-range-address="Sheet1.I151:Sheet1.I151">
            <calcext:condition calcext:apply-style-name="Good" calcext:value="=2" calcext:base-cell-address="Sheet1.I151"/>
          </calcext:conditional-format>
          <calcext:conditional-format calcext:target-range-address="Sheet1.I152:Sheet1.I152">
            <calcext:condition calcext:apply-style-name="Error" calcext:value="=1" calcext:base-cell-address="Sheet1.I152"/>
          </calcext:conditional-format>
          <calcext:conditional-format calcext:target-range-address="Sheet1.I152:Sheet1.I152">
            <calcext:condition calcext:apply-style-name="Good" calcext:value="=2" calcext:base-cell-address="Sheet1.I152"/>
          </calcext:conditional-format>
          <calcext:conditional-format calcext:target-range-address="Sheet1.I153:Sheet1.I153">
            <calcext:condition calcext:apply-style-name="Error" calcext:value="=1" calcext:base-cell-address="Sheet1.I153"/>
          </calcext:conditional-format>
          <calcext:conditional-format calcext:target-range-address="Sheet1.I153:Sheet1.I153">
            <calcext:condition calcext:apply-style-name="Good" calcext:value="=2" calcext:base-cell-address="Sheet1.I153"/>
          </calcext:conditional-format>
          <calcext:conditional-format calcext:target-range-address="Sheet1.I154:Sheet1.I154">
            <calcext:condition calcext:apply-style-name="Error" calcext:value="=1" calcext:base-cell-address="Sheet1.I154"/>
          </calcext:conditional-format>
          <calcext:conditional-format calcext:target-range-address="Sheet1.I154:Sheet1.I154">
            <calcext:condition calcext:apply-style-name="Good" calcext:value="=2" calcext:base-cell-address="Sheet1.I154"/>
          </calcext:conditional-format>
          <calcext:conditional-format calcext:target-range-address="Sheet1.I155:Sheet1.I155">
            <calcext:condition calcext:apply-style-name="Error" calcext:value="=1" calcext:base-cell-address="Sheet1.I155"/>
          </calcext:conditional-format>
          <calcext:conditional-format calcext:target-range-address="Sheet1.I155:Sheet1.I155">
            <calcext:condition calcext:apply-style-name="Good" calcext:value="=2" calcext:base-cell-address="Sheet1.I155"/>
          </calcext:conditional-format>
          <calcext:conditional-format calcext:target-range-address="Sheet1.I156:Sheet1.I156">
            <calcext:condition calcext:apply-style-name="Error" calcext:value="=1" calcext:base-cell-address="Sheet1.I156"/>
          </calcext:conditional-format>
          <calcext:conditional-format calcext:target-range-address="Sheet1.I156:Sheet1.I156">
            <calcext:condition calcext:apply-style-name="Good" calcext:value="=2" calcext:base-cell-address="Sheet1.I156"/>
          </calcext:conditional-format>
          <calcext:conditional-format calcext:target-range-address="Sheet1.I157:Sheet1.I157">
            <calcext:condition calcext:apply-style-name="Error" calcext:value="=1" calcext:base-cell-address="Sheet1.I157"/>
          </calcext:conditional-format>
          <calcext:conditional-format calcext:target-range-address="Sheet1.I157:Sheet1.I157">
            <calcext:condition calcext:apply-style-name="Good" calcext:value="=2" calcext:base-cell-address="Sheet1.I157"/>
          </calcext:conditional-format>
          <calcext:conditional-format calcext:target-range-address="Sheet1.I158:Sheet1.I158">
            <calcext:condition calcext:apply-style-name="Error" calcext:value="=1" calcext:base-cell-address="Sheet1.I158"/>
          </calcext:conditional-format>
          <calcext:conditional-format calcext:target-range-address="Sheet1.I158:Sheet1.I158">
            <calcext:condition calcext:apply-style-name="Good" calcext:value="=2" calcext:base-cell-address="Sheet1.I158"/>
          </calcext:conditional-format>
          <calcext:conditional-format calcext:target-range-address="Sheet1.I159:Sheet1.I159">
            <calcext:condition calcext:apply-style-name="Error" calcext:value="=1" calcext:base-cell-address="Sheet1.I159"/>
          </calcext:conditional-format>
          <calcext:conditional-format calcext:target-range-address="Sheet1.I159:Sheet1.I159">
            <calcext:condition calcext:apply-style-name="Good" calcext:value="=2" calcext:base-cell-address="Sheet1.I159"/>
          </calcext:conditional-format>
          <calcext:conditional-format calcext:target-range-address="Sheet1.I160:Sheet1.I160">
            <calcext:condition calcext:apply-style-name="Error" calcext:value="=1" calcext:base-cell-address="Sheet1.I160"/>
          </calcext:conditional-format>
          <calcext:conditional-format calcext:target-range-address="Sheet1.I160:Sheet1.I160">
            <calcext:condition calcext:apply-style-name="Good" calcext:value="=2" calcext:base-cell-address="Sheet1.I160"/>
          </calcext:conditional-format>
          <calcext:conditional-format calcext:target-range-address="Sheet1.I161:Sheet1.I161">
            <calcext:condition calcext:apply-style-name="Error" calcext:value="=1" calcext:base-cell-address="Sheet1.I161"/>
          </calcext:conditional-format>
          <calcext:conditional-format calcext:target-range-address="Sheet1.I161:Sheet1.I161">
            <calcext:condition calcext:apply-style-name="Good" calcext:value="=2" calcext:base-cell-address="Sheet1.I161"/>
          </calcext:conditional-format>
          <calcext:conditional-format calcext:target-range-address="Sheet1.I162:Sheet1.I162">
            <calcext:condition calcext:apply-style-name="Error" calcext:value="=1" calcext:base-cell-address="Sheet1.I162"/>
          </calcext:conditional-format>
          <calcext:conditional-format calcext:target-range-address="Sheet1.I162:Sheet1.I162">
            <calcext:condition calcext:apply-style-name="Good" calcext:value="=2" calcext:base-cell-address="Sheet1.I162"/>
          </calcext:conditional-format>
          <calcext:conditional-format calcext:target-range-address="Sheet1.I163:Sheet1.I163">
            <calcext:condition calcext:apply-style-name="Error" calcext:value="=1" calcext:base-cell-address="Sheet1.I163"/>
          </calcext:conditional-format>
          <calcext:conditional-format calcext:target-range-address="Sheet1.I163:Sheet1.I163">
            <calcext:condition calcext:apply-style-name="Good" calcext:value="=2" calcext:base-cell-address="Sheet1.I163"/>
          </calcext:conditional-format>
          <calcext:conditional-format calcext:target-range-address="Sheet1.I164:Sheet1.I164">
            <calcext:condition calcext:apply-style-name="Error" calcext:value="=1" calcext:base-cell-address="Sheet1.I164"/>
          </calcext:conditional-format>
          <calcext:conditional-format calcext:target-range-address="Sheet1.I164:Sheet1.I164">
            <calcext:condition calcext:apply-style-name="Good" calcext:value="=2" calcext:base-cell-address="Sheet1.I164"/>
          </calcext:conditional-format>
          <calcext:conditional-format calcext:target-range-address="Sheet1.I165:Sheet1.I165">
            <calcext:condition calcext:apply-style-name="Error" calcext:value="=1" calcext:base-cell-address="Sheet1.I165"/>
          </calcext:conditional-format>
          <calcext:conditional-format calcext:target-range-address="Sheet1.I165:Sheet1.I165">
            <calcext:condition calcext:apply-style-name="Good" calcext:value="=2" calcext:base-cell-address="Sheet1.I165"/>
          </calcext:conditional-format>
          <calcext:conditional-format calcext:target-range-address="Sheet1.I166:Sheet1.I166">
            <calcext:condition calcext:apply-style-name="Error" calcext:value="=1" calcext:base-cell-address="Sheet1.I166"/>
          </calcext:conditional-format>
          <calcext:conditional-format calcext:target-range-address="Sheet1.I166:Sheet1.I166">
            <calcext:condition calcext:apply-style-name="Good" calcext:value="=2" calcext:base-cell-address="Sheet1.I166"/>
          </calcext:conditional-format>
          <calcext:conditional-format calcext:target-range-address="Sheet1.I167:Sheet1.I167">
            <calcext:condition calcext:apply-style-name="Error" calcext:value="=1" calcext:base-cell-address="Sheet1.I167"/>
          </calcext:conditional-format>
          <calcext:conditional-format calcext:target-range-address="Sheet1.I167:Sheet1.I167">
            <calcext:condition calcext:apply-style-name="Good" calcext:value="=2" calcext:base-cell-address="Sheet1.I167"/>
          </calcext:conditional-format>
          <calcext:conditional-format calcext:target-range-address="Sheet1.I168:Sheet1.I168">
            <calcext:condition calcext:apply-style-name="Error" calcext:value="=1" calcext:base-cell-address="Sheet1.I168"/>
          </calcext:conditional-format>
          <calcext:conditional-format calcext:target-range-address="Sheet1.I168:Sheet1.I168">
            <calcext:condition calcext:apply-style-name="Good" calcext:value="=2" calcext:base-cell-address="Sheet1.I168"/>
          </calcext:conditional-format>
          <calcext:conditional-format calcext:target-range-address="Sheet1.I169:Sheet1.I169">
            <calcext:condition calcext:apply-style-name="Error" calcext:value="=1" calcext:base-cell-address="Sheet1.I169"/>
          </calcext:conditional-format>
          <calcext:conditional-format calcext:target-range-address="Sheet1.I169:Sheet1.I169">
            <calcext:condition calcext:apply-style-name="Good" calcext:value="=2" calcext:base-cell-address="Sheet1.I169"/>
          </calcext:conditional-format>
          <calcext:conditional-format calcext:target-range-address="Sheet1.I170:Sheet1.I170">
            <calcext:condition calcext:apply-style-name="Error" calcext:value="=1" calcext:base-cell-address="Sheet1.I170"/>
          </calcext:conditional-format>
          <calcext:conditional-format calcext:target-range-address="Sheet1.I170:Sheet1.I170">
            <calcext:condition calcext:apply-style-name="Good" calcext:value="=2" calcext:base-cell-address="Sheet1.I170"/>
          </calcext:conditional-format>
          <calcext:conditional-format calcext:target-range-address="Sheet1.I171:Sheet1.I171">
            <calcext:condition calcext:apply-style-name="Error" calcext:value="=1" calcext:base-cell-address="Sheet1.I171"/>
          </calcext:conditional-format>
          <calcext:conditional-format calcext:target-range-address="Sheet1.I171:Sheet1.I171">
            <calcext:condition calcext:apply-style-name="Good" calcext:value="=2" calcext:base-cell-address="Sheet1.I171"/>
          </calcext:conditional-format>
          <calcext:conditional-format calcext:target-range-address="Sheet1.I172:Sheet1.I172">
            <calcext:condition calcext:apply-style-name="Error" calcext:value="=1" calcext:base-cell-address="Sheet1.I172"/>
          </calcext:conditional-format>
          <calcext:conditional-format calcext:target-range-address="Sheet1.I172:Sheet1.I172">
            <calcext:condition calcext:apply-style-name="Good" calcext:value="=2" calcext:base-cell-address="Sheet1.I172"/>
          </calcext:conditional-format>
          <calcext:conditional-format calcext:target-range-address="Sheet1.I173:Sheet1.I173">
            <calcext:condition calcext:apply-style-name="Error" calcext:value="=1" calcext:base-cell-address="Sheet1.I173"/>
          </calcext:conditional-format>
          <calcext:conditional-format calcext:target-range-address="Sheet1.I173:Sheet1.I173">
            <calcext:condition calcext:apply-style-name="Good" calcext:value="=2" calcext:base-cell-address="Sheet1.I173"/>
          </calcext:conditional-format>
          <calcext:conditional-format calcext:target-range-address="Sheet1.I174:Sheet1.I174">
            <calcext:condition calcext:apply-style-name="Error" calcext:value="=1" calcext:base-cell-address="Sheet1.I174"/>
          </calcext:conditional-format>
          <calcext:conditional-format calcext:target-range-address="Sheet1.I174:Sheet1.I174">
            <calcext:condition calcext:apply-style-name="Good" calcext:value="=2" calcext:base-cell-address="Sheet1.I174"/>
          </calcext:conditional-format>
          <calcext:conditional-format calcext:target-range-address="Sheet1.I175:Sheet1.I175">
            <calcext:condition calcext:apply-style-name="Error" calcext:value="=1" calcext:base-cell-address="Sheet1.I175"/>
          </calcext:conditional-format>
          <calcext:conditional-format calcext:target-range-address="Sheet1.I175:Sheet1.I175">
            <calcext:condition calcext:apply-style-name="Good" calcext:value="=2" calcext:base-cell-address="Sheet1.I175"/>
          </calcext:conditional-format>
          <calcext:conditional-format calcext:target-range-address="Sheet1.I176:Sheet1.I176">
            <calcext:condition calcext:apply-style-name="Error" calcext:value="=1" calcext:base-cell-address="Sheet1.I176"/>
          </calcext:conditional-format>
          <calcext:conditional-format calcext:target-range-address="Sheet1.I176:Sheet1.I176">
            <calcext:condition calcext:apply-style-name="Good" calcext:value="=2" calcext:base-cell-address="Sheet1.I176"/>
          </calcext:conditional-format>
          <calcext:conditional-format calcext:target-range-address="Sheet1.I177:Sheet1.I177">
            <calcext:condition calcext:apply-style-name="Error" calcext:value="=1" calcext:base-cell-address="Sheet1.I177"/>
          </calcext:conditional-format>
          <calcext:conditional-format calcext:target-range-address="Sheet1.I177:Sheet1.I177">
            <calcext:condition calcext:apply-style-name="Good" calcext:value="=2" calcext:base-cell-address="Sheet1.I177"/>
          </calcext:conditional-format>
          <calcext:conditional-format calcext:target-range-address="Sheet1.I178:Sheet1.I178">
            <calcext:condition calcext:apply-style-name="Error" calcext:value="=1" calcext:base-cell-address="Sheet1.I178"/>
          </calcext:conditional-format>
          <calcext:conditional-format calcext:target-range-address="Sheet1.I178:Sheet1.I178">
            <calcext:condition calcext:apply-style-name="Good" calcext:value="=2" calcext:base-cell-address="Sheet1.I178"/>
          </calcext:conditional-format>
          <calcext:conditional-format calcext:target-range-address="Sheet1.I179:Sheet1.I179">
            <calcext:condition calcext:apply-style-name="Error" calcext:value="=1" calcext:base-cell-address="Sheet1.I179"/>
          </calcext:conditional-format>
          <calcext:conditional-format calcext:target-range-address="Sheet1.I179:Sheet1.I179">
            <calcext:condition calcext:apply-style-name="Good" calcext:value="=2" calcext:base-cell-address="Sheet1.I179"/>
          </calcext:conditional-format>
          <calcext:conditional-format calcext:target-range-address="Sheet1.I180:Sheet1.I180">
            <calcext:condition calcext:apply-style-name="Error" calcext:value="=1" calcext:base-cell-address="Sheet1.I180"/>
          </calcext:conditional-format>
          <calcext:conditional-format calcext:target-range-address="Sheet1.I180:Sheet1.I180">
            <calcext:condition calcext:apply-style-name="Good" calcext:value="=2" calcext:base-cell-address="Sheet1.I180"/>
          </calcext:conditional-format>
          <calcext:conditional-format calcext:target-range-address="Sheet1.I181:Sheet1.I181">
            <calcext:condition calcext:apply-style-name="Error" calcext:value="=1" calcext:base-cell-address="Sheet1.I181"/>
          </calcext:conditional-format>
          <calcext:conditional-format calcext:target-range-address="Sheet1.I181:Sheet1.I181">
            <calcext:condition calcext:apply-style-name="Good" calcext:value="=2" calcext:base-cell-address="Sheet1.I181"/>
          </calcext:conditional-format>
          <calcext:conditional-format calcext:target-range-address="Sheet1.I182:Sheet1.I182">
            <calcext:condition calcext:apply-style-name="Error" calcext:value="=1" calcext:base-cell-address="Sheet1.I182"/>
          </calcext:conditional-format>
          <calcext:conditional-format calcext:target-range-address="Sheet1.I182:Sheet1.I182">
            <calcext:condition calcext:apply-style-name="Good" calcext:value="=2" calcext:base-cell-address="Sheet1.I182"/>
          </calcext:conditional-format>
          <calcext:conditional-format calcext:target-range-address="Sheet1.I183:Sheet1.I183">
            <calcext:condition calcext:apply-style-name="Error" calcext:value="=1" calcext:base-cell-address="Sheet1.I183"/>
          </calcext:conditional-format>
          <calcext:conditional-format calcext:target-range-address="Sheet1.I183:Sheet1.I183">
            <calcext:condition calcext:apply-style-name="Good" calcext:value="=2" calcext:base-cell-address="Sheet1.I183"/>
          </calcext:conditional-format>
          <calcext:conditional-format calcext:target-range-address="Sheet1.I184:Sheet1.I184">
            <calcext:condition calcext:apply-style-name="Error" calcext:value="=1" calcext:base-cell-address="Sheet1.I184"/>
          </calcext:conditional-format>
          <calcext:conditional-format calcext:target-range-address="Sheet1.I184:Sheet1.I184">
            <calcext:condition calcext:apply-style-name="Good" calcext:value="=2" calcext:base-cell-address="Sheet1.I184"/>
          </calcext:conditional-format>
          <calcext:conditional-format calcext:target-range-address="Sheet1.I185:Sheet1.I185">
            <calcext:condition calcext:apply-style-name="Error" calcext:value="=1" calcext:base-cell-address="Sheet1.I185"/>
          </calcext:conditional-format>
          <calcext:conditional-format calcext:target-range-address="Sheet1.I185:Sheet1.I185">
            <calcext:condition calcext:apply-style-name="Good" calcext:value="=2" calcext:base-cell-address="Sheet1.I185"/>
          </calcext:conditional-format>
          <calcext:conditional-format calcext:target-range-address="Sheet1.I186:Sheet1.I186">
            <calcext:condition calcext:apply-style-name="Error" calcext:value="=1" calcext:base-cell-address="Sheet1.I186"/>
          </calcext:conditional-format>
          <calcext:conditional-format calcext:target-range-address="Sheet1.I186:Sheet1.I186">
            <calcext:condition calcext:apply-style-name="Good" calcext:value="=2" calcext:base-cell-address="Sheet1.I186"/>
          </calcext:conditional-format>
          <calcext:conditional-format calcext:target-range-address="Sheet1.I187:Sheet1.I187">
            <calcext:condition calcext:apply-style-name="Error" calcext:value="=1" calcext:base-cell-address="Sheet1.I187"/>
          </calcext:conditional-format>
          <calcext:conditional-format calcext:target-range-address="Sheet1.I187:Sheet1.I187">
            <calcext:condition calcext:apply-style-name="Good" calcext:value="=2" calcext:base-cell-address="Sheet1.I187"/>
          </calcext:conditional-format>
          <calcext:conditional-format calcext:target-range-address="Sheet1.I188:Sheet1.I188">
            <calcext:condition calcext:apply-style-name="Error" calcext:value="=1" calcext:base-cell-address="Sheet1.I188"/>
          </calcext:conditional-format>
          <calcext:conditional-format calcext:target-range-address="Sheet1.I188:Sheet1.I188">
            <calcext:condition calcext:apply-style-name="Good" calcext:value="=2" calcext:base-cell-address="Sheet1.I188"/>
          </calcext:conditional-format>
          <calcext:conditional-format calcext:target-range-address="Sheet1.J7:Sheet1.J7">
            <calcext:condition calcext:apply-style-name="Error" calcext:value="=1" calcext:base-cell-address="Sheet1.J7"/>
          </calcext:conditional-format>
          <calcext:conditional-format calcext:target-range-address="Sheet1.J7:Sheet1.J7">
            <calcext:condition calcext:apply-style-name="Good" calcext:value="=2" calcext:base-cell-address="Sheet1.J7"/>
          </calcext:conditional-format>
          <calcext:conditional-format calcext:target-range-address="Sheet1.J8:Sheet1.J8">
            <calcext:condition calcext:apply-style-name="Error" calcext:value="=1" calcext:base-cell-address="Sheet1.J8"/>
          </calcext:conditional-format>
          <calcext:conditional-format calcext:target-range-address="Sheet1.J8:Sheet1.J8">
            <calcext:condition calcext:apply-style-name="Good" calcext:value="=2" calcext:base-cell-address="Sheet1.J8"/>
          </calcext:conditional-format>
          <calcext:conditional-format calcext:target-range-address="Sheet1.J9:Sheet1.J9">
            <calcext:condition calcext:apply-style-name="Error" calcext:value="=1" calcext:base-cell-address="Sheet1.J9"/>
          </calcext:conditional-format>
          <calcext:conditional-format calcext:target-range-address="Sheet1.J9:Sheet1.J9">
            <calcext:condition calcext:apply-style-name="Good" calcext:value="=2" calcext:base-cell-address="Sheet1.J9"/>
          </calcext:conditional-format>
          <calcext:conditional-format calcext:target-range-address="Sheet1.J10:Sheet1.J10">
            <calcext:condition calcext:apply-style-name="Error" calcext:value="=1" calcext:base-cell-address="Sheet1.J10"/>
          </calcext:conditional-format>
          <calcext:conditional-format calcext:target-range-address="Sheet1.J10:Sheet1.J10">
            <calcext:condition calcext:apply-style-name="Good" calcext:value="=2" calcext:base-cell-address="Sheet1.J10"/>
          </calcext:conditional-format>
          <calcext:conditional-format calcext:target-range-address="Sheet1.J11:Sheet1.J11">
            <calcext:condition calcext:apply-style-name="Error" calcext:value="=1" calcext:base-cell-address="Sheet1.J11"/>
          </calcext:conditional-format>
          <calcext:conditional-format calcext:target-range-address="Sheet1.J11:Sheet1.J11">
            <calcext:condition calcext:apply-style-name="Good" calcext:value="=2" calcext:base-cell-address="Sheet1.J11"/>
          </calcext:conditional-format>
          <calcext:conditional-format calcext:target-range-address="Sheet1.J12:Sheet1.J12">
            <calcext:condition calcext:apply-style-name="Error" calcext:value="=1" calcext:base-cell-address="Sheet1.J12"/>
          </calcext:conditional-format>
          <calcext:conditional-format calcext:target-range-address="Sheet1.J12:Sheet1.J12">
            <calcext:condition calcext:apply-style-name="Good" calcext:value="=2" calcext:base-cell-address="Sheet1.J12"/>
          </calcext:conditional-format>
          <calcext:conditional-format calcext:target-range-address="Sheet1.J13:Sheet1.J13">
            <calcext:condition calcext:apply-style-name="Error" calcext:value="=1" calcext:base-cell-address="Sheet1.J13"/>
          </calcext:conditional-format>
          <calcext:conditional-format calcext:target-range-address="Sheet1.J13:Sheet1.J13">
            <calcext:condition calcext:apply-style-name="Good" calcext:value="=2" calcext:base-cell-address="Sheet1.J13"/>
          </calcext:conditional-format>
          <calcext:conditional-format calcext:target-range-address="Sheet1.J14:Sheet1.J14">
            <calcext:condition calcext:apply-style-name="Error" calcext:value="=1" calcext:base-cell-address="Sheet1.J14"/>
          </calcext:conditional-format>
          <calcext:conditional-format calcext:target-range-address="Sheet1.J14:Sheet1.J14">
            <calcext:condition calcext:apply-style-name="Good" calcext:value="=2" calcext:base-cell-address="Sheet1.J14"/>
          </calcext:conditional-format>
          <calcext:conditional-format calcext:target-range-address="Sheet1.J15:Sheet1.J15">
            <calcext:condition calcext:apply-style-name="Error" calcext:value="=1" calcext:base-cell-address="Sheet1.J15"/>
          </calcext:conditional-format>
          <calcext:conditional-format calcext:target-range-address="Sheet1.J15:Sheet1.J15">
            <calcext:condition calcext:apply-style-name="Good" calcext:value="=2" calcext:base-cell-address="Sheet1.J15"/>
          </calcext:conditional-format>
          <calcext:conditional-format calcext:target-range-address="Sheet1.J16:Sheet1.J16">
            <calcext:condition calcext:apply-style-name="Error" calcext:value="=1" calcext:base-cell-address="Sheet1.J16"/>
          </calcext:conditional-format>
          <calcext:conditional-format calcext:target-range-address="Sheet1.J16:Sheet1.J16">
            <calcext:condition calcext:apply-style-name="Good" calcext:value="=2" calcext:base-cell-address="Sheet1.J16"/>
          </calcext:conditional-format>
          <calcext:conditional-format calcext:target-range-address="Sheet1.J17:Sheet1.J17">
            <calcext:condition calcext:apply-style-name="Error" calcext:value="=1" calcext:base-cell-address="Sheet1.J17"/>
          </calcext:conditional-format>
          <calcext:conditional-format calcext:target-range-address="Sheet1.J17:Sheet1.J17">
            <calcext:condition calcext:apply-style-name="Good" calcext:value="=2" calcext:base-cell-address="Sheet1.J17"/>
          </calcext:conditional-format>
          <calcext:conditional-format calcext:target-range-address="Sheet1.J18:Sheet1.J18">
            <calcext:condition calcext:apply-style-name="Error" calcext:value="=1" calcext:base-cell-address="Sheet1.J18"/>
          </calcext:conditional-format>
          <calcext:conditional-format calcext:target-range-address="Sheet1.J18:Sheet1.J18">
            <calcext:condition calcext:apply-style-name="Good" calcext:value="=2" calcext:base-cell-address="Sheet1.J18"/>
          </calcext:conditional-format>
          <calcext:conditional-format calcext:target-range-address="Sheet1.J19:Sheet1.J19">
            <calcext:condition calcext:apply-style-name="Error" calcext:value="=1" calcext:base-cell-address="Sheet1.J19"/>
          </calcext:conditional-format>
          <calcext:conditional-format calcext:target-range-address="Sheet1.J19:Sheet1.J19">
            <calcext:condition calcext:apply-style-name="Good" calcext:value="=2" calcext:base-cell-address="Sheet1.J19"/>
          </calcext:conditional-format>
          <calcext:conditional-format calcext:target-range-address="Sheet1.J20:Sheet1.J20">
            <calcext:condition calcext:apply-style-name="Error" calcext:value="=1" calcext:base-cell-address="Sheet1.J20"/>
          </calcext:conditional-format>
          <calcext:conditional-format calcext:target-range-address="Sheet1.J20:Sheet1.J20">
            <calcext:condition calcext:apply-style-name="Good" calcext:value="=2" calcext:base-cell-address="Sheet1.J20"/>
          </calcext:conditional-format>
          <calcext:conditional-format calcext:target-range-address="Sheet1.J21:Sheet1.J21">
            <calcext:condition calcext:apply-style-name="Error" calcext:value="=1" calcext:base-cell-address="Sheet1.J21"/>
          </calcext:conditional-format>
          <calcext:conditional-format calcext:target-range-address="Sheet1.J21:Sheet1.J21">
            <calcext:condition calcext:apply-style-name="Good" calcext:value="=2" calcext:base-cell-address="Sheet1.J21"/>
          </calcext:conditional-format>
          <calcext:conditional-format calcext:target-range-address="Sheet1.J22:Sheet1.J22">
            <calcext:condition calcext:apply-style-name="Error" calcext:value="=1" calcext:base-cell-address="Sheet1.J22"/>
          </calcext:conditional-format>
          <calcext:conditional-format calcext:target-range-address="Sheet1.J22:Sheet1.J22">
            <calcext:condition calcext:apply-style-name="Good" calcext:value="=2" calcext:base-cell-address="Sheet1.J22"/>
          </calcext:conditional-format>
          <calcext:conditional-format calcext:target-range-address="Sheet1.J23:Sheet1.J23">
            <calcext:condition calcext:apply-style-name="Error" calcext:value="=1" calcext:base-cell-address="Sheet1.J23"/>
          </calcext:conditional-format>
          <calcext:conditional-format calcext:target-range-address="Sheet1.J23:Sheet1.J23">
            <calcext:condition calcext:apply-style-name="Good" calcext:value="=2" calcext:base-cell-address="Sheet1.J23"/>
          </calcext:conditional-format>
          <calcext:conditional-format calcext:target-range-address="Sheet1.J24:Sheet1.J24">
            <calcext:condition calcext:apply-style-name="Error" calcext:value="=1" calcext:base-cell-address="Sheet1.J24"/>
          </calcext:conditional-format>
          <calcext:conditional-format calcext:target-range-address="Sheet1.J24:Sheet1.J24">
            <calcext:condition calcext:apply-style-name="Good" calcext:value="=2" calcext:base-cell-address="Sheet1.J24"/>
          </calcext:conditional-format>
          <calcext:conditional-format calcext:target-range-address="Sheet1.J25:Sheet1.J25">
            <calcext:condition calcext:apply-style-name="Error" calcext:value="=1" calcext:base-cell-address="Sheet1.J25"/>
          </calcext:conditional-format>
          <calcext:conditional-format calcext:target-range-address="Sheet1.J25:Sheet1.J25">
            <calcext:condition calcext:apply-style-name="Good" calcext:value="=2" calcext:base-cell-address="Sheet1.J25"/>
          </calcext:conditional-format>
          <calcext:conditional-format calcext:target-range-address="Sheet1.J26:Sheet1.J26">
            <calcext:condition calcext:apply-style-name="Error" calcext:value="=1" calcext:base-cell-address="Sheet1.J26"/>
          </calcext:conditional-format>
          <calcext:conditional-format calcext:target-range-address="Sheet1.J26:Sheet1.J26">
            <calcext:condition calcext:apply-style-name="Good" calcext:value="=2" calcext:base-cell-address="Sheet1.J26"/>
          </calcext:conditional-format>
          <calcext:conditional-format calcext:target-range-address="Sheet1.J27:Sheet1.J27">
            <calcext:condition calcext:apply-style-name="Error" calcext:value="=1" calcext:base-cell-address="Sheet1.J27"/>
          </calcext:conditional-format>
          <calcext:conditional-format calcext:target-range-address="Sheet1.J27:Sheet1.J27">
            <calcext:condition calcext:apply-style-name="Good" calcext:value="=2" calcext:base-cell-address="Sheet1.J27"/>
          </calcext:conditional-format>
          <calcext:conditional-format calcext:target-range-address="Sheet1.J28:Sheet1.J28">
            <calcext:condition calcext:apply-style-name="Error" calcext:value="=1" calcext:base-cell-address="Sheet1.J28"/>
          </calcext:conditional-format>
          <calcext:conditional-format calcext:target-range-address="Sheet1.J28:Sheet1.J28">
            <calcext:condition calcext:apply-style-name="Good" calcext:value="=2" calcext:base-cell-address="Sheet1.J28"/>
          </calcext:conditional-format>
          <calcext:conditional-format calcext:target-range-address="Sheet1.J29:Sheet1.J29">
            <calcext:condition calcext:apply-style-name="Error" calcext:value="=1" calcext:base-cell-address="Sheet1.J29"/>
          </calcext:conditional-format>
          <calcext:conditional-format calcext:target-range-address="Sheet1.J29:Sheet1.J29">
            <calcext:condition calcext:apply-style-name="Good" calcext:value="=2" calcext:base-cell-address="Sheet1.J29"/>
          </calcext:conditional-format>
          <calcext:conditional-format calcext:target-range-address="Sheet1.J30:Sheet1.J30">
            <calcext:condition calcext:apply-style-name="Error" calcext:value="=1" calcext:base-cell-address="Sheet1.J30"/>
          </calcext:conditional-format>
          <calcext:conditional-format calcext:target-range-address="Sheet1.J30:Sheet1.J30">
            <calcext:condition calcext:apply-style-name="Good" calcext:value="=2" calcext:base-cell-address="Sheet1.J30"/>
          </calcext:conditional-format>
          <calcext:conditional-format calcext:target-range-address="Sheet1.J31:Sheet1.J31">
            <calcext:condition calcext:apply-style-name="Error" calcext:value="=1" calcext:base-cell-address="Sheet1.J31"/>
          </calcext:conditional-format>
          <calcext:conditional-format calcext:target-range-address="Sheet1.J31:Sheet1.J31">
            <calcext:condition calcext:apply-style-name="Good" calcext:value="=2" calcext:base-cell-address="Sheet1.J31"/>
          </calcext:conditional-format>
          <calcext:conditional-format calcext:target-range-address="Sheet1.J32:Sheet1.J32">
            <calcext:condition calcext:apply-style-name="Error" calcext:value="=1" calcext:base-cell-address="Sheet1.J32"/>
          </calcext:conditional-format>
          <calcext:conditional-format calcext:target-range-address="Sheet1.J32:Sheet1.J32">
            <calcext:condition calcext:apply-style-name="Good" calcext:value="=2" calcext:base-cell-address="Sheet1.J32"/>
          </calcext:conditional-format>
          <calcext:conditional-format calcext:target-range-address="Sheet1.J33:Sheet1.J33">
            <calcext:condition calcext:apply-style-name="Error" calcext:value="=1" calcext:base-cell-address="Sheet1.J33"/>
          </calcext:conditional-format>
          <calcext:conditional-format calcext:target-range-address="Sheet1.J33:Sheet1.J33">
            <calcext:condition calcext:apply-style-name="Good" calcext:value="=2" calcext:base-cell-address="Sheet1.J33"/>
          </calcext:conditional-format>
          <calcext:conditional-format calcext:target-range-address="Sheet1.J34:Sheet1.J34">
            <calcext:condition calcext:apply-style-name="Error" calcext:value="=1" calcext:base-cell-address="Sheet1.J34"/>
          </calcext:conditional-format>
          <calcext:conditional-format calcext:target-range-address="Sheet1.J34:Sheet1.J34">
            <calcext:condition calcext:apply-style-name="Good" calcext:value="=2" calcext:base-cell-address="Sheet1.J34"/>
          </calcext:conditional-format>
          <calcext:conditional-format calcext:target-range-address="Sheet1.J35:Sheet1.J35">
            <calcext:condition calcext:apply-style-name="Error" calcext:value="=1" calcext:base-cell-address="Sheet1.J35"/>
          </calcext:conditional-format>
          <calcext:conditional-format calcext:target-range-address="Sheet1.J35:Sheet1.J35">
            <calcext:condition calcext:apply-style-name="Good" calcext:value="=2" calcext:base-cell-address="Sheet1.J35"/>
          </calcext:conditional-format>
          <calcext:conditional-format calcext:target-range-address="Sheet1.J36:Sheet1.J36">
            <calcext:condition calcext:apply-style-name="Error" calcext:value="=1" calcext:base-cell-address="Sheet1.J36"/>
          </calcext:conditional-format>
          <calcext:conditional-format calcext:target-range-address="Sheet1.J36:Sheet1.J36">
            <calcext:condition calcext:apply-style-name="Good" calcext:value="=2" calcext:base-cell-address="Sheet1.J36"/>
          </calcext:conditional-format>
          <calcext:conditional-format calcext:target-range-address="Sheet1.J37:Sheet1.J37">
            <calcext:condition calcext:apply-style-name="Error" calcext:value="=1" calcext:base-cell-address="Sheet1.J37"/>
          </calcext:conditional-format>
          <calcext:conditional-format calcext:target-range-address="Sheet1.J37:Sheet1.J37">
            <calcext:condition calcext:apply-style-name="Good" calcext:value="=2" calcext:base-cell-address="Sheet1.J37"/>
          </calcext:conditional-format>
          <calcext:conditional-format calcext:target-range-address="Sheet1.J38:Sheet1.J38">
            <calcext:condition calcext:apply-style-name="Error" calcext:value="=1" calcext:base-cell-address="Sheet1.J38"/>
          </calcext:conditional-format>
          <calcext:conditional-format calcext:target-range-address="Sheet1.J38:Sheet1.J38">
            <calcext:condition calcext:apply-style-name="Good" calcext:value="=2" calcext:base-cell-address="Sheet1.J38"/>
          </calcext:conditional-format>
          <calcext:conditional-format calcext:target-range-address="Sheet1.J39:Sheet1.J39">
            <calcext:condition calcext:apply-style-name="Error" calcext:value="=1" calcext:base-cell-address="Sheet1.J39"/>
          </calcext:conditional-format>
          <calcext:conditional-format calcext:target-range-address="Sheet1.J39:Sheet1.J39">
            <calcext:condition calcext:apply-style-name="Good" calcext:value="=2" calcext:base-cell-address="Sheet1.J39"/>
          </calcext:conditional-format>
          <calcext:conditional-format calcext:target-range-address="Sheet1.J40:Sheet1.J40">
            <calcext:condition calcext:apply-style-name="Error" calcext:value="=1" calcext:base-cell-address="Sheet1.J40"/>
          </calcext:conditional-format>
          <calcext:conditional-format calcext:target-range-address="Sheet1.J40:Sheet1.J40">
            <calcext:condition calcext:apply-style-name="Good" calcext:value="=2" calcext:base-cell-address="Sheet1.J40"/>
          </calcext:conditional-format>
          <calcext:conditional-format calcext:target-range-address="Sheet1.J41:Sheet1.J41">
            <calcext:condition calcext:apply-style-name="Error" calcext:value="=1" calcext:base-cell-address="Sheet1.J41"/>
          </calcext:conditional-format>
          <calcext:conditional-format calcext:target-range-address="Sheet1.J41:Sheet1.J41">
            <calcext:condition calcext:apply-style-name="Good" calcext:value="=2" calcext:base-cell-address="Sheet1.J41"/>
          </calcext:conditional-format>
          <calcext:conditional-format calcext:target-range-address="Sheet1.J42:Sheet1.J42">
            <calcext:condition calcext:apply-style-name="Error" calcext:value="=1" calcext:base-cell-address="Sheet1.J42"/>
          </calcext:conditional-format>
          <calcext:conditional-format calcext:target-range-address="Sheet1.J42:Sheet1.J42">
            <calcext:condition calcext:apply-style-name="Good" calcext:value="=2" calcext:base-cell-address="Sheet1.J42"/>
          </calcext:conditional-format>
          <calcext:conditional-format calcext:target-range-address="Sheet1.J43:Sheet1.J43">
            <calcext:condition calcext:apply-style-name="Error" calcext:value="=1" calcext:base-cell-address="Sheet1.J43"/>
          </calcext:conditional-format>
          <calcext:conditional-format calcext:target-range-address="Sheet1.J43:Sheet1.J43">
            <calcext:condition calcext:apply-style-name="Good" calcext:value="=2" calcext:base-cell-address="Sheet1.J43"/>
          </calcext:conditional-format>
          <calcext:conditional-format calcext:target-range-address="Sheet1.J44:Sheet1.J44">
            <calcext:condition calcext:apply-style-name="Error" calcext:value="=1" calcext:base-cell-address="Sheet1.J44"/>
          </calcext:conditional-format>
          <calcext:conditional-format calcext:target-range-address="Sheet1.J44:Sheet1.J44">
            <calcext:condition calcext:apply-style-name="Good" calcext:value="=2" calcext:base-cell-address="Sheet1.J44"/>
          </calcext:conditional-format>
          <calcext:conditional-format calcext:target-range-address="Sheet1.J45:Sheet1.J45">
            <calcext:condition calcext:apply-style-name="Error" calcext:value="=1" calcext:base-cell-address="Sheet1.J45"/>
          </calcext:conditional-format>
          <calcext:conditional-format calcext:target-range-address="Sheet1.J45:Sheet1.J45">
            <calcext:condition calcext:apply-style-name="Good" calcext:value="=2" calcext:base-cell-address="Sheet1.J45"/>
          </calcext:conditional-format>
          <calcext:conditional-format calcext:target-range-address="Sheet1.J46:Sheet1.J46">
            <calcext:condition calcext:apply-style-name="Error" calcext:value="=1" calcext:base-cell-address="Sheet1.J46"/>
          </calcext:conditional-format>
          <calcext:conditional-format calcext:target-range-address="Sheet1.J46:Sheet1.J46">
            <calcext:condition calcext:apply-style-name="Good" calcext:value="=2" calcext:base-cell-address="Sheet1.J46"/>
          </calcext:conditional-format>
          <calcext:conditional-format calcext:target-range-address="Sheet1.J47:Sheet1.J47">
            <calcext:condition calcext:apply-style-name="Error" calcext:value="=1" calcext:base-cell-address="Sheet1.J47"/>
          </calcext:conditional-format>
          <calcext:conditional-format calcext:target-range-address="Sheet1.J47:Sheet1.J47">
            <calcext:condition calcext:apply-style-name="Good" calcext:value="=2" calcext:base-cell-address="Sheet1.J47"/>
          </calcext:conditional-format>
          <calcext:conditional-format calcext:target-range-address="Sheet1.J48:Sheet1.J48">
            <calcext:condition calcext:apply-style-name="Error" calcext:value="=1" calcext:base-cell-address="Sheet1.J48"/>
          </calcext:conditional-format>
          <calcext:conditional-format calcext:target-range-address="Sheet1.J48:Sheet1.J48">
            <calcext:condition calcext:apply-style-name="Good" calcext:value="=2" calcext:base-cell-address="Sheet1.J48"/>
          </calcext:conditional-format>
          <calcext:conditional-format calcext:target-range-address="Sheet1.J49:Sheet1.J49">
            <calcext:condition calcext:apply-style-name="Error" calcext:value="=1" calcext:base-cell-address="Sheet1.J49"/>
          </calcext:conditional-format>
          <calcext:conditional-format calcext:target-range-address="Sheet1.J49:Sheet1.J49">
            <calcext:condition calcext:apply-style-name="Good" calcext:value="=2" calcext:base-cell-address="Sheet1.J49"/>
          </calcext:conditional-format>
          <calcext:conditional-format calcext:target-range-address="Sheet1.J50:Sheet1.J50">
            <calcext:condition calcext:apply-style-name="Error" calcext:value="=1" calcext:base-cell-address="Sheet1.J50"/>
          </calcext:conditional-format>
          <calcext:conditional-format calcext:target-range-address="Sheet1.J50:Sheet1.J50">
            <calcext:condition calcext:apply-style-name="Good" calcext:value="=2" calcext:base-cell-address="Sheet1.J50"/>
          </calcext:conditional-format>
          <calcext:conditional-format calcext:target-range-address="Sheet1.J51:Sheet1.J51">
            <calcext:condition calcext:apply-style-name="Error" calcext:value="=1" calcext:base-cell-address="Sheet1.J51"/>
          </calcext:conditional-format>
          <calcext:conditional-format calcext:target-range-address="Sheet1.J51:Sheet1.J51">
            <calcext:condition calcext:apply-style-name="Good" calcext:value="=2" calcext:base-cell-address="Sheet1.J51"/>
          </calcext:conditional-format>
          <calcext:conditional-format calcext:target-range-address="Sheet1.J52:Sheet1.J52">
            <calcext:condition calcext:apply-style-name="Error" calcext:value="=1" calcext:base-cell-address="Sheet1.J52"/>
          </calcext:conditional-format>
          <calcext:conditional-format calcext:target-range-address="Sheet1.J52:Sheet1.J52">
            <calcext:condition calcext:apply-style-name="Good" calcext:value="=2" calcext:base-cell-address="Sheet1.J52"/>
          </calcext:conditional-format>
          <calcext:conditional-format calcext:target-range-address="Sheet1.J53:Sheet1.J53">
            <calcext:condition calcext:apply-style-name="Error" calcext:value="=1" calcext:base-cell-address="Sheet1.J53"/>
          </calcext:conditional-format>
          <calcext:conditional-format calcext:target-range-address="Sheet1.J53:Sheet1.J53">
            <calcext:condition calcext:apply-style-name="Good" calcext:value="=2" calcext:base-cell-address="Sheet1.J53"/>
          </calcext:conditional-format>
          <calcext:conditional-format calcext:target-range-address="Sheet1.J54:Sheet1.J54">
            <calcext:condition calcext:apply-style-name="Error" calcext:value="=1" calcext:base-cell-address="Sheet1.J54"/>
          </calcext:conditional-format>
          <calcext:conditional-format calcext:target-range-address="Sheet1.J54:Sheet1.J54">
            <calcext:condition calcext:apply-style-name="Good" calcext:value="=2" calcext:base-cell-address="Sheet1.J54"/>
          </calcext:conditional-format>
          <calcext:conditional-format calcext:target-range-address="Sheet1.J55:Sheet1.J55">
            <calcext:condition calcext:apply-style-name="Error" calcext:value="=1" calcext:base-cell-address="Sheet1.J55"/>
          </calcext:conditional-format>
          <calcext:conditional-format calcext:target-range-address="Sheet1.J55:Sheet1.J55">
            <calcext:condition calcext:apply-style-name="Good" calcext:value="=2" calcext:base-cell-address="Sheet1.J55"/>
          </calcext:conditional-format>
          <calcext:conditional-format calcext:target-range-address="Sheet1.J56:Sheet1.J56">
            <calcext:condition calcext:apply-style-name="Error" calcext:value="=1" calcext:base-cell-address="Sheet1.J56"/>
          </calcext:conditional-format>
          <calcext:conditional-format calcext:target-range-address="Sheet1.J56:Sheet1.J56">
            <calcext:condition calcext:apply-style-name="Good" calcext:value="=2" calcext:base-cell-address="Sheet1.J56"/>
          </calcext:conditional-format>
          <calcext:conditional-format calcext:target-range-address="Sheet1.J57:Sheet1.J57">
            <calcext:condition calcext:apply-style-name="Error" calcext:value="=1" calcext:base-cell-address="Sheet1.J57"/>
          </calcext:conditional-format>
          <calcext:conditional-format calcext:target-range-address="Sheet1.J57:Sheet1.J57">
            <calcext:condition calcext:apply-style-name="Good" calcext:value="=2" calcext:base-cell-address="Sheet1.J57"/>
          </calcext:conditional-format>
          <calcext:conditional-format calcext:target-range-address="Sheet1.J58:Sheet1.J58">
            <calcext:condition calcext:apply-style-name="Error" calcext:value="=1" calcext:base-cell-address="Sheet1.J58"/>
          </calcext:conditional-format>
          <calcext:conditional-format calcext:target-range-address="Sheet1.J58:Sheet1.J58">
            <calcext:condition calcext:apply-style-name="Good" calcext:value="=2" calcext:base-cell-address="Sheet1.J58"/>
          </calcext:conditional-format>
          <calcext:conditional-format calcext:target-range-address="Sheet1.J59:Sheet1.J59">
            <calcext:condition calcext:apply-style-name="Error" calcext:value="=1" calcext:base-cell-address="Sheet1.J59"/>
          </calcext:conditional-format>
          <calcext:conditional-format calcext:target-range-address="Sheet1.J59:Sheet1.J59">
            <calcext:condition calcext:apply-style-name="Good" calcext:value="=2" calcext:base-cell-address="Sheet1.J59"/>
          </calcext:conditional-format>
          <calcext:conditional-format calcext:target-range-address="Sheet1.J60:Sheet1.J60">
            <calcext:condition calcext:apply-style-name="Error" calcext:value="=1" calcext:base-cell-address="Sheet1.J60"/>
          </calcext:conditional-format>
          <calcext:conditional-format calcext:target-range-address="Sheet1.J60:Sheet1.J60">
            <calcext:condition calcext:apply-style-name="Good" calcext:value="=2" calcext:base-cell-address="Sheet1.J60"/>
          </calcext:conditional-format>
          <calcext:conditional-format calcext:target-range-address="Sheet1.J61:Sheet1.J61">
            <calcext:condition calcext:apply-style-name="Error" calcext:value="=1" calcext:base-cell-address="Sheet1.J61"/>
          </calcext:conditional-format>
          <calcext:conditional-format calcext:target-range-address="Sheet1.J61:Sheet1.J61">
            <calcext:condition calcext:apply-style-name="Good" calcext:value="=2" calcext:base-cell-address="Sheet1.J61"/>
          </calcext:conditional-format>
          <calcext:conditional-format calcext:target-range-address="Sheet1.J62:Sheet1.J62">
            <calcext:condition calcext:apply-style-name="Error" calcext:value="=1" calcext:base-cell-address="Sheet1.J62"/>
          </calcext:conditional-format>
          <calcext:conditional-format calcext:target-range-address="Sheet1.J62:Sheet1.J62">
            <calcext:condition calcext:apply-style-name="Good" calcext:value="=2" calcext:base-cell-address="Sheet1.J62"/>
          </calcext:conditional-format>
          <calcext:conditional-format calcext:target-range-address="Sheet1.J63:Sheet1.J63">
            <calcext:condition calcext:apply-style-name="Error" calcext:value="=1" calcext:base-cell-address="Sheet1.J63"/>
          </calcext:conditional-format>
          <calcext:conditional-format calcext:target-range-address="Sheet1.J63:Sheet1.J63">
            <calcext:condition calcext:apply-style-name="Good" calcext:value="=2" calcext:base-cell-address="Sheet1.J63"/>
          </calcext:conditional-format>
          <calcext:conditional-format calcext:target-range-address="Sheet1.J64:Sheet1.J64">
            <calcext:condition calcext:apply-style-name="Error" calcext:value="=1" calcext:base-cell-address="Sheet1.J64"/>
          </calcext:conditional-format>
          <calcext:conditional-format calcext:target-range-address="Sheet1.J64:Sheet1.J64">
            <calcext:condition calcext:apply-style-name="Good" calcext:value="=2" calcext:base-cell-address="Sheet1.J64"/>
          </calcext:conditional-format>
          <calcext:conditional-format calcext:target-range-address="Sheet1.J65:Sheet1.J65">
            <calcext:condition calcext:apply-style-name="Error" calcext:value="=1" calcext:base-cell-address="Sheet1.J65"/>
          </calcext:conditional-format>
          <calcext:conditional-format calcext:target-range-address="Sheet1.J65:Sheet1.J65">
            <calcext:condition calcext:apply-style-name="Good" calcext:value="=2" calcext:base-cell-address="Sheet1.J65"/>
          </calcext:conditional-format>
          <calcext:conditional-format calcext:target-range-address="Sheet1.J66:Sheet1.J66">
            <calcext:condition calcext:apply-style-name="Error" calcext:value="=1" calcext:base-cell-address="Sheet1.J66"/>
          </calcext:conditional-format>
          <calcext:conditional-format calcext:target-range-address="Sheet1.J66:Sheet1.J66">
            <calcext:condition calcext:apply-style-name="Good" calcext:value="=2" calcext:base-cell-address="Sheet1.J66"/>
          </calcext:conditional-format>
          <calcext:conditional-format calcext:target-range-address="Sheet1.J67:Sheet1.J67">
            <calcext:condition calcext:apply-style-name="Error" calcext:value="=1" calcext:base-cell-address="Sheet1.J67"/>
          </calcext:conditional-format>
          <calcext:conditional-format calcext:target-range-address="Sheet1.J67:Sheet1.J67">
            <calcext:condition calcext:apply-style-name="Good" calcext:value="=2" calcext:base-cell-address="Sheet1.J67"/>
          </calcext:conditional-format>
          <calcext:conditional-format calcext:target-range-address="Sheet1.J68:Sheet1.J68">
            <calcext:condition calcext:apply-style-name="Error" calcext:value="=1" calcext:base-cell-address="Sheet1.J68"/>
          </calcext:conditional-format>
          <calcext:conditional-format calcext:target-range-address="Sheet1.J68:Sheet1.J68">
            <calcext:condition calcext:apply-style-name="Good" calcext:value="=2" calcext:base-cell-address="Sheet1.J68"/>
          </calcext:conditional-format>
          <calcext:conditional-format calcext:target-range-address="Sheet1.J69:Sheet1.J69">
            <calcext:condition calcext:apply-style-name="Error" calcext:value="=1" calcext:base-cell-address="Sheet1.J69"/>
          </calcext:conditional-format>
          <calcext:conditional-format calcext:target-range-address="Sheet1.J69:Sheet1.J69">
            <calcext:condition calcext:apply-style-name="Good" calcext:value="=2" calcext:base-cell-address="Sheet1.J69"/>
          </calcext:conditional-format>
          <calcext:conditional-format calcext:target-range-address="Sheet1.J70:Sheet1.J70">
            <calcext:condition calcext:apply-style-name="Error" calcext:value="=1" calcext:base-cell-address="Sheet1.J70"/>
          </calcext:conditional-format>
          <calcext:conditional-format calcext:target-range-address="Sheet1.J70:Sheet1.J70">
            <calcext:condition calcext:apply-style-name="Good" calcext:value="=2" calcext:base-cell-address="Sheet1.J70"/>
          </calcext:conditional-format>
          <calcext:conditional-format calcext:target-range-address="Sheet1.J71:Sheet1.J71">
            <calcext:condition calcext:apply-style-name="Error" calcext:value="=1" calcext:base-cell-address="Sheet1.J71"/>
          </calcext:conditional-format>
          <calcext:conditional-format calcext:target-range-address="Sheet1.J71:Sheet1.J71">
            <calcext:condition calcext:apply-style-name="Good" calcext:value="=2" calcext:base-cell-address="Sheet1.J71"/>
          </calcext:conditional-format>
          <calcext:conditional-format calcext:target-range-address="Sheet1.J72:Sheet1.J72">
            <calcext:condition calcext:apply-style-name="Error" calcext:value="=1" calcext:base-cell-address="Sheet1.J72"/>
          </calcext:conditional-format>
          <calcext:conditional-format calcext:target-range-address="Sheet1.J72:Sheet1.J72">
            <calcext:condition calcext:apply-style-name="Good" calcext:value="=2" calcext:base-cell-address="Sheet1.J72"/>
          </calcext:conditional-format>
          <calcext:conditional-format calcext:target-range-address="Sheet1.J73:Sheet1.J73">
            <calcext:condition calcext:apply-style-name="Error" calcext:value="=1" calcext:base-cell-address="Sheet1.J73"/>
          </calcext:conditional-format>
          <calcext:conditional-format calcext:target-range-address="Sheet1.J73:Sheet1.J73">
            <calcext:condition calcext:apply-style-name="Good" calcext:value="=2" calcext:base-cell-address="Sheet1.J73"/>
          </calcext:conditional-format>
          <calcext:conditional-format calcext:target-range-address="Sheet1.J74:Sheet1.J74">
            <calcext:condition calcext:apply-style-name="Error" calcext:value="=1" calcext:base-cell-address="Sheet1.J74"/>
          </calcext:conditional-format>
          <calcext:conditional-format calcext:target-range-address="Sheet1.J74:Sheet1.J74">
            <calcext:condition calcext:apply-style-name="Good" calcext:value="=2" calcext:base-cell-address="Sheet1.J74"/>
          </calcext:conditional-format>
          <calcext:conditional-format calcext:target-range-address="Sheet1.J75:Sheet1.J75">
            <calcext:condition calcext:apply-style-name="Error" calcext:value="=1" calcext:base-cell-address="Sheet1.J75"/>
          </calcext:conditional-format>
          <calcext:conditional-format calcext:target-range-address="Sheet1.J75:Sheet1.J75">
            <calcext:condition calcext:apply-style-name="Good" calcext:value="=2" calcext:base-cell-address="Sheet1.J75"/>
          </calcext:conditional-format>
          <calcext:conditional-format calcext:target-range-address="Sheet1.J76:Sheet1.J76">
            <calcext:condition calcext:apply-style-name="Error" calcext:value="=1" calcext:base-cell-address="Sheet1.J76"/>
          </calcext:conditional-format>
          <calcext:conditional-format calcext:target-range-address="Sheet1.J76:Sheet1.J76">
            <calcext:condition calcext:apply-style-name="Good" calcext:value="=2" calcext:base-cell-address="Sheet1.J76"/>
          </calcext:conditional-format>
          <calcext:conditional-format calcext:target-range-address="Sheet1.J77:Sheet1.J77">
            <calcext:condition calcext:apply-style-name="Error" calcext:value="=1" calcext:base-cell-address="Sheet1.J77"/>
          </calcext:conditional-format>
          <calcext:conditional-format calcext:target-range-address="Sheet1.J77:Sheet1.J77">
            <calcext:condition calcext:apply-style-name="Good" calcext:value="=2" calcext:base-cell-address="Sheet1.J77"/>
          </calcext:conditional-format>
          <calcext:conditional-format calcext:target-range-address="Sheet1.J78:Sheet1.J78">
            <calcext:condition calcext:apply-style-name="Error" calcext:value="=1" calcext:base-cell-address="Sheet1.J78"/>
          </calcext:conditional-format>
          <calcext:conditional-format calcext:target-range-address="Sheet1.J78:Sheet1.J78">
            <calcext:condition calcext:apply-style-name="Good" calcext:value="=2" calcext:base-cell-address="Sheet1.J78"/>
          </calcext:conditional-format>
          <calcext:conditional-format calcext:target-range-address="Sheet1.J79:Sheet1.J79">
            <calcext:condition calcext:apply-style-name="Error" calcext:value="=1" calcext:base-cell-address="Sheet1.J79"/>
          </calcext:conditional-format>
          <calcext:conditional-format calcext:target-range-address="Sheet1.J79:Sheet1.J79">
            <calcext:condition calcext:apply-style-name="Good" calcext:value="=2" calcext:base-cell-address="Sheet1.J79"/>
          </calcext:conditional-format>
          <calcext:conditional-format calcext:target-range-address="Sheet1.J80:Sheet1.J80">
            <calcext:condition calcext:apply-style-name="Error" calcext:value="=1" calcext:base-cell-address="Sheet1.J80"/>
          </calcext:conditional-format>
          <calcext:conditional-format calcext:target-range-address="Sheet1.J80:Sheet1.J80">
            <calcext:condition calcext:apply-style-name="Good" calcext:value="=2" calcext:base-cell-address="Sheet1.J80"/>
          </calcext:conditional-format>
          <calcext:conditional-format calcext:target-range-address="Sheet1.J81:Sheet1.J81">
            <calcext:condition calcext:apply-style-name="Error" calcext:value="=1" calcext:base-cell-address="Sheet1.J81"/>
          </calcext:conditional-format>
          <calcext:conditional-format calcext:target-range-address="Sheet1.J81:Sheet1.J81">
            <calcext:condition calcext:apply-style-name="Good" calcext:value="=2" calcext:base-cell-address="Sheet1.J81"/>
          </calcext:conditional-format>
          <calcext:conditional-format calcext:target-range-address="Sheet1.J82:Sheet1.J82">
            <calcext:condition calcext:apply-style-name="Error" calcext:value="=1" calcext:base-cell-address="Sheet1.J82"/>
          </calcext:conditional-format>
          <calcext:conditional-format calcext:target-range-address="Sheet1.J82:Sheet1.J82">
            <calcext:condition calcext:apply-style-name="Good" calcext:value="=2" calcext:base-cell-address="Sheet1.J82"/>
          </calcext:conditional-format>
          <calcext:conditional-format calcext:target-range-address="Sheet1.J83:Sheet1.J83">
            <calcext:condition calcext:apply-style-name="Error" calcext:value="=1" calcext:base-cell-address="Sheet1.J83"/>
          </calcext:conditional-format>
          <calcext:conditional-format calcext:target-range-address="Sheet1.J83:Sheet1.J83">
            <calcext:condition calcext:apply-style-name="Good" calcext:value="=2" calcext:base-cell-address="Sheet1.J83"/>
          </calcext:conditional-format>
          <calcext:conditional-format calcext:target-range-address="Sheet1.J84:Sheet1.J84">
            <calcext:condition calcext:apply-style-name="Error" calcext:value="=1" calcext:base-cell-address="Sheet1.J84"/>
          </calcext:conditional-format>
          <calcext:conditional-format calcext:target-range-address="Sheet1.J84:Sheet1.J84">
            <calcext:condition calcext:apply-style-name="Good" calcext:value="=2" calcext:base-cell-address="Sheet1.J84"/>
          </calcext:conditional-format>
          <calcext:conditional-format calcext:target-range-address="Sheet1.J85:Sheet1.J85">
            <calcext:condition calcext:apply-style-name="Error" calcext:value="=1" calcext:base-cell-address="Sheet1.J85"/>
          </calcext:conditional-format>
          <calcext:conditional-format calcext:target-range-address="Sheet1.J85:Sheet1.J85">
            <calcext:condition calcext:apply-style-name="Good" calcext:value="=2" calcext:base-cell-address="Sheet1.J85"/>
          </calcext:conditional-format>
          <calcext:conditional-format calcext:target-range-address="Sheet1.J86:Sheet1.J86">
            <calcext:condition calcext:apply-style-name="Error" calcext:value="=1" calcext:base-cell-address="Sheet1.J86"/>
          </calcext:conditional-format>
          <calcext:conditional-format calcext:target-range-address="Sheet1.J86:Sheet1.J86">
            <calcext:condition calcext:apply-style-name="Good" calcext:value="=2" calcext:base-cell-address="Sheet1.J86"/>
          </calcext:conditional-format>
          <calcext:conditional-format calcext:target-range-address="Sheet1.J87:Sheet1.J87">
            <calcext:condition calcext:apply-style-name="Error" calcext:value="=1" calcext:base-cell-address="Sheet1.J87"/>
          </calcext:conditional-format>
          <calcext:conditional-format calcext:target-range-address="Sheet1.J87:Sheet1.J87">
            <calcext:condition calcext:apply-style-name="Good" calcext:value="=2" calcext:base-cell-address="Sheet1.J87"/>
          </calcext:conditional-format>
          <calcext:conditional-format calcext:target-range-address="Sheet1.J88:Sheet1.J88">
            <calcext:condition calcext:apply-style-name="Error" calcext:value="=1" calcext:base-cell-address="Sheet1.J88"/>
          </calcext:conditional-format>
          <calcext:conditional-format calcext:target-range-address="Sheet1.J88:Sheet1.J88">
            <calcext:condition calcext:apply-style-name="Good" calcext:value="=2" calcext:base-cell-address="Sheet1.J88"/>
          </calcext:conditional-format>
          <calcext:conditional-format calcext:target-range-address="Sheet1.J89:Sheet1.J89">
            <calcext:condition calcext:apply-style-name="Error" calcext:value="=1" calcext:base-cell-address="Sheet1.J89"/>
          </calcext:conditional-format>
          <calcext:conditional-format calcext:target-range-address="Sheet1.J89:Sheet1.J89">
            <calcext:condition calcext:apply-style-name="Good" calcext:value="=2" calcext:base-cell-address="Sheet1.J89"/>
          </calcext:conditional-format>
          <calcext:conditional-format calcext:target-range-address="Sheet1.J90:Sheet1.J90">
            <calcext:condition calcext:apply-style-name="Error" calcext:value="=1" calcext:base-cell-address="Sheet1.J90"/>
          </calcext:conditional-format>
          <calcext:conditional-format calcext:target-range-address="Sheet1.J90:Sheet1.J90">
            <calcext:condition calcext:apply-style-name="Good" calcext:value="=2" calcext:base-cell-address="Sheet1.J90"/>
          </calcext:conditional-format>
          <calcext:conditional-format calcext:target-range-address="Sheet1.J91:Sheet1.J91">
            <calcext:condition calcext:apply-style-name="Error" calcext:value="=1" calcext:base-cell-address="Sheet1.J91"/>
          </calcext:conditional-format>
          <calcext:conditional-format calcext:target-range-address="Sheet1.J91:Sheet1.J91">
            <calcext:condition calcext:apply-style-name="Good" calcext:value="=2" calcext:base-cell-address="Sheet1.J91"/>
          </calcext:conditional-format>
          <calcext:conditional-format calcext:target-range-address="Sheet1.J92:Sheet1.J92">
            <calcext:condition calcext:apply-style-name="Error" calcext:value="=1" calcext:base-cell-address="Sheet1.J92"/>
          </calcext:conditional-format>
          <calcext:conditional-format calcext:target-range-address="Sheet1.J92:Sheet1.J92">
            <calcext:condition calcext:apply-style-name="Good" calcext:value="=2" calcext:base-cell-address="Sheet1.J92"/>
          </calcext:conditional-format>
          <calcext:conditional-format calcext:target-range-address="Sheet1.J93:Sheet1.J93">
            <calcext:condition calcext:apply-style-name="Error" calcext:value="=1" calcext:base-cell-address="Sheet1.J93"/>
          </calcext:conditional-format>
          <calcext:conditional-format calcext:target-range-address="Sheet1.J93:Sheet1.J93">
            <calcext:condition calcext:apply-style-name="Good" calcext:value="=2" calcext:base-cell-address="Sheet1.J93"/>
          </calcext:conditional-format>
          <calcext:conditional-format calcext:target-range-address="Sheet1.J94:Sheet1.J94">
            <calcext:condition calcext:apply-style-name="Error" calcext:value="=1" calcext:base-cell-address="Sheet1.J94"/>
          </calcext:conditional-format>
          <calcext:conditional-format calcext:target-range-address="Sheet1.J94:Sheet1.J94">
            <calcext:condition calcext:apply-style-name="Good" calcext:value="=2" calcext:base-cell-address="Sheet1.J94"/>
          </calcext:conditional-format>
          <calcext:conditional-format calcext:target-range-address="Sheet1.J95:Sheet1.J95">
            <calcext:condition calcext:apply-style-name="Error" calcext:value="=1" calcext:base-cell-address="Sheet1.J95"/>
          </calcext:conditional-format>
          <calcext:conditional-format calcext:target-range-address="Sheet1.J95:Sheet1.J95">
            <calcext:condition calcext:apply-style-name="Good" calcext:value="=2" calcext:base-cell-address="Sheet1.J95"/>
          </calcext:conditional-format>
          <calcext:conditional-format calcext:target-range-address="Sheet1.J96:Sheet1.J96">
            <calcext:condition calcext:apply-style-name="Error" calcext:value="=1" calcext:base-cell-address="Sheet1.J96"/>
          </calcext:conditional-format>
          <calcext:conditional-format calcext:target-range-address="Sheet1.J96:Sheet1.J96">
            <calcext:condition calcext:apply-style-name="Good" calcext:value="=2" calcext:base-cell-address="Sheet1.J96"/>
          </calcext:conditional-format>
          <calcext:conditional-format calcext:target-range-address="Sheet1.J97:Sheet1.J97">
            <calcext:condition calcext:apply-style-name="Error" calcext:value="=1" calcext:base-cell-address="Sheet1.J97"/>
          </calcext:conditional-format>
          <calcext:conditional-format calcext:target-range-address="Sheet1.J97:Sheet1.J97">
            <calcext:condition calcext:apply-style-name="Good" calcext:value="=2" calcext:base-cell-address="Sheet1.J97"/>
          </calcext:conditional-format>
          <calcext:conditional-format calcext:target-range-address="Sheet1.J98:Sheet1.J98">
            <calcext:condition calcext:apply-style-name="Error" calcext:value="=1" calcext:base-cell-address="Sheet1.J98"/>
          </calcext:conditional-format>
          <calcext:conditional-format calcext:target-range-address="Sheet1.J98:Sheet1.J98">
            <calcext:condition calcext:apply-style-name="Good" calcext:value="=2" calcext:base-cell-address="Sheet1.J98"/>
          </calcext:conditional-format>
          <calcext:conditional-format calcext:target-range-address="Sheet1.J99:Sheet1.J99">
            <calcext:condition calcext:apply-style-name="Error" calcext:value="=1" calcext:base-cell-address="Sheet1.J99"/>
          </calcext:conditional-format>
          <calcext:conditional-format calcext:target-range-address="Sheet1.J99:Sheet1.J99">
            <calcext:condition calcext:apply-style-name="Good" calcext:value="=2" calcext:base-cell-address="Sheet1.J99"/>
          </calcext:conditional-format>
          <calcext:conditional-format calcext:target-range-address="Sheet1.J100:Sheet1.J100">
            <calcext:condition calcext:apply-style-name="Error" calcext:value="=1" calcext:base-cell-address="Sheet1.J100"/>
          </calcext:conditional-format>
          <calcext:conditional-format calcext:target-range-address="Sheet1.J100:Sheet1.J100">
            <calcext:condition calcext:apply-style-name="Good" calcext:value="=2" calcext:base-cell-address="Sheet1.J100"/>
          </calcext:conditional-format>
          <calcext:conditional-format calcext:target-range-address="Sheet1.J101:Sheet1.J101">
            <calcext:condition calcext:apply-style-name="Error" calcext:value="=1" calcext:base-cell-address="Sheet1.J101"/>
          </calcext:conditional-format>
          <calcext:conditional-format calcext:target-range-address="Sheet1.J101:Sheet1.J101">
            <calcext:condition calcext:apply-style-name="Good" calcext:value="=2" calcext:base-cell-address="Sheet1.J101"/>
          </calcext:conditional-format>
          <calcext:conditional-format calcext:target-range-address="Sheet1.J102:Sheet1.J102">
            <calcext:condition calcext:apply-style-name="Error" calcext:value="=1" calcext:base-cell-address="Sheet1.J102"/>
          </calcext:conditional-format>
          <calcext:conditional-format calcext:target-range-address="Sheet1.J102:Sheet1.J102">
            <calcext:condition calcext:apply-style-name="Good" calcext:value="=2" calcext:base-cell-address="Sheet1.J102"/>
          </calcext:conditional-format>
          <calcext:conditional-format calcext:target-range-address="Sheet1.J103:Sheet1.J103">
            <calcext:condition calcext:apply-style-name="Error" calcext:value="=1" calcext:base-cell-address="Sheet1.J103"/>
          </calcext:conditional-format>
          <calcext:conditional-format calcext:target-range-address="Sheet1.J103:Sheet1.J103">
            <calcext:condition calcext:apply-style-name="Good" calcext:value="=2" calcext:base-cell-address="Sheet1.J103"/>
          </calcext:conditional-format>
          <calcext:conditional-format calcext:target-range-address="Sheet1.J104:Sheet1.J104">
            <calcext:condition calcext:apply-style-name="Error" calcext:value="=1" calcext:base-cell-address="Sheet1.J104"/>
          </calcext:conditional-format>
          <calcext:conditional-format calcext:target-range-address="Sheet1.J104:Sheet1.J104">
            <calcext:condition calcext:apply-style-name="Good" calcext:value="=2" calcext:base-cell-address="Sheet1.J104"/>
          </calcext:conditional-format>
          <calcext:conditional-format calcext:target-range-address="Sheet1.J105:Sheet1.J105">
            <calcext:condition calcext:apply-style-name="Error" calcext:value="=1" calcext:base-cell-address="Sheet1.J105"/>
          </calcext:conditional-format>
          <calcext:conditional-format calcext:target-range-address="Sheet1.J105:Sheet1.J105">
            <calcext:condition calcext:apply-style-name="Good" calcext:value="=2" calcext:base-cell-address="Sheet1.J105"/>
          </calcext:conditional-format>
          <calcext:conditional-format calcext:target-range-address="Sheet1.J106:Sheet1.J106">
            <calcext:condition calcext:apply-style-name="Error" calcext:value="=1" calcext:base-cell-address="Sheet1.J106"/>
          </calcext:conditional-format>
          <calcext:conditional-format calcext:target-range-address="Sheet1.J106:Sheet1.J106">
            <calcext:condition calcext:apply-style-name="Good" calcext:value="=2" calcext:base-cell-address="Sheet1.J106"/>
          </calcext:conditional-format>
          <calcext:conditional-format calcext:target-range-address="Sheet1.J107:Sheet1.J107">
            <calcext:condition calcext:apply-style-name="Error" calcext:value="=1" calcext:base-cell-address="Sheet1.J107"/>
          </calcext:conditional-format>
          <calcext:conditional-format calcext:target-range-address="Sheet1.J107:Sheet1.J107">
            <calcext:condition calcext:apply-style-name="Good" calcext:value="=2" calcext:base-cell-address="Sheet1.J107"/>
          </calcext:conditional-format>
          <calcext:conditional-format calcext:target-range-address="Sheet1.J108:Sheet1.J108">
            <calcext:condition calcext:apply-style-name="Error" calcext:value="=1" calcext:base-cell-address="Sheet1.J108"/>
          </calcext:conditional-format>
          <calcext:conditional-format calcext:target-range-address="Sheet1.J108:Sheet1.J108">
            <calcext:condition calcext:apply-style-name="Good" calcext:value="=2" calcext:base-cell-address="Sheet1.J108"/>
          </calcext:conditional-format>
          <calcext:conditional-format calcext:target-range-address="Sheet1.J109:Sheet1.J109">
            <calcext:condition calcext:apply-style-name="Error" calcext:value="=1" calcext:base-cell-address="Sheet1.J109"/>
          </calcext:conditional-format>
          <calcext:conditional-format calcext:target-range-address="Sheet1.J109:Sheet1.J109">
            <calcext:condition calcext:apply-style-name="Good" calcext:value="=2" calcext:base-cell-address="Sheet1.J109"/>
          </calcext:conditional-format>
          <calcext:conditional-format calcext:target-range-address="Sheet1.J110:Sheet1.J110">
            <calcext:condition calcext:apply-style-name="Error" calcext:value="=1" calcext:base-cell-address="Sheet1.J110"/>
          </calcext:conditional-format>
          <calcext:conditional-format calcext:target-range-address="Sheet1.J110:Sheet1.J110">
            <calcext:condition calcext:apply-style-name="Good" calcext:value="=2" calcext:base-cell-address="Sheet1.J110"/>
          </calcext:conditional-format>
          <calcext:conditional-format calcext:target-range-address="Sheet1.J111:Sheet1.J111">
            <calcext:condition calcext:apply-style-name="Error" calcext:value="=1" calcext:base-cell-address="Sheet1.J111"/>
          </calcext:conditional-format>
          <calcext:conditional-format calcext:target-range-address="Sheet1.J111:Sheet1.J111">
            <calcext:condition calcext:apply-style-name="Good" calcext:value="=2" calcext:base-cell-address="Sheet1.J111"/>
          </calcext:conditional-format>
          <calcext:conditional-format calcext:target-range-address="Sheet1.J112:Sheet1.J112">
            <calcext:condition calcext:apply-style-name="Error" calcext:value="=1" calcext:base-cell-address="Sheet1.J112"/>
          </calcext:conditional-format>
          <calcext:conditional-format calcext:target-range-address="Sheet1.J112:Sheet1.J112">
            <calcext:condition calcext:apply-style-name="Good" calcext:value="=2" calcext:base-cell-address="Sheet1.J112"/>
          </calcext:conditional-format>
          <calcext:conditional-format calcext:target-range-address="Sheet1.J113:Sheet1.J113">
            <calcext:condition calcext:apply-style-name="Error" calcext:value="=1" calcext:base-cell-address="Sheet1.J113"/>
          </calcext:conditional-format>
          <calcext:conditional-format calcext:target-range-address="Sheet1.J113:Sheet1.J113">
            <calcext:condition calcext:apply-style-name="Good" calcext:value="=2" calcext:base-cell-address="Sheet1.J113"/>
          </calcext:conditional-format>
          <calcext:conditional-format calcext:target-range-address="Sheet1.J114:Sheet1.J114">
            <calcext:condition calcext:apply-style-name="Error" calcext:value="=1" calcext:base-cell-address="Sheet1.J114"/>
          </calcext:conditional-format>
          <calcext:conditional-format calcext:target-range-address="Sheet1.J114:Sheet1.J114">
            <calcext:condition calcext:apply-style-name="Good" calcext:value="=2" calcext:base-cell-address="Sheet1.J114"/>
          </calcext:conditional-format>
          <calcext:conditional-format calcext:target-range-address="Sheet1.J115:Sheet1.J115">
            <calcext:condition calcext:apply-style-name="Error" calcext:value="=1" calcext:base-cell-address="Sheet1.J115"/>
          </calcext:conditional-format>
          <calcext:conditional-format calcext:target-range-address="Sheet1.J115:Sheet1.J115">
            <calcext:condition calcext:apply-style-name="Good" calcext:value="=2" calcext:base-cell-address="Sheet1.J115"/>
          </calcext:conditional-format>
          <calcext:conditional-format calcext:target-range-address="Sheet1.J116:Sheet1.J116">
            <calcext:condition calcext:apply-style-name="Error" calcext:value="=1" calcext:base-cell-address="Sheet1.J116"/>
          </calcext:conditional-format>
          <calcext:conditional-format calcext:target-range-address="Sheet1.J116:Sheet1.J116">
            <calcext:condition calcext:apply-style-name="Good" calcext:value="=2" calcext:base-cell-address="Sheet1.J116"/>
          </calcext:conditional-format>
          <calcext:conditional-format calcext:target-range-address="Sheet1.J117:Sheet1.J117">
            <calcext:condition calcext:apply-style-name="Error" calcext:value="=1" calcext:base-cell-address="Sheet1.J117"/>
          </calcext:conditional-format>
          <calcext:conditional-format calcext:target-range-address="Sheet1.J117:Sheet1.J117">
            <calcext:condition calcext:apply-style-name="Good" calcext:value="=2" calcext:base-cell-address="Sheet1.J117"/>
          </calcext:conditional-format>
          <calcext:conditional-format calcext:target-range-address="Sheet1.J118:Sheet1.J118">
            <calcext:condition calcext:apply-style-name="Error" calcext:value="=1" calcext:base-cell-address="Sheet1.J118"/>
          </calcext:conditional-format>
          <calcext:conditional-format calcext:target-range-address="Sheet1.J118:Sheet1.J118">
            <calcext:condition calcext:apply-style-name="Good" calcext:value="=2" calcext:base-cell-address="Sheet1.J118"/>
          </calcext:conditional-format>
          <calcext:conditional-format calcext:target-range-address="Sheet1.J119:Sheet1.J119">
            <calcext:condition calcext:apply-style-name="Error" calcext:value="=1" calcext:base-cell-address="Sheet1.J119"/>
          </calcext:conditional-format>
          <calcext:conditional-format calcext:target-range-address="Sheet1.J119:Sheet1.J119">
            <calcext:condition calcext:apply-style-name="Good" calcext:value="=2" calcext:base-cell-address="Sheet1.J119"/>
          </calcext:conditional-format>
          <calcext:conditional-format calcext:target-range-address="Sheet1.J120:Sheet1.J120">
            <calcext:condition calcext:apply-style-name="Error" calcext:value="=1" calcext:base-cell-address="Sheet1.J120"/>
          </calcext:conditional-format>
          <calcext:conditional-format calcext:target-range-address="Sheet1.J120:Sheet1.J120">
            <calcext:condition calcext:apply-style-name="Good" calcext:value="=2" calcext:base-cell-address="Sheet1.J120"/>
          </calcext:conditional-format>
          <calcext:conditional-format calcext:target-range-address="Sheet1.J121:Sheet1.J121">
            <calcext:condition calcext:apply-style-name="Error" calcext:value="=1" calcext:base-cell-address="Sheet1.J121"/>
          </calcext:conditional-format>
          <calcext:conditional-format calcext:target-range-address="Sheet1.J121:Sheet1.J121">
            <calcext:condition calcext:apply-style-name="Good" calcext:value="=2" calcext:base-cell-address="Sheet1.J121"/>
          </calcext:conditional-format>
          <calcext:conditional-format calcext:target-range-address="Sheet1.J122:Sheet1.J122">
            <calcext:condition calcext:apply-style-name="Error" calcext:value="=1" calcext:base-cell-address="Sheet1.J122"/>
          </calcext:conditional-format>
          <calcext:conditional-format calcext:target-range-address="Sheet1.J122:Sheet1.J122">
            <calcext:condition calcext:apply-style-name="Good" calcext:value="=2" calcext:base-cell-address="Sheet1.J122"/>
          </calcext:conditional-format>
          <calcext:conditional-format calcext:target-range-address="Sheet1.J123:Sheet1.J123">
            <calcext:condition calcext:apply-style-name="Error" calcext:value="=1" calcext:base-cell-address="Sheet1.J123"/>
          </calcext:conditional-format>
          <calcext:conditional-format calcext:target-range-address="Sheet1.J123:Sheet1.J123">
            <calcext:condition calcext:apply-style-name="Good" calcext:value="=2" calcext:base-cell-address="Sheet1.J123"/>
          </calcext:conditional-format>
          <calcext:conditional-format calcext:target-range-address="Sheet1.J124:Sheet1.J124">
            <calcext:condition calcext:apply-style-name="Error" calcext:value="=1" calcext:base-cell-address="Sheet1.J124"/>
          </calcext:conditional-format>
          <calcext:conditional-format calcext:target-range-address="Sheet1.J124:Sheet1.J124">
            <calcext:condition calcext:apply-style-name="Good" calcext:value="=2" calcext:base-cell-address="Sheet1.J124"/>
          </calcext:conditional-format>
          <calcext:conditional-format calcext:target-range-address="Sheet1.J125:Sheet1.J125">
            <calcext:condition calcext:apply-style-name="Error" calcext:value="=1" calcext:base-cell-address="Sheet1.J125"/>
          </calcext:conditional-format>
          <calcext:conditional-format calcext:target-range-address="Sheet1.J125:Sheet1.J125">
            <calcext:condition calcext:apply-style-name="Good" calcext:value="=2" calcext:base-cell-address="Sheet1.J125"/>
          </calcext:conditional-format>
          <calcext:conditional-format calcext:target-range-address="Sheet1.J126:Sheet1.J126">
            <calcext:condition calcext:apply-style-name="Error" calcext:value="=1" calcext:base-cell-address="Sheet1.J126"/>
          </calcext:conditional-format>
          <calcext:conditional-format calcext:target-range-address="Sheet1.J126:Sheet1.J126">
            <calcext:condition calcext:apply-style-name="Good" calcext:value="=2" calcext:base-cell-address="Sheet1.J126"/>
          </calcext:conditional-format>
          <calcext:conditional-format calcext:target-range-address="Sheet1.J127:Sheet1.J127">
            <calcext:condition calcext:apply-style-name="Error" calcext:value="=1" calcext:base-cell-address="Sheet1.J127"/>
          </calcext:conditional-format>
          <calcext:conditional-format calcext:target-range-address="Sheet1.J127:Sheet1.J127">
            <calcext:condition calcext:apply-style-name="Good" calcext:value="=2" calcext:base-cell-address="Sheet1.J127"/>
          </calcext:conditional-format>
          <calcext:conditional-format calcext:target-range-address="Sheet1.J128:Sheet1.J128">
            <calcext:condition calcext:apply-style-name="Error" calcext:value="=1" calcext:base-cell-address="Sheet1.J128"/>
          </calcext:conditional-format>
          <calcext:conditional-format calcext:target-range-address="Sheet1.J128:Sheet1.J128">
            <calcext:condition calcext:apply-style-name="Good" calcext:value="=2" calcext:base-cell-address="Sheet1.J128"/>
          </calcext:conditional-format>
          <calcext:conditional-format calcext:target-range-address="Sheet1.J129:Sheet1.J129">
            <calcext:condition calcext:apply-style-name="Error" calcext:value="=1" calcext:base-cell-address="Sheet1.J129"/>
          </calcext:conditional-format>
          <calcext:conditional-format calcext:target-range-address="Sheet1.J129:Sheet1.J129">
            <calcext:condition calcext:apply-style-name="Good" calcext:value="=2" calcext:base-cell-address="Sheet1.J129"/>
          </calcext:conditional-format>
          <calcext:conditional-format calcext:target-range-address="Sheet1.J130:Sheet1.J130">
            <calcext:condition calcext:apply-style-name="Error" calcext:value="=1" calcext:base-cell-address="Sheet1.J130"/>
          </calcext:conditional-format>
          <calcext:conditional-format calcext:target-range-address="Sheet1.J130:Sheet1.J130">
            <calcext:condition calcext:apply-style-name="Good" calcext:value="=2" calcext:base-cell-address="Sheet1.J130"/>
          </calcext:conditional-format>
          <calcext:conditional-format calcext:target-range-address="Sheet1.J131:Sheet1.J131">
            <calcext:condition calcext:apply-style-name="Error" calcext:value="=1" calcext:base-cell-address="Sheet1.J131"/>
          </calcext:conditional-format>
          <calcext:conditional-format calcext:target-range-address="Sheet1.J131:Sheet1.J131">
            <calcext:condition calcext:apply-style-name="Good" calcext:value="=2" calcext:base-cell-address="Sheet1.J131"/>
          </calcext:conditional-format>
          <calcext:conditional-format calcext:target-range-address="Sheet1.J132:Sheet1.J132">
            <calcext:condition calcext:apply-style-name="Error" calcext:value="=1" calcext:base-cell-address="Sheet1.J132"/>
          </calcext:conditional-format>
          <calcext:conditional-format calcext:target-range-address="Sheet1.J132:Sheet1.J132">
            <calcext:condition calcext:apply-style-name="Good" calcext:value="=2" calcext:base-cell-address="Sheet1.J132"/>
          </calcext:conditional-format>
          <calcext:conditional-format calcext:target-range-address="Sheet1.J133:Sheet1.J133">
            <calcext:condition calcext:apply-style-name="Error" calcext:value="=1" calcext:base-cell-address="Sheet1.J133"/>
          </calcext:conditional-format>
          <calcext:conditional-format calcext:target-range-address="Sheet1.J133:Sheet1.J133">
            <calcext:condition calcext:apply-style-name="Good" calcext:value="=2" calcext:base-cell-address="Sheet1.J133"/>
          </calcext:conditional-format>
          <calcext:conditional-format calcext:target-range-address="Sheet1.J134:Sheet1.J134">
            <calcext:condition calcext:apply-style-name="Error" calcext:value="=1" calcext:base-cell-address="Sheet1.J134"/>
          </calcext:conditional-format>
          <calcext:conditional-format calcext:target-range-address="Sheet1.J134:Sheet1.J134">
            <calcext:condition calcext:apply-style-name="Good" calcext:value="=2" calcext:base-cell-address="Sheet1.J134"/>
          </calcext:conditional-format>
          <calcext:conditional-format calcext:target-range-address="Sheet1.J135:Sheet1.J135">
            <calcext:condition calcext:apply-style-name="Error" calcext:value="=1" calcext:base-cell-address="Sheet1.J135"/>
          </calcext:conditional-format>
          <calcext:conditional-format calcext:target-range-address="Sheet1.J135:Sheet1.J135">
            <calcext:condition calcext:apply-style-name="Good" calcext:value="=2" calcext:base-cell-address="Sheet1.J135"/>
          </calcext:conditional-format>
          <calcext:conditional-format calcext:target-range-address="Sheet1.J136:Sheet1.J136">
            <calcext:condition calcext:apply-style-name="Error" calcext:value="=1" calcext:base-cell-address="Sheet1.J136"/>
          </calcext:conditional-format>
          <calcext:conditional-format calcext:target-range-address="Sheet1.J136:Sheet1.J136">
            <calcext:condition calcext:apply-style-name="Good" calcext:value="=2" calcext:base-cell-address="Sheet1.J136"/>
          </calcext:conditional-format>
          <calcext:conditional-format calcext:target-range-address="Sheet1.J137:Sheet1.J137">
            <calcext:condition calcext:apply-style-name="Error" calcext:value="=1" calcext:base-cell-address="Sheet1.J137"/>
          </calcext:conditional-format>
          <calcext:conditional-format calcext:target-range-address="Sheet1.J137:Sheet1.J137">
            <calcext:condition calcext:apply-style-name="Good" calcext:value="=2" calcext:base-cell-address="Sheet1.J137"/>
          </calcext:conditional-format>
          <calcext:conditional-format calcext:target-range-address="Sheet1.J138:Sheet1.J138">
            <calcext:condition calcext:apply-style-name="Error" calcext:value="=1" calcext:base-cell-address="Sheet1.J138"/>
          </calcext:conditional-format>
          <calcext:conditional-format calcext:target-range-address="Sheet1.J138:Sheet1.J138">
            <calcext:condition calcext:apply-style-name="Good" calcext:value="=2" calcext:base-cell-address="Sheet1.J138"/>
          </calcext:conditional-format>
          <calcext:conditional-format calcext:target-range-address="Sheet1.J139:Sheet1.J139">
            <calcext:condition calcext:apply-style-name="Error" calcext:value="=1" calcext:base-cell-address="Sheet1.J139"/>
          </calcext:conditional-format>
          <calcext:conditional-format calcext:target-range-address="Sheet1.J139:Sheet1.J139">
            <calcext:condition calcext:apply-style-name="Good" calcext:value="=2" calcext:base-cell-address="Sheet1.J139"/>
          </calcext:conditional-format>
          <calcext:conditional-format calcext:target-range-address="Sheet1.J140:Sheet1.J140">
            <calcext:condition calcext:apply-style-name="Error" calcext:value="=1" calcext:base-cell-address="Sheet1.J140"/>
          </calcext:conditional-format>
          <calcext:conditional-format calcext:target-range-address="Sheet1.J140:Sheet1.J140">
            <calcext:condition calcext:apply-style-name="Good" calcext:value="=2" calcext:base-cell-address="Sheet1.J140"/>
          </calcext:conditional-format>
          <calcext:conditional-format calcext:target-range-address="Sheet1.J141:Sheet1.J141">
            <calcext:condition calcext:apply-style-name="Error" calcext:value="=1" calcext:base-cell-address="Sheet1.J141"/>
          </calcext:conditional-format>
          <calcext:conditional-format calcext:target-range-address="Sheet1.J141:Sheet1.J141">
            <calcext:condition calcext:apply-style-name="Good" calcext:value="=2" calcext:base-cell-address="Sheet1.J141"/>
          </calcext:conditional-format>
          <calcext:conditional-format calcext:target-range-address="Sheet1.J142:Sheet1.J142">
            <calcext:condition calcext:apply-style-name="Error" calcext:value="=1" calcext:base-cell-address="Sheet1.J142"/>
          </calcext:conditional-format>
          <calcext:conditional-format calcext:target-range-address="Sheet1.J142:Sheet1.J142">
            <calcext:condition calcext:apply-style-name="Good" calcext:value="=2" calcext:base-cell-address="Sheet1.J142"/>
          </calcext:conditional-format>
          <calcext:conditional-format calcext:target-range-address="Sheet1.J143:Sheet1.J143">
            <calcext:condition calcext:apply-style-name="Error" calcext:value="=1" calcext:base-cell-address="Sheet1.J143"/>
          </calcext:conditional-format>
          <calcext:conditional-format calcext:target-range-address="Sheet1.J143:Sheet1.J143">
            <calcext:condition calcext:apply-style-name="Good" calcext:value="=2" calcext:base-cell-address="Sheet1.J143"/>
          </calcext:conditional-format>
          <calcext:conditional-format calcext:target-range-address="Sheet1.J144:Sheet1.J144">
            <calcext:condition calcext:apply-style-name="Error" calcext:value="=1" calcext:base-cell-address="Sheet1.J144"/>
          </calcext:conditional-format>
          <calcext:conditional-format calcext:target-range-address="Sheet1.J144:Sheet1.J144">
            <calcext:condition calcext:apply-style-name="Good" calcext:value="=2" calcext:base-cell-address="Sheet1.J144"/>
          </calcext:conditional-format>
          <calcext:conditional-format calcext:target-range-address="Sheet1.J145:Sheet1.J145">
            <calcext:condition calcext:apply-style-name="Error" calcext:value="=1" calcext:base-cell-address="Sheet1.J145"/>
          </calcext:conditional-format>
          <calcext:conditional-format calcext:target-range-address="Sheet1.J145:Sheet1.J145">
            <calcext:condition calcext:apply-style-name="Good" calcext:value="=2" calcext:base-cell-address="Sheet1.J145"/>
          </calcext:conditional-format>
          <calcext:conditional-format calcext:target-range-address="Sheet1.J146:Sheet1.J146">
            <calcext:condition calcext:apply-style-name="Error" calcext:value="=1" calcext:base-cell-address="Sheet1.J146"/>
          </calcext:conditional-format>
          <calcext:conditional-format calcext:target-range-address="Sheet1.J146:Sheet1.J146">
            <calcext:condition calcext:apply-style-name="Good" calcext:value="=2" calcext:base-cell-address="Sheet1.J146"/>
          </calcext:conditional-format>
          <calcext:conditional-format calcext:target-range-address="Sheet1.J147:Sheet1.J147">
            <calcext:condition calcext:apply-style-name="Error" calcext:value="=1" calcext:base-cell-address="Sheet1.J147"/>
          </calcext:conditional-format>
          <calcext:conditional-format calcext:target-range-address="Sheet1.J147:Sheet1.J147">
            <calcext:condition calcext:apply-style-name="Good" calcext:value="=2" calcext:base-cell-address="Sheet1.J147"/>
          </calcext:conditional-format>
          <calcext:conditional-format calcext:target-range-address="Sheet1.J148:Sheet1.J148">
            <calcext:condition calcext:apply-style-name="Error" calcext:value="=1" calcext:base-cell-address="Sheet1.J148"/>
          </calcext:conditional-format>
          <calcext:conditional-format calcext:target-range-address="Sheet1.J148:Sheet1.J148">
            <calcext:condition calcext:apply-style-name="Good" calcext:value="=2" calcext:base-cell-address="Sheet1.J148"/>
          </calcext:conditional-format>
          <calcext:conditional-format calcext:target-range-address="Sheet1.J149:Sheet1.J149">
            <calcext:condition calcext:apply-style-name="Error" calcext:value="=1" calcext:base-cell-address="Sheet1.J149"/>
          </calcext:conditional-format>
          <calcext:conditional-format calcext:target-range-address="Sheet1.J149:Sheet1.J149">
            <calcext:condition calcext:apply-style-name="Good" calcext:value="=2" calcext:base-cell-address="Sheet1.J149"/>
          </calcext:conditional-format>
          <calcext:conditional-format calcext:target-range-address="Sheet1.J150:Sheet1.J150">
            <calcext:condition calcext:apply-style-name="Error" calcext:value="=1" calcext:base-cell-address="Sheet1.J150"/>
          </calcext:conditional-format>
          <calcext:conditional-format calcext:target-range-address="Sheet1.J150:Sheet1.J150">
            <calcext:condition calcext:apply-style-name="Good" calcext:value="=2" calcext:base-cell-address="Sheet1.J150"/>
          </calcext:conditional-format>
          <calcext:conditional-format calcext:target-range-address="Sheet1.J151:Sheet1.J151">
            <calcext:condition calcext:apply-style-name="Error" calcext:value="=1" calcext:base-cell-address="Sheet1.J151"/>
          </calcext:conditional-format>
          <calcext:conditional-format calcext:target-range-address="Sheet1.J151:Sheet1.J151">
            <calcext:condition calcext:apply-style-name="Good" calcext:value="=2" calcext:base-cell-address="Sheet1.J151"/>
          </calcext:conditional-format>
          <calcext:conditional-format calcext:target-range-address="Sheet1.J152:Sheet1.J152">
            <calcext:condition calcext:apply-style-name="Error" calcext:value="=1" calcext:base-cell-address="Sheet1.J152"/>
          </calcext:conditional-format>
          <calcext:conditional-format calcext:target-range-address="Sheet1.J152:Sheet1.J152">
            <calcext:condition calcext:apply-style-name="Good" calcext:value="=2" calcext:base-cell-address="Sheet1.J152"/>
          </calcext:conditional-format>
          <calcext:conditional-format calcext:target-range-address="Sheet1.J153:Sheet1.J153">
            <calcext:condition calcext:apply-style-name="Error" calcext:value="=1" calcext:base-cell-address="Sheet1.J153"/>
          </calcext:conditional-format>
          <calcext:conditional-format calcext:target-range-address="Sheet1.J153:Sheet1.J153">
            <calcext:condition calcext:apply-style-name="Good" calcext:value="=2" calcext:base-cell-address="Sheet1.J153"/>
          </calcext:conditional-format>
          <calcext:conditional-format calcext:target-range-address="Sheet1.J154:Sheet1.J154">
            <calcext:condition calcext:apply-style-name="Error" calcext:value="=1" calcext:base-cell-address="Sheet1.J154"/>
          </calcext:conditional-format>
          <calcext:conditional-format calcext:target-range-address="Sheet1.J154:Sheet1.J154">
            <calcext:condition calcext:apply-style-name="Good" calcext:value="=2" calcext:base-cell-address="Sheet1.J154"/>
          </calcext:conditional-format>
          <calcext:conditional-format calcext:target-range-address="Sheet1.J155:Sheet1.J155">
            <calcext:condition calcext:apply-style-name="Error" calcext:value="=1" calcext:base-cell-address="Sheet1.J155"/>
          </calcext:conditional-format>
          <calcext:conditional-format calcext:target-range-address="Sheet1.J155:Sheet1.J155">
            <calcext:condition calcext:apply-style-name="Good" calcext:value="=2" calcext:base-cell-address="Sheet1.J155"/>
          </calcext:conditional-format>
          <calcext:conditional-format calcext:target-range-address="Sheet1.J156:Sheet1.J156">
            <calcext:condition calcext:apply-style-name="Error" calcext:value="=1" calcext:base-cell-address="Sheet1.J156"/>
          </calcext:conditional-format>
          <calcext:conditional-format calcext:target-range-address="Sheet1.J156:Sheet1.J156">
            <calcext:condition calcext:apply-style-name="Good" calcext:value="=2" calcext:base-cell-address="Sheet1.J156"/>
          </calcext:conditional-format>
          <calcext:conditional-format calcext:target-range-address="Sheet1.J157:Sheet1.J157">
            <calcext:condition calcext:apply-style-name="Error" calcext:value="=1" calcext:base-cell-address="Sheet1.J157"/>
          </calcext:conditional-format>
          <calcext:conditional-format calcext:target-range-address="Sheet1.J157:Sheet1.J157">
            <calcext:condition calcext:apply-style-name="Good" calcext:value="=2" calcext:base-cell-address="Sheet1.J157"/>
          </calcext:conditional-format>
          <calcext:conditional-format calcext:target-range-address="Sheet1.J158:Sheet1.J158">
            <calcext:condition calcext:apply-style-name="Error" calcext:value="=1" calcext:base-cell-address="Sheet1.J158"/>
          </calcext:conditional-format>
          <calcext:conditional-format calcext:target-range-address="Sheet1.J158:Sheet1.J158">
            <calcext:condition calcext:apply-style-name="Good" calcext:value="=2" calcext:base-cell-address="Sheet1.J158"/>
          </calcext:conditional-format>
          <calcext:conditional-format calcext:target-range-address="Sheet1.J159:Sheet1.J159">
            <calcext:condition calcext:apply-style-name="Error" calcext:value="=1" calcext:base-cell-address="Sheet1.J159"/>
          </calcext:conditional-format>
          <calcext:conditional-format calcext:target-range-address="Sheet1.J159:Sheet1.J159">
            <calcext:condition calcext:apply-style-name="Good" calcext:value="=2" calcext:base-cell-address="Sheet1.J159"/>
          </calcext:conditional-format>
          <calcext:conditional-format calcext:target-range-address="Sheet1.J160:Sheet1.J160">
            <calcext:condition calcext:apply-style-name="Error" calcext:value="=1" calcext:base-cell-address="Sheet1.J160"/>
          </calcext:conditional-format>
          <calcext:conditional-format calcext:target-range-address="Sheet1.J160:Sheet1.J160">
            <calcext:condition calcext:apply-style-name="Good" calcext:value="=2" calcext:base-cell-address="Sheet1.J160"/>
          </calcext:conditional-format>
          <calcext:conditional-format calcext:target-range-address="Sheet1.J161:Sheet1.J161">
            <calcext:condition calcext:apply-style-name="Error" calcext:value="=1" calcext:base-cell-address="Sheet1.J161"/>
          </calcext:conditional-format>
          <calcext:conditional-format calcext:target-range-address="Sheet1.J161:Sheet1.J161">
            <calcext:condition calcext:apply-style-name="Good" calcext:value="=2" calcext:base-cell-address="Sheet1.J161"/>
          </calcext:conditional-format>
          <calcext:conditional-format calcext:target-range-address="Sheet1.J162:Sheet1.J162">
            <calcext:condition calcext:apply-style-name="Error" calcext:value="=1" calcext:base-cell-address="Sheet1.J162"/>
          </calcext:conditional-format>
          <calcext:conditional-format calcext:target-range-address="Sheet1.J162:Sheet1.J162">
            <calcext:condition calcext:apply-style-name="Good" calcext:value="=2" calcext:base-cell-address="Sheet1.J162"/>
          </calcext:conditional-format>
          <calcext:conditional-format calcext:target-range-address="Sheet1.J163:Sheet1.J163">
            <calcext:condition calcext:apply-style-name="Error" calcext:value="=1" calcext:base-cell-address="Sheet1.J163"/>
          </calcext:conditional-format>
          <calcext:conditional-format calcext:target-range-address="Sheet1.J163:Sheet1.J163">
            <calcext:condition calcext:apply-style-name="Good" calcext:value="=2" calcext:base-cell-address="Sheet1.J163"/>
          </calcext:conditional-format>
          <calcext:conditional-format calcext:target-range-address="Sheet1.J164:Sheet1.J164">
            <calcext:condition calcext:apply-style-name="Error" calcext:value="=1" calcext:base-cell-address="Sheet1.J164"/>
          </calcext:conditional-format>
          <calcext:conditional-format calcext:target-range-address="Sheet1.J164:Sheet1.J164">
            <calcext:condition calcext:apply-style-name="Good" calcext:value="=2" calcext:base-cell-address="Sheet1.J164"/>
          </calcext:conditional-format>
          <calcext:conditional-format calcext:target-range-address="Sheet1.J165:Sheet1.J165">
            <calcext:condition calcext:apply-style-name="Error" calcext:value="=1" calcext:base-cell-address="Sheet1.J165"/>
          </calcext:conditional-format>
          <calcext:conditional-format calcext:target-range-address="Sheet1.J165:Sheet1.J165">
            <calcext:condition calcext:apply-style-name="Good" calcext:value="=2" calcext:base-cell-address="Sheet1.J165"/>
          </calcext:conditional-format>
          <calcext:conditional-format calcext:target-range-address="Sheet1.J166:Sheet1.J166">
            <calcext:condition calcext:apply-style-name="Error" calcext:value="=1" calcext:base-cell-address="Sheet1.J166"/>
          </calcext:conditional-format>
          <calcext:conditional-format calcext:target-range-address="Sheet1.J166:Sheet1.J166">
            <calcext:condition calcext:apply-style-name="Good" calcext:value="=2" calcext:base-cell-address="Sheet1.J166"/>
          </calcext:conditional-format>
          <calcext:conditional-format calcext:target-range-address="Sheet1.J167:Sheet1.J167">
            <calcext:condition calcext:apply-style-name="Error" calcext:value="=1" calcext:base-cell-address="Sheet1.J167"/>
          </calcext:conditional-format>
          <calcext:conditional-format calcext:target-range-address="Sheet1.J167:Sheet1.J167">
            <calcext:condition calcext:apply-style-name="Good" calcext:value="=2" calcext:base-cell-address="Sheet1.J167"/>
          </calcext:conditional-format>
          <calcext:conditional-format calcext:target-range-address="Sheet1.J168:Sheet1.J168">
            <calcext:condition calcext:apply-style-name="Error" calcext:value="=1" calcext:base-cell-address="Sheet1.J168"/>
          </calcext:conditional-format>
          <calcext:conditional-format calcext:target-range-address="Sheet1.J168:Sheet1.J168">
            <calcext:condition calcext:apply-style-name="Good" calcext:value="=2" calcext:base-cell-address="Sheet1.J168"/>
          </calcext:conditional-format>
          <calcext:conditional-format calcext:target-range-address="Sheet1.J169:Sheet1.J169">
            <calcext:condition calcext:apply-style-name="Error" calcext:value="=1" calcext:base-cell-address="Sheet1.J169"/>
          </calcext:conditional-format>
          <calcext:conditional-format calcext:target-range-address="Sheet1.J169:Sheet1.J169">
            <calcext:condition calcext:apply-style-name="Good" calcext:value="=2" calcext:base-cell-address="Sheet1.J169"/>
          </calcext:conditional-format>
          <calcext:conditional-format calcext:target-range-address="Sheet1.J170:Sheet1.J170">
            <calcext:condition calcext:apply-style-name="Error" calcext:value="=1" calcext:base-cell-address="Sheet1.J170"/>
          </calcext:conditional-format>
          <calcext:conditional-format calcext:target-range-address="Sheet1.J170:Sheet1.J170">
            <calcext:condition calcext:apply-style-name="Good" calcext:value="=2" calcext:base-cell-address="Sheet1.J170"/>
          </calcext:conditional-format>
          <calcext:conditional-format calcext:target-range-address="Sheet1.J171:Sheet1.J171">
            <calcext:condition calcext:apply-style-name="Error" calcext:value="=1" calcext:base-cell-address="Sheet1.J171"/>
          </calcext:conditional-format>
          <calcext:conditional-format calcext:target-range-address="Sheet1.J171:Sheet1.J171">
            <calcext:condition calcext:apply-style-name="Good" calcext:value="=2" calcext:base-cell-address="Sheet1.J171"/>
          </calcext:conditional-format>
          <calcext:conditional-format calcext:target-range-address="Sheet1.J172:Sheet1.J172">
            <calcext:condition calcext:apply-style-name="Error" calcext:value="=1" calcext:base-cell-address="Sheet1.J172"/>
          </calcext:conditional-format>
          <calcext:conditional-format calcext:target-range-address="Sheet1.J172:Sheet1.J172">
            <calcext:condition calcext:apply-style-name="Good" calcext:value="=2" calcext:base-cell-address="Sheet1.J172"/>
          </calcext:conditional-format>
          <calcext:conditional-format calcext:target-range-address="Sheet1.J173:Sheet1.J173">
            <calcext:condition calcext:apply-style-name="Error" calcext:value="=1" calcext:base-cell-address="Sheet1.J173"/>
          </calcext:conditional-format>
          <calcext:conditional-format calcext:target-range-address="Sheet1.J173:Sheet1.J173">
            <calcext:condition calcext:apply-style-name="Good" calcext:value="=2" calcext:base-cell-address="Sheet1.J173"/>
          </calcext:conditional-format>
          <calcext:conditional-format calcext:target-range-address="Sheet1.J174:Sheet1.J174">
            <calcext:condition calcext:apply-style-name="Error" calcext:value="=1" calcext:base-cell-address="Sheet1.J174"/>
          </calcext:conditional-format>
          <calcext:conditional-format calcext:target-range-address="Sheet1.J174:Sheet1.J174">
            <calcext:condition calcext:apply-style-name="Good" calcext:value="=2" calcext:base-cell-address="Sheet1.J174"/>
          </calcext:conditional-format>
          <calcext:conditional-format calcext:target-range-address="Sheet1.J175:Sheet1.J175">
            <calcext:condition calcext:apply-style-name="Error" calcext:value="=1" calcext:base-cell-address="Sheet1.J175"/>
          </calcext:conditional-format>
          <calcext:conditional-format calcext:target-range-address="Sheet1.J175:Sheet1.J175">
            <calcext:condition calcext:apply-style-name="Good" calcext:value="=2" calcext:base-cell-address="Sheet1.J175"/>
          </calcext:conditional-format>
          <calcext:conditional-format calcext:target-range-address="Sheet1.J176:Sheet1.J176">
            <calcext:condition calcext:apply-style-name="Error" calcext:value="=1" calcext:base-cell-address="Sheet1.J176"/>
          </calcext:conditional-format>
          <calcext:conditional-format calcext:target-range-address="Sheet1.J176:Sheet1.J176">
            <calcext:condition calcext:apply-style-name="Good" calcext:value="=2" calcext:base-cell-address="Sheet1.J176"/>
          </calcext:conditional-format>
          <calcext:conditional-format calcext:target-range-address="Sheet1.J177:Sheet1.J177">
            <calcext:condition calcext:apply-style-name="Error" calcext:value="=1" calcext:base-cell-address="Sheet1.J177"/>
          </calcext:conditional-format>
          <calcext:conditional-format calcext:target-range-address="Sheet1.J177:Sheet1.J177">
            <calcext:condition calcext:apply-style-name="Good" calcext:value="=2" calcext:base-cell-address="Sheet1.J177"/>
          </calcext:conditional-format>
          <calcext:conditional-format calcext:target-range-address="Sheet1.J178:Sheet1.J178">
            <calcext:condition calcext:apply-style-name="Error" calcext:value="=1" calcext:base-cell-address="Sheet1.J178"/>
          </calcext:conditional-format>
          <calcext:conditional-format calcext:target-range-address="Sheet1.J178:Sheet1.J178">
            <calcext:condition calcext:apply-style-name="Good" calcext:value="=2" calcext:base-cell-address="Sheet1.J178"/>
          </calcext:conditional-format>
          <calcext:conditional-format calcext:target-range-address="Sheet1.J179:Sheet1.J179">
            <calcext:condition calcext:apply-style-name="Error" calcext:value="=1" calcext:base-cell-address="Sheet1.J179"/>
          </calcext:conditional-format>
          <calcext:conditional-format calcext:target-range-address="Sheet1.J179:Sheet1.J179">
            <calcext:condition calcext:apply-style-name="Good" calcext:value="=2" calcext:base-cell-address="Sheet1.J179"/>
          </calcext:conditional-format>
          <calcext:conditional-format calcext:target-range-address="Sheet1.J180:Sheet1.J180">
            <calcext:condition calcext:apply-style-name="Error" calcext:value="=1" calcext:base-cell-address="Sheet1.J180"/>
          </calcext:conditional-format>
          <calcext:conditional-format calcext:target-range-address="Sheet1.J180:Sheet1.J180">
            <calcext:condition calcext:apply-style-name="Good" calcext:value="=2" calcext:base-cell-address="Sheet1.J180"/>
          </calcext:conditional-format>
          <calcext:conditional-format calcext:target-range-address="Sheet1.J181:Sheet1.J181">
            <calcext:condition calcext:apply-style-name="Error" calcext:value="=1" calcext:base-cell-address="Sheet1.J181"/>
          </calcext:conditional-format>
          <calcext:conditional-format calcext:target-range-address="Sheet1.J181:Sheet1.J181">
            <calcext:condition calcext:apply-style-name="Good" calcext:value="=2" calcext:base-cell-address="Sheet1.J181"/>
          </calcext:conditional-format>
          <calcext:conditional-format calcext:target-range-address="Sheet1.J182:Sheet1.J182">
            <calcext:condition calcext:apply-style-name="Error" calcext:value="=1" calcext:base-cell-address="Sheet1.J182"/>
          </calcext:conditional-format>
          <calcext:conditional-format calcext:target-range-address="Sheet1.J182:Sheet1.J182">
            <calcext:condition calcext:apply-style-name="Good" calcext:value="=2" calcext:base-cell-address="Sheet1.J182"/>
          </calcext:conditional-format>
          <calcext:conditional-format calcext:target-range-address="Sheet1.J183:Sheet1.J183">
            <calcext:condition calcext:apply-style-name="Error" calcext:value="=1" calcext:base-cell-address="Sheet1.J183"/>
          </calcext:conditional-format>
          <calcext:conditional-format calcext:target-range-address="Sheet1.J183:Sheet1.J183">
            <calcext:condition calcext:apply-style-name="Good" calcext:value="=2" calcext:base-cell-address="Sheet1.J183"/>
          </calcext:conditional-format>
          <calcext:conditional-format calcext:target-range-address="Sheet1.J184:Sheet1.J184">
            <calcext:condition calcext:apply-style-name="Error" calcext:value="=1" calcext:base-cell-address="Sheet1.J184"/>
          </calcext:conditional-format>
          <calcext:conditional-format calcext:target-range-address="Sheet1.J184:Sheet1.J184">
            <calcext:condition calcext:apply-style-name="Good" calcext:value="=2" calcext:base-cell-address="Sheet1.J184"/>
          </calcext:conditional-format>
          <calcext:conditional-format calcext:target-range-address="Sheet1.J185:Sheet1.J185">
            <calcext:condition calcext:apply-style-name="Error" calcext:value="=1" calcext:base-cell-address="Sheet1.J185"/>
          </calcext:conditional-format>
          <calcext:conditional-format calcext:target-range-address="Sheet1.J185:Sheet1.J185">
            <calcext:condition calcext:apply-style-name="Good" calcext:value="=2" calcext:base-cell-address="Sheet1.J185"/>
          </calcext:conditional-format>
          <calcext:conditional-format calcext:target-range-address="Sheet1.J186:Sheet1.J186">
            <calcext:condition calcext:apply-style-name="Error" calcext:value="=1" calcext:base-cell-address="Sheet1.J186"/>
          </calcext:conditional-format>
          <calcext:conditional-format calcext:target-range-address="Sheet1.J186:Sheet1.J186">
            <calcext:condition calcext:apply-style-name="Good" calcext:value="=2" calcext:base-cell-address="Sheet1.J186"/>
          </calcext:conditional-format>
          <calcext:conditional-format calcext:target-range-address="Sheet1.J187:Sheet1.J187">
            <calcext:condition calcext:apply-style-name="Error" calcext:value="=1" calcext:base-cell-address="Sheet1.J187"/>
          </calcext:conditional-format>
          <calcext:conditional-format calcext:target-range-address="Sheet1.J187:Sheet1.J187">
            <calcext:condition calcext:apply-style-name="Good" calcext:value="=2" calcext:base-cell-address="Sheet1.J187"/>
          </calcext:conditional-format>
          <calcext:conditional-format calcext:target-range-address="Sheet1.J188:Sheet1.J188">
            <calcext:condition calcext:apply-style-name="Error" calcext:value="=1" calcext:base-cell-address="Sheet1.J188"/>
          </calcext:conditional-format>
          <calcext:conditional-format calcext:target-range-address="Sheet1.J188:Sheet1.J188">
            <calcext:condition calcext:apply-style-name="Good" calcext:value="=2" calcext:base-cell-address="Sheet1.J188"/>
          </calcext:conditional-format>
          <calcext:conditional-format calcext:target-range-address="Sheet1.K7:Sheet1.K7">
            <calcext:condition calcext:apply-style-name="Error" calcext:value="=1" calcext:base-cell-address="Sheet1.K7"/>
          </calcext:conditional-format>
          <calcext:conditional-format calcext:target-range-address="Sheet1.K7:Sheet1.K7">
            <calcext:condition calcext:apply-style-name="Good" calcext:value="=2" calcext:base-cell-address="Sheet1.K7"/>
          </calcext:conditional-format>
          <calcext:conditional-format calcext:target-range-address="Sheet1.K8:Sheet1.K8">
            <calcext:condition calcext:apply-style-name="Error" calcext:value="=1" calcext:base-cell-address="Sheet1.K8"/>
          </calcext:conditional-format>
          <calcext:conditional-format calcext:target-range-address="Sheet1.K8:Sheet1.K8">
            <calcext:condition calcext:apply-style-name="Good" calcext:value="=2" calcext:base-cell-address="Sheet1.K8"/>
          </calcext:conditional-format>
          <calcext:conditional-format calcext:target-range-address="Sheet1.K9:Sheet1.K9">
            <calcext:condition calcext:apply-style-name="Error" calcext:value="=1" calcext:base-cell-address="Sheet1.K9"/>
          </calcext:conditional-format>
          <calcext:conditional-format calcext:target-range-address="Sheet1.K9:Sheet1.K9">
            <calcext:condition calcext:apply-style-name="Good" calcext:value="=2" calcext:base-cell-address="Sheet1.K9"/>
          </calcext:conditional-format>
          <calcext:conditional-format calcext:target-range-address="Sheet1.K10:Sheet1.K10">
            <calcext:condition calcext:apply-style-name="Error" calcext:value="=1" calcext:base-cell-address="Sheet1.K10"/>
          </calcext:conditional-format>
          <calcext:conditional-format calcext:target-range-address="Sheet1.K10:Sheet1.K10">
            <calcext:condition calcext:apply-style-name="Good" calcext:value="=2" calcext:base-cell-address="Sheet1.K10"/>
          </calcext:conditional-format>
          <calcext:conditional-format calcext:target-range-address="Sheet1.K11:Sheet1.K11">
            <calcext:condition calcext:apply-style-name="Error" calcext:value="=1" calcext:base-cell-address="Sheet1.K11"/>
          </calcext:conditional-format>
          <calcext:conditional-format calcext:target-range-address="Sheet1.K11:Sheet1.K11">
            <calcext:condition calcext:apply-style-name="Good" calcext:value="=2" calcext:base-cell-address="Sheet1.K11"/>
          </calcext:conditional-format>
          <calcext:conditional-format calcext:target-range-address="Sheet1.K12:Sheet1.K12">
            <calcext:condition calcext:apply-style-name="Error" calcext:value="=1" calcext:base-cell-address="Sheet1.K12"/>
          </calcext:conditional-format>
          <calcext:conditional-format calcext:target-range-address="Sheet1.K12:Sheet1.K12">
            <calcext:condition calcext:apply-style-name="Good" calcext:value="=2" calcext:base-cell-address="Sheet1.K12"/>
          </calcext:conditional-format>
          <calcext:conditional-format calcext:target-range-address="Sheet1.K13:Sheet1.K13">
            <calcext:condition calcext:apply-style-name="Error" calcext:value="=1" calcext:base-cell-address="Sheet1.K13"/>
          </calcext:conditional-format>
          <calcext:conditional-format calcext:target-range-address="Sheet1.K13:Sheet1.K13">
            <calcext:condition calcext:apply-style-name="Good" calcext:value="=2" calcext:base-cell-address="Sheet1.K13"/>
          </calcext:conditional-format>
          <calcext:conditional-format calcext:target-range-address="Sheet1.K14:Sheet1.K14">
            <calcext:condition calcext:apply-style-name="Error" calcext:value="=1" calcext:base-cell-address="Sheet1.K14"/>
          </calcext:conditional-format>
          <calcext:conditional-format calcext:target-range-address="Sheet1.K14:Sheet1.K14">
            <calcext:condition calcext:apply-style-name="Good" calcext:value="=2" calcext:base-cell-address="Sheet1.K14"/>
          </calcext:conditional-format>
          <calcext:conditional-format calcext:target-range-address="Sheet1.K15:Sheet1.K15">
            <calcext:condition calcext:apply-style-name="Error" calcext:value="=1" calcext:base-cell-address="Sheet1.K15"/>
          </calcext:conditional-format>
          <calcext:conditional-format calcext:target-range-address="Sheet1.K15:Sheet1.K15">
            <calcext:condition calcext:apply-style-name="Good" calcext:value="=2" calcext:base-cell-address="Sheet1.K15"/>
          </calcext:conditional-format>
          <calcext:conditional-format calcext:target-range-address="Sheet1.K16:Sheet1.K16">
            <calcext:condition calcext:apply-style-name="Error" calcext:value="=1" calcext:base-cell-address="Sheet1.K16"/>
          </calcext:conditional-format>
          <calcext:conditional-format calcext:target-range-address="Sheet1.K16:Sheet1.K16">
            <calcext:condition calcext:apply-style-name="Good" calcext:value="=2" calcext:base-cell-address="Sheet1.K16"/>
          </calcext:conditional-format>
          <calcext:conditional-format calcext:target-range-address="Sheet1.K17:Sheet1.K17">
            <calcext:condition calcext:apply-style-name="Error" calcext:value="=1" calcext:base-cell-address="Sheet1.K17"/>
          </calcext:conditional-format>
          <calcext:conditional-format calcext:target-range-address="Sheet1.K17:Sheet1.K17">
            <calcext:condition calcext:apply-style-name="Good" calcext:value="=2" calcext:base-cell-address="Sheet1.K17"/>
          </calcext:conditional-format>
          <calcext:conditional-format calcext:target-range-address="Sheet1.K18:Sheet1.K18">
            <calcext:condition calcext:apply-style-name="Error" calcext:value="=1" calcext:base-cell-address="Sheet1.K18"/>
          </calcext:conditional-format>
          <calcext:conditional-format calcext:target-range-address="Sheet1.K18:Sheet1.K18">
            <calcext:condition calcext:apply-style-name="Good" calcext:value="=2" calcext:base-cell-address="Sheet1.K18"/>
          </calcext:conditional-format>
          <calcext:conditional-format calcext:target-range-address="Sheet1.K19:Sheet1.K19">
            <calcext:condition calcext:apply-style-name="Error" calcext:value="=1" calcext:base-cell-address="Sheet1.K19"/>
          </calcext:conditional-format>
          <calcext:conditional-format calcext:target-range-address="Sheet1.K19:Sheet1.K19">
            <calcext:condition calcext:apply-style-name="Good" calcext:value="=2" calcext:base-cell-address="Sheet1.K19"/>
          </calcext:conditional-format>
          <calcext:conditional-format calcext:target-range-address="Sheet1.K20:Sheet1.K20">
            <calcext:condition calcext:apply-style-name="Error" calcext:value="=1" calcext:base-cell-address="Sheet1.K20"/>
          </calcext:conditional-format>
          <calcext:conditional-format calcext:target-range-address="Sheet1.K20:Sheet1.K20">
            <calcext:condition calcext:apply-style-name="Good" calcext:value="=2" calcext:base-cell-address="Sheet1.K20"/>
          </calcext:conditional-format>
          <calcext:conditional-format calcext:target-range-address="Sheet1.K21:Sheet1.K21">
            <calcext:condition calcext:apply-style-name="Error" calcext:value="=1" calcext:base-cell-address="Sheet1.K21"/>
          </calcext:conditional-format>
          <calcext:conditional-format calcext:target-range-address="Sheet1.K21:Sheet1.K21">
            <calcext:condition calcext:apply-style-name="Good" calcext:value="=2" calcext:base-cell-address="Sheet1.K21"/>
          </calcext:conditional-format>
          <calcext:conditional-format calcext:target-range-address="Sheet1.K22:Sheet1.K22">
            <calcext:condition calcext:apply-style-name="Error" calcext:value="=1" calcext:base-cell-address="Sheet1.K22"/>
          </calcext:conditional-format>
          <calcext:conditional-format calcext:target-range-address="Sheet1.K22:Sheet1.K22">
            <calcext:condition calcext:apply-style-name="Good" calcext:value="=2" calcext:base-cell-address="Sheet1.K22"/>
          </calcext:conditional-format>
          <calcext:conditional-format calcext:target-range-address="Sheet1.K23:Sheet1.K23">
            <calcext:condition calcext:apply-style-name="Error" calcext:value="=1" calcext:base-cell-address="Sheet1.K23"/>
          </calcext:conditional-format>
          <calcext:conditional-format calcext:target-range-address="Sheet1.K23:Sheet1.K23">
            <calcext:condition calcext:apply-style-name="Good" calcext:value="=2" calcext:base-cell-address="Sheet1.K23"/>
          </calcext:conditional-format>
          <calcext:conditional-format calcext:target-range-address="Sheet1.K24:Sheet1.K24">
            <calcext:condition calcext:apply-style-name="Error" calcext:value="=1" calcext:base-cell-address="Sheet1.K24"/>
          </calcext:conditional-format>
          <calcext:conditional-format calcext:target-range-address="Sheet1.K24:Sheet1.K24">
            <calcext:condition calcext:apply-style-name="Good" calcext:value="=2" calcext:base-cell-address="Sheet1.K24"/>
          </calcext:conditional-format>
          <calcext:conditional-format calcext:target-range-address="Sheet1.K25:Sheet1.K25">
            <calcext:condition calcext:apply-style-name="Error" calcext:value="=1" calcext:base-cell-address="Sheet1.K25"/>
          </calcext:conditional-format>
          <calcext:conditional-format calcext:target-range-address="Sheet1.K25:Sheet1.K25">
            <calcext:condition calcext:apply-style-name="Good" calcext:value="=2" calcext:base-cell-address="Sheet1.K25"/>
          </calcext:conditional-format>
          <calcext:conditional-format calcext:target-range-address="Sheet1.K26:Sheet1.K26">
            <calcext:condition calcext:apply-style-name="Error" calcext:value="=1" calcext:base-cell-address="Sheet1.K26"/>
          </calcext:conditional-format>
          <calcext:conditional-format calcext:target-range-address="Sheet1.K26:Sheet1.K26">
            <calcext:condition calcext:apply-style-name="Good" calcext:value="=2" calcext:base-cell-address="Sheet1.K26"/>
          </calcext:conditional-format>
          <calcext:conditional-format calcext:target-range-address="Sheet1.K27:Sheet1.K27">
            <calcext:condition calcext:apply-style-name="Error" calcext:value="=1" calcext:base-cell-address="Sheet1.K27"/>
          </calcext:conditional-format>
          <calcext:conditional-format calcext:target-range-address="Sheet1.K27:Sheet1.K27">
            <calcext:condition calcext:apply-style-name="Good" calcext:value="=2" calcext:base-cell-address="Sheet1.K27"/>
          </calcext:conditional-format>
          <calcext:conditional-format calcext:target-range-address="Sheet1.K28:Sheet1.K28">
            <calcext:condition calcext:apply-style-name="Error" calcext:value="=1" calcext:base-cell-address="Sheet1.K28"/>
          </calcext:conditional-format>
          <calcext:conditional-format calcext:target-range-address="Sheet1.K28:Sheet1.K28">
            <calcext:condition calcext:apply-style-name="Good" calcext:value="=2" calcext:base-cell-address="Sheet1.K28"/>
          </calcext:conditional-format>
          <calcext:conditional-format calcext:target-range-address="Sheet1.K29:Sheet1.K29">
            <calcext:condition calcext:apply-style-name="Error" calcext:value="=1" calcext:base-cell-address="Sheet1.K29"/>
          </calcext:conditional-format>
          <calcext:conditional-format calcext:target-range-address="Sheet1.K29:Sheet1.K29">
            <calcext:condition calcext:apply-style-name="Good" calcext:value="=2" calcext:base-cell-address="Sheet1.K29"/>
          </calcext:conditional-format>
          <calcext:conditional-format calcext:target-range-address="Sheet1.K30:Sheet1.K30">
            <calcext:condition calcext:apply-style-name="Error" calcext:value="=1" calcext:base-cell-address="Sheet1.K30"/>
          </calcext:conditional-format>
          <calcext:conditional-format calcext:target-range-address="Sheet1.K30:Sheet1.K30">
            <calcext:condition calcext:apply-style-name="Good" calcext:value="=2" calcext:base-cell-address="Sheet1.K30"/>
          </calcext:conditional-format>
          <calcext:conditional-format calcext:target-range-address="Sheet1.K31:Sheet1.K31">
            <calcext:condition calcext:apply-style-name="Error" calcext:value="=1" calcext:base-cell-address="Sheet1.K31"/>
          </calcext:conditional-format>
          <calcext:conditional-format calcext:target-range-address="Sheet1.K31:Sheet1.K31">
            <calcext:condition calcext:apply-style-name="Good" calcext:value="=2" calcext:base-cell-address="Sheet1.K31"/>
          </calcext:conditional-format>
          <calcext:conditional-format calcext:target-range-address="Sheet1.K32:Sheet1.K32">
            <calcext:condition calcext:apply-style-name="Error" calcext:value="=1" calcext:base-cell-address="Sheet1.K32"/>
          </calcext:conditional-format>
          <calcext:conditional-format calcext:target-range-address="Sheet1.K32:Sheet1.K32">
            <calcext:condition calcext:apply-style-name="Good" calcext:value="=2" calcext:base-cell-address="Sheet1.K32"/>
          </calcext:conditional-format>
          <calcext:conditional-format calcext:target-range-address="Sheet1.K33:Sheet1.K33">
            <calcext:condition calcext:apply-style-name="Error" calcext:value="=1" calcext:base-cell-address="Sheet1.K33"/>
          </calcext:conditional-format>
          <calcext:conditional-format calcext:target-range-address="Sheet1.K33:Sheet1.K33">
            <calcext:condition calcext:apply-style-name="Good" calcext:value="=2" calcext:base-cell-address="Sheet1.K33"/>
          </calcext:conditional-format>
          <calcext:conditional-format calcext:target-range-address="Sheet1.K34:Sheet1.K34">
            <calcext:condition calcext:apply-style-name="Error" calcext:value="=1" calcext:base-cell-address="Sheet1.K34"/>
          </calcext:conditional-format>
          <calcext:conditional-format calcext:target-range-address="Sheet1.K34:Sheet1.K34">
            <calcext:condition calcext:apply-style-name="Good" calcext:value="=2" calcext:base-cell-address="Sheet1.K34"/>
          </calcext:conditional-format>
          <calcext:conditional-format calcext:target-range-address="Sheet1.K35:Sheet1.K35">
            <calcext:condition calcext:apply-style-name="Error" calcext:value="=1" calcext:base-cell-address="Sheet1.K35"/>
          </calcext:conditional-format>
          <calcext:conditional-format calcext:target-range-address="Sheet1.K35:Sheet1.K35">
            <calcext:condition calcext:apply-style-name="Good" calcext:value="=2" calcext:base-cell-address="Sheet1.K35"/>
          </calcext:conditional-format>
          <calcext:conditional-format calcext:target-range-address="Sheet1.K36:Sheet1.K36">
            <calcext:condition calcext:apply-style-name="Error" calcext:value="=1" calcext:base-cell-address="Sheet1.K36"/>
          </calcext:conditional-format>
          <calcext:conditional-format calcext:target-range-address="Sheet1.K36:Sheet1.K36">
            <calcext:condition calcext:apply-style-name="Good" calcext:value="=2" calcext:base-cell-address="Sheet1.K36"/>
          </calcext:conditional-format>
          <calcext:conditional-format calcext:target-range-address="Sheet1.K37:Sheet1.K37">
            <calcext:condition calcext:apply-style-name="Error" calcext:value="=1" calcext:base-cell-address="Sheet1.K37"/>
          </calcext:conditional-format>
          <calcext:conditional-format calcext:target-range-address="Sheet1.K37:Sheet1.K37">
            <calcext:condition calcext:apply-style-name="Good" calcext:value="=2" calcext:base-cell-address="Sheet1.K37"/>
          </calcext:conditional-format>
          <calcext:conditional-format calcext:target-range-address="Sheet1.K38:Sheet1.K38">
            <calcext:condition calcext:apply-style-name="Error" calcext:value="=1" calcext:base-cell-address="Sheet1.K38"/>
          </calcext:conditional-format>
          <calcext:conditional-format calcext:target-range-address="Sheet1.K38:Sheet1.K38">
            <calcext:condition calcext:apply-style-name="Good" calcext:value="=2" calcext:base-cell-address="Sheet1.K38"/>
          </calcext:conditional-format>
          <calcext:conditional-format calcext:target-range-address="Sheet1.K39:Sheet1.K39">
            <calcext:condition calcext:apply-style-name="Error" calcext:value="=1" calcext:base-cell-address="Sheet1.K39"/>
          </calcext:conditional-format>
          <calcext:conditional-format calcext:target-range-address="Sheet1.K39:Sheet1.K39">
            <calcext:condition calcext:apply-style-name="Good" calcext:value="=2" calcext:base-cell-address="Sheet1.K39"/>
          </calcext:conditional-format>
          <calcext:conditional-format calcext:target-range-address="Sheet1.K40:Sheet1.K40">
            <calcext:condition calcext:apply-style-name="Error" calcext:value="=1" calcext:base-cell-address="Sheet1.K40"/>
          </calcext:conditional-format>
          <calcext:conditional-format calcext:target-range-address="Sheet1.K40:Sheet1.K40">
            <calcext:condition calcext:apply-style-name="Good" calcext:value="=2" calcext:base-cell-address="Sheet1.K40"/>
          </calcext:conditional-format>
          <calcext:conditional-format calcext:target-range-address="Sheet1.K41:Sheet1.K41">
            <calcext:condition calcext:apply-style-name="Error" calcext:value="=1" calcext:base-cell-address="Sheet1.K41"/>
          </calcext:conditional-format>
          <calcext:conditional-format calcext:target-range-address="Sheet1.K41:Sheet1.K41">
            <calcext:condition calcext:apply-style-name="Good" calcext:value="=2" calcext:base-cell-address="Sheet1.K41"/>
          </calcext:conditional-format>
          <calcext:conditional-format calcext:target-range-address="Sheet1.K42:Sheet1.K42">
            <calcext:condition calcext:apply-style-name="Error" calcext:value="=1" calcext:base-cell-address="Sheet1.K42"/>
          </calcext:conditional-format>
          <calcext:conditional-format calcext:target-range-address="Sheet1.K42:Sheet1.K42">
            <calcext:condition calcext:apply-style-name="Good" calcext:value="=2" calcext:base-cell-address="Sheet1.K42"/>
          </calcext:conditional-format>
          <calcext:conditional-format calcext:target-range-address="Sheet1.K43:Sheet1.K43">
            <calcext:condition calcext:apply-style-name="Error" calcext:value="=1" calcext:base-cell-address="Sheet1.K43"/>
          </calcext:conditional-format>
          <calcext:conditional-format calcext:target-range-address="Sheet1.K43:Sheet1.K43">
            <calcext:condition calcext:apply-style-name="Good" calcext:value="=2" calcext:base-cell-address="Sheet1.K43"/>
          </calcext:conditional-format>
          <calcext:conditional-format calcext:target-range-address="Sheet1.K44:Sheet1.K44">
            <calcext:condition calcext:apply-style-name="Error" calcext:value="=1" calcext:base-cell-address="Sheet1.K44"/>
          </calcext:conditional-format>
          <calcext:conditional-format calcext:target-range-address="Sheet1.K44:Sheet1.K44">
            <calcext:condition calcext:apply-style-name="Good" calcext:value="=2" calcext:base-cell-address="Sheet1.K44"/>
          </calcext:conditional-format>
          <calcext:conditional-format calcext:target-range-address="Sheet1.K45:Sheet1.K45">
            <calcext:condition calcext:apply-style-name="Error" calcext:value="=1" calcext:base-cell-address="Sheet1.K45"/>
          </calcext:conditional-format>
          <calcext:conditional-format calcext:target-range-address="Sheet1.K45:Sheet1.K45">
            <calcext:condition calcext:apply-style-name="Good" calcext:value="=2" calcext:base-cell-address="Sheet1.K45"/>
          </calcext:conditional-format>
          <calcext:conditional-format calcext:target-range-address="Sheet1.K46:Sheet1.K46">
            <calcext:condition calcext:apply-style-name="Error" calcext:value="=1" calcext:base-cell-address="Sheet1.K46"/>
          </calcext:conditional-format>
          <calcext:conditional-format calcext:target-range-address="Sheet1.K46:Sheet1.K46">
            <calcext:condition calcext:apply-style-name="Good" calcext:value="=2" calcext:base-cell-address="Sheet1.K46"/>
          </calcext:conditional-format>
          <calcext:conditional-format calcext:target-range-address="Sheet1.K47:Sheet1.K47">
            <calcext:condition calcext:apply-style-name="Error" calcext:value="=1" calcext:base-cell-address="Sheet1.K47"/>
          </calcext:conditional-format>
          <calcext:conditional-format calcext:target-range-address="Sheet1.K47:Sheet1.K47">
            <calcext:condition calcext:apply-style-name="Good" calcext:value="=2" calcext:base-cell-address="Sheet1.K47"/>
          </calcext:conditional-format>
          <calcext:conditional-format calcext:target-range-address="Sheet1.K48:Sheet1.K48">
            <calcext:condition calcext:apply-style-name="Error" calcext:value="=1" calcext:base-cell-address="Sheet1.K48"/>
          </calcext:conditional-format>
          <calcext:conditional-format calcext:target-range-address="Sheet1.K48:Sheet1.K48">
            <calcext:condition calcext:apply-style-name="Good" calcext:value="=2" calcext:base-cell-address="Sheet1.K48"/>
          </calcext:conditional-format>
          <calcext:conditional-format calcext:target-range-address="Sheet1.K49:Sheet1.K49">
            <calcext:condition calcext:apply-style-name="Error" calcext:value="=1" calcext:base-cell-address="Sheet1.K49"/>
          </calcext:conditional-format>
          <calcext:conditional-format calcext:target-range-address="Sheet1.K49:Sheet1.K49">
            <calcext:condition calcext:apply-style-name="Good" calcext:value="=2" calcext:base-cell-address="Sheet1.K49"/>
          </calcext:conditional-format>
          <calcext:conditional-format calcext:target-range-address="Sheet1.K50:Sheet1.K50">
            <calcext:condition calcext:apply-style-name="Error" calcext:value="=1" calcext:base-cell-address="Sheet1.K50"/>
          </calcext:conditional-format>
          <calcext:conditional-format calcext:target-range-address="Sheet1.K50:Sheet1.K50">
            <calcext:condition calcext:apply-style-name="Good" calcext:value="=2" calcext:base-cell-address="Sheet1.K50"/>
          </calcext:conditional-format>
          <calcext:conditional-format calcext:target-range-address="Sheet1.K51:Sheet1.K51">
            <calcext:condition calcext:apply-style-name="Error" calcext:value="=1" calcext:base-cell-address="Sheet1.K51"/>
          </calcext:conditional-format>
          <calcext:conditional-format calcext:target-range-address="Sheet1.K51:Sheet1.K51">
            <calcext:condition calcext:apply-style-name="Good" calcext:value="=2" calcext:base-cell-address="Sheet1.K51"/>
          </calcext:conditional-format>
          <calcext:conditional-format calcext:target-range-address="Sheet1.K52:Sheet1.K52">
            <calcext:condition calcext:apply-style-name="Error" calcext:value="=1" calcext:base-cell-address="Sheet1.K52"/>
          </calcext:conditional-format>
          <calcext:conditional-format calcext:target-range-address="Sheet1.K52:Sheet1.K52">
            <calcext:condition calcext:apply-style-name="Good" calcext:value="=2" calcext:base-cell-address="Sheet1.K52"/>
          </calcext:conditional-format>
          <calcext:conditional-format calcext:target-range-address="Sheet1.K53:Sheet1.K53">
            <calcext:condition calcext:apply-style-name="Error" calcext:value="=1" calcext:base-cell-address="Sheet1.K53"/>
          </calcext:conditional-format>
          <calcext:conditional-format calcext:target-range-address="Sheet1.K53:Sheet1.K53">
            <calcext:condition calcext:apply-style-name="Good" calcext:value="=2" calcext:base-cell-address="Sheet1.K53"/>
          </calcext:conditional-format>
          <calcext:conditional-format calcext:target-range-address="Sheet1.K54:Sheet1.K54">
            <calcext:condition calcext:apply-style-name="Error" calcext:value="=1" calcext:base-cell-address="Sheet1.K54"/>
          </calcext:conditional-format>
          <calcext:conditional-format calcext:target-range-address="Sheet1.K54:Sheet1.K54">
            <calcext:condition calcext:apply-style-name="Good" calcext:value="=2" calcext:base-cell-address="Sheet1.K54"/>
          </calcext:conditional-format>
          <calcext:conditional-format calcext:target-range-address="Sheet1.K55:Sheet1.K55">
            <calcext:condition calcext:apply-style-name="Error" calcext:value="=1" calcext:base-cell-address="Sheet1.K55"/>
          </calcext:conditional-format>
          <calcext:conditional-format calcext:target-range-address="Sheet1.K55:Sheet1.K55">
            <calcext:condition calcext:apply-style-name="Good" calcext:value="=2" calcext:base-cell-address="Sheet1.K55"/>
          </calcext:conditional-format>
          <calcext:conditional-format calcext:target-range-address="Sheet1.K56:Sheet1.K56">
            <calcext:condition calcext:apply-style-name="Error" calcext:value="=1" calcext:base-cell-address="Sheet1.K56"/>
          </calcext:conditional-format>
          <calcext:conditional-format calcext:target-range-address="Sheet1.K56:Sheet1.K56">
            <calcext:condition calcext:apply-style-name="Good" calcext:value="=2" calcext:base-cell-address="Sheet1.K56"/>
          </calcext:conditional-format>
          <calcext:conditional-format calcext:target-range-address="Sheet1.K57:Sheet1.K57">
            <calcext:condition calcext:apply-style-name="Error" calcext:value="=1" calcext:base-cell-address="Sheet1.K57"/>
          </calcext:conditional-format>
          <calcext:conditional-format calcext:target-range-address="Sheet1.K57:Sheet1.K57">
            <calcext:condition calcext:apply-style-name="Good" calcext:value="=2" calcext:base-cell-address="Sheet1.K57"/>
          </calcext:conditional-format>
          <calcext:conditional-format calcext:target-range-address="Sheet1.K58:Sheet1.K58">
            <calcext:condition calcext:apply-style-name="Error" calcext:value="=1" calcext:base-cell-address="Sheet1.K58"/>
          </calcext:conditional-format>
          <calcext:conditional-format calcext:target-range-address="Sheet1.K58:Sheet1.K58">
            <calcext:condition calcext:apply-style-name="Good" calcext:value="=2" calcext:base-cell-address="Sheet1.K58"/>
          </calcext:conditional-format>
          <calcext:conditional-format calcext:target-range-address="Sheet1.K59:Sheet1.K59">
            <calcext:condition calcext:apply-style-name="Error" calcext:value="=1" calcext:base-cell-address="Sheet1.K59"/>
          </calcext:conditional-format>
          <calcext:conditional-format calcext:target-range-address="Sheet1.K59:Sheet1.K59">
            <calcext:condition calcext:apply-style-name="Good" calcext:value="=2" calcext:base-cell-address="Sheet1.K59"/>
          </calcext:conditional-format>
          <calcext:conditional-format calcext:target-range-address="Sheet1.K60:Sheet1.K60">
            <calcext:condition calcext:apply-style-name="Error" calcext:value="=1" calcext:base-cell-address="Sheet1.K60"/>
          </calcext:conditional-format>
          <calcext:conditional-format calcext:target-range-address="Sheet1.K60:Sheet1.K60">
            <calcext:condition calcext:apply-style-name="Good" calcext:value="=2" calcext:base-cell-address="Sheet1.K60"/>
          </calcext:conditional-format>
          <calcext:conditional-format calcext:target-range-address="Sheet1.K61:Sheet1.K61">
            <calcext:condition calcext:apply-style-name="Error" calcext:value="=1" calcext:base-cell-address="Sheet1.K61"/>
          </calcext:conditional-format>
          <calcext:conditional-format calcext:target-range-address="Sheet1.K61:Sheet1.K61">
            <calcext:condition calcext:apply-style-name="Good" calcext:value="=2" calcext:base-cell-address="Sheet1.K61"/>
          </calcext:conditional-format>
          <calcext:conditional-format calcext:target-range-address="Sheet1.K62:Sheet1.K62">
            <calcext:condition calcext:apply-style-name="Error" calcext:value="=1" calcext:base-cell-address="Sheet1.K62"/>
          </calcext:conditional-format>
          <calcext:conditional-format calcext:target-range-address="Sheet1.K62:Sheet1.K62">
            <calcext:condition calcext:apply-style-name="Good" calcext:value="=2" calcext:base-cell-address="Sheet1.K62"/>
          </calcext:conditional-format>
          <calcext:conditional-format calcext:target-range-address="Sheet1.K63:Sheet1.K63">
            <calcext:condition calcext:apply-style-name="Error" calcext:value="=1" calcext:base-cell-address="Sheet1.K63"/>
          </calcext:conditional-format>
          <calcext:conditional-format calcext:target-range-address="Sheet1.K63:Sheet1.K63">
            <calcext:condition calcext:apply-style-name="Good" calcext:value="=2" calcext:base-cell-address="Sheet1.K63"/>
          </calcext:conditional-format>
          <calcext:conditional-format calcext:target-range-address="Sheet1.K64:Sheet1.K64">
            <calcext:condition calcext:apply-style-name="Error" calcext:value="=1" calcext:base-cell-address="Sheet1.K64"/>
          </calcext:conditional-format>
          <calcext:conditional-format calcext:target-range-address="Sheet1.K64:Sheet1.K64">
            <calcext:condition calcext:apply-style-name="Good" calcext:value="=2" calcext:base-cell-address="Sheet1.K64"/>
          </calcext:conditional-format>
          <calcext:conditional-format calcext:target-range-address="Sheet1.K65:Sheet1.K65">
            <calcext:condition calcext:apply-style-name="Error" calcext:value="=1" calcext:base-cell-address="Sheet1.K65"/>
          </calcext:conditional-format>
          <calcext:conditional-format calcext:target-range-address="Sheet1.K65:Sheet1.K65">
            <calcext:condition calcext:apply-style-name="Good" calcext:value="=2" calcext:base-cell-address="Sheet1.K65"/>
          </calcext:conditional-format>
          <calcext:conditional-format calcext:target-range-address="Sheet1.K66:Sheet1.K66">
            <calcext:condition calcext:apply-style-name="Error" calcext:value="=1" calcext:base-cell-address="Sheet1.K66"/>
          </calcext:conditional-format>
          <calcext:conditional-format calcext:target-range-address="Sheet1.K66:Sheet1.K66">
            <calcext:condition calcext:apply-style-name="Good" calcext:value="=2" calcext:base-cell-address="Sheet1.K66"/>
          </calcext:conditional-format>
          <calcext:conditional-format calcext:target-range-address="Sheet1.K67:Sheet1.K67">
            <calcext:condition calcext:apply-style-name="Error" calcext:value="=1" calcext:base-cell-address="Sheet1.K67"/>
          </calcext:conditional-format>
          <calcext:conditional-format calcext:target-range-address="Sheet1.K67:Sheet1.K67">
            <calcext:condition calcext:apply-style-name="Good" calcext:value="=2" calcext:base-cell-address="Sheet1.K67"/>
          </calcext:conditional-format>
          <calcext:conditional-format calcext:target-range-address="Sheet1.K68:Sheet1.K68">
            <calcext:condition calcext:apply-style-name="Error" calcext:value="=1" calcext:base-cell-address="Sheet1.K68"/>
          </calcext:conditional-format>
          <calcext:conditional-format calcext:target-range-address="Sheet1.K68:Sheet1.K68">
            <calcext:condition calcext:apply-style-name="Good" calcext:value="=2" calcext:base-cell-address="Sheet1.K68"/>
          </calcext:conditional-format>
          <calcext:conditional-format calcext:target-range-address="Sheet1.K69:Sheet1.K69">
            <calcext:condition calcext:apply-style-name="Error" calcext:value="=1" calcext:base-cell-address="Sheet1.K69"/>
          </calcext:conditional-format>
          <calcext:conditional-format calcext:target-range-address="Sheet1.K69:Sheet1.K69">
            <calcext:condition calcext:apply-style-name="Good" calcext:value="=2" calcext:base-cell-address="Sheet1.K69"/>
          </calcext:conditional-format>
          <calcext:conditional-format calcext:target-range-address="Sheet1.K70:Sheet1.K70">
            <calcext:condition calcext:apply-style-name="Error" calcext:value="=1" calcext:base-cell-address="Sheet1.K70"/>
          </calcext:conditional-format>
          <calcext:conditional-format calcext:target-range-address="Sheet1.K70:Sheet1.K70">
            <calcext:condition calcext:apply-style-name="Good" calcext:value="=2" calcext:base-cell-address="Sheet1.K70"/>
          </calcext:conditional-format>
          <calcext:conditional-format calcext:target-range-address="Sheet1.K71:Sheet1.K71">
            <calcext:condition calcext:apply-style-name="Error" calcext:value="=1" calcext:base-cell-address="Sheet1.K71"/>
          </calcext:conditional-format>
          <calcext:conditional-format calcext:target-range-address="Sheet1.K71:Sheet1.K71">
            <calcext:condition calcext:apply-style-name="Good" calcext:value="=2" calcext:base-cell-address="Sheet1.K71"/>
          </calcext:conditional-format>
          <calcext:conditional-format calcext:target-range-address="Sheet1.K72:Sheet1.K72">
            <calcext:condition calcext:apply-style-name="Error" calcext:value="=1" calcext:base-cell-address="Sheet1.K72"/>
          </calcext:conditional-format>
          <calcext:conditional-format calcext:target-range-address="Sheet1.K72:Sheet1.K72">
            <calcext:condition calcext:apply-style-name="Good" calcext:value="=2" calcext:base-cell-address="Sheet1.K72"/>
          </calcext:conditional-format>
          <calcext:conditional-format calcext:target-range-address="Sheet1.K73:Sheet1.K73">
            <calcext:condition calcext:apply-style-name="Error" calcext:value="=1" calcext:base-cell-address="Sheet1.K73"/>
          </calcext:conditional-format>
          <calcext:conditional-format calcext:target-range-address="Sheet1.K73:Sheet1.K73">
            <calcext:condition calcext:apply-style-name="Good" calcext:value="=2" calcext:base-cell-address="Sheet1.K73"/>
          </calcext:conditional-format>
          <calcext:conditional-format calcext:target-range-address="Sheet1.K74:Sheet1.K74">
            <calcext:condition calcext:apply-style-name="Error" calcext:value="=1" calcext:base-cell-address="Sheet1.K74"/>
          </calcext:conditional-format>
          <calcext:conditional-format calcext:target-range-address="Sheet1.K74:Sheet1.K74">
            <calcext:condition calcext:apply-style-name="Good" calcext:value="=2" calcext:base-cell-address="Sheet1.K74"/>
          </calcext:conditional-format>
          <calcext:conditional-format calcext:target-range-address="Sheet1.K75:Sheet1.K75">
            <calcext:condition calcext:apply-style-name="Error" calcext:value="=1" calcext:base-cell-address="Sheet1.K75"/>
          </calcext:conditional-format>
          <calcext:conditional-format calcext:target-range-address="Sheet1.K75:Sheet1.K75">
            <calcext:condition calcext:apply-style-name="Good" calcext:value="=2" calcext:base-cell-address="Sheet1.K75"/>
          </calcext:conditional-format>
          <calcext:conditional-format calcext:target-range-address="Sheet1.K76:Sheet1.K76">
            <calcext:condition calcext:apply-style-name="Error" calcext:value="=1" calcext:base-cell-address="Sheet1.K76"/>
          </calcext:conditional-format>
          <calcext:conditional-format calcext:target-range-address="Sheet1.K76:Sheet1.K76">
            <calcext:condition calcext:apply-style-name="Good" calcext:value="=2" calcext:base-cell-address="Sheet1.K76"/>
          </calcext:conditional-format>
          <calcext:conditional-format calcext:target-range-address="Sheet1.K77:Sheet1.K77">
            <calcext:condition calcext:apply-style-name="Error" calcext:value="=1" calcext:base-cell-address="Sheet1.K77"/>
          </calcext:conditional-format>
          <calcext:conditional-format calcext:target-range-address="Sheet1.K77:Sheet1.K77">
            <calcext:condition calcext:apply-style-name="Good" calcext:value="=2" calcext:base-cell-address="Sheet1.K77"/>
          </calcext:conditional-format>
          <calcext:conditional-format calcext:target-range-address="Sheet1.K78:Sheet1.K78">
            <calcext:condition calcext:apply-style-name="Error" calcext:value="=1" calcext:base-cell-address="Sheet1.K78"/>
          </calcext:conditional-format>
          <calcext:conditional-format calcext:target-range-address="Sheet1.K78:Sheet1.K78">
            <calcext:condition calcext:apply-style-name="Good" calcext:value="=2" calcext:base-cell-address="Sheet1.K78"/>
          </calcext:conditional-format>
          <calcext:conditional-format calcext:target-range-address="Sheet1.K79:Sheet1.K79">
            <calcext:condition calcext:apply-style-name="Error" calcext:value="=1" calcext:base-cell-address="Sheet1.K79"/>
          </calcext:conditional-format>
          <calcext:conditional-format calcext:target-range-address="Sheet1.K79:Sheet1.K79">
            <calcext:condition calcext:apply-style-name="Good" calcext:value="=2" calcext:base-cell-address="Sheet1.K79"/>
          </calcext:conditional-format>
          <calcext:conditional-format calcext:target-range-address="Sheet1.K80:Sheet1.K80">
            <calcext:condition calcext:apply-style-name="Error" calcext:value="=1" calcext:base-cell-address="Sheet1.K80"/>
          </calcext:conditional-format>
          <calcext:conditional-format calcext:target-range-address="Sheet1.K80:Sheet1.K80">
            <calcext:condition calcext:apply-style-name="Good" calcext:value="=2" calcext:base-cell-address="Sheet1.K80"/>
          </calcext:conditional-format>
          <calcext:conditional-format calcext:target-range-address="Sheet1.K81:Sheet1.K81">
            <calcext:condition calcext:apply-style-name="Error" calcext:value="=1" calcext:base-cell-address="Sheet1.K81"/>
          </calcext:conditional-format>
          <calcext:conditional-format calcext:target-range-address="Sheet1.K81:Sheet1.K81">
            <calcext:condition calcext:apply-style-name="Good" calcext:value="=2" calcext:base-cell-address="Sheet1.K81"/>
          </calcext:conditional-format>
          <calcext:conditional-format calcext:target-range-address="Sheet1.K82:Sheet1.K82">
            <calcext:condition calcext:apply-style-name="Error" calcext:value="=1" calcext:base-cell-address="Sheet1.K82"/>
          </calcext:conditional-format>
          <calcext:conditional-format calcext:target-range-address="Sheet1.K82:Sheet1.K82">
            <calcext:condition calcext:apply-style-name="Good" calcext:value="=2" calcext:base-cell-address="Sheet1.K82"/>
          </calcext:conditional-format>
          <calcext:conditional-format calcext:target-range-address="Sheet1.K83:Sheet1.K83">
            <calcext:condition calcext:apply-style-name="Error" calcext:value="=1" calcext:base-cell-address="Sheet1.K83"/>
          </calcext:conditional-format>
          <calcext:conditional-format calcext:target-range-address="Sheet1.K83:Sheet1.K83">
            <calcext:condition calcext:apply-style-name="Good" calcext:value="=2" calcext:base-cell-address="Sheet1.K83"/>
          </calcext:conditional-format>
          <calcext:conditional-format calcext:target-range-address="Sheet1.K84:Sheet1.K84">
            <calcext:condition calcext:apply-style-name="Error" calcext:value="=1" calcext:base-cell-address="Sheet1.K84"/>
          </calcext:conditional-format>
          <calcext:conditional-format calcext:target-range-address="Sheet1.K84:Sheet1.K84">
            <calcext:condition calcext:apply-style-name="Good" calcext:value="=2" calcext:base-cell-address="Sheet1.K84"/>
          </calcext:conditional-format>
          <calcext:conditional-format calcext:target-range-address="Sheet1.K85:Sheet1.K85">
            <calcext:condition calcext:apply-style-name="Error" calcext:value="=1" calcext:base-cell-address="Sheet1.K85"/>
          </calcext:conditional-format>
          <calcext:conditional-format calcext:target-range-address="Sheet1.K85:Sheet1.K85">
            <calcext:condition calcext:apply-style-name="Good" calcext:value="=2" calcext:base-cell-address="Sheet1.K85"/>
          </calcext:conditional-format>
          <calcext:conditional-format calcext:target-range-address="Sheet1.K86:Sheet1.K86">
            <calcext:condition calcext:apply-style-name="Error" calcext:value="=1" calcext:base-cell-address="Sheet1.K86"/>
          </calcext:conditional-format>
          <calcext:conditional-format calcext:target-range-address="Sheet1.K86:Sheet1.K86">
            <calcext:condition calcext:apply-style-name="Good" calcext:value="=2" calcext:base-cell-address="Sheet1.K86"/>
          </calcext:conditional-format>
          <calcext:conditional-format calcext:target-range-address="Sheet1.K87:Sheet1.K87">
            <calcext:condition calcext:apply-style-name="Error" calcext:value="=1" calcext:base-cell-address="Sheet1.K87"/>
          </calcext:conditional-format>
          <calcext:conditional-format calcext:target-range-address="Sheet1.K87:Sheet1.K87">
            <calcext:condition calcext:apply-style-name="Good" calcext:value="=2" calcext:base-cell-address="Sheet1.K87"/>
          </calcext:conditional-format>
          <calcext:conditional-format calcext:target-range-address="Sheet1.K88:Sheet1.K88">
            <calcext:condition calcext:apply-style-name="Error" calcext:value="=1" calcext:base-cell-address="Sheet1.K88"/>
          </calcext:conditional-format>
          <calcext:conditional-format calcext:target-range-address="Sheet1.K88:Sheet1.K88">
            <calcext:condition calcext:apply-style-name="Good" calcext:value="=2" calcext:base-cell-address="Sheet1.K88"/>
          </calcext:conditional-format>
          <calcext:conditional-format calcext:target-range-address="Sheet1.K89:Sheet1.K89">
            <calcext:condition calcext:apply-style-name="Error" calcext:value="=1" calcext:base-cell-address="Sheet1.K89"/>
          </calcext:conditional-format>
          <calcext:conditional-format calcext:target-range-address="Sheet1.K89:Sheet1.K89">
            <calcext:condition calcext:apply-style-name="Good" calcext:value="=2" calcext:base-cell-address="Sheet1.K89"/>
          </calcext:conditional-format>
          <calcext:conditional-format calcext:target-range-address="Sheet1.K90:Sheet1.K90">
            <calcext:condition calcext:apply-style-name="Error" calcext:value="=1" calcext:base-cell-address="Sheet1.K90"/>
          </calcext:conditional-format>
          <calcext:conditional-format calcext:target-range-address="Sheet1.K90:Sheet1.K90">
            <calcext:condition calcext:apply-style-name="Good" calcext:value="=2" calcext:base-cell-address="Sheet1.K90"/>
          </calcext:conditional-format>
          <calcext:conditional-format calcext:target-range-address="Sheet1.K91:Sheet1.K91">
            <calcext:condition calcext:apply-style-name="Error" calcext:value="=1" calcext:base-cell-address="Sheet1.K91"/>
          </calcext:conditional-format>
          <calcext:conditional-format calcext:target-range-address="Sheet1.K91:Sheet1.K91">
            <calcext:condition calcext:apply-style-name="Good" calcext:value="=2" calcext:base-cell-address="Sheet1.K91"/>
          </calcext:conditional-format>
          <calcext:conditional-format calcext:target-range-address="Sheet1.K92:Sheet1.K92">
            <calcext:condition calcext:apply-style-name="Error" calcext:value="=1" calcext:base-cell-address="Sheet1.K92"/>
          </calcext:conditional-format>
          <calcext:conditional-format calcext:target-range-address="Sheet1.K92:Sheet1.K92">
            <calcext:condition calcext:apply-style-name="Good" calcext:value="=2" calcext:base-cell-address="Sheet1.K92"/>
          </calcext:conditional-format>
          <calcext:conditional-format calcext:target-range-address="Sheet1.K93:Sheet1.K93">
            <calcext:condition calcext:apply-style-name="Error" calcext:value="=1" calcext:base-cell-address="Sheet1.K93"/>
          </calcext:conditional-format>
          <calcext:conditional-format calcext:target-range-address="Sheet1.K93:Sheet1.K93">
            <calcext:condition calcext:apply-style-name="Good" calcext:value="=2" calcext:base-cell-address="Sheet1.K93"/>
          </calcext:conditional-format>
          <calcext:conditional-format calcext:target-range-address="Sheet1.K94:Sheet1.K94">
            <calcext:condition calcext:apply-style-name="Error" calcext:value="=1" calcext:base-cell-address="Sheet1.K94"/>
          </calcext:conditional-format>
          <calcext:conditional-format calcext:target-range-address="Sheet1.K94:Sheet1.K94">
            <calcext:condition calcext:apply-style-name="Good" calcext:value="=2" calcext:base-cell-address="Sheet1.K94"/>
          </calcext:conditional-format>
          <calcext:conditional-format calcext:target-range-address="Sheet1.K95:Sheet1.K95">
            <calcext:condition calcext:apply-style-name="Error" calcext:value="=1" calcext:base-cell-address="Sheet1.K95"/>
          </calcext:conditional-format>
          <calcext:conditional-format calcext:target-range-address="Sheet1.K95:Sheet1.K95">
            <calcext:condition calcext:apply-style-name="Good" calcext:value="=2" calcext:base-cell-address="Sheet1.K95"/>
          </calcext:conditional-format>
          <calcext:conditional-format calcext:target-range-address="Sheet1.K96:Sheet1.K96">
            <calcext:condition calcext:apply-style-name="Error" calcext:value="=1" calcext:base-cell-address="Sheet1.K96"/>
          </calcext:conditional-format>
          <calcext:conditional-format calcext:target-range-address="Sheet1.K96:Sheet1.K96">
            <calcext:condition calcext:apply-style-name="Good" calcext:value="=2" calcext:base-cell-address="Sheet1.K96"/>
          </calcext:conditional-format>
          <calcext:conditional-format calcext:target-range-address="Sheet1.K97:Sheet1.K97">
            <calcext:condition calcext:apply-style-name="Error" calcext:value="=1" calcext:base-cell-address="Sheet1.K97"/>
          </calcext:conditional-format>
          <calcext:conditional-format calcext:target-range-address="Sheet1.K97:Sheet1.K97">
            <calcext:condition calcext:apply-style-name="Good" calcext:value="=2" calcext:base-cell-address="Sheet1.K97"/>
          </calcext:conditional-format>
          <calcext:conditional-format calcext:target-range-address="Sheet1.K98:Sheet1.K98">
            <calcext:condition calcext:apply-style-name="Error" calcext:value="=1" calcext:base-cell-address="Sheet1.K98"/>
          </calcext:conditional-format>
          <calcext:conditional-format calcext:target-range-address="Sheet1.K98:Sheet1.K98">
            <calcext:condition calcext:apply-style-name="Good" calcext:value="=2" calcext:base-cell-address="Sheet1.K98"/>
          </calcext:conditional-format>
          <calcext:conditional-format calcext:target-range-address="Sheet1.K99:Sheet1.K99">
            <calcext:condition calcext:apply-style-name="Error" calcext:value="=1" calcext:base-cell-address="Sheet1.K99"/>
          </calcext:conditional-format>
          <calcext:conditional-format calcext:target-range-address="Sheet1.K99:Sheet1.K99">
            <calcext:condition calcext:apply-style-name="Good" calcext:value="=2" calcext:base-cell-address="Sheet1.K99"/>
          </calcext:conditional-format>
          <calcext:conditional-format calcext:target-range-address="Sheet1.K100:Sheet1.K100">
            <calcext:condition calcext:apply-style-name="Error" calcext:value="=1" calcext:base-cell-address="Sheet1.K100"/>
          </calcext:conditional-format>
          <calcext:conditional-format calcext:target-range-address="Sheet1.K100:Sheet1.K100">
            <calcext:condition calcext:apply-style-name="Good" calcext:value="=2" calcext:base-cell-address="Sheet1.K100"/>
          </calcext:conditional-format>
          <calcext:conditional-format calcext:target-range-address="Sheet1.K101:Sheet1.K101">
            <calcext:condition calcext:apply-style-name="Error" calcext:value="=1" calcext:base-cell-address="Sheet1.K101"/>
          </calcext:conditional-format>
          <calcext:conditional-format calcext:target-range-address="Sheet1.K101:Sheet1.K101">
            <calcext:condition calcext:apply-style-name="Good" calcext:value="=2" calcext:base-cell-address="Sheet1.K101"/>
          </calcext:conditional-format>
          <calcext:conditional-format calcext:target-range-address="Sheet1.K102:Sheet1.K102">
            <calcext:condition calcext:apply-style-name="Error" calcext:value="=1" calcext:base-cell-address="Sheet1.K102"/>
          </calcext:conditional-format>
          <calcext:conditional-format calcext:target-range-address="Sheet1.K102:Sheet1.K102">
            <calcext:condition calcext:apply-style-name="Good" calcext:value="=2" calcext:base-cell-address="Sheet1.K102"/>
          </calcext:conditional-format>
          <calcext:conditional-format calcext:target-range-address="Sheet1.K103:Sheet1.K103">
            <calcext:condition calcext:apply-style-name="Error" calcext:value="=1" calcext:base-cell-address="Sheet1.K103"/>
          </calcext:conditional-format>
          <calcext:conditional-format calcext:target-range-address="Sheet1.K103:Sheet1.K103">
            <calcext:condition calcext:apply-style-name="Good" calcext:value="=2" calcext:base-cell-address="Sheet1.K103"/>
          </calcext:conditional-format>
          <calcext:conditional-format calcext:target-range-address="Sheet1.K104:Sheet1.K104">
            <calcext:condition calcext:apply-style-name="Error" calcext:value="=1" calcext:base-cell-address="Sheet1.K104"/>
          </calcext:conditional-format>
          <calcext:conditional-format calcext:target-range-address="Sheet1.K104:Sheet1.K104">
            <calcext:condition calcext:apply-style-name="Good" calcext:value="=2" calcext:base-cell-address="Sheet1.K104"/>
          </calcext:conditional-format>
          <calcext:conditional-format calcext:target-range-address="Sheet1.K105:Sheet1.K105">
            <calcext:condition calcext:apply-style-name="Error" calcext:value="=1" calcext:base-cell-address="Sheet1.K105"/>
          </calcext:conditional-format>
          <calcext:conditional-format calcext:target-range-address="Sheet1.K105:Sheet1.K105">
            <calcext:condition calcext:apply-style-name="Good" calcext:value="=2" calcext:base-cell-address="Sheet1.K105"/>
          </calcext:conditional-format>
          <calcext:conditional-format calcext:target-range-address="Sheet1.K106:Sheet1.K106">
            <calcext:condition calcext:apply-style-name="Error" calcext:value="=1" calcext:base-cell-address="Sheet1.K106"/>
          </calcext:conditional-format>
          <calcext:conditional-format calcext:target-range-address="Sheet1.K106:Sheet1.K106">
            <calcext:condition calcext:apply-style-name="Good" calcext:value="=2" calcext:base-cell-address="Sheet1.K106"/>
          </calcext:conditional-format>
          <calcext:conditional-format calcext:target-range-address="Sheet1.K107:Sheet1.K107">
            <calcext:condition calcext:apply-style-name="Error" calcext:value="=1" calcext:base-cell-address="Sheet1.K107"/>
          </calcext:conditional-format>
          <calcext:conditional-format calcext:target-range-address="Sheet1.K107:Sheet1.K107">
            <calcext:condition calcext:apply-style-name="Good" calcext:value="=2" calcext:base-cell-address="Sheet1.K107"/>
          </calcext:conditional-format>
          <calcext:conditional-format calcext:target-range-address="Sheet1.K108:Sheet1.K108">
            <calcext:condition calcext:apply-style-name="Error" calcext:value="=1" calcext:base-cell-address="Sheet1.K108"/>
          </calcext:conditional-format>
          <calcext:conditional-format calcext:target-range-address="Sheet1.K108:Sheet1.K108">
            <calcext:condition calcext:apply-style-name="Good" calcext:value="=2" calcext:base-cell-address="Sheet1.K108"/>
          </calcext:conditional-format>
          <calcext:conditional-format calcext:target-range-address="Sheet1.K109:Sheet1.K109">
            <calcext:condition calcext:apply-style-name="Error" calcext:value="=1" calcext:base-cell-address="Sheet1.K109"/>
          </calcext:conditional-format>
          <calcext:conditional-format calcext:target-range-address="Sheet1.K109:Sheet1.K109">
            <calcext:condition calcext:apply-style-name="Good" calcext:value="=2" calcext:base-cell-address="Sheet1.K109"/>
          </calcext:conditional-format>
          <calcext:conditional-format calcext:target-range-address="Sheet1.K110:Sheet1.K110">
            <calcext:condition calcext:apply-style-name="Error" calcext:value="=1" calcext:base-cell-address="Sheet1.K110"/>
          </calcext:conditional-format>
          <calcext:conditional-format calcext:target-range-address="Sheet1.K110:Sheet1.K110">
            <calcext:condition calcext:apply-style-name="Good" calcext:value="=2" calcext:base-cell-address="Sheet1.K110"/>
          </calcext:conditional-format>
          <calcext:conditional-format calcext:target-range-address="Sheet1.K111:Sheet1.K111">
            <calcext:condition calcext:apply-style-name="Error" calcext:value="=1" calcext:base-cell-address="Sheet1.K111"/>
          </calcext:conditional-format>
          <calcext:conditional-format calcext:target-range-address="Sheet1.K111:Sheet1.K111">
            <calcext:condition calcext:apply-style-name="Good" calcext:value="=2" calcext:base-cell-address="Sheet1.K111"/>
          </calcext:conditional-format>
          <calcext:conditional-format calcext:target-range-address="Sheet1.K112:Sheet1.K112">
            <calcext:condition calcext:apply-style-name="Error" calcext:value="=1" calcext:base-cell-address="Sheet1.K112"/>
          </calcext:conditional-format>
          <calcext:conditional-format calcext:target-range-address="Sheet1.K112:Sheet1.K112">
            <calcext:condition calcext:apply-style-name="Good" calcext:value="=2" calcext:base-cell-address="Sheet1.K112"/>
          </calcext:conditional-format>
          <calcext:conditional-format calcext:target-range-address="Sheet1.K113:Sheet1.K113">
            <calcext:condition calcext:apply-style-name="Error" calcext:value="=1" calcext:base-cell-address="Sheet1.K113"/>
          </calcext:conditional-format>
          <calcext:conditional-format calcext:target-range-address="Sheet1.K113:Sheet1.K113">
            <calcext:condition calcext:apply-style-name="Good" calcext:value="=2" calcext:base-cell-address="Sheet1.K113"/>
          </calcext:conditional-format>
          <calcext:conditional-format calcext:target-range-address="Sheet1.K114:Sheet1.K114">
            <calcext:condition calcext:apply-style-name="Error" calcext:value="=1" calcext:base-cell-address="Sheet1.K114"/>
          </calcext:conditional-format>
          <calcext:conditional-format calcext:target-range-address="Sheet1.K114:Sheet1.K114">
            <calcext:condition calcext:apply-style-name="Good" calcext:value="=2" calcext:base-cell-address="Sheet1.K114"/>
          </calcext:conditional-format>
          <calcext:conditional-format calcext:target-range-address="Sheet1.K115:Sheet1.K115">
            <calcext:condition calcext:apply-style-name="Error" calcext:value="=1" calcext:base-cell-address="Sheet1.K115"/>
          </calcext:conditional-format>
          <calcext:conditional-format calcext:target-range-address="Sheet1.K115:Sheet1.K115">
            <calcext:condition calcext:apply-style-name="Good" calcext:value="=2" calcext:base-cell-address="Sheet1.K115"/>
          </calcext:conditional-format>
          <calcext:conditional-format calcext:target-range-address="Sheet1.K116:Sheet1.K116">
            <calcext:condition calcext:apply-style-name="Error" calcext:value="=1" calcext:base-cell-address="Sheet1.K116"/>
          </calcext:conditional-format>
          <calcext:conditional-format calcext:target-range-address="Sheet1.K116:Sheet1.K116">
            <calcext:condition calcext:apply-style-name="Good" calcext:value="=2" calcext:base-cell-address="Sheet1.K116"/>
          </calcext:conditional-format>
          <calcext:conditional-format calcext:target-range-address="Sheet1.K117:Sheet1.K117">
            <calcext:condition calcext:apply-style-name="Error" calcext:value="=1" calcext:base-cell-address="Sheet1.K117"/>
          </calcext:conditional-format>
          <calcext:conditional-format calcext:target-range-address="Sheet1.K117:Sheet1.K117">
            <calcext:condition calcext:apply-style-name="Good" calcext:value="=2" calcext:base-cell-address="Sheet1.K117"/>
          </calcext:conditional-format>
          <calcext:conditional-format calcext:target-range-address="Sheet1.K118:Sheet1.K118">
            <calcext:condition calcext:apply-style-name="Error" calcext:value="=1" calcext:base-cell-address="Sheet1.K118"/>
          </calcext:conditional-format>
          <calcext:conditional-format calcext:target-range-address="Sheet1.K118:Sheet1.K118">
            <calcext:condition calcext:apply-style-name="Good" calcext:value="=2" calcext:base-cell-address="Sheet1.K118"/>
          </calcext:conditional-format>
          <calcext:conditional-format calcext:target-range-address="Sheet1.K119:Sheet1.K119">
            <calcext:condition calcext:apply-style-name="Error" calcext:value="=1" calcext:base-cell-address="Sheet1.K119"/>
          </calcext:conditional-format>
          <calcext:conditional-format calcext:target-range-address="Sheet1.K119:Sheet1.K119">
            <calcext:condition calcext:apply-style-name="Good" calcext:value="=2" calcext:base-cell-address="Sheet1.K119"/>
          </calcext:conditional-format>
          <calcext:conditional-format calcext:target-range-address="Sheet1.K120:Sheet1.K120">
            <calcext:condition calcext:apply-style-name="Error" calcext:value="=1" calcext:base-cell-address="Sheet1.K120"/>
          </calcext:conditional-format>
          <calcext:conditional-format calcext:target-range-address="Sheet1.K120:Sheet1.K120">
            <calcext:condition calcext:apply-style-name="Good" calcext:value="=2" calcext:base-cell-address="Sheet1.K120"/>
          </calcext:conditional-format>
          <calcext:conditional-format calcext:target-range-address="Sheet1.K121:Sheet1.K121">
            <calcext:condition calcext:apply-style-name="Error" calcext:value="=1" calcext:base-cell-address="Sheet1.K121"/>
          </calcext:conditional-format>
          <calcext:conditional-format calcext:target-range-address="Sheet1.K121:Sheet1.K121">
            <calcext:condition calcext:apply-style-name="Good" calcext:value="=2" calcext:base-cell-address="Sheet1.K121"/>
          </calcext:conditional-format>
          <calcext:conditional-format calcext:target-range-address="Sheet1.K122:Sheet1.K122">
            <calcext:condition calcext:apply-style-name="Error" calcext:value="=1" calcext:base-cell-address="Sheet1.K122"/>
          </calcext:conditional-format>
          <calcext:conditional-format calcext:target-range-address="Sheet1.K122:Sheet1.K122">
            <calcext:condition calcext:apply-style-name="Good" calcext:value="=2" calcext:base-cell-address="Sheet1.K122"/>
          </calcext:conditional-format>
          <calcext:conditional-format calcext:target-range-address="Sheet1.K123:Sheet1.K123">
            <calcext:condition calcext:apply-style-name="Error" calcext:value="=1" calcext:base-cell-address="Sheet1.K123"/>
          </calcext:conditional-format>
          <calcext:conditional-format calcext:target-range-address="Sheet1.K123:Sheet1.K123">
            <calcext:condition calcext:apply-style-name="Good" calcext:value="=2" calcext:base-cell-address="Sheet1.K123"/>
          </calcext:conditional-format>
          <calcext:conditional-format calcext:target-range-address="Sheet1.K124:Sheet1.K124">
            <calcext:condition calcext:apply-style-name="Error" calcext:value="=1" calcext:base-cell-address="Sheet1.K124"/>
          </calcext:conditional-format>
          <calcext:conditional-format calcext:target-range-address="Sheet1.K124:Sheet1.K124">
            <calcext:condition calcext:apply-style-name="Good" calcext:value="=2" calcext:base-cell-address="Sheet1.K124"/>
          </calcext:conditional-format>
          <calcext:conditional-format calcext:target-range-address="Sheet1.K125:Sheet1.K125">
            <calcext:condition calcext:apply-style-name="Error" calcext:value="=1" calcext:base-cell-address="Sheet1.K125"/>
          </calcext:conditional-format>
          <calcext:conditional-format calcext:target-range-address="Sheet1.K125:Sheet1.K125">
            <calcext:condition calcext:apply-style-name="Good" calcext:value="=2" calcext:base-cell-address="Sheet1.K125"/>
          </calcext:conditional-format>
          <calcext:conditional-format calcext:target-range-address="Sheet1.K126:Sheet1.K126">
            <calcext:condition calcext:apply-style-name="Error" calcext:value="=1" calcext:base-cell-address="Sheet1.K126"/>
          </calcext:conditional-format>
          <calcext:conditional-format calcext:target-range-address="Sheet1.K126:Sheet1.K126">
            <calcext:condition calcext:apply-style-name="Good" calcext:value="=2" calcext:base-cell-address="Sheet1.K126"/>
          </calcext:conditional-format>
          <calcext:conditional-format calcext:target-range-address="Sheet1.K127:Sheet1.K127">
            <calcext:condition calcext:apply-style-name="Error" calcext:value="=1" calcext:base-cell-address="Sheet1.K127"/>
          </calcext:conditional-format>
          <calcext:conditional-format calcext:target-range-address="Sheet1.K127:Sheet1.K127">
            <calcext:condition calcext:apply-style-name="Good" calcext:value="=2" calcext:base-cell-address="Sheet1.K127"/>
          </calcext:conditional-format>
          <calcext:conditional-format calcext:target-range-address="Sheet1.K128:Sheet1.K128">
            <calcext:condition calcext:apply-style-name="Error" calcext:value="=1" calcext:base-cell-address="Sheet1.K128"/>
          </calcext:conditional-format>
          <calcext:conditional-format calcext:target-range-address="Sheet1.K128:Sheet1.K128">
            <calcext:condition calcext:apply-style-name="Good" calcext:value="=2" calcext:base-cell-address="Sheet1.K128"/>
          </calcext:conditional-format>
          <calcext:conditional-format calcext:target-range-address="Sheet1.K129:Sheet1.K129">
            <calcext:condition calcext:apply-style-name="Error" calcext:value="=1" calcext:base-cell-address="Sheet1.K129"/>
          </calcext:conditional-format>
          <calcext:conditional-format calcext:target-range-address="Sheet1.K129:Sheet1.K129">
            <calcext:condition calcext:apply-style-name="Good" calcext:value="=2" calcext:base-cell-address="Sheet1.K129"/>
          </calcext:conditional-format>
          <calcext:conditional-format calcext:target-range-address="Sheet1.K130:Sheet1.K130">
            <calcext:condition calcext:apply-style-name="Error" calcext:value="=1" calcext:base-cell-address="Sheet1.K130"/>
          </calcext:conditional-format>
          <calcext:conditional-format calcext:target-range-address="Sheet1.K130:Sheet1.K130">
            <calcext:condition calcext:apply-style-name="Good" calcext:value="=2" calcext:base-cell-address="Sheet1.K130"/>
          </calcext:conditional-format>
          <calcext:conditional-format calcext:target-range-address="Sheet1.K131:Sheet1.K131">
            <calcext:condition calcext:apply-style-name="Error" calcext:value="=1" calcext:base-cell-address="Sheet1.K131"/>
          </calcext:conditional-format>
          <calcext:conditional-format calcext:target-range-address="Sheet1.K131:Sheet1.K131">
            <calcext:condition calcext:apply-style-name="Good" calcext:value="=2" calcext:base-cell-address="Sheet1.K131"/>
          </calcext:conditional-format>
          <calcext:conditional-format calcext:target-range-address="Sheet1.K132:Sheet1.K132">
            <calcext:condition calcext:apply-style-name="Error" calcext:value="=1" calcext:base-cell-address="Sheet1.K132"/>
          </calcext:conditional-format>
          <calcext:conditional-format calcext:target-range-address="Sheet1.K132:Sheet1.K132">
            <calcext:condition calcext:apply-style-name="Good" calcext:value="=2" calcext:base-cell-address="Sheet1.K132"/>
          </calcext:conditional-format>
          <calcext:conditional-format calcext:target-range-address="Sheet1.K133:Sheet1.K133">
            <calcext:condition calcext:apply-style-name="Error" calcext:value="=1" calcext:base-cell-address="Sheet1.K133"/>
          </calcext:conditional-format>
          <calcext:conditional-format calcext:target-range-address="Sheet1.K133:Sheet1.K133">
            <calcext:condition calcext:apply-style-name="Good" calcext:value="=2" calcext:base-cell-address="Sheet1.K133"/>
          </calcext:conditional-format>
          <calcext:conditional-format calcext:target-range-address="Sheet1.K134:Sheet1.K134">
            <calcext:condition calcext:apply-style-name="Error" calcext:value="=1" calcext:base-cell-address="Sheet1.K134"/>
          </calcext:conditional-format>
          <calcext:conditional-format calcext:target-range-address="Sheet1.K134:Sheet1.K134">
            <calcext:condition calcext:apply-style-name="Good" calcext:value="=2" calcext:base-cell-address="Sheet1.K134"/>
          </calcext:conditional-format>
          <calcext:conditional-format calcext:target-range-address="Sheet1.K135:Sheet1.K135">
            <calcext:condition calcext:apply-style-name="Error" calcext:value="=1" calcext:base-cell-address="Sheet1.K135"/>
          </calcext:conditional-format>
          <calcext:conditional-format calcext:target-range-address="Sheet1.K135:Sheet1.K135">
            <calcext:condition calcext:apply-style-name="Good" calcext:value="=2" calcext:base-cell-address="Sheet1.K135"/>
          </calcext:conditional-format>
          <calcext:conditional-format calcext:target-range-address="Sheet1.K136:Sheet1.K136">
            <calcext:condition calcext:apply-style-name="Error" calcext:value="=1" calcext:base-cell-address="Sheet1.K136"/>
          </calcext:conditional-format>
          <calcext:conditional-format calcext:target-range-address="Sheet1.K136:Sheet1.K136">
            <calcext:condition calcext:apply-style-name="Good" calcext:value="=2" calcext:base-cell-address="Sheet1.K136"/>
          </calcext:conditional-format>
          <calcext:conditional-format calcext:target-range-address="Sheet1.K137:Sheet1.K137">
            <calcext:condition calcext:apply-style-name="Error" calcext:value="=1" calcext:base-cell-address="Sheet1.K137"/>
          </calcext:conditional-format>
          <calcext:conditional-format calcext:target-range-address="Sheet1.K137:Sheet1.K137">
            <calcext:condition calcext:apply-style-name="Good" calcext:value="=2" calcext:base-cell-address="Sheet1.K137"/>
          </calcext:conditional-format>
          <calcext:conditional-format calcext:target-range-address="Sheet1.K138:Sheet1.K138">
            <calcext:condition calcext:apply-style-name="Error" calcext:value="=1" calcext:base-cell-address="Sheet1.K138"/>
          </calcext:conditional-format>
          <calcext:conditional-format calcext:target-range-address="Sheet1.K138:Sheet1.K138">
            <calcext:condition calcext:apply-style-name="Good" calcext:value="=2" calcext:base-cell-address="Sheet1.K138"/>
          </calcext:conditional-format>
          <calcext:conditional-format calcext:target-range-address="Sheet1.K139:Sheet1.K139">
            <calcext:condition calcext:apply-style-name="Error" calcext:value="=1" calcext:base-cell-address="Sheet1.K139"/>
          </calcext:conditional-format>
          <calcext:conditional-format calcext:target-range-address="Sheet1.K139:Sheet1.K139">
            <calcext:condition calcext:apply-style-name="Good" calcext:value="=2" calcext:base-cell-address="Sheet1.K139"/>
          </calcext:conditional-format>
          <calcext:conditional-format calcext:target-range-address="Sheet1.K140:Sheet1.K140">
            <calcext:condition calcext:apply-style-name="Error" calcext:value="=1" calcext:base-cell-address="Sheet1.K140"/>
          </calcext:conditional-format>
          <calcext:conditional-format calcext:target-range-address="Sheet1.K140:Sheet1.K140">
            <calcext:condition calcext:apply-style-name="Good" calcext:value="=2" calcext:base-cell-address="Sheet1.K140"/>
          </calcext:conditional-format>
          <calcext:conditional-format calcext:target-range-address="Sheet1.K141:Sheet1.K141">
            <calcext:condition calcext:apply-style-name="Error" calcext:value="=1" calcext:base-cell-address="Sheet1.K141"/>
          </calcext:conditional-format>
          <calcext:conditional-format calcext:target-range-address="Sheet1.K141:Sheet1.K141">
            <calcext:condition calcext:apply-style-name="Good" calcext:value="=2" calcext:base-cell-address="Sheet1.K141"/>
          </calcext:conditional-format>
          <calcext:conditional-format calcext:target-range-address="Sheet1.K142:Sheet1.K142">
            <calcext:condition calcext:apply-style-name="Error" calcext:value="=1" calcext:base-cell-address="Sheet1.K142"/>
          </calcext:conditional-format>
          <calcext:conditional-format calcext:target-range-address="Sheet1.K142:Sheet1.K142">
            <calcext:condition calcext:apply-style-name="Good" calcext:value="=2" calcext:base-cell-address="Sheet1.K142"/>
          </calcext:conditional-format>
          <calcext:conditional-format calcext:target-range-address="Sheet1.K143:Sheet1.K143">
            <calcext:condition calcext:apply-style-name="Error" calcext:value="=1" calcext:base-cell-address="Sheet1.K143"/>
          </calcext:conditional-format>
          <calcext:conditional-format calcext:target-range-address="Sheet1.K143:Sheet1.K143">
            <calcext:condition calcext:apply-style-name="Good" calcext:value="=2" calcext:base-cell-address="Sheet1.K143"/>
          </calcext:conditional-format>
          <calcext:conditional-format calcext:target-range-address="Sheet1.K144:Sheet1.K144">
            <calcext:condition calcext:apply-style-name="Error" calcext:value="=1" calcext:base-cell-address="Sheet1.K144"/>
          </calcext:conditional-format>
          <calcext:conditional-format calcext:target-range-address="Sheet1.K144:Sheet1.K144">
            <calcext:condition calcext:apply-style-name="Good" calcext:value="=2" calcext:base-cell-address="Sheet1.K144"/>
          </calcext:conditional-format>
          <calcext:conditional-format calcext:target-range-address="Sheet1.K145:Sheet1.K145">
            <calcext:condition calcext:apply-style-name="Error" calcext:value="=1" calcext:base-cell-address="Sheet1.K145"/>
          </calcext:conditional-format>
          <calcext:conditional-format calcext:target-range-address="Sheet1.K145:Sheet1.K145">
            <calcext:condition calcext:apply-style-name="Good" calcext:value="=2" calcext:base-cell-address="Sheet1.K145"/>
          </calcext:conditional-format>
          <calcext:conditional-format calcext:target-range-address="Sheet1.K146:Sheet1.K146">
            <calcext:condition calcext:apply-style-name="Error" calcext:value="=1" calcext:base-cell-address="Sheet1.K146"/>
          </calcext:conditional-format>
          <calcext:conditional-format calcext:target-range-address="Sheet1.K146:Sheet1.K146">
            <calcext:condition calcext:apply-style-name="Good" calcext:value="=2" calcext:base-cell-address="Sheet1.K146"/>
          </calcext:conditional-format>
          <calcext:conditional-format calcext:target-range-address="Sheet1.K147:Sheet1.K147">
            <calcext:condition calcext:apply-style-name="Error" calcext:value="=1" calcext:base-cell-address="Sheet1.K147"/>
          </calcext:conditional-format>
          <calcext:conditional-format calcext:target-range-address="Sheet1.K147:Sheet1.K147">
            <calcext:condition calcext:apply-style-name="Good" calcext:value="=2" calcext:base-cell-address="Sheet1.K147"/>
          </calcext:conditional-format>
          <calcext:conditional-format calcext:target-range-address="Sheet1.K148:Sheet1.K148">
            <calcext:condition calcext:apply-style-name="Error" calcext:value="=1" calcext:base-cell-address="Sheet1.K148"/>
          </calcext:conditional-format>
          <calcext:conditional-format calcext:target-range-address="Sheet1.K148:Sheet1.K148">
            <calcext:condition calcext:apply-style-name="Good" calcext:value="=2" calcext:base-cell-address="Sheet1.K148"/>
          </calcext:conditional-format>
          <calcext:conditional-format calcext:target-range-address="Sheet1.K149:Sheet1.K149">
            <calcext:condition calcext:apply-style-name="Error" calcext:value="=1" calcext:base-cell-address="Sheet1.K149"/>
          </calcext:conditional-format>
          <calcext:conditional-format calcext:target-range-address="Sheet1.K149:Sheet1.K149">
            <calcext:condition calcext:apply-style-name="Good" calcext:value="=2" calcext:base-cell-address="Sheet1.K149"/>
          </calcext:conditional-format>
          <calcext:conditional-format calcext:target-range-address="Sheet1.K150:Sheet1.K150">
            <calcext:condition calcext:apply-style-name="Error" calcext:value="=1" calcext:base-cell-address="Sheet1.K150"/>
          </calcext:conditional-format>
          <calcext:conditional-format calcext:target-range-address="Sheet1.K150:Sheet1.K150">
            <calcext:condition calcext:apply-style-name="Good" calcext:value="=2" calcext:base-cell-address="Sheet1.K150"/>
          </calcext:conditional-format>
          <calcext:conditional-format calcext:target-range-address="Sheet1.K151:Sheet1.K151">
            <calcext:condition calcext:apply-style-name="Error" calcext:value="=1" calcext:base-cell-address="Sheet1.K151"/>
          </calcext:conditional-format>
          <calcext:conditional-format calcext:target-range-address="Sheet1.K151:Sheet1.K151">
            <calcext:condition calcext:apply-style-name="Good" calcext:value="=2" calcext:base-cell-address="Sheet1.K151"/>
          </calcext:conditional-format>
          <calcext:conditional-format calcext:target-range-address="Sheet1.K152:Sheet1.K152">
            <calcext:condition calcext:apply-style-name="Error" calcext:value="=1" calcext:base-cell-address="Sheet1.K152"/>
          </calcext:conditional-format>
          <calcext:conditional-format calcext:target-range-address="Sheet1.K152:Sheet1.K152">
            <calcext:condition calcext:apply-style-name="Good" calcext:value="=2" calcext:base-cell-address="Sheet1.K152"/>
          </calcext:conditional-format>
          <calcext:conditional-format calcext:target-range-address="Sheet1.K153:Sheet1.K153">
            <calcext:condition calcext:apply-style-name="Error" calcext:value="=1" calcext:base-cell-address="Sheet1.K153"/>
          </calcext:conditional-format>
          <calcext:conditional-format calcext:target-range-address="Sheet1.K153:Sheet1.K153">
            <calcext:condition calcext:apply-style-name="Good" calcext:value="=2" calcext:base-cell-address="Sheet1.K153"/>
          </calcext:conditional-format>
          <calcext:conditional-format calcext:target-range-address="Sheet1.K154:Sheet1.K154">
            <calcext:condition calcext:apply-style-name="Error" calcext:value="=1" calcext:base-cell-address="Sheet1.K154"/>
          </calcext:conditional-format>
          <calcext:conditional-format calcext:target-range-address="Sheet1.K154:Sheet1.K154">
            <calcext:condition calcext:apply-style-name="Good" calcext:value="=2" calcext:base-cell-address="Sheet1.K154"/>
          </calcext:conditional-format>
          <calcext:conditional-format calcext:target-range-address="Sheet1.K155:Sheet1.K155">
            <calcext:condition calcext:apply-style-name="Error" calcext:value="=1" calcext:base-cell-address="Sheet1.K155"/>
          </calcext:conditional-format>
          <calcext:conditional-format calcext:target-range-address="Sheet1.K155:Sheet1.K155">
            <calcext:condition calcext:apply-style-name="Good" calcext:value="=2" calcext:base-cell-address="Sheet1.K155"/>
          </calcext:conditional-format>
          <calcext:conditional-format calcext:target-range-address="Sheet1.K156:Sheet1.K156">
            <calcext:condition calcext:apply-style-name="Error" calcext:value="=1" calcext:base-cell-address="Sheet1.K156"/>
          </calcext:conditional-format>
          <calcext:conditional-format calcext:target-range-address="Sheet1.K156:Sheet1.K156">
            <calcext:condition calcext:apply-style-name="Good" calcext:value="=2" calcext:base-cell-address="Sheet1.K156"/>
          </calcext:conditional-format>
          <calcext:conditional-format calcext:target-range-address="Sheet1.K157:Sheet1.K157">
            <calcext:condition calcext:apply-style-name="Error" calcext:value="=1" calcext:base-cell-address="Sheet1.K157"/>
          </calcext:conditional-format>
          <calcext:conditional-format calcext:target-range-address="Sheet1.K157:Sheet1.K157">
            <calcext:condition calcext:apply-style-name="Good" calcext:value="=2" calcext:base-cell-address="Sheet1.K157"/>
          </calcext:conditional-format>
          <calcext:conditional-format calcext:target-range-address="Sheet1.K158:Sheet1.K158">
            <calcext:condition calcext:apply-style-name="Error" calcext:value="=1" calcext:base-cell-address="Sheet1.K158"/>
          </calcext:conditional-format>
          <calcext:conditional-format calcext:target-range-address="Sheet1.K158:Sheet1.K158">
            <calcext:condition calcext:apply-style-name="Good" calcext:value="=2" calcext:base-cell-address="Sheet1.K158"/>
          </calcext:conditional-format>
          <calcext:conditional-format calcext:target-range-address="Sheet1.K159:Sheet1.K159">
            <calcext:condition calcext:apply-style-name="Error" calcext:value="=1" calcext:base-cell-address="Sheet1.K159"/>
          </calcext:conditional-format>
          <calcext:conditional-format calcext:target-range-address="Sheet1.K159:Sheet1.K159">
            <calcext:condition calcext:apply-style-name="Good" calcext:value="=2" calcext:base-cell-address="Sheet1.K159"/>
          </calcext:conditional-format>
          <calcext:conditional-format calcext:target-range-address="Sheet1.K160:Sheet1.K160">
            <calcext:condition calcext:apply-style-name="Error" calcext:value="=1" calcext:base-cell-address="Sheet1.K160"/>
          </calcext:conditional-format>
          <calcext:conditional-format calcext:target-range-address="Sheet1.K160:Sheet1.K160">
            <calcext:condition calcext:apply-style-name="Good" calcext:value="=2" calcext:base-cell-address="Sheet1.K160"/>
          </calcext:conditional-format>
          <calcext:conditional-format calcext:target-range-address="Sheet1.K161:Sheet1.K161">
            <calcext:condition calcext:apply-style-name="Error" calcext:value="=1" calcext:base-cell-address="Sheet1.K161"/>
          </calcext:conditional-format>
          <calcext:conditional-format calcext:target-range-address="Sheet1.K161:Sheet1.K161">
            <calcext:condition calcext:apply-style-name="Good" calcext:value="=2" calcext:base-cell-address="Sheet1.K161"/>
          </calcext:conditional-format>
          <calcext:conditional-format calcext:target-range-address="Sheet1.K162:Sheet1.K162">
            <calcext:condition calcext:apply-style-name="Error" calcext:value="=1" calcext:base-cell-address="Sheet1.K162"/>
          </calcext:conditional-format>
          <calcext:conditional-format calcext:target-range-address="Sheet1.K162:Sheet1.K162">
            <calcext:condition calcext:apply-style-name="Good" calcext:value="=2" calcext:base-cell-address="Sheet1.K162"/>
          </calcext:conditional-format>
          <calcext:conditional-format calcext:target-range-address="Sheet1.K163:Sheet1.K163">
            <calcext:condition calcext:apply-style-name="Error" calcext:value="=1" calcext:base-cell-address="Sheet1.K163"/>
          </calcext:conditional-format>
          <calcext:conditional-format calcext:target-range-address="Sheet1.K163:Sheet1.K163">
            <calcext:condition calcext:apply-style-name="Good" calcext:value="=2" calcext:base-cell-address="Sheet1.K163"/>
          </calcext:conditional-format>
          <calcext:conditional-format calcext:target-range-address="Sheet1.K164:Sheet1.K164">
            <calcext:condition calcext:apply-style-name="Error" calcext:value="=1" calcext:base-cell-address="Sheet1.K164"/>
          </calcext:conditional-format>
          <calcext:conditional-format calcext:target-range-address="Sheet1.K164:Sheet1.K164">
            <calcext:condition calcext:apply-style-name="Good" calcext:value="=2" calcext:base-cell-address="Sheet1.K164"/>
          </calcext:conditional-format>
          <calcext:conditional-format calcext:target-range-address="Sheet1.K165:Sheet1.K165">
            <calcext:condition calcext:apply-style-name="Error" calcext:value="=1" calcext:base-cell-address="Sheet1.K165"/>
          </calcext:conditional-format>
          <calcext:conditional-format calcext:target-range-address="Sheet1.K165:Sheet1.K165">
            <calcext:condition calcext:apply-style-name="Good" calcext:value="=2" calcext:base-cell-address="Sheet1.K165"/>
          </calcext:conditional-format>
          <calcext:conditional-format calcext:target-range-address="Sheet1.K166:Sheet1.K166">
            <calcext:condition calcext:apply-style-name="Error" calcext:value="=1" calcext:base-cell-address="Sheet1.K166"/>
          </calcext:conditional-format>
          <calcext:conditional-format calcext:target-range-address="Sheet1.K166:Sheet1.K166">
            <calcext:condition calcext:apply-style-name="Good" calcext:value="=2" calcext:base-cell-address="Sheet1.K166"/>
          </calcext:conditional-format>
          <calcext:conditional-format calcext:target-range-address="Sheet1.K167:Sheet1.K167">
            <calcext:condition calcext:apply-style-name="Error" calcext:value="=1" calcext:base-cell-address="Sheet1.K167"/>
          </calcext:conditional-format>
          <calcext:conditional-format calcext:target-range-address="Sheet1.K167:Sheet1.K167">
            <calcext:condition calcext:apply-style-name="Good" calcext:value="=2" calcext:base-cell-address="Sheet1.K167"/>
          </calcext:conditional-format>
          <calcext:conditional-format calcext:target-range-address="Sheet1.K168:Sheet1.K168">
            <calcext:condition calcext:apply-style-name="Error" calcext:value="=1" calcext:base-cell-address="Sheet1.K168"/>
          </calcext:conditional-format>
          <calcext:conditional-format calcext:target-range-address="Sheet1.K168:Sheet1.K168">
            <calcext:condition calcext:apply-style-name="Good" calcext:value="=2" calcext:base-cell-address="Sheet1.K168"/>
          </calcext:conditional-format>
          <calcext:conditional-format calcext:target-range-address="Sheet1.K169:Sheet1.K169">
            <calcext:condition calcext:apply-style-name="Error" calcext:value="=1" calcext:base-cell-address="Sheet1.K169"/>
          </calcext:conditional-format>
          <calcext:conditional-format calcext:target-range-address="Sheet1.K169:Sheet1.K169">
            <calcext:condition calcext:apply-style-name="Good" calcext:value="=2" calcext:base-cell-address="Sheet1.K169"/>
          </calcext:conditional-format>
          <calcext:conditional-format calcext:target-range-address="Sheet1.K170:Sheet1.K170">
            <calcext:condition calcext:apply-style-name="Error" calcext:value="=1" calcext:base-cell-address="Sheet1.K170"/>
          </calcext:conditional-format>
          <calcext:conditional-format calcext:target-range-address="Sheet1.K170:Sheet1.K170">
            <calcext:condition calcext:apply-style-name="Good" calcext:value="=2" calcext:base-cell-address="Sheet1.K170"/>
          </calcext:conditional-format>
          <calcext:conditional-format calcext:target-range-address="Sheet1.K171:Sheet1.K171">
            <calcext:condition calcext:apply-style-name="Error" calcext:value="=1" calcext:base-cell-address="Sheet1.K171"/>
          </calcext:conditional-format>
          <calcext:conditional-format calcext:target-range-address="Sheet1.K171:Sheet1.K171">
            <calcext:condition calcext:apply-style-name="Good" calcext:value="=2" calcext:base-cell-address="Sheet1.K171"/>
          </calcext:conditional-format>
          <calcext:conditional-format calcext:target-range-address="Sheet1.K172:Sheet1.K172">
            <calcext:condition calcext:apply-style-name="Error" calcext:value="=1" calcext:base-cell-address="Sheet1.K172"/>
          </calcext:conditional-format>
          <calcext:conditional-format calcext:target-range-address="Sheet1.K172:Sheet1.K172">
            <calcext:condition calcext:apply-style-name="Good" calcext:value="=2" calcext:base-cell-address="Sheet1.K172"/>
          </calcext:conditional-format>
          <calcext:conditional-format calcext:target-range-address="Sheet1.K173:Sheet1.K173">
            <calcext:condition calcext:apply-style-name="Error" calcext:value="=1" calcext:base-cell-address="Sheet1.K173"/>
          </calcext:conditional-format>
          <calcext:conditional-format calcext:target-range-address="Sheet1.K173:Sheet1.K173">
            <calcext:condition calcext:apply-style-name="Good" calcext:value="=2" calcext:base-cell-address="Sheet1.K173"/>
          </calcext:conditional-format>
          <calcext:conditional-format calcext:target-range-address="Sheet1.K174:Sheet1.K174">
            <calcext:condition calcext:apply-style-name="Error" calcext:value="=1" calcext:base-cell-address="Sheet1.K174"/>
          </calcext:conditional-format>
          <calcext:conditional-format calcext:target-range-address="Sheet1.K174:Sheet1.K174">
            <calcext:condition calcext:apply-style-name="Good" calcext:value="=2" calcext:base-cell-address="Sheet1.K174"/>
          </calcext:conditional-format>
          <calcext:conditional-format calcext:target-range-address="Sheet1.K175:Sheet1.K175">
            <calcext:condition calcext:apply-style-name="Error" calcext:value="=1" calcext:base-cell-address="Sheet1.K175"/>
          </calcext:conditional-format>
          <calcext:conditional-format calcext:target-range-address="Sheet1.K175:Sheet1.K175">
            <calcext:condition calcext:apply-style-name="Good" calcext:value="=2" calcext:base-cell-address="Sheet1.K175"/>
          </calcext:conditional-format>
          <calcext:conditional-format calcext:target-range-address="Sheet1.K176:Sheet1.K176">
            <calcext:condition calcext:apply-style-name="Error" calcext:value="=1" calcext:base-cell-address="Sheet1.K176"/>
          </calcext:conditional-format>
          <calcext:conditional-format calcext:target-range-address="Sheet1.K176:Sheet1.K176">
            <calcext:condition calcext:apply-style-name="Good" calcext:value="=2" calcext:base-cell-address="Sheet1.K176"/>
          </calcext:conditional-format>
          <calcext:conditional-format calcext:target-range-address="Sheet1.K177:Sheet1.K177">
            <calcext:condition calcext:apply-style-name="Error" calcext:value="=1" calcext:base-cell-address="Sheet1.K177"/>
          </calcext:conditional-format>
          <calcext:conditional-format calcext:target-range-address="Sheet1.K177:Sheet1.K177">
            <calcext:condition calcext:apply-style-name="Good" calcext:value="=2" calcext:base-cell-address="Sheet1.K177"/>
          </calcext:conditional-format>
          <calcext:conditional-format calcext:target-range-address="Sheet1.K178:Sheet1.K178">
            <calcext:condition calcext:apply-style-name="Error" calcext:value="=1" calcext:base-cell-address="Sheet1.K178"/>
          </calcext:conditional-format>
          <calcext:conditional-format calcext:target-range-address="Sheet1.K178:Sheet1.K178">
            <calcext:condition calcext:apply-style-name="Good" calcext:value="=2" calcext:base-cell-address="Sheet1.K178"/>
          </calcext:conditional-format>
          <calcext:conditional-format calcext:target-range-address="Sheet1.K179:Sheet1.K179">
            <calcext:condition calcext:apply-style-name="Error" calcext:value="=1" calcext:base-cell-address="Sheet1.K179"/>
          </calcext:conditional-format>
          <calcext:conditional-format calcext:target-range-address="Sheet1.K179:Sheet1.K179">
            <calcext:condition calcext:apply-style-name="Good" calcext:value="=2" calcext:base-cell-address="Sheet1.K179"/>
          </calcext:conditional-format>
          <calcext:conditional-format calcext:target-range-address="Sheet1.K180:Sheet1.K180">
            <calcext:condition calcext:apply-style-name="Error" calcext:value="=1" calcext:base-cell-address="Sheet1.K180"/>
          </calcext:conditional-format>
          <calcext:conditional-format calcext:target-range-address="Sheet1.K180:Sheet1.K180">
            <calcext:condition calcext:apply-style-name="Good" calcext:value="=2" calcext:base-cell-address="Sheet1.K180"/>
          </calcext:conditional-format>
          <calcext:conditional-format calcext:target-range-address="Sheet1.K181:Sheet1.K181">
            <calcext:condition calcext:apply-style-name="Error" calcext:value="=1" calcext:base-cell-address="Sheet1.K181"/>
          </calcext:conditional-format>
          <calcext:conditional-format calcext:target-range-address="Sheet1.K181:Sheet1.K181">
            <calcext:condition calcext:apply-style-name="Good" calcext:value="=2" calcext:base-cell-address="Sheet1.K181"/>
          </calcext:conditional-format>
          <calcext:conditional-format calcext:target-range-address="Sheet1.K182:Sheet1.K182">
            <calcext:condition calcext:apply-style-name="Error" calcext:value="=1" calcext:base-cell-address="Sheet1.K182"/>
          </calcext:conditional-format>
          <calcext:conditional-format calcext:target-range-address="Sheet1.K182:Sheet1.K182">
            <calcext:condition calcext:apply-style-name="Good" calcext:value="=2" calcext:base-cell-address="Sheet1.K182"/>
          </calcext:conditional-format>
          <calcext:conditional-format calcext:target-range-address="Sheet1.K183:Sheet1.K183">
            <calcext:condition calcext:apply-style-name="Error" calcext:value="=1" calcext:base-cell-address="Sheet1.K183"/>
          </calcext:conditional-format>
          <calcext:conditional-format calcext:target-range-address="Sheet1.K183:Sheet1.K183">
            <calcext:condition calcext:apply-style-name="Good" calcext:value="=2" calcext:base-cell-address="Sheet1.K183"/>
          </calcext:conditional-format>
          <calcext:conditional-format calcext:target-range-address="Sheet1.K184:Sheet1.K184">
            <calcext:condition calcext:apply-style-name="Error" calcext:value="=1" calcext:base-cell-address="Sheet1.K184"/>
          </calcext:conditional-format>
          <calcext:conditional-format calcext:target-range-address="Sheet1.K184:Sheet1.K184">
            <calcext:condition calcext:apply-style-name="Good" calcext:value="=2" calcext:base-cell-address="Sheet1.K184"/>
          </calcext:conditional-format>
          <calcext:conditional-format calcext:target-range-address="Sheet1.K185:Sheet1.K185">
            <calcext:condition calcext:apply-style-name="Error" calcext:value="=1" calcext:base-cell-address="Sheet1.K185"/>
          </calcext:conditional-format>
          <calcext:conditional-format calcext:target-range-address="Sheet1.K185:Sheet1.K185">
            <calcext:condition calcext:apply-style-name="Good" calcext:value="=2" calcext:base-cell-address="Sheet1.K185"/>
          </calcext:conditional-format>
          <calcext:conditional-format calcext:target-range-address="Sheet1.K186:Sheet1.K186">
            <calcext:condition calcext:apply-style-name="Error" calcext:value="=1" calcext:base-cell-address="Sheet1.K186"/>
          </calcext:conditional-format>
          <calcext:conditional-format calcext:target-range-address="Sheet1.K186:Sheet1.K186">
            <calcext:condition calcext:apply-style-name="Good" calcext:value="=2" calcext:base-cell-address="Sheet1.K186"/>
          </calcext:conditional-format>
          <calcext:conditional-format calcext:target-range-address="Sheet1.K187:Sheet1.K187">
            <calcext:condition calcext:apply-style-name="Error" calcext:value="=1" calcext:base-cell-address="Sheet1.K187"/>
          </calcext:conditional-format>
          <calcext:conditional-format calcext:target-range-address="Sheet1.K187:Sheet1.K187">
            <calcext:condition calcext:apply-style-name="Good" calcext:value="=2" calcext:base-cell-address="Sheet1.K187"/>
          </calcext:conditional-format>
          <calcext:conditional-format calcext:target-range-address="Sheet1.K188:Sheet1.K188">
            <calcext:condition calcext:apply-style-name="Error" calcext:value="=1" calcext:base-cell-address="Sheet1.K188"/>
          </calcext:conditional-format>
          <calcext:conditional-format calcext:target-range-address="Sheet1.K188:Sheet1.K188">
            <calcext:condition calcext:apply-style-name="Good" calcext:value="=2" calcext:base-cell-address="Sheet1.K188"/>
          </calcext:conditional-format>
          <calcext:conditional-format calcext:target-range-address="Sheet1.L7:Sheet1.L7">
            <calcext:condition calcext:apply-style-name="Error" calcext:value="=1" calcext:base-cell-address="Sheet1.L7"/>
          </calcext:conditional-format>
          <calcext:conditional-format calcext:target-range-address="Sheet1.L7:Sheet1.L7">
            <calcext:condition calcext:apply-style-name="Good" calcext:value="=2" calcext:base-cell-address="Sheet1.L7"/>
          </calcext:conditional-format>
          <calcext:conditional-format calcext:target-range-address="Sheet1.L8:Sheet1.L8">
            <calcext:condition calcext:apply-style-name="Error" calcext:value="=1" calcext:base-cell-address="Sheet1.L8"/>
          </calcext:conditional-format>
          <calcext:conditional-format calcext:target-range-address="Sheet1.L8:Sheet1.L8">
            <calcext:condition calcext:apply-style-name="Good" calcext:value="=2" calcext:base-cell-address="Sheet1.L8"/>
          </calcext:conditional-format>
          <calcext:conditional-format calcext:target-range-address="Sheet1.L9:Sheet1.L9">
            <calcext:condition calcext:apply-style-name="Error" calcext:value="=1" calcext:base-cell-address="Sheet1.L9"/>
          </calcext:conditional-format>
          <calcext:conditional-format calcext:target-range-address="Sheet1.L9:Sheet1.L9">
            <calcext:condition calcext:apply-style-name="Good" calcext:value="=2" calcext:base-cell-address="Sheet1.L9"/>
          </calcext:conditional-format>
          <calcext:conditional-format calcext:target-range-address="Sheet1.L10:Sheet1.L10">
            <calcext:condition calcext:apply-style-name="Error" calcext:value="=1" calcext:base-cell-address="Sheet1.L10"/>
          </calcext:conditional-format>
          <calcext:conditional-format calcext:target-range-address="Sheet1.L10:Sheet1.L10">
            <calcext:condition calcext:apply-style-name="Good" calcext:value="=2" calcext:base-cell-address="Sheet1.L10"/>
          </calcext:conditional-format>
          <calcext:conditional-format calcext:target-range-address="Sheet1.L11:Sheet1.L11">
            <calcext:condition calcext:apply-style-name="Error" calcext:value="=1" calcext:base-cell-address="Sheet1.L11"/>
          </calcext:conditional-format>
          <calcext:conditional-format calcext:target-range-address="Sheet1.L11:Sheet1.L11">
            <calcext:condition calcext:apply-style-name="Good" calcext:value="=2" calcext:base-cell-address="Sheet1.L11"/>
          </calcext:conditional-format>
          <calcext:conditional-format calcext:target-range-address="Sheet1.L12:Sheet1.L12">
            <calcext:condition calcext:apply-style-name="Error" calcext:value="=1" calcext:base-cell-address="Sheet1.L12"/>
          </calcext:conditional-format>
          <calcext:conditional-format calcext:target-range-address="Sheet1.L12:Sheet1.L12">
            <calcext:condition calcext:apply-style-name="Good" calcext:value="=2" calcext:base-cell-address="Sheet1.L12"/>
          </calcext:conditional-format>
          <calcext:conditional-format calcext:target-range-address="Sheet1.L13:Sheet1.L13">
            <calcext:condition calcext:apply-style-name="Error" calcext:value="=1" calcext:base-cell-address="Sheet1.L13"/>
          </calcext:conditional-format>
          <calcext:conditional-format calcext:target-range-address="Sheet1.L13:Sheet1.L13">
            <calcext:condition calcext:apply-style-name="Good" calcext:value="=2" calcext:base-cell-address="Sheet1.L13"/>
          </calcext:conditional-format>
          <calcext:conditional-format calcext:target-range-address="Sheet1.L14:Sheet1.L14">
            <calcext:condition calcext:apply-style-name="Error" calcext:value="=1" calcext:base-cell-address="Sheet1.L14"/>
          </calcext:conditional-format>
          <calcext:conditional-format calcext:target-range-address="Sheet1.L14:Sheet1.L14">
            <calcext:condition calcext:apply-style-name="Good" calcext:value="=2" calcext:base-cell-address="Sheet1.L14"/>
          </calcext:conditional-format>
          <calcext:conditional-format calcext:target-range-address="Sheet1.L15:Sheet1.L15">
            <calcext:condition calcext:apply-style-name="Error" calcext:value="=1" calcext:base-cell-address="Sheet1.L15"/>
          </calcext:conditional-format>
          <calcext:conditional-format calcext:target-range-address="Sheet1.L15:Sheet1.L15">
            <calcext:condition calcext:apply-style-name="Good" calcext:value="=2" calcext:base-cell-address="Sheet1.L15"/>
          </calcext:conditional-format>
          <calcext:conditional-format calcext:target-range-address="Sheet1.L16:Sheet1.L16">
            <calcext:condition calcext:apply-style-name="Error" calcext:value="=1" calcext:base-cell-address="Sheet1.L16"/>
          </calcext:conditional-format>
          <calcext:conditional-format calcext:target-range-address="Sheet1.L16:Sheet1.L16">
            <calcext:condition calcext:apply-style-name="Good" calcext:value="=2" calcext:base-cell-address="Sheet1.L16"/>
          </calcext:conditional-format>
          <calcext:conditional-format calcext:target-range-address="Sheet1.L17:Sheet1.L17">
            <calcext:condition calcext:apply-style-name="Error" calcext:value="=1" calcext:base-cell-address="Sheet1.L17"/>
          </calcext:conditional-format>
          <calcext:conditional-format calcext:target-range-address="Sheet1.L17:Sheet1.L17">
            <calcext:condition calcext:apply-style-name="Good" calcext:value="=2" calcext:base-cell-address="Sheet1.L17"/>
          </calcext:conditional-format>
          <calcext:conditional-format calcext:target-range-address="Sheet1.L18:Sheet1.L18">
            <calcext:condition calcext:apply-style-name="Error" calcext:value="=1" calcext:base-cell-address="Sheet1.L18"/>
          </calcext:conditional-format>
          <calcext:conditional-format calcext:target-range-address="Sheet1.L18:Sheet1.L18">
            <calcext:condition calcext:apply-style-name="Good" calcext:value="=2" calcext:base-cell-address="Sheet1.L18"/>
          </calcext:conditional-format>
          <calcext:conditional-format calcext:target-range-address="Sheet1.L19:Sheet1.L19">
            <calcext:condition calcext:apply-style-name="Error" calcext:value="=1" calcext:base-cell-address="Sheet1.L19"/>
          </calcext:conditional-format>
          <calcext:conditional-format calcext:target-range-address="Sheet1.L19:Sheet1.L19">
            <calcext:condition calcext:apply-style-name="Good" calcext:value="=2" calcext:base-cell-address="Sheet1.L19"/>
          </calcext:conditional-format>
          <calcext:conditional-format calcext:target-range-address="Sheet1.L20:Sheet1.L20">
            <calcext:condition calcext:apply-style-name="Error" calcext:value="=1" calcext:base-cell-address="Sheet1.L20"/>
          </calcext:conditional-format>
          <calcext:conditional-format calcext:target-range-address="Sheet1.L20:Sheet1.L20">
            <calcext:condition calcext:apply-style-name="Good" calcext:value="=2" calcext:base-cell-address="Sheet1.L20"/>
          </calcext:conditional-format>
          <calcext:conditional-format calcext:target-range-address="Sheet1.L21:Sheet1.L21">
            <calcext:condition calcext:apply-style-name="Error" calcext:value="=1" calcext:base-cell-address="Sheet1.L21"/>
          </calcext:conditional-format>
          <calcext:conditional-format calcext:target-range-address="Sheet1.L21:Sheet1.L21">
            <calcext:condition calcext:apply-style-name="Good" calcext:value="=2" calcext:base-cell-address="Sheet1.L21"/>
          </calcext:conditional-format>
          <calcext:conditional-format calcext:target-range-address="Sheet1.L22:Sheet1.L22">
            <calcext:condition calcext:apply-style-name="Error" calcext:value="=1" calcext:base-cell-address="Sheet1.L22"/>
          </calcext:conditional-format>
          <calcext:conditional-format calcext:target-range-address="Sheet1.L22:Sheet1.L22">
            <calcext:condition calcext:apply-style-name="Good" calcext:value="=2" calcext:base-cell-address="Sheet1.L22"/>
          </calcext:conditional-format>
          <calcext:conditional-format calcext:target-range-address="Sheet1.L23:Sheet1.L23">
            <calcext:condition calcext:apply-style-name="Error" calcext:value="=1" calcext:base-cell-address="Sheet1.L23"/>
          </calcext:conditional-format>
          <calcext:conditional-format calcext:target-range-address="Sheet1.L23:Sheet1.L23">
            <calcext:condition calcext:apply-style-name="Good" calcext:value="=2" calcext:base-cell-address="Sheet1.L23"/>
          </calcext:conditional-format>
          <calcext:conditional-format calcext:target-range-address="Sheet1.L24:Sheet1.L24">
            <calcext:condition calcext:apply-style-name="Error" calcext:value="=1" calcext:base-cell-address="Sheet1.L24"/>
          </calcext:conditional-format>
          <calcext:conditional-format calcext:target-range-address="Sheet1.L24:Sheet1.L24">
            <calcext:condition calcext:apply-style-name="Good" calcext:value="=2" calcext:base-cell-address="Sheet1.L24"/>
          </calcext:conditional-format>
          <calcext:conditional-format calcext:target-range-address="Sheet1.L25:Sheet1.L25">
            <calcext:condition calcext:apply-style-name="Error" calcext:value="=1" calcext:base-cell-address="Sheet1.L25"/>
          </calcext:conditional-format>
          <calcext:conditional-format calcext:target-range-address="Sheet1.L25:Sheet1.L25">
            <calcext:condition calcext:apply-style-name="Good" calcext:value="=2" calcext:base-cell-address="Sheet1.L25"/>
          </calcext:conditional-format>
          <calcext:conditional-format calcext:target-range-address="Sheet1.L26:Sheet1.L26">
            <calcext:condition calcext:apply-style-name="Error" calcext:value="=1" calcext:base-cell-address="Sheet1.L26"/>
          </calcext:conditional-format>
          <calcext:conditional-format calcext:target-range-address="Sheet1.L26:Sheet1.L26">
            <calcext:condition calcext:apply-style-name="Good" calcext:value="=2" calcext:base-cell-address="Sheet1.L26"/>
          </calcext:conditional-format>
          <calcext:conditional-format calcext:target-range-address="Sheet1.L27:Sheet1.L27">
            <calcext:condition calcext:apply-style-name="Error" calcext:value="=1" calcext:base-cell-address="Sheet1.L27"/>
          </calcext:conditional-format>
          <calcext:conditional-format calcext:target-range-address="Sheet1.L27:Sheet1.L27">
            <calcext:condition calcext:apply-style-name="Good" calcext:value="=2" calcext:base-cell-address="Sheet1.L27"/>
          </calcext:conditional-format>
          <calcext:conditional-format calcext:target-range-address="Sheet1.L28:Sheet1.L28">
            <calcext:condition calcext:apply-style-name="Error" calcext:value="=1" calcext:base-cell-address="Sheet1.L28"/>
          </calcext:conditional-format>
          <calcext:conditional-format calcext:target-range-address="Sheet1.L28:Sheet1.L28">
            <calcext:condition calcext:apply-style-name="Good" calcext:value="=2" calcext:base-cell-address="Sheet1.L28"/>
          </calcext:conditional-format>
          <calcext:conditional-format calcext:target-range-address="Sheet1.L29:Sheet1.L29">
            <calcext:condition calcext:apply-style-name="Error" calcext:value="=1" calcext:base-cell-address="Sheet1.L29"/>
          </calcext:conditional-format>
          <calcext:conditional-format calcext:target-range-address="Sheet1.L29:Sheet1.L29">
            <calcext:condition calcext:apply-style-name="Good" calcext:value="=2" calcext:base-cell-address="Sheet1.L29"/>
          </calcext:conditional-format>
          <calcext:conditional-format calcext:target-range-address="Sheet1.L30:Sheet1.L30">
            <calcext:condition calcext:apply-style-name="Error" calcext:value="=1" calcext:base-cell-address="Sheet1.L30"/>
          </calcext:conditional-format>
          <calcext:conditional-format calcext:target-range-address="Sheet1.L30:Sheet1.L30">
            <calcext:condition calcext:apply-style-name="Good" calcext:value="=2" calcext:base-cell-address="Sheet1.L30"/>
          </calcext:conditional-format>
          <calcext:conditional-format calcext:target-range-address="Sheet1.L31:Sheet1.L31">
            <calcext:condition calcext:apply-style-name="Error" calcext:value="=1" calcext:base-cell-address="Sheet1.L31"/>
          </calcext:conditional-format>
          <calcext:conditional-format calcext:target-range-address="Sheet1.L31:Sheet1.L31">
            <calcext:condition calcext:apply-style-name="Good" calcext:value="=2" calcext:base-cell-address="Sheet1.L31"/>
          </calcext:conditional-format>
          <calcext:conditional-format calcext:target-range-address="Sheet1.L32:Sheet1.L32">
            <calcext:condition calcext:apply-style-name="Error" calcext:value="=1" calcext:base-cell-address="Sheet1.L32"/>
          </calcext:conditional-format>
          <calcext:conditional-format calcext:target-range-address="Sheet1.L32:Sheet1.L32">
            <calcext:condition calcext:apply-style-name="Good" calcext:value="=2" calcext:base-cell-address="Sheet1.L32"/>
          </calcext:conditional-format>
          <calcext:conditional-format calcext:target-range-address="Sheet1.L33:Sheet1.L33">
            <calcext:condition calcext:apply-style-name="Error" calcext:value="=1" calcext:base-cell-address="Sheet1.L33"/>
          </calcext:conditional-format>
          <calcext:conditional-format calcext:target-range-address="Sheet1.L33:Sheet1.L33">
            <calcext:condition calcext:apply-style-name="Good" calcext:value="=2" calcext:base-cell-address="Sheet1.L33"/>
          </calcext:conditional-format>
          <calcext:conditional-format calcext:target-range-address="Sheet1.L34:Sheet1.L34">
            <calcext:condition calcext:apply-style-name="Error" calcext:value="=1" calcext:base-cell-address="Sheet1.L34"/>
          </calcext:conditional-format>
          <calcext:conditional-format calcext:target-range-address="Sheet1.L34:Sheet1.L34">
            <calcext:condition calcext:apply-style-name="Good" calcext:value="=2" calcext:base-cell-address="Sheet1.L34"/>
          </calcext:conditional-format>
          <calcext:conditional-format calcext:target-range-address="Sheet1.L35:Sheet1.L35">
            <calcext:condition calcext:apply-style-name="Error" calcext:value="=1" calcext:base-cell-address="Sheet1.L35"/>
          </calcext:conditional-format>
          <calcext:conditional-format calcext:target-range-address="Sheet1.L35:Sheet1.L35">
            <calcext:condition calcext:apply-style-name="Good" calcext:value="=2" calcext:base-cell-address="Sheet1.L35"/>
          </calcext:conditional-format>
          <calcext:conditional-format calcext:target-range-address="Sheet1.L36:Sheet1.L36">
            <calcext:condition calcext:apply-style-name="Error" calcext:value="=1" calcext:base-cell-address="Sheet1.L36"/>
          </calcext:conditional-format>
          <calcext:conditional-format calcext:target-range-address="Sheet1.L36:Sheet1.L36">
            <calcext:condition calcext:apply-style-name="Good" calcext:value="=2" calcext:base-cell-address="Sheet1.L36"/>
          </calcext:conditional-format>
          <calcext:conditional-format calcext:target-range-address="Sheet1.L37:Sheet1.L37">
            <calcext:condition calcext:apply-style-name="Error" calcext:value="=1" calcext:base-cell-address="Sheet1.L37"/>
          </calcext:conditional-format>
          <calcext:conditional-format calcext:target-range-address="Sheet1.L37:Sheet1.L37">
            <calcext:condition calcext:apply-style-name="Good" calcext:value="=2" calcext:base-cell-address="Sheet1.L37"/>
          </calcext:conditional-format>
          <calcext:conditional-format calcext:target-range-address="Sheet1.L38:Sheet1.L38">
            <calcext:condition calcext:apply-style-name="Error" calcext:value="=1" calcext:base-cell-address="Sheet1.L38"/>
          </calcext:conditional-format>
          <calcext:conditional-format calcext:target-range-address="Sheet1.L38:Sheet1.L38">
            <calcext:condition calcext:apply-style-name="Good" calcext:value="=2" calcext:base-cell-address="Sheet1.L38"/>
          </calcext:conditional-format>
          <calcext:conditional-format calcext:target-range-address="Sheet1.L39:Sheet1.L39">
            <calcext:condition calcext:apply-style-name="Error" calcext:value="=1" calcext:base-cell-address="Sheet1.L39"/>
          </calcext:conditional-format>
          <calcext:conditional-format calcext:target-range-address="Sheet1.L39:Sheet1.L39">
            <calcext:condition calcext:apply-style-name="Good" calcext:value="=2" calcext:base-cell-address="Sheet1.L39"/>
          </calcext:conditional-format>
          <calcext:conditional-format calcext:target-range-address="Sheet1.L40:Sheet1.L40">
            <calcext:condition calcext:apply-style-name="Error" calcext:value="=1" calcext:base-cell-address="Sheet1.L40"/>
          </calcext:conditional-format>
          <calcext:conditional-format calcext:target-range-address="Sheet1.L40:Sheet1.L40">
            <calcext:condition calcext:apply-style-name="Good" calcext:value="=2" calcext:base-cell-address="Sheet1.L40"/>
          </calcext:conditional-format>
          <calcext:conditional-format calcext:target-range-address="Sheet1.L41:Sheet1.L41">
            <calcext:condition calcext:apply-style-name="Error" calcext:value="=1" calcext:base-cell-address="Sheet1.L41"/>
          </calcext:conditional-format>
          <calcext:conditional-format calcext:target-range-address="Sheet1.L41:Sheet1.L41">
            <calcext:condition calcext:apply-style-name="Good" calcext:value="=2" calcext:base-cell-address="Sheet1.L41"/>
          </calcext:conditional-format>
          <calcext:conditional-format calcext:target-range-address="Sheet1.L42:Sheet1.L42">
            <calcext:condition calcext:apply-style-name="Error" calcext:value="=1" calcext:base-cell-address="Sheet1.L42"/>
          </calcext:conditional-format>
          <calcext:conditional-format calcext:target-range-address="Sheet1.L42:Sheet1.L42">
            <calcext:condition calcext:apply-style-name="Good" calcext:value="=2" calcext:base-cell-address="Sheet1.L42"/>
          </calcext:conditional-format>
          <calcext:conditional-format calcext:target-range-address="Sheet1.L43:Sheet1.L43">
            <calcext:condition calcext:apply-style-name="Error" calcext:value="=1" calcext:base-cell-address="Sheet1.L43"/>
          </calcext:conditional-format>
          <calcext:conditional-format calcext:target-range-address="Sheet1.L43:Sheet1.L43">
            <calcext:condition calcext:apply-style-name="Good" calcext:value="=2" calcext:base-cell-address="Sheet1.L43"/>
          </calcext:conditional-format>
          <calcext:conditional-format calcext:target-range-address="Sheet1.L44:Sheet1.L44">
            <calcext:condition calcext:apply-style-name="Error" calcext:value="=1" calcext:base-cell-address="Sheet1.L44"/>
          </calcext:conditional-format>
          <calcext:conditional-format calcext:target-range-address="Sheet1.L44:Sheet1.L44">
            <calcext:condition calcext:apply-style-name="Good" calcext:value="=2" calcext:base-cell-address="Sheet1.L44"/>
          </calcext:conditional-format>
          <calcext:conditional-format calcext:target-range-address="Sheet1.L45:Sheet1.L45">
            <calcext:condition calcext:apply-style-name="Error" calcext:value="=1" calcext:base-cell-address="Sheet1.L45"/>
          </calcext:conditional-format>
          <calcext:conditional-format calcext:target-range-address="Sheet1.L45:Sheet1.L45">
            <calcext:condition calcext:apply-style-name="Good" calcext:value="=2" calcext:base-cell-address="Sheet1.L45"/>
          </calcext:conditional-format>
          <calcext:conditional-format calcext:target-range-address="Sheet1.L46:Sheet1.L46">
            <calcext:condition calcext:apply-style-name="Error" calcext:value="=1" calcext:base-cell-address="Sheet1.L46"/>
          </calcext:conditional-format>
          <calcext:conditional-format calcext:target-range-address="Sheet1.L46:Sheet1.L46">
            <calcext:condition calcext:apply-style-name="Good" calcext:value="=2" calcext:base-cell-address="Sheet1.L46"/>
          </calcext:conditional-format>
          <calcext:conditional-format calcext:target-range-address="Sheet1.L47:Sheet1.L47">
            <calcext:condition calcext:apply-style-name="Error" calcext:value="=1" calcext:base-cell-address="Sheet1.L47"/>
          </calcext:conditional-format>
          <calcext:conditional-format calcext:target-range-address="Sheet1.L47:Sheet1.L47">
            <calcext:condition calcext:apply-style-name="Good" calcext:value="=2" calcext:base-cell-address="Sheet1.L47"/>
          </calcext:conditional-format>
          <calcext:conditional-format calcext:target-range-address="Sheet1.L48:Sheet1.L48">
            <calcext:condition calcext:apply-style-name="Error" calcext:value="=1" calcext:base-cell-address="Sheet1.L48"/>
          </calcext:conditional-format>
          <calcext:conditional-format calcext:target-range-address="Sheet1.L48:Sheet1.L48">
            <calcext:condition calcext:apply-style-name="Good" calcext:value="=2" calcext:base-cell-address="Sheet1.L48"/>
          </calcext:conditional-format>
          <calcext:conditional-format calcext:target-range-address="Sheet1.L49:Sheet1.L49">
            <calcext:condition calcext:apply-style-name="Error" calcext:value="=1" calcext:base-cell-address="Sheet1.L49"/>
          </calcext:conditional-format>
          <calcext:conditional-format calcext:target-range-address="Sheet1.L49:Sheet1.L49">
            <calcext:condition calcext:apply-style-name="Good" calcext:value="=2" calcext:base-cell-address="Sheet1.L49"/>
          </calcext:conditional-format>
          <calcext:conditional-format calcext:target-range-address="Sheet1.L50:Sheet1.L50">
            <calcext:condition calcext:apply-style-name="Error" calcext:value="=1" calcext:base-cell-address="Sheet1.L50"/>
          </calcext:conditional-format>
          <calcext:conditional-format calcext:target-range-address="Sheet1.L50:Sheet1.L50">
            <calcext:condition calcext:apply-style-name="Good" calcext:value="=2" calcext:base-cell-address="Sheet1.L50"/>
          </calcext:conditional-format>
          <calcext:conditional-format calcext:target-range-address="Sheet1.L51:Sheet1.L51">
            <calcext:condition calcext:apply-style-name="Error" calcext:value="=1" calcext:base-cell-address="Sheet1.L51"/>
          </calcext:conditional-format>
          <calcext:conditional-format calcext:target-range-address="Sheet1.L51:Sheet1.L51">
            <calcext:condition calcext:apply-style-name="Good" calcext:value="=2" calcext:base-cell-address="Sheet1.L51"/>
          </calcext:conditional-format>
          <calcext:conditional-format calcext:target-range-address="Sheet1.L52:Sheet1.L52">
            <calcext:condition calcext:apply-style-name="Error" calcext:value="=1" calcext:base-cell-address="Sheet1.L52"/>
          </calcext:conditional-format>
          <calcext:conditional-format calcext:target-range-address="Sheet1.L52:Sheet1.L52">
            <calcext:condition calcext:apply-style-name="Good" calcext:value="=2" calcext:base-cell-address="Sheet1.L52"/>
          </calcext:conditional-format>
          <calcext:conditional-format calcext:target-range-address="Sheet1.L53:Sheet1.L53">
            <calcext:condition calcext:apply-style-name="Error" calcext:value="=1" calcext:base-cell-address="Sheet1.L53"/>
          </calcext:conditional-format>
          <calcext:conditional-format calcext:target-range-address="Sheet1.L53:Sheet1.L53">
            <calcext:condition calcext:apply-style-name="Good" calcext:value="=2" calcext:base-cell-address="Sheet1.L53"/>
          </calcext:conditional-format>
          <calcext:conditional-format calcext:target-range-address="Sheet1.L54:Sheet1.L54">
            <calcext:condition calcext:apply-style-name="Error" calcext:value="=1" calcext:base-cell-address="Sheet1.L54"/>
          </calcext:conditional-format>
          <calcext:conditional-format calcext:target-range-address="Sheet1.L54:Sheet1.L54">
            <calcext:condition calcext:apply-style-name="Good" calcext:value="=2" calcext:base-cell-address="Sheet1.L54"/>
          </calcext:conditional-format>
          <calcext:conditional-format calcext:target-range-address="Sheet1.L55:Sheet1.L55">
            <calcext:condition calcext:apply-style-name="Error" calcext:value="=1" calcext:base-cell-address="Sheet1.L55"/>
          </calcext:conditional-format>
          <calcext:conditional-format calcext:target-range-address="Sheet1.L55:Sheet1.L55">
            <calcext:condition calcext:apply-style-name="Good" calcext:value="=2" calcext:base-cell-address="Sheet1.L55"/>
          </calcext:conditional-format>
          <calcext:conditional-format calcext:target-range-address="Sheet1.L56:Sheet1.L56">
            <calcext:condition calcext:apply-style-name="Error" calcext:value="=1" calcext:base-cell-address="Sheet1.L56"/>
          </calcext:conditional-format>
          <calcext:conditional-format calcext:target-range-address="Sheet1.L56:Sheet1.L56">
            <calcext:condition calcext:apply-style-name="Good" calcext:value="=2" calcext:base-cell-address="Sheet1.L56"/>
          </calcext:conditional-format>
          <calcext:conditional-format calcext:target-range-address="Sheet1.L57:Sheet1.L57">
            <calcext:condition calcext:apply-style-name="Error" calcext:value="=1" calcext:base-cell-address="Sheet1.L57"/>
          </calcext:conditional-format>
          <calcext:conditional-format calcext:target-range-address="Sheet1.L57:Sheet1.L57">
            <calcext:condition calcext:apply-style-name="Good" calcext:value="=2" calcext:base-cell-address="Sheet1.L57"/>
          </calcext:conditional-format>
          <calcext:conditional-format calcext:target-range-address="Sheet1.L58:Sheet1.L58">
            <calcext:condition calcext:apply-style-name="Error" calcext:value="=1" calcext:base-cell-address="Sheet1.L58"/>
          </calcext:conditional-format>
          <calcext:conditional-format calcext:target-range-address="Sheet1.L58:Sheet1.L58">
            <calcext:condition calcext:apply-style-name="Good" calcext:value="=2" calcext:base-cell-address="Sheet1.L58"/>
          </calcext:conditional-format>
          <calcext:conditional-format calcext:target-range-address="Sheet1.L59:Sheet1.L59">
            <calcext:condition calcext:apply-style-name="Error" calcext:value="=1" calcext:base-cell-address="Sheet1.L59"/>
          </calcext:conditional-format>
          <calcext:conditional-format calcext:target-range-address="Sheet1.L59:Sheet1.L59">
            <calcext:condition calcext:apply-style-name="Good" calcext:value="=2" calcext:base-cell-address="Sheet1.L59"/>
          </calcext:conditional-format>
          <calcext:conditional-format calcext:target-range-address="Sheet1.L60:Sheet1.L60">
            <calcext:condition calcext:apply-style-name="Error" calcext:value="=1" calcext:base-cell-address="Sheet1.L60"/>
          </calcext:conditional-format>
          <calcext:conditional-format calcext:target-range-address="Sheet1.L60:Sheet1.L60">
            <calcext:condition calcext:apply-style-name="Good" calcext:value="=2" calcext:base-cell-address="Sheet1.L60"/>
          </calcext:conditional-format>
          <calcext:conditional-format calcext:target-range-address="Sheet1.L61:Sheet1.L61">
            <calcext:condition calcext:apply-style-name="Error" calcext:value="=1" calcext:base-cell-address="Sheet1.L61"/>
          </calcext:conditional-format>
          <calcext:conditional-format calcext:target-range-address="Sheet1.L61:Sheet1.L61">
            <calcext:condition calcext:apply-style-name="Good" calcext:value="=2" calcext:base-cell-address="Sheet1.L61"/>
          </calcext:conditional-format>
          <calcext:conditional-format calcext:target-range-address="Sheet1.L62:Sheet1.L62">
            <calcext:condition calcext:apply-style-name="Error" calcext:value="=1" calcext:base-cell-address="Sheet1.L62"/>
          </calcext:conditional-format>
          <calcext:conditional-format calcext:target-range-address="Sheet1.L62:Sheet1.L62">
            <calcext:condition calcext:apply-style-name="Good" calcext:value="=2" calcext:base-cell-address="Sheet1.L62"/>
          </calcext:conditional-format>
          <calcext:conditional-format calcext:target-range-address="Sheet1.L63:Sheet1.L63">
            <calcext:condition calcext:apply-style-name="Error" calcext:value="=1" calcext:base-cell-address="Sheet1.L63"/>
          </calcext:conditional-format>
          <calcext:conditional-format calcext:target-range-address="Sheet1.L63:Sheet1.L63">
            <calcext:condition calcext:apply-style-name="Good" calcext:value="=2" calcext:base-cell-address="Sheet1.L63"/>
          </calcext:conditional-format>
          <calcext:conditional-format calcext:target-range-address="Sheet1.L64:Sheet1.L64">
            <calcext:condition calcext:apply-style-name="Error" calcext:value="=1" calcext:base-cell-address="Sheet1.L64"/>
          </calcext:conditional-format>
          <calcext:conditional-format calcext:target-range-address="Sheet1.L64:Sheet1.L64">
            <calcext:condition calcext:apply-style-name="Good" calcext:value="=2" calcext:base-cell-address="Sheet1.L64"/>
          </calcext:conditional-format>
          <calcext:conditional-format calcext:target-range-address="Sheet1.L65:Sheet1.L65">
            <calcext:condition calcext:apply-style-name="Error" calcext:value="=1" calcext:base-cell-address="Sheet1.L65"/>
          </calcext:conditional-format>
          <calcext:conditional-format calcext:target-range-address="Sheet1.L65:Sheet1.L65">
            <calcext:condition calcext:apply-style-name="Good" calcext:value="=2" calcext:base-cell-address="Sheet1.L65"/>
          </calcext:conditional-format>
          <calcext:conditional-format calcext:target-range-address="Sheet1.L66:Sheet1.L66">
            <calcext:condition calcext:apply-style-name="Error" calcext:value="=1" calcext:base-cell-address="Sheet1.L66"/>
          </calcext:conditional-format>
          <calcext:conditional-format calcext:target-range-address="Sheet1.L66:Sheet1.L66">
            <calcext:condition calcext:apply-style-name="Good" calcext:value="=2" calcext:base-cell-address="Sheet1.L66"/>
          </calcext:conditional-format>
          <calcext:conditional-format calcext:target-range-address="Sheet1.L67:Sheet1.L67">
            <calcext:condition calcext:apply-style-name="Error" calcext:value="=1" calcext:base-cell-address="Sheet1.L67"/>
          </calcext:conditional-format>
          <calcext:conditional-format calcext:target-range-address="Sheet1.L67:Sheet1.L67">
            <calcext:condition calcext:apply-style-name="Good" calcext:value="=2" calcext:base-cell-address="Sheet1.L67"/>
          </calcext:conditional-format>
          <calcext:conditional-format calcext:target-range-address="Sheet1.L68:Sheet1.L68">
            <calcext:condition calcext:apply-style-name="Error" calcext:value="=1" calcext:base-cell-address="Sheet1.L68"/>
          </calcext:conditional-format>
          <calcext:conditional-format calcext:target-range-address="Sheet1.L68:Sheet1.L68">
            <calcext:condition calcext:apply-style-name="Good" calcext:value="=2" calcext:base-cell-address="Sheet1.L68"/>
          </calcext:conditional-format>
          <calcext:conditional-format calcext:target-range-address="Sheet1.L69:Sheet1.L69">
            <calcext:condition calcext:apply-style-name="Error" calcext:value="=1" calcext:base-cell-address="Sheet1.L69"/>
          </calcext:conditional-format>
          <calcext:conditional-format calcext:target-range-address="Sheet1.L69:Sheet1.L69">
            <calcext:condition calcext:apply-style-name="Good" calcext:value="=2" calcext:base-cell-address="Sheet1.L69"/>
          </calcext:conditional-format>
          <calcext:conditional-format calcext:target-range-address="Sheet1.L70:Sheet1.L70">
            <calcext:condition calcext:apply-style-name="Error" calcext:value="=1" calcext:base-cell-address="Sheet1.L70"/>
          </calcext:conditional-format>
          <calcext:conditional-format calcext:target-range-address="Sheet1.L70:Sheet1.L70">
            <calcext:condition calcext:apply-style-name="Good" calcext:value="=2" calcext:base-cell-address="Sheet1.L70"/>
          </calcext:conditional-format>
          <calcext:conditional-format calcext:target-range-address="Sheet1.L71:Sheet1.L71">
            <calcext:condition calcext:apply-style-name="Error" calcext:value="=1" calcext:base-cell-address="Sheet1.L71"/>
          </calcext:conditional-format>
          <calcext:conditional-format calcext:target-range-address="Sheet1.L71:Sheet1.L71">
            <calcext:condition calcext:apply-style-name="Good" calcext:value="=2" calcext:base-cell-address="Sheet1.L71"/>
          </calcext:conditional-format>
          <calcext:conditional-format calcext:target-range-address="Sheet1.L72:Sheet1.L72">
            <calcext:condition calcext:apply-style-name="Error" calcext:value="=1" calcext:base-cell-address="Sheet1.L72"/>
          </calcext:conditional-format>
          <calcext:conditional-format calcext:target-range-address="Sheet1.L72:Sheet1.L72">
            <calcext:condition calcext:apply-style-name="Good" calcext:value="=2" calcext:base-cell-address="Sheet1.L72"/>
          </calcext:conditional-format>
          <calcext:conditional-format calcext:target-range-address="Sheet1.L73:Sheet1.L73">
            <calcext:condition calcext:apply-style-name="Error" calcext:value="=1" calcext:base-cell-address="Sheet1.L73"/>
          </calcext:conditional-format>
          <calcext:conditional-format calcext:target-range-address="Sheet1.L73:Sheet1.L73">
            <calcext:condition calcext:apply-style-name="Good" calcext:value="=2" calcext:base-cell-address="Sheet1.L73"/>
          </calcext:conditional-format>
          <calcext:conditional-format calcext:target-range-address="Sheet1.L74:Sheet1.L74">
            <calcext:condition calcext:apply-style-name="Error" calcext:value="=1" calcext:base-cell-address="Sheet1.L74"/>
          </calcext:conditional-format>
          <calcext:conditional-format calcext:target-range-address="Sheet1.L74:Sheet1.L74">
            <calcext:condition calcext:apply-style-name="Good" calcext:value="=2" calcext:base-cell-address="Sheet1.L74"/>
          </calcext:conditional-format>
          <calcext:conditional-format calcext:target-range-address="Sheet1.L75:Sheet1.L75">
            <calcext:condition calcext:apply-style-name="Error" calcext:value="=1" calcext:base-cell-address="Sheet1.L75"/>
          </calcext:conditional-format>
          <calcext:conditional-format calcext:target-range-address="Sheet1.L75:Sheet1.L75">
            <calcext:condition calcext:apply-style-name="Good" calcext:value="=2" calcext:base-cell-address="Sheet1.L75"/>
          </calcext:conditional-format>
          <calcext:conditional-format calcext:target-range-address="Sheet1.L76:Sheet1.L76">
            <calcext:condition calcext:apply-style-name="Error" calcext:value="=1" calcext:base-cell-address="Sheet1.L76"/>
          </calcext:conditional-format>
          <calcext:conditional-format calcext:target-range-address="Sheet1.L76:Sheet1.L76">
            <calcext:condition calcext:apply-style-name="Good" calcext:value="=2" calcext:base-cell-address="Sheet1.L76"/>
          </calcext:conditional-format>
          <calcext:conditional-format calcext:target-range-address="Sheet1.L77:Sheet1.L77">
            <calcext:condition calcext:apply-style-name="Error" calcext:value="=1" calcext:base-cell-address="Sheet1.L77"/>
          </calcext:conditional-format>
          <calcext:conditional-format calcext:target-range-address="Sheet1.L77:Sheet1.L77">
            <calcext:condition calcext:apply-style-name="Good" calcext:value="=2" calcext:base-cell-address="Sheet1.L77"/>
          </calcext:conditional-format>
          <calcext:conditional-format calcext:target-range-address="Sheet1.L78:Sheet1.L78">
            <calcext:condition calcext:apply-style-name="Error" calcext:value="=1" calcext:base-cell-address="Sheet1.L78"/>
          </calcext:conditional-format>
          <calcext:conditional-format calcext:target-range-address="Sheet1.L78:Sheet1.L78">
            <calcext:condition calcext:apply-style-name="Good" calcext:value="=2" calcext:base-cell-address="Sheet1.L78"/>
          </calcext:conditional-format>
          <calcext:conditional-format calcext:target-range-address="Sheet1.L79:Sheet1.L79">
            <calcext:condition calcext:apply-style-name="Error" calcext:value="=1" calcext:base-cell-address="Sheet1.L79"/>
          </calcext:conditional-format>
          <calcext:conditional-format calcext:target-range-address="Sheet1.L79:Sheet1.L79">
            <calcext:condition calcext:apply-style-name="Good" calcext:value="=2" calcext:base-cell-address="Sheet1.L79"/>
          </calcext:conditional-format>
          <calcext:conditional-format calcext:target-range-address="Sheet1.L80:Sheet1.L80">
            <calcext:condition calcext:apply-style-name="Error" calcext:value="=1" calcext:base-cell-address="Sheet1.L80"/>
          </calcext:conditional-format>
          <calcext:conditional-format calcext:target-range-address="Sheet1.L80:Sheet1.L80">
            <calcext:condition calcext:apply-style-name="Good" calcext:value="=2" calcext:base-cell-address="Sheet1.L80"/>
          </calcext:conditional-format>
          <calcext:conditional-format calcext:target-range-address="Sheet1.L81:Sheet1.L81">
            <calcext:condition calcext:apply-style-name="Error" calcext:value="=1" calcext:base-cell-address="Sheet1.L81"/>
          </calcext:conditional-format>
          <calcext:conditional-format calcext:target-range-address="Sheet1.L81:Sheet1.L81">
            <calcext:condition calcext:apply-style-name="Good" calcext:value="=2" calcext:base-cell-address="Sheet1.L81"/>
          </calcext:conditional-format>
          <calcext:conditional-format calcext:target-range-address="Sheet1.L82:Sheet1.L82">
            <calcext:condition calcext:apply-style-name="Error" calcext:value="=1" calcext:base-cell-address="Sheet1.L82"/>
          </calcext:conditional-format>
          <calcext:conditional-format calcext:target-range-address="Sheet1.L82:Sheet1.L82">
            <calcext:condition calcext:apply-style-name="Good" calcext:value="=2" calcext:base-cell-address="Sheet1.L82"/>
          </calcext:conditional-format>
          <calcext:conditional-format calcext:target-range-address="Sheet1.L83:Sheet1.L83">
            <calcext:condition calcext:apply-style-name="Error" calcext:value="=1" calcext:base-cell-address="Sheet1.L83"/>
          </calcext:conditional-format>
          <calcext:conditional-format calcext:target-range-address="Sheet1.L83:Sheet1.L83">
            <calcext:condition calcext:apply-style-name="Good" calcext:value="=2" calcext:base-cell-address="Sheet1.L83"/>
          </calcext:conditional-format>
          <calcext:conditional-format calcext:target-range-address="Sheet1.L84:Sheet1.L84">
            <calcext:condition calcext:apply-style-name="Error" calcext:value="=1" calcext:base-cell-address="Sheet1.L84"/>
          </calcext:conditional-format>
          <calcext:conditional-format calcext:target-range-address="Sheet1.L84:Sheet1.L84">
            <calcext:condition calcext:apply-style-name="Good" calcext:value="=2" calcext:base-cell-address="Sheet1.L84"/>
          </calcext:conditional-format>
          <calcext:conditional-format calcext:target-range-address="Sheet1.L85:Sheet1.L85">
            <calcext:condition calcext:apply-style-name="Error" calcext:value="=1" calcext:base-cell-address="Sheet1.L85"/>
          </calcext:conditional-format>
          <calcext:conditional-format calcext:target-range-address="Sheet1.L85:Sheet1.L85">
            <calcext:condition calcext:apply-style-name="Good" calcext:value="=2" calcext:base-cell-address="Sheet1.L85"/>
          </calcext:conditional-format>
          <calcext:conditional-format calcext:target-range-address="Sheet1.L86:Sheet1.L86">
            <calcext:condition calcext:apply-style-name="Error" calcext:value="=1" calcext:base-cell-address="Sheet1.L86"/>
          </calcext:conditional-format>
          <calcext:conditional-format calcext:target-range-address="Sheet1.L86:Sheet1.L86">
            <calcext:condition calcext:apply-style-name="Good" calcext:value="=2" calcext:base-cell-address="Sheet1.L86"/>
          </calcext:conditional-format>
          <calcext:conditional-format calcext:target-range-address="Sheet1.L87:Sheet1.L87">
            <calcext:condition calcext:apply-style-name="Error" calcext:value="=1" calcext:base-cell-address="Sheet1.L87"/>
          </calcext:conditional-format>
          <calcext:conditional-format calcext:target-range-address="Sheet1.L87:Sheet1.L87">
            <calcext:condition calcext:apply-style-name="Good" calcext:value="=2" calcext:base-cell-address="Sheet1.L87"/>
          </calcext:conditional-format>
          <calcext:conditional-format calcext:target-range-address="Sheet1.L88:Sheet1.L88">
            <calcext:condition calcext:apply-style-name="Error" calcext:value="=1" calcext:base-cell-address="Sheet1.L88"/>
          </calcext:conditional-format>
          <calcext:conditional-format calcext:target-range-address="Sheet1.L88:Sheet1.L88">
            <calcext:condition calcext:apply-style-name="Good" calcext:value="=2" calcext:base-cell-address="Sheet1.L88"/>
          </calcext:conditional-format>
          <calcext:conditional-format calcext:target-range-address="Sheet1.L89:Sheet1.L89">
            <calcext:condition calcext:apply-style-name="Error" calcext:value="=1" calcext:base-cell-address="Sheet1.L89"/>
          </calcext:conditional-format>
          <calcext:conditional-format calcext:target-range-address="Sheet1.L89:Sheet1.L89">
            <calcext:condition calcext:apply-style-name="Good" calcext:value="=2" calcext:base-cell-address="Sheet1.L89"/>
          </calcext:conditional-format>
          <calcext:conditional-format calcext:target-range-address="Sheet1.L90:Sheet1.L90">
            <calcext:condition calcext:apply-style-name="Error" calcext:value="=1" calcext:base-cell-address="Sheet1.L90"/>
          </calcext:conditional-format>
          <calcext:conditional-format calcext:target-range-address="Sheet1.L90:Sheet1.L90">
            <calcext:condition calcext:apply-style-name="Good" calcext:value="=2" calcext:base-cell-address="Sheet1.L90"/>
          </calcext:conditional-format>
          <calcext:conditional-format calcext:target-range-address="Sheet1.L91:Sheet1.L91">
            <calcext:condition calcext:apply-style-name="Error" calcext:value="=1" calcext:base-cell-address="Sheet1.L91"/>
          </calcext:conditional-format>
          <calcext:conditional-format calcext:target-range-address="Sheet1.L91:Sheet1.L91">
            <calcext:condition calcext:apply-style-name="Good" calcext:value="=2" calcext:base-cell-address="Sheet1.L91"/>
          </calcext:conditional-format>
          <calcext:conditional-format calcext:target-range-address="Sheet1.L92:Sheet1.L92">
            <calcext:condition calcext:apply-style-name="Error" calcext:value="=1" calcext:base-cell-address="Sheet1.L92"/>
          </calcext:conditional-format>
          <calcext:conditional-format calcext:target-range-address="Sheet1.L92:Sheet1.L92">
            <calcext:condition calcext:apply-style-name="Good" calcext:value="=2" calcext:base-cell-address="Sheet1.L92"/>
          </calcext:conditional-format>
          <calcext:conditional-format calcext:target-range-address="Sheet1.L93:Sheet1.L93">
            <calcext:condition calcext:apply-style-name="Error" calcext:value="=1" calcext:base-cell-address="Sheet1.L93"/>
          </calcext:conditional-format>
          <calcext:conditional-format calcext:target-range-address="Sheet1.L93:Sheet1.L93">
            <calcext:condition calcext:apply-style-name="Good" calcext:value="=2" calcext:base-cell-address="Sheet1.L93"/>
          </calcext:conditional-format>
          <calcext:conditional-format calcext:target-range-address="Sheet1.L94:Sheet1.L94">
            <calcext:condition calcext:apply-style-name="Error" calcext:value="=1" calcext:base-cell-address="Sheet1.L94"/>
          </calcext:conditional-format>
          <calcext:conditional-format calcext:target-range-address="Sheet1.L94:Sheet1.L94">
            <calcext:condition calcext:apply-style-name="Good" calcext:value="=2" calcext:base-cell-address="Sheet1.L94"/>
          </calcext:conditional-format>
          <calcext:conditional-format calcext:target-range-address="Sheet1.L95:Sheet1.L95">
            <calcext:condition calcext:apply-style-name="Error" calcext:value="=1" calcext:base-cell-address="Sheet1.L95"/>
          </calcext:conditional-format>
          <calcext:conditional-format calcext:target-range-address="Sheet1.L95:Sheet1.L95">
            <calcext:condition calcext:apply-style-name="Good" calcext:value="=2" calcext:base-cell-address="Sheet1.L95"/>
          </calcext:conditional-format>
          <calcext:conditional-format calcext:target-range-address="Sheet1.L96:Sheet1.L96">
            <calcext:condition calcext:apply-style-name="Error" calcext:value="=1" calcext:base-cell-address="Sheet1.L96"/>
          </calcext:conditional-format>
          <calcext:conditional-format calcext:target-range-address="Sheet1.L96:Sheet1.L96">
            <calcext:condition calcext:apply-style-name="Good" calcext:value="=2" calcext:base-cell-address="Sheet1.L96"/>
          </calcext:conditional-format>
          <calcext:conditional-format calcext:target-range-address="Sheet1.L97:Sheet1.L97">
            <calcext:condition calcext:apply-style-name="Error" calcext:value="=1" calcext:base-cell-address="Sheet1.L97"/>
          </calcext:conditional-format>
          <calcext:conditional-format calcext:target-range-address="Sheet1.L97:Sheet1.L97">
            <calcext:condition calcext:apply-style-name="Good" calcext:value="=2" calcext:base-cell-address="Sheet1.L97"/>
          </calcext:conditional-format>
          <calcext:conditional-format calcext:target-range-address="Sheet1.L98:Sheet1.L98">
            <calcext:condition calcext:apply-style-name="Error" calcext:value="=1" calcext:base-cell-address="Sheet1.L98"/>
          </calcext:conditional-format>
          <calcext:conditional-format calcext:target-range-address="Sheet1.L98:Sheet1.L98">
            <calcext:condition calcext:apply-style-name="Good" calcext:value="=2" calcext:base-cell-address="Sheet1.L98"/>
          </calcext:conditional-format>
          <calcext:conditional-format calcext:target-range-address="Sheet1.L99:Sheet1.L99">
            <calcext:condition calcext:apply-style-name="Error" calcext:value="=1" calcext:base-cell-address="Sheet1.L99"/>
          </calcext:conditional-format>
          <calcext:conditional-format calcext:target-range-address="Sheet1.L99:Sheet1.L99">
            <calcext:condition calcext:apply-style-name="Good" calcext:value="=2" calcext:base-cell-address="Sheet1.L99"/>
          </calcext:conditional-format>
          <calcext:conditional-format calcext:target-range-address="Sheet1.L100:Sheet1.L100">
            <calcext:condition calcext:apply-style-name="Error" calcext:value="=1" calcext:base-cell-address="Sheet1.L100"/>
          </calcext:conditional-format>
          <calcext:conditional-format calcext:target-range-address="Sheet1.L100:Sheet1.L100">
            <calcext:condition calcext:apply-style-name="Good" calcext:value="=2" calcext:base-cell-address="Sheet1.L100"/>
          </calcext:conditional-format>
          <calcext:conditional-format calcext:target-range-address="Sheet1.L101:Sheet1.L101">
            <calcext:condition calcext:apply-style-name="Error" calcext:value="=1" calcext:base-cell-address="Sheet1.L101"/>
          </calcext:conditional-format>
          <calcext:conditional-format calcext:target-range-address="Sheet1.L101:Sheet1.L101">
            <calcext:condition calcext:apply-style-name="Good" calcext:value="=2" calcext:base-cell-address="Sheet1.L101"/>
          </calcext:conditional-format>
          <calcext:conditional-format calcext:target-range-address="Sheet1.L102:Sheet1.L102">
            <calcext:condition calcext:apply-style-name="Error" calcext:value="=1" calcext:base-cell-address="Sheet1.L102"/>
          </calcext:conditional-format>
          <calcext:conditional-format calcext:target-range-address="Sheet1.L102:Sheet1.L102">
            <calcext:condition calcext:apply-style-name="Good" calcext:value="=2" calcext:base-cell-address="Sheet1.L102"/>
          </calcext:conditional-format>
          <calcext:conditional-format calcext:target-range-address="Sheet1.L103:Sheet1.L103">
            <calcext:condition calcext:apply-style-name="Error" calcext:value="=1" calcext:base-cell-address="Sheet1.L103"/>
          </calcext:conditional-format>
          <calcext:conditional-format calcext:target-range-address="Sheet1.L103:Sheet1.L103">
            <calcext:condition calcext:apply-style-name="Good" calcext:value="=2" calcext:base-cell-address="Sheet1.L103"/>
          </calcext:conditional-format>
          <calcext:conditional-format calcext:target-range-address="Sheet1.L104:Sheet1.L104">
            <calcext:condition calcext:apply-style-name="Error" calcext:value="=1" calcext:base-cell-address="Sheet1.L104"/>
          </calcext:conditional-format>
          <calcext:conditional-format calcext:target-range-address="Sheet1.L104:Sheet1.L104">
            <calcext:condition calcext:apply-style-name="Good" calcext:value="=2" calcext:base-cell-address="Sheet1.L104"/>
          </calcext:conditional-format>
          <calcext:conditional-format calcext:target-range-address="Sheet1.L105:Sheet1.L105">
            <calcext:condition calcext:apply-style-name="Error" calcext:value="=1" calcext:base-cell-address="Sheet1.L105"/>
          </calcext:conditional-format>
          <calcext:conditional-format calcext:target-range-address="Sheet1.L105:Sheet1.L105">
            <calcext:condition calcext:apply-style-name="Good" calcext:value="=2" calcext:base-cell-address="Sheet1.L105"/>
          </calcext:conditional-format>
          <calcext:conditional-format calcext:target-range-address="Sheet1.L106:Sheet1.L106">
            <calcext:condition calcext:apply-style-name="Error" calcext:value="=1" calcext:base-cell-address="Sheet1.L106"/>
          </calcext:conditional-format>
          <calcext:conditional-format calcext:target-range-address="Sheet1.L106:Sheet1.L106">
            <calcext:condition calcext:apply-style-name="Good" calcext:value="=2" calcext:base-cell-address="Sheet1.L106"/>
          </calcext:conditional-format>
          <calcext:conditional-format calcext:target-range-address="Sheet1.L107:Sheet1.L107">
            <calcext:condition calcext:apply-style-name="Error" calcext:value="=1" calcext:base-cell-address="Sheet1.L107"/>
          </calcext:conditional-format>
          <calcext:conditional-format calcext:target-range-address="Sheet1.L107:Sheet1.L107">
            <calcext:condition calcext:apply-style-name="Good" calcext:value="=2" calcext:base-cell-address="Sheet1.L107"/>
          </calcext:conditional-format>
          <calcext:conditional-format calcext:target-range-address="Sheet1.L108:Sheet1.L108">
            <calcext:condition calcext:apply-style-name="Error" calcext:value="=1" calcext:base-cell-address="Sheet1.L108"/>
          </calcext:conditional-format>
          <calcext:conditional-format calcext:target-range-address="Sheet1.L108:Sheet1.L108">
            <calcext:condition calcext:apply-style-name="Good" calcext:value="=2" calcext:base-cell-address="Sheet1.L108"/>
          </calcext:conditional-format>
          <calcext:conditional-format calcext:target-range-address="Sheet1.L109:Sheet1.L109">
            <calcext:condition calcext:apply-style-name="Error" calcext:value="=1" calcext:base-cell-address="Sheet1.L109"/>
          </calcext:conditional-format>
          <calcext:conditional-format calcext:target-range-address="Sheet1.L109:Sheet1.L109">
            <calcext:condition calcext:apply-style-name="Good" calcext:value="=2" calcext:base-cell-address="Sheet1.L109"/>
          </calcext:conditional-format>
          <calcext:conditional-format calcext:target-range-address="Sheet1.L110:Sheet1.L110">
            <calcext:condition calcext:apply-style-name="Error" calcext:value="=1" calcext:base-cell-address="Sheet1.L110"/>
          </calcext:conditional-format>
          <calcext:conditional-format calcext:target-range-address="Sheet1.L110:Sheet1.L110">
            <calcext:condition calcext:apply-style-name="Good" calcext:value="=2" calcext:base-cell-address="Sheet1.L110"/>
          </calcext:conditional-format>
          <calcext:conditional-format calcext:target-range-address="Sheet1.L111:Sheet1.L111">
            <calcext:condition calcext:apply-style-name="Error" calcext:value="=1" calcext:base-cell-address="Sheet1.L111"/>
          </calcext:conditional-format>
          <calcext:conditional-format calcext:target-range-address="Sheet1.L111:Sheet1.L111">
            <calcext:condition calcext:apply-style-name="Good" calcext:value="=2" calcext:base-cell-address="Sheet1.L111"/>
          </calcext:conditional-format>
          <calcext:conditional-format calcext:target-range-address="Sheet1.L112:Sheet1.L112">
            <calcext:condition calcext:apply-style-name="Error" calcext:value="=1" calcext:base-cell-address="Sheet1.L112"/>
          </calcext:conditional-format>
          <calcext:conditional-format calcext:target-range-address="Sheet1.L112:Sheet1.L112">
            <calcext:condition calcext:apply-style-name="Good" calcext:value="=2" calcext:base-cell-address="Sheet1.L112"/>
          </calcext:conditional-format>
          <calcext:conditional-format calcext:target-range-address="Sheet1.L113:Sheet1.L113">
            <calcext:condition calcext:apply-style-name="Error" calcext:value="=1" calcext:base-cell-address="Sheet1.L113"/>
          </calcext:conditional-format>
          <calcext:conditional-format calcext:target-range-address="Sheet1.L113:Sheet1.L113">
            <calcext:condition calcext:apply-style-name="Good" calcext:value="=2" calcext:base-cell-address="Sheet1.L113"/>
          </calcext:conditional-format>
          <calcext:conditional-format calcext:target-range-address="Sheet1.L114:Sheet1.L114">
            <calcext:condition calcext:apply-style-name="Error" calcext:value="=1" calcext:base-cell-address="Sheet1.L114"/>
          </calcext:conditional-format>
          <calcext:conditional-format calcext:target-range-address="Sheet1.L114:Sheet1.L114">
            <calcext:condition calcext:apply-style-name="Good" calcext:value="=2" calcext:base-cell-address="Sheet1.L114"/>
          </calcext:conditional-format>
          <calcext:conditional-format calcext:target-range-address="Sheet1.L115:Sheet1.L115">
            <calcext:condition calcext:apply-style-name="Error" calcext:value="=1" calcext:base-cell-address="Sheet1.L115"/>
          </calcext:conditional-format>
          <calcext:conditional-format calcext:target-range-address="Sheet1.L115:Sheet1.L115">
            <calcext:condition calcext:apply-style-name="Good" calcext:value="=2" calcext:base-cell-address="Sheet1.L115"/>
          </calcext:conditional-format>
          <calcext:conditional-format calcext:target-range-address="Sheet1.L116:Sheet1.L116">
            <calcext:condition calcext:apply-style-name="Error" calcext:value="=1" calcext:base-cell-address="Sheet1.L116"/>
          </calcext:conditional-format>
          <calcext:conditional-format calcext:target-range-address="Sheet1.L116:Sheet1.L116">
            <calcext:condition calcext:apply-style-name="Good" calcext:value="=2" calcext:base-cell-address="Sheet1.L116"/>
          </calcext:conditional-format>
          <calcext:conditional-format calcext:target-range-address="Sheet1.L117:Sheet1.L117">
            <calcext:condition calcext:apply-style-name="Error" calcext:value="=1" calcext:base-cell-address="Sheet1.L117"/>
          </calcext:conditional-format>
          <calcext:conditional-format calcext:target-range-address="Sheet1.L117:Sheet1.L117">
            <calcext:condition calcext:apply-style-name="Good" calcext:value="=2" calcext:base-cell-address="Sheet1.L117"/>
          </calcext:conditional-format>
          <calcext:conditional-format calcext:target-range-address="Sheet1.L118:Sheet1.L118">
            <calcext:condition calcext:apply-style-name="Error" calcext:value="=1" calcext:base-cell-address="Sheet1.L118"/>
          </calcext:conditional-format>
          <calcext:conditional-format calcext:target-range-address="Sheet1.L118:Sheet1.L118">
            <calcext:condition calcext:apply-style-name="Good" calcext:value="=2" calcext:base-cell-address="Sheet1.L118"/>
          </calcext:conditional-format>
          <calcext:conditional-format calcext:target-range-address="Sheet1.L119:Sheet1.L119">
            <calcext:condition calcext:apply-style-name="Error" calcext:value="=1" calcext:base-cell-address="Sheet1.L119"/>
          </calcext:conditional-format>
          <calcext:conditional-format calcext:target-range-address="Sheet1.L119:Sheet1.L119">
            <calcext:condition calcext:apply-style-name="Good" calcext:value="=2" calcext:base-cell-address="Sheet1.L119"/>
          </calcext:conditional-format>
          <calcext:conditional-format calcext:target-range-address="Sheet1.L120:Sheet1.L120">
            <calcext:condition calcext:apply-style-name="Error" calcext:value="=1" calcext:base-cell-address="Sheet1.L120"/>
          </calcext:conditional-format>
          <calcext:conditional-format calcext:target-range-address="Sheet1.L120:Sheet1.L120">
            <calcext:condition calcext:apply-style-name="Good" calcext:value="=2" calcext:base-cell-address="Sheet1.L120"/>
          </calcext:conditional-format>
          <calcext:conditional-format calcext:target-range-address="Sheet1.L121:Sheet1.L121">
            <calcext:condition calcext:apply-style-name="Error" calcext:value="=1" calcext:base-cell-address="Sheet1.L121"/>
          </calcext:conditional-format>
          <calcext:conditional-format calcext:target-range-address="Sheet1.L121:Sheet1.L121">
            <calcext:condition calcext:apply-style-name="Good" calcext:value="=2" calcext:base-cell-address="Sheet1.L121"/>
          </calcext:conditional-format>
          <calcext:conditional-format calcext:target-range-address="Sheet1.L122:Sheet1.L122">
            <calcext:condition calcext:apply-style-name="Error" calcext:value="=1" calcext:base-cell-address="Sheet1.L122"/>
          </calcext:conditional-format>
          <calcext:conditional-format calcext:target-range-address="Sheet1.L122:Sheet1.L122">
            <calcext:condition calcext:apply-style-name="Good" calcext:value="=2" calcext:base-cell-address="Sheet1.L122"/>
          </calcext:conditional-format>
          <calcext:conditional-format calcext:target-range-address="Sheet1.L123:Sheet1.L123">
            <calcext:condition calcext:apply-style-name="Error" calcext:value="=1" calcext:base-cell-address="Sheet1.L123"/>
          </calcext:conditional-format>
          <calcext:conditional-format calcext:target-range-address="Sheet1.L123:Sheet1.L123">
            <calcext:condition calcext:apply-style-name="Good" calcext:value="=2" calcext:base-cell-address="Sheet1.L123"/>
          </calcext:conditional-format>
          <calcext:conditional-format calcext:target-range-address="Sheet1.L124:Sheet1.L124">
            <calcext:condition calcext:apply-style-name="Error" calcext:value="=1" calcext:base-cell-address="Sheet1.L124"/>
          </calcext:conditional-format>
          <calcext:conditional-format calcext:target-range-address="Sheet1.L124:Sheet1.L124">
            <calcext:condition calcext:apply-style-name="Good" calcext:value="=2" calcext:base-cell-address="Sheet1.L124"/>
          </calcext:conditional-format>
          <calcext:conditional-format calcext:target-range-address="Sheet1.L125:Sheet1.L125">
            <calcext:condition calcext:apply-style-name="Error" calcext:value="=1" calcext:base-cell-address="Sheet1.L125"/>
          </calcext:conditional-format>
          <calcext:conditional-format calcext:target-range-address="Sheet1.L125:Sheet1.L125">
            <calcext:condition calcext:apply-style-name="Good" calcext:value="=2" calcext:base-cell-address="Sheet1.L125"/>
          </calcext:conditional-format>
          <calcext:conditional-format calcext:target-range-address="Sheet1.L126:Sheet1.L126">
            <calcext:condition calcext:apply-style-name="Error" calcext:value="=1" calcext:base-cell-address="Sheet1.L126"/>
          </calcext:conditional-format>
          <calcext:conditional-format calcext:target-range-address="Sheet1.L126:Sheet1.L126">
            <calcext:condition calcext:apply-style-name="Good" calcext:value="=2" calcext:base-cell-address="Sheet1.L126"/>
          </calcext:conditional-format>
          <calcext:conditional-format calcext:target-range-address="Sheet1.L127:Sheet1.L127">
            <calcext:condition calcext:apply-style-name="Error" calcext:value="=1" calcext:base-cell-address="Sheet1.L127"/>
          </calcext:conditional-format>
          <calcext:conditional-format calcext:target-range-address="Sheet1.L127:Sheet1.L127">
            <calcext:condition calcext:apply-style-name="Good" calcext:value="=2" calcext:base-cell-address="Sheet1.L127"/>
          </calcext:conditional-format>
          <calcext:conditional-format calcext:target-range-address="Sheet1.L128:Sheet1.L128">
            <calcext:condition calcext:apply-style-name="Error" calcext:value="=1" calcext:base-cell-address="Sheet1.L128"/>
          </calcext:conditional-format>
          <calcext:conditional-format calcext:target-range-address="Sheet1.L128:Sheet1.L128">
            <calcext:condition calcext:apply-style-name="Good" calcext:value="=2" calcext:base-cell-address="Sheet1.L128"/>
          </calcext:conditional-format>
          <calcext:conditional-format calcext:target-range-address="Sheet1.L129:Sheet1.L129">
            <calcext:condition calcext:apply-style-name="Error" calcext:value="=1" calcext:base-cell-address="Sheet1.L129"/>
          </calcext:conditional-format>
          <calcext:conditional-format calcext:target-range-address="Sheet1.L129:Sheet1.L129">
            <calcext:condition calcext:apply-style-name="Good" calcext:value="=2" calcext:base-cell-address="Sheet1.L129"/>
          </calcext:conditional-format>
          <calcext:conditional-format calcext:target-range-address="Sheet1.L130:Sheet1.L130">
            <calcext:condition calcext:apply-style-name="Error" calcext:value="=1" calcext:base-cell-address="Sheet1.L130"/>
          </calcext:conditional-format>
          <calcext:conditional-format calcext:target-range-address="Sheet1.L130:Sheet1.L130">
            <calcext:condition calcext:apply-style-name="Good" calcext:value="=2" calcext:base-cell-address="Sheet1.L130"/>
          </calcext:conditional-format>
          <calcext:conditional-format calcext:target-range-address="Sheet1.L131:Sheet1.L131">
            <calcext:condition calcext:apply-style-name="Error" calcext:value="=1" calcext:base-cell-address="Sheet1.L131"/>
          </calcext:conditional-format>
          <calcext:conditional-format calcext:target-range-address="Sheet1.L131:Sheet1.L131">
            <calcext:condition calcext:apply-style-name="Good" calcext:value="=2" calcext:base-cell-address="Sheet1.L131"/>
          </calcext:conditional-format>
          <calcext:conditional-format calcext:target-range-address="Sheet1.L132:Sheet1.L132">
            <calcext:condition calcext:apply-style-name="Error" calcext:value="=1" calcext:base-cell-address="Sheet1.L132"/>
          </calcext:conditional-format>
          <calcext:conditional-format calcext:target-range-address="Sheet1.L132:Sheet1.L132">
            <calcext:condition calcext:apply-style-name="Good" calcext:value="=2" calcext:base-cell-address="Sheet1.L132"/>
          </calcext:conditional-format>
          <calcext:conditional-format calcext:target-range-address="Sheet1.L133:Sheet1.L133">
            <calcext:condition calcext:apply-style-name="Error" calcext:value="=1" calcext:base-cell-address="Sheet1.L133"/>
          </calcext:conditional-format>
          <calcext:conditional-format calcext:target-range-address="Sheet1.L133:Sheet1.L133">
            <calcext:condition calcext:apply-style-name="Good" calcext:value="=2" calcext:base-cell-address="Sheet1.L133"/>
          </calcext:conditional-format>
          <calcext:conditional-format calcext:target-range-address="Sheet1.L134:Sheet1.L134">
            <calcext:condition calcext:apply-style-name="Error" calcext:value="=1" calcext:base-cell-address="Sheet1.L134"/>
          </calcext:conditional-format>
          <calcext:conditional-format calcext:target-range-address="Sheet1.L134:Sheet1.L134">
            <calcext:condition calcext:apply-style-name="Good" calcext:value="=2" calcext:base-cell-address="Sheet1.L134"/>
          </calcext:conditional-format>
          <calcext:conditional-format calcext:target-range-address="Sheet1.L135:Sheet1.L135">
            <calcext:condition calcext:apply-style-name="Error" calcext:value="=1" calcext:base-cell-address="Sheet1.L135"/>
          </calcext:conditional-format>
          <calcext:conditional-format calcext:target-range-address="Sheet1.L135:Sheet1.L135">
            <calcext:condition calcext:apply-style-name="Good" calcext:value="=2" calcext:base-cell-address="Sheet1.L135"/>
          </calcext:conditional-format>
          <calcext:conditional-format calcext:target-range-address="Sheet1.L136:Sheet1.L136">
            <calcext:condition calcext:apply-style-name="Error" calcext:value="=1" calcext:base-cell-address="Sheet1.L136"/>
          </calcext:conditional-format>
          <calcext:conditional-format calcext:target-range-address="Sheet1.L136:Sheet1.L136">
            <calcext:condition calcext:apply-style-name="Good" calcext:value="=2" calcext:base-cell-address="Sheet1.L136"/>
          </calcext:conditional-format>
          <calcext:conditional-format calcext:target-range-address="Sheet1.L137:Sheet1.L137">
            <calcext:condition calcext:apply-style-name="Error" calcext:value="=1" calcext:base-cell-address="Sheet1.L137"/>
          </calcext:conditional-format>
          <calcext:conditional-format calcext:target-range-address="Sheet1.L137:Sheet1.L137">
            <calcext:condition calcext:apply-style-name="Good" calcext:value="=2" calcext:base-cell-address="Sheet1.L137"/>
          </calcext:conditional-format>
          <calcext:conditional-format calcext:target-range-address="Sheet1.L138:Sheet1.L138">
            <calcext:condition calcext:apply-style-name="Error" calcext:value="=1" calcext:base-cell-address="Sheet1.L138"/>
          </calcext:conditional-format>
          <calcext:conditional-format calcext:target-range-address="Sheet1.L138:Sheet1.L138">
            <calcext:condition calcext:apply-style-name="Good" calcext:value="=2" calcext:base-cell-address="Sheet1.L138"/>
          </calcext:conditional-format>
          <calcext:conditional-format calcext:target-range-address="Sheet1.L139:Sheet1.L139">
            <calcext:condition calcext:apply-style-name="Error" calcext:value="=1" calcext:base-cell-address="Sheet1.L139"/>
          </calcext:conditional-format>
          <calcext:conditional-format calcext:target-range-address="Sheet1.L139:Sheet1.L139">
            <calcext:condition calcext:apply-style-name="Good" calcext:value="=2" calcext:base-cell-address="Sheet1.L139"/>
          </calcext:conditional-format>
          <calcext:conditional-format calcext:target-range-address="Sheet1.L140:Sheet1.L140">
            <calcext:condition calcext:apply-style-name="Error" calcext:value="=1" calcext:base-cell-address="Sheet1.L140"/>
          </calcext:conditional-format>
          <calcext:conditional-format calcext:target-range-address="Sheet1.L140:Sheet1.L140">
            <calcext:condition calcext:apply-style-name="Good" calcext:value="=2" calcext:base-cell-address="Sheet1.L140"/>
          </calcext:conditional-format>
          <calcext:conditional-format calcext:target-range-address="Sheet1.L141:Sheet1.L141">
            <calcext:condition calcext:apply-style-name="Error" calcext:value="=1" calcext:base-cell-address="Sheet1.L141"/>
          </calcext:conditional-format>
          <calcext:conditional-format calcext:target-range-address="Sheet1.L141:Sheet1.L141">
            <calcext:condition calcext:apply-style-name="Good" calcext:value="=2" calcext:base-cell-address="Sheet1.L141"/>
          </calcext:conditional-format>
          <calcext:conditional-format calcext:target-range-address="Sheet1.L142:Sheet1.L142">
            <calcext:condition calcext:apply-style-name="Error" calcext:value="=1" calcext:base-cell-address="Sheet1.L142"/>
          </calcext:conditional-format>
          <calcext:conditional-format calcext:target-range-address="Sheet1.L142:Sheet1.L142">
            <calcext:condition calcext:apply-style-name="Good" calcext:value="=2" calcext:base-cell-address="Sheet1.L142"/>
          </calcext:conditional-format>
          <calcext:conditional-format calcext:target-range-address="Sheet1.L143:Sheet1.L143">
            <calcext:condition calcext:apply-style-name="Error" calcext:value="=1" calcext:base-cell-address="Sheet1.L143"/>
          </calcext:conditional-format>
          <calcext:conditional-format calcext:target-range-address="Sheet1.L143:Sheet1.L143">
            <calcext:condition calcext:apply-style-name="Good" calcext:value="=2" calcext:base-cell-address="Sheet1.L143"/>
          </calcext:conditional-format>
          <calcext:conditional-format calcext:target-range-address="Sheet1.L144:Sheet1.L144">
            <calcext:condition calcext:apply-style-name="Error" calcext:value="=1" calcext:base-cell-address="Sheet1.L144"/>
          </calcext:conditional-format>
          <calcext:conditional-format calcext:target-range-address="Sheet1.L144:Sheet1.L144">
            <calcext:condition calcext:apply-style-name="Good" calcext:value="=2" calcext:base-cell-address="Sheet1.L144"/>
          </calcext:conditional-format>
          <calcext:conditional-format calcext:target-range-address="Sheet1.L145:Sheet1.L145">
            <calcext:condition calcext:apply-style-name="Error" calcext:value="=1" calcext:base-cell-address="Sheet1.L145"/>
          </calcext:conditional-format>
          <calcext:conditional-format calcext:target-range-address="Sheet1.L145:Sheet1.L145">
            <calcext:condition calcext:apply-style-name="Good" calcext:value="=2" calcext:base-cell-address="Sheet1.L145"/>
          </calcext:conditional-format>
          <calcext:conditional-format calcext:target-range-address="Sheet1.L146:Sheet1.L146">
            <calcext:condition calcext:apply-style-name="Error" calcext:value="=1" calcext:base-cell-address="Sheet1.L146"/>
          </calcext:conditional-format>
          <calcext:conditional-format calcext:target-range-address="Sheet1.L146:Sheet1.L146">
            <calcext:condition calcext:apply-style-name="Good" calcext:value="=2" calcext:base-cell-address="Sheet1.L146"/>
          </calcext:conditional-format>
          <calcext:conditional-format calcext:target-range-address="Sheet1.L147:Sheet1.L147">
            <calcext:condition calcext:apply-style-name="Error" calcext:value="=1" calcext:base-cell-address="Sheet1.L147"/>
          </calcext:conditional-format>
          <calcext:conditional-format calcext:target-range-address="Sheet1.L147:Sheet1.L147">
            <calcext:condition calcext:apply-style-name="Good" calcext:value="=2" calcext:base-cell-address="Sheet1.L147"/>
          </calcext:conditional-format>
          <calcext:conditional-format calcext:target-range-address="Sheet1.L148:Sheet1.L148">
            <calcext:condition calcext:apply-style-name="Error" calcext:value="=1" calcext:base-cell-address="Sheet1.L148"/>
          </calcext:conditional-format>
          <calcext:conditional-format calcext:target-range-address="Sheet1.L148:Sheet1.L148">
            <calcext:condition calcext:apply-style-name="Good" calcext:value="=2" calcext:base-cell-address="Sheet1.L148"/>
          </calcext:conditional-format>
          <calcext:conditional-format calcext:target-range-address="Sheet1.L149:Sheet1.L149">
            <calcext:condition calcext:apply-style-name="Error" calcext:value="=1" calcext:base-cell-address="Sheet1.L149"/>
          </calcext:conditional-format>
          <calcext:conditional-format calcext:target-range-address="Sheet1.L149:Sheet1.L149">
            <calcext:condition calcext:apply-style-name="Good" calcext:value="=2" calcext:base-cell-address="Sheet1.L149"/>
          </calcext:conditional-format>
          <calcext:conditional-format calcext:target-range-address="Sheet1.L150:Sheet1.L150">
            <calcext:condition calcext:apply-style-name="Error" calcext:value="=1" calcext:base-cell-address="Sheet1.L150"/>
          </calcext:conditional-format>
          <calcext:conditional-format calcext:target-range-address="Sheet1.L150:Sheet1.L150">
            <calcext:condition calcext:apply-style-name="Good" calcext:value="=2" calcext:base-cell-address="Sheet1.L150"/>
          </calcext:conditional-format>
          <calcext:conditional-format calcext:target-range-address="Sheet1.L151:Sheet1.L151">
            <calcext:condition calcext:apply-style-name="Error" calcext:value="=1" calcext:base-cell-address="Sheet1.L151"/>
          </calcext:conditional-format>
          <calcext:conditional-format calcext:target-range-address="Sheet1.L151:Sheet1.L151">
            <calcext:condition calcext:apply-style-name="Good" calcext:value="=2" calcext:base-cell-address="Sheet1.L151"/>
          </calcext:conditional-format>
          <calcext:conditional-format calcext:target-range-address="Sheet1.L152:Sheet1.L152">
            <calcext:condition calcext:apply-style-name="Error" calcext:value="=1" calcext:base-cell-address="Sheet1.L152"/>
          </calcext:conditional-format>
          <calcext:conditional-format calcext:target-range-address="Sheet1.L152:Sheet1.L152">
            <calcext:condition calcext:apply-style-name="Good" calcext:value="=2" calcext:base-cell-address="Sheet1.L152"/>
          </calcext:conditional-format>
          <calcext:conditional-format calcext:target-range-address="Sheet1.L153:Sheet1.L153">
            <calcext:condition calcext:apply-style-name="Error" calcext:value="=1" calcext:base-cell-address="Sheet1.L153"/>
          </calcext:conditional-format>
          <calcext:conditional-format calcext:target-range-address="Sheet1.L153:Sheet1.L153">
            <calcext:condition calcext:apply-style-name="Good" calcext:value="=2" calcext:base-cell-address="Sheet1.L153"/>
          </calcext:conditional-format>
          <calcext:conditional-format calcext:target-range-address="Sheet1.L154:Sheet1.L154">
            <calcext:condition calcext:apply-style-name="Error" calcext:value="=1" calcext:base-cell-address="Sheet1.L154"/>
          </calcext:conditional-format>
          <calcext:conditional-format calcext:target-range-address="Sheet1.L154:Sheet1.L154">
            <calcext:condition calcext:apply-style-name="Good" calcext:value="=2" calcext:base-cell-address="Sheet1.L154"/>
          </calcext:conditional-format>
          <calcext:conditional-format calcext:target-range-address="Sheet1.L155:Sheet1.L155">
            <calcext:condition calcext:apply-style-name="Error" calcext:value="=1" calcext:base-cell-address="Sheet1.L155"/>
          </calcext:conditional-format>
          <calcext:conditional-format calcext:target-range-address="Sheet1.L155:Sheet1.L155">
            <calcext:condition calcext:apply-style-name="Good" calcext:value="=2" calcext:base-cell-address="Sheet1.L155"/>
          </calcext:conditional-format>
          <calcext:conditional-format calcext:target-range-address="Sheet1.L156:Sheet1.L156">
            <calcext:condition calcext:apply-style-name="Error" calcext:value="=1" calcext:base-cell-address="Sheet1.L156"/>
          </calcext:conditional-format>
          <calcext:conditional-format calcext:target-range-address="Sheet1.L156:Sheet1.L156">
            <calcext:condition calcext:apply-style-name="Good" calcext:value="=2" calcext:base-cell-address="Sheet1.L156"/>
          </calcext:conditional-format>
          <calcext:conditional-format calcext:target-range-address="Sheet1.L157:Sheet1.L157">
            <calcext:condition calcext:apply-style-name="Error" calcext:value="=1" calcext:base-cell-address="Sheet1.L157"/>
          </calcext:conditional-format>
          <calcext:conditional-format calcext:target-range-address="Sheet1.L157:Sheet1.L157">
            <calcext:condition calcext:apply-style-name="Good" calcext:value="=2" calcext:base-cell-address="Sheet1.L157"/>
          </calcext:conditional-format>
          <calcext:conditional-format calcext:target-range-address="Sheet1.L158:Sheet1.L158">
            <calcext:condition calcext:apply-style-name="Error" calcext:value="=1" calcext:base-cell-address="Sheet1.L158"/>
          </calcext:conditional-format>
          <calcext:conditional-format calcext:target-range-address="Sheet1.L158:Sheet1.L158">
            <calcext:condition calcext:apply-style-name="Good" calcext:value="=2" calcext:base-cell-address="Sheet1.L158"/>
          </calcext:conditional-format>
          <calcext:conditional-format calcext:target-range-address="Sheet1.L159:Sheet1.L159">
            <calcext:condition calcext:apply-style-name="Error" calcext:value="=1" calcext:base-cell-address="Sheet1.L159"/>
          </calcext:conditional-format>
          <calcext:conditional-format calcext:target-range-address="Sheet1.L159:Sheet1.L159">
            <calcext:condition calcext:apply-style-name="Good" calcext:value="=2" calcext:base-cell-address="Sheet1.L159"/>
          </calcext:conditional-format>
          <calcext:conditional-format calcext:target-range-address="Sheet1.L160:Sheet1.L160">
            <calcext:condition calcext:apply-style-name="Error" calcext:value="=1" calcext:base-cell-address="Sheet1.L160"/>
          </calcext:conditional-format>
          <calcext:conditional-format calcext:target-range-address="Sheet1.L160:Sheet1.L160">
            <calcext:condition calcext:apply-style-name="Good" calcext:value="=2" calcext:base-cell-address="Sheet1.L160"/>
          </calcext:conditional-format>
          <calcext:conditional-format calcext:target-range-address="Sheet1.L161:Sheet1.L161">
            <calcext:condition calcext:apply-style-name="Error" calcext:value="=1" calcext:base-cell-address="Sheet1.L161"/>
          </calcext:conditional-format>
          <calcext:conditional-format calcext:target-range-address="Sheet1.L161:Sheet1.L161">
            <calcext:condition calcext:apply-style-name="Good" calcext:value="=2" calcext:base-cell-address="Sheet1.L161"/>
          </calcext:conditional-format>
          <calcext:conditional-format calcext:target-range-address="Sheet1.L162:Sheet1.L162">
            <calcext:condition calcext:apply-style-name="Error" calcext:value="=1" calcext:base-cell-address="Sheet1.L162"/>
          </calcext:conditional-format>
          <calcext:conditional-format calcext:target-range-address="Sheet1.L162:Sheet1.L162">
            <calcext:condition calcext:apply-style-name="Good" calcext:value="=2" calcext:base-cell-address="Sheet1.L162"/>
          </calcext:conditional-format>
          <calcext:conditional-format calcext:target-range-address="Sheet1.L163:Sheet1.L163">
            <calcext:condition calcext:apply-style-name="Error" calcext:value="=1" calcext:base-cell-address="Sheet1.L163"/>
          </calcext:conditional-format>
          <calcext:conditional-format calcext:target-range-address="Sheet1.L163:Sheet1.L163">
            <calcext:condition calcext:apply-style-name="Good" calcext:value="=2" calcext:base-cell-address="Sheet1.L163"/>
          </calcext:conditional-format>
          <calcext:conditional-format calcext:target-range-address="Sheet1.L164:Sheet1.L164">
            <calcext:condition calcext:apply-style-name="Error" calcext:value="=1" calcext:base-cell-address="Sheet1.L164"/>
          </calcext:conditional-format>
          <calcext:conditional-format calcext:target-range-address="Sheet1.L164:Sheet1.L164">
            <calcext:condition calcext:apply-style-name="Good" calcext:value="=2" calcext:base-cell-address="Sheet1.L164"/>
          </calcext:conditional-format>
          <calcext:conditional-format calcext:target-range-address="Sheet1.L165:Sheet1.L165">
            <calcext:condition calcext:apply-style-name="Error" calcext:value="=1" calcext:base-cell-address="Sheet1.L165"/>
          </calcext:conditional-format>
          <calcext:conditional-format calcext:target-range-address="Sheet1.L165:Sheet1.L165">
            <calcext:condition calcext:apply-style-name="Good" calcext:value="=2" calcext:base-cell-address="Sheet1.L165"/>
          </calcext:conditional-format>
          <calcext:conditional-format calcext:target-range-address="Sheet1.L166:Sheet1.L166">
            <calcext:condition calcext:apply-style-name="Error" calcext:value="=1" calcext:base-cell-address="Sheet1.L166"/>
          </calcext:conditional-format>
          <calcext:conditional-format calcext:target-range-address="Sheet1.L166:Sheet1.L166">
            <calcext:condition calcext:apply-style-name="Good" calcext:value="=2" calcext:base-cell-address="Sheet1.L166"/>
          </calcext:conditional-format>
          <calcext:conditional-format calcext:target-range-address="Sheet1.L167:Sheet1.L167">
            <calcext:condition calcext:apply-style-name="Error" calcext:value="=1" calcext:base-cell-address="Sheet1.L167"/>
          </calcext:conditional-format>
          <calcext:conditional-format calcext:target-range-address="Sheet1.L167:Sheet1.L167">
            <calcext:condition calcext:apply-style-name="Good" calcext:value="=2" calcext:base-cell-address="Sheet1.L167"/>
          </calcext:conditional-format>
          <calcext:conditional-format calcext:target-range-address="Sheet1.L168:Sheet1.L168">
            <calcext:condition calcext:apply-style-name="Error" calcext:value="=1" calcext:base-cell-address="Sheet1.L168"/>
          </calcext:conditional-format>
          <calcext:conditional-format calcext:target-range-address="Sheet1.L168:Sheet1.L168">
            <calcext:condition calcext:apply-style-name="Good" calcext:value="=2" calcext:base-cell-address="Sheet1.L168"/>
          </calcext:conditional-format>
          <calcext:conditional-format calcext:target-range-address="Sheet1.L169:Sheet1.L169">
            <calcext:condition calcext:apply-style-name="Error" calcext:value="=1" calcext:base-cell-address="Sheet1.L169"/>
          </calcext:conditional-format>
          <calcext:conditional-format calcext:target-range-address="Sheet1.L169:Sheet1.L169">
            <calcext:condition calcext:apply-style-name="Good" calcext:value="=2" calcext:base-cell-address="Sheet1.L169"/>
          </calcext:conditional-format>
          <calcext:conditional-format calcext:target-range-address="Sheet1.L170:Sheet1.L170">
            <calcext:condition calcext:apply-style-name="Error" calcext:value="=1" calcext:base-cell-address="Sheet1.L170"/>
          </calcext:conditional-format>
          <calcext:conditional-format calcext:target-range-address="Sheet1.L170:Sheet1.L170">
            <calcext:condition calcext:apply-style-name="Good" calcext:value="=2" calcext:base-cell-address="Sheet1.L170"/>
          </calcext:conditional-format>
          <calcext:conditional-format calcext:target-range-address="Sheet1.L171:Sheet1.L171">
            <calcext:condition calcext:apply-style-name="Error" calcext:value="=1" calcext:base-cell-address="Sheet1.L171"/>
          </calcext:conditional-format>
          <calcext:conditional-format calcext:target-range-address="Sheet1.L171:Sheet1.L171">
            <calcext:condition calcext:apply-style-name="Good" calcext:value="=2" calcext:base-cell-address="Sheet1.L171"/>
          </calcext:conditional-format>
          <calcext:conditional-format calcext:target-range-address="Sheet1.L172:Sheet1.L172">
            <calcext:condition calcext:apply-style-name="Error" calcext:value="=1" calcext:base-cell-address="Sheet1.L172"/>
          </calcext:conditional-format>
          <calcext:conditional-format calcext:target-range-address="Sheet1.L172:Sheet1.L172">
            <calcext:condition calcext:apply-style-name="Good" calcext:value="=2" calcext:base-cell-address="Sheet1.L172"/>
          </calcext:conditional-format>
          <calcext:conditional-format calcext:target-range-address="Sheet1.L173:Sheet1.L173">
            <calcext:condition calcext:apply-style-name="Error" calcext:value="=1" calcext:base-cell-address="Sheet1.L173"/>
          </calcext:conditional-format>
          <calcext:conditional-format calcext:target-range-address="Sheet1.L173:Sheet1.L173">
            <calcext:condition calcext:apply-style-name="Good" calcext:value="=2" calcext:base-cell-address="Sheet1.L173"/>
          </calcext:conditional-format>
          <calcext:conditional-format calcext:target-range-address="Sheet1.L174:Sheet1.L174">
            <calcext:condition calcext:apply-style-name="Error" calcext:value="=1" calcext:base-cell-address="Sheet1.L174"/>
          </calcext:conditional-format>
          <calcext:conditional-format calcext:target-range-address="Sheet1.L174:Sheet1.L174">
            <calcext:condition calcext:apply-style-name="Good" calcext:value="=2" calcext:base-cell-address="Sheet1.L174"/>
          </calcext:conditional-format>
          <calcext:conditional-format calcext:target-range-address="Sheet1.L175:Sheet1.L175">
            <calcext:condition calcext:apply-style-name="Error" calcext:value="=1" calcext:base-cell-address="Sheet1.L175"/>
          </calcext:conditional-format>
          <calcext:conditional-format calcext:target-range-address="Sheet1.L175:Sheet1.L175">
            <calcext:condition calcext:apply-style-name="Good" calcext:value="=2" calcext:base-cell-address="Sheet1.L175"/>
          </calcext:conditional-format>
          <calcext:conditional-format calcext:target-range-address="Sheet1.L176:Sheet1.L176">
            <calcext:condition calcext:apply-style-name="Error" calcext:value="=1" calcext:base-cell-address="Sheet1.L176"/>
          </calcext:conditional-format>
          <calcext:conditional-format calcext:target-range-address="Sheet1.L176:Sheet1.L176">
            <calcext:condition calcext:apply-style-name="Good" calcext:value="=2" calcext:base-cell-address="Sheet1.L176"/>
          </calcext:conditional-format>
          <calcext:conditional-format calcext:target-range-address="Sheet1.L177:Sheet1.L177">
            <calcext:condition calcext:apply-style-name="Error" calcext:value="=1" calcext:base-cell-address="Sheet1.L177"/>
          </calcext:conditional-format>
          <calcext:conditional-format calcext:target-range-address="Sheet1.L177:Sheet1.L177">
            <calcext:condition calcext:apply-style-name="Good" calcext:value="=2" calcext:base-cell-address="Sheet1.L177"/>
          </calcext:conditional-format>
          <calcext:conditional-format calcext:target-range-address="Sheet1.L178:Sheet1.L178">
            <calcext:condition calcext:apply-style-name="Error" calcext:value="=1" calcext:base-cell-address="Sheet1.L178"/>
          </calcext:conditional-format>
          <calcext:conditional-format calcext:target-range-address="Sheet1.L178:Sheet1.L178">
            <calcext:condition calcext:apply-style-name="Good" calcext:value="=2" calcext:base-cell-address="Sheet1.L178"/>
          </calcext:conditional-format>
          <calcext:conditional-format calcext:target-range-address="Sheet1.L179:Sheet1.L179">
            <calcext:condition calcext:apply-style-name="Error" calcext:value="=1" calcext:base-cell-address="Sheet1.L179"/>
          </calcext:conditional-format>
          <calcext:conditional-format calcext:target-range-address="Sheet1.L179:Sheet1.L179">
            <calcext:condition calcext:apply-style-name="Good" calcext:value="=2" calcext:base-cell-address="Sheet1.L179"/>
          </calcext:conditional-format>
          <calcext:conditional-format calcext:target-range-address="Sheet1.L180:Sheet1.L180">
            <calcext:condition calcext:apply-style-name="Error" calcext:value="=1" calcext:base-cell-address="Sheet1.L180"/>
          </calcext:conditional-format>
          <calcext:conditional-format calcext:target-range-address="Sheet1.L180:Sheet1.L180">
            <calcext:condition calcext:apply-style-name="Good" calcext:value="=2" calcext:base-cell-address="Sheet1.L180"/>
          </calcext:conditional-format>
          <calcext:conditional-format calcext:target-range-address="Sheet1.L181:Sheet1.L181">
            <calcext:condition calcext:apply-style-name="Error" calcext:value="=1" calcext:base-cell-address="Sheet1.L181"/>
          </calcext:conditional-format>
          <calcext:conditional-format calcext:target-range-address="Sheet1.L181:Sheet1.L181">
            <calcext:condition calcext:apply-style-name="Good" calcext:value="=2" calcext:base-cell-address="Sheet1.L181"/>
          </calcext:conditional-format>
          <calcext:conditional-format calcext:target-range-address="Sheet1.L182:Sheet1.L182">
            <calcext:condition calcext:apply-style-name="Error" calcext:value="=1" calcext:base-cell-address="Sheet1.L182"/>
          </calcext:conditional-format>
          <calcext:conditional-format calcext:target-range-address="Sheet1.L182:Sheet1.L182">
            <calcext:condition calcext:apply-style-name="Good" calcext:value="=2" calcext:base-cell-address="Sheet1.L182"/>
          </calcext:conditional-format>
          <calcext:conditional-format calcext:target-range-address="Sheet1.L183:Sheet1.L183">
            <calcext:condition calcext:apply-style-name="Error" calcext:value="=1" calcext:base-cell-address="Sheet1.L183"/>
          </calcext:conditional-format>
          <calcext:conditional-format calcext:target-range-address="Sheet1.L183:Sheet1.L183">
            <calcext:condition calcext:apply-style-name="Good" calcext:value="=2" calcext:base-cell-address="Sheet1.L183"/>
          </calcext:conditional-format>
          <calcext:conditional-format calcext:target-range-address="Sheet1.L184:Sheet1.L184">
            <calcext:condition calcext:apply-style-name="Error" calcext:value="=1" calcext:base-cell-address="Sheet1.L184"/>
          </calcext:conditional-format>
          <calcext:conditional-format calcext:target-range-address="Sheet1.L184:Sheet1.L184">
            <calcext:condition calcext:apply-style-name="Good" calcext:value="=2" calcext:base-cell-address="Sheet1.L184"/>
          </calcext:conditional-format>
          <calcext:conditional-format calcext:target-range-address="Sheet1.L185:Sheet1.L185">
            <calcext:condition calcext:apply-style-name="Error" calcext:value="=1" calcext:base-cell-address="Sheet1.L185"/>
          </calcext:conditional-format>
          <calcext:conditional-format calcext:target-range-address="Sheet1.L185:Sheet1.L185">
            <calcext:condition calcext:apply-style-name="Good" calcext:value="=2" calcext:base-cell-address="Sheet1.L185"/>
          </calcext:conditional-format>
          <calcext:conditional-format calcext:target-range-address="Sheet1.L186:Sheet1.L186">
            <calcext:condition calcext:apply-style-name="Error" calcext:value="=1" calcext:base-cell-address="Sheet1.L186"/>
          </calcext:conditional-format>
          <calcext:conditional-format calcext:target-range-address="Sheet1.L186:Sheet1.L186">
            <calcext:condition calcext:apply-style-name="Good" calcext:value="=2" calcext:base-cell-address="Sheet1.L186"/>
          </calcext:conditional-format>
          <calcext:conditional-format calcext:target-range-address="Sheet1.L187:Sheet1.L187">
            <calcext:condition calcext:apply-style-name="Error" calcext:value="=1" calcext:base-cell-address="Sheet1.L187"/>
          </calcext:conditional-format>
          <calcext:conditional-format calcext:target-range-address="Sheet1.L187:Sheet1.L187">
            <calcext:condition calcext:apply-style-name="Good" calcext:value="=2" calcext:base-cell-address="Sheet1.L187"/>
          </calcext:conditional-format>
          <calcext:conditional-format calcext:target-range-address="Sheet1.L188:Sheet1.L188">
            <calcext:condition calcext:apply-style-name="Error" calcext:value="=1" calcext:base-cell-address="Sheet1.L188"/>
          </calcext:conditional-format>
          <calcext:conditional-format calcext:target-range-address="Sheet1.L188:Sheet1.L188">
            <calcext:condition calcext:apply-style-name="Good" calcext:value="=2" calcext:base-cell-address="Sheet1.L188"/>
          </calcext:conditional-format>
          <calcext:conditional-format calcext:target-range-address="Sheet1.M7:Sheet1.M7">
            <calcext:condition calcext:apply-style-name="Error" calcext:value="=1" calcext:base-cell-address="Sheet1.M7"/>
          </calcext:conditional-format>
          <calcext:conditional-format calcext:target-range-address="Sheet1.M7:Sheet1.M7">
            <calcext:condition calcext:apply-style-name="Good" calcext:value="=2" calcext:base-cell-address="Sheet1.M7"/>
          </calcext:conditional-format>
          <calcext:conditional-format calcext:target-range-address="Sheet1.M8:Sheet1.M8">
            <calcext:condition calcext:apply-style-name="Error" calcext:value="=1" calcext:base-cell-address="Sheet1.M8"/>
          </calcext:conditional-format>
          <calcext:conditional-format calcext:target-range-address="Sheet1.M8:Sheet1.M8">
            <calcext:condition calcext:apply-style-name="Good" calcext:value="=2" calcext:base-cell-address="Sheet1.M8"/>
          </calcext:conditional-format>
          <calcext:conditional-format calcext:target-range-address="Sheet1.M9:Sheet1.M9">
            <calcext:condition calcext:apply-style-name="Error" calcext:value="=1" calcext:base-cell-address="Sheet1.M9"/>
          </calcext:conditional-format>
          <calcext:conditional-format calcext:target-range-address="Sheet1.M9:Sheet1.M9">
            <calcext:condition calcext:apply-style-name="Good" calcext:value="=2" calcext:base-cell-address="Sheet1.M9"/>
          </calcext:conditional-format>
          <calcext:conditional-format calcext:target-range-address="Sheet1.M10:Sheet1.M10">
            <calcext:condition calcext:apply-style-name="Error" calcext:value="=1" calcext:base-cell-address="Sheet1.M10"/>
          </calcext:conditional-format>
          <calcext:conditional-format calcext:target-range-address="Sheet1.M10:Sheet1.M10">
            <calcext:condition calcext:apply-style-name="Good" calcext:value="=2" calcext:base-cell-address="Sheet1.M10"/>
          </calcext:conditional-format>
          <calcext:conditional-format calcext:target-range-address="Sheet1.M11:Sheet1.M11">
            <calcext:condition calcext:apply-style-name="Error" calcext:value="=1" calcext:base-cell-address="Sheet1.M11"/>
          </calcext:conditional-format>
          <calcext:conditional-format calcext:target-range-address="Sheet1.M11:Sheet1.M11">
            <calcext:condition calcext:apply-style-name="Good" calcext:value="=2" calcext:base-cell-address="Sheet1.M11"/>
          </calcext:conditional-format>
          <calcext:conditional-format calcext:target-range-address="Sheet1.M12:Sheet1.M12">
            <calcext:condition calcext:apply-style-name="Error" calcext:value="=1" calcext:base-cell-address="Sheet1.M12"/>
          </calcext:conditional-format>
          <calcext:conditional-format calcext:target-range-address="Sheet1.M12:Sheet1.M12">
            <calcext:condition calcext:apply-style-name="Good" calcext:value="=2" calcext:base-cell-address="Sheet1.M12"/>
          </calcext:conditional-format>
          <calcext:conditional-format calcext:target-range-address="Sheet1.M13:Sheet1.M13">
            <calcext:condition calcext:apply-style-name="Error" calcext:value="=1" calcext:base-cell-address="Sheet1.M13"/>
          </calcext:conditional-format>
          <calcext:conditional-format calcext:target-range-address="Sheet1.M13:Sheet1.M13">
            <calcext:condition calcext:apply-style-name="Good" calcext:value="=2" calcext:base-cell-address="Sheet1.M13"/>
          </calcext:conditional-format>
          <calcext:conditional-format calcext:target-range-address="Sheet1.M14:Sheet1.M14">
            <calcext:condition calcext:apply-style-name="Error" calcext:value="=1" calcext:base-cell-address="Sheet1.M14"/>
          </calcext:conditional-format>
          <calcext:conditional-format calcext:target-range-address="Sheet1.M14:Sheet1.M14">
            <calcext:condition calcext:apply-style-name="Good" calcext:value="=2" calcext:base-cell-address="Sheet1.M14"/>
          </calcext:conditional-format>
          <calcext:conditional-format calcext:target-range-address="Sheet1.M15:Sheet1.M15">
            <calcext:condition calcext:apply-style-name="Error" calcext:value="=1" calcext:base-cell-address="Sheet1.M15"/>
          </calcext:conditional-format>
          <calcext:conditional-format calcext:target-range-address="Sheet1.M15:Sheet1.M15">
            <calcext:condition calcext:apply-style-name="Good" calcext:value="=2" calcext:base-cell-address="Sheet1.M15"/>
          </calcext:conditional-format>
          <calcext:conditional-format calcext:target-range-address="Sheet1.M16:Sheet1.M16">
            <calcext:condition calcext:apply-style-name="Error" calcext:value="=1" calcext:base-cell-address="Sheet1.M16"/>
          </calcext:conditional-format>
          <calcext:conditional-format calcext:target-range-address="Sheet1.M16:Sheet1.M16">
            <calcext:condition calcext:apply-style-name="Good" calcext:value="=2" calcext:base-cell-address="Sheet1.M16"/>
          </calcext:conditional-format>
          <calcext:conditional-format calcext:target-range-address="Sheet1.M17:Sheet1.M17">
            <calcext:condition calcext:apply-style-name="Error" calcext:value="=1" calcext:base-cell-address="Sheet1.M17"/>
          </calcext:conditional-format>
          <calcext:conditional-format calcext:target-range-address="Sheet1.M17:Sheet1.M17">
            <calcext:condition calcext:apply-style-name="Good" calcext:value="=2" calcext:base-cell-address="Sheet1.M17"/>
          </calcext:conditional-format>
          <calcext:conditional-format calcext:target-range-address="Sheet1.M18:Sheet1.M18">
            <calcext:condition calcext:apply-style-name="Error" calcext:value="=1" calcext:base-cell-address="Sheet1.M18"/>
          </calcext:conditional-format>
          <calcext:conditional-format calcext:target-range-address="Sheet1.M18:Sheet1.M18">
            <calcext:condition calcext:apply-style-name="Good" calcext:value="=2" calcext:base-cell-address="Sheet1.M18"/>
          </calcext:conditional-format>
          <calcext:conditional-format calcext:target-range-address="Sheet1.M19:Sheet1.M19">
            <calcext:condition calcext:apply-style-name="Error" calcext:value="=1" calcext:base-cell-address="Sheet1.M19"/>
          </calcext:conditional-format>
          <calcext:conditional-format calcext:target-range-address="Sheet1.M19:Sheet1.M19">
            <calcext:condition calcext:apply-style-name="Good" calcext:value="=2" calcext:base-cell-address="Sheet1.M19"/>
          </calcext:conditional-format>
          <calcext:conditional-format calcext:target-range-address="Sheet1.M20:Sheet1.M20">
            <calcext:condition calcext:apply-style-name="Error" calcext:value="=1" calcext:base-cell-address="Sheet1.M20"/>
          </calcext:conditional-format>
          <calcext:conditional-format calcext:target-range-address="Sheet1.M20:Sheet1.M20">
            <calcext:condition calcext:apply-style-name="Good" calcext:value="=2" calcext:base-cell-address="Sheet1.M20"/>
          </calcext:conditional-format>
          <calcext:conditional-format calcext:target-range-address="Sheet1.M21:Sheet1.M21">
            <calcext:condition calcext:apply-style-name="Error" calcext:value="=1" calcext:base-cell-address="Sheet1.M21"/>
          </calcext:conditional-format>
          <calcext:conditional-format calcext:target-range-address="Sheet1.M21:Sheet1.M21">
            <calcext:condition calcext:apply-style-name="Good" calcext:value="=2" calcext:base-cell-address="Sheet1.M21"/>
          </calcext:conditional-format>
          <calcext:conditional-format calcext:target-range-address="Sheet1.M22:Sheet1.M22">
            <calcext:condition calcext:apply-style-name="Error" calcext:value="=1" calcext:base-cell-address="Sheet1.M22"/>
          </calcext:conditional-format>
          <calcext:conditional-format calcext:target-range-address="Sheet1.M22:Sheet1.M22">
            <calcext:condition calcext:apply-style-name="Good" calcext:value="=2" calcext:base-cell-address="Sheet1.M22"/>
          </calcext:conditional-format>
          <calcext:conditional-format calcext:target-range-address="Sheet1.M23:Sheet1.M23">
            <calcext:condition calcext:apply-style-name="Error" calcext:value="=1" calcext:base-cell-address="Sheet1.M23"/>
          </calcext:conditional-format>
          <calcext:conditional-format calcext:target-range-address="Sheet1.M23:Sheet1.M23">
            <calcext:condition calcext:apply-style-name="Good" calcext:value="=2" calcext:base-cell-address="Sheet1.M23"/>
          </calcext:conditional-format>
          <calcext:conditional-format calcext:target-range-address="Sheet1.M24:Sheet1.M24">
            <calcext:condition calcext:apply-style-name="Error" calcext:value="=1" calcext:base-cell-address="Sheet1.M24"/>
          </calcext:conditional-format>
          <calcext:conditional-format calcext:target-range-address="Sheet1.M24:Sheet1.M24">
            <calcext:condition calcext:apply-style-name="Good" calcext:value="=2" calcext:base-cell-address="Sheet1.M24"/>
          </calcext:conditional-format>
          <calcext:conditional-format calcext:target-range-address="Sheet1.M25:Sheet1.M25">
            <calcext:condition calcext:apply-style-name="Error" calcext:value="=1" calcext:base-cell-address="Sheet1.M25"/>
          </calcext:conditional-format>
          <calcext:conditional-format calcext:target-range-address="Sheet1.M25:Sheet1.M25">
            <calcext:condition calcext:apply-style-name="Good" calcext:value="=2" calcext:base-cell-address="Sheet1.M25"/>
          </calcext:conditional-format>
          <calcext:conditional-format calcext:target-range-address="Sheet1.M26:Sheet1.M26">
            <calcext:condition calcext:apply-style-name="Error" calcext:value="=1" calcext:base-cell-address="Sheet1.M26"/>
          </calcext:conditional-format>
          <calcext:conditional-format calcext:target-range-address="Sheet1.M26:Sheet1.M26">
            <calcext:condition calcext:apply-style-name="Good" calcext:value="=2" calcext:base-cell-address="Sheet1.M26"/>
          </calcext:conditional-format>
          <calcext:conditional-format calcext:target-range-address="Sheet1.M27:Sheet1.M27">
            <calcext:condition calcext:apply-style-name="Error" calcext:value="=1" calcext:base-cell-address="Sheet1.M27"/>
          </calcext:conditional-format>
          <calcext:conditional-format calcext:target-range-address="Sheet1.M27:Sheet1.M27">
            <calcext:condition calcext:apply-style-name="Good" calcext:value="=2" calcext:base-cell-address="Sheet1.M27"/>
          </calcext:conditional-format>
          <calcext:conditional-format calcext:target-range-address="Sheet1.M28:Sheet1.M28">
            <calcext:condition calcext:apply-style-name="Error" calcext:value="=1" calcext:base-cell-address="Sheet1.M28"/>
          </calcext:conditional-format>
          <calcext:conditional-format calcext:target-range-address="Sheet1.M28:Sheet1.M28">
            <calcext:condition calcext:apply-style-name="Good" calcext:value="=2" calcext:base-cell-address="Sheet1.M28"/>
          </calcext:conditional-format>
          <calcext:conditional-format calcext:target-range-address="Sheet1.M29:Sheet1.M29">
            <calcext:condition calcext:apply-style-name="Error" calcext:value="=1" calcext:base-cell-address="Sheet1.M29"/>
          </calcext:conditional-format>
          <calcext:conditional-format calcext:target-range-address="Sheet1.M29:Sheet1.M29">
            <calcext:condition calcext:apply-style-name="Good" calcext:value="=2" calcext:base-cell-address="Sheet1.M29"/>
          </calcext:conditional-format>
          <calcext:conditional-format calcext:target-range-address="Sheet1.M30:Sheet1.M30">
            <calcext:condition calcext:apply-style-name="Error" calcext:value="=1" calcext:base-cell-address="Sheet1.M30"/>
          </calcext:conditional-format>
          <calcext:conditional-format calcext:target-range-address="Sheet1.M30:Sheet1.M30">
            <calcext:condition calcext:apply-style-name="Good" calcext:value="=2" calcext:base-cell-address="Sheet1.M30"/>
          </calcext:conditional-format>
          <calcext:conditional-format calcext:target-range-address="Sheet1.M31:Sheet1.M31">
            <calcext:condition calcext:apply-style-name="Error" calcext:value="=1" calcext:base-cell-address="Sheet1.M31"/>
          </calcext:conditional-format>
          <calcext:conditional-format calcext:target-range-address="Sheet1.M31:Sheet1.M31">
            <calcext:condition calcext:apply-style-name="Good" calcext:value="=2" calcext:base-cell-address="Sheet1.M31"/>
          </calcext:conditional-format>
          <calcext:conditional-format calcext:target-range-address="Sheet1.M32:Sheet1.M32">
            <calcext:condition calcext:apply-style-name="Error" calcext:value="=1" calcext:base-cell-address="Sheet1.M32"/>
          </calcext:conditional-format>
          <calcext:conditional-format calcext:target-range-address="Sheet1.M32:Sheet1.M32">
            <calcext:condition calcext:apply-style-name="Good" calcext:value="=2" calcext:base-cell-address="Sheet1.M32"/>
          </calcext:conditional-format>
          <calcext:conditional-format calcext:target-range-address="Sheet1.M33:Sheet1.M33">
            <calcext:condition calcext:apply-style-name="Error" calcext:value="=1" calcext:base-cell-address="Sheet1.M33"/>
          </calcext:conditional-format>
          <calcext:conditional-format calcext:target-range-address="Sheet1.M33:Sheet1.M33">
            <calcext:condition calcext:apply-style-name="Good" calcext:value="=2" calcext:base-cell-address="Sheet1.M33"/>
          </calcext:conditional-format>
          <calcext:conditional-format calcext:target-range-address="Sheet1.M34:Sheet1.M34">
            <calcext:condition calcext:apply-style-name="Error" calcext:value="=1" calcext:base-cell-address="Sheet1.M34"/>
          </calcext:conditional-format>
          <calcext:conditional-format calcext:target-range-address="Sheet1.M34:Sheet1.M34">
            <calcext:condition calcext:apply-style-name="Good" calcext:value="=2" calcext:base-cell-address="Sheet1.M34"/>
          </calcext:conditional-format>
          <calcext:conditional-format calcext:target-range-address="Sheet1.M35:Sheet1.M35">
            <calcext:condition calcext:apply-style-name="Error" calcext:value="=1" calcext:base-cell-address="Sheet1.M35"/>
          </calcext:conditional-format>
          <calcext:conditional-format calcext:target-range-address="Sheet1.M35:Sheet1.M35">
            <calcext:condition calcext:apply-style-name="Good" calcext:value="=2" calcext:base-cell-address="Sheet1.M35"/>
          </calcext:conditional-format>
          <calcext:conditional-format calcext:target-range-address="Sheet1.M36:Sheet1.M36">
            <calcext:condition calcext:apply-style-name="Error" calcext:value="=1" calcext:base-cell-address="Sheet1.M36"/>
          </calcext:conditional-format>
          <calcext:conditional-format calcext:target-range-address="Sheet1.M36:Sheet1.M36">
            <calcext:condition calcext:apply-style-name="Good" calcext:value="=2" calcext:base-cell-address="Sheet1.M36"/>
          </calcext:conditional-format>
          <calcext:conditional-format calcext:target-range-address="Sheet1.M37:Sheet1.M37">
            <calcext:condition calcext:apply-style-name="Error" calcext:value="=1" calcext:base-cell-address="Sheet1.M37"/>
          </calcext:conditional-format>
          <calcext:conditional-format calcext:target-range-address="Sheet1.M37:Sheet1.M37">
            <calcext:condition calcext:apply-style-name="Good" calcext:value="=2" calcext:base-cell-address="Sheet1.M37"/>
          </calcext:conditional-format>
          <calcext:conditional-format calcext:target-range-address="Sheet1.M38:Sheet1.M38">
            <calcext:condition calcext:apply-style-name="Error" calcext:value="=1" calcext:base-cell-address="Sheet1.M38"/>
          </calcext:conditional-format>
          <calcext:conditional-format calcext:target-range-address="Sheet1.M38:Sheet1.M38">
            <calcext:condition calcext:apply-style-name="Good" calcext:value="=2" calcext:base-cell-address="Sheet1.M38"/>
          </calcext:conditional-format>
          <calcext:conditional-format calcext:target-range-address="Sheet1.M39:Sheet1.M39">
            <calcext:condition calcext:apply-style-name="Error" calcext:value="=1" calcext:base-cell-address="Sheet1.M39"/>
          </calcext:conditional-format>
          <calcext:conditional-format calcext:target-range-address="Sheet1.M39:Sheet1.M39">
            <calcext:condition calcext:apply-style-name="Good" calcext:value="=2" calcext:base-cell-address="Sheet1.M39"/>
          </calcext:conditional-format>
          <calcext:conditional-format calcext:target-range-address="Sheet1.M40:Sheet1.M40">
            <calcext:condition calcext:apply-style-name="Error" calcext:value="=1" calcext:base-cell-address="Sheet1.M40"/>
          </calcext:conditional-format>
          <calcext:conditional-format calcext:target-range-address="Sheet1.M40:Sheet1.M40">
            <calcext:condition calcext:apply-style-name="Good" calcext:value="=2" calcext:base-cell-address="Sheet1.M40"/>
          </calcext:conditional-format>
          <calcext:conditional-format calcext:target-range-address="Sheet1.M41:Sheet1.M41">
            <calcext:condition calcext:apply-style-name="Error" calcext:value="=1" calcext:base-cell-address="Sheet1.M41"/>
          </calcext:conditional-format>
          <calcext:conditional-format calcext:target-range-address="Sheet1.M41:Sheet1.M41">
            <calcext:condition calcext:apply-style-name="Good" calcext:value="=2" calcext:base-cell-address="Sheet1.M41"/>
          </calcext:conditional-format>
          <calcext:conditional-format calcext:target-range-address="Sheet1.M42:Sheet1.M42">
            <calcext:condition calcext:apply-style-name="Error" calcext:value="=1" calcext:base-cell-address="Sheet1.M42"/>
          </calcext:conditional-format>
          <calcext:conditional-format calcext:target-range-address="Sheet1.M42:Sheet1.M42">
            <calcext:condition calcext:apply-style-name="Good" calcext:value="=2" calcext:base-cell-address="Sheet1.M42"/>
          </calcext:conditional-format>
          <calcext:conditional-format calcext:target-range-address="Sheet1.M43:Sheet1.M43">
            <calcext:condition calcext:apply-style-name="Error" calcext:value="=1" calcext:base-cell-address="Sheet1.M43"/>
          </calcext:conditional-format>
          <calcext:conditional-format calcext:target-range-address="Sheet1.M43:Sheet1.M43">
            <calcext:condition calcext:apply-style-name="Good" calcext:value="=2" calcext:base-cell-address="Sheet1.M43"/>
          </calcext:conditional-format>
          <calcext:conditional-format calcext:target-range-address="Sheet1.M44:Sheet1.M44">
            <calcext:condition calcext:apply-style-name="Error" calcext:value="=1" calcext:base-cell-address="Sheet1.M44"/>
          </calcext:conditional-format>
          <calcext:conditional-format calcext:target-range-address="Sheet1.M44:Sheet1.M44">
            <calcext:condition calcext:apply-style-name="Good" calcext:value="=2" calcext:base-cell-address="Sheet1.M44"/>
          </calcext:conditional-format>
          <calcext:conditional-format calcext:target-range-address="Sheet1.M45:Sheet1.M45">
            <calcext:condition calcext:apply-style-name="Error" calcext:value="=1" calcext:base-cell-address="Sheet1.M45"/>
          </calcext:conditional-format>
          <calcext:conditional-format calcext:target-range-address="Sheet1.M45:Sheet1.M45">
            <calcext:condition calcext:apply-style-name="Good" calcext:value="=2" calcext:base-cell-address="Sheet1.M45"/>
          </calcext:conditional-format>
          <calcext:conditional-format calcext:target-range-address="Sheet1.M46:Sheet1.M46">
            <calcext:condition calcext:apply-style-name="Error" calcext:value="=1" calcext:base-cell-address="Sheet1.M46"/>
          </calcext:conditional-format>
          <calcext:conditional-format calcext:target-range-address="Sheet1.M46:Sheet1.M46">
            <calcext:condition calcext:apply-style-name="Good" calcext:value="=2" calcext:base-cell-address="Sheet1.M46"/>
          </calcext:conditional-format>
          <calcext:conditional-format calcext:target-range-address="Sheet1.M47:Sheet1.M47">
            <calcext:condition calcext:apply-style-name="Error" calcext:value="=1" calcext:base-cell-address="Sheet1.M47"/>
          </calcext:conditional-format>
          <calcext:conditional-format calcext:target-range-address="Sheet1.M47:Sheet1.M47">
            <calcext:condition calcext:apply-style-name="Good" calcext:value="=2" calcext:base-cell-address="Sheet1.M47"/>
          </calcext:conditional-format>
          <calcext:conditional-format calcext:target-range-address="Sheet1.M48:Sheet1.M48">
            <calcext:condition calcext:apply-style-name="Error" calcext:value="=1" calcext:base-cell-address="Sheet1.M48"/>
          </calcext:conditional-format>
          <calcext:conditional-format calcext:target-range-address="Sheet1.M48:Sheet1.M48">
            <calcext:condition calcext:apply-style-name="Good" calcext:value="=2" calcext:base-cell-address="Sheet1.M48"/>
          </calcext:conditional-format>
          <calcext:conditional-format calcext:target-range-address="Sheet1.M49:Sheet1.M49">
            <calcext:condition calcext:apply-style-name="Error" calcext:value="=1" calcext:base-cell-address="Sheet1.M49"/>
          </calcext:conditional-format>
          <calcext:conditional-format calcext:target-range-address="Sheet1.M49:Sheet1.M49">
            <calcext:condition calcext:apply-style-name="Good" calcext:value="=2" calcext:base-cell-address="Sheet1.M49"/>
          </calcext:conditional-format>
          <calcext:conditional-format calcext:target-range-address="Sheet1.M50:Sheet1.M50">
            <calcext:condition calcext:apply-style-name="Error" calcext:value="=1" calcext:base-cell-address="Sheet1.M50"/>
          </calcext:conditional-format>
          <calcext:conditional-format calcext:target-range-address="Sheet1.M50:Sheet1.M50">
            <calcext:condition calcext:apply-style-name="Good" calcext:value="=2" calcext:base-cell-address="Sheet1.M50"/>
          </calcext:conditional-format>
          <calcext:conditional-format calcext:target-range-address="Sheet1.M51:Sheet1.M51">
            <calcext:condition calcext:apply-style-name="Error" calcext:value="=1" calcext:base-cell-address="Sheet1.M51"/>
          </calcext:conditional-format>
          <calcext:conditional-format calcext:target-range-address="Sheet1.M51:Sheet1.M51">
            <calcext:condition calcext:apply-style-name="Good" calcext:value="=2" calcext:base-cell-address="Sheet1.M51"/>
          </calcext:conditional-format>
          <calcext:conditional-format calcext:target-range-address="Sheet1.M52:Sheet1.M52">
            <calcext:condition calcext:apply-style-name="Error" calcext:value="=1" calcext:base-cell-address="Sheet1.M52"/>
          </calcext:conditional-format>
          <calcext:conditional-format calcext:target-range-address="Sheet1.M52:Sheet1.M52">
            <calcext:condition calcext:apply-style-name="Good" calcext:value="=2" calcext:base-cell-address="Sheet1.M52"/>
          </calcext:conditional-format>
          <calcext:conditional-format calcext:target-range-address="Sheet1.M53:Sheet1.M53">
            <calcext:condition calcext:apply-style-name="Error" calcext:value="=1" calcext:base-cell-address="Sheet1.M53"/>
          </calcext:conditional-format>
          <calcext:conditional-format calcext:target-range-address="Sheet1.M53:Sheet1.M53">
            <calcext:condition calcext:apply-style-name="Good" calcext:value="=2" calcext:base-cell-address="Sheet1.M53"/>
          </calcext:conditional-format>
          <calcext:conditional-format calcext:target-range-address="Sheet1.M54:Sheet1.M54">
            <calcext:condition calcext:apply-style-name="Error" calcext:value="=1" calcext:base-cell-address="Sheet1.M54"/>
          </calcext:conditional-format>
          <calcext:conditional-format calcext:target-range-address="Sheet1.M54:Sheet1.M54">
            <calcext:condition calcext:apply-style-name="Good" calcext:value="=2" calcext:base-cell-address="Sheet1.M54"/>
          </calcext:conditional-format>
          <calcext:conditional-format calcext:target-range-address="Sheet1.M55:Sheet1.M55">
            <calcext:condition calcext:apply-style-name="Error" calcext:value="=1" calcext:base-cell-address="Sheet1.M55"/>
          </calcext:conditional-format>
          <calcext:conditional-format calcext:target-range-address="Sheet1.M55:Sheet1.M55">
            <calcext:condition calcext:apply-style-name="Good" calcext:value="=2" calcext:base-cell-address="Sheet1.M55"/>
          </calcext:conditional-format>
          <calcext:conditional-format calcext:target-range-address="Sheet1.M56:Sheet1.M56">
            <calcext:condition calcext:apply-style-name="Error" calcext:value="=1" calcext:base-cell-address="Sheet1.M56"/>
          </calcext:conditional-format>
          <calcext:conditional-format calcext:target-range-address="Sheet1.M56:Sheet1.M56">
            <calcext:condition calcext:apply-style-name="Good" calcext:value="=2" calcext:base-cell-address="Sheet1.M56"/>
          </calcext:conditional-format>
          <calcext:conditional-format calcext:target-range-address="Sheet1.M57:Sheet1.M57">
            <calcext:condition calcext:apply-style-name="Error" calcext:value="=1" calcext:base-cell-address="Sheet1.M57"/>
          </calcext:conditional-format>
          <calcext:conditional-format calcext:target-range-address="Sheet1.M57:Sheet1.M57">
            <calcext:condition calcext:apply-style-name="Good" calcext:value="=2" calcext:base-cell-address="Sheet1.M57"/>
          </calcext:conditional-format>
          <calcext:conditional-format calcext:target-range-address="Sheet1.M58:Sheet1.M58">
            <calcext:condition calcext:apply-style-name="Error" calcext:value="=1" calcext:base-cell-address="Sheet1.M58"/>
          </calcext:conditional-format>
          <calcext:conditional-format calcext:target-range-address="Sheet1.M58:Sheet1.M58">
            <calcext:condition calcext:apply-style-name="Good" calcext:value="=2" calcext:base-cell-address="Sheet1.M58"/>
          </calcext:conditional-format>
          <calcext:conditional-format calcext:target-range-address="Sheet1.M59:Sheet1.M59">
            <calcext:condition calcext:apply-style-name="Error" calcext:value="=1" calcext:base-cell-address="Sheet1.M59"/>
          </calcext:conditional-format>
          <calcext:conditional-format calcext:target-range-address="Sheet1.M59:Sheet1.M59">
            <calcext:condition calcext:apply-style-name="Good" calcext:value="=2" calcext:base-cell-address="Sheet1.M59"/>
          </calcext:conditional-format>
          <calcext:conditional-format calcext:target-range-address="Sheet1.M60:Sheet1.M60">
            <calcext:condition calcext:apply-style-name="Error" calcext:value="=1" calcext:base-cell-address="Sheet1.M60"/>
          </calcext:conditional-format>
          <calcext:conditional-format calcext:target-range-address="Sheet1.M60:Sheet1.M60">
            <calcext:condition calcext:apply-style-name="Good" calcext:value="=2" calcext:base-cell-address="Sheet1.M60"/>
          </calcext:conditional-format>
          <calcext:conditional-format calcext:target-range-address="Sheet1.M61:Sheet1.M61">
            <calcext:condition calcext:apply-style-name="Error" calcext:value="=1" calcext:base-cell-address="Sheet1.M61"/>
          </calcext:conditional-format>
          <calcext:conditional-format calcext:target-range-address="Sheet1.M61:Sheet1.M61">
            <calcext:condition calcext:apply-style-name="Good" calcext:value="=2" calcext:base-cell-address="Sheet1.M61"/>
          </calcext:conditional-format>
          <calcext:conditional-format calcext:target-range-address="Sheet1.M62:Sheet1.M62">
            <calcext:condition calcext:apply-style-name="Error" calcext:value="=1" calcext:base-cell-address="Sheet1.M62"/>
          </calcext:conditional-format>
          <calcext:conditional-format calcext:target-range-address="Sheet1.M62:Sheet1.M62">
            <calcext:condition calcext:apply-style-name="Good" calcext:value="=2" calcext:base-cell-address="Sheet1.M62"/>
          </calcext:conditional-format>
          <calcext:conditional-format calcext:target-range-address="Sheet1.M63:Sheet1.M63">
            <calcext:condition calcext:apply-style-name="Error" calcext:value="=1" calcext:base-cell-address="Sheet1.M63"/>
          </calcext:conditional-format>
          <calcext:conditional-format calcext:target-range-address="Sheet1.M63:Sheet1.M63">
            <calcext:condition calcext:apply-style-name="Good" calcext:value="=2" calcext:base-cell-address="Sheet1.M63"/>
          </calcext:conditional-format>
          <calcext:conditional-format calcext:target-range-address="Sheet1.M64:Sheet1.M64">
            <calcext:condition calcext:apply-style-name="Error" calcext:value="=1" calcext:base-cell-address="Sheet1.M64"/>
          </calcext:conditional-format>
          <calcext:conditional-format calcext:target-range-address="Sheet1.M64:Sheet1.M64">
            <calcext:condition calcext:apply-style-name="Good" calcext:value="=2" calcext:base-cell-address="Sheet1.M64"/>
          </calcext:conditional-format>
          <calcext:conditional-format calcext:target-range-address="Sheet1.M65:Sheet1.M65">
            <calcext:condition calcext:apply-style-name="Error" calcext:value="=1" calcext:base-cell-address="Sheet1.M65"/>
          </calcext:conditional-format>
          <calcext:conditional-format calcext:target-range-address="Sheet1.M65:Sheet1.M65">
            <calcext:condition calcext:apply-style-name="Good" calcext:value="=2" calcext:base-cell-address="Sheet1.M65"/>
          </calcext:conditional-format>
          <calcext:conditional-format calcext:target-range-address="Sheet1.M66:Sheet1.M66">
            <calcext:condition calcext:apply-style-name="Error" calcext:value="=1" calcext:base-cell-address="Sheet1.M66"/>
          </calcext:conditional-format>
          <calcext:conditional-format calcext:target-range-address="Sheet1.M66:Sheet1.M66">
            <calcext:condition calcext:apply-style-name="Good" calcext:value="=2" calcext:base-cell-address="Sheet1.M66"/>
          </calcext:conditional-format>
          <calcext:conditional-format calcext:target-range-address="Sheet1.M67:Sheet1.M67">
            <calcext:condition calcext:apply-style-name="Error" calcext:value="=1" calcext:base-cell-address="Sheet1.M67"/>
          </calcext:conditional-format>
          <calcext:conditional-format calcext:target-range-address="Sheet1.M67:Sheet1.M67">
            <calcext:condition calcext:apply-style-name="Good" calcext:value="=2" calcext:base-cell-address="Sheet1.M67"/>
          </calcext:conditional-format>
          <calcext:conditional-format calcext:target-range-address="Sheet1.M68:Sheet1.M68">
            <calcext:condition calcext:apply-style-name="Error" calcext:value="=1" calcext:base-cell-address="Sheet1.M68"/>
          </calcext:conditional-format>
          <calcext:conditional-format calcext:target-range-address="Sheet1.M68:Sheet1.M68">
            <calcext:condition calcext:apply-style-name="Good" calcext:value="=2" calcext:base-cell-address="Sheet1.M68"/>
          </calcext:conditional-format>
          <calcext:conditional-format calcext:target-range-address="Sheet1.M69:Sheet1.M69">
            <calcext:condition calcext:apply-style-name="Error" calcext:value="=1" calcext:base-cell-address="Sheet1.M69"/>
          </calcext:conditional-format>
          <calcext:conditional-format calcext:target-range-address="Sheet1.M69:Sheet1.M69">
            <calcext:condition calcext:apply-style-name="Good" calcext:value="=2" calcext:base-cell-address="Sheet1.M69"/>
          </calcext:conditional-format>
          <calcext:conditional-format calcext:target-range-address="Sheet1.M70:Sheet1.M70">
            <calcext:condition calcext:apply-style-name="Error" calcext:value="=1" calcext:base-cell-address="Sheet1.M70"/>
          </calcext:conditional-format>
          <calcext:conditional-format calcext:target-range-address="Sheet1.M70:Sheet1.M70">
            <calcext:condition calcext:apply-style-name="Good" calcext:value="=2" calcext:base-cell-address="Sheet1.M70"/>
          </calcext:conditional-format>
          <calcext:conditional-format calcext:target-range-address="Sheet1.M71:Sheet1.M71">
            <calcext:condition calcext:apply-style-name="Error" calcext:value="=1" calcext:base-cell-address="Sheet1.M71"/>
          </calcext:conditional-format>
          <calcext:conditional-format calcext:target-range-address="Sheet1.M71:Sheet1.M71">
            <calcext:condition calcext:apply-style-name="Good" calcext:value="=2" calcext:base-cell-address="Sheet1.M71"/>
          </calcext:conditional-format>
          <calcext:conditional-format calcext:target-range-address="Sheet1.M72:Sheet1.M72">
            <calcext:condition calcext:apply-style-name="Error" calcext:value="=1" calcext:base-cell-address="Sheet1.M72"/>
          </calcext:conditional-format>
          <calcext:conditional-format calcext:target-range-address="Sheet1.M72:Sheet1.M72">
            <calcext:condition calcext:apply-style-name="Good" calcext:value="=2" calcext:base-cell-address="Sheet1.M72"/>
          </calcext:conditional-format>
          <calcext:conditional-format calcext:target-range-address="Sheet1.M73:Sheet1.M73">
            <calcext:condition calcext:apply-style-name="Error" calcext:value="=1" calcext:base-cell-address="Sheet1.M73"/>
          </calcext:conditional-format>
          <calcext:conditional-format calcext:target-range-address="Sheet1.M73:Sheet1.M73">
            <calcext:condition calcext:apply-style-name="Good" calcext:value="=2" calcext:base-cell-address="Sheet1.M73"/>
          </calcext:conditional-format>
          <calcext:conditional-format calcext:target-range-address="Sheet1.M74:Sheet1.M74">
            <calcext:condition calcext:apply-style-name="Error" calcext:value="=1" calcext:base-cell-address="Sheet1.M74"/>
          </calcext:conditional-format>
          <calcext:conditional-format calcext:target-range-address="Sheet1.M74:Sheet1.M74">
            <calcext:condition calcext:apply-style-name="Good" calcext:value="=2" calcext:base-cell-address="Sheet1.M74"/>
          </calcext:conditional-format>
          <calcext:conditional-format calcext:target-range-address="Sheet1.M75:Sheet1.M75">
            <calcext:condition calcext:apply-style-name="Error" calcext:value="=1" calcext:base-cell-address="Sheet1.M75"/>
          </calcext:conditional-format>
          <calcext:conditional-format calcext:target-range-address="Sheet1.M75:Sheet1.M75">
            <calcext:condition calcext:apply-style-name="Good" calcext:value="=2" calcext:base-cell-address="Sheet1.M75"/>
          </calcext:conditional-format>
          <calcext:conditional-format calcext:target-range-address="Sheet1.M76:Sheet1.M76">
            <calcext:condition calcext:apply-style-name="Error" calcext:value="=1" calcext:base-cell-address="Sheet1.M76"/>
          </calcext:conditional-format>
          <calcext:conditional-format calcext:target-range-address="Sheet1.M76:Sheet1.M76">
            <calcext:condition calcext:apply-style-name="Good" calcext:value="=2" calcext:base-cell-address="Sheet1.M76"/>
          </calcext:conditional-format>
          <calcext:conditional-format calcext:target-range-address="Sheet1.M77:Sheet1.M77">
            <calcext:condition calcext:apply-style-name="Error" calcext:value="=1" calcext:base-cell-address="Sheet1.M77"/>
          </calcext:conditional-format>
          <calcext:conditional-format calcext:target-range-address="Sheet1.M77:Sheet1.M77">
            <calcext:condition calcext:apply-style-name="Good" calcext:value="=2" calcext:base-cell-address="Sheet1.M77"/>
          </calcext:conditional-format>
          <calcext:conditional-format calcext:target-range-address="Sheet1.M78:Sheet1.M78">
            <calcext:condition calcext:apply-style-name="Error" calcext:value="=1" calcext:base-cell-address="Sheet1.M78"/>
          </calcext:conditional-format>
          <calcext:conditional-format calcext:target-range-address="Sheet1.M78:Sheet1.M78">
            <calcext:condition calcext:apply-style-name="Good" calcext:value="=2" calcext:base-cell-address="Sheet1.M78"/>
          </calcext:conditional-format>
          <calcext:conditional-format calcext:target-range-address="Sheet1.M79:Sheet1.M79">
            <calcext:condition calcext:apply-style-name="Error" calcext:value="=1" calcext:base-cell-address="Sheet1.M79"/>
          </calcext:conditional-format>
          <calcext:conditional-format calcext:target-range-address="Sheet1.M79:Sheet1.M79">
            <calcext:condition calcext:apply-style-name="Good" calcext:value="=2" calcext:base-cell-address="Sheet1.M79"/>
          </calcext:conditional-format>
          <calcext:conditional-format calcext:target-range-address="Sheet1.M80:Sheet1.M80">
            <calcext:condition calcext:apply-style-name="Error" calcext:value="=1" calcext:base-cell-address="Sheet1.M80"/>
          </calcext:conditional-format>
          <calcext:conditional-format calcext:target-range-address="Sheet1.M80:Sheet1.M80">
            <calcext:condition calcext:apply-style-name="Good" calcext:value="=2" calcext:base-cell-address="Sheet1.M80"/>
          </calcext:conditional-format>
          <calcext:conditional-format calcext:target-range-address="Sheet1.M81:Sheet1.M81">
            <calcext:condition calcext:apply-style-name="Error" calcext:value="=1" calcext:base-cell-address="Sheet1.M81"/>
          </calcext:conditional-format>
          <calcext:conditional-format calcext:target-range-address="Sheet1.M81:Sheet1.M81">
            <calcext:condition calcext:apply-style-name="Good" calcext:value="=2" calcext:base-cell-address="Sheet1.M81"/>
          </calcext:conditional-format>
          <calcext:conditional-format calcext:target-range-address="Sheet1.M82:Sheet1.M82">
            <calcext:condition calcext:apply-style-name="Error" calcext:value="=1" calcext:base-cell-address="Sheet1.M82"/>
          </calcext:conditional-format>
          <calcext:conditional-format calcext:target-range-address="Sheet1.M82:Sheet1.M82">
            <calcext:condition calcext:apply-style-name="Good" calcext:value="=2" calcext:base-cell-address="Sheet1.M82"/>
          </calcext:conditional-format>
          <calcext:conditional-format calcext:target-range-address="Sheet1.M83:Sheet1.M83">
            <calcext:condition calcext:apply-style-name="Error" calcext:value="=1" calcext:base-cell-address="Sheet1.M83"/>
          </calcext:conditional-format>
          <calcext:conditional-format calcext:target-range-address="Sheet1.M83:Sheet1.M83">
            <calcext:condition calcext:apply-style-name="Good" calcext:value="=2" calcext:base-cell-address="Sheet1.M83"/>
          </calcext:conditional-format>
          <calcext:conditional-format calcext:target-range-address="Sheet1.M84:Sheet1.M84">
            <calcext:condition calcext:apply-style-name="Error" calcext:value="=1" calcext:base-cell-address="Sheet1.M84"/>
          </calcext:conditional-format>
          <calcext:conditional-format calcext:target-range-address="Sheet1.M84:Sheet1.M84">
            <calcext:condition calcext:apply-style-name="Good" calcext:value="=2" calcext:base-cell-address="Sheet1.M84"/>
          </calcext:conditional-format>
          <calcext:conditional-format calcext:target-range-address="Sheet1.M85:Sheet1.M85">
            <calcext:condition calcext:apply-style-name="Error" calcext:value="=1" calcext:base-cell-address="Sheet1.M85"/>
          </calcext:conditional-format>
          <calcext:conditional-format calcext:target-range-address="Sheet1.M85:Sheet1.M85">
            <calcext:condition calcext:apply-style-name="Good" calcext:value="=2" calcext:base-cell-address="Sheet1.M85"/>
          </calcext:conditional-format>
          <calcext:conditional-format calcext:target-range-address="Sheet1.M86:Sheet1.M86">
            <calcext:condition calcext:apply-style-name="Error" calcext:value="=1" calcext:base-cell-address="Sheet1.M86"/>
          </calcext:conditional-format>
          <calcext:conditional-format calcext:target-range-address="Sheet1.M86:Sheet1.M86">
            <calcext:condition calcext:apply-style-name="Good" calcext:value="=2" calcext:base-cell-address="Sheet1.M86"/>
          </calcext:conditional-format>
          <calcext:conditional-format calcext:target-range-address="Sheet1.M87:Sheet1.M87">
            <calcext:condition calcext:apply-style-name="Error" calcext:value="=1" calcext:base-cell-address="Sheet1.M87"/>
          </calcext:conditional-format>
          <calcext:conditional-format calcext:target-range-address="Sheet1.M87:Sheet1.M87">
            <calcext:condition calcext:apply-style-name="Good" calcext:value="=2" calcext:base-cell-address="Sheet1.M87"/>
          </calcext:conditional-format>
          <calcext:conditional-format calcext:target-range-address="Sheet1.M88:Sheet1.M88">
            <calcext:condition calcext:apply-style-name="Error" calcext:value="=1" calcext:base-cell-address="Sheet1.M88"/>
          </calcext:conditional-format>
          <calcext:conditional-format calcext:target-range-address="Sheet1.M88:Sheet1.M88">
            <calcext:condition calcext:apply-style-name="Good" calcext:value="=2" calcext:base-cell-address="Sheet1.M88"/>
          </calcext:conditional-format>
          <calcext:conditional-format calcext:target-range-address="Sheet1.M89:Sheet1.M89">
            <calcext:condition calcext:apply-style-name="Error" calcext:value="=1" calcext:base-cell-address="Sheet1.M89"/>
          </calcext:conditional-format>
          <calcext:conditional-format calcext:target-range-address="Sheet1.M89:Sheet1.M89">
            <calcext:condition calcext:apply-style-name="Good" calcext:value="=2" calcext:base-cell-address="Sheet1.M89"/>
          </calcext:conditional-format>
          <calcext:conditional-format calcext:target-range-address="Sheet1.M90:Sheet1.M90">
            <calcext:condition calcext:apply-style-name="Error" calcext:value="=1" calcext:base-cell-address="Sheet1.M90"/>
          </calcext:conditional-format>
          <calcext:conditional-format calcext:target-range-address="Sheet1.M90:Sheet1.M90">
            <calcext:condition calcext:apply-style-name="Good" calcext:value="=2" calcext:base-cell-address="Sheet1.M90"/>
          </calcext:conditional-format>
          <calcext:conditional-format calcext:target-range-address="Sheet1.M91:Sheet1.M91">
            <calcext:condition calcext:apply-style-name="Error" calcext:value="=1" calcext:base-cell-address="Sheet1.M91"/>
          </calcext:conditional-format>
          <calcext:conditional-format calcext:target-range-address="Sheet1.M91:Sheet1.M91">
            <calcext:condition calcext:apply-style-name="Good" calcext:value="=2" calcext:base-cell-address="Sheet1.M91"/>
          </calcext:conditional-format>
          <calcext:conditional-format calcext:target-range-address="Sheet1.M92:Sheet1.M92">
            <calcext:condition calcext:apply-style-name="Error" calcext:value="=1" calcext:base-cell-address="Sheet1.M92"/>
          </calcext:conditional-format>
          <calcext:conditional-format calcext:target-range-address="Sheet1.M92:Sheet1.M92">
            <calcext:condition calcext:apply-style-name="Good" calcext:value="=2" calcext:base-cell-address="Sheet1.M92"/>
          </calcext:conditional-format>
          <calcext:conditional-format calcext:target-range-address="Sheet1.M93:Sheet1.M93">
            <calcext:condition calcext:apply-style-name="Error" calcext:value="=1" calcext:base-cell-address="Sheet1.M93"/>
          </calcext:conditional-format>
          <calcext:conditional-format calcext:target-range-address="Sheet1.M93:Sheet1.M93">
            <calcext:condition calcext:apply-style-name="Good" calcext:value="=2" calcext:base-cell-address="Sheet1.M93"/>
          </calcext:conditional-format>
          <calcext:conditional-format calcext:target-range-address="Sheet1.M94:Sheet1.M94">
            <calcext:condition calcext:apply-style-name="Error" calcext:value="=1" calcext:base-cell-address="Sheet1.M94"/>
          </calcext:conditional-format>
          <calcext:conditional-format calcext:target-range-address="Sheet1.M94:Sheet1.M94">
            <calcext:condition calcext:apply-style-name="Good" calcext:value="=2" calcext:base-cell-address="Sheet1.M94"/>
          </calcext:conditional-format>
          <calcext:conditional-format calcext:target-range-address="Sheet1.M95:Sheet1.M95">
            <calcext:condition calcext:apply-style-name="Error" calcext:value="=1" calcext:base-cell-address="Sheet1.M95"/>
          </calcext:conditional-format>
          <calcext:conditional-format calcext:target-range-address="Sheet1.M95:Sheet1.M95">
            <calcext:condition calcext:apply-style-name="Good" calcext:value="=2" calcext:base-cell-address="Sheet1.M95"/>
          </calcext:conditional-format>
          <calcext:conditional-format calcext:target-range-address="Sheet1.M96:Sheet1.M96">
            <calcext:condition calcext:apply-style-name="Error" calcext:value="=1" calcext:base-cell-address="Sheet1.M96"/>
          </calcext:conditional-format>
          <calcext:conditional-format calcext:target-range-address="Sheet1.M96:Sheet1.M96">
            <calcext:condition calcext:apply-style-name="Good" calcext:value="=2" calcext:base-cell-address="Sheet1.M96"/>
          </calcext:conditional-format>
          <calcext:conditional-format calcext:target-range-address="Sheet1.M97:Sheet1.M97">
            <calcext:condition calcext:apply-style-name="Error" calcext:value="=1" calcext:base-cell-address="Sheet1.M97"/>
          </calcext:conditional-format>
          <calcext:conditional-format calcext:target-range-address="Sheet1.M97:Sheet1.M97">
            <calcext:condition calcext:apply-style-name="Good" calcext:value="=2" calcext:base-cell-address="Sheet1.M97"/>
          </calcext:conditional-format>
          <calcext:conditional-format calcext:target-range-address="Sheet1.M98:Sheet1.M98">
            <calcext:condition calcext:apply-style-name="Error" calcext:value="=1" calcext:base-cell-address="Sheet1.M98"/>
          </calcext:conditional-format>
          <calcext:conditional-format calcext:target-range-address="Sheet1.M98:Sheet1.M98">
            <calcext:condition calcext:apply-style-name="Good" calcext:value="=2" calcext:base-cell-address="Sheet1.M98"/>
          </calcext:conditional-format>
          <calcext:conditional-format calcext:target-range-address="Sheet1.M99:Sheet1.M99">
            <calcext:condition calcext:apply-style-name="Error" calcext:value="=1" calcext:base-cell-address="Sheet1.M99"/>
          </calcext:conditional-format>
          <calcext:conditional-format calcext:target-range-address="Sheet1.M99:Sheet1.M99">
            <calcext:condition calcext:apply-style-name="Good" calcext:value="=2" calcext:base-cell-address="Sheet1.M99"/>
          </calcext:conditional-format>
          <calcext:conditional-format calcext:target-range-address="Sheet1.M100:Sheet1.M100">
            <calcext:condition calcext:apply-style-name="Error" calcext:value="=1" calcext:base-cell-address="Sheet1.M100"/>
          </calcext:conditional-format>
          <calcext:conditional-format calcext:target-range-address="Sheet1.M100:Sheet1.M100">
            <calcext:condition calcext:apply-style-name="Good" calcext:value="=2" calcext:base-cell-address="Sheet1.M100"/>
          </calcext:conditional-format>
          <calcext:conditional-format calcext:target-range-address="Sheet1.M101:Sheet1.M101">
            <calcext:condition calcext:apply-style-name="Error" calcext:value="=1" calcext:base-cell-address="Sheet1.M101"/>
          </calcext:conditional-format>
          <calcext:conditional-format calcext:target-range-address="Sheet1.M101:Sheet1.M101">
            <calcext:condition calcext:apply-style-name="Good" calcext:value="=2" calcext:base-cell-address="Sheet1.M101"/>
          </calcext:conditional-format>
          <calcext:conditional-format calcext:target-range-address="Sheet1.M102:Sheet1.M102">
            <calcext:condition calcext:apply-style-name="Error" calcext:value="=1" calcext:base-cell-address="Sheet1.M102"/>
          </calcext:conditional-format>
          <calcext:conditional-format calcext:target-range-address="Sheet1.M102:Sheet1.M102">
            <calcext:condition calcext:apply-style-name="Good" calcext:value="=2" calcext:base-cell-address="Sheet1.M102"/>
          </calcext:conditional-format>
          <calcext:conditional-format calcext:target-range-address="Sheet1.M103:Sheet1.M103">
            <calcext:condition calcext:apply-style-name="Error" calcext:value="=1" calcext:base-cell-address="Sheet1.M103"/>
          </calcext:conditional-format>
          <calcext:conditional-format calcext:target-range-address="Sheet1.M103:Sheet1.M103">
            <calcext:condition calcext:apply-style-name="Good" calcext:value="=2" calcext:base-cell-address="Sheet1.M103"/>
          </calcext:conditional-format>
          <calcext:conditional-format calcext:target-range-address="Sheet1.M104:Sheet1.M104">
            <calcext:condition calcext:apply-style-name="Error" calcext:value="=1" calcext:base-cell-address="Sheet1.M104"/>
          </calcext:conditional-format>
          <calcext:conditional-format calcext:target-range-address="Sheet1.M104:Sheet1.M104">
            <calcext:condition calcext:apply-style-name="Good" calcext:value="=2" calcext:base-cell-address="Sheet1.M104"/>
          </calcext:conditional-format>
          <calcext:conditional-format calcext:target-range-address="Sheet1.M105:Sheet1.M105">
            <calcext:condition calcext:apply-style-name="Error" calcext:value="=1" calcext:base-cell-address="Sheet1.M105"/>
          </calcext:conditional-format>
          <calcext:conditional-format calcext:target-range-address="Sheet1.M105:Sheet1.M105">
            <calcext:condition calcext:apply-style-name="Good" calcext:value="=2" calcext:base-cell-address="Sheet1.M105"/>
          </calcext:conditional-format>
          <calcext:conditional-format calcext:target-range-address="Sheet1.M106:Sheet1.M106">
            <calcext:condition calcext:apply-style-name="Error" calcext:value="=1" calcext:base-cell-address="Sheet1.M106"/>
          </calcext:conditional-format>
          <calcext:conditional-format calcext:target-range-address="Sheet1.M106:Sheet1.M106">
            <calcext:condition calcext:apply-style-name="Good" calcext:value="=2" calcext:base-cell-address="Sheet1.M106"/>
          </calcext:conditional-format>
          <calcext:conditional-format calcext:target-range-address="Sheet1.M107:Sheet1.M107">
            <calcext:condition calcext:apply-style-name="Error" calcext:value="=1" calcext:base-cell-address="Sheet1.M107"/>
          </calcext:conditional-format>
          <calcext:conditional-format calcext:target-range-address="Sheet1.M107:Sheet1.M107">
            <calcext:condition calcext:apply-style-name="Good" calcext:value="=2" calcext:base-cell-address="Sheet1.M107"/>
          </calcext:conditional-format>
          <calcext:conditional-format calcext:target-range-address="Sheet1.M108:Sheet1.M108">
            <calcext:condition calcext:apply-style-name="Error" calcext:value="=1" calcext:base-cell-address="Sheet1.M108"/>
          </calcext:conditional-format>
          <calcext:conditional-format calcext:target-range-address="Sheet1.M108:Sheet1.M108">
            <calcext:condition calcext:apply-style-name="Good" calcext:value="=2" calcext:base-cell-address="Sheet1.M108"/>
          </calcext:conditional-format>
          <calcext:conditional-format calcext:target-range-address="Sheet1.M109:Sheet1.M109">
            <calcext:condition calcext:apply-style-name="Error" calcext:value="=1" calcext:base-cell-address="Sheet1.M109"/>
          </calcext:conditional-format>
          <calcext:conditional-format calcext:target-range-address="Sheet1.M109:Sheet1.M109">
            <calcext:condition calcext:apply-style-name="Good" calcext:value="=2" calcext:base-cell-address="Sheet1.M109"/>
          </calcext:conditional-format>
          <calcext:conditional-format calcext:target-range-address="Sheet1.M110:Sheet1.M110">
            <calcext:condition calcext:apply-style-name="Error" calcext:value="=1" calcext:base-cell-address="Sheet1.M110"/>
          </calcext:conditional-format>
          <calcext:conditional-format calcext:target-range-address="Sheet1.M110:Sheet1.M110">
            <calcext:condition calcext:apply-style-name="Good" calcext:value="=2" calcext:base-cell-address="Sheet1.M110"/>
          </calcext:conditional-format>
          <calcext:conditional-format calcext:target-range-address="Sheet1.M111:Sheet1.M111">
            <calcext:condition calcext:apply-style-name="Error" calcext:value="=1" calcext:base-cell-address="Sheet1.M111"/>
          </calcext:conditional-format>
          <calcext:conditional-format calcext:target-range-address="Sheet1.M111:Sheet1.M111">
            <calcext:condition calcext:apply-style-name="Good" calcext:value="=2" calcext:base-cell-address="Sheet1.M111"/>
          </calcext:conditional-format>
          <calcext:conditional-format calcext:target-range-address="Sheet1.M112:Sheet1.M112">
            <calcext:condition calcext:apply-style-name="Error" calcext:value="=1" calcext:base-cell-address="Sheet1.M112"/>
          </calcext:conditional-format>
          <calcext:conditional-format calcext:target-range-address="Sheet1.M112:Sheet1.M112">
            <calcext:condition calcext:apply-style-name="Good" calcext:value="=2" calcext:base-cell-address="Sheet1.M112"/>
          </calcext:conditional-format>
          <calcext:conditional-format calcext:target-range-address="Sheet1.M113:Sheet1.M113">
            <calcext:condition calcext:apply-style-name="Error" calcext:value="=1" calcext:base-cell-address="Sheet1.M113"/>
          </calcext:conditional-format>
          <calcext:conditional-format calcext:target-range-address="Sheet1.M113:Sheet1.M113">
            <calcext:condition calcext:apply-style-name="Good" calcext:value="=2" calcext:base-cell-address="Sheet1.M113"/>
          </calcext:conditional-format>
          <calcext:conditional-format calcext:target-range-address="Sheet1.M114:Sheet1.M114">
            <calcext:condition calcext:apply-style-name="Error" calcext:value="=1" calcext:base-cell-address="Sheet1.M114"/>
          </calcext:conditional-format>
          <calcext:conditional-format calcext:target-range-address="Sheet1.M114:Sheet1.M114">
            <calcext:condition calcext:apply-style-name="Good" calcext:value="=2" calcext:base-cell-address="Sheet1.M114"/>
          </calcext:conditional-format>
          <calcext:conditional-format calcext:target-range-address="Sheet1.M115:Sheet1.M115">
            <calcext:condition calcext:apply-style-name="Error" calcext:value="=1" calcext:base-cell-address="Sheet1.M115"/>
          </calcext:conditional-format>
          <calcext:conditional-format calcext:target-range-address="Sheet1.M115:Sheet1.M115">
            <calcext:condition calcext:apply-style-name="Good" calcext:value="=2" calcext:base-cell-address="Sheet1.M115"/>
          </calcext:conditional-format>
          <calcext:conditional-format calcext:target-range-address="Sheet1.M116:Sheet1.M116">
            <calcext:condition calcext:apply-style-name="Error" calcext:value="=1" calcext:base-cell-address="Sheet1.M116"/>
          </calcext:conditional-format>
          <calcext:conditional-format calcext:target-range-address="Sheet1.M116:Sheet1.M116">
            <calcext:condition calcext:apply-style-name="Good" calcext:value="=2" calcext:base-cell-address="Sheet1.M116"/>
          </calcext:conditional-format>
          <calcext:conditional-format calcext:target-range-address="Sheet1.M117:Sheet1.M117">
            <calcext:condition calcext:apply-style-name="Error" calcext:value="=1" calcext:base-cell-address="Sheet1.M117"/>
          </calcext:conditional-format>
          <calcext:conditional-format calcext:target-range-address="Sheet1.M117:Sheet1.M117">
            <calcext:condition calcext:apply-style-name="Good" calcext:value="=2" calcext:base-cell-address="Sheet1.M117"/>
          </calcext:conditional-format>
          <calcext:conditional-format calcext:target-range-address="Sheet1.M118:Sheet1.M118">
            <calcext:condition calcext:apply-style-name="Error" calcext:value="=1" calcext:base-cell-address="Sheet1.M118"/>
          </calcext:conditional-format>
          <calcext:conditional-format calcext:target-range-address="Sheet1.M118:Sheet1.M118">
            <calcext:condition calcext:apply-style-name="Good" calcext:value="=2" calcext:base-cell-address="Sheet1.M118"/>
          </calcext:conditional-format>
          <calcext:conditional-format calcext:target-range-address="Sheet1.M119:Sheet1.M119">
            <calcext:condition calcext:apply-style-name="Error" calcext:value="=1" calcext:base-cell-address="Sheet1.M119"/>
          </calcext:conditional-format>
          <calcext:conditional-format calcext:target-range-address="Sheet1.M119:Sheet1.M119">
            <calcext:condition calcext:apply-style-name="Good" calcext:value="=2" calcext:base-cell-address="Sheet1.M119"/>
          </calcext:conditional-format>
          <calcext:conditional-format calcext:target-range-address="Sheet1.M120:Sheet1.M120">
            <calcext:condition calcext:apply-style-name="Error" calcext:value="=1" calcext:base-cell-address="Sheet1.M120"/>
          </calcext:conditional-format>
          <calcext:conditional-format calcext:target-range-address="Sheet1.M120:Sheet1.M120">
            <calcext:condition calcext:apply-style-name="Good" calcext:value="=2" calcext:base-cell-address="Sheet1.M120"/>
          </calcext:conditional-format>
          <calcext:conditional-format calcext:target-range-address="Sheet1.M121:Sheet1.M121">
            <calcext:condition calcext:apply-style-name="Error" calcext:value="=1" calcext:base-cell-address="Sheet1.M121"/>
          </calcext:conditional-format>
          <calcext:conditional-format calcext:target-range-address="Sheet1.M121:Sheet1.M121">
            <calcext:condition calcext:apply-style-name="Good" calcext:value="=2" calcext:base-cell-address="Sheet1.M121"/>
          </calcext:conditional-format>
          <calcext:conditional-format calcext:target-range-address="Sheet1.M122:Sheet1.M122">
            <calcext:condition calcext:apply-style-name="Error" calcext:value="=1" calcext:base-cell-address="Sheet1.M122"/>
          </calcext:conditional-format>
          <calcext:conditional-format calcext:target-range-address="Sheet1.M122:Sheet1.M122">
            <calcext:condition calcext:apply-style-name="Good" calcext:value="=2" calcext:base-cell-address="Sheet1.M122"/>
          </calcext:conditional-format>
          <calcext:conditional-format calcext:target-range-address="Sheet1.M123:Sheet1.M123">
            <calcext:condition calcext:apply-style-name="Error" calcext:value="=1" calcext:base-cell-address="Sheet1.M123"/>
          </calcext:conditional-format>
          <calcext:conditional-format calcext:target-range-address="Sheet1.M123:Sheet1.M123">
            <calcext:condition calcext:apply-style-name="Good" calcext:value="=2" calcext:base-cell-address="Sheet1.M123"/>
          </calcext:conditional-format>
          <calcext:conditional-format calcext:target-range-address="Sheet1.M124:Sheet1.M124">
            <calcext:condition calcext:apply-style-name="Error" calcext:value="=1" calcext:base-cell-address="Sheet1.M124"/>
          </calcext:conditional-format>
          <calcext:conditional-format calcext:target-range-address="Sheet1.M124:Sheet1.M124">
            <calcext:condition calcext:apply-style-name="Good" calcext:value="=2" calcext:base-cell-address="Sheet1.M124"/>
          </calcext:conditional-format>
          <calcext:conditional-format calcext:target-range-address="Sheet1.M125:Sheet1.M125">
            <calcext:condition calcext:apply-style-name="Error" calcext:value="=1" calcext:base-cell-address="Sheet1.M125"/>
          </calcext:conditional-format>
          <calcext:conditional-format calcext:target-range-address="Sheet1.M125:Sheet1.M125">
            <calcext:condition calcext:apply-style-name="Good" calcext:value="=2" calcext:base-cell-address="Sheet1.M125"/>
          </calcext:conditional-format>
          <calcext:conditional-format calcext:target-range-address="Sheet1.M126:Sheet1.M126">
            <calcext:condition calcext:apply-style-name="Error" calcext:value="=1" calcext:base-cell-address="Sheet1.M126"/>
          </calcext:conditional-format>
          <calcext:conditional-format calcext:target-range-address="Sheet1.M126:Sheet1.M126">
            <calcext:condition calcext:apply-style-name="Good" calcext:value="=2" calcext:base-cell-address="Sheet1.M126"/>
          </calcext:conditional-format>
          <calcext:conditional-format calcext:target-range-address="Sheet1.M127:Sheet1.M127">
            <calcext:condition calcext:apply-style-name="Error" calcext:value="=1" calcext:base-cell-address="Sheet1.M127"/>
          </calcext:conditional-format>
          <calcext:conditional-format calcext:target-range-address="Sheet1.M127:Sheet1.M127">
            <calcext:condition calcext:apply-style-name="Good" calcext:value="=2" calcext:base-cell-address="Sheet1.M127"/>
          </calcext:conditional-format>
          <calcext:conditional-format calcext:target-range-address="Sheet1.M128:Sheet1.M128">
            <calcext:condition calcext:apply-style-name="Error" calcext:value="=1" calcext:base-cell-address="Sheet1.M128"/>
          </calcext:conditional-format>
          <calcext:conditional-format calcext:target-range-address="Sheet1.M128:Sheet1.M128">
            <calcext:condition calcext:apply-style-name="Good" calcext:value="=2" calcext:base-cell-address="Sheet1.M128"/>
          </calcext:conditional-format>
          <calcext:conditional-format calcext:target-range-address="Sheet1.M129:Sheet1.M129">
            <calcext:condition calcext:apply-style-name="Error" calcext:value="=1" calcext:base-cell-address="Sheet1.M129"/>
          </calcext:conditional-format>
          <calcext:conditional-format calcext:target-range-address="Sheet1.M129:Sheet1.M129">
            <calcext:condition calcext:apply-style-name="Good" calcext:value="=2" calcext:base-cell-address="Sheet1.M129"/>
          </calcext:conditional-format>
          <calcext:conditional-format calcext:target-range-address="Sheet1.M130:Sheet1.M130">
            <calcext:condition calcext:apply-style-name="Error" calcext:value="=1" calcext:base-cell-address="Sheet1.M130"/>
          </calcext:conditional-format>
          <calcext:conditional-format calcext:target-range-address="Sheet1.M130:Sheet1.M130">
            <calcext:condition calcext:apply-style-name="Good" calcext:value="=2" calcext:base-cell-address="Sheet1.M130"/>
          </calcext:conditional-format>
          <calcext:conditional-format calcext:target-range-address="Sheet1.M131:Sheet1.M131">
            <calcext:condition calcext:apply-style-name="Error" calcext:value="=1" calcext:base-cell-address="Sheet1.M131"/>
          </calcext:conditional-format>
          <calcext:conditional-format calcext:target-range-address="Sheet1.M131:Sheet1.M131">
            <calcext:condition calcext:apply-style-name="Good" calcext:value="=2" calcext:base-cell-address="Sheet1.M131"/>
          </calcext:conditional-format>
          <calcext:conditional-format calcext:target-range-address="Sheet1.M132:Sheet1.M132">
            <calcext:condition calcext:apply-style-name="Error" calcext:value="=1" calcext:base-cell-address="Sheet1.M132"/>
          </calcext:conditional-format>
          <calcext:conditional-format calcext:target-range-address="Sheet1.M132:Sheet1.M132">
            <calcext:condition calcext:apply-style-name="Good" calcext:value="=2" calcext:base-cell-address="Sheet1.M132"/>
          </calcext:conditional-format>
          <calcext:conditional-format calcext:target-range-address="Sheet1.M133:Sheet1.M133">
            <calcext:condition calcext:apply-style-name="Error" calcext:value="=1" calcext:base-cell-address="Sheet1.M133"/>
          </calcext:conditional-format>
          <calcext:conditional-format calcext:target-range-address="Sheet1.M133:Sheet1.M133">
            <calcext:condition calcext:apply-style-name="Good" calcext:value="=2" calcext:base-cell-address="Sheet1.M133"/>
          </calcext:conditional-format>
          <calcext:conditional-format calcext:target-range-address="Sheet1.M134:Sheet1.M134">
            <calcext:condition calcext:apply-style-name="Error" calcext:value="=1" calcext:base-cell-address="Sheet1.M134"/>
          </calcext:conditional-format>
          <calcext:conditional-format calcext:target-range-address="Sheet1.M134:Sheet1.M134">
            <calcext:condition calcext:apply-style-name="Good" calcext:value="=2" calcext:base-cell-address="Sheet1.M134"/>
          </calcext:conditional-format>
          <calcext:conditional-format calcext:target-range-address="Sheet1.M135:Sheet1.M135">
            <calcext:condition calcext:apply-style-name="Error" calcext:value="=1" calcext:base-cell-address="Sheet1.M135"/>
          </calcext:conditional-format>
          <calcext:conditional-format calcext:target-range-address="Sheet1.M135:Sheet1.M135">
            <calcext:condition calcext:apply-style-name="Good" calcext:value="=2" calcext:base-cell-address="Sheet1.M135"/>
          </calcext:conditional-format>
          <calcext:conditional-format calcext:target-range-address="Sheet1.M136:Sheet1.M136">
            <calcext:condition calcext:apply-style-name="Error" calcext:value="=1" calcext:base-cell-address="Sheet1.M136"/>
          </calcext:conditional-format>
          <calcext:conditional-format calcext:target-range-address="Sheet1.M136:Sheet1.M136">
            <calcext:condition calcext:apply-style-name="Good" calcext:value="=2" calcext:base-cell-address="Sheet1.M136"/>
          </calcext:conditional-format>
          <calcext:conditional-format calcext:target-range-address="Sheet1.M137:Sheet1.M137">
            <calcext:condition calcext:apply-style-name="Error" calcext:value="=1" calcext:base-cell-address="Sheet1.M137"/>
          </calcext:conditional-format>
          <calcext:conditional-format calcext:target-range-address="Sheet1.M137:Sheet1.M137">
            <calcext:condition calcext:apply-style-name="Good" calcext:value="=2" calcext:base-cell-address="Sheet1.M137"/>
          </calcext:conditional-format>
          <calcext:conditional-format calcext:target-range-address="Sheet1.M138:Sheet1.M138">
            <calcext:condition calcext:apply-style-name="Error" calcext:value="=1" calcext:base-cell-address="Sheet1.M138"/>
          </calcext:conditional-format>
          <calcext:conditional-format calcext:target-range-address="Sheet1.M138:Sheet1.M138">
            <calcext:condition calcext:apply-style-name="Good" calcext:value="=2" calcext:base-cell-address="Sheet1.M138"/>
          </calcext:conditional-format>
          <calcext:conditional-format calcext:target-range-address="Sheet1.M139:Sheet1.M139">
            <calcext:condition calcext:apply-style-name="Error" calcext:value="=1" calcext:base-cell-address="Sheet1.M139"/>
          </calcext:conditional-format>
          <calcext:conditional-format calcext:target-range-address="Sheet1.M139:Sheet1.M139">
            <calcext:condition calcext:apply-style-name="Good" calcext:value="=2" calcext:base-cell-address="Sheet1.M139"/>
          </calcext:conditional-format>
          <calcext:conditional-format calcext:target-range-address="Sheet1.M140:Sheet1.M140">
            <calcext:condition calcext:apply-style-name="Error" calcext:value="=1" calcext:base-cell-address="Sheet1.M140"/>
          </calcext:conditional-format>
          <calcext:conditional-format calcext:target-range-address="Sheet1.M140:Sheet1.M140">
            <calcext:condition calcext:apply-style-name="Good" calcext:value="=2" calcext:base-cell-address="Sheet1.M140"/>
          </calcext:conditional-format>
          <calcext:conditional-format calcext:target-range-address="Sheet1.M141:Sheet1.M141">
            <calcext:condition calcext:apply-style-name="Error" calcext:value="=1" calcext:base-cell-address="Sheet1.M141"/>
          </calcext:conditional-format>
          <calcext:conditional-format calcext:target-range-address="Sheet1.M141:Sheet1.M141">
            <calcext:condition calcext:apply-style-name="Good" calcext:value="=2" calcext:base-cell-address="Sheet1.M141"/>
          </calcext:conditional-format>
          <calcext:conditional-format calcext:target-range-address="Sheet1.M142:Sheet1.M142">
            <calcext:condition calcext:apply-style-name="Error" calcext:value="=1" calcext:base-cell-address="Sheet1.M142"/>
          </calcext:conditional-format>
          <calcext:conditional-format calcext:target-range-address="Sheet1.M142:Sheet1.M142">
            <calcext:condition calcext:apply-style-name="Good" calcext:value="=2" calcext:base-cell-address="Sheet1.M142"/>
          </calcext:conditional-format>
          <calcext:conditional-format calcext:target-range-address="Sheet1.M143:Sheet1.M143">
            <calcext:condition calcext:apply-style-name="Error" calcext:value="=1" calcext:base-cell-address="Sheet1.M143"/>
          </calcext:conditional-format>
          <calcext:conditional-format calcext:target-range-address="Sheet1.M143:Sheet1.M143">
            <calcext:condition calcext:apply-style-name="Good" calcext:value="=2" calcext:base-cell-address="Sheet1.M143"/>
          </calcext:conditional-format>
          <calcext:conditional-format calcext:target-range-address="Sheet1.M144:Sheet1.M144">
            <calcext:condition calcext:apply-style-name="Error" calcext:value="=1" calcext:base-cell-address="Sheet1.M144"/>
          </calcext:conditional-format>
          <calcext:conditional-format calcext:target-range-address="Sheet1.M144:Sheet1.M144">
            <calcext:condition calcext:apply-style-name="Good" calcext:value="=2" calcext:base-cell-address="Sheet1.M144"/>
          </calcext:conditional-format>
          <calcext:conditional-format calcext:target-range-address="Sheet1.M145:Sheet1.M145">
            <calcext:condition calcext:apply-style-name="Error" calcext:value="=1" calcext:base-cell-address="Sheet1.M145"/>
          </calcext:conditional-format>
          <calcext:conditional-format calcext:target-range-address="Sheet1.M145:Sheet1.M145">
            <calcext:condition calcext:apply-style-name="Good" calcext:value="=2" calcext:base-cell-address="Sheet1.M145"/>
          </calcext:conditional-format>
          <calcext:conditional-format calcext:target-range-address="Sheet1.M146:Sheet1.M146">
            <calcext:condition calcext:apply-style-name="Error" calcext:value="=1" calcext:base-cell-address="Sheet1.M146"/>
          </calcext:conditional-format>
          <calcext:conditional-format calcext:target-range-address="Sheet1.M146:Sheet1.M146">
            <calcext:condition calcext:apply-style-name="Good" calcext:value="=2" calcext:base-cell-address="Sheet1.M146"/>
          </calcext:conditional-format>
          <calcext:conditional-format calcext:target-range-address="Sheet1.M147:Sheet1.M147">
            <calcext:condition calcext:apply-style-name="Error" calcext:value="=1" calcext:base-cell-address="Sheet1.M147"/>
          </calcext:conditional-format>
          <calcext:conditional-format calcext:target-range-address="Sheet1.M147:Sheet1.M147">
            <calcext:condition calcext:apply-style-name="Good" calcext:value="=2" calcext:base-cell-address="Sheet1.M147"/>
          </calcext:conditional-format>
          <calcext:conditional-format calcext:target-range-address="Sheet1.M148:Sheet1.M148">
            <calcext:condition calcext:apply-style-name="Error" calcext:value="=1" calcext:base-cell-address="Sheet1.M148"/>
          </calcext:conditional-format>
          <calcext:conditional-format calcext:target-range-address="Sheet1.M148:Sheet1.M148">
            <calcext:condition calcext:apply-style-name="Good" calcext:value="=2" calcext:base-cell-address="Sheet1.M148"/>
          </calcext:conditional-format>
          <calcext:conditional-format calcext:target-range-address="Sheet1.M149:Sheet1.M149">
            <calcext:condition calcext:apply-style-name="Error" calcext:value="=1" calcext:base-cell-address="Sheet1.M149"/>
          </calcext:conditional-format>
          <calcext:conditional-format calcext:target-range-address="Sheet1.M149:Sheet1.M149">
            <calcext:condition calcext:apply-style-name="Good" calcext:value="=2" calcext:base-cell-address="Sheet1.M149"/>
          </calcext:conditional-format>
          <calcext:conditional-format calcext:target-range-address="Sheet1.M150:Sheet1.M150">
            <calcext:condition calcext:apply-style-name="Error" calcext:value="=1" calcext:base-cell-address="Sheet1.M150"/>
          </calcext:conditional-format>
          <calcext:conditional-format calcext:target-range-address="Sheet1.M150:Sheet1.M150">
            <calcext:condition calcext:apply-style-name="Good" calcext:value="=2" calcext:base-cell-address="Sheet1.M150"/>
          </calcext:conditional-format>
          <calcext:conditional-format calcext:target-range-address="Sheet1.M151:Sheet1.M151">
            <calcext:condition calcext:apply-style-name="Error" calcext:value="=1" calcext:base-cell-address="Sheet1.M151"/>
          </calcext:conditional-format>
          <calcext:conditional-format calcext:target-range-address="Sheet1.M151:Sheet1.M151">
            <calcext:condition calcext:apply-style-name="Good" calcext:value="=2" calcext:base-cell-address="Sheet1.M151"/>
          </calcext:conditional-format>
          <calcext:conditional-format calcext:target-range-address="Sheet1.M152:Sheet1.M152">
            <calcext:condition calcext:apply-style-name="Error" calcext:value="=1" calcext:base-cell-address="Sheet1.M152"/>
          </calcext:conditional-format>
          <calcext:conditional-format calcext:target-range-address="Sheet1.M152:Sheet1.M152">
            <calcext:condition calcext:apply-style-name="Good" calcext:value="=2" calcext:base-cell-address="Sheet1.M152"/>
          </calcext:conditional-format>
          <calcext:conditional-format calcext:target-range-address="Sheet1.M153:Sheet1.M153">
            <calcext:condition calcext:apply-style-name="Error" calcext:value="=1" calcext:base-cell-address="Sheet1.M153"/>
          </calcext:conditional-format>
          <calcext:conditional-format calcext:target-range-address="Sheet1.M153:Sheet1.M153">
            <calcext:condition calcext:apply-style-name="Good" calcext:value="=2" calcext:base-cell-address="Sheet1.M153"/>
          </calcext:conditional-format>
          <calcext:conditional-format calcext:target-range-address="Sheet1.M154:Sheet1.M154">
            <calcext:condition calcext:apply-style-name="Error" calcext:value="=1" calcext:base-cell-address="Sheet1.M154"/>
          </calcext:conditional-format>
          <calcext:conditional-format calcext:target-range-address="Sheet1.M154:Sheet1.M154">
            <calcext:condition calcext:apply-style-name="Good" calcext:value="=2" calcext:base-cell-address="Sheet1.M154"/>
          </calcext:conditional-format>
          <calcext:conditional-format calcext:target-range-address="Sheet1.M155:Sheet1.M155">
            <calcext:condition calcext:apply-style-name="Error" calcext:value="=1" calcext:base-cell-address="Sheet1.M155"/>
          </calcext:conditional-format>
          <calcext:conditional-format calcext:target-range-address="Sheet1.M155:Sheet1.M155">
            <calcext:condition calcext:apply-style-name="Good" calcext:value="=2" calcext:base-cell-address="Sheet1.M155"/>
          </calcext:conditional-format>
          <calcext:conditional-format calcext:target-range-address="Sheet1.M156:Sheet1.M156">
            <calcext:condition calcext:apply-style-name="Error" calcext:value="=1" calcext:base-cell-address="Sheet1.M156"/>
          </calcext:conditional-format>
          <calcext:conditional-format calcext:target-range-address="Sheet1.M156:Sheet1.M156">
            <calcext:condition calcext:apply-style-name="Good" calcext:value="=2" calcext:base-cell-address="Sheet1.M156"/>
          </calcext:conditional-format>
          <calcext:conditional-format calcext:target-range-address="Sheet1.M157:Sheet1.M157">
            <calcext:condition calcext:apply-style-name="Error" calcext:value="=1" calcext:base-cell-address="Sheet1.M157"/>
          </calcext:conditional-format>
          <calcext:conditional-format calcext:target-range-address="Sheet1.M157:Sheet1.M157">
            <calcext:condition calcext:apply-style-name="Good" calcext:value="=2" calcext:base-cell-address="Sheet1.M157"/>
          </calcext:conditional-format>
          <calcext:conditional-format calcext:target-range-address="Sheet1.M158:Sheet1.M158">
            <calcext:condition calcext:apply-style-name="Error" calcext:value="=1" calcext:base-cell-address="Sheet1.M158"/>
          </calcext:conditional-format>
          <calcext:conditional-format calcext:target-range-address="Sheet1.M158:Sheet1.M158">
            <calcext:condition calcext:apply-style-name="Good" calcext:value="=2" calcext:base-cell-address="Sheet1.M158"/>
          </calcext:conditional-format>
          <calcext:conditional-format calcext:target-range-address="Sheet1.M159:Sheet1.M159">
            <calcext:condition calcext:apply-style-name="Error" calcext:value="=1" calcext:base-cell-address="Sheet1.M159"/>
          </calcext:conditional-format>
          <calcext:conditional-format calcext:target-range-address="Sheet1.M159:Sheet1.M159">
            <calcext:condition calcext:apply-style-name="Good" calcext:value="=2" calcext:base-cell-address="Sheet1.M159"/>
          </calcext:conditional-format>
          <calcext:conditional-format calcext:target-range-address="Sheet1.M160:Sheet1.M160">
            <calcext:condition calcext:apply-style-name="Error" calcext:value="=1" calcext:base-cell-address="Sheet1.M160"/>
          </calcext:conditional-format>
          <calcext:conditional-format calcext:target-range-address="Sheet1.M160:Sheet1.M160">
            <calcext:condition calcext:apply-style-name="Good" calcext:value="=2" calcext:base-cell-address="Sheet1.M160"/>
          </calcext:conditional-format>
          <calcext:conditional-format calcext:target-range-address="Sheet1.M161:Sheet1.M161">
            <calcext:condition calcext:apply-style-name="Error" calcext:value="=1" calcext:base-cell-address="Sheet1.M161"/>
          </calcext:conditional-format>
          <calcext:conditional-format calcext:target-range-address="Sheet1.M161:Sheet1.M161">
            <calcext:condition calcext:apply-style-name="Good" calcext:value="=2" calcext:base-cell-address="Sheet1.M161"/>
          </calcext:conditional-format>
          <calcext:conditional-format calcext:target-range-address="Sheet1.M162:Sheet1.M162">
            <calcext:condition calcext:apply-style-name="Error" calcext:value="=1" calcext:base-cell-address="Sheet1.M162"/>
          </calcext:conditional-format>
          <calcext:conditional-format calcext:target-range-address="Sheet1.M162:Sheet1.M162">
            <calcext:condition calcext:apply-style-name="Good" calcext:value="=2" calcext:base-cell-address="Sheet1.M162"/>
          </calcext:conditional-format>
          <calcext:conditional-format calcext:target-range-address="Sheet1.M163:Sheet1.M163">
            <calcext:condition calcext:apply-style-name="Error" calcext:value="=1" calcext:base-cell-address="Sheet1.M163"/>
          </calcext:conditional-format>
          <calcext:conditional-format calcext:target-range-address="Sheet1.M163:Sheet1.M163">
            <calcext:condition calcext:apply-style-name="Good" calcext:value="=2" calcext:base-cell-address="Sheet1.M163"/>
          </calcext:conditional-format>
          <calcext:conditional-format calcext:target-range-address="Sheet1.M164:Sheet1.M164">
            <calcext:condition calcext:apply-style-name="Error" calcext:value="=1" calcext:base-cell-address="Sheet1.M164"/>
          </calcext:conditional-format>
          <calcext:conditional-format calcext:target-range-address="Sheet1.M164:Sheet1.M164">
            <calcext:condition calcext:apply-style-name="Good" calcext:value="=2" calcext:base-cell-address="Sheet1.M164"/>
          </calcext:conditional-format>
          <calcext:conditional-format calcext:target-range-address="Sheet1.M165:Sheet1.M165">
            <calcext:condition calcext:apply-style-name="Error" calcext:value="=1" calcext:base-cell-address="Sheet1.M165"/>
          </calcext:conditional-format>
          <calcext:conditional-format calcext:target-range-address="Sheet1.M165:Sheet1.M165">
            <calcext:condition calcext:apply-style-name="Good" calcext:value="=2" calcext:base-cell-address="Sheet1.M165"/>
          </calcext:conditional-format>
          <calcext:conditional-format calcext:target-range-address="Sheet1.M166:Sheet1.M166">
            <calcext:condition calcext:apply-style-name="Error" calcext:value="=1" calcext:base-cell-address="Sheet1.M166"/>
          </calcext:conditional-format>
          <calcext:conditional-format calcext:target-range-address="Sheet1.M166:Sheet1.M166">
            <calcext:condition calcext:apply-style-name="Good" calcext:value="=2" calcext:base-cell-address="Sheet1.M166"/>
          </calcext:conditional-format>
          <calcext:conditional-format calcext:target-range-address="Sheet1.M167:Sheet1.M167">
            <calcext:condition calcext:apply-style-name="Error" calcext:value="=1" calcext:base-cell-address="Sheet1.M167"/>
          </calcext:conditional-format>
          <calcext:conditional-format calcext:target-range-address="Sheet1.M167:Sheet1.M167">
            <calcext:condition calcext:apply-style-name="Good" calcext:value="=2" calcext:base-cell-address="Sheet1.M167"/>
          </calcext:conditional-format>
          <calcext:conditional-format calcext:target-range-address="Sheet1.M168:Sheet1.M168">
            <calcext:condition calcext:apply-style-name="Error" calcext:value="=1" calcext:base-cell-address="Sheet1.M168"/>
          </calcext:conditional-format>
          <calcext:conditional-format calcext:target-range-address="Sheet1.M168:Sheet1.M168">
            <calcext:condition calcext:apply-style-name="Good" calcext:value="=2" calcext:base-cell-address="Sheet1.M168"/>
          </calcext:conditional-format>
          <calcext:conditional-format calcext:target-range-address="Sheet1.M169:Sheet1.M169">
            <calcext:condition calcext:apply-style-name="Error" calcext:value="=1" calcext:base-cell-address="Sheet1.M169"/>
          </calcext:conditional-format>
          <calcext:conditional-format calcext:target-range-address="Sheet1.M169:Sheet1.M169">
            <calcext:condition calcext:apply-style-name="Good" calcext:value="=2" calcext:base-cell-address="Sheet1.M169"/>
          </calcext:conditional-format>
          <calcext:conditional-format calcext:target-range-address="Sheet1.M170:Sheet1.M170">
            <calcext:condition calcext:apply-style-name="Error" calcext:value="=1" calcext:base-cell-address="Sheet1.M170"/>
          </calcext:conditional-format>
          <calcext:conditional-format calcext:target-range-address="Sheet1.M170:Sheet1.M170">
            <calcext:condition calcext:apply-style-name="Good" calcext:value="=2" calcext:base-cell-address="Sheet1.M170"/>
          </calcext:conditional-format>
          <calcext:conditional-format calcext:target-range-address="Sheet1.M171:Sheet1.M171">
            <calcext:condition calcext:apply-style-name="Error" calcext:value="=1" calcext:base-cell-address="Sheet1.M171"/>
          </calcext:conditional-format>
          <calcext:conditional-format calcext:target-range-address="Sheet1.M171:Sheet1.M171">
            <calcext:condition calcext:apply-style-name="Good" calcext:value="=2" calcext:base-cell-address="Sheet1.M171"/>
          </calcext:conditional-format>
          <calcext:conditional-format calcext:target-range-address="Sheet1.M172:Sheet1.M172">
            <calcext:condition calcext:apply-style-name="Error" calcext:value="=1" calcext:base-cell-address="Sheet1.M172"/>
          </calcext:conditional-format>
          <calcext:conditional-format calcext:target-range-address="Sheet1.M172:Sheet1.M172">
            <calcext:condition calcext:apply-style-name="Good" calcext:value="=2" calcext:base-cell-address="Sheet1.M172"/>
          </calcext:conditional-format>
          <calcext:conditional-format calcext:target-range-address="Sheet1.M173:Sheet1.M173">
            <calcext:condition calcext:apply-style-name="Error" calcext:value="=1" calcext:base-cell-address="Sheet1.M173"/>
          </calcext:conditional-format>
          <calcext:conditional-format calcext:target-range-address="Sheet1.M173:Sheet1.M173">
            <calcext:condition calcext:apply-style-name="Good" calcext:value="=2" calcext:base-cell-address="Sheet1.M173"/>
          </calcext:conditional-format>
          <calcext:conditional-format calcext:target-range-address="Sheet1.M174:Sheet1.M174">
            <calcext:condition calcext:apply-style-name="Error" calcext:value="=1" calcext:base-cell-address="Sheet1.M174"/>
          </calcext:conditional-format>
          <calcext:conditional-format calcext:target-range-address="Sheet1.M174:Sheet1.M174">
            <calcext:condition calcext:apply-style-name="Good" calcext:value="=2" calcext:base-cell-address="Sheet1.M174"/>
          </calcext:conditional-format>
          <calcext:conditional-format calcext:target-range-address="Sheet1.M175:Sheet1.M175">
            <calcext:condition calcext:apply-style-name="Error" calcext:value="=1" calcext:base-cell-address="Sheet1.M175"/>
          </calcext:conditional-format>
          <calcext:conditional-format calcext:target-range-address="Sheet1.M175:Sheet1.M175">
            <calcext:condition calcext:apply-style-name="Good" calcext:value="=2" calcext:base-cell-address="Sheet1.M175"/>
          </calcext:conditional-format>
          <calcext:conditional-format calcext:target-range-address="Sheet1.M176:Sheet1.M176">
            <calcext:condition calcext:apply-style-name="Error" calcext:value="=1" calcext:base-cell-address="Sheet1.M176"/>
          </calcext:conditional-format>
          <calcext:conditional-format calcext:target-range-address="Sheet1.M176:Sheet1.M176">
            <calcext:condition calcext:apply-style-name="Good" calcext:value="=2" calcext:base-cell-address="Sheet1.M176"/>
          </calcext:conditional-format>
          <calcext:conditional-format calcext:target-range-address="Sheet1.M177:Sheet1.M177">
            <calcext:condition calcext:apply-style-name="Error" calcext:value="=1" calcext:base-cell-address="Sheet1.M177"/>
          </calcext:conditional-format>
          <calcext:conditional-format calcext:target-range-address="Sheet1.M177:Sheet1.M177">
            <calcext:condition calcext:apply-style-name="Good" calcext:value="=2" calcext:base-cell-address="Sheet1.M177"/>
          </calcext:conditional-format>
          <calcext:conditional-format calcext:target-range-address="Sheet1.M178:Sheet1.M178">
            <calcext:condition calcext:apply-style-name="Error" calcext:value="=1" calcext:base-cell-address="Sheet1.M178"/>
          </calcext:conditional-format>
          <calcext:conditional-format calcext:target-range-address="Sheet1.M178:Sheet1.M178">
            <calcext:condition calcext:apply-style-name="Good" calcext:value="=2" calcext:base-cell-address="Sheet1.M178"/>
          </calcext:conditional-format>
          <calcext:conditional-format calcext:target-range-address="Sheet1.M179:Sheet1.M179">
            <calcext:condition calcext:apply-style-name="Error" calcext:value="=1" calcext:base-cell-address="Sheet1.M179"/>
          </calcext:conditional-format>
          <calcext:conditional-format calcext:target-range-address="Sheet1.M179:Sheet1.M179">
            <calcext:condition calcext:apply-style-name="Good" calcext:value="=2" calcext:base-cell-address="Sheet1.M179"/>
          </calcext:conditional-format>
          <calcext:conditional-format calcext:target-range-address="Sheet1.M180:Sheet1.M180">
            <calcext:condition calcext:apply-style-name="Error" calcext:value="=1" calcext:base-cell-address="Sheet1.M180"/>
          </calcext:conditional-format>
          <calcext:conditional-format calcext:target-range-address="Sheet1.M180:Sheet1.M180">
            <calcext:condition calcext:apply-style-name="Good" calcext:value="=2" calcext:base-cell-address="Sheet1.M180"/>
          </calcext:conditional-format>
          <calcext:conditional-format calcext:target-range-address="Sheet1.M181:Sheet1.M181">
            <calcext:condition calcext:apply-style-name="Error" calcext:value="=1" calcext:base-cell-address="Sheet1.M181"/>
          </calcext:conditional-format>
          <calcext:conditional-format calcext:target-range-address="Sheet1.M181:Sheet1.M181">
            <calcext:condition calcext:apply-style-name="Good" calcext:value="=2" calcext:base-cell-address="Sheet1.M181"/>
          </calcext:conditional-format>
          <calcext:conditional-format calcext:target-range-address="Sheet1.M182:Sheet1.M182">
            <calcext:condition calcext:apply-style-name="Error" calcext:value="=1" calcext:base-cell-address="Sheet1.M182"/>
          </calcext:conditional-format>
          <calcext:conditional-format calcext:target-range-address="Sheet1.M182:Sheet1.M182">
            <calcext:condition calcext:apply-style-name="Good" calcext:value="=2" calcext:base-cell-address="Sheet1.M182"/>
          </calcext:conditional-format>
          <calcext:conditional-format calcext:target-range-address="Sheet1.M183:Sheet1.M183">
            <calcext:condition calcext:apply-style-name="Error" calcext:value="=1" calcext:base-cell-address="Sheet1.M183"/>
          </calcext:conditional-format>
          <calcext:conditional-format calcext:target-range-address="Sheet1.M183:Sheet1.M183">
            <calcext:condition calcext:apply-style-name="Good" calcext:value="=2" calcext:base-cell-address="Sheet1.M183"/>
          </calcext:conditional-format>
          <calcext:conditional-format calcext:target-range-address="Sheet1.M184:Sheet1.M184">
            <calcext:condition calcext:apply-style-name="Error" calcext:value="=1" calcext:base-cell-address="Sheet1.M184"/>
          </calcext:conditional-format>
          <calcext:conditional-format calcext:target-range-address="Sheet1.M184:Sheet1.M184">
            <calcext:condition calcext:apply-style-name="Good" calcext:value="=2" calcext:base-cell-address="Sheet1.M184"/>
          </calcext:conditional-format>
          <calcext:conditional-format calcext:target-range-address="Sheet1.M185:Sheet1.M185">
            <calcext:condition calcext:apply-style-name="Error" calcext:value="=1" calcext:base-cell-address="Sheet1.M185"/>
          </calcext:conditional-format>
          <calcext:conditional-format calcext:target-range-address="Sheet1.M185:Sheet1.M185">
            <calcext:condition calcext:apply-style-name="Good" calcext:value="=2" calcext:base-cell-address="Sheet1.M185"/>
          </calcext:conditional-format>
          <calcext:conditional-format calcext:target-range-address="Sheet1.M186:Sheet1.M186">
            <calcext:condition calcext:apply-style-name="Error" calcext:value="=1" calcext:base-cell-address="Sheet1.M186"/>
          </calcext:conditional-format>
          <calcext:conditional-format calcext:target-range-address="Sheet1.M186:Sheet1.M186">
            <calcext:condition calcext:apply-style-name="Good" calcext:value="=2" calcext:base-cell-address="Sheet1.M186"/>
          </calcext:conditional-format>
          <calcext:conditional-format calcext:target-range-address="Sheet1.M187:Sheet1.M187">
            <calcext:condition calcext:apply-style-name="Error" calcext:value="=1" calcext:base-cell-address="Sheet1.M187"/>
          </calcext:conditional-format>
          <calcext:conditional-format calcext:target-range-address="Sheet1.M187:Sheet1.M187">
            <calcext:condition calcext:apply-style-name="Good" calcext:value="=2" calcext:base-cell-address="Sheet1.M187"/>
          </calcext:conditional-format>
          <calcext:conditional-format calcext:target-range-address="Sheet1.M188:Sheet1.M188">
            <calcext:condition calcext:apply-style-name="Error" calcext:value="=1" calcext:base-cell-address="Sheet1.M188"/>
          </calcext:conditional-format>
          <calcext:conditional-format calcext:target-range-address="Sheet1.M188:Sheet1.M188">
            <calcext:condition calcext:apply-style-name="Good" calcext:value="=2" calcext:base-cell-address="Sheet1.M188"/>
          </calcext:conditional-format>
          <calcext:conditional-format calcext:target-range-address="Sheet1.O7:Sheet1.O7">
            <calcext:condition calcext:apply-style-name="Error" calcext:value="=1" calcext:base-cell-address="Sheet1.O7"/>
          </calcext:conditional-format>
          <calcext:conditional-format calcext:target-range-address="Sheet1.O7:Sheet1.O7">
            <calcext:condition calcext:apply-style-name="Good" calcext:value="=2" calcext:base-cell-address="Sheet1.O7"/>
          </calcext:conditional-format>
          <calcext:conditional-format calcext:target-range-address="Sheet1.O8:Sheet1.O8">
            <calcext:condition calcext:apply-style-name="Error" calcext:value="=1" calcext:base-cell-address="Sheet1.O8"/>
          </calcext:conditional-format>
          <calcext:conditional-format calcext:target-range-address="Sheet1.O8:Sheet1.O8">
            <calcext:condition calcext:apply-style-name="Good" calcext:value="=2" calcext:base-cell-address="Sheet1.O8"/>
          </calcext:conditional-format>
          <calcext:conditional-format calcext:target-range-address="Sheet1.O9:Sheet1.O9">
            <calcext:condition calcext:apply-style-name="Error" calcext:value="=1" calcext:base-cell-address="Sheet1.O9"/>
          </calcext:conditional-format>
          <calcext:conditional-format calcext:target-range-address="Sheet1.O9:Sheet1.O9">
            <calcext:condition calcext:apply-style-name="Good" calcext:value="=2" calcext:base-cell-address="Sheet1.O9"/>
          </calcext:conditional-format>
          <calcext:conditional-format calcext:target-range-address="Sheet1.O10:Sheet1.O10">
            <calcext:condition calcext:apply-style-name="Error" calcext:value="=1" calcext:base-cell-address="Sheet1.O10"/>
          </calcext:conditional-format>
          <calcext:conditional-format calcext:target-range-address="Sheet1.O10:Sheet1.O10">
            <calcext:condition calcext:apply-style-name="Good" calcext:value="=2" calcext:base-cell-address="Sheet1.O10"/>
          </calcext:conditional-format>
          <calcext:conditional-format calcext:target-range-address="Sheet1.O11:Sheet1.O11">
            <calcext:condition calcext:apply-style-name="Error" calcext:value="=1" calcext:base-cell-address="Sheet1.O11"/>
          </calcext:conditional-format>
          <calcext:conditional-format calcext:target-range-address="Sheet1.O11:Sheet1.O11">
            <calcext:condition calcext:apply-style-name="Good" calcext:value="=2" calcext:base-cell-address="Sheet1.O11"/>
          </calcext:conditional-format>
          <calcext:conditional-format calcext:target-range-address="Sheet1.O12:Sheet1.O12">
            <calcext:condition calcext:apply-style-name="Error" calcext:value="=1" calcext:base-cell-address="Sheet1.O12"/>
          </calcext:conditional-format>
          <calcext:conditional-format calcext:target-range-address="Sheet1.O12:Sheet1.O12">
            <calcext:condition calcext:apply-style-name="Good" calcext:value="=2" calcext:base-cell-address="Sheet1.O12"/>
          </calcext:conditional-format>
          <calcext:conditional-format calcext:target-range-address="Sheet1.O13:Sheet1.O13">
            <calcext:condition calcext:apply-style-name="Error" calcext:value="=1" calcext:base-cell-address="Sheet1.O13"/>
          </calcext:conditional-format>
          <calcext:conditional-format calcext:target-range-address="Sheet1.O13:Sheet1.O13">
            <calcext:condition calcext:apply-style-name="Good" calcext:value="=2" calcext:base-cell-address="Sheet1.O13"/>
          </calcext:conditional-format>
          <calcext:conditional-format calcext:target-range-address="Sheet1.O14:Sheet1.O14">
            <calcext:condition calcext:apply-style-name="Error" calcext:value="=1" calcext:base-cell-address="Sheet1.O14"/>
          </calcext:conditional-format>
          <calcext:conditional-format calcext:target-range-address="Sheet1.O14:Sheet1.O14">
            <calcext:condition calcext:apply-style-name="Good" calcext:value="=2" calcext:base-cell-address="Sheet1.O14"/>
          </calcext:conditional-format>
          <calcext:conditional-format calcext:target-range-address="Sheet1.O15:Sheet1.O15">
            <calcext:condition calcext:apply-style-name="Error" calcext:value="=1" calcext:base-cell-address="Sheet1.O15"/>
          </calcext:conditional-format>
          <calcext:conditional-format calcext:target-range-address="Sheet1.O15:Sheet1.O15">
            <calcext:condition calcext:apply-style-name="Good" calcext:value="=2" calcext:base-cell-address="Sheet1.O15"/>
          </calcext:conditional-format>
          <calcext:conditional-format calcext:target-range-address="Sheet1.O16:Sheet1.O16">
            <calcext:condition calcext:apply-style-name="Error" calcext:value="=1" calcext:base-cell-address="Sheet1.O16"/>
          </calcext:conditional-format>
          <calcext:conditional-format calcext:target-range-address="Sheet1.O16:Sheet1.O16">
            <calcext:condition calcext:apply-style-name="Good" calcext:value="=2" calcext:base-cell-address="Sheet1.O16"/>
          </calcext:conditional-format>
          <calcext:conditional-format calcext:target-range-address="Sheet1.O17:Sheet1.O17">
            <calcext:condition calcext:apply-style-name="Error" calcext:value="=1" calcext:base-cell-address="Sheet1.O17"/>
          </calcext:conditional-format>
          <calcext:conditional-format calcext:target-range-address="Sheet1.O17:Sheet1.O17">
            <calcext:condition calcext:apply-style-name="Good" calcext:value="=2" calcext:base-cell-address="Sheet1.O17"/>
          </calcext:conditional-format>
          <calcext:conditional-format calcext:target-range-address="Sheet1.O18:Sheet1.O18">
            <calcext:condition calcext:apply-style-name="Error" calcext:value="=1" calcext:base-cell-address="Sheet1.O18"/>
          </calcext:conditional-format>
          <calcext:conditional-format calcext:target-range-address="Sheet1.O18:Sheet1.O18">
            <calcext:condition calcext:apply-style-name="Good" calcext:value="=2" calcext:base-cell-address="Sheet1.O18"/>
          </calcext:conditional-format>
          <calcext:conditional-format calcext:target-range-address="Sheet1.O19:Sheet1.O19">
            <calcext:condition calcext:apply-style-name="Error" calcext:value="=1" calcext:base-cell-address="Sheet1.O19"/>
          </calcext:conditional-format>
          <calcext:conditional-format calcext:target-range-address="Sheet1.O19:Sheet1.O19">
            <calcext:condition calcext:apply-style-name="Good" calcext:value="=2" calcext:base-cell-address="Sheet1.O19"/>
          </calcext:conditional-format>
          <calcext:conditional-format calcext:target-range-address="Sheet1.O20:Sheet1.O20">
            <calcext:condition calcext:apply-style-name="Error" calcext:value="=1" calcext:base-cell-address="Sheet1.O20"/>
          </calcext:conditional-format>
          <calcext:conditional-format calcext:target-range-address="Sheet1.O20:Sheet1.O20">
            <calcext:condition calcext:apply-style-name="Good" calcext:value="=2" calcext:base-cell-address="Sheet1.O20"/>
          </calcext:conditional-format>
          <calcext:conditional-format calcext:target-range-address="Sheet1.O21:Sheet1.O21">
            <calcext:condition calcext:apply-style-name="Error" calcext:value="=1" calcext:base-cell-address="Sheet1.O21"/>
          </calcext:conditional-format>
          <calcext:conditional-format calcext:target-range-address="Sheet1.O21:Sheet1.O21">
            <calcext:condition calcext:apply-style-name="Good" calcext:value="=2" calcext:base-cell-address="Sheet1.O21"/>
          </calcext:conditional-format>
          <calcext:conditional-format calcext:target-range-address="Sheet1.O22:Sheet1.O22">
            <calcext:condition calcext:apply-style-name="Error" calcext:value="=1" calcext:base-cell-address="Sheet1.O22"/>
          </calcext:conditional-format>
          <calcext:conditional-format calcext:target-range-address="Sheet1.O22:Sheet1.O22">
            <calcext:condition calcext:apply-style-name="Good" calcext:value="=2" calcext:base-cell-address="Sheet1.O22"/>
          </calcext:conditional-format>
          <calcext:conditional-format calcext:target-range-address="Sheet1.O23:Sheet1.O23">
            <calcext:condition calcext:apply-style-name="Error" calcext:value="=1" calcext:base-cell-address="Sheet1.O23"/>
          </calcext:conditional-format>
          <calcext:conditional-format calcext:target-range-address="Sheet1.O23:Sheet1.O23">
            <calcext:condition calcext:apply-style-name="Good" calcext:value="=2" calcext:base-cell-address="Sheet1.O23"/>
          </calcext:conditional-format>
          <calcext:conditional-format calcext:target-range-address="Sheet1.O24:Sheet1.O24">
            <calcext:condition calcext:apply-style-name="Error" calcext:value="=1" calcext:base-cell-address="Sheet1.O24"/>
          </calcext:conditional-format>
          <calcext:conditional-format calcext:target-range-address="Sheet1.O24:Sheet1.O24">
            <calcext:condition calcext:apply-style-name="Good" calcext:value="=2" calcext:base-cell-address="Sheet1.O24"/>
          </calcext:conditional-format>
          <calcext:conditional-format calcext:target-range-address="Sheet1.O25:Sheet1.O25">
            <calcext:condition calcext:apply-style-name="Error" calcext:value="=1" calcext:base-cell-address="Sheet1.O25"/>
          </calcext:conditional-format>
          <calcext:conditional-format calcext:target-range-address="Sheet1.O25:Sheet1.O25">
            <calcext:condition calcext:apply-style-name="Good" calcext:value="=2" calcext:base-cell-address="Sheet1.O25"/>
          </calcext:conditional-format>
          <calcext:conditional-format calcext:target-range-address="Sheet1.O26:Sheet1.O26">
            <calcext:condition calcext:apply-style-name="Error" calcext:value="=1" calcext:base-cell-address="Sheet1.O26"/>
          </calcext:conditional-format>
          <calcext:conditional-format calcext:target-range-address="Sheet1.O26:Sheet1.O26">
            <calcext:condition calcext:apply-style-name="Good" calcext:value="=2" calcext:base-cell-address="Sheet1.O26"/>
          </calcext:conditional-format>
          <calcext:conditional-format calcext:target-range-address="Sheet1.O27:Sheet1.O27">
            <calcext:condition calcext:apply-style-name="Error" calcext:value="=1" calcext:base-cell-address="Sheet1.O27"/>
          </calcext:conditional-format>
          <calcext:conditional-format calcext:target-range-address="Sheet1.O27:Sheet1.O27">
            <calcext:condition calcext:apply-style-name="Good" calcext:value="=2" calcext:base-cell-address="Sheet1.O27"/>
          </calcext:conditional-format>
          <calcext:conditional-format calcext:target-range-address="Sheet1.O28:Sheet1.O28">
            <calcext:condition calcext:apply-style-name="Error" calcext:value="=1" calcext:base-cell-address="Sheet1.O28"/>
          </calcext:conditional-format>
          <calcext:conditional-format calcext:target-range-address="Sheet1.O28:Sheet1.O28">
            <calcext:condition calcext:apply-style-name="Good" calcext:value="=2" calcext:base-cell-address="Sheet1.O28"/>
          </calcext:conditional-format>
          <calcext:conditional-format calcext:target-range-address="Sheet1.O29:Sheet1.O29">
            <calcext:condition calcext:apply-style-name="Error" calcext:value="=1" calcext:base-cell-address="Sheet1.O29"/>
          </calcext:conditional-format>
          <calcext:conditional-format calcext:target-range-address="Sheet1.O29:Sheet1.O29">
            <calcext:condition calcext:apply-style-name="Good" calcext:value="=2" calcext:base-cell-address="Sheet1.O29"/>
          </calcext:conditional-format>
          <calcext:conditional-format calcext:target-range-address="Sheet1.O30:Sheet1.O30">
            <calcext:condition calcext:apply-style-name="Error" calcext:value="=1" calcext:base-cell-address="Sheet1.O30"/>
          </calcext:conditional-format>
          <calcext:conditional-format calcext:target-range-address="Sheet1.O30:Sheet1.O30">
            <calcext:condition calcext:apply-style-name="Good" calcext:value="=2" calcext:base-cell-address="Sheet1.O30"/>
          </calcext:conditional-format>
          <calcext:conditional-format calcext:target-range-address="Sheet1.O31:Sheet1.O31">
            <calcext:condition calcext:apply-style-name="Error" calcext:value="=1" calcext:base-cell-address="Sheet1.O31"/>
          </calcext:conditional-format>
          <calcext:conditional-format calcext:target-range-address="Sheet1.O31:Sheet1.O31">
            <calcext:condition calcext:apply-style-name="Good" calcext:value="=2" calcext:base-cell-address="Sheet1.O31"/>
          </calcext:conditional-format>
          <calcext:conditional-format calcext:target-range-address="Sheet1.O32:Sheet1.O32">
            <calcext:condition calcext:apply-style-name="Error" calcext:value="=1" calcext:base-cell-address="Sheet1.O32"/>
          </calcext:conditional-format>
          <calcext:conditional-format calcext:target-range-address="Sheet1.O32:Sheet1.O32">
            <calcext:condition calcext:apply-style-name="Good" calcext:value="=2" calcext:base-cell-address="Sheet1.O32"/>
          </calcext:conditional-format>
          <calcext:conditional-format calcext:target-range-address="Sheet1.O33:Sheet1.O33">
            <calcext:condition calcext:apply-style-name="Error" calcext:value="=1" calcext:base-cell-address="Sheet1.O33"/>
          </calcext:conditional-format>
          <calcext:conditional-format calcext:target-range-address="Sheet1.O33:Sheet1.O33">
            <calcext:condition calcext:apply-style-name="Good" calcext:value="=2" calcext:base-cell-address="Sheet1.O33"/>
          </calcext:conditional-format>
          <calcext:conditional-format calcext:target-range-address="Sheet1.O34:Sheet1.O34">
            <calcext:condition calcext:apply-style-name="Error" calcext:value="=1" calcext:base-cell-address="Sheet1.O34"/>
          </calcext:conditional-format>
          <calcext:conditional-format calcext:target-range-address="Sheet1.O34:Sheet1.O34">
            <calcext:condition calcext:apply-style-name="Good" calcext:value="=2" calcext:base-cell-address="Sheet1.O34"/>
          </calcext:conditional-format>
          <calcext:conditional-format calcext:target-range-address="Sheet1.O35:Sheet1.O35">
            <calcext:condition calcext:apply-style-name="Error" calcext:value="=1" calcext:base-cell-address="Sheet1.O35"/>
          </calcext:conditional-format>
          <calcext:conditional-format calcext:target-range-address="Sheet1.O35:Sheet1.O35">
            <calcext:condition calcext:apply-style-name="Good" calcext:value="=2" calcext:base-cell-address="Sheet1.O35"/>
          </calcext:conditional-format>
          <calcext:conditional-format calcext:target-range-address="Sheet1.O36:Sheet1.O36">
            <calcext:condition calcext:apply-style-name="Error" calcext:value="=1" calcext:base-cell-address="Sheet1.O36"/>
          </calcext:conditional-format>
          <calcext:conditional-format calcext:target-range-address="Sheet1.O36:Sheet1.O36">
            <calcext:condition calcext:apply-style-name="Good" calcext:value="=2" calcext:base-cell-address="Sheet1.O36"/>
          </calcext:conditional-format>
          <calcext:conditional-format calcext:target-range-address="Sheet1.O37:Sheet1.O37">
            <calcext:condition calcext:apply-style-name="Error" calcext:value="=1" calcext:base-cell-address="Sheet1.O37"/>
          </calcext:conditional-format>
          <calcext:conditional-format calcext:target-range-address="Sheet1.O37:Sheet1.O37">
            <calcext:condition calcext:apply-style-name="Good" calcext:value="=2" calcext:base-cell-address="Sheet1.O37"/>
          </calcext:conditional-format>
          <calcext:conditional-format calcext:target-range-address="Sheet1.O38:Sheet1.O38">
            <calcext:condition calcext:apply-style-name="Error" calcext:value="=1" calcext:base-cell-address="Sheet1.O38"/>
          </calcext:conditional-format>
          <calcext:conditional-format calcext:target-range-address="Sheet1.O38:Sheet1.O38">
            <calcext:condition calcext:apply-style-name="Good" calcext:value="=2" calcext:base-cell-address="Sheet1.O38"/>
          </calcext:conditional-format>
          <calcext:conditional-format calcext:target-range-address="Sheet1.O39:Sheet1.O39">
            <calcext:condition calcext:apply-style-name="Error" calcext:value="=1" calcext:base-cell-address="Sheet1.O39"/>
          </calcext:conditional-format>
          <calcext:conditional-format calcext:target-range-address="Sheet1.O39:Sheet1.O39">
            <calcext:condition calcext:apply-style-name="Good" calcext:value="=2" calcext:base-cell-address="Sheet1.O39"/>
          </calcext:conditional-format>
          <calcext:conditional-format calcext:target-range-address="Sheet1.O40:Sheet1.O40">
            <calcext:condition calcext:apply-style-name="Error" calcext:value="=1" calcext:base-cell-address="Sheet1.O40"/>
          </calcext:conditional-format>
          <calcext:conditional-format calcext:target-range-address="Sheet1.O40:Sheet1.O40">
            <calcext:condition calcext:apply-style-name="Good" calcext:value="=2" calcext:base-cell-address="Sheet1.O40"/>
          </calcext:conditional-format>
          <calcext:conditional-format calcext:target-range-address="Sheet1.O41:Sheet1.O41">
            <calcext:condition calcext:apply-style-name="Error" calcext:value="=1" calcext:base-cell-address="Sheet1.O41"/>
          </calcext:conditional-format>
          <calcext:conditional-format calcext:target-range-address="Sheet1.O41:Sheet1.O41">
            <calcext:condition calcext:apply-style-name="Good" calcext:value="=2" calcext:base-cell-address="Sheet1.O41"/>
          </calcext:conditional-format>
          <calcext:conditional-format calcext:target-range-address="Sheet1.O42:Sheet1.O42">
            <calcext:condition calcext:apply-style-name="Error" calcext:value="=1" calcext:base-cell-address="Sheet1.O42"/>
          </calcext:conditional-format>
          <calcext:conditional-format calcext:target-range-address="Sheet1.O42:Sheet1.O42">
            <calcext:condition calcext:apply-style-name="Good" calcext:value="=2" calcext:base-cell-address="Sheet1.O42"/>
          </calcext:conditional-format>
          <calcext:conditional-format calcext:target-range-address="Sheet1.O43:Sheet1.O43">
            <calcext:condition calcext:apply-style-name="Error" calcext:value="=1" calcext:base-cell-address="Sheet1.O43"/>
          </calcext:conditional-format>
          <calcext:conditional-format calcext:target-range-address="Sheet1.O43:Sheet1.O43">
            <calcext:condition calcext:apply-style-name="Good" calcext:value="=2" calcext:base-cell-address="Sheet1.O43"/>
          </calcext:conditional-format>
          <calcext:conditional-format calcext:target-range-address="Sheet1.O44:Sheet1.O44">
            <calcext:condition calcext:apply-style-name="Error" calcext:value="=1" calcext:base-cell-address="Sheet1.O44"/>
          </calcext:conditional-format>
          <calcext:conditional-format calcext:target-range-address="Sheet1.O44:Sheet1.O44">
            <calcext:condition calcext:apply-style-name="Good" calcext:value="=2" calcext:base-cell-address="Sheet1.O44"/>
          </calcext:conditional-format>
          <calcext:conditional-format calcext:target-range-address="Sheet1.O45:Sheet1.O45">
            <calcext:condition calcext:apply-style-name="Error" calcext:value="=1" calcext:base-cell-address="Sheet1.O45"/>
          </calcext:conditional-format>
          <calcext:conditional-format calcext:target-range-address="Sheet1.O45:Sheet1.O45">
            <calcext:condition calcext:apply-style-name="Good" calcext:value="=2" calcext:base-cell-address="Sheet1.O45"/>
          </calcext:conditional-format>
          <calcext:conditional-format calcext:target-range-address="Sheet1.O46:Sheet1.O46">
            <calcext:condition calcext:apply-style-name="Error" calcext:value="=1" calcext:base-cell-address="Sheet1.O46"/>
          </calcext:conditional-format>
          <calcext:conditional-format calcext:target-range-address="Sheet1.O46:Sheet1.O46">
            <calcext:condition calcext:apply-style-name="Good" calcext:value="=2" calcext:base-cell-address="Sheet1.O46"/>
          </calcext:conditional-format>
          <calcext:conditional-format calcext:target-range-address="Sheet1.O47:Sheet1.O47">
            <calcext:condition calcext:apply-style-name="Error" calcext:value="=1" calcext:base-cell-address="Sheet1.O47"/>
          </calcext:conditional-format>
          <calcext:conditional-format calcext:target-range-address="Sheet1.O47:Sheet1.O47">
            <calcext:condition calcext:apply-style-name="Good" calcext:value="=2" calcext:base-cell-address="Sheet1.O47"/>
          </calcext:conditional-format>
          <calcext:conditional-format calcext:target-range-address="Sheet1.O48:Sheet1.O48">
            <calcext:condition calcext:apply-style-name="Error" calcext:value="=1" calcext:base-cell-address="Sheet1.O48"/>
          </calcext:conditional-format>
          <calcext:conditional-format calcext:target-range-address="Sheet1.O48:Sheet1.O48">
            <calcext:condition calcext:apply-style-name="Good" calcext:value="=2" calcext:base-cell-address="Sheet1.O48"/>
          </calcext:conditional-format>
          <calcext:conditional-format calcext:target-range-address="Sheet1.O49:Sheet1.O49">
            <calcext:condition calcext:apply-style-name="Error" calcext:value="=1" calcext:base-cell-address="Sheet1.O49"/>
          </calcext:conditional-format>
          <calcext:conditional-format calcext:target-range-address="Sheet1.O49:Sheet1.O49">
            <calcext:condition calcext:apply-style-name="Good" calcext:value="=2" calcext:base-cell-address="Sheet1.O49"/>
          </calcext:conditional-format>
          <calcext:conditional-format calcext:target-range-address="Sheet1.O50:Sheet1.O50">
            <calcext:condition calcext:apply-style-name="Error" calcext:value="=1" calcext:base-cell-address="Sheet1.O50"/>
          </calcext:conditional-format>
          <calcext:conditional-format calcext:target-range-address="Sheet1.O50:Sheet1.O50">
            <calcext:condition calcext:apply-style-name="Good" calcext:value="=2" calcext:base-cell-address="Sheet1.O50"/>
          </calcext:conditional-format>
          <calcext:conditional-format calcext:target-range-address="Sheet1.O51:Sheet1.O51">
            <calcext:condition calcext:apply-style-name="Error" calcext:value="=1" calcext:base-cell-address="Sheet1.O51"/>
          </calcext:conditional-format>
          <calcext:conditional-format calcext:target-range-address="Sheet1.O51:Sheet1.O51">
            <calcext:condition calcext:apply-style-name="Good" calcext:value="=2" calcext:base-cell-address="Sheet1.O51"/>
          </calcext:conditional-format>
          <calcext:conditional-format calcext:target-range-address="Sheet1.O52:Sheet1.O52">
            <calcext:condition calcext:apply-style-name="Error" calcext:value="=1" calcext:base-cell-address="Sheet1.O52"/>
          </calcext:conditional-format>
          <calcext:conditional-format calcext:target-range-address="Sheet1.O52:Sheet1.O52">
            <calcext:condition calcext:apply-style-name="Good" calcext:value="=2" calcext:base-cell-address="Sheet1.O52"/>
          </calcext:conditional-format>
          <calcext:conditional-format calcext:target-range-address="Sheet1.O53:Sheet1.O53">
            <calcext:condition calcext:apply-style-name="Error" calcext:value="=1" calcext:base-cell-address="Sheet1.O53"/>
          </calcext:conditional-format>
          <calcext:conditional-format calcext:target-range-address="Sheet1.O53:Sheet1.O53">
            <calcext:condition calcext:apply-style-name="Good" calcext:value="=2" calcext:base-cell-address="Sheet1.O53"/>
          </calcext:conditional-format>
          <calcext:conditional-format calcext:target-range-address="Sheet1.O54:Sheet1.O54">
            <calcext:condition calcext:apply-style-name="Error" calcext:value="=1" calcext:base-cell-address="Sheet1.O54"/>
          </calcext:conditional-format>
          <calcext:conditional-format calcext:target-range-address="Sheet1.O54:Sheet1.O54">
            <calcext:condition calcext:apply-style-name="Good" calcext:value="=2" calcext:base-cell-address="Sheet1.O54"/>
          </calcext:conditional-format>
          <calcext:conditional-format calcext:target-range-address="Sheet1.O55:Sheet1.O55">
            <calcext:condition calcext:apply-style-name="Error" calcext:value="=1" calcext:base-cell-address="Sheet1.O55"/>
          </calcext:conditional-format>
          <calcext:conditional-format calcext:target-range-address="Sheet1.O55:Sheet1.O55">
            <calcext:condition calcext:apply-style-name="Good" calcext:value="=2" calcext:base-cell-address="Sheet1.O55"/>
          </calcext:conditional-format>
          <calcext:conditional-format calcext:target-range-address="Sheet1.O56:Sheet1.O56">
            <calcext:condition calcext:apply-style-name="Error" calcext:value="=1" calcext:base-cell-address="Sheet1.O56"/>
          </calcext:conditional-format>
          <calcext:conditional-format calcext:target-range-address="Sheet1.O56:Sheet1.O56">
            <calcext:condition calcext:apply-style-name="Good" calcext:value="=2" calcext:base-cell-address="Sheet1.O56"/>
          </calcext:conditional-format>
          <calcext:conditional-format calcext:target-range-address="Sheet1.O57:Sheet1.O57">
            <calcext:condition calcext:apply-style-name="Error" calcext:value="=1" calcext:base-cell-address="Sheet1.O57"/>
          </calcext:conditional-format>
          <calcext:conditional-format calcext:target-range-address="Sheet1.O57:Sheet1.O57">
            <calcext:condition calcext:apply-style-name="Good" calcext:value="=2" calcext:base-cell-address="Sheet1.O57"/>
          </calcext:conditional-format>
          <calcext:conditional-format calcext:target-range-address="Sheet1.O58:Sheet1.O58">
            <calcext:condition calcext:apply-style-name="Error" calcext:value="=1" calcext:base-cell-address="Sheet1.O58"/>
          </calcext:conditional-format>
          <calcext:conditional-format calcext:target-range-address="Sheet1.O58:Sheet1.O58">
            <calcext:condition calcext:apply-style-name="Good" calcext:value="=2" calcext:base-cell-address="Sheet1.O58"/>
          </calcext:conditional-format>
          <calcext:conditional-format calcext:target-range-address="Sheet1.O59:Sheet1.O59">
            <calcext:condition calcext:apply-style-name="Error" calcext:value="=1" calcext:base-cell-address="Sheet1.O59"/>
          </calcext:conditional-format>
          <calcext:conditional-format calcext:target-range-address="Sheet1.O59:Sheet1.O59">
            <calcext:condition calcext:apply-style-name="Good" calcext:value="=2" calcext:base-cell-address="Sheet1.O59"/>
          </calcext:conditional-format>
          <calcext:conditional-format calcext:target-range-address="Sheet1.O60:Sheet1.O60">
            <calcext:condition calcext:apply-style-name="Error" calcext:value="=1" calcext:base-cell-address="Sheet1.O60"/>
          </calcext:conditional-format>
          <calcext:conditional-format calcext:target-range-address="Sheet1.O60:Sheet1.O60">
            <calcext:condition calcext:apply-style-name="Good" calcext:value="=2" calcext:base-cell-address="Sheet1.O60"/>
          </calcext:conditional-format>
          <calcext:conditional-format calcext:target-range-address="Sheet1.O61:Sheet1.O61">
            <calcext:condition calcext:apply-style-name="Error" calcext:value="=1" calcext:base-cell-address="Sheet1.O61"/>
          </calcext:conditional-format>
          <calcext:conditional-format calcext:target-range-address="Sheet1.O61:Sheet1.O61">
            <calcext:condition calcext:apply-style-name="Good" calcext:value="=2" calcext:base-cell-address="Sheet1.O61"/>
          </calcext:conditional-format>
          <calcext:conditional-format calcext:target-range-address="Sheet1.O62:Sheet1.O62">
            <calcext:condition calcext:apply-style-name="Error" calcext:value="=1" calcext:base-cell-address="Sheet1.O62"/>
          </calcext:conditional-format>
          <calcext:conditional-format calcext:target-range-address="Sheet1.O62:Sheet1.O62">
            <calcext:condition calcext:apply-style-name="Good" calcext:value="=2" calcext:base-cell-address="Sheet1.O62"/>
          </calcext:conditional-format>
          <calcext:conditional-format calcext:target-range-address="Sheet1.O63:Sheet1.O63">
            <calcext:condition calcext:apply-style-name="Error" calcext:value="=1" calcext:base-cell-address="Sheet1.O63"/>
          </calcext:conditional-format>
          <calcext:conditional-format calcext:target-range-address="Sheet1.O63:Sheet1.O63">
            <calcext:condition calcext:apply-style-name="Good" calcext:value="=2" calcext:base-cell-address="Sheet1.O63"/>
          </calcext:conditional-format>
          <calcext:conditional-format calcext:target-range-address="Sheet1.O64:Sheet1.O64">
            <calcext:condition calcext:apply-style-name="Error" calcext:value="=1" calcext:base-cell-address="Sheet1.O64"/>
          </calcext:conditional-format>
          <calcext:conditional-format calcext:target-range-address="Sheet1.O64:Sheet1.O64">
            <calcext:condition calcext:apply-style-name="Good" calcext:value="=2" calcext:base-cell-address="Sheet1.O64"/>
          </calcext:conditional-format>
          <calcext:conditional-format calcext:target-range-address="Sheet1.O65:Sheet1.O65">
            <calcext:condition calcext:apply-style-name="Error" calcext:value="=1" calcext:base-cell-address="Sheet1.O65"/>
          </calcext:conditional-format>
          <calcext:conditional-format calcext:target-range-address="Sheet1.O65:Sheet1.O65">
            <calcext:condition calcext:apply-style-name="Good" calcext:value="=2" calcext:base-cell-address="Sheet1.O65"/>
          </calcext:conditional-format>
          <calcext:conditional-format calcext:target-range-address="Sheet1.O66:Sheet1.O66">
            <calcext:condition calcext:apply-style-name="Error" calcext:value="=1" calcext:base-cell-address="Sheet1.O66"/>
          </calcext:conditional-format>
          <calcext:conditional-format calcext:target-range-address="Sheet1.O66:Sheet1.O66">
            <calcext:condition calcext:apply-style-name="Good" calcext:value="=2" calcext:base-cell-address="Sheet1.O66"/>
          </calcext:conditional-format>
          <calcext:conditional-format calcext:target-range-address="Sheet1.O67:Sheet1.O67">
            <calcext:condition calcext:apply-style-name="Error" calcext:value="=1" calcext:base-cell-address="Sheet1.O67"/>
          </calcext:conditional-format>
          <calcext:conditional-format calcext:target-range-address="Sheet1.O67:Sheet1.O67">
            <calcext:condition calcext:apply-style-name="Good" calcext:value="=2" calcext:base-cell-address="Sheet1.O67"/>
          </calcext:conditional-format>
          <calcext:conditional-format calcext:target-range-address="Sheet1.O68:Sheet1.O68">
            <calcext:condition calcext:apply-style-name="Error" calcext:value="=1" calcext:base-cell-address="Sheet1.O68"/>
          </calcext:conditional-format>
          <calcext:conditional-format calcext:target-range-address="Sheet1.O68:Sheet1.O68">
            <calcext:condition calcext:apply-style-name="Good" calcext:value="=2" calcext:base-cell-address="Sheet1.O68"/>
          </calcext:conditional-format>
          <calcext:conditional-format calcext:target-range-address="Sheet1.O69:Sheet1.O69">
            <calcext:condition calcext:apply-style-name="Error" calcext:value="=1" calcext:base-cell-address="Sheet1.O69"/>
          </calcext:conditional-format>
          <calcext:conditional-format calcext:target-range-address="Sheet1.O69:Sheet1.O69">
            <calcext:condition calcext:apply-style-name="Good" calcext:value="=2" calcext:base-cell-address="Sheet1.O69"/>
          </calcext:conditional-format>
          <calcext:conditional-format calcext:target-range-address="Sheet1.O70:Sheet1.O70">
            <calcext:condition calcext:apply-style-name="Error" calcext:value="=1" calcext:base-cell-address="Sheet1.O70"/>
          </calcext:conditional-format>
          <calcext:conditional-format calcext:target-range-address="Sheet1.O70:Sheet1.O70">
            <calcext:condition calcext:apply-style-name="Good" calcext:value="=2" calcext:base-cell-address="Sheet1.O70"/>
          </calcext:conditional-format>
          <calcext:conditional-format calcext:target-range-address="Sheet1.O71:Sheet1.O71">
            <calcext:condition calcext:apply-style-name="Error" calcext:value="=1" calcext:base-cell-address="Sheet1.O71"/>
          </calcext:conditional-format>
          <calcext:conditional-format calcext:target-range-address="Sheet1.O71:Sheet1.O71">
            <calcext:condition calcext:apply-style-name="Good" calcext:value="=2" calcext:base-cell-address="Sheet1.O71"/>
          </calcext:conditional-format>
          <calcext:conditional-format calcext:target-range-address="Sheet1.O72:Sheet1.O72">
            <calcext:condition calcext:apply-style-name="Error" calcext:value="=1" calcext:base-cell-address="Sheet1.O72"/>
          </calcext:conditional-format>
          <calcext:conditional-format calcext:target-range-address="Sheet1.O72:Sheet1.O72">
            <calcext:condition calcext:apply-style-name="Good" calcext:value="=2" calcext:base-cell-address="Sheet1.O72"/>
          </calcext:conditional-format>
          <calcext:conditional-format calcext:target-range-address="Sheet1.O73:Sheet1.O73">
            <calcext:condition calcext:apply-style-name="Error" calcext:value="=1" calcext:base-cell-address="Sheet1.O73"/>
          </calcext:conditional-format>
          <calcext:conditional-format calcext:target-range-address="Sheet1.O73:Sheet1.O73">
            <calcext:condition calcext:apply-style-name="Good" calcext:value="=2" calcext:base-cell-address="Sheet1.O73"/>
          </calcext:conditional-format>
          <calcext:conditional-format calcext:target-range-address="Sheet1.O74:Sheet1.O74">
            <calcext:condition calcext:apply-style-name="Error" calcext:value="=1" calcext:base-cell-address="Sheet1.O74"/>
          </calcext:conditional-format>
          <calcext:conditional-format calcext:target-range-address="Sheet1.O74:Sheet1.O74">
            <calcext:condition calcext:apply-style-name="Good" calcext:value="=2" calcext:base-cell-address="Sheet1.O74"/>
          </calcext:conditional-format>
          <calcext:conditional-format calcext:target-range-address="Sheet1.O75:Sheet1.O75">
            <calcext:condition calcext:apply-style-name="Error" calcext:value="=1" calcext:base-cell-address="Sheet1.O75"/>
          </calcext:conditional-format>
          <calcext:conditional-format calcext:target-range-address="Sheet1.O75:Sheet1.O75">
            <calcext:condition calcext:apply-style-name="Good" calcext:value="=2" calcext:base-cell-address="Sheet1.O75"/>
          </calcext:conditional-format>
          <calcext:conditional-format calcext:target-range-address="Sheet1.O76:Sheet1.O76">
            <calcext:condition calcext:apply-style-name="Error" calcext:value="=1" calcext:base-cell-address="Sheet1.O76"/>
          </calcext:conditional-format>
          <calcext:conditional-format calcext:target-range-address="Sheet1.O76:Sheet1.O76">
            <calcext:condition calcext:apply-style-name="Good" calcext:value="=2" calcext:base-cell-address="Sheet1.O76"/>
          </calcext:conditional-format>
          <calcext:conditional-format calcext:target-range-address="Sheet1.O77:Sheet1.O77">
            <calcext:condition calcext:apply-style-name="Error" calcext:value="=1" calcext:base-cell-address="Sheet1.O77"/>
          </calcext:conditional-format>
          <calcext:conditional-format calcext:target-range-address="Sheet1.O77:Sheet1.O77">
            <calcext:condition calcext:apply-style-name="Good" calcext:value="=2" calcext:base-cell-address="Sheet1.O77"/>
          </calcext:conditional-format>
          <calcext:conditional-format calcext:target-range-address="Sheet1.O78:Sheet1.O78">
            <calcext:condition calcext:apply-style-name="Error" calcext:value="=1" calcext:base-cell-address="Sheet1.O78"/>
          </calcext:conditional-format>
          <calcext:conditional-format calcext:target-range-address="Sheet1.O78:Sheet1.O78">
            <calcext:condition calcext:apply-style-name="Good" calcext:value="=2" calcext:base-cell-address="Sheet1.O78"/>
          </calcext:conditional-format>
          <calcext:conditional-format calcext:target-range-address="Sheet1.O79:Sheet1.O79">
            <calcext:condition calcext:apply-style-name="Error" calcext:value="=1" calcext:base-cell-address="Sheet1.O79"/>
          </calcext:conditional-format>
          <calcext:conditional-format calcext:target-range-address="Sheet1.O79:Sheet1.O79">
            <calcext:condition calcext:apply-style-name="Good" calcext:value="=2" calcext:base-cell-address="Sheet1.O79"/>
          </calcext:conditional-format>
          <calcext:conditional-format calcext:target-range-address="Sheet1.O80:Sheet1.O80">
            <calcext:condition calcext:apply-style-name="Error" calcext:value="=1" calcext:base-cell-address="Sheet1.O80"/>
          </calcext:conditional-format>
          <calcext:conditional-format calcext:target-range-address="Sheet1.O80:Sheet1.O80">
            <calcext:condition calcext:apply-style-name="Good" calcext:value="=2" calcext:base-cell-address="Sheet1.O80"/>
          </calcext:conditional-format>
          <calcext:conditional-format calcext:target-range-address="Sheet1.O81:Sheet1.O81">
            <calcext:condition calcext:apply-style-name="Error" calcext:value="=1" calcext:base-cell-address="Sheet1.O81"/>
          </calcext:conditional-format>
          <calcext:conditional-format calcext:target-range-address="Sheet1.O81:Sheet1.O81">
            <calcext:condition calcext:apply-style-name="Good" calcext:value="=2" calcext:base-cell-address="Sheet1.O81"/>
          </calcext:conditional-format>
          <calcext:conditional-format calcext:target-range-address="Sheet1.O82:Sheet1.O82">
            <calcext:condition calcext:apply-style-name="Error" calcext:value="=1" calcext:base-cell-address="Sheet1.O82"/>
          </calcext:conditional-format>
          <calcext:conditional-format calcext:target-range-address="Sheet1.O82:Sheet1.O82">
            <calcext:condition calcext:apply-style-name="Good" calcext:value="=2" calcext:base-cell-address="Sheet1.O82"/>
          </calcext:conditional-format>
          <calcext:conditional-format calcext:target-range-address="Sheet1.O83:Sheet1.O83">
            <calcext:condition calcext:apply-style-name="Error" calcext:value="=1" calcext:base-cell-address="Sheet1.O83"/>
          </calcext:conditional-format>
          <calcext:conditional-format calcext:target-range-address="Sheet1.O83:Sheet1.O83">
            <calcext:condition calcext:apply-style-name="Good" calcext:value="=2" calcext:base-cell-address="Sheet1.O83"/>
          </calcext:conditional-format>
          <calcext:conditional-format calcext:target-range-address="Sheet1.O84:Sheet1.O84">
            <calcext:condition calcext:apply-style-name="Error" calcext:value="=1" calcext:base-cell-address="Sheet1.O84"/>
          </calcext:conditional-format>
          <calcext:conditional-format calcext:target-range-address="Sheet1.O84:Sheet1.O84">
            <calcext:condition calcext:apply-style-name="Good" calcext:value="=2" calcext:base-cell-address="Sheet1.O84"/>
          </calcext:conditional-format>
          <calcext:conditional-format calcext:target-range-address="Sheet1.O85:Sheet1.O85">
            <calcext:condition calcext:apply-style-name="Error" calcext:value="=1" calcext:base-cell-address="Sheet1.O85"/>
          </calcext:conditional-format>
          <calcext:conditional-format calcext:target-range-address="Sheet1.O85:Sheet1.O85">
            <calcext:condition calcext:apply-style-name="Good" calcext:value="=2" calcext:base-cell-address="Sheet1.O85"/>
          </calcext:conditional-format>
          <calcext:conditional-format calcext:target-range-address="Sheet1.O86:Sheet1.O86">
            <calcext:condition calcext:apply-style-name="Error" calcext:value="=1" calcext:base-cell-address="Sheet1.O86"/>
          </calcext:conditional-format>
          <calcext:conditional-format calcext:target-range-address="Sheet1.O86:Sheet1.O86">
            <calcext:condition calcext:apply-style-name="Good" calcext:value="=2" calcext:base-cell-address="Sheet1.O86"/>
          </calcext:conditional-format>
          <calcext:conditional-format calcext:target-range-address="Sheet1.O87:Sheet1.O87">
            <calcext:condition calcext:apply-style-name="Error" calcext:value="=1" calcext:base-cell-address="Sheet1.O87"/>
          </calcext:conditional-format>
          <calcext:conditional-format calcext:target-range-address="Sheet1.O87:Sheet1.O87">
            <calcext:condition calcext:apply-style-name="Good" calcext:value="=2" calcext:base-cell-address="Sheet1.O87"/>
          </calcext:conditional-format>
          <calcext:conditional-format calcext:target-range-address="Sheet1.O88:Sheet1.O88">
            <calcext:condition calcext:apply-style-name="Error" calcext:value="=1" calcext:base-cell-address="Sheet1.O88"/>
          </calcext:conditional-format>
          <calcext:conditional-format calcext:target-range-address="Sheet1.O88:Sheet1.O88">
            <calcext:condition calcext:apply-style-name="Good" calcext:value="=2" calcext:base-cell-address="Sheet1.O88"/>
          </calcext:conditional-format>
          <calcext:conditional-format calcext:target-range-address="Sheet1.O89:Sheet1.O89">
            <calcext:condition calcext:apply-style-name="Error" calcext:value="=1" calcext:base-cell-address="Sheet1.O89"/>
          </calcext:conditional-format>
          <calcext:conditional-format calcext:target-range-address="Sheet1.O89:Sheet1.O89">
            <calcext:condition calcext:apply-style-name="Good" calcext:value="=2" calcext:base-cell-address="Sheet1.O89"/>
          </calcext:conditional-format>
          <calcext:conditional-format calcext:target-range-address="Sheet1.O90:Sheet1.O90">
            <calcext:condition calcext:apply-style-name="Error" calcext:value="=1" calcext:base-cell-address="Sheet1.O90"/>
          </calcext:conditional-format>
          <calcext:conditional-format calcext:target-range-address="Sheet1.O90:Sheet1.O90">
            <calcext:condition calcext:apply-style-name="Good" calcext:value="=2" calcext:base-cell-address="Sheet1.O90"/>
          </calcext:conditional-format>
          <calcext:conditional-format calcext:target-range-address="Sheet1.O91:Sheet1.O91">
            <calcext:condition calcext:apply-style-name="Error" calcext:value="=1" calcext:base-cell-address="Sheet1.O91"/>
          </calcext:conditional-format>
          <calcext:conditional-format calcext:target-range-address="Sheet1.O91:Sheet1.O91">
            <calcext:condition calcext:apply-style-name="Good" calcext:value="=2" calcext:base-cell-address="Sheet1.O91"/>
          </calcext:conditional-format>
          <calcext:conditional-format calcext:target-range-address="Sheet1.O92:Sheet1.O92">
            <calcext:condition calcext:apply-style-name="Error" calcext:value="=1" calcext:base-cell-address="Sheet1.O92"/>
          </calcext:conditional-format>
          <calcext:conditional-format calcext:target-range-address="Sheet1.O92:Sheet1.O92">
            <calcext:condition calcext:apply-style-name="Good" calcext:value="=2" calcext:base-cell-address="Sheet1.O92"/>
          </calcext:conditional-format>
          <calcext:conditional-format calcext:target-range-address="Sheet1.O93:Sheet1.O93">
            <calcext:condition calcext:apply-style-name="Error" calcext:value="=1" calcext:base-cell-address="Sheet1.O93"/>
          </calcext:conditional-format>
          <calcext:conditional-format calcext:target-range-address="Sheet1.O93:Sheet1.O93">
            <calcext:condition calcext:apply-style-name="Good" calcext:value="=2" calcext:base-cell-address="Sheet1.O93"/>
          </calcext:conditional-format>
          <calcext:conditional-format calcext:target-range-address="Sheet1.O94:Sheet1.O94">
            <calcext:condition calcext:apply-style-name="Error" calcext:value="=1" calcext:base-cell-address="Sheet1.O94"/>
          </calcext:conditional-format>
          <calcext:conditional-format calcext:target-range-address="Sheet1.O94:Sheet1.O94">
            <calcext:condition calcext:apply-style-name="Good" calcext:value="=2" calcext:base-cell-address="Sheet1.O94"/>
          </calcext:conditional-format>
          <calcext:conditional-format calcext:target-range-address="Sheet1.O95:Sheet1.O95">
            <calcext:condition calcext:apply-style-name="Error" calcext:value="=1" calcext:base-cell-address="Sheet1.O95"/>
          </calcext:conditional-format>
          <calcext:conditional-format calcext:target-range-address="Sheet1.O95:Sheet1.O95">
            <calcext:condition calcext:apply-style-name="Good" calcext:value="=2" calcext:base-cell-address="Sheet1.O95"/>
          </calcext:conditional-format>
          <calcext:conditional-format calcext:target-range-address="Sheet1.O96:Sheet1.O96">
            <calcext:condition calcext:apply-style-name="Error" calcext:value="=1" calcext:base-cell-address="Sheet1.O96"/>
          </calcext:conditional-format>
          <calcext:conditional-format calcext:target-range-address="Sheet1.O96:Sheet1.O96">
            <calcext:condition calcext:apply-style-name="Good" calcext:value="=2" calcext:base-cell-address="Sheet1.O96"/>
          </calcext:conditional-format>
          <calcext:conditional-format calcext:target-range-address="Sheet1.O97:Sheet1.O97">
            <calcext:condition calcext:apply-style-name="Error" calcext:value="=1" calcext:base-cell-address="Sheet1.O97"/>
          </calcext:conditional-format>
          <calcext:conditional-format calcext:target-range-address="Sheet1.O97:Sheet1.O97">
            <calcext:condition calcext:apply-style-name="Good" calcext:value="=2" calcext:base-cell-address="Sheet1.O97"/>
          </calcext:conditional-format>
          <calcext:conditional-format calcext:target-range-address="Sheet1.O98:Sheet1.O98">
            <calcext:condition calcext:apply-style-name="Error" calcext:value="=1" calcext:base-cell-address="Sheet1.O98"/>
          </calcext:conditional-format>
          <calcext:conditional-format calcext:target-range-address="Sheet1.O98:Sheet1.O98">
            <calcext:condition calcext:apply-style-name="Good" calcext:value="=2" calcext:base-cell-address="Sheet1.O98"/>
          </calcext:conditional-format>
          <calcext:conditional-format calcext:target-range-address="Sheet1.O99:Sheet1.O99">
            <calcext:condition calcext:apply-style-name="Error" calcext:value="=1" calcext:base-cell-address="Sheet1.O99"/>
          </calcext:conditional-format>
          <calcext:conditional-format calcext:target-range-address="Sheet1.O99:Sheet1.O99">
            <calcext:condition calcext:apply-style-name="Good" calcext:value="=2" calcext:base-cell-address="Sheet1.O99"/>
          </calcext:conditional-format>
          <calcext:conditional-format calcext:target-range-address="Sheet1.O100:Sheet1.O100">
            <calcext:condition calcext:apply-style-name="Error" calcext:value="=1" calcext:base-cell-address="Sheet1.O100"/>
          </calcext:conditional-format>
          <calcext:conditional-format calcext:target-range-address="Sheet1.O100:Sheet1.O100">
            <calcext:condition calcext:apply-style-name="Good" calcext:value="=2" calcext:base-cell-address="Sheet1.O100"/>
          </calcext:conditional-format>
          <calcext:conditional-format calcext:target-range-address="Sheet1.O101:Sheet1.O101">
            <calcext:condition calcext:apply-style-name="Error" calcext:value="=1" calcext:base-cell-address="Sheet1.O101"/>
          </calcext:conditional-format>
          <calcext:conditional-format calcext:target-range-address="Sheet1.O101:Sheet1.O101">
            <calcext:condition calcext:apply-style-name="Good" calcext:value="=2" calcext:base-cell-address="Sheet1.O101"/>
          </calcext:conditional-format>
          <calcext:conditional-format calcext:target-range-address="Sheet1.O102:Sheet1.O102">
            <calcext:condition calcext:apply-style-name="Error" calcext:value="=1" calcext:base-cell-address="Sheet1.O102"/>
          </calcext:conditional-format>
          <calcext:conditional-format calcext:target-range-address="Sheet1.O102:Sheet1.O102">
            <calcext:condition calcext:apply-style-name="Good" calcext:value="=2" calcext:base-cell-address="Sheet1.O102"/>
          </calcext:conditional-format>
          <calcext:conditional-format calcext:target-range-address="Sheet1.O103:Sheet1.O103">
            <calcext:condition calcext:apply-style-name="Error" calcext:value="=1" calcext:base-cell-address="Sheet1.O103"/>
          </calcext:conditional-format>
          <calcext:conditional-format calcext:target-range-address="Sheet1.O103:Sheet1.O103">
            <calcext:condition calcext:apply-style-name="Good" calcext:value="=2" calcext:base-cell-address="Sheet1.O103"/>
          </calcext:conditional-format>
          <calcext:conditional-format calcext:target-range-address="Sheet1.O104:Sheet1.O104">
            <calcext:condition calcext:apply-style-name="Error" calcext:value="=1" calcext:base-cell-address="Sheet1.O104"/>
          </calcext:conditional-format>
          <calcext:conditional-format calcext:target-range-address="Sheet1.O104:Sheet1.O104">
            <calcext:condition calcext:apply-style-name="Good" calcext:value="=2" calcext:base-cell-address="Sheet1.O104"/>
          </calcext:conditional-format>
          <calcext:conditional-format calcext:target-range-address="Sheet1.O105:Sheet1.O105">
            <calcext:condition calcext:apply-style-name="Error" calcext:value="=1" calcext:base-cell-address="Sheet1.O105"/>
          </calcext:conditional-format>
          <calcext:conditional-format calcext:target-range-address="Sheet1.O105:Sheet1.O105">
            <calcext:condition calcext:apply-style-name="Good" calcext:value="=2" calcext:base-cell-address="Sheet1.O105"/>
          </calcext:conditional-format>
          <calcext:conditional-format calcext:target-range-address="Sheet1.O106:Sheet1.O106">
            <calcext:condition calcext:apply-style-name="Error" calcext:value="=1" calcext:base-cell-address="Sheet1.O106"/>
          </calcext:conditional-format>
          <calcext:conditional-format calcext:target-range-address="Sheet1.O106:Sheet1.O106">
            <calcext:condition calcext:apply-style-name="Good" calcext:value="=2" calcext:base-cell-address="Sheet1.O106"/>
          </calcext:conditional-format>
          <calcext:conditional-format calcext:target-range-address="Sheet1.O107:Sheet1.O107">
            <calcext:condition calcext:apply-style-name="Error" calcext:value="=1" calcext:base-cell-address="Sheet1.O107"/>
          </calcext:conditional-format>
          <calcext:conditional-format calcext:target-range-address="Sheet1.O107:Sheet1.O107">
            <calcext:condition calcext:apply-style-name="Good" calcext:value="=2" calcext:base-cell-address="Sheet1.O107"/>
          </calcext:conditional-format>
          <calcext:conditional-format calcext:target-range-address="Sheet1.O108:Sheet1.O108">
            <calcext:condition calcext:apply-style-name="Error" calcext:value="=1" calcext:base-cell-address="Sheet1.O108"/>
          </calcext:conditional-format>
          <calcext:conditional-format calcext:target-range-address="Sheet1.O108:Sheet1.O108">
            <calcext:condition calcext:apply-style-name="Good" calcext:value="=2" calcext:base-cell-address="Sheet1.O108"/>
          </calcext:conditional-format>
          <calcext:conditional-format calcext:target-range-address="Sheet1.O109:Sheet1.O109">
            <calcext:condition calcext:apply-style-name="Error" calcext:value="=1" calcext:base-cell-address="Sheet1.O109"/>
          </calcext:conditional-format>
          <calcext:conditional-format calcext:target-range-address="Sheet1.O109:Sheet1.O109">
            <calcext:condition calcext:apply-style-name="Good" calcext:value="=2" calcext:base-cell-address="Sheet1.O109"/>
          </calcext:conditional-format>
          <calcext:conditional-format calcext:target-range-address="Sheet1.O110:Sheet1.O110">
            <calcext:condition calcext:apply-style-name="Error" calcext:value="=1" calcext:base-cell-address="Sheet1.O110"/>
          </calcext:conditional-format>
          <calcext:conditional-format calcext:target-range-address="Sheet1.O110:Sheet1.O110">
            <calcext:condition calcext:apply-style-name="Good" calcext:value="=2" calcext:base-cell-address="Sheet1.O110"/>
          </calcext:conditional-format>
          <calcext:conditional-format calcext:target-range-address="Sheet1.O111:Sheet1.O111">
            <calcext:condition calcext:apply-style-name="Error" calcext:value="=1" calcext:base-cell-address="Sheet1.O111"/>
          </calcext:conditional-format>
          <calcext:conditional-format calcext:target-range-address="Sheet1.O111:Sheet1.O111">
            <calcext:condition calcext:apply-style-name="Good" calcext:value="=2" calcext:base-cell-address="Sheet1.O111"/>
          </calcext:conditional-format>
          <calcext:conditional-format calcext:target-range-address="Sheet1.O112:Sheet1.O112">
            <calcext:condition calcext:apply-style-name="Error" calcext:value="=1" calcext:base-cell-address="Sheet1.O112"/>
          </calcext:conditional-format>
          <calcext:conditional-format calcext:target-range-address="Sheet1.O112:Sheet1.O112">
            <calcext:condition calcext:apply-style-name="Good" calcext:value="=2" calcext:base-cell-address="Sheet1.O112"/>
          </calcext:conditional-format>
          <calcext:conditional-format calcext:target-range-address="Sheet1.O113:Sheet1.O113">
            <calcext:condition calcext:apply-style-name="Error" calcext:value="=1" calcext:base-cell-address="Sheet1.O113"/>
          </calcext:conditional-format>
          <calcext:conditional-format calcext:target-range-address="Sheet1.O113:Sheet1.O113">
            <calcext:condition calcext:apply-style-name="Good" calcext:value="=2" calcext:base-cell-address="Sheet1.O113"/>
          </calcext:conditional-format>
          <calcext:conditional-format calcext:target-range-address="Sheet1.O114:Sheet1.O114">
            <calcext:condition calcext:apply-style-name="Error" calcext:value="=1" calcext:base-cell-address="Sheet1.O114"/>
          </calcext:conditional-format>
          <calcext:conditional-format calcext:target-range-address="Sheet1.O114:Sheet1.O114">
            <calcext:condition calcext:apply-style-name="Good" calcext:value="=2" calcext:base-cell-address="Sheet1.O114"/>
          </calcext:conditional-format>
          <calcext:conditional-format calcext:target-range-address="Sheet1.O115:Sheet1.O115">
            <calcext:condition calcext:apply-style-name="Error" calcext:value="=1" calcext:base-cell-address="Sheet1.O115"/>
          </calcext:conditional-format>
          <calcext:conditional-format calcext:target-range-address="Sheet1.O115:Sheet1.O115">
            <calcext:condition calcext:apply-style-name="Good" calcext:value="=2" calcext:base-cell-address="Sheet1.O115"/>
          </calcext:conditional-format>
          <calcext:conditional-format calcext:target-range-address="Sheet1.O116:Sheet1.O116">
            <calcext:condition calcext:apply-style-name="Error" calcext:value="=1" calcext:base-cell-address="Sheet1.O116"/>
          </calcext:conditional-format>
          <calcext:conditional-format calcext:target-range-address="Sheet1.O116:Sheet1.O116">
            <calcext:condition calcext:apply-style-name="Good" calcext:value="=2" calcext:base-cell-address="Sheet1.O116"/>
          </calcext:conditional-format>
          <calcext:conditional-format calcext:target-range-address="Sheet1.O117:Sheet1.O117">
            <calcext:condition calcext:apply-style-name="Error" calcext:value="=1" calcext:base-cell-address="Sheet1.O117"/>
          </calcext:conditional-format>
          <calcext:conditional-format calcext:target-range-address="Sheet1.O117:Sheet1.O117">
            <calcext:condition calcext:apply-style-name="Good" calcext:value="=2" calcext:base-cell-address="Sheet1.O117"/>
          </calcext:conditional-format>
          <calcext:conditional-format calcext:target-range-address="Sheet1.O118:Sheet1.O118">
            <calcext:condition calcext:apply-style-name="Error" calcext:value="=1" calcext:base-cell-address="Sheet1.O118"/>
          </calcext:conditional-format>
          <calcext:conditional-format calcext:target-range-address="Sheet1.O118:Sheet1.O118">
            <calcext:condition calcext:apply-style-name="Good" calcext:value="=2" calcext:base-cell-address="Sheet1.O118"/>
          </calcext:conditional-format>
          <calcext:conditional-format calcext:target-range-address="Sheet1.O119:Sheet1.O119">
            <calcext:condition calcext:apply-style-name="Error" calcext:value="=1" calcext:base-cell-address="Sheet1.O119"/>
          </calcext:conditional-format>
          <calcext:conditional-format calcext:target-range-address="Sheet1.O119:Sheet1.O119">
            <calcext:condition calcext:apply-style-name="Good" calcext:value="=2" calcext:base-cell-address="Sheet1.O119"/>
          </calcext:conditional-format>
          <calcext:conditional-format calcext:target-range-address="Sheet1.O120:Sheet1.O120">
            <calcext:condition calcext:apply-style-name="Error" calcext:value="=1" calcext:base-cell-address="Sheet1.O120"/>
          </calcext:conditional-format>
          <calcext:conditional-format calcext:target-range-address="Sheet1.O120:Sheet1.O120">
            <calcext:condition calcext:apply-style-name="Good" calcext:value="=2" calcext:base-cell-address="Sheet1.O120"/>
          </calcext:conditional-format>
          <calcext:conditional-format calcext:target-range-address="Sheet1.O121:Sheet1.O121">
            <calcext:condition calcext:apply-style-name="Error" calcext:value="=1" calcext:base-cell-address="Sheet1.O121"/>
          </calcext:conditional-format>
          <calcext:conditional-format calcext:target-range-address="Sheet1.O121:Sheet1.O121">
            <calcext:condition calcext:apply-style-name="Good" calcext:value="=2" calcext:base-cell-address="Sheet1.O121"/>
          </calcext:conditional-format>
          <calcext:conditional-format calcext:target-range-address="Sheet1.O122:Sheet1.O122">
            <calcext:condition calcext:apply-style-name="Error" calcext:value="=1" calcext:base-cell-address="Sheet1.O122"/>
          </calcext:conditional-format>
          <calcext:conditional-format calcext:target-range-address="Sheet1.O122:Sheet1.O122">
            <calcext:condition calcext:apply-style-name="Good" calcext:value="=2" calcext:base-cell-address="Sheet1.O122"/>
          </calcext:conditional-format>
          <calcext:conditional-format calcext:target-range-address="Sheet1.O123:Sheet1.O123">
            <calcext:condition calcext:apply-style-name="Error" calcext:value="=1" calcext:base-cell-address="Sheet1.O123"/>
          </calcext:conditional-format>
          <calcext:conditional-format calcext:target-range-address="Sheet1.O123:Sheet1.O123">
            <calcext:condition calcext:apply-style-name="Good" calcext:value="=2" calcext:base-cell-address="Sheet1.O123"/>
          </calcext:conditional-format>
          <calcext:conditional-format calcext:target-range-address="Sheet1.O124:Sheet1.O124">
            <calcext:condition calcext:apply-style-name="Error" calcext:value="=1" calcext:base-cell-address="Sheet1.O124"/>
          </calcext:conditional-format>
          <calcext:conditional-format calcext:target-range-address="Sheet1.O124:Sheet1.O124">
            <calcext:condition calcext:apply-style-name="Good" calcext:value="=2" calcext:base-cell-address="Sheet1.O124"/>
          </calcext:conditional-format>
          <calcext:conditional-format calcext:target-range-address="Sheet1.O125:Sheet1.O125">
            <calcext:condition calcext:apply-style-name="Error" calcext:value="=1" calcext:base-cell-address="Sheet1.O125"/>
          </calcext:conditional-format>
          <calcext:conditional-format calcext:target-range-address="Sheet1.O125:Sheet1.O125">
            <calcext:condition calcext:apply-style-name="Good" calcext:value="=2" calcext:base-cell-address="Sheet1.O125"/>
          </calcext:conditional-format>
          <calcext:conditional-format calcext:target-range-address="Sheet1.O126:Sheet1.O126">
            <calcext:condition calcext:apply-style-name="Error" calcext:value="=1" calcext:base-cell-address="Sheet1.O126"/>
          </calcext:conditional-format>
          <calcext:conditional-format calcext:target-range-address="Sheet1.O126:Sheet1.O126">
            <calcext:condition calcext:apply-style-name="Good" calcext:value="=2" calcext:base-cell-address="Sheet1.O126"/>
          </calcext:conditional-format>
          <calcext:conditional-format calcext:target-range-address="Sheet1.O127:Sheet1.O127">
            <calcext:condition calcext:apply-style-name="Error" calcext:value="=1" calcext:base-cell-address="Sheet1.O127"/>
          </calcext:conditional-format>
          <calcext:conditional-format calcext:target-range-address="Sheet1.O127:Sheet1.O127">
            <calcext:condition calcext:apply-style-name="Good" calcext:value="=2" calcext:base-cell-address="Sheet1.O127"/>
          </calcext:conditional-format>
          <calcext:conditional-format calcext:target-range-address="Sheet1.O128:Sheet1.O128">
            <calcext:condition calcext:apply-style-name="Error" calcext:value="=1" calcext:base-cell-address="Sheet1.O128"/>
          </calcext:conditional-format>
          <calcext:conditional-format calcext:target-range-address="Sheet1.O128:Sheet1.O128">
            <calcext:condition calcext:apply-style-name="Good" calcext:value="=2" calcext:base-cell-address="Sheet1.O128"/>
          </calcext:conditional-format>
          <calcext:conditional-format calcext:target-range-address="Sheet1.O129:Sheet1.O129">
            <calcext:condition calcext:apply-style-name="Error" calcext:value="=1" calcext:base-cell-address="Sheet1.O129"/>
          </calcext:conditional-format>
          <calcext:conditional-format calcext:target-range-address="Sheet1.O129:Sheet1.O129">
            <calcext:condition calcext:apply-style-name="Good" calcext:value="=2" calcext:base-cell-address="Sheet1.O129"/>
          </calcext:conditional-format>
          <calcext:conditional-format calcext:target-range-address="Sheet1.O130:Sheet1.O130">
            <calcext:condition calcext:apply-style-name="Error" calcext:value="=1" calcext:base-cell-address="Sheet1.O130"/>
          </calcext:conditional-format>
          <calcext:conditional-format calcext:target-range-address="Sheet1.O130:Sheet1.O130">
            <calcext:condition calcext:apply-style-name="Good" calcext:value="=2" calcext:base-cell-address="Sheet1.O130"/>
          </calcext:conditional-format>
          <calcext:conditional-format calcext:target-range-address="Sheet1.O131:Sheet1.O131">
            <calcext:condition calcext:apply-style-name="Error" calcext:value="=1" calcext:base-cell-address="Sheet1.O131"/>
          </calcext:conditional-format>
          <calcext:conditional-format calcext:target-range-address="Sheet1.O131:Sheet1.O131">
            <calcext:condition calcext:apply-style-name="Good" calcext:value="=2" calcext:base-cell-address="Sheet1.O131"/>
          </calcext:conditional-format>
          <calcext:conditional-format calcext:target-range-address="Sheet1.O132:Sheet1.O132">
            <calcext:condition calcext:apply-style-name="Error" calcext:value="=1" calcext:base-cell-address="Sheet1.O132"/>
          </calcext:conditional-format>
          <calcext:conditional-format calcext:target-range-address="Sheet1.O132:Sheet1.O132">
            <calcext:condition calcext:apply-style-name="Good" calcext:value="=2" calcext:base-cell-address="Sheet1.O132"/>
          </calcext:conditional-format>
          <calcext:conditional-format calcext:target-range-address="Sheet1.O133:Sheet1.O133">
            <calcext:condition calcext:apply-style-name="Error" calcext:value="=1" calcext:base-cell-address="Sheet1.O133"/>
          </calcext:conditional-format>
          <calcext:conditional-format calcext:target-range-address="Sheet1.O133:Sheet1.O133">
            <calcext:condition calcext:apply-style-name="Good" calcext:value="=2" calcext:base-cell-address="Sheet1.O133"/>
          </calcext:conditional-format>
          <calcext:conditional-format calcext:target-range-address="Sheet1.O134:Sheet1.O134">
            <calcext:condition calcext:apply-style-name="Error" calcext:value="=1" calcext:base-cell-address="Sheet1.O134"/>
          </calcext:conditional-format>
          <calcext:conditional-format calcext:target-range-address="Sheet1.O134:Sheet1.O134">
            <calcext:condition calcext:apply-style-name="Good" calcext:value="=2" calcext:base-cell-address="Sheet1.O134"/>
          </calcext:conditional-format>
          <calcext:conditional-format calcext:target-range-address="Sheet1.O135:Sheet1.O135">
            <calcext:condition calcext:apply-style-name="Error" calcext:value="=1" calcext:base-cell-address="Sheet1.O135"/>
          </calcext:conditional-format>
          <calcext:conditional-format calcext:target-range-address="Sheet1.O135:Sheet1.O135">
            <calcext:condition calcext:apply-style-name="Good" calcext:value="=2" calcext:base-cell-address="Sheet1.O135"/>
          </calcext:conditional-format>
          <calcext:conditional-format calcext:target-range-address="Sheet1.O136:Sheet1.O136">
            <calcext:condition calcext:apply-style-name="Error" calcext:value="=1" calcext:base-cell-address="Sheet1.O136"/>
          </calcext:conditional-format>
          <calcext:conditional-format calcext:target-range-address="Sheet1.O136:Sheet1.O136">
            <calcext:condition calcext:apply-style-name="Good" calcext:value="=2" calcext:base-cell-address="Sheet1.O136"/>
          </calcext:conditional-format>
          <calcext:conditional-format calcext:target-range-address="Sheet1.O137:Sheet1.O137">
            <calcext:condition calcext:apply-style-name="Error" calcext:value="=1" calcext:base-cell-address="Sheet1.O137"/>
          </calcext:conditional-format>
          <calcext:conditional-format calcext:target-range-address="Sheet1.O137:Sheet1.O137">
            <calcext:condition calcext:apply-style-name="Good" calcext:value="=2" calcext:base-cell-address="Sheet1.O137"/>
          </calcext:conditional-format>
          <calcext:conditional-format calcext:target-range-address="Sheet1.O138:Sheet1.O138">
            <calcext:condition calcext:apply-style-name="Error" calcext:value="=1" calcext:base-cell-address="Sheet1.O138"/>
          </calcext:conditional-format>
          <calcext:conditional-format calcext:target-range-address="Sheet1.O138:Sheet1.O138">
            <calcext:condition calcext:apply-style-name="Good" calcext:value="=2" calcext:base-cell-address="Sheet1.O138"/>
          </calcext:conditional-format>
          <calcext:conditional-format calcext:target-range-address="Sheet1.O139:Sheet1.O139">
            <calcext:condition calcext:apply-style-name="Error" calcext:value="=1" calcext:base-cell-address="Sheet1.O139"/>
          </calcext:conditional-format>
          <calcext:conditional-format calcext:target-range-address="Sheet1.O139:Sheet1.O139">
            <calcext:condition calcext:apply-style-name="Good" calcext:value="=2" calcext:base-cell-address="Sheet1.O139"/>
          </calcext:conditional-format>
          <calcext:conditional-format calcext:target-range-address="Sheet1.O140:Sheet1.O140">
            <calcext:condition calcext:apply-style-name="Error" calcext:value="=1" calcext:base-cell-address="Sheet1.O140"/>
          </calcext:conditional-format>
          <calcext:conditional-format calcext:target-range-address="Sheet1.O140:Sheet1.O140">
            <calcext:condition calcext:apply-style-name="Good" calcext:value="=2" calcext:base-cell-address="Sheet1.O140"/>
          </calcext:conditional-format>
          <calcext:conditional-format calcext:target-range-address="Sheet1.O141:Sheet1.O141">
            <calcext:condition calcext:apply-style-name="Error" calcext:value="=1" calcext:base-cell-address="Sheet1.O141"/>
          </calcext:conditional-format>
          <calcext:conditional-format calcext:target-range-address="Sheet1.O141:Sheet1.O141">
            <calcext:condition calcext:apply-style-name="Good" calcext:value="=2" calcext:base-cell-address="Sheet1.O141"/>
          </calcext:conditional-format>
          <calcext:conditional-format calcext:target-range-address="Sheet1.O142:Sheet1.O142">
            <calcext:condition calcext:apply-style-name="Error" calcext:value="=1" calcext:base-cell-address="Sheet1.O142"/>
          </calcext:conditional-format>
          <calcext:conditional-format calcext:target-range-address="Sheet1.O142:Sheet1.O142">
            <calcext:condition calcext:apply-style-name="Good" calcext:value="=2" calcext:base-cell-address="Sheet1.O142"/>
          </calcext:conditional-format>
          <calcext:conditional-format calcext:target-range-address="Sheet1.O143:Sheet1.O143">
            <calcext:condition calcext:apply-style-name="Error" calcext:value="=1" calcext:base-cell-address="Sheet1.O143"/>
          </calcext:conditional-format>
          <calcext:conditional-format calcext:target-range-address="Sheet1.O143:Sheet1.O143">
            <calcext:condition calcext:apply-style-name="Good" calcext:value="=2" calcext:base-cell-address="Sheet1.O143"/>
          </calcext:conditional-format>
          <calcext:conditional-format calcext:target-range-address="Sheet1.O144:Sheet1.O144">
            <calcext:condition calcext:apply-style-name="Error" calcext:value="=1" calcext:base-cell-address="Sheet1.O144"/>
          </calcext:conditional-format>
          <calcext:conditional-format calcext:target-range-address="Sheet1.O144:Sheet1.O144">
            <calcext:condition calcext:apply-style-name="Good" calcext:value="=2" calcext:base-cell-address="Sheet1.O144"/>
          </calcext:conditional-format>
          <calcext:conditional-format calcext:target-range-address="Sheet1.O145:Sheet1.O145">
            <calcext:condition calcext:apply-style-name="Error" calcext:value="=1" calcext:base-cell-address="Sheet1.O145"/>
          </calcext:conditional-format>
          <calcext:conditional-format calcext:target-range-address="Sheet1.O145:Sheet1.O145">
            <calcext:condition calcext:apply-style-name="Good" calcext:value="=2" calcext:base-cell-address="Sheet1.O145"/>
          </calcext:conditional-format>
          <calcext:conditional-format calcext:target-range-address="Sheet1.O146:Sheet1.O146">
            <calcext:condition calcext:apply-style-name="Error" calcext:value="=1" calcext:base-cell-address="Sheet1.O146"/>
          </calcext:conditional-format>
          <calcext:conditional-format calcext:target-range-address="Sheet1.O146:Sheet1.O146">
            <calcext:condition calcext:apply-style-name="Good" calcext:value="=2" calcext:base-cell-address="Sheet1.O146"/>
          </calcext:conditional-format>
          <calcext:conditional-format calcext:target-range-address="Sheet1.O147:Sheet1.O147">
            <calcext:condition calcext:apply-style-name="Error" calcext:value="=1" calcext:base-cell-address="Sheet1.O147"/>
          </calcext:conditional-format>
          <calcext:conditional-format calcext:target-range-address="Sheet1.O147:Sheet1.O147">
            <calcext:condition calcext:apply-style-name="Good" calcext:value="=2" calcext:base-cell-address="Sheet1.O147"/>
          </calcext:conditional-format>
          <calcext:conditional-format calcext:target-range-address="Sheet1.O148:Sheet1.O148">
            <calcext:condition calcext:apply-style-name="Error" calcext:value="=1" calcext:base-cell-address="Sheet1.O148"/>
          </calcext:conditional-format>
          <calcext:conditional-format calcext:target-range-address="Sheet1.O148:Sheet1.O148">
            <calcext:condition calcext:apply-style-name="Good" calcext:value="=2" calcext:base-cell-address="Sheet1.O148"/>
          </calcext:conditional-format>
          <calcext:conditional-format calcext:target-range-address="Sheet1.O149:Sheet1.O149">
            <calcext:condition calcext:apply-style-name="Error" calcext:value="=1" calcext:base-cell-address="Sheet1.O149"/>
          </calcext:conditional-format>
          <calcext:conditional-format calcext:target-range-address="Sheet1.O149:Sheet1.O149">
            <calcext:condition calcext:apply-style-name="Good" calcext:value="=2" calcext:base-cell-address="Sheet1.O149"/>
          </calcext:conditional-format>
          <calcext:conditional-format calcext:target-range-address="Sheet1.O150:Sheet1.O150">
            <calcext:condition calcext:apply-style-name="Error" calcext:value="=1" calcext:base-cell-address="Sheet1.O150"/>
          </calcext:conditional-format>
          <calcext:conditional-format calcext:target-range-address="Sheet1.O150:Sheet1.O150">
            <calcext:condition calcext:apply-style-name="Good" calcext:value="=2" calcext:base-cell-address="Sheet1.O150"/>
          </calcext:conditional-format>
          <calcext:conditional-format calcext:target-range-address="Sheet1.O151:Sheet1.O151">
            <calcext:condition calcext:apply-style-name="Error" calcext:value="=1" calcext:base-cell-address="Sheet1.O151"/>
          </calcext:conditional-format>
          <calcext:conditional-format calcext:target-range-address="Sheet1.O151:Sheet1.O151">
            <calcext:condition calcext:apply-style-name="Good" calcext:value="=2" calcext:base-cell-address="Sheet1.O151"/>
          </calcext:conditional-format>
          <calcext:conditional-format calcext:target-range-address="Sheet1.O152:Sheet1.O152">
            <calcext:condition calcext:apply-style-name="Error" calcext:value="=1" calcext:base-cell-address="Sheet1.O152"/>
          </calcext:conditional-format>
          <calcext:conditional-format calcext:target-range-address="Sheet1.O152:Sheet1.O152">
            <calcext:condition calcext:apply-style-name="Good" calcext:value="=2" calcext:base-cell-address="Sheet1.O152"/>
          </calcext:conditional-format>
          <calcext:conditional-format calcext:target-range-address="Sheet1.O153:Sheet1.O153">
            <calcext:condition calcext:apply-style-name="Error" calcext:value="=1" calcext:base-cell-address="Sheet1.O153"/>
          </calcext:conditional-format>
          <calcext:conditional-format calcext:target-range-address="Sheet1.O153:Sheet1.O153">
            <calcext:condition calcext:apply-style-name="Good" calcext:value="=2" calcext:base-cell-address="Sheet1.O153"/>
          </calcext:conditional-format>
          <calcext:conditional-format calcext:target-range-address="Sheet1.O154:Sheet1.O154">
            <calcext:condition calcext:apply-style-name="Error" calcext:value="=1" calcext:base-cell-address="Sheet1.O154"/>
          </calcext:conditional-format>
          <calcext:conditional-format calcext:target-range-address="Sheet1.O154:Sheet1.O154">
            <calcext:condition calcext:apply-style-name="Good" calcext:value="=2" calcext:base-cell-address="Sheet1.O154"/>
          </calcext:conditional-format>
          <calcext:conditional-format calcext:target-range-address="Sheet1.O155:Sheet1.O155">
            <calcext:condition calcext:apply-style-name="Error" calcext:value="=1" calcext:base-cell-address="Sheet1.O155"/>
          </calcext:conditional-format>
          <calcext:conditional-format calcext:target-range-address="Sheet1.O155:Sheet1.O155">
            <calcext:condition calcext:apply-style-name="Good" calcext:value="=2" calcext:base-cell-address="Sheet1.O155"/>
          </calcext:conditional-format>
          <calcext:conditional-format calcext:target-range-address="Sheet1.O156:Sheet1.O156">
            <calcext:condition calcext:apply-style-name="Error" calcext:value="=1" calcext:base-cell-address="Sheet1.O156"/>
          </calcext:conditional-format>
          <calcext:conditional-format calcext:target-range-address="Sheet1.O156:Sheet1.O156">
            <calcext:condition calcext:apply-style-name="Good" calcext:value="=2" calcext:base-cell-address="Sheet1.O156"/>
          </calcext:conditional-format>
          <calcext:conditional-format calcext:target-range-address="Sheet1.O157:Sheet1.O157">
            <calcext:condition calcext:apply-style-name="Error" calcext:value="=1" calcext:base-cell-address="Sheet1.O157"/>
          </calcext:conditional-format>
          <calcext:conditional-format calcext:target-range-address="Sheet1.O157:Sheet1.O157">
            <calcext:condition calcext:apply-style-name="Good" calcext:value="=2" calcext:base-cell-address="Sheet1.O157"/>
          </calcext:conditional-format>
          <calcext:conditional-format calcext:target-range-address="Sheet1.O158:Sheet1.O158">
            <calcext:condition calcext:apply-style-name="Error" calcext:value="=1" calcext:base-cell-address="Sheet1.O158"/>
          </calcext:conditional-format>
          <calcext:conditional-format calcext:target-range-address="Sheet1.O158:Sheet1.O158">
            <calcext:condition calcext:apply-style-name="Good" calcext:value="=2" calcext:base-cell-address="Sheet1.O158"/>
          </calcext:conditional-format>
          <calcext:conditional-format calcext:target-range-address="Sheet1.O159:Sheet1.O159">
            <calcext:condition calcext:apply-style-name="Error" calcext:value="=1" calcext:base-cell-address="Sheet1.O159"/>
          </calcext:conditional-format>
          <calcext:conditional-format calcext:target-range-address="Sheet1.O159:Sheet1.O159">
            <calcext:condition calcext:apply-style-name="Good" calcext:value="=2" calcext:base-cell-address="Sheet1.O159"/>
          </calcext:conditional-format>
          <calcext:conditional-format calcext:target-range-address="Sheet1.O160:Sheet1.O160">
            <calcext:condition calcext:apply-style-name="Error" calcext:value="=1" calcext:base-cell-address="Sheet1.O160"/>
          </calcext:conditional-format>
          <calcext:conditional-format calcext:target-range-address="Sheet1.O160:Sheet1.O160">
            <calcext:condition calcext:apply-style-name="Good" calcext:value="=2" calcext:base-cell-address="Sheet1.O160"/>
          </calcext:conditional-format>
          <calcext:conditional-format calcext:target-range-address="Sheet1.O161:Sheet1.O161">
            <calcext:condition calcext:apply-style-name="Error" calcext:value="=1" calcext:base-cell-address="Sheet1.O161"/>
          </calcext:conditional-format>
          <calcext:conditional-format calcext:target-range-address="Sheet1.O161:Sheet1.O161">
            <calcext:condition calcext:apply-style-name="Good" calcext:value="=2" calcext:base-cell-address="Sheet1.O161"/>
          </calcext:conditional-format>
          <calcext:conditional-format calcext:target-range-address="Sheet1.O162:Sheet1.O162">
            <calcext:condition calcext:apply-style-name="Error" calcext:value="=1" calcext:base-cell-address="Sheet1.O162"/>
          </calcext:conditional-format>
          <calcext:conditional-format calcext:target-range-address="Sheet1.O162:Sheet1.O162">
            <calcext:condition calcext:apply-style-name="Good" calcext:value="=2" calcext:base-cell-address="Sheet1.O162"/>
          </calcext:conditional-format>
          <calcext:conditional-format calcext:target-range-address="Sheet1.O163:Sheet1.O163">
            <calcext:condition calcext:apply-style-name="Error" calcext:value="=1" calcext:base-cell-address="Sheet1.O163"/>
          </calcext:conditional-format>
          <calcext:conditional-format calcext:target-range-address="Sheet1.O163:Sheet1.O163">
            <calcext:condition calcext:apply-style-name="Good" calcext:value="=2" calcext:base-cell-address="Sheet1.O163"/>
          </calcext:conditional-format>
          <calcext:conditional-format calcext:target-range-address="Sheet1.O164:Sheet1.O164">
            <calcext:condition calcext:apply-style-name="Error" calcext:value="=1" calcext:base-cell-address="Sheet1.O164"/>
          </calcext:conditional-format>
          <calcext:conditional-format calcext:target-range-address="Sheet1.O164:Sheet1.O164">
            <calcext:condition calcext:apply-style-name="Good" calcext:value="=2" calcext:base-cell-address="Sheet1.O164"/>
          </calcext:conditional-format>
          <calcext:conditional-format calcext:target-range-address="Sheet1.O165:Sheet1.O165">
            <calcext:condition calcext:apply-style-name="Error" calcext:value="=1" calcext:base-cell-address="Sheet1.O165"/>
          </calcext:conditional-format>
          <calcext:conditional-format calcext:target-range-address="Sheet1.O165:Sheet1.O165">
            <calcext:condition calcext:apply-style-name="Good" calcext:value="=2" calcext:base-cell-address="Sheet1.O165"/>
          </calcext:conditional-format>
          <calcext:conditional-format calcext:target-range-address="Sheet1.O166:Sheet1.O166">
            <calcext:condition calcext:apply-style-name="Error" calcext:value="=1" calcext:base-cell-address="Sheet1.O166"/>
          </calcext:conditional-format>
          <calcext:conditional-format calcext:target-range-address="Sheet1.O166:Sheet1.O166">
            <calcext:condition calcext:apply-style-name="Good" calcext:value="=2" calcext:base-cell-address="Sheet1.O166"/>
          </calcext:conditional-format>
          <calcext:conditional-format calcext:target-range-address="Sheet1.O167:Sheet1.O167">
            <calcext:condition calcext:apply-style-name="Error" calcext:value="=1" calcext:base-cell-address="Sheet1.O167"/>
          </calcext:conditional-format>
          <calcext:conditional-format calcext:target-range-address="Sheet1.O167:Sheet1.O167">
            <calcext:condition calcext:apply-style-name="Good" calcext:value="=2" calcext:base-cell-address="Sheet1.O167"/>
          </calcext:conditional-format>
          <calcext:conditional-format calcext:target-range-address="Sheet1.O168:Sheet1.O168">
            <calcext:condition calcext:apply-style-name="Error" calcext:value="=1" calcext:base-cell-address="Sheet1.O168"/>
          </calcext:conditional-format>
          <calcext:conditional-format calcext:target-range-address="Sheet1.O168:Sheet1.O168">
            <calcext:condition calcext:apply-style-name="Good" calcext:value="=2" calcext:base-cell-address="Sheet1.O168"/>
          </calcext:conditional-format>
          <calcext:conditional-format calcext:target-range-address="Sheet1.O169:Sheet1.O169">
            <calcext:condition calcext:apply-style-name="Error" calcext:value="=1" calcext:base-cell-address="Sheet1.O169"/>
          </calcext:conditional-format>
          <calcext:conditional-format calcext:target-range-address="Sheet1.O169:Sheet1.O169">
            <calcext:condition calcext:apply-style-name="Good" calcext:value="=2" calcext:base-cell-address="Sheet1.O169"/>
          </calcext:conditional-format>
          <calcext:conditional-format calcext:target-range-address="Sheet1.O170:Sheet1.O170">
            <calcext:condition calcext:apply-style-name="Error" calcext:value="=1" calcext:base-cell-address="Sheet1.O170"/>
          </calcext:conditional-format>
          <calcext:conditional-format calcext:target-range-address="Sheet1.O170:Sheet1.O170">
            <calcext:condition calcext:apply-style-name="Good" calcext:value="=2" calcext:base-cell-address="Sheet1.O170"/>
          </calcext:conditional-format>
          <calcext:conditional-format calcext:target-range-address="Sheet1.O171:Sheet1.O171">
            <calcext:condition calcext:apply-style-name="Error" calcext:value="=1" calcext:base-cell-address="Sheet1.O171"/>
          </calcext:conditional-format>
          <calcext:conditional-format calcext:target-range-address="Sheet1.O171:Sheet1.O171">
            <calcext:condition calcext:apply-style-name="Good" calcext:value="=2" calcext:base-cell-address="Sheet1.O171"/>
          </calcext:conditional-format>
          <calcext:conditional-format calcext:target-range-address="Sheet1.O172:Sheet1.O172">
            <calcext:condition calcext:apply-style-name="Error" calcext:value="=1" calcext:base-cell-address="Sheet1.O172"/>
          </calcext:conditional-format>
          <calcext:conditional-format calcext:target-range-address="Sheet1.O172:Sheet1.O172">
            <calcext:condition calcext:apply-style-name="Good" calcext:value="=2" calcext:base-cell-address="Sheet1.O172"/>
          </calcext:conditional-format>
          <calcext:conditional-format calcext:target-range-address="Sheet1.O173:Sheet1.O173">
            <calcext:condition calcext:apply-style-name="Error" calcext:value="=1" calcext:base-cell-address="Sheet1.O173"/>
          </calcext:conditional-format>
          <calcext:conditional-format calcext:target-range-address="Sheet1.O173:Sheet1.O173">
            <calcext:condition calcext:apply-style-name="Good" calcext:value="=2" calcext:base-cell-address="Sheet1.O173"/>
          </calcext:conditional-format>
          <calcext:conditional-format calcext:target-range-address="Sheet1.O174:Sheet1.O174">
            <calcext:condition calcext:apply-style-name="Error" calcext:value="=1" calcext:base-cell-address="Sheet1.O174"/>
          </calcext:conditional-format>
          <calcext:conditional-format calcext:target-range-address="Sheet1.O174:Sheet1.O174">
            <calcext:condition calcext:apply-style-name="Good" calcext:value="=2" calcext:base-cell-address="Sheet1.O174"/>
          </calcext:conditional-format>
          <calcext:conditional-format calcext:target-range-address="Sheet1.O175:Sheet1.O175">
            <calcext:condition calcext:apply-style-name="Error" calcext:value="=1" calcext:base-cell-address="Sheet1.O175"/>
          </calcext:conditional-format>
          <calcext:conditional-format calcext:target-range-address="Sheet1.O175:Sheet1.O175">
            <calcext:condition calcext:apply-style-name="Good" calcext:value="=2" calcext:base-cell-address="Sheet1.O175"/>
          </calcext:conditional-format>
          <calcext:conditional-format calcext:target-range-address="Sheet1.O176:Sheet1.O176">
            <calcext:condition calcext:apply-style-name="Error" calcext:value="=1" calcext:base-cell-address="Sheet1.O176"/>
          </calcext:conditional-format>
          <calcext:conditional-format calcext:target-range-address="Sheet1.O176:Sheet1.O176">
            <calcext:condition calcext:apply-style-name="Good" calcext:value="=2" calcext:base-cell-address="Sheet1.O176"/>
          </calcext:conditional-format>
          <calcext:conditional-format calcext:target-range-address="Sheet1.O177:Sheet1.O177">
            <calcext:condition calcext:apply-style-name="Error" calcext:value="=1" calcext:base-cell-address="Sheet1.O177"/>
          </calcext:conditional-format>
          <calcext:conditional-format calcext:target-range-address="Sheet1.O177:Sheet1.O177">
            <calcext:condition calcext:apply-style-name="Good" calcext:value="=2" calcext:base-cell-address="Sheet1.O177"/>
          </calcext:conditional-format>
          <calcext:conditional-format calcext:target-range-address="Sheet1.O178:Sheet1.O178">
            <calcext:condition calcext:apply-style-name="Error" calcext:value="=1" calcext:base-cell-address="Sheet1.O178"/>
          </calcext:conditional-format>
          <calcext:conditional-format calcext:target-range-address="Sheet1.O178:Sheet1.O178">
            <calcext:condition calcext:apply-style-name="Good" calcext:value="=2" calcext:base-cell-address="Sheet1.O178"/>
          </calcext:conditional-format>
          <calcext:conditional-format calcext:target-range-address="Sheet1.O179:Sheet1.O179">
            <calcext:condition calcext:apply-style-name="Error" calcext:value="=1" calcext:base-cell-address="Sheet1.O179"/>
          </calcext:conditional-format>
          <calcext:conditional-format calcext:target-range-address="Sheet1.O179:Sheet1.O179">
            <calcext:condition calcext:apply-style-name="Good" calcext:value="=2" calcext:base-cell-address="Sheet1.O179"/>
          </calcext:conditional-format>
          <calcext:conditional-format calcext:target-range-address="Sheet1.O180:Sheet1.O180">
            <calcext:condition calcext:apply-style-name="Error" calcext:value="=1" calcext:base-cell-address="Sheet1.O180"/>
          </calcext:conditional-format>
          <calcext:conditional-format calcext:target-range-address="Sheet1.O180:Sheet1.O180">
            <calcext:condition calcext:apply-style-name="Good" calcext:value="=2" calcext:base-cell-address="Sheet1.O180"/>
          </calcext:conditional-format>
          <calcext:conditional-format calcext:target-range-address="Sheet1.O181:Sheet1.O181">
            <calcext:condition calcext:apply-style-name="Error" calcext:value="=1" calcext:base-cell-address="Sheet1.O181"/>
          </calcext:conditional-format>
          <calcext:conditional-format calcext:target-range-address="Sheet1.O181:Sheet1.O181">
            <calcext:condition calcext:apply-style-name="Good" calcext:value="=2" calcext:base-cell-address="Sheet1.O181"/>
          </calcext:conditional-format>
          <calcext:conditional-format calcext:target-range-address="Sheet1.O182:Sheet1.O182">
            <calcext:condition calcext:apply-style-name="Error" calcext:value="=1" calcext:base-cell-address="Sheet1.O182"/>
          </calcext:conditional-format>
          <calcext:conditional-format calcext:target-range-address="Sheet1.O182:Sheet1.O182">
            <calcext:condition calcext:apply-style-name="Good" calcext:value="=2" calcext:base-cell-address="Sheet1.O182"/>
          </calcext:conditional-format>
          <calcext:conditional-format calcext:target-range-address="Sheet1.O183:Sheet1.O183">
            <calcext:condition calcext:apply-style-name="Error" calcext:value="=1" calcext:base-cell-address="Sheet1.O183"/>
          </calcext:conditional-format>
          <calcext:conditional-format calcext:target-range-address="Sheet1.O183:Sheet1.O183">
            <calcext:condition calcext:apply-style-name="Good" calcext:value="=2" calcext:base-cell-address="Sheet1.O183"/>
          </calcext:conditional-format>
          <calcext:conditional-format calcext:target-range-address="Sheet1.O184:Sheet1.O184">
            <calcext:condition calcext:apply-style-name="Error" calcext:value="=1" calcext:base-cell-address="Sheet1.O184"/>
          </calcext:conditional-format>
          <calcext:conditional-format calcext:target-range-address="Sheet1.O184:Sheet1.O184">
            <calcext:condition calcext:apply-style-name="Good" calcext:value="=2" calcext:base-cell-address="Sheet1.O184"/>
          </calcext:conditional-format>
          <calcext:conditional-format calcext:target-range-address="Sheet1.O185:Sheet1.O185">
            <calcext:condition calcext:apply-style-name="Error" calcext:value="=1" calcext:base-cell-address="Sheet1.O185"/>
          </calcext:conditional-format>
          <calcext:conditional-format calcext:target-range-address="Sheet1.O185:Sheet1.O185">
            <calcext:condition calcext:apply-style-name="Good" calcext:value="=2" calcext:base-cell-address="Sheet1.O185"/>
          </calcext:conditional-format>
          <calcext:conditional-format calcext:target-range-address="Sheet1.O186:Sheet1.O186">
            <calcext:condition calcext:apply-style-name="Error" calcext:value="=1" calcext:base-cell-address="Sheet1.O186"/>
          </calcext:conditional-format>
          <calcext:conditional-format calcext:target-range-address="Sheet1.O186:Sheet1.O186">
            <calcext:condition calcext:apply-style-name="Good" calcext:value="=2" calcext:base-cell-address="Sheet1.O186"/>
          </calcext:conditional-format>
          <calcext:conditional-format calcext:target-range-address="Sheet1.O187:Sheet1.O187">
            <calcext:condition calcext:apply-style-name="Error" calcext:value="=1" calcext:base-cell-address="Sheet1.O187"/>
          </calcext:conditional-format>
          <calcext:conditional-format calcext:target-range-address="Sheet1.O187:Sheet1.O187">
            <calcext:condition calcext:apply-style-name="Good" calcext:value="=2" calcext:base-cell-address="Sheet1.O187"/>
          </calcext:conditional-format>
          <calcext:conditional-format calcext:target-range-address="Sheet1.O188:Sheet1.O188">
            <calcext:condition calcext:apply-style-name="Error" calcext:value="=1" calcext:base-cell-address="Sheet1.O188"/>
          </calcext:conditional-format>
          <calcext:conditional-format calcext:target-range-address="Sheet1.O188:Sheet1.O188">
            <calcext:condition calcext:apply-style-name="Good" calcext:value="=2" calcext:base-cell-address="Sheet1.O188"/>
          </calcext:conditional-format>
          <calcext:conditional-format calcext:target-range-address="Sheet1.P7:Sheet1.P7">
            <calcext:condition calcext:apply-style-name="Error" calcext:value="=1" calcext:base-cell-address="Sheet1.P7"/>
          </calcext:conditional-format>
          <calcext:conditional-format calcext:target-range-address="Sheet1.P7:Sheet1.P7">
            <calcext:condition calcext:apply-style-name="Good" calcext:value="=2" calcext:base-cell-address="Sheet1.P7"/>
          </calcext:conditional-format>
          <calcext:conditional-format calcext:target-range-address="Sheet1.P8:Sheet1.P8">
            <calcext:condition calcext:apply-style-name="Error" calcext:value="=1" calcext:base-cell-address="Sheet1.P8"/>
          </calcext:conditional-format>
          <calcext:conditional-format calcext:target-range-address="Sheet1.P8:Sheet1.P8">
            <calcext:condition calcext:apply-style-name="Good" calcext:value="=2" calcext:base-cell-address="Sheet1.P8"/>
          </calcext:conditional-format>
          <calcext:conditional-format calcext:target-range-address="Sheet1.P9:Sheet1.P9">
            <calcext:condition calcext:apply-style-name="Error" calcext:value="=1" calcext:base-cell-address="Sheet1.P9"/>
          </calcext:conditional-format>
          <calcext:conditional-format calcext:target-range-address="Sheet1.P9:Sheet1.P9">
            <calcext:condition calcext:apply-style-name="Good" calcext:value="=2" calcext:base-cell-address="Sheet1.P9"/>
          </calcext:conditional-format>
          <calcext:conditional-format calcext:target-range-address="Sheet1.P10:Sheet1.P10">
            <calcext:condition calcext:apply-style-name="Error" calcext:value="=1" calcext:base-cell-address="Sheet1.P10"/>
          </calcext:conditional-format>
          <calcext:conditional-format calcext:target-range-address="Sheet1.P10:Sheet1.P10">
            <calcext:condition calcext:apply-style-name="Good" calcext:value="=2" calcext:base-cell-address="Sheet1.P10"/>
          </calcext:conditional-format>
          <calcext:conditional-format calcext:target-range-address="Sheet1.P11:Sheet1.P11">
            <calcext:condition calcext:apply-style-name="Error" calcext:value="=1" calcext:base-cell-address="Sheet1.P11"/>
          </calcext:conditional-format>
          <calcext:conditional-format calcext:target-range-address="Sheet1.P11:Sheet1.P11">
            <calcext:condition calcext:apply-style-name="Good" calcext:value="=2" calcext:base-cell-address="Sheet1.P11"/>
          </calcext:conditional-format>
          <calcext:conditional-format calcext:target-range-address="Sheet1.P12:Sheet1.P12">
            <calcext:condition calcext:apply-style-name="Error" calcext:value="=1" calcext:base-cell-address="Sheet1.P12"/>
          </calcext:conditional-format>
          <calcext:conditional-format calcext:target-range-address="Sheet1.P12:Sheet1.P12">
            <calcext:condition calcext:apply-style-name="Good" calcext:value="=2" calcext:base-cell-address="Sheet1.P12"/>
          </calcext:conditional-format>
          <calcext:conditional-format calcext:target-range-address="Sheet1.P13:Sheet1.P13">
            <calcext:condition calcext:apply-style-name="Error" calcext:value="=1" calcext:base-cell-address="Sheet1.P13"/>
          </calcext:conditional-format>
          <calcext:conditional-format calcext:target-range-address="Sheet1.P13:Sheet1.P13">
            <calcext:condition calcext:apply-style-name="Good" calcext:value="=2" calcext:base-cell-address="Sheet1.P13"/>
          </calcext:conditional-format>
          <calcext:conditional-format calcext:target-range-address="Sheet1.P14:Sheet1.P14">
            <calcext:condition calcext:apply-style-name="Error" calcext:value="=1" calcext:base-cell-address="Sheet1.P14"/>
          </calcext:conditional-format>
          <calcext:conditional-format calcext:target-range-address="Sheet1.P14:Sheet1.P14">
            <calcext:condition calcext:apply-style-name="Good" calcext:value="=2" calcext:base-cell-address="Sheet1.P14"/>
          </calcext:conditional-format>
          <calcext:conditional-format calcext:target-range-address="Sheet1.P15:Sheet1.P15">
            <calcext:condition calcext:apply-style-name="Error" calcext:value="=1" calcext:base-cell-address="Sheet1.P15"/>
          </calcext:conditional-format>
          <calcext:conditional-format calcext:target-range-address="Sheet1.P15:Sheet1.P15">
            <calcext:condition calcext:apply-style-name="Good" calcext:value="=2" calcext:base-cell-address="Sheet1.P15"/>
          </calcext:conditional-format>
          <calcext:conditional-format calcext:target-range-address="Sheet1.P16:Sheet1.P16">
            <calcext:condition calcext:apply-style-name="Error" calcext:value="=1" calcext:base-cell-address="Sheet1.P16"/>
          </calcext:conditional-format>
          <calcext:conditional-format calcext:target-range-address="Sheet1.P16:Sheet1.P16">
            <calcext:condition calcext:apply-style-name="Good" calcext:value="=2" calcext:base-cell-address="Sheet1.P16"/>
          </calcext:conditional-format>
          <calcext:conditional-format calcext:target-range-address="Sheet1.P17:Sheet1.P17">
            <calcext:condition calcext:apply-style-name="Error" calcext:value="=1" calcext:base-cell-address="Sheet1.P17"/>
          </calcext:conditional-format>
          <calcext:conditional-format calcext:target-range-address="Sheet1.P17:Sheet1.P17">
            <calcext:condition calcext:apply-style-name="Good" calcext:value="=2" calcext:base-cell-address="Sheet1.P17"/>
          </calcext:conditional-format>
          <calcext:conditional-format calcext:target-range-address="Sheet1.P18:Sheet1.P18">
            <calcext:condition calcext:apply-style-name="Error" calcext:value="=1" calcext:base-cell-address="Sheet1.P18"/>
          </calcext:conditional-format>
          <calcext:conditional-format calcext:target-range-address="Sheet1.P18:Sheet1.P18">
            <calcext:condition calcext:apply-style-name="Good" calcext:value="=2" calcext:base-cell-address="Sheet1.P18"/>
          </calcext:conditional-format>
          <calcext:conditional-format calcext:target-range-address="Sheet1.P19:Sheet1.P19">
            <calcext:condition calcext:apply-style-name="Error" calcext:value="=1" calcext:base-cell-address="Sheet1.P19"/>
          </calcext:conditional-format>
          <calcext:conditional-format calcext:target-range-address="Sheet1.P19:Sheet1.P19">
            <calcext:condition calcext:apply-style-name="Good" calcext:value="=2" calcext:base-cell-address="Sheet1.P19"/>
          </calcext:conditional-format>
          <calcext:conditional-format calcext:target-range-address="Sheet1.P20:Sheet1.P20">
            <calcext:condition calcext:apply-style-name="Error" calcext:value="=1" calcext:base-cell-address="Sheet1.P20"/>
          </calcext:conditional-format>
          <calcext:conditional-format calcext:target-range-address="Sheet1.P20:Sheet1.P20">
            <calcext:condition calcext:apply-style-name="Good" calcext:value="=2" calcext:base-cell-address="Sheet1.P20"/>
          </calcext:conditional-format>
          <calcext:conditional-format calcext:target-range-address="Sheet1.P21:Sheet1.P21">
            <calcext:condition calcext:apply-style-name="Error" calcext:value="=1" calcext:base-cell-address="Sheet1.P21"/>
          </calcext:conditional-format>
          <calcext:conditional-format calcext:target-range-address="Sheet1.P21:Sheet1.P21">
            <calcext:condition calcext:apply-style-name="Good" calcext:value="=2" calcext:base-cell-address="Sheet1.P21"/>
          </calcext:conditional-format>
          <calcext:conditional-format calcext:target-range-address="Sheet1.P22:Sheet1.P22">
            <calcext:condition calcext:apply-style-name="Error" calcext:value="=1" calcext:base-cell-address="Sheet1.P22"/>
          </calcext:conditional-format>
          <calcext:conditional-format calcext:target-range-address="Sheet1.P22:Sheet1.P22">
            <calcext:condition calcext:apply-style-name="Good" calcext:value="=2" calcext:base-cell-address="Sheet1.P22"/>
          </calcext:conditional-format>
          <calcext:conditional-format calcext:target-range-address="Sheet1.P23:Sheet1.P23">
            <calcext:condition calcext:apply-style-name="Error" calcext:value="=1" calcext:base-cell-address="Sheet1.P23"/>
          </calcext:conditional-format>
          <calcext:conditional-format calcext:target-range-address="Sheet1.P23:Sheet1.P23">
            <calcext:condition calcext:apply-style-name="Good" calcext:value="=2" calcext:base-cell-address="Sheet1.P23"/>
          </calcext:conditional-format>
          <calcext:conditional-format calcext:target-range-address="Sheet1.P24:Sheet1.P24">
            <calcext:condition calcext:apply-style-name="Error" calcext:value="=1" calcext:base-cell-address="Sheet1.P24"/>
          </calcext:conditional-format>
          <calcext:conditional-format calcext:target-range-address="Sheet1.P24:Sheet1.P24">
            <calcext:condition calcext:apply-style-name="Good" calcext:value="=2" calcext:base-cell-address="Sheet1.P24"/>
          </calcext:conditional-format>
          <calcext:conditional-format calcext:target-range-address="Sheet1.P25:Sheet1.P25">
            <calcext:condition calcext:apply-style-name="Error" calcext:value="=1" calcext:base-cell-address="Sheet1.P25"/>
          </calcext:conditional-format>
          <calcext:conditional-format calcext:target-range-address="Sheet1.P25:Sheet1.P25">
            <calcext:condition calcext:apply-style-name="Good" calcext:value="=2" calcext:base-cell-address="Sheet1.P25"/>
          </calcext:conditional-format>
          <calcext:conditional-format calcext:target-range-address="Sheet1.P26:Sheet1.P26">
            <calcext:condition calcext:apply-style-name="Error" calcext:value="=1" calcext:base-cell-address="Sheet1.P26"/>
          </calcext:conditional-format>
          <calcext:conditional-format calcext:target-range-address="Sheet1.P26:Sheet1.P26">
            <calcext:condition calcext:apply-style-name="Good" calcext:value="=2" calcext:base-cell-address="Sheet1.P26"/>
          </calcext:conditional-format>
          <calcext:conditional-format calcext:target-range-address="Sheet1.P27:Sheet1.P27">
            <calcext:condition calcext:apply-style-name="Error" calcext:value="=1" calcext:base-cell-address="Sheet1.P27"/>
          </calcext:conditional-format>
          <calcext:conditional-format calcext:target-range-address="Sheet1.P27:Sheet1.P27">
            <calcext:condition calcext:apply-style-name="Good" calcext:value="=2" calcext:base-cell-address="Sheet1.P27"/>
          </calcext:conditional-format>
          <calcext:conditional-format calcext:target-range-address="Sheet1.P28:Sheet1.P28">
            <calcext:condition calcext:apply-style-name="Error" calcext:value="=1" calcext:base-cell-address="Sheet1.P28"/>
          </calcext:conditional-format>
          <calcext:conditional-format calcext:target-range-address="Sheet1.P28:Sheet1.P28">
            <calcext:condition calcext:apply-style-name="Good" calcext:value="=2" calcext:base-cell-address="Sheet1.P28"/>
          </calcext:conditional-format>
          <calcext:conditional-format calcext:target-range-address="Sheet1.P29:Sheet1.P29">
            <calcext:condition calcext:apply-style-name="Error" calcext:value="=1" calcext:base-cell-address="Sheet1.P29"/>
          </calcext:conditional-format>
          <calcext:conditional-format calcext:target-range-address="Sheet1.P29:Sheet1.P29">
            <calcext:condition calcext:apply-style-name="Good" calcext:value="=2" calcext:base-cell-address="Sheet1.P29"/>
          </calcext:conditional-format>
          <calcext:conditional-format calcext:target-range-address="Sheet1.P30:Sheet1.P30">
            <calcext:condition calcext:apply-style-name="Error" calcext:value="=1" calcext:base-cell-address="Sheet1.P30"/>
          </calcext:conditional-format>
          <calcext:conditional-format calcext:target-range-address="Sheet1.P30:Sheet1.P30">
            <calcext:condition calcext:apply-style-name="Good" calcext:value="=2" calcext:base-cell-address="Sheet1.P30"/>
          </calcext:conditional-format>
          <calcext:conditional-format calcext:target-range-address="Sheet1.P31:Sheet1.P31">
            <calcext:condition calcext:apply-style-name="Error" calcext:value="=1" calcext:base-cell-address="Sheet1.P31"/>
          </calcext:conditional-format>
          <calcext:conditional-format calcext:target-range-address="Sheet1.P31:Sheet1.P31">
            <calcext:condition calcext:apply-style-name="Good" calcext:value="=2" calcext:base-cell-address="Sheet1.P31"/>
          </calcext:conditional-format>
          <calcext:conditional-format calcext:target-range-address="Sheet1.P32:Sheet1.P32">
            <calcext:condition calcext:apply-style-name="Error" calcext:value="=1" calcext:base-cell-address="Sheet1.P32"/>
          </calcext:conditional-format>
          <calcext:conditional-format calcext:target-range-address="Sheet1.P32:Sheet1.P32">
            <calcext:condition calcext:apply-style-name="Good" calcext:value="=2" calcext:base-cell-address="Sheet1.P32"/>
          </calcext:conditional-format>
          <calcext:conditional-format calcext:target-range-address="Sheet1.P33:Sheet1.P33">
            <calcext:condition calcext:apply-style-name="Error" calcext:value="=1" calcext:base-cell-address="Sheet1.P33"/>
          </calcext:conditional-format>
          <calcext:conditional-format calcext:target-range-address="Sheet1.P33:Sheet1.P33">
            <calcext:condition calcext:apply-style-name="Good" calcext:value="=2" calcext:base-cell-address="Sheet1.P33"/>
          </calcext:conditional-format>
          <calcext:conditional-format calcext:target-range-address="Sheet1.P34:Sheet1.P34">
            <calcext:condition calcext:apply-style-name="Error" calcext:value="=1" calcext:base-cell-address="Sheet1.P34"/>
          </calcext:conditional-format>
          <calcext:conditional-format calcext:target-range-address="Sheet1.P34:Sheet1.P34">
            <calcext:condition calcext:apply-style-name="Good" calcext:value="=2" calcext:base-cell-address="Sheet1.P34"/>
          </calcext:conditional-format>
          <calcext:conditional-format calcext:target-range-address="Sheet1.P35:Sheet1.P35">
            <calcext:condition calcext:apply-style-name="Error" calcext:value="=1" calcext:base-cell-address="Sheet1.P35"/>
          </calcext:conditional-format>
          <calcext:conditional-format calcext:target-range-address="Sheet1.P35:Sheet1.P35">
            <calcext:condition calcext:apply-style-name="Good" calcext:value="=2" calcext:base-cell-address="Sheet1.P35"/>
          </calcext:conditional-format>
          <calcext:conditional-format calcext:target-range-address="Sheet1.P36:Sheet1.P36">
            <calcext:condition calcext:apply-style-name="Error" calcext:value="=1" calcext:base-cell-address="Sheet1.P36"/>
          </calcext:conditional-format>
          <calcext:conditional-format calcext:target-range-address="Sheet1.P36:Sheet1.P36">
            <calcext:condition calcext:apply-style-name="Good" calcext:value="=2" calcext:base-cell-address="Sheet1.P36"/>
          </calcext:conditional-format>
          <calcext:conditional-format calcext:target-range-address="Sheet1.P37:Sheet1.P37">
            <calcext:condition calcext:apply-style-name="Error" calcext:value="=1" calcext:base-cell-address="Sheet1.P37"/>
          </calcext:conditional-format>
          <calcext:conditional-format calcext:target-range-address="Sheet1.P37:Sheet1.P37">
            <calcext:condition calcext:apply-style-name="Good" calcext:value="=2" calcext:base-cell-address="Sheet1.P37"/>
          </calcext:conditional-format>
          <calcext:conditional-format calcext:target-range-address="Sheet1.P38:Sheet1.P38">
            <calcext:condition calcext:apply-style-name="Error" calcext:value="=1" calcext:base-cell-address="Sheet1.P38"/>
          </calcext:conditional-format>
          <calcext:conditional-format calcext:target-range-address="Sheet1.P38:Sheet1.P38">
            <calcext:condition calcext:apply-style-name="Good" calcext:value="=2" calcext:base-cell-address="Sheet1.P38"/>
          </calcext:conditional-format>
          <calcext:conditional-format calcext:target-range-address="Sheet1.P39:Sheet1.P39">
            <calcext:condition calcext:apply-style-name="Error" calcext:value="=1" calcext:base-cell-address="Sheet1.P39"/>
          </calcext:conditional-format>
          <calcext:conditional-format calcext:target-range-address="Sheet1.P39:Sheet1.P39">
            <calcext:condition calcext:apply-style-name="Good" calcext:value="=2" calcext:base-cell-address="Sheet1.P39"/>
          </calcext:conditional-format>
          <calcext:conditional-format calcext:target-range-address="Sheet1.P40:Sheet1.P40">
            <calcext:condition calcext:apply-style-name="Error" calcext:value="=1" calcext:base-cell-address="Sheet1.P40"/>
          </calcext:conditional-format>
          <calcext:conditional-format calcext:target-range-address="Sheet1.P40:Sheet1.P40">
            <calcext:condition calcext:apply-style-name="Good" calcext:value="=2" calcext:base-cell-address="Sheet1.P40"/>
          </calcext:conditional-format>
          <calcext:conditional-format calcext:target-range-address="Sheet1.P41:Sheet1.P41">
            <calcext:condition calcext:apply-style-name="Error" calcext:value="=1" calcext:base-cell-address="Sheet1.P41"/>
          </calcext:conditional-format>
          <calcext:conditional-format calcext:target-range-address="Sheet1.P41:Sheet1.P41">
            <calcext:condition calcext:apply-style-name="Good" calcext:value="=2" calcext:base-cell-address="Sheet1.P41"/>
          </calcext:conditional-format>
          <calcext:conditional-format calcext:target-range-address="Sheet1.P42:Sheet1.P42">
            <calcext:condition calcext:apply-style-name="Error" calcext:value="=1" calcext:base-cell-address="Sheet1.P42"/>
          </calcext:conditional-format>
          <calcext:conditional-format calcext:target-range-address="Sheet1.P42:Sheet1.P42">
            <calcext:condition calcext:apply-style-name="Good" calcext:value="=2" calcext:base-cell-address="Sheet1.P42"/>
          </calcext:conditional-format>
          <calcext:conditional-format calcext:target-range-address="Sheet1.P43:Sheet1.P43">
            <calcext:condition calcext:apply-style-name="Error" calcext:value="=1" calcext:base-cell-address="Sheet1.P43"/>
          </calcext:conditional-format>
          <calcext:conditional-format calcext:target-range-address="Sheet1.P43:Sheet1.P43">
            <calcext:condition calcext:apply-style-name="Good" calcext:value="=2" calcext:base-cell-address="Sheet1.P43"/>
          </calcext:conditional-format>
          <calcext:conditional-format calcext:target-range-address="Sheet1.P44:Sheet1.P44">
            <calcext:condition calcext:apply-style-name="Error" calcext:value="=1" calcext:base-cell-address="Sheet1.P44"/>
          </calcext:conditional-format>
          <calcext:conditional-format calcext:target-range-address="Sheet1.P44:Sheet1.P44">
            <calcext:condition calcext:apply-style-name="Good" calcext:value="=2" calcext:base-cell-address="Sheet1.P44"/>
          </calcext:conditional-format>
          <calcext:conditional-format calcext:target-range-address="Sheet1.P45:Sheet1.P45">
            <calcext:condition calcext:apply-style-name="Error" calcext:value="=1" calcext:base-cell-address="Sheet1.P45"/>
          </calcext:conditional-format>
          <calcext:conditional-format calcext:target-range-address="Sheet1.P45:Sheet1.P45">
            <calcext:condition calcext:apply-style-name="Good" calcext:value="=2" calcext:base-cell-address="Sheet1.P45"/>
          </calcext:conditional-format>
          <calcext:conditional-format calcext:target-range-address="Sheet1.P46:Sheet1.P46">
            <calcext:condition calcext:apply-style-name="Error" calcext:value="=1" calcext:base-cell-address="Sheet1.P46"/>
          </calcext:conditional-format>
          <calcext:conditional-format calcext:target-range-address="Sheet1.P46:Sheet1.P46">
            <calcext:condition calcext:apply-style-name="Good" calcext:value="=2" calcext:base-cell-address="Sheet1.P46"/>
          </calcext:conditional-format>
          <calcext:conditional-format calcext:target-range-address="Sheet1.P47:Sheet1.P47">
            <calcext:condition calcext:apply-style-name="Error" calcext:value="=1" calcext:base-cell-address="Sheet1.P47"/>
          </calcext:conditional-format>
          <calcext:conditional-format calcext:target-range-address="Sheet1.P47:Sheet1.P47">
            <calcext:condition calcext:apply-style-name="Good" calcext:value="=2" calcext:base-cell-address="Sheet1.P47"/>
          </calcext:conditional-format>
          <calcext:conditional-format calcext:target-range-address="Sheet1.P48:Sheet1.P48">
            <calcext:condition calcext:apply-style-name="Error" calcext:value="=1" calcext:base-cell-address="Sheet1.P48"/>
          </calcext:conditional-format>
          <calcext:conditional-format calcext:target-range-address="Sheet1.P48:Sheet1.P48">
            <calcext:condition calcext:apply-style-name="Good" calcext:value="=2" calcext:base-cell-address="Sheet1.P48"/>
          </calcext:conditional-format>
          <calcext:conditional-format calcext:target-range-address="Sheet1.P49:Sheet1.P49">
            <calcext:condition calcext:apply-style-name="Error" calcext:value="=1" calcext:base-cell-address="Sheet1.P49"/>
          </calcext:conditional-format>
          <calcext:conditional-format calcext:target-range-address="Sheet1.P49:Sheet1.P49">
            <calcext:condition calcext:apply-style-name="Good" calcext:value="=2" calcext:base-cell-address="Sheet1.P49"/>
          </calcext:conditional-format>
          <calcext:conditional-format calcext:target-range-address="Sheet1.P50:Sheet1.P50">
            <calcext:condition calcext:apply-style-name="Error" calcext:value="=1" calcext:base-cell-address="Sheet1.P50"/>
          </calcext:conditional-format>
          <calcext:conditional-format calcext:target-range-address="Sheet1.P50:Sheet1.P50">
            <calcext:condition calcext:apply-style-name="Good" calcext:value="=2" calcext:base-cell-address="Sheet1.P50"/>
          </calcext:conditional-format>
          <calcext:conditional-format calcext:target-range-address="Sheet1.P51:Sheet1.P51">
            <calcext:condition calcext:apply-style-name="Error" calcext:value="=1" calcext:base-cell-address="Sheet1.P51"/>
          </calcext:conditional-format>
          <calcext:conditional-format calcext:target-range-address="Sheet1.P51:Sheet1.P51">
            <calcext:condition calcext:apply-style-name="Good" calcext:value="=2" calcext:base-cell-address="Sheet1.P51"/>
          </calcext:conditional-format>
          <calcext:conditional-format calcext:target-range-address="Sheet1.P52:Sheet1.P52">
            <calcext:condition calcext:apply-style-name="Error" calcext:value="=1" calcext:base-cell-address="Sheet1.P52"/>
          </calcext:conditional-format>
          <calcext:conditional-format calcext:target-range-address="Sheet1.P52:Sheet1.P52">
            <calcext:condition calcext:apply-style-name="Good" calcext:value="=2" calcext:base-cell-address="Sheet1.P52"/>
          </calcext:conditional-format>
          <calcext:conditional-format calcext:target-range-address="Sheet1.P53:Sheet1.P53">
            <calcext:condition calcext:apply-style-name="Error" calcext:value="=1" calcext:base-cell-address="Sheet1.P53"/>
          </calcext:conditional-format>
          <calcext:conditional-format calcext:target-range-address="Sheet1.P53:Sheet1.P53">
            <calcext:condition calcext:apply-style-name="Good" calcext:value="=2" calcext:base-cell-address="Sheet1.P53"/>
          </calcext:conditional-format>
          <calcext:conditional-format calcext:target-range-address="Sheet1.P54:Sheet1.P54">
            <calcext:condition calcext:apply-style-name="Error" calcext:value="=1" calcext:base-cell-address="Sheet1.P54"/>
          </calcext:conditional-format>
          <calcext:conditional-format calcext:target-range-address="Sheet1.P54:Sheet1.P54">
            <calcext:condition calcext:apply-style-name="Good" calcext:value="=2" calcext:base-cell-address="Sheet1.P54"/>
          </calcext:conditional-format>
          <calcext:conditional-format calcext:target-range-address="Sheet1.P55:Sheet1.P55">
            <calcext:condition calcext:apply-style-name="Error" calcext:value="=1" calcext:base-cell-address="Sheet1.P55"/>
          </calcext:conditional-format>
          <calcext:conditional-format calcext:target-range-address="Sheet1.P55:Sheet1.P55">
            <calcext:condition calcext:apply-style-name="Good" calcext:value="=2" calcext:base-cell-address="Sheet1.P55"/>
          </calcext:conditional-format>
          <calcext:conditional-format calcext:target-range-address="Sheet1.P56:Sheet1.P56">
            <calcext:condition calcext:apply-style-name="Error" calcext:value="=1" calcext:base-cell-address="Sheet1.P56"/>
          </calcext:conditional-format>
          <calcext:conditional-format calcext:target-range-address="Sheet1.P56:Sheet1.P56">
            <calcext:condition calcext:apply-style-name="Good" calcext:value="=2" calcext:base-cell-address="Sheet1.P56"/>
          </calcext:conditional-format>
          <calcext:conditional-format calcext:target-range-address="Sheet1.P57:Sheet1.P57">
            <calcext:condition calcext:apply-style-name="Error" calcext:value="=1" calcext:base-cell-address="Sheet1.P57"/>
          </calcext:conditional-format>
          <calcext:conditional-format calcext:target-range-address="Sheet1.P57:Sheet1.P57">
            <calcext:condition calcext:apply-style-name="Good" calcext:value="=2" calcext:base-cell-address="Sheet1.P57"/>
          </calcext:conditional-format>
          <calcext:conditional-format calcext:target-range-address="Sheet1.P58:Sheet1.P58">
            <calcext:condition calcext:apply-style-name="Error" calcext:value="=1" calcext:base-cell-address="Sheet1.P58"/>
          </calcext:conditional-format>
          <calcext:conditional-format calcext:target-range-address="Sheet1.P58:Sheet1.P58">
            <calcext:condition calcext:apply-style-name="Good" calcext:value="=2" calcext:base-cell-address="Sheet1.P58"/>
          </calcext:conditional-format>
          <calcext:conditional-format calcext:target-range-address="Sheet1.P59:Sheet1.P59">
            <calcext:condition calcext:apply-style-name="Error" calcext:value="=1" calcext:base-cell-address="Sheet1.P59"/>
          </calcext:conditional-format>
          <calcext:conditional-format calcext:target-range-address="Sheet1.P59:Sheet1.P59">
            <calcext:condition calcext:apply-style-name="Good" calcext:value="=2" calcext:base-cell-address="Sheet1.P59"/>
          </calcext:conditional-format>
          <calcext:conditional-format calcext:target-range-address="Sheet1.P60:Sheet1.P60">
            <calcext:condition calcext:apply-style-name="Error" calcext:value="=1" calcext:base-cell-address="Sheet1.P60"/>
          </calcext:conditional-format>
          <calcext:conditional-format calcext:target-range-address="Sheet1.P60:Sheet1.P60">
            <calcext:condition calcext:apply-style-name="Good" calcext:value="=2" calcext:base-cell-address="Sheet1.P60"/>
          </calcext:conditional-format>
          <calcext:conditional-format calcext:target-range-address="Sheet1.P61:Sheet1.P61">
            <calcext:condition calcext:apply-style-name="Error" calcext:value="=1" calcext:base-cell-address="Sheet1.P61"/>
          </calcext:conditional-format>
          <calcext:conditional-format calcext:target-range-address="Sheet1.P61:Sheet1.P61">
            <calcext:condition calcext:apply-style-name="Good" calcext:value="=2" calcext:base-cell-address="Sheet1.P61"/>
          </calcext:conditional-format>
          <calcext:conditional-format calcext:target-range-address="Sheet1.P62:Sheet1.P62">
            <calcext:condition calcext:apply-style-name="Error" calcext:value="=1" calcext:base-cell-address="Sheet1.P62"/>
          </calcext:conditional-format>
          <calcext:conditional-format calcext:target-range-address="Sheet1.P62:Sheet1.P62">
            <calcext:condition calcext:apply-style-name="Good" calcext:value="=2" calcext:base-cell-address="Sheet1.P62"/>
          </calcext:conditional-format>
          <calcext:conditional-format calcext:target-range-address="Sheet1.P63:Sheet1.P63">
            <calcext:condition calcext:apply-style-name="Error" calcext:value="=1" calcext:base-cell-address="Sheet1.P63"/>
          </calcext:conditional-format>
          <calcext:conditional-format calcext:target-range-address="Sheet1.P63:Sheet1.P63">
            <calcext:condition calcext:apply-style-name="Good" calcext:value="=2" calcext:base-cell-address="Sheet1.P63"/>
          </calcext:conditional-format>
          <calcext:conditional-format calcext:target-range-address="Sheet1.P64:Sheet1.P64">
            <calcext:condition calcext:apply-style-name="Error" calcext:value="=1" calcext:base-cell-address="Sheet1.P64"/>
          </calcext:conditional-format>
          <calcext:conditional-format calcext:target-range-address="Sheet1.P64:Sheet1.P64">
            <calcext:condition calcext:apply-style-name="Good" calcext:value="=2" calcext:base-cell-address="Sheet1.P64"/>
          </calcext:conditional-format>
          <calcext:conditional-format calcext:target-range-address="Sheet1.P65:Sheet1.P65">
            <calcext:condition calcext:apply-style-name="Error" calcext:value="=1" calcext:base-cell-address="Sheet1.P65"/>
          </calcext:conditional-format>
          <calcext:conditional-format calcext:target-range-address="Sheet1.P65:Sheet1.P65">
            <calcext:condition calcext:apply-style-name="Good" calcext:value="=2" calcext:base-cell-address="Sheet1.P65"/>
          </calcext:conditional-format>
          <calcext:conditional-format calcext:target-range-address="Sheet1.P66:Sheet1.P66">
            <calcext:condition calcext:apply-style-name="Error" calcext:value="=1" calcext:base-cell-address="Sheet1.P66"/>
          </calcext:conditional-format>
          <calcext:conditional-format calcext:target-range-address="Sheet1.P66:Sheet1.P66">
            <calcext:condition calcext:apply-style-name="Good" calcext:value="=2" calcext:base-cell-address="Sheet1.P66"/>
          </calcext:conditional-format>
          <calcext:conditional-format calcext:target-range-address="Sheet1.P67:Sheet1.P67">
            <calcext:condition calcext:apply-style-name="Error" calcext:value="=1" calcext:base-cell-address="Sheet1.P67"/>
          </calcext:conditional-format>
          <calcext:conditional-format calcext:target-range-address="Sheet1.P67:Sheet1.P67">
            <calcext:condition calcext:apply-style-name="Good" calcext:value="=2" calcext:base-cell-address="Sheet1.P67"/>
          </calcext:conditional-format>
          <calcext:conditional-format calcext:target-range-address="Sheet1.P68:Sheet1.P68">
            <calcext:condition calcext:apply-style-name="Error" calcext:value="=1" calcext:base-cell-address="Sheet1.P68"/>
          </calcext:conditional-format>
          <calcext:conditional-format calcext:target-range-address="Sheet1.P68:Sheet1.P68">
            <calcext:condition calcext:apply-style-name="Good" calcext:value="=2" calcext:base-cell-address="Sheet1.P68"/>
          </calcext:conditional-format>
          <calcext:conditional-format calcext:target-range-address="Sheet1.P69:Sheet1.P69">
            <calcext:condition calcext:apply-style-name="Error" calcext:value="=1" calcext:base-cell-address="Sheet1.P69"/>
          </calcext:conditional-format>
          <calcext:conditional-format calcext:target-range-address="Sheet1.P69:Sheet1.P69">
            <calcext:condition calcext:apply-style-name="Good" calcext:value="=2" calcext:base-cell-address="Sheet1.P69"/>
          </calcext:conditional-format>
          <calcext:conditional-format calcext:target-range-address="Sheet1.P70:Sheet1.P70">
            <calcext:condition calcext:apply-style-name="Error" calcext:value="=1" calcext:base-cell-address="Sheet1.P70"/>
          </calcext:conditional-format>
          <calcext:conditional-format calcext:target-range-address="Sheet1.P70:Sheet1.P70">
            <calcext:condition calcext:apply-style-name="Good" calcext:value="=2" calcext:base-cell-address="Sheet1.P70"/>
          </calcext:conditional-format>
          <calcext:conditional-format calcext:target-range-address="Sheet1.P71:Sheet1.P71">
            <calcext:condition calcext:apply-style-name="Error" calcext:value="=1" calcext:base-cell-address="Sheet1.P71"/>
          </calcext:conditional-format>
          <calcext:conditional-format calcext:target-range-address="Sheet1.P71:Sheet1.P71">
            <calcext:condition calcext:apply-style-name="Good" calcext:value="=2" calcext:base-cell-address="Sheet1.P71"/>
          </calcext:conditional-format>
          <calcext:conditional-format calcext:target-range-address="Sheet1.P72:Sheet1.P72">
            <calcext:condition calcext:apply-style-name="Error" calcext:value="=1" calcext:base-cell-address="Sheet1.P72"/>
          </calcext:conditional-format>
          <calcext:conditional-format calcext:target-range-address="Sheet1.P72:Sheet1.P72">
            <calcext:condition calcext:apply-style-name="Good" calcext:value="=2" calcext:base-cell-address="Sheet1.P72"/>
          </calcext:conditional-format>
          <calcext:conditional-format calcext:target-range-address="Sheet1.P73:Sheet1.P73">
            <calcext:condition calcext:apply-style-name="Error" calcext:value="=1" calcext:base-cell-address="Sheet1.P73"/>
          </calcext:conditional-format>
          <calcext:conditional-format calcext:target-range-address="Sheet1.P73:Sheet1.P73">
            <calcext:condition calcext:apply-style-name="Good" calcext:value="=2" calcext:base-cell-address="Sheet1.P73"/>
          </calcext:conditional-format>
          <calcext:conditional-format calcext:target-range-address="Sheet1.P74:Sheet1.P74">
            <calcext:condition calcext:apply-style-name="Error" calcext:value="=1" calcext:base-cell-address="Sheet1.P74"/>
          </calcext:conditional-format>
          <calcext:conditional-format calcext:target-range-address="Sheet1.P74:Sheet1.P74">
            <calcext:condition calcext:apply-style-name="Good" calcext:value="=2" calcext:base-cell-address="Sheet1.P74"/>
          </calcext:conditional-format>
          <calcext:conditional-format calcext:target-range-address="Sheet1.P75:Sheet1.P75">
            <calcext:condition calcext:apply-style-name="Error" calcext:value="=1" calcext:base-cell-address="Sheet1.P75"/>
          </calcext:conditional-format>
          <calcext:conditional-format calcext:target-range-address="Sheet1.P75:Sheet1.P75">
            <calcext:condition calcext:apply-style-name="Good" calcext:value="=2" calcext:base-cell-address="Sheet1.P75"/>
          </calcext:conditional-format>
          <calcext:conditional-format calcext:target-range-address="Sheet1.P76:Sheet1.P76">
            <calcext:condition calcext:apply-style-name="Error" calcext:value="=1" calcext:base-cell-address="Sheet1.P76"/>
          </calcext:conditional-format>
          <calcext:conditional-format calcext:target-range-address="Sheet1.P76:Sheet1.P76">
            <calcext:condition calcext:apply-style-name="Good" calcext:value="=2" calcext:base-cell-address="Sheet1.P76"/>
          </calcext:conditional-format>
          <calcext:conditional-format calcext:target-range-address="Sheet1.P77:Sheet1.P77">
            <calcext:condition calcext:apply-style-name="Error" calcext:value="=1" calcext:base-cell-address="Sheet1.P77"/>
          </calcext:conditional-format>
          <calcext:conditional-format calcext:target-range-address="Sheet1.P77:Sheet1.P77">
            <calcext:condition calcext:apply-style-name="Good" calcext:value="=2" calcext:base-cell-address="Sheet1.P77"/>
          </calcext:conditional-format>
          <calcext:conditional-format calcext:target-range-address="Sheet1.P78:Sheet1.P78">
            <calcext:condition calcext:apply-style-name="Error" calcext:value="=1" calcext:base-cell-address="Sheet1.P78"/>
          </calcext:conditional-format>
          <calcext:conditional-format calcext:target-range-address="Sheet1.P78:Sheet1.P78">
            <calcext:condition calcext:apply-style-name="Good" calcext:value="=2" calcext:base-cell-address="Sheet1.P78"/>
          </calcext:conditional-format>
          <calcext:conditional-format calcext:target-range-address="Sheet1.P79:Sheet1.P79">
            <calcext:condition calcext:apply-style-name="Error" calcext:value="=1" calcext:base-cell-address="Sheet1.P79"/>
          </calcext:conditional-format>
          <calcext:conditional-format calcext:target-range-address="Sheet1.P79:Sheet1.P79">
            <calcext:condition calcext:apply-style-name="Good" calcext:value="=2" calcext:base-cell-address="Sheet1.P79"/>
          </calcext:conditional-format>
          <calcext:conditional-format calcext:target-range-address="Sheet1.P80:Sheet1.P80">
            <calcext:condition calcext:apply-style-name="Error" calcext:value="=1" calcext:base-cell-address="Sheet1.P80"/>
          </calcext:conditional-format>
          <calcext:conditional-format calcext:target-range-address="Sheet1.P80:Sheet1.P80">
            <calcext:condition calcext:apply-style-name="Good" calcext:value="=2" calcext:base-cell-address="Sheet1.P80"/>
          </calcext:conditional-format>
          <calcext:conditional-format calcext:target-range-address="Sheet1.P81:Sheet1.P81">
            <calcext:condition calcext:apply-style-name="Error" calcext:value="=1" calcext:base-cell-address="Sheet1.P81"/>
          </calcext:conditional-format>
          <calcext:conditional-format calcext:target-range-address="Sheet1.P81:Sheet1.P81">
            <calcext:condition calcext:apply-style-name="Good" calcext:value="=2" calcext:base-cell-address="Sheet1.P81"/>
          </calcext:conditional-format>
          <calcext:conditional-format calcext:target-range-address="Sheet1.P82:Sheet1.P82">
            <calcext:condition calcext:apply-style-name="Error" calcext:value="=1" calcext:base-cell-address="Sheet1.P82"/>
          </calcext:conditional-format>
          <calcext:conditional-format calcext:target-range-address="Sheet1.P82:Sheet1.P82">
            <calcext:condition calcext:apply-style-name="Good" calcext:value="=2" calcext:base-cell-address="Sheet1.P82"/>
          </calcext:conditional-format>
          <calcext:conditional-format calcext:target-range-address="Sheet1.P83:Sheet1.P83">
            <calcext:condition calcext:apply-style-name="Error" calcext:value="=1" calcext:base-cell-address="Sheet1.P83"/>
          </calcext:conditional-format>
          <calcext:conditional-format calcext:target-range-address="Sheet1.P83:Sheet1.P83">
            <calcext:condition calcext:apply-style-name="Good" calcext:value="=2" calcext:base-cell-address="Sheet1.P83"/>
          </calcext:conditional-format>
          <calcext:conditional-format calcext:target-range-address="Sheet1.P84:Sheet1.P84">
            <calcext:condition calcext:apply-style-name="Error" calcext:value="=1" calcext:base-cell-address="Sheet1.P84"/>
          </calcext:conditional-format>
          <calcext:conditional-format calcext:target-range-address="Sheet1.P84:Sheet1.P84">
            <calcext:condition calcext:apply-style-name="Good" calcext:value="=2" calcext:base-cell-address="Sheet1.P84"/>
          </calcext:conditional-format>
          <calcext:conditional-format calcext:target-range-address="Sheet1.P85:Sheet1.P85">
            <calcext:condition calcext:apply-style-name="Error" calcext:value="=1" calcext:base-cell-address="Sheet1.P85"/>
          </calcext:conditional-format>
          <calcext:conditional-format calcext:target-range-address="Sheet1.P85:Sheet1.P85">
            <calcext:condition calcext:apply-style-name="Good" calcext:value="=2" calcext:base-cell-address="Sheet1.P85"/>
          </calcext:conditional-format>
          <calcext:conditional-format calcext:target-range-address="Sheet1.P86:Sheet1.P86">
            <calcext:condition calcext:apply-style-name="Error" calcext:value="=1" calcext:base-cell-address="Sheet1.P86"/>
          </calcext:conditional-format>
          <calcext:conditional-format calcext:target-range-address="Sheet1.P86:Sheet1.P86">
            <calcext:condition calcext:apply-style-name="Good" calcext:value="=2" calcext:base-cell-address="Sheet1.P86"/>
          </calcext:conditional-format>
          <calcext:conditional-format calcext:target-range-address="Sheet1.P87:Sheet1.P87">
            <calcext:condition calcext:apply-style-name="Error" calcext:value="=1" calcext:base-cell-address="Sheet1.P87"/>
          </calcext:conditional-format>
          <calcext:conditional-format calcext:target-range-address="Sheet1.P87:Sheet1.P87">
            <calcext:condition calcext:apply-style-name="Good" calcext:value="=2" calcext:base-cell-address="Sheet1.P87"/>
          </calcext:conditional-format>
          <calcext:conditional-format calcext:target-range-address="Sheet1.P88:Sheet1.P88">
            <calcext:condition calcext:apply-style-name="Error" calcext:value="=1" calcext:base-cell-address="Sheet1.P88"/>
          </calcext:conditional-format>
          <calcext:conditional-format calcext:target-range-address="Sheet1.P88:Sheet1.P88">
            <calcext:condition calcext:apply-style-name="Good" calcext:value="=2" calcext:base-cell-address="Sheet1.P88"/>
          </calcext:conditional-format>
          <calcext:conditional-format calcext:target-range-address="Sheet1.P89:Sheet1.P89">
            <calcext:condition calcext:apply-style-name="Error" calcext:value="=1" calcext:base-cell-address="Sheet1.P89"/>
          </calcext:conditional-format>
          <calcext:conditional-format calcext:target-range-address="Sheet1.P89:Sheet1.P89">
            <calcext:condition calcext:apply-style-name="Good" calcext:value="=2" calcext:base-cell-address="Sheet1.P89"/>
          </calcext:conditional-format>
          <calcext:conditional-format calcext:target-range-address="Sheet1.P90:Sheet1.P90">
            <calcext:condition calcext:apply-style-name="Error" calcext:value="=1" calcext:base-cell-address="Sheet1.P90"/>
          </calcext:conditional-format>
          <calcext:conditional-format calcext:target-range-address="Sheet1.P90:Sheet1.P90">
            <calcext:condition calcext:apply-style-name="Good" calcext:value="=2" calcext:base-cell-address="Sheet1.P90"/>
          </calcext:conditional-format>
          <calcext:conditional-format calcext:target-range-address="Sheet1.P91:Sheet1.P91">
            <calcext:condition calcext:apply-style-name="Error" calcext:value="=1" calcext:base-cell-address="Sheet1.P91"/>
          </calcext:conditional-format>
          <calcext:conditional-format calcext:target-range-address="Sheet1.P91:Sheet1.P91">
            <calcext:condition calcext:apply-style-name="Good" calcext:value="=2" calcext:base-cell-address="Sheet1.P91"/>
          </calcext:conditional-format>
          <calcext:conditional-format calcext:target-range-address="Sheet1.P92:Sheet1.P92">
            <calcext:condition calcext:apply-style-name="Error" calcext:value="=1" calcext:base-cell-address="Sheet1.P92"/>
          </calcext:conditional-format>
          <calcext:conditional-format calcext:target-range-address="Sheet1.P92:Sheet1.P92">
            <calcext:condition calcext:apply-style-name="Good" calcext:value="=2" calcext:base-cell-address="Sheet1.P92"/>
          </calcext:conditional-format>
          <calcext:conditional-format calcext:target-range-address="Sheet1.P93:Sheet1.P93">
            <calcext:condition calcext:apply-style-name="Error" calcext:value="=1" calcext:base-cell-address="Sheet1.P93"/>
          </calcext:conditional-format>
          <calcext:conditional-format calcext:target-range-address="Sheet1.P93:Sheet1.P93">
            <calcext:condition calcext:apply-style-name="Good" calcext:value="=2" calcext:base-cell-address="Sheet1.P93"/>
          </calcext:conditional-format>
          <calcext:conditional-format calcext:target-range-address="Sheet1.P94:Sheet1.P94">
            <calcext:condition calcext:apply-style-name="Error" calcext:value="=1" calcext:base-cell-address="Sheet1.P94"/>
          </calcext:conditional-format>
          <calcext:conditional-format calcext:target-range-address="Sheet1.P94:Sheet1.P94">
            <calcext:condition calcext:apply-style-name="Good" calcext:value="=2" calcext:base-cell-address="Sheet1.P94"/>
          </calcext:conditional-format>
          <calcext:conditional-format calcext:target-range-address="Sheet1.P95:Sheet1.P95">
            <calcext:condition calcext:apply-style-name="Error" calcext:value="=1" calcext:base-cell-address="Sheet1.P95"/>
          </calcext:conditional-format>
          <calcext:conditional-format calcext:target-range-address="Sheet1.P95:Sheet1.P95">
            <calcext:condition calcext:apply-style-name="Good" calcext:value="=2" calcext:base-cell-address="Sheet1.P95"/>
          </calcext:conditional-format>
          <calcext:conditional-format calcext:target-range-address="Sheet1.P96:Sheet1.P96">
            <calcext:condition calcext:apply-style-name="Error" calcext:value="=1" calcext:base-cell-address="Sheet1.P96"/>
          </calcext:conditional-format>
          <calcext:conditional-format calcext:target-range-address="Sheet1.P96:Sheet1.P96">
            <calcext:condition calcext:apply-style-name="Good" calcext:value="=2" calcext:base-cell-address="Sheet1.P96"/>
          </calcext:conditional-format>
          <calcext:conditional-format calcext:target-range-address="Sheet1.P97:Sheet1.P97">
            <calcext:condition calcext:apply-style-name="Error" calcext:value="=1" calcext:base-cell-address="Sheet1.P97"/>
          </calcext:conditional-format>
          <calcext:conditional-format calcext:target-range-address="Sheet1.P97:Sheet1.P97">
            <calcext:condition calcext:apply-style-name="Good" calcext:value="=2" calcext:base-cell-address="Sheet1.P97"/>
          </calcext:conditional-format>
          <calcext:conditional-format calcext:target-range-address="Sheet1.P98:Sheet1.P98">
            <calcext:condition calcext:apply-style-name="Error" calcext:value="=1" calcext:base-cell-address="Sheet1.P98"/>
          </calcext:conditional-format>
          <calcext:conditional-format calcext:target-range-address="Sheet1.P98:Sheet1.P98">
            <calcext:condition calcext:apply-style-name="Good" calcext:value="=2" calcext:base-cell-address="Sheet1.P98"/>
          </calcext:conditional-format>
          <calcext:conditional-format calcext:target-range-address="Sheet1.P99:Sheet1.P99">
            <calcext:condition calcext:apply-style-name="Error" calcext:value="=1" calcext:base-cell-address="Sheet1.P99"/>
          </calcext:conditional-format>
          <calcext:conditional-format calcext:target-range-address="Sheet1.P99:Sheet1.P99">
            <calcext:condition calcext:apply-style-name="Good" calcext:value="=2" calcext:base-cell-address="Sheet1.P99"/>
          </calcext:conditional-format>
          <calcext:conditional-format calcext:target-range-address="Sheet1.P100:Sheet1.P100">
            <calcext:condition calcext:apply-style-name="Error" calcext:value="=1" calcext:base-cell-address="Sheet1.P100"/>
          </calcext:conditional-format>
          <calcext:conditional-format calcext:target-range-address="Sheet1.P100:Sheet1.P100">
            <calcext:condition calcext:apply-style-name="Good" calcext:value="=2" calcext:base-cell-address="Sheet1.P100"/>
          </calcext:conditional-format>
          <calcext:conditional-format calcext:target-range-address="Sheet1.P101:Sheet1.P101">
            <calcext:condition calcext:apply-style-name="Error" calcext:value="=1" calcext:base-cell-address="Sheet1.P101"/>
          </calcext:conditional-format>
          <calcext:conditional-format calcext:target-range-address="Sheet1.P101:Sheet1.P101">
            <calcext:condition calcext:apply-style-name="Good" calcext:value="=2" calcext:base-cell-address="Sheet1.P101"/>
          </calcext:conditional-format>
          <calcext:conditional-format calcext:target-range-address="Sheet1.P102:Sheet1.P102">
            <calcext:condition calcext:apply-style-name="Error" calcext:value="=1" calcext:base-cell-address="Sheet1.P102"/>
          </calcext:conditional-format>
          <calcext:conditional-format calcext:target-range-address="Sheet1.P102:Sheet1.P102">
            <calcext:condition calcext:apply-style-name="Good" calcext:value="=2" calcext:base-cell-address="Sheet1.P102"/>
          </calcext:conditional-format>
          <calcext:conditional-format calcext:target-range-address="Sheet1.P103:Sheet1.P103">
            <calcext:condition calcext:apply-style-name="Error" calcext:value="=1" calcext:base-cell-address="Sheet1.P103"/>
          </calcext:conditional-format>
          <calcext:conditional-format calcext:target-range-address="Sheet1.P103:Sheet1.P103">
            <calcext:condition calcext:apply-style-name="Good" calcext:value="=2" calcext:base-cell-address="Sheet1.P103"/>
          </calcext:conditional-format>
          <calcext:conditional-format calcext:target-range-address="Sheet1.P104:Sheet1.P104">
            <calcext:condition calcext:apply-style-name="Error" calcext:value="=1" calcext:base-cell-address="Sheet1.P104"/>
          </calcext:conditional-format>
          <calcext:conditional-format calcext:target-range-address="Sheet1.P104:Sheet1.P104">
            <calcext:condition calcext:apply-style-name="Good" calcext:value="=2" calcext:base-cell-address="Sheet1.P104"/>
          </calcext:conditional-format>
          <calcext:conditional-format calcext:target-range-address="Sheet1.P105:Sheet1.P105">
            <calcext:condition calcext:apply-style-name="Error" calcext:value="=1" calcext:base-cell-address="Sheet1.P105"/>
          </calcext:conditional-format>
          <calcext:conditional-format calcext:target-range-address="Sheet1.P105:Sheet1.P105">
            <calcext:condition calcext:apply-style-name="Good" calcext:value="=2" calcext:base-cell-address="Sheet1.P105"/>
          </calcext:conditional-format>
          <calcext:conditional-format calcext:target-range-address="Sheet1.P106:Sheet1.P106">
            <calcext:condition calcext:apply-style-name="Error" calcext:value="=1" calcext:base-cell-address="Sheet1.P106"/>
          </calcext:conditional-format>
          <calcext:conditional-format calcext:target-range-address="Sheet1.P106:Sheet1.P106">
            <calcext:condition calcext:apply-style-name="Good" calcext:value="=2" calcext:base-cell-address="Sheet1.P106"/>
          </calcext:conditional-format>
          <calcext:conditional-format calcext:target-range-address="Sheet1.P107:Sheet1.P107">
            <calcext:condition calcext:apply-style-name="Error" calcext:value="=1" calcext:base-cell-address="Sheet1.P107"/>
          </calcext:conditional-format>
          <calcext:conditional-format calcext:target-range-address="Sheet1.P107:Sheet1.P107">
            <calcext:condition calcext:apply-style-name="Good" calcext:value="=2" calcext:base-cell-address="Sheet1.P107"/>
          </calcext:conditional-format>
          <calcext:conditional-format calcext:target-range-address="Sheet1.P108:Sheet1.P108">
            <calcext:condition calcext:apply-style-name="Error" calcext:value="=1" calcext:base-cell-address="Sheet1.P108"/>
          </calcext:conditional-format>
          <calcext:conditional-format calcext:target-range-address="Sheet1.P108:Sheet1.P108">
            <calcext:condition calcext:apply-style-name="Good" calcext:value="=2" calcext:base-cell-address="Sheet1.P108"/>
          </calcext:conditional-format>
          <calcext:conditional-format calcext:target-range-address="Sheet1.P109:Sheet1.P109">
            <calcext:condition calcext:apply-style-name="Error" calcext:value="=1" calcext:base-cell-address="Sheet1.P109"/>
          </calcext:conditional-format>
          <calcext:conditional-format calcext:target-range-address="Sheet1.P109:Sheet1.P109">
            <calcext:condition calcext:apply-style-name="Good" calcext:value="=2" calcext:base-cell-address="Sheet1.P109"/>
          </calcext:conditional-format>
          <calcext:conditional-format calcext:target-range-address="Sheet1.P110:Sheet1.P110">
            <calcext:condition calcext:apply-style-name="Error" calcext:value="=1" calcext:base-cell-address="Sheet1.P110"/>
          </calcext:conditional-format>
          <calcext:conditional-format calcext:target-range-address="Sheet1.P110:Sheet1.P110">
            <calcext:condition calcext:apply-style-name="Good" calcext:value="=2" calcext:base-cell-address="Sheet1.P110"/>
          </calcext:conditional-format>
          <calcext:conditional-format calcext:target-range-address="Sheet1.P111:Sheet1.P111">
            <calcext:condition calcext:apply-style-name="Error" calcext:value="=1" calcext:base-cell-address="Sheet1.P111"/>
          </calcext:conditional-format>
          <calcext:conditional-format calcext:target-range-address="Sheet1.P111:Sheet1.P111">
            <calcext:condition calcext:apply-style-name="Good" calcext:value="=2" calcext:base-cell-address="Sheet1.P111"/>
          </calcext:conditional-format>
          <calcext:conditional-format calcext:target-range-address="Sheet1.P112:Sheet1.P112">
            <calcext:condition calcext:apply-style-name="Error" calcext:value="=1" calcext:base-cell-address="Sheet1.P112"/>
          </calcext:conditional-format>
          <calcext:conditional-format calcext:target-range-address="Sheet1.P112:Sheet1.P112">
            <calcext:condition calcext:apply-style-name="Good" calcext:value="=2" calcext:base-cell-address="Sheet1.P112"/>
          </calcext:conditional-format>
          <calcext:conditional-format calcext:target-range-address="Sheet1.P113:Sheet1.P113">
            <calcext:condition calcext:apply-style-name="Error" calcext:value="=1" calcext:base-cell-address="Sheet1.P113"/>
          </calcext:conditional-format>
          <calcext:conditional-format calcext:target-range-address="Sheet1.P113:Sheet1.P113">
            <calcext:condition calcext:apply-style-name="Good" calcext:value="=2" calcext:base-cell-address="Sheet1.P113"/>
          </calcext:conditional-format>
          <calcext:conditional-format calcext:target-range-address="Sheet1.P114:Sheet1.P114">
            <calcext:condition calcext:apply-style-name="Error" calcext:value="=1" calcext:base-cell-address="Sheet1.P114"/>
          </calcext:conditional-format>
          <calcext:conditional-format calcext:target-range-address="Sheet1.P114:Sheet1.P114">
            <calcext:condition calcext:apply-style-name="Good" calcext:value="=2" calcext:base-cell-address="Sheet1.P114"/>
          </calcext:conditional-format>
          <calcext:conditional-format calcext:target-range-address="Sheet1.P115:Sheet1.P115">
            <calcext:condition calcext:apply-style-name="Error" calcext:value="=1" calcext:base-cell-address="Sheet1.P115"/>
          </calcext:conditional-format>
          <calcext:conditional-format calcext:target-range-address="Sheet1.P115:Sheet1.P115">
            <calcext:condition calcext:apply-style-name="Good" calcext:value="=2" calcext:base-cell-address="Sheet1.P115"/>
          </calcext:conditional-format>
          <calcext:conditional-format calcext:target-range-address="Sheet1.P116:Sheet1.P116">
            <calcext:condition calcext:apply-style-name="Error" calcext:value="=1" calcext:base-cell-address="Sheet1.P116"/>
          </calcext:conditional-format>
          <calcext:conditional-format calcext:target-range-address="Sheet1.P116:Sheet1.P116">
            <calcext:condition calcext:apply-style-name="Good" calcext:value="=2" calcext:base-cell-address="Sheet1.P116"/>
          </calcext:conditional-format>
          <calcext:conditional-format calcext:target-range-address="Sheet1.P117:Sheet1.P117">
            <calcext:condition calcext:apply-style-name="Error" calcext:value="=1" calcext:base-cell-address="Sheet1.P117"/>
          </calcext:conditional-format>
          <calcext:conditional-format calcext:target-range-address="Sheet1.P117:Sheet1.P117">
            <calcext:condition calcext:apply-style-name="Good" calcext:value="=2" calcext:base-cell-address="Sheet1.P117"/>
          </calcext:conditional-format>
          <calcext:conditional-format calcext:target-range-address="Sheet1.P118:Sheet1.P118">
            <calcext:condition calcext:apply-style-name="Error" calcext:value="=1" calcext:base-cell-address="Sheet1.P118"/>
          </calcext:conditional-format>
          <calcext:conditional-format calcext:target-range-address="Sheet1.P118:Sheet1.P118">
            <calcext:condition calcext:apply-style-name="Good" calcext:value="=2" calcext:base-cell-address="Sheet1.P118"/>
          </calcext:conditional-format>
          <calcext:conditional-format calcext:target-range-address="Sheet1.P119:Sheet1.P119">
            <calcext:condition calcext:apply-style-name="Error" calcext:value="=1" calcext:base-cell-address="Sheet1.P119"/>
          </calcext:conditional-format>
          <calcext:conditional-format calcext:target-range-address="Sheet1.P119:Sheet1.P119">
            <calcext:condition calcext:apply-style-name="Good" calcext:value="=2" calcext:base-cell-address="Sheet1.P119"/>
          </calcext:conditional-format>
          <calcext:conditional-format calcext:target-range-address="Sheet1.P120:Sheet1.P120">
            <calcext:condition calcext:apply-style-name="Error" calcext:value="=1" calcext:base-cell-address="Sheet1.P120"/>
          </calcext:conditional-format>
          <calcext:conditional-format calcext:target-range-address="Sheet1.P120:Sheet1.P120">
            <calcext:condition calcext:apply-style-name="Good" calcext:value="=2" calcext:base-cell-address="Sheet1.P120"/>
          </calcext:conditional-format>
          <calcext:conditional-format calcext:target-range-address="Sheet1.P121:Sheet1.P121">
            <calcext:condition calcext:apply-style-name="Error" calcext:value="=1" calcext:base-cell-address="Sheet1.P121"/>
          </calcext:conditional-format>
          <calcext:conditional-format calcext:target-range-address="Sheet1.P121:Sheet1.P121">
            <calcext:condition calcext:apply-style-name="Good" calcext:value="=2" calcext:base-cell-address="Sheet1.P121"/>
          </calcext:conditional-format>
          <calcext:conditional-format calcext:target-range-address="Sheet1.P122:Sheet1.P122">
            <calcext:condition calcext:apply-style-name="Error" calcext:value="=1" calcext:base-cell-address="Sheet1.P122"/>
          </calcext:conditional-format>
          <calcext:conditional-format calcext:target-range-address="Sheet1.P122:Sheet1.P122">
            <calcext:condition calcext:apply-style-name="Good" calcext:value="=2" calcext:base-cell-address="Sheet1.P122"/>
          </calcext:conditional-format>
          <calcext:conditional-format calcext:target-range-address="Sheet1.P123:Sheet1.P123">
            <calcext:condition calcext:apply-style-name="Error" calcext:value="=1" calcext:base-cell-address="Sheet1.P123"/>
          </calcext:conditional-format>
          <calcext:conditional-format calcext:target-range-address="Sheet1.P123:Sheet1.P123">
            <calcext:condition calcext:apply-style-name="Good" calcext:value="=2" calcext:base-cell-address="Sheet1.P123"/>
          </calcext:conditional-format>
          <calcext:conditional-format calcext:target-range-address="Sheet1.P124:Sheet1.P124">
            <calcext:condition calcext:apply-style-name="Error" calcext:value="=1" calcext:base-cell-address="Sheet1.P124"/>
          </calcext:conditional-format>
          <calcext:conditional-format calcext:target-range-address="Sheet1.P124:Sheet1.P124">
            <calcext:condition calcext:apply-style-name="Good" calcext:value="=2" calcext:base-cell-address="Sheet1.P124"/>
          </calcext:conditional-format>
          <calcext:conditional-format calcext:target-range-address="Sheet1.P125:Sheet1.P125">
            <calcext:condition calcext:apply-style-name="Error" calcext:value="=1" calcext:base-cell-address="Sheet1.P125"/>
          </calcext:conditional-format>
          <calcext:conditional-format calcext:target-range-address="Sheet1.P125:Sheet1.P125">
            <calcext:condition calcext:apply-style-name="Good" calcext:value="=2" calcext:base-cell-address="Sheet1.P125"/>
          </calcext:conditional-format>
          <calcext:conditional-format calcext:target-range-address="Sheet1.P126:Sheet1.P126">
            <calcext:condition calcext:apply-style-name="Error" calcext:value="=1" calcext:base-cell-address="Sheet1.P126"/>
          </calcext:conditional-format>
          <calcext:conditional-format calcext:target-range-address="Sheet1.P126:Sheet1.P126">
            <calcext:condition calcext:apply-style-name="Good" calcext:value="=2" calcext:base-cell-address="Sheet1.P126"/>
          </calcext:conditional-format>
          <calcext:conditional-format calcext:target-range-address="Sheet1.P127:Sheet1.P127">
            <calcext:condition calcext:apply-style-name="Error" calcext:value="=1" calcext:base-cell-address="Sheet1.P127"/>
          </calcext:conditional-format>
          <calcext:conditional-format calcext:target-range-address="Sheet1.P127:Sheet1.P127">
            <calcext:condition calcext:apply-style-name="Good" calcext:value="=2" calcext:base-cell-address="Sheet1.P127"/>
          </calcext:conditional-format>
          <calcext:conditional-format calcext:target-range-address="Sheet1.P128:Sheet1.P128">
            <calcext:condition calcext:apply-style-name="Error" calcext:value="=1" calcext:base-cell-address="Sheet1.P128"/>
          </calcext:conditional-format>
          <calcext:conditional-format calcext:target-range-address="Sheet1.P128:Sheet1.P128">
            <calcext:condition calcext:apply-style-name="Good" calcext:value="=2" calcext:base-cell-address="Sheet1.P128"/>
          </calcext:conditional-format>
          <calcext:conditional-format calcext:target-range-address="Sheet1.P129:Sheet1.P129">
            <calcext:condition calcext:apply-style-name="Error" calcext:value="=1" calcext:base-cell-address="Sheet1.P129"/>
          </calcext:conditional-format>
          <calcext:conditional-format calcext:target-range-address="Sheet1.P129:Sheet1.P129">
            <calcext:condition calcext:apply-style-name="Good" calcext:value="=2" calcext:base-cell-address="Sheet1.P129"/>
          </calcext:conditional-format>
          <calcext:conditional-format calcext:target-range-address="Sheet1.P130:Sheet1.P130">
            <calcext:condition calcext:apply-style-name="Error" calcext:value="=1" calcext:base-cell-address="Sheet1.P130"/>
          </calcext:conditional-format>
          <calcext:conditional-format calcext:target-range-address="Sheet1.P130:Sheet1.P130">
            <calcext:condition calcext:apply-style-name="Good" calcext:value="=2" calcext:base-cell-address="Sheet1.P130"/>
          </calcext:conditional-format>
          <calcext:conditional-format calcext:target-range-address="Sheet1.P131:Sheet1.P131">
            <calcext:condition calcext:apply-style-name="Error" calcext:value="=1" calcext:base-cell-address="Sheet1.P131"/>
          </calcext:conditional-format>
          <calcext:conditional-format calcext:target-range-address="Sheet1.P131:Sheet1.P131">
            <calcext:condition calcext:apply-style-name="Good" calcext:value="=2" calcext:base-cell-address="Sheet1.P131"/>
          </calcext:conditional-format>
          <calcext:conditional-format calcext:target-range-address="Sheet1.P132:Sheet1.P132">
            <calcext:condition calcext:apply-style-name="Error" calcext:value="=1" calcext:base-cell-address="Sheet1.P132"/>
          </calcext:conditional-format>
          <calcext:conditional-format calcext:target-range-address="Sheet1.P132:Sheet1.P132">
            <calcext:condition calcext:apply-style-name="Good" calcext:value="=2" calcext:base-cell-address="Sheet1.P132"/>
          </calcext:conditional-format>
          <calcext:conditional-format calcext:target-range-address="Sheet1.P133:Sheet1.P133">
            <calcext:condition calcext:apply-style-name="Error" calcext:value="=1" calcext:base-cell-address="Sheet1.P133"/>
          </calcext:conditional-format>
          <calcext:conditional-format calcext:target-range-address="Sheet1.P133:Sheet1.P133">
            <calcext:condition calcext:apply-style-name="Good" calcext:value="=2" calcext:base-cell-address="Sheet1.P133"/>
          </calcext:conditional-format>
          <calcext:conditional-format calcext:target-range-address="Sheet1.P134:Sheet1.P134">
            <calcext:condition calcext:apply-style-name="Error" calcext:value="=1" calcext:base-cell-address="Sheet1.P134"/>
          </calcext:conditional-format>
          <calcext:conditional-format calcext:target-range-address="Sheet1.P134:Sheet1.P134">
            <calcext:condition calcext:apply-style-name="Good" calcext:value="=2" calcext:base-cell-address="Sheet1.P134"/>
          </calcext:conditional-format>
          <calcext:conditional-format calcext:target-range-address="Sheet1.P135:Sheet1.P135">
            <calcext:condition calcext:apply-style-name="Error" calcext:value="=1" calcext:base-cell-address="Sheet1.P135"/>
          </calcext:conditional-format>
          <calcext:conditional-format calcext:target-range-address="Sheet1.P135:Sheet1.P135">
            <calcext:condition calcext:apply-style-name="Good" calcext:value="=2" calcext:base-cell-address="Sheet1.P135"/>
          </calcext:conditional-format>
          <calcext:conditional-format calcext:target-range-address="Sheet1.P136:Sheet1.P136">
            <calcext:condition calcext:apply-style-name="Error" calcext:value="=1" calcext:base-cell-address="Sheet1.P136"/>
          </calcext:conditional-format>
          <calcext:conditional-format calcext:target-range-address="Sheet1.P136:Sheet1.P136">
            <calcext:condition calcext:apply-style-name="Good" calcext:value="=2" calcext:base-cell-address="Sheet1.P136"/>
          </calcext:conditional-format>
          <calcext:conditional-format calcext:target-range-address="Sheet1.P137:Sheet1.P137">
            <calcext:condition calcext:apply-style-name="Error" calcext:value="=1" calcext:base-cell-address="Sheet1.P137"/>
          </calcext:conditional-format>
          <calcext:conditional-format calcext:target-range-address="Sheet1.P137:Sheet1.P137">
            <calcext:condition calcext:apply-style-name="Good" calcext:value="=2" calcext:base-cell-address="Sheet1.P137"/>
          </calcext:conditional-format>
          <calcext:conditional-format calcext:target-range-address="Sheet1.P138:Sheet1.P138">
            <calcext:condition calcext:apply-style-name="Error" calcext:value="=1" calcext:base-cell-address="Sheet1.P138"/>
          </calcext:conditional-format>
          <calcext:conditional-format calcext:target-range-address="Sheet1.P138:Sheet1.P138">
            <calcext:condition calcext:apply-style-name="Good" calcext:value="=2" calcext:base-cell-address="Sheet1.P138"/>
          </calcext:conditional-format>
          <calcext:conditional-format calcext:target-range-address="Sheet1.P139:Sheet1.P139">
            <calcext:condition calcext:apply-style-name="Error" calcext:value="=1" calcext:base-cell-address="Sheet1.P139"/>
          </calcext:conditional-format>
          <calcext:conditional-format calcext:target-range-address="Sheet1.P139:Sheet1.P139">
            <calcext:condition calcext:apply-style-name="Good" calcext:value="=2" calcext:base-cell-address="Sheet1.P139"/>
          </calcext:conditional-format>
          <calcext:conditional-format calcext:target-range-address="Sheet1.P140:Sheet1.P140">
            <calcext:condition calcext:apply-style-name="Error" calcext:value="=1" calcext:base-cell-address="Sheet1.P140"/>
          </calcext:conditional-format>
          <calcext:conditional-format calcext:target-range-address="Sheet1.P140:Sheet1.P140">
            <calcext:condition calcext:apply-style-name="Good" calcext:value="=2" calcext:base-cell-address="Sheet1.P140"/>
          </calcext:conditional-format>
          <calcext:conditional-format calcext:target-range-address="Sheet1.P141:Sheet1.P141">
            <calcext:condition calcext:apply-style-name="Error" calcext:value="=1" calcext:base-cell-address="Sheet1.P141"/>
          </calcext:conditional-format>
          <calcext:conditional-format calcext:target-range-address="Sheet1.P141:Sheet1.P141">
            <calcext:condition calcext:apply-style-name="Good" calcext:value="=2" calcext:base-cell-address="Sheet1.P141"/>
          </calcext:conditional-format>
          <calcext:conditional-format calcext:target-range-address="Sheet1.P142:Sheet1.P142">
            <calcext:condition calcext:apply-style-name="Error" calcext:value="=1" calcext:base-cell-address="Sheet1.P142"/>
          </calcext:conditional-format>
          <calcext:conditional-format calcext:target-range-address="Sheet1.P142:Sheet1.P142">
            <calcext:condition calcext:apply-style-name="Good" calcext:value="=2" calcext:base-cell-address="Sheet1.P142"/>
          </calcext:conditional-format>
          <calcext:conditional-format calcext:target-range-address="Sheet1.P143:Sheet1.P143">
            <calcext:condition calcext:apply-style-name="Error" calcext:value="=1" calcext:base-cell-address="Sheet1.P143"/>
          </calcext:conditional-format>
          <calcext:conditional-format calcext:target-range-address="Sheet1.P143:Sheet1.P143">
            <calcext:condition calcext:apply-style-name="Good" calcext:value="=2" calcext:base-cell-address="Sheet1.P143"/>
          </calcext:conditional-format>
          <calcext:conditional-format calcext:target-range-address="Sheet1.P144:Sheet1.P144">
            <calcext:condition calcext:apply-style-name="Error" calcext:value="=1" calcext:base-cell-address="Sheet1.P144"/>
          </calcext:conditional-format>
          <calcext:conditional-format calcext:target-range-address="Sheet1.P144:Sheet1.P144">
            <calcext:condition calcext:apply-style-name="Good" calcext:value="=2" calcext:base-cell-address="Sheet1.P144"/>
          </calcext:conditional-format>
          <calcext:conditional-format calcext:target-range-address="Sheet1.P145:Sheet1.P145">
            <calcext:condition calcext:apply-style-name="Error" calcext:value="=1" calcext:base-cell-address="Sheet1.P145"/>
          </calcext:conditional-format>
          <calcext:conditional-format calcext:target-range-address="Sheet1.P145:Sheet1.P145">
            <calcext:condition calcext:apply-style-name="Good" calcext:value="=2" calcext:base-cell-address="Sheet1.P145"/>
          </calcext:conditional-format>
          <calcext:conditional-format calcext:target-range-address="Sheet1.P146:Sheet1.P146">
            <calcext:condition calcext:apply-style-name="Error" calcext:value="=1" calcext:base-cell-address="Sheet1.P146"/>
          </calcext:conditional-format>
          <calcext:conditional-format calcext:target-range-address="Sheet1.P146:Sheet1.P146">
            <calcext:condition calcext:apply-style-name="Good" calcext:value="=2" calcext:base-cell-address="Sheet1.P146"/>
          </calcext:conditional-format>
          <calcext:conditional-format calcext:target-range-address="Sheet1.P147:Sheet1.P147">
            <calcext:condition calcext:apply-style-name="Error" calcext:value="=1" calcext:base-cell-address="Sheet1.P147"/>
          </calcext:conditional-format>
          <calcext:conditional-format calcext:target-range-address="Sheet1.P147:Sheet1.P147">
            <calcext:condition calcext:apply-style-name="Good" calcext:value="=2" calcext:base-cell-address="Sheet1.P147"/>
          </calcext:conditional-format>
          <calcext:conditional-format calcext:target-range-address="Sheet1.P148:Sheet1.P148">
            <calcext:condition calcext:apply-style-name="Error" calcext:value="=1" calcext:base-cell-address="Sheet1.P148"/>
          </calcext:conditional-format>
          <calcext:conditional-format calcext:target-range-address="Sheet1.P148:Sheet1.P148">
            <calcext:condition calcext:apply-style-name="Good" calcext:value="=2" calcext:base-cell-address="Sheet1.P148"/>
          </calcext:conditional-format>
          <calcext:conditional-format calcext:target-range-address="Sheet1.P149:Sheet1.P149">
            <calcext:condition calcext:apply-style-name="Error" calcext:value="=1" calcext:base-cell-address="Sheet1.P149"/>
          </calcext:conditional-format>
          <calcext:conditional-format calcext:target-range-address="Sheet1.P149:Sheet1.P149">
            <calcext:condition calcext:apply-style-name="Good" calcext:value="=2" calcext:base-cell-address="Sheet1.P149"/>
          </calcext:conditional-format>
          <calcext:conditional-format calcext:target-range-address="Sheet1.P150:Sheet1.P150">
            <calcext:condition calcext:apply-style-name="Error" calcext:value="=1" calcext:base-cell-address="Sheet1.P150"/>
          </calcext:conditional-format>
          <calcext:conditional-format calcext:target-range-address="Sheet1.P150:Sheet1.P150">
            <calcext:condition calcext:apply-style-name="Good" calcext:value="=2" calcext:base-cell-address="Sheet1.P150"/>
          </calcext:conditional-format>
          <calcext:conditional-format calcext:target-range-address="Sheet1.P151:Sheet1.P151">
            <calcext:condition calcext:apply-style-name="Error" calcext:value="=1" calcext:base-cell-address="Sheet1.P151"/>
          </calcext:conditional-format>
          <calcext:conditional-format calcext:target-range-address="Sheet1.P151:Sheet1.P151">
            <calcext:condition calcext:apply-style-name="Good" calcext:value="=2" calcext:base-cell-address="Sheet1.P151"/>
          </calcext:conditional-format>
          <calcext:conditional-format calcext:target-range-address="Sheet1.P152:Sheet1.P152">
            <calcext:condition calcext:apply-style-name="Error" calcext:value="=1" calcext:base-cell-address="Sheet1.P152"/>
          </calcext:conditional-format>
          <calcext:conditional-format calcext:target-range-address="Sheet1.P152:Sheet1.P152">
            <calcext:condition calcext:apply-style-name="Good" calcext:value="=2" calcext:base-cell-address="Sheet1.P152"/>
          </calcext:conditional-format>
          <calcext:conditional-format calcext:target-range-address="Sheet1.P153:Sheet1.P153">
            <calcext:condition calcext:apply-style-name="Error" calcext:value="=1" calcext:base-cell-address="Sheet1.P153"/>
          </calcext:conditional-format>
          <calcext:conditional-format calcext:target-range-address="Sheet1.P153:Sheet1.P153">
            <calcext:condition calcext:apply-style-name="Good" calcext:value="=2" calcext:base-cell-address="Sheet1.P153"/>
          </calcext:conditional-format>
          <calcext:conditional-format calcext:target-range-address="Sheet1.P154:Sheet1.P154">
            <calcext:condition calcext:apply-style-name="Error" calcext:value="=1" calcext:base-cell-address="Sheet1.P154"/>
          </calcext:conditional-format>
          <calcext:conditional-format calcext:target-range-address="Sheet1.P154:Sheet1.P154">
            <calcext:condition calcext:apply-style-name="Good" calcext:value="=2" calcext:base-cell-address="Sheet1.P154"/>
          </calcext:conditional-format>
          <calcext:conditional-format calcext:target-range-address="Sheet1.P155:Sheet1.P155">
            <calcext:condition calcext:apply-style-name="Error" calcext:value="=1" calcext:base-cell-address="Sheet1.P155"/>
          </calcext:conditional-format>
          <calcext:conditional-format calcext:target-range-address="Sheet1.P155:Sheet1.P155">
            <calcext:condition calcext:apply-style-name="Good" calcext:value="=2" calcext:base-cell-address="Sheet1.P155"/>
          </calcext:conditional-format>
          <calcext:conditional-format calcext:target-range-address="Sheet1.P156:Sheet1.P156">
            <calcext:condition calcext:apply-style-name="Error" calcext:value="=1" calcext:base-cell-address="Sheet1.P156"/>
          </calcext:conditional-format>
          <calcext:conditional-format calcext:target-range-address="Sheet1.P156:Sheet1.P156">
            <calcext:condition calcext:apply-style-name="Good" calcext:value="=2" calcext:base-cell-address="Sheet1.P156"/>
          </calcext:conditional-format>
          <calcext:conditional-format calcext:target-range-address="Sheet1.P157:Sheet1.P157">
            <calcext:condition calcext:apply-style-name="Error" calcext:value="=1" calcext:base-cell-address="Sheet1.P157"/>
          </calcext:conditional-format>
          <calcext:conditional-format calcext:target-range-address="Sheet1.P157:Sheet1.P157">
            <calcext:condition calcext:apply-style-name="Good" calcext:value="=2" calcext:base-cell-address="Sheet1.P157"/>
          </calcext:conditional-format>
          <calcext:conditional-format calcext:target-range-address="Sheet1.P158:Sheet1.P158">
            <calcext:condition calcext:apply-style-name="Error" calcext:value="=1" calcext:base-cell-address="Sheet1.P158"/>
          </calcext:conditional-format>
          <calcext:conditional-format calcext:target-range-address="Sheet1.P158:Sheet1.P158">
            <calcext:condition calcext:apply-style-name="Good" calcext:value="=2" calcext:base-cell-address="Sheet1.P158"/>
          </calcext:conditional-format>
          <calcext:conditional-format calcext:target-range-address="Sheet1.P159:Sheet1.P159">
            <calcext:condition calcext:apply-style-name="Error" calcext:value="=1" calcext:base-cell-address="Sheet1.P159"/>
          </calcext:conditional-format>
          <calcext:conditional-format calcext:target-range-address="Sheet1.P159:Sheet1.P159">
            <calcext:condition calcext:apply-style-name="Good" calcext:value="=2" calcext:base-cell-address="Sheet1.P159"/>
          </calcext:conditional-format>
          <calcext:conditional-format calcext:target-range-address="Sheet1.P160:Sheet1.P160">
            <calcext:condition calcext:apply-style-name="Error" calcext:value="=1" calcext:base-cell-address="Sheet1.P160"/>
          </calcext:conditional-format>
          <calcext:conditional-format calcext:target-range-address="Sheet1.P160:Sheet1.P160">
            <calcext:condition calcext:apply-style-name="Good" calcext:value="=2" calcext:base-cell-address="Sheet1.P160"/>
          </calcext:conditional-format>
          <calcext:conditional-format calcext:target-range-address="Sheet1.P161:Sheet1.P161">
            <calcext:condition calcext:apply-style-name="Error" calcext:value="=1" calcext:base-cell-address="Sheet1.P161"/>
          </calcext:conditional-format>
          <calcext:conditional-format calcext:target-range-address="Sheet1.P161:Sheet1.P161">
            <calcext:condition calcext:apply-style-name="Good" calcext:value="=2" calcext:base-cell-address="Sheet1.P161"/>
          </calcext:conditional-format>
          <calcext:conditional-format calcext:target-range-address="Sheet1.P162:Sheet1.P162">
            <calcext:condition calcext:apply-style-name="Error" calcext:value="=1" calcext:base-cell-address="Sheet1.P162"/>
          </calcext:conditional-format>
          <calcext:conditional-format calcext:target-range-address="Sheet1.P162:Sheet1.P162">
            <calcext:condition calcext:apply-style-name="Good" calcext:value="=2" calcext:base-cell-address="Sheet1.P162"/>
          </calcext:conditional-format>
          <calcext:conditional-format calcext:target-range-address="Sheet1.P163:Sheet1.P163">
            <calcext:condition calcext:apply-style-name="Error" calcext:value="=1" calcext:base-cell-address="Sheet1.P163"/>
          </calcext:conditional-format>
          <calcext:conditional-format calcext:target-range-address="Sheet1.P163:Sheet1.P163">
            <calcext:condition calcext:apply-style-name="Good" calcext:value="=2" calcext:base-cell-address="Sheet1.P163"/>
          </calcext:conditional-format>
          <calcext:conditional-format calcext:target-range-address="Sheet1.P164:Sheet1.P164">
            <calcext:condition calcext:apply-style-name="Error" calcext:value="=1" calcext:base-cell-address="Sheet1.P164"/>
          </calcext:conditional-format>
          <calcext:conditional-format calcext:target-range-address="Sheet1.P164:Sheet1.P164">
            <calcext:condition calcext:apply-style-name="Good" calcext:value="=2" calcext:base-cell-address="Sheet1.P164"/>
          </calcext:conditional-format>
          <calcext:conditional-format calcext:target-range-address="Sheet1.P165:Sheet1.P165">
            <calcext:condition calcext:apply-style-name="Error" calcext:value="=1" calcext:base-cell-address="Sheet1.P165"/>
          </calcext:conditional-format>
          <calcext:conditional-format calcext:target-range-address="Sheet1.P165:Sheet1.P165">
            <calcext:condition calcext:apply-style-name="Good" calcext:value="=2" calcext:base-cell-address="Sheet1.P165"/>
          </calcext:conditional-format>
          <calcext:conditional-format calcext:target-range-address="Sheet1.P166:Sheet1.P166">
            <calcext:condition calcext:apply-style-name="Error" calcext:value="=1" calcext:base-cell-address="Sheet1.P166"/>
          </calcext:conditional-format>
          <calcext:conditional-format calcext:target-range-address="Sheet1.P166:Sheet1.P166">
            <calcext:condition calcext:apply-style-name="Good" calcext:value="=2" calcext:base-cell-address="Sheet1.P166"/>
          </calcext:conditional-format>
          <calcext:conditional-format calcext:target-range-address="Sheet1.P167:Sheet1.P167">
            <calcext:condition calcext:apply-style-name="Error" calcext:value="=1" calcext:base-cell-address="Sheet1.P167"/>
          </calcext:conditional-format>
          <calcext:conditional-format calcext:target-range-address="Sheet1.P167:Sheet1.P167">
            <calcext:condition calcext:apply-style-name="Good" calcext:value="=2" calcext:base-cell-address="Sheet1.P167"/>
          </calcext:conditional-format>
          <calcext:conditional-format calcext:target-range-address="Sheet1.P168:Sheet1.P168">
            <calcext:condition calcext:apply-style-name="Error" calcext:value="=1" calcext:base-cell-address="Sheet1.P168"/>
          </calcext:conditional-format>
          <calcext:conditional-format calcext:target-range-address="Sheet1.P168:Sheet1.P168">
            <calcext:condition calcext:apply-style-name="Good" calcext:value="=2" calcext:base-cell-address="Sheet1.P168"/>
          </calcext:conditional-format>
          <calcext:conditional-format calcext:target-range-address="Sheet1.P169:Sheet1.P169">
            <calcext:condition calcext:apply-style-name="Error" calcext:value="=1" calcext:base-cell-address="Sheet1.P169"/>
          </calcext:conditional-format>
          <calcext:conditional-format calcext:target-range-address="Sheet1.P169:Sheet1.P169">
            <calcext:condition calcext:apply-style-name="Good" calcext:value="=2" calcext:base-cell-address="Sheet1.P169"/>
          </calcext:conditional-format>
          <calcext:conditional-format calcext:target-range-address="Sheet1.P170:Sheet1.P170">
            <calcext:condition calcext:apply-style-name="Error" calcext:value="=1" calcext:base-cell-address="Sheet1.P170"/>
          </calcext:conditional-format>
          <calcext:conditional-format calcext:target-range-address="Sheet1.P170:Sheet1.P170">
            <calcext:condition calcext:apply-style-name="Good" calcext:value="=2" calcext:base-cell-address="Sheet1.P170"/>
          </calcext:conditional-format>
          <calcext:conditional-format calcext:target-range-address="Sheet1.P171:Sheet1.P171">
            <calcext:condition calcext:apply-style-name="Error" calcext:value="=1" calcext:base-cell-address="Sheet1.P171"/>
          </calcext:conditional-format>
          <calcext:conditional-format calcext:target-range-address="Sheet1.P171:Sheet1.P171">
            <calcext:condition calcext:apply-style-name="Good" calcext:value="=2" calcext:base-cell-address="Sheet1.P171"/>
          </calcext:conditional-format>
          <calcext:conditional-format calcext:target-range-address="Sheet1.P172:Sheet1.P172">
            <calcext:condition calcext:apply-style-name="Error" calcext:value="=1" calcext:base-cell-address="Sheet1.P172"/>
          </calcext:conditional-format>
          <calcext:conditional-format calcext:target-range-address="Sheet1.P172:Sheet1.P172">
            <calcext:condition calcext:apply-style-name="Good" calcext:value="=2" calcext:base-cell-address="Sheet1.P172"/>
          </calcext:conditional-format>
          <calcext:conditional-format calcext:target-range-address="Sheet1.P173:Sheet1.P173">
            <calcext:condition calcext:apply-style-name="Error" calcext:value="=1" calcext:base-cell-address="Sheet1.P173"/>
          </calcext:conditional-format>
          <calcext:conditional-format calcext:target-range-address="Sheet1.P173:Sheet1.P173">
            <calcext:condition calcext:apply-style-name="Good" calcext:value="=2" calcext:base-cell-address="Sheet1.P173"/>
          </calcext:conditional-format>
          <calcext:conditional-format calcext:target-range-address="Sheet1.P174:Sheet1.P174">
            <calcext:condition calcext:apply-style-name="Error" calcext:value="=1" calcext:base-cell-address="Sheet1.P174"/>
          </calcext:conditional-format>
          <calcext:conditional-format calcext:target-range-address="Sheet1.P174:Sheet1.P174">
            <calcext:condition calcext:apply-style-name="Good" calcext:value="=2" calcext:base-cell-address="Sheet1.P174"/>
          </calcext:conditional-format>
          <calcext:conditional-format calcext:target-range-address="Sheet1.P175:Sheet1.P175">
            <calcext:condition calcext:apply-style-name="Error" calcext:value="=1" calcext:base-cell-address="Sheet1.P175"/>
          </calcext:conditional-format>
          <calcext:conditional-format calcext:target-range-address="Sheet1.P175:Sheet1.P175">
            <calcext:condition calcext:apply-style-name="Good" calcext:value="=2" calcext:base-cell-address="Sheet1.P175"/>
          </calcext:conditional-format>
          <calcext:conditional-format calcext:target-range-address="Sheet1.P176:Sheet1.P176">
            <calcext:condition calcext:apply-style-name="Error" calcext:value="=1" calcext:base-cell-address="Sheet1.P176"/>
          </calcext:conditional-format>
          <calcext:conditional-format calcext:target-range-address="Sheet1.P176:Sheet1.P176">
            <calcext:condition calcext:apply-style-name="Good" calcext:value="=2" calcext:base-cell-address="Sheet1.P176"/>
          </calcext:conditional-format>
          <calcext:conditional-format calcext:target-range-address="Sheet1.P177:Sheet1.P177">
            <calcext:condition calcext:apply-style-name="Error" calcext:value="=1" calcext:base-cell-address="Sheet1.P177"/>
          </calcext:conditional-format>
          <calcext:conditional-format calcext:target-range-address="Sheet1.P177:Sheet1.P177">
            <calcext:condition calcext:apply-style-name="Good" calcext:value="=2" calcext:base-cell-address="Sheet1.P177"/>
          </calcext:conditional-format>
          <calcext:conditional-format calcext:target-range-address="Sheet1.P178:Sheet1.P178">
            <calcext:condition calcext:apply-style-name="Error" calcext:value="=1" calcext:base-cell-address="Sheet1.P178"/>
          </calcext:conditional-format>
          <calcext:conditional-format calcext:target-range-address="Sheet1.P178:Sheet1.P178">
            <calcext:condition calcext:apply-style-name="Good" calcext:value="=2" calcext:base-cell-address="Sheet1.P178"/>
          </calcext:conditional-format>
          <calcext:conditional-format calcext:target-range-address="Sheet1.P179:Sheet1.P179">
            <calcext:condition calcext:apply-style-name="Error" calcext:value="=1" calcext:base-cell-address="Sheet1.P179"/>
          </calcext:conditional-format>
          <calcext:conditional-format calcext:target-range-address="Sheet1.P179:Sheet1.P179">
            <calcext:condition calcext:apply-style-name="Good" calcext:value="=2" calcext:base-cell-address="Sheet1.P179"/>
          </calcext:conditional-format>
          <calcext:conditional-format calcext:target-range-address="Sheet1.P180:Sheet1.P180">
            <calcext:condition calcext:apply-style-name="Error" calcext:value="=1" calcext:base-cell-address="Sheet1.P180"/>
          </calcext:conditional-format>
          <calcext:conditional-format calcext:target-range-address="Sheet1.P180:Sheet1.P180">
            <calcext:condition calcext:apply-style-name="Good" calcext:value="=2" calcext:base-cell-address="Sheet1.P180"/>
          </calcext:conditional-format>
          <calcext:conditional-format calcext:target-range-address="Sheet1.P181:Sheet1.P181">
            <calcext:condition calcext:apply-style-name="Error" calcext:value="=1" calcext:base-cell-address="Sheet1.P181"/>
          </calcext:conditional-format>
          <calcext:conditional-format calcext:target-range-address="Sheet1.P181:Sheet1.P181">
            <calcext:condition calcext:apply-style-name="Good" calcext:value="=2" calcext:base-cell-address="Sheet1.P181"/>
          </calcext:conditional-format>
          <calcext:conditional-format calcext:target-range-address="Sheet1.P182:Sheet1.P182">
            <calcext:condition calcext:apply-style-name="Error" calcext:value="=1" calcext:base-cell-address="Sheet1.P182"/>
          </calcext:conditional-format>
          <calcext:conditional-format calcext:target-range-address="Sheet1.P182:Sheet1.P182">
            <calcext:condition calcext:apply-style-name="Good" calcext:value="=2" calcext:base-cell-address="Sheet1.P182"/>
          </calcext:conditional-format>
          <calcext:conditional-format calcext:target-range-address="Sheet1.P183:Sheet1.P183">
            <calcext:condition calcext:apply-style-name="Error" calcext:value="=1" calcext:base-cell-address="Sheet1.P183"/>
          </calcext:conditional-format>
          <calcext:conditional-format calcext:target-range-address="Sheet1.P183:Sheet1.P183">
            <calcext:condition calcext:apply-style-name="Good" calcext:value="=2" calcext:base-cell-address="Sheet1.P183"/>
          </calcext:conditional-format>
          <calcext:conditional-format calcext:target-range-address="Sheet1.P184:Sheet1.P184">
            <calcext:condition calcext:apply-style-name="Error" calcext:value="=1" calcext:base-cell-address="Sheet1.P184"/>
          </calcext:conditional-format>
          <calcext:conditional-format calcext:target-range-address="Sheet1.P184:Sheet1.P184">
            <calcext:condition calcext:apply-style-name="Good" calcext:value="=2" calcext:base-cell-address="Sheet1.P184"/>
          </calcext:conditional-format>
          <calcext:conditional-format calcext:target-range-address="Sheet1.P185:Sheet1.P185">
            <calcext:condition calcext:apply-style-name="Error" calcext:value="=1" calcext:base-cell-address="Sheet1.P185"/>
          </calcext:conditional-format>
          <calcext:conditional-format calcext:target-range-address="Sheet1.P185:Sheet1.P185">
            <calcext:condition calcext:apply-style-name="Good" calcext:value="=2" calcext:base-cell-address="Sheet1.P185"/>
          </calcext:conditional-format>
          <calcext:conditional-format calcext:target-range-address="Sheet1.P186:Sheet1.P186">
            <calcext:condition calcext:apply-style-name="Error" calcext:value="=1" calcext:base-cell-address="Sheet1.P186"/>
          </calcext:conditional-format>
          <calcext:conditional-format calcext:target-range-address="Sheet1.P186:Sheet1.P186">
            <calcext:condition calcext:apply-style-name="Good" calcext:value="=2" calcext:base-cell-address="Sheet1.P186"/>
          </calcext:conditional-format>
          <calcext:conditional-format calcext:target-range-address="Sheet1.P187:Sheet1.P187">
            <calcext:condition calcext:apply-style-name="Error" calcext:value="=1" calcext:base-cell-address="Sheet1.P187"/>
          </calcext:conditional-format>
          <calcext:conditional-format calcext:target-range-address="Sheet1.P187:Sheet1.P187">
            <calcext:condition calcext:apply-style-name="Good" calcext:value="=2" calcext:base-cell-address="Sheet1.P187"/>
          </calcext:conditional-format>
          <calcext:conditional-format calcext:target-range-address="Sheet1.P188:Sheet1.P188">
            <calcext:condition calcext:apply-style-name="Error" calcext:value="=1" calcext:base-cell-address="Sheet1.P188"/>
          </calcext:conditional-format>
          <calcext:conditional-format calcext:target-range-address="Sheet1.P188:Sheet1.P188">
            <calcext:condition calcext:apply-style-name="Good" calcext:value="=2" calcext:base-cell-address="Sheet1.P188"/>
          </calcext:conditional-format>
          <calcext:conditional-format calcext:target-range-address="Sheet1.Q7:Sheet1.Q7">
            <calcext:condition calcext:apply-style-name="Error" calcext:value="=1" calcext:base-cell-address="Sheet1.Q7"/>
          </calcext:conditional-format>
          <calcext:conditional-format calcext:target-range-address="Sheet1.Q7:Sheet1.Q7">
            <calcext:condition calcext:apply-style-name="Good" calcext:value="=2" calcext:base-cell-address="Sheet1.Q7"/>
          </calcext:conditional-format>
          <calcext:conditional-format calcext:target-range-address="Sheet1.Q8:Sheet1.Q8">
            <calcext:condition calcext:apply-style-name="Error" calcext:value="=1" calcext:base-cell-address="Sheet1.Q8"/>
          </calcext:conditional-format>
          <calcext:conditional-format calcext:target-range-address="Sheet1.Q8:Sheet1.Q8">
            <calcext:condition calcext:apply-style-name="Good" calcext:value="=2" calcext:base-cell-address="Sheet1.Q8"/>
          </calcext:conditional-format>
          <calcext:conditional-format calcext:target-range-address="Sheet1.Q9:Sheet1.Q9">
            <calcext:condition calcext:apply-style-name="Error" calcext:value="=1" calcext:base-cell-address="Sheet1.Q9"/>
          </calcext:conditional-format>
          <calcext:conditional-format calcext:target-range-address="Sheet1.Q9:Sheet1.Q9">
            <calcext:condition calcext:apply-style-name="Good" calcext:value="=2" calcext:base-cell-address="Sheet1.Q9"/>
          </calcext:conditional-format>
          <calcext:conditional-format calcext:target-range-address="Sheet1.Q10:Sheet1.Q10">
            <calcext:condition calcext:apply-style-name="Error" calcext:value="=1" calcext:base-cell-address="Sheet1.Q10"/>
          </calcext:conditional-format>
          <calcext:conditional-format calcext:target-range-address="Sheet1.Q10:Sheet1.Q10">
            <calcext:condition calcext:apply-style-name="Good" calcext:value="=2" calcext:base-cell-address="Sheet1.Q10"/>
          </calcext:conditional-format>
          <calcext:conditional-format calcext:target-range-address="Sheet1.Q11:Sheet1.Q11">
            <calcext:condition calcext:apply-style-name="Error" calcext:value="=1" calcext:base-cell-address="Sheet1.Q11"/>
          </calcext:conditional-format>
          <calcext:conditional-format calcext:target-range-address="Sheet1.Q11:Sheet1.Q11">
            <calcext:condition calcext:apply-style-name="Good" calcext:value="=2" calcext:base-cell-address="Sheet1.Q11"/>
          </calcext:conditional-format>
          <calcext:conditional-format calcext:target-range-address="Sheet1.Q12:Sheet1.Q12">
            <calcext:condition calcext:apply-style-name="Error" calcext:value="=1" calcext:base-cell-address="Sheet1.Q12"/>
          </calcext:conditional-format>
          <calcext:conditional-format calcext:target-range-address="Sheet1.Q12:Sheet1.Q12">
            <calcext:condition calcext:apply-style-name="Good" calcext:value="=2" calcext:base-cell-address="Sheet1.Q12"/>
          </calcext:conditional-format>
          <calcext:conditional-format calcext:target-range-address="Sheet1.Q13:Sheet1.Q13">
            <calcext:condition calcext:apply-style-name="Error" calcext:value="=1" calcext:base-cell-address="Sheet1.Q13"/>
          </calcext:conditional-format>
          <calcext:conditional-format calcext:target-range-address="Sheet1.Q13:Sheet1.Q13">
            <calcext:condition calcext:apply-style-name="Good" calcext:value="=2" calcext:base-cell-address="Sheet1.Q13"/>
          </calcext:conditional-format>
          <calcext:conditional-format calcext:target-range-address="Sheet1.Q14:Sheet1.Q14">
            <calcext:condition calcext:apply-style-name="Error" calcext:value="=1" calcext:base-cell-address="Sheet1.Q14"/>
          </calcext:conditional-format>
          <calcext:conditional-format calcext:target-range-address="Sheet1.Q14:Sheet1.Q14">
            <calcext:condition calcext:apply-style-name="Good" calcext:value="=2" calcext:base-cell-address="Sheet1.Q14"/>
          </calcext:conditional-format>
          <calcext:conditional-format calcext:target-range-address="Sheet1.Q15:Sheet1.Q15">
            <calcext:condition calcext:apply-style-name="Error" calcext:value="=1" calcext:base-cell-address="Sheet1.Q15"/>
          </calcext:conditional-format>
          <calcext:conditional-format calcext:target-range-address="Sheet1.Q15:Sheet1.Q15">
            <calcext:condition calcext:apply-style-name="Good" calcext:value="=2" calcext:base-cell-address="Sheet1.Q15"/>
          </calcext:conditional-format>
          <calcext:conditional-format calcext:target-range-address="Sheet1.Q16:Sheet1.Q16">
            <calcext:condition calcext:apply-style-name="Error" calcext:value="=1" calcext:base-cell-address="Sheet1.Q16"/>
          </calcext:conditional-format>
          <calcext:conditional-format calcext:target-range-address="Sheet1.Q16:Sheet1.Q16">
            <calcext:condition calcext:apply-style-name="Good" calcext:value="=2" calcext:base-cell-address="Sheet1.Q16"/>
          </calcext:conditional-format>
          <calcext:conditional-format calcext:target-range-address="Sheet1.Q17:Sheet1.Q17">
            <calcext:condition calcext:apply-style-name="Error" calcext:value="=1" calcext:base-cell-address="Sheet1.Q17"/>
          </calcext:conditional-format>
          <calcext:conditional-format calcext:target-range-address="Sheet1.Q17:Sheet1.Q17">
            <calcext:condition calcext:apply-style-name="Good" calcext:value="=2" calcext:base-cell-address="Sheet1.Q17"/>
          </calcext:conditional-format>
          <calcext:conditional-format calcext:target-range-address="Sheet1.Q18:Sheet1.Q18">
            <calcext:condition calcext:apply-style-name="Error" calcext:value="=1" calcext:base-cell-address="Sheet1.Q18"/>
          </calcext:conditional-format>
          <calcext:conditional-format calcext:target-range-address="Sheet1.Q18:Sheet1.Q18">
            <calcext:condition calcext:apply-style-name="Good" calcext:value="=2" calcext:base-cell-address="Sheet1.Q18"/>
          </calcext:conditional-format>
          <calcext:conditional-format calcext:target-range-address="Sheet1.Q19:Sheet1.Q19">
            <calcext:condition calcext:apply-style-name="Error" calcext:value="=1" calcext:base-cell-address="Sheet1.Q19"/>
          </calcext:conditional-format>
          <calcext:conditional-format calcext:target-range-address="Sheet1.Q19:Sheet1.Q19">
            <calcext:condition calcext:apply-style-name="Good" calcext:value="=2" calcext:base-cell-address="Sheet1.Q19"/>
          </calcext:conditional-format>
          <calcext:conditional-format calcext:target-range-address="Sheet1.Q20:Sheet1.Q20">
            <calcext:condition calcext:apply-style-name="Error" calcext:value="=1" calcext:base-cell-address="Sheet1.Q20"/>
          </calcext:conditional-format>
          <calcext:conditional-format calcext:target-range-address="Sheet1.Q20:Sheet1.Q20">
            <calcext:condition calcext:apply-style-name="Good" calcext:value="=2" calcext:base-cell-address="Sheet1.Q20"/>
          </calcext:conditional-format>
          <calcext:conditional-format calcext:target-range-address="Sheet1.Q21:Sheet1.Q21">
            <calcext:condition calcext:apply-style-name="Error" calcext:value="=1" calcext:base-cell-address="Sheet1.Q21"/>
          </calcext:conditional-format>
          <calcext:conditional-format calcext:target-range-address="Sheet1.Q21:Sheet1.Q21">
            <calcext:condition calcext:apply-style-name="Good" calcext:value="=2" calcext:base-cell-address="Sheet1.Q21"/>
          </calcext:conditional-format>
          <calcext:conditional-format calcext:target-range-address="Sheet1.Q22:Sheet1.Q22">
            <calcext:condition calcext:apply-style-name="Error" calcext:value="=1" calcext:base-cell-address="Sheet1.Q22"/>
          </calcext:conditional-format>
          <calcext:conditional-format calcext:target-range-address="Sheet1.Q22:Sheet1.Q22">
            <calcext:condition calcext:apply-style-name="Good" calcext:value="=2" calcext:base-cell-address="Sheet1.Q22"/>
          </calcext:conditional-format>
          <calcext:conditional-format calcext:target-range-address="Sheet1.Q23:Sheet1.Q23">
            <calcext:condition calcext:apply-style-name="Error" calcext:value="=1" calcext:base-cell-address="Sheet1.Q23"/>
          </calcext:conditional-format>
          <calcext:conditional-format calcext:target-range-address="Sheet1.Q23:Sheet1.Q23">
            <calcext:condition calcext:apply-style-name="Good" calcext:value="=2" calcext:base-cell-address="Sheet1.Q23"/>
          </calcext:conditional-format>
          <calcext:conditional-format calcext:target-range-address="Sheet1.Q24:Sheet1.Q24">
            <calcext:condition calcext:apply-style-name="Error" calcext:value="=1" calcext:base-cell-address="Sheet1.Q24"/>
          </calcext:conditional-format>
          <calcext:conditional-format calcext:target-range-address="Sheet1.Q24:Sheet1.Q24">
            <calcext:condition calcext:apply-style-name="Good" calcext:value="=2" calcext:base-cell-address="Sheet1.Q24"/>
          </calcext:conditional-format>
          <calcext:conditional-format calcext:target-range-address="Sheet1.Q25:Sheet1.Q25">
            <calcext:condition calcext:apply-style-name="Error" calcext:value="=1" calcext:base-cell-address="Sheet1.Q25"/>
          </calcext:conditional-format>
          <calcext:conditional-format calcext:target-range-address="Sheet1.Q25:Sheet1.Q25">
            <calcext:condition calcext:apply-style-name="Good" calcext:value="=2" calcext:base-cell-address="Sheet1.Q25"/>
          </calcext:conditional-format>
          <calcext:conditional-format calcext:target-range-address="Sheet1.Q26:Sheet1.Q26">
            <calcext:condition calcext:apply-style-name="Error" calcext:value="=1" calcext:base-cell-address="Sheet1.Q26"/>
          </calcext:conditional-format>
          <calcext:conditional-format calcext:target-range-address="Sheet1.Q26:Sheet1.Q26">
            <calcext:condition calcext:apply-style-name="Good" calcext:value="=2" calcext:base-cell-address="Sheet1.Q26"/>
          </calcext:conditional-format>
          <calcext:conditional-format calcext:target-range-address="Sheet1.Q27:Sheet1.Q27">
            <calcext:condition calcext:apply-style-name="Error" calcext:value="=1" calcext:base-cell-address="Sheet1.Q27"/>
          </calcext:conditional-format>
          <calcext:conditional-format calcext:target-range-address="Sheet1.Q27:Sheet1.Q27">
            <calcext:condition calcext:apply-style-name="Good" calcext:value="=2" calcext:base-cell-address="Sheet1.Q27"/>
          </calcext:conditional-format>
          <calcext:conditional-format calcext:target-range-address="Sheet1.Q28:Sheet1.Q28">
            <calcext:condition calcext:apply-style-name="Error" calcext:value="=1" calcext:base-cell-address="Sheet1.Q28"/>
          </calcext:conditional-format>
          <calcext:conditional-format calcext:target-range-address="Sheet1.Q28:Sheet1.Q28">
            <calcext:condition calcext:apply-style-name="Good" calcext:value="=2" calcext:base-cell-address="Sheet1.Q28"/>
          </calcext:conditional-format>
          <calcext:conditional-format calcext:target-range-address="Sheet1.Q29:Sheet1.Q29">
            <calcext:condition calcext:apply-style-name="Error" calcext:value="=1" calcext:base-cell-address="Sheet1.Q29"/>
          </calcext:conditional-format>
          <calcext:conditional-format calcext:target-range-address="Sheet1.Q29:Sheet1.Q29">
            <calcext:condition calcext:apply-style-name="Good" calcext:value="=2" calcext:base-cell-address="Sheet1.Q29"/>
          </calcext:conditional-format>
          <calcext:conditional-format calcext:target-range-address="Sheet1.Q30:Sheet1.Q30">
            <calcext:condition calcext:apply-style-name="Error" calcext:value="=1" calcext:base-cell-address="Sheet1.Q30"/>
          </calcext:conditional-format>
          <calcext:conditional-format calcext:target-range-address="Sheet1.Q30:Sheet1.Q30">
            <calcext:condition calcext:apply-style-name="Good" calcext:value="=2" calcext:base-cell-address="Sheet1.Q30"/>
          </calcext:conditional-format>
          <calcext:conditional-format calcext:target-range-address="Sheet1.Q31:Sheet1.Q31">
            <calcext:condition calcext:apply-style-name="Error" calcext:value="=1" calcext:base-cell-address="Sheet1.Q31"/>
          </calcext:conditional-format>
          <calcext:conditional-format calcext:target-range-address="Sheet1.Q31:Sheet1.Q31">
            <calcext:condition calcext:apply-style-name="Good" calcext:value="=2" calcext:base-cell-address="Sheet1.Q31"/>
          </calcext:conditional-format>
          <calcext:conditional-format calcext:target-range-address="Sheet1.Q32:Sheet1.Q32">
            <calcext:condition calcext:apply-style-name="Error" calcext:value="=1" calcext:base-cell-address="Sheet1.Q32"/>
          </calcext:conditional-format>
          <calcext:conditional-format calcext:target-range-address="Sheet1.Q32:Sheet1.Q32">
            <calcext:condition calcext:apply-style-name="Good" calcext:value="=2" calcext:base-cell-address="Sheet1.Q32"/>
          </calcext:conditional-format>
          <calcext:conditional-format calcext:target-range-address="Sheet1.Q33:Sheet1.Q33">
            <calcext:condition calcext:apply-style-name="Error" calcext:value="=1" calcext:base-cell-address="Sheet1.Q33"/>
          </calcext:conditional-format>
          <calcext:conditional-format calcext:target-range-address="Sheet1.Q33:Sheet1.Q33">
            <calcext:condition calcext:apply-style-name="Good" calcext:value="=2" calcext:base-cell-address="Sheet1.Q33"/>
          </calcext:conditional-format>
          <calcext:conditional-format calcext:target-range-address="Sheet1.Q34:Sheet1.Q34">
            <calcext:condition calcext:apply-style-name="Error" calcext:value="=1" calcext:base-cell-address="Sheet1.Q34"/>
          </calcext:conditional-format>
          <calcext:conditional-format calcext:target-range-address="Sheet1.Q34:Sheet1.Q34">
            <calcext:condition calcext:apply-style-name="Good" calcext:value="=2" calcext:base-cell-address="Sheet1.Q34"/>
          </calcext:conditional-format>
          <calcext:conditional-format calcext:target-range-address="Sheet1.Q35:Sheet1.Q35">
            <calcext:condition calcext:apply-style-name="Error" calcext:value="=1" calcext:base-cell-address="Sheet1.Q35"/>
          </calcext:conditional-format>
          <calcext:conditional-format calcext:target-range-address="Sheet1.Q35:Sheet1.Q35">
            <calcext:condition calcext:apply-style-name="Good" calcext:value="=2" calcext:base-cell-address="Sheet1.Q35"/>
          </calcext:conditional-format>
          <calcext:conditional-format calcext:target-range-address="Sheet1.Q36:Sheet1.Q36">
            <calcext:condition calcext:apply-style-name="Error" calcext:value="=1" calcext:base-cell-address="Sheet1.Q36"/>
          </calcext:conditional-format>
          <calcext:conditional-format calcext:target-range-address="Sheet1.Q36:Sheet1.Q36">
            <calcext:condition calcext:apply-style-name="Good" calcext:value="=2" calcext:base-cell-address="Sheet1.Q36"/>
          </calcext:conditional-format>
          <calcext:conditional-format calcext:target-range-address="Sheet1.Q37:Sheet1.Q37">
            <calcext:condition calcext:apply-style-name="Error" calcext:value="=1" calcext:base-cell-address="Sheet1.Q37"/>
          </calcext:conditional-format>
          <calcext:conditional-format calcext:target-range-address="Sheet1.Q37:Sheet1.Q37">
            <calcext:condition calcext:apply-style-name="Good" calcext:value="=2" calcext:base-cell-address="Sheet1.Q37"/>
          </calcext:conditional-format>
          <calcext:conditional-format calcext:target-range-address="Sheet1.Q38:Sheet1.Q38">
            <calcext:condition calcext:apply-style-name="Error" calcext:value="=1" calcext:base-cell-address="Sheet1.Q38"/>
          </calcext:conditional-format>
          <calcext:conditional-format calcext:target-range-address="Sheet1.Q38:Sheet1.Q38">
            <calcext:condition calcext:apply-style-name="Good" calcext:value="=2" calcext:base-cell-address="Sheet1.Q38"/>
          </calcext:conditional-format>
          <calcext:conditional-format calcext:target-range-address="Sheet1.Q39:Sheet1.Q39">
            <calcext:condition calcext:apply-style-name="Error" calcext:value="=1" calcext:base-cell-address="Sheet1.Q39"/>
          </calcext:conditional-format>
          <calcext:conditional-format calcext:target-range-address="Sheet1.Q39:Sheet1.Q39">
            <calcext:condition calcext:apply-style-name="Good" calcext:value="=2" calcext:base-cell-address="Sheet1.Q39"/>
          </calcext:conditional-format>
          <calcext:conditional-format calcext:target-range-address="Sheet1.Q40:Sheet1.Q40">
            <calcext:condition calcext:apply-style-name="Error" calcext:value="=1" calcext:base-cell-address="Sheet1.Q40"/>
          </calcext:conditional-format>
          <calcext:conditional-format calcext:target-range-address="Sheet1.Q40:Sheet1.Q40">
            <calcext:condition calcext:apply-style-name="Good" calcext:value="=2" calcext:base-cell-address="Sheet1.Q40"/>
          </calcext:conditional-format>
          <calcext:conditional-format calcext:target-range-address="Sheet1.Q41:Sheet1.Q41">
            <calcext:condition calcext:apply-style-name="Error" calcext:value="=1" calcext:base-cell-address="Sheet1.Q41"/>
          </calcext:conditional-format>
          <calcext:conditional-format calcext:target-range-address="Sheet1.Q41:Sheet1.Q41">
            <calcext:condition calcext:apply-style-name="Good" calcext:value="=2" calcext:base-cell-address="Sheet1.Q41"/>
          </calcext:conditional-format>
          <calcext:conditional-format calcext:target-range-address="Sheet1.Q42:Sheet1.Q42">
            <calcext:condition calcext:apply-style-name="Error" calcext:value="=1" calcext:base-cell-address="Sheet1.Q42"/>
          </calcext:conditional-format>
          <calcext:conditional-format calcext:target-range-address="Sheet1.Q42:Sheet1.Q42">
            <calcext:condition calcext:apply-style-name="Good" calcext:value="=2" calcext:base-cell-address="Sheet1.Q42"/>
          </calcext:conditional-format>
          <calcext:conditional-format calcext:target-range-address="Sheet1.Q43:Sheet1.Q43">
            <calcext:condition calcext:apply-style-name="Error" calcext:value="=1" calcext:base-cell-address="Sheet1.Q43"/>
          </calcext:conditional-format>
          <calcext:conditional-format calcext:target-range-address="Sheet1.Q43:Sheet1.Q43">
            <calcext:condition calcext:apply-style-name="Good" calcext:value="=2" calcext:base-cell-address="Sheet1.Q43"/>
          </calcext:conditional-format>
          <calcext:conditional-format calcext:target-range-address="Sheet1.Q44:Sheet1.Q44">
            <calcext:condition calcext:apply-style-name="Error" calcext:value="=1" calcext:base-cell-address="Sheet1.Q44"/>
          </calcext:conditional-format>
          <calcext:conditional-format calcext:target-range-address="Sheet1.Q44:Sheet1.Q44">
            <calcext:condition calcext:apply-style-name="Good" calcext:value="=2" calcext:base-cell-address="Sheet1.Q44"/>
          </calcext:conditional-format>
          <calcext:conditional-format calcext:target-range-address="Sheet1.Q45:Sheet1.Q45">
            <calcext:condition calcext:apply-style-name="Error" calcext:value="=1" calcext:base-cell-address="Sheet1.Q45"/>
          </calcext:conditional-format>
          <calcext:conditional-format calcext:target-range-address="Sheet1.Q45:Sheet1.Q45">
            <calcext:condition calcext:apply-style-name="Good" calcext:value="=2" calcext:base-cell-address="Sheet1.Q45"/>
          </calcext:conditional-format>
          <calcext:conditional-format calcext:target-range-address="Sheet1.Q46:Sheet1.Q46">
            <calcext:condition calcext:apply-style-name="Error" calcext:value="=1" calcext:base-cell-address="Sheet1.Q46"/>
          </calcext:conditional-format>
          <calcext:conditional-format calcext:target-range-address="Sheet1.Q46:Sheet1.Q46">
            <calcext:condition calcext:apply-style-name="Good" calcext:value="=2" calcext:base-cell-address="Sheet1.Q46"/>
          </calcext:conditional-format>
          <calcext:conditional-format calcext:target-range-address="Sheet1.Q47:Sheet1.Q47">
            <calcext:condition calcext:apply-style-name="Error" calcext:value="=1" calcext:base-cell-address="Sheet1.Q47"/>
          </calcext:conditional-format>
          <calcext:conditional-format calcext:target-range-address="Sheet1.Q47:Sheet1.Q47">
            <calcext:condition calcext:apply-style-name="Good" calcext:value="=2" calcext:base-cell-address="Sheet1.Q47"/>
          </calcext:conditional-format>
          <calcext:conditional-format calcext:target-range-address="Sheet1.Q48:Sheet1.Q48">
            <calcext:condition calcext:apply-style-name="Error" calcext:value="=1" calcext:base-cell-address="Sheet1.Q48"/>
          </calcext:conditional-format>
          <calcext:conditional-format calcext:target-range-address="Sheet1.Q48:Sheet1.Q48">
            <calcext:condition calcext:apply-style-name="Good" calcext:value="=2" calcext:base-cell-address="Sheet1.Q48"/>
          </calcext:conditional-format>
          <calcext:conditional-format calcext:target-range-address="Sheet1.Q49:Sheet1.Q49">
            <calcext:condition calcext:apply-style-name="Error" calcext:value="=1" calcext:base-cell-address="Sheet1.Q49"/>
          </calcext:conditional-format>
          <calcext:conditional-format calcext:target-range-address="Sheet1.Q49:Sheet1.Q49">
            <calcext:condition calcext:apply-style-name="Good" calcext:value="=2" calcext:base-cell-address="Sheet1.Q49"/>
          </calcext:conditional-format>
          <calcext:conditional-format calcext:target-range-address="Sheet1.Q50:Sheet1.Q50">
            <calcext:condition calcext:apply-style-name="Error" calcext:value="=1" calcext:base-cell-address="Sheet1.Q50"/>
          </calcext:conditional-format>
          <calcext:conditional-format calcext:target-range-address="Sheet1.Q50:Sheet1.Q50">
            <calcext:condition calcext:apply-style-name="Good" calcext:value="=2" calcext:base-cell-address="Sheet1.Q50"/>
          </calcext:conditional-format>
          <calcext:conditional-format calcext:target-range-address="Sheet1.Q51:Sheet1.Q51">
            <calcext:condition calcext:apply-style-name="Error" calcext:value="=1" calcext:base-cell-address="Sheet1.Q51"/>
          </calcext:conditional-format>
          <calcext:conditional-format calcext:target-range-address="Sheet1.Q51:Sheet1.Q51">
            <calcext:condition calcext:apply-style-name="Good" calcext:value="=2" calcext:base-cell-address="Sheet1.Q51"/>
          </calcext:conditional-format>
          <calcext:conditional-format calcext:target-range-address="Sheet1.Q52:Sheet1.Q52">
            <calcext:condition calcext:apply-style-name="Error" calcext:value="=1" calcext:base-cell-address="Sheet1.Q52"/>
          </calcext:conditional-format>
          <calcext:conditional-format calcext:target-range-address="Sheet1.Q52:Sheet1.Q52">
            <calcext:condition calcext:apply-style-name="Good" calcext:value="=2" calcext:base-cell-address="Sheet1.Q52"/>
          </calcext:conditional-format>
          <calcext:conditional-format calcext:target-range-address="Sheet1.Q53:Sheet1.Q53">
            <calcext:condition calcext:apply-style-name="Error" calcext:value="=1" calcext:base-cell-address="Sheet1.Q53"/>
          </calcext:conditional-format>
          <calcext:conditional-format calcext:target-range-address="Sheet1.Q53:Sheet1.Q53">
            <calcext:condition calcext:apply-style-name="Good" calcext:value="=2" calcext:base-cell-address="Sheet1.Q53"/>
          </calcext:conditional-format>
          <calcext:conditional-format calcext:target-range-address="Sheet1.Q54:Sheet1.Q54">
            <calcext:condition calcext:apply-style-name="Error" calcext:value="=1" calcext:base-cell-address="Sheet1.Q54"/>
          </calcext:conditional-format>
          <calcext:conditional-format calcext:target-range-address="Sheet1.Q54:Sheet1.Q54">
            <calcext:condition calcext:apply-style-name="Good" calcext:value="=2" calcext:base-cell-address="Sheet1.Q54"/>
          </calcext:conditional-format>
          <calcext:conditional-format calcext:target-range-address="Sheet1.Q55:Sheet1.Q55">
            <calcext:condition calcext:apply-style-name="Error" calcext:value="=1" calcext:base-cell-address="Sheet1.Q55"/>
          </calcext:conditional-format>
          <calcext:conditional-format calcext:target-range-address="Sheet1.Q55:Sheet1.Q55">
            <calcext:condition calcext:apply-style-name="Good" calcext:value="=2" calcext:base-cell-address="Sheet1.Q55"/>
          </calcext:conditional-format>
          <calcext:conditional-format calcext:target-range-address="Sheet1.Q56:Sheet1.Q56">
            <calcext:condition calcext:apply-style-name="Error" calcext:value="=1" calcext:base-cell-address="Sheet1.Q56"/>
          </calcext:conditional-format>
          <calcext:conditional-format calcext:target-range-address="Sheet1.Q56:Sheet1.Q56">
            <calcext:condition calcext:apply-style-name="Good" calcext:value="=2" calcext:base-cell-address="Sheet1.Q56"/>
          </calcext:conditional-format>
          <calcext:conditional-format calcext:target-range-address="Sheet1.Q57:Sheet1.Q57">
            <calcext:condition calcext:apply-style-name="Error" calcext:value="=1" calcext:base-cell-address="Sheet1.Q57"/>
          </calcext:conditional-format>
          <calcext:conditional-format calcext:target-range-address="Sheet1.Q57:Sheet1.Q57">
            <calcext:condition calcext:apply-style-name="Good" calcext:value="=2" calcext:base-cell-address="Sheet1.Q57"/>
          </calcext:conditional-format>
          <calcext:conditional-format calcext:target-range-address="Sheet1.Q58:Sheet1.Q58">
            <calcext:condition calcext:apply-style-name="Error" calcext:value="=1" calcext:base-cell-address="Sheet1.Q58"/>
          </calcext:conditional-format>
          <calcext:conditional-format calcext:target-range-address="Sheet1.Q58:Sheet1.Q58">
            <calcext:condition calcext:apply-style-name="Good" calcext:value="=2" calcext:base-cell-address="Sheet1.Q58"/>
          </calcext:conditional-format>
          <calcext:conditional-format calcext:target-range-address="Sheet1.Q59:Sheet1.Q59">
            <calcext:condition calcext:apply-style-name="Error" calcext:value="=1" calcext:base-cell-address="Sheet1.Q59"/>
          </calcext:conditional-format>
          <calcext:conditional-format calcext:target-range-address="Sheet1.Q59:Sheet1.Q59">
            <calcext:condition calcext:apply-style-name="Good" calcext:value="=2" calcext:base-cell-address="Sheet1.Q59"/>
          </calcext:conditional-format>
          <calcext:conditional-format calcext:target-range-address="Sheet1.Q60:Sheet1.Q60">
            <calcext:condition calcext:apply-style-name="Error" calcext:value="=1" calcext:base-cell-address="Sheet1.Q60"/>
          </calcext:conditional-format>
          <calcext:conditional-format calcext:target-range-address="Sheet1.Q60:Sheet1.Q60">
            <calcext:condition calcext:apply-style-name="Good" calcext:value="=2" calcext:base-cell-address="Sheet1.Q60"/>
          </calcext:conditional-format>
          <calcext:conditional-format calcext:target-range-address="Sheet1.Q61:Sheet1.Q61">
            <calcext:condition calcext:apply-style-name="Error" calcext:value="=1" calcext:base-cell-address="Sheet1.Q61"/>
          </calcext:conditional-format>
          <calcext:conditional-format calcext:target-range-address="Sheet1.Q61:Sheet1.Q61">
            <calcext:condition calcext:apply-style-name="Good" calcext:value="=2" calcext:base-cell-address="Sheet1.Q61"/>
          </calcext:conditional-format>
          <calcext:conditional-format calcext:target-range-address="Sheet1.Q62:Sheet1.Q62">
            <calcext:condition calcext:apply-style-name="Error" calcext:value="=1" calcext:base-cell-address="Sheet1.Q62"/>
          </calcext:conditional-format>
          <calcext:conditional-format calcext:target-range-address="Sheet1.Q62:Sheet1.Q62">
            <calcext:condition calcext:apply-style-name="Good" calcext:value="=2" calcext:base-cell-address="Sheet1.Q62"/>
          </calcext:conditional-format>
          <calcext:conditional-format calcext:target-range-address="Sheet1.Q63:Sheet1.Q63">
            <calcext:condition calcext:apply-style-name="Error" calcext:value="=1" calcext:base-cell-address="Sheet1.Q63"/>
          </calcext:conditional-format>
          <calcext:conditional-format calcext:target-range-address="Sheet1.Q63:Sheet1.Q63">
            <calcext:condition calcext:apply-style-name="Good" calcext:value="=2" calcext:base-cell-address="Sheet1.Q63"/>
          </calcext:conditional-format>
          <calcext:conditional-format calcext:target-range-address="Sheet1.Q64:Sheet1.Q64">
            <calcext:condition calcext:apply-style-name="Error" calcext:value="=1" calcext:base-cell-address="Sheet1.Q64"/>
          </calcext:conditional-format>
          <calcext:conditional-format calcext:target-range-address="Sheet1.Q64:Sheet1.Q64">
            <calcext:condition calcext:apply-style-name="Good" calcext:value="=2" calcext:base-cell-address="Sheet1.Q64"/>
          </calcext:conditional-format>
          <calcext:conditional-format calcext:target-range-address="Sheet1.Q65:Sheet1.Q65">
            <calcext:condition calcext:apply-style-name="Error" calcext:value="=1" calcext:base-cell-address="Sheet1.Q65"/>
          </calcext:conditional-format>
          <calcext:conditional-format calcext:target-range-address="Sheet1.Q65:Sheet1.Q65">
            <calcext:condition calcext:apply-style-name="Good" calcext:value="=2" calcext:base-cell-address="Sheet1.Q65"/>
          </calcext:conditional-format>
          <calcext:conditional-format calcext:target-range-address="Sheet1.Q66:Sheet1.Q66">
            <calcext:condition calcext:apply-style-name="Error" calcext:value="=1" calcext:base-cell-address="Sheet1.Q66"/>
          </calcext:conditional-format>
          <calcext:conditional-format calcext:target-range-address="Sheet1.Q66:Sheet1.Q66">
            <calcext:condition calcext:apply-style-name="Good" calcext:value="=2" calcext:base-cell-address="Sheet1.Q66"/>
          </calcext:conditional-format>
          <calcext:conditional-format calcext:target-range-address="Sheet1.Q67:Sheet1.Q67">
            <calcext:condition calcext:apply-style-name="Error" calcext:value="=1" calcext:base-cell-address="Sheet1.Q67"/>
          </calcext:conditional-format>
          <calcext:conditional-format calcext:target-range-address="Sheet1.Q67:Sheet1.Q67">
            <calcext:condition calcext:apply-style-name="Good" calcext:value="=2" calcext:base-cell-address="Sheet1.Q67"/>
          </calcext:conditional-format>
          <calcext:conditional-format calcext:target-range-address="Sheet1.Q68:Sheet1.Q68">
            <calcext:condition calcext:apply-style-name="Error" calcext:value="=1" calcext:base-cell-address="Sheet1.Q68"/>
          </calcext:conditional-format>
          <calcext:conditional-format calcext:target-range-address="Sheet1.Q68:Sheet1.Q68">
            <calcext:condition calcext:apply-style-name="Good" calcext:value="=2" calcext:base-cell-address="Sheet1.Q68"/>
          </calcext:conditional-format>
          <calcext:conditional-format calcext:target-range-address="Sheet1.Q69:Sheet1.Q69">
            <calcext:condition calcext:apply-style-name="Error" calcext:value="=1" calcext:base-cell-address="Sheet1.Q69"/>
          </calcext:conditional-format>
          <calcext:conditional-format calcext:target-range-address="Sheet1.Q69:Sheet1.Q69">
            <calcext:condition calcext:apply-style-name="Good" calcext:value="=2" calcext:base-cell-address="Sheet1.Q69"/>
          </calcext:conditional-format>
          <calcext:conditional-format calcext:target-range-address="Sheet1.Q70:Sheet1.Q70">
            <calcext:condition calcext:apply-style-name="Error" calcext:value="=1" calcext:base-cell-address="Sheet1.Q70"/>
          </calcext:conditional-format>
          <calcext:conditional-format calcext:target-range-address="Sheet1.Q70:Sheet1.Q70">
            <calcext:condition calcext:apply-style-name="Good" calcext:value="=2" calcext:base-cell-address="Sheet1.Q70"/>
          </calcext:conditional-format>
          <calcext:conditional-format calcext:target-range-address="Sheet1.Q71:Sheet1.Q71">
            <calcext:condition calcext:apply-style-name="Error" calcext:value="=1" calcext:base-cell-address="Sheet1.Q71"/>
          </calcext:conditional-format>
          <calcext:conditional-format calcext:target-range-address="Sheet1.Q71:Sheet1.Q71">
            <calcext:condition calcext:apply-style-name="Good" calcext:value="=2" calcext:base-cell-address="Sheet1.Q71"/>
          </calcext:conditional-format>
          <calcext:conditional-format calcext:target-range-address="Sheet1.Q72:Sheet1.Q72">
            <calcext:condition calcext:apply-style-name="Error" calcext:value="=1" calcext:base-cell-address="Sheet1.Q72"/>
          </calcext:conditional-format>
          <calcext:conditional-format calcext:target-range-address="Sheet1.Q72:Sheet1.Q72">
            <calcext:condition calcext:apply-style-name="Good" calcext:value="=2" calcext:base-cell-address="Sheet1.Q72"/>
          </calcext:conditional-format>
          <calcext:conditional-format calcext:target-range-address="Sheet1.Q73:Sheet1.Q73">
            <calcext:condition calcext:apply-style-name="Error" calcext:value="=1" calcext:base-cell-address="Sheet1.Q73"/>
          </calcext:conditional-format>
          <calcext:conditional-format calcext:target-range-address="Sheet1.Q73:Sheet1.Q73">
            <calcext:condition calcext:apply-style-name="Good" calcext:value="=2" calcext:base-cell-address="Sheet1.Q73"/>
          </calcext:conditional-format>
          <calcext:conditional-format calcext:target-range-address="Sheet1.Q74:Sheet1.Q74">
            <calcext:condition calcext:apply-style-name="Error" calcext:value="=1" calcext:base-cell-address="Sheet1.Q74"/>
          </calcext:conditional-format>
          <calcext:conditional-format calcext:target-range-address="Sheet1.Q74:Sheet1.Q74">
            <calcext:condition calcext:apply-style-name="Good" calcext:value="=2" calcext:base-cell-address="Sheet1.Q74"/>
          </calcext:conditional-format>
          <calcext:conditional-format calcext:target-range-address="Sheet1.Q75:Sheet1.Q75">
            <calcext:condition calcext:apply-style-name="Error" calcext:value="=1" calcext:base-cell-address="Sheet1.Q75"/>
          </calcext:conditional-format>
          <calcext:conditional-format calcext:target-range-address="Sheet1.Q75:Sheet1.Q75">
            <calcext:condition calcext:apply-style-name="Good" calcext:value="=2" calcext:base-cell-address="Sheet1.Q75"/>
          </calcext:conditional-format>
          <calcext:conditional-format calcext:target-range-address="Sheet1.Q76:Sheet1.Q76">
            <calcext:condition calcext:apply-style-name="Error" calcext:value="=1" calcext:base-cell-address="Sheet1.Q76"/>
          </calcext:conditional-format>
          <calcext:conditional-format calcext:target-range-address="Sheet1.Q76:Sheet1.Q76">
            <calcext:condition calcext:apply-style-name="Good" calcext:value="=2" calcext:base-cell-address="Sheet1.Q76"/>
          </calcext:conditional-format>
          <calcext:conditional-format calcext:target-range-address="Sheet1.Q77:Sheet1.Q77">
            <calcext:condition calcext:apply-style-name="Error" calcext:value="=1" calcext:base-cell-address="Sheet1.Q77"/>
          </calcext:conditional-format>
          <calcext:conditional-format calcext:target-range-address="Sheet1.Q77:Sheet1.Q77">
            <calcext:condition calcext:apply-style-name="Good" calcext:value="=2" calcext:base-cell-address="Sheet1.Q77"/>
          </calcext:conditional-format>
          <calcext:conditional-format calcext:target-range-address="Sheet1.Q78:Sheet1.Q78">
            <calcext:condition calcext:apply-style-name="Error" calcext:value="=1" calcext:base-cell-address="Sheet1.Q78"/>
          </calcext:conditional-format>
          <calcext:conditional-format calcext:target-range-address="Sheet1.Q78:Sheet1.Q78">
            <calcext:condition calcext:apply-style-name="Good" calcext:value="=2" calcext:base-cell-address="Sheet1.Q78"/>
          </calcext:conditional-format>
          <calcext:conditional-format calcext:target-range-address="Sheet1.Q79:Sheet1.Q79">
            <calcext:condition calcext:apply-style-name="Error" calcext:value="=1" calcext:base-cell-address="Sheet1.Q79"/>
          </calcext:conditional-format>
          <calcext:conditional-format calcext:target-range-address="Sheet1.Q79:Sheet1.Q79">
            <calcext:condition calcext:apply-style-name="Good" calcext:value="=2" calcext:base-cell-address="Sheet1.Q79"/>
          </calcext:conditional-format>
          <calcext:conditional-format calcext:target-range-address="Sheet1.Q80:Sheet1.Q80">
            <calcext:condition calcext:apply-style-name="Error" calcext:value="=1" calcext:base-cell-address="Sheet1.Q80"/>
          </calcext:conditional-format>
          <calcext:conditional-format calcext:target-range-address="Sheet1.Q80:Sheet1.Q80">
            <calcext:condition calcext:apply-style-name="Good" calcext:value="=2" calcext:base-cell-address="Sheet1.Q80"/>
          </calcext:conditional-format>
          <calcext:conditional-format calcext:target-range-address="Sheet1.Q81:Sheet1.Q81">
            <calcext:condition calcext:apply-style-name="Error" calcext:value="=1" calcext:base-cell-address="Sheet1.Q81"/>
          </calcext:conditional-format>
          <calcext:conditional-format calcext:target-range-address="Sheet1.Q81:Sheet1.Q81">
            <calcext:condition calcext:apply-style-name="Good" calcext:value="=2" calcext:base-cell-address="Sheet1.Q81"/>
          </calcext:conditional-format>
          <calcext:conditional-format calcext:target-range-address="Sheet1.Q82:Sheet1.Q82">
            <calcext:condition calcext:apply-style-name="Error" calcext:value="=1" calcext:base-cell-address="Sheet1.Q82"/>
          </calcext:conditional-format>
          <calcext:conditional-format calcext:target-range-address="Sheet1.Q82:Sheet1.Q82">
            <calcext:condition calcext:apply-style-name="Good" calcext:value="=2" calcext:base-cell-address="Sheet1.Q82"/>
          </calcext:conditional-format>
          <calcext:conditional-format calcext:target-range-address="Sheet1.Q83:Sheet1.Q83">
            <calcext:condition calcext:apply-style-name="Error" calcext:value="=1" calcext:base-cell-address="Sheet1.Q83"/>
          </calcext:conditional-format>
          <calcext:conditional-format calcext:target-range-address="Sheet1.Q83:Sheet1.Q83">
            <calcext:condition calcext:apply-style-name="Good" calcext:value="=2" calcext:base-cell-address="Sheet1.Q83"/>
          </calcext:conditional-format>
          <calcext:conditional-format calcext:target-range-address="Sheet1.Q84:Sheet1.Q84">
            <calcext:condition calcext:apply-style-name="Error" calcext:value="=1" calcext:base-cell-address="Sheet1.Q84"/>
          </calcext:conditional-format>
          <calcext:conditional-format calcext:target-range-address="Sheet1.Q84:Sheet1.Q84">
            <calcext:condition calcext:apply-style-name="Good" calcext:value="=2" calcext:base-cell-address="Sheet1.Q84"/>
          </calcext:conditional-format>
          <calcext:conditional-format calcext:target-range-address="Sheet1.Q85:Sheet1.Q85">
            <calcext:condition calcext:apply-style-name="Error" calcext:value="=1" calcext:base-cell-address="Sheet1.Q85"/>
          </calcext:conditional-format>
          <calcext:conditional-format calcext:target-range-address="Sheet1.Q85:Sheet1.Q85">
            <calcext:condition calcext:apply-style-name="Good" calcext:value="=2" calcext:base-cell-address="Sheet1.Q85"/>
          </calcext:conditional-format>
          <calcext:conditional-format calcext:target-range-address="Sheet1.Q86:Sheet1.Q86">
            <calcext:condition calcext:apply-style-name="Error" calcext:value="=1" calcext:base-cell-address="Sheet1.Q86"/>
          </calcext:conditional-format>
          <calcext:conditional-format calcext:target-range-address="Sheet1.Q86:Sheet1.Q86">
            <calcext:condition calcext:apply-style-name="Good" calcext:value="=2" calcext:base-cell-address="Sheet1.Q86"/>
          </calcext:conditional-format>
          <calcext:conditional-format calcext:target-range-address="Sheet1.Q87:Sheet1.Q87">
            <calcext:condition calcext:apply-style-name="Error" calcext:value="=1" calcext:base-cell-address="Sheet1.Q87"/>
          </calcext:conditional-format>
          <calcext:conditional-format calcext:target-range-address="Sheet1.Q87:Sheet1.Q87">
            <calcext:condition calcext:apply-style-name="Good" calcext:value="=2" calcext:base-cell-address="Sheet1.Q87"/>
          </calcext:conditional-format>
          <calcext:conditional-format calcext:target-range-address="Sheet1.Q88:Sheet1.Q88">
            <calcext:condition calcext:apply-style-name="Error" calcext:value="=1" calcext:base-cell-address="Sheet1.Q88"/>
          </calcext:conditional-format>
          <calcext:conditional-format calcext:target-range-address="Sheet1.Q88:Sheet1.Q88">
            <calcext:condition calcext:apply-style-name="Good" calcext:value="=2" calcext:base-cell-address="Sheet1.Q88"/>
          </calcext:conditional-format>
          <calcext:conditional-format calcext:target-range-address="Sheet1.Q89:Sheet1.Q89">
            <calcext:condition calcext:apply-style-name="Error" calcext:value="=1" calcext:base-cell-address="Sheet1.Q89"/>
          </calcext:conditional-format>
          <calcext:conditional-format calcext:target-range-address="Sheet1.Q89:Sheet1.Q89">
            <calcext:condition calcext:apply-style-name="Good" calcext:value="=2" calcext:base-cell-address="Sheet1.Q89"/>
          </calcext:conditional-format>
          <calcext:conditional-format calcext:target-range-address="Sheet1.Q90:Sheet1.Q90">
            <calcext:condition calcext:apply-style-name="Error" calcext:value="=1" calcext:base-cell-address="Sheet1.Q90"/>
          </calcext:conditional-format>
          <calcext:conditional-format calcext:target-range-address="Sheet1.Q90:Sheet1.Q90">
            <calcext:condition calcext:apply-style-name="Good" calcext:value="=2" calcext:base-cell-address="Sheet1.Q90"/>
          </calcext:conditional-format>
          <calcext:conditional-format calcext:target-range-address="Sheet1.Q91:Sheet1.Q91">
            <calcext:condition calcext:apply-style-name="Error" calcext:value="=1" calcext:base-cell-address="Sheet1.Q91"/>
          </calcext:conditional-format>
          <calcext:conditional-format calcext:target-range-address="Sheet1.Q91:Sheet1.Q91">
            <calcext:condition calcext:apply-style-name="Good" calcext:value="=2" calcext:base-cell-address="Sheet1.Q91"/>
          </calcext:conditional-format>
          <calcext:conditional-format calcext:target-range-address="Sheet1.Q92:Sheet1.Q92">
            <calcext:condition calcext:apply-style-name="Error" calcext:value="=1" calcext:base-cell-address="Sheet1.Q92"/>
          </calcext:conditional-format>
          <calcext:conditional-format calcext:target-range-address="Sheet1.Q92:Sheet1.Q92">
            <calcext:condition calcext:apply-style-name="Good" calcext:value="=2" calcext:base-cell-address="Sheet1.Q92"/>
          </calcext:conditional-format>
          <calcext:conditional-format calcext:target-range-address="Sheet1.Q93:Sheet1.Q93">
            <calcext:condition calcext:apply-style-name="Error" calcext:value="=1" calcext:base-cell-address="Sheet1.Q93"/>
          </calcext:conditional-format>
          <calcext:conditional-format calcext:target-range-address="Sheet1.Q93:Sheet1.Q93">
            <calcext:condition calcext:apply-style-name="Good" calcext:value="=2" calcext:base-cell-address="Sheet1.Q93"/>
          </calcext:conditional-format>
          <calcext:conditional-format calcext:target-range-address="Sheet1.Q94:Sheet1.Q94">
            <calcext:condition calcext:apply-style-name="Error" calcext:value="=1" calcext:base-cell-address="Sheet1.Q94"/>
          </calcext:conditional-format>
          <calcext:conditional-format calcext:target-range-address="Sheet1.Q94:Sheet1.Q94">
            <calcext:condition calcext:apply-style-name="Good" calcext:value="=2" calcext:base-cell-address="Sheet1.Q94"/>
          </calcext:conditional-format>
          <calcext:conditional-format calcext:target-range-address="Sheet1.Q95:Sheet1.Q95">
            <calcext:condition calcext:apply-style-name="Error" calcext:value="=1" calcext:base-cell-address="Sheet1.Q95"/>
          </calcext:conditional-format>
          <calcext:conditional-format calcext:target-range-address="Sheet1.Q95:Sheet1.Q95">
            <calcext:condition calcext:apply-style-name="Good" calcext:value="=2" calcext:base-cell-address="Sheet1.Q95"/>
          </calcext:conditional-format>
          <calcext:conditional-format calcext:target-range-address="Sheet1.Q96:Sheet1.Q96">
            <calcext:condition calcext:apply-style-name="Error" calcext:value="=1" calcext:base-cell-address="Sheet1.Q96"/>
          </calcext:conditional-format>
          <calcext:conditional-format calcext:target-range-address="Sheet1.Q96:Sheet1.Q96">
            <calcext:condition calcext:apply-style-name="Good" calcext:value="=2" calcext:base-cell-address="Sheet1.Q96"/>
          </calcext:conditional-format>
          <calcext:conditional-format calcext:target-range-address="Sheet1.Q97:Sheet1.Q97">
            <calcext:condition calcext:apply-style-name="Error" calcext:value="=1" calcext:base-cell-address="Sheet1.Q97"/>
          </calcext:conditional-format>
          <calcext:conditional-format calcext:target-range-address="Sheet1.Q97:Sheet1.Q97">
            <calcext:condition calcext:apply-style-name="Good" calcext:value="=2" calcext:base-cell-address="Sheet1.Q97"/>
          </calcext:conditional-format>
          <calcext:conditional-format calcext:target-range-address="Sheet1.Q98:Sheet1.Q98">
            <calcext:condition calcext:apply-style-name="Error" calcext:value="=1" calcext:base-cell-address="Sheet1.Q98"/>
          </calcext:conditional-format>
          <calcext:conditional-format calcext:target-range-address="Sheet1.Q98:Sheet1.Q98">
            <calcext:condition calcext:apply-style-name="Good" calcext:value="=2" calcext:base-cell-address="Sheet1.Q98"/>
          </calcext:conditional-format>
          <calcext:conditional-format calcext:target-range-address="Sheet1.Q99:Sheet1.Q99">
            <calcext:condition calcext:apply-style-name="Error" calcext:value="=1" calcext:base-cell-address="Sheet1.Q99"/>
          </calcext:conditional-format>
          <calcext:conditional-format calcext:target-range-address="Sheet1.Q99:Sheet1.Q99">
            <calcext:condition calcext:apply-style-name="Good" calcext:value="=2" calcext:base-cell-address="Sheet1.Q99"/>
          </calcext:conditional-format>
          <calcext:conditional-format calcext:target-range-address="Sheet1.Q100:Sheet1.Q100">
            <calcext:condition calcext:apply-style-name="Error" calcext:value="=1" calcext:base-cell-address="Sheet1.Q100"/>
          </calcext:conditional-format>
          <calcext:conditional-format calcext:target-range-address="Sheet1.Q100:Sheet1.Q100">
            <calcext:condition calcext:apply-style-name="Good" calcext:value="=2" calcext:base-cell-address="Sheet1.Q100"/>
          </calcext:conditional-format>
          <calcext:conditional-format calcext:target-range-address="Sheet1.Q101:Sheet1.Q101">
            <calcext:condition calcext:apply-style-name="Error" calcext:value="=1" calcext:base-cell-address="Sheet1.Q101"/>
          </calcext:conditional-format>
          <calcext:conditional-format calcext:target-range-address="Sheet1.Q101:Sheet1.Q101">
            <calcext:condition calcext:apply-style-name="Good" calcext:value="=2" calcext:base-cell-address="Sheet1.Q101"/>
          </calcext:conditional-format>
          <calcext:conditional-format calcext:target-range-address="Sheet1.Q102:Sheet1.Q102">
            <calcext:condition calcext:apply-style-name="Error" calcext:value="=1" calcext:base-cell-address="Sheet1.Q102"/>
          </calcext:conditional-format>
          <calcext:conditional-format calcext:target-range-address="Sheet1.Q102:Sheet1.Q102">
            <calcext:condition calcext:apply-style-name="Good" calcext:value="=2" calcext:base-cell-address="Sheet1.Q102"/>
          </calcext:conditional-format>
          <calcext:conditional-format calcext:target-range-address="Sheet1.Q103:Sheet1.Q103">
            <calcext:condition calcext:apply-style-name="Error" calcext:value="=1" calcext:base-cell-address="Sheet1.Q103"/>
          </calcext:conditional-format>
          <calcext:conditional-format calcext:target-range-address="Sheet1.Q103:Sheet1.Q103">
            <calcext:condition calcext:apply-style-name="Good" calcext:value="=2" calcext:base-cell-address="Sheet1.Q103"/>
          </calcext:conditional-format>
          <calcext:conditional-format calcext:target-range-address="Sheet1.Q104:Sheet1.Q104">
            <calcext:condition calcext:apply-style-name="Error" calcext:value="=1" calcext:base-cell-address="Sheet1.Q104"/>
          </calcext:conditional-format>
          <calcext:conditional-format calcext:target-range-address="Sheet1.Q104:Sheet1.Q104">
            <calcext:condition calcext:apply-style-name="Good" calcext:value="=2" calcext:base-cell-address="Sheet1.Q104"/>
          </calcext:conditional-format>
          <calcext:conditional-format calcext:target-range-address="Sheet1.Q105:Sheet1.Q105">
            <calcext:condition calcext:apply-style-name="Error" calcext:value="=1" calcext:base-cell-address="Sheet1.Q105"/>
          </calcext:conditional-format>
          <calcext:conditional-format calcext:target-range-address="Sheet1.Q105:Sheet1.Q105">
            <calcext:condition calcext:apply-style-name="Good" calcext:value="=2" calcext:base-cell-address="Sheet1.Q105"/>
          </calcext:conditional-format>
          <calcext:conditional-format calcext:target-range-address="Sheet1.Q106:Sheet1.Q106">
            <calcext:condition calcext:apply-style-name="Error" calcext:value="=1" calcext:base-cell-address="Sheet1.Q106"/>
          </calcext:conditional-format>
          <calcext:conditional-format calcext:target-range-address="Sheet1.Q106:Sheet1.Q106">
            <calcext:condition calcext:apply-style-name="Good" calcext:value="=2" calcext:base-cell-address="Sheet1.Q106"/>
          </calcext:conditional-format>
          <calcext:conditional-format calcext:target-range-address="Sheet1.Q107:Sheet1.Q107">
            <calcext:condition calcext:apply-style-name="Error" calcext:value="=1" calcext:base-cell-address="Sheet1.Q107"/>
          </calcext:conditional-format>
          <calcext:conditional-format calcext:target-range-address="Sheet1.Q107:Sheet1.Q107">
            <calcext:condition calcext:apply-style-name="Good" calcext:value="=2" calcext:base-cell-address="Sheet1.Q107"/>
          </calcext:conditional-format>
          <calcext:conditional-format calcext:target-range-address="Sheet1.Q108:Sheet1.Q108">
            <calcext:condition calcext:apply-style-name="Error" calcext:value="=1" calcext:base-cell-address="Sheet1.Q108"/>
          </calcext:conditional-format>
          <calcext:conditional-format calcext:target-range-address="Sheet1.Q108:Sheet1.Q108">
            <calcext:condition calcext:apply-style-name="Good" calcext:value="=2" calcext:base-cell-address="Sheet1.Q108"/>
          </calcext:conditional-format>
          <calcext:conditional-format calcext:target-range-address="Sheet1.Q109:Sheet1.Q109">
            <calcext:condition calcext:apply-style-name="Error" calcext:value="=1" calcext:base-cell-address="Sheet1.Q109"/>
          </calcext:conditional-format>
          <calcext:conditional-format calcext:target-range-address="Sheet1.Q109:Sheet1.Q109">
            <calcext:condition calcext:apply-style-name="Good" calcext:value="=2" calcext:base-cell-address="Sheet1.Q109"/>
          </calcext:conditional-format>
          <calcext:conditional-format calcext:target-range-address="Sheet1.Q110:Sheet1.Q110">
            <calcext:condition calcext:apply-style-name="Error" calcext:value="=1" calcext:base-cell-address="Sheet1.Q110"/>
          </calcext:conditional-format>
          <calcext:conditional-format calcext:target-range-address="Sheet1.Q110:Sheet1.Q110">
            <calcext:condition calcext:apply-style-name="Good" calcext:value="=2" calcext:base-cell-address="Sheet1.Q110"/>
          </calcext:conditional-format>
          <calcext:conditional-format calcext:target-range-address="Sheet1.Q111:Sheet1.Q111">
            <calcext:condition calcext:apply-style-name="Error" calcext:value="=1" calcext:base-cell-address="Sheet1.Q111"/>
          </calcext:conditional-format>
          <calcext:conditional-format calcext:target-range-address="Sheet1.Q111:Sheet1.Q111">
            <calcext:condition calcext:apply-style-name="Good" calcext:value="=2" calcext:base-cell-address="Sheet1.Q111"/>
          </calcext:conditional-format>
          <calcext:conditional-format calcext:target-range-address="Sheet1.Q112:Sheet1.Q112">
            <calcext:condition calcext:apply-style-name="Error" calcext:value="=1" calcext:base-cell-address="Sheet1.Q112"/>
          </calcext:conditional-format>
          <calcext:conditional-format calcext:target-range-address="Sheet1.Q112:Sheet1.Q112">
            <calcext:condition calcext:apply-style-name="Good" calcext:value="=2" calcext:base-cell-address="Sheet1.Q112"/>
          </calcext:conditional-format>
          <calcext:conditional-format calcext:target-range-address="Sheet1.Q113:Sheet1.Q113">
            <calcext:condition calcext:apply-style-name="Error" calcext:value="=1" calcext:base-cell-address="Sheet1.Q113"/>
          </calcext:conditional-format>
          <calcext:conditional-format calcext:target-range-address="Sheet1.Q113:Sheet1.Q113">
            <calcext:condition calcext:apply-style-name="Good" calcext:value="=2" calcext:base-cell-address="Sheet1.Q113"/>
          </calcext:conditional-format>
          <calcext:conditional-format calcext:target-range-address="Sheet1.Q114:Sheet1.Q114">
            <calcext:condition calcext:apply-style-name="Error" calcext:value="=1" calcext:base-cell-address="Sheet1.Q114"/>
          </calcext:conditional-format>
          <calcext:conditional-format calcext:target-range-address="Sheet1.Q114:Sheet1.Q114">
            <calcext:condition calcext:apply-style-name="Good" calcext:value="=2" calcext:base-cell-address="Sheet1.Q114"/>
          </calcext:conditional-format>
          <calcext:conditional-format calcext:target-range-address="Sheet1.Q115:Sheet1.Q115">
            <calcext:condition calcext:apply-style-name="Error" calcext:value="=1" calcext:base-cell-address="Sheet1.Q115"/>
          </calcext:conditional-format>
          <calcext:conditional-format calcext:target-range-address="Sheet1.Q115:Sheet1.Q115">
            <calcext:condition calcext:apply-style-name="Good" calcext:value="=2" calcext:base-cell-address="Sheet1.Q115"/>
          </calcext:conditional-format>
          <calcext:conditional-format calcext:target-range-address="Sheet1.Q116:Sheet1.Q116">
            <calcext:condition calcext:apply-style-name="Error" calcext:value="=1" calcext:base-cell-address="Sheet1.Q116"/>
          </calcext:conditional-format>
          <calcext:conditional-format calcext:target-range-address="Sheet1.Q116:Sheet1.Q116">
            <calcext:condition calcext:apply-style-name="Good" calcext:value="=2" calcext:base-cell-address="Sheet1.Q116"/>
          </calcext:conditional-format>
          <calcext:conditional-format calcext:target-range-address="Sheet1.Q117:Sheet1.Q117">
            <calcext:condition calcext:apply-style-name="Error" calcext:value="=1" calcext:base-cell-address="Sheet1.Q117"/>
          </calcext:conditional-format>
          <calcext:conditional-format calcext:target-range-address="Sheet1.Q117:Sheet1.Q117">
            <calcext:condition calcext:apply-style-name="Good" calcext:value="=2" calcext:base-cell-address="Sheet1.Q117"/>
          </calcext:conditional-format>
          <calcext:conditional-format calcext:target-range-address="Sheet1.Q118:Sheet1.Q118">
            <calcext:condition calcext:apply-style-name="Error" calcext:value="=1" calcext:base-cell-address="Sheet1.Q118"/>
          </calcext:conditional-format>
          <calcext:conditional-format calcext:target-range-address="Sheet1.Q118:Sheet1.Q118">
            <calcext:condition calcext:apply-style-name="Good" calcext:value="=2" calcext:base-cell-address="Sheet1.Q118"/>
          </calcext:conditional-format>
          <calcext:conditional-format calcext:target-range-address="Sheet1.Q119:Sheet1.Q119">
            <calcext:condition calcext:apply-style-name="Error" calcext:value="=1" calcext:base-cell-address="Sheet1.Q119"/>
          </calcext:conditional-format>
          <calcext:conditional-format calcext:target-range-address="Sheet1.Q119:Sheet1.Q119">
            <calcext:condition calcext:apply-style-name="Good" calcext:value="=2" calcext:base-cell-address="Sheet1.Q119"/>
          </calcext:conditional-format>
          <calcext:conditional-format calcext:target-range-address="Sheet1.Q120:Sheet1.Q120">
            <calcext:condition calcext:apply-style-name="Error" calcext:value="=1" calcext:base-cell-address="Sheet1.Q120"/>
          </calcext:conditional-format>
          <calcext:conditional-format calcext:target-range-address="Sheet1.Q120:Sheet1.Q120">
            <calcext:condition calcext:apply-style-name="Good" calcext:value="=2" calcext:base-cell-address="Sheet1.Q120"/>
          </calcext:conditional-format>
          <calcext:conditional-format calcext:target-range-address="Sheet1.Q121:Sheet1.Q121">
            <calcext:condition calcext:apply-style-name="Error" calcext:value="=1" calcext:base-cell-address="Sheet1.Q121"/>
          </calcext:conditional-format>
          <calcext:conditional-format calcext:target-range-address="Sheet1.Q121:Sheet1.Q121">
            <calcext:condition calcext:apply-style-name="Good" calcext:value="=2" calcext:base-cell-address="Sheet1.Q121"/>
          </calcext:conditional-format>
          <calcext:conditional-format calcext:target-range-address="Sheet1.Q122:Sheet1.Q122">
            <calcext:condition calcext:apply-style-name="Error" calcext:value="=1" calcext:base-cell-address="Sheet1.Q122"/>
          </calcext:conditional-format>
          <calcext:conditional-format calcext:target-range-address="Sheet1.Q122:Sheet1.Q122">
            <calcext:condition calcext:apply-style-name="Good" calcext:value="=2" calcext:base-cell-address="Sheet1.Q122"/>
          </calcext:conditional-format>
          <calcext:conditional-format calcext:target-range-address="Sheet1.Q123:Sheet1.Q123">
            <calcext:condition calcext:apply-style-name="Error" calcext:value="=1" calcext:base-cell-address="Sheet1.Q123"/>
          </calcext:conditional-format>
          <calcext:conditional-format calcext:target-range-address="Sheet1.Q123:Sheet1.Q123">
            <calcext:condition calcext:apply-style-name="Good" calcext:value="=2" calcext:base-cell-address="Sheet1.Q123"/>
          </calcext:conditional-format>
          <calcext:conditional-format calcext:target-range-address="Sheet1.Q124:Sheet1.Q124">
            <calcext:condition calcext:apply-style-name="Error" calcext:value="=1" calcext:base-cell-address="Sheet1.Q124"/>
          </calcext:conditional-format>
          <calcext:conditional-format calcext:target-range-address="Sheet1.Q124:Sheet1.Q124">
            <calcext:condition calcext:apply-style-name="Good" calcext:value="=2" calcext:base-cell-address="Sheet1.Q124"/>
          </calcext:conditional-format>
          <calcext:conditional-format calcext:target-range-address="Sheet1.Q125:Sheet1.Q125">
            <calcext:condition calcext:apply-style-name="Error" calcext:value="=1" calcext:base-cell-address="Sheet1.Q125"/>
          </calcext:conditional-format>
          <calcext:conditional-format calcext:target-range-address="Sheet1.Q125:Sheet1.Q125">
            <calcext:condition calcext:apply-style-name="Good" calcext:value="=2" calcext:base-cell-address="Sheet1.Q125"/>
          </calcext:conditional-format>
          <calcext:conditional-format calcext:target-range-address="Sheet1.Q126:Sheet1.Q126">
            <calcext:condition calcext:apply-style-name="Error" calcext:value="=1" calcext:base-cell-address="Sheet1.Q126"/>
          </calcext:conditional-format>
          <calcext:conditional-format calcext:target-range-address="Sheet1.Q126:Sheet1.Q126">
            <calcext:condition calcext:apply-style-name="Good" calcext:value="=2" calcext:base-cell-address="Sheet1.Q126"/>
          </calcext:conditional-format>
          <calcext:conditional-format calcext:target-range-address="Sheet1.Q127:Sheet1.Q127">
            <calcext:condition calcext:apply-style-name="Error" calcext:value="=1" calcext:base-cell-address="Sheet1.Q127"/>
          </calcext:conditional-format>
          <calcext:conditional-format calcext:target-range-address="Sheet1.Q127:Sheet1.Q127">
            <calcext:condition calcext:apply-style-name="Good" calcext:value="=2" calcext:base-cell-address="Sheet1.Q127"/>
          </calcext:conditional-format>
          <calcext:conditional-format calcext:target-range-address="Sheet1.Q128:Sheet1.Q128">
            <calcext:condition calcext:apply-style-name="Error" calcext:value="=1" calcext:base-cell-address="Sheet1.Q128"/>
          </calcext:conditional-format>
          <calcext:conditional-format calcext:target-range-address="Sheet1.Q128:Sheet1.Q128">
            <calcext:condition calcext:apply-style-name="Good" calcext:value="=2" calcext:base-cell-address="Sheet1.Q128"/>
          </calcext:conditional-format>
          <calcext:conditional-format calcext:target-range-address="Sheet1.Q129:Sheet1.Q129">
            <calcext:condition calcext:apply-style-name="Error" calcext:value="=1" calcext:base-cell-address="Sheet1.Q129"/>
          </calcext:conditional-format>
          <calcext:conditional-format calcext:target-range-address="Sheet1.Q129:Sheet1.Q129">
            <calcext:condition calcext:apply-style-name="Good" calcext:value="=2" calcext:base-cell-address="Sheet1.Q129"/>
          </calcext:conditional-format>
          <calcext:conditional-format calcext:target-range-address="Sheet1.Q130:Sheet1.Q130">
            <calcext:condition calcext:apply-style-name="Error" calcext:value="=1" calcext:base-cell-address="Sheet1.Q130"/>
          </calcext:conditional-format>
          <calcext:conditional-format calcext:target-range-address="Sheet1.Q130:Sheet1.Q130">
            <calcext:condition calcext:apply-style-name="Good" calcext:value="=2" calcext:base-cell-address="Sheet1.Q130"/>
          </calcext:conditional-format>
          <calcext:conditional-format calcext:target-range-address="Sheet1.Q131:Sheet1.Q131">
            <calcext:condition calcext:apply-style-name="Error" calcext:value="=1" calcext:base-cell-address="Sheet1.Q131"/>
          </calcext:conditional-format>
          <calcext:conditional-format calcext:target-range-address="Sheet1.Q131:Sheet1.Q131">
            <calcext:condition calcext:apply-style-name="Good" calcext:value="=2" calcext:base-cell-address="Sheet1.Q131"/>
          </calcext:conditional-format>
          <calcext:conditional-format calcext:target-range-address="Sheet1.Q132:Sheet1.Q132">
            <calcext:condition calcext:apply-style-name="Error" calcext:value="=1" calcext:base-cell-address="Sheet1.Q132"/>
          </calcext:conditional-format>
          <calcext:conditional-format calcext:target-range-address="Sheet1.Q132:Sheet1.Q132">
            <calcext:condition calcext:apply-style-name="Good" calcext:value="=2" calcext:base-cell-address="Sheet1.Q132"/>
          </calcext:conditional-format>
          <calcext:conditional-format calcext:target-range-address="Sheet1.Q133:Sheet1.Q133">
            <calcext:condition calcext:apply-style-name="Error" calcext:value="=1" calcext:base-cell-address="Sheet1.Q133"/>
          </calcext:conditional-format>
          <calcext:conditional-format calcext:target-range-address="Sheet1.Q133:Sheet1.Q133">
            <calcext:condition calcext:apply-style-name="Good" calcext:value="=2" calcext:base-cell-address="Sheet1.Q133"/>
          </calcext:conditional-format>
          <calcext:conditional-format calcext:target-range-address="Sheet1.Q134:Sheet1.Q134">
            <calcext:condition calcext:apply-style-name="Error" calcext:value="=1" calcext:base-cell-address="Sheet1.Q134"/>
          </calcext:conditional-format>
          <calcext:conditional-format calcext:target-range-address="Sheet1.Q134:Sheet1.Q134">
            <calcext:condition calcext:apply-style-name="Good" calcext:value="=2" calcext:base-cell-address="Sheet1.Q134"/>
          </calcext:conditional-format>
          <calcext:conditional-format calcext:target-range-address="Sheet1.Q135:Sheet1.Q135">
            <calcext:condition calcext:apply-style-name="Error" calcext:value="=1" calcext:base-cell-address="Sheet1.Q135"/>
          </calcext:conditional-format>
          <calcext:conditional-format calcext:target-range-address="Sheet1.Q135:Sheet1.Q135">
            <calcext:condition calcext:apply-style-name="Good" calcext:value="=2" calcext:base-cell-address="Sheet1.Q135"/>
          </calcext:conditional-format>
          <calcext:conditional-format calcext:target-range-address="Sheet1.Q136:Sheet1.Q136">
            <calcext:condition calcext:apply-style-name="Error" calcext:value="=1" calcext:base-cell-address="Sheet1.Q136"/>
          </calcext:conditional-format>
          <calcext:conditional-format calcext:target-range-address="Sheet1.Q136:Sheet1.Q136">
            <calcext:condition calcext:apply-style-name="Good" calcext:value="=2" calcext:base-cell-address="Sheet1.Q136"/>
          </calcext:conditional-format>
          <calcext:conditional-format calcext:target-range-address="Sheet1.Q137:Sheet1.Q137">
            <calcext:condition calcext:apply-style-name="Error" calcext:value="=1" calcext:base-cell-address="Sheet1.Q137"/>
          </calcext:conditional-format>
          <calcext:conditional-format calcext:target-range-address="Sheet1.Q137:Sheet1.Q137">
            <calcext:condition calcext:apply-style-name="Good" calcext:value="=2" calcext:base-cell-address="Sheet1.Q137"/>
          </calcext:conditional-format>
          <calcext:conditional-format calcext:target-range-address="Sheet1.Q138:Sheet1.Q138">
            <calcext:condition calcext:apply-style-name="Error" calcext:value="=1" calcext:base-cell-address="Sheet1.Q138"/>
          </calcext:conditional-format>
          <calcext:conditional-format calcext:target-range-address="Sheet1.Q138:Sheet1.Q138">
            <calcext:condition calcext:apply-style-name="Good" calcext:value="=2" calcext:base-cell-address="Sheet1.Q138"/>
          </calcext:conditional-format>
          <calcext:conditional-format calcext:target-range-address="Sheet1.Q139:Sheet1.Q139">
            <calcext:condition calcext:apply-style-name="Error" calcext:value="=1" calcext:base-cell-address="Sheet1.Q139"/>
          </calcext:conditional-format>
          <calcext:conditional-format calcext:target-range-address="Sheet1.Q139:Sheet1.Q139">
            <calcext:condition calcext:apply-style-name="Good" calcext:value="=2" calcext:base-cell-address="Sheet1.Q139"/>
          </calcext:conditional-format>
          <calcext:conditional-format calcext:target-range-address="Sheet1.Q140:Sheet1.Q140">
            <calcext:condition calcext:apply-style-name="Error" calcext:value="=1" calcext:base-cell-address="Sheet1.Q140"/>
          </calcext:conditional-format>
          <calcext:conditional-format calcext:target-range-address="Sheet1.Q140:Sheet1.Q140">
            <calcext:condition calcext:apply-style-name="Good" calcext:value="=2" calcext:base-cell-address="Sheet1.Q140"/>
          </calcext:conditional-format>
          <calcext:conditional-format calcext:target-range-address="Sheet1.Q141:Sheet1.Q141">
            <calcext:condition calcext:apply-style-name="Error" calcext:value="=1" calcext:base-cell-address="Sheet1.Q141"/>
          </calcext:conditional-format>
          <calcext:conditional-format calcext:target-range-address="Sheet1.Q141:Sheet1.Q141">
            <calcext:condition calcext:apply-style-name="Good" calcext:value="=2" calcext:base-cell-address="Sheet1.Q141"/>
          </calcext:conditional-format>
          <calcext:conditional-format calcext:target-range-address="Sheet1.Q142:Sheet1.Q142">
            <calcext:condition calcext:apply-style-name="Error" calcext:value="=1" calcext:base-cell-address="Sheet1.Q142"/>
          </calcext:conditional-format>
          <calcext:conditional-format calcext:target-range-address="Sheet1.Q142:Sheet1.Q142">
            <calcext:condition calcext:apply-style-name="Good" calcext:value="=2" calcext:base-cell-address="Sheet1.Q142"/>
          </calcext:conditional-format>
          <calcext:conditional-format calcext:target-range-address="Sheet1.Q143:Sheet1.Q143">
            <calcext:condition calcext:apply-style-name="Error" calcext:value="=1" calcext:base-cell-address="Sheet1.Q143"/>
          </calcext:conditional-format>
          <calcext:conditional-format calcext:target-range-address="Sheet1.Q143:Sheet1.Q143">
            <calcext:condition calcext:apply-style-name="Good" calcext:value="=2" calcext:base-cell-address="Sheet1.Q143"/>
          </calcext:conditional-format>
          <calcext:conditional-format calcext:target-range-address="Sheet1.Q144:Sheet1.Q144">
            <calcext:condition calcext:apply-style-name="Error" calcext:value="=1" calcext:base-cell-address="Sheet1.Q144"/>
          </calcext:conditional-format>
          <calcext:conditional-format calcext:target-range-address="Sheet1.Q144:Sheet1.Q144">
            <calcext:condition calcext:apply-style-name="Good" calcext:value="=2" calcext:base-cell-address="Sheet1.Q144"/>
          </calcext:conditional-format>
          <calcext:conditional-format calcext:target-range-address="Sheet1.Q145:Sheet1.Q145">
            <calcext:condition calcext:apply-style-name="Error" calcext:value="=1" calcext:base-cell-address="Sheet1.Q145"/>
          </calcext:conditional-format>
          <calcext:conditional-format calcext:target-range-address="Sheet1.Q145:Sheet1.Q145">
            <calcext:condition calcext:apply-style-name="Good" calcext:value="=2" calcext:base-cell-address="Sheet1.Q145"/>
          </calcext:conditional-format>
          <calcext:conditional-format calcext:target-range-address="Sheet1.Q146:Sheet1.Q146">
            <calcext:condition calcext:apply-style-name="Error" calcext:value="=1" calcext:base-cell-address="Sheet1.Q146"/>
          </calcext:conditional-format>
          <calcext:conditional-format calcext:target-range-address="Sheet1.Q146:Sheet1.Q146">
            <calcext:condition calcext:apply-style-name="Good" calcext:value="=2" calcext:base-cell-address="Sheet1.Q146"/>
          </calcext:conditional-format>
          <calcext:conditional-format calcext:target-range-address="Sheet1.Q147:Sheet1.Q147">
            <calcext:condition calcext:apply-style-name="Error" calcext:value="=1" calcext:base-cell-address="Sheet1.Q147"/>
          </calcext:conditional-format>
          <calcext:conditional-format calcext:target-range-address="Sheet1.Q147:Sheet1.Q147">
            <calcext:condition calcext:apply-style-name="Good" calcext:value="=2" calcext:base-cell-address="Sheet1.Q147"/>
          </calcext:conditional-format>
          <calcext:conditional-format calcext:target-range-address="Sheet1.Q148:Sheet1.Q148">
            <calcext:condition calcext:apply-style-name="Error" calcext:value="=1" calcext:base-cell-address="Sheet1.Q148"/>
          </calcext:conditional-format>
          <calcext:conditional-format calcext:target-range-address="Sheet1.Q148:Sheet1.Q148">
            <calcext:condition calcext:apply-style-name="Good" calcext:value="=2" calcext:base-cell-address="Sheet1.Q148"/>
          </calcext:conditional-format>
          <calcext:conditional-format calcext:target-range-address="Sheet1.Q149:Sheet1.Q149">
            <calcext:condition calcext:apply-style-name="Error" calcext:value="=1" calcext:base-cell-address="Sheet1.Q149"/>
          </calcext:conditional-format>
          <calcext:conditional-format calcext:target-range-address="Sheet1.Q149:Sheet1.Q149">
            <calcext:condition calcext:apply-style-name="Good" calcext:value="=2" calcext:base-cell-address="Sheet1.Q149"/>
          </calcext:conditional-format>
          <calcext:conditional-format calcext:target-range-address="Sheet1.Q150:Sheet1.Q150">
            <calcext:condition calcext:apply-style-name="Error" calcext:value="=1" calcext:base-cell-address="Sheet1.Q150"/>
          </calcext:conditional-format>
          <calcext:conditional-format calcext:target-range-address="Sheet1.Q150:Sheet1.Q150">
            <calcext:condition calcext:apply-style-name="Good" calcext:value="=2" calcext:base-cell-address="Sheet1.Q150"/>
          </calcext:conditional-format>
          <calcext:conditional-format calcext:target-range-address="Sheet1.Q151:Sheet1.Q151">
            <calcext:condition calcext:apply-style-name="Error" calcext:value="=1" calcext:base-cell-address="Sheet1.Q151"/>
          </calcext:conditional-format>
          <calcext:conditional-format calcext:target-range-address="Sheet1.Q151:Sheet1.Q151">
            <calcext:condition calcext:apply-style-name="Good" calcext:value="=2" calcext:base-cell-address="Sheet1.Q151"/>
          </calcext:conditional-format>
          <calcext:conditional-format calcext:target-range-address="Sheet1.Q152:Sheet1.Q152">
            <calcext:condition calcext:apply-style-name="Error" calcext:value="=1" calcext:base-cell-address="Sheet1.Q152"/>
          </calcext:conditional-format>
          <calcext:conditional-format calcext:target-range-address="Sheet1.Q152:Sheet1.Q152">
            <calcext:condition calcext:apply-style-name="Good" calcext:value="=2" calcext:base-cell-address="Sheet1.Q152"/>
          </calcext:conditional-format>
          <calcext:conditional-format calcext:target-range-address="Sheet1.Q153:Sheet1.Q153">
            <calcext:condition calcext:apply-style-name="Error" calcext:value="=1" calcext:base-cell-address="Sheet1.Q153"/>
          </calcext:conditional-format>
          <calcext:conditional-format calcext:target-range-address="Sheet1.Q153:Sheet1.Q153">
            <calcext:condition calcext:apply-style-name="Good" calcext:value="=2" calcext:base-cell-address="Sheet1.Q153"/>
          </calcext:conditional-format>
          <calcext:conditional-format calcext:target-range-address="Sheet1.Q154:Sheet1.Q154">
            <calcext:condition calcext:apply-style-name="Error" calcext:value="=1" calcext:base-cell-address="Sheet1.Q154"/>
          </calcext:conditional-format>
          <calcext:conditional-format calcext:target-range-address="Sheet1.Q154:Sheet1.Q154">
            <calcext:condition calcext:apply-style-name="Good" calcext:value="=2" calcext:base-cell-address="Sheet1.Q154"/>
          </calcext:conditional-format>
          <calcext:conditional-format calcext:target-range-address="Sheet1.Q155:Sheet1.Q155">
            <calcext:condition calcext:apply-style-name="Error" calcext:value="=1" calcext:base-cell-address="Sheet1.Q155"/>
          </calcext:conditional-format>
          <calcext:conditional-format calcext:target-range-address="Sheet1.Q155:Sheet1.Q155">
            <calcext:condition calcext:apply-style-name="Good" calcext:value="=2" calcext:base-cell-address="Sheet1.Q155"/>
          </calcext:conditional-format>
          <calcext:conditional-format calcext:target-range-address="Sheet1.Q156:Sheet1.Q156">
            <calcext:condition calcext:apply-style-name="Error" calcext:value="=1" calcext:base-cell-address="Sheet1.Q156"/>
          </calcext:conditional-format>
          <calcext:conditional-format calcext:target-range-address="Sheet1.Q156:Sheet1.Q156">
            <calcext:condition calcext:apply-style-name="Good" calcext:value="=2" calcext:base-cell-address="Sheet1.Q156"/>
          </calcext:conditional-format>
          <calcext:conditional-format calcext:target-range-address="Sheet1.Q157:Sheet1.Q157">
            <calcext:condition calcext:apply-style-name="Error" calcext:value="=1" calcext:base-cell-address="Sheet1.Q157"/>
          </calcext:conditional-format>
          <calcext:conditional-format calcext:target-range-address="Sheet1.Q157:Sheet1.Q157">
            <calcext:condition calcext:apply-style-name="Good" calcext:value="=2" calcext:base-cell-address="Sheet1.Q157"/>
          </calcext:conditional-format>
          <calcext:conditional-format calcext:target-range-address="Sheet1.Q158:Sheet1.Q158">
            <calcext:condition calcext:apply-style-name="Error" calcext:value="=1" calcext:base-cell-address="Sheet1.Q158"/>
          </calcext:conditional-format>
          <calcext:conditional-format calcext:target-range-address="Sheet1.Q158:Sheet1.Q158">
            <calcext:condition calcext:apply-style-name="Good" calcext:value="=2" calcext:base-cell-address="Sheet1.Q158"/>
          </calcext:conditional-format>
          <calcext:conditional-format calcext:target-range-address="Sheet1.Q159:Sheet1.Q159">
            <calcext:condition calcext:apply-style-name="Error" calcext:value="=1" calcext:base-cell-address="Sheet1.Q159"/>
          </calcext:conditional-format>
          <calcext:conditional-format calcext:target-range-address="Sheet1.Q159:Sheet1.Q159">
            <calcext:condition calcext:apply-style-name="Good" calcext:value="=2" calcext:base-cell-address="Sheet1.Q159"/>
          </calcext:conditional-format>
          <calcext:conditional-format calcext:target-range-address="Sheet1.Q160:Sheet1.Q160">
            <calcext:condition calcext:apply-style-name="Error" calcext:value="=1" calcext:base-cell-address="Sheet1.Q160"/>
          </calcext:conditional-format>
          <calcext:conditional-format calcext:target-range-address="Sheet1.Q160:Sheet1.Q160">
            <calcext:condition calcext:apply-style-name="Good" calcext:value="=2" calcext:base-cell-address="Sheet1.Q160"/>
          </calcext:conditional-format>
          <calcext:conditional-format calcext:target-range-address="Sheet1.Q161:Sheet1.Q161">
            <calcext:condition calcext:apply-style-name="Error" calcext:value="=1" calcext:base-cell-address="Sheet1.Q161"/>
          </calcext:conditional-format>
          <calcext:conditional-format calcext:target-range-address="Sheet1.Q161:Sheet1.Q161">
            <calcext:condition calcext:apply-style-name="Good" calcext:value="=2" calcext:base-cell-address="Sheet1.Q161"/>
          </calcext:conditional-format>
          <calcext:conditional-format calcext:target-range-address="Sheet1.Q162:Sheet1.Q162">
            <calcext:condition calcext:apply-style-name="Error" calcext:value="=1" calcext:base-cell-address="Sheet1.Q162"/>
          </calcext:conditional-format>
          <calcext:conditional-format calcext:target-range-address="Sheet1.Q162:Sheet1.Q162">
            <calcext:condition calcext:apply-style-name="Good" calcext:value="=2" calcext:base-cell-address="Sheet1.Q162"/>
          </calcext:conditional-format>
          <calcext:conditional-format calcext:target-range-address="Sheet1.Q163:Sheet1.Q163">
            <calcext:condition calcext:apply-style-name="Error" calcext:value="=1" calcext:base-cell-address="Sheet1.Q163"/>
          </calcext:conditional-format>
          <calcext:conditional-format calcext:target-range-address="Sheet1.Q163:Sheet1.Q163">
            <calcext:condition calcext:apply-style-name="Good" calcext:value="=2" calcext:base-cell-address="Sheet1.Q163"/>
          </calcext:conditional-format>
          <calcext:conditional-format calcext:target-range-address="Sheet1.Q164:Sheet1.Q164">
            <calcext:condition calcext:apply-style-name="Error" calcext:value="=1" calcext:base-cell-address="Sheet1.Q164"/>
          </calcext:conditional-format>
          <calcext:conditional-format calcext:target-range-address="Sheet1.Q164:Sheet1.Q164">
            <calcext:condition calcext:apply-style-name="Good" calcext:value="=2" calcext:base-cell-address="Sheet1.Q164"/>
          </calcext:conditional-format>
          <calcext:conditional-format calcext:target-range-address="Sheet1.Q165:Sheet1.Q165">
            <calcext:condition calcext:apply-style-name="Error" calcext:value="=1" calcext:base-cell-address="Sheet1.Q165"/>
          </calcext:conditional-format>
          <calcext:conditional-format calcext:target-range-address="Sheet1.Q165:Sheet1.Q165">
            <calcext:condition calcext:apply-style-name="Good" calcext:value="=2" calcext:base-cell-address="Sheet1.Q165"/>
          </calcext:conditional-format>
          <calcext:conditional-format calcext:target-range-address="Sheet1.Q166:Sheet1.Q166">
            <calcext:condition calcext:apply-style-name="Error" calcext:value="=1" calcext:base-cell-address="Sheet1.Q166"/>
          </calcext:conditional-format>
          <calcext:conditional-format calcext:target-range-address="Sheet1.Q166:Sheet1.Q166">
            <calcext:condition calcext:apply-style-name="Good" calcext:value="=2" calcext:base-cell-address="Sheet1.Q166"/>
          </calcext:conditional-format>
          <calcext:conditional-format calcext:target-range-address="Sheet1.Q167:Sheet1.Q167">
            <calcext:condition calcext:apply-style-name="Error" calcext:value="=1" calcext:base-cell-address="Sheet1.Q167"/>
          </calcext:conditional-format>
          <calcext:conditional-format calcext:target-range-address="Sheet1.Q167:Sheet1.Q167">
            <calcext:condition calcext:apply-style-name="Good" calcext:value="=2" calcext:base-cell-address="Sheet1.Q167"/>
          </calcext:conditional-format>
          <calcext:conditional-format calcext:target-range-address="Sheet1.Q168:Sheet1.Q168">
            <calcext:condition calcext:apply-style-name="Error" calcext:value="=1" calcext:base-cell-address="Sheet1.Q168"/>
          </calcext:conditional-format>
          <calcext:conditional-format calcext:target-range-address="Sheet1.Q168:Sheet1.Q168">
            <calcext:condition calcext:apply-style-name="Good" calcext:value="=2" calcext:base-cell-address="Sheet1.Q168"/>
          </calcext:conditional-format>
          <calcext:conditional-format calcext:target-range-address="Sheet1.Q169:Sheet1.Q169">
            <calcext:condition calcext:apply-style-name="Error" calcext:value="=1" calcext:base-cell-address="Sheet1.Q169"/>
          </calcext:conditional-format>
          <calcext:conditional-format calcext:target-range-address="Sheet1.Q169:Sheet1.Q169">
            <calcext:condition calcext:apply-style-name="Good" calcext:value="=2" calcext:base-cell-address="Sheet1.Q169"/>
          </calcext:conditional-format>
          <calcext:conditional-format calcext:target-range-address="Sheet1.Q170:Sheet1.Q170">
            <calcext:condition calcext:apply-style-name="Error" calcext:value="=1" calcext:base-cell-address="Sheet1.Q170"/>
          </calcext:conditional-format>
          <calcext:conditional-format calcext:target-range-address="Sheet1.Q170:Sheet1.Q170">
            <calcext:condition calcext:apply-style-name="Good" calcext:value="=2" calcext:base-cell-address="Sheet1.Q170"/>
          </calcext:conditional-format>
          <calcext:conditional-format calcext:target-range-address="Sheet1.Q171:Sheet1.Q171">
            <calcext:condition calcext:apply-style-name="Error" calcext:value="=1" calcext:base-cell-address="Sheet1.Q171"/>
          </calcext:conditional-format>
          <calcext:conditional-format calcext:target-range-address="Sheet1.Q171:Sheet1.Q171">
            <calcext:condition calcext:apply-style-name="Good" calcext:value="=2" calcext:base-cell-address="Sheet1.Q171"/>
          </calcext:conditional-format>
          <calcext:conditional-format calcext:target-range-address="Sheet1.Q172:Sheet1.Q172">
            <calcext:condition calcext:apply-style-name="Error" calcext:value="=1" calcext:base-cell-address="Sheet1.Q172"/>
          </calcext:conditional-format>
          <calcext:conditional-format calcext:target-range-address="Sheet1.Q172:Sheet1.Q172">
            <calcext:condition calcext:apply-style-name="Good" calcext:value="=2" calcext:base-cell-address="Sheet1.Q172"/>
          </calcext:conditional-format>
          <calcext:conditional-format calcext:target-range-address="Sheet1.Q173:Sheet1.Q173">
            <calcext:condition calcext:apply-style-name="Error" calcext:value="=1" calcext:base-cell-address="Sheet1.Q173"/>
          </calcext:conditional-format>
          <calcext:conditional-format calcext:target-range-address="Sheet1.Q173:Sheet1.Q173">
            <calcext:condition calcext:apply-style-name="Good" calcext:value="=2" calcext:base-cell-address="Sheet1.Q173"/>
          </calcext:conditional-format>
          <calcext:conditional-format calcext:target-range-address="Sheet1.Q174:Sheet1.Q174">
            <calcext:condition calcext:apply-style-name="Error" calcext:value="=1" calcext:base-cell-address="Sheet1.Q174"/>
          </calcext:conditional-format>
          <calcext:conditional-format calcext:target-range-address="Sheet1.Q174:Sheet1.Q174">
            <calcext:condition calcext:apply-style-name="Good" calcext:value="=2" calcext:base-cell-address="Sheet1.Q174"/>
          </calcext:conditional-format>
          <calcext:conditional-format calcext:target-range-address="Sheet1.Q175:Sheet1.Q175">
            <calcext:condition calcext:apply-style-name="Error" calcext:value="=1" calcext:base-cell-address="Sheet1.Q175"/>
          </calcext:conditional-format>
          <calcext:conditional-format calcext:target-range-address="Sheet1.Q175:Sheet1.Q175">
            <calcext:condition calcext:apply-style-name="Good" calcext:value="=2" calcext:base-cell-address="Sheet1.Q175"/>
          </calcext:conditional-format>
          <calcext:conditional-format calcext:target-range-address="Sheet1.Q176:Sheet1.Q176">
            <calcext:condition calcext:apply-style-name="Error" calcext:value="=1" calcext:base-cell-address="Sheet1.Q176"/>
          </calcext:conditional-format>
          <calcext:conditional-format calcext:target-range-address="Sheet1.Q176:Sheet1.Q176">
            <calcext:condition calcext:apply-style-name="Good" calcext:value="=2" calcext:base-cell-address="Sheet1.Q176"/>
          </calcext:conditional-format>
          <calcext:conditional-format calcext:target-range-address="Sheet1.Q177:Sheet1.Q177">
            <calcext:condition calcext:apply-style-name="Error" calcext:value="=1" calcext:base-cell-address="Sheet1.Q177"/>
          </calcext:conditional-format>
          <calcext:conditional-format calcext:target-range-address="Sheet1.Q177:Sheet1.Q177">
            <calcext:condition calcext:apply-style-name="Good" calcext:value="=2" calcext:base-cell-address="Sheet1.Q177"/>
          </calcext:conditional-format>
          <calcext:conditional-format calcext:target-range-address="Sheet1.Q178:Sheet1.Q178">
            <calcext:condition calcext:apply-style-name="Error" calcext:value="=1" calcext:base-cell-address="Sheet1.Q178"/>
          </calcext:conditional-format>
          <calcext:conditional-format calcext:target-range-address="Sheet1.Q178:Sheet1.Q178">
            <calcext:condition calcext:apply-style-name="Good" calcext:value="=2" calcext:base-cell-address="Sheet1.Q178"/>
          </calcext:conditional-format>
          <calcext:conditional-format calcext:target-range-address="Sheet1.Q179:Sheet1.Q179">
            <calcext:condition calcext:apply-style-name="Error" calcext:value="=1" calcext:base-cell-address="Sheet1.Q179"/>
          </calcext:conditional-format>
          <calcext:conditional-format calcext:target-range-address="Sheet1.Q179:Sheet1.Q179">
            <calcext:condition calcext:apply-style-name="Good" calcext:value="=2" calcext:base-cell-address="Sheet1.Q179"/>
          </calcext:conditional-format>
          <calcext:conditional-format calcext:target-range-address="Sheet1.Q180:Sheet1.Q180">
            <calcext:condition calcext:apply-style-name="Error" calcext:value="=1" calcext:base-cell-address="Sheet1.Q180"/>
          </calcext:conditional-format>
          <calcext:conditional-format calcext:target-range-address="Sheet1.Q180:Sheet1.Q180">
            <calcext:condition calcext:apply-style-name="Good" calcext:value="=2" calcext:base-cell-address="Sheet1.Q180"/>
          </calcext:conditional-format>
          <calcext:conditional-format calcext:target-range-address="Sheet1.Q181:Sheet1.Q181">
            <calcext:condition calcext:apply-style-name="Error" calcext:value="=1" calcext:base-cell-address="Sheet1.Q181"/>
          </calcext:conditional-format>
          <calcext:conditional-format calcext:target-range-address="Sheet1.Q181:Sheet1.Q181">
            <calcext:condition calcext:apply-style-name="Good" calcext:value="=2" calcext:base-cell-address="Sheet1.Q181"/>
          </calcext:conditional-format>
          <calcext:conditional-format calcext:target-range-address="Sheet1.Q182:Sheet1.Q182">
            <calcext:condition calcext:apply-style-name="Error" calcext:value="=1" calcext:base-cell-address="Sheet1.Q182"/>
          </calcext:conditional-format>
          <calcext:conditional-format calcext:target-range-address="Sheet1.Q182:Sheet1.Q182">
            <calcext:condition calcext:apply-style-name="Good" calcext:value="=2" calcext:base-cell-address="Sheet1.Q182"/>
          </calcext:conditional-format>
          <calcext:conditional-format calcext:target-range-address="Sheet1.Q183:Sheet1.Q183">
            <calcext:condition calcext:apply-style-name="Error" calcext:value="=1" calcext:base-cell-address="Sheet1.Q183"/>
          </calcext:conditional-format>
          <calcext:conditional-format calcext:target-range-address="Sheet1.Q183:Sheet1.Q183">
            <calcext:condition calcext:apply-style-name="Good" calcext:value="=2" calcext:base-cell-address="Sheet1.Q183"/>
          </calcext:conditional-format>
          <calcext:conditional-format calcext:target-range-address="Sheet1.Q184:Sheet1.Q184">
            <calcext:condition calcext:apply-style-name="Error" calcext:value="=1" calcext:base-cell-address="Sheet1.Q184"/>
          </calcext:conditional-format>
          <calcext:conditional-format calcext:target-range-address="Sheet1.Q184:Sheet1.Q184">
            <calcext:condition calcext:apply-style-name="Good" calcext:value="=2" calcext:base-cell-address="Sheet1.Q184"/>
          </calcext:conditional-format>
          <calcext:conditional-format calcext:target-range-address="Sheet1.Q185:Sheet1.Q185">
            <calcext:condition calcext:apply-style-name="Error" calcext:value="=1" calcext:base-cell-address="Sheet1.Q185"/>
          </calcext:conditional-format>
          <calcext:conditional-format calcext:target-range-address="Sheet1.Q185:Sheet1.Q185">
            <calcext:condition calcext:apply-style-name="Good" calcext:value="=2" calcext:base-cell-address="Sheet1.Q185"/>
          </calcext:conditional-format>
          <calcext:conditional-format calcext:target-range-address="Sheet1.Q186:Sheet1.Q186">
            <calcext:condition calcext:apply-style-name="Error" calcext:value="=1" calcext:base-cell-address="Sheet1.Q186"/>
          </calcext:conditional-format>
          <calcext:conditional-format calcext:target-range-address="Sheet1.Q186:Sheet1.Q186">
            <calcext:condition calcext:apply-style-name="Good" calcext:value="=2" calcext:base-cell-address="Sheet1.Q186"/>
          </calcext:conditional-format>
          <calcext:conditional-format calcext:target-range-address="Sheet1.Q187:Sheet1.Q187">
            <calcext:condition calcext:apply-style-name="Error" calcext:value="=1" calcext:base-cell-address="Sheet1.Q187"/>
          </calcext:conditional-format>
          <calcext:conditional-format calcext:target-range-address="Sheet1.Q187:Sheet1.Q187">
            <calcext:condition calcext:apply-style-name="Good" calcext:value="=2" calcext:base-cell-address="Sheet1.Q187"/>
          </calcext:conditional-format>
          <calcext:conditional-format calcext:target-range-address="Sheet1.Q188:Sheet1.Q188">
            <calcext:condition calcext:apply-style-name="Error" calcext:value="=1" calcext:base-cell-address="Sheet1.Q188"/>
          </calcext:conditional-format>
          <calcext:conditional-format calcext:target-range-address="Sheet1.Q188:Sheet1.Q188">
            <calcext:condition calcext:apply-style-name="Good" calcext:value="=2" calcext:base-cell-address="Sheet1.Q188"/>
          </calcext:conditional-format>
          <calcext:conditional-format calcext:target-range-address="Sheet1.R7:Sheet1.R7">
            <calcext:condition calcext:apply-style-name="Error" calcext:value="=1" calcext:base-cell-address="Sheet1.R7"/>
          </calcext:conditional-format>
          <calcext:conditional-format calcext:target-range-address="Sheet1.R7:Sheet1.R7">
            <calcext:condition calcext:apply-style-name="Good" calcext:value="=2" calcext:base-cell-address="Sheet1.R7"/>
          </calcext:conditional-format>
          <calcext:conditional-format calcext:target-range-address="Sheet1.R8:Sheet1.R8">
            <calcext:condition calcext:apply-style-name="Error" calcext:value="=1" calcext:base-cell-address="Sheet1.R8"/>
          </calcext:conditional-format>
          <calcext:conditional-format calcext:target-range-address="Sheet1.R8:Sheet1.R8">
            <calcext:condition calcext:apply-style-name="Good" calcext:value="=2" calcext:base-cell-address="Sheet1.R8"/>
          </calcext:conditional-format>
          <calcext:conditional-format calcext:target-range-address="Sheet1.R9:Sheet1.R9">
            <calcext:condition calcext:apply-style-name="Error" calcext:value="=1" calcext:base-cell-address="Sheet1.R9"/>
          </calcext:conditional-format>
          <calcext:conditional-format calcext:target-range-address="Sheet1.R9:Sheet1.R9">
            <calcext:condition calcext:apply-style-name="Good" calcext:value="=2" calcext:base-cell-address="Sheet1.R9"/>
          </calcext:conditional-format>
          <calcext:conditional-format calcext:target-range-address="Sheet1.R10:Sheet1.R10">
            <calcext:condition calcext:apply-style-name="Error" calcext:value="=1" calcext:base-cell-address="Sheet1.R10"/>
          </calcext:conditional-format>
          <calcext:conditional-format calcext:target-range-address="Sheet1.R10:Sheet1.R10">
            <calcext:condition calcext:apply-style-name="Good" calcext:value="=2" calcext:base-cell-address="Sheet1.R10"/>
          </calcext:conditional-format>
          <calcext:conditional-format calcext:target-range-address="Sheet1.R11:Sheet1.R11">
            <calcext:condition calcext:apply-style-name="Error" calcext:value="=1" calcext:base-cell-address="Sheet1.R11"/>
          </calcext:conditional-format>
          <calcext:conditional-format calcext:target-range-address="Sheet1.R11:Sheet1.R11">
            <calcext:condition calcext:apply-style-name="Good" calcext:value="=2" calcext:base-cell-address="Sheet1.R11"/>
          </calcext:conditional-format>
          <calcext:conditional-format calcext:target-range-address="Sheet1.R12:Sheet1.R12">
            <calcext:condition calcext:apply-style-name="Error" calcext:value="=1" calcext:base-cell-address="Sheet1.R12"/>
          </calcext:conditional-format>
          <calcext:conditional-format calcext:target-range-address="Sheet1.R12:Sheet1.R12">
            <calcext:condition calcext:apply-style-name="Good" calcext:value="=2" calcext:base-cell-address="Sheet1.R12"/>
          </calcext:conditional-format>
          <calcext:conditional-format calcext:target-range-address="Sheet1.R13:Sheet1.R13">
            <calcext:condition calcext:apply-style-name="Error" calcext:value="=1" calcext:base-cell-address="Sheet1.R13"/>
          </calcext:conditional-format>
          <calcext:conditional-format calcext:target-range-address="Sheet1.R13:Sheet1.R13">
            <calcext:condition calcext:apply-style-name="Good" calcext:value="=2" calcext:base-cell-address="Sheet1.R13"/>
          </calcext:conditional-format>
          <calcext:conditional-format calcext:target-range-address="Sheet1.R14:Sheet1.R14">
            <calcext:condition calcext:apply-style-name="Error" calcext:value="=1" calcext:base-cell-address="Sheet1.R14"/>
          </calcext:conditional-format>
          <calcext:conditional-format calcext:target-range-address="Sheet1.R14:Sheet1.R14">
            <calcext:condition calcext:apply-style-name="Good" calcext:value="=2" calcext:base-cell-address="Sheet1.R14"/>
          </calcext:conditional-format>
          <calcext:conditional-format calcext:target-range-address="Sheet1.R15:Sheet1.R15">
            <calcext:condition calcext:apply-style-name="Error" calcext:value="=1" calcext:base-cell-address="Sheet1.R15"/>
          </calcext:conditional-format>
          <calcext:conditional-format calcext:target-range-address="Sheet1.R15:Sheet1.R15">
            <calcext:condition calcext:apply-style-name="Good" calcext:value="=2" calcext:base-cell-address="Sheet1.R15"/>
          </calcext:conditional-format>
          <calcext:conditional-format calcext:target-range-address="Sheet1.R16:Sheet1.R16">
            <calcext:condition calcext:apply-style-name="Error" calcext:value="=1" calcext:base-cell-address="Sheet1.R16"/>
          </calcext:conditional-format>
          <calcext:conditional-format calcext:target-range-address="Sheet1.R16:Sheet1.R16">
            <calcext:condition calcext:apply-style-name="Good" calcext:value="=2" calcext:base-cell-address="Sheet1.R16"/>
          </calcext:conditional-format>
          <calcext:conditional-format calcext:target-range-address="Sheet1.R17:Sheet1.R17">
            <calcext:condition calcext:apply-style-name="Error" calcext:value="=1" calcext:base-cell-address="Sheet1.R17"/>
          </calcext:conditional-format>
          <calcext:conditional-format calcext:target-range-address="Sheet1.R17:Sheet1.R17">
            <calcext:condition calcext:apply-style-name="Good" calcext:value="=2" calcext:base-cell-address="Sheet1.R17"/>
          </calcext:conditional-format>
          <calcext:conditional-format calcext:target-range-address="Sheet1.R18:Sheet1.R18">
            <calcext:condition calcext:apply-style-name="Error" calcext:value="=1" calcext:base-cell-address="Sheet1.R18"/>
          </calcext:conditional-format>
          <calcext:conditional-format calcext:target-range-address="Sheet1.R18:Sheet1.R18">
            <calcext:condition calcext:apply-style-name="Good" calcext:value="=2" calcext:base-cell-address="Sheet1.R18"/>
          </calcext:conditional-format>
          <calcext:conditional-format calcext:target-range-address="Sheet1.R19:Sheet1.R19">
            <calcext:condition calcext:apply-style-name="Error" calcext:value="=1" calcext:base-cell-address="Sheet1.R19"/>
          </calcext:conditional-format>
          <calcext:conditional-format calcext:target-range-address="Sheet1.R19:Sheet1.R19">
            <calcext:condition calcext:apply-style-name="Good" calcext:value="=2" calcext:base-cell-address="Sheet1.R19"/>
          </calcext:conditional-format>
          <calcext:conditional-format calcext:target-range-address="Sheet1.R20:Sheet1.R20">
            <calcext:condition calcext:apply-style-name="Error" calcext:value="=1" calcext:base-cell-address="Sheet1.R20"/>
          </calcext:conditional-format>
          <calcext:conditional-format calcext:target-range-address="Sheet1.R20:Sheet1.R20">
            <calcext:condition calcext:apply-style-name="Good" calcext:value="=2" calcext:base-cell-address="Sheet1.R20"/>
          </calcext:conditional-format>
          <calcext:conditional-format calcext:target-range-address="Sheet1.R21:Sheet1.R21">
            <calcext:condition calcext:apply-style-name="Error" calcext:value="=1" calcext:base-cell-address="Sheet1.R21"/>
          </calcext:conditional-format>
          <calcext:conditional-format calcext:target-range-address="Sheet1.R21:Sheet1.R21">
            <calcext:condition calcext:apply-style-name="Good" calcext:value="=2" calcext:base-cell-address="Sheet1.R21"/>
          </calcext:conditional-format>
          <calcext:conditional-format calcext:target-range-address="Sheet1.R22:Sheet1.R22">
            <calcext:condition calcext:apply-style-name="Error" calcext:value="=1" calcext:base-cell-address="Sheet1.R22"/>
          </calcext:conditional-format>
          <calcext:conditional-format calcext:target-range-address="Sheet1.R22:Sheet1.R22">
            <calcext:condition calcext:apply-style-name="Good" calcext:value="=2" calcext:base-cell-address="Sheet1.R22"/>
          </calcext:conditional-format>
          <calcext:conditional-format calcext:target-range-address="Sheet1.R23:Sheet1.R23">
            <calcext:condition calcext:apply-style-name="Error" calcext:value="=1" calcext:base-cell-address="Sheet1.R23"/>
          </calcext:conditional-format>
          <calcext:conditional-format calcext:target-range-address="Sheet1.R23:Sheet1.R23">
            <calcext:condition calcext:apply-style-name="Good" calcext:value="=2" calcext:base-cell-address="Sheet1.R23"/>
          </calcext:conditional-format>
          <calcext:conditional-format calcext:target-range-address="Sheet1.R24:Sheet1.R24">
            <calcext:condition calcext:apply-style-name="Error" calcext:value="=1" calcext:base-cell-address="Sheet1.R24"/>
          </calcext:conditional-format>
          <calcext:conditional-format calcext:target-range-address="Sheet1.R24:Sheet1.R24">
            <calcext:condition calcext:apply-style-name="Good" calcext:value="=2" calcext:base-cell-address="Sheet1.R24"/>
          </calcext:conditional-format>
          <calcext:conditional-format calcext:target-range-address="Sheet1.R25:Sheet1.R25">
            <calcext:condition calcext:apply-style-name="Error" calcext:value="=1" calcext:base-cell-address="Sheet1.R25"/>
          </calcext:conditional-format>
          <calcext:conditional-format calcext:target-range-address="Sheet1.R25:Sheet1.R25">
            <calcext:condition calcext:apply-style-name="Good" calcext:value="=2" calcext:base-cell-address="Sheet1.R25"/>
          </calcext:conditional-format>
          <calcext:conditional-format calcext:target-range-address="Sheet1.R26:Sheet1.R26">
            <calcext:condition calcext:apply-style-name="Error" calcext:value="=1" calcext:base-cell-address="Sheet1.R26"/>
          </calcext:conditional-format>
          <calcext:conditional-format calcext:target-range-address="Sheet1.R26:Sheet1.R26">
            <calcext:condition calcext:apply-style-name="Good" calcext:value="=2" calcext:base-cell-address="Sheet1.R26"/>
          </calcext:conditional-format>
          <calcext:conditional-format calcext:target-range-address="Sheet1.R27:Sheet1.R27">
            <calcext:condition calcext:apply-style-name="Error" calcext:value="=1" calcext:base-cell-address="Sheet1.R27"/>
          </calcext:conditional-format>
          <calcext:conditional-format calcext:target-range-address="Sheet1.R27:Sheet1.R27">
            <calcext:condition calcext:apply-style-name="Good" calcext:value="=2" calcext:base-cell-address="Sheet1.R27"/>
          </calcext:conditional-format>
          <calcext:conditional-format calcext:target-range-address="Sheet1.R28:Sheet1.R28">
            <calcext:condition calcext:apply-style-name="Error" calcext:value="=1" calcext:base-cell-address="Sheet1.R28"/>
          </calcext:conditional-format>
          <calcext:conditional-format calcext:target-range-address="Sheet1.R28:Sheet1.R28">
            <calcext:condition calcext:apply-style-name="Good" calcext:value="=2" calcext:base-cell-address="Sheet1.R28"/>
          </calcext:conditional-format>
          <calcext:conditional-format calcext:target-range-address="Sheet1.R29:Sheet1.R29">
            <calcext:condition calcext:apply-style-name="Error" calcext:value="=1" calcext:base-cell-address="Sheet1.R29"/>
          </calcext:conditional-format>
          <calcext:conditional-format calcext:target-range-address="Sheet1.R29:Sheet1.R29">
            <calcext:condition calcext:apply-style-name="Good" calcext:value="=2" calcext:base-cell-address="Sheet1.R29"/>
          </calcext:conditional-format>
          <calcext:conditional-format calcext:target-range-address="Sheet1.R30:Sheet1.R30">
            <calcext:condition calcext:apply-style-name="Error" calcext:value="=1" calcext:base-cell-address="Sheet1.R30"/>
          </calcext:conditional-format>
          <calcext:conditional-format calcext:target-range-address="Sheet1.R30:Sheet1.R30">
            <calcext:condition calcext:apply-style-name="Good" calcext:value="=2" calcext:base-cell-address="Sheet1.R30"/>
          </calcext:conditional-format>
          <calcext:conditional-format calcext:target-range-address="Sheet1.R31:Sheet1.R31">
            <calcext:condition calcext:apply-style-name="Error" calcext:value="=1" calcext:base-cell-address="Sheet1.R31"/>
          </calcext:conditional-format>
          <calcext:conditional-format calcext:target-range-address="Sheet1.R31:Sheet1.R31">
            <calcext:condition calcext:apply-style-name="Good" calcext:value="=2" calcext:base-cell-address="Sheet1.R31"/>
          </calcext:conditional-format>
          <calcext:conditional-format calcext:target-range-address="Sheet1.R32:Sheet1.R32">
            <calcext:condition calcext:apply-style-name="Error" calcext:value="=1" calcext:base-cell-address="Sheet1.R32"/>
          </calcext:conditional-format>
          <calcext:conditional-format calcext:target-range-address="Sheet1.R32:Sheet1.R32">
            <calcext:condition calcext:apply-style-name="Good" calcext:value="=2" calcext:base-cell-address="Sheet1.R32"/>
          </calcext:conditional-format>
          <calcext:conditional-format calcext:target-range-address="Sheet1.R33:Sheet1.R33">
            <calcext:condition calcext:apply-style-name="Error" calcext:value="=1" calcext:base-cell-address="Sheet1.R33"/>
          </calcext:conditional-format>
          <calcext:conditional-format calcext:target-range-address="Sheet1.R33:Sheet1.R33">
            <calcext:condition calcext:apply-style-name="Good" calcext:value="=2" calcext:base-cell-address="Sheet1.R33"/>
          </calcext:conditional-format>
          <calcext:conditional-format calcext:target-range-address="Sheet1.R34:Sheet1.R34">
            <calcext:condition calcext:apply-style-name="Error" calcext:value="=1" calcext:base-cell-address="Sheet1.R34"/>
          </calcext:conditional-format>
          <calcext:conditional-format calcext:target-range-address="Sheet1.R34:Sheet1.R34">
            <calcext:condition calcext:apply-style-name="Good" calcext:value="=2" calcext:base-cell-address="Sheet1.R34"/>
          </calcext:conditional-format>
          <calcext:conditional-format calcext:target-range-address="Sheet1.R35:Sheet1.R35">
            <calcext:condition calcext:apply-style-name="Error" calcext:value="=1" calcext:base-cell-address="Sheet1.R35"/>
          </calcext:conditional-format>
          <calcext:conditional-format calcext:target-range-address="Sheet1.R35:Sheet1.R35">
            <calcext:condition calcext:apply-style-name="Good" calcext:value="=2" calcext:base-cell-address="Sheet1.R35"/>
          </calcext:conditional-format>
          <calcext:conditional-format calcext:target-range-address="Sheet1.R36:Sheet1.R36">
            <calcext:condition calcext:apply-style-name="Error" calcext:value="=1" calcext:base-cell-address="Sheet1.R36"/>
          </calcext:conditional-format>
          <calcext:conditional-format calcext:target-range-address="Sheet1.R36:Sheet1.R36">
            <calcext:condition calcext:apply-style-name="Good" calcext:value="=2" calcext:base-cell-address="Sheet1.R36"/>
          </calcext:conditional-format>
          <calcext:conditional-format calcext:target-range-address="Sheet1.R37:Sheet1.R37">
            <calcext:condition calcext:apply-style-name="Error" calcext:value="=1" calcext:base-cell-address="Sheet1.R37"/>
          </calcext:conditional-format>
          <calcext:conditional-format calcext:target-range-address="Sheet1.R37:Sheet1.R37">
            <calcext:condition calcext:apply-style-name="Good" calcext:value="=2" calcext:base-cell-address="Sheet1.R37"/>
          </calcext:conditional-format>
          <calcext:conditional-format calcext:target-range-address="Sheet1.R38:Sheet1.R38">
            <calcext:condition calcext:apply-style-name="Error" calcext:value="=1" calcext:base-cell-address="Sheet1.R38"/>
          </calcext:conditional-format>
          <calcext:conditional-format calcext:target-range-address="Sheet1.R38:Sheet1.R38">
            <calcext:condition calcext:apply-style-name="Good" calcext:value="=2" calcext:base-cell-address="Sheet1.R38"/>
          </calcext:conditional-format>
          <calcext:conditional-format calcext:target-range-address="Sheet1.R39:Sheet1.R39">
            <calcext:condition calcext:apply-style-name="Error" calcext:value="=1" calcext:base-cell-address="Sheet1.R39"/>
          </calcext:conditional-format>
          <calcext:conditional-format calcext:target-range-address="Sheet1.R39:Sheet1.R39">
            <calcext:condition calcext:apply-style-name="Good" calcext:value="=2" calcext:base-cell-address="Sheet1.R39"/>
          </calcext:conditional-format>
          <calcext:conditional-format calcext:target-range-address="Sheet1.R40:Sheet1.R40">
            <calcext:condition calcext:apply-style-name="Error" calcext:value="=1" calcext:base-cell-address="Sheet1.R40"/>
          </calcext:conditional-format>
          <calcext:conditional-format calcext:target-range-address="Sheet1.R40:Sheet1.R40">
            <calcext:condition calcext:apply-style-name="Good" calcext:value="=2" calcext:base-cell-address="Sheet1.R40"/>
          </calcext:conditional-format>
          <calcext:conditional-format calcext:target-range-address="Sheet1.R41:Sheet1.R41">
            <calcext:condition calcext:apply-style-name="Error" calcext:value="=1" calcext:base-cell-address="Sheet1.R41"/>
          </calcext:conditional-format>
          <calcext:conditional-format calcext:target-range-address="Sheet1.R41:Sheet1.R41">
            <calcext:condition calcext:apply-style-name="Good" calcext:value="=2" calcext:base-cell-address="Sheet1.R41"/>
          </calcext:conditional-format>
          <calcext:conditional-format calcext:target-range-address="Sheet1.R42:Sheet1.R42">
            <calcext:condition calcext:apply-style-name="Error" calcext:value="=1" calcext:base-cell-address="Sheet1.R42"/>
          </calcext:conditional-format>
          <calcext:conditional-format calcext:target-range-address="Sheet1.R42:Sheet1.R42">
            <calcext:condition calcext:apply-style-name="Good" calcext:value="=2" calcext:base-cell-address="Sheet1.R42"/>
          </calcext:conditional-format>
          <calcext:conditional-format calcext:target-range-address="Sheet1.R43:Sheet1.R43">
            <calcext:condition calcext:apply-style-name="Error" calcext:value="=1" calcext:base-cell-address="Sheet1.R43"/>
          </calcext:conditional-format>
          <calcext:conditional-format calcext:target-range-address="Sheet1.R43:Sheet1.R43">
            <calcext:condition calcext:apply-style-name="Good" calcext:value="=2" calcext:base-cell-address="Sheet1.R43"/>
          </calcext:conditional-format>
          <calcext:conditional-format calcext:target-range-address="Sheet1.R44:Sheet1.R44">
            <calcext:condition calcext:apply-style-name="Error" calcext:value="=1" calcext:base-cell-address="Sheet1.R44"/>
          </calcext:conditional-format>
          <calcext:conditional-format calcext:target-range-address="Sheet1.R44:Sheet1.R44">
            <calcext:condition calcext:apply-style-name="Good" calcext:value="=2" calcext:base-cell-address="Sheet1.R44"/>
          </calcext:conditional-format>
          <calcext:conditional-format calcext:target-range-address="Sheet1.R45:Sheet1.R45">
            <calcext:condition calcext:apply-style-name="Error" calcext:value="=1" calcext:base-cell-address="Sheet1.R45"/>
          </calcext:conditional-format>
          <calcext:conditional-format calcext:target-range-address="Sheet1.R45:Sheet1.R45">
            <calcext:condition calcext:apply-style-name="Good" calcext:value="=2" calcext:base-cell-address="Sheet1.R45"/>
          </calcext:conditional-format>
          <calcext:conditional-format calcext:target-range-address="Sheet1.R46:Sheet1.R46">
            <calcext:condition calcext:apply-style-name="Error" calcext:value="=1" calcext:base-cell-address="Sheet1.R46"/>
          </calcext:conditional-format>
          <calcext:conditional-format calcext:target-range-address="Sheet1.R46:Sheet1.R46">
            <calcext:condition calcext:apply-style-name="Good" calcext:value="=2" calcext:base-cell-address="Sheet1.R46"/>
          </calcext:conditional-format>
          <calcext:conditional-format calcext:target-range-address="Sheet1.R47:Sheet1.R47">
            <calcext:condition calcext:apply-style-name="Error" calcext:value="=1" calcext:base-cell-address="Sheet1.R47"/>
          </calcext:conditional-format>
          <calcext:conditional-format calcext:target-range-address="Sheet1.R47:Sheet1.R47">
            <calcext:condition calcext:apply-style-name="Good" calcext:value="=2" calcext:base-cell-address="Sheet1.R47"/>
          </calcext:conditional-format>
          <calcext:conditional-format calcext:target-range-address="Sheet1.R48:Sheet1.R48">
            <calcext:condition calcext:apply-style-name="Error" calcext:value="=1" calcext:base-cell-address="Sheet1.R48"/>
          </calcext:conditional-format>
          <calcext:conditional-format calcext:target-range-address="Sheet1.R48:Sheet1.R48">
            <calcext:condition calcext:apply-style-name="Good" calcext:value="=2" calcext:base-cell-address="Sheet1.R48"/>
          </calcext:conditional-format>
          <calcext:conditional-format calcext:target-range-address="Sheet1.R49:Sheet1.R49">
            <calcext:condition calcext:apply-style-name="Error" calcext:value="=1" calcext:base-cell-address="Sheet1.R49"/>
          </calcext:conditional-format>
          <calcext:conditional-format calcext:target-range-address="Sheet1.R49:Sheet1.R49">
            <calcext:condition calcext:apply-style-name="Good" calcext:value="=2" calcext:base-cell-address="Sheet1.R49"/>
          </calcext:conditional-format>
          <calcext:conditional-format calcext:target-range-address="Sheet1.R50:Sheet1.R50">
            <calcext:condition calcext:apply-style-name="Error" calcext:value="=1" calcext:base-cell-address="Sheet1.R50"/>
          </calcext:conditional-format>
          <calcext:conditional-format calcext:target-range-address="Sheet1.R50:Sheet1.R50">
            <calcext:condition calcext:apply-style-name="Good" calcext:value="=2" calcext:base-cell-address="Sheet1.R50"/>
          </calcext:conditional-format>
          <calcext:conditional-format calcext:target-range-address="Sheet1.R51:Sheet1.R51">
            <calcext:condition calcext:apply-style-name="Error" calcext:value="=1" calcext:base-cell-address="Sheet1.R51"/>
          </calcext:conditional-format>
          <calcext:conditional-format calcext:target-range-address="Sheet1.R51:Sheet1.R51">
            <calcext:condition calcext:apply-style-name="Good" calcext:value="=2" calcext:base-cell-address="Sheet1.R51"/>
          </calcext:conditional-format>
          <calcext:conditional-format calcext:target-range-address="Sheet1.R52:Sheet1.R52">
            <calcext:condition calcext:apply-style-name="Error" calcext:value="=1" calcext:base-cell-address="Sheet1.R52"/>
          </calcext:conditional-format>
          <calcext:conditional-format calcext:target-range-address="Sheet1.R52:Sheet1.R52">
            <calcext:condition calcext:apply-style-name="Good" calcext:value="=2" calcext:base-cell-address="Sheet1.R52"/>
          </calcext:conditional-format>
          <calcext:conditional-format calcext:target-range-address="Sheet1.R53:Sheet1.R53">
            <calcext:condition calcext:apply-style-name="Error" calcext:value="=1" calcext:base-cell-address="Sheet1.R53"/>
          </calcext:conditional-format>
          <calcext:conditional-format calcext:target-range-address="Sheet1.R53:Sheet1.R53">
            <calcext:condition calcext:apply-style-name="Good" calcext:value="=2" calcext:base-cell-address="Sheet1.R53"/>
          </calcext:conditional-format>
          <calcext:conditional-format calcext:target-range-address="Sheet1.R54:Sheet1.R54">
            <calcext:condition calcext:apply-style-name="Error" calcext:value="=1" calcext:base-cell-address="Sheet1.R54"/>
          </calcext:conditional-format>
          <calcext:conditional-format calcext:target-range-address="Sheet1.R54:Sheet1.R54">
            <calcext:condition calcext:apply-style-name="Good" calcext:value="=2" calcext:base-cell-address="Sheet1.R54"/>
          </calcext:conditional-format>
          <calcext:conditional-format calcext:target-range-address="Sheet1.R55:Sheet1.R55">
            <calcext:condition calcext:apply-style-name="Error" calcext:value="=1" calcext:base-cell-address="Sheet1.R55"/>
          </calcext:conditional-format>
          <calcext:conditional-format calcext:target-range-address="Sheet1.R55:Sheet1.R55">
            <calcext:condition calcext:apply-style-name="Good" calcext:value="=2" calcext:base-cell-address="Sheet1.R55"/>
          </calcext:conditional-format>
          <calcext:conditional-format calcext:target-range-address="Sheet1.R56:Sheet1.R56">
            <calcext:condition calcext:apply-style-name="Error" calcext:value="=1" calcext:base-cell-address="Sheet1.R56"/>
          </calcext:conditional-format>
          <calcext:conditional-format calcext:target-range-address="Sheet1.R56:Sheet1.R56">
            <calcext:condition calcext:apply-style-name="Good" calcext:value="=2" calcext:base-cell-address="Sheet1.R56"/>
          </calcext:conditional-format>
          <calcext:conditional-format calcext:target-range-address="Sheet1.R57:Sheet1.R57">
            <calcext:condition calcext:apply-style-name="Error" calcext:value="=1" calcext:base-cell-address="Sheet1.R57"/>
          </calcext:conditional-format>
          <calcext:conditional-format calcext:target-range-address="Sheet1.R57:Sheet1.R57">
            <calcext:condition calcext:apply-style-name="Good" calcext:value="=2" calcext:base-cell-address="Sheet1.R57"/>
          </calcext:conditional-format>
          <calcext:conditional-format calcext:target-range-address="Sheet1.R58:Sheet1.R58">
            <calcext:condition calcext:apply-style-name="Error" calcext:value="=1" calcext:base-cell-address="Sheet1.R58"/>
          </calcext:conditional-format>
          <calcext:conditional-format calcext:target-range-address="Sheet1.R58:Sheet1.R58">
            <calcext:condition calcext:apply-style-name="Good" calcext:value="=2" calcext:base-cell-address="Sheet1.R58"/>
          </calcext:conditional-format>
          <calcext:conditional-format calcext:target-range-address="Sheet1.R59:Sheet1.R59">
            <calcext:condition calcext:apply-style-name="Error" calcext:value="=1" calcext:base-cell-address="Sheet1.R59"/>
          </calcext:conditional-format>
          <calcext:conditional-format calcext:target-range-address="Sheet1.R59:Sheet1.R59">
            <calcext:condition calcext:apply-style-name="Good" calcext:value="=2" calcext:base-cell-address="Sheet1.R59"/>
          </calcext:conditional-format>
          <calcext:conditional-format calcext:target-range-address="Sheet1.R60:Sheet1.R60">
            <calcext:condition calcext:apply-style-name="Error" calcext:value="=1" calcext:base-cell-address="Sheet1.R60"/>
          </calcext:conditional-format>
          <calcext:conditional-format calcext:target-range-address="Sheet1.R60:Sheet1.R60">
            <calcext:condition calcext:apply-style-name="Good" calcext:value="=2" calcext:base-cell-address="Sheet1.R60"/>
          </calcext:conditional-format>
          <calcext:conditional-format calcext:target-range-address="Sheet1.R61:Sheet1.R61">
            <calcext:condition calcext:apply-style-name="Error" calcext:value="=1" calcext:base-cell-address="Sheet1.R61"/>
          </calcext:conditional-format>
          <calcext:conditional-format calcext:target-range-address="Sheet1.R61:Sheet1.R61">
            <calcext:condition calcext:apply-style-name="Good" calcext:value="=2" calcext:base-cell-address="Sheet1.R61"/>
          </calcext:conditional-format>
          <calcext:conditional-format calcext:target-range-address="Sheet1.R62:Sheet1.R62">
            <calcext:condition calcext:apply-style-name="Error" calcext:value="=1" calcext:base-cell-address="Sheet1.R62"/>
          </calcext:conditional-format>
          <calcext:conditional-format calcext:target-range-address="Sheet1.R62:Sheet1.R62">
            <calcext:condition calcext:apply-style-name="Good" calcext:value="=2" calcext:base-cell-address="Sheet1.R62"/>
          </calcext:conditional-format>
          <calcext:conditional-format calcext:target-range-address="Sheet1.R63:Sheet1.R63">
            <calcext:condition calcext:apply-style-name="Error" calcext:value="=1" calcext:base-cell-address="Sheet1.R63"/>
          </calcext:conditional-format>
          <calcext:conditional-format calcext:target-range-address="Sheet1.R63:Sheet1.R63">
            <calcext:condition calcext:apply-style-name="Good" calcext:value="=2" calcext:base-cell-address="Sheet1.R63"/>
          </calcext:conditional-format>
          <calcext:conditional-format calcext:target-range-address="Sheet1.R64:Sheet1.R64">
            <calcext:condition calcext:apply-style-name="Error" calcext:value="=1" calcext:base-cell-address="Sheet1.R64"/>
          </calcext:conditional-format>
          <calcext:conditional-format calcext:target-range-address="Sheet1.R64:Sheet1.R64">
            <calcext:condition calcext:apply-style-name="Good" calcext:value="=2" calcext:base-cell-address="Sheet1.R64"/>
          </calcext:conditional-format>
          <calcext:conditional-format calcext:target-range-address="Sheet1.R65:Sheet1.R65">
            <calcext:condition calcext:apply-style-name="Error" calcext:value="=1" calcext:base-cell-address="Sheet1.R65"/>
          </calcext:conditional-format>
          <calcext:conditional-format calcext:target-range-address="Sheet1.R65:Sheet1.R65">
            <calcext:condition calcext:apply-style-name="Good" calcext:value="=2" calcext:base-cell-address="Sheet1.R65"/>
          </calcext:conditional-format>
          <calcext:conditional-format calcext:target-range-address="Sheet1.R66:Sheet1.R66">
            <calcext:condition calcext:apply-style-name="Error" calcext:value="=1" calcext:base-cell-address="Sheet1.R66"/>
          </calcext:conditional-format>
          <calcext:conditional-format calcext:target-range-address="Sheet1.R66:Sheet1.R66">
            <calcext:condition calcext:apply-style-name="Good" calcext:value="=2" calcext:base-cell-address="Sheet1.R66"/>
          </calcext:conditional-format>
          <calcext:conditional-format calcext:target-range-address="Sheet1.R67:Sheet1.R67">
            <calcext:condition calcext:apply-style-name="Error" calcext:value="=1" calcext:base-cell-address="Sheet1.R67"/>
          </calcext:conditional-format>
          <calcext:conditional-format calcext:target-range-address="Sheet1.R67:Sheet1.R67">
            <calcext:condition calcext:apply-style-name="Good" calcext:value="=2" calcext:base-cell-address="Sheet1.R67"/>
          </calcext:conditional-format>
          <calcext:conditional-format calcext:target-range-address="Sheet1.R68:Sheet1.R68">
            <calcext:condition calcext:apply-style-name="Error" calcext:value="=1" calcext:base-cell-address="Sheet1.R68"/>
          </calcext:conditional-format>
          <calcext:conditional-format calcext:target-range-address="Sheet1.R68:Sheet1.R68">
            <calcext:condition calcext:apply-style-name="Good" calcext:value="=2" calcext:base-cell-address="Sheet1.R68"/>
          </calcext:conditional-format>
          <calcext:conditional-format calcext:target-range-address="Sheet1.R69:Sheet1.R69">
            <calcext:condition calcext:apply-style-name="Error" calcext:value="=1" calcext:base-cell-address="Sheet1.R69"/>
          </calcext:conditional-format>
          <calcext:conditional-format calcext:target-range-address="Sheet1.R69:Sheet1.R69">
            <calcext:condition calcext:apply-style-name="Good" calcext:value="=2" calcext:base-cell-address="Sheet1.R69"/>
          </calcext:conditional-format>
          <calcext:conditional-format calcext:target-range-address="Sheet1.R70:Sheet1.R70">
            <calcext:condition calcext:apply-style-name="Error" calcext:value="=1" calcext:base-cell-address="Sheet1.R70"/>
          </calcext:conditional-format>
          <calcext:conditional-format calcext:target-range-address="Sheet1.R70:Sheet1.R70">
            <calcext:condition calcext:apply-style-name="Good" calcext:value="=2" calcext:base-cell-address="Sheet1.R70"/>
          </calcext:conditional-format>
          <calcext:conditional-format calcext:target-range-address="Sheet1.R71:Sheet1.R71">
            <calcext:condition calcext:apply-style-name="Error" calcext:value="=1" calcext:base-cell-address="Sheet1.R71"/>
          </calcext:conditional-format>
          <calcext:conditional-format calcext:target-range-address="Sheet1.R71:Sheet1.R71">
            <calcext:condition calcext:apply-style-name="Good" calcext:value="=2" calcext:base-cell-address="Sheet1.R71"/>
          </calcext:conditional-format>
          <calcext:conditional-format calcext:target-range-address="Sheet1.R72:Sheet1.R72">
            <calcext:condition calcext:apply-style-name="Error" calcext:value="=1" calcext:base-cell-address="Sheet1.R72"/>
          </calcext:conditional-format>
          <calcext:conditional-format calcext:target-range-address="Sheet1.R72:Sheet1.R72">
            <calcext:condition calcext:apply-style-name="Good" calcext:value="=2" calcext:base-cell-address="Sheet1.R72"/>
          </calcext:conditional-format>
          <calcext:conditional-format calcext:target-range-address="Sheet1.R73:Sheet1.R73">
            <calcext:condition calcext:apply-style-name="Error" calcext:value="=1" calcext:base-cell-address="Sheet1.R73"/>
          </calcext:conditional-format>
          <calcext:conditional-format calcext:target-range-address="Sheet1.R73:Sheet1.R73">
            <calcext:condition calcext:apply-style-name="Good" calcext:value="=2" calcext:base-cell-address="Sheet1.R73"/>
          </calcext:conditional-format>
          <calcext:conditional-format calcext:target-range-address="Sheet1.R74:Sheet1.R74">
            <calcext:condition calcext:apply-style-name="Error" calcext:value="=1" calcext:base-cell-address="Sheet1.R74"/>
          </calcext:conditional-format>
          <calcext:conditional-format calcext:target-range-address="Sheet1.R74:Sheet1.R74">
            <calcext:condition calcext:apply-style-name="Good" calcext:value="=2" calcext:base-cell-address="Sheet1.R74"/>
          </calcext:conditional-format>
          <calcext:conditional-format calcext:target-range-address="Sheet1.R75:Sheet1.R75">
            <calcext:condition calcext:apply-style-name="Error" calcext:value="=1" calcext:base-cell-address="Sheet1.R75"/>
          </calcext:conditional-format>
          <calcext:conditional-format calcext:target-range-address="Sheet1.R75:Sheet1.R75">
            <calcext:condition calcext:apply-style-name="Good" calcext:value="=2" calcext:base-cell-address="Sheet1.R75"/>
          </calcext:conditional-format>
          <calcext:conditional-format calcext:target-range-address="Sheet1.R76:Sheet1.R76">
            <calcext:condition calcext:apply-style-name="Error" calcext:value="=1" calcext:base-cell-address="Sheet1.R76"/>
          </calcext:conditional-format>
          <calcext:conditional-format calcext:target-range-address="Sheet1.R76:Sheet1.R76">
            <calcext:condition calcext:apply-style-name="Good" calcext:value="=2" calcext:base-cell-address="Sheet1.R76"/>
          </calcext:conditional-format>
          <calcext:conditional-format calcext:target-range-address="Sheet1.R77:Sheet1.R77">
            <calcext:condition calcext:apply-style-name="Error" calcext:value="=1" calcext:base-cell-address="Sheet1.R77"/>
          </calcext:conditional-format>
          <calcext:conditional-format calcext:target-range-address="Sheet1.R77:Sheet1.R77">
            <calcext:condition calcext:apply-style-name="Good" calcext:value="=2" calcext:base-cell-address="Sheet1.R77"/>
          </calcext:conditional-format>
          <calcext:conditional-format calcext:target-range-address="Sheet1.R78:Sheet1.R78">
            <calcext:condition calcext:apply-style-name="Error" calcext:value="=1" calcext:base-cell-address="Sheet1.R78"/>
          </calcext:conditional-format>
          <calcext:conditional-format calcext:target-range-address="Sheet1.R78:Sheet1.R78">
            <calcext:condition calcext:apply-style-name="Good" calcext:value="=2" calcext:base-cell-address="Sheet1.R78"/>
          </calcext:conditional-format>
          <calcext:conditional-format calcext:target-range-address="Sheet1.R79:Sheet1.R79">
            <calcext:condition calcext:apply-style-name="Error" calcext:value="=1" calcext:base-cell-address="Sheet1.R79"/>
          </calcext:conditional-format>
          <calcext:conditional-format calcext:target-range-address="Sheet1.R79:Sheet1.R79">
            <calcext:condition calcext:apply-style-name="Good" calcext:value="=2" calcext:base-cell-address="Sheet1.R79"/>
          </calcext:conditional-format>
          <calcext:conditional-format calcext:target-range-address="Sheet1.R80:Sheet1.R80">
            <calcext:condition calcext:apply-style-name="Error" calcext:value="=1" calcext:base-cell-address="Sheet1.R80"/>
          </calcext:conditional-format>
          <calcext:conditional-format calcext:target-range-address="Sheet1.R80:Sheet1.R80">
            <calcext:condition calcext:apply-style-name="Good" calcext:value="=2" calcext:base-cell-address="Sheet1.R80"/>
          </calcext:conditional-format>
          <calcext:conditional-format calcext:target-range-address="Sheet1.R81:Sheet1.R81">
            <calcext:condition calcext:apply-style-name="Error" calcext:value="=1" calcext:base-cell-address="Sheet1.R81"/>
          </calcext:conditional-format>
          <calcext:conditional-format calcext:target-range-address="Sheet1.R81:Sheet1.R81">
            <calcext:condition calcext:apply-style-name="Good" calcext:value="=2" calcext:base-cell-address="Sheet1.R81"/>
          </calcext:conditional-format>
          <calcext:conditional-format calcext:target-range-address="Sheet1.R82:Sheet1.R82">
            <calcext:condition calcext:apply-style-name="Error" calcext:value="=1" calcext:base-cell-address="Sheet1.R82"/>
          </calcext:conditional-format>
          <calcext:conditional-format calcext:target-range-address="Sheet1.R82:Sheet1.R82">
            <calcext:condition calcext:apply-style-name="Good" calcext:value="=2" calcext:base-cell-address="Sheet1.R82"/>
          </calcext:conditional-format>
          <calcext:conditional-format calcext:target-range-address="Sheet1.R83:Sheet1.R83">
            <calcext:condition calcext:apply-style-name="Error" calcext:value="=1" calcext:base-cell-address="Sheet1.R83"/>
          </calcext:conditional-format>
          <calcext:conditional-format calcext:target-range-address="Sheet1.R83:Sheet1.R83">
            <calcext:condition calcext:apply-style-name="Good" calcext:value="=2" calcext:base-cell-address="Sheet1.R83"/>
          </calcext:conditional-format>
          <calcext:conditional-format calcext:target-range-address="Sheet1.R84:Sheet1.R84">
            <calcext:condition calcext:apply-style-name="Error" calcext:value="=1" calcext:base-cell-address="Sheet1.R84"/>
          </calcext:conditional-format>
          <calcext:conditional-format calcext:target-range-address="Sheet1.R84:Sheet1.R84">
            <calcext:condition calcext:apply-style-name="Good" calcext:value="=2" calcext:base-cell-address="Sheet1.R84"/>
          </calcext:conditional-format>
          <calcext:conditional-format calcext:target-range-address="Sheet1.R85:Sheet1.R85">
            <calcext:condition calcext:apply-style-name="Error" calcext:value="=1" calcext:base-cell-address="Sheet1.R85"/>
          </calcext:conditional-format>
          <calcext:conditional-format calcext:target-range-address="Sheet1.R85:Sheet1.R85">
            <calcext:condition calcext:apply-style-name="Good" calcext:value="=2" calcext:base-cell-address="Sheet1.R85"/>
          </calcext:conditional-format>
          <calcext:conditional-format calcext:target-range-address="Sheet1.R86:Sheet1.R86">
            <calcext:condition calcext:apply-style-name="Error" calcext:value="=1" calcext:base-cell-address="Sheet1.R86"/>
          </calcext:conditional-format>
          <calcext:conditional-format calcext:target-range-address="Sheet1.R86:Sheet1.R86">
            <calcext:condition calcext:apply-style-name="Good" calcext:value="=2" calcext:base-cell-address="Sheet1.R86"/>
          </calcext:conditional-format>
          <calcext:conditional-format calcext:target-range-address="Sheet1.R87:Sheet1.R87">
            <calcext:condition calcext:apply-style-name="Error" calcext:value="=1" calcext:base-cell-address="Sheet1.R87"/>
          </calcext:conditional-format>
          <calcext:conditional-format calcext:target-range-address="Sheet1.R87:Sheet1.R87">
            <calcext:condition calcext:apply-style-name="Good" calcext:value="=2" calcext:base-cell-address="Sheet1.R87"/>
          </calcext:conditional-format>
          <calcext:conditional-format calcext:target-range-address="Sheet1.R88:Sheet1.R88">
            <calcext:condition calcext:apply-style-name="Error" calcext:value="=1" calcext:base-cell-address="Sheet1.R88"/>
          </calcext:conditional-format>
          <calcext:conditional-format calcext:target-range-address="Sheet1.R88:Sheet1.R88">
            <calcext:condition calcext:apply-style-name="Good" calcext:value="=2" calcext:base-cell-address="Sheet1.R88"/>
          </calcext:conditional-format>
          <calcext:conditional-format calcext:target-range-address="Sheet1.R89:Sheet1.R89">
            <calcext:condition calcext:apply-style-name="Error" calcext:value="=1" calcext:base-cell-address="Sheet1.R89"/>
          </calcext:conditional-format>
          <calcext:conditional-format calcext:target-range-address="Sheet1.R89:Sheet1.R89">
            <calcext:condition calcext:apply-style-name="Good" calcext:value="=2" calcext:base-cell-address="Sheet1.R89"/>
          </calcext:conditional-format>
          <calcext:conditional-format calcext:target-range-address="Sheet1.R90:Sheet1.R90">
            <calcext:condition calcext:apply-style-name="Error" calcext:value="=1" calcext:base-cell-address="Sheet1.R90"/>
          </calcext:conditional-format>
          <calcext:conditional-format calcext:target-range-address="Sheet1.R90:Sheet1.R90">
            <calcext:condition calcext:apply-style-name="Good" calcext:value="=2" calcext:base-cell-address="Sheet1.R90"/>
          </calcext:conditional-format>
          <calcext:conditional-format calcext:target-range-address="Sheet1.R91:Sheet1.R91">
            <calcext:condition calcext:apply-style-name="Error" calcext:value="=1" calcext:base-cell-address="Sheet1.R91"/>
          </calcext:conditional-format>
          <calcext:conditional-format calcext:target-range-address="Sheet1.R91:Sheet1.R91">
            <calcext:condition calcext:apply-style-name="Good" calcext:value="=2" calcext:base-cell-address="Sheet1.R91"/>
          </calcext:conditional-format>
          <calcext:conditional-format calcext:target-range-address="Sheet1.R92:Sheet1.R92">
            <calcext:condition calcext:apply-style-name="Error" calcext:value="=1" calcext:base-cell-address="Sheet1.R92"/>
          </calcext:conditional-format>
          <calcext:conditional-format calcext:target-range-address="Sheet1.R92:Sheet1.R92">
            <calcext:condition calcext:apply-style-name="Good" calcext:value="=2" calcext:base-cell-address="Sheet1.R92"/>
          </calcext:conditional-format>
          <calcext:conditional-format calcext:target-range-address="Sheet1.R93:Sheet1.R93">
            <calcext:condition calcext:apply-style-name="Error" calcext:value="=1" calcext:base-cell-address="Sheet1.R93"/>
          </calcext:conditional-format>
          <calcext:conditional-format calcext:target-range-address="Sheet1.R93:Sheet1.R93">
            <calcext:condition calcext:apply-style-name="Good" calcext:value="=2" calcext:base-cell-address="Sheet1.R93"/>
          </calcext:conditional-format>
          <calcext:conditional-format calcext:target-range-address="Sheet1.R94:Sheet1.R94">
            <calcext:condition calcext:apply-style-name="Error" calcext:value="=1" calcext:base-cell-address="Sheet1.R94"/>
          </calcext:conditional-format>
          <calcext:conditional-format calcext:target-range-address="Sheet1.R94:Sheet1.R94">
            <calcext:condition calcext:apply-style-name="Good" calcext:value="=2" calcext:base-cell-address="Sheet1.R94"/>
          </calcext:conditional-format>
          <calcext:conditional-format calcext:target-range-address="Sheet1.R95:Sheet1.R95">
            <calcext:condition calcext:apply-style-name="Error" calcext:value="=1" calcext:base-cell-address="Sheet1.R95"/>
          </calcext:conditional-format>
          <calcext:conditional-format calcext:target-range-address="Sheet1.R95:Sheet1.R95">
            <calcext:condition calcext:apply-style-name="Good" calcext:value="=2" calcext:base-cell-address="Sheet1.R95"/>
          </calcext:conditional-format>
          <calcext:conditional-format calcext:target-range-address="Sheet1.R96:Sheet1.R96">
            <calcext:condition calcext:apply-style-name="Error" calcext:value="=1" calcext:base-cell-address="Sheet1.R96"/>
          </calcext:conditional-format>
          <calcext:conditional-format calcext:target-range-address="Sheet1.R96:Sheet1.R96">
            <calcext:condition calcext:apply-style-name="Good" calcext:value="=2" calcext:base-cell-address="Sheet1.R96"/>
          </calcext:conditional-format>
          <calcext:conditional-format calcext:target-range-address="Sheet1.R97:Sheet1.R97">
            <calcext:condition calcext:apply-style-name="Error" calcext:value="=1" calcext:base-cell-address="Sheet1.R97"/>
          </calcext:conditional-format>
          <calcext:conditional-format calcext:target-range-address="Sheet1.R97:Sheet1.R97">
            <calcext:condition calcext:apply-style-name="Good" calcext:value="=2" calcext:base-cell-address="Sheet1.R97"/>
          </calcext:conditional-format>
          <calcext:conditional-format calcext:target-range-address="Sheet1.R98:Sheet1.R98">
            <calcext:condition calcext:apply-style-name="Error" calcext:value="=1" calcext:base-cell-address="Sheet1.R98"/>
          </calcext:conditional-format>
          <calcext:conditional-format calcext:target-range-address="Sheet1.R98:Sheet1.R98">
            <calcext:condition calcext:apply-style-name="Good" calcext:value="=2" calcext:base-cell-address="Sheet1.R98"/>
          </calcext:conditional-format>
          <calcext:conditional-format calcext:target-range-address="Sheet1.R99:Sheet1.R99">
            <calcext:condition calcext:apply-style-name="Error" calcext:value="=1" calcext:base-cell-address="Sheet1.R99"/>
          </calcext:conditional-format>
          <calcext:conditional-format calcext:target-range-address="Sheet1.R99:Sheet1.R99">
            <calcext:condition calcext:apply-style-name="Good" calcext:value="=2" calcext:base-cell-address="Sheet1.R99"/>
          </calcext:conditional-format>
          <calcext:conditional-format calcext:target-range-address="Sheet1.R100:Sheet1.R100">
            <calcext:condition calcext:apply-style-name="Error" calcext:value="=1" calcext:base-cell-address="Sheet1.R100"/>
          </calcext:conditional-format>
          <calcext:conditional-format calcext:target-range-address="Sheet1.R100:Sheet1.R100">
            <calcext:condition calcext:apply-style-name="Good" calcext:value="=2" calcext:base-cell-address="Sheet1.R100"/>
          </calcext:conditional-format>
          <calcext:conditional-format calcext:target-range-address="Sheet1.R101:Sheet1.R101">
            <calcext:condition calcext:apply-style-name="Error" calcext:value="=1" calcext:base-cell-address="Sheet1.R101"/>
          </calcext:conditional-format>
          <calcext:conditional-format calcext:target-range-address="Sheet1.R101:Sheet1.R101">
            <calcext:condition calcext:apply-style-name="Good" calcext:value="=2" calcext:base-cell-address="Sheet1.R101"/>
          </calcext:conditional-format>
          <calcext:conditional-format calcext:target-range-address="Sheet1.R102:Sheet1.R102">
            <calcext:condition calcext:apply-style-name="Error" calcext:value="=1" calcext:base-cell-address="Sheet1.R102"/>
          </calcext:conditional-format>
          <calcext:conditional-format calcext:target-range-address="Sheet1.R102:Sheet1.R102">
            <calcext:condition calcext:apply-style-name="Good" calcext:value="=2" calcext:base-cell-address="Sheet1.R102"/>
          </calcext:conditional-format>
          <calcext:conditional-format calcext:target-range-address="Sheet1.R103:Sheet1.R103">
            <calcext:condition calcext:apply-style-name="Error" calcext:value="=1" calcext:base-cell-address="Sheet1.R103"/>
          </calcext:conditional-format>
          <calcext:conditional-format calcext:target-range-address="Sheet1.R103:Sheet1.R103">
            <calcext:condition calcext:apply-style-name="Good" calcext:value="=2" calcext:base-cell-address="Sheet1.R103"/>
          </calcext:conditional-format>
          <calcext:conditional-format calcext:target-range-address="Sheet1.R104:Sheet1.R104">
            <calcext:condition calcext:apply-style-name="Error" calcext:value="=1" calcext:base-cell-address="Sheet1.R104"/>
          </calcext:conditional-format>
          <calcext:conditional-format calcext:target-range-address="Sheet1.R104:Sheet1.R104">
            <calcext:condition calcext:apply-style-name="Good" calcext:value="=2" calcext:base-cell-address="Sheet1.R104"/>
          </calcext:conditional-format>
          <calcext:conditional-format calcext:target-range-address="Sheet1.R105:Sheet1.R105">
            <calcext:condition calcext:apply-style-name="Error" calcext:value="=1" calcext:base-cell-address="Sheet1.R105"/>
          </calcext:conditional-format>
          <calcext:conditional-format calcext:target-range-address="Sheet1.R105:Sheet1.R105">
            <calcext:condition calcext:apply-style-name="Good" calcext:value="=2" calcext:base-cell-address="Sheet1.R105"/>
          </calcext:conditional-format>
          <calcext:conditional-format calcext:target-range-address="Sheet1.R106:Sheet1.R106">
            <calcext:condition calcext:apply-style-name="Error" calcext:value="=1" calcext:base-cell-address="Sheet1.R106"/>
          </calcext:conditional-format>
          <calcext:conditional-format calcext:target-range-address="Sheet1.R106:Sheet1.R106">
            <calcext:condition calcext:apply-style-name="Good" calcext:value="=2" calcext:base-cell-address="Sheet1.R106"/>
          </calcext:conditional-format>
          <calcext:conditional-format calcext:target-range-address="Sheet1.R107:Sheet1.R107">
            <calcext:condition calcext:apply-style-name="Error" calcext:value="=1" calcext:base-cell-address="Sheet1.R107"/>
          </calcext:conditional-format>
          <calcext:conditional-format calcext:target-range-address="Sheet1.R107:Sheet1.R107">
            <calcext:condition calcext:apply-style-name="Good" calcext:value="=2" calcext:base-cell-address="Sheet1.R107"/>
          </calcext:conditional-format>
          <calcext:conditional-format calcext:target-range-address="Sheet1.R108:Sheet1.R108">
            <calcext:condition calcext:apply-style-name="Error" calcext:value="=1" calcext:base-cell-address="Sheet1.R108"/>
          </calcext:conditional-format>
          <calcext:conditional-format calcext:target-range-address="Sheet1.R108:Sheet1.R108">
            <calcext:condition calcext:apply-style-name="Good" calcext:value="=2" calcext:base-cell-address="Sheet1.R108"/>
          </calcext:conditional-format>
          <calcext:conditional-format calcext:target-range-address="Sheet1.R109:Sheet1.R109">
            <calcext:condition calcext:apply-style-name="Error" calcext:value="=1" calcext:base-cell-address="Sheet1.R109"/>
          </calcext:conditional-format>
          <calcext:conditional-format calcext:target-range-address="Sheet1.R109:Sheet1.R109">
            <calcext:condition calcext:apply-style-name="Good" calcext:value="=2" calcext:base-cell-address="Sheet1.R109"/>
          </calcext:conditional-format>
          <calcext:conditional-format calcext:target-range-address="Sheet1.R110:Sheet1.R110">
            <calcext:condition calcext:apply-style-name="Error" calcext:value="=1" calcext:base-cell-address="Sheet1.R110"/>
          </calcext:conditional-format>
          <calcext:conditional-format calcext:target-range-address="Sheet1.R110:Sheet1.R110">
            <calcext:condition calcext:apply-style-name="Good" calcext:value="=2" calcext:base-cell-address="Sheet1.R110"/>
          </calcext:conditional-format>
          <calcext:conditional-format calcext:target-range-address="Sheet1.R111:Sheet1.R111">
            <calcext:condition calcext:apply-style-name="Error" calcext:value="=1" calcext:base-cell-address="Sheet1.R111"/>
          </calcext:conditional-format>
          <calcext:conditional-format calcext:target-range-address="Sheet1.R111:Sheet1.R111">
            <calcext:condition calcext:apply-style-name="Good" calcext:value="=2" calcext:base-cell-address="Sheet1.R111"/>
          </calcext:conditional-format>
          <calcext:conditional-format calcext:target-range-address="Sheet1.R112:Sheet1.R112">
            <calcext:condition calcext:apply-style-name="Error" calcext:value="=1" calcext:base-cell-address="Sheet1.R112"/>
          </calcext:conditional-format>
          <calcext:conditional-format calcext:target-range-address="Sheet1.R112:Sheet1.R112">
            <calcext:condition calcext:apply-style-name="Good" calcext:value="=2" calcext:base-cell-address="Sheet1.R112"/>
          </calcext:conditional-format>
          <calcext:conditional-format calcext:target-range-address="Sheet1.R113:Sheet1.R113">
            <calcext:condition calcext:apply-style-name="Error" calcext:value="=1" calcext:base-cell-address="Sheet1.R113"/>
          </calcext:conditional-format>
          <calcext:conditional-format calcext:target-range-address="Sheet1.R113:Sheet1.R113">
            <calcext:condition calcext:apply-style-name="Good" calcext:value="=2" calcext:base-cell-address="Sheet1.R113"/>
          </calcext:conditional-format>
          <calcext:conditional-format calcext:target-range-address="Sheet1.R114:Sheet1.R114">
            <calcext:condition calcext:apply-style-name="Error" calcext:value="=1" calcext:base-cell-address="Sheet1.R114"/>
          </calcext:conditional-format>
          <calcext:conditional-format calcext:target-range-address="Sheet1.R114:Sheet1.R114">
            <calcext:condition calcext:apply-style-name="Good" calcext:value="=2" calcext:base-cell-address="Sheet1.R114"/>
          </calcext:conditional-format>
          <calcext:conditional-format calcext:target-range-address="Sheet1.R115:Sheet1.R115">
            <calcext:condition calcext:apply-style-name="Error" calcext:value="=1" calcext:base-cell-address="Sheet1.R115"/>
          </calcext:conditional-format>
          <calcext:conditional-format calcext:target-range-address="Sheet1.R115:Sheet1.R115">
            <calcext:condition calcext:apply-style-name="Good" calcext:value="=2" calcext:base-cell-address="Sheet1.R115"/>
          </calcext:conditional-format>
          <calcext:conditional-format calcext:target-range-address="Sheet1.R116:Sheet1.R116">
            <calcext:condition calcext:apply-style-name="Error" calcext:value="=1" calcext:base-cell-address="Sheet1.R116"/>
          </calcext:conditional-format>
          <calcext:conditional-format calcext:target-range-address="Sheet1.R116:Sheet1.R116">
            <calcext:condition calcext:apply-style-name="Good" calcext:value="=2" calcext:base-cell-address="Sheet1.R116"/>
          </calcext:conditional-format>
          <calcext:conditional-format calcext:target-range-address="Sheet1.R117:Sheet1.R117">
            <calcext:condition calcext:apply-style-name="Error" calcext:value="=1" calcext:base-cell-address="Sheet1.R117"/>
          </calcext:conditional-format>
          <calcext:conditional-format calcext:target-range-address="Sheet1.R117:Sheet1.R117">
            <calcext:condition calcext:apply-style-name="Good" calcext:value="=2" calcext:base-cell-address="Sheet1.R117"/>
          </calcext:conditional-format>
          <calcext:conditional-format calcext:target-range-address="Sheet1.R118:Sheet1.R118">
            <calcext:condition calcext:apply-style-name="Error" calcext:value="=1" calcext:base-cell-address="Sheet1.R118"/>
          </calcext:conditional-format>
          <calcext:conditional-format calcext:target-range-address="Sheet1.R118:Sheet1.R118">
            <calcext:condition calcext:apply-style-name="Good" calcext:value="=2" calcext:base-cell-address="Sheet1.R118"/>
          </calcext:conditional-format>
          <calcext:conditional-format calcext:target-range-address="Sheet1.R119:Sheet1.R119">
            <calcext:condition calcext:apply-style-name="Error" calcext:value="=1" calcext:base-cell-address="Sheet1.R119"/>
          </calcext:conditional-format>
          <calcext:conditional-format calcext:target-range-address="Sheet1.R119:Sheet1.R119">
            <calcext:condition calcext:apply-style-name="Good" calcext:value="=2" calcext:base-cell-address="Sheet1.R119"/>
          </calcext:conditional-format>
          <calcext:conditional-format calcext:target-range-address="Sheet1.R120:Sheet1.R120">
            <calcext:condition calcext:apply-style-name="Error" calcext:value="=1" calcext:base-cell-address="Sheet1.R120"/>
          </calcext:conditional-format>
          <calcext:conditional-format calcext:target-range-address="Sheet1.R120:Sheet1.R120">
            <calcext:condition calcext:apply-style-name="Good" calcext:value="=2" calcext:base-cell-address="Sheet1.R120"/>
          </calcext:conditional-format>
          <calcext:conditional-format calcext:target-range-address="Sheet1.R121:Sheet1.R121">
            <calcext:condition calcext:apply-style-name="Error" calcext:value="=1" calcext:base-cell-address="Sheet1.R121"/>
          </calcext:conditional-format>
          <calcext:conditional-format calcext:target-range-address="Sheet1.R121:Sheet1.R121">
            <calcext:condition calcext:apply-style-name="Good" calcext:value="=2" calcext:base-cell-address="Sheet1.R121"/>
          </calcext:conditional-format>
          <calcext:conditional-format calcext:target-range-address="Sheet1.R122:Sheet1.R122">
            <calcext:condition calcext:apply-style-name="Error" calcext:value="=1" calcext:base-cell-address="Sheet1.R122"/>
          </calcext:conditional-format>
          <calcext:conditional-format calcext:target-range-address="Sheet1.R122:Sheet1.R122">
            <calcext:condition calcext:apply-style-name="Good" calcext:value="=2" calcext:base-cell-address="Sheet1.R122"/>
          </calcext:conditional-format>
          <calcext:conditional-format calcext:target-range-address="Sheet1.R123:Sheet1.R123">
            <calcext:condition calcext:apply-style-name="Error" calcext:value="=1" calcext:base-cell-address="Sheet1.R123"/>
          </calcext:conditional-format>
          <calcext:conditional-format calcext:target-range-address="Sheet1.R123:Sheet1.R123">
            <calcext:condition calcext:apply-style-name="Good" calcext:value="=2" calcext:base-cell-address="Sheet1.R123"/>
          </calcext:conditional-format>
          <calcext:conditional-format calcext:target-range-address="Sheet1.R124:Sheet1.R124">
            <calcext:condition calcext:apply-style-name="Error" calcext:value="=1" calcext:base-cell-address="Sheet1.R124"/>
          </calcext:conditional-format>
          <calcext:conditional-format calcext:target-range-address="Sheet1.R124:Sheet1.R124">
            <calcext:condition calcext:apply-style-name="Good" calcext:value="=2" calcext:base-cell-address="Sheet1.R124"/>
          </calcext:conditional-format>
          <calcext:conditional-format calcext:target-range-address="Sheet1.R125:Sheet1.R125">
            <calcext:condition calcext:apply-style-name="Error" calcext:value="=1" calcext:base-cell-address="Sheet1.R125"/>
          </calcext:conditional-format>
          <calcext:conditional-format calcext:target-range-address="Sheet1.R125:Sheet1.R125">
            <calcext:condition calcext:apply-style-name="Good" calcext:value="=2" calcext:base-cell-address="Sheet1.R125"/>
          </calcext:conditional-format>
          <calcext:conditional-format calcext:target-range-address="Sheet1.R126:Sheet1.R126">
            <calcext:condition calcext:apply-style-name="Error" calcext:value="=1" calcext:base-cell-address="Sheet1.R126"/>
          </calcext:conditional-format>
          <calcext:conditional-format calcext:target-range-address="Sheet1.R126:Sheet1.R126">
            <calcext:condition calcext:apply-style-name="Good" calcext:value="=2" calcext:base-cell-address="Sheet1.R126"/>
          </calcext:conditional-format>
          <calcext:conditional-format calcext:target-range-address="Sheet1.R127:Sheet1.R127">
            <calcext:condition calcext:apply-style-name="Error" calcext:value="=1" calcext:base-cell-address="Sheet1.R127"/>
          </calcext:conditional-format>
          <calcext:conditional-format calcext:target-range-address="Sheet1.R127:Sheet1.R127">
            <calcext:condition calcext:apply-style-name="Good" calcext:value="=2" calcext:base-cell-address="Sheet1.R127"/>
          </calcext:conditional-format>
          <calcext:conditional-format calcext:target-range-address="Sheet1.R128:Sheet1.R128">
            <calcext:condition calcext:apply-style-name="Error" calcext:value="=1" calcext:base-cell-address="Sheet1.R128"/>
          </calcext:conditional-format>
          <calcext:conditional-format calcext:target-range-address="Sheet1.R128:Sheet1.R128">
            <calcext:condition calcext:apply-style-name="Good" calcext:value="=2" calcext:base-cell-address="Sheet1.R128"/>
          </calcext:conditional-format>
          <calcext:conditional-format calcext:target-range-address="Sheet1.R129:Sheet1.R129">
            <calcext:condition calcext:apply-style-name="Error" calcext:value="=1" calcext:base-cell-address="Sheet1.R129"/>
          </calcext:conditional-format>
          <calcext:conditional-format calcext:target-range-address="Sheet1.R129:Sheet1.R129">
            <calcext:condition calcext:apply-style-name="Good" calcext:value="=2" calcext:base-cell-address="Sheet1.R129"/>
          </calcext:conditional-format>
          <calcext:conditional-format calcext:target-range-address="Sheet1.R130:Sheet1.R130">
            <calcext:condition calcext:apply-style-name="Error" calcext:value="=1" calcext:base-cell-address="Sheet1.R130"/>
          </calcext:conditional-format>
          <calcext:conditional-format calcext:target-range-address="Sheet1.R130:Sheet1.R130">
            <calcext:condition calcext:apply-style-name="Good" calcext:value="=2" calcext:base-cell-address="Sheet1.R130"/>
          </calcext:conditional-format>
          <calcext:conditional-format calcext:target-range-address="Sheet1.R131:Sheet1.R131">
            <calcext:condition calcext:apply-style-name="Error" calcext:value="=1" calcext:base-cell-address="Sheet1.R131"/>
          </calcext:conditional-format>
          <calcext:conditional-format calcext:target-range-address="Sheet1.R131:Sheet1.R131">
            <calcext:condition calcext:apply-style-name="Good" calcext:value="=2" calcext:base-cell-address="Sheet1.R131"/>
          </calcext:conditional-format>
          <calcext:conditional-format calcext:target-range-address="Sheet1.R132:Sheet1.R132">
            <calcext:condition calcext:apply-style-name="Error" calcext:value="=1" calcext:base-cell-address="Sheet1.R132"/>
          </calcext:conditional-format>
          <calcext:conditional-format calcext:target-range-address="Sheet1.R132:Sheet1.R132">
            <calcext:condition calcext:apply-style-name="Good" calcext:value="=2" calcext:base-cell-address="Sheet1.R132"/>
          </calcext:conditional-format>
          <calcext:conditional-format calcext:target-range-address="Sheet1.R133:Sheet1.R133">
            <calcext:condition calcext:apply-style-name="Error" calcext:value="=1" calcext:base-cell-address="Sheet1.R133"/>
          </calcext:conditional-format>
          <calcext:conditional-format calcext:target-range-address="Sheet1.R133:Sheet1.R133">
            <calcext:condition calcext:apply-style-name="Good" calcext:value="=2" calcext:base-cell-address="Sheet1.R133"/>
          </calcext:conditional-format>
          <calcext:conditional-format calcext:target-range-address="Sheet1.R134:Sheet1.R134">
            <calcext:condition calcext:apply-style-name="Error" calcext:value="=1" calcext:base-cell-address="Sheet1.R134"/>
          </calcext:conditional-format>
          <calcext:conditional-format calcext:target-range-address="Sheet1.R134:Sheet1.R134">
            <calcext:condition calcext:apply-style-name="Good" calcext:value="=2" calcext:base-cell-address="Sheet1.R134"/>
          </calcext:conditional-format>
          <calcext:conditional-format calcext:target-range-address="Sheet1.R135:Sheet1.R135">
            <calcext:condition calcext:apply-style-name="Error" calcext:value="=1" calcext:base-cell-address="Sheet1.R135"/>
          </calcext:conditional-format>
          <calcext:conditional-format calcext:target-range-address="Sheet1.R135:Sheet1.R135">
            <calcext:condition calcext:apply-style-name="Good" calcext:value="=2" calcext:base-cell-address="Sheet1.R135"/>
          </calcext:conditional-format>
          <calcext:conditional-format calcext:target-range-address="Sheet1.R136:Sheet1.R136">
            <calcext:condition calcext:apply-style-name="Error" calcext:value="=1" calcext:base-cell-address="Sheet1.R136"/>
          </calcext:conditional-format>
          <calcext:conditional-format calcext:target-range-address="Sheet1.R136:Sheet1.R136">
            <calcext:condition calcext:apply-style-name="Good" calcext:value="=2" calcext:base-cell-address="Sheet1.R136"/>
          </calcext:conditional-format>
          <calcext:conditional-format calcext:target-range-address="Sheet1.R137:Sheet1.R137">
            <calcext:condition calcext:apply-style-name="Error" calcext:value="=1" calcext:base-cell-address="Sheet1.R137"/>
          </calcext:conditional-format>
          <calcext:conditional-format calcext:target-range-address="Sheet1.R137:Sheet1.R137">
            <calcext:condition calcext:apply-style-name="Good" calcext:value="=2" calcext:base-cell-address="Sheet1.R137"/>
          </calcext:conditional-format>
          <calcext:conditional-format calcext:target-range-address="Sheet1.R138:Sheet1.R138">
            <calcext:condition calcext:apply-style-name="Error" calcext:value="=1" calcext:base-cell-address="Sheet1.R138"/>
          </calcext:conditional-format>
          <calcext:conditional-format calcext:target-range-address="Sheet1.R138:Sheet1.R138">
            <calcext:condition calcext:apply-style-name="Good" calcext:value="=2" calcext:base-cell-address="Sheet1.R138"/>
          </calcext:conditional-format>
          <calcext:conditional-format calcext:target-range-address="Sheet1.R139:Sheet1.R139">
            <calcext:condition calcext:apply-style-name="Error" calcext:value="=1" calcext:base-cell-address="Sheet1.R139"/>
          </calcext:conditional-format>
          <calcext:conditional-format calcext:target-range-address="Sheet1.R139:Sheet1.R139">
            <calcext:condition calcext:apply-style-name="Good" calcext:value="=2" calcext:base-cell-address="Sheet1.R139"/>
          </calcext:conditional-format>
          <calcext:conditional-format calcext:target-range-address="Sheet1.R140:Sheet1.R140">
            <calcext:condition calcext:apply-style-name="Error" calcext:value="=1" calcext:base-cell-address="Sheet1.R140"/>
          </calcext:conditional-format>
          <calcext:conditional-format calcext:target-range-address="Sheet1.R140:Sheet1.R140">
            <calcext:condition calcext:apply-style-name="Good" calcext:value="=2" calcext:base-cell-address="Sheet1.R140"/>
          </calcext:conditional-format>
          <calcext:conditional-format calcext:target-range-address="Sheet1.R141:Sheet1.R141">
            <calcext:condition calcext:apply-style-name="Error" calcext:value="=1" calcext:base-cell-address="Sheet1.R141"/>
          </calcext:conditional-format>
          <calcext:conditional-format calcext:target-range-address="Sheet1.R141:Sheet1.R141">
            <calcext:condition calcext:apply-style-name="Good" calcext:value="=2" calcext:base-cell-address="Sheet1.R141"/>
          </calcext:conditional-format>
          <calcext:conditional-format calcext:target-range-address="Sheet1.R142:Sheet1.R142">
            <calcext:condition calcext:apply-style-name="Error" calcext:value="=1" calcext:base-cell-address="Sheet1.R142"/>
          </calcext:conditional-format>
          <calcext:conditional-format calcext:target-range-address="Sheet1.R142:Sheet1.R142">
            <calcext:condition calcext:apply-style-name="Good" calcext:value="=2" calcext:base-cell-address="Sheet1.R142"/>
          </calcext:conditional-format>
          <calcext:conditional-format calcext:target-range-address="Sheet1.R143:Sheet1.R143">
            <calcext:condition calcext:apply-style-name="Error" calcext:value="=1" calcext:base-cell-address="Sheet1.R143"/>
          </calcext:conditional-format>
          <calcext:conditional-format calcext:target-range-address="Sheet1.R143:Sheet1.R143">
            <calcext:condition calcext:apply-style-name="Good" calcext:value="=2" calcext:base-cell-address="Sheet1.R143"/>
          </calcext:conditional-format>
          <calcext:conditional-format calcext:target-range-address="Sheet1.R144:Sheet1.R144">
            <calcext:condition calcext:apply-style-name="Error" calcext:value="=1" calcext:base-cell-address="Sheet1.R144"/>
          </calcext:conditional-format>
          <calcext:conditional-format calcext:target-range-address="Sheet1.R144:Sheet1.R144">
            <calcext:condition calcext:apply-style-name="Good" calcext:value="=2" calcext:base-cell-address="Sheet1.R144"/>
          </calcext:conditional-format>
          <calcext:conditional-format calcext:target-range-address="Sheet1.R145:Sheet1.R145">
            <calcext:condition calcext:apply-style-name="Error" calcext:value="=1" calcext:base-cell-address="Sheet1.R145"/>
          </calcext:conditional-format>
          <calcext:conditional-format calcext:target-range-address="Sheet1.R145:Sheet1.R145">
            <calcext:condition calcext:apply-style-name="Good" calcext:value="=2" calcext:base-cell-address="Sheet1.R145"/>
          </calcext:conditional-format>
          <calcext:conditional-format calcext:target-range-address="Sheet1.R146:Sheet1.R146">
            <calcext:condition calcext:apply-style-name="Error" calcext:value="=1" calcext:base-cell-address="Sheet1.R146"/>
          </calcext:conditional-format>
          <calcext:conditional-format calcext:target-range-address="Sheet1.R146:Sheet1.R146">
            <calcext:condition calcext:apply-style-name="Good" calcext:value="=2" calcext:base-cell-address="Sheet1.R146"/>
          </calcext:conditional-format>
          <calcext:conditional-format calcext:target-range-address="Sheet1.R147:Sheet1.R147">
            <calcext:condition calcext:apply-style-name="Error" calcext:value="=1" calcext:base-cell-address="Sheet1.R147"/>
          </calcext:conditional-format>
          <calcext:conditional-format calcext:target-range-address="Sheet1.R147:Sheet1.R147">
            <calcext:condition calcext:apply-style-name="Good" calcext:value="=2" calcext:base-cell-address="Sheet1.R147"/>
          </calcext:conditional-format>
          <calcext:conditional-format calcext:target-range-address="Sheet1.R148:Sheet1.R148">
            <calcext:condition calcext:apply-style-name="Error" calcext:value="=1" calcext:base-cell-address="Sheet1.R148"/>
          </calcext:conditional-format>
          <calcext:conditional-format calcext:target-range-address="Sheet1.R148:Sheet1.R148">
            <calcext:condition calcext:apply-style-name="Good" calcext:value="=2" calcext:base-cell-address="Sheet1.R148"/>
          </calcext:conditional-format>
          <calcext:conditional-format calcext:target-range-address="Sheet1.R149:Sheet1.R149">
            <calcext:condition calcext:apply-style-name="Error" calcext:value="=1" calcext:base-cell-address="Sheet1.R149"/>
          </calcext:conditional-format>
          <calcext:conditional-format calcext:target-range-address="Sheet1.R149:Sheet1.R149">
            <calcext:condition calcext:apply-style-name="Good" calcext:value="=2" calcext:base-cell-address="Sheet1.R149"/>
          </calcext:conditional-format>
          <calcext:conditional-format calcext:target-range-address="Sheet1.R150:Sheet1.R150">
            <calcext:condition calcext:apply-style-name="Error" calcext:value="=1" calcext:base-cell-address="Sheet1.R150"/>
          </calcext:conditional-format>
          <calcext:conditional-format calcext:target-range-address="Sheet1.R150:Sheet1.R150">
            <calcext:condition calcext:apply-style-name="Good" calcext:value="=2" calcext:base-cell-address="Sheet1.R150"/>
          </calcext:conditional-format>
          <calcext:conditional-format calcext:target-range-address="Sheet1.R151:Sheet1.R151">
            <calcext:condition calcext:apply-style-name="Error" calcext:value="=1" calcext:base-cell-address="Sheet1.R151"/>
          </calcext:conditional-format>
          <calcext:conditional-format calcext:target-range-address="Sheet1.R151:Sheet1.R151">
            <calcext:condition calcext:apply-style-name="Good" calcext:value="=2" calcext:base-cell-address="Sheet1.R151"/>
          </calcext:conditional-format>
          <calcext:conditional-format calcext:target-range-address="Sheet1.R152:Sheet1.R152">
            <calcext:condition calcext:apply-style-name="Error" calcext:value="=1" calcext:base-cell-address="Sheet1.R152"/>
          </calcext:conditional-format>
          <calcext:conditional-format calcext:target-range-address="Sheet1.R152:Sheet1.R152">
            <calcext:condition calcext:apply-style-name="Good" calcext:value="=2" calcext:base-cell-address="Sheet1.R152"/>
          </calcext:conditional-format>
          <calcext:conditional-format calcext:target-range-address="Sheet1.R153:Sheet1.R153">
            <calcext:condition calcext:apply-style-name="Error" calcext:value="=1" calcext:base-cell-address="Sheet1.R153"/>
          </calcext:conditional-format>
          <calcext:conditional-format calcext:target-range-address="Sheet1.R153:Sheet1.R153">
            <calcext:condition calcext:apply-style-name="Good" calcext:value="=2" calcext:base-cell-address="Sheet1.R153"/>
          </calcext:conditional-format>
          <calcext:conditional-format calcext:target-range-address="Sheet1.R154:Sheet1.R154">
            <calcext:condition calcext:apply-style-name="Error" calcext:value="=1" calcext:base-cell-address="Sheet1.R154"/>
          </calcext:conditional-format>
          <calcext:conditional-format calcext:target-range-address="Sheet1.R154:Sheet1.R154">
            <calcext:condition calcext:apply-style-name="Good" calcext:value="=2" calcext:base-cell-address="Sheet1.R154"/>
          </calcext:conditional-format>
          <calcext:conditional-format calcext:target-range-address="Sheet1.R155:Sheet1.R155">
            <calcext:condition calcext:apply-style-name="Error" calcext:value="=1" calcext:base-cell-address="Sheet1.R155"/>
          </calcext:conditional-format>
          <calcext:conditional-format calcext:target-range-address="Sheet1.R155:Sheet1.R155">
            <calcext:condition calcext:apply-style-name="Good" calcext:value="=2" calcext:base-cell-address="Sheet1.R155"/>
          </calcext:conditional-format>
          <calcext:conditional-format calcext:target-range-address="Sheet1.R156:Sheet1.R156">
            <calcext:condition calcext:apply-style-name="Error" calcext:value="=1" calcext:base-cell-address="Sheet1.R156"/>
          </calcext:conditional-format>
          <calcext:conditional-format calcext:target-range-address="Sheet1.R156:Sheet1.R156">
            <calcext:condition calcext:apply-style-name="Good" calcext:value="=2" calcext:base-cell-address="Sheet1.R156"/>
          </calcext:conditional-format>
          <calcext:conditional-format calcext:target-range-address="Sheet1.R157:Sheet1.R157">
            <calcext:condition calcext:apply-style-name="Error" calcext:value="=1" calcext:base-cell-address="Sheet1.R157"/>
          </calcext:conditional-format>
          <calcext:conditional-format calcext:target-range-address="Sheet1.R157:Sheet1.R157">
            <calcext:condition calcext:apply-style-name="Good" calcext:value="=2" calcext:base-cell-address="Sheet1.R157"/>
          </calcext:conditional-format>
          <calcext:conditional-format calcext:target-range-address="Sheet1.R158:Sheet1.R158">
            <calcext:condition calcext:apply-style-name="Error" calcext:value="=1" calcext:base-cell-address="Sheet1.R158"/>
          </calcext:conditional-format>
          <calcext:conditional-format calcext:target-range-address="Sheet1.R158:Sheet1.R158">
            <calcext:condition calcext:apply-style-name="Good" calcext:value="=2" calcext:base-cell-address="Sheet1.R158"/>
          </calcext:conditional-format>
          <calcext:conditional-format calcext:target-range-address="Sheet1.R159:Sheet1.R159">
            <calcext:condition calcext:apply-style-name="Error" calcext:value="=1" calcext:base-cell-address="Sheet1.R159"/>
          </calcext:conditional-format>
          <calcext:conditional-format calcext:target-range-address="Sheet1.R159:Sheet1.R159">
            <calcext:condition calcext:apply-style-name="Good" calcext:value="=2" calcext:base-cell-address="Sheet1.R159"/>
          </calcext:conditional-format>
          <calcext:conditional-format calcext:target-range-address="Sheet1.R160:Sheet1.R160">
            <calcext:condition calcext:apply-style-name="Error" calcext:value="=1" calcext:base-cell-address="Sheet1.R160"/>
          </calcext:conditional-format>
          <calcext:conditional-format calcext:target-range-address="Sheet1.R160:Sheet1.R160">
            <calcext:condition calcext:apply-style-name="Good" calcext:value="=2" calcext:base-cell-address="Sheet1.R160"/>
          </calcext:conditional-format>
          <calcext:conditional-format calcext:target-range-address="Sheet1.R161:Sheet1.R161">
            <calcext:condition calcext:apply-style-name="Error" calcext:value="=1" calcext:base-cell-address="Sheet1.R161"/>
          </calcext:conditional-format>
          <calcext:conditional-format calcext:target-range-address="Sheet1.R161:Sheet1.R161">
            <calcext:condition calcext:apply-style-name="Good" calcext:value="=2" calcext:base-cell-address="Sheet1.R161"/>
          </calcext:conditional-format>
          <calcext:conditional-format calcext:target-range-address="Sheet1.R162:Sheet1.R162">
            <calcext:condition calcext:apply-style-name="Error" calcext:value="=1" calcext:base-cell-address="Sheet1.R162"/>
          </calcext:conditional-format>
          <calcext:conditional-format calcext:target-range-address="Sheet1.R162:Sheet1.R162">
            <calcext:condition calcext:apply-style-name="Good" calcext:value="=2" calcext:base-cell-address="Sheet1.R162"/>
          </calcext:conditional-format>
          <calcext:conditional-format calcext:target-range-address="Sheet1.R163:Sheet1.R163">
            <calcext:condition calcext:apply-style-name="Error" calcext:value="=1" calcext:base-cell-address="Sheet1.R163"/>
          </calcext:conditional-format>
          <calcext:conditional-format calcext:target-range-address="Sheet1.R163:Sheet1.R163">
            <calcext:condition calcext:apply-style-name="Good" calcext:value="=2" calcext:base-cell-address="Sheet1.R163"/>
          </calcext:conditional-format>
          <calcext:conditional-format calcext:target-range-address="Sheet1.R164:Sheet1.R164">
            <calcext:condition calcext:apply-style-name="Error" calcext:value="=1" calcext:base-cell-address="Sheet1.R164"/>
          </calcext:conditional-format>
          <calcext:conditional-format calcext:target-range-address="Sheet1.R164:Sheet1.R164">
            <calcext:condition calcext:apply-style-name="Good" calcext:value="=2" calcext:base-cell-address="Sheet1.R164"/>
          </calcext:conditional-format>
          <calcext:conditional-format calcext:target-range-address="Sheet1.R165:Sheet1.R165">
            <calcext:condition calcext:apply-style-name="Error" calcext:value="=1" calcext:base-cell-address="Sheet1.R165"/>
          </calcext:conditional-format>
          <calcext:conditional-format calcext:target-range-address="Sheet1.R165:Sheet1.R165">
            <calcext:condition calcext:apply-style-name="Good" calcext:value="=2" calcext:base-cell-address="Sheet1.R165"/>
          </calcext:conditional-format>
          <calcext:conditional-format calcext:target-range-address="Sheet1.R166:Sheet1.R166">
            <calcext:condition calcext:apply-style-name="Error" calcext:value="=1" calcext:base-cell-address="Sheet1.R166"/>
          </calcext:conditional-format>
          <calcext:conditional-format calcext:target-range-address="Sheet1.R166:Sheet1.R166">
            <calcext:condition calcext:apply-style-name="Good" calcext:value="=2" calcext:base-cell-address="Sheet1.R166"/>
          </calcext:conditional-format>
          <calcext:conditional-format calcext:target-range-address="Sheet1.R167:Sheet1.R167">
            <calcext:condition calcext:apply-style-name="Error" calcext:value="=1" calcext:base-cell-address="Sheet1.R167"/>
          </calcext:conditional-format>
          <calcext:conditional-format calcext:target-range-address="Sheet1.R167:Sheet1.R167">
            <calcext:condition calcext:apply-style-name="Good" calcext:value="=2" calcext:base-cell-address="Sheet1.R167"/>
          </calcext:conditional-format>
          <calcext:conditional-format calcext:target-range-address="Sheet1.R168:Sheet1.R168">
            <calcext:condition calcext:apply-style-name="Error" calcext:value="=1" calcext:base-cell-address="Sheet1.R168"/>
          </calcext:conditional-format>
          <calcext:conditional-format calcext:target-range-address="Sheet1.R168:Sheet1.R168">
            <calcext:condition calcext:apply-style-name="Good" calcext:value="=2" calcext:base-cell-address="Sheet1.R168"/>
          </calcext:conditional-format>
          <calcext:conditional-format calcext:target-range-address="Sheet1.R169:Sheet1.R169">
            <calcext:condition calcext:apply-style-name="Error" calcext:value="=1" calcext:base-cell-address="Sheet1.R169"/>
          </calcext:conditional-format>
          <calcext:conditional-format calcext:target-range-address="Sheet1.R169:Sheet1.R169">
            <calcext:condition calcext:apply-style-name="Good" calcext:value="=2" calcext:base-cell-address="Sheet1.R169"/>
          </calcext:conditional-format>
          <calcext:conditional-format calcext:target-range-address="Sheet1.R170:Sheet1.R170">
            <calcext:condition calcext:apply-style-name="Error" calcext:value="=1" calcext:base-cell-address="Sheet1.R170"/>
          </calcext:conditional-format>
          <calcext:conditional-format calcext:target-range-address="Sheet1.R170:Sheet1.R170">
            <calcext:condition calcext:apply-style-name="Good" calcext:value="=2" calcext:base-cell-address="Sheet1.R170"/>
          </calcext:conditional-format>
          <calcext:conditional-format calcext:target-range-address="Sheet1.R171:Sheet1.R171">
            <calcext:condition calcext:apply-style-name="Error" calcext:value="=1" calcext:base-cell-address="Sheet1.R171"/>
          </calcext:conditional-format>
          <calcext:conditional-format calcext:target-range-address="Sheet1.R171:Sheet1.R171">
            <calcext:condition calcext:apply-style-name="Good" calcext:value="=2" calcext:base-cell-address="Sheet1.R171"/>
          </calcext:conditional-format>
          <calcext:conditional-format calcext:target-range-address="Sheet1.R172:Sheet1.R172">
            <calcext:condition calcext:apply-style-name="Error" calcext:value="=1" calcext:base-cell-address="Sheet1.R172"/>
          </calcext:conditional-format>
          <calcext:conditional-format calcext:target-range-address="Sheet1.R172:Sheet1.R172">
            <calcext:condition calcext:apply-style-name="Good" calcext:value="=2" calcext:base-cell-address="Sheet1.R172"/>
          </calcext:conditional-format>
          <calcext:conditional-format calcext:target-range-address="Sheet1.R173:Sheet1.R173">
            <calcext:condition calcext:apply-style-name="Error" calcext:value="=1" calcext:base-cell-address="Sheet1.R173"/>
          </calcext:conditional-format>
          <calcext:conditional-format calcext:target-range-address="Sheet1.R173:Sheet1.R173">
            <calcext:condition calcext:apply-style-name="Good" calcext:value="=2" calcext:base-cell-address="Sheet1.R173"/>
          </calcext:conditional-format>
          <calcext:conditional-format calcext:target-range-address="Sheet1.R174:Sheet1.R174">
            <calcext:condition calcext:apply-style-name="Error" calcext:value="=1" calcext:base-cell-address="Sheet1.R174"/>
          </calcext:conditional-format>
          <calcext:conditional-format calcext:target-range-address="Sheet1.R174:Sheet1.R174">
            <calcext:condition calcext:apply-style-name="Good" calcext:value="=2" calcext:base-cell-address="Sheet1.R174"/>
          </calcext:conditional-format>
          <calcext:conditional-format calcext:target-range-address="Sheet1.R175:Sheet1.R175">
            <calcext:condition calcext:apply-style-name="Error" calcext:value="=1" calcext:base-cell-address="Sheet1.R175"/>
          </calcext:conditional-format>
          <calcext:conditional-format calcext:target-range-address="Sheet1.R175:Sheet1.R175">
            <calcext:condition calcext:apply-style-name="Good" calcext:value="=2" calcext:base-cell-address="Sheet1.R175"/>
          </calcext:conditional-format>
          <calcext:conditional-format calcext:target-range-address="Sheet1.R176:Sheet1.R176">
            <calcext:condition calcext:apply-style-name="Error" calcext:value="=1" calcext:base-cell-address="Sheet1.R176"/>
          </calcext:conditional-format>
          <calcext:conditional-format calcext:target-range-address="Sheet1.R176:Sheet1.R176">
            <calcext:condition calcext:apply-style-name="Good" calcext:value="=2" calcext:base-cell-address="Sheet1.R176"/>
          </calcext:conditional-format>
          <calcext:conditional-format calcext:target-range-address="Sheet1.R177:Sheet1.R177">
            <calcext:condition calcext:apply-style-name="Error" calcext:value="=1" calcext:base-cell-address="Sheet1.R177"/>
          </calcext:conditional-format>
          <calcext:conditional-format calcext:target-range-address="Sheet1.R177:Sheet1.R177">
            <calcext:condition calcext:apply-style-name="Good" calcext:value="=2" calcext:base-cell-address="Sheet1.R177"/>
          </calcext:conditional-format>
          <calcext:conditional-format calcext:target-range-address="Sheet1.R178:Sheet1.R178">
            <calcext:condition calcext:apply-style-name="Error" calcext:value="=1" calcext:base-cell-address="Sheet1.R178"/>
          </calcext:conditional-format>
          <calcext:conditional-format calcext:target-range-address="Sheet1.R178:Sheet1.R178">
            <calcext:condition calcext:apply-style-name="Good" calcext:value="=2" calcext:base-cell-address="Sheet1.R178"/>
          </calcext:conditional-format>
          <calcext:conditional-format calcext:target-range-address="Sheet1.R179:Sheet1.R179">
            <calcext:condition calcext:apply-style-name="Error" calcext:value="=1" calcext:base-cell-address="Sheet1.R179"/>
          </calcext:conditional-format>
          <calcext:conditional-format calcext:target-range-address="Sheet1.R179:Sheet1.R179">
            <calcext:condition calcext:apply-style-name="Good" calcext:value="=2" calcext:base-cell-address="Sheet1.R179"/>
          </calcext:conditional-format>
          <calcext:conditional-format calcext:target-range-address="Sheet1.R180:Sheet1.R180">
            <calcext:condition calcext:apply-style-name="Error" calcext:value="=1" calcext:base-cell-address="Sheet1.R180"/>
          </calcext:conditional-format>
          <calcext:conditional-format calcext:target-range-address="Sheet1.R180:Sheet1.R180">
            <calcext:condition calcext:apply-style-name="Good" calcext:value="=2" calcext:base-cell-address="Sheet1.R180"/>
          </calcext:conditional-format>
          <calcext:conditional-format calcext:target-range-address="Sheet1.R181:Sheet1.R181">
            <calcext:condition calcext:apply-style-name="Error" calcext:value="=1" calcext:base-cell-address="Sheet1.R181"/>
          </calcext:conditional-format>
          <calcext:conditional-format calcext:target-range-address="Sheet1.R181:Sheet1.R181">
            <calcext:condition calcext:apply-style-name="Good" calcext:value="=2" calcext:base-cell-address="Sheet1.R181"/>
          </calcext:conditional-format>
          <calcext:conditional-format calcext:target-range-address="Sheet1.R182:Sheet1.R182">
            <calcext:condition calcext:apply-style-name="Error" calcext:value="=1" calcext:base-cell-address="Sheet1.R182"/>
          </calcext:conditional-format>
          <calcext:conditional-format calcext:target-range-address="Sheet1.R182:Sheet1.R182">
            <calcext:condition calcext:apply-style-name="Good" calcext:value="=2" calcext:base-cell-address="Sheet1.R182"/>
          </calcext:conditional-format>
          <calcext:conditional-format calcext:target-range-address="Sheet1.R183:Sheet1.R183">
            <calcext:condition calcext:apply-style-name="Error" calcext:value="=1" calcext:base-cell-address="Sheet1.R183"/>
          </calcext:conditional-format>
          <calcext:conditional-format calcext:target-range-address="Sheet1.R183:Sheet1.R183">
            <calcext:condition calcext:apply-style-name="Good" calcext:value="=2" calcext:base-cell-address="Sheet1.R183"/>
          </calcext:conditional-format>
          <calcext:conditional-format calcext:target-range-address="Sheet1.R184:Sheet1.R184">
            <calcext:condition calcext:apply-style-name="Error" calcext:value="=1" calcext:base-cell-address="Sheet1.R184"/>
          </calcext:conditional-format>
          <calcext:conditional-format calcext:target-range-address="Sheet1.R184:Sheet1.R184">
            <calcext:condition calcext:apply-style-name="Good" calcext:value="=2" calcext:base-cell-address="Sheet1.R184"/>
          </calcext:conditional-format>
          <calcext:conditional-format calcext:target-range-address="Sheet1.R185:Sheet1.R185">
            <calcext:condition calcext:apply-style-name="Error" calcext:value="=1" calcext:base-cell-address="Sheet1.R185"/>
          </calcext:conditional-format>
          <calcext:conditional-format calcext:target-range-address="Sheet1.R185:Sheet1.R185">
            <calcext:condition calcext:apply-style-name="Good" calcext:value="=2" calcext:base-cell-address="Sheet1.R185"/>
          </calcext:conditional-format>
          <calcext:conditional-format calcext:target-range-address="Sheet1.R186:Sheet1.R186">
            <calcext:condition calcext:apply-style-name="Error" calcext:value="=1" calcext:base-cell-address="Sheet1.R186"/>
          </calcext:conditional-format>
          <calcext:conditional-format calcext:target-range-address="Sheet1.R186:Sheet1.R186">
            <calcext:condition calcext:apply-style-name="Good" calcext:value="=2" calcext:base-cell-address="Sheet1.R186"/>
          </calcext:conditional-format>
          <calcext:conditional-format calcext:target-range-address="Sheet1.R187:Sheet1.R187">
            <calcext:condition calcext:apply-style-name="Error" calcext:value="=1" calcext:base-cell-address="Sheet1.R187"/>
          </calcext:conditional-format>
          <calcext:conditional-format calcext:target-range-address="Sheet1.R187:Sheet1.R187">
            <calcext:condition calcext:apply-style-name="Good" calcext:value="=2" calcext:base-cell-address="Sheet1.R187"/>
          </calcext:conditional-format>
          <calcext:conditional-format calcext:target-range-address="Sheet1.R188:Sheet1.R188">
            <calcext:condition calcext:apply-style-name="Error" calcext:value="=1" calcext:base-cell-address="Sheet1.R188"/>
          </calcext:conditional-format>
          <calcext:conditional-format calcext:target-range-address="Sheet1.R188:Sheet1.R188">
            <calcext:condition calcext:apply-style-name="Good" calcext:value="=2" calcext:base-cell-address="Sheet1.R188"/>
          </calcext:conditional-format>
          <calcext:conditional-format calcext:target-range-address="Sheet1.S7:Sheet1.S7">
            <calcext:condition calcext:apply-style-name="Error" calcext:value="=1" calcext:base-cell-address="Sheet1.S7"/>
          </calcext:conditional-format>
          <calcext:conditional-format calcext:target-range-address="Sheet1.S7:Sheet1.S7">
            <calcext:condition calcext:apply-style-name="Good" calcext:value="=2" calcext:base-cell-address="Sheet1.S7"/>
          </calcext:conditional-format>
          <calcext:conditional-format calcext:target-range-address="Sheet1.S8:Sheet1.S8">
            <calcext:condition calcext:apply-style-name="Error" calcext:value="=1" calcext:base-cell-address="Sheet1.S8"/>
          </calcext:conditional-format>
          <calcext:conditional-format calcext:target-range-address="Sheet1.S8:Sheet1.S8">
            <calcext:condition calcext:apply-style-name="Good" calcext:value="=2" calcext:base-cell-address="Sheet1.S8"/>
          </calcext:conditional-format>
          <calcext:conditional-format calcext:target-range-address="Sheet1.S9:Sheet1.S9">
            <calcext:condition calcext:apply-style-name="Error" calcext:value="=1" calcext:base-cell-address="Sheet1.S9"/>
          </calcext:conditional-format>
          <calcext:conditional-format calcext:target-range-address="Sheet1.S9:Sheet1.S9">
            <calcext:condition calcext:apply-style-name="Good" calcext:value="=2" calcext:base-cell-address="Sheet1.S9"/>
          </calcext:conditional-format>
          <calcext:conditional-format calcext:target-range-address="Sheet1.S10:Sheet1.S10">
            <calcext:condition calcext:apply-style-name="Error" calcext:value="=1" calcext:base-cell-address="Sheet1.S10"/>
          </calcext:conditional-format>
          <calcext:conditional-format calcext:target-range-address="Sheet1.S10:Sheet1.S10">
            <calcext:condition calcext:apply-style-name="Good" calcext:value="=2" calcext:base-cell-address="Sheet1.S10"/>
          </calcext:conditional-format>
          <calcext:conditional-format calcext:target-range-address="Sheet1.S11:Sheet1.S11">
            <calcext:condition calcext:apply-style-name="Error" calcext:value="=1" calcext:base-cell-address="Sheet1.S11"/>
          </calcext:conditional-format>
          <calcext:conditional-format calcext:target-range-address="Sheet1.S11:Sheet1.S11">
            <calcext:condition calcext:apply-style-name="Good" calcext:value="=2" calcext:base-cell-address="Sheet1.S11"/>
          </calcext:conditional-format>
          <calcext:conditional-format calcext:target-range-address="Sheet1.S12:Sheet1.S12">
            <calcext:condition calcext:apply-style-name="Error" calcext:value="=1" calcext:base-cell-address="Sheet1.S12"/>
          </calcext:conditional-format>
          <calcext:conditional-format calcext:target-range-address="Sheet1.S12:Sheet1.S12">
            <calcext:condition calcext:apply-style-name="Good" calcext:value="=2" calcext:base-cell-address="Sheet1.S12"/>
          </calcext:conditional-format>
          <calcext:conditional-format calcext:target-range-address="Sheet1.S13:Sheet1.S13">
            <calcext:condition calcext:apply-style-name="Error" calcext:value="=1" calcext:base-cell-address="Sheet1.S13"/>
          </calcext:conditional-format>
          <calcext:conditional-format calcext:target-range-address="Sheet1.S13:Sheet1.S13">
            <calcext:condition calcext:apply-style-name="Good" calcext:value="=2" calcext:base-cell-address="Sheet1.S13"/>
          </calcext:conditional-format>
          <calcext:conditional-format calcext:target-range-address="Sheet1.S14:Sheet1.S14">
            <calcext:condition calcext:apply-style-name="Error" calcext:value="=1" calcext:base-cell-address="Sheet1.S14"/>
          </calcext:conditional-format>
          <calcext:conditional-format calcext:target-range-address="Sheet1.S14:Sheet1.S14">
            <calcext:condition calcext:apply-style-name="Good" calcext:value="=2" calcext:base-cell-address="Sheet1.S14"/>
          </calcext:conditional-format>
          <calcext:conditional-format calcext:target-range-address="Sheet1.S15:Sheet1.S15">
            <calcext:condition calcext:apply-style-name="Error" calcext:value="=1" calcext:base-cell-address="Sheet1.S15"/>
          </calcext:conditional-format>
          <calcext:conditional-format calcext:target-range-address="Sheet1.S15:Sheet1.S15">
            <calcext:condition calcext:apply-style-name="Good" calcext:value="=2" calcext:base-cell-address="Sheet1.S15"/>
          </calcext:conditional-format>
          <calcext:conditional-format calcext:target-range-address="Sheet1.S16:Sheet1.S16">
            <calcext:condition calcext:apply-style-name="Error" calcext:value="=1" calcext:base-cell-address="Sheet1.S16"/>
          </calcext:conditional-format>
          <calcext:conditional-format calcext:target-range-address="Sheet1.S16:Sheet1.S16">
            <calcext:condition calcext:apply-style-name="Good" calcext:value="=2" calcext:base-cell-address="Sheet1.S16"/>
          </calcext:conditional-format>
          <calcext:conditional-format calcext:target-range-address="Sheet1.S17:Sheet1.S17">
            <calcext:condition calcext:apply-style-name="Error" calcext:value="=1" calcext:base-cell-address="Sheet1.S17"/>
          </calcext:conditional-format>
          <calcext:conditional-format calcext:target-range-address="Sheet1.S17:Sheet1.S17">
            <calcext:condition calcext:apply-style-name="Good" calcext:value="=2" calcext:base-cell-address="Sheet1.S17"/>
          </calcext:conditional-format>
          <calcext:conditional-format calcext:target-range-address="Sheet1.S18:Sheet1.S18">
            <calcext:condition calcext:apply-style-name="Error" calcext:value="=1" calcext:base-cell-address="Sheet1.S18"/>
          </calcext:conditional-format>
          <calcext:conditional-format calcext:target-range-address="Sheet1.S18:Sheet1.S18">
            <calcext:condition calcext:apply-style-name="Good" calcext:value="=2" calcext:base-cell-address="Sheet1.S18"/>
          </calcext:conditional-format>
          <calcext:conditional-format calcext:target-range-address="Sheet1.S19:Sheet1.S19">
            <calcext:condition calcext:apply-style-name="Error" calcext:value="=1" calcext:base-cell-address="Sheet1.S19"/>
          </calcext:conditional-format>
          <calcext:conditional-format calcext:target-range-address="Sheet1.S19:Sheet1.S19">
            <calcext:condition calcext:apply-style-name="Good" calcext:value="=2" calcext:base-cell-address="Sheet1.S19"/>
          </calcext:conditional-format>
          <calcext:conditional-format calcext:target-range-address="Sheet1.S20:Sheet1.S20">
            <calcext:condition calcext:apply-style-name="Error" calcext:value="=1" calcext:base-cell-address="Sheet1.S20"/>
          </calcext:conditional-format>
          <calcext:conditional-format calcext:target-range-address="Sheet1.S20:Sheet1.S20">
            <calcext:condition calcext:apply-style-name="Good" calcext:value="=2" calcext:base-cell-address="Sheet1.S20"/>
          </calcext:conditional-format>
          <calcext:conditional-format calcext:target-range-address="Sheet1.S21:Sheet1.S21">
            <calcext:condition calcext:apply-style-name="Error" calcext:value="=1" calcext:base-cell-address="Sheet1.S21"/>
          </calcext:conditional-format>
          <calcext:conditional-format calcext:target-range-address="Sheet1.S21:Sheet1.S21">
            <calcext:condition calcext:apply-style-name="Good" calcext:value="=2" calcext:base-cell-address="Sheet1.S21"/>
          </calcext:conditional-format>
          <calcext:conditional-format calcext:target-range-address="Sheet1.S22:Sheet1.S22">
            <calcext:condition calcext:apply-style-name="Error" calcext:value="=1" calcext:base-cell-address="Sheet1.S22"/>
          </calcext:conditional-format>
          <calcext:conditional-format calcext:target-range-address="Sheet1.S22:Sheet1.S22">
            <calcext:condition calcext:apply-style-name="Good" calcext:value="=2" calcext:base-cell-address="Sheet1.S22"/>
          </calcext:conditional-format>
          <calcext:conditional-format calcext:target-range-address="Sheet1.S23:Sheet1.S23">
            <calcext:condition calcext:apply-style-name="Error" calcext:value="=1" calcext:base-cell-address="Sheet1.S23"/>
          </calcext:conditional-format>
          <calcext:conditional-format calcext:target-range-address="Sheet1.S23:Sheet1.S23">
            <calcext:condition calcext:apply-style-name="Good" calcext:value="=2" calcext:base-cell-address="Sheet1.S23"/>
          </calcext:conditional-format>
          <calcext:conditional-format calcext:target-range-address="Sheet1.S24:Sheet1.S24">
            <calcext:condition calcext:apply-style-name="Error" calcext:value="=1" calcext:base-cell-address="Sheet1.S24"/>
          </calcext:conditional-format>
          <calcext:conditional-format calcext:target-range-address="Sheet1.S24:Sheet1.S24">
            <calcext:condition calcext:apply-style-name="Good" calcext:value="=2" calcext:base-cell-address="Sheet1.S24"/>
          </calcext:conditional-format>
          <calcext:conditional-format calcext:target-range-address="Sheet1.S25:Sheet1.S25">
            <calcext:condition calcext:apply-style-name="Error" calcext:value="=1" calcext:base-cell-address="Sheet1.S25"/>
          </calcext:conditional-format>
          <calcext:conditional-format calcext:target-range-address="Sheet1.S25:Sheet1.S25">
            <calcext:condition calcext:apply-style-name="Good" calcext:value="=2" calcext:base-cell-address="Sheet1.S25"/>
          </calcext:conditional-format>
          <calcext:conditional-format calcext:target-range-address="Sheet1.S26:Sheet1.S26">
            <calcext:condition calcext:apply-style-name="Error" calcext:value="=1" calcext:base-cell-address="Sheet1.S26"/>
          </calcext:conditional-format>
          <calcext:conditional-format calcext:target-range-address="Sheet1.S26:Sheet1.S26">
            <calcext:condition calcext:apply-style-name="Good" calcext:value="=2" calcext:base-cell-address="Sheet1.S26"/>
          </calcext:conditional-format>
          <calcext:conditional-format calcext:target-range-address="Sheet1.S27:Sheet1.S27">
            <calcext:condition calcext:apply-style-name="Error" calcext:value="=1" calcext:base-cell-address="Sheet1.S27"/>
          </calcext:conditional-format>
          <calcext:conditional-format calcext:target-range-address="Sheet1.S27:Sheet1.S27">
            <calcext:condition calcext:apply-style-name="Good" calcext:value="=2" calcext:base-cell-address="Sheet1.S27"/>
          </calcext:conditional-format>
          <calcext:conditional-format calcext:target-range-address="Sheet1.S28:Sheet1.S28">
            <calcext:condition calcext:apply-style-name="Error" calcext:value="=1" calcext:base-cell-address="Sheet1.S28"/>
          </calcext:conditional-format>
          <calcext:conditional-format calcext:target-range-address="Sheet1.S28:Sheet1.S28">
            <calcext:condition calcext:apply-style-name="Good" calcext:value="=2" calcext:base-cell-address="Sheet1.S28"/>
          </calcext:conditional-format>
          <calcext:conditional-format calcext:target-range-address="Sheet1.S29:Sheet1.S29">
            <calcext:condition calcext:apply-style-name="Error" calcext:value="=1" calcext:base-cell-address="Sheet1.S29"/>
          </calcext:conditional-format>
          <calcext:conditional-format calcext:target-range-address="Sheet1.S29:Sheet1.S29">
            <calcext:condition calcext:apply-style-name="Good" calcext:value="=2" calcext:base-cell-address="Sheet1.S29"/>
          </calcext:conditional-format>
          <calcext:conditional-format calcext:target-range-address="Sheet1.S30:Sheet1.S30">
            <calcext:condition calcext:apply-style-name="Error" calcext:value="=1" calcext:base-cell-address="Sheet1.S30"/>
          </calcext:conditional-format>
          <calcext:conditional-format calcext:target-range-address="Sheet1.S30:Sheet1.S30">
            <calcext:condition calcext:apply-style-name="Good" calcext:value="=2" calcext:base-cell-address="Sheet1.S30"/>
          </calcext:conditional-format>
          <calcext:conditional-format calcext:target-range-address="Sheet1.S31:Sheet1.S31">
            <calcext:condition calcext:apply-style-name="Error" calcext:value="=1" calcext:base-cell-address="Sheet1.S31"/>
          </calcext:conditional-format>
          <calcext:conditional-format calcext:target-range-address="Sheet1.S31:Sheet1.S31">
            <calcext:condition calcext:apply-style-name="Good" calcext:value="=2" calcext:base-cell-address="Sheet1.S31"/>
          </calcext:conditional-format>
          <calcext:conditional-format calcext:target-range-address="Sheet1.S32:Sheet1.S32">
            <calcext:condition calcext:apply-style-name="Error" calcext:value="=1" calcext:base-cell-address="Sheet1.S32"/>
          </calcext:conditional-format>
          <calcext:conditional-format calcext:target-range-address="Sheet1.S32:Sheet1.S32">
            <calcext:condition calcext:apply-style-name="Good" calcext:value="=2" calcext:base-cell-address="Sheet1.S32"/>
          </calcext:conditional-format>
          <calcext:conditional-format calcext:target-range-address="Sheet1.S33:Sheet1.S33">
            <calcext:condition calcext:apply-style-name="Error" calcext:value="=1" calcext:base-cell-address="Sheet1.S33"/>
          </calcext:conditional-format>
          <calcext:conditional-format calcext:target-range-address="Sheet1.S33:Sheet1.S33">
            <calcext:condition calcext:apply-style-name="Good" calcext:value="=2" calcext:base-cell-address="Sheet1.S33"/>
          </calcext:conditional-format>
          <calcext:conditional-format calcext:target-range-address="Sheet1.S34:Sheet1.S34">
            <calcext:condition calcext:apply-style-name="Error" calcext:value="=1" calcext:base-cell-address="Sheet1.S34"/>
          </calcext:conditional-format>
          <calcext:conditional-format calcext:target-range-address="Sheet1.S34:Sheet1.S34">
            <calcext:condition calcext:apply-style-name="Good" calcext:value="=2" calcext:base-cell-address="Sheet1.S34"/>
          </calcext:conditional-format>
          <calcext:conditional-format calcext:target-range-address="Sheet1.S35:Sheet1.S35">
            <calcext:condition calcext:apply-style-name="Error" calcext:value="=1" calcext:base-cell-address="Sheet1.S35"/>
          </calcext:conditional-format>
          <calcext:conditional-format calcext:target-range-address="Sheet1.S35:Sheet1.S35">
            <calcext:condition calcext:apply-style-name="Good" calcext:value="=2" calcext:base-cell-address="Sheet1.S35"/>
          </calcext:conditional-format>
          <calcext:conditional-format calcext:target-range-address="Sheet1.S36:Sheet1.S36">
            <calcext:condition calcext:apply-style-name="Error" calcext:value="=1" calcext:base-cell-address="Sheet1.S36"/>
          </calcext:conditional-format>
          <calcext:conditional-format calcext:target-range-address="Sheet1.S36:Sheet1.S36">
            <calcext:condition calcext:apply-style-name="Good" calcext:value="=2" calcext:base-cell-address="Sheet1.S36"/>
          </calcext:conditional-format>
          <calcext:conditional-format calcext:target-range-address="Sheet1.S37:Sheet1.S37">
            <calcext:condition calcext:apply-style-name="Error" calcext:value="=1" calcext:base-cell-address="Sheet1.S37"/>
          </calcext:conditional-format>
          <calcext:conditional-format calcext:target-range-address="Sheet1.S37:Sheet1.S37">
            <calcext:condition calcext:apply-style-name="Good" calcext:value="=2" calcext:base-cell-address="Sheet1.S37"/>
          </calcext:conditional-format>
          <calcext:conditional-format calcext:target-range-address="Sheet1.S38:Sheet1.S38">
            <calcext:condition calcext:apply-style-name="Error" calcext:value="=1" calcext:base-cell-address="Sheet1.S38"/>
          </calcext:conditional-format>
          <calcext:conditional-format calcext:target-range-address="Sheet1.S38:Sheet1.S38">
            <calcext:condition calcext:apply-style-name="Good" calcext:value="=2" calcext:base-cell-address="Sheet1.S38"/>
          </calcext:conditional-format>
          <calcext:conditional-format calcext:target-range-address="Sheet1.S39:Sheet1.S39">
            <calcext:condition calcext:apply-style-name="Error" calcext:value="=1" calcext:base-cell-address="Sheet1.S39"/>
          </calcext:conditional-format>
          <calcext:conditional-format calcext:target-range-address="Sheet1.S39:Sheet1.S39">
            <calcext:condition calcext:apply-style-name="Good" calcext:value="=2" calcext:base-cell-address="Sheet1.S39"/>
          </calcext:conditional-format>
          <calcext:conditional-format calcext:target-range-address="Sheet1.S40:Sheet1.S40">
            <calcext:condition calcext:apply-style-name="Error" calcext:value="=1" calcext:base-cell-address="Sheet1.S40"/>
          </calcext:conditional-format>
          <calcext:conditional-format calcext:target-range-address="Sheet1.S40:Sheet1.S40">
            <calcext:condition calcext:apply-style-name="Good" calcext:value="=2" calcext:base-cell-address="Sheet1.S40"/>
          </calcext:conditional-format>
          <calcext:conditional-format calcext:target-range-address="Sheet1.S41:Sheet1.S41">
            <calcext:condition calcext:apply-style-name="Error" calcext:value="=1" calcext:base-cell-address="Sheet1.S41"/>
          </calcext:conditional-format>
          <calcext:conditional-format calcext:target-range-address="Sheet1.S41:Sheet1.S41">
            <calcext:condition calcext:apply-style-name="Good" calcext:value="=2" calcext:base-cell-address="Sheet1.S41"/>
          </calcext:conditional-format>
          <calcext:conditional-format calcext:target-range-address="Sheet1.S42:Sheet1.S42">
            <calcext:condition calcext:apply-style-name="Error" calcext:value="=1" calcext:base-cell-address="Sheet1.S42"/>
          </calcext:conditional-format>
          <calcext:conditional-format calcext:target-range-address="Sheet1.S42:Sheet1.S42">
            <calcext:condition calcext:apply-style-name="Good" calcext:value="=2" calcext:base-cell-address="Sheet1.S42"/>
          </calcext:conditional-format>
          <calcext:conditional-format calcext:target-range-address="Sheet1.S43:Sheet1.S43">
            <calcext:condition calcext:apply-style-name="Error" calcext:value="=1" calcext:base-cell-address="Sheet1.S43"/>
          </calcext:conditional-format>
          <calcext:conditional-format calcext:target-range-address="Sheet1.S43:Sheet1.S43">
            <calcext:condition calcext:apply-style-name="Good" calcext:value="=2" calcext:base-cell-address="Sheet1.S43"/>
          </calcext:conditional-format>
          <calcext:conditional-format calcext:target-range-address="Sheet1.S44:Sheet1.S44">
            <calcext:condition calcext:apply-style-name="Error" calcext:value="=1" calcext:base-cell-address="Sheet1.S44"/>
          </calcext:conditional-format>
          <calcext:conditional-format calcext:target-range-address="Sheet1.S44:Sheet1.S44">
            <calcext:condition calcext:apply-style-name="Good" calcext:value="=2" calcext:base-cell-address="Sheet1.S44"/>
          </calcext:conditional-format>
          <calcext:conditional-format calcext:target-range-address="Sheet1.S45:Sheet1.S45">
            <calcext:condition calcext:apply-style-name="Error" calcext:value="=1" calcext:base-cell-address="Sheet1.S45"/>
          </calcext:conditional-format>
          <calcext:conditional-format calcext:target-range-address="Sheet1.S45:Sheet1.S45">
            <calcext:condition calcext:apply-style-name="Good" calcext:value="=2" calcext:base-cell-address="Sheet1.S45"/>
          </calcext:conditional-format>
          <calcext:conditional-format calcext:target-range-address="Sheet1.S46:Sheet1.S46">
            <calcext:condition calcext:apply-style-name="Error" calcext:value="=1" calcext:base-cell-address="Sheet1.S46"/>
          </calcext:conditional-format>
          <calcext:conditional-format calcext:target-range-address="Sheet1.S46:Sheet1.S46">
            <calcext:condition calcext:apply-style-name="Good" calcext:value="=2" calcext:base-cell-address="Sheet1.S46"/>
          </calcext:conditional-format>
          <calcext:conditional-format calcext:target-range-address="Sheet1.S47:Sheet1.S47">
            <calcext:condition calcext:apply-style-name="Error" calcext:value="=1" calcext:base-cell-address="Sheet1.S47"/>
          </calcext:conditional-format>
          <calcext:conditional-format calcext:target-range-address="Sheet1.S47:Sheet1.S47">
            <calcext:condition calcext:apply-style-name="Good" calcext:value="=2" calcext:base-cell-address="Sheet1.S47"/>
          </calcext:conditional-format>
          <calcext:conditional-format calcext:target-range-address="Sheet1.S48:Sheet1.S48">
            <calcext:condition calcext:apply-style-name="Error" calcext:value="=1" calcext:base-cell-address="Sheet1.S48"/>
          </calcext:conditional-format>
          <calcext:conditional-format calcext:target-range-address="Sheet1.S48:Sheet1.S48">
            <calcext:condition calcext:apply-style-name="Good" calcext:value="=2" calcext:base-cell-address="Sheet1.S48"/>
          </calcext:conditional-format>
          <calcext:conditional-format calcext:target-range-address="Sheet1.S49:Sheet1.S49">
            <calcext:condition calcext:apply-style-name="Error" calcext:value="=1" calcext:base-cell-address="Sheet1.S49"/>
          </calcext:conditional-format>
          <calcext:conditional-format calcext:target-range-address="Sheet1.S49:Sheet1.S49">
            <calcext:condition calcext:apply-style-name="Good" calcext:value="=2" calcext:base-cell-address="Sheet1.S49"/>
          </calcext:conditional-format>
          <calcext:conditional-format calcext:target-range-address="Sheet1.S50:Sheet1.S50">
            <calcext:condition calcext:apply-style-name="Error" calcext:value="=1" calcext:base-cell-address="Sheet1.S50"/>
          </calcext:conditional-format>
          <calcext:conditional-format calcext:target-range-address="Sheet1.S50:Sheet1.S50">
            <calcext:condition calcext:apply-style-name="Good" calcext:value="=2" calcext:base-cell-address="Sheet1.S50"/>
          </calcext:conditional-format>
          <calcext:conditional-format calcext:target-range-address="Sheet1.S51:Sheet1.S51">
            <calcext:condition calcext:apply-style-name="Error" calcext:value="=1" calcext:base-cell-address="Sheet1.S51"/>
          </calcext:conditional-format>
          <calcext:conditional-format calcext:target-range-address="Sheet1.S51:Sheet1.S51">
            <calcext:condition calcext:apply-style-name="Good" calcext:value="=2" calcext:base-cell-address="Sheet1.S51"/>
          </calcext:conditional-format>
          <calcext:conditional-format calcext:target-range-address="Sheet1.S52:Sheet1.S52">
            <calcext:condition calcext:apply-style-name="Error" calcext:value="=1" calcext:base-cell-address="Sheet1.S52"/>
          </calcext:conditional-format>
          <calcext:conditional-format calcext:target-range-address="Sheet1.S52:Sheet1.S52">
            <calcext:condition calcext:apply-style-name="Good" calcext:value="=2" calcext:base-cell-address="Sheet1.S52"/>
          </calcext:conditional-format>
          <calcext:conditional-format calcext:target-range-address="Sheet1.S53:Sheet1.S53">
            <calcext:condition calcext:apply-style-name="Error" calcext:value="=1" calcext:base-cell-address="Sheet1.S53"/>
          </calcext:conditional-format>
          <calcext:conditional-format calcext:target-range-address="Sheet1.S53:Sheet1.S53">
            <calcext:condition calcext:apply-style-name="Good" calcext:value="=2" calcext:base-cell-address="Sheet1.S53"/>
          </calcext:conditional-format>
          <calcext:conditional-format calcext:target-range-address="Sheet1.S54:Sheet1.S54">
            <calcext:condition calcext:apply-style-name="Error" calcext:value="=1" calcext:base-cell-address="Sheet1.S54"/>
          </calcext:conditional-format>
          <calcext:conditional-format calcext:target-range-address="Sheet1.S54:Sheet1.S54">
            <calcext:condition calcext:apply-style-name="Good" calcext:value="=2" calcext:base-cell-address="Sheet1.S54"/>
          </calcext:conditional-format>
          <calcext:conditional-format calcext:target-range-address="Sheet1.S55:Sheet1.S55">
            <calcext:condition calcext:apply-style-name="Error" calcext:value="=1" calcext:base-cell-address="Sheet1.S55"/>
          </calcext:conditional-format>
          <calcext:conditional-format calcext:target-range-address="Sheet1.S55:Sheet1.S55">
            <calcext:condition calcext:apply-style-name="Good" calcext:value="=2" calcext:base-cell-address="Sheet1.S55"/>
          </calcext:conditional-format>
          <calcext:conditional-format calcext:target-range-address="Sheet1.S56:Sheet1.S56">
            <calcext:condition calcext:apply-style-name="Error" calcext:value="=1" calcext:base-cell-address="Sheet1.S56"/>
          </calcext:conditional-format>
          <calcext:conditional-format calcext:target-range-address="Sheet1.S56:Sheet1.S56">
            <calcext:condition calcext:apply-style-name="Good" calcext:value="=2" calcext:base-cell-address="Sheet1.S56"/>
          </calcext:conditional-format>
          <calcext:conditional-format calcext:target-range-address="Sheet1.S57:Sheet1.S57">
            <calcext:condition calcext:apply-style-name="Error" calcext:value="=1" calcext:base-cell-address="Sheet1.S57"/>
          </calcext:conditional-format>
          <calcext:conditional-format calcext:target-range-address="Sheet1.S57:Sheet1.S57">
            <calcext:condition calcext:apply-style-name="Good" calcext:value="=2" calcext:base-cell-address="Sheet1.S57"/>
          </calcext:conditional-format>
          <calcext:conditional-format calcext:target-range-address="Sheet1.S58:Sheet1.S58">
            <calcext:condition calcext:apply-style-name="Error" calcext:value="=1" calcext:base-cell-address="Sheet1.S58"/>
          </calcext:conditional-format>
          <calcext:conditional-format calcext:target-range-address="Sheet1.S58:Sheet1.S58">
            <calcext:condition calcext:apply-style-name="Good" calcext:value="=2" calcext:base-cell-address="Sheet1.S58"/>
          </calcext:conditional-format>
          <calcext:conditional-format calcext:target-range-address="Sheet1.S59:Sheet1.S59">
            <calcext:condition calcext:apply-style-name="Error" calcext:value="=1" calcext:base-cell-address="Sheet1.S59"/>
          </calcext:conditional-format>
          <calcext:conditional-format calcext:target-range-address="Sheet1.S59:Sheet1.S59">
            <calcext:condition calcext:apply-style-name="Good" calcext:value="=2" calcext:base-cell-address="Sheet1.S59"/>
          </calcext:conditional-format>
          <calcext:conditional-format calcext:target-range-address="Sheet1.S60:Sheet1.S60">
            <calcext:condition calcext:apply-style-name="Error" calcext:value="=1" calcext:base-cell-address="Sheet1.S60"/>
          </calcext:conditional-format>
          <calcext:conditional-format calcext:target-range-address="Sheet1.S60:Sheet1.S60">
            <calcext:condition calcext:apply-style-name="Good" calcext:value="=2" calcext:base-cell-address="Sheet1.S60"/>
          </calcext:conditional-format>
          <calcext:conditional-format calcext:target-range-address="Sheet1.S61:Sheet1.S61">
            <calcext:condition calcext:apply-style-name="Error" calcext:value="=1" calcext:base-cell-address="Sheet1.S61"/>
          </calcext:conditional-format>
          <calcext:conditional-format calcext:target-range-address="Sheet1.S61:Sheet1.S61">
            <calcext:condition calcext:apply-style-name="Good" calcext:value="=2" calcext:base-cell-address="Sheet1.S61"/>
          </calcext:conditional-format>
          <calcext:conditional-format calcext:target-range-address="Sheet1.S62:Sheet1.S62">
            <calcext:condition calcext:apply-style-name="Error" calcext:value="=1" calcext:base-cell-address="Sheet1.S62"/>
          </calcext:conditional-format>
          <calcext:conditional-format calcext:target-range-address="Sheet1.S62:Sheet1.S62">
            <calcext:condition calcext:apply-style-name="Good" calcext:value="=2" calcext:base-cell-address="Sheet1.S62"/>
          </calcext:conditional-format>
          <calcext:conditional-format calcext:target-range-address="Sheet1.S63:Sheet1.S63">
            <calcext:condition calcext:apply-style-name="Error" calcext:value="=1" calcext:base-cell-address="Sheet1.S63"/>
          </calcext:conditional-format>
          <calcext:conditional-format calcext:target-range-address="Sheet1.S63:Sheet1.S63">
            <calcext:condition calcext:apply-style-name="Good" calcext:value="=2" calcext:base-cell-address="Sheet1.S63"/>
          </calcext:conditional-format>
          <calcext:conditional-format calcext:target-range-address="Sheet1.S64:Sheet1.S64">
            <calcext:condition calcext:apply-style-name="Error" calcext:value="=1" calcext:base-cell-address="Sheet1.S64"/>
          </calcext:conditional-format>
          <calcext:conditional-format calcext:target-range-address="Sheet1.S64:Sheet1.S64">
            <calcext:condition calcext:apply-style-name="Good" calcext:value="=2" calcext:base-cell-address="Sheet1.S64"/>
          </calcext:conditional-format>
          <calcext:conditional-format calcext:target-range-address="Sheet1.S65:Sheet1.S65">
            <calcext:condition calcext:apply-style-name="Error" calcext:value="=1" calcext:base-cell-address="Sheet1.S65"/>
          </calcext:conditional-format>
          <calcext:conditional-format calcext:target-range-address="Sheet1.S65:Sheet1.S65">
            <calcext:condition calcext:apply-style-name="Good" calcext:value="=2" calcext:base-cell-address="Sheet1.S65"/>
          </calcext:conditional-format>
          <calcext:conditional-format calcext:target-range-address="Sheet1.S66:Sheet1.S66">
            <calcext:condition calcext:apply-style-name="Error" calcext:value="=1" calcext:base-cell-address="Sheet1.S66"/>
          </calcext:conditional-format>
          <calcext:conditional-format calcext:target-range-address="Sheet1.S66:Sheet1.S66">
            <calcext:condition calcext:apply-style-name="Good" calcext:value="=2" calcext:base-cell-address="Sheet1.S66"/>
          </calcext:conditional-format>
          <calcext:conditional-format calcext:target-range-address="Sheet1.S67:Sheet1.S67">
            <calcext:condition calcext:apply-style-name="Error" calcext:value="=1" calcext:base-cell-address="Sheet1.S67"/>
          </calcext:conditional-format>
          <calcext:conditional-format calcext:target-range-address="Sheet1.S67:Sheet1.S67">
            <calcext:condition calcext:apply-style-name="Good" calcext:value="=2" calcext:base-cell-address="Sheet1.S67"/>
          </calcext:conditional-format>
          <calcext:conditional-format calcext:target-range-address="Sheet1.S68:Sheet1.S68">
            <calcext:condition calcext:apply-style-name="Error" calcext:value="=1" calcext:base-cell-address="Sheet1.S68"/>
          </calcext:conditional-format>
          <calcext:conditional-format calcext:target-range-address="Sheet1.S68:Sheet1.S68">
            <calcext:condition calcext:apply-style-name="Good" calcext:value="=2" calcext:base-cell-address="Sheet1.S68"/>
          </calcext:conditional-format>
          <calcext:conditional-format calcext:target-range-address="Sheet1.S69:Sheet1.S69">
            <calcext:condition calcext:apply-style-name="Error" calcext:value="=1" calcext:base-cell-address="Sheet1.S69"/>
          </calcext:conditional-format>
          <calcext:conditional-format calcext:target-range-address="Sheet1.S69:Sheet1.S69">
            <calcext:condition calcext:apply-style-name="Good" calcext:value="=2" calcext:base-cell-address="Sheet1.S69"/>
          </calcext:conditional-format>
          <calcext:conditional-format calcext:target-range-address="Sheet1.S70:Sheet1.S70">
            <calcext:condition calcext:apply-style-name="Error" calcext:value="=1" calcext:base-cell-address="Sheet1.S70"/>
          </calcext:conditional-format>
          <calcext:conditional-format calcext:target-range-address="Sheet1.S70:Sheet1.S70">
            <calcext:condition calcext:apply-style-name="Good" calcext:value="=2" calcext:base-cell-address="Sheet1.S70"/>
          </calcext:conditional-format>
          <calcext:conditional-format calcext:target-range-address="Sheet1.S71:Sheet1.S71">
            <calcext:condition calcext:apply-style-name="Error" calcext:value="=1" calcext:base-cell-address="Sheet1.S71"/>
          </calcext:conditional-format>
          <calcext:conditional-format calcext:target-range-address="Sheet1.S71:Sheet1.S71">
            <calcext:condition calcext:apply-style-name="Good" calcext:value="=2" calcext:base-cell-address="Sheet1.S71"/>
          </calcext:conditional-format>
          <calcext:conditional-format calcext:target-range-address="Sheet1.S72:Sheet1.S72">
            <calcext:condition calcext:apply-style-name="Error" calcext:value="=1" calcext:base-cell-address="Sheet1.S72"/>
          </calcext:conditional-format>
          <calcext:conditional-format calcext:target-range-address="Sheet1.S72:Sheet1.S72">
            <calcext:condition calcext:apply-style-name="Good" calcext:value="=2" calcext:base-cell-address="Sheet1.S72"/>
          </calcext:conditional-format>
          <calcext:conditional-format calcext:target-range-address="Sheet1.S73:Sheet1.S73">
            <calcext:condition calcext:apply-style-name="Error" calcext:value="=1" calcext:base-cell-address="Sheet1.S73"/>
          </calcext:conditional-format>
          <calcext:conditional-format calcext:target-range-address="Sheet1.S73:Sheet1.S73">
            <calcext:condition calcext:apply-style-name="Good" calcext:value="=2" calcext:base-cell-address="Sheet1.S73"/>
          </calcext:conditional-format>
          <calcext:conditional-format calcext:target-range-address="Sheet1.S74:Sheet1.S74">
            <calcext:condition calcext:apply-style-name="Error" calcext:value="=1" calcext:base-cell-address="Sheet1.S74"/>
          </calcext:conditional-format>
          <calcext:conditional-format calcext:target-range-address="Sheet1.S74:Sheet1.S74">
            <calcext:condition calcext:apply-style-name="Good" calcext:value="=2" calcext:base-cell-address="Sheet1.S74"/>
          </calcext:conditional-format>
          <calcext:conditional-format calcext:target-range-address="Sheet1.S75:Sheet1.S75">
            <calcext:condition calcext:apply-style-name="Error" calcext:value="=1" calcext:base-cell-address="Sheet1.S75"/>
          </calcext:conditional-format>
          <calcext:conditional-format calcext:target-range-address="Sheet1.S75:Sheet1.S75">
            <calcext:condition calcext:apply-style-name="Good" calcext:value="=2" calcext:base-cell-address="Sheet1.S75"/>
          </calcext:conditional-format>
          <calcext:conditional-format calcext:target-range-address="Sheet1.S76:Sheet1.S76">
            <calcext:condition calcext:apply-style-name="Error" calcext:value="=1" calcext:base-cell-address="Sheet1.S76"/>
          </calcext:conditional-format>
          <calcext:conditional-format calcext:target-range-address="Sheet1.S76:Sheet1.S76">
            <calcext:condition calcext:apply-style-name="Good" calcext:value="=2" calcext:base-cell-address="Sheet1.S76"/>
          </calcext:conditional-format>
          <calcext:conditional-format calcext:target-range-address="Sheet1.S77:Sheet1.S77">
            <calcext:condition calcext:apply-style-name="Error" calcext:value="=1" calcext:base-cell-address="Sheet1.S77"/>
          </calcext:conditional-format>
          <calcext:conditional-format calcext:target-range-address="Sheet1.S77:Sheet1.S77">
            <calcext:condition calcext:apply-style-name="Good" calcext:value="=2" calcext:base-cell-address="Sheet1.S77"/>
          </calcext:conditional-format>
          <calcext:conditional-format calcext:target-range-address="Sheet1.S78:Sheet1.S78">
            <calcext:condition calcext:apply-style-name="Error" calcext:value="=1" calcext:base-cell-address="Sheet1.S78"/>
          </calcext:conditional-format>
          <calcext:conditional-format calcext:target-range-address="Sheet1.S78:Sheet1.S78">
            <calcext:condition calcext:apply-style-name="Good" calcext:value="=2" calcext:base-cell-address="Sheet1.S78"/>
          </calcext:conditional-format>
          <calcext:conditional-format calcext:target-range-address="Sheet1.S79:Sheet1.S79">
            <calcext:condition calcext:apply-style-name="Error" calcext:value="=1" calcext:base-cell-address="Sheet1.S79"/>
          </calcext:conditional-format>
          <calcext:conditional-format calcext:target-range-address="Sheet1.S79:Sheet1.S79">
            <calcext:condition calcext:apply-style-name="Good" calcext:value="=2" calcext:base-cell-address="Sheet1.S79"/>
          </calcext:conditional-format>
          <calcext:conditional-format calcext:target-range-address="Sheet1.S80:Sheet1.S80">
            <calcext:condition calcext:apply-style-name="Error" calcext:value="=1" calcext:base-cell-address="Sheet1.S80"/>
          </calcext:conditional-format>
          <calcext:conditional-format calcext:target-range-address="Sheet1.S80:Sheet1.S80">
            <calcext:condition calcext:apply-style-name="Good" calcext:value="=2" calcext:base-cell-address="Sheet1.S80"/>
          </calcext:conditional-format>
          <calcext:conditional-format calcext:target-range-address="Sheet1.S81:Sheet1.S81">
            <calcext:condition calcext:apply-style-name="Error" calcext:value="=1" calcext:base-cell-address="Sheet1.S81"/>
          </calcext:conditional-format>
          <calcext:conditional-format calcext:target-range-address="Sheet1.S81:Sheet1.S81">
            <calcext:condition calcext:apply-style-name="Good" calcext:value="=2" calcext:base-cell-address="Sheet1.S81"/>
          </calcext:conditional-format>
          <calcext:conditional-format calcext:target-range-address="Sheet1.S82:Sheet1.S82">
            <calcext:condition calcext:apply-style-name="Error" calcext:value="=1" calcext:base-cell-address="Sheet1.S82"/>
          </calcext:conditional-format>
          <calcext:conditional-format calcext:target-range-address="Sheet1.S82:Sheet1.S82">
            <calcext:condition calcext:apply-style-name="Good" calcext:value="=2" calcext:base-cell-address="Sheet1.S82"/>
          </calcext:conditional-format>
          <calcext:conditional-format calcext:target-range-address="Sheet1.S83:Sheet1.S83">
            <calcext:condition calcext:apply-style-name="Error" calcext:value="=1" calcext:base-cell-address="Sheet1.S83"/>
          </calcext:conditional-format>
          <calcext:conditional-format calcext:target-range-address="Sheet1.S83:Sheet1.S83">
            <calcext:condition calcext:apply-style-name="Good" calcext:value="=2" calcext:base-cell-address="Sheet1.S83"/>
          </calcext:conditional-format>
          <calcext:conditional-format calcext:target-range-address="Sheet1.S84:Sheet1.S84">
            <calcext:condition calcext:apply-style-name="Error" calcext:value="=1" calcext:base-cell-address="Sheet1.S84"/>
          </calcext:conditional-format>
          <calcext:conditional-format calcext:target-range-address="Sheet1.S84:Sheet1.S84">
            <calcext:condition calcext:apply-style-name="Good" calcext:value="=2" calcext:base-cell-address="Sheet1.S84"/>
          </calcext:conditional-format>
          <calcext:conditional-format calcext:target-range-address="Sheet1.S85:Sheet1.S85">
            <calcext:condition calcext:apply-style-name="Error" calcext:value="=1" calcext:base-cell-address="Sheet1.S85"/>
          </calcext:conditional-format>
          <calcext:conditional-format calcext:target-range-address="Sheet1.S85:Sheet1.S85">
            <calcext:condition calcext:apply-style-name="Good" calcext:value="=2" calcext:base-cell-address="Sheet1.S85"/>
          </calcext:conditional-format>
          <calcext:conditional-format calcext:target-range-address="Sheet1.S86:Sheet1.S86">
            <calcext:condition calcext:apply-style-name="Error" calcext:value="=1" calcext:base-cell-address="Sheet1.S86"/>
          </calcext:conditional-format>
          <calcext:conditional-format calcext:target-range-address="Sheet1.S86:Sheet1.S86">
            <calcext:condition calcext:apply-style-name="Good" calcext:value="=2" calcext:base-cell-address="Sheet1.S86"/>
          </calcext:conditional-format>
          <calcext:conditional-format calcext:target-range-address="Sheet1.S87:Sheet1.S87">
            <calcext:condition calcext:apply-style-name="Error" calcext:value="=1" calcext:base-cell-address="Sheet1.S87"/>
          </calcext:conditional-format>
          <calcext:conditional-format calcext:target-range-address="Sheet1.S87:Sheet1.S87">
            <calcext:condition calcext:apply-style-name="Good" calcext:value="=2" calcext:base-cell-address="Sheet1.S87"/>
          </calcext:conditional-format>
          <calcext:conditional-format calcext:target-range-address="Sheet1.S88:Sheet1.S88">
            <calcext:condition calcext:apply-style-name="Error" calcext:value="=1" calcext:base-cell-address="Sheet1.S88"/>
          </calcext:conditional-format>
          <calcext:conditional-format calcext:target-range-address="Sheet1.S88:Sheet1.S88">
            <calcext:condition calcext:apply-style-name="Good" calcext:value="=2" calcext:base-cell-address="Sheet1.S88"/>
          </calcext:conditional-format>
          <calcext:conditional-format calcext:target-range-address="Sheet1.S89:Sheet1.S89">
            <calcext:condition calcext:apply-style-name="Error" calcext:value="=1" calcext:base-cell-address="Sheet1.S89"/>
          </calcext:conditional-format>
          <calcext:conditional-format calcext:target-range-address="Sheet1.S89:Sheet1.S89">
            <calcext:condition calcext:apply-style-name="Good" calcext:value="=2" calcext:base-cell-address="Sheet1.S89"/>
          </calcext:conditional-format>
          <calcext:conditional-format calcext:target-range-address="Sheet1.S90:Sheet1.S90">
            <calcext:condition calcext:apply-style-name="Error" calcext:value="=1" calcext:base-cell-address="Sheet1.S90"/>
          </calcext:conditional-format>
          <calcext:conditional-format calcext:target-range-address="Sheet1.S90:Sheet1.S90">
            <calcext:condition calcext:apply-style-name="Good" calcext:value="=2" calcext:base-cell-address="Sheet1.S90"/>
          </calcext:conditional-format>
          <calcext:conditional-format calcext:target-range-address="Sheet1.S91:Sheet1.S91">
            <calcext:condition calcext:apply-style-name="Error" calcext:value="=1" calcext:base-cell-address="Sheet1.S91"/>
          </calcext:conditional-format>
          <calcext:conditional-format calcext:target-range-address="Sheet1.S91:Sheet1.S91">
            <calcext:condition calcext:apply-style-name="Good" calcext:value="=2" calcext:base-cell-address="Sheet1.S91"/>
          </calcext:conditional-format>
          <calcext:conditional-format calcext:target-range-address="Sheet1.S92:Sheet1.S92">
            <calcext:condition calcext:apply-style-name="Error" calcext:value="=1" calcext:base-cell-address="Sheet1.S92"/>
          </calcext:conditional-format>
          <calcext:conditional-format calcext:target-range-address="Sheet1.S92:Sheet1.S92">
            <calcext:condition calcext:apply-style-name="Good" calcext:value="=2" calcext:base-cell-address="Sheet1.S92"/>
          </calcext:conditional-format>
          <calcext:conditional-format calcext:target-range-address="Sheet1.S93:Sheet1.S93">
            <calcext:condition calcext:apply-style-name="Error" calcext:value="=1" calcext:base-cell-address="Sheet1.S93"/>
          </calcext:conditional-format>
          <calcext:conditional-format calcext:target-range-address="Sheet1.S93:Sheet1.S93">
            <calcext:condition calcext:apply-style-name="Good" calcext:value="=2" calcext:base-cell-address="Sheet1.S93"/>
          </calcext:conditional-format>
          <calcext:conditional-format calcext:target-range-address="Sheet1.S94:Sheet1.S94">
            <calcext:condition calcext:apply-style-name="Error" calcext:value="=1" calcext:base-cell-address="Sheet1.S94"/>
          </calcext:conditional-format>
          <calcext:conditional-format calcext:target-range-address="Sheet1.S94:Sheet1.S94">
            <calcext:condition calcext:apply-style-name="Good" calcext:value="=2" calcext:base-cell-address="Sheet1.S94"/>
          </calcext:conditional-format>
          <calcext:conditional-format calcext:target-range-address="Sheet1.S95:Sheet1.S95">
            <calcext:condition calcext:apply-style-name="Error" calcext:value="=1" calcext:base-cell-address="Sheet1.S95"/>
          </calcext:conditional-format>
          <calcext:conditional-format calcext:target-range-address="Sheet1.S95:Sheet1.S95">
            <calcext:condition calcext:apply-style-name="Good" calcext:value="=2" calcext:base-cell-address="Sheet1.S95"/>
          </calcext:conditional-format>
          <calcext:conditional-format calcext:target-range-address="Sheet1.S96:Sheet1.S96">
            <calcext:condition calcext:apply-style-name="Error" calcext:value="=1" calcext:base-cell-address="Sheet1.S96"/>
          </calcext:conditional-format>
          <calcext:conditional-format calcext:target-range-address="Sheet1.S96:Sheet1.S96">
            <calcext:condition calcext:apply-style-name="Good" calcext:value="=2" calcext:base-cell-address="Sheet1.S96"/>
          </calcext:conditional-format>
          <calcext:conditional-format calcext:target-range-address="Sheet1.S97:Sheet1.S97">
            <calcext:condition calcext:apply-style-name="Error" calcext:value="=1" calcext:base-cell-address="Sheet1.S97"/>
          </calcext:conditional-format>
          <calcext:conditional-format calcext:target-range-address="Sheet1.S97:Sheet1.S97">
            <calcext:condition calcext:apply-style-name="Good" calcext:value="=2" calcext:base-cell-address="Sheet1.S97"/>
          </calcext:conditional-format>
          <calcext:conditional-format calcext:target-range-address="Sheet1.S98:Sheet1.S98">
            <calcext:condition calcext:apply-style-name="Error" calcext:value="=1" calcext:base-cell-address="Sheet1.S98"/>
          </calcext:conditional-format>
          <calcext:conditional-format calcext:target-range-address="Sheet1.S98:Sheet1.S98">
            <calcext:condition calcext:apply-style-name="Good" calcext:value="=2" calcext:base-cell-address="Sheet1.S98"/>
          </calcext:conditional-format>
          <calcext:conditional-format calcext:target-range-address="Sheet1.S99:Sheet1.S99">
            <calcext:condition calcext:apply-style-name="Error" calcext:value="=1" calcext:base-cell-address="Sheet1.S99"/>
          </calcext:conditional-format>
          <calcext:conditional-format calcext:target-range-address="Sheet1.S99:Sheet1.S99">
            <calcext:condition calcext:apply-style-name="Good" calcext:value="=2" calcext:base-cell-address="Sheet1.S99"/>
          </calcext:conditional-format>
          <calcext:conditional-format calcext:target-range-address="Sheet1.S100:Sheet1.S100">
            <calcext:condition calcext:apply-style-name="Error" calcext:value="=1" calcext:base-cell-address="Sheet1.S100"/>
          </calcext:conditional-format>
          <calcext:conditional-format calcext:target-range-address="Sheet1.S100:Sheet1.S100">
            <calcext:condition calcext:apply-style-name="Good" calcext:value="=2" calcext:base-cell-address="Sheet1.S100"/>
          </calcext:conditional-format>
          <calcext:conditional-format calcext:target-range-address="Sheet1.S101:Sheet1.S101">
            <calcext:condition calcext:apply-style-name="Error" calcext:value="=1" calcext:base-cell-address="Sheet1.S101"/>
          </calcext:conditional-format>
          <calcext:conditional-format calcext:target-range-address="Sheet1.S101:Sheet1.S101">
            <calcext:condition calcext:apply-style-name="Good" calcext:value="=2" calcext:base-cell-address="Sheet1.S101"/>
          </calcext:conditional-format>
          <calcext:conditional-format calcext:target-range-address="Sheet1.S102:Sheet1.S102">
            <calcext:condition calcext:apply-style-name="Error" calcext:value="=1" calcext:base-cell-address="Sheet1.S102"/>
          </calcext:conditional-format>
          <calcext:conditional-format calcext:target-range-address="Sheet1.S102:Sheet1.S102">
            <calcext:condition calcext:apply-style-name="Good" calcext:value="=2" calcext:base-cell-address="Sheet1.S102"/>
          </calcext:conditional-format>
          <calcext:conditional-format calcext:target-range-address="Sheet1.S103:Sheet1.S103">
            <calcext:condition calcext:apply-style-name="Error" calcext:value="=1" calcext:base-cell-address="Sheet1.S103"/>
          </calcext:conditional-format>
          <calcext:conditional-format calcext:target-range-address="Sheet1.S103:Sheet1.S103">
            <calcext:condition calcext:apply-style-name="Good" calcext:value="=2" calcext:base-cell-address="Sheet1.S103"/>
          </calcext:conditional-format>
          <calcext:conditional-format calcext:target-range-address="Sheet1.S104:Sheet1.S104">
            <calcext:condition calcext:apply-style-name="Error" calcext:value="=1" calcext:base-cell-address="Sheet1.S104"/>
          </calcext:conditional-format>
          <calcext:conditional-format calcext:target-range-address="Sheet1.S104:Sheet1.S104">
            <calcext:condition calcext:apply-style-name="Good" calcext:value="=2" calcext:base-cell-address="Sheet1.S104"/>
          </calcext:conditional-format>
          <calcext:conditional-format calcext:target-range-address="Sheet1.S105:Sheet1.S105">
            <calcext:condition calcext:apply-style-name="Error" calcext:value="=1" calcext:base-cell-address="Sheet1.S105"/>
          </calcext:conditional-format>
          <calcext:conditional-format calcext:target-range-address="Sheet1.S105:Sheet1.S105">
            <calcext:condition calcext:apply-style-name="Good" calcext:value="=2" calcext:base-cell-address="Sheet1.S105"/>
          </calcext:conditional-format>
          <calcext:conditional-format calcext:target-range-address="Sheet1.S106:Sheet1.S106">
            <calcext:condition calcext:apply-style-name="Error" calcext:value="=1" calcext:base-cell-address="Sheet1.S106"/>
          </calcext:conditional-format>
          <calcext:conditional-format calcext:target-range-address="Sheet1.S106:Sheet1.S106">
            <calcext:condition calcext:apply-style-name="Good" calcext:value="=2" calcext:base-cell-address="Sheet1.S106"/>
          </calcext:conditional-format>
          <calcext:conditional-format calcext:target-range-address="Sheet1.S107:Sheet1.S107">
            <calcext:condition calcext:apply-style-name="Error" calcext:value="=1" calcext:base-cell-address="Sheet1.S107"/>
          </calcext:conditional-format>
          <calcext:conditional-format calcext:target-range-address="Sheet1.S107:Sheet1.S107">
            <calcext:condition calcext:apply-style-name="Good" calcext:value="=2" calcext:base-cell-address="Sheet1.S107"/>
          </calcext:conditional-format>
          <calcext:conditional-format calcext:target-range-address="Sheet1.S108:Sheet1.S108">
            <calcext:condition calcext:apply-style-name="Error" calcext:value="=1" calcext:base-cell-address="Sheet1.S108"/>
          </calcext:conditional-format>
          <calcext:conditional-format calcext:target-range-address="Sheet1.S108:Sheet1.S108">
            <calcext:condition calcext:apply-style-name="Good" calcext:value="=2" calcext:base-cell-address="Sheet1.S108"/>
          </calcext:conditional-format>
          <calcext:conditional-format calcext:target-range-address="Sheet1.S109:Sheet1.S109">
            <calcext:condition calcext:apply-style-name="Error" calcext:value="=1" calcext:base-cell-address="Sheet1.S109"/>
          </calcext:conditional-format>
          <calcext:conditional-format calcext:target-range-address="Sheet1.S109:Sheet1.S109">
            <calcext:condition calcext:apply-style-name="Good" calcext:value="=2" calcext:base-cell-address="Sheet1.S109"/>
          </calcext:conditional-format>
          <calcext:conditional-format calcext:target-range-address="Sheet1.S110:Sheet1.S110">
            <calcext:condition calcext:apply-style-name="Error" calcext:value="=1" calcext:base-cell-address="Sheet1.S110"/>
          </calcext:conditional-format>
          <calcext:conditional-format calcext:target-range-address="Sheet1.S110:Sheet1.S110">
            <calcext:condition calcext:apply-style-name="Good" calcext:value="=2" calcext:base-cell-address="Sheet1.S110"/>
          </calcext:conditional-format>
          <calcext:conditional-format calcext:target-range-address="Sheet1.S111:Sheet1.S111">
            <calcext:condition calcext:apply-style-name="Error" calcext:value="=1" calcext:base-cell-address="Sheet1.S111"/>
          </calcext:conditional-format>
          <calcext:conditional-format calcext:target-range-address="Sheet1.S111:Sheet1.S111">
            <calcext:condition calcext:apply-style-name="Good" calcext:value="=2" calcext:base-cell-address="Sheet1.S111"/>
          </calcext:conditional-format>
          <calcext:conditional-format calcext:target-range-address="Sheet1.S112:Sheet1.S112">
            <calcext:condition calcext:apply-style-name="Error" calcext:value="=1" calcext:base-cell-address="Sheet1.S112"/>
          </calcext:conditional-format>
          <calcext:conditional-format calcext:target-range-address="Sheet1.S112:Sheet1.S112">
            <calcext:condition calcext:apply-style-name="Good" calcext:value="=2" calcext:base-cell-address="Sheet1.S112"/>
          </calcext:conditional-format>
          <calcext:conditional-format calcext:target-range-address="Sheet1.S113:Sheet1.S113">
            <calcext:condition calcext:apply-style-name="Error" calcext:value="=1" calcext:base-cell-address="Sheet1.S113"/>
          </calcext:conditional-format>
          <calcext:conditional-format calcext:target-range-address="Sheet1.S113:Sheet1.S113">
            <calcext:condition calcext:apply-style-name="Good" calcext:value="=2" calcext:base-cell-address="Sheet1.S113"/>
          </calcext:conditional-format>
          <calcext:conditional-format calcext:target-range-address="Sheet1.S114:Sheet1.S114">
            <calcext:condition calcext:apply-style-name="Error" calcext:value="=1" calcext:base-cell-address="Sheet1.S114"/>
          </calcext:conditional-format>
          <calcext:conditional-format calcext:target-range-address="Sheet1.S114:Sheet1.S114">
            <calcext:condition calcext:apply-style-name="Good" calcext:value="=2" calcext:base-cell-address="Sheet1.S114"/>
          </calcext:conditional-format>
          <calcext:conditional-format calcext:target-range-address="Sheet1.S115:Sheet1.S115">
            <calcext:condition calcext:apply-style-name="Error" calcext:value="=1" calcext:base-cell-address="Sheet1.S115"/>
          </calcext:conditional-format>
          <calcext:conditional-format calcext:target-range-address="Sheet1.S115:Sheet1.S115">
            <calcext:condition calcext:apply-style-name="Good" calcext:value="=2" calcext:base-cell-address="Sheet1.S115"/>
          </calcext:conditional-format>
          <calcext:conditional-format calcext:target-range-address="Sheet1.S116:Sheet1.S116">
            <calcext:condition calcext:apply-style-name="Error" calcext:value="=1" calcext:base-cell-address="Sheet1.S116"/>
          </calcext:conditional-format>
          <calcext:conditional-format calcext:target-range-address="Sheet1.S116:Sheet1.S116">
            <calcext:condition calcext:apply-style-name="Good" calcext:value="=2" calcext:base-cell-address="Sheet1.S116"/>
          </calcext:conditional-format>
          <calcext:conditional-format calcext:target-range-address="Sheet1.S117:Sheet1.S117">
            <calcext:condition calcext:apply-style-name="Error" calcext:value="=1" calcext:base-cell-address="Sheet1.S117"/>
          </calcext:conditional-format>
          <calcext:conditional-format calcext:target-range-address="Sheet1.S117:Sheet1.S117">
            <calcext:condition calcext:apply-style-name="Good" calcext:value="=2" calcext:base-cell-address="Sheet1.S117"/>
          </calcext:conditional-format>
          <calcext:conditional-format calcext:target-range-address="Sheet1.S118:Sheet1.S118">
            <calcext:condition calcext:apply-style-name="Error" calcext:value="=1" calcext:base-cell-address="Sheet1.S118"/>
          </calcext:conditional-format>
          <calcext:conditional-format calcext:target-range-address="Sheet1.S118:Sheet1.S118">
            <calcext:condition calcext:apply-style-name="Good" calcext:value="=2" calcext:base-cell-address="Sheet1.S118"/>
          </calcext:conditional-format>
          <calcext:conditional-format calcext:target-range-address="Sheet1.S119:Sheet1.S119">
            <calcext:condition calcext:apply-style-name="Error" calcext:value="=1" calcext:base-cell-address="Sheet1.S119"/>
          </calcext:conditional-format>
          <calcext:conditional-format calcext:target-range-address="Sheet1.S119:Sheet1.S119">
            <calcext:condition calcext:apply-style-name="Good" calcext:value="=2" calcext:base-cell-address="Sheet1.S119"/>
          </calcext:conditional-format>
          <calcext:conditional-format calcext:target-range-address="Sheet1.S120:Sheet1.S120">
            <calcext:condition calcext:apply-style-name="Error" calcext:value="=1" calcext:base-cell-address="Sheet1.S120"/>
          </calcext:conditional-format>
          <calcext:conditional-format calcext:target-range-address="Sheet1.S120:Sheet1.S120">
            <calcext:condition calcext:apply-style-name="Good" calcext:value="=2" calcext:base-cell-address="Sheet1.S120"/>
          </calcext:conditional-format>
          <calcext:conditional-format calcext:target-range-address="Sheet1.S121:Sheet1.S121">
            <calcext:condition calcext:apply-style-name="Error" calcext:value="=1" calcext:base-cell-address="Sheet1.S121"/>
          </calcext:conditional-format>
          <calcext:conditional-format calcext:target-range-address="Sheet1.S121:Sheet1.S121">
            <calcext:condition calcext:apply-style-name="Good" calcext:value="=2" calcext:base-cell-address="Sheet1.S121"/>
          </calcext:conditional-format>
          <calcext:conditional-format calcext:target-range-address="Sheet1.S122:Sheet1.S122">
            <calcext:condition calcext:apply-style-name="Error" calcext:value="=1" calcext:base-cell-address="Sheet1.S122"/>
          </calcext:conditional-format>
          <calcext:conditional-format calcext:target-range-address="Sheet1.S122:Sheet1.S122">
            <calcext:condition calcext:apply-style-name="Good" calcext:value="=2" calcext:base-cell-address="Sheet1.S122"/>
          </calcext:conditional-format>
          <calcext:conditional-format calcext:target-range-address="Sheet1.S123:Sheet1.S123">
            <calcext:condition calcext:apply-style-name="Error" calcext:value="=1" calcext:base-cell-address="Sheet1.S123"/>
          </calcext:conditional-format>
          <calcext:conditional-format calcext:target-range-address="Sheet1.S123:Sheet1.S123">
            <calcext:condition calcext:apply-style-name="Good" calcext:value="=2" calcext:base-cell-address="Sheet1.S123"/>
          </calcext:conditional-format>
          <calcext:conditional-format calcext:target-range-address="Sheet1.S124:Sheet1.S124">
            <calcext:condition calcext:apply-style-name="Error" calcext:value="=1" calcext:base-cell-address="Sheet1.S124"/>
          </calcext:conditional-format>
          <calcext:conditional-format calcext:target-range-address="Sheet1.S124:Sheet1.S124">
            <calcext:condition calcext:apply-style-name="Good" calcext:value="=2" calcext:base-cell-address="Sheet1.S124"/>
          </calcext:conditional-format>
          <calcext:conditional-format calcext:target-range-address="Sheet1.S125:Sheet1.S125">
            <calcext:condition calcext:apply-style-name="Error" calcext:value="=1" calcext:base-cell-address="Sheet1.S125"/>
          </calcext:conditional-format>
          <calcext:conditional-format calcext:target-range-address="Sheet1.S125:Sheet1.S125">
            <calcext:condition calcext:apply-style-name="Good" calcext:value="=2" calcext:base-cell-address="Sheet1.S125"/>
          </calcext:conditional-format>
          <calcext:conditional-format calcext:target-range-address="Sheet1.S126:Sheet1.S126">
            <calcext:condition calcext:apply-style-name="Error" calcext:value="=1" calcext:base-cell-address="Sheet1.S126"/>
          </calcext:conditional-format>
          <calcext:conditional-format calcext:target-range-address="Sheet1.S126:Sheet1.S126">
            <calcext:condition calcext:apply-style-name="Good" calcext:value="=2" calcext:base-cell-address="Sheet1.S126"/>
          </calcext:conditional-format>
          <calcext:conditional-format calcext:target-range-address="Sheet1.S127:Sheet1.S127">
            <calcext:condition calcext:apply-style-name="Error" calcext:value="=1" calcext:base-cell-address="Sheet1.S127"/>
          </calcext:conditional-format>
          <calcext:conditional-format calcext:target-range-address="Sheet1.S127:Sheet1.S127">
            <calcext:condition calcext:apply-style-name="Good" calcext:value="=2" calcext:base-cell-address="Sheet1.S127"/>
          </calcext:conditional-format>
          <calcext:conditional-format calcext:target-range-address="Sheet1.S128:Sheet1.S128">
            <calcext:condition calcext:apply-style-name="Error" calcext:value="=1" calcext:base-cell-address="Sheet1.S128"/>
          </calcext:conditional-format>
          <calcext:conditional-format calcext:target-range-address="Sheet1.S128:Sheet1.S128">
            <calcext:condition calcext:apply-style-name="Good" calcext:value="=2" calcext:base-cell-address="Sheet1.S128"/>
          </calcext:conditional-format>
          <calcext:conditional-format calcext:target-range-address="Sheet1.S129:Sheet1.S129">
            <calcext:condition calcext:apply-style-name="Error" calcext:value="=1" calcext:base-cell-address="Sheet1.S129"/>
          </calcext:conditional-format>
          <calcext:conditional-format calcext:target-range-address="Sheet1.S129:Sheet1.S129">
            <calcext:condition calcext:apply-style-name="Good" calcext:value="=2" calcext:base-cell-address="Sheet1.S129"/>
          </calcext:conditional-format>
          <calcext:conditional-format calcext:target-range-address="Sheet1.S130:Sheet1.S130">
            <calcext:condition calcext:apply-style-name="Error" calcext:value="=1" calcext:base-cell-address="Sheet1.S130"/>
          </calcext:conditional-format>
          <calcext:conditional-format calcext:target-range-address="Sheet1.S130:Sheet1.S130">
            <calcext:condition calcext:apply-style-name="Good" calcext:value="=2" calcext:base-cell-address="Sheet1.S130"/>
          </calcext:conditional-format>
          <calcext:conditional-format calcext:target-range-address="Sheet1.S131:Sheet1.S131">
            <calcext:condition calcext:apply-style-name="Error" calcext:value="=1" calcext:base-cell-address="Sheet1.S131"/>
          </calcext:conditional-format>
          <calcext:conditional-format calcext:target-range-address="Sheet1.S131:Sheet1.S131">
            <calcext:condition calcext:apply-style-name="Good" calcext:value="=2" calcext:base-cell-address="Sheet1.S131"/>
          </calcext:conditional-format>
          <calcext:conditional-format calcext:target-range-address="Sheet1.S132:Sheet1.S132">
            <calcext:condition calcext:apply-style-name="Error" calcext:value="=1" calcext:base-cell-address="Sheet1.S132"/>
          </calcext:conditional-format>
          <calcext:conditional-format calcext:target-range-address="Sheet1.S132:Sheet1.S132">
            <calcext:condition calcext:apply-style-name="Good" calcext:value="=2" calcext:base-cell-address="Sheet1.S132"/>
          </calcext:conditional-format>
          <calcext:conditional-format calcext:target-range-address="Sheet1.S133:Sheet1.S133">
            <calcext:condition calcext:apply-style-name="Error" calcext:value="=1" calcext:base-cell-address="Sheet1.S133"/>
          </calcext:conditional-format>
          <calcext:conditional-format calcext:target-range-address="Sheet1.S133:Sheet1.S133">
            <calcext:condition calcext:apply-style-name="Good" calcext:value="=2" calcext:base-cell-address="Sheet1.S133"/>
          </calcext:conditional-format>
          <calcext:conditional-format calcext:target-range-address="Sheet1.S134:Sheet1.S134">
            <calcext:condition calcext:apply-style-name="Error" calcext:value="=1" calcext:base-cell-address="Sheet1.S134"/>
          </calcext:conditional-format>
          <calcext:conditional-format calcext:target-range-address="Sheet1.S134:Sheet1.S134">
            <calcext:condition calcext:apply-style-name="Good" calcext:value="=2" calcext:base-cell-address="Sheet1.S134"/>
          </calcext:conditional-format>
          <calcext:conditional-format calcext:target-range-address="Sheet1.S135:Sheet1.S135">
            <calcext:condition calcext:apply-style-name="Error" calcext:value="=1" calcext:base-cell-address="Sheet1.S135"/>
          </calcext:conditional-format>
          <calcext:conditional-format calcext:target-range-address="Sheet1.S135:Sheet1.S135">
            <calcext:condition calcext:apply-style-name="Good" calcext:value="=2" calcext:base-cell-address="Sheet1.S135"/>
          </calcext:conditional-format>
          <calcext:conditional-format calcext:target-range-address="Sheet1.S136:Sheet1.S136">
            <calcext:condition calcext:apply-style-name="Error" calcext:value="=1" calcext:base-cell-address="Sheet1.S136"/>
          </calcext:conditional-format>
          <calcext:conditional-format calcext:target-range-address="Sheet1.S136:Sheet1.S136">
            <calcext:condition calcext:apply-style-name="Good" calcext:value="=2" calcext:base-cell-address="Sheet1.S136"/>
          </calcext:conditional-format>
          <calcext:conditional-format calcext:target-range-address="Sheet1.S137:Sheet1.S137">
            <calcext:condition calcext:apply-style-name="Error" calcext:value="=1" calcext:base-cell-address="Sheet1.S137"/>
          </calcext:conditional-format>
          <calcext:conditional-format calcext:target-range-address="Sheet1.S137:Sheet1.S137">
            <calcext:condition calcext:apply-style-name="Good" calcext:value="=2" calcext:base-cell-address="Sheet1.S137"/>
          </calcext:conditional-format>
          <calcext:conditional-format calcext:target-range-address="Sheet1.S138:Sheet1.S138">
            <calcext:condition calcext:apply-style-name="Error" calcext:value="=1" calcext:base-cell-address="Sheet1.S138"/>
          </calcext:conditional-format>
          <calcext:conditional-format calcext:target-range-address="Sheet1.S138:Sheet1.S138">
            <calcext:condition calcext:apply-style-name="Good" calcext:value="=2" calcext:base-cell-address="Sheet1.S138"/>
          </calcext:conditional-format>
          <calcext:conditional-format calcext:target-range-address="Sheet1.S139:Sheet1.S139">
            <calcext:condition calcext:apply-style-name="Error" calcext:value="=1" calcext:base-cell-address="Sheet1.S139"/>
          </calcext:conditional-format>
          <calcext:conditional-format calcext:target-range-address="Sheet1.S139:Sheet1.S139">
            <calcext:condition calcext:apply-style-name="Good" calcext:value="=2" calcext:base-cell-address="Sheet1.S139"/>
          </calcext:conditional-format>
          <calcext:conditional-format calcext:target-range-address="Sheet1.S140:Sheet1.S140">
            <calcext:condition calcext:apply-style-name="Error" calcext:value="=1" calcext:base-cell-address="Sheet1.S140"/>
          </calcext:conditional-format>
          <calcext:conditional-format calcext:target-range-address="Sheet1.S140:Sheet1.S140">
            <calcext:condition calcext:apply-style-name="Good" calcext:value="=2" calcext:base-cell-address="Sheet1.S140"/>
          </calcext:conditional-format>
          <calcext:conditional-format calcext:target-range-address="Sheet1.S141:Sheet1.S141">
            <calcext:condition calcext:apply-style-name="Error" calcext:value="=1" calcext:base-cell-address="Sheet1.S141"/>
          </calcext:conditional-format>
          <calcext:conditional-format calcext:target-range-address="Sheet1.S141:Sheet1.S141">
            <calcext:condition calcext:apply-style-name="Good" calcext:value="=2" calcext:base-cell-address="Sheet1.S141"/>
          </calcext:conditional-format>
          <calcext:conditional-format calcext:target-range-address="Sheet1.S142:Sheet1.S142">
            <calcext:condition calcext:apply-style-name="Error" calcext:value="=1" calcext:base-cell-address="Sheet1.S142"/>
          </calcext:conditional-format>
          <calcext:conditional-format calcext:target-range-address="Sheet1.S142:Sheet1.S142">
            <calcext:condition calcext:apply-style-name="Good" calcext:value="=2" calcext:base-cell-address="Sheet1.S142"/>
          </calcext:conditional-format>
          <calcext:conditional-format calcext:target-range-address="Sheet1.S143:Sheet1.S143">
            <calcext:condition calcext:apply-style-name="Error" calcext:value="=1" calcext:base-cell-address="Sheet1.S143"/>
          </calcext:conditional-format>
          <calcext:conditional-format calcext:target-range-address="Sheet1.S143:Sheet1.S143">
            <calcext:condition calcext:apply-style-name="Good" calcext:value="=2" calcext:base-cell-address="Sheet1.S143"/>
          </calcext:conditional-format>
          <calcext:conditional-format calcext:target-range-address="Sheet1.S144:Sheet1.S144">
            <calcext:condition calcext:apply-style-name="Error" calcext:value="=1" calcext:base-cell-address="Sheet1.S144"/>
          </calcext:conditional-format>
          <calcext:conditional-format calcext:target-range-address="Sheet1.S144:Sheet1.S144">
            <calcext:condition calcext:apply-style-name="Good" calcext:value="=2" calcext:base-cell-address="Sheet1.S144"/>
          </calcext:conditional-format>
          <calcext:conditional-format calcext:target-range-address="Sheet1.S145:Sheet1.S145">
            <calcext:condition calcext:apply-style-name="Error" calcext:value="=1" calcext:base-cell-address="Sheet1.S145"/>
          </calcext:conditional-format>
          <calcext:conditional-format calcext:target-range-address="Sheet1.S145:Sheet1.S145">
            <calcext:condition calcext:apply-style-name="Good" calcext:value="=2" calcext:base-cell-address="Sheet1.S145"/>
          </calcext:conditional-format>
          <calcext:conditional-format calcext:target-range-address="Sheet1.S146:Sheet1.S146">
            <calcext:condition calcext:apply-style-name="Error" calcext:value="=1" calcext:base-cell-address="Sheet1.S146"/>
          </calcext:conditional-format>
          <calcext:conditional-format calcext:target-range-address="Sheet1.S146:Sheet1.S146">
            <calcext:condition calcext:apply-style-name="Good" calcext:value="=2" calcext:base-cell-address="Sheet1.S146"/>
          </calcext:conditional-format>
          <calcext:conditional-format calcext:target-range-address="Sheet1.S147:Sheet1.S147">
            <calcext:condition calcext:apply-style-name="Error" calcext:value="=1" calcext:base-cell-address="Sheet1.S147"/>
          </calcext:conditional-format>
          <calcext:conditional-format calcext:target-range-address="Sheet1.S147:Sheet1.S147">
            <calcext:condition calcext:apply-style-name="Good" calcext:value="=2" calcext:base-cell-address="Sheet1.S147"/>
          </calcext:conditional-format>
          <calcext:conditional-format calcext:target-range-address="Sheet1.S148:Sheet1.S148">
            <calcext:condition calcext:apply-style-name="Error" calcext:value="=1" calcext:base-cell-address="Sheet1.S148"/>
          </calcext:conditional-format>
          <calcext:conditional-format calcext:target-range-address="Sheet1.S148:Sheet1.S148">
            <calcext:condition calcext:apply-style-name="Good" calcext:value="=2" calcext:base-cell-address="Sheet1.S148"/>
          </calcext:conditional-format>
          <calcext:conditional-format calcext:target-range-address="Sheet1.S149:Sheet1.S149">
            <calcext:condition calcext:apply-style-name="Error" calcext:value="=1" calcext:base-cell-address="Sheet1.S149"/>
          </calcext:conditional-format>
          <calcext:conditional-format calcext:target-range-address="Sheet1.S149:Sheet1.S149">
            <calcext:condition calcext:apply-style-name="Good" calcext:value="=2" calcext:base-cell-address="Sheet1.S149"/>
          </calcext:conditional-format>
          <calcext:conditional-format calcext:target-range-address="Sheet1.S150:Sheet1.S150">
            <calcext:condition calcext:apply-style-name="Error" calcext:value="=1" calcext:base-cell-address="Sheet1.S150"/>
          </calcext:conditional-format>
          <calcext:conditional-format calcext:target-range-address="Sheet1.S150:Sheet1.S150">
            <calcext:condition calcext:apply-style-name="Good" calcext:value="=2" calcext:base-cell-address="Sheet1.S150"/>
          </calcext:conditional-format>
          <calcext:conditional-format calcext:target-range-address="Sheet1.S151:Sheet1.S151">
            <calcext:condition calcext:apply-style-name="Error" calcext:value="=1" calcext:base-cell-address="Sheet1.S151"/>
          </calcext:conditional-format>
          <calcext:conditional-format calcext:target-range-address="Sheet1.S151:Sheet1.S151">
            <calcext:condition calcext:apply-style-name="Good" calcext:value="=2" calcext:base-cell-address="Sheet1.S151"/>
          </calcext:conditional-format>
          <calcext:conditional-format calcext:target-range-address="Sheet1.S152:Sheet1.S152">
            <calcext:condition calcext:apply-style-name="Error" calcext:value="=1" calcext:base-cell-address="Sheet1.S152"/>
          </calcext:conditional-format>
          <calcext:conditional-format calcext:target-range-address="Sheet1.S152:Sheet1.S152">
            <calcext:condition calcext:apply-style-name="Good" calcext:value="=2" calcext:base-cell-address="Sheet1.S152"/>
          </calcext:conditional-format>
          <calcext:conditional-format calcext:target-range-address="Sheet1.S153:Sheet1.S153">
            <calcext:condition calcext:apply-style-name="Error" calcext:value="=1" calcext:base-cell-address="Sheet1.S153"/>
          </calcext:conditional-format>
          <calcext:conditional-format calcext:target-range-address="Sheet1.S153:Sheet1.S153">
            <calcext:condition calcext:apply-style-name="Good" calcext:value="=2" calcext:base-cell-address="Sheet1.S153"/>
          </calcext:conditional-format>
          <calcext:conditional-format calcext:target-range-address="Sheet1.S154:Sheet1.S154">
            <calcext:condition calcext:apply-style-name="Error" calcext:value="=1" calcext:base-cell-address="Sheet1.S154"/>
          </calcext:conditional-format>
          <calcext:conditional-format calcext:target-range-address="Sheet1.S154:Sheet1.S154">
            <calcext:condition calcext:apply-style-name="Good" calcext:value="=2" calcext:base-cell-address="Sheet1.S154"/>
          </calcext:conditional-format>
          <calcext:conditional-format calcext:target-range-address="Sheet1.S155:Sheet1.S155">
            <calcext:condition calcext:apply-style-name="Error" calcext:value="=1" calcext:base-cell-address="Sheet1.S155"/>
          </calcext:conditional-format>
          <calcext:conditional-format calcext:target-range-address="Sheet1.S155:Sheet1.S155">
            <calcext:condition calcext:apply-style-name="Good" calcext:value="=2" calcext:base-cell-address="Sheet1.S155"/>
          </calcext:conditional-format>
          <calcext:conditional-format calcext:target-range-address="Sheet1.S156:Sheet1.S156">
            <calcext:condition calcext:apply-style-name="Error" calcext:value="=1" calcext:base-cell-address="Sheet1.S156"/>
          </calcext:conditional-format>
          <calcext:conditional-format calcext:target-range-address="Sheet1.S156:Sheet1.S156">
            <calcext:condition calcext:apply-style-name="Good" calcext:value="=2" calcext:base-cell-address="Sheet1.S156"/>
          </calcext:conditional-format>
          <calcext:conditional-format calcext:target-range-address="Sheet1.S157:Sheet1.S157">
            <calcext:condition calcext:apply-style-name="Error" calcext:value="=1" calcext:base-cell-address="Sheet1.S157"/>
          </calcext:conditional-format>
          <calcext:conditional-format calcext:target-range-address="Sheet1.S157:Sheet1.S157">
            <calcext:condition calcext:apply-style-name="Good" calcext:value="=2" calcext:base-cell-address="Sheet1.S157"/>
          </calcext:conditional-format>
          <calcext:conditional-format calcext:target-range-address="Sheet1.S158:Sheet1.S158">
            <calcext:condition calcext:apply-style-name="Error" calcext:value="=1" calcext:base-cell-address="Sheet1.S158"/>
          </calcext:conditional-format>
          <calcext:conditional-format calcext:target-range-address="Sheet1.S158:Sheet1.S158">
            <calcext:condition calcext:apply-style-name="Good" calcext:value="=2" calcext:base-cell-address="Sheet1.S158"/>
          </calcext:conditional-format>
          <calcext:conditional-format calcext:target-range-address="Sheet1.S159:Sheet1.S159">
            <calcext:condition calcext:apply-style-name="Error" calcext:value="=1" calcext:base-cell-address="Sheet1.S159"/>
          </calcext:conditional-format>
          <calcext:conditional-format calcext:target-range-address="Sheet1.S159:Sheet1.S159">
            <calcext:condition calcext:apply-style-name="Good" calcext:value="=2" calcext:base-cell-address="Sheet1.S159"/>
          </calcext:conditional-format>
          <calcext:conditional-format calcext:target-range-address="Sheet1.S160:Sheet1.S160">
            <calcext:condition calcext:apply-style-name="Error" calcext:value="=1" calcext:base-cell-address="Sheet1.S160"/>
          </calcext:conditional-format>
          <calcext:conditional-format calcext:target-range-address="Sheet1.S160:Sheet1.S160">
            <calcext:condition calcext:apply-style-name="Good" calcext:value="=2" calcext:base-cell-address="Sheet1.S160"/>
          </calcext:conditional-format>
          <calcext:conditional-format calcext:target-range-address="Sheet1.S161:Sheet1.S161">
            <calcext:condition calcext:apply-style-name="Error" calcext:value="=1" calcext:base-cell-address="Sheet1.S161"/>
          </calcext:conditional-format>
          <calcext:conditional-format calcext:target-range-address="Sheet1.S161:Sheet1.S161">
            <calcext:condition calcext:apply-style-name="Good" calcext:value="=2" calcext:base-cell-address="Sheet1.S161"/>
          </calcext:conditional-format>
          <calcext:conditional-format calcext:target-range-address="Sheet1.S162:Sheet1.S162">
            <calcext:condition calcext:apply-style-name="Error" calcext:value="=1" calcext:base-cell-address="Sheet1.S162"/>
          </calcext:conditional-format>
          <calcext:conditional-format calcext:target-range-address="Sheet1.S162:Sheet1.S162">
            <calcext:condition calcext:apply-style-name="Good" calcext:value="=2" calcext:base-cell-address="Sheet1.S162"/>
          </calcext:conditional-format>
          <calcext:conditional-format calcext:target-range-address="Sheet1.S163:Sheet1.S163">
            <calcext:condition calcext:apply-style-name="Error" calcext:value="=1" calcext:base-cell-address="Sheet1.S163"/>
          </calcext:conditional-format>
          <calcext:conditional-format calcext:target-range-address="Sheet1.S163:Sheet1.S163">
            <calcext:condition calcext:apply-style-name="Good" calcext:value="=2" calcext:base-cell-address="Sheet1.S163"/>
          </calcext:conditional-format>
          <calcext:conditional-format calcext:target-range-address="Sheet1.S164:Sheet1.S164">
            <calcext:condition calcext:apply-style-name="Error" calcext:value="=1" calcext:base-cell-address="Sheet1.S164"/>
          </calcext:conditional-format>
          <calcext:conditional-format calcext:target-range-address="Sheet1.S164:Sheet1.S164">
            <calcext:condition calcext:apply-style-name="Good" calcext:value="=2" calcext:base-cell-address="Sheet1.S164"/>
          </calcext:conditional-format>
          <calcext:conditional-format calcext:target-range-address="Sheet1.S165:Sheet1.S165">
            <calcext:condition calcext:apply-style-name="Error" calcext:value="=1" calcext:base-cell-address="Sheet1.S165"/>
          </calcext:conditional-format>
          <calcext:conditional-format calcext:target-range-address="Sheet1.S165:Sheet1.S165">
            <calcext:condition calcext:apply-style-name="Good" calcext:value="=2" calcext:base-cell-address="Sheet1.S165"/>
          </calcext:conditional-format>
          <calcext:conditional-format calcext:target-range-address="Sheet1.S166:Sheet1.S166">
            <calcext:condition calcext:apply-style-name="Error" calcext:value="=1" calcext:base-cell-address="Sheet1.S166"/>
          </calcext:conditional-format>
          <calcext:conditional-format calcext:target-range-address="Sheet1.S166:Sheet1.S166">
            <calcext:condition calcext:apply-style-name="Good" calcext:value="=2" calcext:base-cell-address="Sheet1.S166"/>
          </calcext:conditional-format>
          <calcext:conditional-format calcext:target-range-address="Sheet1.S167:Sheet1.S167">
            <calcext:condition calcext:apply-style-name="Error" calcext:value="=1" calcext:base-cell-address="Sheet1.S167"/>
          </calcext:conditional-format>
          <calcext:conditional-format calcext:target-range-address="Sheet1.S167:Sheet1.S167">
            <calcext:condition calcext:apply-style-name="Good" calcext:value="=2" calcext:base-cell-address="Sheet1.S167"/>
          </calcext:conditional-format>
          <calcext:conditional-format calcext:target-range-address="Sheet1.S168:Sheet1.S168">
            <calcext:condition calcext:apply-style-name="Error" calcext:value="=1" calcext:base-cell-address="Sheet1.S168"/>
          </calcext:conditional-format>
          <calcext:conditional-format calcext:target-range-address="Sheet1.S168:Sheet1.S168">
            <calcext:condition calcext:apply-style-name="Good" calcext:value="=2" calcext:base-cell-address="Sheet1.S168"/>
          </calcext:conditional-format>
          <calcext:conditional-format calcext:target-range-address="Sheet1.S169:Sheet1.S169">
            <calcext:condition calcext:apply-style-name="Error" calcext:value="=1" calcext:base-cell-address="Sheet1.S169"/>
          </calcext:conditional-format>
          <calcext:conditional-format calcext:target-range-address="Sheet1.S169:Sheet1.S169">
            <calcext:condition calcext:apply-style-name="Good" calcext:value="=2" calcext:base-cell-address="Sheet1.S169"/>
          </calcext:conditional-format>
          <calcext:conditional-format calcext:target-range-address="Sheet1.S170:Sheet1.S170">
            <calcext:condition calcext:apply-style-name="Error" calcext:value="=1" calcext:base-cell-address="Sheet1.S170"/>
          </calcext:conditional-format>
          <calcext:conditional-format calcext:target-range-address="Sheet1.S170:Sheet1.S170">
            <calcext:condition calcext:apply-style-name="Good" calcext:value="=2" calcext:base-cell-address="Sheet1.S170"/>
          </calcext:conditional-format>
          <calcext:conditional-format calcext:target-range-address="Sheet1.S171:Sheet1.S171">
            <calcext:condition calcext:apply-style-name="Error" calcext:value="=1" calcext:base-cell-address="Sheet1.S171"/>
          </calcext:conditional-format>
          <calcext:conditional-format calcext:target-range-address="Sheet1.S171:Sheet1.S171">
            <calcext:condition calcext:apply-style-name="Good" calcext:value="=2" calcext:base-cell-address="Sheet1.S171"/>
          </calcext:conditional-format>
          <calcext:conditional-format calcext:target-range-address="Sheet1.S172:Sheet1.S172">
            <calcext:condition calcext:apply-style-name="Error" calcext:value="=1" calcext:base-cell-address="Sheet1.S172"/>
          </calcext:conditional-format>
          <calcext:conditional-format calcext:target-range-address="Sheet1.S172:Sheet1.S172">
            <calcext:condition calcext:apply-style-name="Good" calcext:value="=2" calcext:base-cell-address="Sheet1.S172"/>
          </calcext:conditional-format>
          <calcext:conditional-format calcext:target-range-address="Sheet1.S173:Sheet1.S173">
            <calcext:condition calcext:apply-style-name="Error" calcext:value="=1" calcext:base-cell-address="Sheet1.S173"/>
          </calcext:conditional-format>
          <calcext:conditional-format calcext:target-range-address="Sheet1.S173:Sheet1.S173">
            <calcext:condition calcext:apply-style-name="Good" calcext:value="=2" calcext:base-cell-address="Sheet1.S173"/>
          </calcext:conditional-format>
          <calcext:conditional-format calcext:target-range-address="Sheet1.S174:Sheet1.S174">
            <calcext:condition calcext:apply-style-name="Error" calcext:value="=1" calcext:base-cell-address="Sheet1.S174"/>
          </calcext:conditional-format>
          <calcext:conditional-format calcext:target-range-address="Sheet1.S174:Sheet1.S174">
            <calcext:condition calcext:apply-style-name="Good" calcext:value="=2" calcext:base-cell-address="Sheet1.S174"/>
          </calcext:conditional-format>
          <calcext:conditional-format calcext:target-range-address="Sheet1.S175:Sheet1.S175">
            <calcext:condition calcext:apply-style-name="Error" calcext:value="=1" calcext:base-cell-address="Sheet1.S175"/>
          </calcext:conditional-format>
          <calcext:conditional-format calcext:target-range-address="Sheet1.S175:Sheet1.S175">
            <calcext:condition calcext:apply-style-name="Good" calcext:value="=2" calcext:base-cell-address="Sheet1.S175"/>
          </calcext:conditional-format>
          <calcext:conditional-format calcext:target-range-address="Sheet1.S176:Sheet1.S176">
            <calcext:condition calcext:apply-style-name="Error" calcext:value="=1" calcext:base-cell-address="Sheet1.S176"/>
          </calcext:conditional-format>
          <calcext:conditional-format calcext:target-range-address="Sheet1.S176:Sheet1.S176">
            <calcext:condition calcext:apply-style-name="Good" calcext:value="=2" calcext:base-cell-address="Sheet1.S176"/>
          </calcext:conditional-format>
          <calcext:conditional-format calcext:target-range-address="Sheet1.S177:Sheet1.S177">
            <calcext:condition calcext:apply-style-name="Error" calcext:value="=1" calcext:base-cell-address="Sheet1.S177"/>
          </calcext:conditional-format>
          <calcext:conditional-format calcext:target-range-address="Sheet1.S177:Sheet1.S177">
            <calcext:condition calcext:apply-style-name="Good" calcext:value="=2" calcext:base-cell-address="Sheet1.S177"/>
          </calcext:conditional-format>
          <calcext:conditional-format calcext:target-range-address="Sheet1.S178:Sheet1.S178">
            <calcext:condition calcext:apply-style-name="Error" calcext:value="=1" calcext:base-cell-address="Sheet1.S178"/>
          </calcext:conditional-format>
          <calcext:conditional-format calcext:target-range-address="Sheet1.S178:Sheet1.S178">
            <calcext:condition calcext:apply-style-name="Good" calcext:value="=2" calcext:base-cell-address="Sheet1.S178"/>
          </calcext:conditional-format>
          <calcext:conditional-format calcext:target-range-address="Sheet1.S179:Sheet1.S179">
            <calcext:condition calcext:apply-style-name="Error" calcext:value="=1" calcext:base-cell-address="Sheet1.S179"/>
          </calcext:conditional-format>
          <calcext:conditional-format calcext:target-range-address="Sheet1.S179:Sheet1.S179">
            <calcext:condition calcext:apply-style-name="Good" calcext:value="=2" calcext:base-cell-address="Sheet1.S179"/>
          </calcext:conditional-format>
          <calcext:conditional-format calcext:target-range-address="Sheet1.S180:Sheet1.S180">
            <calcext:condition calcext:apply-style-name="Error" calcext:value="=1" calcext:base-cell-address="Sheet1.S180"/>
          </calcext:conditional-format>
          <calcext:conditional-format calcext:target-range-address="Sheet1.S180:Sheet1.S180">
            <calcext:condition calcext:apply-style-name="Good" calcext:value="=2" calcext:base-cell-address="Sheet1.S180"/>
          </calcext:conditional-format>
          <calcext:conditional-format calcext:target-range-address="Sheet1.S181:Sheet1.S181">
            <calcext:condition calcext:apply-style-name="Error" calcext:value="=1" calcext:base-cell-address="Sheet1.S181"/>
          </calcext:conditional-format>
          <calcext:conditional-format calcext:target-range-address="Sheet1.S181:Sheet1.S181">
            <calcext:condition calcext:apply-style-name="Good" calcext:value="=2" calcext:base-cell-address="Sheet1.S181"/>
          </calcext:conditional-format>
          <calcext:conditional-format calcext:target-range-address="Sheet1.S182:Sheet1.S182">
            <calcext:condition calcext:apply-style-name="Error" calcext:value="=1" calcext:base-cell-address="Sheet1.S182"/>
          </calcext:conditional-format>
          <calcext:conditional-format calcext:target-range-address="Sheet1.S182:Sheet1.S182">
            <calcext:condition calcext:apply-style-name="Good" calcext:value="=2" calcext:base-cell-address="Sheet1.S182"/>
          </calcext:conditional-format>
          <calcext:conditional-format calcext:target-range-address="Sheet1.S183:Sheet1.S183">
            <calcext:condition calcext:apply-style-name="Error" calcext:value="=1" calcext:base-cell-address="Sheet1.S183"/>
          </calcext:conditional-format>
          <calcext:conditional-format calcext:target-range-address="Sheet1.S183:Sheet1.S183">
            <calcext:condition calcext:apply-style-name="Good" calcext:value="=2" calcext:base-cell-address="Sheet1.S183"/>
          </calcext:conditional-format>
          <calcext:conditional-format calcext:target-range-address="Sheet1.S184:Sheet1.S184">
            <calcext:condition calcext:apply-style-name="Error" calcext:value="=1" calcext:base-cell-address="Sheet1.S184"/>
          </calcext:conditional-format>
          <calcext:conditional-format calcext:target-range-address="Sheet1.S184:Sheet1.S184">
            <calcext:condition calcext:apply-style-name="Good" calcext:value="=2" calcext:base-cell-address="Sheet1.S184"/>
          </calcext:conditional-format>
          <calcext:conditional-format calcext:target-range-address="Sheet1.S185:Sheet1.S185">
            <calcext:condition calcext:apply-style-name="Error" calcext:value="=1" calcext:base-cell-address="Sheet1.S185"/>
          </calcext:conditional-format>
          <calcext:conditional-format calcext:target-range-address="Sheet1.S185:Sheet1.S185">
            <calcext:condition calcext:apply-style-name="Good" calcext:value="=2" calcext:base-cell-address="Sheet1.S185"/>
          </calcext:conditional-format>
          <calcext:conditional-format calcext:target-range-address="Sheet1.S186:Sheet1.S186">
            <calcext:condition calcext:apply-style-name="Error" calcext:value="=1" calcext:base-cell-address="Sheet1.S186"/>
          </calcext:conditional-format>
          <calcext:conditional-format calcext:target-range-address="Sheet1.S186:Sheet1.S186">
            <calcext:condition calcext:apply-style-name="Good" calcext:value="=2" calcext:base-cell-address="Sheet1.S186"/>
          </calcext:conditional-format>
          <calcext:conditional-format calcext:target-range-address="Sheet1.S187:Sheet1.S187">
            <calcext:condition calcext:apply-style-name="Error" calcext:value="=1" calcext:base-cell-address="Sheet1.S187"/>
          </calcext:conditional-format>
          <calcext:conditional-format calcext:target-range-address="Sheet1.S187:Sheet1.S187">
            <calcext:condition calcext:apply-style-name="Good" calcext:value="=2" calcext:base-cell-address="Sheet1.S187"/>
          </calcext:conditional-format>
          <calcext:conditional-format calcext:target-range-address="Sheet1.S188:Sheet1.S188">
            <calcext:condition calcext:apply-style-name="Error" calcext:value="=1" calcext:base-cell-address="Sheet1.S188"/>
          </calcext:conditional-format>
          <calcext:conditional-format calcext:target-range-address="Sheet1.S188:Sheet1.S188">
            <calcext:condition calcext:apply-style-name="Good" calcext:value="=2" calcext:base-cell-address="Sheet1.S188"/>
          </calcext:conditional-format>
          <calcext:conditional-format calcext:target-range-address="Sheet1.T7:Sheet1.T7">
            <calcext:condition calcext:apply-style-name="Error" calcext:value="=1" calcext:base-cell-address="Sheet1.T7"/>
          </calcext:conditional-format>
          <calcext:conditional-format calcext:target-range-address="Sheet1.T7:Sheet1.T7">
            <calcext:condition calcext:apply-style-name="Good" calcext:value="=2" calcext:base-cell-address="Sheet1.T7"/>
          </calcext:conditional-format>
          <calcext:conditional-format calcext:target-range-address="Sheet1.T8:Sheet1.T8">
            <calcext:condition calcext:apply-style-name="Error" calcext:value="=1" calcext:base-cell-address="Sheet1.T8"/>
          </calcext:conditional-format>
          <calcext:conditional-format calcext:target-range-address="Sheet1.T8:Sheet1.T8">
            <calcext:condition calcext:apply-style-name="Good" calcext:value="=2" calcext:base-cell-address="Sheet1.T8"/>
          </calcext:conditional-format>
          <calcext:conditional-format calcext:target-range-address="Sheet1.T9:Sheet1.T9">
            <calcext:condition calcext:apply-style-name="Error" calcext:value="=1" calcext:base-cell-address="Sheet1.T9"/>
          </calcext:conditional-format>
          <calcext:conditional-format calcext:target-range-address="Sheet1.T9:Sheet1.T9">
            <calcext:condition calcext:apply-style-name="Good" calcext:value="=2" calcext:base-cell-address="Sheet1.T9"/>
          </calcext:conditional-format>
          <calcext:conditional-format calcext:target-range-address="Sheet1.T10:Sheet1.T10">
            <calcext:condition calcext:apply-style-name="Error" calcext:value="=1" calcext:base-cell-address="Sheet1.T10"/>
          </calcext:conditional-format>
          <calcext:conditional-format calcext:target-range-address="Sheet1.T10:Sheet1.T10">
            <calcext:condition calcext:apply-style-name="Good" calcext:value="=2" calcext:base-cell-address="Sheet1.T10"/>
          </calcext:conditional-format>
          <calcext:conditional-format calcext:target-range-address="Sheet1.T11:Sheet1.T11">
            <calcext:condition calcext:apply-style-name="Error" calcext:value="=1" calcext:base-cell-address="Sheet1.T11"/>
          </calcext:conditional-format>
          <calcext:conditional-format calcext:target-range-address="Sheet1.T11:Sheet1.T11">
            <calcext:condition calcext:apply-style-name="Good" calcext:value="=2" calcext:base-cell-address="Sheet1.T11"/>
          </calcext:conditional-format>
          <calcext:conditional-format calcext:target-range-address="Sheet1.T12:Sheet1.T12">
            <calcext:condition calcext:apply-style-name="Error" calcext:value="=1" calcext:base-cell-address="Sheet1.T12"/>
          </calcext:conditional-format>
          <calcext:conditional-format calcext:target-range-address="Sheet1.T12:Sheet1.T12">
            <calcext:condition calcext:apply-style-name="Good" calcext:value="=2" calcext:base-cell-address="Sheet1.T12"/>
          </calcext:conditional-format>
          <calcext:conditional-format calcext:target-range-address="Sheet1.T13:Sheet1.T13">
            <calcext:condition calcext:apply-style-name="Error" calcext:value="=1" calcext:base-cell-address="Sheet1.T13"/>
          </calcext:conditional-format>
          <calcext:conditional-format calcext:target-range-address="Sheet1.T13:Sheet1.T13">
            <calcext:condition calcext:apply-style-name="Good" calcext:value="=2" calcext:base-cell-address="Sheet1.T13"/>
          </calcext:conditional-format>
          <calcext:conditional-format calcext:target-range-address="Sheet1.T14:Sheet1.T14">
            <calcext:condition calcext:apply-style-name="Error" calcext:value="=1" calcext:base-cell-address="Sheet1.T14"/>
          </calcext:conditional-format>
          <calcext:conditional-format calcext:target-range-address="Sheet1.T14:Sheet1.T14">
            <calcext:condition calcext:apply-style-name="Good" calcext:value="=2" calcext:base-cell-address="Sheet1.T14"/>
          </calcext:conditional-format>
          <calcext:conditional-format calcext:target-range-address="Sheet1.T15:Sheet1.T15">
            <calcext:condition calcext:apply-style-name="Error" calcext:value="=1" calcext:base-cell-address="Sheet1.T15"/>
          </calcext:conditional-format>
          <calcext:conditional-format calcext:target-range-address="Sheet1.T15:Sheet1.T15">
            <calcext:condition calcext:apply-style-name="Good" calcext:value="=2" calcext:base-cell-address="Sheet1.T15"/>
          </calcext:conditional-format>
          <calcext:conditional-format calcext:target-range-address="Sheet1.T16:Sheet1.T16">
            <calcext:condition calcext:apply-style-name="Error" calcext:value="=1" calcext:base-cell-address="Sheet1.T16"/>
          </calcext:conditional-format>
          <calcext:conditional-format calcext:target-range-address="Sheet1.T16:Sheet1.T16">
            <calcext:condition calcext:apply-style-name="Good" calcext:value="=2" calcext:base-cell-address="Sheet1.T16"/>
          </calcext:conditional-format>
          <calcext:conditional-format calcext:target-range-address="Sheet1.T17:Sheet1.T17">
            <calcext:condition calcext:apply-style-name="Error" calcext:value="=1" calcext:base-cell-address="Sheet1.T17"/>
          </calcext:conditional-format>
          <calcext:conditional-format calcext:target-range-address="Sheet1.T17:Sheet1.T17">
            <calcext:condition calcext:apply-style-name="Good" calcext:value="=2" calcext:base-cell-address="Sheet1.T17"/>
          </calcext:conditional-format>
          <calcext:conditional-format calcext:target-range-address="Sheet1.T18:Sheet1.T18">
            <calcext:condition calcext:apply-style-name="Error" calcext:value="=1" calcext:base-cell-address="Sheet1.T18"/>
          </calcext:conditional-format>
          <calcext:conditional-format calcext:target-range-address="Sheet1.T18:Sheet1.T18">
            <calcext:condition calcext:apply-style-name="Good" calcext:value="=2" calcext:base-cell-address="Sheet1.T18"/>
          </calcext:conditional-format>
          <calcext:conditional-format calcext:target-range-address="Sheet1.T19:Sheet1.T19">
            <calcext:condition calcext:apply-style-name="Error" calcext:value="=1" calcext:base-cell-address="Sheet1.T19"/>
          </calcext:conditional-format>
          <calcext:conditional-format calcext:target-range-address="Sheet1.T19:Sheet1.T19">
            <calcext:condition calcext:apply-style-name="Good" calcext:value="=2" calcext:base-cell-address="Sheet1.T19"/>
          </calcext:conditional-format>
          <calcext:conditional-format calcext:target-range-address="Sheet1.T20:Sheet1.T20">
            <calcext:condition calcext:apply-style-name="Error" calcext:value="=1" calcext:base-cell-address="Sheet1.T20"/>
          </calcext:conditional-format>
          <calcext:conditional-format calcext:target-range-address="Sheet1.T20:Sheet1.T20">
            <calcext:condition calcext:apply-style-name="Good" calcext:value="=2" calcext:base-cell-address="Sheet1.T20"/>
          </calcext:conditional-format>
          <calcext:conditional-format calcext:target-range-address="Sheet1.T21:Sheet1.T21">
            <calcext:condition calcext:apply-style-name="Error" calcext:value="=1" calcext:base-cell-address="Sheet1.T21"/>
          </calcext:conditional-format>
          <calcext:conditional-format calcext:target-range-address="Sheet1.T21:Sheet1.T21">
            <calcext:condition calcext:apply-style-name="Good" calcext:value="=2" calcext:base-cell-address="Sheet1.T21"/>
          </calcext:conditional-format>
          <calcext:conditional-format calcext:target-range-address="Sheet1.T22:Sheet1.T22">
            <calcext:condition calcext:apply-style-name="Error" calcext:value="=1" calcext:base-cell-address="Sheet1.T22"/>
          </calcext:conditional-format>
          <calcext:conditional-format calcext:target-range-address="Sheet1.T22:Sheet1.T22">
            <calcext:condition calcext:apply-style-name="Good" calcext:value="=2" calcext:base-cell-address="Sheet1.T22"/>
          </calcext:conditional-format>
          <calcext:conditional-format calcext:target-range-address="Sheet1.T23:Sheet1.T23">
            <calcext:condition calcext:apply-style-name="Error" calcext:value="=1" calcext:base-cell-address="Sheet1.T23"/>
          </calcext:conditional-format>
          <calcext:conditional-format calcext:target-range-address="Sheet1.T23:Sheet1.T23">
            <calcext:condition calcext:apply-style-name="Good" calcext:value="=2" calcext:base-cell-address="Sheet1.T23"/>
          </calcext:conditional-format>
          <calcext:conditional-format calcext:target-range-address="Sheet1.T24:Sheet1.T24">
            <calcext:condition calcext:apply-style-name="Error" calcext:value="=1" calcext:base-cell-address="Sheet1.T24"/>
          </calcext:conditional-format>
          <calcext:conditional-format calcext:target-range-address="Sheet1.T24:Sheet1.T24">
            <calcext:condition calcext:apply-style-name="Good" calcext:value="=2" calcext:base-cell-address="Sheet1.T24"/>
          </calcext:conditional-format>
          <calcext:conditional-format calcext:target-range-address="Sheet1.T25:Sheet1.T25">
            <calcext:condition calcext:apply-style-name="Error" calcext:value="=1" calcext:base-cell-address="Sheet1.T25"/>
          </calcext:conditional-format>
          <calcext:conditional-format calcext:target-range-address="Sheet1.T25:Sheet1.T25">
            <calcext:condition calcext:apply-style-name="Good" calcext:value="=2" calcext:base-cell-address="Sheet1.T25"/>
          </calcext:conditional-format>
          <calcext:conditional-format calcext:target-range-address="Sheet1.T26:Sheet1.T26">
            <calcext:condition calcext:apply-style-name="Error" calcext:value="=1" calcext:base-cell-address="Sheet1.T26"/>
          </calcext:conditional-format>
          <calcext:conditional-format calcext:target-range-address="Sheet1.T26:Sheet1.T26">
            <calcext:condition calcext:apply-style-name="Good" calcext:value="=2" calcext:base-cell-address="Sheet1.T26"/>
          </calcext:conditional-format>
          <calcext:conditional-format calcext:target-range-address="Sheet1.T27:Sheet1.T27">
            <calcext:condition calcext:apply-style-name="Error" calcext:value="=1" calcext:base-cell-address="Sheet1.T27"/>
          </calcext:conditional-format>
          <calcext:conditional-format calcext:target-range-address="Sheet1.T27:Sheet1.T27">
            <calcext:condition calcext:apply-style-name="Good" calcext:value="=2" calcext:base-cell-address="Sheet1.T27"/>
          </calcext:conditional-format>
          <calcext:conditional-format calcext:target-range-address="Sheet1.T28:Sheet1.T28">
            <calcext:condition calcext:apply-style-name="Error" calcext:value="=1" calcext:base-cell-address="Sheet1.T28"/>
          </calcext:conditional-format>
          <calcext:conditional-format calcext:target-range-address="Sheet1.T28:Sheet1.T28">
            <calcext:condition calcext:apply-style-name="Good" calcext:value="=2" calcext:base-cell-address="Sheet1.T28"/>
          </calcext:conditional-format>
          <calcext:conditional-format calcext:target-range-address="Sheet1.T29:Sheet1.T29">
            <calcext:condition calcext:apply-style-name="Error" calcext:value="=1" calcext:base-cell-address="Sheet1.T29"/>
          </calcext:conditional-format>
          <calcext:conditional-format calcext:target-range-address="Sheet1.T29:Sheet1.T29">
            <calcext:condition calcext:apply-style-name="Good" calcext:value="=2" calcext:base-cell-address="Sheet1.T29"/>
          </calcext:conditional-format>
          <calcext:conditional-format calcext:target-range-address="Sheet1.T30:Sheet1.T30">
            <calcext:condition calcext:apply-style-name="Error" calcext:value="=1" calcext:base-cell-address="Sheet1.T30"/>
          </calcext:conditional-format>
          <calcext:conditional-format calcext:target-range-address="Sheet1.T30:Sheet1.T30">
            <calcext:condition calcext:apply-style-name="Good" calcext:value="=2" calcext:base-cell-address="Sheet1.T30"/>
          </calcext:conditional-format>
          <calcext:conditional-format calcext:target-range-address="Sheet1.T31:Sheet1.T31">
            <calcext:condition calcext:apply-style-name="Error" calcext:value="=1" calcext:base-cell-address="Sheet1.T31"/>
          </calcext:conditional-format>
          <calcext:conditional-format calcext:target-range-address="Sheet1.T31:Sheet1.T31">
            <calcext:condition calcext:apply-style-name="Good" calcext:value="=2" calcext:base-cell-address="Sheet1.T31"/>
          </calcext:conditional-format>
          <calcext:conditional-format calcext:target-range-address="Sheet1.T32:Sheet1.T32">
            <calcext:condition calcext:apply-style-name="Error" calcext:value="=1" calcext:base-cell-address="Sheet1.T32"/>
          </calcext:conditional-format>
          <calcext:conditional-format calcext:target-range-address="Sheet1.T32:Sheet1.T32">
            <calcext:condition calcext:apply-style-name="Good" calcext:value="=2" calcext:base-cell-address="Sheet1.T32"/>
          </calcext:conditional-format>
          <calcext:conditional-format calcext:target-range-address="Sheet1.T33:Sheet1.T33">
            <calcext:condition calcext:apply-style-name="Error" calcext:value="=1" calcext:base-cell-address="Sheet1.T33"/>
          </calcext:conditional-format>
          <calcext:conditional-format calcext:target-range-address="Sheet1.T33:Sheet1.T33">
            <calcext:condition calcext:apply-style-name="Good" calcext:value="=2" calcext:base-cell-address="Sheet1.T33"/>
          </calcext:conditional-format>
          <calcext:conditional-format calcext:target-range-address="Sheet1.T34:Sheet1.T34">
            <calcext:condition calcext:apply-style-name="Error" calcext:value="=1" calcext:base-cell-address="Sheet1.T34"/>
          </calcext:conditional-format>
          <calcext:conditional-format calcext:target-range-address="Sheet1.T34:Sheet1.T34">
            <calcext:condition calcext:apply-style-name="Good" calcext:value="=2" calcext:base-cell-address="Sheet1.T34"/>
          </calcext:conditional-format>
          <calcext:conditional-format calcext:target-range-address="Sheet1.T35:Sheet1.T35">
            <calcext:condition calcext:apply-style-name="Error" calcext:value="=1" calcext:base-cell-address="Sheet1.T35"/>
          </calcext:conditional-format>
          <calcext:conditional-format calcext:target-range-address="Sheet1.T35:Sheet1.T35">
            <calcext:condition calcext:apply-style-name="Good" calcext:value="=2" calcext:base-cell-address="Sheet1.T35"/>
          </calcext:conditional-format>
          <calcext:conditional-format calcext:target-range-address="Sheet1.T36:Sheet1.T36">
            <calcext:condition calcext:apply-style-name="Error" calcext:value="=1" calcext:base-cell-address="Sheet1.T36"/>
          </calcext:conditional-format>
          <calcext:conditional-format calcext:target-range-address="Sheet1.T36:Sheet1.T36">
            <calcext:condition calcext:apply-style-name="Good" calcext:value="=2" calcext:base-cell-address="Sheet1.T36"/>
          </calcext:conditional-format>
          <calcext:conditional-format calcext:target-range-address="Sheet1.T37:Sheet1.T37">
            <calcext:condition calcext:apply-style-name="Error" calcext:value="=1" calcext:base-cell-address="Sheet1.T37"/>
          </calcext:conditional-format>
          <calcext:conditional-format calcext:target-range-address="Sheet1.T37:Sheet1.T37">
            <calcext:condition calcext:apply-style-name="Good" calcext:value="=2" calcext:base-cell-address="Sheet1.T37"/>
          </calcext:conditional-format>
          <calcext:conditional-format calcext:target-range-address="Sheet1.T38:Sheet1.T38">
            <calcext:condition calcext:apply-style-name="Error" calcext:value="=1" calcext:base-cell-address="Sheet1.T38"/>
          </calcext:conditional-format>
          <calcext:conditional-format calcext:target-range-address="Sheet1.T38:Sheet1.T38">
            <calcext:condition calcext:apply-style-name="Good" calcext:value="=2" calcext:base-cell-address="Sheet1.T38"/>
          </calcext:conditional-format>
          <calcext:conditional-format calcext:target-range-address="Sheet1.T39:Sheet1.T39">
            <calcext:condition calcext:apply-style-name="Error" calcext:value="=1" calcext:base-cell-address="Sheet1.T39"/>
          </calcext:conditional-format>
          <calcext:conditional-format calcext:target-range-address="Sheet1.T39:Sheet1.T39">
            <calcext:condition calcext:apply-style-name="Good" calcext:value="=2" calcext:base-cell-address="Sheet1.T39"/>
          </calcext:conditional-format>
          <calcext:conditional-format calcext:target-range-address="Sheet1.T40:Sheet1.T40">
            <calcext:condition calcext:apply-style-name="Error" calcext:value="=1" calcext:base-cell-address="Sheet1.T40"/>
          </calcext:conditional-format>
          <calcext:conditional-format calcext:target-range-address="Sheet1.T40:Sheet1.T40">
            <calcext:condition calcext:apply-style-name="Good" calcext:value="=2" calcext:base-cell-address="Sheet1.T40"/>
          </calcext:conditional-format>
          <calcext:conditional-format calcext:target-range-address="Sheet1.T41:Sheet1.T41">
            <calcext:condition calcext:apply-style-name="Error" calcext:value="=1" calcext:base-cell-address="Sheet1.T41"/>
          </calcext:conditional-format>
          <calcext:conditional-format calcext:target-range-address="Sheet1.T41:Sheet1.T41">
            <calcext:condition calcext:apply-style-name="Good" calcext:value="=2" calcext:base-cell-address="Sheet1.T41"/>
          </calcext:conditional-format>
          <calcext:conditional-format calcext:target-range-address="Sheet1.T42:Sheet1.T42">
            <calcext:condition calcext:apply-style-name="Error" calcext:value="=1" calcext:base-cell-address="Sheet1.T42"/>
          </calcext:conditional-format>
          <calcext:conditional-format calcext:target-range-address="Sheet1.T42:Sheet1.T42">
            <calcext:condition calcext:apply-style-name="Good" calcext:value="=2" calcext:base-cell-address="Sheet1.T42"/>
          </calcext:conditional-format>
          <calcext:conditional-format calcext:target-range-address="Sheet1.T43:Sheet1.T43">
            <calcext:condition calcext:apply-style-name="Error" calcext:value="=1" calcext:base-cell-address="Sheet1.T43"/>
          </calcext:conditional-format>
          <calcext:conditional-format calcext:target-range-address="Sheet1.T43:Sheet1.T43">
            <calcext:condition calcext:apply-style-name="Good" calcext:value="=2" calcext:base-cell-address="Sheet1.T43"/>
          </calcext:conditional-format>
          <calcext:conditional-format calcext:target-range-address="Sheet1.T44:Sheet1.T44">
            <calcext:condition calcext:apply-style-name="Error" calcext:value="=1" calcext:base-cell-address="Sheet1.T44"/>
          </calcext:conditional-format>
          <calcext:conditional-format calcext:target-range-address="Sheet1.T44:Sheet1.T44">
            <calcext:condition calcext:apply-style-name="Good" calcext:value="=2" calcext:base-cell-address="Sheet1.T44"/>
          </calcext:conditional-format>
          <calcext:conditional-format calcext:target-range-address="Sheet1.T45:Sheet1.T45">
            <calcext:condition calcext:apply-style-name="Error" calcext:value="=1" calcext:base-cell-address="Sheet1.T45"/>
          </calcext:conditional-format>
          <calcext:conditional-format calcext:target-range-address="Sheet1.T45:Sheet1.T45">
            <calcext:condition calcext:apply-style-name="Good" calcext:value="=2" calcext:base-cell-address="Sheet1.T45"/>
          </calcext:conditional-format>
          <calcext:conditional-format calcext:target-range-address="Sheet1.T46:Sheet1.T46">
            <calcext:condition calcext:apply-style-name="Error" calcext:value="=1" calcext:base-cell-address="Sheet1.T46"/>
          </calcext:conditional-format>
          <calcext:conditional-format calcext:target-range-address="Sheet1.T46:Sheet1.T46">
            <calcext:condition calcext:apply-style-name="Good" calcext:value="=2" calcext:base-cell-address="Sheet1.T46"/>
          </calcext:conditional-format>
          <calcext:conditional-format calcext:target-range-address="Sheet1.T47:Sheet1.T47">
            <calcext:condition calcext:apply-style-name="Error" calcext:value="=1" calcext:base-cell-address="Sheet1.T47"/>
          </calcext:conditional-format>
          <calcext:conditional-format calcext:target-range-address="Sheet1.T47:Sheet1.T47">
            <calcext:condition calcext:apply-style-name="Good" calcext:value="=2" calcext:base-cell-address="Sheet1.T47"/>
          </calcext:conditional-format>
          <calcext:conditional-format calcext:target-range-address="Sheet1.T48:Sheet1.T48">
            <calcext:condition calcext:apply-style-name="Error" calcext:value="=1" calcext:base-cell-address="Sheet1.T48"/>
          </calcext:conditional-format>
          <calcext:conditional-format calcext:target-range-address="Sheet1.T48:Sheet1.T48">
            <calcext:condition calcext:apply-style-name="Good" calcext:value="=2" calcext:base-cell-address="Sheet1.T48"/>
          </calcext:conditional-format>
          <calcext:conditional-format calcext:target-range-address="Sheet1.T49:Sheet1.T49">
            <calcext:condition calcext:apply-style-name="Error" calcext:value="=1" calcext:base-cell-address="Sheet1.T49"/>
          </calcext:conditional-format>
          <calcext:conditional-format calcext:target-range-address="Sheet1.T49:Sheet1.T49">
            <calcext:condition calcext:apply-style-name="Good" calcext:value="=2" calcext:base-cell-address="Sheet1.T49"/>
          </calcext:conditional-format>
          <calcext:conditional-format calcext:target-range-address="Sheet1.T50:Sheet1.T50">
            <calcext:condition calcext:apply-style-name="Error" calcext:value="=1" calcext:base-cell-address="Sheet1.T50"/>
          </calcext:conditional-format>
          <calcext:conditional-format calcext:target-range-address="Sheet1.T50:Sheet1.T50">
            <calcext:condition calcext:apply-style-name="Good" calcext:value="=2" calcext:base-cell-address="Sheet1.T50"/>
          </calcext:conditional-format>
          <calcext:conditional-format calcext:target-range-address="Sheet1.T51:Sheet1.T51">
            <calcext:condition calcext:apply-style-name="Error" calcext:value="=1" calcext:base-cell-address="Sheet1.T51"/>
          </calcext:conditional-format>
          <calcext:conditional-format calcext:target-range-address="Sheet1.T51:Sheet1.T51">
            <calcext:condition calcext:apply-style-name="Good" calcext:value="=2" calcext:base-cell-address="Sheet1.T51"/>
          </calcext:conditional-format>
          <calcext:conditional-format calcext:target-range-address="Sheet1.T52:Sheet1.T52">
            <calcext:condition calcext:apply-style-name="Error" calcext:value="=1" calcext:base-cell-address="Sheet1.T52"/>
          </calcext:conditional-format>
          <calcext:conditional-format calcext:target-range-address="Sheet1.T52:Sheet1.T52">
            <calcext:condition calcext:apply-style-name="Good" calcext:value="=2" calcext:base-cell-address="Sheet1.T52"/>
          </calcext:conditional-format>
          <calcext:conditional-format calcext:target-range-address="Sheet1.T53:Sheet1.T53">
            <calcext:condition calcext:apply-style-name="Error" calcext:value="=1" calcext:base-cell-address="Sheet1.T53"/>
          </calcext:conditional-format>
          <calcext:conditional-format calcext:target-range-address="Sheet1.T53:Sheet1.T53">
            <calcext:condition calcext:apply-style-name="Good" calcext:value="=2" calcext:base-cell-address="Sheet1.T53"/>
          </calcext:conditional-format>
          <calcext:conditional-format calcext:target-range-address="Sheet1.T54:Sheet1.T54">
            <calcext:condition calcext:apply-style-name="Error" calcext:value="=1" calcext:base-cell-address="Sheet1.T54"/>
          </calcext:conditional-format>
          <calcext:conditional-format calcext:target-range-address="Sheet1.T54:Sheet1.T54">
            <calcext:condition calcext:apply-style-name="Good" calcext:value="=2" calcext:base-cell-address="Sheet1.T54"/>
          </calcext:conditional-format>
          <calcext:conditional-format calcext:target-range-address="Sheet1.T55:Sheet1.T55">
            <calcext:condition calcext:apply-style-name="Error" calcext:value="=1" calcext:base-cell-address="Sheet1.T55"/>
          </calcext:conditional-format>
          <calcext:conditional-format calcext:target-range-address="Sheet1.T55:Sheet1.T55">
            <calcext:condition calcext:apply-style-name="Good" calcext:value="=2" calcext:base-cell-address="Sheet1.T55"/>
          </calcext:conditional-format>
          <calcext:conditional-format calcext:target-range-address="Sheet1.T56:Sheet1.T56">
            <calcext:condition calcext:apply-style-name="Error" calcext:value="=1" calcext:base-cell-address="Sheet1.T56"/>
          </calcext:conditional-format>
          <calcext:conditional-format calcext:target-range-address="Sheet1.T56:Sheet1.T56">
            <calcext:condition calcext:apply-style-name="Good" calcext:value="=2" calcext:base-cell-address="Sheet1.T56"/>
          </calcext:conditional-format>
          <calcext:conditional-format calcext:target-range-address="Sheet1.T57:Sheet1.T57">
            <calcext:condition calcext:apply-style-name="Error" calcext:value="=1" calcext:base-cell-address="Sheet1.T57"/>
          </calcext:conditional-format>
          <calcext:conditional-format calcext:target-range-address="Sheet1.T57:Sheet1.T57">
            <calcext:condition calcext:apply-style-name="Good" calcext:value="=2" calcext:base-cell-address="Sheet1.T57"/>
          </calcext:conditional-format>
          <calcext:conditional-format calcext:target-range-address="Sheet1.T58:Sheet1.T58">
            <calcext:condition calcext:apply-style-name="Error" calcext:value="=1" calcext:base-cell-address="Sheet1.T58"/>
          </calcext:conditional-format>
          <calcext:conditional-format calcext:target-range-address="Sheet1.T58:Sheet1.T58">
            <calcext:condition calcext:apply-style-name="Good" calcext:value="=2" calcext:base-cell-address="Sheet1.T58"/>
          </calcext:conditional-format>
          <calcext:conditional-format calcext:target-range-address="Sheet1.T59:Sheet1.T59">
            <calcext:condition calcext:apply-style-name="Error" calcext:value="=1" calcext:base-cell-address="Sheet1.T59"/>
          </calcext:conditional-format>
          <calcext:conditional-format calcext:target-range-address="Sheet1.T59:Sheet1.T59">
            <calcext:condition calcext:apply-style-name="Good" calcext:value="=2" calcext:base-cell-address="Sheet1.T59"/>
          </calcext:conditional-format>
          <calcext:conditional-format calcext:target-range-address="Sheet1.T60:Sheet1.T60">
            <calcext:condition calcext:apply-style-name="Error" calcext:value="=1" calcext:base-cell-address="Sheet1.T60"/>
          </calcext:conditional-format>
          <calcext:conditional-format calcext:target-range-address="Sheet1.T60:Sheet1.T60">
            <calcext:condition calcext:apply-style-name="Good" calcext:value="=2" calcext:base-cell-address="Sheet1.T60"/>
          </calcext:conditional-format>
          <calcext:conditional-format calcext:target-range-address="Sheet1.T61:Sheet1.T61">
            <calcext:condition calcext:apply-style-name="Error" calcext:value="=1" calcext:base-cell-address="Sheet1.T61"/>
          </calcext:conditional-format>
          <calcext:conditional-format calcext:target-range-address="Sheet1.T61:Sheet1.T61">
            <calcext:condition calcext:apply-style-name="Good" calcext:value="=2" calcext:base-cell-address="Sheet1.T61"/>
          </calcext:conditional-format>
          <calcext:conditional-format calcext:target-range-address="Sheet1.T62:Sheet1.T62">
            <calcext:condition calcext:apply-style-name="Error" calcext:value="=1" calcext:base-cell-address="Sheet1.T62"/>
          </calcext:conditional-format>
          <calcext:conditional-format calcext:target-range-address="Sheet1.T62:Sheet1.T62">
            <calcext:condition calcext:apply-style-name="Good" calcext:value="=2" calcext:base-cell-address="Sheet1.T62"/>
          </calcext:conditional-format>
          <calcext:conditional-format calcext:target-range-address="Sheet1.T63:Sheet1.T63">
            <calcext:condition calcext:apply-style-name="Error" calcext:value="=1" calcext:base-cell-address="Sheet1.T63"/>
          </calcext:conditional-format>
          <calcext:conditional-format calcext:target-range-address="Sheet1.T63:Sheet1.T63">
            <calcext:condition calcext:apply-style-name="Good" calcext:value="=2" calcext:base-cell-address="Sheet1.T63"/>
          </calcext:conditional-format>
          <calcext:conditional-format calcext:target-range-address="Sheet1.T64:Sheet1.T64">
            <calcext:condition calcext:apply-style-name="Error" calcext:value="=1" calcext:base-cell-address="Sheet1.T64"/>
          </calcext:conditional-format>
          <calcext:conditional-format calcext:target-range-address="Sheet1.T64:Sheet1.T64">
            <calcext:condition calcext:apply-style-name="Good" calcext:value="=2" calcext:base-cell-address="Sheet1.T64"/>
          </calcext:conditional-format>
          <calcext:conditional-format calcext:target-range-address="Sheet1.T65:Sheet1.T65">
            <calcext:condition calcext:apply-style-name="Error" calcext:value="=1" calcext:base-cell-address="Sheet1.T65"/>
          </calcext:conditional-format>
          <calcext:conditional-format calcext:target-range-address="Sheet1.T65:Sheet1.T65">
            <calcext:condition calcext:apply-style-name="Good" calcext:value="=2" calcext:base-cell-address="Sheet1.T65"/>
          </calcext:conditional-format>
          <calcext:conditional-format calcext:target-range-address="Sheet1.T66:Sheet1.T66">
            <calcext:condition calcext:apply-style-name="Error" calcext:value="=1" calcext:base-cell-address="Sheet1.T66"/>
          </calcext:conditional-format>
          <calcext:conditional-format calcext:target-range-address="Sheet1.T66:Sheet1.T66">
            <calcext:condition calcext:apply-style-name="Good" calcext:value="=2" calcext:base-cell-address="Sheet1.T66"/>
          </calcext:conditional-format>
          <calcext:conditional-format calcext:target-range-address="Sheet1.T67:Sheet1.T67">
            <calcext:condition calcext:apply-style-name="Error" calcext:value="=1" calcext:base-cell-address="Sheet1.T67"/>
          </calcext:conditional-format>
          <calcext:conditional-format calcext:target-range-address="Sheet1.T67:Sheet1.T67">
            <calcext:condition calcext:apply-style-name="Good" calcext:value="=2" calcext:base-cell-address="Sheet1.T67"/>
          </calcext:conditional-format>
          <calcext:conditional-format calcext:target-range-address="Sheet1.T68:Sheet1.T68">
            <calcext:condition calcext:apply-style-name="Error" calcext:value="=1" calcext:base-cell-address="Sheet1.T68"/>
          </calcext:conditional-format>
          <calcext:conditional-format calcext:target-range-address="Sheet1.T68:Sheet1.T68">
            <calcext:condition calcext:apply-style-name="Good" calcext:value="=2" calcext:base-cell-address="Sheet1.T68"/>
          </calcext:conditional-format>
          <calcext:conditional-format calcext:target-range-address="Sheet1.T69:Sheet1.T69">
            <calcext:condition calcext:apply-style-name="Error" calcext:value="=1" calcext:base-cell-address="Sheet1.T69"/>
          </calcext:conditional-format>
          <calcext:conditional-format calcext:target-range-address="Sheet1.T69:Sheet1.T69">
            <calcext:condition calcext:apply-style-name="Good" calcext:value="=2" calcext:base-cell-address="Sheet1.T69"/>
          </calcext:conditional-format>
          <calcext:conditional-format calcext:target-range-address="Sheet1.T70:Sheet1.T70">
            <calcext:condition calcext:apply-style-name="Error" calcext:value="=1" calcext:base-cell-address="Sheet1.T70"/>
          </calcext:conditional-format>
          <calcext:conditional-format calcext:target-range-address="Sheet1.T70:Sheet1.T70">
            <calcext:condition calcext:apply-style-name="Good" calcext:value="=2" calcext:base-cell-address="Sheet1.T70"/>
          </calcext:conditional-format>
          <calcext:conditional-format calcext:target-range-address="Sheet1.T71:Sheet1.T71">
            <calcext:condition calcext:apply-style-name="Error" calcext:value="=1" calcext:base-cell-address="Sheet1.T71"/>
          </calcext:conditional-format>
          <calcext:conditional-format calcext:target-range-address="Sheet1.T71:Sheet1.T71">
            <calcext:condition calcext:apply-style-name="Good" calcext:value="=2" calcext:base-cell-address="Sheet1.T71"/>
          </calcext:conditional-format>
          <calcext:conditional-format calcext:target-range-address="Sheet1.T72:Sheet1.T72">
            <calcext:condition calcext:apply-style-name="Error" calcext:value="=1" calcext:base-cell-address="Sheet1.T72"/>
          </calcext:conditional-format>
          <calcext:conditional-format calcext:target-range-address="Sheet1.T72:Sheet1.T72">
            <calcext:condition calcext:apply-style-name="Good" calcext:value="=2" calcext:base-cell-address="Sheet1.T72"/>
          </calcext:conditional-format>
          <calcext:conditional-format calcext:target-range-address="Sheet1.T73:Sheet1.T73">
            <calcext:condition calcext:apply-style-name="Error" calcext:value="=1" calcext:base-cell-address="Sheet1.T73"/>
          </calcext:conditional-format>
          <calcext:conditional-format calcext:target-range-address="Sheet1.T73:Sheet1.T73">
            <calcext:condition calcext:apply-style-name="Good" calcext:value="=2" calcext:base-cell-address="Sheet1.T73"/>
          </calcext:conditional-format>
          <calcext:conditional-format calcext:target-range-address="Sheet1.T74:Sheet1.T74">
            <calcext:condition calcext:apply-style-name="Error" calcext:value="=1" calcext:base-cell-address="Sheet1.T74"/>
          </calcext:conditional-format>
          <calcext:conditional-format calcext:target-range-address="Sheet1.T74:Sheet1.T74">
            <calcext:condition calcext:apply-style-name="Good" calcext:value="=2" calcext:base-cell-address="Sheet1.T74"/>
          </calcext:conditional-format>
          <calcext:conditional-format calcext:target-range-address="Sheet1.T75:Sheet1.T75">
            <calcext:condition calcext:apply-style-name="Error" calcext:value="=1" calcext:base-cell-address="Sheet1.T75"/>
          </calcext:conditional-format>
          <calcext:conditional-format calcext:target-range-address="Sheet1.T75:Sheet1.T75">
            <calcext:condition calcext:apply-style-name="Good" calcext:value="=2" calcext:base-cell-address="Sheet1.T75"/>
          </calcext:conditional-format>
          <calcext:conditional-format calcext:target-range-address="Sheet1.T76:Sheet1.T76">
            <calcext:condition calcext:apply-style-name="Error" calcext:value="=1" calcext:base-cell-address="Sheet1.T76"/>
          </calcext:conditional-format>
          <calcext:conditional-format calcext:target-range-address="Sheet1.T76:Sheet1.T76">
            <calcext:condition calcext:apply-style-name="Good" calcext:value="=2" calcext:base-cell-address="Sheet1.T76"/>
          </calcext:conditional-format>
          <calcext:conditional-format calcext:target-range-address="Sheet1.T77:Sheet1.T77">
            <calcext:condition calcext:apply-style-name="Error" calcext:value="=1" calcext:base-cell-address="Sheet1.T77"/>
          </calcext:conditional-format>
          <calcext:conditional-format calcext:target-range-address="Sheet1.T77:Sheet1.T77">
            <calcext:condition calcext:apply-style-name="Good" calcext:value="=2" calcext:base-cell-address="Sheet1.T77"/>
          </calcext:conditional-format>
          <calcext:conditional-format calcext:target-range-address="Sheet1.T78:Sheet1.T78">
            <calcext:condition calcext:apply-style-name="Error" calcext:value="=1" calcext:base-cell-address="Sheet1.T78"/>
          </calcext:conditional-format>
          <calcext:conditional-format calcext:target-range-address="Sheet1.T78:Sheet1.T78">
            <calcext:condition calcext:apply-style-name="Good" calcext:value="=2" calcext:base-cell-address="Sheet1.T78"/>
          </calcext:conditional-format>
          <calcext:conditional-format calcext:target-range-address="Sheet1.T79:Sheet1.T79">
            <calcext:condition calcext:apply-style-name="Error" calcext:value="=1" calcext:base-cell-address="Sheet1.T79"/>
          </calcext:conditional-format>
          <calcext:conditional-format calcext:target-range-address="Sheet1.T79:Sheet1.T79">
            <calcext:condition calcext:apply-style-name="Good" calcext:value="=2" calcext:base-cell-address="Sheet1.T79"/>
          </calcext:conditional-format>
          <calcext:conditional-format calcext:target-range-address="Sheet1.T80:Sheet1.T80">
            <calcext:condition calcext:apply-style-name="Error" calcext:value="=1" calcext:base-cell-address="Sheet1.T80"/>
          </calcext:conditional-format>
          <calcext:conditional-format calcext:target-range-address="Sheet1.T80:Sheet1.T80">
            <calcext:condition calcext:apply-style-name="Good" calcext:value="=2" calcext:base-cell-address="Sheet1.T80"/>
          </calcext:conditional-format>
          <calcext:conditional-format calcext:target-range-address="Sheet1.T81:Sheet1.T81">
            <calcext:condition calcext:apply-style-name="Error" calcext:value="=1" calcext:base-cell-address="Sheet1.T81"/>
          </calcext:conditional-format>
          <calcext:conditional-format calcext:target-range-address="Sheet1.T81:Sheet1.T81">
            <calcext:condition calcext:apply-style-name="Good" calcext:value="=2" calcext:base-cell-address="Sheet1.T81"/>
          </calcext:conditional-format>
          <calcext:conditional-format calcext:target-range-address="Sheet1.T82:Sheet1.T82">
            <calcext:condition calcext:apply-style-name="Error" calcext:value="=1" calcext:base-cell-address="Sheet1.T82"/>
          </calcext:conditional-format>
          <calcext:conditional-format calcext:target-range-address="Sheet1.T82:Sheet1.T82">
            <calcext:condition calcext:apply-style-name="Good" calcext:value="=2" calcext:base-cell-address="Sheet1.T82"/>
          </calcext:conditional-format>
          <calcext:conditional-format calcext:target-range-address="Sheet1.T83:Sheet1.T83">
            <calcext:condition calcext:apply-style-name="Error" calcext:value="=1" calcext:base-cell-address="Sheet1.T83"/>
          </calcext:conditional-format>
          <calcext:conditional-format calcext:target-range-address="Sheet1.T83:Sheet1.T83">
            <calcext:condition calcext:apply-style-name="Good" calcext:value="=2" calcext:base-cell-address="Sheet1.T83"/>
          </calcext:conditional-format>
          <calcext:conditional-format calcext:target-range-address="Sheet1.T84:Sheet1.T84">
            <calcext:condition calcext:apply-style-name="Error" calcext:value="=1" calcext:base-cell-address="Sheet1.T84"/>
          </calcext:conditional-format>
          <calcext:conditional-format calcext:target-range-address="Sheet1.T84:Sheet1.T84">
            <calcext:condition calcext:apply-style-name="Good" calcext:value="=2" calcext:base-cell-address="Sheet1.T84"/>
          </calcext:conditional-format>
          <calcext:conditional-format calcext:target-range-address="Sheet1.T85:Sheet1.T85">
            <calcext:condition calcext:apply-style-name="Error" calcext:value="=1" calcext:base-cell-address="Sheet1.T85"/>
          </calcext:conditional-format>
          <calcext:conditional-format calcext:target-range-address="Sheet1.T85:Sheet1.T85">
            <calcext:condition calcext:apply-style-name="Good" calcext:value="=2" calcext:base-cell-address="Sheet1.T85"/>
          </calcext:conditional-format>
          <calcext:conditional-format calcext:target-range-address="Sheet1.T86:Sheet1.T86">
            <calcext:condition calcext:apply-style-name="Error" calcext:value="=1" calcext:base-cell-address="Sheet1.T86"/>
          </calcext:conditional-format>
          <calcext:conditional-format calcext:target-range-address="Sheet1.T86:Sheet1.T86">
            <calcext:condition calcext:apply-style-name="Good" calcext:value="=2" calcext:base-cell-address="Sheet1.T86"/>
          </calcext:conditional-format>
          <calcext:conditional-format calcext:target-range-address="Sheet1.T87:Sheet1.T87">
            <calcext:condition calcext:apply-style-name="Error" calcext:value="=1" calcext:base-cell-address="Sheet1.T87"/>
          </calcext:conditional-format>
          <calcext:conditional-format calcext:target-range-address="Sheet1.T87:Sheet1.T87">
            <calcext:condition calcext:apply-style-name="Good" calcext:value="=2" calcext:base-cell-address="Sheet1.T87"/>
          </calcext:conditional-format>
          <calcext:conditional-format calcext:target-range-address="Sheet1.T88:Sheet1.T88">
            <calcext:condition calcext:apply-style-name="Error" calcext:value="=1" calcext:base-cell-address="Sheet1.T88"/>
          </calcext:conditional-format>
          <calcext:conditional-format calcext:target-range-address="Sheet1.T88:Sheet1.T88">
            <calcext:condition calcext:apply-style-name="Good" calcext:value="=2" calcext:base-cell-address="Sheet1.T88"/>
          </calcext:conditional-format>
          <calcext:conditional-format calcext:target-range-address="Sheet1.T89:Sheet1.T89">
            <calcext:condition calcext:apply-style-name="Error" calcext:value="=1" calcext:base-cell-address="Sheet1.T89"/>
          </calcext:conditional-format>
          <calcext:conditional-format calcext:target-range-address="Sheet1.T89:Sheet1.T89">
            <calcext:condition calcext:apply-style-name="Good" calcext:value="=2" calcext:base-cell-address="Sheet1.T89"/>
          </calcext:conditional-format>
          <calcext:conditional-format calcext:target-range-address="Sheet1.T90:Sheet1.T90">
            <calcext:condition calcext:apply-style-name="Error" calcext:value="=1" calcext:base-cell-address="Sheet1.T90"/>
          </calcext:conditional-format>
          <calcext:conditional-format calcext:target-range-address="Sheet1.T90:Sheet1.T90">
            <calcext:condition calcext:apply-style-name="Good" calcext:value="=2" calcext:base-cell-address="Sheet1.T90"/>
          </calcext:conditional-format>
          <calcext:conditional-format calcext:target-range-address="Sheet1.T91:Sheet1.T91">
            <calcext:condition calcext:apply-style-name="Error" calcext:value="=1" calcext:base-cell-address="Sheet1.T91"/>
          </calcext:conditional-format>
          <calcext:conditional-format calcext:target-range-address="Sheet1.T91:Sheet1.T91">
            <calcext:condition calcext:apply-style-name="Good" calcext:value="=2" calcext:base-cell-address="Sheet1.T91"/>
          </calcext:conditional-format>
          <calcext:conditional-format calcext:target-range-address="Sheet1.T92:Sheet1.T92">
            <calcext:condition calcext:apply-style-name="Error" calcext:value="=1" calcext:base-cell-address="Sheet1.T92"/>
          </calcext:conditional-format>
          <calcext:conditional-format calcext:target-range-address="Sheet1.T92:Sheet1.T92">
            <calcext:condition calcext:apply-style-name="Good" calcext:value="=2" calcext:base-cell-address="Sheet1.T92"/>
          </calcext:conditional-format>
          <calcext:conditional-format calcext:target-range-address="Sheet1.T93:Sheet1.T93">
            <calcext:condition calcext:apply-style-name="Error" calcext:value="=1" calcext:base-cell-address="Sheet1.T93"/>
          </calcext:conditional-format>
          <calcext:conditional-format calcext:target-range-address="Sheet1.T93:Sheet1.T93">
            <calcext:condition calcext:apply-style-name="Good" calcext:value="=2" calcext:base-cell-address="Sheet1.T93"/>
          </calcext:conditional-format>
          <calcext:conditional-format calcext:target-range-address="Sheet1.T94:Sheet1.T94">
            <calcext:condition calcext:apply-style-name="Error" calcext:value="=1" calcext:base-cell-address="Sheet1.T94"/>
          </calcext:conditional-format>
          <calcext:conditional-format calcext:target-range-address="Sheet1.T94:Sheet1.T94">
            <calcext:condition calcext:apply-style-name="Good" calcext:value="=2" calcext:base-cell-address="Sheet1.T94"/>
          </calcext:conditional-format>
          <calcext:conditional-format calcext:target-range-address="Sheet1.T95:Sheet1.T95">
            <calcext:condition calcext:apply-style-name="Error" calcext:value="=1" calcext:base-cell-address="Sheet1.T95"/>
          </calcext:conditional-format>
          <calcext:conditional-format calcext:target-range-address="Sheet1.T95:Sheet1.T95">
            <calcext:condition calcext:apply-style-name="Good" calcext:value="=2" calcext:base-cell-address="Sheet1.T95"/>
          </calcext:conditional-format>
          <calcext:conditional-format calcext:target-range-address="Sheet1.T96:Sheet1.T96">
            <calcext:condition calcext:apply-style-name="Error" calcext:value="=1" calcext:base-cell-address="Sheet1.T96"/>
          </calcext:conditional-format>
          <calcext:conditional-format calcext:target-range-address="Sheet1.T96:Sheet1.T96">
            <calcext:condition calcext:apply-style-name="Good" calcext:value="=2" calcext:base-cell-address="Sheet1.T96"/>
          </calcext:conditional-format>
          <calcext:conditional-format calcext:target-range-address="Sheet1.T97:Sheet1.T97">
            <calcext:condition calcext:apply-style-name="Error" calcext:value="=1" calcext:base-cell-address="Sheet1.T97"/>
          </calcext:conditional-format>
          <calcext:conditional-format calcext:target-range-address="Sheet1.T97:Sheet1.T97">
            <calcext:condition calcext:apply-style-name="Good" calcext:value="=2" calcext:base-cell-address="Sheet1.T97"/>
          </calcext:conditional-format>
          <calcext:conditional-format calcext:target-range-address="Sheet1.T98:Sheet1.T98">
            <calcext:condition calcext:apply-style-name="Error" calcext:value="=1" calcext:base-cell-address="Sheet1.T98"/>
          </calcext:conditional-format>
          <calcext:conditional-format calcext:target-range-address="Sheet1.T98:Sheet1.T98">
            <calcext:condition calcext:apply-style-name="Good" calcext:value="=2" calcext:base-cell-address="Sheet1.T98"/>
          </calcext:conditional-format>
          <calcext:conditional-format calcext:target-range-address="Sheet1.T99:Sheet1.T99">
            <calcext:condition calcext:apply-style-name="Error" calcext:value="=1" calcext:base-cell-address="Sheet1.T99"/>
          </calcext:conditional-format>
          <calcext:conditional-format calcext:target-range-address="Sheet1.T99:Sheet1.T99">
            <calcext:condition calcext:apply-style-name="Good" calcext:value="=2" calcext:base-cell-address="Sheet1.T99"/>
          </calcext:conditional-format>
          <calcext:conditional-format calcext:target-range-address="Sheet1.T100:Sheet1.T100">
            <calcext:condition calcext:apply-style-name="Error" calcext:value="=1" calcext:base-cell-address="Sheet1.T100"/>
          </calcext:conditional-format>
          <calcext:conditional-format calcext:target-range-address="Sheet1.T100:Sheet1.T100">
            <calcext:condition calcext:apply-style-name="Good" calcext:value="=2" calcext:base-cell-address="Sheet1.T100"/>
          </calcext:conditional-format>
          <calcext:conditional-format calcext:target-range-address="Sheet1.T101:Sheet1.T101">
            <calcext:condition calcext:apply-style-name="Error" calcext:value="=1" calcext:base-cell-address="Sheet1.T101"/>
          </calcext:conditional-format>
          <calcext:conditional-format calcext:target-range-address="Sheet1.T101:Sheet1.T101">
            <calcext:condition calcext:apply-style-name="Good" calcext:value="=2" calcext:base-cell-address="Sheet1.T101"/>
          </calcext:conditional-format>
          <calcext:conditional-format calcext:target-range-address="Sheet1.T102:Sheet1.T102">
            <calcext:condition calcext:apply-style-name="Error" calcext:value="=1" calcext:base-cell-address="Sheet1.T102"/>
          </calcext:conditional-format>
          <calcext:conditional-format calcext:target-range-address="Sheet1.T102:Sheet1.T102">
            <calcext:condition calcext:apply-style-name="Good" calcext:value="=2" calcext:base-cell-address="Sheet1.T102"/>
          </calcext:conditional-format>
          <calcext:conditional-format calcext:target-range-address="Sheet1.T103:Sheet1.T103">
            <calcext:condition calcext:apply-style-name="Error" calcext:value="=1" calcext:base-cell-address="Sheet1.T103"/>
          </calcext:conditional-format>
          <calcext:conditional-format calcext:target-range-address="Sheet1.T103:Sheet1.T103">
            <calcext:condition calcext:apply-style-name="Good" calcext:value="=2" calcext:base-cell-address="Sheet1.T103"/>
          </calcext:conditional-format>
          <calcext:conditional-format calcext:target-range-address="Sheet1.T104:Sheet1.T104">
            <calcext:condition calcext:apply-style-name="Error" calcext:value="=1" calcext:base-cell-address="Sheet1.T104"/>
          </calcext:conditional-format>
          <calcext:conditional-format calcext:target-range-address="Sheet1.T104:Sheet1.T104">
            <calcext:condition calcext:apply-style-name="Good" calcext:value="=2" calcext:base-cell-address="Sheet1.T104"/>
          </calcext:conditional-format>
          <calcext:conditional-format calcext:target-range-address="Sheet1.T105:Sheet1.T105">
            <calcext:condition calcext:apply-style-name="Error" calcext:value="=1" calcext:base-cell-address="Sheet1.T105"/>
          </calcext:conditional-format>
          <calcext:conditional-format calcext:target-range-address="Sheet1.T105:Sheet1.T105">
            <calcext:condition calcext:apply-style-name="Good" calcext:value="=2" calcext:base-cell-address="Sheet1.T105"/>
          </calcext:conditional-format>
          <calcext:conditional-format calcext:target-range-address="Sheet1.T106:Sheet1.T106">
            <calcext:condition calcext:apply-style-name="Error" calcext:value="=1" calcext:base-cell-address="Sheet1.T106"/>
          </calcext:conditional-format>
          <calcext:conditional-format calcext:target-range-address="Sheet1.T106:Sheet1.T106">
            <calcext:condition calcext:apply-style-name="Good" calcext:value="=2" calcext:base-cell-address="Sheet1.T106"/>
          </calcext:conditional-format>
          <calcext:conditional-format calcext:target-range-address="Sheet1.T107:Sheet1.T107">
            <calcext:condition calcext:apply-style-name="Error" calcext:value="=1" calcext:base-cell-address="Sheet1.T107"/>
          </calcext:conditional-format>
          <calcext:conditional-format calcext:target-range-address="Sheet1.T107:Sheet1.T107">
            <calcext:condition calcext:apply-style-name="Good" calcext:value="=2" calcext:base-cell-address="Sheet1.T107"/>
          </calcext:conditional-format>
          <calcext:conditional-format calcext:target-range-address="Sheet1.T108:Sheet1.T108">
            <calcext:condition calcext:apply-style-name="Error" calcext:value="=1" calcext:base-cell-address="Sheet1.T108"/>
          </calcext:conditional-format>
          <calcext:conditional-format calcext:target-range-address="Sheet1.T108:Sheet1.T108">
            <calcext:condition calcext:apply-style-name="Good" calcext:value="=2" calcext:base-cell-address="Sheet1.T108"/>
          </calcext:conditional-format>
          <calcext:conditional-format calcext:target-range-address="Sheet1.T109:Sheet1.T109">
            <calcext:condition calcext:apply-style-name="Error" calcext:value="=1" calcext:base-cell-address="Sheet1.T109"/>
          </calcext:conditional-format>
          <calcext:conditional-format calcext:target-range-address="Sheet1.T109:Sheet1.T109">
            <calcext:condition calcext:apply-style-name="Good" calcext:value="=2" calcext:base-cell-address="Sheet1.T109"/>
          </calcext:conditional-format>
          <calcext:conditional-format calcext:target-range-address="Sheet1.T110:Sheet1.T110">
            <calcext:condition calcext:apply-style-name="Error" calcext:value="=1" calcext:base-cell-address="Sheet1.T110"/>
          </calcext:conditional-format>
          <calcext:conditional-format calcext:target-range-address="Sheet1.T110:Sheet1.T110">
            <calcext:condition calcext:apply-style-name="Good" calcext:value="=2" calcext:base-cell-address="Sheet1.T110"/>
          </calcext:conditional-format>
          <calcext:conditional-format calcext:target-range-address="Sheet1.T111:Sheet1.T111">
            <calcext:condition calcext:apply-style-name="Error" calcext:value="=1" calcext:base-cell-address="Sheet1.T111"/>
          </calcext:conditional-format>
          <calcext:conditional-format calcext:target-range-address="Sheet1.T111:Sheet1.T111">
            <calcext:condition calcext:apply-style-name="Good" calcext:value="=2" calcext:base-cell-address="Sheet1.T111"/>
          </calcext:conditional-format>
          <calcext:conditional-format calcext:target-range-address="Sheet1.T112:Sheet1.T112">
            <calcext:condition calcext:apply-style-name="Error" calcext:value="=1" calcext:base-cell-address="Sheet1.T112"/>
          </calcext:conditional-format>
          <calcext:conditional-format calcext:target-range-address="Sheet1.T112:Sheet1.T112">
            <calcext:condition calcext:apply-style-name="Good" calcext:value="=2" calcext:base-cell-address="Sheet1.T112"/>
          </calcext:conditional-format>
          <calcext:conditional-format calcext:target-range-address="Sheet1.T113:Sheet1.T113">
            <calcext:condition calcext:apply-style-name="Error" calcext:value="=1" calcext:base-cell-address="Sheet1.T113"/>
          </calcext:conditional-format>
          <calcext:conditional-format calcext:target-range-address="Sheet1.T113:Sheet1.T113">
            <calcext:condition calcext:apply-style-name="Good" calcext:value="=2" calcext:base-cell-address="Sheet1.T113"/>
          </calcext:conditional-format>
          <calcext:conditional-format calcext:target-range-address="Sheet1.T114:Sheet1.T114">
            <calcext:condition calcext:apply-style-name="Error" calcext:value="=1" calcext:base-cell-address="Sheet1.T114"/>
          </calcext:conditional-format>
          <calcext:conditional-format calcext:target-range-address="Sheet1.T114:Sheet1.T114">
            <calcext:condition calcext:apply-style-name="Good" calcext:value="=2" calcext:base-cell-address="Sheet1.T114"/>
          </calcext:conditional-format>
          <calcext:conditional-format calcext:target-range-address="Sheet1.T115:Sheet1.T115">
            <calcext:condition calcext:apply-style-name="Error" calcext:value="=1" calcext:base-cell-address="Sheet1.T115"/>
          </calcext:conditional-format>
          <calcext:conditional-format calcext:target-range-address="Sheet1.T115:Sheet1.T115">
            <calcext:condition calcext:apply-style-name="Good" calcext:value="=2" calcext:base-cell-address="Sheet1.T115"/>
          </calcext:conditional-format>
          <calcext:conditional-format calcext:target-range-address="Sheet1.T116:Sheet1.T116">
            <calcext:condition calcext:apply-style-name="Error" calcext:value="=1" calcext:base-cell-address="Sheet1.T116"/>
          </calcext:conditional-format>
          <calcext:conditional-format calcext:target-range-address="Sheet1.T116:Sheet1.T116">
            <calcext:condition calcext:apply-style-name="Good" calcext:value="=2" calcext:base-cell-address="Sheet1.T116"/>
          </calcext:conditional-format>
          <calcext:conditional-format calcext:target-range-address="Sheet1.T117:Sheet1.T117">
            <calcext:condition calcext:apply-style-name="Error" calcext:value="=1" calcext:base-cell-address="Sheet1.T117"/>
          </calcext:conditional-format>
          <calcext:conditional-format calcext:target-range-address="Sheet1.T117:Sheet1.T117">
            <calcext:condition calcext:apply-style-name="Good" calcext:value="=2" calcext:base-cell-address="Sheet1.T117"/>
          </calcext:conditional-format>
          <calcext:conditional-format calcext:target-range-address="Sheet1.T118:Sheet1.T118">
            <calcext:condition calcext:apply-style-name="Error" calcext:value="=1" calcext:base-cell-address="Sheet1.T118"/>
          </calcext:conditional-format>
          <calcext:conditional-format calcext:target-range-address="Sheet1.T118:Sheet1.T118">
            <calcext:condition calcext:apply-style-name="Good" calcext:value="=2" calcext:base-cell-address="Sheet1.T118"/>
          </calcext:conditional-format>
          <calcext:conditional-format calcext:target-range-address="Sheet1.T119:Sheet1.T119">
            <calcext:condition calcext:apply-style-name="Error" calcext:value="=1" calcext:base-cell-address="Sheet1.T119"/>
          </calcext:conditional-format>
          <calcext:conditional-format calcext:target-range-address="Sheet1.T119:Sheet1.T119">
            <calcext:condition calcext:apply-style-name="Good" calcext:value="=2" calcext:base-cell-address="Sheet1.T119"/>
          </calcext:conditional-format>
          <calcext:conditional-format calcext:target-range-address="Sheet1.T120:Sheet1.T120">
            <calcext:condition calcext:apply-style-name="Error" calcext:value="=1" calcext:base-cell-address="Sheet1.T120"/>
          </calcext:conditional-format>
          <calcext:conditional-format calcext:target-range-address="Sheet1.T120:Sheet1.T120">
            <calcext:condition calcext:apply-style-name="Good" calcext:value="=2" calcext:base-cell-address="Sheet1.T120"/>
          </calcext:conditional-format>
          <calcext:conditional-format calcext:target-range-address="Sheet1.T121:Sheet1.T121">
            <calcext:condition calcext:apply-style-name="Error" calcext:value="=1" calcext:base-cell-address="Sheet1.T121"/>
          </calcext:conditional-format>
          <calcext:conditional-format calcext:target-range-address="Sheet1.T121:Sheet1.T121">
            <calcext:condition calcext:apply-style-name="Good" calcext:value="=2" calcext:base-cell-address="Sheet1.T121"/>
          </calcext:conditional-format>
          <calcext:conditional-format calcext:target-range-address="Sheet1.T122:Sheet1.T122">
            <calcext:condition calcext:apply-style-name="Error" calcext:value="=1" calcext:base-cell-address="Sheet1.T122"/>
          </calcext:conditional-format>
          <calcext:conditional-format calcext:target-range-address="Sheet1.T122:Sheet1.T122">
            <calcext:condition calcext:apply-style-name="Good" calcext:value="=2" calcext:base-cell-address="Sheet1.T122"/>
          </calcext:conditional-format>
          <calcext:conditional-format calcext:target-range-address="Sheet1.T123:Sheet1.T123">
            <calcext:condition calcext:apply-style-name="Error" calcext:value="=1" calcext:base-cell-address="Sheet1.T123"/>
          </calcext:conditional-format>
          <calcext:conditional-format calcext:target-range-address="Sheet1.T123:Sheet1.T123">
            <calcext:condition calcext:apply-style-name="Good" calcext:value="=2" calcext:base-cell-address="Sheet1.T123"/>
          </calcext:conditional-format>
          <calcext:conditional-format calcext:target-range-address="Sheet1.T124:Sheet1.T124">
            <calcext:condition calcext:apply-style-name="Error" calcext:value="=1" calcext:base-cell-address="Sheet1.T124"/>
          </calcext:conditional-format>
          <calcext:conditional-format calcext:target-range-address="Sheet1.T124:Sheet1.T124">
            <calcext:condition calcext:apply-style-name="Good" calcext:value="=2" calcext:base-cell-address="Sheet1.T124"/>
          </calcext:conditional-format>
          <calcext:conditional-format calcext:target-range-address="Sheet1.T125:Sheet1.T125">
            <calcext:condition calcext:apply-style-name="Error" calcext:value="=1" calcext:base-cell-address="Sheet1.T125"/>
          </calcext:conditional-format>
          <calcext:conditional-format calcext:target-range-address="Sheet1.T125:Sheet1.T125">
            <calcext:condition calcext:apply-style-name="Good" calcext:value="=2" calcext:base-cell-address="Sheet1.T125"/>
          </calcext:conditional-format>
          <calcext:conditional-format calcext:target-range-address="Sheet1.T126:Sheet1.T126">
            <calcext:condition calcext:apply-style-name="Error" calcext:value="=1" calcext:base-cell-address="Sheet1.T126"/>
          </calcext:conditional-format>
          <calcext:conditional-format calcext:target-range-address="Sheet1.T126:Sheet1.T126">
            <calcext:condition calcext:apply-style-name="Good" calcext:value="=2" calcext:base-cell-address="Sheet1.T126"/>
          </calcext:conditional-format>
          <calcext:conditional-format calcext:target-range-address="Sheet1.T127:Sheet1.T127">
            <calcext:condition calcext:apply-style-name="Error" calcext:value="=1" calcext:base-cell-address="Sheet1.T127"/>
          </calcext:conditional-format>
          <calcext:conditional-format calcext:target-range-address="Sheet1.T127:Sheet1.T127">
            <calcext:condition calcext:apply-style-name="Good" calcext:value="=2" calcext:base-cell-address="Sheet1.T127"/>
          </calcext:conditional-format>
          <calcext:conditional-format calcext:target-range-address="Sheet1.T128:Sheet1.T128">
            <calcext:condition calcext:apply-style-name="Error" calcext:value="=1" calcext:base-cell-address="Sheet1.T128"/>
          </calcext:conditional-format>
          <calcext:conditional-format calcext:target-range-address="Sheet1.T128:Sheet1.T128">
            <calcext:condition calcext:apply-style-name="Good" calcext:value="=2" calcext:base-cell-address="Sheet1.T128"/>
          </calcext:conditional-format>
          <calcext:conditional-format calcext:target-range-address="Sheet1.T129:Sheet1.T129">
            <calcext:condition calcext:apply-style-name="Error" calcext:value="=1" calcext:base-cell-address="Sheet1.T129"/>
          </calcext:conditional-format>
          <calcext:conditional-format calcext:target-range-address="Sheet1.T129:Sheet1.T129">
            <calcext:condition calcext:apply-style-name="Good" calcext:value="=2" calcext:base-cell-address="Sheet1.T129"/>
          </calcext:conditional-format>
          <calcext:conditional-format calcext:target-range-address="Sheet1.T130:Sheet1.T130">
            <calcext:condition calcext:apply-style-name="Error" calcext:value="=1" calcext:base-cell-address="Sheet1.T130"/>
          </calcext:conditional-format>
          <calcext:conditional-format calcext:target-range-address="Sheet1.T130:Sheet1.T130">
            <calcext:condition calcext:apply-style-name="Good" calcext:value="=2" calcext:base-cell-address="Sheet1.T130"/>
          </calcext:conditional-format>
          <calcext:conditional-format calcext:target-range-address="Sheet1.T131:Sheet1.T131">
            <calcext:condition calcext:apply-style-name="Error" calcext:value="=1" calcext:base-cell-address="Sheet1.T131"/>
          </calcext:conditional-format>
          <calcext:conditional-format calcext:target-range-address="Sheet1.T131:Sheet1.T131">
            <calcext:condition calcext:apply-style-name="Good" calcext:value="=2" calcext:base-cell-address="Sheet1.T131"/>
          </calcext:conditional-format>
          <calcext:conditional-format calcext:target-range-address="Sheet1.T132:Sheet1.T132">
            <calcext:condition calcext:apply-style-name="Error" calcext:value="=1" calcext:base-cell-address="Sheet1.T132"/>
          </calcext:conditional-format>
          <calcext:conditional-format calcext:target-range-address="Sheet1.T132:Sheet1.T132">
            <calcext:condition calcext:apply-style-name="Good" calcext:value="=2" calcext:base-cell-address="Sheet1.T132"/>
          </calcext:conditional-format>
          <calcext:conditional-format calcext:target-range-address="Sheet1.T133:Sheet1.T133">
            <calcext:condition calcext:apply-style-name="Error" calcext:value="=1" calcext:base-cell-address="Sheet1.T133"/>
          </calcext:conditional-format>
          <calcext:conditional-format calcext:target-range-address="Sheet1.T133:Sheet1.T133">
            <calcext:condition calcext:apply-style-name="Good" calcext:value="=2" calcext:base-cell-address="Sheet1.T133"/>
          </calcext:conditional-format>
          <calcext:conditional-format calcext:target-range-address="Sheet1.T134:Sheet1.T134">
            <calcext:condition calcext:apply-style-name="Error" calcext:value="=1" calcext:base-cell-address="Sheet1.T134"/>
          </calcext:conditional-format>
          <calcext:conditional-format calcext:target-range-address="Sheet1.T134:Sheet1.T134">
            <calcext:condition calcext:apply-style-name="Good" calcext:value="=2" calcext:base-cell-address="Sheet1.T134"/>
          </calcext:conditional-format>
          <calcext:conditional-format calcext:target-range-address="Sheet1.T135:Sheet1.T135">
            <calcext:condition calcext:apply-style-name="Error" calcext:value="=1" calcext:base-cell-address="Sheet1.T135"/>
          </calcext:conditional-format>
          <calcext:conditional-format calcext:target-range-address="Sheet1.T135:Sheet1.T135">
            <calcext:condition calcext:apply-style-name="Good" calcext:value="=2" calcext:base-cell-address="Sheet1.T135"/>
          </calcext:conditional-format>
          <calcext:conditional-format calcext:target-range-address="Sheet1.T136:Sheet1.T136">
            <calcext:condition calcext:apply-style-name="Error" calcext:value="=1" calcext:base-cell-address="Sheet1.T136"/>
          </calcext:conditional-format>
          <calcext:conditional-format calcext:target-range-address="Sheet1.T136:Sheet1.T136">
            <calcext:condition calcext:apply-style-name="Good" calcext:value="=2" calcext:base-cell-address="Sheet1.T136"/>
          </calcext:conditional-format>
          <calcext:conditional-format calcext:target-range-address="Sheet1.T137:Sheet1.T137">
            <calcext:condition calcext:apply-style-name="Error" calcext:value="=1" calcext:base-cell-address="Sheet1.T137"/>
          </calcext:conditional-format>
          <calcext:conditional-format calcext:target-range-address="Sheet1.T137:Sheet1.T137">
            <calcext:condition calcext:apply-style-name="Good" calcext:value="=2" calcext:base-cell-address="Sheet1.T137"/>
          </calcext:conditional-format>
          <calcext:conditional-format calcext:target-range-address="Sheet1.T138:Sheet1.T138">
            <calcext:condition calcext:apply-style-name="Error" calcext:value="=1" calcext:base-cell-address="Sheet1.T138"/>
          </calcext:conditional-format>
          <calcext:conditional-format calcext:target-range-address="Sheet1.T138:Sheet1.T138">
            <calcext:condition calcext:apply-style-name="Good" calcext:value="=2" calcext:base-cell-address="Sheet1.T138"/>
          </calcext:conditional-format>
          <calcext:conditional-format calcext:target-range-address="Sheet1.T139:Sheet1.T139">
            <calcext:condition calcext:apply-style-name="Error" calcext:value="=1" calcext:base-cell-address="Sheet1.T139"/>
          </calcext:conditional-format>
          <calcext:conditional-format calcext:target-range-address="Sheet1.T139:Sheet1.T139">
            <calcext:condition calcext:apply-style-name="Good" calcext:value="=2" calcext:base-cell-address="Sheet1.T139"/>
          </calcext:conditional-format>
          <calcext:conditional-format calcext:target-range-address="Sheet1.T140:Sheet1.T140">
            <calcext:condition calcext:apply-style-name="Error" calcext:value="=1" calcext:base-cell-address="Sheet1.T140"/>
          </calcext:conditional-format>
          <calcext:conditional-format calcext:target-range-address="Sheet1.T140:Sheet1.T140">
            <calcext:condition calcext:apply-style-name="Good" calcext:value="=2" calcext:base-cell-address="Sheet1.T140"/>
          </calcext:conditional-format>
          <calcext:conditional-format calcext:target-range-address="Sheet1.T141:Sheet1.T141">
            <calcext:condition calcext:apply-style-name="Error" calcext:value="=1" calcext:base-cell-address="Sheet1.T141"/>
          </calcext:conditional-format>
          <calcext:conditional-format calcext:target-range-address="Sheet1.T141:Sheet1.T141">
            <calcext:condition calcext:apply-style-name="Good" calcext:value="=2" calcext:base-cell-address="Sheet1.T141"/>
          </calcext:conditional-format>
          <calcext:conditional-format calcext:target-range-address="Sheet1.T142:Sheet1.T142">
            <calcext:condition calcext:apply-style-name="Error" calcext:value="=1" calcext:base-cell-address="Sheet1.T142"/>
          </calcext:conditional-format>
          <calcext:conditional-format calcext:target-range-address="Sheet1.T142:Sheet1.T142">
            <calcext:condition calcext:apply-style-name="Good" calcext:value="=2" calcext:base-cell-address="Sheet1.T142"/>
          </calcext:conditional-format>
          <calcext:conditional-format calcext:target-range-address="Sheet1.T143:Sheet1.T143">
            <calcext:condition calcext:apply-style-name="Error" calcext:value="=1" calcext:base-cell-address="Sheet1.T143"/>
          </calcext:conditional-format>
          <calcext:conditional-format calcext:target-range-address="Sheet1.T143:Sheet1.T143">
            <calcext:condition calcext:apply-style-name="Good" calcext:value="=2" calcext:base-cell-address="Sheet1.T143"/>
          </calcext:conditional-format>
          <calcext:conditional-format calcext:target-range-address="Sheet1.T144:Sheet1.T144">
            <calcext:condition calcext:apply-style-name="Error" calcext:value="=1" calcext:base-cell-address="Sheet1.T144"/>
          </calcext:conditional-format>
          <calcext:conditional-format calcext:target-range-address="Sheet1.T144:Sheet1.T144">
            <calcext:condition calcext:apply-style-name="Good" calcext:value="=2" calcext:base-cell-address="Sheet1.T144"/>
          </calcext:conditional-format>
          <calcext:conditional-format calcext:target-range-address="Sheet1.T145:Sheet1.T145">
            <calcext:condition calcext:apply-style-name="Error" calcext:value="=1" calcext:base-cell-address="Sheet1.T145"/>
          </calcext:conditional-format>
          <calcext:conditional-format calcext:target-range-address="Sheet1.T145:Sheet1.T145">
            <calcext:condition calcext:apply-style-name="Good" calcext:value="=2" calcext:base-cell-address="Sheet1.T145"/>
          </calcext:conditional-format>
          <calcext:conditional-format calcext:target-range-address="Sheet1.T146:Sheet1.T146">
            <calcext:condition calcext:apply-style-name="Error" calcext:value="=1" calcext:base-cell-address="Sheet1.T146"/>
          </calcext:conditional-format>
          <calcext:conditional-format calcext:target-range-address="Sheet1.T146:Sheet1.T146">
            <calcext:condition calcext:apply-style-name="Good" calcext:value="=2" calcext:base-cell-address="Sheet1.T146"/>
          </calcext:conditional-format>
          <calcext:conditional-format calcext:target-range-address="Sheet1.T147:Sheet1.T147">
            <calcext:condition calcext:apply-style-name="Error" calcext:value="=1" calcext:base-cell-address="Sheet1.T147"/>
          </calcext:conditional-format>
          <calcext:conditional-format calcext:target-range-address="Sheet1.T147:Sheet1.T147">
            <calcext:condition calcext:apply-style-name="Good" calcext:value="=2" calcext:base-cell-address="Sheet1.T147"/>
          </calcext:conditional-format>
          <calcext:conditional-format calcext:target-range-address="Sheet1.T148:Sheet1.T148">
            <calcext:condition calcext:apply-style-name="Error" calcext:value="=1" calcext:base-cell-address="Sheet1.T148"/>
          </calcext:conditional-format>
          <calcext:conditional-format calcext:target-range-address="Sheet1.T148:Sheet1.T148">
            <calcext:condition calcext:apply-style-name="Good" calcext:value="=2" calcext:base-cell-address="Sheet1.T148"/>
          </calcext:conditional-format>
          <calcext:conditional-format calcext:target-range-address="Sheet1.T149:Sheet1.T149">
            <calcext:condition calcext:apply-style-name="Error" calcext:value="=1" calcext:base-cell-address="Sheet1.T149"/>
          </calcext:conditional-format>
          <calcext:conditional-format calcext:target-range-address="Sheet1.T149:Sheet1.T149">
            <calcext:condition calcext:apply-style-name="Good" calcext:value="=2" calcext:base-cell-address="Sheet1.T149"/>
          </calcext:conditional-format>
          <calcext:conditional-format calcext:target-range-address="Sheet1.T150:Sheet1.T150">
            <calcext:condition calcext:apply-style-name="Error" calcext:value="=1" calcext:base-cell-address="Sheet1.T150"/>
          </calcext:conditional-format>
          <calcext:conditional-format calcext:target-range-address="Sheet1.T150:Sheet1.T150">
            <calcext:condition calcext:apply-style-name="Good" calcext:value="=2" calcext:base-cell-address="Sheet1.T150"/>
          </calcext:conditional-format>
          <calcext:conditional-format calcext:target-range-address="Sheet1.T151:Sheet1.T151">
            <calcext:condition calcext:apply-style-name="Error" calcext:value="=1" calcext:base-cell-address="Sheet1.T151"/>
          </calcext:conditional-format>
          <calcext:conditional-format calcext:target-range-address="Sheet1.T151:Sheet1.T151">
            <calcext:condition calcext:apply-style-name="Good" calcext:value="=2" calcext:base-cell-address="Sheet1.T151"/>
          </calcext:conditional-format>
          <calcext:conditional-format calcext:target-range-address="Sheet1.T152:Sheet1.T152">
            <calcext:condition calcext:apply-style-name="Error" calcext:value="=1" calcext:base-cell-address="Sheet1.T152"/>
          </calcext:conditional-format>
          <calcext:conditional-format calcext:target-range-address="Sheet1.T152:Sheet1.T152">
            <calcext:condition calcext:apply-style-name="Good" calcext:value="=2" calcext:base-cell-address="Sheet1.T152"/>
          </calcext:conditional-format>
          <calcext:conditional-format calcext:target-range-address="Sheet1.T153:Sheet1.T153">
            <calcext:condition calcext:apply-style-name="Error" calcext:value="=1" calcext:base-cell-address="Sheet1.T153"/>
          </calcext:conditional-format>
          <calcext:conditional-format calcext:target-range-address="Sheet1.T153:Sheet1.T153">
            <calcext:condition calcext:apply-style-name="Good" calcext:value="=2" calcext:base-cell-address="Sheet1.T153"/>
          </calcext:conditional-format>
          <calcext:conditional-format calcext:target-range-address="Sheet1.T154:Sheet1.T154">
            <calcext:condition calcext:apply-style-name="Error" calcext:value="=1" calcext:base-cell-address="Sheet1.T154"/>
          </calcext:conditional-format>
          <calcext:conditional-format calcext:target-range-address="Sheet1.T154:Sheet1.T154">
            <calcext:condition calcext:apply-style-name="Good" calcext:value="=2" calcext:base-cell-address="Sheet1.T154"/>
          </calcext:conditional-format>
          <calcext:conditional-format calcext:target-range-address="Sheet1.T155:Sheet1.T155">
            <calcext:condition calcext:apply-style-name="Error" calcext:value="=1" calcext:base-cell-address="Sheet1.T155"/>
          </calcext:conditional-format>
          <calcext:conditional-format calcext:target-range-address="Sheet1.T155:Sheet1.T155">
            <calcext:condition calcext:apply-style-name="Good" calcext:value="=2" calcext:base-cell-address="Sheet1.T155"/>
          </calcext:conditional-format>
          <calcext:conditional-format calcext:target-range-address="Sheet1.T156:Sheet1.T156">
            <calcext:condition calcext:apply-style-name="Error" calcext:value="=1" calcext:base-cell-address="Sheet1.T156"/>
          </calcext:conditional-format>
          <calcext:conditional-format calcext:target-range-address="Sheet1.T156:Sheet1.T156">
            <calcext:condition calcext:apply-style-name="Good" calcext:value="=2" calcext:base-cell-address="Sheet1.T156"/>
          </calcext:conditional-format>
          <calcext:conditional-format calcext:target-range-address="Sheet1.T157:Sheet1.T157">
            <calcext:condition calcext:apply-style-name="Error" calcext:value="=1" calcext:base-cell-address="Sheet1.T157"/>
          </calcext:conditional-format>
          <calcext:conditional-format calcext:target-range-address="Sheet1.T157:Sheet1.T157">
            <calcext:condition calcext:apply-style-name="Good" calcext:value="=2" calcext:base-cell-address="Sheet1.T157"/>
          </calcext:conditional-format>
          <calcext:conditional-format calcext:target-range-address="Sheet1.T158:Sheet1.T158">
            <calcext:condition calcext:apply-style-name="Error" calcext:value="=1" calcext:base-cell-address="Sheet1.T158"/>
          </calcext:conditional-format>
          <calcext:conditional-format calcext:target-range-address="Sheet1.T158:Sheet1.T158">
            <calcext:condition calcext:apply-style-name="Good" calcext:value="=2" calcext:base-cell-address="Sheet1.T158"/>
          </calcext:conditional-format>
          <calcext:conditional-format calcext:target-range-address="Sheet1.T159:Sheet1.T159">
            <calcext:condition calcext:apply-style-name="Error" calcext:value="=1" calcext:base-cell-address="Sheet1.T159"/>
          </calcext:conditional-format>
          <calcext:conditional-format calcext:target-range-address="Sheet1.T159:Sheet1.T159">
            <calcext:condition calcext:apply-style-name="Good" calcext:value="=2" calcext:base-cell-address="Sheet1.T159"/>
          </calcext:conditional-format>
          <calcext:conditional-format calcext:target-range-address="Sheet1.T160:Sheet1.T160">
            <calcext:condition calcext:apply-style-name="Error" calcext:value="=1" calcext:base-cell-address="Sheet1.T160"/>
          </calcext:conditional-format>
          <calcext:conditional-format calcext:target-range-address="Sheet1.T160:Sheet1.T160">
            <calcext:condition calcext:apply-style-name="Good" calcext:value="=2" calcext:base-cell-address="Sheet1.T160"/>
          </calcext:conditional-format>
          <calcext:conditional-format calcext:target-range-address="Sheet1.T161:Sheet1.T161">
            <calcext:condition calcext:apply-style-name="Error" calcext:value="=1" calcext:base-cell-address="Sheet1.T161"/>
          </calcext:conditional-format>
          <calcext:conditional-format calcext:target-range-address="Sheet1.T161:Sheet1.T161">
            <calcext:condition calcext:apply-style-name="Good" calcext:value="=2" calcext:base-cell-address="Sheet1.T161"/>
          </calcext:conditional-format>
          <calcext:conditional-format calcext:target-range-address="Sheet1.T162:Sheet1.T162">
            <calcext:condition calcext:apply-style-name="Error" calcext:value="=1" calcext:base-cell-address="Sheet1.T162"/>
          </calcext:conditional-format>
          <calcext:conditional-format calcext:target-range-address="Sheet1.T162:Sheet1.T162">
            <calcext:condition calcext:apply-style-name="Good" calcext:value="=2" calcext:base-cell-address="Sheet1.T162"/>
          </calcext:conditional-format>
          <calcext:conditional-format calcext:target-range-address="Sheet1.T163:Sheet1.T163">
            <calcext:condition calcext:apply-style-name="Error" calcext:value="=1" calcext:base-cell-address="Sheet1.T163"/>
          </calcext:conditional-format>
          <calcext:conditional-format calcext:target-range-address="Sheet1.T163:Sheet1.T163">
            <calcext:condition calcext:apply-style-name="Good" calcext:value="=2" calcext:base-cell-address="Sheet1.T163"/>
          </calcext:conditional-format>
          <calcext:conditional-format calcext:target-range-address="Sheet1.T164:Sheet1.T164">
            <calcext:condition calcext:apply-style-name="Error" calcext:value="=1" calcext:base-cell-address="Sheet1.T164"/>
          </calcext:conditional-format>
          <calcext:conditional-format calcext:target-range-address="Sheet1.T164:Sheet1.T164">
            <calcext:condition calcext:apply-style-name="Good" calcext:value="=2" calcext:base-cell-address="Sheet1.T164"/>
          </calcext:conditional-format>
          <calcext:conditional-format calcext:target-range-address="Sheet1.T165:Sheet1.T165">
            <calcext:condition calcext:apply-style-name="Error" calcext:value="=1" calcext:base-cell-address="Sheet1.T165"/>
          </calcext:conditional-format>
          <calcext:conditional-format calcext:target-range-address="Sheet1.T165:Sheet1.T165">
            <calcext:condition calcext:apply-style-name="Good" calcext:value="=2" calcext:base-cell-address="Sheet1.T165"/>
          </calcext:conditional-format>
          <calcext:conditional-format calcext:target-range-address="Sheet1.T166:Sheet1.T166">
            <calcext:condition calcext:apply-style-name="Error" calcext:value="=1" calcext:base-cell-address="Sheet1.T166"/>
          </calcext:conditional-format>
          <calcext:conditional-format calcext:target-range-address="Sheet1.T166:Sheet1.T166">
            <calcext:condition calcext:apply-style-name="Good" calcext:value="=2" calcext:base-cell-address="Sheet1.T166"/>
          </calcext:conditional-format>
          <calcext:conditional-format calcext:target-range-address="Sheet1.T167:Sheet1.T167">
            <calcext:condition calcext:apply-style-name="Error" calcext:value="=1" calcext:base-cell-address="Sheet1.T167"/>
          </calcext:conditional-format>
          <calcext:conditional-format calcext:target-range-address="Sheet1.T167:Sheet1.T167">
            <calcext:condition calcext:apply-style-name="Good" calcext:value="=2" calcext:base-cell-address="Sheet1.T167"/>
          </calcext:conditional-format>
          <calcext:conditional-format calcext:target-range-address="Sheet1.T168:Sheet1.T168">
            <calcext:condition calcext:apply-style-name="Error" calcext:value="=1" calcext:base-cell-address="Sheet1.T168"/>
          </calcext:conditional-format>
          <calcext:conditional-format calcext:target-range-address="Sheet1.T168:Sheet1.T168">
            <calcext:condition calcext:apply-style-name="Good" calcext:value="=2" calcext:base-cell-address="Sheet1.T168"/>
          </calcext:conditional-format>
          <calcext:conditional-format calcext:target-range-address="Sheet1.T169:Sheet1.T169">
            <calcext:condition calcext:apply-style-name="Error" calcext:value="=1" calcext:base-cell-address="Sheet1.T169"/>
          </calcext:conditional-format>
          <calcext:conditional-format calcext:target-range-address="Sheet1.T169:Sheet1.T169">
            <calcext:condition calcext:apply-style-name="Good" calcext:value="=2" calcext:base-cell-address="Sheet1.T169"/>
          </calcext:conditional-format>
          <calcext:conditional-format calcext:target-range-address="Sheet1.T170:Sheet1.T170">
            <calcext:condition calcext:apply-style-name="Error" calcext:value="=1" calcext:base-cell-address="Sheet1.T170"/>
          </calcext:conditional-format>
          <calcext:conditional-format calcext:target-range-address="Sheet1.T170:Sheet1.T170">
            <calcext:condition calcext:apply-style-name="Good" calcext:value="=2" calcext:base-cell-address="Sheet1.T170"/>
          </calcext:conditional-format>
          <calcext:conditional-format calcext:target-range-address="Sheet1.T171:Sheet1.T171">
            <calcext:condition calcext:apply-style-name="Error" calcext:value="=1" calcext:base-cell-address="Sheet1.T171"/>
          </calcext:conditional-format>
          <calcext:conditional-format calcext:target-range-address="Sheet1.T171:Sheet1.T171">
            <calcext:condition calcext:apply-style-name="Good" calcext:value="=2" calcext:base-cell-address="Sheet1.T171"/>
          </calcext:conditional-format>
          <calcext:conditional-format calcext:target-range-address="Sheet1.T172:Sheet1.T172">
            <calcext:condition calcext:apply-style-name="Error" calcext:value="=1" calcext:base-cell-address="Sheet1.T172"/>
          </calcext:conditional-format>
          <calcext:conditional-format calcext:target-range-address="Sheet1.T172:Sheet1.T172">
            <calcext:condition calcext:apply-style-name="Good" calcext:value="=2" calcext:base-cell-address="Sheet1.T172"/>
          </calcext:conditional-format>
          <calcext:conditional-format calcext:target-range-address="Sheet1.T173:Sheet1.T173">
            <calcext:condition calcext:apply-style-name="Error" calcext:value="=1" calcext:base-cell-address="Sheet1.T173"/>
          </calcext:conditional-format>
          <calcext:conditional-format calcext:target-range-address="Sheet1.T173:Sheet1.T173">
            <calcext:condition calcext:apply-style-name="Good" calcext:value="=2" calcext:base-cell-address="Sheet1.T173"/>
          </calcext:conditional-format>
          <calcext:conditional-format calcext:target-range-address="Sheet1.T174:Sheet1.T174">
            <calcext:condition calcext:apply-style-name="Error" calcext:value="=1" calcext:base-cell-address="Sheet1.T174"/>
          </calcext:conditional-format>
          <calcext:conditional-format calcext:target-range-address="Sheet1.T174:Sheet1.T174">
            <calcext:condition calcext:apply-style-name="Good" calcext:value="=2" calcext:base-cell-address="Sheet1.T174"/>
          </calcext:conditional-format>
          <calcext:conditional-format calcext:target-range-address="Sheet1.T175:Sheet1.T175">
            <calcext:condition calcext:apply-style-name="Error" calcext:value="=1" calcext:base-cell-address="Sheet1.T175"/>
          </calcext:conditional-format>
          <calcext:conditional-format calcext:target-range-address="Sheet1.T175:Sheet1.T175">
            <calcext:condition calcext:apply-style-name="Good" calcext:value="=2" calcext:base-cell-address="Sheet1.T175"/>
          </calcext:conditional-format>
          <calcext:conditional-format calcext:target-range-address="Sheet1.T176:Sheet1.T176">
            <calcext:condition calcext:apply-style-name="Error" calcext:value="=1" calcext:base-cell-address="Sheet1.T176"/>
          </calcext:conditional-format>
          <calcext:conditional-format calcext:target-range-address="Sheet1.T176:Sheet1.T176">
            <calcext:condition calcext:apply-style-name="Good" calcext:value="=2" calcext:base-cell-address="Sheet1.T176"/>
          </calcext:conditional-format>
          <calcext:conditional-format calcext:target-range-address="Sheet1.T177:Sheet1.T177">
            <calcext:condition calcext:apply-style-name="Error" calcext:value="=1" calcext:base-cell-address="Sheet1.T177"/>
          </calcext:conditional-format>
          <calcext:conditional-format calcext:target-range-address="Sheet1.T177:Sheet1.T177">
            <calcext:condition calcext:apply-style-name="Good" calcext:value="=2" calcext:base-cell-address="Sheet1.T177"/>
          </calcext:conditional-format>
          <calcext:conditional-format calcext:target-range-address="Sheet1.T178:Sheet1.T178">
            <calcext:condition calcext:apply-style-name="Error" calcext:value="=1" calcext:base-cell-address="Sheet1.T178"/>
          </calcext:conditional-format>
          <calcext:conditional-format calcext:target-range-address="Sheet1.T178:Sheet1.T178">
            <calcext:condition calcext:apply-style-name="Good" calcext:value="=2" calcext:base-cell-address="Sheet1.T178"/>
          </calcext:conditional-format>
          <calcext:conditional-format calcext:target-range-address="Sheet1.T179:Sheet1.T179">
            <calcext:condition calcext:apply-style-name="Error" calcext:value="=1" calcext:base-cell-address="Sheet1.T179"/>
          </calcext:conditional-format>
          <calcext:conditional-format calcext:target-range-address="Sheet1.T179:Sheet1.T179">
            <calcext:condition calcext:apply-style-name="Good" calcext:value="=2" calcext:base-cell-address="Sheet1.T179"/>
          </calcext:conditional-format>
          <calcext:conditional-format calcext:target-range-address="Sheet1.T180:Sheet1.T180">
            <calcext:condition calcext:apply-style-name="Error" calcext:value="=1" calcext:base-cell-address="Sheet1.T180"/>
          </calcext:conditional-format>
          <calcext:conditional-format calcext:target-range-address="Sheet1.T180:Sheet1.T180">
            <calcext:condition calcext:apply-style-name="Good" calcext:value="=2" calcext:base-cell-address="Sheet1.T180"/>
          </calcext:conditional-format>
          <calcext:conditional-format calcext:target-range-address="Sheet1.T181:Sheet1.T181">
            <calcext:condition calcext:apply-style-name="Error" calcext:value="=1" calcext:base-cell-address="Sheet1.T181"/>
          </calcext:conditional-format>
          <calcext:conditional-format calcext:target-range-address="Sheet1.T181:Sheet1.T181">
            <calcext:condition calcext:apply-style-name="Good" calcext:value="=2" calcext:base-cell-address="Sheet1.T181"/>
          </calcext:conditional-format>
          <calcext:conditional-format calcext:target-range-address="Sheet1.T182:Sheet1.T182">
            <calcext:condition calcext:apply-style-name="Error" calcext:value="=1" calcext:base-cell-address="Sheet1.T182"/>
          </calcext:conditional-format>
          <calcext:conditional-format calcext:target-range-address="Sheet1.T182:Sheet1.T182">
            <calcext:condition calcext:apply-style-name="Good" calcext:value="=2" calcext:base-cell-address="Sheet1.T182"/>
          </calcext:conditional-format>
          <calcext:conditional-format calcext:target-range-address="Sheet1.T183:Sheet1.T183">
            <calcext:condition calcext:apply-style-name="Error" calcext:value="=1" calcext:base-cell-address="Sheet1.T183"/>
          </calcext:conditional-format>
          <calcext:conditional-format calcext:target-range-address="Sheet1.T183:Sheet1.T183">
            <calcext:condition calcext:apply-style-name="Good" calcext:value="=2" calcext:base-cell-address="Sheet1.T183"/>
          </calcext:conditional-format>
          <calcext:conditional-format calcext:target-range-address="Sheet1.T184:Sheet1.T184">
            <calcext:condition calcext:apply-style-name="Error" calcext:value="=1" calcext:base-cell-address="Sheet1.T184"/>
          </calcext:conditional-format>
          <calcext:conditional-format calcext:target-range-address="Sheet1.T184:Sheet1.T184">
            <calcext:condition calcext:apply-style-name="Good" calcext:value="=2" calcext:base-cell-address="Sheet1.T184"/>
          </calcext:conditional-format>
          <calcext:conditional-format calcext:target-range-address="Sheet1.T185:Sheet1.T185">
            <calcext:condition calcext:apply-style-name="Error" calcext:value="=1" calcext:base-cell-address="Sheet1.T185"/>
          </calcext:conditional-format>
          <calcext:conditional-format calcext:target-range-address="Sheet1.T185:Sheet1.T185">
            <calcext:condition calcext:apply-style-name="Good" calcext:value="=2" calcext:base-cell-address="Sheet1.T185"/>
          </calcext:conditional-format>
          <calcext:conditional-format calcext:target-range-address="Sheet1.T186:Sheet1.T186">
            <calcext:condition calcext:apply-style-name="Error" calcext:value="=1" calcext:base-cell-address="Sheet1.T186"/>
          </calcext:conditional-format>
          <calcext:conditional-format calcext:target-range-address="Sheet1.T186:Sheet1.T186">
            <calcext:condition calcext:apply-style-name="Good" calcext:value="=2" calcext:base-cell-address="Sheet1.T186"/>
          </calcext:conditional-format>
          <calcext:conditional-format calcext:target-range-address="Sheet1.T187:Sheet1.T187">
            <calcext:condition calcext:apply-style-name="Error" calcext:value="=1" calcext:base-cell-address="Sheet1.T187"/>
          </calcext:conditional-format>
          <calcext:conditional-format calcext:target-range-address="Sheet1.T187:Sheet1.T187">
            <calcext:condition calcext:apply-style-name="Good" calcext:value="=2" calcext:base-cell-address="Sheet1.T187"/>
          </calcext:conditional-format>
          <calcext:conditional-format calcext:target-range-address="Sheet1.T188:Sheet1.T188">
            <calcext:condition calcext:apply-style-name="Error" calcext:value="=1" calcext:base-cell-address="Sheet1.T188"/>
          </calcext:conditional-format>
          <calcext:conditional-format calcext:target-range-address="Sheet1.T188:Sheet1.T188">
            <calcext:condition calcext:apply-style-name="Good" calcext:value="=2" calcext:base-cell-address="Sheet1.T188"/>
          </calcext:conditional-format>
          <calcext:conditional-format calcext:target-range-address="Sheet1.U7:Sheet1.U7">
            <calcext:condition calcext:apply-style-name="Error" calcext:value="=1" calcext:base-cell-address="Sheet1.U7"/>
          </calcext:conditional-format>
          <calcext:conditional-format calcext:target-range-address="Sheet1.U7:Sheet1.U7">
            <calcext:condition calcext:apply-style-name="Good" calcext:value="=2" calcext:base-cell-address="Sheet1.U7"/>
          </calcext:conditional-format>
          <calcext:conditional-format calcext:target-range-address="Sheet1.U8:Sheet1.U8">
            <calcext:condition calcext:apply-style-name="Error" calcext:value="=1" calcext:base-cell-address="Sheet1.U8"/>
          </calcext:conditional-format>
          <calcext:conditional-format calcext:target-range-address="Sheet1.U8:Sheet1.U8">
            <calcext:condition calcext:apply-style-name="Good" calcext:value="=2" calcext:base-cell-address="Sheet1.U8"/>
          </calcext:conditional-format>
          <calcext:conditional-format calcext:target-range-address="Sheet1.U9:Sheet1.U9">
            <calcext:condition calcext:apply-style-name="Error" calcext:value="=1" calcext:base-cell-address="Sheet1.U9"/>
          </calcext:conditional-format>
          <calcext:conditional-format calcext:target-range-address="Sheet1.U9:Sheet1.U9">
            <calcext:condition calcext:apply-style-name="Good" calcext:value="=2" calcext:base-cell-address="Sheet1.U9"/>
          </calcext:conditional-format>
          <calcext:conditional-format calcext:target-range-address="Sheet1.U10:Sheet1.U10">
            <calcext:condition calcext:apply-style-name="Error" calcext:value="=1" calcext:base-cell-address="Sheet1.U10"/>
          </calcext:conditional-format>
          <calcext:conditional-format calcext:target-range-address="Sheet1.U10:Sheet1.U10">
            <calcext:condition calcext:apply-style-name="Good" calcext:value="=2" calcext:base-cell-address="Sheet1.U10"/>
          </calcext:conditional-format>
          <calcext:conditional-format calcext:target-range-address="Sheet1.U11:Sheet1.U11">
            <calcext:condition calcext:apply-style-name="Error" calcext:value="=1" calcext:base-cell-address="Sheet1.U11"/>
          </calcext:conditional-format>
          <calcext:conditional-format calcext:target-range-address="Sheet1.U11:Sheet1.U11">
            <calcext:condition calcext:apply-style-name="Good" calcext:value="=2" calcext:base-cell-address="Sheet1.U11"/>
          </calcext:conditional-format>
          <calcext:conditional-format calcext:target-range-address="Sheet1.U12:Sheet1.U12">
            <calcext:condition calcext:apply-style-name="Error" calcext:value="=1" calcext:base-cell-address="Sheet1.U12"/>
          </calcext:conditional-format>
          <calcext:conditional-format calcext:target-range-address="Sheet1.U12:Sheet1.U12">
            <calcext:condition calcext:apply-style-name="Good" calcext:value="=2" calcext:base-cell-address="Sheet1.U12"/>
          </calcext:conditional-format>
          <calcext:conditional-format calcext:target-range-address="Sheet1.U13:Sheet1.U13">
            <calcext:condition calcext:apply-style-name="Error" calcext:value="=1" calcext:base-cell-address="Sheet1.U13"/>
          </calcext:conditional-format>
          <calcext:conditional-format calcext:target-range-address="Sheet1.U13:Sheet1.U13">
            <calcext:condition calcext:apply-style-name="Good" calcext:value="=2" calcext:base-cell-address="Sheet1.U13"/>
          </calcext:conditional-format>
          <calcext:conditional-format calcext:target-range-address="Sheet1.U14:Sheet1.U14">
            <calcext:condition calcext:apply-style-name="Error" calcext:value="=1" calcext:base-cell-address="Sheet1.U14"/>
          </calcext:conditional-format>
          <calcext:conditional-format calcext:target-range-address="Sheet1.U14:Sheet1.U14">
            <calcext:condition calcext:apply-style-name="Good" calcext:value="=2" calcext:base-cell-address="Sheet1.U14"/>
          </calcext:conditional-format>
          <calcext:conditional-format calcext:target-range-address="Sheet1.U15:Sheet1.U15">
            <calcext:condition calcext:apply-style-name="Error" calcext:value="=1" calcext:base-cell-address="Sheet1.U15"/>
          </calcext:conditional-format>
          <calcext:conditional-format calcext:target-range-address="Sheet1.U15:Sheet1.U15">
            <calcext:condition calcext:apply-style-name="Good" calcext:value="=2" calcext:base-cell-address="Sheet1.U15"/>
          </calcext:conditional-format>
          <calcext:conditional-format calcext:target-range-address="Sheet1.U16:Sheet1.U16">
            <calcext:condition calcext:apply-style-name="Error" calcext:value="=1" calcext:base-cell-address="Sheet1.U16"/>
          </calcext:conditional-format>
          <calcext:conditional-format calcext:target-range-address="Sheet1.U16:Sheet1.U16">
            <calcext:condition calcext:apply-style-name="Good" calcext:value="=2" calcext:base-cell-address="Sheet1.U16"/>
          </calcext:conditional-format>
          <calcext:conditional-format calcext:target-range-address="Sheet1.U17:Sheet1.U17">
            <calcext:condition calcext:apply-style-name="Error" calcext:value="=1" calcext:base-cell-address="Sheet1.U17"/>
          </calcext:conditional-format>
          <calcext:conditional-format calcext:target-range-address="Sheet1.U17:Sheet1.U17">
            <calcext:condition calcext:apply-style-name="Good" calcext:value="=2" calcext:base-cell-address="Sheet1.U17"/>
          </calcext:conditional-format>
          <calcext:conditional-format calcext:target-range-address="Sheet1.U18:Sheet1.U18">
            <calcext:condition calcext:apply-style-name="Error" calcext:value="=1" calcext:base-cell-address="Sheet1.U18"/>
          </calcext:conditional-format>
          <calcext:conditional-format calcext:target-range-address="Sheet1.U18:Sheet1.U18">
            <calcext:condition calcext:apply-style-name="Good" calcext:value="=2" calcext:base-cell-address="Sheet1.U18"/>
          </calcext:conditional-format>
          <calcext:conditional-format calcext:target-range-address="Sheet1.U19:Sheet1.U19">
            <calcext:condition calcext:apply-style-name="Error" calcext:value="=1" calcext:base-cell-address="Sheet1.U19"/>
          </calcext:conditional-format>
          <calcext:conditional-format calcext:target-range-address="Sheet1.U19:Sheet1.U19">
            <calcext:condition calcext:apply-style-name="Good" calcext:value="=2" calcext:base-cell-address="Sheet1.U19"/>
          </calcext:conditional-format>
          <calcext:conditional-format calcext:target-range-address="Sheet1.U20:Sheet1.U20">
            <calcext:condition calcext:apply-style-name="Error" calcext:value="=1" calcext:base-cell-address="Sheet1.U20"/>
          </calcext:conditional-format>
          <calcext:conditional-format calcext:target-range-address="Sheet1.U20:Sheet1.U20">
            <calcext:condition calcext:apply-style-name="Good" calcext:value="=2" calcext:base-cell-address="Sheet1.U20"/>
          </calcext:conditional-format>
          <calcext:conditional-format calcext:target-range-address="Sheet1.U21:Sheet1.U21">
            <calcext:condition calcext:apply-style-name="Error" calcext:value="=1" calcext:base-cell-address="Sheet1.U21"/>
          </calcext:conditional-format>
          <calcext:conditional-format calcext:target-range-address="Sheet1.U21:Sheet1.U21">
            <calcext:condition calcext:apply-style-name="Good" calcext:value="=2" calcext:base-cell-address="Sheet1.U21"/>
          </calcext:conditional-format>
          <calcext:conditional-format calcext:target-range-address="Sheet1.U22:Sheet1.U22">
            <calcext:condition calcext:apply-style-name="Error" calcext:value="=1" calcext:base-cell-address="Sheet1.U22"/>
          </calcext:conditional-format>
          <calcext:conditional-format calcext:target-range-address="Sheet1.U22:Sheet1.U22">
            <calcext:condition calcext:apply-style-name="Good" calcext:value="=2" calcext:base-cell-address="Sheet1.U22"/>
          </calcext:conditional-format>
          <calcext:conditional-format calcext:target-range-address="Sheet1.U23:Sheet1.U23">
            <calcext:condition calcext:apply-style-name="Error" calcext:value="=1" calcext:base-cell-address="Sheet1.U23"/>
          </calcext:conditional-format>
          <calcext:conditional-format calcext:target-range-address="Sheet1.U23:Sheet1.U23">
            <calcext:condition calcext:apply-style-name="Good" calcext:value="=2" calcext:base-cell-address="Sheet1.U23"/>
          </calcext:conditional-format>
          <calcext:conditional-format calcext:target-range-address="Sheet1.U24:Sheet1.U24">
            <calcext:condition calcext:apply-style-name="Error" calcext:value="=1" calcext:base-cell-address="Sheet1.U24"/>
          </calcext:conditional-format>
          <calcext:conditional-format calcext:target-range-address="Sheet1.U24:Sheet1.U24">
            <calcext:condition calcext:apply-style-name="Good" calcext:value="=2" calcext:base-cell-address="Sheet1.U24"/>
          </calcext:conditional-format>
          <calcext:conditional-format calcext:target-range-address="Sheet1.U25:Sheet1.U25">
            <calcext:condition calcext:apply-style-name="Error" calcext:value="=1" calcext:base-cell-address="Sheet1.U25"/>
          </calcext:conditional-format>
          <calcext:conditional-format calcext:target-range-address="Sheet1.U25:Sheet1.U25">
            <calcext:condition calcext:apply-style-name="Good" calcext:value="=2" calcext:base-cell-address="Sheet1.U25"/>
          </calcext:conditional-format>
          <calcext:conditional-format calcext:target-range-address="Sheet1.U26:Sheet1.U26">
            <calcext:condition calcext:apply-style-name="Error" calcext:value="=1" calcext:base-cell-address="Sheet1.U26"/>
          </calcext:conditional-format>
          <calcext:conditional-format calcext:target-range-address="Sheet1.U26:Sheet1.U26">
            <calcext:condition calcext:apply-style-name="Good" calcext:value="=2" calcext:base-cell-address="Sheet1.U26"/>
          </calcext:conditional-format>
          <calcext:conditional-format calcext:target-range-address="Sheet1.U27:Sheet1.U27">
            <calcext:condition calcext:apply-style-name="Error" calcext:value="=1" calcext:base-cell-address="Sheet1.U27"/>
          </calcext:conditional-format>
          <calcext:conditional-format calcext:target-range-address="Sheet1.U27:Sheet1.U27">
            <calcext:condition calcext:apply-style-name="Good" calcext:value="=2" calcext:base-cell-address="Sheet1.U27"/>
          </calcext:conditional-format>
          <calcext:conditional-format calcext:target-range-address="Sheet1.U28:Sheet1.U28">
            <calcext:condition calcext:apply-style-name="Error" calcext:value="=1" calcext:base-cell-address="Sheet1.U28"/>
          </calcext:conditional-format>
          <calcext:conditional-format calcext:target-range-address="Sheet1.U28:Sheet1.U28">
            <calcext:condition calcext:apply-style-name="Good" calcext:value="=2" calcext:base-cell-address="Sheet1.U28"/>
          </calcext:conditional-format>
          <calcext:conditional-format calcext:target-range-address="Sheet1.U29:Sheet1.U29">
            <calcext:condition calcext:apply-style-name="Error" calcext:value="=1" calcext:base-cell-address="Sheet1.U29"/>
          </calcext:conditional-format>
          <calcext:conditional-format calcext:target-range-address="Sheet1.U29:Sheet1.U29">
            <calcext:condition calcext:apply-style-name="Good" calcext:value="=2" calcext:base-cell-address="Sheet1.U29"/>
          </calcext:conditional-format>
          <calcext:conditional-format calcext:target-range-address="Sheet1.U30:Sheet1.U30">
            <calcext:condition calcext:apply-style-name="Error" calcext:value="=1" calcext:base-cell-address="Sheet1.U30"/>
          </calcext:conditional-format>
          <calcext:conditional-format calcext:target-range-address="Sheet1.U30:Sheet1.U30">
            <calcext:condition calcext:apply-style-name="Good" calcext:value="=2" calcext:base-cell-address="Sheet1.U30"/>
          </calcext:conditional-format>
          <calcext:conditional-format calcext:target-range-address="Sheet1.U31:Sheet1.U31">
            <calcext:condition calcext:apply-style-name="Error" calcext:value="=1" calcext:base-cell-address="Sheet1.U31"/>
          </calcext:conditional-format>
          <calcext:conditional-format calcext:target-range-address="Sheet1.U31:Sheet1.U31">
            <calcext:condition calcext:apply-style-name="Good" calcext:value="=2" calcext:base-cell-address="Sheet1.U31"/>
          </calcext:conditional-format>
          <calcext:conditional-format calcext:target-range-address="Sheet1.U32:Sheet1.U32">
            <calcext:condition calcext:apply-style-name="Error" calcext:value="=1" calcext:base-cell-address="Sheet1.U32"/>
          </calcext:conditional-format>
          <calcext:conditional-format calcext:target-range-address="Sheet1.U32:Sheet1.U32">
            <calcext:condition calcext:apply-style-name="Good" calcext:value="=2" calcext:base-cell-address="Sheet1.U32"/>
          </calcext:conditional-format>
          <calcext:conditional-format calcext:target-range-address="Sheet1.U33:Sheet1.U33">
            <calcext:condition calcext:apply-style-name="Error" calcext:value="=1" calcext:base-cell-address="Sheet1.U33"/>
          </calcext:conditional-format>
          <calcext:conditional-format calcext:target-range-address="Sheet1.U33:Sheet1.U33">
            <calcext:condition calcext:apply-style-name="Good" calcext:value="=2" calcext:base-cell-address="Sheet1.U33"/>
          </calcext:conditional-format>
          <calcext:conditional-format calcext:target-range-address="Sheet1.U34:Sheet1.U34">
            <calcext:condition calcext:apply-style-name="Error" calcext:value="=1" calcext:base-cell-address="Sheet1.U34"/>
          </calcext:conditional-format>
          <calcext:conditional-format calcext:target-range-address="Sheet1.U34:Sheet1.U34">
            <calcext:condition calcext:apply-style-name="Good" calcext:value="=2" calcext:base-cell-address="Sheet1.U34"/>
          </calcext:conditional-format>
          <calcext:conditional-format calcext:target-range-address="Sheet1.U35:Sheet1.U35">
            <calcext:condition calcext:apply-style-name="Error" calcext:value="=1" calcext:base-cell-address="Sheet1.U35"/>
          </calcext:conditional-format>
          <calcext:conditional-format calcext:target-range-address="Sheet1.U35:Sheet1.U35">
            <calcext:condition calcext:apply-style-name="Good" calcext:value="=2" calcext:base-cell-address="Sheet1.U35"/>
          </calcext:conditional-format>
          <calcext:conditional-format calcext:target-range-address="Sheet1.U36:Sheet1.U36">
            <calcext:condition calcext:apply-style-name="Error" calcext:value="=1" calcext:base-cell-address="Sheet1.U36"/>
          </calcext:conditional-format>
          <calcext:conditional-format calcext:target-range-address="Sheet1.U36:Sheet1.U36">
            <calcext:condition calcext:apply-style-name="Good" calcext:value="=2" calcext:base-cell-address="Sheet1.U36"/>
          </calcext:conditional-format>
          <calcext:conditional-format calcext:target-range-address="Sheet1.U37:Sheet1.U37">
            <calcext:condition calcext:apply-style-name="Error" calcext:value="=1" calcext:base-cell-address="Sheet1.U37"/>
          </calcext:conditional-format>
          <calcext:conditional-format calcext:target-range-address="Sheet1.U37:Sheet1.U37">
            <calcext:condition calcext:apply-style-name="Good" calcext:value="=2" calcext:base-cell-address="Sheet1.U37"/>
          </calcext:conditional-format>
          <calcext:conditional-format calcext:target-range-address="Sheet1.U38:Sheet1.U38">
            <calcext:condition calcext:apply-style-name="Error" calcext:value="=1" calcext:base-cell-address="Sheet1.U38"/>
          </calcext:conditional-format>
          <calcext:conditional-format calcext:target-range-address="Sheet1.U38:Sheet1.U38">
            <calcext:condition calcext:apply-style-name="Good" calcext:value="=2" calcext:base-cell-address="Sheet1.U38"/>
          </calcext:conditional-format>
          <calcext:conditional-format calcext:target-range-address="Sheet1.U39:Sheet1.U39">
            <calcext:condition calcext:apply-style-name="Error" calcext:value="=1" calcext:base-cell-address="Sheet1.U39"/>
          </calcext:conditional-format>
          <calcext:conditional-format calcext:target-range-address="Sheet1.U39:Sheet1.U39">
            <calcext:condition calcext:apply-style-name="Good" calcext:value="=2" calcext:base-cell-address="Sheet1.U39"/>
          </calcext:conditional-format>
          <calcext:conditional-format calcext:target-range-address="Sheet1.U40:Sheet1.U40">
            <calcext:condition calcext:apply-style-name="Error" calcext:value="=1" calcext:base-cell-address="Sheet1.U40"/>
          </calcext:conditional-format>
          <calcext:conditional-format calcext:target-range-address="Sheet1.U40:Sheet1.U40">
            <calcext:condition calcext:apply-style-name="Good" calcext:value="=2" calcext:base-cell-address="Sheet1.U40"/>
          </calcext:conditional-format>
          <calcext:conditional-format calcext:target-range-address="Sheet1.U41:Sheet1.U41">
            <calcext:condition calcext:apply-style-name="Error" calcext:value="=1" calcext:base-cell-address="Sheet1.U41"/>
          </calcext:conditional-format>
          <calcext:conditional-format calcext:target-range-address="Sheet1.U41:Sheet1.U41">
            <calcext:condition calcext:apply-style-name="Good" calcext:value="=2" calcext:base-cell-address="Sheet1.U41"/>
          </calcext:conditional-format>
          <calcext:conditional-format calcext:target-range-address="Sheet1.U42:Sheet1.U42">
            <calcext:condition calcext:apply-style-name="Error" calcext:value="=1" calcext:base-cell-address="Sheet1.U42"/>
          </calcext:conditional-format>
          <calcext:conditional-format calcext:target-range-address="Sheet1.U42:Sheet1.U42">
            <calcext:condition calcext:apply-style-name="Good" calcext:value="=2" calcext:base-cell-address="Sheet1.U42"/>
          </calcext:conditional-format>
          <calcext:conditional-format calcext:target-range-address="Sheet1.U43:Sheet1.U43">
            <calcext:condition calcext:apply-style-name="Error" calcext:value="=1" calcext:base-cell-address="Sheet1.U43"/>
          </calcext:conditional-format>
          <calcext:conditional-format calcext:target-range-address="Sheet1.U43:Sheet1.U43">
            <calcext:condition calcext:apply-style-name="Good" calcext:value="=2" calcext:base-cell-address="Sheet1.U43"/>
          </calcext:conditional-format>
          <calcext:conditional-format calcext:target-range-address="Sheet1.U44:Sheet1.U44">
            <calcext:condition calcext:apply-style-name="Error" calcext:value="=1" calcext:base-cell-address="Sheet1.U44"/>
          </calcext:conditional-format>
          <calcext:conditional-format calcext:target-range-address="Sheet1.U44:Sheet1.U44">
            <calcext:condition calcext:apply-style-name="Good" calcext:value="=2" calcext:base-cell-address="Sheet1.U44"/>
          </calcext:conditional-format>
          <calcext:conditional-format calcext:target-range-address="Sheet1.U45:Sheet1.U45">
            <calcext:condition calcext:apply-style-name="Error" calcext:value="=1" calcext:base-cell-address="Sheet1.U45"/>
          </calcext:conditional-format>
          <calcext:conditional-format calcext:target-range-address="Sheet1.U45:Sheet1.U45">
            <calcext:condition calcext:apply-style-name="Good" calcext:value="=2" calcext:base-cell-address="Sheet1.U45"/>
          </calcext:conditional-format>
          <calcext:conditional-format calcext:target-range-address="Sheet1.U46:Sheet1.U46">
            <calcext:condition calcext:apply-style-name="Error" calcext:value="=1" calcext:base-cell-address="Sheet1.U46"/>
          </calcext:conditional-format>
          <calcext:conditional-format calcext:target-range-address="Sheet1.U46:Sheet1.U46">
            <calcext:condition calcext:apply-style-name="Good" calcext:value="=2" calcext:base-cell-address="Sheet1.U46"/>
          </calcext:conditional-format>
          <calcext:conditional-format calcext:target-range-address="Sheet1.U47:Sheet1.U47">
            <calcext:condition calcext:apply-style-name="Error" calcext:value="=1" calcext:base-cell-address="Sheet1.U47"/>
          </calcext:conditional-format>
          <calcext:conditional-format calcext:target-range-address="Sheet1.U47:Sheet1.U47">
            <calcext:condition calcext:apply-style-name="Good" calcext:value="=2" calcext:base-cell-address="Sheet1.U47"/>
          </calcext:conditional-format>
          <calcext:conditional-format calcext:target-range-address="Sheet1.U48:Sheet1.U48">
            <calcext:condition calcext:apply-style-name="Error" calcext:value="=1" calcext:base-cell-address="Sheet1.U48"/>
          </calcext:conditional-format>
          <calcext:conditional-format calcext:target-range-address="Sheet1.U48:Sheet1.U48">
            <calcext:condition calcext:apply-style-name="Good" calcext:value="=2" calcext:base-cell-address="Sheet1.U48"/>
          </calcext:conditional-format>
          <calcext:conditional-format calcext:target-range-address="Sheet1.U49:Sheet1.U49">
            <calcext:condition calcext:apply-style-name="Error" calcext:value="=1" calcext:base-cell-address="Sheet1.U49"/>
          </calcext:conditional-format>
          <calcext:conditional-format calcext:target-range-address="Sheet1.U49:Sheet1.U49">
            <calcext:condition calcext:apply-style-name="Good" calcext:value="=2" calcext:base-cell-address="Sheet1.U49"/>
          </calcext:conditional-format>
          <calcext:conditional-format calcext:target-range-address="Sheet1.U50:Sheet1.U50">
            <calcext:condition calcext:apply-style-name="Error" calcext:value="=1" calcext:base-cell-address="Sheet1.U50"/>
          </calcext:conditional-format>
          <calcext:conditional-format calcext:target-range-address="Sheet1.U50:Sheet1.U50">
            <calcext:condition calcext:apply-style-name="Good" calcext:value="=2" calcext:base-cell-address="Sheet1.U50"/>
          </calcext:conditional-format>
          <calcext:conditional-format calcext:target-range-address="Sheet1.U51:Sheet1.U51">
            <calcext:condition calcext:apply-style-name="Error" calcext:value="=1" calcext:base-cell-address="Sheet1.U51"/>
          </calcext:conditional-format>
          <calcext:conditional-format calcext:target-range-address="Sheet1.U51:Sheet1.U51">
            <calcext:condition calcext:apply-style-name="Good" calcext:value="=2" calcext:base-cell-address="Sheet1.U51"/>
          </calcext:conditional-format>
          <calcext:conditional-format calcext:target-range-address="Sheet1.U52:Sheet1.U52">
            <calcext:condition calcext:apply-style-name="Error" calcext:value="=1" calcext:base-cell-address="Sheet1.U52"/>
          </calcext:conditional-format>
          <calcext:conditional-format calcext:target-range-address="Sheet1.U52:Sheet1.U52">
            <calcext:condition calcext:apply-style-name="Good" calcext:value="=2" calcext:base-cell-address="Sheet1.U52"/>
          </calcext:conditional-format>
          <calcext:conditional-format calcext:target-range-address="Sheet1.U53:Sheet1.U53">
            <calcext:condition calcext:apply-style-name="Error" calcext:value="=1" calcext:base-cell-address="Sheet1.U53"/>
          </calcext:conditional-format>
          <calcext:conditional-format calcext:target-range-address="Sheet1.U53:Sheet1.U53">
            <calcext:condition calcext:apply-style-name="Good" calcext:value="=2" calcext:base-cell-address="Sheet1.U53"/>
          </calcext:conditional-format>
          <calcext:conditional-format calcext:target-range-address="Sheet1.U54:Sheet1.U54">
            <calcext:condition calcext:apply-style-name="Error" calcext:value="=1" calcext:base-cell-address="Sheet1.U54"/>
          </calcext:conditional-format>
          <calcext:conditional-format calcext:target-range-address="Sheet1.U54:Sheet1.U54">
            <calcext:condition calcext:apply-style-name="Good" calcext:value="=2" calcext:base-cell-address="Sheet1.U54"/>
          </calcext:conditional-format>
          <calcext:conditional-format calcext:target-range-address="Sheet1.U55:Sheet1.U55">
            <calcext:condition calcext:apply-style-name="Error" calcext:value="=1" calcext:base-cell-address="Sheet1.U55"/>
          </calcext:conditional-format>
          <calcext:conditional-format calcext:target-range-address="Sheet1.U55:Sheet1.U55">
            <calcext:condition calcext:apply-style-name="Good" calcext:value="=2" calcext:base-cell-address="Sheet1.U55"/>
          </calcext:conditional-format>
          <calcext:conditional-format calcext:target-range-address="Sheet1.U56:Sheet1.U56">
            <calcext:condition calcext:apply-style-name="Error" calcext:value="=1" calcext:base-cell-address="Sheet1.U56"/>
          </calcext:conditional-format>
          <calcext:conditional-format calcext:target-range-address="Sheet1.U56:Sheet1.U56">
            <calcext:condition calcext:apply-style-name="Good" calcext:value="=2" calcext:base-cell-address="Sheet1.U56"/>
          </calcext:conditional-format>
          <calcext:conditional-format calcext:target-range-address="Sheet1.U57:Sheet1.U57">
            <calcext:condition calcext:apply-style-name="Error" calcext:value="=1" calcext:base-cell-address="Sheet1.U57"/>
          </calcext:conditional-format>
          <calcext:conditional-format calcext:target-range-address="Sheet1.U57:Sheet1.U57">
            <calcext:condition calcext:apply-style-name="Good" calcext:value="=2" calcext:base-cell-address="Sheet1.U57"/>
          </calcext:conditional-format>
          <calcext:conditional-format calcext:target-range-address="Sheet1.U58:Sheet1.U58">
            <calcext:condition calcext:apply-style-name="Error" calcext:value="=1" calcext:base-cell-address="Sheet1.U58"/>
          </calcext:conditional-format>
          <calcext:conditional-format calcext:target-range-address="Sheet1.U58:Sheet1.U58">
            <calcext:condition calcext:apply-style-name="Good" calcext:value="=2" calcext:base-cell-address="Sheet1.U58"/>
          </calcext:conditional-format>
          <calcext:conditional-format calcext:target-range-address="Sheet1.U59:Sheet1.U59">
            <calcext:condition calcext:apply-style-name="Error" calcext:value="=1" calcext:base-cell-address="Sheet1.U59"/>
          </calcext:conditional-format>
          <calcext:conditional-format calcext:target-range-address="Sheet1.U59:Sheet1.U59">
            <calcext:condition calcext:apply-style-name="Good" calcext:value="=2" calcext:base-cell-address="Sheet1.U59"/>
          </calcext:conditional-format>
          <calcext:conditional-format calcext:target-range-address="Sheet1.U60:Sheet1.U60">
            <calcext:condition calcext:apply-style-name="Error" calcext:value="=1" calcext:base-cell-address="Sheet1.U60"/>
          </calcext:conditional-format>
          <calcext:conditional-format calcext:target-range-address="Sheet1.U60:Sheet1.U60">
            <calcext:condition calcext:apply-style-name="Good" calcext:value="=2" calcext:base-cell-address="Sheet1.U60"/>
          </calcext:conditional-format>
          <calcext:conditional-format calcext:target-range-address="Sheet1.U61:Sheet1.U61">
            <calcext:condition calcext:apply-style-name="Error" calcext:value="=1" calcext:base-cell-address="Sheet1.U61"/>
          </calcext:conditional-format>
          <calcext:conditional-format calcext:target-range-address="Sheet1.U61:Sheet1.U61">
            <calcext:condition calcext:apply-style-name="Good" calcext:value="=2" calcext:base-cell-address="Sheet1.U61"/>
          </calcext:conditional-format>
          <calcext:conditional-format calcext:target-range-address="Sheet1.U62:Sheet1.U62">
            <calcext:condition calcext:apply-style-name="Error" calcext:value="=1" calcext:base-cell-address="Sheet1.U62"/>
          </calcext:conditional-format>
          <calcext:conditional-format calcext:target-range-address="Sheet1.U62:Sheet1.U62">
            <calcext:condition calcext:apply-style-name="Good" calcext:value="=2" calcext:base-cell-address="Sheet1.U62"/>
          </calcext:conditional-format>
          <calcext:conditional-format calcext:target-range-address="Sheet1.U63:Sheet1.U63">
            <calcext:condition calcext:apply-style-name="Error" calcext:value="=1" calcext:base-cell-address="Sheet1.U63"/>
          </calcext:conditional-format>
          <calcext:conditional-format calcext:target-range-address="Sheet1.U63:Sheet1.U63">
            <calcext:condition calcext:apply-style-name="Good" calcext:value="=2" calcext:base-cell-address="Sheet1.U63"/>
          </calcext:conditional-format>
          <calcext:conditional-format calcext:target-range-address="Sheet1.U64:Sheet1.U64">
            <calcext:condition calcext:apply-style-name="Error" calcext:value="=1" calcext:base-cell-address="Sheet1.U64"/>
          </calcext:conditional-format>
          <calcext:conditional-format calcext:target-range-address="Sheet1.U64:Sheet1.U64">
            <calcext:condition calcext:apply-style-name="Good" calcext:value="=2" calcext:base-cell-address="Sheet1.U64"/>
          </calcext:conditional-format>
          <calcext:conditional-format calcext:target-range-address="Sheet1.U65:Sheet1.U65">
            <calcext:condition calcext:apply-style-name="Error" calcext:value="=1" calcext:base-cell-address="Sheet1.U65"/>
          </calcext:conditional-format>
          <calcext:conditional-format calcext:target-range-address="Sheet1.U65:Sheet1.U65">
            <calcext:condition calcext:apply-style-name="Good" calcext:value="=2" calcext:base-cell-address="Sheet1.U65"/>
          </calcext:conditional-format>
          <calcext:conditional-format calcext:target-range-address="Sheet1.U66:Sheet1.U66">
            <calcext:condition calcext:apply-style-name="Error" calcext:value="=1" calcext:base-cell-address="Sheet1.U66"/>
          </calcext:conditional-format>
          <calcext:conditional-format calcext:target-range-address="Sheet1.U66:Sheet1.U66">
            <calcext:condition calcext:apply-style-name="Good" calcext:value="=2" calcext:base-cell-address="Sheet1.U66"/>
          </calcext:conditional-format>
          <calcext:conditional-format calcext:target-range-address="Sheet1.U67:Sheet1.U67">
            <calcext:condition calcext:apply-style-name="Error" calcext:value="=1" calcext:base-cell-address="Sheet1.U67"/>
          </calcext:conditional-format>
          <calcext:conditional-format calcext:target-range-address="Sheet1.U67:Sheet1.U67">
            <calcext:condition calcext:apply-style-name="Good" calcext:value="=2" calcext:base-cell-address="Sheet1.U67"/>
          </calcext:conditional-format>
          <calcext:conditional-format calcext:target-range-address="Sheet1.U68:Sheet1.U68">
            <calcext:condition calcext:apply-style-name="Error" calcext:value="=1" calcext:base-cell-address="Sheet1.U68"/>
          </calcext:conditional-format>
          <calcext:conditional-format calcext:target-range-address="Sheet1.U68:Sheet1.U68">
            <calcext:condition calcext:apply-style-name="Good" calcext:value="=2" calcext:base-cell-address="Sheet1.U68"/>
          </calcext:conditional-format>
          <calcext:conditional-format calcext:target-range-address="Sheet1.U69:Sheet1.U69">
            <calcext:condition calcext:apply-style-name="Error" calcext:value="=1" calcext:base-cell-address="Sheet1.U69"/>
          </calcext:conditional-format>
          <calcext:conditional-format calcext:target-range-address="Sheet1.U69:Sheet1.U69">
            <calcext:condition calcext:apply-style-name="Good" calcext:value="=2" calcext:base-cell-address="Sheet1.U69"/>
          </calcext:conditional-format>
          <calcext:conditional-format calcext:target-range-address="Sheet1.U70:Sheet1.U70">
            <calcext:condition calcext:apply-style-name="Error" calcext:value="=1" calcext:base-cell-address="Sheet1.U70"/>
          </calcext:conditional-format>
          <calcext:conditional-format calcext:target-range-address="Sheet1.U70:Sheet1.U70">
            <calcext:condition calcext:apply-style-name="Good" calcext:value="=2" calcext:base-cell-address="Sheet1.U70"/>
          </calcext:conditional-format>
          <calcext:conditional-format calcext:target-range-address="Sheet1.U71:Sheet1.U71">
            <calcext:condition calcext:apply-style-name="Error" calcext:value="=1" calcext:base-cell-address="Sheet1.U71"/>
          </calcext:conditional-format>
          <calcext:conditional-format calcext:target-range-address="Sheet1.U71:Sheet1.U71">
            <calcext:condition calcext:apply-style-name="Good" calcext:value="=2" calcext:base-cell-address="Sheet1.U71"/>
          </calcext:conditional-format>
          <calcext:conditional-format calcext:target-range-address="Sheet1.U72:Sheet1.U72">
            <calcext:condition calcext:apply-style-name="Error" calcext:value="=1" calcext:base-cell-address="Sheet1.U72"/>
          </calcext:conditional-format>
          <calcext:conditional-format calcext:target-range-address="Sheet1.U72:Sheet1.U72">
            <calcext:condition calcext:apply-style-name="Good" calcext:value="=2" calcext:base-cell-address="Sheet1.U72"/>
          </calcext:conditional-format>
          <calcext:conditional-format calcext:target-range-address="Sheet1.U73:Sheet1.U73">
            <calcext:condition calcext:apply-style-name="Error" calcext:value="=1" calcext:base-cell-address="Sheet1.U73"/>
          </calcext:conditional-format>
          <calcext:conditional-format calcext:target-range-address="Sheet1.U73:Sheet1.U73">
            <calcext:condition calcext:apply-style-name="Good" calcext:value="=2" calcext:base-cell-address="Sheet1.U73"/>
          </calcext:conditional-format>
          <calcext:conditional-format calcext:target-range-address="Sheet1.U74:Sheet1.U74">
            <calcext:condition calcext:apply-style-name="Error" calcext:value="=1" calcext:base-cell-address="Sheet1.U74"/>
          </calcext:conditional-format>
          <calcext:conditional-format calcext:target-range-address="Sheet1.U74:Sheet1.U74">
            <calcext:condition calcext:apply-style-name="Good" calcext:value="=2" calcext:base-cell-address="Sheet1.U74"/>
          </calcext:conditional-format>
          <calcext:conditional-format calcext:target-range-address="Sheet1.U75:Sheet1.U75">
            <calcext:condition calcext:apply-style-name="Error" calcext:value="=1" calcext:base-cell-address="Sheet1.U75"/>
          </calcext:conditional-format>
          <calcext:conditional-format calcext:target-range-address="Sheet1.U75:Sheet1.U75">
            <calcext:condition calcext:apply-style-name="Good" calcext:value="=2" calcext:base-cell-address="Sheet1.U75"/>
          </calcext:conditional-format>
          <calcext:conditional-format calcext:target-range-address="Sheet1.U76:Sheet1.U76">
            <calcext:condition calcext:apply-style-name="Error" calcext:value="=1" calcext:base-cell-address="Sheet1.U76"/>
          </calcext:conditional-format>
          <calcext:conditional-format calcext:target-range-address="Sheet1.U76:Sheet1.U76">
            <calcext:condition calcext:apply-style-name="Good" calcext:value="=2" calcext:base-cell-address="Sheet1.U76"/>
          </calcext:conditional-format>
          <calcext:conditional-format calcext:target-range-address="Sheet1.U77:Sheet1.U77">
            <calcext:condition calcext:apply-style-name="Error" calcext:value="=1" calcext:base-cell-address="Sheet1.U77"/>
          </calcext:conditional-format>
          <calcext:conditional-format calcext:target-range-address="Sheet1.U77:Sheet1.U77">
            <calcext:condition calcext:apply-style-name="Good" calcext:value="=2" calcext:base-cell-address="Sheet1.U77"/>
          </calcext:conditional-format>
          <calcext:conditional-format calcext:target-range-address="Sheet1.U78:Sheet1.U78">
            <calcext:condition calcext:apply-style-name="Error" calcext:value="=1" calcext:base-cell-address="Sheet1.U78"/>
          </calcext:conditional-format>
          <calcext:conditional-format calcext:target-range-address="Sheet1.U78:Sheet1.U78">
            <calcext:condition calcext:apply-style-name="Good" calcext:value="=2" calcext:base-cell-address="Sheet1.U78"/>
          </calcext:conditional-format>
          <calcext:conditional-format calcext:target-range-address="Sheet1.U79:Sheet1.U79">
            <calcext:condition calcext:apply-style-name="Error" calcext:value="=1" calcext:base-cell-address="Sheet1.U79"/>
          </calcext:conditional-format>
          <calcext:conditional-format calcext:target-range-address="Sheet1.U79:Sheet1.U79">
            <calcext:condition calcext:apply-style-name="Good" calcext:value="=2" calcext:base-cell-address="Sheet1.U79"/>
          </calcext:conditional-format>
          <calcext:conditional-format calcext:target-range-address="Sheet1.U80:Sheet1.U80">
            <calcext:condition calcext:apply-style-name="Error" calcext:value="=1" calcext:base-cell-address="Sheet1.U80"/>
          </calcext:conditional-format>
          <calcext:conditional-format calcext:target-range-address="Sheet1.U80:Sheet1.U80">
            <calcext:condition calcext:apply-style-name="Good" calcext:value="=2" calcext:base-cell-address="Sheet1.U80"/>
          </calcext:conditional-format>
          <calcext:conditional-format calcext:target-range-address="Sheet1.U81:Sheet1.U81">
            <calcext:condition calcext:apply-style-name="Error" calcext:value="=1" calcext:base-cell-address="Sheet1.U81"/>
          </calcext:conditional-format>
          <calcext:conditional-format calcext:target-range-address="Sheet1.U81:Sheet1.U81">
            <calcext:condition calcext:apply-style-name="Good" calcext:value="=2" calcext:base-cell-address="Sheet1.U81"/>
          </calcext:conditional-format>
          <calcext:conditional-format calcext:target-range-address="Sheet1.U82:Sheet1.U82">
            <calcext:condition calcext:apply-style-name="Error" calcext:value="=1" calcext:base-cell-address="Sheet1.U82"/>
          </calcext:conditional-format>
          <calcext:conditional-format calcext:target-range-address="Sheet1.U82:Sheet1.U82">
            <calcext:condition calcext:apply-style-name="Good" calcext:value="=2" calcext:base-cell-address="Sheet1.U82"/>
          </calcext:conditional-format>
          <calcext:conditional-format calcext:target-range-address="Sheet1.U83:Sheet1.U83">
            <calcext:condition calcext:apply-style-name="Error" calcext:value="=1" calcext:base-cell-address="Sheet1.U83"/>
          </calcext:conditional-format>
          <calcext:conditional-format calcext:target-range-address="Sheet1.U83:Sheet1.U83">
            <calcext:condition calcext:apply-style-name="Good" calcext:value="=2" calcext:base-cell-address="Sheet1.U83"/>
          </calcext:conditional-format>
          <calcext:conditional-format calcext:target-range-address="Sheet1.U84:Sheet1.U84">
            <calcext:condition calcext:apply-style-name="Error" calcext:value="=1" calcext:base-cell-address="Sheet1.U84"/>
          </calcext:conditional-format>
          <calcext:conditional-format calcext:target-range-address="Sheet1.U84:Sheet1.U84">
            <calcext:condition calcext:apply-style-name="Good" calcext:value="=2" calcext:base-cell-address="Sheet1.U84"/>
          </calcext:conditional-format>
          <calcext:conditional-format calcext:target-range-address="Sheet1.U85:Sheet1.U85">
            <calcext:condition calcext:apply-style-name="Error" calcext:value="=1" calcext:base-cell-address="Sheet1.U85"/>
          </calcext:conditional-format>
          <calcext:conditional-format calcext:target-range-address="Sheet1.U85:Sheet1.U85">
            <calcext:condition calcext:apply-style-name="Good" calcext:value="=2" calcext:base-cell-address="Sheet1.U85"/>
          </calcext:conditional-format>
          <calcext:conditional-format calcext:target-range-address="Sheet1.U86:Sheet1.U86">
            <calcext:condition calcext:apply-style-name="Error" calcext:value="=1" calcext:base-cell-address="Sheet1.U86"/>
          </calcext:conditional-format>
          <calcext:conditional-format calcext:target-range-address="Sheet1.U86:Sheet1.U86">
            <calcext:condition calcext:apply-style-name="Good" calcext:value="=2" calcext:base-cell-address="Sheet1.U86"/>
          </calcext:conditional-format>
          <calcext:conditional-format calcext:target-range-address="Sheet1.U87:Sheet1.U87">
            <calcext:condition calcext:apply-style-name="Error" calcext:value="=1" calcext:base-cell-address="Sheet1.U87"/>
          </calcext:conditional-format>
          <calcext:conditional-format calcext:target-range-address="Sheet1.U87:Sheet1.U87">
            <calcext:condition calcext:apply-style-name="Good" calcext:value="=2" calcext:base-cell-address="Sheet1.U87"/>
          </calcext:conditional-format>
          <calcext:conditional-format calcext:target-range-address="Sheet1.U88:Sheet1.U88">
            <calcext:condition calcext:apply-style-name="Error" calcext:value="=1" calcext:base-cell-address="Sheet1.U88"/>
          </calcext:conditional-format>
          <calcext:conditional-format calcext:target-range-address="Sheet1.U88:Sheet1.U88">
            <calcext:condition calcext:apply-style-name="Good" calcext:value="=2" calcext:base-cell-address="Sheet1.U88"/>
          </calcext:conditional-format>
          <calcext:conditional-format calcext:target-range-address="Sheet1.U89:Sheet1.U89">
            <calcext:condition calcext:apply-style-name="Error" calcext:value="=1" calcext:base-cell-address="Sheet1.U89"/>
          </calcext:conditional-format>
          <calcext:conditional-format calcext:target-range-address="Sheet1.U89:Sheet1.U89">
            <calcext:condition calcext:apply-style-name="Good" calcext:value="=2" calcext:base-cell-address="Sheet1.U89"/>
          </calcext:conditional-format>
          <calcext:conditional-format calcext:target-range-address="Sheet1.U90:Sheet1.U90">
            <calcext:condition calcext:apply-style-name="Error" calcext:value="=1" calcext:base-cell-address="Sheet1.U90"/>
          </calcext:conditional-format>
          <calcext:conditional-format calcext:target-range-address="Sheet1.U90:Sheet1.U90">
            <calcext:condition calcext:apply-style-name="Good" calcext:value="=2" calcext:base-cell-address="Sheet1.U90"/>
          </calcext:conditional-format>
          <calcext:conditional-format calcext:target-range-address="Sheet1.U91:Sheet1.U91">
            <calcext:condition calcext:apply-style-name="Error" calcext:value="=1" calcext:base-cell-address="Sheet1.U91"/>
          </calcext:conditional-format>
          <calcext:conditional-format calcext:target-range-address="Sheet1.U91:Sheet1.U91">
            <calcext:condition calcext:apply-style-name="Good" calcext:value="=2" calcext:base-cell-address="Sheet1.U91"/>
          </calcext:conditional-format>
          <calcext:conditional-format calcext:target-range-address="Sheet1.U92:Sheet1.U92">
            <calcext:condition calcext:apply-style-name="Error" calcext:value="=1" calcext:base-cell-address="Sheet1.U92"/>
          </calcext:conditional-format>
          <calcext:conditional-format calcext:target-range-address="Sheet1.U92:Sheet1.U92">
            <calcext:condition calcext:apply-style-name="Good" calcext:value="=2" calcext:base-cell-address="Sheet1.U92"/>
          </calcext:conditional-format>
          <calcext:conditional-format calcext:target-range-address="Sheet1.U93:Sheet1.U93">
            <calcext:condition calcext:apply-style-name="Error" calcext:value="=1" calcext:base-cell-address="Sheet1.U93"/>
          </calcext:conditional-format>
          <calcext:conditional-format calcext:target-range-address="Sheet1.U93:Sheet1.U93">
            <calcext:condition calcext:apply-style-name="Good" calcext:value="=2" calcext:base-cell-address="Sheet1.U93"/>
          </calcext:conditional-format>
          <calcext:conditional-format calcext:target-range-address="Sheet1.U94:Sheet1.U94">
            <calcext:condition calcext:apply-style-name="Error" calcext:value="=1" calcext:base-cell-address="Sheet1.U94"/>
          </calcext:conditional-format>
          <calcext:conditional-format calcext:target-range-address="Sheet1.U94:Sheet1.U94">
            <calcext:condition calcext:apply-style-name="Good" calcext:value="=2" calcext:base-cell-address="Sheet1.U94"/>
          </calcext:conditional-format>
          <calcext:conditional-format calcext:target-range-address="Sheet1.U95:Sheet1.U95">
            <calcext:condition calcext:apply-style-name="Error" calcext:value="=1" calcext:base-cell-address="Sheet1.U95"/>
          </calcext:conditional-format>
          <calcext:conditional-format calcext:target-range-address="Sheet1.U95:Sheet1.U95">
            <calcext:condition calcext:apply-style-name="Good" calcext:value="=2" calcext:base-cell-address="Sheet1.U95"/>
          </calcext:conditional-format>
          <calcext:conditional-format calcext:target-range-address="Sheet1.U96:Sheet1.U96">
            <calcext:condition calcext:apply-style-name="Error" calcext:value="=1" calcext:base-cell-address="Sheet1.U96"/>
          </calcext:conditional-format>
          <calcext:conditional-format calcext:target-range-address="Sheet1.U96:Sheet1.U96">
            <calcext:condition calcext:apply-style-name="Good" calcext:value="=2" calcext:base-cell-address="Sheet1.U96"/>
          </calcext:conditional-format>
          <calcext:conditional-format calcext:target-range-address="Sheet1.U97:Sheet1.U97">
            <calcext:condition calcext:apply-style-name="Error" calcext:value="=1" calcext:base-cell-address="Sheet1.U97"/>
          </calcext:conditional-format>
          <calcext:conditional-format calcext:target-range-address="Sheet1.U97:Sheet1.U97">
            <calcext:condition calcext:apply-style-name="Good" calcext:value="=2" calcext:base-cell-address="Sheet1.U97"/>
          </calcext:conditional-format>
          <calcext:conditional-format calcext:target-range-address="Sheet1.U98:Sheet1.U98">
            <calcext:condition calcext:apply-style-name="Error" calcext:value="=1" calcext:base-cell-address="Sheet1.U98"/>
          </calcext:conditional-format>
          <calcext:conditional-format calcext:target-range-address="Sheet1.U98:Sheet1.U98">
            <calcext:condition calcext:apply-style-name="Good" calcext:value="=2" calcext:base-cell-address="Sheet1.U98"/>
          </calcext:conditional-format>
          <calcext:conditional-format calcext:target-range-address="Sheet1.U99:Sheet1.U99">
            <calcext:condition calcext:apply-style-name="Error" calcext:value="=1" calcext:base-cell-address="Sheet1.U99"/>
          </calcext:conditional-format>
          <calcext:conditional-format calcext:target-range-address="Sheet1.U99:Sheet1.U99">
            <calcext:condition calcext:apply-style-name="Good" calcext:value="=2" calcext:base-cell-address="Sheet1.U99"/>
          </calcext:conditional-format>
          <calcext:conditional-format calcext:target-range-address="Sheet1.U100:Sheet1.U100">
            <calcext:condition calcext:apply-style-name="Error" calcext:value="=1" calcext:base-cell-address="Sheet1.U100"/>
          </calcext:conditional-format>
          <calcext:conditional-format calcext:target-range-address="Sheet1.U100:Sheet1.U100">
            <calcext:condition calcext:apply-style-name="Good" calcext:value="=2" calcext:base-cell-address="Sheet1.U100"/>
          </calcext:conditional-format>
          <calcext:conditional-format calcext:target-range-address="Sheet1.U101:Sheet1.U101">
            <calcext:condition calcext:apply-style-name="Error" calcext:value="=1" calcext:base-cell-address="Sheet1.U101"/>
          </calcext:conditional-format>
          <calcext:conditional-format calcext:target-range-address="Sheet1.U101:Sheet1.U101">
            <calcext:condition calcext:apply-style-name="Good" calcext:value="=2" calcext:base-cell-address="Sheet1.U101"/>
          </calcext:conditional-format>
          <calcext:conditional-format calcext:target-range-address="Sheet1.U102:Sheet1.U102">
            <calcext:condition calcext:apply-style-name="Error" calcext:value="=1" calcext:base-cell-address="Sheet1.U102"/>
          </calcext:conditional-format>
          <calcext:conditional-format calcext:target-range-address="Sheet1.U102:Sheet1.U102">
            <calcext:condition calcext:apply-style-name="Good" calcext:value="=2" calcext:base-cell-address="Sheet1.U102"/>
          </calcext:conditional-format>
          <calcext:conditional-format calcext:target-range-address="Sheet1.U103:Sheet1.U103">
            <calcext:condition calcext:apply-style-name="Error" calcext:value="=1" calcext:base-cell-address="Sheet1.U103"/>
          </calcext:conditional-format>
          <calcext:conditional-format calcext:target-range-address="Sheet1.U103:Sheet1.U103">
            <calcext:condition calcext:apply-style-name="Good" calcext:value="=2" calcext:base-cell-address="Sheet1.U103"/>
          </calcext:conditional-format>
          <calcext:conditional-format calcext:target-range-address="Sheet1.U104:Sheet1.U104">
            <calcext:condition calcext:apply-style-name="Error" calcext:value="=1" calcext:base-cell-address="Sheet1.U104"/>
          </calcext:conditional-format>
          <calcext:conditional-format calcext:target-range-address="Sheet1.U104:Sheet1.U104">
            <calcext:condition calcext:apply-style-name="Good" calcext:value="=2" calcext:base-cell-address="Sheet1.U104"/>
          </calcext:conditional-format>
          <calcext:conditional-format calcext:target-range-address="Sheet1.U105:Sheet1.U105">
            <calcext:condition calcext:apply-style-name="Error" calcext:value="=1" calcext:base-cell-address="Sheet1.U105"/>
          </calcext:conditional-format>
          <calcext:conditional-format calcext:target-range-address="Sheet1.U105:Sheet1.U105">
            <calcext:condition calcext:apply-style-name="Good" calcext:value="=2" calcext:base-cell-address="Sheet1.U105"/>
          </calcext:conditional-format>
          <calcext:conditional-format calcext:target-range-address="Sheet1.U106:Sheet1.U106">
            <calcext:condition calcext:apply-style-name="Error" calcext:value="=1" calcext:base-cell-address="Sheet1.U106"/>
          </calcext:conditional-format>
          <calcext:conditional-format calcext:target-range-address="Sheet1.U106:Sheet1.U106">
            <calcext:condition calcext:apply-style-name="Good" calcext:value="=2" calcext:base-cell-address="Sheet1.U106"/>
          </calcext:conditional-format>
          <calcext:conditional-format calcext:target-range-address="Sheet1.U107:Sheet1.U107">
            <calcext:condition calcext:apply-style-name="Error" calcext:value="=1" calcext:base-cell-address="Sheet1.U107"/>
          </calcext:conditional-format>
          <calcext:conditional-format calcext:target-range-address="Sheet1.U107:Sheet1.U107">
            <calcext:condition calcext:apply-style-name="Good" calcext:value="=2" calcext:base-cell-address="Sheet1.U107"/>
          </calcext:conditional-format>
          <calcext:conditional-format calcext:target-range-address="Sheet1.U108:Sheet1.U108">
            <calcext:condition calcext:apply-style-name="Error" calcext:value="=1" calcext:base-cell-address="Sheet1.U108"/>
          </calcext:conditional-format>
          <calcext:conditional-format calcext:target-range-address="Sheet1.U108:Sheet1.U108">
            <calcext:condition calcext:apply-style-name="Good" calcext:value="=2" calcext:base-cell-address="Sheet1.U108"/>
          </calcext:conditional-format>
          <calcext:conditional-format calcext:target-range-address="Sheet1.U109:Sheet1.U109">
            <calcext:condition calcext:apply-style-name="Error" calcext:value="=1" calcext:base-cell-address="Sheet1.U109"/>
          </calcext:conditional-format>
          <calcext:conditional-format calcext:target-range-address="Sheet1.U109:Sheet1.U109">
            <calcext:condition calcext:apply-style-name="Good" calcext:value="=2" calcext:base-cell-address="Sheet1.U109"/>
          </calcext:conditional-format>
          <calcext:conditional-format calcext:target-range-address="Sheet1.U110:Sheet1.U110">
            <calcext:condition calcext:apply-style-name="Error" calcext:value="=1" calcext:base-cell-address="Sheet1.U110"/>
          </calcext:conditional-format>
          <calcext:conditional-format calcext:target-range-address="Sheet1.U110:Sheet1.U110">
            <calcext:condition calcext:apply-style-name="Good" calcext:value="=2" calcext:base-cell-address="Sheet1.U110"/>
          </calcext:conditional-format>
          <calcext:conditional-format calcext:target-range-address="Sheet1.U111:Sheet1.U111">
            <calcext:condition calcext:apply-style-name="Error" calcext:value="=1" calcext:base-cell-address="Sheet1.U111"/>
          </calcext:conditional-format>
          <calcext:conditional-format calcext:target-range-address="Sheet1.U111:Sheet1.U111">
            <calcext:condition calcext:apply-style-name="Good" calcext:value="=2" calcext:base-cell-address="Sheet1.U111"/>
          </calcext:conditional-format>
          <calcext:conditional-format calcext:target-range-address="Sheet1.U112:Sheet1.U112">
            <calcext:condition calcext:apply-style-name="Error" calcext:value="=1" calcext:base-cell-address="Sheet1.U112"/>
          </calcext:conditional-format>
          <calcext:conditional-format calcext:target-range-address="Sheet1.U112:Sheet1.U112">
            <calcext:condition calcext:apply-style-name="Good" calcext:value="=2" calcext:base-cell-address="Sheet1.U112"/>
          </calcext:conditional-format>
          <calcext:conditional-format calcext:target-range-address="Sheet1.U113:Sheet1.U113">
            <calcext:condition calcext:apply-style-name="Error" calcext:value="=1" calcext:base-cell-address="Sheet1.U113"/>
          </calcext:conditional-format>
          <calcext:conditional-format calcext:target-range-address="Sheet1.U113:Sheet1.U113">
            <calcext:condition calcext:apply-style-name="Good" calcext:value="=2" calcext:base-cell-address="Sheet1.U113"/>
          </calcext:conditional-format>
          <calcext:conditional-format calcext:target-range-address="Sheet1.U114:Sheet1.U114">
            <calcext:condition calcext:apply-style-name="Error" calcext:value="=1" calcext:base-cell-address="Sheet1.U114"/>
          </calcext:conditional-format>
          <calcext:conditional-format calcext:target-range-address="Sheet1.U114:Sheet1.U114">
            <calcext:condition calcext:apply-style-name="Good" calcext:value="=2" calcext:base-cell-address="Sheet1.U114"/>
          </calcext:conditional-format>
          <calcext:conditional-format calcext:target-range-address="Sheet1.U115:Sheet1.U115">
            <calcext:condition calcext:apply-style-name="Error" calcext:value="=1" calcext:base-cell-address="Sheet1.U115"/>
          </calcext:conditional-format>
          <calcext:conditional-format calcext:target-range-address="Sheet1.U115:Sheet1.U115">
            <calcext:condition calcext:apply-style-name="Good" calcext:value="=2" calcext:base-cell-address="Sheet1.U115"/>
          </calcext:conditional-format>
          <calcext:conditional-format calcext:target-range-address="Sheet1.U116:Sheet1.U116">
            <calcext:condition calcext:apply-style-name="Error" calcext:value="=1" calcext:base-cell-address="Sheet1.U116"/>
          </calcext:conditional-format>
          <calcext:conditional-format calcext:target-range-address="Sheet1.U116:Sheet1.U116">
            <calcext:condition calcext:apply-style-name="Good" calcext:value="=2" calcext:base-cell-address="Sheet1.U116"/>
          </calcext:conditional-format>
          <calcext:conditional-format calcext:target-range-address="Sheet1.U117:Sheet1.U117">
            <calcext:condition calcext:apply-style-name="Error" calcext:value="=1" calcext:base-cell-address="Sheet1.U117"/>
          </calcext:conditional-format>
          <calcext:conditional-format calcext:target-range-address="Sheet1.U117:Sheet1.U117">
            <calcext:condition calcext:apply-style-name="Good" calcext:value="=2" calcext:base-cell-address="Sheet1.U117"/>
          </calcext:conditional-format>
          <calcext:conditional-format calcext:target-range-address="Sheet1.U118:Sheet1.U118">
            <calcext:condition calcext:apply-style-name="Error" calcext:value="=1" calcext:base-cell-address="Sheet1.U118"/>
          </calcext:conditional-format>
          <calcext:conditional-format calcext:target-range-address="Sheet1.U118:Sheet1.U118">
            <calcext:condition calcext:apply-style-name="Good" calcext:value="=2" calcext:base-cell-address="Sheet1.U118"/>
          </calcext:conditional-format>
          <calcext:conditional-format calcext:target-range-address="Sheet1.U119:Sheet1.U119">
            <calcext:condition calcext:apply-style-name="Error" calcext:value="=1" calcext:base-cell-address="Sheet1.U119"/>
          </calcext:conditional-format>
          <calcext:conditional-format calcext:target-range-address="Sheet1.U119:Sheet1.U119">
            <calcext:condition calcext:apply-style-name="Good" calcext:value="=2" calcext:base-cell-address="Sheet1.U119"/>
          </calcext:conditional-format>
          <calcext:conditional-format calcext:target-range-address="Sheet1.U120:Sheet1.U120">
            <calcext:condition calcext:apply-style-name="Error" calcext:value="=1" calcext:base-cell-address="Sheet1.U120"/>
          </calcext:conditional-format>
          <calcext:conditional-format calcext:target-range-address="Sheet1.U120:Sheet1.U120">
            <calcext:condition calcext:apply-style-name="Good" calcext:value="=2" calcext:base-cell-address="Sheet1.U120"/>
          </calcext:conditional-format>
          <calcext:conditional-format calcext:target-range-address="Sheet1.U121:Sheet1.U121">
            <calcext:condition calcext:apply-style-name="Error" calcext:value="=1" calcext:base-cell-address="Sheet1.U121"/>
          </calcext:conditional-format>
          <calcext:conditional-format calcext:target-range-address="Sheet1.U121:Sheet1.U121">
            <calcext:condition calcext:apply-style-name="Good" calcext:value="=2" calcext:base-cell-address="Sheet1.U121"/>
          </calcext:conditional-format>
          <calcext:conditional-format calcext:target-range-address="Sheet1.U122:Sheet1.U122">
            <calcext:condition calcext:apply-style-name="Error" calcext:value="=1" calcext:base-cell-address="Sheet1.U122"/>
          </calcext:conditional-format>
          <calcext:conditional-format calcext:target-range-address="Sheet1.U122:Sheet1.U122">
            <calcext:condition calcext:apply-style-name="Good" calcext:value="=2" calcext:base-cell-address="Sheet1.U122"/>
          </calcext:conditional-format>
          <calcext:conditional-format calcext:target-range-address="Sheet1.U123:Sheet1.U123">
            <calcext:condition calcext:apply-style-name="Error" calcext:value="=1" calcext:base-cell-address="Sheet1.U123"/>
          </calcext:conditional-format>
          <calcext:conditional-format calcext:target-range-address="Sheet1.U123:Sheet1.U123">
            <calcext:condition calcext:apply-style-name="Good" calcext:value="=2" calcext:base-cell-address="Sheet1.U123"/>
          </calcext:conditional-format>
          <calcext:conditional-format calcext:target-range-address="Sheet1.U124:Sheet1.U124">
            <calcext:condition calcext:apply-style-name="Error" calcext:value="=1" calcext:base-cell-address="Sheet1.U124"/>
          </calcext:conditional-format>
          <calcext:conditional-format calcext:target-range-address="Sheet1.U124:Sheet1.U124">
            <calcext:condition calcext:apply-style-name="Good" calcext:value="=2" calcext:base-cell-address="Sheet1.U124"/>
          </calcext:conditional-format>
          <calcext:conditional-format calcext:target-range-address="Sheet1.U125:Sheet1.U125">
            <calcext:condition calcext:apply-style-name="Error" calcext:value="=1" calcext:base-cell-address="Sheet1.U125"/>
          </calcext:conditional-format>
          <calcext:conditional-format calcext:target-range-address="Sheet1.U125:Sheet1.U125">
            <calcext:condition calcext:apply-style-name="Good" calcext:value="=2" calcext:base-cell-address="Sheet1.U125"/>
          </calcext:conditional-format>
          <calcext:conditional-format calcext:target-range-address="Sheet1.U126:Sheet1.U126">
            <calcext:condition calcext:apply-style-name="Error" calcext:value="=1" calcext:base-cell-address="Sheet1.U126"/>
          </calcext:conditional-format>
          <calcext:conditional-format calcext:target-range-address="Sheet1.U126:Sheet1.U126">
            <calcext:condition calcext:apply-style-name="Good" calcext:value="=2" calcext:base-cell-address="Sheet1.U126"/>
          </calcext:conditional-format>
          <calcext:conditional-format calcext:target-range-address="Sheet1.U127:Sheet1.U127">
            <calcext:condition calcext:apply-style-name="Error" calcext:value="=1" calcext:base-cell-address="Sheet1.U127"/>
          </calcext:conditional-format>
          <calcext:conditional-format calcext:target-range-address="Sheet1.U127:Sheet1.U127">
            <calcext:condition calcext:apply-style-name="Good" calcext:value="=2" calcext:base-cell-address="Sheet1.U127"/>
          </calcext:conditional-format>
          <calcext:conditional-format calcext:target-range-address="Sheet1.U128:Sheet1.U128">
            <calcext:condition calcext:apply-style-name="Error" calcext:value="=1" calcext:base-cell-address="Sheet1.U128"/>
          </calcext:conditional-format>
          <calcext:conditional-format calcext:target-range-address="Sheet1.U128:Sheet1.U128">
            <calcext:condition calcext:apply-style-name="Good" calcext:value="=2" calcext:base-cell-address="Sheet1.U128"/>
          </calcext:conditional-format>
          <calcext:conditional-format calcext:target-range-address="Sheet1.U129:Sheet1.U129">
            <calcext:condition calcext:apply-style-name="Error" calcext:value="=1" calcext:base-cell-address="Sheet1.U129"/>
          </calcext:conditional-format>
          <calcext:conditional-format calcext:target-range-address="Sheet1.U129:Sheet1.U129">
            <calcext:condition calcext:apply-style-name="Good" calcext:value="=2" calcext:base-cell-address="Sheet1.U129"/>
          </calcext:conditional-format>
          <calcext:conditional-format calcext:target-range-address="Sheet1.U130:Sheet1.U130">
            <calcext:condition calcext:apply-style-name="Error" calcext:value="=1" calcext:base-cell-address="Sheet1.U130"/>
          </calcext:conditional-format>
          <calcext:conditional-format calcext:target-range-address="Sheet1.U130:Sheet1.U130">
            <calcext:condition calcext:apply-style-name="Good" calcext:value="=2" calcext:base-cell-address="Sheet1.U130"/>
          </calcext:conditional-format>
          <calcext:conditional-format calcext:target-range-address="Sheet1.U131:Sheet1.U131">
            <calcext:condition calcext:apply-style-name="Error" calcext:value="=1" calcext:base-cell-address="Sheet1.U131"/>
          </calcext:conditional-format>
          <calcext:conditional-format calcext:target-range-address="Sheet1.U131:Sheet1.U131">
            <calcext:condition calcext:apply-style-name="Good" calcext:value="=2" calcext:base-cell-address="Sheet1.U131"/>
          </calcext:conditional-format>
          <calcext:conditional-format calcext:target-range-address="Sheet1.U132:Sheet1.U132">
            <calcext:condition calcext:apply-style-name="Error" calcext:value="=1" calcext:base-cell-address="Sheet1.U132"/>
          </calcext:conditional-format>
          <calcext:conditional-format calcext:target-range-address="Sheet1.U132:Sheet1.U132">
            <calcext:condition calcext:apply-style-name="Good" calcext:value="=2" calcext:base-cell-address="Sheet1.U132"/>
          </calcext:conditional-format>
          <calcext:conditional-format calcext:target-range-address="Sheet1.U133:Sheet1.U133">
            <calcext:condition calcext:apply-style-name="Error" calcext:value="=1" calcext:base-cell-address="Sheet1.U133"/>
          </calcext:conditional-format>
          <calcext:conditional-format calcext:target-range-address="Sheet1.U133:Sheet1.U133">
            <calcext:condition calcext:apply-style-name="Good" calcext:value="=2" calcext:base-cell-address="Sheet1.U133"/>
          </calcext:conditional-format>
          <calcext:conditional-format calcext:target-range-address="Sheet1.U134:Sheet1.U134">
            <calcext:condition calcext:apply-style-name="Error" calcext:value="=1" calcext:base-cell-address="Sheet1.U134"/>
          </calcext:conditional-format>
          <calcext:conditional-format calcext:target-range-address="Sheet1.U134:Sheet1.U134">
            <calcext:condition calcext:apply-style-name="Good" calcext:value="=2" calcext:base-cell-address="Sheet1.U134"/>
          </calcext:conditional-format>
          <calcext:conditional-format calcext:target-range-address="Sheet1.U135:Sheet1.U135">
            <calcext:condition calcext:apply-style-name="Error" calcext:value="=1" calcext:base-cell-address="Sheet1.U135"/>
          </calcext:conditional-format>
          <calcext:conditional-format calcext:target-range-address="Sheet1.U135:Sheet1.U135">
            <calcext:condition calcext:apply-style-name="Good" calcext:value="=2" calcext:base-cell-address="Sheet1.U135"/>
          </calcext:conditional-format>
          <calcext:conditional-format calcext:target-range-address="Sheet1.U136:Sheet1.U136">
            <calcext:condition calcext:apply-style-name="Error" calcext:value="=1" calcext:base-cell-address="Sheet1.U136"/>
          </calcext:conditional-format>
          <calcext:conditional-format calcext:target-range-address="Sheet1.U136:Sheet1.U136">
            <calcext:condition calcext:apply-style-name="Good" calcext:value="=2" calcext:base-cell-address="Sheet1.U136"/>
          </calcext:conditional-format>
          <calcext:conditional-format calcext:target-range-address="Sheet1.U137:Sheet1.U137">
            <calcext:condition calcext:apply-style-name="Error" calcext:value="=1" calcext:base-cell-address="Sheet1.U137"/>
          </calcext:conditional-format>
          <calcext:conditional-format calcext:target-range-address="Sheet1.U137:Sheet1.U137">
            <calcext:condition calcext:apply-style-name="Good" calcext:value="=2" calcext:base-cell-address="Sheet1.U137"/>
          </calcext:conditional-format>
          <calcext:conditional-format calcext:target-range-address="Sheet1.U138:Sheet1.U138">
            <calcext:condition calcext:apply-style-name="Error" calcext:value="=1" calcext:base-cell-address="Sheet1.U138"/>
          </calcext:conditional-format>
          <calcext:conditional-format calcext:target-range-address="Sheet1.U138:Sheet1.U138">
            <calcext:condition calcext:apply-style-name="Good" calcext:value="=2" calcext:base-cell-address="Sheet1.U138"/>
          </calcext:conditional-format>
          <calcext:conditional-format calcext:target-range-address="Sheet1.U139:Sheet1.U139">
            <calcext:condition calcext:apply-style-name="Error" calcext:value="=1" calcext:base-cell-address="Sheet1.U139"/>
          </calcext:conditional-format>
          <calcext:conditional-format calcext:target-range-address="Sheet1.U139:Sheet1.U139">
            <calcext:condition calcext:apply-style-name="Good" calcext:value="=2" calcext:base-cell-address="Sheet1.U139"/>
          </calcext:conditional-format>
          <calcext:conditional-format calcext:target-range-address="Sheet1.U140:Sheet1.U140">
            <calcext:condition calcext:apply-style-name="Error" calcext:value="=1" calcext:base-cell-address="Sheet1.U140"/>
          </calcext:conditional-format>
          <calcext:conditional-format calcext:target-range-address="Sheet1.U140:Sheet1.U140">
            <calcext:condition calcext:apply-style-name="Good" calcext:value="=2" calcext:base-cell-address="Sheet1.U140"/>
          </calcext:conditional-format>
          <calcext:conditional-format calcext:target-range-address="Sheet1.U141:Sheet1.U141">
            <calcext:condition calcext:apply-style-name="Error" calcext:value="=1" calcext:base-cell-address="Sheet1.U141"/>
          </calcext:conditional-format>
          <calcext:conditional-format calcext:target-range-address="Sheet1.U141:Sheet1.U141">
            <calcext:condition calcext:apply-style-name="Good" calcext:value="=2" calcext:base-cell-address="Sheet1.U141"/>
          </calcext:conditional-format>
          <calcext:conditional-format calcext:target-range-address="Sheet1.U142:Sheet1.U142">
            <calcext:condition calcext:apply-style-name="Error" calcext:value="=1" calcext:base-cell-address="Sheet1.U142"/>
          </calcext:conditional-format>
          <calcext:conditional-format calcext:target-range-address="Sheet1.U142:Sheet1.U142">
            <calcext:condition calcext:apply-style-name="Good" calcext:value="=2" calcext:base-cell-address="Sheet1.U142"/>
          </calcext:conditional-format>
          <calcext:conditional-format calcext:target-range-address="Sheet1.U143:Sheet1.U143">
            <calcext:condition calcext:apply-style-name="Error" calcext:value="=1" calcext:base-cell-address="Sheet1.U143"/>
          </calcext:conditional-format>
          <calcext:conditional-format calcext:target-range-address="Sheet1.U143:Sheet1.U143">
            <calcext:condition calcext:apply-style-name="Good" calcext:value="=2" calcext:base-cell-address="Sheet1.U143"/>
          </calcext:conditional-format>
          <calcext:conditional-format calcext:target-range-address="Sheet1.U144:Sheet1.U144">
            <calcext:condition calcext:apply-style-name="Error" calcext:value="=1" calcext:base-cell-address="Sheet1.U144"/>
          </calcext:conditional-format>
          <calcext:conditional-format calcext:target-range-address="Sheet1.U144:Sheet1.U144">
            <calcext:condition calcext:apply-style-name="Good" calcext:value="=2" calcext:base-cell-address="Sheet1.U144"/>
          </calcext:conditional-format>
          <calcext:conditional-format calcext:target-range-address="Sheet1.U145:Sheet1.U145">
            <calcext:condition calcext:apply-style-name="Error" calcext:value="=1" calcext:base-cell-address="Sheet1.U145"/>
          </calcext:conditional-format>
          <calcext:conditional-format calcext:target-range-address="Sheet1.U145:Sheet1.U145">
            <calcext:condition calcext:apply-style-name="Good" calcext:value="=2" calcext:base-cell-address="Sheet1.U145"/>
          </calcext:conditional-format>
          <calcext:conditional-format calcext:target-range-address="Sheet1.U146:Sheet1.U146">
            <calcext:condition calcext:apply-style-name="Error" calcext:value="=1" calcext:base-cell-address="Sheet1.U146"/>
          </calcext:conditional-format>
          <calcext:conditional-format calcext:target-range-address="Sheet1.U146:Sheet1.U146">
            <calcext:condition calcext:apply-style-name="Good" calcext:value="=2" calcext:base-cell-address="Sheet1.U146"/>
          </calcext:conditional-format>
          <calcext:conditional-format calcext:target-range-address="Sheet1.U147:Sheet1.U147">
            <calcext:condition calcext:apply-style-name="Error" calcext:value="=1" calcext:base-cell-address="Sheet1.U147"/>
          </calcext:conditional-format>
          <calcext:conditional-format calcext:target-range-address="Sheet1.U147:Sheet1.U147">
            <calcext:condition calcext:apply-style-name="Good" calcext:value="=2" calcext:base-cell-address="Sheet1.U147"/>
          </calcext:conditional-format>
          <calcext:conditional-format calcext:target-range-address="Sheet1.U148:Sheet1.U148">
            <calcext:condition calcext:apply-style-name="Error" calcext:value="=1" calcext:base-cell-address="Sheet1.U148"/>
          </calcext:conditional-format>
          <calcext:conditional-format calcext:target-range-address="Sheet1.U148:Sheet1.U148">
            <calcext:condition calcext:apply-style-name="Good" calcext:value="=2" calcext:base-cell-address="Sheet1.U148"/>
          </calcext:conditional-format>
          <calcext:conditional-format calcext:target-range-address="Sheet1.U149:Sheet1.U149">
            <calcext:condition calcext:apply-style-name="Error" calcext:value="=1" calcext:base-cell-address="Sheet1.U149"/>
          </calcext:conditional-format>
          <calcext:conditional-format calcext:target-range-address="Sheet1.U149:Sheet1.U149">
            <calcext:condition calcext:apply-style-name="Good" calcext:value="=2" calcext:base-cell-address="Sheet1.U149"/>
          </calcext:conditional-format>
          <calcext:conditional-format calcext:target-range-address="Sheet1.U150:Sheet1.U150">
            <calcext:condition calcext:apply-style-name="Error" calcext:value="=1" calcext:base-cell-address="Sheet1.U150"/>
          </calcext:conditional-format>
          <calcext:conditional-format calcext:target-range-address="Sheet1.U150:Sheet1.U150">
            <calcext:condition calcext:apply-style-name="Good" calcext:value="=2" calcext:base-cell-address="Sheet1.U150"/>
          </calcext:conditional-format>
          <calcext:conditional-format calcext:target-range-address="Sheet1.U151:Sheet1.U151">
            <calcext:condition calcext:apply-style-name="Error" calcext:value="=1" calcext:base-cell-address="Sheet1.U151"/>
          </calcext:conditional-format>
          <calcext:conditional-format calcext:target-range-address="Sheet1.U151:Sheet1.U151">
            <calcext:condition calcext:apply-style-name="Good" calcext:value="=2" calcext:base-cell-address="Sheet1.U151"/>
          </calcext:conditional-format>
          <calcext:conditional-format calcext:target-range-address="Sheet1.U152:Sheet1.U152">
            <calcext:condition calcext:apply-style-name="Error" calcext:value="=1" calcext:base-cell-address="Sheet1.U152"/>
          </calcext:conditional-format>
          <calcext:conditional-format calcext:target-range-address="Sheet1.U152:Sheet1.U152">
            <calcext:condition calcext:apply-style-name="Good" calcext:value="=2" calcext:base-cell-address="Sheet1.U152"/>
          </calcext:conditional-format>
          <calcext:conditional-format calcext:target-range-address="Sheet1.U153:Sheet1.U153">
            <calcext:condition calcext:apply-style-name="Error" calcext:value="=1" calcext:base-cell-address="Sheet1.U153"/>
          </calcext:conditional-format>
          <calcext:conditional-format calcext:target-range-address="Sheet1.U153:Sheet1.U153">
            <calcext:condition calcext:apply-style-name="Good" calcext:value="=2" calcext:base-cell-address="Sheet1.U153"/>
          </calcext:conditional-format>
          <calcext:conditional-format calcext:target-range-address="Sheet1.U154:Sheet1.U154">
            <calcext:condition calcext:apply-style-name="Error" calcext:value="=1" calcext:base-cell-address="Sheet1.U154"/>
          </calcext:conditional-format>
          <calcext:conditional-format calcext:target-range-address="Sheet1.U154:Sheet1.U154">
            <calcext:condition calcext:apply-style-name="Good" calcext:value="=2" calcext:base-cell-address="Sheet1.U154"/>
          </calcext:conditional-format>
          <calcext:conditional-format calcext:target-range-address="Sheet1.U155:Sheet1.U155">
            <calcext:condition calcext:apply-style-name="Error" calcext:value="=1" calcext:base-cell-address="Sheet1.U155"/>
          </calcext:conditional-format>
          <calcext:conditional-format calcext:target-range-address="Sheet1.U155:Sheet1.U155">
            <calcext:condition calcext:apply-style-name="Good" calcext:value="=2" calcext:base-cell-address="Sheet1.U155"/>
          </calcext:conditional-format>
          <calcext:conditional-format calcext:target-range-address="Sheet1.U156:Sheet1.U156">
            <calcext:condition calcext:apply-style-name="Error" calcext:value="=1" calcext:base-cell-address="Sheet1.U156"/>
          </calcext:conditional-format>
          <calcext:conditional-format calcext:target-range-address="Sheet1.U156:Sheet1.U156">
            <calcext:condition calcext:apply-style-name="Good" calcext:value="=2" calcext:base-cell-address="Sheet1.U156"/>
          </calcext:conditional-format>
          <calcext:conditional-format calcext:target-range-address="Sheet1.U157:Sheet1.U157">
            <calcext:condition calcext:apply-style-name="Error" calcext:value="=1" calcext:base-cell-address="Sheet1.U157"/>
          </calcext:conditional-format>
          <calcext:conditional-format calcext:target-range-address="Sheet1.U157:Sheet1.U157">
            <calcext:condition calcext:apply-style-name="Good" calcext:value="=2" calcext:base-cell-address="Sheet1.U157"/>
          </calcext:conditional-format>
          <calcext:conditional-format calcext:target-range-address="Sheet1.U158:Sheet1.U158">
            <calcext:condition calcext:apply-style-name="Error" calcext:value="=1" calcext:base-cell-address="Sheet1.U158"/>
          </calcext:conditional-format>
          <calcext:conditional-format calcext:target-range-address="Sheet1.U158:Sheet1.U158">
            <calcext:condition calcext:apply-style-name="Good" calcext:value="=2" calcext:base-cell-address="Sheet1.U158"/>
          </calcext:conditional-format>
          <calcext:conditional-format calcext:target-range-address="Sheet1.U159:Sheet1.U159">
            <calcext:condition calcext:apply-style-name="Error" calcext:value="=1" calcext:base-cell-address="Sheet1.U159"/>
          </calcext:conditional-format>
          <calcext:conditional-format calcext:target-range-address="Sheet1.U159:Sheet1.U159">
            <calcext:condition calcext:apply-style-name="Good" calcext:value="=2" calcext:base-cell-address="Sheet1.U159"/>
          </calcext:conditional-format>
          <calcext:conditional-format calcext:target-range-address="Sheet1.U160:Sheet1.U160">
            <calcext:condition calcext:apply-style-name="Error" calcext:value="=1" calcext:base-cell-address="Sheet1.U160"/>
          </calcext:conditional-format>
          <calcext:conditional-format calcext:target-range-address="Sheet1.U160:Sheet1.U160">
            <calcext:condition calcext:apply-style-name="Good" calcext:value="=2" calcext:base-cell-address="Sheet1.U160"/>
          </calcext:conditional-format>
          <calcext:conditional-format calcext:target-range-address="Sheet1.U161:Sheet1.U161">
            <calcext:condition calcext:apply-style-name="Error" calcext:value="=1" calcext:base-cell-address="Sheet1.U161"/>
          </calcext:conditional-format>
          <calcext:conditional-format calcext:target-range-address="Sheet1.U161:Sheet1.U161">
            <calcext:condition calcext:apply-style-name="Good" calcext:value="=2" calcext:base-cell-address="Sheet1.U161"/>
          </calcext:conditional-format>
          <calcext:conditional-format calcext:target-range-address="Sheet1.U162:Sheet1.U162">
            <calcext:condition calcext:apply-style-name="Error" calcext:value="=1" calcext:base-cell-address="Sheet1.U162"/>
          </calcext:conditional-format>
          <calcext:conditional-format calcext:target-range-address="Sheet1.U162:Sheet1.U162">
            <calcext:condition calcext:apply-style-name="Good" calcext:value="=2" calcext:base-cell-address="Sheet1.U162"/>
          </calcext:conditional-format>
          <calcext:conditional-format calcext:target-range-address="Sheet1.U163:Sheet1.U163">
            <calcext:condition calcext:apply-style-name="Error" calcext:value="=1" calcext:base-cell-address="Sheet1.U163"/>
          </calcext:conditional-format>
          <calcext:conditional-format calcext:target-range-address="Sheet1.U163:Sheet1.U163">
            <calcext:condition calcext:apply-style-name="Good" calcext:value="=2" calcext:base-cell-address="Sheet1.U163"/>
          </calcext:conditional-format>
          <calcext:conditional-format calcext:target-range-address="Sheet1.U164:Sheet1.U164">
            <calcext:condition calcext:apply-style-name="Error" calcext:value="=1" calcext:base-cell-address="Sheet1.U164"/>
          </calcext:conditional-format>
          <calcext:conditional-format calcext:target-range-address="Sheet1.U164:Sheet1.U164">
            <calcext:condition calcext:apply-style-name="Good" calcext:value="=2" calcext:base-cell-address="Sheet1.U164"/>
          </calcext:conditional-format>
          <calcext:conditional-format calcext:target-range-address="Sheet1.U165:Sheet1.U165">
            <calcext:condition calcext:apply-style-name="Error" calcext:value="=1" calcext:base-cell-address="Sheet1.U165"/>
          </calcext:conditional-format>
          <calcext:conditional-format calcext:target-range-address="Sheet1.U165:Sheet1.U165">
            <calcext:condition calcext:apply-style-name="Good" calcext:value="=2" calcext:base-cell-address="Sheet1.U165"/>
          </calcext:conditional-format>
          <calcext:conditional-format calcext:target-range-address="Sheet1.U166:Sheet1.U166">
            <calcext:condition calcext:apply-style-name="Error" calcext:value="=1" calcext:base-cell-address="Sheet1.U166"/>
          </calcext:conditional-format>
          <calcext:conditional-format calcext:target-range-address="Sheet1.U166:Sheet1.U166">
            <calcext:condition calcext:apply-style-name="Good" calcext:value="=2" calcext:base-cell-address="Sheet1.U166"/>
          </calcext:conditional-format>
          <calcext:conditional-format calcext:target-range-address="Sheet1.U167:Sheet1.U167">
            <calcext:condition calcext:apply-style-name="Error" calcext:value="=1" calcext:base-cell-address="Sheet1.U167"/>
          </calcext:conditional-format>
          <calcext:conditional-format calcext:target-range-address="Sheet1.U167:Sheet1.U167">
            <calcext:condition calcext:apply-style-name="Good" calcext:value="=2" calcext:base-cell-address="Sheet1.U167"/>
          </calcext:conditional-format>
          <calcext:conditional-format calcext:target-range-address="Sheet1.U168:Sheet1.U168">
            <calcext:condition calcext:apply-style-name="Error" calcext:value="=1" calcext:base-cell-address="Sheet1.U168"/>
          </calcext:conditional-format>
          <calcext:conditional-format calcext:target-range-address="Sheet1.U168:Sheet1.U168">
            <calcext:condition calcext:apply-style-name="Good" calcext:value="=2" calcext:base-cell-address="Sheet1.U168"/>
          </calcext:conditional-format>
          <calcext:conditional-format calcext:target-range-address="Sheet1.U169:Sheet1.U169">
            <calcext:condition calcext:apply-style-name="Error" calcext:value="=1" calcext:base-cell-address="Sheet1.U169"/>
          </calcext:conditional-format>
          <calcext:conditional-format calcext:target-range-address="Sheet1.U169:Sheet1.U169">
            <calcext:condition calcext:apply-style-name="Good" calcext:value="=2" calcext:base-cell-address="Sheet1.U169"/>
          </calcext:conditional-format>
          <calcext:conditional-format calcext:target-range-address="Sheet1.U170:Sheet1.U170">
            <calcext:condition calcext:apply-style-name="Error" calcext:value="=1" calcext:base-cell-address="Sheet1.U170"/>
          </calcext:conditional-format>
          <calcext:conditional-format calcext:target-range-address="Sheet1.U170:Sheet1.U170">
            <calcext:condition calcext:apply-style-name="Good" calcext:value="=2" calcext:base-cell-address="Sheet1.U170"/>
          </calcext:conditional-format>
          <calcext:conditional-format calcext:target-range-address="Sheet1.U171:Sheet1.U171">
            <calcext:condition calcext:apply-style-name="Error" calcext:value="=1" calcext:base-cell-address="Sheet1.U171"/>
          </calcext:conditional-format>
          <calcext:conditional-format calcext:target-range-address="Sheet1.U171:Sheet1.U171">
            <calcext:condition calcext:apply-style-name="Good" calcext:value="=2" calcext:base-cell-address="Sheet1.U171"/>
          </calcext:conditional-format>
          <calcext:conditional-format calcext:target-range-address="Sheet1.U172:Sheet1.U172">
            <calcext:condition calcext:apply-style-name="Error" calcext:value="=1" calcext:base-cell-address="Sheet1.U172"/>
          </calcext:conditional-format>
          <calcext:conditional-format calcext:target-range-address="Sheet1.U172:Sheet1.U172">
            <calcext:condition calcext:apply-style-name="Good" calcext:value="=2" calcext:base-cell-address="Sheet1.U172"/>
          </calcext:conditional-format>
          <calcext:conditional-format calcext:target-range-address="Sheet1.U173:Sheet1.U173">
            <calcext:condition calcext:apply-style-name="Error" calcext:value="=1" calcext:base-cell-address="Sheet1.U173"/>
          </calcext:conditional-format>
          <calcext:conditional-format calcext:target-range-address="Sheet1.U173:Sheet1.U173">
            <calcext:condition calcext:apply-style-name="Good" calcext:value="=2" calcext:base-cell-address="Sheet1.U173"/>
          </calcext:conditional-format>
          <calcext:conditional-format calcext:target-range-address="Sheet1.U174:Sheet1.U174">
            <calcext:condition calcext:apply-style-name="Error" calcext:value="=1" calcext:base-cell-address="Sheet1.U174"/>
          </calcext:conditional-format>
          <calcext:conditional-format calcext:target-range-address="Sheet1.U174:Sheet1.U174">
            <calcext:condition calcext:apply-style-name="Good" calcext:value="=2" calcext:base-cell-address="Sheet1.U174"/>
          </calcext:conditional-format>
          <calcext:conditional-format calcext:target-range-address="Sheet1.U175:Sheet1.U175">
            <calcext:condition calcext:apply-style-name="Error" calcext:value="=1" calcext:base-cell-address="Sheet1.U175"/>
          </calcext:conditional-format>
          <calcext:conditional-format calcext:target-range-address="Sheet1.U175:Sheet1.U175">
            <calcext:condition calcext:apply-style-name="Good" calcext:value="=2" calcext:base-cell-address="Sheet1.U175"/>
          </calcext:conditional-format>
          <calcext:conditional-format calcext:target-range-address="Sheet1.U176:Sheet1.U176">
            <calcext:condition calcext:apply-style-name="Error" calcext:value="=1" calcext:base-cell-address="Sheet1.U176"/>
          </calcext:conditional-format>
          <calcext:conditional-format calcext:target-range-address="Sheet1.U176:Sheet1.U176">
            <calcext:condition calcext:apply-style-name="Good" calcext:value="=2" calcext:base-cell-address="Sheet1.U176"/>
          </calcext:conditional-format>
          <calcext:conditional-format calcext:target-range-address="Sheet1.U177:Sheet1.U177">
            <calcext:condition calcext:apply-style-name="Error" calcext:value="=1" calcext:base-cell-address="Sheet1.U177"/>
          </calcext:conditional-format>
          <calcext:conditional-format calcext:target-range-address="Sheet1.U177:Sheet1.U177">
            <calcext:condition calcext:apply-style-name="Good" calcext:value="=2" calcext:base-cell-address="Sheet1.U177"/>
          </calcext:conditional-format>
          <calcext:conditional-format calcext:target-range-address="Sheet1.U178:Sheet1.U178">
            <calcext:condition calcext:apply-style-name="Error" calcext:value="=1" calcext:base-cell-address="Sheet1.U178"/>
          </calcext:conditional-format>
          <calcext:conditional-format calcext:target-range-address="Sheet1.U178:Sheet1.U178">
            <calcext:condition calcext:apply-style-name="Good" calcext:value="=2" calcext:base-cell-address="Sheet1.U178"/>
          </calcext:conditional-format>
          <calcext:conditional-format calcext:target-range-address="Sheet1.U179:Sheet1.U179">
            <calcext:condition calcext:apply-style-name="Error" calcext:value="=1" calcext:base-cell-address="Sheet1.U179"/>
          </calcext:conditional-format>
          <calcext:conditional-format calcext:target-range-address="Sheet1.U179:Sheet1.U179">
            <calcext:condition calcext:apply-style-name="Good" calcext:value="=2" calcext:base-cell-address="Sheet1.U179"/>
          </calcext:conditional-format>
          <calcext:conditional-format calcext:target-range-address="Sheet1.U180:Sheet1.U180">
            <calcext:condition calcext:apply-style-name="Error" calcext:value="=1" calcext:base-cell-address="Sheet1.U180"/>
          </calcext:conditional-format>
          <calcext:conditional-format calcext:target-range-address="Sheet1.U180:Sheet1.U180">
            <calcext:condition calcext:apply-style-name="Good" calcext:value="=2" calcext:base-cell-address="Sheet1.U180"/>
          </calcext:conditional-format>
          <calcext:conditional-format calcext:target-range-address="Sheet1.U181:Sheet1.U181">
            <calcext:condition calcext:apply-style-name="Error" calcext:value="=1" calcext:base-cell-address="Sheet1.U181"/>
          </calcext:conditional-format>
          <calcext:conditional-format calcext:target-range-address="Sheet1.U181:Sheet1.U181">
            <calcext:condition calcext:apply-style-name="Good" calcext:value="=2" calcext:base-cell-address="Sheet1.U181"/>
          </calcext:conditional-format>
          <calcext:conditional-format calcext:target-range-address="Sheet1.U182:Sheet1.U182">
            <calcext:condition calcext:apply-style-name="Error" calcext:value="=1" calcext:base-cell-address="Sheet1.U182"/>
          </calcext:conditional-format>
          <calcext:conditional-format calcext:target-range-address="Sheet1.U182:Sheet1.U182">
            <calcext:condition calcext:apply-style-name="Good" calcext:value="=2" calcext:base-cell-address="Sheet1.U182"/>
          </calcext:conditional-format>
          <calcext:conditional-format calcext:target-range-address="Sheet1.U183:Sheet1.U183">
            <calcext:condition calcext:apply-style-name="Error" calcext:value="=1" calcext:base-cell-address="Sheet1.U183"/>
          </calcext:conditional-format>
          <calcext:conditional-format calcext:target-range-address="Sheet1.U183:Sheet1.U183">
            <calcext:condition calcext:apply-style-name="Good" calcext:value="=2" calcext:base-cell-address="Sheet1.U183"/>
          </calcext:conditional-format>
          <calcext:conditional-format calcext:target-range-address="Sheet1.U184:Sheet1.U184">
            <calcext:condition calcext:apply-style-name="Error" calcext:value="=1" calcext:base-cell-address="Sheet1.U184"/>
          </calcext:conditional-format>
          <calcext:conditional-format calcext:target-range-address="Sheet1.U184:Sheet1.U184">
            <calcext:condition calcext:apply-style-name="Good" calcext:value="=2" calcext:base-cell-address="Sheet1.U184"/>
          </calcext:conditional-format>
          <calcext:conditional-format calcext:target-range-address="Sheet1.U185:Sheet1.U185">
            <calcext:condition calcext:apply-style-name="Error" calcext:value="=1" calcext:base-cell-address="Sheet1.U185"/>
          </calcext:conditional-format>
          <calcext:conditional-format calcext:target-range-address="Sheet1.U185:Sheet1.U185">
            <calcext:condition calcext:apply-style-name="Good" calcext:value="=2" calcext:base-cell-address="Sheet1.U185"/>
          </calcext:conditional-format>
          <calcext:conditional-format calcext:target-range-address="Sheet1.U186:Sheet1.U186">
            <calcext:condition calcext:apply-style-name="Error" calcext:value="=1" calcext:base-cell-address="Sheet1.U186"/>
          </calcext:conditional-format>
          <calcext:conditional-format calcext:target-range-address="Sheet1.U186:Sheet1.U186">
            <calcext:condition calcext:apply-style-name="Good" calcext:value="=2" calcext:base-cell-address="Sheet1.U186"/>
          </calcext:conditional-format>
          <calcext:conditional-format calcext:target-range-address="Sheet1.U187:Sheet1.U187">
            <calcext:condition calcext:apply-style-name="Error" calcext:value="=1" calcext:base-cell-address="Sheet1.U187"/>
          </calcext:conditional-format>
          <calcext:conditional-format calcext:target-range-address="Sheet1.U187:Sheet1.U187">
            <calcext:condition calcext:apply-style-name="Good" calcext:value="=2" calcext:base-cell-address="Sheet1.U187"/>
          </calcext:conditional-format>
          <calcext:conditional-format calcext:target-range-address="Sheet1.U188:Sheet1.U188">
            <calcext:condition calcext:apply-style-name="Error" calcext:value="=1" calcext:base-cell-address="Sheet1.U188"/>
          </calcext:conditional-format>
          <calcext:conditional-format calcext:target-range-address="Sheet1.U188:Sheet1.U188">
            <calcext:condition calcext:apply-style-name="Good" calcext:value="=2" calcext:base-cell-address="Sheet1.U188"/>
          </calcext:conditional-format>
          <calcext:conditional-format calcext:target-range-address="Sheet1.V7:Sheet1.V7">
            <calcext:condition calcext:apply-style-name="Error" calcext:value="=1" calcext:base-cell-address="Sheet1.V7"/>
          </calcext:conditional-format>
          <calcext:conditional-format calcext:target-range-address="Sheet1.V7:Sheet1.V7">
            <calcext:condition calcext:apply-style-name="Good" calcext:value="=2" calcext:base-cell-address="Sheet1.V7"/>
          </calcext:conditional-format>
          <calcext:conditional-format calcext:target-range-address="Sheet1.V8:Sheet1.V8">
            <calcext:condition calcext:apply-style-name="Error" calcext:value="=1" calcext:base-cell-address="Sheet1.V8"/>
          </calcext:conditional-format>
          <calcext:conditional-format calcext:target-range-address="Sheet1.V8:Sheet1.V8">
            <calcext:condition calcext:apply-style-name="Good" calcext:value="=2" calcext:base-cell-address="Sheet1.V8"/>
          </calcext:conditional-format>
          <calcext:conditional-format calcext:target-range-address="Sheet1.V9:Sheet1.V9">
            <calcext:condition calcext:apply-style-name="Error" calcext:value="=1" calcext:base-cell-address="Sheet1.V9"/>
          </calcext:conditional-format>
          <calcext:conditional-format calcext:target-range-address="Sheet1.V9:Sheet1.V9">
            <calcext:condition calcext:apply-style-name="Good" calcext:value="=2" calcext:base-cell-address="Sheet1.V9"/>
          </calcext:conditional-format>
          <calcext:conditional-format calcext:target-range-address="Sheet1.V10:Sheet1.V10">
            <calcext:condition calcext:apply-style-name="Error" calcext:value="=1" calcext:base-cell-address="Sheet1.V10"/>
          </calcext:conditional-format>
          <calcext:conditional-format calcext:target-range-address="Sheet1.V10:Sheet1.V10">
            <calcext:condition calcext:apply-style-name="Good" calcext:value="=2" calcext:base-cell-address="Sheet1.V10"/>
          </calcext:conditional-format>
          <calcext:conditional-format calcext:target-range-address="Sheet1.V11:Sheet1.V11">
            <calcext:condition calcext:apply-style-name="Error" calcext:value="=1" calcext:base-cell-address="Sheet1.V11"/>
          </calcext:conditional-format>
          <calcext:conditional-format calcext:target-range-address="Sheet1.V11:Sheet1.V11">
            <calcext:condition calcext:apply-style-name="Good" calcext:value="=2" calcext:base-cell-address="Sheet1.V11"/>
          </calcext:conditional-format>
          <calcext:conditional-format calcext:target-range-address="Sheet1.V12:Sheet1.V12">
            <calcext:condition calcext:apply-style-name="Error" calcext:value="=1" calcext:base-cell-address="Sheet1.V12"/>
          </calcext:conditional-format>
          <calcext:conditional-format calcext:target-range-address="Sheet1.V12:Sheet1.V12">
            <calcext:condition calcext:apply-style-name="Good" calcext:value="=2" calcext:base-cell-address="Sheet1.V12"/>
          </calcext:conditional-format>
          <calcext:conditional-format calcext:target-range-address="Sheet1.V13:Sheet1.V13">
            <calcext:condition calcext:apply-style-name="Error" calcext:value="=1" calcext:base-cell-address="Sheet1.V13"/>
          </calcext:conditional-format>
          <calcext:conditional-format calcext:target-range-address="Sheet1.V13:Sheet1.V13">
            <calcext:condition calcext:apply-style-name="Good" calcext:value="=2" calcext:base-cell-address="Sheet1.V13"/>
          </calcext:conditional-format>
          <calcext:conditional-format calcext:target-range-address="Sheet1.V14:Sheet1.V14">
            <calcext:condition calcext:apply-style-name="Error" calcext:value="=1" calcext:base-cell-address="Sheet1.V14"/>
          </calcext:conditional-format>
          <calcext:conditional-format calcext:target-range-address="Sheet1.V14:Sheet1.V14">
            <calcext:condition calcext:apply-style-name="Good" calcext:value="=2" calcext:base-cell-address="Sheet1.V14"/>
          </calcext:conditional-format>
          <calcext:conditional-format calcext:target-range-address="Sheet1.V15:Sheet1.V15">
            <calcext:condition calcext:apply-style-name="Error" calcext:value="=1" calcext:base-cell-address="Sheet1.V15"/>
          </calcext:conditional-format>
          <calcext:conditional-format calcext:target-range-address="Sheet1.V15:Sheet1.V15">
            <calcext:condition calcext:apply-style-name="Good" calcext:value="=2" calcext:base-cell-address="Sheet1.V15"/>
          </calcext:conditional-format>
          <calcext:conditional-format calcext:target-range-address="Sheet1.V16:Sheet1.V16">
            <calcext:condition calcext:apply-style-name="Error" calcext:value="=1" calcext:base-cell-address="Sheet1.V16"/>
          </calcext:conditional-format>
          <calcext:conditional-format calcext:target-range-address="Sheet1.V16:Sheet1.V16">
            <calcext:condition calcext:apply-style-name="Good" calcext:value="=2" calcext:base-cell-address="Sheet1.V16"/>
          </calcext:conditional-format>
          <calcext:conditional-format calcext:target-range-address="Sheet1.V17:Sheet1.V17">
            <calcext:condition calcext:apply-style-name="Error" calcext:value="=1" calcext:base-cell-address="Sheet1.V17"/>
          </calcext:conditional-format>
          <calcext:conditional-format calcext:target-range-address="Sheet1.V17:Sheet1.V17">
            <calcext:condition calcext:apply-style-name="Good" calcext:value="=2" calcext:base-cell-address="Sheet1.V17"/>
          </calcext:conditional-format>
          <calcext:conditional-format calcext:target-range-address="Sheet1.V18:Sheet1.V18">
            <calcext:condition calcext:apply-style-name="Error" calcext:value="=1" calcext:base-cell-address="Sheet1.V18"/>
          </calcext:conditional-format>
          <calcext:conditional-format calcext:target-range-address="Sheet1.V18:Sheet1.V18">
            <calcext:condition calcext:apply-style-name="Good" calcext:value="=2" calcext:base-cell-address="Sheet1.V18"/>
          </calcext:conditional-format>
          <calcext:conditional-format calcext:target-range-address="Sheet1.V19:Sheet1.V19">
            <calcext:condition calcext:apply-style-name="Error" calcext:value="=1" calcext:base-cell-address="Sheet1.V19"/>
          </calcext:conditional-format>
          <calcext:conditional-format calcext:target-range-address="Sheet1.V19:Sheet1.V19">
            <calcext:condition calcext:apply-style-name="Good" calcext:value="=2" calcext:base-cell-address="Sheet1.V19"/>
          </calcext:conditional-format>
          <calcext:conditional-format calcext:target-range-address="Sheet1.V20:Sheet1.V20">
            <calcext:condition calcext:apply-style-name="Error" calcext:value="=1" calcext:base-cell-address="Sheet1.V20"/>
          </calcext:conditional-format>
          <calcext:conditional-format calcext:target-range-address="Sheet1.V20:Sheet1.V20">
            <calcext:condition calcext:apply-style-name="Good" calcext:value="=2" calcext:base-cell-address="Sheet1.V20"/>
          </calcext:conditional-format>
          <calcext:conditional-format calcext:target-range-address="Sheet1.V21:Sheet1.V21">
            <calcext:condition calcext:apply-style-name="Error" calcext:value="=1" calcext:base-cell-address="Sheet1.V21"/>
          </calcext:conditional-format>
          <calcext:conditional-format calcext:target-range-address="Sheet1.V21:Sheet1.V21">
            <calcext:condition calcext:apply-style-name="Good" calcext:value="=2" calcext:base-cell-address="Sheet1.V21"/>
          </calcext:conditional-format>
          <calcext:conditional-format calcext:target-range-address="Sheet1.V22:Sheet1.V22">
            <calcext:condition calcext:apply-style-name="Error" calcext:value="=1" calcext:base-cell-address="Sheet1.V22"/>
          </calcext:conditional-format>
          <calcext:conditional-format calcext:target-range-address="Sheet1.V22:Sheet1.V22">
            <calcext:condition calcext:apply-style-name="Good" calcext:value="=2" calcext:base-cell-address="Sheet1.V22"/>
          </calcext:conditional-format>
          <calcext:conditional-format calcext:target-range-address="Sheet1.V23:Sheet1.V23">
            <calcext:condition calcext:apply-style-name="Error" calcext:value="=1" calcext:base-cell-address="Sheet1.V23"/>
          </calcext:conditional-format>
          <calcext:conditional-format calcext:target-range-address="Sheet1.V23:Sheet1.V23">
            <calcext:condition calcext:apply-style-name="Good" calcext:value="=2" calcext:base-cell-address="Sheet1.V23"/>
          </calcext:conditional-format>
          <calcext:conditional-format calcext:target-range-address="Sheet1.V24:Sheet1.V24">
            <calcext:condition calcext:apply-style-name="Error" calcext:value="=1" calcext:base-cell-address="Sheet1.V24"/>
          </calcext:conditional-format>
          <calcext:conditional-format calcext:target-range-address="Sheet1.V24:Sheet1.V24">
            <calcext:condition calcext:apply-style-name="Good" calcext:value="=2" calcext:base-cell-address="Sheet1.V24"/>
          </calcext:conditional-format>
          <calcext:conditional-format calcext:target-range-address="Sheet1.V25:Sheet1.V25">
            <calcext:condition calcext:apply-style-name="Error" calcext:value="=1" calcext:base-cell-address="Sheet1.V25"/>
          </calcext:conditional-format>
          <calcext:conditional-format calcext:target-range-address="Sheet1.V25:Sheet1.V25">
            <calcext:condition calcext:apply-style-name="Good" calcext:value="=2" calcext:base-cell-address="Sheet1.V25"/>
          </calcext:conditional-format>
          <calcext:conditional-format calcext:target-range-address="Sheet1.V26:Sheet1.V26">
            <calcext:condition calcext:apply-style-name="Error" calcext:value="=1" calcext:base-cell-address="Sheet1.V26"/>
          </calcext:conditional-format>
          <calcext:conditional-format calcext:target-range-address="Sheet1.V26:Sheet1.V26">
            <calcext:condition calcext:apply-style-name="Good" calcext:value="=2" calcext:base-cell-address="Sheet1.V26"/>
          </calcext:conditional-format>
          <calcext:conditional-format calcext:target-range-address="Sheet1.V27:Sheet1.V27">
            <calcext:condition calcext:apply-style-name="Error" calcext:value="=1" calcext:base-cell-address="Sheet1.V27"/>
          </calcext:conditional-format>
          <calcext:conditional-format calcext:target-range-address="Sheet1.V27:Sheet1.V27">
            <calcext:condition calcext:apply-style-name="Good" calcext:value="=2" calcext:base-cell-address="Sheet1.V27"/>
          </calcext:conditional-format>
          <calcext:conditional-format calcext:target-range-address="Sheet1.V28:Sheet1.V28">
            <calcext:condition calcext:apply-style-name="Error" calcext:value="=1" calcext:base-cell-address="Sheet1.V28"/>
          </calcext:conditional-format>
          <calcext:conditional-format calcext:target-range-address="Sheet1.V28:Sheet1.V28">
            <calcext:condition calcext:apply-style-name="Good" calcext:value="=2" calcext:base-cell-address="Sheet1.V28"/>
          </calcext:conditional-format>
          <calcext:conditional-format calcext:target-range-address="Sheet1.V29:Sheet1.V29">
            <calcext:condition calcext:apply-style-name="Error" calcext:value="=1" calcext:base-cell-address="Sheet1.V29"/>
          </calcext:conditional-format>
          <calcext:conditional-format calcext:target-range-address="Sheet1.V29:Sheet1.V29">
            <calcext:condition calcext:apply-style-name="Good" calcext:value="=2" calcext:base-cell-address="Sheet1.V29"/>
          </calcext:conditional-format>
          <calcext:conditional-format calcext:target-range-address="Sheet1.V30:Sheet1.V30">
            <calcext:condition calcext:apply-style-name="Error" calcext:value="=1" calcext:base-cell-address="Sheet1.V30"/>
          </calcext:conditional-format>
          <calcext:conditional-format calcext:target-range-address="Sheet1.V30:Sheet1.V30">
            <calcext:condition calcext:apply-style-name="Good" calcext:value="=2" calcext:base-cell-address="Sheet1.V30"/>
          </calcext:conditional-format>
          <calcext:conditional-format calcext:target-range-address="Sheet1.V31:Sheet1.V31">
            <calcext:condition calcext:apply-style-name="Error" calcext:value="=1" calcext:base-cell-address="Sheet1.V31"/>
          </calcext:conditional-format>
          <calcext:conditional-format calcext:target-range-address="Sheet1.V31:Sheet1.V31">
            <calcext:condition calcext:apply-style-name="Good" calcext:value="=2" calcext:base-cell-address="Sheet1.V31"/>
          </calcext:conditional-format>
          <calcext:conditional-format calcext:target-range-address="Sheet1.V32:Sheet1.V32">
            <calcext:condition calcext:apply-style-name="Error" calcext:value="=1" calcext:base-cell-address="Sheet1.V32"/>
          </calcext:conditional-format>
          <calcext:conditional-format calcext:target-range-address="Sheet1.V32:Sheet1.V32">
            <calcext:condition calcext:apply-style-name="Good" calcext:value="=2" calcext:base-cell-address="Sheet1.V32"/>
          </calcext:conditional-format>
          <calcext:conditional-format calcext:target-range-address="Sheet1.V33:Sheet1.V33">
            <calcext:condition calcext:apply-style-name="Error" calcext:value="=1" calcext:base-cell-address="Sheet1.V33"/>
          </calcext:conditional-format>
          <calcext:conditional-format calcext:target-range-address="Sheet1.V33:Sheet1.V33">
            <calcext:condition calcext:apply-style-name="Good" calcext:value="=2" calcext:base-cell-address="Sheet1.V33"/>
          </calcext:conditional-format>
          <calcext:conditional-format calcext:target-range-address="Sheet1.V34:Sheet1.V34">
            <calcext:condition calcext:apply-style-name="Error" calcext:value="=1" calcext:base-cell-address="Sheet1.V34"/>
          </calcext:conditional-format>
          <calcext:conditional-format calcext:target-range-address="Sheet1.V34:Sheet1.V34">
            <calcext:condition calcext:apply-style-name="Good" calcext:value="=2" calcext:base-cell-address="Sheet1.V34"/>
          </calcext:conditional-format>
          <calcext:conditional-format calcext:target-range-address="Sheet1.V35:Sheet1.V35">
            <calcext:condition calcext:apply-style-name="Error" calcext:value="=1" calcext:base-cell-address="Sheet1.V35"/>
          </calcext:conditional-format>
          <calcext:conditional-format calcext:target-range-address="Sheet1.V35:Sheet1.V35">
            <calcext:condition calcext:apply-style-name="Good" calcext:value="=2" calcext:base-cell-address="Sheet1.V35"/>
          </calcext:conditional-format>
          <calcext:conditional-format calcext:target-range-address="Sheet1.V36:Sheet1.V36">
            <calcext:condition calcext:apply-style-name="Error" calcext:value="=1" calcext:base-cell-address="Sheet1.V36"/>
          </calcext:conditional-format>
          <calcext:conditional-format calcext:target-range-address="Sheet1.V36:Sheet1.V36">
            <calcext:condition calcext:apply-style-name="Good" calcext:value="=2" calcext:base-cell-address="Sheet1.V36"/>
          </calcext:conditional-format>
          <calcext:conditional-format calcext:target-range-address="Sheet1.V37:Sheet1.V37">
            <calcext:condition calcext:apply-style-name="Error" calcext:value="=1" calcext:base-cell-address="Sheet1.V37"/>
          </calcext:conditional-format>
          <calcext:conditional-format calcext:target-range-address="Sheet1.V37:Sheet1.V37">
            <calcext:condition calcext:apply-style-name="Good" calcext:value="=2" calcext:base-cell-address="Sheet1.V37"/>
          </calcext:conditional-format>
          <calcext:conditional-format calcext:target-range-address="Sheet1.V38:Sheet1.V38">
            <calcext:condition calcext:apply-style-name="Error" calcext:value="=1" calcext:base-cell-address="Sheet1.V38"/>
          </calcext:conditional-format>
          <calcext:conditional-format calcext:target-range-address="Sheet1.V38:Sheet1.V38">
            <calcext:condition calcext:apply-style-name="Good" calcext:value="=2" calcext:base-cell-address="Sheet1.V38"/>
          </calcext:conditional-format>
          <calcext:conditional-format calcext:target-range-address="Sheet1.V39:Sheet1.V39">
            <calcext:condition calcext:apply-style-name="Error" calcext:value="=1" calcext:base-cell-address="Sheet1.V39"/>
          </calcext:conditional-format>
          <calcext:conditional-format calcext:target-range-address="Sheet1.V39:Sheet1.V39">
            <calcext:condition calcext:apply-style-name="Good" calcext:value="=2" calcext:base-cell-address="Sheet1.V39"/>
          </calcext:conditional-format>
          <calcext:conditional-format calcext:target-range-address="Sheet1.V40:Sheet1.V40">
            <calcext:condition calcext:apply-style-name="Error" calcext:value="=1" calcext:base-cell-address="Sheet1.V40"/>
          </calcext:conditional-format>
          <calcext:conditional-format calcext:target-range-address="Sheet1.V40:Sheet1.V40">
            <calcext:condition calcext:apply-style-name="Good" calcext:value="=2" calcext:base-cell-address="Sheet1.V40"/>
          </calcext:conditional-format>
          <calcext:conditional-format calcext:target-range-address="Sheet1.V41:Sheet1.V41">
            <calcext:condition calcext:apply-style-name="Error" calcext:value="=1" calcext:base-cell-address="Sheet1.V41"/>
          </calcext:conditional-format>
          <calcext:conditional-format calcext:target-range-address="Sheet1.V41:Sheet1.V41">
            <calcext:condition calcext:apply-style-name="Good" calcext:value="=2" calcext:base-cell-address="Sheet1.V41"/>
          </calcext:conditional-format>
          <calcext:conditional-format calcext:target-range-address="Sheet1.V42:Sheet1.V42">
            <calcext:condition calcext:apply-style-name="Error" calcext:value="=1" calcext:base-cell-address="Sheet1.V42"/>
          </calcext:conditional-format>
          <calcext:conditional-format calcext:target-range-address="Sheet1.V42:Sheet1.V42">
            <calcext:condition calcext:apply-style-name="Good" calcext:value="=2" calcext:base-cell-address="Sheet1.V42"/>
          </calcext:conditional-format>
          <calcext:conditional-format calcext:target-range-address="Sheet1.V43:Sheet1.V43">
            <calcext:condition calcext:apply-style-name="Error" calcext:value="=1" calcext:base-cell-address="Sheet1.V43"/>
          </calcext:conditional-format>
          <calcext:conditional-format calcext:target-range-address="Sheet1.V43:Sheet1.V43">
            <calcext:condition calcext:apply-style-name="Good" calcext:value="=2" calcext:base-cell-address="Sheet1.V43"/>
          </calcext:conditional-format>
          <calcext:conditional-format calcext:target-range-address="Sheet1.V44:Sheet1.V44">
            <calcext:condition calcext:apply-style-name="Error" calcext:value="=1" calcext:base-cell-address="Sheet1.V44"/>
          </calcext:conditional-format>
          <calcext:conditional-format calcext:target-range-address="Sheet1.V44:Sheet1.V44">
            <calcext:condition calcext:apply-style-name="Good" calcext:value="=2" calcext:base-cell-address="Sheet1.V44"/>
          </calcext:conditional-format>
          <calcext:conditional-format calcext:target-range-address="Sheet1.V45:Sheet1.V45">
            <calcext:condition calcext:apply-style-name="Error" calcext:value="=1" calcext:base-cell-address="Sheet1.V45"/>
          </calcext:conditional-format>
          <calcext:conditional-format calcext:target-range-address="Sheet1.V45:Sheet1.V45">
            <calcext:condition calcext:apply-style-name="Good" calcext:value="=2" calcext:base-cell-address="Sheet1.V45"/>
          </calcext:conditional-format>
          <calcext:conditional-format calcext:target-range-address="Sheet1.V46:Sheet1.V46">
            <calcext:condition calcext:apply-style-name="Error" calcext:value="=1" calcext:base-cell-address="Sheet1.V46"/>
          </calcext:conditional-format>
          <calcext:conditional-format calcext:target-range-address="Sheet1.V46:Sheet1.V46">
            <calcext:condition calcext:apply-style-name="Good" calcext:value="=2" calcext:base-cell-address="Sheet1.V46"/>
          </calcext:conditional-format>
          <calcext:conditional-format calcext:target-range-address="Sheet1.V47:Sheet1.V47">
            <calcext:condition calcext:apply-style-name="Error" calcext:value="=1" calcext:base-cell-address="Sheet1.V47"/>
          </calcext:conditional-format>
          <calcext:conditional-format calcext:target-range-address="Sheet1.V47:Sheet1.V47">
            <calcext:condition calcext:apply-style-name="Good" calcext:value="=2" calcext:base-cell-address="Sheet1.V47"/>
          </calcext:conditional-format>
          <calcext:conditional-format calcext:target-range-address="Sheet1.V48:Sheet1.V48">
            <calcext:condition calcext:apply-style-name="Error" calcext:value="=1" calcext:base-cell-address="Sheet1.V48"/>
          </calcext:conditional-format>
          <calcext:conditional-format calcext:target-range-address="Sheet1.V48:Sheet1.V48">
            <calcext:condition calcext:apply-style-name="Good" calcext:value="=2" calcext:base-cell-address="Sheet1.V48"/>
          </calcext:conditional-format>
          <calcext:conditional-format calcext:target-range-address="Sheet1.V49:Sheet1.V49">
            <calcext:condition calcext:apply-style-name="Error" calcext:value="=1" calcext:base-cell-address="Sheet1.V49"/>
          </calcext:conditional-format>
          <calcext:conditional-format calcext:target-range-address="Sheet1.V49:Sheet1.V49">
            <calcext:condition calcext:apply-style-name="Good" calcext:value="=2" calcext:base-cell-address="Sheet1.V49"/>
          </calcext:conditional-format>
          <calcext:conditional-format calcext:target-range-address="Sheet1.V50:Sheet1.V50">
            <calcext:condition calcext:apply-style-name="Error" calcext:value="=1" calcext:base-cell-address="Sheet1.V50"/>
          </calcext:conditional-format>
          <calcext:conditional-format calcext:target-range-address="Sheet1.V50:Sheet1.V50">
            <calcext:condition calcext:apply-style-name="Good" calcext:value="=2" calcext:base-cell-address="Sheet1.V50"/>
          </calcext:conditional-format>
          <calcext:conditional-format calcext:target-range-address="Sheet1.V51:Sheet1.V51">
            <calcext:condition calcext:apply-style-name="Error" calcext:value="=1" calcext:base-cell-address="Sheet1.V51"/>
          </calcext:conditional-format>
          <calcext:conditional-format calcext:target-range-address="Sheet1.V51:Sheet1.V51">
            <calcext:condition calcext:apply-style-name="Good" calcext:value="=2" calcext:base-cell-address="Sheet1.V51"/>
          </calcext:conditional-format>
          <calcext:conditional-format calcext:target-range-address="Sheet1.V52:Sheet1.V52">
            <calcext:condition calcext:apply-style-name="Error" calcext:value="=1" calcext:base-cell-address="Sheet1.V52"/>
          </calcext:conditional-format>
          <calcext:conditional-format calcext:target-range-address="Sheet1.V52:Sheet1.V52">
            <calcext:condition calcext:apply-style-name="Good" calcext:value="=2" calcext:base-cell-address="Sheet1.V52"/>
          </calcext:conditional-format>
          <calcext:conditional-format calcext:target-range-address="Sheet1.V53:Sheet1.V53">
            <calcext:condition calcext:apply-style-name="Error" calcext:value="=1" calcext:base-cell-address="Sheet1.V53"/>
          </calcext:conditional-format>
          <calcext:conditional-format calcext:target-range-address="Sheet1.V53:Sheet1.V53">
            <calcext:condition calcext:apply-style-name="Good" calcext:value="=2" calcext:base-cell-address="Sheet1.V53"/>
          </calcext:conditional-format>
          <calcext:conditional-format calcext:target-range-address="Sheet1.V54:Sheet1.V54">
            <calcext:condition calcext:apply-style-name="Error" calcext:value="=1" calcext:base-cell-address="Sheet1.V54"/>
          </calcext:conditional-format>
          <calcext:conditional-format calcext:target-range-address="Sheet1.V54:Sheet1.V54">
            <calcext:condition calcext:apply-style-name="Good" calcext:value="=2" calcext:base-cell-address="Sheet1.V54"/>
          </calcext:conditional-format>
          <calcext:conditional-format calcext:target-range-address="Sheet1.V55:Sheet1.V55">
            <calcext:condition calcext:apply-style-name="Error" calcext:value="=1" calcext:base-cell-address="Sheet1.V55"/>
          </calcext:conditional-format>
          <calcext:conditional-format calcext:target-range-address="Sheet1.V55:Sheet1.V55">
            <calcext:condition calcext:apply-style-name="Good" calcext:value="=2" calcext:base-cell-address="Sheet1.V55"/>
          </calcext:conditional-format>
          <calcext:conditional-format calcext:target-range-address="Sheet1.V56:Sheet1.V56">
            <calcext:condition calcext:apply-style-name="Error" calcext:value="=1" calcext:base-cell-address="Sheet1.V56"/>
          </calcext:conditional-format>
          <calcext:conditional-format calcext:target-range-address="Sheet1.V56:Sheet1.V56">
            <calcext:condition calcext:apply-style-name="Good" calcext:value="=2" calcext:base-cell-address="Sheet1.V56"/>
          </calcext:conditional-format>
          <calcext:conditional-format calcext:target-range-address="Sheet1.V57:Sheet1.V57">
            <calcext:condition calcext:apply-style-name="Error" calcext:value="=1" calcext:base-cell-address="Sheet1.V57"/>
          </calcext:conditional-format>
          <calcext:conditional-format calcext:target-range-address="Sheet1.V57:Sheet1.V57">
            <calcext:condition calcext:apply-style-name="Good" calcext:value="=2" calcext:base-cell-address="Sheet1.V57"/>
          </calcext:conditional-format>
          <calcext:conditional-format calcext:target-range-address="Sheet1.V58:Sheet1.V58">
            <calcext:condition calcext:apply-style-name="Error" calcext:value="=1" calcext:base-cell-address="Sheet1.V58"/>
          </calcext:conditional-format>
          <calcext:conditional-format calcext:target-range-address="Sheet1.V58:Sheet1.V58">
            <calcext:condition calcext:apply-style-name="Good" calcext:value="=2" calcext:base-cell-address="Sheet1.V58"/>
          </calcext:conditional-format>
          <calcext:conditional-format calcext:target-range-address="Sheet1.V59:Sheet1.V59">
            <calcext:condition calcext:apply-style-name="Error" calcext:value="=1" calcext:base-cell-address="Sheet1.V59"/>
          </calcext:conditional-format>
          <calcext:conditional-format calcext:target-range-address="Sheet1.V59:Sheet1.V59">
            <calcext:condition calcext:apply-style-name="Good" calcext:value="=2" calcext:base-cell-address="Sheet1.V59"/>
          </calcext:conditional-format>
          <calcext:conditional-format calcext:target-range-address="Sheet1.V60:Sheet1.V60">
            <calcext:condition calcext:apply-style-name="Error" calcext:value="=1" calcext:base-cell-address="Sheet1.V60"/>
          </calcext:conditional-format>
          <calcext:conditional-format calcext:target-range-address="Sheet1.V60:Sheet1.V60">
            <calcext:condition calcext:apply-style-name="Good" calcext:value="=2" calcext:base-cell-address="Sheet1.V60"/>
          </calcext:conditional-format>
          <calcext:conditional-format calcext:target-range-address="Sheet1.V61:Sheet1.V61">
            <calcext:condition calcext:apply-style-name="Error" calcext:value="=1" calcext:base-cell-address="Sheet1.V61"/>
          </calcext:conditional-format>
          <calcext:conditional-format calcext:target-range-address="Sheet1.V61:Sheet1.V61">
            <calcext:condition calcext:apply-style-name="Good" calcext:value="=2" calcext:base-cell-address="Sheet1.V61"/>
          </calcext:conditional-format>
          <calcext:conditional-format calcext:target-range-address="Sheet1.V62:Sheet1.V62">
            <calcext:condition calcext:apply-style-name="Error" calcext:value="=1" calcext:base-cell-address="Sheet1.V62"/>
          </calcext:conditional-format>
          <calcext:conditional-format calcext:target-range-address="Sheet1.V62:Sheet1.V62">
            <calcext:condition calcext:apply-style-name="Good" calcext:value="=2" calcext:base-cell-address="Sheet1.V62"/>
          </calcext:conditional-format>
          <calcext:conditional-format calcext:target-range-address="Sheet1.V63:Sheet1.V63">
            <calcext:condition calcext:apply-style-name="Error" calcext:value="=1" calcext:base-cell-address="Sheet1.V63"/>
          </calcext:conditional-format>
          <calcext:conditional-format calcext:target-range-address="Sheet1.V63:Sheet1.V63">
            <calcext:condition calcext:apply-style-name="Good" calcext:value="=2" calcext:base-cell-address="Sheet1.V63"/>
          </calcext:conditional-format>
          <calcext:conditional-format calcext:target-range-address="Sheet1.V64:Sheet1.V64">
            <calcext:condition calcext:apply-style-name="Error" calcext:value="=1" calcext:base-cell-address="Sheet1.V64"/>
          </calcext:conditional-format>
          <calcext:conditional-format calcext:target-range-address="Sheet1.V64:Sheet1.V64">
            <calcext:condition calcext:apply-style-name="Good" calcext:value="=2" calcext:base-cell-address="Sheet1.V64"/>
          </calcext:conditional-format>
          <calcext:conditional-format calcext:target-range-address="Sheet1.V65:Sheet1.V65">
            <calcext:condition calcext:apply-style-name="Error" calcext:value="=1" calcext:base-cell-address="Sheet1.V65"/>
          </calcext:conditional-format>
          <calcext:conditional-format calcext:target-range-address="Sheet1.V65:Sheet1.V65">
            <calcext:condition calcext:apply-style-name="Good" calcext:value="=2" calcext:base-cell-address="Sheet1.V65"/>
          </calcext:conditional-format>
          <calcext:conditional-format calcext:target-range-address="Sheet1.V66:Sheet1.V66">
            <calcext:condition calcext:apply-style-name="Error" calcext:value="=1" calcext:base-cell-address="Sheet1.V66"/>
          </calcext:conditional-format>
          <calcext:conditional-format calcext:target-range-address="Sheet1.V66:Sheet1.V66">
            <calcext:condition calcext:apply-style-name="Good" calcext:value="=2" calcext:base-cell-address="Sheet1.V66"/>
          </calcext:conditional-format>
          <calcext:conditional-format calcext:target-range-address="Sheet1.V67:Sheet1.V67">
            <calcext:condition calcext:apply-style-name="Error" calcext:value="=1" calcext:base-cell-address="Sheet1.V67"/>
          </calcext:conditional-format>
          <calcext:conditional-format calcext:target-range-address="Sheet1.V67:Sheet1.V67">
            <calcext:condition calcext:apply-style-name="Good" calcext:value="=2" calcext:base-cell-address="Sheet1.V67"/>
          </calcext:conditional-format>
          <calcext:conditional-format calcext:target-range-address="Sheet1.V68:Sheet1.V68">
            <calcext:condition calcext:apply-style-name="Error" calcext:value="=1" calcext:base-cell-address="Sheet1.V68"/>
          </calcext:conditional-format>
          <calcext:conditional-format calcext:target-range-address="Sheet1.V68:Sheet1.V68">
            <calcext:condition calcext:apply-style-name="Good" calcext:value="=2" calcext:base-cell-address="Sheet1.V68"/>
          </calcext:conditional-format>
          <calcext:conditional-format calcext:target-range-address="Sheet1.V69:Sheet1.V69">
            <calcext:condition calcext:apply-style-name="Error" calcext:value="=1" calcext:base-cell-address="Sheet1.V69"/>
          </calcext:conditional-format>
          <calcext:conditional-format calcext:target-range-address="Sheet1.V69:Sheet1.V69">
            <calcext:condition calcext:apply-style-name="Good" calcext:value="=2" calcext:base-cell-address="Sheet1.V69"/>
          </calcext:conditional-format>
          <calcext:conditional-format calcext:target-range-address="Sheet1.V70:Sheet1.V70">
            <calcext:condition calcext:apply-style-name="Error" calcext:value="=1" calcext:base-cell-address="Sheet1.V70"/>
          </calcext:conditional-format>
          <calcext:conditional-format calcext:target-range-address="Sheet1.V70:Sheet1.V70">
            <calcext:condition calcext:apply-style-name="Good" calcext:value="=2" calcext:base-cell-address="Sheet1.V70"/>
          </calcext:conditional-format>
          <calcext:conditional-format calcext:target-range-address="Sheet1.V71:Sheet1.V71">
            <calcext:condition calcext:apply-style-name="Error" calcext:value="=1" calcext:base-cell-address="Sheet1.V71"/>
          </calcext:conditional-format>
          <calcext:conditional-format calcext:target-range-address="Sheet1.V71:Sheet1.V71">
            <calcext:condition calcext:apply-style-name="Good" calcext:value="=2" calcext:base-cell-address="Sheet1.V71"/>
          </calcext:conditional-format>
          <calcext:conditional-format calcext:target-range-address="Sheet1.V72:Sheet1.V72">
            <calcext:condition calcext:apply-style-name="Error" calcext:value="=1" calcext:base-cell-address="Sheet1.V72"/>
          </calcext:conditional-format>
          <calcext:conditional-format calcext:target-range-address="Sheet1.V72:Sheet1.V72">
            <calcext:condition calcext:apply-style-name="Good" calcext:value="=2" calcext:base-cell-address="Sheet1.V72"/>
          </calcext:conditional-format>
          <calcext:conditional-format calcext:target-range-address="Sheet1.V73:Sheet1.V73">
            <calcext:condition calcext:apply-style-name="Error" calcext:value="=1" calcext:base-cell-address="Sheet1.V73"/>
          </calcext:conditional-format>
          <calcext:conditional-format calcext:target-range-address="Sheet1.V73:Sheet1.V73">
            <calcext:condition calcext:apply-style-name="Good" calcext:value="=2" calcext:base-cell-address="Sheet1.V73"/>
          </calcext:conditional-format>
          <calcext:conditional-format calcext:target-range-address="Sheet1.V74:Sheet1.V74">
            <calcext:condition calcext:apply-style-name="Error" calcext:value="=1" calcext:base-cell-address="Sheet1.V74"/>
          </calcext:conditional-format>
          <calcext:conditional-format calcext:target-range-address="Sheet1.V74:Sheet1.V74">
            <calcext:condition calcext:apply-style-name="Good" calcext:value="=2" calcext:base-cell-address="Sheet1.V74"/>
          </calcext:conditional-format>
          <calcext:conditional-format calcext:target-range-address="Sheet1.V75:Sheet1.V75">
            <calcext:condition calcext:apply-style-name="Error" calcext:value="=1" calcext:base-cell-address="Sheet1.V75"/>
          </calcext:conditional-format>
          <calcext:conditional-format calcext:target-range-address="Sheet1.V75:Sheet1.V75">
            <calcext:condition calcext:apply-style-name="Good" calcext:value="=2" calcext:base-cell-address="Sheet1.V75"/>
          </calcext:conditional-format>
          <calcext:conditional-format calcext:target-range-address="Sheet1.V76:Sheet1.V76">
            <calcext:condition calcext:apply-style-name="Error" calcext:value="=1" calcext:base-cell-address="Sheet1.V76"/>
          </calcext:conditional-format>
          <calcext:conditional-format calcext:target-range-address="Sheet1.V76:Sheet1.V76">
            <calcext:condition calcext:apply-style-name="Good" calcext:value="=2" calcext:base-cell-address="Sheet1.V76"/>
          </calcext:conditional-format>
          <calcext:conditional-format calcext:target-range-address="Sheet1.V77:Sheet1.V77">
            <calcext:condition calcext:apply-style-name="Error" calcext:value="=1" calcext:base-cell-address="Sheet1.V77"/>
          </calcext:conditional-format>
          <calcext:conditional-format calcext:target-range-address="Sheet1.V77:Sheet1.V77">
            <calcext:condition calcext:apply-style-name="Good" calcext:value="=2" calcext:base-cell-address="Sheet1.V77"/>
          </calcext:conditional-format>
          <calcext:conditional-format calcext:target-range-address="Sheet1.V78:Sheet1.V78">
            <calcext:condition calcext:apply-style-name="Error" calcext:value="=1" calcext:base-cell-address="Sheet1.V78"/>
          </calcext:conditional-format>
          <calcext:conditional-format calcext:target-range-address="Sheet1.V78:Sheet1.V78">
            <calcext:condition calcext:apply-style-name="Good" calcext:value="=2" calcext:base-cell-address="Sheet1.V78"/>
          </calcext:conditional-format>
          <calcext:conditional-format calcext:target-range-address="Sheet1.V79:Sheet1.V79">
            <calcext:condition calcext:apply-style-name="Error" calcext:value="=1" calcext:base-cell-address="Sheet1.V79"/>
          </calcext:conditional-format>
          <calcext:conditional-format calcext:target-range-address="Sheet1.V79:Sheet1.V79">
            <calcext:condition calcext:apply-style-name="Good" calcext:value="=2" calcext:base-cell-address="Sheet1.V79"/>
          </calcext:conditional-format>
          <calcext:conditional-format calcext:target-range-address="Sheet1.V80:Sheet1.V80">
            <calcext:condition calcext:apply-style-name="Error" calcext:value="=1" calcext:base-cell-address="Sheet1.V80"/>
          </calcext:conditional-format>
          <calcext:conditional-format calcext:target-range-address="Sheet1.V80:Sheet1.V80">
            <calcext:condition calcext:apply-style-name="Good" calcext:value="=2" calcext:base-cell-address="Sheet1.V80"/>
          </calcext:conditional-format>
          <calcext:conditional-format calcext:target-range-address="Sheet1.V81:Sheet1.V81">
            <calcext:condition calcext:apply-style-name="Error" calcext:value="=1" calcext:base-cell-address="Sheet1.V81"/>
          </calcext:conditional-format>
          <calcext:conditional-format calcext:target-range-address="Sheet1.V81:Sheet1.V81">
            <calcext:condition calcext:apply-style-name="Good" calcext:value="=2" calcext:base-cell-address="Sheet1.V81"/>
          </calcext:conditional-format>
          <calcext:conditional-format calcext:target-range-address="Sheet1.V82:Sheet1.V82">
            <calcext:condition calcext:apply-style-name="Error" calcext:value="=1" calcext:base-cell-address="Sheet1.V82"/>
          </calcext:conditional-format>
          <calcext:conditional-format calcext:target-range-address="Sheet1.V82:Sheet1.V82">
            <calcext:condition calcext:apply-style-name="Good" calcext:value="=2" calcext:base-cell-address="Sheet1.V82"/>
          </calcext:conditional-format>
          <calcext:conditional-format calcext:target-range-address="Sheet1.V83:Sheet1.V83">
            <calcext:condition calcext:apply-style-name="Error" calcext:value="=1" calcext:base-cell-address="Sheet1.V83"/>
          </calcext:conditional-format>
          <calcext:conditional-format calcext:target-range-address="Sheet1.V83:Sheet1.V83">
            <calcext:condition calcext:apply-style-name="Good" calcext:value="=2" calcext:base-cell-address="Sheet1.V83"/>
          </calcext:conditional-format>
          <calcext:conditional-format calcext:target-range-address="Sheet1.V84:Sheet1.V84">
            <calcext:condition calcext:apply-style-name="Error" calcext:value="=1" calcext:base-cell-address="Sheet1.V84"/>
          </calcext:conditional-format>
          <calcext:conditional-format calcext:target-range-address="Sheet1.V84:Sheet1.V84">
            <calcext:condition calcext:apply-style-name="Good" calcext:value="=2" calcext:base-cell-address="Sheet1.V84"/>
          </calcext:conditional-format>
          <calcext:conditional-format calcext:target-range-address="Sheet1.V85:Sheet1.V85">
            <calcext:condition calcext:apply-style-name="Error" calcext:value="=1" calcext:base-cell-address="Sheet1.V85"/>
          </calcext:conditional-format>
          <calcext:conditional-format calcext:target-range-address="Sheet1.V85:Sheet1.V85">
            <calcext:condition calcext:apply-style-name="Good" calcext:value="=2" calcext:base-cell-address="Sheet1.V85"/>
          </calcext:conditional-format>
          <calcext:conditional-format calcext:target-range-address="Sheet1.V86:Sheet1.V86">
            <calcext:condition calcext:apply-style-name="Error" calcext:value="=1" calcext:base-cell-address="Sheet1.V86"/>
          </calcext:conditional-format>
          <calcext:conditional-format calcext:target-range-address="Sheet1.V86:Sheet1.V86">
            <calcext:condition calcext:apply-style-name="Good" calcext:value="=2" calcext:base-cell-address="Sheet1.V86"/>
          </calcext:conditional-format>
          <calcext:conditional-format calcext:target-range-address="Sheet1.V87:Sheet1.V87">
            <calcext:condition calcext:apply-style-name="Error" calcext:value="=1" calcext:base-cell-address="Sheet1.V87"/>
          </calcext:conditional-format>
          <calcext:conditional-format calcext:target-range-address="Sheet1.V87:Sheet1.V87">
            <calcext:condition calcext:apply-style-name="Good" calcext:value="=2" calcext:base-cell-address="Sheet1.V87"/>
          </calcext:conditional-format>
          <calcext:conditional-format calcext:target-range-address="Sheet1.V88:Sheet1.V88">
            <calcext:condition calcext:apply-style-name="Error" calcext:value="=1" calcext:base-cell-address="Sheet1.V88"/>
          </calcext:conditional-format>
          <calcext:conditional-format calcext:target-range-address="Sheet1.V88:Sheet1.V88">
            <calcext:condition calcext:apply-style-name="Good" calcext:value="=2" calcext:base-cell-address="Sheet1.V88"/>
          </calcext:conditional-format>
          <calcext:conditional-format calcext:target-range-address="Sheet1.V89:Sheet1.V89">
            <calcext:condition calcext:apply-style-name="Error" calcext:value="=1" calcext:base-cell-address="Sheet1.V89"/>
          </calcext:conditional-format>
          <calcext:conditional-format calcext:target-range-address="Sheet1.V89:Sheet1.V89">
            <calcext:condition calcext:apply-style-name="Good" calcext:value="=2" calcext:base-cell-address="Sheet1.V89"/>
          </calcext:conditional-format>
          <calcext:conditional-format calcext:target-range-address="Sheet1.V90:Sheet1.V90">
            <calcext:condition calcext:apply-style-name="Error" calcext:value="=1" calcext:base-cell-address="Sheet1.V90"/>
          </calcext:conditional-format>
          <calcext:conditional-format calcext:target-range-address="Sheet1.V90:Sheet1.V90">
            <calcext:condition calcext:apply-style-name="Good" calcext:value="=2" calcext:base-cell-address="Sheet1.V90"/>
          </calcext:conditional-format>
          <calcext:conditional-format calcext:target-range-address="Sheet1.V91:Sheet1.V91">
            <calcext:condition calcext:apply-style-name="Error" calcext:value="=1" calcext:base-cell-address="Sheet1.V91"/>
          </calcext:conditional-format>
          <calcext:conditional-format calcext:target-range-address="Sheet1.V91:Sheet1.V91">
            <calcext:condition calcext:apply-style-name="Good" calcext:value="=2" calcext:base-cell-address="Sheet1.V91"/>
          </calcext:conditional-format>
          <calcext:conditional-format calcext:target-range-address="Sheet1.V92:Sheet1.V92">
            <calcext:condition calcext:apply-style-name="Error" calcext:value="=1" calcext:base-cell-address="Sheet1.V92"/>
          </calcext:conditional-format>
          <calcext:conditional-format calcext:target-range-address="Sheet1.V92:Sheet1.V92">
            <calcext:condition calcext:apply-style-name="Good" calcext:value="=2" calcext:base-cell-address="Sheet1.V92"/>
          </calcext:conditional-format>
          <calcext:conditional-format calcext:target-range-address="Sheet1.V93:Sheet1.V93">
            <calcext:condition calcext:apply-style-name="Error" calcext:value="=1" calcext:base-cell-address="Sheet1.V93"/>
          </calcext:conditional-format>
          <calcext:conditional-format calcext:target-range-address="Sheet1.V93:Sheet1.V93">
            <calcext:condition calcext:apply-style-name="Good" calcext:value="=2" calcext:base-cell-address="Sheet1.V93"/>
          </calcext:conditional-format>
          <calcext:conditional-format calcext:target-range-address="Sheet1.V94:Sheet1.V94">
            <calcext:condition calcext:apply-style-name="Error" calcext:value="=1" calcext:base-cell-address="Sheet1.V94"/>
          </calcext:conditional-format>
          <calcext:conditional-format calcext:target-range-address="Sheet1.V94:Sheet1.V94">
            <calcext:condition calcext:apply-style-name="Good" calcext:value="=2" calcext:base-cell-address="Sheet1.V94"/>
          </calcext:conditional-format>
          <calcext:conditional-format calcext:target-range-address="Sheet1.V95:Sheet1.V95">
            <calcext:condition calcext:apply-style-name="Error" calcext:value="=1" calcext:base-cell-address="Sheet1.V95"/>
          </calcext:conditional-format>
          <calcext:conditional-format calcext:target-range-address="Sheet1.V95:Sheet1.V95">
            <calcext:condition calcext:apply-style-name="Good" calcext:value="=2" calcext:base-cell-address="Sheet1.V95"/>
          </calcext:conditional-format>
          <calcext:conditional-format calcext:target-range-address="Sheet1.V96:Sheet1.V96">
            <calcext:condition calcext:apply-style-name="Error" calcext:value="=1" calcext:base-cell-address="Sheet1.V96"/>
          </calcext:conditional-format>
          <calcext:conditional-format calcext:target-range-address="Sheet1.V96:Sheet1.V96">
            <calcext:condition calcext:apply-style-name="Good" calcext:value="=2" calcext:base-cell-address="Sheet1.V96"/>
          </calcext:conditional-format>
          <calcext:conditional-format calcext:target-range-address="Sheet1.V97:Sheet1.V97">
            <calcext:condition calcext:apply-style-name="Error" calcext:value="=1" calcext:base-cell-address="Sheet1.V97"/>
          </calcext:conditional-format>
          <calcext:conditional-format calcext:target-range-address="Sheet1.V97:Sheet1.V97">
            <calcext:condition calcext:apply-style-name="Good" calcext:value="=2" calcext:base-cell-address="Sheet1.V97"/>
          </calcext:conditional-format>
          <calcext:conditional-format calcext:target-range-address="Sheet1.V98:Sheet1.V98">
            <calcext:condition calcext:apply-style-name="Error" calcext:value="=1" calcext:base-cell-address="Sheet1.V98"/>
          </calcext:conditional-format>
          <calcext:conditional-format calcext:target-range-address="Sheet1.V98:Sheet1.V98">
            <calcext:condition calcext:apply-style-name="Good" calcext:value="=2" calcext:base-cell-address="Sheet1.V98"/>
          </calcext:conditional-format>
          <calcext:conditional-format calcext:target-range-address="Sheet1.V99:Sheet1.V99">
            <calcext:condition calcext:apply-style-name="Error" calcext:value="=1" calcext:base-cell-address="Sheet1.V99"/>
          </calcext:conditional-format>
          <calcext:conditional-format calcext:target-range-address="Sheet1.V99:Sheet1.V99">
            <calcext:condition calcext:apply-style-name="Good" calcext:value="=2" calcext:base-cell-address="Sheet1.V99"/>
          </calcext:conditional-format>
          <calcext:conditional-format calcext:target-range-address="Sheet1.V100:Sheet1.V100">
            <calcext:condition calcext:apply-style-name="Error" calcext:value="=1" calcext:base-cell-address="Sheet1.V100"/>
          </calcext:conditional-format>
          <calcext:conditional-format calcext:target-range-address="Sheet1.V100:Sheet1.V100">
            <calcext:condition calcext:apply-style-name="Good" calcext:value="=2" calcext:base-cell-address="Sheet1.V100"/>
          </calcext:conditional-format>
          <calcext:conditional-format calcext:target-range-address="Sheet1.V101:Sheet1.V101">
            <calcext:condition calcext:apply-style-name="Error" calcext:value="=1" calcext:base-cell-address="Sheet1.V101"/>
          </calcext:conditional-format>
          <calcext:conditional-format calcext:target-range-address="Sheet1.V101:Sheet1.V101">
            <calcext:condition calcext:apply-style-name="Good" calcext:value="=2" calcext:base-cell-address="Sheet1.V101"/>
          </calcext:conditional-format>
          <calcext:conditional-format calcext:target-range-address="Sheet1.V102:Sheet1.V102">
            <calcext:condition calcext:apply-style-name="Error" calcext:value="=1" calcext:base-cell-address="Sheet1.V102"/>
          </calcext:conditional-format>
          <calcext:conditional-format calcext:target-range-address="Sheet1.V102:Sheet1.V102">
            <calcext:condition calcext:apply-style-name="Good" calcext:value="=2" calcext:base-cell-address="Sheet1.V102"/>
          </calcext:conditional-format>
          <calcext:conditional-format calcext:target-range-address="Sheet1.V103:Sheet1.V103">
            <calcext:condition calcext:apply-style-name="Error" calcext:value="=1" calcext:base-cell-address="Sheet1.V103"/>
          </calcext:conditional-format>
          <calcext:conditional-format calcext:target-range-address="Sheet1.V103:Sheet1.V103">
            <calcext:condition calcext:apply-style-name="Good" calcext:value="=2" calcext:base-cell-address="Sheet1.V103"/>
          </calcext:conditional-format>
          <calcext:conditional-format calcext:target-range-address="Sheet1.V104:Sheet1.V104">
            <calcext:condition calcext:apply-style-name="Error" calcext:value="=1" calcext:base-cell-address="Sheet1.V104"/>
          </calcext:conditional-format>
          <calcext:conditional-format calcext:target-range-address="Sheet1.V104:Sheet1.V104">
            <calcext:condition calcext:apply-style-name="Good" calcext:value="=2" calcext:base-cell-address="Sheet1.V104"/>
          </calcext:conditional-format>
          <calcext:conditional-format calcext:target-range-address="Sheet1.V105:Sheet1.V105">
            <calcext:condition calcext:apply-style-name="Error" calcext:value="=1" calcext:base-cell-address="Sheet1.V105"/>
          </calcext:conditional-format>
          <calcext:conditional-format calcext:target-range-address="Sheet1.V105:Sheet1.V105">
            <calcext:condition calcext:apply-style-name="Good" calcext:value="=2" calcext:base-cell-address="Sheet1.V105"/>
          </calcext:conditional-format>
          <calcext:conditional-format calcext:target-range-address="Sheet1.V106:Sheet1.V106">
            <calcext:condition calcext:apply-style-name="Error" calcext:value="=1" calcext:base-cell-address="Sheet1.V106"/>
          </calcext:conditional-format>
          <calcext:conditional-format calcext:target-range-address="Sheet1.V106:Sheet1.V106">
            <calcext:condition calcext:apply-style-name="Good" calcext:value="=2" calcext:base-cell-address="Sheet1.V106"/>
          </calcext:conditional-format>
          <calcext:conditional-format calcext:target-range-address="Sheet1.V107:Sheet1.V107">
            <calcext:condition calcext:apply-style-name="Error" calcext:value="=1" calcext:base-cell-address="Sheet1.V107"/>
          </calcext:conditional-format>
          <calcext:conditional-format calcext:target-range-address="Sheet1.V107:Sheet1.V107">
            <calcext:condition calcext:apply-style-name="Good" calcext:value="=2" calcext:base-cell-address="Sheet1.V107"/>
          </calcext:conditional-format>
          <calcext:conditional-format calcext:target-range-address="Sheet1.V108:Sheet1.V108">
            <calcext:condition calcext:apply-style-name="Error" calcext:value="=1" calcext:base-cell-address="Sheet1.V108"/>
          </calcext:conditional-format>
          <calcext:conditional-format calcext:target-range-address="Sheet1.V108:Sheet1.V108">
            <calcext:condition calcext:apply-style-name="Good" calcext:value="=2" calcext:base-cell-address="Sheet1.V108"/>
          </calcext:conditional-format>
          <calcext:conditional-format calcext:target-range-address="Sheet1.V109:Sheet1.V109">
            <calcext:condition calcext:apply-style-name="Error" calcext:value="=1" calcext:base-cell-address="Sheet1.V109"/>
          </calcext:conditional-format>
          <calcext:conditional-format calcext:target-range-address="Sheet1.V109:Sheet1.V109">
            <calcext:condition calcext:apply-style-name="Good" calcext:value="=2" calcext:base-cell-address="Sheet1.V109"/>
          </calcext:conditional-format>
          <calcext:conditional-format calcext:target-range-address="Sheet1.V110:Sheet1.V110">
            <calcext:condition calcext:apply-style-name="Error" calcext:value="=1" calcext:base-cell-address="Sheet1.V110"/>
          </calcext:conditional-format>
          <calcext:conditional-format calcext:target-range-address="Sheet1.V110:Sheet1.V110">
            <calcext:condition calcext:apply-style-name="Good" calcext:value="=2" calcext:base-cell-address="Sheet1.V110"/>
          </calcext:conditional-format>
          <calcext:conditional-format calcext:target-range-address="Sheet1.V111:Sheet1.V111">
            <calcext:condition calcext:apply-style-name="Error" calcext:value="=1" calcext:base-cell-address="Sheet1.V111"/>
          </calcext:conditional-format>
          <calcext:conditional-format calcext:target-range-address="Sheet1.V111:Sheet1.V111">
            <calcext:condition calcext:apply-style-name="Good" calcext:value="=2" calcext:base-cell-address="Sheet1.V111"/>
          </calcext:conditional-format>
          <calcext:conditional-format calcext:target-range-address="Sheet1.V112:Sheet1.V112">
            <calcext:condition calcext:apply-style-name="Error" calcext:value="=1" calcext:base-cell-address="Sheet1.V112"/>
          </calcext:conditional-format>
          <calcext:conditional-format calcext:target-range-address="Sheet1.V112:Sheet1.V112">
            <calcext:condition calcext:apply-style-name="Good" calcext:value="=2" calcext:base-cell-address="Sheet1.V112"/>
          </calcext:conditional-format>
          <calcext:conditional-format calcext:target-range-address="Sheet1.V113:Sheet1.V113">
            <calcext:condition calcext:apply-style-name="Error" calcext:value="=1" calcext:base-cell-address="Sheet1.V113"/>
          </calcext:conditional-format>
          <calcext:conditional-format calcext:target-range-address="Sheet1.V113:Sheet1.V113">
            <calcext:condition calcext:apply-style-name="Good" calcext:value="=2" calcext:base-cell-address="Sheet1.V113"/>
          </calcext:conditional-format>
          <calcext:conditional-format calcext:target-range-address="Sheet1.V114:Sheet1.V114">
            <calcext:condition calcext:apply-style-name="Error" calcext:value="=1" calcext:base-cell-address="Sheet1.V114"/>
          </calcext:conditional-format>
          <calcext:conditional-format calcext:target-range-address="Sheet1.V114:Sheet1.V114">
            <calcext:condition calcext:apply-style-name="Good" calcext:value="=2" calcext:base-cell-address="Sheet1.V114"/>
          </calcext:conditional-format>
          <calcext:conditional-format calcext:target-range-address="Sheet1.V115:Sheet1.V115">
            <calcext:condition calcext:apply-style-name="Error" calcext:value="=1" calcext:base-cell-address="Sheet1.V115"/>
          </calcext:conditional-format>
          <calcext:conditional-format calcext:target-range-address="Sheet1.V115:Sheet1.V115">
            <calcext:condition calcext:apply-style-name="Good" calcext:value="=2" calcext:base-cell-address="Sheet1.V115"/>
          </calcext:conditional-format>
          <calcext:conditional-format calcext:target-range-address="Sheet1.V116:Sheet1.V116">
            <calcext:condition calcext:apply-style-name="Error" calcext:value="=1" calcext:base-cell-address="Sheet1.V116"/>
          </calcext:conditional-format>
          <calcext:conditional-format calcext:target-range-address="Sheet1.V116:Sheet1.V116">
            <calcext:condition calcext:apply-style-name="Good" calcext:value="=2" calcext:base-cell-address="Sheet1.V116"/>
          </calcext:conditional-format>
          <calcext:conditional-format calcext:target-range-address="Sheet1.V117:Sheet1.V117">
            <calcext:condition calcext:apply-style-name="Error" calcext:value="=1" calcext:base-cell-address="Sheet1.V117"/>
          </calcext:conditional-format>
          <calcext:conditional-format calcext:target-range-address="Sheet1.V117:Sheet1.V117">
            <calcext:condition calcext:apply-style-name="Good" calcext:value="=2" calcext:base-cell-address="Sheet1.V117"/>
          </calcext:conditional-format>
          <calcext:conditional-format calcext:target-range-address="Sheet1.V118:Sheet1.V118">
            <calcext:condition calcext:apply-style-name="Error" calcext:value="=1" calcext:base-cell-address="Sheet1.V118"/>
          </calcext:conditional-format>
          <calcext:conditional-format calcext:target-range-address="Sheet1.V118:Sheet1.V118">
            <calcext:condition calcext:apply-style-name="Good" calcext:value="=2" calcext:base-cell-address="Sheet1.V118"/>
          </calcext:conditional-format>
          <calcext:conditional-format calcext:target-range-address="Sheet1.V119:Sheet1.V119">
            <calcext:condition calcext:apply-style-name="Error" calcext:value="=1" calcext:base-cell-address="Sheet1.V119"/>
          </calcext:conditional-format>
          <calcext:conditional-format calcext:target-range-address="Sheet1.V119:Sheet1.V119">
            <calcext:condition calcext:apply-style-name="Good" calcext:value="=2" calcext:base-cell-address="Sheet1.V119"/>
          </calcext:conditional-format>
          <calcext:conditional-format calcext:target-range-address="Sheet1.V120:Sheet1.V120">
            <calcext:condition calcext:apply-style-name="Error" calcext:value="=1" calcext:base-cell-address="Sheet1.V120"/>
          </calcext:conditional-format>
          <calcext:conditional-format calcext:target-range-address="Sheet1.V120:Sheet1.V120">
            <calcext:condition calcext:apply-style-name="Good" calcext:value="=2" calcext:base-cell-address="Sheet1.V120"/>
          </calcext:conditional-format>
          <calcext:conditional-format calcext:target-range-address="Sheet1.V121:Sheet1.V121">
            <calcext:condition calcext:apply-style-name="Error" calcext:value="=1" calcext:base-cell-address="Sheet1.V121"/>
          </calcext:conditional-format>
          <calcext:conditional-format calcext:target-range-address="Sheet1.V121:Sheet1.V121">
            <calcext:condition calcext:apply-style-name="Good" calcext:value="=2" calcext:base-cell-address="Sheet1.V121"/>
          </calcext:conditional-format>
          <calcext:conditional-format calcext:target-range-address="Sheet1.V122:Sheet1.V122">
            <calcext:condition calcext:apply-style-name="Error" calcext:value="=1" calcext:base-cell-address="Sheet1.V122"/>
          </calcext:conditional-format>
          <calcext:conditional-format calcext:target-range-address="Sheet1.V122:Sheet1.V122">
            <calcext:condition calcext:apply-style-name="Good" calcext:value="=2" calcext:base-cell-address="Sheet1.V122"/>
          </calcext:conditional-format>
          <calcext:conditional-format calcext:target-range-address="Sheet1.V123:Sheet1.V123">
            <calcext:condition calcext:apply-style-name="Error" calcext:value="=1" calcext:base-cell-address="Sheet1.V123"/>
          </calcext:conditional-format>
          <calcext:conditional-format calcext:target-range-address="Sheet1.V123:Sheet1.V123">
            <calcext:condition calcext:apply-style-name="Good" calcext:value="=2" calcext:base-cell-address="Sheet1.V123"/>
          </calcext:conditional-format>
          <calcext:conditional-format calcext:target-range-address="Sheet1.V124:Sheet1.V124">
            <calcext:condition calcext:apply-style-name="Error" calcext:value="=1" calcext:base-cell-address="Sheet1.V124"/>
          </calcext:conditional-format>
          <calcext:conditional-format calcext:target-range-address="Sheet1.V124:Sheet1.V124">
            <calcext:condition calcext:apply-style-name="Good" calcext:value="=2" calcext:base-cell-address="Sheet1.V124"/>
          </calcext:conditional-format>
          <calcext:conditional-format calcext:target-range-address="Sheet1.V125:Sheet1.V125">
            <calcext:condition calcext:apply-style-name="Error" calcext:value="=1" calcext:base-cell-address="Sheet1.V125"/>
          </calcext:conditional-format>
          <calcext:conditional-format calcext:target-range-address="Sheet1.V125:Sheet1.V125">
            <calcext:condition calcext:apply-style-name="Good" calcext:value="=2" calcext:base-cell-address="Sheet1.V125"/>
          </calcext:conditional-format>
          <calcext:conditional-format calcext:target-range-address="Sheet1.V126:Sheet1.V126">
            <calcext:condition calcext:apply-style-name="Error" calcext:value="=1" calcext:base-cell-address="Sheet1.V126"/>
          </calcext:conditional-format>
          <calcext:conditional-format calcext:target-range-address="Sheet1.V126:Sheet1.V126">
            <calcext:condition calcext:apply-style-name="Good" calcext:value="=2" calcext:base-cell-address="Sheet1.V126"/>
          </calcext:conditional-format>
          <calcext:conditional-format calcext:target-range-address="Sheet1.V127:Sheet1.V127">
            <calcext:condition calcext:apply-style-name="Error" calcext:value="=1" calcext:base-cell-address="Sheet1.V127"/>
          </calcext:conditional-format>
          <calcext:conditional-format calcext:target-range-address="Sheet1.V127:Sheet1.V127">
            <calcext:condition calcext:apply-style-name="Good" calcext:value="=2" calcext:base-cell-address="Sheet1.V127"/>
          </calcext:conditional-format>
          <calcext:conditional-format calcext:target-range-address="Sheet1.V128:Sheet1.V128">
            <calcext:condition calcext:apply-style-name="Error" calcext:value="=1" calcext:base-cell-address="Sheet1.V128"/>
          </calcext:conditional-format>
          <calcext:conditional-format calcext:target-range-address="Sheet1.V128:Sheet1.V128">
            <calcext:condition calcext:apply-style-name="Good" calcext:value="=2" calcext:base-cell-address="Sheet1.V128"/>
          </calcext:conditional-format>
          <calcext:conditional-format calcext:target-range-address="Sheet1.V129:Sheet1.V129">
            <calcext:condition calcext:apply-style-name="Error" calcext:value="=1" calcext:base-cell-address="Sheet1.V129"/>
          </calcext:conditional-format>
          <calcext:conditional-format calcext:target-range-address="Sheet1.V129:Sheet1.V129">
            <calcext:condition calcext:apply-style-name="Good" calcext:value="=2" calcext:base-cell-address="Sheet1.V129"/>
          </calcext:conditional-format>
          <calcext:conditional-format calcext:target-range-address="Sheet1.V130:Sheet1.V130">
            <calcext:condition calcext:apply-style-name="Error" calcext:value="=1" calcext:base-cell-address="Sheet1.V130"/>
          </calcext:conditional-format>
          <calcext:conditional-format calcext:target-range-address="Sheet1.V130:Sheet1.V130">
            <calcext:condition calcext:apply-style-name="Good" calcext:value="=2" calcext:base-cell-address="Sheet1.V130"/>
          </calcext:conditional-format>
          <calcext:conditional-format calcext:target-range-address="Sheet1.V131:Sheet1.V131">
            <calcext:condition calcext:apply-style-name="Error" calcext:value="=1" calcext:base-cell-address="Sheet1.V131"/>
          </calcext:conditional-format>
          <calcext:conditional-format calcext:target-range-address="Sheet1.V131:Sheet1.V131">
            <calcext:condition calcext:apply-style-name="Good" calcext:value="=2" calcext:base-cell-address="Sheet1.V131"/>
          </calcext:conditional-format>
          <calcext:conditional-format calcext:target-range-address="Sheet1.V132:Sheet1.V132">
            <calcext:condition calcext:apply-style-name="Error" calcext:value="=1" calcext:base-cell-address="Sheet1.V132"/>
          </calcext:conditional-format>
          <calcext:conditional-format calcext:target-range-address="Sheet1.V132:Sheet1.V132">
            <calcext:condition calcext:apply-style-name="Good" calcext:value="=2" calcext:base-cell-address="Sheet1.V132"/>
          </calcext:conditional-format>
          <calcext:conditional-format calcext:target-range-address="Sheet1.V133:Sheet1.V133">
            <calcext:condition calcext:apply-style-name="Error" calcext:value="=1" calcext:base-cell-address="Sheet1.V133"/>
          </calcext:conditional-format>
          <calcext:conditional-format calcext:target-range-address="Sheet1.V133:Sheet1.V133">
            <calcext:condition calcext:apply-style-name="Good" calcext:value="=2" calcext:base-cell-address="Sheet1.V133"/>
          </calcext:conditional-format>
          <calcext:conditional-format calcext:target-range-address="Sheet1.V134:Sheet1.V134">
            <calcext:condition calcext:apply-style-name="Error" calcext:value="=1" calcext:base-cell-address="Sheet1.V134"/>
          </calcext:conditional-format>
          <calcext:conditional-format calcext:target-range-address="Sheet1.V134:Sheet1.V134">
            <calcext:condition calcext:apply-style-name="Good" calcext:value="=2" calcext:base-cell-address="Sheet1.V134"/>
          </calcext:conditional-format>
          <calcext:conditional-format calcext:target-range-address="Sheet1.V135:Sheet1.V135">
            <calcext:condition calcext:apply-style-name="Error" calcext:value="=1" calcext:base-cell-address="Sheet1.V135"/>
          </calcext:conditional-format>
          <calcext:conditional-format calcext:target-range-address="Sheet1.V135:Sheet1.V135">
            <calcext:condition calcext:apply-style-name="Good" calcext:value="=2" calcext:base-cell-address="Sheet1.V135"/>
          </calcext:conditional-format>
          <calcext:conditional-format calcext:target-range-address="Sheet1.V136:Sheet1.V136">
            <calcext:condition calcext:apply-style-name="Error" calcext:value="=1" calcext:base-cell-address="Sheet1.V136"/>
          </calcext:conditional-format>
          <calcext:conditional-format calcext:target-range-address="Sheet1.V136:Sheet1.V136">
            <calcext:condition calcext:apply-style-name="Good" calcext:value="=2" calcext:base-cell-address="Sheet1.V136"/>
          </calcext:conditional-format>
          <calcext:conditional-format calcext:target-range-address="Sheet1.V137:Sheet1.V137">
            <calcext:condition calcext:apply-style-name="Error" calcext:value="=1" calcext:base-cell-address="Sheet1.V137"/>
          </calcext:conditional-format>
          <calcext:conditional-format calcext:target-range-address="Sheet1.V137:Sheet1.V137">
            <calcext:condition calcext:apply-style-name="Good" calcext:value="=2" calcext:base-cell-address="Sheet1.V137"/>
          </calcext:conditional-format>
          <calcext:conditional-format calcext:target-range-address="Sheet1.V138:Sheet1.V138">
            <calcext:condition calcext:apply-style-name="Error" calcext:value="=1" calcext:base-cell-address="Sheet1.V138"/>
          </calcext:conditional-format>
          <calcext:conditional-format calcext:target-range-address="Sheet1.V138:Sheet1.V138">
            <calcext:condition calcext:apply-style-name="Good" calcext:value="=2" calcext:base-cell-address="Sheet1.V138"/>
          </calcext:conditional-format>
          <calcext:conditional-format calcext:target-range-address="Sheet1.V139:Sheet1.V139">
            <calcext:condition calcext:apply-style-name="Error" calcext:value="=1" calcext:base-cell-address="Sheet1.V139"/>
          </calcext:conditional-format>
          <calcext:conditional-format calcext:target-range-address="Sheet1.V139:Sheet1.V139">
            <calcext:condition calcext:apply-style-name="Good" calcext:value="=2" calcext:base-cell-address="Sheet1.V139"/>
          </calcext:conditional-format>
          <calcext:conditional-format calcext:target-range-address="Sheet1.V140:Sheet1.V140">
            <calcext:condition calcext:apply-style-name="Error" calcext:value="=1" calcext:base-cell-address="Sheet1.V140"/>
          </calcext:conditional-format>
          <calcext:conditional-format calcext:target-range-address="Sheet1.V140:Sheet1.V140">
            <calcext:condition calcext:apply-style-name="Good" calcext:value="=2" calcext:base-cell-address="Sheet1.V140"/>
          </calcext:conditional-format>
          <calcext:conditional-format calcext:target-range-address="Sheet1.V141:Sheet1.V141">
            <calcext:condition calcext:apply-style-name="Error" calcext:value="=1" calcext:base-cell-address="Sheet1.V141"/>
          </calcext:conditional-format>
          <calcext:conditional-format calcext:target-range-address="Sheet1.V141:Sheet1.V141">
            <calcext:condition calcext:apply-style-name="Good" calcext:value="=2" calcext:base-cell-address="Sheet1.V141"/>
          </calcext:conditional-format>
          <calcext:conditional-format calcext:target-range-address="Sheet1.V142:Sheet1.V142">
            <calcext:condition calcext:apply-style-name="Error" calcext:value="=1" calcext:base-cell-address="Sheet1.V142"/>
          </calcext:conditional-format>
          <calcext:conditional-format calcext:target-range-address="Sheet1.V142:Sheet1.V142">
            <calcext:condition calcext:apply-style-name="Good" calcext:value="=2" calcext:base-cell-address="Sheet1.V142"/>
          </calcext:conditional-format>
          <calcext:conditional-format calcext:target-range-address="Sheet1.V143:Sheet1.V143">
            <calcext:condition calcext:apply-style-name="Error" calcext:value="=1" calcext:base-cell-address="Sheet1.V143"/>
          </calcext:conditional-format>
          <calcext:conditional-format calcext:target-range-address="Sheet1.V143:Sheet1.V143">
            <calcext:condition calcext:apply-style-name="Good" calcext:value="=2" calcext:base-cell-address="Sheet1.V143"/>
          </calcext:conditional-format>
          <calcext:conditional-format calcext:target-range-address="Sheet1.V144:Sheet1.V144">
            <calcext:condition calcext:apply-style-name="Error" calcext:value="=1" calcext:base-cell-address="Sheet1.V144"/>
          </calcext:conditional-format>
          <calcext:conditional-format calcext:target-range-address="Sheet1.V144:Sheet1.V144">
            <calcext:condition calcext:apply-style-name="Good" calcext:value="=2" calcext:base-cell-address="Sheet1.V144"/>
          </calcext:conditional-format>
          <calcext:conditional-format calcext:target-range-address="Sheet1.V145:Sheet1.V145">
            <calcext:condition calcext:apply-style-name="Error" calcext:value="=1" calcext:base-cell-address="Sheet1.V145"/>
          </calcext:conditional-format>
          <calcext:conditional-format calcext:target-range-address="Sheet1.V145:Sheet1.V145">
            <calcext:condition calcext:apply-style-name="Good" calcext:value="=2" calcext:base-cell-address="Sheet1.V145"/>
          </calcext:conditional-format>
          <calcext:conditional-format calcext:target-range-address="Sheet1.V146:Sheet1.V146">
            <calcext:condition calcext:apply-style-name="Error" calcext:value="=1" calcext:base-cell-address="Sheet1.V146"/>
          </calcext:conditional-format>
          <calcext:conditional-format calcext:target-range-address="Sheet1.V146:Sheet1.V146">
            <calcext:condition calcext:apply-style-name="Good" calcext:value="=2" calcext:base-cell-address="Sheet1.V146"/>
          </calcext:conditional-format>
          <calcext:conditional-format calcext:target-range-address="Sheet1.V147:Sheet1.V147">
            <calcext:condition calcext:apply-style-name="Error" calcext:value="=1" calcext:base-cell-address="Sheet1.V147"/>
          </calcext:conditional-format>
          <calcext:conditional-format calcext:target-range-address="Sheet1.V147:Sheet1.V147">
            <calcext:condition calcext:apply-style-name="Good" calcext:value="=2" calcext:base-cell-address="Sheet1.V147"/>
          </calcext:conditional-format>
          <calcext:conditional-format calcext:target-range-address="Sheet1.V148:Sheet1.V148">
            <calcext:condition calcext:apply-style-name="Error" calcext:value="=1" calcext:base-cell-address="Sheet1.V148"/>
          </calcext:conditional-format>
          <calcext:conditional-format calcext:target-range-address="Sheet1.V148:Sheet1.V148">
            <calcext:condition calcext:apply-style-name="Good" calcext:value="=2" calcext:base-cell-address="Sheet1.V148"/>
          </calcext:conditional-format>
          <calcext:conditional-format calcext:target-range-address="Sheet1.V149:Sheet1.V149">
            <calcext:condition calcext:apply-style-name="Error" calcext:value="=1" calcext:base-cell-address="Sheet1.V149"/>
          </calcext:conditional-format>
          <calcext:conditional-format calcext:target-range-address="Sheet1.V149:Sheet1.V149">
            <calcext:condition calcext:apply-style-name="Good" calcext:value="=2" calcext:base-cell-address="Sheet1.V149"/>
          </calcext:conditional-format>
          <calcext:conditional-format calcext:target-range-address="Sheet1.V150:Sheet1.V150">
            <calcext:condition calcext:apply-style-name="Error" calcext:value="=1" calcext:base-cell-address="Sheet1.V150"/>
          </calcext:conditional-format>
          <calcext:conditional-format calcext:target-range-address="Sheet1.V150:Sheet1.V150">
            <calcext:condition calcext:apply-style-name="Good" calcext:value="=2" calcext:base-cell-address="Sheet1.V150"/>
          </calcext:conditional-format>
          <calcext:conditional-format calcext:target-range-address="Sheet1.V151:Sheet1.V151">
            <calcext:condition calcext:apply-style-name="Error" calcext:value="=1" calcext:base-cell-address="Sheet1.V151"/>
          </calcext:conditional-format>
          <calcext:conditional-format calcext:target-range-address="Sheet1.V151:Sheet1.V151">
            <calcext:condition calcext:apply-style-name="Good" calcext:value="=2" calcext:base-cell-address="Sheet1.V151"/>
          </calcext:conditional-format>
          <calcext:conditional-format calcext:target-range-address="Sheet1.V152:Sheet1.V152">
            <calcext:condition calcext:apply-style-name="Error" calcext:value="=1" calcext:base-cell-address="Sheet1.V152"/>
          </calcext:conditional-format>
          <calcext:conditional-format calcext:target-range-address="Sheet1.V152:Sheet1.V152">
            <calcext:condition calcext:apply-style-name="Good" calcext:value="=2" calcext:base-cell-address="Sheet1.V152"/>
          </calcext:conditional-format>
          <calcext:conditional-format calcext:target-range-address="Sheet1.V153:Sheet1.V153">
            <calcext:condition calcext:apply-style-name="Error" calcext:value="=1" calcext:base-cell-address="Sheet1.V153"/>
          </calcext:conditional-format>
          <calcext:conditional-format calcext:target-range-address="Sheet1.V153:Sheet1.V153">
            <calcext:condition calcext:apply-style-name="Good" calcext:value="=2" calcext:base-cell-address="Sheet1.V153"/>
          </calcext:conditional-format>
          <calcext:conditional-format calcext:target-range-address="Sheet1.V154:Sheet1.V154">
            <calcext:condition calcext:apply-style-name="Error" calcext:value="=1" calcext:base-cell-address="Sheet1.V154"/>
          </calcext:conditional-format>
          <calcext:conditional-format calcext:target-range-address="Sheet1.V154:Sheet1.V154">
            <calcext:condition calcext:apply-style-name="Good" calcext:value="=2" calcext:base-cell-address="Sheet1.V154"/>
          </calcext:conditional-format>
          <calcext:conditional-format calcext:target-range-address="Sheet1.V155:Sheet1.V155">
            <calcext:condition calcext:apply-style-name="Error" calcext:value="=1" calcext:base-cell-address="Sheet1.V155"/>
          </calcext:conditional-format>
          <calcext:conditional-format calcext:target-range-address="Sheet1.V155:Sheet1.V155">
            <calcext:condition calcext:apply-style-name="Good" calcext:value="=2" calcext:base-cell-address="Sheet1.V155"/>
          </calcext:conditional-format>
          <calcext:conditional-format calcext:target-range-address="Sheet1.V156:Sheet1.V156">
            <calcext:condition calcext:apply-style-name="Error" calcext:value="=1" calcext:base-cell-address="Sheet1.V156"/>
          </calcext:conditional-format>
          <calcext:conditional-format calcext:target-range-address="Sheet1.V156:Sheet1.V156">
            <calcext:condition calcext:apply-style-name="Good" calcext:value="=2" calcext:base-cell-address="Sheet1.V156"/>
          </calcext:conditional-format>
          <calcext:conditional-format calcext:target-range-address="Sheet1.V157:Sheet1.V157">
            <calcext:condition calcext:apply-style-name="Error" calcext:value="=1" calcext:base-cell-address="Sheet1.V157"/>
          </calcext:conditional-format>
          <calcext:conditional-format calcext:target-range-address="Sheet1.V157:Sheet1.V157">
            <calcext:condition calcext:apply-style-name="Good" calcext:value="=2" calcext:base-cell-address="Sheet1.V157"/>
          </calcext:conditional-format>
          <calcext:conditional-format calcext:target-range-address="Sheet1.V158:Sheet1.V158">
            <calcext:condition calcext:apply-style-name="Error" calcext:value="=1" calcext:base-cell-address="Sheet1.V158"/>
          </calcext:conditional-format>
          <calcext:conditional-format calcext:target-range-address="Sheet1.V158:Sheet1.V158">
            <calcext:condition calcext:apply-style-name="Good" calcext:value="=2" calcext:base-cell-address="Sheet1.V158"/>
          </calcext:conditional-format>
          <calcext:conditional-format calcext:target-range-address="Sheet1.V159:Sheet1.V159">
            <calcext:condition calcext:apply-style-name="Error" calcext:value="=1" calcext:base-cell-address="Sheet1.V159"/>
          </calcext:conditional-format>
          <calcext:conditional-format calcext:target-range-address="Sheet1.V159:Sheet1.V159">
            <calcext:condition calcext:apply-style-name="Good" calcext:value="=2" calcext:base-cell-address="Sheet1.V159"/>
          </calcext:conditional-format>
          <calcext:conditional-format calcext:target-range-address="Sheet1.V160:Sheet1.V160">
            <calcext:condition calcext:apply-style-name="Error" calcext:value="=1" calcext:base-cell-address="Sheet1.V160"/>
          </calcext:conditional-format>
          <calcext:conditional-format calcext:target-range-address="Sheet1.V160:Sheet1.V160">
            <calcext:condition calcext:apply-style-name="Good" calcext:value="=2" calcext:base-cell-address="Sheet1.V160"/>
          </calcext:conditional-format>
          <calcext:conditional-format calcext:target-range-address="Sheet1.V161:Sheet1.V161">
            <calcext:condition calcext:apply-style-name="Error" calcext:value="=1" calcext:base-cell-address="Sheet1.V161"/>
          </calcext:conditional-format>
          <calcext:conditional-format calcext:target-range-address="Sheet1.V161:Sheet1.V161">
            <calcext:condition calcext:apply-style-name="Good" calcext:value="=2" calcext:base-cell-address="Sheet1.V161"/>
          </calcext:conditional-format>
          <calcext:conditional-format calcext:target-range-address="Sheet1.V162:Sheet1.V162">
            <calcext:condition calcext:apply-style-name="Error" calcext:value="=1" calcext:base-cell-address="Sheet1.V162"/>
          </calcext:conditional-format>
          <calcext:conditional-format calcext:target-range-address="Sheet1.V162:Sheet1.V162">
            <calcext:condition calcext:apply-style-name="Good" calcext:value="=2" calcext:base-cell-address="Sheet1.V162"/>
          </calcext:conditional-format>
          <calcext:conditional-format calcext:target-range-address="Sheet1.V163:Sheet1.V163">
            <calcext:condition calcext:apply-style-name="Error" calcext:value="=1" calcext:base-cell-address="Sheet1.V163"/>
          </calcext:conditional-format>
          <calcext:conditional-format calcext:target-range-address="Sheet1.V163:Sheet1.V163">
            <calcext:condition calcext:apply-style-name="Good" calcext:value="=2" calcext:base-cell-address="Sheet1.V163"/>
          </calcext:conditional-format>
          <calcext:conditional-format calcext:target-range-address="Sheet1.V164:Sheet1.V164">
            <calcext:condition calcext:apply-style-name="Error" calcext:value="=1" calcext:base-cell-address="Sheet1.V164"/>
          </calcext:conditional-format>
          <calcext:conditional-format calcext:target-range-address="Sheet1.V164:Sheet1.V164">
            <calcext:condition calcext:apply-style-name="Good" calcext:value="=2" calcext:base-cell-address="Sheet1.V164"/>
          </calcext:conditional-format>
          <calcext:conditional-format calcext:target-range-address="Sheet1.V165:Sheet1.V165">
            <calcext:condition calcext:apply-style-name="Error" calcext:value="=1" calcext:base-cell-address="Sheet1.V165"/>
          </calcext:conditional-format>
          <calcext:conditional-format calcext:target-range-address="Sheet1.V165:Sheet1.V165">
            <calcext:condition calcext:apply-style-name="Good" calcext:value="=2" calcext:base-cell-address="Sheet1.V165"/>
          </calcext:conditional-format>
          <calcext:conditional-format calcext:target-range-address="Sheet1.V166:Sheet1.V166">
            <calcext:condition calcext:apply-style-name="Error" calcext:value="=1" calcext:base-cell-address="Sheet1.V166"/>
          </calcext:conditional-format>
          <calcext:conditional-format calcext:target-range-address="Sheet1.V166:Sheet1.V166">
            <calcext:condition calcext:apply-style-name="Good" calcext:value="=2" calcext:base-cell-address="Sheet1.V166"/>
          </calcext:conditional-format>
          <calcext:conditional-format calcext:target-range-address="Sheet1.V167:Sheet1.V167">
            <calcext:condition calcext:apply-style-name="Error" calcext:value="=1" calcext:base-cell-address="Sheet1.V167"/>
          </calcext:conditional-format>
          <calcext:conditional-format calcext:target-range-address="Sheet1.V167:Sheet1.V167">
            <calcext:condition calcext:apply-style-name="Good" calcext:value="=2" calcext:base-cell-address="Sheet1.V167"/>
          </calcext:conditional-format>
          <calcext:conditional-format calcext:target-range-address="Sheet1.V168:Sheet1.V168">
            <calcext:condition calcext:apply-style-name="Error" calcext:value="=1" calcext:base-cell-address="Sheet1.V168"/>
          </calcext:conditional-format>
          <calcext:conditional-format calcext:target-range-address="Sheet1.V168:Sheet1.V168">
            <calcext:condition calcext:apply-style-name="Good" calcext:value="=2" calcext:base-cell-address="Sheet1.V168"/>
          </calcext:conditional-format>
          <calcext:conditional-format calcext:target-range-address="Sheet1.V169:Sheet1.V169">
            <calcext:condition calcext:apply-style-name="Error" calcext:value="=1" calcext:base-cell-address="Sheet1.V169"/>
          </calcext:conditional-format>
          <calcext:conditional-format calcext:target-range-address="Sheet1.V169:Sheet1.V169">
            <calcext:condition calcext:apply-style-name="Good" calcext:value="=2" calcext:base-cell-address="Sheet1.V169"/>
          </calcext:conditional-format>
          <calcext:conditional-format calcext:target-range-address="Sheet1.V170:Sheet1.V170">
            <calcext:condition calcext:apply-style-name="Error" calcext:value="=1" calcext:base-cell-address="Sheet1.V170"/>
          </calcext:conditional-format>
          <calcext:conditional-format calcext:target-range-address="Sheet1.V170:Sheet1.V170">
            <calcext:condition calcext:apply-style-name="Good" calcext:value="=2" calcext:base-cell-address="Sheet1.V170"/>
          </calcext:conditional-format>
          <calcext:conditional-format calcext:target-range-address="Sheet1.V171:Sheet1.V171">
            <calcext:condition calcext:apply-style-name="Error" calcext:value="=1" calcext:base-cell-address="Sheet1.V171"/>
          </calcext:conditional-format>
          <calcext:conditional-format calcext:target-range-address="Sheet1.V171:Sheet1.V171">
            <calcext:condition calcext:apply-style-name="Good" calcext:value="=2" calcext:base-cell-address="Sheet1.V171"/>
          </calcext:conditional-format>
          <calcext:conditional-format calcext:target-range-address="Sheet1.V172:Sheet1.V172">
            <calcext:condition calcext:apply-style-name="Error" calcext:value="=1" calcext:base-cell-address="Sheet1.V172"/>
          </calcext:conditional-format>
          <calcext:conditional-format calcext:target-range-address="Sheet1.V172:Sheet1.V172">
            <calcext:condition calcext:apply-style-name="Good" calcext:value="=2" calcext:base-cell-address="Sheet1.V172"/>
          </calcext:conditional-format>
          <calcext:conditional-format calcext:target-range-address="Sheet1.V173:Sheet1.V173">
            <calcext:condition calcext:apply-style-name="Error" calcext:value="=1" calcext:base-cell-address="Sheet1.V173"/>
          </calcext:conditional-format>
          <calcext:conditional-format calcext:target-range-address="Sheet1.V173:Sheet1.V173">
            <calcext:condition calcext:apply-style-name="Good" calcext:value="=2" calcext:base-cell-address="Sheet1.V173"/>
          </calcext:conditional-format>
          <calcext:conditional-format calcext:target-range-address="Sheet1.V174:Sheet1.V174">
            <calcext:condition calcext:apply-style-name="Error" calcext:value="=1" calcext:base-cell-address="Sheet1.V174"/>
          </calcext:conditional-format>
          <calcext:conditional-format calcext:target-range-address="Sheet1.V174:Sheet1.V174">
            <calcext:condition calcext:apply-style-name="Good" calcext:value="=2" calcext:base-cell-address="Sheet1.V174"/>
          </calcext:conditional-format>
          <calcext:conditional-format calcext:target-range-address="Sheet1.V175:Sheet1.V175">
            <calcext:condition calcext:apply-style-name="Error" calcext:value="=1" calcext:base-cell-address="Sheet1.V175"/>
          </calcext:conditional-format>
          <calcext:conditional-format calcext:target-range-address="Sheet1.V175:Sheet1.V175">
            <calcext:condition calcext:apply-style-name="Good" calcext:value="=2" calcext:base-cell-address="Sheet1.V175"/>
          </calcext:conditional-format>
          <calcext:conditional-format calcext:target-range-address="Sheet1.V176:Sheet1.V176">
            <calcext:condition calcext:apply-style-name="Error" calcext:value="=1" calcext:base-cell-address="Sheet1.V176"/>
          </calcext:conditional-format>
          <calcext:conditional-format calcext:target-range-address="Sheet1.V176:Sheet1.V176">
            <calcext:condition calcext:apply-style-name="Good" calcext:value="=2" calcext:base-cell-address="Sheet1.V176"/>
          </calcext:conditional-format>
          <calcext:conditional-format calcext:target-range-address="Sheet1.V177:Sheet1.V177">
            <calcext:condition calcext:apply-style-name="Error" calcext:value="=1" calcext:base-cell-address="Sheet1.V177"/>
          </calcext:conditional-format>
          <calcext:conditional-format calcext:target-range-address="Sheet1.V177:Sheet1.V177">
            <calcext:condition calcext:apply-style-name="Good" calcext:value="=2" calcext:base-cell-address="Sheet1.V177"/>
          </calcext:conditional-format>
          <calcext:conditional-format calcext:target-range-address="Sheet1.V178:Sheet1.V178">
            <calcext:condition calcext:apply-style-name="Error" calcext:value="=1" calcext:base-cell-address="Sheet1.V178"/>
          </calcext:conditional-format>
          <calcext:conditional-format calcext:target-range-address="Sheet1.V178:Sheet1.V178">
            <calcext:condition calcext:apply-style-name="Good" calcext:value="=2" calcext:base-cell-address="Sheet1.V178"/>
          </calcext:conditional-format>
          <calcext:conditional-format calcext:target-range-address="Sheet1.V179:Sheet1.V179">
            <calcext:condition calcext:apply-style-name="Error" calcext:value="=1" calcext:base-cell-address="Sheet1.V179"/>
          </calcext:conditional-format>
          <calcext:conditional-format calcext:target-range-address="Sheet1.V179:Sheet1.V179">
            <calcext:condition calcext:apply-style-name="Good" calcext:value="=2" calcext:base-cell-address="Sheet1.V179"/>
          </calcext:conditional-format>
          <calcext:conditional-format calcext:target-range-address="Sheet1.V180:Sheet1.V180">
            <calcext:condition calcext:apply-style-name="Error" calcext:value="=1" calcext:base-cell-address="Sheet1.V180"/>
          </calcext:conditional-format>
          <calcext:conditional-format calcext:target-range-address="Sheet1.V180:Sheet1.V180">
            <calcext:condition calcext:apply-style-name="Good" calcext:value="=2" calcext:base-cell-address="Sheet1.V180"/>
          </calcext:conditional-format>
          <calcext:conditional-format calcext:target-range-address="Sheet1.V181:Sheet1.V181">
            <calcext:condition calcext:apply-style-name="Error" calcext:value="=1" calcext:base-cell-address="Sheet1.V181"/>
          </calcext:conditional-format>
          <calcext:conditional-format calcext:target-range-address="Sheet1.V181:Sheet1.V181">
            <calcext:condition calcext:apply-style-name="Good" calcext:value="=2" calcext:base-cell-address="Sheet1.V181"/>
          </calcext:conditional-format>
          <calcext:conditional-format calcext:target-range-address="Sheet1.V182:Sheet1.V182">
            <calcext:condition calcext:apply-style-name="Error" calcext:value="=1" calcext:base-cell-address="Sheet1.V182"/>
          </calcext:conditional-format>
          <calcext:conditional-format calcext:target-range-address="Sheet1.V182:Sheet1.V182">
            <calcext:condition calcext:apply-style-name="Good" calcext:value="=2" calcext:base-cell-address="Sheet1.V182"/>
          </calcext:conditional-format>
          <calcext:conditional-format calcext:target-range-address="Sheet1.V183:Sheet1.V183">
            <calcext:condition calcext:apply-style-name="Error" calcext:value="=1" calcext:base-cell-address="Sheet1.V183"/>
          </calcext:conditional-format>
          <calcext:conditional-format calcext:target-range-address="Sheet1.V183:Sheet1.V183">
            <calcext:condition calcext:apply-style-name="Good" calcext:value="=2" calcext:base-cell-address="Sheet1.V183"/>
          </calcext:conditional-format>
          <calcext:conditional-format calcext:target-range-address="Sheet1.V184:Sheet1.V184">
            <calcext:condition calcext:apply-style-name="Error" calcext:value="=1" calcext:base-cell-address="Sheet1.V184"/>
          </calcext:conditional-format>
          <calcext:conditional-format calcext:target-range-address="Sheet1.V184:Sheet1.V184">
            <calcext:condition calcext:apply-style-name="Good" calcext:value="=2" calcext:base-cell-address="Sheet1.V184"/>
          </calcext:conditional-format>
          <calcext:conditional-format calcext:target-range-address="Sheet1.V185:Sheet1.V185">
            <calcext:condition calcext:apply-style-name="Error" calcext:value="=1" calcext:base-cell-address="Sheet1.V185"/>
          </calcext:conditional-format>
          <calcext:conditional-format calcext:target-range-address="Sheet1.V185:Sheet1.V185">
            <calcext:condition calcext:apply-style-name="Good" calcext:value="=2" calcext:base-cell-address="Sheet1.V185"/>
          </calcext:conditional-format>
          <calcext:conditional-format calcext:target-range-address="Sheet1.V186:Sheet1.V186">
            <calcext:condition calcext:apply-style-name="Error" calcext:value="=1" calcext:base-cell-address="Sheet1.V186"/>
          </calcext:conditional-format>
          <calcext:conditional-format calcext:target-range-address="Sheet1.V186:Sheet1.V186">
            <calcext:condition calcext:apply-style-name="Good" calcext:value="=2" calcext:base-cell-address="Sheet1.V186"/>
          </calcext:conditional-format>
          <calcext:conditional-format calcext:target-range-address="Sheet1.V187:Sheet1.V187">
            <calcext:condition calcext:apply-style-name="Error" calcext:value="=1" calcext:base-cell-address="Sheet1.V187"/>
          </calcext:conditional-format>
          <calcext:conditional-format calcext:target-range-address="Sheet1.V187:Sheet1.V187">
            <calcext:condition calcext:apply-style-name="Good" calcext:value="=2" calcext:base-cell-address="Sheet1.V187"/>
          </calcext:conditional-format>
          <calcext:conditional-format calcext:target-range-address="Sheet1.V188:Sheet1.V188">
            <calcext:condition calcext:apply-style-name="Error" calcext:value="=1" calcext:base-cell-address="Sheet1.V188"/>
          </calcext:conditional-format>
          <calcext:conditional-format calcext:target-range-address="Sheet1.V188:Sheet1.V188">
            <calcext:condition calcext:apply-style-name="Good" calcext:value="=2" calcext:base-cell-address="Sheet1.V18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3T10:56:48.745301275</meta:creation-date>
    <dc:date>2018-08-13T14:39:48.013515580</dc:date>
    <meta:editing-duration>PT29M19S</meta:editing-duration>
    <meta:editing-cycles>4</meta:editing-cycles>
    <meta:generator>LibreOffice/6.0.3.2$Linux_X86_64 LibreOffice_project/00m0$Build-2</meta:generator>
    <meta:document-statistic meta:table-count="1" meta:cell-count="3894" meta:object-count="0"/>
  </office:meta>
</office:document-meta>
</file>